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aris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Gold standard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SSR</text:p>
          </table:table-cell>
          <table:table-cell/>
        </table:table-row>
        <table:table-row table:style-name="ro1">
          <table:table-cell office:value-type="float" office:value="0.00000107288" calcext:value-type="float">
            <text:p>0.00000107288</text:p>
          </table:table-cell>
          <table:table-cell office:value-type="float" office:value="0.00000303222" calcext:value-type="float">
            <text:p>0.00000303222</text:p>
          </table:table-cell>
          <table:table-cell table:formula="of:=([.A2]*[.A2])" office:value-type="float" office:value="0.00000000000115107149" calcext:value-type="float">
            <text:p>1.1510714944E-12</text:p>
          </table:table-cell>
          <table:table-cell table:formula="of:=([.A2]-[.B2])*([.A2]-[.B2])" office:value-type="float" office:value="0.00000000000383901324" calcext:value-type="float">
            <text:p>3.8390132356E-12</text:p>
          </table:table-cell>
          <table:table-cell/>
        </table:table-row>
        <table:table-row table:style-name="ro1">
          <table:table-cell office:value-type="float" office:value="0.00000673532" calcext:value-type="float">
            <text:p>0.00000673532</text:p>
          </table:table-cell>
          <table:table-cell office:value-type="float" office:value="0.0000388702" calcext:value-type="float">
            <text:p>0.0000388702</text:p>
          </table:table-cell>
          <table:table-cell table:formula="of:=([.A3]*[.A3])" office:value-type="float" office:value="0.0000000000453645355" calcext:value-type="float">
            <text:p>4.53645355024E-11</text:p>
          </table:table-cell>
          <table:table-cell table:formula="of:=([.A3]-[.B3])*([.A3]-[.B3])" office:value-type="float" office:value="0.00000000103265051261" calcext:value-type="float">
            <text:p>1.0326505126144E-09</text:p>
          </table:table-cell>
          <table:table-cell/>
        </table:table-row>
        <table:table-row table:style-name="ro1">
          <table:table-cell office:value-type="float" office:value="0.0000013113" calcext:value-type="float">
            <text:p>0.0000013113</text:p>
          </table:table-cell>
          <table:table-cell office:value-type="float" office:value="0.0000323181" calcext:value-type="float">
            <text:p>0.0000323181</text:p>
          </table:table-cell>
          <table:table-cell table:formula="of:=([.A4]*[.A4])" office:value-type="float" office:value="0.00000000000171950769" calcext:value-type="float">
            <text:p>1.71950769E-12</text:p>
          </table:table-cell>
          <table:table-cell table:formula="of:=([.A4]-[.B4])*([.A4]-[.B4])" office:value-type="float" office:value="0.00000000096142164624" calcext:value-type="float">
            <text:p>9.6142164624E-10</text:p>
          </table:table-cell>
          <table:table-cell/>
        </table:table-row>
        <table:table-row table:style-name="ro1">
          <table:table-cell office:value-type="float" office:value="0.0000013113" calcext:value-type="float">
            <text:p>0.0000013113</text:p>
          </table:table-cell>
          <table:table-cell office:value-type="float" office:value="0.0000930948" calcext:value-type="float">
            <text:p>0.0000930948</text:p>
          </table:table-cell>
          <table:table-cell table:formula="of:=([.A5]*[.A5])" office:value-type="float" office:value="0.00000000000171950769" calcext:value-type="float">
            <text:p>1.71950769E-12</text:p>
          </table:table-cell>
          <table:table-cell table:formula="of:=([.A5]-[.B5])*([.A5]-[.B5])" office:value-type="float" office:value="0.00000000842421087225" calcext:value-type="float">
            <text:p>8.42421087225E-09</text:p>
          </table:table-cell>
          <table:table-cell/>
        </table:table-row>
        <table:table-row table:style-name="ro1">
          <table:table-cell office:value-type="float" office:value="0.000000715256" calcext:value-type="float">
            <text:p>0.000000715256</text:p>
          </table:table-cell>
          <table:table-cell office:value-type="float" office:value="0.00469657" calcext:value-type="float">
            <text:p>0.00469657</text:p>
          </table:table-cell>
          <table:table-cell table:formula="of:=([.A6]*[.A6])" office:value-type="float" office:value="0.00000000000051159115" calcext:value-type="float">
            <text:p>5.11591145536E-13</text:p>
          </table:table-cell>
          <table:table-cell table:formula="of:=([.A6]-[.B6])*([.A6]-[.B6])" office:value-type="float" office:value="0.0000220510517767473" calcext:value-type="float">
            <text:p>2.20510517767473E-05</text:p>
          </table:table-cell>
          <table:table-cell/>
        </table:table-row>
        <table:table-row table:style-name="ro1">
          <table:table-cell office:value-type="float" office:value="0.0000180006" calcext:value-type="float">
            <text:p>0.0000180006</text:p>
          </table:table-cell>
          <table:table-cell office:value-type="float" office:value="0.0159633" calcext:value-type="float">
            <text:p>0.0159633</text:p>
          </table:table-cell>
          <table:table-cell table:formula="of:=([.A7]*[.A7])" office:value-type="float" office:value="0.00000000032402160036" calcext:value-type="float">
            <text:p>3.2402160036E-10</text:p>
          </table:table-cell>
          <table:table-cell table:formula="of:=([.A7]-[.B7])*([.A7]-[.B7])" office:value-type="float" office:value="0.00025425257295564" calcext:value-type="float">
            <text:p>0.00025425257295564</text:p>
          </table:table-cell>
          <table:table-cell/>
        </table:table-row>
        <table:table-row table:style-name="ro1">
          <table:table-cell office:value-type="float" office:value="0.0000314713" calcext:value-type="float">
            <text:p>0.0000314713</text:p>
          </table:table-cell>
          <table:table-cell office:value-type="float" office:value="0.00239938" calcext:value-type="float">
            <text:p>0.00239938</text:p>
          </table:table-cell>
          <table:table-cell table:formula="of:=([.A8]*[.A8])" office:value-type="float" office:value="0.00000000099044272369" calcext:value-type="float">
            <text:p>9.9044272369E-10</text:p>
          </table:table-cell>
          <table:table-cell table:formula="of:=([.A8]-[.B8])*([.A8]-[.B8])" office:value-type="float" office:value="0.00000560699161153569" calcext:value-type="float">
            <text:p>5.60699161153569E-06</text:p>
          </table:table-cell>
          <table:table-cell/>
        </table:table-row>
        <table:table-row table:style-name="ro1">
          <table:table-cell office:value-type="float" office:value="0.0000157356" calcext:value-type="float">
            <text:p>0.0000157356</text:p>
          </table:table-cell>
          <table:table-cell office:value-type="float" office:value="0.0283731" calcext:value-type="float">
            <text:p>0.0283731</text:p>
          </table:table-cell>
          <table:table-cell table:formula="of:=([.A9]*[.A9])" office:value-type="float" office:value="0.00000000024760910736" calcext:value-type="float">
            <text:p>2.4760910736E-10</text:p>
          </table:table-cell>
          <table:table-cell table:formula="of:=([.A9]-[.B9])*([.A9]-[.B9])" office:value-type="float" office:value="0.000804140115714387" calcext:value-type="float">
            <text:p>0.000804140115714387</text:p>
          </table:table-cell>
          <table:table-cell/>
        </table:table-row>
        <table:table-row table:style-name="ro1">
          <table:table-cell office:value-type="float" office:value="0.0000411868" calcext:value-type="float">
            <text:p>0.0000411868</text:p>
          </table:table-cell>
          <table:table-cell office:value-type="float" office:value="0.00273904" calcext:value-type="float">
            <text:p>0.00273904</text:p>
          </table:table-cell>
          <table:table-cell table:formula="of:=([.A10]*[.A10])" office:value-type="float" office:value="0.00000000169635249424" calcext:value-type="float">
            <text:p>1.69635249424E-09</text:p>
          </table:table-cell>
          <table:table-cell table:formula="of:=([.A10]-[.B10])*([.A10]-[.B10])" office:value-type="float" office:value="0.00000727841188875024" calcext:value-type="float">
            <text:p>7.27841188875024E-06</text:p>
          </table:table-cell>
          <table:table-cell/>
        </table:table-row>
        <table:table-row table:style-name="ro1">
          <table:table-cell office:value-type="float" office:value="0.0000411868" calcext:value-type="float">
            <text:p>0.0000411868</text:p>
          </table:table-cell>
          <table:table-cell office:value-type="float" office:value="0.0280669" calcext:value-type="float">
            <text:p>0.0280669</text:p>
          </table:table-cell>
          <table:table-cell table:formula="of:=([.A11]*[.A11])" office:value-type="float" office:value="0.00000000169635249424" calcext:value-type="float">
            <text:p>1.69635249424E-09</text:p>
          </table:table-cell>
          <table:table-cell table:formula="of:=([.A11]-[.B11])*([.A11]-[.B11])" office:value-type="float" office:value="0.000785440600368654" calcext:value-type="float">
            <text:p>0.000785440600368654</text:p>
          </table:table-cell>
          <table:table-cell/>
        </table:table-row>
        <table:table-row table:style-name="ro1">
          <table:table-cell office:value-type="float" office:value="0.0000273585" calcext:value-type="float">
            <text:p>0.0000273585</text:p>
          </table:table-cell>
          <table:table-cell office:value-type="float" office:value="0.00141445" calcext:value-type="float">
            <text:p>0.00141445</text:p>
          </table:table-cell>
          <table:table-cell table:formula="of:=([.A12]*[.A12])" office:value-type="float" office:value="0.00000000074848752225" calcext:value-type="float">
            <text:p>7.4848752225E-10</text:p>
          </table:table-cell>
          <table:table-cell table:formula="of:=([.A12]-[.B12])*([.A12]-[.B12])" office:value-type="float" office:value="0.00000192402282937225" calcext:value-type="float">
            <text:p>1.92402282937225E-06</text:p>
          </table:table-cell>
          <table:table-cell/>
        </table:table-row>
        <table:table-row table:style-name="ro1">
          <table:table-cell office:value-type="float" office:value="0.000873744" calcext:value-type="float">
            <text:p>0.000873744</text:p>
          </table:table-cell>
          <table:table-cell office:value-type="float" office:value="0.00231684" calcext:value-type="float">
            <text:p>0.00231684</text:p>
          </table:table-cell>
          <table:table-cell table:formula="of:=([.A13]*[.A13])" office:value-type="float" office:value="0.000000763428577536" calcext:value-type="float">
            <text:p>7.63428577536E-07</text:p>
          </table:table-cell>
          <table:table-cell table:formula="of:=([.A13]-[.B13])*([.A13]-[.B13])" office:value-type="float" office:value="0.000002082526065216" calcext:value-type="float">
            <text:p>2.082526065216E-06</text:p>
          </table:table-cell>
          <table:table-cell/>
        </table:table-row>
        <table:table-row table:style-name="ro1">
          <table:table-cell office:value-type="float" office:value="0.00109267" calcext:value-type="float">
            <text:p>0.00109267</text:p>
          </table:table-cell>
          <table:table-cell office:value-type="float" office:value="0.018003" calcext:value-type="float">
            <text:p>0.018003</text:p>
          </table:table-cell>
          <table:table-cell table:formula="of:=([.A14]*[.A14])" office:value-type="float" office:value="0.0000011939277289" calcext:value-type="float">
            <text:p>0.0000011939277289</text:p>
          </table:table-cell>
          <table:table-cell table:formula="of:=([.A14]-[.B14])*([.A14]-[.B14])" office:value-type="float" office:value="0.0002859592607089" calcext:value-type="float">
            <text:p>0.0002859592607089</text:p>
          </table:table-cell>
          <table:table-cell/>
        </table:table-row>
        <table:table-row table:style-name="ro1">
          <table:table-cell office:value-type="float" office:value="0.0190447" calcext:value-type="float">
            <text:p>0.0190447</text:p>
          </table:table-cell>
          <table:table-cell office:value-type="float" office:value="0.00408258" calcext:value-type="float">
            <text:p>0.00408258</text:p>
          </table:table-cell>
          <table:table-cell table:formula="of:=([.A15]*[.A15])" office:value-type="float" office:value="0.00036270059809" calcext:value-type="float">
            <text:p>0.00036270059809</text:p>
          </table:table-cell>
          <table:table-cell table:formula="of:=([.A15]-[.B15])*([.A15]-[.B15])" office:value-type="float" office:value="0.0002238650348944" calcext:value-type="float">
            <text:p>0.0002238650348944</text:p>
          </table:table-cell>
          <table:table-cell/>
        </table:table-row>
        <table:table-row table:style-name="ro1">
          <table:table-cell office:value-type="float" office:value="0.0472196" calcext:value-type="float">
            <text:p>0.0472196</text:p>
          </table:table-cell>
          <table:table-cell office:value-type="float" office:value="0.00191455" calcext:value-type="float">
            <text:p>0.00191455</text:p>
          </table:table-cell>
          <table:table-cell table:formula="of:=([.A16]*[.A16])" office:value-type="float" office:value="0.00222969062416" calcext:value-type="float">
            <text:p>0.00222969062416</text:p>
          </table:table-cell>
          <table:table-cell table:formula="of:=([.A16]-[.B16])*([.A16]-[.B16])" office:value-type="float" office:value="0.0020525475555025" calcext:value-type="float">
            <text:p>0.0020525475555025</text:p>
          </table:table-cell>
          <table:table-cell/>
        </table:table-row>
        <table:table-row table:style-name="ro1">
          <table:table-cell office:value-type="float" office:value="0.0472196" calcext:value-type="float">
            <text:p>0.0472196</text:p>
          </table:table-cell>
          <table:table-cell office:value-type="float" office:value="0.00438503" calcext:value-type="float">
            <text:p>0.00438503</text:p>
          </table:table-cell>
          <table:table-cell table:formula="of:=([.A17]*[.A17])" office:value-type="float" office:value="0.00222969062416" calcext:value-type="float">
            <text:p>0.00222969062416</text:p>
          </table:table-cell>
          <table:table-cell table:formula="of:=([.A17]-[.B17])*([.A17]-[.B17])" office:value-type="float" office:value="0.0018348003870849" calcext:value-type="float">
            <text:p>0.0018348003870849</text:p>
          </table:table-cell>
          <table:table-cell/>
        </table:table-row>
        <table:table-row table:style-name="ro1">
          <table:table-cell office:value-type="float" office:value="0.0640064" calcext:value-type="float">
            <text:p>0.0640064</text:p>
          </table:table-cell>
          <table:table-cell office:value-type="float" office:value="0.0435417" calcext:value-type="float">
            <text:p>0.0435417</text:p>
          </table:table-cell>
          <table:table-cell table:formula="of:=([.A18]*[.A18])" office:value-type="float" office:value="0.00409681924096" calcext:value-type="float">
            <text:p>0.00409681924096</text:p>
          </table:table-cell>
          <table:table-cell table:formula="of:=([.A18]-[.B18])*([.A18]-[.B18])" office:value-type="float" office:value="0.00041880394609" calcext:value-type="float">
            <text:p>0.00041880394609</text:p>
          </table:table-cell>
          <table:table-cell/>
        </table:table-row>
        <table:table-row table:style-name="ro1">
          <table:table-cell office:value-type="float" office:value="0.0640064" calcext:value-type="float">
            <text:p>0.0640064</text:p>
          </table:table-cell>
          <table:table-cell office:value-type="float" office:value="0.027891" calcext:value-type="float">
            <text:p>0.027891</text:p>
          </table:table-cell>
          <table:table-cell table:formula="of:=([.A19]*[.A19])" office:value-type="float" office:value="0.00409681924096" calcext:value-type="float">
            <text:p>0.00409681924096</text:p>
          </table:table-cell>
          <table:table-cell table:formula="of:=([.A19]-[.B19])*([.A19]-[.B19])" office:value-type="float" office:value="0.00130432211716" calcext:value-type="float">
            <text:p>0.00130432211716</text:p>
          </table:table-cell>
          <table:table-cell/>
        </table:table-row>
        <table:table-row table:style-name="ro1">
          <table:table-cell office:value-type="float" office:value="0.0413864" calcext:value-type="float">
            <text:p>0.0413864</text:p>
          </table:table-cell>
          <table:table-cell office:value-type="float" office:value="0.063688" calcext:value-type="float">
            <text:p>0.063688</text:p>
          </table:table-cell>
          <table:table-cell table:formula="of:=([.A20]*[.A20])" office:value-type="float" office:value="0.00171283410496" calcext:value-type="float">
            <text:p>0.00171283410496</text:p>
          </table:table-cell>
          <table:table-cell table:formula="of:=([.A20]-[.B20])*([.A20]-[.B20])" office:value-type="float" office:value="0.00049736136256" calcext:value-type="float">
            <text:p>0.00049736136256</text:p>
          </table:table-cell>
          <table:table-cell/>
        </table:table-row>
        <table:table-row table:style-name="ro1">
          <table:table-cell office:value-type="float" office:value="0.0336791" calcext:value-type="float">
            <text:p>0.0336791</text:p>
          </table:table-cell>
          <table:table-cell office:value-type="float" office:value="0.375333" calcext:value-type="float">
            <text:p>0.375333</text:p>
          </table:table-cell>
          <table:table-cell table:formula="of:=([.A21]*[.A21])" office:value-type="float" office:value="0.00113428177681" calcext:value-type="float">
            <text:p>0.00113428177681</text:p>
          </table:table-cell>
          <table:table-cell table:formula="of:=([.A21]-[.B21])*([.A21]-[.B21])" office:value-type="float" office:value="0.11672738738521" calcext:value-type="float">
            <text:p>0.11672738738521</text:p>
          </table:table-cell>
          <table:table-cell/>
        </table:table-row>
        <table:table-row table:style-name="ro1">
          <table:table-cell office:value-type="float" office:value="0.0288441" calcext:value-type="float">
            <text:p>0.0288441</text:p>
          </table:table-cell>
          <table:table-cell office:value-type="float" office:value="0.248674" calcext:value-type="float">
            <text:p>0.248674</text:p>
          </table:table-cell>
          <table:table-cell table:formula="of:=([.A22]*[.A22])" office:value-type="float" office:value="0.00083198210481" calcext:value-type="float">
            <text:p>0.00083198210481</text:p>
          </table:table-cell>
          <table:table-cell table:formula="of:=([.A22]-[.B22])*([.A22]-[.B22])" office:value-type="float" office:value="0.04832518493401" calcext:value-type="float">
            <text:p>0.04832518493401</text:p>
          </table:table-cell>
          <table:table-cell/>
        </table:table-row>
        <table:table-row table:style-name="ro1">
          <table:table-cell office:value-type="float" office:value="0.0316971" calcext:value-type="float">
            <text:p>0.0316971</text:p>
          </table:table-cell>
          <table:table-cell office:value-type="float" office:value="0.184338" calcext:value-type="float">
            <text:p>0.184338</text:p>
          </table:table-cell>
          <table:table-cell table:formula="of:=([.A23]*[.A23])" office:value-type="float" office:value="0.00100470614841" calcext:value-type="float">
            <text:p>0.00100470614841</text:p>
          </table:table-cell>
          <table:table-cell table:formula="of:=([.A23]-[.B23])*([.A23]-[.B23])" office:value-type="float" office:value="0.02329924435281" calcext:value-type="float">
            <text:p>0.02329924435281</text:p>
          </table:table-cell>
          <table:table-cell/>
        </table:table-row>
        <table:table-row table:style-name="ro1">
          <table:table-cell office:value-type="float" office:value="0.058459" calcext:value-type="float">
            <text:p>0.058459</text:p>
          </table:table-cell>
          <table:table-cell office:value-type="float" office:value="0.141635" calcext:value-type="float">
            <text:p>0.141635</text:p>
          </table:table-cell>
          <table:table-cell table:formula="of:=([.A24]*[.A24])" office:value-type="float" office:value="0.003417454681" calcext:value-type="float">
            <text:p>0.003417454681</text:p>
          </table:table-cell>
          <table:table-cell table:formula="of:=([.A24]-[.B24])*([.A24]-[.B24])" office:value-type="float" office:value="0.006918246976" calcext:value-type="float">
            <text:p>0.006918246976</text:p>
          </table:table-cell>
          <table:table-cell/>
        </table:table-row>
        <table:table-row table:style-name="ro1">
          <table:table-cell office:value-type="float" office:value="0.0405604" calcext:value-type="float">
            <text:p>0.0405604</text:p>
          </table:table-cell>
          <table:table-cell office:value-type="float" office:value="0.0904655" calcext:value-type="float">
            <text:p>0.0904655</text:p>
          </table:table-cell>
          <table:table-cell table:formula="of:=([.A25]*[.A25])" office:value-type="float" office:value="0.00164514604816" calcext:value-type="float">
            <text:p>0.00164514604816</text:p>
          </table:table-cell>
          <table:table-cell table:formula="of:=([.A25]-[.B25])*([.A25]-[.B25])" office:value-type="float" office:value="0.00249051900601" calcext:value-type="float">
            <text:p>0.00249051900601</text:p>
          </table:table-cell>
          <table:table-cell/>
        </table:table-row>
        <table:table-row table:style-name="ro1">
          <table:table-cell office:value-type="float" office:value="0.0405604" calcext:value-type="float">
            <text:p>0.0405604</text:p>
          </table:table-cell>
          <table:table-cell office:value-type="float" office:value="0.227093" calcext:value-type="float">
            <text:p>0.227093</text:p>
          </table:table-cell>
          <table:table-cell table:formula="of:=([.A26]*[.A26])" office:value-type="float" office:value="0.00164514604816" calcext:value-type="float">
            <text:p>0.00164514604816</text:p>
          </table:table-cell>
          <table:table-cell table:formula="of:=([.A26]-[.B26])*([.A26]-[.B26])" office:value-type="float" office:value="0.03479441086276" calcext:value-type="float">
            <text:p>0.03479441086276</text:p>
          </table:table-cell>
          <table:table-cell/>
        </table:table-row>
        <table:table-row table:style-name="ro1">
          <table:table-cell office:value-type="float" office:value="0.145947" calcext:value-type="float">
            <text:p>0.145947</text:p>
          </table:table-cell>
          <table:table-cell office:value-type="float" office:value="0.243991" calcext:value-type="float">
            <text:p>0.243991</text:p>
          </table:table-cell>
          <table:table-cell table:formula="of:=([.A27]*[.A27])" office:value-type="float" office:value="0.021300526809" calcext:value-type="float">
            <text:p>0.021300526809</text:p>
          </table:table-cell>
          <table:table-cell table:formula="of:=([.A27]-[.B27])*([.A27]-[.B27])" office:value-type="float" office:value="0.009612625936" calcext:value-type="float">
            <text:p>0.009612625936</text:p>
          </table:table-cell>
          <table:table-cell/>
        </table:table-row>
        <table:table-row table:style-name="ro1">
          <table:table-cell office:value-type="float" office:value="0.145947" calcext:value-type="float">
            <text:p>0.145947</text:p>
          </table:table-cell>
          <table:table-cell office:value-type="float" office:value="0.373728" calcext:value-type="float">
            <text:p>0.373728</text:p>
          </table:table-cell>
          <table:table-cell table:formula="of:=([.A28]*[.A28])" office:value-type="float" office:value="0.021300526809" calcext:value-type="float">
            <text:p>0.021300526809</text:p>
          </table:table-cell>
          <table:table-cell table:formula="of:=([.A28]-[.B28])*([.A28]-[.B28])" office:value-type="float" office:value="0.051884183961" calcext:value-type="float">
            <text:p>0.051884183961</text:p>
          </table:table-cell>
          <table:table-cell/>
        </table:table-row>
        <table:table-row table:style-name="ro1">
          <table:table-cell office:value-type="float" office:value="0.145947" calcext:value-type="float">
            <text:p>0.145947</text:p>
          </table:table-cell>
          <table:table-cell office:value-type="float" office:value="0.36647" calcext:value-type="float">
            <text:p>0.36647</text:p>
          </table:table-cell>
          <table:table-cell table:formula="of:=([.A29]*[.A29])" office:value-type="float" office:value="0.021300526809" calcext:value-type="float">
            <text:p>0.021300526809</text:p>
          </table:table-cell>
          <table:table-cell table:formula="of:=([.A29]-[.B29])*([.A29]-[.B29])" office:value-type="float" office:value="0.048630393529" calcext:value-type="float">
            <text:p>0.048630393529</text:p>
          </table:table-cell>
          <table:table-cell/>
        </table:table-row>
        <table:table-row table:style-name="ro1">
          <table:table-cell office:value-type="float" office:value="0.145947" calcext:value-type="float">
            <text:p>0.145947</text:p>
          </table:table-cell>
          <table:table-cell office:value-type="float" office:value="0.382963" calcext:value-type="float">
            <text:p>0.382963</text:p>
          </table:table-cell>
          <table:table-cell table:formula="of:=([.A30]*[.A30])" office:value-type="float" office:value="0.021300526809" calcext:value-type="float">
            <text:p>0.021300526809</text:p>
          </table:table-cell>
          <table:table-cell table:formula="of:=([.A30]-[.B30])*([.A30]-[.B30])" office:value-type="float" office:value="0.056176584256" calcext:value-type="float">
            <text:p>0.056176584256</text:p>
          </table:table-cell>
          <table:table-cell/>
        </table:table-row>
        <table:table-row table:style-name="ro1">
          <table:table-cell office:value-type="float" office:value="0.350986" calcext:value-type="float">
            <text:p>0.350986</text:p>
          </table:table-cell>
          <table:table-cell office:value-type="float" office:value="0.369455" calcext:value-type="float">
            <text:p>0.369455</text:p>
          </table:table-cell>
          <table:table-cell table:formula="of:=([.A31]*[.A31])" office:value-type="float" office:value="0.123191172196" calcext:value-type="float">
            <text:p>0.123191172196</text:p>
          </table:table-cell>
          <table:table-cell table:formula="of:=([.A31]-[.B31])*([.A31]-[.B31])" office:value-type="float" office:value="0.000341103960999998" calcext:value-type="float">
            <text:p>0.000341103960999998</text:p>
          </table:table-cell>
          <table:table-cell/>
        </table:table-row>
        <table:table-row table:style-name="ro1">
          <table:table-cell office:value-type="float" office:value="0.350986" calcext:value-type="float">
            <text:p>0.350986</text:p>
          </table:table-cell>
          <table:table-cell office:value-type="float" office:value="0.505057" calcext:value-type="float">
            <text:p>0.505057</text:p>
          </table:table-cell>
          <table:table-cell table:formula="of:=([.A32]*[.A32])" office:value-type="float" office:value="0.123191172196" calcext:value-type="float">
            <text:p>0.123191172196</text:p>
          </table:table-cell>
          <table:table-cell table:formula="of:=([.A32]-[.B32])*([.A32]-[.B32])" office:value-type="float" office:value="0.023737873041" calcext:value-type="float">
            <text:p>0.023737873041</text:p>
          </table:table-cell>
          <table:table-cell/>
        </table:table-row>
        <table:table-row table:style-name="ro1">
          <table:table-cell office:value-type="float" office:value="0.446097" calcext:value-type="float">
            <text:p>0.446097</text:p>
          </table:table-cell>
          <table:table-cell office:value-type="float" office:value="0.458241" calcext:value-type="float">
            <text:p>0.458241</text:p>
          </table:table-cell>
          <table:table-cell table:formula="of:=([.A33]*[.A33])" office:value-type="float" office:value="0.199002533409" calcext:value-type="float">
            <text:p>0.199002533409</text:p>
          </table:table-cell>
          <table:table-cell table:formula="of:=([.A33]-[.B33])*([.A33]-[.B33])" office:value-type="float" office:value="0.000147476736" calcext:value-type="float">
            <text:p>0.000147476736</text:p>
          </table:table-cell>
          <table:table-cell/>
        </table:table-row>
        <table:table-row table:style-name="ro1">
          <table:table-cell office:value-type="float" office:value="0.552187" calcext:value-type="float">
            <text:p>0.552187</text:p>
          </table:table-cell>
          <table:table-cell office:value-type="float" office:value="0.565647" calcext:value-type="float">
            <text:p>0.565647</text:p>
          </table:table-cell>
          <table:table-cell table:formula="of:=([.A34]*[.A34])" office:value-type="float" office:value="0.304910482969" calcext:value-type="float">
            <text:p>0.304910482969</text:p>
          </table:table-cell>
          <table:table-cell table:formula="of:=([.A34]-[.B34])*([.A34]-[.B34])" office:value-type="float" office:value="0.000181171600000001" calcext:value-type="float">
            <text:p>0.000181171600000001</text:p>
          </table:table-cell>
          <table:table-cell/>
        </table:table-row>
        <table:table-row table:style-name="ro1">
          <table:table-cell office:value-type="float" office:value="0.651907" calcext:value-type="float">
            <text:p>0.651907</text:p>
          </table:table-cell>
          <table:table-cell office:value-type="float" office:value="0.69866" calcext:value-type="float">
            <text:p>0.69866</text:p>
          </table:table-cell>
          <table:table-cell table:formula="of:=([.A35]*[.A35])" office:value-type="float" office:value="0.424982736649" calcext:value-type="float">
            <text:p>0.424982736649</text:p>
          </table:table-cell>
          <table:table-cell table:formula="of:=([.A35]-[.B35])*([.A35]-[.B35])" office:value-type="float" office:value="0.00218584300899999" calcext:value-type="float">
            <text:p>0.00218584300899999</text:p>
          </table:table-cell>
          <table:table-cell/>
        </table:table-row>
        <table:table-row table:style-name="ro1">
          <table:table-cell office:value-type="float" office:value="0.651907" calcext:value-type="float">
            <text:p>0.651907</text:p>
          </table:table-cell>
          <table:table-cell office:value-type="float" office:value="0.731401" calcext:value-type="float">
            <text:p>0.731401</text:p>
          </table:table-cell>
          <table:table-cell table:formula="of:=([.A36]*[.A36])" office:value-type="float" office:value="0.424982736649" calcext:value-type="float">
            <text:p>0.424982736649</text:p>
          </table:table-cell>
          <table:table-cell table:formula="of:=([.A36]-[.B36])*([.A36]-[.B36])" office:value-type="float" office:value="0.00631929603599999" calcext:value-type="float">
            <text:p>0.00631929603599999</text:p>
          </table:table-cell>
          <table:table-cell/>
        </table:table-row>
        <table:table-row table:style-name="ro1">
          <table:table-cell office:value-type="float" office:value="0.815688" calcext:value-type="float">
            <text:p>0.815688</text:p>
          </table:table-cell>
          <table:table-cell office:value-type="float" office:value="0.783261" calcext:value-type="float">
            <text:p>0.783261</text:p>
          </table:table-cell>
          <table:table-cell table:formula="of:=([.A37]*[.A37])" office:value-type="float" office:value="0.665346913344" calcext:value-type="float">
            <text:p>0.665346913344</text:p>
          </table:table-cell>
          <table:table-cell table:formula="of:=([.A37]-[.B37])*([.A37]-[.B37])" office:value-type="float" office:value="0.001051510329" calcext:value-type="float">
            <text:p>0.001051510329</text:p>
          </table:table-cell>
          <table:table-cell/>
        </table:table-row>
        <table:table-row table:style-name="ro1">
          <table:table-cell office:value-type="float" office:value="0.931459" calcext:value-type="float">
            <text:p>0.931459</text:p>
          </table:table-cell>
          <table:table-cell office:value-type="float" office:value="0.915697" calcext:value-type="float">
            <text:p>0.915697</text:p>
          </table:table-cell>
          <table:table-cell table:formula="of:=([.A38]*[.A38])" office:value-type="float" office:value="0.867615868681" calcext:value-type="float">
            <text:p>0.867615868681</text:p>
          </table:table-cell>
          <table:table-cell table:formula="of:=([.A38]-[.B38])*([.A38]-[.B38])" office:value-type="float" office:value="0.000248440644000002" calcext:value-type="float">
            <text:p>0.000248440644000002</text:p>
          </table:table-cell>
          <table:table-cell/>
        </table:table-row>
        <table:table-row table:style-name="ro1">
          <table:table-cell office:value-type="float" office:value="0.977918" calcext:value-type="float">
            <text:p>0.977918</text:p>
          </table:table-cell>
          <table:table-cell office:value-type="float" office:value="0.990553" calcext:value-type="float">
            <text:p>0.990553</text:p>
          </table:table-cell>
          <table:table-cell table:formula="of:=([.A39]*[.A39])" office:value-type="float" office:value="0.956323614724" calcext:value-type="float">
            <text:p>0.956323614724</text:p>
          </table:table-cell>
          <table:table-cell table:formula="of:=([.A39]-[.B39])*([.A39]-[.B39])" office:value-type="float" office:value="0.000159643225000002" calcext:value-type="float">
            <text:p>0.000159643225000002</text:p>
          </table:table-cell>
          <table:table-cell/>
        </table:table-row>
        <table:table-row table:style-name="ro1">
          <table:table-cell office:value-type="float" office:value="0.992592" calcext:value-type="float">
            <text:p>0.992592</text:p>
          </table:table-cell>
          <table:table-cell office:value-type="float" office:value="0.999997" calcext:value-type="float">
            <text:p>0.999997</text:p>
          </table:table-cell>
          <table:table-cell table:formula="of:=([.A40]*[.A40])" office:value-type="float" office:value="0.985238878464" calcext:value-type="float">
            <text:p>0.985238878464</text:p>
          </table:table-cell>
          <table:table-cell table:formula="of:=([.A40]-[.B40])*([.A40]-[.B40])" office:value-type="float" office:value="0.0000548340249999999" calcext:value-type="float">
            <text:p>0.0000548340249999999</text:p>
          </table:table-cell>
          <table:table-cell/>
        </table:table-row>
        <table:table-row table:style-name="ro1">
          <table:table-cell office:value-type="float" office:value="0.0000168085" calcext:value-type="float">
            <text:p>0.0000168085</text:p>
          </table:table-cell>
          <table:table-cell office:value-type="float" office:value="0.00000264241" calcext:value-type="float">
            <text:p>0.00000264241</text:p>
          </table:table-cell>
          <table:table-cell table:formula="of:=([.A41]*[.A41])" office:value-type="float" office:value="0.00000000028252567225" calcext:value-type="float">
            <text:p>2.8252567225E-10</text:p>
          </table:table-cell>
          <table:table-cell table:formula="of:=([.A41]-[.B41])*([.A41]-[.B41])" office:value-type="float" office:value="0.00000000020067810589" calcext:value-type="float">
            <text:p>2.006781058881E-10</text:p>
          </table:table-cell>
          <table:table-cell/>
        </table:table-row>
        <table:table-row table:style-name="ro1">
          <table:table-cell office:value-type="float" office:value="0.0000773072" calcext:value-type="float">
            <text:p>0.0000773072</text:p>
          </table:table-cell>
          <table:table-cell office:value-type="float" office:value="0.00000755245" calcext:value-type="float">
            <text:p>0.00000755245</text:p>
          </table:table-cell>
          <table:table-cell table:formula="of:=([.A42]*[.A42])" office:value-type="float" office:value="0.00000000597640317184" calcext:value-type="float">
            <text:p>5.97640317184E-09</text:p>
          </table:table-cell>
          <table:table-cell table:formula="of:=([.A42]-[.B42])*([.A42]-[.B42])" office:value-type="float" office:value="0.00000000486572514756" calcext:value-type="float">
            <text:p>4.8657251475625E-09</text:p>
          </table:table-cell>
          <table:table-cell/>
        </table:table-row>
        <table:table-row table:style-name="ro1">
          <table:table-cell office:value-type="float" office:value="0.00015533" calcext:value-type="float">
            <text:p>0.00015533</text:p>
          </table:table-cell>
          <table:table-cell office:value-type="float" office:value="0.0000638625" calcext:value-type="float">
            <text:p>0.0000638625</text:p>
          </table:table-cell>
          <table:table-cell table:formula="of:=([.A43]*[.A43])" office:value-type="float" office:value="0.0000000241274089" calcext:value-type="float">
            <text:p>0.0000000241274089</text:p>
          </table:table-cell>
          <table:table-cell table:formula="of:=([.A43]-[.B43])*([.A43]-[.B43])" office:value-type="float" office:value="0.00000000836630355625" calcext:value-type="float">
            <text:p>8.36630355625E-09</text:p>
          </table:table-cell>
          <table:table-cell/>
        </table:table-row>
        <table:table-row table:style-name="ro1">
          <table:table-cell office:value-type="float" office:value="0.0000869036" calcext:value-type="float">
            <text:p>0.0000869036</text:p>
          </table:table-cell>
          <table:table-cell office:value-type="float" office:value="0.00170198" calcext:value-type="float">
            <text:p>0.00170198</text:p>
          </table:table-cell>
          <table:table-cell table:formula="of:=([.A44]*[.A44])" office:value-type="float" office:value="0.00000000755223569296" calcext:value-type="float">
            <text:p>7.55223569296E-09</text:p>
          </table:table-cell>
          <table:table-cell table:formula="of:=([.A44]-[.B44])*([.A44]-[.B44])" office:value-type="float" office:value="0.00000260847177783696" calcext:value-type="float">
            <text:p>2.60847177783696E-06</text:p>
          </table:table-cell>
          <table:table-cell/>
        </table:table-row>
        <table:table-row table:style-name="ro1">
          <table:table-cell office:value-type="float" office:value="0.000210762" calcext:value-type="float">
            <text:p>0.000210762</text:p>
          </table:table-cell>
          <table:table-cell office:value-type="float" office:value="0.022603" calcext:value-type="float">
            <text:p>0.022603</text:p>
          </table:table-cell>
          <table:table-cell table:formula="of:=([.A45]*[.A45])" office:value-type="float" office:value="0.000000044420620644" calcext:value-type="float">
            <text:p>4.4420620644E-08</text:p>
          </table:table-cell>
          <table:table-cell table:formula="of:=([.A45]-[.B45])*([.A45]-[.B45])" office:value-type="float" office:value="0.000501412322648644" calcext:value-type="float">
            <text:p>0.000501412322648644</text:p>
          </table:table-cell>
          <table:table-cell/>
        </table:table-row>
        <table:table-row table:style-name="ro1">
          <table:table-cell office:value-type="float" office:value="0.0000209808" calcext:value-type="float">
            <text:p>0.0000209808</text:p>
          </table:table-cell>
          <table:table-cell office:value-type="float" office:value="0.0182209" calcext:value-type="float">
            <text:p>0.0182209</text:p>
          </table:table-cell>
          <table:table-cell table:formula="of:=([.A46]*[.A46])" office:value-type="float" office:value="0.00000000044019396864" calcext:value-type="float">
            <text:p>4.4019396864E-10</text:p>
          </table:table-cell>
          <table:table-cell table:formula="of:=([.A46]-[.B46])*([.A46]-[.B46])" office:value-type="float" office:value="0.000331237058886529" calcext:value-type="float">
            <text:p>0.000331237058886529</text:p>
          </table:table-cell>
          <table:table-cell/>
        </table:table-row>
        <table:table-row table:style-name="ro1">
          <table:table-cell office:value-type="float" office:value="0.0000209808" calcext:value-type="float">
            <text:p>0.0000209808</text:p>
          </table:table-cell>
          <table:table-cell office:value-type="float" office:value="0.0241955" calcext:value-type="float">
            <text:p>0.0241955</text:p>
          </table:table-cell>
          <table:table-cell table:formula="of:=([.A47]*[.A47])" office:value-type="float" office:value="0.00000000044019396864" calcext:value-type="float">
            <text:p>4.4019396864E-10</text:p>
          </table:table-cell>
          <table:table-cell table:formula="of:=([.A47]-[.B47])*([.A47]-[.B47])" office:value-type="float" office:value="0.000584407378551169" calcext:value-type="float">
            <text:p>0.000584407378551169</text:p>
          </table:table-cell>
          <table:table-cell/>
        </table:table-row>
        <table:table-row table:style-name="ro1">
          <table:table-cell office:value-type="float" office:value="0.000430942" calcext:value-type="float">
            <text:p>0.000430942</text:p>
          </table:table-cell>
          <table:table-cell office:value-type="float" office:value="0.0002612" calcext:value-type="float">
            <text:p>0.0002612</text:p>
          </table:table-cell>
          <table:table-cell table:formula="of:=([.A48]*[.A48])" office:value-type="float" office:value="0.000000185711007364" calcext:value-type="float">
            <text:p>1.85711007364E-07</text:p>
          </table:table-cell>
          <table:table-cell table:formula="of:=([.A48]-[.B48])*([.A48]-[.B48])" office:value-type="float" office:value="0.000000028812346564" calcext:value-type="float">
            <text:p>2.8812346564E-08</text:p>
          </table:table-cell>
          <table:table-cell/>
        </table:table-row>
        <table:table-row table:style-name="ro1">
          <table:table-cell office:value-type="float" office:value="0.0000824928" calcext:value-type="float">
            <text:p>0.0000824928</text:p>
          </table:table-cell>
          <table:table-cell office:value-type="float" office:value="0.00502257" calcext:value-type="float">
            <text:p>0.00502257</text:p>
          </table:table-cell>
          <table:table-cell table:formula="of:=([.A49]*[.A49])" office:value-type="float" office:value="0.00000000680506205184" calcext:value-type="float">
            <text:p>6.80506205184E-09</text:p>
          </table:table-cell>
          <table:table-cell table:formula="of:=([.A49]-[.B49])*([.A49]-[.B49])" office:value-type="float" office:value="0.0000244043627419598" calcext:value-type="float">
            <text:p>2.44043627419598E-05</text:p>
          </table:table-cell>
          <table:table-cell/>
        </table:table-row>
        <table:table-row table:style-name="ro1">
          <table:table-cell office:value-type="float" office:value="0.0000824928" calcext:value-type="float">
            <text:p>0.0000824928</text:p>
          </table:table-cell>
          <table:table-cell office:value-type="float" office:value="0.00570663" calcext:value-type="float">
            <text:p>0.00570663</text:p>
          </table:table-cell>
          <table:table-cell table:formula="of:=([.A50]*[.A50])" office:value-type="float" office:value="0.00000000680506205184" calcext:value-type="float">
            <text:p>6.80506205184E-09</text:p>
          </table:table-cell>
          <table:table-cell table:formula="of:=([.A50]-[.B50])*([.A50]-[.B50])" office:value-type="float" office:value="0.0000316309192444238" calcext:value-type="float">
            <text:p>3.16309192444238E-05</text:p>
          </table:table-cell>
          <table:table-cell/>
        </table:table-row>
        <table:table-row table:style-name="ro1">
          <table:table-cell office:value-type="float" office:value="0.000171185" calcext:value-type="float">
            <text:p>0.000171185</text:p>
          </table:table-cell>
          <table:table-cell office:value-type="float" office:value="0.0110285" calcext:value-type="float">
            <text:p>0.0110285</text:p>
          </table:table-cell>
          <table:table-cell table:formula="of:=([.A51]*[.A51])" office:value-type="float" office:value="0.000000029304304225" calcext:value-type="float">
            <text:p>2.9304304225E-08</text:p>
          </table:table-cell>
          <table:table-cell table:formula="of:=([.A51]-[.B51])*([.A51]-[.B51])" office:value-type="float" office:value="0.000117881289009225" calcext:value-type="float">
            <text:p>0.000117881289009225</text:p>
          </table:table-cell>
          <table:table-cell/>
        </table:table-row>
        <table:table-row table:style-name="ro1">
          <table:table-cell office:value-type="float" office:value="0.000174582" calcext:value-type="float">
            <text:p>0.000174582</text:p>
          </table:table-cell>
          <table:table-cell office:value-type="float" office:value="0.0430378" calcext:value-type="float">
            <text:p>0.0430378</text:p>
          </table:table-cell>
          <table:table-cell table:formula="of:=([.A52]*[.A52])" office:value-type="float" office:value="0.000000030478874724" calcext:value-type="float">
            <text:p>3.0478874724E-08</text:p>
          </table:table-cell>
          <table:table-cell table:formula="of:=([.A52]-[.B52])*([.A52]-[.B52])" office:value-type="float" office:value="0.00183725545731552" calcext:value-type="float">
            <text:p>0.00183725545731552</text:p>
          </table:table-cell>
          <table:table-cell/>
        </table:table-row>
        <table:table-row table:style-name="ro1">
          <table:table-cell office:value-type="float" office:value="0.000169992" calcext:value-type="float">
            <text:p>0.000169992</text:p>
          </table:table-cell>
          <table:table-cell office:value-type="float" office:value="0.00487437" calcext:value-type="float">
            <text:p>0.00487437</text:p>
          </table:table-cell>
          <table:table-cell table:formula="of:=([.A53]*[.A53])" office:value-type="float" office:value="0.000000028897280064" calcext:value-type="float">
            <text:p>2.8897280064E-08</text:p>
          </table:table-cell>
          <table:table-cell table:formula="of:=([.A53]-[.B53])*([.A53]-[.B53])" office:value-type="float" office:value="0.000022131172366884" calcext:value-type="float">
            <text:p>2.2131172366884E-05</text:p>
          </table:table-cell>
          <table:table-cell/>
        </table:table-row>
        <table:table-row table:style-name="ro1">
          <table:table-cell office:value-type="float" office:value="0.000106931" calcext:value-type="float">
            <text:p>0.000106931</text:p>
          </table:table-cell>
          <table:table-cell office:value-type="float" office:value="0.00577296" calcext:value-type="float">
            <text:p>0.00577296</text:p>
          </table:table-cell>
          <table:table-cell table:formula="of:=([.A54]*[.A54])" office:value-type="float" office:value="0.000000011434238761" calcext:value-type="float">
            <text:p>1.1434238761E-08</text:p>
          </table:table-cell>
          <table:table-cell table:formula="of:=([.A54]-[.B54])*([.A54]-[.B54])" office:value-type="float" office:value="0.000032103884628841" calcext:value-type="float">
            <text:p>3.2103884628841E-05</text:p>
          </table:table-cell>
          <table:table-cell/>
        </table:table-row>
        <table:table-row table:style-name="ro1">
          <table:table-cell office:value-type="float" office:value="0.000106931" calcext:value-type="float">
            <text:p>0.000106931</text:p>
          </table:table-cell>
          <table:table-cell office:value-type="float" office:value="0.00568492" calcext:value-type="float">
            <text:p>0.00568492</text:p>
          </table:table-cell>
          <table:table-cell table:formula="of:=([.A55]*[.A55])" office:value-type="float" office:value="0.000000011434238761" calcext:value-type="float">
            <text:p>1.1434238761E-08</text:p>
          </table:table-cell>
          <table:table-cell table:formula="of:=([.A55]-[.B55])*([.A55]-[.B55])" office:value-type="float" office:value="0.000031113961284121" calcext:value-type="float">
            <text:p>3.1113961284121E-05</text:p>
          </table:table-cell>
          <table:table-cell/>
        </table:table-row>
        <table:table-row table:style-name="ro1">
          <table:table-cell office:value-type="float" office:value="0.000666201" calcext:value-type="float">
            <text:p>0.000666201</text:p>
          </table:table-cell>
          <table:table-cell office:value-type="float" office:value="0.0420225" calcext:value-type="float">
            <text:p>0.0420225</text:p>
          </table:table-cell>
          <table:table-cell table:formula="of:=([.A56]*[.A56])" office:value-type="float" office:value="0.000000443823772401" calcext:value-type="float">
            <text:p>4.43823772401E-07</text:p>
          </table:table-cell>
          <table:table-cell table:formula="of:=([.A56]-[.B56])*([.A56]-[.B56])" office:value-type="float" office:value="0.0017103434669774" calcext:value-type="float">
            <text:p>0.0017103434669774</text:p>
          </table:table-cell>
          <table:table-cell/>
        </table:table-row>
        <table:table-row table:style-name="ro1">
          <table:table-cell office:value-type="float" office:value="0.00325102" calcext:value-type="float">
            <text:p>0.00325102</text:p>
          </table:table-cell>
          <table:table-cell office:value-type="float" office:value="0.0296572" calcext:value-type="float">
            <text:p>0.0296572</text:p>
          </table:table-cell>
          <table:table-cell table:formula="of:=([.A57]*[.A57])" office:value-type="float" office:value="0.0000105691310404" calcext:value-type="float">
            <text:p>0.0000105691310404</text:p>
          </table:table-cell>
          <table:table-cell table:formula="of:=([.A57]-[.B57])*([.A57]-[.B57])" office:value-type="float" office:value="0.0006972863421924" calcext:value-type="float">
            <text:p>0.0006972863421924</text:p>
          </table:table-cell>
          <table:table-cell/>
        </table:table-row>
        <table:table-row table:style-name="ro1">
          <table:table-cell office:value-type="float" office:value="0.00378996" calcext:value-type="float">
            <text:p>0.00378996</text:p>
          </table:table-cell>
          <table:table-cell office:value-type="float" office:value="0.0107368" calcext:value-type="float">
            <text:p>0.0107368</text:p>
          </table:table-cell>
          <table:table-cell table:formula="of:=([.A58]*[.A58])" office:value-type="float" office:value="0.0000143637968016" calcext:value-type="float">
            <text:p>0.0000143637968016</text:p>
          </table:table-cell>
          <table:table-cell table:formula="of:=([.A58]-[.B58])*([.A58]-[.B58])" office:value-type="float" office:value="0.0000482585859856" calcext:value-type="float">
            <text:p>0.0000482585859856</text:p>
          </table:table-cell>
          <table:table-cell/>
        </table:table-row>
        <table:table-row table:style-name="ro1">
          <table:table-cell office:value-type="float" office:value="0.0113655" calcext:value-type="float">
            <text:p>0.0113655</text:p>
          </table:table-cell>
          <table:table-cell office:value-type="float" office:value="0.013958" calcext:value-type="float">
            <text:p>0.013958</text:p>
          </table:table-cell>
          <table:table-cell table:formula="of:=([.A59]*[.A59])" office:value-type="float" office:value="0.00012917459025" calcext:value-type="float">
            <text:p>0.00012917459025</text:p>
          </table:table-cell>
          <table:table-cell table:formula="of:=([.A59]-[.B59])*([.A59]-[.B59])" office:value-type="float" office:value="0.00000672105625" calcext:value-type="float">
            <text:p>0.00000672105625</text:p>
          </table:table-cell>
          <table:table-cell/>
        </table:table-row>
        <table:table-row table:style-name="ro1">
          <table:table-cell office:value-type="float" office:value="0.0212836" calcext:value-type="float">
            <text:p>0.0212836</text:p>
          </table:table-cell>
          <table:table-cell office:value-type="float" office:value="0.205548" calcext:value-type="float">
            <text:p>0.205548</text:p>
          </table:table-cell>
          <table:table-cell table:formula="of:=([.A60]*[.A60])" office:value-type="float" office:value="0.00045299162896" calcext:value-type="float">
            <text:p>0.00045299162896</text:p>
          </table:table-cell>
          <table:table-cell table:formula="of:=([.A60]-[.B60])*([.A60]-[.B60])" office:value-type="float" office:value="0.03395336910736" calcext:value-type="float">
            <text:p>0.03395336910736</text:p>
          </table:table-cell>
          <table:table-cell/>
        </table:table-row>
        <table:table-row table:style-name="ro1">
          <table:table-cell office:value-type="float" office:value="0.0314656" calcext:value-type="float">
            <text:p>0.0314656</text:p>
          </table:table-cell>
          <table:table-cell office:value-type="float" office:value="0.370174" calcext:value-type="float">
            <text:p>0.370174</text:p>
          </table:table-cell>
          <table:table-cell table:formula="of:=([.A61]*[.A61])" office:value-type="float" office:value="0.00099008398336" calcext:value-type="float">
            <text:p>0.00099008398336</text:p>
          </table:table-cell>
          <table:table-cell table:formula="of:=([.A61]-[.B61])*([.A61]-[.B61])" office:value-type="float" office:value="0.11472338023056" calcext:value-type="float">
            <text:p>0.11472338023056</text:p>
          </table:table-cell>
          <table:table-cell/>
        </table:table-row>
        <table:table-row table:style-name="ro1">
          <table:table-cell office:value-type="float" office:value="0.0314656" calcext:value-type="float">
            <text:p>0.0314656</text:p>
          </table:table-cell>
          <table:table-cell office:value-type="float" office:value="0.254097" calcext:value-type="float">
            <text:p>0.254097</text:p>
          </table:table-cell>
          <table:table-cell table:formula="of:=([.A62]*[.A62])" office:value-type="float" office:value="0.00099008398336" calcext:value-type="float">
            <text:p>0.00099008398336</text:p>
          </table:table-cell>
          <table:table-cell table:formula="of:=([.A62]-[.B62])*([.A62]-[.B62])" office:value-type="float" office:value="0.04956474026596" calcext:value-type="float">
            <text:p>0.04956474026596</text:p>
          </table:table-cell>
          <table:table-cell/>
        </table:table-row>
        <table:table-row table:style-name="ro1">
          <table:table-cell office:value-type="float" office:value="0.0314656" calcext:value-type="float">
            <text:p>0.0314656</text:p>
          </table:table-cell>
          <table:table-cell office:value-type="float" office:value="0.263619" calcext:value-type="float">
            <text:p>0.263619</text:p>
          </table:table-cell>
          <table:table-cell table:formula="of:=([.A63]*[.A63])" office:value-type="float" office:value="0.00099008398336" calcext:value-type="float">
            <text:p>0.00099008398336</text:p>
          </table:table-cell>
          <table:table-cell table:formula="of:=([.A63]-[.B63])*([.A63]-[.B63])" office:value-type="float" office:value="0.05389520113156" calcext:value-type="float">
            <text:p>0.05389520113156</text:p>
          </table:table-cell>
          <table:table-cell/>
        </table:table-row>
        <table:table-row table:style-name="ro1">
          <table:table-cell office:value-type="float" office:value="0.0510586" calcext:value-type="float">
            <text:p>0.0510586</text:p>
          </table:table-cell>
          <table:table-cell office:value-type="float" office:value="0.279451" calcext:value-type="float">
            <text:p>0.279451</text:p>
          </table:table-cell>
          <table:table-cell table:formula="of:=([.A64]*[.A64])" office:value-type="float" office:value="0.00260698063396" calcext:value-type="float">
            <text:p>0.00260698063396</text:p>
          </table:table-cell>
          <table:table-cell table:formula="of:=([.A64]-[.B64])*([.A64]-[.B64])" office:value-type="float" office:value="0.05216308837776" calcext:value-type="float">
            <text:p>0.05216308837776</text:p>
          </table:table-cell>
          <table:table-cell/>
        </table:table-row>
        <table:table-row table:style-name="ro1">
          <table:table-cell office:value-type="float" office:value="0.0856631" calcext:value-type="float">
            <text:p>0.0856631</text:p>
          </table:table-cell>
          <table:table-cell office:value-type="float" office:value="0.49194" calcext:value-type="float">
            <text:p>0.49194</text:p>
          </table:table-cell>
          <table:table-cell table:formula="of:=([.A65]*[.A65])" office:value-type="float" office:value="0.00733816670161" calcext:value-type="float">
            <text:p>0.00733816670161</text:p>
          </table:table-cell>
          <table:table-cell table:formula="of:=([.A65]-[.B65])*([.A65]-[.B65])" office:value-type="float" office:value="0.16506091947361" calcext:value-type="float">
            <text:p>0.16506091947361</text:p>
          </table:table-cell>
          <table:table-cell/>
        </table:table-row>
        <table:table-row table:style-name="ro1">
          <table:table-cell office:value-type="float" office:value="0.156509" calcext:value-type="float">
            <text:p>0.156509</text:p>
          </table:table-cell>
          <table:table-cell office:value-type="float" office:value="0.510402" calcext:value-type="float">
            <text:p>0.510402</text:p>
          </table:table-cell>
          <table:table-cell table:formula="of:=([.A66]*[.A66])" office:value-type="float" office:value="0.024495067081" calcext:value-type="float">
            <text:p>0.024495067081</text:p>
          </table:table-cell>
          <table:table-cell table:formula="of:=([.A66]-[.B66])*([.A66]-[.B66])" office:value-type="float" office:value="0.125240255449" calcext:value-type="float">
            <text:p>0.125240255449</text:p>
          </table:table-cell>
          <table:table-cell/>
        </table:table-row>
        <table:table-row table:style-name="ro1">
          <table:table-cell office:value-type="float" office:value="0.202027" calcext:value-type="float">
            <text:p>0.202027</text:p>
          </table:table-cell>
          <table:table-cell office:value-type="float" office:value="0.354341" calcext:value-type="float">
            <text:p>0.354341</text:p>
          </table:table-cell>
          <table:table-cell table:formula="of:=([.A67]*[.A67])" office:value-type="float" office:value="0.040814908729" calcext:value-type="float">
            <text:p>0.040814908729</text:p>
          </table:table-cell>
          <table:table-cell table:formula="of:=([.A67]-[.B67])*([.A67]-[.B67])" office:value-type="float" office:value="0.023199554596" calcext:value-type="float">
            <text:p>0.023199554596</text:p>
          </table:table-cell>
          <table:table-cell/>
        </table:table-row>
        <table:table-row table:style-name="ro1">
          <table:table-cell office:value-type="float" office:value="0.415955" calcext:value-type="float">
            <text:p>0.415955</text:p>
          </table:table-cell>
          <table:table-cell office:value-type="float" office:value="0.531975" calcext:value-type="float">
            <text:p>0.531975</text:p>
          </table:table-cell>
          <table:table-cell table:formula="of:=([.A68]*[.A68])" office:value-type="float" office:value="0.173018562025" calcext:value-type="float">
            <text:p>0.173018562025</text:p>
          </table:table-cell>
          <table:table-cell table:formula="of:=([.A68]-[.B68])*([.A68]-[.B68])" office:value-type="float" office:value="0.0134606404" calcext:value-type="float">
            <text:p>0.0134606404</text:p>
          </table:table-cell>
          <table:table-cell/>
        </table:table-row>
        <table:table-row table:style-name="ro1">
          <table:table-cell office:value-type="float" office:value="0.489336" calcext:value-type="float">
            <text:p>0.489336</text:p>
          </table:table-cell>
          <table:table-cell office:value-type="float" office:value="0.595042" calcext:value-type="float">
            <text:p>0.595042</text:p>
          </table:table-cell>
          <table:table-cell table:formula="of:=([.A69]*[.A69])" office:value-type="float" office:value="0.239449720896" calcext:value-type="float">
            <text:p>0.239449720896</text:p>
          </table:table-cell>
          <table:table-cell table:formula="of:=([.A69]-[.B69])*([.A69]-[.B69])" office:value-type="float" office:value="0.011173758436" calcext:value-type="float">
            <text:p>0.011173758436</text:p>
          </table:table-cell>
          <table:table-cell/>
        </table:table-row>
        <table:table-row table:style-name="ro1">
          <table:table-cell office:value-type="float" office:value="0.603898" calcext:value-type="float">
            <text:p>0.603898</text:p>
          </table:table-cell>
          <table:table-cell office:value-type="float" office:value="0.620184" calcext:value-type="float">
            <text:p>0.620184</text:p>
          </table:table-cell>
          <table:table-cell table:formula="of:=([.A70]*[.A70])" office:value-type="float" office:value="0.364692794404" calcext:value-type="float">
            <text:p>0.364692794404</text:p>
          </table:table-cell>
          <table:table-cell table:formula="of:=([.A70]-[.B70])*([.A70]-[.B70])" office:value-type="float" office:value="0.000265233795999997" calcext:value-type="float">
            <text:p>0.000265233795999997</text:p>
          </table:table-cell>
          <table:table-cell/>
        </table:table-row>
        <table:table-row table:style-name="ro1">
          <table:table-cell office:value-type="float" office:value="0.603898" calcext:value-type="float">
            <text:p>0.603898</text:p>
          </table:table-cell>
          <table:table-cell office:value-type="float" office:value="0.647534" calcext:value-type="float">
            <text:p>0.647534</text:p>
          </table:table-cell>
          <table:table-cell table:formula="of:=([.A71]*[.A71])" office:value-type="float" office:value="0.364692794404" calcext:value-type="float">
            <text:p>0.364692794404</text:p>
          </table:table-cell>
          <table:table-cell table:formula="of:=([.A71]-[.B71])*([.A71]-[.B71])" office:value-type="float" office:value="0.001904100496" calcext:value-type="float">
            <text:p>0.001904100496</text:p>
          </table:table-cell>
          <table:table-cell/>
        </table:table-row>
        <table:table-row table:style-name="ro1">
          <table:table-cell office:value-type="float" office:value="0.656377" calcext:value-type="float">
            <text:p>0.656377</text:p>
          </table:table-cell>
          <table:table-cell office:value-type="float" office:value="0.70631" calcext:value-type="float">
            <text:p>0.70631</text:p>
          </table:table-cell>
          <table:table-cell table:formula="of:=([.A72]*[.A72])" office:value-type="float" office:value="0.430830766129" calcext:value-type="float">
            <text:p>0.430830766129</text:p>
          </table:table-cell>
          <table:table-cell table:formula="of:=([.A72]-[.B72])*([.A72]-[.B72])" office:value-type="float" office:value="0.002493304489" calcext:value-type="float">
            <text:p>0.002493304489</text:p>
          </table:table-cell>
          <table:table-cell/>
        </table:table-row>
        <table:table-row table:style-name="ro1">
          <table:table-cell office:value-type="float" office:value="0.656378" calcext:value-type="float">
            <text:p>0.656378</text:p>
          </table:table-cell>
          <table:table-cell office:value-type="float" office:value="0.79428" calcext:value-type="float">
            <text:p>0.79428</text:p>
          </table:table-cell>
          <table:table-cell table:formula="of:=([.A73]*[.A73])" office:value-type="float" office:value="0.430832078884" calcext:value-type="float">
            <text:p>0.430832078884</text:p>
          </table:table-cell>
          <table:table-cell table:formula="of:=([.A73]-[.B73])*([.A73]-[.B73])" office:value-type="float" office:value="0.019016961604" calcext:value-type="float">
            <text:p>0.019016961604</text:p>
          </table:table-cell>
          <table:table-cell/>
        </table:table-row>
        <table:table-row table:style-name="ro1">
          <table:table-cell office:value-type="float" office:value="0.778551" calcext:value-type="float">
            <text:p>0.778551</text:p>
          </table:table-cell>
          <table:table-cell office:value-type="float" office:value="0.832636" calcext:value-type="float">
            <text:p>0.832636</text:p>
          </table:table-cell>
          <table:table-cell table:formula="of:=([.A74]*[.A74])" office:value-type="float" office:value="0.606141659601" calcext:value-type="float">
            <text:p>0.606141659601</text:p>
          </table:table-cell>
          <table:table-cell table:formula="of:=([.A74]-[.B74])*([.A74]-[.B74])" office:value-type="float" office:value="0.002925187225" calcext:value-type="float">
            <text:p>0.002925187225</text:p>
          </table:table-cell>
          <table:table-cell/>
        </table:table-row>
        <table:table-row table:style-name="ro1">
          <table:table-cell office:value-type="float" office:value="0.986676" calcext:value-type="float">
            <text:p>0.986676</text:p>
          </table:table-cell>
          <table:table-cell office:value-type="float" office:value="0.848188" calcext:value-type="float">
            <text:p>0.848188</text:p>
          </table:table-cell>
          <table:table-cell table:formula="of:=([.A75]*[.A75])" office:value-type="float" office:value="0.973529528976" calcext:value-type="float">
            <text:p>0.973529528976</text:p>
          </table:table-cell>
          <table:table-cell table:formula="of:=([.A75]-[.B75])*([.A75]-[.B75])" office:value-type="float" office:value="0.019178926144" calcext:value-type="float">
            <text:p>0.019178926144</text:p>
          </table:table-cell>
          <table:table-cell/>
        </table:table-row>
        <table:table-row table:style-name="ro1">
          <table:table-cell office:value-type="float" office:value="0.986676" calcext:value-type="float">
            <text:p>0.986676</text:p>
          </table:table-cell>
          <table:table-cell office:value-type="float" office:value="0.910192" calcext:value-type="float">
            <text:p>0.910192</text:p>
          </table:table-cell>
          <table:table-cell table:formula="of:=([.A76]*[.A76])" office:value-type="float" office:value="0.973529528976" calcext:value-type="float">
            <text:p>0.973529528976</text:p>
          </table:table-cell>
          <table:table-cell table:formula="of:=([.A76]-[.B76])*([.A76]-[.B76])" office:value-type="float" office:value="0.005849802256" calcext:value-type="float">
            <text:p>0.005849802256</text:p>
          </table:table-cell>
          <table:table-cell/>
        </table:table-row>
        <table:table-row table:style-name="ro1">
          <table:table-cell office:value-type="float" office:value="0.986677" calcext:value-type="float">
            <text:p>0.986677</text:p>
          </table:table-cell>
          <table:table-cell office:value-type="float" office:value="0.937565" calcext:value-type="float">
            <text:p>0.937565</text:p>
          </table:table-cell>
          <table:table-cell table:formula="of:=([.A77]*[.A77])" office:value-type="float" office:value="0.973531502329" calcext:value-type="float">
            <text:p>0.973531502329</text:p>
          </table:table-cell>
          <table:table-cell table:formula="of:=([.A77]-[.B77])*([.A77]-[.B77])" office:value-type="float" office:value="0.002411988544" calcext:value-type="float">
            <text:p>0.002411988544</text:p>
          </table:table-cell>
          <table:table-cell/>
        </table:table-row>
        <table:table-row table:style-name="ro1">
          <table:table-cell office:value-type="float" office:value="0.986676" calcext:value-type="float">
            <text:p>0.986676</text:p>
          </table:table-cell>
          <table:table-cell office:value-type="float" office:value="0.982407" calcext:value-type="float">
            <text:p>0.982407</text:p>
          </table:table-cell>
          <table:table-cell table:formula="of:=([.A78]*[.A78])" office:value-type="float" office:value="0.973529528976" calcext:value-type="float">
            <text:p>0.973529528976</text:p>
          </table:table-cell>
          <table:table-cell table:formula="of:=([.A78]-[.B78])*([.A78]-[.B78])" office:value-type="float" office:value="0.0000182243609999997" calcext:value-type="float">
            <text:p>1.82243609999997E-05</text:p>
          </table:table-cell>
          <table:table-cell/>
        </table:table-row>
        <table:table-row table:style-name="ro1">
          <table:table-cell office:value-type="float" office:value="0.986676" calcext:value-type="float">
            <text:p>0.986676</text:p>
          </table:table-cell>
          <table:table-cell office:value-type="float" office:value="0.998863" calcext:value-type="float">
            <text:p>0.998863</text:p>
          </table:table-cell>
          <table:table-cell table:formula="of:=([.A79]*[.A79])" office:value-type="float" office:value="0.973529528976" calcext:value-type="float">
            <text:p>0.973529528976</text:p>
          </table:table-cell>
          <table:table-cell table:formula="of:=([.A79]-[.B79])*([.A79]-[.B79])" office:value-type="float" office:value="0.000148522968999999" calcext:value-type="float">
            <text:p>0.000148522968999999</text:p>
          </table:table-cell>
          <table:table-cell/>
        </table:table-row>
        <table:table-row table:style-name="ro1">
          <table:table-cell office:value-type="float" office:value="0.0000831485" calcext:value-type="float">
            <text:p>0.0000831485</text:p>
          </table:table-cell>
          <table:table-cell office:value-type="float" office:value="0.00000293353" calcext:value-type="float">
            <text:p>0.00000293353</text:p>
          </table:table-cell>
          <table:table-cell table:formula="of:=([.A80]*[.A80])" office:value-type="float" office:value="0.00000000691367305225" calcext:value-type="float">
            <text:p>6.91367305225E-09</text:p>
          </table:table-cell>
          <table:table-cell table:formula="of:=([.A80]-[.B80])*([.A80]-[.B80])" office:value-type="float" office:value="0.0000000064344414121" calcext:value-type="float">
            <text:p>6.4344414121009E-09</text:p>
          </table:table-cell>
          <table:table-cell/>
        </table:table-row>
        <table:table-row table:style-name="ro1">
          <table:table-cell office:value-type="float" office:value="0.000124216" calcext:value-type="float">
            <text:p>0.000124216</text:p>
          </table:table-cell>
          <table:table-cell office:value-type="float" office:value="0.000378805" calcext:value-type="float">
            <text:p>0.000378805</text:p>
          </table:table-cell>
          <table:table-cell table:formula="of:=([.A81]*[.A81])" office:value-type="float" office:value="0.000000015429614656" calcext:value-type="float">
            <text:p>1.5429614656E-08</text:p>
          </table:table-cell>
          <table:table-cell table:formula="of:=([.A81]-[.B81])*([.A81]-[.B81])" office:value-type="float" office:value="0.000000064815558921" calcext:value-type="float">
            <text:p>6.4815558921E-08</text:p>
          </table:table-cell>
          <table:table-cell/>
        </table:table-row>
        <table:table-row table:style-name="ro1">
          <table:table-cell office:value-type="float" office:value="0.000105798" calcext:value-type="float">
            <text:p>0.000105798</text:p>
          </table:table-cell>
          <table:table-cell office:value-type="float" office:value="0.00240728" calcext:value-type="float">
            <text:p>0.00240728</text:p>
          </table:table-cell>
          <table:table-cell table:formula="of:=([.A82]*[.A82])" office:value-type="float" office:value="0.000000011193216804" calcext:value-type="float">
            <text:p>1.1193216804E-08</text:p>
          </table:table-cell>
          <table:table-cell table:formula="of:=([.A82]-[.B82])*([.A82]-[.B82])" office:value-type="float" office:value="0.000005296819396324" calcext:value-type="float">
            <text:p>5.296819396324E-06</text:p>
          </table:table-cell>
          <table:table-cell/>
        </table:table-row>
        <table:table-row table:style-name="ro1">
          <table:table-cell office:value-type="float" office:value="0.0000163913" calcext:value-type="float">
            <text:p>0.0000163913</text:p>
          </table:table-cell>
          <table:table-cell office:value-type="float" office:value="0.000367818" calcext:value-type="float">
            <text:p>0.000367818</text:p>
          </table:table-cell>
          <table:table-cell table:formula="of:=([.A83]*[.A83])" office:value-type="float" office:value="0.00000000026867471569" calcext:value-type="float">
            <text:p>2.6867471569E-10</text:p>
          </table:table-cell>
          <table:table-cell table:formula="of:=([.A83]-[.B83])*([.A83]-[.B83])" office:value-type="float" office:value="0.00000012350072547289" calcext:value-type="float">
            <text:p>1.2350072547289E-07</text:p>
          </table:table-cell>
          <table:table-cell/>
        </table:table-row>
        <table:table-row table:style-name="ro1">
          <table:table-cell office:value-type="float" office:value="0.00000905991" calcext:value-type="float">
            <text:p>0.00000905991</text:p>
          </table:table-cell>
          <table:table-cell office:value-type="float" office:value="0.0313631" calcext:value-type="float">
            <text:p>0.0313631</text:p>
          </table:table-cell>
          <table:table-cell table:formula="of:=([.A84]*[.A84])" office:value-type="float" office:value="0.00000000008208196921" calcext:value-type="float">
            <text:p>8.20819692081E-11</text:p>
          </table:table-cell>
          <table:table-cell table:formula="of:=([.A84]-[.B84])*([.A84]-[.B84])" office:value-type="float" office:value="0.000983075829965327" calcext:value-type="float">
            <text:p>0.000983075829965327</text:p>
          </table:table-cell>
          <table:table-cell/>
        </table:table-row>
        <table:table-row table:style-name="ro1">
          <table:table-cell office:value-type="float" office:value="0.00000762939" calcext:value-type="float">
            <text:p>0.00000762939</text:p>
          </table:table-cell>
          <table:table-cell office:value-type="float" office:value="0.000519492" calcext:value-type="float">
            <text:p>0.000519492</text:p>
          </table:table-cell>
          <table:table-cell table:formula="of:=([.A85]*[.A85])" office:value-type="float" office:value="0.00000000005820759177" calcext:value-type="float">
            <text:p>5.82075917721E-11</text:p>
          </table:table-cell>
          <table:table-cell table:formula="of:=([.A85]-[.B85])*([.A85]-[.B85])" office:value-type="float" office:value="0.00000026200333151601" calcext:value-type="float">
            <text:p>2.62003331516012E-07</text:p>
          </table:table-cell>
          <table:table-cell/>
        </table:table-row>
        <table:table-row table:style-name="ro1">
          <table:table-cell office:value-type="float" office:value="0.000192106" calcext:value-type="float">
            <text:p>0.000192106</text:p>
          </table:table-cell>
          <table:table-cell office:value-type="float" office:value="0.00200298" calcext:value-type="float">
            <text:p>0.00200298</text:p>
          </table:table-cell>
          <table:table-cell table:formula="of:=([.A86]*[.A86])" office:value-type="float" office:value="0.000000036904715236" calcext:value-type="float">
            <text:p>3.6904715236E-08</text:p>
          </table:table-cell>
          <table:table-cell table:formula="of:=([.A86]-[.B86])*([.A86]-[.B86])" office:value-type="float" office:value="0.000003279264643876" calcext:value-type="float">
            <text:p>3.279264643876E-06</text:p>
          </table:table-cell>
          <table:table-cell/>
        </table:table-row>
        <table:table-row table:style-name="ro1">
          <table:table-cell office:value-type="float" office:value="0.000443697" calcext:value-type="float">
            <text:p>0.000443697</text:p>
          </table:table-cell>
          <table:table-cell office:value-type="float" office:value="0.0582657" calcext:value-type="float">
            <text:p>0.0582657</text:p>
          </table:table-cell>
          <table:table-cell table:formula="of:=([.A87]*[.A87])" office:value-type="float" office:value="0.000000196867027809" calcext:value-type="float">
            <text:p>1.96867027809E-07</text:p>
          </table:table-cell>
          <table:table-cell table:formula="of:=([.A87]-[.B87])*([.A87]-[.B87])" office:value-type="float" office:value="0.00334338403093201" calcext:value-type="float">
            <text:p>0.00334338403093201</text:p>
          </table:table-cell>
          <table:table-cell/>
        </table:table-row>
        <table:table-row table:style-name="ro1">
          <table:table-cell office:value-type="float" office:value="0.00105846" calcext:value-type="float">
            <text:p>0.00105846</text:p>
          </table:table-cell>
          <table:table-cell office:value-type="float" office:value="0.00427793" calcext:value-type="float">
            <text:p>0.00427793</text:p>
          </table:table-cell>
          <table:table-cell table:formula="of:=([.A88]*[.A88])" office:value-type="float" office:value="0.0000011203375716" calcext:value-type="float">
            <text:p>0.0000011203375716</text:p>
          </table:table-cell>
          <table:table-cell table:formula="of:=([.A88]-[.B88])*([.A88]-[.B88])" office:value-type="float" office:value="0.0000103649870809" calcext:value-type="float">
            <text:p>0.0000103649870809</text:p>
          </table:table-cell>
          <table:table-cell/>
        </table:table-row>
        <table:table-row table:style-name="ro1">
          <table:table-cell office:value-type="float" office:value="0.000256419" calcext:value-type="float">
            <text:p>0.000256419</text:p>
          </table:table-cell>
          <table:table-cell office:value-type="float" office:value="0.0925388" calcext:value-type="float">
            <text:p>0.0925388</text:p>
          </table:table-cell>
          <table:table-cell table:formula="of:=([.A89]*[.A89])" office:value-type="float" office:value="0.000000065750703561" calcext:value-type="float">
            <text:p>6.5750703561E-08</text:p>
          </table:table-cell>
          <table:table-cell table:formula="of:=([.A89]-[.B89])*([.A89]-[.B89])" office:value-type="float" office:value="0.00851603784302916" calcext:value-type="float">
            <text:p>0.00851603784302916</text:p>
          </table:table-cell>
          <table:table-cell/>
        </table:table-row>
        <table:table-row table:style-name="ro1">
          <table:table-cell office:value-type="float" office:value="0.00103611" calcext:value-type="float">
            <text:p>0.00103611</text:p>
          </table:table-cell>
          <table:table-cell office:value-type="float" office:value="0.0394601" calcext:value-type="float">
            <text:p>0.0394601</text:p>
          </table:table-cell>
          <table:table-cell table:formula="of:=([.A90]*[.A90])" office:value-type="float" office:value="0.0000010735239321" calcext:value-type="float">
            <text:p>0.0000010735239321</text:p>
          </table:table-cell>
          <table:table-cell table:formula="of:=([.A90]-[.B90])*([.A90]-[.B90])" office:value-type="float" office:value="0.0014764030075201" calcext:value-type="float">
            <text:p>0.0014764030075201</text:p>
          </table:table-cell>
          <table:table-cell/>
        </table:table-row>
        <table:table-row table:style-name="ro1">
          <table:table-cell office:value-type="float" office:value="0.00103611" calcext:value-type="float">
            <text:p>0.00103611</text:p>
          </table:table-cell>
          <table:table-cell office:value-type="float" office:value="0.0960842" calcext:value-type="float">
            <text:p>0.0960842</text:p>
          </table:table-cell>
          <table:table-cell table:formula="of:=([.A91]*[.A91])" office:value-type="float" office:value="0.0000010735239321" calcext:value-type="float">
            <text:p>0.0000010735239321</text:p>
          </table:table-cell>
          <table:table-cell table:formula="of:=([.A91]-[.B91])*([.A91]-[.B91])" office:value-type="float" office:value="0.0090341394126481" calcext:value-type="float">
            <text:p>0.0090341394126481</text:p>
          </table:table-cell>
          <table:table-cell/>
        </table:table-row>
        <table:table-row table:style-name="ro1">
          <table:table-cell office:value-type="float" office:value="0.00103611" calcext:value-type="float">
            <text:p>0.00103611</text:p>
          </table:table-cell>
          <table:table-cell office:value-type="float" office:value="0.103591" calcext:value-type="float">
            <text:p>0.103591</text:p>
          </table:table-cell>
          <table:table-cell table:formula="of:=([.A92]*[.A92])" office:value-type="float" office:value="0.0000010735239321" calcext:value-type="float">
            <text:p>0.0000010735239321</text:p>
          </table:table-cell>
          <table:table-cell table:formula="of:=([.A92]-[.B92])*([.A92]-[.B92])" office:value-type="float" office:value="0.0105175054629121" calcext:value-type="float">
            <text:p>0.0105175054629121</text:p>
          </table:table-cell>
          <table:table-cell/>
        </table:table-row>
        <table:table-row table:style-name="ro1">
          <table:table-cell office:value-type="float" office:value="0.000682175" calcext:value-type="float">
            <text:p>0.000682175</text:p>
          </table:table-cell>
          <table:table-cell office:value-type="float" office:value="0.103738" calcext:value-type="float">
            <text:p>0.103738</text:p>
          </table:table-cell>
          <table:table-cell table:formula="of:=([.A93]*[.A93])" office:value-type="float" office:value="0.000000465362730625" calcext:value-type="float">
            <text:p>4.65362730625E-07</text:p>
          </table:table-cell>
          <table:table-cell table:formula="of:=([.A93]-[.B93])*([.A93]-[.B93])" office:value-type="float" office:value="0.0106205030664306" calcext:value-type="float">
            <text:p>0.0106205030664306</text:p>
          </table:table-cell>
          <table:table-cell/>
        </table:table-row>
        <table:table-row table:style-name="ro1">
          <table:table-cell office:value-type="float" office:value="0.00242156" calcext:value-type="float">
            <text:p>0.00242156</text:p>
          </table:table-cell>
          <table:table-cell office:value-type="float" office:value="0.082801" calcext:value-type="float">
            <text:p>0.082801</text:p>
          </table:table-cell>
          <table:table-cell table:formula="of:=([.A94]*[.A94])" office:value-type="float" office:value="0.0000058639528336" calcext:value-type="float">
            <text:p>0.0000058639528336</text:p>
          </table:table-cell>
          <table:table-cell table:formula="of:=([.A94]-[.B94])*([.A94]-[.B94])" office:value-type="float" office:value="0.0064608543747136" calcext:value-type="float">
            <text:p>0.0064608543747136</text:p>
          </table:table-cell>
          <table:table-cell/>
        </table:table-row>
        <table:table-row table:style-name="ro1">
          <table:table-cell office:value-type="float" office:value="0.00242156" calcext:value-type="float">
            <text:p>0.00242156</text:p>
          </table:table-cell>
          <table:table-cell office:value-type="float" office:value="0.134018" calcext:value-type="float">
            <text:p>0.134018</text:p>
          </table:table-cell>
          <table:table-cell table:formula="of:=([.A95]*[.A95])" office:value-type="float" office:value="0.0000058639528336" calcext:value-type="float">
            <text:p>0.0000058639528336</text:p>
          </table:table-cell>
          <table:table-cell table:formula="of:=([.A95]-[.B95])*([.A95]-[.B95])" office:value-type="float" office:value="0.0173176230206736" calcext:value-type="float">
            <text:p>0.0173176230206736</text:p>
          </table:table-cell>
          <table:table-cell/>
        </table:table-row>
        <table:table-row table:style-name="ro1">
          <table:table-cell office:value-type="float" office:value="0.00353128" calcext:value-type="float">
            <text:p>0.00353128</text:p>
          </table:table-cell>
          <table:table-cell office:value-type="float" office:value="0.178579" calcext:value-type="float">
            <text:p>0.178579</text:p>
          </table:table-cell>
          <table:table-cell table:formula="of:=([.A96]*[.A96])" office:value-type="float" office:value="0.0000124699384384" calcext:value-type="float">
            <text:p>0.0000124699384384</text:p>
          </table:table-cell>
          <table:table-cell table:formula="of:=([.A96]-[.B96])*([.A96]-[.B96])" office:value-type="float" office:value="0.0306417042771984" calcext:value-type="float">
            <text:p>0.0306417042771984</text:p>
          </table:table-cell>
          <table:table-cell/>
        </table:table-row>
        <table:table-row table:style-name="ro1">
          <table:table-cell office:value-type="float" office:value="0.0108954" calcext:value-type="float">
            <text:p>0.0108954</text:p>
          </table:table-cell>
          <table:table-cell office:value-type="float" office:value="0.177322" calcext:value-type="float">
            <text:p>0.177322</text:p>
          </table:table-cell>
          <table:table-cell table:formula="of:=([.A97]*[.A97])" office:value-type="float" office:value="0.00011870974116" calcext:value-type="float">
            <text:p>0.00011870974116</text:p>
          </table:table-cell>
          <table:table-cell table:formula="of:=([.A97]-[.B97])*([.A97]-[.B97])" office:value-type="float" office:value="0.02769781318756" calcext:value-type="float">
            <text:p>0.02769781318756</text:p>
          </table:table-cell>
          <table:table-cell/>
        </table:table-row>
        <table:table-row table:style-name="ro1">
          <table:table-cell office:value-type="float" office:value="0.0108954" calcext:value-type="float">
            <text:p>0.0108954</text:p>
          </table:table-cell>
          <table:table-cell office:value-type="float" office:value="0.217118" calcext:value-type="float">
            <text:p>0.217118</text:p>
          </table:table-cell>
          <table:table-cell table:formula="of:=([.A98]*[.A98])" office:value-type="float" office:value="0.00011870974116" calcext:value-type="float">
            <text:p>0.00011870974116</text:p>
          </table:table-cell>
          <table:table-cell table:formula="of:=([.A98]-[.B98])*([.A98]-[.B98])" office:value-type="float" office:value="0.04252776075076" calcext:value-type="float">
            <text:p>0.04252776075076</text:p>
          </table:table-cell>
          <table:table-cell/>
        </table:table-row>
        <table:table-row table:style-name="ro1">
          <table:table-cell office:value-type="float" office:value="0.0108954" calcext:value-type="float">
            <text:p>0.0108954</text:p>
          </table:table-cell>
          <table:table-cell office:value-type="float" office:value="0.2084" calcext:value-type="float">
            <text:p>0.2084</text:p>
          </table:table-cell>
          <table:table-cell table:formula="of:=([.A99]*[.A99])" office:value-type="float" office:value="0.00011870974116" calcext:value-type="float">
            <text:p>0.00011870974116</text:p>
          </table:table-cell>
          <table:table-cell table:formula="of:=([.A99]-[.B99])*([.A99]-[.B99])" office:value-type="float" office:value="0.03900806702116" calcext:value-type="float">
            <text:p>0.03900806702116</text:p>
          </table:table-cell>
          <table:table-cell/>
        </table:table-row>
        <table:table-row table:style-name="ro1">
          <table:table-cell office:value-type="float" office:value="0.0118973" calcext:value-type="float">
            <text:p>0.0118973</text:p>
          </table:table-cell>
          <table:table-cell office:value-type="float" office:value="0.332635" calcext:value-type="float">
            <text:p>0.332635</text:p>
          </table:table-cell>
          <table:table-cell table:formula="of:=([.A100]*[.A100])" office:value-type="float" office:value="0.00014154574729" calcext:value-type="float">
            <text:p>0.00014154574729</text:p>
          </table:table-cell>
          <table:table-cell table:formula="of:=([.A100]-[.B100])*([.A100]-[.B100])" office:value-type="float" office:value="0.10287267220129" calcext:value-type="float">
            <text:p>0.10287267220129</text:p>
          </table:table-cell>
          <table:table-cell/>
        </table:table-row>
        <table:table-row table:style-name="ro1">
          <table:table-cell office:value-type="float" office:value="0.0118973" calcext:value-type="float">
            <text:p>0.0118973</text:p>
          </table:table-cell>
          <table:table-cell office:value-type="float" office:value="0.360141" calcext:value-type="float">
            <text:p>0.360141</text:p>
          </table:table-cell>
          <table:table-cell table:formula="of:=([.A101]*[.A101])" office:value-type="float" office:value="0.00014154574729" calcext:value-type="float">
            <text:p>0.00014154574729</text:p>
          </table:table-cell>
          <table:table-cell table:formula="of:=([.A101]-[.B101])*([.A101]-[.B101])" office:value-type="float" office:value="0.12127367458969" calcext:value-type="float">
            <text:p>0.12127367458969</text:p>
          </table:table-cell>
          <table:table-cell/>
        </table:table-row>
        <table:table-row table:style-name="ro1">
          <table:table-cell office:value-type="float" office:value="0.0171281" calcext:value-type="float">
            <text:p>0.0171281</text:p>
          </table:table-cell>
          <table:table-cell office:value-type="float" office:value="0.373982" calcext:value-type="float">
            <text:p>0.373982</text:p>
          </table:table-cell>
          <table:table-cell table:formula="of:=([.A102]*[.A102])" office:value-type="float" office:value="0.00029337180961" calcext:value-type="float">
            <text:p>0.00029337180961</text:p>
          </table:table-cell>
          <table:table-cell table:formula="of:=([.A102]-[.B102])*([.A102]-[.B102])" office:value-type="float" office:value="0.12734470594521" calcext:value-type="float">
            <text:p>0.12734470594521</text:p>
          </table:table-cell>
          <table:table-cell/>
        </table:table-row>
        <table:table-row table:style-name="ro1">
          <table:table-cell office:value-type="float" office:value="0.0192362" calcext:value-type="float">
            <text:p>0.0192362</text:p>
          </table:table-cell>
          <table:table-cell office:value-type="float" office:value="0.417767" calcext:value-type="float">
            <text:p>0.417767</text:p>
          </table:table-cell>
          <table:table-cell table:formula="of:=([.A103]*[.A103])" office:value-type="float" office:value="0.00037003139044" calcext:value-type="float">
            <text:p>0.00037003139044</text:p>
          </table:table-cell>
          <table:table-cell table:formula="of:=([.A103]-[.B103])*([.A103]-[.B103])" office:value-type="float" office:value="0.15882679854864" calcext:value-type="float">
            <text:p>0.15882679854864</text:p>
          </table:table-cell>
          <table:table-cell/>
        </table:table-row>
        <table:table-row table:style-name="ro1">
          <table:table-cell office:value-type="float" office:value="0.0406597" calcext:value-type="float">
            <text:p>0.0406597</text:p>
          </table:table-cell>
          <table:table-cell office:value-type="float" office:value="0.238931" calcext:value-type="float">
            <text:p>0.238931</text:p>
          </table:table-cell>
          <table:table-cell table:formula="of:=([.A104]*[.A104])" office:value-type="float" office:value="0.00165321120409" calcext:value-type="float">
            <text:p>0.00165321120409</text:p>
          </table:table-cell>
          <table:table-cell table:formula="of:=([.A104]-[.B104])*([.A104]-[.B104])" office:value-type="float" office:value="0.03931150840369" calcext:value-type="float">
            <text:p>0.03931150840369</text:p>
          </table:table-cell>
          <table:table-cell/>
        </table:table-row>
        <table:table-row table:style-name="ro1">
          <table:table-cell office:value-type="float" office:value="0.0406597" calcext:value-type="float">
            <text:p>0.0406597</text:p>
          </table:table-cell>
          <table:table-cell office:value-type="float" office:value="0.302381" calcext:value-type="float">
            <text:p>0.302381</text:p>
          </table:table-cell>
          <table:table-cell table:formula="of:=([.A105]*[.A105])" office:value-type="float" office:value="0.00165321120409" calcext:value-type="float">
            <text:p>0.00165321120409</text:p>
          </table:table-cell>
          <table:table-cell table:formula="of:=([.A105]-[.B105])*([.A105]-[.B105])" office:value-type="float" office:value="0.06849803887369" calcext:value-type="float">
            <text:p>0.06849803887369</text:p>
          </table:table-cell>
          <table:table-cell/>
        </table:table-row>
        <table:table-row table:style-name="ro1">
          <table:table-cell office:value-type="float" office:value="0.0519454" calcext:value-type="float">
            <text:p>0.0519454</text:p>
          </table:table-cell>
          <table:table-cell office:value-type="float" office:value="0.271432" calcext:value-type="float">
            <text:p>0.271432</text:p>
          </table:table-cell>
          <table:table-cell table:formula="of:=([.A106]*[.A106])" office:value-type="float" office:value="0.00269832458116" calcext:value-type="float">
            <text:p>0.00269832458116</text:p>
          </table:table-cell>
          <table:table-cell table:formula="of:=([.A106]-[.B106])*([.A106]-[.B106])" office:value-type="float" office:value="0.04817436757956" calcext:value-type="float">
            <text:p>0.04817436757956</text:p>
          </table:table-cell>
          <table:table-cell/>
        </table:table-row>
        <table:table-row table:style-name="ro1">
          <table:table-cell office:value-type="float" office:value="0.113753" calcext:value-type="float">
            <text:p>0.113753</text:p>
          </table:table-cell>
          <table:table-cell office:value-type="float" office:value="0.328669" calcext:value-type="float">
            <text:p>0.328669</text:p>
          </table:table-cell>
          <table:table-cell table:formula="of:=([.A107]*[.A107])" office:value-type="float" office:value="0.012939745009" calcext:value-type="float">
            <text:p>0.012939745009</text:p>
          </table:table-cell>
          <table:table-cell table:formula="of:=([.A107]-[.B107])*([.A107]-[.B107])" office:value-type="float" office:value="0.046188887056" calcext:value-type="float">
            <text:p>0.046188887056</text:p>
          </table:table-cell>
          <table:table-cell/>
        </table:table-row>
        <table:table-row table:style-name="ro1">
          <table:table-cell office:value-type="float" office:value="0.147963" calcext:value-type="float">
            <text:p>0.147963</text:p>
          </table:table-cell>
          <table:table-cell office:value-type="float" office:value="0.400651" calcext:value-type="float">
            <text:p>0.400651</text:p>
          </table:table-cell>
          <table:table-cell table:formula="of:=([.A108]*[.A108])" office:value-type="float" office:value="0.021893049369" calcext:value-type="float">
            <text:p>0.021893049369</text:p>
          </table:table-cell>
          <table:table-cell table:formula="of:=([.A108]-[.B108])*([.A108]-[.B108])" office:value-type="float" office:value="0.063851225344" calcext:value-type="float">
            <text:p>0.063851225344</text:p>
          </table:table-cell>
          <table:table-cell/>
        </table:table-row>
        <table:table-row table:style-name="ro1">
          <table:table-cell office:value-type="float" office:value="0.165799" calcext:value-type="float">
            <text:p>0.165799</text:p>
          </table:table-cell>
          <table:table-cell office:value-type="float" office:value="0.597949" calcext:value-type="float">
            <text:p>0.597949</text:p>
          </table:table-cell>
          <table:table-cell table:formula="of:=([.A109]*[.A109])" office:value-type="float" office:value="0.027489308401" calcext:value-type="float">
            <text:p>0.027489308401</text:p>
          </table:table-cell>
          <table:table-cell table:formula="of:=([.A109]-[.B109])*([.A109]-[.B109])" office:value-type="float" office:value="0.1867536225" calcext:value-type="float">
            <text:p>0.1867536225</text:p>
          </table:table-cell>
          <table:table-cell/>
        </table:table-row>
        <table:table-row table:style-name="ro1">
          <table:table-cell office:value-type="float" office:value="0.294785" calcext:value-type="float">
            <text:p>0.294785</text:p>
          </table:table-cell>
          <table:table-cell office:value-type="float" office:value="0.624319" calcext:value-type="float">
            <text:p>0.624319</text:p>
          </table:table-cell>
          <table:table-cell table:formula="of:=([.A110]*[.A110])" office:value-type="float" office:value="0.086898196225" calcext:value-type="float">
            <text:p>0.086898196225</text:p>
          </table:table-cell>
          <table:table-cell table:formula="of:=([.A110]-[.B110])*([.A110]-[.B110])" office:value-type="float" office:value="0.108592657156" calcext:value-type="float">
            <text:p>0.108592657156</text:p>
          </table:table-cell>
          <table:table-cell/>
        </table:table-row>
        <table:table-row table:style-name="ro1">
          <table:table-cell office:value-type="float" office:value="0.294785" calcext:value-type="float">
            <text:p>0.294785</text:p>
          </table:table-cell>
          <table:table-cell office:value-type="float" office:value="0.608935" calcext:value-type="float">
            <text:p>0.608935</text:p>
          </table:table-cell>
          <table:table-cell table:formula="of:=([.A111]*[.A111])" office:value-type="float" office:value="0.086898196225" calcext:value-type="float">
            <text:p>0.086898196225</text:p>
          </table:table-cell>
          <table:table-cell table:formula="of:=([.A111]-[.B111])*([.A111]-[.B111])" office:value-type="float" office:value="0.0986902225" calcext:value-type="float">
            <text:p>0.0986902225</text:p>
          </table:table-cell>
          <table:table-cell/>
        </table:table-row>
        <table:table-row table:style-name="ro1">
          <table:table-cell office:value-type="float" office:value="0.610842" calcext:value-type="float">
            <text:p>0.610842</text:p>
          </table:table-cell>
          <table:table-cell office:value-type="float" office:value="0.724283" calcext:value-type="float">
            <text:p>0.724283</text:p>
          </table:table-cell>
          <table:table-cell table:formula="of:=([.A112]*[.A112])" office:value-type="float" office:value="0.373127948964" calcext:value-type="float">
            <text:p>0.373127948964</text:p>
          </table:table-cell>
          <table:table-cell table:formula="of:=([.A112]-[.B112])*([.A112]-[.B112])" office:value-type="float" office:value="0.012868860481" calcext:value-type="float">
            <text:p>0.012868860481</text:p>
          </table:table-cell>
          <table:table-cell/>
        </table:table-row>
        <table:table-row table:style-name="ro1">
          <table:table-cell office:value-type="float" office:value="0.610843" calcext:value-type="float">
            <text:p>0.610843</text:p>
          </table:table-cell>
          <table:table-cell office:value-type="float" office:value="0.686616" calcext:value-type="float">
            <text:p>0.686616</text:p>
          </table:table-cell>
          <table:table-cell table:formula="of:=([.A113]*[.A113])" office:value-type="float" office:value="0.373129170649" calcext:value-type="float">
            <text:p>0.373129170649</text:p>
          </table:table-cell>
          <table:table-cell table:formula="of:=([.A113]-[.B113])*([.A113]-[.B113])" office:value-type="float" office:value="0.005741547529" calcext:value-type="float">
            <text:p>0.005741547529</text:p>
          </table:table-cell>
          <table:table-cell/>
        </table:table-row>
        <table:table-row table:style-name="ro1">
          <table:table-cell office:value-type="float" office:value="0.917983" calcext:value-type="float">
            <text:p>0.917983</text:p>
          </table:table-cell>
          <table:table-cell office:value-type="float" office:value="0.809172" calcext:value-type="float">
            <text:p>0.809172</text:p>
          </table:table-cell>
          <table:table-cell table:formula="of:=([.A114]*[.A114])" office:value-type="float" office:value="0.842692788289" calcext:value-type="float">
            <text:p>0.842692788289</text:p>
          </table:table-cell>
          <table:table-cell table:formula="of:=([.A114]-[.B114])*([.A114]-[.B114])" office:value-type="float" office:value="0.011839833721" calcext:value-type="float">
            <text:p>0.011839833721</text:p>
          </table:table-cell>
          <table:table-cell/>
        </table:table-row>
        <table:table-row table:style-name="ro1">
          <table:table-cell office:value-type="float" office:value="0.944489" calcext:value-type="float">
            <text:p>0.944489</text:p>
          </table:table-cell>
          <table:table-cell office:value-type="float" office:value="0.845511" calcext:value-type="float">
            <text:p>0.845511</text:p>
          </table:table-cell>
          <table:table-cell table:formula="of:=([.A115]*[.A115])" office:value-type="float" office:value="0.892059471121" calcext:value-type="float">
            <text:p>0.892059471121</text:p>
          </table:table-cell>
          <table:table-cell table:formula="of:=([.A115]-[.B115])*([.A115]-[.B115])" office:value-type="float" office:value="0.009796644484" calcext:value-type="float">
            <text:p>0.009796644484</text:p>
          </table:table-cell>
          <table:table-cell/>
        </table:table-row>
        <table:table-row table:style-name="ro1">
          <table:table-cell office:value-type="float" office:value="0.927509" calcext:value-type="float">
            <text:p>0.927509</text:p>
          </table:table-cell>
          <table:table-cell office:value-type="float" office:value="0.980434" calcext:value-type="float">
            <text:p>0.980434</text:p>
          </table:table-cell>
          <table:table-cell table:formula="of:=([.A116]*[.A116])" office:value-type="float" office:value="0.860272945081" calcext:value-type="float">
            <text:p>0.860272945081</text:p>
          </table:table-cell>
          <table:table-cell table:formula="of:=([.A116]-[.B116])*([.A116]-[.B116])" office:value-type="float" office:value="0.002801055625" calcext:value-type="float">
            <text:p>0.002801055625</text:p>
          </table:table-cell>
          <table:table-cell/>
        </table:table-row>
        <table:table-row table:style-name="ro1">
          <table:table-cell office:value-type="float" office:value="0.927508" calcext:value-type="float">
            <text:p>0.927508</text:p>
          </table:table-cell>
          <table:table-cell office:value-type="float" office:value="0.993855" calcext:value-type="float">
            <text:p>0.993855</text:p>
          </table:table-cell>
          <table:table-cell table:formula="of:=([.A117]*[.A117])" office:value-type="float" office:value="0.860271090064" calcext:value-type="float">
            <text:p>0.860271090064</text:p>
          </table:table-cell>
          <table:table-cell table:formula="of:=([.A117]-[.B117])*([.A117]-[.B117])" office:value-type="float" office:value="0.00440192440900001" calcext:value-type="float">
            <text:p>0.00440192440900001</text:p>
          </table:table-cell>
          <table:table-cell/>
        </table:table-row>
        <table:table-row table:style-name="ro1">
          <table:table-cell office:value-type="float" office:value="0.992738" calcext:value-type="float">
            <text:p>0.992738</text:p>
          </table:table-cell>
          <table:table-cell office:value-type="float" office:value="0.976736" calcext:value-type="float">
            <text:p>0.976736</text:p>
          </table:table-cell>
          <table:table-cell table:formula="of:=([.A118]*[.A118])" office:value-type="float" office:value="0.985528736644" calcext:value-type="float">
            <text:p>0.985528736644</text:p>
          </table:table-cell>
          <table:table-cell table:formula="of:=([.A118]-[.B118])*([.A118]-[.B118])" office:value-type="float" office:value="0.000256064003999999" calcext:value-type="float">
            <text:p>0.000256064003999999</text:p>
          </table:table-cell>
          <table:table-cell/>
        </table:table-row>
        <table:table-row table:style-name="ro1">
          <table:table-cell office:value-type="float" office:value="0.0000172257" calcext:value-type="float">
            <text:p>0.0000172257</text:p>
          </table:table-cell>
          <table:table-cell office:value-type="float" office:value="0.00000110664" calcext:value-type="float">
            <text:p>0.00000110664</text:p>
          </table:table-cell>
          <table:table-cell table:formula="of:=([.A119]*[.A119])" office:value-type="float" office:value="0.00000000029672474049" calcext:value-type="float">
            <text:p>2.9672474049E-10</text:p>
          </table:table-cell>
          <table:table-cell table:formula="of:=([.A119]-[.B119])*([.A119]-[.B119])" office:value-type="float" office:value="0.00000000025982409528" calcext:value-type="float">
            <text:p>2.598240952836E-10</text:p>
          </table:table-cell>
          <table:table-cell/>
        </table:table-row>
        <table:table-row table:style-name="ro1">
          <table:table-cell office:value-type="float" office:value="0.00000137091" calcext:value-type="float">
            <text:p>0.00000137091</text:p>
          </table:table-cell>
          <table:table-cell office:value-type="float" office:value="0.000155705" calcext:value-type="float">
            <text:p>0.000155705</text:p>
          </table:table-cell>
          <table:table-cell table:formula="of:=([.A120]*[.A120])" office:value-type="float" office:value="0.00000000000187939423" calcext:value-type="float">
            <text:p>1.8793942281E-12</text:p>
          </table:table-cell>
          <table:table-cell table:formula="of:=([.A120]-[.B120])*([.A120]-[.B120])" office:value-type="float" office:value="0.00000002381901133613" calcext:value-type="float">
            <text:p>2.38190113361281E-08</text:p>
          </table:table-cell>
          <table:table-cell/>
        </table:table-row>
        <table:table-row table:style-name="ro1">
          <table:table-cell office:value-type="float" office:value="0.00000280142" calcext:value-type="float">
            <text:p>0.00000280142</text:p>
          </table:table-cell>
          <table:table-cell office:value-type="float" office:value="0.000641239" calcext:value-type="float">
            <text:p>0.000641239</text:p>
          </table:table-cell>
          <table:table-cell table:formula="of:=([.A121]*[.A121])" office:value-type="float" office:value="0.00000000000784795402" calcext:value-type="float">
            <text:p>7.8479540164E-12</text:p>
          </table:table-cell>
          <table:table-cell table:formula="of:=([.A121]-[.B121])*([.A121]-[.B121])" office:value-type="float" office:value="0.00000040760254355626" calcext:value-type="float">
            <text:p>4.07602543556256E-07</text:p>
          </table:table-cell>
          <table:table-cell/>
        </table:table-row>
        <table:table-row table:style-name="ro1">
          <table:table-cell office:value-type="float" office:value="0.0000104904" calcext:value-type="float">
            <text:p>0.0000104904</text:p>
          </table:table-cell>
          <table:table-cell office:value-type="float" office:value="0.00233549" calcext:value-type="float">
            <text:p>0.00233549</text:p>
          </table:table-cell>
          <table:table-cell table:formula="of:=([.A122]*[.A122])" office:value-type="float" office:value="0.00000000011004849216" calcext:value-type="float">
            <text:p>1.1004849216E-10</text:p>
          </table:table-cell>
          <table:table-cell table:formula="of:=([.A122]-[.B122])*([.A122]-[.B122])" office:value-type="float" office:value="0.00000540562314000016" calcext:value-type="float">
            <text:p>5.40562314000016E-06</text:p>
          </table:table-cell>
          <table:table-cell/>
        </table:table-row>
        <table:table-row table:style-name="ro1">
          <table:table-cell office:value-type="float" office:value="0.0000107884" calcext:value-type="float">
            <text:p>0.0000107884</text:p>
          </table:table-cell>
          <table:table-cell office:value-type="float" office:value="0.00303876" calcext:value-type="float">
            <text:p>0.00303876</text:p>
          </table:table-cell>
          <table:table-cell table:formula="of:=([.A123]*[.A123])" office:value-type="float" office:value="0.00000000011638957456" calcext:value-type="float">
            <text:p>1.1638957456E-10</text:p>
          </table:table-cell>
          <table:table-cell table:formula="of:=([.A123]-[.B123])*([.A123]-[.B123])" office:value-type="float" office:value="0.00000916861201040656" calcext:value-type="float">
            <text:p>9.16861201040656E-06</text:p>
          </table:table-cell>
          <table:table-cell/>
        </table:table-row>
        <table:table-row table:style-name="ro1">
          <table:table-cell office:value-type="float" office:value="0.0000303388" calcext:value-type="float">
            <text:p>0.0000303388</text:p>
          </table:table-cell>
          <table:table-cell office:value-type="float" office:value="0.00149165" calcext:value-type="float">
            <text:p>0.00149165</text:p>
          </table:table-cell>
          <table:table-cell table:formula="of:=([.A124]*[.A124])" office:value-type="float" office:value="0.00000000092044278544" calcext:value-type="float">
            <text:p>9.2044278544E-10</text:p>
          </table:table-cell>
          <table:table-cell table:formula="of:=([.A124]-[.B124])*([.A124]-[.B124])" office:value-type="float" office:value="0.00000213543042324544" calcext:value-type="float">
            <text:p>2.13543042324544E-06</text:p>
          </table:table-cell>
          <table:table-cell/>
        </table:table-row>
        <table:table-row table:style-name="ro1">
          <table:table-cell office:value-type="float" office:value="0.000149012" calcext:value-type="float">
            <text:p>0.000149012</text:p>
          </table:table-cell>
          <table:table-cell office:value-type="float" office:value="0.0000460593" calcext:value-type="float">
            <text:p>0.0000460593</text:p>
          </table:table-cell>
          <table:table-cell table:formula="of:=([.A125]*[.A125])" office:value-type="float" office:value="0.000000022204576144" calcext:value-type="float">
            <text:p>2.2204576144E-08</text:p>
          </table:table-cell>
          <table:table-cell table:formula="of:=([.A125]-[.B125])*([.A125]-[.B125])" office:value-type="float" office:value="0.00000001059925843729" calcext:value-type="float">
            <text:p>1.059925843729E-08</text:p>
          </table:table-cell>
          <table:table-cell/>
        </table:table-row>
        <table:table-row table:style-name="ro1">
          <table:table-cell office:value-type="float" office:value="0.000849247" calcext:value-type="float">
            <text:p>0.000849247</text:p>
          </table:table-cell>
          <table:table-cell office:value-type="float" office:value="0.00164458" calcext:value-type="float">
            <text:p>0.00164458</text:p>
          </table:table-cell>
          <table:table-cell table:formula="of:=([.A126]*[.A126])" office:value-type="float" office:value="0.000000721220467009" calcext:value-type="float">
            <text:p>7.21220467009E-07</text:p>
          </table:table-cell>
          <table:table-cell table:formula="of:=([.A126]-[.B126])*([.A126]-[.B126])" office:value-type="float" office:value="0.000000632554580889" calcext:value-type="float">
            <text:p>6.32554580889E-07</text:p>
          </table:table-cell>
          <table:table-cell/>
        </table:table-row>
        <table:table-row table:style-name="ro1">
          <table:table-cell office:value-type="float" office:value="0.000783622" calcext:value-type="float">
            <text:p>0.000783622</text:p>
          </table:table-cell>
          <table:table-cell office:value-type="float" office:value="0.00150994" calcext:value-type="float">
            <text:p>0.00150994</text:p>
          </table:table-cell>
          <table:table-cell table:formula="of:=([.A127]*[.A127])" office:value-type="float" office:value="0.000000614063438884" calcext:value-type="float">
            <text:p>6.14063438884E-07</text:p>
          </table:table-cell>
          <table:table-cell table:formula="of:=([.A127]-[.B127])*([.A127]-[.B127])" office:value-type="float" office:value="0.000000527537837124" calcext:value-type="float">
            <text:p>5.27537837124E-07</text:p>
          </table:table-cell>
          <table:table-cell/>
        </table:table-row>
        <table:table-row table:style-name="ro1">
          <table:table-cell office:value-type="float" office:value="0.000136793" calcext:value-type="float">
            <text:p>0.000136793</text:p>
          </table:table-cell>
          <table:table-cell office:value-type="float" office:value="0.00977668" calcext:value-type="float">
            <text:p>0.00977668</text:p>
          </table:table-cell>
          <table:table-cell table:formula="of:=([.A128]*[.A128])" office:value-type="float" office:value="0.000000018712324849" calcext:value-type="float">
            <text:p>1.8712324849E-08</text:p>
          </table:table-cell>
          <table:table-cell table:formula="of:=([.A128]-[.B128])*([.A128]-[.B128])" office:value-type="float" office:value="0.000092927421372769" calcext:value-type="float">
            <text:p>9.2927421372769E-05</text:p>
          </table:table-cell>
          <table:table-cell/>
        </table:table-row>
        <table:table-row table:style-name="ro1">
          <table:table-cell office:value-type="float" office:value="0.00154102" calcext:value-type="float">
            <text:p>0.00154102</text:p>
          </table:table-cell>
          <table:table-cell office:value-type="float" office:value="0.00486983" calcext:value-type="float">
            <text:p>0.00486983</text:p>
          </table:table-cell>
          <table:table-cell table:formula="of:=([.A129]*[.A129])" office:value-type="float" office:value="0.0000023747426404" calcext:value-type="float">
            <text:p>0.0000023747426404</text:p>
          </table:table-cell>
          <table:table-cell table:formula="of:=([.A129]-[.B129])*([.A129]-[.B129])" office:value-type="float" office:value="0.0000110809760161" calcext:value-type="float">
            <text:p>0.0000110809760161</text:p>
          </table:table-cell>
          <table:table-cell/>
        </table:table-row>
        <table:table-row table:style-name="ro1">
          <table:table-cell office:value-type="float" office:value="0.00154102" calcext:value-type="float">
            <text:p>0.00154102</text:p>
          </table:table-cell>
          <table:table-cell office:value-type="float" office:value="0.0209238" calcext:value-type="float">
            <text:p>0.0209238</text:p>
          </table:table-cell>
          <table:table-cell table:formula="of:=([.A130]*[.A130])" office:value-type="float" office:value="0.0000023747426404" calcext:value-type="float">
            <text:p>0.0000023747426404</text:p>
          </table:table-cell>
          <table:table-cell table:formula="of:=([.A130]-[.B130])*([.A130]-[.B130])" office:value-type="float" office:value="0.0003756921605284" calcext:value-type="float">
            <text:p>0.0003756921605284</text:p>
          </table:table-cell>
          <table:table-cell/>
        </table:table-row>
        <table:table-row table:style-name="ro1">
          <table:table-cell office:value-type="float" office:value="0.00154102" calcext:value-type="float">
            <text:p>0.00154102</text:p>
          </table:table-cell>
          <table:table-cell office:value-type="float" office:value="0.0523978" calcext:value-type="float">
            <text:p>0.0523978</text:p>
          </table:table-cell>
          <table:table-cell table:formula="of:=([.A131]*[.A131])" office:value-type="float" office:value="0.0000023747426404" calcext:value-type="float">
            <text:p>0.0000023747426404</text:p>
          </table:table-cell>
          <table:table-cell table:formula="of:=([.A131]-[.B131])*([.A131]-[.B131])" office:value-type="float" office:value="0.0025864120719684" calcext:value-type="float">
            <text:p>0.0025864120719684</text:p>
          </table:table-cell>
          <table:table-cell/>
        </table:table-row>
        <table:table-row table:style-name="ro1">
          <table:table-cell office:value-type="float" office:value="0.0018301" calcext:value-type="float">
            <text:p>0.0018301</text:p>
          </table:table-cell>
          <table:table-cell office:value-type="float" office:value="0.0205536" calcext:value-type="float">
            <text:p>0.0205536</text:p>
          </table:table-cell>
          <table:table-cell table:formula="of:=([.A132]*[.A132])" office:value-type="float" office:value="0.00000334926601" calcext:value-type="float">
            <text:p>0.00000334926601</text:p>
          </table:table-cell>
          <table:table-cell table:formula="of:=([.A132]-[.B132])*([.A132]-[.B132])" office:value-type="float" office:value="0.00035056945225" calcext:value-type="float">
            <text:p>0.00035056945225</text:p>
          </table:table-cell>
          <table:table-cell/>
        </table:table-row>
        <table:table-row table:style-name="ro1">
          <table:table-cell office:value-type="float" office:value="0.0018301" calcext:value-type="float">
            <text:p>0.0018301</text:p>
          </table:table-cell>
          <table:table-cell office:value-type="float" office:value="0.0217911" calcext:value-type="float">
            <text:p>0.0217911</text:p>
          </table:table-cell>
          <table:table-cell table:formula="of:=([.A133]*[.A133])" office:value-type="float" office:value="0.00000334926601" calcext:value-type="float">
            <text:p>0.00000334926601</text:p>
          </table:table-cell>
          <table:table-cell table:formula="of:=([.A133]-[.B133])*([.A133]-[.B133])" office:value-type="float" office:value="0.000398441521" calcext:value-type="float">
            <text:p>0.000398441521</text:p>
          </table:table-cell>
          <table:table-cell/>
        </table:table-row>
        <table:table-row table:style-name="ro1">
          <table:table-cell office:value-type="float" office:value="0.0232934" calcext:value-type="float">
            <text:p>0.0232934</text:p>
          </table:table-cell>
          <table:table-cell office:value-type="float" office:value="0.0236826" calcext:value-type="float">
            <text:p>0.0236826</text:p>
          </table:table-cell>
          <table:table-cell table:formula="of:=([.A134]*[.A134])" office:value-type="float" office:value="0.00054258248356" calcext:value-type="float">
            <text:p>0.00054258248356</text:p>
          </table:table-cell>
          <table:table-cell table:formula="of:=([.A134]-[.B134])*([.A134]-[.B134])" office:value-type="float" office:value="0.00000015147664" calcext:value-type="float">
            <text:p>1.51476640000002E-07</text:p>
          </table:table-cell>
          <table:table-cell/>
        </table:table-row>
        <table:table-row table:style-name="ro1">
          <table:table-cell office:value-type="float" office:value="0.0232934" calcext:value-type="float">
            <text:p>0.0232934</text:p>
          </table:table-cell>
          <table:table-cell office:value-type="float" office:value="0.183479" calcext:value-type="float">
            <text:p>0.183479</text:p>
          </table:table-cell>
          <table:table-cell table:formula="of:=([.A135]*[.A135])" office:value-type="float" office:value="0.00054258248356" calcext:value-type="float">
            <text:p>0.00054258248356</text:p>
          </table:table-cell>
          <table:table-cell table:formula="of:=([.A135]-[.B135])*([.A135]-[.B135])" office:value-type="float" office:value="0.02565942644736" calcext:value-type="float">
            <text:p>0.02565942644736</text:p>
          </table:table-cell>
          <table:table-cell/>
        </table:table-row>
        <table:table-row table:style-name="ro1">
          <table:table-cell office:value-type="float" office:value="0.0232934" calcext:value-type="float">
            <text:p>0.0232934</text:p>
          </table:table-cell>
          <table:table-cell office:value-type="float" office:value="0.228077" calcext:value-type="float">
            <text:p>0.228077</text:p>
          </table:table-cell>
          <table:table-cell table:formula="of:=([.A136]*[.A136])" office:value-type="float" office:value="0.00054258248356" calcext:value-type="float">
            <text:p>0.00054258248356</text:p>
          </table:table-cell>
          <table:table-cell table:formula="of:=([.A136]-[.B136])*([.A136]-[.B136])" office:value-type="float" office:value="0.04193632282896" calcext:value-type="float">
            <text:p>0.04193632282896</text:p>
          </table:table-cell>
          <table:table-cell/>
        </table:table-row>
        <table:table-row table:style-name="ro1">
          <table:table-cell office:value-type="float" office:value="0.0232934" calcext:value-type="float">
            <text:p>0.0232934</text:p>
          </table:table-cell>
          <table:table-cell office:value-type="float" office:value="0.142016" calcext:value-type="float">
            <text:p>0.142016</text:p>
          </table:table-cell>
          <table:table-cell table:formula="of:=([.A137]*[.A137])" office:value-type="float" office:value="0.00054258248356" calcext:value-type="float">
            <text:p>0.00054258248356</text:p>
          </table:table-cell>
          <table:table-cell table:formula="of:=([.A137]-[.B137])*([.A137]-[.B137])" office:value-type="float" office:value="0.01409505575076" calcext:value-type="float">
            <text:p>0.01409505575076</text:p>
          </table:table-cell>
          <table:table-cell/>
        </table:table-row>
        <table:table-row table:style-name="ro1">
          <table:table-cell office:value-type="float" office:value="0.0232934" calcext:value-type="float">
            <text:p>0.0232934</text:p>
          </table:table-cell>
          <table:table-cell office:value-type="float" office:value="0.109291" calcext:value-type="float">
            <text:p>0.109291</text:p>
          </table:table-cell>
          <table:table-cell table:formula="of:=([.A138]*[.A138])" office:value-type="float" office:value="0.00054258248356" calcext:value-type="float">
            <text:p>0.00054258248356</text:p>
          </table:table-cell>
          <table:table-cell table:formula="of:=([.A138]-[.B138])*([.A138]-[.B138])" office:value-type="float" office:value="0.00739558720576" calcext:value-type="float">
            <text:p>0.00739558720576</text:p>
          </table:table-cell>
          <table:table-cell/>
        </table:table-row>
        <table:table-row table:style-name="ro1">
          <table:table-cell office:value-type="float" office:value="0.259075" calcext:value-type="float">
            <text:p>0.259075</text:p>
          </table:table-cell>
          <table:table-cell office:value-type="float" office:value="0.40579" calcext:value-type="float">
            <text:p>0.40579</text:p>
          </table:table-cell>
          <table:table-cell table:formula="of:=([.A139]*[.A139])" office:value-type="float" office:value="0.067119855625" calcext:value-type="float">
            <text:p>0.067119855625</text:p>
          </table:table-cell>
          <table:table-cell table:formula="of:=([.A139]-[.B139])*([.A139]-[.B139])" office:value-type="float" office:value="0.021525291225" calcext:value-type="float">
            <text:p>0.021525291225</text:p>
          </table:table-cell>
          <table:table-cell/>
        </table:table-row>
        <table:table-row table:style-name="ro1">
          <table:table-cell office:value-type="float" office:value="0.259075" calcext:value-type="float">
            <text:p>0.259075</text:p>
          </table:table-cell>
          <table:table-cell office:value-type="float" office:value="0.421289" calcext:value-type="float">
            <text:p>0.421289</text:p>
          </table:table-cell>
          <table:table-cell table:formula="of:=([.A140]*[.A140])" office:value-type="float" office:value="0.067119855625" calcext:value-type="float">
            <text:p>0.067119855625</text:p>
          </table:table-cell>
          <table:table-cell table:formula="of:=([.A140]-[.B140])*([.A140]-[.B140])" office:value-type="float" office:value="0.026313381796" calcext:value-type="float">
            <text:p>0.026313381796</text:p>
          </table:table-cell>
          <table:table-cell/>
        </table:table-row>
        <table:table-row table:style-name="ro1">
          <table:table-cell office:value-type="float" office:value="0.664134" calcext:value-type="float">
            <text:p>0.664134</text:p>
          </table:table-cell>
          <table:table-cell office:value-type="float" office:value="0.276464" calcext:value-type="float">
            <text:p>0.276464</text:p>
          </table:table-cell>
          <table:table-cell table:formula="of:=([.A141]*[.A141])" office:value-type="float" office:value="0.441073969956" calcext:value-type="float">
            <text:p>0.441073969956</text:p>
          </table:table-cell>
          <table:table-cell table:formula="of:=([.A141]-[.B141])*([.A141]-[.B141])" office:value-type="float" office:value="0.1502880289" calcext:value-type="float">
            <text:p>0.1502880289</text:p>
          </table:table-cell>
          <table:table-cell/>
        </table:table-row>
        <table:table-row table:style-name="ro1">
          <table:table-cell office:value-type="float" office:value="0.664134" calcext:value-type="float">
            <text:p>0.664134</text:p>
          </table:table-cell>
          <table:table-cell office:value-type="float" office:value="0.548112" calcext:value-type="float">
            <text:p>0.548112</text:p>
          </table:table-cell>
          <table:table-cell table:formula="of:=([.A142]*[.A142])" office:value-type="float" office:value="0.441073969956" calcext:value-type="float">
            <text:p>0.441073969956</text:p>
          </table:table-cell>
          <table:table-cell table:formula="of:=([.A142]-[.B142])*([.A142]-[.B142])" office:value-type="float" office:value="0.013461104484" calcext:value-type="float">
            <text:p>0.013461104484</text:p>
          </table:table-cell>
          <table:table-cell/>
        </table:table-row>
        <table:table-row table:style-name="ro1">
          <table:table-cell office:value-type="float" office:value="0.664134" calcext:value-type="float">
            <text:p>0.664134</text:p>
          </table:table-cell>
          <table:table-cell office:value-type="float" office:value="0.568482" calcext:value-type="float">
            <text:p>0.568482</text:p>
          </table:table-cell>
          <table:table-cell table:formula="of:=([.A143]*[.A143])" office:value-type="float" office:value="0.441073969956" calcext:value-type="float">
            <text:p>0.441073969956</text:p>
          </table:table-cell>
          <table:table-cell table:formula="of:=([.A143]-[.B143])*([.A143]-[.B143])" office:value-type="float" office:value="0.00914930510399999" calcext:value-type="float">
            <text:p>0.00914930510399999</text:p>
          </table:table-cell>
          <table:table-cell/>
        </table:table-row>
        <table:table-row table:style-name="ro1">
          <table:table-cell office:value-type="float" office:value="0.664134" calcext:value-type="float">
            <text:p>0.664134</text:p>
          </table:table-cell>
          <table:table-cell office:value-type="float" office:value="0.589818" calcext:value-type="float">
            <text:p>0.589818</text:p>
          </table:table-cell>
          <table:table-cell table:formula="of:=([.A144]*[.A144])" office:value-type="float" office:value="0.441073969956" calcext:value-type="float">
            <text:p>0.441073969956</text:p>
          </table:table-cell>
          <table:table-cell table:formula="of:=([.A144]-[.B144])*([.A144]-[.B144])" office:value-type="float" office:value="0.00552286785600001" calcext:value-type="float">
            <text:p>0.00552286785600001</text:p>
          </table:table-cell>
          <table:table-cell/>
        </table:table-row>
        <table:table-row table:style-name="ro1">
          <table:table-cell office:value-type="float" office:value="0.664134" calcext:value-type="float">
            <text:p>0.664134</text:p>
          </table:table-cell>
          <table:table-cell office:value-type="float" office:value="0.612369" calcext:value-type="float">
            <text:p>0.612369</text:p>
          </table:table-cell>
          <table:table-cell table:formula="of:=([.A145]*[.A145])" office:value-type="float" office:value="0.441073969956" calcext:value-type="float">
            <text:p>0.441073969956</text:p>
          </table:table-cell>
          <table:table-cell table:formula="of:=([.A145]-[.B145])*([.A145]-[.B145])" office:value-type="float" office:value="0.00267961522499999" calcext:value-type="float">
            <text:p>0.00267961522499999</text:p>
          </table:table-cell>
          <table:table-cell/>
        </table:table-row>
        <table:table-row table:style-name="ro1">
          <table:table-cell office:value-type="float" office:value="0.664134" calcext:value-type="float">
            <text:p>0.664134</text:p>
          </table:table-cell>
          <table:table-cell office:value-type="float" office:value="0.636413" calcext:value-type="float">
            <text:p>0.636413</text:p>
          </table:table-cell>
          <table:table-cell table:formula="of:=([.A146]*[.A146])" office:value-type="float" office:value="0.441073969956" calcext:value-type="float">
            <text:p>0.441073969956</text:p>
          </table:table-cell>
          <table:table-cell table:formula="of:=([.A146]-[.B146])*([.A146]-[.B146])" office:value-type="float" office:value="0.000768453841" calcext:value-type="float">
            <text:p>0.000768453841</text:p>
          </table:table-cell>
          <table:table-cell/>
        </table:table-row>
        <table:table-row table:style-name="ro1">
          <table:table-cell office:value-type="float" office:value="0.664134" calcext:value-type="float">
            <text:p>0.664134</text:p>
          </table:table-cell>
          <table:table-cell office:value-type="float" office:value="0.662261" calcext:value-type="float">
            <text:p>0.662261</text:p>
          </table:table-cell>
          <table:table-cell table:formula="of:=([.A147]*[.A147])" office:value-type="float" office:value="0.441073969956" calcext:value-type="float">
            <text:p>0.441073969956</text:p>
          </table:table-cell>
          <table:table-cell table:formula="of:=([.A147]-[.B147])*([.A147]-[.B147])" office:value-type="float" office:value="0.00000350812900000005" calcext:value-type="float">
            <text:p>3.50812900000005E-06</text:p>
          </table:table-cell>
          <table:table-cell/>
        </table:table-row>
        <table:table-row table:style-name="ro1">
          <table:table-cell office:value-type="float" office:value="0.664134" calcext:value-type="float">
            <text:p>0.664134</text:p>
          </table:table-cell>
          <table:table-cell office:value-type="float" office:value="0.690243" calcext:value-type="float">
            <text:p>0.690243</text:p>
          </table:table-cell>
          <table:table-cell table:formula="of:=([.A148]*[.A148])" office:value-type="float" office:value="0.441073969956" calcext:value-type="float">
            <text:p>0.441073969956</text:p>
          </table:table-cell>
          <table:table-cell table:formula="of:=([.A148]-[.B148])*([.A148]-[.B148])" office:value-type="float" office:value="0.000681679881000003" calcext:value-type="float">
            <text:p>0.000681679881000003</text:p>
          </table:table-cell>
          <table:table-cell/>
        </table:table-row>
        <table:table-row table:style-name="ro1">
          <table:table-cell office:value-type="float" office:value="0.710613" calcext:value-type="float">
            <text:p>0.710613</text:p>
          </table:table-cell>
          <table:table-cell office:value-type="float" office:value="0.720434" calcext:value-type="float">
            <text:p>0.720434</text:p>
          </table:table-cell>
          <table:table-cell table:formula="of:=([.A149]*[.A149])" office:value-type="float" office:value="0.504970835769" calcext:value-type="float">
            <text:p>0.504970835769</text:p>
          </table:table-cell>
          <table:table-cell table:formula="of:=([.A149]-[.B149])*([.A149]-[.B149])" office:value-type="float" office:value="0.0000964520409999994" calcext:value-type="float">
            <text:p>9.64520409999994E-05</text:p>
          </table:table-cell>
          <table:table-cell/>
        </table:table-row>
        <table:table-row table:style-name="ro1">
          <table:table-cell office:value-type="float" office:value="0.710613" calcext:value-type="float">
            <text:p>0.710613</text:p>
          </table:table-cell>
          <table:table-cell office:value-type="float" office:value="0.780192" calcext:value-type="float">
            <text:p>0.780192</text:p>
          </table:table-cell>
          <table:table-cell table:formula="of:=([.A150]*[.A150])" office:value-type="float" office:value="0.504970835769" calcext:value-type="float">
            <text:p>0.504970835769</text:p>
          </table:table-cell>
          <table:table-cell table:formula="of:=([.A150]-[.B150])*([.A150]-[.B150])" office:value-type="float" office:value="0.00484123724099999" calcext:value-type="float">
            <text:p>0.00484123724099999</text:p>
          </table:table-cell>
          <table:table-cell/>
        </table:table-row>
        <table:table-row table:style-name="ro1">
          <table:table-cell office:value-type="float" office:value="0.919196" calcext:value-type="float">
            <text:p>0.919196</text:p>
          </table:table-cell>
          <table:table-cell office:value-type="float" office:value="0.836135" calcext:value-type="float">
            <text:p>0.836135</text:p>
          </table:table-cell>
          <table:table-cell table:formula="of:=([.A151]*[.A151])" office:value-type="float" office:value="0.844921286416" calcext:value-type="float">
            <text:p>0.844921286416</text:p>
          </table:table-cell>
          <table:table-cell table:formula="of:=([.A151]-[.B151])*([.A151]-[.B151])" office:value-type="float" office:value="0.00689912972100001" calcext:value-type="float">
            <text:p>0.00689912972100001</text:p>
          </table:table-cell>
          <table:table-cell/>
        </table:table-row>
        <table:table-row table:style-name="ro1">
          <table:table-cell office:value-type="float" office:value="0.919196" calcext:value-type="float">
            <text:p>0.919196</text:p>
          </table:table-cell>
          <table:table-cell office:value-type="float" office:value="0.876513" calcext:value-type="float">
            <text:p>0.876513</text:p>
          </table:table-cell>
          <table:table-cell table:formula="of:=([.A152]*[.A152])" office:value-type="float" office:value="0.844921286416" calcext:value-type="float">
            <text:p>0.844921286416</text:p>
          </table:table-cell>
          <table:table-cell table:formula="of:=([.A152]-[.B152])*([.A152]-[.B152])" office:value-type="float" office:value="0.001821838489" calcext:value-type="float">
            <text:p>0.001821838489</text:p>
          </table:table-cell>
          <table:table-cell/>
        </table:table-row>
        <table:table-row table:style-name="ro1">
          <table:table-cell office:value-type="float" office:value="0.919197" calcext:value-type="float">
            <text:p>0.919197</text:p>
          </table:table-cell>
          <table:table-cell office:value-type="float" office:value="0.917589" calcext:value-type="float">
            <text:p>0.917589</text:p>
          </table:table-cell>
          <table:table-cell table:formula="of:=([.A153]*[.A153])" office:value-type="float" office:value="0.844923124809" calcext:value-type="float">
            <text:p>0.844923124809</text:p>
          </table:table-cell>
          <table:table-cell table:formula="of:=([.A153]-[.B153])*([.A153]-[.B153])" office:value-type="float" office:value="0.00000258566400000017" calcext:value-type="float">
            <text:p>2.58566400000017E-06</text:p>
          </table:table-cell>
          <table:table-cell/>
        </table:table-row>
        <table:table-row table:style-name="ro1">
          <table:table-cell office:value-type="float" office:value="0.994489" calcext:value-type="float">
            <text:p>0.994489</text:p>
          </table:table-cell>
          <table:table-cell office:value-type="float" office:value="0.955633" calcext:value-type="float">
            <text:p>0.955633</text:p>
          </table:table-cell>
          <table:table-cell table:formula="of:=([.A154]*[.A154])" office:value-type="float" office:value="0.989008371121" calcext:value-type="float">
            <text:p>0.989008371121</text:p>
          </table:table-cell>
          <table:table-cell table:formula="of:=([.A154]-[.B154])*([.A154]-[.B154])" office:value-type="float" office:value="0.001509788736" calcext:value-type="float">
            <text:p>0.001509788736</text:p>
          </table:table-cell>
          <table:table-cell/>
        </table:table-row>
        <table:table-row table:style-name="ro1">
          <table:table-cell office:value-type="float" office:value="0.994488" calcext:value-type="float">
            <text:p>0.994488</text:p>
          </table:table-cell>
          <table:table-cell office:value-type="float" office:value="0.984373" calcext:value-type="float">
            <text:p>0.984373</text:p>
          </table:table-cell>
          <table:table-cell table:formula="of:=([.A155]*[.A155])" office:value-type="float" office:value="0.989006382144" calcext:value-type="float">
            <text:p>0.989006382144</text:p>
          </table:table-cell>
          <table:table-cell table:formula="of:=([.A155]-[.B155])*([.A155]-[.B155])" office:value-type="float" office:value="0.000102313225" calcext:value-type="float">
            <text:p>0.000102313225</text:p>
          </table:table-cell>
          <table:table-cell/>
        </table:table-row>
        <table:table-row table:style-name="ro1">
          <table:table-cell office:value-type="float" office:value="0.994488" calcext:value-type="float">
            <text:p>0.994488</text:p>
          </table:table-cell>
          <table:table-cell office:value-type="float" office:value="0.997848" calcext:value-type="float">
            <text:p>0.997848</text:p>
          </table:table-cell>
          <table:table-cell table:formula="of:=([.A156]*[.A156])" office:value-type="float" office:value="0.989006382144" calcext:value-type="float">
            <text:p>0.989006382144</text:p>
          </table:table-cell>
          <table:table-cell table:formula="of:=([.A156]-[.B156])*([.A156]-[.B156])" office:value-type="float" office:value="0.0000112895999999995" calcext:value-type="float">
            <text:p>1.12895999999995E-05</text:p>
          </table:table-cell>
          <table:table-cell/>
        </table:table-row>
        <table:table-row table:style-name="ro1">
          <table:table-cell office:value-type="float" office:value="0.994488" calcext:value-type="float">
            <text:p>0.994488</text:p>
          </table:table-cell>
          <table:table-cell office:value-type="float" office:value="0.999652" calcext:value-type="float">
            <text:p>0.999652</text:p>
          </table:table-cell>
          <table:table-cell table:formula="of:=([.A157]*[.A157])" office:value-type="float" office:value="0.989006382144" calcext:value-type="float">
            <text:p>0.989006382144</text:p>
          </table:table-cell>
          <table:table-cell table:formula="of:=([.A157]-[.B157])*([.A157]-[.B157])" office:value-type="float" office:value="0.0000266668959999994" calcext:value-type="float">
            <text:p>2.66668959999994E-05</text:p>
          </table:table-cell>
          <table:table-cell/>
        </table:table-row>
        <table:table-row table:style-name="ro1">
          <table:table-cell office:value-type="float" office:value="0.0000144839" calcext:value-type="float">
            <text:p>0.0000144839</text:p>
          </table:table-cell>
          <table:table-cell office:value-type="float" office:value="0.00000249324" calcext:value-type="float">
            <text:p>0.00000249324</text:p>
          </table:table-cell>
          <table:table-cell table:formula="of:=([.A158]*[.A158])" office:value-type="float" office:value="0.00000000020978335921" calcext:value-type="float">
            <text:p>2.0978335921E-10</text:p>
          </table:table-cell>
          <table:table-cell table:formula="of:=([.A158]-[.B158])*([.A158]-[.B158])" office:value-type="float" office:value="0.00000000014377592724" calcext:value-type="float">
            <text:p>1.437759272356E-10</text:p>
          </table:table-cell>
          <table:table-cell/>
        </table:table-row>
        <table:table-row table:style-name="ro1">
          <table:table-cell office:value-type="float" office:value="0.0000144839" calcext:value-type="float">
            <text:p>0.0000144839</text:p>
          </table:table-cell>
          <table:table-cell office:value-type="float" office:value="0.0000126026" calcext:value-type="float">
            <text:p>0.0000126026</text:p>
          </table:table-cell>
          <table:table-cell table:formula="of:=([.A159]*[.A159])" office:value-type="float" office:value="0.00000000020978335921" calcext:value-type="float">
            <text:p>2.0978335921E-10</text:p>
          </table:table-cell>
          <table:table-cell table:formula="of:=([.A159]-[.B159])*([.A159]-[.B159])" office:value-type="float" office:value="0.00000000000353928969" calcext:value-type="float">
            <text:p>3.53928969E-12</text:p>
          </table:table-cell>
          <table:table-cell/>
        </table:table-row>
        <table:table-row table:style-name="ro1">
          <table:table-cell office:value-type="float" office:value="0.00000357628" calcext:value-type="float">
            <text:p>0.00000357628</text:p>
          </table:table-cell>
          <table:table-cell office:value-type="float" office:value="0.00109909" calcext:value-type="float">
            <text:p>0.00109909</text:p>
          </table:table-cell>
          <table:table-cell table:formula="of:=([.A160]*[.A160])" office:value-type="float" office:value="0.00000000001278977864" calcext:value-type="float">
            <text:p>1.27897786384E-11</text:p>
          </table:table-cell>
          <table:table-cell table:formula="of:=([.A160]-[.B160])*([.A160]-[.B160])" office:value-type="float" office:value="0.00000120015031070824" calcext:value-type="float">
            <text:p>1.20015031070824E-06</text:p>
          </table:table-cell>
          <table:table-cell/>
        </table:table-row>
        <table:table-row table:style-name="ro1">
          <table:table-cell office:value-type="float" office:value="0.00000298023" calcext:value-type="float">
            <text:p>0.00000298023</text:p>
          </table:table-cell>
          <table:table-cell office:value-type="float" office:value="0.00162059" calcext:value-type="float">
            <text:p>0.00162059</text:p>
          </table:table-cell>
          <table:table-cell table:formula="of:=([.A161]*[.A161])" office:value-type="float" office:value="0.00000000000888177085" calcext:value-type="float">
            <text:p>8.8817708529E-12</text:p>
          </table:table-cell>
          <table:table-cell table:formula="of:=([.A161]-[.B161])*([.A161]-[.B161])" office:value-type="float" office:value="0.00000261666136799945" calcext:value-type="float">
            <text:p>2.61666136799945E-0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03535" calcext:value-type="float">
            <text:p>0.00103535</text:p>
          </table:table-cell>
          <table:table-cell table:formula="of:=([.A162]*[.A162])" office:value-type="float" office:value="0" calcext:value-type="float">
            <text:p>0</text:p>
          </table:table-cell>
          <table:table-cell table:formula="of:=([.A162]-[.B162])*([.A162]-[.B162])" office:value-type="float" office:value="0.0000010719496225" calcext:value-type="float">
            <text:p>0.0000010719496225</text:p>
          </table:table-cell>
          <table:table-cell/>
        </table:table-row>
        <table:table-row table:style-name="ro1">
          <table:table-cell office:value-type="float" office:value="0.0000132918" calcext:value-type="float">
            <text:p>0.0000132918</text:p>
          </table:table-cell>
          <table:table-cell office:value-type="float" office:value="0.0260222" calcext:value-type="float">
            <text:p>0.0260222</text:p>
          </table:table-cell>
          <table:table-cell table:formula="of:=([.A163]*[.A163])" office:value-type="float" office:value="0.00000000017667194724" calcext:value-type="float">
            <text:p>1.7667194724E-10</text:p>
          </table:table-cell>
          <table:table-cell table:formula="of:=([.A163]-[.B163])*([.A163]-[.B163])" office:value-type="float" office:value="0.000676463305756027" calcext:value-type="float">
            <text:p>0.000676463305756027</text:p>
          </table:table-cell>
          <table:table-cell/>
        </table:table-row>
        <table:table-row table:style-name="ro1">
          <table:table-cell office:value-type="float" office:value="0.00000292063" calcext:value-type="float">
            <text:p>0.00000292063</text:p>
          </table:table-cell>
          <table:table-cell office:value-type="float" office:value="0.0299538" calcext:value-type="float">
            <text:p>0.0299538</text:p>
          </table:table-cell>
          <table:table-cell table:formula="of:=([.A164]*[.A164])" office:value-type="float" office:value="0.0000000000085300796" calcext:value-type="float">
            <text:p>8.5300795969E-12</text:p>
          </table:table-cell>
          <table:table-cell table:formula="of:=([.A164]-[.B164])*([.A164]-[.B164])" office:value-type="float" office:value="0.000897055175036292" calcext:value-type="float">
            <text:p>0.000897055175036292</text:p>
          </table:table-cell>
          <table:table-cell/>
        </table:table-row>
        <table:table-row table:style-name="ro1">
          <table:table-cell office:value-type="float" office:value="0.0000873208" calcext:value-type="float">
            <text:p>0.0000873208</text:p>
          </table:table-cell>
          <table:table-cell office:value-type="float" office:value="0.0226667" calcext:value-type="float">
            <text:p>0.0226667</text:p>
          </table:table-cell>
          <table:table-cell table:formula="of:=([.A165]*[.A165])" office:value-type="float" office:value="0.00000000762492211264" calcext:value-type="float">
            <text:p>7.62492211264E-09</text:p>
          </table:table-cell>
          <table:table-cell table:formula="of:=([.A165]-[.B165])*([.A165]-[.B165])" office:value-type="float" office:value="0.000509828365057393" calcext:value-type="float">
            <text:p>0.000509828365057393</text:p>
          </table:table-cell>
          <table:table-cell/>
        </table:table-row>
        <table:table-row table:style-name="ro1">
          <table:table-cell office:value-type="float" office:value="0.000035584" calcext:value-type="float">
            <text:p>0.000035584</text:p>
          </table:table-cell>
          <table:table-cell office:value-type="float" office:value="0.0157586" calcext:value-type="float">
            <text:p>0.0157586</text:p>
          </table:table-cell>
          <table:table-cell table:formula="of:=([.A166]*[.A166])" office:value-type="float" office:value="0.000000001266221056" calcext:value-type="float">
            <text:p>1.266221056E-09</text:p>
          </table:table-cell>
          <table:table-cell table:formula="of:=([.A166]-[.B166])*([.A166]-[.B166])" office:value-type="float" office:value="0.000247213232136256" calcext:value-type="float">
            <text:p>0.000247213232136256</text:p>
          </table:table-cell>
          <table:table-cell/>
        </table:table-row>
        <table:table-row table:style-name="ro1">
          <table:table-cell office:value-type="float" office:value="0.0000746846" calcext:value-type="float">
            <text:p>0.0000746846</text:p>
          </table:table-cell>
          <table:table-cell office:value-type="float" office:value="0.00726813" calcext:value-type="float">
            <text:p>0.00726813</text:p>
          </table:table-cell>
          <table:table-cell table:formula="of:=([.A167]*[.A167])" office:value-type="float" office:value="0.00000000557778947716" calcext:value-type="float">
            <text:p>5.57778947716E-09</text:p>
          </table:table-cell>
          <table:table-cell table:formula="of:=([.A167]-[.B167])*([.A167]-[.B167])" office:value-type="float" office:value="0.0000517456567227812" calcext:value-type="float">
            <text:p>5.17456567227812E-05</text:p>
          </table:table-cell>
          <table:table-cell/>
        </table:table-row>
        <table:table-row table:style-name="ro1">
          <table:table-cell office:value-type="float" office:value="0.000007689" calcext:value-type="float">
            <text:p>0.000007689</text:p>
          </table:table-cell>
          <table:table-cell office:value-type="float" office:value="0.107077" calcext:value-type="float">
            <text:p>0.107077</text:p>
          </table:table-cell>
          <table:table-cell table:formula="of:=([.A168]*[.A168])" office:value-type="float" office:value="0.000000000059120721" calcext:value-type="float">
            <text:p>5.9120721E-11</text:p>
          </table:table-cell>
          <table:table-cell table:formula="of:=([.A168]-[.B168])*([.A168]-[.B168])" office:value-type="float" office:value="0.0114638373580147" calcext:value-type="float">
            <text:p>0.0114638373580147</text:p>
          </table:table-cell>
          <table:table-cell/>
        </table:table-row>
        <table:table-row table:style-name="ro1">
          <table:table-cell office:value-type="float" office:value="0.000007689" calcext:value-type="float">
            <text:p>0.000007689</text:p>
          </table:table-cell>
          <table:table-cell office:value-type="float" office:value="0.116894" calcext:value-type="float">
            <text:p>0.116894</text:p>
          </table:table-cell>
          <table:table-cell table:formula="of:=([.A169]*[.A169])" office:value-type="float" office:value="0.000000000059120721" calcext:value-type="float">
            <text:p>5.9120721E-11</text:p>
          </table:table-cell>
          <table:table-cell table:formula="of:=([.A169]-[.B169])*([.A169]-[.B169])" office:value-type="float" office:value="0.0136624096991887" calcext:value-type="float">
            <text:p>0.0136624096991887</text:p>
          </table:table-cell>
          <table:table-cell/>
        </table:table-row>
        <table:table-row table:style-name="ro1">
          <table:table-cell office:value-type="float" office:value="0.00264829" calcext:value-type="float">
            <text:p>0.00264829</text:p>
          </table:table-cell>
          <table:table-cell office:value-type="float" office:value="0.0408813" calcext:value-type="float">
            <text:p>0.0408813</text:p>
          </table:table-cell>
          <table:table-cell table:formula="of:=([.A170]*[.A170])" office:value-type="float" office:value="0.0000070134399241" calcext:value-type="float">
            <text:p>0.0000070134399241</text:p>
          </table:table-cell>
          <table:table-cell table:formula="of:=([.A170]-[.B170])*([.A170]-[.B170])" office:value-type="float" office:value="0.0014617630536601" calcext:value-type="float">
            <text:p>0.0014617630536601</text:p>
          </table:table-cell>
          <table:table-cell/>
        </table:table-row>
        <table:table-row table:style-name="ro1">
          <table:table-cell office:value-type="float" office:value="0.0020858" calcext:value-type="float">
            <text:p>0.0020858</text:p>
          </table:table-cell>
          <table:table-cell office:value-type="float" office:value="0.0227539" calcext:value-type="float">
            <text:p>0.0227539</text:p>
          </table:table-cell>
          <table:table-cell table:formula="of:=([.A171]*[.A171])" office:value-type="float" office:value="0.00000435056164" calcext:value-type="float">
            <text:p>0.00000435056164</text:p>
          </table:table-cell>
          <table:table-cell table:formula="of:=([.A171]-[.B171])*([.A171]-[.B171])" office:value-type="float" office:value="0.00042717035761" calcext:value-type="float">
            <text:p>0.00042717035761</text:p>
          </table:table-cell>
          <table:table-cell/>
        </table:table-row>
        <table:table-row table:style-name="ro1">
          <table:table-cell office:value-type="float" office:value="0.00136232" calcext:value-type="float">
            <text:p>0.00136232</text:p>
          </table:table-cell>
          <table:table-cell office:value-type="float" office:value="0.00784221" calcext:value-type="float">
            <text:p>0.00784221</text:p>
          </table:table-cell>
          <table:table-cell table:formula="of:=([.A172]*[.A172])" office:value-type="float" office:value="0.0000018559157824" calcext:value-type="float">
            <text:p>0.0000018559157824</text:p>
          </table:table-cell>
          <table:table-cell table:formula="of:=([.A172]-[.B172])*([.A172]-[.B172])" office:value-type="float" office:value="0.0000419889744121" calcext:value-type="float">
            <text:p>0.0000419889744121</text:p>
          </table:table-cell>
          <table:table-cell/>
        </table:table-row>
        <table:table-row table:style-name="ro1">
          <table:table-cell office:value-type="float" office:value="0.00136232" calcext:value-type="float">
            <text:p>0.00136232</text:p>
          </table:table-cell>
          <table:table-cell office:value-type="float" office:value="0.00826743" calcext:value-type="float">
            <text:p>0.00826743</text:p>
          </table:table-cell>
          <table:table-cell table:formula="of:=([.A173]*[.A173])" office:value-type="float" office:value="0.0000018559157824" calcext:value-type="float">
            <text:p>0.0000018559157824</text:p>
          </table:table-cell>
          <table:table-cell table:formula="of:=([.A173]-[.B173])*([.A173]-[.B173])" office:value-type="float" office:value="0.0000476805441121" calcext:value-type="float">
            <text:p>0.0000476805441121</text:p>
          </table:table-cell>
          <table:table-cell/>
        </table:table-row>
        <table:table-row table:style-name="ro1">
          <table:table-cell office:value-type="float" office:value="0.00136232" calcext:value-type="float">
            <text:p>0.00136232</text:p>
          </table:table-cell>
          <table:table-cell office:value-type="float" office:value="0.21181" calcext:value-type="float">
            <text:p>0.21181</text:p>
          </table:table-cell>
          <table:table-cell table:formula="of:=([.A174]*[.A174])" office:value-type="float" office:value="0.0000018559157824" calcext:value-type="float">
            <text:p>0.0000018559157824</text:p>
          </table:table-cell>
          <table:table-cell table:formula="of:=([.A174]-[.B174])*([.A174]-[.B174])" office:value-type="float" office:value="0.0442882260173824" calcext:value-type="float">
            <text:p>0.0442882260173824</text:p>
          </table:table-cell>
          <table:table-cell/>
        </table:table-row>
        <table:table-row table:style-name="ro1">
          <table:table-cell office:value-type="float" office:value="0.00511003" calcext:value-type="float">
            <text:p>0.00511003</text:p>
          </table:table-cell>
          <table:table-cell office:value-type="float" office:value="0.0991151" calcext:value-type="float">
            <text:p>0.0991151</text:p>
          </table:table-cell>
          <table:table-cell table:formula="of:=([.A175]*[.A175])" office:value-type="float" office:value="0.0000261124066009" calcext:value-type="float">
            <text:p>0.0000261124066009</text:p>
          </table:table-cell>
          <table:table-cell table:formula="of:=([.A175]-[.B175])*([.A175]-[.B175])" office:value-type="float" office:value="0.0088369531857049" calcext:value-type="float">
            <text:p>0.0088369531857049</text:p>
          </table:table-cell>
          <table:table-cell/>
        </table:table-row>
        <table:table-row table:style-name="ro1">
          <table:table-cell office:value-type="float" office:value="0.0134482" calcext:value-type="float">
            <text:p>0.0134482</text:p>
          </table:table-cell>
          <table:table-cell office:value-type="float" office:value="0.199901" calcext:value-type="float">
            <text:p>0.199901</text:p>
          </table:table-cell>
          <table:table-cell table:formula="of:=([.A176]*[.A176])" office:value-type="float" office:value="0.00018085408324" calcext:value-type="float">
            <text:p>0.00018085408324</text:p>
          </table:table-cell>
          <table:table-cell table:formula="of:=([.A176]-[.B176])*([.A176]-[.B176])" office:value-type="float" office:value="0.03476464662784" calcext:value-type="float">
            <text:p>0.03476464662784</text:p>
          </table:table-cell>
          <table:table-cell/>
        </table:table-row>
        <table:table-row table:style-name="ro1">
          <table:table-cell office:value-type="float" office:value="0.026045" calcext:value-type="float">
            <text:p>0.026045</text:p>
          </table:table-cell>
          <table:table-cell office:value-type="float" office:value="0.0683263" calcext:value-type="float">
            <text:p>0.0683263</text:p>
          </table:table-cell>
          <table:table-cell table:formula="of:=([.A177]*[.A177])" office:value-type="float" office:value="0.000678342025" calcext:value-type="float">
            <text:p>0.000678342025</text:p>
          </table:table-cell>
          <table:table-cell table:formula="of:=([.A177]-[.B177])*([.A177]-[.B177])" office:value-type="float" office:value="0.00178770832969" calcext:value-type="float">
            <text:p>0.00178770832969</text:p>
          </table:table-cell>
          <table:table-cell/>
        </table:table-row>
        <table:table-row table:style-name="ro1">
          <table:table-cell office:value-type="float" office:value="0.039994" calcext:value-type="float">
            <text:p>0.039994</text:p>
          </table:table-cell>
          <table:table-cell office:value-type="float" office:value="0.195756" calcext:value-type="float">
            <text:p>0.195756</text:p>
          </table:table-cell>
          <table:table-cell table:formula="of:=([.A178]*[.A178])" office:value-type="float" office:value="0.001599520036" calcext:value-type="float">
            <text:p>0.001599520036</text:p>
          </table:table-cell>
          <table:table-cell table:formula="of:=([.A178]-[.B178])*([.A178]-[.B178])" office:value-type="float" office:value="0.024261800644" calcext:value-type="float">
            <text:p>0.024261800644</text:p>
          </table:table-cell>
          <table:table-cell/>
        </table:table-row>
        <table:table-row table:style-name="ro1">
          <table:table-cell office:value-type="float" office:value="0.039994" calcext:value-type="float">
            <text:p>0.039994</text:p>
          </table:table-cell>
          <table:table-cell office:value-type="float" office:value="0.123332" calcext:value-type="float">
            <text:p>0.123332</text:p>
          </table:table-cell>
          <table:table-cell table:formula="of:=([.A179]*[.A179])" office:value-type="float" office:value="0.001599520036" calcext:value-type="float">
            <text:p>0.001599520036</text:p>
          </table:table-cell>
          <table:table-cell table:formula="of:=([.A179]-[.B179])*([.A179]-[.B179])" office:value-type="float" office:value="0.006945222244" calcext:value-type="float">
            <text:p>0.006945222244</text:p>
          </table:table-cell>
          <table:table-cell/>
        </table:table-row>
        <table:table-row table:style-name="ro1">
          <table:table-cell office:value-type="float" office:value="0.141462" calcext:value-type="float">
            <text:p>0.141462</text:p>
          </table:table-cell>
          <table:table-cell office:value-type="float" office:value="0.0701244" calcext:value-type="float">
            <text:p>0.0701244</text:p>
          </table:table-cell>
          <table:table-cell table:formula="of:=([.A180]*[.A180])" office:value-type="float" office:value="0.020011497444" calcext:value-type="float">
            <text:p>0.020011497444</text:p>
          </table:table-cell>
          <table:table-cell table:formula="of:=([.A180]-[.B180])*([.A180]-[.B180])" office:value-type="float" office:value="0.00508905317376" calcext:value-type="float">
            <text:p>0.00508905317376</text:p>
          </table:table-cell>
          <table:table-cell/>
        </table:table-row>
        <table:table-row table:style-name="ro1">
          <table:table-cell office:value-type="float" office:value="0.258602" calcext:value-type="float">
            <text:p>0.258602</text:p>
          </table:table-cell>
          <table:table-cell office:value-type="float" office:value="0.176941" calcext:value-type="float">
            <text:p>0.176941</text:p>
          </table:table-cell>
          <table:table-cell table:formula="of:=([.A181]*[.A181])" office:value-type="float" office:value="0.066874994404" calcext:value-type="float">
            <text:p>0.066874994404</text:p>
          </table:table-cell>
          <table:table-cell table:formula="of:=([.A181]-[.B181])*([.A181]-[.B181])" office:value-type="float" office:value="0.006668518921" calcext:value-type="float">
            <text:p>0.006668518921</text:p>
          </table:table-cell>
          <table:table-cell/>
        </table:table-row>
        <table:table-row table:style-name="ro1">
          <table:table-cell office:value-type="float" office:value="0.258602" calcext:value-type="float">
            <text:p>0.258602</text:p>
          </table:table-cell>
          <table:table-cell office:value-type="float" office:value="0.26124" calcext:value-type="float">
            <text:p>0.26124</text:p>
          </table:table-cell>
          <table:table-cell table:formula="of:=([.A182]*[.A182])" office:value-type="float" office:value="0.066874994404" calcext:value-type="float">
            <text:p>0.066874994404</text:p>
          </table:table-cell>
          <table:table-cell table:formula="of:=([.A182]-[.B182])*([.A182]-[.B182])" office:value-type="float" office:value="0.00000695904400000016" calcext:value-type="float">
            <text:p>6.95904400000016E-06</text:p>
          </table:table-cell>
          <table:table-cell/>
        </table:table-row>
        <table:table-row table:style-name="ro1">
          <table:table-cell office:value-type="float" office:value="0.400255" calcext:value-type="float">
            <text:p>0.400255</text:p>
          </table:table-cell>
          <table:table-cell office:value-type="float" office:value="0.245145" calcext:value-type="float">
            <text:p>0.245145</text:p>
          </table:table-cell>
          <table:table-cell table:formula="of:=([.A183]*[.A183])" office:value-type="float" office:value="0.160204065025" calcext:value-type="float">
            <text:p>0.160204065025</text:p>
          </table:table-cell>
          <table:table-cell table:formula="of:=([.A183]-[.B183])*([.A183]-[.B183])" office:value-type="float" office:value="0.0240591121" calcext:value-type="float">
            <text:p>0.0240591121</text:p>
          </table:table-cell>
          <table:table-cell/>
        </table:table-row>
        <table:table-row table:style-name="ro1">
          <table:table-cell office:value-type="float" office:value="0.371723" calcext:value-type="float">
            <text:p>0.371723</text:p>
          </table:table-cell>
          <table:table-cell office:value-type="float" office:value="0.497587" calcext:value-type="float">
            <text:p>0.497587</text:p>
          </table:table-cell>
          <table:table-cell table:formula="of:=([.A184]*[.A184])" office:value-type="float" office:value="0.138177988729" calcext:value-type="float">
            <text:p>0.138177988729</text:p>
          </table:table-cell>
          <table:table-cell table:formula="of:=([.A184]-[.B184])*([.A184]-[.B184])" office:value-type="float" office:value="0.015841746496" calcext:value-type="float">
            <text:p>0.015841746496</text:p>
          </table:table-cell>
          <table:table-cell/>
        </table:table-row>
        <table:table-row table:style-name="ro1">
          <table:table-cell office:value-type="float" office:value="0.601787" calcext:value-type="float">
            <text:p>0.601787</text:p>
          </table:table-cell>
          <table:table-cell office:value-type="float" office:value="0.393127" calcext:value-type="float">
            <text:p>0.393127</text:p>
          </table:table-cell>
          <table:table-cell table:formula="of:=([.A185]*[.A185])" office:value-type="float" office:value="0.362147593369" calcext:value-type="float">
            <text:p>0.362147593369</text:p>
          </table:table-cell>
          <table:table-cell table:formula="of:=([.A185]-[.B185])*([.A185]-[.B185])" office:value-type="float" office:value="0.0435389956" calcext:value-type="float">
            <text:p>0.0435389956</text:p>
          </table:table-cell>
          <table:table-cell/>
        </table:table-row>
        <table:table-row table:style-name="ro1">
          <table:table-cell office:value-type="float" office:value="0.601787" calcext:value-type="float">
            <text:p>0.601787</text:p>
          </table:table-cell>
          <table:table-cell office:value-type="float" office:value="0.601482" calcext:value-type="float">
            <text:p>0.601482</text:p>
          </table:table-cell>
          <table:table-cell table:formula="of:=([.A186]*[.A186])" office:value-type="float" office:value="0.362147593369" calcext:value-type="float">
            <text:p>0.362147593369</text:p>
          </table:table-cell>
          <table:table-cell table:formula="of:=([.A186]-[.B186])*([.A186]-[.B186])" office:value-type="float" office:value="0.000000093025" calcext:value-type="float">
            <text:p>0.000000093025</text:p>
          </table:table-cell>
          <table:table-cell/>
        </table:table-row>
        <table:table-row table:style-name="ro1">
          <table:table-cell office:value-type="float" office:value="0.601788" calcext:value-type="float">
            <text:p>0.601788</text:p>
          </table:table-cell>
          <table:table-cell office:value-type="float" office:value="0.647054" calcext:value-type="float">
            <text:p>0.647054</text:p>
          </table:table-cell>
          <table:table-cell table:formula="of:=([.A187]*[.A187])" office:value-type="float" office:value="0.362148796944" calcext:value-type="float">
            <text:p>0.362148796944</text:p>
          </table:table-cell>
          <table:table-cell table:formula="of:=([.A187]-[.B187])*([.A187]-[.B187])" office:value-type="float" office:value="0.002049010756" calcext:value-type="float">
            <text:p>0.002049010756</text:p>
          </table:table-cell>
          <table:table-cell/>
        </table:table-row>
        <table:table-row table:style-name="ro1">
          <table:table-cell office:value-type="float" office:value="0.608441" calcext:value-type="float">
            <text:p>0.608441</text:p>
          </table:table-cell>
          <table:table-cell office:value-type="float" office:value="0.695242" calcext:value-type="float">
            <text:p>0.695242</text:p>
          </table:table-cell>
          <table:table-cell table:formula="of:=([.A188]*[.A188])" office:value-type="float" office:value="0.370200450481" calcext:value-type="float">
            <text:p>0.370200450481</text:p>
          </table:table-cell>
          <table:table-cell table:formula="of:=([.A188]-[.B188])*([.A188]-[.B188])" office:value-type="float" office:value="0.007534413601" calcext:value-type="float">
            <text:p>0.007534413601</text:p>
          </table:table-cell>
          <table:table-cell/>
        </table:table-row>
        <table:table-row table:style-name="ro1">
          <table:table-cell office:value-type="float" office:value="0.842929" calcext:value-type="float">
            <text:p>0.842929</text:p>
          </table:table-cell>
          <table:table-cell office:value-type="float" office:value="0.706234" calcext:value-type="float">
            <text:p>0.706234</text:p>
          </table:table-cell>
          <table:table-cell table:formula="of:=([.A189]*[.A189])" office:value-type="float" office:value="0.710529299041" calcext:value-type="float">
            <text:p>0.710529299041</text:p>
          </table:table-cell>
          <table:table-cell table:formula="of:=([.A189]-[.B189])*([.A189]-[.B189])" office:value-type="float" office:value="0.018685523025" calcext:value-type="float">
            <text:p>0.018685523025</text:p>
          </table:table-cell>
          <table:table-cell/>
        </table:table-row>
        <table:table-row table:style-name="ro1">
          <table:table-cell office:value-type="float" office:value="0.842929" calcext:value-type="float">
            <text:p>0.842929</text:p>
          </table:table-cell>
          <table:table-cell office:value-type="float" office:value="0.73986" calcext:value-type="float">
            <text:p>0.73986</text:p>
          </table:table-cell>
          <table:table-cell table:formula="of:=([.A190]*[.A190])" office:value-type="float" office:value="0.710529299041" calcext:value-type="float">
            <text:p>0.710529299041</text:p>
          </table:table-cell>
          <table:table-cell table:formula="of:=([.A190]-[.B190])*([.A190]-[.B190])" office:value-type="float" office:value="0.010623218761" calcext:value-type="float">
            <text:p>0.010623218761</text:p>
          </table:table-cell>
          <table:table-cell/>
        </table:table-row>
        <table:table-row table:style-name="ro1">
          <table:table-cell office:value-type="float" office:value="0.920925" calcext:value-type="float">
            <text:p>0.920925</text:p>
          </table:table-cell>
          <table:table-cell office:value-type="float" office:value="0.857333" calcext:value-type="float">
            <text:p>0.857333</text:p>
          </table:table-cell>
          <table:table-cell table:formula="of:=([.A191]*[.A191])" office:value-type="float" office:value="0.848102855625" calcext:value-type="float">
            <text:p>0.848102855625</text:p>
          </table:table-cell>
          <table:table-cell table:formula="of:=([.A191]-[.B191])*([.A191]-[.B191])" office:value-type="float" office:value="0.004043942464" calcext:value-type="float">
            <text:p>0.004043942464</text:p>
          </table:table-cell>
          <table:table-cell/>
        </table:table-row>
        <table:table-row table:style-name="ro1">
          <table:table-cell office:value-type="float" office:value="0.920925" calcext:value-type="float">
            <text:p>0.920925</text:p>
          </table:table-cell>
          <table:table-cell office:value-type="float" office:value="0.912675" calcext:value-type="float">
            <text:p>0.912675</text:p>
          </table:table-cell>
          <table:table-cell table:formula="of:=([.A192]*[.A192])" office:value-type="float" office:value="0.848102855625" calcext:value-type="float">
            <text:p>0.848102855625</text:p>
          </table:table-cell>
          <table:table-cell table:formula="of:=([.A192]-[.B192])*([.A192]-[.B192])" office:value-type="float" office:value="0.0000680624999999997" calcext:value-type="float">
            <text:p>6.80624999999997E-05</text:p>
          </table:table-cell>
          <table:table-cell/>
        </table:table-row>
        <table:table-row table:style-name="ro1">
          <table:table-cell office:value-type="float" office:value="0.952295" calcext:value-type="float">
            <text:p>0.952295</text:p>
          </table:table-cell>
          <table:table-cell office:value-type="float" office:value="0.933023" calcext:value-type="float">
            <text:p>0.933023</text:p>
          </table:table-cell>
          <table:table-cell table:formula="of:=([.A193]*[.A193])" office:value-type="float" office:value="0.906865767025" calcext:value-type="float">
            <text:p>0.906865767025</text:p>
          </table:table-cell>
          <table:table-cell table:formula="of:=([.A193]-[.B193])*([.A193]-[.B193])" office:value-type="float" office:value="0.000371409983999998" calcext:value-type="float">
            <text:p>0.000371409983999998</text:p>
          </table:table-cell>
          <table:table-cell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83101" calcext:value-type="float">
            <text:p>0.983101</text:p>
          </table:table-cell>
          <table:table-cell table:formula="of:=([.A194]*[.A194])" office:value-type="float" office:value="0.999984000064" calcext:value-type="float">
            <text:p>0.999984000064</text:p>
          </table:table-cell>
          <table:table-cell table:formula="of:=([.A194]-[.B194])*([.A194]-[.B194])" office:value-type="float" office:value="0.000285305881" calcext:value-type="float">
            <text:p>0.000285305881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87483" calcext:value-type="float">
            <text:p>0.987483</text:p>
          </table:table-cell>
          <table:table-cell table:formula="of:=([.A195]*[.A195])" office:value-type="float" office:value="0.999982000081" calcext:value-type="float">
            <text:p>0.999982000081</text:p>
          </table:table-cell>
          <table:table-cell table:formula="of:=([.A195]-[.B195])*([.A195]-[.B195])" office:value-type="float" office:value="0.000156450063999999" calcext:value-type="float">
            <text:p>0.000156450063999999</text:p>
          </table:table-cell>
          <table:table-cell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99997" calcext:value-type="float">
            <text:p>0.999997</text:p>
          </table:table-cell>
          <table:table-cell table:formula="of:=([.A196]*[.A196])" office:value-type="float" office:value="0.999984000064" calcext:value-type="float">
            <text:p>0.999984000064</text:p>
          </table:table-cell>
          <table:table-cell table:formula="of:=([.A196]-[.B196])*([.A196]-[.B196])" office:value-type="float" office:value="0.000000000025" calcext:value-type="float">
            <text:p>2.50000000003276E-11</text:p>
          </table:table-cell>
          <table:table-cell/>
        </table:table-row>
        <table:table-row table:style-name="ro1">
          <table:table-cell office:value-type="float" office:value="0.00000625849" calcext:value-type="float">
            <text:p>0.00000625849</text:p>
          </table:table-cell>
          <table:table-cell office:value-type="float" office:value="0.00000303222" calcext:value-type="float">
            <text:p>0.00000303222</text:p>
          </table:table-cell>
          <table:table-cell table:formula="of:=([.A197]*[.A197])" office:value-type="float" office:value="0.00000000003916869708" calcext:value-type="float">
            <text:p>3.91686970801E-11</text:p>
          </table:table-cell>
          <table:table-cell table:formula="of:=([.A197]-[.B197])*([.A197]-[.B197])" office:value-type="float" office:value="0.00000000001040881811" calcext:value-type="float">
            <text:p>1.04088181129E-11</text:p>
          </table:table-cell>
          <table:table-cell/>
        </table:table-row>
        <table:table-row table:style-name="ro1">
          <table:table-cell office:value-type="float" office:value="0.00000673532" calcext:value-type="float">
            <text:p>0.00000673532</text:p>
          </table:table-cell>
          <table:table-cell office:value-type="float" office:value="0.000292618" calcext:value-type="float">
            <text:p>0.000292618</text:p>
          </table:table-cell>
          <table:table-cell table:formula="of:=([.A198]*[.A198])" office:value-type="float" office:value="0.0000000000453645355" calcext:value-type="float">
            <text:p>4.53645355024E-11</text:p>
          </table:table-cell>
          <table:table-cell table:formula="of:=([.A198]-[.B198])*([.A198]-[.B198])" office:value-type="float" office:value="0.00000008172890672398" calcext:value-type="float">
            <text:p>8.17289067239824E-08</text:p>
          </table:table-cell>
          <table:table-cell/>
        </table:table-row>
        <table:table-row table:style-name="ro1">
          <table:table-cell office:value-type="float" office:value="0.00000673532" calcext:value-type="float">
            <text:p>0.00000673532</text:p>
          </table:table-cell>
          <table:table-cell office:value-type="float" office:value="0.00247433" calcext:value-type="float">
            <text:p>0.00247433</text:p>
          </table:table-cell>
          <table:table-cell table:formula="of:=([.A199]*[.A199])" office:value-type="float" office:value="0.0000000000453645355" calcext:value-type="float">
            <text:p>4.53645355024E-11</text:p>
          </table:table-cell>
          <table:table-cell table:formula="of:=([.A199]-[.B199])*([.A199]-[.B199])" office:value-type="float" office:value="0.0000060890235047643" calcext:value-type="float">
            <text:p>6.0890235047643E-06</text:p>
          </table:table-cell>
          <table:table-cell/>
        </table:table-row>
        <table:table-row table:style-name="ro1">
          <table:table-cell office:value-type="float" office:value="0.00000673532" calcext:value-type="float">
            <text:p>0.00000673532</text:p>
          </table:table-cell>
          <table:table-cell office:value-type="float" office:value="0.00712746" calcext:value-type="float">
            <text:p>0.00712746</text:p>
          </table:table-cell>
          <table:table-cell table:formula="of:=([.A200]*[.A200])" office:value-type="float" office:value="0.0000000000453645355" calcext:value-type="float">
            <text:p>4.53645355024E-11</text:p>
          </table:table-cell>
          <table:table-cell table:formula="of:=([.A200]-[.B200])*([.A200]-[.B200])" office:value-type="float" office:value="0.0000507047199683611" calcext:value-type="float">
            <text:p>5.07047199683611E-05</text:p>
          </table:table-cell>
          <table:table-cell/>
        </table:table-row>
        <table:table-row table:style-name="ro1">
          <table:table-cell office:value-type="float" office:value="0.0000328422" calcext:value-type="float">
            <text:p>0.0000328422</text:p>
          </table:table-cell>
          <table:table-cell office:value-type="float" office:value="0.0490485" calcext:value-type="float">
            <text:p>0.0490485</text:p>
          </table:table-cell>
          <table:table-cell table:formula="of:=([.A201]*[.A201])" office:value-type="float" office:value="0.00000000107861010084" calcext:value-type="float">
            <text:p>1.07861010084E-09</text:p>
          </table:table-cell>
          <table:table-cell table:formula="of:=([.A201]-[.B201])*([.A201]-[.B201])" office:value-type="float" office:value="0.0024025347095667" calcext:value-type="float">
            <text:p>0.0024025347095667</text:p>
          </table:table-cell>
          <table:table-cell/>
        </table:table-row>
        <table:table-row table:style-name="ro1">
          <table:table-cell office:value-type="float" office:value="0.0000312924" calcext:value-type="float">
            <text:p>0.0000312924</text:p>
          </table:table-cell>
          <table:table-cell office:value-type="float" office:value="0.00592558" calcext:value-type="float">
            <text:p>0.00592558</text:p>
          </table:table-cell>
          <table:table-cell table:formula="of:=([.A202]*[.A202])" office:value-type="float" office:value="0.00000000097921429776" calcext:value-type="float">
            <text:p>9.7921429776E-10</text:p>
          </table:table-cell>
          <table:table-cell table:formula="of:=([.A202]-[.B202])*([.A202]-[.B202])" office:value-type="float" office:value="0.0000347426263115138" calcext:value-type="float">
            <text:p>3.47426263115138E-05</text:p>
          </table:table-cell>
          <table:table-cell/>
        </table:table-row>
        <table:table-row table:style-name="ro1">
          <table:table-cell office:value-type="float" office:value="0.0000138879" calcext:value-type="float">
            <text:p>0.0000138879</text:p>
          </table:table-cell>
          <table:table-cell office:value-type="float" office:value="0.00775386" calcext:value-type="float">
            <text:p>0.00775386</text:p>
          </table:table-cell>
          <table:table-cell table:formula="of:=([.A203]*[.A203])" office:value-type="float" office:value="0.00000000019287376641" calcext:value-type="float">
            <text:p>1.9287376641E-10</text:p>
          </table:table-cell>
          <table:table-cell table:formula="of:=([.A203]-[.B203])*([.A203]-[.B203])" office:value-type="float" office:value="0.0000599071681087784" calcext:value-type="float">
            <text:p>5.99071681087784E-05</text:p>
          </table:table-cell>
          <table:table-cell/>
        </table:table-row>
        <table:table-row table:style-name="ro1">
          <table:table-cell office:value-type="float" office:value="0.0000138879" calcext:value-type="float">
            <text:p>0.0000138879</text:p>
          </table:table-cell>
          <table:table-cell office:value-type="float" office:value="0.00676876" calcext:value-type="float">
            <text:p>0.00676876</text:p>
          </table:table-cell>
          <table:table-cell table:formula="of:=([.A204]*[.A204])" office:value-type="float" office:value="0.00000000019287376641" calcext:value-type="float">
            <text:p>1.9287376641E-10</text:p>
          </table:table-cell>
          <table:table-cell table:formula="of:=([.A204]-[.B204])*([.A204]-[.B204])" office:value-type="float" office:value="0.0000456282970873584" calcext:value-type="float">
            <text:p>4.56282970873584E-05</text:p>
          </table:table-cell>
          <table:table-cell/>
        </table:table-row>
        <table:table-row table:style-name="ro1">
          <table:table-cell office:value-type="float" office:value="0.0000103116" calcext:value-type="float">
            <text:p>0.0000103116</text:p>
          </table:table-cell>
          <table:table-cell office:value-type="float" office:value="0.0576277" calcext:value-type="float">
            <text:p>0.0576277</text:p>
          </table:table-cell>
          <table:table-cell table:formula="of:=([.A205]*[.A205])" office:value-type="float" office:value="0.00000000010632909456" calcext:value-type="float">
            <text:p>1.0632909456E-10</text:p>
          </table:table-cell>
          <table:table-cell table:formula="of:=([.A205]-[.B205])*([.A205]-[.B205])" office:value-type="float" office:value="0.00331976344603645" calcext:value-type="float">
            <text:p>0.00331976344603645</text:p>
          </table:table-cell>
          <table:table-cell/>
        </table:table-row>
        <table:table-row table:style-name="ro1">
          <table:table-cell office:value-type="float" office:value="0.0000103116" calcext:value-type="float">
            <text:p>0.0000103116</text:p>
          </table:table-cell>
          <table:table-cell office:value-type="float" office:value="0.0654769" calcext:value-type="float">
            <text:p>0.0654769</text:p>
          </table:table-cell>
          <table:table-cell table:formula="of:=([.A206]*[.A206])" office:value-type="float" office:value="0.00000000010632909456" calcext:value-type="float">
            <text:p>1.0632909456E-10</text:p>
          </table:table-cell>
          <table:table-cell table:formula="of:=([.A206]-[.B206])*([.A206]-[.B206])" office:value-type="float" office:value="0.00428587419673502" calcext:value-type="float">
            <text:p>0.00428587419673502</text:p>
          </table:table-cell>
          <table:table-cell/>
        </table:table-row>
        <table:table-row table:style-name="ro1">
          <table:table-cell office:value-type="float" office:value="0.00000691414" calcext:value-type="float">
            <text:p>0.00000691414</text:p>
          </table:table-cell>
          <table:table-cell office:value-type="float" office:value="0.0294535" calcext:value-type="float">
            <text:p>0.0294535</text:p>
          </table:table-cell>
          <table:table-cell table:formula="of:=([.A207]*[.A207])" office:value-type="float" office:value="0.00000000004780533194" calcext:value-type="float">
            <text:p>4.78053319396E-11</text:p>
          </table:table-cell>
          <table:table-cell table:formula="of:=([.A207]-[.B207])*([.A207]-[.B207])" office:value-type="float" office:value="0.000867101418810352" calcext:value-type="float">
            <text:p>0.000867101418810352</text:p>
          </table:table-cell>
          <table:table-cell/>
        </table:table-row>
        <table:table-row table:style-name="ro1">
          <table:table-cell office:value-type="float" office:value="0.00000691414" calcext:value-type="float">
            <text:p>0.00000691414</text:p>
          </table:table-cell>
          <table:table-cell office:value-type="float" office:value="0.032556" calcext:value-type="float">
            <text:p>0.032556</text:p>
          </table:table-cell>
          <table:table-cell table:formula="of:=([.A208]*[.A208])" office:value-type="float" office:value="0.00000000004780533194" calcext:value-type="float">
            <text:p>4.78053319396E-11</text:p>
          </table:table-cell>
          <table:table-cell table:formula="of:=([.A208]-[.B208])*([.A208]-[.B208])" office:value-type="float" office:value="0.00105944299032165" calcext:value-type="float">
            <text:p>0.00105944299032165</text:p>
          </table:table-cell>
          <table:table-cell/>
        </table:table-row>
        <table:table-row table:style-name="ro1">
          <table:table-cell office:value-type="float" office:value="0.00000542402" calcext:value-type="float">
            <text:p>0.00000542402</text:p>
          </table:table-cell>
          <table:table-cell office:value-type="float" office:value="0.160746" calcext:value-type="float">
            <text:p>0.160746</text:p>
          </table:table-cell>
          <table:table-cell table:formula="of:=([.A209]*[.A209])" office:value-type="float" office:value="0.00000000002941999296" calcext:value-type="float">
            <text:p>2.94199929604E-11</text:p>
          </table:table-cell>
          <table:table-cell table:formula="of:=([.A209]-[.B209])*([.A209]-[.B209])" office:value-type="float" office:value="0.0258375327663822" calcext:value-type="float">
            <text:p>0.0258375327663822</text:p>
          </table:table-cell>
          <table:table-cell/>
        </table:table-row>
        <table:table-row table:style-name="ro1">
          <table:table-cell office:value-type="float" office:value="0.00113708" calcext:value-type="float">
            <text:p>0.00113708</text:p>
          </table:table-cell>
          <table:table-cell office:value-type="float" office:value="0.0180149" calcext:value-type="float">
            <text:p>0.0180149</text:p>
          </table:table-cell>
          <table:table-cell table:formula="of:=([.A210]*[.A210])" office:value-type="float" office:value="0.0000012929509264" calcext:value-type="float">
            <text:p>0.0000012929509264</text:p>
          </table:table-cell>
          <table:table-cell table:formula="of:=([.A210]-[.B210])*([.A210]-[.B210])" office:value-type="float" office:value="0.0002848608079524" calcext:value-type="float">
            <text:p>0.0002848608079524</text:p>
          </table:table-cell>
          <table:table-cell/>
        </table:table-row>
        <table:table-row table:style-name="ro1">
          <table:table-cell office:value-type="float" office:value="0.00915492" calcext:value-type="float">
            <text:p>0.00915492</text:p>
          </table:table-cell>
          <table:table-cell office:value-type="float" office:value="0.0683671" calcext:value-type="float">
            <text:p>0.0683671</text:p>
          </table:table-cell>
          <table:table-cell table:formula="of:=([.A211]*[.A211])" office:value-type="float" office:value="0.0000838125602064" calcext:value-type="float">
            <text:p>0.0000838125602064</text:p>
          </table:table-cell>
          <table:table-cell table:formula="of:=([.A211]-[.B211])*([.A211]-[.B211])" office:value-type="float" office:value="0.0035060822603524" calcext:value-type="float">
            <text:p>0.0035060822603524</text:p>
          </table:table-cell>
          <table:table-cell/>
        </table:table-row>
        <table:table-row table:style-name="ro1">
          <table:table-cell office:value-type="float" office:value="0.00915492" calcext:value-type="float">
            <text:p>0.00915492</text:p>
          </table:table-cell>
          <table:table-cell office:value-type="float" office:value="0.192175" calcext:value-type="float">
            <text:p>0.192175</text:p>
          </table:table-cell>
          <table:table-cell table:formula="of:=([.A212]*[.A212])" office:value-type="float" office:value="0.0000838125602064" calcext:value-type="float">
            <text:p>0.0000838125602064</text:p>
          </table:table-cell>
          <table:table-cell table:formula="of:=([.A212]-[.B212])*([.A212]-[.B212])" office:value-type="float" office:value="0.0334963496832064" calcext:value-type="float">
            <text:p>0.0334963496832064</text:p>
          </table:table-cell>
          <table:table-cell/>
        </table:table-row>
        <table:table-row table:style-name="ro1">
          <table:table-cell office:value-type="float" office:value="0.00572169" calcext:value-type="float">
            <text:p>0.00572169</text:p>
          </table:table-cell>
          <table:table-cell office:value-type="float" office:value="0.191258" calcext:value-type="float">
            <text:p>0.191258</text:p>
          </table:table-cell>
          <table:table-cell table:formula="of:=([.A213]*[.A213])" office:value-type="float" office:value="0.0000327377364561" calcext:value-type="float">
            <text:p>0.0000327377364561</text:p>
          </table:table-cell>
          <table:table-cell table:formula="of:=([.A213]-[.B213])*([.A213]-[.B213])" office:value-type="float" office:value="0.0344237223284161" calcext:value-type="float">
            <text:p>0.0344237223284161</text:p>
          </table:table-cell>
          <table:table-cell/>
        </table:table-row>
        <table:table-row table:style-name="ro1">
          <table:table-cell office:value-type="float" office:value="0.00572169" calcext:value-type="float">
            <text:p>0.00572169</text:p>
          </table:table-cell>
          <table:table-cell office:value-type="float" office:value="0.0877357" calcext:value-type="float">
            <text:p>0.0877357</text:p>
          </table:table-cell>
          <table:table-cell table:formula="of:=([.A214]*[.A214])" office:value-type="float" office:value="0.0000327377364561" calcext:value-type="float">
            <text:p>0.0000327377364561</text:p>
          </table:table-cell>
          <table:table-cell table:formula="of:=([.A214]-[.B214])*([.A214]-[.B214])" office:value-type="float" office:value="0.0067262978362801" calcext:value-type="float">
            <text:p>0.0067262978362801</text:p>
          </table:table-cell>
          <table:table-cell/>
        </table:table-row>
        <table:table-row table:style-name="ro1">
          <table:table-cell office:value-type="float" office:value="0.001867" calcext:value-type="float">
            <text:p>0.001867</text:p>
          </table:table-cell>
          <table:table-cell office:value-type="float" office:value="0.02868" calcext:value-type="float">
            <text:p>0.02868</text:p>
          </table:table-cell>
          <table:table-cell table:formula="of:=([.A215]*[.A215])" office:value-type="float" office:value="0.000003485689" calcext:value-type="float">
            <text:p>0.000003485689</text:p>
          </table:table-cell>
          <table:table-cell table:formula="of:=([.A215]-[.B215])*([.A215]-[.B215])" office:value-type="float" office:value="0.000718936969" calcext:value-type="float">
            <text:p>0.000718936969</text:p>
          </table:table-cell>
          <table:table-cell/>
        </table:table-row>
        <table:table-row table:style-name="ro1">
          <table:table-cell office:value-type="float" office:value="0.00353026" calcext:value-type="float">
            <text:p>0.00353026</text:p>
          </table:table-cell>
          <table:table-cell office:value-type="float" office:value="0.0281601" calcext:value-type="float">
            <text:p>0.0281601</text:p>
          </table:table-cell>
          <table:table-cell table:formula="of:=([.A216]*[.A216])" office:value-type="float" office:value="0.0000124627356676" calcext:value-type="float">
            <text:p>0.0000124627356676</text:p>
          </table:table-cell>
          <table:table-cell table:formula="of:=([.A216]-[.B216])*([.A216]-[.B216])" office:value-type="float" office:value="0.0006066290184256" calcext:value-type="float">
            <text:p>0.0006066290184256</text:p>
          </table:table-cell>
          <table:table-cell/>
        </table:table-row>
        <table:table-row table:style-name="ro1">
          <table:table-cell office:value-type="float" office:value="0.00467658" calcext:value-type="float">
            <text:p>0.00467658</text:p>
          </table:table-cell>
          <table:table-cell office:value-type="float" office:value="0.0550116" calcext:value-type="float">
            <text:p>0.0550116</text:p>
          </table:table-cell>
          <table:table-cell table:formula="of:=([.A217]*[.A217])" office:value-type="float" office:value="0.0000218704004964" calcext:value-type="float">
            <text:p>0.0000218704004964</text:p>
          </table:table-cell>
          <table:table-cell table:formula="of:=([.A217]-[.B217])*([.A217]-[.B217])" office:value-type="float" office:value="0.0025336142384004" calcext:value-type="float">
            <text:p>0.0025336142384004</text:p>
          </table:table-cell>
          <table:table-cell/>
        </table:table-row>
        <table:table-row table:style-name="ro1">
          <table:table-cell office:value-type="float" office:value="0.00692904" calcext:value-type="float">
            <text:p>0.00692904</text:p>
          </table:table-cell>
          <table:table-cell office:value-type="float" office:value="0.0653103" calcext:value-type="float">
            <text:p>0.0653103</text:p>
          </table:table-cell>
          <table:table-cell table:formula="of:=([.A218]*[.A218])" office:value-type="float" office:value="0.0000480115953216" calcext:value-type="float">
            <text:p>0.0000480115953216</text:p>
          </table:table-cell>
          <table:table-cell table:formula="of:=([.A218]-[.B218])*([.A218]-[.B218])" office:value-type="float" office:value="0.0034083715191876" calcext:value-type="float">
            <text:p>0.0034083715191876</text:p>
          </table:table-cell>
          <table:table-cell/>
        </table:table-row>
        <table:table-row table:style-name="ro1">
          <table:table-cell office:value-type="float" office:value="0.0102434" calcext:value-type="float">
            <text:p>0.0102434</text:p>
          </table:table-cell>
          <table:table-cell office:value-type="float" office:value="0.124773" calcext:value-type="float">
            <text:p>0.124773</text:p>
          </table:table-cell>
          <table:table-cell table:formula="of:=([.A219]*[.A219])" office:value-type="float" office:value="0.00010492724356" calcext:value-type="float">
            <text:p>0.00010492724356</text:p>
          </table:table-cell>
          <table:table-cell table:formula="of:=([.A219]-[.B219])*([.A219]-[.B219])" office:value-type="float" office:value="0.01311702927616" calcext:value-type="float">
            <text:p>0.01311702927616</text:p>
          </table:table-cell>
          <table:table-cell/>
        </table:table-row>
        <table:table-row table:style-name="ro1">
          <table:table-cell office:value-type="float" office:value="0.0143915" calcext:value-type="float">
            <text:p>0.0143915</text:p>
          </table:table-cell>
          <table:table-cell office:value-type="float" office:value="0.189952" calcext:value-type="float">
            <text:p>0.189952</text:p>
          </table:table-cell>
          <table:table-cell table:formula="of:=([.A220]*[.A220])" office:value-type="float" office:value="0.00020711527225" calcext:value-type="float">
            <text:p>0.00020711527225</text:p>
          </table:table-cell>
          <table:table-cell table:formula="of:=([.A220]-[.B220])*([.A220]-[.B220])" office:value-type="float" office:value="0.03082148916025" calcext:value-type="float">
            <text:p>0.03082148916025</text:p>
          </table:table-cell>
          <table:table-cell/>
        </table:table-row>
        <table:table-row table:style-name="ro1">
          <table:table-cell office:value-type="float" office:value="0.0143915" calcext:value-type="float">
            <text:p>0.0143915</text:p>
          </table:table-cell>
          <table:table-cell office:value-type="float" office:value="0.225637" calcext:value-type="float">
            <text:p>0.225637</text:p>
          </table:table-cell>
          <table:table-cell table:formula="of:=([.A221]*[.A221])" office:value-type="float" office:value="0.00020711527225" calcext:value-type="float">
            <text:p>0.00020711527225</text:p>
          </table:table-cell>
          <table:table-cell table:formula="of:=([.A221]-[.B221])*([.A221]-[.B221])" office:value-type="float" office:value="0.04462466127025" calcext:value-type="float">
            <text:p>0.04462466127025</text:p>
          </table:table-cell>
          <table:table-cell/>
        </table:table-row>
        <table:table-row table:style-name="ro1">
          <table:table-cell office:value-type="float" office:value="0.059925" calcext:value-type="float">
            <text:p>0.059925</text:p>
          </table:table-cell>
          <table:table-cell office:value-type="float" office:value="0.319145" calcext:value-type="float">
            <text:p>0.319145</text:p>
          </table:table-cell>
          <table:table-cell table:formula="of:=([.A222]*[.A222])" office:value-type="float" office:value="0.003591005625" calcext:value-type="float">
            <text:p>0.003591005625</text:p>
          </table:table-cell>
          <table:table-cell table:formula="of:=([.A222]-[.B222])*([.A222]-[.B222])" office:value-type="float" office:value="0.0671950084" calcext:value-type="float">
            <text:p>0.0671950084</text:p>
          </table:table-cell>
          <table:table-cell/>
        </table:table-row>
        <table:table-row table:style-name="ro1">
          <table:table-cell office:value-type="float" office:value="0.059925" calcext:value-type="float">
            <text:p>0.059925</text:p>
          </table:table-cell>
          <table:table-cell office:value-type="float" office:value="0.42293" calcext:value-type="float">
            <text:p>0.42293</text:p>
          </table:table-cell>
          <table:table-cell table:formula="of:=([.A223]*[.A223])" office:value-type="float" office:value="0.003591005625" calcext:value-type="float">
            <text:p>0.003591005625</text:p>
          </table:table-cell>
          <table:table-cell table:formula="of:=([.A223]-[.B223])*([.A223]-[.B223])" office:value-type="float" office:value="0.131772630025" calcext:value-type="float">
            <text:p>0.131772630025</text:p>
          </table:table-cell>
          <table:table-cell/>
        </table:table-row>
        <table:table-row table:style-name="ro1">
          <table:table-cell office:value-type="float" office:value="0.0950316" calcext:value-type="float">
            <text:p>0.0950316</text:p>
          </table:table-cell>
          <table:table-cell office:value-type="float" office:value="0.439537" calcext:value-type="float">
            <text:p>0.439537</text:p>
          </table:table-cell>
          <table:table-cell table:formula="of:=([.A224]*[.A224])" office:value-type="float" office:value="0.00903100499856" calcext:value-type="float">
            <text:p>0.00903100499856</text:p>
          </table:table-cell>
          <table:table-cell table:formula="of:=([.A224]-[.B224])*([.A224]-[.B224])" office:value-type="float" office:value="0.11868397062916" calcext:value-type="float">
            <text:p>0.11868397062916</text:p>
          </table:table-cell>
          <table:table-cell/>
        </table:table-row>
        <table:table-row table:style-name="ro1">
          <table:table-cell office:value-type="float" office:value="0.11218" calcext:value-type="float">
            <text:p>0.11218</text:p>
          </table:table-cell>
          <table:table-cell office:value-type="float" office:value="0.297249" calcext:value-type="float">
            <text:p>0.297249</text:p>
          </table:table-cell>
          <table:table-cell table:formula="of:=([.A225]*[.A225])" office:value-type="float" office:value="0.0125843524" calcext:value-type="float">
            <text:p>0.0125843524</text:p>
          </table:table-cell>
          <table:table-cell table:formula="of:=([.A225]-[.B225])*([.A225]-[.B225])" office:value-type="float" office:value="0.034250534761" calcext:value-type="float">
            <text:p>0.034250534761</text:p>
          </table:table-cell>
          <table:table-cell/>
        </table:table-row>
        <table:table-row table:style-name="ro1">
          <table:table-cell office:value-type="float" office:value="0.326047" calcext:value-type="float">
            <text:p>0.326047</text:p>
          </table:table-cell>
          <table:table-cell office:value-type="float" office:value="0.609221" calcext:value-type="float">
            <text:p>0.609221</text:p>
          </table:table-cell>
          <table:table-cell table:formula="of:=([.A226]*[.A226])" office:value-type="float" office:value="0.106306646209" calcext:value-type="float">
            <text:p>0.106306646209</text:p>
          </table:table-cell>
          <table:table-cell table:formula="of:=([.A226]-[.B226])*([.A226]-[.B226])" office:value-type="float" office:value="0.080187514276" calcext:value-type="float">
            <text:p>0.080187514276</text:p>
          </table:table-cell>
          <table:table-cell/>
        </table:table-row>
        <table:table-row table:style-name="ro1">
          <table:table-cell office:value-type="float" office:value="0.326046" calcext:value-type="float">
            <text:p>0.326046</text:p>
          </table:table-cell>
          <table:table-cell office:value-type="float" office:value="0.458736" calcext:value-type="float">
            <text:p>0.458736</text:p>
          </table:table-cell>
          <table:table-cell table:formula="of:=([.A227]*[.A227])" office:value-type="float" office:value="0.106305994116" calcext:value-type="float">
            <text:p>0.106305994116</text:p>
          </table:table-cell>
          <table:table-cell table:formula="of:=([.A227]-[.B227])*([.A227]-[.B227])" office:value-type="float" office:value="0.0176066361" calcext:value-type="float">
            <text:p>0.0176066361</text:p>
          </table:table-cell>
          <table:table-cell/>
        </table:table-row>
        <table:table-row table:style-name="ro1">
          <table:table-cell office:value-type="float" office:value="0.482482" calcext:value-type="float">
            <text:p>0.482482</text:p>
          </table:table-cell>
          <table:table-cell office:value-type="float" office:value="0.720969" calcext:value-type="float">
            <text:p>0.720969</text:p>
          </table:table-cell>
          <table:table-cell table:formula="of:=([.A228]*[.A228])" office:value-type="float" office:value="0.232788880324" calcext:value-type="float">
            <text:p>0.232788880324</text:p>
          </table:table-cell>
          <table:table-cell table:formula="of:=([.A228]-[.B228])*([.A228]-[.B228])" office:value-type="float" office:value="0.056876049169" calcext:value-type="float">
            <text:p>0.056876049169</text:p>
          </table:table-cell>
          <table:table-cell/>
        </table:table-row>
        <table:table-row table:style-name="ro1">
          <table:table-cell office:value-type="float" office:value="0.58373" calcext:value-type="float">
            <text:p>0.58373</text:p>
          </table:table-cell>
          <table:table-cell office:value-type="float" office:value="0.819897" calcext:value-type="float">
            <text:p>0.819897</text:p>
          </table:table-cell>
          <table:table-cell table:formula="of:=([.A229]*[.A229])" office:value-type="float" office:value="0.3407407129" calcext:value-type="float">
            <text:p>0.3407407129</text:p>
          </table:table-cell>
          <table:table-cell table:formula="of:=([.A229]-[.B229])*([.A229]-[.B229])" office:value-type="float" office:value="0.055774851889" calcext:value-type="float">
            <text:p>0.055774851889</text:p>
          </table:table-cell>
          <table:table-cell/>
        </table:table-row>
        <table:table-row table:style-name="ro1">
          <table:table-cell office:value-type="float" office:value="0.82431" calcext:value-type="float">
            <text:p>0.82431</text:p>
          </table:table-cell>
          <table:table-cell office:value-type="float" office:value="0.855897" calcext:value-type="float">
            <text:p>0.855897</text:p>
          </table:table-cell>
          <table:table-cell table:formula="of:=([.A230]*[.A230])" office:value-type="float" office:value="0.6794869761" calcext:value-type="float">
            <text:p>0.6794869761</text:p>
          </table:table-cell>
          <table:table-cell table:formula="of:=([.A230]-[.B230])*([.A230]-[.B230])" office:value-type="float" office:value="0.000997738569000002" calcext:value-type="float">
            <text:p>0.000997738569000002</text:p>
          </table:table-cell>
          <table:table-cell/>
        </table:table-row>
        <table:table-row table:style-name="ro1">
          <table:table-cell office:value-type="float" office:value="0.824311" calcext:value-type="float">
            <text:p>0.824311</text:p>
          </table:table-cell>
          <table:table-cell office:value-type="float" office:value="0.909603" calcext:value-type="float">
            <text:p>0.909603</text:p>
          </table:table-cell>
          <table:table-cell table:formula="of:=([.A231]*[.A231])" office:value-type="float" office:value="0.679488624721" calcext:value-type="float">
            <text:p>0.679488624721</text:p>
          </table:table-cell>
          <table:table-cell table:formula="of:=([.A231]-[.B231])*([.A231]-[.B231])" office:value-type="float" office:value="0.00727472526400001" calcext:value-type="float">
            <text:p>0.00727472526400001</text:p>
          </table:table-cell>
          <table:table-cell/>
        </table:table-row>
        <table:table-row table:style-name="ro1">
          <table:table-cell office:value-type="float" office:value="0.907228" calcext:value-type="float">
            <text:p>0.907228</text:p>
          </table:table-cell>
          <table:table-cell office:value-type="float" office:value="0.947317" calcext:value-type="float">
            <text:p>0.947317</text:p>
          </table:table-cell>
          <table:table-cell table:formula="of:=([.A232]*[.A232])" office:value-type="float" office:value="0.823062643984" calcext:value-type="float">
            <text:p>0.823062643984</text:p>
          </table:table-cell>
          <table:table-cell table:formula="of:=([.A232]-[.B232])*([.A232]-[.B232])" office:value-type="float" office:value="0.00160712792099999" calcext:value-type="float">
            <text:p>0.00160712792099999</text:p>
          </table:table-cell>
          <table:table-cell/>
        </table:table-row>
        <table:table-row table:style-name="ro1">
          <table:table-cell office:value-type="float" office:value="0.907228" calcext:value-type="float">
            <text:p>0.907228</text:p>
          </table:table-cell>
          <table:table-cell office:value-type="float" office:value="0.975806" calcext:value-type="float">
            <text:p>0.975806</text:p>
          </table:table-cell>
          <table:table-cell table:formula="of:=([.A233]*[.A233])" office:value-type="float" office:value="0.823062643984" calcext:value-type="float">
            <text:p>0.823062643984</text:p>
          </table:table-cell>
          <table:table-cell table:formula="of:=([.A233]-[.B233])*([.A233]-[.B233])" office:value-type="float" office:value="0.00470294208399999" calcext:value-type="float">
            <text:p>0.00470294208399999</text:p>
          </table:table-cell>
          <table:table-cell/>
        </table:table-row>
        <table:table-row table:style-name="ro1">
          <table:table-cell office:value-type="float" office:value="0.907228" calcext:value-type="float">
            <text:p>0.907228</text:p>
          </table:table-cell>
          <table:table-cell office:value-type="float" office:value="0.989164" calcext:value-type="float">
            <text:p>0.989164</text:p>
          </table:table-cell>
          <table:table-cell table:formula="of:=([.A234]*[.A234])" office:value-type="float" office:value="0.823062643984" calcext:value-type="float">
            <text:p>0.823062643984</text:p>
          </table:table-cell>
          <table:table-cell table:formula="of:=([.A234]-[.B234])*([.A234]-[.B234])" office:value-type="float" office:value="0.006713508096" calcext:value-type="float">
            <text:p>0.006713508096</text:p>
          </table:table-cell>
          <table:table-cell/>
        </table:table-row>
        <table:table-row table:style-name="ro1">
          <table:table-cell office:value-type="float" office:value="0.975863" calcext:value-type="float">
            <text:p>0.975863</text:p>
          </table:table-cell>
          <table:table-cell office:value-type="float" office:value="0.999348" calcext:value-type="float">
            <text:p>0.999348</text:p>
          </table:table-cell>
          <table:table-cell table:formula="of:=([.A235]*[.A235])" office:value-type="float" office:value="0.952308594769" calcext:value-type="float">
            <text:p>0.952308594769</text:p>
          </table:table-cell>
          <table:table-cell table:formula="of:=([.A235]-[.B235])*([.A235]-[.B235])" office:value-type="float" office:value="0.000551545224999999" calcext:value-type="float">
            <text:p>0.000551545224999999</text:p>
          </table:table-cell>
          <table:table-cell/>
        </table:table-row>
        <table:table-row table:style-name="ro1">
          <table:table-cell office:value-type="float" office:value="0.00000423193" calcext:value-type="float">
            <text:p>0.00000423193</text:p>
          </table:table-cell>
          <table:table-cell office:value-type="float" office:value="0.0000000783981" calcext:value-type="float">
            <text:p>0.0000000783981</text:p>
          </table:table-cell>
          <table:table-cell table:formula="of:=([.A236]*[.A236])" office:value-type="float" office:value="0.00000000001790923152" calcext:value-type="float">
            <text:p>1.79092315249E-11</text:p>
          </table:table-cell>
          <table:table-cell table:formula="of:=([.A236]-[.B236])*([.A236]-[.B236])" office:value-type="float" office:value="0.00000000001725182724" calcext:value-type="float">
            <text:p>1.72518272443176E-11</text:p>
          </table:table-cell>
          <table:table-cell/>
        </table:table-row>
        <table:table-row table:style-name="ro1">
          <table:table-cell office:value-type="float" office:value="0.000000953674" calcext:value-type="float">
            <text:p>0.000000953674</text:p>
          </table:table-cell>
          <table:table-cell office:value-type="float" office:value="0.0000261917" calcext:value-type="float">
            <text:p>0.0000261917</text:p>
          </table:table-cell>
          <table:table-cell table:formula="of:=([.A237]*[.A237])" office:value-type="float" office:value="0.0000000000009094941" calcext:value-type="float">
            <text:p>9.09494098276E-13</text:p>
          </table:table-cell>
          <table:table-cell table:formula="of:=([.A237]-[.B237])*([.A237]-[.B237])" office:value-type="float" office:value="0.00000000063695795638" calcext:value-type="float">
            <text:p>6.36957956376676E-10</text:p>
          </table:table-cell>
          <table:table-cell/>
        </table:table-row>
        <table:table-row table:style-name="ro1">
          <table:table-cell office:value-type="float" office:value="0.000000953674" calcext:value-type="float">
            <text:p>0.000000953674</text:p>
          </table:table-cell>
          <table:table-cell office:value-type="float" office:value="0.00402586" calcext:value-type="float">
            <text:p>0.00402586</text:p>
          </table:table-cell>
          <table:table-cell table:formula="of:=([.A238]*[.A238])" office:value-type="float" office:value="0.0000000000009094941" calcext:value-type="float">
            <text:p>9.09494098276E-13</text:p>
          </table:table-cell>
          <table:table-cell table:formula="of:=([.A238]-[.B238])*([.A238]-[.B238])" office:value-type="float" office:value="0.0000161998709330748" calcext:value-type="float">
            <text:p>1.61998709330748E-05</text:p>
          </table:table-cell>
          <table:table-cell/>
        </table:table-row>
        <table:table-row table:style-name="ro1">
          <table:table-cell office:value-type="float" office:value="0.0000107884" calcext:value-type="float">
            <text:p>0.0000107884</text:p>
          </table:table-cell>
          <table:table-cell office:value-type="float" office:value="0.00000402888" calcext:value-type="float">
            <text:p>0.00000402888</text:p>
          </table:table-cell>
          <table:table-cell table:formula="of:=([.A239]*[.A239])" office:value-type="float" office:value="0.00000000011638957456" calcext:value-type="float">
            <text:p>1.1638957456E-10</text:p>
          </table:table-cell>
          <table:table-cell table:formula="of:=([.A239]-[.B239])*([.A239]-[.B239])" office:value-type="float" office:value="0.00000000004569111063" calcext:value-type="float">
            <text:p>4.56911106304E-11</text:p>
          </table:table-cell>
          <table:table-cell/>
        </table:table-row>
        <table:table-row table:style-name="ro1">
          <table:table-cell office:value-type="float" office:value="0.00000566244" calcext:value-type="float">
            <text:p>0.00000566244</text:p>
          </table:table-cell>
          <table:table-cell office:value-type="float" office:value="0.000764124" calcext:value-type="float">
            <text:p>0.000764124</text:p>
          </table:table-cell>
          <table:table-cell table:formula="of:=([.A240]*[.A240])" office:value-type="float" office:value="0.00000000003206322675" calcext:value-type="float">
            <text:p>3.20632267536E-11</text:p>
          </table:table-cell>
          <table:table-cell table:formula="of:=([.A240]-[.B240])*([.A240]-[.B240])" office:value-type="float" office:value="0.00000057526393799763" calcext:value-type="float">
            <text:p>5.75263937997634E-07</text:p>
          </table:table-cell>
          <table:table-cell/>
        </table:table-row>
        <table:table-row table:style-name="ro1">
          <table:table-cell office:value-type="float" office:value="0.0000228882" calcext:value-type="float">
            <text:p>0.0000228882</text:p>
          </table:table-cell>
          <table:table-cell office:value-type="float" office:value="0.00367186" calcext:value-type="float">
            <text:p>0.00367186</text:p>
          </table:table-cell>
          <table:table-cell table:formula="of:=([.A241]*[.A241])" office:value-type="float" office:value="0.00000000052386969924" calcext:value-type="float">
            <text:p>5.2386969924E-10</text:p>
          </table:table-cell>
          <table:table-cell table:formula="of:=([.A241]-[.B241])*([.A241]-[.B241])" office:value-type="float" office:value="0.0000133149951971952" calcext:value-type="float">
            <text:p>1.33149951971952E-05</text:p>
          </table:table-cell>
          <table:table-cell/>
        </table:table-row>
        <table:table-row table:style-name="ro1">
          <table:table-cell office:value-type="float" office:value="0.00000709295" calcext:value-type="float">
            <text:p>0.00000709295</text:p>
          </table:table-cell>
          <table:table-cell office:value-type="float" office:value="0.0000621563" calcext:value-type="float">
            <text:p>0.0000621563</text:p>
          </table:table-cell>
          <table:table-cell table:formula="of:=([.A242]*[.A242])" office:value-type="float" office:value="0.0000000000503099397" calcext:value-type="float">
            <text:p>5.03099397025E-11</text:p>
          </table:table-cell>
          <table:table-cell table:formula="of:=([.A242]-[.B242])*([.A242]-[.B242])" office:value-type="float" office:value="0.00000000303197251322" calcext:value-type="float">
            <text:p>3.0319725132225E-09</text:p>
          </table:table-cell>
          <table:table-cell/>
        </table:table-row>
        <table:table-row table:style-name="ro1">
          <table:table-cell office:value-type="float" office:value="0.0000124574" calcext:value-type="float">
            <text:p>0.0000124574</text:p>
          </table:table-cell>
          <table:table-cell office:value-type="float" office:value="0.000286681" calcext:value-type="float">
            <text:p>0.000286681</text:p>
          </table:table-cell>
          <table:table-cell table:formula="of:=([.A243]*[.A243])" office:value-type="float" office:value="0.00000000015518681476" calcext:value-type="float">
            <text:p>1.5518681476E-10</text:p>
          </table:table-cell>
          <table:table-cell table:formula="of:=([.A243]-[.B243])*([.A243]-[.B243])" office:value-type="float" office:value="0.00000007519858279696" calcext:value-type="float">
            <text:p>7.519858279696E-08</text:p>
          </table:table-cell>
          <table:table-cell/>
        </table:table-row>
        <table:table-row table:style-name="ro1">
          <table:table-cell office:value-type="float" office:value="0.0000166297" calcext:value-type="float">
            <text:p>0.0000166297</text:p>
          </table:table-cell>
          <table:table-cell office:value-type="float" office:value="0.0451248" calcext:value-type="float">
            <text:p>0.0451248</text:p>
          </table:table-cell>
          <table:table-cell table:formula="of:=([.A244]*[.A244])" office:value-type="float" office:value="0.00000000027654692209" calcext:value-type="float">
            <text:p>2.7654692209E-10</text:p>
          </table:table-cell>
          <table:table-cell table:formula="of:=([.A244]-[.B244])*([.A244]-[.B244])" office:value-type="float" office:value="0.0020347470278138" calcext:value-type="float">
            <text:p>0.0020347470278138</text:p>
          </table:table-cell>
          <table:table-cell/>
        </table:table-row>
        <table:table-row table:style-name="ro1">
          <table:table-cell office:value-type="float" office:value="0.0000166297" calcext:value-type="float">
            <text:p>0.0000166297</text:p>
          </table:table-cell>
          <table:table-cell office:value-type="float" office:value="0.051271" calcext:value-type="float">
            <text:p>0.051271</text:p>
          </table:table-cell>
          <table:table-cell table:formula="of:=([.A245]*[.A245])" office:value-type="float" office:value="0.00000000027654692209" calcext:value-type="float">
            <text:p>2.7654692209E-10</text:p>
          </table:table-cell>
          <table:table-cell table:formula="of:=([.A245]-[.B245])*([.A245]-[.B245])" office:value-type="float" office:value="0.00262701047484952" calcext:value-type="float">
            <text:p>0.00262701047484952</text:p>
          </table:table-cell>
          <table:table-cell/>
        </table:table-row>
        <table:table-row table:style-name="ro1">
          <table:table-cell office:value-type="float" office:value="0.0000166297" calcext:value-type="float">
            <text:p>0.0000166297</text:p>
          </table:table-cell>
          <table:table-cell office:value-type="float" office:value="0.0569209" calcext:value-type="float">
            <text:p>0.0569209</text:p>
          </table:table-cell>
          <table:table-cell table:formula="of:=([.A246]*[.A246])" office:value-type="float" office:value="0.00000000027654692209" calcext:value-type="float">
            <text:p>2.7654692209E-10</text:p>
          </table:table-cell>
          <table:table-cell table:formula="of:=([.A246]-[.B246])*([.A246]-[.B246])" office:value-type="float" office:value="0.00323809597837546" calcext:value-type="float">
            <text:p>0.00323809597837546</text:p>
          </table:table-cell>
          <table:table-cell/>
        </table:table-row>
        <table:table-row table:style-name="ro1">
          <table:table-cell office:value-type="float" office:value="0.000540197" calcext:value-type="float">
            <text:p>0.000540197</text:p>
          </table:table-cell>
          <table:table-cell office:value-type="float" office:value="0.0574004" calcext:value-type="float">
            <text:p>0.0574004</text:p>
          </table:table-cell>
          <table:table-cell table:formula="of:=([.A247]*[.A247])" office:value-type="float" office:value="0.000000291812798809" calcext:value-type="float">
            <text:p>2.91812798809E-07</text:p>
          </table:table-cell>
          <table:table-cell table:formula="of:=([.A247]-[.B247])*([.A247]-[.B247])" office:value-type="float" office:value="0.00323308268520121" calcext:value-type="float">
            <text:p>0.00323308268520121</text:p>
          </table:table-cell>
          <table:table-cell/>
        </table:table-row>
        <table:table-row table:style-name="ro1">
          <table:table-cell office:value-type="float" office:value="0.00000220537" calcext:value-type="float">
            <text:p>0.00000220537</text:p>
          </table:table-cell>
          <table:table-cell office:value-type="float" office:value="0.000868089" calcext:value-type="float">
            <text:p>0.000868089</text:p>
          </table:table-cell>
          <table:table-cell table:formula="of:=([.A248]*[.A248])" office:value-type="float" office:value="0.00000000000486365684" calcext:value-type="float">
            <text:p>4.8636568369E-12</text:p>
          </table:table-cell>
          <table:table-cell table:formula="of:=([.A248]-[.B248])*([.A248]-[.B248])" office:value-type="float" office:value="0.00000074975446070198" calcext:value-type="float">
            <text:p>7.49754460701977E-07</text:p>
          </table:table-cell>
          <table:table-cell/>
        </table:table-row>
        <table:table-row table:style-name="ro1">
          <table:table-cell office:value-type="float" office:value="0.00000220537" calcext:value-type="float">
            <text:p>0.00000220537</text:p>
          </table:table-cell>
          <table:table-cell office:value-type="float" office:value="0.023434" calcext:value-type="float">
            <text:p>0.023434</text:p>
          </table:table-cell>
          <table:table-cell table:formula="of:=([.A249]*[.A249])" office:value-type="float" office:value="0.00000000000486365684" calcext:value-type="float">
            <text:p>4.8636568369E-12</text:p>
          </table:table-cell>
          <table:table-cell table:formula="of:=([.A249]-[.B249])*([.A249]-[.B249])" office:value-type="float" office:value="0.000549048999582497" calcext:value-type="float">
            <text:p>0.000549048999582497</text:p>
          </table:table-cell>
          <table:table-cell/>
        </table:table-row>
        <table:table-row table:style-name="ro1">
          <table:table-cell office:value-type="float" office:value="0.00000220537" calcext:value-type="float">
            <text:p>0.00000220537</text:p>
          </table:table-cell>
          <table:table-cell office:value-type="float" office:value="0.024845" calcext:value-type="float">
            <text:p>0.024845</text:p>
          </table:table-cell>
          <table:table-cell table:formula="of:=([.A250]*[.A250])" office:value-type="float" office:value="0.00000000000486365684" calcext:value-type="float">
            <text:p>4.8636568369E-12</text:p>
          </table:table-cell>
          <table:table-cell table:formula="of:=([.A250]-[.B250])*([.A250]-[.B250])" office:value-type="float" office:value="0.000617164445028357" calcext:value-type="float">
            <text:p>0.000617164445028357</text:p>
          </table:table-cell>
          <table:table-cell/>
        </table:table-row>
        <table:table-row table:style-name="ro1">
          <table:table-cell office:value-type="float" office:value="0.0000779629" calcext:value-type="float">
            <text:p>0.0000779629</text:p>
          </table:table-cell>
          <table:table-cell office:value-type="float" office:value="0.082262" calcext:value-type="float">
            <text:p>0.082262</text:p>
          </table:table-cell>
          <table:table-cell table:formula="of:=([.A251]*[.A251])" office:value-type="float" office:value="0.00000000607821377641" calcext:value-type="float">
            <text:p>6.07821377641E-09</text:p>
          </table:table-cell>
          <table:table-cell table:formula="of:=([.A251]-[.B251])*([.A251]-[.B251])" office:value-type="float" office:value="0.00675421595405418" calcext:value-type="float">
            <text:p>0.00675421595405418</text:p>
          </table:table-cell>
          <table:table-cell/>
        </table:table-row>
        <table:table-row table:style-name="ro1">
          <table:table-cell office:value-type="float" office:value="0.0000779629" calcext:value-type="float">
            <text:p>0.0000779629</text:p>
          </table:table-cell>
          <table:table-cell office:value-type="float" office:value="0.0697529" calcext:value-type="float">
            <text:p>0.0697529</text:p>
          </table:table-cell>
          <table:table-cell table:formula="of:=([.A252]*[.A252])" office:value-type="float" office:value="0.00000000607821377641" calcext:value-type="float">
            <text:p>6.07821377641E-09</text:p>
          </table:table-cell>
          <table:table-cell table:formula="of:=([.A252]-[.B252])*([.A252]-[.B252])" office:value-type="float" office:value="0.00485459685988896" calcext:value-type="float">
            <text:p>0.00485459685988896</text:p>
          </table:table-cell>
          <table:table-cell/>
        </table:table-row>
        <table:table-row table:style-name="ro1">
          <table:table-cell office:value-type="float" office:value="0.00040549" calcext:value-type="float">
            <text:p>0.00040549</text:p>
          </table:table-cell>
          <table:table-cell office:value-type="float" office:value="0.172824" calcext:value-type="float">
            <text:p>0.172824</text:p>
          </table:table-cell>
          <table:table-cell table:formula="of:=([.A253]*[.A253])" office:value-type="float" office:value="0.0000001644221401" calcext:value-type="float">
            <text:p>0.0000001644221401</text:p>
          </table:table-cell>
          <table:table-cell table:formula="of:=([.A253]-[.B253])*([.A253]-[.B253])" office:value-type="float" office:value="0.0297281425906201" calcext:value-type="float">
            <text:p>0.0297281425906201</text:p>
          </table:table-cell>
          <table:table-cell/>
        </table:table-row>
        <table:table-row table:style-name="ro1">
          <table:table-cell office:value-type="float" office:value="0.000470757" calcext:value-type="float">
            <text:p>0.000470757</text:p>
          </table:table-cell>
          <table:table-cell office:value-type="float" office:value="0.103554" calcext:value-type="float">
            <text:p>0.103554</text:p>
          </table:table-cell>
          <table:table-cell table:formula="of:=([.A254]*[.A254])" office:value-type="float" office:value="0.000000221612153049" calcext:value-type="float">
            <text:p>2.21612153049E-07</text:p>
          </table:table-cell>
          <table:table-cell table:formula="of:=([.A254]-[.B254])*([.A254]-[.B254])" office:value-type="float" office:value="0.010626154987397" calcext:value-type="float">
            <text:p>0.010626154987397</text:p>
          </table:table-cell>
          <table:table-cell/>
        </table:table-row>
        <table:table-row table:style-name="ro1">
          <table:table-cell office:value-type="float" office:value="0.00110376" calcext:value-type="float">
            <text:p>0.00110376</text:p>
          </table:table-cell>
          <table:table-cell office:value-type="float" office:value="0.107356" calcext:value-type="float">
            <text:p>0.107356</text:p>
          </table:table-cell>
          <table:table-cell table:formula="of:=([.A255]*[.A255])" office:value-type="float" office:value="0.0000012182861376" calcext:value-type="float">
            <text:p>0.0000012182861376</text:p>
          </table:table-cell>
          <table:table-cell table:formula="of:=([.A255]-[.B255])*([.A255]-[.B255])" office:value-type="float" office:value="0.0112895385050176" calcext:value-type="float">
            <text:p>0.0112895385050176</text:p>
          </table:table-cell>
          <table:table-cell/>
        </table:table-row>
        <table:table-row table:style-name="ro1">
          <table:table-cell office:value-type="float" office:value="0.00248563" calcext:value-type="float">
            <text:p>0.00248563</text:p>
          </table:table-cell>
          <table:table-cell office:value-type="float" office:value="0.0667274" calcext:value-type="float">
            <text:p>0.0667274</text:p>
          </table:table-cell>
          <table:table-cell table:formula="of:=([.A256]*[.A256])" office:value-type="float" office:value="0.0000061783564969" calcext:value-type="float">
            <text:p>0.0000061783564969</text:p>
          </table:table-cell>
          <table:table-cell table:formula="of:=([.A256]-[.B256])*([.A256]-[.B256])" office:value-type="float" office:value="0.0041270050127329" calcext:value-type="float">
            <text:p>0.0041270050127329</text:p>
          </table:table-cell>
          <table:table-cell/>
        </table:table-row>
        <table:table-row table:style-name="ro1">
          <table:table-cell office:value-type="float" office:value="0.0045684" calcext:value-type="float">
            <text:p>0.0045684</text:p>
          </table:table-cell>
          <table:table-cell office:value-type="float" office:value="0.193566" calcext:value-type="float">
            <text:p>0.193566</text:p>
          </table:table-cell>
          <table:table-cell table:formula="of:=([.A257]*[.A257])" office:value-type="float" office:value="0.00002087027856" calcext:value-type="float">
            <text:p>0.00002087027856</text:p>
          </table:table-cell>
          <table:table-cell table:formula="of:=([.A257]-[.B257])*([.A257]-[.B257])" office:value-type="float" office:value="0.03572009280576" calcext:value-type="float">
            <text:p>0.03572009280576</text:p>
          </table:table-cell>
          <table:table-cell/>
        </table:table-row>
        <table:table-row table:style-name="ro1">
          <table:table-cell office:value-type="float" office:value="0.00658709" calcext:value-type="float">
            <text:p>0.00658709</text:p>
          </table:table-cell>
          <table:table-cell office:value-type="float" office:value="0.119164" calcext:value-type="float">
            <text:p>0.119164</text:p>
          </table:table-cell>
          <table:table-cell table:formula="of:=([.A258]*[.A258])" office:value-type="float" office:value="0.0000433897546681" calcext:value-type="float">
            <text:p>0.0000433897546681</text:p>
          </table:table-cell>
          <table:table-cell table:formula="of:=([.A258]-[.B258])*([.A258]-[.B258])" office:value-type="float" office:value="0.0126735606651481" calcext:value-type="float">
            <text:p>0.0126735606651481</text:p>
          </table:table-cell>
          <table:table-cell/>
        </table:table-row>
        <table:table-row table:style-name="ro1">
          <table:table-cell office:value-type="float" office:value="0.00658709" calcext:value-type="float">
            <text:p>0.00658709</text:p>
          </table:table-cell>
          <table:table-cell office:value-type="float" office:value="0.167373" calcext:value-type="float">
            <text:p>0.167373</text:p>
          </table:table-cell>
          <table:table-cell table:formula="of:=([.A259]*[.A259])" office:value-type="float" office:value="0.0000433897546681" calcext:value-type="float">
            <text:p>0.0000433897546681</text:p>
          </table:table-cell>
          <table:table-cell table:formula="of:=([.A259]-[.B259])*([.A259]-[.B259])" office:value-type="float" office:value="0.0258521088545281" calcext:value-type="float">
            <text:p>0.0258521088545281</text:p>
          </table:table-cell>
          <table:table-cell/>
        </table:table-row>
        <table:table-row table:style-name="ro1">
          <table:table-cell office:value-type="float" office:value="0.00658715" calcext:value-type="float">
            <text:p>0.00658715</text:p>
          </table:table-cell>
          <table:table-cell office:value-type="float" office:value="0.173089" calcext:value-type="float">
            <text:p>0.173089</text:p>
          </table:table-cell>
          <table:table-cell table:formula="of:=([.A260]*[.A260])" office:value-type="float" office:value="0.0000433905451225" calcext:value-type="float">
            <text:p>0.0000433905451225</text:p>
          </table:table-cell>
          <table:table-cell table:formula="of:=([.A260]-[.B260])*([.A260]-[.B260])" office:value-type="float" office:value="0.0277228660534225" calcext:value-type="float">
            <text:p>0.0277228660534225</text:p>
          </table:table-cell>
          <table:table-cell/>
        </table:table-row>
        <table:table-row table:style-name="ro1">
          <table:table-cell office:value-type="float" office:value="0.00658709" calcext:value-type="float">
            <text:p>0.00658709</text:p>
          </table:table-cell>
          <table:table-cell office:value-type="float" office:value="0.217813" calcext:value-type="float">
            <text:p>0.217813</text:p>
          </table:table-cell>
          <table:table-cell table:formula="of:=([.A261]*[.A261])" office:value-type="float" office:value="0.0000433897546681" calcext:value-type="float">
            <text:p>0.0000433897546681</text:p>
          </table:table-cell>
          <table:table-cell table:formula="of:=([.A261]-[.B261])*([.A261]-[.B261])" office:value-type="float" office:value="0.0446163850553281" calcext:value-type="float">
            <text:p>0.0446163850553281</text:p>
          </table:table-cell>
          <table:table-cell/>
        </table:table-row>
        <table:table-row table:style-name="ro1">
          <table:table-cell office:value-type="float" office:value="0.0219445" calcext:value-type="float">
            <text:p>0.0219445</text:p>
          </table:table-cell>
          <table:table-cell office:value-type="float" office:value="0.241699" calcext:value-type="float">
            <text:p>0.241699</text:p>
          </table:table-cell>
          <table:table-cell table:formula="of:=([.A262]*[.A262])" office:value-type="float" office:value="0.00048156108025" calcext:value-type="float">
            <text:p>0.00048156108025</text:p>
          </table:table-cell>
          <table:table-cell table:formula="of:=([.A262]-[.B262])*([.A262]-[.B262])" office:value-type="float" office:value="0.04829204027025" calcext:value-type="float">
            <text:p>0.04829204027025</text:p>
          </table:table-cell>
          <table:table-cell/>
        </table:table-row>
        <table:table-row table:style-name="ro1">
          <table:table-cell office:value-type="float" office:value="0.0422662" calcext:value-type="float">
            <text:p>0.0422662</text:p>
          </table:table-cell>
          <table:table-cell office:value-type="float" office:value="0.251526" calcext:value-type="float">
            <text:p>0.251526</text:p>
          </table:table-cell>
          <table:table-cell table:formula="of:=([.A263]*[.A263])" office:value-type="float" office:value="0.00178643166244" calcext:value-type="float">
            <text:p>0.00178643166244</text:p>
          </table:table-cell>
          <table:table-cell table:formula="of:=([.A263]-[.B263])*([.A263]-[.B263])" office:value-type="float" office:value="0.04378966389604" calcext:value-type="float">
            <text:p>0.04378966389604</text:p>
          </table:table-cell>
          <table:table-cell/>
        </table:table-row>
        <table:table-row table:style-name="ro1">
          <table:table-cell office:value-type="float" office:value="0.19653" calcext:value-type="float">
            <text:p>0.19653</text:p>
          </table:table-cell>
          <table:table-cell office:value-type="float" office:value="0.529093" calcext:value-type="float">
            <text:p>0.529093</text:p>
          </table:table-cell>
          <table:table-cell table:formula="of:=([.A264]*[.A264])" office:value-type="float" office:value="0.0386240409" calcext:value-type="float">
            <text:p>0.0386240409</text:p>
          </table:table-cell>
          <table:table-cell table:formula="of:=([.A264]-[.B264])*([.A264]-[.B264])" office:value-type="float" office:value="0.110598148969" calcext:value-type="float">
            <text:p>0.110598148969</text:p>
          </table:table-cell>
          <table:table-cell/>
        </table:table-row>
        <table:table-row table:style-name="ro1">
          <table:table-cell office:value-type="float" office:value="0.19653" calcext:value-type="float">
            <text:p>0.19653</text:p>
          </table:table-cell>
          <table:table-cell office:value-type="float" office:value="0.551449" calcext:value-type="float">
            <text:p>0.551449</text:p>
          </table:table-cell>
          <table:table-cell table:formula="of:=([.A265]*[.A265])" office:value-type="float" office:value="0.0386240409" calcext:value-type="float">
            <text:p>0.0386240409</text:p>
          </table:table-cell>
          <table:table-cell table:formula="of:=([.A265]-[.B265])*([.A265]-[.B265])" office:value-type="float" office:value="0.125967496561" calcext:value-type="float">
            <text:p>0.125967496561</text:p>
          </table:table-cell>
          <table:table-cell/>
        </table:table-row>
        <table:table-row table:style-name="ro1">
          <table:table-cell office:value-type="float" office:value="0.532205" calcext:value-type="float">
            <text:p>0.532205</text:p>
          </table:table-cell>
          <table:table-cell office:value-type="float" office:value="0.532586" calcext:value-type="float">
            <text:p>0.532586</text:p>
          </table:table-cell>
          <table:table-cell table:formula="of:=([.A266]*[.A266])" office:value-type="float" office:value="0.283242162025" calcext:value-type="float">
            <text:p>0.283242162025</text:p>
          </table:table-cell>
          <table:table-cell table:formula="of:=([.A266]-[.B266])*([.A266]-[.B266])" office:value-type="float" office:value="0.00000014516099999997" calcext:value-type="float">
            <text:p>1.45160999999973E-07</text:p>
          </table:table-cell>
          <table:table-cell/>
        </table:table-row>
        <table:table-row table:style-name="ro1">
          <table:table-cell office:value-type="float" office:value="0.532292" calcext:value-type="float">
            <text:p>0.532292</text:p>
          </table:table-cell>
          <table:table-cell office:value-type="float" office:value="0.591477" calcext:value-type="float">
            <text:p>0.591477</text:p>
          </table:table-cell>
          <table:table-cell table:formula="of:=([.A267]*[.A267])" office:value-type="float" office:value="0.283334773264" calcext:value-type="float">
            <text:p>0.283334773264</text:p>
          </table:table-cell>
          <table:table-cell table:formula="of:=([.A267]-[.B267])*([.A267]-[.B267])" office:value-type="float" office:value="0.003502864225" calcext:value-type="float">
            <text:p>0.003502864225</text:p>
          </table:table-cell>
          <table:table-cell/>
        </table:table-row>
        <table:table-row table:style-name="ro1">
          <table:table-cell office:value-type="float" office:value="0.584802" calcext:value-type="float">
            <text:p>0.584802</text:p>
          </table:table-cell>
          <table:table-cell office:value-type="float" office:value="0.641496" calcext:value-type="float">
            <text:p>0.641496</text:p>
          </table:table-cell>
          <table:table-cell table:formula="of:=([.A268]*[.A268])" office:value-type="float" office:value="0.341993379204" calcext:value-type="float">
            <text:p>0.341993379204</text:p>
          </table:table-cell>
          <table:table-cell table:formula="of:=([.A268]-[.B268])*([.A268]-[.B268])" office:value-type="float" office:value="0.00321420963599999" calcext:value-type="float">
            <text:p>0.00321420963599999</text:p>
          </table:table-cell>
          <table:table-cell/>
        </table:table-row>
        <table:table-row table:style-name="ro1">
          <table:table-cell office:value-type="float" office:value="0.8703" calcext:value-type="float">
            <text:p>0.8703</text:p>
          </table:table-cell>
          <table:table-cell office:value-type="float" office:value="0.78552" calcext:value-type="float">
            <text:p>0.78552</text:p>
          </table:table-cell>
          <table:table-cell table:formula="of:=([.A269]*[.A269])" office:value-type="float" office:value="0.75742209" calcext:value-type="float">
            <text:p>0.75742209</text:p>
          </table:table-cell>
          <table:table-cell table:formula="of:=([.A269]-[.B269])*([.A269]-[.B269])" office:value-type="float" office:value="0.00718764839999999" calcext:value-type="float">
            <text:p>0.00718764839999999</text:p>
          </table:table-cell>
          <table:table-cell/>
        </table:table-row>
        <table:table-row table:style-name="ro1">
          <table:table-cell office:value-type="float" office:value="0.8703" calcext:value-type="float">
            <text:p>0.8703</text:p>
          </table:table-cell>
          <table:table-cell office:value-type="float" office:value="0.822332" calcext:value-type="float">
            <text:p>0.822332</text:p>
          </table:table-cell>
          <table:table-cell table:formula="of:=([.A270]*[.A270])" office:value-type="float" office:value="0.75742209" calcext:value-type="float">
            <text:p>0.75742209</text:p>
          </table:table-cell>
          <table:table-cell table:formula="of:=([.A270]-[.B270])*([.A270]-[.B270])" office:value-type="float" office:value="0.002300929024" calcext:value-type="float">
            <text:p>0.002300929024</text:p>
          </table:table-cell>
          <table:table-cell/>
        </table:table-row>
        <table:table-row table:style-name="ro1">
          <table:table-cell office:value-type="float" office:value="0.967188" calcext:value-type="float">
            <text:p>0.967188</text:p>
          </table:table-cell>
          <table:table-cell office:value-type="float" office:value="0.945377" calcext:value-type="float">
            <text:p>0.945377</text:p>
          </table:table-cell>
          <table:table-cell table:formula="of:=([.A271]*[.A271])" office:value-type="float" office:value="0.935452627344" calcext:value-type="float">
            <text:p>0.935452627344</text:p>
          </table:table-cell>
          <table:table-cell table:formula="of:=([.A271]-[.B271])*([.A271]-[.B271])" office:value-type="float" office:value="0.000475719721000001" calcext:value-type="float">
            <text:p>0.000475719721000001</text:p>
          </table:table-cell>
          <table:table-cell/>
        </table:table-row>
        <table:table-row table:style-name="ro1">
          <table:table-cell office:value-type="float" office:value="0.967188" calcext:value-type="float">
            <text:p>0.967188</text:p>
          </table:table-cell>
          <table:table-cell office:value-type="float" office:value="0.973809" calcext:value-type="float">
            <text:p>0.973809</text:p>
          </table:table-cell>
          <table:table-cell table:formula="of:=([.A272]*[.A272])" office:value-type="float" office:value="0.935452627344" calcext:value-type="float">
            <text:p>0.935452627344</text:p>
          </table:table-cell>
          <table:table-cell table:formula="of:=([.A272]-[.B272])*([.A272]-[.B272])" office:value-type="float" office:value="0.0000438376409999998" calcext:value-type="float">
            <text:p>4.38376409999998E-05</text:p>
          </table:table-cell>
          <table:table-cell/>
        </table:table-row>
        <table:table-row table:style-name="ro1">
          <table:table-cell office:value-type="float" office:value="0.99588" calcext:value-type="float">
            <text:p>0.99588</text:p>
          </table:table-cell>
          <table:table-cell office:value-type="float" office:value="0.988029" calcext:value-type="float">
            <text:p>0.988029</text:p>
          </table:table-cell>
          <table:table-cell table:formula="of:=([.A273]*[.A273])" office:value-type="float" office:value="0.9917769744" calcext:value-type="float">
            <text:p>0.9917769744</text:p>
          </table:table-cell>
          <table:table-cell table:formula="of:=([.A273]-[.B273])*([.A273]-[.B273])" office:value-type="float" office:value="0.0000616382009999991" calcext:value-type="float">
            <text:p>6.16382009999991E-05</text:p>
          </table:table-cell>
          <table:table-cell/>
        </table:table-row>
        <table:table-row table:style-name="ro1">
          <table:table-cell office:value-type="float" office:value="0.995879" calcext:value-type="float">
            <text:p>0.995879</text:p>
          </table:table-cell>
          <table:table-cell office:value-type="float" office:value="0.989816" calcext:value-type="float">
            <text:p>0.989816</text:p>
          </table:table-cell>
          <table:table-cell table:formula="of:=([.A274]*[.A274])" office:value-type="float" office:value="0.991774982641" calcext:value-type="float">
            <text:p>0.991774982641</text:p>
          </table:table-cell>
          <table:table-cell table:formula="of:=([.A274]-[.B274])*([.A274]-[.B274])" office:value-type="float" office:value="0.0000367599689999991" calcext:value-type="float">
            <text:p>3.67599689999991E-05</text:p>
          </table:table-cell>
          <table:table-cell/>
        </table:table-row>
        <table:table-row table:style-name="ro1">
          <table:table-cell office:value-type="float" office:value="0.00000649691" calcext:value-type="float">
            <text:p>0.00000649691</text:p>
          </table:table-cell>
          <table:table-cell office:value-type="float" office:value="0.00000303222" calcext:value-type="float">
            <text:p>0.00000303222</text:p>
          </table:table-cell>
          <table:table-cell table:formula="of:=([.A275]*[.A275])" office:value-type="float" office:value="0.00000000004220983955" calcext:value-type="float">
            <text:p>4.22098395481E-11</text:p>
          </table:table-cell>
          <table:table-cell table:formula="of:=([.A275]-[.B275])*([.A275]-[.B275])" office:value-type="float" office:value="0.0000000000120040768" calcext:value-type="float">
            <text:p>1.20040767961E-11</text:p>
          </table:table-cell>
          <table:table-cell/>
        </table:table-row>
        <table:table-row table:style-name="ro1">
          <table:table-cell office:value-type="float" office:value="0.00000649691" calcext:value-type="float">
            <text:p>0.00000649691</text:p>
          </table:table-cell>
          <table:table-cell office:value-type="float" office:value="0.00180795" calcext:value-type="float">
            <text:p>0.00180795</text:p>
          </table:table-cell>
          <table:table-cell table:formula="of:=([.A276]*[.A276])" office:value-type="float" office:value="0.00000000004220983955" calcext:value-type="float">
            <text:p>4.22098395481E-11</text:p>
          </table:table-cell>
          <table:table-cell table:formula="of:=([.A276]-[.B276])*([.A276]-[.B276])" office:value-type="float" office:value="0.00000324523323547055" calcext:value-type="float">
            <text:p>3.24523323547055E-06</text:p>
          </table:table-cell>
          <table:table-cell/>
        </table:table-row>
        <table:table-row table:style-name="ro1">
          <table:table-cell office:value-type="float" office:value="0.00000345707" calcext:value-type="float">
            <text:p>0.00000345707</text:p>
          </table:table-cell>
          <table:table-cell office:value-type="float" office:value="0.00267704" calcext:value-type="float">
            <text:p>0.00267704</text:p>
          </table:table-cell>
          <table:table-cell table:formula="of:=([.A277]*[.A277])" office:value-type="float" office:value="0.00000000001195133298" calcext:value-type="float">
            <text:p>1.19513329849E-11</text:p>
          </table:table-cell>
          <table:table-cell table:formula="of:=([.A277]-[.B277])*([.A277]-[.B277])" office:value-type="float" office:value="0.00000714804568358739" calcext:value-type="float">
            <text:p>7.14804568358739E-06</text:p>
          </table:table-cell>
          <table:table-cell/>
        </table:table-row>
        <table:table-row table:style-name="ro1">
          <table:table-cell office:value-type="float" office:value="0.0000303984" calcext:value-type="float">
            <text:p>0.0000303984</text:p>
          </table:table-cell>
          <table:table-cell office:value-type="float" office:value="0.00907323" calcext:value-type="float">
            <text:p>0.00907323</text:p>
          </table:table-cell>
          <table:table-cell table:formula="of:=([.A278]*[.A278])" office:value-type="float" office:value="0.00000000092406272256" calcext:value-type="float">
            <text:p>9.2406272256E-10</text:p>
          </table:table-cell>
          <table:table-cell table:formula="of:=([.A278]-[.B278])*([.A278]-[.B278])" office:value-type="float" office:value="0.0000817728033459586" calcext:value-type="float">
            <text:p>8.17728033459586E-05</text:p>
          </table:table-cell>
          <table:table-cell/>
        </table:table-row>
        <table:table-row table:style-name="ro1">
          <table:table-cell office:value-type="float" office:value="0.0000478625" calcext:value-type="float">
            <text:p>0.0000478625</text:p>
          </table:table-cell>
          <table:table-cell office:value-type="float" office:value="0.00496271" calcext:value-type="float">
            <text:p>0.00496271</text:p>
          </table:table-cell>
          <table:table-cell table:formula="of:=([.A279]*[.A279])" office:value-type="float" office:value="0.00000000229081890625" calcext:value-type="float">
            <text:p>2.29081890625E-09</text:p>
          </table:table-cell>
          <table:table-cell table:formula="of:=([.A279]-[.B279])*([.A279]-[.B279])" office:value-type="float" office:value="0.0000241557259482563" calcext:value-type="float">
            <text:p>2.41557259482563E-05</text:p>
          </table:table-cell>
          <table:table-cell/>
        </table:table-row>
        <table:table-row table:style-name="ro1">
          <table:table-cell office:value-type="float" office:value="0.0000478625" calcext:value-type="float">
            <text:p>0.0000478625</text:p>
          </table:table-cell>
          <table:table-cell office:value-type="float" office:value="0.00744661" calcext:value-type="float">
            <text:p>0.00744661</text:p>
          </table:table-cell>
          <table:table-cell table:formula="of:=([.A280]*[.A280])" office:value-type="float" office:value="0.00000000229081890625" calcext:value-type="float">
            <text:p>2.29081890625E-09</text:p>
          </table:table-cell>
          <table:table-cell table:formula="of:=([.A280]-[.B280])*([.A280]-[.B280])" office:value-type="float" office:value="0.0000547414645687563" calcext:value-type="float">
            <text:p>5.47414645687563E-05</text:p>
          </table:table-cell>
          <table:table-cell/>
        </table:table-row>
        <table:table-row table:style-name="ro1">
          <table:table-cell office:value-type="float" office:value="0.0000206232" calcext:value-type="float">
            <text:p>0.0000206232</text:p>
          </table:table-cell>
          <table:table-cell office:value-type="float" office:value="0.00191673" calcext:value-type="float">
            <text:p>0.00191673</text:p>
          </table:table-cell>
          <table:table-cell table:formula="of:=([.A281]*[.A281])" office:value-type="float" office:value="0.00000000042531637824" calcext:value-type="float">
            <text:p>4.2531637824E-10</text:p>
          </table:table-cell>
          <table:table-cell table:formula="of:=([.A281]-[.B281])*([.A281]-[.B281])" office:value-type="float" office:value="0.00000359522099700624" calcext:value-type="float">
            <text:p>3.59522099700624E-06</text:p>
          </table:table-cell>
          <table:table-cell/>
        </table:table-row>
        <table:table-row table:style-name="ro1">
          <table:table-cell office:value-type="float" office:value="0.0000206232" calcext:value-type="float">
            <text:p>0.0000206232</text:p>
          </table:table-cell>
          <table:table-cell office:value-type="float" office:value="0.00236217" calcext:value-type="float">
            <text:p>0.00236217</text:p>
          </table:table-cell>
          <table:table-cell table:formula="of:=([.A282]*[.A282])" office:value-type="float" office:value="0.00000000042531637824" calcext:value-type="float">
            <text:p>4.2531637824E-10</text:p>
          </table:table-cell>
          <table:table-cell table:formula="of:=([.A282]-[.B282])*([.A282]-[.B282])" office:value-type="float" office:value="0.00000548284141659024" calcext:value-type="float">
            <text:p>5.48284141659024E-06</text:p>
          </table:table-cell>
          <table:table-cell/>
        </table:table-row>
        <table:table-row table:style-name="ro1">
          <table:table-cell office:value-type="float" office:value="0.0000141859" calcext:value-type="float">
            <text:p>0.0000141859</text:p>
          </table:table-cell>
          <table:table-cell office:value-type="float" office:value="0.00914257" calcext:value-type="float">
            <text:p>0.00914257</text:p>
          </table:table-cell>
          <table:table-cell table:formula="of:=([.A283]*[.A283])" office:value-type="float" office:value="0.00000000020123975881" calcext:value-type="float">
            <text:p>2.0123975881E-10</text:p>
          </table:table-cell>
          <table:table-cell table:formula="of:=([.A283]-[.B283])*([.A283]-[.B283])" office:value-type="float" office:value="0.0000833273962771328" calcext:value-type="float">
            <text:p>8.33273962771328E-05</text:p>
          </table:table-cell>
          <table:table-cell/>
        </table:table-row>
        <table:table-row table:style-name="ro1">
          <table:table-cell office:value-type="float" office:value="0.0000141859" calcext:value-type="float">
            <text:p>0.0000141859</text:p>
          </table:table-cell>
          <table:table-cell office:value-type="float" office:value="0.0262168" calcext:value-type="float">
            <text:p>0.0262168</text:p>
          </table:table-cell>
          <table:table-cell table:formula="of:=([.A284]*[.A284])" office:value-type="float" office:value="0.00000000020123975881" calcext:value-type="float">
            <text:p>2.0123975881E-10</text:p>
          </table:table-cell>
          <table:table-cell table:formula="of:=([.A284]-[.B284])*([.A284]-[.B284])" office:value-type="float" office:value="0.000686576985673519" calcext:value-type="float">
            <text:p>0.000686576985673519</text:p>
          </table:table-cell>
          <table:table-cell/>
        </table:table-row>
        <table:table-row table:style-name="ro1">
          <table:table-cell office:value-type="float" office:value="0.0000244975" calcext:value-type="float">
            <text:p>0.0000244975</text:p>
          </table:table-cell>
          <table:table-cell office:value-type="float" office:value="0.104674" calcext:value-type="float">
            <text:p>0.104674</text:p>
          </table:table-cell>
          <table:table-cell table:formula="of:=([.A285]*[.A285])" office:value-type="float" office:value="0.00000000060012750625" calcext:value-type="float">
            <text:p>6.0012750625E-10</text:p>
          </table:table-cell>
          <table:table-cell table:formula="of:=([.A285]-[.B285])*([.A285]-[.B285])" office:value-type="float" office:value="0.0109515183734975" calcext:value-type="float">
            <text:p>0.0109515183734975</text:p>
          </table:table-cell>
          <table:table-cell/>
        </table:table-row>
        <table:table-row table:style-name="ro1">
          <table:table-cell office:value-type="float" office:value="0.00013417" calcext:value-type="float">
            <text:p>0.00013417</text:p>
          </table:table-cell>
          <table:table-cell office:value-type="float" office:value="0.158004" calcext:value-type="float">
            <text:p>0.158004</text:p>
          </table:table-cell>
          <table:table-cell table:formula="of:=([.A286]*[.A286])" office:value-type="float" office:value="0.0000000180015889" calcext:value-type="float">
            <text:p>0.0000000180015889</text:p>
          </table:table-cell>
          <table:table-cell table:formula="of:=([.A286]-[.B286])*([.A286]-[.B286])" office:value-type="float" office:value="0.0249228832242289" calcext:value-type="float">
            <text:p>0.0249228832242289</text:p>
          </table:table-cell>
          <table:table-cell/>
        </table:table-row>
        <table:table-row table:style-name="ro1">
          <table:table-cell office:value-type="float" office:value="0.000240207" calcext:value-type="float">
            <text:p>0.000240207</text:p>
          </table:table-cell>
          <table:table-cell office:value-type="float" office:value="0.00949198" calcext:value-type="float">
            <text:p>0.00949198</text:p>
          </table:table-cell>
          <table:table-cell table:formula="of:=([.A287]*[.A287])" office:value-type="float" office:value="0.000000057699402849" calcext:value-type="float">
            <text:p>5.7699402849E-08</text:p>
          </table:table-cell>
          <table:table-cell table:formula="of:=([.A287]-[.B287])*([.A287]-[.B287])" office:value-type="float" office:value="0.000085595303643529" calcext:value-type="float">
            <text:p>8.5595303643529E-05</text:p>
          </table:table-cell>
          <table:table-cell/>
        </table:table-row>
        <table:table-row table:style-name="ro1">
          <table:table-cell office:value-type="float" office:value="0.000194371" calcext:value-type="float">
            <text:p>0.000194371</text:p>
          </table:table-cell>
          <table:table-cell office:value-type="float" office:value="0.180565" calcext:value-type="float">
            <text:p>0.180565</text:p>
          </table:table-cell>
          <table:table-cell table:formula="of:=([.A288]*[.A288])" office:value-type="float" office:value="0.000000037780085641" calcext:value-type="float">
            <text:p>3.7780085641E-08</text:p>
          </table:table-cell>
          <table:table-cell table:formula="of:=([.A288]-[.B288])*([.A288]-[.B288])" office:value-type="float" office:value="0.0325335638058556" calcext:value-type="float">
            <text:p>0.0325335638058556</text:p>
          </table:table-cell>
          <table:table-cell/>
        </table:table-row>
        <table:table-row table:style-name="ro1">
          <table:table-cell office:value-type="float" office:value="0.000194371" calcext:value-type="float">
            <text:p>0.000194371</text:p>
          </table:table-cell>
          <table:table-cell office:value-type="float" office:value="0.191437" calcext:value-type="float">
            <text:p>0.191437</text:p>
          </table:table-cell>
          <table:table-cell table:formula="of:=([.A289]*[.A289])" office:value-type="float" office:value="0.000000037780085641" calcext:value-type="float">
            <text:p>3.7780085641E-08</text:p>
          </table:table-cell>
          <table:table-cell table:formula="of:=([.A289]-[.B289])*([.A289]-[.B289])" office:value-type="float" office:value="0.0365737431468316" calcext:value-type="float">
            <text:p>0.0365737431468316</text:p>
          </table:table-cell>
          <table:table-cell/>
        </table:table-row>
        <table:table-row table:style-name="ro1">
          <table:table-cell office:value-type="float" office:value="0.00017345" calcext:value-type="float">
            <text:p>0.00017345</text:p>
          </table:table-cell>
          <table:table-cell office:value-type="float" office:value="0.247366" calcext:value-type="float">
            <text:p>0.247366</text:p>
          </table:table-cell>
          <table:table-cell table:formula="of:=([.A290]*[.A290])" office:value-type="float" office:value="0.0000000300849025" calcext:value-type="float">
            <text:p>0.0000000300849025</text:p>
          </table:table-cell>
          <table:table-cell table:formula="of:=([.A290]-[.B290])*([.A290]-[.B290])" office:value-type="float" office:value="0.0611041567755025" calcext:value-type="float">
            <text:p>0.0611041567755025</text:p>
          </table:table-cell>
          <table:table-cell/>
        </table:table-row>
        <table:table-row table:style-name="ro1">
          <table:table-cell office:value-type="float" office:value="0.00017345" calcext:value-type="float">
            <text:p>0.00017345</text:p>
          </table:table-cell>
          <table:table-cell office:value-type="float" office:value="0.259626" calcext:value-type="float">
            <text:p>0.259626</text:p>
          </table:table-cell>
          <table:table-cell table:formula="of:=([.A291]*[.A291])" office:value-type="float" office:value="0.0000000300849025" calcext:value-type="float">
            <text:p>0.0000000300849025</text:p>
          </table:table-cell>
          <table:table-cell table:formula="of:=([.A291]-[.B291])*([.A291]-[.B291])" office:value-type="float" office:value="0.0673156257015025" calcext:value-type="float">
            <text:p>0.0673156257015025</text:p>
          </table:table-cell>
          <table:table-cell/>
        </table:table-row>
        <table:table-row table:style-name="ro1">
          <table:table-cell office:value-type="float" office:value="0.000186026" calcext:value-type="float">
            <text:p>0.000186026</text:p>
          </table:table-cell>
          <table:table-cell office:value-type="float" office:value="0.221609" calcext:value-type="float">
            <text:p>0.221609</text:p>
          </table:table-cell>
          <table:table-cell table:formula="of:=([.A292]*[.A292])" office:value-type="float" office:value="0.000000034605672676" calcext:value-type="float">
            <text:p>3.4605672676E-08</text:p>
          </table:table-cell>
          <table:table-cell table:formula="of:=([.A292]-[.B292])*([.A292]-[.B292])" office:value-type="float" office:value="0.0490281334150047" calcext:value-type="float">
            <text:p>0.0490281334150047</text:p>
          </table:table-cell>
          <table:table-cell/>
        </table:table-row>
        <table:table-row table:style-name="ro1">
          <table:table-cell office:value-type="float" office:value="0.000186026" calcext:value-type="float">
            <text:p>0.000186026</text:p>
          </table:table-cell>
          <table:table-cell office:value-type="float" office:value="0.231161" calcext:value-type="float">
            <text:p>0.231161</text:p>
          </table:table-cell>
          <table:table-cell table:formula="of:=([.A293]*[.A293])" office:value-type="float" office:value="0.000000034605672676" calcext:value-type="float">
            <text:p>3.4605672676E-08</text:p>
          </table:table-cell>
          <table:table-cell table:formula="of:=([.A293]-[.B293])*([.A293]-[.B293])" office:value-type="float" office:value="0.0533494386143007" calcext:value-type="float">
            <text:p>0.0533494386143007</text:p>
          </table:table-cell>
          <table:table-cell/>
        </table:table-row>
        <table:table-row table:style-name="ro1">
          <table:table-cell office:value-type="float" office:value="0.000186026" calcext:value-type="float">
            <text:p>0.000186026</text:p>
          </table:table-cell>
          <table:table-cell office:value-type="float" office:value="0.245492" calcext:value-type="float">
            <text:p>0.245492</text:p>
          </table:table-cell>
          <table:table-cell table:formula="of:=([.A294]*[.A294])" office:value-type="float" office:value="0.000000034605672676" calcext:value-type="float">
            <text:p>3.4605672676E-08</text:p>
          </table:table-cell>
          <table:table-cell table:formula="of:=([.A294]-[.B294])*([.A294]-[.B294])" office:value-type="float" office:value="0.0601750208800887" calcext:value-type="float">
            <text:p>0.0601750208800887</text:p>
          </table:table-cell>
          <table:table-cell/>
        </table:table-row>
        <table:table-row table:style-name="ro1">
          <table:table-cell office:value-type="float" office:value="0.000123084" calcext:value-type="float">
            <text:p>0.000123084</text:p>
          </table:table-cell>
          <table:table-cell office:value-type="float" office:value="0.181917" calcext:value-type="float">
            <text:p>0.181917</text:p>
          </table:table-cell>
          <table:table-cell table:formula="of:=([.A295]*[.A295])" office:value-type="float" office:value="0.000000015149671056" calcext:value-type="float">
            <text:p>1.5149671056E-08</text:p>
          </table:table-cell>
          <table:table-cell table:formula="of:=([.A295]-[.B295])*([.A295]-[.B295])" office:value-type="float" office:value="0.0330490278946151" calcext:value-type="float">
            <text:p>0.0330490278946151</text:p>
          </table:table-cell>
          <table:table-cell/>
        </table:table-row>
        <table:table-row table:style-name="ro1">
          <table:table-cell office:value-type="float" office:value="0.000123084" calcext:value-type="float">
            <text:p>0.000123084</text:p>
          </table:table-cell>
          <table:table-cell office:value-type="float" office:value="0.184367" calcext:value-type="float">
            <text:p>0.184367</text:p>
          </table:table-cell>
          <table:table-cell table:formula="of:=([.A296]*[.A296])" office:value-type="float" office:value="0.000000015149671056" calcext:value-type="float">
            <text:p>1.5149671056E-08</text:p>
          </table:table-cell>
          <table:table-cell table:formula="of:=([.A296]-[.B296])*([.A296]-[.B296])" office:value-type="float" office:value="0.0339458205830151" calcext:value-type="float">
            <text:p>0.0339458205830151</text:p>
          </table:table-cell>
          <table:table-cell/>
        </table:table-row>
        <table:table-row table:style-name="ro1">
          <table:table-cell office:value-type="float" office:value="0.000123084" calcext:value-type="float">
            <text:p>0.000123084</text:p>
          </table:table-cell>
          <table:table-cell office:value-type="float" office:value="0.191277" calcext:value-type="float">
            <text:p>0.191277</text:p>
          </table:table-cell>
          <table:table-cell table:formula="of:=([.A297]*[.A297])" office:value-type="float" office:value="0.000000015149671056" calcext:value-type="float">
            <text:p>1.5149671056E-08</text:p>
          </table:table-cell>
          <table:table-cell table:formula="of:=([.A297]-[.B297])*([.A297]-[.B297])" office:value-type="float" office:value="0.0365398196021351" calcext:value-type="float">
            <text:p>0.0365398196021351</text:p>
          </table:table-cell>
          <table:table-cell/>
        </table:table-row>
        <table:table-row table:style-name="ro1">
          <table:table-cell office:value-type="float" office:value="0.000172794" calcext:value-type="float">
            <text:p>0.000172794</text:p>
          </table:table-cell>
          <table:table-cell office:value-type="float" office:value="0.208587" calcext:value-type="float">
            <text:p>0.208587</text:p>
          </table:table-cell>
          <table:table-cell table:formula="of:=([.A298]*[.A298])" office:value-type="float" office:value="0.000000029857766436" calcext:value-type="float">
            <text:p>2.9857766436E-08</text:p>
          </table:table-cell>
          <table:table-cell table:formula="of:=([.A298]-[.B298])*([.A298]-[.B298])" office:value-type="float" office:value="0.0434364812626104" calcext:value-type="float">
            <text:p>0.0434364812626104</text:p>
          </table:table-cell>
          <table:table-cell/>
        </table:table-row>
        <table:table-row table:style-name="ro1">
          <table:table-cell office:value-type="float" office:value="0.000602603" calcext:value-type="float">
            <text:p>0.000602603</text:p>
          </table:table-cell>
          <table:table-cell office:value-type="float" office:value="0.144285" calcext:value-type="float">
            <text:p>0.144285</text:p>
          </table:table-cell>
          <table:table-cell table:formula="of:=([.A299]*[.A299])" office:value-type="float" office:value="0.000000363130375609" calcext:value-type="float">
            <text:p>3.63130375609E-07</text:p>
          </table:table-cell>
          <table:table-cell table:formula="of:=([.A299]-[.B299])*([.A299]-[.B299])" office:value-type="float" office:value="0.0206446312076656" calcext:value-type="float">
            <text:p>0.0206446312076656</text:p>
          </table:table-cell>
          <table:table-cell/>
        </table:table-row>
        <table:table-row table:style-name="ro1">
          <table:table-cell office:value-type="float" office:value="0.000602603" calcext:value-type="float">
            <text:p>0.000602603</text:p>
          </table:table-cell>
          <table:table-cell office:value-type="float" office:value="0.179501" calcext:value-type="float">
            <text:p>0.179501</text:p>
          </table:table-cell>
          <table:table-cell table:formula="of:=([.A300]*[.A300])" office:value-type="float" office:value="0.000000363130375609" calcext:value-type="float">
            <text:p>3.63130375609E-07</text:p>
          </table:table-cell>
          <table:table-cell table:formula="of:=([.A300]-[.B300])*([.A300]-[.B300])" office:value-type="float" office:value="0.0320046364491696" calcext:value-type="float">
            <text:p>0.0320046364491696</text:p>
          </table:table-cell>
          <table:table-cell/>
        </table:table-row>
        <table:table-row table:style-name="ro1">
          <table:table-cell office:value-type="float" office:value="0.0146056" calcext:value-type="float">
            <text:p>0.0146056</text:p>
          </table:table-cell>
          <table:table-cell office:value-type="float" office:value="0.210195" calcext:value-type="float">
            <text:p>0.210195</text:p>
          </table:table-cell>
          <table:table-cell table:formula="of:=([.A301]*[.A301])" office:value-type="float" office:value="0.00021332355136" calcext:value-type="float">
            <text:p>0.00021332355136</text:p>
          </table:table-cell>
          <table:table-cell table:formula="of:=([.A301]-[.B301])*([.A301]-[.B301])" office:value-type="float" office:value="0.03825521339236" calcext:value-type="float">
            <text:p>0.03825521339236</text:p>
          </table:table-cell>
          <table:table-cell/>
        </table:table-row>
        <table:table-row table:style-name="ro1">
          <table:table-cell office:value-type="float" office:value="0.0260525" calcext:value-type="float">
            <text:p>0.0260525</text:p>
          </table:table-cell>
          <table:table-cell office:value-type="float" office:value="0.222887" calcext:value-type="float">
            <text:p>0.222887</text:p>
          </table:table-cell>
          <table:table-cell table:formula="of:=([.A302]*[.A302])" office:value-type="float" office:value="0.00067873275625" calcext:value-type="float">
            <text:p>0.00067873275625</text:p>
          </table:table-cell>
          <table:table-cell table:formula="of:=([.A302]-[.B302])*([.A302]-[.B302])" office:value-type="float" office:value="0.03874382039025" calcext:value-type="float">
            <text:p>0.03874382039025</text:p>
          </table:table-cell>
          <table:table-cell/>
        </table:table-row>
        <table:table-row table:style-name="ro1">
          <table:table-cell office:value-type="float" office:value="0.0433329" calcext:value-type="float">
            <text:p>0.0433329</text:p>
          </table:table-cell>
          <table:table-cell office:value-type="float" office:value="0.485042" calcext:value-type="float">
            <text:p>0.485042</text:p>
          </table:table-cell>
          <table:table-cell table:formula="of:=([.A303]*[.A303])" office:value-type="float" office:value="0.00187774022241" calcext:value-type="float">
            <text:p>0.00187774022241</text:p>
          </table:table-cell>
          <table:table-cell table:formula="of:=([.A303]-[.B303])*([.A303]-[.B303])" office:value-type="float" office:value="0.19510692902281" calcext:value-type="float">
            <text:p>0.19510692902281</text:p>
          </table:table-cell>
          <table:table-cell/>
        </table:table-row>
        <table:table-row table:style-name="ro1">
          <table:table-cell office:value-type="float" office:value="0.0443931" calcext:value-type="float">
            <text:p>0.0443931</text:p>
          </table:table-cell>
          <table:table-cell office:value-type="float" office:value="0.467031" calcext:value-type="float">
            <text:p>0.467031</text:p>
          </table:table-cell>
          <table:table-cell table:formula="of:=([.A304]*[.A304])" office:value-type="float" office:value="0.00197074732761" calcext:value-type="float">
            <text:p>0.00197074732761</text:p>
          </table:table-cell>
          <table:table-cell table:formula="of:=([.A304]-[.B304])*([.A304]-[.B304])" office:value-type="float" office:value="0.17862279451641" calcext:value-type="float">
            <text:p>0.17862279451641</text:p>
          </table:table-cell>
          <table:table-cell/>
        </table:table-row>
        <table:table-row table:style-name="ro1">
          <table:table-cell office:value-type="float" office:value="0.215461" calcext:value-type="float">
            <text:p>0.215461</text:p>
          </table:table-cell>
          <table:table-cell office:value-type="float" office:value="0.533625" calcext:value-type="float">
            <text:p>0.533625</text:p>
          </table:table-cell>
          <table:table-cell table:formula="of:=([.A305]*[.A305])" office:value-type="float" office:value="0.046423442521" calcext:value-type="float">
            <text:p>0.046423442521</text:p>
          </table:table-cell>
          <table:table-cell table:formula="of:=([.A305]-[.B305])*([.A305]-[.B305])" office:value-type="float" office:value="0.101228330896" calcext:value-type="float">
            <text:p>0.101228330896</text:p>
          </table:table-cell>
          <table:table-cell/>
        </table:table-row>
        <table:table-row table:style-name="ro1">
          <table:table-cell office:value-type="float" office:value="0.412569" calcext:value-type="float">
            <text:p>0.412569</text:p>
          </table:table-cell>
          <table:table-cell office:value-type="float" office:value="0.421307" calcext:value-type="float">
            <text:p>0.421307</text:p>
          </table:table-cell>
          <table:table-cell table:formula="of:=([.A306]*[.A306])" office:value-type="float" office:value="0.170213179761" calcext:value-type="float">
            <text:p>0.170213179761</text:p>
          </table:table-cell>
          <table:table-cell table:formula="of:=([.A306]-[.B306])*([.A306]-[.B306])" office:value-type="float" office:value="0.0000763526439999994" calcext:value-type="float">
            <text:p>7.63526439999994E-05</text:p>
          </table:table-cell>
          <table:table-cell/>
        </table:table-row>
        <table:table-row table:style-name="ro1">
          <table:table-cell office:value-type="float" office:value="0.451068" calcext:value-type="float">
            <text:p>0.451068</text:p>
          </table:table-cell>
          <table:table-cell office:value-type="float" office:value="0.370517" calcext:value-type="float">
            <text:p>0.370517</text:p>
          </table:table-cell>
          <table:table-cell table:formula="of:=([.A307]*[.A307])" office:value-type="float" office:value="0.203462340624" calcext:value-type="float">
            <text:p>0.203462340624</text:p>
          </table:table-cell>
          <table:table-cell table:formula="of:=([.A307]-[.B307])*([.A307]-[.B307])" office:value-type="float" office:value="0.00648846360100001" calcext:value-type="float">
            <text:p>0.00648846360100001</text:p>
          </table:table-cell>
          <table:table-cell/>
        </table:table-row>
        <table:table-row table:style-name="ro1">
          <table:table-cell office:value-type="float" office:value="0.94179" calcext:value-type="float">
            <text:p>0.94179</text:p>
          </table:table-cell>
          <table:table-cell office:value-type="float" office:value="0.805075" calcext:value-type="float">
            <text:p>0.805075</text:p>
          </table:table-cell>
          <table:table-cell table:formula="of:=([.A308]*[.A308])" office:value-type="float" office:value="0.8869684041" calcext:value-type="float">
            <text:p>0.8869684041</text:p>
          </table:table-cell>
          <table:table-cell table:formula="of:=([.A308]-[.B308])*([.A308]-[.B308])" office:value-type="float" office:value="0.018690991225" calcext:value-type="float">
            <text:p>0.018690991225</text:p>
          </table:table-cell>
          <table:table-cell/>
        </table:table-row>
        <table:table-row table:style-name="ro1">
          <table:table-cell office:value-type="float" office:value="0.94179" calcext:value-type="float">
            <text:p>0.94179</text:p>
          </table:table-cell>
          <table:table-cell office:value-type="float" office:value="0.839579" calcext:value-type="float">
            <text:p>0.839579</text:p>
          </table:table-cell>
          <table:table-cell table:formula="of:=([.A309]*[.A309])" office:value-type="float" office:value="0.8869684041" calcext:value-type="float">
            <text:p>0.8869684041</text:p>
          </table:table-cell>
          <table:table-cell table:formula="of:=([.A309]-[.B309])*([.A309]-[.B309])" office:value-type="float" office:value="0.010447088521" calcext:value-type="float">
            <text:p>0.010447088521</text:p>
          </table:table-cell>
          <table:table-cell/>
        </table:table-row>
        <table:table-row table:style-name="ro1">
          <table:table-cell office:value-type="float" office:value="0.94179" calcext:value-type="float">
            <text:p>0.94179</text:p>
          </table:table-cell>
          <table:table-cell office:value-type="float" office:value="0.901576" calcext:value-type="float">
            <text:p>0.901576</text:p>
          </table:table-cell>
          <table:table-cell table:formula="of:=([.A310]*[.A310])" office:value-type="float" office:value="0.8869684041" calcext:value-type="float">
            <text:p>0.8869684041</text:p>
          </table:table-cell>
          <table:table-cell table:formula="of:=([.A310]-[.B310])*([.A310]-[.B310])" office:value-type="float" office:value="0.001617165796" calcext:value-type="float">
            <text:p>0.001617165796</text:p>
          </table:table-cell>
          <table:table-cell/>
        </table:table-row>
        <table:table-row table:style-name="ro1">
          <table:table-cell office:value-type="float" office:value="0.94179" calcext:value-type="float">
            <text:p>0.94179</text:p>
          </table:table-cell>
          <table:table-cell office:value-type="float" office:value="0.954089" calcext:value-type="float">
            <text:p>0.954089</text:p>
          </table:table-cell>
          <table:table-cell table:formula="of:=([.A311]*[.A311])" office:value-type="float" office:value="0.8869684041" calcext:value-type="float">
            <text:p>0.8869684041</text:p>
          </table:table-cell>
          <table:table-cell table:formula="of:=([.A311]-[.B311])*([.A311]-[.B311])" office:value-type="float" office:value="0.000151265400999999" calcext:value-type="float">
            <text:p>0.000151265400999999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83033" calcext:value-type="float">
            <text:p>0.983033</text:p>
          </table:table-cell>
          <table:table-cell table:formula="of:=([.A312]*[.A312])" office:value-type="float" office:value="0.999982000081" calcext:value-type="float">
            <text:p>0.999982000081</text:p>
          </table:table-cell>
          <table:table-cell table:formula="of:=([.A312]-[.B312])*([.A312]-[.B312])" office:value-type="float" office:value="0.000287573763999997" calcext:value-type="float">
            <text:p>0.000287573763999997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4287" calcext:value-type="float">
            <text:p>0.994287</text:p>
          </table:table-cell>
          <table:table-cell table:formula="of:=([.A313]*[.A313])" office:value-type="float" office:value="0.999982000081" calcext:value-type="float">
            <text:p>0.999982000081</text:p>
          </table:table-cell>
          <table:table-cell table:formula="of:=([.A313]-[.B313])*([.A313]-[.B313])" office:value-type="float" office:value="0.0000325356159999992" calcext:value-type="float">
            <text:p>3.25356159999992E-05</text:p>
          </table:table-cell>
          <table:table-cell/>
        </table:table-row>
        <table:table-row table:style-name="ro1">
          <table:table-cell office:value-type="float" office:value="0.0000124574" calcext:value-type="float">
            <text:p>0.0000124574</text:p>
          </table:table-cell>
          <table:table-cell office:value-type="float" office:value="0.00000270289" calcext:value-type="float">
            <text:p>0.00000270289</text:p>
          </table:table-cell>
          <table:table-cell table:formula="of:=([.A314]*[.A314])" office:value-type="float" office:value="0.00000000015518681476" calcext:value-type="float">
            <text:p>1.5518681476E-10</text:p>
          </table:table-cell>
          <table:table-cell table:formula="of:=([.A314]-[.B314])*([.A314]-[.B314])" office:value-type="float" office:value="0.00000000009515046534" calcext:value-type="float">
            <text:p>9.51504653401E-11</text:p>
          </table:table-cell>
          <table:table-cell/>
        </table:table-row>
        <table:table-row table:style-name="ro1">
          <table:table-cell office:value-type="float" office:value="0.00000149012" calcext:value-type="float">
            <text:p>0.00000149012</text:p>
          </table:table-cell>
          <table:table-cell office:value-type="float" office:value="0.00161159" calcext:value-type="float">
            <text:p>0.00161159</text:p>
          </table:table-cell>
          <table:table-cell table:formula="of:=([.A315]*[.A315])" office:value-type="float" office:value="0.00000000000222045761" calcext:value-type="float">
            <text:p>2.2204576144E-12</text:p>
          </table:table-cell>
          <table:table-cell table:formula="of:=([.A315]-[.B315])*([.A315]-[.B315])" office:value-type="float" office:value="0.00000259242162357601" calcext:value-type="float">
            <text:p>2.59242162357601E-06</text:p>
          </table:table-cell>
          <table:table-cell/>
        </table:table-row>
        <table:table-row table:style-name="ro1">
          <table:table-cell office:value-type="float" office:value="0.00000149012" calcext:value-type="float">
            <text:p>0.00000149012</text:p>
          </table:table-cell>
          <table:table-cell office:value-type="float" office:value="0.0136273" calcext:value-type="float">
            <text:p>0.0136273</text:p>
          </table:table-cell>
          <table:table-cell table:formula="of:=([.A316]*[.A316])" office:value-type="float" office:value="0.00000000000222045761" calcext:value-type="float">
            <text:p>2.2204576144E-12</text:p>
          </table:table-cell>
          <table:table-cell table:formula="of:=([.A316]-[.B316])*([.A316]-[.B316])" office:value-type="float" office:value="0.000185662694885906" calcext:value-type="float">
            <text:p>0.000185662694885906</text:p>
          </table:table-cell>
          <table:table-cell/>
        </table:table-row>
        <table:table-row table:style-name="ro1">
          <table:table-cell office:value-type="float" office:value="0.00000184774" calcext:value-type="float">
            <text:p>0.00000184774</text:p>
          </table:table-cell>
          <table:table-cell office:value-type="float" office:value="0.0167187" calcext:value-type="float">
            <text:p>0.0167187</text:p>
          </table:table-cell>
          <table:table-cell table:formula="of:=([.A317]*[.A317])" office:value-type="float" office:value="0.00000000000341414311" calcext:value-type="float">
            <text:p>3.4141431076E-12</text:p>
          </table:table-cell>
          <table:table-cell table:formula="of:=([.A317]-[.B317])*([.A317]-[.B317])" office:value-type="float" office:value="0.000279453149482667" calcext:value-type="float">
            <text:p>0.000279453149482667</text:p>
          </table:table-cell>
          <table:table-cell/>
        </table:table-row>
        <table:table-row table:style-name="ro1">
          <table:table-cell office:value-type="float" office:value="0.00000178814" calcext:value-type="float">
            <text:p>0.00000178814</text:p>
          </table:table-cell>
          <table:table-cell office:value-type="float" office:value="0.0677905" calcext:value-type="float">
            <text:p>0.0677905</text:p>
          </table:table-cell>
          <table:table-cell table:formula="of:=([.A318]*[.A318])" office:value-type="float" office:value="0.00000000000319744466" calcext:value-type="float">
            <text:p>3.1974446596E-12</text:p>
          </table:table-cell>
          <table:table-cell table:formula="of:=([.A318]-[.B318])*([.A318]-[.B318])" office:value-type="float" office:value="0.00459530945563811" calcext:value-type="float">
            <text:p>0.00459530945563811</text:p>
          </table:table-cell>
          <table:table-cell/>
        </table:table-row>
        <table:table-row table:style-name="ro1">
          <table:table-cell office:value-type="float" office:value="0.0000668764" calcext:value-type="float">
            <text:p>0.0000668764</text:p>
          </table:table-cell>
          <table:table-cell office:value-type="float" office:value="0.0897255" calcext:value-type="float">
            <text:p>0.0897255</text:p>
          </table:table-cell>
          <table:table-cell table:formula="of:=([.A319]*[.A319])" office:value-type="float" office:value="0.00000000447245287696" calcext:value-type="float">
            <text:p>4.47245287696E-09</text:p>
          </table:table-cell>
          <table:table-cell table:formula="of:=([.A319]-[.B319])*([.A319]-[.B319])" office:value-type="float" office:value="0.00803866878584648" calcext:value-type="float">
            <text:p>0.00803866878584648</text:p>
          </table:table-cell>
          <table:table-cell/>
        </table:table-row>
        <table:table-row table:style-name="ro1">
          <table:table-cell office:value-type="float" office:value="0.0000420809" calcext:value-type="float">
            <text:p>0.0000420809</text:p>
          </table:table-cell>
          <table:table-cell office:value-type="float" office:value="0.0806748" calcext:value-type="float">
            <text:p>0.0806748</text:p>
          </table:table-cell>
          <table:table-cell table:formula="of:=([.A320]*[.A320])" office:value-type="float" office:value="0.00000000177080214481" calcext:value-type="float">
            <text:p>1.77080214481E-09</text:p>
          </table:table-cell>
          <table:table-cell table:formula="of:=([.A320]-[.B320])*([.A320]-[.B320])" office:value-type="float" office:value="0.00650163538945951" calcext:value-type="float">
            <text:p>0.00650163538945951</text:p>
          </table:table-cell>
          <table:table-cell/>
        </table:table-row>
        <table:table-row table:style-name="ro1">
          <table:table-cell office:value-type="float" office:value="0.0000135899" calcext:value-type="float">
            <text:p>0.0000135899</text:p>
          </table:table-cell>
          <table:table-cell office:value-type="float" office:value="0.00127805" calcext:value-type="float">
            <text:p>0.00127805</text:p>
          </table:table-cell>
          <table:table-cell table:formula="of:=([.A321]*[.A321])" office:value-type="float" office:value="0.00000000018468538201" calcext:value-type="float">
            <text:p>1.8468538201E-10</text:p>
          </table:table-cell>
          <table:table-cell table:formula="of:=([.A321]-[.B321])*([.A321]-[.B321])" office:value-type="float" office:value="0.00000159885934449201" calcext:value-type="float">
            <text:p>1.59885934449201E-06</text:p>
          </table:table-cell>
          <table:table-cell/>
        </table:table-row>
        <table:table-row table:style-name="ro1">
          <table:table-cell office:value-type="float" office:value="0.0000709891" calcext:value-type="float">
            <text:p>0.0000709891</text:p>
          </table:table-cell>
          <table:table-cell office:value-type="float" office:value="0.0062992" calcext:value-type="float">
            <text:p>0.0062992</text:p>
          </table:table-cell>
          <table:table-cell table:formula="of:=([.A322]*[.A322])" office:value-type="float" office:value="0.00000000503945231881" calcext:value-type="float">
            <text:p>5.03945231881E-09</text:p>
          </table:table-cell>
          <table:table-cell table:formula="of:=([.A322]-[.B322])*([.A322]-[.B322])" office:value-type="float" office:value="0.0000387906110148788" calcext:value-type="float">
            <text:p>3.87906110148788E-05</text:p>
          </table:table-cell>
          <table:table-cell/>
        </table:table-row>
        <table:table-row table:style-name="ro1">
          <table:table-cell office:value-type="float" office:value="0.0000709891" calcext:value-type="float">
            <text:p>0.0000709891</text:p>
          </table:table-cell>
          <table:table-cell office:value-type="float" office:value="0.00715717" calcext:value-type="float">
            <text:p>0.00715717</text:p>
          </table:table-cell>
          <table:table-cell table:formula="of:=([.A323]*[.A323])" office:value-type="float" office:value="0.00000000503945231881" calcext:value-type="float">
            <text:p>5.03945231881E-09</text:p>
          </table:table-cell>
          <table:table-cell table:formula="of:=([.A323]-[.B323])*([.A323]-[.B323])" office:value-type="float" office:value="0.0000502139597475248" calcext:value-type="float">
            <text:p>5.02139597475248E-05</text:p>
          </table:table-cell>
          <table:table-cell/>
        </table:table-row>
        <table:table-row table:style-name="ro1">
          <table:table-cell office:value-type="float" office:value="0.00000661612" calcext:value-type="float">
            <text:p>0.00000661612</text:p>
          </table:table-cell>
          <table:table-cell office:value-type="float" office:value="0.0757801" calcext:value-type="float">
            <text:p>0.0757801</text:p>
          </table:table-cell>
          <table:table-cell table:formula="of:=([.A324]*[.A324])" office:value-type="float" office:value="0.00000000004377304385" calcext:value-type="float">
            <text:p>4.37730438544E-11</text:p>
          </table:table-cell>
          <table:table-cell table:formula="of:=([.A324]-[.B324])*([.A324]-[.B324])" office:value-type="float" office:value="0.00574162085931262" calcext:value-type="float">
            <text:p>0.00574162085931262</text:p>
          </table:table-cell>
          <table:table-cell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12671" calcext:value-type="float">
            <text:p>0.012671</text:p>
          </table:table-cell>
          <table:table-cell table:formula="of:=([.A325]*[.A325])" office:value-type="float" office:value="0.00000000000001421079" calcext:value-type="float">
            <text:p>1.4210785681E-14</text:p>
          </table:table-cell>
          <table:table-cell table:formula="of:=([.A325]-[.B325])*([.A325]-[.B325])" office:value-type="float" office:value="0.000160551220019733" calcext:value-type="float">
            <text:p>0.000160551220019733</text:p>
          </table:table-cell>
          <table:table-cell/>
        </table:table-row>
        <table:table-row table:style-name="ro1">
          <table:table-cell office:value-type="float" office:value="0.000236392" calcext:value-type="float">
            <text:p>0.000236392</text:p>
          </table:table-cell>
          <table:table-cell office:value-type="float" office:value="0.0517938" calcext:value-type="float">
            <text:p>0.0517938</text:p>
          </table:table-cell>
          <table:table-cell table:formula="of:=([.A326]*[.A326])" office:value-type="float" office:value="0.000000055881177664" calcext:value-type="float">
            <text:p>5.5881177664E-08</text:p>
          </table:table-cell>
          <table:table-cell table:formula="of:=([.A326]-[.B326])*([.A326]-[.B326])" office:value-type="float" office:value="0.00265816631967846" calcext:value-type="float">
            <text:p>0.00265816631967846</text:p>
          </table:table-cell>
          <table:table-cell/>
        </table:table-row>
        <table:table-row table:style-name="ro1">
          <table:table-cell office:value-type="float" office:value="0.000330567" calcext:value-type="float">
            <text:p>0.000330567</text:p>
          </table:table-cell>
          <table:table-cell office:value-type="float" office:value="0.0360024" calcext:value-type="float">
            <text:p>0.0360024</text:p>
          </table:table-cell>
          <table:table-cell table:formula="of:=([.A327]*[.A327])" office:value-type="float" office:value="0.000000109274541489" calcext:value-type="float">
            <text:p>1.09274541489E-07</text:p>
          </table:table-cell>
          <table:table-cell table:formula="of:=([.A327]-[.B327])*([.A327]-[.B327])" office:value-type="float" office:value="0.00127247966957989" calcext:value-type="float">
            <text:p>0.00127247966957989</text:p>
          </table:table-cell>
          <table:table-cell/>
        </table:table-row>
        <table:table-row table:style-name="ro1">
          <table:table-cell office:value-type="float" office:value="0.000330567" calcext:value-type="float">
            <text:p>0.000330567</text:p>
          </table:table-cell>
          <table:table-cell office:value-type="float" office:value="0.0381702" calcext:value-type="float">
            <text:p>0.0381702</text:p>
          </table:table-cell>
          <table:table-cell table:formula="of:=([.A328]*[.A328])" office:value-type="float" office:value="0.000000109274541489" calcext:value-type="float">
            <text:p>1.09274541489E-07</text:p>
          </table:table-cell>
          <table:table-cell table:formula="of:=([.A328]-[.B328])*([.A328]-[.B328])" office:value-type="float" office:value="0.00143183782557469" calcext:value-type="float">
            <text:p>0.00143183782557469</text:p>
          </table:table-cell>
          <table:table-cell/>
        </table:table-row>
        <table:table-row table:style-name="ro1">
          <table:table-cell office:value-type="float" office:value="0.00248766" calcext:value-type="float">
            <text:p>0.00248766</text:p>
          </table:table-cell>
          <table:table-cell office:value-type="float" office:value="0.000198847" calcext:value-type="float">
            <text:p>0.000198847</text:p>
          </table:table-cell>
          <table:table-cell table:formula="of:=([.A329]*[.A329])" office:value-type="float" office:value="0.0000061884522756" calcext:value-type="float">
            <text:p>0.0000061884522756</text:p>
          </table:table-cell>
          <table:table-cell table:formula="of:=([.A329]-[.B329])*([.A329]-[.B329])" office:value-type="float" office:value="0.000005238664948969" calcext:value-type="float">
            <text:p>5.238664948969E-06</text:p>
          </table:table-cell>
          <table:table-cell/>
        </table:table-row>
        <table:table-row table:style-name="ro1">
          <table:table-cell office:value-type="float" office:value="0.00344503" calcext:value-type="float">
            <text:p>0.00344503</text:p>
          </table:table-cell>
          <table:table-cell office:value-type="float" office:value="0.167212" calcext:value-type="float">
            <text:p>0.167212</text:p>
          </table:table-cell>
          <table:table-cell table:formula="of:=([.A330]*[.A330])" office:value-type="float" office:value="0.0000118682317009" calcext:value-type="float">
            <text:p>0.0000118682317009</text:p>
          </table:table-cell>
          <table:table-cell table:formula="of:=([.A330]-[.B330])*([.A330]-[.B330])" office:value-type="float" office:value="0.0268196204629809" calcext:value-type="float">
            <text:p>0.0268196204629809</text:p>
          </table:table-cell>
          <table:table-cell/>
        </table:table-row>
        <table:table-row table:style-name="ro1">
          <table:table-cell office:value-type="float" office:value="0.00344503" calcext:value-type="float">
            <text:p>0.00344503</text:p>
          </table:table-cell>
          <table:table-cell office:value-type="float" office:value="0.15851" calcext:value-type="float">
            <text:p>0.15851</text:p>
          </table:table-cell>
          <table:table-cell table:formula="of:=([.A331]*[.A331])" office:value-type="float" office:value="0.0000118682317009" calcext:value-type="float">
            <text:p>0.0000118682317009</text:p>
          </table:table-cell>
          <table:table-cell table:formula="of:=([.A331]-[.B331])*([.A331]-[.B331])" office:value-type="float" office:value="0.0240451449211009" calcext:value-type="float">
            <text:p>0.0240451449211009</text:p>
          </table:table-cell>
          <table:table-cell/>
        </table:table-row>
        <table:table-row table:style-name="ro1">
          <table:table-cell office:value-type="float" office:value="0.0509118" calcext:value-type="float">
            <text:p>0.0509118</text:p>
          </table:table-cell>
          <table:table-cell office:value-type="float" office:value="0.192536" calcext:value-type="float">
            <text:p>0.192536</text:p>
          </table:table-cell>
          <table:table-cell table:formula="of:=([.A332]*[.A332])" office:value-type="float" office:value="0.00259201137924" calcext:value-type="float">
            <text:p>0.00259201137924</text:p>
          </table:table-cell>
          <table:table-cell table:formula="of:=([.A332]-[.B332])*([.A332]-[.B332])" office:value-type="float" office:value="0.02005741402564" calcext:value-type="float">
            <text:p>0.02005741402564</text:p>
          </table:table-cell>
          <table:table-cell/>
        </table:table-row>
        <table:table-row table:style-name="ro1">
          <table:table-cell office:value-type="float" office:value="0.0730751" calcext:value-type="float">
            <text:p>0.0730751</text:p>
          </table:table-cell>
          <table:table-cell office:value-type="float" office:value="0.247984" calcext:value-type="float">
            <text:p>0.247984</text:p>
          </table:table-cell>
          <table:table-cell table:formula="of:=([.A333]*[.A333])" office:value-type="float" office:value="0.00533997024001" calcext:value-type="float">
            <text:p>0.00533997024001</text:p>
          </table:table-cell>
          <table:table-cell table:formula="of:=([.A333]-[.B333])*([.A333]-[.B333])" office:value-type="float" office:value="0.03059312329921" calcext:value-type="float">
            <text:p>0.03059312329921</text:p>
          </table:table-cell>
          <table:table-cell/>
        </table:table-row>
        <table:table-row table:style-name="ro1">
          <table:table-cell office:value-type="float" office:value="0.0814772" calcext:value-type="float">
            <text:p>0.0814772</text:p>
          </table:table-cell>
          <table:table-cell office:value-type="float" office:value="0.184643" calcext:value-type="float">
            <text:p>0.184643</text:p>
          </table:table-cell>
          <table:table-cell table:formula="of:=([.A334]*[.A334])" office:value-type="float" office:value="0.00663853411984" calcext:value-type="float">
            <text:p>0.00663853411984</text:p>
          </table:table-cell>
          <table:table-cell table:formula="of:=([.A334]-[.B334])*([.A334]-[.B334])" office:value-type="float" office:value="0.01064318228964" calcext:value-type="float">
            <text:p>0.01064318228964</text:p>
          </table:table-cell>
          <table:table-cell/>
        </table:table-row>
        <table:table-row table:style-name="ro1">
          <table:table-cell office:value-type="float" office:value="0.0999941" calcext:value-type="float">
            <text:p>0.0999941</text:p>
          </table:table-cell>
          <table:table-cell office:value-type="float" office:value="0.226362" calcext:value-type="float">
            <text:p>0.226362</text:p>
          </table:table-cell>
          <table:table-cell table:formula="of:=([.A335]*[.A335])" office:value-type="float" office:value="0.00999882003481" calcext:value-type="float">
            <text:p>0.00999882003481</text:p>
          </table:table-cell>
          <table:table-cell table:formula="of:=([.A335]-[.B335])*([.A335]-[.B335])" office:value-type="float" office:value="0.01596884615041" calcext:value-type="float">
            <text:p>0.01596884615041</text:p>
          </table:table-cell>
          <table:table-cell/>
        </table:table-row>
        <table:table-row table:style-name="ro1">
          <table:table-cell office:value-type="float" office:value="0.114128" calcext:value-type="float">
            <text:p>0.114128</text:p>
          </table:table-cell>
          <table:table-cell office:value-type="float" office:value="0.231345" calcext:value-type="float">
            <text:p>0.231345</text:p>
          </table:table-cell>
          <table:table-cell table:formula="of:=([.A336]*[.A336])" office:value-type="float" office:value="0.013025200384" calcext:value-type="float">
            <text:p>0.013025200384</text:p>
          </table:table-cell>
          <table:table-cell table:formula="of:=([.A336]-[.B336])*([.A336]-[.B336])" office:value-type="float" office:value="0.013739825089" calcext:value-type="float">
            <text:p>0.013739825089</text:p>
          </table:table-cell>
          <table:table-cell/>
        </table:table-row>
        <table:table-row table:style-name="ro1">
          <table:table-cell office:value-type="float" office:value="0.114128" calcext:value-type="float">
            <text:p>0.114128</text:p>
          </table:table-cell>
          <table:table-cell office:value-type="float" office:value="0.257706" calcext:value-type="float">
            <text:p>0.257706</text:p>
          </table:table-cell>
          <table:table-cell table:formula="of:=([.A337]*[.A337])" office:value-type="float" office:value="0.013025200384" calcext:value-type="float">
            <text:p>0.013025200384</text:p>
          </table:table-cell>
          <table:table-cell table:formula="of:=([.A337]-[.B337])*([.A337]-[.B337])" office:value-type="float" office:value="0.020614642084" calcext:value-type="float">
            <text:p>0.020614642084</text:p>
          </table:table-cell>
          <table:table-cell/>
        </table:table-row>
        <table:table-row table:style-name="ro1">
          <table:table-cell office:value-type="float" office:value="0.144186" calcext:value-type="float">
            <text:p>0.144186</text:p>
          </table:table-cell>
          <table:table-cell office:value-type="float" office:value="0.372757" calcext:value-type="float">
            <text:p>0.372757</text:p>
          </table:table-cell>
          <table:table-cell table:formula="of:=([.A338]*[.A338])" office:value-type="float" office:value="0.020789602596" calcext:value-type="float">
            <text:p>0.020789602596</text:p>
          </table:table-cell>
          <table:table-cell table:formula="of:=([.A338]-[.B338])*([.A338]-[.B338])" office:value-type="float" office:value="0.052244702041" calcext:value-type="float">
            <text:p>0.052244702041</text:p>
          </table:table-cell>
          <table:table-cell/>
        </table:table-row>
        <table:table-row table:style-name="ro1">
          <table:table-cell office:value-type="float" office:value="0.144186" calcext:value-type="float">
            <text:p>0.144186</text:p>
          </table:table-cell>
          <table:table-cell office:value-type="float" office:value="0.386747" calcext:value-type="float">
            <text:p>0.386747</text:p>
          </table:table-cell>
          <table:table-cell table:formula="of:=([.A339]*[.A339])" office:value-type="float" office:value="0.020789602596" calcext:value-type="float">
            <text:p>0.020789602596</text:p>
          </table:table-cell>
          <table:table-cell table:formula="of:=([.A339]-[.B339])*([.A339]-[.B339])" office:value-type="float" office:value="0.058835838721" calcext:value-type="float">
            <text:p>0.058835838721</text:p>
          </table:table-cell>
          <table:table-cell/>
        </table:table-row>
        <table:table-row table:style-name="ro1">
          <table:table-cell office:value-type="float" office:value="0.619325" calcext:value-type="float">
            <text:p>0.619325</text:p>
          </table:table-cell>
          <table:table-cell office:value-type="float" office:value="0.599895" calcext:value-type="float">
            <text:p>0.599895</text:p>
          </table:table-cell>
          <table:table-cell table:formula="of:=([.A340]*[.A340])" office:value-type="float" office:value="0.383563455625" calcext:value-type="float">
            <text:p>0.383563455625</text:p>
          </table:table-cell>
          <table:table-cell table:formula="of:=([.A340]-[.B340])*([.A340]-[.B340])" office:value-type="float" office:value="0.000377524900000002" calcext:value-type="float">
            <text:p>0.000377524900000002</text:p>
          </table:table-cell>
          <table:table-cell/>
        </table:table-row>
        <table:table-row table:style-name="ro1">
          <table:table-cell office:value-type="float" office:value="0.619326" calcext:value-type="float">
            <text:p>0.619326</text:p>
          </table:table-cell>
          <table:table-cell office:value-type="float" office:value="0.62345" calcext:value-type="float">
            <text:p>0.62345</text:p>
          </table:table-cell>
          <table:table-cell table:formula="of:=([.A341]*[.A341])" office:value-type="float" office:value="0.383564694276" calcext:value-type="float">
            <text:p>0.383564694276</text:p>
          </table:table-cell>
          <table:table-cell table:formula="of:=([.A341]-[.B341])*([.A341]-[.B341])" office:value-type="float" office:value="0.0000170073759999992" calcext:value-type="float">
            <text:p>1.70073759999992E-05</text:p>
          </table:table-cell>
          <table:table-cell/>
        </table:table-row>
        <table:table-row table:style-name="ro1">
          <table:table-cell office:value-type="float" office:value="0.619326" calcext:value-type="float">
            <text:p>0.619326</text:p>
          </table:table-cell>
          <table:table-cell office:value-type="float" office:value="0.648771" calcext:value-type="float">
            <text:p>0.648771</text:p>
          </table:table-cell>
          <table:table-cell table:formula="of:=([.A342]*[.A342])" office:value-type="float" office:value="0.383564694276" calcext:value-type="float">
            <text:p>0.383564694276</text:p>
          </table:table-cell>
          <table:table-cell table:formula="of:=([.A342]-[.B342])*([.A342]-[.B342])" office:value-type="float" office:value="0.000867008024999997" calcext:value-type="float">
            <text:p>0.000867008024999997</text:p>
          </table:table-cell>
          <table:table-cell/>
        </table:table-row>
        <table:table-row table:style-name="ro1">
          <table:table-cell office:value-type="float" office:value="0.619325" calcext:value-type="float">
            <text:p>0.619325</text:p>
          </table:table-cell>
          <table:table-cell office:value-type="float" office:value="0.676183" calcext:value-type="float">
            <text:p>0.676183</text:p>
          </table:table-cell>
          <table:table-cell table:formula="of:=([.A343]*[.A343])" office:value-type="float" office:value="0.383563455625" calcext:value-type="float">
            <text:p>0.383563455625</text:p>
          </table:table-cell>
          <table:table-cell table:formula="of:=([.A343]-[.B343])*([.A343]-[.B343])" office:value-type="float" office:value="0.003232832164" calcext:value-type="float">
            <text:p>0.003232832164</text:p>
          </table:table-cell>
          <table:table-cell/>
        </table:table-row>
        <table:table-row table:style-name="ro1">
          <table:table-cell office:value-type="float" office:value="0.619325" calcext:value-type="float">
            <text:p>0.619325</text:p>
          </table:table-cell>
          <table:table-cell office:value-type="float" office:value="0.706003" calcext:value-type="float">
            <text:p>0.706003</text:p>
          </table:table-cell>
          <table:table-cell table:formula="of:=([.A344]*[.A344])" office:value-type="float" office:value="0.383563455625" calcext:value-type="float">
            <text:p>0.383563455625</text:p>
          </table:table-cell>
          <table:table-cell table:formula="of:=([.A344]-[.B344])*([.A344]-[.B344])" office:value-type="float" office:value="0.00751307568400001" calcext:value-type="float">
            <text:p>0.00751307568400001</text:p>
          </table:table-cell>
          <table:table-cell/>
        </table:table-row>
        <table:table-row table:style-name="ro1">
          <table:table-cell office:value-type="float" office:value="0.619325" calcext:value-type="float">
            <text:p>0.619325</text:p>
          </table:table-cell>
          <table:table-cell office:value-type="float" office:value="0.715301" calcext:value-type="float">
            <text:p>0.715301</text:p>
          </table:table-cell>
          <table:table-cell table:formula="of:=([.A345]*[.A345])" office:value-type="float" office:value="0.383563455625" calcext:value-type="float">
            <text:p>0.383563455625</text:p>
          </table:table-cell>
          <table:table-cell table:formula="of:=([.A345]-[.B345])*([.A345]-[.B345])" office:value-type="float" office:value="0.00921139257599999" calcext:value-type="float">
            <text:p>0.00921139257599999</text:p>
          </table:table-cell>
          <table:table-cell/>
        </table:table-row>
        <table:table-row table:style-name="ro1">
          <table:table-cell office:value-type="float" office:value="0.650534" calcext:value-type="float">
            <text:p>0.650534</text:p>
          </table:table-cell>
          <table:table-cell office:value-type="float" office:value="0.746453" calcext:value-type="float">
            <text:p>0.746453</text:p>
          </table:table-cell>
          <table:table-cell table:formula="of:=([.A346]*[.A346])" office:value-type="float" office:value="0.423194485156" calcext:value-type="float">
            <text:p>0.423194485156</text:p>
          </table:table-cell>
          <table:table-cell table:formula="of:=([.A346]-[.B346])*([.A346]-[.B346])" office:value-type="float" office:value="0.00920045456100002" calcext:value-type="float">
            <text:p>0.00920045456100002</text:p>
          </table:table-cell>
          <table:table-cell/>
        </table:table-row>
        <table:table-row table:style-name="ro1">
          <table:table-cell office:value-type="float" office:value="0.893542" calcext:value-type="float">
            <text:p>0.893542</text:p>
          </table:table-cell>
          <table:table-cell office:value-type="float" office:value="0.844515" calcext:value-type="float">
            <text:p>0.844515</text:p>
          </table:table-cell>
          <table:table-cell table:formula="of:=([.A347]*[.A347])" office:value-type="float" office:value="0.798417305764" calcext:value-type="float">
            <text:p>0.798417305764</text:p>
          </table:table-cell>
          <table:table-cell table:formula="of:=([.A347]-[.B347])*([.A347]-[.B347])" office:value-type="float" office:value="0.00240364672899999" calcext:value-type="float">
            <text:p>0.00240364672899999</text:p>
          </table:table-cell>
          <table:table-cell/>
        </table:table-row>
        <table:table-row table:style-name="ro1">
          <table:table-cell office:value-type="float" office:value="0.893542" calcext:value-type="float">
            <text:p>0.893542</text:p>
          </table:table-cell>
          <table:table-cell office:value-type="float" office:value="0.88409" calcext:value-type="float">
            <text:p>0.88409</text:p>
          </table:table-cell>
          <table:table-cell table:formula="of:=([.A348]*[.A348])" office:value-type="float" office:value="0.798417305764" calcext:value-type="float">
            <text:p>0.798417305764</text:p>
          </table:table-cell>
          <table:table-cell table:formula="of:=([.A348]-[.B348])*([.A348]-[.B348])" office:value-type="float" office:value="0.0000893403039999982" calcext:value-type="float">
            <text:p>8.93403039999982E-05</text:p>
          </table:table-cell>
          <table:table-cell/>
        </table:table-row>
        <table:table-row table:style-name="ro1">
          <table:table-cell office:value-type="float" office:value="0.893542" calcext:value-type="float">
            <text:p>0.893542</text:p>
          </table:table-cell>
          <table:table-cell office:value-type="float" office:value="0.934868" calcext:value-type="float">
            <text:p>0.934868</text:p>
          </table:table-cell>
          <table:table-cell table:formula="of:=([.A349]*[.A349])" office:value-type="float" office:value="0.798417305764" calcext:value-type="float">
            <text:p>0.798417305764</text:p>
          </table:table-cell>
          <table:table-cell table:formula="of:=([.A349]-[.B349])*([.A349]-[.B349])" office:value-type="float" office:value="0.00170783827600001" calcext:value-type="float">
            <text:p>0.00170783827600001</text:p>
          </table:table-cell>
          <table:table-cell/>
        </table:table-row>
        <table:table-row table:style-name="ro1">
          <table:table-cell office:value-type="float" office:value="0.91754" calcext:value-type="float">
            <text:p>0.91754</text:p>
          </table:table-cell>
          <table:table-cell office:value-type="float" office:value="0.984713" calcext:value-type="float">
            <text:p>0.984713</text:p>
          </table:table-cell>
          <table:table-cell table:formula="of:=([.A350]*[.A350])" office:value-type="float" office:value="0.8418796516" calcext:value-type="float">
            <text:p>0.8418796516</text:p>
          </table:table-cell>
          <table:table-cell table:formula="of:=([.A350]-[.B350])*([.A350]-[.B350])" office:value-type="float" office:value="0.00451221192899999" calcext:value-type="float">
            <text:p>0.00451221192899999</text:p>
          </table:table-cell>
          <table:table-cell/>
        </table:table-row>
        <table:table-row table:style-name="ro1">
          <table:table-cell office:value-type="float" office:value="0.91754" calcext:value-type="float">
            <text:p>0.91754</text:p>
          </table:table-cell>
          <table:table-cell office:value-type="float" office:value="0.998192" calcext:value-type="float">
            <text:p>0.998192</text:p>
          </table:table-cell>
          <table:table-cell table:formula="of:=([.A351]*[.A351])" office:value-type="float" office:value="0.8418796516" calcext:value-type="float">
            <text:p>0.8418796516</text:p>
          </table:table-cell>
          <table:table-cell table:formula="of:=([.A351]-[.B351])*([.A351]-[.B351])" office:value-type="float" office:value="0.00650474510399999" calcext:value-type="float">
            <text:p>0.00650474510399999</text:p>
          </table:table-cell>
          <table:table-cell/>
        </table:table-row>
        <table:table-row table:style-name="ro1">
          <table:table-cell office:value-type="float" office:value="0.96522" calcext:value-type="float">
            <text:p>0.96522</text:p>
          </table:table-cell>
          <table:table-cell office:value-type="float" office:value="0.999997" calcext:value-type="float">
            <text:p>0.999997</text:p>
          </table:table-cell>
          <table:table-cell table:formula="of:=([.A352]*[.A352])" office:value-type="float" office:value="0.9316496484" calcext:value-type="float">
            <text:p>0.9316496484</text:p>
          </table:table-cell>
          <table:table-cell table:formula="of:=([.A352]-[.B352])*([.A352]-[.B352])" office:value-type="float" office:value="0.001209439729" calcext:value-type="float">
            <text:p>0.001209439729</text:p>
          </table:table-cell>
          <table:table-cell/>
        </table:table-row>
        <table:table-row table:style-name="ro1">
          <table:table-cell office:value-type="float" office:value="0.000074327" calcext:value-type="float">
            <text:p>0.000074327</text:p>
          </table:table-cell>
          <table:table-cell office:value-type="float" office:value="0.000000177349" calcext:value-type="float">
            <text:p>0.000000177349</text:p>
          </table:table-cell>
          <table:table-cell table:formula="of:=([.A353]*[.A353])" office:value-type="float" office:value="0.000000005524502929" calcext:value-type="float">
            <text:p>5.524502929E-09</text:p>
          </table:table-cell>
          <table:table-cell table:formula="of:=([.A353]-[.B353])*([.A353]-[.B353])" office:value-type="float" office:value="0.00000000549817074342" calcext:value-type="float">
            <text:p>5.4981707434218E-09</text:p>
          </table:table-cell>
          <table:table-cell/>
        </table:table-row>
        <table:table-row table:style-name="ro1">
          <table:table-cell office:value-type="float" office:value="0.000267923" calcext:value-type="float">
            <text:p>0.000267923</text:p>
          </table:table-cell>
          <table:table-cell office:value-type="float" office:value="0.000102155" calcext:value-type="float">
            <text:p>0.000102155</text:p>
          </table:table-cell>
          <table:table-cell table:formula="of:=([.A354]*[.A354])" office:value-type="float" office:value="0.000000071782733929" calcext:value-type="float">
            <text:p>7.1782733929E-08</text:p>
          </table:table-cell>
          <table:table-cell table:formula="of:=([.A354]-[.B354])*([.A354]-[.B354])" office:value-type="float" office:value="0.000000027479029824" calcext:value-type="float">
            <text:p>2.7479029824E-08</text:p>
          </table:table-cell>
          <table:table-cell/>
        </table:table-row>
        <table:table-row table:style-name="ro1">
          <table:table-cell office:value-type="float" office:value="0.0000290275" calcext:value-type="float">
            <text:p>0.0000290275</text:p>
          </table:table-cell>
          <table:table-cell office:value-type="float" office:value="0.000808884" calcext:value-type="float">
            <text:p>0.000808884</text:p>
          </table:table-cell>
          <table:table-cell table:formula="of:=([.A355]*[.A355])" office:value-type="float" office:value="0.00000000084259575625" calcext:value-type="float">
            <text:p>8.4259575625E-10</text:p>
          </table:table-cell>
          <table:table-cell table:formula="of:=([.A355]-[.B355])*([.A355]-[.B355])" office:value-type="float" office:value="0.00000060817616059225" calcext:value-type="float">
            <text:p>6.0817616059225E-07</text:p>
          </table:table-cell>
          <table:table-cell/>
        </table:table-row>
        <table:table-row table:style-name="ro1">
          <table:table-cell office:value-type="float" office:value="0.000625134" calcext:value-type="float">
            <text:p>0.000625134</text:p>
          </table:table-cell>
          <table:table-cell office:value-type="float" office:value="0.00804574" calcext:value-type="float">
            <text:p>0.00804574</text:p>
          </table:table-cell>
          <table:table-cell table:formula="of:=([.A356]*[.A356])" office:value-type="float" office:value="0.000000390792517956" calcext:value-type="float">
            <text:p>3.90792517956E-07</text:p>
          </table:table-cell>
          <table:table-cell table:formula="of:=([.A356]-[.B356])*([.A356]-[.B356])" office:value-type="float" office:value="0.000055065393407236" calcext:value-type="float">
            <text:p>5.5065393407236E-05</text:p>
          </table:table-cell>
          <table:table-cell/>
        </table:table-row>
        <table:table-row table:style-name="ro1">
          <table:table-cell office:value-type="float" office:value="0.000853658" calcext:value-type="float">
            <text:p>0.000853658</text:p>
          </table:table-cell>
          <table:table-cell office:value-type="float" office:value="0.00146135" calcext:value-type="float">
            <text:p>0.00146135</text:p>
          </table:table-cell>
          <table:table-cell table:formula="of:=([.A357]*[.A357])" office:value-type="float" office:value="0.000000728731980964" calcext:value-type="float">
            <text:p>7.28731980964E-07</text:p>
          </table:table-cell>
          <table:table-cell table:formula="of:=([.A357]-[.B357])*([.A357]-[.B357])" office:value-type="float" office:value="0.000000369289566864" calcext:value-type="float">
            <text:p>3.69289566864E-07</text:p>
          </table:table-cell>
          <table:table-cell/>
        </table:table-row>
        <table:table-row table:style-name="ro1">
          <table:table-cell office:value-type="float" office:value="0.000853658" calcext:value-type="float">
            <text:p>0.000853658</text:p>
          </table:table-cell>
          <table:table-cell office:value-type="float" office:value="0.00219276" calcext:value-type="float">
            <text:p>0.00219276</text:p>
          </table:table-cell>
          <table:table-cell table:formula="of:=([.A358]*[.A358])" office:value-type="float" office:value="0.000000728731980964" calcext:value-type="float">
            <text:p>7.28731980964E-07</text:p>
          </table:table-cell>
          <table:table-cell table:formula="of:=([.A358]-[.B358])*([.A358]-[.B358])" office:value-type="float" office:value="0.000001793194166404" calcext:value-type="float">
            <text:p>1.793194166404E-06</text:p>
          </table:table-cell>
          <table:table-cell/>
        </table:table-row>
        <table:table-row table:style-name="ro1">
          <table:table-cell office:value-type="float" office:value="0.00000625849" calcext:value-type="float">
            <text:p>0.00000625849</text:p>
          </table:table-cell>
          <table:table-cell office:value-type="float" office:value="0.00288236" calcext:value-type="float">
            <text:p>0.00288236</text:p>
          </table:table-cell>
          <table:table-cell table:formula="of:=([.A359]*[.A359])" office:value-type="float" office:value="0.00000000003916869708" calcext:value-type="float">
            <text:p>3.91686970801E-11</text:p>
          </table:table-cell>
          <table:table-cell table:formula="of:=([.A359]-[.B359])*([.A359]-[.B359])" office:value-type="float" office:value="0.00000827195989582428" calcext:value-type="float">
            <text:p>8.27195989582428E-06</text:p>
          </table:table-cell>
          <table:table-cell/>
        </table:table-row>
        <table:table-row table:style-name="ro1">
          <table:table-cell office:value-type="float" office:value="0.00000625849" calcext:value-type="float">
            <text:p>0.00000625849</text:p>
          </table:table-cell>
          <table:table-cell office:value-type="float" office:value="0.00402157" calcext:value-type="float">
            <text:p>0.00402157</text:p>
          </table:table-cell>
          <table:table-cell table:formula="of:=([.A360]*[.A360])" office:value-type="float" office:value="0.00000000003916869708" calcext:value-type="float">
            <text:p>3.91686970801E-11</text:p>
          </table:table-cell>
          <table:table-cell table:formula="of:=([.A360]-[.B360])*([.A360]-[.B360])" office:value-type="float" office:value="0.0000161227265223385" calcext:value-type="float">
            <text:p>1.61227265223385E-05</text:p>
          </table:table-cell>
          <table:table-cell/>
        </table:table-row>
        <table:table-row table:style-name="ro1">
          <table:table-cell office:value-type="float" office:value="0.000186026" calcext:value-type="float">
            <text:p>0.000186026</text:p>
          </table:table-cell>
          <table:table-cell office:value-type="float" office:value="0.00123848" calcext:value-type="float">
            <text:p>0.00123848</text:p>
          </table:table-cell>
          <table:table-cell table:formula="of:=([.A361]*[.A361])" office:value-type="float" office:value="0.000000034605672676" calcext:value-type="float">
            <text:p>3.4605672676E-08</text:p>
          </table:table-cell>
          <table:table-cell table:formula="of:=([.A361]-[.B361])*([.A361]-[.B361])" office:value-type="float" office:value="0.000001107659422116" calcext:value-type="float">
            <text:p>1.107659422116E-06</text:p>
          </table:table-cell>
          <table:table-cell/>
        </table:table-row>
        <table:table-row table:style-name="ro1">
          <table:table-cell office:value-type="float" office:value="0.0000885725" calcext:value-type="float">
            <text:p>0.0000885725</text:p>
          </table:table-cell>
          <table:table-cell office:value-type="float" office:value="0.00282349" calcext:value-type="float">
            <text:p>0.00282349</text:p>
          </table:table-cell>
          <table:table-cell table:formula="of:=([.A362]*[.A362])" office:value-type="float" office:value="0.00000000784508775625" calcext:value-type="float">
            <text:p>7.84508775625E-09</text:p>
          </table:table-cell>
          <table:table-cell table:formula="of:=([.A362]-[.B362])*([.A362]-[.B362])" office:value-type="float" office:value="0.00000747977373180625" calcext:value-type="float">
            <text:p>7.47977373180625E-06</text:p>
          </table:table-cell>
          <table:table-cell/>
        </table:table-row>
        <table:table-row table:style-name="ro1">
          <table:table-cell office:value-type="float" office:value="0.00107265" calcext:value-type="float">
            <text:p>0.00107265</text:p>
          </table:table-cell>
          <table:table-cell office:value-type="float" office:value="0.00289684" calcext:value-type="float">
            <text:p>0.00289684</text:p>
          </table:table-cell>
          <table:table-cell table:formula="of:=([.A363]*[.A363])" office:value-type="float" office:value="0.0000011505780225" calcext:value-type="float">
            <text:p>0.0000011505780225</text:p>
          </table:table-cell>
          <table:table-cell table:formula="of:=([.A363]-[.B363])*([.A363]-[.B363])" office:value-type="float" office:value="0.0000033276691561" calcext:value-type="float">
            <text:p>0.0000033276691561</text:p>
          </table:table-cell>
          <table:table-cell/>
        </table:table-row>
        <table:table-row table:style-name="ro1">
          <table:table-cell office:value-type="float" office:value="0.00133592" calcext:value-type="float">
            <text:p>0.00133592</text:p>
          </table:table-cell>
          <table:table-cell office:value-type="float" office:value="0.020563" calcext:value-type="float">
            <text:p>0.020563</text:p>
          </table:table-cell>
          <table:table-cell table:formula="of:=([.A364]*[.A364])" office:value-type="float" office:value="0.0000017846822464" calcext:value-type="float">
            <text:p>0.0000017846822464</text:p>
          </table:table-cell>
          <table:table-cell table:formula="of:=([.A364]-[.B364])*([.A364]-[.B364])" office:value-type="float" office:value="0.0003696806053264" calcext:value-type="float">
            <text:p>0.0003696806053264</text:p>
          </table:table-cell>
          <table:table-cell/>
        </table:table-row>
        <table:table-row table:style-name="ro1">
          <table:table-cell office:value-type="float" office:value="0.000919819" calcext:value-type="float">
            <text:p>0.000919819</text:p>
          </table:table-cell>
          <table:table-cell office:value-type="float" office:value="0.041465" calcext:value-type="float">
            <text:p>0.041465</text:p>
          </table:table-cell>
          <table:table-cell table:formula="of:=([.A365]*[.A365])" office:value-type="float" office:value="0.000000846066992761" calcext:value-type="float">
            <text:p>8.46066992761E-07</text:p>
          </table:table-cell>
          <table:table-cell table:formula="of:=([.A365]-[.B365])*([.A365]-[.B365])" office:value-type="float" office:value="0.00164391170232276" calcext:value-type="float">
            <text:p>0.00164391170232276</text:p>
          </table:table-cell>
          <table:table-cell/>
        </table:table-row>
        <table:table-row table:style-name="ro1">
          <table:table-cell office:value-type="float" office:value="0.000360608" calcext:value-type="float">
            <text:p>0.000360608</text:p>
          </table:table-cell>
          <table:table-cell office:value-type="float" office:value="0.10339" calcext:value-type="float">
            <text:p>0.10339</text:p>
          </table:table-cell>
          <table:table-cell table:formula="of:=([.A366]*[.A366])" office:value-type="float" office:value="0.000000130038129664" calcext:value-type="float">
            <text:p>1.30038129664E-07</text:p>
          </table:table-cell>
          <table:table-cell table:formula="of:=([.A366]-[.B366])*([.A366]-[.B366])" office:value-type="float" office:value="0.0106150556158897" calcext:value-type="float">
            <text:p>0.0106150556158897</text:p>
          </table:table-cell>
          <table:table-cell/>
        </table:table-row>
        <table:table-row table:style-name="ro1">
          <table:table-cell office:value-type="float" office:value="0.00102276" calcext:value-type="float">
            <text:p>0.00102276</text:p>
          </table:table-cell>
          <table:table-cell office:value-type="float" office:value="0.00583656" calcext:value-type="float">
            <text:p>0.00583656</text:p>
          </table:table-cell>
          <table:table-cell table:formula="of:=([.A367]*[.A367])" office:value-type="float" office:value="0.0000010460380176" calcext:value-type="float">
            <text:p>0.0000010460380176</text:p>
          </table:table-cell>
          <table:table-cell table:formula="of:=([.A367]-[.B367])*([.A367]-[.B367])" office:value-type="float" office:value="0.00002317267044" calcext:value-type="float">
            <text:p>0.00002317267044</text:p>
          </table:table-cell>
          <table:table-cell/>
        </table:table-row>
        <table:table-row table:style-name="ro1">
          <table:table-cell office:value-type="float" office:value="0.00697291" calcext:value-type="float">
            <text:p>0.00697291</text:p>
          </table:table-cell>
          <table:table-cell office:value-type="float" office:value="0.0869119" calcext:value-type="float">
            <text:p>0.0869119</text:p>
          </table:table-cell>
          <table:table-cell table:formula="of:=([.A368]*[.A368])" office:value-type="float" office:value="0.0000486214738681" calcext:value-type="float">
            <text:p>0.0000486214738681</text:p>
          </table:table-cell>
          <table:table-cell table:formula="of:=([.A368]-[.B368])*([.A368]-[.B368])" office:value-type="float" office:value="0.0063902421222201" calcext:value-type="float">
            <text:p>0.0063902421222201</text:p>
          </table:table-cell>
          <table:table-cell/>
        </table:table-row>
        <table:table-row table:style-name="ro1">
          <table:table-cell office:value-type="float" office:value="0.0229671" calcext:value-type="float">
            <text:p>0.0229671</text:p>
          </table:table-cell>
          <table:table-cell office:value-type="float" office:value="0.0385668" calcext:value-type="float">
            <text:p>0.0385668</text:p>
          </table:table-cell>
          <table:table-cell table:formula="of:=([.A369]*[.A369])" office:value-type="float" office:value="0.00052748768241" calcext:value-type="float">
            <text:p>0.00052748768241</text:p>
          </table:table-cell>
          <table:table-cell table:formula="of:=([.A369]-[.B369])*([.A369]-[.B369])" office:value-type="float" office:value="0.00024335064009" calcext:value-type="float">
            <text:p>0.00024335064009</text:p>
          </table:table-cell>
          <table:table-cell/>
        </table:table-row>
        <table:table-row table:style-name="ro1">
          <table:table-cell office:value-type="float" office:value="0.0229672" calcext:value-type="float">
            <text:p>0.0229672</text:p>
          </table:table-cell>
          <table:table-cell office:value-type="float" office:value="0.153903" calcext:value-type="float">
            <text:p>0.153903</text:p>
          </table:table-cell>
          <table:table-cell table:formula="of:=([.A370]*[.A370])" office:value-type="float" office:value="0.00052749227584" calcext:value-type="float">
            <text:p>0.00052749227584</text:p>
          </table:table-cell>
          <table:table-cell table:formula="of:=([.A370]-[.B370])*([.A370]-[.B370])" office:value-type="float" office:value="0.01714418372164" calcext:value-type="float">
            <text:p>0.01714418372164</text:p>
          </table:table-cell>
          <table:table-cell/>
        </table:table-row>
        <table:table-row table:style-name="ro1">
          <table:table-cell office:value-type="float" office:value="0.0655296" calcext:value-type="float">
            <text:p>0.0655296</text:p>
          </table:table-cell>
          <table:table-cell office:value-type="float" office:value="0.197942" calcext:value-type="float">
            <text:p>0.197942</text:p>
          </table:table-cell>
          <table:table-cell table:formula="of:=([.A371]*[.A371])" office:value-type="float" office:value="0.00429412847616" calcext:value-type="float">
            <text:p>0.00429412847616</text:p>
          </table:table-cell>
          <table:table-cell table:formula="of:=([.A371]-[.B371])*([.A371]-[.B371])" office:value-type="float" office:value="0.01753304367376" calcext:value-type="float">
            <text:p>0.01753304367376</text:p>
          </table:table-cell>
          <table:table-cell/>
        </table:table-row>
        <table:table-row table:style-name="ro1">
          <table:table-cell office:value-type="float" office:value="0.0720024" calcext:value-type="float">
            <text:p>0.0720024</text:p>
          </table:table-cell>
          <table:table-cell office:value-type="float" office:value="0.385896" calcext:value-type="float">
            <text:p>0.385896</text:p>
          </table:table-cell>
          <table:table-cell table:formula="of:=([.A372]*[.A372])" office:value-type="float" office:value="0.00518434560576" calcext:value-type="float">
            <text:p>0.00518434560576</text:p>
          </table:table-cell>
          <table:table-cell table:formula="of:=([.A372]-[.B372])*([.A372]-[.B372])" office:value-type="float" office:value="0.09852919212096" calcext:value-type="float">
            <text:p>0.09852919212096</text:p>
          </table:table-cell>
          <table:table-cell/>
        </table:table-row>
        <table:table-row table:style-name="ro1">
          <table:table-cell office:value-type="float" office:value="0.0720024" calcext:value-type="float">
            <text:p>0.0720024</text:p>
          </table:table-cell>
          <table:table-cell office:value-type="float" office:value="0.401074" calcext:value-type="float">
            <text:p>0.401074</text:p>
          </table:table-cell>
          <table:table-cell table:formula="of:=([.A373]*[.A373])" office:value-type="float" office:value="0.00518434560576" calcext:value-type="float">
            <text:p>0.00518434560576</text:p>
          </table:table-cell>
          <table:table-cell table:formula="of:=([.A373]-[.B373])*([.A373]-[.B373])" office:value-type="float" office:value="0.10828811792656" calcext:value-type="float">
            <text:p>0.10828811792656</text:p>
          </table:table-cell>
          <table:table-cell/>
        </table:table-row>
        <table:table-row table:style-name="ro1">
          <table:table-cell office:value-type="float" office:value="0.0720022" calcext:value-type="float">
            <text:p>0.0720022</text:p>
          </table:table-cell>
          <table:table-cell office:value-type="float" office:value="0.416393" calcext:value-type="float">
            <text:p>0.416393</text:p>
          </table:table-cell>
          <table:table-cell table:formula="of:=([.A374]*[.A374])" office:value-type="float" office:value="0.00518431680484" calcext:value-type="float">
            <text:p>0.00518431680484</text:p>
          </table:table-cell>
          <table:table-cell table:formula="of:=([.A374]-[.B374])*([.A374]-[.B374])" office:value-type="float" office:value="0.11860502312464" calcext:value-type="float">
            <text:p>0.11860502312464</text:p>
          </table:table-cell>
          <table:table-cell/>
        </table:table-row>
        <table:table-row table:style-name="ro1">
          <table:table-cell office:value-type="float" office:value="0.126285" calcext:value-type="float">
            <text:p>0.126285</text:p>
          </table:table-cell>
          <table:table-cell office:value-type="float" office:value="0.285491" calcext:value-type="float">
            <text:p>0.285491</text:p>
          </table:table-cell>
          <table:table-cell table:formula="of:=([.A375]*[.A375])" office:value-type="float" office:value="0.015947901225" calcext:value-type="float">
            <text:p>0.015947901225</text:p>
          </table:table-cell>
          <table:table-cell table:formula="of:=([.A375]-[.B375])*([.A375]-[.B375])" office:value-type="float" office:value="0.025346550436" calcext:value-type="float">
            <text:p>0.025346550436</text:p>
          </table:table-cell>
          <table:table-cell/>
        </table:table-row>
        <table:table-row table:style-name="ro1">
          <table:table-cell office:value-type="float" office:value="0.206514" calcext:value-type="float">
            <text:p>0.206514</text:p>
          </table:table-cell>
          <table:table-cell office:value-type="float" office:value="0.248051" calcext:value-type="float">
            <text:p>0.248051</text:p>
          </table:table-cell>
          <table:table-cell table:formula="of:=([.A376]*[.A376])" office:value-type="float" office:value="0.042648032196" calcext:value-type="float">
            <text:p>0.042648032196</text:p>
          </table:table-cell>
          <table:table-cell table:formula="of:=([.A376]-[.B376])*([.A376]-[.B376])" office:value-type="float" office:value="0.001725322369" calcext:value-type="float">
            <text:p>0.001725322369</text:p>
          </table:table-cell>
          <table:table-cell/>
        </table:table-row>
        <table:table-row table:style-name="ro1">
          <table:table-cell office:value-type="float" office:value="0.206514" calcext:value-type="float">
            <text:p>0.206514</text:p>
          </table:table-cell>
          <table:table-cell office:value-type="float" office:value="0.293263" calcext:value-type="float">
            <text:p>0.293263</text:p>
          </table:table-cell>
          <table:table-cell table:formula="of:=([.A377]*[.A377])" office:value-type="float" office:value="0.042648032196" calcext:value-type="float">
            <text:p>0.042648032196</text:p>
          </table:table-cell>
          <table:table-cell table:formula="of:=([.A377]-[.B377])*([.A377]-[.B377])" office:value-type="float" office:value="0.007525389001" calcext:value-type="float">
            <text:p>0.007525389001</text:p>
          </table:table-cell>
          <table:table-cell/>
        </table:table-row>
        <table:table-row table:style-name="ro1">
          <table:table-cell office:value-type="float" office:value="0.421603" calcext:value-type="float">
            <text:p>0.421603</text:p>
          </table:table-cell>
          <table:table-cell office:value-type="float" office:value="0.338287" calcext:value-type="float">
            <text:p>0.338287</text:p>
          </table:table-cell>
          <table:table-cell table:formula="of:=([.A378]*[.A378])" office:value-type="float" office:value="0.177749089609" calcext:value-type="float">
            <text:p>0.177749089609</text:p>
          </table:table-cell>
          <table:table-cell table:formula="of:=([.A378]-[.B378])*([.A378]-[.B378])" office:value-type="float" office:value="0.006941555856" calcext:value-type="float">
            <text:p>0.006941555856</text:p>
          </table:table-cell>
          <table:table-cell/>
        </table:table-row>
        <table:table-row table:style-name="ro1">
          <table:table-cell office:value-type="float" office:value="0.421603" calcext:value-type="float">
            <text:p>0.421603</text:p>
          </table:table-cell>
          <table:table-cell office:value-type="float" office:value="0.585192" calcext:value-type="float">
            <text:p>0.585192</text:p>
          </table:table-cell>
          <table:table-cell table:formula="of:=([.A379]*[.A379])" office:value-type="float" office:value="0.177749089609" calcext:value-type="float">
            <text:p>0.177749089609</text:p>
          </table:table-cell>
          <table:table-cell table:formula="of:=([.A379]-[.B379])*([.A379]-[.B379])" office:value-type="float" office:value="0.026761360921" calcext:value-type="float">
            <text:p>0.026761360921</text:p>
          </table:table-cell>
          <table:table-cell/>
        </table:table-row>
        <table:table-row table:style-name="ro1">
          <table:table-cell office:value-type="float" office:value="0.316023" calcext:value-type="float">
            <text:p>0.316023</text:p>
          </table:table-cell>
          <table:table-cell office:value-type="float" office:value="0.501971" calcext:value-type="float">
            <text:p>0.501971</text:p>
          </table:table-cell>
          <table:table-cell table:formula="of:=([.A380]*[.A380])" office:value-type="float" office:value="0.099870536529" calcext:value-type="float">
            <text:p>0.099870536529</text:p>
          </table:table-cell>
          <table:table-cell table:formula="of:=([.A380]-[.B380])*([.A380]-[.B380])" office:value-type="float" office:value="0.034576658704" calcext:value-type="float">
            <text:p>0.034576658704</text:p>
          </table:table-cell>
          <table:table-cell/>
        </table:table-row>
        <table:table-row table:style-name="ro1">
          <table:table-cell office:value-type="float" office:value="0.316023" calcext:value-type="float">
            <text:p>0.316023</text:p>
          </table:table-cell>
          <table:table-cell office:value-type="float" office:value="0.522359" calcext:value-type="float">
            <text:p>0.522359</text:p>
          </table:table-cell>
          <table:table-cell table:formula="of:=([.A381]*[.A381])" office:value-type="float" office:value="0.099870536529" calcext:value-type="float">
            <text:p>0.099870536529</text:p>
          </table:table-cell>
          <table:table-cell table:formula="of:=([.A381]-[.B381])*([.A381]-[.B381])" office:value-type="float" office:value="0.042574544896" calcext:value-type="float">
            <text:p>0.042574544896</text:p>
          </table:table-cell>
          <table:table-cell/>
        </table:table-row>
        <table:table-row table:style-name="ro1">
          <table:table-cell office:value-type="float" office:value="0.606683" calcext:value-type="float">
            <text:p>0.606683</text:p>
          </table:table-cell>
          <table:table-cell office:value-type="float" office:value="0.631951" calcext:value-type="float">
            <text:p>0.631951</text:p>
          </table:table-cell>
          <table:table-cell table:formula="of:=([.A382]*[.A382])" office:value-type="float" office:value="0.368064262489" calcext:value-type="float">
            <text:p>0.368064262489</text:p>
          </table:table-cell>
          <table:table-cell table:formula="of:=([.A382]-[.B382])*([.A382]-[.B382])" office:value-type="float" office:value="0.000638471824000003" calcext:value-type="float">
            <text:p>0.000638471824000003</text:p>
          </table:table-cell>
          <table:table-cell/>
        </table:table-row>
        <table:table-row table:style-name="ro1">
          <table:table-cell office:value-type="float" office:value="0.606683" calcext:value-type="float">
            <text:p>0.606683</text:p>
          </table:table-cell>
          <table:table-cell office:value-type="float" office:value="0.725806" calcext:value-type="float">
            <text:p>0.725806</text:p>
          </table:table-cell>
          <table:table-cell table:formula="of:=([.A383]*[.A383])" office:value-type="float" office:value="0.368064262489" calcext:value-type="float">
            <text:p>0.368064262489</text:p>
          </table:table-cell>
          <table:table-cell table:formula="of:=([.A383]-[.B383])*([.A383]-[.B383])" office:value-type="float" office:value="0.014190289129" calcext:value-type="float">
            <text:p>0.014190289129</text:p>
          </table:table-cell>
          <table:table-cell/>
        </table:table-row>
        <table:table-row table:style-name="ro1">
          <table:table-cell office:value-type="float" office:value="0.606684" calcext:value-type="float">
            <text:p>0.606684</text:p>
          </table:table-cell>
          <table:table-cell office:value-type="float" office:value="0.778019" calcext:value-type="float">
            <text:p>0.778019</text:p>
          </table:table-cell>
          <table:table-cell table:formula="of:=([.A384]*[.A384])" office:value-type="float" office:value="0.368065475856" calcext:value-type="float">
            <text:p>0.368065475856</text:p>
          </table:table-cell>
          <table:table-cell table:formula="of:=([.A384]-[.B384])*([.A384]-[.B384])" office:value-type="float" office:value="0.029355682225" calcext:value-type="float">
            <text:p>0.029355682225</text:p>
          </table:table-cell>
          <table:table-cell/>
        </table:table-row>
        <table:table-row table:style-name="ro1">
          <table:table-cell office:value-type="float" office:value="0.648995" calcext:value-type="float">
            <text:p>0.648995</text:p>
          </table:table-cell>
          <table:table-cell office:value-type="float" office:value="0.810483" calcext:value-type="float">
            <text:p>0.810483</text:p>
          </table:table-cell>
          <table:table-cell table:formula="of:=([.A385]*[.A385])" office:value-type="float" office:value="0.421194510025" calcext:value-type="float">
            <text:p>0.421194510025</text:p>
          </table:table-cell>
          <table:table-cell table:formula="of:=([.A385]-[.B385])*([.A385]-[.B385])" office:value-type="float" office:value="0.026078374144" calcext:value-type="float">
            <text:p>0.026078374144</text:p>
          </table:table-cell>
          <table:table-cell/>
        </table:table-row>
        <table:table-row table:style-name="ro1">
          <table:table-cell office:value-type="float" office:value="0.648995" calcext:value-type="float">
            <text:p>0.648995</text:p>
          </table:table-cell>
          <table:table-cell office:value-type="float" office:value="0.760717" calcext:value-type="float">
            <text:p>0.760717</text:p>
          </table:table-cell>
          <table:table-cell table:formula="of:=([.A386]*[.A386])" office:value-type="float" office:value="0.421194510025" calcext:value-type="float">
            <text:p>0.421194510025</text:p>
          </table:table-cell>
          <table:table-cell table:formula="of:=([.A386]-[.B386])*([.A386]-[.B386])" office:value-type="float" office:value="0.012481805284" calcext:value-type="float">
            <text:p>0.012481805284</text:p>
          </table:table-cell>
          <table:table-cell/>
        </table:table-row>
        <table:table-row table:style-name="ro1">
          <table:table-cell office:value-type="float" office:value="0.648995" calcext:value-type="float">
            <text:p>0.648995</text:p>
          </table:table-cell>
          <table:table-cell office:value-type="float" office:value="0.796367" calcext:value-type="float">
            <text:p>0.796367</text:p>
          </table:table-cell>
          <table:table-cell table:formula="of:=([.A387]*[.A387])" office:value-type="float" office:value="0.421194510025" calcext:value-type="float">
            <text:p>0.421194510025</text:p>
          </table:table-cell>
          <table:table-cell table:formula="of:=([.A387]-[.B387])*([.A387]-[.B387])" office:value-type="float" office:value="0.021718506384" calcext:value-type="float">
            <text:p>0.021718506384</text:p>
          </table:table-cell>
          <table:table-cell/>
        </table:table-row>
        <table:table-row table:style-name="ro1">
          <table:table-cell office:value-type="float" office:value="0.648995" calcext:value-type="float">
            <text:p>0.648995</text:p>
          </table:table-cell>
          <table:table-cell office:value-type="float" office:value="0.83407" calcext:value-type="float">
            <text:p>0.83407</text:p>
          </table:table-cell>
          <table:table-cell table:formula="of:=([.A388]*[.A388])" office:value-type="float" office:value="0.421194510025" calcext:value-type="float">
            <text:p>0.421194510025</text:p>
          </table:table-cell>
          <table:table-cell table:formula="of:=([.A388]-[.B388])*([.A388]-[.B388])" office:value-type="float" office:value="0.034252755625" calcext:value-type="float">
            <text:p>0.034252755625</text:p>
          </table:table-cell>
          <table:table-cell/>
        </table:table-row>
        <table:table-row table:style-name="ro1">
          <table:table-cell office:value-type="float" office:value="0.831235" calcext:value-type="float">
            <text:p>0.831235</text:p>
          </table:table-cell>
          <table:table-cell office:value-type="float" office:value="0.917861" calcext:value-type="float">
            <text:p>0.917861</text:p>
          </table:table-cell>
          <table:table-cell table:formula="of:=([.A389]*[.A389])" office:value-type="float" office:value="0.690951625225" calcext:value-type="float">
            <text:p>0.690951625225</text:p>
          </table:table-cell>
          <table:table-cell table:formula="of:=([.A389]-[.B389])*([.A389]-[.B389])" office:value-type="float" office:value="0.00750406387600002" calcext:value-type="float">
            <text:p>0.00750406387600002</text:p>
          </table:table-cell>
          <table:table-cell/>
        </table:table-row>
        <table:table-row table:style-name="ro1">
          <table:table-cell office:value-type="float" office:value="0.959335" calcext:value-type="float">
            <text:p>0.959335</text:p>
          </table:table-cell>
          <table:table-cell office:value-type="float" office:value="0.919407" calcext:value-type="float">
            <text:p>0.919407</text:p>
          </table:table-cell>
          <table:table-cell table:formula="of:=([.A390]*[.A390])" office:value-type="float" office:value="0.920323642225" calcext:value-type="float">
            <text:p>0.920323642225</text:p>
          </table:table-cell>
          <table:table-cell table:formula="of:=([.A390]-[.B390])*([.A390]-[.B390])" office:value-type="float" office:value="0.00159424518400001" calcext:value-type="float">
            <text:p>0.00159424518400001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9997" calcext:value-type="float">
            <text:p>0.999997</text:p>
          </table:table-cell>
          <table:table-cell table:formula="of:=([.A391]*[.A391])" office:value-type="float" office:value="0.999986000049" calcext:value-type="float">
            <text:p>0.999986000049</text:p>
          </table:table-cell>
          <table:table-cell table:formula="of:=([.A391]-[.B391])*([.A391]-[.B391])" office:value-type="float" office:value="0.000000000016" calcext:value-type="float">
            <text:p>1.6000000000032E-11</text:p>
          </table:table-cell>
          <table:table-cell/>
        </table:table-row>
        <table:table-row table:style-name="ro1">
          <table:table-cell office:value-type="float" office:value="0.0000234842" calcext:value-type="float">
            <text:p>0.0000234842</text:p>
          </table:table-cell>
          <table:table-cell office:value-type="float" office:value="0.00000174676" calcext:value-type="float">
            <text:p>0.00000174676</text:p>
          </table:table-cell>
          <table:table-cell table:formula="of:=([.A392]*[.A392])" office:value-type="float" office:value="0.00000000055150764964" calcext:value-type="float">
            <text:p>5.5150764964E-10</text:p>
          </table:table-cell>
          <table:table-cell table:formula="of:=([.A392]-[.B392])*([.A392]-[.B392])" office:value-type="float" office:value="0.00000000047251629775" calcext:value-type="float">
            <text:p>4.725162977536E-10</text:p>
          </table:table-cell>
          <table:table-cell/>
        </table:table-row>
        <table:table-row table:style-name="ro1">
          <table:table-cell office:value-type="float" office:value="0.0000234842" calcext:value-type="float">
            <text:p>0.0000234842</text:p>
          </table:table-cell>
          <table:table-cell office:value-type="float" office:value="0.000436488" calcext:value-type="float">
            <text:p>0.000436488</text:p>
          </table:table-cell>
          <table:table-cell table:formula="of:=([.A393]*[.A393])" office:value-type="float" office:value="0.00000000055150764964" calcext:value-type="float">
            <text:p>5.5150764964E-10</text:p>
          </table:table-cell>
          <table:table-cell table:formula="of:=([.A393]-[.B393])*([.A393]-[.B393])" office:value-type="float" office:value="0.00000017057213881444" calcext:value-type="float">
            <text:p>1.7057213881444E-07</text:p>
          </table:table-cell>
          <table:table-cell/>
        </table:table-row>
        <table:table-row table:style-name="ro1">
          <table:table-cell office:value-type="float" office:value="0.000010848" calcext:value-type="float">
            <text:p>0.000010848</text:p>
          </table:table-cell>
          <table:table-cell office:value-type="float" office:value="0.00198522" calcext:value-type="float">
            <text:p>0.00198522</text:p>
          </table:table-cell>
          <table:table-cell table:formula="of:=([.A394]*[.A394])" office:value-type="float" office:value="0.000000000117679104" calcext:value-type="float">
            <text:p>1.17679104E-10</text:p>
          </table:table-cell>
          <table:table-cell table:formula="of:=([.A394]-[.B394])*([.A394]-[.B394])" office:value-type="float" office:value="0.000003898144794384" calcext:value-type="float">
            <text:p>3.898144794384E-06</text:p>
          </table:table-cell>
          <table:table-cell/>
        </table:table-row>
        <table:table-row table:style-name="ro1">
          <table:table-cell office:value-type="float" office:value="0.0000175834" calcext:value-type="float">
            <text:p>0.0000175834</text:p>
          </table:table-cell>
          <table:table-cell office:value-type="float" office:value="0.00372192" calcext:value-type="float">
            <text:p>0.00372192</text:p>
          </table:table-cell>
          <table:table-cell table:formula="of:=([.A395]*[.A395])" office:value-type="float" office:value="0.00000000030917595556" calcext:value-type="float">
            <text:p>3.0917595556E-10</text:p>
          </table:table-cell>
          <table:table-cell table:formula="of:=([.A395]-[.B395])*([.A395]-[.B395])" office:value-type="float" office:value="0.0000137221096460996" calcext:value-type="float">
            <text:p>1.37221096460996E-05</text:p>
          </table:table-cell>
          <table:table-cell/>
        </table:table-row>
        <table:table-row table:style-name="ro1">
          <table:table-cell office:value-type="float" office:value="0.0000175834" calcext:value-type="float">
            <text:p>0.0000175834</text:p>
          </table:table-cell>
          <table:table-cell office:value-type="float" office:value="0.0217243" calcext:value-type="float">
            <text:p>0.0217243</text:p>
          </table:table-cell>
          <table:table-cell table:formula="of:=([.A396]*[.A396])" office:value-type="float" office:value="0.00000000030917595556" calcext:value-type="float">
            <text:p>3.0917595556E-10</text:p>
          </table:table-cell>
          <table:table-cell table:formula="of:=([.A396]-[.B396])*([.A396]-[.B396])" office:value-type="float" office:value="0.000471181545552716" calcext:value-type="float">
            <text:p>0.000471181545552716</text:p>
          </table:table-cell>
          <table:table-cell/>
        </table:table-row>
        <table:table-row table:style-name="ro1">
          <table:table-cell office:value-type="float" office:value="0.00000309944" calcext:value-type="float">
            <text:p>0.00000309944</text:p>
          </table:table-cell>
          <table:table-cell office:value-type="float" office:value="0.0304237" calcext:value-type="float">
            <text:p>0.0304237</text:p>
          </table:table-cell>
          <table:table-cell table:formula="of:=([.A397]*[.A397])" office:value-type="float" office:value="0.00000000000960652831" calcext:value-type="float">
            <text:p>9.6065283136E-12</text:p>
          </table:table-cell>
          <table:table-cell table:formula="of:=([.A397]-[.B397])*([.A397]-[.B397])" office:value-type="float" office:value="0.000925412938431072" calcext:value-type="float">
            <text:p>0.000925412938431072</text:p>
          </table:table-cell>
          <table:table-cell/>
        </table:table-row>
        <table:table-row table:style-name="ro1">
          <table:table-cell office:value-type="float" office:value="0.00000178814" calcext:value-type="float">
            <text:p>0.00000178814</text:p>
          </table:table-cell>
          <table:table-cell office:value-type="float" office:value="0.0244598" calcext:value-type="float">
            <text:p>0.0244598</text:p>
          </table:table-cell>
          <table:table-cell table:formula="of:=([.A398]*[.A398])" office:value-type="float" office:value="0.00000000000319744466" calcext:value-type="float">
            <text:p>3.1974446596E-12</text:p>
          </table:table-cell>
          <table:table-cell table:formula="of:=([.A398]-[.B398])*([.A398]-[.B398])" office:value-type="float" office:value="0.000598194344143901" calcext:value-type="float">
            <text:p>0.000598194344143901</text:p>
          </table:table-cell>
          <table:table-cell/>
        </table:table-row>
        <table:table-row table:style-name="ro1">
          <table:table-cell office:value-type="float" office:value="0.000261128" calcext:value-type="float">
            <text:p>0.000261128</text:p>
          </table:table-cell>
          <table:table-cell office:value-type="float" office:value="0.00764369" calcext:value-type="float">
            <text:p>0.00764369</text:p>
          </table:table-cell>
          <table:table-cell table:formula="of:=([.A399]*[.A399])" office:value-type="float" office:value="0.000000068187832384" calcext:value-type="float">
            <text:p>6.8187832384E-08</text:p>
          </table:table-cell>
          <table:table-cell table:formula="of:=([.A399]-[.B399])*([.A399]-[.B399])" office:value-type="float" office:value="0.000054502221683844" calcext:value-type="float">
            <text:p>5.4502221683844E-05</text:p>
          </table:table-cell>
          <table:table-cell/>
        </table:table-row>
        <table:table-row table:style-name="ro1">
          <table:table-cell office:value-type="float" office:value="0.000685155" calcext:value-type="float">
            <text:p>0.000685155</text:p>
          </table:table-cell>
          <table:table-cell office:value-type="float" office:value="0.0894223" calcext:value-type="float">
            <text:p>0.0894223</text:p>
          </table:table-cell>
          <table:table-cell table:formula="of:=([.A400]*[.A400])" office:value-type="float" office:value="0.000000469437374025" calcext:value-type="float">
            <text:p>4.69437374025E-07</text:p>
          </table:table-cell>
          <table:table-cell table:formula="of:=([.A400]-[.B400])*([.A400]-[.B400])" office:value-type="float" office:value="0.00787428090275102" calcext:value-type="float">
            <text:p>0.00787428090275102</text:p>
          </table:table-cell>
          <table:table-cell/>
        </table:table-row>
        <table:table-row table:style-name="ro1">
          <table:table-cell office:value-type="float" office:value="0.000685155" calcext:value-type="float">
            <text:p>0.000685155</text:p>
          </table:table-cell>
          <table:table-cell office:value-type="float" office:value="0.101602" calcext:value-type="float">
            <text:p>0.101602</text:p>
          </table:table-cell>
          <table:table-cell table:formula="of:=([.A401]*[.A401])" office:value-type="float" office:value="0.000000469437374025" calcext:value-type="float">
            <text:p>4.69437374025E-07</text:p>
          </table:table-cell>
          <table:table-cell table:formula="of:=([.A401]-[.B401])*([.A401]-[.B401])" office:value-type="float" office:value="0.010184209604754" calcext:value-type="float">
            <text:p>0.010184209604754</text:p>
          </table:table-cell>
          <table:table-cell/>
        </table:table-row>
        <table:table-row table:style-name="ro1">
          <table:table-cell office:value-type="float" office:value="0.00332892" calcext:value-type="float">
            <text:p>0.00332892</text:p>
          </table:table-cell>
          <table:table-cell office:value-type="float" office:value="0.123891" calcext:value-type="float">
            <text:p>0.123891</text:p>
          </table:table-cell>
          <table:table-cell table:formula="of:=([.A402]*[.A402])" office:value-type="float" office:value="0.0000110817083664" calcext:value-type="float">
            <text:p>0.0000110817083664</text:p>
          </table:table-cell>
          <table:table-cell table:formula="of:=([.A402]-[.B402])*([.A402]-[.B402])" office:value-type="float" office:value="0.0145352151339264" calcext:value-type="float">
            <text:p>0.0145352151339264</text:p>
          </table:table-cell>
          <table:table-cell/>
        </table:table-row>
        <table:table-row table:style-name="ro1">
          <table:table-cell office:value-type="float" office:value="0.00332892" calcext:value-type="float">
            <text:p>0.00332892</text:p>
          </table:table-cell>
          <table:table-cell office:value-type="float" office:value="0.13525" calcext:value-type="float">
            <text:p>0.13525</text:p>
          </table:table-cell>
          <table:table-cell table:formula="of:=([.A403]*[.A403])" office:value-type="float" office:value="0.0000110817083664" calcext:value-type="float">
            <text:p>0.0000110817083664</text:p>
          </table:table-cell>
          <table:table-cell table:formula="of:=([.A403]-[.B403])*([.A403]-[.B403])" office:value-type="float" office:value="0.0174031713483664" calcext:value-type="float">
            <text:p>0.0174031713483664</text:p>
          </table:table-cell>
          <table:table-cell/>
        </table:table-row>
        <table:table-row table:style-name="ro1">
          <table:table-cell office:value-type="float" office:value="0.00332886" calcext:value-type="float">
            <text:p>0.00332886</text:p>
          </table:table-cell>
          <table:table-cell office:value-type="float" office:value="0.145817" calcext:value-type="float">
            <text:p>0.145817</text:p>
          </table:table-cell>
          <table:table-cell table:formula="of:=([.A404]*[.A404])" office:value-type="float" office:value="0.0000110813088996" calcext:value-type="float">
            <text:p>0.0000110813088996</text:p>
          </table:table-cell>
          <table:table-cell table:formula="of:=([.A404]-[.B404])*([.A404]-[.B404])" office:value-type="float" office:value="0.0203028700406596" calcext:value-type="float">
            <text:p>0.0203028700406596</text:p>
          </table:table-cell>
          <table:table-cell/>
        </table:table-row>
        <table:table-row table:style-name="ro1">
          <table:table-cell office:value-type="float" office:value="0.00332892" calcext:value-type="float">
            <text:p>0.00332892</text:p>
          </table:table-cell>
          <table:table-cell office:value-type="float" office:value="0.155728" calcext:value-type="float">
            <text:p>0.155728</text:p>
          </table:table-cell>
          <table:table-cell table:formula="of:=([.A405]*[.A405])" office:value-type="float" office:value="0.0000110817083664" calcext:value-type="float">
            <text:p>0.0000110817083664</text:p>
          </table:table-cell>
          <table:table-cell table:formula="of:=([.A405]-[.B405])*([.A405]-[.B405])" office:value-type="float" office:value="0.0232254795848464" calcext:value-type="float">
            <text:p>0.0232254795848464</text:p>
          </table:table-cell>
          <table:table-cell/>
        </table:table-row>
        <table:table-row table:style-name="ro1">
          <table:table-cell office:value-type="float" office:value="0.00332886" calcext:value-type="float">
            <text:p>0.00332886</text:p>
          </table:table-cell>
          <table:table-cell office:value-type="float" office:value="0.0050792" calcext:value-type="float">
            <text:p>0.0050792</text:p>
          </table:table-cell>
          <table:table-cell table:formula="of:=([.A406]*[.A406])" office:value-type="float" office:value="0.0000110813088996" calcext:value-type="float">
            <text:p>0.0000110813088996</text:p>
          </table:table-cell>
          <table:table-cell table:formula="of:=([.A406]-[.B406])*([.A406]-[.B406])" office:value-type="float" office:value="0.0000030636901156" calcext:value-type="float">
            <text:p>0.0000030636901156</text:p>
          </table:table-cell>
          <table:table-cell/>
        </table:table-row>
        <table:table-row table:style-name="ro1">
          <table:table-cell office:value-type="float" office:value="0.0116439" calcext:value-type="float">
            <text:p>0.0116439</text:p>
          </table:table-cell>
          <table:table-cell office:value-type="float" office:value="0.0569509" calcext:value-type="float">
            <text:p>0.0569509</text:p>
          </table:table-cell>
          <table:table-cell table:formula="of:=([.A407]*[.A407])" office:value-type="float" office:value="0.00013558040721" calcext:value-type="float">
            <text:p>0.00013558040721</text:p>
          </table:table-cell>
          <table:table-cell table:formula="of:=([.A407]-[.B407])*([.A407]-[.B407])" office:value-type="float" office:value="0.002052724249" calcext:value-type="float">
            <text:p>0.002052724249</text:p>
          </table:table-cell>
          <table:table-cell/>
        </table:table-row>
        <table:table-row table:style-name="ro1">
          <table:table-cell office:value-type="float" office:value="0.0143486" calcext:value-type="float">
            <text:p>0.0143486</text:p>
          </table:table-cell>
          <table:table-cell office:value-type="float" office:value="0.100389" calcext:value-type="float">
            <text:p>0.100389</text:p>
          </table:table-cell>
          <table:table-cell table:formula="of:=([.A408]*[.A408])" office:value-type="float" office:value="0.00020588232196" calcext:value-type="float">
            <text:p>0.00020588232196</text:p>
          </table:table-cell>
          <table:table-cell table:formula="of:=([.A408]-[.B408])*([.A408]-[.B408])" office:value-type="float" office:value="0.00740295043216" calcext:value-type="float">
            <text:p>0.00740295043216</text:p>
          </table:table-cell>
          <table:table-cell/>
        </table:table-row>
        <table:table-row table:style-name="ro1">
          <table:table-cell office:value-type="float" office:value="0.0143486" calcext:value-type="float">
            <text:p>0.0143486</text:p>
          </table:table-cell>
          <table:table-cell office:value-type="float" office:value="0.233105" calcext:value-type="float">
            <text:p>0.233105</text:p>
          </table:table-cell>
          <table:table-cell table:formula="of:=([.A409]*[.A409])" office:value-type="float" office:value="0.00020588232196" calcext:value-type="float">
            <text:p>0.00020588232196</text:p>
          </table:table-cell>
          <table:table-cell table:formula="of:=([.A409]-[.B409])*([.A409]-[.B409])" office:value-type="float" office:value="0.04785436254096" calcext:value-type="float">
            <text:p>0.04785436254096</text:p>
          </table:table-cell>
          <table:table-cell/>
        </table:table-row>
        <table:table-row table:style-name="ro1">
          <table:table-cell office:value-type="float" office:value="0.0146291" calcext:value-type="float">
            <text:p>0.0146291</text:p>
          </table:table-cell>
          <table:table-cell office:value-type="float" office:value="0.128032" calcext:value-type="float">
            <text:p>0.128032</text:p>
          </table:table-cell>
          <table:table-cell table:formula="of:=([.A410]*[.A410])" office:value-type="float" office:value="0.00021401056681" calcext:value-type="float">
            <text:p>0.00021401056681</text:p>
          </table:table-cell>
          <table:table-cell table:formula="of:=([.A410]-[.B410])*([.A410]-[.B410])" office:value-type="float" office:value="0.01286021772841" calcext:value-type="float">
            <text:p>0.01286021772841</text:p>
          </table:table-cell>
          <table:table-cell/>
        </table:table-row>
        <table:table-row table:style-name="ro1">
          <table:table-cell office:value-type="float" office:value="0.0276604" calcext:value-type="float">
            <text:p>0.0276604</text:p>
          </table:table-cell>
          <table:table-cell office:value-type="float" office:value="0.23288" calcext:value-type="float">
            <text:p>0.23288</text:p>
          </table:table-cell>
          <table:table-cell table:formula="of:=([.A411]*[.A411])" office:value-type="float" office:value="0.00076509772816" calcext:value-type="float">
            <text:p>0.00076509772816</text:p>
          </table:table-cell>
          <table:table-cell table:formula="of:=([.A411]-[.B411])*([.A411]-[.B411])" office:value-type="float" office:value="0.04211508422416" calcext:value-type="float">
            <text:p>0.04211508422416</text:p>
          </table:table-cell>
          <table:table-cell/>
        </table:table-row>
        <table:table-row table:style-name="ro1">
          <table:table-cell office:value-type="float" office:value="0.0298475" calcext:value-type="float">
            <text:p>0.0298475</text:p>
          </table:table-cell>
          <table:table-cell office:value-type="float" office:value="0.225562" calcext:value-type="float">
            <text:p>0.225562</text:p>
          </table:table-cell>
          <table:table-cell table:formula="of:=([.A412]*[.A412])" office:value-type="float" office:value="0.00089087325625" calcext:value-type="float">
            <text:p>0.00089087325625</text:p>
          </table:table-cell>
          <table:table-cell table:formula="of:=([.A412]-[.B412])*([.A412]-[.B412])" office:value-type="float" office:value="0.03830416551025" calcext:value-type="float">
            <text:p>0.03830416551025</text:p>
          </table:table-cell>
          <table:table-cell/>
        </table:table-row>
        <table:table-row table:style-name="ro1">
          <table:table-cell office:value-type="float" office:value="0.0428227" calcext:value-type="float">
            <text:p>0.0428227</text:p>
          </table:table-cell>
          <table:table-cell office:value-type="float" office:value="0.22102" calcext:value-type="float">
            <text:p>0.22102</text:p>
          </table:table-cell>
          <table:table-cell table:formula="of:=([.A413]*[.A413])" office:value-type="float" office:value="0.00183378363529" calcext:value-type="float">
            <text:p>0.00183378363529</text:p>
          </table:table-cell>
          <table:table-cell table:formula="of:=([.A413]-[.B413])*([.A413]-[.B413])" office:value-type="float" office:value="0.03175427772729" calcext:value-type="float">
            <text:p>0.03175427772729</text:p>
          </table:table-cell>
          <table:table-cell/>
        </table:table-row>
        <table:table-row table:style-name="ro1">
          <table:table-cell office:value-type="float" office:value="0.0205866" calcext:value-type="float">
            <text:p>0.0205866</text:p>
          </table:table-cell>
          <table:table-cell office:value-type="float" office:value="0.261157" calcext:value-type="float">
            <text:p>0.261157</text:p>
          </table:table-cell>
          <table:table-cell table:formula="of:=([.A414]*[.A414])" office:value-type="float" office:value="0.00042380809956" calcext:value-type="float">
            <text:p>0.00042380809956</text:p>
          </table:table-cell>
          <table:table-cell table:formula="of:=([.A414]-[.B414])*([.A414]-[.B414])" office:value-type="float" office:value="0.05787411735616" calcext:value-type="float">
            <text:p>0.05787411735616</text:p>
          </table:table-cell>
          <table:table-cell/>
        </table:table-row>
        <table:table-row table:style-name="ro1">
          <table:table-cell office:value-type="float" office:value="0.0495453" calcext:value-type="float">
            <text:p>0.0495453</text:p>
          </table:table-cell>
          <table:table-cell office:value-type="float" office:value="0.256109" calcext:value-type="float">
            <text:p>0.256109</text:p>
          </table:table-cell>
          <table:table-cell table:formula="of:=([.A415]*[.A415])" office:value-type="float" office:value="0.00245473675209" calcext:value-type="float">
            <text:p>0.00245473675209</text:p>
          </table:table-cell>
          <table:table-cell table:formula="of:=([.A415]-[.B415])*([.A415]-[.B415])" office:value-type="float" office:value="0.04266856215769" calcext:value-type="float">
            <text:p>0.04266856215769</text:p>
          </table:table-cell>
          <table:table-cell/>
        </table:table-row>
        <table:table-row table:style-name="ro1">
          <table:table-cell office:value-type="float" office:value="0.124847" calcext:value-type="float">
            <text:p>0.124847</text:p>
          </table:table-cell>
          <table:table-cell office:value-type="float" office:value="0.280935" calcext:value-type="float">
            <text:p>0.280935</text:p>
          </table:table-cell>
          <table:table-cell table:formula="of:=([.A416]*[.A416])" office:value-type="float" office:value="0.015586773409" calcext:value-type="float">
            <text:p>0.015586773409</text:p>
          </table:table-cell>
          <table:table-cell table:formula="of:=([.A416]-[.B416])*([.A416]-[.B416])" office:value-type="float" office:value="0.024363463744" calcext:value-type="float">
            <text:p>0.024363463744</text:p>
          </table:table-cell>
          <table:table-cell/>
        </table:table-row>
        <table:table-row table:style-name="ro1">
          <table:table-cell office:value-type="float" office:value="0.21068" calcext:value-type="float">
            <text:p>0.21068</text:p>
          </table:table-cell>
          <table:table-cell office:value-type="float" office:value="0.28952" calcext:value-type="float">
            <text:p>0.28952</text:p>
          </table:table-cell>
          <table:table-cell table:formula="of:=([.A417]*[.A417])" office:value-type="float" office:value="0.0443860624" calcext:value-type="float">
            <text:p>0.0443860624</text:p>
          </table:table-cell>
          <table:table-cell table:formula="of:=([.A417]-[.B417])*([.A417]-[.B417])" office:value-type="float" office:value="0.0062157456" calcext:value-type="float">
            <text:p>0.0062157456</text:p>
          </table:table-cell>
          <table:table-cell/>
        </table:table-row>
        <table:table-row table:style-name="ro1">
          <table:table-cell office:value-type="float" office:value="0.271445" calcext:value-type="float">
            <text:p>0.271445</text:p>
          </table:table-cell>
          <table:table-cell office:value-type="float" office:value="0.341379" calcext:value-type="float">
            <text:p>0.341379</text:p>
          </table:table-cell>
          <table:table-cell table:formula="of:=([.A418]*[.A418])" office:value-type="float" office:value="0.073682388025" calcext:value-type="float">
            <text:p>0.073682388025</text:p>
          </table:table-cell>
          <table:table-cell table:formula="of:=([.A418]-[.B418])*([.A418]-[.B418])" office:value-type="float" office:value="0.004890764356" calcext:value-type="float">
            <text:p>0.004890764356</text:p>
          </table:table-cell>
          <table:table-cell/>
        </table:table-row>
        <table:table-row table:style-name="ro1">
          <table:table-cell office:value-type="float" office:value="0.348626" calcext:value-type="float">
            <text:p>0.348626</text:p>
          </table:table-cell>
          <table:table-cell office:value-type="float" office:value="0.354741" calcext:value-type="float">
            <text:p>0.354741</text:p>
          </table:table-cell>
          <table:table-cell table:formula="of:=([.A419]*[.A419])" office:value-type="float" office:value="0.121540087876" calcext:value-type="float">
            <text:p>0.121540087876</text:p>
          </table:table-cell>
          <table:table-cell table:formula="of:=([.A419]-[.B419])*([.A419]-[.B419])" office:value-type="float" office:value="0.0000373932249999998" calcext:value-type="float">
            <text:p>3.73932249999998E-05</text:p>
          </table:table-cell>
          <table:table-cell/>
        </table:table-row>
        <table:table-row table:style-name="ro1">
          <table:table-cell office:value-type="float" office:value="0.65843" calcext:value-type="float">
            <text:p>0.65843</text:p>
          </table:table-cell>
          <table:table-cell office:value-type="float" office:value="0.4388" calcext:value-type="float">
            <text:p>0.4388</text:p>
          </table:table-cell>
          <table:table-cell table:formula="of:=([.A420]*[.A420])" office:value-type="float" office:value="0.4335300649" calcext:value-type="float">
            <text:p>0.4335300649</text:p>
          </table:table-cell>
          <table:table-cell table:formula="of:=([.A420]-[.B420])*([.A420]-[.B420])" office:value-type="float" office:value="0.0482373369" calcext:value-type="float">
            <text:p>0.0482373369</text:p>
          </table:table-cell>
          <table:table-cell/>
        </table:table-row>
        <table:table-row table:style-name="ro1">
          <table:table-cell office:value-type="float" office:value="0.65843" calcext:value-type="float">
            <text:p>0.65843</text:p>
          </table:table-cell>
          <table:table-cell office:value-type="float" office:value="0.512503" calcext:value-type="float">
            <text:p>0.512503</text:p>
          </table:table-cell>
          <table:table-cell table:formula="of:=([.A421]*[.A421])" office:value-type="float" office:value="0.4335300649" calcext:value-type="float">
            <text:p>0.4335300649</text:p>
          </table:table-cell>
          <table:table-cell table:formula="of:=([.A421]-[.B421])*([.A421]-[.B421])" office:value-type="float" office:value="0.021294689329" calcext:value-type="float">
            <text:p>0.021294689329</text:p>
          </table:table-cell>
          <table:table-cell/>
        </table:table-row>
        <table:table-row table:style-name="ro1">
          <table:table-cell office:value-type="float" office:value="0.65843" calcext:value-type="float">
            <text:p>0.65843</text:p>
          </table:table-cell>
          <table:table-cell office:value-type="float" office:value="0.57364" calcext:value-type="float">
            <text:p>0.57364</text:p>
          </table:table-cell>
          <table:table-cell table:formula="of:=([.A422]*[.A422])" office:value-type="float" office:value="0.4335300649" calcext:value-type="float">
            <text:p>0.4335300649</text:p>
          </table:table-cell>
          <table:table-cell table:formula="of:=([.A422]-[.B422])*([.A422]-[.B422])" office:value-type="float" office:value="0.00718934409999999" calcext:value-type="float">
            <text:p>0.00718934409999999</text:p>
          </table:table-cell>
          <table:table-cell/>
        </table:table-row>
        <table:table-row table:style-name="ro1">
          <table:table-cell office:value-type="float" office:value="0.686743" calcext:value-type="float">
            <text:p>0.686743</text:p>
          </table:table-cell>
          <table:table-cell office:value-type="float" office:value="0.732268" calcext:value-type="float">
            <text:p>0.732268</text:p>
          </table:table-cell>
          <table:table-cell table:formula="of:=([.A423]*[.A423])" office:value-type="float" office:value="0.471615948049" calcext:value-type="float">
            <text:p>0.471615948049</text:p>
          </table:table-cell>
          <table:table-cell table:formula="of:=([.A423]-[.B423])*([.A423]-[.B423])" office:value-type="float" office:value="0.002072525625" calcext:value-type="float">
            <text:p>0.002072525625</text:p>
          </table:table-cell>
          <table:table-cell/>
        </table:table-row>
        <table:table-row table:style-name="ro1">
          <table:table-cell office:value-type="float" office:value="0.686743" calcext:value-type="float">
            <text:p>0.686743</text:p>
          </table:table-cell>
          <table:table-cell office:value-type="float" office:value="0.767132" calcext:value-type="float">
            <text:p>0.767132</text:p>
          </table:table-cell>
          <table:table-cell table:formula="of:=([.A424]*[.A424])" office:value-type="float" office:value="0.471615948049" calcext:value-type="float">
            <text:p>0.471615948049</text:p>
          </table:table-cell>
          <table:table-cell table:formula="of:=([.A424]-[.B424])*([.A424]-[.B424])" office:value-type="float" office:value="0.00646239132100001" calcext:value-type="float">
            <text:p>0.00646239132100001</text:p>
          </table:table-cell>
          <table:table-cell/>
        </table:table-row>
        <table:table-row table:style-name="ro1">
          <table:table-cell office:value-type="float" office:value="0.686743" calcext:value-type="float">
            <text:p>0.686743</text:p>
          </table:table-cell>
          <table:table-cell office:value-type="float" office:value="0.841308" calcext:value-type="float">
            <text:p>0.841308</text:p>
          </table:table-cell>
          <table:table-cell table:formula="of:=([.A425]*[.A425])" office:value-type="float" office:value="0.471615948049" calcext:value-type="float">
            <text:p>0.471615948049</text:p>
          </table:table-cell>
          <table:table-cell table:formula="of:=([.A425]-[.B425])*([.A425]-[.B425])" office:value-type="float" office:value="0.023890339225" calcext:value-type="float">
            <text:p>0.023890339225</text:p>
          </table:table-cell>
          <table:table-cell/>
        </table:table-row>
        <table:table-row table:style-name="ro1">
          <table:table-cell office:value-type="float" office:value="0.796142" calcext:value-type="float">
            <text:p>0.796142</text:p>
          </table:table-cell>
          <table:table-cell office:value-type="float" office:value="0.888463" calcext:value-type="float">
            <text:p>0.888463</text:p>
          </table:table-cell>
          <table:table-cell table:formula="of:=([.A426]*[.A426])" office:value-type="float" office:value="0.633842084164" calcext:value-type="float">
            <text:p>0.633842084164</text:p>
          </table:table-cell>
          <table:table-cell table:formula="of:=([.A426]-[.B426])*([.A426]-[.B426])" office:value-type="float" office:value="0.008523167041" calcext:value-type="float">
            <text:p>0.008523167041</text:p>
          </table:table-cell>
          <table:table-cell/>
        </table:table-row>
        <table:table-row table:style-name="ro1">
          <table:table-cell office:value-type="float" office:value="0.849583" calcext:value-type="float">
            <text:p>0.849583</text:p>
          </table:table-cell>
          <table:table-cell office:value-type="float" office:value="0.919185" calcext:value-type="float">
            <text:p>0.919185</text:p>
          </table:table-cell>
          <table:table-cell table:formula="of:=([.A427]*[.A427])" office:value-type="float" office:value="0.721791273889" calcext:value-type="float">
            <text:p>0.721791273889</text:p>
          </table:table-cell>
          <table:table-cell table:formula="of:=([.A427]-[.B427])*([.A427]-[.B427])" office:value-type="float" office:value="0.00484443840400001" calcext:value-type="float">
            <text:p>0.00484443840400001</text:p>
          </table:table-cell>
          <table:table-cell/>
        </table:table-row>
        <table:table-row table:style-name="ro1">
          <table:table-cell office:value-type="float" office:value="0.865919" calcext:value-type="float">
            <text:p>0.865919</text:p>
          </table:table-cell>
          <table:table-cell office:value-type="float" office:value="0.981231" calcext:value-type="float">
            <text:p>0.981231</text:p>
          </table:table-cell>
          <table:table-cell table:formula="of:=([.A428]*[.A428])" office:value-type="float" office:value="0.749815714561" calcext:value-type="float">
            <text:p>0.749815714561</text:p>
          </table:table-cell>
          <table:table-cell table:formula="of:=([.A428]-[.B428])*([.A428]-[.B428])" office:value-type="float" office:value="0.013296857344" calcext:value-type="float">
            <text:p>0.013296857344</text:p>
          </table:table-cell>
          <table:table-cell/>
        </table:table-row>
        <table:table-row table:style-name="ro1">
          <table:table-cell office:value-type="float" office:value="0.978051" calcext:value-type="float">
            <text:p>0.978051</text:p>
          </table:table-cell>
          <table:table-cell office:value-type="float" office:value="0.945656" calcext:value-type="float">
            <text:p>0.945656</text:p>
          </table:table-cell>
          <table:table-cell table:formula="of:=([.A429]*[.A429])" office:value-type="float" office:value="0.956583758601" calcext:value-type="float">
            <text:p>0.956583758601</text:p>
          </table:table-cell>
          <table:table-cell table:formula="of:=([.A429]-[.B429])*([.A429]-[.B429])" office:value-type="float" office:value="0.001049436025" calcext:value-type="float">
            <text:p>0.001049436025</text:p>
          </table:table-cell>
          <table:table-cell/>
        </table:table-row>
        <table:table-row table:style-name="ro1">
          <table:table-cell office:value-type="float" office:value="0.978051" calcext:value-type="float">
            <text:p>0.978051</text:p>
          </table:table-cell>
          <table:table-cell office:value-type="float" office:value="0.999991" calcext:value-type="float">
            <text:p>0.999991</text:p>
          </table:table-cell>
          <table:table-cell table:formula="of:=([.A430]*[.A430])" office:value-type="float" office:value="0.956583758601" calcext:value-type="float">
            <text:p>0.956583758601</text:p>
          </table:table-cell>
          <table:table-cell table:formula="of:=([.A430]-[.B430])*([.A430]-[.B430])" office:value-type="float" office:value="0.000481363599999998" calcext:value-type="float">
            <text:p>0.000481363599999998</text:p>
          </table:table-cell>
          <table:table-cell/>
        </table:table-row>
        <table:table-row table:style-name="ro1">
          <table:table-cell office:value-type="float" office:value="0.00000107288" calcext:value-type="float">
            <text:p>0.00000107288</text:p>
          </table:table-cell>
          <table:table-cell office:value-type="float" office:value="0.00000303222" calcext:value-type="float">
            <text:p>0.00000303222</text:p>
          </table:table-cell>
          <table:table-cell table:formula="of:=([.A431]*[.A431])" office:value-type="float" office:value="0.00000000000115107149" calcext:value-type="float">
            <text:p>1.1510714944E-12</text:p>
          </table:table-cell>
          <table:table-cell table:formula="of:=([.A431]-[.B431])*([.A431]-[.B431])" office:value-type="float" office:value="0.00000000000383901324" calcext:value-type="float">
            <text:p>3.8390132356E-12</text:p>
          </table:table-cell>
          <table:table-cell/>
        </table:table-row>
        <table:table-row table:style-name="ro1">
          <table:table-cell office:value-type="float" office:value="0.00000077486" calcext:value-type="float">
            <text:p>0.00000077486</text:p>
          </table:table-cell>
          <table:table-cell office:value-type="float" office:value="0.00167219" calcext:value-type="float">
            <text:p>0.00167219</text:p>
          </table:table-cell>
          <table:table-cell table:formula="of:=([.A432]*[.A432])" office:value-type="float" office:value="0.00000000000060040802" calcext:value-type="float">
            <text:p>6.004080196E-13</text:p>
          </table:table-cell>
          <table:table-cell table:formula="of:=([.A432]-[.B432])*([.A432]-[.B432])" office:value-type="float" office:value="0.00000279362857022122" calcext:value-type="float">
            <text:p>2.79362857022122E-06</text:p>
          </table:table-cell>
          <table:table-cell/>
        </table:table-row>
        <table:table-row table:style-name="ro1">
          <table:table-cell office:value-type="float" office:value="0.00000077486" calcext:value-type="float">
            <text:p>0.00000077486</text:p>
          </table:table-cell>
          <table:table-cell office:value-type="float" office:value="0.0141398" calcext:value-type="float">
            <text:p>0.0141398</text:p>
          </table:table-cell>
          <table:table-cell table:formula="of:=([.A433]*[.A433])" office:value-type="float" office:value="0.00000000000060040802" calcext:value-type="float">
            <text:p>6.004080196E-13</text:p>
          </table:table-cell>
          <table:table-cell table:formula="of:=([.A433]-[.B433])*([.A433]-[.B433])" office:value-type="float" office:value="0.000199912031909552" calcext:value-type="float">
            <text:p>0.000199912031909552</text:p>
          </table:table-cell>
          <table:table-cell/>
        </table:table-row>
        <table:table-row table:style-name="ro1">
          <table:table-cell office:value-type="float" office:value="0.00000077486" calcext:value-type="float">
            <text:p>0.00000077486</text:p>
          </table:table-cell>
          <table:table-cell office:value-type="float" office:value="0.0407306" calcext:value-type="float">
            <text:p>0.0407306</text:p>
          </table:table-cell>
          <table:table-cell table:formula="of:=([.A434]*[.A434])" office:value-type="float" office:value="0.00000000000060040802" calcext:value-type="float">
            <text:p>6.004080196E-13</text:p>
          </table:table-cell>
          <table:table-cell table:formula="of:=([.A434]-[.B434])*([.A434]-[.B434])" office:value-type="float" office:value="0.00165891865593498" calcext:value-type="float">
            <text:p>0.00165891865593498</text:p>
          </table:table-cell>
          <table:table-cell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331172" calcext:value-type="float">
            <text:p>0.00331172</text:p>
          </table:table-cell>
          <table:table-cell table:formula="of:=([.A435]*[.A435])" office:value-type="float" office:value="0.00000000000258994305" calcext:value-type="float">
            <text:p>2.5899430489E-12</text:p>
          </table:table-cell>
          <table:table-cell table:formula="of:=([.A435]-[.B435])*([.A435]-[.B435])" office:value-type="float" office:value="0.0000109568326476479" calcext:value-type="float">
            <text:p>1.09568326476479E-05</text:p>
          </table:table-cell>
          <table:table-cell/>
        </table:table-row>
        <table:table-row table:style-name="ro1">
          <table:table-cell office:value-type="float" office:value="0.0000038147" calcext:value-type="float">
            <text:p>0.0000038147</text:p>
          </table:table-cell>
          <table:table-cell office:value-type="float" office:value="0.0164708" calcext:value-type="float">
            <text:p>0.0164708</text:p>
          </table:table-cell>
          <table:table-cell table:formula="of:=([.A436]*[.A436])" office:value-type="float" office:value="0.00000000001455193609" calcext:value-type="float">
            <text:p>1.455193609E-11</text:p>
          </table:table-cell>
          <table:table-cell table:formula="of:=([.A436]-[.B436])*([.A436]-[.B436])" office:value-type="float" office:value="0.000271161604870416" calcext:value-type="float">
            <text:p>0.000271161604870416</text:p>
          </table:table-cell>
          <table:table-cell/>
        </table:table-row>
        <table:table-row table:style-name="ro1">
          <table:table-cell office:value-type="float" office:value="0.00000947714" calcext:value-type="float">
            <text:p>0.00000947714</text:p>
          </table:table-cell>
          <table:table-cell office:value-type="float" office:value="0.00558871" calcext:value-type="float">
            <text:p>0.00558871</text:p>
          </table:table-cell>
          <table:table-cell table:formula="of:=([.A437]*[.A437])" office:value-type="float" office:value="0.00000000008981618258" calcext:value-type="float">
            <text:p>8.98161825796E-11</text:p>
          </table:table-cell>
          <table:table-cell table:formula="of:=([.A437]-[.B437])*([.A437]-[.B437])" office:value-type="float" office:value="0.0000311278393061038" calcext:value-type="float">
            <text:p>3.11278393061038E-05</text:p>
          </table:table-cell>
          <table:table-cell/>
        </table:table-row>
        <table:table-row table:style-name="ro1">
          <table:table-cell office:value-type="float" office:value="0.00000631809" calcext:value-type="float">
            <text:p>0.00000631809</text:p>
          </table:table-cell>
          <table:table-cell office:value-type="float" office:value="0.0234738" calcext:value-type="float">
            <text:p>0.0234738</text:p>
          </table:table-cell>
          <table:table-cell table:formula="of:=([.A438]*[.A438])" office:value-type="float" office:value="0.00000000003991826125" calcext:value-type="float">
            <text:p>3.99182612481E-11</text:p>
          </table:table-cell>
          <table:table-cell table:formula="of:=([.A438]-[.B438])*([.A438]-[.B438])" office:value-type="float" office:value="0.000550722707196177" calcext:value-type="float">
            <text:p>0.000550722707196177</text:p>
          </table:table-cell>
          <table:table-cell/>
        </table:table-row>
        <table:table-row table:style-name="ro1">
          <table:table-cell office:value-type="float" office:value="0.00000238419" calcext:value-type="float">
            <text:p>0.00000238419</text:p>
          </table:table-cell>
          <table:table-cell office:value-type="float" office:value="0.0180993" calcext:value-type="float">
            <text:p>0.0180993</text:p>
          </table:table-cell>
          <table:table-cell table:formula="of:=([.A439]*[.A439])" office:value-type="float" office:value="0.00000000000568436196" calcext:value-type="float">
            <text:p>5.6843619561E-12</text:p>
          </table:table-cell>
          <table:table-cell table:formula="of:=([.A439]-[.B439])*([.A439]-[.B439])" office:value-type="float" office:value="0.000327498361834228" calcext:value-type="float">
            <text:p>0.000327498361834228</text:p>
          </table:table-cell>
          <table:table-cell/>
        </table:table-row>
        <table:table-row table:style-name="ro1">
          <table:table-cell office:value-type="float" office:value="0.0000237226" calcext:value-type="float">
            <text:p>0.0000237226</text:p>
          </table:table-cell>
          <table:table-cell office:value-type="float" office:value="0.00205703" calcext:value-type="float">
            <text:p>0.00205703</text:p>
          </table:table-cell>
          <table:table-cell table:formula="of:=([.A440]*[.A440])" office:value-type="float" office:value="0.00000000056276175076" calcext:value-type="float">
            <text:p>5.6276175076E-10</text:p>
          </table:table-cell>
          <table:table-cell table:formula="of:=([.A440]-[.B440])*([.A440]-[.B440])" office:value-type="float" office:value="0.00000413433898289476" calcext:value-type="float">
            <text:p>4.13433898289476E-06</text:p>
          </table:table-cell>
          <table:table-cell/>
        </table:table-row>
        <table:table-row table:style-name="ro1">
          <table:table-cell office:value-type="float" office:value="0.0000158548" calcext:value-type="float">
            <text:p>0.0000158548</text:p>
          </table:table-cell>
          <table:table-cell office:value-type="float" office:value="0.00581332" calcext:value-type="float">
            <text:p>0.00581332</text:p>
          </table:table-cell>
          <table:table-cell table:formula="of:=([.A441]*[.A441])" office:value-type="float" office:value="0.00000000025137468304" calcext:value-type="float">
            <text:p>2.5137468304E-10</text:p>
          </table:table-cell>
          <table:table-cell table:formula="of:=([.A441]-[.B441])*([.A441]-[.B441])" office:value-type="float" office:value="0.000033610602745211" calcext:value-type="float">
            <text:p>3.3610602745211E-05</text:p>
          </table:table-cell>
          <table:table-cell/>
        </table:table-row>
        <table:table-row table:style-name="ro1">
          <table:table-cell office:value-type="float" office:value="0.0000144243" calcext:value-type="float">
            <text:p>0.0000144243</text:p>
          </table:table-cell>
          <table:table-cell office:value-type="float" office:value="0.116023" calcext:value-type="float">
            <text:p>0.116023</text:p>
          </table:table-cell>
          <table:table-cell table:formula="of:=([.A442]*[.A442])" office:value-type="float" office:value="0.00000000020806043049" calcext:value-type="float">
            <text:p>2.0806043049E-10</text:p>
          </table:table-cell>
          <table:table-cell table:formula="of:=([.A442]-[.B442])*([.A442]-[.B442])" office:value-type="float" office:value="0.0134579896359426" calcext:value-type="float">
            <text:p>0.0134579896359426</text:p>
          </table:table-cell>
          <table:table-cell/>
        </table:table-row>
        <table:table-row table:style-name="ro1">
          <table:table-cell office:value-type="float" office:value="0.0000236034" calcext:value-type="float">
            <text:p>0.0000236034</text:p>
          </table:table-cell>
          <table:table-cell office:value-type="float" office:value="0.00249128" calcext:value-type="float">
            <text:p>0.00249128</text:p>
          </table:table-cell>
          <table:table-cell table:formula="of:=([.A443]*[.A443])" office:value-type="float" office:value="0.00000000055712049156" calcext:value-type="float">
            <text:p>5.5712049156E-10</text:p>
          </table:table-cell>
          <table:table-cell table:formula="of:=([.A443]-[.B443])*([.A443]-[.B443])" office:value-type="float" office:value="0.00000608942780218756" calcext:value-type="float">
            <text:p>6.08942780218756E-06</text:p>
          </table:table-cell>
          <table:table-cell/>
        </table:table-row>
        <table:table-row table:style-name="ro1">
          <table:table-cell office:value-type="float" office:value="0.00000929832" calcext:value-type="float">
            <text:p>0.00000929832</text:p>
          </table:table-cell>
          <table:table-cell office:value-type="float" office:value="0.00231287" calcext:value-type="float">
            <text:p>0.00231287</text:p>
          </table:table-cell>
          <table:table-cell table:formula="of:=([.A444]*[.A444])" office:value-type="float" office:value="0.00000000008645875482" calcext:value-type="float">
            <text:p>8.64587548224E-11</text:p>
          </table:table-cell>
          <table:table-cell table:formula="of:=([.A444]-[.B444])*([.A444]-[.B444])" office:value-type="float" office:value="0.00000530644248489802" calcext:value-type="float">
            <text:p>5.30644248489802E-06</text:p>
          </table:table-cell>
          <table:table-cell/>
        </table:table-row>
        <table:table-row table:style-name="ro1">
          <table:table-cell office:value-type="float" office:value="0.000100791" calcext:value-type="float">
            <text:p>0.000100791</text:p>
          </table:table-cell>
          <table:table-cell office:value-type="float" office:value="0.00311035" calcext:value-type="float">
            <text:p>0.00311035</text:p>
          </table:table-cell>
          <table:table-cell table:formula="of:=([.A445]*[.A445])" office:value-type="float" office:value="0.000000010158825681" calcext:value-type="float">
            <text:p>1.0158825681E-08</text:p>
          </table:table-cell>
          <table:table-cell table:formula="of:=([.A445]-[.B445])*([.A445]-[.B445])" office:value-type="float" office:value="0.000009057445374481" calcext:value-type="float">
            <text:p>9.057445374481E-06</text:p>
          </table:table-cell>
          <table:table-cell/>
        </table:table-row>
        <table:table-row table:style-name="ro1">
          <table:table-cell office:value-type="float" office:value="0.00493085" calcext:value-type="float">
            <text:p>0.00493085</text:p>
          </table:table-cell>
          <table:table-cell office:value-type="float" office:value="0.00773218" calcext:value-type="float">
            <text:p>0.00773218</text:p>
          </table:table-cell>
          <table:table-cell table:formula="of:=([.A446]*[.A446])" office:value-type="float" office:value="0.0000243132817225" calcext:value-type="float">
            <text:p>0.0000243132817225</text:p>
          </table:table-cell>
          <table:table-cell table:formula="of:=([.A446]-[.B446])*([.A446]-[.B446])" office:value-type="float" office:value="0.0000078474497689" calcext:value-type="float">
            <text:p>0.0000078474497689</text:p>
          </table:table-cell>
          <table:table-cell/>
        </table:table-row>
        <table:table-row table:style-name="ro1">
          <table:table-cell office:value-type="float" office:value="0.00390506" calcext:value-type="float">
            <text:p>0.00390506</text:p>
          </table:table-cell>
          <table:table-cell office:value-type="float" office:value="0.00497248" calcext:value-type="float">
            <text:p>0.00497248</text:p>
          </table:table-cell>
          <table:table-cell table:formula="of:=([.A447]*[.A447])" office:value-type="float" office:value="0.0000152494936036" calcext:value-type="float">
            <text:p>0.0000152494936036</text:p>
          </table:table-cell>
          <table:table-cell table:formula="of:=([.A447]-[.B447])*([.A447]-[.B447])" office:value-type="float" office:value="0.0000011393854564" calcext:value-type="float">
            <text:p>0.0000011393854564</text:p>
          </table:table-cell>
          <table:table-cell/>
        </table:table-row>
        <table:table-row table:style-name="ro1">
          <table:table-cell office:value-type="float" office:value="0.00369573" calcext:value-type="float">
            <text:p>0.00369573</text:p>
          </table:table-cell>
          <table:table-cell office:value-type="float" office:value="0.00861095" calcext:value-type="float">
            <text:p>0.00861095</text:p>
          </table:table-cell>
          <table:table-cell table:formula="of:=([.A448]*[.A448])" office:value-type="float" office:value="0.0000136584202329" calcext:value-type="float">
            <text:p>0.0000136584202329</text:p>
          </table:table-cell>
          <table:table-cell table:formula="of:=([.A448]-[.B448])*([.A448]-[.B448])" office:value-type="float" office:value="0.0000241593876484" calcext:value-type="float">
            <text:p>0.0000241593876484</text:p>
          </table:table-cell>
          <table:table-cell/>
        </table:table-row>
        <table:table-row table:style-name="ro1">
          <table:table-cell office:value-type="float" office:value="0.00310457" calcext:value-type="float">
            <text:p>0.00310457</text:p>
          </table:table-cell>
          <table:table-cell office:value-type="float" office:value="0.0343772" calcext:value-type="float">
            <text:p>0.0343772</text:p>
          </table:table-cell>
          <table:table-cell table:formula="of:=([.A449]*[.A449])" office:value-type="float" office:value="0.0000096383548849" calcext:value-type="float">
            <text:p>0.0000096383548849</text:p>
          </table:table-cell>
          <table:table-cell table:formula="of:=([.A449]-[.B449])*([.A449]-[.B449])" office:value-type="float" office:value="0.0009779773871169" calcext:value-type="float">
            <text:p>0.0009779773871169</text:p>
          </table:table-cell>
          <table:table-cell/>
        </table:table-row>
        <table:table-row table:style-name="ro1">
          <table:table-cell office:value-type="float" office:value="0.00141579" calcext:value-type="float">
            <text:p>0.00141579</text:p>
          </table:table-cell>
          <table:table-cell office:value-type="float" office:value="0.062441" calcext:value-type="float">
            <text:p>0.062441</text:p>
          </table:table-cell>
          <table:table-cell table:formula="of:=([.A450]*[.A450])" office:value-type="float" office:value="0.0000020044613241" calcext:value-type="float">
            <text:p>0.0000020044613241</text:p>
          </table:table-cell>
          <table:table-cell table:formula="of:=([.A450]-[.B450])*([.A450]-[.B450])" office:value-type="float" office:value="0.0037240762555441" calcext:value-type="float">
            <text:p>0.0037240762555441</text:p>
          </table:table-cell>
          <table:table-cell/>
        </table:table-row>
        <table:table-row table:style-name="ro1">
          <table:table-cell office:value-type="float" office:value="0.00399709" calcext:value-type="float">
            <text:p>0.00399709</text:p>
          </table:table-cell>
          <table:table-cell office:value-type="float" office:value="0.051681" calcext:value-type="float">
            <text:p>0.051681</text:p>
          </table:table-cell>
          <table:table-cell table:formula="of:=([.A451]*[.A451])" office:value-type="float" office:value="0.0000159767284681" calcext:value-type="float">
            <text:p>0.0000159767284681</text:p>
          </table:table-cell>
          <table:table-cell table:formula="of:=([.A451]-[.B451])*([.A451]-[.B451])" office:value-type="float" office:value="0.0022737552728881" calcext:value-type="float">
            <text:p>0.0022737552728881</text:p>
          </table:table-cell>
          <table:table-cell/>
        </table:table-row>
        <table:table-row table:style-name="ro1">
          <table:table-cell office:value-type="float" office:value="0.0405747" calcext:value-type="float">
            <text:p>0.0405747</text:p>
          </table:table-cell>
          <table:table-cell office:value-type="float" office:value="0.0509485" calcext:value-type="float">
            <text:p>0.0509485</text:p>
          </table:table-cell>
          <table:table-cell table:formula="of:=([.A452]*[.A452])" office:value-type="float" office:value="0.00164630628009" calcext:value-type="float">
            <text:p>0.00164630628009</text:p>
          </table:table-cell>
          <table:table-cell table:formula="of:=([.A452]-[.B452])*([.A452]-[.B452])" office:value-type="float" office:value="0.00010761572644" calcext:value-type="float">
            <text:p>0.00010761572644</text:p>
          </table:table-cell>
          <table:table-cell/>
        </table:table-row>
        <table:table-row table:style-name="ro1">
          <table:table-cell office:value-type="float" office:value="0.0486183" calcext:value-type="float">
            <text:p>0.0486183</text:p>
          </table:table-cell>
          <table:table-cell office:value-type="float" office:value="0.241238" calcext:value-type="float">
            <text:p>0.241238</text:p>
          </table:table-cell>
          <table:table-cell table:formula="of:=([.A453]*[.A453])" office:value-type="float" office:value="0.00236373909489" calcext:value-type="float">
            <text:p>0.00236373909489</text:p>
          </table:table-cell>
          <table:table-cell table:formula="of:=([.A453]-[.B453])*([.A453]-[.B453])" office:value-type="float" office:value="0.03710234882809" calcext:value-type="float">
            <text:p>0.03710234882809</text:p>
          </table:table-cell>
          <table:table-cell/>
        </table:table-row>
        <table:table-row table:style-name="ro1">
          <table:table-cell office:value-type="float" office:value="0.0471177" calcext:value-type="float">
            <text:p>0.0471177</text:p>
          </table:table-cell>
          <table:table-cell office:value-type="float" office:value="0.102036" calcext:value-type="float">
            <text:p>0.102036</text:p>
          </table:table-cell>
          <table:table-cell table:formula="of:=([.A454]*[.A454])" office:value-type="float" office:value="0.00222007765329" calcext:value-type="float">
            <text:p>0.00222007765329</text:p>
          </table:table-cell>
          <table:table-cell table:formula="of:=([.A454]-[.B454])*([.A454]-[.B454])" office:value-type="float" office:value="0.00301601967489" calcext:value-type="float">
            <text:p>0.00301601967489</text:p>
          </table:table-cell>
          <table:table-cell/>
        </table:table-row>
        <table:table-row table:style-name="ro1">
          <table:table-cell office:value-type="float" office:value="0.135607" calcext:value-type="float">
            <text:p>0.135607</text:p>
          </table:table-cell>
          <table:table-cell office:value-type="float" office:value="0.215237" calcext:value-type="float">
            <text:p>0.215237</text:p>
          </table:table-cell>
          <table:table-cell table:formula="of:=([.A455]*[.A455])" office:value-type="float" office:value="0.018389258449" calcext:value-type="float">
            <text:p>0.018389258449</text:p>
          </table:table-cell>
          <table:table-cell table:formula="of:=([.A455]-[.B455])*([.A455]-[.B455])" office:value-type="float" office:value="0.0063409369" calcext:value-type="float">
            <text:p>0.0063409369</text:p>
          </table:table-cell>
          <table:table-cell/>
        </table:table-row>
        <table:table-row table:style-name="ro1">
          <table:table-cell office:value-type="float" office:value="0.201443" calcext:value-type="float">
            <text:p>0.201443</text:p>
          </table:table-cell>
          <table:table-cell office:value-type="float" office:value="0.399584" calcext:value-type="float">
            <text:p>0.399584</text:p>
          </table:table-cell>
          <table:table-cell table:formula="of:=([.A456]*[.A456])" office:value-type="float" office:value="0.040579282249" calcext:value-type="float">
            <text:p>0.040579282249</text:p>
          </table:table-cell>
          <table:table-cell table:formula="of:=([.A456]-[.B456])*([.A456]-[.B456])" office:value-type="float" office:value="0.039259855881" calcext:value-type="float">
            <text:p>0.039259855881</text:p>
          </table:table-cell>
          <table:table-cell/>
        </table:table-row>
        <table:table-row table:style-name="ro1">
          <table:table-cell office:value-type="float" office:value="0.206039" calcext:value-type="float">
            <text:p>0.206039</text:p>
          </table:table-cell>
          <table:table-cell office:value-type="float" office:value="0.444738" calcext:value-type="float">
            <text:p>0.444738</text:p>
          </table:table-cell>
          <table:table-cell table:formula="of:=([.A457]*[.A457])" office:value-type="float" office:value="0.042452069521" calcext:value-type="float">
            <text:p>0.042452069521</text:p>
          </table:table-cell>
          <table:table-cell table:formula="of:=([.A457]-[.B457])*([.A457]-[.B457])" office:value-type="float" office:value="0.056977212601" calcext:value-type="float">
            <text:p>0.056977212601</text:p>
          </table:table-cell>
          <table:table-cell/>
        </table:table-row>
        <table:table-row table:style-name="ro1">
          <table:table-cell office:value-type="float" office:value="0.338763" calcext:value-type="float">
            <text:p>0.338763</text:p>
          </table:table-cell>
          <table:table-cell office:value-type="float" office:value="0.54226" calcext:value-type="float">
            <text:p>0.54226</text:p>
          </table:table-cell>
          <table:table-cell table:formula="of:=([.A458]*[.A458])" office:value-type="float" office:value="0.114760370169" calcext:value-type="float">
            <text:p>0.114760370169</text:p>
          </table:table-cell>
          <table:table-cell table:formula="of:=([.A458]-[.B458])*([.A458]-[.B458])" office:value-type="float" office:value="0.041411029009" calcext:value-type="float">
            <text:p>0.041411029009</text:p>
          </table:table-cell>
          <table:table-cell/>
        </table:table-row>
        <table:table-row table:style-name="ro1">
          <table:table-cell office:value-type="float" office:value="0.620414" calcext:value-type="float">
            <text:p>0.620414</text:p>
          </table:table-cell>
          <table:table-cell office:value-type="float" office:value="0.535438" calcext:value-type="float">
            <text:p>0.535438</text:p>
          </table:table-cell>
          <table:table-cell table:formula="of:=([.A459]*[.A459])" office:value-type="float" office:value="0.384913531396" calcext:value-type="float">
            <text:p>0.384913531396</text:p>
          </table:table-cell>
          <table:table-cell table:formula="of:=([.A459]-[.B459])*([.A459]-[.B459])" office:value-type="float" office:value="0.00722092057600001" calcext:value-type="float">
            <text:p>0.00722092057600001</text:p>
          </table:table-cell>
          <table:table-cell/>
        </table:table-row>
        <table:table-row table:style-name="ro1">
          <table:table-cell office:value-type="float" office:value="0.636798" calcext:value-type="float">
            <text:p>0.636798</text:p>
          </table:table-cell>
          <table:table-cell office:value-type="float" office:value="0.567115" calcext:value-type="float">
            <text:p>0.567115</text:p>
          </table:table-cell>
          <table:table-cell table:formula="of:=([.A460]*[.A460])" office:value-type="float" office:value="0.405511692804" calcext:value-type="float">
            <text:p>0.405511692804</text:p>
          </table:table-cell>
          <table:table-cell table:formula="of:=([.A460]-[.B460])*([.A460]-[.B460])" office:value-type="float" office:value="0.00485572048899999" calcext:value-type="float">
            <text:p>0.00485572048899999</text:p>
          </table:table-cell>
          <table:table-cell/>
        </table:table-row>
        <table:table-row table:style-name="ro1">
          <table:table-cell office:value-type="float" office:value="0.792511" calcext:value-type="float">
            <text:p>0.792511</text:p>
          </table:table-cell>
          <table:table-cell office:value-type="float" office:value="0.7072" calcext:value-type="float">
            <text:p>0.7072</text:p>
          </table:table-cell>
          <table:table-cell table:formula="of:=([.A461]*[.A461])" office:value-type="float" office:value="0.628073685121" calcext:value-type="float">
            <text:p>0.628073685121</text:p>
          </table:table-cell>
          <table:table-cell table:formula="of:=([.A461]-[.B461])*([.A461]-[.B461])" office:value-type="float" office:value="0.00727796672099999" calcext:value-type="float">
            <text:p>0.00727796672099999</text:p>
          </table:table-cell>
          <table:table-cell/>
        </table:table-row>
        <table:table-row table:style-name="ro1">
          <table:table-cell office:value-type="float" office:value="0.79251" calcext:value-type="float">
            <text:p>0.79251</text:p>
          </table:table-cell>
          <table:table-cell office:value-type="float" office:value="0.739731" calcext:value-type="float">
            <text:p>0.739731</text:p>
          </table:table-cell>
          <table:table-cell table:formula="of:=([.A462]*[.A462])" office:value-type="float" office:value="0.6280721001" calcext:value-type="float">
            <text:p>0.6280721001</text:p>
          </table:table-cell>
          <table:table-cell table:formula="of:=([.A462]-[.B462])*([.A462]-[.B462])" office:value-type="float" office:value="0.002785622841" calcext:value-type="float">
            <text:p>0.002785622841</text:p>
          </table:table-cell>
          <table:table-cell/>
        </table:table-row>
        <table:table-row table:style-name="ro1">
          <table:table-cell office:value-type="float" office:value="0.792511" calcext:value-type="float">
            <text:p>0.792511</text:p>
          </table:table-cell>
          <table:table-cell office:value-type="float" office:value="0.77495" calcext:value-type="float">
            <text:p>0.77495</text:p>
          </table:table-cell>
          <table:table-cell table:formula="of:=([.A463]*[.A463])" office:value-type="float" office:value="0.628073685121" calcext:value-type="float">
            <text:p>0.628073685121</text:p>
          </table:table-cell>
          <table:table-cell table:formula="of:=([.A463]-[.B463])*([.A463]-[.B463])" office:value-type="float" office:value="0.000308388720999998" calcext:value-type="float">
            <text:p>0.000308388720999998</text:p>
          </table:table-cell>
          <table:table-cell/>
        </table:table-row>
        <table:table-row table:style-name="ro1">
          <table:table-cell office:value-type="float" office:value="0.792511" calcext:value-type="float">
            <text:p>0.792511</text:p>
          </table:table-cell>
          <table:table-cell office:value-type="float" office:value="0.812374" calcext:value-type="float">
            <text:p>0.812374</text:p>
          </table:table-cell>
          <table:table-cell table:formula="of:=([.A464]*[.A464])" office:value-type="float" office:value="0.628073685121" calcext:value-type="float">
            <text:p>0.628073685121</text:p>
          </table:table-cell>
          <table:table-cell table:formula="of:=([.A464]-[.B464])*([.A464]-[.B464])" office:value-type="float" office:value="0.000394538769000003" calcext:value-type="float">
            <text:p>0.000394538769000003</text:p>
          </table:table-cell>
          <table:table-cell/>
        </table:table-row>
        <table:table-row table:style-name="ro1">
          <table:table-cell office:value-type="float" office:value="0.792511" calcext:value-type="float">
            <text:p>0.792511</text:p>
          </table:table-cell>
          <table:table-cell office:value-type="float" office:value="0.86571" calcext:value-type="float">
            <text:p>0.86571</text:p>
          </table:table-cell>
          <table:table-cell table:formula="of:=([.A465]*[.A465])" office:value-type="float" office:value="0.628073685121" calcext:value-type="float">
            <text:p>0.628073685121</text:p>
          </table:table-cell>
          <table:table-cell table:formula="of:=([.A465]-[.B465])*([.A465]-[.B465])" office:value-type="float" office:value="0.005358093601" calcext:value-type="float">
            <text:p>0.005358093601</text:p>
          </table:table-cell>
          <table:table-cell/>
        </table:table-row>
        <table:table-row table:style-name="ro1">
          <table:table-cell office:value-type="float" office:value="0.855178" calcext:value-type="float">
            <text:p>0.855178</text:p>
          </table:table-cell>
          <table:table-cell office:value-type="float" office:value="0.920999" calcext:value-type="float">
            <text:p>0.920999</text:p>
          </table:table-cell>
          <table:table-cell table:formula="of:=([.A466]*[.A466])" office:value-type="float" office:value="0.731329411684" calcext:value-type="float">
            <text:p>0.731329411684</text:p>
          </table:table-cell>
          <table:table-cell table:formula="of:=([.A466]-[.B466])*([.A466]-[.B466])" office:value-type="float" office:value="0.004332404041" calcext:value-type="float">
            <text:p>0.004332404041</text:p>
          </table:table-cell>
          <table:table-cell/>
        </table:table-row>
        <table:table-row table:style-name="ro1">
          <table:table-cell office:value-type="float" office:value="0.906272" calcext:value-type="float">
            <text:p>0.906272</text:p>
          </table:table-cell>
          <table:table-cell office:value-type="float" office:value="0.93854" calcext:value-type="float">
            <text:p>0.93854</text:p>
          </table:table-cell>
          <table:table-cell table:formula="of:=([.A467]*[.A467])" office:value-type="float" office:value="0.821328937984" calcext:value-type="float">
            <text:p>0.821328937984</text:p>
          </table:table-cell>
          <table:table-cell table:formula="of:=([.A467]-[.B467])*([.A467]-[.B467])" office:value-type="float" office:value="0.001041223824" calcext:value-type="float">
            <text:p>0.001041223824</text:p>
          </table:table-cell>
          <table:table-cell/>
        </table:table-row>
        <table:table-row table:style-name="ro1">
          <table:table-cell office:value-type="float" office:value="0.934204" calcext:value-type="float">
            <text:p>0.934204</text:p>
          </table:table-cell>
          <table:table-cell office:value-type="float" office:value="0.978219" calcext:value-type="float">
            <text:p>0.978219</text:p>
          </table:table-cell>
          <table:table-cell table:formula="of:=([.A468]*[.A468])" office:value-type="float" office:value="0.872737113616" calcext:value-type="float">
            <text:p>0.872737113616</text:p>
          </table:table-cell>
          <table:table-cell table:formula="of:=([.A468]-[.B468])*([.A468]-[.B468])" office:value-type="float" office:value="0.00193732022499999" calcext:value-type="float">
            <text:p>0.00193732022499999</text:p>
          </table:table-cell>
          <table:table-cell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2982" calcext:value-type="float">
            <text:p>0.992982</text:p>
          </table:table-cell>
          <table:table-cell table:formula="of:=([.A469]*[.A469])" office:value-type="float" office:value="0.999978000121" calcext:value-type="float">
            <text:p>0.999978000121</text:p>
          </table:table-cell>
          <table:table-cell table:formula="of:=([.A469]-[.B469])*([.A469]-[.B469])" office:value-type="float" office:value="0.0000490980489999998" calcext:value-type="float">
            <text:p>4.90980489999998E-05</text:p>
          </table:table-cell>
          <table:table-cell/>
        </table:table-row>
        <table:table-row table:style-name="ro1">
          <table:table-cell office:value-type="float" office:value="0.0000308156" calcext:value-type="float">
            <text:p>0.0000308156</text:p>
          </table:table-cell>
          <table:table-cell office:value-type="float" office:value="0.00000303222" calcext:value-type="float">
            <text:p>0.00000303222</text:p>
          </table:table-cell>
          <table:table-cell table:formula="of:=([.A470]*[.A470])" office:value-type="float" office:value="0.00000000094960120336" calcext:value-type="float">
            <text:p>9.4960120336E-10</text:p>
          </table:table-cell>
          <table:table-cell table:formula="of:=([.A470]-[.B470])*([.A470]-[.B470])" office:value-type="float" office:value="0.00000000077191620422" calcext:value-type="float">
            <text:p>7.719162042244E-10</text:p>
          </table:table-cell>
          <table:table-cell/>
        </table:table-row>
        <table:table-row table:style-name="ro1">
          <table:table-cell office:value-type="float" office:value="0.0000308156" calcext:value-type="float">
            <text:p>0.0000308156</text:p>
          </table:table-cell>
          <table:table-cell office:value-type="float" office:value="0.00180795" calcext:value-type="float">
            <text:p>0.00180795</text:p>
          </table:table-cell>
          <table:table-cell table:formula="of:=([.A471]*[.A471])" office:value-type="float" office:value="0.00000000094960120336" calcext:value-type="float">
            <text:p>9.4960120336E-10</text:p>
          </table:table-cell>
          <table:table-cell table:formula="of:=([.A471]-[.B471])*([.A471]-[.B471])" office:value-type="float" office:value="0.00000315820667566336" calcext:value-type="float">
            <text:p>3.15820667566336E-06</text:p>
          </table:table-cell>
          <table:table-cell/>
        </table:table-row>
        <table:table-row table:style-name="ro1">
          <table:table-cell office:value-type="float" office:value="0.0000308156" calcext:value-type="float">
            <text:p>0.0000308156</text:p>
          </table:table-cell>
          <table:table-cell office:value-type="float" office:value="0.0152877" calcext:value-type="float">
            <text:p>0.0152877</text:p>
          </table:table-cell>
          <table:table-cell table:formula="of:=([.A472]*[.A472])" office:value-type="float" office:value="0.00000000094960120336" calcext:value-type="float">
            <text:p>9.4960120336E-10</text:p>
          </table:table-cell>
          <table:table-cell table:formula="of:=([.A472]-[.B472])*([.A472]-[.B472])" office:value-type="float" office:value="0.000232772521594963" calcext:value-type="float">
            <text:p>0.000232772521594963</text:p>
          </table:table-cell>
          <table:table-cell/>
        </table:table-row>
        <table:table-row table:style-name="ro1">
          <table:table-cell office:value-type="float" office:value="0.0000308156" calcext:value-type="float">
            <text:p>0.0000308156</text:p>
          </table:table-cell>
          <table:table-cell office:value-type="float" office:value="0.0440372" calcext:value-type="float">
            <text:p>0.0440372</text:p>
          </table:table-cell>
          <table:table-cell table:formula="of:=([.A473]*[.A473])" office:value-type="float" office:value="0.00000000094960120336" calcext:value-type="float">
            <text:p>9.4960120336E-10</text:p>
          </table:table-cell>
          <table:table-cell table:formula="of:=([.A473]-[.B473])*([.A473]-[.B473])" office:value-type="float" office:value="0.00193656186796056" calcext:value-type="float">
            <text:p>0.00193656186796056</text:p>
          </table:table-cell>
          <table:table-cell/>
        </table:table-row>
        <table:table-row table:style-name="ro1">
          <table:table-cell office:value-type="float" office:value="0.0000308156" calcext:value-type="float">
            <text:p>0.0000308156</text:p>
          </table:table-cell>
          <table:table-cell office:value-type="float" office:value="0.0820952" calcext:value-type="float">
            <text:p>0.0820952</text:p>
          </table:table-cell>
          <table:table-cell table:formula="of:=([.A474]*[.A474])" office:value-type="float" office:value="0.00000000094960120336" calcext:value-type="float">
            <text:p>9.4960120336E-10</text:p>
          </table:table-cell>
          <table:table-cell table:formula="of:=([.A474]-[.B474])*([.A474]-[.B474])" office:value-type="float" office:value="0.00673456318695096" calcext:value-type="float">
            <text:p>0.00673456318695096</text:p>
          </table:table-cell>
          <table:table-cell/>
        </table:table-row>
        <table:table-row table:style-name="ro1">
          <table:table-cell office:value-type="float" office:value="0.0000572205" calcext:value-type="float">
            <text:p>0.0000572205</text:p>
          </table:table-cell>
          <table:table-cell office:value-type="float" office:value="0.0000928593" calcext:value-type="float">
            <text:p>0.0000928593</text:p>
          </table:table-cell>
          <table:table-cell table:formula="of:=([.A475]*[.A475])" office:value-type="float" office:value="0.00000000327418562025" calcext:value-type="float">
            <text:p>3.27418562025E-09</text:p>
          </table:table-cell>
          <table:table-cell table:formula="of:=([.A475]-[.B475])*([.A475]-[.B475])" office:value-type="float" office:value="0.00000000127012406544" calcext:value-type="float">
            <text:p>1.27012406544E-09</text:p>
          </table:table-cell>
          <table:table-cell/>
        </table:table-row>
        <table:table-row table:style-name="ro1">
          <table:table-cell office:value-type="float" office:value="0.0000905395" calcext:value-type="float">
            <text:p>0.0000905395</text:p>
          </table:table-cell>
          <table:table-cell office:value-type="float" office:value="0.093969" calcext:value-type="float">
            <text:p>0.093969</text:p>
          </table:table-cell>
          <table:table-cell table:formula="of:=([.A476]*[.A476])" office:value-type="float" office:value="0.00000000819740106025" calcext:value-type="float">
            <text:p>8.19740106025E-09</text:p>
          </table:table-cell>
          <table:table-cell table:formula="of:=([.A476]-[.B476])*([.A476]-[.B476])" office:value-type="float" office:value="0.00881316534585006" calcext:value-type="float">
            <text:p>0.00881316534585006</text:p>
          </table:table-cell>
          <table:table-cell/>
        </table:table-row>
        <table:table-row table:style-name="ro1">
          <table:table-cell office:value-type="float" office:value="0.0000424981" calcext:value-type="float">
            <text:p>0.0000424981</text:p>
          </table:table-cell>
          <table:table-cell office:value-type="float" office:value="0.0172287" calcext:value-type="float">
            <text:p>0.0172287</text:p>
          </table:table-cell>
          <table:table-cell table:formula="of:=([.A477]*[.A477])" office:value-type="float" office:value="0.00000000180608850361" calcext:value-type="float">
            <text:p>1.80608850361E-09</text:p>
          </table:table-cell>
          <table:table-cell table:formula="of:=([.A477]-[.B477])*([.A477]-[.B477])" office:value-type="float" office:value="0.000295365535747564" calcext:value-type="float">
            <text:p>0.000295365535747564</text:p>
          </table:table-cell>
          <table:table-cell/>
        </table:table-row>
        <table:table-row table:style-name="ro1">
          <table:table-cell office:value-type="float" office:value="0.0000275373" calcext:value-type="float">
            <text:p>0.0000275373</text:p>
          </table:table-cell>
          <table:table-cell office:value-type="float" office:value="0.0205213" calcext:value-type="float">
            <text:p>0.0205213</text:p>
          </table:table-cell>
          <table:table-cell table:formula="of:=([.A478]*[.A478])" office:value-type="float" office:value="0.00000000075830289129" calcext:value-type="float">
            <text:p>7.5830289129E-10</text:p>
          </table:table-cell>
          <table:table-cell table:formula="of:=([.A478]-[.B478])*([.A478]-[.B478])" office:value-type="float" office:value="0.000419994309603911" calcext:value-type="float">
            <text:p>0.000419994309603911</text:p>
          </table:table-cell>
          <table:table-cell/>
        </table:table-row>
        <table:table-row table:style-name="ro1">
          <table:table-cell office:value-type="float" office:value="0.0000275373" calcext:value-type="float">
            <text:p>0.0000275373</text:p>
          </table:table-cell>
          <table:table-cell office:value-type="float" office:value="0.0233164" calcext:value-type="float">
            <text:p>0.0233164</text:p>
          </table:table-cell>
          <table:table-cell table:formula="of:=([.A479]*[.A479])" office:value-type="float" office:value="0.00000000075830289129" calcext:value-type="float">
            <text:p>7.5830289129E-10</text:p>
          </table:table-cell>
          <table:table-cell table:formula="of:=([.A479]-[.B479])*([.A479]-[.B479])" office:value-type="float" office:value="0.000542371125859451" calcext:value-type="float">
            <text:p>0.000542371125859451</text:p>
          </table:table-cell>
          <table:table-cell/>
        </table:table-row>
        <table:table-row table:style-name="ro1">
          <table:table-cell office:value-type="float" office:value="0.000122786" calcext:value-type="float">
            <text:p>0.000122786</text:p>
          </table:table-cell>
          <table:table-cell office:value-type="float" office:value="0.00229167" calcext:value-type="float">
            <text:p>0.00229167</text:p>
          </table:table-cell>
          <table:table-cell table:formula="of:=([.A480]*[.A480])" office:value-type="float" office:value="0.000000015076401796" calcext:value-type="float">
            <text:p>1.5076401796E-08</text:p>
          </table:table-cell>
          <table:table-cell table:formula="of:=([.A480]-[.B480])*([.A480]-[.B480])" office:value-type="float" office:value="0.000004704057805456" calcext:value-type="float">
            <text:p>4.704057805456E-06</text:p>
          </table:table-cell>
          <table:table-cell/>
        </table:table-row>
        <table:table-row table:style-name="ro1">
          <table:table-cell office:value-type="float" office:value="0.000230491" calcext:value-type="float">
            <text:p>0.000230491</text:p>
          </table:table-cell>
          <table:table-cell office:value-type="float" office:value="0.0121994" calcext:value-type="float">
            <text:p>0.0121994</text:p>
          </table:table-cell>
          <table:table-cell table:formula="of:=([.A481]*[.A481])" office:value-type="float" office:value="0.000000053126101081" calcext:value-type="float">
            <text:p>5.3126101081E-08</text:p>
          </table:table-cell>
          <table:table-cell table:formula="of:=([.A481]-[.B481])*([.A481]-[.B481])" office:value-type="float" office:value="0.000143254782650281" calcext:value-type="float">
            <text:p>0.000143254782650281</text:p>
          </table:table-cell>
          <table:table-cell/>
        </table:table-row>
        <table:table-row table:style-name="ro1">
          <table:table-cell office:value-type="float" office:value="0.000198841" calcext:value-type="float">
            <text:p>0.000198841</text:p>
          </table:table-cell>
          <table:table-cell office:value-type="float" office:value="0.00473228" calcext:value-type="float">
            <text:p>0.00473228</text:p>
          </table:table-cell>
          <table:table-cell table:formula="of:=([.A482]*[.A482])" office:value-type="float" office:value="0.000000039537743281" calcext:value-type="float">
            <text:p>3.9537743281E-08</text:p>
          </table:table-cell>
          <table:table-cell table:formula="of:=([.A482]-[.B482])*([.A482]-[.B482])" office:value-type="float" office:value="0.000020552069166721" calcext:value-type="float">
            <text:p>2.0552069166721E-05</text:p>
          </table:table-cell>
          <table:table-cell/>
        </table:table-row>
        <table:table-row table:style-name="ro1">
          <table:table-cell office:value-type="float" office:value="0.000147998" calcext:value-type="float">
            <text:p>0.000147998</text:p>
          </table:table-cell>
          <table:table-cell office:value-type="float" office:value="0.193741" calcext:value-type="float">
            <text:p>0.193741</text:p>
          </table:table-cell>
          <table:table-cell table:formula="of:=([.A483]*[.A483])" office:value-type="float" office:value="0.000000021903408004" calcext:value-type="float">
            <text:p>2.1903408004E-08</text:p>
          </table:table-cell>
          <table:table-cell table:formula="of:=([.A483]-[.B483])*([.A483]-[.B483])" office:value-type="float" office:value="0.037478250423372" calcext:value-type="float">
            <text:p>0.037478250423372</text:p>
          </table:table-cell>
          <table:table-cell/>
        </table:table-row>
        <table:table-row table:style-name="ro1">
          <table:table-cell office:value-type="float" office:value="0.00351304" calcext:value-type="float">
            <text:p>0.00351304</text:p>
          </table:table-cell>
          <table:table-cell office:value-type="float" office:value="0.0698628" calcext:value-type="float">
            <text:p>0.0698628</text:p>
          </table:table-cell>
          <table:table-cell table:formula="of:=([.A484]*[.A484])" office:value-type="float" office:value="0.0000123414500416" calcext:value-type="float">
            <text:p>0.0000123414500416</text:p>
          </table:table-cell>
          <table:table-cell table:formula="of:=([.A484]-[.B484])*([.A484]-[.B484])" office:value-type="float" office:value="0.0044022906520576" calcext:value-type="float">
            <text:p>0.0044022906520576</text:p>
          </table:table-cell>
          <table:table-cell/>
        </table:table-row>
        <table:table-row table:style-name="ro1">
          <table:table-cell office:value-type="float" office:value="0.00318569" calcext:value-type="float">
            <text:p>0.00318569</text:p>
          </table:table-cell>
          <table:table-cell office:value-type="float" office:value="0.0662013" calcext:value-type="float">
            <text:p>0.0662013</text:p>
          </table:table-cell>
          <table:table-cell table:formula="of:=([.A485]*[.A485])" office:value-type="float" office:value="0.0000101486207761" calcext:value-type="float">
            <text:p>0.0000101486207761</text:p>
          </table:table-cell>
          <table:table-cell table:formula="of:=([.A485]-[.B485])*([.A485]-[.B485])" office:value-type="float" office:value="0.0039709671036721" calcext:value-type="float">
            <text:p>0.0039709671036721</text:p>
          </table:table-cell>
          <table:table-cell/>
        </table:table-row>
        <table:table-row table:style-name="ro1">
          <table:table-cell office:value-type="float" office:value="0.00126559" calcext:value-type="float">
            <text:p>0.00126559</text:p>
          </table:table-cell>
          <table:table-cell office:value-type="float" office:value="0.00986163" calcext:value-type="float">
            <text:p>0.00986163</text:p>
          </table:table-cell>
          <table:table-cell table:formula="of:=([.A486]*[.A486])" office:value-type="float" office:value="0.0000016017180481" calcext:value-type="float">
            <text:p>0.0000016017180481</text:p>
          </table:table-cell>
          <table:table-cell table:formula="of:=([.A486]-[.B486])*([.A486]-[.B486])" office:value-type="float" office:value="0.0000738919036816" calcext:value-type="float">
            <text:p>0.0000738919036816</text:p>
          </table:table-cell>
          <table:table-cell/>
        </table:table-row>
        <table:table-row table:style-name="ro1">
          <table:table-cell office:value-type="float" office:value="0.00126559" calcext:value-type="float">
            <text:p>0.00126559</text:p>
          </table:table-cell>
          <table:table-cell office:value-type="float" office:value="0.0103145" calcext:value-type="float">
            <text:p>0.0103145</text:p>
          </table:table-cell>
          <table:table-cell table:formula="of:=([.A487]*[.A487])" office:value-type="float" office:value="0.0000016017180481" calcext:value-type="float">
            <text:p>0.0000016017180481</text:p>
          </table:table-cell>
          <table:table-cell table:formula="of:=([.A487]-[.B487])*([.A487]-[.B487])" office:value-type="float" office:value="0.0000818827721881" calcext:value-type="float">
            <text:p>0.0000818827721881</text:p>
          </table:table-cell>
          <table:table-cell/>
        </table:table-row>
        <table:table-row table:style-name="ro1">
          <table:table-cell office:value-type="float" office:value="0.00201213" calcext:value-type="float">
            <text:p>0.00201213</text:p>
          </table:table-cell>
          <table:table-cell office:value-type="float" office:value="0.00298372" calcext:value-type="float">
            <text:p>0.00298372</text:p>
          </table:table-cell>
          <table:table-cell table:formula="of:=([.A488]*[.A488])" office:value-type="float" office:value="0.0000040486671369" calcext:value-type="float">
            <text:p>0.0000040486671369</text:p>
          </table:table-cell>
          <table:table-cell table:formula="of:=([.A488]-[.B488])*([.A488]-[.B488])" office:value-type="float" office:value="0.0000009439871281" calcext:value-type="float">
            <text:p>0.0000009439871281</text:p>
          </table:table-cell>
          <table:table-cell/>
        </table:table-row>
        <table:table-row table:style-name="ro1">
          <table:table-cell office:value-type="float" office:value="0.054327" calcext:value-type="float">
            <text:p>0.054327</text:p>
          </table:table-cell>
          <table:table-cell office:value-type="float" office:value="0.0163321" calcext:value-type="float">
            <text:p>0.0163321</text:p>
          </table:table-cell>
          <table:table-cell table:formula="of:=([.A489]*[.A489])" office:value-type="float" office:value="0.002951422929" calcext:value-type="float">
            <text:p>0.002951422929</text:p>
          </table:table-cell>
          <table:table-cell table:formula="of:=([.A489]-[.B489])*([.A489]-[.B489])" office:value-type="float" office:value="0.00144361242601" calcext:value-type="float">
            <text:p>0.00144361242601</text:p>
          </table:table-cell>
          <table:table-cell/>
        </table:table-row>
        <table:table-row table:style-name="ro1">
          <table:table-cell office:value-type="float" office:value="0.0865863" calcext:value-type="float">
            <text:p>0.0865863</text:p>
          </table:table-cell>
          <table:table-cell office:value-type="float" office:value="0.0179689" calcext:value-type="float">
            <text:p>0.0179689</text:p>
          </table:table-cell>
          <table:table-cell table:formula="of:=([.A490]*[.A490])" office:value-type="float" office:value="0.00749718734769" calcext:value-type="float">
            <text:p>0.00749718734769</text:p>
          </table:table-cell>
          <table:table-cell table:formula="of:=([.A490]-[.B490])*([.A490]-[.B490])" office:value-type="float" office:value="0.00470834758276" calcext:value-type="float">
            <text:p>0.00470834758276</text:p>
          </table:table-cell>
          <table:table-cell/>
        </table:table-row>
        <table:table-row table:style-name="ro1">
          <table:table-cell office:value-type="float" office:value="0.105156" calcext:value-type="float">
            <text:p>0.105156</text:p>
          </table:table-cell>
          <table:table-cell office:value-type="float" office:value="0.0928895" calcext:value-type="float">
            <text:p>0.0928895</text:p>
          </table:table-cell>
          <table:table-cell table:formula="of:=([.A491]*[.A491])" office:value-type="float" office:value="0.011057784336" calcext:value-type="float">
            <text:p>0.011057784336</text:p>
          </table:table-cell>
          <table:table-cell table:formula="of:=([.A491]-[.B491])*([.A491]-[.B491])" office:value-type="float" office:value="0.00015046702225" calcext:value-type="float">
            <text:p>0.00015046702225</text:p>
          </table:table-cell>
          <table:table-cell/>
        </table:table-row>
        <table:table-row table:style-name="ro1">
          <table:table-cell office:value-type="float" office:value="0.150925" calcext:value-type="float">
            <text:p>0.150925</text:p>
          </table:table-cell>
          <table:table-cell office:value-type="float" office:value="0.269201" calcext:value-type="float">
            <text:p>0.269201</text:p>
          </table:table-cell>
          <table:table-cell table:formula="of:=([.A492]*[.A492])" office:value-type="float" office:value="0.022778355625" calcext:value-type="float">
            <text:p>0.022778355625</text:p>
          </table:table-cell>
          <table:table-cell table:formula="of:=([.A492]-[.B492])*([.A492]-[.B492])" office:value-type="float" office:value="0.013989212176" calcext:value-type="float">
            <text:p>0.013989212176</text:p>
          </table:table-cell>
          <table:table-cell/>
        </table:table-row>
        <table:table-row table:style-name="ro1">
          <table:table-cell office:value-type="float" office:value="0.198043" calcext:value-type="float">
            <text:p>0.198043</text:p>
          </table:table-cell>
          <table:table-cell office:value-type="float" office:value="0.300604" calcext:value-type="float">
            <text:p>0.300604</text:p>
          </table:table-cell>
          <table:table-cell table:formula="of:=([.A493]*[.A493])" office:value-type="float" office:value="0.039221029849" calcext:value-type="float">
            <text:p>0.039221029849</text:p>
          </table:table-cell>
          <table:table-cell table:formula="of:=([.A493]-[.B493])*([.A493]-[.B493])" office:value-type="float" office:value="0.010518758721" calcext:value-type="float">
            <text:p>0.010518758721</text:p>
          </table:table-cell>
          <table:table-cell/>
        </table:table-row>
        <table:table-row table:style-name="ro1">
          <table:table-cell office:value-type="float" office:value="0.353518" calcext:value-type="float">
            <text:p>0.353518</text:p>
          </table:table-cell>
          <table:table-cell office:value-type="float" office:value="0.351031" calcext:value-type="float">
            <text:p>0.351031</text:p>
          </table:table-cell>
          <table:table-cell table:formula="of:=([.A494]*[.A494])" office:value-type="float" office:value="0.124974976324" calcext:value-type="float">
            <text:p>0.124974976324</text:p>
          </table:table-cell>
          <table:table-cell table:formula="of:=([.A494]-[.B494])*([.A494]-[.B494])" office:value-type="float" office:value="0.00000618516900000008" calcext:value-type="float">
            <text:p>6.18516900000008E-06</text:p>
          </table:table-cell>
          <table:table-cell/>
        </table:table-row>
        <table:table-row table:style-name="ro1">
          <table:table-cell office:value-type="float" office:value="0.353518" calcext:value-type="float">
            <text:p>0.353518</text:p>
          </table:table-cell>
          <table:table-cell office:value-type="float" office:value="0.43088" calcext:value-type="float">
            <text:p>0.43088</text:p>
          </table:table-cell>
          <table:table-cell table:formula="of:=([.A495]*[.A495])" office:value-type="float" office:value="0.124974976324" calcext:value-type="float">
            <text:p>0.124974976324</text:p>
          </table:table-cell>
          <table:table-cell table:formula="of:=([.A495]-[.B495])*([.A495]-[.B495])" office:value-type="float" office:value="0.005984879044" calcext:value-type="float">
            <text:p>0.005984879044</text:p>
          </table:table-cell>
          <table:table-cell/>
        </table:table-row>
        <table:table-row table:style-name="ro1">
          <table:table-cell office:value-type="float" office:value="0.351763" calcext:value-type="float">
            <text:p>0.351763</text:p>
          </table:table-cell>
          <table:table-cell office:value-type="float" office:value="0.410959" calcext:value-type="float">
            <text:p>0.410959</text:p>
          </table:table-cell>
          <table:table-cell table:formula="of:=([.A496]*[.A496])" office:value-type="float" office:value="0.123737208169" calcext:value-type="float">
            <text:p>0.123737208169</text:p>
          </table:table-cell>
          <table:table-cell table:formula="of:=([.A496]-[.B496])*([.A496]-[.B496])" office:value-type="float" office:value="0.003504166416" calcext:value-type="float">
            <text:p>0.003504166416</text:p>
          </table:table-cell>
          <table:table-cell/>
        </table:table-row>
        <table:table-row table:style-name="ro1">
          <table:table-cell office:value-type="float" office:value="0.443499" calcext:value-type="float">
            <text:p>0.443499</text:p>
          </table:table-cell>
          <table:table-cell office:value-type="float" office:value="0.424063" calcext:value-type="float">
            <text:p>0.424063</text:p>
          </table:table-cell>
          <table:table-cell table:formula="of:=([.A497]*[.A497])" office:value-type="float" office:value="0.196691363001" calcext:value-type="float">
            <text:p>0.196691363001</text:p>
          </table:table-cell>
          <table:table-cell table:formula="of:=([.A497]-[.B497])*([.A497]-[.B497])" office:value-type="float" office:value="0.000377758095999998" calcext:value-type="float">
            <text:p>0.000377758095999998</text:p>
          </table:table-cell>
          <table:table-cell/>
        </table:table-row>
        <table:table-row table:style-name="ro1">
          <table:table-cell office:value-type="float" office:value="0.498409" calcext:value-type="float">
            <text:p>0.498409</text:p>
          </table:table-cell>
          <table:table-cell office:value-type="float" office:value="0.511784" calcext:value-type="float">
            <text:p>0.511784</text:p>
          </table:table-cell>
          <table:table-cell table:formula="of:=([.A498]*[.A498])" office:value-type="float" office:value="0.248411531281" calcext:value-type="float">
            <text:p>0.248411531281</text:p>
          </table:table-cell>
          <table:table-cell table:formula="of:=([.A498]-[.B498])*([.A498]-[.B498])" office:value-type="float" office:value="0.000178890625000001" calcext:value-type="float">
            <text:p>0.000178890625000001</text:p>
          </table:table-cell>
          <table:table-cell/>
        </table:table-row>
        <table:table-row table:style-name="ro1">
          <table:table-cell office:value-type="float" office:value="0.547617" calcext:value-type="float">
            <text:p>0.547617</text:p>
          </table:table-cell>
          <table:table-cell office:value-type="float" office:value="0.586879" calcext:value-type="float">
            <text:p>0.586879</text:p>
          </table:table-cell>
          <table:table-cell table:formula="of:=([.A499]*[.A499])" office:value-type="float" office:value="0.299884378689" calcext:value-type="float">
            <text:p>0.299884378689</text:p>
          </table:table-cell>
          <table:table-cell table:formula="of:=([.A499]-[.B499])*([.A499]-[.B499])" office:value-type="float" office:value="0.001541504644" calcext:value-type="float">
            <text:p>0.001541504644</text:p>
          </table:table-cell>
          <table:table-cell/>
        </table:table-row>
        <table:table-row table:style-name="ro1">
          <table:table-cell office:value-type="float" office:value="0.547617" calcext:value-type="float">
            <text:p>0.547617</text:p>
          </table:table-cell>
          <table:table-cell office:value-type="float" office:value="0.654383" calcext:value-type="float">
            <text:p>0.654383</text:p>
          </table:table-cell>
          <table:table-cell table:formula="of:=([.A500]*[.A500])" office:value-type="float" office:value="0.299884378689" calcext:value-type="float">
            <text:p>0.299884378689</text:p>
          </table:table-cell>
          <table:table-cell table:formula="of:=([.A500]-[.B500])*([.A500]-[.B500])" office:value-type="float" office:value="0.011398978756" calcext:value-type="float">
            <text:p>0.011398978756</text:p>
          </table:table-cell>
          <table:table-cell/>
        </table:table-row>
        <table:table-row table:style-name="ro1">
          <table:table-cell office:value-type="float" office:value="0.547617" calcext:value-type="float">
            <text:p>0.547617</text:p>
          </table:table-cell>
          <table:table-cell office:value-type="float" office:value="0.664797" calcext:value-type="float">
            <text:p>0.664797</text:p>
          </table:table-cell>
          <table:table-cell table:formula="of:=([.A501]*[.A501])" office:value-type="float" office:value="0.299884378689" calcext:value-type="float">
            <text:p>0.299884378689</text:p>
          </table:table-cell>
          <table:table-cell table:formula="of:=([.A501]-[.B501])*([.A501]-[.B501])" office:value-type="float" office:value="0.0137311524" calcext:value-type="float">
            <text:p>0.0137311524</text:p>
          </table:table-cell>
          <table:table-cell/>
        </table:table-row>
        <table:table-row table:style-name="ro1">
          <table:table-cell office:value-type="float" office:value="0.752695" calcext:value-type="float">
            <text:p>0.752695</text:p>
          </table:table-cell>
          <table:table-cell office:value-type="float" office:value="0.75609" calcext:value-type="float">
            <text:p>0.75609</text:p>
          </table:table-cell>
          <table:table-cell table:formula="of:=([.A502]*[.A502])" office:value-type="float" office:value="0.566549763025" calcext:value-type="float">
            <text:p>0.566549763025</text:p>
          </table:table-cell>
          <table:table-cell table:formula="of:=([.A502]-[.B502])*([.A502]-[.B502])" office:value-type="float" office:value="0.0000115260250000002" calcext:value-type="float">
            <text:p>1.15260250000002E-05</text:p>
          </table:table-cell>
          <table:table-cell/>
        </table:table-row>
        <table:table-row table:style-name="ro1">
          <table:table-cell office:value-type="float" office:value="0.752695" calcext:value-type="float">
            <text:p>0.752695</text:p>
          </table:table-cell>
          <table:table-cell office:value-type="float" office:value="0.805415" calcext:value-type="float">
            <text:p>0.805415</text:p>
          </table:table-cell>
          <table:table-cell table:formula="of:=([.A503]*[.A503])" office:value-type="float" office:value="0.566549763025" calcext:value-type="float">
            <text:p>0.566549763025</text:p>
          </table:table-cell>
          <table:table-cell table:formula="of:=([.A503]-[.B503])*([.A503]-[.B503])" office:value-type="float" office:value="0.0027793984" calcext:value-type="float">
            <text:p>0.0027793984</text:p>
          </table:table-cell>
          <table:table-cell/>
        </table:table-row>
        <table:table-row table:style-name="ro1">
          <table:table-cell office:value-type="float" office:value="0.752695" calcext:value-type="float">
            <text:p>0.752695</text:p>
          </table:table-cell>
          <table:table-cell office:value-type="float" office:value="0.875156" calcext:value-type="float">
            <text:p>0.875156</text:p>
          </table:table-cell>
          <table:table-cell table:formula="of:=([.A504]*[.A504])" office:value-type="float" office:value="0.566549763025" calcext:value-type="float">
            <text:p>0.566549763025</text:p>
          </table:table-cell>
          <table:table-cell table:formula="of:=([.A504]-[.B504])*([.A504]-[.B504])" office:value-type="float" office:value="0.014996696521" calcext:value-type="float">
            <text:p>0.014996696521</text:p>
          </table:table-cell>
          <table:table-cell/>
        </table:table-row>
        <table:table-row table:style-name="ro1">
          <table:table-cell office:value-type="float" office:value="0.888519" calcext:value-type="float">
            <text:p>0.888519</text:p>
          </table:table-cell>
          <table:table-cell office:value-type="float" office:value="0.911442" calcext:value-type="float">
            <text:p>0.911442</text:p>
          </table:table-cell>
          <table:table-cell table:formula="of:=([.A505]*[.A505])" office:value-type="float" office:value="0.789466013361" calcext:value-type="float">
            <text:p>0.789466013361</text:p>
          </table:table-cell>
          <table:table-cell table:formula="of:=([.A505]-[.B505])*([.A505]-[.B505])" office:value-type="float" office:value="0.000525463929000001" calcext:value-type="float">
            <text:p>0.000525463929000001</text:p>
          </table:table-cell>
          <table:table-cell/>
        </table:table-row>
        <table:table-row table:style-name="ro1">
          <table:table-cell office:value-type="float" office:value="0.920067" calcext:value-type="float">
            <text:p>0.920067</text:p>
          </table:table-cell>
          <table:table-cell office:value-type="float" office:value="0.972081" calcext:value-type="float">
            <text:p>0.972081</text:p>
          </table:table-cell>
          <table:table-cell table:formula="of:=([.A506]*[.A506])" office:value-type="float" office:value="0.846523284489" calcext:value-type="float">
            <text:p>0.846523284489</text:p>
          </table:table-cell>
          <table:table-cell table:formula="of:=([.A506]-[.B506])*([.A506]-[.B506])" office:value-type="float" office:value="0.002705456196" calcext:value-type="float">
            <text:p>0.002705456196</text:p>
          </table:table-cell>
          <table:table-cell/>
        </table:table-row>
        <table:table-row table:style-name="ro1">
          <table:table-cell office:value-type="float" office:value="0.907708" calcext:value-type="float">
            <text:p>0.907708</text:p>
          </table:table-cell>
          <table:table-cell office:value-type="float" office:value="0.990301" calcext:value-type="float">
            <text:p>0.990301</text:p>
          </table:table-cell>
          <table:table-cell table:formula="of:=([.A507]*[.A507])" office:value-type="float" office:value="0.823933813264" calcext:value-type="float">
            <text:p>0.823933813264</text:p>
          </table:table-cell>
          <table:table-cell table:formula="of:=([.A507]-[.B507])*([.A507]-[.B507])" office:value-type="float" office:value="0.006821603649" calcext:value-type="float">
            <text:p>0.006821603649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3983" calcext:value-type="float">
            <text:p>0.993983</text:p>
          </table:table-cell>
          <table:table-cell table:formula="of:=([.A508]*[.A508])" office:value-type="float" office:value="0.999986000049" calcext:value-type="float">
            <text:p>0.999986000049</text:p>
          </table:table-cell>
          <table:table-cell table:formula="of:=([.A508]-[.B508])*([.A508]-[.B508])" office:value-type="float" office:value="0.0000361201000000008" calcext:value-type="float">
            <text:p>3.61201000000008E-05</text:p>
          </table:table-cell>
          <table:table-cell/>
        </table:table-row>
        <table:table-row table:style-name="ro1">
          <table:table-cell office:value-type="float" office:value="0.000007689" calcext:value-type="float">
            <text:p>0.000007689</text:p>
          </table:table-cell>
          <table:table-cell office:value-type="float" office:value="0.00000303222" calcext:value-type="float">
            <text:p>0.00000303222</text:p>
          </table:table-cell>
          <table:table-cell table:formula="of:=([.A509]*[.A509])" office:value-type="float" office:value="0.000000000059120721" calcext:value-type="float">
            <text:p>5.9120721E-11</text:p>
          </table:table-cell>
          <table:table-cell table:formula="of:=([.A509]-[.B509])*([.A509]-[.B509])" office:value-type="float" office:value="0.00000000002168559997" calcext:value-type="float">
            <text:p>2.16855999684E-11</text:p>
          </table:table-cell>
          <table:table-cell/>
        </table:table-row>
        <table:table-row table:style-name="ro1">
          <table:table-cell office:value-type="float" office:value="0.000007689" calcext:value-type="float">
            <text:p>0.000007689</text:p>
          </table:table-cell>
          <table:table-cell office:value-type="float" office:value="0.00180795" calcext:value-type="float">
            <text:p>0.00180795</text:p>
          </table:table-cell>
          <table:table-cell table:formula="of:=([.A510]*[.A510])" office:value-type="float" office:value="0.000000000059120721" calcext:value-type="float">
            <text:p>5.9120721E-11</text:p>
          </table:table-cell>
          <table:table-cell table:formula="of:=([.A510]-[.B510])*([.A510]-[.B510])" office:value-type="float" office:value="0.000003240939668121" calcext:value-type="float">
            <text:p>3.240939668121E-06</text:p>
          </table:table-cell>
          <table:table-cell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124055" calcext:value-type="float">
            <text:p>0.0124055</text:p>
          </table:table-cell>
          <table:table-cell table:formula="of:=([.A511]*[.A511])" office:value-type="float" office:value="0.00000000000028777002" calcext:value-type="float">
            <text:p>2.87770019364E-13</text:p>
          </table:table-cell>
          <table:table-cell table:formula="of:=([.A511]-[.B511])*([.A511]-[.B511])" office:value-type="float" office:value="0.000153883120875308" calcext:value-type="float">
            <text:p>0.000153883120875308</text:p>
          </table:table-cell>
          <table:table-cell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357348" calcext:value-type="float">
            <text:p>0.0357348</text:p>
          </table:table-cell>
          <table:table-cell table:formula="of:=([.A512]*[.A512])" office:value-type="float" office:value="0.00000000000028777002" calcext:value-type="float">
            <text:p>2.87770019364E-13</text:p>
          </table:table-cell>
          <table:table-cell table:formula="of:=([.A512]-[.B512])*([.A512]-[.B512])" office:value-type="float" office:value="0.00127693759203261" calcext:value-type="float">
            <text:p>0.00127693759203261</text:p>
          </table:table-cell>
          <table:table-cell/>
        </table:table-row>
        <table:table-row table:style-name="ro1">
          <table:table-cell office:value-type="float" office:value="0.000000476837" calcext:value-type="float">
            <text:p>0.000000476837</text:p>
          </table:table-cell>
          <table:table-cell office:value-type="float" office:value="0.0658216" calcext:value-type="float">
            <text:p>0.0658216</text:p>
          </table:table-cell>
          <table:table-cell table:formula="of:=([.A513]*[.A513])" office:value-type="float" office:value="0.00000000000022737352" calcext:value-type="float">
            <text:p>2.27373524569E-13</text:p>
          </table:table-cell>
          <table:table-cell table:formula="of:=([.A513]-[.B513])*([.A513]-[.B513])" office:value-type="float" office:value="0.00433242025443882" calcext:value-type="float">
            <text:p>0.00433242025443882</text:p>
          </table:table-cell>
          <table:table-cell/>
        </table:table-row>
        <table:table-row table:style-name="ro1">
          <table:table-cell office:value-type="float" office:value="0.000000476837" calcext:value-type="float">
            <text:p>0.000000476837</text:p>
          </table:table-cell>
          <table:table-cell office:value-type="float" office:value="0.0987661" calcext:value-type="float">
            <text:p>0.0987661</text:p>
          </table:table-cell>
          <table:table-cell table:formula="of:=([.A514]*[.A514])" office:value-type="float" office:value="0.00000000000022737352" calcext:value-type="float">
            <text:p>2.27373524569E-13</text:p>
          </table:table-cell>
          <table:table-cell table:formula="of:=([.A514]-[.B514])*([.A514]-[.B514])" office:value-type="float" office:value="0.00975464831877572" calcext:value-type="float">
            <text:p>0.00975464831877572</text:p>
          </table:table-cell>
          <table:table-cell/>
        </table:table-row>
        <table:table-row table:style-name="ro1">
          <table:table-cell office:value-type="float" office:value="0.000000476837" calcext:value-type="float">
            <text:p>0.000000476837</text:p>
          </table:table-cell>
          <table:table-cell office:value-type="float" office:value="0.131151" calcext:value-type="float">
            <text:p>0.131151</text:p>
          </table:table-cell>
          <table:table-cell table:formula="of:=([.A515]*[.A515])" office:value-type="float" office:value="0.00000000000022737352" calcext:value-type="float">
            <text:p>2.27373524569E-13</text:p>
          </table:table-cell>
          <table:table-cell table:formula="of:=([.A515]-[.B515])*([.A515]-[.B515])" office:value-type="float" office:value="0.0172004597259286" calcext:value-type="float">
            <text:p>0.0172004597259286</text:p>
          </table:table-cell>
          <table:table-cell/>
        </table:table-row>
        <table:table-row table:style-name="ro1">
          <table:table-cell office:value-type="float" office:value="0.00000816584" calcext:value-type="float">
            <text:p>0.00000816584</text:p>
          </table:table-cell>
          <table:table-cell office:value-type="float" office:value="0.0210328" calcext:value-type="float">
            <text:p>0.0210328</text:p>
          </table:table-cell>
          <table:table-cell table:formula="of:=([.A516]*[.A516])" office:value-type="float" office:value="0.00000000006668094291" calcext:value-type="float">
            <text:p>6.66809429056E-11</text:p>
          </table:table-cell>
          <table:table-cell table:formula="of:=([.A516]-[.B516])*([.A516]-[.B516])" office:value-type="float" office:value="0.000442035241561839" calcext:value-type="float">
            <text:p>0.000442035241561839</text:p>
          </table:table-cell>
          <table:table-cell/>
        </table:table-row>
        <table:table-row table:style-name="ro1">
          <table:table-cell office:value-type="float" office:value="0.000352502" calcext:value-type="float">
            <text:p>0.000352502</text:p>
          </table:table-cell>
          <table:table-cell office:value-type="float" office:value="0.0239821" calcext:value-type="float">
            <text:p>0.0239821</text:p>
          </table:table-cell>
          <table:table-cell table:formula="of:=([.A517]*[.A517])" office:value-type="float" office:value="0.000000124257660004" calcext:value-type="float">
            <text:p>1.24257660004E-07</text:p>
          </table:table-cell>
          <table:table-cell table:formula="of:=([.A517]-[.B517])*([.A517]-[.B517])" office:value-type="float" office:value="0.000558357901641604" calcext:value-type="float">
            <text:p>0.000558357901641604</text:p>
          </table:table-cell>
          <table:table-cell/>
        </table:table-row>
        <table:table-row table:style-name="ro1">
          <table:table-cell office:value-type="float" office:value="0.000941098" calcext:value-type="float">
            <text:p>0.000941098</text:p>
          </table:table-cell>
          <table:table-cell office:value-type="float" office:value="0.0154273" calcext:value-type="float">
            <text:p>0.0154273</text:p>
          </table:table-cell>
          <table:table-cell table:formula="of:=([.A518]*[.A518])" office:value-type="float" office:value="0.000000885665445604" calcext:value-type="float">
            <text:p>8.85665445604E-07</text:p>
          </table:table-cell>
          <table:table-cell table:formula="of:=([.A518]-[.B518])*([.A518]-[.B518])" office:value-type="float" office:value="0.000209850048384804" calcext:value-type="float">
            <text:p>0.000209850048384804</text:p>
          </table:table-cell>
          <table:table-cell/>
        </table:table-row>
        <table:table-row table:style-name="ro1">
          <table:table-cell office:value-type="float" office:value="0.000941098" calcext:value-type="float">
            <text:p>0.000941098</text:p>
          </table:table-cell>
          <table:table-cell office:value-type="float" office:value="0.0208279" calcext:value-type="float">
            <text:p>0.0208279</text:p>
          </table:table-cell>
          <table:table-cell table:formula="of:=([.A519]*[.A519])" office:value-type="float" office:value="0.000000885665445604" calcext:value-type="float">
            <text:p>8.85665445604E-07</text:p>
          </table:table-cell>
          <table:table-cell table:formula="of:=([.A519]-[.B519])*([.A519]-[.B519])" office:value-type="float" office:value="0.000395484893787204" calcext:value-type="float">
            <text:p>0.000395484893787204</text:p>
          </table:table-cell>
          <table:table-cell/>
        </table:table-row>
        <table:table-row table:style-name="ro1">
          <table:table-cell office:value-type="float" office:value="0.000941098" calcext:value-type="float">
            <text:p>0.000941098</text:p>
          </table:table-cell>
          <table:table-cell office:value-type="float" office:value="0.153955" calcext:value-type="float">
            <text:p>0.153955</text:p>
          </table:table-cell>
          <table:table-cell table:formula="of:=([.A520]*[.A520])" office:value-type="float" office:value="0.000000885665445604" calcext:value-type="float">
            <text:p>8.85665445604E-07</text:p>
          </table:table-cell>
          <table:table-cell table:formula="of:=([.A520]-[.B520])*([.A520]-[.B520])" office:value-type="float" office:value="0.0234132542052656" calcext:value-type="float">
            <text:p>0.0234132542052656</text:p>
          </table:table-cell>
          <table:table-cell/>
        </table:table-row>
        <table:table-row table:style-name="ro1">
          <table:table-cell office:value-type="float" office:value="0.0000442266" calcext:value-type="float">
            <text:p>0.0000442266</text:p>
          </table:table-cell>
          <table:table-cell office:value-type="float" office:value="0.082053" calcext:value-type="float">
            <text:p>0.082053</text:p>
          </table:table-cell>
          <table:table-cell table:formula="of:=([.A521]*[.A521])" office:value-type="float" office:value="0.00000000195599214756" calcext:value-type="float">
            <text:p>1.95599214756E-09</text:p>
          </table:table-cell>
          <table:table-cell table:formula="of:=([.A521]-[.B521])*([.A521]-[.B521])" office:value-type="float" office:value="0.00672543891457255" calcext:value-type="float">
            <text:p>0.00672543891457255</text:p>
          </table:table-cell>
          <table:table-cell/>
        </table:table-row>
        <table:table-row table:style-name="ro1">
          <table:table-cell office:value-type="float" office:value="0.000837147" calcext:value-type="float">
            <text:p>0.000837147</text:p>
          </table:table-cell>
          <table:table-cell office:value-type="float" office:value="0.0197151" calcext:value-type="float">
            <text:p>0.0197151</text:p>
          </table:table-cell>
          <table:table-cell table:formula="of:=([.A522]*[.A522])" office:value-type="float" office:value="0.000000700815099609" calcext:value-type="float">
            <text:p>7.00815099609E-07</text:p>
          </table:table-cell>
          <table:table-cell table:formula="of:=([.A522]-[.B522])*([.A522]-[.B522])" office:value-type="float" office:value="0.000356377109470209" calcext:value-type="float">
            <text:p>0.000356377109470209</text:p>
          </table:table-cell>
          <table:table-cell/>
        </table:table-row>
        <table:table-row table:style-name="ro1">
          <table:table-cell office:value-type="float" office:value="0.0044679" calcext:value-type="float">
            <text:p>0.0044679</text:p>
          </table:table-cell>
          <table:table-cell office:value-type="float" office:value="0.0555369" calcext:value-type="float">
            <text:p>0.0555369</text:p>
          </table:table-cell>
          <table:table-cell table:formula="of:=([.A523]*[.A523])" office:value-type="float" office:value="0.00001996213041" calcext:value-type="float">
            <text:p>0.00001996213041</text:p>
          </table:table-cell>
          <table:table-cell table:formula="of:=([.A523]-[.B523])*([.A523]-[.B523])" office:value-type="float" office:value="0.002608042761" calcext:value-type="float">
            <text:p>0.002608042761</text:p>
          </table:table-cell>
          <table:table-cell/>
        </table:table-row>
        <table:table-row table:style-name="ro1">
          <table:table-cell office:value-type="float" office:value="0.000941455" calcext:value-type="float">
            <text:p>0.000941455</text:p>
          </table:table-cell>
          <table:table-cell office:value-type="float" office:value="0.00595133" calcext:value-type="float">
            <text:p>0.00595133</text:p>
          </table:table-cell>
          <table:table-cell table:formula="of:=([.A524]*[.A524])" office:value-type="float" office:value="0.000000886337517025" calcext:value-type="float">
            <text:p>8.86337517025E-07</text:p>
          </table:table-cell>
          <table:table-cell table:formula="of:=([.A524]-[.B524])*([.A524]-[.B524])" office:value-type="float" office:value="0.000025098847515625" calcext:value-type="float">
            <text:p>2.5098847515625E-05</text:p>
          </table:table-cell>
          <table:table-cell/>
        </table:table-row>
        <table:table-row table:style-name="ro1">
          <table:table-cell office:value-type="float" office:value="0.00262094" calcext:value-type="float">
            <text:p>0.00262094</text:p>
          </table:table-cell>
          <table:table-cell office:value-type="float" office:value="0.106741" calcext:value-type="float">
            <text:p>0.106741</text:p>
          </table:table-cell>
          <table:table-cell table:formula="of:=([.A525]*[.A525])" office:value-type="float" office:value="0.0000068693264836" calcext:value-type="float">
            <text:p>0.0000068693264836</text:p>
          </table:table-cell>
          <table:table-cell table:formula="of:=([.A525]-[.B525])*([.A525]-[.B525])" office:value-type="float" office:value="0.0108409868944036" calcext:value-type="float">
            <text:p>0.0108409868944036</text:p>
          </table:table-cell>
          <table:table-cell/>
        </table:table-row>
        <table:table-row table:style-name="ro1">
          <table:table-cell office:value-type="float" office:value="0.00184202" calcext:value-type="float">
            <text:p>0.00184202</text:p>
          </table:table-cell>
          <table:table-cell office:value-type="float" office:value="0.0780791" calcext:value-type="float">
            <text:p>0.0780791</text:p>
          </table:table-cell>
          <table:table-cell table:formula="of:=([.A526]*[.A526])" office:value-type="float" office:value="0.0000033930376804" calcext:value-type="float">
            <text:p>0.0000033930376804</text:p>
          </table:table-cell>
          <table:table-cell table:formula="of:=([.A526]-[.B526])*([.A526]-[.B526])" office:value-type="float" office:value="0.0058120923669264" calcext:value-type="float">
            <text:p>0.0058120923669264</text:p>
          </table:table-cell>
          <table:table-cell/>
        </table:table-row>
        <table:table-row table:style-name="ro1">
          <table:table-cell office:value-type="float" office:value="0.00241953" calcext:value-type="float">
            <text:p>0.00241953</text:p>
          </table:table-cell>
          <table:table-cell office:value-type="float" office:value="0.047632" calcext:value-type="float">
            <text:p>0.047632</text:p>
          </table:table-cell>
          <table:table-cell table:formula="of:=([.A527]*[.A527])" office:value-type="float" office:value="0.0000058541254209" calcext:value-type="float">
            <text:p>0.0000058541254209</text:p>
          </table:table-cell>
          <table:table-cell table:formula="of:=([.A527]-[.B527])*([.A527]-[.B527])" office:value-type="float" office:value="0.0020441674435009" calcext:value-type="float">
            <text:p>0.0020441674435009</text:p>
          </table:table-cell>
          <table:table-cell/>
        </table:table-row>
        <table:table-row table:style-name="ro1">
          <table:table-cell office:value-type="float" office:value="0.0141084" calcext:value-type="float">
            <text:p>0.0141084</text:p>
          </table:table-cell>
          <table:table-cell office:value-type="float" office:value="0.160828" calcext:value-type="float">
            <text:p>0.160828</text:p>
          </table:table-cell>
          <table:table-cell table:formula="of:=([.A528]*[.A528])" office:value-type="float" office:value="0.00019904695056" calcext:value-type="float">
            <text:p>0.00019904695056</text:p>
          </table:table-cell>
          <table:table-cell table:formula="of:=([.A528]-[.B528])*([.A528]-[.B528])" office:value-type="float" office:value="0.02152664102416" calcext:value-type="float">
            <text:p>0.02152664102416</text:p>
          </table:table-cell>
          <table:table-cell/>
        </table:table-row>
        <table:table-row table:style-name="ro1">
          <table:table-cell office:value-type="float" office:value="0.0111845" calcext:value-type="float">
            <text:p>0.0111845</text:p>
          </table:table-cell>
          <table:table-cell office:value-type="float" office:value="0.221845" calcext:value-type="float">
            <text:p>0.221845</text:p>
          </table:table-cell>
          <table:table-cell table:formula="of:=([.A529]*[.A529])" office:value-type="float" office:value="0.00012509304025" calcext:value-type="float">
            <text:p>0.00012509304025</text:p>
          </table:table-cell>
          <table:table-cell table:formula="of:=([.A529]-[.B529])*([.A529]-[.B529])" office:value-type="float" office:value="0.04437784626025" calcext:value-type="float">
            <text:p>0.04437784626025</text:p>
          </table:table-cell>
          <table:table-cell/>
        </table:table-row>
        <table:table-row table:style-name="ro1">
          <table:table-cell office:value-type="float" office:value="0.00888294" calcext:value-type="float">
            <text:p>0.00888294</text:p>
          </table:table-cell>
          <table:table-cell office:value-type="float" office:value="0.114392" calcext:value-type="float">
            <text:p>0.114392</text:p>
          </table:table-cell>
          <table:table-cell table:formula="of:=([.A530]*[.A530])" office:value-type="float" office:value="0.0000789066230436" calcext:value-type="float">
            <text:p>0.0000789066230436</text:p>
          </table:table-cell>
          <table:table-cell table:formula="of:=([.A530]-[.B530])*([.A530]-[.B530])" office:value-type="float" office:value="0.0111321617420836" calcext:value-type="float">
            <text:p>0.0111321617420836</text:p>
          </table:table-cell>
          <table:table-cell/>
        </table:table-row>
        <table:table-row table:style-name="ro1">
          <table:table-cell office:value-type="float" office:value="0.00888294" calcext:value-type="float">
            <text:p>0.00888294</text:p>
          </table:table-cell>
          <table:table-cell office:value-type="float" office:value="0.238433" calcext:value-type="float">
            <text:p>0.238433</text:p>
          </table:table-cell>
          <table:table-cell table:formula="of:=([.A531]*[.A531])" office:value-type="float" office:value="0.0000789066230436" calcext:value-type="float">
            <text:p>0.0000789066230436</text:p>
          </table:table-cell>
          <table:table-cell table:formula="of:=([.A531]-[.B531])*([.A531]-[.B531])" office:value-type="float" office:value="0.0526932300460036" calcext:value-type="float">
            <text:p>0.0526932300460036</text:p>
          </table:table-cell>
          <table:table-cell/>
        </table:table-row>
        <table:table-row table:style-name="ro1">
          <table:table-cell office:value-type="float" office:value="0.0285452" calcext:value-type="float">
            <text:p>0.0285452</text:p>
          </table:table-cell>
          <table:table-cell office:value-type="float" office:value="0.203923" calcext:value-type="float">
            <text:p>0.203923</text:p>
          </table:table-cell>
          <table:table-cell table:formula="of:=([.A532]*[.A532])" office:value-type="float" office:value="0.00081482844304" calcext:value-type="float">
            <text:p>0.00081482844304</text:p>
          </table:table-cell>
          <table:table-cell table:formula="of:=([.A532]-[.B532])*([.A532]-[.B532])" office:value-type="float" office:value="0.03075737273284" calcext:value-type="float">
            <text:p>0.03075737273284</text:p>
          </table:table-cell>
          <table:table-cell/>
        </table:table-row>
        <table:table-row table:style-name="ro1">
          <table:table-cell office:value-type="float" office:value="0.158093" calcext:value-type="float">
            <text:p>0.158093</text:p>
          </table:table-cell>
          <table:table-cell office:value-type="float" office:value="0.201272" calcext:value-type="float">
            <text:p>0.201272</text:p>
          </table:table-cell>
          <table:table-cell table:formula="of:=([.A533]*[.A533])" office:value-type="float" office:value="0.024993396649" calcext:value-type="float">
            <text:p>0.024993396649</text:p>
          </table:table-cell>
          <table:table-cell table:formula="of:=([.A533]-[.B533])*([.A533]-[.B533])" office:value-type="float" office:value="0.001864426041" calcext:value-type="float">
            <text:p>0.001864426041</text:p>
          </table:table-cell>
          <table:table-cell/>
        </table:table-row>
        <table:table-row table:style-name="ro1">
          <table:table-cell office:value-type="float" office:value="0.231237" calcext:value-type="float">
            <text:p>0.231237</text:p>
          </table:table-cell>
          <table:table-cell office:value-type="float" office:value="0.307106" calcext:value-type="float">
            <text:p>0.307106</text:p>
          </table:table-cell>
          <table:table-cell table:formula="of:=([.A534]*[.A534])" office:value-type="float" office:value="0.053470550169" calcext:value-type="float">
            <text:p>0.053470550169</text:p>
          </table:table-cell>
          <table:table-cell table:formula="of:=([.A534]-[.B534])*([.A534]-[.B534])" office:value-type="float" office:value="0.005756105161" calcext:value-type="float">
            <text:p>0.005756105161</text:p>
          </table:table-cell>
          <table:table-cell/>
        </table:table-row>
        <table:table-row table:style-name="ro1">
          <table:table-cell office:value-type="float" office:value="0.255132" calcext:value-type="float">
            <text:p>0.255132</text:p>
          </table:table-cell>
          <table:table-cell office:value-type="float" office:value="0.3605" calcext:value-type="float">
            <text:p>0.3605</text:p>
          </table:table-cell>
          <table:table-cell table:formula="of:=([.A535]*[.A535])" office:value-type="float" office:value="0.065092337424" calcext:value-type="float">
            <text:p>0.065092337424</text:p>
          </table:table-cell>
          <table:table-cell table:formula="of:=([.A535]-[.B535])*([.A535]-[.B535])" office:value-type="float" office:value="0.011102415424" calcext:value-type="float">
            <text:p>0.011102415424</text:p>
          </table:table-cell>
          <table:table-cell/>
        </table:table-row>
        <table:table-row table:style-name="ro1">
          <table:table-cell office:value-type="float" office:value="0.37121" calcext:value-type="float">
            <text:p>0.37121</text:p>
          </table:table-cell>
          <table:table-cell office:value-type="float" office:value="0.463774" calcext:value-type="float">
            <text:p>0.463774</text:p>
          </table:table-cell>
          <table:table-cell table:formula="of:=([.A536]*[.A536])" office:value-type="float" office:value="0.1377968641" calcext:value-type="float">
            <text:p>0.1377968641</text:p>
          </table:table-cell>
          <table:table-cell table:formula="of:=([.A536]-[.B536])*([.A536]-[.B536])" office:value-type="float" office:value="0.00856809409600001" calcext:value-type="float">
            <text:p>0.00856809409600001</text:p>
          </table:table-cell>
          <table:table-cell/>
        </table:table-row>
        <table:table-row table:style-name="ro1">
          <table:table-cell office:value-type="float" office:value="0.452058" calcext:value-type="float">
            <text:p>0.452058</text:p>
          </table:table-cell>
          <table:table-cell office:value-type="float" office:value="0.623173" calcext:value-type="float">
            <text:p>0.623173</text:p>
          </table:table-cell>
          <table:table-cell table:formula="of:=([.A537]*[.A537])" office:value-type="float" office:value="0.204356435364" calcext:value-type="float">
            <text:p>0.204356435364</text:p>
          </table:table-cell>
          <table:table-cell table:formula="of:=([.A537]-[.B537])*([.A537]-[.B537])" office:value-type="float" office:value="0.029280343225" calcext:value-type="float">
            <text:p>0.029280343225</text:p>
          </table:table-cell>
          <table:table-cell/>
        </table:table-row>
        <table:table-row table:style-name="ro1">
          <table:table-cell office:value-type="float" office:value="0.621459" calcext:value-type="float">
            <text:p>0.621459</text:p>
          </table:table-cell>
          <table:table-cell office:value-type="float" office:value="0.5618" calcext:value-type="float">
            <text:p>0.5618</text:p>
          </table:table-cell>
          <table:table-cell table:formula="of:=([.A538]*[.A538])" office:value-type="float" office:value="0.386211288681" calcext:value-type="float">
            <text:p>0.386211288681</text:p>
          </table:table-cell>
          <table:table-cell table:formula="of:=([.A538]-[.B538])*([.A538]-[.B538])" office:value-type="float" office:value="0.003559196281" calcext:value-type="float">
            <text:p>0.003559196281</text:p>
          </table:table-cell>
          <table:table-cell/>
        </table:table-row>
        <table:table-row table:style-name="ro1">
          <table:table-cell office:value-type="float" office:value="0.659179" calcext:value-type="float">
            <text:p>0.659179</text:p>
          </table:table-cell>
          <table:table-cell office:value-type="float" office:value="0.570899" calcext:value-type="float">
            <text:p>0.570899</text:p>
          </table:table-cell>
          <table:table-cell table:formula="of:=([.A539]*[.A539])" office:value-type="float" office:value="0.434516954041" calcext:value-type="float">
            <text:p>0.434516954041</text:p>
          </table:table-cell>
          <table:table-cell table:formula="of:=([.A539]-[.B539])*([.A539]-[.B539])" office:value-type="float" office:value="0.00779335839999999" calcext:value-type="float">
            <text:p>0.00779335839999999</text:p>
          </table:table-cell>
          <table:table-cell/>
        </table:table-row>
        <table:table-row table:style-name="ro1">
          <table:table-cell office:value-type="float" office:value="0.840112" calcext:value-type="float">
            <text:p>0.840112</text:p>
          </table:table-cell>
          <table:table-cell office:value-type="float" office:value="0.580819" calcext:value-type="float">
            <text:p>0.580819</text:p>
          </table:table-cell>
          <table:table-cell table:formula="of:=([.A540]*[.A540])" office:value-type="float" office:value="0.705788172544" calcext:value-type="float">
            <text:p>0.705788172544</text:p>
          </table:table-cell>
          <table:table-cell table:formula="of:=([.A540]-[.B540])*([.A540]-[.B540])" office:value-type="float" office:value="0.067232859849" calcext:value-type="float">
            <text:p>0.067232859849</text:p>
          </table:table-cell>
          <table:table-cell/>
        </table:table-row>
        <table:table-row table:style-name="ro1">
          <table:table-cell office:value-type="float" office:value="0.920807" calcext:value-type="float">
            <text:p>0.920807</text:p>
          </table:table-cell>
          <table:table-cell office:value-type="float" office:value="0.809096" calcext:value-type="float">
            <text:p>0.809096</text:p>
          </table:table-cell>
          <table:table-cell table:formula="of:=([.A541]*[.A541])" office:value-type="float" office:value="0.847885531249" calcext:value-type="float">
            <text:p>0.847885531249</text:p>
          </table:table-cell>
          <table:table-cell table:formula="of:=([.A541]-[.B541])*([.A541]-[.B541])" office:value-type="float" office:value="0.012479347521" calcext:value-type="float">
            <text:p>0.012479347521</text:p>
          </table:table-cell>
          <table:table-cell/>
        </table:table-row>
        <table:table-row table:style-name="ro1">
          <table:table-cell office:value-type="float" office:value="0.920807" calcext:value-type="float">
            <text:p>0.920807</text:p>
          </table:table-cell>
          <table:table-cell office:value-type="float" office:value="0.866113" calcext:value-type="float">
            <text:p>0.866113</text:p>
          </table:table-cell>
          <table:table-cell table:formula="of:=([.A542]*[.A542])" office:value-type="float" office:value="0.847885531249" calcext:value-type="float">
            <text:p>0.847885531249</text:p>
          </table:table-cell>
          <table:table-cell table:formula="of:=([.A542]-[.B542])*([.A542]-[.B542])" office:value-type="float" office:value="0.002991433636" calcext:value-type="float">
            <text:p>0.002991433636</text:p>
          </table:table-cell>
          <table:table-cell/>
        </table:table-row>
        <table:table-row table:style-name="ro1">
          <table:table-cell office:value-type="float" office:value="0.920807" calcext:value-type="float">
            <text:p>0.920807</text:p>
          </table:table-cell>
          <table:table-cell office:value-type="float" office:value="0.906701" calcext:value-type="float">
            <text:p>0.906701</text:p>
          </table:table-cell>
          <table:table-cell table:formula="of:=([.A543]*[.A543])" office:value-type="float" office:value="0.847885531249" calcext:value-type="float">
            <text:p>0.847885531249</text:p>
          </table:table-cell>
          <table:table-cell table:formula="of:=([.A543]-[.B543])*([.A543]-[.B543])" office:value-type="float" office:value="0.000198979236000002" calcext:value-type="float">
            <text:p>0.000198979236000002</text:p>
          </table:table-cell>
          <table:table-cell/>
        </table:table-row>
        <table:table-row table:style-name="ro1">
          <table:table-cell office:value-type="float" office:value="0.920807" calcext:value-type="float">
            <text:p>0.920807</text:p>
          </table:table-cell>
          <table:table-cell office:value-type="float" office:value="0.944294" calcext:value-type="float">
            <text:p>0.944294</text:p>
          </table:table-cell>
          <table:table-cell table:formula="of:=([.A544]*[.A544])" office:value-type="float" office:value="0.847885531249" calcext:value-type="float">
            <text:p>0.847885531249</text:p>
          </table:table-cell>
          <table:table-cell table:formula="of:=([.A544]-[.B544])*([.A544]-[.B544])" office:value-type="float" office:value="0.000551639168999996" calcext:value-type="float">
            <text:p>0.000551639168999996</text:p>
          </table:table-cell>
          <table:table-cell/>
        </table:table-row>
        <table:table-row table:style-name="ro1">
          <table:table-cell office:value-type="float" office:value="0.920807" calcext:value-type="float">
            <text:p>0.920807</text:p>
          </table:table-cell>
          <table:table-cell office:value-type="float" office:value="0.972693" calcext:value-type="float">
            <text:p>0.972693</text:p>
          </table:table-cell>
          <table:table-cell table:formula="of:=([.A545]*[.A545])" office:value-type="float" office:value="0.847885531249" calcext:value-type="float">
            <text:p>0.847885531249</text:p>
          </table:table-cell>
          <table:table-cell table:formula="of:=([.A545]-[.B545])*([.A545]-[.B545])" office:value-type="float" office:value="0.002692156996" calcext:value-type="float">
            <text:p>0.002692156996</text:p>
          </table:table-cell>
          <table:table-cell/>
        </table:table-row>
        <table:table-row table:style-name="ro1">
          <table:table-cell office:value-type="float" office:value="0.986517" calcext:value-type="float">
            <text:p>0.986517</text:p>
          </table:table-cell>
          <table:table-cell office:value-type="float" office:value="0.991808" calcext:value-type="float">
            <text:p>0.991808</text:p>
          </table:table-cell>
          <table:table-cell table:formula="of:=([.A546]*[.A546])" office:value-type="float" office:value="0.973215791289" calcext:value-type="float">
            <text:p>0.973215791289</text:p>
          </table:table-cell>
          <table:table-cell table:formula="of:=([.A546]-[.B546])*([.A546]-[.B546])" office:value-type="float" office:value="0.0000279946810000005" calcext:value-type="float">
            <text:p>2.79946810000005E-05</text:p>
          </table:table-cell>
          <table:table-cell/>
        </table:table-row>
        <table:table-row table:style-name="ro1">
          <table:table-cell office:value-type="float" office:value="0.986518" calcext:value-type="float">
            <text:p>0.986518</text:p>
          </table:table-cell>
          <table:table-cell office:value-type="float" office:value="0.993601" calcext:value-type="float">
            <text:p>0.993601</text:p>
          </table:table-cell>
          <table:table-cell table:formula="of:=([.A547]*[.A547])" office:value-type="float" office:value="0.973217764324" calcext:value-type="float">
            <text:p>0.973217764324</text:p>
          </table:table-cell>
          <table:table-cell table:formula="of:=([.A547]-[.B547])*([.A547]-[.B547])" office:value-type="float" office:value="0.0000501688889999993" calcext:value-type="float">
            <text:p>5.01688889999993E-05</text:p>
          </table:table-cell>
          <table:table-cell/>
        </table:table-row>
        <table:table-row table:style-name="ro1">
          <table:table-cell office:value-type="float" office:value="0.00000184774" calcext:value-type="float">
            <text:p>0.00000184774</text:p>
          </table:table-cell>
          <table:table-cell office:value-type="float" office:value="0.00000102783" calcext:value-type="float">
            <text:p>0.00000102783</text:p>
          </table:table-cell>
          <table:table-cell table:formula="of:=([.A548]*[.A548])" office:value-type="float" office:value="0.00000000000341414311" calcext:value-type="float">
            <text:p>3.4141431076E-12</text:p>
          </table:table-cell>
          <table:table-cell table:formula="of:=([.A548]-[.B548])*([.A548]-[.B548])" office:value-type="float" office:value="0.00000000000067225241" calcext:value-type="float">
            <text:p>6.722524081E-13</text:p>
          </table:table-cell>
          <table:table-cell/>
        </table:table-row>
        <table:table-row table:style-name="ro1">
          <table:table-cell office:value-type="float" office:value="0.00000762939" calcext:value-type="float">
            <text:p>0.00000762939</text:p>
          </table:table-cell>
          <table:table-cell office:value-type="float" office:value="0.000698475" calcext:value-type="float">
            <text:p>0.000698475</text:p>
          </table:table-cell>
          <table:table-cell table:formula="of:=([.A549]*[.A549])" office:value-type="float" office:value="0.00000000005820759177" calcext:value-type="float">
            <text:p>5.82075917721E-11</text:p>
          </table:table-cell>
          <table:table-cell table:formula="of:=([.A549]-[.B549])*([.A549]-[.B549])" office:value-type="float" office:value="0.00000047726765685627" calcext:value-type="float">
            <text:p>4.77267656856272E-07</text:p>
          </table:table-cell>
          <table:table-cell/>
        </table:table-row>
        <table:table-row table:style-name="ro1">
          <table:table-cell office:value-type="float" office:value="0.00000268221" calcext:value-type="float">
            <text:p>0.00000268221</text:p>
          </table:table-cell>
          <table:table-cell office:value-type="float" office:value="0.00620982" calcext:value-type="float">
            <text:p>0.00620982</text:p>
          </table:table-cell>
          <table:table-cell table:formula="of:=([.A550]*[.A550])" office:value-type="float" office:value="0.00000000000719425048" calcext:value-type="float">
            <text:p>7.1942504841E-12</text:p>
          </table:table-cell>
          <table:table-cell table:formula="of:=([.A550]-[.B550])*([.A550]-[.B550])" office:value-type="float" office:value="0.0000385285595440461" calcext:value-type="float">
            <text:p>3.85285595440461E-05</text:p>
          </table:table-cell>
          <table:table-cell/>
        </table:table-row>
        <table:table-row table:style-name="ro1">
          <table:table-cell office:value-type="float" office:value="0.00000166893" calcext:value-type="float">
            <text:p>0.00000166893</text:p>
          </table:table-cell>
          <table:table-cell office:value-type="float" office:value="0.0000916754" calcext:value-type="float">
            <text:p>0.0000916754</text:p>
          </table:table-cell>
          <table:table-cell table:formula="of:=([.A551]*[.A551])" office:value-type="float" office:value="0.00000000000278532734" calcext:value-type="float">
            <text:p>2.7853273449E-12</text:p>
          </table:table-cell>
          <table:table-cell table:formula="of:=([.A551]-[.B551])*([.A551]-[.B551])" office:value-type="float" office:value="0.00000000810116464186" calcext:value-type="float">
            <text:p>8.1011646418609E-09</text:p>
          </table:table-cell>
          <table:table-cell/>
        </table:table-row>
        <table:table-row table:style-name="ro1">
          <table:table-cell office:value-type="float" office:value="0.00000178814" calcext:value-type="float">
            <text:p>0.00000178814</text:p>
          </table:table-cell>
          <table:table-cell office:value-type="float" office:value="0.000286465" calcext:value-type="float">
            <text:p>0.000286465</text:p>
          </table:table-cell>
          <table:table-cell table:formula="of:=([.A552]*[.A552])" office:value-type="float" office:value="0.00000000000319744466" calcext:value-type="float">
            <text:p>3.1974446596E-12</text:p>
          </table:table-cell>
          <table:table-cell table:formula="of:=([.A552]-[.B552])*([.A552]-[.B552])" office:value-type="float" office:value="0.00000008104091461946" calcext:value-type="float">
            <text:p>8.10409146194596E-08</text:p>
          </table:table-cell>
          <table:table-cell/>
        </table:table-row>
        <table:table-row table:style-name="ro1">
          <table:table-cell office:value-type="float" office:value="0.0000131726" calcext:value-type="float">
            <text:p>0.0000131726</text:p>
          </table:table-cell>
          <table:table-cell office:value-type="float" office:value="0.0100208" calcext:value-type="float">
            <text:p>0.0100208</text:p>
          </table:table-cell>
          <table:table-cell table:formula="of:=([.A553]*[.A553])" office:value-type="float" office:value="0.00000000017351739076" calcext:value-type="float">
            <text:p>1.7351739076E-10</text:p>
          </table:table-cell>
          <table:table-cell table:formula="of:=([.A553]-[.B553])*([.A553]-[.B553])" office:value-type="float" office:value="0.000100152606177231" calcext:value-type="float">
            <text:p>0.000100152606177231</text:p>
          </table:table-cell>
          <table:table-cell/>
        </table:table-row>
        <table:table-row table:style-name="ro1">
          <table:table-cell office:value-type="float" office:value="0.0000131726" calcext:value-type="float">
            <text:p>0.0000131726</text:p>
          </table:table-cell>
          <table:table-cell office:value-type="float" office:value="0.030814" calcext:value-type="float">
            <text:p>0.030814</text:p>
          </table:table-cell>
          <table:table-cell table:formula="of:=([.A554]*[.A554])" office:value-type="float" office:value="0.00000000017351739076" calcext:value-type="float">
            <text:p>1.7351739076E-10</text:p>
          </table:table-cell>
          <table:table-cell table:formula="of:=([.A554]-[.B554])*([.A554]-[.B554])" office:value-type="float" office:value="0.000948690968524591" calcext:value-type="float">
            <text:p>0.000948690968524591</text:p>
          </table:table-cell>
          <table:table-cell/>
        </table:table-row>
        <table:table-row table:style-name="ro1">
          <table:table-cell office:value-type="float" office:value="0.0000131726" calcext:value-type="float">
            <text:p>0.0000131726</text:p>
          </table:table-cell>
          <table:table-cell office:value-type="float" office:value="0.0379749" calcext:value-type="float">
            <text:p>0.0379749</text:p>
          </table:table-cell>
          <table:table-cell table:formula="of:=([.A555]*[.A555])" office:value-type="float" office:value="0.00000000017351739076" calcext:value-type="float">
            <text:p>1.7351739076E-10</text:p>
          </table:table-cell>
          <table:table-cell table:formula="of:=([.A555]-[.B555])*([.A555]-[.B555])" office:value-type="float" office:value="0.00144109274719191" calcext:value-type="float">
            <text:p>0.00144109274719191</text:p>
          </table:table-cell>
          <table:table-cell/>
        </table:table-row>
        <table:table-row table:style-name="ro1">
          <table:table-cell office:value-type="float" office:value="0.0000402927" calcext:value-type="float">
            <text:p>0.0000402927</text:p>
          </table:table-cell>
          <table:table-cell office:value-type="float" office:value="0.0436729" calcext:value-type="float">
            <text:p>0.0436729</text:p>
          </table:table-cell>
          <table:table-cell table:formula="of:=([.A556]*[.A556])" office:value-type="float" office:value="0.00000000162350167329" calcext:value-type="float">
            <text:p>1.62350167329E-09</text:p>
          </table:table-cell>
          <table:table-cell table:formula="of:=([.A556]-[.B556])*([.A556]-[.B556])" office:value-type="float" office:value="0.00190380441979601" calcext:value-type="float">
            <text:p>0.00190380441979601</text:p>
          </table:table-cell>
          <table:table-cell/>
        </table:table-row>
        <table:table-row table:style-name="ro1">
          <table:table-cell office:value-type="float" office:value="0.0000190139" calcext:value-type="float">
            <text:p>0.0000190139</text:p>
          </table:table-cell>
          <table:table-cell office:value-type="float" office:value="0.143524" calcext:value-type="float">
            <text:p>0.143524</text:p>
          </table:table-cell>
          <table:table-cell table:formula="of:=([.A557]*[.A557])" office:value-type="float" office:value="0.00000000036152839321" calcext:value-type="float">
            <text:p>3.6152839321E-10</text:p>
          </table:table-cell>
          <table:table-cell table:formula="of:=([.A557]-[.B557])*([.A557]-[.B557])" office:value-type="float" office:value="0.0205936810355612" calcext:value-type="float">
            <text:p>0.0205936810355612</text:p>
          </table:table-cell>
          <table:table-cell/>
        </table:table-row>
        <table:table-row table:style-name="ro1">
          <table:table-cell office:value-type="float" office:value="0.0000190139" calcext:value-type="float">
            <text:p>0.0000190139</text:p>
          </table:table-cell>
          <table:table-cell office:value-type="float" office:value="0.127295" calcext:value-type="float">
            <text:p>0.127295</text:p>
          </table:table-cell>
          <table:table-cell table:formula="of:=([.A558]*[.A558])" office:value-type="float" office:value="0.00000000036152839321" calcext:value-type="float">
            <text:p>3.6152839321E-10</text:p>
          </table:table-cell>
          <table:table-cell table:formula="of:=([.A558]-[.B558])*([.A558]-[.B558])" office:value-type="float" office:value="0.0161991766377274" calcext:value-type="float">
            <text:p>0.0161991766377274</text:p>
          </table:table-cell>
          <table:table-cell/>
        </table:table-row>
        <table:table-row table:style-name="ro1">
          <table:table-cell office:value-type="float" office:value="0.0000747442" calcext:value-type="float">
            <text:p>0.0000747442</text:p>
          </table:table-cell>
          <table:table-cell office:value-type="float" office:value="0.0446267" calcext:value-type="float">
            <text:p>0.0446267</text:p>
          </table:table-cell>
          <table:table-cell table:formula="of:=([.A559]*[.A559])" office:value-type="float" office:value="0.00000000558669543364" calcext:value-type="float">
            <text:p>5.58669543364E-09</text:p>
          </table:table-cell>
          <table:table-cell table:formula="of:=([.A559]-[.B559])*([.A559]-[.B559])" office:value-type="float" office:value="0.00198487676560515" calcext:value-type="float">
            <text:p>0.00198487676560515</text:p>
          </table:table-cell>
          <table:table-cell/>
        </table:table-row>
        <table:table-row table:style-name="ro1">
          <table:table-cell office:value-type="float" office:value="0.0000971556" calcext:value-type="float">
            <text:p>0.0000971556</text:p>
          </table:table-cell>
          <table:table-cell office:value-type="float" office:value="0.0656165" calcext:value-type="float">
            <text:p>0.0656165</text:p>
          </table:table-cell>
          <table:table-cell table:formula="of:=([.A560]*[.A560])" office:value-type="float" office:value="0.00000000943921061136" calcext:value-type="float">
            <text:p>9.43921061136E-09</text:p>
          </table:table-cell>
          <table:table-cell table:formula="of:=([.A560]-[.B560])*([.A560]-[.B560])" office:value-type="float" office:value="0.00429278449060581" calcext:value-type="float">
            <text:p>0.00429278449060581</text:p>
          </table:table-cell>
          <table:table-cell/>
        </table:table-row>
        <table:table-row table:style-name="ro1">
          <table:table-cell office:value-type="float" office:value="0.000135124" calcext:value-type="float">
            <text:p>0.000135124</text:p>
          </table:table-cell>
          <table:table-cell office:value-type="float" office:value="0.0787871" calcext:value-type="float">
            <text:p>0.0787871</text:p>
          </table:table-cell>
          <table:table-cell table:formula="of:=([.A561]*[.A561])" office:value-type="float" office:value="0.000000018258495376" calcext:value-type="float">
            <text:p>1.8258495376E-08</text:p>
          </table:table-cell>
          <table:table-cell table:formula="of:=([.A561]-[.B561])*([.A561]-[.B561])" office:value-type="float" office:value="0.00618613332870458" calcext:value-type="float">
            <text:p>0.00618613332870458</text:p>
          </table:table-cell>
          <table:table-cell/>
        </table:table-row>
        <table:table-row table:style-name="ro1">
          <table:table-cell office:value-type="float" office:value="0.0000729561" calcext:value-type="float">
            <text:p>0.0000729561</text:p>
          </table:table-cell>
          <table:table-cell office:value-type="float" office:value="0.097363" calcext:value-type="float">
            <text:p>0.097363</text:p>
          </table:table-cell>
          <table:table-cell table:formula="of:=([.A562]*[.A562])" office:value-type="float" office:value="0.00000000532259252721" calcext:value-type="float">
            <text:p>5.32259252721E-09</text:p>
          </table:table-cell>
          <table:table-cell table:formula="of:=([.A562]-[.B562])*([.A562]-[.B562])" office:value-type="float" office:value="0.00946535264206393" calcext:value-type="float">
            <text:p>0.00946535264206393</text:p>
          </table:table-cell>
          <table:table-cell/>
        </table:table-row>
        <table:table-row table:style-name="ro1">
          <table:table-cell office:value-type="float" office:value="0.0000521541" calcext:value-type="float">
            <text:p>0.0000521541</text:p>
          </table:table-cell>
          <table:table-cell office:value-type="float" office:value="0.00472612" calcext:value-type="float">
            <text:p>0.00472612</text:p>
          </table:table-cell>
          <table:table-cell table:formula="of:=([.A563]*[.A563])" office:value-type="float" office:value="0.00000000272005014681" calcext:value-type="float">
            <text:p>2.72005014681E-09</text:p>
          </table:table-cell>
          <table:table-cell table:formula="of:=([.A563]-[.B563])*([.A563]-[.B563])" office:value-type="float" office:value="0.0000218459572343628" calcext:value-type="float">
            <text:p>2.18459572343628E-05</text:p>
          </table:table-cell>
          <table:table-cell/>
        </table:table-row>
        <table:table-row table:style-name="ro1">
          <table:table-cell office:value-type="float" office:value="0.0000221133" calcext:value-type="float">
            <text:p>0.0000221133</text:p>
          </table:table-cell>
          <table:table-cell office:value-type="float" office:value="0.0306828" calcext:value-type="float">
            <text:p>0.0306828</text:p>
          </table:table-cell>
          <table:table-cell table:formula="of:=([.A564]*[.A564])" office:value-type="float" office:value="0.00000000048899803689" calcext:value-type="float">
            <text:p>4.8899803689E-10</text:p>
          </table:table-cell>
          <table:table-cell table:formula="of:=([.A564]-[.B564])*([.A564]-[.B564])" office:value-type="float" office:value="0.000940077708915557" calcext:value-type="float">
            <text:p>0.000940077708915557</text:p>
          </table:table-cell>
          <table:table-cell/>
        </table:table-row>
        <table:table-row table:style-name="ro1">
          <table:table-cell office:value-type="float" office:value="0.0000334382" calcext:value-type="float">
            <text:p>0.0000334382</text:p>
          </table:table-cell>
          <table:table-cell office:value-type="float" office:value="0.0880131" calcext:value-type="float">
            <text:p>0.0880131</text:p>
          </table:table-cell>
          <table:table-cell table:formula="of:=([.A565]*[.A565])" office:value-type="float" office:value="0.00000000111811321924" calcext:value-type="float">
            <text:p>1.11811321924E-09</text:p>
          </table:table-cell>
          <table:table-cell table:formula="of:=([.A565]-[.B565])*([.A565]-[.B565])" office:value-type="float" office:value="0.00774042089044238" calcext:value-type="float">
            <text:p>0.00774042089044238</text:p>
          </table:table-cell>
          <table:table-cell/>
        </table:table-row>
        <table:table-row table:style-name="ro1">
          <table:table-cell office:value-type="float" office:value="0.000379682" calcext:value-type="float">
            <text:p>0.000379682</text:p>
          </table:table-cell>
          <table:table-cell office:value-type="float" office:value="0.228018" calcext:value-type="float">
            <text:p>0.228018</text:p>
          </table:table-cell>
          <table:table-cell table:formula="of:=([.A566]*[.A566])" office:value-type="float" office:value="0.000000144158421124" calcext:value-type="float">
            <text:p>1.44158421124E-07</text:p>
          </table:table-cell>
          <table:table-cell table:formula="of:=([.A566]-[.B566])*([.A566]-[.B566])" office:value-type="float" office:value="0.0518192038218691" calcext:value-type="float">
            <text:p>0.0518192038218691</text:p>
          </table:table-cell>
          <table:table-cell/>
        </table:table-row>
        <table:table-row table:style-name="ro1">
          <table:table-cell office:value-type="float" office:value="0.00541246" calcext:value-type="float">
            <text:p>0.00541246</text:p>
          </table:table-cell>
          <table:table-cell office:value-type="float" office:value="0.0222258" calcext:value-type="float">
            <text:p>0.0222258</text:p>
          </table:table-cell>
          <table:table-cell table:formula="of:=([.A567]*[.A567])" office:value-type="float" office:value="0.0000292947232516" calcext:value-type="float">
            <text:p>0.0000292947232516</text:p>
          </table:table-cell>
          <table:table-cell table:formula="of:=([.A567]-[.B567])*([.A567]-[.B567])" office:value-type="float" office:value="0.0002826884019556" calcext:value-type="float">
            <text:p>0.0002826884019556</text:p>
          </table:table-cell>
          <table:table-cell/>
        </table:table-row>
        <table:table-row table:style-name="ro1">
          <table:table-cell office:value-type="float" office:value="0.00470459" calcext:value-type="float">
            <text:p>0.00470459</text:p>
          </table:table-cell>
          <table:table-cell office:value-type="float" office:value="0.0227651" calcext:value-type="float">
            <text:p>0.0227651</text:p>
          </table:table-cell>
          <table:table-cell table:formula="of:=([.A568]*[.A568])" office:value-type="float" office:value="0.0000221331670681" calcext:value-type="float">
            <text:p>0.0000221331670681</text:p>
          </table:table-cell>
          <table:table-cell table:formula="of:=([.A568]-[.B568])*([.A568]-[.B568])" office:value-type="float" office:value="0.0003261820214601" calcext:value-type="float">
            <text:p>0.0003261820214601</text:p>
          </table:table-cell>
          <table:table-cell/>
        </table:table-row>
        <table:table-row table:style-name="ro1">
          <table:table-cell office:value-type="float" office:value="0.00465709" calcext:value-type="float">
            <text:p>0.00465709</text:p>
          </table:table-cell>
          <table:table-cell office:value-type="float" office:value="0.111783" calcext:value-type="float">
            <text:p>0.111783</text:p>
          </table:table-cell>
          <table:table-cell table:formula="of:=([.A569]*[.A569])" office:value-type="float" office:value="0.0000216884872681" calcext:value-type="float">
            <text:p>0.0000216884872681</text:p>
          </table:table-cell>
          <table:table-cell table:formula="of:=([.A569]-[.B569])*([.A569]-[.B569])" office:value-type="float" office:value="0.0114759605933281" calcext:value-type="float">
            <text:p>0.0114759605933281</text:p>
          </table:table-cell>
          <table:table-cell/>
        </table:table-row>
        <table:table-row table:style-name="ro1">
          <table:table-cell office:value-type="float" office:value="0.0272751" calcext:value-type="float">
            <text:p>0.0272751</text:p>
          </table:table-cell>
          <table:table-cell office:value-type="float" office:value="0.100482" calcext:value-type="float">
            <text:p>0.100482</text:p>
          </table:table-cell>
          <table:table-cell table:formula="of:=([.A570]*[.A570])" office:value-type="float" office:value="0.00074393108001" calcext:value-type="float">
            <text:p>0.00074393108001</text:p>
          </table:table-cell>
          <table:table-cell table:formula="of:=([.A570]-[.B570])*([.A570]-[.B570])" office:value-type="float" office:value="0.00535925020761" calcext:value-type="float">
            <text:p>0.00535925020761</text:p>
          </table:table-cell>
          <table:table-cell/>
        </table:table-row>
        <table:table-row table:style-name="ro1">
          <table:table-cell office:value-type="float" office:value="0.0356277" calcext:value-type="float">
            <text:p>0.0356277</text:p>
          </table:table-cell>
          <table:table-cell office:value-type="float" office:value="0.173119" calcext:value-type="float">
            <text:p>0.173119</text:p>
          </table:table-cell>
          <table:table-cell table:formula="of:=([.A571]*[.A571])" office:value-type="float" office:value="0.00126933300729" calcext:value-type="float">
            <text:p>0.00126933300729</text:p>
          </table:table-cell>
          <table:table-cell table:formula="of:=([.A571]-[.B571])*([.A571]-[.B571])" office:value-type="float" office:value="0.01890385757569" calcext:value-type="float">
            <text:p>0.01890385757569</text:p>
          </table:table-cell>
          <table:table-cell/>
        </table:table-row>
        <table:table-row table:style-name="ro1">
          <table:table-cell office:value-type="float" office:value="0.0395319" calcext:value-type="float">
            <text:p>0.0395319</text:p>
          </table:table-cell>
          <table:table-cell office:value-type="float" office:value="0.225219" calcext:value-type="float">
            <text:p>0.225219</text:p>
          </table:table-cell>
          <table:table-cell table:formula="of:=([.A572]*[.A572])" office:value-type="float" office:value="0.00156277111761" calcext:value-type="float">
            <text:p>0.00156277111761</text:p>
          </table:table-cell>
          <table:table-cell table:formula="of:=([.A572]-[.B572])*([.A572]-[.B572])" office:value-type="float" office:value="0.03447969910641" calcext:value-type="float">
            <text:p>0.03447969910641</text:p>
          </table:table-cell>
          <table:table-cell/>
        </table:table-row>
        <table:table-row table:style-name="ro1">
          <table:table-cell office:value-type="float" office:value="0.144041" calcext:value-type="float">
            <text:p>0.144041</text:p>
          </table:table-cell>
          <table:table-cell office:value-type="float" office:value="0.195746" calcext:value-type="float">
            <text:p>0.195746</text:p>
          </table:table-cell>
          <table:table-cell table:formula="of:=([.A573]*[.A573])" office:value-type="float" office:value="0.020747809681" calcext:value-type="float">
            <text:p>0.020747809681</text:p>
          </table:table-cell>
          <table:table-cell table:formula="of:=([.A573]-[.B573])*([.A573]-[.B573])" office:value-type="float" office:value="0.002673407025" calcext:value-type="float">
            <text:p>0.002673407025</text:p>
          </table:table-cell>
          <table:table-cell/>
        </table:table-row>
        <table:table-row table:style-name="ro1">
          <table:table-cell office:value-type="float" office:value="0.233292" calcext:value-type="float">
            <text:p>0.233292</text:p>
          </table:table-cell>
          <table:table-cell office:value-type="float" office:value="0.253093" calcext:value-type="float">
            <text:p>0.253093</text:p>
          </table:table-cell>
          <table:table-cell table:formula="of:=([.A574]*[.A574])" office:value-type="float" office:value="0.054425157264" calcext:value-type="float">
            <text:p>0.054425157264</text:p>
          </table:table-cell>
          <table:table-cell table:formula="of:=([.A574]-[.B574])*([.A574]-[.B574])" office:value-type="float" office:value="0.000392079601" calcext:value-type="float">
            <text:p>0.000392079601</text:p>
          </table:table-cell>
          <table:table-cell/>
        </table:table-row>
        <table:table-row table:style-name="ro1">
          <table:table-cell office:value-type="float" office:value="0.31121" calcext:value-type="float">
            <text:p>0.31121</text:p>
          </table:table-cell>
          <table:table-cell office:value-type="float" office:value="0.203169" calcext:value-type="float">
            <text:p>0.203169</text:p>
          </table:table-cell>
          <table:table-cell table:formula="of:=([.A575]*[.A575])" office:value-type="float" office:value="0.0968516641" calcext:value-type="float">
            <text:p>0.0968516641</text:p>
          </table:table-cell>
          <table:table-cell table:formula="of:=([.A575]-[.B575])*([.A575]-[.B575])" office:value-type="float" office:value="0.011672857681" calcext:value-type="float">
            <text:p>0.011672857681</text:p>
          </table:table-cell>
          <table:table-cell/>
        </table:table-row>
        <table:table-row table:style-name="ro1">
          <table:table-cell office:value-type="float" office:value="0.500284" calcext:value-type="float">
            <text:p>0.500284</text:p>
          </table:table-cell>
          <table:table-cell office:value-type="float" office:value="0.435695" calcext:value-type="float">
            <text:p>0.435695</text:p>
          </table:table-cell>
          <table:table-cell table:formula="of:=([.A576]*[.A576])" office:value-type="float" office:value="0.250284080656" calcext:value-type="float">
            <text:p>0.250284080656</text:p>
          </table:table-cell>
          <table:table-cell table:formula="of:=([.A576]-[.B576])*([.A576]-[.B576])" office:value-type="float" office:value="0.00417173892099999" calcext:value-type="float">
            <text:p>0.00417173892099999</text:p>
          </table:table-cell>
          <table:table-cell/>
        </table:table-row>
        <table:table-row table:style-name="ro1">
          <table:table-cell office:value-type="float" office:value="0.500283" calcext:value-type="float">
            <text:p>0.500283</text:p>
          </table:table-cell>
          <table:table-cell office:value-type="float" office:value="0.624749" calcext:value-type="float">
            <text:p>0.624749</text:p>
          </table:table-cell>
          <table:table-cell table:formula="of:=([.A577]*[.A577])" office:value-type="float" office:value="0.250283080089" calcext:value-type="float">
            <text:p>0.250283080089</text:p>
          </table:table-cell>
          <table:table-cell table:formula="of:=([.A577]-[.B577])*([.A577]-[.B577])" office:value-type="float" office:value="0.015491785156" calcext:value-type="float">
            <text:p>0.015491785156</text:p>
          </table:table-cell>
          <table:table-cell/>
        </table:table-row>
        <table:table-row table:style-name="ro1">
          <table:table-cell office:value-type="float" office:value="0.537019" calcext:value-type="float">
            <text:p>0.537019</text:p>
          </table:table-cell>
          <table:table-cell office:value-type="float" office:value="0.660311" calcext:value-type="float">
            <text:p>0.660311</text:p>
          </table:table-cell>
          <table:table-cell table:formula="of:=([.A578]*[.A578])" office:value-type="float" office:value="0.288389406361" calcext:value-type="float">
            <text:p>0.288389406361</text:p>
          </table:table-cell>
          <table:table-cell table:formula="of:=([.A578]-[.B578])*([.A578]-[.B578])" office:value-type="float" office:value="0.015200917264" calcext:value-type="float">
            <text:p>0.015200917264</text:p>
          </table:table-cell>
          <table:table-cell/>
        </table:table-row>
        <table:table-row table:style-name="ro1">
          <table:table-cell office:value-type="float" office:value="0.664198" calcext:value-type="float">
            <text:p>0.664198</text:p>
          </table:table-cell>
          <table:table-cell office:value-type="float" office:value="0.697929" calcext:value-type="float">
            <text:p>0.697929</text:p>
          </table:table-cell>
          <table:table-cell table:formula="of:=([.A579]*[.A579])" office:value-type="float" office:value="0.441158983204" calcext:value-type="float">
            <text:p>0.441158983204</text:p>
          </table:table-cell>
          <table:table-cell table:formula="of:=([.A579]-[.B579])*([.A579]-[.B579])" office:value-type="float" office:value="0.001137780361" calcext:value-type="float">
            <text:p>0.001137780361</text:p>
          </table:table-cell>
          <table:table-cell/>
        </table:table-row>
        <table:table-row table:style-name="ro1">
          <table:table-cell office:value-type="float" office:value="0.716815" calcext:value-type="float">
            <text:p>0.716815</text:p>
          </table:table-cell>
          <table:table-cell office:value-type="float" office:value="0.752403" calcext:value-type="float">
            <text:p>0.752403</text:p>
          </table:table-cell>
          <table:table-cell table:formula="of:=([.A580]*[.A580])" office:value-type="float" office:value="0.513823744225" calcext:value-type="float">
            <text:p>0.513823744225</text:p>
          </table:table-cell>
          <table:table-cell table:formula="of:=([.A580]-[.B580])*([.A580]-[.B580])" office:value-type="float" office:value="0.001266505744" calcext:value-type="float">
            <text:p>0.001266505744</text:p>
          </table:table-cell>
          <table:table-cell/>
        </table:table-row>
        <table:table-row table:style-name="ro1">
          <table:table-cell office:value-type="float" office:value="0.716815" calcext:value-type="float">
            <text:p>0.716815</text:p>
          </table:table-cell>
          <table:table-cell office:value-type="float" office:value="0.788738" calcext:value-type="float">
            <text:p>0.788738</text:p>
          </table:table-cell>
          <table:table-cell table:formula="of:=([.A581]*[.A581])" office:value-type="float" office:value="0.513823744225" calcext:value-type="float">
            <text:p>0.513823744225</text:p>
          </table:table-cell>
          <table:table-cell table:formula="of:=([.A581]-[.B581])*([.A581]-[.B581])" office:value-type="float" office:value="0.00517291792900001" calcext:value-type="float">
            <text:p>0.00517291792900001</text:p>
          </table:table-cell>
          <table:table-cell/>
        </table:table-row>
        <table:table-row table:style-name="ro1">
          <table:table-cell office:value-type="float" office:value="0.770952" calcext:value-type="float">
            <text:p>0.770952</text:p>
          </table:table-cell>
          <table:table-cell office:value-type="float" office:value="0.895443" calcext:value-type="float">
            <text:p>0.895443</text:p>
          </table:table-cell>
          <table:table-cell table:formula="of:=([.A582]*[.A582])" office:value-type="float" office:value="0.594366986304" calcext:value-type="float">
            <text:p>0.594366986304</text:p>
          </table:table-cell>
          <table:table-cell table:formula="of:=([.A582]-[.B582])*([.A582]-[.B582])" office:value-type="float" office:value="0.015498009081" calcext:value-type="float">
            <text:p>0.015498009081</text:p>
          </table:table-cell>
          <table:table-cell/>
        </table:table-row>
        <table:table-row table:style-name="ro1">
          <table:table-cell office:value-type="float" office:value="0.814448" calcext:value-type="float">
            <text:p>0.814448</text:p>
          </table:table-cell>
          <table:table-cell office:value-type="float" office:value="0.946851" calcext:value-type="float">
            <text:p>0.946851</text:p>
          </table:table-cell>
          <table:table-cell table:formula="of:=([.A583]*[.A583])" office:value-type="float" office:value="0.663325544704" calcext:value-type="float">
            <text:p>0.663325544704</text:p>
          </table:table-cell>
          <table:table-cell table:formula="of:=([.A583]-[.B583])*([.A583]-[.B583])" office:value-type="float" office:value="0.017530554409" calcext:value-type="float">
            <text:p>0.017530554409</text:p>
          </table:table-cell>
          <table:table-cell/>
        </table:table-row>
        <table:table-row table:style-name="ro1">
          <table:table-cell office:value-type="float" office:value="0.993226" calcext:value-type="float">
            <text:p>0.993226</text:p>
          </table:table-cell>
          <table:table-cell office:value-type="float" office:value="0.970599" calcext:value-type="float">
            <text:p>0.970599</text:p>
          </table:table-cell>
          <table:table-cell table:formula="of:=([.A584]*[.A584])" office:value-type="float" office:value="0.986497887076" calcext:value-type="float">
            <text:p>0.986497887076</text:p>
          </table:table-cell>
          <table:table-cell table:formula="of:=([.A584]-[.B584])*([.A584]-[.B584])" office:value-type="float" office:value="0.000511981129000003" calcext:value-type="float">
            <text:p>0.000511981129000003</text:p>
          </table:table-cell>
          <table:table-cell/>
        </table:table-row>
        <table:table-row table:style-name="ro1">
          <table:table-cell office:value-type="float" office:value="0.993225" calcext:value-type="float">
            <text:p>0.993225</text:p>
          </table:table-cell>
          <table:table-cell office:value-type="float" office:value="0.992546" calcext:value-type="float">
            <text:p>0.992546</text:p>
          </table:table-cell>
          <table:table-cell table:formula="of:=([.A585]*[.A585])" office:value-type="float" office:value="0.986495900625" calcext:value-type="float">
            <text:p>0.986495900625</text:p>
          </table:table-cell>
          <table:table-cell table:formula="of:=([.A585]-[.B585])*([.A585]-[.B585])" office:value-type="float" office:value="0.00000046104099999998" calcext:value-type="float">
            <text:p>4.6104099999998E-07</text:p>
          </table:table-cell>
          <table:table-cell/>
        </table:table-row>
        <table:table-row table:style-name="ro1">
          <table:table-cell office:value-type="float" office:value="0.993225" calcext:value-type="float">
            <text:p>0.993225</text:p>
          </table:table-cell>
          <table:table-cell office:value-type="float" office:value="0.994341" calcext:value-type="float">
            <text:p>0.994341</text:p>
          </table:table-cell>
          <table:table-cell table:formula="of:=([.A586]*[.A586])" office:value-type="float" office:value="0.986495900625" calcext:value-type="float">
            <text:p>0.986495900625</text:p>
          </table:table-cell>
          <table:table-cell table:formula="of:=([.A586]-[.B586])*([.A586]-[.B586])" office:value-type="float" office:value="0.00000124545600000001" calcext:value-type="float">
            <text:p>1.24545600000001E-06</text:p>
          </table:table-cell>
          <table:table-cell/>
        </table:table-row>
        <table:table-row table:style-name="ro1">
          <table:table-cell office:value-type="float" office:value="0.0000112057" calcext:value-type="float">
            <text:p>0.0000112057</text:p>
          </table:table-cell>
          <table:table-cell office:value-type="float" office:value="0.0000000252519" calcext:value-type="float">
            <text:p>0.0000000252519</text:p>
          </table:table-cell>
          <table:table-cell table:formula="of:=([.A587]*[.A587])" office:value-type="float" office:value="0.00000000012556771249" calcext:value-type="float">
            <text:p>1.2556771249E-10</text:p>
          </table:table-cell>
          <table:table-cell table:formula="of:=([.A587]-[.B587])*([.A587]-[.B587])" office:value-type="float" office:value="0.00000000012500241972" calcext:value-type="float">
            <text:p>1.25002419716794E-10</text:p>
          </table:table-cell>
          <table:table-cell/>
        </table:table-row>
        <table:table-row table:style-name="ro1">
          <table:table-cell office:value-type="float" office:value="0.00000315905" calcext:value-type="float">
            <text:p>0.00000315905</text:p>
          </table:table-cell>
          <table:table-cell office:value-type="float" office:value="0.00127367" calcext:value-type="float">
            <text:p>0.00127367</text:p>
          </table:table-cell>
          <table:table-cell table:formula="of:=([.A588]*[.A588])" office:value-type="float" office:value="0.0000000000099795969" calcext:value-type="float">
            <text:p>9.9795969025E-12</text:p>
          </table:table-cell>
          <table:table-cell table:formula="of:=([.A588]-[.B588])*([.A588]-[.B588])" office:value-type="float" office:value="0.0000016141980740699" calcext:value-type="float">
            <text:p>1.6141980740699E-06</text:p>
          </table:table-cell>
          <table:table-cell/>
        </table:table-row>
        <table:table-row table:style-name="ro1">
          <table:table-cell office:value-type="float" office:value="0.00000363588" calcext:value-type="float">
            <text:p>0.00000363588</text:p>
          </table:table-cell>
          <table:table-cell office:value-type="float" office:value="0.000276411" calcext:value-type="float">
            <text:p>0.000276411</text:p>
          </table:table-cell>
          <table:table-cell table:formula="of:=([.A589]*[.A589])" office:value-type="float" office:value="0.00000000001321962337" calcext:value-type="float">
            <text:p>1.32196233744E-11</text:p>
          </table:table-cell>
          <table:table-cell table:formula="of:=([.A589]-[.B589])*([.A589]-[.B589])" office:value-type="float" office:value="0.00000007440626609101" calcext:value-type="float">
            <text:p>7.44062660910144E-08</text:p>
          </table:table-cell>
          <table:table-cell/>
        </table:table-row>
        <table:table-row table:style-name="ro1">
          <table:table-cell office:value-type="float" office:value="0.00000363588" calcext:value-type="float">
            <text:p>0.00000363588</text:p>
          </table:table-cell>
          <table:table-cell office:value-type="float" office:value="0.0241328" calcext:value-type="float">
            <text:p>0.0241328</text:p>
          </table:table-cell>
          <table:table-cell table:formula="of:=([.A590]*[.A590])" office:value-type="float" office:value="0.00000000001321962337" calcext:value-type="float">
            <text:p>1.32196233744E-11</text:p>
          </table:table-cell>
          <table:table-cell table:formula="of:=([.A590]-[.B590])*([.A590]-[.B590])" office:value-type="float" office:value="0.000582216561129895" calcext:value-type="float">
            <text:p>0.000582216561129895</text:p>
          </table:table-cell>
          <table:table-cell/>
        </table:table-row>
        <table:table-row table:style-name="ro1">
          <table:table-cell office:value-type="float" office:value="0.00000375509" calcext:value-type="float">
            <text:p>0.00000375509</text:p>
          </table:table-cell>
          <table:table-cell office:value-type="float" office:value="0.0342157" calcext:value-type="float">
            <text:p>0.0342157</text:p>
          </table:table-cell>
          <table:table-cell table:formula="of:=([.A591]*[.A591])" office:value-type="float" office:value="0.00000000001410070091" calcext:value-type="float">
            <text:p>1.41007009081E-11</text:p>
          </table:table-cell>
          <table:table-cell table:formula="of:=([.A591]-[.B591])*([.A591]-[.B591])" office:value-type="float" office:value="0.00117045717452487" calcext:value-type="float">
            <text:p>0.00117045717452487</text:p>
          </table:table-cell>
          <table:table-cell/>
        </table:table-row>
        <table:table-row table:style-name="ro1">
          <table:table-cell office:value-type="float" office:value="0.00000375509" calcext:value-type="float">
            <text:p>0.00000375509</text:p>
          </table:table-cell>
          <table:table-cell office:value-type="float" office:value="0.0513411" calcext:value-type="float">
            <text:p>0.0513411</text:p>
          </table:table-cell>
          <table:table-cell table:formula="of:=([.A592]*[.A592])" office:value-type="float" office:value="0.00000000001410070091" calcext:value-type="float">
            <text:p>1.41007009081E-11</text:p>
          </table:table-cell>
          <table:table-cell table:formula="of:=([.A592]-[.B592])*([.A592]-[.B592])" office:value-type="float" office:value="0.0026355229824083" calcext:value-type="float">
            <text:p>0.0026355229824083</text:p>
          </table:table-cell>
          <table:table-cell/>
        </table:table-row>
        <table:table-row table:style-name="ro1">
          <table:table-cell office:value-type="float" office:value="0.00000375509" calcext:value-type="float">
            <text:p>0.00000375509</text:p>
          </table:table-cell>
          <table:table-cell office:value-type="float" office:value="0.027159" calcext:value-type="float">
            <text:p>0.027159</text:p>
          </table:table-cell>
          <table:table-cell table:formula="of:=([.A593]*[.A593])" office:value-type="float" office:value="0.00000000001410070091" calcext:value-type="float">
            <text:p>1.41007009081E-11</text:p>
          </table:table-cell>
          <table:table-cell table:formula="of:=([.A593]-[.B593])*([.A593]-[.B593])" office:value-type="float" office:value="0.000737407326122081" calcext:value-type="float">
            <text:p>0.000737407326122081</text:p>
          </table:table-cell>
          <table:table-cell/>
        </table:table-row>
        <table:table-row table:style-name="ro1">
          <table:table-cell office:value-type="float" office:value="0.00000882149" calcext:value-type="float">
            <text:p>0.00000882149</text:p>
          </table:table-cell>
          <table:table-cell office:value-type="float" office:value="0.0179291" calcext:value-type="float">
            <text:p>0.0179291</text:p>
          </table:table-cell>
          <table:table-cell table:formula="of:=([.A594]*[.A594])" office:value-type="float" office:value="0.00000000007781868582" calcext:value-type="float">
            <text:p>7.78186858201E-11</text:p>
          </table:table-cell>
          <table:table-cell table:formula="of:=([.A594]-[.B594])*([.A594]-[.B594])" office:value-type="float" office:value="0.000321136381875968" calcext:value-type="float">
            <text:p>0.000321136381875968</text:p>
          </table:table-cell>
          <table:table-cell/>
        </table:table-row>
        <table:table-row table:style-name="ro1">
          <table:table-cell office:value-type="float" office:value="0.0000296235" calcext:value-type="float">
            <text:p>0.0000296235</text:p>
          </table:table-cell>
          <table:table-cell office:value-type="float" office:value="0.0210643" calcext:value-type="float">
            <text:p>0.0210643</text:p>
          </table:table-cell>
          <table:table-cell table:formula="of:=([.A595]*[.A595])" office:value-type="float" office:value="0.00000000087755175225" calcext:value-type="float">
            <text:p>8.7755175225E-10</text:p>
          </table:table-cell>
          <table:table-cell table:formula="of:=([.A595]-[.B595])*([.A595]-[.B595])" office:value-type="float" office:value="0.000442457615459652" calcext:value-type="float">
            <text:p>0.000442457615459652</text:p>
          </table:table-cell>
          <table:table-cell/>
        </table:table-row>
        <table:table-row table:style-name="ro1">
          <table:table-cell office:value-type="float" office:value="0.0000116229" calcext:value-type="float">
            <text:p>0.0000116229</text:p>
          </table:table-cell>
          <table:table-cell office:value-type="float" office:value="0.0290245" calcext:value-type="float">
            <text:p>0.0290245</text:p>
          </table:table-cell>
          <table:table-cell table:formula="of:=([.A596]*[.A596])" office:value-type="float" office:value="0.00000000013509180441" calcext:value-type="float">
            <text:p>1.3509180441E-10</text:p>
          </table:table-cell>
          <table:table-cell table:formula="of:=([.A596]-[.B596])*([.A596]-[.B596])" office:value-type="float" office:value="0.000841747037619705" calcext:value-type="float">
            <text:p>0.000841747037619705</text:p>
          </table:table-cell>
          <table:table-cell/>
        </table:table-row>
        <table:table-row table:style-name="ro1">
          <table:table-cell office:value-type="float" office:value="0.000194192" calcext:value-type="float">
            <text:p>0.000194192</text:p>
          </table:table-cell>
          <table:table-cell office:value-type="float" office:value="0.00156309" calcext:value-type="float">
            <text:p>0.00156309</text:p>
          </table:table-cell>
          <table:table-cell table:formula="of:=([.A597]*[.A597])" office:value-type="float" office:value="0.000000037710532864" calcext:value-type="float">
            <text:p>3.7710532864E-08</text:p>
          </table:table-cell>
          <table:table-cell table:formula="of:=([.A597]-[.B597])*([.A597]-[.B597])" office:value-type="float" office:value="0.000001873881734404" calcext:value-type="float">
            <text:p>1.873881734404E-06</text:p>
          </table:table-cell>
          <table:table-cell/>
        </table:table-row>
        <table:table-row table:style-name="ro1">
          <table:table-cell office:value-type="float" office:value="0.000104547" calcext:value-type="float">
            <text:p>0.000104547</text:p>
          </table:table-cell>
          <table:table-cell office:value-type="float" office:value="0.012489" calcext:value-type="float">
            <text:p>0.012489</text:p>
          </table:table-cell>
          <table:table-cell table:formula="of:=([.A598]*[.A598])" office:value-type="float" office:value="0.000000010930075209" calcext:value-type="float">
            <text:p>1.0930075209E-08</text:p>
          </table:table-cell>
          <table:table-cell table:formula="of:=([.A598]-[.B598])*([.A598]-[.B598])" office:value-type="float" office:value="0.000153374676109209" calcext:value-type="float">
            <text:p>0.000153374676109209</text:p>
          </table:table-cell>
          <table:table-cell/>
        </table:table-row>
        <table:table-row table:style-name="ro1">
          <table:table-cell office:value-type="float" office:value="0.0000337362" calcext:value-type="float">
            <text:p>0.0000337362</text:p>
          </table:table-cell>
          <table:table-cell office:value-type="float" office:value="0.0493804" calcext:value-type="float">
            <text:p>0.0493804</text:p>
          </table:table-cell>
          <table:table-cell table:formula="of:=([.A599]*[.A599])" office:value-type="float" office:value="0.00000000113813119044" calcext:value-type="float">
            <text:p>1.13813119044E-09</text:p>
          </table:table-cell>
          <table:table-cell table:formula="of:=([.A599]-[.B599])*([.A599]-[.B599])" office:value-type="float" office:value="0.00243509322819023" calcext:value-type="float">
            <text:p>0.00243509322819023</text:p>
          </table:table-cell>
          <table:table-cell/>
        </table:table-row>
        <table:table-row table:style-name="ro1">
          <table:table-cell office:value-type="float" office:value="0.000391841" calcext:value-type="float">
            <text:p>0.000391841</text:p>
          </table:table-cell>
          <table:table-cell office:value-type="float" office:value="0.0675737" calcext:value-type="float">
            <text:p>0.0675737</text:p>
          </table:table-cell>
          <table:table-cell table:formula="of:=([.A600]*[.A600])" office:value-type="float" office:value="0.000000153539369281" calcext:value-type="float">
            <text:p>1.53539369281E-07</text:p>
          </table:table-cell>
          <table:table-cell table:formula="of:=([.A600]-[.B600])*([.A600]-[.B600])" office:value-type="float" office:value="0.00451340217869588" calcext:value-type="float">
            <text:p>0.00451340217869588</text:p>
          </table:table-cell>
          <table:table-cell/>
        </table:table-row>
        <table:table-row table:style-name="ro1">
          <table:table-cell office:value-type="float" office:value="0.000391841" calcext:value-type="float">
            <text:p>0.000391841</text:p>
          </table:table-cell>
          <table:table-cell office:value-type="float" office:value="0.00483774" calcext:value-type="float">
            <text:p>0.00483774</text:p>
          </table:table-cell>
          <table:table-cell table:formula="of:=([.A601]*[.A601])" office:value-type="float" office:value="0.000000153539369281" calcext:value-type="float">
            <text:p>1.53539369281E-07</text:p>
          </table:table-cell>
          <table:table-cell table:formula="of:=([.A601]-[.B601])*([.A601]-[.B601])" office:value-type="float" office:value="0.000019766017918201" calcext:value-type="float">
            <text:p>1.9766017918201E-05</text:p>
          </table:table-cell>
          <table:table-cell/>
        </table:table-row>
        <table:table-row table:style-name="ro1">
          <table:table-cell office:value-type="float" office:value="0.000770867" calcext:value-type="float">
            <text:p>0.000770867</text:p>
          </table:table-cell>
          <table:table-cell office:value-type="float" office:value="0.0808253" calcext:value-type="float">
            <text:p>0.0808253</text:p>
          </table:table-cell>
          <table:table-cell table:formula="of:=([.A602]*[.A602])" office:value-type="float" office:value="0.000000594235931689" calcext:value-type="float">
            <text:p>5.94235931689E-07</text:p>
          </table:table-cell>
          <table:table-cell table:formula="of:=([.A602]-[.B602])*([.A602]-[.B602])" office:value-type="float" office:value="0.00640871224295149" calcext:value-type="float">
            <text:p>0.00640871224295149</text:p>
          </table:table-cell>
          <table:table-cell/>
        </table:table-row>
        <table:table-row table:style-name="ro1">
          <table:table-cell office:value-type="float" office:value="0.000867605" calcext:value-type="float">
            <text:p>0.000867605</text:p>
          </table:table-cell>
          <table:table-cell office:value-type="float" office:value="0.0871796" calcext:value-type="float">
            <text:p>0.0871796</text:p>
          </table:table-cell>
          <table:table-cell table:formula="of:=([.A603]*[.A603])" office:value-type="float" office:value="0.000000752738436025" calcext:value-type="float">
            <text:p>7.52738436025E-07</text:p>
          </table:table-cell>
          <table:table-cell table:formula="of:=([.A603]-[.B603])*([.A603]-[.B603])" office:value-type="float" office:value="0.00744976048088003" calcext:value-type="float">
            <text:p>0.00744976048088003</text:p>
          </table:table-cell>
          <table:table-cell/>
        </table:table-row>
        <table:table-row table:style-name="ro1">
          <table:table-cell office:value-type="float" office:value="0.00161844" calcext:value-type="float">
            <text:p>0.00161844</text:p>
          </table:table-cell>
          <table:table-cell office:value-type="float" office:value="0.286266" calcext:value-type="float">
            <text:p>0.286266</text:p>
          </table:table-cell>
          <table:table-cell table:formula="of:=([.A604]*[.A604])" office:value-type="float" office:value="0.0000026193480336" calcext:value-type="float">
            <text:p>0.0000026193480336</text:p>
          </table:table-cell>
          <table:table-cell table:formula="of:=([.A604]-[.B604])*([.A604]-[.B604])" office:value-type="float" office:value="0.0810242334139536" calcext:value-type="float">
            <text:p>0.0810242334139536</text:p>
          </table:table-cell>
          <table:table-cell/>
        </table:table-row>
        <table:table-row table:style-name="ro1">
          <table:table-cell office:value-type="float" office:value="0.00216848" calcext:value-type="float">
            <text:p>0.00216848</text:p>
          </table:table-cell>
          <table:table-cell office:value-type="float" office:value="0.186469" calcext:value-type="float">
            <text:p>0.186469</text:p>
          </table:table-cell>
          <table:table-cell table:formula="of:=([.A605]*[.A605])" office:value-type="float" office:value="0.0000047023055104" calcext:value-type="float">
            <text:p>0.0000047023055104</text:p>
          </table:table-cell>
          <table:table-cell table:formula="of:=([.A605]-[.B605])*([.A605]-[.B605])" office:value-type="float" office:value="0.0339666816722704" calcext:value-type="float">
            <text:p>0.0339666816722704</text:p>
          </table:table-cell>
          <table:table-cell/>
        </table:table-row>
        <table:table-row table:style-name="ro1">
          <table:table-cell office:value-type="float" office:value="0.00274509" calcext:value-type="float">
            <text:p>0.00274509</text:p>
          </table:table-cell>
          <table:table-cell office:value-type="float" office:value="0.248668" calcext:value-type="float">
            <text:p>0.248668</text:p>
          </table:table-cell>
          <table:table-cell table:formula="of:=([.A606]*[.A606])" office:value-type="float" office:value="0.0000075355191081" calcext:value-type="float">
            <text:p>0.0000075355191081</text:p>
          </table:table-cell>
          <table:table-cell table:formula="of:=([.A606]-[.B606])*([.A606]-[.B606])" office:value-type="float" office:value="0.0604780776628681" calcext:value-type="float">
            <text:p>0.0604780776628681</text:p>
          </table:table-cell>
          <table:table-cell/>
        </table:table-row>
        <table:table-row table:style-name="ro1">
          <table:table-cell office:value-type="float" office:value="0.00368941" calcext:value-type="float">
            <text:p>0.00368941</text:p>
          </table:table-cell>
          <table:table-cell office:value-type="float" office:value="0.229293" calcext:value-type="float">
            <text:p>0.229293</text:p>
          </table:table-cell>
          <table:table-cell table:formula="of:=([.A607]*[.A607])" office:value-type="float" office:value="0.0000136117461481" calcext:value-type="float">
            <text:p>0.0000136117461481</text:p>
          </table:table-cell>
          <table:table-cell table:formula="of:=([.A607]-[.B607])*([.A607]-[.B607])" office:value-type="float" office:value="0.0508969798208881" calcext:value-type="float">
            <text:p>0.0508969798208881</text:p>
          </table:table-cell>
          <table:table-cell/>
        </table:table-row>
        <table:table-row table:style-name="ro1">
          <table:table-cell office:value-type="float" office:value="0.00368941" calcext:value-type="float">
            <text:p>0.00368941</text:p>
          </table:table-cell>
          <table:table-cell office:value-type="float" office:value="0.281082" calcext:value-type="float">
            <text:p>0.281082</text:p>
          </table:table-cell>
          <table:table-cell table:formula="of:=([.A608]*[.A608])" office:value-type="float" office:value="0.0000136117461481" calcext:value-type="float">
            <text:p>0.0000136117461481</text:p>
          </table:table-cell>
          <table:table-cell table:formula="of:=([.A608]-[.B608])*([.A608]-[.B608])" office:value-type="float" office:value="0.0769466489869081" calcext:value-type="float">
            <text:p>0.0769466489869081</text:p>
          </table:table-cell>
          <table:table-cell/>
        </table:table-row>
        <table:table-row table:style-name="ro1">
          <table:table-cell office:value-type="float" office:value="0.00368941" calcext:value-type="float">
            <text:p>0.00368941</text:p>
          </table:table-cell>
          <table:table-cell office:value-type="float" office:value="0.291616" calcext:value-type="float">
            <text:p>0.291616</text:p>
          </table:table-cell>
          <table:table-cell table:formula="of:=([.A609]*[.A609])" office:value-type="float" office:value="0.0000136117461481" calcext:value-type="float">
            <text:p>0.0000136117461481</text:p>
          </table:table-cell>
          <table:table-cell table:formula="of:=([.A609]-[.B609])*([.A609]-[.B609])" office:value-type="float" office:value="0.0829017212290281" calcext:value-type="float">
            <text:p>0.0829017212290281</text:p>
          </table:table-cell>
          <table:table-cell/>
        </table:table-row>
        <table:table-row table:style-name="ro1">
          <table:table-cell office:value-type="float" office:value="0.00566864" calcext:value-type="float">
            <text:p>0.00566864</text:p>
          </table:table-cell>
          <table:table-cell office:value-type="float" office:value="0.334925" calcext:value-type="float">
            <text:p>0.334925</text:p>
          </table:table-cell>
          <table:table-cell table:formula="of:=([.A610]*[.A610])" office:value-type="float" office:value="0.0000321334794496" calcext:value-type="float">
            <text:p>0.0000321334794496</text:p>
          </table:table-cell>
          <table:table-cell table:formula="of:=([.A610]-[.B610])*([.A610]-[.B610])" office:value-type="float" office:value="0.10840975060045" calcext:value-type="float">
            <text:p>0.10840975060045</text:p>
          </table:table-cell>
          <table:table-cell/>
        </table:table-row>
        <table:table-row table:style-name="ro1">
          <table:table-cell office:value-type="float" office:value="0.0264004" calcext:value-type="float">
            <text:p>0.0264004</text:p>
          </table:table-cell>
          <table:table-cell office:value-type="float" office:value="0.0355589" calcext:value-type="float">
            <text:p>0.0355589</text:p>
          </table:table-cell>
          <table:table-cell table:formula="of:=([.A611]*[.A611])" office:value-type="float" office:value="0.00069698112016" calcext:value-type="float">
            <text:p>0.00069698112016</text:p>
          </table:table-cell>
          <table:table-cell table:formula="of:=([.A611]-[.B611])*([.A611]-[.B611])" office:value-type="float" office:value="0.0000838781222499999" calcext:value-type="float">
            <text:p>0.0000838781222499999</text:p>
          </table:table-cell>
          <table:table-cell/>
        </table:table-row>
        <table:table-row table:style-name="ro1">
          <table:table-cell office:value-type="float" office:value="0.114222" calcext:value-type="float">
            <text:p>0.114222</text:p>
          </table:table-cell>
          <table:table-cell office:value-type="float" office:value="0.433837" calcext:value-type="float">
            <text:p>0.433837</text:p>
          </table:table-cell>
          <table:table-cell table:formula="of:=([.A612]*[.A612])" office:value-type="float" office:value="0.013046665284" calcext:value-type="float">
            <text:p>0.013046665284</text:p>
          </table:table-cell>
          <table:table-cell table:formula="of:=([.A612]-[.B612])*([.A612]-[.B612])" office:value-type="float" office:value="0.102153748225" calcext:value-type="float">
            <text:p>0.102153748225</text:p>
          </table:table-cell>
          <table:table-cell/>
        </table:table-row>
        <table:table-row table:style-name="ro1">
          <table:table-cell office:value-type="float" office:value="0.135562" calcext:value-type="float">
            <text:p>0.135562</text:p>
          </table:table-cell>
          <table:table-cell office:value-type="float" office:value="0.452183" calcext:value-type="float">
            <text:p>0.452183</text:p>
          </table:table-cell>
          <table:table-cell table:formula="of:=([.A613]*[.A613])" office:value-type="float" office:value="0.018377055844" calcext:value-type="float">
            <text:p>0.018377055844</text:p>
          </table:table-cell>
          <table:table-cell table:formula="of:=([.A613]-[.B613])*([.A613]-[.B613])" office:value-type="float" office:value="0.100248857641" calcext:value-type="float">
            <text:p>0.100248857641</text:p>
          </table:table-cell>
          <table:table-cell/>
        </table:table-row>
        <table:table-row table:style-name="ro1">
          <table:table-cell office:value-type="float" office:value="0.225415" calcext:value-type="float">
            <text:p>0.225415</text:p>
          </table:table-cell>
          <table:table-cell office:value-type="float" office:value="0.578427" calcext:value-type="float">
            <text:p>0.578427</text:p>
          </table:table-cell>
          <table:table-cell table:formula="of:=([.A614]*[.A614])" office:value-type="float" office:value="0.050811922225" calcext:value-type="float">
            <text:p>0.050811922225</text:p>
          </table:table-cell>
          <table:table-cell table:formula="of:=([.A614]-[.B614])*([.A614]-[.B614])" office:value-type="float" office:value="0.124617472144" calcext:value-type="float">
            <text:p>0.124617472144</text:p>
          </table:table-cell>
          <table:table-cell/>
        </table:table-row>
        <table:table-row table:style-name="ro1">
          <table:table-cell office:value-type="float" office:value="0.50089" calcext:value-type="float">
            <text:p>0.50089</text:p>
          </table:table-cell>
          <table:table-cell office:value-type="float" office:value="0.578706" calcext:value-type="float">
            <text:p>0.578706</text:p>
          </table:table-cell>
          <table:table-cell table:formula="of:=([.A615]*[.A615])" office:value-type="float" office:value="0.2508907921" calcext:value-type="float">
            <text:p>0.2508907921</text:p>
          </table:table-cell>
          <table:table-cell table:formula="of:=([.A615]-[.B615])*([.A615]-[.B615])" office:value-type="float" office:value="0.00605532985600002" calcext:value-type="float">
            <text:p>0.00605532985600002</text:p>
          </table:table-cell>
          <table:table-cell/>
        </table:table-row>
        <table:table-row table:style-name="ro1">
          <table:table-cell office:value-type="float" office:value="0.540947" calcext:value-type="float">
            <text:p>0.540947</text:p>
          </table:table-cell>
          <table:table-cell office:value-type="float" office:value="0.648515" calcext:value-type="float">
            <text:p>0.648515</text:p>
          </table:table-cell>
          <table:table-cell table:formula="of:=([.A616]*[.A616])" office:value-type="float" office:value="0.292623656809" calcext:value-type="float">
            <text:p>0.292623656809</text:p>
          </table:table-cell>
          <table:table-cell table:formula="of:=([.A616]-[.B616])*([.A616]-[.B616])" office:value-type="float" office:value="0.011570874624" calcext:value-type="float">
            <text:p>0.011570874624</text:p>
          </table:table-cell>
          <table:table-cell/>
        </table:table-row>
        <table:table-row table:style-name="ro1">
          <table:table-cell office:value-type="float" office:value="0.613823" calcext:value-type="float">
            <text:p>0.613823</text:p>
          </table:table-cell>
          <table:table-cell office:value-type="float" office:value="0.677021" calcext:value-type="float">
            <text:p>0.677021</text:p>
          </table:table-cell>
          <table:table-cell table:formula="of:=([.A617]*[.A617])" office:value-type="float" office:value="0.376778675329" calcext:value-type="float">
            <text:p>0.376778675329</text:p>
          </table:table-cell>
          <table:table-cell table:formula="of:=([.A617]-[.B617])*([.A617]-[.B617])" office:value-type="float" office:value="0.003993987204" calcext:value-type="float">
            <text:p>0.003993987204</text:p>
          </table:table-cell>
          <table:table-cell/>
        </table:table-row>
        <table:table-row table:style-name="ro1">
          <table:table-cell office:value-type="float" office:value="0.684359" calcext:value-type="float">
            <text:p>0.684359</text:p>
          </table:table-cell>
          <table:table-cell office:value-type="float" office:value="0.705275" calcext:value-type="float">
            <text:p>0.705275</text:p>
          </table:table-cell>
          <table:table-cell table:formula="of:=([.A618]*[.A618])" office:value-type="float" office:value="0.468347240881" calcext:value-type="float">
            <text:p>0.468347240881</text:p>
          </table:table-cell>
          <table:table-cell table:formula="of:=([.A618]-[.B618])*([.A618]-[.B618])" office:value-type="float" office:value="0.000437479055999997" calcext:value-type="float">
            <text:p>0.000437479055999997</text:p>
          </table:table-cell>
          <table:table-cell/>
        </table:table-row>
        <table:table-row table:style-name="ro1">
          <table:table-cell office:value-type="float" office:value="0.750898" calcext:value-type="float">
            <text:p>0.750898</text:p>
          </table:table-cell>
          <table:table-cell office:value-type="float" office:value="0.786777" calcext:value-type="float">
            <text:p>0.786777</text:p>
          </table:table-cell>
          <table:table-cell table:formula="of:=([.A619]*[.A619])" office:value-type="float" office:value="0.563847806404" calcext:value-type="float">
            <text:p>0.563847806404</text:p>
          </table:table-cell>
          <table:table-cell table:formula="of:=([.A619]-[.B619])*([.A619]-[.B619])" office:value-type="float" office:value="0.001287302641" calcext:value-type="float">
            <text:p>0.001287302641</text:p>
          </table:table-cell>
          <table:table-cell/>
        </table:table-row>
        <table:table-row table:style-name="ro1">
          <table:table-cell office:value-type="float" office:value="0.888861" calcext:value-type="float">
            <text:p>0.888861</text:p>
          </table:table-cell>
          <table:table-cell office:value-type="float" office:value="0.834282" calcext:value-type="float">
            <text:p>0.834282</text:p>
          </table:table-cell>
          <table:table-cell table:formula="of:=([.A620]*[.A620])" office:value-type="float" office:value="0.790073877321" calcext:value-type="float">
            <text:p>0.790073877321</text:p>
          </table:table-cell>
          <table:table-cell table:formula="of:=([.A620]-[.B620])*([.A620]-[.B620])" office:value-type="float" office:value="0.002978867241" calcext:value-type="float">
            <text:p>0.002978867241</text:p>
          </table:table-cell>
          <table:table-cell/>
        </table:table-row>
        <table:table-row table:style-name="ro1">
          <table:table-cell office:value-type="float" office:value="0.888861" calcext:value-type="float">
            <text:p>0.888861</text:p>
          </table:table-cell>
          <table:table-cell office:value-type="float" office:value="0.90463" calcext:value-type="float">
            <text:p>0.90463</text:p>
          </table:table-cell>
          <table:table-cell table:formula="of:=([.A621]*[.A621])" office:value-type="float" office:value="0.790073877321" calcext:value-type="float">
            <text:p>0.790073877321</text:p>
          </table:table-cell>
          <table:table-cell table:formula="of:=([.A621]-[.B621])*([.A621]-[.B621])" office:value-type="float" office:value="0.000248661361000001" calcext:value-type="float">
            <text:p>0.000248661361000001</text:p>
          </table:table-cell>
          <table:table-cell/>
        </table:table-row>
        <table:table-row table:style-name="ro1">
          <table:table-cell office:value-type="float" office:value="0.929945" calcext:value-type="float">
            <text:p>0.929945</text:p>
          </table:table-cell>
          <table:table-cell office:value-type="float" office:value="0.952635" calcext:value-type="float">
            <text:p>0.952635</text:p>
          </table:table-cell>
          <table:table-cell table:formula="of:=([.A622]*[.A622])" office:value-type="float" office:value="0.864797703025" calcext:value-type="float">
            <text:p>0.864797703025</text:p>
          </table:table-cell>
          <table:table-cell table:formula="of:=([.A622]-[.B622])*([.A622]-[.B622])" office:value-type="float" office:value="0.000514836099999999" calcext:value-type="float">
            <text:p>0.000514836099999999</text:p>
          </table:table-cell>
          <table:table-cell/>
        </table:table-row>
        <table:table-row table:style-name="ro1">
          <table:table-cell office:value-type="float" office:value="0.929945" calcext:value-type="float">
            <text:p>0.929945</text:p>
          </table:table-cell>
          <table:table-cell office:value-type="float" office:value="0.984712" calcext:value-type="float">
            <text:p>0.984712</text:p>
          </table:table-cell>
          <table:table-cell table:formula="of:=([.A623]*[.A623])" office:value-type="float" office:value="0.864797703025" calcext:value-type="float">
            <text:p>0.864797703025</text:p>
          </table:table-cell>
          <table:table-cell table:formula="of:=([.A623]-[.B623])*([.A623]-[.B623])" office:value-type="float" office:value="0.002999424289" calcext:value-type="float">
            <text:p>0.002999424289</text:p>
          </table:table-cell>
          <table:table-cell/>
        </table:table-row>
        <table:table-row table:style-name="ro1">
          <table:table-cell office:value-type="float" office:value="0.929945" calcext:value-type="float">
            <text:p>0.929945</text:p>
          </table:table-cell>
          <table:table-cell office:value-type="float" office:value="0.998192" calcext:value-type="float">
            <text:p>0.998192</text:p>
          </table:table-cell>
          <table:table-cell table:formula="of:=([.A624]*[.A624])" office:value-type="float" office:value="0.864797703025" calcext:value-type="float">
            <text:p>0.864797703025</text:p>
          </table:table-cell>
          <table:table-cell table:formula="of:=([.A624]-[.B624])*([.A624]-[.B624])" office:value-type="float" office:value="0.00465765300899999" calcext:value-type="float">
            <text:p>0.00465765300899999</text:p>
          </table:table-cell>
          <table:table-cell/>
        </table:table-row>
        <table:table-row table:style-name="ro1">
          <table:table-cell office:value-type="float" office:value="0.951596" calcext:value-type="float">
            <text:p>0.951596</text:p>
          </table:table-cell>
          <table:table-cell office:value-type="float" office:value="0.999997" calcext:value-type="float">
            <text:p>0.999997</text:p>
          </table:table-cell>
          <table:table-cell table:formula="of:=([.A625]*[.A625])" office:value-type="float" office:value="0.905534947216" calcext:value-type="float">
            <text:p>0.905534947216</text:p>
          </table:table-cell>
          <table:table-cell table:formula="of:=([.A625]-[.B625])*([.A625]-[.B625])" office:value-type="float" office:value="0.002342656801" calcext:value-type="float">
            <text:p>0.002342656801</text:p>
          </table:table-cell>
          <table:table-cell/>
        </table:table-row>
        <table:table-row table:style-name="ro1">
          <table:table-cell office:value-type="float" office:value="0.0000553131" calcext:value-type="float">
            <text:p>0.0000553131</text:p>
          </table:table-cell>
          <table:table-cell office:value-type="float" office:value="0.00000303222" calcext:value-type="float">
            <text:p>0.00000303222</text:p>
          </table:table-cell>
          <table:table-cell table:formula="of:=([.A626]*[.A626])" office:value-type="float" office:value="0.00000000305953903161" calcext:value-type="float">
            <text:p>3.05953903161E-09</text:p>
          </table:table-cell>
          <table:table-cell table:formula="of:=([.A626]-[.B626])*([.A626]-[.B626])" office:value-type="float" office:value="0.00000000273329041357" calcext:value-type="float">
            <text:p>2.7332904135744E-09</text:p>
          </table:table-cell>
          <table:table-cell/>
        </table:table-row>
        <table:table-row table:style-name="ro1">
          <table:table-cell office:value-type="float" office:value="0.00000780821" calcext:value-type="float">
            <text:p>0.00000780821</text:p>
          </table:table-cell>
          <table:table-cell office:value-type="float" office:value="0.00180244" calcext:value-type="float">
            <text:p>0.00180244</text:p>
          </table:table-cell>
          <table:table-cell table:formula="of:=([.A627]*[.A627])" office:value-type="float" office:value="0.0000000000609681434" calcext:value-type="float">
            <text:p>6.09681434041E-11</text:p>
          </table:table-cell>
          <table:table-cell table:formula="of:=([.A627]-[.B627])*([.A627]-[.B627])" office:value-type="float" office:value="0.0000032207032616786" calcext:value-type="float">
            <text:p>3.2207032616786E-06</text:p>
          </table:table-cell>
          <table:table-cell/>
        </table:table-row>
        <table:table-row table:style-name="ro1">
          <table:table-cell office:value-type="float" office:value="0.00000375509" calcext:value-type="float">
            <text:p>0.00000375509</text:p>
          </table:table-cell>
          <table:table-cell office:value-type="float" office:value="0.0145912" calcext:value-type="float">
            <text:p>0.0145912</text:p>
          </table:table-cell>
          <table:table-cell table:formula="of:=([.A628]*[.A628])" office:value-type="float" office:value="0.00000000001410070091" calcext:value-type="float">
            <text:p>1.41007009081E-11</text:p>
          </table:table-cell>
          <table:table-cell table:formula="of:=([.A628]-[.B628])*([.A628]-[.B628])" office:value-type="float" office:value="0.000212793549002285" calcext:value-type="float">
            <text:p>0.000212793549002285</text:p>
          </table:table-cell>
          <table:table-cell/>
        </table:table-row>
        <table:table-row table:style-name="ro1">
          <table:table-cell office:value-type="float" office:value="0.00000703335" calcext:value-type="float">
            <text:p>0.00000703335</text:p>
          </table:table-cell>
          <table:table-cell office:value-type="float" office:value="0.00101204" calcext:value-type="float">
            <text:p>0.00101204</text:p>
          </table:table-cell>
          <table:table-cell table:formula="of:=([.A629]*[.A629])" office:value-type="float" office:value="0.00000000004946801222" calcext:value-type="float">
            <text:p>4.94680122225E-11</text:p>
          </table:table-cell>
          <table:table-cell table:formula="of:=([.A629]-[.B629])*([.A629]-[.B629])" office:value-type="float" office:value="0.00000101003836654422" calcext:value-type="float">
            <text:p>1.01003836654422E-06</text:p>
          </table:table-cell>
          <table:table-cell/>
        </table:table-row>
        <table:table-row table:style-name="ro1">
          <table:table-cell office:value-type="float" office:value="0.000182569" calcext:value-type="float">
            <text:p>0.000182569</text:p>
          </table:table-cell>
          <table:table-cell office:value-type="float" office:value="0.000512632" calcext:value-type="float">
            <text:p>0.000512632</text:p>
          </table:table-cell>
          <table:table-cell table:formula="of:=([.A630]*[.A630])" office:value-type="float" office:value="0.000000033331439761" calcext:value-type="float">
            <text:p>3.3331439761E-08</text:p>
          </table:table-cell>
          <table:table-cell table:formula="of:=([.A630]-[.B630])*([.A630]-[.B630])" office:value-type="float" office:value="0.000000108941583969" calcext:value-type="float">
            <text:p>1.08941583969E-07</text:p>
          </table:table-cell>
          <table:table-cell/>
        </table:table-row>
        <table:table-row table:style-name="ro1">
          <table:table-cell office:value-type="float" office:value="0.000182569" calcext:value-type="float">
            <text:p>0.000182569</text:p>
          </table:table-cell>
          <table:table-cell office:value-type="float" office:value="0.0651052" calcext:value-type="float">
            <text:p>0.0651052</text:p>
          </table:table-cell>
          <table:table-cell table:formula="of:=([.A631]*[.A631])" office:value-type="float" office:value="0.000000033331439761" calcext:value-type="float">
            <text:p>3.3331439761E-08</text:p>
          </table:table-cell>
          <table:table-cell table:formula="of:=([.A631]-[.B631])*([.A631]-[.B631])" office:value-type="float" office:value="0.00421494801596216" calcext:value-type="float">
            <text:p>0.00421494801596216</text:p>
          </table:table-cell>
          <table:table-cell/>
        </table:table-row>
        <table:table-row table:style-name="ro1">
          <table:table-cell office:value-type="float" office:value="0.000182569" calcext:value-type="float">
            <text:p>0.000182569</text:p>
          </table:table-cell>
          <table:table-cell office:value-type="float" office:value="0.0767089" calcext:value-type="float">
            <text:p>0.0767089</text:p>
          </table:table-cell>
          <table:table-cell table:formula="of:=([.A632]*[.A632])" office:value-type="float" office:value="0.000000033331439761" calcext:value-type="float">
            <text:p>3.3331439761E-08</text:p>
          </table:table-cell>
          <table:table-cell table:formula="of:=([.A632]-[.B632])*([.A632]-[.B632])" office:value-type="float" office:value="0.00585627933632156" calcext:value-type="float">
            <text:p>0.00585627933632156</text:p>
          </table:table-cell>
          <table:table-cell/>
        </table:table-row>
        <table:table-row table:style-name="ro1">
          <table:table-cell office:value-type="float" office:value="0.000141382" calcext:value-type="float">
            <text:p>0.000141382</text:p>
          </table:table-cell>
          <table:table-cell office:value-type="float" office:value="0.0107623" calcext:value-type="float">
            <text:p>0.0107623</text:p>
          </table:table-cell>
          <table:table-cell table:formula="of:=([.A633]*[.A633])" office:value-type="float" office:value="0.000000019988869924" calcext:value-type="float">
            <text:p>1.9988869924E-08</text:p>
          </table:table-cell>
          <table:table-cell table:formula="of:=([.A633]-[.B633])*([.A633]-[.B633])" office:value-type="float" office:value="0.000112803899162724" calcext:value-type="float">
            <text:p>0.000112803899162724</text:p>
          </table:table-cell>
          <table:table-cell/>
        </table:table-row>
        <table:table-row table:style-name="ro1">
          <table:table-cell office:value-type="float" office:value="0.000146449" calcext:value-type="float">
            <text:p>0.000146449</text:p>
          </table:table-cell>
          <table:table-cell office:value-type="float" office:value="0.0306651" calcext:value-type="float">
            <text:p>0.0306651</text:p>
          </table:table-cell>
          <table:table-cell table:formula="of:=([.A634]*[.A634])" office:value-type="float" office:value="0.000000021447309601" calcext:value-type="float">
            <text:p>2.1447309601E-08</text:p>
          </table:table-cell>
          <table:table-cell table:formula="of:=([.A634]-[.B634])*([.A634]-[.B634])" office:value-type="float" office:value="0.000931388058859801" calcext:value-type="float">
            <text:p>0.000931388058859801</text:p>
          </table:table-cell>
          <table:table-cell/>
        </table:table-row>
        <table:table-row table:style-name="ro1">
          <table:table-cell office:value-type="float" office:value="0.000146449" calcext:value-type="float">
            <text:p>0.000146449</text:p>
          </table:table-cell>
          <table:table-cell office:value-type="float" office:value="0.0348419" calcext:value-type="float">
            <text:p>0.0348419</text:p>
          </table:table-cell>
          <table:table-cell table:formula="of:=([.A635]*[.A635])" office:value-type="float" office:value="0.000000021447309601" calcext:value-type="float">
            <text:p>2.1447309601E-08</text:p>
          </table:table-cell>
          <table:table-cell table:formula="of:=([.A635]-[.B635])*([.A635]-[.B635])" office:value-type="float" office:value="0.0012037743200934" calcext:value-type="float">
            <text:p>0.0012037743200934</text:p>
          </table:table-cell>
          <table:table-cell/>
        </table:table-row>
        <table:table-row table:style-name="ro1">
          <table:table-cell office:value-type="float" office:value="0.000682175" calcext:value-type="float">
            <text:p>0.000682175</text:p>
          </table:table-cell>
          <table:table-cell office:value-type="float" office:value="0.14677" calcext:value-type="float">
            <text:p>0.14677</text:p>
          </table:table-cell>
          <table:table-cell table:formula="of:=([.A636]*[.A636])" office:value-type="float" office:value="0.000000465362730625" calcext:value-type="float">
            <text:p>4.65362730625E-07</text:p>
          </table:table-cell>
          <table:table-cell table:formula="of:=([.A636]-[.B636])*([.A636]-[.B636])" office:value-type="float" office:value="0.0213416526132306" calcext:value-type="float">
            <text:p>0.0213416526132306</text:p>
          </table:table-cell>
          <table:table-cell/>
        </table:table-row>
        <table:table-row table:style-name="ro1">
          <table:table-cell office:value-type="float" office:value="0.000682175" calcext:value-type="float">
            <text:p>0.000682175</text:p>
          </table:table-cell>
          <table:table-cell office:value-type="float" office:value="0.0321733" calcext:value-type="float">
            <text:p>0.0321733</text:p>
          </table:table-cell>
          <table:table-cell table:formula="of:=([.A637]*[.A637])" office:value-type="float" office:value="0.000000465362730625" calcext:value-type="float">
            <text:p>4.65362730625E-07</text:p>
          </table:table-cell>
          <table:table-cell table:formula="of:=([.A637]-[.B637])*([.A637]-[.B637])" office:value-type="float" office:value="0.000991690953765625" calcext:value-type="float">
            <text:p>0.000991690953765625</text:p>
          </table:table-cell>
          <table:table-cell/>
        </table:table-row>
        <table:table-row table:style-name="ro1">
          <table:table-cell office:value-type="float" office:value="0.000578463" calcext:value-type="float">
            <text:p>0.000578463</text:p>
          </table:table-cell>
          <table:table-cell office:value-type="float" office:value="0.0412163" calcext:value-type="float">
            <text:p>0.0412163</text:p>
          </table:table-cell>
          <table:table-cell table:formula="of:=([.A638]*[.A638])" office:value-type="float" office:value="0.000000334619442369" calcext:value-type="float">
            <text:p>3.34619442369E-07</text:p>
          </table:table-cell>
          <table:table-cell table:formula="of:=([.A638]-[.B638])*([.A638]-[.B638])" office:value-type="float" office:value="0.00165143379603857" calcext:value-type="float">
            <text:p>0.00165143379603857</text:p>
          </table:table-cell>
          <table:table-cell/>
        </table:table-row>
        <table:table-row table:style-name="ro1">
          <table:table-cell office:value-type="float" office:value="0.000578463" calcext:value-type="float">
            <text:p>0.000578463</text:p>
          </table:table-cell>
          <table:table-cell office:value-type="float" office:value="0.0111056" calcext:value-type="float">
            <text:p>0.0111056</text:p>
          </table:table-cell>
          <table:table-cell table:formula="of:=([.A639]*[.A639])" office:value-type="float" office:value="0.000000334619442369" calcext:value-type="float">
            <text:p>3.34619442369E-07</text:p>
          </table:table-cell>
          <table:table-cell table:formula="of:=([.A639]-[.B639])*([.A639]-[.B639])" office:value-type="float" office:value="0.000110820613416769" calcext:value-type="float">
            <text:p>0.000110820613416769</text:p>
          </table:table-cell>
          <table:table-cell/>
        </table:table-row>
        <table:table-row table:style-name="ro1">
          <table:table-cell office:value-type="float" office:value="0.000578463" calcext:value-type="float">
            <text:p>0.000578463</text:p>
          </table:table-cell>
          <table:table-cell office:value-type="float" office:value="0.132511" calcext:value-type="float">
            <text:p>0.132511</text:p>
          </table:table-cell>
          <table:table-cell table:formula="of:=([.A640]*[.A640])" office:value-type="float" office:value="0.000000334619442369" calcext:value-type="float">
            <text:p>3.34619442369E-07</text:p>
          </table:table-cell>
          <table:table-cell table:formula="of:=([.A640]-[.B640])*([.A640]-[.B640])" office:value-type="float" office:value="0.0174061943192564" calcext:value-type="float">
            <text:p>0.0174061943192564</text:p>
          </table:table-cell>
          <table:table-cell/>
        </table:table-row>
        <table:table-row table:style-name="ro1">
          <table:table-cell office:value-type="float" office:value="0.00179714" calcext:value-type="float">
            <text:p>0.00179714</text:p>
          </table:table-cell>
          <table:table-cell office:value-type="float" office:value="0.0521365" calcext:value-type="float">
            <text:p>0.0521365</text:p>
          </table:table-cell>
          <table:table-cell table:formula="of:=([.A641]*[.A641])" office:value-type="float" office:value="0.0000032297121796" calcext:value-type="float">
            <text:p>0.0000032297121796</text:p>
          </table:table-cell>
          <table:table-cell table:formula="of:=([.A641]-[.B641])*([.A641]-[.B641])" office:value-type="float" office:value="0.0025340511652096" calcext:value-type="float">
            <text:p>0.0025340511652096</text:p>
          </table:table-cell>
          <table:table-cell/>
        </table:table-row>
        <table:table-row table:style-name="ro1">
          <table:table-cell office:value-type="float" office:value="0.0119737" calcext:value-type="float">
            <text:p>0.0119737</text:p>
          </table:table-cell>
          <table:table-cell office:value-type="float" office:value="0.00326954" calcext:value-type="float">
            <text:p>0.00326954</text:p>
          </table:table-cell>
          <table:table-cell table:formula="of:=([.A642]*[.A642])" office:value-type="float" office:value="0.00014336949169" calcext:value-type="float">
            <text:p>0.00014336949169</text:p>
          </table:table-cell>
          <table:table-cell table:formula="of:=([.A642]-[.B642])*([.A642]-[.B642])" office:value-type="float" office:value="0.0000757624013056" calcext:value-type="float">
            <text:p>0.0000757624013056</text:p>
          </table:table-cell>
          <table:table-cell/>
        </table:table-row>
        <table:table-row table:style-name="ro1">
          <table:table-cell office:value-type="float" office:value="0.0119737" calcext:value-type="float">
            <text:p>0.0119737</text:p>
          </table:table-cell>
          <table:table-cell office:value-type="float" office:value="0.00497207" calcext:value-type="float">
            <text:p>0.00497207</text:p>
          </table:table-cell>
          <table:table-cell table:formula="of:=([.A643]*[.A643])" office:value-type="float" office:value="0.00014336949169" calcext:value-type="float">
            <text:p>0.00014336949169</text:p>
          </table:table-cell>
          <table:table-cell table:formula="of:=([.A643]-[.B643])*([.A643]-[.B643])" office:value-type="float" office:value="0.0000490228226569" calcext:value-type="float">
            <text:p>0.0000490228226569</text:p>
          </table:table-cell>
          <table:table-cell/>
        </table:table-row>
        <table:table-row table:style-name="ro1">
          <table:table-cell office:value-type="float" office:value="0.00790131" calcext:value-type="float">
            <text:p>0.00790131</text:p>
          </table:table-cell>
          <table:table-cell office:value-type="float" office:value="0.138384" calcext:value-type="float">
            <text:p>0.138384</text:p>
          </table:table-cell>
          <table:table-cell table:formula="of:=([.A644]*[.A644])" office:value-type="float" office:value="0.0000624306997161" calcext:value-type="float">
            <text:p>0.0000624306997161</text:p>
          </table:table-cell>
          <table:table-cell table:formula="of:=([.A644]-[.B644])*([.A644]-[.B644])" office:value-type="float" office:value="0.0170257323896361" calcext:value-type="float">
            <text:p>0.0170257323896361</text:p>
          </table:table-cell>
          <table:table-cell/>
        </table:table-row>
        <table:table-row table:style-name="ro1">
          <table:table-cell office:value-type="float" office:value="0.0586107" calcext:value-type="float">
            <text:p>0.0586107</text:p>
          </table:table-cell>
          <table:table-cell office:value-type="float" office:value="0.23049" calcext:value-type="float">
            <text:p>0.23049</text:p>
          </table:table-cell>
          <table:table-cell table:formula="of:=([.A645]*[.A645])" office:value-type="float" office:value="0.00343521415449" calcext:value-type="float">
            <text:p>0.00343521415449</text:p>
          </table:table-cell>
          <table:table-cell table:formula="of:=([.A645]-[.B645])*([.A645]-[.B645])" office:value-type="float" office:value="0.02954249376849" calcext:value-type="float">
            <text:p>0.02954249376849</text:p>
          </table:table-cell>
          <table:table-cell/>
        </table:table-row>
        <table:table-row table:style-name="ro1">
          <table:table-cell office:value-type="float" office:value="0.0770422" calcext:value-type="float">
            <text:p>0.0770422</text:p>
          </table:table-cell>
          <table:table-cell office:value-type="float" office:value="0.135425" calcext:value-type="float">
            <text:p>0.135425</text:p>
          </table:table-cell>
          <table:table-cell table:formula="of:=([.A646]*[.A646])" office:value-type="float" office:value="0.00593550058084" calcext:value-type="float">
            <text:p>0.00593550058084</text:p>
          </table:table-cell>
          <table:table-cell table:formula="of:=([.A646]-[.B646])*([.A646]-[.B646])" office:value-type="float" office:value="0.00340855133584" calcext:value-type="float">
            <text:p>0.00340855133584</text:p>
          </table:table-cell>
          <table:table-cell/>
        </table:table-row>
        <table:table-row table:style-name="ro1">
          <table:table-cell office:value-type="float" office:value="0.0770422" calcext:value-type="float">
            <text:p>0.0770422</text:p>
          </table:table-cell>
          <table:table-cell office:value-type="float" office:value="0.174377" calcext:value-type="float">
            <text:p>0.174377</text:p>
          </table:table-cell>
          <table:table-cell table:formula="of:=([.A647]*[.A647])" office:value-type="float" office:value="0.00593550058084" calcext:value-type="float">
            <text:p>0.00593550058084</text:p>
          </table:table-cell>
          <table:table-cell table:formula="of:=([.A647]-[.B647])*([.A647]-[.B647])" office:value-type="float" office:value="0.00947406329104" calcext:value-type="float">
            <text:p>0.00947406329104</text:p>
          </table:table-cell>
          <table:table-cell/>
        </table:table-row>
        <table:table-row table:style-name="ro1">
          <table:table-cell office:value-type="float" office:value="0.103371" calcext:value-type="float">
            <text:p>0.103371</text:p>
          </table:table-cell>
          <table:table-cell office:value-type="float" office:value="0.200507" calcext:value-type="float">
            <text:p>0.200507</text:p>
          </table:table-cell>
          <table:table-cell table:formula="of:=([.A648]*[.A648])" office:value-type="float" office:value="0.010685563641" calcext:value-type="float">
            <text:p>0.010685563641</text:p>
          </table:table-cell>
          <table:table-cell table:formula="of:=([.A648]-[.B648])*([.A648]-[.B648])" office:value-type="float" office:value="0.009435402496" calcext:value-type="float">
            <text:p>0.009435402496</text:p>
          </table:table-cell>
          <table:table-cell/>
        </table:table-row>
        <table:table-row table:style-name="ro1">
          <table:table-cell office:value-type="float" office:value="0.153112" calcext:value-type="float">
            <text:p>0.153112</text:p>
          </table:table-cell>
          <table:table-cell office:value-type="float" office:value="0.0232746" calcext:value-type="float">
            <text:p>0.0232746</text:p>
          </table:table-cell>
          <table:table-cell table:formula="of:=([.A649]*[.A649])" office:value-type="float" office:value="0.023443284544" calcext:value-type="float">
            <text:p>0.023443284544</text:p>
          </table:table-cell>
          <table:table-cell table:formula="of:=([.A649]-[.B649])*([.A649]-[.B649])" office:value-type="float" office:value="0.01685775043876" calcext:value-type="float">
            <text:p>0.01685775043876</text:p>
          </table:table-cell>
          <table:table-cell/>
        </table:table-row>
        <table:table-row table:style-name="ro1">
          <table:table-cell office:value-type="float" office:value="0.153112" calcext:value-type="float">
            <text:p>0.153112</text:p>
          </table:table-cell>
          <table:table-cell office:value-type="float" office:value="0.0241396" calcext:value-type="float">
            <text:p>0.0241396</text:p>
          </table:table-cell>
          <table:table-cell table:formula="of:=([.A650]*[.A650])" office:value-type="float" office:value="0.023443284544" calcext:value-type="float">
            <text:p>0.023443284544</text:p>
          </table:table-cell>
          <table:table-cell table:formula="of:=([.A650]-[.B650])*([.A650]-[.B650])" office:value-type="float" office:value="0.01663387996176" calcext:value-type="float">
            <text:p>0.01663387996176</text:p>
          </table:table-cell>
          <table:table-cell/>
        </table:table-row>
        <table:table-row table:style-name="ro1">
          <table:table-cell office:value-type="float" office:value="0.243048" calcext:value-type="float">
            <text:p>0.243048</text:p>
          </table:table-cell>
          <table:table-cell office:value-type="float" office:value="0.246201" calcext:value-type="float">
            <text:p>0.246201</text:p>
          </table:table-cell>
          <table:table-cell table:formula="of:=([.A651]*[.A651])" office:value-type="float" office:value="0.059072330304" calcext:value-type="float">
            <text:p>0.059072330304</text:p>
          </table:table-cell>
          <table:table-cell table:formula="of:=([.A651]-[.B651])*([.A651]-[.B651])" office:value-type="float" office:value="0.00000994140900000011" calcext:value-type="float">
            <text:p>9.94140900000011E-06</text:p>
          </table:table-cell>
          <table:table-cell/>
        </table:table-row>
        <table:table-row table:style-name="ro1">
          <table:table-cell office:value-type="float" office:value="0.243048" calcext:value-type="float">
            <text:p>0.243048</text:p>
          </table:table-cell>
          <table:table-cell office:value-type="float" office:value="0.38939" calcext:value-type="float">
            <text:p>0.38939</text:p>
          </table:table-cell>
          <table:table-cell table:formula="of:=([.A652]*[.A652])" office:value-type="float" office:value="0.059072330304" calcext:value-type="float">
            <text:p>0.059072330304</text:p>
          </table:table-cell>
          <table:table-cell table:formula="of:=([.A652]-[.B652])*([.A652]-[.B652])" office:value-type="float" office:value="0.021415980964" calcext:value-type="float">
            <text:p>0.021415980964</text:p>
          </table:table-cell>
          <table:table-cell/>
        </table:table-row>
        <table:table-row table:style-name="ro1">
          <table:table-cell office:value-type="float" office:value="0.295675" calcext:value-type="float">
            <text:p>0.295675</text:p>
          </table:table-cell>
          <table:table-cell office:value-type="float" office:value="0.584028" calcext:value-type="float">
            <text:p>0.584028</text:p>
          </table:table-cell>
          <table:table-cell table:formula="of:=([.A653]*[.A653])" office:value-type="float" office:value="0.087423705625" calcext:value-type="float">
            <text:p>0.087423705625</text:p>
          </table:table-cell>
          <table:table-cell table:formula="of:=([.A653]-[.B653])*([.A653]-[.B653])" office:value-type="float" office:value="0.083147452609" calcext:value-type="float">
            <text:p>0.083147452609</text:p>
          </table:table-cell>
          <table:table-cell/>
        </table:table-row>
        <table:table-row table:style-name="ro1">
          <table:table-cell office:value-type="float" office:value="0.350176" calcext:value-type="float">
            <text:p>0.350176</text:p>
          </table:table-cell>
          <table:table-cell office:value-type="float" office:value="0.615556" calcext:value-type="float">
            <text:p>0.615556</text:p>
          </table:table-cell>
          <table:table-cell table:formula="of:=([.A654]*[.A654])" office:value-type="float" office:value="0.122623230976" calcext:value-type="float">
            <text:p>0.122623230976</text:p>
          </table:table-cell>
          <table:table-cell table:formula="of:=([.A654]-[.B654])*([.A654]-[.B654])" office:value-type="float" office:value="0.0704265444" calcext:value-type="float">
            <text:p>0.0704265444</text:p>
          </table:table-cell>
          <table:table-cell/>
        </table:table-row>
        <table:table-row table:style-name="ro1">
          <table:table-cell office:value-type="float" office:value="0.350176" calcext:value-type="float">
            <text:p>0.350176</text:p>
          </table:table-cell>
          <table:table-cell office:value-type="float" office:value="0.641564" calcext:value-type="float">
            <text:p>0.641564</text:p>
          </table:table-cell>
          <table:table-cell table:formula="of:=([.A655]*[.A655])" office:value-type="float" office:value="0.122623230976" calcext:value-type="float">
            <text:p>0.122623230976</text:p>
          </table:table-cell>
          <table:table-cell table:formula="of:=([.A655]-[.B655])*([.A655]-[.B655])" office:value-type="float" office:value="0.084906966544" calcext:value-type="float">
            <text:p>0.084906966544</text:p>
          </table:table-cell>
          <table:table-cell/>
        </table:table-row>
        <table:table-row table:style-name="ro1">
          <table:table-cell office:value-type="float" office:value="0.532265" calcext:value-type="float">
            <text:p>0.532265</text:p>
          </table:table-cell>
          <table:table-cell office:value-type="float" office:value="0.736605" calcext:value-type="float">
            <text:p>0.736605</text:p>
          </table:table-cell>
          <table:table-cell table:formula="of:=([.A656]*[.A656])" office:value-type="float" office:value="0.283306030225" calcext:value-type="float">
            <text:p>0.283306030225</text:p>
          </table:table-cell>
          <table:table-cell table:formula="of:=([.A656]-[.B656])*([.A656]-[.B656])" office:value-type="float" office:value="0.0417548356" calcext:value-type="float">
            <text:p>0.0417548356</text:p>
          </table:table-cell>
          <table:table-cell/>
        </table:table-row>
        <table:table-row table:style-name="ro1">
          <table:table-cell office:value-type="float" office:value="0.674252" calcext:value-type="float">
            <text:p>0.674252</text:p>
          </table:table-cell>
          <table:table-cell office:value-type="float" office:value="0.743437" calcext:value-type="float">
            <text:p>0.743437</text:p>
          </table:table-cell>
          <table:table-cell table:formula="of:=([.A657]*[.A657])" office:value-type="float" office:value="0.454615759504" calcext:value-type="float">
            <text:p>0.454615759504</text:p>
          </table:table-cell>
          <table:table-cell table:formula="of:=([.A657]-[.B657])*([.A657]-[.B657])" office:value-type="float" office:value="0.00478656422500001" calcext:value-type="float">
            <text:p>0.00478656422500001</text:p>
          </table:table-cell>
          <table:table-cell/>
        </table:table-row>
        <table:table-row table:style-name="ro1">
          <table:table-cell office:value-type="float" office:value="0.743693" calcext:value-type="float">
            <text:p>0.743693</text:p>
          </table:table-cell>
          <table:table-cell office:value-type="float" office:value="0.68282" calcext:value-type="float">
            <text:p>0.68282</text:p>
          </table:table-cell>
          <table:table-cell table:formula="of:=([.A658]*[.A658])" office:value-type="float" office:value="0.553079278249" calcext:value-type="float">
            <text:p>0.553079278249</text:p>
          </table:table-cell>
          <table:table-cell table:formula="of:=([.A658]-[.B658])*([.A658]-[.B658])" office:value-type="float" office:value="0.00370552212900001" calcext:value-type="float">
            <text:p>0.00370552212900001</text:p>
          </table:table-cell>
          <table:table-cell/>
        </table:table-row>
        <table:table-row table:style-name="ro1">
          <table:table-cell office:value-type="float" office:value="0.811982" calcext:value-type="float">
            <text:p>0.811982</text:p>
          </table:table-cell>
          <table:table-cell office:value-type="float" office:value="0.720741" calcext:value-type="float">
            <text:p>0.720741</text:p>
          </table:table-cell>
          <table:table-cell table:formula="of:=([.A659]*[.A659])" office:value-type="float" office:value="0.659314768324" calcext:value-type="float">
            <text:p>0.659314768324</text:p>
          </table:table-cell>
          <table:table-cell table:formula="of:=([.A659]-[.B659])*([.A659]-[.B659])" office:value-type="float" office:value="0.008324920081" calcext:value-type="float">
            <text:p>0.008324920081</text:p>
          </table:table-cell>
          <table:table-cell/>
        </table:table-row>
        <table:table-row table:style-name="ro1">
          <table:table-cell office:value-type="float" office:value="0.841951" calcext:value-type="float">
            <text:p>0.841951</text:p>
          </table:table-cell>
          <table:table-cell office:value-type="float" office:value="0.899274" calcext:value-type="float">
            <text:p>0.899274</text:p>
          </table:table-cell>
          <table:table-cell table:formula="of:=([.A660]*[.A660])" office:value-type="float" office:value="0.708881486401" calcext:value-type="float">
            <text:p>0.708881486401</text:p>
          </table:table-cell>
          <table:table-cell table:formula="of:=([.A660]-[.B660])*([.A660]-[.B660])" office:value-type="float" office:value="0.003285926329" calcext:value-type="float">
            <text:p>0.003285926329</text:p>
          </table:table-cell>
          <table:table-cell/>
        </table:table-row>
        <table:table-row table:style-name="ro1">
          <table:table-cell office:value-type="float" office:value="0.898557" calcext:value-type="float">
            <text:p>0.898557</text:p>
          </table:table-cell>
          <table:table-cell office:value-type="float" office:value="0.947965" calcext:value-type="float">
            <text:p>0.947965</text:p>
          </table:table-cell>
          <table:table-cell table:formula="of:=([.A661]*[.A661])" office:value-type="float" office:value="0.807404682249" calcext:value-type="float">
            <text:p>0.807404682249</text:p>
          </table:table-cell>
          <table:table-cell table:formula="of:=([.A661]-[.B661])*([.A661]-[.B661])" office:value-type="float" office:value="0.00244115046399999" calcext:value-type="float">
            <text:p>0.00244115046399999</text:p>
          </table:table-cell>
          <table:table-cell/>
        </table:table-row>
        <table:table-row table:style-name="ro1">
          <table:table-cell office:value-type="float" office:value="0.969548" calcext:value-type="float">
            <text:p>0.969548</text:p>
          </table:table-cell>
          <table:table-cell office:value-type="float" office:value="0.974833" calcext:value-type="float">
            <text:p>0.974833</text:p>
          </table:table-cell>
          <table:table-cell table:formula="of:=([.A662]*[.A662])" office:value-type="float" office:value="0.940023324304" calcext:value-type="float">
            <text:p>0.940023324304</text:p>
          </table:table-cell>
          <table:table-cell table:formula="of:=([.A662]-[.B662])*([.A662]-[.B662])" office:value-type="float" office:value="0.0000279312249999998" calcext:value-type="float">
            <text:p>2.79312249999998E-05</text:p>
          </table:table-cell>
          <table:table-cell/>
        </table:table-row>
        <table:table-row table:style-name="ro1">
          <table:table-cell office:value-type="float" office:value="0.969546" calcext:value-type="float">
            <text:p>0.969546</text:p>
          </table:table-cell>
          <table:table-cell office:value-type="float" office:value="0.988178" calcext:value-type="float">
            <text:p>0.988178</text:p>
          </table:table-cell>
          <table:table-cell table:formula="of:=([.A663]*[.A663])" office:value-type="float" office:value="0.940019446116" calcext:value-type="float">
            <text:p>0.940019446116</text:p>
          </table:table-cell>
          <table:table-cell table:formula="of:=([.A663]-[.B663])*([.A663]-[.B663])" office:value-type="float" office:value="0.000347151423999999" calcext:value-type="float">
            <text:p>0.000347151423999999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8316" calcext:value-type="float">
            <text:p>0.998316</text:p>
          </table:table-cell>
          <table:table-cell table:formula="of:=([.A664]*[.A664])" office:value-type="float" office:value="0.999982000081" calcext:value-type="float">
            <text:p>0.999982000081</text:p>
          </table:table-cell>
          <table:table-cell table:formula="of:=([.A664]-[.B664])*([.A664]-[.B664])" office:value-type="float" office:value="0.00000280562499999994" calcext:value-type="float">
            <text:p>2.80562499999994E-06</text:p>
          </table:table-cell>
          <table:table-cell/>
        </table:table-row>
        <table:table-row table:style-name="ro1">
          <table:table-cell office:value-type="float" office:value="0.0000172853" calcext:value-type="float">
            <text:p>0.0000172853</text:p>
          </table:table-cell>
          <table:table-cell office:value-type="float" office:value="0.0000029692" calcext:value-type="float">
            <text:p>0.0000029692</text:p>
          </table:table-cell>
          <table:table-cell table:formula="of:=([.A665]*[.A665])" office:value-type="float" office:value="0.00000000029878159609" calcext:value-type="float">
            <text:p>2.9878159609E-10</text:p>
          </table:table-cell>
          <table:table-cell table:formula="of:=([.A665]-[.B665])*([.A665]-[.B665])" office:value-type="float" office:value="0.00000000020495071921" calcext:value-type="float">
            <text:p>2.0495071921E-10</text:p>
          </table:table-cell>
          <table:table-cell/>
        </table:table-row>
        <table:table-row table:style-name="ro1">
          <table:table-cell office:value-type="float" office:value="0.0000172853" calcext:value-type="float">
            <text:p>0.0000172853</text:p>
          </table:table-cell>
          <table:table-cell office:value-type="float" office:value="0.00177037" calcext:value-type="float">
            <text:p>0.00177037</text:p>
          </table:table-cell>
          <table:table-cell table:formula="of:=([.A666]*[.A666])" office:value-type="float" office:value="0.00000000029878159609" calcext:value-type="float">
            <text:p>2.9878159609E-10</text:p>
          </table:table-cell>
          <table:table-cell table:formula="of:=([.A666]-[.B666])*([.A666]-[.B666])" office:value-type="float" office:value="0.00000307330596537409" calcext:value-type="float">
            <text:p>3.07330596537409E-06</text:p>
          </table:table-cell>
          <table:table-cell/>
        </table:table-row>
        <table:table-row table:style-name="ro1">
          <table:table-cell office:value-type="float" office:value="0.0000404716" calcext:value-type="float">
            <text:p>0.0000404716</text:p>
          </table:table-cell>
          <table:table-cell office:value-type="float" office:value="0.000997499" calcext:value-type="float">
            <text:p>0.000997499</text:p>
          </table:table-cell>
          <table:table-cell table:formula="of:=([.A667]*[.A667])" office:value-type="float" office:value="0.00000000163795040656" calcext:value-type="float">
            <text:p>1.63795040656E-09</text:p>
          </table:table-cell>
          <table:table-cell table:formula="of:=([.A667]-[.B667])*([.A667]-[.B667])" office:value-type="float" office:value="0.00000091590144435076" calcext:value-type="float">
            <text:p>9.1590144435076E-07</text:p>
          </table:table-cell>
          <table:table-cell/>
        </table:table-row>
        <table:table-row table:style-name="ro1">
          <table:table-cell office:value-type="float" office:value="0.00000798702" calcext:value-type="float">
            <text:p>0.00000798702</text:p>
          </table:table-cell>
          <table:table-cell office:value-type="float" office:value="0.00190815" calcext:value-type="float">
            <text:p>0.00190815</text:p>
          </table:table-cell>
          <table:table-cell table:formula="of:=([.A668]*[.A668])" office:value-type="float" office:value="0.00000000006379248848" calcext:value-type="float">
            <text:p>6.37924884804E-11</text:p>
          </table:table-cell>
          <table:table-cell table:formula="of:=([.A668]-[.B668])*([.A668]-[.B668])" office:value-type="float" office:value="0.00000361061935056248" calcext:value-type="float">
            <text:p>3.61061935056248E-06</text:p>
          </table:table-cell>
          <table:table-cell/>
        </table:table-row>
        <table:table-row table:style-name="ro1">
          <table:table-cell office:value-type="float" office:value="0.0000331402" calcext:value-type="float">
            <text:p>0.0000331402</text:p>
          </table:table-cell>
          <table:table-cell office:value-type="float" office:value="0.00537954" calcext:value-type="float">
            <text:p>0.00537954</text:p>
          </table:table-cell>
          <table:table-cell table:formula="of:=([.A669]*[.A669])" office:value-type="float" office:value="0.00000000109827285604" calcext:value-type="float">
            <text:p>1.09827285604E-09</text:p>
          </table:table-cell>
          <table:table-cell table:formula="of:=([.A669]-[.B669])*([.A669]-[.B669])" office:value-type="float" office:value="0.00002858399082144" calcext:value-type="float">
            <text:p>2.858399082144E-05</text:p>
          </table:table-cell>
          <table:table-cell/>
        </table:table-row>
        <table:table-row table:style-name="ro1">
          <table:table-cell office:value-type="float" office:value="0.00000172853" calcext:value-type="float">
            <text:p>0.00000172853</text:p>
          </table:table-cell>
          <table:table-cell office:value-type="float" office:value="0.00101004" calcext:value-type="float">
            <text:p>0.00101004</text:p>
          </table:table-cell>
          <table:table-cell table:formula="of:=([.A670]*[.A670])" office:value-type="float" office:value="0.00000000000298781596" calcext:value-type="float">
            <text:p>2.9878159609E-12</text:p>
          </table:table-cell>
          <table:table-cell table:formula="of:=([.A670]-[.B670])*([.A670]-[.B670])" office:value-type="float" office:value="0.00000101669202053356" calcext:value-type="float">
            <text:p>1.01669202053356E-06</text:p>
          </table:table-cell>
          <table:table-cell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00388343" calcext:value-type="float">
            <text:p>0.0000388343</text:p>
          </table:table-cell>
          <table:table-cell table:formula="of:=([.A671]*[.A671])" office:value-type="float" office:value="0.00000000000003197445" calcext:value-type="float">
            <text:p>3.1974446596E-14</text:p>
          </table:table-cell>
          <table:table-cell table:formula="of:=([.A671]-[.B671])*([.A671]-[.B671])" office:value-type="float" office:value="0.0000000014942465979" calcext:value-type="float">
            <text:p>1.4942465978962E-09</text:p>
          </table:table-cell>
          <table:table-cell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00478591" calcext:value-type="float">
            <text:p>0.0000478591</text:p>
          </table:table-cell>
          <table:table-cell table:formula="of:=([.A672]*[.A672])" office:value-type="float" office:value="0.00000000000003197445" calcext:value-type="float">
            <text:p>3.1974446596E-14</text:p>
          </table:table-cell>
          <table:table-cell table:formula="of:=([.A672]-[.B672])*([.A672]-[.B672])" office:value-type="float" office:value="0.00000000227340967304" calcext:value-type="float">
            <text:p>2.2734096730418E-09</text:p>
          </table:table-cell>
          <table:table-cell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205077" calcext:value-type="float">
            <text:p>0.00205077</text:p>
          </table:table-cell>
          <table:table-cell table:formula="of:=([.A673]*[.A673])" office:value-type="float" office:value="0.00000000000003197445" calcext:value-type="float">
            <text:p>3.1974446596E-14</text:p>
          </table:table-cell>
          <table:table-cell table:formula="of:=([.A673]-[.B673])*([.A673]-[.B673])" office:value-type="float" office:value="0.00000420492421210089" calcext:value-type="float">
            <text:p>4.20492421210089E-06</text:p>
          </table:table-cell>
          <table:table-cell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67078" calcext:value-type="float">
            <text:p>0.0067078</text:p>
          </table:table-cell>
          <table:table-cell table:formula="of:=([.A674]*[.A674])" office:value-type="float" office:value="0.00000000000003197445" calcext:value-type="float">
            <text:p>3.1974446596E-14</text:p>
          </table:table-cell>
          <table:table-cell table:formula="of:=([.A674]-[.B674])*([.A674]-[.B674])" office:value-type="float" office:value="0.000044992181974876" calcext:value-type="float">
            <text:p>4.4992181974876E-05</text:p>
          </table:table-cell>
          <table:table-cell/>
        </table:table-row>
        <table:table-row table:style-name="ro1">
          <table:table-cell office:value-type="float" office:value="0.0000292659" calcext:value-type="float">
            <text:p>0.0000292659</text:p>
          </table:table-cell>
          <table:table-cell office:value-type="float" office:value="0.000373839" calcext:value-type="float">
            <text:p>0.000373839</text:p>
          </table:table-cell>
          <table:table-cell table:formula="of:=([.A675]*[.A675])" office:value-type="float" office:value="0.00000000085649290281" calcext:value-type="float">
            <text:p>8.5649290281E-10</text:p>
          </table:table-cell>
          <table:table-cell table:formula="of:=([.A675]-[.B675])*([.A675]-[.B675])" office:value-type="float" office:value="0.00000011873062124361" calcext:value-type="float">
            <text:p>1.1873062124361E-07</text:p>
          </table:table-cell>
          <table:table-cell/>
        </table:table-row>
        <table:table-row table:style-name="ro1">
          <table:table-cell office:value-type="float" office:value="0.0000192523" calcext:value-type="float">
            <text:p>0.0000192523</text:p>
          </table:table-cell>
          <table:table-cell office:value-type="float" office:value="0.000103829" calcext:value-type="float">
            <text:p>0.000103829</text:p>
          </table:table-cell>
          <table:table-cell table:formula="of:=([.A676]*[.A676])" office:value-type="float" office:value="0.00000000037065105529" calcext:value-type="float">
            <text:p>3.7065105529E-10</text:p>
          </table:table-cell>
          <table:table-cell table:formula="of:=([.A676]-[.B676])*([.A676]-[.B676])" office:value-type="float" office:value="0.00000000715321818289" calcext:value-type="float">
            <text:p>7.15321818289E-09</text:p>
          </table:table-cell>
          <table:table-cell/>
        </table:table-row>
        <table:table-row table:style-name="ro1">
          <table:table-cell office:value-type="float" office:value="0.0000153184" calcext:value-type="float">
            <text:p>0.0000153184</text:p>
          </table:table-cell>
          <table:table-cell office:value-type="float" office:value="0.0120745" calcext:value-type="float">
            <text:p>0.0120745</text:p>
          </table:table-cell>
          <table:table-cell table:formula="of:=([.A677]*[.A677])" office:value-type="float" office:value="0.00000000023465337856" calcext:value-type="float">
            <text:p>2.3465337856E-10</text:p>
          </table:table-cell>
          <table:table-cell table:formula="of:=([.A677]-[.B677])*([.A677]-[.B677])" office:value-type="float" office:value="0.000145423860861779" calcext:value-type="float">
            <text:p>0.000145423860861779</text:p>
          </table:table-cell>
          <table:table-cell/>
        </table:table-row>
        <table:table-row table:style-name="ro1">
          <table:table-cell office:value-type="float" office:value="0.0000153184" calcext:value-type="float">
            <text:p>0.0000153184</text:p>
          </table:table-cell>
          <table:table-cell office:value-type="float" office:value="0.0103279" calcext:value-type="float">
            <text:p>0.0103279</text:p>
          </table:table-cell>
          <table:table-cell table:formula="of:=([.A678]*[.A678])" office:value-type="float" office:value="0.00000000023465337856" calcext:value-type="float">
            <text:p>2.3465337856E-10</text:p>
          </table:table-cell>
          <table:table-cell table:formula="of:=([.A678]-[.B678])*([.A678]-[.B678])" office:value-type="float" office:value="0.000106349339256659" calcext:value-type="float">
            <text:p>0.000106349339256659</text:p>
          </table:table-cell>
          <table:table-cell/>
        </table:table-row>
        <table:table-row table:style-name="ro1">
          <table:table-cell office:value-type="float" office:value="0.00000214577" calcext:value-type="float">
            <text:p>0.00000214577</text:p>
          </table:table-cell>
          <table:table-cell office:value-type="float" office:value="0.0070255" calcext:value-type="float">
            <text:p>0.0070255</text:p>
          </table:table-cell>
          <table:table-cell table:formula="of:=([.A679]*[.A679])" office:value-type="float" office:value="0.00000000000460432889" calcext:value-type="float">
            <text:p>4.6043288929E-12</text:p>
          </table:table-cell>
          <table:table-cell table:formula="of:=([.A679]-[.B679])*([.A679]-[.B679])" office:value-type="float" office:value="0.0000493275046400589" calcext:value-type="float">
            <text:p>4.93275046400589E-05</text:p>
          </table:table-cell>
          <table:table-cell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0991404" calcext:value-type="float">
            <text:p>0.00991404</text:p>
          </table:table-cell>
          <table:table-cell table:formula="of:=([.A680]*[.A680])" office:value-type="float" office:value="0.00000000000687803076" calcext:value-type="float">
            <text:p>6.87803076E-12</text:p>
          </table:table-cell>
          <table:table-cell table:formula="of:=([.A680]-[.B680])*([.A680]-[.B680])" office:value-type="float" office:value="0.0000982361948770228" calcext:value-type="float">
            <text:p>9.82361948770228E-05</text:p>
          </table:table-cell>
          <table:table-cell/>
        </table:table-row>
        <table:table-row table:style-name="ro1">
          <table:table-cell office:value-type="float" office:value="0.000000715256" calcext:value-type="float">
            <text:p>0.000000715256</text:p>
          </table:table-cell>
          <table:table-cell office:value-type="float" office:value="0.0100155" calcext:value-type="float">
            <text:p>0.0100155</text:p>
          </table:table-cell>
          <table:table-cell table:formula="of:=([.A681]*[.A681])" office:value-type="float" office:value="0.00000000000051159115" calcext:value-type="float">
            <text:p>5.11591145536E-13</text:p>
          </table:table-cell>
          <table:table-cell table:formula="of:=([.A681]-[.B681])*([.A681]-[.B681])" office:value-type="float" office:value="0.000100295913468655" calcext:value-type="float">
            <text:p>0.000100295913468655</text:p>
          </table:table-cell>
          <table:table-cell/>
        </table:table-row>
        <table:table-row table:style-name="ro1">
          <table:table-cell office:value-type="float" office:value="0.00109816" calcext:value-type="float">
            <text:p>0.00109816</text:p>
          </table:table-cell>
          <table:table-cell office:value-type="float" office:value="0.0303061" calcext:value-type="float">
            <text:p>0.0303061</text:p>
          </table:table-cell>
          <table:table-cell table:formula="of:=([.A682]*[.A682])" office:value-type="float" office:value="0.0000012059553856" calcext:value-type="float">
            <text:p>0.0000012059553856</text:p>
          </table:table-cell>
          <table:table-cell table:formula="of:=([.A682]-[.B682])*([.A682]-[.B682])" office:value-type="float" office:value="0.0008531037590436" calcext:value-type="float">
            <text:p>0.0008531037590436</text:p>
          </table:table-cell>
          <table:table-cell/>
        </table:table-row>
        <table:table-row table:style-name="ro1">
          <table:table-cell office:value-type="float" office:value="0.0152012" calcext:value-type="float">
            <text:p>0.0152012</text:p>
          </table:table-cell>
          <table:table-cell office:value-type="float" office:value="0.0274346" calcext:value-type="float">
            <text:p>0.0274346</text:p>
          </table:table-cell>
          <table:table-cell table:formula="of:=([.A683]*[.A683])" office:value-type="float" office:value="0.00023107648144" calcext:value-type="float">
            <text:p>0.00023107648144</text:p>
          </table:table-cell>
          <table:table-cell table:formula="of:=([.A683]-[.B683])*([.A683]-[.B683])" office:value-type="float" office:value="0.00014965607556" calcext:value-type="float">
            <text:p>0.00014965607556</text:p>
          </table:table-cell>
          <table:table-cell/>
        </table:table-row>
        <table:table-row table:style-name="ro1">
          <table:table-cell office:value-type="float" office:value="0.0152012" calcext:value-type="float">
            <text:p>0.0152012</text:p>
          </table:table-cell>
          <table:table-cell office:value-type="float" office:value="0.0162714" calcext:value-type="float">
            <text:p>0.0162714</text:p>
          </table:table-cell>
          <table:table-cell table:formula="of:=([.A684]*[.A684])" office:value-type="float" office:value="0.00023107648144" calcext:value-type="float">
            <text:p>0.00023107648144</text:p>
          </table:table-cell>
          <table:table-cell table:formula="of:=([.A684]-[.B684])*([.A684]-[.B684])" office:value-type="float" office:value="0.00000114532804" calcext:value-type="float">
            <text:p>0.00000114532804</text:p>
          </table:table-cell>
          <table:table-cell/>
        </table:table-row>
        <table:table-row table:style-name="ro1">
          <table:table-cell office:value-type="float" office:value="0.000864029" calcext:value-type="float">
            <text:p>0.000864029</text:p>
          </table:table-cell>
          <table:table-cell office:value-type="float" office:value="0.132686" calcext:value-type="float">
            <text:p>0.132686</text:p>
          </table:table-cell>
          <table:table-cell table:formula="of:=([.A685]*[.A685])" office:value-type="float" office:value="0.000000746546112841" calcext:value-type="float">
            <text:p>7.46546112841E-07</text:p>
          </table:table-cell>
          <table:table-cell table:formula="of:=([.A685]-[.B685])*([.A685]-[.B685])" office:value-type="float" office:value="0.0173770320383248" calcext:value-type="float">
            <text:p>0.0173770320383248</text:p>
          </table:table-cell>
          <table:table-cell/>
        </table:table-row>
        <table:table-row table:style-name="ro1">
          <table:table-cell office:value-type="float" office:value="0.00870395" calcext:value-type="float">
            <text:p>0.00870395</text:p>
          </table:table-cell>
          <table:table-cell office:value-type="float" office:value="0.0180671" calcext:value-type="float">
            <text:p>0.0180671</text:p>
          </table:table-cell>
          <table:table-cell table:formula="of:=([.A686]*[.A686])" office:value-type="float" office:value="0.0000757587456025" calcext:value-type="float">
            <text:p>0.0000757587456025</text:p>
          </table:table-cell>
          <table:table-cell table:formula="of:=([.A686]-[.B686])*([.A686]-[.B686])" office:value-type="float" office:value="0.0000876685779225" calcext:value-type="float">
            <text:p>0.0000876685779225</text:p>
          </table:table-cell>
          <table:table-cell/>
        </table:table-row>
        <table:table-row table:style-name="ro1">
          <table:table-cell office:value-type="float" office:value="0.0181932" calcext:value-type="float">
            <text:p>0.0181932</text:p>
          </table:table-cell>
          <table:table-cell office:value-type="float" office:value="0.0455126" calcext:value-type="float">
            <text:p>0.0455126</text:p>
          </table:table-cell>
          <table:table-cell table:formula="of:=([.A687]*[.A687])" office:value-type="float" office:value="0.00033099252624" calcext:value-type="float">
            <text:p>0.00033099252624</text:p>
          </table:table-cell>
          <table:table-cell table:formula="of:=([.A687]-[.B687])*([.A687]-[.B687])" office:value-type="float" office:value="0.00074634961636" calcext:value-type="float">
            <text:p>0.00074634961636</text:p>
          </table:table-cell>
          <table:table-cell/>
        </table:table-row>
        <table:table-row table:style-name="ro1">
          <table:table-cell office:value-type="float" office:value="0.046535" calcext:value-type="float">
            <text:p>0.046535</text:p>
          </table:table-cell>
          <table:table-cell office:value-type="float" office:value="0.0150852" calcext:value-type="float">
            <text:p>0.0150852</text:p>
          </table:table-cell>
          <table:table-cell table:formula="of:=([.A688]*[.A688])" office:value-type="float" office:value="0.002165506225" calcext:value-type="float">
            <text:p>0.002165506225</text:p>
          </table:table-cell>
          <table:table-cell table:formula="of:=([.A688]-[.B688])*([.A688]-[.B688])" office:value-type="float" office:value="0.00098908992004" calcext:value-type="float">
            <text:p>0.00098908992004</text:p>
          </table:table-cell>
          <table:table-cell/>
        </table:table-row>
        <table:table-row table:style-name="ro1">
          <table:table-cell office:value-type="float" office:value="0.0651592" calcext:value-type="float">
            <text:p>0.0651592</text:p>
          </table:table-cell>
          <table:table-cell office:value-type="float" office:value="0.00660589" calcext:value-type="float">
            <text:p>0.00660589</text:p>
          </table:table-cell>
          <table:table-cell table:formula="of:=([.A689]*[.A689])" office:value-type="float" office:value="0.00424572134464" calcext:value-type="float">
            <text:p>0.00424572134464</text:p>
          </table:table-cell>
          <table:table-cell table:formula="of:=([.A689]-[.B689])*([.A689]-[.B689])" office:value-type="float" office:value="0.0034284901119561" calcext:value-type="float">
            <text:p>0.0034284901119561</text:p>
          </table:table-cell>
          <table:table-cell/>
        </table:table-row>
        <table:table-row table:style-name="ro1">
          <table:table-cell office:value-type="float" office:value="0.0977958" calcext:value-type="float">
            <text:p>0.0977958</text:p>
          </table:table-cell>
          <table:table-cell office:value-type="float" office:value="0.0808197" calcext:value-type="float">
            <text:p>0.0808197</text:p>
          </table:table-cell>
          <table:table-cell table:formula="of:=([.A690]*[.A690])" office:value-type="float" office:value="0.00956401849764" calcext:value-type="float">
            <text:p>0.00956401849764</text:p>
          </table:table-cell>
          <table:table-cell table:formula="of:=([.A690]-[.B690])*([.A690]-[.B690])" office:value-type="float" office:value="0.00028818797121" calcext:value-type="float">
            <text:p>0.00028818797121</text:p>
          </table:table-cell>
          <table:table-cell/>
        </table:table-row>
        <table:table-row table:style-name="ro1">
          <table:table-cell office:value-type="float" office:value="0.0977931" calcext:value-type="float">
            <text:p>0.0977931</text:p>
          </table:table-cell>
          <table:table-cell office:value-type="float" office:value="0.169644" calcext:value-type="float">
            <text:p>0.169644</text:p>
          </table:table-cell>
          <table:table-cell table:formula="of:=([.A691]*[.A691])" office:value-type="float" office:value="0.00956349040761" calcext:value-type="float">
            <text:p>0.00956349040761</text:p>
          </table:table-cell>
          <table:table-cell table:formula="of:=([.A691]-[.B691])*([.A691]-[.B691])" office:value-type="float" office:value="0.00516255183081" calcext:value-type="float">
            <text:p>0.00516255183081</text:p>
          </table:table-cell>
          <table:table-cell/>
        </table:table-row>
        <table:table-row table:style-name="ro1">
          <table:table-cell office:value-type="float" office:value="0.170509" calcext:value-type="float">
            <text:p>0.170509</text:p>
          </table:table-cell>
          <table:table-cell office:value-type="float" office:value="0.166581" calcext:value-type="float">
            <text:p>0.166581</text:p>
          </table:table-cell>
          <table:table-cell table:formula="of:=([.A692]*[.A692])" office:value-type="float" office:value="0.029073319081" calcext:value-type="float">
            <text:p>0.029073319081</text:p>
          </table:table-cell>
          <table:table-cell table:formula="of:=([.A692]-[.B692])*([.A692]-[.B692])" office:value-type="float" office:value="0.0000154291839999999" calcext:value-type="float">
            <text:p>1.54291839999999E-05</text:p>
          </table:table-cell>
          <table:table-cell/>
        </table:table-row>
        <table:table-row table:style-name="ro1">
          <table:table-cell office:value-type="float" office:value="0.200676" calcext:value-type="float">
            <text:p>0.200676</text:p>
          </table:table-cell>
          <table:table-cell office:value-type="float" office:value="0.16075" calcext:value-type="float">
            <text:p>0.16075</text:p>
          </table:table-cell>
          <table:table-cell table:formula="of:=([.A693]*[.A693])" office:value-type="float" office:value="0.040270856976" calcext:value-type="float">
            <text:p>0.040270856976</text:p>
          </table:table-cell>
          <table:table-cell table:formula="of:=([.A693]-[.B693])*([.A693]-[.B693])" office:value-type="float" office:value="0.001594085476" calcext:value-type="float">
            <text:p>0.001594085476</text:p>
          </table:table-cell>
          <table:table-cell/>
        </table:table-row>
        <table:table-row table:style-name="ro1">
          <table:table-cell office:value-type="float" office:value="0.528038" calcext:value-type="float">
            <text:p>0.528038</text:p>
          </table:table-cell>
          <table:table-cell office:value-type="float" office:value="0.314994" calcext:value-type="float">
            <text:p>0.314994</text:p>
          </table:table-cell>
          <table:table-cell table:formula="of:=([.A694]*[.A694])" office:value-type="float" office:value="0.278824129444" calcext:value-type="float">
            <text:p>0.278824129444</text:p>
          </table:table-cell>
          <table:table-cell table:formula="of:=([.A694]-[.B694])*([.A694]-[.B694])" office:value-type="float" office:value="0.045387745936" calcext:value-type="float">
            <text:p>0.045387745936</text:p>
          </table:table-cell>
          <table:table-cell/>
        </table:table-row>
        <table:table-row table:style-name="ro1">
          <table:table-cell office:value-type="float" office:value="0.742646" calcext:value-type="float">
            <text:p>0.742646</text:p>
          </table:table-cell>
          <table:table-cell office:value-type="float" office:value="0.308061" calcext:value-type="float">
            <text:p>0.308061</text:p>
          </table:table-cell>
          <table:table-cell table:formula="of:=([.A695]*[.A695])" office:value-type="float" office:value="0.551523081316" calcext:value-type="float">
            <text:p>0.551523081316</text:p>
          </table:table-cell>
          <table:table-cell table:formula="of:=([.A695]-[.B695])*([.A695]-[.B695])" office:value-type="float" office:value="0.188864122225" calcext:value-type="float">
            <text:p>0.188864122225</text:p>
          </table:table-cell>
          <table:table-cell/>
        </table:table-row>
        <table:table-row table:style-name="ro1">
          <table:table-cell office:value-type="float" office:value="0.742647" calcext:value-type="float">
            <text:p>0.742647</text:p>
          </table:table-cell>
          <table:table-cell office:value-type="float" office:value="0.471132" calcext:value-type="float">
            <text:p>0.471132</text:p>
          </table:table-cell>
          <table:table-cell table:formula="of:=([.A696]*[.A696])" office:value-type="float" office:value="0.551524566609" calcext:value-type="float">
            <text:p>0.551524566609</text:p>
          </table:table-cell>
          <table:table-cell table:formula="of:=([.A696]-[.B696])*([.A696]-[.B696])" office:value-type="float" office:value="0.073720395225" calcext:value-type="float">
            <text:p>0.073720395225</text:p>
          </table:table-cell>
          <table:table-cell/>
        </table:table-row>
        <table:table-row table:style-name="ro1">
          <table:table-cell office:value-type="float" office:value="0.76343" calcext:value-type="float">
            <text:p>0.76343</text:p>
          </table:table-cell>
          <table:table-cell office:value-type="float" office:value="0.502645" calcext:value-type="float">
            <text:p>0.502645</text:p>
          </table:table-cell>
          <table:table-cell table:formula="of:=([.A697]*[.A697])" office:value-type="float" office:value="0.5828253649" calcext:value-type="float">
            <text:p>0.5828253649</text:p>
          </table:table-cell>
          <table:table-cell table:formula="of:=([.A697]-[.B697])*([.A697]-[.B697])" office:value-type="float" office:value="0.068008816225" calcext:value-type="float">
            <text:p>0.068008816225</text:p>
          </table:table-cell>
          <table:table-cell/>
        </table:table-row>
        <table:table-row table:style-name="ro1">
          <table:table-cell office:value-type="float" office:value="0.835962" calcext:value-type="float">
            <text:p>0.835962</text:p>
          </table:table-cell>
          <table:table-cell office:value-type="float" office:value="0.801638" calcext:value-type="float">
            <text:p>0.801638</text:p>
          </table:table-cell>
          <table:table-cell table:formula="of:=([.A698]*[.A698])" office:value-type="float" office:value="0.698832465444" calcext:value-type="float">
            <text:p>0.698832465444</text:p>
          </table:table-cell>
          <table:table-cell table:formula="of:=([.A698]-[.B698])*([.A698]-[.B698])" office:value-type="float" office:value="0.001178136976" calcext:value-type="float">
            <text:p>0.001178136976</text:p>
          </table:table-cell>
          <table:table-cell/>
        </table:table-row>
        <table:table-row table:style-name="ro1">
          <table:table-cell office:value-type="float" office:value="0.933242" calcext:value-type="float">
            <text:p>0.933242</text:p>
          </table:table-cell>
          <table:table-cell office:value-type="float" office:value="0.803522" calcext:value-type="float">
            <text:p>0.803522</text:p>
          </table:table-cell>
          <table:table-cell table:formula="of:=([.A699]*[.A699])" office:value-type="float" office:value="0.870940630564" calcext:value-type="float">
            <text:p>0.870940630564</text:p>
          </table:table-cell>
          <table:table-cell table:formula="of:=([.A699]-[.B699])*([.A699]-[.B699])" office:value-type="float" office:value="0.0168272784" calcext:value-type="float">
            <text:p>0.0168272784</text:p>
          </table:table-cell>
          <table:table-cell/>
        </table:table-row>
        <table:table-row table:style-name="ro1">
          <table:table-cell office:value-type="float" office:value="0.944357" calcext:value-type="float">
            <text:p>0.944357</text:p>
          </table:table-cell>
          <table:table-cell office:value-type="float" office:value="0.902918" calcext:value-type="float">
            <text:p>0.902918</text:p>
          </table:table-cell>
          <table:table-cell table:formula="of:=([.A700]*[.A700])" office:value-type="float" office:value="0.891810143449" calcext:value-type="float">
            <text:p>0.891810143449</text:p>
          </table:table-cell>
          <table:table-cell table:formula="of:=([.A700]-[.B700])*([.A700]-[.B700])" office:value-type="float" office:value="0.001717190721" calcext:value-type="float">
            <text:p>0.001717190721</text:p>
          </table:table-cell>
          <table:table-cell/>
        </table:table-row>
        <table:table-row table:style-name="ro1">
          <table:table-cell office:value-type="float" office:value="0.931874" calcext:value-type="float">
            <text:p>0.931874</text:p>
          </table:table-cell>
          <table:table-cell office:value-type="float" office:value="0.929453" calcext:value-type="float">
            <text:p>0.929453</text:p>
          </table:table-cell>
          <table:table-cell table:formula="of:=([.A701]*[.A701])" office:value-type="float" office:value="0.868389151876" calcext:value-type="float">
            <text:p>0.868389151876</text:p>
          </table:table-cell>
          <table:table-cell table:formula="of:=([.A701]-[.B701])*([.A701]-[.B701])" office:value-type="float" office:value="0.00000586124100000003" calcext:value-type="float">
            <text:p>5.86124100000003E-06</text:p>
          </table:table-cell>
          <table:table-cell/>
        </table:table-row>
        <table:table-row table:style-name="ro1">
          <table:table-cell office:value-type="float" office:value="0.953198" calcext:value-type="float">
            <text:p>0.953198</text:p>
          </table:table-cell>
          <table:table-cell office:value-type="float" office:value="0.990058" calcext:value-type="float">
            <text:p>0.990058</text:p>
          </table:table-cell>
          <table:table-cell table:formula="of:=([.A702]*[.A702])" office:value-type="float" office:value="0.908586427204" calcext:value-type="float">
            <text:p>0.908586427204</text:p>
          </table:table-cell>
          <table:table-cell table:formula="of:=([.A702]-[.B702])*([.A702]-[.B702])" office:value-type="float" office:value="0.0013586596" calcext:value-type="float">
            <text:p>0.0013586596</text:p>
          </table:table-cell>
          <table:table-cell/>
        </table:table-row>
        <table:table-row table:style-name="ro1">
          <table:table-cell office:value-type="float" office:value="0.986153" calcext:value-type="float">
            <text:p>0.986153</text:p>
          </table:table-cell>
          <table:table-cell office:value-type="float" office:value="0.991848" calcext:value-type="float">
            <text:p>0.991848</text:p>
          </table:table-cell>
          <table:table-cell table:formula="of:=([.A703]*[.A703])" office:value-type="float" office:value="0.972497739409" calcext:value-type="float">
            <text:p>0.972497739409</text:p>
          </table:table-cell>
          <table:table-cell table:formula="of:=([.A703]-[.B703])*([.A703]-[.B703])" office:value-type="float" office:value="0.0000324330250000001" calcext:value-type="float">
            <text:p>0.0000324330250000001</text:p>
          </table:table-cell>
          <table:table-cell/>
        </table:table-row>
        <table:table-row table:style-name="ro1">
          <table:table-cell office:value-type="float" office:value="0.0000630617" calcext:value-type="float">
            <text:p>0.0000630617</text:p>
          </table:table-cell>
          <table:table-cell office:value-type="float" office:value="0.00000293028" calcext:value-type="float">
            <text:p>0.00000293028</text:p>
          </table:table-cell>
          <table:table-cell table:formula="of:=([.A704]*[.A704])" office:value-type="float" office:value="0.00000000397677800689" calcext:value-type="float">
            <text:p>3.97677800689E-09</text:p>
          </table:table-cell>
          <table:table-cell table:formula="of:=([.A704]-[.B704])*([.A704]-[.B704])" office:value-type="float" office:value="0.00000000361578767122" calcext:value-type="float">
            <text:p>3.6157876712164E-09</text:p>
          </table:table-cell>
          <table:table-cell/>
        </table:table-row>
        <table:table-row table:style-name="ro1">
          <table:table-cell office:value-type="float" office:value="0.0000261068" calcext:value-type="float">
            <text:p>0.0000261068</text:p>
          </table:table-cell>
          <table:table-cell office:value-type="float" office:value="0.00146503" calcext:value-type="float">
            <text:p>0.00146503</text:p>
          </table:table-cell>
          <table:table-cell table:formula="of:=([.A705]*[.A705])" office:value-type="float" office:value="0.00000000068156500624" calcext:value-type="float">
            <text:p>6.8156500624E-10</text:p>
          </table:table-cell>
          <table:table-cell table:formula="of:=([.A705]-[.B705])*([.A705]-[.B705])" office:value-type="float" office:value="0.00000207049997549824" calcext:value-type="float">
            <text:p>2.07049997549824E-06</text:p>
          </table:table-cell>
          <table:table-cell/>
        </table:table-row>
        <table:table-row table:style-name="ro1">
          <table:table-cell office:value-type="float" office:value="0.000018239" calcext:value-type="float">
            <text:p>0.000018239</text:p>
          </table:table-cell>
          <table:table-cell office:value-type="float" office:value="0.0000657995" calcext:value-type="float">
            <text:p>0.0000657995</text:p>
          </table:table-cell>
          <table:table-cell table:formula="of:=([.A706]*[.A706])" office:value-type="float" office:value="0.000000000332661121" calcext:value-type="float">
            <text:p>3.32661121E-10</text:p>
          </table:table-cell>
          <table:table-cell table:formula="of:=([.A706]-[.B706])*([.A706]-[.B706])" office:value-type="float" office:value="0.00000000226200116025" calcext:value-type="float">
            <text:p>2.26200116025E-09</text:p>
          </table:table-cell>
          <table:table-cell/>
        </table:table-row>
        <table:table-row table:style-name="ro1">
          <table:table-cell office:value-type="float" office:value="0.00000417233" calcext:value-type="float">
            <text:p>0.00000417233</text:p>
          </table:table-cell>
          <table:table-cell office:value-type="float" office:value="0.00215117" calcext:value-type="float">
            <text:p>0.00215117</text:p>
          </table:table-cell>
          <table:table-cell table:formula="of:=([.A707]*[.A707])" office:value-type="float" office:value="0.00000000001740833763" calcext:value-type="float">
            <text:p>1.74083376289E-11</text:p>
          </table:table-cell>
          <table:table-cell table:formula="of:=([.A707]-[.B707])*([.A707]-[.B707])" office:value-type="float" office:value="0.00000460959899498543" calcext:value-type="float">
            <text:p>4.60959899498543E-06</text:p>
          </table:table-cell>
          <table:table-cell/>
        </table:table-row>
        <table:table-row table:style-name="ro1">
          <table:table-cell office:value-type="float" office:value="0.0000456572" calcext:value-type="float">
            <text:p>0.0000456572</text:p>
          </table:table-cell>
          <table:table-cell office:value-type="float" office:value="0.00121738" calcext:value-type="float">
            <text:p>0.00121738</text:p>
          </table:table-cell>
          <table:table-cell table:formula="of:=([.A708]*[.A708])" office:value-type="float" office:value="0.00000000208457991184" calcext:value-type="float">
            <text:p>2.08457991184E-09</text:p>
          </table:table-cell>
          <table:table-cell table:formula="of:=([.A708]-[.B708])*([.A708]-[.B708])" office:value-type="float" office:value="0.00000137293432003984" calcext:value-type="float">
            <text:p>1.37293432003984E-06</text:p>
          </table:table-cell>
          <table:table-cell/>
        </table:table-row>
        <table:table-row table:style-name="ro1">
          <table:table-cell office:value-type="float" office:value="0.0000456572" calcext:value-type="float">
            <text:p>0.0000456572</text:p>
          </table:table-cell>
          <table:table-cell office:value-type="float" office:value="0.0000499001" calcext:value-type="float">
            <text:p>0.0000499001</text:p>
          </table:table-cell>
          <table:table-cell table:formula="of:=([.A709]*[.A709])" office:value-type="float" office:value="0.00000000208457991184" calcext:value-type="float">
            <text:p>2.08457991184E-09</text:p>
          </table:table-cell>
          <table:table-cell table:formula="of:=([.A709]-[.B709])*([.A709]-[.B709])" office:value-type="float" office:value="0.00000000001800220041" calcext:value-type="float">
            <text:p>1.800220041E-11</text:p>
          </table:table-cell>
          <table:table-cell/>
        </table:table-row>
        <table:table-row table:style-name="ro1">
          <table:table-cell office:value-type="float" office:value="0.0000456572" calcext:value-type="float">
            <text:p>0.0000456572</text:p>
          </table:table-cell>
          <table:table-cell office:value-type="float" office:value="0.0000662619" calcext:value-type="float">
            <text:p>0.0000662619</text:p>
          </table:table-cell>
          <table:table-cell table:formula="of:=([.A710]*[.A710])" office:value-type="float" office:value="0.00000000208457991184" calcext:value-type="float">
            <text:p>2.08457991184E-09</text:p>
          </table:table-cell>
          <table:table-cell table:formula="of:=([.A710]-[.B710])*([.A710]-[.B710])" office:value-type="float" office:value="0.00000000042455366209" calcext:value-type="float">
            <text:p>4.2455366209E-10</text:p>
          </table:table-cell>
          <table:table-cell/>
        </table:table-row>
        <table:table-row table:style-name="ro1">
          <table:table-cell office:value-type="float" office:value="0.0000456572" calcext:value-type="float">
            <text:p>0.0000456572</text:p>
          </table:table-cell>
          <table:table-cell office:value-type="float" office:value="0.0000816605" calcext:value-type="float">
            <text:p>0.0000816605</text:p>
          </table:table-cell>
          <table:table-cell table:formula="of:=([.A711]*[.A711])" office:value-type="float" office:value="0.00000000208457991184" calcext:value-type="float">
            <text:p>2.08457991184E-09</text:p>
          </table:table-cell>
          <table:table-cell table:formula="of:=([.A711]-[.B711])*([.A711]-[.B711])" office:value-type="float" office:value="0.00000000129623761089" calcext:value-type="float">
            <text:p>1.29623761089E-09</text:p>
          </table:table-cell>
          <table:table-cell/>
        </table:table-row>
        <table:table-row table:style-name="ro1">
          <table:table-cell office:value-type="float" office:value="0.0000203848" calcext:value-type="float">
            <text:p>0.0000203848</text:p>
          </table:table-cell>
          <table:table-cell office:value-type="float" office:value="0.00180797" calcext:value-type="float">
            <text:p>0.00180797</text:p>
          </table:table-cell>
          <table:table-cell table:formula="of:=([.A712]*[.A712])" office:value-type="float" office:value="0.00000000041554007104" calcext:value-type="float">
            <text:p>4.1554007104E-10</text:p>
          </table:table-cell>
          <table:table-cell table:formula="of:=([.A712]-[.B712])*([.A712]-[.B712])" office:value-type="float" office:value="0.00000319546084725904" calcext:value-type="float">
            <text:p>3.19546084725904E-06</text:p>
          </table:table-cell>
          <table:table-cell/>
        </table:table-row>
        <table:table-row table:style-name="ro1">
          <table:table-cell office:value-type="float" office:value="0.0000203848" calcext:value-type="float">
            <text:p>0.0000203848</text:p>
          </table:table-cell>
          <table:table-cell office:value-type="float" office:value="0.00264285" calcext:value-type="float">
            <text:p>0.00264285</text:p>
          </table:table-cell>
          <table:table-cell table:formula="of:=([.A713]*[.A713])" office:value-type="float" office:value="0.00000000041554007104" calcext:value-type="float">
            <text:p>4.1554007104E-10</text:p>
          </table:table-cell>
          <table:table-cell table:formula="of:=([.A713]-[.B713])*([.A713]-[.B713])" office:value-type="float" office:value="0.00000687732372521104" calcext:value-type="float">
            <text:p>6.87732372521104E-06</text:p>
          </table:table-cell>
          <table:table-cell/>
        </table:table-row>
        <table:table-row table:style-name="ro1">
          <table:table-cell office:value-type="float" office:value="0.00000596046" calcext:value-type="float">
            <text:p>0.00000596046</text:p>
          </table:table-cell>
          <table:table-cell office:value-type="float" office:value="0.0000130673" calcext:value-type="float">
            <text:p>0.0000130673</text:p>
          </table:table-cell>
          <table:table-cell table:formula="of:=([.A714]*[.A714])" office:value-type="float" office:value="0.00000000003552708341" calcext:value-type="float">
            <text:p>3.55270834116E-11</text:p>
          </table:table-cell>
          <table:table-cell table:formula="of:=([.A714]-[.B714])*([.A714]-[.B714])" office:value-type="float" office:value="0.00000000005050717479" calcext:value-type="float">
            <text:p>5.05071747856E-11</text:p>
          </table:table-cell>
          <table:table-cell/>
        </table:table-row>
        <table:table-row table:style-name="ro1">
          <table:table-cell office:value-type="float" office:value="0.00000727177" calcext:value-type="float">
            <text:p>0.00000727177</text:p>
          </table:table-cell>
          <table:table-cell office:value-type="float" office:value="0.00637598" calcext:value-type="float">
            <text:p>0.00637598</text:p>
          </table:table-cell>
          <table:table-cell table:formula="of:=([.A715]*[.A715])" office:value-type="float" office:value="0.00000000005287863893" calcext:value-type="float">
            <text:p>5.28786389329E-11</text:p>
          </table:table-cell>
          <table:table-cell table:formula="of:=([.A715]-[.B715])*([.A715]-[.B715])" office:value-type="float" office:value="0.0000405604445188697" calcext:value-type="float">
            <text:p>4.05604445188697E-05</text:p>
          </table:table-cell>
          <table:table-cell/>
        </table:table-row>
        <table:table-row table:style-name="ro1">
          <table:table-cell office:value-type="float" office:value="0.00000661612" calcext:value-type="float">
            <text:p>0.00000661612</text:p>
          </table:table-cell>
          <table:table-cell office:value-type="float" office:value="0.0744423" calcext:value-type="float">
            <text:p>0.0744423</text:p>
          </table:table-cell>
          <table:table-cell table:formula="of:=([.A716]*[.A716])" office:value-type="float" office:value="0.00000000004377304385" calcext:value-type="float">
            <text:p>4.37730438544E-11</text:p>
          </table:table-cell>
          <table:table-cell table:formula="of:=([.A716]-[.B716])*([.A716]-[.B716])" office:value-type="float" office:value="0.00554067103468329" calcext:value-type="float">
            <text:p>0.00554067103468329</text:p>
          </table:table-cell>
          <table:table-cell/>
        </table:table-row>
        <table:table-row table:style-name="ro1">
          <table:table-cell office:value-type="float" office:value="0.00000345707" calcext:value-type="float">
            <text:p>0.00000345707</text:p>
          </table:table-cell>
          <table:table-cell office:value-type="float" office:value="0.210942" calcext:value-type="float">
            <text:p>0.210942</text:p>
          </table:table-cell>
          <table:table-cell table:formula="of:=([.A717]*[.A717])" office:value-type="float" office:value="0.00000000001195133298" calcext:value-type="float">
            <text:p>1.19513329849E-11</text:p>
          </table:table-cell>
          <table:table-cell table:formula="of:=([.A717]-[.B717])*([.A717]-[.B717])" office:value-type="float" office:value="0.0444950688934315" calcext:value-type="float">
            <text:p>0.0444950688934315</text:p>
          </table:table-cell>
          <table:table-cell/>
        </table:table-row>
        <table:table-row table:style-name="ro1">
          <table:table-cell office:value-type="float" office:value="0.000445962" calcext:value-type="float">
            <text:p>0.000445962</text:p>
          </table:table-cell>
          <table:table-cell office:value-type="float" office:value="0.0511524" calcext:value-type="float">
            <text:p>0.0511524</text:p>
          </table:table-cell>
          <table:table-cell table:formula="of:=([.A718]*[.A718])" office:value-type="float" office:value="0.000000198882105444" calcext:value-type="float">
            <text:p>1.98882105444E-07</text:p>
          </table:table-cell>
          <table:table-cell table:formula="of:=([.A718]-[.B718])*([.A718]-[.B718])" office:value-type="float" office:value="0.00257114285464784" calcext:value-type="float">
            <text:p>0.00257114285464784</text:p>
          </table:table-cell>
          <table:table-cell/>
        </table:table-row>
        <table:table-row table:style-name="ro1">
          <table:table-cell office:value-type="float" office:value="0.000395179" calcext:value-type="float">
            <text:p>0.000395179</text:p>
          </table:table-cell>
          <table:table-cell office:value-type="float" office:value="0.0455221" calcext:value-type="float">
            <text:p>0.0455221</text:p>
          </table:table-cell>
          <table:table-cell table:formula="of:=([.A719]*[.A719])" office:value-type="float" office:value="0.000000156166442041" calcext:value-type="float">
            <text:p>1.56166442041E-07</text:p>
          </table:table-cell>
          <table:table-cell table:formula="of:=([.A719]-[.B719])*([.A719]-[.B719])" office:value-type="float" office:value="0.00203643899894024" calcext:value-type="float">
            <text:p>0.00203643899894024</text:p>
          </table:table-cell>
          <table:table-cell/>
        </table:table-row>
        <table:table-row table:style-name="ro1">
          <table:table-cell office:value-type="float" office:value="0.000453472" calcext:value-type="float">
            <text:p>0.000453472</text:p>
          </table:table-cell>
          <table:table-cell office:value-type="float" office:value="0.173555" calcext:value-type="float">
            <text:p>0.173555</text:p>
          </table:table-cell>
          <table:table-cell table:formula="of:=([.A720]*[.A720])" office:value-type="float" office:value="0.000000205636854784" calcext:value-type="float">
            <text:p>2.05636854784E-07</text:p>
          </table:table-cell>
          <table:table-cell table:formula="of:=([.A720]-[.B720])*([.A720]-[.B720])" office:value-type="float" office:value="0.0299641389959348" calcext:value-type="float">
            <text:p>0.0299641389959348</text:p>
          </table:table-cell>
          <table:table-cell/>
        </table:table-row>
        <table:table-row table:style-name="ro1">
          <table:table-cell office:value-type="float" office:value="0.000453472" calcext:value-type="float">
            <text:p>0.000453472</text:p>
          </table:table-cell>
          <table:table-cell office:value-type="float" office:value="0.17883" calcext:value-type="float">
            <text:p>0.17883</text:p>
          </table:table-cell>
          <table:table-cell table:formula="of:=([.A721]*[.A721])" office:value-type="float" office:value="0.000000205636854784" calcext:value-type="float">
            <text:p>2.05636854784E-07</text:p>
          </table:table-cell>
          <table:table-cell table:formula="of:=([.A721]-[.B721])*([.A721]-[.B721])" office:value-type="float" office:value="0.0318181857413348" calcext:value-type="float">
            <text:p>0.0318181857413348</text:p>
          </table:table-cell>
          <table:table-cell/>
        </table:table-row>
        <table:table-row table:style-name="ro1">
          <table:table-cell office:value-type="float" office:value="0.000453472" calcext:value-type="float">
            <text:p>0.000453472</text:p>
          </table:table-cell>
          <table:table-cell office:value-type="float" office:value="0.186538" calcext:value-type="float">
            <text:p>0.186538</text:p>
          </table:table-cell>
          <table:table-cell table:formula="of:=([.A722]*[.A722])" office:value-type="float" office:value="0.000000205636854784" calcext:value-type="float">
            <text:p>2.05636854784E-07</text:p>
          </table:table-cell>
          <table:table-cell table:formula="of:=([.A722]-[.B722])*([.A722]-[.B722])" office:value-type="float" office:value="0.0346274515609828" calcext:value-type="float">
            <text:p>0.0346274515609828</text:p>
          </table:table-cell>
          <table:table-cell/>
        </table:table-row>
        <table:table-row table:style-name="ro1">
          <table:table-cell office:value-type="float" office:value="0.0055455" calcext:value-type="float">
            <text:p>0.0055455</text:p>
          </table:table-cell>
          <table:table-cell office:value-type="float" office:value="0.205194" calcext:value-type="float">
            <text:p>0.205194</text:p>
          </table:table-cell>
          <table:table-cell table:formula="of:=([.A723]*[.A723])" office:value-type="float" office:value="0.00003075257025" calcext:value-type="float">
            <text:p>0.00003075257025</text:p>
          </table:table-cell>
          <table:table-cell table:formula="of:=([.A723]-[.B723])*([.A723]-[.B723])" office:value-type="float" office:value="0.03985952355225" calcext:value-type="float">
            <text:p>0.03985952355225</text:p>
          </table:table-cell>
          <table:table-cell/>
        </table:table-row>
        <table:table-row table:style-name="ro1">
          <table:table-cell office:value-type="float" office:value="0.0399673" calcext:value-type="float">
            <text:p>0.0399673</text:p>
          </table:table-cell>
          <table:table-cell office:value-type="float" office:value="0.215202" calcext:value-type="float">
            <text:p>0.215202</text:p>
          </table:table-cell>
          <table:table-cell table:formula="of:=([.A724]*[.A724])" office:value-type="float" office:value="0.00159738506929" calcext:value-type="float">
            <text:p>0.00159738506929</text:p>
          </table:table-cell>
          <table:table-cell table:formula="of:=([.A724]-[.B724])*([.A724]-[.B724])" office:value-type="float" office:value="0.03070720008409" calcext:value-type="float">
            <text:p>0.03070720008409</text:p>
          </table:table-cell>
          <table:table-cell/>
        </table:table-row>
        <table:table-row table:style-name="ro1">
          <table:table-cell office:value-type="float" office:value="0.0496534" calcext:value-type="float">
            <text:p>0.0496534</text:p>
          </table:table-cell>
          <table:table-cell office:value-type="float" office:value="0.220973" calcext:value-type="float">
            <text:p>0.220973</text:p>
          </table:table-cell>
          <table:table-cell table:formula="of:=([.A725]*[.A725])" office:value-type="float" office:value="0.00246546013156" calcext:value-type="float">
            <text:p>0.00246546013156</text:p>
          </table:table-cell>
          <table:table-cell table:formula="of:=([.A725]-[.B725])*([.A725]-[.B725])" office:value-type="float" office:value="0.02935040534416" calcext:value-type="float">
            <text:p>0.02935040534416</text:p>
          </table:table-cell>
          <table:table-cell/>
        </table:table-row>
        <table:table-row table:style-name="ro1">
          <table:table-cell office:value-type="float" office:value="0.100342" calcext:value-type="float">
            <text:p>0.100342</text:p>
          </table:table-cell>
          <table:table-cell office:value-type="float" office:value="0.155639" calcext:value-type="float">
            <text:p>0.155639</text:p>
          </table:table-cell>
          <table:table-cell table:formula="of:=([.A726]*[.A726])" office:value-type="float" office:value="0.010068516964" calcext:value-type="float">
            <text:p>0.010068516964</text:p>
          </table:table-cell>
          <table:table-cell table:formula="of:=([.A726]-[.B726])*([.A726]-[.B726])" office:value-type="float" office:value="0.003057758209" calcext:value-type="float">
            <text:p>0.003057758209</text:p>
          </table:table-cell>
          <table:table-cell/>
        </table:table-row>
        <table:table-row table:style-name="ro1">
          <table:table-cell office:value-type="float" office:value="0.100342" calcext:value-type="float">
            <text:p>0.100342</text:p>
          </table:table-cell>
          <table:table-cell office:value-type="float" office:value="0.160189" calcext:value-type="float">
            <text:p>0.160189</text:p>
          </table:table-cell>
          <table:table-cell table:formula="of:=([.A727]*[.A727])" office:value-type="float" office:value="0.010068516964" calcext:value-type="float">
            <text:p>0.010068516964</text:p>
          </table:table-cell>
          <table:table-cell table:formula="of:=([.A727]-[.B727])*([.A727]-[.B727])" office:value-type="float" office:value="0.003581663409" calcext:value-type="float">
            <text:p>0.003581663409</text:p>
          </table:table-cell>
          <table:table-cell/>
        </table:table-row>
        <table:table-row table:style-name="ro1">
          <table:table-cell office:value-type="float" office:value="0.152099" calcext:value-type="float">
            <text:p>0.152099</text:p>
          </table:table-cell>
          <table:table-cell office:value-type="float" office:value="0.386381" calcext:value-type="float">
            <text:p>0.386381</text:p>
          </table:table-cell>
          <table:table-cell table:formula="of:=([.A728]*[.A728])" office:value-type="float" office:value="0.023134105801" calcext:value-type="float">
            <text:p>0.023134105801</text:p>
          </table:table-cell>
          <table:table-cell table:formula="of:=([.A728]-[.B728])*([.A728]-[.B728])" office:value-type="float" office:value="0.054888055524" calcext:value-type="float">
            <text:p>0.054888055524</text:p>
          </table:table-cell>
          <table:table-cell/>
        </table:table-row>
        <table:table-row table:style-name="ro1">
          <table:table-cell office:value-type="float" office:value="0.183216" calcext:value-type="float">
            <text:p>0.183216</text:p>
          </table:table-cell>
          <table:table-cell office:value-type="float" office:value="0.210739" calcext:value-type="float">
            <text:p>0.210739</text:p>
          </table:table-cell>
          <table:table-cell table:formula="of:=([.A729]*[.A729])" office:value-type="float" office:value="0.033568102656" calcext:value-type="float">
            <text:p>0.033568102656</text:p>
          </table:table-cell>
          <table:table-cell table:formula="of:=([.A729]-[.B729])*([.A729]-[.B729])" office:value-type="float" office:value="0.000757515529000001" calcext:value-type="float">
            <text:p>0.000757515529000001</text:p>
          </table:table-cell>
          <table:table-cell/>
        </table:table-row>
        <table:table-row table:style-name="ro1">
          <table:table-cell office:value-type="float" office:value="0.418818" calcext:value-type="float">
            <text:p>0.418818</text:p>
          </table:table-cell>
          <table:table-cell office:value-type="float" office:value="0.364089" calcext:value-type="float">
            <text:p>0.364089</text:p>
          </table:table-cell>
          <table:table-cell table:formula="of:=([.A730]*[.A730])" office:value-type="float" office:value="0.175408517124" calcext:value-type="float">
            <text:p>0.175408517124</text:p>
          </table:table-cell>
          <table:table-cell table:formula="of:=([.A730]-[.B730])*([.A730]-[.B730])" office:value-type="float" office:value="0.002995263441" calcext:value-type="float">
            <text:p>0.002995263441</text:p>
          </table:table-cell>
          <table:table-cell/>
        </table:table-row>
        <table:table-row table:style-name="ro1">
          <table:table-cell office:value-type="float" office:value="0.390515" calcext:value-type="float">
            <text:p>0.390515</text:p>
          </table:table-cell>
          <table:table-cell office:value-type="float" office:value="0.373652" calcext:value-type="float">
            <text:p>0.373652</text:p>
          </table:table-cell>
          <table:table-cell table:formula="of:=([.A731]*[.A731])" office:value-type="float" office:value="0.152501965225" calcext:value-type="float">
            <text:p>0.152501965225</text:p>
          </table:table-cell>
          <table:table-cell table:formula="of:=([.A731]-[.B731])*([.A731]-[.B731])" office:value-type="float" office:value="0.000284360769000001" calcext:value-type="float">
            <text:p>0.000284360769000001</text:p>
          </table:table-cell>
          <table:table-cell/>
        </table:table-row>
        <table:table-row table:style-name="ro1">
          <table:table-cell office:value-type="float" office:value="0.402722" calcext:value-type="float">
            <text:p>0.402722</text:p>
          </table:table-cell>
          <table:table-cell office:value-type="float" office:value="0.401751" calcext:value-type="float">
            <text:p>0.401751</text:p>
          </table:table-cell>
          <table:table-cell table:formula="of:=([.A732]*[.A732])" office:value-type="float" office:value="0.162185009284" calcext:value-type="float">
            <text:p>0.162185009284</text:p>
          </table:table-cell>
          <table:table-cell table:formula="of:=([.A732]-[.B732])*([.A732]-[.B732])" office:value-type="float" office:value="0.000000942841" calcext:value-type="float">
            <text:p>0.000000942841</text:p>
          </table:table-cell>
          <table:table-cell/>
        </table:table-row>
        <table:table-row table:style-name="ro1">
          <table:table-cell office:value-type="float" office:value="0.520395" calcext:value-type="float">
            <text:p>0.520395</text:p>
          </table:table-cell>
          <table:table-cell office:value-type="float" office:value="0.62311" calcext:value-type="float">
            <text:p>0.62311</text:p>
          </table:table-cell>
          <table:table-cell table:formula="of:=([.A733]*[.A733])" office:value-type="float" office:value="0.270810956025" calcext:value-type="float">
            <text:p>0.270810956025</text:p>
          </table:table-cell>
          <table:table-cell table:formula="of:=([.A733]-[.B733])*([.A733]-[.B733])" office:value-type="float" office:value="0.010550371225" calcext:value-type="float">
            <text:p>0.010550371225</text:p>
          </table:table-cell>
          <table:table-cell/>
        </table:table-row>
        <table:table-row table:style-name="ro1">
          <table:table-cell office:value-type="float" office:value="0.593754" calcext:value-type="float">
            <text:p>0.593754</text:p>
          </table:table-cell>
          <table:table-cell office:value-type="float" office:value="0.649971" calcext:value-type="float">
            <text:p>0.649971</text:p>
          </table:table-cell>
          <table:table-cell table:formula="of:=([.A734]*[.A734])" office:value-type="float" office:value="0.352543812516" calcext:value-type="float">
            <text:p>0.352543812516</text:p>
          </table:table-cell>
          <table:table-cell table:formula="of:=([.A734]-[.B734])*([.A734]-[.B734])" office:value-type="float" office:value="0.003160351089" calcext:value-type="float">
            <text:p>0.003160351089</text:p>
          </table:table-cell>
          <table:table-cell/>
        </table:table-row>
        <table:table-row table:style-name="ro1">
          <table:table-cell office:value-type="float" office:value="0.734209" calcext:value-type="float">
            <text:p>0.734209</text:p>
          </table:table-cell>
          <table:table-cell office:value-type="float" office:value="0.602972" calcext:value-type="float">
            <text:p>0.602972</text:p>
          </table:table-cell>
          <table:table-cell table:formula="of:=([.A735]*[.A735])" office:value-type="float" office:value="0.539062855681" calcext:value-type="float">
            <text:p>0.539062855681</text:p>
          </table:table-cell>
          <table:table-cell table:formula="of:=([.A735]-[.B735])*([.A735]-[.B735])" office:value-type="float" office:value="0.017223150169" calcext:value-type="float">
            <text:p>0.017223150169</text:p>
          </table:table-cell>
          <table:table-cell/>
        </table:table-row>
        <table:table-row table:style-name="ro1">
          <table:table-cell office:value-type="float" office:value="0.734209" calcext:value-type="float">
            <text:p>0.734209</text:p>
          </table:table-cell>
          <table:table-cell office:value-type="float" office:value="0.630456" calcext:value-type="float">
            <text:p>0.630456</text:p>
          </table:table-cell>
          <table:table-cell table:formula="of:=([.A736]*[.A736])" office:value-type="float" office:value="0.539062855681" calcext:value-type="float">
            <text:p>0.539062855681</text:p>
          </table:table-cell>
          <table:table-cell table:formula="of:=([.A736]-[.B736])*([.A736]-[.B736])" office:value-type="float" office:value="0.010764685009" calcext:value-type="float">
            <text:p>0.010764685009</text:p>
          </table:table-cell>
          <table:table-cell/>
        </table:table-row>
        <table:table-row table:style-name="ro1">
          <table:table-cell office:value-type="float" office:value="0.734209" calcext:value-type="float">
            <text:p>0.734209</text:p>
          </table:table-cell>
          <table:table-cell office:value-type="float" office:value="0.737822" calcext:value-type="float">
            <text:p>0.737822</text:p>
          </table:table-cell>
          <table:table-cell table:formula="of:=([.A737]*[.A737])" office:value-type="float" office:value="0.539062855681" calcext:value-type="float">
            <text:p>0.539062855681</text:p>
          </table:table-cell>
          <table:table-cell table:formula="of:=([.A737]-[.B737])*([.A737]-[.B737])" office:value-type="float" office:value="0.0000130537689999998" calcext:value-type="float">
            <text:p>1.30537689999998E-05</text:p>
          </table:table-cell>
          <table:table-cell/>
        </table:table-row>
        <table:table-row table:style-name="ro1">
          <table:table-cell office:value-type="float" office:value="0.989289" calcext:value-type="float">
            <text:p>0.989289</text:p>
          </table:table-cell>
          <table:table-cell office:value-type="float" office:value="0.882856" calcext:value-type="float">
            <text:p>0.882856</text:p>
          </table:table-cell>
          <table:table-cell table:formula="of:=([.A738]*[.A738])" office:value-type="float" office:value="0.978692725521" calcext:value-type="float">
            <text:p>0.978692725521</text:p>
          </table:table-cell>
          <table:table-cell table:formula="of:=([.A738]-[.B738])*([.A738]-[.B738])" office:value-type="float" office:value="0.011327983489" calcext:value-type="float">
            <text:p>0.011327983489</text:p>
          </table:table-cell>
          <table:table-cell/>
        </table:table-row>
        <table:table-row table:style-name="ro1">
          <table:table-cell office:value-type="float" office:value="0.989289" calcext:value-type="float">
            <text:p>0.989289</text:p>
          </table:table-cell>
          <table:table-cell office:value-type="float" office:value="0.919461" calcext:value-type="float">
            <text:p>0.919461</text:p>
          </table:table-cell>
          <table:table-cell table:formula="of:=([.A739]*[.A739])" office:value-type="float" office:value="0.978692725521" calcext:value-type="float">
            <text:p>0.978692725521</text:p>
          </table:table-cell>
          <table:table-cell table:formula="of:=([.A739]-[.B739])*([.A739]-[.B739])" office:value-type="float" office:value="0.004875949584" calcext:value-type="float">
            <text:p>0.004875949584</text:p>
          </table:table-cell>
          <table:table-cell/>
        </table:table-row>
        <table:table-row table:style-name="ro1">
          <table:table-cell office:value-type="float" office:value="0.989289" calcext:value-type="float">
            <text:p>0.989289</text:p>
          </table:table-cell>
          <table:table-cell office:value-type="float" office:value="0.968622" calcext:value-type="float">
            <text:p>0.968622</text:p>
          </table:table-cell>
          <table:table-cell table:formula="of:=([.A740]*[.A740])" office:value-type="float" office:value="0.978692725521" calcext:value-type="float">
            <text:p>0.978692725521</text:p>
          </table:table-cell>
          <table:table-cell table:formula="of:=([.A740]-[.B740])*([.A740]-[.B740])" office:value-type="float" office:value="0.000427124889" calcext:value-type="float">
            <text:p>0.000427124889</text:p>
          </table:table-cell>
          <table:table-cell/>
        </table:table-row>
        <table:table-row table:style-name="ro1">
          <table:table-cell office:value-type="float" office:value="0.989289" calcext:value-type="float">
            <text:p>0.989289</text:p>
          </table:table-cell>
          <table:table-cell office:value-type="float" office:value="0.998188" calcext:value-type="float">
            <text:p>0.998188</text:p>
          </table:table-cell>
          <table:table-cell table:formula="of:=([.A741]*[.A741])" office:value-type="float" office:value="0.978692725521" calcext:value-type="float">
            <text:p>0.978692725521</text:p>
          </table:table-cell>
          <table:table-cell table:formula="of:=([.A741]-[.B741])*([.A741]-[.B741])" office:value-type="float" office:value="0.0000791922009999998" calcext:value-type="float">
            <text:p>0.0000791922009999998</text:p>
          </table:table-cell>
          <table:table-cell/>
        </table:table-row>
        <table:table-row table:style-name="ro1">
          <table:table-cell office:value-type="float" office:value="0.989289" calcext:value-type="float">
            <text:p>0.989289</text:p>
          </table:table-cell>
          <table:table-cell office:value-type="float" office:value="0.999993" calcext:value-type="float">
            <text:p>0.999993</text:p>
          </table:table-cell>
          <table:table-cell table:formula="of:=([.A742]*[.A742])" office:value-type="float" office:value="0.978692725521" calcext:value-type="float">
            <text:p>0.978692725521</text:p>
          </table:table-cell>
          <table:table-cell table:formula="of:=([.A742]-[.B742])*([.A742]-[.B742])" office:value-type="float" office:value="0.000114575616000001" calcext:value-type="float">
            <text:p>0.000114575616000001</text:p>
          </table:table-cell>
          <table:table-cell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0000303222" calcext:value-type="float">
            <text:p>0.00000303222</text:p>
          </table:table-cell>
          <table:table-cell table:formula="of:=([.A743]*[.A743])" office:value-type="float" office:value="0.00000000000142107857" calcext:value-type="float">
            <text:p>1.4210785681E-12</text:p>
          </table:table-cell>
          <table:table-cell table:formula="of:=([.A743]-[.B743])*([.A743]-[.B743])" office:value-type="float" office:value="0.00000000000338607842" calcext:value-type="float">
            <text:p>3.3860784169E-12</text:p>
          </table:table-cell>
          <table:table-cell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0179869" calcext:value-type="float">
            <text:p>0.00179869</text:p>
          </table:table-cell>
          <table:table-cell table:formula="of:=([.A744]*[.A744])" office:value-type="float" office:value="0.00000000000102673636" calcext:value-type="float">
            <text:p>1.0267363584E-12</text:p>
          </table:table-cell>
          <table:table-cell table:formula="of:=([.A744]-[.B744])*([.A744]-[.B744])" office:value-type="float" office:value="0.00000323164158962996" calcext:value-type="float">
            <text:p>3.23164158962996E-06</text:p>
          </table:table-cell>
          <table:table-cell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152095" calcext:value-type="float">
            <text:p>0.0152095</text:p>
          </table:table-cell>
          <table:table-cell table:formula="of:=([.A745]*[.A745])" office:value-type="float" office:value="0.00000000000102673636" calcext:value-type="float">
            <text:p>1.0267363584E-12</text:p>
          </table:table-cell>
          <table:table-cell table:formula="of:=([.A745]-[.B745])*([.A745]-[.B745])" office:value-type="float" office:value="0.000231298068312416" calcext:value-type="float">
            <text:p>0.000231298068312416</text:p>
          </table:table-cell>
          <table:table-cell/>
        </table:table-row>
        <table:table-row table:style-name="ro1">
          <table:table-cell office:value-type="float" office:value="0.00000399351" calcext:value-type="float">
            <text:p>0.00000399351</text:p>
          </table:table-cell>
          <table:table-cell office:value-type="float" office:value="0.00235644" calcext:value-type="float">
            <text:p>0.00235644</text:p>
          </table:table-cell>
          <table:table-cell table:formula="of:=([.A746]*[.A746])" office:value-type="float" office:value="0.00000000001594812212" calcext:value-type="float">
            <text:p>1.59481221201E-11</text:p>
          </table:table-cell>
          <table:table-cell table:formula="of:=([.A746]-[.B746])*([.A746]-[.B746])" office:value-type="float" office:value="0.00000553400448831332" calcext:value-type="float">
            <text:p>5.53400448831332E-06</text:p>
          </table:table-cell>
          <table:table-cell/>
        </table:table-row>
        <table:table-row table:style-name="ro1">
          <table:table-cell office:value-type="float" office:value="0.00000399351" calcext:value-type="float">
            <text:p>0.00000399351</text:p>
          </table:table-cell>
          <table:table-cell office:value-type="float" office:value="0.0045379" calcext:value-type="float">
            <text:p>0.0045379</text:p>
          </table:table-cell>
          <table:table-cell table:formula="of:=([.A747]*[.A747])" office:value-type="float" office:value="0.00000000001594812212" calcext:value-type="float">
            <text:p>1.59481221201E-11</text:p>
          </table:table-cell>
          <table:table-cell table:formula="of:=([.A747]-[.B747])*([.A747]-[.B747])" office:value-type="float" office:value="0.0000205563080600641" calcext:value-type="float">
            <text:p>2.05563080600641E-05</text:p>
          </table:table-cell>
          <table:table-cell/>
        </table:table-row>
        <table:table-row table:style-name="ro1">
          <table:table-cell office:value-type="float" office:value="0.00000208616" calcext:value-type="float">
            <text:p>0.00000208616</text:p>
          </table:table-cell>
          <table:table-cell office:value-type="float" office:value="0.0455565" calcext:value-type="float">
            <text:p>0.0455565</text:p>
          </table:table-cell>
          <table:table-cell table:formula="of:=([.A748]*[.A748])" office:value-type="float" office:value="0.00000000000435206355" calcext:value-type="float">
            <text:p>4.3520635456E-12</text:p>
          </table:table-cell>
          <table:table-cell table:formula="of:=([.A748]-[.B748])*([.A748]-[.B748])" office:value-type="float" office:value="0.00207520462030598" calcext:value-type="float">
            <text:p>0.00207520462030598</text:p>
          </table:table-cell>
          <table:table-cell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262486" calcext:value-type="float">
            <text:p>0.0262486</text:p>
          </table:table-cell>
          <table:table-cell table:formula="of:=([.A749]*[.A749])" office:value-type="float" office:value="0.00000000000102673636" calcext:value-type="float">
            <text:p>1.0267363584E-12</text:p>
          </table:table-cell>
          <table:table-cell table:formula="of:=([.A749]-[.B749])*([.A749]-[.B749])" office:value-type="float" office:value="0.00068893580862392" calcext:value-type="float">
            <text:p>0.00068893580862392</text:p>
          </table:table-cell>
          <table:table-cell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0856883" calcext:value-type="float">
            <text:p>0.00856883</text:p>
          </table:table-cell>
          <table:table-cell table:formula="of:=([.A750]*[.A750])" office:value-type="float" office:value="0.00000000000102673636" calcext:value-type="float">
            <text:p>1.0267363584E-12</text:p>
          </table:table-cell>
          <table:table-cell table:formula="of:=([.A750]-[.B750])*([.A750]-[.B750])" office:value-type="float" office:value="0.0000734074833475115" calcext:value-type="float">
            <text:p>7.34074833475115E-05</text:p>
          </table:table-cell>
          <table:table-cell/>
        </table:table-row>
        <table:table-row table:style-name="ro1">
          <table:table-cell office:value-type="float" office:value="0.00000798702" calcext:value-type="float">
            <text:p>0.00000798702</text:p>
          </table:table-cell>
          <table:table-cell office:value-type="float" office:value="0.000487282" calcext:value-type="float">
            <text:p>0.000487282</text:p>
          </table:table-cell>
          <table:table-cell table:formula="of:=([.A751]*[.A751])" office:value-type="float" office:value="0.00000000006379248848" calcext:value-type="float">
            <text:p>6.37924884804E-11</text:p>
          </table:table-cell>
          <table:table-cell table:formula="of:=([.A751]-[.B751])*([.A751]-[.B751])" office:value-type="float" office:value="0.0000002297236778532" calcext:value-type="float">
            <text:p>2.297236778532E-07</text:p>
          </table:table-cell>
          <table:table-cell/>
        </table:table-row>
        <table:table-row table:style-name="ro1">
          <table:table-cell office:value-type="float" office:value="0.000025928" calcext:value-type="float">
            <text:p>0.000025928</text:p>
          </table:table-cell>
          <table:table-cell office:value-type="float" office:value="0.000206341" calcext:value-type="float">
            <text:p>0.000206341</text:p>
          </table:table-cell>
          <table:table-cell table:formula="of:=([.A752]*[.A752])" office:value-type="float" office:value="0.000000000672261184" calcext:value-type="float">
            <text:p>6.72261184E-10</text:p>
          </table:table-cell>
          <table:table-cell table:formula="of:=([.A752]-[.B752])*([.A752]-[.B752])" office:value-type="float" office:value="0.000000032548850569" calcext:value-type="float">
            <text:p>3.2548850569E-08</text:p>
          </table:table-cell>
          <table:table-cell/>
        </table:table-row>
        <table:table-row table:style-name="ro1">
          <table:table-cell office:value-type="float" office:value="0.0000522733" calcext:value-type="float">
            <text:p>0.0000522733</text:p>
          </table:table-cell>
          <table:table-cell office:value-type="float" office:value="0.0251534" calcext:value-type="float">
            <text:p>0.0251534</text:p>
          </table:table-cell>
          <table:table-cell table:formula="of:=([.A753]*[.A753])" office:value-type="float" office:value="0.00000000273249789289" calcext:value-type="float">
            <text:p>2.73249789289E-09</text:p>
          </table:table-cell>
          <table:table-cell table:formula="of:=([.A753]-[.B753])*([.A753]-[.B753])" office:value-type="float" office:value="0.000630066561609453" calcext:value-type="float">
            <text:p>0.000630066561609453</text:p>
          </table:table-cell>
          <table:table-cell/>
        </table:table-row>
        <table:table-row table:style-name="ro1">
          <table:table-cell office:value-type="float" office:value="0.0000522733" calcext:value-type="float">
            <text:p>0.0000522733</text:p>
          </table:table-cell>
          <table:table-cell office:value-type="float" office:value="0.0274597" calcext:value-type="float">
            <text:p>0.0274597</text:p>
          </table:table-cell>
          <table:table-cell table:formula="of:=([.A754]*[.A754])" office:value-type="float" office:value="0.00000000273249789289" calcext:value-type="float">
            <text:p>2.73249789289E-09</text:p>
          </table:table-cell>
          <table:table-cell table:formula="of:=([.A754]-[.B754])*([.A754]-[.B754])" office:value-type="float" office:value="0.000751167038315873" calcext:value-type="float">
            <text:p>0.000751167038315873</text:p>
          </table:table-cell>
          <table:table-cell/>
        </table:table-row>
        <table:table-row table:style-name="ro1">
          <table:table-cell office:value-type="float" office:value="0.000012815" calcext:value-type="float">
            <text:p>0.000012815</text:p>
          </table:table-cell>
          <table:table-cell office:value-type="float" office:value="0.0137689" calcext:value-type="float">
            <text:p>0.0137689</text:p>
          </table:table-cell>
          <table:table-cell table:formula="of:=([.A755]*[.A755])" office:value-type="float" office:value="0.000000000164224225" calcext:value-type="float">
            <text:p>1.64224225E-10</text:p>
          </table:table-cell>
          <table:table-cell table:formula="of:=([.A755]-[.B755])*([.A755]-[.B755])" office:value-type="float" office:value="0.000189229874527225" calcext:value-type="float">
            <text:p>0.000189229874527225</text:p>
          </table:table-cell>
          <table:table-cell/>
        </table:table-row>
        <table:table-row table:style-name="ro1">
          <table:table-cell office:value-type="float" office:value="0.00015384" calcext:value-type="float">
            <text:p>0.00015384</text:p>
          </table:table-cell>
          <table:table-cell office:value-type="float" office:value="0.0394719" calcext:value-type="float">
            <text:p>0.0394719</text:p>
          </table:table-cell>
          <table:table-cell table:formula="of:=([.A756]*[.A756])" office:value-type="float" office:value="0.0000000236667456" calcext:value-type="float">
            <text:p>0.0000000236667456</text:p>
          </table:table-cell>
          <table:table-cell table:formula="of:=([.A756]-[.B756])*([.A756]-[.B756])" office:value-type="float" office:value="0.0015459098421636" calcext:value-type="float">
            <text:p>0.0015459098421636</text:p>
          </table:table-cell>
          <table:table-cell/>
        </table:table-row>
        <table:table-row table:style-name="ro1">
          <table:table-cell office:value-type="float" office:value="0.000125587" calcext:value-type="float">
            <text:p>0.000125587</text:p>
          </table:table-cell>
          <table:table-cell office:value-type="float" office:value="0.155146" calcext:value-type="float">
            <text:p>0.155146</text:p>
          </table:table-cell>
          <table:table-cell table:formula="of:=([.A757]*[.A757])" office:value-type="float" office:value="0.000000015772094569" calcext:value-type="float">
            <text:p>1.5772094569E-08</text:p>
          </table:table-cell>
          <table:table-cell table:formula="of:=([.A757]-[.B757])*([.A757]-[.B757])" office:value-type="float" office:value="0.0240313284466906" calcext:value-type="float">
            <text:p>0.0240313284466906</text:p>
          </table:table-cell>
          <table:table-cell/>
        </table:table-row>
        <table:table-row table:style-name="ro1">
          <table:table-cell office:value-type="float" office:value="0.000182927" calcext:value-type="float">
            <text:p>0.000182927</text:p>
          </table:table-cell>
          <table:table-cell office:value-type="float" office:value="0.147927" calcext:value-type="float">
            <text:p>0.147927</text:p>
          </table:table-cell>
          <table:table-cell table:formula="of:=([.A758]*[.A758])" office:value-type="float" office:value="0.000000033462287329" calcext:value-type="float">
            <text:p>3.3462287329E-08</text:p>
          </table:table-cell>
          <table:table-cell table:formula="of:=([.A758]-[.B758])*([.A758]-[.B758])" office:value-type="float" office:value="0.0218283111066293" calcext:value-type="float">
            <text:p>0.0218283111066293</text:p>
          </table:table-cell>
          <table:table-cell/>
        </table:table-row>
        <table:table-row table:style-name="ro1">
          <table:table-cell office:value-type="float" office:value="0.00456762" calcext:value-type="float">
            <text:p>0.00456762</text:p>
          </table:table-cell>
          <table:table-cell office:value-type="float" office:value="0.014873" calcext:value-type="float">
            <text:p>0.014873</text:p>
          </table:table-cell>
          <table:table-cell table:formula="of:=([.A759]*[.A759])" office:value-type="float" office:value="0.0000208631524644" calcext:value-type="float">
            <text:p>0.0000208631524644</text:p>
          </table:table-cell>
          <table:table-cell table:formula="of:=([.A759]-[.B759])*([.A759]-[.B759])" office:value-type="float" office:value="0.0001062008569444" calcext:value-type="float">
            <text:p>0.0001062008569444</text:p>
          </table:table-cell>
          <table:table-cell/>
        </table:table-row>
        <table:table-row table:style-name="ro1">
          <table:table-cell office:value-type="float" office:value="0.00313175" calcext:value-type="float">
            <text:p>0.00313175</text:p>
          </table:table-cell>
          <table:table-cell office:value-type="float" office:value="0.035067" calcext:value-type="float">
            <text:p>0.035067</text:p>
          </table:table-cell>
          <table:table-cell table:formula="of:=([.A760]*[.A760])" office:value-type="float" office:value="0.0000098078580625" calcext:value-type="float">
            <text:p>0.0000098078580625</text:p>
          </table:table-cell>
          <table:table-cell table:formula="of:=([.A760]-[.B760])*([.A760]-[.B760])" office:value-type="float" office:value="0.0010198601925625" calcext:value-type="float">
            <text:p>0.0010198601925625</text:p>
          </table:table-cell>
          <table:table-cell/>
        </table:table-row>
        <table:table-row table:style-name="ro1">
          <table:table-cell office:value-type="float" office:value="0.00402468" calcext:value-type="float">
            <text:p>0.00402468</text:p>
          </table:table-cell>
          <table:table-cell office:value-type="float" office:value="0.0411103" calcext:value-type="float">
            <text:p>0.0411103</text:p>
          </table:table-cell>
          <table:table-cell table:formula="of:=([.A761]*[.A761])" office:value-type="float" office:value="0.0000161980491024" calcext:value-type="float">
            <text:p>0.0000161980491024</text:p>
          </table:table-cell>
          <table:table-cell table:formula="of:=([.A761]-[.B761])*([.A761]-[.B761])" office:value-type="float" office:value="0.0013753432107844" calcext:value-type="float">
            <text:p>0.0013753432107844</text:p>
          </table:table-cell>
          <table:table-cell/>
        </table:table-row>
        <table:table-row table:style-name="ro1">
          <table:table-cell office:value-type="float" office:value="0.00546587" calcext:value-type="float">
            <text:p>0.00546587</text:p>
          </table:table-cell>
          <table:table-cell office:value-type="float" office:value="0.0381464" calcext:value-type="float">
            <text:p>0.0381464</text:p>
          </table:table-cell>
          <table:table-cell table:formula="of:=([.A762]*[.A762])" office:value-type="float" office:value="0.0000298757348569" calcext:value-type="float">
            <text:p>0.0000298757348569</text:p>
          </table:table-cell>
          <table:table-cell table:formula="of:=([.A762]-[.B762])*([.A762]-[.B762])" office:value-type="float" office:value="0.0010680170410809" calcext:value-type="float">
            <text:p>0.0010680170410809</text:p>
          </table:table-cell>
          <table:table-cell/>
        </table:table-row>
        <table:table-row table:style-name="ro1">
          <table:table-cell office:value-type="float" office:value="0.00862956" calcext:value-type="float">
            <text:p>0.00862956</text:p>
          </table:table-cell>
          <table:table-cell office:value-type="float" office:value="0.0540395" calcext:value-type="float">
            <text:p>0.0540395</text:p>
          </table:table-cell>
          <table:table-cell table:formula="of:=([.A763]*[.A763])" office:value-type="float" office:value="0.0000744693057936" calcext:value-type="float">
            <text:p>0.0000744693057936</text:p>
          </table:table-cell>
          <table:table-cell table:formula="of:=([.A763]-[.B763])*([.A763]-[.B763])" office:value-type="float" office:value="0.0020620626508036" calcext:value-type="float">
            <text:p>0.0020620626508036</text:p>
          </table:table-cell>
          <table:table-cell/>
        </table:table-row>
        <table:table-row table:style-name="ro1">
          <table:table-cell office:value-type="float" office:value="0.0178449" calcext:value-type="float">
            <text:p>0.0178449</text:p>
          </table:table-cell>
          <table:table-cell office:value-type="float" office:value="0.0426996" calcext:value-type="float">
            <text:p>0.0426996</text:p>
          </table:table-cell>
          <table:table-cell table:formula="of:=([.A764]*[.A764])" office:value-type="float" office:value="0.00031844045601" calcext:value-type="float">
            <text:p>0.00031844045601</text:p>
          </table:table-cell>
          <table:table-cell table:formula="of:=([.A764]-[.B764])*([.A764]-[.B764])" office:value-type="float" office:value="0.00061775611209" calcext:value-type="float">
            <text:p>0.00061775611209</text:p>
          </table:table-cell>
          <table:table-cell/>
        </table:table-row>
        <table:table-row table:style-name="ro1">
          <table:table-cell office:value-type="float" office:value="0.0536237" calcext:value-type="float">
            <text:p>0.0536237</text:p>
          </table:table-cell>
          <table:table-cell office:value-type="float" office:value="0.0800697" calcext:value-type="float">
            <text:p>0.0800697</text:p>
          </table:table-cell>
          <table:table-cell table:formula="of:=([.A765]*[.A765])" office:value-type="float" office:value="0.00287550120169" calcext:value-type="float">
            <text:p>0.00287550120169</text:p>
          </table:table-cell>
          <table:table-cell table:formula="of:=([.A765]-[.B765])*([.A765]-[.B765])" office:value-type="float" office:value="0.000699390916" calcext:value-type="float">
            <text:p>0.000699390916</text:p>
          </table:table-cell>
          <table:table-cell/>
        </table:table-row>
        <table:table-row table:style-name="ro1">
          <table:table-cell office:value-type="float" office:value="0.0849798" calcext:value-type="float">
            <text:p>0.0849798</text:p>
          </table:table-cell>
          <table:table-cell office:value-type="float" office:value="0.143889" calcext:value-type="float">
            <text:p>0.143889</text:p>
          </table:table-cell>
          <table:table-cell table:formula="of:=([.A766]*[.A766])" office:value-type="float" office:value="0.00722156640804" calcext:value-type="float">
            <text:p>0.00722156640804</text:p>
          </table:table-cell>
          <table:table-cell table:formula="of:=([.A766]-[.B766])*([.A766]-[.B766])" office:value-type="float" office:value="0.00347029384464" calcext:value-type="float">
            <text:p>0.00347029384464</text:p>
          </table:table-cell>
          <table:table-cell/>
        </table:table-row>
        <table:table-row table:style-name="ro1">
          <table:table-cell office:value-type="float" office:value="0.117333" calcext:value-type="float">
            <text:p>0.117333</text:p>
          </table:table-cell>
          <table:table-cell office:value-type="float" office:value="0.0108311" calcext:value-type="float">
            <text:p>0.0108311</text:p>
          </table:table-cell>
          <table:table-cell table:formula="of:=([.A767]*[.A767])" office:value-type="float" office:value="0.013767032889" calcext:value-type="float">
            <text:p>0.013767032889</text:p>
          </table:table-cell>
          <table:table-cell table:formula="of:=([.A767]-[.B767])*([.A767]-[.B767])" office:value-type="float" office:value="0.01134265470361" calcext:value-type="float">
            <text:p>0.01134265470361</text:p>
          </table:table-cell>
          <table:table-cell/>
        </table:table-row>
        <table:table-row table:style-name="ro1">
          <table:table-cell office:value-type="float" office:value="0.20865" calcext:value-type="float">
            <text:p>0.20865</text:p>
          </table:table-cell>
          <table:table-cell office:value-type="float" office:value="0.0551057" calcext:value-type="float">
            <text:p>0.0551057</text:p>
          </table:table-cell>
          <table:table-cell table:formula="of:=([.A768]*[.A768])" office:value-type="float" office:value="0.0435348225" calcext:value-type="float">
            <text:p>0.0435348225</text:p>
          </table:table-cell>
          <table:table-cell table:formula="of:=([.A768]-[.B768])*([.A768]-[.B768])" office:value-type="float" office:value="0.02357585206249" calcext:value-type="float">
            <text:p>0.02357585206249</text:p>
          </table:table-cell>
          <table:table-cell/>
        </table:table-row>
        <table:table-row table:style-name="ro1">
          <table:table-cell office:value-type="float" office:value="0.132799" calcext:value-type="float">
            <text:p>0.132799</text:p>
          </table:table-cell>
          <table:table-cell office:value-type="float" office:value="0.372391" calcext:value-type="float">
            <text:p>0.372391</text:p>
          </table:table-cell>
          <table:table-cell table:formula="of:=([.A769]*[.A769])" office:value-type="float" office:value="0.017635574401" calcext:value-type="float">
            <text:p>0.017635574401</text:p>
          </table:table-cell>
          <table:table-cell table:formula="of:=([.A769]-[.B769])*([.A769]-[.B769])" office:value-type="float" office:value="0.057404326464" calcext:value-type="float">
            <text:p>0.057404326464</text:p>
          </table:table-cell>
          <table:table-cell/>
        </table:table-row>
        <table:table-row table:style-name="ro1">
          <table:table-cell office:value-type="float" office:value="0.132799" calcext:value-type="float">
            <text:p>0.132799</text:p>
          </table:table-cell>
          <table:table-cell office:value-type="float" office:value="0.436183" calcext:value-type="float">
            <text:p>0.436183</text:p>
          </table:table-cell>
          <table:table-cell table:formula="of:=([.A770]*[.A770])" office:value-type="float" office:value="0.017635574401" calcext:value-type="float">
            <text:p>0.017635574401</text:p>
          </table:table-cell>
          <table:table-cell table:formula="of:=([.A770]-[.B770])*([.A770]-[.B770])" office:value-type="float" office:value="0.092041851456" calcext:value-type="float">
            <text:p>0.092041851456</text:p>
          </table:table-cell>
          <table:table-cell/>
        </table:table-row>
        <table:table-row table:style-name="ro1">
          <table:table-cell office:value-type="float" office:value="0.132799" calcext:value-type="float">
            <text:p>0.132799</text:p>
          </table:table-cell>
          <table:table-cell office:value-type="float" office:value="0.453898" calcext:value-type="float">
            <text:p>0.453898</text:p>
          </table:table-cell>
          <table:table-cell table:formula="of:=([.A771]*[.A771])" office:value-type="float" office:value="0.017635574401" calcext:value-type="float">
            <text:p>0.017635574401</text:p>
          </table:table-cell>
          <table:table-cell table:formula="of:=([.A771]-[.B771])*([.A771]-[.B771])" office:value-type="float" office:value="0.103104567801" calcext:value-type="float">
            <text:p>0.103104567801</text:p>
          </table:table-cell>
          <table:table-cell/>
        </table:table-row>
        <table:table-row table:style-name="ro1">
          <table:table-cell office:value-type="float" office:value="0.132799" calcext:value-type="float">
            <text:p>0.132799</text:p>
          </table:table-cell>
          <table:table-cell office:value-type="float" office:value="0.471513" calcext:value-type="float">
            <text:p>0.471513</text:p>
          </table:table-cell>
          <table:table-cell table:formula="of:=([.A772]*[.A772])" office:value-type="float" office:value="0.017635574401" calcext:value-type="float">
            <text:p>0.017635574401</text:p>
          </table:table-cell>
          <table:table-cell table:formula="of:=([.A772]-[.B772])*([.A772]-[.B772])" office:value-type="float" office:value="0.114727173796" calcext:value-type="float">
            <text:p>0.114727173796</text:p>
          </table:table-cell>
          <table:table-cell/>
        </table:table-row>
        <table:table-row table:style-name="ro1">
          <table:table-cell office:value-type="float" office:value="0.295797" calcext:value-type="float">
            <text:p>0.295797</text:p>
          </table:table-cell>
          <table:table-cell office:value-type="float" office:value="0.344275" calcext:value-type="float">
            <text:p>0.344275</text:p>
          </table:table-cell>
          <table:table-cell table:formula="of:=([.A773]*[.A773])" office:value-type="float" office:value="0.087495865209" calcext:value-type="float">
            <text:p>0.087495865209</text:p>
          </table:table-cell>
          <table:table-cell table:formula="of:=([.A773]-[.B773])*([.A773]-[.B773])" office:value-type="float" office:value="0.002350116484" calcext:value-type="float">
            <text:p>0.002350116484</text:p>
          </table:table-cell>
          <table:table-cell/>
        </table:table-row>
        <table:table-row table:style-name="ro1">
          <table:table-cell office:value-type="float" office:value="0.295797" calcext:value-type="float">
            <text:p>0.295797</text:p>
          </table:table-cell>
          <table:table-cell office:value-type="float" office:value="0.466225" calcext:value-type="float">
            <text:p>0.466225</text:p>
          </table:table-cell>
          <table:table-cell table:formula="of:=([.A774]*[.A774])" office:value-type="float" office:value="0.087495865209" calcext:value-type="float">
            <text:p>0.087495865209</text:p>
          </table:table-cell>
          <table:table-cell table:formula="of:=([.A774]-[.B774])*([.A774]-[.B774])" office:value-type="float" office:value="0.029045703184" calcext:value-type="float">
            <text:p>0.029045703184</text:p>
          </table:table-cell>
          <table:table-cell/>
        </table:table-row>
        <table:table-row table:style-name="ro1">
          <table:table-cell office:value-type="float" office:value="0.797309" calcext:value-type="float">
            <text:p>0.797309</text:p>
          </table:table-cell>
          <table:table-cell office:value-type="float" office:value="0.75366" calcext:value-type="float">
            <text:p>0.75366</text:p>
          </table:table-cell>
          <table:table-cell table:formula="of:=([.A775]*[.A775])" office:value-type="float" office:value="0.635701641481" calcext:value-type="float">
            <text:p>0.635701641481</text:p>
          </table:table-cell>
          <table:table-cell table:formula="of:=([.A775]-[.B775])*([.A775]-[.B775])" office:value-type="float" office:value="0.001905235201" calcext:value-type="float">
            <text:p>0.001905235201</text:p>
          </table:table-cell>
          <table:table-cell/>
        </table:table-row>
        <table:table-row table:style-name="ro1">
          <table:table-cell office:value-type="float" office:value="0.863532" calcext:value-type="float">
            <text:p>0.863532</text:p>
          </table:table-cell>
          <table:table-cell office:value-type="float" office:value="0.783603" calcext:value-type="float">
            <text:p>0.783603</text:p>
          </table:table-cell>
          <table:table-cell table:formula="of:=([.A776]*[.A776])" office:value-type="float" office:value="0.745687515024" calcext:value-type="float">
            <text:p>0.745687515024</text:p>
          </table:table-cell>
          <table:table-cell table:formula="of:=([.A776]-[.B776])*([.A776]-[.B776])" office:value-type="float" office:value="0.00638864504099999" calcext:value-type="float">
            <text:p>0.00638864504099999</text:p>
          </table:table-cell>
          <table:table-cell/>
        </table:table-row>
        <table:table-row table:style-name="ro1">
          <table:table-cell office:value-type="float" office:value="0.863532" calcext:value-type="float">
            <text:p>0.863532</text:p>
          </table:table-cell>
          <table:table-cell office:value-type="float" office:value="0.851184" calcext:value-type="float">
            <text:p>0.851184</text:p>
          </table:table-cell>
          <table:table-cell table:formula="of:=([.A777]*[.A777])" office:value-type="float" office:value="0.745687515024" calcext:value-type="float">
            <text:p>0.745687515024</text:p>
          </table:table-cell>
          <table:table-cell table:formula="of:=([.A777]-[.B777])*([.A777]-[.B777])" office:value-type="float" office:value="0.000152473103999998" calcext:value-type="float">
            <text:p>0.000152473103999998</text:p>
          </table:table-cell>
          <table:table-cell/>
        </table:table-row>
        <table:table-row table:style-name="ro1">
          <table:table-cell office:value-type="float" office:value="0.863533" calcext:value-type="float">
            <text:p>0.863533</text:p>
          </table:table-cell>
          <table:table-cell office:value-type="float" office:value="0.937436" calcext:value-type="float">
            <text:p>0.937436</text:p>
          </table:table-cell>
          <table:table-cell table:formula="of:=([.A778]*[.A778])" office:value-type="float" office:value="0.745689242089" calcext:value-type="float">
            <text:p>0.745689242089</text:p>
          </table:table-cell>
          <table:table-cell table:formula="of:=([.A778]-[.B778])*([.A778]-[.B778])" office:value-type="float" office:value="0.00546165340900001" calcext:value-type="float">
            <text:p>0.00546165340900001</text:p>
          </table:table-cell>
          <table:table-cell/>
        </table:table-row>
        <table:table-row table:style-name="ro1">
          <table:table-cell office:value-type="float" office:value="0.990749" calcext:value-type="float">
            <text:p>0.990749</text:p>
          </table:table-cell>
          <table:table-cell office:value-type="float" office:value="0.984712" calcext:value-type="float">
            <text:p>0.984712</text:p>
          </table:table-cell>
          <table:table-cell table:formula="of:=([.A779]*[.A779])" office:value-type="float" office:value="0.981583581001" calcext:value-type="float">
            <text:p>0.981583581001</text:p>
          </table:table-cell>
          <table:table-cell table:formula="of:=([.A779]-[.B779])*([.A779]-[.B779])" office:value-type="float" office:value="0.0000364453689999995" calcext:value-type="float">
            <text:p>3.64453689999995E-05</text:p>
          </table:table-cell>
          <table:table-cell/>
        </table:table-row>
        <table:table-row table:style-name="ro1">
          <table:table-cell office:value-type="float" office:value="0.990747" calcext:value-type="float">
            <text:p>0.990747</text:p>
          </table:table-cell>
          <table:table-cell office:value-type="float" office:value="0.998192" calcext:value-type="float">
            <text:p>0.998192</text:p>
          </table:table-cell>
          <table:table-cell table:formula="of:=([.A780]*[.A780])" office:value-type="float" office:value="0.981579618009" calcext:value-type="float">
            <text:p>0.981579618009</text:p>
          </table:table-cell>
          <table:table-cell table:formula="of:=([.A780]-[.B780])*([.A780]-[.B780])" office:value-type="float" office:value="0.0000554280249999989" calcext:value-type="float">
            <text:p>5.54280249999989E-05</text:p>
          </table:table-cell>
          <table:table-cell/>
        </table:table-row>
        <table:table-row table:style-name="ro1">
          <table:table-cell office:value-type="float" office:value="0.999995" calcext:value-type="float">
            <text:p>0.999995</text:p>
          </table:table-cell>
          <table:table-cell office:value-type="float" office:value="0.999168" calcext:value-type="float">
            <text:p>0.999168</text:p>
          </table:table-cell>
          <table:table-cell table:formula="of:=([.A781]*[.A781])" office:value-type="float" office:value="0.999990000025" calcext:value-type="float">
            <text:p>0.999990000025</text:p>
          </table:table-cell>
          <table:table-cell table:formula="of:=([.A781]-[.B781])*([.A781]-[.B781])" office:value-type="float" office:value="0.00000068392900000004" calcext:value-type="float">
            <text:p>6.83929000000037E-07</text:p>
          </table:table-cell>
          <table:table-cell/>
        </table:table-row>
        <table:table-row table:style-name="ro1">
          <table:table-cell office:value-type="float" office:value="0.0000167489" calcext:value-type="float">
            <text:p>0.0000167489</text:p>
          </table:table-cell>
          <table:table-cell office:value-type="float" office:value="0.00000303222" calcext:value-type="float">
            <text:p>0.00000303222</text:p>
          </table:table-cell>
          <table:table-cell table:formula="of:=([.A782]*[.A782])" office:value-type="float" office:value="0.00000000028052565121" calcext:value-type="float">
            <text:p>2.8052565121E-10</text:p>
          </table:table-cell>
          <table:table-cell table:formula="of:=([.A782]-[.B782])*([.A782]-[.B782])" office:value-type="float" office:value="0.00000000018814731022" calcext:value-type="float">
            <text:p>1.881473102224E-10</text:p>
          </table:table-cell>
          <table:table-cell/>
        </table:table-row>
        <table:table-row table:style-name="ro1">
          <table:table-cell office:value-type="float" office:value="0.0000167489" calcext:value-type="float">
            <text:p>0.0000167489</text:p>
          </table:table-cell>
          <table:table-cell office:value-type="float" office:value="0.00180795" calcext:value-type="float">
            <text:p>0.00180795</text:p>
          </table:table-cell>
          <table:table-cell table:formula="of:=([.A783]*[.A783])" office:value-type="float" office:value="0.00000000028052565121" calcext:value-type="float">
            <text:p>2.8052565121E-10</text:p>
          </table:table-cell>
          <table:table-cell table:formula="of:=([.A783]-[.B783])*([.A783]-[.B783])" office:value-type="float" office:value="0.00000320840138064121" calcext:value-type="float">
            <text:p>3.20840138064121E-06</text:p>
          </table:table-cell>
          <table:table-cell/>
        </table:table-row>
        <table:table-row table:style-name="ro1">
          <table:table-cell office:value-type="float" office:value="0.0000167489" calcext:value-type="float">
            <text:p>0.0000167489</text:p>
          </table:table-cell>
          <table:table-cell office:value-type="float" office:value="0.0152877" calcext:value-type="float">
            <text:p>0.0152877</text:p>
          </table:table-cell>
          <table:table-cell table:formula="of:=([.A784]*[.A784])" office:value-type="float" office:value="0.00000000028052565121" calcext:value-type="float">
            <text:p>2.8052565121E-10</text:p>
          </table:table-cell>
          <table:table-cell table:formula="of:=([.A784]-[.B784])*([.A784]-[.B784])" office:value-type="float" office:value="0.000233201947498591" calcext:value-type="float">
            <text:p>0.000233201947498591</text:p>
          </table:table-cell>
          <table:table-cell/>
        </table:table-row>
        <table:table-row table:style-name="ro1">
          <table:table-cell office:value-type="float" office:value="0.0000167489" calcext:value-type="float">
            <text:p>0.0000167489</text:p>
          </table:table-cell>
          <table:table-cell office:value-type="float" office:value="0.0440372" calcext:value-type="float">
            <text:p>0.0440372</text:p>
          </table:table-cell>
          <table:table-cell table:formula="of:=([.A785]*[.A785])" office:value-type="float" office:value="0.00000000028052565121" calcext:value-type="float">
            <text:p>2.8052565121E-10</text:p>
          </table:table-cell>
          <table:table-cell table:formula="of:=([.A785]-[.B785])*([.A785]-[.B785])" office:value-type="float" office:value="0.00193780011504749" calcext:value-type="float">
            <text:p>0.00193780011504749</text:p>
          </table:table-cell>
          <table:table-cell/>
        </table:table-row>
        <table:table-row table:style-name="ro1">
          <table:table-cell office:value-type="float" office:value="0.00000739098" calcext:value-type="float">
            <text:p>0.00000739098</text:p>
          </table:table-cell>
          <table:table-cell office:value-type="float" office:value="0.00557203" calcext:value-type="float">
            <text:p>0.00557203</text:p>
          </table:table-cell>
          <table:table-cell table:formula="of:=([.A786]*[.A786])" office:value-type="float" office:value="0.00000000005462658536" calcext:value-type="float">
            <text:p>5.46265853604E-11</text:p>
          </table:table-cell>
          <table:table-cell table:formula="of:=([.A786]-[.B786])*([.A786]-[.B786])" office:value-type="float" office:value="0.0000309652074229066" calcext:value-type="float">
            <text:p>3.09652074229066E-05</text:p>
          </table:table-cell>
          <table:table-cell/>
        </table:table-row>
        <table:table-row table:style-name="ro1">
          <table:table-cell office:value-type="float" office:value="0.0000138283" calcext:value-type="float">
            <text:p>0.0000138283</text:p>
          </table:table-cell>
          <table:table-cell office:value-type="float" office:value="0.000185199" calcext:value-type="float">
            <text:p>0.000185199</text:p>
          </table:table-cell>
          <table:table-cell table:formula="of:=([.A787]*[.A787])" office:value-type="float" office:value="0.00000000019122188089" calcext:value-type="float">
            <text:p>1.9122188089E-10</text:p>
          </table:table-cell>
          <table:table-cell table:formula="of:=([.A787]-[.B787])*([.A787]-[.B787])" office:value-type="float" office:value="0.00000002936791681849" calcext:value-type="float">
            <text:p>2.936791681849E-08</text:p>
          </table:table-cell>
          <table:table-cell/>
        </table:table-row>
        <table:table-row table:style-name="ro1">
          <table:table-cell office:value-type="float" office:value="0.0000351667" calcext:value-type="float">
            <text:p>0.0000351667</text:p>
          </table:table-cell>
          <table:table-cell office:value-type="float" office:value="0.000145576" calcext:value-type="float">
            <text:p>0.000145576</text:p>
          </table:table-cell>
          <table:table-cell table:formula="of:=([.A788]*[.A788])" office:value-type="float" office:value="0.00000000123669678889" calcext:value-type="float">
            <text:p>1.23669678889E-09</text:p>
          </table:table-cell>
          <table:table-cell table:formula="of:=([.A788]-[.B788])*([.A788]-[.B788])" office:value-type="float" office:value="0.00000001219021352649" calcext:value-type="float">
            <text:p>1.219021352649E-08</text:p>
          </table:table-cell>
          <table:table-cell/>
        </table:table-row>
        <table:table-row table:style-name="ro1">
          <table:table-cell office:value-type="float" office:value="0.0000351667" calcext:value-type="float">
            <text:p>0.0000351667</text:p>
          </table:table-cell>
          <table:table-cell office:value-type="float" office:value="0.000156901" calcext:value-type="float">
            <text:p>0.000156901</text:p>
          </table:table-cell>
          <table:table-cell table:formula="of:=([.A789]*[.A789])" office:value-type="float" office:value="0.00000000123669678889" calcext:value-type="float">
            <text:p>1.23669678889E-09</text:p>
          </table:table-cell>
          <table:table-cell table:formula="of:=([.A789]-[.B789])*([.A789]-[.B789])" office:value-type="float" office:value="0.00000001481923979649" calcext:value-type="float">
            <text:p>1.481923979649E-08</text:p>
          </table:table-cell>
          <table:table-cell/>
        </table:table-row>
        <table:table-row table:style-name="ro1">
          <table:table-cell office:value-type="float" office:value="0.0000730753" calcext:value-type="float">
            <text:p>0.0000730753</text:p>
          </table:table-cell>
          <table:table-cell office:value-type="float" office:value="0.0337495" calcext:value-type="float">
            <text:p>0.0337495</text:p>
          </table:table-cell>
          <table:table-cell table:formula="of:=([.A790]*[.A790])" office:value-type="float" office:value="0.00000000533999947009" calcext:value-type="float">
            <text:p>5.33999947009E-09</text:p>
          </table:table-cell>
          <table:table-cell table:formula="of:=([.A790]-[.B790])*([.A790]-[.B790])" office:value-type="float" office:value="0.00113410158057477" calcext:value-type="float">
            <text:p>0.00113410158057477</text:p>
          </table:table-cell>
          <table:table-cell/>
        </table:table-row>
        <table:table-row table:style-name="ro1">
          <table:table-cell office:value-type="float" office:value="0.0000730753" calcext:value-type="float">
            <text:p>0.0000730753</text:p>
          </table:table-cell>
          <table:table-cell office:value-type="float" office:value="0.200425" calcext:value-type="float">
            <text:p>0.200425</text:p>
          </table:table-cell>
          <table:table-cell table:formula="of:=([.A791]*[.A791])" office:value-type="float" office:value="0.00000000533999947009" calcext:value-type="float">
            <text:p>5.33999947009E-09</text:p>
          </table:table-cell>
          <table:table-cell table:formula="of:=([.A791]-[.B791])*([.A791]-[.B791])" office:value-type="float" office:value="0.0401408937309945" calcext:value-type="float">
            <text:p>0.0401408937309945</text:p>
          </table:table-cell>
          <table:table-cell/>
        </table:table-row>
        <table:table-row table:style-name="ro1">
          <table:table-cell office:value-type="float" office:value="0.0000524521" calcext:value-type="float">
            <text:p>0.0000524521</text:p>
          </table:table-cell>
          <table:table-cell office:value-type="float" office:value="0.105652" calcext:value-type="float">
            <text:p>0.105652</text:p>
          </table:table-cell>
          <table:table-cell table:formula="of:=([.A792]*[.A792])" office:value-type="float" office:value="0.00000000275122279441" calcext:value-type="float">
            <text:p>2.75122279441E-09</text:p>
          </table:table-cell>
          <table:table-cell table:formula="of:=([.A792]-[.B792])*([.A792]-[.B792])" office:value-type="float" office:value="0.0111512645166844" calcext:value-type="float">
            <text:p>0.0111512645166844</text:p>
          </table:table-cell>
          <table:table-cell/>
        </table:table-row>
        <table:table-row table:style-name="ro1">
          <table:table-cell office:value-type="float" office:value="0.00000661612" calcext:value-type="float">
            <text:p>0.00000661612</text:p>
          </table:table-cell>
          <table:table-cell office:value-type="float" office:value="0.117954" calcext:value-type="float">
            <text:p>0.117954</text:p>
          </table:table-cell>
          <table:table-cell table:formula="of:=([.A793]*[.A793])" office:value-type="float" office:value="0.00000000004377304385" calcext:value-type="float">
            <text:p>4.37730438544E-11</text:p>
          </table:table-cell>
          <table:table-cell table:formula="of:=([.A793]-[.B793])*([.A793]-[.B793])" office:value-type="float" office:value="0.0139115853641361" calcext:value-type="float">
            <text:p>0.0139115853641361</text:p>
          </table:table-cell>
          <table:table-cell/>
        </table:table-row>
        <table:table-row table:style-name="ro1">
          <table:table-cell office:value-type="float" office:value="0.0000371337" calcext:value-type="float">
            <text:p>0.0000371337</text:p>
          </table:table-cell>
          <table:table-cell office:value-type="float" office:value="0.0644795" calcext:value-type="float">
            <text:p>0.0644795</text:p>
          </table:table-cell>
          <table:table-cell table:formula="of:=([.A794]*[.A794])" office:value-type="float" office:value="0.00000000137891167569" calcext:value-type="float">
            <text:p>1.37891167569E-09</text:p>
          </table:table-cell>
          <table:table-cell table:formula="of:=([.A794]-[.B794])*([.A794]-[.B794])" office:value-type="float" office:value="0.00415281857434338" calcext:value-type="float">
            <text:p>0.00415281857434338</text:p>
          </table:table-cell>
          <table:table-cell/>
        </table:table-row>
        <table:table-row table:style-name="ro1">
          <table:table-cell office:value-type="float" office:value="0.0000641346" calcext:value-type="float">
            <text:p>0.0000641346</text:p>
          </table:table-cell>
          <table:table-cell office:value-type="float" office:value="0.134369" calcext:value-type="float">
            <text:p>0.134369</text:p>
          </table:table-cell>
          <table:table-cell table:formula="of:=([.A795]*[.A795])" office:value-type="float" office:value="0.00000000411324691716" calcext:value-type="float">
            <text:p>4.11324691716E-09</text:p>
          </table:table-cell>
          <table:table-cell table:formula="of:=([.A795]-[.B795])*([.A795]-[.B795])" office:value-type="float" office:value="0.0180377968701121" calcext:value-type="float">
            <text:p>0.0180377968701121</text:p>
          </table:table-cell>
          <table:table-cell/>
        </table:table-row>
        <table:table-row table:style-name="ro1">
          <table:table-cell office:value-type="float" office:value="0.0000689626" calcext:value-type="float">
            <text:p>0.0000689626</text:p>
          </table:table-cell>
          <table:table-cell office:value-type="float" office:value="0.0866868" calcext:value-type="float">
            <text:p>0.0866868</text:p>
          </table:table-cell>
          <table:table-cell table:formula="of:=([.A796]*[.A796])" office:value-type="float" office:value="0.00000000475584019876" calcext:value-type="float">
            <text:p>4.75584019876E-09</text:p>
          </table:table-cell>
          <table:table-cell table:formula="of:=([.A796]-[.B796])*([.A796]-[.B796])" office:value-type="float" office:value="0.00750264975585284" calcext:value-type="float">
            <text:p>0.00750264975585284</text:p>
          </table:table-cell>
          <table:table-cell/>
        </table:table-row>
        <table:table-row table:style-name="ro1">
          <table:table-cell office:value-type="float" office:value="0.0000728369" calcext:value-type="float">
            <text:p>0.0000728369</text:p>
          </table:table-cell>
          <table:table-cell office:value-type="float" office:value="0.227432" calcext:value-type="float">
            <text:p>0.227432</text:p>
          </table:table-cell>
          <table:table-cell table:formula="of:=([.A797]*[.A797])" office:value-type="float" office:value="0.00000000530521400161" calcext:value-type="float">
            <text:p>5.30521400161E-09</text:p>
          </table:table-cell>
          <table:table-cell table:formula="of:=([.A797]-[.B797])*([.A797]-[.B797])" office:value-type="float" office:value="0.0516921890455324" calcext:value-type="float">
            <text:p>0.0516921890455324</text:p>
          </table:table-cell>
          <table:table-cell/>
        </table:table-row>
        <table:table-row table:style-name="ro1">
          <table:table-cell office:value-type="float" office:value="0.000861168" calcext:value-type="float">
            <text:p>0.000861168</text:p>
          </table:table-cell>
          <table:table-cell office:value-type="float" office:value="0.183774" calcext:value-type="float">
            <text:p>0.183774</text:p>
          </table:table-cell>
          <table:table-cell table:formula="of:=([.A798]*[.A798])" office:value-type="float" office:value="0.000000741610324224" calcext:value-type="float">
            <text:p>7.41610324224E-07</text:p>
          </table:table-cell>
          <table:table-cell table:formula="of:=([.A798]-[.B798])*([.A798]-[.B798])" office:value-type="float" office:value="0.0334571041102602" calcext:value-type="float">
            <text:p>0.0334571041102602</text:p>
          </table:table-cell>
          <table:table-cell/>
        </table:table-row>
        <table:table-row table:style-name="ro1">
          <table:table-cell office:value-type="float" office:value="0.0097248" calcext:value-type="float">
            <text:p>0.0097248</text:p>
          </table:table-cell>
          <table:table-cell office:value-type="float" office:value="0.0541844" calcext:value-type="float">
            <text:p>0.0541844</text:p>
          </table:table-cell>
          <table:table-cell table:formula="of:=([.A799]*[.A799])" office:value-type="float" office:value="0.00009457173504" calcext:value-type="float">
            <text:p>0.00009457173504</text:p>
          </table:table-cell>
          <table:table-cell table:formula="of:=([.A799]-[.B799])*([.A799]-[.B799])" office:value-type="float" office:value="0.00197665603216" calcext:value-type="float">
            <text:p>0.00197665603216</text:p>
          </table:table-cell>
          <table:table-cell/>
        </table:table-row>
        <table:table-row table:style-name="ro1">
          <table:table-cell office:value-type="float" office:value="0.0135562" calcext:value-type="float">
            <text:p>0.0135562</text:p>
          </table:table-cell>
          <table:table-cell office:value-type="float" office:value="0.0740364" calcext:value-type="float">
            <text:p>0.0740364</text:p>
          </table:table-cell>
          <table:table-cell table:formula="of:=([.A800]*[.A800])" office:value-type="float" office:value="0.00018377055844" calcext:value-type="float">
            <text:p>0.00018377055844</text:p>
          </table:table-cell>
          <table:table-cell table:formula="of:=([.A800]-[.B800])*([.A800]-[.B800])" office:value-type="float" office:value="0.00365785459204" calcext:value-type="float">
            <text:p>0.00365785459204</text:p>
          </table:table-cell>
          <table:table-cell/>
        </table:table-row>
        <table:table-row table:style-name="ro1">
          <table:table-cell office:value-type="float" office:value="0.0977517" calcext:value-type="float">
            <text:p>0.0977517</text:p>
          </table:table-cell>
          <table:table-cell office:value-type="float" office:value="0.178937" calcext:value-type="float">
            <text:p>0.178937</text:p>
          </table:table-cell>
          <table:table-cell table:formula="of:=([.A801]*[.A801])" office:value-type="float" office:value="0.00955539485289" calcext:value-type="float">
            <text:p>0.00955539485289</text:p>
          </table:table-cell>
          <table:table-cell table:formula="of:=([.A801]-[.B801])*([.A801]-[.B801])" office:value-type="float" office:value="0.00659105293609" calcext:value-type="float">
            <text:p>0.00659105293609</text:p>
          </table:table-cell>
          <table:table-cell/>
        </table:table-row>
        <table:table-row table:style-name="ro1">
          <table:table-cell office:value-type="float" office:value="0.111905" calcext:value-type="float">
            <text:p>0.111905</text:p>
          </table:table-cell>
          <table:table-cell office:value-type="float" office:value="0.236393" calcext:value-type="float">
            <text:p>0.236393</text:p>
          </table:table-cell>
          <table:table-cell table:formula="of:=([.A802]*[.A802])" office:value-type="float" office:value="0.012522729025" calcext:value-type="float">
            <text:p>0.012522729025</text:p>
          </table:table-cell>
          <table:table-cell table:formula="of:=([.A802]-[.B802])*([.A802]-[.B802])" office:value-type="float" office:value="0.015497262144" calcext:value-type="float">
            <text:p>0.015497262144</text:p>
          </table:table-cell>
          <table:table-cell/>
        </table:table-row>
        <table:table-row table:style-name="ro1">
          <table:table-cell office:value-type="float" office:value="0.219273" calcext:value-type="float">
            <text:p>0.219273</text:p>
          </table:table-cell>
          <table:table-cell office:value-type="float" office:value="0.279395" calcext:value-type="float">
            <text:p>0.279395</text:p>
          </table:table-cell>
          <table:table-cell table:formula="of:=([.A803]*[.A803])" office:value-type="float" office:value="0.048080648529" calcext:value-type="float">
            <text:p>0.048080648529</text:p>
          </table:table-cell>
          <table:table-cell table:formula="of:=([.A803]-[.B803])*([.A803]-[.B803])" office:value-type="float" office:value="0.003614654884" calcext:value-type="float">
            <text:p>0.003614654884</text:p>
          </table:table-cell>
          <table:table-cell/>
        </table:table-row>
        <table:table-row table:style-name="ro1">
          <table:table-cell office:value-type="float" office:value="0.246516" calcext:value-type="float">
            <text:p>0.246516</text:p>
          </table:table-cell>
          <table:table-cell office:value-type="float" office:value="0.308081" calcext:value-type="float">
            <text:p>0.308081</text:p>
          </table:table-cell>
          <table:table-cell table:formula="of:=([.A804]*[.A804])" office:value-type="float" office:value="0.060770138256" calcext:value-type="float">
            <text:p>0.060770138256</text:p>
          </table:table-cell>
          <table:table-cell table:formula="of:=([.A804]-[.B804])*([.A804]-[.B804])" office:value-type="float" office:value="0.003790249225" calcext:value-type="float">
            <text:p>0.003790249225</text:p>
          </table:table-cell>
          <table:table-cell/>
        </table:table-row>
        <table:table-row table:style-name="ro1">
          <table:table-cell office:value-type="float" office:value="0.246516" calcext:value-type="float">
            <text:p>0.246516</text:p>
          </table:table-cell>
          <table:table-cell office:value-type="float" office:value="0.319524" calcext:value-type="float">
            <text:p>0.319524</text:p>
          </table:table-cell>
          <table:table-cell table:formula="of:=([.A805]*[.A805])" office:value-type="float" office:value="0.060770138256" calcext:value-type="float">
            <text:p>0.060770138256</text:p>
          </table:table-cell>
          <table:table-cell table:formula="of:=([.A805]-[.B805])*([.A805]-[.B805])" office:value-type="float" office:value="0.00533016806399999" calcext:value-type="float">
            <text:p>0.00533016806399999</text:p>
          </table:table-cell>
          <table:table-cell/>
        </table:table-row>
        <table:table-row table:style-name="ro1">
          <table:table-cell office:value-type="float" office:value="0.6527" calcext:value-type="float">
            <text:p>0.6527</text:p>
          </table:table-cell>
          <table:table-cell office:value-type="float" office:value="0.240875" calcext:value-type="float">
            <text:p>0.240875</text:p>
          </table:table-cell>
          <table:table-cell table:formula="of:=([.A806]*[.A806])" office:value-type="float" office:value="0.42601729" calcext:value-type="float">
            <text:p>0.42601729</text:p>
          </table:table-cell>
          <table:table-cell table:formula="of:=([.A806]-[.B806])*([.A806]-[.B806])" office:value-type="float" office:value="0.169599830625" calcext:value-type="float">
            <text:p>0.169599830625</text:p>
          </table:table-cell>
          <table:table-cell/>
        </table:table-row>
        <table:table-row table:style-name="ro1">
          <table:table-cell office:value-type="float" office:value="0.6527" calcext:value-type="float">
            <text:p>0.6527</text:p>
          </table:table-cell>
          <table:table-cell office:value-type="float" office:value="0.225615" calcext:value-type="float">
            <text:p>0.225615</text:p>
          </table:table-cell>
          <table:table-cell table:formula="of:=([.A807]*[.A807])" office:value-type="float" office:value="0.42601729" calcext:value-type="float">
            <text:p>0.42601729</text:p>
          </table:table-cell>
          <table:table-cell table:formula="of:=([.A807]-[.B807])*([.A807]-[.B807])" office:value-type="float" office:value="0.182401597225" calcext:value-type="float">
            <text:p>0.182401597225</text:p>
          </table:table-cell>
          <table:table-cell/>
        </table:table-row>
        <table:table-row table:style-name="ro1">
          <table:table-cell office:value-type="float" office:value="0.6527" calcext:value-type="float">
            <text:p>0.6527</text:p>
          </table:table-cell>
          <table:table-cell office:value-type="float" office:value="0.427369" calcext:value-type="float">
            <text:p>0.427369</text:p>
          </table:table-cell>
          <table:table-cell table:formula="of:=([.A808]*[.A808])" office:value-type="float" office:value="0.42601729" calcext:value-type="float">
            <text:p>0.42601729</text:p>
          </table:table-cell>
          <table:table-cell table:formula="of:=([.A808]-[.B808])*([.A808]-[.B808])" office:value-type="float" office:value="0.050774059561" calcext:value-type="float">
            <text:p>0.050774059561</text:p>
          </table:table-cell>
          <table:table-cell/>
        </table:table-row>
        <table:table-row table:style-name="ro1">
          <table:table-cell office:value-type="float" office:value="0.6527" calcext:value-type="float">
            <text:p>0.6527</text:p>
          </table:table-cell>
          <table:table-cell office:value-type="float" office:value="0.597845" calcext:value-type="float">
            <text:p>0.597845</text:p>
          </table:table-cell>
          <table:table-cell table:formula="of:=([.A809]*[.A809])" office:value-type="float" office:value="0.42601729" calcext:value-type="float">
            <text:p>0.42601729</text:p>
          </table:table-cell>
          <table:table-cell table:formula="of:=([.A809]-[.B809])*([.A809]-[.B809])" office:value-type="float" office:value="0.003009071025" calcext:value-type="float">
            <text:p>0.003009071025</text:p>
          </table:table-cell>
          <table:table-cell/>
        </table:table-row>
        <table:table-row table:style-name="ro1">
          <table:table-cell office:value-type="float" office:value="0.6527" calcext:value-type="float">
            <text:p>0.6527</text:p>
          </table:table-cell>
          <table:table-cell office:value-type="float" office:value="0.622127" calcext:value-type="float">
            <text:p>0.622127</text:p>
          </table:table-cell>
          <table:table-cell table:formula="of:=([.A810]*[.A810])" office:value-type="float" office:value="0.42601729" calcext:value-type="float">
            <text:p>0.42601729</text:p>
          </table:table-cell>
          <table:table-cell table:formula="of:=([.A810]-[.B810])*([.A810]-[.B810])" office:value-type="float" office:value="0.000934708328999998" calcext:value-type="float">
            <text:p>0.000934708328999998</text:p>
          </table:table-cell>
          <table:table-cell/>
        </table:table-row>
        <table:table-row table:style-name="ro1">
          <table:table-cell office:value-type="float" office:value="0.6527" calcext:value-type="float">
            <text:p>0.6527</text:p>
          </table:table-cell>
          <table:table-cell office:value-type="float" office:value="0.648412" calcext:value-type="float">
            <text:p>0.648412</text:p>
          </table:table-cell>
          <table:table-cell table:formula="of:=([.A811]*[.A811])" office:value-type="float" office:value="0.42601729" calcext:value-type="float">
            <text:p>0.42601729</text:p>
          </table:table-cell>
          <table:table-cell table:formula="of:=([.A811]-[.B811])*([.A811]-[.B811])" office:value-type="float" office:value="0.0000183869439999996" calcext:value-type="float">
            <text:p>1.83869439999996E-05</text:p>
          </table:table-cell>
          <table:table-cell/>
        </table:table-row>
        <table:table-row table:style-name="ro1">
          <table:table-cell office:value-type="float" office:value="0.730826" calcext:value-type="float">
            <text:p>0.730826</text:p>
          </table:table-cell>
          <table:table-cell office:value-type="float" office:value="0.706835" calcext:value-type="float">
            <text:p>0.706835</text:p>
          </table:table-cell>
          <table:table-cell table:formula="of:=([.A812]*[.A812])" office:value-type="float" office:value="0.534106642276" calcext:value-type="float">
            <text:p>0.534106642276</text:p>
          </table:table-cell>
          <table:table-cell table:formula="of:=([.A812]-[.B812])*([.A812]-[.B812])" office:value-type="float" office:value="0.000575568080999999" calcext:value-type="float">
            <text:p>0.000575568080999999</text:p>
          </table:table-cell>
          <table:table-cell/>
        </table:table-row>
        <table:table-row table:style-name="ro1">
          <table:table-cell office:value-type="float" office:value="0.730826" calcext:value-type="float">
            <text:p>0.730826</text:p>
          </table:table-cell>
          <table:table-cell office:value-type="float" office:value="0.739348" calcext:value-type="float">
            <text:p>0.739348</text:p>
          </table:table-cell>
          <table:table-cell table:formula="of:=([.A813]*[.A813])" office:value-type="float" office:value="0.534106642276" calcext:value-type="float">
            <text:p>0.534106642276</text:p>
          </table:table-cell>
          <table:table-cell table:formula="of:=([.A813]-[.B813])*([.A813]-[.B813])" office:value-type="float" office:value="0.0000726244840000005" calcext:value-type="float">
            <text:p>7.26244840000005E-05</text:p>
          </table:table-cell>
          <table:table-cell/>
        </table:table-row>
        <table:table-row table:style-name="ro1">
          <table:table-cell office:value-type="float" office:value="0.730826" calcext:value-type="float">
            <text:p>0.730826</text:p>
          </table:table-cell>
          <table:table-cell office:value-type="float" office:value="0.76217" calcext:value-type="float">
            <text:p>0.76217</text:p>
          </table:table-cell>
          <table:table-cell table:formula="of:=([.A814]*[.A814])" office:value-type="float" office:value="0.534106642276" calcext:value-type="float">
            <text:p>0.534106642276</text:p>
          </table:table-cell>
          <table:table-cell table:formula="of:=([.A814]-[.B814])*([.A814]-[.B814])" office:value-type="float" office:value="0.000982446336000002" calcext:value-type="float">
            <text:p>0.000982446336000002</text:p>
          </table:table-cell>
          <table:table-cell/>
        </table:table-row>
        <table:table-row table:style-name="ro1">
          <table:table-cell office:value-type="float" office:value="0.730826" calcext:value-type="float">
            <text:p>0.730826</text:p>
          </table:table-cell>
          <table:table-cell office:value-type="float" office:value="0.829262" calcext:value-type="float">
            <text:p>0.829262</text:p>
          </table:table-cell>
          <table:table-cell table:formula="of:=([.A815]*[.A815])" office:value-type="float" office:value="0.534106642276" calcext:value-type="float">
            <text:p>0.534106642276</text:p>
          </table:table-cell>
          <table:table-cell table:formula="of:=([.A815]-[.B815])*([.A815]-[.B815])" office:value-type="float" office:value="0.00968964609600002" calcext:value-type="float">
            <text:p>0.00968964609600002</text:p>
          </table:table-cell>
          <table:table-cell/>
        </table:table-row>
        <table:table-row table:style-name="ro1">
          <table:table-cell office:value-type="float" office:value="0.730826" calcext:value-type="float">
            <text:p>0.730826</text:p>
          </table:table-cell>
          <table:table-cell office:value-type="float" office:value="0.868123" calcext:value-type="float">
            <text:p>0.868123</text:p>
          </table:table-cell>
          <table:table-cell table:formula="of:=([.A816]*[.A816])" office:value-type="float" office:value="0.534106642276" calcext:value-type="float">
            <text:p>0.534106642276</text:p>
          </table:table-cell>
          <table:table-cell table:formula="of:=([.A816]-[.B816])*([.A816]-[.B816])" office:value-type="float" office:value="0.018850466209" calcext:value-type="float">
            <text:p>0.018850466209</text:p>
          </table:table-cell>
          <table:table-cell/>
        </table:table-row>
        <table:table-row table:style-name="ro1">
          <table:table-cell office:value-type="float" office:value="0.912877" calcext:value-type="float">
            <text:p>0.912877</text:p>
          </table:table-cell>
          <table:table-cell office:value-type="float" office:value="0.811086" calcext:value-type="float">
            <text:p>0.811086</text:p>
          </table:table-cell>
          <table:table-cell table:formula="of:=([.A817]*[.A817])" office:value-type="float" office:value="0.833344417129" calcext:value-type="float">
            <text:p>0.833344417129</text:p>
          </table:table-cell>
          <table:table-cell table:formula="of:=([.A817]-[.B817])*([.A817]-[.B817])" office:value-type="float" office:value="0.010361407681" calcext:value-type="float">
            <text:p>0.010361407681</text:p>
          </table:table-cell>
          <table:table-cell/>
        </table:table-row>
        <table:table-row table:style-name="ro1">
          <table:table-cell office:value-type="float" office:value="0.972539" calcext:value-type="float">
            <text:p>0.972539</text:p>
          </table:table-cell>
          <table:table-cell office:value-type="float" office:value="0.943542" calcext:value-type="float">
            <text:p>0.943542</text:p>
          </table:table-cell>
          <table:table-cell table:formula="of:=([.A818]*[.A818])" office:value-type="float" office:value="0.945832106521" calcext:value-type="float">
            <text:p>0.945832106521</text:p>
          </table:table-cell>
          <table:table-cell table:formula="of:=([.A818]-[.B818])*([.A818]-[.B818])" office:value-type="float" office:value="0.000840826009000003" calcext:value-type="float">
            <text:p>0.000840826009000003</text:p>
          </table:table-cell>
          <table:table-cell/>
        </table:table-row>
        <table:table-row table:style-name="ro1">
          <table:table-cell office:value-type="float" office:value="0.999967" calcext:value-type="float">
            <text:p>0.999967</text:p>
          </table:table-cell>
          <table:table-cell office:value-type="float" office:value="0.98525" calcext:value-type="float">
            <text:p>0.98525</text:p>
          </table:table-cell>
          <table:table-cell table:formula="of:=([.A819]*[.A819])" office:value-type="float" office:value="0.999934001089" calcext:value-type="float">
            <text:p>0.999934001089</text:p>
          </table:table-cell>
          <table:table-cell table:formula="of:=([.A819]-[.B819])*([.A819]-[.B819])" office:value-type="float" office:value="0.000216590089000003" calcext:value-type="float">
            <text:p>0.000216590089000003</text:p>
          </table:table-cell>
          <table:table-cell/>
        </table:table-row>
        <table:table-row table:style-name="ro1">
          <table:table-cell office:value-type="float" office:value="0.999967" calcext:value-type="float">
            <text:p>0.999967</text:p>
          </table:table-cell>
          <table:table-cell office:value-type="float" office:value="0.989904" calcext:value-type="float">
            <text:p>0.989904</text:p>
          </table:table-cell>
          <table:table-cell table:formula="of:=([.A820]*[.A820])" office:value-type="float" office:value="0.999934001089" calcext:value-type="float">
            <text:p>0.999934001089</text:p>
          </table:table-cell>
          <table:table-cell table:formula="of:=([.A820]-[.B820])*([.A820]-[.B820])" office:value-type="float" office:value="0.000101263969000001" calcext:value-type="float">
            <text:p>0.000101263969000001</text:p>
          </table:table-cell>
          <table:table-cell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000303222" calcext:value-type="float">
            <text:p>0.00000303222</text:p>
          </table:table-cell>
          <table:table-cell table:formula="of:=([.A821]*[.A821])" office:value-type="float" office:value="0.00000000000003197445" calcext:value-type="float">
            <text:p>3.1974446596E-14</text:p>
          </table:table-cell>
          <table:table-cell table:formula="of:=([.A821]-[.B821])*([.A821]-[.B821])" office:value-type="float" office:value="0.0000000000081419258" calcext:value-type="float">
            <text:p>8.141925800836E-12</text:p>
          </table:table-cell>
          <table:table-cell/>
        </table:table-row>
        <table:table-row table:style-name="ro1">
          <table:table-cell office:value-type="float" office:value="0.00000578165" calcext:value-type="float">
            <text:p>0.00000578165</text:p>
          </table:table-cell>
          <table:table-cell office:value-type="float" office:value="0.000516669" calcext:value-type="float">
            <text:p>0.000516669</text:p>
          </table:table-cell>
          <table:table-cell table:formula="of:=([.A822]*[.A822])" office:value-type="float" office:value="0.00000000003342747672" calcext:value-type="float">
            <text:p>3.34274767225E-11</text:p>
          </table:table-cell>
          <table:table-cell table:formula="of:=([.A822]-[.B822])*([.A822]-[.B822])" office:value-type="float" office:value="0.00000026100588439002" calcext:value-type="float">
            <text:p>2.61005884390023E-07</text:p>
          </table:table-cell>
          <table:table-cell/>
        </table:table-row>
        <table:table-row table:style-name="ro1">
          <table:table-cell office:value-type="float" office:value="0.00000578165" calcext:value-type="float">
            <text:p>0.00000578165</text:p>
          </table:table-cell>
          <table:table-cell office:value-type="float" office:value="0.00436886" calcext:value-type="float">
            <text:p>0.00436886</text:p>
          </table:table-cell>
          <table:table-cell table:formula="of:=([.A823]*[.A823])" office:value-type="float" office:value="0.00000000003342747672" calcext:value-type="float">
            <text:p>3.34274767225E-11</text:p>
          </table:table-cell>
          <table:table-cell table:formula="of:=([.A823]-[.B823])*([.A823]-[.B823])" office:value-type="float" office:value="0.0000190364526882387" calcext:value-type="float">
            <text:p>1.90364526882387E-05</text:p>
          </table:table-cell>
          <table:table-cell/>
        </table:table-row>
        <table:table-row table:style-name="ro1">
          <table:table-cell office:value-type="float" office:value="0.0000119209" calcext:value-type="float">
            <text:p>0.0000119209</text:p>
          </table:table-cell>
          <table:table-cell office:value-type="float" office:value="0.000911014" calcext:value-type="float">
            <text:p>0.000911014</text:p>
          </table:table-cell>
          <table:table-cell table:formula="of:=([.A824]*[.A824])" office:value-type="float" office:value="0.00000000014210785681" calcext:value-type="float">
            <text:p>1.4210785681E-10</text:p>
          </table:table-cell>
          <table:table-cell table:formula="of:=([.A824]-[.B824])*([.A824]-[.B824])" office:value-type="float" office:value="0.00000080836840246761" calcext:value-type="float">
            <text:p>8.0836840246761E-07</text:p>
          </table:table-cell>
          <table:table-cell/>
        </table:table-row>
        <table:table-row table:style-name="ro1">
          <table:table-cell office:value-type="float" office:value="0.000129044" calcext:value-type="float">
            <text:p>0.000129044</text:p>
          </table:table-cell>
          <table:table-cell office:value-type="float" office:value="0.00235505" calcext:value-type="float">
            <text:p>0.00235505</text:p>
          </table:table-cell>
          <table:table-cell table:formula="of:=([.A825]*[.A825])" office:value-type="float" office:value="0.000000016652353936" calcext:value-type="float">
            <text:p>1.6652353936E-08</text:p>
          </table:table-cell>
          <table:table-cell table:formula="of:=([.A825]-[.B825])*([.A825]-[.B825])" office:value-type="float" office:value="0.000004955102712036" calcext:value-type="float">
            <text:p>4.955102712036E-06</text:p>
          </table:table-cell>
          <table:table-cell/>
        </table:table-row>
        <table:table-row table:style-name="ro1">
          <table:table-cell office:value-type="float" office:value="0.000156343" calcext:value-type="float">
            <text:p>0.000156343</text:p>
          </table:table-cell>
          <table:table-cell office:value-type="float" office:value="0.000096132" calcext:value-type="float">
            <text:p>0.000096132</text:p>
          </table:table-cell>
          <table:table-cell table:formula="of:=([.A826]*[.A826])" office:value-type="float" office:value="0.000000024443133649" calcext:value-type="float">
            <text:p>2.4443133649E-08</text:p>
          </table:table-cell>
          <table:table-cell table:formula="of:=([.A826]-[.B826])*([.A826]-[.B826])" office:value-type="float" office:value="0.000000003625364521" calcext:value-type="float">
            <text:p>3.625364521E-09</text:p>
          </table:table-cell>
          <table:table-cell/>
        </table:table-row>
        <table:table-row table:style-name="ro1">
          <table:table-cell office:value-type="float" office:value="0.0000936389" calcext:value-type="float">
            <text:p>0.0000936389</text:p>
          </table:table-cell>
          <table:table-cell office:value-type="float" office:value="0.0000990689" calcext:value-type="float">
            <text:p>0.0000990689</text:p>
          </table:table-cell>
          <table:table-cell table:formula="of:=([.A827]*[.A827])" office:value-type="float" office:value="0.00000000876824359321" calcext:value-type="float">
            <text:p>8.76824359321E-09</text:p>
          </table:table-cell>
          <table:table-cell table:formula="of:=([.A827]-[.B827])*([.A827]-[.B827])" office:value-type="float" office:value="0.0000000000294849" calcext:value-type="float">
            <text:p>2.94849000000001E-11</text:p>
          </table:table-cell>
          <table:table-cell/>
        </table:table-row>
        <table:table-row table:style-name="ro1">
          <table:table-cell office:value-type="float" office:value="0.000000953674" calcext:value-type="float">
            <text:p>0.000000953674</text:p>
          </table:table-cell>
          <table:table-cell office:value-type="float" office:value="0.0159938" calcext:value-type="float">
            <text:p>0.0159938</text:p>
          </table:table-cell>
          <table:table-cell table:formula="of:=([.A828]*[.A828])" office:value-type="float" office:value="0.0000000000009094941" calcext:value-type="float">
            <text:p>9.09494098276E-13</text:p>
          </table:table-cell>
          <table:table-cell table:formula="of:=([.A828]-[.B828])*([.A828]-[.B828])" office:value-type="float" office:value="0.000255771133607052" calcext:value-type="float">
            <text:p>0.000255771133607052</text:p>
          </table:table-cell>
          <table:table-cell/>
        </table:table-row>
        <table:table-row table:style-name="ro1">
          <table:table-cell office:value-type="float" office:value="0.0000025034" calcext:value-type="float">
            <text:p>0.0000025034</text:p>
          </table:table-cell>
          <table:table-cell office:value-type="float" office:value="0.142337" calcext:value-type="float">
            <text:p>0.142337</text:p>
          </table:table-cell>
          <table:table-cell table:formula="of:=([.A829]*[.A829])" office:value-type="float" office:value="0.00000000000626701156" calcext:value-type="float">
            <text:p>6.26701156E-12</text:p>
          </table:table-cell>
          <table:table-cell table:formula="of:=([.A829]-[.B829])*([.A829]-[.B829])" office:value-type="float" office:value="0.0202591089223754" calcext:value-type="float">
            <text:p>0.0202591089223754</text:p>
          </table:table-cell>
          <table:table-cell/>
        </table:table-row>
        <table:table-row table:style-name="ro1">
          <table:table-cell office:value-type="float" office:value="0.0000836849" calcext:value-type="float">
            <text:p>0.0000836849</text:p>
          </table:table-cell>
          <table:table-cell office:value-type="float" office:value="0.00430491" calcext:value-type="float">
            <text:p>0.00430491</text:p>
          </table:table-cell>
          <table:table-cell table:formula="of:=([.A830]*[.A830])" office:value-type="float" office:value="0.00000000700316248801" calcext:value-type="float">
            <text:p>7.00316248801E-09</text:p>
          </table:table-cell>
          <table:table-cell table:formula="of:=([.A830]-[.B830])*([.A830]-[.B830])" office:value-type="float" office:value="0.00001781874134487" calcext:value-type="float">
            <text:p>1.781874134487E-05</text:p>
          </table:table-cell>
          <table:table-cell/>
        </table:table-row>
        <table:table-row table:style-name="ro1">
          <table:table-cell office:value-type="float" office:value="0.0000261664" calcext:value-type="float">
            <text:p>0.0000261664</text:p>
          </table:table-cell>
          <table:table-cell office:value-type="float" office:value="0.00635203" calcext:value-type="float">
            <text:p>0.00635203</text:p>
          </table:table-cell>
          <table:table-cell table:formula="of:=([.A831]*[.A831])" office:value-type="float" office:value="0.00000000068468048896" calcext:value-type="float">
            <text:p>6.8468048896E-10</text:p>
          </table:table-cell>
          <table:table-cell table:formula="of:=([.A831]-[.B831])*([.A831]-[.B831])" office:value-type="float" office:value="0.000040016550285805" calcext:value-type="float">
            <text:p>4.0016550285805E-05</text:p>
          </table:table-cell>
          <table:table-cell/>
        </table:table-row>
        <table:table-row table:style-name="ro1">
          <table:table-cell office:value-type="float" office:value="0.0000261664" calcext:value-type="float">
            <text:p>0.0000261664</text:p>
          </table:table-cell>
          <table:table-cell office:value-type="float" office:value="0.00693445" calcext:value-type="float">
            <text:p>0.00693445</text:p>
          </table:table-cell>
          <table:table-cell table:formula="of:=([.A832]*[.A832])" office:value-type="float" office:value="0.00000000068468048896" calcext:value-type="float">
            <text:p>6.8468048896E-10</text:p>
          </table:table-cell>
          <table:table-cell table:formula="of:=([.A832]-[.B832])*([.A832]-[.B832])" office:value-type="float" office:value="0.000047724382298029" calcext:value-type="float">
            <text:p>4.7724382298029E-05</text:p>
          </table:table-cell>
          <table:table-cell/>
        </table:table-row>
        <table:table-row table:style-name="ro1">
          <table:table-cell office:value-type="float" office:value="0.0000252128" calcext:value-type="float">
            <text:p>0.0000252128</text:p>
          </table:table-cell>
          <table:table-cell office:value-type="float" office:value="0.0340694" calcext:value-type="float">
            <text:p>0.0340694</text:p>
          </table:table-cell>
          <table:table-cell table:formula="of:=([.A833]*[.A833])" office:value-type="float" office:value="0.00000000063568528384" calcext:value-type="float">
            <text:p>6.3568528384E-10</text:p>
          </table:table-cell>
          <table:table-cell table:formula="of:=([.A833]-[.B833])*([.A833]-[.B833])" office:value-type="float" office:value="0.00115900668210864" calcext:value-type="float">
            <text:p>0.00115900668210864</text:p>
          </table:table-cell>
          <table:table-cell/>
        </table:table-row>
        <table:table-row table:style-name="ro1">
          <table:table-cell office:value-type="float" office:value="0.000117481" calcext:value-type="float">
            <text:p>0.000117481</text:p>
          </table:table-cell>
          <table:table-cell office:value-type="float" office:value="0.021498" calcext:value-type="float">
            <text:p>0.021498</text:p>
          </table:table-cell>
          <table:table-cell table:formula="of:=([.A834]*[.A834])" office:value-type="float" office:value="0.000000013801785361" calcext:value-type="float">
            <text:p>1.3801785361E-08</text:p>
          </table:table-cell>
          <table:table-cell table:formula="of:=([.A834]-[.B834])*([.A834]-[.B834])" office:value-type="float" office:value="0.000457126592709361" calcext:value-type="float">
            <text:p>0.000457126592709361</text:p>
          </table:table-cell>
          <table:table-cell/>
        </table:table-row>
        <table:table-row table:style-name="ro1">
          <table:table-cell office:value-type="float" office:value="0.0000562072" calcext:value-type="float">
            <text:p>0.0000562072</text:p>
          </table:table-cell>
          <table:table-cell office:value-type="float" office:value="0.0572084" calcext:value-type="float">
            <text:p>0.0572084</text:p>
          </table:table-cell>
          <table:table-cell table:formula="of:=([.A835]*[.A835])" office:value-type="float" office:value="0.00000000315924933184" calcext:value-type="float">
            <text:p>3.15924933184E-09</text:p>
          </table:table-cell>
          <table:table-cell table:formula="of:=([.A835]-[.B835])*([.A835]-[.B835])" office:value-type="float" office:value="0.00326637314184837" calcext:value-type="float">
            <text:p>0.00326637314184837</text:p>
          </table:table-cell>
          <table:table-cell/>
        </table:table-row>
        <table:table-row table:style-name="ro1">
          <table:table-cell office:value-type="float" office:value="0.000111759" calcext:value-type="float">
            <text:p>0.000111759</text:p>
          </table:table-cell>
          <table:table-cell office:value-type="float" office:value="0.128243" calcext:value-type="float">
            <text:p>0.128243</text:p>
          </table:table-cell>
          <table:table-cell table:formula="of:=([.A836]*[.A836])" office:value-type="float" office:value="0.000000012490074081" calcext:value-type="float">
            <text:p>1.2490074081E-08</text:p>
          </table:table-cell>
          <table:table-cell table:formula="of:=([.A836]-[.B836])*([.A836]-[.B836])" office:value-type="float" office:value="0.0164176149202001" calcext:value-type="float">
            <text:p>0.0164176149202001</text:p>
          </table:table-cell>
          <table:table-cell/>
        </table:table-row>
        <table:table-row table:style-name="ro1">
          <table:table-cell office:value-type="float" office:value="0.000111759" calcext:value-type="float">
            <text:p>0.000111759</text:p>
          </table:table-cell>
          <table:table-cell office:value-type="float" office:value="0.134599" calcext:value-type="float">
            <text:p>0.134599</text:p>
          </table:table-cell>
          <table:table-cell table:formula="of:=([.A837]*[.A837])" office:value-type="float" office:value="0.000000012490074081" calcext:value-type="float">
            <text:p>1.2490074081E-08</text:p>
          </table:table-cell>
          <table:table-cell table:formula="of:=([.A837]-[.B837])*([.A837]-[.B837])" office:value-type="float" office:value="0.0180868179917921" calcext:value-type="float">
            <text:p>0.0180868179917921</text:p>
          </table:table-cell>
          <table:table-cell/>
        </table:table-row>
        <table:table-row table:style-name="ro1">
          <table:table-cell office:value-type="float" office:value="0.00032866" calcext:value-type="float">
            <text:p>0.00032866</text:p>
          </table:table-cell>
          <table:table-cell office:value-type="float" office:value="0.00358954" calcext:value-type="float">
            <text:p>0.00358954</text:p>
          </table:table-cell>
          <table:table-cell table:formula="of:=([.A838]*[.A838])" office:value-type="float" office:value="0.0000001080173956" calcext:value-type="float">
            <text:p>0.0000001080173956</text:p>
          </table:table-cell>
          <table:table-cell table:formula="of:=([.A838]-[.B838])*([.A838]-[.B838])" office:value-type="float" office:value="0.0000106333383744" calcext:value-type="float">
            <text:p>0.0000106333383744</text:p>
          </table:table-cell>
          <table:table-cell/>
        </table:table-row>
        <table:table-row table:style-name="ro1">
          <table:table-cell office:value-type="float" office:value="0.000532091" calcext:value-type="float">
            <text:p>0.000532091</text:p>
          </table:table-cell>
          <table:table-cell office:value-type="float" office:value="0.00310037" calcext:value-type="float">
            <text:p>0.00310037</text:p>
          </table:table-cell>
          <table:table-cell table:formula="of:=([.A839]*[.A839])" office:value-type="float" office:value="0.000000283120832281" calcext:value-type="float">
            <text:p>2.83120832281E-07</text:p>
          </table:table-cell>
          <table:table-cell table:formula="of:=([.A839]-[.B839])*([.A839]-[.B839])" office:value-type="float" office:value="0.000006596057021841" calcext:value-type="float">
            <text:p>6.596057021841E-06</text:p>
          </table:table-cell>
          <table:table-cell/>
        </table:table-row>
        <table:table-row table:style-name="ro1">
          <table:table-cell office:value-type="float" office:value="0.00594753" calcext:value-type="float">
            <text:p>0.00594753</text:p>
          </table:table-cell>
          <table:table-cell office:value-type="float" office:value="0.00251033" calcext:value-type="float">
            <text:p>0.00251033</text:p>
          </table:table-cell>
          <table:table-cell table:formula="of:=([.A840]*[.A840])" office:value-type="float" office:value="0.0000353731131009" calcext:value-type="float">
            <text:p>0.0000353731131009</text:p>
          </table:table-cell>
          <table:table-cell table:formula="of:=([.A840]-[.B840])*([.A840]-[.B840])" office:value-type="float" office:value="0.00001181434384" calcext:value-type="float">
            <text:p>0.00001181434384</text:p>
          </table:table-cell>
          <table:table-cell/>
        </table:table-row>
        <table:table-row table:style-name="ro1">
          <table:table-cell office:value-type="float" office:value="0.00329709" calcext:value-type="float">
            <text:p>0.00329709</text:p>
          </table:table-cell>
          <table:table-cell office:value-type="float" office:value="0.0605888" calcext:value-type="float">
            <text:p>0.0605888</text:p>
          </table:table-cell>
          <table:table-cell table:formula="of:=([.A841]*[.A841])" office:value-type="float" office:value="0.0000108708024681" calcext:value-type="float">
            <text:p>0.0000108708024681</text:p>
          </table:table-cell>
          <table:table-cell table:formula="of:=([.A841]-[.B841])*([.A841]-[.B841])" office:value-type="float" office:value="0.0032823400347241" calcext:value-type="float">
            <text:p>0.0032823400347241</text:p>
          </table:table-cell>
          <table:table-cell/>
        </table:table-row>
        <table:table-row table:style-name="ro1">
          <table:table-cell office:value-type="float" office:value="0.00220835" calcext:value-type="float">
            <text:p>0.00220835</text:p>
          </table:table-cell>
          <table:table-cell office:value-type="float" office:value="0.0465728" calcext:value-type="float">
            <text:p>0.0465728</text:p>
          </table:table-cell>
          <table:table-cell table:formula="of:=([.A842]*[.A842])" office:value-type="float" office:value="0.0000048768097225" calcext:value-type="float">
            <text:p>0.0000048768097225</text:p>
          </table:table-cell>
          <table:table-cell table:formula="of:=([.A842]-[.B842])*([.A842]-[.B842])" office:value-type="float" office:value="0.0019682044238025" calcext:value-type="float">
            <text:p>0.0019682044238025</text:p>
          </table:table-cell>
          <table:table-cell/>
        </table:table-row>
        <table:table-row table:style-name="ro1">
          <table:table-cell office:value-type="float" office:value="0.00965202" calcext:value-type="float">
            <text:p>0.00965202</text:p>
          </table:table-cell>
          <table:table-cell office:value-type="float" office:value="0.0359243" calcext:value-type="float">
            <text:p>0.0359243</text:p>
          </table:table-cell>
          <table:table-cell table:formula="of:=([.A843]*[.A843])" office:value-type="float" office:value="0.0000931614900804" calcext:value-type="float">
            <text:p>0.0000931614900804</text:p>
          </table:table-cell>
          <table:table-cell table:formula="of:=([.A843]-[.B843])*([.A843]-[.B843])" office:value-type="float" office:value="0.0006902326963984" calcext:value-type="float">
            <text:p>0.0006902326963984</text:p>
          </table:table-cell>
          <table:table-cell/>
        </table:table-row>
        <table:table-row table:style-name="ro1">
          <table:table-cell office:value-type="float" office:value="0.00460672" calcext:value-type="float">
            <text:p>0.00460672</text:p>
          </table:table-cell>
          <table:table-cell office:value-type="float" office:value="0.0604854" calcext:value-type="float">
            <text:p>0.0604854</text:p>
          </table:table-cell>
          <table:table-cell table:formula="of:=([.A844]*[.A844])" office:value-type="float" office:value="0.0000212218691584" calcext:value-type="float">
            <text:p>0.0000212218691584</text:p>
          </table:table-cell>
          <table:table-cell table:formula="of:=([.A844]-[.B844])*([.A844]-[.B844])" office:value-type="float" office:value="0.0031224268785424" calcext:value-type="float">
            <text:p>0.0031224268785424</text:p>
          </table:table-cell>
          <table:table-cell/>
        </table:table-row>
        <table:table-row table:style-name="ro1">
          <table:table-cell office:value-type="float" office:value="0.0340738" calcext:value-type="float">
            <text:p>0.0340738</text:p>
          </table:table-cell>
          <table:table-cell office:value-type="float" office:value="0.093549" calcext:value-type="float">
            <text:p>0.093549</text:p>
          </table:table-cell>
          <table:table-cell table:formula="of:=([.A845]*[.A845])" office:value-type="float" office:value="0.00116102384644" calcext:value-type="float">
            <text:p>0.00116102384644</text:p>
          </table:table-cell>
          <table:table-cell table:formula="of:=([.A845]-[.B845])*([.A845]-[.B845])" office:value-type="float" office:value="0.00353729941504" calcext:value-type="float">
            <text:p>0.00353729941504</text:p>
          </table:table-cell>
          <table:table-cell/>
        </table:table-row>
        <table:table-row table:style-name="ro1">
          <table:table-cell office:value-type="float" office:value="0.0340738" calcext:value-type="float">
            <text:p>0.0340738</text:p>
          </table:table-cell>
          <table:table-cell office:value-type="float" office:value="0.132165" calcext:value-type="float">
            <text:p>0.132165</text:p>
          </table:table-cell>
          <table:table-cell table:formula="of:=([.A846]*[.A846])" office:value-type="float" office:value="0.00116102384644" calcext:value-type="float">
            <text:p>0.00116102384644</text:p>
          </table:table-cell>
          <table:table-cell table:formula="of:=([.A846]-[.B846])*([.A846]-[.B846])" office:value-type="float" office:value="0.00962188351744" calcext:value-type="float">
            <text:p>0.00962188351744</text:p>
          </table:table-cell>
          <table:table-cell/>
        </table:table-row>
        <table:table-row table:style-name="ro1">
          <table:table-cell office:value-type="float" office:value="0.124349" calcext:value-type="float">
            <text:p>0.124349</text:p>
          </table:table-cell>
          <table:table-cell office:value-type="float" office:value="0.142453" calcext:value-type="float">
            <text:p>0.142453</text:p>
          </table:table-cell>
          <table:table-cell table:formula="of:=([.A847]*[.A847])" office:value-type="float" office:value="0.015462673801" calcext:value-type="float">
            <text:p>0.015462673801</text:p>
          </table:table-cell>
          <table:table-cell table:formula="of:=([.A847]-[.B847])*([.A847]-[.B847])" office:value-type="float" office:value="0.000327754816" calcext:value-type="float">
            <text:p>0.000327754816</text:p>
          </table:table-cell>
          <table:table-cell/>
        </table:table-row>
        <table:table-row table:style-name="ro1">
          <table:table-cell office:value-type="float" office:value="0.165984" calcext:value-type="float">
            <text:p>0.165984</text:p>
          </table:table-cell>
          <table:table-cell office:value-type="float" office:value="0.157818" calcext:value-type="float">
            <text:p>0.157818</text:p>
          </table:table-cell>
          <table:table-cell table:formula="of:=([.A848]*[.A848])" office:value-type="float" office:value="0.027550688256" calcext:value-type="float">
            <text:p>0.027550688256</text:p>
          </table:table-cell>
          <table:table-cell table:formula="of:=([.A848]-[.B848])*([.A848]-[.B848])" office:value-type="float" office:value="0.0000666835559999997" calcext:value-type="float">
            <text:p>6.66835559999997E-05</text:p>
          </table:table-cell>
          <table:table-cell/>
        </table:table-row>
        <table:table-row table:style-name="ro1">
          <table:table-cell office:value-type="float" office:value="0.230759" calcext:value-type="float">
            <text:p>0.230759</text:p>
          </table:table-cell>
          <table:table-cell office:value-type="float" office:value="0.325981" calcext:value-type="float">
            <text:p>0.325981</text:p>
          </table:table-cell>
          <table:table-cell table:formula="of:=([.A849]*[.A849])" office:value-type="float" office:value="0.053249716081" calcext:value-type="float">
            <text:p>0.053249716081</text:p>
          </table:table-cell>
          <table:table-cell table:formula="of:=([.A849]-[.B849])*([.A849]-[.B849])" office:value-type="float" office:value="0.00906722928400001" calcext:value-type="float">
            <text:p>0.00906722928400001</text:p>
          </table:table-cell>
          <table:table-cell/>
        </table:table-row>
        <table:table-row table:style-name="ro1">
          <table:table-cell office:value-type="float" office:value="0.574241" calcext:value-type="float">
            <text:p>0.574241</text:p>
          </table:table-cell>
          <table:table-cell office:value-type="float" office:value="0.49662" calcext:value-type="float">
            <text:p>0.49662</text:p>
          </table:table-cell>
          <table:table-cell table:formula="of:=([.A850]*[.A850])" office:value-type="float" office:value="0.329752726081" calcext:value-type="float">
            <text:p>0.329752726081</text:p>
          </table:table-cell>
          <table:table-cell table:formula="of:=([.A850]-[.B850])*([.A850]-[.B850])" office:value-type="float" office:value="0.006025019641" calcext:value-type="float">
            <text:p>0.006025019641</text:p>
          </table:table-cell>
          <table:table-cell/>
        </table:table-row>
        <table:table-row table:style-name="ro1">
          <table:table-cell office:value-type="float" office:value="0.574242" calcext:value-type="float">
            <text:p>0.574242</text:p>
          </table:table-cell>
          <table:table-cell office:value-type="float" office:value="0.658862" calcext:value-type="float">
            <text:p>0.658862</text:p>
          </table:table-cell>
          <table:table-cell table:formula="of:=([.A851]*[.A851])" office:value-type="float" office:value="0.329753874564" calcext:value-type="float">
            <text:p>0.329753874564</text:p>
          </table:table-cell>
          <table:table-cell table:formula="of:=([.A851]-[.B851])*([.A851]-[.B851])" office:value-type="float" office:value="0.00716054439999999" calcext:value-type="float">
            <text:p>0.00716054439999999</text:p>
          </table:table-cell>
          <table:table-cell/>
        </table:table-row>
        <table:table-row table:style-name="ro1">
          <table:table-cell office:value-type="float" office:value="0.644699" calcext:value-type="float">
            <text:p>0.644699</text:p>
          </table:table-cell>
          <table:table-cell office:value-type="float" office:value="0.698402" calcext:value-type="float">
            <text:p>0.698402</text:p>
          </table:table-cell>
          <table:table-cell table:formula="of:=([.A852]*[.A852])" office:value-type="float" office:value="0.415636800601" calcext:value-type="float">
            <text:p>0.415636800601</text:p>
          </table:table-cell>
          <table:table-cell table:formula="of:=([.A852]-[.B852])*([.A852]-[.B852])" office:value-type="float" office:value="0.00288401220899999" calcext:value-type="float">
            <text:p>0.00288401220899999</text:p>
          </table:table-cell>
          <table:table-cell/>
        </table:table-row>
        <table:table-row table:style-name="ro1">
          <table:table-cell office:value-type="float" office:value="0.644699" calcext:value-type="float">
            <text:p>0.644699</text:p>
          </table:table-cell>
          <table:table-cell office:value-type="float" office:value="0.731654" calcext:value-type="float">
            <text:p>0.731654</text:p>
          </table:table-cell>
          <table:table-cell table:formula="of:=([.A853]*[.A853])" office:value-type="float" office:value="0.415636800601" calcext:value-type="float">
            <text:p>0.415636800601</text:p>
          </table:table-cell>
          <table:table-cell table:formula="of:=([.A853]-[.B853])*([.A853]-[.B853])" office:value-type="float" office:value="0.007561172025" calcext:value-type="float">
            <text:p>0.007561172025</text:p>
          </table:table-cell>
          <table:table-cell/>
        </table:table-row>
        <table:table-row table:style-name="ro1">
          <table:table-cell office:value-type="float" office:value="0.644699" calcext:value-type="float">
            <text:p>0.644699</text:p>
          </table:table-cell>
          <table:table-cell office:value-type="float" office:value="0.792364" calcext:value-type="float">
            <text:p>0.792364</text:p>
          </table:table-cell>
          <table:table-cell table:formula="of:=([.A854]*[.A854])" office:value-type="float" office:value="0.415636800601" calcext:value-type="float">
            <text:p>0.415636800601</text:p>
          </table:table-cell>
          <table:table-cell table:formula="of:=([.A854]-[.B854])*([.A854]-[.B854])" office:value-type="float" office:value="0.021804952225" calcext:value-type="float">
            <text:p>0.021804952225</text:p>
          </table:table-cell>
          <table:table-cell/>
        </table:table-row>
        <table:table-row table:style-name="ro1">
          <table:table-cell office:value-type="float" office:value="0.696312" calcext:value-type="float">
            <text:p>0.696312</text:p>
          </table:table-cell>
          <table:table-cell office:value-type="float" office:value="0.874603" calcext:value-type="float">
            <text:p>0.874603</text:p>
          </table:table-cell>
          <table:table-cell table:formula="of:=([.A855]*[.A855])" office:value-type="float" office:value="0.484850401344" calcext:value-type="float">
            <text:p>0.484850401344</text:p>
          </table:table-cell>
          <table:table-cell table:formula="of:=([.A855]-[.B855])*([.A855]-[.B855])" office:value-type="float" office:value="0.031787680681" calcext:value-type="float">
            <text:p>0.031787680681</text:p>
          </table:table-cell>
          <table:table-cell/>
        </table:table-row>
        <table:table-row table:style-name="ro1">
          <table:table-cell office:value-type="float" office:value="0.9879" calcext:value-type="float">
            <text:p>0.9879</text:p>
          </table:table-cell>
          <table:table-cell office:value-type="float" office:value="0.868004" calcext:value-type="float">
            <text:p>0.868004</text:p>
          </table:table-cell>
          <table:table-cell table:formula="of:=([.A856]*[.A856])" office:value-type="float" office:value="0.97594641" calcext:value-type="float">
            <text:p>0.97594641</text:p>
          </table:table-cell>
          <table:table-cell table:formula="of:=([.A856]-[.B856])*([.A856]-[.B856])" office:value-type="float" office:value="0.014375050816" calcext:value-type="float">
            <text:p>0.014375050816</text:p>
          </table:table-cell>
          <table:table-cell/>
        </table:table-row>
        <table:table-row table:style-name="ro1">
          <table:table-cell office:value-type="float" office:value="0.987899" calcext:value-type="float">
            <text:p>0.987899</text:p>
          </table:table-cell>
          <table:table-cell office:value-type="float" office:value="0.894108" calcext:value-type="float">
            <text:p>0.894108</text:p>
          </table:table-cell>
          <table:table-cell table:formula="of:=([.A857]*[.A857])" office:value-type="float" office:value="0.975944434201" calcext:value-type="float">
            <text:p>0.975944434201</text:p>
          </table:table-cell>
          <table:table-cell table:formula="of:=([.A857]-[.B857])*([.A857]-[.B857])" office:value-type="float" office:value="0.00879675168099999" calcext:value-type="float">
            <text:p>0.00879675168099999</text:p>
          </table:table-cell>
          <table:table-cell/>
        </table:table-row>
        <table:table-row table:style-name="ro1">
          <table:table-cell office:value-type="float" office:value="0.9879" calcext:value-type="float">
            <text:p>0.9879</text:p>
          </table:table-cell>
          <table:table-cell office:value-type="float" office:value="0.993261" calcext:value-type="float">
            <text:p>0.993261</text:p>
          </table:table-cell>
          <table:table-cell table:formula="of:=([.A858]*[.A858])" office:value-type="float" office:value="0.97594641" calcext:value-type="float">
            <text:p>0.97594641</text:p>
          </table:table-cell>
          <table:table-cell table:formula="of:=([.A858]-[.B858])*([.A858]-[.B858])" office:value-type="float" office:value="0.0000287403209999995" calcext:value-type="float">
            <text:p>2.87403209999995E-05</text:p>
          </table:table-cell>
          <table:table-cell/>
        </table:table-row>
        <table:table-row table:style-name="ro1">
          <table:table-cell office:value-type="float" office:value="0.9879" calcext:value-type="float">
            <text:p>0.9879</text:p>
          </table:table-cell>
          <table:table-cell office:value-type="float" office:value="0.995057" calcext:value-type="float">
            <text:p>0.995057</text:p>
          </table:table-cell>
          <table:table-cell table:formula="of:=([.A859]*[.A859])" office:value-type="float" office:value="0.97594641" calcext:value-type="float">
            <text:p>0.97594641</text:p>
          </table:table-cell>
          <table:table-cell table:formula="of:=([.A859]-[.B859])*([.A859]-[.B859])" office:value-type="float" office:value="0.0000512226489999996" calcext:value-type="float">
            <text:p>5.12226489999996E-05</text:p>
          </table:table-cell>
          <table:table-cell/>
        </table:table-row>
        <table:table-row table:style-name="ro1">
          <table:table-cell office:value-type="float" office:value="0.0000341535" calcext:value-type="float">
            <text:p>0.0000341535</text:p>
          </table:table-cell>
          <table:table-cell office:value-type="float" office:value="0.00000293546" calcext:value-type="float">
            <text:p>0.00000293546</text:p>
          </table:table-cell>
          <table:table-cell table:formula="of:=([.A860]*[.A860])" office:value-type="float" office:value="0.00000000116646156225" calcext:value-type="float">
            <text:p>1.16646156225E-09</text:p>
          </table:table-cell>
          <table:table-cell table:formula="of:=([.A860]-[.B860])*([.A860]-[.B860])" office:value-type="float" office:value="0.00000000097456602144" calcext:value-type="float">
            <text:p>9.745660214416E-10</text:p>
          </table:table-cell>
          <table:table-cell/>
        </table:table-row>
        <table:table-row table:style-name="ro1">
          <table:table-cell office:value-type="float" office:value="0.00000965595" calcext:value-type="float">
            <text:p>0.00000965595</text:p>
          </table:table-cell>
          <table:table-cell office:value-type="float" office:value="0.000154815" calcext:value-type="float">
            <text:p>0.000154815</text:p>
          </table:table-cell>
          <table:table-cell table:formula="of:=([.A861]*[.A861])" office:value-type="float" office:value="0.0000000000932373704" calcext:value-type="float">
            <text:p>9.32373704025E-11</text:p>
          </table:table-cell>
          <table:table-cell table:formula="of:=([.A861]-[.B861])*([.A861]-[.B861])" office:value-type="float" office:value="0.0000000210711497969" calcext:value-type="float">
            <text:p>2.10711497969025E-08</text:p>
          </table:table-cell>
          <table:table-cell/>
        </table:table-row>
        <table:table-row table:style-name="ro1">
          <table:table-cell office:value-type="float" office:value="0.00000584126" calcext:value-type="float">
            <text:p>0.00000584126</text:p>
          </table:table-cell>
          <table:table-cell office:value-type="float" office:value="0.00483077" calcext:value-type="float">
            <text:p>0.00483077</text:p>
          </table:table-cell>
          <table:table-cell table:formula="of:=([.A862]*[.A862])" office:value-type="float" office:value="0.00000000003412031839" calcext:value-type="float">
            <text:p>3.41203183876E-11</text:p>
          </table:table-cell>
          <table:table-cell table:formula="of:=([.A862]-[.B862])*([.A862]-[.B862])" office:value-type="float" office:value="0.000023279937346078" calcext:value-type="float">
            <text:p>2.3279937346078E-05</text:p>
          </table:table-cell>
          <table:table-cell/>
        </table:table-row>
        <table:table-row table:style-name="ro1">
          <table:table-cell office:value-type="float" office:value="0.00000447035" calcext:value-type="float">
            <text:p>0.00000447035</text:p>
          </table:table-cell>
          <table:table-cell office:value-type="float" office:value="0.00256122" calcext:value-type="float">
            <text:p>0.00256122</text:p>
          </table:table-cell>
          <table:table-cell table:formula="of:=([.A863]*[.A863])" office:value-type="float" office:value="0.00000000001998402912" calcext:value-type="float">
            <text:p>1.99840291225E-11</text:p>
          </table:table-cell>
          <table:table-cell table:formula="of:=([.A863]-[.B863])*([.A863]-[.B863])" office:value-type="float" office:value="0.00000653696877277512" calcext:value-type="float">
            <text:p>6.53696877277512E-06</text:p>
          </table:table-cell>
          <table:table-cell/>
        </table:table-row>
        <table:table-row table:style-name="ro1">
          <table:table-cell office:value-type="float" office:value="0.000097692" calcext:value-type="float">
            <text:p>0.000097692</text:p>
          </table:table-cell>
          <table:table-cell office:value-type="float" office:value="0.00685708" calcext:value-type="float">
            <text:p>0.00685708</text:p>
          </table:table-cell>
          <table:table-cell table:formula="of:=([.A864]*[.A864])" office:value-type="float" office:value="0.000000009543726864" calcext:value-type="float">
            <text:p>9.543726864E-09</text:p>
          </table:table-cell>
          <table:table-cell table:formula="of:=([.A864]-[.B864])*([.A864]-[.B864])" office:value-type="float" office:value="0.000045689326134544" calcext:value-type="float">
            <text:p>4.5689326134544E-05</text:p>
          </table:table-cell>
          <table:table-cell/>
        </table:table-row>
        <table:table-row table:style-name="ro1">
          <table:table-cell office:value-type="float" office:value="0.0000201464" calcext:value-type="float">
            <text:p>0.0000201464</text:p>
          </table:table-cell>
          <table:table-cell office:value-type="float" office:value="0.00625244" calcext:value-type="float">
            <text:p>0.00625244</text:p>
          </table:table-cell>
          <table:table-cell table:formula="of:=([.A865]*[.A865])" office:value-type="float" office:value="0.00000000040587743296" calcext:value-type="float">
            <text:p>4.0587743296E-10</text:p>
          </table:table-cell>
          <table:table-cell table:formula="of:=([.A865]-[.B865])*([.A865]-[.B865])" office:value-type="float" office:value="0.000038841483516601" calcext:value-type="float">
            <text:p>3.8841483516601E-05</text:p>
          </table:table-cell>
          <table:table-cell/>
        </table:table-row>
        <table:table-row table:style-name="ro1">
          <table:table-cell office:value-type="float" office:value="0.0000223517" calcext:value-type="float">
            <text:p>0.0000223517</text:p>
          </table:table-cell>
          <table:table-cell office:value-type="float" office:value="0.00318101" calcext:value-type="float">
            <text:p>0.00318101</text:p>
          </table:table-cell>
          <table:table-cell table:formula="of:=([.A866]*[.A866])" office:value-type="float" office:value="0.00000000049959849289" calcext:value-type="float">
            <text:p>4.9959849289E-10</text:p>
          </table:table-cell>
          <table:table-cell table:formula="of:=([.A866]-[.B866])*([.A866]-[.B866])" office:value-type="float" office:value="0.00000997712225615889" calcext:value-type="float">
            <text:p>9.97712225615889E-06</text:p>
          </table:table-cell>
          <table:table-cell/>
        </table:table-row>
        <table:table-row table:style-name="ro1">
          <table:table-cell office:value-type="float" office:value="0.00016284" calcext:value-type="float">
            <text:p>0.00016284</text:p>
          </table:table-cell>
          <table:table-cell office:value-type="float" office:value="0.00294775" calcext:value-type="float">
            <text:p>0.00294775</text:p>
          </table:table-cell>
          <table:table-cell table:formula="of:=([.A867]*[.A867])" office:value-type="float" office:value="0.0000000265168656" calcext:value-type="float">
            <text:p>0.0000000265168656</text:p>
          </table:table-cell>
          <table:table-cell table:formula="of:=([.A867]-[.B867])*([.A867]-[.B867])" office:value-type="float" office:value="0.0000077557237081" calcext:value-type="float">
            <text:p>0.0000077557237081</text:p>
          </table:table-cell>
          <table:table-cell/>
        </table:table-row>
        <table:table-row table:style-name="ro1">
          <table:table-cell office:value-type="float" office:value="0.0000542402" calcext:value-type="float">
            <text:p>0.0000542402</text:p>
          </table:table-cell>
          <table:table-cell office:value-type="float" office:value="0.00443488" calcext:value-type="float">
            <text:p>0.00443488</text:p>
          </table:table-cell>
          <table:table-cell table:formula="of:=([.A868]*[.A868])" office:value-type="float" office:value="0.00000000294199929604" calcext:value-type="float">
            <text:p>2.94199929604E-09</text:p>
          </table:table-cell>
          <table:table-cell table:formula="of:=([.A868]-[.B868])*([.A868]-[.B868])" office:value-type="float" office:value="0.000019190005057344" calcext:value-type="float">
            <text:p>1.9190005057344E-05</text:p>
          </table:table-cell>
          <table:table-cell/>
        </table:table-row>
        <table:table-row table:style-name="ro1">
          <table:table-cell office:value-type="float" office:value="0.0000439286" calcext:value-type="float">
            <text:p>0.0000439286</text:p>
          </table:table-cell>
          <table:table-cell office:value-type="float" office:value="0.00262686" calcext:value-type="float">
            <text:p>0.00262686</text:p>
          </table:table-cell>
          <table:table-cell table:formula="of:=([.A869]*[.A869])" office:value-type="float" office:value="0.00000000192972189796" calcext:value-type="float">
            <text:p>1.92972189796E-09</text:p>
          </table:table-cell>
          <table:table-cell table:formula="of:=([.A869]-[.B869])*([.A869]-[.B869])" office:value-type="float" office:value="0.00000667153461710596" calcext:value-type="float">
            <text:p>6.67153461710596E-06</text:p>
          </table:table-cell>
          <table:table-cell/>
        </table:table-row>
        <table:table-row table:style-name="ro1">
          <table:table-cell office:value-type="float" office:value="0.000145257" calcext:value-type="float">
            <text:p>0.000145257</text:p>
          </table:table-cell>
          <table:table-cell office:value-type="float" office:value="0.00691078" calcext:value-type="float">
            <text:p>0.00691078</text:p>
          </table:table-cell>
          <table:table-cell table:formula="of:=([.A870]*[.A870])" office:value-type="float" office:value="0.000000021099596049" calcext:value-type="float">
            <text:p>2.1099596049E-08</text:p>
          </table:table-cell>
          <table:table-cell table:formula="of:=([.A870]-[.B870])*([.A870]-[.B870])" office:value-type="float" office:value="0.000045772301463529" calcext:value-type="float">
            <text:p>4.5772301463529E-05</text:p>
          </table:table-cell>
          <table:table-cell/>
        </table:table-row>
        <table:table-row table:style-name="ro1">
          <table:table-cell office:value-type="float" office:value="0.000069797" calcext:value-type="float">
            <text:p>0.000069797</text:p>
          </table:table-cell>
          <table:table-cell office:value-type="float" office:value="0.0210868" calcext:value-type="float">
            <text:p>0.0210868</text:p>
          </table:table-cell>
          <table:table-cell table:formula="of:=([.A871]*[.A871])" office:value-type="float" office:value="0.000000004871621209" calcext:value-type="float">
            <text:p>4.871621209E-09</text:p>
          </table:table-cell>
          <table:table-cell table:formula="of:=([.A871]-[.B871])*([.A871]-[.B871])" office:value-type="float" office:value="0.000441714415102009" calcext:value-type="float">
            <text:p>0.000441714415102009</text:p>
          </table:table-cell>
          <table:table-cell/>
        </table:table-row>
        <table:table-row table:style-name="ro1">
          <table:table-cell office:value-type="float" office:value="0.000102758" calcext:value-type="float">
            <text:p>0.000102758</text:p>
          </table:table-cell>
          <table:table-cell office:value-type="float" office:value="0.00545072" calcext:value-type="float">
            <text:p>0.00545072</text:p>
          </table:table-cell>
          <table:table-cell table:formula="of:=([.A872]*[.A872])" office:value-type="float" office:value="0.000000010559206564" calcext:value-type="float">
            <text:p>1.0559206564E-08</text:p>
          </table:table-cell>
          <table:table-cell table:formula="of:=([.A872]-[.B872])*([.A872]-[.B872])" office:value-type="float" office:value="0.000028600697553444" calcext:value-type="float">
            <text:p>2.8600697553444E-05</text:p>
          </table:table-cell>
          <table:table-cell/>
        </table:table-row>
        <table:table-row table:style-name="ro1">
          <table:table-cell office:value-type="float" office:value="0.0000497699" calcext:value-type="float">
            <text:p>0.0000497699</text:p>
          </table:table-cell>
          <table:table-cell office:value-type="float" office:value="0.0404522" calcext:value-type="float">
            <text:p>0.0404522</text:p>
          </table:table-cell>
          <table:table-cell table:formula="of:=([.A873]*[.A873])" office:value-type="float" office:value="0.00000000247704294601" calcext:value-type="float">
            <text:p>2.47704294601E-09</text:p>
          </table:table-cell>
          <table:table-cell table:formula="of:=([.A873]-[.B873])*([.A873]-[.B873])" office:value-type="float" office:value="0.00163235635798539" calcext:value-type="float">
            <text:p>0.00163235635798539</text:p>
          </table:table-cell>
          <table:table-cell/>
        </table:table-row>
        <table:table-row table:style-name="ro1">
          <table:table-cell office:value-type="float" office:value="0.000105202" calcext:value-type="float">
            <text:p>0.000105202</text:p>
          </table:table-cell>
          <table:table-cell office:value-type="float" office:value="0.0862059" calcext:value-type="float">
            <text:p>0.0862059</text:p>
          </table:table-cell>
          <table:table-cell table:formula="of:=([.A874]*[.A874])" office:value-type="float" office:value="0.000000011067460804" calcext:value-type="float">
            <text:p>1.1067460804E-08</text:p>
          </table:table-cell>
          <table:table-cell table:formula="of:=([.A874]-[.B874])*([.A874]-[.B874])" office:value-type="float" office:value="0.0074133301960872" calcext:value-type="float">
            <text:p>0.0074133301960872</text:p>
          </table:table-cell>
          <table:table-cell/>
        </table:table-row>
        <table:table-row table:style-name="ro1">
          <table:table-cell office:value-type="float" office:value="0.00265652" calcext:value-type="float">
            <text:p>0.00265652</text:p>
          </table:table-cell>
          <table:table-cell office:value-type="float" office:value="0.0596662" calcext:value-type="float">
            <text:p>0.0596662</text:p>
          </table:table-cell>
          <table:table-cell table:formula="of:=([.A875]*[.A875])" office:value-type="float" office:value="0.0000070570985104" calcext:value-type="float">
            <text:p>0.0000070570985104</text:p>
          </table:table-cell>
          <table:table-cell table:formula="of:=([.A875]-[.B875])*([.A875]-[.B875])" office:value-type="float" office:value="0.0032501036137024" calcext:value-type="float">
            <text:p>0.0032501036137024</text:p>
          </table:table-cell>
          <table:table-cell/>
        </table:table-row>
        <table:table-row table:style-name="ro1">
          <table:table-cell office:value-type="float" office:value="0.00265867" calcext:value-type="float">
            <text:p>0.00265867</text:p>
          </table:table-cell>
          <table:table-cell office:value-type="float" office:value="0.0484435" calcext:value-type="float">
            <text:p>0.0484435</text:p>
          </table:table-cell>
          <table:table-cell table:formula="of:=([.A876]*[.A876])" office:value-type="float" office:value="0.0000070685261689" calcext:value-type="float">
            <text:p>0.0000070685261689</text:p>
          </table:table-cell>
          <table:table-cell table:formula="of:=([.A876]-[.B876])*([.A876]-[.B876])" office:value-type="float" office:value="0.0020962506581289" calcext:value-type="float">
            <text:p>0.0020962506581289</text:p>
          </table:table-cell>
          <table:table-cell/>
        </table:table-row>
        <table:table-row table:style-name="ro1">
          <table:table-cell office:value-type="float" office:value="0.00985682" calcext:value-type="float">
            <text:p>0.00985682</text:p>
          </table:table-cell>
          <table:table-cell office:value-type="float" office:value="0.0527834" calcext:value-type="float">
            <text:p>0.0527834</text:p>
          </table:table-cell>
          <table:table-cell table:formula="of:=([.A877]*[.A877])" office:value-type="float" office:value="0.0000971569005124" calcext:value-type="float">
            <text:p>0.0000971569005124</text:p>
          </table:table-cell>
          <table:table-cell table:formula="of:=([.A877]-[.B877])*([.A877]-[.B877])" office:value-type="float" office:value="0.0018426912704964" calcext:value-type="float">
            <text:p>0.0018426912704964</text:p>
          </table:table-cell>
          <table:table-cell/>
        </table:table-row>
        <table:table-row table:style-name="ro1">
          <table:table-cell office:value-type="float" office:value="0.0130183" calcext:value-type="float">
            <text:p>0.0130183</text:p>
          </table:table-cell>
          <table:table-cell office:value-type="float" office:value="0.136971" calcext:value-type="float">
            <text:p>0.136971</text:p>
          </table:table-cell>
          <table:table-cell table:formula="of:=([.A878]*[.A878])" office:value-type="float" office:value="0.00016947613489" calcext:value-type="float">
            <text:p>0.00016947613489</text:p>
          </table:table-cell>
          <table:table-cell table:formula="of:=([.A878]-[.B878])*([.A878]-[.B878])" office:value-type="float" office:value="0.01536427183729" calcext:value-type="float">
            <text:p>0.01536427183729</text:p>
          </table:table-cell>
          <table:table-cell/>
        </table:table-row>
        <table:table-row table:style-name="ro1">
          <table:table-cell office:value-type="float" office:value="0.0130183" calcext:value-type="float">
            <text:p>0.0130183</text:p>
          </table:table-cell>
          <table:table-cell office:value-type="float" office:value="0.166128" calcext:value-type="float">
            <text:p>0.166128</text:p>
          </table:table-cell>
          <table:table-cell table:formula="of:=([.A879]*[.A879])" office:value-type="float" office:value="0.00016947613489" calcext:value-type="float">
            <text:p>0.00016947613489</text:p>
          </table:table-cell>
          <table:table-cell table:formula="of:=([.A879]-[.B879])*([.A879]-[.B879])" office:value-type="float" office:value="0.02344258023409" calcext:value-type="float">
            <text:p>0.02344258023409</text:p>
          </table:table-cell>
          <table:table-cell/>
        </table:table-row>
        <table:table-row table:style-name="ro1">
          <table:table-cell office:value-type="float" office:value="0.128022" calcext:value-type="float">
            <text:p>0.128022</text:p>
          </table:table-cell>
          <table:table-cell office:value-type="float" office:value="0.15972" calcext:value-type="float">
            <text:p>0.15972</text:p>
          </table:table-cell>
          <table:table-cell table:formula="of:=([.A880]*[.A880])" office:value-type="float" office:value="0.016389632484" calcext:value-type="float">
            <text:p>0.016389632484</text:p>
          </table:table-cell>
          <table:table-cell table:formula="of:=([.A880]-[.B880])*([.A880]-[.B880])" office:value-type="float" office:value="0.001004763204" calcext:value-type="float">
            <text:p>0.001004763204</text:p>
          </table:table-cell>
          <table:table-cell/>
        </table:table-row>
        <table:table-row table:style-name="ro1">
          <table:table-cell office:value-type="float" office:value="0.128022" calcext:value-type="float">
            <text:p>0.128022</text:p>
          </table:table-cell>
          <table:table-cell office:value-type="float" office:value="0.0884328" calcext:value-type="float">
            <text:p>0.0884328</text:p>
          </table:table-cell>
          <table:table-cell table:formula="of:=([.A881]*[.A881])" office:value-type="float" office:value="0.016389632484" calcext:value-type="float">
            <text:p>0.016389632484</text:p>
          </table:table-cell>
          <table:table-cell table:formula="of:=([.A881]-[.B881])*([.A881]-[.B881])" office:value-type="float" office:value="0.00156730475664" calcext:value-type="float">
            <text:p>0.00156730475664</text:p>
          </table:table-cell>
          <table:table-cell/>
        </table:table-row>
        <table:table-row table:style-name="ro1">
          <table:table-cell office:value-type="float" office:value="0.13556" calcext:value-type="float">
            <text:p>0.13556</text:p>
          </table:table-cell>
          <table:table-cell office:value-type="float" office:value="0.169185" calcext:value-type="float">
            <text:p>0.169185</text:p>
          </table:table-cell>
          <table:table-cell table:formula="of:=([.A882]*[.A882])" office:value-type="float" office:value="0.0183765136" calcext:value-type="float">
            <text:p>0.0183765136</text:p>
          </table:table-cell>
          <table:table-cell table:formula="of:=([.A882]-[.B882])*([.A882]-[.B882])" office:value-type="float" office:value="0.001130640625" calcext:value-type="float">
            <text:p>0.001130640625</text:p>
          </table:table-cell>
          <table:table-cell/>
        </table:table-row>
        <table:table-row table:style-name="ro1">
          <table:table-cell office:value-type="float" office:value="0.216283" calcext:value-type="float">
            <text:p>0.216283</text:p>
          </table:table-cell>
          <table:table-cell office:value-type="float" office:value="0.206381" calcext:value-type="float">
            <text:p>0.206381</text:p>
          </table:table-cell>
          <table:table-cell table:formula="of:=([.A883]*[.A883])" office:value-type="float" office:value="0.046778336089" calcext:value-type="float">
            <text:p>0.046778336089</text:p>
          </table:table-cell>
          <table:table-cell table:formula="of:=([.A883]-[.B883])*([.A883]-[.B883])" office:value-type="float" office:value="0.0000980496039999999" calcext:value-type="float">
            <text:p>0.0000980496039999999</text:p>
          </table:table-cell>
          <table:table-cell/>
        </table:table-row>
        <table:table-row table:style-name="ro1">
          <table:table-cell office:value-type="float" office:value="0.216283" calcext:value-type="float">
            <text:p>0.216283</text:p>
          </table:table-cell>
          <table:table-cell office:value-type="float" office:value="0.263945" calcext:value-type="float">
            <text:p>0.263945</text:p>
          </table:table-cell>
          <table:table-cell table:formula="of:=([.A884]*[.A884])" office:value-type="float" office:value="0.046778336089" calcext:value-type="float">
            <text:p>0.046778336089</text:p>
          </table:table-cell>
          <table:table-cell table:formula="of:=([.A884]-[.B884])*([.A884]-[.B884])" office:value-type="float" office:value="0.002271666244" calcext:value-type="float">
            <text:p>0.002271666244</text:p>
          </table:table-cell>
          <table:table-cell/>
        </table:table-row>
        <table:table-row table:style-name="ro1">
          <table:table-cell office:value-type="float" office:value="0.614459" calcext:value-type="float">
            <text:p>0.614459</text:p>
          </table:table-cell>
          <table:table-cell office:value-type="float" office:value="0.432282" calcext:value-type="float">
            <text:p>0.432282</text:p>
          </table:table-cell>
          <table:table-cell table:formula="of:=([.A885]*[.A885])" office:value-type="float" office:value="0.377559862681" calcext:value-type="float">
            <text:p>0.377559862681</text:p>
          </table:table-cell>
          <table:table-cell table:formula="of:=([.A885]-[.B885])*([.A885]-[.B885])" office:value-type="float" office:value="0.033188459329" calcext:value-type="float">
            <text:p>0.033188459329</text:p>
          </table:table-cell>
          <table:table-cell/>
        </table:table-row>
        <table:table-row table:style-name="ro1">
          <table:table-cell office:value-type="float" office:value="0.703482" calcext:value-type="float">
            <text:p>0.703482</text:p>
          </table:table-cell>
          <table:table-cell office:value-type="float" office:value="0.470507" calcext:value-type="float">
            <text:p>0.470507</text:p>
          </table:table-cell>
          <table:table-cell table:formula="of:=([.A886]*[.A886])" office:value-type="float" office:value="0.494886924324" calcext:value-type="float">
            <text:p>0.494886924324</text:p>
          </table:table-cell>
          <table:table-cell table:formula="of:=([.A886]-[.B886])*([.A886]-[.B886])" office:value-type="float" office:value="0.054277350625" calcext:value-type="float">
            <text:p>0.054277350625</text:p>
          </table:table-cell>
          <table:table-cell/>
        </table:table-row>
        <table:table-row table:style-name="ro1">
          <table:table-cell office:value-type="float" office:value="0.703482" calcext:value-type="float">
            <text:p>0.703482</text:p>
          </table:table-cell>
          <table:table-cell office:value-type="float" office:value="0.488981" calcext:value-type="float">
            <text:p>0.488981</text:p>
          </table:table-cell>
          <table:table-cell table:formula="of:=([.A887]*[.A887])" office:value-type="float" office:value="0.494886924324" calcext:value-type="float">
            <text:p>0.494886924324</text:p>
          </table:table-cell>
          <table:table-cell table:formula="of:=([.A887]-[.B887])*([.A887]-[.B887])" office:value-type="float" office:value="0.046010679001" calcext:value-type="float">
            <text:p>0.046010679001</text:p>
          </table:table-cell>
          <table:table-cell/>
        </table:table-row>
        <table:table-row table:style-name="ro1">
          <table:table-cell office:value-type="float" office:value="0.703482" calcext:value-type="float">
            <text:p>0.703482</text:p>
          </table:table-cell>
          <table:table-cell office:value-type="float" office:value="0.525966" calcext:value-type="float">
            <text:p>0.525966</text:p>
          </table:table-cell>
          <table:table-cell table:formula="of:=([.A888]*[.A888])" office:value-type="float" office:value="0.494886924324" calcext:value-type="float">
            <text:p>0.494886924324</text:p>
          </table:table-cell>
          <table:table-cell table:formula="of:=([.A888]-[.B888])*([.A888]-[.B888])" office:value-type="float" office:value="0.031511930256" calcext:value-type="float">
            <text:p>0.031511930256</text:p>
          </table:table-cell>
          <table:table-cell/>
        </table:table-row>
        <table:table-row table:style-name="ro1">
          <table:table-cell office:value-type="float" office:value="0.703482" calcext:value-type="float">
            <text:p>0.703482</text:p>
          </table:table-cell>
          <table:table-cell office:value-type="float" office:value="0.672073" calcext:value-type="float">
            <text:p>0.672073</text:p>
          </table:table-cell>
          <table:table-cell table:formula="of:=([.A889]*[.A889])" office:value-type="float" office:value="0.494886924324" calcext:value-type="float">
            <text:p>0.494886924324</text:p>
          </table:table-cell>
          <table:table-cell table:formula="of:=([.A889]-[.B889])*([.A889]-[.B889])" office:value-type="float" office:value="0.000986525281000001" calcext:value-type="float">
            <text:p>0.000986525281000001</text:p>
          </table:table-cell>
          <table:table-cell/>
        </table:table-row>
        <table:table-row table:style-name="ro1">
          <table:table-cell office:value-type="float" office:value="0.93812" calcext:value-type="float">
            <text:p>0.93812</text:p>
          </table:table-cell>
          <table:table-cell office:value-type="float" office:value="0.730028" calcext:value-type="float">
            <text:p>0.730028</text:p>
          </table:table-cell>
          <table:table-cell table:formula="of:=([.A890]*[.A890])" office:value-type="float" office:value="0.8800691344" calcext:value-type="float">
            <text:p>0.8800691344</text:p>
          </table:table-cell>
          <table:table-cell table:formula="of:=([.A890]-[.B890])*([.A890]-[.B890])" office:value-type="float" office:value="0.043302280464" calcext:value-type="float">
            <text:p>0.043302280464</text:p>
          </table:table-cell>
          <table:table-cell/>
        </table:table-row>
        <table:table-row table:style-name="ro1">
          <table:table-cell office:value-type="float" office:value="0.938121" calcext:value-type="float">
            <text:p>0.938121</text:p>
          </table:table-cell>
          <table:table-cell office:value-type="float" office:value="0.763608" calcext:value-type="float">
            <text:p>0.763608</text:p>
          </table:table-cell>
          <table:table-cell table:formula="of:=([.A891]*[.A891])" office:value-type="float" office:value="0.880071010641" calcext:value-type="float">
            <text:p>0.880071010641</text:p>
          </table:table-cell>
          <table:table-cell table:formula="of:=([.A891]-[.B891])*([.A891]-[.B891])" office:value-type="float" office:value="0.030454787169" calcext:value-type="float">
            <text:p>0.030454787169</text:p>
          </table:table-cell>
          <table:table-cell/>
        </table:table-row>
        <table:table-row table:style-name="ro1">
          <table:table-cell office:value-type="float" office:value="0.938121" calcext:value-type="float">
            <text:p>0.938121</text:p>
          </table:table-cell>
          <table:table-cell office:value-type="float" office:value="0.826804" calcext:value-type="float">
            <text:p>0.826804</text:p>
          </table:table-cell>
          <table:table-cell table:formula="of:=([.A892]*[.A892])" office:value-type="float" office:value="0.880071010641" calcext:value-type="float">
            <text:p>0.880071010641</text:p>
          </table:table-cell>
          <table:table-cell table:formula="of:=([.A892]-[.B892])*([.A892]-[.B892])" office:value-type="float" office:value="0.012391474489" calcext:value-type="float">
            <text:p>0.012391474489</text:p>
          </table:table-cell>
          <table:table-cell/>
        </table:table-row>
        <table:table-row table:style-name="ro1">
          <table:table-cell office:value-type="float" office:value="0.938121" calcext:value-type="float">
            <text:p>0.938121</text:p>
          </table:table-cell>
          <table:table-cell office:value-type="float" office:value="0.866732" calcext:value-type="float">
            <text:p>0.866732</text:p>
          </table:table-cell>
          <table:table-cell table:formula="of:=([.A893]*[.A893])" office:value-type="float" office:value="0.880071010641" calcext:value-type="float">
            <text:p>0.880071010641</text:p>
          </table:table-cell>
          <table:table-cell table:formula="of:=([.A893]-[.B893])*([.A893]-[.B893])" office:value-type="float" office:value="0.005096389321" calcext:value-type="float">
            <text:p>0.005096389321</text:p>
          </table:table-cell>
          <table:table-cell/>
        </table:table-row>
        <table:table-row table:style-name="ro1">
          <table:table-cell office:value-type="float" office:value="0.93812" calcext:value-type="float">
            <text:p>0.93812</text:p>
          </table:table-cell>
          <table:table-cell office:value-type="float" office:value="0.907349" calcext:value-type="float">
            <text:p>0.907349</text:p>
          </table:table-cell>
          <table:table-cell table:formula="of:=([.A894]*[.A894])" office:value-type="float" office:value="0.8800691344" calcext:value-type="float">
            <text:p>0.8800691344</text:p>
          </table:table-cell>
          <table:table-cell table:formula="of:=([.A894]-[.B894])*([.A894]-[.B894])" office:value-type="float" office:value="0.000946854440999999" calcext:value-type="float">
            <text:p>0.000946854440999999</text:p>
          </table:table-cell>
          <table:table-cell/>
        </table:table-row>
        <table:table-row table:style-name="ro1">
          <table:table-cell office:value-type="float" office:value="0.929861" calcext:value-type="float">
            <text:p>0.929861</text:p>
          </table:table-cell>
          <table:table-cell office:value-type="float" office:value="0.947726" calcext:value-type="float">
            <text:p>0.947726</text:p>
          </table:table-cell>
          <table:table-cell table:formula="of:=([.A895]*[.A895])" office:value-type="float" office:value="0.864641479321" calcext:value-type="float">
            <text:p>0.864641479321</text:p>
          </table:table-cell>
          <table:table-cell table:formula="of:=([.A895]-[.B895])*([.A895]-[.B895])" office:value-type="float" office:value="0.000319158224999997" calcext:value-type="float">
            <text:p>0.000319158224999997</text:p>
          </table:table-cell>
          <table:table-cell/>
        </table:table-row>
        <table:table-row table:style-name="ro1">
          <table:table-cell office:value-type="float" office:value="0.929862" calcext:value-type="float">
            <text:p>0.929862</text:p>
          </table:table-cell>
          <table:table-cell office:value-type="float" office:value="0.976228" calcext:value-type="float">
            <text:p>0.976228</text:p>
          </table:table-cell>
          <table:table-cell table:formula="of:=([.A896]*[.A896])" office:value-type="float" office:value="0.864643339044" calcext:value-type="float">
            <text:p>0.864643339044</text:p>
          </table:table-cell>
          <table:table-cell table:formula="of:=([.A896]-[.B896])*([.A896]-[.B896])" office:value-type="float" office:value="0.002149805956" calcext:value-type="float">
            <text:p>0.002149805956</text:p>
          </table:table-cell>
          <table:table-cell/>
        </table:table-row>
        <table:table-row table:style-name="ro1">
          <table:table-cell office:value-type="float" office:value="0.975174" calcext:value-type="float">
            <text:p>0.975174</text:p>
          </table:table-cell>
          <table:table-cell office:value-type="float" office:value="0.988307" calcext:value-type="float">
            <text:p>0.988307</text:p>
          </table:table-cell>
          <table:table-cell table:formula="of:=([.A897]*[.A897])" office:value-type="float" office:value="0.950964330276" calcext:value-type="float">
            <text:p>0.950964330276</text:p>
          </table:table-cell>
          <table:table-cell table:formula="of:=([.A897]-[.B897])*([.A897]-[.B897])" office:value-type="float" office:value="0.000172475689000002" calcext:value-type="float">
            <text:p>0.000172475689000002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9997" calcext:value-type="float">
            <text:p>0.999997</text:p>
          </table:table-cell>
          <table:table-cell table:formula="of:=([.A898]*[.A898])" office:value-type="float" office:value="0.999982000081" calcext:value-type="float">
            <text:p>0.999982000081</text:p>
          </table:table-cell>
          <table:table-cell table:formula="of:=([.A898]-[.B898])*([.A898]-[.B898])" office:value-type="float" office:value="0.000000000036" calcext:value-type="float">
            <text:p>3.60000000007381E-11</text:p>
          </table:table-cell>
          <table:table-cell/>
        </table:table-row>
        <table:table-row table:style-name="ro1">
          <table:table-cell office:value-type="float" office:value="0.0000133514" calcext:value-type="float">
            <text:p>0.0000133514</text:p>
          </table:table-cell>
          <table:table-cell office:value-type="float" office:value="0.00000115005" calcext:value-type="float">
            <text:p>0.00000115005</text:p>
          </table:table-cell>
          <table:table-cell table:formula="of:=([.A899]*[.A899])" office:value-type="float" office:value="0.00000000017825988196" calcext:value-type="float">
            <text:p>1.7825988196E-10</text:p>
          </table:table-cell>
          <table:table-cell table:formula="of:=([.A899]-[.B899])*([.A899]-[.B899])" office:value-type="float" office:value="0.00000000014887294182" calcext:value-type="float">
            <text:p>1.488729418225E-10</text:p>
          </table:table-cell>
          <table:table-cell/>
        </table:table-row>
        <table:table-row table:style-name="ro1">
          <table:table-cell office:value-type="float" office:value="0.0000133514" calcext:value-type="float">
            <text:p>0.0000133514</text:p>
          </table:table-cell>
          <table:table-cell office:value-type="float" office:value="0.000685712" calcext:value-type="float">
            <text:p>0.000685712</text:p>
          </table:table-cell>
          <table:table-cell table:formula="of:=([.A900]*[.A900])" office:value-type="float" office:value="0.00000000017825988196" calcext:value-type="float">
            <text:p>1.7825988196E-10</text:p>
          </table:table-cell>
          <table:table-cell table:formula="of:=([.A900]-[.B900])*([.A900]-[.B900])" office:value-type="float" office:value="0.00000045206877643236" calcext:value-type="float">
            <text:p>4.5206877643236E-07</text:p>
          </table:table-cell>
          <table:table-cell/>
        </table:table-row>
        <table:table-row table:style-name="ro1">
          <table:table-cell office:value-type="float" office:value="0.0000175238" calcext:value-type="float">
            <text:p>0.0000175238</text:p>
          </table:table-cell>
          <table:table-cell office:value-type="float" office:value="0.00558024" calcext:value-type="float">
            <text:p>0.00558024</text:p>
          </table:table-cell>
          <table:table-cell table:formula="of:=([.A901]*[.A901])" office:value-type="float" office:value="0.00000000030708356644" calcext:value-type="float">
            <text:p>3.0708356644E-10</text:p>
          </table:table-cell>
          <table:table-cell table:formula="of:=([.A901]-[.B901])*([.A901]-[.B901])" office:value-type="float" office:value="0.0000309438115217424" calcext:value-type="float">
            <text:p>3.09438115217424E-05</text:p>
          </table:table-cell>
          <table:table-cell/>
        </table:table-row>
        <table:table-row table:style-name="ro1">
          <table:table-cell office:value-type="float" office:value="0.0000368953" calcext:value-type="float">
            <text:p>0.0000368953</text:p>
          </table:table-cell>
          <table:table-cell office:value-type="float" office:value="0.00102823" calcext:value-type="float">
            <text:p>0.00102823</text:p>
          </table:table-cell>
          <table:table-cell table:formula="of:=([.A902]*[.A902])" office:value-type="float" office:value="0.00000000136126316209" calcext:value-type="float">
            <text:p>1.36126316209E-09</text:p>
          </table:table-cell>
          <table:table-cell table:formula="of:=([.A902]-[.B902])*([.A902]-[.B902])" office:value-type="float" office:value="0.00000098274448742409" calcext:value-type="float">
            <text:p>9.8274448742409E-07</text:p>
          </table:table-cell>
          <table:table-cell/>
        </table:table-row>
        <table:table-row table:style-name="ro1">
          <table:table-cell office:value-type="float" office:value="0.0000412464" calcext:value-type="float">
            <text:p>0.0000412464</text:p>
          </table:table-cell>
          <table:table-cell office:value-type="float" office:value="0.0102122" calcext:value-type="float">
            <text:p>0.0102122</text:p>
          </table:table-cell>
          <table:table-cell table:formula="of:=([.A903]*[.A903])" office:value-type="float" office:value="0.00000000170126551296" calcext:value-type="float">
            <text:p>1.70126551296E-09</text:p>
          </table:table-cell>
          <table:table-cell table:formula="of:=([.A903]-[.B903])*([.A903]-[.B903])" office:value-type="float" office:value="0.000103448297133353" calcext:value-type="float">
            <text:p>0.000103448297133353</text:p>
          </table:table-cell>
          <table:table-cell/>
        </table:table-row>
        <table:table-row table:style-name="ro1">
          <table:table-cell office:value-type="float" office:value="0.0000380278" calcext:value-type="float">
            <text:p>0.0000380278</text:p>
          </table:table-cell>
          <table:table-cell office:value-type="float" office:value="0.0153314" calcext:value-type="float">
            <text:p>0.0153314</text:p>
          </table:table-cell>
          <table:table-cell table:formula="of:=([.A904]*[.A904])" office:value-type="float" office:value="0.00000000144611357284" calcext:value-type="float">
            <text:p>1.44611357284E-09</text:p>
          </table:table-cell>
          <table:table-cell table:formula="of:=([.A904]-[.B904])*([.A904]-[.B904])" office:value-type="float" office:value="0.000233887233247733" calcext:value-type="float">
            <text:p>0.000233887233247733</text:p>
          </table:table-cell>
          <table:table-cell/>
        </table:table-row>
        <table:table-row table:style-name="ro1">
          <table:table-cell office:value-type="float" office:value="0.0000364184" calcext:value-type="float">
            <text:p>0.0000364184</text:p>
          </table:table-cell>
          <table:table-cell office:value-type="float" office:value="0.0211888" calcext:value-type="float">
            <text:p>0.0211888</text:p>
          </table:table-cell>
          <table:table-cell table:formula="of:=([.A905]*[.A905])" office:value-type="float" office:value="0.00000000132629985856" calcext:value-type="float">
            <text:p>1.32629985856E-09</text:p>
          </table:table-cell>
          <table:table-cell table:formula="of:=([.A905]-[.B905])*([.A905]-[.B905])" office:value-type="float" office:value="0.000447423247352019" calcext:value-type="float">
            <text:p>0.000447423247352019</text:p>
          </table:table-cell>
          <table:table-cell/>
        </table:table-row>
        <table:table-row table:style-name="ro1">
          <table:table-cell office:value-type="float" office:value="0.000103474" calcext:value-type="float">
            <text:p>0.000103474</text:p>
          </table:table-cell>
          <table:table-cell office:value-type="float" office:value="0.0245116" calcext:value-type="float">
            <text:p>0.0245116</text:p>
          </table:table-cell>
          <table:table-cell table:formula="of:=([.A906]*[.A906])" office:value-type="float" office:value="0.000000010706868676" calcext:value-type="float">
            <text:p>1.0706868676E-08</text:p>
          </table:table-cell>
          <table:table-cell table:formula="of:=([.A906]-[.B906])*([.A906]-[.B906])" office:value-type="float" office:value="0.000595756614831876" calcext:value-type="float">
            <text:p>0.000595756614831876</text:p>
          </table:table-cell>
          <table:table-cell/>
        </table:table-row>
        <table:table-row table:style-name="ro1">
          <table:table-cell office:value-type="float" office:value="0.0000365376" calcext:value-type="float">
            <text:p>0.0000365376</text:p>
          </table:table-cell>
          <table:table-cell office:value-type="float" office:value="0.0352392" calcext:value-type="float">
            <text:p>0.0352392</text:p>
          </table:table-cell>
          <table:table-cell table:formula="of:=([.A907]*[.A907])" office:value-type="float" office:value="0.00000000133499621376" calcext:value-type="float">
            <text:p>1.33499621376E-09</text:p>
          </table:table-cell>
          <table:table-cell table:formula="of:=([.A907]-[.B907])*([.A907]-[.B907])" office:value-type="float" office:value="0.00123922744004837" calcext:value-type="float">
            <text:p>0.00123922744004837</text:p>
          </table:table-cell>
          <table:table-cell/>
        </table:table-row>
        <table:table-row table:style-name="ro1">
          <table:table-cell office:value-type="float" office:value="0.000142932" calcext:value-type="float">
            <text:p>0.000142932</text:p>
          </table:table-cell>
          <table:table-cell office:value-type="float" office:value="0.00409721" calcext:value-type="float">
            <text:p>0.00409721</text:p>
          </table:table-cell>
          <table:table-cell table:formula="of:=([.A908]*[.A908])" office:value-type="float" office:value="0.000000020429556624" calcext:value-type="float">
            <text:p>2.0429556624E-08</text:p>
          </table:table-cell>
          <table:table-cell table:formula="of:=([.A908]-[.B908])*([.A908]-[.B908])" office:value-type="float" office:value="0.000015636314501284" calcext:value-type="float">
            <text:p>1.5636314501284E-05</text:p>
          </table:table-cell>
          <table:table-cell/>
        </table:table-row>
        <table:table-row table:style-name="ro1">
          <table:table-cell office:value-type="float" office:value="0.000138938" calcext:value-type="float">
            <text:p>0.000138938</text:p>
          </table:table-cell>
          <table:table-cell office:value-type="float" office:value="0.0027345" calcext:value-type="float">
            <text:p>0.0027345</text:p>
          </table:table-cell>
          <table:table-cell table:formula="of:=([.A909]*[.A909])" office:value-type="float" office:value="0.000000019303767844" calcext:value-type="float">
            <text:p>1.9303767844E-08</text:p>
          </table:table-cell>
          <table:table-cell table:formula="of:=([.A909]-[.B909])*([.A909]-[.B909])" office:value-type="float" office:value="0.000006736942095844" calcext:value-type="float">
            <text:p>6.736942095844E-06</text:p>
          </table:table-cell>
          <table:table-cell/>
        </table:table-row>
        <table:table-row table:style-name="ro1">
          <table:table-cell office:value-type="float" office:value="0.0000649691" calcext:value-type="float">
            <text:p>0.0000649691</text:p>
          </table:table-cell>
          <table:table-cell office:value-type="float" office:value="0.00199297" calcext:value-type="float">
            <text:p>0.00199297</text:p>
          </table:table-cell>
          <table:table-cell table:formula="of:=([.A910]*[.A910])" office:value-type="float" office:value="0.00000000422098395481" calcext:value-type="float">
            <text:p>4.22098395481E-09</text:p>
          </table:table-cell>
          <table:table-cell table:formula="of:=([.A910]-[.B910])*([.A910]-[.B910])" office:value-type="float" office:value="0.00000371718747040081" calcext:value-type="float">
            <text:p>3.71718747040081E-06</text:p>
          </table:table-cell>
          <table:table-cell/>
        </table:table-row>
        <table:table-row table:style-name="ro1">
          <table:table-cell office:value-type="float" office:value="0.000217795" calcext:value-type="float">
            <text:p>0.000217795</text:p>
          </table:table-cell>
          <table:table-cell office:value-type="float" office:value="0.0000922591" calcext:value-type="float">
            <text:p>0.0000922591</text:p>
          </table:table-cell>
          <table:table-cell table:formula="of:=([.A911]*[.A911])" office:value-type="float" office:value="0.000000047434662025" calcext:value-type="float">
            <text:p>4.7434662025E-08</text:p>
          </table:table-cell>
          <table:table-cell table:formula="of:=([.A911]-[.B911])*([.A911]-[.B911])" office:value-type="float" office:value="0.00000001575926218881" calcext:value-type="float">
            <text:p>1.575926218881E-08</text:p>
          </table:table-cell>
          <table:table-cell/>
        </table:table-row>
        <table:table-row table:style-name="ro1">
          <table:table-cell office:value-type="float" office:value="0.000428379" calcext:value-type="float">
            <text:p>0.000428379</text:p>
          </table:table-cell>
          <table:table-cell office:value-type="float" office:value="0.017748" calcext:value-type="float">
            <text:p>0.017748</text:p>
          </table:table-cell>
          <table:table-cell table:formula="of:=([.A912]*[.A912])" office:value-type="float" office:value="0.000000183508567641" calcext:value-type="float">
            <text:p>1.83508567641E-07</text:p>
          </table:table-cell>
          <table:table-cell table:formula="of:=([.A912]-[.B912])*([.A912]-[.B912])" office:value-type="float" office:value="0.000299969271583641" calcext:value-type="float">
            <text:p>0.000299969271583641</text:p>
          </table:table-cell>
          <table:table-cell/>
        </table:table-row>
        <table:table-row table:style-name="ro1">
          <table:table-cell office:value-type="float" office:value="0.00106442" calcext:value-type="float">
            <text:p>0.00106442</text:p>
          </table:table-cell>
          <table:table-cell office:value-type="float" office:value="0.00131717" calcext:value-type="float">
            <text:p>0.00131717</text:p>
          </table:table-cell>
          <table:table-cell table:formula="of:=([.A913]*[.A913])" office:value-type="float" office:value="0.0000011329899364" calcext:value-type="float">
            <text:p>0.0000011329899364</text:p>
          </table:table-cell>
          <table:table-cell table:formula="of:=([.A913]-[.B913])*([.A913]-[.B913])" office:value-type="float" office:value="0.0000000638825625" calcext:value-type="float">
            <text:p>0.0000000638825625</text:p>
          </table:table-cell>
          <table:table-cell/>
        </table:table-row>
        <table:table-row table:style-name="ro1">
          <table:table-cell office:value-type="float" office:value="0.00106442" calcext:value-type="float">
            <text:p>0.00106442</text:p>
          </table:table-cell>
          <table:table-cell office:value-type="float" office:value="0.000516718" calcext:value-type="float">
            <text:p>0.000516718</text:p>
          </table:table-cell>
          <table:table-cell table:formula="of:=([.A914]*[.A914])" office:value-type="float" office:value="0.0000011329899364" calcext:value-type="float">
            <text:p>0.0000011329899364</text:p>
          </table:table-cell>
          <table:table-cell table:formula="of:=([.A914]-[.B914])*([.A914]-[.B914])" office:value-type="float" office:value="0.000000299977480804" calcext:value-type="float">
            <text:p>2.99977480804E-07</text:p>
          </table:table-cell>
          <table:table-cell/>
        </table:table-row>
        <table:table-row table:style-name="ro1">
          <table:table-cell office:value-type="float" office:value="0.000883877" calcext:value-type="float">
            <text:p>0.000883877</text:p>
          </table:table-cell>
          <table:table-cell office:value-type="float" office:value="0.000512385" calcext:value-type="float">
            <text:p>0.000512385</text:p>
          </table:table-cell>
          <table:table-cell table:formula="of:=([.A915]*[.A915])" office:value-type="float" office:value="0.000000781238551129" calcext:value-type="float">
            <text:p>7.81238551129E-07</text:p>
          </table:table-cell>
          <table:table-cell table:formula="of:=([.A915]-[.B915])*([.A915]-[.B915])" office:value-type="float" office:value="0.000000138006306064" calcext:value-type="float">
            <text:p>1.38006306064E-07</text:p>
          </table:table-cell>
          <table:table-cell/>
        </table:table-row>
        <table:table-row table:style-name="ro1">
          <table:table-cell office:value-type="float" office:value="0.000377297" calcext:value-type="float">
            <text:p>0.000377297</text:p>
          </table:table-cell>
          <table:table-cell office:value-type="float" office:value="0.0115579" calcext:value-type="float">
            <text:p>0.0115579</text:p>
          </table:table-cell>
          <table:table-cell table:formula="of:=([.A916]*[.A916])" office:value-type="float" office:value="0.000000142353026209" calcext:value-type="float">
            <text:p>1.42353026209E-07</text:p>
          </table:table-cell>
          <table:table-cell table:formula="of:=([.A916]-[.B916])*([.A916]-[.B916])" office:value-type="float" office:value="0.000125005883443609" calcext:value-type="float">
            <text:p>0.000125005883443609</text:p>
          </table:table-cell>
          <table:table-cell/>
        </table:table-row>
        <table:table-row table:style-name="ro1">
          <table:table-cell office:value-type="float" office:value="0.00083214" calcext:value-type="float">
            <text:p>0.00083214</text:p>
          </table:table-cell>
          <table:table-cell office:value-type="float" office:value="0.015728" calcext:value-type="float">
            <text:p>0.015728</text:p>
          </table:table-cell>
          <table:table-cell table:formula="of:=([.A917]*[.A917])" office:value-type="float" office:value="0.0000006924569796" calcext:value-type="float">
            <text:p>0.0000006924569796</text:p>
          </table:table-cell>
          <table:table-cell table:formula="of:=([.A917]-[.B917])*([.A917]-[.B917])" office:value-type="float" office:value="0.0002218866451396" calcext:value-type="float">
            <text:p>0.0002218866451396</text:p>
          </table:table-cell>
          <table:table-cell/>
        </table:table-row>
        <table:table-row table:style-name="ro1">
          <table:table-cell office:value-type="float" office:value="0.00083214" calcext:value-type="float">
            <text:p>0.00083214</text:p>
          </table:table-cell>
          <table:table-cell office:value-type="float" office:value="0.0824433" calcext:value-type="float">
            <text:p>0.0824433</text:p>
          </table:table-cell>
          <table:table-cell table:formula="of:=([.A918]*[.A918])" office:value-type="float" office:value="0.0000006924569796" calcext:value-type="float">
            <text:p>0.0000006924569796</text:p>
          </table:table-cell>
          <table:table-cell table:formula="of:=([.A918]-[.B918])*([.A918]-[.B918])" office:value-type="float" office:value="0.0066603814365456" calcext:value-type="float">
            <text:p>0.0066603814365456</text:p>
          </table:table-cell>
          <table:table-cell/>
        </table:table-row>
        <table:table-row table:style-name="ro1">
          <table:table-cell office:value-type="float" office:value="0.0311518" calcext:value-type="float">
            <text:p>0.0311518</text:p>
          </table:table-cell>
          <table:table-cell office:value-type="float" office:value="0.252094" calcext:value-type="float">
            <text:p>0.252094</text:p>
          </table:table-cell>
          <table:table-cell table:formula="of:=([.A919]*[.A919])" office:value-type="float" office:value="0.00097043464324" calcext:value-type="float">
            <text:p>0.00097043464324</text:p>
          </table:table-cell>
          <table:table-cell table:formula="of:=([.A919]-[.B919])*([.A919]-[.B919])" office:value-type="float" office:value="0.04881545574084" calcext:value-type="float">
            <text:p>0.04881545574084</text:p>
          </table:table-cell>
          <table:table-cell/>
        </table:table-row>
        <table:table-row table:style-name="ro1">
          <table:table-cell office:value-type="float" office:value="0.0311517" calcext:value-type="float">
            <text:p>0.0311517</text:p>
          </table:table-cell>
          <table:table-cell office:value-type="float" office:value="0.226335" calcext:value-type="float">
            <text:p>0.226335</text:p>
          </table:table-cell>
          <table:table-cell table:formula="of:=([.A920]*[.A920])" office:value-type="float" office:value="0.00097042841289" calcext:value-type="float">
            <text:p>0.00097042841289</text:p>
          </table:table-cell>
          <table:table-cell table:formula="of:=([.A920]-[.B920])*([.A920]-[.B920])" office:value-type="float" office:value="0.03809652059889" calcext:value-type="float">
            <text:p>0.03809652059889</text:p>
          </table:table-cell>
          <table:table-cell/>
        </table:table-row>
        <table:table-row table:style-name="ro1">
          <table:table-cell office:value-type="float" office:value="0.0311518" calcext:value-type="float">
            <text:p>0.0311518</text:p>
          </table:table-cell>
          <table:table-cell office:value-type="float" office:value="0.20394" calcext:value-type="float">
            <text:p>0.20394</text:p>
          </table:table-cell>
          <table:table-cell table:formula="of:=([.A921]*[.A921])" office:value-type="float" office:value="0.00097043464324" calcext:value-type="float">
            <text:p>0.00097043464324</text:p>
          </table:table-cell>
          <table:table-cell table:formula="of:=([.A921]-[.B921])*([.A921]-[.B921])" office:value-type="float" office:value="0.02985576205924" calcext:value-type="float">
            <text:p>0.02985576205924</text:p>
          </table:table-cell>
          <table:table-cell/>
        </table:table-row>
        <table:table-row table:style-name="ro1">
          <table:table-cell office:value-type="float" office:value="0.103595" calcext:value-type="float">
            <text:p>0.103595</text:p>
          </table:table-cell>
          <table:table-cell office:value-type="float" office:value="0.256227" calcext:value-type="float">
            <text:p>0.256227</text:p>
          </table:table-cell>
          <table:table-cell table:formula="of:=([.A922]*[.A922])" office:value-type="float" office:value="0.010731924025" calcext:value-type="float">
            <text:p>0.010731924025</text:p>
          </table:table-cell>
          <table:table-cell table:formula="of:=([.A922]-[.B922])*([.A922]-[.B922])" office:value-type="float" office:value="0.023296527424" calcext:value-type="float">
            <text:p>0.023296527424</text:p>
          </table:table-cell>
          <table:table-cell/>
        </table:table-row>
        <table:table-row table:style-name="ro1">
          <table:table-cell office:value-type="float" office:value="0.103595" calcext:value-type="float">
            <text:p>0.103595</text:p>
          </table:table-cell>
          <table:table-cell office:value-type="float" office:value="0.26575" calcext:value-type="float">
            <text:p>0.26575</text:p>
          </table:table-cell>
          <table:table-cell table:formula="of:=([.A923]*[.A923])" office:value-type="float" office:value="0.010731924025" calcext:value-type="float">
            <text:p>0.010731924025</text:p>
          </table:table-cell>
          <table:table-cell table:formula="of:=([.A923]-[.B923])*([.A923]-[.B923])" office:value-type="float" office:value="0.026294244025" calcext:value-type="float">
            <text:p>0.026294244025</text:p>
          </table:table-cell>
          <table:table-cell/>
        </table:table-row>
        <table:table-row table:style-name="ro1">
          <table:table-cell office:value-type="float" office:value="0.17029" calcext:value-type="float">
            <text:p>0.17029</text:p>
          </table:table-cell>
          <table:table-cell office:value-type="float" office:value="0.187815" calcext:value-type="float">
            <text:p>0.187815</text:p>
          </table:table-cell>
          <table:table-cell table:formula="of:=([.A924]*[.A924])" office:value-type="float" office:value="0.0289986841" calcext:value-type="float">
            <text:p>0.0289986841</text:p>
          </table:table-cell>
          <table:table-cell table:formula="of:=([.A924]-[.B924])*([.A924]-[.B924])" office:value-type="float" office:value="0.000307125625" calcext:value-type="float">
            <text:p>0.000307125625</text:p>
          </table:table-cell>
          <table:table-cell/>
        </table:table-row>
        <table:table-row table:style-name="ro1">
          <table:table-cell office:value-type="float" office:value="0.519028" calcext:value-type="float">
            <text:p>0.519028</text:p>
          </table:table-cell>
          <table:table-cell office:value-type="float" office:value="0.38514" calcext:value-type="float">
            <text:p>0.38514</text:p>
          </table:table-cell>
          <table:table-cell table:formula="of:=([.A925]*[.A925])" office:value-type="float" office:value="0.269390064784" calcext:value-type="float">
            <text:p>0.269390064784</text:p>
          </table:table-cell>
          <table:table-cell table:formula="of:=([.A925]-[.B925])*([.A925]-[.B925])" office:value-type="float" office:value="0.017925996544" calcext:value-type="float">
            <text:p>0.017925996544</text:p>
          </table:table-cell>
          <table:table-cell/>
        </table:table-row>
        <table:table-row table:style-name="ro1">
          <table:table-cell office:value-type="float" office:value="0.519028" calcext:value-type="float">
            <text:p>0.519028</text:p>
          </table:table-cell>
          <table:table-cell office:value-type="float" office:value="0.436212" calcext:value-type="float">
            <text:p>0.436212</text:p>
          </table:table-cell>
          <table:table-cell table:formula="of:=([.A926]*[.A926])" office:value-type="float" office:value="0.269390064784" calcext:value-type="float">
            <text:p>0.269390064784</text:p>
          </table:table-cell>
          <table:table-cell table:formula="of:=([.A926]-[.B926])*([.A926]-[.B926])" office:value-type="float" office:value="0.00685848985600001" calcext:value-type="float">
            <text:p>0.00685848985600001</text:p>
          </table:table-cell>
          <table:table-cell/>
        </table:table-row>
        <table:table-row table:style-name="ro1">
          <table:table-cell office:value-type="float" office:value="0.839185" calcext:value-type="float">
            <text:p>0.839185</text:p>
          </table:table-cell>
          <table:table-cell office:value-type="float" office:value="0.585708" calcext:value-type="float">
            <text:p>0.585708</text:p>
          </table:table-cell>
          <table:table-cell table:formula="of:=([.A927]*[.A927])" office:value-type="float" office:value="0.704231464225" calcext:value-type="float">
            <text:p>0.704231464225</text:p>
          </table:table-cell>
          <table:table-cell table:formula="of:=([.A927]-[.B927])*([.A927]-[.B927])" office:value-type="float" office:value="0.064250589529" calcext:value-type="float">
            <text:p>0.064250589529</text:p>
          </table:table-cell>
          <table:table-cell/>
        </table:table-row>
        <table:table-row table:style-name="ro1">
          <table:table-cell office:value-type="float" office:value="0.839185" calcext:value-type="float">
            <text:p>0.839185</text:p>
          </table:table-cell>
          <table:table-cell office:value-type="float" office:value="0.654067" calcext:value-type="float">
            <text:p>0.654067</text:p>
          </table:table-cell>
          <table:table-cell table:formula="of:=([.A928]*[.A928])" office:value-type="float" office:value="0.704231464225" calcext:value-type="float">
            <text:p>0.704231464225</text:p>
          </table:table-cell>
          <table:table-cell table:formula="of:=([.A928]-[.B928])*([.A928]-[.B928])" office:value-type="float" office:value="0.034268673924" calcext:value-type="float">
            <text:p>0.034268673924</text:p>
          </table:table-cell>
          <table:table-cell/>
        </table:table-row>
        <table:table-row table:style-name="ro1">
          <table:table-cell office:value-type="float" office:value="0.837127" calcext:value-type="float">
            <text:p>0.837127</text:p>
          </table:table-cell>
          <table:table-cell office:value-type="float" office:value="0.681286" calcext:value-type="float">
            <text:p>0.681286</text:p>
          </table:table-cell>
          <table:table-cell table:formula="of:=([.A929]*[.A929])" office:value-type="float" office:value="0.700781614129" calcext:value-type="float">
            <text:p>0.700781614129</text:p>
          </table:table-cell>
          <table:table-cell table:formula="of:=([.A929]-[.B929])*([.A929]-[.B929])" office:value-type="float" office:value="0.024286417281" calcext:value-type="float">
            <text:p>0.024286417281</text:p>
          </table:table-cell>
          <table:table-cell/>
        </table:table-row>
        <table:table-row table:style-name="ro1">
          <table:table-cell office:value-type="float" office:value="0.837128" calcext:value-type="float">
            <text:p>0.837128</text:p>
          </table:table-cell>
          <table:table-cell office:value-type="float" office:value="0.712625" calcext:value-type="float">
            <text:p>0.712625</text:p>
          </table:table-cell>
          <table:table-cell table:formula="of:=([.A930]*[.A930])" office:value-type="float" office:value="0.700783288384" calcext:value-type="float">
            <text:p>0.700783288384</text:p>
          </table:table-cell>
          <table:table-cell table:formula="of:=([.A930]-[.B930])*([.A930]-[.B930])" office:value-type="float" office:value="0.015500997009" calcext:value-type="float">
            <text:p>0.015500997009</text:p>
          </table:table-cell>
          <table:table-cell/>
        </table:table-row>
        <table:table-row table:style-name="ro1">
          <table:table-cell office:value-type="float" office:value="0.865981" calcext:value-type="float">
            <text:p>0.865981</text:p>
          </table:table-cell>
          <table:table-cell office:value-type="float" office:value="0.752102" calcext:value-type="float">
            <text:p>0.752102</text:p>
          </table:table-cell>
          <table:table-cell table:formula="of:=([.A931]*[.A931])" office:value-type="float" office:value="0.749923092361" calcext:value-type="float">
            <text:p>0.749923092361</text:p>
          </table:table-cell>
          <table:table-cell table:formula="of:=([.A931]-[.B931])*([.A931]-[.B931])" office:value-type="float" office:value="0.012968426641" calcext:value-type="float">
            <text:p>0.012968426641</text:p>
          </table:table-cell>
          <table:table-cell/>
        </table:table-row>
        <table:table-row table:style-name="ro1">
          <table:table-cell office:value-type="float" office:value="0.865981" calcext:value-type="float">
            <text:p>0.865981</text:p>
          </table:table-cell>
          <table:table-cell office:value-type="float" office:value="0.821856" calcext:value-type="float">
            <text:p>0.821856</text:p>
          </table:table-cell>
          <table:table-cell table:formula="of:=([.A932]*[.A932])" office:value-type="float" office:value="0.749923092361" calcext:value-type="float">
            <text:p>0.749923092361</text:p>
          </table:table-cell>
          <table:table-cell table:formula="of:=([.A932]-[.B932])*([.A932]-[.B932])" office:value-type="float" office:value="0.001947015625" calcext:value-type="float">
            <text:p>0.001947015625</text:p>
          </table:table-cell>
          <table:table-cell/>
        </table:table-row>
        <table:table-row table:style-name="ro1">
          <table:table-cell office:value-type="float" office:value="0.865981" calcext:value-type="float">
            <text:p>0.865981</text:p>
          </table:table-cell>
          <table:table-cell office:value-type="float" office:value="0.887974" calcext:value-type="float">
            <text:p>0.887974</text:p>
          </table:table-cell>
          <table:table-cell table:formula="of:=([.A933]*[.A933])" office:value-type="float" office:value="0.749923092361" calcext:value-type="float">
            <text:p>0.749923092361</text:p>
          </table:table-cell>
          <table:table-cell table:formula="of:=([.A933]-[.B933])*([.A933]-[.B933])" office:value-type="float" office:value="0.000483692049000002" calcext:value-type="float">
            <text:p>0.000483692049000002</text:p>
          </table:table-cell>
          <table:table-cell/>
        </table:table-row>
        <table:table-row table:style-name="ro1">
          <table:table-cell office:value-type="float" office:value="0.938927" calcext:value-type="float">
            <text:p>0.938927</text:p>
          </table:table-cell>
          <table:table-cell office:value-type="float" office:value="0.927067" calcext:value-type="float">
            <text:p>0.927067</text:p>
          </table:table-cell>
          <table:table-cell table:formula="of:=([.A934]*[.A934])" office:value-type="float" office:value="0.881583911329" calcext:value-type="float">
            <text:p>0.881583911329</text:p>
          </table:table-cell>
          <table:table-cell table:formula="of:=([.A934]-[.B934])*([.A934]-[.B934])" office:value-type="float" office:value="0.0001406596" calcext:value-type="float">
            <text:p>0.0001406596</text:p>
          </table:table-cell>
          <table:table-cell/>
        </table:table-row>
        <table:table-row table:style-name="ro1">
          <table:table-cell office:value-type="float" office:value="0.938928" calcext:value-type="float">
            <text:p>0.938928</text:p>
          </table:table-cell>
          <table:table-cell office:value-type="float" office:value="0.956551" calcext:value-type="float">
            <text:p>0.956551</text:p>
          </table:table-cell>
          <table:table-cell table:formula="of:=([.A935]*[.A935])" office:value-type="float" office:value="0.881585789184" calcext:value-type="float">
            <text:p>0.881585789184</text:p>
          </table:table-cell>
          <table:table-cell table:formula="of:=([.A935]-[.B935])*([.A935]-[.B935])" office:value-type="float" office:value="0.000310570129000002" calcext:value-type="float">
            <text:p>0.000310570129000002</text:p>
          </table:table-cell>
          <table:table-cell/>
        </table:table-row>
        <table:table-row table:style-name="ro1">
          <table:table-cell office:value-type="float" office:value="0.976479" calcext:value-type="float">
            <text:p>0.976479</text:p>
          </table:table-cell>
          <table:table-cell office:value-type="float" office:value="0.935058" calcext:value-type="float">
            <text:p>0.935058</text:p>
          </table:table-cell>
          <table:table-cell table:formula="of:=([.A936]*[.A936])" office:value-type="float" office:value="0.953511237441" calcext:value-type="float">
            <text:p>0.953511237441</text:p>
          </table:table-cell>
          <table:table-cell table:formula="of:=([.A936]-[.B936])*([.A936]-[.B936])" office:value-type="float" office:value="0.001715699241" calcext:value-type="float">
            <text:p>0.001715699241</text:p>
          </table:table-cell>
          <table:table-cell/>
        </table:table-row>
        <table:table-row table:style-name="ro1">
          <table:table-cell office:value-type="float" office:value="0.996629" calcext:value-type="float">
            <text:p>0.996629</text:p>
          </table:table-cell>
          <table:table-cell office:value-type="float" office:value="0.998848" calcext:value-type="float">
            <text:p>0.998848</text:p>
          </table:table-cell>
          <table:table-cell table:formula="of:=([.A937]*[.A937])" office:value-type="float" office:value="0.993269363641" calcext:value-type="float">
            <text:p>0.993269363641</text:p>
          </table:table-cell>
          <table:table-cell table:formula="of:=([.A937]-[.B937])*([.A937]-[.B937])" office:value-type="float" office:value="0.00000492396099999987" calcext:value-type="float">
            <text:p>4.92396099999987E-06</text:p>
          </table:table-cell>
          <table:table-cell/>
        </table:table-row>
        <table:table-row table:style-name="ro1">
          <table:table-cell office:value-type="float" office:value="0.000393271" calcext:value-type="float">
            <text:p>0.000393271</text:p>
          </table:table-cell>
          <table:table-cell office:value-type="float" office:value="0.00000283989" calcext:value-type="float">
            <text:p>0.00000283989</text:p>
          </table:table-cell>
          <table:table-cell table:formula="of:=([.A938]*[.A938])" office:value-type="float" office:value="0.000000154662079441" calcext:value-type="float">
            <text:p>1.54662079441E-07</text:p>
          </table:table-cell>
          <table:table-cell table:formula="of:=([.A938]-[.B938])*([.A938]-[.B938])" office:value-type="float" office:value="0.00000015243645165583" calcext:value-type="float">
            <text:p>1.52436451655832E-07</text:p>
          </table:table-cell>
          <table:table-cell/>
        </table:table-row>
        <table:table-row table:style-name="ro1">
          <table:table-cell office:value-type="float" office:value="0.000336587" calcext:value-type="float">
            <text:p>0.000336587</text:p>
          </table:table-cell>
          <table:table-cell office:value-type="float" office:value="0.00159258" calcext:value-type="float">
            <text:p>0.00159258</text:p>
          </table:table-cell>
          <table:table-cell table:formula="of:=([.A939]*[.A939])" office:value-type="float" office:value="0.000000113290808569" calcext:value-type="float">
            <text:p>1.13290808569E-07</text:p>
          </table:table-cell>
          <table:table-cell table:formula="of:=([.A939]-[.B939])*([.A939]-[.B939])" office:value-type="float" office:value="0.000001577518416049" calcext:value-type="float">
            <text:p>1.577518416049E-06</text:p>
          </table:table-cell>
          <table:table-cell/>
        </table:table-row>
        <table:table-row table:style-name="ro1">
          <table:table-cell office:value-type="float" office:value="0.000336587" calcext:value-type="float">
            <text:p>0.000336587</text:p>
          </table:table-cell>
          <table:table-cell office:value-type="float" office:value="0.0134666" calcext:value-type="float">
            <text:p>0.0134666</text:p>
          </table:table-cell>
          <table:table-cell table:formula="of:=([.A940]*[.A940])" office:value-type="float" office:value="0.000000113290808569" calcext:value-type="float">
            <text:p>1.13290808569E-07</text:p>
          </table:table-cell>
          <table:table-cell table:formula="of:=([.A940]-[.B940])*([.A940]-[.B940])" office:value-type="float" office:value="0.000172397241380169" calcext:value-type="float">
            <text:p>0.000172397241380169</text:p>
          </table:table-cell>
          <table:table-cell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354618" calcext:value-type="float">
            <text:p>0.0354618</text:p>
          </table:table-cell>
          <table:table-cell table:formula="of:=([.A941]*[.A941])" office:value-type="float" office:value="0.00000000000142107857" calcext:value-type="float">
            <text:p>1.4210785681E-12</text:p>
          </table:table-cell>
          <table:table-cell table:formula="of:=([.A941]-[.B941])*([.A941]-[.B941])" office:value-type="float" office:value="0.00125745471334675" calcext:value-type="float">
            <text:p>0.00125745471334675</text:p>
          </table:table-cell>
          <table:table-cell/>
        </table:table-row>
        <table:table-row table:style-name="ro1">
          <table:table-cell office:value-type="float" office:value="0.00000911951" calcext:value-type="float">
            <text:p>0.00000911951</text:p>
          </table:table-cell>
          <table:table-cell office:value-type="float" office:value="0.000301796" calcext:value-type="float">
            <text:p>0.000301796</text:p>
          </table:table-cell>
          <table:table-cell table:formula="of:=([.A942]*[.A942])" office:value-type="float" office:value="0.00000000008316546264" calcext:value-type="float">
            <text:p>8.31654626401E-11</text:p>
          </table:table-cell>
          <table:table-cell table:formula="of:=([.A942]-[.B942])*([.A942]-[.B942])" office:value-type="float" office:value="0.00000008565952779872" calcext:value-type="float">
            <text:p>8.56595277987201E-08</text:p>
          </table:table-cell>
          <table:table-cell/>
        </table:table-row>
        <table:table-row table:style-name="ro1">
          <table:table-cell office:value-type="float" office:value="0.000582755" calcext:value-type="float">
            <text:p>0.000582755</text:p>
          </table:table-cell>
          <table:table-cell office:value-type="float" office:value="0.0000412667" calcext:value-type="float">
            <text:p>0.0000412667</text:p>
          </table:table-cell>
          <table:table-cell table:formula="of:=([.A943]*[.A943])" office:value-type="float" office:value="0.000000339603390025" calcext:value-type="float">
            <text:p>3.39603390025E-07</text:p>
          </table:table-cell>
          <table:table-cell table:formula="of:=([.A943]-[.B943])*([.A943]-[.B943])" office:value-type="float" office:value="0.00000029320957903689" calcext:value-type="float">
            <text:p>2.9320957903689E-07</text:p>
          </table:table-cell>
          <table:table-cell/>
        </table:table-row>
        <table:table-row table:style-name="ro1">
          <table:table-cell office:value-type="float" office:value="0.000615776" calcext:value-type="float">
            <text:p>0.000615776</text:p>
          </table:table-cell>
          <table:table-cell office:value-type="float" office:value="0.0000316725" calcext:value-type="float">
            <text:p>0.0000316725</text:p>
          </table:table-cell>
          <table:table-cell table:formula="of:=([.A944]*[.A944])" office:value-type="float" office:value="0.000000379180082176" calcext:value-type="float">
            <text:p>3.79180082176E-07</text:p>
          </table:table-cell>
          <table:table-cell table:formula="of:=([.A944]-[.B944])*([.A944]-[.B944])" office:value-type="float" office:value="0.00000034117689871225" calcext:value-type="float">
            <text:p>3.4117689871225E-07</text:p>
          </table:table-cell>
          <table:table-cell/>
        </table:table-row>
        <table:table-row table:style-name="ro1">
          <table:table-cell office:value-type="float" office:value="0.000794649" calcext:value-type="float">
            <text:p>0.000794649</text:p>
          </table:table-cell>
          <table:table-cell office:value-type="float" office:value="0.0261909" calcext:value-type="float">
            <text:p>0.0261909</text:p>
          </table:table-cell>
          <table:table-cell table:formula="of:=([.A945]*[.A945])" office:value-type="float" office:value="0.000000631467033201" calcext:value-type="float">
            <text:p>6.31467033201E-07</text:p>
          </table:table-cell>
          <table:table-cell table:formula="of:=([.A945]-[.B945])*([.A945]-[.B945])" office:value-type="float" office:value="0.000644969564855001" calcext:value-type="float">
            <text:p>0.000644969564855001</text:p>
          </table:table-cell>
          <table:table-cell/>
        </table:table-row>
        <table:table-row table:style-name="ro1">
          <table:table-cell office:value-type="float" office:value="0.000794649" calcext:value-type="float">
            <text:p>0.000794649</text:p>
          </table:table-cell>
          <table:table-cell office:value-type="float" office:value="0.0348697" calcext:value-type="float">
            <text:p>0.0348697</text:p>
          </table:table-cell>
          <table:table-cell table:formula="of:=([.A946]*[.A946])" office:value-type="float" office:value="0.000000631467033201" calcext:value-type="float">
            <text:p>6.31467033201E-07</text:p>
          </table:table-cell>
          <table:table-cell table:formula="of:=([.A946]-[.B946])*([.A946]-[.B946])" office:value-type="float" office:value="0.0011611091006526" calcext:value-type="float">
            <text:p>0.0011611091006526</text:p>
          </table:table-cell>
          <table:table-cell/>
        </table:table-row>
        <table:table-row table:style-name="ro1">
          <table:table-cell office:value-type="float" office:value="0.00123101" calcext:value-type="float">
            <text:p>0.00123101</text:p>
          </table:table-cell>
          <table:table-cell office:value-type="float" office:value="0.00108207" calcext:value-type="float">
            <text:p>0.00108207</text:p>
          </table:table-cell>
          <table:table-cell table:formula="of:=([.A947]*[.A947])" office:value-type="float" office:value="0.0000015153856201" calcext:value-type="float">
            <text:p>0.0000015153856201</text:p>
          </table:table-cell>
          <table:table-cell table:formula="of:=([.A947]-[.B947])*([.A947]-[.B947])" office:value-type="float" office:value="0.0000000221831236" calcext:value-type="float">
            <text:p>0.0000000221831236</text:p>
          </table:table-cell>
          <table:table-cell/>
        </table:table-row>
        <table:table-row table:style-name="ro1">
          <table:table-cell office:value-type="float" office:value="0.00410551" calcext:value-type="float">
            <text:p>0.00410551</text:p>
          </table:table-cell>
          <table:table-cell office:value-type="float" office:value="0.0258888" calcext:value-type="float">
            <text:p>0.0258888</text:p>
          </table:table-cell>
          <table:table-cell table:formula="of:=([.A948]*[.A948])" office:value-type="float" office:value="0.0000168552123601" calcext:value-type="float">
            <text:p>0.0000168552123601</text:p>
          </table:table-cell>
          <table:table-cell table:formula="of:=([.A948]-[.B948])*([.A948]-[.B948])" office:value-type="float" office:value="0.0004745117232241" calcext:value-type="float">
            <text:p>0.0004745117232241</text:p>
          </table:table-cell>
          <table:table-cell/>
        </table:table-row>
        <table:table-row table:style-name="ro1">
          <table:table-cell office:value-type="float" office:value="0.00102413" calcext:value-type="float">
            <text:p>0.00102413</text:p>
          </table:table-cell>
          <table:table-cell office:value-type="float" office:value="0.0235419" calcext:value-type="float">
            <text:p>0.0235419</text:p>
          </table:table-cell>
          <table:table-cell table:formula="of:=([.A949]*[.A949])" office:value-type="float" office:value="0.0000010488422569" calcext:value-type="float">
            <text:p>0.0000010488422569</text:p>
          </table:table-cell>
          <table:table-cell table:formula="of:=([.A949]-[.B949])*([.A949]-[.B949])" office:value-type="float" office:value="0.0005070499657729" calcext:value-type="float">
            <text:p>0.0005070499657729</text:p>
          </table:table-cell>
          <table:table-cell/>
        </table:table-row>
        <table:table-row table:style-name="ro1">
          <table:table-cell office:value-type="float" office:value="0.00302303" calcext:value-type="float">
            <text:p>0.00302303</text:p>
          </table:table-cell>
          <table:table-cell office:value-type="float" office:value="0.0380509" calcext:value-type="float">
            <text:p>0.0380509</text:p>
          </table:table-cell>
          <table:table-cell table:formula="of:=([.A950]*[.A950])" office:value-type="float" office:value="0.0000091387103809" calcext:value-type="float">
            <text:p>0.0000091387103809</text:p>
          </table:table-cell>
          <table:table-cell table:formula="of:=([.A950]-[.B950])*([.A950]-[.B950])" office:value-type="float" office:value="0.0012269516767369" calcext:value-type="float">
            <text:p>0.0012269516767369</text:p>
          </table:table-cell>
          <table:table-cell/>
        </table:table-row>
        <table:table-row table:style-name="ro1">
          <table:table-cell office:value-type="float" office:value="0.0294486" calcext:value-type="float">
            <text:p>0.0294486</text:p>
          </table:table-cell>
          <table:table-cell office:value-type="float" office:value="0.112785" calcext:value-type="float">
            <text:p>0.112785</text:p>
          </table:table-cell>
          <table:table-cell table:formula="of:=([.A951]*[.A951])" office:value-type="float" office:value="0.00086722004196" calcext:value-type="float">
            <text:p>0.00086722004196</text:p>
          </table:table-cell>
          <table:table-cell table:formula="of:=([.A951]-[.B951])*([.A951]-[.B951])" office:value-type="float" office:value="0.00694495556496" calcext:value-type="float">
            <text:p>0.00694495556496</text:p>
          </table:table-cell>
          <table:table-cell/>
        </table:table-row>
        <table:table-row table:style-name="ro1">
          <table:table-cell office:value-type="float" office:value="0.0294486" calcext:value-type="float">
            <text:p>0.0294486</text:p>
          </table:table-cell>
          <table:table-cell office:value-type="float" office:value="0.119575" calcext:value-type="float">
            <text:p>0.119575</text:p>
          </table:table-cell>
          <table:table-cell table:formula="of:=([.A952]*[.A952])" office:value-type="float" office:value="0.00086722004196" calcext:value-type="float">
            <text:p>0.00086722004196</text:p>
          </table:table-cell>
          <table:table-cell table:formula="of:=([.A952]-[.B952])*([.A952]-[.B952])" office:value-type="float" office:value="0.00812276797696" calcext:value-type="float">
            <text:p>0.00812276797696</text:p>
          </table:table-cell>
          <table:table-cell/>
        </table:table-row>
        <table:table-row table:style-name="ro1">
          <table:table-cell office:value-type="float" office:value="0.0294486" calcext:value-type="float">
            <text:p>0.0294486</text:p>
          </table:table-cell>
          <table:table-cell office:value-type="float" office:value="0.126059" calcext:value-type="float">
            <text:p>0.126059</text:p>
          </table:table-cell>
          <table:table-cell table:formula="of:=([.A953]*[.A953])" office:value-type="float" office:value="0.00086722004196" calcext:value-type="float">
            <text:p>0.00086722004196</text:p>
          </table:table-cell>
          <table:table-cell table:formula="of:=([.A953]-[.B953])*([.A953]-[.B953])" office:value-type="float" office:value="0.00933356938816" calcext:value-type="float">
            <text:p>0.00933356938816</text:p>
          </table:table-cell>
          <table:table-cell/>
        </table:table-row>
        <table:table-row table:style-name="ro1">
          <table:table-cell office:value-type="float" office:value="0.00633258" calcext:value-type="float">
            <text:p>0.00633258</text:p>
          </table:table-cell>
          <table:table-cell office:value-type="float" office:value="0.0479889" calcext:value-type="float">
            <text:p>0.0479889</text:p>
          </table:table-cell>
          <table:table-cell table:formula="of:=([.A954]*[.A954])" office:value-type="float" office:value="0.0000401015694564" calcext:value-type="float">
            <text:p>0.0000401015694564</text:p>
          </table:table-cell>
          <table:table-cell table:formula="of:=([.A954]-[.B954])*([.A954]-[.B954])" office:value-type="float" office:value="0.0017352489959424" calcext:value-type="float">
            <text:p>0.0017352489959424</text:p>
          </table:table-cell>
          <table:table-cell/>
        </table:table-row>
        <table:table-row table:style-name="ro1">
          <table:table-cell office:value-type="float" office:value="0.010106" calcext:value-type="float">
            <text:p>0.010106</text:p>
          </table:table-cell>
          <table:table-cell office:value-type="float" office:value="0.0970549" calcext:value-type="float">
            <text:p>0.0970549</text:p>
          </table:table-cell>
          <table:table-cell table:formula="of:=([.A955]*[.A955])" office:value-type="float" office:value="0.000102131236" calcext:value-type="float">
            <text:p>0.000102131236</text:p>
          </table:table-cell>
          <table:table-cell table:formula="of:=([.A955]-[.B955])*([.A955]-[.B955])" office:value-type="float" office:value="0.00756011121121" calcext:value-type="float">
            <text:p>0.00756011121121</text:p>
          </table:table-cell>
          <table:table-cell/>
        </table:table-row>
        <table:table-row table:style-name="ro1">
          <table:table-cell office:value-type="float" office:value="0.0101059" calcext:value-type="float">
            <text:p>0.0101059</text:p>
          </table:table-cell>
          <table:table-cell office:value-type="float" office:value="0.104417" calcext:value-type="float">
            <text:p>0.104417</text:p>
          </table:table-cell>
          <table:table-cell table:formula="of:=([.A956]*[.A956])" office:value-type="float" office:value="0.00010212921481" calcext:value-type="float">
            <text:p>0.00010212921481</text:p>
          </table:table-cell>
          <table:table-cell table:formula="of:=([.A956]-[.B956])*([.A956]-[.B956])" office:value-type="float" office:value="0.00889458358321" calcext:value-type="float">
            <text:p>0.00889458358321</text:p>
          </table:table-cell>
          <table:table-cell/>
        </table:table-row>
        <table:table-row table:style-name="ro1">
          <table:table-cell office:value-type="float" office:value="0.0132477" calcext:value-type="float">
            <text:p>0.0132477</text:p>
          </table:table-cell>
          <table:table-cell office:value-type="float" office:value="0.0611472" calcext:value-type="float">
            <text:p>0.0611472</text:p>
          </table:table-cell>
          <table:table-cell table:formula="of:=([.A957]*[.A957])" office:value-type="float" office:value="0.00017550155529" calcext:value-type="float">
            <text:p>0.00017550155529</text:p>
          </table:table-cell>
          <table:table-cell table:formula="of:=([.A957]-[.B957])*([.A957]-[.B957])" office:value-type="float" office:value="0.00229436210025" calcext:value-type="float">
            <text:p>0.00229436210025</text:p>
          </table:table-cell>
          <table:table-cell/>
        </table:table-row>
        <table:table-row table:style-name="ro1">
          <table:table-cell office:value-type="float" office:value="0.022526" calcext:value-type="float">
            <text:p>0.022526</text:p>
          </table:table-cell>
          <table:table-cell office:value-type="float" office:value="0.0790557" calcext:value-type="float">
            <text:p>0.0790557</text:p>
          </table:table-cell>
          <table:table-cell table:formula="of:=([.A958]*[.A958])" office:value-type="float" office:value="0.000507420676" calcext:value-type="float">
            <text:p>0.000507420676</text:p>
          </table:table-cell>
          <table:table-cell table:formula="of:=([.A958]-[.B958])*([.A958]-[.B958])" office:value-type="float" office:value="0.00319560698209" calcext:value-type="float">
            <text:p>0.00319560698209</text:p>
          </table:table-cell>
          <table:table-cell/>
        </table:table-row>
        <table:table-row table:style-name="ro1">
          <table:table-cell office:value-type="float" office:value="0.0196453" calcext:value-type="float">
            <text:p>0.0196453</text:p>
          </table:table-cell>
          <table:table-cell office:value-type="float" office:value="0.139394" calcext:value-type="float">
            <text:p>0.139394</text:p>
          </table:table-cell>
          <table:table-cell table:formula="of:=([.A959]*[.A959])" office:value-type="float" office:value="0.00038593781209" calcext:value-type="float">
            <text:p>0.00038593781209</text:p>
          </table:table-cell>
          <table:table-cell table:formula="of:=([.A959]-[.B959])*([.A959]-[.B959])" office:value-type="float" office:value="0.01433975115169" calcext:value-type="float">
            <text:p>0.01433975115169</text:p>
          </table:table-cell>
          <table:table-cell/>
        </table:table-row>
        <table:table-row table:style-name="ro1">
          <table:table-cell office:value-type="float" office:value="0.0585368" calcext:value-type="float">
            <text:p>0.0585368</text:p>
          </table:table-cell>
          <table:table-cell office:value-type="float" office:value="0.268005" calcext:value-type="float">
            <text:p>0.268005</text:p>
          </table:table-cell>
          <table:table-cell table:formula="of:=([.A960]*[.A960])" office:value-type="float" office:value="0.00342655695424" calcext:value-type="float">
            <text:p>0.00342655695424</text:p>
          </table:table-cell>
          <table:table-cell table:formula="of:=([.A960]-[.B960])*([.A960]-[.B960])" office:value-type="float" office:value="0.04387692681124" calcext:value-type="float">
            <text:p>0.04387692681124</text:p>
          </table:table-cell>
          <table:table-cell/>
        </table:table-row>
        <table:table-row table:style-name="ro1">
          <table:table-cell office:value-type="float" office:value="0.0564772" calcext:value-type="float">
            <text:p>0.0564772</text:p>
          </table:table-cell>
          <table:table-cell office:value-type="float" office:value="0.251495" calcext:value-type="float">
            <text:p>0.251495</text:p>
          </table:table-cell>
          <table:table-cell table:formula="of:=([.A961]*[.A961])" office:value-type="float" office:value="0.00318967411984" calcext:value-type="float">
            <text:p>0.00318967411984</text:p>
          </table:table-cell>
          <table:table-cell table:formula="of:=([.A961]-[.B961])*([.A961]-[.B961])" office:value-type="float" office:value="0.03803194231684" calcext:value-type="float">
            <text:p>0.03803194231684</text:p>
          </table:table-cell>
          <table:table-cell/>
        </table:table-row>
        <table:table-row table:style-name="ro1">
          <table:table-cell office:value-type="float" office:value="0.0946746" calcext:value-type="float">
            <text:p>0.0946746</text:p>
          </table:table-cell>
          <table:table-cell office:value-type="float" office:value="0.237619" calcext:value-type="float">
            <text:p>0.237619</text:p>
          </table:table-cell>
          <table:table-cell table:formula="of:=([.A962]*[.A962])" office:value-type="float" office:value="0.00896327988516" calcext:value-type="float">
            <text:p>0.00896327988516</text:p>
          </table:table-cell>
          <table:table-cell table:formula="of:=([.A962]-[.B962])*([.A962]-[.B962])" office:value-type="float" office:value="0.02043310149136" calcext:value-type="float">
            <text:p>0.02043310149136</text:p>
          </table:table-cell>
          <table:table-cell/>
        </table:table-row>
        <table:table-row table:style-name="ro1">
          <table:table-cell office:value-type="float" office:value="0.282695" calcext:value-type="float">
            <text:p>0.282695</text:p>
          </table:table-cell>
          <table:table-cell office:value-type="float" office:value="0.419892" calcext:value-type="float">
            <text:p>0.419892</text:p>
          </table:table-cell>
          <table:table-cell table:formula="of:=([.A963]*[.A963])" office:value-type="float" office:value="0.079916463025" calcext:value-type="float">
            <text:p>0.079916463025</text:p>
          </table:table-cell>
          <table:table-cell table:formula="of:=([.A963]-[.B963])*([.A963]-[.B963])" office:value-type="float" office:value="0.018823016809" calcext:value-type="float">
            <text:p>0.018823016809</text:p>
          </table:table-cell>
          <table:table-cell/>
        </table:table-row>
        <table:table-row table:style-name="ro1">
          <table:table-cell office:value-type="float" office:value="0.282695" calcext:value-type="float">
            <text:p>0.282695</text:p>
          </table:table-cell>
          <table:table-cell office:value-type="float" office:value="0.435946" calcext:value-type="float">
            <text:p>0.435946</text:p>
          </table:table-cell>
          <table:table-cell table:formula="of:=([.A964]*[.A964])" office:value-type="float" office:value="0.079916463025" calcext:value-type="float">
            <text:p>0.079916463025</text:p>
          </table:table-cell>
          <table:table-cell table:formula="of:=([.A964]-[.B964])*([.A964]-[.B964])" office:value-type="float" office:value="0.023485869001" calcext:value-type="float">
            <text:p>0.023485869001</text:p>
          </table:table-cell>
          <table:table-cell/>
        </table:table-row>
        <table:table-row table:style-name="ro1">
          <table:table-cell office:value-type="float" office:value="0.282695" calcext:value-type="float">
            <text:p>0.282695</text:p>
          </table:table-cell>
          <table:table-cell office:value-type="float" office:value="0.538671" calcext:value-type="float">
            <text:p>0.538671</text:p>
          </table:table-cell>
          <table:table-cell table:formula="of:=([.A965]*[.A965])" office:value-type="float" office:value="0.079916463025" calcext:value-type="float">
            <text:p>0.079916463025</text:p>
          </table:table-cell>
          <table:table-cell table:formula="of:=([.A965]-[.B965])*([.A965]-[.B965])" office:value-type="float" office:value="0.065523712576" calcext:value-type="float">
            <text:p>0.065523712576</text:p>
          </table:table-cell>
          <table:table-cell/>
        </table:table-row>
        <table:table-row table:style-name="ro1">
          <table:table-cell office:value-type="float" office:value="0.334242" calcext:value-type="float">
            <text:p>0.334242</text:p>
          </table:table-cell>
          <table:table-cell office:value-type="float" office:value="0.564487" calcext:value-type="float">
            <text:p>0.564487</text:p>
          </table:table-cell>
          <table:table-cell table:formula="of:=([.A966]*[.A966])" office:value-type="float" office:value="0.111717714564" calcext:value-type="float">
            <text:p>0.111717714564</text:p>
          </table:table-cell>
          <table:table-cell table:formula="of:=([.A966]-[.B966])*([.A966]-[.B966])" office:value-type="float" office:value="0.053012760025" calcext:value-type="float">
            <text:p>0.053012760025</text:p>
          </table:table-cell>
          <table:table-cell/>
        </table:table-row>
        <table:table-row table:style-name="ro1">
          <table:table-cell office:value-type="float" office:value="0.336478" calcext:value-type="float">
            <text:p>0.336478</text:p>
          </table:table-cell>
          <table:table-cell office:value-type="float" office:value="0.648205" calcext:value-type="float">
            <text:p>0.648205</text:p>
          </table:table-cell>
          <table:table-cell table:formula="of:=([.A967]*[.A967])" office:value-type="float" office:value="0.113217444484" calcext:value-type="float">
            <text:p>0.113217444484</text:p>
          </table:table-cell>
          <table:table-cell table:formula="of:=([.A967]-[.B967])*([.A967]-[.B967])" office:value-type="float" office:value="0.097173722529" calcext:value-type="float">
            <text:p>0.097173722529</text:p>
          </table:table-cell>
          <table:table-cell/>
        </table:table-row>
        <table:table-row table:style-name="ro1">
          <table:table-cell office:value-type="float" office:value="0.325489" calcext:value-type="float">
            <text:p>0.325489</text:p>
          </table:table-cell>
          <table:table-cell office:value-type="float" office:value="0.67246" calcext:value-type="float">
            <text:p>0.67246</text:p>
          </table:table-cell>
          <table:table-cell table:formula="of:=([.A968]*[.A968])" office:value-type="float" office:value="0.105943089121" calcext:value-type="float">
            <text:p>0.105943089121</text:p>
          </table:table-cell>
          <table:table-cell table:formula="of:=([.A968]-[.B968])*([.A968]-[.B968])" office:value-type="float" office:value="0.120388874841" calcext:value-type="float">
            <text:p>0.120388874841</text:p>
          </table:table-cell>
          <table:table-cell/>
        </table:table-row>
        <table:table-row table:style-name="ro1">
          <table:table-cell office:value-type="float" office:value="0.694906" calcext:value-type="float">
            <text:p>0.694906</text:p>
          </table:table-cell>
          <table:table-cell office:value-type="float" office:value="0.746156" calcext:value-type="float">
            <text:p>0.746156</text:p>
          </table:table-cell>
          <table:table-cell table:formula="of:=([.A969]*[.A969])" office:value-type="float" office:value="0.482894348836" calcext:value-type="float">
            <text:p>0.482894348836</text:p>
          </table:table-cell>
          <table:table-cell table:formula="of:=([.A969]-[.B969])*([.A969]-[.B969])" office:value-type="float" office:value="0.0026265625" calcext:value-type="float">
            <text:p>0.0026265625</text:p>
          </table:table-cell>
          <table:table-cell/>
        </table:table-row>
        <table:table-row table:style-name="ro1">
          <table:table-cell office:value-type="float" office:value="0.788358" calcext:value-type="float">
            <text:p>0.788358</text:p>
          </table:table-cell>
          <table:table-cell office:value-type="float" office:value="0.78621" calcext:value-type="float">
            <text:p>0.78621</text:p>
          </table:table-cell>
          <table:table-cell table:formula="of:=([.A970]*[.A970])" office:value-type="float" office:value="0.621508336164" calcext:value-type="float">
            <text:p>0.621508336164</text:p>
          </table:table-cell>
          <table:table-cell table:formula="of:=([.A970]-[.B970])*([.A970]-[.B970])" office:value-type="float" office:value="0.00000461390400000017" calcext:value-type="float">
            <text:p>4.61390400000017E-06</text:p>
          </table:table-cell>
          <table:table-cell/>
        </table:table-row>
        <table:table-row table:style-name="ro1">
          <table:table-cell office:value-type="float" office:value="0.788358" calcext:value-type="float">
            <text:p>0.788358</text:p>
          </table:table-cell>
          <table:table-cell office:value-type="float" office:value="0.8446" calcext:value-type="float">
            <text:p>0.8446</text:p>
          </table:table-cell>
          <table:table-cell table:formula="of:=([.A971]*[.A971])" office:value-type="float" office:value="0.621508336164" calcext:value-type="float">
            <text:p>0.621508336164</text:p>
          </table:table-cell>
          <table:table-cell table:formula="of:=([.A971]-[.B971])*([.A971]-[.B971])" office:value-type="float" office:value="0.003163162564" calcext:value-type="float">
            <text:p>0.003163162564</text:p>
          </table:table-cell>
          <table:table-cell/>
        </table:table-row>
        <table:table-row table:style-name="ro1">
          <table:table-cell office:value-type="float" office:value="0.788358" calcext:value-type="float">
            <text:p>0.788358</text:p>
          </table:table-cell>
          <table:table-cell office:value-type="float" office:value="0.88418" calcext:value-type="float">
            <text:p>0.88418</text:p>
          </table:table-cell>
          <table:table-cell table:formula="of:=([.A972]*[.A972])" office:value-type="float" office:value="0.621508336164" calcext:value-type="float">
            <text:p>0.621508336164</text:p>
          </table:table-cell>
          <table:table-cell table:formula="of:=([.A972]-[.B972])*([.A972]-[.B972])" office:value-type="float" office:value="0.00918185568399999" calcext:value-type="float">
            <text:p>0.00918185568399999</text:p>
          </table:table-cell>
          <table:table-cell/>
        </table:table-row>
        <table:table-row table:style-name="ro1">
          <table:table-cell office:value-type="float" office:value="0.833998" calcext:value-type="float">
            <text:p>0.833998</text:p>
          </table:table-cell>
          <table:table-cell office:value-type="float" office:value="0.946053" calcext:value-type="float">
            <text:p>0.946053</text:p>
          </table:table-cell>
          <table:table-cell table:formula="of:=([.A973]*[.A973])" office:value-type="float" office:value="0.695552664004" calcext:value-type="float">
            <text:p>0.695552664004</text:p>
          </table:table-cell>
          <table:table-cell table:formula="of:=([.A973]-[.B973])*([.A973]-[.B973])" office:value-type="float" office:value="0.012556323025" calcext:value-type="float">
            <text:p>0.012556323025</text:p>
          </table:table-cell>
          <table:table-cell/>
        </table:table-row>
        <table:table-row table:style-name="ro1">
          <table:table-cell office:value-type="float" office:value="0.950011" calcext:value-type="float">
            <text:p>0.950011</text:p>
          </table:table-cell>
          <table:table-cell office:value-type="float" office:value="0.974566" calcext:value-type="float">
            <text:p>0.974566</text:p>
          </table:table-cell>
          <table:table-cell table:formula="of:=([.A974]*[.A974])" office:value-type="float" office:value="0.902520900121" calcext:value-type="float">
            <text:p>0.902520900121</text:p>
          </table:table-cell>
          <table:table-cell table:formula="of:=([.A974]-[.B974])*([.A974]-[.B974])" office:value-type="float" office:value="0.000602948025" calcext:value-type="float">
            <text:p>0.000602948025</text:p>
          </table:table-cell>
          <table:table-cell/>
        </table:table-row>
        <table:table-row table:style-name="ro1">
          <table:table-cell office:value-type="float" office:value="0.98377" calcext:value-type="float">
            <text:p>0.98377</text:p>
          </table:table-cell>
          <table:table-cell office:value-type="float" office:value="0.995601" calcext:value-type="float">
            <text:p>0.995601</text:p>
          </table:table-cell>
          <table:table-cell table:formula="of:=([.A975]*[.A975])" office:value-type="float" office:value="0.9678034129" calcext:value-type="float">
            <text:p>0.9678034129</text:p>
          </table:table-cell>
          <table:table-cell table:formula="of:=([.A975]-[.B975])*([.A975]-[.B975])" office:value-type="float" office:value="0.000139972560999998" calcext:value-type="float">
            <text:p>0.000139972560999998</text:p>
          </table:table-cell>
          <table:table-cell/>
        </table:table-row>
        <table:table-row table:style-name="ro1">
          <table:table-cell office:value-type="float" office:value="0.999995" calcext:value-type="float">
            <text:p>0.999995</text:p>
          </table:table-cell>
          <table:table-cell office:value-type="float" office:value="0.999997" calcext:value-type="float">
            <text:p>0.999997</text:p>
          </table:table-cell>
          <table:table-cell table:formula="of:=([.A976]*[.A976])" office:value-type="float" office:value="0.999990000025" calcext:value-type="float">
            <text:p>0.999990000025</text:p>
          </table:table-cell>
          <table:table-cell table:formula="of:=([.A976]-[.B976])*([.A976]-[.B976])" office:value-type="float" office:value="0.000000000004" calcext:value-type="float">
            <text:p>4.00000000023005E-12</text:p>
          </table:table-cell>
          <table:table-cell/>
        </table:table-row>
        <table:table-row table:style-name="ro1">
          <table:table-cell office:value-type="float" office:value="0.0000126362" calcext:value-type="float">
            <text:p>0.0000126362</text:p>
          </table:table-cell>
          <table:table-cell office:value-type="float" office:value="0.00000303222" calcext:value-type="float">
            <text:p>0.00000303222</text:p>
          </table:table-cell>
          <table:table-cell table:formula="of:=([.A977]*[.A977])" office:value-type="float" office:value="0.00000000015967355044" calcext:value-type="float">
            <text:p>1.5967355044E-10</text:p>
          </table:table-cell>
          <table:table-cell table:formula="of:=([.A977]-[.B977])*([.A977]-[.B977])" office:value-type="float" office:value="0.00000000009223643184" calcext:value-type="float">
            <text:p>9.22364318404E-11</text:p>
          </table:table-cell>
          <table:table-cell/>
        </table:table-row>
        <table:table-row table:style-name="ro1">
          <table:table-cell office:value-type="float" office:value="0.00000745058" calcext:value-type="float">
            <text:p>0.00000745058</text:p>
          </table:table-cell>
          <table:table-cell office:value-type="float" office:value="0.00172177" calcext:value-type="float">
            <text:p>0.00172177</text:p>
          </table:table-cell>
          <table:table-cell table:formula="of:=([.A978]*[.A978])" office:value-type="float" office:value="0.00000000005551114234" calcext:value-type="float">
            <text:p>5.55111423364E-11</text:p>
          </table:table-cell>
          <table:table-cell table:formula="of:=([.A978]-[.B978])*([.A978]-[.B978])" office:value-type="float" office:value="0.00000293889107378914" calcext:value-type="float">
            <text:p>2.93889107378914E-06</text:p>
          </table:table-cell>
          <table:table-cell/>
        </table:table-row>
        <table:table-row table:style-name="ro1">
          <table:table-cell office:value-type="float" office:value="0.00000661612" calcext:value-type="float">
            <text:p>0.00000661612</text:p>
          </table:table-cell>
          <table:table-cell office:value-type="float" office:value="0.0134329" calcext:value-type="float">
            <text:p>0.0134329</text:p>
          </table:table-cell>
          <table:table-cell table:formula="of:=([.A979]*[.A979])" office:value-type="float" office:value="0.00000000004377304385" calcext:value-type="float">
            <text:p>4.37730438544E-11</text:p>
          </table:table-cell>
          <table:table-cell table:formula="of:=([.A979]-[.B979])*([.A979]-[.B979])" office:value-type="float" office:value="0.000180265098826348" calcext:value-type="float">
            <text:p>0.000180265098826348</text:p>
          </table:table-cell>
          <table:table-cell/>
        </table:table-row>
        <table:table-row table:style-name="ro1">
          <table:table-cell office:value-type="float" office:value="0.00000661612" calcext:value-type="float">
            <text:p>0.00000661612</text:p>
          </table:table-cell>
          <table:table-cell office:value-type="float" office:value="0.0386943" calcext:value-type="float">
            <text:p>0.0386943</text:p>
          </table:table-cell>
          <table:table-cell table:formula="of:=([.A980]*[.A980])" office:value-type="float" office:value="0.00000000004377304385" calcext:value-type="float">
            <text:p>4.37730438544E-11</text:p>
          </table:table-cell>
          <table:table-cell table:formula="of:=([.A980]-[.B980])*([.A980]-[.B980])" office:value-type="float" office:value="0.00149673688399881" calcext:value-type="float">
            <text:p>0.00149673688399881</text:p>
          </table:table-cell>
          <table:table-cell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148288" calcext:value-type="float">
            <text:p>0.0148288</text:p>
          </table:table-cell>
          <table:table-cell table:formula="of:=([.A981]*[.A981])" office:value-type="float" office:value="0.00000000000003197445" calcext:value-type="float">
            <text:p>3.1974446596E-14</text:p>
          </table:table-cell>
          <table:table-cell table:formula="of:=([.A981]-[.B981])*([.A981]-[.B981])" office:value-type="float" office:value="0.000219888006277888" calcext:value-type="float">
            <text:p>0.000219888006277888</text:p>
          </table:table-cell>
          <table:table-cell/>
        </table:table-row>
        <table:table-row table:style-name="ro1">
          <table:table-cell office:value-type="float" office:value="0.000000655651" calcext:value-type="float">
            <text:p>0.000000655651</text:p>
          </table:table-cell>
          <table:table-cell office:value-type="float" office:value="0.0207759" calcext:value-type="float">
            <text:p>0.0207759</text:p>
          </table:table-cell>
          <table:table-cell table:formula="of:=([.A982]*[.A982])" office:value-type="float" office:value="0.00000000000042987823" calcext:value-type="float">
            <text:p>4.29878233801E-13</text:p>
          </table:table-cell>
          <table:table-cell table:formula="of:=([.A982]-[.B982])*([.A982]-[.B982])" office:value-type="float" office:value="0.000431610777760656" calcext:value-type="float">
            <text:p>0.000431610777760656</text:p>
          </table:table-cell>
          <table:table-cell/>
        </table:table-row>
        <table:table-row table:style-name="ro1">
          <table:table-cell office:value-type="float" office:value="0.000000715256" calcext:value-type="float">
            <text:p>0.000000715256</text:p>
          </table:table-cell>
          <table:table-cell office:value-type="float" office:value="0.00477569" calcext:value-type="float">
            <text:p>0.00477569</text:p>
          </table:table-cell>
          <table:table-cell table:formula="of:=([.A983]*[.A983])" office:value-type="float" office:value="0.00000000000051159115" calcext:value-type="float">
            <text:p>5.11591145536E-13</text:p>
          </table:table-cell>
          <table:table-cell table:formula="of:=([.A983]-[.B983])*([.A983]-[.B983])" office:value-type="float" office:value="0.0000228003838058379" calcext:value-type="float">
            <text:p>2.28003838058379E-05</text:p>
          </table:table-cell>
          <table:table-cell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363511" calcext:value-type="float">
            <text:p>0.0363511</text:p>
          </table:table-cell>
          <table:table-cell table:formula="of:=([.A984]*[.A984])" office:value-type="float" office:value="3.55270834116E-015" calcext:value-type="float">
            <text:p>3.55270834116E-15</text:p>
          </table:table-cell>
          <table:table-cell table:formula="of:=([.A984]-[.B984])*([.A984]-[.B984])" office:value-type="float" office:value="0.001321398137828" calcext:value-type="float">
            <text:p>0.001321398137828</text:p>
          </table:table-cell>
          <table:table-cell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418668" calcext:value-type="float">
            <text:p>0.0418668</text:p>
          </table:table-cell>
          <table:table-cell table:formula="of:=([.A985]*[.A985])" office:value-type="float" office:value="3.55270834116E-015" calcext:value-type="float">
            <text:p>3.55270834116E-15</text:p>
          </table:table-cell>
          <table:table-cell table:formula="of:=([.A985]-[.B985])*([.A985]-[.B985])" office:value-type="float" office:value="0.00175282395133582" calcext:value-type="float">
            <text:p>0.00175282395133582</text:p>
          </table:table-cell>
          <table:table-cell/>
        </table:table-row>
        <table:table-row table:style-name="ro1">
          <table:table-cell office:value-type="float" office:value="0.0000873208" calcext:value-type="float">
            <text:p>0.0000873208</text:p>
          </table:table-cell>
          <table:table-cell office:value-type="float" office:value="0.022484" calcext:value-type="float">
            <text:p>0.022484</text:p>
          </table:table-cell>
          <table:table-cell table:formula="of:=([.A986]*[.A986])" office:value-type="float" office:value="0.00000000762492211264" calcext:value-type="float">
            <text:p>7.62492211264E-09</text:p>
          </table:table-cell>
          <table:table-cell table:formula="of:=([.A986]-[.B986])*([.A986]-[.B986])" office:value-type="float" office:value="0.000501611239187713" calcext:value-type="float">
            <text:p>0.000501611239187713</text:p>
          </table:table-cell>
          <table:table-cell/>
        </table:table-row>
        <table:table-row table:style-name="ro1">
          <table:table-cell office:value-type="float" office:value="0.0000873208" calcext:value-type="float">
            <text:p>0.0000873208</text:p>
          </table:table-cell>
          <table:table-cell office:value-type="float" office:value="0.10764" calcext:value-type="float">
            <text:p>0.10764</text:p>
          </table:table-cell>
          <table:table-cell table:formula="of:=([.A987]*[.A987])" office:value-type="float" office:value="0.00000000762492211264" calcext:value-type="float">
            <text:p>7.62492211264E-09</text:p>
          </table:table-cell>
          <table:table-cell table:formula="of:=([.A987]-[.B987])*([.A987]-[.B987])" office:value-type="float" office:value="0.0115675788030981" calcext:value-type="float">
            <text:p>0.0115675788030981</text:p>
          </table:table-cell>
          <table:table-cell/>
        </table:table-row>
        <table:table-row table:style-name="ro1">
          <table:table-cell office:value-type="float" office:value="0.0000873208" calcext:value-type="float">
            <text:p>0.0000873208</text:p>
          </table:table-cell>
          <table:table-cell office:value-type="float" office:value="0.0272503" calcext:value-type="float">
            <text:p>0.0272503</text:p>
          </table:table-cell>
          <table:table-cell table:formula="of:=([.A988]*[.A988])" office:value-type="float" office:value="0.00000000762492211264" calcext:value-type="float">
            <text:p>7.62492211264E-09</text:p>
          </table:table-cell>
          <table:table-cell table:formula="of:=([.A988]-[.B988])*([.A988]-[.B988])" office:value-type="float" office:value="0.000737827439019633" calcext:value-type="float">
            <text:p>0.000737827439019633</text:p>
          </table:table-cell>
          <table:table-cell/>
        </table:table-row>
        <table:table-row table:style-name="ro1">
          <table:table-cell office:value-type="float" office:value="0.0000873208" calcext:value-type="float">
            <text:p>0.0000873208</text:p>
          </table:table-cell>
          <table:table-cell office:value-type="float" office:value="0.0512432" calcext:value-type="float">
            <text:p>0.0512432</text:p>
          </table:table-cell>
          <table:table-cell table:formula="of:=([.A989]*[.A989])" office:value-type="float" office:value="0.00000000762492211264" calcext:value-type="float">
            <text:p>7.62492211264E-09</text:p>
          </table:table-cell>
          <table:table-cell table:formula="of:=([.A989]-[.B989])*([.A989]-[.B989])" office:value-type="float" office:value="0.00261692397672499" calcext:value-type="float">
            <text:p>0.00261692397672499</text:p>
          </table:table-cell>
          <table:table-cell/>
        </table:table-row>
        <table:table-row table:style-name="ro1">
          <table:table-cell office:value-type="float" office:value="0.0000534654" calcext:value-type="float">
            <text:p>0.0000534654</text:p>
          </table:table-cell>
          <table:table-cell office:value-type="float" office:value="0.180961" calcext:value-type="float">
            <text:p>0.180961</text:p>
          </table:table-cell>
          <table:table-cell table:formula="of:=([.A990]*[.A990])" office:value-type="float" office:value="0.00000000285854899716" calcext:value-type="float">
            <text:p>2.85854899716E-09</text:p>
          </table:table-cell>
          <table:table-cell table:formula="of:=([.A990]-[.B990])*([.A990]-[.B990])" office:value-type="float" office:value="0.0327275360750502" calcext:value-type="float">
            <text:p>0.0327275360750502</text:p>
          </table:table-cell>
          <table:table-cell/>
        </table:table-row>
        <table:table-row table:style-name="ro1">
          <table:table-cell office:value-type="float" office:value="0.0000534654" calcext:value-type="float">
            <text:p>0.0000534654</text:p>
          </table:table-cell>
          <table:table-cell office:value-type="float" office:value="0.191857" calcext:value-type="float">
            <text:p>0.191857</text:p>
          </table:table-cell>
          <table:table-cell table:formula="of:=([.A991]*[.A991])" office:value-type="float" office:value="0.00000000285854899716" calcext:value-type="float">
            <text:p>2.85854899716E-09</text:p>
          </table:table-cell>
          <table:table-cell table:formula="of:=([.A991]-[.B991])*([.A991]-[.B991])" office:value-type="float" office:value="0.0367885958850534" calcext:value-type="float">
            <text:p>0.0367885958850534</text:p>
          </table:table-cell>
          <table:table-cell/>
        </table:table-row>
        <table:table-row table:style-name="ro1">
          <table:table-cell office:value-type="float" office:value="0.000130236" calcext:value-type="float">
            <text:p>0.000130236</text:p>
          </table:table-cell>
          <table:table-cell office:value-type="float" office:value="0.143862" calcext:value-type="float">
            <text:p>0.143862</text:p>
          </table:table-cell>
          <table:table-cell table:formula="of:=([.A992]*[.A992])" office:value-type="float" office:value="0.000000016961415696" calcext:value-type="float">
            <text:p>1.6961415696E-08</text:p>
          </table:table-cell>
          <table:table-cell table:formula="of:=([.A992]-[.B992])*([.A992]-[.B992])" office:value-type="float" office:value="0.0206588199825517" calcext:value-type="float">
            <text:p>0.0206588199825517</text:p>
          </table:table-cell>
          <table:table-cell/>
        </table:table-row>
        <table:table-row table:style-name="ro1">
          <table:table-cell office:value-type="float" office:value="0.000130236" calcext:value-type="float">
            <text:p>0.000130236</text:p>
          </table:table-cell>
          <table:table-cell office:value-type="float" office:value="0.150992" calcext:value-type="float">
            <text:p>0.150992</text:p>
          </table:table-cell>
          <table:table-cell table:formula="of:=([.A993]*[.A993])" office:value-type="float" office:value="0.000000016961415696" calcext:value-type="float">
            <text:p>1.6961415696E-08</text:p>
          </table:table-cell>
          <table:table-cell table:formula="of:=([.A993]-[.B993])*([.A993]-[.B993])" office:value-type="float" office:value="0.0227592718371917" calcext:value-type="float">
            <text:p>0.0227592718371917</text:p>
          </table:table-cell>
          <table:table-cell/>
        </table:table-row>
        <table:table-row table:style-name="ro1">
          <table:table-cell office:value-type="float" office:value="0.0000888109" calcext:value-type="float">
            <text:p>0.0000888109</text:p>
          </table:table-cell>
          <table:table-cell office:value-type="float" office:value="0.145721" calcext:value-type="float">
            <text:p>0.145721</text:p>
          </table:table-cell>
          <table:table-cell table:formula="of:=([.A994]*[.A994])" office:value-type="float" office:value="0.00000000788737595881" calcext:value-type="float">
            <text:p>7.88737595881E-09</text:p>
          </table:table-cell>
          <table:table-cell table:formula="of:=([.A994]-[.B994])*([.A994]-[.B994])" office:value-type="float" office:value="0.0212087345020582" calcext:value-type="float">
            <text:p>0.0212087345020582</text:p>
          </table:table-cell>
          <table:table-cell/>
        </table:table-row>
        <table:table-row table:style-name="ro1">
          <table:table-cell office:value-type="float" office:value="0.000167966" calcext:value-type="float">
            <text:p>0.000167966</text:p>
          </table:table-cell>
          <table:table-cell office:value-type="float" office:value="0.225497" calcext:value-type="float">
            <text:p>0.225497</text:p>
          </table:table-cell>
          <table:table-cell table:formula="of:=([.A995]*[.A995])" office:value-type="float" office:value="0.000000028212577156" calcext:value-type="float">
            <text:p>2.8212577156E-08</text:p>
          </table:table-cell>
          <table:table-cell table:formula="of:=([.A995]-[.B995])*([.A995]-[.B995])" office:value-type="float" office:value="0.0507731735633732" calcext:value-type="float">
            <text:p>0.0507731735633732</text:p>
          </table:table-cell>
          <table:table-cell/>
        </table:table-row>
        <table:table-row table:style-name="ro1">
          <table:table-cell office:value-type="float" office:value="0.00248021" calcext:value-type="float">
            <text:p>0.00248021</text:p>
          </table:table-cell>
          <table:table-cell office:value-type="float" office:value="0.0693878" calcext:value-type="float">
            <text:p>0.0693878</text:p>
          </table:table-cell>
          <table:table-cell table:formula="of:=([.A996]*[.A996])" office:value-type="float" office:value="0.0000061514416441" calcext:value-type="float">
            <text:p>0.0000061514416441</text:p>
          </table:table-cell>
          <table:table-cell table:formula="of:=([.A996]-[.B996])*([.A996]-[.B996])" office:value-type="float" office:value="0.0044766255996081" calcext:value-type="float">
            <text:p>0.0044766255996081</text:p>
          </table:table-cell>
          <table:table-cell/>
        </table:table-row>
        <table:table-row table:style-name="ro1">
          <table:table-cell office:value-type="float" office:value="0.0068996" calcext:value-type="float">
            <text:p>0.0068996</text:p>
          </table:table-cell>
          <table:table-cell office:value-type="float" office:value="0.0353858" calcext:value-type="float">
            <text:p>0.0353858</text:p>
          </table:table-cell>
          <table:table-cell table:formula="of:=([.A997]*[.A997])" office:value-type="float" office:value="0.00004760448016" calcext:value-type="float">
            <text:p>0.00004760448016</text:p>
          </table:table-cell>
          <table:table-cell table:formula="of:=([.A997]-[.B997])*([.A997]-[.B997])" office:value-type="float" office:value="0.00081146359044" calcext:value-type="float">
            <text:p>0.00081146359044</text:p>
          </table:table-cell>
          <table:table-cell/>
        </table:table-row>
        <table:table-row table:style-name="ro1">
          <table:table-cell office:value-type="float" office:value="0.0065133" calcext:value-type="float">
            <text:p>0.0065133</text:p>
          </table:table-cell>
          <table:table-cell office:value-type="float" office:value="0.0955589" calcext:value-type="float">
            <text:p>0.0955589</text:p>
          </table:table-cell>
          <table:table-cell table:formula="of:=([.A998]*[.A998])" office:value-type="float" office:value="0.00004242307689" calcext:value-type="float">
            <text:p>0.00004242307689</text:p>
          </table:table-cell>
          <table:table-cell table:formula="of:=([.A998]-[.B998])*([.A998]-[.B998])" office:value-type="float" office:value="0.00792911887936" calcext:value-type="float">
            <text:p>0.00792911887936</text:p>
          </table:table-cell>
          <table:table-cell/>
        </table:table-row>
        <table:table-row table:style-name="ro1">
          <table:table-cell office:value-type="float" office:value="0.0110626" calcext:value-type="float">
            <text:p>0.0110626</text:p>
          </table:table-cell>
          <table:table-cell office:value-type="float" office:value="0.048354" calcext:value-type="float">
            <text:p>0.048354</text:p>
          </table:table-cell>
          <table:table-cell table:formula="of:=([.A999]*[.A999])" office:value-type="float" office:value="0.00012238111876" calcext:value-type="float">
            <text:p>0.00012238111876</text:p>
          </table:table-cell>
          <table:table-cell table:formula="of:=([.A999]-[.B999])*([.A999]-[.B999])" office:value-type="float" office:value="0.00139064851396" calcext:value-type="float">
            <text:p>0.00139064851396</text:p>
          </table:table-cell>
          <table:table-cell/>
        </table:table-row>
        <table:table-row table:style-name="ro1">
          <table:table-cell office:value-type="float" office:value="0.0110626" calcext:value-type="float">
            <text:p>0.0110626</text:p>
          </table:table-cell>
          <table:table-cell office:value-type="float" office:value="0.0626596" calcext:value-type="float">
            <text:p>0.0626596</text:p>
          </table:table-cell>
          <table:table-cell table:formula="of:=([.A1000]*[.A1000])" office:value-type="float" office:value="0.00012238111876" calcext:value-type="float">
            <text:p>0.00012238111876</text:p>
          </table:table-cell>
          <table:table-cell table:formula="of:=([.A1000]-[.B1000])*([.A1000]-[.B1000])" office:value-type="float" office:value="0.002662250409" calcext:value-type="float">
            <text:p>0.002662250409</text:p>
          </table:table-cell>
          <table:table-cell/>
        </table:table-row>
        <table:table-row table:style-name="ro1">
          <table:table-cell office:value-type="float" office:value="0.00946939" calcext:value-type="float">
            <text:p>0.00946939</text:p>
          </table:table-cell>
          <table:table-cell office:value-type="float" office:value="0.187038" calcext:value-type="float">
            <text:p>0.187038</text:p>
          </table:table-cell>
          <table:table-cell table:formula="of:=([.A1001]*[.A1001])" office:value-type="float" office:value="0.0000896693469721" calcext:value-type="float">
            <text:p>0.0000896693469721</text:p>
          </table:table-cell>
          <table:table-cell table:formula="of:=([.A1001]-[.B1001])*([.A1001]-[.B1001])" office:value-type="float" office:value="0.0315306112573321" calcext:value-type="float">
            <text:p>0.0315306112573321</text:p>
          </table:table-cell>
          <table:table-cell/>
        </table:table-row>
        <table:table-row table:style-name="ro1">
          <table:table-cell office:value-type="float" office:value="0.0279128" calcext:value-type="float">
            <text:p>0.0279128</text:p>
          </table:table-cell>
          <table:table-cell office:value-type="float" office:value="0.200223" calcext:value-type="float">
            <text:p>0.200223</text:p>
          </table:table-cell>
          <table:table-cell table:formula="of:=([.A1002]*[.A1002])" office:value-type="float" office:value="0.00077912440384" calcext:value-type="float">
            <text:p>0.00077912440384</text:p>
          </table:table-cell>
          <table:table-cell table:formula="of:=([.A1002]-[.B1002])*([.A1002]-[.B1002])" office:value-type="float" office:value="0.02969080502404" calcext:value-type="float">
            <text:p>0.02969080502404</text:p>
          </table:table-cell>
          <table:table-cell/>
        </table:table-row>
        <table:table-row table:style-name="ro1">
          <table:table-cell office:value-type="float" office:value="0.0599161" calcext:value-type="float">
            <text:p>0.0599161</text:p>
          </table:table-cell>
          <table:table-cell office:value-type="float" office:value="0.210645" calcext:value-type="float">
            <text:p>0.210645</text:p>
          </table:table-cell>
          <table:table-cell table:formula="of:=([.A1003]*[.A1003])" office:value-type="float" office:value="0.00358993903921" calcext:value-type="float">
            <text:p>0.00358993903921</text:p>
          </table:table-cell>
          <table:table-cell table:formula="of:=([.A1003]-[.B1003])*([.A1003]-[.B1003])" office:value-type="float" office:value="0.02271920129521" calcext:value-type="float">
            <text:p>0.02271920129521</text:p>
          </table:table-cell>
          <table:table-cell/>
        </table:table-row>
        <table:table-row table:style-name="ro1">
          <table:table-cell office:value-type="float" office:value="0.130653" calcext:value-type="float">
            <text:p>0.130653</text:p>
          </table:table-cell>
          <table:table-cell office:value-type="float" office:value="0.239037" calcext:value-type="float">
            <text:p>0.239037</text:p>
          </table:table-cell>
          <table:table-cell table:formula="of:=([.A1004]*[.A1004])" office:value-type="float" office:value="0.017070206409" calcext:value-type="float">
            <text:p>0.017070206409</text:p>
          </table:table-cell>
          <table:table-cell table:formula="of:=([.A1004]-[.B1004])*([.A1004]-[.B1004])" office:value-type="float" office:value="0.011747091456" calcext:value-type="float">
            <text:p>0.011747091456</text:p>
          </table:table-cell>
          <table:table-cell/>
        </table:table-row>
        <table:table-row table:style-name="ro1">
          <table:table-cell office:value-type="float" office:value="0.196443" calcext:value-type="float">
            <text:p>0.196443</text:p>
          </table:table-cell>
          <table:table-cell office:value-type="float" office:value="0.316712" calcext:value-type="float">
            <text:p>0.316712</text:p>
          </table:table-cell>
          <table:table-cell table:formula="of:=([.A1005]*[.A1005])" office:value-type="float" office:value="0.038589852249" calcext:value-type="float">
            <text:p>0.038589852249</text:p>
          </table:table-cell>
          <table:table-cell table:formula="of:=([.A1005]-[.B1005])*([.A1005]-[.B1005])" office:value-type="float" office:value="0.014464632361" calcext:value-type="float">
            <text:p>0.014464632361</text:p>
          </table:table-cell>
          <table:table-cell/>
        </table:table-row>
        <table:table-row table:style-name="ro1">
          <table:table-cell office:value-type="float" office:value="0.234922" calcext:value-type="float">
            <text:p>0.234922</text:p>
          </table:table-cell>
          <table:table-cell office:value-type="float" office:value="0.357112" calcext:value-type="float">
            <text:p>0.357112</text:p>
          </table:table-cell>
          <table:table-cell table:formula="of:=([.A1006]*[.A1006])" office:value-type="float" office:value="0.055188346084" calcext:value-type="float">
            <text:p>0.055188346084</text:p>
          </table:table-cell>
          <table:table-cell table:formula="of:=([.A1006]-[.B1006])*([.A1006]-[.B1006])" office:value-type="float" office:value="0.0149303961" calcext:value-type="float">
            <text:p>0.0149303961</text:p>
          </table:table-cell>
          <table:table-cell/>
        </table:table-row>
        <table:table-row table:style-name="ro1">
          <table:table-cell office:value-type="float" office:value="0.280337" calcext:value-type="float">
            <text:p>0.280337</text:p>
          </table:table-cell>
          <table:table-cell office:value-type="float" office:value="0.362103" calcext:value-type="float">
            <text:p>0.362103</text:p>
          </table:table-cell>
          <table:table-cell table:formula="of:=([.A1007]*[.A1007])" office:value-type="float" office:value="0.078588833569" calcext:value-type="float">
            <text:p>0.078588833569</text:p>
          </table:table-cell>
          <table:table-cell table:formula="of:=([.A1007]-[.B1007])*([.A1007]-[.B1007])" office:value-type="float" office:value="0.006685678756" calcext:value-type="float">
            <text:p>0.006685678756</text:p>
          </table:table-cell>
          <table:table-cell/>
        </table:table-row>
        <table:table-row table:style-name="ro1">
          <table:table-cell office:value-type="float" office:value="0.617182" calcext:value-type="float">
            <text:p>0.617182</text:p>
          </table:table-cell>
          <table:table-cell office:value-type="float" office:value="0.565781" calcext:value-type="float">
            <text:p>0.565781</text:p>
          </table:table-cell>
          <table:table-cell table:formula="of:=([.A1008]*[.A1008])" office:value-type="float" office:value="0.380913621124" calcext:value-type="float">
            <text:p>0.380913621124</text:p>
          </table:table-cell>
          <table:table-cell table:formula="of:=([.A1008]-[.B1008])*([.A1008]-[.B1008])" office:value-type="float" office:value="0.002642062801" calcext:value-type="float">
            <text:p>0.002642062801</text:p>
          </table:table-cell>
          <table:table-cell/>
        </table:table-row>
        <table:table-row table:style-name="ro1">
          <table:table-cell office:value-type="float" office:value="0.617182" calcext:value-type="float">
            <text:p>0.617182</text:p>
          </table:table-cell>
          <table:table-cell office:value-type="float" office:value="0.620735" calcext:value-type="float">
            <text:p>0.620735</text:p>
          </table:table-cell>
          <table:table-cell table:formula="of:=([.A1009]*[.A1009])" office:value-type="float" office:value="0.380913621124" calcext:value-type="float">
            <text:p>0.380913621124</text:p>
          </table:table-cell>
          <table:table-cell table:formula="of:=([.A1009]-[.B1009])*([.A1009]-[.B1009])" office:value-type="float" office:value="0.0000126238090000002" calcext:value-type="float">
            <text:p>1.26238090000002E-05</text:p>
          </table:table-cell>
          <table:table-cell/>
        </table:table-row>
        <table:table-row table:style-name="ro1">
          <table:table-cell office:value-type="float" office:value="0.616813" calcext:value-type="float">
            <text:p>0.616813</text:p>
          </table:table-cell>
          <table:table-cell office:value-type="float" office:value="0.788885" calcext:value-type="float">
            <text:p>0.788885</text:p>
          </table:table-cell>
          <table:table-cell table:formula="of:=([.A1010]*[.A1010])" office:value-type="float" office:value="0.380458276969" calcext:value-type="float">
            <text:p>0.380458276969</text:p>
          </table:table-cell>
          <table:table-cell table:formula="of:=([.A1010]-[.B1010])*([.A1010]-[.B1010])" office:value-type="float" office:value="0.029608773184" calcext:value-type="float">
            <text:p>0.029608773184</text:p>
          </table:table-cell>
          <table:table-cell/>
        </table:table-row>
        <table:table-row table:style-name="ro1">
          <table:table-cell office:value-type="float" office:value="0.987387" calcext:value-type="float">
            <text:p>0.987387</text:p>
          </table:table-cell>
          <table:table-cell office:value-type="float" office:value="0.786078" calcext:value-type="float">
            <text:p>0.786078</text:p>
          </table:table-cell>
          <table:table-cell table:formula="of:=([.A1011]*[.A1011])" office:value-type="float" office:value="0.974933087769" calcext:value-type="float">
            <text:p>0.974933087769</text:p>
          </table:table-cell>
          <table:table-cell table:formula="of:=([.A1011]-[.B1011])*([.A1011]-[.B1011])" office:value-type="float" office:value="0.040525313481" calcext:value-type="float">
            <text:p>0.040525313481</text:p>
          </table:table-cell>
          <table:table-cell/>
        </table:table-row>
        <table:table-row table:style-name="ro1">
          <table:table-cell office:value-type="float" office:value="0.987386" calcext:value-type="float">
            <text:p>0.987386</text:p>
          </table:table-cell>
          <table:table-cell office:value-type="float" office:value="0.81867" calcext:value-type="float">
            <text:p>0.81867</text:p>
          </table:table-cell>
          <table:table-cell table:formula="of:=([.A1012]*[.A1012])" office:value-type="float" office:value="0.974931112996" calcext:value-type="float">
            <text:p>0.974931112996</text:p>
          </table:table-cell>
          <table:table-cell table:formula="of:=([.A1012]-[.B1012])*([.A1012]-[.B1012])" office:value-type="float" office:value="0.028465088656" calcext:value-type="float">
            <text:p>0.028465088656</text:p>
          </table:table-cell>
          <table:table-cell/>
        </table:table-row>
        <table:table-row table:style-name="ro1">
          <table:table-cell office:value-type="float" office:value="0.987387" calcext:value-type="float">
            <text:p>0.987387</text:p>
          </table:table-cell>
          <table:table-cell office:value-type="float" office:value="0.984619" calcext:value-type="float">
            <text:p>0.984619</text:p>
          </table:table-cell>
          <table:table-cell table:formula="of:=([.A1013]*[.A1013])" office:value-type="float" office:value="0.974933087769" calcext:value-type="float">
            <text:p>0.974933087769</text:p>
          </table:table-cell>
          <table:table-cell table:formula="of:=([.A1013]-[.B1013])*([.A1013]-[.B1013])" office:value-type="float" office:value="0.00000766182399999996" calcext:value-type="float">
            <text:p>7.66182399999996E-06</text:p>
          </table:table-cell>
          <table:table-cell/>
        </table:table-row>
        <table:table-row table:style-name="ro1">
          <table:table-cell office:value-type="float" office:value="0.987387" calcext:value-type="float">
            <text:p>0.987387</text:p>
          </table:table-cell>
          <table:table-cell office:value-type="float" office:value="0.998098" calcext:value-type="float">
            <text:p>0.998098</text:p>
          </table:table-cell>
          <table:table-cell table:formula="of:=([.A1014]*[.A1014])" office:value-type="float" office:value="0.974933087769" calcext:value-type="float">
            <text:p>0.974933087769</text:p>
          </table:table-cell>
          <table:table-cell table:formula="of:=([.A1014]-[.B1014])*([.A1014]-[.B1014])" office:value-type="float" office:value="0.000114725521000001" calcext:value-type="float">
            <text:p>0.000114725521000001</text:p>
          </table:table-cell>
          <table:table-cell/>
        </table:table-row>
        <table:table-row table:style-name="ro1">
          <table:table-cell office:value-type="float" office:value="0.987387" calcext:value-type="float">
            <text:p>0.987387</text:p>
          </table:table-cell>
          <table:table-cell office:value-type="float" office:value="0.999903" calcext:value-type="float">
            <text:p>0.999903</text:p>
          </table:table-cell>
          <table:table-cell table:formula="of:=([.A1015]*[.A1015])" office:value-type="float" office:value="0.974933087769" calcext:value-type="float">
            <text:p>0.974933087769</text:p>
          </table:table-cell>
          <table:table-cell table:formula="of:=([.A1015]-[.B1015])*([.A1015]-[.B1015])" office:value-type="float" office:value="0.000156650255999999" calcext:value-type="float">
            <text:p>0.000156650255999999</text:p>
          </table:table-cell>
          <table:table-cell/>
        </table:table-row>
        <table:table-row table:style-name="ro1">
          <table:table-cell office:value-type="float" office:value="0.00000745058" calcext:value-type="float">
            <text:p>0.00000745058</text:p>
          </table:table-cell>
          <table:table-cell office:value-type="float" office:value="0.00000265999" calcext:value-type="float">
            <text:p>0.00000265999</text:p>
          </table:table-cell>
          <table:table-cell table:formula="of:=([.A1016]*[.A1016])" office:value-type="float" office:value="0.00000000005551114234" calcext:value-type="float">
            <text:p>5.55111423364E-11</text:p>
          </table:table-cell>
          <table:table-cell table:formula="of:=([.A1016]-[.B1016])*([.A1016]-[.B1016])" office:value-type="float" office:value="0.00000000002294975255" calcext:value-type="float">
            <text:p>2.29497525481E-11</text:p>
          </table:table-cell>
          <table:table-cell/>
        </table:table-row>
        <table:table-row table:style-name="ro1">
          <table:table-cell office:value-type="float" office:value="0.00000172853" calcext:value-type="float">
            <text:p>0.00000172853</text:p>
          </table:table-cell>
          <table:table-cell office:value-type="float" office:value="0.000120775" calcext:value-type="float">
            <text:p>0.000120775</text:p>
          </table:table-cell>
          <table:table-cell table:formula="of:=([.A1017]*[.A1017])" office:value-type="float" office:value="0.00000000000298781596" calcext:value-type="float">
            <text:p>2.9878159609E-12</text:p>
          </table:table-cell>
          <table:table-cell table:formula="of:=([.A1017]-[.B1017])*([.A1017]-[.B1017])" office:value-type="float" office:value="0.00000001417206201946" calcext:value-type="float">
            <text:p>1.41720620194609E-08</text:p>
          </table:table-cell>
          <table:table-cell/>
        </table:table-row>
        <table:table-row table:style-name="ro1">
          <table:table-cell office:value-type="float" office:value="0.000000357628" calcext:value-type="float">
            <text:p>0.000000357628</text:p>
          </table:table-cell>
          <table:table-cell office:value-type="float" office:value="0.00158822" calcext:value-type="float">
            <text:p>0.00158822</text:p>
          </table:table-cell>
          <table:table-cell table:formula="of:=([.A1018]*[.A1018])" office:value-type="float" office:value="0.00000000000012789779" calcext:value-type="float">
            <text:p>1.27897786384E-13</text:p>
          </table:table-cell>
          <table:table-cell table:formula="of:=([.A1018]-[.B1018])*([.A1018]-[.B1018])" office:value-type="float" office:value="0.00000252130691241347" calcext:value-type="float">
            <text:p>2.52130691241347E-06</text:p>
          </table:table-cell>
          <table:table-cell/>
        </table:table-row>
        <table:table-row table:style-name="ro1">
          <table:table-cell office:value-type="float" office:value="0.00000959635" calcext:value-type="float">
            <text:p>0.00000959635</text:p>
          </table:table-cell>
          <table:table-cell office:value-type="float" office:value="0.0000248332" calcext:value-type="float">
            <text:p>0.0000248332</text:p>
          </table:table-cell>
          <table:table-cell table:formula="of:=([.A1019]*[.A1019])" office:value-type="float" office:value="0.00000000009208993332" calcext:value-type="float">
            <text:p>9.20899333225E-11</text:p>
          </table:table-cell>
          <table:table-cell table:formula="of:=([.A1019]-[.B1019])*([.A1019]-[.B1019])" office:value-type="float" office:value="0.00000000023216159792" calcext:value-type="float">
            <text:p>2.321615979225E-10</text:p>
          </table:table-cell>
          <table:table-cell/>
        </table:table-row>
        <table:table-row table:style-name="ro1">
          <table:table-cell office:value-type="float" office:value="0.0000188947" calcext:value-type="float">
            <text:p>0.0000188947</text:p>
          </table:table-cell>
          <table:table-cell office:value-type="float" office:value="0.0000735139" calcext:value-type="float">
            <text:p>0.0000735139</text:p>
          </table:table-cell>
          <table:table-cell table:formula="of:=([.A1020]*[.A1020])" office:value-type="float" office:value="0.00000000035700968809" calcext:value-type="float">
            <text:p>3.5700968809E-10</text:p>
          </table:table-cell>
          <table:table-cell table:formula="of:=([.A1020]-[.B1020])*([.A1020]-[.B1020])" office:value-type="float" office:value="0.00000000298325700864" calcext:value-type="float">
            <text:p>2.98325700864E-09</text:p>
          </table:table-cell>
          <table:table-cell/>
        </table:table-row>
        <table:table-row table:style-name="ro1">
          <table:table-cell office:value-type="float" office:value="0.0000373125" calcext:value-type="float">
            <text:p>0.0000373125</text:p>
          </table:table-cell>
          <table:table-cell office:value-type="float" office:value="0.0277129" calcext:value-type="float">
            <text:p>0.0277129</text:p>
          </table:table-cell>
          <table:table-cell table:formula="of:=([.A1021]*[.A1021])" office:value-type="float" office:value="0.00000000139222265625" calcext:value-type="float">
            <text:p>1.39222265625E-09</text:p>
          </table:table-cell>
          <table:table-cell table:formula="of:=([.A1021]-[.B1021])*([.A1021]-[.B1021])" office:value-type="float" office:value="0.000765938143470156" calcext:value-type="float">
            <text:p>0.000765938143470156</text:p>
          </table:table-cell>
          <table:table-cell/>
        </table:table-row>
        <table:table-row table:style-name="ro1">
          <table:table-cell office:value-type="float" office:value="0.0000597835" calcext:value-type="float">
            <text:p>0.0000597835</text:p>
          </table:table-cell>
          <table:table-cell office:value-type="float" office:value="0.00314597" calcext:value-type="float">
            <text:p>0.00314597</text:p>
          </table:table-cell>
          <table:table-cell table:formula="of:=([.A1022]*[.A1022])" office:value-type="float" office:value="0.00000000357406687225" calcext:value-type="float">
            <text:p>3.57406687225E-09</text:p>
          </table:table-cell>
          <table:table-cell table:formula="of:=([.A1022]-[.B1022])*([.A1022]-[.B1022])" office:value-type="float" office:value="0.00000952454711278225" calcext:value-type="float">
            <text:p>9.52454711278225E-06</text:p>
          </table:table-cell>
          <table:table-cell/>
        </table:table-row>
        <table:table-row table:style-name="ro1">
          <table:table-cell office:value-type="float" office:value="0.0000508428" calcext:value-type="float">
            <text:p>0.0000508428</text:p>
          </table:table-cell>
          <table:table-cell office:value-type="float" office:value="0.00472856" calcext:value-type="float">
            <text:p>0.00472856</text:p>
          </table:table-cell>
          <table:table-cell table:formula="of:=([.A1023]*[.A1023])" office:value-type="float" office:value="0.00000000258499031184" calcext:value-type="float">
            <text:p>2.58499031184E-09</text:p>
          </table:table-cell>
          <table:table-cell table:formula="of:=([.A1023]-[.B1023])*([.A1023]-[.B1023])" office:value-type="float" office:value="0.0000218810382031758" calcext:value-type="float">
            <text:p>2.18810382031758E-05</text:p>
          </table:table-cell>
          <table:table-cell/>
        </table:table-row>
        <table:table-row table:style-name="ro1">
          <table:table-cell office:value-type="float" office:value="0.0000508428" calcext:value-type="float">
            <text:p>0.0000508428</text:p>
          </table:table-cell>
          <table:table-cell office:value-type="float" office:value="0.00620989" calcext:value-type="float">
            <text:p>0.00620989</text:p>
          </table:table-cell>
          <table:table-cell table:formula="of:=([.A1024]*[.A1024])" office:value-type="float" office:value="0.00000000258499031184" calcext:value-type="float">
            <text:p>2.58499031184E-09</text:p>
          </table:table-cell>
          <table:table-cell table:formula="of:=([.A1024]-[.B1024])*([.A1024]-[.B1024])" office:value-type="float" office:value="0.0000379338624118278" calcext:value-type="float">
            <text:p>3.79338624118278E-05</text:p>
          </table:table-cell>
          <table:table-cell/>
        </table:table-row>
        <table:table-row table:style-name="ro1">
          <table:table-cell office:value-type="float" office:value="0.000101328" calcext:value-type="float">
            <text:p>0.000101328</text:p>
          </table:table-cell>
          <table:table-cell office:value-type="float" office:value="0.00567341" calcext:value-type="float">
            <text:p>0.00567341</text:p>
          </table:table-cell>
          <table:table-cell table:formula="of:=([.A1025]*[.A1025])" office:value-type="float" office:value="0.000000010267363584" calcext:value-type="float">
            <text:p>1.0267363584E-08</text:p>
          </table:table-cell>
          <table:table-cell table:formula="of:=([.A1025]-[.B1025])*([.A1025]-[.B1025])" office:value-type="float" office:value="0.000031048097814724" calcext:value-type="float">
            <text:p>3.1048097814724E-05</text:p>
          </table:table-cell>
          <table:table-cell/>
        </table:table-row>
        <table:table-row table:style-name="ro1">
          <table:table-cell office:value-type="float" office:value="0.000101328" calcext:value-type="float">
            <text:p>0.000101328</text:p>
          </table:table-cell>
          <table:table-cell office:value-type="float" office:value="0.00629859" calcext:value-type="float">
            <text:p>0.00629859</text:p>
          </table:table-cell>
          <table:table-cell table:formula="of:=([.A1026]*[.A1026])" office:value-type="float" office:value="0.000000010267363584" calcext:value-type="float">
            <text:p>1.0267363584E-08</text:p>
          </table:table-cell>
          <table:table-cell table:formula="of:=([.A1026]-[.B1026])*([.A1026]-[.B1026])" office:value-type="float" office:value="0.000038406056296644" calcext:value-type="float">
            <text:p>3.8406056296644E-05</text:p>
          </table:table-cell>
          <table:table-cell/>
        </table:table-row>
        <table:table-row table:style-name="ro1">
          <table:table-cell office:value-type="float" office:value="0.000389338" calcext:value-type="float">
            <text:p>0.000389338</text:p>
          </table:table-cell>
          <table:table-cell office:value-type="float" office:value="0.0152134" calcext:value-type="float">
            <text:p>0.0152134</text:p>
          </table:table-cell>
          <table:table-cell table:formula="of:=([.A1027]*[.A1027])" office:value-type="float" office:value="0.000000151584078244" calcext:value-type="float">
            <text:p>1.51584078244E-07</text:p>
          </table:table-cell>
          <table:table-cell table:formula="of:=([.A1027]-[.B1027])*([.A1027]-[.B1027])" office:value-type="float" office:value="0.000219752814179844" calcext:value-type="float">
            <text:p>0.000219752814179844</text:p>
          </table:table-cell>
          <table:table-cell/>
        </table:table-row>
        <table:table-row table:style-name="ro1">
          <table:table-cell office:value-type="float" office:value="0.000329912" calcext:value-type="float">
            <text:p>0.000329912</text:p>
          </table:table-cell>
          <table:table-cell office:value-type="float" office:value="0.0166141" calcext:value-type="float">
            <text:p>0.0166141</text:p>
          </table:table-cell>
          <table:table-cell table:formula="of:=([.A1028]*[.A1028])" office:value-type="float" office:value="0.000000108841927744" calcext:value-type="float">
            <text:p>1.08841927744E-07</text:p>
          </table:table-cell>
          <table:table-cell table:formula="of:=([.A1028]-[.B1028])*([.A1028]-[.B1028])" office:value-type="float" office:value="0.000265174778819344" calcext:value-type="float">
            <text:p>0.000265174778819344</text:p>
          </table:table-cell>
          <table:table-cell/>
        </table:table-row>
        <table:table-row table:style-name="ro1">
          <table:table-cell office:value-type="float" office:value="0.00061363" calcext:value-type="float">
            <text:p>0.00061363</text:p>
          </table:table-cell>
          <table:table-cell office:value-type="float" office:value="0.00211954" calcext:value-type="float">
            <text:p>0.00211954</text:p>
          </table:table-cell>
          <table:table-cell table:formula="of:=([.A1029]*[.A1029])" office:value-type="float" office:value="0.0000003765417769" calcext:value-type="float">
            <text:p>0.0000003765417769</text:p>
          </table:table-cell>
          <table:table-cell table:formula="of:=([.A1029]-[.B1029])*([.A1029]-[.B1029])" office:value-type="float" office:value="0.0000022677649281" calcext:value-type="float">
            <text:p>0.0000022677649281</text:p>
          </table:table-cell>
          <table:table-cell/>
        </table:table-row>
        <table:table-row table:style-name="ro1">
          <table:table-cell office:value-type="float" office:value="0.000441074" calcext:value-type="float">
            <text:p>0.000441074</text:p>
          </table:table-cell>
          <table:table-cell office:value-type="float" office:value="0.040462" calcext:value-type="float">
            <text:p>0.040462</text:p>
          </table:table-cell>
          <table:table-cell table:formula="of:=([.A1030]*[.A1030])" office:value-type="float" office:value="0.000000194546273476" calcext:value-type="float">
            <text:p>1.94546273476E-07</text:p>
          </table:table-cell>
          <table:table-cell table:formula="of:=([.A1030]-[.B1030])*([.A1030]-[.B1030])" office:value-type="float" office:value="0.00160167451789748" calcext:value-type="float">
            <text:p>0.00160167451789748</text:p>
          </table:table-cell>
          <table:table-cell/>
        </table:table-row>
        <table:table-row table:style-name="ro1">
          <table:table-cell office:value-type="float" office:value="0.000349879" calcext:value-type="float">
            <text:p>0.000349879</text:p>
          </table:table-cell>
          <table:table-cell office:value-type="float" office:value="0.0190308" calcext:value-type="float">
            <text:p>0.0190308</text:p>
          </table:table-cell>
          <table:table-cell table:formula="of:=([.A1031]*[.A1031])" office:value-type="float" office:value="0.000000122415314641" calcext:value-type="float">
            <text:p>1.22415314641E-07</text:p>
          </table:table-cell>
          <table:table-cell table:formula="of:=([.A1031]-[.B1031])*([.A1031]-[.B1031])" office:value-type="float" office:value="0.000348976809408241" calcext:value-type="float">
            <text:p>0.000348976809408241</text:p>
          </table:table-cell>
          <table:table-cell/>
        </table:table-row>
        <table:table-row table:style-name="ro1">
          <table:table-cell office:value-type="float" office:value="0.000802577" calcext:value-type="float">
            <text:p>0.000802577</text:p>
          </table:table-cell>
          <table:table-cell office:value-type="float" office:value="0.0163753" calcext:value-type="float">
            <text:p>0.0163753</text:p>
          </table:table-cell>
          <table:table-cell table:formula="of:=([.A1032]*[.A1032])" office:value-type="float" office:value="0.000000644129840929" calcext:value-type="float">
            <text:p>6.44129840929E-07</text:p>
          </table:table-cell>
          <table:table-cell table:formula="of:=([.A1032]-[.B1032])*([.A1032]-[.B1032])" office:value-type="float" office:value="0.000242509701634729" calcext:value-type="float">
            <text:p>0.000242509701634729</text:p>
          </table:table-cell>
          <table:table-cell/>
        </table:table-row>
        <table:table-row table:style-name="ro1">
          <table:table-cell office:value-type="float" office:value="0.000792682" calcext:value-type="float">
            <text:p>0.000792682</text:p>
          </table:table-cell>
          <table:table-cell office:value-type="float" office:value="0.0284493" calcext:value-type="float">
            <text:p>0.0284493</text:p>
          </table:table-cell>
          <table:table-cell table:formula="of:=([.A1033]*[.A1033])" office:value-type="float" office:value="0.000000628344753124" calcext:value-type="float">
            <text:p>6.28344753124E-07</text:p>
          </table:table-cell>
          <table:table-cell table:formula="of:=([.A1033]-[.B1033])*([.A1033]-[.B1033])" office:value-type="float" office:value="0.000764888519197924" calcext:value-type="float">
            <text:p>0.000764888519197924</text:p>
          </table:table-cell>
          <table:table-cell/>
        </table:table-row>
        <table:table-row table:style-name="ro1">
          <table:table-cell office:value-type="float" office:value="0.00125152" calcext:value-type="float">
            <text:p>0.00125152</text:p>
          </table:table-cell>
          <table:table-cell office:value-type="float" office:value="0.0796867" calcext:value-type="float">
            <text:p>0.0796867</text:p>
          </table:table-cell>
          <table:table-cell table:formula="of:=([.A1034]*[.A1034])" office:value-type="float" office:value="0.0000015663023104" calcext:value-type="float">
            <text:p>0.0000015663023104</text:p>
          </table:table-cell>
          <table:table-cell table:formula="of:=([.A1034]-[.B1034])*([.A1034]-[.B1034])" office:value-type="float" office:value="0.0061520774616324" calcext:value-type="float">
            <text:p>0.0061520774616324</text:p>
          </table:table-cell>
          <table:table-cell/>
        </table:table-row>
        <table:table-row table:style-name="ro1">
          <table:table-cell office:value-type="float" office:value="0.000788033" calcext:value-type="float">
            <text:p>0.000788033</text:p>
          </table:table-cell>
          <table:table-cell office:value-type="float" office:value="0.140585" calcext:value-type="float">
            <text:p>0.140585</text:p>
          </table:table-cell>
          <table:table-cell table:formula="of:=([.A1035]*[.A1035])" office:value-type="float" office:value="0.000000620996009089" calcext:value-type="float">
            <text:p>6.20996009089E-07</text:p>
          </table:table-cell>
          <table:table-cell table:formula="of:=([.A1035]-[.B1035])*([.A1035]-[.B1035])" office:value-type="float" office:value="0.0195431919823991" calcext:value-type="float">
            <text:p>0.0195431919823991</text:p>
          </table:table-cell>
          <table:table-cell/>
        </table:table-row>
        <table:table-row table:style-name="ro1">
          <table:table-cell office:value-type="float" office:value="0.00155896" calcext:value-type="float">
            <text:p>0.00155896</text:p>
          </table:table-cell>
          <table:table-cell office:value-type="float" office:value="0.144934" calcext:value-type="float">
            <text:p>0.144934</text:p>
          </table:table-cell>
          <table:table-cell table:formula="of:=([.A1036]*[.A1036])" office:value-type="float" office:value="0.0000024303562816" calcext:value-type="float">
            <text:p>0.0000024303562816</text:p>
          </table:table-cell>
          <table:table-cell table:formula="of:=([.A1036]-[.B1036])*([.A1036]-[.B1036])" office:value-type="float" office:value="0.0205564020950016" calcext:value-type="float">
            <text:p>0.0205564020950016</text:p>
          </table:table-cell>
          <table:table-cell/>
        </table:table-row>
        <table:table-row table:style-name="ro1">
          <table:table-cell office:value-type="float" office:value="0.00179315" calcext:value-type="float">
            <text:p>0.00179315</text:p>
          </table:table-cell>
          <table:table-cell office:value-type="float" office:value="0.018797" calcext:value-type="float">
            <text:p>0.018797</text:p>
          </table:table-cell>
          <table:table-cell table:formula="of:=([.A1037]*[.A1037])" office:value-type="float" office:value="0.0000032153869225" calcext:value-type="float">
            <text:p>0.0000032153869225</text:p>
          </table:table-cell>
          <table:table-cell table:formula="of:=([.A1037]-[.B1037])*([.A1037]-[.B1037])" office:value-type="float" office:value="0.0002891309148225" calcext:value-type="float">
            <text:p>0.0002891309148225</text:p>
          </table:table-cell>
          <table:table-cell/>
        </table:table-row>
        <table:table-row table:style-name="ro1">
          <table:table-cell office:value-type="float" office:value="0.00533515" calcext:value-type="float">
            <text:p>0.00533515</text:p>
          </table:table-cell>
          <table:table-cell office:value-type="float" office:value="0.127666" calcext:value-type="float">
            <text:p>0.127666</text:p>
          </table:table-cell>
          <table:table-cell table:formula="of:=([.A1038]*[.A1038])" office:value-type="float" office:value="0.0000284638255225" calcext:value-type="float">
            <text:p>0.0000284638255225</text:p>
          </table:table-cell>
          <table:table-cell table:formula="of:=([.A1038]-[.B1038])*([.A1038]-[.B1038])" office:value-type="float" office:value="0.0149648368617225" calcext:value-type="float">
            <text:p>0.0149648368617225</text:p>
          </table:table-cell>
          <table:table-cell/>
        </table:table-row>
        <table:table-row table:style-name="ro1">
          <table:table-cell office:value-type="float" office:value="0.0418432" calcext:value-type="float">
            <text:p>0.0418432</text:p>
          </table:table-cell>
          <table:table-cell office:value-type="float" office:value="0.17078" calcext:value-type="float">
            <text:p>0.17078</text:p>
          </table:table-cell>
          <table:table-cell table:formula="of:=([.A1039]*[.A1039])" office:value-type="float" office:value="0.00175085338624" calcext:value-type="float">
            <text:p>0.00175085338624</text:p>
          </table:table-cell>
          <table:table-cell table:formula="of:=([.A1039]-[.B1039])*([.A1039]-[.B1039])" office:value-type="float" office:value="0.01662469839424" calcext:value-type="float">
            <text:p>0.01662469839424</text:p>
          </table:table-cell>
          <table:table-cell/>
        </table:table-row>
        <table:table-row table:style-name="ro1">
          <table:table-cell office:value-type="float" office:value="0.0905098" calcext:value-type="float">
            <text:p>0.0905098</text:p>
          </table:table-cell>
          <table:table-cell office:value-type="float" office:value="0.253317" calcext:value-type="float">
            <text:p>0.253317</text:p>
          </table:table-cell>
          <table:table-cell table:formula="of:=([.A1040]*[.A1040])" office:value-type="float" office:value="0.00819202389604" calcext:value-type="float">
            <text:p>0.00819202389604</text:p>
          </table:table-cell>
          <table:table-cell table:formula="of:=([.A1040]-[.B1040])*([.A1040]-[.B1040])" office:value-type="float" office:value="0.02650618437184" calcext:value-type="float">
            <text:p>0.02650618437184</text:p>
          </table:table-cell>
          <table:table-cell/>
        </table:table-row>
        <table:table-row table:style-name="ro1">
          <table:table-cell office:value-type="float" office:value="0.0905097" calcext:value-type="float">
            <text:p>0.0905097</text:p>
          </table:table-cell>
          <table:table-cell office:value-type="float" office:value="0.262824" calcext:value-type="float">
            <text:p>0.262824</text:p>
          </table:table-cell>
          <table:table-cell table:formula="of:=([.A1041]*[.A1041])" office:value-type="float" office:value="0.00819200579409" calcext:value-type="float">
            <text:p>0.00819200579409</text:p>
          </table:table-cell>
          <table:table-cell table:formula="of:=([.A1041]-[.B1041])*([.A1041]-[.B1041])" office:value-type="float" office:value="0.02969221798449" calcext:value-type="float">
            <text:p>0.02969221798449</text:p>
          </table:table-cell>
          <table:table-cell/>
        </table:table-row>
        <table:table-row table:style-name="ro1">
          <table:table-cell office:value-type="float" office:value="0.305472" calcext:value-type="float">
            <text:p>0.305472</text:p>
          </table:table-cell>
          <table:table-cell office:value-type="float" office:value="0.250007" calcext:value-type="float">
            <text:p>0.250007</text:p>
          </table:table-cell>
          <table:table-cell table:formula="of:=([.A1042]*[.A1042])" office:value-type="float" office:value="0.093313142784" calcext:value-type="float">
            <text:p>0.093313142784</text:p>
          </table:table-cell>
          <table:table-cell table:formula="of:=([.A1042]-[.B1042])*([.A1042]-[.B1042])" office:value-type="float" office:value="0.003076366225" calcext:value-type="float">
            <text:p>0.003076366225</text:p>
          </table:table-cell>
          <table:table-cell/>
        </table:table-row>
        <table:table-row table:style-name="ro1">
          <table:table-cell office:value-type="float" office:value="0.374054" calcext:value-type="float">
            <text:p>0.374054</text:p>
          </table:table-cell>
          <table:table-cell office:value-type="float" office:value="0.284115" calcext:value-type="float">
            <text:p>0.284115</text:p>
          </table:table-cell>
          <table:table-cell table:formula="of:=([.A1043]*[.A1043])" office:value-type="float" office:value="0.139916394916" calcext:value-type="float">
            <text:p>0.139916394916</text:p>
          </table:table-cell>
          <table:table-cell table:formula="of:=([.A1043]-[.B1043])*([.A1043]-[.B1043])" office:value-type="float" office:value="0.008089023721" calcext:value-type="float">
            <text:p>0.008089023721</text:p>
          </table:table-cell>
          <table:table-cell/>
        </table:table-row>
        <table:table-row table:style-name="ro1">
          <table:table-cell office:value-type="float" office:value="0.971769" calcext:value-type="float">
            <text:p>0.971769</text:p>
          </table:table-cell>
          <table:table-cell office:value-type="float" office:value="0.387949" calcext:value-type="float">
            <text:p>0.387949</text:p>
          </table:table-cell>
          <table:table-cell table:formula="of:=([.A1044]*[.A1044])" office:value-type="float" office:value="0.944334989361" calcext:value-type="float">
            <text:p>0.944334989361</text:p>
          </table:table-cell>
          <table:table-cell table:formula="of:=([.A1044]-[.B1044])*([.A1044]-[.B1044])" office:value-type="float" office:value="0.3408457924" calcext:value-type="float">
            <text:p>0.3408457924</text:p>
          </table:table-cell>
          <table:table-cell/>
        </table:table-row>
        <table:table-row table:style-name="ro1">
          <table:table-cell office:value-type="float" office:value="0.971769" calcext:value-type="float">
            <text:p>0.971769</text:p>
          </table:table-cell>
          <table:table-cell office:value-type="float" office:value="0.566924" calcext:value-type="float">
            <text:p>0.566924</text:p>
          </table:table-cell>
          <table:table-cell table:formula="of:=([.A1045]*[.A1045])" office:value-type="float" office:value="0.944334989361" calcext:value-type="float">
            <text:p>0.944334989361</text:p>
          </table:table-cell>
          <table:table-cell table:formula="of:=([.A1045]-[.B1045])*([.A1045]-[.B1045])" office:value-type="float" office:value="0.163899474025" calcext:value-type="float">
            <text:p>0.163899474025</text:p>
          </table:table-cell>
          <table:table-cell/>
        </table:table-row>
        <table:table-row table:style-name="ro1">
          <table:table-cell office:value-type="float" office:value="0.971769" calcext:value-type="float">
            <text:p>0.971769</text:p>
          </table:table-cell>
          <table:table-cell office:value-type="float" office:value="0.591925" calcext:value-type="float">
            <text:p>0.591925</text:p>
          </table:table-cell>
          <table:table-cell table:formula="of:=([.A1046]*[.A1046])" office:value-type="float" office:value="0.944334989361" calcext:value-type="float">
            <text:p>0.944334989361</text:p>
          </table:table-cell>
          <table:table-cell table:formula="of:=([.A1046]-[.B1046])*([.A1046]-[.B1046])" office:value-type="float" office:value="0.144281464336" calcext:value-type="float">
            <text:p>0.144281464336</text:p>
          </table:table-cell>
          <table:table-cell/>
        </table:table-row>
        <table:table-row table:style-name="ro1">
          <table:table-cell office:value-type="float" office:value="0.971769" calcext:value-type="float">
            <text:p>0.971769</text:p>
          </table:table-cell>
          <table:table-cell office:value-type="float" office:value="0.619153" calcext:value-type="float">
            <text:p>0.619153</text:p>
          </table:table-cell>
          <table:table-cell table:formula="of:=([.A1047]*[.A1047])" office:value-type="float" office:value="0.944334989361" calcext:value-type="float">
            <text:p>0.944334989361</text:p>
          </table:table-cell>
          <table:table-cell table:formula="of:=([.A1047]-[.B1047])*([.A1047]-[.B1047])" office:value-type="float" office:value="0.124338043456" calcext:value-type="float">
            <text:p>0.124338043456</text:p>
          </table:table-cell>
          <table:table-cell/>
        </table:table-row>
        <table:table-row table:style-name="ro1">
          <table:table-cell office:value-type="float" office:value="0.971769" calcext:value-type="float">
            <text:p>0.971769</text:p>
          </table:table-cell>
          <table:table-cell office:value-type="float" office:value="0.648632" calcext:value-type="float">
            <text:p>0.648632</text:p>
          </table:table-cell>
          <table:table-cell table:formula="of:=([.A1048]*[.A1048])" office:value-type="float" office:value="0.944334989361" calcext:value-type="float">
            <text:p>0.944334989361</text:p>
          </table:table-cell>
          <table:table-cell table:formula="of:=([.A1048]-[.B1048])*([.A1048]-[.B1048])" office:value-type="float" office:value="0.104417520769" calcext:value-type="float">
            <text:p>0.104417520769</text:p>
          </table:table-cell>
          <table:table-cell/>
        </table:table-row>
        <table:table-row table:style-name="ro1">
          <table:table-cell office:value-type="float" office:value="0.97177" calcext:value-type="float">
            <text:p>0.97177</text:p>
          </table:table-cell>
          <table:table-cell office:value-type="float" office:value="0.679956" calcext:value-type="float">
            <text:p>0.679956</text:p>
          </table:table-cell>
          <table:table-cell table:formula="of:=([.A1049]*[.A1049])" office:value-type="float" office:value="0.9443369329" calcext:value-type="float">
            <text:p>0.9443369329</text:p>
          </table:table-cell>
          <table:table-cell table:formula="of:=([.A1049]-[.B1049])*([.A1049]-[.B1049])" office:value-type="float" office:value="0.085155410596" calcext:value-type="float">
            <text:p>0.085155410596</text:p>
          </table:table-cell>
          <table:table-cell/>
        </table:table-row>
        <table:table-row table:style-name="ro1">
          <table:table-cell office:value-type="float" office:value="0.971769" calcext:value-type="float">
            <text:p>0.971769</text:p>
          </table:table-cell>
          <table:table-cell office:value-type="float" office:value="0.711819" calcext:value-type="float">
            <text:p>0.711819</text:p>
          </table:table-cell>
          <table:table-cell table:formula="of:=([.A1050]*[.A1050])" office:value-type="float" office:value="0.944334989361" calcext:value-type="float">
            <text:p>0.944334989361</text:p>
          </table:table-cell>
          <table:table-cell table:formula="of:=([.A1050]-[.B1050])*([.A1050]-[.B1050])" office:value-type="float" office:value="0.0675740025" calcext:value-type="float">
            <text:p>0.0675740025</text:p>
          </table:table-cell>
          <table:table-cell/>
        </table:table-row>
        <table:table-row table:style-name="ro1">
          <table:table-cell office:value-type="float" office:value="0.971769" calcext:value-type="float">
            <text:p>0.971769</text:p>
          </table:table-cell>
          <table:table-cell office:value-type="float" office:value="0.90545" calcext:value-type="float">
            <text:p>0.90545</text:p>
          </table:table-cell>
          <table:table-cell table:formula="of:=([.A1051]*[.A1051])" office:value-type="float" office:value="0.944334989361" calcext:value-type="float">
            <text:p>0.944334989361</text:p>
          </table:table-cell>
          <table:table-cell table:formula="of:=([.A1051]-[.B1051])*([.A1051]-[.B1051])" office:value-type="float" office:value="0.004398209761" calcext:value-type="float">
            <text:p>0.004398209761</text:p>
          </table:table-cell>
          <table:table-cell/>
        </table:table-row>
        <table:table-row table:style-name="ro1">
          <table:table-cell office:value-type="float" office:value="0.971769" calcext:value-type="float">
            <text:p>0.971769</text:p>
          </table:table-cell>
          <table:table-cell office:value-type="float" office:value="0.972078" calcext:value-type="float">
            <text:p>0.972078</text:p>
          </table:table-cell>
          <table:table-cell table:formula="of:=([.A1052]*[.A1052])" office:value-type="float" office:value="0.944334989361" calcext:value-type="float">
            <text:p>0.944334989361</text:p>
          </table:table-cell>
          <table:table-cell table:formula="of:=([.A1052]-[.B1052])*([.A1052]-[.B1052])" office:value-type="float" office:value="0.000000095481" calcext:value-type="float">
            <text:p>9.54810000000023E-08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7813" calcext:value-type="float">
            <text:p>0.997813</text:p>
          </table:table-cell>
          <table:table-cell table:formula="of:=([.A1053]*[.A1053])" office:value-type="float" office:value="0.999982000081" calcext:value-type="float">
            <text:p>0.999982000081</text:p>
          </table:table-cell>
          <table:table-cell table:formula="of:=([.A1053]-[.B1053])*([.A1053]-[.B1053])" office:value-type="float" office:value="0.00000474368400000006" calcext:value-type="float">
            <text:p>4.74368400000006E-06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9617" calcext:value-type="float">
            <text:p>0.999617</text:p>
          </table:table-cell>
          <table:table-cell table:formula="of:=([.A1054]*[.A1054])" office:value-type="float" office:value="0.999982000081" calcext:value-type="float">
            <text:p>0.999982000081</text:p>
          </table:table-cell>
          <table:table-cell table:formula="of:=([.A1054]-[.B1054])*([.A1054]-[.B1054])" office:value-type="float" office:value="0.00000013987599999999" calcext:value-type="float">
            <text:p>1.39875999999989E-07</text:p>
          </table:table-cell>
          <table:table-cell/>
        </table:table-row>
        <table:table-row table:style-name="ro1">
          <table:table-cell office:value-type="float" office:value="0.0000322461" calcext:value-type="float">
            <text:p>0.0000322461</text:p>
          </table:table-cell>
          <table:table-cell office:value-type="float" office:value="0.00000299826" calcext:value-type="float">
            <text:p>0.00000299826</text:p>
          </table:table-cell>
          <table:table-cell table:formula="of:=([.A1055]*[.A1055])" office:value-type="float" office:value="0.00000000103981096521" calcext:value-type="float">
            <text:p>1.03981096521E-09</text:p>
          </table:table-cell>
          <table:table-cell table:formula="of:=([.A1055]-[.B1055])*([.A1055]-[.B1055])" office:value-type="float" office:value="0.00000000085543614467" calcext:value-type="float">
            <text:p>8.554361446656E-10</text:p>
          </table:table-cell>
          <table:table-cell/>
        </table:table-row>
        <table:table-row table:style-name="ro1">
          <table:table-cell office:value-type="float" office:value="0.0000322461" calcext:value-type="float">
            <text:p>0.0000322461</text:p>
          </table:table-cell>
          <table:table-cell office:value-type="float" office:value="0.0017877" calcext:value-type="float">
            <text:p>0.0017877</text:p>
          </table:table-cell>
          <table:table-cell table:formula="of:=([.A1056]*[.A1056])" office:value-type="float" office:value="0.00000000103981096521" calcext:value-type="float">
            <text:p>1.03981096521E-09</text:p>
          </table:table-cell>
          <table:table-cell table:formula="of:=([.A1056]-[.B1056])*([.A1056]-[.B1056])" office:value-type="float" office:value="0.00000308161839502521" calcext:value-type="float">
            <text:p>3.08161839502521E-06</text:p>
          </table:table-cell>
          <table:table-cell/>
        </table:table-row>
        <table:table-row table:style-name="ro1">
          <table:table-cell office:value-type="float" office:value="0.0000230074" calcext:value-type="float">
            <text:p>0.0000230074</text:p>
          </table:table-cell>
          <table:table-cell office:value-type="float" office:value="0.00547864" calcext:value-type="float">
            <text:p>0.00547864</text:p>
          </table:table-cell>
          <table:table-cell table:formula="of:=([.A1057]*[.A1057])" office:value-type="float" office:value="0.00000000052934045476" calcext:value-type="float">
            <text:p>5.2934045476E-10</text:p>
          </table:table-cell>
          <table:table-cell table:formula="of:=([.A1057]-[.B1057])*([.A1057]-[.B1057])" office:value-type="float" office:value="0.0000297639270661828" calcext:value-type="float">
            <text:p>2.97639270661828E-05</text:p>
          </table:table-cell>
          <table:table-cell/>
        </table:table-row>
        <table:table-row table:style-name="ro1">
          <table:table-cell office:value-type="float" office:value="0.0000230074" calcext:value-type="float">
            <text:p>0.0000230074</text:p>
          </table:table-cell>
          <table:table-cell office:value-type="float" office:value="0.0157815" calcext:value-type="float">
            <text:p>0.0157815</text:p>
          </table:table-cell>
          <table:table-cell table:formula="of:=([.A1058]*[.A1058])" office:value-type="float" office:value="0.00000000052934045476" calcext:value-type="float">
            <text:p>5.2934045476E-10</text:p>
          </table:table-cell>
          <table:table-cell table:formula="of:=([.A1058]-[.B1058])*([.A1058]-[.B1058])" office:value-type="float" office:value="0.000248330089024255" calcext:value-type="float">
            <text:p>0.000248330089024255</text:p>
          </table:table-cell>
          <table:table-cell/>
        </table:table-row>
        <table:table-row table:style-name="ro1">
          <table:table-cell office:value-type="float" office:value="0.0000143647" calcext:value-type="float">
            <text:p>0.0000143647</text:p>
          </table:table-cell>
          <table:table-cell office:value-type="float" office:value="0.0221424" calcext:value-type="float">
            <text:p>0.0221424</text:p>
          </table:table-cell>
          <table:table-cell table:formula="of:=([.A1059]*[.A1059])" office:value-type="float" office:value="0.00000000020634460609" calcext:value-type="float">
            <text:p>2.0634460609E-10</text:p>
          </table:table-cell>
          <table:table-cell table:formula="of:=([.A1059]-[.B1059])*([.A1059]-[.B1059])" office:value-type="float" office:value="0.000489649946238046" calcext:value-type="float">
            <text:p>0.000489649946238046</text:p>
          </table:table-cell>
          <table:table-cell/>
        </table:table-row>
        <table:table-row table:style-name="ro1">
          <table:table-cell office:value-type="float" office:value="0.00004071" calcext:value-type="float">
            <text:p>0.00004071</text:p>
          </table:table-cell>
          <table:table-cell office:value-type="float" office:value="0.0163547" calcext:value-type="float">
            <text:p>0.0163547</text:p>
          </table:table-cell>
          <table:table-cell table:formula="of:=([.A1060]*[.A1060])" office:value-type="float" office:value="0.0000000016573041" calcext:value-type="float">
            <text:p>0.0000000016573041</text:p>
          </table:table-cell>
          <table:table-cell table:formula="of:=([.A1060]-[.B1060])*([.A1060]-[.B1060])" office:value-type="float" office:value="0.0002661462697201" calcext:value-type="float">
            <text:p>0.0002661462697201</text:p>
          </table:table-cell>
          <table:table-cell/>
        </table:table-row>
        <table:table-row table:style-name="ro1">
          <table:table-cell office:value-type="float" office:value="0.00000923872" calcext:value-type="float">
            <text:p>0.00000923872</text:p>
          </table:table-cell>
          <table:table-cell office:value-type="float" office:value="0.0386064" calcext:value-type="float">
            <text:p>0.0386064</text:p>
          </table:table-cell>
          <table:table-cell table:formula="of:=([.A1061]*[.A1061])" office:value-type="float" office:value="0.00000000008535394724" calcext:value-type="float">
            <text:p>8.53539472384E-11</text:p>
          </table:table-cell>
          <table:table-cell table:formula="of:=([.A1061]-[.B1061])*([.A1061]-[.B1061])" office:value-type="float" office:value="0.00148974085887433" calcext:value-type="float">
            <text:p>0.00148974085887433</text:p>
          </table:table-cell>
          <table:table-cell/>
        </table:table-row>
        <table:table-row table:style-name="ro1">
          <table:table-cell office:value-type="float" office:value="0.00000703335" calcext:value-type="float">
            <text:p>0.00000703335</text:p>
          </table:table-cell>
          <table:table-cell office:value-type="float" office:value="0.0527511" calcext:value-type="float">
            <text:p>0.0527511</text:p>
          </table:table-cell>
          <table:table-cell table:formula="of:=([.A1062]*[.A1062])" office:value-type="float" office:value="0.00000000004946801222" calcext:value-type="float">
            <text:p>4.94680122225E-11</text:p>
          </table:table-cell>
          <table:table-cell table:formula="of:=([.A1062]-[.B1062])*([.A1062]-[.B1062])" office:value-type="float" office:value="0.00278193656677964" calcext:value-type="float">
            <text:p>0.00278193656677964</text:p>
          </table:table-cell>
          <table:table-cell/>
        </table:table-row>
        <table:table-row table:style-name="ro1">
          <table:table-cell office:value-type="float" office:value="0.00000524521" calcext:value-type="float">
            <text:p>0.00000524521</text:p>
          </table:table-cell>
          <table:table-cell office:value-type="float" office:value="0.0763657" calcext:value-type="float">
            <text:p>0.0763657</text:p>
          </table:table-cell>
          <table:table-cell table:formula="of:=([.A1063]*[.A1063])" office:value-type="float" office:value="0.00000000002751222794" calcext:value-type="float">
            <text:p>2.75122279441E-11</text:p>
          </table:table-cell>
          <table:table-cell table:formula="of:=([.A1063]-[.B1063])*([.A1063]-[.B1063])" office:value-type="float" office:value="0.00583091905573563" calcext:value-type="float">
            <text:p>0.00583091905573563</text:p>
          </table:table-cell>
          <table:table-cell/>
        </table:table-row>
        <table:table-row table:style-name="ro1">
          <table:table-cell office:value-type="float" office:value="0.0000203252" calcext:value-type="float">
            <text:p>0.0000203252</text:p>
          </table:table-cell>
          <table:table-cell office:value-type="float" office:value="0.0805534" calcext:value-type="float">
            <text:p>0.0805534</text:p>
          </table:table-cell>
          <table:table-cell table:formula="of:=([.A1064]*[.A1064])" office:value-type="float" office:value="0.00000000041311375504" calcext:value-type="float">
            <text:p>4.1311375504E-10</text:p>
          </table:table-cell>
          <table:table-cell table:formula="of:=([.A1064]-[.B1064])*([.A1064]-[.B1064])" office:value-type="float" office:value="0.00648557613674239" calcext:value-type="float">
            <text:p>0.00648557613674239</text:p>
          </table:table-cell>
          <table:table-cell/>
        </table:table-row>
        <table:table-row table:style-name="ro1">
          <table:table-cell office:value-type="float" office:value="0.0000203252" calcext:value-type="float">
            <text:p>0.0000203252</text:p>
          </table:table-cell>
          <table:table-cell office:value-type="float" office:value="0.0894301" calcext:value-type="float">
            <text:p>0.0894301</text:p>
          </table:table-cell>
          <table:table-cell table:formula="of:=([.A1065]*[.A1065])" office:value-type="float" office:value="0.00000000041311375504" calcext:value-type="float">
            <text:p>4.1311375504E-10</text:p>
          </table:table-cell>
          <table:table-cell table:formula="of:=([.A1065]-[.B1065])*([.A1065]-[.B1065])" office:value-type="float" office:value="0.00799410782978671" calcext:value-type="float">
            <text:p>0.00799410782978671</text:p>
          </table:table-cell>
          <table:table-cell/>
        </table:table-row>
        <table:table-row table:style-name="ro1">
          <table:table-cell office:value-type="float" office:value="0.000043273" calcext:value-type="float">
            <text:p>0.000043273</text:p>
          </table:table-cell>
          <table:table-cell office:value-type="float" office:value="0.0506021" calcext:value-type="float">
            <text:p>0.0506021</text:p>
          </table:table-cell>
          <table:table-cell table:formula="of:=([.A1066]*[.A1066])" office:value-type="float" office:value="0.000000001872552529" calcext:value-type="float">
            <text:p>1.872552529E-09</text:p>
          </table:table-cell>
          <table:table-cell table:formula="of:=([.A1066]-[.B1066])*([.A1066]-[.B1066])" office:value-type="float" office:value="0.00255619498761593" calcext:value-type="float">
            <text:p>0.00255619498761593</text:p>
          </table:table-cell>
          <table:table-cell/>
        </table:table-row>
        <table:table-row table:style-name="ro1">
          <table:table-cell office:value-type="float" office:value="0.000110388" calcext:value-type="float">
            <text:p>0.000110388</text:p>
          </table:table-cell>
          <table:table-cell office:value-type="float" office:value="0.145162" calcext:value-type="float">
            <text:p>0.145162</text:p>
          </table:table-cell>
          <table:table-cell table:formula="of:=([.A1067]*[.A1067])" office:value-type="float" office:value="0.000000012185510544" calcext:value-type="float">
            <text:p>1.2185510544E-08</text:p>
          </table:table-cell>
          <table:table-cell table:formula="of:=([.A1067]-[.B1067])*([.A1067]-[.B1067])" office:value-type="float" office:value="0.0210399701437986" calcext:value-type="float">
            <text:p>0.0210399701437986</text:p>
          </table:table-cell>
          <table:table-cell/>
        </table:table-row>
        <table:table-row table:style-name="ro1">
          <table:table-cell office:value-type="float" office:value="0.000110388" calcext:value-type="float">
            <text:p>0.000110388</text:p>
          </table:table-cell>
          <table:table-cell office:value-type="float" office:value="0.0998268" calcext:value-type="float">
            <text:p>0.0998268</text:p>
          </table:table-cell>
          <table:table-cell table:formula="of:=([.A1068]*[.A1068])" office:value-type="float" office:value="0.000000012185510544" calcext:value-type="float">
            <text:p>1.2185510544E-08</text:p>
          </table:table-cell>
          <table:table-cell table:formula="of:=([.A1068]-[.B1068])*([.A1068]-[.B1068])" office:value-type="float" office:value="0.00994336282215374" calcext:value-type="float">
            <text:p>0.00994336282215374</text:p>
          </table:table-cell>
          <table:table-cell/>
        </table:table-row>
        <table:table-row table:style-name="ro1">
          <table:table-cell office:value-type="float" office:value="0.000566542" calcext:value-type="float">
            <text:p>0.000566542</text:p>
          </table:table-cell>
          <table:table-cell office:value-type="float" office:value="0.071547" calcext:value-type="float">
            <text:p>0.071547</text:p>
          </table:table-cell>
          <table:table-cell table:formula="of:=([.A1069]*[.A1069])" office:value-type="float" office:value="0.000000320969837764" calcext:value-type="float">
            <text:p>3.20969837764E-07</text:p>
          </table:table-cell>
          <table:table-cell table:formula="of:=([.A1069]-[.B1069])*([.A1069]-[.B1069])" office:value-type="float" office:value="0.00503822541788976" calcext:value-type="float">
            <text:p>0.00503822541788976</text:p>
          </table:table-cell>
          <table:table-cell/>
        </table:table-row>
        <table:table-row table:style-name="ro1">
          <table:table-cell office:value-type="float" office:value="0.000291407" calcext:value-type="float">
            <text:p>0.000291407</text:p>
          </table:table-cell>
          <table:table-cell office:value-type="float" office:value="0.0206545" calcext:value-type="float">
            <text:p>0.0206545</text:p>
          </table:table-cell>
          <table:table-cell table:formula="of:=([.A1070]*[.A1070])" office:value-type="float" office:value="0.000000084918039649" calcext:value-type="float">
            <text:p>8.4918039649E-08</text:p>
          </table:table-cell>
          <table:table-cell table:formula="of:=([.A1070]-[.B1070])*([.A1070]-[.B1070])" office:value-type="float" office:value="0.000414655556526649" calcext:value-type="float">
            <text:p>0.000414655556526649</text:p>
          </table:table-cell>
          <table:table-cell/>
        </table:table-row>
        <table:table-row table:style-name="ro1">
          <table:table-cell office:value-type="float" office:value="0.000283003" calcext:value-type="float">
            <text:p>0.000283003</text:p>
          </table:table-cell>
          <table:table-cell office:value-type="float" office:value="0.0680177" calcext:value-type="float">
            <text:p>0.0680177</text:p>
          </table:table-cell>
          <table:table-cell table:formula="of:=([.A1071]*[.A1071])" office:value-type="float" office:value="0.000000080090698009" calcext:value-type="float">
            <text:p>8.0090698009E-08</text:p>
          </table:table-cell>
          <table:table-cell table:formula="of:=([.A1071]-[.B1071])*([.A1071]-[.B1071])" office:value-type="float" office:value="0.00458798917768181" calcext:value-type="float">
            <text:p>0.00458798917768181</text:p>
          </table:table-cell>
          <table:table-cell/>
        </table:table-row>
        <table:table-row table:style-name="ro1">
          <table:table-cell office:value-type="float" office:value="0.000205815" calcext:value-type="float">
            <text:p>0.000205815</text:p>
          </table:table-cell>
          <table:table-cell office:value-type="float" office:value="0.0920772" calcext:value-type="float">
            <text:p>0.0920772</text:p>
          </table:table-cell>
          <table:table-cell table:formula="of:=([.A1072]*[.A1072])" office:value-type="float" office:value="0.000000042359814225" calcext:value-type="float">
            <text:p>4.2359814225E-08</text:p>
          </table:table-cell>
          <table:table-cell table:formula="of:=([.A1072]-[.B1072])*([.A1072]-[.B1072])" office:value-type="float" office:value="0.00844035138181823" calcext:value-type="float">
            <text:p>0.00844035138181823</text:p>
          </table:table-cell>
          <table:table-cell/>
        </table:table-row>
        <table:table-row table:style-name="ro1">
          <table:table-cell office:value-type="float" office:value="0.000507176" calcext:value-type="float">
            <text:p>0.000507176</text:p>
          </table:table-cell>
          <table:table-cell office:value-type="float" office:value="0.076663" calcext:value-type="float">
            <text:p>0.076663</text:p>
          </table:table-cell>
          <table:table-cell table:formula="of:=([.A1073]*[.A1073])" office:value-type="float" office:value="0.000000257227494976" calcext:value-type="float">
            <text:p>2.57227494976E-07</text:p>
          </table:table-cell>
          <table:table-cell table:formula="of:=([.A1073]-[.B1073])*([.A1073]-[.B1073])" office:value-type="float" office:value="0.00579970952911898" calcext:value-type="float">
            <text:p>0.00579970952911898</text:p>
          </table:table-cell>
          <table:table-cell/>
        </table:table-row>
        <table:table-row table:style-name="ro1">
          <table:table-cell office:value-type="float" office:value="0.000507176" calcext:value-type="float">
            <text:p>0.000507176</text:p>
          </table:table-cell>
          <table:table-cell office:value-type="float" office:value="0.0999783" calcext:value-type="float">
            <text:p>0.0999783</text:p>
          </table:table-cell>
          <table:table-cell table:formula="of:=([.A1074]*[.A1074])" office:value-type="float" office:value="0.000000257227494976" calcext:value-type="float">
            <text:p>2.57227494976E-07</text:p>
          </table:table-cell>
          <table:table-cell table:formula="of:=([.A1074]-[.B1074])*([.A1074]-[.B1074])" office:value-type="float" office:value="0.00989450450982338" calcext:value-type="float">
            <text:p>0.00989450450982338</text:p>
          </table:table-cell>
          <table:table-cell/>
        </table:table-row>
        <table:table-row table:style-name="ro1">
          <table:table-cell office:value-type="float" office:value="0.000507176" calcext:value-type="float">
            <text:p>0.000507176</text:p>
          </table:table-cell>
          <table:table-cell office:value-type="float" office:value="0.0829402" calcext:value-type="float">
            <text:p>0.0829402</text:p>
          </table:table-cell>
          <table:table-cell table:formula="of:=([.A1075]*[.A1075])" office:value-type="float" office:value="0.000000257227494976" calcext:value-type="float">
            <text:p>2.57227494976E-07</text:p>
          </table:table-cell>
          <table:table-cell table:formula="of:=([.A1075]-[.B1075])*([.A1075]-[.B1075])" office:value-type="float" office:value="0.00679520344578458" calcext:value-type="float">
            <text:p>0.00679520344578458</text:p>
          </table:table-cell>
          <table:table-cell/>
        </table:table-row>
        <table:table-row table:style-name="ro1">
          <table:table-cell office:value-type="float" office:value="0.00034219" calcext:value-type="float">
            <text:p>0.00034219</text:p>
          </table:table-cell>
          <table:table-cell office:value-type="float" office:value="0.236141" calcext:value-type="float">
            <text:p>0.236141</text:p>
          </table:table-cell>
          <table:table-cell table:formula="of:=([.A1076]*[.A1076])" office:value-type="float" office:value="0.0000001170939961" calcext:value-type="float">
            <text:p>0.0000001170939961</text:p>
          </table:table-cell>
          <table:table-cell table:formula="of:=([.A1076]-[.B1076])*([.A1076]-[.B1076])" office:value-type="float" office:value="0.0556010787974161" calcext:value-type="float">
            <text:p>0.0556010787974161</text:p>
          </table:table-cell>
          <table:table-cell/>
        </table:table-row>
        <table:table-row table:style-name="ro1">
          <table:table-cell office:value-type="float" office:value="0.0138074" calcext:value-type="float">
            <text:p>0.0138074</text:p>
          </table:table-cell>
          <table:table-cell office:value-type="float" office:value="0.116314" calcext:value-type="float">
            <text:p>0.116314</text:p>
          </table:table-cell>
          <table:table-cell table:formula="of:=([.A1077]*[.A1077])" office:value-type="float" office:value="0.00019064429476" calcext:value-type="float">
            <text:p>0.00019064429476</text:p>
          </table:table-cell>
          <table:table-cell table:formula="of:=([.A1077]-[.B1077])*([.A1077]-[.B1077])" office:value-type="float" office:value="0.01050760304356" calcext:value-type="float">
            <text:p>0.01050760304356</text:p>
          </table:table-cell>
          <table:table-cell/>
        </table:table-row>
        <table:table-row table:style-name="ro1">
          <table:table-cell office:value-type="float" office:value="0.0300703" calcext:value-type="float">
            <text:p>0.0300703</text:p>
          </table:table-cell>
          <table:table-cell office:value-type="float" office:value="0.168094" calcext:value-type="float">
            <text:p>0.168094</text:p>
          </table:table-cell>
          <table:table-cell table:formula="of:=([.A1078]*[.A1078])" office:value-type="float" office:value="0.00090422294209" calcext:value-type="float">
            <text:p>0.00090422294209</text:p>
          </table:table-cell>
          <table:table-cell table:formula="of:=([.A1078]-[.B1078])*([.A1078]-[.B1078])" office:value-type="float" office:value="0.01905054176169" calcext:value-type="float">
            <text:p>0.01905054176169</text:p>
          </table:table-cell>
          <table:table-cell/>
        </table:table-row>
        <table:table-row table:style-name="ro1">
          <table:table-cell office:value-type="float" office:value="0.0324202" calcext:value-type="float">
            <text:p>0.0324202</text:p>
          </table:table-cell>
          <table:table-cell office:value-type="float" office:value="0.168181" calcext:value-type="float">
            <text:p>0.168181</text:p>
          </table:table-cell>
          <table:table-cell table:formula="of:=([.A1079]*[.A1079])" office:value-type="float" office:value="0.00105106936804" calcext:value-type="float">
            <text:p>0.00105106936804</text:p>
          </table:table-cell>
          <table:table-cell table:formula="of:=([.A1079]-[.B1079])*([.A1079]-[.B1079])" office:value-type="float" office:value="0.01843099481664" calcext:value-type="float">
            <text:p>0.01843099481664</text:p>
          </table:table-cell>
          <table:table-cell/>
        </table:table-row>
        <table:table-row table:style-name="ro1">
          <table:table-cell office:value-type="float" office:value="0.0511388" calcext:value-type="float">
            <text:p>0.0511388</text:p>
          </table:table-cell>
          <table:table-cell office:value-type="float" office:value="0.173243" calcext:value-type="float">
            <text:p>0.173243</text:p>
          </table:table-cell>
          <table:table-cell table:formula="of:=([.A1080]*[.A1080])" office:value-type="float" office:value="0.00261517686544" calcext:value-type="float">
            <text:p>0.00261517686544</text:p>
          </table:table-cell>
          <table:table-cell table:formula="of:=([.A1080]-[.B1080])*([.A1080]-[.B1080])" office:value-type="float" office:value="0.01490943565764" calcext:value-type="float">
            <text:p>0.01490943565764</text:p>
          </table:table-cell>
          <table:table-cell/>
        </table:table-row>
        <table:table-row table:style-name="ro1">
          <table:table-cell office:value-type="float" office:value="0.0511388" calcext:value-type="float">
            <text:p>0.0511388</text:p>
          </table:table-cell>
          <table:table-cell office:value-type="float" office:value="0.181165" calcext:value-type="float">
            <text:p>0.181165</text:p>
          </table:table-cell>
          <table:table-cell table:formula="of:=([.A1081]*[.A1081])" office:value-type="float" office:value="0.00261517686544" calcext:value-type="float">
            <text:p>0.00261517686544</text:p>
          </table:table-cell>
          <table:table-cell table:formula="of:=([.A1081]-[.B1081])*([.A1081]-[.B1081])" office:value-type="float" office:value="0.01690681268644" calcext:value-type="float">
            <text:p>0.01690681268644</text:p>
          </table:table-cell>
          <table:table-cell/>
        </table:table-row>
        <table:table-row table:style-name="ro1">
          <table:table-cell office:value-type="float" office:value="0.131095" calcext:value-type="float">
            <text:p>0.131095</text:p>
          </table:table-cell>
          <table:table-cell office:value-type="float" office:value="0.344083" calcext:value-type="float">
            <text:p>0.344083</text:p>
          </table:table-cell>
          <table:table-cell table:formula="of:=([.A1082]*[.A1082])" office:value-type="float" office:value="0.017185899025" calcext:value-type="float">
            <text:p>0.017185899025</text:p>
          </table:table-cell>
          <table:table-cell table:formula="of:=([.A1082]-[.B1082])*([.A1082]-[.B1082])" office:value-type="float" office:value="0.045363888144" calcext:value-type="float">
            <text:p>0.045363888144</text:p>
          </table:table-cell>
          <table:table-cell/>
        </table:table-row>
        <table:table-row table:style-name="ro1">
          <table:table-cell office:value-type="float" office:value="0.131095" calcext:value-type="float">
            <text:p>0.131095</text:p>
          </table:table-cell>
          <table:table-cell office:value-type="float" office:value="0.409598" calcext:value-type="float">
            <text:p>0.409598</text:p>
          </table:table-cell>
          <table:table-cell table:formula="of:=([.A1083]*[.A1083])" office:value-type="float" office:value="0.017185899025" calcext:value-type="float">
            <text:p>0.017185899025</text:p>
          </table:table-cell>
          <table:table-cell table:formula="of:=([.A1083]-[.B1083])*([.A1083]-[.B1083])" office:value-type="float" office:value="0.077563921009" calcext:value-type="float">
            <text:p>0.077563921009</text:p>
          </table:table-cell>
          <table:table-cell/>
        </table:table-row>
        <table:table-row table:style-name="ro1">
          <table:table-cell office:value-type="float" office:value="0.131095" calcext:value-type="float">
            <text:p>0.131095</text:p>
          </table:table-cell>
          <table:table-cell office:value-type="float" office:value="0.569248" calcext:value-type="float">
            <text:p>0.569248</text:p>
          </table:table-cell>
          <table:table-cell table:formula="of:=([.A1084]*[.A1084])" office:value-type="float" office:value="0.017185899025" calcext:value-type="float">
            <text:p>0.017185899025</text:p>
          </table:table-cell>
          <table:table-cell table:formula="of:=([.A1084]-[.B1084])*([.A1084]-[.B1084])" office:value-type="float" office:value="0.191978051409" calcext:value-type="float">
            <text:p>0.191978051409</text:p>
          </table:table-cell>
          <table:table-cell/>
        </table:table-row>
        <table:table-row table:style-name="ro1">
          <table:table-cell office:value-type="float" office:value="0.339693" calcext:value-type="float">
            <text:p>0.339693</text:p>
          </table:table-cell>
          <table:table-cell office:value-type="float" office:value="0.50476" calcext:value-type="float">
            <text:p>0.50476</text:p>
          </table:table-cell>
          <table:table-cell table:formula="of:=([.A1085]*[.A1085])" office:value-type="float" office:value="0.115391334249" calcext:value-type="float">
            <text:p>0.115391334249</text:p>
          </table:table-cell>
          <table:table-cell table:formula="of:=([.A1085]-[.B1085])*([.A1085]-[.B1085])" office:value-type="float" office:value="0.027247114489" calcext:value-type="float">
            <text:p>0.027247114489</text:p>
          </table:table-cell>
          <table:table-cell/>
        </table:table-row>
        <table:table-row table:style-name="ro1">
          <table:table-cell office:value-type="float" office:value="0.3733" calcext:value-type="float">
            <text:p>0.3733</text:p>
          </table:table-cell>
          <table:table-cell office:value-type="float" office:value="0.650752" calcext:value-type="float">
            <text:p>0.650752</text:p>
          </table:table-cell>
          <table:table-cell table:formula="of:=([.A1086]*[.A1086])" office:value-type="float" office:value="0.13935289" calcext:value-type="float">
            <text:p>0.13935289</text:p>
          </table:table-cell>
          <table:table-cell table:formula="of:=([.A1086]-[.B1086])*([.A1086]-[.B1086])" office:value-type="float" office:value="0.076979612304" calcext:value-type="float">
            <text:p>0.076979612304</text:p>
          </table:table-cell>
          <table:table-cell/>
        </table:table-row>
        <table:table-row table:style-name="ro1">
          <table:table-cell office:value-type="float" office:value="0.42157" calcext:value-type="float">
            <text:p>0.42157</text:p>
          </table:table-cell>
          <table:table-cell office:value-type="float" office:value="0.681736" calcext:value-type="float">
            <text:p>0.681736</text:p>
          </table:table-cell>
          <table:table-cell table:formula="of:=([.A1087]*[.A1087])" office:value-type="float" office:value="0.1777212649" calcext:value-type="float">
            <text:p>0.1777212649</text:p>
          </table:table-cell>
          <table:table-cell table:formula="of:=([.A1087]-[.B1087])*([.A1087]-[.B1087])" office:value-type="float" office:value="0.067686347556" calcext:value-type="float">
            <text:p>0.067686347556</text:p>
          </table:table-cell>
          <table:table-cell/>
        </table:table-row>
        <table:table-row table:style-name="ro1">
          <table:table-cell office:value-type="float" office:value="0.94591" calcext:value-type="float">
            <text:p>0.94591</text:p>
          </table:table-cell>
          <table:table-cell office:value-type="float" office:value="0.803463" calcext:value-type="float">
            <text:p>0.803463</text:p>
          </table:table-cell>
          <table:table-cell table:formula="of:=([.A1088]*[.A1088])" office:value-type="float" office:value="0.8947457281" calcext:value-type="float">
            <text:p>0.8947457281</text:p>
          </table:table-cell>
          <table:table-cell table:formula="of:=([.A1088]-[.B1088])*([.A1088]-[.B1088])" office:value-type="float" office:value="0.020291147809" calcext:value-type="float">
            <text:p>0.020291147809</text:p>
          </table:table-cell>
          <table:table-cell/>
        </table:table-row>
        <table:table-row table:style-name="ro1">
          <table:table-cell office:value-type="float" office:value="0.945911" calcext:value-type="float">
            <text:p>0.945911</text:p>
          </table:table-cell>
          <table:table-cell office:value-type="float" office:value="0.90914" calcext:value-type="float">
            <text:p>0.90914</text:p>
          </table:table-cell>
          <table:table-cell table:formula="of:=([.A1089]*[.A1089])" office:value-type="float" office:value="0.894747619921" calcext:value-type="float">
            <text:p>0.894747619921</text:p>
          </table:table-cell>
          <table:table-cell table:formula="of:=([.A1089]-[.B1089])*([.A1089]-[.B1089])" office:value-type="float" office:value="0.001352106441" calcext:value-type="float">
            <text:p>0.001352106441</text:p>
          </table:table-cell>
          <table:table-cell/>
        </table:table-row>
        <table:table-row table:style-name="ro1">
          <table:table-cell office:value-type="float" office:value="0.962448" calcext:value-type="float">
            <text:p>0.962448</text:p>
          </table:table-cell>
          <table:table-cell office:value-type="float" office:value="0.945962" calcext:value-type="float">
            <text:p>0.945962</text:p>
          </table:table-cell>
          <table:table-cell table:formula="of:=([.A1090]*[.A1090])" office:value-type="float" office:value="0.926306152704" calcext:value-type="float">
            <text:p>0.926306152704</text:p>
          </table:table-cell>
          <table:table-cell table:formula="of:=([.A1090]-[.B1090])*([.A1090]-[.B1090])" office:value-type="float" office:value="0.000271788196" calcext:value-type="float">
            <text:p>0.000271788196</text:p>
          </table:table-cell>
          <table:table-cell/>
        </table:table-row>
        <table:table-row table:style-name="ro1">
          <table:table-cell office:value-type="float" office:value="0.999994" calcext:value-type="float">
            <text:p>0.999994</text:p>
          </table:table-cell>
          <table:table-cell office:value-type="float" office:value="0.963342" calcext:value-type="float">
            <text:p>0.963342</text:p>
          </table:table-cell>
          <table:table-cell table:formula="of:=([.A1091]*[.A1091])" office:value-type="float" office:value="0.999988000036" calcext:value-type="float">
            <text:p>0.999988000036</text:p>
          </table:table-cell>
          <table:table-cell table:formula="of:=([.A1091]-[.B1091])*([.A1091]-[.B1091])" office:value-type="float" office:value="0.001343369104" calcext:value-type="float">
            <text:p>0.001343369104</text:p>
          </table:table-cell>
          <table:table-cell/>
        </table:table-row>
        <table:table-row table:style-name="ro1">
          <table:table-cell office:value-type="float" office:value="0.999995" calcext:value-type="float">
            <text:p>0.999995</text:p>
          </table:table-cell>
          <table:table-cell office:value-type="float" office:value="0.980098" calcext:value-type="float">
            <text:p>0.980098</text:p>
          </table:table-cell>
          <table:table-cell table:formula="of:=([.A1092]*[.A1092])" office:value-type="float" office:value="0.999990000025" calcext:value-type="float">
            <text:p>0.999990000025</text:p>
          </table:table-cell>
          <table:table-cell table:formula="of:=([.A1092]-[.B1092])*([.A1092]-[.B1092])" office:value-type="float" office:value="0.000395890608999998" calcext:value-type="float">
            <text:p>0.000395890608999998</text:p>
          </table:table-cell>
          <table:table-cell/>
        </table:table-row>
        <table:table-row table:style-name="ro1">
          <table:table-cell office:value-type="float" office:value="0.999995" calcext:value-type="float">
            <text:p>0.999995</text:p>
          </table:table-cell>
          <table:table-cell office:value-type="float" office:value="0.999997" calcext:value-type="float">
            <text:p>0.999997</text:p>
          </table:table-cell>
          <table:table-cell table:formula="of:=([.A1093]*[.A1093])" office:value-type="float" office:value="0.999990000025" calcext:value-type="float">
            <text:p>0.999990000025</text:p>
          </table:table-cell>
          <table:table-cell table:formula="of:=([.A1093]-[.B1093])*([.A1093]-[.B1093])" office:value-type="float" office:value="0.000000000004" calcext:value-type="float">
            <text:p>4.00000000023005E-12</text:p>
          </table:table-cell>
          <table:table-cell/>
        </table:table-row>
        <table:table-row table:style-name="ro1">
          <table:table-cell office:value-type="float" office:value="0.00000107288" calcext:value-type="float">
            <text:p>0.00000107288</text:p>
          </table:table-cell>
          <table:table-cell office:value-type="float" office:value="0.00000260449" calcext:value-type="float">
            <text:p>0.00000260449</text:p>
          </table:table-cell>
          <table:table-cell table:formula="of:=([.A1094]*[.A1094])" office:value-type="float" office:value="0.00000000000115107149" calcext:value-type="float">
            <text:p>1.1510714944E-12</text:p>
          </table:table-cell>
          <table:table-cell table:formula="of:=([.A1094]-[.B1094])*([.A1094]-[.B1094])" office:value-type="float" office:value="0.00000000000234582919" calcext:value-type="float">
            <text:p>2.3458291921E-12</text:p>
          </table:table-cell>
          <table:table-cell/>
        </table:table-row>
        <table:table-row table:style-name="ro1">
          <table:table-cell office:value-type="float" office:value="0.0000139475" calcext:value-type="float">
            <text:p>0.0000139475</text:p>
          </table:table-cell>
          <table:table-cell office:value-type="float" office:value="0.00068745" calcext:value-type="float">
            <text:p>0.00068745</text:p>
          </table:table-cell>
          <table:table-cell table:formula="of:=([.A1095]*[.A1095])" office:value-type="float" office:value="0.00000000019453275625" calcext:value-type="float">
            <text:p>1.9453275625E-10</text:p>
          </table:table-cell>
          <table:table-cell table:formula="of:=([.A1095]-[.B1095])*([.A1095]-[.B1095])" office:value-type="float" office:value="0.00000045360561750625" calcext:value-type="float">
            <text:p>4.5360561750625E-07</text:p>
          </table:table-cell>
          <table:table-cell/>
        </table:table-row>
        <table:table-row table:style-name="ro1">
          <table:table-cell office:value-type="float" office:value="0.0000132322" calcext:value-type="float">
            <text:p>0.0000132322</text:p>
          </table:table-cell>
          <table:table-cell office:value-type="float" office:value="0.00122365" calcext:value-type="float">
            <text:p>0.00122365</text:p>
          </table:table-cell>
          <table:table-cell table:formula="of:=([.A1096]*[.A1096])" office:value-type="float" office:value="0.00000000017509111684" calcext:value-type="float">
            <text:p>1.7509111684E-10</text:p>
          </table:table-cell>
          <table:table-cell table:formula="of:=([.A1096]-[.B1096])*([.A1096]-[.B1096])" office:value-type="float" office:value="0.00000146511125055684" calcext:value-type="float">
            <text:p>1.46511125055684E-06</text:p>
          </table:table-cell>
          <table:table-cell/>
        </table:table-row>
        <table:table-row table:style-name="ro1">
          <table:table-cell office:value-type="float" office:value="0.00000542402" calcext:value-type="float">
            <text:p>0.00000542402</text:p>
          </table:table-cell>
          <table:table-cell office:value-type="float" office:value="0.00851607" calcext:value-type="float">
            <text:p>0.00851607</text:p>
          </table:table-cell>
          <table:table-cell table:formula="of:=([.A1097]*[.A1097])" office:value-type="float" office:value="0.00000000002941999296" calcext:value-type="float">
            <text:p>2.94199929604E-11</text:p>
          </table:table-cell>
          <table:table-cell table:formula="of:=([.A1097]-[.B1097])*([.A1097]-[.B1097])" office:value-type="float" office:value="0.0000724310949968902" calcext:value-type="float">
            <text:p>7.24310949968902E-05</text:p>
          </table:table-cell>
          <table:table-cell/>
        </table:table-row>
        <table:table-row table:style-name="ro1">
          <table:table-cell office:value-type="float" office:value="0.00000542402" calcext:value-type="float">
            <text:p>0.00000542402</text:p>
          </table:table-cell>
          <table:table-cell office:value-type="float" office:value="0.0158759" calcext:value-type="float">
            <text:p>0.0158759</text:p>
          </table:table-cell>
          <table:table-cell table:formula="of:=([.A1098]*[.A1098])" office:value-type="float" office:value="0.00000000002941999296" calcext:value-type="float">
            <text:p>2.94199929604E-11</text:p>
          </table:table-cell>
          <table:table-cell table:formula="of:=([.A1098]-[.B1098])*([.A1098]-[.B1098])" office:value-type="float" office:value="0.000251872007831757" calcext:value-type="float">
            <text:p>0.000251872007831757</text:p>
          </table:table-cell>
          <table:table-cell/>
        </table:table-row>
        <table:table-row table:style-name="ro1">
          <table:table-cell office:value-type="float" office:value="0.00000470877" calcext:value-type="float">
            <text:p>0.00000470877</text:p>
          </table:table-cell>
          <table:table-cell office:value-type="float" office:value="0.0063017" calcext:value-type="float">
            <text:p>0.0063017</text:p>
          </table:table-cell>
          <table:table-cell table:formula="of:=([.A1099]*[.A1099])" office:value-type="float" office:value="0.00000000002217251491" calcext:value-type="float">
            <text:p>2.21725149129E-11</text:p>
          </table:table-cell>
          <table:table-cell table:formula="of:=([.A1099]-[.B1099])*([.A1099]-[.B1099])" office:value-type="float" office:value="0.0000396520985506969" calcext:value-type="float">
            <text:p>3.96520985506969E-05</text:p>
          </table:table-cell>
          <table:table-cell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0821109" calcext:value-type="float">
            <text:p>0.00821109</text:p>
          </table:table-cell>
          <table:table-cell table:formula="of:=([.A1100]*[.A1100])" office:value-type="float" office:value="0.00000000000142107857" calcext:value-type="float">
            <text:p>1.4210785681E-12</text:p>
          </table:table-cell>
          <table:table-cell table:formula="of:=([.A1100]-[.B1100])*([.A1100]-[.B1100])" office:value-type="float" office:value="0.0000674024236926224" calcext:value-type="float">
            <text:p>6.74024236926224E-05</text:p>
          </table:table-cell>
          <table:table-cell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0594627" calcext:value-type="float">
            <text:p>0.00594627</text:p>
          </table:table-cell>
          <table:table-cell table:formula="of:=([.A1101]*[.A1101])" office:value-type="float" office:value="0.00000000000142107857" calcext:value-type="float">
            <text:p>1.4210785681E-12</text:p>
          </table:table-cell>
          <table:table-cell table:formula="of:=([.A1101]-[.B1101])*([.A1101]-[.B1101])" office:value-type="float" office:value="0.00003534395135597" calcext:value-type="float">
            <text:p>3.534395135597E-05</text:p>
          </table:table-cell>
          <table:table-cell/>
        </table:table-row>
        <table:table-row table:style-name="ro1">
          <table:table-cell office:value-type="float" office:value="0.00000214577" calcext:value-type="float">
            <text:p>0.00000214577</text:p>
          </table:table-cell>
          <table:table-cell office:value-type="float" office:value="0.000725827" calcext:value-type="float">
            <text:p>0.000725827</text:p>
          </table:table-cell>
          <table:table-cell table:formula="of:=([.A1102]*[.A1102])" office:value-type="float" office:value="0.00000000000460432889" calcext:value-type="float">
            <text:p>4.6043288929E-12</text:p>
          </table:table-cell>
          <table:table-cell table:formula="of:=([.A1102]-[.B1102])*([.A1102]-[.B1102])" office:value-type="float" office:value="0.00000052371452265431" calcext:value-type="float">
            <text:p>5.23714522654313E-07</text:p>
          </table:table-cell>
          <table:table-cell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217581" calcext:value-type="float">
            <text:p>0.0217581</text:p>
          </table:table-cell>
          <table:table-cell table:formula="of:=([.A1103]*[.A1103])" office:value-type="float" office:value="0.00000000000035527083" calcext:value-type="float">
            <text:p>3.55270834116E-13</text:p>
          </table:table-cell>
          <table:table-cell table:formula="of:=([.A1103]-[.B1103])*([.A1103]-[.B1103])" office:value-type="float" office:value="0.000473388978308326" calcext:value-type="float">
            <text:p>0.000473388978308326</text:p>
          </table:table-cell>
          <table:table-cell/>
        </table:table-row>
        <table:table-row table:style-name="ro1">
          <table:table-cell office:value-type="float" office:value="0.00000828505" calcext:value-type="float">
            <text:p>0.00000828505</text:p>
          </table:table-cell>
          <table:table-cell office:value-type="float" office:value="0.00237543" calcext:value-type="float">
            <text:p>0.00237543</text:p>
          </table:table-cell>
          <table:table-cell table:formula="of:=([.A1104]*[.A1104])" office:value-type="float" office:value="0.0000000000686420535" calcext:value-type="float">
            <text:p>6.86420535025E-11</text:p>
          </table:table-cell>
          <table:table-cell table:formula="of:=([.A1104]-[.B1104])*([.A1104]-[.B1104])" office:value-type="float" office:value="0.0000056033752143105" calcext:value-type="float">
            <text:p>5.6033752143105E-06</text:p>
          </table:table-cell>
          <table:table-cell/>
        </table:table-row>
        <table:table-row table:style-name="ro1">
          <table:table-cell office:value-type="float" office:value="0.0000673532" calcext:value-type="float">
            <text:p>0.0000673532</text:p>
          </table:table-cell>
          <table:table-cell office:value-type="float" office:value="0.00268931" calcext:value-type="float">
            <text:p>0.00268931</text:p>
          </table:table-cell>
          <table:table-cell table:formula="of:=([.A1105]*[.A1105])" office:value-type="float" office:value="0.00000000453645355024" calcext:value-type="float">
            <text:p>4.53645355024E-09</text:p>
          </table:table-cell>
          <table:table-cell table:formula="of:=([.A1105]-[.B1105])*([.A1105]-[.B1105])" office:value-type="float" office:value="0.00000687465746106624" calcext:value-type="float">
            <text:p>6.87465746106624E-06</text:p>
          </table:table-cell>
          <table:table-cell/>
        </table:table-row>
        <table:table-row table:style-name="ro1">
          <table:table-cell office:value-type="float" office:value="0.000143468" calcext:value-type="float">
            <text:p>0.000143468</text:p>
          </table:table-cell>
          <table:table-cell office:value-type="float" office:value="0.0374421" calcext:value-type="float">
            <text:p>0.0374421</text:p>
          </table:table-cell>
          <table:table-cell table:formula="of:=([.A1106]*[.A1106])" office:value-type="float" office:value="0.000000020583067024" calcext:value-type="float">
            <text:p>2.0583067024E-08</text:p>
          </table:table-cell>
          <table:table-cell table:formula="of:=([.A1106]-[.B1106])*([.A1106]-[.B1106])" office:value-type="float" office:value="0.00139118794907142" calcext:value-type="float">
            <text:p>0.00139118794907142</text:p>
          </table:table-cell>
          <table:table-cell/>
        </table:table-row>
        <table:table-row table:style-name="ro1">
          <table:table-cell office:value-type="float" office:value="0.000159442" calcext:value-type="float">
            <text:p>0.000159442</text:p>
          </table:table-cell>
          <table:table-cell office:value-type="float" office:value="0.0204998" calcext:value-type="float">
            <text:p>0.0204998</text:p>
          </table:table-cell>
          <table:table-cell table:formula="of:=([.A1107]*[.A1107])" office:value-type="float" office:value="0.000000025421751364" calcext:value-type="float">
            <text:p>2.5421751364E-08</text:p>
          </table:table-cell>
          <table:table-cell table:formula="of:=([.A1107]-[.B1107])*([.A1107]-[.B1107])" office:value-type="float" office:value="0.000413730163568164" calcext:value-type="float">
            <text:p>0.000413730163568164</text:p>
          </table:table-cell>
          <table:table-cell/>
        </table:table-row>
        <table:table-row table:style-name="ro1">
          <table:table-cell office:value-type="float" office:value="0.000386715" calcext:value-type="float">
            <text:p>0.000386715</text:p>
          </table:table-cell>
          <table:table-cell office:value-type="float" office:value="0.0311336" calcext:value-type="float">
            <text:p>0.0311336</text:p>
          </table:table-cell>
          <table:table-cell table:formula="of:=([.A1108]*[.A1108])" office:value-type="float" office:value="0.000000149548491225" calcext:value-type="float">
            <text:p>1.49548491225E-07</text:p>
          </table:table-cell>
          <table:table-cell table:formula="of:=([.A1108]-[.B1108])*([.A1108]-[.B1108])" office:value-type="float" office:value="0.000945370937203225" calcext:value-type="float">
            <text:p>0.000945370937203225</text:p>
          </table:table-cell>
          <table:table-cell/>
        </table:table-row>
        <table:table-row table:style-name="ro1">
          <table:table-cell office:value-type="float" office:value="0.000386715" calcext:value-type="float">
            <text:p>0.000386715</text:p>
          </table:table-cell>
          <table:table-cell office:value-type="float" office:value="0.109699" calcext:value-type="float">
            <text:p>0.109699</text:p>
          </table:table-cell>
          <table:table-cell table:formula="of:=([.A1109]*[.A1109])" office:value-type="float" office:value="0.000000149548491225" calcext:value-type="float">
            <text:p>1.49548491225E-07</text:p>
          </table:table-cell>
          <table:table-cell table:formula="of:=([.A1109]-[.B1109])*([.A1109]-[.B1109])" office:value-type="float" office:value="0.0119491756519212" calcext:value-type="float">
            <text:p>0.0119491756519212</text:p>
          </table:table-cell>
          <table:table-cell/>
        </table:table-row>
        <table:table-row table:style-name="ro1">
          <table:table-cell office:value-type="float" office:value="0.0014655" calcext:value-type="float">
            <text:p>0.0014655</text:p>
          </table:table-cell>
          <table:table-cell office:value-type="float" office:value="0.021174" calcext:value-type="float">
            <text:p>0.021174</text:p>
          </table:table-cell>
          <table:table-cell table:formula="of:=([.A1110]*[.A1110])" office:value-type="float" office:value="0.00000214769025" calcext:value-type="float">
            <text:p>0.00000214769025</text:p>
          </table:table-cell>
          <table:table-cell table:formula="of:=([.A1110]-[.B1110])*([.A1110]-[.B1110])" office:value-type="float" office:value="0.00038842497225" calcext:value-type="float">
            <text:p>0.00038842497225</text:p>
          </table:table-cell>
          <table:table-cell/>
        </table:table-row>
        <table:table-row table:style-name="ro1">
          <table:table-cell office:value-type="float" office:value="0.000469208" calcext:value-type="float">
            <text:p>0.000469208</text:p>
          </table:table-cell>
          <table:table-cell office:value-type="float" office:value="0.0394888" calcext:value-type="float">
            <text:p>0.0394888</text:p>
          </table:table-cell>
          <table:table-cell table:formula="of:=([.A1111]*[.A1111])" office:value-type="float" office:value="0.000000220156147264" calcext:value-type="float">
            <text:p>2.20156147264E-07</text:p>
          </table:table-cell>
          <table:table-cell table:formula="of:=([.A1111]-[.B1111])*([.A1111]-[.B1111])" office:value-type="float" office:value="0.00152252855984646" calcext:value-type="float">
            <text:p>0.00152252855984646</text:p>
          </table:table-cell>
          <table:table-cell/>
        </table:table-row>
        <table:table-row table:style-name="ro1">
          <table:table-cell office:value-type="float" office:value="0.0049907" calcext:value-type="float">
            <text:p>0.0049907</text:p>
          </table:table-cell>
          <table:table-cell office:value-type="float" office:value="0.0199123" calcext:value-type="float">
            <text:p>0.0199123</text:p>
          </table:table-cell>
          <table:table-cell table:formula="of:=([.A1112]*[.A1112])" office:value-type="float" office:value="0.00002490708649" calcext:value-type="float">
            <text:p>0.00002490708649</text:p>
          </table:table-cell>
          <table:table-cell table:formula="of:=([.A1112]-[.B1112])*([.A1112]-[.B1112])" office:value-type="float" office:value="0.00022265414656" calcext:value-type="float">
            <text:p>0.00022265414656</text:p>
          </table:table-cell>
          <table:table-cell/>
        </table:table-row>
        <table:table-row table:style-name="ro1">
          <table:table-cell office:value-type="float" office:value="0.0162463" calcext:value-type="float">
            <text:p>0.0162463</text:p>
          </table:table-cell>
          <table:table-cell office:value-type="float" office:value="0.0672506" calcext:value-type="float">
            <text:p>0.0672506</text:p>
          </table:table-cell>
          <table:table-cell table:formula="of:=([.A1113]*[.A1113])" office:value-type="float" office:value="0.00026394226369" calcext:value-type="float">
            <text:p>0.00026394226369</text:p>
          </table:table-cell>
          <table:table-cell table:formula="of:=([.A1113]-[.B1113])*([.A1113]-[.B1113])" office:value-type="float" office:value="0.00260143861849" calcext:value-type="float">
            <text:p>0.00260143861849</text:p>
          </table:table-cell>
          <table:table-cell/>
        </table:table-row>
        <table:table-row table:style-name="ro1">
          <table:table-cell office:value-type="float" office:value="0.0701009" calcext:value-type="float">
            <text:p>0.0701009</text:p>
          </table:table-cell>
          <table:table-cell office:value-type="float" office:value="0.0196965" calcext:value-type="float">
            <text:p>0.0196965</text:p>
          </table:table-cell>
          <table:table-cell table:formula="of:=([.A1114]*[.A1114])" office:value-type="float" office:value="0.00491413618081" calcext:value-type="float">
            <text:p>0.00491413618081</text:p>
          </table:table-cell>
          <table:table-cell table:formula="of:=([.A1114]-[.B1114])*([.A1114]-[.B1114])" office:value-type="float" office:value="0.00254060353936" calcext:value-type="float">
            <text:p>0.00254060353936</text:p>
          </table:table-cell>
          <table:table-cell/>
        </table:table-row>
        <table:table-row table:style-name="ro1">
          <table:table-cell office:value-type="float" office:value="0.070101" calcext:value-type="float">
            <text:p>0.070101</text:p>
          </table:table-cell>
          <table:table-cell office:value-type="float" office:value="0.094328" calcext:value-type="float">
            <text:p>0.094328</text:p>
          </table:table-cell>
          <table:table-cell table:formula="of:=([.A1115]*[.A1115])" office:value-type="float" office:value="0.004914150201" calcext:value-type="float">
            <text:p>0.004914150201</text:p>
          </table:table-cell>
          <table:table-cell table:formula="of:=([.A1115]-[.B1115])*([.A1115]-[.B1115])" office:value-type="float" office:value="0.000586947529" calcext:value-type="float">
            <text:p>0.000586947529</text:p>
          </table:table-cell>
          <table:table-cell/>
        </table:table-row>
        <table:table-row table:style-name="ro1">
          <table:table-cell office:value-type="float" office:value="0.103788" calcext:value-type="float">
            <text:p>0.103788</text:p>
          </table:table-cell>
          <table:table-cell office:value-type="float" office:value="0.229931" calcext:value-type="float">
            <text:p>0.229931</text:p>
          </table:table-cell>
          <table:table-cell table:formula="of:=([.A1116]*[.A1116])" office:value-type="float" office:value="0.010771948944" calcext:value-type="float">
            <text:p>0.010771948944</text:p>
          </table:table-cell>
          <table:table-cell table:formula="of:=([.A1116]-[.B1116])*([.A1116]-[.B1116])" office:value-type="float" office:value="0.015912056449" calcext:value-type="float">
            <text:p>0.015912056449</text:p>
          </table:table-cell>
          <table:table-cell/>
        </table:table-row>
        <table:table-row table:style-name="ro1">
          <table:table-cell office:value-type="float" office:value="0.511101" calcext:value-type="float">
            <text:p>0.511101</text:p>
          </table:table-cell>
          <table:table-cell office:value-type="float" office:value="0.179717" calcext:value-type="float">
            <text:p>0.179717</text:p>
          </table:table-cell>
          <table:table-cell table:formula="of:=([.A1117]*[.A1117])" office:value-type="float" office:value="0.261224232201" calcext:value-type="float">
            <text:p>0.261224232201</text:p>
          </table:table-cell>
          <table:table-cell table:formula="of:=([.A1117]-[.B1117])*([.A1117]-[.B1117])" office:value-type="float" office:value="0.109815355456" calcext:value-type="float">
            <text:p>0.109815355456</text:p>
          </table:table-cell>
          <table:table-cell/>
        </table:table-row>
        <table:table-row table:style-name="ro1">
          <table:table-cell office:value-type="float" office:value="0.511101" calcext:value-type="float">
            <text:p>0.511101</text:p>
          </table:table-cell>
          <table:table-cell office:value-type="float" office:value="0.371307" calcext:value-type="float">
            <text:p>0.371307</text:p>
          </table:table-cell>
          <table:table-cell table:formula="of:=([.A1118]*[.A1118])" office:value-type="float" office:value="0.261224232201" calcext:value-type="float">
            <text:p>0.261224232201</text:p>
          </table:table-cell>
          <table:table-cell table:formula="of:=([.A1118]-[.B1118])*([.A1118]-[.B1118])" office:value-type="float" office:value="0.019542362436" calcext:value-type="float">
            <text:p>0.019542362436</text:p>
          </table:table-cell>
          <table:table-cell/>
        </table:table-row>
        <table:table-row table:style-name="ro1">
          <table:table-cell office:value-type="float" office:value="0.511101" calcext:value-type="float">
            <text:p>0.511101</text:p>
          </table:table-cell>
          <table:table-cell office:value-type="float" office:value="0.385243" calcext:value-type="float">
            <text:p>0.385243</text:p>
          </table:table-cell>
          <table:table-cell table:formula="of:=([.A1119]*[.A1119])" office:value-type="float" office:value="0.261224232201" calcext:value-type="float">
            <text:p>0.261224232201</text:p>
          </table:table-cell>
          <table:table-cell table:formula="of:=([.A1119]-[.B1119])*([.A1119]-[.B1119])" office:value-type="float" office:value="0.015840236164" calcext:value-type="float">
            <text:p>0.015840236164</text:p>
          </table:table-cell>
          <table:table-cell/>
        </table:table-row>
        <table:table-row table:style-name="ro1">
          <table:table-cell office:value-type="float" office:value="0.511101" calcext:value-type="float">
            <text:p>0.511101</text:p>
          </table:table-cell>
          <table:table-cell office:value-type="float" office:value="0.399972" calcext:value-type="float">
            <text:p>0.399972</text:p>
          </table:table-cell>
          <table:table-cell table:formula="of:=([.A1120]*[.A1120])" office:value-type="float" office:value="0.261224232201" calcext:value-type="float">
            <text:p>0.261224232201</text:p>
          </table:table-cell>
          <table:table-cell table:formula="of:=([.A1120]-[.B1120])*([.A1120]-[.B1120])" office:value-type="float" office:value="0.012349654641" calcext:value-type="float">
            <text:p>0.012349654641</text:p>
          </table:table-cell>
          <table:table-cell/>
        </table:table-row>
        <table:table-row table:style-name="ro1">
          <table:table-cell office:value-type="float" office:value="0.511101" calcext:value-type="float">
            <text:p>0.511101</text:p>
          </table:table-cell>
          <table:table-cell office:value-type="float" office:value="0.415677" calcext:value-type="float">
            <text:p>0.415677</text:p>
          </table:table-cell>
          <table:table-cell table:formula="of:=([.A1121]*[.A1121])" office:value-type="float" office:value="0.261224232201" calcext:value-type="float">
            <text:p>0.261224232201</text:p>
          </table:table-cell>
          <table:table-cell table:formula="of:=([.A1121]-[.B1121])*([.A1121]-[.B1121])" office:value-type="float" office:value="0.009105739776" calcext:value-type="float">
            <text:p>0.009105739776</text:p>
          </table:table-cell>
          <table:table-cell/>
        </table:table-row>
        <table:table-row table:style-name="ro1">
          <table:table-cell office:value-type="float" office:value="0.511101" calcext:value-type="float">
            <text:p>0.511101</text:p>
          </table:table-cell>
          <table:table-cell office:value-type="float" office:value="0.603455" calcext:value-type="float">
            <text:p>0.603455</text:p>
          </table:table-cell>
          <table:table-cell table:formula="of:=([.A1122]*[.A1122])" office:value-type="float" office:value="0.261224232201" calcext:value-type="float">
            <text:p>0.261224232201</text:p>
          </table:table-cell>
          <table:table-cell table:formula="of:=([.A1122]-[.B1122])*([.A1122]-[.B1122])" office:value-type="float" office:value="0.00852926131599999" calcext:value-type="float">
            <text:p>0.00852926131599999</text:p>
          </table:table-cell>
          <table:table-cell/>
        </table:table-row>
        <table:table-row table:style-name="ro1">
          <table:table-cell office:value-type="float" office:value="0.585241" calcext:value-type="float">
            <text:p>0.585241</text:p>
          </table:table-cell>
          <table:table-cell office:value-type="float" office:value="0.654632" calcext:value-type="float">
            <text:p>0.654632</text:p>
          </table:table-cell>
          <table:table-cell table:formula="of:=([.A1123]*[.A1123])" office:value-type="float" office:value="0.342507028081" calcext:value-type="float">
            <text:p>0.342507028081</text:p>
          </table:table-cell>
          <table:table-cell table:formula="of:=([.A1123]-[.B1123])*([.A1123]-[.B1123])" office:value-type="float" office:value="0.004815110881" calcext:value-type="float">
            <text:p>0.004815110881</text:p>
          </table:table-cell>
          <table:table-cell/>
        </table:table-row>
        <table:table-row table:style-name="ro1">
          <table:table-cell office:value-type="float" office:value="0.585241" calcext:value-type="float">
            <text:p>0.585241</text:p>
          </table:table-cell>
          <table:table-cell office:value-type="float" office:value="0.683501" calcext:value-type="float">
            <text:p>0.683501</text:p>
          </table:table-cell>
          <table:table-cell table:formula="of:=([.A1124]*[.A1124])" office:value-type="float" office:value="0.342507028081" calcext:value-type="float">
            <text:p>0.342507028081</text:p>
          </table:table-cell>
          <table:table-cell table:formula="of:=([.A1124]-[.B1124])*([.A1124]-[.B1124])" office:value-type="float" office:value="0.0096550276" calcext:value-type="float">
            <text:p>0.0096550276</text:p>
          </table:table-cell>
          <table:table-cell/>
        </table:table-row>
        <table:table-row table:style-name="ro1">
          <table:table-cell office:value-type="float" office:value="0.664677" calcext:value-type="float">
            <text:p>0.664677</text:p>
          </table:table-cell>
          <table:table-cell office:value-type="float" office:value="0.734393" calcext:value-type="float">
            <text:p>0.734393</text:p>
          </table:table-cell>
          <table:table-cell table:formula="of:=([.A1125]*[.A1125])" office:value-type="float" office:value="0.441795514329" calcext:value-type="float">
            <text:p>0.441795514329</text:p>
          </table:table-cell>
          <table:table-cell table:formula="of:=([.A1125]-[.B1125])*([.A1125]-[.B1125])" office:value-type="float" office:value="0.004860320656" calcext:value-type="float">
            <text:p>0.004860320656</text:p>
          </table:table-cell>
          <table:table-cell/>
        </table:table-row>
        <table:table-row table:style-name="ro1">
          <table:table-cell office:value-type="float" office:value="0.899229" calcext:value-type="float">
            <text:p>0.899229</text:p>
          </table:table-cell>
          <table:table-cell office:value-type="float" office:value="0.777357" calcext:value-type="float">
            <text:p>0.777357</text:p>
          </table:table-cell>
          <table:table-cell table:formula="of:=([.A1126]*[.A1126])" office:value-type="float" office:value="0.808612794441" calcext:value-type="float">
            <text:p>0.808612794441</text:p>
          </table:table-cell>
          <table:table-cell table:formula="of:=([.A1126]-[.B1126])*([.A1126]-[.B1126])" office:value-type="float" office:value="0.014852784384" calcext:value-type="float">
            <text:p>0.014852784384</text:p>
          </table:table-cell>
          <table:table-cell/>
        </table:table-row>
        <table:table-row table:style-name="ro1">
          <table:table-cell office:value-type="float" office:value="0.899229" calcext:value-type="float">
            <text:p>0.899229</text:p>
          </table:table-cell>
          <table:table-cell office:value-type="float" office:value="0.814896" calcext:value-type="float">
            <text:p>0.814896</text:p>
          </table:table-cell>
          <table:table-cell table:formula="of:=([.A1127]*[.A1127])" office:value-type="float" office:value="0.808612794441" calcext:value-type="float">
            <text:p>0.808612794441</text:p>
          </table:table-cell>
          <table:table-cell table:formula="of:=([.A1127]-[.B1127])*([.A1127]-[.B1127])" office:value-type="float" office:value="0.007112054889" calcext:value-type="float">
            <text:p>0.007112054889</text:p>
          </table:table-cell>
          <table:table-cell/>
        </table:table-row>
        <table:table-row table:style-name="ro1">
          <table:table-cell office:value-type="float" office:value="0.899228" calcext:value-type="float">
            <text:p>0.899228</text:p>
          </table:table-cell>
          <table:table-cell office:value-type="float" office:value="0.853084" calcext:value-type="float">
            <text:p>0.853084</text:p>
          </table:table-cell>
          <table:table-cell table:formula="of:=([.A1128]*[.A1128])" office:value-type="float" office:value="0.808610995984" calcext:value-type="float">
            <text:p>0.808610995984</text:p>
          </table:table-cell>
          <table:table-cell table:formula="of:=([.A1128]-[.B1128])*([.A1128]-[.B1128])" office:value-type="float" office:value="0.00212926873600001" calcext:value-type="float">
            <text:p>0.00212926873600001</text:p>
          </table:table-cell>
          <table:table-cell/>
        </table:table-row>
        <table:table-row table:style-name="ro1">
          <table:table-cell office:value-type="float" office:value="0.899228" calcext:value-type="float">
            <text:p>0.899228</text:p>
          </table:table-cell>
          <table:table-cell office:value-type="float" office:value="0.94301" calcext:value-type="float">
            <text:p>0.94301</text:p>
          </table:table-cell>
          <table:table-cell table:formula="of:=([.A1129]*[.A1129])" office:value-type="float" office:value="0.808610995984" calcext:value-type="float">
            <text:p>0.808610995984</text:p>
          </table:table-cell>
          <table:table-cell table:formula="of:=([.A1129]-[.B1129])*([.A1129]-[.B1129])" office:value-type="float" office:value="0.001916863524" calcext:value-type="float">
            <text:p>0.001916863524</text:p>
          </table:table-cell>
          <table:table-cell/>
        </table:table-row>
        <table:table-row table:style-name="ro1">
          <table:table-cell office:value-type="float" office:value="0.939181" calcext:value-type="float">
            <text:p>0.939181</text:p>
          </table:table-cell>
          <table:table-cell office:value-type="float" office:value="0.984712" calcext:value-type="float">
            <text:p>0.984712</text:p>
          </table:table-cell>
          <table:table-cell table:formula="of:=([.A1130]*[.A1130])" office:value-type="float" office:value="0.882060950761" calcext:value-type="float">
            <text:p>0.882060950761</text:p>
          </table:table-cell>
          <table:table-cell table:formula="of:=([.A1130]-[.B1130])*([.A1130]-[.B1130])" office:value-type="float" office:value="0.002073071961" calcext:value-type="float">
            <text:p>0.002073071961</text:p>
          </table:table-cell>
          <table:table-cell/>
        </table:table-row>
        <table:table-row table:style-name="ro1">
          <table:table-cell office:value-type="float" office:value="0.939183" calcext:value-type="float">
            <text:p>0.939183</text:p>
          </table:table-cell>
          <table:table-cell office:value-type="float" office:value="0.998192" calcext:value-type="float">
            <text:p>0.998192</text:p>
          </table:table-cell>
          <table:table-cell table:formula="of:=([.A1131]*[.A1131])" office:value-type="float" office:value="0.882064707489" calcext:value-type="float">
            <text:p>0.882064707489</text:p>
          </table:table-cell>
          <table:table-cell table:formula="of:=([.A1131]-[.B1131])*([.A1131]-[.B1131])" office:value-type="float" office:value="0.003482062081" calcext:value-type="float">
            <text:p>0.003482062081</text:p>
          </table:table-cell>
          <table:table-cell/>
        </table:table-row>
        <table:table-row table:style-name="ro1">
          <table:table-cell office:value-type="float" office:value="0.942963" calcext:value-type="float">
            <text:p>0.942963</text:p>
          </table:table-cell>
          <table:table-cell office:value-type="float" office:value="0.999834" calcext:value-type="float">
            <text:p>0.999834</text:p>
          </table:table-cell>
          <table:table-cell table:formula="of:=([.A1132]*[.A1132])" office:value-type="float" office:value="0.889179219369" calcext:value-type="float">
            <text:p>0.889179219369</text:p>
          </table:table-cell>
          <table:table-cell table:formula="of:=([.A1132]-[.B1132])*([.A1132]-[.B1132])" office:value-type="float" office:value="0.003234310641" calcext:value-type="float">
            <text:p>0.003234310641</text:p>
          </table:table-cell>
          <table:table-cell/>
        </table:table-row>
        <table:table-row table:style-name="ro1">
          <table:table-cell office:value-type="float" office:value="0.00000762939" calcext:value-type="float">
            <text:p>0.00000762939</text:p>
          </table:table-cell>
          <table:table-cell office:value-type="float" office:value="0.00000151934" calcext:value-type="float">
            <text:p>0.00000151934</text:p>
          </table:table-cell>
          <table:table-cell table:formula="of:=([.A1133]*[.A1133])" office:value-type="float" office:value="0.00000000005820759177" calcext:value-type="float">
            <text:p>5.82075917721E-11</text:p>
          </table:table-cell>
          <table:table-cell table:formula="of:=([.A1133]-[.B1133])*([.A1133]-[.B1133])" office:value-type="float" office:value="0.000000000037332711" calcext:value-type="float">
            <text:p>3.73327110025E-11</text:p>
          </table:table-cell>
          <table:table-cell/>
        </table:table-row>
        <table:table-row table:style-name="ro1">
          <table:table-cell office:value-type="float" office:value="0.00000762939" calcext:value-type="float">
            <text:p>0.00000762939</text:p>
          </table:table-cell>
          <table:table-cell office:value-type="float" office:value="0.00132797" calcext:value-type="float">
            <text:p>0.00132797</text:p>
          </table:table-cell>
          <table:table-cell table:formula="of:=([.A1134]*[.A1134])" office:value-type="float" office:value="0.00000000005820759177" calcext:value-type="float">
            <text:p>5.82075917721E-11</text:p>
          </table:table-cell>
          <table:table-cell table:formula="of:=([.A1134]-[.B1134])*([.A1134]-[.B1134])" office:value-type="float" office:value="0.00000174329932641517" calcext:value-type="float">
            <text:p>1.74329932641517E-06</text:p>
          </table:table-cell>
          <table:table-cell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0962127" calcext:value-type="float">
            <text:p>0.000962127</text:p>
          </table:table-cell>
          <table:table-cell table:formula="of:=([.A1135]*[.A1135])" office:value-type="float" office:value="0.00000000000028777002" calcext:value-type="float">
            <text:p>2.87770019364E-13</text:p>
          </table:table-cell>
          <table:table-cell table:formula="of:=([.A1135]-[.B1135])*([.A1135]-[.B1135])" office:value-type="float" office:value="0.00000092465640123475" calcext:value-type="float">
            <text:p>9.24656401234752E-07</text:p>
          </table:table-cell>
          <table:table-cell/>
        </table:table-row>
        <table:table-row table:style-name="ro1">
          <table:table-cell office:value-type="float" office:value="0.00000476837" calcext:value-type="float">
            <text:p>0.00000476837</text:p>
          </table:table-cell>
          <table:table-cell office:value-type="float" office:value="0.00987196" calcext:value-type="float">
            <text:p>0.00987196</text:p>
          </table:table-cell>
          <table:table-cell table:formula="of:=([.A1136]*[.A1136])" office:value-type="float" office:value="0.00000000002273735246" calcext:value-type="float">
            <text:p>2.27373524569E-11</text:p>
          </table:table-cell>
          <table:table-cell table:formula="of:=([.A1136]-[.B1136])*([.A1136]-[.B1136])" office:value-type="float" office:value="0.0000973614706631421" calcext:value-type="float">
            <text:p>9.73614706631421E-05</text:p>
          </table:table-cell>
          <table:table-cell/>
        </table:table-row>
        <table:table-row table:style-name="ro1">
          <table:table-cell office:value-type="float" office:value="0.000002563" calcext:value-type="float">
            <text:p>0.000002563</text:p>
          </table:table-cell>
          <table:table-cell office:value-type="float" office:value="0.000868455" calcext:value-type="float">
            <text:p>0.000868455</text:p>
          </table:table-cell>
          <table:table-cell table:formula="of:=([.A1137]*[.A1137])" office:value-type="float" office:value="0.000000000006568969" calcext:value-type="float">
            <text:p>6.568969E-12</text:p>
          </table:table-cell>
          <table:table-cell table:formula="of:=([.A1137]-[.B1137])*([.A1137]-[.B1137])" office:value-type="float" office:value="0.000000749768955664" calcext:value-type="float">
            <text:p>7.49768955664E-07</text:p>
          </table:table-cell>
          <table:table-cell/>
        </table:table-row>
        <table:table-row table:style-name="ro1">
          <table:table-cell office:value-type="float" office:value="0.00000584126" calcext:value-type="float">
            <text:p>0.00000584126</text:p>
          </table:table-cell>
          <table:table-cell office:value-type="float" office:value="0.00401002" calcext:value-type="float">
            <text:p>0.00401002</text:p>
          </table:table-cell>
          <table:table-cell table:formula="of:=([.A1138]*[.A1138])" office:value-type="float" office:value="0.00000000003412031839" calcext:value-type="float">
            <text:p>3.41203183876E-11</text:p>
          </table:table-cell>
          <table:table-cell table:formula="of:=([.A1138]-[.B1138])*([.A1138]-[.B1138])" office:value-type="float" office:value="0.000016033447381868" calcext:value-type="float">
            <text:p>1.6033447381868E-05</text:p>
          </table:table-cell>
          <table:table-cell/>
        </table:table-row>
        <table:table-row table:style-name="ro1">
          <table:table-cell office:value-type="float" office:value="0.0000181794" calcext:value-type="float">
            <text:p>0.0000181794</text:p>
          </table:table-cell>
          <table:table-cell office:value-type="float" office:value="0.00591279" calcext:value-type="float">
            <text:p>0.00591279</text:p>
          </table:table-cell>
          <table:table-cell table:formula="of:=([.A1139]*[.A1139])" office:value-type="float" office:value="0.00000000033049058436" calcext:value-type="float">
            <text:p>3.3049058436E-10</text:p>
          </table:table-cell>
          <table:table-cell table:formula="of:=([.A1139]-[.B1139])*([.A1139]-[.B1139])" office:value-type="float" office:value="0.0000347464341256324" calcext:value-type="float">
            <text:p>3.47464341256324E-05</text:p>
          </table:table-cell>
          <table:table-cell/>
        </table:table-row>
        <table:table-row table:style-name="ro1">
          <table:table-cell office:value-type="float" office:value="0.000270486" calcext:value-type="float">
            <text:p>0.000270486</text:p>
          </table:table-cell>
          <table:table-cell office:value-type="float" office:value="0.00262205" calcext:value-type="float">
            <text:p>0.00262205</text:p>
          </table:table-cell>
          <table:table-cell table:formula="of:=([.A1140]*[.A1140])" office:value-type="float" office:value="0.000000073162676196" calcext:value-type="float">
            <text:p>7.3162676196E-08</text:p>
          </table:table-cell>
          <table:table-cell table:formula="of:=([.A1140]-[.B1140])*([.A1140]-[.B1140])" office:value-type="float" office:value="0.000005529853246096" calcext:value-type="float">
            <text:p>5.529853246096E-06</text:p>
          </table:table-cell>
          <table:table-cell/>
        </table:table-row>
        <table:table-row table:style-name="ro1">
          <table:table-cell office:value-type="float" office:value="0.000056088" calcext:value-type="float">
            <text:p>0.000056088</text:p>
          </table:table-cell>
          <table:table-cell office:value-type="float" office:value="0.00000926317" calcext:value-type="float">
            <text:p>0.00000926317</text:p>
          </table:table-cell>
          <table:table-cell table:formula="of:=([.A1141]*[.A1141])" office:value-type="float" office:value="0.000000003145863744" calcext:value-type="float">
            <text:p>3.145863744E-09</text:p>
          </table:table-cell>
          <table:table-cell table:formula="of:=([.A1141]-[.B1141])*([.A1141]-[.B1141])" office:value-type="float" office:value="0.00000000219256470453" calcext:value-type="float">
            <text:p>2.1925647045289E-09</text:p>
          </table:table-cell>
          <table:table-cell/>
        </table:table-row>
        <table:table-row table:style-name="ro1">
          <table:table-cell office:value-type="float" office:value="0.0000158548" calcext:value-type="float">
            <text:p>0.0000158548</text:p>
          </table:table-cell>
          <table:table-cell office:value-type="float" office:value="0.00356742" calcext:value-type="float">
            <text:p>0.00356742</text:p>
          </table:table-cell>
          <table:table-cell table:formula="of:=([.A1142]*[.A1142])" office:value-type="float" office:value="0.00000000025137468304" calcext:value-type="float">
            <text:p>2.5137468304E-10</text:p>
          </table:table-cell>
          <table:table-cell table:formula="of:=([.A1142]-[.B1142])*([.A1142]-[.B1142])" office:value-type="float" office:value="0.000012613615369851" calcext:value-type="float">
            <text:p>1.2613615369851E-05</text:p>
          </table:table-cell>
          <table:table-cell/>
        </table:table-row>
        <table:table-row table:style-name="ro1">
          <table:table-cell office:value-type="float" office:value="0.0000158548" calcext:value-type="float">
            <text:p>0.0000158548</text:p>
          </table:table-cell>
          <table:table-cell office:value-type="float" office:value="0.00469441" calcext:value-type="float">
            <text:p>0.00469441</text:p>
          </table:table-cell>
          <table:table-cell table:formula="of:=([.A1143]*[.A1143])" office:value-type="float" office:value="0.00000000025137468304" calcext:value-type="float">
            <text:p>2.5137468304E-10</text:p>
          </table:table-cell>
          <table:table-cell table:formula="of:=([.A1143]-[.B1143])*([.A1143]-[.B1143])" office:value-type="float" office:value="0.000021888878759447" calcext:value-type="float">
            <text:p>2.1888878759447E-05</text:p>
          </table:table-cell>
          <table:table-cell/>
        </table:table-row>
        <table:table-row table:style-name="ro1">
          <table:table-cell office:value-type="float" office:value="0.0000172257" calcext:value-type="float">
            <text:p>0.0000172257</text:p>
          </table:table-cell>
          <table:table-cell office:value-type="float" office:value="0.0149621" calcext:value-type="float">
            <text:p>0.0149621</text:p>
          </table:table-cell>
          <table:table-cell table:formula="of:=([.A1144]*[.A1144])" office:value-type="float" office:value="0.00000000029672474049" calcext:value-type="float">
            <text:p>2.9672474049E-10</text:p>
          </table:table-cell>
          <table:table-cell table:formula="of:=([.A1144]-[.B1144])*([.A1144]-[.B1144])" office:value-type="float" office:value="0.000223349267842801" calcext:value-type="float">
            <text:p>0.000223349267842801</text:p>
          </table:table-cell>
          <table:table-cell/>
        </table:table-row>
        <table:table-row table:style-name="ro1">
          <table:table-cell office:value-type="float" office:value="0.0000118613" calcext:value-type="float">
            <text:p>0.0000118613</text:p>
          </table:table-cell>
          <table:table-cell office:value-type="float" office:value="0.0112644" calcext:value-type="float">
            <text:p>0.0112644</text:p>
          </table:table-cell>
          <table:table-cell table:formula="of:=([.A1145]*[.A1145])" office:value-type="float" office:value="0.00000000014069043769" calcext:value-type="float">
            <text:p>1.4069043769E-10</text:p>
          </table:table-cell>
          <table:table-cell table:formula="of:=([.A1145]-[.B1145])*([.A1145]-[.B1145])" office:value-type="float" office:value="0.000126619627194998" calcext:value-type="float">
            <text:p>0.000126619627194998</text:p>
          </table:table-cell>
          <table:table-cell/>
        </table:table-row>
        <table:table-row table:style-name="ro1">
          <table:table-cell office:value-type="float" office:value="0.0001508" calcext:value-type="float">
            <text:p>0.0001508</text:p>
          </table:table-cell>
          <table:table-cell office:value-type="float" office:value="0.0099136" calcext:value-type="float">
            <text:p>0.0099136</text:p>
          </table:table-cell>
          <table:table-cell table:formula="of:=([.A1146]*[.A1146])" office:value-type="float" office:value="0.00000002274064" calcext:value-type="float">
            <text:p>0.00000002274064</text:p>
          </table:table-cell>
          <table:table-cell table:formula="of:=([.A1146]-[.B1146])*([.A1146]-[.B1146])" office:value-type="float" office:value="0.00009531226384" calcext:value-type="float">
            <text:p>0.00009531226384</text:p>
          </table:table-cell>
          <table:table-cell/>
        </table:table-row>
        <table:table-row table:style-name="ro1">
          <table:table-cell office:value-type="float" office:value="0.000872612" calcext:value-type="float">
            <text:p>0.000872612</text:p>
          </table:table-cell>
          <table:table-cell office:value-type="float" office:value="0.0388239" calcext:value-type="float">
            <text:p>0.0388239</text:p>
          </table:table-cell>
          <table:table-cell table:formula="of:=([.A1147]*[.A1147])" office:value-type="float" office:value="0.000000761451702544" calcext:value-type="float">
            <text:p>7.61451702544E-07</text:p>
          </table:table-cell>
          <table:table-cell table:formula="of:=([.A1147]-[.B1147])*([.A1147]-[.B1147])" office:value-type="float" office:value="0.00144030026085894" calcext:value-type="float">
            <text:p>0.00144030026085894</text:p>
          </table:table-cell>
          <table:table-cell/>
        </table:table-row>
        <table:table-row table:style-name="ro1">
          <table:table-cell office:value-type="float" office:value="0.00189728" calcext:value-type="float">
            <text:p>0.00189728</text:p>
          </table:table-cell>
          <table:table-cell office:value-type="float" office:value="0.0266225" calcext:value-type="float">
            <text:p>0.0266225</text:p>
          </table:table-cell>
          <table:table-cell table:formula="of:=([.A1148]*[.A1148])" office:value-type="float" office:value="0.0000035996713984" calcext:value-type="float">
            <text:p>0.0000035996713984</text:p>
          </table:table-cell>
          <table:table-cell table:formula="of:=([.A1148]-[.B1148])*([.A1148]-[.B1148])" office:value-type="float" office:value="0.0006113365040484" calcext:value-type="float">
            <text:p>0.0006113365040484</text:p>
          </table:table-cell>
          <table:table-cell/>
        </table:table-row>
        <table:table-row table:style-name="ro1">
          <table:table-cell office:value-type="float" office:value="0.00189728" calcext:value-type="float">
            <text:p>0.00189728</text:p>
          </table:table-cell>
          <table:table-cell office:value-type="float" office:value="0.027942" calcext:value-type="float">
            <text:p>0.027942</text:p>
          </table:table-cell>
          <table:table-cell table:formula="of:=([.A1149]*[.A1149])" office:value-type="float" office:value="0.0000035996713984" calcext:value-type="float">
            <text:p>0.0000035996713984</text:p>
          </table:table-cell>
          <table:table-cell table:formula="of:=([.A1149]-[.B1149])*([.A1149]-[.B1149])" office:value-type="float" office:value="0.0006783274398784" calcext:value-type="float">
            <text:p>0.0006783274398784</text:p>
          </table:table-cell>
          <table:table-cell/>
        </table:table-row>
        <table:table-row table:style-name="ro1">
          <table:table-cell office:value-type="float" office:value="0.00362426" calcext:value-type="float">
            <text:p>0.00362426</text:p>
          </table:table-cell>
          <table:table-cell office:value-type="float" office:value="0.051334" calcext:value-type="float">
            <text:p>0.051334</text:p>
          </table:table-cell>
          <table:table-cell table:formula="of:=([.A1150]*[.A1150])" office:value-type="float" office:value="0.0000131352605476" calcext:value-type="float">
            <text:p>0.0000131352605476</text:p>
          </table:table-cell>
          <table:table-cell table:formula="of:=([.A1150]-[.B1150])*([.A1150]-[.B1150])" office:value-type="float" office:value="0.0022762192908676" calcext:value-type="float">
            <text:p>0.0022762192908676</text:p>
          </table:table-cell>
          <table:table-cell/>
        </table:table-row>
        <table:table-row table:style-name="ro1">
          <table:table-cell office:value-type="float" office:value="0.00362426" calcext:value-type="float">
            <text:p>0.00362426</text:p>
          </table:table-cell>
          <table:table-cell office:value-type="float" office:value="0.0535465" calcext:value-type="float">
            <text:p>0.0535465</text:p>
          </table:table-cell>
          <table:table-cell table:formula="of:=([.A1151]*[.A1151])" office:value-type="float" office:value="0.0000131352605476" calcext:value-type="float">
            <text:p>0.0000131352605476</text:p>
          </table:table-cell>
          <table:table-cell table:formula="of:=([.A1151]-[.B1151])*([.A1151]-[.B1151])" office:value-type="float" office:value="0.0024922300466176" calcext:value-type="float">
            <text:p>0.0024922300466176</text:p>
          </table:table-cell>
          <table:table-cell/>
        </table:table-row>
        <table:table-row table:style-name="ro1">
          <table:table-cell office:value-type="float" office:value="0.00407636" calcext:value-type="float">
            <text:p>0.00407636</text:p>
          </table:table-cell>
          <table:table-cell office:value-type="float" office:value="0.0320991" calcext:value-type="float">
            <text:p>0.0320991</text:p>
          </table:table-cell>
          <table:table-cell table:formula="of:=([.A1152]*[.A1152])" office:value-type="float" office:value="0.0000166167108496" calcext:value-type="float">
            <text:p>0.0000166167108496</text:p>
          </table:table-cell>
          <table:table-cell table:formula="of:=([.A1152]-[.B1152])*([.A1152]-[.B1152])" office:value-type="float" office:value="0.0007852739571076" calcext:value-type="float">
            <text:p>0.0007852739571076</text:p>
          </table:table-cell>
          <table:table-cell/>
        </table:table-row>
        <table:table-row table:style-name="ro1">
          <table:table-cell office:value-type="float" office:value="0.0292599" calcext:value-type="float">
            <text:p>0.0292599</text:p>
          </table:table-cell>
          <table:table-cell office:value-type="float" office:value="0.0498546" calcext:value-type="float">
            <text:p>0.0498546</text:p>
          </table:table-cell>
          <table:table-cell table:formula="of:=([.A1153]*[.A1153])" office:value-type="float" office:value="0.00085614174801" calcext:value-type="float">
            <text:p>0.00085614174801</text:p>
          </table:table-cell>
          <table:table-cell table:formula="of:=([.A1153]-[.B1153])*([.A1153]-[.B1153])" office:value-type="float" office:value="0.00042414166809" calcext:value-type="float">
            <text:p>0.00042414166809</text:p>
          </table:table-cell>
          <table:table-cell/>
        </table:table-row>
        <table:table-row table:style-name="ro1">
          <table:table-cell office:value-type="float" office:value="0.0880053" calcext:value-type="float">
            <text:p>0.0880053</text:p>
          </table:table-cell>
          <table:table-cell office:value-type="float" office:value="0.294853" calcext:value-type="float">
            <text:p>0.294853</text:p>
          </table:table-cell>
          <table:table-cell table:formula="of:=([.A1154]*[.A1154])" office:value-type="float" office:value="0.00774493282809" calcext:value-type="float">
            <text:p>0.00774493282809</text:p>
          </table:table-cell>
          <table:table-cell table:formula="of:=([.A1154]-[.B1154])*([.A1154]-[.B1154])" office:value-type="float" office:value="0.04278597099529" calcext:value-type="float">
            <text:p>0.04278597099529</text:p>
          </table:table-cell>
          <table:table-cell/>
        </table:table-row>
        <table:table-row table:style-name="ro1">
          <table:table-cell office:value-type="float" office:value="0.0631519" calcext:value-type="float">
            <text:p>0.0631519</text:p>
          </table:table-cell>
          <table:table-cell office:value-type="float" office:value="0.341246" calcext:value-type="float">
            <text:p>0.341246</text:p>
          </table:table-cell>
          <table:table-cell table:formula="of:=([.A1155]*[.A1155])" office:value-type="float" office:value="0.00398816247361" calcext:value-type="float">
            <text:p>0.00398816247361</text:p>
          </table:table-cell>
          <table:table-cell table:formula="of:=([.A1155]-[.B1155])*([.A1155]-[.B1155])" office:value-type="float" office:value="0.07733632845481" calcext:value-type="float">
            <text:p>0.07733632845481</text:p>
          </table:table-cell>
          <table:table-cell/>
        </table:table-row>
        <table:table-row table:style-name="ro1">
          <table:table-cell office:value-type="float" office:value="0.130379" calcext:value-type="float">
            <text:p>0.130379</text:p>
          </table:table-cell>
          <table:table-cell office:value-type="float" office:value="0.346871" calcext:value-type="float">
            <text:p>0.346871</text:p>
          </table:table-cell>
          <table:table-cell table:formula="of:=([.A1156]*[.A1156])" office:value-type="float" office:value="0.016998683641" calcext:value-type="float">
            <text:p>0.016998683641</text:p>
          </table:table-cell>
          <table:table-cell table:formula="of:=([.A1156]-[.B1156])*([.A1156]-[.B1156])" office:value-type="float" office:value="0.046868786064" calcext:value-type="float">
            <text:p>0.046868786064</text:p>
          </table:table-cell>
          <table:table-cell/>
        </table:table-row>
        <table:table-row table:style-name="ro1">
          <table:table-cell office:value-type="float" office:value="0.164868" calcext:value-type="float">
            <text:p>0.164868</text:p>
          </table:table-cell>
          <table:table-cell office:value-type="float" office:value="0.203073" calcext:value-type="float">
            <text:p>0.203073</text:p>
          </table:table-cell>
          <table:table-cell table:formula="of:=([.A1157]*[.A1157])" office:value-type="float" office:value="0.027181457424" calcext:value-type="float">
            <text:p>0.027181457424</text:p>
          </table:table-cell>
          <table:table-cell table:formula="of:=([.A1157]-[.B1157])*([.A1157]-[.B1157])" office:value-type="float" office:value="0.001459622025" calcext:value-type="float">
            <text:p>0.001459622025</text:p>
          </table:table-cell>
          <table:table-cell/>
        </table:table-row>
        <table:table-row table:style-name="ro1">
          <table:table-cell office:value-type="float" office:value="0.361484" calcext:value-type="float">
            <text:p>0.361484</text:p>
          </table:table-cell>
          <table:table-cell office:value-type="float" office:value="0.323405" calcext:value-type="float">
            <text:p>0.323405</text:p>
          </table:table-cell>
          <table:table-cell table:formula="of:=([.A1158]*[.A1158])" office:value-type="float" office:value="0.130670682256" calcext:value-type="float">
            <text:p>0.130670682256</text:p>
          </table:table-cell>
          <table:table-cell table:formula="of:=([.A1158]-[.B1158])*([.A1158]-[.B1158])" office:value-type="float" office:value="0.001450010241" calcext:value-type="float">
            <text:p>0.001450010241</text:p>
          </table:table-cell>
          <table:table-cell/>
        </table:table-row>
        <table:table-row table:style-name="ro1">
          <table:table-cell office:value-type="float" office:value="0.207012" calcext:value-type="float">
            <text:p>0.207012</text:p>
          </table:table-cell>
          <table:table-cell office:value-type="float" office:value="0.336154" calcext:value-type="float">
            <text:p>0.336154</text:p>
          </table:table-cell>
          <table:table-cell table:formula="of:=([.A1159]*[.A1159])" office:value-type="float" office:value="0.042853968144" calcext:value-type="float">
            <text:p>0.042853968144</text:p>
          </table:table-cell>
          <table:table-cell table:formula="of:=([.A1159]-[.B1159])*([.A1159]-[.B1159])" office:value-type="float" office:value="0.016677656164" calcext:value-type="float">
            <text:p>0.016677656164</text:p>
          </table:table-cell>
          <table:table-cell/>
        </table:table-row>
        <table:table-row table:style-name="ro1">
          <table:table-cell office:value-type="float" office:value="0.224496" calcext:value-type="float">
            <text:p>0.224496</text:p>
          </table:table-cell>
          <table:table-cell office:value-type="float" office:value="0.35292" calcext:value-type="float">
            <text:p>0.35292</text:p>
          </table:table-cell>
          <table:table-cell table:formula="of:=([.A1160]*[.A1160])" office:value-type="float" office:value="0.050398454016" calcext:value-type="float">
            <text:p>0.050398454016</text:p>
          </table:table-cell>
          <table:table-cell table:formula="of:=([.A1160]-[.B1160])*([.A1160]-[.B1160])" office:value-type="float" office:value="0.016492723776" calcext:value-type="float">
            <text:p>0.016492723776</text:p>
          </table:table-cell>
          <table:table-cell/>
        </table:table-row>
        <table:table-row table:style-name="ro1">
          <table:table-cell office:value-type="float" office:value="0.510753" calcext:value-type="float">
            <text:p>0.510753</text:p>
          </table:table-cell>
          <table:table-cell office:value-type="float" office:value="0.432599" calcext:value-type="float">
            <text:p>0.432599</text:p>
          </table:table-cell>
          <table:table-cell table:formula="of:=([.A1161]*[.A1161])" office:value-type="float" office:value="0.260868627009" calcext:value-type="float">
            <text:p>0.260868627009</text:p>
          </table:table-cell>
          <table:table-cell table:formula="of:=([.A1161]-[.B1161])*([.A1161]-[.B1161])" office:value-type="float" office:value="0.006108047716" calcext:value-type="float">
            <text:p>0.006108047716</text:p>
          </table:table-cell>
          <table:table-cell/>
        </table:table-row>
        <table:table-row table:style-name="ro1">
          <table:table-cell office:value-type="float" office:value="0.639775" calcext:value-type="float">
            <text:p>0.639775</text:p>
          </table:table-cell>
          <table:table-cell office:value-type="float" office:value="0.431465" calcext:value-type="float">
            <text:p>0.431465</text:p>
          </table:table-cell>
          <table:table-cell table:formula="of:=([.A1162]*[.A1162])" office:value-type="float" office:value="0.409312050625" calcext:value-type="float">
            <text:p>0.409312050625</text:p>
          </table:table-cell>
          <table:table-cell table:formula="of:=([.A1162]-[.B1162])*([.A1162]-[.B1162])" office:value-type="float" office:value="0.0433930561" calcext:value-type="float">
            <text:p>0.0433930561</text:p>
          </table:table-cell>
          <table:table-cell/>
        </table:table-row>
        <table:table-row table:style-name="ro1">
          <table:table-cell office:value-type="float" office:value="0.72299" calcext:value-type="float">
            <text:p>0.72299</text:p>
          </table:table-cell>
          <table:table-cell office:value-type="float" office:value="0.434163" calcext:value-type="float">
            <text:p>0.434163</text:p>
          </table:table-cell>
          <table:table-cell table:formula="of:=([.A1163]*[.A1163])" office:value-type="float" office:value="0.5227145401" calcext:value-type="float">
            <text:p>0.5227145401</text:p>
          </table:table-cell>
          <table:table-cell table:formula="of:=([.A1163]-[.B1163])*([.A1163]-[.B1163])" office:value-type="float" office:value="0.083421035929" calcext:value-type="float">
            <text:p>0.083421035929</text:p>
          </table:table-cell>
          <table:table-cell/>
        </table:table-row>
        <table:table-row table:style-name="ro1">
          <table:table-cell office:value-type="float" office:value="0.722991" calcext:value-type="float">
            <text:p>0.722991</text:p>
          </table:table-cell>
          <table:table-cell office:value-type="float" office:value="0.474066" calcext:value-type="float">
            <text:p>0.474066</text:p>
          </table:table-cell>
          <table:table-cell table:formula="of:=([.A1164]*[.A1164])" office:value-type="float" office:value="0.522715986081" calcext:value-type="float">
            <text:p>0.522715986081</text:p>
          </table:table-cell>
          <table:table-cell table:formula="of:=([.A1164]-[.B1164])*([.A1164]-[.B1164])" office:value-type="float" office:value="0.061963655625" calcext:value-type="float">
            <text:p>0.061963655625</text:p>
          </table:table-cell>
          <table:table-cell/>
        </table:table-row>
        <table:table-row table:style-name="ro1">
          <table:table-cell office:value-type="float" office:value="0.793925" calcext:value-type="float">
            <text:p>0.793925</text:p>
          </table:table-cell>
          <table:table-cell office:value-type="float" office:value="0.633494" calcext:value-type="float">
            <text:p>0.633494</text:p>
          </table:table-cell>
          <table:table-cell table:formula="of:=([.A1165]*[.A1165])" office:value-type="float" office:value="0.630316905625" calcext:value-type="float">
            <text:p>0.630316905625</text:p>
          </table:table-cell>
          <table:table-cell table:formula="of:=([.A1165]-[.B1165])*([.A1165]-[.B1165])" office:value-type="float" office:value="0.025738105761" calcext:value-type="float">
            <text:p>0.025738105761</text:p>
          </table:table-cell>
          <table:table-cell/>
        </table:table-row>
        <table:table-row table:style-name="ro1">
          <table:table-cell office:value-type="float" office:value="0.918449" calcext:value-type="float">
            <text:p>0.918449</text:p>
          </table:table-cell>
          <table:table-cell office:value-type="float" office:value="0.629525" calcext:value-type="float">
            <text:p>0.629525</text:p>
          </table:table-cell>
          <table:table-cell table:formula="of:=([.A1166]*[.A1166])" office:value-type="float" office:value="0.843548565601" calcext:value-type="float">
            <text:p>0.843548565601</text:p>
          </table:table-cell>
          <table:table-cell table:formula="of:=([.A1166]-[.B1166])*([.A1166]-[.B1166])" office:value-type="float" office:value="0.083477077776" calcext:value-type="float">
            <text:p>0.083477077776</text:p>
          </table:table-cell>
          <table:table-cell/>
        </table:table-row>
        <table:table-row table:style-name="ro1">
          <table:table-cell office:value-type="float" office:value="0.91845" calcext:value-type="float">
            <text:p>0.91845</text:p>
          </table:table-cell>
          <table:table-cell office:value-type="float" office:value="0.901203" calcext:value-type="float">
            <text:p>0.901203</text:p>
          </table:table-cell>
          <table:table-cell table:formula="of:=([.A1167]*[.A1167])" office:value-type="float" office:value="0.8435504025" calcext:value-type="float">
            <text:p>0.8435504025</text:p>
          </table:table-cell>
          <table:table-cell table:formula="of:=([.A1167]-[.B1167])*([.A1167]-[.B1167])" office:value-type="float" office:value="0.000297459009" calcext:value-type="float">
            <text:p>0.000297459009</text:p>
          </table:table-cell>
          <table:table-cell/>
        </table:table-row>
        <table:table-row table:style-name="ro1">
          <table:table-cell office:value-type="float" office:value="0.976941" calcext:value-type="float">
            <text:p>0.976941</text:p>
          </table:table-cell>
          <table:table-cell office:value-type="float" office:value="0.944672" calcext:value-type="float">
            <text:p>0.944672</text:p>
          </table:table-cell>
          <table:table-cell table:formula="of:=([.A1168]*[.A1168])" office:value-type="float" office:value="0.954413717481" calcext:value-type="float">
            <text:p>0.954413717481</text:p>
          </table:table-cell>
          <table:table-cell table:formula="of:=([.A1168]-[.B1168])*([.A1168]-[.B1168])" office:value-type="float" office:value="0.001041288361" calcext:value-type="float">
            <text:p>0.001041288361</text:p>
          </table:table-cell>
          <table:table-cell/>
        </table:table-row>
        <table:table-row table:style-name="ro1">
          <table:table-cell office:value-type="float" office:value="0.976942" calcext:value-type="float">
            <text:p>0.976942</text:p>
          </table:table-cell>
          <table:table-cell office:value-type="float" office:value="0.973082" calcext:value-type="float">
            <text:p>0.973082</text:p>
          </table:table-cell>
          <table:table-cell table:formula="of:=([.A1169]*[.A1169])" office:value-type="float" office:value="0.954415671364" calcext:value-type="float">
            <text:p>0.954415671364</text:p>
          </table:table-cell>
          <table:table-cell table:formula="of:=([.A1169]-[.B1169])*([.A1169]-[.B1169])" office:value-type="float" office:value="0.0000148995999999998" calcext:value-type="float">
            <text:p>1.48995999999998E-05</text:p>
          </table:table-cell>
          <table:table-cell/>
        </table:table-row>
        <table:table-row table:style-name="ro1">
          <table:table-cell office:value-type="float" office:value="0.976941" calcext:value-type="float">
            <text:p>0.976941</text:p>
          </table:table-cell>
          <table:table-cell office:value-type="float" office:value="0.996628" calcext:value-type="float">
            <text:p>0.996628</text:p>
          </table:table-cell>
          <table:table-cell table:formula="of:=([.A1170]*[.A1170])" office:value-type="float" office:value="0.954413717481" calcext:value-type="float">
            <text:p>0.954413717481</text:p>
          </table:table-cell>
          <table:table-cell table:formula="of:=([.A1170]-[.B1170])*([.A1170]-[.B1170])" office:value-type="float" office:value="0.000387577969" calcext:value-type="float">
            <text:p>0.000387577969</text:p>
          </table:table-cell>
          <table:table-cell/>
        </table:table-row>
        <table:table-row table:style-name="ro1">
          <table:table-cell office:value-type="float" office:value="0.969564" calcext:value-type="float">
            <text:p>0.969564</text:p>
          </table:table-cell>
          <table:table-cell office:value-type="float" office:value="0.981508" calcext:value-type="float">
            <text:p>0.981508</text:p>
          </table:table-cell>
          <table:table-cell table:formula="of:=([.A1171]*[.A1171])" office:value-type="float" office:value="0.940054350096" calcext:value-type="float">
            <text:p>0.940054350096</text:p>
          </table:table-cell>
          <table:table-cell table:formula="of:=([.A1171]-[.B1171])*([.A1171]-[.B1171])" office:value-type="float" office:value="0.000142659136000002" calcext:value-type="float">
            <text:p>0.000142659136000002</text:p>
          </table:table-cell>
          <table:table-cell/>
        </table:table-row>
        <table:table-row table:style-name="ro1">
          <table:table-cell office:value-type="float" office:value="0.00000333786" calcext:value-type="float">
            <text:p>0.00000333786</text:p>
          </table:table-cell>
          <table:table-cell office:value-type="float" office:value="0.000000565082" calcext:value-type="float">
            <text:p>0.000000565082</text:p>
          </table:table-cell>
          <table:table-cell table:formula="of:=([.A1172]*[.A1172])" office:value-type="float" office:value="0.00000000001114130938" calcext:value-type="float">
            <text:p>1.11413093796E-11</text:p>
          </table:table-cell>
          <table:table-cell table:formula="of:=([.A1172]-[.B1172])*([.A1172]-[.B1172])" office:value-type="float" office:value="0.00000000000768829784" calcext:value-type="float">
            <text:p>7.688297837284E-12</text:p>
          </table:table-cell>
          <table:table-cell/>
        </table:table-row>
        <table:table-row table:style-name="ro1">
          <table:table-cell office:value-type="float" office:value="0.00000464916" calcext:value-type="float">
            <text:p>0.00000464916</text:p>
          </table:table-cell>
          <table:table-cell office:value-type="float" office:value="0.000881197" calcext:value-type="float">
            <text:p>0.000881197</text:p>
          </table:table-cell>
          <table:table-cell table:formula="of:=([.A1173]*[.A1173])" office:value-type="float" office:value="0.00000000002161468871" calcext:value-type="float">
            <text:p>2.16146887056E-11</text:p>
          </table:table-cell>
          <table:table-cell table:formula="of:=([.A1173]-[.B1173])*([.A1173]-[.B1173])" office:value-type="float" office:value="0.00000076833611580867" calcext:value-type="float">
            <text:p>7.68336115808666E-07</text:p>
          </table:table-cell>
          <table:table-cell/>
        </table:table-row>
        <table:table-row table:style-name="ro1">
          <table:table-cell office:value-type="float" office:value="0.0000370145" calcext:value-type="float">
            <text:p>0.0000370145</text:p>
          </table:table-cell>
          <table:table-cell office:value-type="float" office:value="0.00392216" calcext:value-type="float">
            <text:p>0.00392216</text:p>
          </table:table-cell>
          <table:table-cell table:formula="of:=([.A1174]*[.A1174])" office:value-type="float" office:value="0.00000000137007321025" calcext:value-type="float">
            <text:p>1.37007321025E-09</text:p>
          </table:table-cell>
          <table:table-cell table:formula="of:=([.A1174]-[.B1174])*([.A1174]-[.B1174])" office:value-type="float" office:value="0.0000150943555561703" calcext:value-type="float">
            <text:p>1.50943555561703E-05</text:p>
          </table:table-cell>
          <table:table-cell/>
        </table:table-row>
        <table:table-row table:style-name="ro1">
          <table:table-cell office:value-type="float" office:value="0.0000309348" calcext:value-type="float">
            <text:p>0.0000309348</text:p>
          </table:table-cell>
          <table:table-cell office:value-type="float" office:value="0.00471134" calcext:value-type="float">
            <text:p>0.00471134</text:p>
          </table:table-cell>
          <table:table-cell table:formula="of:=([.A1175]*[.A1175])" office:value-type="float" office:value="0.00000000095696185104" calcext:value-type="float">
            <text:p>9.5696185104E-10</text:p>
          </table:table-cell>
          <table:table-cell table:formula="of:=([.A1175]-[.B1175])*([.A1175]-[.B1175])" office:value-type="float" office:value="0.000021906192836187" calcext:value-type="float">
            <text:p>2.1906192836187E-05</text:p>
          </table:table-cell>
          <table:table-cell/>
        </table:table-row>
        <table:table-row table:style-name="ro1">
          <table:table-cell office:value-type="float" office:value="0.0000116229" calcext:value-type="float">
            <text:p>0.0000116229</text:p>
          </table:table-cell>
          <table:table-cell office:value-type="float" office:value="0.000672185" calcext:value-type="float">
            <text:p>0.000672185</text:p>
          </table:table-cell>
          <table:table-cell table:formula="of:=([.A1176]*[.A1176])" office:value-type="float" office:value="0.00000000013509180441" calcext:value-type="float">
            <text:p>1.3509180441E-10</text:p>
          </table:table-cell>
          <table:table-cell table:formula="of:=([.A1176]-[.B1176])*([.A1176]-[.B1176])" office:value-type="float" office:value="0.00000043634228795641" calcext:value-type="float">
            <text:p>4.3634228795641E-07</text:p>
          </table:table-cell>
          <table:table-cell/>
        </table:table-row>
        <table:table-row table:style-name="ro1">
          <table:table-cell office:value-type="float" office:value="0.0000116229" calcext:value-type="float">
            <text:p>0.0000116229</text:p>
          </table:table-cell>
          <table:table-cell office:value-type="float" office:value="0.00435094" calcext:value-type="float">
            <text:p>0.00435094</text:p>
          </table:table-cell>
          <table:table-cell table:formula="of:=([.A1177]*[.A1177])" office:value-type="float" office:value="0.00000000013509180441" calcext:value-type="float">
            <text:p>1.3509180441E-10</text:p>
          </table:table-cell>
          <table:table-cell table:formula="of:=([.A1177]-[.B1177])*([.A1177]-[.B1177])" office:value-type="float" office:value="0.0000188296728943524" calcext:value-type="float">
            <text:p>1.88296728943524E-05</text:p>
          </table:table-cell>
          <table:table-cell/>
        </table:table-row>
        <table:table-row table:style-name="ro1">
          <table:table-cell office:value-type="float" office:value="0.0000206828" calcext:value-type="float">
            <text:p>0.0000206828</text:p>
          </table:table-cell>
          <table:table-cell office:value-type="float" office:value="0.0220003" calcext:value-type="float">
            <text:p>0.0220003</text:p>
          </table:table-cell>
          <table:table-cell table:formula="of:=([.A1178]*[.A1178])" office:value-type="float" office:value="0.00000000042777821584" calcext:value-type="float">
            <text:p>4.2777821584E-10</text:p>
          </table:table-cell>
          <table:table-cell table:formula="of:=([.A1178]-[.B1178])*([.A1178]-[.B1178])" office:value-type="float" office:value="0.000483103572258536" calcext:value-type="float">
            <text:p>0.000483103572258536</text:p>
          </table:table-cell>
          <table:table-cell/>
        </table:table-row>
        <table:table-row table:style-name="ro1">
          <table:table-cell office:value-type="float" office:value="0.0000206828" calcext:value-type="float">
            <text:p>0.0000206828</text:p>
          </table:table-cell>
          <table:table-cell office:value-type="float" office:value="0.0742439" calcext:value-type="float">
            <text:p>0.0742439</text:p>
          </table:table-cell>
          <table:table-cell table:formula="of:=([.A1179]*[.A1179])" office:value-type="float" office:value="0.00000000042777821584" calcext:value-type="float">
            <text:p>4.2777821584E-10</text:p>
          </table:table-cell>
          <table:table-cell table:formula="of:=([.A1179]-[.B1179])*([.A1179]-[.B1179])" office:value-type="float" office:value="0.00550908597151838" calcext:value-type="float">
            <text:p>0.00550908597151838</text:p>
          </table:table-cell>
          <table:table-cell/>
        </table:table-row>
        <table:table-row table:style-name="ro1">
          <table:table-cell office:value-type="float" office:value="0.000126898" calcext:value-type="float">
            <text:p>0.000126898</text:p>
          </table:table-cell>
          <table:table-cell office:value-type="float" office:value="0.0823678" calcext:value-type="float">
            <text:p>0.0823678</text:p>
          </table:table-cell>
          <table:table-cell table:formula="of:=([.A1180]*[.A1180])" office:value-type="float" office:value="0.000000016103102404" calcext:value-type="float">
            <text:p>1.6103102404E-08</text:p>
          </table:table-cell>
          <table:table-cell table:formula="of:=([.A1180]-[.B1180])*([.A1180]-[.B1180])" office:value-type="float" office:value="0.0067635659617736" calcext:value-type="float">
            <text:p>0.0067635659617736</text:p>
          </table:table-cell>
          <table:table-cell/>
        </table:table-row>
        <table:table-row table:style-name="ro1">
          <table:table-cell office:value-type="float" office:value="0.000213385" calcext:value-type="float">
            <text:p>0.000213385</text:p>
          </table:table-cell>
          <table:table-cell office:value-type="float" office:value="0.0544017" calcext:value-type="float">
            <text:p>0.0544017</text:p>
          </table:table-cell>
          <table:table-cell table:formula="of:=([.A1181]*[.A1181])" office:value-type="float" office:value="0.000000045533158225" calcext:value-type="float">
            <text:p>4.5533158225E-08</text:p>
          </table:table-cell>
          <table:table-cell table:formula="of:=([.A1181]-[.B1181])*([.A1181]-[.B1181])" office:value-type="float" office:value="0.00293637348253922" calcext:value-type="float">
            <text:p>0.00293637348253922</text:p>
          </table:table-cell>
          <table:table-cell/>
        </table:table-row>
        <table:table-row table:style-name="ro1">
          <table:table-cell office:value-type="float" office:value="0.000151932" calcext:value-type="float">
            <text:p>0.000151932</text:p>
          </table:table-cell>
          <table:table-cell office:value-type="float" office:value="0.107974" calcext:value-type="float">
            <text:p>0.107974</text:p>
          </table:table-cell>
          <table:table-cell table:formula="of:=([.A1182]*[.A1182])" office:value-type="float" office:value="0.000000023083332624" calcext:value-type="float">
            <text:p>2.3083332624E-08</text:p>
          </table:table-cell>
          <table:table-cell table:formula="of:=([.A1182]-[.B1182])*([.A1182]-[.B1182])" office:value-type="float" office:value="0.0116255983477966" calcext:value-type="float">
            <text:p>0.0116255983477966</text:p>
          </table:table-cell>
          <table:table-cell/>
        </table:table-row>
        <table:table-row table:style-name="ro1">
          <table:table-cell office:value-type="float" office:value="0.0000775456" calcext:value-type="float">
            <text:p>0.0000775456</text:p>
          </table:table-cell>
          <table:table-cell office:value-type="float" office:value="0.119594" calcext:value-type="float">
            <text:p>0.119594</text:p>
          </table:table-cell>
          <table:table-cell table:formula="of:=([.A1183]*[.A1183])" office:value-type="float" office:value="0.00000000601332007936" calcext:value-type="float">
            <text:p>6.01332007936E-09</text:p>
          </table:table-cell>
          <table:table-cell table:formula="of:=([.A1183]-[.B1183])*([.A1183]-[.B1183])" office:value-type="float" office:value="0.0142841828723473" calcext:value-type="float">
            <text:p>0.0142841828723473</text:p>
          </table:table-cell>
          <table:table-cell/>
        </table:table-row>
        <table:table-row table:style-name="ro1">
          <table:table-cell office:value-type="float" office:value="0.0000775456" calcext:value-type="float">
            <text:p>0.0000775456</text:p>
          </table:table-cell>
          <table:table-cell office:value-type="float" office:value="0.167385" calcext:value-type="float">
            <text:p>0.167385</text:p>
          </table:table-cell>
          <table:table-cell table:formula="of:=([.A1184]*[.A1184])" office:value-type="float" office:value="0.00000000601332007936" calcext:value-type="float">
            <text:p>6.01332007936E-09</text:p>
          </table:table-cell>
          <table:table-cell table:formula="of:=([.A1184]-[.B1184])*([.A1184]-[.B1184])" office:value-type="float" office:value="0.0279917842978081" calcext:value-type="float">
            <text:p>0.0279917842978081</text:p>
          </table:table-cell>
          <table:table-cell/>
        </table:table-row>
        <table:table-row table:style-name="ro1">
          <table:table-cell office:value-type="float" office:value="0.0000775456" calcext:value-type="float">
            <text:p>0.0000775456</text:p>
          </table:table-cell>
          <table:table-cell office:value-type="float" office:value="0.178762" calcext:value-type="float">
            <text:p>0.178762</text:p>
          </table:table-cell>
          <table:table-cell table:formula="of:=([.A1185]*[.A1185])" office:value-type="float" office:value="0.00000000601332007936" calcext:value-type="float">
            <text:p>6.01332007936E-09</text:p>
          </table:table-cell>
          <table:table-cell table:formula="of:=([.A1185]-[.B1185])*([.A1185]-[.B1185])" office:value-type="float" office:value="0.0319281342442257" calcext:value-type="float">
            <text:p>0.0319281342442257</text:p>
          </table:table-cell>
          <table:table-cell/>
        </table:table-row>
        <table:table-row table:style-name="ro1">
          <table:table-cell office:value-type="float" office:value="0.0000775456" calcext:value-type="float">
            <text:p>0.0000775456</text:p>
          </table:table-cell>
          <table:table-cell office:value-type="float" office:value="0.188232" calcext:value-type="float">
            <text:p>0.188232</text:p>
          </table:table-cell>
          <table:table-cell table:formula="of:=([.A1186]*[.A1186])" office:value-type="float" office:value="0.00000000601332007936" calcext:value-type="float">
            <text:p>6.01332007936E-09</text:p>
          </table:table-cell>
          <table:table-cell table:formula="of:=([.A1186]-[.B1186])*([.A1186]-[.B1186])" office:value-type="float" office:value="0.0354020987105617" calcext:value-type="float">
            <text:p>0.0354020987105617</text:p>
          </table:table-cell>
          <table:table-cell/>
        </table:table-row>
        <table:table-row table:style-name="ro1">
          <table:table-cell office:value-type="float" office:value="0.00664526" calcext:value-type="float">
            <text:p>0.00664526</text:p>
          </table:table-cell>
          <table:table-cell office:value-type="float" office:value="0.0011609" calcext:value-type="float">
            <text:p>0.0011609</text:p>
          </table:table-cell>
          <table:table-cell table:formula="of:=([.A1187]*[.A1187])" office:value-type="float" office:value="0.0000441594804676" calcext:value-type="float">
            <text:p>0.0000441594804676</text:p>
          </table:table-cell>
          <table:table-cell table:formula="of:=([.A1187]-[.B1187])*([.A1187]-[.B1187])" office:value-type="float" office:value="0.0000300782046096" calcext:value-type="float">
            <text:p>0.0000300782046096</text:p>
          </table:table-cell>
          <table:table-cell/>
        </table:table-row>
        <table:table-row table:style-name="ro1">
          <table:table-cell office:value-type="float" office:value="0.01041" calcext:value-type="float">
            <text:p>0.01041</text:p>
          </table:table-cell>
          <table:table-cell office:value-type="float" office:value="0.0246857" calcext:value-type="float">
            <text:p>0.0246857</text:p>
          </table:table-cell>
          <table:table-cell table:formula="of:=([.A1188]*[.A1188])" office:value-type="float" office:value="0.0001083681" calcext:value-type="float">
            <text:p>0.0001083681</text:p>
          </table:table-cell>
          <table:table-cell table:formula="of:=([.A1188]-[.B1188])*([.A1188]-[.B1188])" office:value-type="float" office:value="0.00020379561049" calcext:value-type="float">
            <text:p>0.00020379561049</text:p>
          </table:table-cell>
          <table:table-cell/>
        </table:table-row>
        <table:table-row table:style-name="ro1">
          <table:table-cell office:value-type="float" office:value="0.00856239" calcext:value-type="float">
            <text:p>0.00856239</text:p>
          </table:table-cell>
          <table:table-cell office:value-type="float" office:value="0.024529" calcext:value-type="float">
            <text:p>0.024529</text:p>
          </table:table-cell>
          <table:table-cell table:formula="of:=([.A1189]*[.A1189])" office:value-type="float" office:value="0.0000733145225121" calcext:value-type="float">
            <text:p>0.0000733145225121</text:p>
          </table:table-cell>
          <table:table-cell table:formula="of:=([.A1189]-[.B1189])*([.A1189]-[.B1189])" office:value-type="float" office:value="0.0002549326348921" calcext:value-type="float">
            <text:p>0.0002549326348921</text:p>
          </table:table-cell>
          <table:table-cell/>
        </table:table-row>
        <table:table-row table:style-name="ro1">
          <table:table-cell office:value-type="float" office:value="0.00726247" calcext:value-type="float">
            <text:p>0.00726247</text:p>
          </table:table-cell>
          <table:table-cell office:value-type="float" office:value="0.0498962" calcext:value-type="float">
            <text:p>0.0498962</text:p>
          </table:table-cell>
          <table:table-cell table:formula="of:=([.A1190]*[.A1190])" office:value-type="float" office:value="0.0000527434705009" calcext:value-type="float">
            <text:p>0.0000527434705009</text:p>
          </table:table-cell>
          <table:table-cell table:formula="of:=([.A1190]-[.B1190])*([.A1190]-[.B1190])" office:value-type="float" office:value="0.0018176349337129" calcext:value-type="float">
            <text:p>0.0018176349337129</text:p>
          </table:table-cell>
          <table:table-cell/>
        </table:table-row>
        <table:table-row table:style-name="ro1">
          <table:table-cell office:value-type="float" office:value="0.00726247" calcext:value-type="float">
            <text:p>0.00726247</text:p>
          </table:table-cell>
          <table:table-cell office:value-type="float" office:value="0.0752549" calcext:value-type="float">
            <text:p>0.0752549</text:p>
          </table:table-cell>
          <table:table-cell table:formula="of:=([.A1191]*[.A1191])" office:value-type="float" office:value="0.0000527434705009" calcext:value-type="float">
            <text:p>0.0000527434705009</text:p>
          </table:table-cell>
          <table:table-cell table:formula="of:=([.A1191]-[.B1191])*([.A1191]-[.B1191])" office:value-type="float" office:value="0.0046229705373049" calcext:value-type="float">
            <text:p>0.0046229705373049</text:p>
          </table:table-cell>
          <table:table-cell/>
        </table:table-row>
        <table:table-row table:style-name="ro1">
          <table:table-cell office:value-type="float" office:value="0.00726247" calcext:value-type="float">
            <text:p>0.00726247</text:p>
          </table:table-cell>
          <table:table-cell office:value-type="float" office:value="0.0782147" calcext:value-type="float">
            <text:p>0.0782147</text:p>
          </table:table-cell>
          <table:table-cell table:formula="of:=([.A1192]*[.A1192])" office:value-type="float" office:value="0.0000527434705009" calcext:value-type="float">
            <text:p>0.0000527434705009</text:p>
          </table:table-cell>
          <table:table-cell table:formula="of:=([.A1192]-[.B1192])*([.A1192]-[.B1192])" office:value-type="float" office:value="0.0050342189419729" calcext:value-type="float">
            <text:p>0.0050342189419729</text:p>
          </table:table-cell>
          <table:table-cell/>
        </table:table-row>
        <table:table-row table:style-name="ro1">
          <table:table-cell office:value-type="float" office:value="0.00726247" calcext:value-type="float">
            <text:p>0.00726247</text:p>
          </table:table-cell>
          <table:table-cell office:value-type="float" office:value="0.0812021" calcext:value-type="float">
            <text:p>0.0812021</text:p>
          </table:table-cell>
          <table:table-cell table:formula="of:=([.A1193]*[.A1193])" office:value-type="float" office:value="0.0000527434705009" calcext:value-type="float">
            <text:p>0.0000527434705009</text:p>
          </table:table-cell>
          <table:table-cell table:formula="of:=([.A1193]-[.B1193])*([.A1193]-[.B1193])" office:value-type="float" office:value="0.0054670688845369" calcext:value-type="float">
            <text:p>0.0054670688845369</text:p>
          </table:table-cell>
          <table:table-cell/>
        </table:table-row>
        <table:table-row table:style-name="ro1">
          <table:table-cell office:value-type="float" office:value="0.0703188" calcext:value-type="float">
            <text:p>0.0703188</text:p>
          </table:table-cell>
          <table:table-cell office:value-type="float" office:value="0.249983" calcext:value-type="float">
            <text:p>0.249983</text:p>
          </table:table-cell>
          <table:table-cell table:formula="of:=([.A1194]*[.A1194])" office:value-type="float" office:value="0.00494473363344" calcext:value-type="float">
            <text:p>0.00494473363344</text:p>
          </table:table-cell>
          <table:table-cell table:formula="of:=([.A1194]-[.B1194])*([.A1194]-[.B1194])" office:value-type="float" office:value="0.03227922476164" calcext:value-type="float">
            <text:p>0.03227922476164</text:p>
          </table:table-cell>
          <table:table-cell/>
        </table:table-row>
        <table:table-row table:style-name="ro1">
          <table:table-cell office:value-type="float" office:value="0.0703188" calcext:value-type="float">
            <text:p>0.0703188</text:p>
          </table:table-cell>
          <table:table-cell office:value-type="float" office:value="0.328322" calcext:value-type="float">
            <text:p>0.328322</text:p>
          </table:table-cell>
          <table:table-cell table:formula="of:=([.A1195]*[.A1195])" office:value-type="float" office:value="0.00494473363344" calcext:value-type="float">
            <text:p>0.00494473363344</text:p>
          </table:table-cell>
          <table:table-cell table:formula="of:=([.A1195]-[.B1195])*([.A1195]-[.B1195])" office:value-type="float" office:value="0.06656565121024" calcext:value-type="float">
            <text:p>0.06656565121024</text:p>
          </table:table-cell>
          <table:table-cell/>
        </table:table-row>
        <table:table-row table:style-name="ro1">
          <table:table-cell office:value-type="float" office:value="0.0703187" calcext:value-type="float">
            <text:p>0.0703187</text:p>
          </table:table-cell>
          <table:table-cell office:value-type="float" office:value="0.340523" calcext:value-type="float">
            <text:p>0.340523</text:p>
          </table:table-cell>
          <table:table-cell table:formula="of:=([.A1196]*[.A1196])" office:value-type="float" office:value="0.00494471956969" calcext:value-type="float">
            <text:p>0.00494471956969</text:p>
          </table:table-cell>
          <table:table-cell table:formula="of:=([.A1196]-[.B1196])*([.A1196]-[.B1196])" office:value-type="float" office:value="0.07301036373849" calcext:value-type="float">
            <text:p>0.07301036373849</text:p>
          </table:table-cell>
          <table:table-cell/>
        </table:table-row>
        <table:table-row table:style-name="ro1">
          <table:table-cell office:value-type="float" office:value="0.148249" calcext:value-type="float">
            <text:p>0.148249</text:p>
          </table:table-cell>
          <table:table-cell office:value-type="float" office:value="0.284124" calcext:value-type="float">
            <text:p>0.284124</text:p>
          </table:table-cell>
          <table:table-cell table:formula="of:=([.A1197]*[.A1197])" office:value-type="float" office:value="0.021977766001" calcext:value-type="float">
            <text:p>0.021977766001</text:p>
          </table:table-cell>
          <table:table-cell table:formula="of:=([.A1197]-[.B1197])*([.A1197]-[.B1197])" office:value-type="float" office:value="0.018462015625" calcext:value-type="float">
            <text:p>0.018462015625</text:p>
          </table:table-cell>
          <table:table-cell/>
        </table:table-row>
        <table:table-row table:style-name="ro1">
          <table:table-cell office:value-type="float" office:value="0.25232" calcext:value-type="float">
            <text:p>0.25232</text:p>
          </table:table-cell>
          <table:table-cell office:value-type="float" office:value="0.361307" calcext:value-type="float">
            <text:p>0.361307</text:p>
          </table:table-cell>
          <table:table-cell table:formula="of:=([.A1198]*[.A1198])" office:value-type="float" office:value="0.0636653824" calcext:value-type="float">
            <text:p>0.0636653824</text:p>
          </table:table-cell>
          <table:table-cell table:formula="of:=([.A1198]-[.B1198])*([.A1198]-[.B1198])" office:value-type="float" office:value="0.011878166169" calcext:value-type="float">
            <text:p>0.011878166169</text:p>
          </table:table-cell>
          <table:table-cell/>
        </table:table-row>
        <table:table-row table:style-name="ro1">
          <table:table-cell office:value-type="float" office:value="0.299027" calcext:value-type="float">
            <text:p>0.299027</text:p>
          </table:table-cell>
          <table:table-cell office:value-type="float" office:value="0.499461" calcext:value-type="float">
            <text:p>0.499461</text:p>
          </table:table-cell>
          <table:table-cell table:formula="of:=([.A1199]*[.A1199])" office:value-type="float" office:value="0.089417146729" calcext:value-type="float">
            <text:p>0.089417146729</text:p>
          </table:table-cell>
          <table:table-cell table:formula="of:=([.A1199]-[.B1199])*([.A1199]-[.B1199])" office:value-type="float" office:value="0.040173788356" calcext:value-type="float">
            <text:p>0.040173788356</text:p>
          </table:table-cell>
          <table:table-cell/>
        </table:table-row>
        <table:table-row table:style-name="ro1">
          <table:table-cell office:value-type="float" office:value="0.299027" calcext:value-type="float">
            <text:p>0.299027</text:p>
          </table:table-cell>
          <table:table-cell office:value-type="float" office:value="0.519747" calcext:value-type="float">
            <text:p>0.519747</text:p>
          </table:table-cell>
          <table:table-cell table:formula="of:=([.A1200]*[.A1200])" office:value-type="float" office:value="0.089417146729" calcext:value-type="float">
            <text:p>0.089417146729</text:p>
          </table:table-cell>
          <table:table-cell table:formula="of:=([.A1200]-[.B1200])*([.A1200]-[.B1200])" office:value-type="float" office:value="0.0487173184" calcext:value-type="float">
            <text:p>0.0487173184</text:p>
          </table:table-cell>
          <table:table-cell/>
        </table:table-row>
        <table:table-row table:style-name="ro1">
          <table:table-cell office:value-type="float" office:value="0.508286" calcext:value-type="float">
            <text:p>0.508286</text:p>
          </table:table-cell>
          <table:table-cell office:value-type="float" office:value="0.603048" calcext:value-type="float">
            <text:p>0.603048</text:p>
          </table:table-cell>
          <table:table-cell table:formula="of:=([.A1201]*[.A1201])" office:value-type="float" office:value="0.258354657796" calcext:value-type="float">
            <text:p>0.258354657796</text:p>
          </table:table-cell>
          <table:table-cell table:formula="of:=([.A1201]-[.B1201])*([.A1201]-[.B1201])" office:value-type="float" office:value="0.008979836644" calcext:value-type="float">
            <text:p>0.008979836644</text:p>
          </table:table-cell>
          <table:table-cell/>
        </table:table-row>
        <table:table-row table:style-name="ro1">
          <table:table-cell office:value-type="float" office:value="0.519459" calcext:value-type="float">
            <text:p>0.519459</text:p>
          </table:table-cell>
          <table:table-cell office:value-type="float" office:value="0.523111" calcext:value-type="float">
            <text:p>0.523111</text:p>
          </table:table-cell>
          <table:table-cell table:formula="of:=([.A1202]*[.A1202])" office:value-type="float" office:value="0.269837652681" calcext:value-type="float">
            <text:p>0.269837652681</text:p>
          </table:table-cell>
          <table:table-cell table:formula="of:=([.A1202]-[.B1202])*([.A1202]-[.B1202])" office:value-type="float" office:value="0.0000133371039999999" calcext:value-type="float">
            <text:p>1.33371039999999E-05</text:p>
          </table:table-cell>
          <table:table-cell/>
        </table:table-row>
        <table:table-row table:style-name="ro1">
          <table:table-cell office:value-type="float" office:value="0.559112" calcext:value-type="float">
            <text:p>0.559112</text:p>
          </table:table-cell>
          <table:table-cell office:value-type="float" office:value="0.55595" calcext:value-type="float">
            <text:p>0.55595</text:p>
          </table:table-cell>
          <table:table-cell table:formula="of:=([.A1203]*[.A1203])" office:value-type="float" office:value="0.312606228544" calcext:value-type="float">
            <text:p>0.312606228544</text:p>
          </table:table-cell>
          <table:table-cell table:formula="of:=([.A1203]-[.B1203])*([.A1203]-[.B1203])" office:value-type="float" office:value="0.00000999824399999999" calcext:value-type="float">
            <text:p>0.00000999824399999999</text:p>
          </table:table-cell>
          <table:table-cell/>
        </table:table-row>
        <table:table-row table:style-name="ro1">
          <table:table-cell office:value-type="float" office:value="0.616982" calcext:value-type="float">
            <text:p>0.616982</text:p>
          </table:table-cell>
          <table:table-cell office:value-type="float" office:value="0.616371" calcext:value-type="float">
            <text:p>0.616371</text:p>
          </table:table-cell>
          <table:table-cell table:formula="of:=([.A1204]*[.A1204])" office:value-type="float" office:value="0.380666788324" calcext:value-type="float">
            <text:p>0.380666788324</text:p>
          </table:table-cell>
          <table:table-cell table:formula="of:=([.A1204]-[.B1204])*([.A1204]-[.B1204])" office:value-type="float" office:value="0.00000037332100000004" calcext:value-type="float">
            <text:p>3.73321000000034E-07</text:p>
          </table:table-cell>
          <table:table-cell/>
        </table:table-row>
        <table:table-row table:style-name="ro1">
          <table:table-cell office:value-type="float" office:value="0.705871" calcext:value-type="float">
            <text:p>0.705871</text:p>
          </table:table-cell>
          <table:table-cell office:value-type="float" office:value="0.784904" calcext:value-type="float">
            <text:p>0.784904</text:p>
          </table:table-cell>
          <table:table-cell table:formula="of:=([.A1205]*[.A1205])" office:value-type="float" office:value="0.498253868641" calcext:value-type="float">
            <text:p>0.498253868641</text:p>
          </table:table-cell>
          <table:table-cell table:formula="of:=([.A1205]-[.B1205])*([.A1205]-[.B1205])" office:value-type="float" office:value="0.006246215089" calcext:value-type="float">
            <text:p>0.006246215089</text:p>
          </table:table-cell>
          <table:table-cell/>
        </table:table-row>
        <table:table-row table:style-name="ro1">
          <table:table-cell office:value-type="float" office:value="0.75807" calcext:value-type="float">
            <text:p>0.75807</text:p>
          </table:table-cell>
          <table:table-cell office:value-type="float" office:value="0.882448" calcext:value-type="float">
            <text:p>0.882448</text:p>
          </table:table-cell>
          <table:table-cell table:formula="of:=([.A1206]*[.A1206])" office:value-type="float" office:value="0.5746701249" calcext:value-type="float">
            <text:p>0.5746701249</text:p>
          </table:table-cell>
          <table:table-cell table:formula="of:=([.A1206]-[.B1206])*([.A1206]-[.B1206])" office:value-type="float" office:value="0.015469886884" calcext:value-type="float">
            <text:p>0.015469886884</text:p>
          </table:table-cell>
          <table:table-cell/>
        </table:table-row>
        <table:table-row table:style-name="ro1">
          <table:table-cell office:value-type="float" office:value="0.815307" calcext:value-type="float">
            <text:p>0.815307</text:p>
          </table:table-cell>
          <table:table-cell office:value-type="float" office:value="0.919035" calcext:value-type="float">
            <text:p>0.919035</text:p>
          </table:table-cell>
          <table:table-cell table:formula="of:=([.A1207]*[.A1207])" office:value-type="float" office:value="0.664725504249" calcext:value-type="float">
            <text:p>0.664725504249</text:p>
          </table:table-cell>
          <table:table-cell table:formula="of:=([.A1207]-[.B1207])*([.A1207]-[.B1207])" office:value-type="float" office:value="0.010759497984" calcext:value-type="float">
            <text:p>0.010759497984</text:p>
          </table:table-cell>
          <table:table-cell/>
        </table:table-row>
        <table:table-row table:style-name="ro1">
          <table:table-cell office:value-type="float" office:value="0.880603" calcext:value-type="float">
            <text:p>0.880603</text:p>
          </table:table-cell>
          <table:table-cell office:value-type="float" office:value="0.962404" calcext:value-type="float">
            <text:p>0.962404</text:p>
          </table:table-cell>
          <table:table-cell table:formula="of:=([.A1208]*[.A1208])" office:value-type="float" office:value="0.775461643609" calcext:value-type="float">
            <text:p>0.775461643609</text:p>
          </table:table-cell>
          <table:table-cell table:formula="of:=([.A1208]-[.B1208])*([.A1208]-[.B1208])" office:value-type="float" office:value="0.006691403601" calcext:value-type="float">
            <text:p>0.006691403601</text:p>
          </table:table-cell>
          <table:table-cell/>
        </table:table-row>
        <table:table-row table:style-name="ro1">
          <table:table-cell office:value-type="float" office:value="0.940229" calcext:value-type="float">
            <text:p>0.940229</text:p>
          </table:table-cell>
          <table:table-cell office:value-type="float" office:value="0.983247" calcext:value-type="float">
            <text:p>0.983247</text:p>
          </table:table-cell>
          <table:table-cell table:formula="of:=([.A1209]*[.A1209])" office:value-type="float" office:value="0.884030572441" calcext:value-type="float">
            <text:p>0.884030572441</text:p>
          </table:table-cell>
          <table:table-cell table:formula="of:=([.A1209]-[.B1209])*([.A1209]-[.B1209])" office:value-type="float" office:value="0.001850548324" calcext:value-type="float">
            <text:p>0.001850548324</text:p>
          </table:table-cell>
          <table:table-cell/>
        </table:table-row>
        <table:table-row table:style-name="ro1">
          <table:table-cell office:value-type="float" office:value="0.99651" calcext:value-type="float">
            <text:p>0.99651</text:p>
          </table:table-cell>
          <table:table-cell office:value-type="float" office:value="0.998717" calcext:value-type="float">
            <text:p>0.998717</text:p>
          </table:table-cell>
          <table:table-cell table:formula="of:=([.A1210]*[.A1210])" office:value-type="float" office:value="0.9930321801" calcext:value-type="float">
            <text:p>0.9930321801</text:p>
          </table:table-cell>
          <table:table-cell table:formula="of:=([.A1210]-[.B1210])*([.A1210]-[.B1210])" office:value-type="float" office:value="0.00000487084899999982" calcext:value-type="float">
            <text:p>4.87084899999982E-06</text:p>
          </table:table-cell>
          <table:table-cell/>
        </table:table-row>
        <table:table-row table:style-name="ro1">
          <table:table-cell office:value-type="float" office:value="0.0000051856" calcext:value-type="float">
            <text:p>0.0000051856</text:p>
          </table:table-cell>
          <table:table-cell office:value-type="float" office:value="0.000000358879" calcext:value-type="float">
            <text:p>0.000000358879</text:p>
          </table:table-cell>
          <table:table-cell table:formula="of:=([.A1211]*[.A1211])" office:value-type="float" office:value="0.00000000002689044736" calcext:value-type="float">
            <text:p>2.689044736E-11</text:p>
          </table:table-cell>
          <table:table-cell table:formula="of:=([.A1211]-[.B1211])*([.A1211]-[.B1211])" office:value-type="float" office:value="0.00000000002329723561" calcext:value-type="float">
            <text:p>2.3297235611841E-11</text:p>
          </table:table-cell>
          <table:table-cell/>
        </table:table-row>
        <table:table-row table:style-name="ro1">
          <table:table-cell office:value-type="float" office:value="0.0000051856" calcext:value-type="float">
            <text:p>0.0000051856</text:p>
          </table:table-cell>
          <table:table-cell office:value-type="float" office:value="0.00021398" calcext:value-type="float">
            <text:p>0.00021398</text:p>
          </table:table-cell>
          <table:table-cell table:formula="of:=([.A1212]*[.A1212])" office:value-type="float" office:value="0.00000000002689044736" calcext:value-type="float">
            <text:p>2.689044736E-11</text:p>
          </table:table-cell>
          <table:table-cell table:formula="of:=([.A1212]-[.B1212])*([.A1212]-[.B1212])" office:value-type="float" office:value="0.00000004359510147136" calcext:value-type="float">
            <text:p>4.359510147136E-08</text:p>
          </table:table-cell>
          <table:table-cell/>
        </table:table-row>
        <table:table-row table:style-name="ro1">
          <table:table-cell office:value-type="float" office:value="0.0000319481" calcext:value-type="float">
            <text:p>0.0000319481</text:p>
          </table:table-cell>
          <table:table-cell office:value-type="float" office:value="0.000356597" calcext:value-type="float">
            <text:p>0.000356597</text:p>
          </table:table-cell>
          <table:table-cell table:formula="of:=([.A1213]*[.A1213])" office:value-type="float" office:value="0.00000000102068109361" calcext:value-type="float">
            <text:p>1.02068109361E-09</text:p>
          </table:table-cell>
          <table:table-cell table:formula="of:=([.A1213]-[.B1213])*([.A1213]-[.B1213])" office:value-type="float" office:value="0.00000010539690827121" calcext:value-type="float">
            <text:p>1.0539690827121E-07</text:p>
          </table:table-cell>
          <table:table-cell/>
        </table:table-row>
        <table:table-row table:style-name="ro1">
          <table:table-cell office:value-type="float" office:value="0.0000984669" calcext:value-type="float">
            <text:p>0.0000984669</text:p>
          </table:table-cell>
          <table:table-cell office:value-type="float" office:value="0.00130289" calcext:value-type="float">
            <text:p>0.00130289</text:p>
          </table:table-cell>
          <table:table-cell table:formula="of:=([.A1214]*[.A1214])" office:value-type="float" office:value="0.00000000969573039561" calcext:value-type="float">
            <text:p>9.69573039561E-09</text:p>
          </table:table-cell>
          <table:table-cell table:formula="of:=([.A1214]-[.B1214])*([.A1214]-[.B1214])" office:value-type="float" office:value="0.00000145063500381361" calcext:value-type="float">
            <text:p>1.45063500381361E-06</text:p>
          </table:table-cell>
          <table:table-cell/>
        </table:table-row>
        <table:table-row table:style-name="ro1">
          <table:table-cell office:value-type="float" office:value="0.000102043" calcext:value-type="float">
            <text:p>0.000102043</text:p>
          </table:table-cell>
          <table:table-cell office:value-type="float" office:value="0.00332802" calcext:value-type="float">
            <text:p>0.00332802</text:p>
          </table:table-cell>
          <table:table-cell table:formula="of:=([.A1215]*[.A1215])" office:value-type="float" office:value="0.000000010412773849" calcext:value-type="float">
            <text:p>1.0412773849E-08</text:p>
          </table:table-cell>
          <table:table-cell table:formula="of:=([.A1215]-[.B1215])*([.A1215]-[.B1215])" office:value-type="float" office:value="0.000010406927604529" calcext:value-type="float">
            <text:p>1.0406927604529E-05</text:p>
          </table:table-cell>
          <table:table-cell/>
        </table:table-row>
        <table:table-row table:style-name="ro1">
          <table:table-cell office:value-type="float" office:value="0.000097692" calcext:value-type="float">
            <text:p>0.000097692</text:p>
          </table:table-cell>
          <table:table-cell office:value-type="float" office:value="0.000659281" calcext:value-type="float">
            <text:p>0.000659281</text:p>
          </table:table-cell>
          <table:table-cell table:formula="of:=([.A1216]*[.A1216])" office:value-type="float" office:value="0.000000009543726864" calcext:value-type="float">
            <text:p>9.543726864E-09</text:p>
          </table:table-cell>
          <table:table-cell table:formula="of:=([.A1216]-[.B1216])*([.A1216]-[.B1216])" office:value-type="float" office:value="0.000000315382204921" calcext:value-type="float">
            <text:p>3.15382204921E-07</text:p>
          </table:table-cell>
          <table:table-cell/>
        </table:table-row>
        <table:table-row table:style-name="ro1">
          <table:table-cell office:value-type="float" office:value="0.0000152588" calcext:value-type="float">
            <text:p>0.0000152588</text:p>
          </table:table-cell>
          <table:table-cell office:value-type="float" office:value="0.00105565" calcext:value-type="float">
            <text:p>0.00105565</text:p>
          </table:table-cell>
          <table:table-cell table:formula="of:=([.A1217]*[.A1217])" office:value-type="float" office:value="0.00000000023283097744" calcext:value-type="float">
            <text:p>2.3283097744E-10</text:p>
          </table:table-cell>
          <table:table-cell table:formula="of:=([.A1217]-[.B1217])*([.A1217]-[.B1217])" office:value-type="float" office:value="0.00000108241384903744" calcext:value-type="float">
            <text:p>1.08241384903744E-06</text:p>
          </table:table-cell>
          <table:table-cell/>
        </table:table-row>
        <table:table-row table:style-name="ro1">
          <table:table-cell office:value-type="float" office:value="0.00000661612" calcext:value-type="float">
            <text:p>0.00000661612</text:p>
          </table:table-cell>
          <table:table-cell office:value-type="float" office:value="0.00288077" calcext:value-type="float">
            <text:p>0.00288077</text:p>
          </table:table-cell>
          <table:table-cell table:formula="of:=([.A1218]*[.A1218])" office:value-type="float" office:value="0.00000000004377304385" calcext:value-type="float">
            <text:p>4.37730438544E-11</text:p>
          </table:table-cell>
          <table:table-cell table:formula="of:=([.A1218]-[.B1218])*([.A1218]-[.B1218])" office:value-type="float" office:value="0.00000826076052591905" calcext:value-type="float">
            <text:p>8.26076052591905E-06</text:p>
          </table:table-cell>
          <table:table-cell/>
        </table:table-row>
        <table:table-row table:style-name="ro1">
          <table:table-cell office:value-type="float" office:value="0.00000554323" calcext:value-type="float">
            <text:p>0.00000554323</text:p>
          </table:table-cell>
          <table:table-cell office:value-type="float" office:value="0.126427" calcext:value-type="float">
            <text:p>0.126427</text:p>
          </table:table-cell>
          <table:table-cell table:formula="of:=([.A1219]*[.A1219])" office:value-type="float" office:value="0.00000000003072739883" calcext:value-type="float">
            <text:p>3.07273988329E-11</text:p>
          </table:table-cell>
          <table:table-cell table:formula="of:=([.A1219]-[.B1219])*([.A1219]-[.B1219])" office:value-type="float" office:value="0.015982384731849" calcext:value-type="float">
            <text:p>0.015982384731849</text:p>
          </table:table-cell>
          <table:table-cell/>
        </table:table-row>
        <table:table-row table:style-name="ro1">
          <table:table-cell office:value-type="float" office:value="0.00000840425" calcext:value-type="float">
            <text:p>0.00000840425</text:p>
          </table:table-cell>
          <table:table-cell office:value-type="float" office:value="0.0493492" calcext:value-type="float">
            <text:p>0.0493492</text:p>
          </table:table-cell>
          <table:table-cell table:formula="of:=([.A1220]*[.A1220])" office:value-type="float" office:value="0.00000000007063141806" calcext:value-type="float">
            <text:p>7.06314180625E-11</text:p>
          </table:table-cell>
          <table:table-cell table:formula="of:=([.A1220]-[.B1220])*([.A1220]-[.B1220])" office:value-type="float" office:value="0.00243451412524322" calcext:value-type="float">
            <text:p>0.00243451412524322</text:p>
          </table:table-cell>
          <table:table-cell/>
        </table:table-row>
        <table:table-row table:style-name="ro1">
          <table:table-cell office:value-type="float" office:value="0.000188112" calcext:value-type="float">
            <text:p>0.000188112</text:p>
          </table:table-cell>
          <table:table-cell office:value-type="float" office:value="0.00978405" calcext:value-type="float">
            <text:p>0.00978405</text:p>
          </table:table-cell>
          <table:table-cell table:formula="of:=([.A1221]*[.A1221])" office:value-type="float" office:value="0.000000035386124544" calcext:value-type="float">
            <text:p>3.5386124544E-08</text:p>
          </table:table-cell>
          <table:table-cell table:formula="of:=([.A1221]-[.B1221])*([.A1221]-[.B1221])" office:value-type="float" office:value="0.000092082026099844" calcext:value-type="float">
            <text:p>9.2082026099844E-05</text:p>
          </table:table-cell>
          <table:table-cell/>
        </table:table-row>
        <table:table-row table:style-name="ro1">
          <table:table-cell office:value-type="float" office:value="0.000196397" calcext:value-type="float">
            <text:p>0.000196397</text:p>
          </table:table-cell>
          <table:table-cell office:value-type="float" office:value="0.0275094" calcext:value-type="float">
            <text:p>0.0275094</text:p>
          </table:table-cell>
          <table:table-cell table:formula="of:=([.A1222]*[.A1222])" office:value-type="float" office:value="0.000000038571781609" calcext:value-type="float">
            <text:p>3.8571781609E-08</text:p>
          </table:table-cell>
          <table:table-cell table:formula="of:=([.A1222]-[.B1222])*([.A1222]-[.B1222])" office:value-type="float" office:value="0.000746000132878009" calcext:value-type="float">
            <text:p>0.000746000132878009</text:p>
          </table:table-cell>
          <table:table-cell/>
        </table:table-row>
        <table:table-row table:style-name="ro1">
          <table:table-cell office:value-type="float" office:value="0.0000733137" calcext:value-type="float">
            <text:p>0.0000733137</text:p>
          </table:table-cell>
          <table:table-cell office:value-type="float" office:value="0.0798364" calcext:value-type="float">
            <text:p>0.0798364</text:p>
          </table:table-cell>
          <table:table-cell table:formula="of:=([.A1223]*[.A1223])" office:value-type="float" office:value="0.00000000537489860769" calcext:value-type="float">
            <text:p>5.37489860769E-09</text:p>
          </table:table-cell>
          <table:table-cell table:formula="of:=([.A1223]-[.B1223])*([.A1223]-[.B1223])" office:value-type="float" office:value="0.00636214993610125" calcext:value-type="float">
            <text:p>0.00636214993610125</text:p>
          </table:table-cell>
          <table:table-cell/>
        </table:table-row>
        <table:table-row table:style-name="ro1">
          <table:table-cell office:value-type="float" office:value="0.0018118" calcext:value-type="float">
            <text:p>0.0018118</text:p>
          </table:table-cell>
          <table:table-cell office:value-type="float" office:value="0.0159372" calcext:value-type="float">
            <text:p>0.0159372</text:p>
          </table:table-cell>
          <table:table-cell table:formula="of:=([.A1224]*[.A1224])" office:value-type="float" office:value="0.00000328261924" calcext:value-type="float">
            <text:p>0.00000328261924</text:p>
          </table:table-cell>
          <table:table-cell table:formula="of:=([.A1224]-[.B1224])*([.A1224]-[.B1224])" office:value-type="float" office:value="0.00019952692516" calcext:value-type="float">
            <text:p>0.00019952692516</text:p>
          </table:table-cell>
          <table:table-cell/>
        </table:table-row>
        <table:table-row table:style-name="ro1">
          <table:table-cell office:value-type="float" office:value="0.00131595" calcext:value-type="float">
            <text:p>0.00131595</text:p>
          </table:table-cell>
          <table:table-cell office:value-type="float" office:value="0.029639" calcext:value-type="float">
            <text:p>0.029639</text:p>
          </table:table-cell>
          <table:table-cell table:formula="of:=([.A1225]*[.A1225])" office:value-type="float" office:value="0.0000017317244025" calcext:value-type="float">
            <text:p>0.0000017317244025</text:p>
          </table:table-cell>
          <table:table-cell table:formula="of:=([.A1225]-[.B1225])*([.A1225]-[.B1225])" office:value-type="float" office:value="0.0008021951613025" calcext:value-type="float">
            <text:p>0.0008021951613025</text:p>
          </table:table-cell>
          <table:table-cell/>
        </table:table-row>
        <table:table-row table:style-name="ro1">
          <table:table-cell office:value-type="float" office:value="0.00229925" calcext:value-type="float">
            <text:p>0.00229925</text:p>
          </table:table-cell>
          <table:table-cell office:value-type="float" office:value="0.0252018" calcext:value-type="float">
            <text:p>0.0252018</text:p>
          </table:table-cell>
          <table:table-cell table:formula="of:=([.A1226]*[.A1226])" office:value-type="float" office:value="0.0000052865505625" calcext:value-type="float">
            <text:p>0.0000052865505625</text:p>
          </table:table-cell>
          <table:table-cell table:formula="of:=([.A1226]-[.B1226])*([.A1226]-[.B1226])" office:value-type="float" office:value="0.0005245267965025" calcext:value-type="float">
            <text:p>0.0005245267965025</text:p>
          </table:table-cell>
          <table:table-cell/>
        </table:table-row>
        <table:table-row table:style-name="ro1">
          <table:table-cell office:value-type="float" office:value="0.000458717" calcext:value-type="float">
            <text:p>0.000458717</text:p>
          </table:table-cell>
          <table:table-cell office:value-type="float" office:value="0.046111" calcext:value-type="float">
            <text:p>0.046111</text:p>
          </table:table-cell>
          <table:table-cell table:formula="of:=([.A1227]*[.A1227])" office:value-type="float" office:value="0.000000210421286089" calcext:value-type="float">
            <text:p>2.10421286089E-07</text:p>
          </table:table-cell>
          <table:table-cell table:formula="of:=([.A1227]-[.B1227])*([.A1227]-[.B1227])" office:value-type="float" office:value="0.00208413094311209" calcext:value-type="float">
            <text:p>0.00208413094311209</text:p>
          </table:table-cell>
          <table:table-cell/>
        </table:table-row>
        <table:table-row table:style-name="ro1">
          <table:table-cell office:value-type="float" office:value="0.00220478" calcext:value-type="float">
            <text:p>0.00220478</text:p>
          </table:table-cell>
          <table:table-cell office:value-type="float" office:value="0.0864694" calcext:value-type="float">
            <text:p>0.0864694</text:p>
          </table:table-cell>
          <table:table-cell table:formula="of:=([.A1228]*[.A1228])" office:value-type="float" office:value="0.0000048610548484" calcext:value-type="float">
            <text:p>0.0000048610548484</text:p>
          </table:table-cell>
          <table:table-cell table:formula="of:=([.A1228]-[.B1228])*([.A1228]-[.B1228])" office:value-type="float" office:value="0.0071005261837444" calcext:value-type="float">
            <text:p>0.0071005261837444</text:p>
          </table:table-cell>
          <table:table-cell/>
        </table:table-row>
        <table:table-row table:style-name="ro1">
          <table:table-cell office:value-type="float" office:value="0.00220478" calcext:value-type="float">
            <text:p>0.00220478</text:p>
          </table:table-cell>
          <table:table-cell office:value-type="float" office:value="0.234972" calcext:value-type="float">
            <text:p>0.234972</text:p>
          </table:table-cell>
          <table:table-cell table:formula="of:=([.A1229]*[.A1229])" office:value-type="float" office:value="0.0000048610548484" calcext:value-type="float">
            <text:p>0.0000048610548484</text:p>
          </table:table-cell>
          <table:table-cell table:formula="of:=([.A1229]-[.B1229])*([.A1229]-[.B1229])" office:value-type="float" office:value="0.0541805787065284" calcext:value-type="float">
            <text:p>0.0541805787065284</text:p>
          </table:table-cell>
          <table:table-cell/>
        </table:table-row>
        <table:table-row table:style-name="ro1">
          <table:table-cell office:value-type="float" office:value="0.0101344" calcext:value-type="float">
            <text:p>0.0101344</text:p>
          </table:table-cell>
          <table:table-cell office:value-type="float" office:value="0.117918" calcext:value-type="float">
            <text:p>0.117918</text:p>
          </table:table-cell>
          <table:table-cell table:formula="of:=([.A1230]*[.A1230])" office:value-type="float" office:value="0.00010270606336" calcext:value-type="float">
            <text:p>0.00010270606336</text:p>
          </table:table-cell>
          <table:table-cell table:formula="of:=([.A1230]-[.B1230])*([.A1230]-[.B1230])" office:value-type="float" office:value="0.01161730442896" calcext:value-type="float">
            <text:p>0.01161730442896</text:p>
          </table:table-cell>
          <table:table-cell/>
        </table:table-row>
        <table:table-row table:style-name="ro1">
          <table:table-cell office:value-type="float" office:value="0.0285186" calcext:value-type="float">
            <text:p>0.0285186</text:p>
          </table:table-cell>
          <table:table-cell office:value-type="float" office:value="0.0115312" calcext:value-type="float">
            <text:p>0.0115312</text:p>
          </table:table-cell>
          <table:table-cell table:formula="of:=([.A1231]*[.A1231])" office:value-type="float" office:value="0.00081331054596" calcext:value-type="float">
            <text:p>0.00081331054596</text:p>
          </table:table-cell>
          <table:table-cell table:formula="of:=([.A1231]-[.B1231])*([.A1231]-[.B1231])" office:value-type="float" office:value="0.00028857175876" calcext:value-type="float">
            <text:p>0.00028857175876</text:p>
          </table:table-cell>
          <table:table-cell/>
        </table:table-row>
        <table:table-row table:style-name="ro1">
          <table:table-cell office:value-type="float" office:value="0.0352095" calcext:value-type="float">
            <text:p>0.0352095</text:p>
          </table:table-cell>
          <table:table-cell office:value-type="float" office:value="0.118196" calcext:value-type="float">
            <text:p>0.118196</text:p>
          </table:table-cell>
          <table:table-cell table:formula="of:=([.A1232]*[.A1232])" office:value-type="float" office:value="0.00123970889025" calcext:value-type="float">
            <text:p>0.00123970889025</text:p>
          </table:table-cell>
          <table:table-cell table:formula="of:=([.A1232]-[.B1232])*([.A1232]-[.B1232])" office:value-type="float" office:value="0.00688675918225" calcext:value-type="float">
            <text:p>0.00688675918225</text:p>
          </table:table-cell>
          <table:table-cell/>
        </table:table-row>
        <table:table-row table:style-name="ro1">
          <table:table-cell office:value-type="float" office:value="0.0352094" calcext:value-type="float">
            <text:p>0.0352094</text:p>
          </table:table-cell>
          <table:table-cell office:value-type="float" office:value="0.122626" calcext:value-type="float">
            <text:p>0.122626</text:p>
          </table:table-cell>
          <table:table-cell table:formula="of:=([.A1233]*[.A1233])" office:value-type="float" office:value="0.00123970184836" calcext:value-type="float">
            <text:p>0.00123970184836</text:p>
          </table:table-cell>
          <table:table-cell table:formula="of:=([.A1233]-[.B1233])*([.A1233]-[.B1233])" office:value-type="float" office:value="0.00764166195556" calcext:value-type="float">
            <text:p>0.00764166195556</text:p>
          </table:table-cell>
          <table:table-cell/>
        </table:table-row>
        <table:table-row table:style-name="ro1">
          <table:table-cell office:value-type="float" office:value="0.0284148" calcext:value-type="float">
            <text:p>0.0284148</text:p>
          </table:table-cell>
          <table:table-cell office:value-type="float" office:value="0.166879" calcext:value-type="float">
            <text:p>0.166879</text:p>
          </table:table-cell>
          <table:table-cell table:formula="of:=([.A1234]*[.A1234])" office:value-type="float" office:value="0.00080740085904" calcext:value-type="float">
            <text:p>0.00080740085904</text:p>
          </table:table-cell>
          <table:table-cell table:formula="of:=([.A1234]-[.B1234])*([.A1234]-[.B1234])" office:value-type="float" office:value="0.01917233468164" calcext:value-type="float">
            <text:p>0.01917233468164</text:p>
          </table:table-cell>
          <table:table-cell/>
        </table:table-row>
        <table:table-row table:style-name="ro1">
          <table:table-cell office:value-type="float" office:value="0.0716083" calcext:value-type="float">
            <text:p>0.0716083</text:p>
          </table:table-cell>
          <table:table-cell office:value-type="float" office:value="0.216694" calcext:value-type="float">
            <text:p>0.216694</text:p>
          </table:table-cell>
          <table:table-cell table:formula="of:=([.A1235]*[.A1235])" office:value-type="float" office:value="0.00512774862889" calcext:value-type="float">
            <text:p>0.00512774862889</text:p>
          </table:table-cell>
          <table:table-cell table:formula="of:=([.A1235]-[.B1235])*([.A1235]-[.B1235])" office:value-type="float" office:value="0.02104986034449" calcext:value-type="float">
            <text:p>0.02104986034449</text:p>
          </table:table-cell>
          <table:table-cell/>
        </table:table-row>
        <table:table-row table:style-name="ro1">
          <table:table-cell office:value-type="float" office:value="0.164329" calcext:value-type="float">
            <text:p>0.164329</text:p>
          </table:table-cell>
          <table:table-cell office:value-type="float" office:value="0.227192" calcext:value-type="float">
            <text:p>0.227192</text:p>
          </table:table-cell>
          <table:table-cell table:formula="of:=([.A1236]*[.A1236])" office:value-type="float" office:value="0.027004020241" calcext:value-type="float">
            <text:p>0.027004020241</text:p>
          </table:table-cell>
          <table:table-cell table:formula="of:=([.A1236]-[.B1236])*([.A1236]-[.B1236])" office:value-type="float" office:value="0.003951756769" calcext:value-type="float">
            <text:p>0.003951756769</text:p>
          </table:table-cell>
          <table:table-cell/>
        </table:table-row>
        <table:table-row table:style-name="ro1">
          <table:table-cell office:value-type="float" office:value="0.585931" calcext:value-type="float">
            <text:p>0.585931</text:p>
          </table:table-cell>
          <table:table-cell office:value-type="float" office:value="0.386328" calcext:value-type="float">
            <text:p>0.386328</text:p>
          </table:table-cell>
          <table:table-cell table:formula="of:=([.A1237]*[.A1237])" office:value-type="float" office:value="0.343315136761" calcext:value-type="float">
            <text:p>0.343315136761</text:p>
          </table:table-cell>
          <table:table-cell table:formula="of:=([.A1237]-[.B1237])*([.A1237]-[.B1237])" office:value-type="float" office:value="0.039841357609" calcext:value-type="float">
            <text:p>0.039841357609</text:p>
          </table:table-cell>
          <table:table-cell/>
        </table:table-row>
        <table:table-row table:style-name="ro1">
          <table:table-cell office:value-type="float" office:value="0.585931" calcext:value-type="float">
            <text:p>0.585931</text:p>
          </table:table-cell>
          <table:table-cell office:value-type="float" office:value="0.367236" calcext:value-type="float">
            <text:p>0.367236</text:p>
          </table:table-cell>
          <table:table-cell table:formula="of:=([.A1238]*[.A1238])" office:value-type="float" office:value="0.343315136761" calcext:value-type="float">
            <text:p>0.343315136761</text:p>
          </table:table-cell>
          <table:table-cell table:formula="of:=([.A1238]-[.B1238])*([.A1238]-[.B1238])" office:value-type="float" office:value="0.047827503025" calcext:value-type="float">
            <text:p>0.047827503025</text:p>
          </table:table-cell>
          <table:table-cell/>
        </table:table-row>
        <table:table-row table:style-name="ro1">
          <table:table-cell office:value-type="float" office:value="0.585931" calcext:value-type="float">
            <text:p>0.585931</text:p>
          </table:table-cell>
          <table:table-cell office:value-type="float" office:value="0.510546" calcext:value-type="float">
            <text:p>0.510546</text:p>
          </table:table-cell>
          <table:table-cell table:formula="of:=([.A1239]*[.A1239])" office:value-type="float" office:value="0.343315136761" calcext:value-type="float">
            <text:p>0.343315136761</text:p>
          </table:table-cell>
          <table:table-cell table:formula="of:=([.A1239]-[.B1239])*([.A1239]-[.B1239])" office:value-type="float" office:value="0.00568289822499999" calcext:value-type="float">
            <text:p>0.00568289822499999</text:p>
          </table:table-cell>
          <table:table-cell/>
        </table:table-row>
        <table:table-row table:style-name="ro1">
          <table:table-cell office:value-type="float" office:value="0.585931" calcext:value-type="float">
            <text:p>0.585931</text:p>
          </table:table-cell>
          <table:table-cell office:value-type="float" office:value="0.555885" calcext:value-type="float">
            <text:p>0.555885</text:p>
          </table:table-cell>
          <table:table-cell table:formula="of:=([.A1240]*[.A1240])" office:value-type="float" office:value="0.343315136761" calcext:value-type="float">
            <text:p>0.343315136761</text:p>
          </table:table-cell>
          <table:table-cell table:formula="of:=([.A1240]-[.B1240])*([.A1240]-[.B1240])" office:value-type="float" office:value="0.000902762116000001" calcext:value-type="float">
            <text:p>0.000902762116000001</text:p>
          </table:table-cell>
          <table:table-cell/>
        </table:table-row>
        <table:table-row table:style-name="ro1">
          <table:table-cell office:value-type="float" office:value="0.585931" calcext:value-type="float">
            <text:p>0.585931</text:p>
          </table:table-cell>
          <table:table-cell office:value-type="float" office:value="0.521487" calcext:value-type="float">
            <text:p>0.521487</text:p>
          </table:table-cell>
          <table:table-cell table:formula="of:=([.A1241]*[.A1241])" office:value-type="float" office:value="0.343315136761" calcext:value-type="float">
            <text:p>0.343315136761</text:p>
          </table:table-cell>
          <table:table-cell table:formula="of:=([.A1241]-[.B1241])*([.A1241]-[.B1241])" office:value-type="float" office:value="0.00415302913599999" calcext:value-type="float">
            <text:p>0.00415302913599999</text:p>
          </table:table-cell>
          <table:table-cell/>
        </table:table-row>
        <table:table-row table:style-name="ro1">
          <table:table-cell office:value-type="float" office:value="0.65803" calcext:value-type="float">
            <text:p>0.65803</text:p>
          </table:table-cell>
          <table:table-cell office:value-type="float" office:value="0.788555" calcext:value-type="float">
            <text:p>0.788555</text:p>
          </table:table-cell>
          <table:table-cell table:formula="of:=([.A1242]*[.A1242])" office:value-type="float" office:value="0.4330034809" calcext:value-type="float">
            <text:p>0.4330034809</text:p>
          </table:table-cell>
          <table:table-cell table:formula="of:=([.A1242]-[.B1242])*([.A1242]-[.B1242])" office:value-type="float" office:value="0.017036775625" calcext:value-type="float">
            <text:p>0.017036775625</text:p>
          </table:table-cell>
          <table:table-cell/>
        </table:table-row>
        <table:table-row table:style-name="ro1">
          <table:table-cell office:value-type="float" office:value="0.726769" calcext:value-type="float">
            <text:p>0.726769</text:p>
          </table:table-cell>
          <table:table-cell office:value-type="float" office:value="0.829891" calcext:value-type="float">
            <text:p>0.829891</text:p>
          </table:table-cell>
          <table:table-cell table:formula="of:=([.A1243]*[.A1243])" office:value-type="float" office:value="0.528193179361" calcext:value-type="float">
            <text:p>0.528193179361</text:p>
          </table:table-cell>
          <table:table-cell table:formula="of:=([.A1243]-[.B1243])*([.A1243]-[.B1243])" office:value-type="float" office:value="0.010634146884" calcext:value-type="float">
            <text:p>0.010634146884</text:p>
          </table:table-cell>
          <table:table-cell/>
        </table:table-row>
        <table:table-row table:style-name="ro1">
          <table:table-cell office:value-type="float" office:value="0.970405" calcext:value-type="float">
            <text:p>0.970405</text:p>
          </table:table-cell>
          <table:table-cell office:value-type="float" office:value="0.76731" calcext:value-type="float">
            <text:p>0.76731</text:p>
          </table:table-cell>
          <table:table-cell table:formula="of:=([.A1244]*[.A1244])" office:value-type="float" office:value="0.941685864025" calcext:value-type="float">
            <text:p>0.941685864025</text:p>
          </table:table-cell>
          <table:table-cell table:formula="of:=([.A1244]-[.B1244])*([.A1244]-[.B1244])" office:value-type="float" office:value="0.041247579025" calcext:value-type="float">
            <text:p>0.041247579025</text:p>
          </table:table-cell>
          <table:table-cell/>
        </table:table-row>
        <table:table-row table:style-name="ro1">
          <table:table-cell office:value-type="float" office:value="0.970405" calcext:value-type="float">
            <text:p>0.970405</text:p>
          </table:table-cell>
          <table:table-cell office:value-type="float" office:value="0.803268" calcext:value-type="float">
            <text:p>0.803268</text:p>
          </table:table-cell>
          <table:table-cell table:formula="of:=([.A1245]*[.A1245])" office:value-type="float" office:value="0.941685864025" calcext:value-type="float">
            <text:p>0.941685864025</text:p>
          </table:table-cell>
          <table:table-cell table:formula="of:=([.A1245]-[.B1245])*([.A1245]-[.B1245])" office:value-type="float" office:value="0.027934776769" calcext:value-type="float">
            <text:p>0.027934776769</text:p>
          </table:table-cell>
          <table:table-cell/>
        </table:table-row>
        <table:table-row table:style-name="ro1">
          <table:table-cell office:value-type="float" office:value="0.970406" calcext:value-type="float">
            <text:p>0.970406</text:p>
          </table:table-cell>
          <table:table-cell office:value-type="float" office:value="0.836573" calcext:value-type="float">
            <text:p>0.836573</text:p>
          </table:table-cell>
          <table:table-cell table:formula="of:=([.A1246]*[.A1246])" office:value-type="float" office:value="0.941687804836" calcext:value-type="float">
            <text:p>0.941687804836</text:p>
          </table:table-cell>
          <table:table-cell table:formula="of:=([.A1246]-[.B1246])*([.A1246]-[.B1246])" office:value-type="float" office:value="0.017911271889" calcext:value-type="float">
            <text:p>0.017911271889</text:p>
          </table:table-cell>
          <table:table-cell/>
        </table:table-row>
        <table:table-row table:style-name="ro1">
          <table:table-cell office:value-type="float" office:value="0.970405" calcext:value-type="float">
            <text:p>0.970405</text:p>
          </table:table-cell>
          <table:table-cell office:value-type="float" office:value="0.977022" calcext:value-type="float">
            <text:p>0.977022</text:p>
          </table:table-cell>
          <table:table-cell table:formula="of:=([.A1247]*[.A1247])" office:value-type="float" office:value="0.941685864025" calcext:value-type="float">
            <text:p>0.941685864025</text:p>
          </table:table-cell>
          <table:table-cell table:formula="of:=([.A1247]-[.B1247])*([.A1247]-[.B1247])" office:value-type="float" office:value="0.0000437846889999998" calcext:value-type="float">
            <text:p>4.37846889999998E-05</text:p>
          </table:table-cell>
          <table:table-cell/>
        </table:table-row>
        <table:table-row table:style-name="ro1">
          <table:table-cell office:value-type="float" office:value="0.970405" calcext:value-type="float">
            <text:p>0.970405</text:p>
          </table:table-cell>
          <table:table-cell office:value-type="float" office:value="0.990397" calcext:value-type="float">
            <text:p>0.990397</text:p>
          </table:table-cell>
          <table:table-cell table:formula="of:=([.A1248]*[.A1248])" office:value-type="float" office:value="0.941685864025" calcext:value-type="float">
            <text:p>0.941685864025</text:p>
          </table:table-cell>
          <table:table-cell table:formula="of:=([.A1248]-[.B1248])*([.A1248]-[.B1248])" office:value-type="float" office:value="0.000399680064" calcext:value-type="float">
            <text:p>0.000399680064</text:p>
          </table:table-cell>
          <table:table-cell/>
        </table:table-row>
        <table:table-row table:style-name="ro1">
          <table:table-cell office:value-type="float" office:value="0.970405" calcext:value-type="float">
            <text:p>0.970405</text:p>
          </table:table-cell>
          <table:table-cell office:value-type="float" office:value="0.998605" calcext:value-type="float">
            <text:p>0.998605</text:p>
          </table:table-cell>
          <table:table-cell table:formula="of:=([.A1249]*[.A1249])" office:value-type="float" office:value="0.941685864025" calcext:value-type="float">
            <text:p>0.941685864025</text:p>
          </table:table-cell>
          <table:table-cell table:formula="of:=([.A1249]-[.B1249])*([.A1249]-[.B1249])" office:value-type="float" office:value="0.00079524" calcext:value-type="float">
            <text:p>0.00079524</text:p>
          </table:table-cell>
          <table:table-cell/>
        </table:table-row>
        <table:table-row table:style-name="ro1">
          <table:table-cell office:value-type="float" office:value="0.000000655651" calcext:value-type="float">
            <text:p>0.000000655651</text:p>
          </table:table-cell>
          <table:table-cell office:value-type="float" office:value="0.00000303222" calcext:value-type="float">
            <text:p>0.00000303222</text:p>
          </table:table-cell>
          <table:table-cell table:formula="of:=([.A1250]*[.A1250])" office:value-type="float" office:value="0.00000000000042987823" calcext:value-type="float">
            <text:p>4.29878233801E-13</text:p>
          </table:table-cell>
          <table:table-cell table:formula="of:=([.A1250]-[.B1250])*([.A1250]-[.B1250])" office:value-type="float" office:value="0.00000000000564808021" calcext:value-type="float">
            <text:p>5.648080211761E-12</text:p>
          </table:table-cell>
          <table:table-cell/>
        </table:table-row>
        <table:table-row table:style-name="ro1">
          <table:table-cell office:value-type="float" office:value="0.00000172853" calcext:value-type="float">
            <text:p>0.00000172853</text:p>
          </table:table-cell>
          <table:table-cell office:value-type="float" office:value="0.000147998" calcext:value-type="float">
            <text:p>0.000147998</text:p>
          </table:table-cell>
          <table:table-cell table:formula="of:=([.A1251]*[.A1251])" office:value-type="float" office:value="0.00000000000298781596" calcext:value-type="float">
            <text:p>2.9878159609E-12</text:p>
          </table:table-cell>
          <table:table-cell table:formula="of:=([.A1251]-[.B1251])*([.A1251]-[.B1251])" office:value-type="float" office:value="0.00000002139475785408" calcext:value-type="float">
            <text:p>2.13947578540809E-08</text:p>
          </table:table-cell>
          <table:table-cell/>
        </table:table-row>
        <table:table-row table:style-name="ro1">
          <table:table-cell office:value-type="float" office:value="0.000208676" calcext:value-type="float">
            <text:p>0.000208676</text:p>
          </table:table-cell>
          <table:table-cell office:value-type="float" office:value="0.0000154118" calcext:value-type="float">
            <text:p>0.0000154118</text:p>
          </table:table-cell>
          <table:table-cell table:formula="of:=([.A1252]*[.A1252])" office:value-type="float" office:value="0.000000043545672976" calcext:value-type="float">
            <text:p>4.3545672976E-08</text:p>
          </table:table-cell>
          <table:table-cell table:formula="of:=([.A1252]-[.B1252])*([.A1252]-[.B1252])" office:value-type="float" office:value="0.00000003735105100164" calcext:value-type="float">
            <text:p>3.735105100164E-08</text:p>
          </table:table-cell>
          <table:table-cell/>
        </table:table-row>
        <table:table-row table:style-name="ro1">
          <table:table-cell office:value-type="float" office:value="0.0000591874" calcext:value-type="float">
            <text:p>0.0000591874</text:p>
          </table:table-cell>
          <table:table-cell office:value-type="float" office:value="0.00565192" calcext:value-type="float">
            <text:p>0.00565192</text:p>
          </table:table-cell>
          <table:table-cell table:formula="of:=([.A1253]*[.A1253])" office:value-type="float" office:value="0.00000000350314831876" calcext:value-type="float">
            <text:p>3.50314831876E-09</text:p>
          </table:table-cell>
          <table:table-cell table:formula="of:=([.A1253]-[.B1253])*([.A1253]-[.B1253])" office:value-type="float" office:value="0.0000312786579351028" calcext:value-type="float">
            <text:p>3.12786579351028E-05</text:p>
          </table:table-cell>
          <table:table-cell/>
        </table:table-row>
        <table:table-row table:style-name="ro1">
          <table:table-cell office:value-type="float" office:value="0.000152647" calcext:value-type="float">
            <text:p>0.000152647</text:p>
          </table:table-cell>
          <table:table-cell office:value-type="float" office:value="0.0125293" calcext:value-type="float">
            <text:p>0.0125293</text:p>
          </table:table-cell>
          <table:table-cell table:formula="of:=([.A1254]*[.A1254])" office:value-type="float" office:value="0.000000023301106609" calcext:value-type="float">
            <text:p>2.3301106609E-08</text:p>
          </table:table-cell>
          <table:table-cell table:formula="of:=([.A1254]-[.B1254])*([.A1254]-[.B1254])" office:value-type="float" office:value="0.000153181539482409" calcext:value-type="float">
            <text:p>0.000153181539482409</text:p>
          </table:table-cell>
          <table:table-cell/>
        </table:table-row>
        <table:table-row table:style-name="ro1">
          <table:table-cell office:value-type="float" office:value="0.00014627" calcext:value-type="float">
            <text:p>0.00014627</text:p>
          </table:table-cell>
          <table:table-cell office:value-type="float" office:value="0.00600843" calcext:value-type="float">
            <text:p>0.00600843</text:p>
          </table:table-cell>
          <table:table-cell table:formula="of:=([.A1255]*[.A1255])" office:value-type="float" office:value="0.0000000213949129" calcext:value-type="float">
            <text:p>0.0000000213949129</text:p>
          </table:table-cell>
          <table:table-cell table:formula="of:=([.A1255]-[.B1255])*([.A1255]-[.B1255])" office:value-type="float" office:value="0.0000343649198656" calcext:value-type="float">
            <text:p>0.0000343649198656</text:p>
          </table:table-cell>
          <table:table-cell/>
        </table:table-row>
        <table:table-row table:style-name="ro1">
          <table:table-cell office:value-type="float" office:value="0.0000388622" calcext:value-type="float">
            <text:p>0.0000388622</text:p>
          </table:table-cell>
          <table:table-cell office:value-type="float" office:value="0.00132488" calcext:value-type="float">
            <text:p>0.00132488</text:p>
          </table:table-cell>
          <table:table-cell table:formula="of:=([.A1256]*[.A1256])" office:value-type="float" office:value="0.00000000151027058884" calcext:value-type="float">
            <text:p>1.51027058884E-09</text:p>
          </table:table-cell>
          <table:table-cell table:formula="of:=([.A1256]-[.B1256])*([.A1256]-[.B1256])" office:value-type="float" office:value="0.00000165384178191684" calcext:value-type="float">
            <text:p>1.65384178191684E-06</text:p>
          </table:table-cell>
          <table:table-cell/>
        </table:table-row>
        <table:table-row table:style-name="ro1">
          <table:table-cell office:value-type="float" office:value="0.0000388622" calcext:value-type="float">
            <text:p>0.0000388622</text:p>
          </table:table-cell>
          <table:table-cell office:value-type="float" office:value="0.00163277" calcext:value-type="float">
            <text:p>0.00163277</text:p>
          </table:table-cell>
          <table:table-cell table:formula="of:=([.A1257]*[.A1257])" office:value-type="float" office:value="0.00000000151027058884" calcext:value-type="float">
            <text:p>1.51027058884E-09</text:p>
          </table:table-cell>
          <table:table-cell table:formula="of:=([.A1257]-[.B1257])*([.A1257]-[.B1257])" office:value-type="float" office:value="0.00000254054207490084" calcext:value-type="float">
            <text:p>2.54054207490084E-06</text:p>
          </table:table-cell>
          <table:table-cell/>
        </table:table-row>
        <table:table-row table:style-name="ro1">
          <table:table-cell office:value-type="float" office:value="0.000292838" calcext:value-type="float">
            <text:p>0.000292838</text:p>
          </table:table-cell>
          <table:table-cell office:value-type="float" office:value="0.0228673" calcext:value-type="float">
            <text:p>0.0228673</text:p>
          </table:table-cell>
          <table:table-cell table:formula="of:=([.A1258]*[.A1258])" office:value-type="float" office:value="0.000000085754094244" calcext:value-type="float">
            <text:p>8.5754094244E-08</text:p>
          </table:table-cell>
          <table:table-cell table:formula="of:=([.A1258]-[.B1258])*([.A1258]-[.B1258])" office:value-type="float" office:value="0.000509606334589444" calcext:value-type="float">
            <text:p>0.000509606334589444</text:p>
          </table:table-cell>
          <table:table-cell/>
        </table:table-row>
        <table:table-row table:style-name="ro1">
          <table:table-cell office:value-type="float" office:value="0.000292838" calcext:value-type="float">
            <text:p>0.000292838</text:p>
          </table:table-cell>
          <table:table-cell office:value-type="float" office:value="0.0106726" calcext:value-type="float">
            <text:p>0.0106726</text:p>
          </table:table-cell>
          <table:table-cell table:formula="of:=([.A1259]*[.A1259])" office:value-type="float" office:value="0.000000085754094244" calcext:value-type="float">
            <text:p>8.5754094244E-08</text:p>
          </table:table-cell>
          <table:table-cell table:formula="of:=([.A1259]-[.B1259])*([.A1259]-[.B1259])" office:value-type="float" office:value="0.000107739459176644" calcext:value-type="float">
            <text:p>0.000107739459176644</text:p>
          </table:table-cell>
          <table:table-cell/>
        </table:table-row>
        <table:table-row table:style-name="ro1">
          <table:table-cell office:value-type="float" office:value="0.0016064" calcext:value-type="float">
            <text:p>0.0016064</text:p>
          </table:table-cell>
          <table:table-cell office:value-type="float" office:value="0.0054995" calcext:value-type="float">
            <text:p>0.0054995</text:p>
          </table:table-cell>
          <table:table-cell table:formula="of:=([.A1260]*[.A1260])" office:value-type="float" office:value="0.00000258052096" calcext:value-type="float">
            <text:p>0.00000258052096</text:p>
          </table:table-cell>
          <table:table-cell table:formula="of:=([.A1260]-[.B1260])*([.A1260]-[.B1260])" office:value-type="float" office:value="0.00001515622761" calcext:value-type="float">
            <text:p>0.00001515622761</text:p>
          </table:table-cell>
          <table:table-cell/>
        </table:table-row>
        <table:table-row table:style-name="ro1">
          <table:table-cell office:value-type="float" office:value="0.00206608" calcext:value-type="float">
            <text:p>0.00206608</text:p>
          </table:table-cell>
          <table:table-cell office:value-type="float" office:value="0.00746596" calcext:value-type="float">
            <text:p>0.00746596</text:p>
          </table:table-cell>
          <table:table-cell table:formula="of:=([.A1261]*[.A1261])" office:value-type="float" office:value="0.0000042686865664" calcext:value-type="float">
            <text:p>0.0000042686865664</text:p>
          </table:table-cell>
          <table:table-cell table:formula="of:=([.A1261]-[.B1261])*([.A1261]-[.B1261])" office:value-type="float" office:value="0.0000291587040144" calcext:value-type="float">
            <text:p>0.0000291587040144</text:p>
          </table:table-cell>
          <table:table-cell/>
        </table:table-row>
        <table:table-row table:style-name="ro1">
          <table:table-cell office:value-type="float" office:value="0.0000367165" calcext:value-type="float">
            <text:p>0.0000367165</text:p>
          </table:table-cell>
          <table:table-cell office:value-type="float" office:value="0.200683" calcext:value-type="float">
            <text:p>0.200683</text:p>
          </table:table-cell>
          <table:table-cell table:formula="of:=([.A1262]*[.A1262])" office:value-type="float" office:value="0.00000000134810137225" calcext:value-type="float">
            <text:p>1.34810137225E-09</text:p>
          </table:table-cell>
          <table:table-cell table:formula="of:=([.A1262]-[.B1262])*([.A1262]-[.B1262])" office:value-type="float" office:value="0.0402589310823624" calcext:value-type="float">
            <text:p>0.0402589310823624</text:p>
          </table:table-cell>
          <table:table-cell/>
        </table:table-row>
        <table:table-row table:style-name="ro1">
          <table:table-cell office:value-type="float" office:value="0.0000354648" calcext:value-type="float">
            <text:p>0.0000354648</text:p>
          </table:table-cell>
          <table:table-cell office:value-type="float" office:value="0.121235" calcext:value-type="float">
            <text:p>0.121235</text:p>
          </table:table-cell>
          <table:table-cell table:formula="of:=([.A1263]*[.A1263])" office:value-type="float" office:value="0.00000000125775203904" calcext:value-type="float">
            <text:p>1.25775203904E-09</text:p>
          </table:table-cell>
          <table:table-cell table:formula="of:=([.A1263]-[.B1263])*([.A1263]-[.B1263])" office:value-type="float" office:value="0.014689327332696" calcext:value-type="float">
            <text:p>0.014689327332696</text:p>
          </table:table-cell>
          <table:table-cell/>
        </table:table-row>
        <table:table-row table:style-name="ro1">
          <table:table-cell office:value-type="float" office:value="0.000198781" calcext:value-type="float">
            <text:p>0.000198781</text:p>
          </table:table-cell>
          <table:table-cell office:value-type="float" office:value="0.0180349" calcext:value-type="float">
            <text:p>0.0180349</text:p>
          </table:table-cell>
          <table:table-cell table:formula="of:=([.A1264]*[.A1264])" office:value-type="float" office:value="0.000000039513885961" calcext:value-type="float">
            <text:p>3.9513885961E-08</text:p>
          </table:table-cell>
          <table:table-cell table:formula="of:=([.A1264]-[.B1264])*([.A1264]-[.B1264])" office:value-type="float" office:value="0.000318127140982161" calcext:value-type="float">
            <text:p>0.000318127140982161</text:p>
          </table:table-cell>
          <table:table-cell/>
        </table:table-row>
        <table:table-row table:style-name="ro1">
          <table:table-cell office:value-type="float" office:value="0.0119062" calcext:value-type="float">
            <text:p>0.0119062</text:p>
          </table:table-cell>
          <table:table-cell office:value-type="float" office:value="0.00187512" calcext:value-type="float">
            <text:p>0.00187512</text:p>
          </table:table-cell>
          <table:table-cell table:formula="of:=([.A1265]*[.A1265])" office:value-type="float" office:value="0.00014175759844" calcext:value-type="float">
            <text:p>0.00014175759844</text:p>
          </table:table-cell>
          <table:table-cell table:formula="of:=([.A1265]-[.B1265])*([.A1265]-[.B1265])" office:value-type="float" office:value="0.0001006225659664" calcext:value-type="float">
            <text:p>0.0001006225659664</text:p>
          </table:table-cell>
          <table:table-cell/>
        </table:table-row>
        <table:table-row table:style-name="ro1">
          <table:table-cell office:value-type="float" office:value="0.0228937" calcext:value-type="float">
            <text:p>0.0228937</text:p>
          </table:table-cell>
          <table:table-cell office:value-type="float" office:value="0.00079045" calcext:value-type="float">
            <text:p>0.00079045</text:p>
          </table:table-cell>
          <table:table-cell table:formula="of:=([.A1266]*[.A1266])" office:value-type="float" office:value="0.00052412149969" calcext:value-type="float">
            <text:p>0.00052412149969</text:p>
          </table:table-cell>
          <table:table-cell table:formula="of:=([.A1266]-[.B1266])*([.A1266]-[.B1266])" office:value-type="float" office:value="0.0004885536605625" calcext:value-type="float">
            <text:p>0.0004885536605625</text:p>
          </table:table-cell>
          <table:table-cell/>
        </table:table-row>
        <table:table-row table:style-name="ro1">
          <table:table-cell office:value-type="float" office:value="0.0228938" calcext:value-type="float">
            <text:p>0.0228938</text:p>
          </table:table-cell>
          <table:table-cell office:value-type="float" office:value="0.00146311" calcext:value-type="float">
            <text:p>0.00146311</text:p>
          </table:table-cell>
          <table:table-cell table:formula="of:=([.A1267]*[.A1267])" office:value-type="float" office:value="0.00052412607844" calcext:value-type="float">
            <text:p>0.00052412607844</text:p>
          </table:table-cell>
          <table:table-cell table:formula="of:=([.A1267]-[.B1267])*([.A1267]-[.B1267])" office:value-type="float" office:value="0.0004592744738761" calcext:value-type="float">
            <text:p>0.0004592744738761</text:p>
          </table:table-cell>
          <table:table-cell/>
        </table:table-row>
        <table:table-row table:style-name="ro1">
          <table:table-cell office:value-type="float" office:value="0.0401495" calcext:value-type="float">
            <text:p>0.0401495</text:p>
          </table:table-cell>
          <table:table-cell office:value-type="float" office:value="0.160037" calcext:value-type="float">
            <text:p>0.160037</text:p>
          </table:table-cell>
          <table:table-cell table:formula="of:=([.A1268]*[.A1268])" office:value-type="float" office:value="0.00161198235025" calcext:value-type="float">
            <text:p>0.00161198235025</text:p>
          </table:table-cell>
          <table:table-cell table:formula="of:=([.A1268]-[.B1268])*([.A1268]-[.B1268])" office:value-type="float" office:value="0.01437301265625" calcext:value-type="float">
            <text:p>0.01437301265625</text:p>
          </table:table-cell>
          <table:table-cell/>
        </table:table-row>
        <table:table-row table:style-name="ro1">
          <table:table-cell office:value-type="float" office:value="0.181933" calcext:value-type="float">
            <text:p>0.181933</text:p>
          </table:table-cell>
          <table:table-cell office:value-type="float" office:value="0.236594" calcext:value-type="float">
            <text:p>0.236594</text:p>
          </table:table-cell>
          <table:table-cell table:formula="of:=([.A1269]*[.A1269])" office:value-type="float" office:value="0.033099616489" calcext:value-type="float">
            <text:p>0.033099616489</text:p>
          </table:table-cell>
          <table:table-cell table:formula="of:=([.A1269]-[.B1269])*([.A1269]-[.B1269])" office:value-type="float" office:value="0.002987824921" calcext:value-type="float">
            <text:p>0.002987824921</text:p>
          </table:table-cell>
          <table:table-cell/>
        </table:table-row>
        <table:table-row table:style-name="ro1">
          <table:table-cell office:value-type="float" office:value="0.326652" calcext:value-type="float">
            <text:p>0.326652</text:p>
          </table:table-cell>
          <table:table-cell office:value-type="float" office:value="0.233378" calcext:value-type="float">
            <text:p>0.233378</text:p>
          </table:table-cell>
          <table:table-cell table:formula="of:=([.A1270]*[.A1270])" office:value-type="float" office:value="0.106701529104" calcext:value-type="float">
            <text:p>0.106701529104</text:p>
          </table:table-cell>
          <table:table-cell table:formula="of:=([.A1270]-[.B1270])*([.A1270]-[.B1270])" office:value-type="float" office:value="0.008700039076" calcext:value-type="float">
            <text:p>0.008700039076</text:p>
          </table:table-cell>
          <table:table-cell/>
        </table:table-row>
        <table:table-row table:style-name="ro1">
          <table:table-cell office:value-type="float" office:value="0.326652" calcext:value-type="float">
            <text:p>0.326652</text:p>
          </table:table-cell>
          <table:table-cell office:value-type="float" office:value="0.131216" calcext:value-type="float">
            <text:p>0.131216</text:p>
          </table:table-cell>
          <table:table-cell table:formula="of:=([.A1271]*[.A1271])" office:value-type="float" office:value="0.106701529104" calcext:value-type="float">
            <text:p>0.106701529104</text:p>
          </table:table-cell>
          <table:table-cell table:formula="of:=([.A1271]-[.B1271])*([.A1271]-[.B1271])" office:value-type="float" office:value="0.038195230096" calcext:value-type="float">
            <text:p>0.038195230096</text:p>
          </table:table-cell>
          <table:table-cell/>
        </table:table-row>
        <table:table-row table:style-name="ro1">
          <table:table-cell office:value-type="float" office:value="0.326651" calcext:value-type="float">
            <text:p>0.326651</text:p>
          </table:table-cell>
          <table:table-cell office:value-type="float" office:value="0.281002" calcext:value-type="float">
            <text:p>0.281002</text:p>
          </table:table-cell>
          <table:table-cell table:formula="of:=([.A1272]*[.A1272])" office:value-type="float" office:value="0.106700875801" calcext:value-type="float">
            <text:p>0.106700875801</text:p>
          </table:table-cell>
          <table:table-cell table:formula="of:=([.A1272]-[.B1272])*([.A1272]-[.B1272])" office:value-type="float" office:value="0.002083831201" calcext:value-type="float">
            <text:p>0.002083831201</text:p>
          </table:table-cell>
          <table:table-cell/>
        </table:table-row>
        <table:table-row table:style-name="ro1">
          <table:table-cell office:value-type="float" office:value="0.159892" calcext:value-type="float">
            <text:p>0.159892</text:p>
          </table:table-cell>
          <table:table-cell office:value-type="float" office:value="0.0890896" calcext:value-type="float">
            <text:p>0.0890896</text:p>
          </table:table-cell>
          <table:table-cell table:formula="of:=([.A1273]*[.A1273])" office:value-type="float" office:value="0.025565451664" calcext:value-type="float">
            <text:p>0.025565451664</text:p>
          </table:table-cell>
          <table:table-cell table:formula="of:=([.A1273]-[.B1273])*([.A1273]-[.B1273])" office:value-type="float" office:value="0.00501297984576" calcext:value-type="float">
            <text:p>0.00501297984576</text:p>
          </table:table-cell>
          <table:table-cell/>
        </table:table-row>
        <table:table-row table:style-name="ro1">
          <table:table-cell office:value-type="float" office:value="0.175815" calcext:value-type="float">
            <text:p>0.175815</text:p>
          </table:table-cell>
          <table:table-cell office:value-type="float" office:value="0.104249" calcext:value-type="float">
            <text:p>0.104249</text:p>
          </table:table-cell>
          <table:table-cell table:formula="of:=([.A1274]*[.A1274])" office:value-type="float" office:value="0.030910914225" calcext:value-type="float">
            <text:p>0.030910914225</text:p>
          </table:table-cell>
          <table:table-cell table:formula="of:=([.A1274]-[.B1274])*([.A1274]-[.B1274])" office:value-type="float" office:value="0.005121692356" calcext:value-type="float">
            <text:p>0.005121692356</text:p>
          </table:table-cell>
          <table:table-cell/>
        </table:table-row>
        <table:table-row table:style-name="ro1">
          <table:table-cell office:value-type="float" office:value="0.204101" calcext:value-type="float">
            <text:p>0.204101</text:p>
          </table:table-cell>
          <table:table-cell office:value-type="float" office:value="0.118809" calcext:value-type="float">
            <text:p>0.118809</text:p>
          </table:table-cell>
          <table:table-cell table:formula="of:=([.A1275]*[.A1275])" office:value-type="float" office:value="0.041657218201" calcext:value-type="float">
            <text:p>0.041657218201</text:p>
          </table:table-cell>
          <table:table-cell table:formula="of:=([.A1275]-[.B1275])*([.A1275]-[.B1275])" office:value-type="float" office:value="0.007274725264" calcext:value-type="float">
            <text:p>0.007274725264</text:p>
          </table:table-cell>
          <table:table-cell/>
        </table:table-row>
        <table:table-row table:style-name="ro1">
          <table:table-cell office:value-type="float" office:value="0.372818" calcext:value-type="float">
            <text:p>0.372818</text:p>
          </table:table-cell>
          <table:table-cell office:value-type="float" office:value="0.330534" calcext:value-type="float">
            <text:p>0.330534</text:p>
          </table:table-cell>
          <table:table-cell table:formula="of:=([.A1276]*[.A1276])" office:value-type="float" office:value="0.138993261124" calcext:value-type="float">
            <text:p>0.138993261124</text:p>
          </table:table-cell>
          <table:table-cell table:formula="of:=([.A1276]-[.B1276])*([.A1276]-[.B1276])" office:value-type="float" office:value="0.001787936656" calcext:value-type="float">
            <text:p>0.001787936656</text:p>
          </table:table-cell>
          <table:table-cell/>
        </table:table-row>
        <table:table-row table:style-name="ro1">
          <table:table-cell office:value-type="float" office:value="0.494147" calcext:value-type="float">
            <text:p>0.494147</text:p>
          </table:table-cell>
          <table:table-cell office:value-type="float" office:value="0.526165" calcext:value-type="float">
            <text:p>0.526165</text:p>
          </table:table-cell>
          <table:table-cell table:formula="of:=([.A1277]*[.A1277])" office:value-type="float" office:value="0.244181257609" calcext:value-type="float">
            <text:p>0.244181257609</text:p>
          </table:table-cell>
          <table:table-cell table:formula="of:=([.A1277]-[.B1277])*([.A1277]-[.B1277])" office:value-type="float" office:value="0.001025152324" calcext:value-type="float">
            <text:p>0.001025152324</text:p>
          </table:table-cell>
          <table:table-cell/>
        </table:table-row>
        <table:table-row table:style-name="ro1">
          <table:table-cell office:value-type="float" office:value="0.494147" calcext:value-type="float">
            <text:p>0.494147</text:p>
          </table:table-cell>
          <table:table-cell office:value-type="float" office:value="0.575569" calcext:value-type="float">
            <text:p>0.575569</text:p>
          </table:table-cell>
          <table:table-cell table:formula="of:=([.A1278]*[.A1278])" office:value-type="float" office:value="0.244181257609" calcext:value-type="float">
            <text:p>0.244181257609</text:p>
          </table:table-cell>
          <table:table-cell table:formula="of:=([.A1278]-[.B1278])*([.A1278]-[.B1278])" office:value-type="float" office:value="0.006629542084" calcext:value-type="float">
            <text:p>0.006629542084</text:p>
          </table:table-cell>
          <table:table-cell/>
        </table:table-row>
        <table:table-row table:style-name="ro1">
          <table:table-cell office:value-type="float" office:value="0.600623" calcext:value-type="float">
            <text:p>0.600623</text:p>
          </table:table-cell>
          <table:table-cell office:value-type="float" office:value="0.602651" calcext:value-type="float">
            <text:p>0.602651</text:p>
          </table:table-cell>
          <table:table-cell table:formula="of:=([.A1279]*[.A1279])" office:value-type="float" office:value="0.360747988129" calcext:value-type="float">
            <text:p>0.360747988129</text:p>
          </table:table-cell>
          <table:table-cell table:formula="of:=([.A1279]-[.B1279])*([.A1279]-[.B1279])" office:value-type="float" office:value="0.00000411278400000012" calcext:value-type="float">
            <text:p>4.11278400000012E-06</text:p>
          </table:table-cell>
          <table:table-cell/>
        </table:table-row>
        <table:table-row table:style-name="ro1">
          <table:table-cell office:value-type="float" office:value="0.641974" calcext:value-type="float">
            <text:p>0.641974</text:p>
          </table:table-cell>
          <table:table-cell office:value-type="float" office:value="0.589358" calcext:value-type="float">
            <text:p>0.589358</text:p>
          </table:table-cell>
          <table:table-cell table:formula="of:=([.A1280]*[.A1280])" office:value-type="float" office:value="0.412130616676" calcext:value-type="float">
            <text:p>0.412130616676</text:p>
          </table:table-cell>
          <table:table-cell table:formula="of:=([.A1280]-[.B1280])*([.A1280]-[.B1280])" office:value-type="float" office:value="0.002768443456" calcext:value-type="float">
            <text:p>0.002768443456</text:p>
          </table:table-cell>
          <table:table-cell/>
        </table:table-row>
        <table:table-row table:style-name="ro1">
          <table:table-cell office:value-type="float" office:value="0.676829" calcext:value-type="float">
            <text:p>0.676829</text:p>
          </table:table-cell>
          <table:table-cell office:value-type="float" office:value="0.591002" calcext:value-type="float">
            <text:p>0.591002</text:p>
          </table:table-cell>
          <table:table-cell table:formula="of:=([.A1281]*[.A1281])" office:value-type="float" office:value="0.458097495241" calcext:value-type="float">
            <text:p>0.458097495241</text:p>
          </table:table-cell>
          <table:table-cell table:formula="of:=([.A1281]-[.B1281])*([.A1281]-[.B1281])" office:value-type="float" office:value="0.007366273929" calcext:value-type="float">
            <text:p>0.007366273929</text:p>
          </table:table-cell>
          <table:table-cell/>
        </table:table-row>
        <table:table-row table:style-name="ro1">
          <table:table-cell office:value-type="float" office:value="0.748887" calcext:value-type="float">
            <text:p>0.748887</text:p>
          </table:table-cell>
          <table:table-cell office:value-type="float" office:value="0.759244" calcext:value-type="float">
            <text:p>0.759244</text:p>
          </table:table-cell>
          <table:table-cell table:formula="of:=([.A1282]*[.A1282])" office:value-type="float" office:value="0.560831738769" calcext:value-type="float">
            <text:p>0.560831738769</text:p>
          </table:table-cell>
          <table:table-cell table:formula="of:=([.A1282]-[.B1282])*([.A1282]-[.B1282])" office:value-type="float" office:value="0.000107267449000001" calcext:value-type="float">
            <text:p>0.000107267449000001</text:p>
          </table:table-cell>
          <table:table-cell/>
        </table:table-row>
        <table:table-row table:style-name="ro1">
          <table:table-cell office:value-type="float" office:value="0.916719" calcext:value-type="float">
            <text:p>0.916719</text:p>
          </table:table-cell>
          <table:table-cell office:value-type="float" office:value="0.858118" calcext:value-type="float">
            <text:p>0.858118</text:p>
          </table:table-cell>
          <table:table-cell table:formula="of:=([.A1283]*[.A1283])" office:value-type="float" office:value="0.840373724961" calcext:value-type="float">
            <text:p>0.840373724961</text:p>
          </table:table-cell>
          <table:table-cell table:formula="of:=([.A1283]-[.B1283])*([.A1283]-[.B1283])" office:value-type="float" office:value="0.00343407720099999" calcext:value-type="float">
            <text:p>0.00343407720099999</text:p>
          </table:table-cell>
          <table:table-cell/>
        </table:table-row>
        <table:table-row table:style-name="ro1">
          <table:table-cell office:value-type="float" office:value="0.988707" calcext:value-type="float">
            <text:p>0.988707</text:p>
          </table:table-cell>
          <table:table-cell office:value-type="float" office:value="0.917905" calcext:value-type="float">
            <text:p>0.917905</text:p>
          </table:table-cell>
          <table:table-cell table:formula="of:=([.A1284]*[.A1284])" office:value-type="float" office:value="0.977541531849" calcext:value-type="float">
            <text:p>0.977541531849</text:p>
          </table:table-cell>
          <table:table-cell table:formula="of:=([.A1284]-[.B1284])*([.A1284]-[.B1284])" office:value-type="float" office:value="0.005012923204" calcext:value-type="float">
            <text:p>0.005012923204</text:p>
          </table:table-cell>
          <table:table-cell/>
        </table:table-row>
        <table:table-row table:style-name="ro1">
          <table:table-cell office:value-type="float" office:value="0.988708" calcext:value-type="float">
            <text:p>0.988708</text:p>
          </table:table-cell>
          <table:table-cell office:value-type="float" office:value="0.955963" calcext:value-type="float">
            <text:p>0.955963</text:p>
          </table:table-cell>
          <table:table-cell table:formula="of:=([.A1285]*[.A1285])" office:value-type="float" office:value="0.977543509264" calcext:value-type="float">
            <text:p>0.977543509264</text:p>
          </table:table-cell>
          <table:table-cell table:formula="of:=([.A1285]-[.B1285])*([.A1285]-[.B1285])" office:value-type="float" office:value="0.001072235025" calcext:value-type="float">
            <text:p>0.001072235025</text:p>
          </table:table-cell>
          <table:table-cell/>
        </table:table-row>
        <table:table-row table:style-name="ro1">
          <table:table-cell office:value-type="float" office:value="0.988707" calcext:value-type="float">
            <text:p>0.988707</text:p>
          </table:table-cell>
          <table:table-cell office:value-type="float" office:value="0.984712" calcext:value-type="float">
            <text:p>0.984712</text:p>
          </table:table-cell>
          <table:table-cell table:formula="of:=([.A1286]*[.A1286])" office:value-type="float" office:value="0.977541531849" calcext:value-type="float">
            <text:p>0.977541531849</text:p>
          </table:table-cell>
          <table:table-cell table:formula="of:=([.A1286]-[.B1286])*([.A1286]-[.B1286])" office:value-type="float" office:value="0.0000159600249999998" calcext:value-type="float">
            <text:p>1.59600249999998E-05</text:p>
          </table:table-cell>
          <table:table-cell/>
        </table:table-row>
        <table:table-row table:style-name="ro1">
          <table:table-cell office:value-type="float" office:value="0.988707" calcext:value-type="float">
            <text:p>0.988707</text:p>
          </table:table-cell>
          <table:table-cell office:value-type="float" office:value="0.998192" calcext:value-type="float">
            <text:p>0.998192</text:p>
          </table:table-cell>
          <table:table-cell table:formula="of:=([.A1287]*[.A1287])" office:value-type="float" office:value="0.977541531849" calcext:value-type="float">
            <text:p>0.977541531849</text:p>
          </table:table-cell>
          <table:table-cell table:formula="of:=([.A1287]-[.B1287])*([.A1287]-[.B1287])" office:value-type="float" office:value="0.0000899652249999994" calcext:value-type="float">
            <text:p>8.99652249999994E-05</text:p>
          </table:table-cell>
          <table:table-cell/>
        </table:table-row>
        <table:table-row table:style-name="ro1">
          <table:table-cell office:value-type="float" office:value="0.988707" calcext:value-type="float">
            <text:p>0.988707</text:p>
          </table:table-cell>
          <table:table-cell office:value-type="float" office:value="0.999997" calcext:value-type="float">
            <text:p>0.999997</text:p>
          </table:table-cell>
          <table:table-cell table:formula="of:=([.A1288]*[.A1288])" office:value-type="float" office:value="0.977541531849" calcext:value-type="float">
            <text:p>0.977541531849</text:p>
          </table:table-cell>
          <table:table-cell table:formula="of:=([.A1288]-[.B1288])*([.A1288]-[.B1288])" office:value-type="float" office:value="0.000127464100000001" calcext:value-type="float">
            <text:p>0.000127464100000001</text:p>
          </table:table-cell>
          <table:table-cell/>
        </table:table-row>
        <table:table-row table:style-name="ro1">
          <table:table-cell office:value-type="float" office:value="0.00000208616" calcext:value-type="float">
            <text:p>0.00000208616</text:p>
          </table:table-cell>
          <table:table-cell office:value-type="float" office:value="0.00000156767" calcext:value-type="float">
            <text:p>0.00000156767</text:p>
          </table:table-cell>
          <table:table-cell table:formula="of:=([.A1289]*[.A1289])" office:value-type="float" office:value="0.00000000000435206355" calcext:value-type="float">
            <text:p>4.3520635456E-12</text:p>
          </table:table-cell>
          <table:table-cell table:formula="of:=([.A1289]-[.B1289])*([.A1289]-[.B1289])" office:value-type="float" office:value="0.00000000000026883188" calcext:value-type="float">
            <text:p>2.688318801E-13</text:p>
          </table:table-cell>
          <table:table-cell/>
        </table:table-row>
        <table:table-row table:style-name="ro1">
          <table:table-cell office:value-type="float" office:value="0.00000208616" calcext:value-type="float">
            <text:p>0.00000208616</text:p>
          </table:table-cell>
          <table:table-cell office:value-type="float" office:value="0.0000357178" calcext:value-type="float">
            <text:p>0.0000357178</text:p>
          </table:table-cell>
          <table:table-cell table:formula="of:=([.A1290]*[.A1290])" office:value-type="float" office:value="0.00000000000435206355" calcext:value-type="float">
            <text:p>4.3520635456E-12</text:p>
          </table:table-cell>
          <table:table-cell table:formula="of:=([.A1290]-[.B1290])*([.A1290]-[.B1290])" office:value-type="float" office:value="0.00000000113108720909" calcext:value-type="float">
            <text:p>1.1310872090896E-09</text:p>
          </table:table-cell>
          <table:table-cell/>
        </table:table-row>
        <table:table-row table:style-name="ro1">
          <table:table-cell office:value-type="float" office:value="0.00000220537" calcext:value-type="float">
            <text:p>0.00000220537</text:p>
          </table:table-cell>
          <table:table-cell office:value-type="float" office:value="0.00130215" calcext:value-type="float">
            <text:p>0.00130215</text:p>
          </table:table-cell>
          <table:table-cell table:formula="of:=([.A1291]*[.A1291])" office:value-type="float" office:value="0.00000000000486365684" calcext:value-type="float">
            <text:p>4.8636568369E-12</text:p>
          </table:table-cell>
          <table:table-cell table:formula="of:=([.A1291]-[.B1291])*([.A1291]-[.B1291])" office:value-type="float" office:value="0.00000168985604106584" calcext:value-type="float">
            <text:p>1.68985604106584E-06</text:p>
          </table:table-cell>
          <table:table-cell/>
        </table:table-row>
        <table:table-row table:style-name="ro1">
          <table:table-cell office:value-type="float" office:value="0.000000953674" calcext:value-type="float">
            <text:p>0.000000953674</text:p>
          </table:table-cell>
          <table:table-cell office:value-type="float" office:value="0.00346269" calcext:value-type="float">
            <text:p>0.00346269</text:p>
          </table:table-cell>
          <table:table-cell table:formula="of:=([.A1292]*[.A1292])" office:value-type="float" office:value="0.0000000000009094941" calcext:value-type="float">
            <text:p>9.09494098276E-13</text:p>
          </table:table-cell>
          <table:table-cell table:formula="of:=([.A1292]-[.B1292])*([.A1292]-[.B1292])" office:value-type="float" office:value="0.000011983618390748" calcext:value-type="float">
            <text:p>1.1983618390748E-05</text:p>
          </table:table-cell>
          <table:table-cell/>
        </table:table-row>
        <table:table-row table:style-name="ro1">
          <table:table-cell office:value-type="float" office:value="0.00000315905" calcext:value-type="float">
            <text:p>0.00000315905</text:p>
          </table:table-cell>
          <table:table-cell office:value-type="float" office:value="0.000783386" calcext:value-type="float">
            <text:p>0.000783386</text:p>
          </table:table-cell>
          <table:table-cell table:formula="of:=([.A1293]*[.A1293])" office:value-type="float" office:value="0.0000000000099795969" calcext:value-type="float">
            <text:p>9.9795969025E-12</text:p>
          </table:table-cell>
          <table:table-cell table:formula="of:=([.A1293]-[.B1293])*([.A1293]-[.B1293])" office:value-type="float" office:value="0.0000006087540935063" calcext:value-type="float">
            <text:p>6.08754093506302E-07</text:p>
          </table:table-cell>
          <table:table-cell/>
        </table:table-row>
        <table:table-row table:style-name="ro1">
          <table:table-cell office:value-type="float" office:value="0.0000220537" calcext:value-type="float">
            <text:p>0.0000220537</text:p>
          </table:table-cell>
          <table:table-cell office:value-type="float" office:value="0.0000751008" calcext:value-type="float">
            <text:p>0.0000751008</text:p>
          </table:table-cell>
          <table:table-cell table:formula="of:=([.A1294]*[.A1294])" office:value-type="float" office:value="0.00000000048636568369" calcext:value-type="float">
            <text:p>4.8636568369E-10</text:p>
          </table:table-cell>
          <table:table-cell table:formula="of:=([.A1294]-[.B1294])*([.A1294]-[.B1294])" office:value-type="float" office:value="0.00000000281399481841" calcext:value-type="float">
            <text:p>2.81399481841E-09</text:p>
          </table:table-cell>
          <table:table-cell/>
        </table:table-row>
        <table:table-row table:style-name="ro1">
          <table:table-cell office:value-type="float" office:value="0.0000933409" calcext:value-type="float">
            <text:p>0.0000933409</text:p>
          </table:table-cell>
          <table:table-cell office:value-type="float" office:value="0.000637527" calcext:value-type="float">
            <text:p>0.000637527</text:p>
          </table:table-cell>
          <table:table-cell table:formula="of:=([.A1295]*[.A1295])" office:value-type="float" office:value="0.00000000871252361281" calcext:value-type="float">
            <text:p>8.71252361281E-09</text:p>
          </table:table-cell>
          <table:table-cell table:formula="of:=([.A1295]-[.B1295])*([.A1295]-[.B1295])" office:value-type="float" office:value="0.00000029613851143321" calcext:value-type="float">
            <text:p>2.9613851143321E-07</text:p>
          </table:table-cell>
          <table:table-cell/>
        </table:table-row>
        <table:table-row table:style-name="ro1">
          <table:table-cell office:value-type="float" office:value="0.000235796" calcext:value-type="float">
            <text:p>0.000235796</text:p>
          </table:table-cell>
          <table:table-cell office:value-type="float" office:value="0.0000794157" calcext:value-type="float">
            <text:p>0.0000794157</text:p>
          </table:table-cell>
          <table:table-cell table:formula="of:=([.A1296]*[.A1296])" office:value-type="float" office:value="0.000000055599753616" calcext:value-type="float">
            <text:p>5.5599753616E-08</text:p>
          </table:table-cell>
          <table:table-cell table:formula="of:=([.A1296]-[.B1296])*([.A1296]-[.B1296])" office:value-type="float" office:value="0.00000002445479822809" calcext:value-type="float">
            <text:p>2.445479822809E-08</text:p>
          </table:table-cell>
          <table:table-cell/>
        </table:table-row>
        <table:table-row table:style-name="ro1">
          <table:table-cell office:value-type="float" office:value="0.000144184" calcext:value-type="float">
            <text:p>0.000144184</text:p>
          </table:table-cell>
          <table:table-cell office:value-type="float" office:value="0.00165478" calcext:value-type="float">
            <text:p>0.00165478</text:p>
          </table:table-cell>
          <table:table-cell table:formula="of:=([.A1297]*[.A1297])" office:value-type="float" office:value="0.000000020789025856" calcext:value-type="float">
            <text:p>2.0789025856E-08</text:p>
          </table:table-cell>
          <table:table-cell table:formula="of:=([.A1297]-[.B1297])*([.A1297]-[.B1297])" office:value-type="float" office:value="0.000002281900275216" calcext:value-type="float">
            <text:p>2.281900275216E-06</text:p>
          </table:table-cell>
          <table:table-cell/>
        </table:table-row>
        <table:table-row table:style-name="ro1">
          <table:table-cell office:value-type="float" office:value="0.0000118613" calcext:value-type="float">
            <text:p>0.0000118613</text:p>
          </table:table-cell>
          <table:table-cell office:value-type="float" office:value="0.000985022" calcext:value-type="float">
            <text:p>0.000985022</text:p>
          </table:table-cell>
          <table:table-cell table:formula="of:=([.A1298]*[.A1298])" office:value-type="float" office:value="0.00000000014069043769" calcext:value-type="float">
            <text:p>1.4069043769E-10</text:p>
          </table:table-cell>
          <table:table-cell table:formula="of:=([.A1298]-[.B1298])*([.A1298]-[.B1298])" office:value-type="float" office:value="0.00000094704174802449" calcext:value-type="float">
            <text:p>9.4704174802449E-07</text:p>
          </table:table-cell>
          <table:table-cell/>
        </table:table-row>
        <table:table-row table:style-name="ro1">
          <table:table-cell office:value-type="float" office:value="0.000018537" calcext:value-type="float">
            <text:p>0.000018537</text:p>
          </table:table-cell>
          <table:table-cell office:value-type="float" office:value="0.000192435" calcext:value-type="float">
            <text:p>0.000192435</text:p>
          </table:table-cell>
          <table:table-cell table:formula="of:=([.A1299]*[.A1299])" office:value-type="float" office:value="0.000000000343620369" calcext:value-type="float">
            <text:p>3.43620369E-10</text:p>
          </table:table-cell>
          <table:table-cell table:formula="of:=([.A1299]-[.B1299])*([.A1299]-[.B1299])" office:value-type="float" office:value="0.000000030240514404" calcext:value-type="float">
            <text:p>3.0240514404E-08</text:p>
          </table:table-cell>
          <table:table-cell/>
        </table:table-row>
        <table:table-row table:style-name="ro1">
          <table:table-cell office:value-type="float" office:value="0.0000401735" calcext:value-type="float">
            <text:p>0.0000401735</text:p>
          </table:table-cell>
          <table:table-cell office:value-type="float" office:value="0.000283879" calcext:value-type="float">
            <text:p>0.000283879</text:p>
          </table:table-cell>
          <table:table-cell table:formula="of:=([.A1300]*[.A1300])" office:value-type="float" office:value="0.00000000161391010225" calcext:value-type="float">
            <text:p>1.61391010225E-09</text:p>
          </table:table-cell>
          <table:table-cell table:formula="of:=([.A1300]-[.B1300])*([.A1300]-[.B1300])" office:value-type="float" office:value="0.00000005939237073025" calcext:value-type="float">
            <text:p>5.939237073025E-08</text:p>
          </table:table-cell>
          <table:table-cell/>
        </table:table-row>
        <table:table-row table:style-name="ro1">
          <table:table-cell office:value-type="float" office:value="0.0000168085" calcext:value-type="float">
            <text:p>0.0000168085</text:p>
          </table:table-cell>
          <table:table-cell office:value-type="float" office:value="0.000449617" calcext:value-type="float">
            <text:p>0.000449617</text:p>
          </table:table-cell>
          <table:table-cell table:formula="of:=([.A1301]*[.A1301])" office:value-type="float" office:value="0.00000000028252567225" calcext:value-type="float">
            <text:p>2.8252567225E-10</text:p>
          </table:table-cell>
          <table:table-cell table:formula="of:=([.A1301]-[.B1301])*([.A1301]-[.B1301])" office:value-type="float" office:value="0.00000018732319767225" calcext:value-type="float">
            <text:p>1.8732319767225E-07</text:p>
          </table:table-cell>
          <table:table-cell/>
        </table:table-row>
        <table:table-row table:style-name="ro1">
          <table:table-cell office:value-type="float" office:value="0.0000221729" calcext:value-type="float">
            <text:p>0.0000221729</text:p>
          </table:table-cell>
          <table:table-cell office:value-type="float" office:value="0.00181657" calcext:value-type="float">
            <text:p>0.00181657</text:p>
          </table:table-cell>
          <table:table-cell table:formula="of:=([.A1302]*[.A1302])" office:value-type="float" office:value="0.00000000049163749441" calcext:value-type="float">
            <text:p>4.9163749441E-10</text:p>
          </table:table-cell>
          <table:table-cell table:formula="of:=([.A1302]-[.B1302])*([.A1302]-[.B1302])" office:value-type="float" office:value="0.00000321986095248841" calcext:value-type="float">
            <text:p>3.21986095248841E-06</text:p>
          </table:table-cell>
          <table:table-cell/>
        </table:table-row>
        <table:table-row table:style-name="ro1">
          <table:table-cell office:value-type="float" office:value="0.000165045" calcext:value-type="float">
            <text:p>0.000165045</text:p>
          </table:table-cell>
          <table:table-cell office:value-type="float" office:value="0.00357013" calcext:value-type="float">
            <text:p>0.00357013</text:p>
          </table:table-cell>
          <table:table-cell table:formula="of:=([.A1303]*[.A1303])" office:value-type="float" office:value="0.000000027239852025" calcext:value-type="float">
            <text:p>2.7239852025E-08</text:p>
          </table:table-cell>
          <table:table-cell table:formula="of:=([.A1303]-[.B1303])*([.A1303]-[.B1303])" office:value-type="float" office:value="0.000011594603857225" calcext:value-type="float">
            <text:p>1.1594603857225E-05</text:p>
          </table:table-cell>
          <table:table-cell/>
        </table:table-row>
        <table:table-row table:style-name="ro1">
          <table:table-cell office:value-type="float" office:value="0.0105601" calcext:value-type="float">
            <text:p>0.0105601</text:p>
          </table:table-cell>
          <table:table-cell office:value-type="float" office:value="0.000722048" calcext:value-type="float">
            <text:p>0.000722048</text:p>
          </table:table-cell>
          <table:table-cell table:formula="of:=([.A1304]*[.A1304])" office:value-type="float" office:value="0.00011151571201" calcext:value-type="float">
            <text:p>0.00011151571201</text:p>
          </table:table-cell>
          <table:table-cell table:formula="of:=([.A1304]-[.B1304])*([.A1304]-[.B1304])" office:value-type="float" office:value="0.000096787267154704" calcext:value-type="float">
            <text:p>9.6787267154704E-05</text:p>
          </table:table-cell>
          <table:table-cell/>
        </table:table-row>
        <table:table-row table:style-name="ro1">
          <table:table-cell office:value-type="float" office:value="0.001077" calcext:value-type="float">
            <text:p>0.001077</text:p>
          </table:table-cell>
          <table:table-cell office:value-type="float" office:value="0.00214334" calcext:value-type="float">
            <text:p>0.00214334</text:p>
          </table:table-cell>
          <table:table-cell table:formula="of:=([.A1305]*[.A1305])" office:value-type="float" office:value="0.000001159929" calcext:value-type="float">
            <text:p>0.000001159929</text:p>
          </table:table-cell>
          <table:table-cell table:formula="of:=([.A1305]-[.B1305])*([.A1305]-[.B1305])" office:value-type="float" office:value="0.0000011370809956" calcext:value-type="float">
            <text:p>0.0000011370809956</text:p>
          </table:table-cell>
          <table:table-cell/>
        </table:table-row>
        <table:table-row table:style-name="ro1">
          <table:table-cell office:value-type="float" office:value="0.012844" calcext:value-type="float">
            <text:p>0.012844</text:p>
          </table:table-cell>
          <table:table-cell office:value-type="float" office:value="0.000447272" calcext:value-type="float">
            <text:p>0.000447272</text:p>
          </table:table-cell>
          <table:table-cell table:formula="of:=([.A1306]*[.A1306])" office:value-type="float" office:value="0.000164968336" calcext:value-type="float">
            <text:p>0.000164968336</text:p>
          </table:table-cell>
          <table:table-cell table:formula="of:=([.A1306]-[.B1306])*([.A1306]-[.B1306])" office:value-type="float" office:value="0.000153678865105984" calcext:value-type="float">
            <text:p>0.000153678865105984</text:p>
          </table:table-cell>
          <table:table-cell/>
        </table:table-row>
        <table:table-row table:style-name="ro1">
          <table:table-cell office:value-type="float" office:value="0.0295275" calcext:value-type="float">
            <text:p>0.0295275</text:p>
          </table:table-cell>
          <table:table-cell office:value-type="float" office:value="0.239172" calcext:value-type="float">
            <text:p>0.239172</text:p>
          </table:table-cell>
          <table:table-cell table:formula="of:=([.A1307]*[.A1307])" office:value-type="float" office:value="0.00087187325625" calcext:value-type="float">
            <text:p>0.00087187325625</text:p>
          </table:table-cell>
          <table:table-cell table:formula="of:=([.A1307]-[.B1307])*([.A1307]-[.B1307])" office:value-type="float" office:value="0.04395081638025" calcext:value-type="float">
            <text:p>0.04395081638025</text:p>
          </table:table-cell>
          <table:table-cell/>
        </table:table-row>
        <table:table-row table:style-name="ro1">
          <table:table-cell office:value-type="float" office:value="0.036445" calcext:value-type="float">
            <text:p>0.036445</text:p>
          </table:table-cell>
          <table:table-cell office:value-type="float" office:value="0.166625" calcext:value-type="float">
            <text:p>0.166625</text:p>
          </table:table-cell>
          <table:table-cell table:formula="of:=([.A1308]*[.A1308])" office:value-type="float" office:value="0.001328238025" calcext:value-type="float">
            <text:p>0.001328238025</text:p>
          </table:table-cell>
          <table:table-cell table:formula="of:=([.A1308]-[.B1308])*([.A1308]-[.B1308])" office:value-type="float" office:value="0.0169468324" calcext:value-type="float">
            <text:p>0.0169468324</text:p>
          </table:table-cell>
          <table:table-cell/>
        </table:table-row>
        <table:table-row table:style-name="ro1">
          <table:table-cell office:value-type="float" office:value="0.0365131" calcext:value-type="float">
            <text:p>0.0365131</text:p>
          </table:table-cell>
          <table:table-cell office:value-type="float" office:value="0.224187" calcext:value-type="float">
            <text:p>0.224187</text:p>
          </table:table-cell>
          <table:table-cell table:formula="of:=([.A1309]*[.A1309])" office:value-type="float" office:value="0.00133320647161" calcext:value-type="float">
            <text:p>0.00133320647161</text:p>
          </table:table-cell>
          <table:table-cell table:formula="of:=([.A1309]-[.B1309])*([.A1309]-[.B1309])" office:value-type="float" office:value="0.03522149274121" calcext:value-type="float">
            <text:p>0.03522149274121</text:p>
          </table:table-cell>
          <table:table-cell/>
        </table:table-row>
        <table:table-row table:style-name="ro1">
          <table:table-cell office:value-type="float" office:value="0.0542184" calcext:value-type="float">
            <text:p>0.0542184</text:p>
          </table:table-cell>
          <table:table-cell office:value-type="float" office:value="0.15727" calcext:value-type="float">
            <text:p>0.15727</text:p>
          </table:table-cell>
          <table:table-cell table:formula="of:=([.A1310]*[.A1310])" office:value-type="float" office:value="0.00293963489856" calcext:value-type="float">
            <text:p>0.00293963489856</text:p>
          </table:table-cell>
          <table:table-cell table:formula="of:=([.A1310]-[.B1310])*([.A1310]-[.B1310])" office:value-type="float" office:value="0.01061963226256" calcext:value-type="float">
            <text:p>0.01061963226256</text:p>
          </table:table-cell>
          <table:table-cell/>
        </table:table-row>
        <table:table-row table:style-name="ro1">
          <table:table-cell office:value-type="float" office:value="0.0542184" calcext:value-type="float">
            <text:p>0.0542184</text:p>
          </table:table-cell>
          <table:table-cell office:value-type="float" office:value="0.385229" calcext:value-type="float">
            <text:p>0.385229</text:p>
          </table:table-cell>
          <table:table-cell table:formula="of:=([.A1311]*[.A1311])" office:value-type="float" office:value="0.00293963489856" calcext:value-type="float">
            <text:p>0.00293963489856</text:p>
          </table:table-cell>
          <table:table-cell table:formula="of:=([.A1311]-[.B1311])*([.A1311]-[.B1311])" office:value-type="float" office:value="0.10956801731236" calcext:value-type="float">
            <text:p>0.10956801731236</text:p>
          </table:table-cell>
          <table:table-cell/>
        </table:table-row>
        <table:table-row table:style-name="ro1">
          <table:table-cell office:value-type="float" office:value="0.0653504" calcext:value-type="float">
            <text:p>0.0653504</text:p>
          </table:table-cell>
          <table:table-cell office:value-type="float" office:value="0.463691" calcext:value-type="float">
            <text:p>0.463691</text:p>
          </table:table-cell>
          <table:table-cell table:formula="of:=([.A1312]*[.A1312])" office:value-type="float" office:value="0.00427067478016" calcext:value-type="float">
            <text:p>0.00427067478016</text:p>
          </table:table-cell>
          <table:table-cell table:formula="of:=([.A1312]-[.B1312])*([.A1312]-[.B1312])" office:value-type="float" office:value="0.15867523360836" calcext:value-type="float">
            <text:p>0.15867523360836</text:p>
          </table:table-cell>
          <table:table-cell/>
        </table:table-row>
        <table:table-row table:style-name="ro1">
          <table:table-cell office:value-type="float" office:value="0.19232" calcext:value-type="float">
            <text:p>0.19232</text:p>
          </table:table-cell>
          <table:table-cell office:value-type="float" office:value="0.485553" calcext:value-type="float">
            <text:p>0.485553</text:p>
          </table:table-cell>
          <table:table-cell table:formula="of:=([.A1313]*[.A1313])" office:value-type="float" office:value="0.0369869824" calcext:value-type="float">
            <text:p>0.0369869824</text:p>
          </table:table-cell>
          <table:table-cell table:formula="of:=([.A1313]-[.B1313])*([.A1313]-[.B1313])" office:value-type="float" office:value="0.085985592289" calcext:value-type="float">
            <text:p>0.085985592289</text:p>
          </table:table-cell>
          <table:table-cell/>
        </table:table-row>
        <table:table-row table:style-name="ro1">
          <table:table-cell office:value-type="float" office:value="0.203154" calcext:value-type="float">
            <text:p>0.203154</text:p>
          </table:table-cell>
          <table:table-cell office:value-type="float" office:value="0.517646" calcext:value-type="float">
            <text:p>0.517646</text:p>
          </table:table-cell>
          <table:table-cell table:formula="of:=([.A1314]*[.A1314])" office:value-type="float" office:value="0.041271547716" calcext:value-type="float">
            <text:p>0.041271547716</text:p>
          </table:table-cell>
          <table:table-cell table:formula="of:=([.A1314]-[.B1314])*([.A1314]-[.B1314])" office:value-type="float" office:value="0.098905218064" calcext:value-type="float">
            <text:p>0.098905218064</text:p>
          </table:table-cell>
          <table:table-cell/>
        </table:table-row>
        <table:table-row table:style-name="ro1">
          <table:table-cell office:value-type="float" office:value="0.203154" calcext:value-type="float">
            <text:p>0.203154</text:p>
          </table:table-cell>
          <table:table-cell office:value-type="float" office:value="0.537438" calcext:value-type="float">
            <text:p>0.537438</text:p>
          </table:table-cell>
          <table:table-cell table:formula="of:=([.A1315]*[.A1315])" office:value-type="float" office:value="0.041271547716" calcext:value-type="float">
            <text:p>0.041271547716</text:p>
          </table:table-cell>
          <table:table-cell table:formula="of:=([.A1315]-[.B1315])*([.A1315]-[.B1315])" office:value-type="float" office:value="0.111745792656" calcext:value-type="float">
            <text:p>0.111745792656</text:p>
          </table:table-cell>
          <table:table-cell/>
        </table:table-row>
        <table:table-row table:style-name="ro1">
          <table:table-cell office:value-type="float" office:value="0.269981" calcext:value-type="float">
            <text:p>0.269981</text:p>
          </table:table-cell>
          <table:table-cell office:value-type="float" office:value="0.386626" calcext:value-type="float">
            <text:p>0.386626</text:p>
          </table:table-cell>
          <table:table-cell table:formula="of:=([.A1316]*[.A1316])" office:value-type="float" office:value="0.072889740361" calcext:value-type="float">
            <text:p>0.072889740361</text:p>
          </table:table-cell>
          <table:table-cell table:formula="of:=([.A1316]-[.B1316])*([.A1316]-[.B1316])" office:value-type="float" office:value="0.013606056025" calcext:value-type="float">
            <text:p>0.013606056025</text:p>
          </table:table-cell>
          <table:table-cell/>
        </table:table-row>
        <table:table-row table:style-name="ro1">
          <table:table-cell office:value-type="float" office:value="0.428348" calcext:value-type="float">
            <text:p>0.428348</text:p>
          </table:table-cell>
          <table:table-cell office:value-type="float" office:value="0.529239" calcext:value-type="float">
            <text:p>0.529239</text:p>
          </table:table-cell>
          <table:table-cell table:formula="of:=([.A1317]*[.A1317])" office:value-type="float" office:value="0.183482009104" calcext:value-type="float">
            <text:p>0.183482009104</text:p>
          </table:table-cell>
          <table:table-cell table:formula="of:=([.A1317]-[.B1317])*([.A1317]-[.B1317])" office:value-type="float" office:value="0.010178993881" calcext:value-type="float">
            <text:p>0.010178993881</text:p>
          </table:table-cell>
          <table:table-cell/>
        </table:table-row>
        <table:table-row table:style-name="ro1">
          <table:table-cell office:value-type="float" office:value="0.501809" calcext:value-type="float">
            <text:p>0.501809</text:p>
          </table:table-cell>
          <table:table-cell office:value-type="float" office:value="0.524072" calcext:value-type="float">
            <text:p>0.524072</text:p>
          </table:table-cell>
          <table:table-cell table:formula="of:=([.A1318]*[.A1318])" office:value-type="float" office:value="0.251812272481" calcext:value-type="float">
            <text:p>0.251812272481</text:p>
          </table:table-cell>
          <table:table-cell table:formula="of:=([.A1318]-[.B1318])*([.A1318]-[.B1318])" office:value-type="float" office:value="0.000495641169000001" calcext:value-type="float">
            <text:p>0.000495641169000001</text:p>
          </table:table-cell>
          <table:table-cell/>
        </table:table-row>
        <table:table-row table:style-name="ro1">
          <table:table-cell office:value-type="float" office:value="0.665906" calcext:value-type="float">
            <text:p>0.665906</text:p>
          </table:table-cell>
          <table:table-cell office:value-type="float" office:value="0.63591" calcext:value-type="float">
            <text:p>0.63591</text:p>
          </table:table-cell>
          <table:table-cell table:formula="of:=([.A1319]*[.A1319])" office:value-type="float" office:value="0.443430800836" calcext:value-type="float">
            <text:p>0.443430800836</text:p>
          </table:table-cell>
          <table:table-cell table:formula="of:=([.A1319]-[.B1319])*([.A1319]-[.B1319])" office:value-type="float" office:value="0.000899760016000001" calcext:value-type="float">
            <text:p>0.000899760016000001</text:p>
          </table:table-cell>
          <table:table-cell/>
        </table:table-row>
        <table:table-row table:style-name="ro1">
          <table:table-cell office:value-type="float" office:value="0.666236" calcext:value-type="float">
            <text:p>0.666236</text:p>
          </table:table-cell>
          <table:table-cell office:value-type="float" office:value="0.687341" calcext:value-type="float">
            <text:p>0.687341</text:p>
          </table:table-cell>
          <table:table-cell table:formula="of:=([.A1320]*[.A1320])" office:value-type="float" office:value="0.443870407696" calcext:value-type="float">
            <text:p>0.443870407696</text:p>
          </table:table-cell>
          <table:table-cell table:formula="of:=([.A1320]-[.B1320])*([.A1320]-[.B1320])" office:value-type="float" office:value="0.000445421024999997" calcext:value-type="float">
            <text:p>0.000445421024999997</text:p>
          </table:table-cell>
          <table:table-cell/>
        </table:table-row>
        <table:table-row table:style-name="ro1">
          <table:table-cell office:value-type="float" office:value="0.666236" calcext:value-type="float">
            <text:p>0.666236</text:p>
          </table:table-cell>
          <table:table-cell office:value-type="float" office:value="0.814463" calcext:value-type="float">
            <text:p>0.814463</text:p>
          </table:table-cell>
          <table:table-cell table:formula="of:=([.A1321]*[.A1321])" office:value-type="float" office:value="0.443870407696" calcext:value-type="float">
            <text:p>0.443870407696</text:p>
          </table:table-cell>
          <table:table-cell table:formula="of:=([.A1321]-[.B1321])*([.A1321]-[.B1321])" office:value-type="float" office:value="0.021971243529" calcext:value-type="float">
            <text:p>0.021971243529</text:p>
          </table:table-cell>
          <table:table-cell/>
        </table:table-row>
        <table:table-row table:style-name="ro1">
          <table:table-cell office:value-type="float" office:value="0.666236" calcext:value-type="float">
            <text:p>0.666236</text:p>
          </table:table-cell>
          <table:table-cell office:value-type="float" office:value="0.853794" calcext:value-type="float">
            <text:p>0.853794</text:p>
          </table:table-cell>
          <table:table-cell table:formula="of:=([.A1322]*[.A1322])" office:value-type="float" office:value="0.443870407696" calcext:value-type="float">
            <text:p>0.443870407696</text:p>
          </table:table-cell>
          <table:table-cell table:formula="of:=([.A1322]-[.B1322])*([.A1322]-[.B1322])" office:value-type="float" office:value="0.035178003364" calcext:value-type="float">
            <text:p>0.035178003364</text:p>
          </table:table-cell>
          <table:table-cell/>
        </table:table-row>
        <table:table-row table:style-name="ro1">
          <table:table-cell office:value-type="float" office:value="0.770631" calcext:value-type="float">
            <text:p>0.770631</text:p>
          </table:table-cell>
          <table:table-cell office:value-type="float" office:value="0.807545" calcext:value-type="float">
            <text:p>0.807545</text:p>
          </table:table-cell>
          <table:table-cell table:formula="of:=([.A1323]*[.A1323])" office:value-type="float" office:value="0.593872138161" calcext:value-type="float">
            <text:p>0.593872138161</text:p>
          </table:table-cell>
          <table:table-cell table:formula="of:=([.A1323]-[.B1323])*([.A1323]-[.B1323])" office:value-type="float" office:value="0.001362643396" calcext:value-type="float">
            <text:p>0.001362643396</text:p>
          </table:table-cell>
          <table:table-cell/>
        </table:table-row>
        <table:table-row table:style-name="ro1">
          <table:table-cell office:value-type="float" office:value="0.770631" calcext:value-type="float">
            <text:p>0.770631</text:p>
          </table:table-cell>
          <table:table-cell office:value-type="float" office:value="0.9173" calcext:value-type="float">
            <text:p>0.9173</text:p>
          </table:table-cell>
          <table:table-cell table:formula="of:=([.A1324]*[.A1324])" office:value-type="float" office:value="0.593872138161" calcext:value-type="float">
            <text:p>0.593872138161</text:p>
          </table:table-cell>
          <table:table-cell table:formula="of:=([.A1324]-[.B1324])*([.A1324]-[.B1324])" office:value-type="float" office:value="0.021511795561" calcext:value-type="float">
            <text:p>0.021511795561</text:p>
          </table:table-cell>
          <table:table-cell/>
        </table:table-row>
        <table:table-row table:style-name="ro1">
          <table:table-cell office:value-type="float" office:value="0.770631" calcext:value-type="float">
            <text:p>0.770631</text:p>
          </table:table-cell>
          <table:table-cell office:value-type="float" office:value="0.925608" calcext:value-type="float">
            <text:p>0.925608</text:p>
          </table:table-cell>
          <table:table-cell table:formula="of:=([.A1325]*[.A1325])" office:value-type="float" office:value="0.593872138161" calcext:value-type="float">
            <text:p>0.593872138161</text:p>
          </table:table-cell>
          <table:table-cell table:formula="of:=([.A1325]-[.B1325])*([.A1325]-[.B1325])" office:value-type="float" office:value="0.024017870529" calcext:value-type="float">
            <text:p>0.024017870529</text:p>
          </table:table-cell>
          <table:table-cell/>
        </table:table-row>
        <table:table-row table:style-name="ro1">
          <table:table-cell office:value-type="float" office:value="0.976125" calcext:value-type="float">
            <text:p>0.976125</text:p>
          </table:table-cell>
          <table:table-cell office:value-type="float" office:value="0.998192" calcext:value-type="float">
            <text:p>0.998192</text:p>
          </table:table-cell>
          <table:table-cell table:formula="of:=([.A1326]*[.A1326])" office:value-type="float" office:value="0.952820015625" calcext:value-type="float">
            <text:p>0.952820015625</text:p>
          </table:table-cell>
          <table:table-cell table:formula="of:=([.A1326]-[.B1326])*([.A1326]-[.B1326])" office:value-type="float" office:value="0.000486952488999998" calcext:value-type="float">
            <text:p>0.000486952488999998</text:p>
          </table:table-cell>
          <table:table-cell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99997" calcext:value-type="float">
            <text:p>0.999997</text:p>
          </table:table-cell>
          <table:table-cell table:formula="of:=([.A1327]*[.A1327])" office:value-type="float" office:value="0.999974000169" calcext:value-type="float">
            <text:p>0.999974000169</text:p>
          </table:table-cell>
          <table:table-cell table:formula="of:=([.A1327]-[.B1327])*([.A1327]-[.B1327])" office:value-type="float" office:value="0.0000000001" calcext:value-type="float">
            <text:p>1.0000000000131E-10</text:p>
          </table:table-cell>
          <table:table-cell/>
        </table:table-row>
        <table:table-row table:style-name="ro1">
          <table:table-cell office:value-type="float" office:value="0.00000274181" calcext:value-type="float">
            <text:p>0.00000274181</text:p>
          </table:table-cell>
          <table:table-cell office:value-type="float" office:value="0.00000296835" calcext:value-type="float">
            <text:p>0.00000296835</text:p>
          </table:table-cell>
          <table:table-cell table:formula="of:=([.A1328]*[.A1328])" office:value-type="float" office:value="0.00000000000751752208" calcext:value-type="float">
            <text:p>7.5175220761E-12</text:p>
          </table:table-cell>
          <table:table-cell table:formula="of:=([.A1328]-[.B1328])*([.A1328]-[.B1328])" office:value-type="float" office:value="0.00000000000005132037" calcext:value-type="float">
            <text:p>5.13203716000001E-14</text:p>
          </table:table-cell>
          <table:table-cell/>
        </table:table-row>
        <table:table-row table:style-name="ro1">
          <table:table-cell office:value-type="float" office:value="0.0000063777" calcext:value-type="float">
            <text:p>0.0000063777</text:p>
          </table:table-cell>
          <table:table-cell office:value-type="float" office:value="0.00168009" calcext:value-type="float">
            <text:p>0.00168009</text:p>
          </table:table-cell>
          <table:table-cell table:formula="of:=([.A1329]*[.A1329])" office:value-type="float" office:value="0.00000000004067505729" calcext:value-type="float">
            <text:p>4.067505729E-11</text:p>
          </table:table-cell>
          <table:table-cell table:formula="of:=([.A1329]-[.B1329])*([.A1329]-[.B1329])" office:value-type="float" office:value="0.00000280131286317129" calcext:value-type="float">
            <text:p>2.80131286317129E-06</text:p>
          </table:table-cell>
          <table:table-cell/>
        </table:table-row>
        <table:table-row table:style-name="ro1">
          <table:table-cell office:value-type="float" office:value="0.0000240803" calcext:value-type="float">
            <text:p>0.0000240803</text:p>
          </table:table-cell>
          <table:table-cell office:value-type="float" office:value="0.000200312" calcext:value-type="float">
            <text:p>0.000200312</text:p>
          </table:table-cell>
          <table:table-cell table:formula="of:=([.A1330]*[.A1330])" office:value-type="float" office:value="0.00000000057986084809" calcext:value-type="float">
            <text:p>5.7986084809E-10</text:p>
          </table:table-cell>
          <table:table-cell table:formula="of:=([.A1330]-[.B1330])*([.A1330]-[.B1330])" office:value-type="float" office:value="0.00000003105761208489" calcext:value-type="float">
            <text:p>3.105761208489E-08</text:p>
          </table:table-cell>
          <table:table-cell/>
        </table:table-row>
        <table:table-row table:style-name="ro1">
          <table:table-cell office:value-type="float" office:value="0.0000857115" calcext:value-type="float">
            <text:p>0.0000857115</text:p>
          </table:table-cell>
          <table:table-cell office:value-type="float" office:value="0.000225142" calcext:value-type="float">
            <text:p>0.000225142</text:p>
          </table:table-cell>
          <table:table-cell table:formula="of:=([.A1331]*[.A1331])" office:value-type="float" office:value="0.00000000734646123225" calcext:value-type="float">
            <text:p>7.34646123225E-09</text:p>
          </table:table-cell>
          <table:table-cell table:formula="of:=([.A1331]-[.B1331])*([.A1331]-[.B1331])" office:value-type="float" office:value="0.00000001944086433025" calcext:value-type="float">
            <text:p>1.944086433025E-08</text:p>
          </table:table-cell>
          <table:table-cell/>
        </table:table-row>
        <table:table-row table:style-name="ro1">
          <table:table-cell office:value-type="float" office:value="0.000110269" calcext:value-type="float">
            <text:p>0.000110269</text:p>
          </table:table-cell>
          <table:table-cell office:value-type="float" office:value="0.000710862" calcext:value-type="float">
            <text:p>0.000710862</text:p>
          </table:table-cell>
          <table:table-cell table:formula="of:=([.A1332]*[.A1332])" office:value-type="float" office:value="0.000000012159252361" calcext:value-type="float">
            <text:p>1.2159252361E-08</text:p>
          </table:table-cell>
          <table:table-cell table:formula="of:=([.A1332]-[.B1332])*([.A1332]-[.B1332])" office:value-type="float" office:value="0.000000360711951649" calcext:value-type="float">
            <text:p>3.60711951649E-07</text:p>
          </table:table-cell>
          <table:table-cell/>
        </table:table-row>
        <table:table-row table:style-name="ro1">
          <table:table-cell office:value-type="float" office:value="0.000110269" calcext:value-type="float">
            <text:p>0.000110269</text:p>
          </table:table-cell>
          <table:table-cell office:value-type="float" office:value="0.00106666" calcext:value-type="float">
            <text:p>0.00106666</text:p>
          </table:table-cell>
          <table:table-cell table:formula="of:=([.A1333]*[.A1333])" office:value-type="float" office:value="0.000000012159252361" calcext:value-type="float">
            <text:p>1.2159252361E-08</text:p>
          </table:table-cell>
          <table:table-cell table:formula="of:=([.A1333]-[.B1333])*([.A1333]-[.B1333])" office:value-type="float" office:value="0.000000914683744881" calcext:value-type="float">
            <text:p>9.14683744881E-07</text:p>
          </table:table-cell>
          <table:table-cell/>
        </table:table-row>
        <table:table-row table:style-name="ro1">
          <table:table-cell office:value-type="float" office:value="0.000110269" calcext:value-type="float">
            <text:p>0.000110269</text:p>
          </table:table-cell>
          <table:table-cell office:value-type="float" office:value="0.00141641" calcext:value-type="float">
            <text:p>0.00141641</text:p>
          </table:table-cell>
          <table:table-cell table:formula="of:=([.A1334]*[.A1334])" office:value-type="float" office:value="0.000000012159252361" calcext:value-type="float">
            <text:p>1.2159252361E-08</text:p>
          </table:table-cell>
          <table:table-cell table:formula="of:=([.A1334]-[.B1334])*([.A1334]-[.B1334])" office:value-type="float" office:value="0.000001706004311881" calcext:value-type="float">
            <text:p>1.706004311881E-06</text:p>
          </table:table-cell>
          <table:table-cell/>
        </table:table-row>
        <table:table-row table:style-name="ro1">
          <table:table-cell office:value-type="float" office:value="0.0000888109" calcext:value-type="float">
            <text:p>0.0000888109</text:p>
          </table:table-cell>
          <table:table-cell office:value-type="float" office:value="0.000263332" calcext:value-type="float">
            <text:p>0.000263332</text:p>
          </table:table-cell>
          <table:table-cell table:formula="of:=([.A1335]*[.A1335])" office:value-type="float" office:value="0.00000000788737595881" calcext:value-type="float">
            <text:p>7.88737595881E-09</text:p>
          </table:table-cell>
          <table:table-cell table:formula="of:=([.A1335]-[.B1335])*([.A1335]-[.B1335])" office:value-type="float" office:value="0.00000003045761434521" calcext:value-type="float">
            <text:p>3.045761434521E-08</text:p>
          </table:table-cell>
          <table:table-cell/>
        </table:table-row>
        <table:table-row table:style-name="ro1">
          <table:table-cell office:value-type="float" office:value="0.00009197" calcext:value-type="float">
            <text:p>0.00009197</text:p>
          </table:table-cell>
          <table:table-cell office:value-type="float" office:value="0.000383775" calcext:value-type="float">
            <text:p>0.000383775</text:p>
          </table:table-cell>
          <table:table-cell table:formula="of:=([.A1336]*[.A1336])" office:value-type="float" office:value="0.0000000084584809" calcext:value-type="float">
            <text:p>0.0000000084584809</text:p>
          </table:table-cell>
          <table:table-cell table:formula="of:=([.A1336]-[.B1336])*([.A1336]-[.B1336])" office:value-type="float" office:value="0.000000085150158025" calcext:value-type="float">
            <text:p>8.5150158025E-08</text:p>
          </table:table-cell>
          <table:table-cell/>
        </table:table-row>
        <table:table-row table:style-name="ro1">
          <table:table-cell office:value-type="float" office:value="0.00009197" calcext:value-type="float">
            <text:p>0.00009197</text:p>
          </table:table-cell>
          <table:table-cell office:value-type="float" office:value="0.000375501" calcext:value-type="float">
            <text:p>0.000375501</text:p>
          </table:table-cell>
          <table:table-cell table:formula="of:=([.A1337]*[.A1337])" office:value-type="float" office:value="0.0000000084584809" calcext:value-type="float">
            <text:p>0.0000000084584809</text:p>
          </table:table-cell>
          <table:table-cell table:formula="of:=([.A1337]-[.B1337])*([.A1337]-[.B1337])" office:value-type="float" office:value="0.000000080389827961" calcext:value-type="float">
            <text:p>8.0389827961E-08</text:p>
          </table:table-cell>
          <table:table-cell/>
        </table:table-row>
        <table:table-row table:style-name="ro1">
          <table:table-cell office:value-type="float" office:value="0.000105381" calcext:value-type="float">
            <text:p>0.000105381</text:p>
          </table:table-cell>
          <table:table-cell office:value-type="float" office:value="0.000642106" calcext:value-type="float">
            <text:p>0.000642106</text:p>
          </table:table-cell>
          <table:table-cell table:formula="of:=([.A1338]*[.A1338])" office:value-type="float" office:value="0.000000011105155161" calcext:value-type="float">
            <text:p>1.1105155161E-08</text:p>
          </table:table-cell>
          <table:table-cell table:formula="of:=([.A1338]-[.B1338])*([.A1338]-[.B1338])" office:value-type="float" office:value="0.000000288073725625" calcext:value-type="float">
            <text:p>2.88073725625E-07</text:p>
          </table:table-cell>
          <table:table-cell/>
        </table:table-row>
        <table:table-row table:style-name="ro1">
          <table:table-cell office:value-type="float" office:value="0.000170529" calcext:value-type="float">
            <text:p>0.000170529</text:p>
          </table:table-cell>
          <table:table-cell office:value-type="float" office:value="0.0463026" calcext:value-type="float">
            <text:p>0.0463026</text:p>
          </table:table-cell>
          <table:table-cell table:formula="of:=([.A1339]*[.A1339])" office:value-type="float" office:value="0.000000029080139841" calcext:value-type="float">
            <text:p>2.9080139841E-08</text:p>
          </table:table-cell>
          <table:table-cell table:formula="of:=([.A1339]-[.B1339])*([.A1339]-[.B1339])" office:value-type="float" office:value="0.00212816797474904" calcext:value-type="float">
            <text:p>0.00212816797474904</text:p>
          </table:table-cell>
          <table:table-cell/>
        </table:table-row>
        <table:table-row table:style-name="ro1">
          <table:table-cell office:value-type="float" office:value="0.000170529" calcext:value-type="float">
            <text:p>0.000170529</text:p>
          </table:table-cell>
          <table:table-cell office:value-type="float" office:value="0.0499202" calcext:value-type="float">
            <text:p>0.0499202</text:p>
          </table:table-cell>
          <table:table-cell table:formula="of:=([.A1340]*[.A1340])" office:value-type="float" office:value="0.000000029080139841" calcext:value-type="float">
            <text:p>2.9080139841E-08</text:p>
          </table:table-cell>
          <table:table-cell table:formula="of:=([.A1340]-[.B1340])*([.A1340]-[.B1340])" office:value-type="float" office:value="0.00247502976460824" calcext:value-type="float">
            <text:p>0.00247502976460824</text:p>
          </table:table-cell>
          <table:table-cell/>
        </table:table-row>
        <table:table-row table:style-name="ro1">
          <table:table-cell office:value-type="float" office:value="0.000170529" calcext:value-type="float">
            <text:p>0.000170529</text:p>
          </table:table-cell>
          <table:table-cell office:value-type="float" office:value="0.0387511" calcext:value-type="float">
            <text:p>0.0387511</text:p>
          </table:table-cell>
          <table:table-cell table:formula="of:=([.A1341]*[.A1341])" office:value-type="float" office:value="0.000000029080139841" calcext:value-type="float">
            <text:p>2.9080139841E-08</text:p>
          </table:table-cell>
          <table:table-cell table:formula="of:=([.A1341]-[.B1341])*([.A1341]-[.B1341])" office:value-type="float" office:value="0.00148846045868604" calcext:value-type="float">
            <text:p>0.00148846045868604</text:p>
          </table:table-cell>
          <table:table-cell/>
        </table:table-row>
        <table:table-row table:style-name="ro1">
          <table:table-cell office:value-type="float" office:value="0.000172555" calcext:value-type="float">
            <text:p>0.000172555</text:p>
          </table:table-cell>
          <table:table-cell office:value-type="float" office:value="0.0842388" calcext:value-type="float">
            <text:p>0.0842388</text:p>
          </table:table-cell>
          <table:table-cell table:formula="of:=([.A1342]*[.A1342])" office:value-type="float" office:value="0.000000029775228025" calcext:value-type="float">
            <text:p>2.9775228025E-08</text:p>
          </table:table-cell>
          <table:table-cell table:formula="of:=([.A1342]-[.B1342])*([.A1342]-[.B1342])" office:value-type="float" office:value="0.00706713354840003" calcext:value-type="float">
            <text:p>0.00706713354840003</text:p>
          </table:table-cell>
          <table:table-cell/>
        </table:table-row>
        <table:table-row table:style-name="ro1">
          <table:table-cell office:value-type="float" office:value="0.000172555" calcext:value-type="float">
            <text:p>0.000172555</text:p>
          </table:table-cell>
          <table:table-cell office:value-type="float" office:value="0.0690645" calcext:value-type="float">
            <text:p>0.0690645</text:p>
          </table:table-cell>
          <table:table-cell table:formula="of:=([.A1343]*[.A1343])" office:value-type="float" office:value="0.000000029775228025" calcext:value-type="float">
            <text:p>2.9775228025E-08</text:p>
          </table:table-cell>
          <table:table-cell table:formula="of:=([.A1343]-[.B1343])*([.A1343]-[.B1343])" office:value-type="float" office:value="0.00474610008588302" calcext:value-type="float">
            <text:p>0.00474610008588302</text:p>
          </table:table-cell>
          <table:table-cell/>
        </table:table-row>
        <table:table-row table:style-name="ro1">
          <table:table-cell office:value-type="float" office:value="0.000126004" calcext:value-type="float">
            <text:p>0.000126004</text:p>
          </table:table-cell>
          <table:table-cell office:value-type="float" office:value="0.00803731" calcext:value-type="float">
            <text:p>0.00803731</text:p>
          </table:table-cell>
          <table:table-cell table:formula="of:=([.A1344]*[.A1344])" office:value-type="float" office:value="0.000000015877008016" calcext:value-type="float">
            <text:p>1.5877008016E-08</text:p>
          </table:table-cell>
          <table:table-cell table:formula="of:=([.A1344]-[.B1344])*([.A1344]-[.B1344])" office:value-type="float" office:value="0.000062588762625636" calcext:value-type="float">
            <text:p>6.2588762625636E-05</text:p>
          </table:table-cell>
          <table:table-cell/>
        </table:table-row>
        <table:table-row table:style-name="ro1">
          <table:table-cell office:value-type="float" office:value="0.000336111" calcext:value-type="float">
            <text:p>0.000336111</text:p>
          </table:table-cell>
          <table:table-cell office:value-type="float" office:value="0.0260651" calcext:value-type="float">
            <text:p>0.0260651</text:p>
          </table:table-cell>
          <table:table-cell table:formula="of:=([.A1345]*[.A1345])" office:value-type="float" office:value="0.000000112970604321" calcext:value-type="float">
            <text:p>1.12970604321E-07</text:p>
          </table:table-cell>
          <table:table-cell table:formula="of:=([.A1345]-[.B1345])*([.A1345]-[.B1345])" office:value-type="float" office:value="0.000661980874962121" calcext:value-type="float">
            <text:p>0.000661980874962121</text:p>
          </table:table-cell>
          <table:table-cell/>
        </table:table-row>
        <table:table-row table:style-name="ro1">
          <table:table-cell office:value-type="float" office:value="0.000336111" calcext:value-type="float">
            <text:p>0.000336111</text:p>
          </table:table-cell>
          <table:table-cell office:value-type="float" office:value="0.0271885" calcext:value-type="float">
            <text:p>0.0271885</text:p>
          </table:table-cell>
          <table:table-cell table:formula="of:=([.A1346]*[.A1346])" office:value-type="float" office:value="0.000000112970604321" calcext:value-type="float">
            <text:p>1.12970604321E-07</text:p>
          </table:table-cell>
          <table:table-cell table:formula="of:=([.A1346]-[.B1346])*([.A1346]-[.B1346])" office:value-type="float" office:value="0.000721050795007321" calcext:value-type="float">
            <text:p>0.000721050795007321</text:p>
          </table:table-cell>
          <table:table-cell/>
        </table:table-row>
        <table:table-row table:style-name="ro1">
          <table:table-cell office:value-type="float" office:value="0.00608081" calcext:value-type="float">
            <text:p>0.00608081</text:p>
          </table:table-cell>
          <table:table-cell office:value-type="float" office:value="0.174687" calcext:value-type="float">
            <text:p>0.174687</text:p>
          </table:table-cell>
          <table:table-cell table:formula="of:=([.A1347]*[.A1347])" office:value-type="float" office:value="0.0000369762502561" calcext:value-type="float">
            <text:p>0.0000369762502561</text:p>
          </table:table-cell>
          <table:table-cell table:formula="of:=([.A1347]-[.B1347])*([.A1347]-[.B1347])" office:value-type="float" office:value="0.0284280473063161" calcext:value-type="float">
            <text:p>0.0284280473063161</text:p>
          </table:table-cell>
          <table:table-cell/>
        </table:table-row>
        <table:table-row table:style-name="ro1">
          <table:table-cell office:value-type="float" office:value="0.0655959" calcext:value-type="float">
            <text:p>0.0655959</text:p>
          </table:table-cell>
          <table:table-cell office:value-type="float" office:value="0.221688" calcext:value-type="float">
            <text:p>0.221688</text:p>
          </table:table-cell>
          <table:table-cell table:formula="of:=([.A1348]*[.A1348])" office:value-type="float" office:value="0.00430282209681" calcext:value-type="float">
            <text:p>0.00430282209681</text:p>
          </table:table-cell>
          <table:table-cell table:formula="of:=([.A1348]-[.B1348])*([.A1348]-[.B1348])" office:value-type="float" office:value="0.02436474368241" calcext:value-type="float">
            <text:p>0.02436474368241</text:p>
          </table:table-cell>
          <table:table-cell/>
        </table:table-row>
        <table:table-row table:style-name="ro1">
          <table:table-cell office:value-type="float" office:value="0.0837312" calcext:value-type="float">
            <text:p>0.0837312</text:p>
          </table:table-cell>
          <table:table-cell office:value-type="float" office:value="0.227511" calcext:value-type="float">
            <text:p>0.227511</text:p>
          </table:table-cell>
          <table:table-cell table:formula="of:=([.A1349]*[.A1349])" office:value-type="float" office:value="0.00701091385344" calcext:value-type="float">
            <text:p>0.00701091385344</text:p>
          </table:table-cell>
          <table:table-cell table:formula="of:=([.A1349]-[.B1349])*([.A1349]-[.B1349])" office:value-type="float" office:value="0.02067263088804" calcext:value-type="float">
            <text:p>0.02067263088804</text:p>
          </table:table-cell>
          <table:table-cell/>
        </table:table-row>
        <table:table-row table:style-name="ro1">
          <table:table-cell office:value-type="float" office:value="0.0837313" calcext:value-type="float">
            <text:p>0.0837313</text:p>
          </table:table-cell>
          <table:table-cell office:value-type="float" office:value="0.201501" calcext:value-type="float">
            <text:p>0.201501</text:p>
          </table:table-cell>
          <table:table-cell table:formula="of:=([.A1350]*[.A1350])" office:value-type="float" office:value="0.00701093059969" calcext:value-type="float">
            <text:p>0.00701093059969</text:p>
          </table:table-cell>
          <table:table-cell table:formula="of:=([.A1350]-[.B1350])*([.A1350]-[.B1350])" office:value-type="float" office:value="0.01386970223809" calcext:value-type="float">
            <text:p>0.01386970223809</text:p>
          </table:table-cell>
          <table:table-cell/>
        </table:table-row>
        <table:table-row table:style-name="ro1">
          <table:table-cell office:value-type="float" office:value="0.0837313" calcext:value-type="float">
            <text:p>0.0837313</text:p>
          </table:table-cell>
          <table:table-cell office:value-type="float" office:value="0.208985" calcext:value-type="float">
            <text:p>0.208985</text:p>
          </table:table-cell>
          <table:table-cell table:formula="of:=([.A1351]*[.A1351])" office:value-type="float" office:value="0.00701093059969" calcext:value-type="float">
            <text:p>0.00701093059969</text:p>
          </table:table-cell>
          <table:table-cell table:formula="of:=([.A1351]-[.B1351])*([.A1351]-[.B1351])" office:value-type="float" office:value="0.01568848936369" calcext:value-type="float">
            <text:p>0.01568848936369</text:p>
          </table:table-cell>
          <table:table-cell/>
        </table:table-row>
        <table:table-row table:style-name="ro1">
          <table:table-cell office:value-type="float" office:value="0.0837313" calcext:value-type="float">
            <text:p>0.0837313</text:p>
          </table:table-cell>
          <table:table-cell office:value-type="float" office:value="0.24311" calcext:value-type="float">
            <text:p>0.24311</text:p>
          </table:table-cell>
          <table:table-cell table:formula="of:=([.A1352]*[.A1352])" office:value-type="float" office:value="0.00701093059969" calcext:value-type="float">
            <text:p>0.00701093059969</text:p>
          </table:table-cell>
          <table:table-cell table:formula="of:=([.A1352]-[.B1352])*([.A1352]-[.B1352])" office:value-type="float" office:value="0.02540157001369" calcext:value-type="float">
            <text:p>0.02540157001369</text:p>
          </table:table-cell>
          <table:table-cell/>
        </table:table-row>
        <table:table-row table:style-name="ro1">
          <table:table-cell office:value-type="float" office:value="0.0837312" calcext:value-type="float">
            <text:p>0.0837312</text:p>
          </table:table-cell>
          <table:table-cell office:value-type="float" office:value="0.202509" calcext:value-type="float">
            <text:p>0.202509</text:p>
          </table:table-cell>
          <table:table-cell table:formula="of:=([.A1353]*[.A1353])" office:value-type="float" office:value="0.00701091385344" calcext:value-type="float">
            <text:p>0.00701091385344</text:p>
          </table:table-cell>
          <table:table-cell table:formula="of:=([.A1353]-[.B1353])*([.A1353]-[.B1353])" office:value-type="float" office:value="0.01410816577284" calcext:value-type="float">
            <text:p>0.01410816577284</text:p>
          </table:table-cell>
          <table:table-cell/>
        </table:table-row>
        <table:table-row table:style-name="ro1">
          <table:table-cell office:value-type="float" office:value="0.0837312" calcext:value-type="float">
            <text:p>0.0837312</text:p>
          </table:table-cell>
          <table:table-cell office:value-type="float" office:value="0.271455" calcext:value-type="float">
            <text:p>0.271455</text:p>
          </table:table-cell>
          <table:table-cell table:formula="of:=([.A1354]*[.A1354])" office:value-type="float" office:value="0.00701091385344" calcext:value-type="float">
            <text:p>0.00701091385344</text:p>
          </table:table-cell>
          <table:table-cell table:formula="of:=([.A1354]-[.B1354])*([.A1354]-[.B1354])" office:value-type="float" office:value="0.03524022508644" calcext:value-type="float">
            <text:p>0.03524022508644</text:p>
          </table:table-cell>
          <table:table-cell/>
        </table:table-row>
        <table:table-row table:style-name="ro1">
          <table:table-cell office:value-type="float" office:value="0.126245" calcext:value-type="float">
            <text:p>0.126245</text:p>
          </table:table-cell>
          <table:table-cell office:value-type="float" office:value="0.416696" calcext:value-type="float">
            <text:p>0.416696</text:p>
          </table:table-cell>
          <table:table-cell table:formula="of:=([.A1355]*[.A1355])" office:value-type="float" office:value="0.015937800025" calcext:value-type="float">
            <text:p>0.015937800025</text:p>
          </table:table-cell>
          <table:table-cell table:formula="of:=([.A1355]-[.B1355])*([.A1355]-[.B1355])" office:value-type="float" office:value="0.084361783401" calcext:value-type="float">
            <text:p>0.084361783401</text:p>
          </table:table-cell>
          <table:table-cell/>
        </table:table-row>
        <table:table-row table:style-name="ro1">
          <table:table-cell office:value-type="float" office:value="0.126245" calcext:value-type="float">
            <text:p>0.126245</text:p>
          </table:table-cell>
          <table:table-cell office:value-type="float" office:value="0.45137" calcext:value-type="float">
            <text:p>0.45137</text:p>
          </table:table-cell>
          <table:table-cell table:formula="of:=([.A1356]*[.A1356])" office:value-type="float" office:value="0.015937800025" calcext:value-type="float">
            <text:p>0.015937800025</text:p>
          </table:table-cell>
          <table:table-cell table:formula="of:=([.A1356]-[.B1356])*([.A1356]-[.B1356])" office:value-type="float" office:value="0.105706265625" calcext:value-type="float">
            <text:p>0.105706265625</text:p>
          </table:table-cell>
          <table:table-cell/>
        </table:table-row>
        <table:table-row table:style-name="ro1">
          <table:table-cell office:value-type="float" office:value="0.146904" calcext:value-type="float">
            <text:p>0.146904</text:p>
          </table:table-cell>
          <table:table-cell office:value-type="float" office:value="0.500163" calcext:value-type="float">
            <text:p>0.500163</text:p>
          </table:table-cell>
          <table:table-cell table:formula="of:=([.A1357]*[.A1357])" office:value-type="float" office:value="0.021580785216" calcext:value-type="float">
            <text:p>0.021580785216</text:p>
          </table:table-cell>
          <table:table-cell table:formula="of:=([.A1357]-[.B1357])*([.A1357]-[.B1357])" office:value-type="float" office:value="0.124791921081" calcext:value-type="float">
            <text:p>0.124791921081</text:p>
          </table:table-cell>
          <table:table-cell/>
        </table:table-row>
        <table:table-row table:style-name="ro1">
          <table:table-cell office:value-type="float" office:value="0.288313" calcext:value-type="float">
            <text:p>0.288313</text:p>
          </table:table-cell>
          <table:table-cell office:value-type="float" office:value="0.574756" calcext:value-type="float">
            <text:p>0.574756</text:p>
          </table:table-cell>
          <table:table-cell table:formula="of:=([.A1358]*[.A1358])" office:value-type="float" office:value="0.083124385969" calcext:value-type="float">
            <text:p>0.083124385969</text:p>
          </table:table-cell>
          <table:table-cell table:formula="of:=([.A1358]-[.B1358])*([.A1358]-[.B1358])" office:value-type="float" office:value="0.082049592249" calcext:value-type="float">
            <text:p>0.082049592249</text:p>
          </table:table-cell>
          <table:table-cell/>
        </table:table-row>
        <table:table-row table:style-name="ro1">
          <table:table-cell office:value-type="float" office:value="0.288313" calcext:value-type="float">
            <text:p>0.288313</text:p>
          </table:table-cell>
          <table:table-cell office:value-type="float" office:value="0.601194" calcext:value-type="float">
            <text:p>0.601194</text:p>
          </table:table-cell>
          <table:table-cell table:formula="of:=([.A1359]*[.A1359])" office:value-type="float" office:value="0.083124385969" calcext:value-type="float">
            <text:p>0.083124385969</text:p>
          </table:table-cell>
          <table:table-cell table:formula="of:=([.A1359]-[.B1359])*([.A1359]-[.B1359])" office:value-type="float" office:value="0.097894520161" calcext:value-type="float">
            <text:p>0.097894520161</text:p>
          </table:table-cell>
          <table:table-cell/>
        </table:table-row>
        <table:table-row table:style-name="ro1">
          <table:table-cell office:value-type="float" office:value="0.277653" calcext:value-type="float">
            <text:p>0.277653</text:p>
          </table:table-cell>
          <table:table-cell office:value-type="float" office:value="0.586306" calcext:value-type="float">
            <text:p>0.586306</text:p>
          </table:table-cell>
          <table:table-cell table:formula="of:=([.A1360]*[.A1360])" office:value-type="float" office:value="0.077091188409" calcext:value-type="float">
            <text:p>0.077091188409</text:p>
          </table:table-cell>
          <table:table-cell table:formula="of:=([.A1360]-[.B1360])*([.A1360]-[.B1360])" office:value-type="float" office:value="0.095266674409" calcext:value-type="float">
            <text:p>0.095266674409</text:p>
          </table:table-cell>
          <table:table-cell/>
        </table:table-row>
        <table:table-row table:style-name="ro1">
          <table:table-cell office:value-type="float" office:value="0.660149" calcext:value-type="float">
            <text:p>0.660149</text:p>
          </table:table-cell>
          <table:table-cell office:value-type="float" office:value="0.746771" calcext:value-type="float">
            <text:p>0.746771</text:p>
          </table:table-cell>
          <table:table-cell table:formula="of:=([.A1361]*[.A1361])" office:value-type="float" office:value="0.435796702201" calcext:value-type="float">
            <text:p>0.435796702201</text:p>
          </table:table-cell>
          <table:table-cell table:formula="of:=([.A1361]-[.B1361])*([.A1361]-[.B1361])" office:value-type="float" office:value="0.007503370884" calcext:value-type="float">
            <text:p>0.007503370884</text:p>
          </table:table-cell>
          <table:table-cell/>
        </table:table-row>
        <table:table-row table:style-name="ro1">
          <table:table-cell office:value-type="float" office:value="0.660149" calcext:value-type="float">
            <text:p>0.660149</text:p>
          </table:table-cell>
          <table:table-cell office:value-type="float" office:value="0.84825" calcext:value-type="float">
            <text:p>0.84825</text:p>
          </table:table-cell>
          <table:table-cell table:formula="of:=([.A1362]*[.A1362])" office:value-type="float" office:value="0.435796702201" calcext:value-type="float">
            <text:p>0.435796702201</text:p>
          </table:table-cell>
          <table:table-cell table:formula="of:=([.A1362]-[.B1362])*([.A1362]-[.B1362])" office:value-type="float" office:value="0.035381986201" calcext:value-type="float">
            <text:p>0.035381986201</text:p>
          </table:table-cell>
          <table:table-cell/>
        </table:table-row>
        <table:table-row table:style-name="ro1">
          <table:table-cell office:value-type="float" office:value="0.660149" calcext:value-type="float">
            <text:p>0.660149</text:p>
          </table:table-cell>
          <table:table-cell office:value-type="float" office:value="0.925358" calcext:value-type="float">
            <text:p>0.925358</text:p>
          </table:table-cell>
          <table:table-cell table:formula="of:=([.A1363]*[.A1363])" office:value-type="float" office:value="0.435796702201" calcext:value-type="float">
            <text:p>0.435796702201</text:p>
          </table:table-cell>
          <table:table-cell table:formula="of:=([.A1363]-[.B1363])*([.A1363]-[.B1363])" office:value-type="float" office:value="0.070335813681" calcext:value-type="float">
            <text:p>0.070335813681</text:p>
          </table:table-cell>
          <table:table-cell/>
        </table:table-row>
        <table:table-row table:style-name="ro1">
          <table:table-cell office:value-type="float" office:value="0.855424" calcext:value-type="float">
            <text:p>0.855424</text:p>
          </table:table-cell>
          <table:table-cell office:value-type="float" office:value="0.944446" calcext:value-type="float">
            <text:p>0.944446</text:p>
          </table:table-cell>
          <table:table-cell table:formula="of:=([.A1364]*[.A1364])" office:value-type="float" office:value="0.731750219776" calcext:value-type="float">
            <text:p>0.731750219776</text:p>
          </table:table-cell>
          <table:table-cell table:formula="of:=([.A1364]-[.B1364])*([.A1364]-[.B1364])" office:value-type="float" office:value="0.00792491648400001" calcext:value-type="float">
            <text:p>0.00792491648400001</text:p>
          </table:table-cell>
          <table:table-cell/>
        </table:table-row>
        <table:table-row table:style-name="ro1">
          <table:table-cell office:value-type="float" office:value="0.988858" calcext:value-type="float">
            <text:p>0.988858</text:p>
          </table:table-cell>
          <table:table-cell office:value-type="float" office:value="0.997717" calcext:value-type="float">
            <text:p>0.997717</text:p>
          </table:table-cell>
          <table:table-cell table:formula="of:=([.A1365]*[.A1365])" office:value-type="float" office:value="0.977840144164" calcext:value-type="float">
            <text:p>0.977840144164</text:p>
          </table:table-cell>
          <table:table-cell table:formula="of:=([.A1365]-[.B1365])*([.A1365]-[.B1365])" office:value-type="float" office:value="0.0000784818809999991" calcext:value-type="float">
            <text:p>7.84818809999991E-05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8726" calcext:value-type="float">
            <text:p>0.998726</text:p>
          </table:table-cell>
          <table:table-cell table:formula="of:=([.A1366]*[.A1366])" office:value-type="float" office:value="0.999986000049" calcext:value-type="float">
            <text:p>0.999986000049</text:p>
          </table:table-cell>
          <table:table-cell table:formula="of:=([.A1366]-[.B1366])*([.A1366]-[.B1366])" office:value-type="float" office:value="0.00000160528900000005" calcext:value-type="float">
            <text:p>1.60528900000005E-06</text:p>
          </table:table-cell>
          <table:table-cell/>
        </table:table-row>
        <table:table-row table:style-name="ro1">
          <table:table-cell office:value-type="float" office:value="0.00000560284" calcext:value-type="float">
            <text:p>0.00000560284</text:p>
          </table:table-cell>
          <table:table-cell office:value-type="float" office:value="0.00000303222" calcext:value-type="float">
            <text:p>0.00000303222</text:p>
          </table:table-cell>
          <table:table-cell table:formula="of:=([.A1367]*[.A1367])" office:value-type="float" office:value="0.00000000003139181607" calcext:value-type="float">
            <text:p>3.13918160656E-11</text:p>
          </table:table-cell>
          <table:table-cell table:formula="of:=([.A1367]-[.B1367])*([.A1367]-[.B1367])" office:value-type="float" office:value="0.00000000000660808718" calcext:value-type="float">
            <text:p>6.6080871844E-12</text:p>
          </table:table-cell>
          <table:table-cell/>
        </table:table-row>
        <table:table-row table:style-name="ro1">
          <table:table-cell office:value-type="float" office:value="0.00000417233" calcext:value-type="float">
            <text:p>0.00000417233</text:p>
          </table:table-cell>
          <table:table-cell office:value-type="float" office:value="0.0018018" calcext:value-type="float">
            <text:p>0.0018018</text:p>
          </table:table-cell>
          <table:table-cell table:formula="of:=([.A1368]*[.A1368])" office:value-type="float" office:value="0.00000000001740833763" calcext:value-type="float">
            <text:p>1.74083376289E-11</text:p>
          </table:table-cell>
          <table:table-cell table:formula="of:=([.A1368]-[.B1368])*([.A1368]-[.B1368])" office:value-type="float" office:value="0.00000323146523994963" calcext:value-type="float">
            <text:p>3.23146523994963E-06</text:p>
          </table:table-cell>
          <table:table-cell/>
        </table:table-row>
        <table:table-row table:style-name="ro1">
          <table:table-cell office:value-type="float" office:value="0.00000226498" calcext:value-type="float">
            <text:p>0.00000226498</text:p>
          </table:table-cell>
          <table:table-cell office:value-type="float" office:value="0.0152357" calcext:value-type="float">
            <text:p>0.0152357</text:p>
          </table:table-cell>
          <table:table-cell table:formula="of:=([.A1369]*[.A1369])" office:value-type="float" office:value="0.0000000000051301344" calcext:value-type="float">
            <text:p>5.1301344004E-12</text:p>
          </table:table-cell>
          <table:table-cell table:formula="of:=([.A1369]-[.B1369])*([.A1369]-[.B1369])" office:value-type="float" office:value="0.000232057542508562" calcext:value-type="float">
            <text:p>0.000232057542508562</text:p>
          </table:table-cell>
          <table:table-cell/>
        </table:table-row>
        <table:table-row table:style-name="ro1">
          <table:table-cell office:value-type="float" office:value="0.00000226498" calcext:value-type="float">
            <text:p>0.00000226498</text:p>
          </table:table-cell>
          <table:table-cell office:value-type="float" office:value="0.0438874" calcext:value-type="float">
            <text:p>0.0438874</text:p>
          </table:table-cell>
          <table:table-cell table:formula="of:=([.A1370]*[.A1370])" office:value-type="float" office:value="0.0000000000051301344" calcext:value-type="float">
            <text:p>5.1301344004E-12</text:p>
          </table:table-cell>
          <table:table-cell table:formula="of:=([.A1370]-[.B1370])*([.A1370]-[.B1370])" office:value-type="float" office:value="0.00192590507572363" calcext:value-type="float">
            <text:p>0.00192590507572363</text:p>
          </table:table-cell>
          <table:table-cell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335762" calcext:value-type="float">
            <text:p>0.0335762</text:p>
          </table:table-cell>
          <table:table-cell table:formula="of:=([.A1371]*[.A1371])" office:value-type="float" office:value="0.00000000000102673636" calcext:value-type="float">
            <text:p>1.0267363584E-12</text:p>
          </table:table-cell>
          <table:table-cell table:formula="of:=([.A1371]-[.B1371])*([.A1371]-[.B1371])" office:value-type="float" office:value="0.00112729316328286" calcext:value-type="float">
            <text:p>0.00112729316328286</text:p>
          </table:table-cell>
          <table:table-cell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416318" calcext:value-type="float">
            <text:p>0.0416318</text:p>
          </table:table-cell>
          <table:table-cell table:formula="of:=([.A1372]*[.A1372])" office:value-type="float" office:value="3.55270834116E-015" calcext:value-type="float">
            <text:p>3.55270834116E-15</text:p>
          </table:table-cell>
          <table:table-cell table:formula="of:=([.A1372]-[.B1372])*([.A1372]-[.B1372])" office:value-type="float" office:value="0.00173320180834998" calcext:value-type="float">
            <text:p>0.00173320180834998</text:p>
          </table:table-cell>
          <table:table-cell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137232" calcext:value-type="float">
            <text:p>0.0137232</text:p>
          </table:table-cell>
          <table:table-cell table:formula="of:=([.A1373]*[.A1373])" office:value-type="float" office:value="0.000000000026275876" calcext:value-type="float">
            <text:p>2.6275876E-11</text:p>
          </table:table-cell>
          <table:table-cell table:formula="of:=([.A1373]-[.B1373])*([.A1373]-[.B1373])" office:value-type="float" office:value="0.000188185554269476" calcext:value-type="float">
            <text:p>0.000188185554269476</text:p>
          </table:table-cell>
          <table:table-cell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169124" calcext:value-type="float">
            <text:p>0.0169124</text:p>
          </table:table-cell>
          <table:table-cell table:formula="of:=([.A1374]*[.A1374])" office:value-type="float" office:value="0.000000000026275876" calcext:value-type="float">
            <text:p>2.6275876E-11</text:p>
          </table:table-cell>
          <table:table-cell table:formula="of:=([.A1374]-[.B1374])*([.A1374]-[.B1374])" office:value-type="float" office:value="0.000285855914111076" calcext:value-type="float">
            <text:p>0.000285855914111076</text:p>
          </table:table-cell>
          <table:table-cell/>
        </table:table-row>
        <table:table-row table:style-name="ro1">
          <table:table-cell office:value-type="float" office:value="0.00000602007" calcext:value-type="float">
            <text:p>0.00000602007</text:p>
          </table:table-cell>
          <table:table-cell office:value-type="float" office:value="0.0187204" calcext:value-type="float">
            <text:p>0.0187204</text:p>
          </table:table-cell>
          <table:table-cell table:formula="of:=([.A1375]*[.A1375])" office:value-type="float" office:value="0.0000000000362412428" calcext:value-type="float">
            <text:p>3.62412428049E-11</text:p>
          </table:table-cell>
          <table:table-cell table:formula="of:=([.A1375]-[.B1375])*([.A1375]-[.B1375])" office:value-type="float" office:value="0.000350228016164387" calcext:value-type="float">
            <text:p>0.000350228016164387</text:p>
          </table:table-cell>
          <table:table-cell/>
        </table:table-row>
        <table:table-row table:style-name="ro1">
          <table:table-cell office:value-type="float" office:value="0.0000123382" calcext:value-type="float">
            <text:p>0.0000123382</text:p>
          </table:table-cell>
          <table:table-cell office:value-type="float" office:value="0.00144298" calcext:value-type="float">
            <text:p>0.00144298</text:p>
          </table:table-cell>
          <table:table-cell table:formula="of:=([.A1376]*[.A1376])" office:value-type="float" office:value="0.00000000015223117924" calcext:value-type="float">
            <text:p>1.5223117924E-10</text:p>
          </table:table-cell>
          <table:table-cell table:formula="of:=([.A1376]-[.B1376])*([.A1376]-[.B1376])" office:value-type="float" office:value="0.00000204673595990724" calcext:value-type="float">
            <text:p>2.04673595990724E-06</text:p>
          </table:table-cell>
          <table:table-cell/>
        </table:table-row>
        <table:table-row table:style-name="ro1">
          <table:table-cell office:value-type="float" office:value="0.0000597835" calcext:value-type="float">
            <text:p>0.0000597835</text:p>
          </table:table-cell>
          <table:table-cell office:value-type="float" office:value="0.00991131" calcext:value-type="float">
            <text:p>0.00991131</text:p>
          </table:table-cell>
          <table:table-cell table:formula="of:=([.A1377]*[.A1377])" office:value-type="float" office:value="0.00000000357406687225" calcext:value-type="float">
            <text:p>3.57406687225E-09</text:p>
          </table:table-cell>
          <table:table-cell table:formula="of:=([.A1377]-[.B1377])*([.A1377]-[.B1377])" office:value-type="float" office:value="0.0000970525743802022" calcext:value-type="float">
            <text:p>9.70525743802022E-05</text:p>
          </table:table-cell>
          <table:table-cell/>
        </table:table-row>
        <table:table-row table:style-name="ro1">
          <table:table-cell office:value-type="float" office:value="0.00000953674" calcext:value-type="float">
            <text:p>0.00000953674</text:p>
          </table:table-cell>
          <table:table-cell office:value-type="float" office:value="0.0169197" calcext:value-type="float">
            <text:p>0.0169197</text:p>
          </table:table-cell>
          <table:table-cell table:formula="of:=([.A1378]*[.A1378])" office:value-type="float" office:value="0.00000000009094940983" calcext:value-type="float">
            <text:p>9.09494098276E-11</text:p>
          </table:table-cell>
          <table:table-cell table:formula="of:=([.A1378]-[.B1378])*([.A1378]-[.B1378])" office:value-type="float" office:value="0.000285953621479854" calcext:value-type="float">
            <text:p>0.000285953621479854</text:p>
          </table:table-cell>
          <table:table-cell/>
        </table:table-row>
        <table:table-row table:style-name="ro1">
          <table:table-cell office:value-type="float" office:value="0.00000500679" calcext:value-type="float">
            <text:p>0.00000500679</text:p>
          </table:table-cell>
          <table:table-cell office:value-type="float" office:value="0.00984326" calcext:value-type="float">
            <text:p>0.00984326</text:p>
          </table:table-cell>
          <table:table-cell table:formula="of:=([.A1379]*[.A1379])" office:value-type="float" office:value="0.0000000000250679461" calcext:value-type="float">
            <text:p>2.50679461041E-11</text:p>
          </table:table-cell>
          <table:table-cell table:formula="of:=([.A1379]-[.B1379])*([.A1379]-[.B1379])" office:value-type="float" office:value="0.0000967912262240753" calcext:value-type="float">
            <text:p>9.67912262240753E-05</text:p>
          </table:table-cell>
          <table:table-cell/>
        </table:table-row>
        <table:table-row table:style-name="ro1">
          <table:table-cell office:value-type="float" office:value="0.000233889" calcext:value-type="float">
            <text:p>0.000233889</text:p>
          </table:table-cell>
          <table:table-cell office:value-type="float" office:value="0.130011" calcext:value-type="float">
            <text:p>0.130011</text:p>
          </table:table-cell>
          <table:table-cell table:formula="of:=([.A1380]*[.A1380])" office:value-type="float" office:value="0.000000054704064321" calcext:value-type="float">
            <text:p>5.4704064321E-08</text:p>
          </table:table-cell>
          <table:table-cell table:formula="of:=([.A1380]-[.B1380])*([.A1380]-[.B1380])" office:value-type="float" office:value="0.0168420985395063" calcext:value-type="float">
            <text:p>0.0168420985395063</text:p>
          </table:table-cell>
          <table:table-cell/>
        </table:table-row>
        <table:table-row table:style-name="ro1">
          <table:table-cell office:value-type="float" office:value="0.000233889" calcext:value-type="float">
            <text:p>0.000233889</text:p>
          </table:table-cell>
          <table:table-cell office:value-type="float" office:value="0.126866" calcext:value-type="float">
            <text:p>0.126866</text:p>
          </table:table-cell>
          <table:table-cell table:formula="of:=([.A1381]*[.A1381])" office:value-type="float" office:value="0.000000054704064321" calcext:value-type="float">
            <text:p>5.4704064321E-08</text:p>
          </table:table-cell>
          <table:table-cell table:formula="of:=([.A1381]-[.B1381])*([.A1381]-[.B1381])" office:value-type="float" office:value="0.0160356915363163" calcext:value-type="float">
            <text:p>0.0160356915363163</text:p>
          </table:table-cell>
          <table:table-cell/>
        </table:table-row>
        <table:table-row table:style-name="ro1">
          <table:table-cell office:value-type="float" office:value="0.000562012" calcext:value-type="float">
            <text:p>0.000562012</text:p>
          </table:table-cell>
          <table:table-cell office:value-type="float" office:value="0.0329811" calcext:value-type="float">
            <text:p>0.0329811</text:p>
          </table:table-cell>
          <table:table-cell table:formula="of:=([.A1382]*[.A1382])" office:value-type="float" office:value="0.000000315857488144" calcext:value-type="float">
            <text:p>3.15857488144E-07</text:p>
          </table:table-cell>
          <table:table-cell table:formula="of:=([.A1382]-[.B1382])*([.A1382]-[.B1382])" office:value-type="float" office:value="0.00105099726675174" calcext:value-type="float">
            <text:p>0.00105099726675174</text:p>
          </table:table-cell>
          <table:table-cell/>
        </table:table-row>
        <table:table-row table:style-name="ro1">
          <table:table-cell office:value-type="float" office:value="0.000777006" calcext:value-type="float">
            <text:p>0.000777006</text:p>
          </table:table-cell>
          <table:table-cell office:value-type="float" office:value="0.00674431" calcext:value-type="float">
            <text:p>0.00674431</text:p>
          </table:table-cell>
          <table:table-cell table:formula="of:=([.A1383]*[.A1383])" office:value-type="float" office:value="0.000000603738324036" calcext:value-type="float">
            <text:p>6.03738324036E-07</text:p>
          </table:table-cell>
          <table:table-cell table:formula="of:=([.A1383]-[.B1383])*([.A1383]-[.B1383])" office:value-type="float" office:value="0.000035608717028416" calcext:value-type="float">
            <text:p>3.5608717028416E-05</text:p>
          </table:table-cell>
          <table:table-cell/>
        </table:table-row>
        <table:table-row table:style-name="ro1">
          <table:table-cell office:value-type="float" office:value="0.00705844" calcext:value-type="float">
            <text:p>0.00705844</text:p>
          </table:table-cell>
          <table:table-cell office:value-type="float" office:value="0.011365" calcext:value-type="float">
            <text:p>0.011365</text:p>
          </table:table-cell>
          <table:table-cell table:formula="of:=([.A1384]*[.A1384])" office:value-type="float" office:value="0.0000498215752336" calcext:value-type="float">
            <text:p>0.0000498215752336</text:p>
          </table:table-cell>
          <table:table-cell table:formula="of:=([.A1384]-[.B1384])*([.A1384]-[.B1384])" office:value-type="float" office:value="0.0000185464590336" calcext:value-type="float">
            <text:p>0.0000185464590336</text:p>
          </table:table-cell>
          <table:table-cell/>
        </table:table-row>
        <table:table-row table:style-name="ro1">
          <table:table-cell office:value-type="float" office:value="0.0535377" calcext:value-type="float">
            <text:p>0.0535377</text:p>
          </table:table-cell>
          <table:table-cell office:value-type="float" office:value="0.0426536" calcext:value-type="float">
            <text:p>0.0426536</text:p>
          </table:table-cell>
          <table:table-cell table:formula="of:=([.A1385]*[.A1385])" office:value-type="float" office:value="0.00286628532129" calcext:value-type="float">
            <text:p>0.00286628532129</text:p>
          </table:table-cell>
          <table:table-cell table:formula="of:=([.A1385]-[.B1385])*([.A1385]-[.B1385])" office:value-type="float" office:value="0.00011846363281" calcext:value-type="float">
            <text:p>0.00011846363281</text:p>
          </table:table-cell>
          <table:table-cell/>
        </table:table-row>
        <table:table-row table:style-name="ro1">
          <table:table-cell office:value-type="float" office:value="0.11659" calcext:value-type="float">
            <text:p>0.11659</text:p>
          </table:table-cell>
          <table:table-cell office:value-type="float" office:value="0.0579133" calcext:value-type="float">
            <text:p>0.0579133</text:p>
          </table:table-cell>
          <table:table-cell table:formula="of:=([.A1386]*[.A1386])" office:value-type="float" office:value="0.0135932281" calcext:value-type="float">
            <text:p>0.0135932281</text:p>
          </table:table-cell>
          <table:table-cell table:formula="of:=([.A1386]-[.B1386])*([.A1386]-[.B1386])" office:value-type="float" office:value="0.00344295512289" calcext:value-type="float">
            <text:p>0.00344295512289</text:p>
          </table:table-cell>
          <table:table-cell/>
        </table:table-row>
        <table:table-row table:style-name="ro1">
          <table:table-cell office:value-type="float" office:value="0.11659" calcext:value-type="float">
            <text:p>0.11659</text:p>
          </table:table-cell>
          <table:table-cell office:value-type="float" office:value="0.0978495" calcext:value-type="float">
            <text:p>0.0978495</text:p>
          </table:table-cell>
          <table:table-cell table:formula="of:=([.A1387]*[.A1387])" office:value-type="float" office:value="0.0135932281" calcext:value-type="float">
            <text:p>0.0135932281</text:p>
          </table:table-cell>
          <table:table-cell table:formula="of:=([.A1387]-[.B1387])*([.A1387]-[.B1387])" office:value-type="float" office:value="0.00035120634025" calcext:value-type="float">
            <text:p>0.00035120634025</text:p>
          </table:table-cell>
          <table:table-cell/>
        </table:table-row>
        <table:table-row table:style-name="ro1">
          <table:table-cell office:value-type="float" office:value="0.11659" calcext:value-type="float">
            <text:p>0.11659</text:p>
          </table:table-cell>
          <table:table-cell office:value-type="float" office:value="0.105391" calcext:value-type="float">
            <text:p>0.105391</text:p>
          </table:table-cell>
          <table:table-cell table:formula="of:=([.A1388]*[.A1388])" office:value-type="float" office:value="0.0135932281" calcext:value-type="float">
            <text:p>0.0135932281</text:p>
          </table:table-cell>
          <table:table-cell table:formula="of:=([.A1388]-[.B1388])*([.A1388]-[.B1388])" office:value-type="float" office:value="0.000125417601" calcext:value-type="float">
            <text:p>0.000125417601</text:p>
          </table:table-cell>
          <table:table-cell/>
        </table:table-row>
        <table:table-row table:style-name="ro1">
          <table:table-cell office:value-type="float" office:value="0.11659" calcext:value-type="float">
            <text:p>0.11659</text:p>
          </table:table-cell>
          <table:table-cell office:value-type="float" office:value="0.109341" calcext:value-type="float">
            <text:p>0.109341</text:p>
          </table:table-cell>
          <table:table-cell table:formula="of:=([.A1389]*[.A1389])" office:value-type="float" office:value="0.0135932281" calcext:value-type="float">
            <text:p>0.0135932281</text:p>
          </table:table-cell>
          <table:table-cell table:formula="of:=([.A1389]-[.B1389])*([.A1389]-[.B1389])" office:value-type="float" office:value="0.0000525480010000001" calcext:value-type="float">
            <text:p>0.0000525480010000001</text:p>
          </table:table-cell>
          <table:table-cell/>
        </table:table-row>
        <table:table-row table:style-name="ro1">
          <table:table-cell office:value-type="float" office:value="0.11659" calcext:value-type="float">
            <text:p>0.11659</text:p>
          </table:table-cell>
          <table:table-cell office:value-type="float" office:value="0.110286" calcext:value-type="float">
            <text:p>0.110286</text:p>
          </table:table-cell>
          <table:table-cell table:formula="of:=([.A1390]*[.A1390])" office:value-type="float" office:value="0.0135932281" calcext:value-type="float">
            <text:p>0.0135932281</text:p>
          </table:table-cell>
          <table:table-cell table:formula="of:=([.A1390]-[.B1390])*([.A1390]-[.B1390])" office:value-type="float" office:value="0.000039740416" calcext:value-type="float">
            <text:p>0.000039740416</text:p>
          </table:table-cell>
          <table:table-cell/>
        </table:table-row>
        <table:table-row table:style-name="ro1">
          <table:table-cell office:value-type="float" office:value="0.120021" calcext:value-type="float">
            <text:p>0.120021</text:p>
          </table:table-cell>
          <table:table-cell office:value-type="float" office:value="0.122342" calcext:value-type="float">
            <text:p>0.122342</text:p>
          </table:table-cell>
          <table:table-cell table:formula="of:=([.A1391]*[.A1391])" office:value-type="float" office:value="0.014405040441" calcext:value-type="float">
            <text:p>0.014405040441</text:p>
          </table:table-cell>
          <table:table-cell table:formula="of:=([.A1391]-[.B1391])*([.A1391]-[.B1391])" office:value-type="float" office:value="0.00000538704100000002" calcext:value-type="float">
            <text:p>0.00000538704100000002</text:p>
          </table:table-cell>
          <table:table-cell/>
        </table:table-row>
        <table:table-row table:style-name="ro1">
          <table:table-cell office:value-type="float" office:value="0.147151" calcext:value-type="float">
            <text:p>0.147151</text:p>
          </table:table-cell>
          <table:table-cell office:value-type="float" office:value="0.236956" calcext:value-type="float">
            <text:p>0.236956</text:p>
          </table:table-cell>
          <table:table-cell table:formula="of:=([.A1392]*[.A1392])" office:value-type="float" office:value="0.021653416801" calcext:value-type="float">
            <text:p>0.021653416801</text:p>
          </table:table-cell>
          <table:table-cell table:formula="of:=([.A1392]-[.B1392])*([.A1392]-[.B1392])" office:value-type="float" office:value="0.008064938025" calcext:value-type="float">
            <text:p>0.008064938025</text:p>
          </table:table-cell>
          <table:table-cell/>
        </table:table-row>
        <table:table-row table:style-name="ro1">
          <table:table-cell office:value-type="float" office:value="0.202146" calcext:value-type="float">
            <text:p>0.202146</text:p>
          </table:table-cell>
          <table:table-cell office:value-type="float" office:value="0.33083" calcext:value-type="float">
            <text:p>0.33083</text:p>
          </table:table-cell>
          <table:table-cell table:formula="of:=([.A1393]*[.A1393])" office:value-type="float" office:value="0.040863005316" calcext:value-type="float">
            <text:p>0.040863005316</text:p>
          </table:table-cell>
          <table:table-cell table:formula="of:=([.A1393]-[.B1393])*([.A1393]-[.B1393])" office:value-type="float" office:value="0.016559571856" calcext:value-type="float">
            <text:p>0.016559571856</text:p>
          </table:table-cell>
          <table:table-cell/>
        </table:table-row>
        <table:table-row table:style-name="ro1">
          <table:table-cell office:value-type="float" office:value="0.202146" calcext:value-type="float">
            <text:p>0.202146</text:p>
          </table:table-cell>
          <table:table-cell office:value-type="float" office:value="0.356806" calcext:value-type="float">
            <text:p>0.356806</text:p>
          </table:table-cell>
          <table:table-cell table:formula="of:=([.A1394]*[.A1394])" office:value-type="float" office:value="0.040863005316" calcext:value-type="float">
            <text:p>0.040863005316</text:p>
          </table:table-cell>
          <table:table-cell table:formula="of:=([.A1394]-[.B1394])*([.A1394]-[.B1394])" office:value-type="float" office:value="0.0239197156" calcext:value-type="float">
            <text:p>0.0239197156</text:p>
          </table:table-cell>
          <table:table-cell/>
        </table:table-row>
        <table:table-row table:style-name="ro1">
          <table:table-cell office:value-type="float" office:value="0.304211" calcext:value-type="float">
            <text:p>0.304211</text:p>
          </table:table-cell>
          <table:table-cell office:value-type="float" office:value="0.369006" calcext:value-type="float">
            <text:p>0.369006</text:p>
          </table:table-cell>
          <table:table-cell table:formula="of:=([.A1395]*[.A1395])" office:value-type="float" office:value="0.092544332521" calcext:value-type="float">
            <text:p>0.092544332521</text:p>
          </table:table-cell>
          <table:table-cell table:formula="of:=([.A1395]-[.B1395])*([.A1395]-[.B1395])" office:value-type="float" office:value="0.004198392025" calcext:value-type="float">
            <text:p>0.004198392025</text:p>
          </table:table-cell>
          <table:table-cell/>
        </table:table-row>
        <table:table-row table:style-name="ro1">
          <table:table-cell office:value-type="float" office:value="0.59927" calcext:value-type="float">
            <text:p>0.59927</text:p>
          </table:table-cell>
          <table:table-cell office:value-type="float" office:value="0.411976" calcext:value-type="float">
            <text:p>0.411976</text:p>
          </table:table-cell>
          <table:table-cell table:formula="of:=([.A1396]*[.A1396])" office:value-type="float" office:value="0.3591245329" calcext:value-type="float">
            <text:p>0.3591245329</text:p>
          </table:table-cell>
          <table:table-cell table:formula="of:=([.A1396]-[.B1396])*([.A1396]-[.B1396])" office:value-type="float" office:value="0.035079042436" calcext:value-type="float">
            <text:p>0.035079042436</text:p>
          </table:table-cell>
          <table:table-cell/>
        </table:table-row>
        <table:table-row table:style-name="ro1">
          <table:table-cell office:value-type="float" office:value="0.725349" calcext:value-type="float">
            <text:p>0.725349</text:p>
          </table:table-cell>
          <table:table-cell office:value-type="float" office:value="0.533555" calcext:value-type="float">
            <text:p>0.533555</text:p>
          </table:table-cell>
          <table:table-cell table:formula="of:=([.A1397]*[.A1397])" office:value-type="float" office:value="0.526131171801" calcext:value-type="float">
            <text:p>0.526131171801</text:p>
          </table:table-cell>
          <table:table-cell table:formula="of:=([.A1397]-[.B1397])*([.A1397]-[.B1397])" office:value-type="float" office:value="0.036784938436" calcext:value-type="float">
            <text:p>0.036784938436</text:p>
          </table:table-cell>
          <table:table-cell/>
        </table:table-row>
        <table:table-row table:style-name="ro1">
          <table:table-cell office:value-type="float" office:value="0.72535" calcext:value-type="float">
            <text:p>0.72535</text:p>
          </table:table-cell>
          <table:table-cell office:value-type="float" office:value="0.558098" calcext:value-type="float">
            <text:p>0.558098</text:p>
          </table:table-cell>
          <table:table-cell table:formula="of:=([.A1398]*[.A1398])" office:value-type="float" office:value="0.5261326225" calcext:value-type="float">
            <text:p>0.5261326225</text:p>
          </table:table-cell>
          <table:table-cell table:formula="of:=([.A1398]-[.B1398])*([.A1398]-[.B1398])" office:value-type="float" office:value="0.027973231504" calcext:value-type="float">
            <text:p>0.027973231504</text:p>
          </table:table-cell>
          <table:table-cell/>
        </table:table-row>
        <table:table-row table:style-name="ro1">
          <table:table-cell office:value-type="float" office:value="0.783836" calcext:value-type="float">
            <text:p>0.783836</text:p>
          </table:table-cell>
          <table:table-cell office:value-type="float" office:value="0.579063" calcext:value-type="float">
            <text:p>0.579063</text:p>
          </table:table-cell>
          <table:table-cell table:formula="of:=([.A1399]*[.A1399])" office:value-type="float" office:value="0.614398874896" calcext:value-type="float">
            <text:p>0.614398874896</text:p>
          </table:table-cell>
          <table:table-cell table:formula="of:=([.A1399]-[.B1399])*([.A1399]-[.B1399])" office:value-type="float" office:value="0.041931981529" calcext:value-type="float">
            <text:p>0.041931981529</text:p>
          </table:table-cell>
          <table:table-cell/>
        </table:table-row>
        <table:table-row table:style-name="ro1">
          <table:table-cell office:value-type="float" office:value="0.783836" calcext:value-type="float">
            <text:p>0.783836</text:p>
          </table:table-cell>
          <table:table-cell office:value-type="float" office:value="0.683822" calcext:value-type="float">
            <text:p>0.683822</text:p>
          </table:table-cell>
          <table:table-cell table:formula="of:=([.A1400]*[.A1400])" office:value-type="float" office:value="0.614398874896" calcext:value-type="float">
            <text:p>0.614398874896</text:p>
          </table:table-cell>
          <table:table-cell table:formula="of:=([.A1400]-[.B1400])*([.A1400]-[.B1400])" office:value-type="float" office:value="0.010002800196" calcext:value-type="float">
            <text:p>0.010002800196</text:p>
          </table:table-cell>
          <table:table-cell/>
        </table:table-row>
        <table:table-row table:style-name="ro1">
          <table:table-cell office:value-type="float" office:value="0.783836" calcext:value-type="float">
            <text:p>0.783836</text:p>
          </table:table-cell>
          <table:table-cell office:value-type="float" office:value="0.718219" calcext:value-type="float">
            <text:p>0.718219</text:p>
          </table:table-cell>
          <table:table-cell table:formula="of:=([.A1401]*[.A1401])" office:value-type="float" office:value="0.614398874896" calcext:value-type="float">
            <text:p>0.614398874896</text:p>
          </table:table-cell>
          <table:table-cell table:formula="of:=([.A1401]-[.B1401])*([.A1401]-[.B1401])" office:value-type="float" office:value="0.00430559068899999" calcext:value-type="float">
            <text:p>0.00430559068899999</text:p>
          </table:table-cell>
          <table:table-cell/>
        </table:table-row>
        <table:table-row table:style-name="ro1">
          <table:table-cell office:value-type="float" office:value="0.984329" calcext:value-type="float">
            <text:p>0.984329</text:p>
          </table:table-cell>
          <table:table-cell office:value-type="float" office:value="0.894775" calcext:value-type="float">
            <text:p>0.894775</text:p>
          </table:table-cell>
          <table:table-cell table:formula="of:=([.A1402]*[.A1402])" office:value-type="float" office:value="0.968903580241" calcext:value-type="float">
            <text:p>0.968903580241</text:p>
          </table:table-cell>
          <table:table-cell table:formula="of:=([.A1402]-[.B1402])*([.A1402]-[.B1402])" office:value-type="float" office:value="0.008019918916" calcext:value-type="float">
            <text:p>0.008019918916</text:p>
          </table:table-cell>
          <table:table-cell/>
        </table:table-row>
        <table:table-row table:style-name="ro1">
          <table:table-cell office:value-type="float" office:value="0.984328" calcext:value-type="float">
            <text:p>0.984328</text:p>
          </table:table-cell>
          <table:table-cell office:value-type="float" office:value="0.980537" calcext:value-type="float">
            <text:p>0.980537</text:p>
          </table:table-cell>
          <table:table-cell table:formula="of:=([.A1403]*[.A1403])" office:value-type="float" office:value="0.968901611584" calcext:value-type="float">
            <text:p>0.968901611584</text:p>
          </table:table-cell>
          <table:table-cell table:formula="of:=([.A1403]-[.B1403])*([.A1403]-[.B1403])" office:value-type="float" office:value="0.0000143716809999999" calcext:value-type="float">
            <text:p>1.43716809999999E-05</text:p>
          </table:table-cell>
          <table:table-cell/>
        </table:table-row>
        <table:table-row table:style-name="ro1">
          <table:table-cell office:value-type="float" office:value="0.984328" calcext:value-type="float">
            <text:p>0.984328</text:p>
          </table:table-cell>
          <table:table-cell office:value-type="float" office:value="0.993959" calcext:value-type="float">
            <text:p>0.993959</text:p>
          </table:table-cell>
          <table:table-cell table:formula="of:=([.A1404]*[.A1404])" office:value-type="float" office:value="0.968901611584" calcext:value-type="float">
            <text:p>0.968901611584</text:p>
          </table:table-cell>
          <table:table-cell table:formula="of:=([.A1404]-[.B1404])*([.A1404]-[.B1404])" office:value-type="float" office:value="0.0000927561610000011" calcext:value-type="float">
            <text:p>9.27561610000011E-05</text:p>
          </table:table-cell>
          <table:table-cell/>
        </table:table-row>
        <table:table-row table:style-name="ro1">
          <table:table-cell office:value-type="float" office:value="0.999994" calcext:value-type="float">
            <text:p>0.999994</text:p>
          </table:table-cell>
          <table:table-cell office:value-type="float" office:value="0.99991" calcext:value-type="float">
            <text:p>0.99991</text:p>
          </table:table-cell>
          <table:table-cell table:formula="of:=([.A1405]*[.A1405])" office:value-type="float" office:value="0.999988000036" calcext:value-type="float">
            <text:p>0.999988000036</text:p>
          </table:table-cell>
          <table:table-cell table:formula="of:=([.A1405]-[.B1405])*([.A1405]-[.B1405])" office:value-type="float" office:value="0.00000000705600000001" calcext:value-type="float">
            <text:p>7.05600000001411E-09</text:p>
          </table:table-cell>
          <table:table-cell/>
        </table:table-row>
        <table:table-row table:style-name="ro1">
          <table:table-cell office:value-type="float" office:value="0.0000119805" calcext:value-type="float">
            <text:p>0.0000119805</text:p>
          </table:table-cell>
          <table:table-cell office:value-type="float" office:value="0.00000303222" calcext:value-type="float">
            <text:p>0.00000303222</text:p>
          </table:table-cell>
          <table:table-cell table:formula="of:=([.A1406]*[.A1406])" office:value-type="float" office:value="0.00000000014353238025" calcext:value-type="float">
            <text:p>1.4353238025E-10</text:p>
          </table:table-cell>
          <table:table-cell table:formula="of:=([.A1406]-[.B1406])*([.A1406]-[.B1406])" office:value-type="float" office:value="0.00000000008007171496" calcext:value-type="float">
            <text:p>8.00717149584E-11</text:p>
          </table:table-cell>
          <table:table-cell/>
        </table:table-row>
        <table:table-row table:style-name="ro1">
          <table:table-cell office:value-type="float" office:value="0.0000119805" calcext:value-type="float">
            <text:p>0.0000119805</text:p>
          </table:table-cell>
          <table:table-cell office:value-type="float" office:value="0.00180795" calcext:value-type="float">
            <text:p>0.00180795</text:p>
          </table:table-cell>
          <table:table-cell table:formula="of:=([.A1407]*[.A1407])" office:value-type="float" office:value="0.00000000014353238025" calcext:value-type="float">
            <text:p>1.4353238025E-10</text:p>
          </table:table-cell>
          <table:table-cell table:formula="of:=([.A1407]-[.B1407])*([.A1407]-[.B1407])" office:value-type="float" office:value="0.00000322550644493025" calcext:value-type="float">
            <text:p>3.22550644493025E-06</text:p>
          </table:table-cell>
          <table:table-cell/>
        </table:table-row>
        <table:table-row table:style-name="ro1">
          <table:table-cell office:value-type="float" office:value="0.0000186563" calcext:value-type="float">
            <text:p>0.0000186563</text:p>
          </table:table-cell>
          <table:table-cell office:value-type="float" office:value="0.000696763" calcext:value-type="float">
            <text:p>0.000696763</text:p>
          </table:table-cell>
          <table:table-cell table:formula="of:=([.A1408]*[.A1408])" office:value-type="float" office:value="0.00000000034805752969" calcext:value-type="float">
            <text:p>3.4805752969E-10</text:p>
          </table:table-cell>
          <table:table-cell table:formula="of:=([.A1408]-[.B1408])*([.A1408]-[.B1408])" office:value-type="float" office:value="0.00000045982869658489" calcext:value-type="float">
            <text:p>4.5982869658489E-07</text:p>
          </table:table-cell>
          <table:table-cell/>
        </table:table-row>
        <table:table-row table:style-name="ro1">
          <table:table-cell office:value-type="float" office:value="0.0000298619" calcext:value-type="float">
            <text:p>0.0000298619</text:p>
          </table:table-cell>
          <table:table-cell office:value-type="float" office:value="0.000608851" calcext:value-type="float">
            <text:p>0.000608851</text:p>
          </table:table-cell>
          <table:table-cell table:formula="of:=([.A1409]*[.A1409])" office:value-type="float" office:value="0.00000000089173307161" calcext:value-type="float">
            <text:p>8.9173307161E-10</text:p>
          </table:table-cell>
          <table:table-cell table:formula="of:=([.A1409]-[.B1409])*([.A1409]-[.B1409])" office:value-type="float" office:value="0.00000033522837791881" calcext:value-type="float">
            <text:p>3.3522837791881E-07</text:p>
          </table:table-cell>
          <table:table-cell/>
        </table:table-row>
        <table:table-row table:style-name="ro1">
          <table:table-cell office:value-type="float" office:value="0.0000455379" calcext:value-type="float">
            <text:p>0.0000455379</text:p>
          </table:table-cell>
          <table:table-cell office:value-type="float" office:value="0.002625" calcext:value-type="float">
            <text:p>0.002625</text:p>
          </table:table-cell>
          <table:table-cell table:formula="of:=([.A1410]*[.A1410])" office:value-type="float" office:value="0.00000000207370033641" calcext:value-type="float">
            <text:p>2.07370033641E-09</text:p>
          </table:table-cell>
          <table:table-cell table:formula="of:=([.A1410]-[.B1410])*([.A1410]-[.B1410])" office:value-type="float" office:value="0.00000665362472533641" calcext:value-type="float">
            <text:p>6.65362472533641E-06</text:p>
          </table:table-cell>
          <table:table-cell/>
        </table:table-row>
        <table:table-row table:style-name="ro1">
          <table:table-cell office:value-type="float" office:value="0.0000476241" calcext:value-type="float">
            <text:p>0.0000476241</text:p>
          </table:table-cell>
          <table:table-cell office:value-type="float" office:value="0.000624895" calcext:value-type="float">
            <text:p>0.000624895</text:p>
          </table:table-cell>
          <table:table-cell table:formula="of:=([.A1411]*[.A1411])" office:value-type="float" office:value="0.00000000226805490081" calcext:value-type="float">
            <text:p>2.26805490081E-09</text:p>
          </table:table-cell>
          <table:table-cell table:formula="of:=([.A1411]-[.B1411])*([.A1411]-[.B1411])" office:value-type="float" office:value="0.00000033324169198681" calcext:value-type="float">
            <text:p>3.3324169198681E-07</text:p>
          </table:table-cell>
          <table:table-cell/>
        </table:table-row>
        <table:table-row table:style-name="ro1">
          <table:table-cell office:value-type="float" office:value="0.0000224113" calcext:value-type="float">
            <text:p>0.0000224113</text:p>
          </table:table-cell>
          <table:table-cell office:value-type="float" office:value="0.0000959826" calcext:value-type="float">
            <text:p>0.0000959826</text:p>
          </table:table-cell>
          <table:table-cell table:formula="of:=([.A1412]*[.A1412])" office:value-type="float" office:value="0.00000000050226636769" calcext:value-type="float">
            <text:p>5.0226636769E-10</text:p>
          </table:table-cell>
          <table:table-cell table:formula="of:=([.A1412]-[.B1412])*([.A1412]-[.B1412])" office:value-type="float" office:value="0.00000000541273618369" calcext:value-type="float">
            <text:p>5.41273618369E-09</text:p>
          </table:table-cell>
          <table:table-cell/>
        </table:table-row>
        <table:table-row table:style-name="ro1">
          <table:table-cell office:value-type="float" office:value="0.0000444651" calcext:value-type="float">
            <text:p>0.0000444651</text:p>
          </table:table-cell>
          <table:table-cell office:value-type="float" office:value="0.0157679" calcext:value-type="float">
            <text:p>0.0157679</text:p>
          </table:table-cell>
          <table:table-cell table:formula="of:=([.A1413]*[.A1413])" office:value-type="float" office:value="0.00000000197714511801" calcext:value-type="float">
            <text:p>1.97714511801E-09</text:p>
          </table:table-cell>
          <table:table-cell table:formula="of:=([.A1413]-[.B1413])*([.A1413]-[.B1413])" office:value-type="float" office:value="0.000247226405054538" calcext:value-type="float">
            <text:p>0.000247226405054538</text:p>
          </table:table-cell>
          <table:table-cell/>
        </table:table-row>
        <table:table-row table:style-name="ro1">
          <table:table-cell office:value-type="float" office:value="0.0000295639" calcext:value-type="float">
            <text:p>0.0000295639</text:p>
          </table:table-cell>
          <table:table-cell office:value-type="float" office:value="0.00665186" calcext:value-type="float">
            <text:p>0.00665186</text:p>
          </table:table-cell>
          <table:table-cell table:formula="of:=([.A1414]*[.A1414])" office:value-type="float" office:value="0.00000000087402418321" calcext:value-type="float">
            <text:p>8.7402418321E-10</text:p>
          </table:table-cell>
          <table:table-cell table:formula="of:=([.A1414]-[.B1414])*([.A1414]-[.B1414])" office:value-type="float" office:value="0.0000438548056360752" calcext:value-type="float">
            <text:p>4.38548056360752E-05</text:p>
          </table:table-cell>
          <table:table-cell/>
        </table:table-row>
        <table:table-row table:style-name="ro1">
          <table:table-cell office:value-type="float" office:value="0.000749469" calcext:value-type="float">
            <text:p>0.000749469</text:p>
          </table:table-cell>
          <table:table-cell office:value-type="float" office:value="0.00588008" calcext:value-type="float">
            <text:p>0.00588008</text:p>
          </table:table-cell>
          <table:table-cell table:formula="of:=([.A1415]*[.A1415])" office:value-type="float" office:value="0.000000561703781961" calcext:value-type="float">
            <text:p>5.61703781961E-07</text:p>
          </table:table-cell>
          <table:table-cell table:formula="of:=([.A1415]-[.B1415])*([.A1415]-[.B1415])" office:value-type="float" office:value="0.000026323169233321" calcext:value-type="float">
            <text:p>2.6323169233321E-05</text:p>
          </table:table-cell>
          <table:table-cell/>
        </table:table-row>
        <table:table-row table:style-name="ro1">
          <table:table-cell office:value-type="float" office:value="0.000141919" calcext:value-type="float">
            <text:p>0.000141919</text:p>
          </table:table-cell>
          <table:table-cell office:value-type="float" office:value="0.0142543" calcext:value-type="float">
            <text:p>0.0142543</text:p>
          </table:table-cell>
          <table:table-cell table:formula="of:=([.A1416]*[.A1416])" office:value-type="float" office:value="0.000000020141002561" calcext:value-type="float">
            <text:p>2.0141002561E-08</text:p>
          </table:table-cell>
          <table:table-cell table:formula="of:=([.A1416]-[.B1416])*([.A1416]-[.B1416])" office:value-type="float" office:value="0.000199159297489161" calcext:value-type="float">
            <text:p>0.000199159297489161</text:p>
          </table:table-cell>
          <table:table-cell/>
        </table:table-row>
        <table:table-row table:style-name="ro1">
          <table:table-cell office:value-type="float" office:value="0.0000827312" calcext:value-type="float">
            <text:p>0.0000827312</text:p>
          </table:table-cell>
          <table:table-cell office:value-type="float" office:value="0.016152" calcext:value-type="float">
            <text:p>0.016152</text:p>
          </table:table-cell>
          <table:table-cell table:formula="of:=([.A1417]*[.A1417])" office:value-type="float" office:value="0.00000000684445145344" calcext:value-type="float">
            <text:p>6.84445145344E-09</text:p>
          </table:table-cell>
          <table:table-cell table:formula="of:=([.A1417]-[.B1417])*([.A1417]-[.B1417])" office:value-type="float" office:value="0.000258221399766653" calcext:value-type="float">
            <text:p>0.000258221399766653</text:p>
          </table:table-cell>
          <table:table-cell/>
        </table:table-row>
        <table:table-row table:style-name="ro1">
          <table:table-cell office:value-type="float" office:value="0.00122154" calcext:value-type="float">
            <text:p>0.00122154</text:p>
          </table:table-cell>
          <table:table-cell office:value-type="float" office:value="0.0704171" calcext:value-type="float">
            <text:p>0.0704171</text:p>
          </table:table-cell>
          <table:table-cell table:formula="of:=([.A1418]*[.A1418])" office:value-type="float" office:value="0.0000014921599716" calcext:value-type="float">
            <text:p>0.0000014921599716</text:p>
          </table:table-cell>
          <table:table-cell table:formula="of:=([.A1418]-[.B1418])*([.A1418]-[.B1418])" office:value-type="float" office:value="0.0047880255237136" calcext:value-type="float">
            <text:p>0.0047880255237136</text:p>
          </table:table-cell>
          <table:table-cell/>
        </table:table-row>
        <table:table-row table:style-name="ro1">
          <table:table-cell office:value-type="float" office:value="0.0000101924" calcext:value-type="float">
            <text:p>0.0000101924</text:p>
          </table:table-cell>
          <table:table-cell office:value-type="float" office:value="0.0102162" calcext:value-type="float">
            <text:p>0.0102162</text:p>
          </table:table-cell>
          <table:table-cell table:formula="of:=([.A1419]*[.A1419])" office:value-type="float" office:value="0.00000000010388501776" calcext:value-type="float">
            <text:p>1.0388501776E-10</text:p>
          </table:table-cell>
          <table:table-cell table:formula="of:=([.A1419]-[.B1419])*([.A1419]-[.B1419])" office:value-type="float" office:value="0.000104162591131258" calcext:value-type="float">
            <text:p>0.000104162591131258</text:p>
          </table:table-cell>
          <table:table-cell/>
        </table:table-row>
        <table:table-row table:style-name="ro1">
          <table:table-cell office:value-type="float" office:value="0.0000101924" calcext:value-type="float">
            <text:p>0.0000101924</text:p>
          </table:table-cell>
          <table:table-cell office:value-type="float" office:value="0.0108313" calcext:value-type="float">
            <text:p>0.0108313</text:p>
          </table:table-cell>
          <table:table-cell table:formula="of:=([.A1420]*[.A1420])" office:value-type="float" office:value="0.00000000010388501776" calcext:value-type="float">
            <text:p>1.0388501776E-10</text:p>
          </table:table-cell>
          <table:table-cell table:formula="of:=([.A1420]-[.B1420])*([.A1420]-[.B1420])" office:value-type="float" office:value="0.000117096369690778" calcext:value-type="float">
            <text:p>0.000117096369690778</text:p>
          </table:table-cell>
          <table:table-cell/>
        </table:table-row>
        <table:table-row table:style-name="ro1">
          <table:table-cell office:value-type="float" office:value="0.00210637" calcext:value-type="float">
            <text:p>0.00210637</text:p>
          </table:table-cell>
          <table:table-cell office:value-type="float" office:value="0.0997973" calcext:value-type="float">
            <text:p>0.0997973</text:p>
          </table:table-cell>
          <table:table-cell table:formula="of:=([.A1421]*[.A1421])" office:value-type="float" office:value="0.0000044367945769" calcext:value-type="float">
            <text:p>0.0000044367945769</text:p>
          </table:table-cell>
          <table:table-cell table:formula="of:=([.A1421]-[.B1421])*([.A1421]-[.B1421])" office:value-type="float" office:value="0.0095435178042649" calcext:value-type="float">
            <text:p>0.0095435178042649</text:p>
          </table:table-cell>
          <table:table-cell/>
        </table:table-row>
        <table:table-row table:style-name="ro1">
          <table:table-cell office:value-type="float" office:value="0.00222826" calcext:value-type="float">
            <text:p>0.00222826</text:p>
          </table:table-cell>
          <table:table-cell office:value-type="float" office:value="0.0329982" calcext:value-type="float">
            <text:p>0.0329982</text:p>
          </table:table-cell>
          <table:table-cell table:formula="of:=([.A1422]*[.A1422])" office:value-type="float" office:value="0.0000049651426276" calcext:value-type="float">
            <text:p>0.0000049651426276</text:p>
          </table:table-cell>
          <table:table-cell table:formula="of:=([.A1422]-[.B1422])*([.A1422]-[.B1422])" office:value-type="float" office:value="0.0009467892076036" calcext:value-type="float">
            <text:p>0.0009467892076036</text:p>
          </table:table-cell>
          <table:table-cell/>
        </table:table-row>
        <table:table-row table:style-name="ro1">
          <table:table-cell office:value-type="float" office:value="0.0539225" calcext:value-type="float">
            <text:p>0.0539225</text:p>
          </table:table-cell>
          <table:table-cell office:value-type="float" office:value="0.223414" calcext:value-type="float">
            <text:p>0.223414</text:p>
          </table:table-cell>
          <table:table-cell table:formula="of:=([.A1423]*[.A1423])" office:value-type="float" office:value="0.00290763600625" calcext:value-type="float">
            <text:p>0.00290763600625</text:p>
          </table:table-cell>
          <table:table-cell table:formula="of:=([.A1423]-[.B1423])*([.A1423]-[.B1423])" office:value-type="float" office:value="0.02872736857225" calcext:value-type="float">
            <text:p>0.02872736857225</text:p>
          </table:table-cell>
          <table:table-cell/>
        </table:table-row>
        <table:table-row table:style-name="ro1">
          <table:table-cell office:value-type="float" office:value="0.00884968" calcext:value-type="float">
            <text:p>0.00884968</text:p>
          </table:table-cell>
          <table:table-cell office:value-type="float" office:value="0.0365611" calcext:value-type="float">
            <text:p>0.0365611</text:p>
          </table:table-cell>
          <table:table-cell table:formula="of:=([.A1424]*[.A1424])" office:value-type="float" office:value="0.0000783168361024" calcext:value-type="float">
            <text:p>0.0000783168361024</text:p>
          </table:table-cell>
          <table:table-cell table:formula="of:=([.A1424]-[.B1424])*([.A1424]-[.B1424])" office:value-type="float" office:value="0.0007679227984164" calcext:value-type="float">
            <text:p>0.0007679227984164</text:p>
          </table:table-cell>
          <table:table-cell/>
        </table:table-row>
        <table:table-row table:style-name="ro1">
          <table:table-cell office:value-type="float" office:value="0.0201206" calcext:value-type="float">
            <text:p>0.0201206</text:p>
          </table:table-cell>
          <table:table-cell office:value-type="float" office:value="0.0647111" calcext:value-type="float">
            <text:p>0.0647111</text:p>
          </table:table-cell>
          <table:table-cell table:formula="of:=([.A1425]*[.A1425])" office:value-type="float" office:value="0.00040483854436" calcext:value-type="float">
            <text:p>0.00040483854436</text:p>
          </table:table-cell>
          <table:table-cell table:formula="of:=([.A1425]-[.B1425])*([.A1425]-[.B1425])" office:value-type="float" office:value="0.00198831269025" calcext:value-type="float">
            <text:p>0.00198831269025</text:p>
          </table:table-cell>
          <table:table-cell/>
        </table:table-row>
        <table:table-row table:style-name="ro1">
          <table:table-cell office:value-type="float" office:value="0.0201206" calcext:value-type="float">
            <text:p>0.0201206</text:p>
          </table:table-cell>
          <table:table-cell office:value-type="float" office:value="0.103566" calcext:value-type="float">
            <text:p>0.103566</text:p>
          </table:table-cell>
          <table:table-cell table:formula="of:=([.A1426]*[.A1426])" office:value-type="float" office:value="0.00040483854436" calcext:value-type="float">
            <text:p>0.00040483854436</text:p>
          </table:table-cell>
          <table:table-cell table:formula="of:=([.A1426]-[.B1426])*([.A1426]-[.B1426])" office:value-type="float" office:value="0.00696313478116" calcext:value-type="float">
            <text:p>0.00696313478116</text:p>
          </table:table-cell>
          <table:table-cell/>
        </table:table-row>
        <table:table-row table:style-name="ro1">
          <table:table-cell office:value-type="float" office:value="0.0461257" calcext:value-type="float">
            <text:p>0.0461257</text:p>
          </table:table-cell>
          <table:table-cell office:value-type="float" office:value="0.191862" calcext:value-type="float">
            <text:p>0.191862</text:p>
          </table:table-cell>
          <table:table-cell table:formula="of:=([.A1427]*[.A1427])" office:value-type="float" office:value="0.00212758020049" calcext:value-type="float">
            <text:p>0.00212758020049</text:p>
          </table:table-cell>
          <table:table-cell table:formula="of:=([.A1427]-[.B1427])*([.A1427]-[.B1427])" office:value-type="float" office:value="0.02123906913769" calcext:value-type="float">
            <text:p>0.02123906913769</text:p>
          </table:table-cell>
          <table:table-cell/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0.324621" calcext:value-type="float">
            <text:p>0.324621</text:p>
          </table:table-cell>
          <table:table-cell table:formula="of:=([.A1428]*[.A1428])" office:value-type="float" office:value="0.010808929156" calcext:value-type="float">
            <text:p>0.010808929156</text:p>
          </table:table-cell>
          <table:table-cell table:formula="of:=([.A1428]-[.B1428])*([.A1428]-[.B1428])" office:value-type="float" office:value="0.048688629025" calcext:value-type="float">
            <text:p>0.048688629025</text:p>
          </table:table-cell>
          <table:table-cell/>
        </table:table-row>
        <table:table-row table:style-name="ro1">
          <table:table-cell office:value-type="float" office:value="0.103967" calcext:value-type="float">
            <text:p>0.103967</text:p>
          </table:table-cell>
          <table:table-cell office:value-type="float" office:value="0.336679" calcext:value-type="float">
            <text:p>0.336679</text:p>
          </table:table-cell>
          <table:table-cell table:formula="of:=([.A1429]*[.A1429])" office:value-type="float" office:value="0.010809137089" calcext:value-type="float">
            <text:p>0.010809137089</text:p>
          </table:table-cell>
          <table:table-cell table:formula="of:=([.A1429]-[.B1429])*([.A1429]-[.B1429])" office:value-type="float" office:value="0.054154874944" calcext:value-type="float">
            <text:p>0.054154874944</text:p>
          </table:table-cell>
          <table:table-cell/>
        </table:table-row>
        <table:table-row table:style-name="ro1">
          <table:table-cell office:value-type="float" office:value="0.103966" calcext:value-type="float">
            <text:p>0.103966</text:p>
          </table:table-cell>
          <table:table-cell office:value-type="float" office:value="0.349191" calcext:value-type="float">
            <text:p>0.349191</text:p>
          </table:table-cell>
          <table:table-cell table:formula="of:=([.A1430]*[.A1430])" office:value-type="float" office:value="0.010808929156" calcext:value-type="float">
            <text:p>0.010808929156</text:p>
          </table:table-cell>
          <table:table-cell table:formula="of:=([.A1430]-[.B1430])*([.A1430]-[.B1430])" office:value-type="float" office:value="0.060135300625" calcext:value-type="float">
            <text:p>0.060135300625</text:p>
          </table:table-cell>
          <table:table-cell/>
        </table:table-row>
        <table:table-row table:style-name="ro1">
          <table:table-cell office:value-type="float" office:value="0.23006" calcext:value-type="float">
            <text:p>0.23006</text:p>
          </table:table-cell>
          <table:table-cell office:value-type="float" office:value="0.316328" calcext:value-type="float">
            <text:p>0.316328</text:p>
          </table:table-cell>
          <table:table-cell table:formula="of:=([.A1431]*[.A1431])" office:value-type="float" office:value="0.0529276036" calcext:value-type="float">
            <text:p>0.0529276036</text:p>
          </table:table-cell>
          <table:table-cell table:formula="of:=([.A1431]-[.B1431])*([.A1431]-[.B1431])" office:value-type="float" office:value="0.007442167824" calcext:value-type="float">
            <text:p>0.007442167824</text:p>
          </table:table-cell>
          <table:table-cell/>
        </table:table-row>
        <table:table-row table:style-name="ro1">
          <table:table-cell office:value-type="float" office:value="0.23006" calcext:value-type="float">
            <text:p>0.23006</text:p>
          </table:table-cell>
          <table:table-cell office:value-type="float" office:value="0.410032" calcext:value-type="float">
            <text:p>0.410032</text:p>
          </table:table-cell>
          <table:table-cell table:formula="of:=([.A1432]*[.A1432])" office:value-type="float" office:value="0.0529276036" calcext:value-type="float">
            <text:p>0.0529276036</text:p>
          </table:table-cell>
          <table:table-cell table:formula="of:=([.A1432]-[.B1432])*([.A1432]-[.B1432])" office:value-type="float" office:value="0.032389920784" calcext:value-type="float">
            <text:p>0.032389920784</text:p>
          </table:table-cell>
          <table:table-cell/>
        </table:table-row>
        <table:table-row table:style-name="ro1">
          <table:table-cell office:value-type="float" office:value="0.23006" calcext:value-type="float">
            <text:p>0.23006</text:p>
          </table:table-cell>
          <table:table-cell office:value-type="float" office:value="0.426132" calcext:value-type="float">
            <text:p>0.426132</text:p>
          </table:table-cell>
          <table:table-cell table:formula="of:=([.A1433]*[.A1433])" office:value-type="float" office:value="0.0529276036" calcext:value-type="float">
            <text:p>0.0529276036</text:p>
          </table:table-cell>
          <table:table-cell table:formula="of:=([.A1433]-[.B1433])*([.A1433]-[.B1433])" office:value-type="float" office:value="0.038444229184" calcext:value-type="float">
            <text:p>0.038444229184</text:p>
          </table:table-cell>
          <table:table-cell/>
        </table:table-row>
        <table:table-row table:style-name="ro1">
          <table:table-cell office:value-type="float" office:value="0.247595" calcext:value-type="float">
            <text:p>0.247595</text:p>
          </table:table-cell>
          <table:table-cell office:value-type="float" office:value="0.433882" calcext:value-type="float">
            <text:p>0.433882</text:p>
          </table:table-cell>
          <table:table-cell table:formula="of:=([.A1434]*[.A1434])" office:value-type="float" office:value="0.061303284025" calcext:value-type="float">
            <text:p>0.061303284025</text:p>
          </table:table-cell>
          <table:table-cell table:formula="of:=([.A1434]-[.B1434])*([.A1434]-[.B1434])" office:value-type="float" office:value="0.034702846369" calcext:value-type="float">
            <text:p>0.034702846369</text:p>
          </table:table-cell>
          <table:table-cell/>
        </table:table-row>
        <table:table-row table:style-name="ro1">
          <table:table-cell office:value-type="float" office:value="0.231956" calcext:value-type="float">
            <text:p>0.231956</text:p>
          </table:table-cell>
          <table:table-cell office:value-type="float" office:value="0.449949" calcext:value-type="float">
            <text:p>0.449949</text:p>
          </table:table-cell>
          <table:table-cell table:formula="of:=([.A1435]*[.A1435])" office:value-type="float" office:value="0.053803585936" calcext:value-type="float">
            <text:p>0.053803585936</text:p>
          </table:table-cell>
          <table:table-cell table:formula="of:=([.A1435]-[.B1435])*([.A1435]-[.B1435])" office:value-type="float" office:value="0.047520948049" calcext:value-type="float">
            <text:p>0.047520948049</text:p>
          </table:table-cell>
          <table:table-cell/>
        </table:table-row>
        <table:table-row table:style-name="ro1">
          <table:table-cell office:value-type="float" office:value="0.246736" calcext:value-type="float">
            <text:p>0.246736</text:p>
          </table:table-cell>
          <table:table-cell office:value-type="float" office:value="0.4706" calcext:value-type="float">
            <text:p>0.4706</text:p>
          </table:table-cell>
          <table:table-cell table:formula="of:=([.A1436]*[.A1436])" office:value-type="float" office:value="0.060878653696" calcext:value-type="float">
            <text:p>0.060878653696</text:p>
          </table:table-cell>
          <table:table-cell table:formula="of:=([.A1436]-[.B1436])*([.A1436]-[.B1436])" office:value-type="float" office:value="0.050115090496" calcext:value-type="float">
            <text:p>0.050115090496</text:p>
          </table:table-cell>
          <table:table-cell/>
        </table:table-row>
        <table:table-row table:style-name="ro1">
          <table:table-cell office:value-type="float" office:value="0.271444" calcext:value-type="float">
            <text:p>0.271444</text:p>
          </table:table-cell>
          <table:table-cell office:value-type="float" office:value="0.493872" calcext:value-type="float">
            <text:p>0.493872</text:p>
          </table:table-cell>
          <table:table-cell table:formula="of:=([.A1437]*[.A1437])" office:value-type="float" office:value="0.073681845136" calcext:value-type="float">
            <text:p>0.073681845136</text:p>
          </table:table-cell>
          <table:table-cell table:formula="of:=([.A1437]-[.B1437])*([.A1437]-[.B1437])" office:value-type="float" office:value="0.049474215184" calcext:value-type="float">
            <text:p>0.049474215184</text:p>
          </table:table-cell>
          <table:table-cell/>
        </table:table-row>
        <table:table-row table:style-name="ro1">
          <table:table-cell office:value-type="float" office:value="0.603327" calcext:value-type="float">
            <text:p>0.603327</text:p>
          </table:table-cell>
          <table:table-cell office:value-type="float" office:value="0.752567" calcext:value-type="float">
            <text:p>0.752567</text:p>
          </table:table-cell>
          <table:table-cell table:formula="of:=([.A1438]*[.A1438])" office:value-type="float" office:value="0.364003468929" calcext:value-type="float">
            <text:p>0.364003468929</text:p>
          </table:table-cell>
          <table:table-cell table:formula="of:=([.A1438]-[.B1438])*([.A1438]-[.B1438])" office:value-type="float" office:value="0.0222725776" calcext:value-type="float">
            <text:p>0.0222725776</text:p>
          </table:table-cell>
          <table:table-cell/>
        </table:table-row>
        <table:table-row table:style-name="ro1">
          <table:table-cell office:value-type="float" office:value="0.703592" calcext:value-type="float">
            <text:p>0.703592</text:p>
          </table:table-cell>
          <table:table-cell office:value-type="float" office:value="0.817935" calcext:value-type="float">
            <text:p>0.817935</text:p>
          </table:table-cell>
          <table:table-cell table:formula="of:=([.A1439]*[.A1439])" office:value-type="float" office:value="0.495041702464" calcext:value-type="float">
            <text:p>0.495041702464</text:p>
          </table:table-cell>
          <table:table-cell table:formula="of:=([.A1439]-[.B1439])*([.A1439]-[.B1439])" office:value-type="float" office:value="0.013074321649" calcext:value-type="float">
            <text:p>0.013074321649</text:p>
          </table:table-cell>
          <table:table-cell/>
        </table:table-row>
        <table:table-row table:style-name="ro1">
          <table:table-cell office:value-type="float" office:value="0.865279" calcext:value-type="float">
            <text:p>0.865279</text:p>
          </table:table-cell>
          <table:table-cell office:value-type="float" office:value="0.816046" calcext:value-type="float">
            <text:p>0.816046</text:p>
          </table:table-cell>
          <table:table-cell table:formula="of:=([.A1440]*[.A1440])" office:value-type="float" office:value="0.748707747841" calcext:value-type="float">
            <text:p>0.748707747841</text:p>
          </table:table-cell>
          <table:table-cell table:formula="of:=([.A1440]-[.B1440])*([.A1440]-[.B1440])" office:value-type="float" office:value="0.002423888289" calcext:value-type="float">
            <text:p>0.002423888289</text:p>
          </table:table-cell>
          <table:table-cell/>
        </table:table-row>
        <table:table-row table:style-name="ro1">
          <table:table-cell office:value-type="float" office:value="0.960005" calcext:value-type="float">
            <text:p>0.960005</text:p>
          </table:table-cell>
          <table:table-cell office:value-type="float" office:value="0.916232" calcext:value-type="float">
            <text:p>0.916232</text:p>
          </table:table-cell>
          <table:table-cell table:formula="of:=([.A1441]*[.A1441])" office:value-type="float" office:value="0.921609600025" calcext:value-type="float">
            <text:p>0.921609600025</text:p>
          </table:table-cell>
          <table:table-cell table:formula="of:=([.A1441]-[.B1441])*([.A1441]-[.B1441])" office:value-type="float" office:value="0.001916075529" calcext:value-type="float">
            <text:p>0.001916075529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79681" calcext:value-type="float">
            <text:p>0.979681</text:p>
          </table:table-cell>
          <table:table-cell table:formula="of:=([.A1442]*[.A1442])" office:value-type="float" office:value="0.999986000049" calcext:value-type="float">
            <text:p>0.999986000049</text:p>
          </table:table-cell>
          <table:table-cell table:formula="of:=([.A1442]-[.B1442])*([.A1442]-[.B1442])" office:value-type="float" office:value="0.000412577344" calcext:value-type="float">
            <text:p>0.000412577344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8192" calcext:value-type="float">
            <text:p>0.998192</text:p>
          </table:table-cell>
          <table:table-cell table:formula="of:=([.A1443]*[.A1443])" office:value-type="float" office:value="0.999986000049" calcext:value-type="float">
            <text:p>0.999986000049</text:p>
          </table:table-cell>
          <table:table-cell table:formula="of:=([.A1443]-[.B1443])*([.A1443]-[.B1443])" office:value-type="float" office:value="0.00000324360100000019" calcext:value-type="float">
            <text:p>3.24360100000019E-06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9997" calcext:value-type="float">
            <text:p>0.999997</text:p>
          </table:table-cell>
          <table:table-cell table:formula="of:=([.A1444]*[.A1444])" office:value-type="float" office:value="0.999986000049" calcext:value-type="float">
            <text:p>0.999986000049</text:p>
          </table:table-cell>
          <table:table-cell table:formula="of:=([.A1444]-[.B1444])*([.A1444]-[.B1444])" office:value-type="float" office:value="0.000000000016" calcext:value-type="float">
            <text:p>1.6000000000032E-11</text:p>
          </table:table-cell>
          <table:table-cell/>
        </table:table-row>
        <table:table-row table:style-name="ro1">
          <table:table-cell office:value-type="float" office:value="0.0000138283" calcext:value-type="float">
            <text:p>0.0000138283</text:p>
          </table:table-cell>
          <table:table-cell office:value-type="float" office:value="0.00000303222" calcext:value-type="float">
            <text:p>0.00000303222</text:p>
          </table:table-cell>
          <table:table-cell table:formula="of:=([.A1445]*[.A1445])" office:value-type="float" office:value="0.00000000019122188089" calcext:value-type="float">
            <text:p>1.9122188089E-10</text:p>
          </table:table-cell>
          <table:table-cell table:formula="of:=([.A1445]-[.B1445])*([.A1445]-[.B1445])" office:value-type="float" office:value="0.00000000011655534337" calcext:value-type="float">
            <text:p>1.165553433664E-10</text:p>
          </table:table-cell>
          <table:table-cell/>
        </table:table-row>
        <table:table-row table:style-name="ro1">
          <table:table-cell office:value-type="float" office:value="0.00000691414" calcext:value-type="float">
            <text:p>0.00000691414</text:p>
          </table:table-cell>
          <table:table-cell office:value-type="float" office:value="0.00179467" calcext:value-type="float">
            <text:p>0.00179467</text:p>
          </table:table-cell>
          <table:table-cell table:formula="of:=([.A1446]*[.A1446])" office:value-type="float" office:value="0.00000000004780533194" calcext:value-type="float">
            <text:p>4.78053319396E-11</text:p>
          </table:table-cell>
          <table:table-cell table:formula="of:=([.A1446]-[.B1446])*([.A1446]-[.B1446])" office:value-type="float" office:value="0.00000319607101496434" calcext:value-type="float">
            <text:p>3.19607101496434E-06</text:p>
          </table:table-cell>
          <table:table-cell/>
        </table:table-row>
        <table:table-row table:style-name="ro1">
          <table:table-cell office:value-type="float" office:value="0.0000401139" calcext:value-type="float">
            <text:p>0.0000401139</text:p>
          </table:table-cell>
          <table:table-cell office:value-type="float" office:value="0.00795883" calcext:value-type="float">
            <text:p>0.00795883</text:p>
          </table:table-cell>
          <table:table-cell table:formula="of:=([.A1447]*[.A1447])" office:value-type="float" office:value="0.00000000160912497321" calcext:value-type="float">
            <text:p>1.60912497321E-09</text:p>
          </table:table-cell>
          <table:table-cell table:formula="of:=([.A1447]-[.B1447])*([.A1447]-[.B1447])" office:value-type="float" office:value="0.0000627060646723992" calcext:value-type="float">
            <text:p>6.27060646723992E-05</text:p>
          </table:table-cell>
          <table:table-cell/>
        </table:table-row>
        <table:table-row table:style-name="ro1">
          <table:table-cell office:value-type="float" office:value="0.0000401139" calcext:value-type="float">
            <text:p>0.0000401139</text:p>
          </table:table-cell>
          <table:table-cell office:value-type="float" office:value="0.0229259" calcext:value-type="float">
            <text:p>0.0229259</text:p>
          </table:table-cell>
          <table:table-cell table:formula="of:=([.A1448]*[.A1448])" office:value-type="float" office:value="0.00000000160912497321" calcext:value-type="float">
            <text:p>1.60912497321E-09</text:p>
          </table:table-cell>
          <table:table-cell table:formula="of:=([.A1448]-[.B1448])*([.A1448]-[.B1448])" office:value-type="float" office:value="0.000523759205414953" calcext:value-type="float">
            <text:p>0.000523759205414953</text:p>
          </table:table-cell>
          <table:table-cell/>
        </table:table-row>
        <table:table-row table:style-name="ro1">
          <table:table-cell office:value-type="float" office:value="0.0000374317" calcext:value-type="float">
            <text:p>0.0000374317</text:p>
          </table:table-cell>
          <table:table-cell office:value-type="float" office:value="0.0537374" calcext:value-type="float">
            <text:p>0.0537374</text:p>
          </table:table-cell>
          <table:table-cell table:formula="of:=([.A1449]*[.A1449])" office:value-type="float" office:value="0.00000000140113216489" calcext:value-type="float">
            <text:p>1.40113216489E-09</text:p>
          </table:table-cell>
          <table:table-cell table:formula="of:=([.A1449]-[.B1449])*([.A1449]-[.B1449])" office:value-type="float" office:value="0.002883686595421" calcext:value-type="float">
            <text:p>0.002883686595421</text:p>
          </table:table-cell>
          <table:table-cell/>
        </table:table-row>
        <table:table-row table:style-name="ro1">
          <table:table-cell office:value-type="float" office:value="0.000160992" calcext:value-type="float">
            <text:p>0.000160992</text:p>
          </table:table-cell>
          <table:table-cell office:value-type="float" office:value="0.0341348" calcext:value-type="float">
            <text:p>0.0341348</text:p>
          </table:table-cell>
          <table:table-cell table:formula="of:=([.A1450]*[.A1450])" office:value-type="float" office:value="0.000000025918424064" calcext:value-type="float">
            <text:p>2.5918424064E-08</text:p>
          </table:table-cell>
          <table:table-cell table:formula="of:=([.A1450]-[.B1450])*([.A1450]-[.B1450])" office:value-type="float" office:value="0.00115421963002086" calcext:value-type="float">
            <text:p>0.00115421963002086</text:p>
          </table:table-cell>
          <table:table-cell/>
        </table:table-row>
        <table:table-row table:style-name="ro1">
          <table:table-cell office:value-type="float" office:value="0.000329137" calcext:value-type="float">
            <text:p>0.000329137</text:p>
          </table:table-cell>
          <table:table-cell office:value-type="float" office:value="0.0608746" calcext:value-type="float">
            <text:p>0.0608746</text:p>
          </table:table-cell>
          <table:table-cell table:formula="of:=([.A1451]*[.A1451])" office:value-type="float" office:value="0.000000108331164769" calcext:value-type="float">
            <text:p>1.08331164769E-07</text:p>
          </table:table-cell>
          <table:table-cell table:formula="of:=([.A1451]-[.B1451])*([.A1451]-[.B1451])" office:value-type="float" office:value="0.00366575308988437" calcext:value-type="float">
            <text:p>0.00366575308988437</text:p>
          </table:table-cell>
          <table:table-cell/>
        </table:table-row>
        <table:table-row table:style-name="ro1">
          <table:table-cell office:value-type="float" office:value="0.00137496" calcext:value-type="float">
            <text:p>0.00137496</text:p>
          </table:table-cell>
          <table:table-cell office:value-type="float" office:value="0.0139915" calcext:value-type="float">
            <text:p>0.0139915</text:p>
          </table:table-cell>
          <table:table-cell table:formula="of:=([.A1452]*[.A1452])" office:value-type="float" office:value="0.0000018905150016" calcext:value-type="float">
            <text:p>0.0000018905150016</text:p>
          </table:table-cell>
          <table:table-cell table:formula="of:=([.A1452]-[.B1452])*([.A1452]-[.B1452])" office:value-type="float" office:value="0.0001591770815716" calcext:value-type="float">
            <text:p>0.0001591770815716</text:p>
          </table:table-cell>
          <table:table-cell/>
        </table:table-row>
        <table:table-row table:style-name="ro1">
          <table:table-cell office:value-type="float" office:value="0.000699997" calcext:value-type="float">
            <text:p>0.000699997</text:p>
          </table:table-cell>
          <table:table-cell office:value-type="float" office:value="0.00306836" calcext:value-type="float">
            <text:p>0.00306836</text:p>
          </table:table-cell>
          <table:table-cell table:formula="of:=([.A1453]*[.A1453])" office:value-type="float" office:value="0.000000489995800009" calcext:value-type="float">
            <text:p>4.89995800009E-07</text:p>
          </table:table-cell>
          <table:table-cell table:formula="of:=([.A1453]-[.B1453])*([.A1453]-[.B1453])" office:value-type="float" office:value="0.000005609143299769" calcext:value-type="float">
            <text:p>5.609143299769E-06</text:p>
          </table:table-cell>
          <table:table-cell/>
        </table:table-row>
        <table:table-row table:style-name="ro1">
          <table:table-cell office:value-type="float" office:value="0.000356436" calcext:value-type="float">
            <text:p>0.000356436</text:p>
          </table:table-cell>
          <table:table-cell office:value-type="float" office:value="0.0543493" calcext:value-type="float">
            <text:p>0.0543493</text:p>
          </table:table-cell>
          <table:table-cell table:formula="of:=([.A1454]*[.A1454])" office:value-type="float" office:value="0.000000127046622096" calcext:value-type="float">
            <text:p>1.27046622096E-07</text:p>
          </table:table-cell>
          <table:table-cell table:formula="of:=([.A1454]-[.B1454])*([.A1454]-[.B1454])" office:value-type="float" office:value="0.0029152293629225" calcext:value-type="float">
            <text:p>0.0029152293629225</text:p>
          </table:table-cell>
          <table:table-cell/>
        </table:table-row>
        <table:table-row table:style-name="ro1">
          <table:table-cell office:value-type="float" office:value="0.000288486" calcext:value-type="float">
            <text:p>0.000288486</text:p>
          </table:table-cell>
          <table:table-cell office:value-type="float" office:value="0.0121089" calcext:value-type="float">
            <text:p>0.0121089</text:p>
          </table:table-cell>
          <table:table-cell table:formula="of:=([.A1455]*[.A1455])" office:value-type="float" office:value="0.000000083224172196" calcext:value-type="float">
            <text:p>8.3224172196E-08</text:p>
          </table:table-cell>
          <table:table-cell table:formula="of:=([.A1455]-[.B1455])*([.A1455]-[.B1455])" office:value-type="float" office:value="0.000139722187131396" calcext:value-type="float">
            <text:p>0.000139722187131396</text:p>
          </table:table-cell>
          <table:table-cell/>
        </table:table-row>
        <table:table-row table:style-name="ro1">
          <table:table-cell office:value-type="float" office:value="0.0000423789" calcext:value-type="float">
            <text:p>0.0000423789</text:p>
          </table:table-cell>
          <table:table-cell office:value-type="float" office:value="0.00349206" calcext:value-type="float">
            <text:p>0.00349206</text:p>
          </table:table-cell>
          <table:table-cell table:formula="of:=([.A1456]*[.A1456])" office:value-type="float" office:value="0.00000000179597116521" calcext:value-type="float">
            <text:p>1.79597116521E-09</text:p>
          </table:table-cell>
          <table:table-cell table:formula="of:=([.A1456]-[.B1456])*([.A1456]-[.B1456])" office:value-type="float" office:value="0.0000119002996916972" calcext:value-type="float">
            <text:p>1.19002996916972E-05</text:p>
          </table:table-cell>
          <table:table-cell/>
        </table:table-row>
        <table:table-row table:style-name="ro1">
          <table:table-cell office:value-type="float" office:value="0.0000423789" calcext:value-type="float">
            <text:p>0.0000423789</text:p>
          </table:table-cell>
          <table:table-cell office:value-type="float" office:value="0.00355484" calcext:value-type="float">
            <text:p>0.00355484</text:p>
          </table:table-cell>
          <table:table-cell table:formula="of:=([.A1457]*[.A1457])" office:value-type="float" office:value="0.00000000179597116521" calcext:value-type="float">
            <text:p>1.79597116521E-09</text:p>
          </table:table-cell>
          <table:table-cell table:formula="of:=([.A1457]-[.B1457])*([.A1457]-[.B1457])" office:value-type="float" office:value="0.0000123373829790132" calcext:value-type="float">
            <text:p>1.23373829790132E-05</text:p>
          </table:table-cell>
          <table:table-cell/>
        </table:table-row>
        <table:table-row table:style-name="ro1">
          <table:table-cell office:value-type="float" office:value="0.00174344" calcext:value-type="float">
            <text:p>0.00174344</text:p>
          </table:table-cell>
          <table:table-cell office:value-type="float" office:value="0.000975935" calcext:value-type="float">
            <text:p>0.000975935</text:p>
          </table:table-cell>
          <table:table-cell table:formula="of:=([.A1458]*[.A1458])" office:value-type="float" office:value="0.0000030395830336" calcext:value-type="float">
            <text:p>0.0000030395830336</text:p>
          </table:table-cell>
          <table:table-cell table:formula="of:=([.A1458]-[.B1458])*([.A1458]-[.B1458])" office:value-type="float" office:value="0.000000589063925025" calcext:value-type="float">
            <text:p>5.89063925025E-07</text:p>
          </table:table-cell>
          <table:table-cell/>
        </table:table-row>
        <table:table-row table:style-name="ro1">
          <table:table-cell office:value-type="float" office:value="0.0135939" calcext:value-type="float">
            <text:p>0.0135939</text:p>
          </table:table-cell>
          <table:table-cell office:value-type="float" office:value="0.00352477" calcext:value-type="float">
            <text:p>0.00352477</text:p>
          </table:table-cell>
          <table:table-cell table:formula="of:=([.A1459]*[.A1459])" office:value-type="float" office:value="0.00018479411721" calcext:value-type="float">
            <text:p>0.00018479411721</text:p>
          </table:table-cell>
          <table:table-cell table:formula="of:=([.A1459]-[.B1459])*([.A1459]-[.B1459])" office:value-type="float" office:value="0.0001013873789569" calcext:value-type="float">
            <text:p>0.0001013873789569</text:p>
          </table:table-cell>
          <table:table-cell/>
        </table:table-row>
        <table:table-row table:style-name="ro1">
          <table:table-cell office:value-type="float" office:value="0.0135939" calcext:value-type="float">
            <text:p>0.0135939</text:p>
          </table:table-cell>
          <table:table-cell office:value-type="float" office:value="0.101009" calcext:value-type="float">
            <text:p>0.101009</text:p>
          </table:table-cell>
          <table:table-cell table:formula="of:=([.A1460]*[.A1460])" office:value-type="float" office:value="0.00018479411721" calcext:value-type="float">
            <text:p>0.00018479411721</text:p>
          </table:table-cell>
          <table:table-cell table:formula="of:=([.A1460]-[.B1460])*([.A1460]-[.B1460])" office:value-type="float" office:value="0.00764139970801" calcext:value-type="float">
            <text:p>0.00764139970801</text:p>
          </table:table-cell>
          <table:table-cell/>
        </table:table-row>
        <table:table-row table:style-name="ro1">
          <table:table-cell office:value-type="float" office:value="0.0135939" calcext:value-type="float">
            <text:p>0.0135939</text:p>
          </table:table-cell>
          <table:table-cell office:value-type="float" office:value="0.105611" calcext:value-type="float">
            <text:p>0.105611</text:p>
          </table:table-cell>
          <table:table-cell table:formula="of:=([.A1461]*[.A1461])" office:value-type="float" office:value="0.00018479411721" calcext:value-type="float">
            <text:p>0.00018479411721</text:p>
          </table:table-cell>
          <table:table-cell table:formula="of:=([.A1461]-[.B1461])*([.A1461]-[.B1461])" office:value-type="float" office:value="0.00846714669241" calcext:value-type="float">
            <text:p>0.00846714669241</text:p>
          </table:table-cell>
          <table:table-cell/>
        </table:table-row>
        <table:table-row table:style-name="ro1">
          <table:table-cell office:value-type="float" office:value="0.0135939" calcext:value-type="float">
            <text:p>0.0135939</text:p>
          </table:table-cell>
          <table:table-cell office:value-type="float" office:value="0.0868313" calcext:value-type="float">
            <text:p>0.0868313</text:p>
          </table:table-cell>
          <table:table-cell table:formula="of:=([.A1462]*[.A1462])" office:value-type="float" office:value="0.00018479411721" calcext:value-type="float">
            <text:p>0.00018479411721</text:p>
          </table:table-cell>
          <table:table-cell table:formula="of:=([.A1462]-[.B1462])*([.A1462]-[.B1462])" office:value-type="float" office:value="0.00536371675876" calcext:value-type="float">
            <text:p>0.00536371675876</text:p>
          </table:table-cell>
          <table:table-cell/>
        </table:table-row>
        <table:table-row table:style-name="ro1">
          <table:table-cell office:value-type="float" office:value="0.00650644" calcext:value-type="float">
            <text:p>0.00650644</text:p>
          </table:table-cell>
          <table:table-cell office:value-type="float" office:value="0.0610624" calcext:value-type="float">
            <text:p>0.0610624</text:p>
          </table:table-cell>
          <table:table-cell table:formula="of:=([.A1463]*[.A1463])" office:value-type="float" office:value="0.0000423337614736" calcext:value-type="float">
            <text:p>0.0000423337614736</text:p>
          </table:table-cell>
          <table:table-cell table:formula="of:=([.A1463]-[.B1463])*([.A1463]-[.B1463])" office:value-type="float" office:value="0.0029763527715216" calcext:value-type="float">
            <text:p>0.0029763527715216</text:p>
          </table:table-cell>
          <table:table-cell/>
        </table:table-row>
        <table:table-row table:style-name="ro1">
          <table:table-cell office:value-type="float" office:value="0.0203782" calcext:value-type="float">
            <text:p>0.0203782</text:p>
          </table:table-cell>
          <table:table-cell office:value-type="float" office:value="0.0466964" calcext:value-type="float">
            <text:p>0.0466964</text:p>
          </table:table-cell>
          <table:table-cell table:formula="of:=([.A1464]*[.A1464])" office:value-type="float" office:value="0.00041527103524" calcext:value-type="float">
            <text:p>0.00041527103524</text:p>
          </table:table-cell>
          <table:table-cell table:formula="of:=([.A1464]-[.B1464])*([.A1464]-[.B1464])" office:value-type="float" office:value="0.00069264765124" calcext:value-type="float">
            <text:p>0.00069264765124</text:p>
          </table:table-cell>
          <table:table-cell/>
        </table:table-row>
        <table:table-row table:style-name="ro1">
          <table:table-cell office:value-type="float" office:value="0.0421546" calcext:value-type="float">
            <text:p>0.0421546</text:p>
          </table:table-cell>
          <table:table-cell office:value-type="float" office:value="0.0834734" calcext:value-type="float">
            <text:p>0.0834734</text:p>
          </table:table-cell>
          <table:table-cell table:formula="of:=([.A1465]*[.A1465])" office:value-type="float" office:value="0.00177701030116" calcext:value-type="float">
            <text:p>0.00177701030116</text:p>
          </table:table-cell>
          <table:table-cell table:formula="of:=([.A1465]-[.B1465])*([.A1465]-[.B1465])" office:value-type="float" office:value="0.00170724323344" calcext:value-type="float">
            <text:p>0.00170724323344</text:p>
          </table:table-cell>
          <table:table-cell/>
        </table:table-row>
        <table:table-row table:style-name="ro1">
          <table:table-cell office:value-type="float" office:value="0.0421546" calcext:value-type="float">
            <text:p>0.0421546</text:p>
          </table:table-cell>
          <table:table-cell office:value-type="float" office:value="0.0866617" calcext:value-type="float">
            <text:p>0.0866617</text:p>
          </table:table-cell>
          <table:table-cell table:formula="of:=([.A1466]*[.A1466])" office:value-type="float" office:value="0.00177701030116" calcext:value-type="float">
            <text:p>0.00177701030116</text:p>
          </table:table-cell>
          <table:table-cell table:formula="of:=([.A1466]-[.B1466])*([.A1466]-[.B1466])" office:value-type="float" office:value="0.00198088195041" calcext:value-type="float">
            <text:p>0.00198088195041</text:p>
          </table:table-cell>
          <table:table-cell/>
        </table:table-row>
        <table:table-row table:style-name="ro1">
          <table:table-cell office:value-type="float" office:value="0.0742819" calcext:value-type="float">
            <text:p>0.0742819</text:p>
          </table:table-cell>
          <table:table-cell office:value-type="float" office:value="0.157721" calcext:value-type="float">
            <text:p>0.157721</text:p>
          </table:table-cell>
          <table:table-cell table:formula="of:=([.A1467]*[.A1467])" office:value-type="float" office:value="0.00551780066761" calcext:value-type="float">
            <text:p>0.00551780066761</text:p>
          </table:table-cell>
          <table:table-cell table:formula="of:=([.A1467]-[.B1467])*([.A1467]-[.B1467])" office:value-type="float" office:value="0.00696208340881" calcext:value-type="float">
            <text:p>0.00696208340881</text:p>
          </table:table-cell>
          <table:table-cell/>
        </table:table-row>
        <table:table-row table:style-name="ro1">
          <table:table-cell office:value-type="float" office:value="0.0759425" calcext:value-type="float">
            <text:p>0.0759425</text:p>
          </table:table-cell>
          <table:table-cell office:value-type="float" office:value="0.156897" calcext:value-type="float">
            <text:p>0.156897</text:p>
          </table:table-cell>
          <table:table-cell table:formula="of:=([.A1468]*[.A1468])" office:value-type="float" office:value="0.00576726330625" calcext:value-type="float">
            <text:p>0.00576726330625</text:p>
          </table:table-cell>
          <table:table-cell table:formula="of:=([.A1468]-[.B1468])*([.A1468]-[.B1468])" office:value-type="float" office:value="0.00655363107025" calcext:value-type="float">
            <text:p>0.00655363107025</text:p>
          </table:table-cell>
          <table:table-cell/>
        </table:table-row>
        <table:table-row table:style-name="ro1">
          <table:table-cell office:value-type="float" office:value="0.145762" calcext:value-type="float">
            <text:p>0.145762</text:p>
          </table:table-cell>
          <table:table-cell office:value-type="float" office:value="0.133552" calcext:value-type="float">
            <text:p>0.133552</text:p>
          </table:table-cell>
          <table:table-cell table:formula="of:=([.A1469]*[.A1469])" office:value-type="float" office:value="0.021246560644" calcext:value-type="float">
            <text:p>0.021246560644</text:p>
          </table:table-cell>
          <table:table-cell table:formula="of:=([.A1469]-[.B1469])*([.A1469]-[.B1469])" office:value-type="float" office:value="0.0001490841" calcext:value-type="float">
            <text:p>0.0001490841</text:p>
          </table:table-cell>
          <table:table-cell/>
        </table:table-row>
        <table:table-row table:style-name="ro1">
          <table:table-cell office:value-type="float" office:value="0.145762" calcext:value-type="float">
            <text:p>0.145762</text:p>
          </table:table-cell>
          <table:table-cell office:value-type="float" office:value="0.193514" calcext:value-type="float">
            <text:p>0.193514</text:p>
          </table:table-cell>
          <table:table-cell table:formula="of:=([.A1470]*[.A1470])" office:value-type="float" office:value="0.021246560644" calcext:value-type="float">
            <text:p>0.021246560644</text:p>
          </table:table-cell>
          <table:table-cell table:formula="of:=([.A1470]-[.B1470])*([.A1470]-[.B1470])" office:value-type="float" office:value="0.002280253504" calcext:value-type="float">
            <text:p>0.002280253504</text:p>
          </table:table-cell>
          <table:table-cell/>
        </table:table-row>
        <table:table-row table:style-name="ro1">
          <table:table-cell office:value-type="float" office:value="0.302977" calcext:value-type="float">
            <text:p>0.302977</text:p>
          </table:table-cell>
          <table:table-cell office:value-type="float" office:value="0.471583" calcext:value-type="float">
            <text:p>0.471583</text:p>
          </table:table-cell>
          <table:table-cell table:formula="of:=([.A1471]*[.A1471])" office:value-type="float" office:value="0.091795062529" calcext:value-type="float">
            <text:p>0.091795062529</text:p>
          </table:table-cell>
          <table:table-cell table:formula="of:=([.A1471]-[.B1471])*([.A1471]-[.B1471])" office:value-type="float" office:value="0.028427983236" calcext:value-type="float">
            <text:p>0.028427983236</text:p>
          </table:table-cell>
          <table:table-cell/>
        </table:table-row>
        <table:table-row table:style-name="ro1">
          <table:table-cell office:value-type="float" office:value="0.337435" calcext:value-type="float">
            <text:p>0.337435</text:p>
          </table:table-cell>
          <table:table-cell office:value-type="float" office:value="0.371324" calcext:value-type="float">
            <text:p>0.371324</text:p>
          </table:table-cell>
          <table:table-cell table:formula="of:=([.A1472]*[.A1472])" office:value-type="float" office:value="0.113862379225" calcext:value-type="float">
            <text:p>0.113862379225</text:p>
          </table:table-cell>
          <table:table-cell table:formula="of:=([.A1472]-[.B1472])*([.A1472]-[.B1472])" office:value-type="float" office:value="0.001148464321" calcext:value-type="float">
            <text:p>0.001148464321</text:p>
          </table:table-cell>
          <table:table-cell/>
        </table:table-row>
        <table:table-row table:style-name="ro1">
          <table:table-cell office:value-type="float" office:value="0.352934" calcext:value-type="float">
            <text:p>0.352934</text:p>
          </table:table-cell>
          <table:table-cell office:value-type="float" office:value="0.434053" calcext:value-type="float">
            <text:p>0.434053</text:p>
          </table:table-cell>
          <table:table-cell table:formula="of:=([.A1473]*[.A1473])" office:value-type="float" office:value="0.124562408356" calcext:value-type="float">
            <text:p>0.124562408356</text:p>
          </table:table-cell>
          <table:table-cell table:formula="of:=([.A1473]-[.B1473])*([.A1473]-[.B1473])" office:value-type="float" office:value="0.006580292161" calcext:value-type="float">
            <text:p>0.006580292161</text:p>
          </table:table-cell>
          <table:table-cell/>
        </table:table-row>
        <table:table-row table:style-name="ro1">
          <table:table-cell office:value-type="float" office:value="0.510439" calcext:value-type="float">
            <text:p>0.510439</text:p>
          </table:table-cell>
          <table:table-cell office:value-type="float" office:value="0.448744" calcext:value-type="float">
            <text:p>0.448744</text:p>
          </table:table-cell>
          <table:table-cell table:formula="of:=([.A1474]*[.A1474])" office:value-type="float" office:value="0.260547972721" calcext:value-type="float">
            <text:p>0.260547972721</text:p>
          </table:table-cell>
          <table:table-cell table:formula="of:=([.A1474]-[.B1474])*([.A1474]-[.B1474])" office:value-type="float" office:value="0.003806273025" calcext:value-type="float">
            <text:p>0.003806273025</text:p>
          </table:table-cell>
          <table:table-cell/>
        </table:table-row>
        <table:table-row table:style-name="ro1">
          <table:table-cell office:value-type="float" office:value="0.605213" calcext:value-type="float">
            <text:p>0.605213</text:p>
          </table:table-cell>
          <table:table-cell office:value-type="float" office:value="0.551627" calcext:value-type="float">
            <text:p>0.551627</text:p>
          </table:table-cell>
          <table:table-cell table:formula="of:=([.A1475]*[.A1475])" office:value-type="float" office:value="0.366282775369" calcext:value-type="float">
            <text:p>0.366282775369</text:p>
          </table:table-cell>
          <table:table-cell table:formula="of:=([.A1475]-[.B1475])*([.A1475]-[.B1475])" office:value-type="float" office:value="0.002871459396" calcext:value-type="float">
            <text:p>0.002871459396</text:p>
          </table:table-cell>
          <table:table-cell/>
        </table:table-row>
        <table:table-row table:style-name="ro1">
          <table:table-cell office:value-type="float" office:value="0.68782" calcext:value-type="float">
            <text:p>0.68782</text:p>
          </table:table-cell>
          <table:table-cell office:value-type="float" office:value="0.597436" calcext:value-type="float">
            <text:p>0.597436</text:p>
          </table:table-cell>
          <table:table-cell table:formula="of:=([.A1476]*[.A1476])" office:value-type="float" office:value="0.4730963524" calcext:value-type="float">
            <text:p>0.4730963524</text:p>
          </table:table-cell>
          <table:table-cell table:formula="of:=([.A1476]-[.B1476])*([.A1476]-[.B1476])" office:value-type="float" office:value="0.008169267456" calcext:value-type="float">
            <text:p>0.008169267456</text:p>
          </table:table-cell>
          <table:table-cell/>
        </table:table-row>
        <table:table-row table:style-name="ro1">
          <table:table-cell office:value-type="float" office:value="0.735159" calcext:value-type="float">
            <text:p>0.735159</text:p>
          </table:table-cell>
          <table:table-cell office:value-type="float" office:value="0.671985" calcext:value-type="float">
            <text:p>0.671985</text:p>
          </table:table-cell>
          <table:table-cell table:formula="of:=([.A1477]*[.A1477])" office:value-type="float" office:value="0.540458755281" calcext:value-type="float">
            <text:p>0.540458755281</text:p>
          </table:table-cell>
          <table:table-cell table:formula="of:=([.A1477]-[.B1477])*([.A1477]-[.B1477])" office:value-type="float" office:value="0.00399095427599999" calcext:value-type="float">
            <text:p>0.00399095427599999</text:p>
          </table:table-cell>
          <table:table-cell/>
        </table:table-row>
        <table:table-row table:style-name="ro1">
          <table:table-cell office:value-type="float" office:value="0.771674" calcext:value-type="float">
            <text:p>0.771674</text:p>
          </table:table-cell>
          <table:table-cell office:value-type="float" office:value="0.789654" calcext:value-type="float">
            <text:p>0.789654</text:p>
          </table:table-cell>
          <table:table-cell table:formula="of:=([.A1478]*[.A1478])" office:value-type="float" office:value="0.595480762276" calcext:value-type="float">
            <text:p>0.595480762276</text:p>
          </table:table-cell>
          <table:table-cell table:formula="of:=([.A1478]-[.B1478])*([.A1478]-[.B1478])" office:value-type="float" office:value="0.0003232804" calcext:value-type="float">
            <text:p>0.0003232804</text:p>
          </table:table-cell>
          <table:table-cell/>
        </table:table-row>
        <table:table-row table:style-name="ro1">
          <table:table-cell office:value-type="float" office:value="0.951521" calcext:value-type="float">
            <text:p>0.951521</text:p>
          </table:table-cell>
          <table:table-cell office:value-type="float" office:value="0.902389" calcext:value-type="float">
            <text:p>0.902389</text:p>
          </table:table-cell>
          <table:table-cell table:formula="of:=([.A1479]*[.A1479])" office:value-type="float" office:value="0.905392213441" calcext:value-type="float">
            <text:p>0.905392213441</text:p>
          </table:table-cell>
          <table:table-cell table:formula="of:=([.A1479]-[.B1479])*([.A1479]-[.B1479])" office:value-type="float" office:value="0.002413953424" calcext:value-type="float">
            <text:p>0.002413953424</text:p>
          </table:table-cell>
          <table:table-cell/>
        </table:table-row>
        <table:table-row table:style-name="ro1">
          <table:table-cell office:value-type="float" office:value="0.95152" calcext:value-type="float">
            <text:p>0.95152</text:p>
          </table:table-cell>
          <table:table-cell office:value-type="float" office:value="0.939803" calcext:value-type="float">
            <text:p>0.939803</text:p>
          </table:table-cell>
          <table:table-cell table:formula="of:=([.A1480]*[.A1480])" office:value-type="float" office:value="0.9053903104" calcext:value-type="float">
            <text:p>0.9053903104</text:p>
          </table:table-cell>
          <table:table-cell table:formula="of:=([.A1480]-[.B1480])*([.A1480]-[.B1480])" office:value-type="float" office:value="0.000137288088999999" calcext:value-type="float">
            <text:p>0.000137288088999999</text:p>
          </table:table-cell>
          <table:table-cell/>
        </table:table-row>
        <table:table-row table:style-name="ro1">
          <table:table-cell office:value-type="float" office:value="0.951521" calcext:value-type="float">
            <text:p>0.951521</text:p>
          </table:table-cell>
          <table:table-cell office:value-type="float" office:value="0.968067" calcext:value-type="float">
            <text:p>0.968067</text:p>
          </table:table-cell>
          <table:table-cell table:formula="of:=([.A1481]*[.A1481])" office:value-type="float" office:value="0.905392213441" calcext:value-type="float">
            <text:p>0.905392213441</text:p>
          </table:table-cell>
          <table:table-cell table:formula="of:=([.A1481]-[.B1481])*([.A1481]-[.B1481])" office:value-type="float" office:value="0.000273770116000002" calcext:value-type="float">
            <text:p>0.000273770116000002</text:p>
          </table:table-cell>
          <table:table-cell/>
        </table:table-row>
        <table:table-row table:style-name="ro1">
          <table:table-cell office:value-type="float" office:value="0.978438" calcext:value-type="float">
            <text:p>0.978438</text:p>
          </table:table-cell>
          <table:table-cell office:value-type="float" office:value="0.995431" calcext:value-type="float">
            <text:p>0.995431</text:p>
          </table:table-cell>
          <table:table-cell table:formula="of:=([.A1482]*[.A1482])" office:value-type="float" office:value="0.957340919844" calcext:value-type="float">
            <text:p>0.957340919844</text:p>
          </table:table-cell>
          <table:table-cell table:formula="of:=([.A1482]-[.B1482])*([.A1482]-[.B1482])" office:value-type="float" office:value="0.000288762048999997" calcext:value-type="float">
            <text:p>0.000288762048999997</text:p>
          </table:table-cell>
          <table:table-cell/>
        </table:table-row>
        <table:table-row table:style-name="ro1">
          <table:table-cell office:value-type="float" office:value="0.978439" calcext:value-type="float">
            <text:p>0.978439</text:p>
          </table:table-cell>
          <table:table-cell office:value-type="float" office:value="0.999997" calcext:value-type="float">
            <text:p>0.999997</text:p>
          </table:table-cell>
          <table:table-cell table:formula="of:=([.A1483]*[.A1483])" office:value-type="float" office:value="0.957342876721" calcext:value-type="float">
            <text:p>0.957342876721</text:p>
          </table:table-cell>
          <table:table-cell table:formula="of:=([.A1483]-[.B1483])*([.A1483]-[.B1483])" office:value-type="float" office:value="0.000464747364000003" calcext:value-type="float">
            <text:p>0.000464747364000003</text:p>
          </table:table-cell>
          <table:table-cell/>
        </table:table-row>
        <table:table-row table:style-name="ro1">
          <table:table-cell office:value-type="float" office:value="0.00000417233" calcext:value-type="float">
            <text:p>0.00000417233</text:p>
          </table:table-cell>
          <table:table-cell office:value-type="float" office:value="0.0000016405" calcext:value-type="float">
            <text:p>0.0000016405</text:p>
          </table:table-cell>
          <table:table-cell table:formula="of:=([.A1484]*[.A1484])" office:value-type="float" office:value="0.00000000001740833763" calcext:value-type="float">
            <text:p>1.74083376289E-11</text:p>
          </table:table-cell>
          <table:table-cell table:formula="of:=([.A1484]-[.B1484])*([.A1484]-[.B1484])" office:value-type="float" office:value="0.00000000000641016315" calcext:value-type="float">
            <text:p>6.4101631489E-12</text:p>
          </table:table-cell>
          <table:table-cell/>
        </table:table-row>
        <table:table-row table:style-name="ro1">
          <table:table-cell office:value-type="float" office:value="0.000002563" calcext:value-type="float">
            <text:p>0.000002563</text:p>
          </table:table-cell>
          <table:table-cell office:value-type="float" office:value="0.000622151" calcext:value-type="float">
            <text:p>0.000622151</text:p>
          </table:table-cell>
          <table:table-cell table:formula="of:=([.A1485]*[.A1485])" office:value-type="float" office:value="0.000000000006568969" calcext:value-type="float">
            <text:p>6.568969E-12</text:p>
          </table:table-cell>
          <table:table-cell table:formula="of:=([.A1485]-[.B1485])*([.A1485]-[.B1485])" office:value-type="float" office:value="0.000000383889289744" calcext:value-type="float">
            <text:p>3.83889289744E-07</text:p>
          </table:table-cell>
          <table:table-cell/>
        </table:table-row>
        <table:table-row table:style-name="ro1">
          <table:table-cell office:value-type="float" office:value="0.00000357628" calcext:value-type="float">
            <text:p>0.00000357628</text:p>
          </table:table-cell>
          <table:table-cell office:value-type="float" office:value="0.00379525" calcext:value-type="float">
            <text:p>0.00379525</text:p>
          </table:table-cell>
          <table:table-cell table:formula="of:=([.A1486]*[.A1486])" office:value-type="float" office:value="0.00000000001278977864" calcext:value-type="float">
            <text:p>1.27897786384E-11</text:p>
          </table:table-cell>
          <table:table-cell table:formula="of:=([.A1486]-[.B1486])*([.A1486]-[.B1486])" office:value-type="float" office:value="0.0000143767895989386" calcext:value-type="float">
            <text:p>1.43767895989386E-05</text:p>
          </table:table-cell>
          <table:table-cell/>
        </table:table-row>
        <table:table-row table:style-name="ro1">
          <table:table-cell office:value-type="float" office:value="0.00000357628" calcext:value-type="float">
            <text:p>0.00000357628</text:p>
          </table:table-cell>
          <table:table-cell office:value-type="float" office:value="0.00940837" calcext:value-type="float">
            <text:p>0.00940837</text:p>
          </table:table-cell>
          <table:table-cell table:formula="of:=([.A1487]*[.A1487])" office:value-type="float" office:value="0.00000000001278977864" calcext:value-type="float">
            <text:p>1.27897786384E-11</text:p>
          </table:table-cell>
          <table:table-cell table:formula="of:=([.A1487]-[.B1487])*([.A1487]-[.B1487])" office:value-type="float" office:value="0.0000884501449157514" calcext:value-type="float">
            <text:p>8.84501449157514E-05</text:p>
          </table:table-cell>
          <table:table-cell/>
        </table:table-row>
        <table:table-row table:style-name="ro1">
          <table:table-cell office:value-type="float" office:value="0.00000357628" calcext:value-type="float">
            <text:p>0.00000357628</text:p>
          </table:table-cell>
          <table:table-cell office:value-type="float" office:value="0.0175393" calcext:value-type="float">
            <text:p>0.0175393</text:p>
          </table:table-cell>
          <table:table-cell table:formula="of:=([.A1488]*[.A1488])" office:value-type="float" office:value="0.00000000001278977864" calcext:value-type="float">
            <text:p>1.27897786384E-11</text:p>
          </table:table-cell>
          <table:table-cell table:formula="of:=([.A1488]-[.B1488])*([.A1488]-[.B1488])" office:value-type="float" office:value="0.000307501606384171" calcext:value-type="float">
            <text:p>0.000307501606384171</text:p>
          </table:table-cell>
          <table:table-cell/>
        </table:table-row>
        <table:table-row table:style-name="ro1">
          <table:table-cell office:value-type="float" office:value="0.00000333786" calcext:value-type="float">
            <text:p>0.00000333786</text:p>
          </table:table-cell>
          <table:table-cell office:value-type="float" office:value="0.00299191" calcext:value-type="float">
            <text:p>0.00299191</text:p>
          </table:table-cell>
          <table:table-cell table:formula="of:=([.A1489]*[.A1489])" office:value-type="float" office:value="0.00000000001114130938" calcext:value-type="float">
            <text:p>1.11413093796E-11</text:p>
          </table:table-cell>
          <table:table-cell table:formula="of:=([.A1489]-[.B1489])*([.A1489]-[.B1489])" office:value-type="float" office:value="0.00000893156343598418" calcext:value-type="float">
            <text:p>8.93156343598418E-06</text:p>
          </table:table-cell>
          <table:table-cell/>
        </table:table-row>
        <table:table-row table:style-name="ro1">
          <table:table-cell office:value-type="float" office:value="0.00000804663" calcext:value-type="float">
            <text:p>0.00000804663</text:p>
          </table:table-cell>
          <table:table-cell office:value-type="float" office:value="0.0050054" calcext:value-type="float">
            <text:p>0.0050054</text:p>
          </table:table-cell>
          <table:table-cell table:formula="of:=([.A1490]*[.A1490])" office:value-type="float" office:value="0.00000000006474825436" calcext:value-type="float">
            <text:p>6.47482543569E-11</text:p>
          </table:table-cell>
          <table:table-cell table:formula="of:=([.A1490]-[.B1490])*([.A1490]-[.B1490])" office:value-type="float" office:value="0.0000249735407046504" calcext:value-type="float">
            <text:p>2.49735407046504E-05</text:p>
          </table:table-cell>
          <table:table-cell/>
        </table:table-row>
        <table:table-row table:style-name="ro1">
          <table:table-cell office:value-type="float" office:value="0.000035882" calcext:value-type="float">
            <text:p>0.000035882</text:p>
          </table:table-cell>
          <table:table-cell office:value-type="float" office:value="0.0064138" calcext:value-type="float">
            <text:p>0.0064138</text:p>
          </table:table-cell>
          <table:table-cell table:formula="of:=([.A1491]*[.A1491])" office:value-type="float" office:value="0.000000001287517924" calcext:value-type="float">
            <text:p>1.287517924E-09</text:p>
          </table:table-cell>
          <table:table-cell table:formula="of:=([.A1491]-[.B1491])*([.A1491]-[.B1491])" office:value-type="float" office:value="0.000040677838014724" calcext:value-type="float">
            <text:p>4.0677838014724E-05</text:p>
          </table:table-cell>
          <table:table-cell/>
        </table:table-row>
        <table:table-row table:style-name="ro1">
          <table:table-cell office:value-type="float" office:value="0.0000376105" calcext:value-type="float">
            <text:p>0.0000376105</text:p>
          </table:table-cell>
          <table:table-cell office:value-type="float" office:value="0.000259506" calcext:value-type="float">
            <text:p>0.000259506</text:p>
          </table:table-cell>
          <table:table-cell table:formula="of:=([.A1492]*[.A1492])" office:value-type="float" office:value="0.00000000141454971025" calcext:value-type="float">
            <text:p>1.41454971025E-09</text:p>
          </table:table-cell>
          <table:table-cell table:formula="of:=([.A1492]-[.B1492])*([.A1492]-[.B1492])" office:value-type="float" office:value="0.00000004923761292025" calcext:value-type="float">
            <text:p>4.923761292025E-08</text:p>
          </table:table-cell>
          <table:table-cell/>
        </table:table-row>
        <table:table-row table:style-name="ro1">
          <table:table-cell office:value-type="float" office:value="0.0000268817" calcext:value-type="float">
            <text:p>0.0000268817</text:p>
          </table:table-cell>
          <table:table-cell office:value-type="float" office:value="0.00137184" calcext:value-type="float">
            <text:p>0.00137184</text:p>
          </table:table-cell>
          <table:table-cell table:formula="of:=([.A1493]*[.A1493])" office:value-type="float" office:value="0.00000000072262579489" calcext:value-type="float">
            <text:p>7.2262579489E-10</text:p>
          </table:table-cell>
          <table:table-cell table:formula="of:=([.A1493]-[.B1493])*([.A1493]-[.B1493])" office:value-type="float" office:value="0.00000180891282873889" calcext:value-type="float">
            <text:p>1.80891282873889E-06</text:p>
          </table:table-cell>
          <table:table-cell/>
        </table:table-row>
        <table:table-row table:style-name="ro1">
          <table:table-cell office:value-type="float" office:value="0.0000440478" calcext:value-type="float">
            <text:p>0.0000440478</text:p>
          </table:table-cell>
          <table:table-cell office:value-type="float" office:value="0.00366115" calcext:value-type="float">
            <text:p>0.00366115</text:p>
          </table:table-cell>
          <table:table-cell table:formula="of:=([.A1494]*[.A1494])" office:value-type="float" office:value="0.00000000194020868484" calcext:value-type="float">
            <text:p>1.94020868484E-09</text:p>
          </table:table-cell>
          <table:table-cell table:formula="of:=([.A1494]-[.B1494])*([.A1494]-[.B1494])" office:value-type="float" office:value="0.0000130834283252448" calcext:value-type="float">
            <text:p>1.30834283252448E-05</text:p>
          </table:table-cell>
          <table:table-cell/>
        </table:table-row>
        <table:table-row table:style-name="ro1">
          <table:table-cell office:value-type="float" office:value="0.0000224113" calcext:value-type="float">
            <text:p>0.0000224113</text:p>
          </table:table-cell>
          <table:table-cell office:value-type="float" office:value="0.00254736" calcext:value-type="float">
            <text:p>0.00254736</text:p>
          </table:table-cell>
          <table:table-cell table:formula="of:=([.A1495]*[.A1495])" office:value-type="float" office:value="0.00000000050226636769" calcext:value-type="float">
            <text:p>5.0226636769E-10</text:p>
          </table:table-cell>
          <table:table-cell table:formula="of:=([.A1495]-[.B1495])*([.A1495]-[.B1495])" office:value-type="float" office:value="0.00000637536593763169" calcext:value-type="float">
            <text:p>6.37536593763169E-06</text:p>
          </table:table-cell>
          <table:table-cell/>
        </table:table-row>
        <table:table-row table:style-name="ro1">
          <table:table-cell office:value-type="float" office:value="0.0000224113" calcext:value-type="float">
            <text:p>0.0000224113</text:p>
          </table:table-cell>
          <table:table-cell office:value-type="float" office:value="0.0000442847" calcext:value-type="float">
            <text:p>0.0000442847</text:p>
          </table:table-cell>
          <table:table-cell table:formula="of:=([.A1496]*[.A1496])" office:value-type="float" office:value="0.00000000050226636769" calcext:value-type="float">
            <text:p>5.0226636769E-10</text:p>
          </table:table-cell>
          <table:table-cell table:formula="of:=([.A1496]-[.B1496])*([.A1496]-[.B1496])" office:value-type="float" office:value="0.00000000047844562756" calcext:value-type="float">
            <text:p>4.7844562756E-10</text:p>
          </table:table-cell>
          <table:table-cell/>
        </table:table-row>
        <table:table-row table:style-name="ro1">
          <table:table-cell office:value-type="float" office:value="0.0000224113" calcext:value-type="float">
            <text:p>0.0000224113</text:p>
          </table:table-cell>
          <table:table-cell office:value-type="float" office:value="0.000572438" calcext:value-type="float">
            <text:p>0.000572438</text:p>
          </table:table-cell>
          <table:table-cell table:formula="of:=([.A1497]*[.A1497])" office:value-type="float" office:value="0.00000000050226636769" calcext:value-type="float">
            <text:p>5.0226636769E-10</text:p>
          </table:table-cell>
          <table:table-cell table:formula="of:=([.A1497]-[.B1497])*([.A1497]-[.B1497])" office:value-type="float" office:value="0.00000030252937071289" calcext:value-type="float">
            <text:p>3.0252937071289E-07</text:p>
          </table:table-cell>
          <table:table-cell/>
        </table:table-row>
        <table:table-row table:style-name="ro1">
          <table:table-cell office:value-type="float" office:value="0.0000224113" calcext:value-type="float">
            <text:p>0.0000224113</text:p>
          </table:table-cell>
          <table:table-cell office:value-type="float" office:value="0.00622453" calcext:value-type="float">
            <text:p>0.00622453</text:p>
          </table:table-cell>
          <table:table-cell table:formula="of:=([.A1498]*[.A1498])" office:value-type="float" office:value="0.00000000050226636769" calcext:value-type="float">
            <text:p>5.0226636769E-10</text:p>
          </table:table-cell>
          <table:table-cell table:formula="of:=([.A1498]-[.B1498])*([.A1498]-[.B1498])" office:value-type="float" office:value="0.0000384662763688897" calcext:value-type="float">
            <text:p>3.84662763688897E-05</text:p>
          </table:table-cell>
          <table:table-cell/>
        </table:table-row>
        <table:table-row table:style-name="ro1">
          <table:table-cell office:value-type="float" office:value="0.000106096" calcext:value-type="float">
            <text:p>0.000106096</text:p>
          </table:table-cell>
          <table:table-cell office:value-type="float" office:value="0.016169" calcext:value-type="float">
            <text:p>0.016169</text:p>
          </table:table-cell>
          <table:table-cell table:formula="of:=([.A1499]*[.A1499])" office:value-type="float" office:value="0.000000011256361216" calcext:value-type="float">
            <text:p>1.1256361216E-08</text:p>
          </table:table-cell>
          <table:table-cell table:formula="of:=([.A1499]-[.B1499])*([.A1499]-[.B1499])" office:value-type="float" office:value="0.000258016884913216" calcext:value-type="float">
            <text:p>0.000258016884913216</text:p>
          </table:table-cell>
          <table:table-cell/>
        </table:table-row>
        <table:table-row table:style-name="ro1">
          <table:table-cell office:value-type="float" office:value="0.0000038743" calcext:value-type="float">
            <text:p>0.0000038743</text:p>
          </table:table-cell>
          <table:table-cell office:value-type="float" office:value="0.104974" calcext:value-type="float">
            <text:p>0.104974</text:p>
          </table:table-cell>
          <table:table-cell table:formula="of:=([.A1500]*[.A1500])" office:value-type="float" office:value="0.00000000001501020049" calcext:value-type="float">
            <text:p>1.501020049E-11</text:p>
          </table:table-cell>
          <table:table-cell table:formula="of:=([.A1500]-[.B1500])*([.A1500]-[.B1500])" office:value-type="float" office:value="0.0110187272894738" calcext:value-type="float">
            <text:p>0.0110187272894738</text:p>
          </table:table-cell>
          <table:table-cell/>
        </table:table-row>
        <table:table-row table:style-name="ro1">
          <table:table-cell office:value-type="float" office:value="0.000303388" calcext:value-type="float">
            <text:p>0.000303388</text:p>
          </table:table-cell>
          <table:table-cell office:value-type="float" office:value="0.0614954" calcext:value-type="float">
            <text:p>0.0614954</text:p>
          </table:table-cell>
          <table:table-cell table:formula="of:=([.A1501]*[.A1501])" office:value-type="float" office:value="0.000000092044278544" calcext:value-type="float">
            <text:p>9.2044278544E-08</text:p>
          </table:table-cell>
          <table:table-cell table:formula="of:=([.A1501]-[.B1501])*([.A1501]-[.B1501])" office:value-type="float" office:value="0.00374446233260814" calcext:value-type="float">
            <text:p>0.00374446233260814</text:p>
          </table:table-cell>
          <table:table-cell/>
        </table:table-row>
        <table:table-row table:style-name="ro1">
          <table:table-cell office:value-type="float" office:value="0.000387371" calcext:value-type="float">
            <text:p>0.000387371</text:p>
          </table:table-cell>
          <table:table-cell office:value-type="float" office:value="0.00401637" calcext:value-type="float">
            <text:p>0.00401637</text:p>
          </table:table-cell>
          <table:table-cell table:formula="of:=([.A1502]*[.A1502])" office:value-type="float" office:value="0.000000150056291641" calcext:value-type="float">
            <text:p>1.50056291641E-07</text:p>
          </table:table-cell>
          <table:table-cell table:formula="of:=([.A1502]-[.B1502])*([.A1502]-[.B1502])" office:value-type="float" office:value="0.000013169633742001" calcext:value-type="float">
            <text:p>1.3169633742001E-05</text:p>
          </table:table-cell>
          <table:table-cell/>
        </table:table-row>
        <table:table-row table:style-name="ro1">
          <table:table-cell office:value-type="float" office:value="0.000879109" calcext:value-type="float">
            <text:p>0.000879109</text:p>
          </table:table-cell>
          <table:table-cell office:value-type="float" office:value="0.0641016" calcext:value-type="float">
            <text:p>0.0641016</text:p>
          </table:table-cell>
          <table:table-cell table:formula="of:=([.A1503]*[.A1503])" office:value-type="float" office:value="0.000000772832633881" calcext:value-type="float">
            <text:p>7.72832633881E-07</text:p>
          </table:table-cell>
          <table:table-cell table:formula="of:=([.A1503]-[.B1503])*([.A1503]-[.B1503])" office:value-type="float" office:value="0.00399708336824508" calcext:value-type="float">
            <text:p>0.00399708336824508</text:p>
          </table:table-cell>
          <table:table-cell/>
        </table:table-row>
        <table:table-row table:style-name="ro1">
          <table:table-cell office:value-type="float" office:value="0.000719428" calcext:value-type="float">
            <text:p>0.000719428</text:p>
          </table:table-cell>
          <table:table-cell office:value-type="float" office:value="0.154594" calcext:value-type="float">
            <text:p>0.154594</text:p>
          </table:table-cell>
          <table:table-cell table:formula="of:=([.A1504]*[.A1504])" office:value-type="float" office:value="0.000000517576647184" calcext:value-type="float">
            <text:p>5.17576647184E-07</text:p>
          </table:table-cell>
          <table:table-cell table:formula="of:=([.A1504]-[.B1504])*([.A1504]-[.B1504])" office:value-type="float" office:value="0.0236773839081832" calcext:value-type="float">
            <text:p>0.0236773839081832</text:p>
          </table:table-cell>
          <table:table-cell/>
        </table:table-row>
        <table:table-row table:style-name="ro1">
          <table:table-cell office:value-type="float" office:value="0.00824702" calcext:value-type="float">
            <text:p>0.00824702</text:p>
          </table:table-cell>
          <table:table-cell office:value-type="float" office:value="0.00178376" calcext:value-type="float">
            <text:p>0.00178376</text:p>
          </table:table-cell>
          <table:table-cell table:formula="of:=([.A1505]*[.A1505])" office:value-type="float" office:value="0.0000680133388804" calcext:value-type="float">
            <text:p>0.0000680133388804</text:p>
          </table:table-cell>
          <table:table-cell table:formula="of:=([.A1505]-[.B1505])*([.A1505]-[.B1505])" office:value-type="float" office:value="0.0000417737298276" calcext:value-type="float">
            <text:p>0.0000417737298276</text:p>
          </table:table-cell>
          <table:table-cell/>
        </table:table-row>
        <table:table-row table:style-name="ro1">
          <table:table-cell office:value-type="float" office:value="0.00998622" calcext:value-type="float">
            <text:p>0.00998622</text:p>
          </table:table-cell>
          <table:table-cell office:value-type="float" office:value="0.127557" calcext:value-type="float">
            <text:p>0.127557</text:p>
          </table:table-cell>
          <table:table-cell table:formula="of:=([.A1506]*[.A1506])" office:value-type="float" office:value="0.0000997245898884" calcext:value-type="float">
            <text:p>0.0000997245898884</text:p>
          </table:table-cell>
          <table:table-cell table:formula="of:=([.A1506]-[.B1506])*([.A1506]-[.B1506])" office:value-type="float" office:value="0.0138228883098084" calcext:value-type="float">
            <text:p>0.0138228883098084</text:p>
          </table:table-cell>
          <table:table-cell/>
        </table:table-row>
        <table:table-row table:style-name="ro1">
          <table:table-cell office:value-type="float" office:value="0.0692537" calcext:value-type="float">
            <text:p>0.0692537</text:p>
          </table:table-cell>
          <table:table-cell office:value-type="float" office:value="0.181052" calcext:value-type="float">
            <text:p>0.181052</text:p>
          </table:table-cell>
          <table:table-cell table:formula="of:=([.A1507]*[.A1507])" office:value-type="float" office:value="0.00479607496369" calcext:value-type="float">
            <text:p>0.00479607496369</text:p>
          </table:table-cell>
          <table:table-cell table:formula="of:=([.A1507]-[.B1507])*([.A1507]-[.B1507])" office:value-type="float" office:value="0.01249885988289" calcext:value-type="float">
            <text:p>0.01249885988289</text:p>
          </table:table-cell>
          <table:table-cell/>
        </table:table-row>
        <table:table-row table:style-name="ro1">
          <table:table-cell office:value-type="float" office:value="0.183647" calcext:value-type="float">
            <text:p>0.183647</text:p>
          </table:table-cell>
          <table:table-cell office:value-type="float" office:value="0.202545" calcext:value-type="float">
            <text:p>0.202545</text:p>
          </table:table-cell>
          <table:table-cell table:formula="of:=([.A1508]*[.A1508])" office:value-type="float" office:value="0.033726220609" calcext:value-type="float">
            <text:p>0.033726220609</text:p>
          </table:table-cell>
          <table:table-cell table:formula="of:=([.A1508]-[.B1508])*([.A1508]-[.B1508])" office:value-type="float" office:value="0.000357134404" calcext:value-type="float">
            <text:p>0.000357134404</text:p>
          </table:table-cell>
          <table:table-cell/>
        </table:table-row>
        <table:table-row table:style-name="ro1">
          <table:table-cell office:value-type="float" office:value="0.163358" calcext:value-type="float">
            <text:p>0.163358</text:p>
          </table:table-cell>
          <table:table-cell office:value-type="float" office:value="0.191567" calcext:value-type="float">
            <text:p>0.191567</text:p>
          </table:table-cell>
          <table:table-cell table:formula="of:=([.A1509]*[.A1509])" office:value-type="float" office:value="0.026685836164" calcext:value-type="float">
            <text:p>0.026685836164</text:p>
          </table:table-cell>
          <table:table-cell table:formula="of:=([.A1509]-[.B1509])*([.A1509]-[.B1509])" office:value-type="float" office:value="0.000795747680999999" calcext:value-type="float">
            <text:p>0.000795747680999999</text:p>
          </table:table-cell>
          <table:table-cell/>
        </table:table-row>
        <table:table-row table:style-name="ro1">
          <table:table-cell office:value-type="float" office:value="0.163358" calcext:value-type="float">
            <text:p>0.163358</text:p>
          </table:table-cell>
          <table:table-cell office:value-type="float" office:value="0.252417" calcext:value-type="float">
            <text:p>0.252417</text:p>
          </table:table-cell>
          <table:table-cell table:formula="of:=([.A1510]*[.A1510])" office:value-type="float" office:value="0.026685836164" calcext:value-type="float">
            <text:p>0.026685836164</text:p>
          </table:table-cell>
          <table:table-cell table:formula="of:=([.A1510]-[.B1510])*([.A1510]-[.B1510])" office:value-type="float" office:value="0.007931505481" calcext:value-type="float">
            <text:p>0.007931505481</text:p>
          </table:table-cell>
          <table:table-cell/>
        </table:table-row>
        <table:table-row table:style-name="ro1">
          <table:table-cell office:value-type="float" office:value="0.163358" calcext:value-type="float">
            <text:p>0.163358</text:p>
          </table:table-cell>
          <table:table-cell office:value-type="float" office:value="0.171774" calcext:value-type="float">
            <text:p>0.171774</text:p>
          </table:table-cell>
          <table:table-cell table:formula="of:=([.A1511]*[.A1511])" office:value-type="float" office:value="0.026685836164" calcext:value-type="float">
            <text:p>0.026685836164</text:p>
          </table:table-cell>
          <table:table-cell table:formula="of:=([.A1511]-[.B1511])*([.A1511]-[.B1511])" office:value-type="float" office:value="0.0000708290560000001" calcext:value-type="float">
            <text:p>0.0000708290560000001</text:p>
          </table:table-cell>
          <table:table-cell/>
        </table:table-row>
        <table:table-row table:style-name="ro1">
          <table:table-cell office:value-type="float" office:value="0.163358" calcext:value-type="float">
            <text:p>0.163358</text:p>
          </table:table-cell>
          <table:table-cell office:value-type="float" office:value="0.144805" calcext:value-type="float">
            <text:p>0.144805</text:p>
          </table:table-cell>
          <table:table-cell table:formula="of:=([.A1512]*[.A1512])" office:value-type="float" office:value="0.026685836164" calcext:value-type="float">
            <text:p>0.026685836164</text:p>
          </table:table-cell>
          <table:table-cell table:formula="of:=([.A1512]-[.B1512])*([.A1512]-[.B1512])" office:value-type="float" office:value="0.000344213809000001" calcext:value-type="float">
            <text:p>0.000344213809000001</text:p>
          </table:table-cell>
          <table:table-cell/>
        </table:table-row>
        <table:table-row table:style-name="ro1">
          <table:table-cell office:value-type="float" office:value="0.288481" calcext:value-type="float">
            <text:p>0.288481</text:p>
          </table:table-cell>
          <table:table-cell office:value-type="float" office:value="0.182744" calcext:value-type="float">
            <text:p>0.182744</text:p>
          </table:table-cell>
          <table:table-cell table:formula="of:=([.A1513]*[.A1513])" office:value-type="float" office:value="0.083221287361" calcext:value-type="float">
            <text:p>0.083221287361</text:p>
          </table:table-cell>
          <table:table-cell table:formula="of:=([.A1513]-[.B1513])*([.A1513]-[.B1513])" office:value-type="float" office:value="0.011180313169" calcext:value-type="float">
            <text:p>0.011180313169</text:p>
          </table:table-cell>
          <table:table-cell/>
        </table:table-row>
        <table:table-row table:style-name="ro1">
          <table:table-cell office:value-type="float" office:value="0.288481" calcext:value-type="float">
            <text:p>0.288481</text:p>
          </table:table-cell>
          <table:table-cell office:value-type="float" office:value="0.358741" calcext:value-type="float">
            <text:p>0.358741</text:p>
          </table:table-cell>
          <table:table-cell table:formula="of:=([.A1514]*[.A1514])" office:value-type="float" office:value="0.083221287361" calcext:value-type="float">
            <text:p>0.083221287361</text:p>
          </table:table-cell>
          <table:table-cell table:formula="of:=([.A1514]-[.B1514])*([.A1514]-[.B1514])" office:value-type="float" office:value="0.0049364676" calcext:value-type="float">
            <text:p>0.0049364676</text:p>
          </table:table-cell>
          <table:table-cell/>
        </table:table-row>
        <table:table-row table:style-name="ro1">
          <table:table-cell office:value-type="float" office:value="0.464855" calcext:value-type="float">
            <text:p>0.464855</text:p>
          </table:table-cell>
          <table:table-cell office:value-type="float" office:value="0.757525" calcext:value-type="float">
            <text:p>0.757525</text:p>
          </table:table-cell>
          <table:table-cell table:formula="of:=([.A1515]*[.A1515])" office:value-type="float" office:value="0.216090171025" calcext:value-type="float">
            <text:p>0.216090171025</text:p>
          </table:table-cell>
          <table:table-cell table:formula="of:=([.A1515]-[.B1515])*([.A1515]-[.B1515])" office:value-type="float" office:value="0.0856557289" calcext:value-type="float">
            <text:p>0.0856557289</text:p>
          </table:table-cell>
          <table:table-cell/>
        </table:table-row>
        <table:table-row table:style-name="ro1">
          <table:table-cell office:value-type="float" office:value="0.899268" calcext:value-type="float">
            <text:p>0.899268</text:p>
          </table:table-cell>
          <table:table-cell office:value-type="float" office:value="0.719691" calcext:value-type="float">
            <text:p>0.719691</text:p>
          </table:table-cell>
          <table:table-cell table:formula="of:=([.A1516]*[.A1516])" office:value-type="float" office:value="0.808682935824" calcext:value-type="float">
            <text:p>0.808682935824</text:p>
          </table:table-cell>
          <table:table-cell table:formula="of:=([.A1516]-[.B1516])*([.A1516]-[.B1516])" office:value-type="float" office:value="0.032247898929" calcext:value-type="float">
            <text:p>0.032247898929</text:p>
          </table:table-cell>
          <table:table-cell/>
        </table:table-row>
        <table:table-row table:style-name="ro1">
          <table:table-cell office:value-type="float" office:value="0.786568" calcext:value-type="float">
            <text:p>0.786568</text:p>
          </table:table-cell>
          <table:table-cell office:value-type="float" office:value="0.742556" calcext:value-type="float">
            <text:p>0.742556</text:p>
          </table:table-cell>
          <table:table-cell table:formula="of:=([.A1517]*[.A1517])" office:value-type="float" office:value="0.618689218624" calcext:value-type="float">
            <text:p>0.618689218624</text:p>
          </table:table-cell>
          <table:table-cell table:formula="of:=([.A1517]-[.B1517])*([.A1517]-[.B1517])" office:value-type="float" office:value="0.001937056144" calcext:value-type="float">
            <text:p>0.001937056144</text:p>
          </table:table-cell>
          <table:table-cell/>
        </table:table-row>
        <table:table-row table:style-name="ro1">
          <table:table-cell office:value-type="float" office:value="0.918995" calcext:value-type="float">
            <text:p>0.918995</text:p>
          </table:table-cell>
          <table:table-cell office:value-type="float" office:value="0.864955" calcext:value-type="float">
            <text:p>0.864955</text:p>
          </table:table-cell>
          <table:table-cell table:formula="of:=([.A1518]*[.A1518])" office:value-type="float" office:value="0.844551810025" calcext:value-type="float">
            <text:p>0.844551810025</text:p>
          </table:table-cell>
          <table:table-cell table:formula="of:=([.A1518]-[.B1518])*([.A1518]-[.B1518])" office:value-type="float" office:value="0.0029203216" calcext:value-type="float">
            <text:p>0.0029203216</text:p>
          </table:table-cell>
          <table:table-cell/>
        </table:table-row>
        <table:table-row table:style-name="ro1">
          <table:table-cell office:value-type="float" office:value="0.918996" calcext:value-type="float">
            <text:p>0.918996</text:p>
          </table:table-cell>
          <table:table-cell office:value-type="float" office:value="0.953222" calcext:value-type="float">
            <text:p>0.953222</text:p>
          </table:table-cell>
          <table:table-cell table:formula="of:=([.A1519]*[.A1519])" office:value-type="float" office:value="0.844553648016" calcext:value-type="float">
            <text:p>0.844553648016</text:p>
          </table:table-cell>
          <table:table-cell table:formula="of:=([.A1519]-[.B1519])*([.A1519]-[.B1519])" office:value-type="float" office:value="0.001171419076" calcext:value-type="float">
            <text:p>0.001171419076</text:p>
          </table:table-cell>
          <table:table-cell/>
        </table:table-row>
        <table:table-row table:style-name="ro1">
          <table:table-cell office:value-type="float" office:value="0.979329" calcext:value-type="float">
            <text:p>0.979329</text:p>
          </table:table-cell>
          <table:table-cell office:value-type="float" office:value="0.978314" calcext:value-type="float">
            <text:p>0.978314</text:p>
          </table:table-cell>
          <table:table-cell table:formula="of:=([.A1520]*[.A1520])" office:value-type="float" office:value="0.959085290241" calcext:value-type="float">
            <text:p>0.959085290241</text:p>
          </table:table-cell>
          <table:table-cell table:formula="of:=([.A1520]-[.B1520])*([.A1520]-[.B1520])" office:value-type="float" office:value="0.00000103022499999998" calcext:value-type="float">
            <text:p>1.03022499999998E-06</text:p>
          </table:table-cell>
          <table:table-cell/>
        </table:table-row>
        <table:table-row table:style-name="ro1">
          <table:table-cell office:value-type="float" office:value="0.979329" calcext:value-type="float">
            <text:p>0.979329</text:p>
          </table:table-cell>
          <table:table-cell office:value-type="float" office:value="0.991706" calcext:value-type="float">
            <text:p>0.991706</text:p>
          </table:table-cell>
          <table:table-cell table:formula="of:=([.A1521]*[.A1521])" office:value-type="float" office:value="0.959085290241" calcext:value-type="float">
            <text:p>0.959085290241</text:p>
          </table:table-cell>
          <table:table-cell table:formula="of:=([.A1521]-[.B1521])*([.A1521]-[.B1521])" office:value-type="float" office:value="0.000153190128999999" calcext:value-type="float">
            <text:p>0.000153190128999999</text:p>
          </table:table-cell>
          <table:table-cell/>
        </table:table-row>
        <table:table-row table:style-name="ro1">
          <table:table-cell office:value-type="float" office:value="0.97933" calcext:value-type="float">
            <text:p>0.97933</text:p>
          </table:table-cell>
          <table:table-cell office:value-type="float" office:value="0.993499" calcext:value-type="float">
            <text:p>0.993499</text:p>
          </table:table-cell>
          <table:table-cell table:formula="of:=([.A1522]*[.A1522])" office:value-type="float" office:value="0.9590872489" calcext:value-type="float">
            <text:p>0.9590872489</text:p>
          </table:table-cell>
          <table:table-cell table:formula="of:=([.A1522]-[.B1522])*([.A1522]-[.B1522])" office:value-type="float" office:value="0.000200760561" calcext:value-type="float">
            <text:p>0.000200760561</text:p>
          </table:table-cell>
          <table:table-cell/>
        </table:table-row>
        <table:table-row table:style-name="ro1">
          <table:table-cell office:value-type="float" office:value="0.0000309944" calcext:value-type="float">
            <text:p>0.0000309944</text:p>
          </table:table-cell>
          <table:table-cell office:value-type="float" office:value="0.00000128042" calcext:value-type="float">
            <text:p>0.00000128042</text:p>
          </table:table-cell>
          <table:table-cell table:formula="of:=([.A1523]*[.A1523])" office:value-type="float" office:value="0.00000000096065283136" calcext:value-type="float">
            <text:p>9.6065283136E-10</text:p>
          </table:table-cell>
          <table:table-cell table:formula="of:=([.A1523]-[.B1523])*([.A1523]-[.B1523])" office:value-type="float" office:value="0.00000000088292060744" calcext:value-type="float">
            <text:p>8.829206074404E-10</text:p>
          </table:table-cell>
          <table:table-cell/>
        </table:table-row>
        <table:table-row table:style-name="ro1">
          <table:table-cell office:value-type="float" office:value="0.0000585914" calcext:value-type="float">
            <text:p>0.0000585914</text:p>
          </table:table-cell>
          <table:table-cell office:value-type="float" office:value="0.000321041" calcext:value-type="float">
            <text:p>0.000321041</text:p>
          </table:table-cell>
          <table:table-cell table:formula="of:=([.A1524]*[.A1524])" office:value-type="float" office:value="0.00000000343295215396" calcext:value-type="float">
            <text:p>3.43295215396E-09</text:p>
          </table:table-cell>
          <table:table-cell table:formula="of:=([.A1524]-[.B1524])*([.A1524]-[.B1524])" office:value-type="float" office:value="0.00000006887979254016" calcext:value-type="float">
            <text:p>6.887979254016E-08</text:p>
          </table:table-cell>
          <table:table-cell/>
        </table:table-row>
        <table:table-row table:style-name="ro1">
          <table:table-cell office:value-type="float" office:value="0.000189126" calcext:value-type="float">
            <text:p>0.000189126</text:p>
          </table:table-cell>
          <table:table-cell office:value-type="float" office:value="0.00208475" calcext:value-type="float">
            <text:p>0.00208475</text:p>
          </table:table-cell>
          <table:table-cell table:formula="of:=([.A1525]*[.A1525])" office:value-type="float" office:value="0.000000035768643876" calcext:value-type="float">
            <text:p>3.5768643876E-08</text:p>
          </table:table-cell>
          <table:table-cell table:formula="of:=([.A1525]-[.B1525])*([.A1525]-[.B1525])" office:value-type="float" office:value="0.000003593390349376" calcext:value-type="float">
            <text:p>3.593390349376E-06</text:p>
          </table:table-cell>
          <table:table-cell/>
        </table:table-row>
        <table:table-row table:style-name="ro1">
          <table:table-cell office:value-type="float" office:value="0.0000827909" calcext:value-type="float">
            <text:p>0.0000827909</text:p>
          </table:table-cell>
          <table:table-cell office:value-type="float" office:value="0.018753" calcext:value-type="float">
            <text:p>0.018753</text:p>
          </table:table-cell>
          <table:table-cell table:formula="of:=([.A1526]*[.A1526])" office:value-type="float" office:value="0.00000000685433312281" calcext:value-type="float">
            <text:p>6.85433312281E-09</text:p>
          </table:table-cell>
          <table:table-cell table:formula="of:=([.A1526]-[.B1526])*([.A1526]-[.B1526])" office:value-type="float" office:value="0.000348576707837723" calcext:value-type="float">
            <text:p>0.000348576707837723</text:p>
          </table:table-cell>
          <table:table-cell/>
        </table:table-row>
        <table:table-row table:style-name="ro1">
          <table:table-cell office:value-type="float" office:value="0.0000500083" calcext:value-type="float">
            <text:p>0.0000500083</text:p>
          </table:table-cell>
          <table:table-cell office:value-type="float" office:value="0.0334566" calcext:value-type="float">
            <text:p>0.0334566</text:p>
          </table:table-cell>
          <table:table-cell table:formula="of:=([.A1527]*[.A1527])" office:value-type="float" office:value="0.00000000250083006889" calcext:value-type="float">
            <text:p>2.50083006889E-09</text:p>
          </table:table-cell>
          <table:table-cell table:formula="of:=([.A1527]-[.B1527])*([.A1527]-[.B1527])" office:value-type="float" office:value="0.00111600036901051" calcext:value-type="float">
            <text:p>0.00111600036901051</text:p>
          </table:table-cell>
          <table:table-cell/>
        </table:table-row>
        <table:table-row table:style-name="ro1">
          <table:table-cell office:value-type="float" office:value="0.00011915" calcext:value-type="float">
            <text:p>0.00011915</text:p>
          </table:table-cell>
          <table:table-cell office:value-type="float" office:value="0.0178961" calcext:value-type="float">
            <text:p>0.0178961</text:p>
          </table:table-cell>
          <table:table-cell table:formula="of:=([.A1528]*[.A1528])" office:value-type="float" office:value="0.0000000141967225" calcext:value-type="float">
            <text:p>0.0000000141967225</text:p>
          </table:table-cell>
          <table:table-cell table:formula="of:=([.A1528]-[.B1528])*([.A1528]-[.B1528])" office:value-type="float" office:value="0.0003160199513025" calcext:value-type="float">
            <text:p>0.0003160199513025</text:p>
          </table:table-cell>
          <table:table-cell/>
        </table:table-row>
        <table:table-row table:style-name="ro1">
          <table:table-cell office:value-type="float" office:value="0.00011915" calcext:value-type="float">
            <text:p>0.00011915</text:p>
          </table:table-cell>
          <table:table-cell office:value-type="float" office:value="0.0237642" calcext:value-type="float">
            <text:p>0.0237642</text:p>
          </table:table-cell>
          <table:table-cell table:formula="of:=([.A1529]*[.A1529])" office:value-type="float" office:value="0.0000000141967225" calcext:value-type="float">
            <text:p>0.0000000141967225</text:p>
          </table:table-cell>
          <table:table-cell table:formula="of:=([.A1529]-[.B1529])*([.A1529]-[.B1529])" office:value-type="float" office:value="0.0005590883895025" calcext:value-type="float">
            <text:p>0.0005590883895025</text:p>
          </table:table-cell>
          <table:table-cell/>
        </table:table-row>
        <table:table-row table:style-name="ro1">
          <table:table-cell office:value-type="float" office:value="0.00011915" calcext:value-type="float">
            <text:p>0.00011915</text:p>
          </table:table-cell>
          <table:table-cell office:value-type="float" office:value="0.125243" calcext:value-type="float">
            <text:p>0.125243</text:p>
          </table:table-cell>
          <table:table-cell table:formula="of:=([.A1530]*[.A1530])" office:value-type="float" office:value="0.0000000141967225" calcext:value-type="float">
            <text:p>0.0000000141967225</text:p>
          </table:table-cell>
          <table:table-cell table:formula="of:=([.A1530]-[.B1530])*([.A1530]-[.B1530])" office:value-type="float" office:value="0.0156559778388225" calcext:value-type="float">
            <text:p>0.0156559778388225</text:p>
          </table:table-cell>
          <table:table-cell/>
        </table:table-row>
        <table:table-row table:style-name="ro1">
          <table:table-cell office:value-type="float" office:value="0.000397921" calcext:value-type="float">
            <text:p>0.000397921</text:p>
          </table:table-cell>
          <table:table-cell office:value-type="float" office:value="0.0251196" calcext:value-type="float">
            <text:p>0.0251196</text:p>
          </table:table-cell>
          <table:table-cell table:formula="of:=([.A1531]*[.A1531])" office:value-type="float" office:value="0.000000158341122241" calcext:value-type="float">
            <text:p>1.58341122241E-07</text:p>
          </table:table-cell>
          <table:table-cell table:formula="of:=([.A1531]-[.B1531])*([.A1531]-[.B1531])" office:value-type="float" office:value="0.000611161412579041" calcext:value-type="float">
            <text:p>0.000611161412579041</text:p>
          </table:table-cell>
          <table:table-cell/>
        </table:table-row>
        <table:table-row table:style-name="ro1">
          <table:table-cell office:value-type="float" office:value="0.0000703335" calcext:value-type="float">
            <text:p>0.0000703335</text:p>
          </table:table-cell>
          <table:table-cell office:value-type="float" office:value="0.00188403" calcext:value-type="float">
            <text:p>0.00188403</text:p>
          </table:table-cell>
          <table:table-cell table:formula="of:=([.A1532]*[.A1532])" office:value-type="float" office:value="0.00000000494680122225" calcext:value-type="float">
            <text:p>4.94680122225E-09</text:p>
          </table:table-cell>
          <table:table-cell table:formula="of:=([.A1532]-[.B1532])*([.A1532]-[.B1532])" office:value-type="float" office:value="0.00000328949499411225" calcext:value-type="float">
            <text:p>3.28949499411225E-06</text:p>
          </table:table-cell>
          <table:table-cell/>
        </table:table-row>
        <table:table-row table:style-name="ro1">
          <table:table-cell office:value-type="float" office:value="0.0000271201" calcext:value-type="float">
            <text:p>0.0000271201</text:p>
          </table:table-cell>
          <table:table-cell office:value-type="float" office:value="0.0230072" calcext:value-type="float">
            <text:p>0.0230072</text:p>
          </table:table-cell>
          <table:table-cell table:formula="of:=([.A1533]*[.A1533])" office:value-type="float" office:value="0.00000000073549982401" calcext:value-type="float">
            <text:p>7.3549982401E-10</text:p>
          </table:table-cell>
          <table:table-cell table:formula="of:=([.A1533]-[.B1533])*([.A1533]-[.B1533])" office:value-type="float" office:value="0.000528084072210384" calcext:value-type="float">
            <text:p>0.000528084072210384</text:p>
          </table:table-cell>
          <table:table-cell/>
        </table:table-row>
        <table:table-row table:style-name="ro1">
          <table:table-cell office:value-type="float" office:value="0.0000346899" calcext:value-type="float">
            <text:p>0.0000346899</text:p>
          </table:table-cell>
          <table:table-cell office:value-type="float" office:value="0.0772548" calcext:value-type="float">
            <text:p>0.0772548</text:p>
          </table:table-cell>
          <table:table-cell table:formula="of:=([.A1534]*[.A1534])" office:value-type="float" office:value="0.00000000120338916201" calcext:value-type="float">
            <text:p>1.20338916201E-09</text:p>
          </table:table-cell>
          <table:table-cell table:formula="of:=([.A1534]-[.B1534])*([.A1534]-[.B1534])" office:value-type="float" office:value="0.00596294540385612" calcext:value-type="float">
            <text:p>0.00596294540385612</text:p>
          </table:table-cell>
          <table:table-cell/>
        </table:table-row>
        <table:table-row table:style-name="ro1">
          <table:table-cell office:value-type="float" office:value="0.00211686" calcext:value-type="float">
            <text:p>0.00211686</text:p>
          </table:table-cell>
          <table:table-cell office:value-type="float" office:value="0.024274" calcext:value-type="float">
            <text:p>0.024274</text:p>
          </table:table-cell>
          <table:table-cell table:formula="of:=([.A1535]*[.A1535])" office:value-type="float" office:value="0.0000044810962596" calcext:value-type="float">
            <text:p>0.0000044810962596</text:p>
          </table:table-cell>
          <table:table-cell table:formula="of:=([.A1535]-[.B1535])*([.A1535]-[.B1535])" office:value-type="float" office:value="0.0004909388529796" calcext:value-type="float">
            <text:p>0.0004909388529796</text:p>
          </table:table-cell>
          <table:table-cell/>
        </table:table-row>
        <table:table-row table:style-name="ro1">
          <table:table-cell office:value-type="float" office:value="0.00387716" calcext:value-type="float">
            <text:p>0.00387716</text:p>
          </table:table-cell>
          <table:table-cell office:value-type="float" office:value="0.051024" calcext:value-type="float">
            <text:p>0.051024</text:p>
          </table:table-cell>
          <table:table-cell table:formula="of:=([.A1536]*[.A1536])" office:value-type="float" office:value="0.0000150323696656" calcext:value-type="float">
            <text:p>0.0000150323696656</text:p>
          </table:table-cell>
          <table:table-cell table:formula="of:=([.A1536]-[.B1536])*([.A1536]-[.B1536])" office:value-type="float" office:value="0.0022228245219856" calcext:value-type="float">
            <text:p>0.0022228245219856</text:p>
          </table:table-cell>
          <table:table-cell/>
        </table:table-row>
        <table:table-row table:style-name="ro1">
          <table:table-cell office:value-type="float" office:value="0.00266731" calcext:value-type="float">
            <text:p>0.00266731</text:p>
          </table:table-cell>
          <table:table-cell office:value-type="float" office:value="0.026164" calcext:value-type="float">
            <text:p>0.026164</text:p>
          </table:table-cell>
          <table:table-cell table:formula="of:=([.A1537]*[.A1537])" office:value-type="float" office:value="0.0000071145426361" calcext:value-type="float">
            <text:p>0.0000071145426361</text:p>
          </table:table-cell>
          <table:table-cell table:formula="of:=([.A1537]-[.B1537])*([.A1537]-[.B1537])" office:value-type="float" office:value="0.0005520944409561" calcext:value-type="float">
            <text:p>0.0005520944409561</text:p>
          </table:table-cell>
          <table:table-cell/>
        </table:table-row>
        <table:table-row table:style-name="ro1">
          <table:table-cell office:value-type="float" office:value="0.00271928" calcext:value-type="float">
            <text:p>0.00271928</text:p>
          </table:table-cell>
          <table:table-cell office:value-type="float" office:value="0.0712183" calcext:value-type="float">
            <text:p>0.0712183</text:p>
          </table:table-cell>
          <table:table-cell table:formula="of:=([.A1538]*[.A1538])" office:value-type="float" office:value="0.0000073944837184" calcext:value-type="float">
            <text:p>0.0000073944837184</text:p>
          </table:table-cell>
          <table:table-cell table:formula="of:=([.A1538]-[.B1538])*([.A1538]-[.B1538])" office:value-type="float" office:value="0.0046921157409604" calcext:value-type="float">
            <text:p>0.0046921157409604</text:p>
          </table:table-cell>
          <table:table-cell/>
        </table:table-row>
        <table:table-row table:style-name="ro1">
          <table:table-cell office:value-type="float" office:value="0.0026899" calcext:value-type="float">
            <text:p>0.0026899</text:p>
          </table:table-cell>
          <table:table-cell office:value-type="float" office:value="0.0859889" calcext:value-type="float">
            <text:p>0.0859889</text:p>
          </table:table-cell>
          <table:table-cell table:formula="of:=([.A1539]*[.A1539])" office:value-type="float" office:value="0.00000723556201" calcext:value-type="float">
            <text:p>0.00000723556201</text:p>
          </table:table-cell>
          <table:table-cell table:formula="of:=([.A1539]-[.B1539])*([.A1539]-[.B1539])" office:value-type="float" office:value="0.006938723401" calcext:value-type="float">
            <text:p>0.006938723401</text:p>
          </table:table-cell>
          <table:table-cell/>
        </table:table-row>
        <table:table-row table:style-name="ro1">
          <table:table-cell office:value-type="float" office:value="0.00408" calcext:value-type="float">
            <text:p>0.00408</text:p>
          </table:table-cell>
          <table:table-cell office:value-type="float" office:value="0.0824876" calcext:value-type="float">
            <text:p>0.0824876</text:p>
          </table:table-cell>
          <table:table-cell table:formula="of:=([.A1540]*[.A1540])" office:value-type="float" office:value="0.0000166464" calcext:value-type="float">
            <text:p>0.0000166464</text:p>
          </table:table-cell>
          <table:table-cell table:formula="of:=([.A1540]-[.B1540])*([.A1540]-[.B1540])" office:value-type="float" office:value="0.00614775173776" calcext:value-type="float">
            <text:p>0.00614775173776</text:p>
          </table:table-cell>
          <table:table-cell/>
        </table:table-row>
        <table:table-row table:style-name="ro1">
          <table:table-cell office:value-type="float" office:value="0.00408" calcext:value-type="float">
            <text:p>0.00408</text:p>
          </table:table-cell>
          <table:table-cell office:value-type="float" office:value="0.0910794" calcext:value-type="float">
            <text:p>0.0910794</text:p>
          </table:table-cell>
          <table:table-cell table:formula="of:=([.A1541]*[.A1541])" office:value-type="float" office:value="0.0000166464" calcext:value-type="float">
            <text:p>0.0000166464</text:p>
          </table:table-cell>
          <table:table-cell table:formula="of:=([.A1541]-[.B1541])*([.A1541]-[.B1541])" office:value-type="float" office:value="0.00756889560036" calcext:value-type="float">
            <text:p>0.00756889560036</text:p>
          </table:table-cell>
          <table:table-cell/>
        </table:table-row>
        <table:table-row table:style-name="ro1">
          <table:table-cell office:value-type="float" office:value="0.00352544" calcext:value-type="float">
            <text:p>0.00352544</text:p>
          </table:table-cell>
          <table:table-cell office:value-type="float" office:value="0.0819761" calcext:value-type="float">
            <text:p>0.0819761</text:p>
          </table:table-cell>
          <table:table-cell table:formula="of:=([.A1542]*[.A1542])" office:value-type="float" office:value="0.0000124287271936" calcext:value-type="float">
            <text:p>0.0000124287271936</text:p>
          </table:table-cell>
          <table:table-cell table:formula="of:=([.A1542]-[.B1542])*([.A1542]-[.B1542])" office:value-type="float" office:value="0.0061545060544356" calcext:value-type="float">
            <text:p>0.0061545060544356</text:p>
          </table:table-cell>
          <table:table-cell/>
        </table:table-row>
        <table:table-row table:style-name="ro1">
          <table:table-cell office:value-type="float" office:value="0.012971" calcext:value-type="float">
            <text:p>0.012971</text:p>
          </table:table-cell>
          <table:table-cell office:value-type="float" office:value="0.0976192" calcext:value-type="float">
            <text:p>0.0976192</text:p>
          </table:table-cell>
          <table:table-cell table:formula="of:=([.A1543]*[.A1543])" office:value-type="float" office:value="0.000168246841" calcext:value-type="float">
            <text:p>0.000168246841</text:p>
          </table:table-cell>
          <table:table-cell table:formula="of:=([.A1543]-[.B1543])*([.A1543]-[.B1543])" office:value-type="float" office:value="0.00716531776324" calcext:value-type="float">
            <text:p>0.00716531776324</text:p>
          </table:table-cell>
          <table:table-cell/>
        </table:table-row>
        <table:table-row table:style-name="ro1">
          <table:table-cell office:value-type="float" office:value="0.0356247" calcext:value-type="float">
            <text:p>0.0356247</text:p>
          </table:table-cell>
          <table:table-cell office:value-type="float" office:value="0.0657153" calcext:value-type="float">
            <text:p>0.0657153</text:p>
          </table:table-cell>
          <table:table-cell table:formula="of:=([.A1544]*[.A1544])" office:value-type="float" office:value="0.00126911925009" calcext:value-type="float">
            <text:p>0.00126911925009</text:p>
          </table:table-cell>
          <table:table-cell table:formula="of:=([.A1544]-[.B1544])*([.A1544]-[.B1544])" office:value-type="float" office:value="0.00090544420836" calcext:value-type="float">
            <text:p>0.00090544420836</text:p>
          </table:table-cell>
          <table:table-cell/>
        </table:table-row>
        <table:table-row table:style-name="ro1">
          <table:table-cell office:value-type="float" office:value="0.0356247" calcext:value-type="float">
            <text:p>0.0356247</text:p>
          </table:table-cell>
          <table:table-cell office:value-type="float" office:value="0.202215" calcext:value-type="float">
            <text:p>0.202215</text:p>
          </table:table-cell>
          <table:table-cell table:formula="of:=([.A1545]*[.A1545])" office:value-type="float" office:value="0.00126911925009" calcext:value-type="float">
            <text:p>0.00126911925009</text:p>
          </table:table-cell>
          <table:table-cell table:formula="of:=([.A1545]-[.B1545])*([.A1545]-[.B1545])" office:value-type="float" office:value="0.02775232805409" calcext:value-type="float">
            <text:p>0.02775232805409</text:p>
          </table:table-cell>
          <table:table-cell/>
        </table:table-row>
        <table:table-row table:style-name="ro1">
          <table:table-cell office:value-type="float" office:value="0.0483895" calcext:value-type="float">
            <text:p>0.0483895</text:p>
          </table:table-cell>
          <table:table-cell office:value-type="float" office:value="0.139071" calcext:value-type="float">
            <text:p>0.139071</text:p>
          </table:table-cell>
          <table:table-cell table:formula="of:=([.A1546]*[.A1546])" office:value-type="float" office:value="0.00234154371025" calcext:value-type="float">
            <text:p>0.00234154371025</text:p>
          </table:table-cell>
          <table:table-cell table:formula="of:=([.A1546]-[.B1546])*([.A1546]-[.B1546])" office:value-type="float" office:value="0.00822313444225" calcext:value-type="float">
            <text:p>0.00822313444225</text:p>
          </table:table-cell>
          <table:table-cell/>
        </table:table-row>
        <table:table-row table:style-name="ro1">
          <table:table-cell office:value-type="float" office:value="0.0483895" calcext:value-type="float">
            <text:p>0.0483895</text:p>
          </table:table-cell>
          <table:table-cell office:value-type="float" office:value="0.234086" calcext:value-type="float">
            <text:p>0.234086</text:p>
          </table:table-cell>
          <table:table-cell table:formula="of:=([.A1547]*[.A1547])" office:value-type="float" office:value="0.00234154371025" calcext:value-type="float">
            <text:p>0.00234154371025</text:p>
          </table:table-cell>
          <table:table-cell table:formula="of:=([.A1547]-[.B1547])*([.A1547]-[.B1547])" office:value-type="float" office:value="0.03448319011225" calcext:value-type="float">
            <text:p>0.03448319011225</text:p>
          </table:table-cell>
          <table:table-cell/>
        </table:table-row>
        <table:table-row table:style-name="ro1">
          <table:table-cell office:value-type="float" office:value="0.0637788" calcext:value-type="float">
            <text:p>0.0637788</text:p>
          </table:table-cell>
          <table:table-cell office:value-type="float" office:value="0.315061" calcext:value-type="float">
            <text:p>0.315061</text:p>
          </table:table-cell>
          <table:table-cell table:formula="of:=([.A1548]*[.A1548])" office:value-type="float" office:value="0.00406773532944" calcext:value-type="float">
            <text:p>0.00406773532944</text:p>
          </table:table-cell>
          <table:table-cell table:formula="of:=([.A1548]-[.B1548])*([.A1548]-[.B1548])" office:value-type="float" office:value="0.06314274403684" calcext:value-type="float">
            <text:p>0.06314274403684</text:p>
          </table:table-cell>
          <table:table-cell/>
        </table:table-row>
        <table:table-row table:style-name="ro1">
          <table:table-cell office:value-type="float" office:value="0.161683" calcext:value-type="float">
            <text:p>0.161683</text:p>
          </table:table-cell>
          <table:table-cell office:value-type="float" office:value="0.368388" calcext:value-type="float">
            <text:p>0.368388</text:p>
          </table:table-cell>
          <table:table-cell table:formula="of:=([.A1549]*[.A1549])" office:value-type="float" office:value="0.026141392489" calcext:value-type="float">
            <text:p>0.026141392489</text:p>
          </table:table-cell>
          <table:table-cell table:formula="of:=([.A1549]-[.B1549])*([.A1549]-[.B1549])" office:value-type="float" office:value="0.042726957025" calcext:value-type="float">
            <text:p>0.042726957025</text:p>
          </table:table-cell>
          <table:table-cell/>
        </table:table-row>
        <table:table-row table:style-name="ro1">
          <table:table-cell office:value-type="float" office:value="0.226094" calcext:value-type="float">
            <text:p>0.226094</text:p>
          </table:table-cell>
          <table:table-cell office:value-type="float" office:value="0.473783" calcext:value-type="float">
            <text:p>0.473783</text:p>
          </table:table-cell>
          <table:table-cell table:formula="of:=([.A1550]*[.A1550])" office:value-type="float" office:value="0.051118496836" calcext:value-type="float">
            <text:p>0.051118496836</text:p>
          </table:table-cell>
          <table:table-cell table:formula="of:=([.A1550]-[.B1550])*([.A1550]-[.B1550])" office:value-type="float" office:value="0.061349840721" calcext:value-type="float">
            <text:p>0.061349840721</text:p>
          </table:table-cell>
          <table:table-cell/>
        </table:table-row>
        <table:table-row table:style-name="ro1">
          <table:table-cell office:value-type="float" office:value="0.220358" calcext:value-type="float">
            <text:p>0.220358</text:p>
          </table:table-cell>
          <table:table-cell office:value-type="float" office:value="0.489889" calcext:value-type="float">
            <text:p>0.489889</text:p>
          </table:table-cell>
          <table:table-cell table:formula="of:=([.A1551]*[.A1551])" office:value-type="float" office:value="0.048557648164" calcext:value-type="float">
            <text:p>0.048557648164</text:p>
          </table:table-cell>
          <table:table-cell table:formula="of:=([.A1551]-[.B1551])*([.A1551]-[.B1551])" office:value-type="float" office:value="0.072646959961" calcext:value-type="float">
            <text:p>0.072646959961</text:p>
          </table:table-cell>
          <table:table-cell/>
        </table:table-row>
        <table:table-row table:style-name="ro1">
          <table:table-cell office:value-type="float" office:value="0.245305" calcext:value-type="float">
            <text:p>0.245305</text:p>
          </table:table-cell>
          <table:table-cell office:value-type="float" office:value="0.483277" calcext:value-type="float">
            <text:p>0.483277</text:p>
          </table:table-cell>
          <table:table-cell table:formula="of:=([.A1552]*[.A1552])" office:value-type="float" office:value="0.060174543025" calcext:value-type="float">
            <text:p>0.060174543025</text:p>
          </table:table-cell>
          <table:table-cell table:formula="of:=([.A1552]-[.B1552])*([.A1552]-[.B1552])" office:value-type="float" office:value="0.056630672784" calcext:value-type="float">
            <text:p>0.056630672784</text:p>
          </table:table-cell>
          <table:table-cell/>
        </table:table-row>
        <table:table-row table:style-name="ro1">
          <table:table-cell office:value-type="float" office:value="0.388145" calcext:value-type="float">
            <text:p>0.388145</text:p>
          </table:table-cell>
          <table:table-cell office:value-type="float" office:value="0.454335" calcext:value-type="float">
            <text:p>0.454335</text:p>
          </table:table-cell>
          <table:table-cell table:formula="of:=([.A1553]*[.A1553])" office:value-type="float" office:value="0.150656541025" calcext:value-type="float">
            <text:p>0.150656541025</text:p>
          </table:table-cell>
          <table:table-cell table:formula="of:=([.A1553]-[.B1553])*([.A1553]-[.B1553])" office:value-type="float" office:value="0.0043811161" calcext:value-type="float">
            <text:p>0.0043811161</text:p>
          </table:table-cell>
          <table:table-cell/>
        </table:table-row>
        <table:table-row table:style-name="ro1">
          <table:table-cell office:value-type="float" office:value="0.388145" calcext:value-type="float">
            <text:p>0.388145</text:p>
          </table:table-cell>
          <table:table-cell office:value-type="float" office:value="0.688308" calcext:value-type="float">
            <text:p>0.688308</text:p>
          </table:table-cell>
          <table:table-cell table:formula="of:=([.A1554]*[.A1554])" office:value-type="float" office:value="0.150656541025" calcext:value-type="float">
            <text:p>0.150656541025</text:p>
          </table:table-cell>
          <table:table-cell table:formula="of:=([.A1554]-[.B1554])*([.A1554]-[.B1554])" office:value-type="float" office:value="0.090097826569" calcext:value-type="float">
            <text:p>0.090097826569</text:p>
          </table:table-cell>
          <table:table-cell/>
        </table:table-row>
        <table:table-row table:style-name="ro1">
          <table:table-cell office:value-type="float" office:value="0.482982" calcext:value-type="float">
            <text:p>0.482982</text:p>
          </table:table-cell>
          <table:table-cell office:value-type="float" office:value="0.676298" calcext:value-type="float">
            <text:p>0.676298</text:p>
          </table:table-cell>
          <table:table-cell table:formula="of:=([.A1555]*[.A1555])" office:value-type="float" office:value="0.233271612324" calcext:value-type="float">
            <text:p>0.233271612324</text:p>
          </table:table-cell>
          <table:table-cell table:formula="of:=([.A1555]-[.B1555])*([.A1555]-[.B1555])" office:value-type="float" office:value="0.037371075856" calcext:value-type="float">
            <text:p>0.037371075856</text:p>
          </table:table-cell>
          <table:table-cell/>
        </table:table-row>
        <table:table-row table:style-name="ro1">
          <table:table-cell office:value-type="float" office:value="0.570014" calcext:value-type="float">
            <text:p>0.570014</text:p>
          </table:table-cell>
          <table:table-cell office:value-type="float" office:value="0.721657" calcext:value-type="float">
            <text:p>0.721657</text:p>
          </table:table-cell>
          <table:table-cell table:formula="of:=([.A1556]*[.A1556])" office:value-type="float" office:value="0.324915960196" calcext:value-type="float">
            <text:p>0.324915960196</text:p>
          </table:table-cell>
          <table:table-cell table:formula="of:=([.A1556]-[.B1556])*([.A1556]-[.B1556])" office:value-type="float" office:value="0.022995599449" calcext:value-type="float">
            <text:p>0.022995599449</text:p>
          </table:table-cell>
          <table:table-cell/>
        </table:table-row>
        <table:table-row table:style-name="ro1">
          <table:table-cell office:value-type="float" office:value="0.608838" calcext:value-type="float">
            <text:p>0.608838</text:p>
          </table:table-cell>
          <table:table-cell office:value-type="float" office:value="0.7689" calcext:value-type="float">
            <text:p>0.7689</text:p>
          </table:table-cell>
          <table:table-cell table:formula="of:=([.A1557]*[.A1557])" office:value-type="float" office:value="0.370683710244" calcext:value-type="float">
            <text:p>0.370683710244</text:p>
          </table:table-cell>
          <table:table-cell table:formula="of:=([.A1557]-[.B1557])*([.A1557]-[.B1557])" office:value-type="float" office:value="0.025619843844" calcext:value-type="float">
            <text:p>0.025619843844</text:p>
          </table:table-cell>
          <table:table-cell/>
        </table:table-row>
        <table:table-row table:style-name="ro1">
          <table:table-cell office:value-type="float" office:value="0.741999" calcext:value-type="float">
            <text:p>0.741999</text:p>
          </table:table-cell>
          <table:table-cell office:value-type="float" office:value="0.935009" calcext:value-type="float">
            <text:p>0.935009</text:p>
          </table:table-cell>
          <table:table-cell table:formula="of:=([.A1558]*[.A1558])" office:value-type="float" office:value="0.550562516001" calcext:value-type="float">
            <text:p>0.550562516001</text:p>
          </table:table-cell>
          <table:table-cell table:formula="of:=([.A1558]-[.B1558])*([.A1558]-[.B1558])" office:value-type="float" office:value="0.0372528601" calcext:value-type="float">
            <text:p>0.0372528601</text:p>
          </table:table-cell>
          <table:table-cell/>
        </table:table-row>
        <table:table-row table:style-name="ro1">
          <table:table-cell office:value-type="float" office:value="0.869099" calcext:value-type="float">
            <text:p>0.869099</text:p>
          </table:table-cell>
          <table:table-cell office:value-type="float" office:value="0.860772" calcext:value-type="float">
            <text:p>0.860772</text:p>
          </table:table-cell>
          <table:table-cell table:formula="of:=([.A1559]*[.A1559])" office:value-type="float" office:value="0.755333071801" calcext:value-type="float">
            <text:p>0.755333071801</text:p>
          </table:table-cell>
          <table:table-cell table:formula="of:=([.A1559]-[.B1559])*([.A1559]-[.B1559])" office:value-type="float" office:value="0.0000693389289999996" calcext:value-type="float">
            <text:p>6.93389289999996E-05</text:p>
          </table:table-cell>
          <table:table-cell/>
        </table:table-row>
        <table:table-row table:style-name="ro1">
          <table:table-cell office:value-type="float" office:value="0.999995" calcext:value-type="float">
            <text:p>0.999995</text:p>
          </table:table-cell>
          <table:table-cell office:value-type="float" office:value="0.997363" calcext:value-type="float">
            <text:p>0.997363</text:p>
          </table:table-cell>
          <table:table-cell table:formula="of:=([.A1560]*[.A1560])" office:value-type="float" office:value="0.999990000025" calcext:value-type="float">
            <text:p>0.999990000025</text:p>
          </table:table-cell>
          <table:table-cell table:formula="of:=([.A1560]-[.B1560])*([.A1560]-[.B1560])" office:value-type="float" office:value="0.00000692742399999983" calcext:value-type="float">
            <text:p>6.92742399999983E-06</text:p>
          </table:table-cell>
          <table:table-cell/>
        </table:table-row>
        <table:table-row table:style-name="ro1">
          <table:table-cell office:value-type="float" office:value="0.999995" calcext:value-type="float">
            <text:p>0.999995</text:p>
          </table:table-cell>
          <table:table-cell office:value-type="float" office:value="0.999167" calcext:value-type="float">
            <text:p>0.999167</text:p>
          </table:table-cell>
          <table:table-cell table:formula="of:=([.A1561]*[.A1561])" office:value-type="float" office:value="0.999990000025" calcext:value-type="float">
            <text:p>0.999990000025</text:p>
          </table:table-cell>
          <table:table-cell table:formula="of:=([.A1561]-[.B1561])*([.A1561]-[.B1561])" office:value-type="float" office:value="0.0000006855839999999" calcext:value-type="float">
            <text:p>6.85583999999901E-07</text:p>
          </table:table-cell>
          <table:table-cell/>
        </table:table-row>
        <table:table-row table:style-name="ro1">
          <table:table-cell office:value-type="float" office:value="0.0000187755" calcext:value-type="float">
            <text:p>0.0000187755</text:p>
          </table:table-cell>
          <table:table-cell office:value-type="float" office:value="0.00000303222" calcext:value-type="float">
            <text:p>0.00000303222</text:p>
          </table:table-cell>
          <table:table-cell table:formula="of:=([.A1562]*[.A1562])" office:value-type="float" office:value="0.00000000035251940025" calcext:value-type="float">
            <text:p>3.5251940025E-10</text:p>
          </table:table-cell>
          <table:table-cell table:formula="of:=([.A1562]-[.B1562])*([.A1562]-[.B1562])" office:value-type="float" office:value="0.00000000024785086516" calcext:value-type="float">
            <text:p>2.478508651584E-10</text:p>
          </table:table-cell>
          <table:table-cell/>
        </table:table-row>
        <table:table-row table:style-name="ro1">
          <table:table-cell office:value-type="float" office:value="0.000000238419" calcext:value-type="float">
            <text:p>0.000000238419</text:p>
          </table:table-cell>
          <table:table-cell office:value-type="float" office:value="0.00152445" calcext:value-type="float">
            <text:p>0.00152445</text:p>
          </table:table-cell>
          <table:table-cell table:formula="of:=([.A1563]*[.A1563])" office:value-type="float" office:value="0.00000000000005684362" calcext:value-type="float">
            <text:p>5.6843619561E-14</text:p>
          </table:table-cell>
          <table:table-cell table:formula="of:=([.A1563]-[.B1563])*([.A1563]-[.B1563])" office:value-type="float" office:value="0.00000232322094365452" calcext:value-type="float">
            <text:p>2.32322094365452E-06</text:p>
          </table:table-cell>
          <table:table-cell/>
        </table:table-row>
        <table:table-row table:style-name="ro1">
          <table:table-cell office:value-type="float" office:value="0.00000149012" calcext:value-type="float">
            <text:p>0.00000149012</text:p>
          </table:table-cell>
          <table:table-cell office:value-type="float" office:value="0.00403382" calcext:value-type="float">
            <text:p>0.00403382</text:p>
          </table:table-cell>
          <table:table-cell table:formula="of:=([.A1564]*[.A1564])" office:value-type="float" office:value="0.00000000000222045761" calcext:value-type="float">
            <text:p>2.2204576144E-12</text:p>
          </table:table-cell>
          <table:table-cell table:formula="of:=([.A1564]-[.B1564])*([.A1564]-[.B1564])" office:value-type="float" office:value="0.0000162596842611408" calcext:value-type="float">
            <text:p>1.62596842611408E-05</text:p>
          </table:table-cell>
          <table:table-cell/>
        </table:table-row>
        <table:table-row table:style-name="ro1">
          <table:table-cell office:value-type="float" office:value="0.00000226498" calcext:value-type="float">
            <text:p>0.00000226498</text:p>
          </table:table-cell>
          <table:table-cell office:value-type="float" office:value="0.0146941" calcext:value-type="float">
            <text:p>0.0146941</text:p>
          </table:table-cell>
          <table:table-cell table:formula="of:=([.A1565]*[.A1565])" office:value-type="float" office:value="0.0000000000051301344" calcext:value-type="float">
            <text:p>5.1301344004E-12</text:p>
          </table:table-cell>
          <table:table-cell table:formula="of:=([.A1565]-[.B1565])*([.A1565]-[.B1565])" office:value-type="float" office:value="0.000215850016254898" calcext:value-type="float">
            <text:p>0.000215850016254898</text:p>
          </table:table-cell>
          <table:table-cell/>
        </table:table-row>
        <table:table-row table:style-name="ro1">
          <table:table-cell office:value-type="float" office:value="0.00000476837" calcext:value-type="float">
            <text:p>0.00000476837</text:p>
          </table:table-cell>
          <table:table-cell office:value-type="float" office:value="0.0181077" calcext:value-type="float">
            <text:p>0.0181077</text:p>
          </table:table-cell>
          <table:table-cell table:formula="of:=([.A1566]*[.A1566])" office:value-type="float" office:value="0.00000000002273735246" calcext:value-type="float">
            <text:p>2.27373524569E-11</text:p>
          </table:table-cell>
          <table:table-cell table:formula="of:=([.A1566]-[.B1566])*([.A1566]-[.B1566])" office:value-type="float" office:value="0.000327716133600454" calcext:value-type="float">
            <text:p>0.000327716133600454</text:p>
          </table:table-cell>
          <table:table-cell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693715" calcext:value-type="float">
            <text:p>0.00693715</text:p>
          </table:table-cell>
          <table:table-cell table:formula="of:=([.A1567]*[.A1567])" office:value-type="float" office:value="0.00000000000003197445" calcext:value-type="float">
            <text:p>3.1974446596E-14</text:p>
          </table:table-cell>
          <table:table-cell table:formula="of:=([.A1567]-[.B1567])*([.A1567]-[.B1567])" office:value-type="float" office:value="0.0000481215692353942" calcext:value-type="float">
            <text:p>4.81215692353942E-05</text:p>
          </table:table-cell>
          <table:table-cell/>
        </table:table-row>
        <table:table-row table:style-name="ro1">
          <table:table-cell office:value-type="float" office:value="0.0000270009" calcext:value-type="float">
            <text:p>0.0000270009</text:p>
          </table:table-cell>
          <table:table-cell office:value-type="float" office:value="0.01675" calcext:value-type="float">
            <text:p>0.01675</text:p>
          </table:table-cell>
          <table:table-cell table:formula="of:=([.A1568]*[.A1568])" office:value-type="float" office:value="0.00000000072904860081" calcext:value-type="float">
            <text:p>7.2904860081E-10</text:p>
          </table:table-cell>
          <table:table-cell table:formula="of:=([.A1568]-[.B1568])*([.A1568]-[.B1568])" office:value-type="float" office:value="0.000279658698898601" calcext:value-type="float">
            <text:p>0.000279658698898601</text:p>
          </table:table-cell>
          <table:table-cell/>
        </table:table-row>
        <table:table-row table:style-name="ro1">
          <table:table-cell office:value-type="float" office:value="0.0000270009" calcext:value-type="float">
            <text:p>0.0000270009</text:p>
          </table:table-cell>
          <table:table-cell office:value-type="float" office:value="0.0383435" calcext:value-type="float">
            <text:p>0.0383435</text:p>
          </table:table-cell>
          <table:table-cell table:formula="of:=([.A1569]*[.A1569])" office:value-type="float" office:value="0.00000000072904860081" calcext:value-type="float">
            <text:p>7.2904860081E-10</text:p>
          </table:table-cell>
          <table:table-cell table:formula="of:=([.A1569]-[.B1569])*([.A1569]-[.B1569])" office:value-type="float" office:value="0.0014681541032803" calcext:value-type="float">
            <text:p>0.0014681541032803</text:p>
          </table:table-cell>
          <table:table-cell/>
        </table:table-row>
        <table:table-row table:style-name="ro1">
          <table:table-cell office:value-type="float" office:value="0.0000123382" calcext:value-type="float">
            <text:p>0.0000123382</text:p>
          </table:table-cell>
          <table:table-cell office:value-type="float" office:value="0.0763309" calcext:value-type="float">
            <text:p>0.0763309</text:p>
          </table:table-cell>
          <table:table-cell table:formula="of:=([.A1570]*[.A1570])" office:value-type="float" office:value="0.00000000015223117924" calcext:value-type="float">
            <text:p>1.5223117924E-10</text:p>
          </table:table-cell>
          <table:table-cell table:formula="of:=([.A1570]-[.B1570])*([.A1570]-[.B1570])" office:value-type="float" office:value="0.00582452287522042" calcext:value-type="float">
            <text:p>0.00582452287522042</text:p>
          </table:table-cell>
          <table:table-cell/>
        </table:table-row>
        <table:table-row table:style-name="ro1">
          <table:table-cell office:value-type="float" office:value="0.0000789762" calcext:value-type="float">
            <text:p>0.0000789762</text:p>
          </table:table-cell>
          <table:table-cell office:value-type="float" office:value="0.0841062" calcext:value-type="float">
            <text:p>0.0841062</text:p>
          </table:table-cell>
          <table:table-cell table:formula="of:=([.A1571]*[.A1571])" office:value-type="float" office:value="0.00000000623724016644" calcext:value-type="float">
            <text:p>6.23724016644E-09</text:p>
          </table:table-cell>
          <table:table-cell table:formula="of:=([.A1571]-[.B1571])*([.A1571]-[.B1571])" office:value-type="float" office:value="0.00706057433953529" calcext:value-type="float">
            <text:p>0.00706057433953529</text:p>
          </table:table-cell>
          <table:table-cell/>
        </table:table-row>
        <table:table-row table:style-name="ro1">
          <table:table-cell office:value-type="float" office:value="0.000108361" calcext:value-type="float">
            <text:p>0.000108361</text:p>
          </table:table-cell>
          <table:table-cell office:value-type="float" office:value="0.0305827" calcext:value-type="float">
            <text:p>0.0305827</text:p>
          </table:table-cell>
          <table:table-cell table:formula="of:=([.A1572]*[.A1572])" office:value-type="float" office:value="0.000000011742106321" calcext:value-type="float">
            <text:p>1.1742106321E-08</text:p>
          </table:table-cell>
          <table:table-cell table:formula="of:=([.A1572]-[.B1572])*([.A1572]-[.B1572])" office:value-type="float" office:value="0.000928685337486921" calcext:value-type="float">
            <text:p>0.000928685337486921</text:p>
          </table:table-cell>
          <table:table-cell/>
        </table:table-row>
        <table:table-row table:style-name="ro1">
          <table:table-cell office:value-type="float" office:value="0.000837743" calcext:value-type="float">
            <text:p>0.000837743</text:p>
          </table:table-cell>
          <table:table-cell office:value-type="float" office:value="0.133741" calcext:value-type="float">
            <text:p>0.133741</text:p>
          </table:table-cell>
          <table:table-cell table:formula="of:=([.A1573]*[.A1573])" office:value-type="float" office:value="0.000000701813334049" calcext:value-type="float">
            <text:p>7.01813334049E-07</text:p>
          </table:table-cell>
          <table:table-cell table:formula="of:=([.A1573]-[.B1573])*([.A1573]-[.B1573])" office:value-type="float" office:value="0.017663275721208" calcext:value-type="float">
            <text:p>0.017663275721208</text:p>
          </table:table-cell>
          <table:table-cell/>
        </table:table-row>
        <table:table-row table:style-name="ro1">
          <table:table-cell office:value-type="float" office:value="0.00141162" calcext:value-type="float">
            <text:p>0.00141162</text:p>
          </table:table-cell>
          <table:table-cell office:value-type="float" office:value="0.0843492" calcext:value-type="float">
            <text:p>0.0843492</text:p>
          </table:table-cell>
          <table:table-cell table:formula="of:=([.A1574]*[.A1574])" office:value-type="float" office:value="0.0000019926710244" calcext:value-type="float">
            <text:p>0.0000019926710244</text:p>
          </table:table-cell>
          <table:table-cell table:formula="of:=([.A1574]-[.B1574])*([.A1574]-[.B1574])" office:value-type="float" office:value="0.0068786421762564" calcext:value-type="float">
            <text:p>0.0068786421762564</text:p>
          </table:table-cell>
          <table:table-cell/>
        </table:table-row>
        <table:table-row table:style-name="ro1">
          <table:table-cell office:value-type="float" office:value="0.000835776" calcext:value-type="float">
            <text:p>0.000835776</text:p>
          </table:table-cell>
          <table:table-cell office:value-type="float" office:value="0.0279446" calcext:value-type="float">
            <text:p>0.0279446</text:p>
          </table:table-cell>
          <table:table-cell table:formula="of:=([.A1575]*[.A1575])" office:value-type="float" office:value="0.000000698521522176" calcext:value-type="float">
            <text:p>6.98521522176E-07</text:p>
          </table:table-cell>
          <table:table-cell table:formula="of:=([.A1575]-[.B1575])*([.A1575]-[.B1575])" office:value-type="float" office:value="0.000734888338662976" calcext:value-type="float">
            <text:p>0.000734888338662976</text:p>
          </table:table-cell>
          <table:table-cell/>
        </table:table-row>
        <table:table-row table:style-name="ro1">
          <table:table-cell office:value-type="float" office:value="0.000481367" calcext:value-type="float">
            <text:p>0.000481367</text:p>
          </table:table-cell>
          <table:table-cell office:value-type="float" office:value="0.16469" calcext:value-type="float">
            <text:p>0.16469</text:p>
          </table:table-cell>
          <table:table-cell table:formula="of:=([.A1576]*[.A1576])" office:value-type="float" office:value="0.000000231714188689" calcext:value-type="float">
            <text:p>2.31714188689E-07</text:p>
          </table:table-cell>
          <table:table-cell table:formula="of:=([.A1576]-[.B1576])*([.A1576]-[.B1576])" office:value-type="float" office:value="0.0269644751517287" calcext:value-type="float">
            <text:p>0.0269644751517287</text:p>
          </table:table-cell>
          <table:table-cell/>
        </table:table-row>
        <table:table-row table:style-name="ro1">
          <table:table-cell office:value-type="float" office:value="0.00171638" calcext:value-type="float">
            <text:p>0.00171638</text:p>
          </table:table-cell>
          <table:table-cell office:value-type="float" office:value="0.173634" calcext:value-type="float">
            <text:p>0.173634</text:p>
          </table:table-cell>
          <table:table-cell table:formula="of:=([.A1577]*[.A1577])" office:value-type="float" office:value="0.0000029459603044" calcext:value-type="float">
            <text:p>0.0000029459603044</text:p>
          </table:table-cell>
          <table:table-cell table:formula="of:=([.A1577]-[.B1577])*([.A1577]-[.B1577])" office:value-type="float" office:value="0.0295556680664644" calcext:value-type="float">
            <text:p>0.0295556680664644</text:p>
          </table:table-cell>
          <table:table-cell/>
        </table:table-row>
        <table:table-row table:style-name="ro1">
          <table:table-cell office:value-type="float" office:value="0.0242896" calcext:value-type="float">
            <text:p>0.0242896</text:p>
          </table:table-cell>
          <table:table-cell office:value-type="float" office:value="0.00231663" calcext:value-type="float">
            <text:p>0.00231663</text:p>
          </table:table-cell>
          <table:table-cell table:formula="of:=([.A1578]*[.A1578])" office:value-type="float" office:value="0.00058998466816" calcext:value-type="float">
            <text:p>0.00058998466816</text:p>
          </table:table-cell>
          <table:table-cell table:formula="of:=([.A1578]-[.B1578])*([.A1578]-[.B1578])" office:value-type="float" office:value="0.0004828114106209" calcext:value-type="float">
            <text:p>0.0004828114106209</text:p>
          </table:table-cell>
          <table:table-cell/>
        </table:table-row>
        <table:table-row table:style-name="ro1">
          <table:table-cell office:value-type="float" office:value="0.0242896" calcext:value-type="float">
            <text:p>0.0242896</text:p>
          </table:table-cell>
          <table:table-cell office:value-type="float" office:value="0.291044" calcext:value-type="float">
            <text:p>0.291044</text:p>
          </table:table-cell>
          <table:table-cell table:formula="of:=([.A1579]*[.A1579])" office:value-type="float" office:value="0.00058998466816" calcext:value-type="float">
            <text:p>0.00058998466816</text:p>
          </table:table-cell>
          <table:table-cell table:formula="of:=([.A1579]-[.B1579])*([.A1579]-[.B1579])" office:value-type="float" office:value="0.07115790991936" calcext:value-type="float">
            <text:p>0.07115790991936</text:p>
          </table:table-cell>
          <table:table-cell/>
        </table:table-row>
        <table:table-row table:style-name="ro1">
          <table:table-cell office:value-type="float" office:value="0.0242896" calcext:value-type="float">
            <text:p>0.0242896</text:p>
          </table:table-cell>
          <table:table-cell office:value-type="float" office:value="0.303589" calcext:value-type="float">
            <text:p>0.303589</text:p>
          </table:table-cell>
          <table:table-cell table:formula="of:=([.A1580]*[.A1580])" office:value-type="float" office:value="0.00058998466816" calcext:value-type="float">
            <text:p>0.00058998466816</text:p>
          </table:table-cell>
          <table:table-cell table:formula="of:=([.A1580]-[.B1580])*([.A1580]-[.B1580])" office:value-type="float" office:value="0.07800815484036" calcext:value-type="float">
            <text:p>0.07800815484036</text:p>
          </table:table-cell>
          <table:table-cell/>
        </table:table-row>
        <table:table-row table:style-name="ro1">
          <table:table-cell office:value-type="float" office:value="0.0242897" calcext:value-type="float">
            <text:p>0.0242897</text:p>
          </table:table-cell>
          <table:table-cell office:value-type="float" office:value="0.346466" calcext:value-type="float">
            <text:p>0.346466</text:p>
          </table:table-cell>
          <table:table-cell table:formula="of:=([.A1581]*[.A1581])" office:value-type="float" office:value="0.00058998952609" calcext:value-type="float">
            <text:p>0.00058998952609</text:p>
          </table:table-cell>
          <table:table-cell table:formula="of:=([.A1581]-[.B1581])*([.A1581]-[.B1581])" office:value-type="float" office:value="0.10379756828169" calcext:value-type="float">
            <text:p>0.10379756828169</text:p>
          </table:table-cell>
          <table:table-cell/>
        </table:table-row>
        <table:table-row table:style-name="ro1">
          <table:table-cell office:value-type="float" office:value="0.0258496" calcext:value-type="float">
            <text:p>0.0258496</text:p>
          </table:table-cell>
          <table:table-cell office:value-type="float" office:value="0.344348" calcext:value-type="float">
            <text:p>0.344348</text:p>
          </table:table-cell>
          <table:table-cell table:formula="of:=([.A1582]*[.A1582])" office:value-type="float" office:value="0.00066820182016" calcext:value-type="float">
            <text:p>0.00066820182016</text:p>
          </table:table-cell>
          <table:table-cell table:formula="of:=([.A1582]-[.B1582])*([.A1582]-[.B1582])" office:value-type="float" office:value="0.10144123080256" calcext:value-type="float">
            <text:p>0.10144123080256</text:p>
          </table:table-cell>
          <table:table-cell/>
        </table:table-row>
        <table:table-row table:style-name="ro1">
          <table:table-cell office:value-type="float" office:value="0.0258496" calcext:value-type="float">
            <text:p>0.0258496</text:p>
          </table:table-cell>
          <table:table-cell office:value-type="float" office:value="0.3575" calcext:value-type="float">
            <text:p>0.3575</text:p>
          </table:table-cell>
          <table:table-cell table:formula="of:=([.A1583]*[.A1583])" office:value-type="float" office:value="0.00066820182016" calcext:value-type="float">
            <text:p>0.00066820182016</text:p>
          </table:table-cell>
          <table:table-cell table:formula="of:=([.A1583]-[.B1583])*([.A1583]-[.B1583])" office:value-type="float" office:value="0.10999198782016" calcext:value-type="float">
            <text:p>0.10999198782016</text:p>
          </table:table-cell>
          <table:table-cell/>
        </table:table-row>
        <table:table-row table:style-name="ro1">
          <table:table-cell office:value-type="float" office:value="0.0442244" calcext:value-type="float">
            <text:p>0.0442244</text:p>
          </table:table-cell>
          <table:table-cell office:value-type="float" office:value="0.47543" calcext:value-type="float">
            <text:p>0.47543</text:p>
          </table:table-cell>
          <table:table-cell table:formula="of:=([.A1584]*[.A1584])" office:value-type="float" office:value="0.00195579755536" calcext:value-type="float">
            <text:p>0.00195579755536</text:p>
          </table:table-cell>
          <table:table-cell table:formula="of:=([.A1584]-[.B1584])*([.A1584]-[.B1584])" office:value-type="float" office:value="0.18593826947136" calcext:value-type="float">
            <text:p>0.18593826947136</text:p>
          </table:table-cell>
          <table:table-cell/>
        </table:table-row>
        <table:table-row table:style-name="ro1">
          <table:table-cell office:value-type="float" office:value="0.0442244" calcext:value-type="float">
            <text:p>0.0442244</text:p>
          </table:table-cell>
          <table:table-cell office:value-type="float" office:value="0.493089" calcext:value-type="float">
            <text:p>0.493089</text:p>
          </table:table-cell>
          <table:table-cell table:formula="of:=([.A1585]*[.A1585])" office:value-type="float" office:value="0.00195579755536" calcext:value-type="float">
            <text:p>0.00195579755536</text:p>
          </table:table-cell>
          <table:table-cell table:formula="of:=([.A1585]-[.B1585])*([.A1585]-[.B1585])" office:value-type="float" office:value="0.20147942913316" calcext:value-type="float">
            <text:p>0.20147942913316</text:p>
          </table:table-cell>
          <table:table-cell/>
        </table:table-row>
        <table:table-row table:style-name="ro1">
          <table:table-cell office:value-type="float" office:value="0.112448" calcext:value-type="float">
            <text:p>0.112448</text:p>
          </table:table-cell>
          <table:table-cell office:value-type="float" office:value="0.291866" calcext:value-type="float">
            <text:p>0.291866</text:p>
          </table:table-cell>
          <table:table-cell table:formula="of:=([.A1586]*[.A1586])" office:value-type="float" office:value="0.012644552704" calcext:value-type="float">
            <text:p>0.012644552704</text:p>
          </table:table-cell>
          <table:table-cell table:formula="of:=([.A1586]-[.B1586])*([.A1586]-[.B1586])" office:value-type="float" office:value="0.032190818724" calcext:value-type="float">
            <text:p>0.032190818724</text:p>
          </table:table-cell>
          <table:table-cell/>
        </table:table-row>
        <table:table-row table:style-name="ro1">
          <table:table-cell office:value-type="float" office:value="0.113493" calcext:value-type="float">
            <text:p>0.113493</text:p>
          </table:table-cell>
          <table:table-cell office:value-type="float" office:value="0.302759" calcext:value-type="float">
            <text:p>0.302759</text:p>
          </table:table-cell>
          <table:table-cell table:formula="of:=([.A1587]*[.A1587])" office:value-type="float" office:value="0.012880661049" calcext:value-type="float">
            <text:p>0.012880661049</text:p>
          </table:table-cell>
          <table:table-cell table:formula="of:=([.A1587]-[.B1587])*([.A1587]-[.B1587])" office:value-type="float" office:value="0.035821618756" calcext:value-type="float">
            <text:p>0.035821618756</text:p>
          </table:table-cell>
          <table:table-cell/>
        </table:table-row>
        <table:table-row table:style-name="ro1">
          <table:table-cell office:value-type="float" office:value="0.150609" calcext:value-type="float">
            <text:p>0.150609</text:p>
          </table:table-cell>
          <table:table-cell office:value-type="float" office:value="0.400549" calcext:value-type="float">
            <text:p>0.400549</text:p>
          </table:table-cell>
          <table:table-cell table:formula="of:=([.A1588]*[.A1588])" office:value-type="float" office:value="0.022683070881" calcext:value-type="float">
            <text:p>0.022683070881</text:p>
          </table:table-cell>
          <table:table-cell table:formula="of:=([.A1588]-[.B1588])*([.A1588]-[.B1588])" office:value-type="float" office:value="0.0624700036" calcext:value-type="float">
            <text:p>0.0624700036</text:p>
          </table:table-cell>
          <table:table-cell/>
        </table:table-row>
        <table:table-row table:style-name="ro1">
          <table:table-cell office:value-type="float" office:value="0.150609" calcext:value-type="float">
            <text:p>0.150609</text:p>
          </table:table-cell>
          <table:table-cell office:value-type="float" office:value="0.416277" calcext:value-type="float">
            <text:p>0.416277</text:p>
          </table:table-cell>
          <table:table-cell table:formula="of:=([.A1589]*[.A1589])" office:value-type="float" office:value="0.022683070881" calcext:value-type="float">
            <text:p>0.022683070881</text:p>
          </table:table-cell>
          <table:table-cell table:formula="of:=([.A1589]-[.B1589])*([.A1589]-[.B1589])" office:value-type="float" office:value="0.070579486224" calcext:value-type="float">
            <text:p>0.070579486224</text:p>
          </table:table-cell>
          <table:table-cell/>
        </table:table-row>
        <table:table-row table:style-name="ro1">
          <table:table-cell office:value-type="float" office:value="0.220514" calcext:value-type="float">
            <text:p>0.220514</text:p>
          </table:table-cell>
          <table:table-cell office:value-type="float" office:value="0.46485" calcext:value-type="float">
            <text:p>0.46485</text:p>
          </table:table-cell>
          <table:table-cell table:formula="of:=([.A1590]*[.A1590])" office:value-type="float" office:value="0.048626424196" calcext:value-type="float">
            <text:p>0.048626424196</text:p>
          </table:table-cell>
          <table:table-cell table:formula="of:=([.A1590]-[.B1590])*([.A1590]-[.B1590])" office:value-type="float" office:value="0.059700080896" calcext:value-type="float">
            <text:p>0.059700080896</text:p>
          </table:table-cell>
          <table:table-cell/>
        </table:table-row>
        <table:table-row table:style-name="ro1">
          <table:table-cell office:value-type="float" office:value="0.491241" calcext:value-type="float">
            <text:p>0.491241</text:p>
          </table:table-cell>
          <table:table-cell office:value-type="float" office:value="0.422657" calcext:value-type="float">
            <text:p>0.422657</text:p>
          </table:table-cell>
          <table:table-cell table:formula="of:=([.A1591]*[.A1591])" office:value-type="float" office:value="0.241317720081" calcext:value-type="float">
            <text:p>0.241317720081</text:p>
          </table:table-cell>
          <table:table-cell table:formula="of:=([.A1591]-[.B1591])*([.A1591]-[.B1591])" office:value-type="float" office:value="0.004703765056" calcext:value-type="float">
            <text:p>0.004703765056</text:p>
          </table:table-cell>
          <table:table-cell/>
        </table:table-row>
        <table:table-row table:style-name="ro1">
          <table:table-cell office:value-type="float" office:value="0.832908" calcext:value-type="float">
            <text:p>0.832908</text:p>
          </table:table-cell>
          <table:table-cell office:value-type="float" office:value="0.561779" calcext:value-type="float">
            <text:p>0.561779</text:p>
          </table:table-cell>
          <table:table-cell table:formula="of:=([.A1592]*[.A1592])" office:value-type="float" office:value="0.693735736464" calcext:value-type="float">
            <text:p>0.693735736464</text:p>
          </table:table-cell>
          <table:table-cell table:formula="of:=([.A1592]-[.B1592])*([.A1592]-[.B1592])" office:value-type="float" office:value="0.073510934641" calcext:value-type="float">
            <text:p>0.073510934641</text:p>
          </table:table-cell>
          <table:table-cell/>
        </table:table-row>
        <table:table-row table:style-name="ro1">
          <table:table-cell office:value-type="float" office:value="0.832908" calcext:value-type="float">
            <text:p>0.832908</text:p>
          </table:table-cell>
          <table:table-cell office:value-type="float" office:value="0.756436" calcext:value-type="float">
            <text:p>0.756436</text:p>
          </table:table-cell>
          <table:table-cell table:formula="of:=([.A1593]*[.A1593])" office:value-type="float" office:value="0.693735736464" calcext:value-type="float">
            <text:p>0.693735736464</text:p>
          </table:table-cell>
          <table:table-cell table:formula="of:=([.A1593]-[.B1593])*([.A1593]-[.B1593])" office:value-type="float" office:value="0.005847966784" calcext:value-type="float">
            <text:p>0.005847966784</text:p>
          </table:table-cell>
          <table:table-cell/>
        </table:table-row>
        <table:table-row table:style-name="ro1">
          <table:table-cell office:value-type="float" office:value="0.832908" calcext:value-type="float">
            <text:p>0.832908</text:p>
          </table:table-cell>
          <table:table-cell office:value-type="float" office:value="0.792451" calcext:value-type="float">
            <text:p>0.792451</text:p>
          </table:table-cell>
          <table:table-cell table:formula="of:=([.A1594]*[.A1594])" office:value-type="float" office:value="0.693735736464" calcext:value-type="float">
            <text:p>0.693735736464</text:p>
          </table:table-cell>
          <table:table-cell table:formula="of:=([.A1594]-[.B1594])*([.A1594]-[.B1594])" office:value-type="float" office:value="0.001636768849" calcext:value-type="float">
            <text:p>0.001636768849</text:p>
          </table:table-cell>
          <table:table-cell/>
        </table:table-row>
        <table:table-row table:style-name="ro1">
          <table:table-cell office:value-type="float" office:value="0.832907" calcext:value-type="float">
            <text:p>0.832907</text:p>
          </table:table-cell>
          <table:table-cell office:value-type="float" office:value="0.83072" calcext:value-type="float">
            <text:p>0.83072</text:p>
          </table:table-cell>
          <table:table-cell table:formula="of:=([.A1595]*[.A1595])" office:value-type="float" office:value="0.693734070649" calcext:value-type="float">
            <text:p>0.693734070649</text:p>
          </table:table-cell>
          <table:table-cell table:formula="of:=([.A1595]-[.B1595])*([.A1595]-[.B1595])" office:value-type="float" office:value="0.00000478296899999973" calcext:value-type="float">
            <text:p>4.78296899999973E-06</text:p>
          </table:table-cell>
          <table:table-cell/>
        </table:table-row>
        <table:table-row table:style-name="ro1">
          <table:table-cell office:value-type="float" office:value="0.845809" calcext:value-type="float">
            <text:p>0.845809</text:p>
          </table:table-cell>
          <table:table-cell office:value-type="float" office:value="0.875713" calcext:value-type="float">
            <text:p>0.875713</text:p>
          </table:table-cell>
          <table:table-cell table:formula="of:=([.A1596]*[.A1596])" office:value-type="float" office:value="0.715392864481" calcext:value-type="float">
            <text:p>0.715392864481</text:p>
          </table:table-cell>
          <table:table-cell table:formula="of:=([.A1596]-[.B1596])*([.A1596]-[.B1596])" office:value-type="float" office:value="0.000894249215999996" calcext:value-type="float">
            <text:p>0.000894249215999996</text:p>
          </table:table-cell>
          <table:table-cell/>
        </table:table-row>
        <table:table-row table:style-name="ro1">
          <table:table-cell office:value-type="float" office:value="0.845809" calcext:value-type="float">
            <text:p>0.845809</text:p>
          </table:table-cell>
          <table:table-cell office:value-type="float" office:value="0.924291" calcext:value-type="float">
            <text:p>0.924291</text:p>
          </table:table-cell>
          <table:table-cell table:formula="of:=([.A1597]*[.A1597])" office:value-type="float" office:value="0.715392864481" calcext:value-type="float">
            <text:p>0.715392864481</text:p>
          </table:table-cell>
          <table:table-cell table:formula="of:=([.A1597]-[.B1597])*([.A1597]-[.B1597])" office:value-type="float" office:value="0.00615942432399999" calcext:value-type="float">
            <text:p>0.00615942432399999</text:p>
          </table:table-cell>
          <table:table-cell/>
        </table:table-row>
        <table:table-row table:style-name="ro1">
          <table:table-cell office:value-type="float" office:value="0.845809" calcext:value-type="float">
            <text:p>0.845809</text:p>
          </table:table-cell>
          <table:table-cell office:value-type="float" office:value="0.94191" calcext:value-type="float">
            <text:p>0.94191</text:p>
          </table:table-cell>
          <table:table-cell table:formula="of:=([.A1598]*[.A1598])" office:value-type="float" office:value="0.715392864481" calcext:value-type="float">
            <text:p>0.715392864481</text:p>
          </table:table-cell>
          <table:table-cell table:formula="of:=([.A1598]-[.B1598])*([.A1598]-[.B1598])" office:value-type="float" office:value="0.009235402201" calcext:value-type="float">
            <text:p>0.009235402201</text:p>
          </table:table-cell>
          <table:table-cell/>
        </table:table-row>
        <table:table-row table:style-name="ro1">
          <table:table-cell office:value-type="float" office:value="0.951591" calcext:value-type="float">
            <text:p>0.951591</text:p>
          </table:table-cell>
          <table:table-cell office:value-type="float" office:value="0.98022" calcext:value-type="float">
            <text:p>0.98022</text:p>
          </table:table-cell>
          <table:table-cell table:formula="of:=([.A1599]*[.A1599])" office:value-type="float" office:value="0.905525431281" calcext:value-type="float">
            <text:p>0.905525431281</text:p>
          </table:table-cell>
          <table:table-cell table:formula="of:=([.A1599]-[.B1599])*([.A1599]-[.B1599])" office:value-type="float" office:value="0.000819619641000001" calcext:value-type="float">
            <text:p>0.000819619641000001</text:p>
          </table:table-cell>
          <table:table-cell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97903" calcext:value-type="float">
            <text:p>0.997903</text:p>
          </table:table-cell>
          <table:table-cell table:formula="of:=([.A1600]*[.A1600])" office:value-type="float" office:value="0.999984000064" calcext:value-type="float">
            <text:p>0.999984000064</text:p>
          </table:table-cell>
          <table:table-cell table:formula="of:=([.A1600]-[.B1600])*([.A1600]-[.B1600])" office:value-type="float" office:value="0.00000436392100000003" calcext:value-type="float">
            <text:p>4.36392100000003E-06</text:p>
          </table:table-cell>
          <table:table-cell/>
        </table:table-row>
        <table:table-row table:style-name="ro1">
          <table:table-cell office:value-type="float" office:value="0.000392675" calcext:value-type="float">
            <text:p>0.000392675</text:p>
          </table:table-cell>
          <table:table-cell office:value-type="float" office:value="0.00000272372" calcext:value-type="float">
            <text:p>0.00000272372</text:p>
          </table:table-cell>
          <table:table-cell table:formula="of:=([.A1601]*[.A1601])" office:value-type="float" office:value="0.000000154193655625" calcext:value-type="float">
            <text:p>1.54193655625E-07</text:p>
          </table:table-cell>
          <table:table-cell table:formula="of:=([.A1601]-[.B1601])*([.A1601]-[.B1601])" office:value-type="float" office:value="0.00000015206200077364" calcext:value-type="float">
            <text:p>1.52062000773638E-07</text:p>
          </table:table-cell>
          <table:table-cell/>
        </table:table-row>
        <table:table-row table:style-name="ro1">
          <table:table-cell office:value-type="float" office:value="0.000392675" calcext:value-type="float">
            <text:p>0.000392675</text:p>
          </table:table-cell>
          <table:table-cell office:value-type="float" office:value="0.001624" calcext:value-type="float">
            <text:p>0.001624</text:p>
          </table:table-cell>
          <table:table-cell table:formula="of:=([.A1602]*[.A1602])" office:value-type="float" office:value="0.000000154193655625" calcext:value-type="float">
            <text:p>1.54193655625E-07</text:p>
          </table:table-cell>
          <table:table-cell table:formula="of:=([.A1602]-[.B1602])*([.A1602]-[.B1602])" office:value-type="float" office:value="0.000001516161255625" calcext:value-type="float">
            <text:p>1.516161255625E-06</text:p>
          </table:table-cell>
          <table:table-cell/>
        </table:table-row>
        <table:table-row table:style-name="ro1">
          <table:table-cell office:value-type="float" office:value="0.000141859" calcext:value-type="float">
            <text:p>0.000141859</text:p>
          </table:table-cell>
          <table:table-cell office:value-type="float" office:value="0.00697931" calcext:value-type="float">
            <text:p>0.00697931</text:p>
          </table:table-cell>
          <table:table-cell table:formula="of:=([.A1603]*[.A1603])" office:value-type="float" office:value="0.000000020123975881" calcext:value-type="float">
            <text:p>2.0123975881E-08</text:p>
          </table:table-cell>
          <table:table-cell table:formula="of:=([.A1603]-[.B1603])*([.A1603]-[.B1603])" office:value-type="float" office:value="0.000046750736177401" calcext:value-type="float">
            <text:p>4.6750736177401E-05</text:p>
          </table:table-cell>
          <table:table-cell/>
        </table:table-row>
        <table:table-row table:style-name="ro1">
          <table:table-cell office:value-type="float" office:value="0.000141859" calcext:value-type="float">
            <text:p>0.000141859</text:p>
          </table:table-cell>
          <table:table-cell office:value-type="float" office:value="0.0201043" calcext:value-type="float">
            <text:p>0.0201043</text:p>
          </table:table-cell>
          <table:table-cell table:formula="of:=([.A1604]*[.A1604])" office:value-type="float" office:value="0.000000020123975881" calcext:value-type="float">
            <text:p>2.0123975881E-08</text:p>
          </table:table-cell>
          <table:table-cell table:formula="of:=([.A1604]-[.B1604])*([.A1604]-[.B1604])" office:value-type="float" office:value="0.000398499050678481" calcext:value-type="float">
            <text:p>0.000398499050678481</text:p>
          </table:table-cell>
          <table:table-cell/>
        </table:table-row>
        <table:table-row table:style-name="ro1">
          <table:table-cell office:value-type="float" office:value="0.000221133" calcext:value-type="float">
            <text:p>0.000221133</text:p>
          </table:table-cell>
          <table:table-cell office:value-type="float" office:value="0.0367081" calcext:value-type="float">
            <text:p>0.0367081</text:p>
          </table:table-cell>
          <table:table-cell table:formula="of:=([.A1605]*[.A1605])" office:value-type="float" office:value="0.000000048899803689" calcext:value-type="float">
            <text:p>4.8899803689E-08</text:p>
          </table:table-cell>
          <table:table-cell table:formula="of:=([.A1605]-[.B1605])*([.A1605]-[.B1605])" office:value-type="float" office:value="0.00133129876085909" calcext:value-type="float">
            <text:p>0.00133129876085909</text:p>
          </table:table-cell>
          <table:table-cell/>
        </table:table-row>
        <table:table-row table:style-name="ro1">
          <table:table-cell office:value-type="float" office:value="0.000221133" calcext:value-type="float">
            <text:p>0.000221133</text:p>
          </table:table-cell>
          <table:table-cell office:value-type="float" office:value="0.0550809" calcext:value-type="float">
            <text:p>0.0550809</text:p>
          </table:table-cell>
          <table:table-cell table:formula="of:=([.A1606]*[.A1606])" office:value-type="float" office:value="0.000000048899803689" calcext:value-type="float">
            <text:p>4.8899803689E-08</text:p>
          </table:table-cell>
          <table:table-cell table:formula="of:=([.A1606]-[.B1606])*([.A1606]-[.B1606])" office:value-type="float" office:value="0.00300959403529429" calcext:value-type="float">
            <text:p>0.00300959403529429</text:p>
          </table:table-cell>
          <table:table-cell/>
        </table:table-row>
        <table:table-row table:style-name="ro1">
          <table:table-cell office:value-type="float" office:value="0.000202298" calcext:value-type="float">
            <text:p>0.000202298</text:p>
          </table:table-cell>
          <table:table-cell office:value-type="float" office:value="0.0462833" calcext:value-type="float">
            <text:p>0.0462833</text:p>
          </table:table-cell>
          <table:table-cell table:formula="of:=([.A1607]*[.A1607])" office:value-type="float" office:value="0.000000040924480804" calcext:value-type="float">
            <text:p>4.0924480804E-08</text:p>
          </table:table-cell>
          <table:table-cell table:formula="of:=([.A1607]-[.B1607])*([.A1607]-[.B1607])" office:value-type="float" office:value="0.002123458745324" calcext:value-type="float">
            <text:p>0.002123458745324</text:p>
          </table:table-cell>
          <table:table-cell/>
        </table:table-row>
        <table:table-row table:style-name="ro1">
          <table:table-cell office:value-type="float" office:value="0.000202298" calcext:value-type="float">
            <text:p>0.000202298</text:p>
          </table:table-cell>
          <table:table-cell office:value-type="float" office:value="0.0570389" calcext:value-type="float">
            <text:p>0.0570389</text:p>
          </table:table-cell>
          <table:table-cell table:formula="of:=([.A1608]*[.A1608])" office:value-type="float" office:value="0.000000040924480804" calcext:value-type="float">
            <text:p>4.0924480804E-08</text:p>
          </table:table-cell>
          <table:table-cell table:formula="of:=([.A1608]-[.B1608])*([.A1608]-[.B1608])" office:value-type="float" office:value="0.0032303993269064" calcext:value-type="float">
            <text:p>0.0032303993269064</text:p>
          </table:table-cell>
          <table:table-cell/>
        </table:table-row>
        <table:table-row table:style-name="ro1">
          <table:table-cell office:value-type="float" office:value="0.000213504" calcext:value-type="float">
            <text:p>0.000213504</text:p>
          </table:table-cell>
          <table:table-cell office:value-type="float" office:value="0.0571243" calcext:value-type="float">
            <text:p>0.0571243</text:p>
          </table:table-cell>
          <table:table-cell table:formula="of:=([.A1609]*[.A1609])" office:value-type="float" office:value="0.000000045583958016" calcext:value-type="float">
            <text:p>4.5583958016E-08</text:p>
          </table:table-cell>
          <table:table-cell table:formula="of:=([.A1609]-[.B1609])*([.A1609]-[.B1609])" office:value-type="float" office:value="0.00323883870135362" calcext:value-type="float">
            <text:p>0.00323883870135362</text:p>
          </table:table-cell>
          <table:table-cell/>
        </table:table-row>
        <table:table-row table:style-name="ro1">
          <table:table-cell office:value-type="float" office:value="0.000213504" calcext:value-type="float">
            <text:p>0.000213504</text:p>
          </table:table-cell>
          <table:table-cell office:value-type="float" office:value="0.00400527" calcext:value-type="float">
            <text:p>0.00400527</text:p>
          </table:table-cell>
          <table:table-cell table:formula="of:=([.A1610]*[.A1610])" office:value-type="float" office:value="0.000000045583958016" calcext:value-type="float">
            <text:p>4.5583958016E-08</text:p>
          </table:table-cell>
          <table:table-cell table:formula="of:=([.A1610]-[.B1610])*([.A1610]-[.B1610])" office:value-type="float" office:value="0.000014377489398756" calcext:value-type="float">
            <text:p>1.4377489398756E-05</text:p>
          </table:table-cell>
          <table:table-cell/>
        </table:table-row>
        <table:table-row table:style-name="ro1">
          <table:table-cell office:value-type="float" office:value="0.000240684" calcext:value-type="float">
            <text:p>0.000240684</text:p>
          </table:table-cell>
          <table:table-cell office:value-type="float" office:value="0.00243141" calcext:value-type="float">
            <text:p>0.00243141</text:p>
          </table:table-cell>
          <table:table-cell table:formula="of:=([.A1611]*[.A1611])" office:value-type="float" office:value="0.000000057928787856" calcext:value-type="float">
            <text:p>5.7928787856E-08</text:p>
          </table:table-cell>
          <table:table-cell table:formula="of:=([.A1611]-[.B1611])*([.A1611]-[.B1611])" office:value-type="float" office:value="0.000004799280407076" calcext:value-type="float">
            <text:p>4.799280407076E-06</text:p>
          </table:table-cell>
          <table:table-cell/>
        </table:table-row>
        <table:table-row table:style-name="ro1">
          <table:table-cell office:value-type="float" office:value="0.000240684" calcext:value-type="float">
            <text:p>0.000240684</text:p>
          </table:table-cell>
          <table:table-cell office:value-type="float" office:value="0.00839341" calcext:value-type="float">
            <text:p>0.00839341</text:p>
          </table:table-cell>
          <table:table-cell table:formula="of:=([.A1612]*[.A1612])" office:value-type="float" office:value="0.000000057928787856" calcext:value-type="float">
            <text:p>5.7928787856E-08</text:p>
          </table:table-cell>
          <table:table-cell table:formula="of:=([.A1612]-[.B1612])*([.A1612]-[.B1612])" office:value-type="float" office:value="0.000066466941231076" calcext:value-type="float">
            <text:p>6.6466941231076E-05</text:p>
          </table:table-cell>
          <table:table-cell/>
        </table:table-row>
        <table:table-row table:style-name="ro1">
          <table:table-cell office:value-type="float" office:value="0.000221431" calcext:value-type="float">
            <text:p>0.000221431</text:p>
          </table:table-cell>
          <table:table-cell office:value-type="float" office:value="0.034552" calcext:value-type="float">
            <text:p>0.034552</text:p>
          </table:table-cell>
          <table:table-cell table:formula="of:=([.A1613]*[.A1613])" office:value-type="float" office:value="0.000000049031687761" calcext:value-type="float">
            <text:p>4.9031687761E-08</text:p>
          </table:table-cell>
          <table:table-cell table:formula="of:=([.A1613]-[.B1613])*([.A1613]-[.B1613])" office:value-type="float" office:value="0.00117858796786376" calcext:value-type="float">
            <text:p>0.00117858796786376</text:p>
          </table:table-cell>
          <table:table-cell/>
        </table:table-row>
        <table:table-row table:style-name="ro1">
          <table:table-cell office:value-type="float" office:value="0.0000956655" calcext:value-type="float">
            <text:p>0.0000956655</text:p>
          </table:table-cell>
          <table:table-cell office:value-type="float" office:value="0.00173052" calcext:value-type="float">
            <text:p>0.00173052</text:p>
          </table:table-cell>
          <table:table-cell table:formula="of:=([.A1614]*[.A1614])" office:value-type="float" office:value="0.00000000915188789025" calcext:value-type="float">
            <text:p>9.15188789025E-09</text:p>
          </table:table-cell>
          <table:table-cell table:formula="of:=([.A1614]-[.B1614])*([.A1614]-[.B1614])" office:value-type="float" office:value="0.00000267274923617025" calcext:value-type="float">
            <text:p>2.67274923617025E-06</text:p>
          </table:table-cell>
          <table:table-cell/>
        </table:table-row>
        <table:table-row table:style-name="ro1">
          <table:table-cell office:value-type="float" office:value="0.0000956655" calcext:value-type="float">
            <text:p>0.0000956655</text:p>
          </table:table-cell>
          <table:table-cell office:value-type="float" office:value="0.00861999" calcext:value-type="float">
            <text:p>0.00861999</text:p>
          </table:table-cell>
          <table:table-cell table:formula="of:=([.A1615]*[.A1615])" office:value-type="float" office:value="0.00000000915188789025" calcext:value-type="float">
            <text:p>9.15188789025E-09</text:p>
          </table:table-cell>
          <table:table-cell table:formula="of:=([.A1615]-[.B1615])*([.A1615]-[.B1615])" office:value-type="float" office:value="0.0000726641081813002" calcext:value-type="float">
            <text:p>0.0000726641081813002</text:p>
          </table:table-cell>
          <table:table-cell/>
        </table:table-row>
        <table:table-row table:style-name="ro1">
          <table:table-cell office:value-type="float" office:value="0.0000830293" calcext:value-type="float">
            <text:p>0.0000830293</text:p>
          </table:table-cell>
          <table:table-cell office:value-type="float" office:value="0.068624" calcext:value-type="float">
            <text:p>0.068624</text:p>
          </table:table-cell>
          <table:table-cell table:formula="of:=([.A1616]*[.A1616])" office:value-type="float" office:value="0.00000000689386465849" calcext:value-type="float">
            <text:p>6.89386465849E-09</text:p>
          </table:table-cell>
          <table:table-cell table:formula="of:=([.A1616]-[.B1616])*([.A1616]-[.B1616])" office:value-type="float" office:value="0.00469786466449826" calcext:value-type="float">
            <text:p>0.00469786466449826</text:p>
          </table:table-cell>
          <table:table-cell/>
        </table:table-row>
        <table:table-row table:style-name="ro1">
          <table:table-cell office:value-type="float" office:value="0.000160456" calcext:value-type="float">
            <text:p>0.000160456</text:p>
          </table:table-cell>
          <table:table-cell office:value-type="float" office:value="0.0618258" calcext:value-type="float">
            <text:p>0.0618258</text:p>
          </table:table-cell>
          <table:table-cell table:formula="of:=([.A1617]*[.A1617])" office:value-type="float" office:value="0.000000025746127936" calcext:value-type="float">
            <text:p>2.5746127936E-08</text:p>
          </table:table-cell>
          <table:table-cell table:formula="of:=([.A1617]-[.B1617])*([.A1617]-[.B1617])" office:value-type="float" office:value="0.00380261465063834" calcext:value-type="float">
            <text:p>0.00380261465063834</text:p>
          </table:table-cell>
          <table:table-cell/>
        </table:table-row>
        <table:table-row table:style-name="ro1">
          <table:table-cell office:value-type="float" office:value="0.000410795" calcext:value-type="float">
            <text:p>0.000410795</text:p>
          </table:table-cell>
          <table:table-cell office:value-type="float" office:value="0.0597778" calcext:value-type="float">
            <text:p>0.0597778</text:p>
          </table:table-cell>
          <table:table-cell table:formula="of:=([.A1618]*[.A1618])" office:value-type="float" office:value="0.000000168752532025" calcext:value-type="float">
            <text:p>1.68752532025E-07</text:p>
          </table:table-cell>
          <table:table-cell table:formula="of:=([.A1618]-[.B1618])*([.A1618]-[.B1618])" office:value-type="float" office:value="0.00352444128267002" calcext:value-type="float">
            <text:p>0.00352444128267002</text:p>
          </table:table-cell>
          <table:table-cell/>
        </table:table-row>
        <table:table-row table:style-name="ro1">
          <table:table-cell office:value-type="float" office:value="0.000863135" calcext:value-type="float">
            <text:p>0.000863135</text:p>
          </table:table-cell>
          <table:table-cell office:value-type="float" office:value="0.130958" calcext:value-type="float">
            <text:p>0.130958</text:p>
          </table:table-cell>
          <table:table-cell table:formula="of:=([.A1619]*[.A1619])" office:value-type="float" office:value="0.000000745002028225" calcext:value-type="float">
            <text:p>7.45002028225E-07</text:p>
          </table:table-cell>
          <table:table-cell table:formula="of:=([.A1619]-[.B1619])*([.A1619]-[.B1619])" office:value-type="float" office:value="0.0169246738993682" calcext:value-type="float">
            <text:p>0.0169246738993682</text:p>
          </table:table-cell>
          <table:table-cell/>
        </table:table-row>
        <table:table-row table:style-name="ro1">
          <table:table-cell office:value-type="float" office:value="0.000153124" calcext:value-type="float">
            <text:p>0.000153124</text:p>
          </table:table-cell>
          <table:table-cell office:value-type="float" office:value="0.0650533" calcext:value-type="float">
            <text:p>0.0650533</text:p>
          </table:table-cell>
          <table:table-cell table:formula="of:=([.A1620]*[.A1620])" office:value-type="float" office:value="0.000000023446959376" calcext:value-type="float">
            <text:p>2.3446959376E-08</text:p>
          </table:table-cell>
          <table:table-cell table:formula="of:=([.A1620]-[.B1620])*([.A1620]-[.B1620])" office:value-type="float" office:value="0.00421203284483098" calcext:value-type="float">
            <text:p>0.00421203284483098</text:p>
          </table:table-cell>
          <table:table-cell/>
        </table:table-row>
        <table:table-row table:style-name="ro1">
          <table:table-cell office:value-type="float" office:value="0.000153124" calcext:value-type="float">
            <text:p>0.000153124</text:p>
          </table:table-cell>
          <table:table-cell office:value-type="float" office:value="0.04801" calcext:value-type="float">
            <text:p>0.04801</text:p>
          </table:table-cell>
          <table:table-cell table:formula="of:=([.A1621]*[.A1621])" office:value-type="float" office:value="0.000000023446959376" calcext:value-type="float">
            <text:p>2.3446959376E-08</text:p>
          </table:table-cell>
          <table:table-cell table:formula="of:=([.A1621]-[.B1621])*([.A1621]-[.B1621])" office:value-type="float" office:value="0.00229028058047938" calcext:value-type="float">
            <text:p>0.00229028058047938</text:p>
          </table:table-cell>
          <table:table-cell/>
        </table:table-row>
        <table:table-row table:style-name="ro1">
          <table:table-cell office:value-type="float" office:value="0.000352204" calcext:value-type="float">
            <text:p>0.000352204</text:p>
          </table:table-cell>
          <table:table-cell office:value-type="float" office:value="0.0757347" calcext:value-type="float">
            <text:p>0.0757347</text:p>
          </table:table-cell>
          <table:table-cell table:formula="of:=([.A1622]*[.A1622])" office:value-type="float" office:value="0.000000124047657616" calcext:value-type="float">
            <text:p>1.24047657616E-07</text:p>
          </table:table-cell>
          <table:table-cell table:formula="of:=([.A1622]-[.B1622])*([.A1622]-[.B1622])" office:value-type="float" office:value="0.00568252070319002" calcext:value-type="float">
            <text:p>0.00568252070319002</text:p>
          </table:table-cell>
          <table:table-cell/>
        </table:table-row>
        <table:table-row table:style-name="ro1">
          <table:table-cell office:value-type="float" office:value="0.00338167" calcext:value-type="float">
            <text:p>0.00338167</text:p>
          </table:table-cell>
          <table:table-cell office:value-type="float" office:value="0.125505" calcext:value-type="float">
            <text:p>0.125505</text:p>
          </table:table-cell>
          <table:table-cell table:formula="of:=([.A1623]*[.A1623])" office:value-type="float" office:value="0.0000114356919889" calcext:value-type="float">
            <text:p>0.0000114356919889</text:p>
          </table:table-cell>
          <table:table-cell table:formula="of:=([.A1623]-[.B1623])*([.A1623]-[.B1623])" office:value-type="float" office:value="0.0149141077302889" calcext:value-type="float">
            <text:p>0.0149141077302889</text:p>
          </table:table-cell>
          <table:table-cell/>
        </table:table-row>
        <table:table-row table:style-name="ro1">
          <table:table-cell office:value-type="float" office:value="0.00296801" calcext:value-type="float">
            <text:p>0.00296801</text:p>
          </table:table-cell>
          <table:table-cell office:value-type="float" office:value="0.176728" calcext:value-type="float">
            <text:p>0.176728</text:p>
          </table:table-cell>
          <table:table-cell table:formula="of:=([.A1624]*[.A1624])" office:value-type="float" office:value="0.0000088090833601" calcext:value-type="float">
            <text:p>0.0000088090833601</text:p>
          </table:table-cell>
          <table:table-cell table:formula="of:=([.A1624]-[.B1624])*([.A1624]-[.B1624])" office:value-type="float" office:value="0.0301925341248001" calcext:value-type="float">
            <text:p>0.0301925341248001</text:p>
          </table:table-cell>
          <table:table-cell/>
        </table:table-row>
        <table:table-row table:style-name="ro1">
          <table:table-cell office:value-type="float" office:value="0.0075348" calcext:value-type="float">
            <text:p>0.0075348</text:p>
          </table:table-cell>
          <table:table-cell office:value-type="float" office:value="0.122323" calcext:value-type="float">
            <text:p>0.122323</text:p>
          </table:table-cell>
          <table:table-cell table:formula="of:=([.A1625]*[.A1625])" office:value-type="float" office:value="0.00005677321104" calcext:value-type="float">
            <text:p>0.00005677321104</text:p>
          </table:table-cell>
          <table:table-cell table:formula="of:=([.A1625]-[.B1625])*([.A1625]-[.B1625])" office:value-type="float" office:value="0.01317633085924" calcext:value-type="float">
            <text:p>0.01317633085924</text:p>
          </table:table-cell>
          <table:table-cell/>
        </table:table-row>
        <table:table-row table:style-name="ro1">
          <table:table-cell office:value-type="float" office:value="0.0157248" calcext:value-type="float">
            <text:p>0.0157248</text:p>
          </table:table-cell>
          <table:table-cell office:value-type="float" office:value="0.195635" calcext:value-type="float">
            <text:p>0.195635</text:p>
          </table:table-cell>
          <table:table-cell table:formula="of:=([.A1626]*[.A1626])" office:value-type="float" office:value="0.00024726933504" calcext:value-type="float">
            <text:p>0.00024726933504</text:p>
          </table:table-cell>
          <table:table-cell table:formula="of:=([.A1626]-[.B1626])*([.A1626]-[.B1626])" office:value-type="float" office:value="0.03236768006404" calcext:value-type="float">
            <text:p>0.03236768006404</text:p>
          </table:table-cell>
          <table:table-cell/>
        </table:table-row>
        <table:table-row table:style-name="ro1">
          <table:table-cell office:value-type="float" office:value="0.134017" calcext:value-type="float">
            <text:p>0.134017</text:p>
          </table:table-cell>
          <table:table-cell office:value-type="float" office:value="0.211533" calcext:value-type="float">
            <text:p>0.211533</text:p>
          </table:table-cell>
          <table:table-cell table:formula="of:=([.A1627]*[.A1627])" office:value-type="float" office:value="0.017960556289" calcext:value-type="float">
            <text:p>0.017960556289</text:p>
          </table:table-cell>
          <table:table-cell table:formula="of:=([.A1627]-[.B1627])*([.A1627]-[.B1627])" office:value-type="float" office:value="0.006008730256" calcext:value-type="float">
            <text:p>0.006008730256</text:p>
          </table:table-cell>
          <table:table-cell/>
        </table:table-row>
        <table:table-row table:style-name="ro1">
          <table:table-cell office:value-type="float" office:value="0.212729" calcext:value-type="float">
            <text:p>0.212729</text:p>
          </table:table-cell>
          <table:table-cell office:value-type="float" office:value="0.254515" calcext:value-type="float">
            <text:p>0.254515</text:p>
          </table:table-cell>
          <table:table-cell table:formula="of:=([.A1628]*[.A1628])" office:value-type="float" office:value="0.045253627441" calcext:value-type="float">
            <text:p>0.045253627441</text:p>
          </table:table-cell>
          <table:table-cell table:formula="of:=([.A1628]-[.B1628])*([.A1628]-[.B1628])" office:value-type="float" office:value="0.001746069796" calcext:value-type="float">
            <text:p>0.001746069796</text:p>
          </table:table-cell>
          <table:table-cell/>
        </table:table-row>
        <table:table-row table:style-name="ro1">
          <table:table-cell office:value-type="float" office:value="0.372198" calcext:value-type="float">
            <text:p>0.372198</text:p>
          </table:table-cell>
          <table:table-cell office:value-type="float" office:value="0.467868" calcext:value-type="float">
            <text:p>0.467868</text:p>
          </table:table-cell>
          <table:table-cell table:formula="of:=([.A1629]*[.A1629])" office:value-type="float" office:value="0.138531351204" calcext:value-type="float">
            <text:p>0.138531351204</text:p>
          </table:table-cell>
          <table:table-cell table:formula="of:=([.A1629]-[.B1629])*([.A1629]-[.B1629])" office:value-type="float" office:value="0.00915274890000001" calcext:value-type="float">
            <text:p>0.00915274890000001</text:p>
          </table:table-cell>
          <table:table-cell/>
        </table:table-row>
        <table:table-row table:style-name="ro1">
          <table:table-cell office:value-type="float" office:value="0.263458" calcext:value-type="float">
            <text:p>0.263458</text:p>
          </table:table-cell>
          <table:table-cell office:value-type="float" office:value="0.435203" calcext:value-type="float">
            <text:p>0.435203</text:p>
          </table:table-cell>
          <table:table-cell table:formula="of:=([.A1630]*[.A1630])" office:value-type="float" office:value="0.069410117764" calcext:value-type="float">
            <text:p>0.069410117764</text:p>
          </table:table-cell>
          <table:table-cell table:formula="of:=([.A1630]-[.B1630])*([.A1630]-[.B1630])" office:value-type="float" office:value="0.029496345025" calcext:value-type="float">
            <text:p>0.029496345025</text:p>
          </table:table-cell>
          <table:table-cell/>
        </table:table-row>
        <table:table-row table:style-name="ro1">
          <table:table-cell office:value-type="float" office:value="0.470555" calcext:value-type="float">
            <text:p>0.470555</text:p>
          </table:table-cell>
          <table:table-cell office:value-type="float" office:value="0.531835" calcext:value-type="float">
            <text:p>0.531835</text:p>
          </table:table-cell>
          <table:table-cell table:formula="of:=([.A1631]*[.A1631])" office:value-type="float" office:value="0.221422008025" calcext:value-type="float">
            <text:p>0.221422008025</text:p>
          </table:table-cell>
          <table:table-cell table:formula="of:=([.A1631]-[.B1631])*([.A1631]-[.B1631])" office:value-type="float" office:value="0.00375523839999999" calcext:value-type="float">
            <text:p>0.00375523839999999</text:p>
          </table:table-cell>
          <table:table-cell/>
        </table:table-row>
        <table:table-row table:style-name="ro1">
          <table:table-cell office:value-type="float" office:value="0.522966" calcext:value-type="float">
            <text:p>0.522966</text:p>
          </table:table-cell>
          <table:table-cell office:value-type="float" office:value="0.662111" calcext:value-type="float">
            <text:p>0.662111</text:p>
          </table:table-cell>
          <table:table-cell table:formula="of:=([.A1632]*[.A1632])" office:value-type="float" office:value="0.273493437156" calcext:value-type="float">
            <text:p>0.273493437156</text:p>
          </table:table-cell>
          <table:table-cell table:formula="of:=([.A1632]-[.B1632])*([.A1632]-[.B1632])" office:value-type="float" office:value="0.019361331025" calcext:value-type="float">
            <text:p>0.019361331025</text:p>
          </table:table-cell>
          <table:table-cell/>
        </table:table-row>
        <table:table-row table:style-name="ro1">
          <table:table-cell office:value-type="float" office:value="0.703141" calcext:value-type="float">
            <text:p>0.703141</text:p>
          </table:table-cell>
          <table:table-cell office:value-type="float" office:value="0.495852" calcext:value-type="float">
            <text:p>0.495852</text:p>
          </table:table-cell>
          <table:table-cell table:formula="of:=([.A1633]*[.A1633])" office:value-type="float" office:value="0.494407265881" calcext:value-type="float">
            <text:p>0.494407265881</text:p>
          </table:table-cell>
          <table:table-cell table:formula="of:=([.A1633]-[.B1633])*([.A1633]-[.B1633])" office:value-type="float" office:value="0.042968729521" calcext:value-type="float">
            <text:p>0.042968729521</text:p>
          </table:table-cell>
          <table:table-cell/>
        </table:table-row>
        <table:table-row table:style-name="ro1">
          <table:table-cell office:value-type="float" office:value="0.703142" calcext:value-type="float">
            <text:p>0.703142</text:p>
          </table:table-cell>
          <table:table-cell office:value-type="float" office:value="0.646552" calcext:value-type="float">
            <text:p>0.646552</text:p>
          </table:table-cell>
          <table:table-cell table:formula="of:=([.A1634]*[.A1634])" office:value-type="float" office:value="0.494408672164" calcext:value-type="float">
            <text:p>0.494408672164</text:p>
          </table:table-cell>
          <table:table-cell table:formula="of:=([.A1634]-[.B1634])*([.A1634]-[.B1634])" office:value-type="float" office:value="0.0032024281" calcext:value-type="float">
            <text:p>0.0032024281</text:p>
          </table:table-cell>
          <table:table-cell/>
        </table:table-row>
        <table:table-row table:style-name="ro1">
          <table:table-cell office:value-type="float" office:value="0.821364" calcext:value-type="float">
            <text:p>0.821364</text:p>
          </table:table-cell>
          <table:table-cell office:value-type="float" office:value="0.848531" calcext:value-type="float">
            <text:p>0.848531</text:p>
          </table:table-cell>
          <table:table-cell table:formula="of:=([.A1635]*[.A1635])" office:value-type="float" office:value="0.674638820496" calcext:value-type="float">
            <text:p>0.674638820496</text:p>
          </table:table-cell>
          <table:table-cell table:formula="of:=([.A1635]-[.B1635])*([.A1635]-[.B1635])" office:value-type="float" office:value="0.000738045889000003" calcext:value-type="float">
            <text:p>0.000738045889000003</text:p>
          </table:table-cell>
          <table:table-cell/>
        </table:table-row>
        <table:table-row table:style-name="ro1">
          <table:table-cell office:value-type="float" office:value="0.848549" calcext:value-type="float">
            <text:p>0.848549</text:p>
          </table:table-cell>
          <table:table-cell office:value-type="float" office:value="0.884151" calcext:value-type="float">
            <text:p>0.884151</text:p>
          </table:table-cell>
          <table:table-cell table:formula="of:=([.A1636]*[.A1636])" office:value-type="float" office:value="0.720035405401" calcext:value-type="float">
            <text:p>0.720035405401</text:p>
          </table:table-cell>
          <table:table-cell table:formula="of:=([.A1636]-[.B1636])*([.A1636]-[.B1636])" office:value-type="float" office:value="0.001267502404" calcext:value-type="float">
            <text:p>0.001267502404</text:p>
          </table:table-cell>
          <table:table-cell/>
        </table:table-row>
        <table:table-row table:style-name="ro1">
          <table:table-cell office:value-type="float" office:value="0.900925" calcext:value-type="float">
            <text:p>0.900925</text:p>
          </table:table-cell>
          <table:table-cell office:value-type="float" office:value="0.933141" calcext:value-type="float">
            <text:p>0.933141</text:p>
          </table:table-cell>
          <table:table-cell table:formula="of:=([.A1637]*[.A1637])" office:value-type="float" office:value="0.811665855625" calcext:value-type="float">
            <text:p>0.811665855625</text:p>
          </table:table-cell>
          <table:table-cell table:formula="of:=([.A1637]-[.B1637])*([.A1637]-[.B1637])" office:value-type="float" office:value="0.001037870656" calcext:value-type="float">
            <text:p>0.001037870656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8192" calcext:value-type="float">
            <text:p>0.998192</text:p>
          </table:table-cell>
          <table:table-cell table:formula="of:=([.A1638]*[.A1638])" office:value-type="float" office:value="0.999982000081" calcext:value-type="float">
            <text:p>0.999982000081</text:p>
          </table:table-cell>
          <table:table-cell table:formula="of:=([.A1638]-[.B1638])*([.A1638]-[.B1638])" office:value-type="float" office:value="0.00000323640099999998" calcext:value-type="float">
            <text:p>3.23640099999998E-06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9997" calcext:value-type="float">
            <text:p>0.999997</text:p>
          </table:table-cell>
          <table:table-cell table:formula="of:=([.A1639]*[.A1639])" office:value-type="float" office:value="0.999982000081" calcext:value-type="float">
            <text:p>0.999982000081</text:p>
          </table:table-cell>
          <table:table-cell table:formula="of:=([.A1639]-[.B1639])*([.A1639]-[.B1639])" office:value-type="float" office:value="0.000000000036" calcext:value-type="float">
            <text:p>3.60000000007381E-11</text:p>
          </table:table-cell>
          <table:table-cell/>
        </table:table-row>
        <table:table-row table:style-name="ro1">
          <table:table-cell office:value-type="float" office:value="0.0000214577" calcext:value-type="float">
            <text:p>0.0000214577</text:p>
          </table:table-cell>
          <table:table-cell office:value-type="float" office:value="0.00000293255" calcext:value-type="float">
            <text:p>0.00000293255</text:p>
          </table:table-cell>
          <table:table-cell table:formula="of:=([.A1640]*[.A1640])" office:value-type="float" office:value="0.00000000046043288929" calcext:value-type="float">
            <text:p>4.6043288929E-10</text:p>
          </table:table-cell>
          <table:table-cell table:formula="of:=([.A1640]-[.B1640])*([.A1640]-[.B1640])" office:value-type="float" office:value="0.00000000034318118252" calcext:value-type="float">
            <text:p>3.431811825225E-10</text:p>
          </table:table-cell>
          <table:table-cell/>
        </table:table-row>
        <table:table-row table:style-name="ro1">
          <table:table-cell office:value-type="float" office:value="0.0000214577" calcext:value-type="float">
            <text:p>0.0000214577</text:p>
          </table:table-cell>
          <table:table-cell office:value-type="float" office:value="0.00174852" calcext:value-type="float">
            <text:p>0.00174852</text:p>
          </table:table-cell>
          <table:table-cell table:formula="of:=([.A1641]*[.A1641])" office:value-type="float" office:value="0.00000000046043288929" calcext:value-type="float">
            <text:p>4.6043288929E-10</text:p>
          </table:table-cell>
          <table:table-cell table:formula="of:=([.A1641]-[.B1641])*([.A1641]-[.B1641])" office:value-type="float" office:value="0.00000298274418808129" calcext:value-type="float">
            <text:p>2.98274418808129E-06</text:p>
          </table:table-cell>
          <table:table-cell/>
        </table:table-row>
        <table:table-row table:style-name="ro1">
          <table:table-cell office:value-type="float" office:value="0.0000217557" calcext:value-type="float">
            <text:p>0.0000217557</text:p>
          </table:table-cell>
          <table:table-cell office:value-type="float" office:value="0.0146586" calcext:value-type="float">
            <text:p>0.0146586</text:p>
          </table:table-cell>
          <table:table-cell table:formula="of:=([.A1642]*[.A1642])" office:value-type="float" office:value="0.00000000047331048249" calcext:value-type="float">
            <text:p>4.7331048249E-10</text:p>
          </table:table-cell>
          <table:table-cell table:formula="of:=([.A1642]-[.B1642])*([.A1642]-[.B1642])" office:value-type="float" office:value="0.000214237211062442" calcext:value-type="float">
            <text:p>0.000214237211062442</text:p>
          </table:table-cell>
          <table:table-cell/>
        </table:table-row>
        <table:table-row table:style-name="ro1">
          <table:table-cell office:value-type="float" office:value="0.0000217557" calcext:value-type="float">
            <text:p>0.0000217557</text:p>
          </table:table-cell>
          <table:table-cell office:value-type="float" office:value="0.042225" calcext:value-type="float">
            <text:p>0.042225</text:p>
          </table:table-cell>
          <table:table-cell table:formula="of:=([.A1643]*[.A1643])" office:value-type="float" office:value="0.00000000047331048249" calcext:value-type="float">
            <text:p>4.7331048249E-10</text:p>
          </table:table-cell>
          <table:table-cell table:formula="of:=([.A1643]-[.B1643])*([.A1643]-[.B1643])" office:value-type="float" office:value="0.00178111382944548" calcext:value-type="float">
            <text:p>0.00178111382944548</text:p>
          </table:table-cell>
          <table:table-cell/>
        </table:table-row>
        <table:table-row table:style-name="ro1">
          <table:table-cell office:value-type="float" office:value="0.0000397563" calcext:value-type="float">
            <text:p>0.0000397563</text:p>
          </table:table-cell>
          <table:table-cell office:value-type="float" office:value="0.00273522" calcext:value-type="float">
            <text:p>0.00273522</text:p>
          </table:table-cell>
          <table:table-cell table:formula="of:=([.A1644]*[.A1644])" office:value-type="float" office:value="0.00000000158056338969" calcext:value-type="float">
            <text:p>1.58056338969E-09</text:p>
          </table:table-cell>
          <table:table-cell table:formula="of:=([.A1644]-[.B1644])*([.A1644]-[.B1644])" office:value-type="float" office:value="0.00000726552455801769" calcext:value-type="float">
            <text:p>7.26552455801769E-06</text:p>
          </table:table-cell>
          <table:table-cell/>
        </table:table-row>
        <table:table-row table:style-name="ro1">
          <table:table-cell office:value-type="float" office:value="0.0000931621" calcext:value-type="float">
            <text:p>0.0000931621</text:p>
          </table:table-cell>
          <table:table-cell office:value-type="float" office:value="0.000578675" calcext:value-type="float">
            <text:p>0.000578675</text:p>
          </table:table-cell>
          <table:table-cell table:formula="of:=([.A1645]*[.A1645])" office:value-type="float" office:value="0.00000000867917687641" calcext:value-type="float">
            <text:p>8.67917687641E-09</text:p>
          </table:table-cell>
          <table:table-cell table:formula="of:=([.A1645]-[.B1645])*([.A1645]-[.B1645])" office:value-type="float" office:value="0.00000023572277606641" calcext:value-type="float">
            <text:p>2.3572277606641E-07</text:p>
          </table:table-cell>
          <table:table-cell/>
        </table:table-row>
        <table:table-row table:style-name="ro1">
          <table:table-cell office:value-type="float" office:value="0.0000931621" calcext:value-type="float">
            <text:p>0.0000931621</text:p>
          </table:table-cell>
          <table:table-cell office:value-type="float" office:value="0.0413517" calcext:value-type="float">
            <text:p>0.0413517</text:p>
          </table:table-cell>
          <table:table-cell table:formula="of:=([.A1646]*[.A1646])" office:value-type="float" office:value="0.00000000867917687641" calcext:value-type="float">
            <text:p>8.67917687641E-09</text:p>
          </table:table-cell>
          <table:table-cell table:formula="of:=([.A1646]-[.B1646])*([.A1646]-[.B1646])" office:value-type="float" office:value="0.00170226694964574" calcext:value-type="float">
            <text:p>0.00170226694964574</text:p>
          </table:table-cell>
          <table:table-cell/>
        </table:table-row>
        <table:table-row table:style-name="ro1">
          <table:table-cell office:value-type="float" office:value="0.000123084" calcext:value-type="float">
            <text:p>0.000123084</text:p>
          </table:table-cell>
          <table:table-cell office:value-type="float" office:value="0.00384774" calcext:value-type="float">
            <text:p>0.00384774</text:p>
          </table:table-cell>
          <table:table-cell table:formula="of:=([.A1647]*[.A1647])" office:value-type="float" office:value="0.000000015149671056" calcext:value-type="float">
            <text:p>1.5149671056E-08</text:p>
          </table:table-cell>
          <table:table-cell table:formula="of:=([.A1647]-[.B1647])*([.A1647]-[.B1647])" office:value-type="float" office:value="0.000013873062318336" calcext:value-type="float">
            <text:p>1.3873062318336E-05</text:p>
          </table:table-cell>
          <table:table-cell/>
        </table:table-row>
        <table:table-row table:style-name="ro1">
          <table:table-cell office:value-type="float" office:value="0.000136495" calcext:value-type="float">
            <text:p>0.000136495</text:p>
          </table:table-cell>
          <table:table-cell office:value-type="float" office:value="0.136676" calcext:value-type="float">
            <text:p>0.136676</text:p>
          </table:table-cell>
          <table:table-cell table:formula="of:=([.A1648]*[.A1648])" office:value-type="float" office:value="0.000000018630885025" calcext:value-type="float">
            <text:p>1.8630885025E-08</text:p>
          </table:table-cell>
          <table:table-cell table:formula="of:=([.A1648]-[.B1648])*([.A1648]-[.B1648])" office:value-type="float" office:value="0.018643036425645" calcext:value-type="float">
            <text:p>0.018643036425645</text:p>
          </table:table-cell>
          <table:table-cell/>
        </table:table-row>
        <table:table-row table:style-name="ro1">
          <table:table-cell office:value-type="float" office:value="0.0000444651" calcext:value-type="float">
            <text:p>0.0000444651</text:p>
          </table:table-cell>
          <table:table-cell office:value-type="float" office:value="0.0552219" calcext:value-type="float">
            <text:p>0.0552219</text:p>
          </table:table-cell>
          <table:table-cell table:formula="of:=([.A1649]*[.A1649])" office:value-type="float" office:value="0.00000000197714511801" calcext:value-type="float">
            <text:p>1.97714511801E-09</text:p>
          </table:table-cell>
          <table:table-cell table:formula="of:=([.A1649]-[.B1649])*([.A1649]-[.B1649])" office:value-type="float" office:value="0.00304454932214374" calcext:value-type="float">
            <text:p>0.00304454932214374</text:p>
          </table:table-cell>
          <table:table-cell/>
        </table:table-row>
        <table:table-row table:style-name="ro1">
          <table:table-cell office:value-type="float" office:value="0.000146031" calcext:value-type="float">
            <text:p>0.000146031</text:p>
          </table:table-cell>
          <table:table-cell office:value-type="float" office:value="0.000920353" calcext:value-type="float">
            <text:p>0.000920353</text:p>
          </table:table-cell>
          <table:table-cell table:formula="of:=([.A1650]*[.A1650])" office:value-type="float" office:value="0.000000021325052961" calcext:value-type="float">
            <text:p>2.1325052961E-08</text:p>
          </table:table-cell>
          <table:table-cell table:formula="of:=([.A1650]-[.B1650])*([.A1650]-[.B1650])" office:value-type="float" office:value="0.000000599574559684" calcext:value-type="float">
            <text:p>5.99574559684E-07</text:p>
          </table:table-cell>
          <table:table-cell/>
        </table:table-row>
        <table:table-row table:style-name="ro1">
          <table:table-cell office:value-type="float" office:value="0.000698864" calcext:value-type="float">
            <text:p>0.000698864</text:p>
          </table:table-cell>
          <table:table-cell office:value-type="float" office:value="0.125061" calcext:value-type="float">
            <text:p>0.125061</text:p>
          </table:table-cell>
          <table:table-cell table:formula="of:=([.A1651]*[.A1651])" office:value-type="float" office:value="0.000000488410890496" calcext:value-type="float">
            <text:p>4.88410890496E-07</text:p>
          </table:table-cell>
          <table:table-cell table:formula="of:=([.A1651]-[.B1651])*([.A1651]-[.B1651])" office:value-type="float" office:value="0.0154659408704825" calcext:value-type="float">
            <text:p>0.0154659408704825</text:p>
          </table:table-cell>
          <table:table-cell/>
        </table:table-row>
        <table:table-row table:style-name="ro1">
          <table:table-cell office:value-type="float" office:value="0.000814319" calcext:value-type="float">
            <text:p>0.000814319</text:p>
          </table:table-cell>
          <table:table-cell office:value-type="float" office:value="0.0528157" calcext:value-type="float">
            <text:p>0.0528157</text:p>
          </table:table-cell>
          <table:table-cell table:formula="of:=([.A1652]*[.A1652])" office:value-type="float" office:value="0.000000663115433761" calcext:value-type="float">
            <text:p>6.63115433761E-07</text:p>
          </table:table-cell>
          <table:table-cell table:formula="of:=([.A1652]-[.B1652])*([.A1652]-[.B1652])" office:value-type="float" office:value="0.00270414362590716" calcext:value-type="float">
            <text:p>0.00270414362590716</text:p>
          </table:table-cell>
          <table:table-cell/>
        </table:table-row>
        <table:table-row table:style-name="ro1">
          <table:table-cell office:value-type="float" office:value="0.000814319" calcext:value-type="float">
            <text:p>0.000814319</text:p>
          </table:table-cell>
          <table:table-cell office:value-type="float" office:value="0.0365762" calcext:value-type="float">
            <text:p>0.0365762</text:p>
          </table:table-cell>
          <table:table-cell table:formula="of:=([.A1653]*[.A1653])" office:value-type="float" office:value="0.000000663115433761" calcext:value-type="float">
            <text:p>6.63115433761E-07</text:p>
          </table:table-cell>
          <table:table-cell table:formula="of:=([.A1653]-[.B1653])*([.A1653]-[.B1653])" office:value-type="float" office:value="0.00127891213265816" calcext:value-type="float">
            <text:p>0.00127891213265816</text:p>
          </table:table-cell>
          <table:table-cell/>
        </table:table-row>
        <table:table-row table:style-name="ro1">
          <table:table-cell office:value-type="float" office:value="0.00188071" calcext:value-type="float">
            <text:p>0.00188071</text:p>
          </table:table-cell>
          <table:table-cell office:value-type="float" office:value="0.0595207" calcext:value-type="float">
            <text:p>0.0595207</text:p>
          </table:table-cell>
          <table:table-cell table:formula="of:=([.A1654]*[.A1654])" office:value-type="float" office:value="0.0000035370701041" calcext:value-type="float">
            <text:p>0.0000035370701041</text:p>
          </table:table-cell>
          <table:table-cell table:formula="of:=([.A1654]-[.B1654])*([.A1654]-[.B1654])" office:value-type="float" office:value="0.0033223684472001" calcext:value-type="float">
            <text:p>0.0033223684472001</text:p>
          </table:table-cell>
          <table:table-cell/>
        </table:table-row>
        <table:table-row table:style-name="ro1">
          <table:table-cell office:value-type="float" office:value="0.00188065" calcext:value-type="float">
            <text:p>0.00188065</text:p>
          </table:table-cell>
          <table:table-cell office:value-type="float" office:value="0.0707544" calcext:value-type="float">
            <text:p>0.0707544</text:p>
          </table:table-cell>
          <table:table-cell table:formula="of:=([.A1655]*[.A1655])" office:value-type="float" office:value="0.0000035368444225" calcext:value-type="float">
            <text:p>0.0000035368444225</text:p>
          </table:table-cell>
          <table:table-cell table:formula="of:=([.A1655]-[.B1655])*([.A1655]-[.B1655])" office:value-type="float" office:value="0.0047435934390625" calcext:value-type="float">
            <text:p>0.0047435934390625</text:p>
          </table:table-cell>
          <table:table-cell/>
        </table:table-row>
        <table:table-row table:style-name="ro1">
          <table:table-cell office:value-type="float" office:value="0.0170712" calcext:value-type="float">
            <text:p>0.0170712</text:p>
          </table:table-cell>
          <table:table-cell office:value-type="float" office:value="0.10666" calcext:value-type="float">
            <text:p>0.10666</text:p>
          </table:table-cell>
          <table:table-cell table:formula="of:=([.A1656]*[.A1656])" office:value-type="float" office:value="0.00029142586944" calcext:value-type="float">
            <text:p>0.00029142586944</text:p>
          </table:table-cell>
          <table:table-cell table:formula="of:=([.A1656]-[.B1656])*([.A1656]-[.B1656])" office:value-type="float" office:value="0.00802615308544" calcext:value-type="float">
            <text:p>0.00802615308544</text:p>
          </table:table-cell>
          <table:table-cell/>
        </table:table-row>
        <table:table-row table:style-name="ro1">
          <table:table-cell office:value-type="float" office:value="0.00995505" calcext:value-type="float">
            <text:p>0.00995505</text:p>
          </table:table-cell>
          <table:table-cell office:value-type="float" office:value="0.185586" calcext:value-type="float">
            <text:p>0.185586</text:p>
          </table:table-cell>
          <table:table-cell table:formula="of:=([.A1657]*[.A1657])" office:value-type="float" office:value="0.0000991030205025" calcext:value-type="float">
            <text:p>0.0000991030205025</text:p>
          </table:table-cell>
          <table:table-cell table:formula="of:=([.A1657]-[.B1657])*([.A1657]-[.B1657])" office:value-type="float" office:value="0.0308462305979025" calcext:value-type="float">
            <text:p>0.0308462305979025</text:p>
          </table:table-cell>
          <table:table-cell/>
        </table:table-row>
        <table:table-row table:style-name="ro1">
          <table:table-cell office:value-type="float" office:value="0.00995505" calcext:value-type="float">
            <text:p>0.00995505</text:p>
          </table:table-cell>
          <table:table-cell office:value-type="float" office:value="0.137832" calcext:value-type="float">
            <text:p>0.137832</text:p>
          </table:table-cell>
          <table:table-cell table:formula="of:=([.A1658]*[.A1658])" office:value-type="float" office:value="0.0000991030205025" calcext:value-type="float">
            <text:p>0.0000991030205025</text:p>
          </table:table-cell>
          <table:table-cell table:formula="of:=([.A1658]-[.B1658])*([.A1658]-[.B1658])" office:value-type="float" office:value="0.0163525143413025" calcext:value-type="float">
            <text:p>0.0163525143413025</text:p>
          </table:table-cell>
          <table:table-cell/>
        </table:table-row>
        <table:table-row table:style-name="ro1">
          <table:table-cell office:value-type="float" office:value="0.0111808" calcext:value-type="float">
            <text:p>0.0111808</text:p>
          </table:table-cell>
          <table:table-cell office:value-type="float" office:value="0.0371219" calcext:value-type="float">
            <text:p>0.0371219</text:p>
          </table:table-cell>
          <table:table-cell table:formula="of:=([.A1659]*[.A1659])" office:value-type="float" office:value="0.00012501028864" calcext:value-type="float">
            <text:p>0.00012501028864</text:p>
          </table:table-cell>
          <table:table-cell table:formula="of:=([.A1659]-[.B1659])*([.A1659]-[.B1659])" office:value-type="float" office:value="0.00067294066921" calcext:value-type="float">
            <text:p>0.00067294066921</text:p>
          </table:table-cell>
          <table:table-cell/>
        </table:table-row>
        <table:table-row table:style-name="ro1">
          <table:table-cell office:value-type="float" office:value="0.0161942" calcext:value-type="float">
            <text:p>0.0161942</text:p>
          </table:table-cell>
          <table:table-cell office:value-type="float" office:value="0.0232279" calcext:value-type="float">
            <text:p>0.0232279</text:p>
          </table:table-cell>
          <table:table-cell table:formula="of:=([.A1660]*[.A1660])" office:value-type="float" office:value="0.00026225211364" calcext:value-type="float">
            <text:p>0.00026225211364</text:p>
          </table:table-cell>
          <table:table-cell table:formula="of:=([.A1660]-[.B1660])*([.A1660]-[.B1660])" office:value-type="float" office:value="0.00004947293569" calcext:value-type="float">
            <text:p>0.00004947293569</text:p>
          </table:table-cell>
          <table:table-cell/>
        </table:table-row>
        <table:table-row table:style-name="ro1">
          <table:table-cell office:value-type="float" office:value="0.0239961" calcext:value-type="float">
            <text:p>0.0239961</text:p>
          </table:table-cell>
          <table:table-cell office:value-type="float" office:value="0.0901437" calcext:value-type="float">
            <text:p>0.0901437</text:p>
          </table:table-cell>
          <table:table-cell table:formula="of:=([.A1661]*[.A1661])" office:value-type="float" office:value="0.00057581281521" calcext:value-type="float">
            <text:p>0.00057581281521</text:p>
          </table:table-cell>
          <table:table-cell table:formula="of:=([.A1661]-[.B1661])*([.A1661]-[.B1661])" office:value-type="float" office:value="0.00437550498576" calcext:value-type="float">
            <text:p>0.00437550498576</text:p>
          </table:table-cell>
          <table:table-cell/>
        </table:table-row>
        <table:table-row table:style-name="ro1">
          <table:table-cell office:value-type="float" office:value="0.0369402" calcext:value-type="float">
            <text:p>0.0369402</text:p>
          </table:table-cell>
          <table:table-cell office:value-type="float" office:value="0.103279" calcext:value-type="float">
            <text:p>0.103279</text:p>
          </table:table-cell>
          <table:table-cell table:formula="of:=([.A1662]*[.A1662])" office:value-type="float" office:value="0.00136457837604" calcext:value-type="float">
            <text:p>0.00136457837604</text:p>
          </table:table-cell>
          <table:table-cell table:formula="of:=([.A1662]-[.B1662])*([.A1662]-[.B1662])" office:value-type="float" office:value="0.00440083638544" calcext:value-type="float">
            <text:p>0.00440083638544</text:p>
          </table:table-cell>
          <table:table-cell/>
        </table:table-row>
        <table:table-row table:style-name="ro1">
          <table:table-cell office:value-type="float" office:value="0.0369403" calcext:value-type="float">
            <text:p>0.0369403</text:p>
          </table:table-cell>
          <table:table-cell office:value-type="float" office:value="0.127258" calcext:value-type="float">
            <text:p>0.127258</text:p>
          </table:table-cell>
          <table:table-cell table:formula="of:=([.A1663]*[.A1663])" office:value-type="float" office:value="0.00136458576409" calcext:value-type="float">
            <text:p>0.00136458576409</text:p>
          </table:table-cell>
          <table:table-cell table:formula="of:=([.A1663]-[.B1663])*([.A1663]-[.B1663])" office:value-type="float" office:value="0.00815728693329" calcext:value-type="float">
            <text:p>0.00815728693329</text:p>
          </table:table-cell>
          <table:table-cell/>
        </table:table-row>
        <table:table-row table:style-name="ro1">
          <table:table-cell office:value-type="float" office:value="0.0923886" calcext:value-type="float">
            <text:p>0.0923886</text:p>
          </table:table-cell>
          <table:table-cell office:value-type="float" office:value="0.296955" calcext:value-type="float">
            <text:p>0.296955</text:p>
          </table:table-cell>
          <table:table-cell table:formula="of:=([.A1664]*[.A1664])" office:value-type="float" office:value="0.00853565340996" calcext:value-type="float">
            <text:p>0.00853565340996</text:p>
          </table:table-cell>
          <table:table-cell table:formula="of:=([.A1664]-[.B1664])*([.A1664]-[.B1664])" office:value-type="float" office:value="0.04184741200896" calcext:value-type="float">
            <text:p>0.04184741200896</text:p>
          </table:table-cell>
          <table:table-cell/>
        </table:table-row>
        <table:table-row table:style-name="ro1">
          <table:table-cell office:value-type="float" office:value="0.0588127" calcext:value-type="float">
            <text:p>0.0588127</text:p>
          </table:table-cell>
          <table:table-cell office:value-type="float" office:value="0.377967" calcext:value-type="float">
            <text:p>0.377967</text:p>
          </table:table-cell>
          <table:table-cell table:formula="of:=([.A1665]*[.A1665])" office:value-type="float" office:value="0.00345893368129" calcext:value-type="float">
            <text:p>0.00345893368129</text:p>
          </table:table-cell>
          <table:table-cell table:formula="of:=([.A1665]-[.B1665])*([.A1665]-[.B1665])" office:value-type="float" office:value="0.10185946720849" calcext:value-type="float">
            <text:p>0.10185946720849</text:p>
          </table:table-cell>
          <table:table-cell/>
        </table:table-row>
        <table:table-row table:style-name="ro1">
          <table:table-cell office:value-type="float" office:value="0.0588127" calcext:value-type="float">
            <text:p>0.0588127</text:p>
          </table:table-cell>
          <table:table-cell office:value-type="float" office:value="0.392419" calcext:value-type="float">
            <text:p>0.392419</text:p>
          </table:table-cell>
          <table:table-cell table:formula="of:=([.A1666]*[.A1666])" office:value-type="float" office:value="0.00345893368129" calcext:value-type="float">
            <text:p>0.00345893368129</text:p>
          </table:table-cell>
          <table:table-cell table:formula="of:=([.A1666]-[.B1666])*([.A1666]-[.B1666])" office:value-type="float" office:value="0.11129316339969" calcext:value-type="float">
            <text:p>0.11129316339969</text:p>
          </table:table-cell>
          <table:table-cell/>
        </table:table-row>
        <table:table-row table:style-name="ro1">
          <table:table-cell office:value-type="float" office:value="0.153655" calcext:value-type="float">
            <text:p>0.153655</text:p>
          </table:table-cell>
          <table:table-cell office:value-type="float" office:value="0.572245" calcext:value-type="float">
            <text:p>0.572245</text:p>
          </table:table-cell>
          <table:table-cell table:formula="of:=([.A1667]*[.A1667])" office:value-type="float" office:value="0.023609859025" calcext:value-type="float">
            <text:p>0.023609859025</text:p>
          </table:table-cell>
          <table:table-cell table:formula="of:=([.A1667]-[.B1667])*([.A1667]-[.B1667])" office:value-type="float" office:value="0.1752175881" calcext:value-type="float">
            <text:p>0.1752175881</text:p>
          </table:table-cell>
          <table:table-cell/>
        </table:table-row>
        <table:table-row table:style-name="ro1">
          <table:table-cell office:value-type="float" office:value="0.230049" calcext:value-type="float">
            <text:p>0.230049</text:p>
          </table:table-cell>
          <table:table-cell office:value-type="float" office:value="0.580828" calcext:value-type="float">
            <text:p>0.580828</text:p>
          </table:table-cell>
          <table:table-cell table:formula="of:=([.A1668]*[.A1668])" office:value-type="float" office:value="0.052922542401" calcext:value-type="float">
            <text:p>0.052922542401</text:p>
          </table:table-cell>
          <table:table-cell table:formula="of:=([.A1668]-[.B1668])*([.A1668]-[.B1668])" office:value-type="float" office:value="0.123045906841" calcext:value-type="float">
            <text:p>0.123045906841</text:p>
          </table:table-cell>
          <table:table-cell/>
        </table:table-row>
        <table:table-row table:style-name="ro1">
          <table:table-cell office:value-type="float" office:value="0.535013" calcext:value-type="float">
            <text:p>0.535013</text:p>
          </table:table-cell>
          <table:table-cell office:value-type="float" office:value="0.616773" calcext:value-type="float">
            <text:p>0.616773</text:p>
          </table:table-cell>
          <table:table-cell table:formula="of:=([.A1669]*[.A1669])" office:value-type="float" office:value="0.286238910169" calcext:value-type="float">
            <text:p>0.286238910169</text:p>
          </table:table-cell>
          <table:table-cell table:formula="of:=([.A1669]-[.B1669])*([.A1669]-[.B1669])" office:value-type="float" office:value="0.00668469760000001" calcext:value-type="float">
            <text:p>0.00668469760000001</text:p>
          </table:table-cell>
          <table:table-cell/>
        </table:table-row>
        <table:table-row table:style-name="ro1">
          <table:table-cell office:value-type="float" office:value="0.535013" calcext:value-type="float">
            <text:p>0.535013</text:p>
          </table:table-cell>
          <table:table-cell office:value-type="float" office:value="0.664164" calcext:value-type="float">
            <text:p>0.664164</text:p>
          </table:table-cell>
          <table:table-cell table:formula="of:=([.A1670]*[.A1670])" office:value-type="float" office:value="0.286238910169" calcext:value-type="float">
            <text:p>0.286238910169</text:p>
          </table:table-cell>
          <table:table-cell table:formula="of:=([.A1670]-[.B1670])*([.A1670]-[.B1670])" office:value-type="float" office:value="0.016679980801" calcext:value-type="float">
            <text:p>0.016679980801</text:p>
          </table:table-cell>
          <table:table-cell/>
        </table:table-row>
        <table:table-row table:style-name="ro1">
          <table:table-cell office:value-type="float" office:value="0.535013" calcext:value-type="float">
            <text:p>0.535013</text:p>
          </table:table-cell>
          <table:table-cell office:value-type="float" office:value="0.694715" calcext:value-type="float">
            <text:p>0.694715</text:p>
          </table:table-cell>
          <table:table-cell table:formula="of:=([.A1671]*[.A1671])" office:value-type="float" office:value="0.286238910169" calcext:value-type="float">
            <text:p>0.286238910169</text:p>
          </table:table-cell>
          <table:table-cell table:formula="of:=([.A1671]-[.B1671])*([.A1671]-[.B1671])" office:value-type="float" office:value="0.025504728804" calcext:value-type="float">
            <text:p>0.025504728804</text:p>
          </table:table-cell>
          <table:table-cell/>
        </table:table-row>
        <table:table-row table:style-name="ro1">
          <table:table-cell office:value-type="float" office:value="0.614263" calcext:value-type="float">
            <text:p>0.614263</text:p>
          </table:table-cell>
          <table:table-cell office:value-type="float" office:value="0.772295" calcext:value-type="float">
            <text:p>0.772295</text:p>
          </table:table-cell>
          <table:table-cell table:formula="of:=([.A1672]*[.A1672])" office:value-type="float" office:value="0.377319033169" calcext:value-type="float">
            <text:p>0.377319033169</text:p>
          </table:table-cell>
          <table:table-cell table:formula="of:=([.A1672]-[.B1672])*([.A1672]-[.B1672])" office:value-type="float" office:value="0.024974113024" calcext:value-type="float">
            <text:p>0.024974113024</text:p>
          </table:table-cell>
          <table:table-cell/>
        </table:table-row>
        <table:table-row table:style-name="ro1">
          <table:table-cell office:value-type="float" office:value="0.691174" calcext:value-type="float">
            <text:p>0.691174</text:p>
          </table:table-cell>
          <table:table-cell office:value-type="float" office:value="0.824341" calcext:value-type="float">
            <text:p>0.824341</text:p>
          </table:table-cell>
          <table:table-cell table:formula="of:=([.A1673]*[.A1673])" office:value-type="float" office:value="0.477721498276" calcext:value-type="float">
            <text:p>0.477721498276</text:p>
          </table:table-cell>
          <table:table-cell table:formula="of:=([.A1673]-[.B1673])*([.A1673]-[.B1673])" office:value-type="float" office:value="0.017733449889" calcext:value-type="float">
            <text:p>0.017733449889</text:p>
          </table:table-cell>
          <table:table-cell/>
        </table:table-row>
        <table:table-row table:style-name="ro1">
          <table:table-cell office:value-type="float" office:value="0.885382" calcext:value-type="float">
            <text:p>0.885382</text:p>
          </table:table-cell>
          <table:table-cell office:value-type="float" office:value="0.83908" calcext:value-type="float">
            <text:p>0.83908</text:p>
          </table:table-cell>
          <table:table-cell table:formula="of:=([.A1674]*[.A1674])" office:value-type="float" office:value="0.783901285924" calcext:value-type="float">
            <text:p>0.783901285924</text:p>
          </table:table-cell>
          <table:table-cell table:formula="of:=([.A1674]-[.B1674])*([.A1674]-[.B1674])" office:value-type="float" office:value="0.002143875204" calcext:value-type="float">
            <text:p>0.002143875204</text:p>
          </table:table-cell>
          <table:table-cell/>
        </table:table-row>
        <table:table-row table:style-name="ro1">
          <table:table-cell office:value-type="float" office:value="0.885383" calcext:value-type="float">
            <text:p>0.885383</text:p>
          </table:table-cell>
          <table:table-cell office:value-type="float" office:value="0.931826" calcext:value-type="float">
            <text:p>0.931826</text:p>
          </table:table-cell>
          <table:table-cell table:formula="of:=([.A1675]*[.A1675])" office:value-type="float" office:value="0.783903056689" calcext:value-type="float">
            <text:p>0.783903056689</text:p>
          </table:table-cell>
          <table:table-cell table:formula="of:=([.A1675]-[.B1675])*([.A1675]-[.B1675])" office:value-type="float" office:value="0.002156952249" calcext:value-type="float">
            <text:p>0.002156952249</text:p>
          </table:table-cell>
          <table:table-cell/>
        </table:table-row>
        <table:table-row table:style-name="ro1">
          <table:table-cell office:value-type="float" office:value="0.885383" calcext:value-type="float">
            <text:p>0.885383</text:p>
          </table:table-cell>
          <table:table-cell office:value-type="float" office:value="0.95985" calcext:value-type="float">
            <text:p>0.95985</text:p>
          </table:table-cell>
          <table:table-cell table:formula="of:=([.A1676]*[.A1676])" office:value-type="float" office:value="0.783903056689" calcext:value-type="float">
            <text:p>0.783903056689</text:p>
          </table:table-cell>
          <table:table-cell table:formula="of:=([.A1676]-[.B1676])*([.A1676]-[.B1676])" office:value-type="float" office:value="0.00554533408899999" calcext:value-type="float">
            <text:p>0.00554533408899999</text:p>
          </table:table-cell>
          <table:table-cell/>
        </table:table-row>
        <table:table-row table:style-name="ro1">
          <table:table-cell office:value-type="float" office:value="0.885383" calcext:value-type="float">
            <text:p>0.885383</text:p>
          </table:table-cell>
          <table:table-cell office:value-type="float" office:value="0.981391" calcext:value-type="float">
            <text:p>0.981391</text:p>
          </table:table-cell>
          <table:table-cell table:formula="of:=([.A1677]*[.A1677])" office:value-type="float" office:value="0.783903056689" calcext:value-type="float">
            <text:p>0.783903056689</text:p>
          </table:table-cell>
          <table:table-cell table:formula="of:=([.A1677]-[.B1677])*([.A1677]-[.B1677])" office:value-type="float" office:value="0.009217536064" calcext:value-type="float">
            <text:p>0.009217536064</text:p>
          </table:table-cell>
          <table:table-cell/>
        </table:table-row>
        <table:table-row table:style-name="ro1">
          <table:table-cell office:value-type="float" office:value="0.948715" calcext:value-type="float">
            <text:p>0.948715</text:p>
          </table:table-cell>
          <table:table-cell office:value-type="float" office:value="0.999997" calcext:value-type="float">
            <text:p>0.999997</text:p>
          </table:table-cell>
          <table:table-cell table:formula="of:=([.A1678]*[.A1678])" office:value-type="float" office:value="0.900060151225" calcext:value-type="float">
            <text:p>0.900060151225</text:p>
          </table:table-cell>
          <table:table-cell table:formula="of:=([.A1678]-[.B1678])*([.A1678]-[.B1678])" office:value-type="float" office:value="0.002629843524" calcext:value-type="float">
            <text:p>0.002629843524</text:p>
          </table:table-cell>
          <table:table-cell/>
        </table:table-row>
        <table:table-row table:style-name="ro1">
          <table:table-cell office:value-type="float" office:value="0.0000113249" calcext:value-type="float">
            <text:p>0.0000113249</text:p>
          </table:table-cell>
          <table:table-cell office:value-type="float" office:value="0.000000432426" calcext:value-type="float">
            <text:p>0.000000432426</text:p>
          </table:table-cell>
          <table:table-cell table:formula="of:=([.A1679]*[.A1679])" office:value-type="float" office:value="0.00000000012825336001" calcext:value-type="float">
            <text:p>1.2825336001E-10</text:p>
          </table:table-cell>
          <table:table-cell table:formula="of:=([.A1679]-[.B1679])*([.A1679]-[.B1679])" office:value-type="float" office:value="0.00000000011864598984" calcext:value-type="float">
            <text:p>1.18645989840676E-10</text:p>
          </table:table-cell>
          <table:table-cell/>
        </table:table-row>
        <table:table-row table:style-name="ro1">
          <table:table-cell office:value-type="float" office:value="0.0000585914" calcext:value-type="float">
            <text:p>0.0000585914</text:p>
          </table:table-cell>
          <table:table-cell office:value-type="float" office:value="0.000252525" calcext:value-type="float">
            <text:p>0.000252525</text:p>
          </table:table-cell>
          <table:table-cell table:formula="of:=([.A1680]*[.A1680])" office:value-type="float" office:value="0.00000000343295215396" calcext:value-type="float">
            <text:p>3.43295215396E-09</text:p>
          </table:table-cell>
          <table:table-cell table:formula="of:=([.A1680]-[.B1680])*([.A1680]-[.B1680])" office:value-type="float" office:value="0.00000003761024120896" calcext:value-type="float">
            <text:p>3.761024120896E-08</text:p>
          </table:table-cell>
          <table:table-cell/>
        </table:table-row>
        <table:table-row table:style-name="ro1">
          <table:table-cell office:value-type="float" office:value="0.0000585914" calcext:value-type="float">
            <text:p>0.0000585914</text:p>
          </table:table-cell>
          <table:table-cell office:value-type="float" office:value="0.00213531" calcext:value-type="float">
            <text:p>0.00213531</text:p>
          </table:table-cell>
          <table:table-cell table:formula="of:=([.A1681]*[.A1681])" office:value-type="float" office:value="0.00000000343295215396" calcext:value-type="float">
            <text:p>3.43295215396E-09</text:p>
          </table:table-cell>
          <table:table-cell table:formula="of:=([.A1681]-[.B1681])*([.A1681]-[.B1681])" office:value-type="float" office:value="0.00000431276014358596" calcext:value-type="float">
            <text:p>4.31276014358596E-06</text:p>
          </table:table-cell>
          <table:table-cell/>
        </table:table-row>
        <table:table-row table:style-name="ro1">
          <table:table-cell office:value-type="float" office:value="0.0000585914" calcext:value-type="float">
            <text:p>0.0000585914</text:p>
          </table:table-cell>
          <table:table-cell office:value-type="float" office:value="0.00615091" calcext:value-type="float">
            <text:p>0.00615091</text:p>
          </table:table-cell>
          <table:table-cell table:formula="of:=([.A1682]*[.A1682])" office:value-type="float" office:value="0.00000000343295215396" calcext:value-type="float">
            <text:p>3.43295215396E-09</text:p>
          </table:table-cell>
          <table:table-cell table:formula="of:=([.A1682]-[.B1682])*([.A1682]-[.B1682])" office:value-type="float" office:value="0.000037116345923906" calcext:value-type="float">
            <text:p>3.7116345923906E-05</text:p>
          </table:table-cell>
          <table:table-cell/>
        </table:table-row>
        <table:table-row table:style-name="ro1">
          <table:table-cell office:value-type="float" office:value="0.0000984669" calcext:value-type="float">
            <text:p>0.0000984669</text:p>
          </table:table-cell>
          <table:table-cell office:value-type="float" office:value="0.0000469947" calcext:value-type="float">
            <text:p>0.0000469947</text:p>
          </table:table-cell>
          <table:table-cell table:formula="of:=([.A1683]*[.A1683])" office:value-type="float" office:value="0.00000000969573039561" calcext:value-type="float">
            <text:p>9.69573039561E-09</text:p>
          </table:table-cell>
          <table:table-cell table:formula="of:=([.A1683]-[.B1683])*([.A1683]-[.B1683])" office:value-type="float" office:value="0.00000000264938737284" calcext:value-type="float">
            <text:p>2.64938737284E-09</text:p>
          </table:table-cell>
          <table:table-cell/>
        </table:table-row>
        <table:table-row table:style-name="ro1">
          <table:table-cell office:value-type="float" office:value="0.000027895" calcext:value-type="float">
            <text:p>0.000027895</text:p>
          </table:table-cell>
          <table:table-cell office:value-type="float" office:value="0.0000373602" calcext:value-type="float">
            <text:p>0.0000373602</text:p>
          </table:table-cell>
          <table:table-cell table:formula="of:=([.A1684]*[.A1684])" office:value-type="float" office:value="0.000000000778131025" calcext:value-type="float">
            <text:p>7.78131025E-10</text:p>
          </table:table-cell>
          <table:table-cell table:formula="of:=([.A1684]-[.B1684])*([.A1684]-[.B1684])" office:value-type="float" office:value="0.00000000008959001104" calcext:value-type="float">
            <text:p>8.959001104E-11</text:p>
          </table:table-cell>
          <table:table-cell/>
        </table:table-row>
        <table:table-row table:style-name="ro1">
          <table:table-cell office:value-type="float" office:value="0.0000148416" calcext:value-type="float">
            <text:p>0.0000148416</text:p>
          </table:table-cell>
          <table:table-cell office:value-type="float" office:value="0.000024696" calcext:value-type="float">
            <text:p>0.000024696</text:p>
          </table:table-cell>
          <table:table-cell table:formula="of:=([.A1685]*[.A1685])" office:value-type="float" office:value="0.00000000022027309056" calcext:value-type="float">
            <text:p>2.2027309056E-10</text:p>
          </table:table-cell>
          <table:table-cell table:formula="of:=([.A1685]-[.B1685])*([.A1685]-[.B1685])" office:value-type="float" office:value="0.00000000009710919936" calcext:value-type="float">
            <text:p>9.710919936E-11</text:p>
          </table:table-cell>
          <table:table-cell/>
        </table:table-row>
        <table:table-row table:style-name="ro1">
          <table:table-cell office:value-type="float" office:value="0.0000443459" calcext:value-type="float">
            <text:p>0.0000443459</text:p>
          </table:table-cell>
          <table:table-cell office:value-type="float" office:value="0.000111304" calcext:value-type="float">
            <text:p>0.000111304</text:p>
          </table:table-cell>
          <table:table-cell table:formula="of:=([.A1686]*[.A1686])" office:value-type="float" office:value="0.00000000196655884681" calcext:value-type="float">
            <text:p>1.96655884681E-09</text:p>
          </table:table-cell>
          <table:table-cell table:formula="of:=([.A1686]-[.B1686])*([.A1686]-[.B1686])" office:value-type="float" office:value="0.00000000448338715561" calcext:value-type="float">
            <text:p>4.48338715561E-09</text:p>
          </table:table-cell>
          <table:table-cell/>
        </table:table-row>
        <table:table-row table:style-name="ro1">
          <table:table-cell office:value-type="float" office:value="0.0000997186" calcext:value-type="float">
            <text:p>0.0000997186</text:p>
          </table:table-cell>
          <table:table-cell office:value-type="float" office:value="0.000472841" calcext:value-type="float">
            <text:p>0.000472841</text:p>
          </table:table-cell>
          <table:table-cell table:formula="of:=([.A1687]*[.A1687])" office:value-type="float" office:value="0.00000000994379918596" calcext:value-type="float">
            <text:p>9.94379918596E-09</text:p>
          </table:table-cell>
          <table:table-cell table:formula="of:=([.A1687]-[.B1687])*([.A1687]-[.B1687])" office:value-type="float" office:value="0.00000013922032538176" calcext:value-type="float">
            <text:p>1.3922032538176E-07</text:p>
          </table:table-cell>
          <table:table-cell/>
        </table:table-row>
        <table:table-row table:style-name="ro1">
          <table:table-cell office:value-type="float" office:value="0.0000106096" calcext:value-type="float">
            <text:p>0.0000106096</text:p>
          </table:table-cell>
          <table:table-cell office:value-type="float" office:value="0.000887277" calcext:value-type="float">
            <text:p>0.000887277</text:p>
          </table:table-cell>
          <table:table-cell table:formula="of:=([.A1688]*[.A1688])" office:value-type="float" office:value="0.00000000011256361216" calcext:value-type="float">
            <text:p>1.1256361216E-10</text:p>
          </table:table-cell>
          <table:table-cell table:formula="of:=([.A1688]-[.B1688])*([.A1688]-[.B1688])" office:value-type="float" office:value="0.00000076854573022276" calcext:value-type="float">
            <text:p>7.6854573022276E-07</text:p>
          </table:table-cell>
          <table:table-cell/>
        </table:table-row>
        <table:table-row table:style-name="ro1">
          <table:table-cell office:value-type="float" office:value="0.000295818" calcext:value-type="float">
            <text:p>0.000295818</text:p>
          </table:table-cell>
          <table:table-cell office:value-type="float" office:value="0.000958747" calcext:value-type="float">
            <text:p>0.000958747</text:p>
          </table:table-cell>
          <table:table-cell table:formula="of:=([.A1689]*[.A1689])" office:value-type="float" office:value="0.000000087508289124" calcext:value-type="float">
            <text:p>8.7508289124E-08</text:p>
          </table:table-cell>
          <table:table-cell table:formula="of:=([.A1689]-[.B1689])*([.A1689]-[.B1689])" office:value-type="float" office:value="0.000000439474859041" calcext:value-type="float">
            <text:p>4.39474859041E-07</text:p>
          </table:table-cell>
          <table:table-cell/>
        </table:table-row>
        <table:table-row table:style-name="ro1">
          <table:table-cell office:value-type="float" office:value="0.000211775" calcext:value-type="float">
            <text:p>0.000211775</text:p>
          </table:table-cell>
          <table:table-cell office:value-type="float" office:value="0.0739022" calcext:value-type="float">
            <text:p>0.0739022</text:p>
          </table:table-cell>
          <table:table-cell table:formula="of:=([.A1690]*[.A1690])" office:value-type="float" office:value="0.000000044848650625" calcext:value-type="float">
            <text:p>4.4848650625E-08</text:p>
          </table:table-cell>
          <table:table-cell table:formula="of:=([.A1690]-[.B1690])*([.A1690]-[.B1690])" office:value-type="float" office:value="0.00543027873668063" calcext:value-type="float">
            <text:p>0.00543027873668063</text:p>
          </table:table-cell>
          <table:table-cell/>
        </table:table-row>
        <table:table-row table:style-name="ro1">
          <table:table-cell office:value-type="float" office:value="0.000072062" calcext:value-type="float">
            <text:p>0.000072062</text:p>
          </table:table-cell>
          <table:table-cell office:value-type="float" office:value="0.0419695" calcext:value-type="float">
            <text:p>0.0419695</text:p>
          </table:table-cell>
          <table:table-cell table:formula="of:=([.A1691]*[.A1691])" office:value-type="float" office:value="0.000000005192931844" calcext:value-type="float">
            <text:p>5.192931844E-09</text:p>
          </table:table-cell>
          <table:table-cell table:formula="of:=([.A1691]-[.B1691])*([.A1691]-[.B1691])" office:value-type="float" office:value="0.00175539531096384" calcext:value-type="float">
            <text:p>0.00175539531096384</text:p>
          </table:table-cell>
          <table:table-cell/>
        </table:table-row>
        <table:table-row table:style-name="ro1">
          <table:table-cell office:value-type="float" office:value="0.000253916" calcext:value-type="float">
            <text:p>0.000253916</text:p>
          </table:table-cell>
          <table:table-cell office:value-type="float" office:value="0.16879" calcext:value-type="float">
            <text:p>0.16879</text:p>
          </table:table-cell>
          <table:table-cell table:formula="of:=([.A1692]*[.A1692])" office:value-type="float" office:value="0.000000064473335056" calcext:value-type="float">
            <text:p>6.4473335056E-08</text:p>
          </table:table-cell>
          <table:table-cell table:formula="of:=([.A1692]-[.B1692])*([.A1692]-[.B1692])" office:value-type="float" office:value="0.0284044116100551" calcext:value-type="float">
            <text:p>0.0284044116100551</text:p>
          </table:table-cell>
          <table:table-cell/>
        </table:table-row>
        <table:table-row table:style-name="ro1">
          <table:table-cell office:value-type="float" office:value="0.000227451" calcext:value-type="float">
            <text:p>0.000227451</text:p>
          </table:table-cell>
          <table:table-cell office:value-type="float" office:value="0.159717" calcext:value-type="float">
            <text:p>0.159717</text:p>
          </table:table-cell>
          <table:table-cell table:formula="of:=([.A1693]*[.A1693])" office:value-type="float" office:value="0.000000051733957401" calcext:value-type="float">
            <text:p>5.1733957401E-08</text:p>
          </table:table-cell>
          <table:table-cell table:formula="of:=([.A1693]-[.B1693])*([.A1693]-[.B1693])" office:value-type="float" office:value="0.0254369162402234" calcext:value-type="float">
            <text:p>0.0254369162402234</text:p>
          </table:table-cell>
          <table:table-cell/>
        </table:table-row>
        <table:table-row table:style-name="ro1">
          <table:table-cell office:value-type="float" office:value="0.0000405312" calcext:value-type="float">
            <text:p>0.0000405312</text:p>
          </table:table-cell>
          <table:table-cell office:value-type="float" office:value="0.0740758" calcext:value-type="float">
            <text:p>0.0740758</text:p>
          </table:table-cell>
          <table:table-cell table:formula="of:=([.A1694]*[.A1694])" office:value-type="float" office:value="0.00000000164277817344" calcext:value-type="float">
            <text:p>1.64277817344E-09</text:p>
          </table:table-cell>
          <table:table-cell table:formula="of:=([.A1694]-[.B1694])*([.A1694]-[.B1694])" office:value-type="float" office:value="0.00548122102628825" calcext:value-type="float">
            <text:p>0.00548122102628825</text:p>
          </table:table-cell>
          <table:table-cell/>
        </table:table-row>
        <table:table-row table:style-name="ro1">
          <table:table-cell office:value-type="float" office:value="0.000213504" calcext:value-type="float">
            <text:p>0.000213504</text:p>
          </table:table-cell>
          <table:table-cell office:value-type="float" office:value="0.18613" calcext:value-type="float">
            <text:p>0.18613</text:p>
          </table:table-cell>
          <table:table-cell table:formula="of:=([.A1695]*[.A1695])" office:value-type="float" office:value="0.000000045583958016" calcext:value-type="float">
            <text:p>4.5583958016E-08</text:p>
          </table:table-cell>
          <table:table-cell table:formula="of:=([.A1695]-[.B1695])*([.A1695]-[.B1695])" office:value-type="float" office:value="0.034564943484918" calcext:value-type="float">
            <text:p>0.034564943484918</text:p>
          </table:table-cell>
          <table:table-cell/>
        </table:table-row>
        <table:table-row table:style-name="ro1">
          <table:table-cell office:value-type="float" office:value="0.000220835" calcext:value-type="float">
            <text:p>0.000220835</text:p>
          </table:table-cell>
          <table:table-cell office:value-type="float" office:value="0.222664" calcext:value-type="float">
            <text:p>0.222664</text:p>
          </table:table-cell>
          <table:table-cell table:formula="of:=([.A1696]*[.A1696])" office:value-type="float" office:value="0.000000048768097225" calcext:value-type="float">
            <text:p>4.8768097225E-08</text:p>
          </table:table-cell>
          <table:table-cell table:formula="of:=([.A1696]-[.B1696])*([.A1696]-[.B1696])" office:value-type="float" office:value="0.0494809616552172" calcext:value-type="float">
            <text:p>0.0494809616552172</text:p>
          </table:table-cell>
          <table:table-cell/>
        </table:table-row>
        <table:table-row table:style-name="ro1">
          <table:table-cell office:value-type="float" office:value="0.00159878" calcext:value-type="float">
            <text:p>0.00159878</text:p>
          </table:table-cell>
          <table:table-cell office:value-type="float" office:value="0.0919383" calcext:value-type="float">
            <text:p>0.0919383</text:p>
          </table:table-cell>
          <table:table-cell table:formula="of:=([.A1697]*[.A1697])" office:value-type="float" office:value="0.0000025560974884" calcext:value-type="float">
            <text:p>0.0000025560974884</text:p>
          </table:table-cell>
          <table:table-cell table:formula="of:=([.A1697]-[.B1697])*([.A1697]-[.B1697])" office:value-type="float" office:value="0.0081612288738304" calcext:value-type="float">
            <text:p>0.0081612288738304</text:p>
          </table:table-cell>
          <table:table-cell/>
        </table:table-row>
        <table:table-row table:style-name="ro1">
          <table:table-cell office:value-type="float" office:value="0.00159878" calcext:value-type="float">
            <text:p>0.00159878</text:p>
          </table:table-cell>
          <table:table-cell office:value-type="float" office:value="0.0592003" calcext:value-type="float">
            <text:p>0.0592003</text:p>
          </table:table-cell>
          <table:table-cell table:formula="of:=([.A1698]*[.A1698])" office:value-type="float" office:value="0.0000025560974884" calcext:value-type="float">
            <text:p>0.0000025560974884</text:p>
          </table:table-cell>
          <table:table-cell table:formula="of:=([.A1698]-[.B1698])*([.A1698]-[.B1698])" office:value-type="float" office:value="0.0033179351063104" calcext:value-type="float">
            <text:p>0.0033179351063104</text:p>
          </table:table-cell>
          <table:table-cell/>
        </table:table-row>
        <table:table-row table:style-name="ro1">
          <table:table-cell office:value-type="float" office:value="0.00159878" calcext:value-type="float">
            <text:p>0.00159878</text:p>
          </table:table-cell>
          <table:table-cell office:value-type="float" office:value="0.183975" calcext:value-type="float">
            <text:p>0.183975</text:p>
          </table:table-cell>
          <table:table-cell table:formula="of:=([.A1699]*[.A1699])" office:value-type="float" office:value="0.0000025560974884" calcext:value-type="float">
            <text:p>0.0000025560974884</text:p>
          </table:table-cell>
          <table:table-cell table:formula="of:=([.A1699]-[.B1699])*([.A1699]-[.B1699])" office:value-type="float" office:value="0.0332610856214884" calcext:value-type="float">
            <text:p>0.0332610856214884</text:p>
          </table:table-cell>
          <table:table-cell/>
        </table:table-row>
        <table:table-row table:style-name="ro1">
          <table:table-cell office:value-type="float" office:value="0.00256538" calcext:value-type="float">
            <text:p>0.00256538</text:p>
          </table:table-cell>
          <table:table-cell office:value-type="float" office:value="0.104894" calcext:value-type="float">
            <text:p>0.104894</text:p>
          </table:table-cell>
          <table:table-cell table:formula="of:=([.A1700]*[.A1700])" office:value-type="float" office:value="0.0000065811745444" calcext:value-type="float">
            <text:p>0.0000065811745444</text:p>
          </table:table-cell>
          <table:table-cell table:formula="of:=([.A1700]-[.B1700])*([.A1700]-[.B1700])" office:value-type="float" office:value="0.0104711464711044" calcext:value-type="float">
            <text:p>0.0104711464711044</text:p>
          </table:table-cell>
          <table:table-cell/>
        </table:table-row>
        <table:table-row table:style-name="ro1">
          <table:table-cell office:value-type="float" office:value="0.00278515" calcext:value-type="float">
            <text:p>0.00278515</text:p>
          </table:table-cell>
          <table:table-cell office:value-type="float" office:value="0.127003" calcext:value-type="float">
            <text:p>0.127003</text:p>
          </table:table-cell>
          <table:table-cell table:formula="of:=([.A1701]*[.A1701])" office:value-type="float" office:value="0.0000077570605225" calcext:value-type="float">
            <text:p>0.0000077570605225</text:p>
          </table:table-cell>
          <table:table-cell table:formula="of:=([.A1701]-[.B1701])*([.A1701]-[.B1701])" office:value-type="float" office:value="0.0154300742586225" calcext:value-type="float">
            <text:p>0.0154300742586225</text:p>
          </table:table-cell>
          <table:table-cell/>
        </table:table-row>
        <table:table-row table:style-name="ro1">
          <table:table-cell office:value-type="float" office:value="0.0651991" calcext:value-type="float">
            <text:p>0.0651991</text:p>
          </table:table-cell>
          <table:table-cell office:value-type="float" office:value="0.128115" calcext:value-type="float">
            <text:p>0.128115</text:p>
          </table:table-cell>
          <table:table-cell table:formula="of:=([.A1702]*[.A1702])" office:value-type="float" office:value="0.00425092264081" calcext:value-type="float">
            <text:p>0.00425092264081</text:p>
          </table:table-cell>
          <table:table-cell table:formula="of:=([.A1702]-[.B1702])*([.A1702]-[.B1702])" office:value-type="float" office:value="0.00395841047281" calcext:value-type="float">
            <text:p>0.00395841047281</text:p>
          </table:table-cell>
          <table:table-cell/>
        </table:table-row>
        <table:table-row table:style-name="ro1">
          <table:table-cell office:value-type="float" office:value="0.0921613" calcext:value-type="float">
            <text:p>0.0921613</text:p>
          </table:table-cell>
          <table:table-cell office:value-type="float" office:value="0.149444" calcext:value-type="float">
            <text:p>0.149444</text:p>
          </table:table-cell>
          <table:table-cell table:formula="of:=([.A1703]*[.A1703])" office:value-type="float" office:value="0.00849370521769" calcext:value-type="float">
            <text:p>0.00849370521769</text:p>
          </table:table-cell>
          <table:table-cell table:formula="of:=([.A1703]-[.B1703])*([.A1703]-[.B1703])" office:value-type="float" office:value="0.00328130771929" calcext:value-type="float">
            <text:p>0.00328130771929</text:p>
          </table:table-cell>
          <table:table-cell/>
        </table:table-row>
        <table:table-row table:style-name="ro1">
          <table:table-cell office:value-type="float" office:value="0.125889" calcext:value-type="float">
            <text:p>0.125889</text:p>
          </table:table-cell>
          <table:table-cell office:value-type="float" office:value="0.173491" calcext:value-type="float">
            <text:p>0.173491</text:p>
          </table:table-cell>
          <table:table-cell table:formula="of:=([.A1704]*[.A1704])" office:value-type="float" office:value="0.015848040321" calcext:value-type="float">
            <text:p>0.015848040321</text:p>
          </table:table-cell>
          <table:table-cell table:formula="of:=([.A1704]-[.B1704])*([.A1704]-[.B1704])" office:value-type="float" office:value="0.002265950404" calcext:value-type="float">
            <text:p>0.002265950404</text:p>
          </table:table-cell>
          <table:table-cell/>
        </table:table-row>
        <table:table-row table:style-name="ro1">
          <table:table-cell office:value-type="float" office:value="0.125889" calcext:value-type="float">
            <text:p>0.125889</text:p>
          </table:table-cell>
          <table:table-cell office:value-type="float" office:value="0.236884" calcext:value-type="float">
            <text:p>0.236884</text:p>
          </table:table-cell>
          <table:table-cell table:formula="of:=([.A1705]*[.A1705])" office:value-type="float" office:value="0.015848040321" calcext:value-type="float">
            <text:p>0.015848040321</text:p>
          </table:table-cell>
          <table:table-cell table:formula="of:=([.A1705]-[.B1705])*([.A1705]-[.B1705])" office:value-type="float" office:value="0.012319890025" calcext:value-type="float">
            <text:p>0.012319890025</text:p>
          </table:table-cell>
          <table:table-cell/>
        </table:table-row>
        <table:table-row table:style-name="ro1">
          <table:table-cell office:value-type="float" office:value="0.106015" calcext:value-type="float">
            <text:p>0.106015</text:p>
          </table:table-cell>
          <table:table-cell office:value-type="float" office:value="0.257039" calcext:value-type="float">
            <text:p>0.257039</text:p>
          </table:table-cell>
          <table:table-cell table:formula="of:=([.A1706]*[.A1706])" office:value-type="float" office:value="0.011239180225" calcext:value-type="float">
            <text:p>0.011239180225</text:p>
          </table:table-cell>
          <table:table-cell table:formula="of:=([.A1706]-[.B1706])*([.A1706]-[.B1706])" office:value-type="float" office:value="0.022808248576" calcext:value-type="float">
            <text:p>0.022808248576</text:p>
          </table:table-cell>
          <table:table-cell/>
        </table:table-row>
        <table:table-row table:style-name="ro1">
          <table:table-cell office:value-type="float" office:value="0.305545" calcext:value-type="float">
            <text:p>0.305545</text:p>
          </table:table-cell>
          <table:table-cell office:value-type="float" office:value="0.53774" calcext:value-type="float">
            <text:p>0.53774</text:p>
          </table:table-cell>
          <table:table-cell table:formula="of:=([.A1707]*[.A1707])" office:value-type="float" office:value="0.093357747025" calcext:value-type="float">
            <text:p>0.093357747025</text:p>
          </table:table-cell>
          <table:table-cell table:formula="of:=([.A1707]-[.B1707])*([.A1707]-[.B1707])" office:value-type="float" office:value="0.053914518025" calcext:value-type="float">
            <text:p>0.053914518025</text:p>
          </table:table-cell>
          <table:table-cell/>
        </table:table-row>
        <table:table-row table:style-name="ro1">
          <table:table-cell office:value-type="float" office:value="0.461907" calcext:value-type="float">
            <text:p>0.461907</text:p>
          </table:table-cell>
          <table:table-cell office:value-type="float" office:value="0.557815" calcext:value-type="float">
            <text:p>0.557815</text:p>
          </table:table-cell>
          <table:table-cell table:formula="of:=([.A1708]*[.A1708])" office:value-type="float" office:value="0.213358076649" calcext:value-type="float">
            <text:p>0.213358076649</text:p>
          </table:table-cell>
          <table:table-cell table:formula="of:=([.A1708]-[.B1708])*([.A1708]-[.B1708])" office:value-type="float" office:value="0.00919834446399999" calcext:value-type="float">
            <text:p>0.00919834446399999</text:p>
          </table:table-cell>
          <table:table-cell/>
        </table:table-row>
        <table:table-row table:style-name="ro1">
          <table:table-cell office:value-type="float" office:value="0.506519" calcext:value-type="float">
            <text:p>0.506519</text:p>
          </table:table-cell>
          <table:table-cell office:value-type="float" office:value="0.621028" calcext:value-type="float">
            <text:p>0.621028</text:p>
          </table:table-cell>
          <table:table-cell table:formula="of:=([.A1709]*[.A1709])" office:value-type="float" office:value="0.256561497361" calcext:value-type="float">
            <text:p>0.256561497361</text:p>
          </table:table-cell>
          <table:table-cell table:formula="of:=([.A1709]-[.B1709])*([.A1709]-[.B1709])" office:value-type="float" office:value="0.013112311081" calcext:value-type="float">
            <text:p>0.013112311081</text:p>
          </table:table-cell>
          <table:table-cell/>
        </table:table-row>
        <table:table-row table:style-name="ro1">
          <table:table-cell office:value-type="float" office:value="0.656908" calcext:value-type="float">
            <text:p>0.656908</text:p>
          </table:table-cell>
          <table:table-cell office:value-type="float" office:value="0.686778" calcext:value-type="float">
            <text:p>0.686778</text:p>
          </table:table-cell>
          <table:table-cell table:formula="of:=([.A1710]*[.A1710])" office:value-type="float" office:value="0.431528120464" calcext:value-type="float">
            <text:p>0.431528120464</text:p>
          </table:table-cell>
          <table:table-cell table:formula="of:=([.A1710]-[.B1710])*([.A1710]-[.B1710])" office:value-type="float" office:value="0.000892216899999997" calcext:value-type="float">
            <text:p>0.000892216899999997</text:p>
          </table:table-cell>
          <table:table-cell/>
        </table:table-row>
        <table:table-row table:style-name="ro1">
          <table:table-cell office:value-type="float" office:value="0.656908" calcext:value-type="float">
            <text:p>0.656908</text:p>
          </table:table-cell>
          <table:table-cell office:value-type="float" office:value="0.719476" calcext:value-type="float">
            <text:p>0.719476</text:p>
          </table:table-cell>
          <table:table-cell table:formula="of:=([.A1711]*[.A1711])" office:value-type="float" office:value="0.431528120464" calcext:value-type="float">
            <text:p>0.431528120464</text:p>
          </table:table-cell>
          <table:table-cell table:formula="of:=([.A1711]-[.B1711])*([.A1711]-[.B1711])" office:value-type="float" office:value="0.00391475462399999" calcext:value-type="float">
            <text:p>0.00391475462399999</text:p>
          </table:table-cell>
          <table:table-cell/>
        </table:table-row>
        <table:table-row table:style-name="ro1">
          <table:table-cell office:value-type="float" office:value="0.784358" calcext:value-type="float">
            <text:p>0.784358</text:p>
          </table:table-cell>
          <table:table-cell office:value-type="float" office:value="0.75896" calcext:value-type="float">
            <text:p>0.75896</text:p>
          </table:table-cell>
          <table:table-cell table:formula="of:=([.A1712]*[.A1712])" office:value-type="float" office:value="0.615217472164" calcext:value-type="float">
            <text:p>0.615217472164</text:p>
          </table:table-cell>
          <table:table-cell table:formula="of:=([.A1712]-[.B1712])*([.A1712]-[.B1712])" office:value-type="float" office:value="0.000645058404000002" calcext:value-type="float">
            <text:p>0.000645058404000002</text:p>
          </table:table-cell>
          <table:table-cell/>
        </table:table-row>
        <table:table-row table:style-name="ro1">
          <table:table-cell office:value-type="float" office:value="0.784358" calcext:value-type="float">
            <text:p>0.784358</text:p>
          </table:table-cell>
          <table:table-cell office:value-type="float" office:value="0.821769" calcext:value-type="float">
            <text:p>0.821769</text:p>
          </table:table-cell>
          <table:table-cell table:formula="of:=([.A1713]*[.A1713])" office:value-type="float" office:value="0.615217472164" calcext:value-type="float">
            <text:p>0.615217472164</text:p>
          </table:table-cell>
          <table:table-cell table:formula="of:=([.A1713]-[.B1713])*([.A1713]-[.B1713])" office:value-type="float" office:value="0.001399582921" calcext:value-type="float">
            <text:p>0.001399582921</text:p>
          </table:table-cell>
          <table:table-cell/>
        </table:table-row>
        <table:table-row table:style-name="ro1">
          <table:table-cell office:value-type="float" office:value="0.962931" calcext:value-type="float">
            <text:p>0.962931</text:p>
          </table:table-cell>
          <table:table-cell office:value-type="float" office:value="0.823648" calcext:value-type="float">
            <text:p>0.823648</text:p>
          </table:table-cell>
          <table:table-cell table:formula="of:=([.A1714]*[.A1714])" office:value-type="float" office:value="0.927236110761" calcext:value-type="float">
            <text:p>0.927236110761</text:p>
          </table:table-cell>
          <table:table-cell table:formula="of:=([.A1714]-[.B1714])*([.A1714]-[.B1714])" office:value-type="float" office:value="0.019399754089" calcext:value-type="float">
            <text:p>0.019399754089</text:p>
          </table:table-cell>
          <table:table-cell/>
        </table:table-row>
        <table:table-row table:style-name="ro1">
          <table:table-cell office:value-type="float" office:value="0.962932" calcext:value-type="float">
            <text:p>0.962932</text:p>
          </table:table-cell>
          <table:table-cell office:value-type="float" office:value="0.961744" calcext:value-type="float">
            <text:p>0.961744</text:p>
          </table:table-cell>
          <table:table-cell table:formula="of:=([.A1715]*[.A1715])" office:value-type="float" office:value="0.927238036624" calcext:value-type="float">
            <text:p>0.927238036624</text:p>
          </table:table-cell>
          <table:table-cell table:formula="of:=([.A1715]-[.B1715])*([.A1715]-[.B1715])" office:value-type="float" office:value="0.00000141134399999992" calcext:value-type="float">
            <text:p>1.41134399999992E-06</text:p>
          </table:table-cell>
          <table:table-cell/>
        </table:table-row>
        <table:table-row table:style-name="ro1">
          <table:table-cell office:value-type="float" office:value="0.962932" calcext:value-type="float">
            <text:p>0.962932</text:p>
          </table:table-cell>
          <table:table-cell office:value-type="float" office:value="0.991763" calcext:value-type="float">
            <text:p>0.991763</text:p>
          </table:table-cell>
          <table:table-cell table:formula="of:=([.A1716]*[.A1716])" office:value-type="float" office:value="0.927238036624" calcext:value-type="float">
            <text:p>0.927238036624</text:p>
          </table:table-cell>
          <table:table-cell table:formula="of:=([.A1716]-[.B1716])*([.A1716]-[.B1716])" office:value-type="float" office:value="0.000831226560999997" calcext:value-type="float">
            <text:p>0.000831226560999997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86609" calcext:value-type="float">
            <text:p>0.986609</text:p>
          </table:table-cell>
          <table:table-cell table:formula="of:=([.A1717]*[.A1717])" office:value-type="float" office:value="0.999986000049" calcext:value-type="float">
            <text:p>0.999986000049</text:p>
          </table:table-cell>
          <table:table-cell table:formula="of:=([.A1717]-[.B1717])*([.A1717]-[.B1717])" office:value-type="float" office:value="0.000179131456000002" calcext:value-type="float">
            <text:p>0.000179131456000002</text:p>
          </table:table-cell>
          <table:table-cell/>
        </table:table-row>
        <table:table-row table:style-name="ro1">
          <table:table-cell office:value-type="float" office:value="0.00000715256" calcext:value-type="float">
            <text:p>0.00000715256</text:p>
          </table:table-cell>
          <table:table-cell office:value-type="float" office:value="0.000000573959" calcext:value-type="float">
            <text:p>0.000000573959</text:p>
          </table:table-cell>
          <table:table-cell table:formula="of:=([.A1718]*[.A1718])" office:value-type="float" office:value="0.00000000005115911455" calcext:value-type="float">
            <text:p>5.11591145536E-11</text:p>
          </table:table-cell>
          <table:table-cell table:formula="of:=([.A1718]-[.B1718])*([.A1718]-[.B1718])" office:value-type="float" office:value="0.00000000004327799112" calcext:value-type="float">
            <text:p>4.3277991117201E-11</text:p>
          </table:table-cell>
          <table:table-cell/>
        </table:table-row>
        <table:table-row table:style-name="ro1">
          <table:table-cell office:value-type="float" office:value="0.000014782" calcext:value-type="float">
            <text:p>0.000014782</text:p>
          </table:table-cell>
          <table:table-cell office:value-type="float" office:value="0.000983189" calcext:value-type="float">
            <text:p>0.000983189</text:p>
          </table:table-cell>
          <table:table-cell table:formula="of:=([.A1719]*[.A1719])" office:value-type="float" office:value="0.000000000218507524" calcext:value-type="float">
            <text:p>2.18507524E-10</text:p>
          </table:table-cell>
          <table:table-cell table:formula="of:=([.A1719]-[.B1719])*([.A1719]-[.B1719])" office:value-type="float" office:value="0.000000937812117649" calcext:value-type="float">
            <text:p>9.37812117649E-07</text:p>
          </table:table-cell>
          <table:table-cell/>
        </table:table-row>
        <table:table-row table:style-name="ro1">
          <table:table-cell office:value-type="float" office:value="0.0000378489" calcext:value-type="float">
            <text:p>0.0000378489</text:p>
          </table:table-cell>
          <table:table-cell office:value-type="float" office:value="0.00335878" calcext:value-type="float">
            <text:p>0.00335878</text:p>
          </table:table-cell>
          <table:table-cell table:formula="of:=([.A1720]*[.A1720])" office:value-type="float" office:value="0.00000000143253923121" calcext:value-type="float">
            <text:p>1.43253923121E-09</text:p>
          </table:table-cell>
          <table:table-cell table:formula="of:=([.A1720]-[.B1720])*([.A1720]-[.B1720])" office:value-type="float" office:value="0.0000110285833709472" calcext:value-type="float">
            <text:p>1.10285833709472E-05</text:p>
          </table:table-cell>
          <table:table-cell/>
        </table:table-row>
        <table:table-row table:style-name="ro1">
          <table:table-cell office:value-type="float" office:value="0.0000025034" calcext:value-type="float">
            <text:p>0.0000025034</text:p>
          </table:table-cell>
          <table:table-cell office:value-type="float" office:value="0.000626855" calcext:value-type="float">
            <text:p>0.000626855</text:p>
          </table:table-cell>
          <table:table-cell table:formula="of:=([.A1721]*[.A1721])" office:value-type="float" office:value="0.00000000000626701156" calcext:value-type="float">
            <text:p>6.26701156E-12</text:p>
          </table:table-cell>
          <table:table-cell table:formula="of:=([.A1721]-[.B1721])*([.A1721]-[.B1721])" office:value-type="float" office:value="0.00000038981492042256" calcext:value-type="float">
            <text:p>3.8981492042256E-07</text:p>
          </table:table-cell>
          <table:table-cell/>
        </table:table-row>
        <table:table-row table:style-name="ro1">
          <table:table-cell office:value-type="float" office:value="0.000000834465" calcext:value-type="float">
            <text:p>0.000000834465</text:p>
          </table:table-cell>
          <table:table-cell office:value-type="float" office:value="0.00828967" calcext:value-type="float">
            <text:p>0.00828967</text:p>
          </table:table-cell>
          <table:table-cell table:formula="of:=([.A1722]*[.A1722])" office:value-type="float" office:value="0.00000000000069633184" calcext:value-type="float">
            <text:p>6.96331836225E-13</text:p>
          </table:table-cell>
          <table:table-cell table:formula="of:=([.A1722]-[.B1722])*([.A1722]-[.B1722])" office:value-type="float" office:value="0.0000687047945262787" calcext:value-type="float">
            <text:p>6.87047945262787E-05</text:p>
          </table:table-cell>
          <table:table-cell/>
        </table:table-row>
        <table:table-row table:style-name="ro1">
          <table:table-cell office:value-type="float" office:value="0.00000321865" calcext:value-type="float">
            <text:p>0.00000321865</text:p>
          </table:table-cell>
          <table:table-cell office:value-type="float" office:value="0.0184275" calcext:value-type="float">
            <text:p>0.0184275</text:p>
          </table:table-cell>
          <table:table-cell table:formula="of:=([.A1723]*[.A1723])" office:value-type="float" office:value="0.00000000001035970782" calcext:value-type="float">
            <text:p>1.03597078225E-11</text:p>
          </table:table-cell>
          <table:table-cell table:formula="of:=([.A1723]-[.B1723])*([.A1723]-[.B1723])" office:value-type="float" office:value="0.000339454143263958" calcext:value-type="float">
            <text:p>0.000339454143263958</text:p>
          </table:table-cell>
          <table:table-cell/>
        </table:table-row>
        <table:table-row table:style-name="ro1">
          <table:table-cell office:value-type="float" office:value="0.00000113249" calcext:value-type="float">
            <text:p>0.00000113249</text:p>
          </table:table-cell>
          <table:table-cell office:value-type="float" office:value="0.0114307" calcext:value-type="float">
            <text:p>0.0114307</text:p>
          </table:table-cell>
          <table:table-cell table:formula="of:=([.A1724]*[.A1724])" office:value-type="float" office:value="0.0000000000012825336" calcext:value-type="float">
            <text:p>1.2825336001E-12</text:p>
          </table:table-cell>
          <table:table-cell table:formula="of:=([.A1724]-[.B1724])*([.A1724]-[.B1724])" office:value-type="float" office:value="0.000130635013465648" calcext:value-type="float">
            <text:p>0.000130635013465648</text:p>
          </table:table-cell>
          <table:table-cell/>
        </table:table-row>
        <table:table-row table:style-name="ro1">
          <table:table-cell office:value-type="float" office:value="0.00000113249" calcext:value-type="float">
            <text:p>0.00000113249</text:p>
          </table:table-cell>
          <table:table-cell office:value-type="float" office:value="0.0140871" calcext:value-type="float">
            <text:p>0.0140871</text:p>
          </table:table-cell>
          <table:table-cell table:formula="of:=([.A1725]*[.A1725])" office:value-type="float" office:value="0.0000000000012825336" calcext:value-type="float">
            <text:p>1.2825336001E-12</text:p>
          </table:table-cell>
          <table:table-cell table:formula="of:=([.A1725]-[.B1725])*([.A1725]-[.B1725])" office:value-type="float" office:value="0.000198414480692776" calcext:value-type="float">
            <text:p>0.000198414480692776</text:p>
          </table:table-cell>
          <table:table-cell/>
        </table:table-row>
        <table:table-row table:style-name="ro1">
          <table:table-cell office:value-type="float" office:value="0.00000864267" calcext:value-type="float">
            <text:p>0.00000864267</text:p>
          </table:table-cell>
          <table:table-cell office:value-type="float" office:value="0.00513771" calcext:value-type="float">
            <text:p>0.00513771</text:p>
          </table:table-cell>
          <table:table-cell table:formula="of:=([.A1726]*[.A1726])" office:value-type="float" office:value="0.00000000007469574473" calcext:value-type="float">
            <text:p>7.46957447289E-11</text:p>
          </table:table-cell>
          <table:table-cell table:formula="of:=([.A1726]-[.B1726])*([.A1726]-[.B1726])" office:value-type="float" office:value="0.0000263073316756733" calcext:value-type="float">
            <text:p>2.63073316756733E-05</text:p>
          </table:table-cell>
          <table:table-cell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638062" calcext:value-type="float">
            <text:p>0.0638062</text:p>
          </table:table-cell>
          <table:table-cell table:formula="of:=([.A1727]*[.A1727])" office:value-type="float" office:value="0.00000000000410694543" calcext:value-type="float">
            <text:p>4.1069454336E-12</text:p>
          </table:table-cell>
          <table:table-cell table:formula="of:=([.A1727]-[.B1727])*([.A1727]-[.B1727])" office:value-type="float" office:value="0.0040709725483616" calcext:value-type="float">
            <text:p>0.0040709725483616</text:p>
          </table:table-cell>
          <table:table-cell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361396" calcext:value-type="float">
            <text:p>0.0361396</text:p>
          </table:table-cell>
          <table:table-cell table:formula="of:=([.A1728]*[.A1728])" office:value-type="float" office:value="0.00000000000410694543" calcext:value-type="float">
            <text:p>4.1069454336E-12</text:p>
          </table:table-cell>
          <table:table-cell table:formula="of:=([.A1728]-[.B1728])*([.A1728]-[.B1728])" office:value-type="float" office:value="0.00130592421413139" calcext:value-type="float">
            <text:p>0.00130592421413139</text:p>
          </table:table-cell>
          <table:table-cell/>
        </table:table-row>
        <table:table-row table:style-name="ro1">
          <table:table-cell office:value-type="float" office:value="0.0000383258" calcext:value-type="float">
            <text:p>0.0000383258</text:p>
          </table:table-cell>
          <table:table-cell office:value-type="float" office:value="0.0179473" calcext:value-type="float">
            <text:p>0.0179473</text:p>
          </table:table-cell>
          <table:table-cell table:formula="of:=([.A1729]*[.A1729])" office:value-type="float" office:value="0.00000000146886694564" calcext:value-type="float">
            <text:p>1.46886694564E-09</text:p>
          </table:table-cell>
          <table:table-cell table:formula="of:=([.A1729]-[.B1729])*([.A1729]-[.B1729])" office:value-type="float" office:value="0.000320731356896266" calcext:value-type="float">
            <text:p>0.000320731356896266</text:p>
          </table:table-cell>
          <table:table-cell/>
        </table:table-row>
        <table:table-row table:style-name="ro1">
          <table:table-cell office:value-type="float" office:value="0.00000107288" calcext:value-type="float">
            <text:p>0.00000107288</text:p>
          </table:table-cell>
          <table:table-cell office:value-type="float" office:value="0.0191175" calcext:value-type="float">
            <text:p>0.0191175</text:p>
          </table:table-cell>
          <table:table-cell table:formula="of:=([.A1730]*[.A1730])" office:value-type="float" office:value="0.00000000000115107149" calcext:value-type="float">
            <text:p>1.1510714944E-12</text:p>
          </table:table-cell>
          <table:table-cell table:formula="of:=([.A1730]-[.B1730])*([.A1730]-[.B1730])" office:value-type="float" office:value="0.000365437785834271" calcext:value-type="float">
            <text:p>0.000365437785834271</text:p>
          </table:table-cell>
          <table:table-cell/>
        </table:table-row>
        <table:table-row table:style-name="ro1">
          <table:table-cell office:value-type="float" office:value="0.0000567436" calcext:value-type="float">
            <text:p>0.0000567436</text:p>
          </table:table-cell>
          <table:table-cell office:value-type="float" office:value="0.000423115" calcext:value-type="float">
            <text:p>0.000423115</text:p>
          </table:table-cell>
          <table:table-cell table:formula="of:=([.A1731]*[.A1731])" office:value-type="float" office:value="0.00000000321983614096" calcext:value-type="float">
            <text:p>3.21983614096E-09</text:p>
          </table:table-cell>
          <table:table-cell table:formula="of:=([.A1731]-[.B1731])*([.A1731]-[.B1731])" office:value-type="float" office:value="0.00000013422800273796" calcext:value-type="float">
            <text:p>1.3422800273796E-07</text:p>
          </table:table-cell>
          <table:table-cell/>
        </table:table-row>
        <table:table-row table:style-name="ro1">
          <table:table-cell office:value-type="float" office:value="0.0000320673" calcext:value-type="float">
            <text:p>0.0000320673</text:p>
          </table:table-cell>
          <table:table-cell office:value-type="float" office:value="0.0000833652" calcext:value-type="float">
            <text:p>0.0000833652</text:p>
          </table:table-cell>
          <table:table-cell table:formula="of:=([.A1732]*[.A1732])" office:value-type="float" office:value="0.00000000102831172929" calcext:value-type="float">
            <text:p>1.02831172929E-09</text:p>
          </table:table-cell>
          <table:table-cell table:formula="of:=([.A1732]-[.B1732])*([.A1732]-[.B1732])" office:value-type="float" office:value="0.00000000263147454441" calcext:value-type="float">
            <text:p>2.63147454441E-09</text:p>
          </table:table-cell>
          <table:table-cell/>
        </table:table-row>
        <table:table-row table:style-name="ro1">
          <table:table-cell office:value-type="float" office:value="0.0000137091" calcext:value-type="float">
            <text:p>0.0000137091</text:p>
          </table:table-cell>
          <table:table-cell office:value-type="float" office:value="0.000477915" calcext:value-type="float">
            <text:p>0.000477915</text:p>
          </table:table-cell>
          <table:table-cell table:formula="of:=([.A1733]*[.A1733])" office:value-type="float" office:value="0.00000000018793942281" calcext:value-type="float">
            <text:p>1.8793942281E-10</text:p>
          </table:table-cell>
          <table:table-cell table:formula="of:=([.A1733]-[.B1733])*([.A1733]-[.B1733])" office:value-type="float" office:value="0.00000021548711759481" calcext:value-type="float">
            <text:p>2.1548711759481E-07</text:p>
          </table:table-cell>
          <table:table-cell/>
        </table:table-row>
        <table:table-row table:style-name="ro1">
          <table:table-cell office:value-type="float" office:value="0.00225645" calcext:value-type="float">
            <text:p>0.00225645</text:p>
          </table:table-cell>
          <table:table-cell office:value-type="float" office:value="0.00607877" calcext:value-type="float">
            <text:p>0.00607877</text:p>
          </table:table-cell>
          <table:table-cell table:formula="of:=([.A1734]*[.A1734])" office:value-type="float" office:value="0.0000050915666025" calcext:value-type="float">
            <text:p>0.0000050915666025</text:p>
          </table:table-cell>
          <table:table-cell table:formula="of:=([.A1734]-[.B1734])*([.A1734]-[.B1734])" office:value-type="float" office:value="0.0000146101301824" calcext:value-type="float">
            <text:p>0.0000146101301824</text:p>
          </table:table-cell>
          <table:table-cell/>
        </table:table-row>
        <table:table-row table:style-name="ro1">
          <table:table-cell office:value-type="float" office:value="0.00107992" calcext:value-type="float">
            <text:p>0.00107992</text:p>
          </table:table-cell>
          <table:table-cell office:value-type="float" office:value="0.0283513" calcext:value-type="float">
            <text:p>0.0283513</text:p>
          </table:table-cell>
          <table:table-cell table:formula="of:=([.A1735]*[.A1735])" office:value-type="float" office:value="0.0000011662272064" calcext:value-type="float">
            <text:p>0.0000011662272064</text:p>
          </table:table-cell>
          <table:table-cell table:formula="of:=([.A1735]-[.B1735])*([.A1735]-[.B1735])" office:value-type="float" office:value="0.0007437281671044" calcext:value-type="float">
            <text:p>0.0007437281671044</text:p>
          </table:table-cell>
          <table:table-cell/>
        </table:table-row>
        <table:table-row table:style-name="ro1">
          <table:table-cell office:value-type="float" office:value="0.0060935" calcext:value-type="float">
            <text:p>0.0060935</text:p>
          </table:table-cell>
          <table:table-cell office:value-type="float" office:value="0.209177" calcext:value-type="float">
            <text:p>0.209177</text:p>
          </table:table-cell>
          <table:table-cell table:formula="of:=([.A1736]*[.A1736])" office:value-type="float" office:value="0.00003713074225" calcext:value-type="float">
            <text:p>0.00003713074225</text:p>
          </table:table-cell>
          <table:table-cell table:formula="of:=([.A1736]-[.B1736])*([.A1736]-[.B1736])" office:value-type="float" office:value="0.04124290797225" calcext:value-type="float">
            <text:p>0.04124290797225</text:p>
          </table:table-cell>
          <table:table-cell/>
        </table:table-row>
        <table:table-row table:style-name="ro1">
          <table:table-cell office:value-type="float" office:value="0.0104446" calcext:value-type="float">
            <text:p>0.0104446</text:p>
          </table:table-cell>
          <table:table-cell office:value-type="float" office:value="0.153646" calcext:value-type="float">
            <text:p>0.153646</text:p>
          </table:table-cell>
          <table:table-cell table:formula="of:=([.A1737]*[.A1737])" office:value-type="float" office:value="0.00010908966916" calcext:value-type="float">
            <text:p>0.00010908966916</text:p>
          </table:table-cell>
          <table:table-cell table:formula="of:=([.A1737]-[.B1737])*([.A1737]-[.B1737])" office:value-type="float" office:value="0.02050664096196" calcext:value-type="float">
            <text:p>0.02050664096196</text:p>
          </table:table-cell>
          <table:table-cell/>
        </table:table-row>
        <table:table-row table:style-name="ro1">
          <table:table-cell office:value-type="float" office:value="0.0104446" calcext:value-type="float">
            <text:p>0.0104446</text:p>
          </table:table-cell>
          <table:table-cell office:value-type="float" office:value="0.245655" calcext:value-type="float">
            <text:p>0.245655</text:p>
          </table:table-cell>
          <table:table-cell table:formula="of:=([.A1738]*[.A1738])" office:value-type="float" office:value="0.00010908966916" calcext:value-type="float">
            <text:p>0.00010908966916</text:p>
          </table:table-cell>
          <table:table-cell table:formula="of:=([.A1738]-[.B1738])*([.A1738]-[.B1738])" office:value-type="float" office:value="0.05532393226816" calcext:value-type="float">
            <text:p>0.05532393226816</text:p>
          </table:table-cell>
          <table:table-cell/>
        </table:table-row>
        <table:table-row table:style-name="ro1">
          <table:table-cell office:value-type="float" office:value="0.0286879" calcext:value-type="float">
            <text:p>0.0286879</text:p>
          </table:table-cell>
          <table:table-cell office:value-type="float" office:value="0.0759178" calcext:value-type="float">
            <text:p>0.0759178</text:p>
          </table:table-cell>
          <table:table-cell table:formula="of:=([.A1739]*[.A1739])" office:value-type="float" office:value="0.00082299560641" calcext:value-type="float">
            <text:p>0.00082299560641</text:p>
          </table:table-cell>
          <table:table-cell table:formula="of:=([.A1739]-[.B1739])*([.A1739]-[.B1739])" office:value-type="float" office:value="0.00223066345401" calcext:value-type="float">
            <text:p>0.00223066345401</text:p>
          </table:table-cell>
          <table:table-cell/>
        </table:table-row>
        <table:table-row table:style-name="ro1">
          <table:table-cell office:value-type="float" office:value="0.0364389" calcext:value-type="float">
            <text:p>0.0364389</text:p>
          </table:table-cell>
          <table:table-cell office:value-type="float" office:value="0.218539" calcext:value-type="float">
            <text:p>0.218539</text:p>
          </table:table-cell>
          <table:table-cell table:formula="of:=([.A1740]*[.A1740])" office:value-type="float" office:value="0.00132779343321" calcext:value-type="float">
            <text:p>0.00132779343321</text:p>
          </table:table-cell>
          <table:table-cell table:formula="of:=([.A1740]-[.B1740])*([.A1740]-[.B1740])" office:value-type="float" office:value="0.03316044642001" calcext:value-type="float">
            <text:p>0.03316044642001</text:p>
          </table:table-cell>
          <table:table-cell/>
        </table:table-row>
        <table:table-row table:style-name="ro1">
          <table:table-cell office:value-type="float" office:value="0.132878" calcext:value-type="float">
            <text:p>0.132878</text:p>
          </table:table-cell>
          <table:table-cell office:value-type="float" office:value="0.218754" calcext:value-type="float">
            <text:p>0.218754</text:p>
          </table:table-cell>
          <table:table-cell table:formula="of:=([.A1741]*[.A1741])" office:value-type="float" office:value="0.017656562884" calcext:value-type="float">
            <text:p>0.017656562884</text:p>
          </table:table-cell>
          <table:table-cell table:formula="of:=([.A1741]-[.B1741])*([.A1741]-[.B1741])" office:value-type="float" office:value="0.007374687376" calcext:value-type="float">
            <text:p>0.007374687376</text:p>
          </table:table-cell>
          <table:table-cell/>
        </table:table-row>
        <table:table-row table:style-name="ro1">
          <table:table-cell office:value-type="float" office:value="0.132878" calcext:value-type="float">
            <text:p>0.132878</text:p>
          </table:table-cell>
          <table:table-cell office:value-type="float" office:value="0.236959" calcext:value-type="float">
            <text:p>0.236959</text:p>
          </table:table-cell>
          <table:table-cell table:formula="of:=([.A1742]*[.A1742])" office:value-type="float" office:value="0.017656562884" calcext:value-type="float">
            <text:p>0.017656562884</text:p>
          </table:table-cell>
          <table:table-cell table:formula="of:=([.A1742]-[.B1742])*([.A1742]-[.B1742])" office:value-type="float" office:value="0.010832854561" calcext:value-type="float">
            <text:p>0.010832854561</text:p>
          </table:table-cell>
          <table:table-cell/>
        </table:table-row>
        <table:table-row table:style-name="ro1">
          <table:table-cell office:value-type="float" office:value="0.274797" calcext:value-type="float">
            <text:p>0.274797</text:p>
          </table:table-cell>
          <table:table-cell office:value-type="float" office:value="0.253223" calcext:value-type="float">
            <text:p>0.253223</text:p>
          </table:table-cell>
          <table:table-cell table:formula="of:=([.A1743]*[.A1743])" office:value-type="float" office:value="0.075513391209" calcext:value-type="float">
            <text:p>0.075513391209</text:p>
          </table:table-cell>
          <table:table-cell table:formula="of:=([.A1743]-[.B1743])*([.A1743]-[.B1743])" office:value-type="float" office:value="0.000465437476000002" calcext:value-type="float">
            <text:p>0.000465437476000002</text:p>
          </table:table-cell>
          <table:table-cell/>
        </table:table-row>
        <table:table-row table:style-name="ro1">
          <table:table-cell office:value-type="float" office:value="0.274797" calcext:value-type="float">
            <text:p>0.274797</text:p>
          </table:table-cell>
          <table:table-cell office:value-type="float" office:value="0.303265" calcext:value-type="float">
            <text:p>0.303265</text:p>
          </table:table-cell>
          <table:table-cell table:formula="of:=([.A1744]*[.A1744])" office:value-type="float" office:value="0.075513391209" calcext:value-type="float">
            <text:p>0.075513391209</text:p>
          </table:table-cell>
          <table:table-cell table:formula="of:=([.A1744]-[.B1744])*([.A1744]-[.B1744])" office:value-type="float" office:value="0.000810427024" calcext:value-type="float">
            <text:p>0.000810427024</text:p>
          </table:table-cell>
          <table:table-cell/>
        </table:table-row>
        <table:table-row table:style-name="ro1">
          <table:table-cell office:value-type="float" office:value="0.301431" calcext:value-type="float">
            <text:p>0.301431</text:p>
          </table:table-cell>
          <table:table-cell office:value-type="float" office:value="0.331449" calcext:value-type="float">
            <text:p>0.331449</text:p>
          </table:table-cell>
          <table:table-cell table:formula="of:=([.A1745]*[.A1745])" office:value-type="float" office:value="0.090860647761" calcext:value-type="float">
            <text:p>0.090860647761</text:p>
          </table:table-cell>
          <table:table-cell table:formula="of:=([.A1745]-[.B1745])*([.A1745]-[.B1745])" office:value-type="float" office:value="0.000901080323999999" calcext:value-type="float">
            <text:p>0.000901080323999999</text:p>
          </table:table-cell>
          <table:table-cell/>
        </table:table-row>
        <table:table-row table:style-name="ro1">
          <table:table-cell office:value-type="float" office:value="0.201686" calcext:value-type="float">
            <text:p>0.201686</text:p>
          </table:table-cell>
          <table:table-cell office:value-type="float" office:value="0.349395" calcext:value-type="float">
            <text:p>0.349395</text:p>
          </table:table-cell>
          <table:table-cell table:formula="of:=([.A1746]*[.A1746])" office:value-type="float" office:value="0.040677242596" calcext:value-type="float">
            <text:p>0.040677242596</text:p>
          </table:table-cell>
          <table:table-cell table:formula="of:=([.A1746]-[.B1746])*([.A1746]-[.B1746])" office:value-type="float" office:value="0.021817948681" calcext:value-type="float">
            <text:p>0.021817948681</text:p>
          </table:table-cell>
          <table:table-cell/>
        </table:table-row>
        <table:table-row table:style-name="ro1">
          <table:table-cell office:value-type="float" office:value="0.196179" calcext:value-type="float">
            <text:p>0.196179</text:p>
          </table:table-cell>
          <table:table-cell office:value-type="float" office:value="0.367398" calcext:value-type="float">
            <text:p>0.367398</text:p>
          </table:table-cell>
          <table:table-cell table:formula="of:=([.A1747]*[.A1747])" office:value-type="float" office:value="0.038486200041" calcext:value-type="float">
            <text:p>0.038486200041</text:p>
          </table:table-cell>
          <table:table-cell table:formula="of:=([.A1747]-[.B1747])*([.A1747]-[.B1747])" office:value-type="float" office:value="0.029315945961" calcext:value-type="float">
            <text:p>0.029315945961</text:p>
          </table:table-cell>
          <table:table-cell/>
        </table:table-row>
        <table:table-row table:style-name="ro1">
          <table:table-cell office:value-type="float" office:value="0.251243" calcext:value-type="float">
            <text:p>0.251243</text:p>
          </table:table-cell>
          <table:table-cell office:value-type="float" office:value="0.41272" calcext:value-type="float">
            <text:p>0.41272</text:p>
          </table:table-cell>
          <table:table-cell table:formula="of:=([.A1748]*[.A1748])" office:value-type="float" office:value="0.063123045049" calcext:value-type="float">
            <text:p>0.063123045049</text:p>
          </table:table-cell>
          <table:table-cell table:formula="of:=([.A1748]-[.B1748])*([.A1748]-[.B1748])" office:value-type="float" office:value="0.026074821529" calcext:value-type="float">
            <text:p>0.026074821529</text:p>
          </table:table-cell>
          <table:table-cell/>
        </table:table-row>
        <table:table-row table:style-name="ro1">
          <table:table-cell office:value-type="float" office:value="0.667872" calcext:value-type="float">
            <text:p>0.667872</text:p>
          </table:table-cell>
          <table:table-cell office:value-type="float" office:value="0.613184" calcext:value-type="float">
            <text:p>0.613184</text:p>
          </table:table-cell>
          <table:table-cell table:formula="of:=([.A1749]*[.A1749])" office:value-type="float" office:value="0.446053008384" calcext:value-type="float">
            <text:p>0.446053008384</text:p>
          </table:table-cell>
          <table:table-cell table:formula="of:=([.A1749]-[.B1749])*([.A1749]-[.B1749])" office:value-type="float" office:value="0.00299077734400001" calcext:value-type="float">
            <text:p>0.00299077734400001</text:p>
          </table:table-cell>
          <table:table-cell/>
        </table:table-row>
        <table:table-row table:style-name="ro1">
          <table:table-cell office:value-type="float" office:value="0.839769" calcext:value-type="float">
            <text:p>0.839769</text:p>
          </table:table-cell>
          <table:table-cell office:value-type="float" office:value="0.75773" calcext:value-type="float">
            <text:p>0.75773</text:p>
          </table:table-cell>
          <table:table-cell table:formula="of:=([.A1750]*[.A1750])" office:value-type="float" office:value="0.705211973361" calcext:value-type="float">
            <text:p>0.705211973361</text:p>
          </table:table-cell>
          <table:table-cell table:formula="of:=([.A1750]-[.B1750])*([.A1750]-[.B1750])" office:value-type="float" office:value="0.006730397521" calcext:value-type="float">
            <text:p>0.006730397521</text:p>
          </table:table-cell>
          <table:table-cell/>
        </table:table-row>
        <table:table-row table:style-name="ro1">
          <table:table-cell office:value-type="float" office:value="0.916183" calcext:value-type="float">
            <text:p>0.916183</text:p>
          </table:table-cell>
          <table:table-cell office:value-type="float" office:value="0.859003" calcext:value-type="float">
            <text:p>0.859003</text:p>
          </table:table-cell>
          <table:table-cell table:formula="of:=([.A1751]*[.A1751])" office:value-type="float" office:value="0.839391289489" calcext:value-type="float">
            <text:p>0.839391289489</text:p>
          </table:table-cell>
          <table:table-cell table:formula="of:=([.A1751]-[.B1751])*([.A1751]-[.B1751])" office:value-type="float" office:value="0.0032695524" calcext:value-type="float">
            <text:p>0.0032695524</text:p>
          </table:table-cell>
          <table:table-cell/>
        </table:table-row>
        <table:table-row table:style-name="ro1">
          <table:table-cell office:value-type="float" office:value="0.916184" calcext:value-type="float">
            <text:p>0.916184</text:p>
          </table:table-cell>
          <table:table-cell office:value-type="float" office:value="0.899257" calcext:value-type="float">
            <text:p>0.899257</text:p>
          </table:table-cell>
          <table:table-cell table:formula="of:=([.A1752]*[.A1752])" office:value-type="float" office:value="0.839393121856" calcext:value-type="float">
            <text:p>0.839393121856</text:p>
          </table:table-cell>
          <table:table-cell table:formula="of:=([.A1752]-[.B1752])*([.A1752]-[.B1752])" office:value-type="float" office:value="0.000286523329000001" calcext:value-type="float">
            <text:p>0.000286523329000001</text:p>
          </table:table-cell>
          <table:table-cell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19885" calcext:value-type="float">
            <text:p>0.919885</text:p>
          </table:table-cell>
          <table:table-cell table:formula="of:=([.A1753]*[.A1753])" office:value-type="float" office:value="0.999978000121" calcext:value-type="float">
            <text:p>0.999978000121</text:p>
          </table:table-cell>
          <table:table-cell table:formula="of:=([.A1753]-[.B1753])*([.A1753]-[.B1753])" office:value-type="float" office:value="0.00641665081600001" calcext:value-type="float">
            <text:p>0.00641665081600001</text:p>
          </table:table-cell>
          <table:table-cell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84713" calcext:value-type="float">
            <text:p>0.984713</text:p>
          </table:table-cell>
          <table:table-cell table:formula="of:=([.A1754]*[.A1754])" office:value-type="float" office:value="0.999978000121" calcext:value-type="float">
            <text:p>0.999978000121</text:p>
          </table:table-cell>
          <table:table-cell table:formula="of:=([.A1754]-[.B1754])*([.A1754]-[.B1754])" office:value-type="float" office:value="0.000233356176000002" calcext:value-type="float">
            <text:p>0.000233356176000002</text:p>
          </table:table-cell>
          <table:table-cell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8192" calcext:value-type="float">
            <text:p>0.998192</text:p>
          </table:table-cell>
          <table:table-cell table:formula="of:=([.A1755]*[.A1755])" office:value-type="float" office:value="0.9999800001" calcext:value-type="float">
            <text:p>0.9999800001</text:p>
          </table:table-cell>
          <table:table-cell table:formula="of:=([.A1755]-[.B1755])*([.A1755]-[.B1755])" office:value-type="float" office:value="0.00000323280400000028" calcext:value-type="float">
            <text:p>3.23280400000028E-06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9997" calcext:value-type="float">
            <text:p>0.999997</text:p>
          </table:table-cell>
          <table:table-cell table:formula="of:=([.A1756]*[.A1756])" office:value-type="float" office:value="0.999982000081" calcext:value-type="float">
            <text:p>0.999982000081</text:p>
          </table:table-cell>
          <table:table-cell table:formula="of:=([.A1756]-[.B1756])*([.A1756]-[.B1756])" office:value-type="float" office:value="0.000000000036" calcext:value-type="float">
            <text:p>3.60000000007381E-11</text:p>
          </table:table-cell>
          <table:table-cell/>
        </table:table-row>
        <table:table-row table:style-name="ro1">
          <table:table-cell office:value-type="float" office:value="0.0000851154" calcext:value-type="float">
            <text:p>0.0000851154</text:p>
          </table:table-cell>
          <table:table-cell office:value-type="float" office:value="0.00000303222" calcext:value-type="float">
            <text:p>0.00000303222</text:p>
          </table:table-cell>
          <table:table-cell table:formula="of:=([.A1757]*[.A1757])" office:value-type="float" office:value="0.00000000724463131716" calcext:value-type="float">
            <text:p>7.24463131716E-09</text:p>
          </table:table-cell>
          <table:table-cell table:formula="of:=([.A1757]-[.B1757])*([.A1757]-[.B1757])" office:value-type="float" office:value="0.00000000673764843891" calcext:value-type="float">
            <text:p>6.7376484389124E-09</text:p>
          </table:table-cell>
          <table:table-cell/>
        </table:table-row>
        <table:table-row table:style-name="ro1">
          <table:table-cell office:value-type="float" office:value="0.00000679493" calcext:value-type="float">
            <text:p>0.00000679493</text:p>
          </table:table-cell>
          <table:table-cell office:value-type="float" office:value="0.000744087" calcext:value-type="float">
            <text:p>0.000744087</text:p>
          </table:table-cell>
          <table:table-cell table:formula="of:=([.A1758]*[.A1758])" office:value-type="float" office:value="0.0000000000461710737" calcext:value-type="float">
            <text:p>4.61710737049E-11</text:p>
          </table:table-cell>
          <table:table-cell table:formula="of:=([.A1758]-[.B1758])*([.A1758]-[.B1758])" office:value-type="float" office:value="0.00000054359959648489" calcext:value-type="float">
            <text:p>5.43599596484885E-07</text:p>
          </table:table-cell>
          <table:table-cell/>
        </table:table-row>
        <table:table-row table:style-name="ro1">
          <table:table-cell office:value-type="float" office:value="0.00000196695" calcext:value-type="float">
            <text:p>0.00000196695</text:p>
          </table:table-cell>
          <table:table-cell office:value-type="float" office:value="0.0151412" calcext:value-type="float">
            <text:p>0.0151412</text:p>
          </table:table-cell>
          <table:table-cell table:formula="of:=([.A1759]*[.A1759])" office:value-type="float" office:value="0.0000000000038688923" calcext:value-type="float">
            <text:p>3.8688923025E-12</text:p>
          </table:table-cell>
          <table:table-cell table:formula="of:=([.A1759]-[.B1759])*([.A1759]-[.B1759])" office:value-type="float" office:value="0.000229196377342212" calcext:value-type="float">
            <text:p>0.000229196377342212</text:p>
          </table:table-cell>
          <table:table-cell/>
        </table:table-row>
        <table:table-row table:style-name="ro1">
          <table:table-cell office:value-type="float" office:value="0.0000452995" calcext:value-type="float">
            <text:p>0.0000452995</text:p>
          </table:table-cell>
          <table:table-cell office:value-type="float" office:value="0.0412201" calcext:value-type="float">
            <text:p>0.0412201</text:p>
          </table:table-cell>
          <table:table-cell table:formula="of:=([.A1760]*[.A1760])" office:value-type="float" office:value="0.00000000205204470025" calcext:value-type="float">
            <text:p>2.05204470025E-09</text:p>
          </table:table-cell>
          <table:table-cell table:formula="of:=([.A1760]-[.B1760])*([.A1760]-[.B1760])" office:value-type="float" office:value="0.0016953641962148" calcext:value-type="float">
            <text:p>0.0016953641962148</text:p>
          </table:table-cell>
          <table:table-cell/>
        </table:table-row>
        <table:table-row table:style-name="ro1">
          <table:table-cell office:value-type="float" office:value="0.0000180006" calcext:value-type="float">
            <text:p>0.0000180006</text:p>
          </table:table-cell>
          <table:table-cell office:value-type="float" office:value="0.0570128" calcext:value-type="float">
            <text:p>0.0570128</text:p>
          </table:table-cell>
          <table:table-cell table:formula="of:=([.A1761]*[.A1761])" office:value-type="float" office:value="0.00000000032402160036" calcext:value-type="float">
            <text:p>3.2402160036E-10</text:p>
          </table:table-cell>
          <table:table-cell table:formula="of:=([.A1761]-[.B1761])*([.A1761]-[.B1761])" office:value-type="float" office:value="0.00324840715864624" calcext:value-type="float">
            <text:p>0.00324840715864624</text:p>
          </table:table-cell>
          <table:table-cell/>
        </table:table-row>
        <table:table-row table:style-name="ro1">
          <table:table-cell office:value-type="float" office:value="0.0000138283" calcext:value-type="float">
            <text:p>0.0000138283</text:p>
          </table:table-cell>
          <table:table-cell office:value-type="float" office:value="0.00640348" calcext:value-type="float">
            <text:p>0.00640348</text:p>
          </table:table-cell>
          <table:table-cell table:formula="of:=([.A1762]*[.A1762])" office:value-type="float" office:value="0.00000000019122188089" calcext:value-type="float">
            <text:p>1.9122188089E-10</text:p>
          </table:table-cell>
          <table:table-cell table:formula="of:=([.A1762]-[.B1762])*([.A1762]-[.B1762])" office:value-type="float" office:value="0.0000408276488473129" calcext:value-type="float">
            <text:p>4.08276488473129E-05</text:p>
          </table:table-cell>
          <table:table-cell/>
        </table:table-row>
        <table:table-row table:style-name="ro1">
          <table:table-cell office:value-type="float" office:value="0.0000209808" calcext:value-type="float">
            <text:p>0.0000209808</text:p>
          </table:table-cell>
          <table:table-cell office:value-type="float" office:value="0.0989046" calcext:value-type="float">
            <text:p>0.0989046</text:p>
          </table:table-cell>
          <table:table-cell table:formula="of:=([.A1763]*[.A1763])" office:value-type="float" office:value="0.00000000044019396864" calcext:value-type="float">
            <text:p>4.4019396864E-10</text:p>
          </table:table-cell>
          <table:table-cell table:formula="of:=([.A1763]-[.B1763])*([.A1763]-[.B1763])" office:value-type="float" office:value="0.00977797014609061" calcext:value-type="float">
            <text:p>0.00977797014609061</text:p>
          </table:table-cell>
          <table:table-cell/>
        </table:table-row>
        <table:table-row table:style-name="ro1">
          <table:table-cell office:value-type="float" office:value="0.00012219" calcext:value-type="float">
            <text:p>0.00012219</text:p>
          </table:table-cell>
          <table:table-cell office:value-type="float" office:value="0.00017883" calcext:value-type="float">
            <text:p>0.00017883</text:p>
          </table:table-cell>
          <table:table-cell table:formula="of:=([.A1764]*[.A1764])" office:value-type="float" office:value="0.0000000149303961" calcext:value-type="float">
            <text:p>0.0000000149303961</text:p>
          </table:table-cell>
          <table:table-cell table:formula="of:=([.A1764]-[.B1764])*([.A1764]-[.B1764])" office:value-type="float" office:value="0.0000000032080896" calcext:value-type="float">
            <text:p>0.0000000032080896</text:p>
          </table:table-cell>
          <table:table-cell/>
        </table:table-row>
        <table:table-row table:style-name="ro1">
          <table:table-cell office:value-type="float" office:value="0.00012219" calcext:value-type="float">
            <text:p>0.00012219</text:p>
          </table:table-cell>
          <table:table-cell office:value-type="float" office:value="0.00217369" calcext:value-type="float">
            <text:p>0.00217369</text:p>
          </table:table-cell>
          <table:table-cell table:formula="of:=([.A1765]*[.A1765])" office:value-type="float" office:value="0.0000000149303961" calcext:value-type="float">
            <text:p>0.0000000149303961</text:p>
          </table:table-cell>
          <table:table-cell table:formula="of:=([.A1765]-[.B1765])*([.A1765]-[.B1765])" office:value-type="float" office:value="0.00000420865225" calcext:value-type="float">
            <text:p>0.00000420865225</text:p>
          </table:table-cell>
          <table:table-cell/>
        </table:table-row>
        <table:table-row table:style-name="ro1">
          <table:table-cell office:value-type="float" office:value="0.0000710487" calcext:value-type="float">
            <text:p>0.0000710487</text:p>
          </table:table-cell>
          <table:table-cell office:value-type="float" office:value="0.035492" calcext:value-type="float">
            <text:p>0.035492</text:p>
          </table:table-cell>
          <table:table-cell table:formula="of:=([.A1766]*[.A1766])" office:value-type="float" office:value="0.00000000504791777169" calcext:value-type="float">
            <text:p>5.04791777169E-09</text:p>
          </table:table-cell>
          <table:table-cell table:formula="of:=([.A1766]-[.B1766])*([.A1766]-[.B1766])" office:value-type="float" office:value="0.00125464379099697" calcext:value-type="float">
            <text:p>0.00125464379099697</text:p>
          </table:table-cell>
          <table:table-cell/>
        </table:table-row>
        <table:table-row table:style-name="ro1">
          <table:table-cell office:value-type="float" office:value="0.0000364184" calcext:value-type="float">
            <text:p>0.0000364184</text:p>
          </table:table-cell>
          <table:table-cell office:value-type="float" office:value="0.0193133" calcext:value-type="float">
            <text:p>0.0193133</text:p>
          </table:table-cell>
          <table:table-cell table:formula="of:=([.A1767]*[.A1767])" office:value-type="float" office:value="0.00000000132629985856" calcext:value-type="float">
            <text:p>1.32629985856E-09</text:p>
          </table:table-cell>
          <table:table-cell table:formula="of:=([.A1767]-[.B1767])*([.A1767]-[.B1767])" office:value-type="float" office:value="0.000371598164220419" calcext:value-type="float">
            <text:p>0.000371598164220419</text:p>
          </table:table-cell>
          <table:table-cell/>
        </table:table-row>
        <table:table-row table:style-name="ro1">
          <table:table-cell office:value-type="float" office:value="0.000700951" calcext:value-type="float">
            <text:p>0.000700951</text:p>
          </table:table-cell>
          <table:table-cell office:value-type="float" office:value="0.0493081" calcext:value-type="float">
            <text:p>0.0493081</text:p>
          </table:table-cell>
          <table:table-cell table:formula="of:=([.A1768]*[.A1768])" office:value-type="float" office:value="0.000000491332304401" calcext:value-type="float">
            <text:p>4.91332304401E-07</text:p>
          </table:table-cell>
          <table:table-cell table:formula="of:=([.A1768]-[.B1768])*([.A1768]-[.B1768])" office:value-type="float" office:value="0.0023626549339082" calcext:value-type="float">
            <text:p>0.0023626549339082</text:p>
          </table:table-cell>
          <table:table-cell/>
        </table:table-row>
        <table:table-row table:style-name="ro1">
          <table:table-cell office:value-type="float" office:value="0.000183225" calcext:value-type="float">
            <text:p>0.000183225</text:p>
          </table:table-cell>
          <table:table-cell office:value-type="float" office:value="0.0746797" calcext:value-type="float">
            <text:p>0.0746797</text:p>
          </table:table-cell>
          <table:table-cell table:formula="of:=([.A1769]*[.A1769])" office:value-type="float" office:value="0.000000033571400625" calcext:value-type="float">
            <text:p>3.3571400625E-08</text:p>
          </table:table-cell>
          <table:table-cell table:formula="of:=([.A1769]-[.B1769])*([.A1769]-[.B1769])" office:value-type="float" office:value="0.00554972478742563" calcext:value-type="float">
            <text:p>0.00554972478742563</text:p>
          </table:table-cell>
          <table:table-cell/>
        </table:table-row>
        <table:table-row table:style-name="ro1">
          <table:table-cell office:value-type="float" office:value="0.000193954" calcext:value-type="float">
            <text:p>0.000193954</text:p>
          </table:table-cell>
          <table:table-cell office:value-type="float" office:value="0.0159135" calcext:value-type="float">
            <text:p>0.0159135</text:p>
          </table:table-cell>
          <table:table-cell table:formula="of:=([.A1770]*[.A1770])" office:value-type="float" office:value="0.000000037618154116" calcext:value-type="float">
            <text:p>3.7618154116E-08</text:p>
          </table:table-cell>
          <table:table-cell table:formula="of:=([.A1770]-[.B1770])*([.A1770]-[.B1770])" office:value-type="float" office:value="0.000247104126446116" calcext:value-type="float">
            <text:p>0.000247104126446116</text:p>
          </table:table-cell>
          <table:table-cell/>
        </table:table-row>
        <table:table-row table:style-name="ro1">
          <table:table-cell office:value-type="float" office:value="0.00017643" calcext:value-type="float">
            <text:p>0.00017643</text:p>
          </table:table-cell>
          <table:table-cell office:value-type="float" office:value="0.0485247" calcext:value-type="float">
            <text:p>0.0485247</text:p>
          </table:table-cell>
          <table:table-cell table:formula="of:=([.A1771]*[.A1771])" office:value-type="float" office:value="0.0000000311275449" calcext:value-type="float">
            <text:p>0.0000000311275449</text:p>
          </table:table-cell>
          <table:table-cell table:formula="of:=([.A1771]-[.B1771])*([.A1771]-[.B1771])" office:value-type="float" office:value="0.0023375552119929" calcext:value-type="float">
            <text:p>0.0023375552119929</text:p>
          </table:table-cell>
          <table:table-cell/>
        </table:table-row>
        <table:table-row table:style-name="ro1">
          <table:table-cell office:value-type="float" office:value="0.00124007" calcext:value-type="float">
            <text:p>0.00124007</text:p>
          </table:table-cell>
          <table:table-cell office:value-type="float" office:value="0.0713921" calcext:value-type="float">
            <text:p>0.0713921</text:p>
          </table:table-cell>
          <table:table-cell table:formula="of:=([.A1772]*[.A1772])" office:value-type="float" office:value="0.0000015377736049" calcext:value-type="float">
            <text:p>0.0000015377736049</text:p>
          </table:table-cell>
          <table:table-cell table:formula="of:=([.A1772]-[.B1772])*([.A1772]-[.B1772])" office:value-type="float" office:value="0.0049213073131209" calcext:value-type="float">
            <text:p>0.0049213073131209</text:p>
          </table:table-cell>
          <table:table-cell/>
        </table:table-row>
        <table:table-row table:style-name="ro1">
          <table:table-cell office:value-type="float" office:value="0.0041483" calcext:value-type="float">
            <text:p>0.0041483</text:p>
          </table:table-cell>
          <table:table-cell office:value-type="float" office:value="0.00429413" calcext:value-type="float">
            <text:p>0.00429413</text:p>
          </table:table-cell>
          <table:table-cell table:formula="of:=([.A1773]*[.A1773])" office:value-type="float" office:value="0.00001720839289" calcext:value-type="float">
            <text:p>0.00001720839289</text:p>
          </table:table-cell>
          <table:table-cell table:formula="of:=([.A1773]-[.B1773])*([.A1773]-[.B1773])" office:value-type="float" office:value="0.0000000212663889" calcext:value-type="float">
            <text:p>2.12663889000001E-08</text:p>
          </table:table-cell>
          <table:table-cell/>
        </table:table-row>
        <table:table-row table:style-name="ro1">
          <table:table-cell office:value-type="float" office:value="0.00490475" calcext:value-type="float">
            <text:p>0.00490475</text:p>
          </table:table-cell>
          <table:table-cell office:value-type="float" office:value="0.109541" calcext:value-type="float">
            <text:p>0.109541</text:p>
          </table:table-cell>
          <table:table-cell table:formula="of:=([.A1774]*[.A1774])" office:value-type="float" office:value="0.0000240565725625" calcext:value-type="float">
            <text:p>0.0000240565725625</text:p>
          </table:table-cell>
          <table:table-cell table:formula="of:=([.A1774]-[.B1774])*([.A1774]-[.B1774])" office:value-type="float" office:value="0.0109487448140625" calcext:value-type="float">
            <text:p>0.0109487448140625</text:p>
          </table:table-cell>
          <table:table-cell/>
        </table:table-row>
        <table:table-row table:style-name="ro1">
          <table:table-cell office:value-type="float" office:value="0.0862193" calcext:value-type="float">
            <text:p>0.0862193</text:p>
          </table:table-cell>
          <table:table-cell office:value-type="float" office:value="0.234404" calcext:value-type="float">
            <text:p>0.234404</text:p>
          </table:table-cell>
          <table:table-cell table:formula="of:=([.A1775]*[.A1775])" office:value-type="float" office:value="0.00743376769249" calcext:value-type="float">
            <text:p>0.00743376769249</text:p>
          </table:table-cell>
          <table:table-cell table:formula="of:=([.A1775]-[.B1775])*([.A1775]-[.B1775])" office:value-type="float" office:value="0.02195870531409" calcext:value-type="float">
            <text:p>0.02195870531409</text:p>
          </table:table-cell>
          <table:table-cell/>
        </table:table-row>
        <table:table-row table:style-name="ro1">
          <table:table-cell office:value-type="float" office:value="0.0862193" calcext:value-type="float">
            <text:p>0.0862193</text:p>
          </table:table-cell>
          <table:table-cell office:value-type="float" office:value="0.22831" calcext:value-type="float">
            <text:p>0.22831</text:p>
          </table:table-cell>
          <table:table-cell table:formula="of:=([.A1776]*[.A1776])" office:value-type="float" office:value="0.00743376769249" calcext:value-type="float">
            <text:p>0.00743376769249</text:p>
          </table:table-cell>
          <table:table-cell table:formula="of:=([.A1776]-[.B1776])*([.A1776]-[.B1776])" office:value-type="float" office:value="0.02018976702649" calcext:value-type="float">
            <text:p>0.02018976702649</text:p>
          </table:table-cell>
          <table:table-cell/>
        </table:table-row>
        <table:table-row table:style-name="ro1">
          <table:table-cell office:value-type="float" office:value="0.0862193" calcext:value-type="float">
            <text:p>0.0862193</text:p>
          </table:table-cell>
          <table:table-cell office:value-type="float" office:value="0.255852" calcext:value-type="float">
            <text:p>0.255852</text:p>
          </table:table-cell>
          <table:table-cell table:formula="of:=([.A1777]*[.A1777])" office:value-type="float" office:value="0.00743376769249" calcext:value-type="float">
            <text:p>0.00743376769249</text:p>
          </table:table-cell>
          <table:table-cell table:formula="of:=([.A1777]-[.B1777])*([.A1777]-[.B1777])" office:value-type="float" office:value="0.02877525290929" calcext:value-type="float">
            <text:p>0.02877525290929</text:p>
          </table:table-cell>
          <table:table-cell/>
        </table:table-row>
        <table:table-row table:style-name="ro1">
          <table:table-cell office:value-type="float" office:value="0.0862193" calcext:value-type="float">
            <text:p>0.0862193</text:p>
          </table:table-cell>
          <table:table-cell office:value-type="float" office:value="0.426554" calcext:value-type="float">
            <text:p>0.426554</text:p>
          </table:table-cell>
          <table:table-cell table:formula="of:=([.A1778]*[.A1778])" office:value-type="float" office:value="0.00743376769249" calcext:value-type="float">
            <text:p>0.00743376769249</text:p>
          </table:table-cell>
          <table:table-cell table:formula="of:=([.A1778]-[.B1778])*([.A1778]-[.B1778])" office:value-type="float" office:value="0.11582770802409" calcext:value-type="float">
            <text:p>0.11582770802409</text:p>
          </table:table-cell>
          <table:table-cell/>
        </table:table-row>
        <table:table-row table:style-name="ro1">
          <table:table-cell office:value-type="float" office:value="0.0862193" calcext:value-type="float">
            <text:p>0.0862193</text:p>
          </table:table-cell>
          <table:table-cell office:value-type="float" office:value="0.44254" calcext:value-type="float">
            <text:p>0.44254</text:p>
          </table:table-cell>
          <table:table-cell table:formula="of:=([.A1779]*[.A1779])" office:value-type="float" office:value="0.00743376769249" calcext:value-type="float">
            <text:p>0.00743376769249</text:p>
          </table:table-cell>
          <table:table-cell table:formula="of:=([.A1779]-[.B1779])*([.A1779]-[.B1779])" office:value-type="float" office:value="0.12696444124849" calcext:value-type="float">
            <text:p>0.12696444124849</text:p>
          </table:table-cell>
          <table:table-cell/>
        </table:table-row>
        <table:table-row table:style-name="ro1">
          <table:table-cell office:value-type="float" office:value="0.0862193" calcext:value-type="float">
            <text:p>0.0862193</text:p>
          </table:table-cell>
          <table:table-cell office:value-type="float" office:value="0.454314" calcext:value-type="float">
            <text:p>0.454314</text:p>
          </table:table-cell>
          <table:table-cell table:formula="of:=([.A1780]*[.A1780])" office:value-type="float" office:value="0.00743376769249" calcext:value-type="float">
            <text:p>0.00743376769249</text:p>
          </table:table-cell>
          <table:table-cell table:formula="of:=([.A1780]-[.B1780])*([.A1780]-[.B1780])" office:value-type="float" office:value="0.13549370816809" calcext:value-type="float">
            <text:p>0.13549370816809</text:p>
          </table:table-cell>
          <table:table-cell/>
        </table:table-row>
        <table:table-row table:style-name="ro1">
          <table:table-cell office:value-type="float" office:value="0.163594" calcext:value-type="float">
            <text:p>0.163594</text:p>
          </table:table-cell>
          <table:table-cell office:value-type="float" office:value="0.47628" calcext:value-type="float">
            <text:p>0.47628</text:p>
          </table:table-cell>
          <table:table-cell table:formula="of:=([.A1781]*[.A1781])" office:value-type="float" office:value="0.026762996836" calcext:value-type="float">
            <text:p>0.026762996836</text:p>
          </table:table-cell>
          <table:table-cell table:formula="of:=([.A1781]-[.B1781])*([.A1781]-[.B1781])" office:value-type="float" office:value="0.097772534596" calcext:value-type="float">
            <text:p>0.097772534596</text:p>
          </table:table-cell>
          <table:table-cell/>
        </table:table-row>
        <table:table-row table:style-name="ro1">
          <table:table-cell office:value-type="float" office:value="0.163594" calcext:value-type="float">
            <text:p>0.163594</text:p>
          </table:table-cell>
          <table:table-cell office:value-type="float" office:value="0.568206" calcext:value-type="float">
            <text:p>0.568206</text:p>
          </table:table-cell>
          <table:table-cell table:formula="of:=([.A1782]*[.A1782])" office:value-type="float" office:value="0.026762996836" calcext:value-type="float">
            <text:p>0.026762996836</text:p>
          </table:table-cell>
          <table:table-cell table:formula="of:=([.A1782]-[.B1782])*([.A1782]-[.B1782])" office:value-type="float" office:value="0.163710870544" calcext:value-type="float">
            <text:p>0.163710870544</text:p>
          </table:table-cell>
          <table:table-cell/>
        </table:table-row>
        <table:table-row table:style-name="ro1">
          <table:table-cell office:value-type="float" office:value="0.188478" calcext:value-type="float">
            <text:p>0.188478</text:p>
          </table:table-cell>
          <table:table-cell office:value-type="float" office:value="0.55361" calcext:value-type="float">
            <text:p>0.55361</text:p>
          </table:table-cell>
          <table:table-cell table:formula="of:=([.A1783]*[.A1783])" office:value-type="float" office:value="0.035523956484" calcext:value-type="float">
            <text:p>0.035523956484</text:p>
          </table:table-cell>
          <table:table-cell table:formula="of:=([.A1783]-[.B1783])*([.A1783]-[.B1783])" office:value-type="float" office:value="0.133321377424" calcext:value-type="float">
            <text:p>0.133321377424</text:p>
          </table:table-cell>
          <table:table-cell/>
        </table:table-row>
        <table:table-row table:style-name="ro1">
          <table:table-cell office:value-type="float" office:value="0.247618" calcext:value-type="float">
            <text:p>0.247618</text:p>
          </table:table-cell>
          <table:table-cell office:value-type="float" office:value="0.585049" calcext:value-type="float">
            <text:p>0.585049</text:p>
          </table:table-cell>
          <table:table-cell table:formula="of:=([.A1784]*[.A1784])" office:value-type="float" office:value="0.061314673924" calcext:value-type="float">
            <text:p>0.061314673924</text:p>
          </table:table-cell>
          <table:table-cell table:formula="of:=([.A1784]-[.B1784])*([.A1784]-[.B1784])" office:value-type="float" office:value="0.113859679761" calcext:value-type="float">
            <text:p>0.113859679761</text:p>
          </table:table-cell>
          <table:table-cell/>
        </table:table-row>
        <table:table-row table:style-name="ro1">
          <table:table-cell office:value-type="float" office:value="0.34017" calcext:value-type="float">
            <text:p>0.34017</text:p>
          </table:table-cell>
          <table:table-cell office:value-type="float" office:value="0.644603" calcext:value-type="float">
            <text:p>0.644603</text:p>
          </table:table-cell>
          <table:table-cell table:formula="of:=([.A1785]*[.A1785])" office:value-type="float" office:value="0.1157156289" calcext:value-type="float">
            <text:p>0.1157156289</text:p>
          </table:table-cell>
          <table:table-cell table:formula="of:=([.A1785]-[.B1785])*([.A1785]-[.B1785])" office:value-type="float" office:value="0.092679451489" calcext:value-type="float">
            <text:p>0.092679451489</text:p>
          </table:table-cell>
          <table:table-cell/>
        </table:table-row>
        <table:table-row table:style-name="ro1">
          <table:table-cell office:value-type="float" office:value="0.34017" calcext:value-type="float">
            <text:p>0.34017</text:p>
          </table:table-cell>
          <table:table-cell office:value-type="float" office:value="0.681776" calcext:value-type="float">
            <text:p>0.681776</text:p>
          </table:table-cell>
          <table:table-cell table:formula="of:=([.A1786]*[.A1786])" office:value-type="float" office:value="0.1157156289" calcext:value-type="float">
            <text:p>0.1157156289</text:p>
          </table:table-cell>
          <table:table-cell table:formula="of:=([.A1786]-[.B1786])*([.A1786]-[.B1786])" office:value-type="float" office:value="0.116694659236" calcext:value-type="float">
            <text:p>0.116694659236</text:p>
          </table:table-cell>
          <table:table-cell/>
        </table:table-row>
        <table:table-row table:style-name="ro1">
          <table:table-cell office:value-type="float" office:value="0.516677" calcext:value-type="float">
            <text:p>0.516677</text:p>
          </table:table-cell>
          <table:table-cell office:value-type="float" office:value="0.695243" calcext:value-type="float">
            <text:p>0.695243</text:p>
          </table:table-cell>
          <table:table-cell table:formula="of:=([.A1787]*[.A1787])" office:value-type="float" office:value="0.266955122329" calcext:value-type="float">
            <text:p>0.266955122329</text:p>
          </table:table-cell>
          <table:table-cell table:formula="of:=([.A1787]-[.B1787])*([.A1787]-[.B1787])" office:value-type="float" office:value="0.031885816356" calcext:value-type="float">
            <text:p>0.031885816356</text:p>
          </table:table-cell>
          <table:table-cell/>
        </table:table-row>
        <table:table-row table:style-name="ro1">
          <table:table-cell office:value-type="float" office:value="0.516677" calcext:value-type="float">
            <text:p>0.516677</text:p>
          </table:table-cell>
          <table:table-cell office:value-type="float" office:value="0.727223" calcext:value-type="float">
            <text:p>0.727223</text:p>
          </table:table-cell>
          <table:table-cell table:formula="of:=([.A1788]*[.A1788])" office:value-type="float" office:value="0.266955122329" calcext:value-type="float">
            <text:p>0.266955122329</text:p>
          </table:table-cell>
          <table:table-cell table:formula="of:=([.A1788]-[.B1788])*([.A1788]-[.B1788])" office:value-type="float" office:value="0.044329618116" calcext:value-type="float">
            <text:p>0.044329618116</text:p>
          </table:table-cell>
          <table:table-cell/>
        </table:table-row>
        <table:table-row table:style-name="ro1">
          <table:table-cell office:value-type="float" office:value="0.482798" calcext:value-type="float">
            <text:p>0.482798</text:p>
          </table:table-cell>
          <table:table-cell office:value-type="float" office:value="0.76679" calcext:value-type="float">
            <text:p>0.76679</text:p>
          </table:table-cell>
          <table:table-cell table:formula="of:=([.A1789]*[.A1789])" office:value-type="float" office:value="0.233093908804" calcext:value-type="float">
            <text:p>0.233093908804</text:p>
          </table:table-cell>
          <table:table-cell table:formula="of:=([.A1789]-[.B1789])*([.A1789]-[.B1789])" office:value-type="float" office:value="0.080651456064" calcext:value-type="float">
            <text:p>0.080651456064</text:p>
          </table:table-cell>
          <table:table-cell/>
        </table:table-row>
        <table:table-row table:style-name="ro1">
          <table:table-cell office:value-type="float" office:value="0.482797" calcext:value-type="float">
            <text:p>0.482797</text:p>
          </table:table-cell>
          <table:table-cell office:value-type="float" office:value="0.80382" calcext:value-type="float">
            <text:p>0.80382</text:p>
          </table:table-cell>
          <table:table-cell table:formula="of:=([.A1790]*[.A1790])" office:value-type="float" office:value="0.233092943209" calcext:value-type="float">
            <text:p>0.233092943209</text:p>
          </table:table-cell>
          <table:table-cell table:formula="of:=([.A1790]-[.B1790])*([.A1790]-[.B1790])" office:value-type="float" office:value="0.103055766529" calcext:value-type="float">
            <text:p>0.103055766529</text:p>
          </table:table-cell>
          <table:table-cell/>
        </table:table-row>
        <table:table-row table:style-name="ro1">
          <table:table-cell office:value-type="float" office:value="0.560745" calcext:value-type="float">
            <text:p>0.560745</text:p>
          </table:table-cell>
          <table:table-cell office:value-type="float" office:value="0.877227" calcext:value-type="float">
            <text:p>0.877227</text:p>
          </table:table-cell>
          <table:table-cell table:formula="of:=([.A1791]*[.A1791])" office:value-type="float" office:value="0.314434955025" calcext:value-type="float">
            <text:p>0.314434955025</text:p>
          </table:table-cell>
          <table:table-cell table:formula="of:=([.A1791]-[.B1791])*([.A1791]-[.B1791])" office:value-type="float" office:value="0.100160856324" calcext:value-type="float">
            <text:p>0.100160856324</text:p>
          </table:table-cell>
          <table:table-cell/>
        </table:table-row>
        <table:table-row table:style-name="ro1">
          <table:table-cell office:value-type="float" office:value="0.67887" calcext:value-type="float">
            <text:p>0.67887</text:p>
          </table:table-cell>
          <table:table-cell office:value-type="float" office:value="0.874183" calcext:value-type="float">
            <text:p>0.874183</text:p>
          </table:table-cell>
          <table:table-cell table:formula="of:=([.A1792]*[.A1792])" office:value-type="float" office:value="0.4608644769" calcext:value-type="float">
            <text:p>0.4608644769</text:p>
          </table:table-cell>
          <table:table-cell table:formula="of:=([.A1792]-[.B1792])*([.A1792]-[.B1792])" office:value-type="float" office:value="0.038147167969" calcext:value-type="float">
            <text:p>0.038147167969</text:p>
          </table:table-cell>
          <table:table-cell/>
        </table:table-row>
        <table:table-row table:style-name="ro1">
          <table:table-cell office:value-type="float" office:value="0.936371" calcext:value-type="float">
            <text:p>0.936371</text:p>
          </table:table-cell>
          <table:table-cell office:value-type="float" office:value="0.897811" calcext:value-type="float">
            <text:p>0.897811</text:p>
          </table:table-cell>
          <table:table-cell table:formula="of:=([.A1793]*[.A1793])" office:value-type="float" office:value="0.876790649641" calcext:value-type="float">
            <text:p>0.876790649641</text:p>
          </table:table-cell>
          <table:table-cell table:formula="of:=([.A1793]-[.B1793])*([.A1793]-[.B1793])" office:value-type="float" office:value="0.00148687359999999" calcext:value-type="float">
            <text:p>0.00148687359999999</text:p>
          </table:table-cell>
          <table:table-cell/>
        </table:table-row>
        <table:table-row table:style-name="ro1">
          <table:table-cell office:value-type="float" office:value="0.936372" calcext:value-type="float">
            <text:p>0.936372</text:p>
          </table:table-cell>
          <table:table-cell office:value-type="float" office:value="0.987461" calcext:value-type="float">
            <text:p>0.987461</text:p>
          </table:table-cell>
          <table:table-cell table:formula="of:=([.A1794]*[.A1794])" office:value-type="float" office:value="0.876792522384" calcext:value-type="float">
            <text:p>0.876792522384</text:p>
          </table:table-cell>
          <table:table-cell table:formula="of:=([.A1794]-[.B1794])*([.A1794]-[.B1794])" office:value-type="float" office:value="0.00261008592100001" calcext:value-type="float">
            <text:p>0.00261008592100001</text:p>
          </table:table-cell>
          <table:table-cell/>
        </table:table-row>
        <table:table-row table:style-name="ro1">
          <table:table-cell office:value-type="float" office:value="0.995498" calcext:value-type="float">
            <text:p>0.995498</text:p>
          </table:table-cell>
          <table:table-cell office:value-type="float" office:value="0.999982" calcext:value-type="float">
            <text:p>0.999982</text:p>
          </table:table-cell>
          <table:table-cell table:formula="of:=([.A1795]*[.A1795])" office:value-type="float" office:value="0.991016268004" calcext:value-type="float">
            <text:p>0.991016268004</text:p>
          </table:table-cell>
          <table:table-cell table:formula="of:=([.A1795]-[.B1795])*([.A1795]-[.B1795])" office:value-type="float" office:value="0.0000201062560000004" calcext:value-type="float">
            <text:p>2.01062560000004E-05</text:p>
          </table:table-cell>
          <table:table-cell/>
        </table:table-row>
        <table:table-row table:style-name="ro1">
          <table:table-cell office:value-type="float" office:value="0.0000160336" calcext:value-type="float">
            <text:p>0.0000160336</text:p>
          </table:table-cell>
          <table:table-cell office:value-type="float" office:value="0.00000303222" calcext:value-type="float">
            <text:p>0.00000303222</text:p>
          </table:table-cell>
          <table:table-cell table:formula="of:=([.A1796]*[.A1796])" office:value-type="float" office:value="0.00000000025707632896" calcext:value-type="float">
            <text:p>2.5707632896E-10</text:p>
          </table:table-cell>
          <table:table-cell table:formula="of:=([.A1796]-[.B1796])*([.A1796]-[.B1796])" office:value-type="float" office:value="0.0000000001690358819" calcext:value-type="float">
            <text:p>1.690358819044E-10</text:p>
          </table:table-cell>
          <table:table-cell/>
        </table:table-row>
        <table:table-row table:style-name="ro1">
          <table:table-cell office:value-type="float" office:value="0.000229895" calcext:value-type="float">
            <text:p>0.000229895</text:p>
          </table:table-cell>
          <table:table-cell office:value-type="float" office:value="0.00168954" calcext:value-type="float">
            <text:p>0.00168954</text:p>
          </table:table-cell>
          <table:table-cell table:formula="of:=([.A1797]*[.A1797])" office:value-type="float" office:value="0.000000052851711025" calcext:value-type="float">
            <text:p>5.2851711025E-08</text:p>
          </table:table-cell>
          <table:table-cell table:formula="of:=([.A1797]-[.B1797])*([.A1797]-[.B1797])" office:value-type="float" office:value="0.000002130563526025" calcext:value-type="float">
            <text:p>2.130563526025E-06</text:p>
          </table:table-cell>
          <table:table-cell/>
        </table:table-row>
        <table:table-row table:style-name="ro1">
          <table:table-cell office:value-type="float" office:value="0.000181019" calcext:value-type="float">
            <text:p>0.000181019</text:p>
          </table:table-cell>
          <table:table-cell office:value-type="float" office:value="0.0127672" calcext:value-type="float">
            <text:p>0.0127672</text:p>
          </table:table-cell>
          <table:table-cell table:formula="of:=([.A1798]*[.A1798])" office:value-type="float" office:value="0.000000032767878361" calcext:value-type="float">
            <text:p>3.2767878361E-08</text:p>
          </table:table-cell>
          <table:table-cell table:formula="of:=([.A1798]-[.B1798])*([.A1798]-[.B1798])" office:value-type="float" office:value="0.000158411952164761" calcext:value-type="float">
            <text:p>0.000158411952164761</text:p>
          </table:table-cell>
          <table:table-cell/>
        </table:table-row>
        <table:table-row table:style-name="ro1">
          <table:table-cell office:value-type="float" office:value="0.000181019" calcext:value-type="float">
            <text:p>0.000181019</text:p>
          </table:table-cell>
          <table:table-cell office:value-type="float" office:value="0.0367767" calcext:value-type="float">
            <text:p>0.0367767</text:p>
          </table:table-cell>
          <table:table-cell table:formula="of:=([.A1799]*[.A1799])" office:value-type="float" office:value="0.000000032767878361" calcext:value-type="float">
            <text:p>3.2767878361E-08</text:p>
          </table:table-cell>
          <table:table-cell table:formula="of:=([.A1799]-[.B1799])*([.A1799]-[.B1799])" office:value-type="float" office:value="0.00133924386785376" calcext:value-type="float">
            <text:p>0.00133924386785376</text:p>
          </table:table-cell>
          <table:table-cell/>
        </table:table-row>
        <table:table-row table:style-name="ro1">
          <table:table-cell office:value-type="float" office:value="0.000226557" calcext:value-type="float">
            <text:p>0.000226557</text:p>
          </table:table-cell>
          <table:table-cell office:value-type="float" office:value="0.0681319" calcext:value-type="float">
            <text:p>0.0681319</text:p>
          </table:table-cell>
          <table:table-cell table:formula="of:=([.A1800]*[.A1800])" office:value-type="float" office:value="0.000000051328074249" calcext:value-type="float">
            <text:p>5.1328074249E-08</text:p>
          </table:table-cell>
          <table:table-cell table:formula="of:=([.A1800]-[.B1800])*([.A1800]-[.B1800])" office:value-type="float" office:value="0.00461113560794765" calcext:value-type="float">
            <text:p>0.00461113560794765</text:p>
          </table:table-cell>
          <table:table-cell/>
        </table:table-row>
        <table:table-row table:style-name="ro1">
          <table:table-cell office:value-type="float" office:value="0.000459194" calcext:value-type="float">
            <text:p>0.000459194</text:p>
          </table:table-cell>
          <table:table-cell office:value-type="float" office:value="0.0140093" calcext:value-type="float">
            <text:p>0.0140093</text:p>
          </table:table-cell>
          <table:table-cell table:formula="of:=([.A1801]*[.A1801])" office:value-type="float" office:value="0.000000210859129636" calcext:value-type="float">
            <text:p>2.10859129636E-07</text:p>
          </table:table-cell>
          <table:table-cell table:formula="of:=([.A1801]-[.B1801])*([.A1801]-[.B1801])" office:value-type="float" office:value="0.000183605372611236" calcext:value-type="float">
            <text:p>0.000183605372611236</text:p>
          </table:table-cell>
          <table:table-cell/>
        </table:table-row>
        <table:table-row table:style-name="ro1">
          <table:table-cell office:value-type="float" office:value="0.0000347495" calcext:value-type="float">
            <text:p>0.0000347495</text:p>
          </table:table-cell>
          <table:table-cell office:value-type="float" office:value="0.000334573" calcext:value-type="float">
            <text:p>0.000334573</text:p>
          </table:table-cell>
          <table:table-cell table:formula="of:=([.A1802]*[.A1802])" office:value-type="float" office:value="0.00000000120752775025" calcext:value-type="float">
            <text:p>1.20752775025E-09</text:p>
          </table:table-cell>
          <table:table-cell table:formula="of:=([.A1802]-[.B1802])*([.A1802]-[.B1802])" office:value-type="float" office:value="0.00000008989413115225" calcext:value-type="float">
            <text:p>8.989413115225E-08</text:p>
          </table:table-cell>
          <table:table-cell/>
        </table:table-row>
        <table:table-row table:style-name="ro1">
          <table:table-cell office:value-type="float" office:value="0.0000347495" calcext:value-type="float">
            <text:p>0.0000347495</text:p>
          </table:table-cell>
          <table:table-cell office:value-type="float" office:value="0.000524564" calcext:value-type="float">
            <text:p>0.000524564</text:p>
          </table:table-cell>
          <table:table-cell table:formula="of:=([.A1803]*[.A1803])" office:value-type="float" office:value="0.00000000120752775025" calcext:value-type="float">
            <text:p>1.20752775025E-09</text:p>
          </table:table-cell>
          <table:table-cell table:formula="of:=([.A1803]-[.B1803])*([.A1803]-[.B1803])" office:value-type="float" office:value="0.00000023991824441025" calcext:value-type="float">
            <text:p>2.3991824441025E-07</text:p>
          </table:table-cell>
          <table:table-cell/>
        </table:table-row>
        <table:table-row table:style-name="ro1">
          <table:table-cell office:value-type="float" office:value="0.0000347495" calcext:value-type="float">
            <text:p>0.0000347495</text:p>
          </table:table-cell>
          <table:table-cell office:value-type="float" office:value="0.00196914" calcext:value-type="float">
            <text:p>0.00196914</text:p>
          </table:table-cell>
          <table:table-cell table:formula="of:=([.A1804]*[.A1804])" office:value-type="float" office:value="0.00000000120752775025" calcext:value-type="float">
            <text:p>1.20752775025E-09</text:p>
          </table:table-cell>
          <table:table-cell table:formula="of:=([.A1804]-[.B1804])*([.A1804]-[.B1804])" office:value-type="float" office:value="0.00000374186660649025" calcext:value-type="float">
            <text:p>3.74186660649025E-06</text:p>
          </table:table-cell>
          <table:table-cell/>
        </table:table-row>
        <table:table-row table:style-name="ro1">
          <table:table-cell office:value-type="float" office:value="0.0000347495" calcext:value-type="float">
            <text:p>0.0000347495</text:p>
          </table:table-cell>
          <table:table-cell office:value-type="float" office:value="0.00223735" calcext:value-type="float">
            <text:p>0.00223735</text:p>
          </table:table-cell>
          <table:table-cell table:formula="of:=([.A1805]*[.A1805])" office:value-type="float" office:value="0.00000000120752775025" calcext:value-type="float">
            <text:p>1.20752775025E-09</text:p>
          </table:table-cell>
          <table:table-cell table:formula="of:=([.A1805]-[.B1805])*([.A1805]-[.B1805])" office:value-type="float" office:value="0.00000485144896260025" calcext:value-type="float">
            <text:p>4.85144896260025E-06</text:p>
          </table:table-cell>
          <table:table-cell/>
        </table:table-row>
        <table:table-row table:style-name="ro1">
          <table:table-cell office:value-type="float" office:value="0.00018847" calcext:value-type="float">
            <text:p>0.00018847</text:p>
          </table:table-cell>
          <table:table-cell office:value-type="float" office:value="0.105376" calcext:value-type="float">
            <text:p>0.105376</text:p>
          </table:table-cell>
          <table:table-cell table:formula="of:=([.A1806]*[.A1806])" office:value-type="float" office:value="0.0000000355209409" calcext:value-type="float">
            <text:p>0.0000000355209409</text:p>
          </table:table-cell>
          <table:table-cell table:formula="of:=([.A1806]-[.B1806])*([.A1806]-[.B1806])" office:value-type="float" office:value="0.0110644164675009" calcext:value-type="float">
            <text:p>0.0110644164675009</text:p>
          </table:table-cell>
          <table:table-cell/>
        </table:table-row>
        <table:table-row table:style-name="ro1">
          <table:table-cell office:value-type="float" office:value="0.00018847" calcext:value-type="float">
            <text:p>0.00018847</text:p>
          </table:table-cell>
          <table:table-cell office:value-type="float" office:value="0.115038" calcext:value-type="float">
            <text:p>0.115038</text:p>
          </table:table-cell>
          <table:table-cell table:formula="of:=([.A1807]*[.A1807])" office:value-type="float" office:value="0.0000000355209409" calcext:value-type="float">
            <text:p>0.0000000355209409</text:p>
          </table:table-cell>
          <table:table-cell table:formula="of:=([.A1807]-[.B1807])*([.A1807]-[.B1807])" office:value-type="float" office:value="0.0131904145412209" calcext:value-type="float">
            <text:p>0.0131904145412209</text:p>
          </table:table-cell>
          <table:table-cell/>
        </table:table-row>
        <table:table-row table:style-name="ro1">
          <table:table-cell office:value-type="float" office:value="0.00018847" calcext:value-type="float">
            <text:p>0.00018847</text:p>
          </table:table-cell>
          <table:table-cell office:value-type="float" office:value="0.00345604" calcext:value-type="float">
            <text:p>0.00345604</text:p>
          </table:table-cell>
          <table:table-cell table:formula="of:=([.A1808]*[.A1808])" office:value-type="float" office:value="0.0000000355209409" calcext:value-type="float">
            <text:p>0.0000000355209409</text:p>
          </table:table-cell>
          <table:table-cell table:formula="of:=([.A1808]-[.B1808])*([.A1808]-[.B1808])" office:value-type="float" office:value="0.0000106770137049" calcext:value-type="float">
            <text:p>0.0000106770137049</text:p>
          </table:table-cell>
          <table:table-cell/>
        </table:table-row>
        <table:table-row table:style-name="ro1">
          <table:table-cell office:value-type="float" office:value="0.0000606775" calcext:value-type="float">
            <text:p>0.0000606775</text:p>
          </table:table-cell>
          <table:table-cell office:value-type="float" office:value="0.138657" calcext:value-type="float">
            <text:p>0.138657</text:p>
          </table:table-cell>
          <table:table-cell table:formula="of:=([.A1809]*[.A1809])" office:value-type="float" office:value="0.00000000368175900625" calcext:value-type="float">
            <text:p>3.68175900625E-09</text:p>
          </table:table-cell>
          <table:table-cell table:formula="of:=([.A1809]-[.B1809])*([.A1809]-[.B1809])" office:value-type="float" office:value="0.019208940610524" calcext:value-type="float">
            <text:p>0.019208940610524</text:p>
          </table:table-cell>
          <table:table-cell/>
        </table:table-row>
        <table:table-row table:style-name="ro1">
          <table:table-cell office:value-type="float" office:value="0.000115156" calcext:value-type="float">
            <text:p>0.000115156</text:p>
          </table:table-cell>
          <table:table-cell office:value-type="float" office:value="0.0482833" calcext:value-type="float">
            <text:p>0.0482833</text:p>
          </table:table-cell>
          <table:table-cell table:formula="of:=([.A1810]*[.A1810])" office:value-type="float" office:value="0.000000013260904336" calcext:value-type="float">
            <text:p>1.3260904336E-08</text:p>
          </table:table-cell>
          <table:table-cell table:formula="of:=([.A1810]-[.B1810])*([.A1810]-[.B1810])" office:value-type="float" office:value="0.00232017009640474" calcext:value-type="float">
            <text:p>0.00232017009640474</text:p>
          </table:table-cell>
          <table:table-cell/>
        </table:table-row>
        <table:table-row table:style-name="ro1">
          <table:table-cell office:value-type="float" office:value="0.000201702" calcext:value-type="float">
            <text:p>0.000201702</text:p>
          </table:table-cell>
          <table:table-cell office:value-type="float" office:value="0.090142" calcext:value-type="float">
            <text:p>0.090142</text:p>
          </table:table-cell>
          <table:table-cell table:formula="of:=([.A1811]*[.A1811])" office:value-type="float" office:value="0.000000040683696804" calcext:value-type="float">
            <text:p>4.0683696804E-08</text:p>
          </table:table-cell>
          <table:table-cell table:formula="of:=([.A1811]-[.B1811])*([.A1811]-[.B1811])" office:value-type="float" office:value="0.0080892572043288" calcext:value-type="float">
            <text:p>0.0080892572043288</text:p>
          </table:table-cell>
          <table:table-cell/>
        </table:table-row>
        <table:table-row table:style-name="ro1">
          <table:table-cell office:value-type="float" office:value="0.00112462" calcext:value-type="float">
            <text:p>0.00112462</text:p>
          </table:table-cell>
          <table:table-cell office:value-type="float" office:value="0.00225772" calcext:value-type="float">
            <text:p>0.00225772</text:p>
          </table:table-cell>
          <table:table-cell table:formula="of:=([.A1812]*[.A1812])" office:value-type="float" office:value="0.0000012647701444" calcext:value-type="float">
            <text:p>0.0000012647701444</text:p>
          </table:table-cell>
          <table:table-cell table:formula="of:=([.A1812]-[.B1812])*([.A1812]-[.B1812])" office:value-type="float" office:value="0.00000128391561" calcext:value-type="float">
            <text:p>0.00000128391561</text:p>
          </table:table-cell>
          <table:table-cell/>
        </table:table-row>
        <table:table-row table:style-name="ro1">
          <table:table-cell office:value-type="float" office:value="0.00288981" calcext:value-type="float">
            <text:p>0.00288981</text:p>
          </table:table-cell>
          <table:table-cell office:value-type="float" office:value="0.00899498" calcext:value-type="float">
            <text:p>0.00899498</text:p>
          </table:table-cell>
          <table:table-cell table:formula="of:=([.A1813]*[.A1813])" office:value-type="float" office:value="0.0000083510018361" calcext:value-type="float">
            <text:p>0.0000083510018361</text:p>
          </table:table-cell>
          <table:table-cell table:formula="of:=([.A1813]-[.B1813])*([.A1813]-[.B1813])" office:value-type="float" office:value="0.0000372731007289" calcext:value-type="float">
            <text:p>0.0000372731007289</text:p>
          </table:table-cell>
          <table:table-cell/>
        </table:table-row>
        <table:table-row table:style-name="ro1">
          <table:table-cell office:value-type="float" office:value="0.00288981" calcext:value-type="float">
            <text:p>0.00288981</text:p>
          </table:table-cell>
          <table:table-cell office:value-type="float" office:value="0.185596" calcext:value-type="float">
            <text:p>0.185596</text:p>
          </table:table-cell>
          <table:table-cell table:formula="of:=([.A1814]*[.A1814])" office:value-type="float" office:value="0.0000083510018361" calcext:value-type="float">
            <text:p>0.0000083510018361</text:p>
          </table:table-cell>
          <table:table-cell table:formula="of:=([.A1814]-[.B1814])*([.A1814]-[.B1814])" office:value-type="float" office:value="0.0333815518643161" calcext:value-type="float">
            <text:p>0.0333815518643161</text:p>
          </table:table-cell>
          <table:table-cell/>
        </table:table-row>
        <table:table-row table:style-name="ro1">
          <table:table-cell office:value-type="float" office:value="0.0049814" calcext:value-type="float">
            <text:p>0.0049814</text:p>
          </table:table-cell>
          <table:table-cell office:value-type="float" office:value="0.194311" calcext:value-type="float">
            <text:p>0.194311</text:p>
          </table:table-cell>
          <table:table-cell table:formula="of:=([.A1815]*[.A1815])" office:value-type="float" office:value="0.00002481434596" calcext:value-type="float">
            <text:p>0.00002481434596</text:p>
          </table:table-cell>
          <table:table-cell table:formula="of:=([.A1815]-[.B1815])*([.A1815]-[.B1815])" office:value-type="float" office:value="0.03584569743616" calcext:value-type="float">
            <text:p>0.03584569743616</text:p>
          </table:table-cell>
          <table:table-cell/>
        </table:table-row>
        <table:table-row table:style-name="ro1">
          <table:table-cell office:value-type="float" office:value="0.0184361" calcext:value-type="float">
            <text:p>0.0184361</text:p>
          </table:table-cell>
          <table:table-cell office:value-type="float" office:value="0.0309068" calcext:value-type="float">
            <text:p>0.0309068</text:p>
          </table:table-cell>
          <table:table-cell table:formula="of:=([.A1816]*[.A1816])" office:value-type="float" office:value="0.00033988978321" calcext:value-type="float">
            <text:p>0.00033988978321</text:p>
          </table:table-cell>
          <table:table-cell table:formula="of:=([.A1816]-[.B1816])*([.A1816]-[.B1816])" office:value-type="float" office:value="0.00015551835849" calcext:value-type="float">
            <text:p>0.00015551835849</text:p>
          </table:table-cell>
          <table:table-cell/>
        </table:table-row>
        <table:table-row table:style-name="ro1">
          <table:table-cell office:value-type="float" office:value="0.0653483" calcext:value-type="float">
            <text:p>0.0653483</text:p>
          </table:table-cell>
          <table:table-cell office:value-type="float" office:value="0.195756" calcext:value-type="float">
            <text:p>0.195756</text:p>
          </table:table-cell>
          <table:table-cell table:formula="of:=([.A1817]*[.A1817])" office:value-type="float" office:value="0.00427040031289" calcext:value-type="float">
            <text:p>0.00427040031289</text:p>
          </table:table-cell>
          <table:table-cell table:formula="of:=([.A1817]-[.B1817])*([.A1817]-[.B1817])" office:value-type="float" office:value="0.01700616821929" calcext:value-type="float">
            <text:p>0.01700616821929</text:p>
          </table:table-cell>
          <table:table-cell/>
        </table:table-row>
        <table:table-row table:style-name="ro1">
          <table:table-cell office:value-type="float" office:value="0.128803" calcext:value-type="float">
            <text:p>0.128803</text:p>
          </table:table-cell>
          <table:table-cell office:value-type="float" office:value="0.207146" calcext:value-type="float">
            <text:p>0.207146</text:p>
          </table:table-cell>
          <table:table-cell table:formula="of:=([.A1818]*[.A1818])" office:value-type="float" office:value="0.016590212809" calcext:value-type="float">
            <text:p>0.016590212809</text:p>
          </table:table-cell>
          <table:table-cell table:formula="of:=([.A1818]-[.B1818])*([.A1818]-[.B1818])" office:value-type="float" office:value="0.006137625649" calcext:value-type="float">
            <text:p>0.006137625649</text:p>
          </table:table-cell>
          <table:table-cell/>
        </table:table-row>
        <table:table-row table:style-name="ro1">
          <table:table-cell office:value-type="float" office:value="0.216535" calcext:value-type="float">
            <text:p>0.216535</text:p>
          </table:table-cell>
          <table:table-cell office:value-type="float" office:value="0.19202" calcext:value-type="float">
            <text:p>0.19202</text:p>
          </table:table-cell>
          <table:table-cell table:formula="of:=([.A1819]*[.A1819])" office:value-type="float" office:value="0.046887406225" calcext:value-type="float">
            <text:p>0.046887406225</text:p>
          </table:table-cell>
          <table:table-cell table:formula="of:=([.A1819]-[.B1819])*([.A1819]-[.B1819])" office:value-type="float" office:value="0.000600985225" calcext:value-type="float">
            <text:p>0.000600985225</text:p>
          </table:table-cell>
          <table:table-cell/>
        </table:table-row>
        <table:table-row table:style-name="ro1">
          <table:table-cell office:value-type="float" office:value="0.355695" calcext:value-type="float">
            <text:p>0.355695</text:p>
          </table:table-cell>
          <table:table-cell office:value-type="float" office:value="0.287755" calcext:value-type="float">
            <text:p>0.287755</text:p>
          </table:table-cell>
          <table:table-cell table:formula="of:=([.A1820]*[.A1820])" office:value-type="float" office:value="0.126518933025" calcext:value-type="float">
            <text:p>0.126518933025</text:p>
          </table:table-cell>
          <table:table-cell table:formula="of:=([.A1820]-[.B1820])*([.A1820]-[.B1820])" office:value-type="float" office:value="0.0046158436" calcext:value-type="float">
            <text:p>0.0046158436</text:p>
          </table:table-cell>
          <table:table-cell/>
        </table:table-row>
        <table:table-row table:style-name="ro1">
          <table:table-cell office:value-type="float" office:value="0.355696" calcext:value-type="float">
            <text:p>0.355696</text:p>
          </table:table-cell>
          <table:table-cell office:value-type="float" office:value="0.29805" calcext:value-type="float">
            <text:p>0.29805</text:p>
          </table:table-cell>
          <table:table-cell table:formula="of:=([.A1821]*[.A1821])" office:value-type="float" office:value="0.126519644416" calcext:value-type="float">
            <text:p>0.126519644416</text:p>
          </table:table-cell>
          <table:table-cell table:formula="of:=([.A1821]-[.B1821])*([.A1821]-[.B1821])" office:value-type="float" office:value="0.003323061316" calcext:value-type="float">
            <text:p>0.003323061316</text:p>
          </table:table-cell>
          <table:table-cell/>
        </table:table-row>
        <table:table-row table:style-name="ro1">
          <table:table-cell office:value-type="float" office:value="0.355696" calcext:value-type="float">
            <text:p>0.355696</text:p>
          </table:table-cell>
          <table:table-cell office:value-type="float" office:value="0.309446" calcext:value-type="float">
            <text:p>0.309446</text:p>
          </table:table-cell>
          <table:table-cell table:formula="of:=([.A1822]*[.A1822])" office:value-type="float" office:value="0.126519644416" calcext:value-type="float">
            <text:p>0.126519644416</text:p>
          </table:table-cell>
          <table:table-cell table:formula="of:=([.A1822]-[.B1822])*([.A1822]-[.B1822])" office:value-type="float" office:value="0.0021390625" calcext:value-type="float">
            <text:p>0.0021390625</text:p>
          </table:table-cell>
          <table:table-cell/>
        </table:table-row>
        <table:table-row table:style-name="ro1">
          <table:table-cell office:value-type="float" office:value="0.355696" calcext:value-type="float">
            <text:p>0.355696</text:p>
          </table:table-cell>
          <table:table-cell office:value-type="float" office:value="0.467765" calcext:value-type="float">
            <text:p>0.467765</text:p>
          </table:table-cell>
          <table:table-cell table:formula="of:=([.A1823]*[.A1823])" office:value-type="float" office:value="0.126519644416" calcext:value-type="float">
            <text:p>0.126519644416</text:p>
          </table:table-cell>
          <table:table-cell table:formula="of:=([.A1823]-[.B1823])*([.A1823]-[.B1823])" office:value-type="float" office:value="0.012559460761" calcext:value-type="float">
            <text:p>0.012559460761</text:p>
          </table:table-cell>
          <table:table-cell/>
        </table:table-row>
        <table:table-row table:style-name="ro1">
          <table:table-cell office:value-type="float" office:value="0.355695" calcext:value-type="float">
            <text:p>0.355695</text:p>
          </table:table-cell>
          <table:table-cell office:value-type="float" office:value="0.486764" calcext:value-type="float">
            <text:p>0.486764</text:p>
          </table:table-cell>
          <table:table-cell table:formula="of:=([.A1824]*[.A1824])" office:value-type="float" office:value="0.126518933025" calcext:value-type="float">
            <text:p>0.126518933025</text:p>
          </table:table-cell>
          <table:table-cell table:formula="of:=([.A1824]-[.B1824])*([.A1824]-[.B1824])" office:value-type="float" office:value="0.017179082761" calcext:value-type="float">
            <text:p>0.017179082761</text:p>
          </table:table-cell>
          <table:table-cell/>
        </table:table-row>
        <table:table-row table:style-name="ro1">
          <table:table-cell office:value-type="float" office:value="0.355696" calcext:value-type="float">
            <text:p>0.355696</text:p>
          </table:table-cell>
          <table:table-cell office:value-type="float" office:value="0.50733" calcext:value-type="float">
            <text:p>0.50733</text:p>
          </table:table-cell>
          <table:table-cell table:formula="of:=([.A1825]*[.A1825])" office:value-type="float" office:value="0.126519644416" calcext:value-type="float">
            <text:p>0.126519644416</text:p>
          </table:table-cell>
          <table:table-cell table:formula="of:=([.A1825]-[.B1825])*([.A1825]-[.B1825])" office:value-type="float" office:value="0.022992869956" calcext:value-type="float">
            <text:p>0.022992869956</text:p>
          </table:table-cell>
          <table:table-cell/>
        </table:table-row>
        <table:table-row table:style-name="ro1">
          <table:table-cell office:value-type="float" office:value="0.484713" calcext:value-type="float">
            <text:p>0.484713</text:p>
          </table:table-cell>
          <table:table-cell office:value-type="float" office:value="0.543219" calcext:value-type="float">
            <text:p>0.543219</text:p>
          </table:table-cell>
          <table:table-cell table:formula="of:=([.A1826]*[.A1826])" office:value-type="float" office:value="0.234946692369" calcext:value-type="float">
            <text:p>0.234946692369</text:p>
          </table:table-cell>
          <table:table-cell table:formula="of:=([.A1826]-[.B1826])*([.A1826]-[.B1826])" office:value-type="float" office:value="0.003422952036" calcext:value-type="float">
            <text:p>0.003422952036</text:p>
          </table:table-cell>
          <table:table-cell/>
        </table:table-row>
        <table:table-row table:style-name="ro1">
          <table:table-cell office:value-type="float" office:value="0.484713" calcext:value-type="float">
            <text:p>0.484713</text:p>
          </table:table-cell>
          <table:table-cell office:value-type="float" office:value="0.583567" calcext:value-type="float">
            <text:p>0.583567</text:p>
          </table:table-cell>
          <table:table-cell table:formula="of:=([.A1827]*[.A1827])" office:value-type="float" office:value="0.234946692369" calcext:value-type="float">
            <text:p>0.234946692369</text:p>
          </table:table-cell>
          <table:table-cell table:formula="of:=([.A1827]-[.B1827])*([.A1827]-[.B1827])" office:value-type="float" office:value="0.00977211331599999" calcext:value-type="float">
            <text:p>0.00977211331599999</text:p>
          </table:table-cell>
          <table:table-cell/>
        </table:table-row>
        <table:table-row table:style-name="ro1">
          <table:table-cell office:value-type="float" office:value="0.699393" calcext:value-type="float">
            <text:p>0.699393</text:p>
          </table:table-cell>
          <table:table-cell office:value-type="float" office:value="0.721653" calcext:value-type="float">
            <text:p>0.721653</text:p>
          </table:table-cell>
          <table:table-cell table:formula="of:=([.A1828]*[.A1828])" office:value-type="float" office:value="0.489150568449" calcext:value-type="float">
            <text:p>0.489150568449</text:p>
          </table:table-cell>
          <table:table-cell table:formula="of:=([.A1828]-[.B1828])*([.A1828]-[.B1828])" office:value-type="float" office:value="0.000495507599999998" calcext:value-type="float">
            <text:p>0.000495507599999998</text:p>
          </table:table-cell>
          <table:table-cell/>
        </table:table-row>
        <table:table-row table:style-name="ro1">
          <table:table-cell office:value-type="float" office:value="0.699393" calcext:value-type="float">
            <text:p>0.699393</text:p>
          </table:table-cell>
          <table:table-cell office:value-type="float" office:value="0.756503" calcext:value-type="float">
            <text:p>0.756503</text:p>
          </table:table-cell>
          <table:table-cell table:formula="of:=([.A1829]*[.A1829])" office:value-type="float" office:value="0.489150568449" calcext:value-type="float">
            <text:p>0.489150568449</text:p>
          </table:table-cell>
          <table:table-cell table:formula="of:=([.A1829]-[.B1829])*([.A1829]-[.B1829])" office:value-type="float" office:value="0.0032615521" calcext:value-type="float">
            <text:p>0.0032615521</text:p>
          </table:table-cell>
          <table:table-cell/>
        </table:table-row>
        <table:table-row table:style-name="ro1">
          <table:table-cell office:value-type="float" office:value="0.970134" calcext:value-type="float">
            <text:p>0.970134</text:p>
          </table:table-cell>
          <table:table-cell office:value-type="float" office:value="0.822158" calcext:value-type="float">
            <text:p>0.822158</text:p>
          </table:table-cell>
          <table:table-cell table:formula="of:=([.A1830]*[.A1830])" office:value-type="float" office:value="0.941159977956" calcext:value-type="float">
            <text:p>0.941159977956</text:p>
          </table:table-cell>
          <table:table-cell table:formula="of:=([.A1830]-[.B1830])*([.A1830]-[.B1830])" office:value-type="float" office:value="0.021896896576" calcext:value-type="float">
            <text:p>0.021896896576</text:p>
          </table:table-cell>
          <table:table-cell/>
        </table:table-row>
        <table:table-row table:style-name="ro1">
          <table:table-cell office:value-type="float" office:value="0.970134" calcext:value-type="float">
            <text:p>0.970134</text:p>
          </table:table-cell>
          <table:table-cell office:value-type="float" office:value="0.856246" calcext:value-type="float">
            <text:p>0.856246</text:p>
          </table:table-cell>
          <table:table-cell table:formula="of:=([.A1831]*[.A1831])" office:value-type="float" office:value="0.941159977956" calcext:value-type="float">
            <text:p>0.941159977956</text:p>
          </table:table-cell>
          <table:table-cell table:formula="of:=([.A1831]-[.B1831])*([.A1831]-[.B1831])" office:value-type="float" office:value="0.012970476544" calcext:value-type="float">
            <text:p>0.012970476544</text:p>
          </table:table-cell>
          <table:table-cell/>
        </table:table-row>
        <table:table-row table:style-name="ro1">
          <table:table-cell office:value-type="float" office:value="0.970134" calcext:value-type="float">
            <text:p>0.970134</text:p>
          </table:table-cell>
          <table:table-cell office:value-type="float" office:value="0.984712" calcext:value-type="float">
            <text:p>0.984712</text:p>
          </table:table-cell>
          <table:table-cell table:formula="of:=([.A1832]*[.A1832])" office:value-type="float" office:value="0.941159977956" calcext:value-type="float">
            <text:p>0.941159977956</text:p>
          </table:table-cell>
          <table:table-cell table:formula="of:=([.A1832]-[.B1832])*([.A1832]-[.B1832])" office:value-type="float" office:value="0.000212518083999999" calcext:value-type="float">
            <text:p>0.000212518083999999</text:p>
          </table:table-cell>
          <table:table-cell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4942" calcext:value-type="float">
            <text:p>0.994942</text:p>
          </table:table-cell>
          <table:table-cell table:formula="of:=([.A1833]*[.A1833])" office:value-type="float" office:value="0.999978000121" calcext:value-type="float">
            <text:p>0.999978000121</text:p>
          </table:table-cell>
          <table:table-cell table:formula="of:=([.A1833]-[.B1833])*([.A1833]-[.B1833])" office:value-type="float" office:value="0.0000254722090000002" calcext:value-type="float">
            <text:p>2.54722090000002E-05</text:p>
          </table:table-cell>
          <table:table-cell/>
        </table:table-row>
        <table:table-row table:style-name="ro1">
          <table:table-cell office:value-type="float" office:value="0.999988" calcext:value-type="float">
            <text:p>0.999988</text:p>
          </table:table-cell>
          <table:table-cell office:value-type="float" office:value="0.999997" calcext:value-type="float">
            <text:p>0.999997</text:p>
          </table:table-cell>
          <table:table-cell table:formula="of:=([.A1834]*[.A1834])" office:value-type="float" office:value="0.999976000144" calcext:value-type="float">
            <text:p>0.999976000144</text:p>
          </table:table-cell>
          <table:table-cell table:formula="of:=([.A1834]-[.B1834])*([.A1834]-[.B1834])" office:value-type="float" office:value="0.000000000081" calcext:value-type="float">
            <text:p>8.10000000006616E-11</text:p>
          </table:table-cell>
          <table:table-cell/>
        </table:table-row>
        <table:table-row table:style-name="ro1">
          <table:table-cell office:value-type="float" office:value="0.0000235438" calcext:value-type="float">
            <text:p>0.0000235438</text:p>
          </table:table-cell>
          <table:table-cell office:value-type="float" office:value="0.0000000800026" calcext:value-type="float">
            <text:p>0.0000000800026</text:p>
          </table:table-cell>
          <table:table-cell table:formula="of:=([.A1835]*[.A1835])" office:value-type="float" office:value="0.00000000055431051844" calcext:value-type="float">
            <text:p>5.5431051844E-10</text:p>
          </table:table-cell>
          <table:table-cell table:formula="of:=([.A1835]-[.B1835])*([.A1835]-[.B1835])" office:value-type="float" office:value="0.00000000055054978843" calcext:value-type="float">
            <text:p>5.50549788428247E-10</text:p>
          </table:table-cell>
          <table:table-cell/>
        </table:table-row>
        <table:table-row table:style-name="ro1">
          <table:table-cell office:value-type="float" office:value="0.00000911951" calcext:value-type="float">
            <text:p>0.00000911951</text:p>
          </table:table-cell>
          <table:table-cell office:value-type="float" office:value="0.00119084" calcext:value-type="float">
            <text:p>0.00119084</text:p>
          </table:table-cell>
          <table:table-cell table:formula="of:=([.A1836]*[.A1836])" office:value-type="float" office:value="0.00000000008316546264" calcext:value-type="float">
            <text:p>8.31654626401E-11</text:p>
          </table:table-cell>
          <table:table-cell table:formula="of:=([.A1836]-[.B1836])*([.A1836]-[.B1836])" office:value-type="float" office:value="0.00000139646331648584" calcext:value-type="float">
            <text:p>1.39646331648584E-06</text:p>
          </table:table-cell>
          <table:table-cell/>
        </table:table-row>
        <table:table-row table:style-name="ro1">
          <table:table-cell office:value-type="float" office:value="0.0000345111" calcext:value-type="float">
            <text:p>0.0000345111</text:p>
          </table:table-cell>
          <table:table-cell office:value-type="float" office:value="0.010055" calcext:value-type="float">
            <text:p>0.010055</text:p>
          </table:table-cell>
          <table:table-cell table:formula="of:=([.A1837]*[.A1837])" office:value-type="float" office:value="0.00000000119101602321" calcext:value-type="float">
            <text:p>1.19101602321E-09</text:p>
          </table:table-cell>
          <table:table-cell table:formula="of:=([.A1837]-[.B1837])*([.A1837]-[.B1837])" office:value-type="float" office:value="0.000100410197795023" calcext:value-type="float">
            <text:p>0.000100410197795023</text:p>
          </table:table-cell>
          <table:table-cell/>
        </table:table-row>
        <table:table-row table:style-name="ro1">
          <table:table-cell office:value-type="float" office:value="0.0000548959" calcext:value-type="float">
            <text:p>0.0000548959</text:p>
          </table:table-cell>
          <table:table-cell office:value-type="float" office:value="0.0274732" calcext:value-type="float">
            <text:p>0.0274732</text:p>
          </table:table-cell>
          <table:table-cell table:formula="of:=([.A1838]*[.A1838])" office:value-type="float" office:value="0.00000000301355983681" calcext:value-type="float">
            <text:p>3.01355983681E-09</text:p>
          </table:table-cell>
          <table:table-cell table:formula="of:=([.A1838]-[.B1838])*([.A1838]-[.B1838])" office:value-type="float" office:value="0.000751763399720077" calcext:value-type="float">
            <text:p>0.000751763399720077</text:p>
          </table:table-cell>
          <table:table-cell/>
        </table:table-row>
        <table:table-row table:style-name="ro1">
          <table:table-cell office:value-type="float" office:value="0.0000548959" calcext:value-type="float">
            <text:p>0.0000548959</text:p>
          </table:table-cell>
          <table:table-cell office:value-type="float" office:value="0.0503397" calcext:value-type="float">
            <text:p>0.0503397</text:p>
          </table:table-cell>
          <table:table-cell table:formula="of:=([.A1839]*[.A1839])" office:value-type="float" office:value="0.00000000301355983681" calcext:value-type="float">
            <text:p>3.01355983681E-09</text:p>
          </table:table-cell>
          <table:table-cell table:formula="of:=([.A1839]-[.B1839])*([.A1839]-[.B1839])" office:value-type="float" office:value="0.00252856152337538" calcext:value-type="float">
            <text:p>0.00252856152337538</text:p>
          </table:table-cell>
          <table:table-cell/>
        </table:table-row>
        <table:table-row table:style-name="ro1">
          <table:table-cell office:value-type="float" office:value="0.0000119805" calcext:value-type="float">
            <text:p>0.0000119805</text:p>
          </table:table-cell>
          <table:table-cell office:value-type="float" office:value="0.0301009" calcext:value-type="float">
            <text:p>0.0301009</text:p>
          </table:table-cell>
          <table:table-cell table:formula="of:=([.A1840]*[.A1840])" office:value-type="float" office:value="0.00000000014353238025" calcext:value-type="float">
            <text:p>1.4353238025E-10</text:p>
          </table:table-cell>
          <table:table-cell table:formula="of:=([.A1840]-[.B1840])*([.A1840]-[.B1840])" office:value-type="float" office:value="0.00090534307667748" calcext:value-type="float">
            <text:p>0.00090534307667748</text:p>
          </table:table-cell>
          <table:table-cell/>
        </table:table-row>
        <table:table-row table:style-name="ro1">
          <table:table-cell office:value-type="float" office:value="0.00000655651" calcext:value-type="float">
            <text:p>0.00000655651</text:p>
          </table:table-cell>
          <table:table-cell office:value-type="float" office:value="0.0327058" calcext:value-type="float">
            <text:p>0.0327058</text:p>
          </table:table-cell>
          <table:table-cell table:formula="of:=([.A1841]*[.A1841])" office:value-type="float" office:value="0.00000000004298782338" calcext:value-type="float">
            <text:p>4.29878233801E-11</text:p>
          </table:table-cell>
          <table:table-cell table:formula="of:=([.A1841]-[.B1841])*([.A1841]-[.B1841])" office:value-type="float" office:value="0.00106924052481831" calcext:value-type="float">
            <text:p>0.00106924052481831</text:p>
          </table:table-cell>
          <table:table-cell/>
        </table:table-row>
        <table:table-row table:style-name="ro1">
          <table:table-cell office:value-type="float" office:value="0.0000331402" calcext:value-type="float">
            <text:p>0.0000331402</text:p>
          </table:table-cell>
          <table:table-cell office:value-type="float" office:value="0.083479" calcext:value-type="float">
            <text:p>0.083479</text:p>
          </table:table-cell>
          <table:table-cell table:formula="of:=([.A1842]*[.A1842])" office:value-type="float" office:value="0.00000000109827285604" calcext:value-type="float">
            <text:p>1.09827285604E-09</text:p>
          </table:table-cell>
          <table:table-cell table:formula="of:=([.A1842]-[.B1842])*([.A1842]-[.B1842])" office:value-type="float" office:value="0.00696321151776126" calcext:value-type="float">
            <text:p>0.00696321151776126</text:p>
          </table:table-cell>
          <table:table-cell/>
        </table:table-row>
        <table:table-row table:style-name="ro1">
          <table:table-cell office:value-type="float" office:value="0.0000708699" calcext:value-type="float">
            <text:p>0.0000708699</text:p>
          </table:table-cell>
          <table:table-cell office:value-type="float" office:value="0.0202551" calcext:value-type="float">
            <text:p>0.0202551</text:p>
          </table:table-cell>
          <table:table-cell table:formula="of:=([.A1843]*[.A1843])" office:value-type="float" office:value="0.00000000502254272601" calcext:value-type="float">
            <text:p>5.02254272601E-09</text:p>
          </table:table-cell>
          <table:table-cell table:formula="of:=([.A1843]-[.B1843])*([.A1843]-[.B1843])" office:value-type="float" office:value="0.000407403144729746" calcext:value-type="float">
            <text:p>0.000407403144729746</text:p>
          </table:table-cell>
          <table:table-cell/>
        </table:table-row>
        <table:table-row table:style-name="ro1">
          <table:table-cell office:value-type="float" office:value="0.000103056" calcext:value-type="float">
            <text:p>0.000103056</text:p>
          </table:table-cell>
          <table:table-cell office:value-type="float" office:value="0.0448282" calcext:value-type="float">
            <text:p>0.0448282</text:p>
          </table:table-cell>
          <table:table-cell table:formula="of:=([.A1844]*[.A1844])" office:value-type="float" office:value="0.000000010620539136" calcext:value-type="float">
            <text:p>1.0620539136E-08</text:p>
          </table:table-cell>
          <table:table-cell table:formula="of:=([.A1844]-[.B1844])*([.A1844]-[.B1844])" office:value-type="float" office:value="0.00200033850582074" calcext:value-type="float">
            <text:p>0.00200033850582074</text:p>
          </table:table-cell>
          <table:table-cell/>
        </table:table-row>
        <table:table-row table:style-name="ro1">
          <table:table-cell office:value-type="float" office:value="0.0000314116" calcext:value-type="float">
            <text:p>0.0000314116</text:p>
          </table:table-cell>
          <table:table-cell office:value-type="float" office:value="0.022665" calcext:value-type="float">
            <text:p>0.022665</text:p>
          </table:table-cell>
          <table:table-cell table:formula="of:=([.A1845]*[.A1845])" office:value-type="float" office:value="0.00000000098668861456" calcext:value-type="float">
            <text:p>9.8668861456E-10</text:p>
          </table:table-cell>
          <table:table-cell table:formula="of:=([.A1845]-[.B1845])*([.A1845]-[.B1845])" office:value-type="float" office:value="0.000512279323860615" calcext:value-type="float">
            <text:p>0.000512279323860615</text:p>
          </table:table-cell>
          <table:table-cell/>
        </table:table-row>
        <table:table-row table:style-name="ro1">
          <table:table-cell office:value-type="float" office:value="0.000084281" calcext:value-type="float">
            <text:p>0.000084281</text:p>
          </table:table-cell>
          <table:table-cell office:value-type="float" office:value="0.012957" calcext:value-type="float">
            <text:p>0.012957</text:p>
          </table:table-cell>
          <table:table-cell table:formula="of:=([.A1846]*[.A1846])" office:value-type="float" office:value="0.000000007103286961" calcext:value-type="float">
            <text:p>7.103286961E-09</text:p>
          </table:table-cell>
          <table:table-cell table:formula="of:=([.A1846]-[.B1846])*([.A1846]-[.B1846])" office:value-type="float" office:value="0.000165706894452961" calcext:value-type="float">
            <text:p>0.000165706894452961</text:p>
          </table:table-cell>
          <table:table-cell/>
        </table:table-row>
        <table:table-row table:style-name="ro1">
          <table:table-cell office:value-type="float" office:value="0.0000167489" calcext:value-type="float">
            <text:p>0.0000167489</text:p>
          </table:table-cell>
          <table:table-cell office:value-type="float" office:value="0.0140491" calcext:value-type="float">
            <text:p>0.0140491</text:p>
          </table:table-cell>
          <table:table-cell table:formula="of:=([.A1847]*[.A1847])" office:value-type="float" office:value="0.00000000028052565121" calcext:value-type="float">
            <text:p>2.8052565121E-10</text:p>
          </table:table-cell>
          <table:table-cell table:formula="of:=([.A1847]-[.B1847])*([.A1847]-[.B1847])" office:value-type="float" office:value="0.000196906877393671" calcext:value-type="float">
            <text:p>0.000196906877393671</text:p>
          </table:table-cell>
          <table:table-cell/>
        </table:table-row>
        <table:table-row table:style-name="ro1">
          <table:table-cell office:value-type="float" office:value="0.0000346899" calcext:value-type="float">
            <text:p>0.0000346899</text:p>
          </table:table-cell>
          <table:table-cell office:value-type="float" office:value="0.141855" calcext:value-type="float">
            <text:p>0.141855</text:p>
          </table:table-cell>
          <table:table-cell table:formula="of:=([.A1848]*[.A1848])" office:value-type="float" office:value="0.00000000120338916201" calcext:value-type="float">
            <text:p>1.20338916201E-09</text:p>
          </table:table-cell>
          <table:table-cell table:formula="of:=([.A1848]-[.B1848])*([.A1848]-[.B1848])" office:value-type="float" office:value="0.0201130003568602" calcext:value-type="float">
            <text:p>0.0201130003568602</text:p>
          </table:table-cell>
          <table:table-cell/>
        </table:table-row>
        <table:table-row table:style-name="ro1">
          <table:table-cell office:value-type="float" office:value="0.0000346899" calcext:value-type="float">
            <text:p>0.0000346899</text:p>
          </table:table-cell>
          <table:table-cell office:value-type="float" office:value="0.205249" calcext:value-type="float">
            <text:p>0.205249</text:p>
          </table:table-cell>
          <table:table-cell table:formula="of:=([.A1849]*[.A1849])" office:value-type="float" office:value="0.00000000120338916201" calcext:value-type="float">
            <text:p>1.20338916201E-09</text:p>
          </table:table-cell>
          <table:table-cell table:formula="of:=([.A1849]-[.B1849])*([.A1849]-[.B1849])" office:value-type="float" office:value="0.042112913069819" calcext:value-type="float">
            <text:p>0.042112913069819</text:p>
          </table:table-cell>
          <table:table-cell/>
        </table:table-row>
        <table:table-row table:style-name="ro1">
          <table:table-cell office:value-type="float" office:value="0.000171542" calcext:value-type="float">
            <text:p>0.000171542</text:p>
          </table:table-cell>
          <table:table-cell office:value-type="float" office:value="0.121033" calcext:value-type="float">
            <text:p>0.121033</text:p>
          </table:table-cell>
          <table:table-cell table:formula="of:=([.A1850]*[.A1850])" office:value-type="float" office:value="0.000000029426657764" calcext:value-type="float">
            <text:p>2.9426657764E-08</text:p>
          </table:table-cell>
          <table:table-cell table:formula="of:=([.A1850]-[.B1850])*([.A1850]-[.B1850])" office:value-type="float" office:value="0.0146074920298858" calcext:value-type="float">
            <text:p>0.0146074920298858</text:p>
          </table:table-cell>
          <table:table-cell/>
        </table:table-row>
        <table:table-row table:style-name="ro1">
          <table:table-cell office:value-type="float" office:value="0.00017333" calcext:value-type="float">
            <text:p>0.00017333</text:p>
          </table:table-cell>
          <table:table-cell office:value-type="float" office:value="0.131562" calcext:value-type="float">
            <text:p>0.131562</text:p>
          </table:table-cell>
          <table:table-cell table:formula="of:=([.A1851]*[.A1851])" office:value-type="float" office:value="0.0000000300432889" calcext:value-type="float">
            <text:p>0.0000000300432889</text:p>
          </table:table-cell>
          <table:table-cell table:formula="of:=([.A1851]-[.B1851])*([.A1851]-[.B1851])" office:value-type="float" office:value="0.0172629826043689" calcext:value-type="float">
            <text:p>0.0172629826043689</text:p>
          </table:table-cell>
          <table:table-cell/>
        </table:table-row>
        <table:table-row table:style-name="ro1">
          <table:table-cell office:value-type="float" office:value="0.00047797" calcext:value-type="float">
            <text:p>0.00047797</text:p>
          </table:table-cell>
          <table:table-cell office:value-type="float" office:value="0.0403649" calcext:value-type="float">
            <text:p>0.0403649</text:p>
          </table:table-cell>
          <table:table-cell table:formula="of:=([.A1852]*[.A1852])" office:value-type="float" office:value="0.0000002284553209" calcext:value-type="float">
            <text:p>0.0000002284553209</text:p>
          </table:table-cell>
          <table:table-cell table:formula="of:=([.A1852]-[.B1852])*([.A1852]-[.B1852])" office:value-type="float" office:value="0.0015909671848249" calcext:value-type="float">
            <text:p>0.0015909671848249</text:p>
          </table:table-cell>
          <table:table-cell/>
        </table:table-row>
        <table:table-row table:style-name="ro1">
          <table:table-cell office:value-type="float" office:value="0.000426769" calcext:value-type="float">
            <text:p>0.000426769</text:p>
          </table:table-cell>
          <table:table-cell office:value-type="float" office:value="0.0463575" calcext:value-type="float">
            <text:p>0.0463575</text:p>
          </table:table-cell>
          <table:table-cell table:formula="of:=([.A1853]*[.A1853])" office:value-type="float" office:value="0.000000182131779361" calcext:value-type="float">
            <text:p>1.82131779361E-07</text:p>
          </table:table-cell>
          <table:table-cell table:formula="of:=([.A1853]-[.B1853])*([.A1853]-[.B1853])" office:value-type="float" office:value="0.00210963205019436" calcext:value-type="float">
            <text:p>0.00210963205019436</text:p>
          </table:table-cell>
          <table:table-cell/>
        </table:table-row>
        <table:table-row table:style-name="ro1">
          <table:table-cell office:value-type="float" office:value="0.00282437" calcext:value-type="float">
            <text:p>0.00282437</text:p>
          </table:table-cell>
          <table:table-cell office:value-type="float" office:value="0.0960418" calcext:value-type="float">
            <text:p>0.0960418</text:p>
          </table:table-cell>
          <table:table-cell table:formula="of:=([.A1854]*[.A1854])" office:value-type="float" office:value="0.0000079770658969" calcext:value-type="float">
            <text:p>0.0000079770658969</text:p>
          </table:table-cell>
          <table:table-cell table:formula="of:=([.A1854]-[.B1854])*([.A1854]-[.B1854])" office:value-type="float" office:value="0.0086894892558049" calcext:value-type="float">
            <text:p>0.0086894892558049</text:p>
          </table:table-cell>
          <table:table-cell/>
        </table:table-row>
        <table:table-row table:style-name="ro1">
          <table:table-cell office:value-type="float" office:value="0.000934899" calcext:value-type="float">
            <text:p>0.000934899</text:p>
          </table:table-cell>
          <table:table-cell office:value-type="float" office:value="0.0369961" calcext:value-type="float">
            <text:p>0.0369961</text:p>
          </table:table-cell>
          <table:table-cell table:formula="of:=([.A1855]*[.A1855])" office:value-type="float" office:value="0.000000874036140201" calcext:value-type="float">
            <text:p>8.74036140201E-07</text:p>
          </table:table-cell>
          <table:table-cell table:formula="of:=([.A1855]-[.B1855])*([.A1855]-[.B1855])" office:value-type="float" office:value="0.0013004102175624" calcext:value-type="float">
            <text:p>0.0013004102175624</text:p>
          </table:table-cell>
          <table:table-cell/>
        </table:table-row>
        <table:table-row table:style-name="ro1">
          <table:table-cell office:value-type="float" office:value="0.00912011" calcext:value-type="float">
            <text:p>0.00912011</text:p>
          </table:table-cell>
          <table:table-cell office:value-type="float" office:value="0.194426" calcext:value-type="float">
            <text:p>0.194426</text:p>
          </table:table-cell>
          <table:table-cell table:formula="of:=([.A1856]*[.A1856])" office:value-type="float" office:value="0.0000831764064121" calcext:value-type="float">
            <text:p>0.0000831764064121</text:p>
          </table:table-cell>
          <table:table-cell table:formula="of:=([.A1856]-[.B1856])*([.A1856]-[.B1856])" office:value-type="float" office:value="0.0343382728686921" calcext:value-type="float">
            <text:p>0.0343382728686921</text:p>
          </table:table-cell>
          <table:table-cell/>
        </table:table-row>
        <table:table-row table:style-name="ro1">
          <table:table-cell office:value-type="float" office:value="0.00912011" calcext:value-type="float">
            <text:p>0.00912011</text:p>
          </table:table-cell>
          <table:table-cell office:value-type="float" office:value="0.229676" calcext:value-type="float">
            <text:p>0.229676</text:p>
          </table:table-cell>
          <table:table-cell table:formula="of:=([.A1857]*[.A1857])" office:value-type="float" office:value="0.0000831764064121" calcext:value-type="float">
            <text:p>0.0000831764064121</text:p>
          </table:table-cell>
          <table:table-cell table:formula="of:=([.A1857]-[.B1857])*([.A1857]-[.B1857])" office:value-type="float" office:value="0.0486449006136921" calcext:value-type="float">
            <text:p>0.0486449006136921</text:p>
          </table:table-cell>
          <table:table-cell/>
        </table:table-row>
        <table:table-row table:style-name="ro1">
          <table:table-cell office:value-type="float" office:value="0.012605" calcext:value-type="float">
            <text:p>0.012605</text:p>
          </table:table-cell>
          <table:table-cell office:value-type="float" office:value="0.148282" calcext:value-type="float">
            <text:p>0.148282</text:p>
          </table:table-cell>
          <table:table-cell table:formula="of:=([.A1858]*[.A1858])" office:value-type="float" office:value="0.000158886025" calcext:value-type="float">
            <text:p>0.000158886025</text:p>
          </table:table-cell>
          <table:table-cell table:formula="of:=([.A1858]-[.B1858])*([.A1858]-[.B1858])" office:value-type="float" office:value="0.018408248329" calcext:value-type="float">
            <text:p>0.018408248329</text:p>
          </table:table-cell>
          <table:table-cell/>
        </table:table-row>
        <table:table-row table:style-name="ro1">
          <table:table-cell office:value-type="float" office:value="0.0237893" calcext:value-type="float">
            <text:p>0.0237893</text:p>
          </table:table-cell>
          <table:table-cell office:value-type="float" office:value="0.0731472" calcext:value-type="float">
            <text:p>0.0731472</text:p>
          </table:table-cell>
          <table:table-cell table:formula="of:=([.A1859]*[.A1859])" office:value-type="float" office:value="0.00056593079449" calcext:value-type="float">
            <text:p>0.00056593079449</text:p>
          </table:table-cell>
          <table:table-cell table:formula="of:=([.A1859]-[.B1859])*([.A1859]-[.B1859])" office:value-type="float" office:value="0.00243620229241" calcext:value-type="float">
            <text:p>0.00243620229241</text:p>
          </table:table-cell>
          <table:table-cell/>
        </table:table-row>
        <table:table-row table:style-name="ro1">
          <table:table-cell office:value-type="float" office:value="0.0414106" calcext:value-type="float">
            <text:p>0.0414106</text:p>
          </table:table-cell>
          <table:table-cell office:value-type="float" office:value="0.110058" calcext:value-type="float">
            <text:p>0.110058</text:p>
          </table:table-cell>
          <table:table-cell table:formula="of:=([.A1860]*[.A1860])" office:value-type="float" office:value="0.00171483779236" calcext:value-type="float">
            <text:p>0.00171483779236</text:p>
          </table:table-cell>
          <table:table-cell table:formula="of:=([.A1860]-[.B1860])*([.A1860]-[.B1860])" office:value-type="float" office:value="0.00471246552676" calcext:value-type="float">
            <text:p>0.00471246552676</text:p>
          </table:table-cell>
          <table:table-cell/>
        </table:table-row>
        <table:table-row table:style-name="ro1">
          <table:table-cell office:value-type="float" office:value="0.108906" calcext:value-type="float">
            <text:p>0.108906</text:p>
          </table:table-cell>
          <table:table-cell office:value-type="float" office:value="0.197474" calcext:value-type="float">
            <text:p>0.197474</text:p>
          </table:table-cell>
          <table:table-cell table:formula="of:=([.A1861]*[.A1861])" office:value-type="float" office:value="0.011860516836" calcext:value-type="float">
            <text:p>0.011860516836</text:p>
          </table:table-cell>
          <table:table-cell table:formula="of:=([.A1861]-[.B1861])*([.A1861]-[.B1861])" office:value-type="float" office:value="0.007844290624" calcext:value-type="float">
            <text:p>0.007844290624</text:p>
          </table:table-cell>
          <table:table-cell/>
        </table:table-row>
        <table:table-row table:style-name="ro1">
          <table:table-cell office:value-type="float" office:value="0.200768" calcext:value-type="float">
            <text:p>0.200768</text:p>
          </table:table-cell>
          <table:table-cell office:value-type="float" office:value="0.338817" calcext:value-type="float">
            <text:p>0.338817</text:p>
          </table:table-cell>
          <table:table-cell table:formula="of:=([.A1862]*[.A1862])" office:value-type="float" office:value="0.040307789824" calcext:value-type="float">
            <text:p>0.040307789824</text:p>
          </table:table-cell>
          <table:table-cell table:formula="of:=([.A1862]-[.B1862])*([.A1862]-[.B1862])" office:value-type="float" office:value="0.019057526401" calcext:value-type="float">
            <text:p>0.019057526401</text:p>
          </table:table-cell>
          <table:table-cell/>
        </table:table-row>
        <table:table-row table:style-name="ro1">
          <table:table-cell office:value-type="float" office:value="0.583107" calcext:value-type="float">
            <text:p>0.583107</text:p>
          </table:table-cell>
          <table:table-cell office:value-type="float" office:value="0.478172" calcext:value-type="float">
            <text:p>0.478172</text:p>
          </table:table-cell>
          <table:table-cell table:formula="of:=([.A1863]*[.A1863])" office:value-type="float" office:value="0.340013773449" calcext:value-type="float">
            <text:p>0.340013773449</text:p>
          </table:table-cell>
          <table:table-cell table:formula="of:=([.A1863]-[.B1863])*([.A1863]-[.B1863])" office:value-type="float" office:value="0.011011354225" calcext:value-type="float">
            <text:p>0.011011354225</text:p>
          </table:table-cell>
          <table:table-cell/>
        </table:table-row>
        <table:table-row table:style-name="ro1">
          <table:table-cell office:value-type="float" office:value="0.533366" calcext:value-type="float">
            <text:p>0.533366</text:p>
          </table:table-cell>
          <table:table-cell office:value-type="float" office:value="0.395288" calcext:value-type="float">
            <text:p>0.395288</text:p>
          </table:table-cell>
          <table:table-cell table:formula="of:=([.A1864]*[.A1864])" office:value-type="float" office:value="0.284479289956" calcext:value-type="float">
            <text:p>0.284479289956</text:p>
          </table:table-cell>
          <table:table-cell table:formula="of:=([.A1864]-[.B1864])*([.A1864]-[.B1864])" office:value-type="float" office:value="0.019065534084" calcext:value-type="float">
            <text:p>0.019065534084</text:p>
          </table:table-cell>
          <table:table-cell/>
        </table:table-row>
        <table:table-row table:style-name="ro1">
          <table:table-cell office:value-type="float" office:value="0.533366" calcext:value-type="float">
            <text:p>0.533366</text:p>
          </table:table-cell>
          <table:table-cell office:value-type="float" office:value="0.701722" calcext:value-type="float">
            <text:p>0.701722</text:p>
          </table:table-cell>
          <table:table-cell table:formula="of:=([.A1865]*[.A1865])" office:value-type="float" office:value="0.284479289956" calcext:value-type="float">
            <text:p>0.284479289956</text:p>
          </table:table-cell>
          <table:table-cell table:formula="of:=([.A1865]-[.B1865])*([.A1865]-[.B1865])" office:value-type="float" office:value="0.028343742736" calcext:value-type="float">
            <text:p>0.028343742736</text:p>
          </table:table-cell>
          <table:table-cell/>
        </table:table-row>
        <table:table-row table:style-name="ro1">
          <table:table-cell office:value-type="float" office:value="0.546256" calcext:value-type="float">
            <text:p>0.546256</text:p>
          </table:table-cell>
          <table:table-cell office:value-type="float" office:value="0.785763" calcext:value-type="float">
            <text:p>0.785763</text:p>
          </table:table-cell>
          <table:table-cell table:formula="of:=([.A1866]*[.A1866])" office:value-type="float" office:value="0.298395617536" calcext:value-type="float">
            <text:p>0.298395617536</text:p>
          </table:table-cell>
          <table:table-cell table:formula="of:=([.A1866]-[.B1866])*([.A1866]-[.B1866])" office:value-type="float" office:value="0.057363603049" calcext:value-type="float">
            <text:p>0.057363603049</text:p>
          </table:table-cell>
          <table:table-cell/>
        </table:table-row>
        <table:table-row table:style-name="ro1">
          <table:table-cell office:value-type="float" office:value="0.546257" calcext:value-type="float">
            <text:p>0.546257</text:p>
          </table:table-cell>
          <table:table-cell office:value-type="float" office:value="0.704875" calcext:value-type="float">
            <text:p>0.704875</text:p>
          </table:table-cell>
          <table:table-cell table:formula="of:=([.A1867]*[.A1867])" office:value-type="float" office:value="0.298396710049" calcext:value-type="float">
            <text:p>0.298396710049</text:p>
          </table:table-cell>
          <table:table-cell table:formula="of:=([.A1867]-[.B1867])*([.A1867]-[.B1867])" office:value-type="float" office:value="0.025159669924" calcext:value-type="float">
            <text:p>0.025159669924</text:p>
          </table:table-cell>
          <table:table-cell/>
        </table:table-row>
        <table:table-row table:style-name="ro1">
          <table:table-cell office:value-type="float" office:value="0.819748" calcext:value-type="float">
            <text:p>0.819748</text:p>
          </table:table-cell>
          <table:table-cell office:value-type="float" office:value="0.843202" calcext:value-type="float">
            <text:p>0.843202</text:p>
          </table:table-cell>
          <table:table-cell table:formula="of:=([.A1868]*[.A1868])" office:value-type="float" office:value="0.671986783504" calcext:value-type="float">
            <text:p>0.671986783504</text:p>
          </table:table-cell>
          <table:table-cell table:formula="of:=([.A1868]-[.B1868])*([.A1868]-[.B1868])" office:value-type="float" office:value="0.000550090115999999" calcext:value-type="float">
            <text:p>0.000550090115999999</text:p>
          </table:table-cell>
          <table:table-cell/>
        </table:table-row>
        <table:table-row table:style-name="ro1">
          <table:table-cell office:value-type="float" office:value="0.883579" calcext:value-type="float">
            <text:p>0.883579</text:p>
          </table:table-cell>
          <table:table-cell office:value-type="float" office:value="0.810748" calcext:value-type="float">
            <text:p>0.810748</text:p>
          </table:table-cell>
          <table:table-cell table:formula="of:=([.A1869]*[.A1869])" office:value-type="float" office:value="0.780711849241" calcext:value-type="float">
            <text:p>0.780711849241</text:p>
          </table:table-cell>
          <table:table-cell table:formula="of:=([.A1869]-[.B1869])*([.A1869]-[.B1869])" office:value-type="float" office:value="0.005304354561" calcext:value-type="float">
            <text:p>0.005304354561</text:p>
          </table:table-cell>
          <table:table-cell/>
        </table:table-row>
        <table:table-row table:style-name="ro1">
          <table:table-cell office:value-type="float" office:value="0.883579" calcext:value-type="float">
            <text:p>0.883579</text:p>
          </table:table-cell>
          <table:table-cell office:value-type="float" office:value="0.94938" calcext:value-type="float">
            <text:p>0.94938</text:p>
          </table:table-cell>
          <table:table-cell table:formula="of:=([.A1870]*[.A1870])" office:value-type="float" office:value="0.780711849241" calcext:value-type="float">
            <text:p>0.780711849241</text:p>
          </table:table-cell>
          <table:table-cell table:formula="of:=([.A1870]-[.B1870])*([.A1870]-[.B1870])" office:value-type="float" office:value="0.004329771601" calcext:value-type="float">
            <text:p>0.004329771601</text:p>
          </table:table-cell>
          <table:table-cell/>
        </table:table-row>
        <table:table-row table:style-name="ro1">
          <table:table-cell office:value-type="float" office:value="0.88358" calcext:value-type="float">
            <text:p>0.88358</text:p>
          </table:table-cell>
          <table:table-cell office:value-type="float" office:value="0.977931" calcext:value-type="float">
            <text:p>0.977931</text:p>
          </table:table-cell>
          <table:table-cell table:formula="of:=([.A1871]*[.A1871])" office:value-type="float" office:value="0.7807136164" calcext:value-type="float">
            <text:p>0.7807136164</text:p>
          </table:table-cell>
          <table:table-cell table:formula="of:=([.A1871]-[.B1871])*([.A1871]-[.B1871])" office:value-type="float" office:value="0.00890211120099999" calcext:value-type="float">
            <text:p>0.00890211120099999</text:p>
          </table:table-cell>
          <table:table-cell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4131" calcext:value-type="float">
            <text:p>0.94131</text:p>
          </table:table-cell>
          <table:table-cell table:formula="of:=([.A1872]*[.A1872])" office:value-type="float" office:value="0.999978000121" calcext:value-type="float">
            <text:p>0.999978000121</text:p>
          </table:table-cell>
          <table:table-cell table:formula="of:=([.A1872]-[.B1872])*([.A1872]-[.B1872])" office:value-type="float" office:value="0.003443225041" calcext:value-type="float">
            <text:p>0.003443225041</text:p>
          </table:table-cell>
          <table:table-cell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893" calcext:value-type="float">
            <text:p>0.99893</text:p>
          </table:table-cell>
          <table:table-cell table:formula="of:=([.A1873]*[.A1873])" office:value-type="float" office:value="0.999978000121" calcext:value-type="float">
            <text:p>0.999978000121</text:p>
          </table:table-cell>
          <table:table-cell table:formula="of:=([.A1873]-[.B1873])*([.A1873]-[.B1873])" office:value-type="float" office:value="0.00000112148100000007" calcext:value-type="float">
            <text:p>1.12148100000007E-06</text:p>
          </table:table-cell>
          <table:table-cell/>
        </table:table-row>
        <table:table-row table:style-name="ro1">
          <table:table-cell office:value-type="float" office:value="0.000000357628" calcext:value-type="float">
            <text:p>0.000000357628</text:p>
          </table:table-cell>
          <table:table-cell office:value-type="float" office:value="0.00000303222" calcext:value-type="float">
            <text:p>0.00000303222</text:p>
          </table:table-cell>
          <table:table-cell table:formula="of:=([.A1874]*[.A1874])" office:value-type="float" office:value="0.00000000000012789779" calcext:value-type="float">
            <text:p>1.27897786384E-13</text:p>
          </table:table-cell>
          <table:table-cell table:formula="of:=([.A1874]-[.B1874])*([.A1874]-[.B1874])" office:value-type="float" office:value="0.00000000000715344237" calcext:value-type="float">
            <text:p>7.153442366464E-12</text:p>
          </table:table-cell>
          <table:table-cell/>
        </table:table-row>
        <table:table-row table:style-name="ro1">
          <table:table-cell office:value-type="float" office:value="0.00000089407" calcext:value-type="float">
            <text:p>0.00000089407</text:p>
          </table:table-cell>
          <table:table-cell office:value-type="float" office:value="0.00170968" calcext:value-type="float">
            <text:p>0.00170968</text:p>
          </table:table-cell>
          <table:table-cell table:formula="of:=([.A1875]*[.A1875])" office:value-type="float" office:value="0.00000000000079936116" calcext:value-type="float">
            <text:p>7.993611649E-13</text:p>
          </table:table-cell>
          <table:table-cell table:formula="of:=([.A1875]-[.B1875])*([.A1875]-[.B1875])" office:value-type="float" office:value="0.00000291994935456597" calcext:value-type="float">
            <text:p>2.91994935456597E-06</text:p>
          </table:table-cell>
          <table:table-cell/>
        </table:table-row>
        <table:table-row table:style-name="ro1">
          <table:table-cell office:value-type="float" office:value="0.00000375509" calcext:value-type="float">
            <text:p>0.00000375509</text:p>
          </table:table-cell>
          <table:table-cell office:value-type="float" office:value="0.0000688772" calcext:value-type="float">
            <text:p>0.0000688772</text:p>
          </table:table-cell>
          <table:table-cell table:formula="of:=([.A1876]*[.A1876])" office:value-type="float" office:value="0.00000000001410070091" calcext:value-type="float">
            <text:p>1.41007009081E-11</text:p>
          </table:table-cell>
          <table:table-cell table:formula="of:=([.A1876]-[.B1876])*([.A1876]-[.B1876])" office:value-type="float" office:value="0.00000000424088921085" calcext:value-type="float">
            <text:p>4.2408892108521E-09</text:p>
          </table:table-cell>
          <table:table-cell/>
        </table:table-row>
        <table:table-row table:style-name="ro1">
          <table:table-cell office:value-type="float" office:value="0.00000703335" calcext:value-type="float">
            <text:p>0.00000703335</text:p>
          </table:table-cell>
          <table:table-cell office:value-type="float" office:value="0.0179743" calcext:value-type="float">
            <text:p>0.0179743</text:p>
          </table:table-cell>
          <table:table-cell table:formula="of:=([.A1877]*[.A1877])" office:value-type="float" office:value="0.00000000004946801222" calcext:value-type="float">
            <text:p>4.94680122225E-11</text:p>
          </table:table-cell>
          <table:table-cell table:formula="of:=([.A1877]-[.B1877])*([.A1877]-[.B1877])" office:value-type="float" office:value="0.000322822670872202" calcext:value-type="float">
            <text:p>0.000322822670872202</text:p>
          </table:table-cell>
          <table:table-cell/>
        </table:table-row>
        <table:table-row table:style-name="ro1">
          <table:table-cell office:value-type="float" office:value="0.0000116825" calcext:value-type="float">
            <text:p>0.0000116825</text:p>
          </table:table-cell>
          <table:table-cell office:value-type="float" office:value="0.00487732" calcext:value-type="float">
            <text:p>0.00487732</text:p>
          </table:table-cell>
          <table:table-cell table:formula="of:=([.A1878]*[.A1878])" office:value-type="float" office:value="0.00000000013648080625" calcext:value-type="float">
            <text:p>1.3648080625E-10</text:p>
          </table:table-cell>
          <table:table-cell table:formula="of:=([.A1878]-[.B1878])*([.A1878]-[.B1878])" office:value-type="float" office:value="0.0000236744282814062" calcext:value-type="float">
            <text:p>2.36744282814062E-05</text:p>
          </table:table-cell>
          <table:table-cell/>
        </table:table-row>
        <table:table-row table:style-name="ro1">
          <table:table-cell office:value-type="float" office:value="0.0000421405" calcext:value-type="float">
            <text:p>0.0000421405</text:p>
          </table:table-cell>
          <table:table-cell office:value-type="float" office:value="0.00177728" calcext:value-type="float">
            <text:p>0.00177728</text:p>
          </table:table-cell>
          <table:table-cell table:formula="of:=([.A1879]*[.A1879])" office:value-type="float" office:value="0.00000000177582174025" calcext:value-type="float">
            <text:p>1.77582174025E-09</text:p>
          </table:table-cell>
          <table:table-cell table:formula="of:=([.A1879]-[.B1879])*([.A1879]-[.B1879])" office:value-type="float" office:value="0.00000301070908446025" calcext:value-type="float">
            <text:p>3.01070908446025E-06</text:p>
          </table:table-cell>
          <table:table-cell/>
        </table:table-row>
        <table:table-row table:style-name="ro1">
          <table:table-cell office:value-type="float" office:value="0.0000376701" calcext:value-type="float">
            <text:p>0.0000376701</text:p>
          </table:table-cell>
          <table:table-cell office:value-type="float" office:value="0.00113559" calcext:value-type="float">
            <text:p>0.00113559</text:p>
          </table:table-cell>
          <table:table-cell table:formula="of:=([.A1880]*[.A1880])" office:value-type="float" office:value="0.00000000141903643401" calcext:value-type="float">
            <text:p>1.41903643401E-09</text:p>
          </table:table-cell>
          <table:table-cell table:formula="of:=([.A1880]-[.B1880])*([.A1880]-[.B1880])" office:value-type="float" office:value="0.00000120542810681601" calcext:value-type="float">
            <text:p>1.20542810681601E-06</text:p>
          </table:table-cell>
          <table:table-cell/>
        </table:table-row>
        <table:table-row table:style-name="ro1">
          <table:table-cell office:value-type="float" office:value="0.0000318289" calcext:value-type="float">
            <text:p>0.0000318289</text:p>
          </table:table-cell>
          <table:table-cell office:value-type="float" office:value="0.0486927" calcext:value-type="float">
            <text:p>0.0486927</text:p>
          </table:table-cell>
          <table:table-cell table:formula="of:=([.A1881]*[.A1881])" office:value-type="float" office:value="0.00000000101307887521" calcext:value-type="float">
            <text:p>1.01307887521E-09</text:p>
          </table:table-cell>
          <table:table-cell table:formula="of:=([.A1881]-[.B1881])*([.A1881]-[.B1881])" office:value-type="float" office:value="0.00236788037621081" calcext:value-type="float">
            <text:p>0.00236788037621081</text:p>
          </table:table-cell>
          <table:table-cell/>
        </table:table-row>
        <table:table-row table:style-name="ro1">
          <table:table-cell office:value-type="float" office:value="0.0000269413" calcext:value-type="float">
            <text:p>0.0000269413</text:p>
          </table:table-cell>
          <table:table-cell office:value-type="float" office:value="0.06058" calcext:value-type="float">
            <text:p>0.06058</text:p>
          </table:table-cell>
          <table:table-cell table:formula="of:=([.A1882]*[.A1882])" office:value-type="float" office:value="0.00000000072583364569" calcext:value-type="float">
            <text:p>7.2583364569E-10</text:p>
          </table:table-cell>
          <table:table-cell table:formula="of:=([.A1882]-[.B1882])*([.A1882]-[.B1882])" office:value-type="float" office:value="0.00366667291792565" calcext:value-type="float">
            <text:p>0.00366667291792565</text:p>
          </table:table-cell>
          <table:table-cell/>
        </table:table-row>
        <table:table-row table:style-name="ro1">
          <table:table-cell office:value-type="float" office:value="0.0000243187" calcext:value-type="float">
            <text:p>0.0000243187</text:p>
          </table:table-cell>
          <table:table-cell office:value-type="float" office:value="0.16321" calcext:value-type="float">
            <text:p>0.16321</text:p>
          </table:table-cell>
          <table:table-cell table:formula="of:=([.A1883]*[.A1883])" office:value-type="float" office:value="0.00000000059139916969" calcext:value-type="float">
            <text:p>5.9139916969E-10</text:p>
          </table:table-cell>
          <table:table-cell table:formula="of:=([.A1883]-[.B1883])*([.A1883]-[.B1883])" office:value-type="float" office:value="0.0266295665813452" calcext:value-type="float">
            <text:p>0.0266295665813452</text:p>
          </table:table-cell>
          <table:table-cell/>
        </table:table-row>
        <table:table-row table:style-name="ro1">
          <table:table-cell office:value-type="float" office:value="0.0000196695" calcext:value-type="float">
            <text:p>0.0000196695</text:p>
          </table:table-cell>
          <table:table-cell office:value-type="float" office:value="0.0622769" calcext:value-type="float">
            <text:p>0.0622769</text:p>
          </table:table-cell>
          <table:table-cell table:formula="of:=([.A1884]*[.A1884])" office:value-type="float" office:value="0.00000000038688923025" calcext:value-type="float">
            <text:p>3.8688923025E-10</text:p>
          </table:table-cell>
          <table:table-cell table:formula="of:=([.A1884]-[.B1884])*([.A1884]-[.B1884])" office:value-type="float" office:value="0.00387596274953013" calcext:value-type="float">
            <text:p>0.00387596274953013</text:p>
          </table:table-cell>
          <table:table-cell/>
        </table:table-row>
        <table:table-row table:style-name="ro1">
          <table:table-cell office:value-type="float" office:value="0.0000196695" calcext:value-type="float">
            <text:p>0.0000196695</text:p>
          </table:table-cell>
          <table:table-cell office:value-type="float" office:value="0.067987" calcext:value-type="float">
            <text:p>0.067987</text:p>
          </table:table-cell>
          <table:table-cell table:formula="of:=([.A1885]*[.A1885])" office:value-type="float" office:value="0.00000000038688923025" calcext:value-type="float">
            <text:p>3.8688923025E-10</text:p>
          </table:table-cell>
          <table:table-cell table:formula="of:=([.A1885]-[.B1885])*([.A1885]-[.B1885])" office:value-type="float" office:value="0.00461955801529623" calcext:value-type="float">
            <text:p>0.00461955801529623</text:p>
          </table:table-cell>
          <table:table-cell/>
        </table:table-row>
        <table:table-row table:style-name="ro1">
          <table:table-cell office:value-type="float" office:value="0.0000281334" calcext:value-type="float">
            <text:p>0.0000281334</text:p>
          </table:table-cell>
          <table:table-cell office:value-type="float" office:value="0.123101" calcext:value-type="float">
            <text:p>0.123101</text:p>
          </table:table-cell>
          <table:table-cell table:formula="of:=([.A1886]*[.A1886])" office:value-type="float" office:value="0.00000000079148819556" calcext:value-type="float">
            <text:p>7.9148819556E-10</text:p>
          </table:table-cell>
          <table:table-cell table:formula="of:=([.A1886]-[.B1886])*([.A1886]-[.B1886])" office:value-type="float" office:value="0.0151469304931414" calcext:value-type="float">
            <text:p>0.0151469304931414</text:p>
          </table:table-cell>
          <table:table-cell/>
        </table:table-row>
        <table:table-row table:style-name="ro1">
          <table:table-cell office:value-type="float" office:value="0.00000953674" calcext:value-type="float">
            <text:p>0.00000953674</text:p>
          </table:table-cell>
          <table:table-cell office:value-type="float" office:value="0.0453117" calcext:value-type="float">
            <text:p>0.0453117</text:p>
          </table:table-cell>
          <table:table-cell table:formula="of:=([.A1887]*[.A1887])" office:value-type="float" office:value="0.00000000009094940983" calcext:value-type="float">
            <text:p>9.09494098276E-11</text:p>
          </table:table-cell>
          <table:table-cell table:formula="of:=([.A1887]-[.B1887])*([.A1887]-[.B1887])" office:value-type="float" office:value="0.00205228599603569" calcext:value-type="float">
            <text:p>0.00205228599603569</text:p>
          </table:table-cell>
          <table:table-cell/>
        </table:table-row>
        <table:table-row table:style-name="ro1">
          <table:table-cell office:value-type="float" office:value="0.0000727773" calcext:value-type="float">
            <text:p>0.0000727773</text:p>
          </table:table-cell>
          <table:table-cell office:value-type="float" office:value="0.158485" calcext:value-type="float">
            <text:p>0.158485</text:p>
          </table:table-cell>
          <table:table-cell table:formula="of:=([.A1888]*[.A1888])" office:value-type="float" office:value="0.00000000529653539529" calcext:value-type="float">
            <text:p>5.29653539529E-09</text:p>
          </table:table-cell>
          <table:table-cell table:formula="of:=([.A1888]-[.B1888])*([.A1888]-[.B1888])" office:value-type="float" office:value="0.0250944323007544" calcext:value-type="float">
            <text:p>0.0250944323007544</text:p>
          </table:table-cell>
          <table:table-cell/>
        </table:table-row>
        <table:table-row table:style-name="ro1">
          <table:table-cell office:value-type="float" office:value="0.0000542998" calcext:value-type="float">
            <text:p>0.0000542998</text:p>
          </table:table-cell>
          <table:table-cell office:value-type="float" office:value="0.0472306" calcext:value-type="float">
            <text:p>0.0472306</text:p>
          </table:table-cell>
          <table:table-cell table:formula="of:=([.A1889]*[.A1889])" office:value-type="float" office:value="0.00000000294846828004" calcext:value-type="float">
            <text:p>2.94846828004E-09</text:p>
          </table:table-cell>
          <table:table-cell table:formula="of:=([.A1889]-[.B1889])*([.A1889]-[.B1889])" office:value-type="float" office:value="0.00222560330056052" calcext:value-type="float">
            <text:p>0.00222560330056052</text:p>
          </table:table-cell>
          <table:table-cell/>
        </table:table-row>
        <table:table-row table:style-name="ro1">
          <table:table-cell office:value-type="float" office:value="0.010425" calcext:value-type="float">
            <text:p>0.010425</text:p>
          </table:table-cell>
          <table:table-cell office:value-type="float" office:value="0.0389102" calcext:value-type="float">
            <text:p>0.0389102</text:p>
          </table:table-cell>
          <table:table-cell table:formula="of:=([.A1890]*[.A1890])" office:value-type="float" office:value="0.000108680625" calcext:value-type="float">
            <text:p>0.000108680625</text:p>
          </table:table-cell>
          <table:table-cell table:formula="of:=([.A1890]-[.B1890])*([.A1890]-[.B1890])" office:value-type="float" office:value="0.00081140661904" calcext:value-type="float">
            <text:p>0.00081140661904</text:p>
          </table:table-cell>
          <table:table-cell/>
        </table:table-row>
        <table:table-row table:style-name="ro1">
          <table:table-cell office:value-type="float" office:value="0.00871533" calcext:value-type="float">
            <text:p>0.00871533</text:p>
          </table:table-cell>
          <table:table-cell office:value-type="float" office:value="0.0567691" calcext:value-type="float">
            <text:p>0.0567691</text:p>
          </table:table-cell>
          <table:table-cell table:formula="of:=([.A1891]*[.A1891])" office:value-type="float" office:value="0.0000759569770089" calcext:value-type="float">
            <text:p>0.0000759569770089</text:p>
          </table:table-cell>
          <table:table-cell table:formula="of:=([.A1891]-[.B1891])*([.A1891]-[.B1891])" office:value-type="float" office:value="0.0023091648112129" calcext:value-type="float">
            <text:p>0.0023091648112129</text:p>
          </table:table-cell>
          <table:table-cell/>
        </table:table-row>
        <table:table-row table:style-name="ro1">
          <table:table-cell office:value-type="float" office:value="0.00824642" calcext:value-type="float">
            <text:p>0.00824642</text:p>
          </table:table-cell>
          <table:table-cell office:value-type="float" office:value="0.0689885" calcext:value-type="float">
            <text:p>0.0689885</text:p>
          </table:table-cell>
          <table:table-cell table:formula="of:=([.A1892]*[.A1892])" office:value-type="float" office:value="0.0000680034428164" calcext:value-type="float">
            <text:p>0.0000680034428164</text:p>
          </table:table-cell>
          <table:table-cell table:formula="of:=([.A1892]-[.B1892])*([.A1892]-[.B1892])" office:value-type="float" office:value="0.0036896002827264" calcext:value-type="float">
            <text:p>0.0036896002827264</text:p>
          </table:table-cell>
          <table:table-cell/>
        </table:table-row>
        <table:table-row table:style-name="ro1">
          <table:table-cell office:value-type="float" office:value="0.0077883" calcext:value-type="float">
            <text:p>0.0077883</text:p>
          </table:table-cell>
          <table:table-cell office:value-type="float" office:value="0.0295701" calcext:value-type="float">
            <text:p>0.0295701</text:p>
          </table:table-cell>
          <table:table-cell table:formula="of:=([.A1893]*[.A1893])" office:value-type="float" office:value="0.00006065761689" calcext:value-type="float">
            <text:p>0.00006065761689</text:p>
          </table:table-cell>
          <table:table-cell table:formula="of:=([.A1893]-[.B1893])*([.A1893]-[.B1893])" office:value-type="float" office:value="0.00047444681124" calcext:value-type="float">
            <text:p>0.00047444681124</text:p>
          </table:table-cell>
          <table:table-cell/>
        </table:table-row>
        <table:table-row table:style-name="ro1">
          <table:table-cell office:value-type="float" office:value="0.0203626" calcext:value-type="float">
            <text:p>0.0203626</text:p>
          </table:table-cell>
          <table:table-cell office:value-type="float" office:value="0.0237067" calcext:value-type="float">
            <text:p>0.0237067</text:p>
          </table:table-cell>
          <table:table-cell table:formula="of:=([.A1894]*[.A1894])" office:value-type="float" office:value="0.00041463547876" calcext:value-type="float">
            <text:p>0.00041463547876</text:p>
          </table:table-cell>
          <table:table-cell table:formula="of:=([.A1894]-[.B1894])*([.A1894]-[.B1894])" office:value-type="float" office:value="0.00001118300481" calcext:value-type="float">
            <text:p>0.00001118300481</text:p>
          </table:table-cell>
          <table:table-cell/>
        </table:table-row>
        <table:table-row table:style-name="ro1">
          <table:table-cell office:value-type="float" office:value="0.0203626" calcext:value-type="float">
            <text:p>0.0203626</text:p>
          </table:table-cell>
          <table:table-cell office:value-type="float" office:value="0.0246122" calcext:value-type="float">
            <text:p>0.0246122</text:p>
          </table:table-cell>
          <table:table-cell table:formula="of:=([.A1895]*[.A1895])" office:value-type="float" office:value="0.00041463547876" calcext:value-type="float">
            <text:p>0.00041463547876</text:p>
          </table:table-cell>
          <table:table-cell table:formula="of:=([.A1895]-[.B1895])*([.A1895]-[.B1895])" office:value-type="float" office:value="0.00001805910016" calcext:value-type="float">
            <text:p>0.00001805910016</text:p>
          </table:table-cell>
          <table:table-cell/>
        </table:table-row>
        <table:table-row table:style-name="ro1">
          <table:table-cell office:value-type="float" office:value="0.0225864" calcext:value-type="float">
            <text:p>0.0225864</text:p>
          </table:table-cell>
          <table:table-cell office:value-type="float" office:value="0.189395" calcext:value-type="float">
            <text:p>0.189395</text:p>
          </table:table-cell>
          <table:table-cell table:formula="of:=([.A1896]*[.A1896])" office:value-type="float" office:value="0.00051014546496" calcext:value-type="float">
            <text:p>0.00051014546496</text:p>
          </table:table-cell>
          <table:table-cell table:formula="of:=([.A1896]-[.B1896])*([.A1896]-[.B1896])" office:value-type="float" office:value="0.02782510903396" calcext:value-type="float">
            <text:p>0.02782510903396</text:p>
          </table:table-cell>
          <table:table-cell/>
        </table:table-row>
        <table:table-row table:style-name="ro1">
          <table:table-cell office:value-type="float" office:value="0.027717" calcext:value-type="float">
            <text:p>0.027717</text:p>
          </table:table-cell>
          <table:table-cell office:value-type="float" office:value="0.180715" calcext:value-type="float">
            <text:p>0.180715</text:p>
          </table:table-cell>
          <table:table-cell table:formula="of:=([.A1897]*[.A1897])" office:value-type="float" office:value="0.000768232089" calcext:value-type="float">
            <text:p>0.000768232089</text:p>
          </table:table-cell>
          <table:table-cell table:formula="of:=([.A1897]-[.B1897])*([.A1897]-[.B1897])" office:value-type="float" office:value="0.023408388004" calcext:value-type="float">
            <text:p>0.023408388004</text:p>
          </table:table-cell>
          <table:table-cell/>
        </table:table-row>
        <table:table-row table:style-name="ro1">
          <table:table-cell office:value-type="float" office:value="0.191645" calcext:value-type="float">
            <text:p>0.191645</text:p>
          </table:table-cell>
          <table:table-cell office:value-type="float" office:value="0.169914" calcext:value-type="float">
            <text:p>0.169914</text:p>
          </table:table-cell>
          <table:table-cell table:formula="of:=([.A1898]*[.A1898])" office:value-type="float" office:value="0.036727806025" calcext:value-type="float">
            <text:p>0.036727806025</text:p>
          </table:table-cell>
          <table:table-cell table:formula="of:=([.A1898]-[.B1898])*([.A1898]-[.B1898])" office:value-type="float" office:value="0.000472236361" calcext:value-type="float">
            <text:p>0.000472236361</text:p>
          </table:table-cell>
          <table:table-cell/>
        </table:table-row>
        <table:table-row table:style-name="ro1">
          <table:table-cell office:value-type="float" office:value="0.363937" calcext:value-type="float">
            <text:p>0.363937</text:p>
          </table:table-cell>
          <table:table-cell office:value-type="float" office:value="0.248181" calcext:value-type="float">
            <text:p>0.248181</text:p>
          </table:table-cell>
          <table:table-cell table:formula="of:=([.A1899]*[.A1899])" office:value-type="float" office:value="0.132450139969" calcext:value-type="float">
            <text:p>0.132450139969</text:p>
          </table:table-cell>
          <table:table-cell table:formula="of:=([.A1899]-[.B1899])*([.A1899]-[.B1899])" office:value-type="float" office:value="0.013399451536" calcext:value-type="float">
            <text:p>0.013399451536</text:p>
          </table:table-cell>
          <table:table-cell/>
        </table:table-row>
        <table:table-row table:style-name="ro1">
          <table:table-cell office:value-type="float" office:value="0.363937" calcext:value-type="float">
            <text:p>0.363937</text:p>
          </table:table-cell>
          <table:table-cell office:value-type="float" office:value="0.251852" calcext:value-type="float">
            <text:p>0.251852</text:p>
          </table:table-cell>
          <table:table-cell table:formula="of:=([.A1900]*[.A1900])" office:value-type="float" office:value="0.132450139969" calcext:value-type="float">
            <text:p>0.132450139969</text:p>
          </table:table-cell>
          <table:table-cell table:formula="of:=([.A1900]-[.B1900])*([.A1900]-[.B1900])" office:value-type="float" office:value="0.012563047225" calcext:value-type="float">
            <text:p>0.012563047225</text:p>
          </table:table-cell>
          <table:table-cell/>
        </table:table-row>
        <table:table-row table:style-name="ro1">
          <table:table-cell office:value-type="float" office:value="0.363937" calcext:value-type="float">
            <text:p>0.363937</text:p>
          </table:table-cell>
          <table:table-cell office:value-type="float" office:value="0.391053" calcext:value-type="float">
            <text:p>0.391053</text:p>
          </table:table-cell>
          <table:table-cell table:formula="of:=([.A1901]*[.A1901])" office:value-type="float" office:value="0.132450139969" calcext:value-type="float">
            <text:p>0.132450139969</text:p>
          </table:table-cell>
          <table:table-cell table:formula="of:=([.A1901]-[.B1901])*([.A1901]-[.B1901])" office:value-type="float" office:value="0.000735277455999999" calcext:value-type="float">
            <text:p>0.000735277455999999</text:p>
          </table:table-cell>
          <table:table-cell/>
        </table:table-row>
        <table:table-row table:style-name="ro1">
          <table:table-cell office:value-type="float" office:value="0.389224" calcext:value-type="float">
            <text:p>0.389224</text:p>
          </table:table-cell>
          <table:table-cell office:value-type="float" office:value="0.475558" calcext:value-type="float">
            <text:p>0.475558</text:p>
          </table:table-cell>
          <table:table-cell table:formula="of:=([.A1902]*[.A1902])" office:value-type="float" office:value="0.151495322176" calcext:value-type="float">
            <text:p>0.151495322176</text:p>
          </table:table-cell>
          <table:table-cell table:formula="of:=([.A1902]-[.B1902])*([.A1902]-[.B1902])" office:value-type="float" office:value="0.007453559556" calcext:value-type="float">
            <text:p>0.007453559556</text:p>
          </table:table-cell>
          <table:table-cell/>
        </table:table-row>
        <table:table-row table:style-name="ro1">
          <table:table-cell office:value-type="float" office:value="0.680231" calcext:value-type="float">
            <text:p>0.680231</text:p>
          </table:table-cell>
          <table:table-cell office:value-type="float" office:value="0.504467" calcext:value-type="float">
            <text:p>0.504467</text:p>
          </table:table-cell>
          <table:table-cell table:formula="of:=([.A1903]*[.A1903])" office:value-type="float" office:value="0.462714213361" calcext:value-type="float">
            <text:p>0.462714213361</text:p>
          </table:table-cell>
          <table:table-cell table:formula="of:=([.A1903]-[.B1903])*([.A1903]-[.B1903])" office:value-type="float" office:value="0.030892983696" calcext:value-type="float">
            <text:p>0.030892983696</text:p>
          </table:table-cell>
          <table:table-cell/>
        </table:table-row>
        <table:table-row table:style-name="ro1">
          <table:table-cell office:value-type="float" office:value="0.68023" calcext:value-type="float">
            <text:p>0.68023</text:p>
          </table:table-cell>
          <table:table-cell office:value-type="float" office:value="0.660903" calcext:value-type="float">
            <text:p>0.660903</text:p>
          </table:table-cell>
          <table:table-cell table:formula="of:=([.A1904]*[.A1904])" office:value-type="float" office:value="0.4627128529" calcext:value-type="float">
            <text:p>0.4627128529</text:p>
          </table:table-cell>
          <table:table-cell table:formula="of:=([.A1904]-[.B1904])*([.A1904]-[.B1904])" office:value-type="float" office:value="0.000373532928999999" calcext:value-type="float">
            <text:p>0.000373532928999999</text:p>
          </table:table-cell>
          <table:table-cell/>
        </table:table-row>
        <table:table-row table:style-name="ro1">
          <table:table-cell office:value-type="float" office:value="0.937612" calcext:value-type="float">
            <text:p>0.937612</text:p>
          </table:table-cell>
          <table:table-cell office:value-type="float" office:value="0.730833" calcext:value-type="float">
            <text:p>0.730833</text:p>
          </table:table-cell>
          <table:table-cell table:formula="of:=([.A1905]*[.A1905])" office:value-type="float" office:value="0.879116262544" calcext:value-type="float">
            <text:p>0.879116262544</text:p>
          </table:table-cell>
          <table:table-cell table:formula="of:=([.A1905]-[.B1905])*([.A1905]-[.B1905])" office:value-type="float" office:value="0.042757554841" calcext:value-type="float">
            <text:p>0.042757554841</text:p>
          </table:table-cell>
          <table:table-cell/>
        </table:table-row>
        <table:table-row table:style-name="ro1">
          <table:table-cell office:value-type="float" office:value="0.937611" calcext:value-type="float">
            <text:p>0.937611</text:p>
          </table:table-cell>
          <table:table-cell office:value-type="float" office:value="0.828297" calcext:value-type="float">
            <text:p>0.828297</text:p>
          </table:table-cell>
          <table:table-cell table:formula="of:=([.A1906]*[.A1906])" office:value-type="float" office:value="0.879114387321" calcext:value-type="float">
            <text:p>0.879114387321</text:p>
          </table:table-cell>
          <table:table-cell table:formula="of:=([.A1906]-[.B1906])*([.A1906]-[.B1906])" office:value-type="float" office:value="0.011949550596" calcext:value-type="float">
            <text:p>0.011949550596</text:p>
          </table:table-cell>
          <table:table-cell/>
        </table:table-row>
        <table:table-row table:style-name="ro1">
          <table:table-cell office:value-type="float" office:value="0.937612" calcext:value-type="float">
            <text:p>0.937612</text:p>
          </table:table-cell>
          <table:table-cell office:value-type="float" office:value="0.868297" calcext:value-type="float">
            <text:p>0.868297</text:p>
          </table:table-cell>
          <table:table-cell table:formula="of:=([.A1907]*[.A1907])" office:value-type="float" office:value="0.879116262544" calcext:value-type="float">
            <text:p>0.879116262544</text:p>
          </table:table-cell>
          <table:table-cell table:formula="of:=([.A1907]-[.B1907])*([.A1907]-[.B1907])" office:value-type="float" office:value="0.004804569225" calcext:value-type="float">
            <text:p>0.004804569225</text:p>
          </table:table-cell>
          <table:table-cell/>
        </table:table-row>
        <table:table-row table:style-name="ro1">
          <table:table-cell office:value-type="float" office:value="0.937612" calcext:value-type="float">
            <text:p>0.937612</text:p>
          </table:table-cell>
          <table:table-cell office:value-type="float" office:value="0.908988" calcext:value-type="float">
            <text:p>0.908988</text:p>
          </table:table-cell>
          <table:table-cell table:formula="of:=([.A1908]*[.A1908])" office:value-type="float" office:value="0.879116262544" calcext:value-type="float">
            <text:p>0.879116262544</text:p>
          </table:table-cell>
          <table:table-cell table:formula="of:=([.A1908]-[.B1908])*([.A1908]-[.B1908])" office:value-type="float" office:value="0.000819333375999999" calcext:value-type="float">
            <text:p>0.000819333375999999</text:p>
          </table:table-cell>
          <table:table-cell/>
        </table:table-row>
        <table:table-row table:style-name="ro1">
          <table:table-cell office:value-type="float" office:value="0.937611" calcext:value-type="float">
            <text:p>0.937611</text:p>
          </table:table-cell>
          <table:table-cell office:value-type="float" office:value="0.946676" calcext:value-type="float">
            <text:p>0.946676</text:p>
          </table:table-cell>
          <table:table-cell table:formula="of:=([.A1909]*[.A1909])" office:value-type="float" office:value="0.879114387321" calcext:value-type="float">
            <text:p>0.879114387321</text:p>
          </table:table-cell>
          <table:table-cell table:formula="of:=([.A1909]-[.B1909])*([.A1909]-[.B1909])" office:value-type="float" office:value="0.0000821742249999998" calcext:value-type="float">
            <text:p>0.0000821742249999998</text:p>
          </table:table-cell>
          <table:table-cell/>
        </table:table-row>
        <table:table-row table:style-name="ro1">
          <table:table-cell office:value-type="float" office:value="0.937611" calcext:value-type="float">
            <text:p>0.937611</text:p>
          </table:table-cell>
          <table:table-cell office:value-type="float" office:value="0.975146" calcext:value-type="float">
            <text:p>0.975146</text:p>
          </table:table-cell>
          <table:table-cell table:formula="of:=([.A1910]*[.A1910])" office:value-type="float" office:value="0.879114387321" calcext:value-type="float">
            <text:p>0.879114387321</text:p>
          </table:table-cell>
          <table:table-cell table:formula="of:=([.A1910]-[.B1910])*([.A1910]-[.B1910])" office:value-type="float" office:value="0.001408876225" calcext:value-type="float">
            <text:p>0.001408876225</text:p>
          </table:table-cell>
          <table:table-cell/>
        </table:table-row>
        <table:table-row table:style-name="ro1">
          <table:table-cell office:value-type="float" office:value="0.999073" calcext:value-type="float">
            <text:p>0.999073</text:p>
          </table:table-cell>
          <table:table-cell office:value-type="float" office:value="0.998192" calcext:value-type="float">
            <text:p>0.998192</text:p>
          </table:table-cell>
          <table:table-cell table:formula="of:=([.A1911]*[.A1911])" office:value-type="float" office:value="0.998146859329" calcext:value-type="float">
            <text:p>0.998146859329</text:p>
          </table:table-cell>
          <table:table-cell table:formula="of:=([.A1911]-[.B1911])*([.A1911]-[.B1911])" office:value-type="float" office:value="0.00000077616100000004" calcext:value-type="float">
            <text:p>7.76161000000036E-07</text:p>
          </table:table-cell>
          <table:table-cell/>
        </table:table-row>
        <table:table-row table:style-name="ro1">
          <table:table-cell office:value-type="float" office:value="0.999072" calcext:value-type="float">
            <text:p>0.999072</text:p>
          </table:table-cell>
          <table:table-cell office:value-type="float" office:value="0.999997" calcext:value-type="float">
            <text:p>0.999997</text:p>
          </table:table-cell>
          <table:table-cell table:formula="of:=([.A1912]*[.A1912])" office:value-type="float" office:value="0.998144861184" calcext:value-type="float">
            <text:p>0.998144861184</text:p>
          </table:table-cell>
          <table:table-cell table:formula="of:=([.A1912]-[.B1912])*([.A1912]-[.B1912])" office:value-type="float" office:value="0.00000085562500000012" calcext:value-type="float">
            <text:p>8.5562500000012E-07</text:p>
          </table:table-cell>
          <table:table-cell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000303222" calcext:value-type="float">
            <text:p>0.00000303222</text:p>
          </table:table-cell>
          <table:table-cell table:formula="of:=([.A1913]*[.A1913])" office:value-type="float" office:value="3.55270834116E-015" calcext:value-type="float">
            <text:p>3.55270834116E-15</text:p>
          </table:table-cell>
          <table:table-cell table:formula="of:=([.A1913]-[.B1913])*([.A1913]-[.B1913])" office:value-type="float" office:value="0.00000000000883644232" calcext:value-type="float">
            <text:p>8.83644231631716E-12</text:p>
          </table:table-cell>
          <table:table-cell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0180795" calcext:value-type="float">
            <text:p>0.00180795</text:p>
          </table:table-cell>
          <table:table-cell table:formula="of:=([.A1914]*[.A1914])" office:value-type="float" office:value="0.00000000000001421079" calcext:value-type="float">
            <text:p>1.4210785681E-14</text:p>
          </table:table-cell>
          <table:table-cell table:formula="of:=([.A1914]-[.B1914])*([.A1914]-[.B1914])" office:value-type="float" office:value="0.00000326825216888769" calcext:value-type="float">
            <text:p>3.26825216888769E-06</text:p>
          </table:table-cell>
          <table:table-cell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152877" calcext:value-type="float">
            <text:p>0.0152877</text:p>
          </table:table-cell>
          <table:table-cell table:formula="of:=([.A1915]*[.A1915])" office:value-type="float" office:value="0.00000000000001421079" calcext:value-type="float">
            <text:p>1.4210785681E-14</text:p>
          </table:table-cell>
          <table:table-cell table:formula="of:=([.A1915]-[.B1915])*([.A1915]-[.B1915])" office:value-type="float" office:value="0.000233710126441352" calcext:value-type="float">
            <text:p>0.000233710126441352</text:p>
          </table:table-cell>
          <table:table-cell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440372" calcext:value-type="float">
            <text:p>0.0440372</text:p>
          </table:table-cell>
          <table:table-cell table:formula="of:=([.A1916]*[.A1916])" office:value-type="float" office:value="0.00000000000001421079" calcext:value-type="float">
            <text:p>1.4210785681E-14</text:p>
          </table:table-cell>
          <table:table-cell table:formula="of:=([.A1916]-[.B1916])*([.A1916]-[.B1916])" office:value-type="float" office:value="0.00193926448459306" calcext:value-type="float">
            <text:p>0.00193926448459306</text:p>
          </table:table-cell>
          <table:table-cell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820952" calcext:value-type="float">
            <text:p>0.0820952</text:p>
          </table:table-cell>
          <table:table-cell table:formula="of:=([.A1917]*[.A1917])" office:value-type="float" office:value="0.00000000000001421079" calcext:value-type="float">
            <text:p>1.4210785681E-14</text:p>
          </table:table-cell>
          <table:table-cell table:formula="of:=([.A1917]-[.B1917])*([.A1917]-[.B1917])" office:value-type="float" office:value="0.00673960229008082" calcext:value-type="float">
            <text:p>0.00673960229008082</text:p>
          </table:table-cell>
          <table:table-cell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548581" calcext:value-type="float">
            <text:p>0.0548581</text:p>
          </table:table-cell>
          <table:table-cell table:formula="of:=([.A1918]*[.A1918])" office:value-type="float" office:value="0.00000000000003197445" calcext:value-type="float">
            <text:p>3.1974446596E-14</text:p>
          </table:table-cell>
          <table:table-cell table:formula="of:=([.A1918]-[.B1918])*([.A1918]-[.B1918])" office:value-type="float" office:value="0.00300939151684939" calcext:value-type="float">
            <text:p>0.00300939151684939</text:p>
          </table:table-cell>
          <table:table-cell/>
        </table:table-row>
        <table:table-row table:style-name="ro1">
          <table:table-cell office:value-type="float" office:value="0.00000417233" calcext:value-type="float">
            <text:p>0.00000417233</text:p>
          </table:table-cell>
          <table:table-cell office:value-type="float" office:value="0.0248521" calcext:value-type="float">
            <text:p>0.0248521</text:p>
          </table:table-cell>
          <table:table-cell table:formula="of:=([.A1919]*[.A1919])" office:value-type="float" office:value="0.00000000001740833763" calcext:value-type="float">
            <text:p>1.74083376289E-11</text:p>
          </table:table-cell>
          <table:table-cell table:formula="of:=([.A1919]-[.B1919])*([.A1919]-[.B1919])" office:value-type="float" office:value="0.000617419509493551" calcext:value-type="float">
            <text:p>0.000617419509493551</text:p>
          </table:table-cell>
          <table:table-cell/>
        </table:table-row>
        <table:table-row table:style-name="ro1">
          <table:table-cell office:value-type="float" office:value="0.00000238419" calcext:value-type="float">
            <text:p>0.00000238419</text:p>
          </table:table-cell>
          <table:table-cell office:value-type="float" office:value="0.04483" calcext:value-type="float">
            <text:p>0.04483</text:p>
          </table:table-cell>
          <table:table-cell table:formula="of:=([.A1920]*[.A1920])" office:value-type="float" office:value="0.00000000000568436196" calcext:value-type="float">
            <text:p>5.6843619561E-12</text:p>
          </table:table-cell>
          <table:table-cell table:formula="of:=([.A1920]-[.B1920])*([.A1920]-[.B1920])" office:value-type="float" office:value="0.00200951513920896" calcext:value-type="float">
            <text:p>0.00200951513920896</text:p>
          </table:table-cell>
          <table:table-cell/>
        </table:table-row>
        <table:table-row table:style-name="ro1">
          <table:table-cell office:value-type="float" office:value="0.00000238419" calcext:value-type="float">
            <text:p>0.00000238419</text:p>
          </table:table-cell>
          <table:table-cell office:value-type="float" office:value="0.0526379" calcext:value-type="float">
            <text:p>0.0526379</text:p>
          </table:table-cell>
          <table:table-cell table:formula="of:=([.A1921]*[.A1921])" office:value-type="float" office:value="0.00000000000568436196" calcext:value-type="float">
            <text:p>5.6843619561E-12</text:p>
          </table:table-cell>
          <table:table-cell table:formula="of:=([.A1921]-[.B1921])*([.A1921]-[.B1921])" office:value-type="float" office:value="0.00277049752458476" calcext:value-type="float">
            <text:p>0.00277049752458476</text:p>
          </table:table-cell>
          <table:table-cell/>
        </table:table-row>
        <table:table-row table:style-name="ro1">
          <table:table-cell office:value-type="float" office:value="0.00000238419" calcext:value-type="float">
            <text:p>0.00000238419</text:p>
          </table:table-cell>
          <table:table-cell office:value-type="float" office:value="0.0775937" calcext:value-type="float">
            <text:p>0.0775937</text:p>
          </table:table-cell>
          <table:table-cell table:formula="of:=([.A1922]*[.A1922])" office:value-type="float" office:value="0.00000000000568436196" calcext:value-type="float">
            <text:p>5.6843619561E-12</text:p>
          </table:table-cell>
          <table:table-cell table:formula="of:=([.A1922]-[.B1922])*([.A1922]-[.B1922])" office:value-type="float" office:value="0.00602041228912716" calcext:value-type="float">
            <text:p>0.00602041228912716</text:p>
          </table:table-cell>
          <table:table-cell/>
        </table:table-row>
        <table:table-row table:style-name="ro1">
          <table:table-cell office:value-type="float" office:value="0.00019145" calcext:value-type="float">
            <text:p>0.00019145</text:p>
          </table:table-cell>
          <table:table-cell office:value-type="float" office:value="0.0493527" calcext:value-type="float">
            <text:p>0.0493527</text:p>
          </table:table-cell>
          <table:table-cell table:formula="of:=([.A1923]*[.A1923])" office:value-type="float" office:value="0.0000000366531025" calcext:value-type="float">
            <text:p>0.0000000366531025</text:p>
          </table:table-cell>
          <table:table-cell table:formula="of:=([.A1923]-[.B1923])*([.A1923]-[.B1923])" office:value-type="float" office:value="0.0024168285015625" calcext:value-type="float">
            <text:p>0.0024168285015625</text:p>
          </table:table-cell>
          <table:table-cell/>
        </table:table-row>
        <table:table-row table:style-name="ro1">
          <table:table-cell office:value-type="float" office:value="0.00019145" calcext:value-type="float">
            <text:p>0.00019145</text:p>
          </table:table-cell>
          <table:table-cell office:value-type="float" office:value="0.0593618" calcext:value-type="float">
            <text:p>0.0593618</text:p>
          </table:table-cell>
          <table:table-cell table:formula="of:=([.A1924]*[.A1924])" office:value-type="float" office:value="0.0000000366531025" calcext:value-type="float">
            <text:p>0.0000000366531025</text:p>
          </table:table-cell>
          <table:table-cell table:formula="of:=([.A1924]-[.B1924])*([.A1924]-[.B1924])" office:value-type="float" office:value="0.0035011303191225" calcext:value-type="float">
            <text:p>0.0035011303191225</text:p>
          </table:table-cell>
          <table:table-cell/>
        </table:table-row>
        <table:table-row table:style-name="ro1">
          <table:table-cell office:value-type="float" office:value="0.000227332" calcext:value-type="float">
            <text:p>0.000227332</text:p>
          </table:table-cell>
          <table:table-cell office:value-type="float" office:value="0.0808887" calcext:value-type="float">
            <text:p>0.0808887</text:p>
          </table:table-cell>
          <table:table-cell table:formula="of:=([.A1925]*[.A1925])" office:value-type="float" office:value="0.000000051679838224" calcext:value-type="float">
            <text:p>5.1679838224E-08</text:p>
          </table:table-cell>
          <table:table-cell table:formula="of:=([.A1925]-[.B1925])*([.A1925]-[.B1925])" office:value-type="float" office:value="0.00650625628763142" calcext:value-type="float">
            <text:p>0.00650625628763142</text:p>
          </table:table-cell>
          <table:table-cell/>
        </table:table-row>
        <table:table-row table:style-name="ro1">
          <table:table-cell office:value-type="float" office:value="0.00086993" calcext:value-type="float">
            <text:p>0.00086993</text:p>
          </table:table-cell>
          <table:table-cell office:value-type="float" office:value="0.0494991" calcext:value-type="float">
            <text:p>0.0494991</text:p>
          </table:table-cell>
          <table:table-cell table:formula="of:=([.A1926]*[.A1926])" office:value-type="float" office:value="0.0000007567782049" calcext:value-type="float">
            <text:p>0.0000007567782049</text:p>
          </table:table-cell>
          <table:table-cell table:formula="of:=([.A1926]-[.B1926])*([.A1926]-[.B1926])" office:value-type="float" office:value="0.0023647961748889" calcext:value-type="float">
            <text:p>0.0023647961748889</text:p>
          </table:table-cell>
          <table:table-cell/>
        </table:table-row>
        <table:table-row table:style-name="ro1">
          <table:table-cell office:value-type="float" office:value="0.0000503063" calcext:value-type="float">
            <text:p>0.0000503063</text:p>
          </table:table-cell>
          <table:table-cell office:value-type="float" office:value="0.181381" calcext:value-type="float">
            <text:p>0.181381</text:p>
          </table:table-cell>
          <table:table-cell table:formula="of:=([.A1927]*[.A1927])" office:value-type="float" office:value="0.00000000253072381969" calcext:value-type="float">
            <text:p>2.53072381969E-09</text:p>
          </table:table-cell>
          <table:table-cell table:formula="of:=([.A1927]-[.B1927])*([.A1927]-[.B1927])" office:value-type="float" office:value="0.0328808204777232" calcext:value-type="float">
            <text:p>0.0328808204777232</text:p>
          </table:table-cell>
          <table:table-cell/>
        </table:table-row>
        <table:table-row table:style-name="ro1">
          <table:table-cell office:value-type="float" office:value="0.000472486" calcext:value-type="float">
            <text:p>0.000472486</text:p>
          </table:table-cell>
          <table:table-cell office:value-type="float" office:value="0.0310276" calcext:value-type="float">
            <text:p>0.0310276</text:p>
          </table:table-cell>
          <table:table-cell table:formula="of:=([.A1928]*[.A1928])" office:value-type="float" office:value="0.000000223243020196" calcext:value-type="float">
            <text:p>2.23243020196E-07</text:p>
          </table:table-cell>
          <table:table-cell table:formula="of:=([.A1928]-[.B1928])*([.A1928]-[.B1928])" office:value-type="float" office:value="0.000933614991552996" calcext:value-type="float">
            <text:p>0.000933614991552996</text:p>
          </table:table-cell>
          <table:table-cell/>
        </table:table-row>
        <table:table-row table:style-name="ro1">
          <table:table-cell office:value-type="float" office:value="0.000377536" calcext:value-type="float">
            <text:p>0.000377536</text:p>
          </table:table-cell>
          <table:table-cell office:value-type="float" office:value="0.13159" calcext:value-type="float">
            <text:p>0.13159</text:p>
          </table:table-cell>
          <table:table-cell table:formula="of:=([.A1929]*[.A1929])" office:value-type="float" office:value="0.000000142533431296" calcext:value-type="float">
            <text:p>1.42533431296E-07</text:p>
          </table:table-cell>
          <table:table-cell table:formula="of:=([.A1929]-[.B1929])*([.A1929]-[.B1929])" office:value-type="float" office:value="0.0172167107089513" calcext:value-type="float">
            <text:p>0.0172167107089513</text:p>
          </table:table-cell>
          <table:table-cell/>
        </table:table-row>
        <table:table-row table:style-name="ro1">
          <table:table-cell office:value-type="float" office:value="0.000201702" calcext:value-type="float">
            <text:p>0.000201702</text:p>
          </table:table-cell>
          <table:table-cell office:value-type="float" office:value="0.120124" calcext:value-type="float">
            <text:p>0.120124</text:p>
          </table:table-cell>
          <table:table-cell table:formula="of:=([.A1930]*[.A1930])" office:value-type="float" office:value="0.000000040683696804" calcext:value-type="float">
            <text:p>4.0683696804E-08</text:p>
          </table:table-cell>
          <table:table-cell table:formula="of:=([.A1930]-[.B1930])*([.A1930]-[.B1930])" office:value-type="float" office:value="0.0143813575576008" calcext:value-type="float">
            <text:p>0.0143813575576008</text:p>
          </table:table-cell>
          <table:table-cell/>
        </table:table-row>
        <table:table-row table:style-name="ro1">
          <table:table-cell office:value-type="float" office:value="0.00385731" calcext:value-type="float">
            <text:p>0.00385731</text:p>
          </table:table-cell>
          <table:table-cell office:value-type="float" office:value="0.0793333" calcext:value-type="float">
            <text:p>0.0793333</text:p>
          </table:table-cell>
          <table:table-cell table:formula="of:=([.A1931]*[.A1931])" office:value-type="float" office:value="0.0000148788404361" calcext:value-type="float">
            <text:p>0.0000148788404361</text:p>
          </table:table-cell>
          <table:table-cell table:formula="of:=([.A1931]-[.B1931])*([.A1931]-[.B1931])" office:value-type="float" office:value="0.0056966250664801" calcext:value-type="float">
            <text:p>0.0056966250664801</text:p>
          </table:table-cell>
          <table:table-cell/>
        </table:table-row>
        <table:table-row table:style-name="ro1">
          <table:table-cell office:value-type="float" office:value="0.00385731" calcext:value-type="float">
            <text:p>0.00385731</text:p>
          </table:table-cell>
          <table:table-cell office:value-type="float" office:value="0.122158" calcext:value-type="float">
            <text:p>0.122158</text:p>
          </table:table-cell>
          <table:table-cell table:formula="of:=([.A1932]*[.A1932])" office:value-type="float" office:value="0.0000148788404361" calcext:value-type="float">
            <text:p>0.0000148788404361</text:p>
          </table:table-cell>
          <table:table-cell table:formula="of:=([.A1932]-[.B1932])*([.A1932]-[.B1932])" office:value-type="float" office:value="0.0139950532544761" calcext:value-type="float">
            <text:p>0.0139950532544761</text:p>
          </table:table-cell>
          <table:table-cell/>
        </table:table-row>
        <table:table-row table:style-name="ro1">
          <table:table-cell office:value-type="float" office:value="0.00449389" calcext:value-type="float">
            <text:p>0.00449389</text:p>
          </table:table-cell>
          <table:table-cell office:value-type="float" office:value="0.159665" calcext:value-type="float">
            <text:p>0.159665</text:p>
          </table:table-cell>
          <table:table-cell table:formula="of:=([.A1933]*[.A1933])" office:value-type="float" office:value="0.0000201950473321" calcext:value-type="float">
            <text:p>0.0000201950473321</text:p>
          </table:table-cell>
          <table:table-cell table:formula="of:=([.A1933]-[.B1933])*([.A1933]-[.B1933])" office:value-type="float" office:value="0.0240780733786321" calcext:value-type="float">
            <text:p>0.0240780733786321</text:p>
          </table:table-cell>
          <table:table-cell/>
        </table:table-row>
        <table:table-row table:style-name="ro1">
          <table:table-cell office:value-type="float" office:value="0.0102998" calcext:value-type="float">
            <text:p>0.0102998</text:p>
          </table:table-cell>
          <table:table-cell office:value-type="float" office:value="0.146949" calcext:value-type="float">
            <text:p>0.146949</text:p>
          </table:table-cell>
          <table:table-cell table:formula="of:=([.A1934]*[.A1934])" office:value-type="float" office:value="0.00010608588004" calcext:value-type="float">
            <text:p>0.00010608588004</text:p>
          </table:table-cell>
          <table:table-cell table:formula="of:=([.A1934]-[.B1934])*([.A1934]-[.B1934])" office:value-type="float" office:value="0.01867300386064" calcext:value-type="float">
            <text:p>0.01867300386064</text:p>
          </table:table-cell>
          <table:table-cell/>
        </table:table-row>
        <table:table-row table:style-name="ro1">
          <table:table-cell office:value-type="float" office:value="0.0806932" calcext:value-type="float">
            <text:p>0.0806932</text:p>
          </table:table-cell>
          <table:table-cell office:value-type="float" office:value="0.251297" calcext:value-type="float">
            <text:p>0.251297</text:p>
          </table:table-cell>
          <table:table-cell table:formula="of:=([.A1935]*[.A1935])" office:value-type="float" office:value="0.00651139252624" calcext:value-type="float">
            <text:p>0.00651139252624</text:p>
          </table:table-cell>
          <table:table-cell table:formula="of:=([.A1935]-[.B1935])*([.A1935]-[.B1935])" office:value-type="float" office:value="0.02910565657444" calcext:value-type="float">
            <text:p>0.02910565657444</text:p>
          </table:table-cell>
          <table:table-cell/>
        </table:table-row>
        <table:table-row table:style-name="ro1">
          <table:table-cell office:value-type="float" office:value="0.104143" calcext:value-type="float">
            <text:p>0.104143</text:p>
          </table:table-cell>
          <table:table-cell office:value-type="float" office:value="0.364186" calcext:value-type="float">
            <text:p>0.364186</text:p>
          </table:table-cell>
          <table:table-cell table:formula="of:=([.A1936]*[.A1936])" office:value-type="float" office:value="0.010845764449" calcext:value-type="float">
            <text:p>0.010845764449</text:p>
          </table:table-cell>
          <table:table-cell table:formula="of:=([.A1936]-[.B1936])*([.A1936]-[.B1936])" office:value-type="float" office:value="0.067622361849" calcext:value-type="float">
            <text:p>0.067622361849</text:p>
          </table:table-cell>
          <table:table-cell/>
        </table:table-row>
        <table:table-row table:style-name="ro1">
          <table:table-cell office:value-type="float" office:value="0.103781" calcext:value-type="float">
            <text:p>0.103781</text:p>
          </table:table-cell>
          <table:table-cell office:value-type="float" office:value="0.375515" calcext:value-type="float">
            <text:p>0.375515</text:p>
          </table:table-cell>
          <table:table-cell table:formula="of:=([.A1937]*[.A1937])" office:value-type="float" office:value="0.010770495961" calcext:value-type="float">
            <text:p>0.010770495961</text:p>
          </table:table-cell>
          <table:table-cell table:formula="of:=([.A1937]-[.B1937])*([.A1937]-[.B1937])" office:value-type="float" office:value="0.073839366756" calcext:value-type="float">
            <text:p>0.073839366756</text:p>
          </table:table-cell>
          <table:table-cell/>
        </table:table-row>
        <table:table-row table:style-name="ro1">
          <table:table-cell office:value-type="float" office:value="0.103781" calcext:value-type="float">
            <text:p>0.103781</text:p>
          </table:table-cell>
          <table:table-cell office:value-type="float" office:value="0.513667" calcext:value-type="float">
            <text:p>0.513667</text:p>
          </table:table-cell>
          <table:table-cell table:formula="of:=([.A1938]*[.A1938])" office:value-type="float" office:value="0.010770495961" calcext:value-type="float">
            <text:p>0.010770495961</text:p>
          </table:table-cell>
          <table:table-cell table:formula="of:=([.A1938]-[.B1938])*([.A1938]-[.B1938])" office:value-type="float" office:value="0.168006532996" calcext:value-type="float">
            <text:p>0.168006532996</text:p>
          </table:table-cell>
          <table:table-cell/>
        </table:table-row>
        <table:table-row table:style-name="ro1">
          <table:table-cell office:value-type="float" office:value="0.167151" calcext:value-type="float">
            <text:p>0.167151</text:p>
          </table:table-cell>
          <table:table-cell office:value-type="float" office:value="0.334229" calcext:value-type="float">
            <text:p>0.334229</text:p>
          </table:table-cell>
          <table:table-cell table:formula="of:=([.A1939]*[.A1939])" office:value-type="float" office:value="0.027939456801" calcext:value-type="float">
            <text:p>0.027939456801</text:p>
          </table:table-cell>
          <table:table-cell table:formula="of:=([.A1939]-[.B1939])*([.A1939]-[.B1939])" office:value-type="float" office:value="0.027915058084" calcext:value-type="float">
            <text:p>0.027915058084</text:p>
          </table:table-cell>
          <table:table-cell/>
        </table:table-row>
        <table:table-row table:style-name="ro1">
          <table:table-cell office:value-type="float" office:value="0.228492" calcext:value-type="float">
            <text:p>0.228492</text:p>
          </table:table-cell>
          <table:table-cell office:value-type="float" office:value="0.37599" calcext:value-type="float">
            <text:p>0.37599</text:p>
          </table:table-cell>
          <table:table-cell table:formula="of:=([.A1940]*[.A1940])" office:value-type="float" office:value="0.052208594064" calcext:value-type="float">
            <text:p>0.052208594064</text:p>
          </table:table-cell>
          <table:table-cell table:formula="of:=([.A1940]-[.B1940])*([.A1940]-[.B1940])" office:value-type="float" office:value="0.021755660004" calcext:value-type="float">
            <text:p>0.021755660004</text:p>
          </table:table-cell>
          <table:table-cell/>
        </table:table-row>
        <table:table-row table:style-name="ro1">
          <table:table-cell office:value-type="float" office:value="0.222534" calcext:value-type="float">
            <text:p>0.222534</text:p>
          </table:table-cell>
          <table:table-cell office:value-type="float" office:value="0.605663" calcext:value-type="float">
            <text:p>0.605663</text:p>
          </table:table-cell>
          <table:table-cell table:formula="of:=([.A1941]*[.A1941])" office:value-type="float" office:value="0.049521381156" calcext:value-type="float">
            <text:p>0.049521381156</text:p>
          </table:table-cell>
          <table:table-cell table:formula="of:=([.A1941]-[.B1941])*([.A1941]-[.B1941])" office:value-type="float" office:value="0.146787830641" calcext:value-type="float">
            <text:p>0.146787830641</text:p>
          </table:table-cell>
          <table:table-cell/>
        </table:table-row>
        <table:table-row table:style-name="ro1">
          <table:table-cell office:value-type="float" office:value="0.665295" calcext:value-type="float">
            <text:p>0.665295</text:p>
          </table:table-cell>
          <table:table-cell office:value-type="float" office:value="0.638502" calcext:value-type="float">
            <text:p>0.638502</text:p>
          </table:table-cell>
          <table:table-cell table:formula="of:=([.A1942]*[.A1942])" office:value-type="float" office:value="0.442617437025" calcext:value-type="float">
            <text:p>0.442617437025</text:p>
          </table:table-cell>
          <table:table-cell table:formula="of:=([.A1942]-[.B1942])*([.A1942]-[.B1942])" office:value-type="float" office:value="0.000717864848999998" calcext:value-type="float">
            <text:p>0.000717864848999998</text:p>
          </table:table-cell>
          <table:table-cell/>
        </table:table-row>
        <table:table-row table:style-name="ro1">
          <table:table-cell office:value-type="float" office:value="0.665983" calcext:value-type="float">
            <text:p>0.665983</text:p>
          </table:table-cell>
          <table:table-cell office:value-type="float" office:value="0.666292" calcext:value-type="float">
            <text:p>0.666292</text:p>
          </table:table-cell>
          <table:table-cell table:formula="of:=([.A1943]*[.A1943])" office:value-type="float" office:value="0.443533356289" calcext:value-type="float">
            <text:p>0.443533356289</text:p>
          </table:table-cell>
          <table:table-cell table:formula="of:=([.A1943]-[.B1943])*([.A1943]-[.B1943])" office:value-type="float" office:value="0.000000095481" calcext:value-type="float">
            <text:p>9.54810000000023E-08</text:p>
          </table:table-cell>
          <table:table-cell/>
        </table:table-row>
        <table:table-row table:style-name="ro1">
          <table:table-cell office:value-type="float" office:value="0.829696" calcext:value-type="float">
            <text:p>0.829696</text:p>
          </table:table-cell>
          <table:table-cell office:value-type="float" office:value="0.775637" calcext:value-type="float">
            <text:p>0.775637</text:p>
          </table:table-cell>
          <table:table-cell table:formula="of:=([.A1944]*[.A1944])" office:value-type="float" office:value="0.688395452416" calcext:value-type="float">
            <text:p>0.688395452416</text:p>
          </table:table-cell>
          <table:table-cell table:formula="of:=([.A1944]-[.B1944])*([.A1944]-[.B1944])" office:value-type="float" office:value="0.002922375481" calcext:value-type="float">
            <text:p>0.002922375481</text:p>
          </table:table-cell>
          <table:table-cell/>
        </table:table-row>
        <table:table-row table:style-name="ro1">
          <table:table-cell office:value-type="float" office:value="0.829696" calcext:value-type="float">
            <text:p>0.829696</text:p>
          </table:table-cell>
          <table:table-cell office:value-type="float" office:value="0.812566" calcext:value-type="float">
            <text:p>0.812566</text:p>
          </table:table-cell>
          <table:table-cell table:formula="of:=([.A1945]*[.A1945])" office:value-type="float" office:value="0.688395452416" calcext:value-type="float">
            <text:p>0.688395452416</text:p>
          </table:table-cell>
          <table:table-cell table:formula="of:=([.A1945]-[.B1945])*([.A1945]-[.B1945])" office:value-type="float" office:value="0.000293436899999999" calcext:value-type="float">
            <text:p>0.000293436899999999</text:p>
          </table:table-cell>
          <table:table-cell/>
        </table:table-row>
        <table:table-row table:style-name="ro1">
          <table:table-cell office:value-type="float" office:value="0.829696" calcext:value-type="float">
            <text:p>0.829696</text:p>
          </table:table-cell>
          <table:table-cell office:value-type="float" office:value="0.851806" calcext:value-type="float">
            <text:p>0.851806</text:p>
          </table:table-cell>
          <table:table-cell table:formula="of:=([.A1946]*[.A1946])" office:value-type="float" office:value="0.688395452416" calcext:value-type="float">
            <text:p>0.688395452416</text:p>
          </table:table-cell>
          <table:table-cell table:formula="of:=([.A1946]-[.B1946])*([.A1946]-[.B1946])" office:value-type="float" office:value="0.000488852099999998" calcext:value-type="float">
            <text:p>0.000488852099999998</text:p>
          </table:table-cell>
          <table:table-cell/>
        </table:table-row>
        <table:table-row table:style-name="ro1">
          <table:table-cell office:value-type="float" office:value="0.888495" calcext:value-type="float">
            <text:p>0.888495</text:p>
          </table:table-cell>
          <table:table-cell office:value-type="float" office:value="0.892485" calcext:value-type="float">
            <text:p>0.892485</text:p>
          </table:table-cell>
          <table:table-cell table:formula="of:=([.A1947]*[.A1947])" office:value-type="float" office:value="0.789423365025" calcext:value-type="float">
            <text:p>0.789423365025</text:p>
          </table:table-cell>
          <table:table-cell table:formula="of:=([.A1947]-[.B1947])*([.A1947]-[.B1947])" office:value-type="float" office:value="0.0000159200999999995" calcext:value-type="float">
            <text:p>1.59200999999995E-05</text:p>
          </table:table-cell>
          <table:table-cell/>
        </table:table-row>
        <table:table-row table:style-name="ro1">
          <table:table-cell office:value-type="float" office:value="0.888495" calcext:value-type="float">
            <text:p>0.888495</text:p>
          </table:table-cell>
          <table:table-cell office:value-type="float" office:value="0.929489" calcext:value-type="float">
            <text:p>0.929489</text:p>
          </table:table-cell>
          <table:table-cell table:formula="of:=([.A1948]*[.A1948])" office:value-type="float" office:value="0.789423365025" calcext:value-type="float">
            <text:p>0.789423365025</text:p>
          </table:table-cell>
          <table:table-cell table:formula="of:=([.A1948]-[.B1948])*([.A1948]-[.B1948])" office:value-type="float" office:value="0.001680508036" calcext:value-type="float">
            <text:p>0.001680508036</text:p>
          </table:table-cell>
          <table:table-cell/>
        </table:table-row>
        <table:table-row table:style-name="ro1">
          <table:table-cell office:value-type="float" office:value="0.981682" calcext:value-type="float">
            <text:p>0.981682</text:p>
          </table:table-cell>
          <table:table-cell office:value-type="float" office:value="0.957442" calcext:value-type="float">
            <text:p>0.957442</text:p>
          </table:table-cell>
          <table:table-cell table:formula="of:=([.A1949]*[.A1949])" office:value-type="float" office:value="0.963699549124" calcext:value-type="float">
            <text:p>0.963699549124</text:p>
          </table:table-cell>
          <table:table-cell table:formula="of:=([.A1949]-[.B1949])*([.A1949]-[.B1949])" office:value-type="float" office:value="0.000587577600000002" calcext:value-type="float">
            <text:p>0.000587577600000002</text:p>
          </table:table-cell>
          <table:table-cell/>
        </table:table-row>
        <table:table-row table:style-name="ro1">
          <table:table-cell office:value-type="float" office:value="0.981681" calcext:value-type="float">
            <text:p>0.981681</text:p>
          </table:table-cell>
          <table:table-cell office:value-type="float" office:value="0.983021" calcext:value-type="float">
            <text:p>0.983021</text:p>
          </table:table-cell>
          <table:table-cell table:formula="of:=([.A1950]*[.A1950])" office:value-type="float" office:value="0.963697585761" calcext:value-type="float">
            <text:p>0.963697585761</text:p>
          </table:table-cell>
          <table:table-cell table:formula="of:=([.A1950]-[.B1950])*([.A1950]-[.B1950])" office:value-type="float" office:value="0.00000179560000000002" calcext:value-type="float">
            <text:p>1.79560000000002E-06</text:p>
          </table:table-cell>
          <table:table-cell/>
        </table:table-row>
        <table:table-row table:style-name="ro1">
          <table:table-cell office:value-type="float" office:value="0.981682" calcext:value-type="float">
            <text:p>0.981682</text:p>
          </table:table-cell>
          <table:table-cell office:value-type="float" office:value="0.996487" calcext:value-type="float">
            <text:p>0.996487</text:p>
          </table:table-cell>
          <table:table-cell table:formula="of:=([.A1951]*[.A1951])" office:value-type="float" office:value="0.963699549124" calcext:value-type="float">
            <text:p>0.963699549124</text:p>
          </table:table-cell>
          <table:table-cell table:formula="of:=([.A1951]-[.B1951])*([.A1951]-[.B1951])" office:value-type="float" office:value="0.000219188024999999" calcext:value-type="float">
            <text:p>0.000219188024999999</text:p>
          </table:table-cell>
          <table:table-cell/>
        </table:table-row>
        <table:table-row table:style-name="ro1">
          <table:table-cell office:value-type="float" office:value="0.000000238419" calcext:value-type="float">
            <text:p>0.000000238419</text:p>
          </table:table-cell>
          <table:table-cell office:value-type="float" office:value="0.00000303222" calcext:value-type="float">
            <text:p>0.00000303222</text:p>
          </table:table-cell>
          <table:table-cell table:formula="of:=([.A1952]*[.A1952])" office:value-type="float" office:value="0.00000000000005684362" calcext:value-type="float">
            <text:p>5.6843619561E-14</text:p>
          </table:table-cell>
          <table:table-cell table:formula="of:=([.A1952]-[.B1952])*([.A1952]-[.B1952])" office:value-type="float" office:value="0.00000000000780532403" calcext:value-type="float">
            <text:p>7.805324027601E-12</text:p>
          </table:table-cell>
          <table:table-cell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0760363" calcext:value-type="float">
            <text:p>0.000760363</text:p>
          </table:table-cell>
          <table:table-cell table:formula="of:=([.A1953]*[.A1953])" office:value-type="float" office:value="3.55270834116E-015" calcext:value-type="float">
            <text:p>3.55270834116E-15</text:p>
          </table:table-cell>
          <table:table-cell table:formula="of:=([.A1953]-[.B1953])*([.A1953]-[.B1953])" office:value-type="float" office:value="0.00000057806125305677" calcext:value-type="float">
            <text:p>5.78061253056769E-07</text:p>
          </table:table-cell>
          <table:table-cell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102338" calcext:value-type="float">
            <text:p>0.00102338</text:p>
          </table:table-cell>
          <table:table-cell table:formula="of:=([.A1954]*[.A1954])" office:value-type="float" office:value="3.55270834116E-015" calcext:value-type="float">
            <text:p>3.55270834116E-15</text:p>
          </table:table-cell>
          <table:table-cell table:formula="of:=([.A1954]-[.B1954])*([.A1954]-[.B1954])" office:value-type="float" office:value="0.00000104718463164161" calcext:value-type="float">
            <text:p>1.04718463164161E-06</text:p>
          </table:table-cell>
          <table:table-cell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00884838" calcext:value-type="float">
            <text:p>0.000884838</text:p>
          </table:table-cell>
          <table:table-cell table:formula="of:=([.A1955]*[.A1955])" office:value-type="float" office:value="0.00000000000001421079" calcext:value-type="float">
            <text:p>1.4210785681E-14</text:p>
          </table:table-cell>
          <table:table-cell table:formula="of:=([.A1955]-[.B1955])*([.A1955]-[.B1955])" office:value-type="float" office:value="0.0000007827273391485" calcext:value-type="float">
            <text:p>7.82727339148502E-07</text:p>
          </table:table-cell>
          <table:table-cell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295447" calcext:value-type="float">
            <text:p>0.0295447</text:p>
          </table:table-cell>
          <table:table-cell table:formula="of:=([.A1956]*[.A1956])" office:value-type="float" office:value="3.55270834116E-015" calcext:value-type="float">
            <text:p>3.55270834116E-15</text:p>
          </table:table-cell>
          <table:table-cell table:formula="of:=([.A1956]-[.B1956])*([.A1956]-[.B1956])" office:value-type="float" office:value="0.000872885776093501" calcext:value-type="float">
            <text:p>0.000872885776093501</text:p>
          </table:table-cell>
          <table:table-cell/>
        </table:table-row>
        <table:table-row table:style-name="ro1">
          <table:table-cell office:value-type="float" office:value="0.00000220537" calcext:value-type="float">
            <text:p>0.00000220537</text:p>
          </table:table-cell>
          <table:table-cell office:value-type="float" office:value="0.020018" calcext:value-type="float">
            <text:p>0.020018</text:p>
          </table:table-cell>
          <table:table-cell table:formula="of:=([.A1957]*[.A1957])" office:value-type="float" office:value="0.00000000000486365684" calcext:value-type="float">
            <text:p>4.8636568369E-12</text:p>
          </table:table-cell>
          <table:table-cell table:formula="of:=([.A1957]-[.B1957])*([.A1957]-[.B1957])" office:value-type="float" office:value="0.000400632034670337" calcext:value-type="float">
            <text:p>0.000400632034670337</text:p>
          </table:table-cell>
          <table:table-cell/>
        </table:table-row>
        <table:table-row table:style-name="ro1">
          <table:table-cell office:value-type="float" office:value="0.00000596046" calcext:value-type="float">
            <text:p>0.00000596046</text:p>
          </table:table-cell>
          <table:table-cell office:value-type="float" office:value="0.0133427" calcext:value-type="float">
            <text:p>0.0133427</text:p>
          </table:table-cell>
          <table:table-cell table:formula="of:=([.A1958]*[.A1958])" office:value-type="float" office:value="0.00000000003552708341" calcext:value-type="float">
            <text:p>3.55270834116E-11</text:p>
          </table:table-cell>
          <table:table-cell table:formula="of:=([.A1958]-[.B1958])*([.A1958]-[.B1958])" office:value-type="float" office:value="0.000177868621557799" calcext:value-type="float">
            <text:p>0.000177868621557799</text:p>
          </table:table-cell>
          <table:table-cell/>
        </table:table-row>
        <table:table-row table:style-name="ro1">
          <table:table-cell office:value-type="float" office:value="0.00000405312" calcext:value-type="float">
            <text:p>0.00000405312</text:p>
          </table:table-cell>
          <table:table-cell office:value-type="float" office:value="0.0161242" calcext:value-type="float">
            <text:p>0.0161242</text:p>
          </table:table-cell>
          <table:table-cell table:formula="of:=([.A1959]*[.A1959])" office:value-type="float" office:value="0.00000000001642778173" calcext:value-type="float">
            <text:p>1.64277817344E-11</text:p>
          </table:table-cell>
          <table:table-cell table:formula="of:=([.A1959]-[.B1959])*([.A1959]-[.B1959])" office:value-type="float" office:value="0.000259859135432774" calcext:value-type="float">
            <text:p>0.000259859135432774</text:p>
          </table:table-cell>
          <table:table-cell/>
        </table:table-row>
        <table:table-row table:style-name="ro1">
          <table:table-cell office:value-type="float" office:value="0.00000143051" calcext:value-type="float">
            <text:p>0.00000143051</text:p>
          </table:table-cell>
          <table:table-cell office:value-type="float" office:value="0.0131423" calcext:value-type="float">
            <text:p>0.0131423</text:p>
          </table:table-cell>
          <table:table-cell table:formula="of:=([.A1960]*[.A1960])" office:value-type="float" office:value="0.00000000000204635886" calcext:value-type="float">
            <text:p>2.0463588601E-12</text:p>
          </table:table-cell>
          <table:table-cell table:formula="of:=([.A1960]-[.B1960])*([.A1960]-[.B1960])" office:value-type="float" office:value="0.000172682450953213" calcext:value-type="float">
            <text:p>0.000172682450953213</text:p>
          </table:table-cell>
          <table:table-cell/>
        </table:table-row>
        <table:table-row table:style-name="ro1">
          <table:table-cell office:value-type="float" office:value="0.000002563" calcext:value-type="float">
            <text:p>0.000002563</text:p>
          </table:table-cell>
          <table:table-cell office:value-type="float" office:value="0.000120256" calcext:value-type="float">
            <text:p>0.000120256</text:p>
          </table:table-cell>
          <table:table-cell table:formula="of:=([.A1961]*[.A1961])" office:value-type="float" office:value="0.000000000006568969" calcext:value-type="float">
            <text:p>6.568969E-12</text:p>
          </table:table-cell>
          <table:table-cell table:formula="of:=([.A1961]-[.B1961])*([.A1961]-[.B1961])" office:value-type="float" office:value="0.000000013851642249" calcext:value-type="float">
            <text:p>1.3851642249E-08</text:p>
          </table:table-cell>
          <table:table-cell/>
        </table:table-row>
        <table:table-row table:style-name="ro1">
          <table:table-cell office:value-type="float" office:value="0.000107527" calcext:value-type="float">
            <text:p>0.000107527</text:p>
          </table:table-cell>
          <table:table-cell office:value-type="float" office:value="0.00201764" calcext:value-type="float">
            <text:p>0.00201764</text:p>
          </table:table-cell>
          <table:table-cell table:formula="of:=([.A1962]*[.A1962])" office:value-type="float" office:value="0.000000011562055729" calcext:value-type="float">
            <text:p>1.1562055729E-08</text:p>
          </table:table-cell>
          <table:table-cell table:formula="of:=([.A1962]-[.B1962])*([.A1962]-[.B1962])" office:value-type="float" office:value="0.000003648531672769" calcext:value-type="float">
            <text:p>3.648531672769E-06</text:p>
          </table:table-cell>
          <table:table-cell/>
        </table:table-row>
        <table:table-row table:style-name="ro1">
          <table:table-cell office:value-type="float" office:value="0.00225246" calcext:value-type="float">
            <text:p>0.00225246</text:p>
          </table:table-cell>
          <table:table-cell office:value-type="float" office:value="0.0127281" calcext:value-type="float">
            <text:p>0.0127281</text:p>
          </table:table-cell>
          <table:table-cell table:formula="of:=([.A1963]*[.A1963])" office:value-type="float" office:value="0.0000050735760516" calcext:value-type="float">
            <text:p>0.0000050735760516</text:p>
          </table:table-cell>
          <table:table-cell table:formula="of:=([.A1963]-[.B1963])*([.A1963]-[.B1963])" office:value-type="float" office:value="0.0001097390334096" calcext:value-type="float">
            <text:p>0.0001097390334096</text:p>
          </table:table-cell>
          <table:table-cell/>
        </table:table-row>
        <table:table-row table:style-name="ro1">
          <table:table-cell office:value-type="float" office:value="0.00225246" calcext:value-type="float">
            <text:p>0.00225246</text:p>
          </table:table-cell>
          <table:table-cell office:value-type="float" office:value="0.00000440827" calcext:value-type="float">
            <text:p>0.00000440827</text:p>
          </table:table-cell>
          <table:table-cell table:formula="of:=([.A1964]*[.A1964])" office:value-type="float" office:value="0.0000050735760516" calcext:value-type="float">
            <text:p>0.0000050735760516</text:p>
          </table:table-cell>
          <table:table-cell table:formula="of:=([.A1964]-[.B1964])*([.A1964]-[.B1964])" office:value-type="float" office:value="0.00000505373658075599" calcext:value-type="float">
            <text:p>5.05373658075599E-06</text:p>
          </table:table-cell>
          <table:table-cell/>
        </table:table-row>
        <table:table-row table:style-name="ro1">
          <table:table-cell office:value-type="float" office:value="0.00543171" calcext:value-type="float">
            <text:p>0.00543171</text:p>
          </table:table-cell>
          <table:table-cell office:value-type="float" office:value="0.0016668" calcext:value-type="float">
            <text:p>0.0016668</text:p>
          </table:table-cell>
          <table:table-cell table:formula="of:=([.A1965]*[.A1965])" office:value-type="float" office:value="0.0000295034735241" calcext:value-type="float">
            <text:p>0.0000295034735241</text:p>
          </table:table-cell>
          <table:table-cell table:formula="of:=([.A1965]-[.B1965])*([.A1965]-[.B1965])" office:value-type="float" office:value="0.0000141745473081" calcext:value-type="float">
            <text:p>0.0000141745473081</text:p>
          </table:table-cell>
          <table:table-cell/>
        </table:table-row>
        <table:table-row table:style-name="ro1">
          <table:table-cell office:value-type="float" office:value="0.00898457" calcext:value-type="float">
            <text:p>0.00898457</text:p>
          </table:table-cell>
          <table:table-cell office:value-type="float" office:value="0.0000740356" calcext:value-type="float">
            <text:p>0.0000740356</text:p>
          </table:table-cell>
          <table:table-cell table:formula="of:=([.A1966]*[.A1966])" office:value-type="float" office:value="0.0000807224980849" calcext:value-type="float">
            <text:p>0.0000807224980849</text:p>
          </table:table-cell>
          <table:table-cell table:formula="of:=([.A1966]-[.B1966])*([.A1966]-[.B1966])" office:value-type="float" office:value="0.0000793976232935834" calcext:value-type="float">
            <text:p>7.93976232935834E-05</text:p>
          </table:table-cell>
          <table:table-cell/>
        </table:table-row>
        <table:table-row table:style-name="ro1">
          <table:table-cell office:value-type="float" office:value="0.0133117" calcext:value-type="float">
            <text:p>0.0133117</text:p>
          </table:table-cell>
          <table:table-cell office:value-type="float" office:value="0.0228893" calcext:value-type="float">
            <text:p>0.0228893</text:p>
          </table:table-cell>
          <table:table-cell table:formula="of:=([.A1967]*[.A1967])" office:value-type="float" office:value="0.00017720135689" calcext:value-type="float">
            <text:p>0.00017720135689</text:p>
          </table:table-cell>
          <table:table-cell table:formula="of:=([.A1967]-[.B1967])*([.A1967]-[.B1967])" office:value-type="float" office:value="0.00009173042176" calcext:value-type="float">
            <text:p>0.00009173042176</text:p>
          </table:table-cell>
          <table:table-cell/>
        </table:table-row>
        <table:table-row table:style-name="ro1">
          <table:table-cell office:value-type="float" office:value="0.0131498" calcext:value-type="float">
            <text:p>0.0131498</text:p>
          </table:table-cell>
          <table:table-cell office:value-type="float" office:value="0.00574133" calcext:value-type="float">
            <text:p>0.00574133</text:p>
          </table:table-cell>
          <table:table-cell table:formula="of:=([.A1968]*[.A1968])" office:value-type="float" office:value="0.00017291724004" calcext:value-type="float">
            <text:p>0.00017291724004</text:p>
          </table:table-cell>
          <table:table-cell table:formula="of:=([.A1968]-[.B1968])*([.A1968]-[.B1968])" office:value-type="float" office:value="0.0000548854277409" calcext:value-type="float">
            <text:p>0.0000548854277409</text:p>
          </table:table-cell>
          <table:table-cell/>
        </table:table-row>
        <table:table-row table:style-name="ro1">
          <table:table-cell office:value-type="float" office:value="0.0163277" calcext:value-type="float">
            <text:p>0.0163277</text:p>
          </table:table-cell>
          <table:table-cell office:value-type="float" office:value="0.0317378" calcext:value-type="float">
            <text:p>0.0317378</text:p>
          </table:table-cell>
          <table:table-cell table:formula="of:=([.A1969]*[.A1969])" office:value-type="float" office:value="0.00026659378729" calcext:value-type="float">
            <text:p>0.00026659378729</text:p>
          </table:table-cell>
          <table:table-cell table:formula="of:=([.A1969]-[.B1969])*([.A1969]-[.B1969])" office:value-type="float" office:value="0.00023747118201" calcext:value-type="float">
            <text:p>0.00023747118201</text:p>
          </table:table-cell>
          <table:table-cell/>
        </table:table-row>
        <table:table-row table:style-name="ro1">
          <table:table-cell office:value-type="float" office:value="0.0043565" calcext:value-type="float">
            <text:p>0.0043565</text:p>
          </table:table-cell>
          <table:table-cell office:value-type="float" office:value="0.0661468" calcext:value-type="float">
            <text:p>0.0661468</text:p>
          </table:table-cell>
          <table:table-cell table:formula="of:=([.A1970]*[.A1970])" office:value-type="float" office:value="0.00001897909225" calcext:value-type="float">
            <text:p>0.00001897909225</text:p>
          </table:table-cell>
          <table:table-cell table:formula="of:=([.A1970]-[.B1970])*([.A1970]-[.B1970])" office:value-type="float" office:value="0.00381804117409" calcext:value-type="float">
            <text:p>0.00381804117409</text:p>
          </table:table-cell>
          <table:table-cell/>
        </table:table-row>
        <table:table-row table:style-name="ro1">
          <table:table-cell office:value-type="float" office:value="0.0149258" calcext:value-type="float">
            <text:p>0.0149258</text:p>
          </table:table-cell>
          <table:table-cell office:value-type="float" office:value="0.041755" calcext:value-type="float">
            <text:p>0.041755</text:p>
          </table:table-cell>
          <table:table-cell table:formula="of:=([.A1971]*[.A1971])" office:value-type="float" office:value="0.00022277950564" calcext:value-type="float">
            <text:p>0.00022277950564</text:p>
          </table:table-cell>
          <table:table-cell table:formula="of:=([.A1971]-[.B1971])*([.A1971]-[.B1971])" office:value-type="float" office:value="0.00071980597264" calcext:value-type="float">
            <text:p>0.00071980597264</text:p>
          </table:table-cell>
          <table:table-cell/>
        </table:table-row>
        <table:table-row table:style-name="ro1">
          <table:table-cell office:value-type="float" office:value="0.0217442" calcext:value-type="float">
            <text:p>0.0217442</text:p>
          </table:table-cell>
          <table:table-cell office:value-type="float" office:value="0.0765845" calcext:value-type="float">
            <text:p>0.0765845</text:p>
          </table:table-cell>
          <table:table-cell table:formula="of:=([.A1972]*[.A1972])" office:value-type="float" office:value="0.00047281023364" calcext:value-type="float">
            <text:p>0.00047281023364</text:p>
          </table:table-cell>
          <table:table-cell table:formula="of:=([.A1972]-[.B1972])*([.A1972]-[.B1972])" office:value-type="float" office:value="0.00300745850409" calcext:value-type="float">
            <text:p>0.00300745850409</text:p>
          </table:table-cell>
          <table:table-cell/>
        </table:table-row>
        <table:table-row table:style-name="ro1">
          <table:table-cell office:value-type="float" office:value="0.0217441" calcext:value-type="float">
            <text:p>0.0217441</text:p>
          </table:table-cell>
          <table:table-cell office:value-type="float" office:value="0.0955707" calcext:value-type="float">
            <text:p>0.0955707</text:p>
          </table:table-cell>
          <table:table-cell table:formula="of:=([.A1973]*[.A1973])" office:value-type="float" office:value="0.00047280588481" calcext:value-type="float">
            <text:p>0.00047280588481</text:p>
          </table:table-cell>
          <table:table-cell table:formula="of:=([.A1973]-[.B1973])*([.A1973]-[.B1973])" office:value-type="float" office:value="0.00545036686756" calcext:value-type="float">
            <text:p>0.00545036686756</text:p>
          </table:table-cell>
          <table:table-cell/>
        </table:table-row>
        <table:table-row table:style-name="ro1">
          <table:table-cell office:value-type="float" office:value="0.0970813" calcext:value-type="float">
            <text:p>0.0970813</text:p>
          </table:table-cell>
          <table:table-cell office:value-type="float" office:value="0.138106" calcext:value-type="float">
            <text:p>0.138106</text:p>
          </table:table-cell>
          <table:table-cell table:formula="of:=([.A1974]*[.A1974])" office:value-type="float" office:value="0.00942477880969" calcext:value-type="float">
            <text:p>0.00942477880969</text:p>
          </table:table-cell>
          <table:table-cell table:formula="of:=([.A1974]-[.B1974])*([.A1974]-[.B1974])" office:value-type="float" office:value="0.00168302601009" calcext:value-type="float">
            <text:p>0.00168302601009</text:p>
          </table:table-cell>
          <table:table-cell/>
        </table:table-row>
        <table:table-row table:style-name="ro1">
          <table:table-cell office:value-type="float" office:value="0.219269" calcext:value-type="float">
            <text:p>0.219269</text:p>
          </table:table-cell>
          <table:table-cell office:value-type="float" office:value="0.151163" calcext:value-type="float">
            <text:p>0.151163</text:p>
          </table:table-cell>
          <table:table-cell table:formula="of:=([.A1975]*[.A1975])" office:value-type="float" office:value="0.048078894361" calcext:value-type="float">
            <text:p>0.048078894361</text:p>
          </table:table-cell>
          <table:table-cell table:formula="of:=([.A1975]-[.B1975])*([.A1975]-[.B1975])" office:value-type="float" office:value="0.004638427236" calcext:value-type="float">
            <text:p>0.004638427236</text:p>
          </table:table-cell>
          <table:table-cell/>
        </table:table-row>
        <table:table-row table:style-name="ro1">
          <table:table-cell office:value-type="float" office:value="0.219481" calcext:value-type="float">
            <text:p>0.219481</text:p>
          </table:table-cell>
          <table:table-cell office:value-type="float" office:value="0.152054" calcext:value-type="float">
            <text:p>0.152054</text:p>
          </table:table-cell>
          <table:table-cell table:formula="of:=([.A1976]*[.A1976])" office:value-type="float" office:value="0.048171909361" calcext:value-type="float">
            <text:p>0.048171909361</text:p>
          </table:table-cell>
          <table:table-cell table:formula="of:=([.A1976]-[.B1976])*([.A1976]-[.B1976])" office:value-type="float" office:value="0.004546400329" calcext:value-type="float">
            <text:p>0.004546400329</text:p>
          </table:table-cell>
          <table:table-cell/>
        </table:table-row>
        <table:table-row table:style-name="ro1">
          <table:table-cell office:value-type="float" office:value="0.382158" calcext:value-type="float">
            <text:p>0.382158</text:p>
          </table:table-cell>
          <table:table-cell office:value-type="float" office:value="0.293677" calcext:value-type="float">
            <text:p>0.293677</text:p>
          </table:table-cell>
          <table:table-cell table:formula="of:=([.A1977]*[.A1977])" office:value-type="float" office:value="0.146044736964" calcext:value-type="float">
            <text:p>0.146044736964</text:p>
          </table:table-cell>
          <table:table-cell table:formula="of:=([.A1977]-[.B1977])*([.A1977]-[.B1977])" office:value-type="float" office:value="0.007828887361" calcext:value-type="float">
            <text:p>0.007828887361</text:p>
          </table:table-cell>
          <table:table-cell/>
        </table:table-row>
        <table:table-row table:style-name="ro1">
          <table:table-cell office:value-type="float" office:value="0.382158" calcext:value-type="float">
            <text:p>0.382158</text:p>
          </table:table-cell>
          <table:table-cell office:value-type="float" office:value="0.327441" calcext:value-type="float">
            <text:p>0.327441</text:p>
          </table:table-cell>
          <table:table-cell table:formula="of:=([.A1978]*[.A1978])" office:value-type="float" office:value="0.146044736964" calcext:value-type="float">
            <text:p>0.146044736964</text:p>
          </table:table-cell>
          <table:table-cell table:formula="of:=([.A1978]-[.B1978])*([.A1978]-[.B1978])" office:value-type="float" office:value="0.002993950089" calcext:value-type="float">
            <text:p>0.002993950089</text:p>
          </table:table-cell>
          <table:table-cell/>
        </table:table-row>
        <table:table-row table:style-name="ro1">
          <table:table-cell office:value-type="float" office:value="0.449582" calcext:value-type="float">
            <text:p>0.449582</text:p>
          </table:table-cell>
          <table:table-cell office:value-type="float" office:value="0.362103" calcext:value-type="float">
            <text:p>0.362103</text:p>
          </table:table-cell>
          <table:table-cell table:formula="of:=([.A1979]*[.A1979])" office:value-type="float" office:value="0.202123974724" calcext:value-type="float">
            <text:p>0.202123974724</text:p>
          </table:table-cell>
          <table:table-cell table:formula="of:=([.A1979]-[.B1979])*([.A1979]-[.B1979])" office:value-type="float" office:value="0.007652575441" calcext:value-type="float">
            <text:p>0.007652575441</text:p>
          </table:table-cell>
          <table:table-cell/>
        </table:table-row>
        <table:table-row table:style-name="ro1">
          <table:table-cell office:value-type="float" office:value="0.437639" calcext:value-type="float">
            <text:p>0.437639</text:p>
          </table:table-cell>
          <table:table-cell office:value-type="float" office:value="0.400203" calcext:value-type="float">
            <text:p>0.400203</text:p>
          </table:table-cell>
          <table:table-cell table:formula="of:=([.A1980]*[.A1980])" office:value-type="float" office:value="0.191527894321" calcext:value-type="float">
            <text:p>0.191527894321</text:p>
          </table:table-cell>
          <table:table-cell table:formula="of:=([.A1980]-[.B1980])*([.A1980]-[.B1980])" office:value-type="float" office:value="0.001401454096" calcext:value-type="float">
            <text:p>0.001401454096</text:p>
          </table:table-cell>
          <table:table-cell/>
        </table:table-row>
        <table:table-row table:style-name="ro1">
          <table:table-cell office:value-type="float" office:value="0.43764" calcext:value-type="float">
            <text:p>0.43764</text:p>
          </table:table-cell>
          <table:table-cell office:value-type="float" office:value="0.384376" calcext:value-type="float">
            <text:p>0.384376</text:p>
          </table:table-cell>
          <table:table-cell table:formula="of:=([.A1981]*[.A1981])" office:value-type="float" office:value="0.1915287696" calcext:value-type="float">
            <text:p>0.1915287696</text:p>
          </table:table-cell>
          <table:table-cell table:formula="of:=([.A1981]-[.B1981])*([.A1981]-[.B1981])" office:value-type="float" office:value="0.002837053696" calcext:value-type="float">
            <text:p>0.002837053696</text:p>
          </table:table-cell>
          <table:table-cell/>
        </table:table-row>
        <table:table-row table:style-name="ro1">
          <table:table-cell office:value-type="float" office:value="0.487088" calcext:value-type="float">
            <text:p>0.487088</text:p>
          </table:table-cell>
          <table:table-cell office:value-type="float" office:value="0.531497" calcext:value-type="float">
            <text:p>0.531497</text:p>
          </table:table-cell>
          <table:table-cell table:formula="of:=([.A1982]*[.A1982])" office:value-type="float" office:value="0.237254719744" calcext:value-type="float">
            <text:p>0.237254719744</text:p>
          </table:table-cell>
          <table:table-cell table:formula="of:=([.A1982]-[.B1982])*([.A1982]-[.B1982])" office:value-type="float" office:value="0.001972159281" calcext:value-type="float">
            <text:p>0.001972159281</text:p>
          </table:table-cell>
          <table:table-cell/>
        </table:table-row>
        <table:table-row table:style-name="ro1">
          <table:table-cell office:value-type="float" office:value="0.49784" calcext:value-type="float">
            <text:p>0.49784</text:p>
          </table:table-cell>
          <table:table-cell office:value-type="float" office:value="0.567338" calcext:value-type="float">
            <text:p>0.567338</text:p>
          </table:table-cell>
          <table:table-cell table:formula="of:=([.A1983]*[.A1983])" office:value-type="float" office:value="0.2478446656" calcext:value-type="float">
            <text:p>0.2478446656</text:p>
          </table:table-cell>
          <table:table-cell table:formula="of:=([.A1983]-[.B1983])*([.A1983]-[.B1983])" office:value-type="float" office:value="0.004829972004" calcext:value-type="float">
            <text:p>0.004829972004</text:p>
          </table:table-cell>
          <table:table-cell/>
        </table:table-row>
        <table:table-row table:style-name="ro1">
          <table:table-cell office:value-type="float" office:value="0.49784" calcext:value-type="float">
            <text:p>0.49784</text:p>
          </table:table-cell>
          <table:table-cell office:value-type="float" office:value="0.714574" calcext:value-type="float">
            <text:p>0.714574</text:p>
          </table:table-cell>
          <table:table-cell table:formula="of:=([.A1984]*[.A1984])" office:value-type="float" office:value="0.2478446656" calcext:value-type="float">
            <text:p>0.2478446656</text:p>
          </table:table-cell>
          <table:table-cell table:formula="of:=([.A1984]-[.B1984])*([.A1984]-[.B1984])" office:value-type="float" office:value="0.046973626756" calcext:value-type="float">
            <text:p>0.046973626756</text:p>
          </table:table-cell>
          <table:table-cell/>
        </table:table-row>
        <table:table-row table:style-name="ro1">
          <table:table-cell office:value-type="float" office:value="0.716936" calcext:value-type="float">
            <text:p>0.716936</text:p>
          </table:table-cell>
          <table:table-cell office:value-type="float" office:value="0.798673" calcext:value-type="float">
            <text:p>0.798673</text:p>
          </table:table-cell>
          <table:table-cell table:formula="of:=([.A1985]*[.A1985])" office:value-type="float" office:value="0.513997228096" calcext:value-type="float">
            <text:p>0.513997228096</text:p>
          </table:table-cell>
          <table:table-cell table:formula="of:=([.A1985]-[.B1985])*([.A1985]-[.B1985])" office:value-type="float" office:value="0.00668093716899999" calcext:value-type="float">
            <text:p>0.00668093716899999</text:p>
          </table:table-cell>
          <table:table-cell/>
        </table:table-row>
        <table:table-row table:style-name="ro1">
          <table:table-cell office:value-type="float" office:value="0.864141" calcext:value-type="float">
            <text:p>0.864141</text:p>
          </table:table-cell>
          <table:table-cell office:value-type="float" office:value="0.881859" calcext:value-type="float">
            <text:p>0.881859</text:p>
          </table:table-cell>
          <table:table-cell table:formula="of:=([.A1986]*[.A1986])" office:value-type="float" office:value="0.746739667881" calcext:value-type="float">
            <text:p>0.746739667881</text:p>
          </table:table-cell>
          <table:table-cell table:formula="of:=([.A1986]-[.B1986])*([.A1986]-[.B1986])" office:value-type="float" office:value="0.000313927523999996" calcext:value-type="float">
            <text:p>0.000313927523999996</text:p>
          </table:table-cell>
          <table:table-cell/>
        </table:table-row>
        <table:table-row table:style-name="ro1">
          <table:table-cell office:value-type="float" office:value="0.86414" calcext:value-type="float">
            <text:p>0.86414</text:p>
          </table:table-cell>
          <table:table-cell office:value-type="float" office:value="0.918422" calcext:value-type="float">
            <text:p>0.918422</text:p>
          </table:table-cell>
          <table:table-cell table:formula="of:=([.A1987]*[.A1987])" office:value-type="float" office:value="0.7467379396" calcext:value-type="float">
            <text:p>0.7467379396</text:p>
          </table:table-cell>
          <table:table-cell table:formula="of:=([.A1987]-[.B1987])*([.A1987]-[.B1987])" office:value-type="float" office:value="0.00294653552399999" calcext:value-type="float">
            <text:p>0.00294653552399999</text:p>
          </table:table-cell>
          <table:table-cell/>
        </table:table-row>
        <table:table-row table:style-name="ro1">
          <table:table-cell office:value-type="float" office:value="0.864141" calcext:value-type="float">
            <text:p>0.864141</text:p>
          </table:table-cell>
          <table:table-cell office:value-type="float" office:value="0.970556" calcext:value-type="float">
            <text:p>0.970556</text:p>
          </table:table-cell>
          <table:table-cell table:formula="of:=([.A1988]*[.A1988])" office:value-type="float" office:value="0.746739667881" calcext:value-type="float">
            <text:p>0.746739667881</text:p>
          </table:table-cell>
          <table:table-cell table:formula="of:=([.A1988]-[.B1988])*([.A1988]-[.B1988])" office:value-type="float" office:value="0.011324152225" calcext:value-type="float">
            <text:p>0.011324152225</text:p>
          </table:table-cell>
          <table:table-cell/>
        </table:table-row>
        <table:table-row table:style-name="ro1">
          <table:table-cell office:value-type="float" office:value="0.999488" calcext:value-type="float">
            <text:p>0.999488</text:p>
          </table:table-cell>
          <table:table-cell office:value-type="float" office:value="0.992751" calcext:value-type="float">
            <text:p>0.992751</text:p>
          </table:table-cell>
          <table:table-cell table:formula="of:=([.A1989]*[.A1989])" office:value-type="float" office:value="0.998976262144" calcext:value-type="float">
            <text:p>0.998976262144</text:p>
          </table:table-cell>
          <table:table-cell table:formula="of:=([.A1989]-[.B1989])*([.A1989]-[.B1989])" office:value-type="float" office:value="0.0000453871689999999" calcext:value-type="float">
            <text:p>0.0000453871689999999</text:p>
          </table:table-cell>
          <table:table-cell/>
        </table:table-row>
        <table:table-row table:style-name="ro1">
          <table:table-cell office:value-type="float" office:value="0.999488" calcext:value-type="float">
            <text:p>0.999488</text:p>
          </table:table-cell>
          <table:table-cell office:value-type="float" office:value="0.994546" calcext:value-type="float">
            <text:p>0.994546</text:p>
          </table:table-cell>
          <table:table-cell table:formula="of:=([.A1990]*[.A1990])" office:value-type="float" office:value="0.998976262144" calcext:value-type="float">
            <text:p>0.998976262144</text:p>
          </table:table-cell>
          <table:table-cell table:formula="of:=([.A1990]-[.B1990])*([.A1990]-[.B1990])" office:value-type="float" office:value="0.000024423364" calcext:value-type="float">
            <text:p>0.000024423364</text:p>
          </table:table-cell>
          <table:table-cell/>
        </table:table-row>
        <table:table-row table:style-name="ro1">
          <table:table-cell office:value-type="float" office:value="0.00000649691" calcext:value-type="float">
            <text:p>0.00000649691</text:p>
          </table:table-cell>
          <table:table-cell office:value-type="float" office:value="0.00000303222" calcext:value-type="float">
            <text:p>0.00000303222</text:p>
          </table:table-cell>
          <table:table-cell table:formula="of:=([.A1991]*[.A1991])" office:value-type="float" office:value="0.00000000004220983955" calcext:value-type="float">
            <text:p>4.22098395481E-11</text:p>
          </table:table-cell>
          <table:table-cell table:formula="of:=([.A1991]-[.B1991])*([.A1991]-[.B1991])" office:value-type="float" office:value="0.0000000000120040768" calcext:value-type="float">
            <text:p>1.20040767961E-11</text:p>
          </table:table-cell>
          <table:table-cell/>
        </table:table-row>
        <table:table-row table:style-name="ro1">
          <table:table-cell office:value-type="float" office:value="0.00000649691" calcext:value-type="float">
            <text:p>0.00000649691</text:p>
          </table:table-cell>
          <table:table-cell office:value-type="float" office:value="0.00180795" calcext:value-type="float">
            <text:p>0.00180795</text:p>
          </table:table-cell>
          <table:table-cell table:formula="of:=([.A1992]*[.A1992])" office:value-type="float" office:value="0.00000000004220983955" calcext:value-type="float">
            <text:p>4.22098395481E-11</text:p>
          </table:table-cell>
          <table:table-cell table:formula="of:=([.A1992]-[.B1992])*([.A1992]-[.B1992])" office:value-type="float" office:value="0.00000324523323547055" calcext:value-type="float">
            <text:p>3.24523323547055E-06</text:p>
          </table:table-cell>
          <table:table-cell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151215" calcext:value-type="float">
            <text:p>0.0151215</text:p>
          </table:table-cell>
          <table:table-cell table:formula="of:=([.A1993]*[.A1993])" office:value-type="float" office:value="0.00000000000102673636" calcext:value-type="float">
            <text:p>1.0267363584E-12</text:p>
          </table:table-cell>
          <table:table-cell table:formula="of:=([.A1993]-[.B1993])*([.A1993]-[.B1993])" office:value-type="float" office:value="0.000228629118649696" calcext:value-type="float">
            <text:p>0.000228629118649696</text:p>
          </table:table-cell>
          <table:table-cell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435584" calcext:value-type="float">
            <text:p>0.0435584</text:p>
          </table:table-cell>
          <table:table-cell table:formula="of:=([.A1994]*[.A1994])" office:value-type="float" office:value="0.00000000000102673636" calcext:value-type="float">
            <text:p>1.0267363584E-12</text:p>
          </table:table-cell>
          <table:table-cell table:formula="of:=([.A1994]-[.B1994])*([.A1994]-[.B1994])" office:value-type="float" office:value="0.00189724593787563" calcext:value-type="float">
            <text:p>0.00189724593787563</text:p>
          </table:table-cell>
          <table:table-cell/>
        </table:table-row>
        <table:table-row table:style-name="ro1">
          <table:table-cell office:value-type="float" office:value="0.00000846386" calcext:value-type="float">
            <text:p>0.00000846386</text:p>
          </table:table-cell>
          <table:table-cell office:value-type="float" office:value="0.00323933" calcext:value-type="float">
            <text:p>0.00323933</text:p>
          </table:table-cell>
          <table:table-cell table:formula="of:=([.A1995]*[.A1995])" office:value-type="float" office:value="0.0000000000716369261" calcext:value-type="float">
            <text:p>7.16369260996E-11</text:p>
          </table:table-cell>
          <table:table-cell table:formula="of:=([.A1995]-[.B1995])*([.A1995]-[.B1995])" office:value-type="float" office:value="0.0000104384960145985" calcext:value-type="float">
            <text:p>1.04384960145985E-05</text:p>
          </table:table-cell>
          <table:table-cell/>
        </table:table-row>
        <table:table-row table:style-name="ro1">
          <table:table-cell office:value-type="float" office:value="0.00000399351" calcext:value-type="float">
            <text:p>0.00000399351</text:p>
          </table:table-cell>
          <table:table-cell office:value-type="float" office:value="0.0574468" calcext:value-type="float">
            <text:p>0.0574468</text:p>
          </table:table-cell>
          <table:table-cell table:formula="of:=([.A1996]*[.A1996])" office:value-type="float" office:value="0.00000000001594812212" calcext:value-type="float">
            <text:p>1.59481221201E-11</text:p>
          </table:table-cell>
          <table:table-cell table:formula="of:=([.A1996]-[.B1996])*([.A1996]-[.B1996])" office:value-type="float" office:value="0.00329967601744759" calcext:value-type="float">
            <text:p>0.00329967601744759</text:p>
          </table:table-cell>
          <table:table-cell/>
        </table:table-row>
        <table:table-row table:style-name="ro1">
          <table:table-cell office:value-type="float" office:value="0.00000399351" calcext:value-type="float">
            <text:p>0.00000399351</text:p>
          </table:table-cell>
          <table:table-cell office:value-type="float" office:value="0.110702" calcext:value-type="float">
            <text:p>0.110702</text:p>
          </table:table-cell>
          <table:table-cell table:formula="of:=([.A1997]*[.A1997])" office:value-type="float" office:value="0.00000000001594812212" calcext:value-type="float">
            <text:p>1.59481221201E-11</text:p>
          </table:table-cell>
          <table:table-cell table:formula="of:=([.A1997]-[.B1997])*([.A1997]-[.B1997])" office:value-type="float" office:value="0.0122540486408601" calcext:value-type="float">
            <text:p>0.0122540486408601</text:p>
          </table:table-cell>
          <table:table-cell/>
        </table:table-row>
        <table:table-row table:style-name="ro1">
          <table:table-cell office:value-type="float" office:value="0.000000238419" calcext:value-type="float">
            <text:p>0.000000238419</text:p>
          </table:table-cell>
          <table:table-cell office:value-type="float" office:value="0.0101764" calcext:value-type="float">
            <text:p>0.0101764</text:p>
          </table:table-cell>
          <table:table-cell table:formula="of:=([.A1998]*[.A1998])" office:value-type="float" office:value="0.00000000000005684362" calcext:value-type="float">
            <text:p>5.6843619561E-14</text:p>
          </table:table-cell>
          <table:table-cell table:formula="of:=([.A1998]-[.B1998])*([.A1998]-[.B1998])" office:value-type="float" office:value="0.00010355426452262" calcext:value-type="float">
            <text:p>0.00010355426452262</text:p>
          </table:table-cell>
          <table:table-cell/>
        </table:table-row>
        <table:table-row table:style-name="ro1">
          <table:table-cell office:value-type="float" office:value="0.000000417233" calcext:value-type="float">
            <text:p>0.000000417233</text:p>
          </table:table-cell>
          <table:table-cell office:value-type="float" office:value="0.000976502" calcext:value-type="float">
            <text:p>0.000976502</text:p>
          </table:table-cell>
          <table:table-cell table:formula="of:=([.A1999]*[.A1999])" office:value-type="float" office:value="0.00000000000017408338" calcext:value-type="float">
            <text:p>1.74083376289E-13</text:p>
          </table:table-cell>
          <table:table-cell table:formula="of:=([.A1999]-[.B1999])*([.A1999]-[.B1999])" office:value-type="float" office:value="0.00000095274147236945" calcext:value-type="float">
            <text:p>9.52741472369444E-07</text:p>
          </table:table-cell>
          <table:table-cell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149336" calcext:value-type="float">
            <text:p>0.00149336</text:p>
          </table:table-cell>
          <table:table-cell table:formula="of:=([.A2000]*[.A2000])" office:value-type="float" office:value="0.00000000000258994305" calcext:value-type="float">
            <text:p>2.5899430489E-12</text:p>
          </table:table-cell>
          <table:table-cell table:formula="of:=([.A2000]-[.B2000])*([.A2000]-[.B2000])" office:value-type="float" office:value="0.00000222532006144545" calcext:value-type="float">
            <text:p>2.22532006144545E-06</text:p>
          </table:table-cell>
          <table:table-cell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11685" calcext:value-type="float">
            <text:p>0.011685</text:p>
          </table:table-cell>
          <table:table-cell table:formula="of:=([.A2001]*[.A2001])" office:value-type="float" office:value="0.00000000000258994305" calcext:value-type="float">
            <text:p>2.5899430489E-12</text:p>
          </table:table-cell>
          <table:table-cell table:formula="of:=([.A2001]-[.B2001])*([.A2001]-[.B2001])" office:value-type="float" office:value="0.000136501617547843" calcext:value-type="float">
            <text:p>0.000136501617547843</text:p>
          </table:table-cell>
          <table:table-cell/>
        </table:table-row>
        <table:table-row table:style-name="ro1">
          <table:table-cell office:value-type="float" office:value="0.000171483" calcext:value-type="float">
            <text:p>0.000171483</text:p>
          </table:table-cell>
          <table:table-cell office:value-type="float" office:value="0.00548096" calcext:value-type="float">
            <text:p>0.00548096</text:p>
          </table:table-cell>
          <table:table-cell table:formula="of:=([.A2002]*[.A2002])" office:value-type="float" office:value="0.000000029406419289" calcext:value-type="float">
            <text:p>2.9406419289E-08</text:p>
          </table:table-cell>
          <table:table-cell table:formula="of:=([.A2002]-[.B2002])*([.A2002]-[.B2002])" office:value-type="float" office:value="0.000028190546013529" calcext:value-type="float">
            <text:p>2.8190546013529E-05</text:p>
          </table:table-cell>
          <table:table-cell/>
        </table:table-row>
        <table:table-row table:style-name="ro1">
          <table:table-cell office:value-type="float" office:value="0.000326216" calcext:value-type="float">
            <text:p>0.000326216</text:p>
          </table:table-cell>
          <table:table-cell office:value-type="float" office:value="0.0619008" calcext:value-type="float">
            <text:p>0.0619008</text:p>
          </table:table-cell>
          <table:table-cell table:formula="of:=([.A2003]*[.A2003])" office:value-type="float" office:value="0.000000106416878656" calcext:value-type="float">
            <text:p>1.06416878656E-07</text:p>
          </table:table-cell>
          <table:table-cell table:formula="of:=([.A2003]-[.B2003])*([.A2003]-[.B2003])" office:value-type="float" office:value="0.00379142939477306" calcext:value-type="float">
            <text:p>0.00379142939477306</text:p>
          </table:table-cell>
          <table:table-cell/>
        </table:table-row>
        <table:table-row table:style-name="ro1">
          <table:table-cell office:value-type="float" office:value="0.000326216" calcext:value-type="float">
            <text:p>0.000326216</text:p>
          </table:table-cell>
          <table:table-cell office:value-type="float" office:value="0.0545921" calcext:value-type="float">
            <text:p>0.0545921</text:p>
          </table:table-cell>
          <table:table-cell table:formula="of:=([.A2004]*[.A2004])" office:value-type="float" office:value="0.000000106416878656" calcext:value-type="float">
            <text:p>1.06416878656E-07</text:p>
          </table:table-cell>
          <table:table-cell table:formula="of:=([.A2004]-[.B2004])*([.A2004]-[.B2004])" office:value-type="float" office:value="0.00294478616630146" calcext:value-type="float">
            <text:p>0.00294478616630146</text:p>
          </table:table-cell>
          <table:table-cell/>
        </table:table-row>
        <table:table-row table:style-name="ro1">
          <table:table-cell office:value-type="float" office:value="0.0019117" calcext:value-type="float">
            <text:p>0.0019117</text:p>
          </table:table-cell>
          <table:table-cell office:value-type="float" office:value="0.124881" calcext:value-type="float">
            <text:p>0.124881</text:p>
          </table:table-cell>
          <table:table-cell table:formula="of:=([.A2005]*[.A2005])" office:value-type="float" office:value="0.00000365459689" calcext:value-type="float">
            <text:p>0.00000365459689</text:p>
          </table:table-cell>
          <table:table-cell table:formula="of:=([.A2005]-[.B2005])*([.A2005]-[.B2005])" office:value-type="float" office:value="0.01512144874249" calcext:value-type="float">
            <text:p>0.01512144874249</text:p>
          </table:table-cell>
          <table:table-cell/>
        </table:table-row>
        <table:table-row table:style-name="ro1">
          <table:table-cell office:value-type="float" office:value="0.0154152" calcext:value-type="float">
            <text:p>0.0154152</text:p>
          </table:table-cell>
          <table:table-cell office:value-type="float" office:value="0.149936" calcext:value-type="float">
            <text:p>0.149936</text:p>
          </table:table-cell>
          <table:table-cell table:formula="of:=([.A2006]*[.A2006])" office:value-type="float" office:value="0.00023762839104" calcext:value-type="float">
            <text:p>0.00023762839104</text:p>
          </table:table-cell>
          <table:table-cell table:formula="of:=([.A2006]-[.B2006])*([.A2006]-[.B2006])" office:value-type="float" office:value="0.01809584563264" calcext:value-type="float">
            <text:p>0.01809584563264</text:p>
          </table:table-cell>
          <table:table-cell/>
        </table:table-row>
        <table:table-row table:style-name="ro1">
          <table:table-cell office:value-type="float" office:value="0.0154152" calcext:value-type="float">
            <text:p>0.0154152</text:p>
          </table:table-cell>
          <table:table-cell office:value-type="float" office:value="0.104542" calcext:value-type="float">
            <text:p>0.104542</text:p>
          </table:table-cell>
          <table:table-cell table:formula="of:=([.A2007]*[.A2007])" office:value-type="float" office:value="0.00023762839104" calcext:value-type="float">
            <text:p>0.00023762839104</text:p>
          </table:table-cell>
          <table:table-cell table:formula="of:=([.A2007]-[.B2007])*([.A2007]-[.B2007])" office:value-type="float" office:value="0.00794358647824" calcext:value-type="float">
            <text:p>0.00794358647824</text:p>
          </table:table-cell>
          <table:table-cell/>
        </table:table-row>
        <table:table-row table:style-name="ro1">
          <table:table-cell office:value-type="float" office:value="0.0296482" calcext:value-type="float">
            <text:p>0.0296482</text:p>
          </table:table-cell>
          <table:table-cell office:value-type="float" office:value="0.263794" calcext:value-type="float">
            <text:p>0.263794</text:p>
          </table:table-cell>
          <table:table-cell table:formula="of:=([.A2008]*[.A2008])" office:value-type="float" office:value="0.00087901576324" calcext:value-type="float">
            <text:p>0.00087901576324</text:p>
          </table:table-cell>
          <table:table-cell table:formula="of:=([.A2008]-[.B2008])*([.A2008]-[.B2008])" office:value-type="float" office:value="0.05482425565764" calcext:value-type="float">
            <text:p>0.05482425565764</text:p>
          </table:table-cell>
          <table:table-cell/>
        </table:table-row>
        <table:table-row table:style-name="ro1">
          <table:table-cell office:value-type="float" office:value="0.0296481" calcext:value-type="float">
            <text:p>0.0296481</text:p>
          </table:table-cell>
          <table:table-cell office:value-type="float" office:value="0.275164" calcext:value-type="float">
            <text:p>0.275164</text:p>
          </table:table-cell>
          <table:table-cell table:formula="of:=([.A2009]*[.A2009])" office:value-type="float" office:value="0.00087900983361" calcext:value-type="float">
            <text:p>0.00087900983361</text:p>
          </table:table-cell>
          <table:table-cell table:formula="of:=([.A2009]-[.B2009])*([.A2009]-[.B2009])" office:value-type="float" office:value="0.06027805715281" calcext:value-type="float">
            <text:p>0.06027805715281</text:p>
          </table:table-cell>
          <table:table-cell/>
        </table:table-row>
        <table:table-row table:style-name="ro1">
          <table:table-cell office:value-type="float" office:value="0.0296482" calcext:value-type="float">
            <text:p>0.0296482</text:p>
          </table:table-cell>
          <table:table-cell office:value-type="float" office:value="0.28643" calcext:value-type="float">
            <text:p>0.28643</text:p>
          </table:table-cell>
          <table:table-cell table:formula="of:=([.A2010]*[.A2010])" office:value-type="float" office:value="0.00087901576324" calcext:value-type="float">
            <text:p>0.00087901576324</text:p>
          </table:table-cell>
          <table:table-cell table:formula="of:=([.A2010]-[.B2010])*([.A2010]-[.B2010])" office:value-type="float" office:value="0.06593689281124" calcext:value-type="float">
            <text:p>0.06593689281124</text:p>
          </table:table-cell>
          <table:table-cell/>
        </table:table-row>
        <table:table-row table:style-name="ro1">
          <table:table-cell office:value-type="float" office:value="0.0382524" calcext:value-type="float">
            <text:p>0.0382524</text:p>
          </table:table-cell>
          <table:table-cell office:value-type="float" office:value="0.270193" calcext:value-type="float">
            <text:p>0.270193</text:p>
          </table:table-cell>
          <table:table-cell table:formula="of:=([.A2011]*[.A2011])" office:value-type="float" office:value="0.00146324610576" calcext:value-type="float">
            <text:p>0.00146324610576</text:p>
          </table:table-cell>
          <table:table-cell table:formula="of:=([.A2011]-[.B2011])*([.A2011]-[.B2011])" office:value-type="float" office:value="0.05379644192836" calcext:value-type="float">
            <text:p>0.05379644192836</text:p>
          </table:table-cell>
          <table:table-cell/>
        </table:table-row>
        <table:table-row table:style-name="ro1">
          <table:table-cell office:value-type="float" office:value="0.0382524" calcext:value-type="float">
            <text:p>0.0382524</text:p>
          </table:table-cell>
          <table:table-cell office:value-type="float" office:value="0.280513" calcext:value-type="float">
            <text:p>0.280513</text:p>
          </table:table-cell>
          <table:table-cell table:formula="of:=([.A2012]*[.A2012])" office:value-type="float" office:value="0.00146324610576" calcext:value-type="float">
            <text:p>0.00146324610576</text:p>
          </table:table-cell>
          <table:table-cell table:formula="of:=([.A2012]-[.B2012])*([.A2012]-[.B2012])" office:value-type="float" office:value="0.05869019831236" calcext:value-type="float">
            <text:p>0.05869019831236</text:p>
          </table:table-cell>
          <table:table-cell/>
        </table:table-row>
        <table:table-row table:style-name="ro1">
          <table:table-cell office:value-type="float" office:value="0.133961" calcext:value-type="float">
            <text:p>0.133961</text:p>
          </table:table-cell>
          <table:table-cell office:value-type="float" office:value="0.274748" calcext:value-type="float">
            <text:p>0.274748</text:p>
          </table:table-cell>
          <table:table-cell table:formula="of:=([.A2013]*[.A2013])" office:value-type="float" office:value="0.017945549521" calcext:value-type="float">
            <text:p>0.017945549521</text:p>
          </table:table-cell>
          <table:table-cell table:formula="of:=([.A2013]-[.B2013])*([.A2013]-[.B2013])" office:value-type="float" office:value="0.019820979369" calcext:value-type="float">
            <text:p>0.019820979369</text:p>
          </table:table-cell>
          <table:table-cell/>
        </table:table-row>
        <table:table-row table:style-name="ro1">
          <table:table-cell office:value-type="float" office:value="0.191298" calcext:value-type="float">
            <text:p>0.191298</text:p>
          </table:table-cell>
          <table:table-cell office:value-type="float" office:value="0.279147" calcext:value-type="float">
            <text:p>0.279147</text:p>
          </table:table-cell>
          <table:table-cell table:formula="of:=([.A2014]*[.A2014])" office:value-type="float" office:value="0.036594924804" calcext:value-type="float">
            <text:p>0.036594924804</text:p>
          </table:table-cell>
          <table:table-cell table:formula="of:=([.A2014]-[.B2014])*([.A2014]-[.B2014])" office:value-type="float" office:value="0.007717446801" calcext:value-type="float">
            <text:p>0.007717446801</text:p>
          </table:table-cell>
          <table:table-cell/>
        </table:table-row>
        <table:table-row table:style-name="ro1">
          <table:table-cell office:value-type="float" office:value="0.191298" calcext:value-type="float">
            <text:p>0.191298</text:p>
          </table:table-cell>
          <table:table-cell office:value-type="float" office:value="0.289521" calcext:value-type="float">
            <text:p>0.289521</text:p>
          </table:table-cell>
          <table:table-cell table:formula="of:=([.A2015]*[.A2015])" office:value-type="float" office:value="0.036594924804" calcext:value-type="float">
            <text:p>0.036594924804</text:p>
          </table:table-cell>
          <table:table-cell table:formula="of:=([.A2015]-[.B2015])*([.A2015]-[.B2015])" office:value-type="float" office:value="0.009647757729" calcext:value-type="float">
            <text:p>0.009647757729</text:p>
          </table:table-cell>
          <table:table-cell/>
        </table:table-row>
        <table:table-row table:style-name="ro1">
          <table:table-cell office:value-type="float" office:value="0.363177" calcext:value-type="float">
            <text:p>0.363177</text:p>
          </table:table-cell>
          <table:table-cell office:value-type="float" office:value="0.474256" calcext:value-type="float">
            <text:p>0.474256</text:p>
          </table:table-cell>
          <table:table-cell table:formula="of:=([.A2016]*[.A2016])" office:value-type="float" office:value="0.131897533329" calcext:value-type="float">
            <text:p>0.131897533329</text:p>
          </table:table-cell>
          <table:table-cell table:formula="of:=([.A2016]-[.B2016])*([.A2016]-[.B2016])" office:value-type="float" office:value="0.012338544241" calcext:value-type="float">
            <text:p>0.012338544241</text:p>
          </table:table-cell>
          <table:table-cell/>
        </table:table-row>
        <table:table-row table:style-name="ro1">
          <table:table-cell office:value-type="float" office:value="0.363177" calcext:value-type="float">
            <text:p>0.363177</text:p>
          </table:table-cell>
          <table:table-cell office:value-type="float" office:value="0.540529" calcext:value-type="float">
            <text:p>0.540529</text:p>
          </table:table-cell>
          <table:table-cell table:formula="of:=([.A2017]*[.A2017])" office:value-type="float" office:value="0.131897533329" calcext:value-type="float">
            <text:p>0.131897533329</text:p>
          </table:table-cell>
          <table:table-cell table:formula="of:=([.A2017]-[.B2017])*([.A2017]-[.B2017])" office:value-type="float" office:value="0.031453731904" calcext:value-type="float">
            <text:p>0.031453731904</text:p>
          </table:table-cell>
          <table:table-cell/>
        </table:table-row>
        <table:table-row table:style-name="ro1">
          <table:table-cell office:value-type="float" office:value="0.555946" calcext:value-type="float">
            <text:p>0.555946</text:p>
          </table:table-cell>
          <table:table-cell office:value-type="float" office:value="0.596028" calcext:value-type="float">
            <text:p>0.596028</text:p>
          </table:table-cell>
          <table:table-cell table:formula="of:=([.A2018]*[.A2018])" office:value-type="float" office:value="0.309075954916" calcext:value-type="float">
            <text:p>0.309075954916</text:p>
          </table:table-cell>
          <table:table-cell table:formula="of:=([.A2018]-[.B2018])*([.A2018]-[.B2018])" office:value-type="float" office:value="0.001606566724" calcext:value-type="float">
            <text:p>0.001606566724</text:p>
          </table:table-cell>
          <table:table-cell/>
        </table:table-row>
        <table:table-row table:style-name="ro1">
          <table:table-cell office:value-type="float" office:value="0.5573" calcext:value-type="float">
            <text:p>0.5573</text:p>
          </table:table-cell>
          <table:table-cell office:value-type="float" office:value="0.621038" calcext:value-type="float">
            <text:p>0.621038</text:p>
          </table:table-cell>
          <table:table-cell table:formula="of:=([.A2019]*[.A2019])" office:value-type="float" office:value="0.31058329" calcext:value-type="float">
            <text:p>0.31058329</text:p>
          </table:table-cell>
          <table:table-cell table:formula="of:=([.A2019]-[.B2019])*([.A2019]-[.B2019])" office:value-type="float" office:value="0.004062532644" calcext:value-type="float">
            <text:p>0.004062532644</text:p>
          </table:table-cell>
          <table:table-cell/>
        </table:table-row>
        <table:table-row table:style-name="ro1">
          <table:table-cell office:value-type="float" office:value="0.767389" calcext:value-type="float">
            <text:p>0.767389</text:p>
          </table:table-cell>
          <table:table-cell office:value-type="float" office:value="0.626285" calcext:value-type="float">
            <text:p>0.626285</text:p>
          </table:table-cell>
          <table:table-cell table:formula="of:=([.A2020]*[.A2020])" office:value-type="float" office:value="0.588885877321" calcext:value-type="float">
            <text:p>0.588885877321</text:p>
          </table:table-cell>
          <table:table-cell table:formula="of:=([.A2020]-[.B2020])*([.A2020]-[.B2020])" office:value-type="float" office:value="0.019910338816" calcext:value-type="float">
            <text:p>0.019910338816</text:p>
          </table:table-cell>
          <table:table-cell/>
        </table:table-row>
        <table:table-row table:style-name="ro1">
          <table:table-cell office:value-type="float" office:value="0.767388" calcext:value-type="float">
            <text:p>0.767388</text:p>
          </table:table-cell>
          <table:table-cell office:value-type="float" office:value="0.634092" calcext:value-type="float">
            <text:p>0.634092</text:p>
          </table:table-cell>
          <table:table-cell table:formula="of:=([.A2021]*[.A2021])" office:value-type="float" office:value="0.588884342544" calcext:value-type="float">
            <text:p>0.588884342544</text:p>
          </table:table-cell>
          <table:table-cell table:formula="of:=([.A2021]-[.B2021])*([.A2021]-[.B2021])" office:value-type="float" office:value="0.017767823616" calcext:value-type="float">
            <text:p>0.017767823616</text:p>
          </table:table-cell>
          <table:table-cell/>
        </table:table-row>
        <table:table-row table:style-name="ro1">
          <table:table-cell office:value-type="float" office:value="0.767388" calcext:value-type="float">
            <text:p>0.767388</text:p>
          </table:table-cell>
          <table:table-cell office:value-type="float" office:value="0.755339" calcext:value-type="float">
            <text:p>0.755339</text:p>
          </table:table-cell>
          <table:table-cell table:formula="of:=([.A2022]*[.A2022])" office:value-type="float" office:value="0.588884342544" calcext:value-type="float">
            <text:p>0.588884342544</text:p>
          </table:table-cell>
          <table:table-cell table:formula="of:=([.A2022]-[.B2022])*([.A2022]-[.B2022])" office:value-type="float" office:value="0.000145178400999999" calcext:value-type="float">
            <text:p>0.000145178400999999</text:p>
          </table:table-cell>
          <table:table-cell/>
        </table:table-row>
        <table:table-row table:style-name="ro1">
          <table:table-cell office:value-type="float" office:value="0.767389" calcext:value-type="float">
            <text:p>0.767389</text:p>
          </table:table-cell>
          <table:table-cell office:value-type="float" office:value="0.791302" calcext:value-type="float">
            <text:p>0.791302</text:p>
          </table:table-cell>
          <table:table-cell table:formula="of:=([.A2023]*[.A2023])" office:value-type="float" office:value="0.588885877321" calcext:value-type="float">
            <text:p>0.588885877321</text:p>
          </table:table-cell>
          <table:table-cell table:formula="of:=([.A2023]-[.B2023])*([.A2023]-[.B2023])" office:value-type="float" office:value="0.000571831568999998" calcext:value-type="float">
            <text:p>0.000571831568999998</text:p>
          </table:table-cell>
          <table:table-cell/>
        </table:table-row>
        <table:table-row table:style-name="ro1">
          <table:table-cell office:value-type="float" office:value="0.767388" calcext:value-type="float">
            <text:p>0.767388</text:p>
          </table:table-cell>
          <table:table-cell office:value-type="float" office:value="0.829515" calcext:value-type="float">
            <text:p>0.829515</text:p>
          </table:table-cell>
          <table:table-cell table:formula="of:=([.A2024]*[.A2024])" office:value-type="float" office:value="0.588884342544" calcext:value-type="float">
            <text:p>0.588884342544</text:p>
          </table:table-cell>
          <table:table-cell table:formula="of:=([.A2024]-[.B2024])*([.A2024]-[.B2024])" office:value-type="float" office:value="0.00385976412900001" calcext:value-type="float">
            <text:p>0.00385976412900001</text:p>
          </table:table-cell>
          <table:table-cell/>
        </table:table-row>
        <table:table-row table:style-name="ro1">
          <table:table-cell office:value-type="float" office:value="0.767389" calcext:value-type="float">
            <text:p>0.767389</text:p>
          </table:table-cell>
          <table:table-cell office:value-type="float" office:value="0.886073" calcext:value-type="float">
            <text:p>0.886073</text:p>
          </table:table-cell>
          <table:table-cell table:formula="of:=([.A2025]*[.A2025])" office:value-type="float" office:value="0.588885877321" calcext:value-type="float">
            <text:p>0.588885877321</text:p>
          </table:table-cell>
          <table:table-cell table:formula="of:=([.A2025]-[.B2025])*([.A2025]-[.B2025])" office:value-type="float" office:value="0.014085891856" calcext:value-type="float">
            <text:p>0.014085891856</text:p>
          </table:table-cell>
          <table:table-cell/>
        </table:table-row>
        <table:table-row table:style-name="ro1">
          <table:table-cell office:value-type="float" office:value="0.767389" calcext:value-type="float">
            <text:p>0.767389</text:p>
          </table:table-cell>
          <table:table-cell office:value-type="float" office:value="0.950362" calcext:value-type="float">
            <text:p>0.950362</text:p>
          </table:table-cell>
          <table:table-cell table:formula="of:=([.A2026]*[.A2026])" office:value-type="float" office:value="0.588885877321" calcext:value-type="float">
            <text:p>0.588885877321</text:p>
          </table:table-cell>
          <table:table-cell table:formula="of:=([.A2026]-[.B2026])*([.A2026]-[.B2026])" office:value-type="float" office:value="0.033479118729" calcext:value-type="float">
            <text:p>0.033479118729</text:p>
          </table:table-cell>
          <table:table-cell/>
        </table:table-row>
        <table:table-row table:style-name="ro1">
          <table:table-cell office:value-type="float" office:value="0.767389" calcext:value-type="float">
            <text:p>0.767389</text:p>
          </table:table-cell>
          <table:table-cell office:value-type="float" office:value="0.984712" calcext:value-type="float">
            <text:p>0.984712</text:p>
          </table:table-cell>
          <table:table-cell table:formula="of:=([.A2027]*[.A2027])" office:value-type="float" office:value="0.588885877321" calcext:value-type="float">
            <text:p>0.588885877321</text:p>
          </table:table-cell>
          <table:table-cell table:formula="of:=([.A2027]-[.B2027])*([.A2027]-[.B2027])" office:value-type="float" office:value="0.047229286329" calcext:value-type="float">
            <text:p>0.047229286329</text:p>
          </table:table-cell>
          <table:table-cell/>
        </table:table-row>
        <table:table-row table:style-name="ro1">
          <table:table-cell office:value-type="float" office:value="0.824655" calcext:value-type="float">
            <text:p>0.824655</text:p>
          </table:table-cell>
          <table:table-cell office:value-type="float" office:value="0.998192" calcext:value-type="float">
            <text:p>0.998192</text:p>
          </table:table-cell>
          <table:table-cell table:formula="of:=([.A2028]*[.A2028])" office:value-type="float" office:value="0.680055869025" calcext:value-type="float">
            <text:p>0.680055869025</text:p>
          </table:table-cell>
          <table:table-cell table:formula="of:=([.A2028]-[.B2028])*([.A2028]-[.B2028])" office:value-type="float" office:value="0.030115090369" calcext:value-type="float">
            <text:p>0.030115090369</text:p>
          </table:table-cell>
          <table:table-cell/>
        </table:table-row>
        <table:table-row table:style-name="ro1">
          <table:table-cell office:value-type="float" office:value="0.993671" calcext:value-type="float">
            <text:p>0.993671</text:p>
          </table:table-cell>
          <table:table-cell office:value-type="float" office:value="0.998974" calcext:value-type="float">
            <text:p>0.998974</text:p>
          </table:table-cell>
          <table:table-cell table:formula="of:=([.A2029]*[.A2029])" office:value-type="float" office:value="0.987382056241" calcext:value-type="float">
            <text:p>0.987382056241</text:p>
          </table:table-cell>
          <table:table-cell table:formula="of:=([.A2029]-[.B2029])*([.A2029]-[.B2029])" office:value-type="float" office:value="0.0000281218090000006" calcext:value-type="float">
            <text:p>2.81218090000006E-05</text:p>
          </table:table-cell>
          <table:table-cell/>
        </table:table-row>
        <table:table-row table:style-name="ro1">
          <table:table-cell office:value-type="float" office:value="0.000000476837" calcext:value-type="float">
            <text:p>0.000000476837</text:p>
          </table:table-cell>
          <table:table-cell office:value-type="float" office:value="0.0000000596191" calcext:value-type="float">
            <text:p>0.0000000596191</text:p>
          </table:table-cell>
          <table:table-cell table:formula="of:=([.A2030]*[.A2030])" office:value-type="float" office:value="0.00000000000022737352" calcext:value-type="float">
            <text:p>2.27373524569E-13</text:p>
          </table:table-cell>
          <table:table-cell table:formula="of:=([.A2030]-[.B2030])*([.A2030]-[.B2030])" office:value-type="float" office:value="0.00000000000017407078" calcext:value-type="float">
            <text:p>1.7407077608041E-13</text:p>
          </table:table-cell>
          <table:table-cell/>
        </table:table-row>
        <table:table-row table:style-name="ro1">
          <table:table-cell office:value-type="float" office:value="0.0000025034" calcext:value-type="float">
            <text:p>0.0000025034</text:p>
          </table:table-cell>
          <table:table-cell office:value-type="float" office:value="0.000390747" calcext:value-type="float">
            <text:p>0.000390747</text:p>
          </table:table-cell>
          <table:table-cell table:formula="of:=([.A2031]*[.A2031])" office:value-type="float" office:value="0.00000000000626701156" calcext:value-type="float">
            <text:p>6.26701156E-12</text:p>
          </table:table-cell>
          <table:table-cell table:formula="of:=([.A2031]-[.B2031])*([.A2031]-[.B2031])" office:value-type="float" office:value="0.00000015073309294096" calcext:value-type="float">
            <text:p>1.5073309294096E-07</text:p>
          </table:table-cell>
          <table:table-cell/>
        </table:table-row>
        <table:table-row table:style-name="ro1">
          <table:table-cell office:value-type="float" office:value="0.00000208616" calcext:value-type="float">
            <text:p>0.00000208616</text:p>
          </table:table-cell>
          <table:table-cell office:value-type="float" office:value="0.000141169" calcext:value-type="float">
            <text:p>0.000141169</text:p>
          </table:table-cell>
          <table:table-cell table:formula="of:=([.A2032]*[.A2032])" office:value-type="float" office:value="0.00000000000435206355" calcext:value-type="float">
            <text:p>4.3520635456E-12</text:p>
          </table:table-cell>
          <table:table-cell table:formula="of:=([.A2032]-[.B2032])*([.A2032]-[.B2032])" office:value-type="float" office:value="0.00000001934403638247" calcext:value-type="float">
            <text:p>1.93440363824656E-08</text:p>
          </table:table-cell>
          <table:table-cell/>
        </table:table-row>
        <table:table-row table:style-name="ro1">
          <table:table-cell office:value-type="float" office:value="0.00000596046" calcext:value-type="float">
            <text:p>0.00000596046</text:p>
          </table:table-cell>
          <table:table-cell office:value-type="float" office:value="0.00801531" calcext:value-type="float">
            <text:p>0.00801531</text:p>
          </table:table-cell>
          <table:table-cell table:formula="of:=([.A2033]*[.A2033])" office:value-type="float" office:value="0.00000000003552708341" calcext:value-type="float">
            <text:p>3.55270834116E-11</text:p>
          </table:table-cell>
          <table:table-cell table:formula="of:=([.A2033]-[.B2033])*([.A2033]-[.B2033])" office:value-type="float" office:value="0.0000641496800538982" calcext:value-type="float">
            <text:p>6.41496800538982E-05</text:p>
          </table:table-cell>
          <table:table-cell/>
        </table:table-row>
        <table:table-row table:style-name="ro1">
          <table:table-cell office:value-type="float" office:value="0.00000476837" calcext:value-type="float">
            <text:p>0.00000476837</text:p>
          </table:table-cell>
          <table:table-cell office:value-type="float" office:value="0.00950371" calcext:value-type="float">
            <text:p>0.00950371</text:p>
          </table:table-cell>
          <table:table-cell table:formula="of:=([.A2034]*[.A2034])" office:value-type="float" office:value="0.00000000002273735246" calcext:value-type="float">
            <text:p>2.27373524569E-11</text:p>
          </table:table-cell>
          <table:table-cell table:formula="of:=([.A2034]-[.B2034])*([.A2034]-[.B2034])" office:value-type="float" office:value="0.0000902298920901471" calcext:value-type="float">
            <text:p>9.02298920901471E-05</text:p>
          </table:table-cell>
          <table:table-cell/>
        </table:table-row>
        <table:table-row table:style-name="ro1">
          <table:table-cell office:value-type="float" office:value="0.00000476837" calcext:value-type="float">
            <text:p>0.00000476837</text:p>
          </table:table-cell>
          <table:table-cell office:value-type="float" office:value="0.0142604" calcext:value-type="float">
            <text:p>0.0142604</text:p>
          </table:table-cell>
          <table:table-cell table:formula="of:=([.A2035]*[.A2035])" office:value-type="float" office:value="0.00000000002273735246" calcext:value-type="float">
            <text:p>2.27373524569E-11</text:p>
          </table:table-cell>
          <table:table-cell table:formula="of:=([.A2035]-[.B2035])*([.A2035]-[.B2035])" office:value-type="float" office:value="0.000203223033170256" calcext:value-type="float">
            <text:p>0.000203223033170256</text:p>
          </table:table-cell>
          <table:table-cell/>
        </table:table-row>
        <table:table-row table:style-name="ro1">
          <table:table-cell office:value-type="float" office:value="0.00000089407" calcext:value-type="float">
            <text:p>0.00000089407</text:p>
          </table:table-cell>
          <table:table-cell office:value-type="float" office:value="0.00105422" calcext:value-type="float">
            <text:p>0.00105422</text:p>
          </table:table-cell>
          <table:table-cell table:formula="of:=([.A2036]*[.A2036])" office:value-type="float" office:value="0.00000000000079936116" calcext:value-type="float">
            <text:p>7.993611649E-13</text:p>
          </table:table-cell>
          <table:table-cell table:formula="of:=([.A2036]-[.B2036])*([.A2036]-[.B2036])" office:value-type="float" office:value="0.00000110949551481037" calcext:value-type="float">
            <text:p>1.10949551481037E-06</text:p>
          </table:table-cell>
          <table:table-cell/>
        </table:table-row>
        <table:table-row table:style-name="ro1">
          <table:table-cell office:value-type="float" office:value="0.00000089407" calcext:value-type="float">
            <text:p>0.00000089407</text:p>
          </table:table-cell>
          <table:table-cell office:value-type="float" office:value="0.00160647" calcext:value-type="float">
            <text:p>0.00160647</text:p>
          </table:table-cell>
          <table:table-cell table:formula="of:=([.A2037]*[.A2037])" office:value-type="float" office:value="0.00000000000079936116" calcext:value-type="float">
            <text:p>7.993611649E-13</text:p>
          </table:table-cell>
          <table:table-cell table:formula="of:=([.A2037]-[.B2037])*([.A2037]-[.B2037])" office:value-type="float" office:value="0.00000257787406699537" calcext:value-type="float">
            <text:p>2.57787406699537E-06</text:p>
          </table:table-cell>
          <table:table-cell/>
        </table:table-row>
        <table:table-row table:style-name="ro1">
          <table:table-cell office:value-type="float" office:value="0.00000435114" calcext:value-type="float">
            <text:p>0.00000435114</text:p>
          </table:table-cell>
          <table:table-cell office:value-type="float" office:value="0.051085" calcext:value-type="float">
            <text:p>0.051085</text:p>
          </table:table-cell>
          <table:table-cell table:formula="of:=([.A2038]*[.A2038])" office:value-type="float" office:value="0.0000000000189324193" calcext:value-type="float">
            <text:p>1.89324192996E-11</text:p>
          </table:table-cell>
          <table:table-cell table:formula="of:=([.A2038]-[.B2038])*([.A2038]-[.B2038])" office:value-type="float" office:value="0.00260923268795862" calcext:value-type="float">
            <text:p>0.00260923268795862</text:p>
          </table:table-cell>
          <table:table-cell/>
        </table:table-row>
        <table:table-row table:style-name="ro1">
          <table:table-cell office:value-type="float" office:value="0.0000038147" calcext:value-type="float">
            <text:p>0.0000038147</text:p>
          </table:table-cell>
          <table:table-cell office:value-type="float" office:value="0.0726144" calcext:value-type="float">
            <text:p>0.0726144</text:p>
          </table:table-cell>
          <table:table-cell table:formula="of:=([.A2039]*[.A2039])" office:value-type="float" office:value="0.00000000001455193609" calcext:value-type="float">
            <text:p>1.455193609E-11</text:p>
          </table:table-cell>
          <table:table-cell table:formula="of:=([.A2039]-[.B2039])*([.A2039]-[.B2039])" office:value-type="float" office:value="0.00527229709760858" calcext:value-type="float">
            <text:p>0.00527229709760858</text:p>
          </table:table-cell>
          <table:table-cell/>
        </table:table-row>
        <table:table-row table:style-name="ro1">
          <table:table-cell office:value-type="float" office:value="0.00000876188" calcext:value-type="float">
            <text:p>0.00000876188</text:p>
          </table:table-cell>
          <table:table-cell office:value-type="float" office:value="0.0569456" calcext:value-type="float">
            <text:p>0.0569456</text:p>
          </table:table-cell>
          <table:table-cell table:formula="of:=([.A2040]*[.A2040])" office:value-type="float" office:value="0.00000000007677054113" calcext:value-type="float">
            <text:p>7.67705411344E-11</text:p>
          </table:table-cell>
          <table:table-cell table:formula="of:=([.A2040]-[.B2040])*([.A2040]-[.B2040])" office:value-type="float" office:value="0.00324180353510309" calcext:value-type="float">
            <text:p>0.00324180353510309</text:p>
          </table:table-cell>
          <table:table-cell/>
        </table:table-row>
        <table:table-row table:style-name="ro1">
          <table:table-cell office:value-type="float" office:value="0.0000470877" calcext:value-type="float">
            <text:p>0.0000470877</text:p>
          </table:table-cell>
          <table:table-cell office:value-type="float" office:value="0.00303111" calcext:value-type="float">
            <text:p>0.00303111</text:p>
          </table:table-cell>
          <table:table-cell table:formula="of:=([.A2041]*[.A2041])" office:value-type="float" office:value="0.00000000221725149129" calcext:value-type="float">
            <text:p>2.21725149129E-09</text:p>
          </table:table-cell>
          <table:table-cell table:formula="of:=([.A2041]-[.B2041])*([.A2041]-[.B2041])" office:value-type="float" office:value="0.00000890438908689729" calcext:value-type="float">
            <text:p>8.90438908689729E-06</text:p>
          </table:table-cell>
          <table:table-cell/>
        </table:table-row>
        <table:table-row table:style-name="ro1">
          <table:table-cell office:value-type="float" office:value="0.00000500679" calcext:value-type="float">
            <text:p>0.00000500679</text:p>
          </table:table-cell>
          <table:table-cell office:value-type="float" office:value="0.0532568" calcext:value-type="float">
            <text:p>0.0532568</text:p>
          </table:table-cell>
          <table:table-cell table:formula="of:=([.A2042]*[.A2042])" office:value-type="float" office:value="0.0000000000250679461" calcext:value-type="float">
            <text:p>2.50679461041E-11</text:p>
          </table:table-cell>
          <table:table-cell table:formula="of:=([.A2042]-[.B2042])*([.A2042]-[.B2042])" office:value-type="float" office:value="0.0028357534800806" calcext:value-type="float">
            <text:p>0.0028357534800806</text:p>
          </table:table-cell>
          <table:table-cell/>
        </table:table-row>
        <table:table-row table:style-name="ro1">
          <table:table-cell office:value-type="float" office:value="0.000038743" calcext:value-type="float">
            <text:p>0.000038743</text:p>
          </table:table-cell>
          <table:table-cell office:value-type="float" office:value="0.0454913" calcext:value-type="float">
            <text:p>0.0454913</text:p>
          </table:table-cell>
          <table:table-cell table:formula="of:=([.A2043]*[.A2043])" office:value-type="float" office:value="0.000000001501020049" calcext:value-type="float">
            <text:p>1.501020049E-09</text:p>
          </table:table-cell>
          <table:table-cell table:formula="of:=([.A2043]-[.B2043])*([.A2043]-[.B2043])" office:value-type="float" office:value="0.00206593493783825" calcext:value-type="float">
            <text:p>0.00206593493783825</text:p>
          </table:table-cell>
          <table:table-cell/>
        </table:table-row>
        <table:table-row table:style-name="ro1">
          <table:table-cell office:value-type="float" office:value="0.000038743" calcext:value-type="float">
            <text:p>0.000038743</text:p>
          </table:table-cell>
          <table:table-cell office:value-type="float" office:value="0.0482303" calcext:value-type="float">
            <text:p>0.0482303</text:p>
          </table:table-cell>
          <table:table-cell table:formula="of:=([.A2044]*[.A2044])" office:value-type="float" office:value="0.000000001501020049" calcext:value-type="float">
            <text:p>1.501020049E-09</text:p>
          </table:table-cell>
          <table:table-cell table:formula="of:=([.A2044]-[.B2044])*([.A2044]-[.B2044])" office:value-type="float" office:value="0.00232242616608425" calcext:value-type="float">
            <text:p>0.00232242616608425</text:p>
          </table:table-cell>
          <table:table-cell/>
        </table:table-row>
        <table:table-row table:style-name="ro1">
          <table:table-cell office:value-type="float" office:value="0.000442386" calcext:value-type="float">
            <text:p>0.000442386</text:p>
          </table:table-cell>
          <table:table-cell office:value-type="float" office:value="0.100661" calcext:value-type="float">
            <text:p>0.100661</text:p>
          </table:table-cell>
          <table:table-cell table:formula="of:=([.A2045]*[.A2045])" office:value-type="float" office:value="0.000000195705372996" calcext:value-type="float">
            <text:p>1.95705372996E-07</text:p>
          </table:table-cell>
          <table:table-cell table:formula="of:=([.A2045]-[.B2045])*([.A2045]-[.B2045])" office:value-type="float" office:value="0.010043770592081" calcext:value-type="float">
            <text:p>0.010043770592081</text:p>
          </table:table-cell>
          <table:table-cell/>
        </table:table-row>
        <table:table-row table:style-name="ro1">
          <table:table-cell office:value-type="float" office:value="0.000442386" calcext:value-type="float">
            <text:p>0.000442386</text:p>
          </table:table-cell>
          <table:table-cell office:value-type="float" office:value="0.0702913" calcext:value-type="float">
            <text:p>0.0702913</text:p>
          </table:table-cell>
          <table:table-cell table:formula="of:=([.A2046]*[.A2046])" office:value-type="float" office:value="0.000000195705372996" calcext:value-type="float">
            <text:p>1.95705372996E-07</text:p>
          </table:table-cell>
          <table:table-cell table:formula="of:=([.A2046]-[.B2046])*([.A2046]-[.B2046])" office:value-type="float" office:value="0.0048788707869794" calcext:value-type="float">
            <text:p>0.0048788707869794</text:p>
          </table:table-cell>
          <table:table-cell/>
        </table:table-row>
        <table:table-row table:style-name="ro1">
          <table:table-cell office:value-type="float" office:value="0.000442386" calcext:value-type="float">
            <text:p>0.000442386</text:p>
          </table:table-cell>
          <table:table-cell office:value-type="float" office:value="0.0804097" calcext:value-type="float">
            <text:p>0.0804097</text:p>
          </table:table-cell>
          <table:table-cell table:formula="of:=([.A2047]*[.A2047])" office:value-type="float" office:value="0.000000195705372996" calcext:value-type="float">
            <text:p>1.95705372996E-07</text:p>
          </table:table-cell>
          <table:table-cell table:formula="of:=([.A2047]-[.B2047])*([.A2047]-[.B2047])" office:value-type="float" office:value="0.0063947713083746" calcext:value-type="float">
            <text:p>0.0063947713083746</text:p>
          </table:table-cell>
          <table:table-cell/>
        </table:table-row>
        <table:table-row table:style-name="ro1">
          <table:table-cell office:value-type="float" office:value="0.000168979" calcext:value-type="float">
            <text:p>0.000168979</text:p>
          </table:table-cell>
          <table:table-cell office:value-type="float" office:value="0.0662928" calcext:value-type="float">
            <text:p>0.0662928</text:p>
          </table:table-cell>
          <table:table-cell table:formula="of:=([.A2048]*[.A2048])" office:value-type="float" office:value="0.000000028553902441" calcext:value-type="float">
            <text:p>2.8553902441E-08</text:p>
          </table:table-cell>
          <table:table-cell table:formula="of:=([.A2048]-[.B2048])*([.A2048]-[.B2048])" office:value-type="float" office:value="0.00437235970364004" calcext:value-type="float">
            <text:p>0.00437235970364004</text:p>
          </table:table-cell>
          <table:table-cell/>
        </table:table-row>
        <table:table-row table:style-name="ro1">
          <table:table-cell office:value-type="float" office:value="0.00603122" calcext:value-type="float">
            <text:p>0.00603122</text:p>
          </table:table-cell>
          <table:table-cell office:value-type="float" office:value="0.169281" calcext:value-type="float">
            <text:p>0.169281</text:p>
          </table:table-cell>
          <table:table-cell table:formula="of:=([.A2049]*[.A2049])" office:value-type="float" office:value="0.0000363756146884" calcext:value-type="float">
            <text:p>0.0000363756146884</text:p>
          </table:table-cell>
          <table:table-cell table:formula="of:=([.A2049]-[.B2049])*([.A2049]-[.B2049])" office:value-type="float" office:value="0.0266504906700484" calcext:value-type="float">
            <text:p>0.0266504906700484</text:p>
          </table:table-cell>
          <table:table-cell/>
        </table:table-row>
        <table:table-row table:style-name="ro1">
          <table:table-cell office:value-type="float" office:value="0.00042218" calcext:value-type="float">
            <text:p>0.00042218</text:p>
          </table:table-cell>
          <table:table-cell office:value-type="float" office:value="0.160041" calcext:value-type="float">
            <text:p>0.160041</text:p>
          </table:table-cell>
          <table:table-cell table:formula="of:=([.A2050]*[.A2050])" office:value-type="float" office:value="0.0000001782359524" calcext:value-type="float">
            <text:p>0.0000001782359524</text:p>
          </table:table-cell>
          <table:table-cell table:formula="of:=([.A2050]-[.B2050])*([.A2050]-[.B2050])" office:value-type="float" office:value="0.0254781676981924" calcext:value-type="float">
            <text:p>0.0254781676981924</text:p>
          </table:table-cell>
          <table:table-cell/>
        </table:table-row>
        <table:table-row table:style-name="ro1">
          <table:table-cell office:value-type="float" office:value="0.0114191" calcext:value-type="float">
            <text:p>0.0114191</text:p>
          </table:table-cell>
          <table:table-cell office:value-type="float" office:value="0.224732" calcext:value-type="float">
            <text:p>0.224732</text:p>
          </table:table-cell>
          <table:table-cell table:formula="of:=([.A2051]*[.A2051])" office:value-type="float" office:value="0.00013039584481" calcext:value-type="float">
            <text:p>0.00013039584481</text:p>
          </table:table-cell>
          <table:table-cell table:formula="of:=([.A2051]-[.B2051])*([.A2051]-[.B2051])" office:value-type="float" office:value="0.04550239330641" calcext:value-type="float">
            <text:p>0.04550239330641</text:p>
          </table:table-cell>
          <table:table-cell/>
        </table:table-row>
        <table:table-row table:style-name="ro1">
          <table:table-cell office:value-type="float" office:value="0.042661" calcext:value-type="float">
            <text:p>0.042661</text:p>
          </table:table-cell>
          <table:table-cell office:value-type="float" office:value="0.420177" calcext:value-type="float">
            <text:p>0.420177</text:p>
          </table:table-cell>
          <table:table-cell table:formula="of:=([.A2052]*[.A2052])" office:value-type="float" office:value="0.001819960921" calcext:value-type="float">
            <text:p>0.001819960921</text:p>
          </table:table-cell>
          <table:table-cell table:formula="of:=([.A2052]-[.B2052])*([.A2052]-[.B2052])" office:value-type="float" office:value="0.142518330256" calcext:value-type="float">
            <text:p>0.142518330256</text:p>
          </table:table-cell>
          <table:table-cell/>
        </table:table-row>
        <table:table-row table:style-name="ro1">
          <table:table-cell office:value-type="float" office:value="0.169696" calcext:value-type="float">
            <text:p>0.169696</text:p>
          </table:table-cell>
          <table:table-cell office:value-type="float" office:value="0.452319" calcext:value-type="float">
            <text:p>0.452319</text:p>
          </table:table-cell>
          <table:table-cell table:formula="of:=([.A2053]*[.A2053])" office:value-type="float" office:value="0.028796732416" calcext:value-type="float">
            <text:p>0.028796732416</text:p>
          </table:table-cell>
          <table:table-cell table:formula="of:=([.A2053]-[.B2053])*([.A2053]-[.B2053])" office:value-type="float" office:value="0.079875760129" calcext:value-type="float">
            <text:p>0.079875760129</text:p>
          </table:table-cell>
          <table:table-cell/>
        </table:table-row>
        <table:table-row table:style-name="ro1">
          <table:table-cell office:value-type="float" office:value="0.196554" calcext:value-type="float">
            <text:p>0.196554</text:p>
          </table:table-cell>
          <table:table-cell office:value-type="float" office:value="0.291554" calcext:value-type="float">
            <text:p>0.291554</text:p>
          </table:table-cell>
          <table:table-cell table:formula="of:=([.A2054]*[.A2054])" office:value-type="float" office:value="0.038633474916" calcext:value-type="float">
            <text:p>0.038633474916</text:p>
          </table:table-cell>
          <table:table-cell table:formula="of:=([.A2054]-[.B2054])*([.A2054]-[.B2054])" office:value-type="float" office:value="0.009025" calcext:value-type="float">
            <text:p>0.009025</text:p>
          </table:table-cell>
          <table:table-cell/>
        </table:table-row>
        <table:table-row table:style-name="ro1">
          <table:table-cell office:value-type="float" office:value="0.196554" calcext:value-type="float">
            <text:p>0.196554</text:p>
          </table:table-cell>
          <table:table-cell office:value-type="float" office:value="0.482448" calcext:value-type="float">
            <text:p>0.482448</text:p>
          </table:table-cell>
          <table:table-cell table:formula="of:=([.A2055]*[.A2055])" office:value-type="float" office:value="0.038633474916" calcext:value-type="float">
            <text:p>0.038633474916</text:p>
          </table:table-cell>
          <table:table-cell table:formula="of:=([.A2055]-[.B2055])*([.A2055]-[.B2055])" office:value-type="float" office:value="0.081735379236" calcext:value-type="float">
            <text:p>0.081735379236</text:p>
          </table:table-cell>
          <table:table-cell/>
        </table:table-row>
        <table:table-row table:style-name="ro1">
          <table:table-cell office:value-type="float" office:value="0.416456" calcext:value-type="float">
            <text:p>0.416456</text:p>
          </table:table-cell>
          <table:table-cell office:value-type="float" office:value="0.504616" calcext:value-type="float">
            <text:p>0.504616</text:p>
          </table:table-cell>
          <table:table-cell table:formula="of:=([.A2056]*[.A2056])" office:value-type="float" office:value="0.173435599936" calcext:value-type="float">
            <text:p>0.173435599936</text:p>
          </table:table-cell>
          <table:table-cell table:formula="of:=([.A2056]-[.B2056])*([.A2056]-[.B2056])" office:value-type="float" office:value="0.00777218559999999" calcext:value-type="float">
            <text:p>0.00777218559999999</text:p>
          </table:table-cell>
          <table:table-cell/>
        </table:table-row>
        <table:table-row table:style-name="ro1">
          <table:table-cell office:value-type="float" office:value="0.416456" calcext:value-type="float">
            <text:p>0.416456</text:p>
          </table:table-cell>
          <table:table-cell office:value-type="float" office:value="0.524431" calcext:value-type="float">
            <text:p>0.524431</text:p>
          </table:table-cell>
          <table:table-cell table:formula="of:=([.A2057]*[.A2057])" office:value-type="float" office:value="0.173435599936" calcext:value-type="float">
            <text:p>0.173435599936</text:p>
          </table:table-cell>
          <table:table-cell table:formula="of:=([.A2057]-[.B2057])*([.A2057]-[.B2057])" office:value-type="float" office:value="0.011658600625" calcext:value-type="float">
            <text:p>0.011658600625</text:p>
          </table:table-cell>
          <table:table-cell/>
        </table:table-row>
        <table:table-row table:style-name="ro1">
          <table:table-cell office:value-type="float" office:value="0.526813" calcext:value-type="float">
            <text:p>0.526813</text:p>
          </table:table-cell>
          <table:table-cell office:value-type="float" office:value="0.55845" calcext:value-type="float">
            <text:p>0.55845</text:p>
          </table:table-cell>
          <table:table-cell table:formula="of:=([.A2058]*[.A2058])" office:value-type="float" office:value="0.277531936969" calcext:value-type="float">
            <text:p>0.277531936969</text:p>
          </table:table-cell>
          <table:table-cell table:formula="of:=([.A2058]-[.B2058])*([.A2058]-[.B2058])" office:value-type="float" office:value="0.001000899769" calcext:value-type="float">
            <text:p>0.001000899769</text:p>
          </table:table-cell>
          <table:table-cell/>
        </table:table-row>
        <table:table-row table:style-name="ro1">
          <table:table-cell office:value-type="float" office:value="0.526813" calcext:value-type="float">
            <text:p>0.526813</text:p>
          </table:table-cell>
          <table:table-cell office:value-type="float" office:value="0.590084" calcext:value-type="float">
            <text:p>0.590084</text:p>
          </table:table-cell>
          <table:table-cell table:formula="of:=([.A2059]*[.A2059])" office:value-type="float" office:value="0.277531936969" calcext:value-type="float">
            <text:p>0.277531936969</text:p>
          </table:table-cell>
          <table:table-cell table:formula="of:=([.A2059]-[.B2059])*([.A2059]-[.B2059])" office:value-type="float" office:value="0.00400321944100001" calcext:value-type="float">
            <text:p>0.00400321944100001</text:p>
          </table:table-cell>
          <table:table-cell/>
        </table:table-row>
        <table:table-row table:style-name="ro1">
          <table:table-cell office:value-type="float" office:value="0.795593" calcext:value-type="float">
            <text:p>0.795593</text:p>
          </table:table-cell>
          <table:table-cell office:value-type="float" office:value="0.761726" calcext:value-type="float">
            <text:p>0.761726</text:p>
          </table:table-cell>
          <table:table-cell table:formula="of:=([.A2060]*[.A2060])" office:value-type="float" office:value="0.632968221649" calcext:value-type="float">
            <text:p>0.632968221649</text:p>
          </table:table-cell>
          <table:table-cell table:formula="of:=([.A2060]-[.B2060])*([.A2060]-[.B2060])" office:value-type="float" office:value="0.001146973689" calcext:value-type="float">
            <text:p>0.001146973689</text:p>
          </table:table-cell>
          <table:table-cell/>
        </table:table-row>
        <table:table-row table:style-name="ro1">
          <table:table-cell office:value-type="float" office:value="0.795592" calcext:value-type="float">
            <text:p>0.795592</text:p>
          </table:table-cell>
          <table:table-cell office:value-type="float" office:value="0.796764" calcext:value-type="float">
            <text:p>0.796764</text:p>
          </table:table-cell>
          <table:table-cell table:formula="of:=([.A2061]*[.A2061])" office:value-type="float" office:value="0.632966630464" calcext:value-type="float">
            <text:p>0.632966630464</text:p>
          </table:table-cell>
          <table:table-cell table:formula="of:=([.A2061]-[.B2061])*([.A2061]-[.B2061])" office:value-type="float" office:value="0.00000137358400000015" calcext:value-type="float">
            <text:p>1.37358400000015E-06</text:p>
          </table:table-cell>
          <table:table-cell/>
        </table:table-row>
        <table:table-row table:style-name="ro1">
          <table:table-cell office:value-type="float" office:value="0.795592" calcext:value-type="float">
            <text:p>0.795592</text:p>
          </table:table-cell>
          <table:table-cell office:value-type="float" office:value="0.8347" calcext:value-type="float">
            <text:p>0.8347</text:p>
          </table:table-cell>
          <table:table-cell table:formula="of:=([.A2062]*[.A2062])" office:value-type="float" office:value="0.632966630464" calcext:value-type="float">
            <text:p>0.632966630464</text:p>
          </table:table-cell>
          <table:table-cell table:formula="of:=([.A2062]-[.B2062])*([.A2062]-[.B2062])" office:value-type="float" office:value="0.001529435664" calcext:value-type="float">
            <text:p>0.001529435664</text:p>
          </table:table-cell>
          <table:table-cell/>
        </table:table-row>
        <table:table-row table:style-name="ro1">
          <table:table-cell office:value-type="float" office:value="0.795593" calcext:value-type="float">
            <text:p>0.795593</text:p>
          </table:table-cell>
          <table:table-cell office:value-type="float" office:value="0.875009" calcext:value-type="float">
            <text:p>0.875009</text:p>
          </table:table-cell>
          <table:table-cell table:formula="of:=([.A2063]*[.A2063])" office:value-type="float" office:value="0.632968221649" calcext:value-type="float">
            <text:p>0.632968221649</text:p>
          </table:table-cell>
          <table:table-cell table:formula="of:=([.A2063]-[.B2063])*([.A2063]-[.B2063])" office:value-type="float" office:value="0.00630690105600001" calcext:value-type="float">
            <text:p>0.00630690105600001</text:p>
          </table:table-cell>
          <table:table-cell/>
        </table:table-row>
        <table:table-row table:style-name="ro1">
          <table:table-cell office:value-type="float" office:value="0.795592" calcext:value-type="float">
            <text:p>0.795592</text:p>
          </table:table-cell>
          <table:table-cell office:value-type="float" office:value="0.916014" calcext:value-type="float">
            <text:p>0.916014</text:p>
          </table:table-cell>
          <table:table-cell table:formula="of:=([.A2064]*[.A2064])" office:value-type="float" office:value="0.632966630464" calcext:value-type="float">
            <text:p>0.632966630464</text:p>
          </table:table-cell>
          <table:table-cell table:formula="of:=([.A2064]-[.B2064])*([.A2064]-[.B2064])" office:value-type="float" office:value="0.014501458084" calcext:value-type="float">
            <text:p>0.014501458084</text:p>
          </table:table-cell>
          <table:table-cell/>
        </table:table-row>
        <table:table-row table:style-name="ro1">
          <table:table-cell office:value-type="float" office:value="0.795592" calcext:value-type="float">
            <text:p>0.795592</text:p>
          </table:table-cell>
          <table:table-cell office:value-type="float" office:value="0.953993" calcext:value-type="float">
            <text:p>0.953993</text:p>
          </table:table-cell>
          <table:table-cell table:formula="of:=([.A2065]*[.A2065])" office:value-type="float" office:value="0.632966630464" calcext:value-type="float">
            <text:p>0.632966630464</text:p>
          </table:table-cell>
          <table:table-cell table:formula="of:=([.A2065]-[.B2065])*([.A2065]-[.B2065])" office:value-type="float" office:value="0.025090876801" calcext:value-type="float">
            <text:p>0.025090876801</text:p>
          </table:table-cell>
          <table:table-cell/>
        </table:table-row>
        <table:table-row table:style-name="ro1">
          <table:table-cell office:value-type="float" office:value="0.929392" calcext:value-type="float">
            <text:p>0.929392</text:p>
          </table:table-cell>
          <table:table-cell office:value-type="float" office:value="0.929374" calcext:value-type="float">
            <text:p>0.929374</text:p>
          </table:table-cell>
          <table:table-cell table:formula="of:=([.A2066]*[.A2066])" office:value-type="float" office:value="0.863769489664" calcext:value-type="float">
            <text:p>0.863769489664</text:p>
          </table:table-cell>
          <table:table-cell table:formula="of:=([.A2066]-[.B2066])*([.A2066]-[.B2066])" office:value-type="float" office:value="0.000000000324" calcext:value-type="float">
            <text:p>3.2399999999865E-10</text:p>
          </table:table-cell>
          <table:table-cell/>
        </table:table-row>
        <table:table-row table:style-name="ro1">
          <table:table-cell office:value-type="float" office:value="0.956251" calcext:value-type="float">
            <text:p>0.956251</text:p>
          </table:table-cell>
          <table:table-cell office:value-type="float" office:value="0.996111" calcext:value-type="float">
            <text:p>0.996111</text:p>
          </table:table-cell>
          <table:table-cell table:formula="of:=([.A2067]*[.A2067])" office:value-type="float" office:value="0.914415975001" calcext:value-type="float">
            <text:p>0.914415975001</text:p>
          </table:table-cell>
          <table:table-cell table:formula="of:=([.A2067]-[.B2067])*([.A2067]-[.B2067])" office:value-type="float" office:value="0.0015888196" calcext:value-type="float">
            <text:p>0.0015888196</text:p>
          </table:table-cell>
          <table:table-cell/>
        </table:table-row>
        <table:table-row table:style-name="ro1">
          <table:table-cell office:value-type="float" office:value="0.997241" calcext:value-type="float">
            <text:p>0.997241</text:p>
          </table:table-cell>
          <table:table-cell office:value-type="float" office:value="0.997634" calcext:value-type="float">
            <text:p>0.997634</text:p>
          </table:table-cell>
          <table:table-cell table:formula="of:=([.A2068]*[.A2068])" office:value-type="float" office:value="0.994489612081" calcext:value-type="float">
            <text:p>0.994489612081</text:p>
          </table:table-cell>
          <table:table-cell table:formula="of:=([.A2068]-[.B2068])*([.A2068]-[.B2068])" office:value-type="float" office:value="0.00000015444899999998" calcext:value-type="float">
            <text:p>1.54448999999982E-07</text:p>
          </table:table-cell>
          <table:table-cell/>
        </table:table-row>
        <table:table-row table:style-name="ro1">
          <table:table-cell office:value-type="float" office:value="0.00000077486" calcext:value-type="float">
            <text:p>0.00000077486</text:p>
          </table:table-cell>
          <table:table-cell office:value-type="float" office:value="0.00000184324" calcext:value-type="float">
            <text:p>0.00000184324</text:p>
          </table:table-cell>
          <table:table-cell table:formula="of:=([.A2069]*[.A2069])" office:value-type="float" office:value="0.00000000000060040802" calcext:value-type="float">
            <text:p>6.004080196E-13</text:p>
          </table:table-cell>
          <table:table-cell table:formula="of:=([.A2069]-[.B2069])*([.A2069]-[.B2069])" office:value-type="float" office:value="0.00000000000114143582" calcext:value-type="float">
            <text:p>1.1414358244E-12</text:p>
          </table:table-cell>
          <table:table-cell/>
        </table:table-row>
        <table:table-row table:style-name="ro1">
          <table:table-cell office:value-type="float" office:value="0.0000038743" calcext:value-type="float">
            <text:p>0.0000038743</text:p>
          </table:table-cell>
          <table:table-cell office:value-type="float" office:value="0.000409279" calcext:value-type="float">
            <text:p>0.000409279</text:p>
          </table:table-cell>
          <table:table-cell table:formula="of:=([.A2070]*[.A2070])" office:value-type="float" office:value="0.00000000001501020049" calcext:value-type="float">
            <text:p>1.501020049E-11</text:p>
          </table:table-cell>
          <table:table-cell table:formula="of:=([.A2070]-[.B2070])*([.A2070]-[.B2070])" office:value-type="float" office:value="0.00000016435297078209" calcext:value-type="float">
            <text:p>1.6435297078209E-07</text:p>
          </table:table-cell>
          <table:table-cell/>
        </table:table-row>
        <table:table-row table:style-name="ro1">
          <table:table-cell office:value-type="float" office:value="0.000017643" calcext:value-type="float">
            <text:p>0.000017643</text:p>
          </table:table-cell>
          <table:table-cell office:value-type="float" office:value="0.000408436" calcext:value-type="float">
            <text:p>0.000408436</text:p>
          </table:table-cell>
          <table:table-cell table:formula="of:=([.A2071]*[.A2071])" office:value-type="float" office:value="0.000000000311275449" calcext:value-type="float">
            <text:p>3.11275449E-10</text:p>
          </table:table-cell>
          <table:table-cell table:formula="of:=([.A2071]-[.B2071])*([.A2071]-[.B2071])" office:value-type="float" office:value="0.000000152719168849" calcext:value-type="float">
            <text:p>1.52719168849E-07</text:p>
          </table:table-cell>
          <table:table-cell/>
        </table:table-row>
        <table:table-row table:style-name="ro1">
          <table:table-cell office:value-type="float" office:value="0.000000417233" calcext:value-type="float">
            <text:p>0.000000417233</text:p>
          </table:table-cell>
          <table:table-cell office:value-type="float" office:value="0.00157014" calcext:value-type="float">
            <text:p>0.00157014</text:p>
          </table:table-cell>
          <table:table-cell table:formula="of:=([.A2072]*[.A2072])" office:value-type="float" office:value="0.00000000000017408338" calcext:value-type="float">
            <text:p>1.74083376289E-13</text:p>
          </table:table-cell>
          <table:table-cell table:formula="of:=([.A2072]-[.B2072])*([.A2072]-[.B2072])" office:value-type="float" office:value="0.00000246402956523814" calcext:value-type="float">
            <text:p>2.46402956523814E-06</text:p>
          </table:table-cell>
          <table:table-cell/>
        </table:table-row>
        <table:table-row table:style-name="ro1">
          <table:table-cell office:value-type="float" office:value="0.000007689" calcext:value-type="float">
            <text:p>0.000007689</text:p>
          </table:table-cell>
          <table:table-cell office:value-type="float" office:value="0.0000896787" calcext:value-type="float">
            <text:p>0.0000896787</text:p>
          </table:table-cell>
          <table:table-cell table:formula="of:=([.A2073]*[.A2073])" office:value-type="float" office:value="0.000000000059120721" calcext:value-type="float">
            <text:p>5.9120721E-11</text:p>
          </table:table-cell>
          <table:table-cell table:formula="of:=([.A2073]-[.B2073])*([.A2073]-[.B2073])" office:value-type="float" office:value="0.00000000672231090609" calcext:value-type="float">
            <text:p>6.72231090609E-09</text:p>
          </table:table-cell>
          <table:table-cell/>
        </table:table-row>
        <table:table-row table:style-name="ro1">
          <table:table-cell office:value-type="float" office:value="0.000007689" calcext:value-type="float">
            <text:p>0.000007689</text:p>
          </table:table-cell>
          <table:table-cell office:value-type="float" office:value="0.0000759015" calcext:value-type="float">
            <text:p>0.0000759015</text:p>
          </table:table-cell>
          <table:table-cell table:formula="of:=([.A2074]*[.A2074])" office:value-type="float" office:value="0.000000000059120721" calcext:value-type="float">
            <text:p>5.9120721E-11</text:p>
          </table:table-cell>
          <table:table-cell table:formula="of:=([.A2074]-[.B2074])*([.A2074]-[.B2074])" office:value-type="float" office:value="0.00000000465294515625" calcext:value-type="float">
            <text:p>4.65294515625E-09</text:p>
          </table:table-cell>
          <table:table-cell/>
        </table:table-row>
        <table:table-row table:style-name="ro1">
          <table:table-cell office:value-type="float" office:value="0.0000167489" calcext:value-type="float">
            <text:p>0.0000167489</text:p>
          </table:table-cell>
          <table:table-cell office:value-type="float" office:value="0.00681184" calcext:value-type="float">
            <text:p>0.00681184</text:p>
          </table:table-cell>
          <table:table-cell table:formula="of:=([.A2075]*[.A2075])" office:value-type="float" office:value="0.00000000028052565121" calcext:value-type="float">
            <text:p>2.8052565121E-10</text:p>
          </table:table-cell>
          <table:table-cell table:formula="of:=([.A2075]-[.B2075])*([.A2075]-[.B2075])" office:value-type="float" office:value="0.0000461732630572992" calcext:value-type="float">
            <text:p>4.61732630572992E-05</text:p>
          </table:table-cell>
          <table:table-cell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059637" calcext:value-type="float">
            <text:p>0.0059637</text:p>
          </table:table-cell>
          <table:table-cell table:formula="of:=([.A2076]*[.A2076])" office:value-type="float" office:value="0.000000000026275876" calcext:value-type="float">
            <text:p>2.6275876E-11</text:p>
          </table:table-cell>
          <table:table-cell table:formula="of:=([.A2076]-[.B2076])*([.A2076]-[.B2076])" office:value-type="float" office:value="0.000035504604113476" calcext:value-type="float">
            <text:p>3.5504604113476E-05</text:p>
          </table:table-cell>
          <table:table-cell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0303184" calcext:value-type="float">
            <text:p>0.00303184</text:p>
          </table:table-cell>
          <table:table-cell table:formula="of:=([.A2077]*[.A2077])" office:value-type="float" office:value="0.000000000026275876" calcext:value-type="float">
            <text:p>2.6275876E-11</text:p>
          </table:table-cell>
          <table:table-cell table:formula="of:=([.A2077]-[.B2077])*([.A2077]-[.B2077])" office:value-type="float" office:value="0.000009160997637796" calcext:value-type="float">
            <text:p>9.160997637796E-06</text:p>
          </table:table-cell>
          <table:table-cell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15588" calcext:value-type="float">
            <text:p>0.015588</text:p>
          </table:table-cell>
          <table:table-cell table:formula="of:=([.A2078]*[.A2078])" office:value-type="float" office:value="0.00000000000008881771" calcext:value-type="float">
            <text:p>8.8817708529E-14</text:p>
          </table:table-cell>
          <table:table-cell table:formula="of:=([.A2078]-[.B2078])*([.A2078]-[.B2078])" office:value-type="float" office:value="0.00024297645292377" calcext:value-type="float">
            <text:p>0.00024297645292377</text:p>
          </table:table-cell>
          <table:table-cell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22709" calcext:value-type="float">
            <text:p>0.0022709</text:p>
          </table:table-cell>
          <table:table-cell table:formula="of:=([.A2079]*[.A2079])" office:value-type="float" office:value="0.00000000000008881771" calcext:value-type="float">
            <text:p>8.8817708529E-14</text:p>
          </table:table-cell>
          <table:table-cell table:formula="of:=([.A2079]-[.B2079])*([.A2079]-[.B2079])" office:value-type="float" office:value="0.00000515563333795631" calcext:value-type="float">
            <text:p>5.15563333795631E-06</text:p>
          </table:table-cell>
          <table:table-cell/>
        </table:table-row>
        <table:table-row table:style-name="ro1">
          <table:table-cell office:value-type="float" office:value="0.00000292063" calcext:value-type="float">
            <text:p>0.00000292063</text:p>
          </table:table-cell>
          <table:table-cell office:value-type="float" office:value="0.00285853" calcext:value-type="float">
            <text:p>0.00285853</text:p>
          </table:table-cell>
          <table:table-cell table:formula="of:=([.A2080]*[.A2080])" office:value-type="float" office:value="0.0000000000085300796" calcext:value-type="float">
            <text:p>8.5300795969E-12</text:p>
          </table:table-cell>
          <table:table-cell table:formula="of:=([.A2080]-[.B2080])*([.A2080]-[.B2080])" office:value-type="float" office:value="0.0000081545048740318" calcext:value-type="float">
            <text:p>8.1545048740318E-06</text:p>
          </table:table-cell>
          <table:table-cell/>
        </table:table-row>
        <table:table-row table:style-name="ro1">
          <table:table-cell office:value-type="float" office:value="0.0000216961" calcext:value-type="float">
            <text:p>0.0000216961</text:p>
          </table:table-cell>
          <table:table-cell office:value-type="float" office:value="0.00555636" calcext:value-type="float">
            <text:p>0.00555636</text:p>
          </table:table-cell>
          <table:table-cell table:formula="of:=([.A2081]*[.A2081])" office:value-type="float" office:value="0.00000000047072075521" calcext:value-type="float">
            <text:p>4.7072075521E-10</text:p>
          </table:table-cell>
          <table:table-cell table:formula="of:=([.A2081]-[.B2081])*([.A2081]-[.B2081])" office:value-type="float" office:value="0.0000306325044859632" calcext:value-type="float">
            <text:p>3.06325044859632E-05</text:p>
          </table:table-cell>
          <table:table-cell/>
        </table:table-row>
        <table:table-row table:style-name="ro1">
          <table:table-cell office:value-type="float" office:value="0.000125885" calcext:value-type="float">
            <text:p>0.000125885</text:p>
          </table:table-cell>
          <table:table-cell office:value-type="float" office:value="0.0899157" calcext:value-type="float">
            <text:p>0.0899157</text:p>
          </table:table-cell>
          <table:table-cell table:formula="of:=([.A2082]*[.A2082])" office:value-type="float" office:value="0.000000015847033225" calcext:value-type="float">
            <text:p>1.5847033225E-08</text:p>
          </table:table-cell>
          <table:table-cell table:formula="of:=([.A2082]-[.B2082])*([.A2082]-[.B2082])" office:value-type="float" office:value="0.00806221087773422" calcext:value-type="float">
            <text:p>0.00806221087773422</text:p>
          </table:table-cell>
          <table:table-cell/>
        </table:table-row>
        <table:table-row table:style-name="ro1">
          <table:table-cell office:value-type="float" office:value="0.000460386" calcext:value-type="float">
            <text:p>0.000460386</text:p>
          </table:table-cell>
          <table:table-cell office:value-type="float" office:value="0.00533883" calcext:value-type="float">
            <text:p>0.00533883</text:p>
          </table:table-cell>
          <table:table-cell table:formula="of:=([.A2083]*[.A2083])" office:value-type="float" office:value="0.000000211955268996" calcext:value-type="float">
            <text:p>2.11955268996E-07</text:p>
          </table:table-cell>
          <table:table-cell table:formula="of:=([.A2083]-[.B2083])*([.A2083]-[.B2083])" office:value-type="float" office:value="0.000023799215861136" calcext:value-type="float">
            <text:p>2.3799215861136E-05</text:p>
          </table:table-cell>
          <table:table-cell/>
        </table:table-row>
        <table:table-row table:style-name="ro1">
          <table:table-cell office:value-type="float" office:value="0.000517905" calcext:value-type="float">
            <text:p>0.000517905</text:p>
          </table:table-cell>
          <table:table-cell office:value-type="float" office:value="0.0794105" calcext:value-type="float">
            <text:p>0.0794105</text:p>
          </table:table-cell>
          <table:table-cell table:formula="of:=([.A2084]*[.A2084])" office:value-type="float" office:value="0.000000268225589025" calcext:value-type="float">
            <text:p>2.68225589025E-07</text:p>
          </table:table-cell>
          <table:table-cell table:formula="of:=([.A2084]-[.B2084])*([.A2084]-[.B2084])" office:value-type="float" office:value="0.00622404154583402" calcext:value-type="float">
            <text:p>0.00622404154583402</text:p>
          </table:table-cell>
          <table:table-cell/>
        </table:table-row>
        <table:table-row table:style-name="ro1">
          <table:table-cell office:value-type="float" office:value="0.000228167" calcext:value-type="float">
            <text:p>0.000228167</text:p>
          </table:table-cell>
          <table:table-cell office:value-type="float" office:value="0.021315" calcext:value-type="float">
            <text:p>0.021315</text:p>
          </table:table-cell>
          <table:table-cell table:formula="of:=([.A2085]*[.A2085])" office:value-type="float" office:value="0.000000052060179889" calcext:value-type="float">
            <text:p>5.2060179889E-08</text:p>
          </table:table-cell>
          <table:table-cell table:formula="of:=([.A2085]-[.B2085])*([.A2085]-[.B2085])" office:value-type="float" office:value="0.000444654525969889" calcext:value-type="float">
            <text:p>0.000444654525969889</text:p>
          </table:table-cell>
          <table:table-cell/>
        </table:table-row>
        <table:table-row table:style-name="ro1">
          <table:table-cell office:value-type="float" office:value="0.000228167" calcext:value-type="float">
            <text:p>0.000228167</text:p>
          </table:table-cell>
          <table:table-cell office:value-type="float" office:value="0.0276048" calcext:value-type="float">
            <text:p>0.0276048</text:p>
          </table:table-cell>
          <table:table-cell table:formula="of:=([.A2086]*[.A2086])" office:value-type="float" office:value="0.000000052060179889" calcext:value-type="float">
            <text:p>5.2060179889E-08</text:p>
          </table:table-cell>
          <table:table-cell table:formula="of:=([.A2086]-[.B2086])*([.A2086]-[.B2086])" office:value-type="float" office:value="0.000749480034416689" calcext:value-type="float">
            <text:p>0.000749480034416689</text:p>
          </table:table-cell>
          <table:table-cell/>
        </table:table-row>
        <table:table-row table:style-name="ro1">
          <table:table-cell office:value-type="float" office:value="0.000666499" calcext:value-type="float">
            <text:p>0.000666499</text:p>
          </table:table-cell>
          <table:table-cell office:value-type="float" office:value="0.0661056" calcext:value-type="float">
            <text:p>0.0661056</text:p>
          </table:table-cell>
          <table:table-cell table:formula="of:=([.A2087]*[.A2087])" office:value-type="float" office:value="0.000000444220917001" calcext:value-type="float">
            <text:p>4.44220917001E-07</text:p>
          </table:table-cell>
          <table:table-cell table:formula="of:=([.A2087]-[.B2087])*([.A2087]-[.B2087])" office:value-type="float" office:value="0.0042822759396882" calcext:value-type="float">
            <text:p>0.0042822759396882</text:p>
          </table:table-cell>
          <table:table-cell/>
        </table:table-row>
        <table:table-row table:style-name="ro1">
          <table:table-cell office:value-type="float" office:value="0.00596213" calcext:value-type="float">
            <text:p>0.00596213</text:p>
          </table:table-cell>
          <table:table-cell office:value-type="float" office:value="0.0653725" calcext:value-type="float">
            <text:p>0.0653725</text:p>
          </table:table-cell>
          <table:table-cell table:formula="of:=([.A2088]*[.A2088])" office:value-type="float" office:value="0.0000355469941369" calcext:value-type="float">
            <text:p>0.0000355469941369</text:p>
          </table:table-cell>
          <table:table-cell table:formula="of:=([.A2088]-[.B2088])*([.A2088]-[.B2088])" office:value-type="float" office:value="0.0035295920635369" calcext:value-type="float">
            <text:p>0.0035295920635369</text:p>
          </table:table-cell>
          <table:table-cell/>
        </table:table-row>
        <table:table-row table:style-name="ro1">
          <table:table-cell office:value-type="float" office:value="0.0763566" calcext:value-type="float">
            <text:p>0.0763566</text:p>
          </table:table-cell>
          <table:table-cell office:value-type="float" office:value="0.155824" calcext:value-type="float">
            <text:p>0.155824</text:p>
          </table:table-cell>
          <table:table-cell table:formula="of:=([.A2089]*[.A2089])" office:value-type="float" office:value="0.00583033036356" calcext:value-type="float">
            <text:p>0.00583033036356</text:p>
          </table:table-cell>
          <table:table-cell table:formula="of:=([.A2089]-[.B2089])*([.A2089]-[.B2089])" office:value-type="float" office:value="0.00631506766276" calcext:value-type="float">
            <text:p>0.00631506766276</text:p>
          </table:table-cell>
          <table:table-cell/>
        </table:table-row>
        <table:table-row table:style-name="ro1">
          <table:table-cell office:value-type="float" office:value="0.306067" calcext:value-type="float">
            <text:p>0.306067</text:p>
          </table:table-cell>
          <table:table-cell office:value-type="float" office:value="0.238003" calcext:value-type="float">
            <text:p>0.238003</text:p>
          </table:table-cell>
          <table:table-cell table:formula="of:=([.A2090]*[.A2090])" office:value-type="float" office:value="0.093677008489" calcext:value-type="float">
            <text:p>0.093677008489</text:p>
          </table:table-cell>
          <table:table-cell table:formula="of:=([.A2090]-[.B2090])*([.A2090]-[.B2090])" office:value-type="float" office:value="0.004632708096" calcext:value-type="float">
            <text:p>0.004632708096</text:p>
          </table:table-cell>
          <table:table-cell/>
        </table:table-row>
        <table:table-row table:style-name="ro1">
          <table:table-cell office:value-type="float" office:value="0.389571" calcext:value-type="float">
            <text:p>0.389571</text:p>
          </table:table-cell>
          <table:table-cell office:value-type="float" office:value="0.275088" calcext:value-type="float">
            <text:p>0.275088</text:p>
          </table:table-cell>
          <table:table-cell table:formula="of:=([.A2091]*[.A2091])" office:value-type="float" office:value="0.151765564041" calcext:value-type="float">
            <text:p>0.151765564041</text:p>
          </table:table-cell>
          <table:table-cell table:formula="of:=([.A2091]-[.B2091])*([.A2091]-[.B2091])" office:value-type="float" office:value="0.013106357289" calcext:value-type="float">
            <text:p>0.013106357289</text:p>
          </table:table-cell>
          <table:table-cell/>
        </table:table-row>
        <table:table-row table:style-name="ro1">
          <table:table-cell office:value-type="float" office:value="0.389571" calcext:value-type="float">
            <text:p>0.389571</text:p>
          </table:table-cell>
          <table:table-cell office:value-type="float" office:value="0.388203" calcext:value-type="float">
            <text:p>0.388203</text:p>
          </table:table-cell>
          <table:table-cell table:formula="of:=([.A2092]*[.A2092])" office:value-type="float" office:value="0.151765564041" calcext:value-type="float">
            <text:p>0.151765564041</text:p>
          </table:table-cell>
          <table:table-cell table:formula="of:=([.A2092]-[.B2092])*([.A2092]-[.B2092])" office:value-type="float" office:value="0.00000187142399999995" calcext:value-type="float">
            <text:p>1.87142399999995E-06</text:p>
          </table:table-cell>
          <table:table-cell/>
        </table:table-row>
        <table:table-row table:style-name="ro1">
          <table:table-cell office:value-type="float" office:value="0.389571" calcext:value-type="float">
            <text:p>0.389571</text:p>
          </table:table-cell>
          <table:table-cell office:value-type="float" office:value="0.402631" calcext:value-type="float">
            <text:p>0.402631</text:p>
          </table:table-cell>
          <table:table-cell table:formula="of:=([.A2093]*[.A2093])" office:value-type="float" office:value="0.151765564041" calcext:value-type="float">
            <text:p>0.151765564041</text:p>
          </table:table-cell>
          <table:table-cell table:formula="of:=([.A2093]-[.B2093])*([.A2093]-[.B2093])" office:value-type="float" office:value="0.0001705636" calcext:value-type="float">
            <text:p>0.0001705636</text:p>
          </table:table-cell>
          <table:table-cell/>
        </table:table-row>
        <table:table-row table:style-name="ro1">
          <table:table-cell office:value-type="float" office:value="0.389571" calcext:value-type="float">
            <text:p>0.389571</text:p>
          </table:table-cell>
          <table:table-cell office:value-type="float" office:value="0.417742" calcext:value-type="float">
            <text:p>0.417742</text:p>
          </table:table-cell>
          <table:table-cell table:formula="of:=([.A2094]*[.A2094])" office:value-type="float" office:value="0.151765564041" calcext:value-type="float">
            <text:p>0.151765564041</text:p>
          </table:table-cell>
          <table:table-cell table:formula="of:=([.A2094]-[.B2094])*([.A2094]-[.B2094])" office:value-type="float" office:value="0.000793605241" calcext:value-type="float">
            <text:p>0.000793605241</text:p>
          </table:table-cell>
          <table:table-cell/>
        </table:table-row>
        <table:table-row table:style-name="ro1">
          <table:table-cell office:value-type="float" office:value="0.389571" calcext:value-type="float">
            <text:p>0.389571</text:p>
          </table:table-cell>
          <table:table-cell office:value-type="float" office:value="0.433714" calcext:value-type="float">
            <text:p>0.433714</text:p>
          </table:table-cell>
          <table:table-cell table:formula="of:=([.A2095]*[.A2095])" office:value-type="float" office:value="0.151765564041" calcext:value-type="float">
            <text:p>0.151765564041</text:p>
          </table:table-cell>
          <table:table-cell table:formula="of:=([.A2095]-[.B2095])*([.A2095]-[.B2095])" office:value-type="float" office:value="0.001948604449" calcext:value-type="float">
            <text:p>0.001948604449</text:p>
          </table:table-cell>
          <table:table-cell/>
        </table:table-row>
        <table:table-row table:style-name="ro1">
          <table:table-cell office:value-type="float" office:value="0.389571" calcext:value-type="float">
            <text:p>0.389571</text:p>
          </table:table-cell>
          <table:table-cell office:value-type="float" office:value="0.450744" calcext:value-type="float">
            <text:p>0.450744</text:p>
          </table:table-cell>
          <table:table-cell table:formula="of:=([.A2096]*[.A2096])" office:value-type="float" office:value="0.151765564041" calcext:value-type="float">
            <text:p>0.151765564041</text:p>
          </table:table-cell>
          <table:table-cell table:formula="of:=([.A2096]-[.B2096])*([.A2096]-[.B2096])" office:value-type="float" office:value="0.003742135929" calcext:value-type="float">
            <text:p>0.003742135929</text:p>
          </table:table-cell>
          <table:table-cell/>
        </table:table-row>
        <table:table-row table:style-name="ro1">
          <table:table-cell office:value-type="float" office:value="0.619432" calcext:value-type="float">
            <text:p>0.619432</text:p>
          </table:table-cell>
          <table:table-cell office:value-type="float" office:value="0.369429" calcext:value-type="float">
            <text:p>0.369429</text:p>
          </table:table-cell>
          <table:table-cell table:formula="of:=([.A2097]*[.A2097])" office:value-type="float" office:value="0.383696002624" calcext:value-type="float">
            <text:p>0.383696002624</text:p>
          </table:table-cell>
          <table:table-cell table:formula="of:=([.A2097]-[.B2097])*([.A2097]-[.B2097])" office:value-type="float" office:value="0.062501500009" calcext:value-type="float">
            <text:p>0.062501500009</text:p>
          </table:table-cell>
          <table:table-cell/>
        </table:table-row>
        <table:table-row table:style-name="ro1">
          <table:table-cell office:value-type="float" office:value="0.596419" calcext:value-type="float">
            <text:p>0.596419</text:p>
          </table:table-cell>
          <table:table-cell office:value-type="float" office:value="0.404286" calcext:value-type="float">
            <text:p>0.404286</text:p>
          </table:table-cell>
          <table:table-cell table:formula="of:=([.A2098]*[.A2098])" office:value-type="float" office:value="0.355715623561" calcext:value-type="float">
            <text:p>0.355715623561</text:p>
          </table:table-cell>
          <table:table-cell table:formula="of:=([.A2098]-[.B2098])*([.A2098]-[.B2098])" office:value-type="float" office:value="0.036915089689" calcext:value-type="float">
            <text:p>0.036915089689</text:p>
          </table:table-cell>
          <table:table-cell/>
        </table:table-row>
        <table:table-row table:style-name="ro1">
          <table:table-cell office:value-type="float" office:value="0.596419" calcext:value-type="float">
            <text:p>0.596419</text:p>
          </table:table-cell>
          <table:table-cell office:value-type="float" office:value="0.434768" calcext:value-type="float">
            <text:p>0.434768</text:p>
          </table:table-cell>
          <table:table-cell table:formula="of:=([.A2099]*[.A2099])" office:value-type="float" office:value="0.355715623561" calcext:value-type="float">
            <text:p>0.355715623561</text:p>
          </table:table-cell>
          <table:table-cell table:formula="of:=([.A2099]-[.B2099])*([.A2099]-[.B2099])" office:value-type="float" office:value="0.026131045801" calcext:value-type="float">
            <text:p>0.026131045801</text:p>
          </table:table-cell>
          <table:table-cell/>
        </table:table-row>
        <table:table-row table:style-name="ro1">
          <table:table-cell office:value-type="float" office:value="0.660669" calcext:value-type="float">
            <text:p>0.660669</text:p>
          </table:table-cell>
          <table:table-cell office:value-type="float" office:value="0.461992" calcext:value-type="float">
            <text:p>0.461992</text:p>
          </table:table-cell>
          <table:table-cell table:formula="of:=([.A2100]*[.A2100])" office:value-type="float" office:value="0.436483527561" calcext:value-type="float">
            <text:p>0.436483527561</text:p>
          </table:table-cell>
          <table:table-cell table:formula="of:=([.A2100]-[.B2100])*([.A2100]-[.B2100])" office:value-type="float" office:value="0.039472550329" calcext:value-type="float">
            <text:p>0.039472550329</text:p>
          </table:table-cell>
          <table:table-cell/>
        </table:table-row>
        <table:table-row table:style-name="ro1">
          <table:table-cell office:value-type="float" office:value="0.660669" calcext:value-type="float">
            <text:p>0.660669</text:p>
          </table:table-cell>
          <table:table-cell office:value-type="float" office:value="0.508857" calcext:value-type="float">
            <text:p>0.508857</text:p>
          </table:table-cell>
          <table:table-cell table:formula="of:=([.A2101]*[.A2101])" office:value-type="float" office:value="0.436483527561" calcext:value-type="float">
            <text:p>0.436483527561</text:p>
          </table:table-cell>
          <table:table-cell table:formula="of:=([.A2101]-[.B2101])*([.A2101]-[.B2101])" office:value-type="float" office:value="0.023046883344" calcext:value-type="float">
            <text:p>0.023046883344</text:p>
          </table:table-cell>
          <table:table-cell/>
        </table:table-row>
        <table:table-row table:style-name="ro1">
          <table:table-cell office:value-type="float" office:value="0.660669" calcext:value-type="float">
            <text:p>0.660669</text:p>
          </table:table-cell>
          <table:table-cell office:value-type="float" office:value="0.695442" calcext:value-type="float">
            <text:p>0.695442</text:p>
          </table:table-cell>
          <table:table-cell table:formula="of:=([.A2102]*[.A2102])" office:value-type="float" office:value="0.436483527561" calcext:value-type="float">
            <text:p>0.436483527561</text:p>
          </table:table-cell>
          <table:table-cell table:formula="of:=([.A2102]-[.B2102])*([.A2102]-[.B2102])" office:value-type="float" office:value="0.001209161529" calcext:value-type="float">
            <text:p>0.001209161529</text:p>
          </table:table-cell>
          <table:table-cell/>
        </table:table-row>
        <table:table-row table:style-name="ro1">
          <table:table-cell office:value-type="float" office:value="0.740716" calcext:value-type="float">
            <text:p>0.740716</text:p>
          </table:table-cell>
          <table:table-cell office:value-type="float" office:value="0.867894" calcext:value-type="float">
            <text:p>0.867894</text:p>
          </table:table-cell>
          <table:table-cell table:formula="of:=([.A2103]*[.A2103])" office:value-type="float" office:value="0.548660192656" calcext:value-type="float">
            <text:p>0.548660192656</text:p>
          </table:table-cell>
          <table:table-cell table:formula="of:=([.A2103]-[.B2103])*([.A2103]-[.B2103])" office:value-type="float" office:value="0.016174243684" calcext:value-type="float">
            <text:p>0.016174243684</text:p>
          </table:table-cell>
          <table:table-cell/>
        </table:table-row>
        <table:table-row table:style-name="ro1">
          <table:table-cell office:value-type="float" office:value="0.836752" calcext:value-type="float">
            <text:p>0.836752</text:p>
          </table:table-cell>
          <table:table-cell office:value-type="float" office:value="0.932891" calcext:value-type="float">
            <text:p>0.932891</text:p>
          </table:table-cell>
          <table:table-cell table:formula="of:=([.A2104]*[.A2104])" office:value-type="float" office:value="0.700153909504" calcext:value-type="float">
            <text:p>0.700153909504</text:p>
          </table:table-cell>
          <table:table-cell table:formula="of:=([.A2104]-[.B2104])*([.A2104]-[.B2104])" office:value-type="float" office:value="0.00924270732099999" calcext:value-type="float">
            <text:p>0.00924270732099999</text:p>
          </table:table-cell>
          <table:table-cell/>
        </table:table-row>
        <table:table-row table:style-name="ro1">
          <table:table-cell office:value-type="float" office:value="0.991601" calcext:value-type="float">
            <text:p>0.991601</text:p>
          </table:table-cell>
          <table:table-cell office:value-type="float" office:value="0.933189" calcext:value-type="float">
            <text:p>0.933189</text:p>
          </table:table-cell>
          <table:table-cell table:formula="of:=([.A2105]*[.A2105])" office:value-type="float" office:value="0.983272543201" calcext:value-type="float">
            <text:p>0.983272543201</text:p>
          </table:table-cell>
          <table:table-cell table:formula="of:=([.A2105]-[.B2105])*([.A2105]-[.B2105])" office:value-type="float" office:value="0.00341196174399999" calcext:value-type="float">
            <text:p>0.00341196174399999</text:p>
          </table:table-cell>
          <table:table-cell/>
        </table:table-row>
        <table:table-row table:style-name="ro1">
          <table:table-cell office:value-type="float" office:value="0.991601" calcext:value-type="float">
            <text:p>0.991601</text:p>
          </table:table-cell>
          <table:table-cell office:value-type="float" office:value="0.992522" calcext:value-type="float">
            <text:p>0.992522</text:p>
          </table:table-cell>
          <table:table-cell table:formula="of:=([.A2106]*[.A2106])" office:value-type="float" office:value="0.983272543201" calcext:value-type="float">
            <text:p>0.983272543201</text:p>
          </table:table-cell>
          <table:table-cell table:formula="of:=([.A2106]-[.B2106])*([.A2106]-[.B2106])" office:value-type="float" office:value="0.00000084824100000011" calcext:value-type="float">
            <text:p>8.48241000000112E-07</text:p>
          </table:table-cell>
          <table:table-cell/>
        </table:table-row>
        <table:table-row table:style-name="ro1">
          <table:table-cell office:value-type="float" office:value="0.991601" calcext:value-type="float">
            <text:p>0.991601</text:p>
          </table:table-cell>
          <table:table-cell office:value-type="float" office:value="0.994317" calcext:value-type="float">
            <text:p>0.994317</text:p>
          </table:table-cell>
          <table:table-cell table:formula="of:=([.A2107]*[.A2107])" office:value-type="float" office:value="0.983272543201" calcext:value-type="float">
            <text:p>0.983272543201</text:p>
          </table:table-cell>
          <table:table-cell table:formula="of:=([.A2107]-[.B2107])*([.A2107]-[.B2107])" office:value-type="float" office:value="0.00000737665600000028" calcext:value-type="float">
            <text:p>7.37665600000028E-06</text:p>
          </table:table-cell>
          <table:table-cell/>
        </table:table-row>
        <table:table-row table:style-name="ro1">
          <table:table-cell office:value-type="float" office:value="0.000362098" calcext:value-type="float">
            <text:p>0.000362098</text:p>
          </table:table-cell>
          <table:table-cell office:value-type="float" office:value="0.000000770332" calcext:value-type="float">
            <text:p>0.000000770332</text:p>
          </table:table-cell>
          <table:table-cell table:formula="of:=([.A2108]*[.A2108])" office:value-type="float" office:value="0.000000131114961604" calcext:value-type="float">
            <text:p>1.31114961604E-07</text:p>
          </table:table-cell>
          <table:table-cell table:formula="of:=([.A2108]-[.B2108])*([.A2108]-[.B2108])" office:value-type="float" office:value="0.00000013055768366232" calcext:value-type="float">
            <text:p>1.30557683662318E-07</text:p>
          </table:table-cell>
          <table:table-cell/>
        </table:table-row>
        <table:table-row table:style-name="ro1">
          <table:table-cell office:value-type="float" office:value="0.000230491" calcext:value-type="float">
            <text:p>0.000230491</text:p>
          </table:table-cell>
          <table:table-cell office:value-type="float" office:value="0.0000927461" calcext:value-type="float">
            <text:p>0.0000927461</text:p>
          </table:table-cell>
          <table:table-cell table:formula="of:=([.A2109]*[.A2109])" office:value-type="float" office:value="0.000000053126101081" calcext:value-type="float">
            <text:p>5.3126101081E-08</text:p>
          </table:table-cell>
          <table:table-cell table:formula="of:=([.A2109]-[.B2109])*([.A2109]-[.B2109])" office:value-type="float" office:value="0.00000001897365747601" calcext:value-type="float">
            <text:p>1.897365747601E-08</text:p>
          </table:table-cell>
          <table:table-cell/>
        </table:table-row>
        <table:table-row table:style-name="ro1">
          <table:table-cell office:value-type="float" office:value="0.000679791" calcext:value-type="float">
            <text:p>0.000679791</text:p>
          </table:table-cell>
          <table:table-cell office:value-type="float" office:value="0.000275822" calcext:value-type="float">
            <text:p>0.000275822</text:p>
          </table:table-cell>
          <table:table-cell table:formula="of:=([.A2110]*[.A2110])" office:value-type="float" office:value="0.000000462115803681" calcext:value-type="float">
            <text:p>4.62115803681E-07</text:p>
          </table:table-cell>
          <table:table-cell table:formula="of:=([.A2110]-[.B2110])*([.A2110]-[.B2110])" office:value-type="float" office:value="0.000000163190952961" calcext:value-type="float">
            <text:p>1.63190952961E-07</text:p>
          </table:table-cell>
          <table:table-cell/>
        </table:table-row>
        <table:table-row table:style-name="ro1">
          <table:table-cell office:value-type="float" office:value="0.000223458" calcext:value-type="float">
            <text:p>0.000223458</text:p>
          </table:table-cell>
          <table:table-cell office:value-type="float" office:value="0.00379478" calcext:value-type="float">
            <text:p>0.00379478</text:p>
          </table:table-cell>
          <table:table-cell table:formula="of:=([.A2111]*[.A2111])" office:value-type="float" office:value="0.000000049933477764" calcext:value-type="float">
            <text:p>4.9933477764E-08</text:p>
          </table:table-cell>
          <table:table-cell table:formula="of:=([.A2111]-[.B2111])*([.A2111]-[.B2111])" office:value-type="float" office:value="0.000012754340827684" calcext:value-type="float">
            <text:p>1.2754340827684E-05</text:p>
          </table:table-cell>
          <table:table-cell/>
        </table:table-row>
        <table:table-row table:style-name="ro1">
          <table:table-cell office:value-type="float" office:value="0.000143707" calcext:value-type="float">
            <text:p>0.000143707</text:p>
          </table:table-cell>
          <table:table-cell office:value-type="float" office:value="0.0117598" calcext:value-type="float">
            <text:p>0.0117598</text:p>
          </table:table-cell>
          <table:table-cell table:formula="of:=([.A2112]*[.A2112])" office:value-type="float" office:value="0.000000020651701849" calcext:value-type="float">
            <text:p>2.0651701849E-08</text:p>
          </table:table-cell>
          <table:table-cell table:formula="of:=([.A2112]-[.B2112])*([.A2112]-[.B2112])" office:value-type="float" office:value="0.000134933616584649" calcext:value-type="float">
            <text:p>0.000134933616584649</text:p>
          </table:table-cell>
          <table:table-cell/>
        </table:table-row>
        <table:table-row table:style-name="ro1">
          <table:table-cell office:value-type="float" office:value="0.0000373125" calcext:value-type="float">
            <text:p>0.0000373125</text:p>
          </table:table-cell>
          <table:table-cell office:value-type="float" office:value="0.0132724" calcext:value-type="float">
            <text:p>0.0132724</text:p>
          </table:table-cell>
          <table:table-cell table:formula="of:=([.A2113]*[.A2113])" office:value-type="float" office:value="0.00000000139222265625" calcext:value-type="float">
            <text:p>1.39222265625E-09</text:p>
          </table:table-cell>
          <table:table-cell table:formula="of:=([.A2113]-[.B2113])*([.A2113]-[.B2113])" office:value-type="float" office:value="0.000175167541132656" calcext:value-type="float">
            <text:p>0.000175167541132656</text:p>
          </table:table-cell>
          <table:table-cell/>
        </table:table-row>
        <table:table-row table:style-name="ro1">
          <table:table-cell office:value-type="float" office:value="0.0000373125" calcext:value-type="float">
            <text:p>0.0000373125</text:p>
          </table:table-cell>
          <table:table-cell office:value-type="float" office:value="0.0176244" calcext:value-type="float">
            <text:p>0.0176244</text:p>
          </table:table-cell>
          <table:table-cell table:formula="of:=([.A2114]*[.A2114])" office:value-type="float" office:value="0.00000000139222265625" calcext:value-type="float">
            <text:p>1.39222265625E-09</text:p>
          </table:table-cell>
          <table:table-cell table:formula="of:=([.A2114]-[.B2114])*([.A2114]-[.B2114])" office:value-type="float" office:value="0.000309305646732656" calcext:value-type="float">
            <text:p>0.000309305646732656</text:p>
          </table:table-cell>
          <table:table-cell/>
        </table:table-row>
        <table:table-row table:style-name="ro1">
          <table:table-cell office:value-type="float" office:value="0.0000373125" calcext:value-type="float">
            <text:p>0.0000373125</text:p>
          </table:table-cell>
          <table:table-cell office:value-type="float" office:value="0.0112169" calcext:value-type="float">
            <text:p>0.0112169</text:p>
          </table:table-cell>
          <table:table-cell table:formula="of:=([.A2115]*[.A2115])" office:value-type="float" office:value="0.00000000139222265625" calcext:value-type="float">
            <text:p>1.39222265625E-09</text:p>
          </table:table-cell>
          <table:table-cell table:formula="of:=([.A2115]-[.B2115])*([.A2115]-[.B2115])" office:value-type="float" office:value="0.000124983176670156" calcext:value-type="float">
            <text:p>0.000124983176670156</text:p>
          </table:table-cell>
          <table:table-cell/>
        </table:table-row>
        <table:table-row table:style-name="ro1">
          <table:table-cell office:value-type="float" office:value="0.0000653863" calcext:value-type="float">
            <text:p>0.0000653863</text:p>
          </table:table-cell>
          <table:table-cell office:value-type="float" office:value="0.035678" calcext:value-type="float">
            <text:p>0.035678</text:p>
          </table:table-cell>
          <table:table-cell table:formula="of:=([.A2116]*[.A2116])" office:value-type="float" office:value="0.00000000427536822769" calcext:value-type="float">
            <text:p>4.27536822769E-09</text:p>
          </table:table-cell>
          <table:table-cell table:formula="of:=([.A2116]-[.B2116])*([.A2116]-[.B2116])" office:value-type="float" office:value="0.00126825825454543" calcext:value-type="float">
            <text:p>0.00126825825454543</text:p>
          </table:table-cell>
          <table:table-cell/>
        </table:table-row>
        <table:table-row table:style-name="ro1">
          <table:table-cell office:value-type="float" office:value="0.0000160336" calcext:value-type="float">
            <text:p>0.0000160336</text:p>
          </table:table-cell>
          <table:table-cell office:value-type="float" office:value="0.0604579" calcext:value-type="float">
            <text:p>0.0604579</text:p>
          </table:table-cell>
          <table:table-cell table:formula="of:=([.A2117]*[.A2117])" office:value-type="float" office:value="0.00000000025707632896" calcext:value-type="float">
            <text:p>2.5707632896E-10</text:p>
          </table:table-cell>
          <table:table-cell table:formula="of:=([.A2117]-[.B2117])*([.A2117]-[.B2117])" office:value-type="float" office:value="0.00365321921391545" calcext:value-type="float">
            <text:p>0.00365321921391545</text:p>
          </table:table-cell>
          <table:table-cell/>
        </table:table-row>
        <table:table-row table:style-name="ro1">
          <table:table-cell office:value-type="float" office:value="0.0000140071" calcext:value-type="float">
            <text:p>0.0000140071</text:p>
          </table:table-cell>
          <table:table-cell office:value-type="float" office:value="0.0193914" calcext:value-type="float">
            <text:p>0.0193914</text:p>
          </table:table-cell>
          <table:table-cell table:formula="of:=([.A2118]*[.A2118])" office:value-type="float" office:value="0.00000000019619885041" calcext:value-type="float">
            <text:p>1.9619885041E-10</text:p>
          </table:table-cell>
          <table:table-cell table:formula="of:=([.A2118]-[.B2118])*([.A2118]-[.B2118])" office:value-type="float" office:value="0.00037548335560097" calcext:value-type="float">
            <text:p>0.00037548335560097</text:p>
          </table:table-cell>
          <table:table-cell/>
        </table:table-row>
        <table:table-row table:style-name="ro1">
          <table:table-cell office:value-type="float" office:value="0.000106573" calcext:value-type="float">
            <text:p>0.000106573</text:p>
          </table:table-cell>
          <table:table-cell office:value-type="float" office:value="0.00456253" calcext:value-type="float">
            <text:p>0.00456253</text:p>
          </table:table-cell>
          <table:table-cell table:formula="of:=([.A2119]*[.A2119])" office:value-type="float" office:value="0.000000011357804329" calcext:value-type="float">
            <text:p>1.1357804329E-08</text:p>
          </table:table-cell>
          <table:table-cell table:formula="of:=([.A2119]-[.B2119])*([.A2119]-[.B2119])" office:value-type="float" office:value="0.000019855552785849" calcext:value-type="float">
            <text:p>1.9855552785849E-05</text:p>
          </table:table-cell>
          <table:table-cell/>
        </table:table-row>
        <table:table-row table:style-name="ro1">
          <table:table-cell office:value-type="float" office:value="0.000634193" calcext:value-type="float">
            <text:p>0.000634193</text:p>
          </table:table-cell>
          <table:table-cell office:value-type="float" office:value="0.137271" calcext:value-type="float">
            <text:p>0.137271</text:p>
          </table:table-cell>
          <table:table-cell table:formula="of:=([.A2120]*[.A2120])" office:value-type="float" office:value="0.000000402200761249" calcext:value-type="float">
            <text:p>4.02200761249E-07</text:p>
          </table:table-cell>
          <table:table-cell table:formula="of:=([.A2120]-[.B2120])*([.A2120]-[.B2120])" office:value-type="float" office:value="0.0186696170271553" calcext:value-type="float">
            <text:p>0.0186696170271553</text:p>
          </table:table-cell>
          <table:table-cell/>
        </table:table-row>
        <table:table-row table:style-name="ro1">
          <table:table-cell office:value-type="float" office:value="0.000634193" calcext:value-type="float">
            <text:p>0.000634193</text:p>
          </table:table-cell>
          <table:table-cell office:value-type="float" office:value="0.152065" calcext:value-type="float">
            <text:p>0.152065</text:p>
          </table:table-cell>
          <table:table-cell table:formula="of:=([.A2121]*[.A2121])" office:value-type="float" office:value="0.000000402200761249" calcext:value-type="float">
            <text:p>4.02200761249E-07</text:p>
          </table:table-cell>
          <table:table-cell table:formula="of:=([.A2121]-[.B2121])*([.A2121]-[.B2121])" office:value-type="float" office:value="0.0229312893086712" calcext:value-type="float">
            <text:p>0.0229312893086712</text:p>
          </table:table-cell>
          <table:table-cell/>
        </table:table-row>
        <table:table-row table:style-name="ro1">
          <table:table-cell office:value-type="float" office:value="0.000480413" calcext:value-type="float">
            <text:p>0.000480413</text:p>
          </table:table-cell>
          <table:table-cell office:value-type="float" office:value="0.00193929" calcext:value-type="float">
            <text:p>0.00193929</text:p>
          </table:table-cell>
          <table:table-cell table:formula="of:=([.A2122]*[.A2122])" office:value-type="float" office:value="0.000000230796650569" calcext:value-type="float">
            <text:p>2.30796650569E-07</text:p>
          </table:table-cell>
          <table:table-cell table:formula="of:=([.A2122]-[.B2122])*([.A2122]-[.B2122])" office:value-type="float" office:value="0.000002128322101129" calcext:value-type="float">
            <text:p>2.128322101129E-06</text:p>
          </table:table-cell>
          <table:table-cell/>
        </table:table-row>
        <table:table-row table:style-name="ro1">
          <table:table-cell office:value-type="float" office:value="0.000480413" calcext:value-type="float">
            <text:p>0.000480413</text:p>
          </table:table-cell>
          <table:table-cell office:value-type="float" office:value="0.00205509" calcext:value-type="float">
            <text:p>0.00205509</text:p>
          </table:table-cell>
          <table:table-cell table:formula="of:=([.A2123]*[.A2123])" office:value-type="float" office:value="0.000000230796650569" calcext:value-type="float">
            <text:p>2.30796650569E-07</text:p>
          </table:table-cell>
          <table:table-cell table:formula="of:=([.A2123]-[.B2123])*([.A2123]-[.B2123])" office:value-type="float" office:value="0.000002479607654329" calcext:value-type="float">
            <text:p>2.479607654329E-06</text:p>
          </table:table-cell>
          <table:table-cell/>
        </table:table-row>
        <table:table-row table:style-name="ro1">
          <table:table-cell office:value-type="float" office:value="0.000480413" calcext:value-type="float">
            <text:p>0.000480413</text:p>
          </table:table-cell>
          <table:table-cell office:value-type="float" office:value="0.00213215" calcext:value-type="float">
            <text:p>0.00213215</text:p>
          </table:table-cell>
          <table:table-cell table:formula="of:=([.A2124]*[.A2124])" office:value-type="float" office:value="0.000000230796650569" calcext:value-type="float">
            <text:p>2.30796650569E-07</text:p>
          </table:table-cell>
          <table:table-cell table:formula="of:=([.A2124]-[.B2124])*([.A2124]-[.B2124])" office:value-type="float" office:value="0.000002728235117169" calcext:value-type="float">
            <text:p>2.728235117169E-06</text:p>
          </table:table-cell>
          <table:table-cell/>
        </table:table-row>
        <table:table-row table:style-name="ro1">
          <table:table-cell office:value-type="float" office:value="0.0038709" calcext:value-type="float">
            <text:p>0.0038709</text:p>
          </table:table-cell>
          <table:table-cell office:value-type="float" office:value="0.223568" calcext:value-type="float">
            <text:p>0.223568</text:p>
          </table:table-cell>
          <table:table-cell table:formula="of:=([.A2125]*[.A2125])" office:value-type="float" office:value="0.00001498386681" calcext:value-type="float">
            <text:p>0.00001498386681</text:p>
          </table:table-cell>
          <table:table-cell table:formula="of:=([.A2125]-[.B2125])*([.A2125]-[.B2125])" office:value-type="float" office:value="0.04826681574841" calcext:value-type="float">
            <text:p>0.04826681574841</text:p>
          </table:table-cell>
          <table:table-cell/>
        </table:table-row>
        <table:table-row table:style-name="ro1">
          <table:table-cell office:value-type="float" office:value="0.00387084" calcext:value-type="float">
            <text:p>0.00387084</text:p>
          </table:table-cell>
          <table:table-cell office:value-type="float" office:value="0.140297" calcext:value-type="float">
            <text:p>0.140297</text:p>
          </table:table-cell>
          <table:table-cell table:formula="of:=([.A2126]*[.A2126])" office:value-type="float" office:value="0.0000149834023056" calcext:value-type="float">
            <text:p>0.0000149834023056</text:p>
          </table:table-cell>
          <table:table-cell table:formula="of:=([.A2126]-[.B2126])*([.A2126]-[.B2126])" office:value-type="float" office:value="0.0186120971323456" calcext:value-type="float">
            <text:p>0.0186120971323456</text:p>
          </table:table-cell>
          <table:table-cell/>
        </table:table-row>
        <table:table-row table:style-name="ro1">
          <table:table-cell office:value-type="float" office:value="0.0024721" calcext:value-type="float">
            <text:p>0.0024721</text:p>
          </table:table-cell>
          <table:table-cell office:value-type="float" office:value="0.0926968" calcext:value-type="float">
            <text:p>0.0926968</text:p>
          </table:table-cell>
          <table:table-cell table:formula="of:=([.A2127]*[.A2127])" office:value-type="float" office:value="0.00000611127841" calcext:value-type="float">
            <text:p>0.00000611127841</text:p>
          </table:table-cell>
          <table:table-cell table:formula="of:=([.A2127]-[.B2127])*([.A2127]-[.B2127])" office:value-type="float" office:value="0.00814049649009" calcext:value-type="float">
            <text:p>0.00814049649009</text:p>
          </table:table-cell>
          <table:table-cell/>
        </table:table-row>
        <table:table-row table:style-name="ro1">
          <table:table-cell office:value-type="float" office:value="0.012456" calcext:value-type="float">
            <text:p>0.012456</text:p>
          </table:table-cell>
          <table:table-cell office:value-type="float" office:value="0.0442815" calcext:value-type="float">
            <text:p>0.0442815</text:p>
          </table:table-cell>
          <table:table-cell table:formula="of:=([.A2128]*[.A2128])" office:value-type="float" office:value="0.000155151936" calcext:value-type="float">
            <text:p>0.000155151936</text:p>
          </table:table-cell>
          <table:table-cell table:formula="of:=([.A2128]-[.B2128])*([.A2128]-[.B2128])" office:value-type="float" office:value="0.00101286245025" calcext:value-type="float">
            <text:p>0.00101286245025</text:p>
          </table:table-cell>
          <table:table-cell/>
        </table:table-row>
        <table:table-row table:style-name="ro1">
          <table:table-cell office:value-type="float" office:value="0.0124559" calcext:value-type="float">
            <text:p>0.0124559</text:p>
          </table:table-cell>
          <table:table-cell office:value-type="float" office:value="0.04109" calcext:value-type="float">
            <text:p>0.04109</text:p>
          </table:table-cell>
          <table:table-cell table:formula="of:=([.A2129]*[.A2129])" office:value-type="float" office:value="0.00015514944481" calcext:value-type="float">
            <text:p>0.00015514944481</text:p>
          </table:table-cell>
          <table:table-cell table:formula="of:=([.A2129]-[.B2129])*([.A2129]-[.B2129])" office:value-type="float" office:value="0.00081991168281" calcext:value-type="float">
            <text:p>0.00081991168281</text:p>
          </table:table-cell>
          <table:table-cell/>
        </table:table-row>
        <table:table-row table:style-name="ro1">
          <table:table-cell office:value-type="float" office:value="0.0801253" calcext:value-type="float">
            <text:p>0.0801253</text:p>
          </table:table-cell>
          <table:table-cell office:value-type="float" office:value="0.0912792" calcext:value-type="float">
            <text:p>0.0912792</text:p>
          </table:table-cell>
          <table:table-cell table:formula="of:=([.A2130]*[.A2130])" office:value-type="float" office:value="0.00642006370009" calcext:value-type="float">
            <text:p>0.00642006370009</text:p>
          </table:table-cell>
          <table:table-cell table:formula="of:=([.A2130]-[.B2130])*([.A2130]-[.B2130])" office:value-type="float" office:value="0.00012440948521" calcext:value-type="float">
            <text:p>0.00012440948521</text:p>
          </table:table-cell>
          <table:table-cell/>
        </table:table-row>
        <table:table-row table:style-name="ro1">
          <table:table-cell office:value-type="float" office:value="0.0980965" calcext:value-type="float">
            <text:p>0.0980965</text:p>
          </table:table-cell>
          <table:table-cell office:value-type="float" office:value="0.236451" calcext:value-type="float">
            <text:p>0.236451</text:p>
          </table:table-cell>
          <table:table-cell table:formula="of:=([.A2131]*[.A2131])" office:value-type="float" office:value="0.00962292331225" calcext:value-type="float">
            <text:p>0.00962292331225</text:p>
          </table:table-cell>
          <table:table-cell table:formula="of:=([.A2131]-[.B2131])*([.A2131]-[.B2131])" office:value-type="float" office:value="0.01914196767025" calcext:value-type="float">
            <text:p>0.01914196767025</text:p>
          </table:table-cell>
          <table:table-cell/>
        </table:table-row>
        <table:table-row table:style-name="ro1">
          <table:table-cell office:value-type="float" office:value="0.113038" calcext:value-type="float">
            <text:p>0.113038</text:p>
          </table:table-cell>
          <table:table-cell office:value-type="float" office:value="0.23512" calcext:value-type="float">
            <text:p>0.23512</text:p>
          </table:table-cell>
          <table:table-cell table:formula="of:=([.A2132]*[.A2132])" office:value-type="float" office:value="0.012777589444" calcext:value-type="float">
            <text:p>0.012777589444</text:p>
          </table:table-cell>
          <table:table-cell table:formula="of:=([.A2132]-[.B2132])*([.A2132]-[.B2132])" office:value-type="float" office:value="0.014904014724" calcext:value-type="float">
            <text:p>0.014904014724</text:p>
          </table:table-cell>
          <table:table-cell/>
        </table:table-row>
        <table:table-row table:style-name="ro1">
          <table:table-cell office:value-type="float" office:value="0.111839" calcext:value-type="float">
            <text:p>0.111839</text:p>
          </table:table-cell>
          <table:table-cell office:value-type="float" office:value="0.245958" calcext:value-type="float">
            <text:p>0.245958</text:p>
          </table:table-cell>
          <table:table-cell table:formula="of:=([.A2133]*[.A2133])" office:value-type="float" office:value="0.012507961921" calcext:value-type="float">
            <text:p>0.012507961921</text:p>
          </table:table-cell>
          <table:table-cell table:formula="of:=([.A2133]-[.B2133])*([.A2133]-[.B2133])" office:value-type="float" office:value="0.017987906161" calcext:value-type="float">
            <text:p>0.017987906161</text:p>
          </table:table-cell>
          <table:table-cell/>
        </table:table-row>
        <table:table-row table:style-name="ro1">
          <table:table-cell office:value-type="float" office:value="0.146442" calcext:value-type="float">
            <text:p>0.146442</text:p>
          </table:table-cell>
          <table:table-cell office:value-type="float" office:value="0.233351" calcext:value-type="float">
            <text:p>0.233351</text:p>
          </table:table-cell>
          <table:table-cell table:formula="of:=([.A2134]*[.A2134])" office:value-type="float" office:value="0.021445259364" calcext:value-type="float">
            <text:p>0.021445259364</text:p>
          </table:table-cell>
          <table:table-cell table:formula="of:=([.A2134]-[.B2134])*([.A2134]-[.B2134])" office:value-type="float" office:value="0.007553174281" calcext:value-type="float">
            <text:p>0.007553174281</text:p>
          </table:table-cell>
          <table:table-cell/>
        </table:table-row>
        <table:table-row table:style-name="ro1">
          <table:table-cell office:value-type="float" office:value="0.217035" calcext:value-type="float">
            <text:p>0.217035</text:p>
          </table:table-cell>
          <table:table-cell office:value-type="float" office:value="0.249695" calcext:value-type="float">
            <text:p>0.249695</text:p>
          </table:table-cell>
          <table:table-cell table:formula="of:=([.A2135]*[.A2135])" office:value-type="float" office:value="0.047104191225" calcext:value-type="float">
            <text:p>0.047104191225</text:p>
          </table:table-cell>
          <table:table-cell table:formula="of:=([.A2135]-[.B2135])*([.A2135]-[.B2135])" office:value-type="float" office:value="0.0010666756" calcext:value-type="float">
            <text:p>0.0010666756</text:p>
          </table:table-cell>
          <table:table-cell/>
        </table:table-row>
        <table:table-row table:style-name="ro1">
          <table:table-cell office:value-type="float" office:value="0.220387" calcext:value-type="float">
            <text:p>0.220387</text:p>
          </table:table-cell>
          <table:table-cell office:value-type="float" office:value="0.240404" calcext:value-type="float">
            <text:p>0.240404</text:p>
          </table:table-cell>
          <table:table-cell table:formula="of:=([.A2136]*[.A2136])" office:value-type="float" office:value="0.048570429769" calcext:value-type="float">
            <text:p>0.048570429769</text:p>
          </table:table-cell>
          <table:table-cell table:formula="of:=([.A2136]-[.B2136])*([.A2136]-[.B2136])" office:value-type="float" office:value="0.000400680289" calcext:value-type="float">
            <text:p>0.000400680289</text:p>
          </table:table-cell>
          <table:table-cell/>
        </table:table-row>
        <table:table-row table:style-name="ro1">
          <table:table-cell office:value-type="float" office:value="0.553767" calcext:value-type="float">
            <text:p>0.553767</text:p>
          </table:table-cell>
          <table:table-cell office:value-type="float" office:value="0.379126" calcext:value-type="float">
            <text:p>0.379126</text:p>
          </table:table-cell>
          <table:table-cell table:formula="of:=([.A2137]*[.A2137])" office:value-type="float" office:value="0.306657890289" calcext:value-type="float">
            <text:p>0.306657890289</text:p>
          </table:table-cell>
          <table:table-cell table:formula="of:=([.A2137]-[.B2137])*([.A2137]-[.B2137])" office:value-type="float" office:value="0.030499478881" calcext:value-type="float">
            <text:p>0.030499478881</text:p>
          </table:table-cell>
          <table:table-cell/>
        </table:table-row>
        <table:table-row table:style-name="ro1">
          <table:table-cell office:value-type="float" office:value="0.763295" calcext:value-type="float">
            <text:p>0.763295</text:p>
          </table:table-cell>
          <table:table-cell office:value-type="float" office:value="0.573069" calcext:value-type="float">
            <text:p>0.573069</text:p>
          </table:table-cell>
          <table:table-cell table:formula="of:=([.A2138]*[.A2138])" office:value-type="float" office:value="0.582619257025" calcext:value-type="float">
            <text:p>0.582619257025</text:p>
          </table:table-cell>
          <table:table-cell table:formula="of:=([.A2138]-[.B2138])*([.A2138]-[.B2138])" office:value-type="float" office:value="0.036185931076" calcext:value-type="float">
            <text:p>0.036185931076</text:p>
          </table:table-cell>
          <table:table-cell/>
        </table:table-row>
        <table:table-row table:style-name="ro1">
          <table:table-cell office:value-type="float" office:value="0.763295" calcext:value-type="float">
            <text:p>0.763295</text:p>
          </table:table-cell>
          <table:table-cell office:value-type="float" office:value="0.633149" calcext:value-type="float">
            <text:p>0.633149</text:p>
          </table:table-cell>
          <table:table-cell table:formula="of:=([.A2139]*[.A2139])" office:value-type="float" office:value="0.582619257025" calcext:value-type="float">
            <text:p>0.582619257025</text:p>
          </table:table-cell>
          <table:table-cell table:formula="of:=([.A2139]-[.B2139])*([.A2139]-[.B2139])" office:value-type="float" office:value="0.016937981316" calcext:value-type="float">
            <text:p>0.016937981316</text:p>
          </table:table-cell>
          <table:table-cell/>
        </table:table-row>
        <table:table-row table:style-name="ro1">
          <table:table-cell office:value-type="float" office:value="0.763295" calcext:value-type="float">
            <text:p>0.763295</text:p>
          </table:table-cell>
          <table:table-cell office:value-type="float" office:value="0.663294" calcext:value-type="float">
            <text:p>0.663294</text:p>
          </table:table-cell>
          <table:table-cell table:formula="of:=([.A2140]*[.A2140])" office:value-type="float" office:value="0.582619257025" calcext:value-type="float">
            <text:p>0.582619257025</text:p>
          </table:table-cell>
          <table:table-cell table:formula="of:=([.A2140]-[.B2140])*([.A2140]-[.B2140])" office:value-type="float" office:value="0.010000200001" calcext:value-type="float">
            <text:p>0.010000200001</text:p>
          </table:table-cell>
          <table:table-cell/>
        </table:table-row>
        <table:table-row table:style-name="ro1">
          <table:table-cell office:value-type="float" office:value="0.830461" calcext:value-type="float">
            <text:p>0.830461</text:p>
          </table:table-cell>
          <table:table-cell office:value-type="float" office:value="0.739938" calcext:value-type="float">
            <text:p>0.739938</text:p>
          </table:table-cell>
          <table:table-cell table:formula="of:=([.A2141]*[.A2141])" office:value-type="float" office:value="0.689665472521" calcext:value-type="float">
            <text:p>0.689665472521</text:p>
          </table:table-cell>
          <table:table-cell table:formula="of:=([.A2141]-[.B2141])*([.A2141]-[.B2141])" office:value-type="float" office:value="0.008194413529" calcext:value-type="float">
            <text:p>0.008194413529</text:p>
          </table:table-cell>
          <table:table-cell/>
        </table:table-row>
        <table:table-row table:style-name="ro1">
          <table:table-cell office:value-type="float" office:value="0.892566" calcext:value-type="float">
            <text:p>0.892566</text:p>
          </table:table-cell>
          <table:table-cell office:value-type="float" office:value="0.85861" calcext:value-type="float">
            <text:p>0.85861</text:p>
          </table:table-cell>
          <table:table-cell table:formula="of:=([.A2142]*[.A2142])" office:value-type="float" office:value="0.796674064356" calcext:value-type="float">
            <text:p>0.796674064356</text:p>
          </table:table-cell>
          <table:table-cell table:formula="of:=([.A2142]-[.B2142])*([.A2142]-[.B2142])" office:value-type="float" office:value="0.001153009936" calcext:value-type="float">
            <text:p>0.001153009936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21864" calcext:value-type="float">
            <text:p>0.921864</text:p>
          </table:table-cell>
          <table:table-cell table:formula="of:=([.A2143]*[.A2143])" office:value-type="float" office:value="0.999982000081" calcext:value-type="float">
            <text:p>0.999982000081</text:p>
          </table:table-cell>
          <table:table-cell table:formula="of:=([.A2143]-[.B2143])*([.A2143]-[.B2143])" office:value-type="float" office:value="0.00610382812899999" calcext:value-type="float">
            <text:p>0.00610382812899999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49588" calcext:value-type="float">
            <text:p>0.949588</text:p>
          </table:table-cell>
          <table:table-cell table:formula="of:=([.A2144]*[.A2144])" office:value-type="float" office:value="0.999982000081" calcext:value-type="float">
            <text:p>0.999982000081</text:p>
          </table:table-cell>
          <table:table-cell table:formula="of:=([.A2144]-[.B2144])*([.A2144]-[.B2144])" office:value-type="float" office:value="0.002540462409" calcext:value-type="float">
            <text:p>0.002540462409</text:p>
          </table:table-cell>
          <table:table-cell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5341" calcext:value-type="float">
            <text:p>0.995341</text:p>
          </table:table-cell>
          <table:table-cell table:formula="of:=([.A2145]*[.A2145])" office:value-type="float" office:value="0.9999800001" calcext:value-type="float">
            <text:p>0.9999800001</text:p>
          </table:table-cell>
          <table:table-cell table:formula="of:=([.A2145]-[.B2145])*([.A2145]-[.B2145])" office:value-type="float" office:value="0.0000216132010000001" calcext:value-type="float">
            <text:p>2.16132010000001E-05</text:p>
          </table:table-cell>
          <table:table-cell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7141" calcext:value-type="float">
            <text:p>0.997141</text:p>
          </table:table-cell>
          <table:table-cell table:formula="of:=([.A2146]*[.A2146])" office:value-type="float" office:value="0.999982000081" calcext:value-type="float">
            <text:p>0.999982000081</text:p>
          </table:table-cell>
          <table:table-cell table:formula="of:=([.A2146]-[.B2146])*([.A2146]-[.B2146])" office:value-type="float" office:value="0.00000812249999999948" calcext:value-type="float">
            <text:p>8.12249999999948E-06</text:p>
          </table:table-cell>
          <table:table-cell/>
        </table:table-row>
        <table:table-row table:style-name="ro1">
          <table:table-cell office:value-type="float" office:value="0.00000476837" calcext:value-type="float">
            <text:p>0.00000476837</text:p>
          </table:table-cell>
          <table:table-cell office:value-type="float" office:value="0.00000303222" calcext:value-type="float">
            <text:p>0.00000303222</text:p>
          </table:table-cell>
          <table:table-cell table:formula="of:=([.A2147]*[.A2147])" office:value-type="float" office:value="0.00000000002273735246" calcext:value-type="float">
            <text:p>2.27373524569E-11</text:p>
          </table:table-cell>
          <table:table-cell table:formula="of:=([.A2147]-[.B2147])*([.A2147]-[.B2147])" office:value-type="float" office:value="0.00000000000301421682" calcext:value-type="float">
            <text:p>3.0142168225E-12</text:p>
          </table:table-cell>
          <table:table-cell/>
        </table:table-row>
        <table:table-row table:style-name="ro1">
          <table:table-cell office:value-type="float" office:value="0.000010848" calcext:value-type="float">
            <text:p>0.000010848</text:p>
          </table:table-cell>
          <table:table-cell office:value-type="float" office:value="0.000673304" calcext:value-type="float">
            <text:p>0.000673304</text:p>
          </table:table-cell>
          <table:table-cell table:formula="of:=([.A2148]*[.A2148])" office:value-type="float" office:value="0.000000000117679104" calcext:value-type="float">
            <text:p>1.17679104E-10</text:p>
          </table:table-cell>
          <table:table-cell table:formula="of:=([.A2148]-[.B2148])*([.A2148]-[.B2148])" office:value-type="float" office:value="0.000000438847951936" calcext:value-type="float">
            <text:p>4.38847951936E-07</text:p>
          </table:table-cell>
          <table:table-cell/>
        </table:table-row>
        <table:table-row table:style-name="ro1">
          <table:table-cell office:value-type="float" office:value="0.0000368953" calcext:value-type="float">
            <text:p>0.0000368953</text:p>
          </table:table-cell>
          <table:table-cell office:value-type="float" office:value="0.00510674" calcext:value-type="float">
            <text:p>0.00510674</text:p>
          </table:table-cell>
          <table:table-cell table:formula="of:=([.A2149]*[.A2149])" office:value-type="float" office:value="0.00000000136126316209" calcext:value-type="float">
            <text:p>1.36126316209E-09</text:p>
          </table:table-cell>
          <table:table-cell table:formula="of:=([.A2149]-[.B2149])*([.A2149]-[.B2149])" office:value-type="float" office:value="0.0000257033252821181" calcext:value-type="float">
            <text:p>2.57033252821181E-05</text:p>
          </table:table-cell>
          <table:table-cell/>
        </table:table-row>
        <table:table-row table:style-name="ro1">
          <table:table-cell office:value-type="float" office:value="0.0000368953" calcext:value-type="float">
            <text:p>0.0000368953</text:p>
          </table:table-cell>
          <table:table-cell office:value-type="float" office:value="0.0147103" calcext:value-type="float">
            <text:p>0.0147103</text:p>
          </table:table-cell>
          <table:table-cell table:formula="of:=([.A2150]*[.A2150])" office:value-type="float" office:value="0.00000000136126316209" calcext:value-type="float">
            <text:p>1.36126316209E-09</text:p>
          </table:table-cell>
          <table:table-cell table:formula="of:=([.A2150]-[.B2150])*([.A2150]-[.B2150])" office:value-type="float" office:value="0.000215308805489982" calcext:value-type="float">
            <text:p>0.000215308805489982</text:p>
          </table:table-cell>
          <table:table-cell/>
        </table:table-row>
        <table:table-row table:style-name="ro1">
          <table:table-cell office:value-type="float" office:value="0.0000292063" calcext:value-type="float">
            <text:p>0.0000292063</text:p>
          </table:table-cell>
          <table:table-cell office:value-type="float" office:value="0.0000947605" calcext:value-type="float">
            <text:p>0.0000947605</text:p>
          </table:table-cell>
          <table:table-cell table:formula="of:=([.A2151]*[.A2151])" office:value-type="float" office:value="0.00000000085300795969" calcext:value-type="float">
            <text:p>8.5300795969E-10</text:p>
          </table:table-cell>
          <table:table-cell table:formula="of:=([.A2151]-[.B2151])*([.A2151]-[.B2151])" office:value-type="float" office:value="0.00000000429735313764" calcext:value-type="float">
            <text:p>4.29735313764E-09</text:p>
          </table:table-cell>
          <table:table-cell/>
        </table:table-row>
        <table:table-row table:style-name="ro1">
          <table:table-cell office:value-type="float" office:value="0.0000292063" calcext:value-type="float">
            <text:p>0.0000292063</text:p>
          </table:table-cell>
          <table:table-cell office:value-type="float" office:value="0.000112336" calcext:value-type="float">
            <text:p>0.000112336</text:p>
          </table:table-cell>
          <table:table-cell table:formula="of:=([.A2152]*[.A2152])" office:value-type="float" office:value="0.00000000085300795969" calcext:value-type="float">
            <text:p>8.5300795969E-10</text:p>
          </table:table-cell>
          <table:table-cell table:formula="of:=([.A2152]-[.B2152])*([.A2152]-[.B2152])" office:value-type="float" office:value="0.00000000691054702209" calcext:value-type="float">
            <text:p>6.91054702209E-09</text:p>
          </table:table-cell>
          <table:table-cell/>
        </table:table-row>
        <table:table-row table:style-name="ro1">
          <table:table-cell office:value-type="float" office:value="0.0000292063" calcext:value-type="float">
            <text:p>0.0000292063</text:p>
          </table:table-cell>
          <table:table-cell office:value-type="float" office:value="0.000149171" calcext:value-type="float">
            <text:p>0.000149171</text:p>
          </table:table-cell>
          <table:table-cell table:formula="of:=([.A2153]*[.A2153])" office:value-type="float" office:value="0.00000000085300795969" calcext:value-type="float">
            <text:p>8.5300795969E-10</text:p>
          </table:table-cell>
          <table:table-cell table:formula="of:=([.A2153]-[.B2153])*([.A2153]-[.B2153])" office:value-type="float" office:value="0.00000001439152924609" calcext:value-type="float">
            <text:p>1.439152924609E-08</text:p>
          </table:table-cell>
          <table:table-cell/>
        </table:table-row>
        <table:table-row table:style-name="ro1">
          <table:table-cell office:value-type="float" office:value="0.0000292063" calcext:value-type="float">
            <text:p>0.0000292063</text:p>
          </table:table-cell>
          <table:table-cell office:value-type="float" office:value="0.003171" calcext:value-type="float">
            <text:p>0.003171</text:p>
          </table:table-cell>
          <table:table-cell table:formula="of:=([.A2154]*[.A2154])" office:value-type="float" office:value="0.00000000085300795969" calcext:value-type="float">
            <text:p>8.5300795969E-10</text:p>
          </table:table-cell>
          <table:table-cell table:formula="of:=([.A2154]-[.B2154])*([.A2154]-[.B2154])" office:value-type="float" office:value="0.00000987086765335969" calcext:value-type="float">
            <text:p>9.87086765335969E-06</text:p>
          </table:table-cell>
          <table:table-cell/>
        </table:table-row>
        <table:table-row table:style-name="ro1">
          <table:table-cell office:value-type="float" office:value="0.0000292063" calcext:value-type="float">
            <text:p>0.0000292063</text:p>
          </table:table-cell>
          <table:table-cell office:value-type="float" office:value="0.0415212" calcext:value-type="float">
            <text:p>0.0415212</text:p>
          </table:table-cell>
          <table:table-cell table:formula="of:=([.A2155]*[.A2155])" office:value-type="float" office:value="0.00000000085300795969" calcext:value-type="float">
            <text:p>8.5300795969E-10</text:p>
          </table:table-cell>
          <table:table-cell table:formula="of:=([.A2155]-[.B2155])*([.A2155]-[.B2155])" office:value-type="float" office:value="0.00172158554120084" calcext:value-type="float">
            <text:p>0.00172158554120084</text:p>
          </table:table-cell>
          <table:table-cell/>
        </table:table-row>
        <table:table-row table:style-name="ro1">
          <table:table-cell office:value-type="float" office:value="0.0000292063" calcext:value-type="float">
            <text:p>0.0000292063</text:p>
          </table:table-cell>
          <table:table-cell office:value-type="float" office:value="0.062" calcext:value-type="float">
            <text:p>0.062</text:p>
          </table:table-cell>
          <table:table-cell table:formula="of:=([.A2156]*[.A2156])" office:value-type="float" office:value="0.00000000085300795969" calcext:value-type="float">
            <text:p>8.5300795969E-10</text:p>
          </table:table-cell>
          <table:table-cell table:formula="of:=([.A2156]-[.B2156])*([.A2156]-[.B2156])" office:value-type="float" office:value="0.00384037927180796" calcext:value-type="float">
            <text:p>0.00384037927180796</text:p>
          </table:table-cell>
          <table:table-cell/>
        </table:table-row>
        <table:table-row table:style-name="ro1">
          <table:table-cell office:value-type="float" office:value="0.00078249" calcext:value-type="float">
            <text:p>0.00078249</text:p>
          </table:table-cell>
          <table:table-cell office:value-type="float" office:value="0.00316406" calcext:value-type="float">
            <text:p>0.00316406</text:p>
          </table:table-cell>
          <table:table-cell table:formula="of:=([.A2157]*[.A2157])" office:value-type="float" office:value="0.0000006122906001" calcext:value-type="float">
            <text:p>0.0000006122906001</text:p>
          </table:table-cell>
          <table:table-cell table:formula="of:=([.A2157]-[.B2157])*([.A2157]-[.B2157])" office:value-type="float" office:value="0.0000056718756649" calcext:value-type="float">
            <text:p>0.0000056718756649</text:p>
          </table:table-cell>
          <table:table-cell/>
        </table:table-row>
        <table:table-row table:style-name="ro1">
          <table:table-cell office:value-type="float" office:value="0.00078249" calcext:value-type="float">
            <text:p>0.00078249</text:p>
          </table:table-cell>
          <table:table-cell office:value-type="float" office:value="0.00345415" calcext:value-type="float">
            <text:p>0.00345415</text:p>
          </table:table-cell>
          <table:table-cell table:formula="of:=([.A2158]*[.A2158])" office:value-type="float" office:value="0.0000006122906001" calcext:value-type="float">
            <text:p>0.0000006122906001</text:p>
          </table:table-cell>
          <table:table-cell table:formula="of:=([.A2158]-[.B2158])*([.A2158]-[.B2158])" office:value-type="float" office:value="0.0000071377671556" calcext:value-type="float">
            <text:p>0.0000071377671556</text:p>
          </table:table-cell>
          <table:table-cell/>
        </table:table-row>
        <table:table-row table:style-name="ro1">
          <table:table-cell office:value-type="float" office:value="0.00157398" calcext:value-type="float">
            <text:p>0.00157398</text:p>
          </table:table-cell>
          <table:table-cell office:value-type="float" office:value="0.00328739" calcext:value-type="float">
            <text:p>0.00328739</text:p>
          </table:table-cell>
          <table:table-cell table:formula="of:=([.A2159]*[.A2159])" office:value-type="float" office:value="0.0000024774130404" calcext:value-type="float">
            <text:p>0.0000024774130404</text:p>
          </table:table-cell>
          <table:table-cell table:formula="of:=([.A2159]-[.B2159])*([.A2159]-[.B2159])" office:value-type="float" office:value="0.0000029357738281" calcext:value-type="float">
            <text:p>0.0000029357738281</text:p>
          </table:table-cell>
          <table:table-cell/>
        </table:table-row>
        <table:table-row table:style-name="ro1">
          <table:table-cell office:value-type="float" office:value="0.000728011" calcext:value-type="float">
            <text:p>0.000728011</text:p>
          </table:table-cell>
          <table:table-cell office:value-type="float" office:value="0.0896976" calcext:value-type="float">
            <text:p>0.0896976</text:p>
          </table:table-cell>
          <table:table-cell table:formula="of:=([.A2160]*[.A2160])" office:value-type="float" office:value="0.000000530000016121" calcext:value-type="float">
            <text:p>5.30000016121E-07</text:p>
          </table:table-cell>
          <table:table-cell table:formula="of:=([.A2160]-[.B2160])*([.A2160]-[.B2160])" office:value-type="float" office:value="0.00791558776682892" calcext:value-type="float">
            <text:p>0.00791558776682892</text:p>
          </table:table-cell>
          <table:table-cell/>
        </table:table-row>
        <table:table-row table:style-name="ro1">
          <table:table-cell office:value-type="float" office:value="0.00102884" calcext:value-type="float">
            <text:p>0.00102884</text:p>
          </table:table-cell>
          <table:table-cell office:value-type="float" office:value="0.158845" calcext:value-type="float">
            <text:p>0.158845</text:p>
          </table:table-cell>
          <table:table-cell table:formula="of:=([.A2161]*[.A2161])" office:value-type="float" office:value="0.0000010585117456" calcext:value-type="float">
            <text:p>0.0000010585117456</text:p>
          </table:table-cell>
          <table:table-cell table:formula="of:=([.A2161]-[.B2161])*([.A2161]-[.B2161])" office:value-type="float" office:value="0.0249059403571456" calcext:value-type="float">
            <text:p>0.0249059403571456</text:p>
          </table:table-cell>
          <table:table-cell/>
        </table:table-row>
        <table:table-row table:style-name="ro1">
          <table:table-cell office:value-type="float" office:value="0.00102884" calcext:value-type="float">
            <text:p>0.00102884</text:p>
          </table:table-cell>
          <table:table-cell office:value-type="float" office:value="0.0935273" calcext:value-type="float">
            <text:p>0.0935273</text:p>
          </table:table-cell>
          <table:table-cell table:formula="of:=([.A2162]*[.A2162])" office:value-type="float" office:value="0.0000010585117456" calcext:value-type="float">
            <text:p>0.0000010585117456</text:p>
          </table:table-cell>
          <table:table-cell table:formula="of:=([.A2162]-[.B2162])*([.A2162]-[.B2162])" office:value-type="float" office:value="0.0085559651023716" calcext:value-type="float">
            <text:p>0.0085559651023716</text:p>
          </table:table-cell>
          <table:table-cell/>
        </table:table-row>
        <table:table-row table:style-name="ro1">
          <table:table-cell office:value-type="float" office:value="0.00150704" calcext:value-type="float">
            <text:p>0.00150704</text:p>
          </table:table-cell>
          <table:table-cell office:value-type="float" office:value="0.0997666" calcext:value-type="float">
            <text:p>0.0997666</text:p>
          </table:table-cell>
          <table:table-cell table:formula="of:=([.A2163]*[.A2163])" office:value-type="float" office:value="0.0000022711695616" calcext:value-type="float">
            <text:p>0.0000022711695616</text:p>
          </table:table-cell>
          <table:table-cell table:formula="of:=([.A2163]-[.B2163])*([.A2163]-[.B2163])" office:value-type="float" office:value="0.0096549411313936" calcext:value-type="float">
            <text:p>0.0096549411313936</text:p>
          </table:table-cell>
          <table:table-cell/>
        </table:table-row>
        <table:table-row table:style-name="ro1">
          <table:table-cell office:value-type="float" office:value="0.00144446" calcext:value-type="float">
            <text:p>0.00144446</text:p>
          </table:table-cell>
          <table:table-cell office:value-type="float" office:value="0.0391898" calcext:value-type="float">
            <text:p>0.0391898</text:p>
          </table:table-cell>
          <table:table-cell table:formula="of:=([.A2164]*[.A2164])" office:value-type="float" office:value="0.0000020864646916" calcext:value-type="float">
            <text:p>0.0000020864646916</text:p>
          </table:table-cell>
          <table:table-cell table:formula="of:=([.A2164]-[.B2164])*([.A2164]-[.B2164])" office:value-type="float" office:value="0.0014247106917156" calcext:value-type="float">
            <text:p>0.0014247106917156</text:p>
          </table:table-cell>
          <table:table-cell/>
        </table:table-row>
        <table:table-row table:style-name="ro1">
          <table:table-cell office:value-type="float" office:value="0.00144446" calcext:value-type="float">
            <text:p>0.00144446</text:p>
          </table:table-cell>
          <table:table-cell office:value-type="float" office:value="0.040879" calcext:value-type="float">
            <text:p>0.040879</text:p>
          </table:table-cell>
          <table:table-cell table:formula="of:=([.A2165]*[.A2165])" office:value-type="float" office:value="0.0000020864646916" calcext:value-type="float">
            <text:p>0.0000020864646916</text:p>
          </table:table-cell>
          <table:table-cell table:formula="of:=([.A2165]-[.B2165])*([.A2165]-[.B2165])" office:value-type="float" office:value="0.0015550829450116" calcext:value-type="float">
            <text:p>0.0015550829450116</text:p>
          </table:table-cell>
          <table:table-cell/>
        </table:table-row>
        <table:table-row table:style-name="ro1">
          <table:table-cell office:value-type="float" office:value="0.00585771" calcext:value-type="float">
            <text:p>0.00585771</text:p>
          </table:table-cell>
          <table:table-cell office:value-type="float" office:value="0.137684" calcext:value-type="float">
            <text:p>0.137684</text:p>
          </table:table-cell>
          <table:table-cell table:formula="of:=([.A2166]*[.A2166])" office:value-type="float" office:value="0.0000343127664441" calcext:value-type="float">
            <text:p>0.0000343127664441</text:p>
          </table:table-cell>
          <table:table-cell table:formula="of:=([.A2166]-[.B2166])*([.A2166]-[.B2166])" office:value-type="float" office:value="0.0173781707351641" calcext:value-type="float">
            <text:p>0.0173781707351641</text:p>
          </table:table-cell>
          <table:table-cell/>
        </table:table-row>
        <table:table-row table:style-name="ro1">
          <table:table-cell office:value-type="float" office:value="0.0251338" calcext:value-type="float">
            <text:p>0.0251338</text:p>
          </table:table-cell>
          <table:table-cell office:value-type="float" office:value="0.195176" calcext:value-type="float">
            <text:p>0.195176</text:p>
          </table:table-cell>
          <table:table-cell table:formula="of:=([.A2167]*[.A2167])" office:value-type="float" office:value="0.00063170790244" calcext:value-type="float">
            <text:p>0.00063170790244</text:p>
          </table:table-cell>
          <table:table-cell table:formula="of:=([.A2167]-[.B2167])*([.A2167]-[.B2167])" office:value-type="float" office:value="0.02891434978084" calcext:value-type="float">
            <text:p>0.02891434978084</text:p>
          </table:table-cell>
          <table:table-cell/>
        </table:table-row>
        <table:table-row table:style-name="ro1">
          <table:table-cell office:value-type="float" office:value="0.0463485" calcext:value-type="float">
            <text:p>0.0463485</text:p>
          </table:table-cell>
          <table:table-cell office:value-type="float" office:value="0.2393" calcext:value-type="float">
            <text:p>0.2393</text:p>
          </table:table-cell>
          <table:table-cell table:formula="of:=([.A2168]*[.A2168])" office:value-type="float" office:value="0.00214818345225" calcext:value-type="float">
            <text:p>0.00214818345225</text:p>
          </table:table-cell>
          <table:table-cell table:formula="of:=([.A2168]-[.B2168])*([.A2168]-[.B2168])" office:value-type="float" office:value="0.03723028135225" calcext:value-type="float">
            <text:p>0.03723028135225</text:p>
          </table:table-cell>
          <table:table-cell/>
        </table:table-row>
        <table:table-row table:style-name="ro1">
          <table:table-cell office:value-type="float" office:value="0.041038" calcext:value-type="float">
            <text:p>0.041038</text:p>
          </table:table-cell>
          <table:table-cell office:value-type="float" office:value="0.266284" calcext:value-type="float">
            <text:p>0.266284</text:p>
          </table:table-cell>
          <table:table-cell table:formula="of:=([.A2169]*[.A2169])" office:value-type="float" office:value="0.001684117444" calcext:value-type="float">
            <text:p>0.001684117444</text:p>
          </table:table-cell>
          <table:table-cell table:formula="of:=([.A2169]-[.B2169])*([.A2169]-[.B2169])" office:value-type="float" office:value="0.050735760516" calcext:value-type="float">
            <text:p>0.050735760516</text:p>
          </table:table-cell>
          <table:table-cell/>
        </table:table-row>
        <table:table-row table:style-name="ro1">
          <table:table-cell office:value-type="float" office:value="0.0449809" calcext:value-type="float">
            <text:p>0.0449809</text:p>
          </table:table-cell>
          <table:table-cell office:value-type="float" office:value="0.301863" calcext:value-type="float">
            <text:p>0.301863</text:p>
          </table:table-cell>
          <table:table-cell table:formula="of:=([.A2170]*[.A2170])" office:value-type="float" office:value="0.00202328136481" calcext:value-type="float">
            <text:p>0.00202328136481</text:p>
          </table:table-cell>
          <table:table-cell table:formula="of:=([.A2170]-[.B2170])*([.A2170]-[.B2170])" office:value-type="float" office:value="0.06598841330041" calcext:value-type="float">
            <text:p>0.06598841330041</text:p>
          </table:table-cell>
          <table:table-cell/>
        </table:table-row>
        <table:table-row table:style-name="ro1">
          <table:table-cell office:value-type="float" office:value="0.0614697" calcext:value-type="float">
            <text:p>0.0614697</text:p>
          </table:table-cell>
          <table:table-cell office:value-type="float" office:value="0.196903" calcext:value-type="float">
            <text:p>0.196903</text:p>
          </table:table-cell>
          <table:table-cell table:formula="of:=([.A2171]*[.A2171])" office:value-type="float" office:value="0.00377852401809" calcext:value-type="float">
            <text:p>0.00377852401809</text:p>
          </table:table-cell>
          <table:table-cell table:formula="of:=([.A2171]-[.B2171])*([.A2171]-[.B2171])" office:value-type="float" office:value="0.01834217874889" calcext:value-type="float">
            <text:p>0.01834217874889</text:p>
          </table:table-cell>
          <table:table-cell/>
        </table:table-row>
        <table:table-row table:style-name="ro1">
          <table:table-cell office:value-type="float" office:value="0.090965" calcext:value-type="float">
            <text:p>0.090965</text:p>
          </table:table-cell>
          <table:table-cell office:value-type="float" office:value="0.201192" calcext:value-type="float">
            <text:p>0.201192</text:p>
          </table:table-cell>
          <table:table-cell table:formula="of:=([.A2172]*[.A2172])" office:value-type="float" office:value="0.008274631225" calcext:value-type="float">
            <text:p>0.008274631225</text:p>
          </table:table-cell>
          <table:table-cell table:formula="of:=([.A2172]-[.B2172])*([.A2172]-[.B2172])" office:value-type="float" office:value="0.012149991529" calcext:value-type="float">
            <text:p>0.012149991529</text:p>
          </table:table-cell>
          <table:table-cell/>
        </table:table-row>
        <table:table-row table:style-name="ro1">
          <table:table-cell office:value-type="float" office:value="0.113663" calcext:value-type="float">
            <text:p>0.113663</text:p>
          </table:table-cell>
          <table:table-cell office:value-type="float" office:value="0.256938" calcext:value-type="float">
            <text:p>0.256938</text:p>
          </table:table-cell>
          <table:table-cell table:formula="of:=([.A2173]*[.A2173])" office:value-type="float" office:value="0.012919277569" calcext:value-type="float">
            <text:p>0.012919277569</text:p>
          </table:table-cell>
          <table:table-cell table:formula="of:=([.A2173]-[.B2173])*([.A2173]-[.B2173])" office:value-type="float" office:value="0.020527725625" calcext:value-type="float">
            <text:p>0.020527725625</text:p>
          </table:table-cell>
          <table:table-cell/>
        </table:table-row>
        <table:table-row table:style-name="ro1">
          <table:table-cell office:value-type="float" office:value="0.140376" calcext:value-type="float">
            <text:p>0.140376</text:p>
          </table:table-cell>
          <table:table-cell office:value-type="float" office:value="0.287009" calcext:value-type="float">
            <text:p>0.287009</text:p>
          </table:table-cell>
          <table:table-cell table:formula="of:=([.A2174]*[.A2174])" office:value-type="float" office:value="0.019705421376" calcext:value-type="float">
            <text:p>0.019705421376</text:p>
          </table:table-cell>
          <table:table-cell table:formula="of:=([.A2174]-[.B2174])*([.A2174]-[.B2174])" office:value-type="float" office:value="0.021501236689" calcext:value-type="float">
            <text:p>0.021501236689</text:p>
          </table:table-cell>
          <table:table-cell/>
        </table:table-row>
        <table:table-row table:style-name="ro1">
          <table:table-cell office:value-type="float" office:value="0.385106" calcext:value-type="float">
            <text:p>0.385106</text:p>
          </table:table-cell>
          <table:table-cell office:value-type="float" office:value="0.316444" calcext:value-type="float">
            <text:p>0.316444</text:p>
          </table:table-cell>
          <table:table-cell table:formula="of:=([.A2175]*[.A2175])" office:value-type="float" office:value="0.148306631236" calcext:value-type="float">
            <text:p>0.148306631236</text:p>
          </table:table-cell>
          <table:table-cell table:formula="of:=([.A2175]-[.B2175])*([.A2175]-[.B2175])" office:value-type="float" office:value="0.004714470244" calcext:value-type="float">
            <text:p>0.004714470244</text:p>
          </table:table-cell>
          <table:table-cell/>
        </table:table-row>
        <table:table-row table:style-name="ro1">
          <table:table-cell office:value-type="float" office:value="0.385106" calcext:value-type="float">
            <text:p>0.385106</text:p>
          </table:table-cell>
          <table:table-cell office:value-type="float" office:value="0.456517" calcext:value-type="float">
            <text:p>0.456517</text:p>
          </table:table-cell>
          <table:table-cell table:formula="of:=([.A2176]*[.A2176])" office:value-type="float" office:value="0.148306631236" calcext:value-type="float">
            <text:p>0.148306631236</text:p>
          </table:table-cell>
          <table:table-cell table:formula="of:=([.A2176]-[.B2176])*([.A2176]-[.B2176])" office:value-type="float" office:value="0.005099530921" calcext:value-type="float">
            <text:p>0.005099530921</text:p>
          </table:table-cell>
          <table:table-cell/>
        </table:table-row>
        <table:table-row table:style-name="ro1">
          <table:table-cell office:value-type="float" office:value="0.387372" calcext:value-type="float">
            <text:p>0.387372</text:p>
          </table:table-cell>
          <table:table-cell office:value-type="float" office:value="0.479869" calcext:value-type="float">
            <text:p>0.479869</text:p>
          </table:table-cell>
          <table:table-cell table:formula="of:=([.A2177]*[.A2177])" office:value-type="float" office:value="0.150057066384" calcext:value-type="float">
            <text:p>0.150057066384</text:p>
          </table:table-cell>
          <table:table-cell table:formula="of:=([.A2177]-[.B2177])*([.A2177]-[.B2177])" office:value-type="float" office:value="0.008555695009" calcext:value-type="float">
            <text:p>0.008555695009</text:p>
          </table:table-cell>
          <table:table-cell/>
        </table:table-row>
        <table:table-row table:style-name="ro1">
          <table:table-cell office:value-type="float" office:value="0.44095" calcext:value-type="float">
            <text:p>0.44095</text:p>
          </table:table-cell>
          <table:table-cell office:value-type="float" office:value="0.409297" calcext:value-type="float">
            <text:p>0.409297</text:p>
          </table:table-cell>
          <table:table-cell table:formula="of:=([.A2178]*[.A2178])" office:value-type="float" office:value="0.1944369025" calcext:value-type="float">
            <text:p>0.1944369025</text:p>
          </table:table-cell>
          <table:table-cell table:formula="of:=([.A2178]-[.B2178])*([.A2178]-[.B2178])" office:value-type="float" office:value="0.001001912409" calcext:value-type="float">
            <text:p>0.001001912409</text:p>
          </table:table-cell>
          <table:table-cell/>
        </table:table-row>
        <table:table-row table:style-name="ro1">
          <table:table-cell office:value-type="float" office:value="0.654855" calcext:value-type="float">
            <text:p>0.654855</text:p>
          </table:table-cell>
          <table:table-cell office:value-type="float" office:value="0.724961" calcext:value-type="float">
            <text:p>0.724961</text:p>
          </table:table-cell>
          <table:table-cell table:formula="of:=([.A2179]*[.A2179])" office:value-type="float" office:value="0.428835071025" calcext:value-type="float">
            <text:p>0.428835071025</text:p>
          </table:table-cell>
          <table:table-cell table:formula="of:=([.A2179]-[.B2179])*([.A2179]-[.B2179])" office:value-type="float" office:value="0.004914851236" calcext:value-type="float">
            <text:p>0.004914851236</text:p>
          </table:table-cell>
          <table:table-cell/>
        </table:table-row>
        <table:table-row table:style-name="ro1">
          <table:table-cell office:value-type="float" office:value="0.906675" calcext:value-type="float">
            <text:p>0.906675</text:p>
          </table:table-cell>
          <table:table-cell office:value-type="float" office:value="0.854223" calcext:value-type="float">
            <text:p>0.854223</text:p>
          </table:table-cell>
          <table:table-cell table:formula="of:=([.A2180]*[.A2180])" office:value-type="float" office:value="0.822059555625" calcext:value-type="float">
            <text:p>0.822059555625</text:p>
          </table:table-cell>
          <table:table-cell table:formula="of:=([.A2180]-[.B2180])*([.A2180]-[.B2180])" office:value-type="float" office:value="0.00275121230400001" calcext:value-type="float">
            <text:p>0.00275121230400001</text:p>
          </table:table-cell>
          <table:table-cell/>
        </table:table-row>
        <table:table-row table:style-name="ro1">
          <table:table-cell office:value-type="float" office:value="0.933458" calcext:value-type="float">
            <text:p>0.933458</text:p>
          </table:table-cell>
          <table:table-cell office:value-type="float" office:value="0.869936" calcext:value-type="float">
            <text:p>0.869936</text:p>
          </table:table-cell>
          <table:table-cell table:formula="of:=([.A2181]*[.A2181])" office:value-type="float" office:value="0.871343837764" calcext:value-type="float">
            <text:p>0.871343837764</text:p>
          </table:table-cell>
          <table:table-cell table:formula="of:=([.A2181]-[.B2181])*([.A2181]-[.B2181])" office:value-type="float" office:value="0.004035044484" calcext:value-type="float">
            <text:p>0.004035044484</text:p>
          </table:table-cell>
          <table:table-cell/>
        </table:table-row>
        <table:table-row table:style-name="ro1">
          <table:table-cell office:value-type="float" office:value="0.938287" calcext:value-type="float">
            <text:p>0.938287</text:p>
          </table:table-cell>
          <table:table-cell office:value-type="float" office:value="0.895778" calcext:value-type="float">
            <text:p>0.895778</text:p>
          </table:table-cell>
          <table:table-cell table:formula="of:=([.A2182]*[.A2182])" office:value-type="float" office:value="0.880382494369" calcext:value-type="float">
            <text:p>0.880382494369</text:p>
          </table:table-cell>
          <table:table-cell table:formula="of:=([.A2182]-[.B2182])*([.A2182]-[.B2182])" office:value-type="float" office:value="0.001807015081" calcext:value-type="float">
            <text:p>0.001807015081</text:p>
          </table:table-cell>
          <table:table-cell/>
        </table:table-row>
        <table:table-row table:style-name="ro1">
          <table:table-cell office:value-type="float" office:value="0.938288" calcext:value-type="float">
            <text:p>0.938288</text:p>
          </table:table-cell>
          <table:table-cell office:value-type="float" office:value="0.952203" calcext:value-type="float">
            <text:p>0.952203</text:p>
          </table:table-cell>
          <table:table-cell table:formula="of:=([.A2183]*[.A2183])" office:value-type="float" office:value="0.880384370944" calcext:value-type="float">
            <text:p>0.880384370944</text:p>
          </table:table-cell>
          <table:table-cell table:formula="of:=([.A2183]-[.B2183])*([.A2183]-[.B2183])" office:value-type="float" office:value="0.000193627225" calcext:value-type="float">
            <text:p>0.000193627225</text:p>
          </table:table-cell>
          <table:table-cell/>
        </table:table-row>
        <table:table-row table:style-name="ro1">
          <table:table-cell office:value-type="float" office:value="0.917508" calcext:value-type="float">
            <text:p>0.917508</text:p>
          </table:table-cell>
          <table:table-cell office:value-type="float" office:value="0.994231" calcext:value-type="float">
            <text:p>0.994231</text:p>
          </table:table-cell>
          <table:table-cell table:formula="of:=([.A2184]*[.A2184])" office:value-type="float" office:value="0.841820930064" calcext:value-type="float">
            <text:p>0.841820930064</text:p>
          </table:table-cell>
          <table:table-cell table:formula="of:=([.A2184]-[.B2184])*([.A2184]-[.B2184])" office:value-type="float" office:value="0.005886418729" calcext:value-type="float">
            <text:p>0.005886418729</text:p>
          </table:table-cell>
          <table:table-cell/>
        </table:table-row>
        <table:table-row table:style-name="ro1">
          <table:table-cell office:value-type="float" office:value="0.983363" calcext:value-type="float">
            <text:p>0.983363</text:p>
          </table:table-cell>
          <table:table-cell office:value-type="float" office:value="0.992998" calcext:value-type="float">
            <text:p>0.992998</text:p>
          </table:table-cell>
          <table:table-cell table:formula="of:=([.A2185]*[.A2185])" office:value-type="float" office:value="0.967002789769" calcext:value-type="float">
            <text:p>0.967002789769</text:p>
          </table:table-cell>
          <table:table-cell table:formula="of:=([.A2185]-[.B2185])*([.A2185]-[.B2185])" office:value-type="float" office:value="0.0000928332250000011" calcext:value-type="float">
            <text:p>9.28332250000011E-05</text:p>
          </table:table-cell>
          <table:table-cell/>
        </table:table-row>
        <table:table-row table:style-name="ro1">
          <table:table-cell office:value-type="float" office:value="0.0000745654" calcext:value-type="float">
            <text:p>0.0000745654</text:p>
          </table:table-cell>
          <table:table-cell office:value-type="float" office:value="0.00000303222" calcext:value-type="float">
            <text:p>0.00000303222</text:p>
          </table:table-cell>
          <table:table-cell table:formula="of:=([.A2186]*[.A2186])" office:value-type="float" office:value="0.00000000555999887716" calcext:value-type="float">
            <text:p>5.55999887716E-09</text:p>
          </table:table-cell>
          <table:table-cell table:formula="of:=([.A2186]-[.B2186])*([.A2186]-[.B2186])" office:value-type="float" office:value="0.00000000511699584091" calcext:value-type="float">
            <text:p>5.1169958409124E-09</text:p>
          </table:table-cell>
          <table:table-cell/>
        </table:table-row>
        <table:table-row table:style-name="ro1">
          <table:table-cell office:value-type="float" office:value="0.0000370145" calcext:value-type="float">
            <text:p>0.0000370145</text:p>
          </table:table-cell>
          <table:table-cell office:value-type="float" office:value="0.0017234" calcext:value-type="float">
            <text:p>0.0017234</text:p>
          </table:table-cell>
          <table:table-cell table:formula="of:=([.A2187]*[.A2187])" office:value-type="float" office:value="0.00000000137007321025" calcext:value-type="float">
            <text:p>1.37007321025E-09</text:p>
          </table:table-cell>
          <table:table-cell table:formula="of:=([.A2187]-[.B2187])*([.A2187]-[.B2187])" office:value-type="float" office:value="0.00000284389605461025" calcext:value-type="float">
            <text:p>2.84389605461025E-06</text:p>
          </table:table-cell>
          <table:table-cell/>
        </table:table-row>
        <table:table-row table:style-name="ro1">
          <table:table-cell office:value-type="float" office:value="0.000023663" calcext:value-type="float">
            <text:p>0.000023663</text:p>
          </table:table-cell>
          <table:table-cell office:value-type="float" office:value="0.014489" calcext:value-type="float">
            <text:p>0.014489</text:p>
          </table:table-cell>
          <table:table-cell table:formula="of:=([.A2188]*[.A2188])" office:value-type="float" office:value="0.000000000559937569" calcext:value-type="float">
            <text:p>5.59937569E-10</text:p>
          </table:table-cell>
          <table:table-cell table:formula="of:=([.A2188]-[.B2188])*([.A2188]-[.B2188])" office:value-type="float" office:value="0.000209245974523569" calcext:value-type="float">
            <text:p>0.000209245974523569</text:p>
          </table:table-cell>
          <table:table-cell/>
        </table:table-row>
        <table:table-row table:style-name="ro1">
          <table:table-cell office:value-type="float" office:value="0.000015378" calcext:value-type="float">
            <text:p>0.000015378</text:p>
          </table:table-cell>
          <table:table-cell office:value-type="float" office:value="0.00184205" calcext:value-type="float">
            <text:p>0.00184205</text:p>
          </table:table-cell>
          <table:table-cell table:formula="of:=([.A2189]*[.A2189])" office:value-type="float" office:value="0.000000000236482884" calcext:value-type="float">
            <text:p>2.36482884E-10</text:p>
          </table:table-cell>
          <table:table-cell table:formula="of:=([.A2189]-[.B2189])*([.A2189]-[.B2189])" office:value-type="float" office:value="0.000003336730595584" calcext:value-type="float">
            <text:p>3.336730595584E-06</text:p>
          </table:table-cell>
          <table:table-cell/>
        </table:table-row>
        <table:table-row table:style-name="ro1">
          <table:table-cell office:value-type="float" office:value="0.000015378" calcext:value-type="float">
            <text:p>0.000015378</text:p>
          </table:table-cell>
          <table:table-cell office:value-type="float" office:value="0.00343398" calcext:value-type="float">
            <text:p>0.00343398</text:p>
          </table:table-cell>
          <table:table-cell table:formula="of:=([.A2190]*[.A2190])" office:value-type="float" office:value="0.000000000236482884" calcext:value-type="float">
            <text:p>2.36482884E-10</text:p>
          </table:table-cell>
          <table:table-cell table:formula="of:=([.A2190]-[.B2190])*([.A2190]-[.B2190])" office:value-type="float" office:value="0.000011686839634404" calcext:value-type="float">
            <text:p>1.1686839634404E-05</text:p>
          </table:table-cell>
          <table:table-cell/>
        </table:table-row>
        <table:table-row table:style-name="ro1">
          <table:table-cell office:value-type="float" office:value="0.0000106692" calcext:value-type="float">
            <text:p>0.0000106692</text:p>
          </table:table-cell>
          <table:table-cell office:value-type="float" office:value="0.000638038" calcext:value-type="float">
            <text:p>0.000638038</text:p>
          </table:table-cell>
          <table:table-cell table:formula="of:=([.A2191]*[.A2191])" office:value-type="float" office:value="0.00000000011383182864" calcext:value-type="float">
            <text:p>1.1383182864E-10</text:p>
          </table:table-cell>
          <table:table-cell table:formula="of:=([.A2191]-[.B2191])*([.A2191]-[.B2191])" office:value-type="float" office:value="0.00000039359161121344" calcext:value-type="float">
            <text:p>3.9359161121344E-07</text:p>
          </table:table-cell>
          <table:table-cell/>
        </table:table-row>
        <table:table-row table:style-name="ro1">
          <table:table-cell office:value-type="float" office:value="0.0000106692" calcext:value-type="float">
            <text:p>0.0000106692</text:p>
          </table:table-cell>
          <table:table-cell office:value-type="float" office:value="0.000847249" calcext:value-type="float">
            <text:p>0.000847249</text:p>
          </table:table-cell>
          <table:table-cell table:formula="of:=([.A2192]*[.A2192])" office:value-type="float" office:value="0.00000000011383182864" calcext:value-type="float">
            <text:p>1.1383182864E-10</text:p>
          </table:table-cell>
          <table:table-cell table:formula="of:=([.A2192]-[.B2192])*([.A2192]-[.B2192])" office:value-type="float" office:value="0.00000069986576176804" calcext:value-type="float">
            <text:p>6.9986576176804E-07</text:p>
          </table:table-cell>
          <table:table-cell/>
        </table:table-row>
        <table:table-row table:style-name="ro1">
          <table:table-cell office:value-type="float" office:value="0.0000552535" calcext:value-type="float">
            <text:p>0.0000552535</text:p>
          </table:table-cell>
          <table:table-cell office:value-type="float" office:value="0.000233078" calcext:value-type="float">
            <text:p>0.000233078</text:p>
          </table:table-cell>
          <table:table-cell table:formula="of:=([.A2193]*[.A2193])" office:value-type="float" office:value="0.00000000305294926225" calcext:value-type="float">
            <text:p>3.05294926225E-09</text:p>
          </table:table-cell>
          <table:table-cell table:formula="of:=([.A2193]-[.B2193])*([.A2193]-[.B2193])" office:value-type="float" office:value="0.00000003162155280025" calcext:value-type="float">
            <text:p>3.162155280025E-08</text:p>
          </table:table-cell>
          <table:table-cell/>
        </table:table-row>
        <table:table-row table:style-name="ro1">
          <table:table-cell office:value-type="float" office:value="0.0000552535" calcext:value-type="float">
            <text:p>0.0000552535</text:p>
          </table:table-cell>
          <table:table-cell office:value-type="float" office:value="0.000273674" calcext:value-type="float">
            <text:p>0.000273674</text:p>
          </table:table-cell>
          <table:table-cell table:formula="of:=([.A2194]*[.A2194])" office:value-type="float" office:value="0.00000000305294926225" calcext:value-type="float">
            <text:p>3.05294926225E-09</text:p>
          </table:table-cell>
          <table:table-cell table:formula="of:=([.A2194]-[.B2194])*([.A2194]-[.B2194])" office:value-type="float" office:value="0.00000004770751482025" calcext:value-type="float">
            <text:p>4.770751482025E-08</text:p>
          </table:table-cell>
          <table:table-cell/>
        </table:table-row>
        <table:table-row table:style-name="ro1">
          <table:table-cell office:value-type="float" office:value="0.000063777" calcext:value-type="float">
            <text:p>0.000063777</text:p>
          </table:table-cell>
          <table:table-cell office:value-type="float" office:value="0.000187045" calcext:value-type="float">
            <text:p>0.000187045</text:p>
          </table:table-cell>
          <table:table-cell table:formula="of:=([.A2195]*[.A2195])" office:value-type="float" office:value="0.000000004067505729" calcext:value-type="float">
            <text:p>4.067505729E-09</text:p>
          </table:table-cell>
          <table:table-cell table:formula="of:=([.A2195]-[.B2195])*([.A2195]-[.B2195])" office:value-type="float" office:value="0.000000015194999824" calcext:value-type="float">
            <text:p>1.5194999824E-08</text:p>
          </table:table-cell>
          <table:table-cell/>
        </table:table-row>
        <table:table-row table:style-name="ro1">
          <table:table-cell office:value-type="float" office:value="0.0000653267" calcext:value-type="float">
            <text:p>0.0000653267</text:p>
          </table:table-cell>
          <table:table-cell office:value-type="float" office:value="0.000197578" calcext:value-type="float">
            <text:p>0.000197578</text:p>
          </table:table-cell>
          <table:table-cell table:formula="of:=([.A2196]*[.A2196])" office:value-type="float" office:value="0.00000000426757773289" calcext:value-type="float">
            <text:p>4.26757773289E-09</text:p>
          </table:table-cell>
          <table:table-cell table:formula="of:=([.A2196]-[.B2196])*([.A2196]-[.B2196])" office:value-type="float" office:value="0.00000001749040635169" calcext:value-type="float">
            <text:p>1.749040635169E-08</text:p>
          </table:table-cell>
          <table:table-cell/>
        </table:table-row>
        <table:table-row table:style-name="ro1">
          <table:table-cell office:value-type="float" office:value="0.000191748" calcext:value-type="float">
            <text:p>0.000191748</text:p>
          </table:table-cell>
          <table:table-cell office:value-type="float" office:value="0.000441934" calcext:value-type="float">
            <text:p>0.000441934</text:p>
          </table:table-cell>
          <table:table-cell table:formula="of:=([.A2197]*[.A2197])" office:value-type="float" office:value="0.000000036767295504" calcext:value-type="float">
            <text:p>3.6767295504E-08</text:p>
          </table:table-cell>
          <table:table-cell table:formula="of:=([.A2197]-[.B2197])*([.A2197]-[.B2197])" office:value-type="float" office:value="0.000000062593034596" calcext:value-type="float">
            <text:p>6.2593034596E-08</text:p>
          </table:table-cell>
          <table:table-cell/>
        </table:table-row>
        <table:table-row table:style-name="ro1">
          <table:table-cell office:value-type="float" office:value="0.000023365" calcext:value-type="float">
            <text:p>0.000023365</text:p>
          </table:table-cell>
          <table:table-cell office:value-type="float" office:value="0.0386526" calcext:value-type="float">
            <text:p>0.0386526</text:p>
          </table:table-cell>
          <table:table-cell table:formula="of:=([.A2198]*[.A2198])" office:value-type="float" office:value="0.000000000545923225" calcext:value-type="float">
            <text:p>5.45923225E-10</text:p>
          </table:table-cell>
          <table:table-cell table:formula="of:=([.A2198]-[.B2198])*([.A2198]-[.B2198])" office:value-type="float" office:value="0.00149221779668523" calcext:value-type="float">
            <text:p>0.00149221779668523</text:p>
          </table:table-cell>
          <table:table-cell/>
        </table:table-row>
        <table:table-row table:style-name="ro1">
          <table:table-cell office:value-type="float" office:value="0.000428677" calcext:value-type="float">
            <text:p>0.000428677</text:p>
          </table:table-cell>
          <table:table-cell office:value-type="float" office:value="0.00309127" calcext:value-type="float">
            <text:p>0.00309127</text:p>
          </table:table-cell>
          <table:table-cell table:formula="of:=([.A2199]*[.A2199])" office:value-type="float" office:value="0.000000183763970329" calcext:value-type="float">
            <text:p>1.83763970329E-07</text:p>
          </table:table-cell>
          <table:table-cell table:formula="of:=([.A2199]-[.B2199])*([.A2199]-[.B2199])" office:value-type="float" office:value="0.000007089401483649" calcext:value-type="float">
            <text:p>7.089401483649E-06</text:p>
          </table:table-cell>
          <table:table-cell/>
        </table:table-row>
        <table:table-row table:style-name="ro1">
          <table:table-cell office:value-type="float" office:value="0.000531197" calcext:value-type="float">
            <text:p>0.000531197</text:p>
          </table:table-cell>
          <table:table-cell office:value-type="float" office:value="0.00298113" calcext:value-type="float">
            <text:p>0.00298113</text:p>
          </table:table-cell>
          <table:table-cell table:formula="of:=([.A2200]*[.A2200])" office:value-type="float" office:value="0.000000282170252809" calcext:value-type="float">
            <text:p>2.82170252809E-07</text:p>
          </table:table-cell>
          <table:table-cell table:formula="of:=([.A2200]-[.B2200])*([.A2200]-[.B2200])" office:value-type="float" office:value="0.000006002171704489" calcext:value-type="float">
            <text:p>6.002171704489E-06</text:p>
          </table:table-cell>
          <table:table-cell/>
        </table:table-row>
        <table:table-row table:style-name="ro1">
          <table:table-cell office:value-type="float" office:value="0.000531197" calcext:value-type="float">
            <text:p>0.000531197</text:p>
          </table:table-cell>
          <table:table-cell office:value-type="float" office:value="0.000869706" calcext:value-type="float">
            <text:p>0.000869706</text:p>
          </table:table-cell>
          <table:table-cell table:formula="of:=([.A2201]*[.A2201])" office:value-type="float" office:value="0.000000282170252809" calcext:value-type="float">
            <text:p>2.82170252809E-07</text:p>
          </table:table-cell>
          <table:table-cell table:formula="of:=([.A2201]-[.B2201])*([.A2201]-[.B2201])" office:value-type="float" office:value="0.000000114588343081" calcext:value-type="float">
            <text:p>1.14588343081E-07</text:p>
          </table:table-cell>
          <table:table-cell/>
        </table:table-row>
        <table:table-row table:style-name="ro1">
          <table:table-cell office:value-type="float" office:value="0.00156701" calcext:value-type="float">
            <text:p>0.00156701</text:p>
          </table:table-cell>
          <table:table-cell office:value-type="float" office:value="0.00105423" calcext:value-type="float">
            <text:p>0.00105423</text:p>
          </table:table-cell>
          <table:table-cell table:formula="of:=([.A2202]*[.A2202])" office:value-type="float" office:value="0.0000024555203401" calcext:value-type="float">
            <text:p>0.0000024555203401</text:p>
          </table:table-cell>
          <table:table-cell table:formula="of:=([.A2202]-[.B2202])*([.A2202]-[.B2202])" office:value-type="float" office:value="0.0000002629433284" calcext:value-type="float">
            <text:p>0.0000002629433284</text:p>
          </table:table-cell>
          <table:table-cell/>
        </table:table-row>
        <table:table-row table:style-name="ro1">
          <table:table-cell office:value-type="float" office:value="0.000622034" calcext:value-type="float">
            <text:p>0.000622034</text:p>
          </table:table-cell>
          <table:table-cell office:value-type="float" office:value="0.129293" calcext:value-type="float">
            <text:p>0.129293</text:p>
          </table:table-cell>
          <table:table-cell table:formula="of:=([.A2203]*[.A2203])" office:value-type="float" office:value="0.000000386926297156" calcext:value-type="float">
            <text:p>3.86926297156E-07</text:p>
          </table:table-cell>
          <table:table-cell table:formula="of:=([.A2203]-[.B2203])*([.A2203]-[.B2203])" office:value-type="float" office:value="0.0165562174913732" calcext:value-type="float">
            <text:p>0.0165562174913732</text:p>
          </table:table-cell>
          <table:table-cell/>
        </table:table-row>
        <table:table-row table:style-name="ro1">
          <table:table-cell office:value-type="float" office:value="0.00341892" calcext:value-type="float">
            <text:p>0.00341892</text:p>
          </table:table-cell>
          <table:table-cell office:value-type="float" office:value="0.0566688" calcext:value-type="float">
            <text:p>0.0566688</text:p>
          </table:table-cell>
          <table:table-cell table:formula="of:=([.A2204]*[.A2204])" office:value-type="float" office:value="0.0000116890139664" calcext:value-type="float">
            <text:p>0.0000116890139664</text:p>
          </table:table-cell>
          <table:table-cell table:formula="of:=([.A2204]-[.B2204])*([.A2204]-[.B2204])" office:value-type="float" office:value="0.0028355497200144" calcext:value-type="float">
            <text:p>0.0028355497200144</text:p>
          </table:table-cell>
          <table:table-cell/>
        </table:table-row>
        <table:table-row table:style-name="ro1">
          <table:table-cell office:value-type="float" office:value="0.00341892" calcext:value-type="float">
            <text:p>0.00341892</text:p>
          </table:table-cell>
          <table:table-cell office:value-type="float" office:value="0.0884727" calcext:value-type="float">
            <text:p>0.0884727</text:p>
          </table:table-cell>
          <table:table-cell table:formula="of:=([.A2205]*[.A2205])" office:value-type="float" office:value="0.0000116890139664" calcext:value-type="float">
            <text:p>0.0000116890139664</text:p>
          </table:table-cell>
          <table:table-cell table:formula="of:=([.A2205]-[.B2205])*([.A2205]-[.B2205])" office:value-type="float" office:value="0.0072341454922884" calcext:value-type="float">
            <text:p>0.0072341454922884</text:p>
          </table:table-cell>
          <table:table-cell/>
        </table:table-row>
        <table:table-row table:style-name="ro1">
          <table:table-cell office:value-type="float" office:value="0.00416523" calcext:value-type="float">
            <text:p>0.00416523</text:p>
          </table:table-cell>
          <table:table-cell office:value-type="float" office:value="0.143105" calcext:value-type="float">
            <text:p>0.143105</text:p>
          </table:table-cell>
          <table:table-cell table:formula="of:=([.A2206]*[.A2206])" office:value-type="float" office:value="0.0000173491409529" calcext:value-type="float">
            <text:p>0.0000173491409529</text:p>
          </table:table-cell>
          <table:table-cell table:formula="of:=([.A2206]-[.B2206])*([.A2206]-[.B2206])" office:value-type="float" office:value="0.0193042596876529" calcext:value-type="float">
            <text:p>0.0193042596876529</text:p>
          </table:table-cell>
          <table:table-cell/>
        </table:table-row>
        <table:table-row table:style-name="ro1">
          <table:table-cell office:value-type="float" office:value="0.0054242" calcext:value-type="float">
            <text:p>0.0054242</text:p>
          </table:table-cell>
          <table:table-cell office:value-type="float" office:value="0.141914" calcext:value-type="float">
            <text:p>0.141914</text:p>
          </table:table-cell>
          <table:table-cell table:formula="of:=([.A2207]*[.A2207])" office:value-type="float" office:value="0.00002942194564" calcext:value-type="float">
            <text:p>0.00002942194564</text:p>
          </table:table-cell>
          <table:table-cell table:formula="of:=([.A2207]-[.B2207])*([.A2207]-[.B2207])" office:value-type="float" office:value="0.01862946550404" calcext:value-type="float">
            <text:p>0.01862946550404</text:p>
          </table:table-cell>
          <table:table-cell/>
        </table:table-row>
        <table:table-row table:style-name="ro1">
          <table:table-cell office:value-type="float" office:value="0.0245584" calcext:value-type="float">
            <text:p>0.0245584</text:p>
          </table:table-cell>
          <table:table-cell office:value-type="float" office:value="0.184528" calcext:value-type="float">
            <text:p>0.184528</text:p>
          </table:table-cell>
          <table:table-cell table:formula="of:=([.A2208]*[.A2208])" office:value-type="float" office:value="0.00060311501056" calcext:value-type="float">
            <text:p>0.00060311501056</text:p>
          </table:table-cell>
          <table:table-cell table:formula="of:=([.A2208]-[.B2208])*([.A2208]-[.B2208])" office:value-type="float" office:value="0.02559027292416" calcext:value-type="float">
            <text:p>0.02559027292416</text:p>
          </table:table-cell>
          <table:table-cell/>
        </table:table-row>
        <table:table-row table:style-name="ro1">
          <table:table-cell office:value-type="float" office:value="0.0390221" calcext:value-type="float">
            <text:p>0.0390221</text:p>
          </table:table-cell>
          <table:table-cell office:value-type="float" office:value="0.179988" calcext:value-type="float">
            <text:p>0.179988</text:p>
          </table:table-cell>
          <table:table-cell table:formula="of:=([.A2209]*[.A2209])" office:value-type="float" office:value="0.00152272428841" calcext:value-type="float">
            <text:p>0.00152272428841</text:p>
          </table:table-cell>
          <table:table-cell table:formula="of:=([.A2209]-[.B2209])*([.A2209]-[.B2209])" office:value-type="float" office:value="0.01987138496281" calcext:value-type="float">
            <text:p>0.01987138496281</text:p>
          </table:table-cell>
          <table:table-cell/>
        </table:table-row>
        <table:table-row table:style-name="ro1">
          <table:table-cell office:value-type="float" office:value="0.0366687" calcext:value-type="float">
            <text:p>0.0366687</text:p>
          </table:table-cell>
          <table:table-cell office:value-type="float" office:value="0.129532" calcext:value-type="float">
            <text:p>0.129532</text:p>
          </table:table-cell>
          <table:table-cell table:formula="of:=([.A2210]*[.A2210])" office:value-type="float" office:value="0.00134459355969" calcext:value-type="float">
            <text:p>0.00134459355969</text:p>
          </table:table-cell>
          <table:table-cell table:formula="of:=([.A2210]-[.B2210])*([.A2210]-[.B2210])" office:value-type="float" office:value="0.00862359248689" calcext:value-type="float">
            <text:p>0.00862359248689</text:p>
          </table:table-cell>
          <table:table-cell/>
        </table:table-row>
        <table:table-row table:style-name="ro1">
          <table:table-cell office:value-type="float" office:value="0.141924" calcext:value-type="float">
            <text:p>0.141924</text:p>
          </table:table-cell>
          <table:table-cell office:value-type="float" office:value="0.218573" calcext:value-type="float">
            <text:p>0.218573</text:p>
          </table:table-cell>
          <table:table-cell table:formula="of:=([.A2211]*[.A2211])" office:value-type="float" office:value="0.020142421776" calcext:value-type="float">
            <text:p>0.020142421776</text:p>
          </table:table-cell>
          <table:table-cell table:formula="of:=([.A2211]-[.B2211])*([.A2211]-[.B2211])" office:value-type="float" office:value="0.005875069201" calcext:value-type="float">
            <text:p>0.005875069201</text:p>
          </table:table-cell>
          <table:table-cell/>
        </table:table-row>
        <table:table-row table:style-name="ro1">
          <table:table-cell office:value-type="float" office:value="0.156622" calcext:value-type="float">
            <text:p>0.156622</text:p>
          </table:table-cell>
          <table:table-cell office:value-type="float" office:value="0.16703" calcext:value-type="float">
            <text:p>0.16703</text:p>
          </table:table-cell>
          <table:table-cell table:formula="of:=([.A2212]*[.A2212])" office:value-type="float" office:value="0.024530450884" calcext:value-type="float">
            <text:p>0.024530450884</text:p>
          </table:table-cell>
          <table:table-cell table:formula="of:=([.A2212]-[.B2212])*([.A2212]-[.B2212])" office:value-type="float" office:value="0.000108326464" calcext:value-type="float">
            <text:p>0.000108326464</text:p>
          </table:table-cell>
          <table:table-cell/>
        </table:table-row>
        <table:table-row table:style-name="ro1">
          <table:table-cell office:value-type="float" office:value="0.331002" calcext:value-type="float">
            <text:p>0.331002</text:p>
          </table:table-cell>
          <table:table-cell office:value-type="float" office:value="0.232168" calcext:value-type="float">
            <text:p>0.232168</text:p>
          </table:table-cell>
          <table:table-cell table:formula="of:=([.A2213]*[.A2213])" office:value-type="float" office:value="0.109562324004" calcext:value-type="float">
            <text:p>0.109562324004</text:p>
          </table:table-cell>
          <table:table-cell table:formula="of:=([.A2213]-[.B2213])*([.A2213]-[.B2213])" office:value-type="float" office:value="0.009768159556" calcext:value-type="float">
            <text:p>0.009768159556</text:p>
          </table:table-cell>
          <table:table-cell/>
        </table:table-row>
        <table:table-row table:style-name="ro1">
          <table:table-cell office:value-type="float" office:value="0.555957" calcext:value-type="float">
            <text:p>0.555957</text:p>
          </table:table-cell>
          <table:table-cell office:value-type="float" office:value="0.296172" calcext:value-type="float">
            <text:p>0.296172</text:p>
          </table:table-cell>
          <table:table-cell table:formula="of:=([.A2214]*[.A2214])" office:value-type="float" office:value="0.309088185849" calcext:value-type="float">
            <text:p>0.309088185849</text:p>
          </table:table-cell>
          <table:table-cell table:formula="of:=([.A2214]-[.B2214])*([.A2214]-[.B2214])" office:value-type="float" office:value="0.067488246225" calcext:value-type="float">
            <text:p>0.067488246225</text:p>
          </table:table-cell>
          <table:table-cell/>
        </table:table-row>
        <table:table-row table:style-name="ro1">
          <table:table-cell office:value-type="float" office:value="0.555956" calcext:value-type="float">
            <text:p>0.555956</text:p>
          </table:table-cell>
          <table:table-cell office:value-type="float" office:value="0.361047" calcext:value-type="float">
            <text:p>0.361047</text:p>
          </table:table-cell>
          <table:table-cell table:formula="of:=([.A2215]*[.A2215])" office:value-type="float" office:value="0.309087073936" calcext:value-type="float">
            <text:p>0.309087073936</text:p>
          </table:table-cell>
          <table:table-cell table:formula="of:=([.A2215]-[.B2215])*([.A2215]-[.B2215])" office:value-type="float" office:value="0.037989518281" calcext:value-type="float">
            <text:p>0.037989518281</text:p>
          </table:table-cell>
          <table:table-cell/>
        </table:table-row>
        <table:table-row table:style-name="ro1">
          <table:table-cell office:value-type="float" office:value="0.649399" calcext:value-type="float">
            <text:p>0.649399</text:p>
          </table:table-cell>
          <table:table-cell office:value-type="float" office:value="0.38013" calcext:value-type="float">
            <text:p>0.38013</text:p>
          </table:table-cell>
          <table:table-cell table:formula="of:=([.A2216]*[.A2216])" office:value-type="float" office:value="0.421719061201" calcext:value-type="float">
            <text:p>0.421719061201</text:p>
          </table:table-cell>
          <table:table-cell table:formula="of:=([.A2216]-[.B2216])*([.A2216]-[.B2216])" office:value-type="float" office:value="0.072505794361" calcext:value-type="float">
            <text:p>0.072505794361</text:p>
          </table:table-cell>
          <table:table-cell/>
        </table:table-row>
        <table:table-row table:style-name="ro1">
          <table:table-cell office:value-type="float" office:value="0.7727" calcext:value-type="float">
            <text:p>0.7727</text:p>
          </table:table-cell>
          <table:table-cell office:value-type="float" office:value="0.51325" calcext:value-type="float">
            <text:p>0.51325</text:p>
          </table:table-cell>
          <table:table-cell table:formula="of:=([.A2217]*[.A2217])" office:value-type="float" office:value="0.59706529" calcext:value-type="float">
            <text:p>0.59706529</text:p>
          </table:table-cell>
          <table:table-cell table:formula="of:=([.A2217]-[.B2217])*([.A2217]-[.B2217])" office:value-type="float" office:value="0.0673143025" calcext:value-type="float">
            <text:p>0.0673143025</text:p>
          </table:table-cell>
          <table:table-cell/>
        </table:table-row>
        <table:table-row table:style-name="ro1">
          <table:table-cell office:value-type="float" office:value="0.772699" calcext:value-type="float">
            <text:p>0.772699</text:p>
          </table:table-cell>
          <table:table-cell office:value-type="float" office:value="0.710298" calcext:value-type="float">
            <text:p>0.710298</text:p>
          </table:table-cell>
          <table:table-cell table:formula="of:=([.A2218]*[.A2218])" office:value-type="float" office:value="0.597063744601" calcext:value-type="float">
            <text:p>0.597063744601</text:p>
          </table:table-cell>
          <table:table-cell table:formula="of:=([.A2218]-[.B2218])*([.A2218]-[.B2218])" office:value-type="float" office:value="0.003893884801" calcext:value-type="float">
            <text:p>0.003893884801</text:p>
          </table:table-cell>
          <table:table-cell/>
        </table:table-row>
        <table:table-row table:style-name="ro1">
          <table:table-cell office:value-type="float" office:value="0.836878" calcext:value-type="float">
            <text:p>0.836878</text:p>
          </table:table-cell>
          <table:table-cell office:value-type="float" office:value="0.780027" calcext:value-type="float">
            <text:p>0.780027</text:p>
          </table:table-cell>
          <table:table-cell table:formula="of:=([.A2219]*[.A2219])" office:value-type="float" office:value="0.700364786884" calcext:value-type="float">
            <text:p>0.700364786884</text:p>
          </table:table-cell>
          <table:table-cell table:formula="of:=([.A2219]-[.B2219])*([.A2219]-[.B2219])" office:value-type="float" office:value="0.003232036201" calcext:value-type="float">
            <text:p>0.003232036201</text:p>
          </table:table-cell>
          <table:table-cell/>
        </table:table-row>
        <table:table-row table:style-name="ro1">
          <table:table-cell office:value-type="float" office:value="0.899135" calcext:value-type="float">
            <text:p>0.899135</text:p>
          </table:table-cell>
          <table:table-cell office:value-type="float" office:value="0.884114" calcext:value-type="float">
            <text:p>0.884114</text:p>
          </table:table-cell>
          <table:table-cell table:formula="of:=([.A2220]*[.A2220])" office:value-type="float" office:value="0.808443748225" calcext:value-type="float">
            <text:p>0.808443748225</text:p>
          </table:table-cell>
          <table:table-cell table:formula="of:=([.A2220]-[.B2220])*([.A2220]-[.B2220])" office:value-type="float" office:value="0.000225630441000002" calcext:value-type="float">
            <text:p>0.000225630441000002</text:p>
          </table:table-cell>
          <table:table-cell/>
        </table:table-row>
        <table:table-row table:style-name="ro1">
          <table:table-cell office:value-type="float" office:value="0.934791" calcext:value-type="float">
            <text:p>0.934791</text:p>
          </table:table-cell>
          <table:table-cell office:value-type="float" office:value="0.929466" calcext:value-type="float">
            <text:p>0.929466</text:p>
          </table:table-cell>
          <table:table-cell table:formula="of:=([.A2221]*[.A2221])" office:value-type="float" office:value="0.873834213681" calcext:value-type="float">
            <text:p>0.873834213681</text:p>
          </table:table-cell>
          <table:table-cell table:formula="of:=([.A2221]-[.B2221])*([.A2221]-[.B2221])" office:value-type="float" office:value="0.0000283556250000003" calcext:value-type="float">
            <text:p>2.83556250000003E-05</text:p>
          </table:table-cell>
          <table:table-cell/>
        </table:table-row>
        <table:table-row table:style-name="ro1">
          <table:table-cell office:value-type="float" office:value="0.934791" calcext:value-type="float">
            <text:p>0.934791</text:p>
          </table:table-cell>
          <table:table-cell office:value-type="float" office:value="0.976509" calcext:value-type="float">
            <text:p>0.976509</text:p>
          </table:table-cell>
          <table:table-cell table:formula="of:=([.A2222]*[.A2222])" office:value-type="float" office:value="0.873834213681" calcext:value-type="float">
            <text:p>0.873834213681</text:p>
          </table:table-cell>
          <table:table-cell table:formula="of:=([.A2222]-[.B2222])*([.A2222]-[.B2222])" office:value-type="float" office:value="0.00174039152399999" calcext:value-type="float">
            <text:p>0.00174039152399999</text:p>
          </table:table-cell>
          <table:table-cell/>
        </table:table-row>
        <table:table-row table:style-name="ro1">
          <table:table-cell office:value-type="float" office:value="0.999994" calcext:value-type="float">
            <text:p>0.999994</text:p>
          </table:table-cell>
          <table:table-cell office:value-type="float" office:value="0.983598" calcext:value-type="float">
            <text:p>0.983598</text:p>
          </table:table-cell>
          <table:table-cell table:formula="of:=([.A2223]*[.A2223])" office:value-type="float" office:value="0.999988000036" calcext:value-type="float">
            <text:p>0.999988000036</text:p>
          </table:table-cell>
          <table:table-cell table:formula="of:=([.A2223]-[.B2223])*([.A2223]-[.B2223])" office:value-type="float" office:value="0.000268828816000003" calcext:value-type="float">
            <text:p>0.000268828816000003</text:p>
          </table:table-cell>
          <table:table-cell/>
        </table:table-row>
        <table:table-row table:style-name="ro1">
          <table:table-cell office:value-type="float" office:value="0.999994" calcext:value-type="float">
            <text:p>0.999994</text:p>
          </table:table-cell>
          <table:table-cell office:value-type="float" office:value="0.995109" calcext:value-type="float">
            <text:p>0.995109</text:p>
          </table:table-cell>
          <table:table-cell table:formula="of:=([.A2224]*[.A2224])" office:value-type="float" office:value="0.999988000036" calcext:value-type="float">
            <text:p>0.999988000036</text:p>
          </table:table-cell>
          <table:table-cell table:formula="of:=([.A2224]-[.B2224])*([.A2224]-[.B2224])" office:value-type="float" office:value="0.0000238632250000003" calcext:value-type="float">
            <text:p>2.38632250000003E-05</text:p>
          </table:table-cell>
          <table:table-cell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0000298663" calcext:value-type="float">
            <text:p>0.00000298663</text:p>
          </table:table-cell>
          <table:table-cell table:formula="of:=([.A2225]*[.A2225])" office:value-type="float" office:value="0.00000000000102673636" calcext:value-type="float">
            <text:p>1.0267363584E-12</text:p>
          </table:table-cell>
          <table:table-cell table:formula="of:=([.A2225]-[.B2225])*([.A2225]-[.B2225])" office:value-type="float" office:value="0.00000000000389411022" calcext:value-type="float">
            <text:p>3.8941102225E-12</text:p>
          </table:table-cell>
          <table:table-cell/>
        </table:table-row>
        <table:table-row table:style-name="ro1">
          <table:table-cell office:value-type="float" office:value="0.0000013113" calcext:value-type="float">
            <text:p>0.0000013113</text:p>
          </table:table-cell>
          <table:table-cell office:value-type="float" office:value="0.00140022" calcext:value-type="float">
            <text:p>0.00140022</text:p>
          </table:table-cell>
          <table:table-cell table:formula="of:=([.A2226]*[.A2226])" office:value-type="float" office:value="0.00000000000171950769" calcext:value-type="float">
            <text:p>1.71950769E-12</text:p>
          </table:table-cell>
          <table:table-cell table:formula="of:=([.A2226]-[.B2226])*([.A2226]-[.B2226])" office:value-type="float" office:value="0.00000195694555093569" calcext:value-type="float">
            <text:p>1.95694555093569E-06</text:p>
          </table:table-cell>
          <table:table-cell/>
        </table:table-row>
        <table:table-row table:style-name="ro1">
          <table:table-cell office:value-type="float" office:value="0.0000013113" calcext:value-type="float">
            <text:p>0.0000013113</text:p>
          </table:table-cell>
          <table:table-cell office:value-type="float" office:value="0.00553487" calcext:value-type="float">
            <text:p>0.00553487</text:p>
          </table:table-cell>
          <table:table-cell table:formula="of:=([.A2227]*[.A2227])" office:value-type="float" office:value="0.00000000000171950769" calcext:value-type="float">
            <text:p>1.71950769E-12</text:p>
          </table:table-cell>
          <table:table-cell table:formula="of:=([.A2227]-[.B2227])*([.A2227]-[.B2227])" office:value-type="float" office:value="0.0000306202718863457" calcext:value-type="float">
            <text:p>3.06202718863457E-05</text:p>
          </table:table-cell>
          <table:table-cell/>
        </table:table-row>
        <table:table-row table:style-name="ro1">
          <table:table-cell office:value-type="float" office:value="0.0000013113" calcext:value-type="float">
            <text:p>0.0000013113</text:p>
          </table:table-cell>
          <table:table-cell office:value-type="float" office:value="0.00739343" calcext:value-type="float">
            <text:p>0.00739343</text:p>
          </table:table-cell>
          <table:table-cell table:formula="of:=([.A2228]*[.A2228])" office:value-type="float" office:value="0.00000000000171950769" calcext:value-type="float">
            <text:p>1.71950769E-12</text:p>
          </table:table-cell>
          <table:table-cell table:formula="of:=([.A2228]-[.B2228])*([.A2228]-[.B2228])" office:value-type="float" office:value="0.0000546434188748897" calcext:value-type="float">
            <text:p>5.46434188748897E-05</text:p>
          </table:table-cell>
          <table:table-cell/>
        </table:table-row>
        <table:table-row table:style-name="ro1">
          <table:table-cell office:value-type="float" office:value="0.00000351667" calcext:value-type="float">
            <text:p>0.00000351667</text:p>
          </table:table-cell>
          <table:table-cell office:value-type="float" office:value="0.0437519" calcext:value-type="float">
            <text:p>0.0437519</text:p>
          </table:table-cell>
          <table:table-cell table:formula="of:=([.A2229]*[.A2229])" office:value-type="float" office:value="0.00000000001236696789" calcext:value-type="float">
            <text:p>1.23669678889E-11</text:p>
          </table:table-cell>
          <table:table-cell table:formula="of:=([.A2229]-[.B2229])*([.A2229]-[.B2229])" office:value-type="float" office:value="0.00191392104398862" calcext:value-type="float">
            <text:p>0.00191392104398862</text:p>
          </table:table-cell>
          <table:table-cell/>
        </table:table-row>
        <table:table-row table:style-name="ro1">
          <table:table-cell office:value-type="float" office:value="0.00000351667" calcext:value-type="float">
            <text:p>0.00000351667</text:p>
          </table:table-cell>
          <table:table-cell office:value-type="float" office:value="0.0656502" calcext:value-type="float">
            <text:p>0.0656502</text:p>
          </table:table-cell>
          <table:table-cell table:formula="of:=([.A2230]*[.A2230])" office:value-type="float" office:value="0.00000000001236696789" calcext:value-type="float">
            <text:p>1.23669678889E-11</text:p>
          </table:table-cell>
          <table:table-cell table:formula="of:=([.A2230]-[.B2230])*([.A2230]-[.B2230])" office:value-type="float" office:value="0.0043094870322293" calcext:value-type="float">
            <text:p>0.0043094870322293</text:p>
          </table:table-cell>
          <table:table-cell/>
        </table:table-row>
        <table:table-row table:style-name="ro1">
          <table:table-cell office:value-type="float" office:value="0.00000351667" calcext:value-type="float">
            <text:p>0.00000351667</text:p>
          </table:table-cell>
          <table:table-cell office:value-type="float" office:value="0.00306544" calcext:value-type="float">
            <text:p>0.00306544</text:p>
          </table:table-cell>
          <table:table-cell table:formula="of:=([.A2231]*[.A2231])" office:value-type="float" office:value="0.00000000001236696789" calcext:value-type="float">
            <text:p>1.23669678889E-11</text:p>
          </table:table-cell>
          <table:table-cell table:formula="of:=([.A2231]-[.B2231])*([.A2231]-[.B2231])" office:value-type="float" office:value="0.00000937537447879829" calcext:value-type="float">
            <text:p>9.37537447879829E-06</text:p>
          </table:table-cell>
          <table:table-cell/>
        </table:table-row>
        <table:table-row table:style-name="ro1">
          <table:table-cell office:value-type="float" office:value="0.00000411272" calcext:value-type="float">
            <text:p>0.00000411272</text:p>
          </table:table-cell>
          <table:table-cell office:value-type="float" office:value="0.0128499" calcext:value-type="float">
            <text:p>0.0128499</text:p>
          </table:table-cell>
          <table:table-cell table:formula="of:=([.A2232]*[.A2232])" office:value-type="float" office:value="0.0000000000169144658" calcext:value-type="float">
            <text:p>1.69144657984E-11</text:p>
          </table:table-cell>
          <table:table-cell table:formula="of:=([.A2232]-[.B2232])*([.A2232]-[.B2232])" office:value-type="float" office:value="0.00016501425084301" calcext:value-type="float">
            <text:p>0.00016501425084301</text:p>
          </table:table-cell>
          <table:table-cell/>
        </table:table-row>
        <table:table-row table:style-name="ro1">
          <table:table-cell office:value-type="float" office:value="0.00000578165" calcext:value-type="float">
            <text:p>0.00000578165</text:p>
          </table:table-cell>
          <table:table-cell office:value-type="float" office:value="0.153143" calcext:value-type="float">
            <text:p>0.153143</text:p>
          </table:table-cell>
          <table:table-cell table:formula="of:=([.A2233]*[.A2233])" office:value-type="float" office:value="0.00000000003342747672" calcext:value-type="float">
            <text:p>3.34274767225E-11</text:p>
          </table:table-cell>
          <table:table-cell table:formula="of:=([.A2233]-[.B2233])*([.A2233]-[.B2233])" office:value-type="float" office:value="0.0234510076439756" calcext:value-type="float">
            <text:p>0.0234510076439756</text:p>
          </table:table-cell>
          <table:table-cell/>
        </table:table-row>
        <table:table-row table:style-name="ro1">
          <table:table-cell office:value-type="float" office:value="0.000000953674" calcext:value-type="float">
            <text:p>0.000000953674</text:p>
          </table:table-cell>
          <table:table-cell office:value-type="float" office:value="0.0197747" calcext:value-type="float">
            <text:p>0.0197747</text:p>
          </table:table-cell>
          <table:table-cell table:formula="of:=([.A2234]*[.A2234])" office:value-type="float" office:value="0.0000000000009094941" calcext:value-type="float">
            <text:p>9.09494098276E-13</text:p>
          </table:table-cell>
          <table:table-cell table:formula="of:=([.A2234]-[.B2234])*([.A2234]-[.B2234])" office:value-type="float" office:value="0.000391001043764998" calcext:value-type="float">
            <text:p>0.000391001043764998</text:p>
          </table:table-cell>
          <table:table-cell/>
        </table:table-row>
        <table:table-row table:style-name="ro1">
          <table:table-cell office:value-type="float" office:value="0.0000090003" calcext:value-type="float">
            <text:p>0.0000090003</text:p>
          </table:table-cell>
          <table:table-cell office:value-type="float" office:value="0.0265606" calcext:value-type="float">
            <text:p>0.0265606</text:p>
          </table:table-cell>
          <table:table-cell table:formula="of:=([.A2235]*[.A2235])" office:value-type="float" office:value="0.00000000008100540009" calcext:value-type="float">
            <text:p>8.100540009E-11</text:p>
          </table:table-cell>
          <table:table-cell table:formula="of:=([.A2235]-[.B2235])*([.A2235]-[.B2235])" office:value-type="float" office:value="0.00070498744662904" calcext:value-type="float">
            <text:p>0.00070498744662904</text:p>
          </table:table-cell>
          <table:table-cell/>
        </table:table-row>
        <table:table-row table:style-name="ro1">
          <table:table-cell office:value-type="float" office:value="0.0000594258" calcext:value-type="float">
            <text:p>0.0000594258</text:p>
          </table:table-cell>
          <table:table-cell office:value-type="float" office:value="0.0961575" calcext:value-type="float">
            <text:p>0.0961575</text:p>
          </table:table-cell>
          <table:table-cell table:formula="of:=([.A2236]*[.A2236])" office:value-type="float" office:value="0.00000000353142570564" calcext:value-type="float">
            <text:p>3.53142570564E-09</text:p>
          </table:table-cell>
          <table:table-cell table:formula="of:=([.A2236]-[.B2236])*([.A2236]-[.B2236])" office:value-type="float" office:value="0.00923483986494871" calcext:value-type="float">
            <text:p>0.00923483986494871</text:p>
          </table:table-cell>
          <table:table-cell/>
        </table:table-row>
        <table:table-row table:style-name="ro1">
          <table:table-cell office:value-type="float" office:value="0.0000051856" calcext:value-type="float">
            <text:p>0.0000051856</text:p>
          </table:table-cell>
          <table:table-cell office:value-type="float" office:value="0.0359659" calcext:value-type="float">
            <text:p>0.0359659</text:p>
          </table:table-cell>
          <table:table-cell table:formula="of:=([.A2237]*[.A2237])" office:value-type="float" office:value="0.00000000002689044736" calcext:value-type="float">
            <text:p>2.689044736E-11</text:p>
          </table:table-cell>
          <table:table-cell table:formula="of:=([.A2237]-[.B2237])*([.A2237]-[.B2237])" office:value-type="float" office:value="0.00129317298015837" calcext:value-type="float">
            <text:p>0.00129317298015837</text:p>
          </table:table-cell>
          <table:table-cell/>
        </table:table-row>
        <table:table-row table:style-name="ro1">
          <table:table-cell office:value-type="float" office:value="0.000163317" calcext:value-type="float">
            <text:p>0.000163317</text:p>
          </table:table-cell>
          <table:table-cell office:value-type="float" office:value="0.00757717" calcext:value-type="float">
            <text:p>0.00757717</text:p>
          </table:table-cell>
          <table:table-cell table:formula="of:=([.A2238]*[.A2238])" office:value-type="float" office:value="0.000000026672442489" calcext:value-type="float">
            <text:p>2.6672442489E-08</text:p>
          </table:table-cell>
          <table:table-cell table:formula="of:=([.A2238]-[.B2238])*([.A2238]-[.B2238])" office:value-type="float" office:value="0.000054965216305609" calcext:value-type="float">
            <text:p>5.4965216305609E-05</text:p>
          </table:table-cell>
          <table:table-cell/>
        </table:table-row>
        <table:table-row table:style-name="ro1">
          <table:table-cell office:value-type="float" office:value="0.000163317" calcext:value-type="float">
            <text:p>0.000163317</text:p>
          </table:table-cell>
          <table:table-cell office:value-type="float" office:value="0.00803338" calcext:value-type="float">
            <text:p>0.00803338</text:p>
          </table:table-cell>
          <table:table-cell table:formula="of:=([.A2239]*[.A2239])" office:value-type="float" office:value="0.000000026672442489" calcext:value-type="float">
            <text:p>2.6672442489E-08</text:p>
          </table:table-cell>
          <table:table-cell table:formula="of:=([.A2239]-[.B2239])*([.A2239]-[.B2239])" office:value-type="float" office:value="0.000061937891623969" calcext:value-type="float">
            <text:p>6.1937891623969E-05</text:p>
          </table:table-cell>
          <table:table-cell/>
        </table:table-row>
        <table:table-row table:style-name="ro1">
          <table:table-cell office:value-type="float" office:value="0.000568807" calcext:value-type="float">
            <text:p>0.000568807</text:p>
          </table:table-cell>
          <table:table-cell office:value-type="float" office:value="0.0193809" calcext:value-type="float">
            <text:p>0.0193809</text:p>
          </table:table-cell>
          <table:table-cell table:formula="of:=([.A2240]*[.A2240])" office:value-type="float" office:value="0.000000323541403249" calcext:value-type="float">
            <text:p>3.23541403249E-07</text:p>
          </table:table-cell>
          <table:table-cell table:formula="of:=([.A2240]-[.B2240])*([.A2240]-[.B2240])" office:value-type="float" office:value="0.000353894843040649" calcext:value-type="float">
            <text:p>0.000353894843040649</text:p>
          </table:table-cell>
          <table:table-cell/>
        </table:table-row>
        <table:table-row table:style-name="ro1">
          <table:table-cell office:value-type="float" office:value="0.00300866" calcext:value-type="float">
            <text:p>0.00300866</text:p>
          </table:table-cell>
          <table:table-cell office:value-type="float" office:value="0.0498579" calcext:value-type="float">
            <text:p>0.0498579</text:p>
          </table:table-cell>
          <table:table-cell table:formula="of:=([.A2241]*[.A2241])" office:value-type="float" office:value="0.0000090520349956" calcext:value-type="float">
            <text:p>0.0000090520349956</text:p>
          </table:table-cell>
          <table:table-cell table:formula="of:=([.A2241]-[.B2241])*([.A2241]-[.B2241])" office:value-type="float" office:value="0.0021948512885776" calcext:value-type="float">
            <text:p>0.0021948512885776</text:p>
          </table:table-cell>
          <table:table-cell/>
        </table:table-row>
        <table:table-row table:style-name="ro1">
          <table:table-cell office:value-type="float" office:value="0.00300866" calcext:value-type="float">
            <text:p>0.00300866</text:p>
          </table:table-cell>
          <table:table-cell office:value-type="float" office:value="0.00665309" calcext:value-type="float">
            <text:p>0.00665309</text:p>
          </table:table-cell>
          <table:table-cell table:formula="of:=([.A2242]*[.A2242])" office:value-type="float" office:value="0.0000090520349956" calcext:value-type="float">
            <text:p>0.0000090520349956</text:p>
          </table:table-cell>
          <table:table-cell table:formula="of:=([.A2242]-[.B2242])*([.A2242]-[.B2242])" office:value-type="float" office:value="0.0000132818700249" calcext:value-type="float">
            <text:p>0.0000132818700249</text:p>
          </table:table-cell>
          <table:table-cell/>
        </table:table-row>
        <table:table-row table:style-name="ro1">
          <table:table-cell office:value-type="float" office:value="0.00652039" calcext:value-type="float">
            <text:p>0.00652039</text:p>
          </table:table-cell>
          <table:table-cell office:value-type="float" office:value="0.0578796" calcext:value-type="float">
            <text:p>0.0578796</text:p>
          </table:table-cell>
          <table:table-cell table:formula="of:=([.A2243]*[.A2243])" office:value-type="float" office:value="0.0000425154857521" calcext:value-type="float">
            <text:p>0.0000425154857521</text:p>
          </table:table-cell>
          <table:table-cell table:formula="of:=([.A2243]-[.B2243])*([.A2243]-[.B2243])" office:value-type="float" office:value="0.0026377684518241" calcext:value-type="float">
            <text:p>0.0026377684518241</text:p>
          </table:table-cell>
          <table:table-cell/>
        </table:table-row>
        <table:table-row table:style-name="ro1">
          <table:table-cell office:value-type="float" office:value="0.0113684" calcext:value-type="float">
            <text:p>0.0113684</text:p>
          </table:table-cell>
          <table:table-cell office:value-type="float" office:value="0.045078" calcext:value-type="float">
            <text:p>0.045078</text:p>
          </table:table-cell>
          <table:table-cell table:formula="of:=([.A2244]*[.A2244])" office:value-type="float" office:value="0.00012924051856" calcext:value-type="float">
            <text:p>0.00012924051856</text:p>
          </table:table-cell>
          <table:table-cell table:formula="of:=([.A2244]-[.B2244])*([.A2244]-[.B2244])" office:value-type="float" office:value="0.00113633713216" calcext:value-type="float">
            <text:p>0.00113633713216</text:p>
          </table:table-cell>
          <table:table-cell/>
        </table:table-row>
        <table:table-row table:style-name="ro1">
          <table:table-cell office:value-type="float" office:value="0.0204228" calcext:value-type="float">
            <text:p>0.0204228</text:p>
          </table:table-cell>
          <table:table-cell office:value-type="float" office:value="0.0319861" calcext:value-type="float">
            <text:p>0.0319861</text:p>
          </table:table-cell>
          <table:table-cell table:formula="of:=([.A2245]*[.A2245])" office:value-type="float" office:value="0.00041709075984" calcext:value-type="float">
            <text:p>0.00041709075984</text:p>
          </table:table-cell>
          <table:table-cell table:formula="of:=([.A2245]-[.B2245])*([.A2245]-[.B2245])" office:value-type="float" office:value="0.00013370990689" calcext:value-type="float">
            <text:p>0.00013370990689</text:p>
          </table:table-cell>
          <table:table-cell/>
        </table:table-row>
        <table:table-row table:style-name="ro1">
          <table:table-cell office:value-type="float" office:value="0.0204228" calcext:value-type="float">
            <text:p>0.0204228</text:p>
          </table:table-cell>
          <table:table-cell office:value-type="float" office:value="0.0542189" calcext:value-type="float">
            <text:p>0.0542189</text:p>
          </table:table-cell>
          <table:table-cell table:formula="of:=([.A2246]*[.A2246])" office:value-type="float" office:value="0.00041709075984" calcext:value-type="float">
            <text:p>0.00041709075984</text:p>
          </table:table-cell>
          <table:table-cell table:formula="of:=([.A2246]-[.B2246])*([.A2246]-[.B2246])" office:value-type="float" office:value="0.00114217637521" calcext:value-type="float">
            <text:p>0.00114217637521</text:p>
          </table:table-cell>
          <table:table-cell/>
        </table:table-row>
        <table:table-row table:style-name="ro1">
          <table:table-cell office:value-type="float" office:value="0.0204228" calcext:value-type="float">
            <text:p>0.0204228</text:p>
          </table:table-cell>
          <table:table-cell office:value-type="float" office:value="0.11816" calcext:value-type="float">
            <text:p>0.11816</text:p>
          </table:table-cell>
          <table:table-cell table:formula="of:=([.A2247]*[.A2247])" office:value-type="float" office:value="0.00041709075984" calcext:value-type="float">
            <text:p>0.00041709075984</text:p>
          </table:table-cell>
          <table:table-cell table:formula="of:=([.A2247]-[.B2247])*([.A2247]-[.B2247])" office:value-type="float" office:value="0.00955256026384" calcext:value-type="float">
            <text:p>0.00955256026384</text:p>
          </table:table-cell>
          <table:table-cell/>
        </table:table-row>
        <table:table-row table:style-name="ro1">
          <table:table-cell office:value-type="float" office:value="0.053109" calcext:value-type="float">
            <text:p>0.053109</text:p>
          </table:table-cell>
          <table:table-cell office:value-type="float" office:value="0.376327" calcext:value-type="float">
            <text:p>0.376327</text:p>
          </table:table-cell>
          <table:table-cell table:formula="of:=([.A2248]*[.A2248])" office:value-type="float" office:value="0.002820565881" calcext:value-type="float">
            <text:p>0.002820565881</text:p>
          </table:table-cell>
          <table:table-cell table:formula="of:=([.A2248]-[.B2248])*([.A2248]-[.B2248])" office:value-type="float" office:value="0.104469875524" calcext:value-type="float">
            <text:p>0.104469875524</text:p>
          </table:table-cell>
          <table:table-cell/>
        </table:table-row>
        <table:table-row table:style-name="ro1">
          <table:table-cell office:value-type="float" office:value="0.053109" calcext:value-type="float">
            <text:p>0.053109</text:p>
          </table:table-cell>
          <table:table-cell office:value-type="float" office:value="0.390313" calcext:value-type="float">
            <text:p>0.390313</text:p>
          </table:table-cell>
          <table:table-cell table:formula="of:=([.A2249]*[.A2249])" office:value-type="float" office:value="0.002820565881" calcext:value-type="float">
            <text:p>0.002820565881</text:p>
          </table:table-cell>
          <table:table-cell table:formula="of:=([.A2249]-[.B2249])*([.A2249]-[.B2249])" office:value-type="float" office:value="0.113706537616" calcext:value-type="float">
            <text:p>0.113706537616</text:p>
          </table:table-cell>
          <table:table-cell/>
        </table:table-row>
        <table:table-row table:style-name="ro1">
          <table:table-cell office:value-type="float" office:value="0.16707" calcext:value-type="float">
            <text:p>0.16707</text:p>
          </table:table-cell>
          <table:table-cell office:value-type="float" office:value="0.41674" calcext:value-type="float">
            <text:p>0.41674</text:p>
          </table:table-cell>
          <table:table-cell table:formula="of:=([.A2250]*[.A2250])" office:value-type="float" office:value="0.0279123849" calcext:value-type="float">
            <text:p>0.0279123849</text:p>
          </table:table-cell>
          <table:table-cell table:formula="of:=([.A2250]-[.B2250])*([.A2250]-[.B2250])" office:value-type="float" office:value="0.0623351089" calcext:value-type="float">
            <text:p>0.0623351089</text:p>
          </table:table-cell>
          <table:table-cell/>
        </table:table-row>
        <table:table-row table:style-name="ro1">
          <table:table-cell office:value-type="float" office:value="0.16707" calcext:value-type="float">
            <text:p>0.16707</text:p>
          </table:table-cell>
          <table:table-cell office:value-type="float" office:value="0.432674" calcext:value-type="float">
            <text:p>0.432674</text:p>
          </table:table-cell>
          <table:table-cell table:formula="of:=([.A2251]*[.A2251])" office:value-type="float" office:value="0.0279123849" calcext:value-type="float">
            <text:p>0.0279123849</text:p>
          </table:table-cell>
          <table:table-cell table:formula="of:=([.A2251]-[.B2251])*([.A2251]-[.B2251])" office:value-type="float" office:value="0.070545484816" calcext:value-type="float">
            <text:p>0.070545484816</text:p>
          </table:table-cell>
          <table:table-cell/>
        </table:table-row>
        <table:table-row table:style-name="ro1">
          <table:table-cell office:value-type="float" office:value="0.33365" calcext:value-type="float">
            <text:p>0.33365</text:p>
          </table:table-cell>
          <table:table-cell office:value-type="float" office:value="0.455885" calcext:value-type="float">
            <text:p>0.455885</text:p>
          </table:table-cell>
          <table:table-cell table:formula="of:=([.A2252]*[.A2252])" office:value-type="float" office:value="0.1113223225" calcext:value-type="float">
            <text:p>0.1113223225</text:p>
          </table:table-cell>
          <table:table-cell table:formula="of:=([.A2252]-[.B2252])*([.A2252]-[.B2252])" office:value-type="float" office:value="0.014941395225" calcext:value-type="float">
            <text:p>0.014941395225</text:p>
          </table:table-cell>
          <table:table-cell/>
        </table:table-row>
        <table:table-row table:style-name="ro1">
          <table:table-cell office:value-type="float" office:value="0.33365" calcext:value-type="float">
            <text:p>0.33365</text:p>
          </table:table-cell>
          <table:table-cell office:value-type="float" office:value="0.468118" calcext:value-type="float">
            <text:p>0.468118</text:p>
          </table:table-cell>
          <table:table-cell table:formula="of:=([.A2253]*[.A2253])" office:value-type="float" office:value="0.1113223225" calcext:value-type="float">
            <text:p>0.1113223225</text:p>
          </table:table-cell>
          <table:table-cell table:formula="of:=([.A2253]-[.B2253])*([.A2253]-[.B2253])" office:value-type="float" office:value="0.018081643024" calcext:value-type="float">
            <text:p>0.018081643024</text:p>
          </table:table-cell>
          <table:table-cell/>
        </table:table-row>
        <table:table-row table:style-name="ro1">
          <table:table-cell office:value-type="float" office:value="0.537815" calcext:value-type="float">
            <text:p>0.537815</text:p>
          </table:table-cell>
          <table:table-cell office:value-type="float" office:value="0.553614" calcext:value-type="float">
            <text:p>0.553614</text:p>
          </table:table-cell>
          <table:table-cell table:formula="of:=([.A2254]*[.A2254])" office:value-type="float" office:value="0.289244974225" calcext:value-type="float">
            <text:p>0.289244974225</text:p>
          </table:table-cell>
          <table:table-cell table:formula="of:=([.A2254]-[.B2254])*([.A2254]-[.B2254])" office:value-type="float" office:value="0.000249608401" calcext:value-type="float">
            <text:p>0.000249608401</text:p>
          </table:table-cell>
          <table:table-cell/>
        </table:table-row>
        <table:table-row table:style-name="ro1">
          <table:table-cell office:value-type="float" office:value="0.644736" calcext:value-type="float">
            <text:p>0.644736</text:p>
          </table:table-cell>
          <table:table-cell office:value-type="float" office:value="0.62335" calcext:value-type="float">
            <text:p>0.62335</text:p>
          </table:table-cell>
          <table:table-cell table:formula="of:=([.A2255]*[.A2255])" office:value-type="float" office:value="0.415684509696" calcext:value-type="float">
            <text:p>0.415684509696</text:p>
          </table:table-cell>
          <table:table-cell table:formula="of:=([.A2255]-[.B2255])*([.A2255]-[.B2255])" office:value-type="float" office:value="0.000457360996000001" calcext:value-type="float">
            <text:p>0.000457360996000001</text:p>
          </table:table-cell>
          <table:table-cell/>
        </table:table-row>
        <table:table-row table:style-name="ro1">
          <table:table-cell office:value-type="float" office:value="0.947594" calcext:value-type="float">
            <text:p>0.947594</text:p>
          </table:table-cell>
          <table:table-cell office:value-type="float" office:value="0.635746" calcext:value-type="float">
            <text:p>0.635746</text:p>
          </table:table-cell>
          <table:table-cell table:formula="of:=([.A2256]*[.A2256])" office:value-type="float" office:value="0.897934388836" calcext:value-type="float">
            <text:p>0.897934388836</text:p>
          </table:table-cell>
          <table:table-cell table:formula="of:=([.A2256]-[.B2256])*([.A2256]-[.B2256])" office:value-type="float" office:value="0.097249175104" calcext:value-type="float">
            <text:p>0.097249175104</text:p>
          </table:table-cell>
          <table:table-cell/>
        </table:table-row>
        <table:table-row table:style-name="ro1">
          <table:table-cell office:value-type="float" office:value="0.947593" calcext:value-type="float">
            <text:p>0.947593</text:p>
          </table:table-cell>
          <table:table-cell office:value-type="float" office:value="0.666016" calcext:value-type="float">
            <text:p>0.666016</text:p>
          </table:table-cell>
          <table:table-cell table:formula="of:=([.A2257]*[.A2257])" office:value-type="float" office:value="0.897932493649" calcext:value-type="float">
            <text:p>0.897932493649</text:p>
          </table:table-cell>
          <table:table-cell table:formula="of:=([.A2257]-[.B2257])*([.A2257]-[.B2257])" office:value-type="float" office:value="0.079285606929" calcext:value-type="float">
            <text:p>0.079285606929</text:p>
          </table:table-cell>
          <table:table-cell/>
        </table:table-row>
        <table:table-row table:style-name="ro1">
          <table:table-cell office:value-type="float" office:value="0.947593" calcext:value-type="float">
            <text:p>0.947593</text:p>
          </table:table-cell>
          <table:table-cell office:value-type="float" office:value="0.839236" calcext:value-type="float">
            <text:p>0.839236</text:p>
          </table:table-cell>
          <table:table-cell table:formula="of:=([.A2258]*[.A2258])" office:value-type="float" office:value="0.897932493649" calcext:value-type="float">
            <text:p>0.897932493649</text:p>
          </table:table-cell>
          <table:table-cell table:formula="of:=([.A2258]-[.B2258])*([.A2258]-[.B2258])" office:value-type="float" office:value="0.011741239449" calcext:value-type="float">
            <text:p>0.011741239449</text:p>
          </table:table-cell>
          <table:table-cell/>
        </table:table-row>
        <table:table-row table:style-name="ro1">
          <table:table-cell office:value-type="float" office:value="0.947594" calcext:value-type="float">
            <text:p>0.947594</text:p>
          </table:table-cell>
          <table:table-cell office:value-type="float" office:value="0.878564" calcext:value-type="float">
            <text:p>0.878564</text:p>
          </table:table-cell>
          <table:table-cell table:formula="of:=([.A2259]*[.A2259])" office:value-type="float" office:value="0.897934388836" calcext:value-type="float">
            <text:p>0.897934388836</text:p>
          </table:table-cell>
          <table:table-cell table:formula="of:=([.A2259]-[.B2259])*([.A2259]-[.B2259])" office:value-type="float" office:value="0.00476514090000001" calcext:value-type="float">
            <text:p>0.00476514090000001</text:p>
          </table:table-cell>
          <table:table-cell/>
        </table:table-row>
        <table:table-row table:style-name="ro1">
          <table:table-cell office:value-type="float" office:value="0.947593" calcext:value-type="float">
            <text:p>0.947593</text:p>
          </table:table-cell>
          <table:table-cell office:value-type="float" office:value="0.914992" calcext:value-type="float">
            <text:p>0.914992</text:p>
          </table:table-cell>
          <table:table-cell table:formula="of:=([.A2260]*[.A2260])" office:value-type="float" office:value="0.897932493649" calcext:value-type="float">
            <text:p>0.897932493649</text:p>
          </table:table-cell>
          <table:table-cell table:formula="of:=([.A2260]-[.B2260])*([.A2260]-[.B2260])" office:value-type="float" office:value="0.001062825201" calcext:value-type="float">
            <text:p>0.001062825201</text:p>
          </table:table-cell>
          <table:table-cell/>
        </table:table-row>
        <table:table-row table:style-name="ro1">
          <table:table-cell office:value-type="float" office:value="0.986109" calcext:value-type="float">
            <text:p>0.986109</text:p>
          </table:table-cell>
          <table:table-cell office:value-type="float" office:value="0.981999" calcext:value-type="float">
            <text:p>0.981999</text:p>
          </table:table-cell>
          <table:table-cell table:formula="of:=([.A2261]*[.A2261])" office:value-type="float" office:value="0.972410959881" calcext:value-type="float">
            <text:p>0.972410959881</text:p>
          </table:table-cell>
          <table:table-cell table:formula="of:=([.A2261]-[.B2261])*([.A2261]-[.B2261])" office:value-type="float" office:value="0.0000168921000000005" calcext:value-type="float">
            <text:p>1.68921000000005E-05</text:p>
          </table:table-cell>
          <table:table-cell/>
        </table:table-row>
        <table:table-row table:style-name="ro1">
          <table:table-cell office:value-type="float" office:value="0.986109" calcext:value-type="float">
            <text:p>0.986109</text:p>
          </table:table-cell>
          <table:table-cell office:value-type="float" office:value="0.995442" calcext:value-type="float">
            <text:p>0.995442</text:p>
          </table:table-cell>
          <table:table-cell table:formula="of:=([.A2262]*[.A2262])" office:value-type="float" office:value="0.972410959881" calcext:value-type="float">
            <text:p>0.972410959881</text:p>
          </table:table-cell>
          <table:table-cell table:formula="of:=([.A2262]-[.B2262])*([.A2262]-[.B2262])" office:value-type="float" office:value="0.0000871048890000007" calcext:value-type="float">
            <text:p>8.71048890000007E-05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6066" calcext:value-type="float">
            <text:p>0.996066</text:p>
          </table:table-cell>
          <table:table-cell table:formula="of:=([.A2263]*[.A2263])" office:value-type="float" office:value="0.999986000049" calcext:value-type="float">
            <text:p>0.999986000049</text:p>
          </table:table-cell>
          <table:table-cell table:formula="of:=([.A2263]-[.B2263])*([.A2263]-[.B2263])" office:value-type="float" office:value="0.0000154213290000001" calcext:value-type="float">
            <text:p>1.54213290000001E-05</text:p>
          </table:table-cell>
          <table:table-cell/>
        </table:table-row>
        <table:table-row table:style-name="ro1">
          <table:table-cell office:value-type="float" office:value="0.000000715256" calcext:value-type="float">
            <text:p>0.000000715256</text:p>
          </table:table-cell>
          <table:table-cell office:value-type="float" office:value="0.00000219797" calcext:value-type="float">
            <text:p>0.00000219797</text:p>
          </table:table-cell>
          <table:table-cell table:formula="of:=([.A2264]*[.A2264])" office:value-type="float" office:value="0.00000000000051159115" calcext:value-type="float">
            <text:p>5.11591145536E-13</text:p>
          </table:table-cell>
          <table:table-cell table:formula="of:=([.A2264]-[.B2264])*([.A2264]-[.B2264])" office:value-type="float" office:value="0.00000000000219844081" calcext:value-type="float">
            <text:p>2.198440805796E-12</text:p>
          </table:table-cell>
          <table:table-cell/>
        </table:table-row>
        <table:table-row table:style-name="ro1">
          <table:table-cell office:value-type="float" office:value="0.000000715256" calcext:value-type="float">
            <text:p>0.000000715256</text:p>
          </table:table-cell>
          <table:table-cell office:value-type="float" office:value="0.00131053" calcext:value-type="float">
            <text:p>0.00131053</text:p>
          </table:table-cell>
          <table:table-cell table:formula="of:=([.A2265]*[.A2265])" office:value-type="float" office:value="0.00000000000051159115" calcext:value-type="float">
            <text:p>5.11591145536E-13</text:p>
          </table:table-cell>
          <table:table-cell table:formula="of:=([.A2265]-[.B2265])*([.A2265]-[.B2265])" office:value-type="float" office:value="0.00000171561466359979" calcext:value-type="float">
            <text:p>1.71561466359979E-06</text:p>
          </table:table-cell>
          <table:table-cell/>
        </table:table-row>
        <table:table-row table:style-name="ro1">
          <table:table-cell office:value-type="float" office:value="0.00000178814" calcext:value-type="float">
            <text:p>0.00000178814</text:p>
          </table:table-cell>
          <table:table-cell office:value-type="float" office:value="0.00589834" calcext:value-type="float">
            <text:p>0.00589834</text:p>
          </table:table-cell>
          <table:table-cell table:formula="of:=([.A2266]*[.A2266])" office:value-type="float" office:value="0.00000000000319744466" calcext:value-type="float">
            <text:p>3.1974446596E-12</text:p>
          </table:table-cell>
          <table:table-cell table:formula="of:=([.A2266]-[.B2266])*([.A2266]-[.B2266])" office:value-type="float" office:value="0.0000347693238376695" calcext:value-type="float">
            <text:p>3.47693238376695E-05</text:p>
          </table:table-cell>
          <table:table-cell/>
        </table:table-row>
        <table:table-row table:style-name="ro1">
          <table:table-cell office:value-type="float" office:value="0.00000178814" calcext:value-type="float">
            <text:p>0.00000178814</text:p>
          </table:table-cell>
          <table:table-cell office:value-type="float" office:value="0.0169906" calcext:value-type="float">
            <text:p>0.0169906</text:p>
          </table:table-cell>
          <table:table-cell table:formula="of:=([.A2267]*[.A2267])" office:value-type="float" office:value="0.00000000000319744466" calcext:value-type="float">
            <text:p>3.1974446596E-12</text:p>
          </table:table-cell>
          <table:table-cell table:formula="of:=([.A2267]-[.B2267])*([.A2267]-[.B2267])" office:value-type="float" office:value="0.000288619728414477" calcext:value-type="float">
            <text:p>0.000288619728414477</text:p>
          </table:table-cell>
          <table:table-cell/>
        </table:table-row>
        <table:table-row table:style-name="ro1">
          <table:table-cell office:value-type="float" office:value="0.00000363588" calcext:value-type="float">
            <text:p>0.00000363588</text:p>
          </table:table-cell>
          <table:table-cell office:value-type="float" office:value="0.00690954" calcext:value-type="float">
            <text:p>0.00690954</text:p>
          </table:table-cell>
          <table:table-cell table:formula="of:=([.A2268]*[.A2268])" office:value-type="float" office:value="0.00000000001321962337" calcext:value-type="float">
            <text:p>1.32196233744E-11</text:p>
          </table:table-cell>
          <table:table-cell table:formula="of:=([.A2268]-[.B2268])*([.A2268]-[.B2268])" office:value-type="float" office:value="0.000047691511714633" calcext:value-type="float">
            <text:p>4.7691511714633E-05</text:p>
          </table:table-cell>
          <table:table-cell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229899" calcext:value-type="float">
            <text:p>0.0229899</text:p>
          </table:table-cell>
          <table:table-cell table:formula="of:=([.A2269]*[.A2269])" office:value-type="float" office:value="0.00000000000008881771" calcext:value-type="float">
            <text:p>8.8817708529E-14</text:p>
          </table:table-cell>
          <table:table-cell table:formula="of:=([.A2269]-[.B2269])*([.A2269]-[.B2269])" office:value-type="float" office:value="0.000528521799060882" calcext:value-type="float">
            <text:p>0.000528521799060882</text:p>
          </table:table-cell>
          <table:table-cell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20857" calcext:value-type="float">
            <text:p>0.020857</text:p>
          </table:table-cell>
          <table:table-cell table:formula="of:=([.A2270]*[.A2270])" office:value-type="float" office:value="0.00000000000142107857" calcext:value-type="float">
            <text:p>1.4210785681E-12</text:p>
          </table:table-cell>
          <table:table-cell table:formula="of:=([.A2270]-[.B2270])*([.A2270]-[.B2270])" office:value-type="float" office:value="0.000434964723578819" calcext:value-type="float">
            <text:p>0.000434964723578819</text:p>
          </table:table-cell>
          <table:table-cell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257041" calcext:value-type="float">
            <text:p>0.0257041</text:p>
          </table:table-cell>
          <table:table-cell table:formula="of:=([.A2271]*[.A2271])" office:value-type="float" office:value="0.00000000000142107857" calcext:value-type="float">
            <text:p>1.4210785681E-12</text:p>
          </table:table-cell>
          <table:table-cell table:formula="of:=([.A2271]-[.B2271])*([.A2271]-[.B2271])" office:value-type="float" office:value="0.000660639475029941" calcext:value-type="float">
            <text:p>0.00066063947502994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01237" calcext:value-type="float">
            <text:p>0.0501237</text:p>
          </table:table-cell>
          <table:table-cell table:formula="of:=([.A2272]*[.A2272])" office:value-type="float" office:value="0" calcext:value-type="float">
            <text:p>0</text:p>
          </table:table-cell>
          <table:table-cell table:formula="of:=([.A2272]-[.B2272])*([.A2272]-[.B2272])" office:value-type="float" office:value="0.00251238530169" calcext:value-type="float">
            <text:p>0.0025123853016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15477" calcext:value-type="float">
            <text:p>0.0515477</text:p>
          </table:table-cell>
          <table:table-cell table:formula="of:=([.A2273]*[.A2273])" office:value-type="float" office:value="0" calcext:value-type="float">
            <text:p>0</text:p>
          </table:table-cell>
          <table:table-cell table:formula="of:=([.A2273]-[.B2273])*([.A2273]-[.B2273])" office:value-type="float" office:value="0.00265716537529" calcext:value-type="float">
            <text:p>0.00265716537529</text:p>
          </table:table-cell>
          <table:table-cell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148476" calcext:value-type="float">
            <text:p>0.148476</text:p>
          </table:table-cell>
          <table:table-cell table:formula="of:=([.A2274]*[.A2274])" office:value-type="float" office:value="0.00000000000001421079" calcext:value-type="float">
            <text:p>1.4210785681E-14</text:p>
          </table:table-cell>
          <table:table-cell table:formula="of:=([.A2274]-[.B2274])*([.A2274]-[.B2274])" office:value-type="float" office:value="0.0220450871766632" calcext:value-type="float">
            <text:p>0.0220450871766632</text:p>
          </table:table-cell>
          <table:table-cell/>
        </table:table-row>
        <table:table-row table:style-name="ro1">
          <table:table-cell office:value-type="float" office:value="0.00001508" calcext:value-type="float">
            <text:p>0.00001508</text:p>
          </table:table-cell>
          <table:table-cell office:value-type="float" office:value="0.170116" calcext:value-type="float">
            <text:p>0.170116</text:p>
          </table:table-cell>
          <table:table-cell table:formula="of:=([.A2275]*[.A2275])" office:value-type="float" office:value="0.0000000002274064" calcext:value-type="float">
            <text:p>2.274064E-10</text:p>
          </table:table-cell>
          <table:table-cell table:formula="of:=([.A2275]-[.B2275])*([.A2275]-[.B2275])" office:value-type="float" office:value="0.0289343229848464" calcext:value-type="float">
            <text:p>0.0289343229848464</text:p>
          </table:table-cell>
          <table:table-cell/>
        </table:table-row>
        <table:table-row table:style-name="ro1">
          <table:table-cell office:value-type="float" office:value="0.00001508" calcext:value-type="float">
            <text:p>0.00001508</text:p>
          </table:table-cell>
          <table:table-cell office:value-type="float" office:value="0.0911415" calcext:value-type="float">
            <text:p>0.0911415</text:p>
          </table:table-cell>
          <table:table-cell table:formula="of:=([.A2276]*[.A2276])" office:value-type="float" office:value="0.0000000002274064" calcext:value-type="float">
            <text:p>2.274064E-10</text:p>
          </table:table-cell>
          <table:table-cell table:formula="of:=([.A2276]-[.B2276])*([.A2276]-[.B2276])" office:value-type="float" office:value="0.0083040244220164" calcext:value-type="float">
            <text:p>0.0083040244220164</text:p>
          </table:table-cell>
          <table:table-cell/>
        </table:table-row>
        <table:table-row table:style-name="ro1">
          <table:table-cell office:value-type="float" office:value="0.0000479221" calcext:value-type="float">
            <text:p>0.0000479221</text:p>
          </table:table-cell>
          <table:table-cell office:value-type="float" office:value="0.00241729" calcext:value-type="float">
            <text:p>0.00241729</text:p>
          </table:table-cell>
          <table:table-cell table:formula="of:=([.A2277]*[.A2277])" office:value-type="float" office:value="0.00000000229652766841" calcext:value-type="float">
            <text:p>2.29652766841E-09</text:p>
          </table:table-cell>
          <table:table-cell table:formula="of:=([.A2277]-[.B2277])*([.A2277]-[.B2277])" office:value-type="float" office:value="0.00000561390424555041" calcext:value-type="float">
            <text:p>5.61390424555041E-06</text:p>
          </table:table-cell>
          <table:table-cell/>
        </table:table-row>
        <table:table-row table:style-name="ro1">
          <table:table-cell office:value-type="float" office:value="0.0000714064" calcext:value-type="float">
            <text:p>0.0000714064</text:p>
          </table:table-cell>
          <table:table-cell office:value-type="float" office:value="0.161741" calcext:value-type="float">
            <text:p>0.161741</text:p>
          </table:table-cell>
          <table:table-cell table:formula="of:=([.A2278]*[.A2278])" office:value-type="float" office:value="0.00000000509887396096" calcext:value-type="float">
            <text:p>5.09887396096E-09</text:p>
          </table:table-cell>
          <table:table-cell table:formula="of:=([.A2278]-[.B2278])*([.A2278]-[.B2278])" office:value-type="float" office:value="0.0261370574947892" calcext:value-type="float">
            <text:p>0.0261370574947892</text:p>
          </table:table-cell>
          <table:table-cell/>
        </table:table-row>
        <table:table-row table:style-name="ro1">
          <table:table-cell office:value-type="float" office:value="0.0000359416" calcext:value-type="float">
            <text:p>0.0000359416</text:p>
          </table:table-cell>
          <table:table-cell office:value-type="float" office:value="0.00523627" calcext:value-type="float">
            <text:p>0.00523627</text:p>
          </table:table-cell>
          <table:table-cell table:formula="of:=([.A2279]*[.A2279])" office:value-type="float" office:value="0.00000000129179861056" calcext:value-type="float">
            <text:p>1.29179861056E-09</text:p>
          </table:table-cell>
          <table:table-cell table:formula="of:=([.A2279]-[.B2279])*([.A2279]-[.B2279])" office:value-type="float" office:value="0.0000270434154678466" calcext:value-type="float">
            <text:p>2.70434154678466E-05</text:p>
          </table:table-cell>
          <table:table-cell/>
        </table:table-row>
        <table:table-row table:style-name="ro1">
          <table:table-cell office:value-type="float" office:value="0.00270116" calcext:value-type="float">
            <text:p>0.00270116</text:p>
          </table:table-cell>
          <table:table-cell office:value-type="float" office:value="0.109509" calcext:value-type="float">
            <text:p>0.109509</text:p>
          </table:table-cell>
          <table:table-cell table:formula="of:=([.A2280]*[.A2280])" office:value-type="float" office:value="0.0000072962653456" calcext:value-type="float">
            <text:p>0.0000072962653456</text:p>
          </table:table-cell>
          <table:table-cell table:formula="of:=([.A2280]-[.B2280])*([.A2280]-[.B2280])" office:value-type="float" office:value="0.0114079146854656" calcext:value-type="float">
            <text:p>0.0114079146854656</text:p>
          </table:table-cell>
          <table:table-cell/>
        </table:table-row>
        <table:table-row table:style-name="ro1">
          <table:table-cell office:value-type="float" office:value="0.00270116" calcext:value-type="float">
            <text:p>0.00270116</text:p>
          </table:table-cell>
          <table:table-cell office:value-type="float" office:value="0.0612019" calcext:value-type="float">
            <text:p>0.0612019</text:p>
          </table:table-cell>
          <table:table-cell table:formula="of:=([.A2281]*[.A2281])" office:value-type="float" office:value="0.0000072962653456" calcext:value-type="float">
            <text:p>0.0000072962653456</text:p>
          </table:table-cell>
          <table:table-cell table:formula="of:=([.A2281]-[.B2281])*([.A2281]-[.B2281])" office:value-type="float" office:value="0.0034223365805476" calcext:value-type="float">
            <text:p>0.0034223365805476</text:p>
          </table:table-cell>
          <table:table-cell/>
        </table:table-row>
        <table:table-row table:style-name="ro1">
          <table:table-cell office:value-type="float" office:value="0.00632548" calcext:value-type="float">
            <text:p>0.00632548</text:p>
          </table:table-cell>
          <table:table-cell office:value-type="float" office:value="0.0136265" calcext:value-type="float">
            <text:p>0.0136265</text:p>
          </table:table-cell>
          <table:table-cell table:formula="of:=([.A2282]*[.A2282])" office:value-type="float" office:value="0.0000400116972304" calcext:value-type="float">
            <text:p>0.0000400116972304</text:p>
          </table:table-cell>
          <table:table-cell table:formula="of:=([.A2282]-[.B2282])*([.A2282]-[.B2282])" office:value-type="float" office:value="0.0000533048930404" calcext:value-type="float">
            <text:p>0.0000533048930404</text:p>
          </table:table-cell>
          <table:table-cell/>
        </table:table-row>
        <table:table-row table:style-name="ro1">
          <table:table-cell office:value-type="float" office:value="0.0207847" calcext:value-type="float">
            <text:p>0.0207847</text:p>
          </table:table-cell>
          <table:table-cell office:value-type="float" office:value="0.0514402" calcext:value-type="float">
            <text:p>0.0514402</text:p>
          </table:table-cell>
          <table:table-cell table:formula="of:=([.A2283]*[.A2283])" office:value-type="float" office:value="0.00043200375409" calcext:value-type="float">
            <text:p>0.00043200375409</text:p>
          </table:table-cell>
          <table:table-cell table:formula="of:=([.A2283]-[.B2283])*([.A2283]-[.B2283])" office:value-type="float" office:value="0.00093975968025" calcext:value-type="float">
            <text:p>0.00093975968025</text:p>
          </table:table-cell>
          <table:table-cell/>
        </table:table-row>
        <table:table-row table:style-name="ro1">
          <table:table-cell office:value-type="float" office:value="0.124395" calcext:value-type="float">
            <text:p>0.124395</text:p>
          </table:table-cell>
          <table:table-cell office:value-type="float" office:value="0.164227" calcext:value-type="float">
            <text:p>0.164227</text:p>
          </table:table-cell>
          <table:table-cell table:formula="of:=([.A2284]*[.A2284])" office:value-type="float" office:value="0.015474116025" calcext:value-type="float">
            <text:p>0.015474116025</text:p>
          </table:table-cell>
          <table:table-cell table:formula="of:=([.A2284]-[.B2284])*([.A2284]-[.B2284])" office:value-type="float" office:value="0.001586588224" calcext:value-type="float">
            <text:p>0.001586588224</text:p>
          </table:table-cell>
          <table:table-cell/>
        </table:table-row>
        <table:table-row table:style-name="ro1">
          <table:table-cell office:value-type="float" office:value="0.085164" calcext:value-type="float">
            <text:p>0.085164</text:p>
          </table:table-cell>
          <table:table-cell office:value-type="float" office:value="0.130528" calcext:value-type="float">
            <text:p>0.130528</text:p>
          </table:table-cell>
          <table:table-cell table:formula="of:=([.A2285]*[.A2285])" office:value-type="float" office:value="0.007252906896" calcext:value-type="float">
            <text:p>0.007252906896</text:p>
          </table:table-cell>
          <table:table-cell table:formula="of:=([.A2285]-[.B2285])*([.A2285]-[.B2285])" office:value-type="float" office:value="0.002057892496" calcext:value-type="float">
            <text:p>0.002057892496</text:p>
          </table:table-cell>
          <table:table-cell/>
        </table:table-row>
        <table:table-row table:style-name="ro1">
          <table:table-cell office:value-type="float" office:value="0.125674" calcext:value-type="float">
            <text:p>0.125674</text:p>
          </table:table-cell>
          <table:table-cell office:value-type="float" office:value="0.243051" calcext:value-type="float">
            <text:p>0.243051</text:p>
          </table:table-cell>
          <table:table-cell table:formula="of:=([.A2286]*[.A2286])" office:value-type="float" office:value="0.015793954276" calcext:value-type="float">
            <text:p>0.015793954276</text:p>
          </table:table-cell>
          <table:table-cell table:formula="of:=([.A2286]-[.B2286])*([.A2286]-[.B2286])" office:value-type="float" office:value="0.013777360129" calcext:value-type="float">
            <text:p>0.013777360129</text:p>
          </table:table-cell>
          <table:table-cell/>
        </table:table-row>
        <table:table-row table:style-name="ro1">
          <table:table-cell office:value-type="float" office:value="0.215751" calcext:value-type="float">
            <text:p>0.215751</text:p>
          </table:table-cell>
          <table:table-cell office:value-type="float" office:value="0.372947" calcext:value-type="float">
            <text:p>0.372947</text:p>
          </table:table-cell>
          <table:table-cell table:formula="of:=([.A2287]*[.A2287])" office:value-type="float" office:value="0.046548494001" calcext:value-type="float">
            <text:p>0.046548494001</text:p>
          </table:table-cell>
          <table:table-cell table:formula="of:=([.A2287]-[.B2287])*([.A2287]-[.B2287])" office:value-type="float" office:value="0.024710582416" calcext:value-type="float">
            <text:p>0.024710582416</text:p>
          </table:table-cell>
          <table:table-cell/>
        </table:table-row>
        <table:table-row table:style-name="ro1">
          <table:table-cell office:value-type="float" office:value="0.21575" calcext:value-type="float">
            <text:p>0.21575</text:p>
          </table:table-cell>
          <table:table-cell office:value-type="float" office:value="0.386808" calcext:value-type="float">
            <text:p>0.386808</text:p>
          </table:table-cell>
          <table:table-cell table:formula="of:=([.A2288]*[.A2288])" office:value-type="float" office:value="0.0465480625" calcext:value-type="float">
            <text:p>0.0465480625</text:p>
          </table:table-cell>
          <table:table-cell table:formula="of:=([.A2288]-[.B2288])*([.A2288]-[.B2288])" office:value-type="float" office:value="0.029260839364" calcext:value-type="float">
            <text:p>0.029260839364</text:p>
          </table:table-cell>
          <table:table-cell/>
        </table:table-row>
        <table:table-row table:style-name="ro1">
          <table:table-cell office:value-type="float" office:value="0.240688" calcext:value-type="float">
            <text:p>0.240688</text:p>
          </table:table-cell>
          <table:table-cell office:value-type="float" office:value="0.392314" calcext:value-type="float">
            <text:p>0.392314</text:p>
          </table:table-cell>
          <table:table-cell table:formula="of:=([.A2289]*[.A2289])" office:value-type="float" office:value="0.057930713344" calcext:value-type="float">
            <text:p>0.057930713344</text:p>
          </table:table-cell>
          <table:table-cell table:formula="of:=([.A2289]-[.B2289])*([.A2289]-[.B2289])" office:value-type="float" office:value="0.022990443876" calcext:value-type="float">
            <text:p>0.022990443876</text:p>
          </table:table-cell>
          <table:table-cell/>
        </table:table-row>
        <table:table-row table:style-name="ro1">
          <table:table-cell office:value-type="float" office:value="0.240688" calcext:value-type="float">
            <text:p>0.240688</text:p>
          </table:table-cell>
          <table:table-cell office:value-type="float" office:value="0.407314" calcext:value-type="float">
            <text:p>0.407314</text:p>
          </table:table-cell>
          <table:table-cell table:formula="of:=([.A2290]*[.A2290])" office:value-type="float" office:value="0.057930713344" calcext:value-type="float">
            <text:p>0.057930713344</text:p>
          </table:table-cell>
          <table:table-cell table:formula="of:=([.A2290]-[.B2290])*([.A2290]-[.B2290])" office:value-type="float" office:value="0.027764223876" calcext:value-type="float">
            <text:p>0.027764223876</text:p>
          </table:table-cell>
          <table:table-cell/>
        </table:table-row>
        <table:table-row table:style-name="ro1">
          <table:table-cell office:value-type="float" office:value="0.294244" calcext:value-type="float">
            <text:p>0.294244</text:p>
          </table:table-cell>
          <table:table-cell office:value-type="float" office:value="0.472981" calcext:value-type="float">
            <text:p>0.472981</text:p>
          </table:table-cell>
          <table:table-cell table:formula="of:=([.A2291]*[.A2291])" office:value-type="float" office:value="0.086579531536" calcext:value-type="float">
            <text:p>0.086579531536</text:p>
          </table:table-cell>
          <table:table-cell table:formula="of:=([.A2291]-[.B2291])*([.A2291]-[.B2291])" office:value-type="float" office:value="0.031946915169" calcext:value-type="float">
            <text:p>0.031946915169</text:p>
          </table:table-cell>
          <table:table-cell/>
        </table:table-row>
        <table:table-row table:style-name="ro1">
          <table:table-cell office:value-type="float" office:value="0.294244" calcext:value-type="float">
            <text:p>0.294244</text:p>
          </table:table-cell>
          <table:table-cell office:value-type="float" office:value="0.492191" calcext:value-type="float">
            <text:p>0.492191</text:p>
          </table:table-cell>
          <table:table-cell table:formula="of:=([.A2292]*[.A2292])" office:value-type="float" office:value="0.086579531536" calcext:value-type="float">
            <text:p>0.086579531536</text:p>
          </table:table-cell>
          <table:table-cell table:formula="of:=([.A2292]-[.B2292])*([.A2292]-[.B2292])" office:value-type="float" office:value="0.039183014809" calcext:value-type="float">
            <text:p>0.039183014809</text:p>
          </table:table-cell>
          <table:table-cell/>
        </table:table-row>
        <table:table-row table:style-name="ro1">
          <table:table-cell office:value-type="float" office:value="0.294244" calcext:value-type="float">
            <text:p>0.294244</text:p>
          </table:table-cell>
          <table:table-cell office:value-type="float" office:value="0.527148" calcext:value-type="float">
            <text:p>0.527148</text:p>
          </table:table-cell>
          <table:table-cell table:formula="of:=([.A2293]*[.A2293])" office:value-type="float" office:value="0.086579531536" calcext:value-type="float">
            <text:p>0.086579531536</text:p>
          </table:table-cell>
          <table:table-cell table:formula="of:=([.A2293]-[.B2293])*([.A2293]-[.B2293])" office:value-type="float" office:value="0.054244273216" calcext:value-type="float">
            <text:p>0.054244273216</text:p>
          </table:table-cell>
          <table:table-cell/>
        </table:table-row>
        <table:table-row table:style-name="ro1">
          <table:table-cell office:value-type="float" office:value="0.459748" calcext:value-type="float">
            <text:p>0.459748</text:p>
          </table:table-cell>
          <table:table-cell office:value-type="float" office:value="0.704136" calcext:value-type="float">
            <text:p>0.704136</text:p>
          </table:table-cell>
          <table:table-cell table:formula="of:=([.A2294]*[.A2294])" office:value-type="float" office:value="0.211368223504" calcext:value-type="float">
            <text:p>0.211368223504</text:p>
          </table:table-cell>
          <table:table-cell table:formula="of:=([.A2294]-[.B2294])*([.A2294]-[.B2294])" office:value-type="float" office:value="0.059725494544" calcext:value-type="float">
            <text:p>0.059725494544</text:p>
          </table:table-cell>
          <table:table-cell/>
        </table:table-row>
        <table:table-row table:style-name="ro1">
          <table:table-cell office:value-type="float" office:value="0.762525" calcext:value-type="float">
            <text:p>0.762525</text:p>
          </table:table-cell>
          <table:table-cell office:value-type="float" office:value="0.741607" calcext:value-type="float">
            <text:p>0.741607</text:p>
          </table:table-cell>
          <table:table-cell table:formula="of:=([.A2295]*[.A2295])" office:value-type="float" office:value="0.581444375625" calcext:value-type="float">
            <text:p>0.581444375625</text:p>
          </table:table-cell>
          <table:table-cell table:formula="of:=([.A2295]-[.B2295])*([.A2295]-[.B2295])" office:value-type="float" office:value="0.000437562724" calcext:value-type="float">
            <text:p>0.000437562724</text:p>
          </table:table-cell>
          <table:table-cell/>
        </table:table-row>
        <table:table-row table:style-name="ro1">
          <table:table-cell office:value-type="float" office:value="0.762525" calcext:value-type="float">
            <text:p>0.762525</text:p>
          </table:table-cell>
          <table:table-cell office:value-type="float" office:value="0.776917" calcext:value-type="float">
            <text:p>0.776917</text:p>
          </table:table-cell>
          <table:table-cell table:formula="of:=([.A2296]*[.A2296])" office:value-type="float" office:value="0.581444375625" calcext:value-type="float">
            <text:p>0.581444375625</text:p>
          </table:table-cell>
          <table:table-cell table:formula="of:=([.A2296]-[.B2296])*([.A2296]-[.B2296])" office:value-type="float" office:value="0.000207129663999999" calcext:value-type="float">
            <text:p>0.000207129663999999</text:p>
          </table:table-cell>
          <table:table-cell/>
        </table:table-row>
        <table:table-row table:style-name="ro1">
          <table:table-cell office:value-type="float" office:value="0.695457" calcext:value-type="float">
            <text:p>0.695457</text:p>
          </table:table-cell>
          <table:table-cell office:value-type="float" office:value="0.833645" calcext:value-type="float">
            <text:p>0.833645</text:p>
          </table:table-cell>
          <table:table-cell table:formula="of:=([.A2297]*[.A2297])" office:value-type="float" office:value="0.483660438849" calcext:value-type="float">
            <text:p>0.483660438849</text:p>
          </table:table-cell>
          <table:table-cell table:formula="of:=([.A2297]-[.B2297])*([.A2297]-[.B2297])" office:value-type="float" office:value="0.019095923344" calcext:value-type="float">
            <text:p>0.019095923344</text:p>
          </table:table-cell>
          <table:table-cell/>
        </table:table-row>
        <table:table-row table:style-name="ro1">
          <table:table-cell office:value-type="float" office:value="0.695457" calcext:value-type="float">
            <text:p>0.695457</text:p>
          </table:table-cell>
          <table:table-cell office:value-type="float" office:value="0.872712" calcext:value-type="float">
            <text:p>0.872712</text:p>
          </table:table-cell>
          <table:table-cell table:formula="of:=([.A2298]*[.A2298])" office:value-type="float" office:value="0.483660438849" calcext:value-type="float">
            <text:p>0.483660438849</text:p>
          </table:table-cell>
          <table:table-cell table:formula="of:=([.A2298]-[.B2298])*([.A2298]-[.B2298])" office:value-type="float" office:value="0.031419335025" calcext:value-type="float">
            <text:p>0.031419335025</text:p>
          </table:table-cell>
          <table:table-cell/>
        </table:table-row>
        <table:table-row table:style-name="ro1">
          <table:table-cell office:value-type="float" office:value="0.90368" calcext:value-type="float">
            <text:p>0.90368</text:p>
          </table:table-cell>
          <table:table-cell office:value-type="float" office:value="0.848843" calcext:value-type="float">
            <text:p>0.848843</text:p>
          </table:table-cell>
          <table:table-cell table:formula="of:=([.A2299]*[.A2299])" office:value-type="float" office:value="0.8166375424" calcext:value-type="float">
            <text:p>0.8166375424</text:p>
          </table:table-cell>
          <table:table-cell table:formula="of:=([.A2299]-[.B2299])*([.A2299]-[.B2299])" office:value-type="float" office:value="0.003007096569" calcext:value-type="float">
            <text:p>0.003007096569</text:p>
          </table:table-cell>
          <table:table-cell/>
        </table:table-row>
        <table:table-row table:style-name="ro1">
          <table:table-cell office:value-type="float" office:value="0.903681" calcext:value-type="float">
            <text:p>0.903681</text:p>
          </table:table-cell>
          <table:table-cell office:value-type="float" office:value="0.87437" calcext:value-type="float">
            <text:p>0.87437</text:p>
          </table:table-cell>
          <table:table-cell table:formula="of:=([.A2300]*[.A2300])" office:value-type="float" office:value="0.816639349761" calcext:value-type="float">
            <text:p>0.816639349761</text:p>
          </table:table-cell>
          <table:table-cell table:formula="of:=([.A2300]-[.B2300])*([.A2300]-[.B2300])" office:value-type="float" office:value="0.000859134720999999" calcext:value-type="float">
            <text:p>0.000859134720999999</text:p>
          </table:table-cell>
          <table:table-cell/>
        </table:table-row>
        <table:table-row table:style-name="ro1">
          <table:table-cell office:value-type="float" office:value="0.969333" calcext:value-type="float">
            <text:p>0.969333</text:p>
          </table:table-cell>
          <table:table-cell office:value-type="float" office:value="0.992033" calcext:value-type="float">
            <text:p>0.992033</text:p>
          </table:table-cell>
          <table:table-cell table:formula="of:=([.A2301]*[.A2301])" office:value-type="float" office:value="0.939606464889" calcext:value-type="float">
            <text:p>0.939606464889</text:p>
          </table:table-cell>
          <table:table-cell table:formula="of:=([.A2301]-[.B2301])*([.A2301]-[.B2301])" office:value-type="float" office:value="0.000515290000000002" calcext:value-type="float">
            <text:p>0.000515290000000002</text:p>
          </table:table-cell>
          <table:table-cell/>
        </table:table-row>
        <table:table-row table:style-name="ro1">
          <table:table-cell office:value-type="float" office:value="0.995833" calcext:value-type="float">
            <text:p>0.995833</text:p>
          </table:table-cell>
          <table:table-cell office:value-type="float" office:value="0.993827" calcext:value-type="float">
            <text:p>0.993827</text:p>
          </table:table-cell>
          <table:table-cell table:formula="of:=([.A2302]*[.A2302])" office:value-type="float" office:value="0.991683363889" calcext:value-type="float">
            <text:p>0.991683363889</text:p>
          </table:table-cell>
          <table:table-cell table:formula="of:=([.A2302]-[.B2302])*([.A2302]-[.B2302])" office:value-type="float" office:value="0.00000402403599999981" calcext:value-type="float">
            <text:p>4.02403599999981E-06</text:p>
          </table:table-cell>
          <table:table-cell/>
        </table:table-row>
        <table:table-row table:style-name="ro1">
          <table:table-cell office:value-type="float" office:value="0.0000620484" calcext:value-type="float">
            <text:p>0.0000620484</text:p>
          </table:table-cell>
          <table:table-cell office:value-type="float" office:value="0.0000000643865" calcext:value-type="float">
            <text:p>0.0000000643865</text:p>
          </table:table-cell>
          <table:table-cell table:formula="of:=([.A2303]*[.A2303])" office:value-type="float" office:value="0.00000000385000394256" calcext:value-type="float">
            <text:p>3.85000394256E-09</text:p>
          </table:table-cell>
          <table:table-cell table:formula="of:=([.A2303]-[.B2303])*([.A2303]-[.B2303])" office:value-type="float" office:value="0.00000000384201792957" calcext:value-type="float">
            <text:p>3.84201792956818E-09</text:p>
          </table:table-cell>
          <table:table-cell/>
        </table:table-row>
        <table:table-row table:style-name="ro1">
          <table:table-cell office:value-type="float" office:value="0.0000620484" calcext:value-type="float">
            <text:p>0.0000620484</text:p>
          </table:table-cell>
          <table:table-cell office:value-type="float" office:value="0.000049033" calcext:value-type="float">
            <text:p>0.000049033</text:p>
          </table:table-cell>
          <table:table-cell table:formula="of:=([.A2304]*[.A2304])" office:value-type="float" office:value="0.00000000385000394256" calcext:value-type="float">
            <text:p>3.85000394256E-09</text:p>
          </table:table-cell>
          <table:table-cell table:formula="of:=([.A2304]-[.B2304])*([.A2304]-[.B2304])" office:value-type="float" office:value="0.00000000016940063716" calcext:value-type="float">
            <text:p>1.6940063716E-10</text:p>
          </table:table-cell>
          <table:table-cell/>
        </table:table-row>
        <table:table-row table:style-name="ro1">
          <table:table-cell office:value-type="float" office:value="0.0000348687" calcext:value-type="float">
            <text:p>0.0000348687</text:p>
          </table:table-cell>
          <table:table-cell office:value-type="float" office:value="0.000168763" calcext:value-type="float">
            <text:p>0.000168763</text:p>
          </table:table-cell>
          <table:table-cell table:formula="of:=([.A2305]*[.A2305])" office:value-type="float" office:value="0.00000000121582623969" calcext:value-type="float">
            <text:p>1.21582623969E-09</text:p>
          </table:table-cell>
          <table:table-cell table:formula="of:=([.A2305]-[.B2305])*([.A2305]-[.B2305])" office:value-type="float" office:value="0.00000001792768357249" calcext:value-type="float">
            <text:p>1.792768357249E-08</text:p>
          </table:table-cell>
          <table:table-cell/>
        </table:table-row>
        <table:table-row table:style-name="ro1">
          <table:table-cell office:value-type="float" office:value="0.00000476837" calcext:value-type="float">
            <text:p>0.00000476837</text:p>
          </table:table-cell>
          <table:table-cell office:value-type="float" office:value="0.00111762" calcext:value-type="float">
            <text:p>0.00111762</text:p>
          </table:table-cell>
          <table:table-cell table:formula="of:=([.A2306]*[.A2306])" office:value-type="float" office:value="0.00000000002273735246" calcext:value-type="float">
            <text:p>2.27373524569E-11</text:p>
          </table:table-cell>
          <table:table-cell table:formula="of:=([.A2306]-[.B2306])*([.A2306]-[.B2306])" office:value-type="float" office:value="0.00000123843875039366" calcext:value-type="float">
            <text:p>1.23843875039366E-06</text:p>
          </table:table-cell>
          <table:table-cell/>
        </table:table-row>
        <table:table-row table:style-name="ro1">
          <table:table-cell office:value-type="float" office:value="0.000147223" calcext:value-type="float">
            <text:p>0.000147223</text:p>
          </table:table-cell>
          <table:table-cell office:value-type="float" office:value="0.00799946" calcext:value-type="float">
            <text:p>0.00799946</text:p>
          </table:table-cell>
          <table:table-cell table:formula="of:=([.A2307]*[.A2307])" office:value-type="float" office:value="0.000000021674611729" calcext:value-type="float">
            <text:p>2.1674611729E-08</text:p>
          </table:table-cell>
          <table:table-cell table:formula="of:=([.A2307]-[.B2307])*([.A2307]-[.B2307])" office:value-type="float" office:value="0.000061657625904169" calcext:value-type="float">
            <text:p>6.1657625904169E-05</text:p>
          </table:table-cell>
          <table:table-cell/>
        </table:table-row>
        <table:table-row table:style-name="ro1">
          <table:table-cell office:value-type="float" office:value="0.00033468" calcext:value-type="float">
            <text:p>0.00033468</text:p>
          </table:table-cell>
          <table:table-cell office:value-type="float" office:value="0.00387526" calcext:value-type="float">
            <text:p>0.00387526</text:p>
          </table:table-cell>
          <table:table-cell table:formula="of:=([.A2308]*[.A2308])" office:value-type="float" office:value="0.0000001120107024" calcext:value-type="float">
            <text:p>0.0000001120107024</text:p>
          </table:table-cell>
          <table:table-cell table:formula="of:=([.A2308]-[.B2308])*([.A2308]-[.B2308])" office:value-type="float" office:value="0.0000125357067364" calcext:value-type="float">
            <text:p>0.0000125357067364</text:p>
          </table:table-cell>
          <table:table-cell/>
        </table:table-row>
        <table:table-row table:style-name="ro1">
          <table:table-cell office:value-type="float" office:value="0.0000107884" calcext:value-type="float">
            <text:p>0.0000107884</text:p>
          </table:table-cell>
          <table:table-cell office:value-type="float" office:value="0.0168708" calcext:value-type="float">
            <text:p>0.0168708</text:p>
          </table:table-cell>
          <table:table-cell table:formula="of:=([.A2309]*[.A2309])" office:value-type="float" office:value="0.00000000011638957456" calcext:value-type="float">
            <text:p>1.1638957456E-10</text:p>
          </table:table-cell>
          <table:table-cell table:formula="of:=([.A2309]-[.B2309])*([.A2309]-[.B2309])" office:value-type="float" office:value="0.000284259991152134" calcext:value-type="float">
            <text:p>0.000284259991152134</text:p>
          </table:table-cell>
          <table:table-cell/>
        </table:table-row>
        <table:table-row table:style-name="ro1">
          <table:table-cell office:value-type="float" office:value="0.0000285506" calcext:value-type="float">
            <text:p>0.0000285506</text:p>
          </table:table-cell>
          <table:table-cell office:value-type="float" office:value="0.0434409" calcext:value-type="float">
            <text:p>0.0434409</text:p>
          </table:table-cell>
          <table:table-cell table:formula="of:=([.A2310]*[.A2310])" office:value-type="float" office:value="0.00000000081513676036" calcext:value-type="float">
            <text:p>8.1513676036E-10</text:p>
          </table:table-cell>
          <table:table-cell table:formula="of:=([.A2310]-[.B2310])*([.A2310]-[.B2310])" office:value-type="float" office:value="0.00188463208042768" calcext:value-type="float">
            <text:p>0.00188463208042768</text:p>
          </table:table-cell>
          <table:table-cell/>
        </table:table-row>
        <table:table-row table:style-name="ro1">
          <table:table-cell office:value-type="float" office:value="0.0000285506" calcext:value-type="float">
            <text:p>0.0000285506</text:p>
          </table:table-cell>
          <table:table-cell office:value-type="float" office:value="0.0949984" calcext:value-type="float">
            <text:p>0.0949984</text:p>
          </table:table-cell>
          <table:table-cell table:formula="of:=([.A2311]*[.A2311])" office:value-type="float" office:value="0.00000000081513676036" calcext:value-type="float">
            <text:p>8.1513676036E-10</text:p>
          </table:table-cell>
          <table:table-cell table:formula="of:=([.A2311]-[.B2311])*([.A2311]-[.B2311])" office:value-type="float" office:value="0.00901927229505868" calcext:value-type="float">
            <text:p>0.00901927229505868</text:p>
          </table:table-cell>
          <table:table-cell/>
        </table:table-row>
        <table:table-row table:style-name="ro1">
          <table:table-cell office:value-type="float" office:value="0.0000285506" calcext:value-type="float">
            <text:p>0.0000285506</text:p>
          </table:table-cell>
          <table:table-cell office:value-type="float" office:value="0.107938" calcext:value-type="float">
            <text:p>0.107938</text:p>
          </table:table-cell>
          <table:table-cell table:formula="of:=([.A2312]*[.A2312])" office:value-type="float" office:value="0.00000000081513676036" calcext:value-type="float">
            <text:p>8.1513676036E-10</text:p>
          </table:table-cell>
          <table:table-cell table:formula="of:=([.A2312]-[.B2312])*([.A2312]-[.B2312])" office:value-type="float" office:value="0.0116444492698112" calcext:value-type="float">
            <text:p>0.0116444492698112</text:p>
          </table:table-cell>
          <table:table-cell/>
        </table:table-row>
        <table:table-row table:style-name="ro1">
          <table:table-cell office:value-type="float" office:value="0.0000285506" calcext:value-type="float">
            <text:p>0.0000285506</text:p>
          </table:table-cell>
          <table:table-cell office:value-type="float" office:value="0.179543" calcext:value-type="float">
            <text:p>0.179543</text:p>
          </table:table-cell>
          <table:table-cell table:formula="of:=([.A2313]*[.A2313])" office:value-type="float" office:value="0.00000000081513676036" calcext:value-type="float">
            <text:p>8.1513676036E-10</text:p>
          </table:table-cell>
          <table:table-cell table:formula="of:=([.A2313]-[.B2313])*([.A2313]-[.B2313])" office:value-type="float" office:value="0.0322254375433852" calcext:value-type="float">
            <text:p>0.0322254375433852</text:p>
          </table:table-cell>
          <table:table-cell/>
        </table:table-row>
        <table:table-row table:style-name="ro1">
          <table:table-cell office:value-type="float" office:value="0.0000100732" calcext:value-type="float">
            <text:p>0.0000100732</text:p>
          </table:table-cell>
          <table:table-cell office:value-type="float" office:value="0.0685581" calcext:value-type="float">
            <text:p>0.0685581</text:p>
          </table:table-cell>
          <table:table-cell table:formula="of:=([.A2314]*[.A2314])" office:value-type="float" office:value="0.00000000010146935824" calcext:value-type="float">
            <text:p>1.0146935824E-10</text:p>
          </table:table-cell>
          <table:table-cell table:formula="of:=([.A2314]-[.B2314])*([.A2314]-[.B2314])" office:value-type="float" office:value="0.00469883197817352" calcext:value-type="float">
            <text:p>0.00469883197817352</text:p>
          </table:table-cell>
          <table:table-cell/>
        </table:table-row>
        <table:table-row table:style-name="ro1">
          <table:table-cell office:value-type="float" office:value="0.0000100732" calcext:value-type="float">
            <text:p>0.0000100732</text:p>
          </table:table-cell>
          <table:table-cell office:value-type="float" office:value="0.0582557" calcext:value-type="float">
            <text:p>0.0582557</text:p>
          </table:table-cell>
          <table:table-cell table:formula="of:=([.A2315]*[.A2315])" office:value-type="float" office:value="0.00000000010146935824" calcext:value-type="float">
            <text:p>1.0146935824E-10</text:p>
          </table:table-cell>
          <table:table-cell table:formula="of:=([.A2315]-[.B2315])*([.A2315]-[.B2315])" office:value-type="float" office:value="0.00339255304132488" calcext:value-type="float">
            <text:p>0.00339255304132488</text:p>
          </table:table-cell>
          <table:table-cell/>
        </table:table-row>
        <table:table-row table:style-name="ro1">
          <table:table-cell office:value-type="float" office:value="0.000125766" calcext:value-type="float">
            <text:p>0.000125766</text:p>
          </table:table-cell>
          <table:table-cell office:value-type="float" office:value="0.0250334" calcext:value-type="float">
            <text:p>0.0250334</text:p>
          </table:table-cell>
          <table:table-cell table:formula="of:=([.A2316]*[.A2316])" office:value-type="float" office:value="0.000000015817086756" calcext:value-type="float">
            <text:p>1.5817086756E-08</text:p>
          </table:table-cell>
          <table:table-cell table:formula="of:=([.A2316]-[.B2316])*([.A2316]-[.B2316])" office:value-type="float" office:value="0.000620390231477956" calcext:value-type="float">
            <text:p>0.000620390231477956</text:p>
          </table:table-cell>
          <table:table-cell/>
        </table:table-row>
        <table:table-row table:style-name="ro1">
          <table:table-cell office:value-type="float" office:value="0.000271678" calcext:value-type="float">
            <text:p>0.000271678</text:p>
          </table:table-cell>
          <table:table-cell office:value-type="float" office:value="0.00658016" calcext:value-type="float">
            <text:p>0.00658016</text:p>
          </table:table-cell>
          <table:table-cell table:formula="of:=([.A2317]*[.A2317])" office:value-type="float" office:value="0.000000073808935684" calcext:value-type="float">
            <text:p>7.3808935684E-08</text:p>
          </table:table-cell>
          <table:table-cell table:formula="of:=([.A2317]-[.B2317])*([.A2317]-[.B2317])" office:value-type="float" office:value="0.000039796945144324" calcext:value-type="float">
            <text:p>3.9796945144324E-05</text:p>
          </table:table-cell>
          <table:table-cell/>
        </table:table-row>
        <table:table-row table:style-name="ro1">
          <table:table-cell office:value-type="float" office:value="0.000515401" calcext:value-type="float">
            <text:p>0.000515401</text:p>
          </table:table-cell>
          <table:table-cell office:value-type="float" office:value="0.0310128" calcext:value-type="float">
            <text:p>0.0310128</text:p>
          </table:table-cell>
          <table:table-cell table:formula="of:=([.A2318]*[.A2318])" office:value-type="float" office:value="0.000000265638190801" calcext:value-type="float">
            <text:p>2.65638190801E-07</text:p>
          </table:table-cell>
          <table:table-cell table:formula="of:=([.A2318]-[.B2318])*([.A2318]-[.B2318])" office:value-type="float" office:value="0.000930091345765201" calcext:value-type="float">
            <text:p>0.000930091345765201</text:p>
          </table:table-cell>
          <table:table-cell/>
        </table:table-row>
        <table:table-row table:style-name="ro1">
          <table:table-cell office:value-type="float" office:value="0.000174582" calcext:value-type="float">
            <text:p>0.000174582</text:p>
          </table:table-cell>
          <table:table-cell office:value-type="float" office:value="0.0513113" calcext:value-type="float">
            <text:p>0.0513113</text:p>
          </table:table-cell>
          <table:table-cell table:formula="of:=([.A2319]*[.A2319])" office:value-type="float" office:value="0.000000030478874724" calcext:value-type="float">
            <text:p>3.0478874724E-08</text:p>
          </table:table-cell>
          <table:table-cell table:formula="of:=([.A2319]-[.B2319])*([.A2319]-[.B2319])" office:value-type="float" office:value="0.00261496392781152" calcext:value-type="float">
            <text:p>0.00261496392781152</text:p>
          </table:table-cell>
          <table:table-cell/>
        </table:table-row>
        <table:table-row table:style-name="ro1">
          <table:table-cell office:value-type="float" office:value="0.000100672" calcext:value-type="float">
            <text:p>0.000100672</text:p>
          </table:table-cell>
          <table:table-cell office:value-type="float" office:value="0.0816531" calcext:value-type="float">
            <text:p>0.0816531</text:p>
          </table:table-cell>
          <table:table-cell table:formula="of:=([.A2320]*[.A2320])" office:value-type="float" office:value="0.000000010134851584" calcext:value-type="float">
            <text:p>1.0134851584E-08</text:p>
          </table:table-cell>
          <table:table-cell table:formula="of:=([.A2320]-[.B2320])*([.A2320]-[.B2320])" office:value-type="float" office:value="0.00665079851269519" calcext:value-type="float">
            <text:p>0.00665079851269519</text:p>
          </table:table-cell>
          <table:table-cell/>
        </table:table-row>
        <table:table-row table:style-name="ro1">
          <table:table-cell office:value-type="float" office:value="0.00119597" calcext:value-type="float">
            <text:p>0.00119597</text:p>
          </table:table-cell>
          <table:table-cell office:value-type="float" office:value="0.0362911" calcext:value-type="float">
            <text:p>0.0362911</text:p>
          </table:table-cell>
          <table:table-cell table:formula="of:=([.A2321]*[.A2321])" office:value-type="float" office:value="0.0000014303442409" calcext:value-type="float">
            <text:p>0.0000014303442409</text:p>
          </table:table-cell>
          <table:table-cell table:formula="of:=([.A2321]-[.B2321])*([.A2321]-[.B2321])" office:value-type="float" office:value="0.0012316681497169" calcext:value-type="float">
            <text:p>0.0012316681497169</text:p>
          </table:table-cell>
          <table:table-cell/>
        </table:table-row>
        <table:table-row table:style-name="ro1">
          <table:table-cell office:value-type="float" office:value="0.00100273" calcext:value-type="float">
            <text:p>0.00100273</text:p>
          </table:table-cell>
          <table:table-cell office:value-type="float" office:value="0.12445" calcext:value-type="float">
            <text:p>0.12445</text:p>
          </table:table-cell>
          <table:table-cell table:formula="of:=([.A2322]*[.A2322])" office:value-type="float" office:value="0.0000010054674529" calcext:value-type="float">
            <text:p>0.0000010054674529</text:p>
          </table:table-cell>
          <table:table-cell table:formula="of:=([.A2322]-[.B2322])*([.A2322]-[.B2322])" office:value-type="float" office:value="0.0152392284704529" calcext:value-type="float">
            <text:p>0.0152392284704529</text:p>
          </table:table-cell>
          <table:table-cell/>
        </table:table-row>
        <table:table-row table:style-name="ro1">
          <table:table-cell office:value-type="float" office:value="0.00348955" calcext:value-type="float">
            <text:p>0.00348955</text:p>
          </table:table-cell>
          <table:table-cell office:value-type="float" office:value="0.00802509" calcext:value-type="float">
            <text:p>0.00802509</text:p>
          </table:table-cell>
          <table:table-cell table:formula="of:=([.A2323]*[.A2323])" office:value-type="float" office:value="0.0000121769592025" calcext:value-type="float">
            <text:p>0.0000121769592025</text:p>
          </table:table-cell>
          <table:table-cell table:formula="of:=([.A2323]-[.B2323])*([.A2323]-[.B2323])" office:value-type="float" office:value="0.0000205711230916" calcext:value-type="float">
            <text:p>0.0000205711230916</text:p>
          </table:table-cell>
          <table:table-cell/>
        </table:table-row>
        <table:table-row table:style-name="ro1">
          <table:table-cell office:value-type="float" office:value="0.0524949" calcext:value-type="float">
            <text:p>0.0524949</text:p>
          </table:table-cell>
          <table:table-cell office:value-type="float" office:value="0.0328516" calcext:value-type="float">
            <text:p>0.0328516</text:p>
          </table:table-cell>
          <table:table-cell table:formula="of:=([.A2324]*[.A2324])" office:value-type="float" office:value="0.00275571452601" calcext:value-type="float">
            <text:p>0.00275571452601</text:p>
          </table:table-cell>
          <table:table-cell table:formula="of:=([.A2324]-[.B2324])*([.A2324]-[.B2324])" office:value-type="float" office:value="0.00038585923489" calcext:value-type="float">
            <text:p>0.00038585923489</text:p>
          </table:table-cell>
          <table:table-cell/>
        </table:table-row>
        <table:table-row table:style-name="ro1">
          <table:table-cell office:value-type="float" office:value="0.0680934" calcext:value-type="float">
            <text:p>0.0680934</text:p>
          </table:table-cell>
          <table:table-cell office:value-type="float" office:value="0.198948" calcext:value-type="float">
            <text:p>0.198948</text:p>
          </table:table-cell>
          <table:table-cell table:formula="of:=([.A2325]*[.A2325])" office:value-type="float" office:value="0.00463671112356" calcext:value-type="float">
            <text:p>0.00463671112356</text:p>
          </table:table-cell>
          <table:table-cell table:formula="of:=([.A2325]-[.B2325])*([.A2325]-[.B2325])" office:value-type="float" office:value="0.01712292634116" calcext:value-type="float">
            <text:p>0.01712292634116</text:p>
          </table:table-cell>
          <table:table-cell/>
        </table:table-row>
        <table:table-row table:style-name="ro1">
          <table:table-cell office:value-type="float" office:value="0.0591515" calcext:value-type="float">
            <text:p>0.0591515</text:p>
          </table:table-cell>
          <table:table-cell office:value-type="float" office:value="0.133173" calcext:value-type="float">
            <text:p>0.133173</text:p>
          </table:table-cell>
          <table:table-cell table:formula="of:=([.A2326]*[.A2326])" office:value-type="float" office:value="0.00349889995225" calcext:value-type="float">
            <text:p>0.00349889995225</text:p>
          </table:table-cell>
          <table:table-cell table:formula="of:=([.A2326]-[.B2326])*([.A2326]-[.B2326])" office:value-type="float" office:value="0.00547918246225" calcext:value-type="float">
            <text:p>0.00547918246225</text:p>
          </table:table-cell>
          <table:table-cell/>
        </table:table-row>
        <table:table-row table:style-name="ro1">
          <table:table-cell office:value-type="float" office:value="0.132099" calcext:value-type="float">
            <text:p>0.132099</text:p>
          </table:table-cell>
          <table:table-cell office:value-type="float" office:value="0.183854" calcext:value-type="float">
            <text:p>0.183854</text:p>
          </table:table-cell>
          <table:table-cell table:formula="of:=([.A2327]*[.A2327])" office:value-type="float" office:value="0.017450145801" calcext:value-type="float">
            <text:p>0.017450145801</text:p>
          </table:table-cell>
          <table:table-cell table:formula="of:=([.A2327]-[.B2327])*([.A2327]-[.B2327])" office:value-type="float" office:value="0.002678580025" calcext:value-type="float">
            <text:p>0.002678580025</text:p>
          </table:table-cell>
          <table:table-cell/>
        </table:table-row>
        <table:table-row table:style-name="ro1">
          <table:table-cell office:value-type="float" office:value="0.1615" calcext:value-type="float">
            <text:p>0.1615</text:p>
          </table:table-cell>
          <table:table-cell office:value-type="float" office:value="0.244156" calcext:value-type="float">
            <text:p>0.244156</text:p>
          </table:table-cell>
          <table:table-cell table:formula="of:=([.A2328]*[.A2328])" office:value-type="float" office:value="0.02608225" calcext:value-type="float">
            <text:p>0.02608225</text:p>
          </table:table-cell>
          <table:table-cell table:formula="of:=([.A2328]-[.B2328])*([.A2328]-[.B2328])" office:value-type="float" office:value="0.006832014336" calcext:value-type="float">
            <text:p>0.006832014336</text:p>
          </table:table-cell>
          <table:table-cell/>
        </table:table-row>
        <table:table-row table:style-name="ro1">
          <table:table-cell office:value-type="float" office:value="0.1615" calcext:value-type="float">
            <text:p>0.1615</text:p>
          </table:table-cell>
          <table:table-cell office:value-type="float" office:value="0.253524" calcext:value-type="float">
            <text:p>0.253524</text:p>
          </table:table-cell>
          <table:table-cell table:formula="of:=([.A2329]*[.A2329])" office:value-type="float" office:value="0.02608225" calcext:value-type="float">
            <text:p>0.02608225</text:p>
          </table:table-cell>
          <table:table-cell table:formula="of:=([.A2329]-[.B2329])*([.A2329]-[.B2329])" office:value-type="float" office:value="0.008468416576" calcext:value-type="float">
            <text:p>0.008468416576</text:p>
          </table:table-cell>
          <table:table-cell/>
        </table:table-row>
        <table:table-row table:style-name="ro1">
          <table:table-cell office:value-type="float" office:value="0.460804" calcext:value-type="float">
            <text:p>0.460804</text:p>
          </table:table-cell>
          <table:table-cell office:value-type="float" office:value="0.382354" calcext:value-type="float">
            <text:p>0.382354</text:p>
          </table:table-cell>
          <table:table-cell table:formula="of:=([.A2330]*[.A2330])" office:value-type="float" office:value="0.212340326416" calcext:value-type="float">
            <text:p>0.212340326416</text:p>
          </table:table-cell>
          <table:table-cell table:formula="of:=([.A2330]-[.B2330])*([.A2330]-[.B2330])" office:value-type="float" office:value="0.00615440249999999" calcext:value-type="float">
            <text:p>0.00615440249999999</text:p>
          </table:table-cell>
          <table:table-cell/>
        </table:table-row>
        <table:table-row table:style-name="ro1">
          <table:table-cell office:value-type="float" office:value="0.58109" calcext:value-type="float">
            <text:p>0.58109</text:p>
          </table:table-cell>
          <table:table-cell office:value-type="float" office:value="0.479209" calcext:value-type="float">
            <text:p>0.479209</text:p>
          </table:table-cell>
          <table:table-cell table:formula="of:=([.A2331]*[.A2331])" office:value-type="float" office:value="0.3376655881" calcext:value-type="float">
            <text:p>0.3376655881</text:p>
          </table:table-cell>
          <table:table-cell table:formula="of:=([.A2331]-[.B2331])*([.A2331]-[.B2331])" office:value-type="float" office:value="0.010379738161" calcext:value-type="float">
            <text:p>0.010379738161</text:p>
          </table:table-cell>
          <table:table-cell/>
        </table:table-row>
        <table:table-row table:style-name="ro1">
          <table:table-cell office:value-type="float" office:value="0.589072" calcext:value-type="float">
            <text:p>0.589072</text:p>
          </table:table-cell>
          <table:table-cell office:value-type="float" office:value="0.670003" calcext:value-type="float">
            <text:p>0.670003</text:p>
          </table:table-cell>
          <table:table-cell table:formula="of:=([.A2332]*[.A2332])" office:value-type="float" office:value="0.347005821184" calcext:value-type="float">
            <text:p>0.347005821184</text:p>
          </table:table-cell>
          <table:table-cell table:formula="of:=([.A2332]-[.B2332])*([.A2332]-[.B2332])" office:value-type="float" office:value="0.006549826761" calcext:value-type="float">
            <text:p>0.006549826761</text:p>
          </table:table-cell>
          <table:table-cell/>
        </table:table-row>
        <table:table-row table:style-name="ro1">
          <table:table-cell office:value-type="float" office:value="0.588375" calcext:value-type="float">
            <text:p>0.588375</text:p>
          </table:table-cell>
          <table:table-cell office:value-type="float" office:value="0.55062" calcext:value-type="float">
            <text:p>0.55062</text:p>
          </table:table-cell>
          <table:table-cell table:formula="of:=([.A2333]*[.A2333])" office:value-type="float" office:value="0.346185140625" calcext:value-type="float">
            <text:p>0.346185140625</text:p>
          </table:table-cell>
          <table:table-cell table:formula="of:=([.A2333]-[.B2333])*([.A2333]-[.B2333])" office:value-type="float" office:value="0.001425440025" calcext:value-type="float">
            <text:p>0.001425440025</text:p>
          </table:table-cell>
          <table:table-cell/>
        </table:table-row>
        <table:table-row table:style-name="ro1">
          <table:table-cell office:value-type="float" office:value="0.588376" calcext:value-type="float">
            <text:p>0.588376</text:p>
          </table:table-cell>
          <table:table-cell office:value-type="float" office:value="0.575947" calcext:value-type="float">
            <text:p>0.575947</text:p>
          </table:table-cell>
          <table:table-cell table:formula="of:=([.A2334]*[.A2334])" office:value-type="float" office:value="0.346186317376" calcext:value-type="float">
            <text:p>0.346186317376</text:p>
          </table:table-cell>
          <table:table-cell table:formula="of:=([.A2334]-[.B2334])*([.A2334]-[.B2334])" office:value-type="float" office:value="0.000154480041000001" calcext:value-type="float">
            <text:p>0.000154480041000001</text:p>
          </table:table-cell>
          <table:table-cell/>
        </table:table-row>
        <table:table-row table:style-name="ro1">
          <table:table-cell office:value-type="float" office:value="0.588375" calcext:value-type="float">
            <text:p>0.588375</text:p>
          </table:table-cell>
          <table:table-cell office:value-type="float" office:value="0.603063" calcext:value-type="float">
            <text:p>0.603063</text:p>
          </table:table-cell>
          <table:table-cell table:formula="of:=([.A2335]*[.A2335])" office:value-type="float" office:value="0.346185140625" calcext:value-type="float">
            <text:p>0.346185140625</text:p>
          </table:table-cell>
          <table:table-cell table:formula="of:=([.A2335]-[.B2335])*([.A2335]-[.B2335])" office:value-type="float" office:value="0.000215737344000001" calcext:value-type="float">
            <text:p>0.000215737344000001</text:p>
          </table:table-cell>
          <table:table-cell/>
        </table:table-row>
        <table:table-row table:style-name="ro1">
          <table:table-cell office:value-type="float" office:value="0.64063" calcext:value-type="float">
            <text:p>0.64063</text:p>
          </table:table-cell>
          <table:table-cell office:value-type="float" office:value="0.831736" calcext:value-type="float">
            <text:p>0.831736</text:p>
          </table:table-cell>
          <table:table-cell table:formula="of:=([.A2336]*[.A2336])" office:value-type="float" office:value="0.4104067969" calcext:value-type="float">
            <text:p>0.4104067969</text:p>
          </table:table-cell>
          <table:table-cell table:formula="of:=([.A2336]-[.B2336])*([.A2336]-[.B2336])" office:value-type="float" office:value="0.036521503236" calcext:value-type="float">
            <text:p>0.036521503236</text:p>
          </table:table-cell>
          <table:table-cell/>
        </table:table-row>
        <table:table-row table:style-name="ro1">
          <table:table-cell office:value-type="float" office:value="0.737501" calcext:value-type="float">
            <text:p>0.737501</text:p>
          </table:table-cell>
          <table:table-cell office:value-type="float" office:value="0.79405" calcext:value-type="float">
            <text:p>0.79405</text:p>
          </table:table-cell>
          <table:table-cell table:formula="of:=([.A2337]*[.A2337])" office:value-type="float" office:value="0.543907725001" calcext:value-type="float">
            <text:p>0.543907725001</text:p>
          </table:table-cell>
          <table:table-cell table:formula="of:=([.A2337]-[.B2337])*([.A2337]-[.B2337])" office:value-type="float" office:value="0.00319778940100001" calcext:value-type="float">
            <text:p>0.00319778940100001</text:p>
          </table:table-cell>
          <table:table-cell/>
        </table:table-row>
        <table:table-row table:style-name="ro1">
          <table:table-cell office:value-type="float" office:value="0.961806" calcext:value-type="float">
            <text:p>0.961806</text:p>
          </table:table-cell>
          <table:table-cell office:value-type="float" office:value="0.943731" calcext:value-type="float">
            <text:p>0.943731</text:p>
          </table:table-cell>
          <table:table-cell table:formula="of:=([.A2338]*[.A2338])" office:value-type="float" office:value="0.925070781636" calcext:value-type="float">
            <text:p>0.925070781636</text:p>
          </table:table-cell>
          <table:table-cell table:formula="of:=([.A2338]-[.B2338])*([.A2338]-[.B2338])" office:value-type="float" office:value="0.000326705625000002" calcext:value-type="float">
            <text:p>0.000326705625000002</text:p>
          </table:table-cell>
          <table:table-cell/>
        </table:table-row>
        <table:table-row table:style-name="ro1">
          <table:table-cell office:value-type="float" office:value="0.961807" calcext:value-type="float">
            <text:p>0.961807</text:p>
          </table:table-cell>
          <table:table-cell office:value-type="float" office:value="0.984063" calcext:value-type="float">
            <text:p>0.984063</text:p>
          </table:table-cell>
          <table:table-cell table:formula="of:=([.A2339]*[.A2339])" office:value-type="float" office:value="0.925072705249" calcext:value-type="float">
            <text:p>0.925072705249</text:p>
          </table:table-cell>
          <table:table-cell table:formula="of:=([.A2339]-[.B2339])*([.A2339]-[.B2339])" office:value-type="float" office:value="0.000495329536000002" calcext:value-type="float">
            <text:p>0.000495329536000002</text:p>
          </table:table-cell>
          <table:table-cell/>
        </table:table-row>
        <table:table-row table:style-name="ro1">
          <table:table-cell office:value-type="float" office:value="0.994161" calcext:value-type="float">
            <text:p>0.994161</text:p>
          </table:table-cell>
          <table:table-cell office:value-type="float" office:value="0.996909" calcext:value-type="float">
            <text:p>0.996909</text:p>
          </table:table-cell>
          <table:table-cell table:formula="of:=([.A2340]*[.A2340])" office:value-type="float" office:value="0.988356093921" calcext:value-type="float">
            <text:p>0.988356093921</text:p>
          </table:table-cell>
          <table:table-cell table:formula="of:=([.A2340]-[.B2340])*([.A2340]-[.B2340])" office:value-type="float" office:value="0.00000755150400000046" calcext:value-type="float">
            <text:p>7.55150400000046E-06</text:p>
          </table:table-cell>
          <table:table-cell/>
        </table:table-row>
        <table:table-row table:style-name="ro1">
          <table:table-cell office:value-type="float" office:value="0.99416" calcext:value-type="float">
            <text:p>0.99416</text:p>
          </table:table-cell>
          <table:table-cell office:value-type="float" office:value="0.998711" calcext:value-type="float">
            <text:p>0.998711</text:p>
          </table:table-cell>
          <table:table-cell table:formula="of:=([.A2341]*[.A2341])" office:value-type="float" office:value="0.9883541056" calcext:value-type="float">
            <text:p>0.9883541056</text:p>
          </table:table-cell>
          <table:table-cell table:formula="of:=([.A2341]-[.B2341])*([.A2341]-[.B2341])" office:value-type="float" office:value="0.0000207116009999997" calcext:value-type="float">
            <text:p>2.07116009999997E-05</text:p>
          </table:table-cell>
          <table:table-cell/>
        </table:table-row>
        <table:table-row table:style-name="ro1">
          <table:table-cell office:value-type="float" office:value="0.000000238419" calcext:value-type="float">
            <text:p>0.000000238419</text:p>
          </table:table-cell>
          <table:table-cell office:value-type="float" office:value="0.0000000809503" calcext:value-type="float">
            <text:p>0.0000000809503</text:p>
          </table:table-cell>
          <table:table-cell table:formula="of:=([.A2342]*[.A2342])" office:value-type="float" office:value="0.00000000000005684362" calcext:value-type="float">
            <text:p>5.6843619561E-14</text:p>
          </table:table-cell>
          <table:table-cell table:formula="of:=([.A2342]-[.B2342])*([.A2342]-[.B2342])" office:value-type="float" office:value="0.00000000000002479639" calcext:value-type="float">
            <text:p>2.479639147969E-14</text:p>
          </table:table-cell>
          <table:table-cell/>
        </table:table-row>
        <table:table-row table:style-name="ro1">
          <table:table-cell office:value-type="float" office:value="0.000000357628" calcext:value-type="float">
            <text:p>0.000000357628</text:p>
          </table:table-cell>
          <table:table-cell office:value-type="float" office:value="0.0000380269" calcext:value-type="float">
            <text:p>0.0000380269</text:p>
          </table:table-cell>
          <table:table-cell table:formula="of:=([.A2343]*[.A2343])" office:value-type="float" office:value="0.00000000000012789779" calcext:value-type="float">
            <text:p>1.27897786384E-13</text:p>
          </table:table-cell>
          <table:table-cell table:formula="of:=([.A2343]-[.B2343])*([.A2343]-[.B2343])" office:value-type="float" office:value="0.00000000141897405301" calcext:value-type="float">
            <text:p>1.41897405300998E-09</text:p>
          </table:table-cell>
          <table:table-cell/>
        </table:table-row>
        <table:table-row table:style-name="ro1">
          <table:table-cell office:value-type="float" office:value="0.00000298023" calcext:value-type="float">
            <text:p>0.00000298023</text:p>
          </table:table-cell>
          <table:table-cell office:value-type="float" office:value="0.00149297" calcext:value-type="float">
            <text:p>0.00149297</text:p>
          </table:table-cell>
          <table:table-cell table:formula="of:=([.A2344]*[.A2344])" office:value-type="float" office:value="0.00000000000888177085" calcext:value-type="float">
            <text:p>8.8817708529E-12</text:p>
          </table:table-cell>
          <table:table-cell table:formula="of:=([.A2344]-[.B2344])*([.A2344]-[.B2344])" office:value-type="float" office:value="0.00000222006951470465" calcext:value-type="float">
            <text:p>2.22006951470465E-06</text:p>
          </table:table-cell>
          <table:table-cell/>
        </table:table-row>
        <table:table-row table:style-name="ro1">
          <table:table-cell office:value-type="float" office:value="0.000204921" calcext:value-type="float">
            <text:p>0.000204921</text:p>
          </table:table-cell>
          <table:table-cell office:value-type="float" office:value="0.00103362" calcext:value-type="float">
            <text:p>0.00103362</text:p>
          </table:table-cell>
          <table:table-cell table:formula="of:=([.A2345]*[.A2345])" office:value-type="float" office:value="0.000000041992616241" calcext:value-type="float">
            <text:p>4.1992616241E-08</text:p>
          </table:table-cell>
          <table:table-cell table:formula="of:=([.A2345]-[.B2345])*([.A2345]-[.B2345])" office:value-type="float" office:value="0.000000686742032601" calcext:value-type="float">
            <text:p>6.86742032601E-07</text:p>
          </table:table-cell>
          <table:table-cell/>
        </table:table-row>
        <table:table-row table:style-name="ro1">
          <table:table-cell office:value-type="float" office:value="0.000174046" calcext:value-type="float">
            <text:p>0.000174046</text:p>
          </table:table-cell>
          <table:table-cell office:value-type="float" office:value="0.00169361" calcext:value-type="float">
            <text:p>0.00169361</text:p>
          </table:table-cell>
          <table:table-cell table:formula="of:=([.A2346]*[.A2346])" office:value-type="float" office:value="0.000000030292010116" calcext:value-type="float">
            <text:p>3.0292010116E-08</text:p>
          </table:table-cell>
          <table:table-cell table:formula="of:=([.A2346]-[.B2346])*([.A2346]-[.B2346])" office:value-type="float" office:value="0.000002309074750096" calcext:value-type="float">
            <text:p>2.309074750096E-06</text:p>
          </table:table-cell>
          <table:table-cell/>
        </table:table-row>
        <table:table-row table:style-name="ro1">
          <table:table-cell office:value-type="float" office:value="0.000174046" calcext:value-type="float">
            <text:p>0.000174046</text:p>
          </table:table-cell>
          <table:table-cell office:value-type="float" office:value="0.00230128" calcext:value-type="float">
            <text:p>0.00230128</text:p>
          </table:table-cell>
          <table:table-cell table:formula="of:=([.A2347]*[.A2347])" office:value-type="float" office:value="0.000000030292010116" calcext:value-type="float">
            <text:p>3.0292010116E-08</text:p>
          </table:table-cell>
          <table:table-cell table:formula="of:=([.A2347]-[.B2347])*([.A2347]-[.B2347])" office:value-type="float" office:value="0.000004525124490756" calcext:value-type="float">
            <text:p>4.525124490756E-06</text:p>
          </table:table-cell>
          <table:table-cell/>
        </table:table-row>
        <table:table-row table:style-name="ro1">
          <table:table-cell office:value-type="float" office:value="0.000174046" calcext:value-type="float">
            <text:p>0.000174046</text:p>
          </table:table-cell>
          <table:table-cell office:value-type="float" office:value="0.00279503" calcext:value-type="float">
            <text:p>0.00279503</text:p>
          </table:table-cell>
          <table:table-cell table:formula="of:=([.A2348]*[.A2348])" office:value-type="float" office:value="0.000000030292010116" calcext:value-type="float">
            <text:p>3.0292010116E-08</text:p>
          </table:table-cell>
          <table:table-cell table:formula="of:=([.A2348]-[.B2348])*([.A2348]-[.B2348])" office:value-type="float" office:value="0.000006869557128256" calcext:value-type="float">
            <text:p>6.869557128256E-06</text:p>
          </table:table-cell>
          <table:table-cell/>
        </table:table-row>
        <table:table-row table:style-name="ro1">
          <table:table-cell office:value-type="float" office:value="0.000303268" calcext:value-type="float">
            <text:p>0.000303268</text:p>
          </table:table-cell>
          <table:table-cell office:value-type="float" office:value="0.00742915" calcext:value-type="float">
            <text:p>0.00742915</text:p>
          </table:table-cell>
          <table:table-cell table:formula="of:=([.A2349]*[.A2349])" office:value-type="float" office:value="0.000000091971479824" calcext:value-type="float">
            <text:p>9.1971479824E-08</text:p>
          </table:table-cell>
          <table:table-cell table:formula="of:=([.A2349]-[.B2349])*([.A2349]-[.B2349])" office:value-type="float" office:value="0.000050778194277924" calcext:value-type="float">
            <text:p>5.0778194277924E-05</text:p>
          </table:table-cell>
          <table:table-cell/>
        </table:table-row>
        <table:table-row table:style-name="ro1">
          <table:table-cell office:value-type="float" office:value="0.000164926" calcext:value-type="float">
            <text:p>0.000164926</text:p>
          </table:table-cell>
          <table:table-cell office:value-type="float" office:value="0.018859" calcext:value-type="float">
            <text:p>0.018859</text:p>
          </table:table-cell>
          <table:table-cell table:formula="of:=([.A2350]*[.A2350])" office:value-type="float" office:value="0.000000027200585476" calcext:value-type="float">
            <text:p>2.7200585476E-08</text:p>
          </table:table-cell>
          <table:table-cell table:formula="of:=([.A2350]-[.B2350])*([.A2350]-[.B2350])" office:value-type="float" office:value="0.000349468402717476" calcext:value-type="float">
            <text:p>0.000349468402717476</text:p>
          </table:table-cell>
          <table:table-cell/>
        </table:table-row>
        <table:table-row table:style-name="ro1">
          <table:table-cell office:value-type="float" office:value="0.000873327" calcext:value-type="float">
            <text:p>0.000873327</text:p>
          </table:table-cell>
          <table:table-cell office:value-type="float" office:value="0.00050198" calcext:value-type="float">
            <text:p>0.00050198</text:p>
          </table:table-cell>
          <table:table-cell table:formula="of:=([.A2351]*[.A2351])" office:value-type="float" office:value="0.000000762700048929" calcext:value-type="float">
            <text:p>7.62700048929E-07</text:p>
          </table:table-cell>
          <table:table-cell table:formula="of:=([.A2351]-[.B2351])*([.A2351]-[.B2351])" office:value-type="float" office:value="0.000000137898594409" calcext:value-type="float">
            <text:p>1.37898594409E-07</text:p>
          </table:table-cell>
          <table:table-cell/>
        </table:table-row>
        <table:table-row table:style-name="ro1">
          <table:table-cell office:value-type="float" office:value="0.000722229" calcext:value-type="float">
            <text:p>0.000722229</text:p>
          </table:table-cell>
          <table:table-cell office:value-type="float" office:value="0.000559623" calcext:value-type="float">
            <text:p>0.000559623</text:p>
          </table:table-cell>
          <table:table-cell table:formula="of:=([.A2352]*[.A2352])" office:value-type="float" office:value="0.000000521614728441" calcext:value-type="float">
            <text:p>5.21614728441E-07</text:p>
          </table:table-cell>
          <table:table-cell table:formula="of:=([.A2352]-[.B2352])*([.A2352]-[.B2352])" office:value-type="float" office:value="0.000000026440711236" calcext:value-type="float">
            <text:p>2.6440711236E-08</text:p>
          </table:table-cell>
          <table:table-cell/>
        </table:table-row>
        <table:table-row table:style-name="ro1">
          <table:table-cell office:value-type="float" office:value="0.000722229" calcext:value-type="float">
            <text:p>0.000722229</text:p>
          </table:table-cell>
          <table:table-cell office:value-type="float" office:value="0.000346296" calcext:value-type="float">
            <text:p>0.000346296</text:p>
          </table:table-cell>
          <table:table-cell table:formula="of:=([.A2353]*[.A2353])" office:value-type="float" office:value="0.000000521614728441" calcext:value-type="float">
            <text:p>5.21614728441E-07</text:p>
          </table:table-cell>
          <table:table-cell table:formula="of:=([.A2353]-[.B2353])*([.A2353]-[.B2353])" office:value-type="float" office:value="0.000000141325620489" calcext:value-type="float">
            <text:p>1.41325620489E-07</text:p>
          </table:table-cell>
          <table:table-cell/>
        </table:table-row>
        <table:table-row table:style-name="ro1">
          <table:table-cell office:value-type="float" office:value="0.000722229" calcext:value-type="float">
            <text:p>0.000722229</text:p>
          </table:table-cell>
          <table:table-cell office:value-type="float" office:value="0.00650241" calcext:value-type="float">
            <text:p>0.00650241</text:p>
          </table:table-cell>
          <table:table-cell table:formula="of:=([.A2354]*[.A2354])" office:value-type="float" office:value="0.000000521614728441" calcext:value-type="float">
            <text:p>5.21614728441E-07</text:p>
          </table:table-cell>
          <table:table-cell table:formula="of:=([.A2354]-[.B2354])*([.A2354]-[.B2354])" office:value-type="float" office:value="0.000033410492392761" calcext:value-type="float">
            <text:p>3.3410492392761E-05</text:p>
          </table:table-cell>
          <table:table-cell/>
        </table:table-row>
        <table:table-row table:style-name="ro1">
          <table:table-cell office:value-type="float" office:value="0.00146824" calcext:value-type="float">
            <text:p>0.00146824</text:p>
          </table:table-cell>
          <table:table-cell office:value-type="float" office:value="0.116034" calcext:value-type="float">
            <text:p>0.116034</text:p>
          </table:table-cell>
          <table:table-cell table:formula="of:=([.A2355]*[.A2355])" office:value-type="float" office:value="0.0000021557286976" calcext:value-type="float">
            <text:p>0.0000021557286976</text:p>
          </table:table-cell>
          <table:table-cell table:formula="of:=([.A2355]-[.B2355])*([.A2355]-[.B2355])" office:value-type="float" office:value="0.0131253133643776" calcext:value-type="float">
            <text:p>0.0131253133643776</text:p>
          </table:table-cell>
          <table:table-cell/>
        </table:table-row>
        <table:table-row table:style-name="ro1">
          <table:table-cell office:value-type="float" office:value="0.00146824" calcext:value-type="float">
            <text:p>0.00146824</text:p>
          </table:table-cell>
          <table:table-cell office:value-type="float" office:value="0.123021" calcext:value-type="float">
            <text:p>0.123021</text:p>
          </table:table-cell>
          <table:table-cell table:formula="of:=([.A2356]*[.A2356])" office:value-type="float" office:value="0.0000021557286976" calcext:value-type="float">
            <text:p>0.0000021557286976</text:p>
          </table:table-cell>
          <table:table-cell table:formula="of:=([.A2356]-[.B2356])*([.A2356]-[.B2356])" office:value-type="float" office:value="0.0147750734636176" calcext:value-type="float">
            <text:p>0.0147750734636176</text:p>
          </table:table-cell>
          <table:table-cell/>
        </table:table-row>
        <table:table-row table:style-name="ro1">
          <table:table-cell office:value-type="float" office:value="0.00146824" calcext:value-type="float">
            <text:p>0.00146824</text:p>
          </table:table-cell>
          <table:table-cell office:value-type="float" office:value="0.0184397" calcext:value-type="float">
            <text:p>0.0184397</text:p>
          </table:table-cell>
          <table:table-cell table:formula="of:=([.A2357]*[.A2357])" office:value-type="float" office:value="0.0000021557286976" calcext:value-type="float">
            <text:p>0.0000021557286976</text:p>
          </table:table-cell>
          <table:table-cell table:formula="of:=([.A2357]-[.B2357])*([.A2357]-[.B2357])" office:value-type="float" office:value="0.0002880304545316" calcext:value-type="float">
            <text:p>0.0002880304545316</text:p>
          </table:table-cell>
          <table:table-cell/>
        </table:table-row>
        <table:table-row table:style-name="ro1">
          <table:table-cell office:value-type="float" office:value="0.00379062" calcext:value-type="float">
            <text:p>0.00379062</text:p>
          </table:table-cell>
          <table:table-cell office:value-type="float" office:value="0.020904" calcext:value-type="float">
            <text:p>0.020904</text:p>
          </table:table-cell>
          <table:table-cell table:formula="of:=([.A2358]*[.A2358])" office:value-type="float" office:value="0.0000143687999844" calcext:value-type="float">
            <text:p>0.0000143687999844</text:p>
          </table:table-cell>
          <table:table-cell table:formula="of:=([.A2358]-[.B2358])*([.A2358]-[.B2358])" office:value-type="float" office:value="0.0002928677750244" calcext:value-type="float">
            <text:p>0.0002928677750244</text:p>
          </table:table-cell>
          <table:table-cell/>
        </table:table-row>
        <table:table-row table:style-name="ro1">
          <table:table-cell office:value-type="float" office:value="0.00466096" calcext:value-type="float">
            <text:p>0.00466096</text:p>
          </table:table-cell>
          <table:table-cell office:value-type="float" office:value="0.0106448" calcext:value-type="float">
            <text:p>0.0106448</text:p>
          </table:table-cell>
          <table:table-cell table:formula="of:=([.A2359]*[.A2359])" office:value-type="float" office:value="0.0000217245481216" calcext:value-type="float">
            <text:p>0.0000217245481216</text:p>
          </table:table-cell>
          <table:table-cell table:formula="of:=([.A2359]-[.B2359])*([.A2359]-[.B2359])" office:value-type="float" office:value="0.0000358063411456" calcext:value-type="float">
            <text:p>0.0000358063411456</text:p>
          </table:table-cell>
          <table:table-cell/>
        </table:table-row>
        <table:table-row table:style-name="ro1">
          <table:table-cell office:value-type="float" office:value="0.00466096" calcext:value-type="float">
            <text:p>0.00466096</text:p>
          </table:table-cell>
          <table:table-cell office:value-type="float" office:value="0.0563933" calcext:value-type="float">
            <text:p>0.0563933</text:p>
          </table:table-cell>
          <table:table-cell table:formula="of:=([.A2360]*[.A2360])" office:value-type="float" office:value="0.0000217245481216" calcext:value-type="float">
            <text:p>0.0000217245481216</text:p>
          </table:table-cell>
          <table:table-cell table:formula="of:=([.A2360]-[.B2360])*([.A2360]-[.B2360])" office:value-type="float" office:value="0.0026762350018756" calcext:value-type="float">
            <text:p>0.0026762350018756</text:p>
          </table:table-cell>
          <table:table-cell/>
        </table:table-row>
        <table:table-row table:style-name="ro1">
          <table:table-cell office:value-type="float" office:value="0.00577909" calcext:value-type="float">
            <text:p>0.00577909</text:p>
          </table:table-cell>
          <table:table-cell office:value-type="float" office:value="0.237143" calcext:value-type="float">
            <text:p>0.237143</text:p>
          </table:table-cell>
          <table:table-cell table:formula="of:=([.A2361]*[.A2361])" office:value-type="float" office:value="0.0000333978812281" calcext:value-type="float">
            <text:p>0.0000333978812281</text:p>
          </table:table-cell>
          <table:table-cell table:formula="of:=([.A2361]-[.B2361])*([.A2361]-[.B2361])" office:value-type="float" office:value="0.0535292588504881" calcext:value-type="float">
            <text:p>0.0535292588504881</text:p>
          </table:table-cell>
          <table:table-cell/>
        </table:table-row>
        <table:table-row table:style-name="ro1">
          <table:table-cell office:value-type="float" office:value="0.00577909" calcext:value-type="float">
            <text:p>0.00577909</text:p>
          </table:table-cell>
          <table:table-cell office:value-type="float" office:value="0.210248" calcext:value-type="float">
            <text:p>0.210248</text:p>
          </table:table-cell>
          <table:table-cell table:formula="of:=([.A2362]*[.A2362])" office:value-type="float" office:value="0.0000333978812281" calcext:value-type="float">
            <text:p>0.0000333978812281</text:p>
          </table:table-cell>
          <table:table-cell table:formula="of:=([.A2362]-[.B2362])*([.A2362]-[.B2362])" office:value-type="float" office:value="0.0418075351565881" calcext:value-type="float">
            <text:p>0.0418075351565881</text:p>
          </table:table-cell>
          <table:table-cell/>
        </table:table-row>
        <table:table-row table:style-name="ro1">
          <table:table-cell office:value-type="float" office:value="0.0286117" calcext:value-type="float">
            <text:p>0.0286117</text:p>
          </table:table-cell>
          <table:table-cell office:value-type="float" office:value="0.123511" calcext:value-type="float">
            <text:p>0.123511</text:p>
          </table:table-cell>
          <table:table-cell table:formula="of:=([.A2363]*[.A2363])" office:value-type="float" office:value="0.00081862937689" calcext:value-type="float">
            <text:p>0.00081862937689</text:p>
          </table:table-cell>
          <table:table-cell table:formula="of:=([.A2363]-[.B2363])*([.A2363]-[.B2363])" office:value-type="float" office:value="0.00900587714049" calcext:value-type="float">
            <text:p>0.00900587714049</text:p>
          </table:table-cell>
          <table:table-cell/>
        </table:table-row>
        <table:table-row table:style-name="ro1">
          <table:table-cell office:value-type="float" office:value="0.0286117" calcext:value-type="float">
            <text:p>0.0286117</text:p>
          </table:table-cell>
          <table:table-cell office:value-type="float" office:value="0.150217" calcext:value-type="float">
            <text:p>0.150217</text:p>
          </table:table-cell>
          <table:table-cell table:formula="of:=([.A2364]*[.A2364])" office:value-type="float" office:value="0.00081862937689" calcext:value-type="float">
            <text:p>0.00081862937689</text:p>
          </table:table-cell>
          <table:table-cell table:formula="of:=([.A2364]-[.B2364])*([.A2364]-[.B2364])" office:value-type="float" office:value="0.01478784898809" calcext:value-type="float">
            <text:p>0.01478784898809</text:p>
          </table:table-cell>
          <table:table-cell/>
        </table:table-row>
        <table:table-row table:style-name="ro1">
          <table:table-cell office:value-type="float" office:value="0.0431547" calcext:value-type="float">
            <text:p>0.0431547</text:p>
          </table:table-cell>
          <table:table-cell office:value-type="float" office:value="0.240533" calcext:value-type="float">
            <text:p>0.240533</text:p>
          </table:table-cell>
          <table:table-cell table:formula="of:=([.A2365]*[.A2365])" office:value-type="float" office:value="0.00186232813209" calcext:value-type="float">
            <text:p>0.00186232813209</text:p>
          </table:table-cell>
          <table:table-cell table:formula="of:=([.A2365]-[.B2365])*([.A2365]-[.B2365])" office:value-type="float" office:value="0.03895819331089" calcext:value-type="float">
            <text:p>0.03895819331089</text:p>
          </table:table-cell>
          <table:table-cell/>
        </table:table-row>
        <table:table-row table:style-name="ro1">
          <table:table-cell office:value-type="float" office:value="0.0431547" calcext:value-type="float">
            <text:p>0.0431547</text:p>
          </table:table-cell>
          <table:table-cell office:value-type="float" office:value="0.249473" calcext:value-type="float">
            <text:p>0.249473</text:p>
          </table:table-cell>
          <table:table-cell table:formula="of:=([.A2366]*[.A2366])" office:value-type="float" office:value="0.00186232813209" calcext:value-type="float">
            <text:p>0.00186232813209</text:p>
          </table:table-cell>
          <table:table-cell table:formula="of:=([.A2366]-[.B2366])*([.A2366]-[.B2366])" office:value-type="float" office:value="0.04256724091489" calcext:value-type="float">
            <text:p>0.04256724091489</text:p>
          </table:table-cell>
          <table:table-cell/>
        </table:table-row>
        <table:table-row table:style-name="ro1">
          <table:table-cell office:value-type="float" office:value="0.145307" calcext:value-type="float">
            <text:p>0.145307</text:p>
          </table:table-cell>
          <table:table-cell office:value-type="float" office:value="0.397265" calcext:value-type="float">
            <text:p>0.397265</text:p>
          </table:table-cell>
          <table:table-cell table:formula="of:=([.A2367]*[.A2367])" office:value-type="float" office:value="0.021114124249" calcext:value-type="float">
            <text:p>0.021114124249</text:p>
          </table:table-cell>
          <table:table-cell table:formula="of:=([.A2367]-[.B2367])*([.A2367]-[.B2367])" office:value-type="float" office:value="0.063482833764" calcext:value-type="float">
            <text:p>0.063482833764</text:p>
          </table:table-cell>
          <table:table-cell/>
        </table:table-row>
        <table:table-row table:style-name="ro1">
          <table:table-cell office:value-type="float" office:value="0.145307" calcext:value-type="float">
            <text:p>0.145307</text:p>
          </table:table-cell>
          <table:table-cell office:value-type="float" office:value="0.450754" calcext:value-type="float">
            <text:p>0.450754</text:p>
          </table:table-cell>
          <table:table-cell table:formula="of:=([.A2368]*[.A2368])" office:value-type="float" office:value="0.021114124249" calcext:value-type="float">
            <text:p>0.021114124249</text:p>
          </table:table-cell>
          <table:table-cell table:formula="of:=([.A2368]-[.B2368])*([.A2368]-[.B2368])" office:value-type="float" office:value="0.093297869809" calcext:value-type="float">
            <text:p>0.093297869809</text:p>
          </table:table-cell>
          <table:table-cell/>
        </table:table-row>
        <table:table-row table:style-name="ro1">
          <table:table-cell office:value-type="float" office:value="0.163574" calcext:value-type="float">
            <text:p>0.163574</text:p>
          </table:table-cell>
          <table:table-cell office:value-type="float" office:value="0.572633" calcext:value-type="float">
            <text:p>0.572633</text:p>
          </table:table-cell>
          <table:table-cell table:formula="of:=([.A2369]*[.A2369])" office:value-type="float" office:value="0.026756453476" calcext:value-type="float">
            <text:p>0.026756453476</text:p>
          </table:table-cell>
          <table:table-cell table:formula="of:=([.A2369]-[.B2369])*([.A2369]-[.B2369])" office:value-type="float" office:value="0.167329265481" calcext:value-type="float">
            <text:p>0.167329265481</text:p>
          </table:table-cell>
          <table:table-cell/>
        </table:table-row>
        <table:table-row table:style-name="ro1">
          <table:table-cell office:value-type="float" office:value="0.357866" calcext:value-type="float">
            <text:p>0.357866</text:p>
          </table:table-cell>
          <table:table-cell office:value-type="float" office:value="0.458379" calcext:value-type="float">
            <text:p>0.458379</text:p>
          </table:table-cell>
          <table:table-cell table:formula="of:=([.A2370]*[.A2370])" office:value-type="float" office:value="0.128068073956" calcext:value-type="float">
            <text:p>0.128068073956</text:p>
          </table:table-cell>
          <table:table-cell table:formula="of:=([.A2370]-[.B2370])*([.A2370]-[.B2370])" office:value-type="float" office:value="0.010102863169" calcext:value-type="float">
            <text:p>0.010102863169</text:p>
          </table:table-cell>
          <table:table-cell/>
        </table:table-row>
        <table:table-row table:style-name="ro1">
          <table:table-cell office:value-type="float" office:value="0.449113" calcext:value-type="float">
            <text:p>0.449113</text:p>
          </table:table-cell>
          <table:table-cell office:value-type="float" office:value="0.477746" calcext:value-type="float">
            <text:p>0.477746</text:p>
          </table:table-cell>
          <table:table-cell table:formula="of:=([.A2371]*[.A2371])" office:value-type="float" office:value="0.201702486769" calcext:value-type="float">
            <text:p>0.201702486769</text:p>
          </table:table-cell>
          <table:table-cell table:formula="of:=([.A2371]-[.B2371])*([.A2371]-[.B2371])" office:value-type="float" office:value="0.000819848689000001" calcext:value-type="float">
            <text:p>0.000819848689000001</text:p>
          </table:table-cell>
          <table:table-cell/>
        </table:table-row>
        <table:table-row table:style-name="ro1">
          <table:table-cell office:value-type="float" office:value="0.565154" calcext:value-type="float">
            <text:p>0.565154</text:p>
          </table:table-cell>
          <table:table-cell office:value-type="float" office:value="0.667787" calcext:value-type="float">
            <text:p>0.667787</text:p>
          </table:table-cell>
          <table:table-cell table:formula="of:=([.A2372]*[.A2372])" office:value-type="float" office:value="0.319399043716" calcext:value-type="float">
            <text:p>0.319399043716</text:p>
          </table:table-cell>
          <table:table-cell table:formula="of:=([.A2372]-[.B2372])*([.A2372]-[.B2372])" office:value-type="float" office:value="0.010533532689" calcext:value-type="float">
            <text:p>0.010533532689</text:p>
          </table:table-cell>
          <table:table-cell/>
        </table:table-row>
        <table:table-row table:style-name="ro1">
          <table:table-cell office:value-type="float" office:value="0.565154" calcext:value-type="float">
            <text:p>0.565154</text:p>
          </table:table-cell>
          <table:table-cell office:value-type="float" office:value="0.698504" calcext:value-type="float">
            <text:p>0.698504</text:p>
          </table:table-cell>
          <table:table-cell table:formula="of:=([.A2373]*[.A2373])" office:value-type="float" office:value="0.319399043716" calcext:value-type="float">
            <text:p>0.319399043716</text:p>
          </table:table-cell>
          <table:table-cell table:formula="of:=([.A2373]-[.B2373])*([.A2373]-[.B2373])" office:value-type="float" office:value="0.0177822225" calcext:value-type="float">
            <text:p>0.0177822225</text:p>
          </table:table-cell>
          <table:table-cell/>
        </table:table-row>
        <table:table-row table:style-name="ro1">
          <table:table-cell office:value-type="float" office:value="0.565154" calcext:value-type="float">
            <text:p>0.565154</text:p>
          </table:table-cell>
          <table:table-cell office:value-type="float" office:value="0.722245" calcext:value-type="float">
            <text:p>0.722245</text:p>
          </table:table-cell>
          <table:table-cell table:formula="of:=([.A2374]*[.A2374])" office:value-type="float" office:value="0.319399043716" calcext:value-type="float">
            <text:p>0.319399043716</text:p>
          </table:table-cell>
          <table:table-cell table:formula="of:=([.A2374]-[.B2374])*([.A2374]-[.B2374])" office:value-type="float" office:value="0.024677582281" calcext:value-type="float">
            <text:p>0.024677582281</text:p>
          </table:table-cell>
          <table:table-cell/>
        </table:table-row>
        <table:table-row table:style-name="ro1">
          <table:table-cell office:value-type="float" office:value="0.609484" calcext:value-type="float">
            <text:p>0.609484</text:p>
          </table:table-cell>
          <table:table-cell office:value-type="float" office:value="0.743471" calcext:value-type="float">
            <text:p>0.743471</text:p>
          </table:table-cell>
          <table:table-cell table:formula="of:=([.A2375]*[.A2375])" office:value-type="float" office:value="0.371470746256" calcext:value-type="float">
            <text:p>0.371470746256</text:p>
          </table:table-cell>
          <table:table-cell table:formula="of:=([.A2375]-[.B2375])*([.A2375]-[.B2375])" office:value-type="float" office:value="0.017952516169" calcext:value-type="float">
            <text:p>0.017952516169</text:p>
          </table:table-cell>
          <table:table-cell/>
        </table:table-row>
        <table:table-row table:style-name="ro1">
          <table:table-cell office:value-type="float" office:value="0.793409" calcext:value-type="float">
            <text:p>0.793409</text:p>
          </table:table-cell>
          <table:table-cell office:value-type="float" office:value="0.820229" calcext:value-type="float">
            <text:p>0.820229</text:p>
          </table:table-cell>
          <table:table-cell table:formula="of:=([.A2376]*[.A2376])" office:value-type="float" office:value="0.629497841281" calcext:value-type="float">
            <text:p>0.629497841281</text:p>
          </table:table-cell>
          <table:table-cell table:formula="of:=([.A2376]-[.B2376])*([.A2376]-[.B2376])" office:value-type="float" office:value="0.000719312399999998" calcext:value-type="float">
            <text:p>0.000719312399999998</text:p>
          </table:table-cell>
          <table:table-cell/>
        </table:table-row>
        <table:table-row table:style-name="ro1">
          <table:table-cell office:value-type="float" office:value="0.845867" calcext:value-type="float">
            <text:p>0.845867</text:p>
          </table:table-cell>
          <table:table-cell office:value-type="float" office:value="0.884666" calcext:value-type="float">
            <text:p>0.884666</text:p>
          </table:table-cell>
          <table:table-cell table:formula="of:=([.A2377]*[.A2377])" office:value-type="float" office:value="0.715490981689" calcext:value-type="float">
            <text:p>0.715490981689</text:p>
          </table:table-cell>
          <table:table-cell table:formula="of:=([.A2377]-[.B2377])*([.A2377]-[.B2377])" office:value-type="float" office:value="0.00150536240099999" calcext:value-type="float">
            <text:p>0.00150536240099999</text:p>
          </table:table-cell>
          <table:table-cell/>
        </table:table-row>
        <table:table-row table:style-name="ro1">
          <table:table-cell office:value-type="float" office:value="0.92713" calcext:value-type="float">
            <text:p>0.92713</text:p>
          </table:table-cell>
          <table:table-cell office:value-type="float" office:value="0.941299" calcext:value-type="float">
            <text:p>0.941299</text:p>
          </table:table-cell>
          <table:table-cell table:formula="of:=([.A2378]*[.A2378])" office:value-type="float" office:value="0.8595700369" calcext:value-type="float">
            <text:p>0.8595700369</text:p>
          </table:table-cell>
          <table:table-cell table:formula="of:=([.A2378]-[.B2378])*([.A2378]-[.B2378])" office:value-type="float" office:value="0.000200760561" calcext:value-type="float">
            <text:p>0.000200760561</text:p>
          </table:table-cell>
          <table:table-cell/>
        </table:table-row>
        <table:table-row table:style-name="ro1">
          <table:table-cell office:value-type="float" office:value="0.985084" calcext:value-type="float">
            <text:p>0.985084</text:p>
          </table:table-cell>
          <table:table-cell office:value-type="float" office:value="0.995721" calcext:value-type="float">
            <text:p>0.995721</text:p>
          </table:table-cell>
          <table:table-cell table:formula="of:=([.A2379]*[.A2379])" office:value-type="float" office:value="0.970390487056" calcext:value-type="float">
            <text:p>0.970390487056</text:p>
          </table:table-cell>
          <table:table-cell table:formula="of:=([.A2379]-[.B2379])*([.A2379]-[.B2379])" office:value-type="float" office:value="0.000113145769" calcext:value-type="float">
            <text:p>0.000113145769</text:p>
          </table:table-cell>
          <table:table-cell/>
        </table:table-row>
        <table:table-row table:style-name="ro1">
          <table:table-cell office:value-type="float" office:value="0.999988" calcext:value-type="float">
            <text:p>0.999988</text:p>
          </table:table-cell>
          <table:table-cell office:value-type="float" office:value="0.997896" calcext:value-type="float">
            <text:p>0.997896</text:p>
          </table:table-cell>
          <table:table-cell table:formula="of:=([.A2380]*[.A2380])" office:value-type="float" office:value="0.999976000144" calcext:value-type="float">
            <text:p>0.999976000144</text:p>
          </table:table-cell>
          <table:table-cell table:formula="of:=([.A2380]-[.B2380])*([.A2380]-[.B2380])" office:value-type="float" office:value="0.00000437646399999993" calcext:value-type="float">
            <text:p>4.37646399999993E-06</text:p>
          </table:table-cell>
          <table:table-cell/>
        </table:table-row>
        <table:table-row table:style-name="ro1">
          <table:table-cell office:value-type="float" office:value="0.000013113" calcext:value-type="float">
            <text:p>0.000013113</text:p>
          </table:table-cell>
          <table:table-cell office:value-type="float" office:value="0.00000234967" calcext:value-type="float">
            <text:p>0.00000234967</text:p>
          </table:table-cell>
          <table:table-cell table:formula="of:=([.A2381]*[.A2381])" office:value-type="float" office:value="0.000000000171950769" calcext:value-type="float">
            <text:p>1.71950769E-10</text:p>
          </table:table-cell>
          <table:table-cell table:formula="of:=([.A2381]-[.B2381])*([.A2381]-[.B2381])" office:value-type="float" office:value="0.00000000011584927269" calcext:value-type="float">
            <text:p>1.158492726889E-10</text:p>
          </table:table-cell>
          <table:table-cell/>
        </table:table-row>
        <table:table-row table:style-name="ro1">
          <table:table-cell office:value-type="float" office:value="0.000018537" calcext:value-type="float">
            <text:p>0.000018537</text:p>
          </table:table-cell>
          <table:table-cell office:value-type="float" office:value="0.000140962" calcext:value-type="float">
            <text:p>0.000140962</text:p>
          </table:table-cell>
          <table:table-cell table:formula="of:=([.A2382]*[.A2382])" office:value-type="float" office:value="0.000000000343620369" calcext:value-type="float">
            <text:p>3.43620369E-10</text:p>
          </table:table-cell>
          <table:table-cell table:formula="of:=([.A2382]-[.B2382])*([.A2382]-[.B2382])" office:value-type="float" office:value="0.000000014987880625" calcext:value-type="float">
            <text:p>1.4987880625E-08</text:p>
          </table:table-cell>
          <table:table-cell/>
        </table:table-row>
        <table:table-row table:style-name="ro1">
          <table:table-cell office:value-type="float" office:value="0.0000147223" calcext:value-type="float">
            <text:p>0.0000147223</text:p>
          </table:table-cell>
          <table:table-cell office:value-type="float" office:value="0.00118096" calcext:value-type="float">
            <text:p>0.00118096</text:p>
          </table:table-cell>
          <table:table-cell table:formula="of:=([.A2383]*[.A2383])" office:value-type="float" office:value="0.00000000021674611729" calcext:value-type="float">
            <text:p>2.1674611729E-10</text:p>
          </table:table-cell>
          <table:table-cell table:formula="of:=([.A2383]-[.B2383])*([.A2383]-[.B2383])" office:value-type="float" office:value="0.00000136011037290129" calcext:value-type="float">
            <text:p>1.36011037290129E-06</text:p>
          </table:table-cell>
          <table:table-cell/>
        </table:table-row>
        <table:table-row table:style-name="ro1">
          <table:table-cell office:value-type="float" office:value="0.0000607371" calcext:value-type="float">
            <text:p>0.0000607371</text:p>
          </table:table-cell>
          <table:table-cell office:value-type="float" office:value="0.00170898" calcext:value-type="float">
            <text:p>0.00170898</text:p>
          </table:table-cell>
          <table:table-cell table:formula="of:=([.A2384]*[.A2384])" office:value-type="float" office:value="0.00000000368899531641" calcext:value-type="float">
            <text:p>3.68899531641E-09</text:p>
          </table:table-cell>
          <table:table-cell table:formula="of:=([.A2384]-[.B2384])*([.A2384]-[.B2384])" office:value-type="float" office:value="0.00000271670465740041" calcext:value-type="float">
            <text:p>2.71670465740041E-06</text:p>
          </table:table-cell>
          <table:table-cell/>
        </table:table-row>
        <table:table-row table:style-name="ro1">
          <table:table-cell office:value-type="float" office:value="0.0000200272" calcext:value-type="float">
            <text:p>0.0000200272</text:p>
          </table:table-cell>
          <table:table-cell office:value-type="float" office:value="0.000206649" calcext:value-type="float">
            <text:p>0.000206649</text:p>
          </table:table-cell>
          <table:table-cell table:formula="of:=([.A2385]*[.A2385])" office:value-type="float" office:value="0.00000000040108873984" calcext:value-type="float">
            <text:p>4.0108873984E-10</text:p>
          </table:table-cell>
          <table:table-cell table:formula="of:=([.A2385]-[.B2385])*([.A2385]-[.B2385])" office:value-type="float" office:value="0.00000003482769623524" calcext:value-type="float">
            <text:p>3.482769623524E-08</text:p>
          </table:table-cell>
          <table:table-cell/>
        </table:table-row>
        <table:table-row table:style-name="ro1">
          <table:table-cell office:value-type="float" office:value="0.000013113" calcext:value-type="float">
            <text:p>0.000013113</text:p>
          </table:table-cell>
          <table:table-cell office:value-type="float" office:value="0.00153527" calcext:value-type="float">
            <text:p>0.00153527</text:p>
          </table:table-cell>
          <table:table-cell table:formula="of:=([.A2386]*[.A2386])" office:value-type="float" office:value="0.000000000171950769" calcext:value-type="float">
            <text:p>1.71950769E-10</text:p>
          </table:table-cell>
          <table:table-cell table:formula="of:=([.A2386]-[.B2386])*([.A2386]-[.B2386])" office:value-type="float" office:value="0.000002316961932649" calcext:value-type="float">
            <text:p>2.316961932649E-06</text:p>
          </table:table-cell>
          <table:table-cell/>
        </table:table-row>
        <table:table-row table:style-name="ro1">
          <table:table-cell office:value-type="float" office:value="0.0000271201" calcext:value-type="float">
            <text:p>0.0000271201</text:p>
          </table:table-cell>
          <table:table-cell office:value-type="float" office:value="0.000231848" calcext:value-type="float">
            <text:p>0.000231848</text:p>
          </table:table-cell>
          <table:table-cell table:formula="of:=([.A2387]*[.A2387])" office:value-type="float" office:value="0.00000000073549982401" calcext:value-type="float">
            <text:p>7.3549982401E-10</text:p>
          </table:table-cell>
          <table:table-cell table:formula="of:=([.A2387]-[.B2387])*([.A2387]-[.B2387])" office:value-type="float" office:value="0.00000004191351303841" calcext:value-type="float">
            <text:p>4.191351303841E-08</text:p>
          </table:table-cell>
          <table:table-cell/>
        </table:table-row>
        <table:table-row table:style-name="ro1">
          <table:table-cell office:value-type="float" office:value="0.0000536442" calcext:value-type="float">
            <text:p>0.0000536442</text:p>
          </table:table-cell>
          <table:table-cell office:value-type="float" office:value="0.0040376" calcext:value-type="float">
            <text:p>0.0040376</text:p>
          </table:table-cell>
          <table:table-cell table:formula="of:=([.A2388]*[.A2388])" office:value-type="float" office:value="0.00000000287770019364" calcext:value-type="float">
            <text:p>2.87770019364E-09</text:p>
          </table:table-cell>
          <table:table-cell table:formula="of:=([.A2388]-[.B2388])*([.A2388]-[.B2388])" office:value-type="float" office:value="0.0000158719038163536" calcext:value-type="float">
            <text:p>1.58719038163536E-05</text:p>
          </table:table-cell>
          <table:table-cell/>
        </table:table-row>
        <table:table-row table:style-name="ro1">
          <table:table-cell office:value-type="float" office:value="0.0000212193" calcext:value-type="float">
            <text:p>0.0000212193</text:p>
          </table:table-cell>
          <table:table-cell office:value-type="float" office:value="0.014524" calcext:value-type="float">
            <text:p>0.014524</text:p>
          </table:table-cell>
          <table:table-cell table:formula="of:=([.A2389]*[.A2389])" office:value-type="float" office:value="0.00000000045025869249" calcext:value-type="float">
            <text:p>4.5025869249E-10</text:p>
          </table:table-cell>
          <table:table-cell table:formula="of:=([.A2389]-[.B2389])*([.A2389]-[.B2389])" office:value-type="float" office:value="0.000210330648032292" calcext:value-type="float">
            <text:p>0.000210330648032292</text:p>
          </table:table-cell>
          <table:table-cell/>
        </table:table-row>
        <table:table-row table:style-name="ro1">
          <table:table-cell office:value-type="float" office:value="0.0000479817" calcext:value-type="float">
            <text:p>0.0000479817</text:p>
          </table:table-cell>
          <table:table-cell office:value-type="float" office:value="0.00219451" calcext:value-type="float">
            <text:p>0.00219451</text:p>
          </table:table-cell>
          <table:table-cell table:formula="of:=([.A2390]*[.A2390])" office:value-type="float" office:value="0.00000000230224353489" calcext:value-type="float">
            <text:p>2.30224353489E-09</text:p>
          </table:table-cell>
          <table:table-cell table:formula="of:=([.A2390]-[.B2390])*([.A2390]-[.B2390])" office:value-type="float" office:value="0.00000460758374270089" calcext:value-type="float">
            <text:p>4.60758374270089E-06</text:p>
          </table:table-cell>
          <table:table-cell/>
        </table:table-row>
        <table:table-row table:style-name="ro1">
          <table:table-cell office:value-type="float" office:value="0.000300169" calcext:value-type="float">
            <text:p>0.000300169</text:p>
          </table:table-cell>
          <table:table-cell office:value-type="float" office:value="0.00159331" calcext:value-type="float">
            <text:p>0.00159331</text:p>
          </table:table-cell>
          <table:table-cell table:formula="of:=([.A2391]*[.A2391])" office:value-type="float" office:value="0.000000090101428561" calcext:value-type="float">
            <text:p>9.0101428561E-08</text:p>
          </table:table-cell>
          <table:table-cell table:formula="of:=([.A2391]-[.B2391])*([.A2391]-[.B2391])" office:value-type="float" office:value="0.000001672213645881" calcext:value-type="float">
            <text:p>1.672213645881E-06</text:p>
          </table:table-cell>
          <table:table-cell/>
        </table:table-row>
        <table:table-row table:style-name="ro1">
          <table:table-cell office:value-type="float" office:value="0.000307024" calcext:value-type="float">
            <text:p>0.000307024</text:p>
          </table:table-cell>
          <table:table-cell office:value-type="float" office:value="0.0018396" calcext:value-type="float">
            <text:p>0.0018396</text:p>
          </table:table-cell>
          <table:table-cell table:formula="of:=([.A2392]*[.A2392])" office:value-type="float" office:value="0.000000094263736576" calcext:value-type="float">
            <text:p>9.4263736576E-08</text:p>
          </table:table-cell>
          <table:table-cell table:formula="of:=([.A2392]-[.B2392])*([.A2392]-[.B2392])" office:value-type="float" office:value="0.000002348789195776" calcext:value-type="float">
            <text:p>2.348789195776E-06</text:p>
          </table:table-cell>
          <table:table-cell/>
        </table:table-row>
        <table:table-row table:style-name="ro1">
          <table:table-cell office:value-type="float" office:value="0.000318706" calcext:value-type="float">
            <text:p>0.000318706</text:p>
          </table:table-cell>
          <table:table-cell office:value-type="float" office:value="0.00468014" calcext:value-type="float">
            <text:p>0.00468014</text:p>
          </table:table-cell>
          <table:table-cell table:formula="of:=([.A2393]*[.A2393])" office:value-type="float" office:value="0.000000101573514436" calcext:value-type="float">
            <text:p>1.01573514436E-07</text:p>
          </table:table-cell>
          <table:table-cell table:formula="of:=([.A2393]-[.B2393])*([.A2393]-[.B2393])" office:value-type="float" office:value="0.000019022106536356" calcext:value-type="float">
            <text:p>1.9022106536356E-05</text:p>
          </table:table-cell>
          <table:table-cell/>
        </table:table-row>
        <table:table-row table:style-name="ro1">
          <table:table-cell office:value-type="float" office:value="0.000318706" calcext:value-type="float">
            <text:p>0.000318706</text:p>
          </table:table-cell>
          <table:table-cell office:value-type="float" office:value="0.00797332" calcext:value-type="float">
            <text:p>0.00797332</text:p>
          </table:table-cell>
          <table:table-cell table:formula="of:=([.A2394]*[.A2394])" office:value-type="float" office:value="0.000000101573514436" calcext:value-type="float">
            <text:p>1.01573514436E-07</text:p>
          </table:table-cell>
          <table:table-cell table:formula="of:=([.A2394]-[.B2394])*([.A2394]-[.B2394])" office:value-type="float" office:value="0.000058593115488996" calcext:value-type="float">
            <text:p>5.8593115488996E-05</text:p>
          </table:table-cell>
          <table:table-cell/>
        </table:table-row>
        <table:table-row table:style-name="ro1">
          <table:table-cell office:value-type="float" office:value="0.000318706" calcext:value-type="float">
            <text:p>0.000318706</text:p>
          </table:table-cell>
          <table:table-cell office:value-type="float" office:value="0.0084534" calcext:value-type="float">
            <text:p>0.0084534</text:p>
          </table:table-cell>
          <table:table-cell table:formula="of:=([.A2395]*[.A2395])" office:value-type="float" office:value="0.000000101573514436" calcext:value-type="float">
            <text:p>1.01573514436E-07</text:p>
          </table:table-cell>
          <table:table-cell table:formula="of:=([.A2395]-[.B2395])*([.A2395]-[.B2395])" office:value-type="float" office:value="0.000066173246473636" calcext:value-type="float">
            <text:p>6.6173246473636E-05</text:p>
          </table:table-cell>
          <table:table-cell/>
        </table:table-row>
        <table:table-row table:style-name="ro1">
          <table:table-cell office:value-type="float" office:value="0.000371575" calcext:value-type="float">
            <text:p>0.000371575</text:p>
          </table:table-cell>
          <table:table-cell office:value-type="float" office:value="0.00608366" calcext:value-type="float">
            <text:p>0.00608366</text:p>
          </table:table-cell>
          <table:table-cell table:formula="of:=([.A2396]*[.A2396])" office:value-type="float" office:value="0.000000138067980625" calcext:value-type="float">
            <text:p>1.38067980625E-07</text:p>
          </table:table-cell>
          <table:table-cell table:formula="of:=([.A2396]-[.B2396])*([.A2396]-[.B2396])" office:value-type="float" office:value="0.000032627915047225" calcext:value-type="float">
            <text:p>3.2627915047225E-05</text:p>
          </table:table-cell>
          <table:table-cell/>
        </table:table-row>
        <table:table-row table:style-name="ro1">
          <table:table-cell office:value-type="float" office:value="0.000304461" calcext:value-type="float">
            <text:p>0.000304461</text:p>
          </table:table-cell>
          <table:table-cell office:value-type="float" office:value="0.0591094" calcext:value-type="float">
            <text:p>0.0591094</text:p>
          </table:table-cell>
          <table:table-cell table:formula="of:=([.A2397]*[.A2397])" office:value-type="float" office:value="0.000000092696500521" calcext:value-type="float">
            <text:p>9.2696500521E-08</text:p>
          </table:table-cell>
          <table:table-cell table:formula="of:=([.A2397]-[.B2397])*([.A2397]-[.B2397])" office:value-type="float" office:value="0.00345802085079372" calcext:value-type="float">
            <text:p>0.00345802085079372</text:p>
          </table:table-cell>
          <table:table-cell/>
        </table:table-row>
        <table:table-row table:style-name="ro1">
          <table:table-cell office:value-type="float" office:value="0.000623643" calcext:value-type="float">
            <text:p>0.000623643</text:p>
          </table:table-cell>
          <table:table-cell office:value-type="float" office:value="0.0667003" calcext:value-type="float">
            <text:p>0.0667003</text:p>
          </table:table-cell>
          <table:table-cell table:formula="of:=([.A2398]*[.A2398])" office:value-type="float" office:value="0.000000388930591449" calcext:value-type="float">
            <text:p>3.88930591449E-07</text:p>
          </table:table-cell>
          <table:table-cell table:formula="of:=([.A2398]-[.B2398])*([.A2398]-[.B2398])" office:value-type="float" office:value="0.00436612460029565" calcext:value-type="float">
            <text:p>0.00436612460029565</text:p>
          </table:table-cell>
          <table:table-cell/>
        </table:table-row>
        <table:table-row table:style-name="ro1">
          <table:table-cell office:value-type="float" office:value="0.00172305" calcext:value-type="float">
            <text:p>0.00172305</text:p>
          </table:table-cell>
          <table:table-cell office:value-type="float" office:value="0.0120024" calcext:value-type="float">
            <text:p>0.0120024</text:p>
          </table:table-cell>
          <table:table-cell table:formula="of:=([.A2399]*[.A2399])" office:value-type="float" office:value="0.0000029689013025" calcext:value-type="float">
            <text:p>0.0000029689013025</text:p>
          </table:table-cell>
          <table:table-cell table:formula="of:=([.A2399]-[.B2399])*([.A2399]-[.B2399])" office:value-type="float" office:value="0.0001056650364225" calcext:value-type="float">
            <text:p>0.0001056650364225</text:p>
          </table:table-cell>
          <table:table-cell/>
        </table:table-row>
        <table:table-row table:style-name="ro1">
          <table:table-cell office:value-type="float" office:value="0.00214559" calcext:value-type="float">
            <text:p>0.00214559</text:p>
          </table:table-cell>
          <table:table-cell office:value-type="float" office:value="0.0326013" calcext:value-type="float">
            <text:p>0.0326013</text:p>
          </table:table-cell>
          <table:table-cell table:formula="of:=([.A2400]*[.A2400])" office:value-type="float" office:value="0.0000046035564481" calcext:value-type="float">
            <text:p>0.0000046035564481</text:p>
          </table:table-cell>
          <table:table-cell table:formula="of:=([.A2400]-[.B2400])*([.A2400]-[.B2400])" office:value-type="float" office:value="0.0009275502716041" calcext:value-type="float">
            <text:p>0.0009275502716041</text:p>
          </table:table-cell>
          <table:table-cell/>
        </table:table-row>
        <table:table-row table:style-name="ro1">
          <table:table-cell office:value-type="float" office:value="0.00375509" calcext:value-type="float">
            <text:p>0.00375509</text:p>
          </table:table-cell>
          <table:table-cell office:value-type="float" office:value="0.137613" calcext:value-type="float">
            <text:p>0.137613</text:p>
          </table:table-cell>
          <table:table-cell table:formula="of:=([.A2401]*[.A2401])" office:value-type="float" office:value="0.0000141007009081" calcext:value-type="float">
            <text:p>0.0000141007009081</text:p>
          </table:table-cell>
          <table:table-cell table:formula="of:=([.A2401]-[.B2401])*([.A2401]-[.B2401])" office:value-type="float" office:value="0.0179179400695681" calcext:value-type="float">
            <text:p>0.0179179400695681</text:p>
          </table:table-cell>
          <table:table-cell/>
        </table:table-row>
        <table:table-row table:style-name="ro1">
          <table:table-cell office:value-type="float" office:value="0.0068363" calcext:value-type="float">
            <text:p>0.0068363</text:p>
          </table:table-cell>
          <table:table-cell office:value-type="float" office:value="0.169306" calcext:value-type="float">
            <text:p>0.169306</text:p>
          </table:table-cell>
          <table:table-cell table:formula="of:=([.A2402]*[.A2402])" office:value-type="float" office:value="0.00004673499769" calcext:value-type="float">
            <text:p>0.00004673499769</text:p>
          </table:table-cell>
          <table:table-cell table:formula="of:=([.A2402]-[.B2402])*([.A2402]-[.B2402])" office:value-type="float" office:value="0.02639640341809" calcext:value-type="float">
            <text:p>0.02639640341809</text:p>
          </table:table-cell>
          <table:table-cell/>
        </table:table-row>
        <table:table-row table:style-name="ro1">
          <table:table-cell office:value-type="float" office:value="0.0128533" calcext:value-type="float">
            <text:p>0.0128533</text:p>
          </table:table-cell>
          <table:table-cell office:value-type="float" office:value="0.175651" calcext:value-type="float">
            <text:p>0.175651</text:p>
          </table:table-cell>
          <table:table-cell table:formula="of:=([.A2403]*[.A2403])" office:value-type="float" office:value="0.00016520732089" calcext:value-type="float">
            <text:p>0.00016520732089</text:p>
          </table:table-cell>
          <table:table-cell table:formula="of:=([.A2403]-[.B2403])*([.A2403]-[.B2403])" office:value-type="float" office:value="0.02650309112529" calcext:value-type="float">
            <text:p>0.02650309112529</text:p>
          </table:table-cell>
          <table:table-cell/>
        </table:table-row>
        <table:table-row table:style-name="ro1">
          <table:table-cell office:value-type="float" office:value="0.0122266" calcext:value-type="float">
            <text:p>0.0122266</text:p>
          </table:table-cell>
          <table:table-cell office:value-type="float" office:value="0.224283" calcext:value-type="float">
            <text:p>0.224283</text:p>
          </table:table-cell>
          <table:table-cell table:formula="of:=([.A2404]*[.A2404])" office:value-type="float" office:value="0.00014948974756" calcext:value-type="float">
            <text:p>0.00014948974756</text:p>
          </table:table-cell>
          <table:table-cell table:formula="of:=([.A2404]-[.B2404])*([.A2404]-[.B2404])" office:value-type="float" office:value="0.04496791678096" calcext:value-type="float">
            <text:p>0.04496791678096</text:p>
          </table:table-cell>
          <table:table-cell/>
        </table:table-row>
        <table:table-row table:style-name="ro1">
          <table:table-cell office:value-type="float" office:value="0.0305597" calcext:value-type="float">
            <text:p>0.0305597</text:p>
          </table:table-cell>
          <table:table-cell office:value-type="float" office:value="0.100157" calcext:value-type="float">
            <text:p>0.100157</text:p>
          </table:table-cell>
          <table:table-cell table:formula="of:=([.A2405]*[.A2405])" office:value-type="float" office:value="0.00093389526409" calcext:value-type="float">
            <text:p>0.00093389526409</text:p>
          </table:table-cell>
          <table:table-cell table:formula="of:=([.A2405]-[.B2405])*([.A2405]-[.B2405])" office:value-type="float" office:value="0.00484378416729" calcext:value-type="float">
            <text:p>0.00484378416729</text:p>
          </table:table-cell>
          <table:table-cell/>
        </table:table-row>
        <table:table-row table:style-name="ro1">
          <table:table-cell office:value-type="float" office:value="0.0305596" calcext:value-type="float">
            <text:p>0.0305596</text:p>
          </table:table-cell>
          <table:table-cell office:value-type="float" office:value="0.172265" calcext:value-type="float">
            <text:p>0.172265</text:p>
          </table:table-cell>
          <table:table-cell table:formula="of:=([.A2406]*[.A2406])" office:value-type="float" office:value="0.00093388915216" calcext:value-type="float">
            <text:p>0.00093388915216</text:p>
          </table:table-cell>
          <table:table-cell table:formula="of:=([.A2406]-[.B2406])*([.A2406]-[.B2406])" office:value-type="float" office:value="0.02008042038916" calcext:value-type="float">
            <text:p>0.02008042038916</text:p>
          </table:table-cell>
          <table:table-cell/>
        </table:table-row>
        <table:table-row table:style-name="ro1">
          <table:table-cell office:value-type="float" office:value="0.0305597" calcext:value-type="float">
            <text:p>0.0305597</text:p>
          </table:table-cell>
          <table:table-cell office:value-type="float" office:value="0.18915" calcext:value-type="float">
            <text:p>0.18915</text:p>
          </table:table-cell>
          <table:table-cell table:formula="of:=([.A2407]*[.A2407])" office:value-type="float" office:value="0.00093389526409" calcext:value-type="float">
            <text:p>0.00093389526409</text:p>
          </table:table-cell>
          <table:table-cell table:formula="of:=([.A2407]-[.B2407])*([.A2407]-[.B2407])" office:value-type="float" office:value="0.02515088325409" calcext:value-type="float">
            <text:p>0.02515088325409</text:p>
          </table:table-cell>
          <table:table-cell/>
        </table:table-row>
        <table:table-row table:style-name="ro1">
          <table:table-cell office:value-type="float" office:value="0.0305597" calcext:value-type="float">
            <text:p>0.0305597</text:p>
          </table:table-cell>
          <table:table-cell office:value-type="float" office:value="0.201039" calcext:value-type="float">
            <text:p>0.201039</text:p>
          </table:table-cell>
          <table:table-cell table:formula="of:=([.A2408]*[.A2408])" office:value-type="float" office:value="0.00093389526409" calcext:value-type="float">
            <text:p>0.00093389526409</text:p>
          </table:table-cell>
          <table:table-cell table:formula="of:=([.A2408]-[.B2408])*([.A2408]-[.B2408])" office:value-type="float" office:value="0.02906319172849" calcext:value-type="float">
            <text:p>0.02906319172849</text:p>
          </table:table-cell>
          <table:table-cell/>
        </table:table-row>
        <table:table-row table:style-name="ro1">
          <table:table-cell office:value-type="float" office:value="0.0570672" calcext:value-type="float">
            <text:p>0.0570672</text:p>
          </table:table-cell>
          <table:table-cell office:value-type="float" office:value="0.401664" calcext:value-type="float">
            <text:p>0.401664</text:p>
          </table:table-cell>
          <table:table-cell table:formula="of:=([.A2409]*[.A2409])" office:value-type="float" office:value="0.00325666531584" calcext:value-type="float">
            <text:p>0.00325666531584</text:p>
          </table:table-cell>
          <table:table-cell table:formula="of:=([.A2409]-[.B2409])*([.A2409]-[.B2409])" office:value-type="float" office:value="0.11874695457024" calcext:value-type="float">
            <text:p>0.11874695457024</text:p>
          </table:table-cell>
          <table:table-cell/>
        </table:table-row>
        <table:table-row table:style-name="ro1">
          <table:table-cell office:value-type="float" office:value="0.151538" calcext:value-type="float">
            <text:p>0.151538</text:p>
          </table:table-cell>
          <table:table-cell office:value-type="float" office:value="0.300837" calcext:value-type="float">
            <text:p>0.300837</text:p>
          </table:table-cell>
          <table:table-cell table:formula="of:=([.A2410]*[.A2410])" office:value-type="float" office:value="0.022963765444" calcext:value-type="float">
            <text:p>0.022963765444</text:p>
          </table:table-cell>
          <table:table-cell table:formula="of:=([.A2410]-[.B2410])*([.A2410]-[.B2410])" office:value-type="float" office:value="0.022290191401" calcext:value-type="float">
            <text:p>0.022290191401</text:p>
          </table:table-cell>
          <table:table-cell/>
        </table:table-row>
        <table:table-row table:style-name="ro1">
          <table:table-cell office:value-type="float" office:value="0.182354" calcext:value-type="float">
            <text:p>0.182354</text:p>
          </table:table-cell>
          <table:table-cell office:value-type="float" office:value="0.366575" calcext:value-type="float">
            <text:p>0.366575</text:p>
          </table:table-cell>
          <table:table-cell table:formula="of:=([.A2411]*[.A2411])" office:value-type="float" office:value="0.033252981316" calcext:value-type="float">
            <text:p>0.033252981316</text:p>
          </table:table-cell>
          <table:table-cell table:formula="of:=([.A2411]-[.B2411])*([.A2411]-[.B2411])" office:value-type="float" office:value="0.033937376841" calcext:value-type="float">
            <text:p>0.033937376841</text:p>
          </table:table-cell>
          <table:table-cell/>
        </table:table-row>
        <table:table-row table:style-name="ro1">
          <table:table-cell office:value-type="float" office:value="0.311081" calcext:value-type="float">
            <text:p>0.311081</text:p>
          </table:table-cell>
          <table:table-cell office:value-type="float" office:value="0.543269" calcext:value-type="float">
            <text:p>0.543269</text:p>
          </table:table-cell>
          <table:table-cell table:formula="of:=([.A2412]*[.A2412])" office:value-type="float" office:value="0.096771388561" calcext:value-type="float">
            <text:p>0.096771388561</text:p>
          </table:table-cell>
          <table:table-cell table:formula="of:=([.A2412]-[.B2412])*([.A2412]-[.B2412])" office:value-type="float" office:value="0.053911267344" calcext:value-type="float">
            <text:p>0.053911267344</text:p>
          </table:table-cell>
          <table:table-cell/>
        </table:table-row>
        <table:table-row table:style-name="ro1">
          <table:table-cell office:value-type="float" office:value="0.519081" calcext:value-type="float">
            <text:p>0.519081</text:p>
          </table:table-cell>
          <table:table-cell office:value-type="float" office:value="0.617904" calcext:value-type="float">
            <text:p>0.617904</text:p>
          </table:table-cell>
          <table:table-cell table:formula="of:=([.A2413]*[.A2413])" office:value-type="float" office:value="0.269445084561" calcext:value-type="float">
            <text:p>0.269445084561</text:p>
          </table:table-cell>
          <table:table-cell table:formula="of:=([.A2413]-[.B2413])*([.A2413]-[.B2413])" office:value-type="float" office:value="0.009765985329" calcext:value-type="float">
            <text:p>0.009765985329</text:p>
          </table:table-cell>
          <table:table-cell/>
        </table:table-row>
        <table:table-row table:style-name="ro1">
          <table:table-cell office:value-type="float" office:value="0.702057" calcext:value-type="float">
            <text:p>0.702057</text:p>
          </table:table-cell>
          <table:table-cell office:value-type="float" office:value="0.840962" calcext:value-type="float">
            <text:p>0.840962</text:p>
          </table:table-cell>
          <table:table-cell table:formula="of:=([.A2414]*[.A2414])" office:value-type="float" office:value="0.492884031249" calcext:value-type="float">
            <text:p>0.492884031249</text:p>
          </table:table-cell>
          <table:table-cell table:formula="of:=([.A2414]-[.B2414])*([.A2414]-[.B2414])" office:value-type="float" office:value="0.019294599025" calcext:value-type="float">
            <text:p>0.019294599025</text:p>
          </table:table-cell>
          <table:table-cell/>
        </table:table-row>
        <table:table-row table:style-name="ro1">
          <table:table-cell office:value-type="float" office:value="0.702056" calcext:value-type="float">
            <text:p>0.702056</text:p>
          </table:table-cell>
          <table:table-cell office:value-type="float" office:value="0.831556" calcext:value-type="float">
            <text:p>0.831556</text:p>
          </table:table-cell>
          <table:table-cell table:formula="of:=([.A2415]*[.A2415])" office:value-type="float" office:value="0.492882627136" calcext:value-type="float">
            <text:p>0.492882627136</text:p>
          </table:table-cell>
          <table:table-cell table:formula="of:=([.A2415]-[.B2415])*([.A2415]-[.B2415])" office:value-type="float" office:value="0.01677025" calcext:value-type="float">
            <text:p>0.01677025</text:p>
          </table:table-cell>
          <table:table-cell/>
        </table:table-row>
        <table:table-row table:style-name="ro1">
          <table:table-cell office:value-type="float" office:value="0.744888" calcext:value-type="float">
            <text:p>0.744888</text:p>
          </table:table-cell>
          <table:table-cell office:value-type="float" office:value="0.909505" calcext:value-type="float">
            <text:p>0.909505</text:p>
          </table:table-cell>
          <table:table-cell table:formula="of:=([.A2416]*[.A2416])" office:value-type="float" office:value="0.554858132544" calcext:value-type="float">
            <text:p>0.554858132544</text:p>
          </table:table-cell>
          <table:table-cell table:formula="of:=([.A2416]-[.B2416])*([.A2416]-[.B2416])" office:value-type="float" office:value="0.027098756689" calcext:value-type="float">
            <text:p>0.027098756689</text:p>
          </table:table-cell>
          <table:table-cell/>
        </table:table-row>
        <table:table-row table:style-name="ro1">
          <table:table-cell office:value-type="float" office:value="0.937912" calcext:value-type="float">
            <text:p>0.937912</text:p>
          </table:table-cell>
          <table:table-cell office:value-type="float" office:value="0.967726" calcext:value-type="float">
            <text:p>0.967726</text:p>
          </table:table-cell>
          <table:table-cell table:formula="of:=([.A2417]*[.A2417])" office:value-type="float" office:value="0.879678919744" calcext:value-type="float">
            <text:p>0.879678919744</text:p>
          </table:table-cell>
          <table:table-cell table:formula="of:=([.A2417]-[.B2417])*([.A2417]-[.B2417])" office:value-type="float" office:value="0.000888874596" calcext:value-type="float">
            <text:p>0.000888874596</text:p>
          </table:table-cell>
          <table:table-cell/>
        </table:table-row>
        <table:table-row table:style-name="ro1">
          <table:table-cell office:value-type="float" office:value="0.937912" calcext:value-type="float">
            <text:p>0.937912</text:p>
          </table:table-cell>
          <table:table-cell office:value-type="float" office:value="0.996156" calcext:value-type="float">
            <text:p>0.996156</text:p>
          </table:table-cell>
          <table:table-cell table:formula="of:=([.A2418]*[.A2418])" office:value-type="float" office:value="0.879678919744" calcext:value-type="float">
            <text:p>0.879678919744</text:p>
          </table:table-cell>
          <table:table-cell table:formula="of:=([.A2418]-[.B2418])*([.A2418]-[.B2418])" office:value-type="float" office:value="0.00339236353600001" calcext:value-type="float">
            <text:p>0.00339236353600001</text:p>
          </table:table-cell>
          <table:table-cell/>
        </table:table-row>
        <table:table-row table:style-name="ro1">
          <table:table-cell office:value-type="float" office:value="0.984912" calcext:value-type="float">
            <text:p>0.984912</text:p>
          </table:table-cell>
          <table:table-cell office:value-type="float" office:value="0.997956" calcext:value-type="float">
            <text:p>0.997956</text:p>
          </table:table-cell>
          <table:table-cell table:formula="of:=([.A2419]*[.A2419])" office:value-type="float" office:value="0.970051647744" calcext:value-type="float">
            <text:p>0.970051647744</text:p>
          </table:table-cell>
          <table:table-cell table:formula="of:=([.A2419]-[.B2419])*([.A2419]-[.B2419])" office:value-type="float" office:value="0.000170145935999999" calcext:value-type="float">
            <text:p>0.000170145935999999</text:p>
          </table:table-cell>
          <table:table-cell/>
        </table:table-row>
        <table:table-row table:style-name="ro1">
          <table:table-cell office:value-type="float" office:value="0.00000280142" calcext:value-type="float">
            <text:p>0.00000280142</text:p>
          </table:table-cell>
          <table:table-cell office:value-type="float" office:value="0.00000297442" calcext:value-type="float">
            <text:p>0.00000297442</text:p>
          </table:table-cell>
          <table:table-cell table:formula="of:=([.A2420]*[.A2420])" office:value-type="float" office:value="0.00000000000784795402" calcext:value-type="float">
            <text:p>7.8479540164E-12</text:p>
          </table:table-cell>
          <table:table-cell table:formula="of:=([.A2420]-[.B2420])*([.A2420]-[.B2420])" office:value-type="float" office:value="0.000000000000029929" calcext:value-type="float">
            <text:p>2.9929E-14</text:p>
          </table:table-cell>
          <table:table-cell/>
        </table:table-row>
        <table:table-row table:style-name="ro1">
          <table:table-cell office:value-type="float" office:value="0.00000280142" calcext:value-type="float">
            <text:p>0.00000280142</text:p>
          </table:table-cell>
          <table:table-cell office:value-type="float" office:value="0.00177348" calcext:value-type="float">
            <text:p>0.00177348</text:p>
          </table:table-cell>
          <table:table-cell table:formula="of:=([.A2421]*[.A2421])" office:value-type="float" office:value="0.00000000000784795402" calcext:value-type="float">
            <text:p>7.8479540164E-12</text:p>
          </table:table-cell>
          <table:table-cell table:formula="of:=([.A2421]-[.B2421])*([.A2421]-[.B2421])" office:value-type="float" office:value="0.00000313530263367082" calcext:value-type="float">
            <text:p>3.13530263367082E-06</text:p>
          </table:table-cell>
          <table:table-cell/>
        </table:table-row>
        <table:table-row table:style-name="ro1">
          <table:table-cell office:value-type="float" office:value="0.0000197291" calcext:value-type="float">
            <text:p>0.0000197291</text:p>
          </table:table-cell>
          <table:table-cell office:value-type="float" office:value="0.00442839" calcext:value-type="float">
            <text:p>0.00442839</text:p>
          </table:table-cell>
          <table:table-cell table:formula="of:=([.A2422]*[.A2422])" office:value-type="float" office:value="0.00000000038923738681" calcext:value-type="float">
            <text:p>3.8923738681E-10</text:p>
          </table:table-cell>
          <table:table-cell table:formula="of:=([.A2422]-[.B2422])*([.A2422]-[.B2422])" office:value-type="float" office:value="0.0000194362909311888" calcext:value-type="float">
            <text:p>1.94362909311888E-05</text:p>
          </table:table-cell>
          <table:table-cell/>
        </table:table-row>
        <table:table-row table:style-name="ro1">
          <table:table-cell office:value-type="float" office:value="0.000010252" calcext:value-type="float">
            <text:p>0.000010252</text:p>
          </table:table-cell>
          <table:table-cell office:value-type="float" office:value="0.00111326" calcext:value-type="float">
            <text:p>0.00111326</text:p>
          </table:table-cell>
          <table:table-cell table:formula="of:=([.A2423]*[.A2423])" office:value-type="float" office:value="0.000000000105103504" calcext:value-type="float">
            <text:p>1.05103504E-10</text:p>
          </table:table-cell>
          <table:table-cell table:formula="of:=([.A2423]-[.B2423])*([.A2423]-[.B2423])" office:value-type="float" office:value="0.000001216626648064" calcext:value-type="float">
            <text:p>1.216626648064E-06</text:p>
          </table:table-cell>
          <table:table-cell/>
        </table:table-row>
        <table:table-row table:style-name="ro1">
          <table:table-cell office:value-type="float" office:value="0.00000274181" calcext:value-type="float">
            <text:p>0.00000274181</text:p>
          </table:table-cell>
          <table:table-cell office:value-type="float" office:value="0.00486837" calcext:value-type="float">
            <text:p>0.00486837</text:p>
          </table:table-cell>
          <table:table-cell table:formula="of:=([.A2424]*[.A2424])" office:value-type="float" office:value="0.00000000000751752208" calcext:value-type="float">
            <text:p>7.5175220761E-12</text:p>
          </table:table-cell>
          <table:table-cell table:formula="of:=([.A2424]-[.B2424])*([.A2424]-[.B2424])" office:value-type="float" office:value="0.0000236743376833227" calcext:value-type="float">
            <text:p>2.36743376833227E-05</text:p>
          </table:table-cell>
          <table:table-cell/>
        </table:table-row>
        <table:table-row table:style-name="ro1">
          <table:table-cell office:value-type="float" office:value="0.00000274181" calcext:value-type="float">
            <text:p>0.00000274181</text:p>
          </table:table-cell>
          <table:table-cell office:value-type="float" office:value="0.00730504" calcext:value-type="float">
            <text:p>0.00730504</text:p>
          </table:table-cell>
          <table:table-cell table:formula="of:=([.A2425]*[.A2425])" office:value-type="float" office:value="0.00000000000751752208" calcext:value-type="float">
            <text:p>7.5175220761E-12</text:p>
          </table:table-cell>
          <table:table-cell table:formula="of:=([.A2425]-[.B2425])*([.A2425]-[.B2425])" office:value-type="float" office:value="0.0000533235588556773" calcext:value-type="float">
            <text:p>5.33235588556773E-05</text:p>
          </table:table-cell>
          <table:table-cell/>
        </table:table-row>
        <table:table-row table:style-name="ro1">
          <table:table-cell office:value-type="float" office:value="0.00000548363" calcext:value-type="float">
            <text:p>0.00000548363</text:p>
          </table:table-cell>
          <table:table-cell office:value-type="float" office:value="0.0481971" calcext:value-type="float">
            <text:p>0.0481971</text:p>
          </table:table-cell>
          <table:table-cell table:formula="of:=([.A2426]*[.A2426])" office:value-type="float" office:value="0.00000000003007019798" calcext:value-type="float">
            <text:p>3.00701979769E-11</text:p>
          </table:table-cell>
          <table:table-cell table:formula="of:=([.A2426]-[.B2426])*([.A2426]-[.B2426])" office:value-type="float" office:value="0.00232243188835325" calcext:value-type="float">
            <text:p>0.00232243188835325</text:p>
          </table:table-cell>
          <table:table-cell/>
        </table:table-row>
        <table:table-row table:style-name="ro1">
          <table:table-cell office:value-type="float" office:value="0.00000548363" calcext:value-type="float">
            <text:p>0.00000548363</text:p>
          </table:table-cell>
          <table:table-cell office:value-type="float" office:value="0.159749" calcext:value-type="float">
            <text:p>0.159749</text:p>
          </table:table-cell>
          <table:table-cell table:formula="of:=([.A2427]*[.A2427])" office:value-type="float" office:value="0.00000000003007019798" calcext:value-type="float">
            <text:p>3.00701979769E-11</text:p>
          </table:table-cell>
          <table:table-cell table:formula="of:=([.A2427]-[.B2427])*([.A2427]-[.B2427])" office:value-type="float" office:value="0.0255179910222525" calcext:value-type="float">
            <text:p>0.0255179910222525</text:p>
          </table:table-cell>
          <table:table-cell/>
        </table:table-row>
        <table:table-row table:style-name="ro1">
          <table:table-cell office:value-type="float" office:value="0.0000389814" calcext:value-type="float">
            <text:p>0.0000389814</text:p>
          </table:table-cell>
          <table:table-cell office:value-type="float" office:value="0.00749903" calcext:value-type="float">
            <text:p>0.00749903</text:p>
          </table:table-cell>
          <table:table-cell table:formula="of:=([.A2428]*[.A2428])" office:value-type="float" office:value="0.00000000151954954596" calcext:value-type="float">
            <text:p>1.51954954596E-09</text:p>
          </table:table-cell>
          <table:table-cell table:formula="of:=([.A2428]-[.B2428])*([.A2428]-[.B2428])" office:value-type="float" office:value="0.000055652325114362" calcext:value-type="float">
            <text:p>5.5652325114362E-05</text:p>
          </table:table-cell>
          <table:table-cell/>
        </table:table-row>
        <table:table-row table:style-name="ro1">
          <table:table-cell office:value-type="float" office:value="0.00000888109" calcext:value-type="float">
            <text:p>0.00000888109</text:p>
          </table:table-cell>
          <table:table-cell office:value-type="float" office:value="0.00159921" calcext:value-type="float">
            <text:p>0.00159921</text:p>
          </table:table-cell>
          <table:table-cell table:formula="of:=([.A2429]*[.A2429])" office:value-type="float" office:value="0.00000000007887375959" calcext:value-type="float">
            <text:p>7.88737595881E-11</text:p>
          </table:table-cell>
          <table:table-cell table:formula="of:=([.A2429]-[.B2429])*([.A2429]-[.B2429])" office:value-type="float" office:value="0.00000252914604198179" calcext:value-type="float">
            <text:p>2.52914604198179E-06</text:p>
          </table:table-cell>
          <table:table-cell/>
        </table:table-row>
        <table:table-row table:style-name="ro1">
          <table:table-cell office:value-type="float" office:value="0.0000897646" calcext:value-type="float">
            <text:p>0.0000897646</text:p>
          </table:table-cell>
          <table:table-cell office:value-type="float" office:value="0.0189529" calcext:value-type="float">
            <text:p>0.0189529</text:p>
          </table:table-cell>
          <table:table-cell table:formula="of:=([.A2430]*[.A2430])" office:value-type="float" office:value="0.00000000805768341316" calcext:value-type="float">
            <text:p>8.05768341316E-09</text:p>
          </table:table-cell>
          <table:table-cell table:formula="of:=([.A2430]-[.B2430])*([.A2430]-[.B2430])" office:value-type="float" office:value="0.000355817877118733" calcext:value-type="float">
            <text:p>0.000355817877118733</text:p>
          </table:table-cell>
          <table:table-cell/>
        </table:table-row>
        <table:table-row table:style-name="ro1">
          <table:table-cell office:value-type="float" office:value="0.0000169277" calcext:value-type="float">
            <text:p>0.0000169277</text:p>
          </table:table-cell>
          <table:table-cell office:value-type="float" office:value="0.0774569" calcext:value-type="float">
            <text:p>0.0774569</text:p>
          </table:table-cell>
          <table:table-cell table:formula="of:=([.A2431]*[.A2431])" office:value-type="float" office:value="0.00000000028654702729" calcext:value-type="float">
            <text:p>2.8654702729E-10</text:p>
          </table:table-cell>
          <table:table-cell table:formula="of:=([.A2431]-[.B2431])*([.A2431]-[.B2431])" office:value-type="float" office:value="0.00599694930982477" calcext:value-type="float">
            <text:p>0.00599694930982477</text:p>
          </table:table-cell>
          <table:table-cell/>
        </table:table-row>
        <table:table-row table:style-name="ro1">
          <table:table-cell office:value-type="float" office:value="0.000062108" calcext:value-type="float">
            <text:p>0.000062108</text:p>
          </table:table-cell>
          <table:table-cell office:value-type="float" office:value="0.0433874" calcext:value-type="float">
            <text:p>0.0433874</text:p>
          </table:table-cell>
          <table:table-cell table:formula="of:=([.A2432]*[.A2432])" office:value-type="float" office:value="0.000000003857403664" calcext:value-type="float">
            <text:p>3.857403664E-09</text:p>
          </table:table-cell>
          <table:table-cell table:formula="of:=([.A2432]-[.B2432])*([.A2432]-[.B2432])" office:value-type="float" office:value="0.00187708092688526" calcext:value-type="float">
            <text:p>0.00187708092688526</text:p>
          </table:table-cell>
          <table:table-cell/>
        </table:table-row>
        <table:table-row table:style-name="ro1">
          <table:table-cell office:value-type="float" office:value="0.0000199676" calcext:value-type="float">
            <text:p>0.0000199676</text:p>
          </table:table-cell>
          <table:table-cell office:value-type="float" office:value="0.00617036" calcext:value-type="float">
            <text:p>0.00617036</text:p>
          </table:table-cell>
          <table:table-cell table:formula="of:=([.A2433]*[.A2433])" office:value-type="float" office:value="0.00000000039870504976" calcext:value-type="float">
            <text:p>3.9870504976E-10</text:p>
          </table:table-cell>
          <table:table-cell table:formula="of:=([.A2433]-[.B2433])*([.A2433]-[.B2433])" office:value-type="float" office:value="0.0000378273266739777" calcext:value-type="float">
            <text:p>3.78273266739777E-05</text:p>
          </table:table-cell>
          <table:table-cell/>
        </table:table-row>
        <table:table-row table:style-name="ro1">
          <table:table-cell office:value-type="float" office:value="0.000624955" calcext:value-type="float">
            <text:p>0.000624955</text:p>
          </table:table-cell>
          <table:table-cell office:value-type="float" office:value="0.00689292" calcext:value-type="float">
            <text:p>0.00689292</text:p>
          </table:table-cell>
          <table:table-cell table:formula="of:=([.A2434]*[.A2434])" office:value-type="float" office:value="0.000000390568752025" calcext:value-type="float">
            <text:p>3.90568752025E-07</text:p>
          </table:table-cell>
          <table:table-cell table:formula="of:=([.A2434]-[.B2434])*([.A2434]-[.B2434])" office:value-type="float" office:value="0.000039287385241225" calcext:value-type="float">
            <text:p>3.9287385241225E-05</text:p>
          </table:table-cell>
          <table:table-cell/>
        </table:table-row>
        <table:table-row table:style-name="ro1">
          <table:table-cell office:value-type="float" office:value="0.00164866" calcext:value-type="float">
            <text:p>0.00164866</text:p>
          </table:table-cell>
          <table:table-cell office:value-type="float" office:value="0.00389295" calcext:value-type="float">
            <text:p>0.00389295</text:p>
          </table:table-cell>
          <table:table-cell table:formula="of:=([.A2435]*[.A2435])" office:value-type="float" office:value="0.0000027180797956" calcext:value-type="float">
            <text:p>0.0000027180797956</text:p>
          </table:table-cell>
          <table:table-cell table:formula="of:=([.A2435]-[.B2435])*([.A2435]-[.B2435])" office:value-type="float" office:value="0.0000050368376041" calcext:value-type="float">
            <text:p>0.0000050368376041</text:p>
          </table:table-cell>
          <table:table-cell/>
        </table:table-row>
        <table:table-row table:style-name="ro1">
          <table:table-cell office:value-type="float" office:value="0.00164866" calcext:value-type="float">
            <text:p>0.00164866</text:p>
          </table:table-cell>
          <table:table-cell office:value-type="float" office:value="0.0305481" calcext:value-type="float">
            <text:p>0.0305481</text:p>
          </table:table-cell>
          <table:table-cell table:formula="of:=([.A2436]*[.A2436])" office:value-type="float" office:value="0.0000027180797956" calcext:value-type="float">
            <text:p>0.0000027180797956</text:p>
          </table:table-cell>
          <table:table-cell table:formula="of:=([.A2436]-[.B2436])*([.A2436]-[.B2436])" office:value-type="float" office:value="0.0008351776323136" calcext:value-type="float">
            <text:p>0.0008351776323136</text:p>
          </table:table-cell>
          <table:table-cell/>
        </table:table-row>
        <table:table-row table:style-name="ro1">
          <table:table-cell office:value-type="float" office:value="0.00954843" calcext:value-type="float">
            <text:p>0.00954843</text:p>
          </table:table-cell>
          <table:table-cell office:value-type="float" office:value="0.0235202" calcext:value-type="float">
            <text:p>0.0235202</text:p>
          </table:table-cell>
          <table:table-cell table:formula="of:=([.A2437]*[.A2437])" office:value-type="float" office:value="0.0000911725154649" calcext:value-type="float">
            <text:p>0.0000911725154649</text:p>
          </table:table-cell>
          <table:table-cell table:formula="of:=([.A2437]-[.B2437])*([.A2437]-[.B2437])" office:value-type="float" office:value="0.0001952103569329" calcext:value-type="float">
            <text:p>0.0001952103569329</text:p>
          </table:table-cell>
          <table:table-cell/>
        </table:table-row>
        <table:table-row table:style-name="ro1">
          <table:table-cell office:value-type="float" office:value="0.0346686" calcext:value-type="float">
            <text:p>0.0346686</text:p>
          </table:table-cell>
          <table:table-cell office:value-type="float" office:value="0.0124947" calcext:value-type="float">
            <text:p>0.0124947</text:p>
          </table:table-cell>
          <table:table-cell table:formula="of:=([.A2438]*[.A2438])" office:value-type="float" office:value="0.00120191182596" calcext:value-type="float">
            <text:p>0.00120191182596</text:p>
          </table:table-cell>
          <table:table-cell table:formula="of:=([.A2438]-[.B2438])*([.A2438]-[.B2438])" office:value-type="float" office:value="0.00049168184121" calcext:value-type="float">
            <text:p>0.00049168184121</text:p>
          </table:table-cell>
          <table:table-cell/>
        </table:table-row>
        <table:table-row table:style-name="ro1">
          <table:table-cell office:value-type="float" office:value="0.0830652" calcext:value-type="float">
            <text:p>0.0830652</text:p>
          </table:table-cell>
          <table:table-cell office:value-type="float" office:value="0.0142518" calcext:value-type="float">
            <text:p>0.0142518</text:p>
          </table:table-cell>
          <table:table-cell table:formula="of:=([.A2439]*[.A2439])" office:value-type="float" office:value="0.00689982745104" calcext:value-type="float">
            <text:p>0.00689982745104</text:p>
          </table:table-cell>
          <table:table-cell table:formula="of:=([.A2439]-[.B2439])*([.A2439]-[.B2439])" office:value-type="float" office:value="0.00473528401956" calcext:value-type="float">
            <text:p>0.00473528401956</text:p>
          </table:table-cell>
          <table:table-cell/>
        </table:table-row>
        <table:table-row table:style-name="ro1">
          <table:table-cell office:value-type="float" office:value="0.0830652" calcext:value-type="float">
            <text:p>0.0830652</text:p>
          </table:table-cell>
          <table:table-cell office:value-type="float" office:value="0.276219" calcext:value-type="float">
            <text:p>0.276219</text:p>
          </table:table-cell>
          <table:table-cell table:formula="of:=([.A2440]*[.A2440])" office:value-type="float" office:value="0.00689982745104" calcext:value-type="float">
            <text:p>0.00689982745104</text:p>
          </table:table-cell>
          <table:table-cell table:formula="of:=([.A2440]-[.B2440])*([.A2440]-[.B2440])" office:value-type="float" office:value="0.03730839045444" calcext:value-type="float">
            <text:p>0.03730839045444</text:p>
          </table:table-cell>
          <table:table-cell/>
        </table:table-row>
        <table:table-row table:style-name="ro1">
          <table:table-cell office:value-type="float" office:value="0.076421" calcext:value-type="float">
            <text:p>0.076421</text:p>
          </table:table-cell>
          <table:table-cell office:value-type="float" office:value="0.277444" calcext:value-type="float">
            <text:p>0.277444</text:p>
          </table:table-cell>
          <table:table-cell table:formula="of:=([.A2441]*[.A2441])" office:value-type="float" office:value="0.005840169241" calcext:value-type="float">
            <text:p>0.005840169241</text:p>
          </table:table-cell>
          <table:table-cell table:formula="of:=([.A2441]-[.B2441])*([.A2441]-[.B2441])" office:value-type="float" office:value="0.040410246529" calcext:value-type="float">
            <text:p>0.040410246529</text:p>
          </table:table-cell>
          <table:table-cell/>
        </table:table-row>
        <table:table-row table:style-name="ro1">
          <table:table-cell office:value-type="float" office:value="0.148059" calcext:value-type="float">
            <text:p>0.148059</text:p>
          </table:table-cell>
          <table:table-cell office:value-type="float" office:value="0.438211" calcext:value-type="float">
            <text:p>0.438211</text:p>
          </table:table-cell>
          <table:table-cell table:formula="of:=([.A2442]*[.A2442])" office:value-type="float" office:value="0.021921467481" calcext:value-type="float">
            <text:p>0.021921467481</text:p>
          </table:table-cell>
          <table:table-cell table:formula="of:=([.A2442]-[.B2442])*([.A2442]-[.B2442])" office:value-type="float" office:value="0.084188183104" calcext:value-type="float">
            <text:p>0.084188183104</text:p>
          </table:table-cell>
          <table:table-cell/>
        </table:table-row>
        <table:table-row table:style-name="ro1">
          <table:table-cell office:value-type="float" office:value="0.148058" calcext:value-type="float">
            <text:p>0.148058</text:p>
          </table:table-cell>
          <table:table-cell office:value-type="float" office:value="0.466065" calcext:value-type="float">
            <text:p>0.466065</text:p>
          </table:table-cell>
          <table:table-cell table:formula="of:=([.A2443]*[.A2443])" office:value-type="float" office:value="0.021921171364" calcext:value-type="float">
            <text:p>0.021921171364</text:p>
          </table:table-cell>
          <table:table-cell table:formula="of:=([.A2443]-[.B2443])*([.A2443]-[.B2443])" office:value-type="float" office:value="0.101128452049" calcext:value-type="float">
            <text:p>0.101128452049</text:p>
          </table:table-cell>
          <table:table-cell/>
        </table:table-row>
        <table:table-row table:style-name="ro1">
          <table:table-cell office:value-type="float" office:value="0.231003" calcext:value-type="float">
            <text:p>0.231003</text:p>
          </table:table-cell>
          <table:table-cell office:value-type="float" office:value="0.211442" calcext:value-type="float">
            <text:p>0.211442</text:p>
          </table:table-cell>
          <table:table-cell table:formula="of:=([.A2444]*[.A2444])" office:value-type="float" office:value="0.053362386009" calcext:value-type="float">
            <text:p>0.053362386009</text:p>
          </table:table-cell>
          <table:table-cell table:formula="of:=([.A2444]-[.B2444])*([.A2444]-[.B2444])" office:value-type="float" office:value="0.000382632721" calcext:value-type="float">
            <text:p>0.000382632721</text:p>
          </table:table-cell>
          <table:table-cell/>
        </table:table-row>
        <table:table-row table:style-name="ro1">
          <table:table-cell office:value-type="float" office:value="0.258507" calcext:value-type="float">
            <text:p>0.258507</text:p>
          </table:table-cell>
          <table:table-cell office:value-type="float" office:value="0.217193" calcext:value-type="float">
            <text:p>0.217193</text:p>
          </table:table-cell>
          <table:table-cell table:formula="of:=([.A2445]*[.A2445])" office:value-type="float" office:value="0.066825869049" calcext:value-type="float">
            <text:p>0.066825869049</text:p>
          </table:table-cell>
          <table:table-cell table:formula="of:=([.A2445]-[.B2445])*([.A2445]-[.B2445])" office:value-type="float" office:value="0.001706846596" calcext:value-type="float">
            <text:p>0.001706846596</text:p>
          </table:table-cell>
          <table:table-cell/>
        </table:table-row>
        <table:table-row table:style-name="ro1">
          <table:table-cell office:value-type="float" office:value="0.4062" calcext:value-type="float">
            <text:p>0.4062</text:p>
          </table:table-cell>
          <table:table-cell office:value-type="float" office:value="0.412491" calcext:value-type="float">
            <text:p>0.412491</text:p>
          </table:table-cell>
          <table:table-cell table:formula="of:=([.A2446]*[.A2446])" office:value-type="float" office:value="0.16499844" calcext:value-type="float">
            <text:p>0.16499844</text:p>
          </table:table-cell>
          <table:table-cell table:formula="of:=([.A2446]-[.B2446])*([.A2446]-[.B2446])" office:value-type="float" office:value="0.0000395766809999999" calcext:value-type="float">
            <text:p>0.0000395766809999999</text:p>
          </table:table-cell>
          <table:table-cell/>
        </table:table-row>
        <table:table-row table:style-name="ro1">
          <table:table-cell office:value-type="float" office:value="0.4062" calcext:value-type="float">
            <text:p>0.4062</text:p>
          </table:table-cell>
          <table:table-cell office:value-type="float" office:value="0.428687" calcext:value-type="float">
            <text:p>0.428687</text:p>
          </table:table-cell>
          <table:table-cell table:formula="of:=([.A2447]*[.A2447])" office:value-type="float" office:value="0.16499844" calcext:value-type="float">
            <text:p>0.16499844</text:p>
          </table:table-cell>
          <table:table-cell table:formula="of:=([.A2447]-[.B2447])*([.A2447]-[.B2447])" office:value-type="float" office:value="0.000505665168999999" calcext:value-type="float">
            <text:p>0.000505665168999999</text:p>
          </table:table-cell>
          <table:table-cell/>
        </table:table-row>
        <table:table-row table:style-name="ro1">
          <table:table-cell office:value-type="float" office:value="0.589433" calcext:value-type="float">
            <text:p>0.589433</text:p>
          </table:table-cell>
          <table:table-cell office:value-type="float" office:value="0.285272" calcext:value-type="float">
            <text:p>0.285272</text:p>
          </table:table-cell>
          <table:table-cell table:formula="of:=([.A2448]*[.A2448])" office:value-type="float" office:value="0.347431261489" calcext:value-type="float">
            <text:p>0.347431261489</text:p>
          </table:table-cell>
          <table:table-cell table:formula="of:=([.A2448]-[.B2448])*([.A2448]-[.B2448])" office:value-type="float" office:value="0.092513913921" calcext:value-type="float">
            <text:p>0.092513913921</text:p>
          </table:table-cell>
          <table:table-cell/>
        </table:table-row>
        <table:table-row table:style-name="ro1">
          <table:table-cell office:value-type="float" office:value="0.589433" calcext:value-type="float">
            <text:p>0.589433</text:p>
          </table:table-cell>
          <table:table-cell office:value-type="float" office:value="0.383672" calcext:value-type="float">
            <text:p>0.383672</text:p>
          </table:table-cell>
          <table:table-cell table:formula="of:=([.A2449]*[.A2449])" office:value-type="float" office:value="0.347431261489" calcext:value-type="float">
            <text:p>0.347431261489</text:p>
          </table:table-cell>
          <table:table-cell table:formula="of:=([.A2449]-[.B2449])*([.A2449]-[.B2449])" office:value-type="float" office:value="0.042337589121" calcext:value-type="float">
            <text:p>0.042337589121</text:p>
          </table:table-cell>
          <table:table-cell/>
        </table:table-row>
        <table:table-row table:style-name="ro1">
          <table:table-cell office:value-type="float" office:value="0.589433" calcext:value-type="float">
            <text:p>0.589433</text:p>
          </table:table-cell>
          <table:table-cell office:value-type="float" office:value="0.387487" calcext:value-type="float">
            <text:p>0.387487</text:p>
          </table:table-cell>
          <table:table-cell table:formula="of:=([.A2450]*[.A2450])" office:value-type="float" office:value="0.347431261489" calcext:value-type="float">
            <text:p>0.347431261489</text:p>
          </table:table-cell>
          <table:table-cell table:formula="of:=([.A2450]-[.B2450])*([.A2450]-[.B2450])" office:value-type="float" office:value="0.040782186916" calcext:value-type="float">
            <text:p>0.040782186916</text:p>
          </table:table-cell>
          <table:table-cell/>
        </table:table-row>
        <table:table-row table:style-name="ro1">
          <table:table-cell office:value-type="float" office:value="0.589433" calcext:value-type="float">
            <text:p>0.589433</text:p>
          </table:table-cell>
          <table:table-cell office:value-type="float" office:value="0.405311" calcext:value-type="float">
            <text:p>0.405311</text:p>
          </table:table-cell>
          <table:table-cell table:formula="of:=([.A2451]*[.A2451])" office:value-type="float" office:value="0.347431261489" calcext:value-type="float">
            <text:p>0.347431261489</text:p>
          </table:table-cell>
          <table:table-cell table:formula="of:=([.A2451]-[.B2451])*([.A2451]-[.B2451])" office:value-type="float" office:value="0.033900910884" calcext:value-type="float">
            <text:p>0.033900910884</text:p>
          </table:table-cell>
          <table:table-cell/>
        </table:table-row>
        <table:table-row table:style-name="ro1">
          <table:table-cell office:value-type="float" office:value="0.589433" calcext:value-type="float">
            <text:p>0.589433</text:p>
          </table:table-cell>
          <table:table-cell office:value-type="float" office:value="0.424609" calcext:value-type="float">
            <text:p>0.424609</text:p>
          </table:table-cell>
          <table:table-cell table:formula="of:=([.A2452]*[.A2452])" office:value-type="float" office:value="0.347431261489" calcext:value-type="float">
            <text:p>0.347431261489</text:p>
          </table:table-cell>
          <table:table-cell table:formula="of:=([.A2452]-[.B2452])*([.A2452]-[.B2452])" office:value-type="float" office:value="0.027166950976" calcext:value-type="float">
            <text:p>0.027166950976</text:p>
          </table:table-cell>
          <table:table-cell/>
        </table:table-row>
        <table:table-row table:style-name="ro1">
          <table:table-cell office:value-type="float" office:value="0.616916" calcext:value-type="float">
            <text:p>0.616916</text:p>
          </table:table-cell>
          <table:table-cell office:value-type="float" office:value="0.869104" calcext:value-type="float">
            <text:p>0.869104</text:p>
          </table:table-cell>
          <table:table-cell table:formula="of:=([.A2453]*[.A2453])" office:value-type="float" office:value="0.380585351056" calcext:value-type="float">
            <text:p>0.380585351056</text:p>
          </table:table-cell>
          <table:table-cell table:formula="of:=([.A2453]-[.B2453])*([.A2453]-[.B2453])" office:value-type="float" office:value="0.063598787344" calcext:value-type="float">
            <text:p>0.063598787344</text:p>
          </table:table-cell>
          <table:table-cell/>
        </table:table-row>
        <table:table-row table:style-name="ro1">
          <table:table-cell office:value-type="float" office:value="0.616916" calcext:value-type="float">
            <text:p>0.616916</text:p>
          </table:table-cell>
          <table:table-cell office:value-type="float" office:value="0.909833" calcext:value-type="float">
            <text:p>0.909833</text:p>
          </table:table-cell>
          <table:table-cell table:formula="of:=([.A2454]*[.A2454])" office:value-type="float" office:value="0.380585351056" calcext:value-type="float">
            <text:p>0.380585351056</text:p>
          </table:table-cell>
          <table:table-cell table:formula="of:=([.A2454]-[.B2454])*([.A2454]-[.B2454])" office:value-type="float" office:value="0.085800368889" calcext:value-type="float">
            <text:p>0.085800368889</text:p>
          </table:table-cell>
          <table:table-cell/>
        </table:table-row>
        <table:table-row table:style-name="ro1">
          <table:table-cell office:value-type="float" office:value="0.616916" calcext:value-type="float">
            <text:p>0.616916</text:p>
          </table:table-cell>
          <table:table-cell office:value-type="float" office:value="0.954881" calcext:value-type="float">
            <text:p>0.954881</text:p>
          </table:table-cell>
          <table:table-cell table:formula="of:=([.A2455]*[.A2455])" office:value-type="float" office:value="0.380585351056" calcext:value-type="float">
            <text:p>0.380585351056</text:p>
          </table:table-cell>
          <table:table-cell table:formula="of:=([.A2455]-[.B2455])*([.A2455]-[.B2455])" office:value-type="float" office:value="0.114220341225" calcext:value-type="float">
            <text:p>0.114220341225</text:p>
          </table:table-cell>
          <table:table-cell/>
        </table:table-row>
        <table:table-row table:style-name="ro1">
          <table:table-cell office:value-type="float" office:value="0.966948" calcext:value-type="float">
            <text:p>0.966948</text:p>
          </table:table-cell>
          <table:table-cell office:value-type="float" office:value="0.938742" calcext:value-type="float">
            <text:p>0.938742</text:p>
          </table:table-cell>
          <table:table-cell table:formula="of:=([.A2456]*[.A2456])" office:value-type="float" office:value="0.934988434704" calcext:value-type="float">
            <text:p>0.934988434704</text:p>
          </table:table-cell>
          <table:table-cell table:formula="of:=([.A2456]-[.B2456])*([.A2456]-[.B2456])" office:value-type="float" office:value="0.000795578436000004" calcext:value-type="float">
            <text:p>0.000795578436000004</text:p>
          </table:table-cell>
          <table:table-cell/>
        </table:table-row>
        <table:table-row table:style-name="ro1">
          <table:table-cell office:value-type="float" office:value="0.966948" calcext:value-type="float">
            <text:p>0.966948</text:p>
          </table:table-cell>
          <table:table-cell office:value-type="float" office:value="0.995471" calcext:value-type="float">
            <text:p>0.995471</text:p>
          </table:table-cell>
          <table:table-cell table:formula="of:=([.A2457]*[.A2457])" office:value-type="float" office:value="0.934988434704" calcext:value-type="float">
            <text:p>0.934988434704</text:p>
          </table:table-cell>
          <table:table-cell table:formula="of:=([.A2457]-[.B2457])*([.A2457]-[.B2457])" office:value-type="float" office:value="0.000813561528999998" calcext:value-type="float">
            <text:p>0.000813561528999998</text:p>
          </table:table-cell>
          <table:table-cell/>
        </table:table-row>
        <table:table-row table:style-name="ro1">
          <table:table-cell office:value-type="float" office:value="0.966948" calcext:value-type="float">
            <text:p>0.966948</text:p>
          </table:table-cell>
          <table:table-cell office:value-type="float" office:value="0.997271" calcext:value-type="float">
            <text:p>0.997271</text:p>
          </table:table-cell>
          <table:table-cell table:formula="of:=([.A2458]*[.A2458])" office:value-type="float" office:value="0.934988434704" calcext:value-type="float">
            <text:p>0.934988434704</text:p>
          </table:table-cell>
          <table:table-cell table:formula="of:=([.A2458]-[.B2458])*([.A2458]-[.B2458])" office:value-type="float" office:value="0.000919484328999999" calcext:value-type="float">
            <text:p>0.000919484328999999</text:p>
          </table:table-cell>
          <table:table-cell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0000602372" calcext:value-type="float">
            <text:p>0.000000602372</text:p>
          </table:table-cell>
          <table:table-cell table:formula="of:=([.A2459]*[.A2459])" office:value-type="float" office:value="0.00000000000008881771" calcext:value-type="float">
            <text:p>8.8817708529E-14</text:p>
          </table:table-cell>
          <table:table-cell table:formula="of:=([.A2459]-[.B2459])*([.A2459]-[.B2459])" office:value-type="float" office:value="0.00000000000009262831" calcext:value-type="float">
            <text:p>9.2628313801E-14</text:p>
          </table:table-cell>
          <table:table-cell/>
        </table:table-row>
        <table:table-row table:style-name="ro1">
          <table:table-cell office:value-type="float" office:value="0.000179589" calcext:value-type="float">
            <text:p>0.000179589</text:p>
          </table:table-cell>
          <table:table-cell office:value-type="float" office:value="0.000158962" calcext:value-type="float">
            <text:p>0.000158962</text:p>
          </table:table-cell>
          <table:table-cell table:formula="of:=([.A2460]*[.A2460])" office:value-type="float" office:value="0.000000032252208921" calcext:value-type="float">
            <text:p>3.2252208921E-08</text:p>
          </table:table-cell>
          <table:table-cell table:formula="of:=([.A2460]-[.B2460])*([.A2460]-[.B2460])" office:value-type="float" office:value="0.000000000425473129" calcext:value-type="float">
            <text:p>4.25473129E-10</text:p>
          </table:table-cell>
          <table:table-cell/>
        </table:table-row>
        <table:table-row table:style-name="ro1">
          <table:table-cell office:value-type="float" office:value="0.000489116" calcext:value-type="float">
            <text:p>0.000489116</text:p>
          </table:table-cell>
          <table:table-cell office:value-type="float" office:value="0.0020953" calcext:value-type="float">
            <text:p>0.0020953</text:p>
          </table:table-cell>
          <table:table-cell table:formula="of:=([.A2461]*[.A2461])" office:value-type="float" office:value="0.000000239234461456" calcext:value-type="float">
            <text:p>2.39234461456E-07</text:p>
          </table:table-cell>
          <table:table-cell table:formula="of:=([.A2461]-[.B2461])*([.A2461]-[.B2461])" office:value-type="float" office:value="0.000002579827041856" calcext:value-type="float">
            <text:p>2.579827041856E-06</text:p>
          </table:table-cell>
          <table:table-cell/>
        </table:table-row>
        <table:table-row table:style-name="ro1">
          <table:table-cell office:value-type="float" office:value="0.0000377297" calcext:value-type="float">
            <text:p>0.0000377297</text:p>
          </table:table-cell>
          <table:table-cell office:value-type="float" office:value="0.0100534" calcext:value-type="float">
            <text:p>0.0100534</text:p>
          </table:table-cell>
          <table:table-cell table:formula="of:=([.A2462]*[.A2462])" office:value-type="float" office:value="0.00000000142353026209" calcext:value-type="float">
            <text:p>1.42353026209E-09</text:p>
          </table:table-cell>
          <table:table-cell table:formula="of:=([.A2462]-[.B2462])*([.A2462]-[.B2462])" office:value-type="float" office:value="0.000100313651558302" calcext:value-type="float">
            <text:p>0.000100313651558302</text:p>
          </table:table-cell>
          <table:table-cell/>
        </table:table-row>
        <table:table-row table:style-name="ro1">
          <table:table-cell office:value-type="float" office:value="0.000626445" calcext:value-type="float">
            <text:p>0.000626445</text:p>
          </table:table-cell>
          <table:table-cell office:value-type="float" office:value="0.0000324836" calcext:value-type="float">
            <text:p>0.0000324836</text:p>
          </table:table-cell>
          <table:table-cell table:formula="of:=([.A2463]*[.A2463])" office:value-type="float" office:value="0.000000392433338025" calcext:value-type="float">
            <text:p>3.92433338025E-07</text:p>
          </table:table-cell>
          <table:table-cell table:formula="of:=([.A2463]-[.B2463])*([.A2463]-[.B2463])" office:value-type="float" office:value="0.00000035279014468996" calcext:value-type="float">
            <text:p>3.5279014468996E-07</text:p>
          </table:table-cell>
          <table:table-cell/>
        </table:table-row>
        <table:table-row table:style-name="ro1">
          <table:table-cell office:value-type="float" office:value="0.00154716" calcext:value-type="float">
            <text:p>0.00154716</text:p>
          </table:table-cell>
          <table:table-cell office:value-type="float" office:value="0.00419775" calcext:value-type="float">
            <text:p>0.00419775</text:p>
          </table:table-cell>
          <table:table-cell table:formula="of:=([.A2464]*[.A2464])" office:value-type="float" office:value="0.0000023937040656" calcext:value-type="float">
            <text:p>0.0000023937040656</text:p>
          </table:table-cell>
          <table:table-cell table:formula="of:=([.A2464]-[.B2464])*([.A2464]-[.B2464])" office:value-type="float" office:value="0.0000070256273481" calcext:value-type="float">
            <text:p>0.0000070256273481</text:p>
          </table:table-cell>
          <table:table-cell/>
        </table:table-row>
        <table:table-row table:style-name="ro1">
          <table:table-cell office:value-type="float" office:value="0.00154716" calcext:value-type="float">
            <text:p>0.00154716</text:p>
          </table:table-cell>
          <table:table-cell office:value-type="float" office:value="0.00937734" calcext:value-type="float">
            <text:p>0.00937734</text:p>
          </table:table-cell>
          <table:table-cell table:formula="of:=([.A2465]*[.A2465])" office:value-type="float" office:value="0.0000023937040656" calcext:value-type="float">
            <text:p>0.0000023937040656</text:p>
          </table:table-cell>
          <table:table-cell table:formula="of:=([.A2465]-[.B2465])*([.A2465]-[.B2465])" office:value-type="float" office:value="0.0000613117188324" calcext:value-type="float">
            <text:p>0.0000613117188324</text:p>
          </table:table-cell>
          <table:table-cell/>
        </table:table-row>
        <table:table-row table:style-name="ro1">
          <table:table-cell office:value-type="float" office:value="0.00358438" calcext:value-type="float">
            <text:p>0.00358438</text:p>
          </table:table-cell>
          <table:table-cell office:value-type="float" office:value="0.0014018" calcext:value-type="float">
            <text:p>0.0014018</text:p>
          </table:table-cell>
          <table:table-cell table:formula="of:=([.A2466]*[.A2466])" office:value-type="float" office:value="0.0000128477799844" calcext:value-type="float">
            <text:p>0.0000128477799844</text:p>
          </table:table-cell>
          <table:table-cell table:formula="of:=([.A2466]-[.B2466])*([.A2466]-[.B2466])" office:value-type="float" office:value="0.0000047636554564" calcext:value-type="float">
            <text:p>0.0000047636554564</text:p>
          </table:table-cell>
          <table:table-cell/>
        </table:table-row>
        <table:table-row table:style-name="ro1">
          <table:table-cell office:value-type="float" office:value="0.00992548" calcext:value-type="float">
            <text:p>0.00992548</text:p>
          </table:table-cell>
          <table:table-cell office:value-type="float" office:value="0.199774" calcext:value-type="float">
            <text:p>0.199774</text:p>
          </table:table-cell>
          <table:table-cell table:formula="of:=([.A2467]*[.A2467])" office:value-type="float" office:value="0.0000985151532304" calcext:value-type="float">
            <text:p>0.0000985151532304</text:p>
          </table:table-cell>
          <table:table-cell table:formula="of:=([.A2467]-[.B2467])*([.A2467]-[.B2467])" office:value-type="float" office:value="0.0360424605461904" calcext:value-type="float">
            <text:p>0.0360424605461904</text:p>
          </table:table-cell>
          <table:table-cell/>
        </table:table-row>
        <table:table-row table:style-name="ro1">
          <table:table-cell office:value-type="float" office:value="0.00992554" calcext:value-type="float">
            <text:p>0.00992554</text:p>
          </table:table-cell>
          <table:table-cell office:value-type="float" office:value="0.226984" calcext:value-type="float">
            <text:p>0.226984</text:p>
          </table:table-cell>
          <table:table-cell table:formula="of:=([.A2468]*[.A2468])" office:value-type="float" office:value="0.0000985163442916" calcext:value-type="float">
            <text:p>0.0000985163442916</text:p>
          </table:table-cell>
          <table:table-cell table:formula="of:=([.A2468]-[.B2468])*([.A2468]-[.B2468])" office:value-type="float" office:value="0.0471143750575716" calcext:value-type="float">
            <text:p>0.0471143750575716</text:p>
          </table:table-cell>
          <table:table-cell/>
        </table:table-row>
        <table:table-row table:style-name="ro1">
          <table:table-cell office:value-type="float" office:value="0.00992548" calcext:value-type="float">
            <text:p>0.00992548</text:p>
          </table:table-cell>
          <table:table-cell office:value-type="float" office:value="0.251997" calcext:value-type="float">
            <text:p>0.251997</text:p>
          </table:table-cell>
          <table:table-cell table:formula="of:=([.A2469]*[.A2469])" office:value-type="float" office:value="0.0000985151532304" calcext:value-type="float">
            <text:p>0.0000985151532304</text:p>
          </table:table-cell>
          <table:table-cell table:formula="of:=([.A2469]-[.B2469])*([.A2469]-[.B2469])" office:value-type="float" office:value="0.0585986207951104" calcext:value-type="float">
            <text:p>0.0585986207951104</text:p>
          </table:table-cell>
          <table:table-cell/>
        </table:table-row>
        <table:table-row table:style-name="ro1">
          <table:table-cell office:value-type="float" office:value="0.00992548" calcext:value-type="float">
            <text:p>0.00992548</text:p>
          </table:table-cell>
          <table:table-cell office:value-type="float" office:value="0.275102" calcext:value-type="float">
            <text:p>0.275102</text:p>
          </table:table-cell>
          <table:table-cell table:formula="of:=([.A2470]*[.A2470])" office:value-type="float" office:value="0.0000985151532304" calcext:value-type="float">
            <text:p>0.0000985151532304</text:p>
          </table:table-cell>
          <table:table-cell table:formula="of:=([.A2470]-[.B2470])*([.A2470]-[.B2470])" office:value-type="float" office:value="0.0703185867593104" calcext:value-type="float">
            <text:p>0.0703185867593104</text:p>
          </table:table-cell>
          <table:table-cell/>
        </table:table-row>
        <table:table-row table:style-name="ro1">
          <table:table-cell office:value-type="float" office:value="0.00992554" calcext:value-type="float">
            <text:p>0.00992554</text:p>
          </table:table-cell>
          <table:table-cell office:value-type="float" office:value="0.296596" calcext:value-type="float">
            <text:p>0.296596</text:p>
          </table:table-cell>
          <table:table-cell table:formula="of:=([.A2471]*[.A2471])" office:value-type="float" office:value="0.0000985163442916" calcext:value-type="float">
            <text:p>0.0000985163442916</text:p>
          </table:table-cell>
          <table:table-cell table:formula="of:=([.A2471]-[.B2471])*([.A2471]-[.B2471])" office:value-type="float" office:value="0.0821799526366116" calcext:value-type="float">
            <text:p>0.0821799526366116</text:p>
          </table:table-cell>
          <table:table-cell/>
        </table:table-row>
        <table:table-row table:style-name="ro1">
          <table:table-cell office:value-type="float" office:value="0.00992554" calcext:value-type="float">
            <text:p>0.00992554</text:p>
          </table:table-cell>
          <table:table-cell office:value-type="float" office:value="0.316754" calcext:value-type="float">
            <text:p>0.316754</text:p>
          </table:table-cell>
          <table:table-cell table:formula="of:=([.A2472]*[.A2472])" office:value-type="float" office:value="0.0000985163442916" calcext:value-type="float">
            <text:p>0.0000985163442916</text:p>
          </table:table-cell>
          <table:table-cell table:formula="of:=([.A2472]-[.B2472])*([.A2472]-[.B2472])" office:value-type="float" office:value="0.0941437038659716" calcext:value-type="float">
            <text:p>0.0941437038659716</text:p>
          </table:table-cell>
          <table:table-cell/>
        </table:table-row>
        <table:table-row table:style-name="ro1">
          <table:table-cell office:value-type="float" office:value="0.0655677" calcext:value-type="float">
            <text:p>0.0655677</text:p>
          </table:table-cell>
          <table:table-cell office:value-type="float" office:value="0.293172" calcext:value-type="float">
            <text:p>0.293172</text:p>
          </table:table-cell>
          <table:table-cell table:formula="of:=([.A2473]*[.A2473])" office:value-type="float" office:value="0.00429912328329" calcext:value-type="float">
            <text:p>0.00429912328329</text:p>
          </table:table-cell>
          <table:table-cell table:formula="of:=([.A2473]-[.B2473])*([.A2473]-[.B2473])" office:value-type="float" office:value="0.05180371737849" calcext:value-type="float">
            <text:p>0.05180371737849</text:p>
          </table:table-cell>
          <table:table-cell/>
        </table:table-row>
        <table:table-row table:style-name="ro1">
          <table:table-cell office:value-type="float" office:value="0.0655676" calcext:value-type="float">
            <text:p>0.0655676</text:p>
          </table:table-cell>
          <table:table-cell office:value-type="float" office:value="0.309069" calcext:value-type="float">
            <text:p>0.309069</text:p>
          </table:table-cell>
          <table:table-cell table:formula="of:=([.A2474]*[.A2474])" office:value-type="float" office:value="0.00429911016976" calcext:value-type="float">
            <text:p>0.00429911016976</text:p>
          </table:table-cell>
          <table:table-cell table:formula="of:=([.A2474]-[.B2474])*([.A2474]-[.B2474])" office:value-type="float" office:value="0.05929293180196" calcext:value-type="float">
            <text:p>0.05929293180196</text:p>
          </table:table-cell>
          <table:table-cell/>
        </table:table-row>
        <table:table-row table:style-name="ro1">
          <table:table-cell office:value-type="float" office:value="0.0655676" calcext:value-type="float">
            <text:p>0.0655676</text:p>
          </table:table-cell>
          <table:table-cell office:value-type="float" office:value="0.324386" calcext:value-type="float">
            <text:p>0.324386</text:p>
          </table:table-cell>
          <table:table-cell table:formula="of:=([.A2475]*[.A2475])" office:value-type="float" office:value="0.00429911016976" calcext:value-type="float">
            <text:p>0.00429911016976</text:p>
          </table:table-cell>
          <table:table-cell table:formula="of:=([.A2475]-[.B2475])*([.A2475]-[.B2475])" office:value-type="float" office:value="0.06698696417856" calcext:value-type="float">
            <text:p>0.06698696417856</text:p>
          </table:table-cell>
          <table:table-cell/>
        </table:table-row>
        <table:table-row table:style-name="ro1">
          <table:table-cell office:value-type="float" office:value="0.0655677" calcext:value-type="float">
            <text:p>0.0655677</text:p>
          </table:table-cell>
          <table:table-cell office:value-type="float" office:value="0.339284" calcext:value-type="float">
            <text:p>0.339284</text:p>
          </table:table-cell>
          <table:table-cell table:formula="of:=([.A2476]*[.A2476])" office:value-type="float" office:value="0.00429912328329" calcext:value-type="float">
            <text:p>0.00429912328329</text:p>
          </table:table-cell>
          <table:table-cell table:formula="of:=([.A2476]-[.B2476])*([.A2476]-[.B2476])" office:value-type="float" office:value="0.07492061288569" calcext:value-type="float">
            <text:p>0.07492061288569</text:p>
          </table:table-cell>
          <table:table-cell/>
        </table:table-row>
        <table:table-row table:style-name="ro1">
          <table:table-cell office:value-type="float" office:value="0.0655677" calcext:value-type="float">
            <text:p>0.0655677</text:p>
          </table:table-cell>
          <table:table-cell office:value-type="float" office:value="0.353908" calcext:value-type="float">
            <text:p>0.353908</text:p>
          </table:table-cell>
          <table:table-cell table:formula="of:=([.A2477]*[.A2477])" office:value-type="float" office:value="0.00429912328329" calcext:value-type="float">
            <text:p>0.00429912328329</text:p>
          </table:table-cell>
          <table:table-cell table:formula="of:=([.A2477]-[.B2477])*([.A2477]-[.B2477])" office:value-type="float" office:value="0.08314012860409" calcext:value-type="float">
            <text:p>0.08314012860409</text:p>
          </table:table-cell>
          <table:table-cell/>
        </table:table-row>
        <table:table-row table:style-name="ro1">
          <table:table-cell office:value-type="float" office:value="0.145281" calcext:value-type="float">
            <text:p>0.145281</text:p>
          </table:table-cell>
          <table:table-cell office:value-type="float" office:value="0.31965" calcext:value-type="float">
            <text:p>0.31965</text:p>
          </table:table-cell>
          <table:table-cell table:formula="of:=([.A2478]*[.A2478])" office:value-type="float" office:value="0.021106568961" calcext:value-type="float">
            <text:p>0.021106568961</text:p>
          </table:table-cell>
          <table:table-cell table:formula="of:=([.A2478]-[.B2478])*([.A2478]-[.B2478])" office:value-type="float" office:value="0.030404548161" calcext:value-type="float">
            <text:p>0.030404548161</text:p>
          </table:table-cell>
          <table:table-cell/>
        </table:table-row>
        <table:table-row table:style-name="ro1">
          <table:table-cell office:value-type="float" office:value="0.118483" calcext:value-type="float">
            <text:p>0.118483</text:p>
          </table:table-cell>
          <table:table-cell office:value-type="float" office:value="0.215616" calcext:value-type="float">
            <text:p>0.215616</text:p>
          </table:table-cell>
          <table:table-cell table:formula="of:=([.A2479]*[.A2479])" office:value-type="float" office:value="0.014038221289" calcext:value-type="float">
            <text:p>0.014038221289</text:p>
          </table:table-cell>
          <table:table-cell table:formula="of:=([.A2479]-[.B2479])*([.A2479]-[.B2479])" office:value-type="float" office:value="0.009434819689" calcext:value-type="float">
            <text:p>0.009434819689</text:p>
          </table:table-cell>
          <table:table-cell/>
        </table:table-row>
        <table:table-row table:style-name="ro1">
          <table:table-cell office:value-type="float" office:value="0.148238" calcext:value-type="float">
            <text:p>0.148238</text:p>
          </table:table-cell>
          <table:table-cell office:value-type="float" office:value="0.212399" calcext:value-type="float">
            <text:p>0.212399</text:p>
          </table:table-cell>
          <table:table-cell table:formula="of:=([.A2480]*[.A2480])" office:value-type="float" office:value="0.021974504644" calcext:value-type="float">
            <text:p>0.021974504644</text:p>
          </table:table-cell>
          <table:table-cell table:formula="of:=([.A2480]-[.B2480])*([.A2480]-[.B2480])" office:value-type="float" office:value="0.004116633921" calcext:value-type="float">
            <text:p>0.004116633921</text:p>
          </table:table-cell>
          <table:table-cell/>
        </table:table-row>
        <table:table-row table:style-name="ro1">
          <table:table-cell office:value-type="float" office:value="0.273051" calcext:value-type="float">
            <text:p>0.273051</text:p>
          </table:table-cell>
          <table:table-cell office:value-type="float" office:value="0.226342" calcext:value-type="float">
            <text:p>0.226342</text:p>
          </table:table-cell>
          <table:table-cell table:formula="of:=([.A2481]*[.A2481])" office:value-type="float" office:value="0.074556848601" calcext:value-type="float">
            <text:p>0.074556848601</text:p>
          </table:table-cell>
          <table:table-cell table:formula="of:=([.A2481]-[.B2481])*([.A2481]-[.B2481])" office:value-type="float" office:value="0.002181730681" calcext:value-type="float">
            <text:p>0.002181730681</text:p>
          </table:table-cell>
          <table:table-cell/>
        </table:table-row>
        <table:table-row table:style-name="ro1">
          <table:table-cell office:value-type="float" office:value="0.252689" calcext:value-type="float">
            <text:p>0.252689</text:p>
          </table:table-cell>
          <table:table-cell office:value-type="float" office:value="0.346535" calcext:value-type="float">
            <text:p>0.346535</text:p>
          </table:table-cell>
          <table:table-cell table:formula="of:=([.A2482]*[.A2482])" office:value-type="float" office:value="0.063851730721" calcext:value-type="float">
            <text:p>0.063851730721</text:p>
          </table:table-cell>
          <table:table-cell table:formula="of:=([.A2482]-[.B2482])*([.A2482]-[.B2482])" office:value-type="float" office:value="0.008807071716" calcext:value-type="float">
            <text:p>0.008807071716</text:p>
          </table:table-cell>
          <table:table-cell/>
        </table:table-row>
        <table:table-row table:style-name="ro1">
          <table:table-cell office:value-type="float" office:value="0.119224" calcext:value-type="float">
            <text:p>0.119224</text:p>
          </table:table-cell>
          <table:table-cell office:value-type="float" office:value="0.421731" calcext:value-type="float">
            <text:p>0.421731</text:p>
          </table:table-cell>
          <table:table-cell table:formula="of:=([.A2483]*[.A2483])" office:value-type="float" office:value="0.014214362176" calcext:value-type="float">
            <text:p>0.014214362176</text:p>
          </table:table-cell>
          <table:table-cell table:formula="of:=([.A2483]-[.B2483])*([.A2483]-[.B2483])" office:value-type="float" office:value="0.091510485049" calcext:value-type="float">
            <text:p>0.091510485049</text:p>
          </table:table-cell>
          <table:table-cell/>
        </table:table-row>
        <table:table-row table:style-name="ro1">
          <table:table-cell office:value-type="float" office:value="0.105145" calcext:value-type="float">
            <text:p>0.105145</text:p>
          </table:table-cell>
          <table:table-cell office:value-type="float" office:value="0.501877" calcext:value-type="float">
            <text:p>0.501877</text:p>
          </table:table-cell>
          <table:table-cell table:formula="of:=([.A2484]*[.A2484])" office:value-type="float" office:value="0.011055471025" calcext:value-type="float">
            <text:p>0.011055471025</text:p>
          </table:table-cell>
          <table:table-cell table:formula="of:=([.A2484]-[.B2484])*([.A2484]-[.B2484])" office:value-type="float" office:value="0.157396279824" calcext:value-type="float">
            <text:p>0.157396279824</text:p>
          </table:table-cell>
          <table:table-cell/>
        </table:table-row>
        <table:table-row table:style-name="ro1">
          <table:table-cell office:value-type="float" office:value="0.105145" calcext:value-type="float">
            <text:p>0.105145</text:p>
          </table:table-cell>
          <table:table-cell office:value-type="float" office:value="0.521065" calcext:value-type="float">
            <text:p>0.521065</text:p>
          </table:table-cell>
          <table:table-cell table:formula="of:=([.A2485]*[.A2485])" office:value-type="float" office:value="0.011055471025" calcext:value-type="float">
            <text:p>0.011055471025</text:p>
          </table:table-cell>
          <table:table-cell table:formula="of:=([.A2485]-[.B2485])*([.A2485]-[.B2485])" office:value-type="float" office:value="0.1729894464" calcext:value-type="float">
            <text:p>0.1729894464</text:p>
          </table:table-cell>
          <table:table-cell/>
        </table:table-row>
        <table:table-row table:style-name="ro1">
          <table:table-cell office:value-type="float" office:value="0.171345" calcext:value-type="float">
            <text:p>0.171345</text:p>
          </table:table-cell>
          <table:table-cell office:value-type="float" office:value="0.555839" calcext:value-type="float">
            <text:p>0.555839</text:p>
          </table:table-cell>
          <table:table-cell table:formula="of:=([.A2486]*[.A2486])" office:value-type="float" office:value="0.029359109025" calcext:value-type="float">
            <text:p>0.029359109025</text:p>
          </table:table-cell>
          <table:table-cell table:formula="of:=([.A2486]-[.B2486])*([.A2486]-[.B2486])" office:value-type="float" office:value="0.147835636036" calcext:value-type="float">
            <text:p>0.147835636036</text:p>
          </table:table-cell>
          <table:table-cell/>
        </table:table-row>
        <table:table-row table:style-name="ro1">
          <table:table-cell office:value-type="float" office:value="0.354775" calcext:value-type="float">
            <text:p>0.354775</text:p>
          </table:table-cell>
          <table:table-cell office:value-type="float" office:value="0.626185" calcext:value-type="float">
            <text:p>0.626185</text:p>
          </table:table-cell>
          <table:table-cell table:formula="of:=([.A2487]*[.A2487])" office:value-type="float" office:value="0.125865300625" calcext:value-type="float">
            <text:p>0.125865300625</text:p>
          </table:table-cell>
          <table:table-cell table:formula="of:=([.A2487]-[.B2487])*([.A2487]-[.B2487])" office:value-type="float" office:value="0.0736633881" calcext:value-type="float">
            <text:p>0.0736633881</text:p>
          </table:table-cell>
          <table:table-cell/>
        </table:table-row>
        <table:table-row table:style-name="ro1">
          <table:table-cell office:value-type="float" office:value="0.354775" calcext:value-type="float">
            <text:p>0.354775</text:p>
          </table:table-cell>
          <table:table-cell office:value-type="float" office:value="0.652643" calcext:value-type="float">
            <text:p>0.652643</text:p>
          </table:table-cell>
          <table:table-cell table:formula="of:=([.A2488]*[.A2488])" office:value-type="float" office:value="0.125865300625" calcext:value-type="float">
            <text:p>0.125865300625</text:p>
          </table:table-cell>
          <table:table-cell table:formula="of:=([.A2488]-[.B2488])*([.A2488]-[.B2488])" office:value-type="float" office:value="0.088725345424" calcext:value-type="float">
            <text:p>0.088725345424</text:p>
          </table:table-cell>
          <table:table-cell/>
        </table:table-row>
        <table:table-row table:style-name="ro1">
          <table:table-cell office:value-type="float" office:value="0.354775" calcext:value-type="float">
            <text:p>0.354775</text:p>
          </table:table-cell>
          <table:table-cell office:value-type="float" office:value="0.681424" calcext:value-type="float">
            <text:p>0.681424</text:p>
          </table:table-cell>
          <table:table-cell table:formula="of:=([.A2489]*[.A2489])" office:value-type="float" office:value="0.125865300625" calcext:value-type="float">
            <text:p>0.125865300625</text:p>
          </table:table-cell>
          <table:table-cell table:formula="of:=([.A2489]-[.B2489])*([.A2489]-[.B2489])" office:value-type="float" office:value="0.106699569201" calcext:value-type="float">
            <text:p>0.106699569201</text:p>
          </table:table-cell>
          <table:table-cell/>
        </table:table-row>
        <table:table-row table:style-name="ro1">
          <table:table-cell office:value-type="float" office:value="0.354775" calcext:value-type="float">
            <text:p>0.354775</text:p>
          </table:table-cell>
          <table:table-cell office:value-type="float" office:value="0.641502" calcext:value-type="float">
            <text:p>0.641502</text:p>
          </table:table-cell>
          <table:table-cell table:formula="of:=([.A2490]*[.A2490])" office:value-type="float" office:value="0.125865300625" calcext:value-type="float">
            <text:p>0.125865300625</text:p>
          </table:table-cell>
          <table:table-cell table:formula="of:=([.A2490]-[.B2490])*([.A2490]-[.B2490])" office:value-type="float" office:value="0.082212372529" calcext:value-type="float">
            <text:p>0.082212372529</text:p>
          </table:table-cell>
          <table:table-cell/>
        </table:table-row>
        <table:table-row table:style-name="ro1">
          <table:table-cell office:value-type="float" office:value="0.529546" calcext:value-type="float">
            <text:p>0.529546</text:p>
          </table:table-cell>
          <table:table-cell office:value-type="float" office:value="0.766768" calcext:value-type="float">
            <text:p>0.766768</text:p>
          </table:table-cell>
          <table:table-cell table:formula="of:=([.A2491]*[.A2491])" office:value-type="float" office:value="0.280418966116" calcext:value-type="float">
            <text:p>0.280418966116</text:p>
          </table:table-cell>
          <table:table-cell table:formula="of:=([.A2491]-[.B2491])*([.A2491]-[.B2491])" office:value-type="float" office:value="0.056274277284" calcext:value-type="float">
            <text:p>0.056274277284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817409" calcext:value-type="float">
            <text:p>0.817409</text:p>
          </table:table-cell>
          <table:table-cell table:formula="of:=([.A2492]*[.A2492])" office:value-type="float" office:value="0.999986000049" calcext:value-type="float">
            <text:p>0.999986000049</text:p>
          </table:table-cell>
          <table:table-cell table:formula="of:=([.A2492]-[.B2492])*([.A2492]-[.B2492])" office:value-type="float" office:value="0.033336917056" calcext:value-type="float">
            <text:p>0.033336917056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16115" calcext:value-type="float">
            <text:p>0.916115</text:p>
          </table:table-cell>
          <table:table-cell table:formula="of:=([.A2493]*[.A2493])" office:value-type="float" office:value="0.999986000049" calcext:value-type="float">
            <text:p>0.999986000049</text:p>
          </table:table-cell>
          <table:table-cell table:formula="of:=([.A2493]-[.B2493])*([.A2493]-[.B2493])" office:value-type="float" office:value="0.007035518884" calcext:value-type="float">
            <text:p>0.007035518884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54099" calcext:value-type="float">
            <text:p>0.954099</text:p>
          </table:table-cell>
          <table:table-cell table:formula="of:=([.A2494]*[.A2494])" office:value-type="float" office:value="0.999986000049" calcext:value-type="float">
            <text:p>0.999986000049</text:p>
          </table:table-cell>
          <table:table-cell table:formula="of:=([.A2494]-[.B2494])*([.A2494]-[.B2494])" office:value-type="float" office:value="0.002106259236" calcext:value-type="float">
            <text:p>0.002106259236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82792" calcext:value-type="float">
            <text:p>0.982792</text:p>
          </table:table-cell>
          <table:table-cell table:formula="of:=([.A2495]*[.A2495])" office:value-type="float" office:value="0.999986000049" calcext:value-type="float">
            <text:p>0.999986000049</text:p>
          </table:table-cell>
          <table:table-cell table:formula="of:=([.A2495]-[.B2495])*([.A2495]-[.B2495])" office:value-type="float" office:value="0.000295874401000001" calcext:value-type="float">
            <text:p>0.000295874401000001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6246" calcext:value-type="float">
            <text:p>0.996246</text:p>
          </table:table-cell>
          <table:table-cell table:formula="of:=([.A2496]*[.A2496])" office:value-type="float" office:value="0.999986000049" calcext:value-type="float">
            <text:p>0.999986000049</text:p>
          </table:table-cell>
          <table:table-cell table:formula="of:=([.A2496]-[.B2496])*([.A2496]-[.B2496])" office:value-type="float" office:value="0.0000140400090000004" calcext:value-type="float">
            <text:p>1.40400090000004E-05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8047" calcext:value-type="float">
            <text:p>0.998047</text:p>
          </table:table-cell>
          <table:table-cell table:formula="of:=([.A2497]*[.A2497])" office:value-type="float" office:value="0.999986000049" calcext:value-type="float">
            <text:p>0.999986000049</text:p>
          </table:table-cell>
          <table:table-cell table:formula="of:=([.A2497]-[.B2497])*([.A2497]-[.B2497])" office:value-type="float" office:value="0.00000378691600000001" calcext:value-type="float">
            <text:p>0.00000378691600000001</text:p>
          </table:table-cell>
          <table:table-cell/>
        </table:table-row>
        <table:table-row table:style-name="ro1">
          <table:table-cell office:value-type="float" office:value="0.000000953674" calcext:value-type="float">
            <text:p>0.000000953674</text:p>
          </table:table-cell>
          <table:table-cell office:value-type="float" office:value="0.0000010215" calcext:value-type="float">
            <text:p>0.0000010215</text:p>
          </table:table-cell>
          <table:table-cell table:formula="of:=([.A2498]*[.A2498])" office:value-type="float" office:value="0.0000000000009094941" calcext:value-type="float">
            <text:p>9.09494098276E-13</text:p>
          </table:table-cell>
          <table:table-cell table:formula="of:=([.A2498]-[.B2498])*([.A2498]-[.B2498])" office:value-type="float" office:value="4.60036627600001E-015" calcext:value-type="float">
            <text:p>4.60036627600001E-15</text:p>
          </table:table-cell>
          <table:table-cell/>
        </table:table-row>
        <table:table-row table:style-name="ro1">
          <table:table-cell office:value-type="float" office:value="0.00000303984" calcext:value-type="float">
            <text:p>0.00000303984</text:p>
          </table:table-cell>
          <table:table-cell office:value-type="float" office:value="0.0000618175" calcext:value-type="float">
            <text:p>0.0000618175</text:p>
          </table:table-cell>
          <table:table-cell table:formula="of:=([.A2499]*[.A2499])" office:value-type="float" office:value="0.00000000000924062723" calcext:value-type="float">
            <text:p>9.2406272256E-12</text:p>
          </table:table-cell>
          <table:table-cell table:formula="of:=([.A2499]-[.B2499])*([.A2499]-[.B2499])" office:value-type="float" office:value="0.00000000345481331508" calcext:value-type="float">
            <text:p>3.4548133150756E-09</text:p>
          </table:table-cell>
          <table:table-cell/>
        </table:table-row>
        <table:table-row table:style-name="ro1">
          <table:table-cell office:value-type="float" office:value="0.000002563" calcext:value-type="float">
            <text:p>0.000002563</text:p>
          </table:table-cell>
          <table:table-cell office:value-type="float" office:value="0.00486161" calcext:value-type="float">
            <text:p>0.00486161</text:p>
          </table:table-cell>
          <table:table-cell table:formula="of:=([.A2500]*[.A2500])" office:value-type="float" office:value="0.000000000006568969" calcext:value-type="float">
            <text:p>6.568969E-12</text:p>
          </table:table-cell>
          <table:table-cell table:formula="of:=([.A2500]-[.B2500])*([.A2500]-[.B2500])" office:value-type="float" office:value="0.000023610337748209" calcext:value-type="float">
            <text:p>2.3610337748209E-05</text:p>
          </table:table-cell>
          <table:table-cell/>
        </table:table-row>
        <table:table-row table:style-name="ro1">
          <table:table-cell office:value-type="float" office:value="0.0000712872" calcext:value-type="float">
            <text:p>0.0000712872</text:p>
          </table:table-cell>
          <table:table-cell office:value-type="float" office:value="0.0183698" calcext:value-type="float">
            <text:p>0.0183698</text:p>
          </table:table-cell>
          <table:table-cell table:formula="of:=([.A2501]*[.A2501])" office:value-type="float" office:value="0.00000000508186488384" calcext:value-type="float">
            <text:p>5.08186488384E-09</text:p>
          </table:table-cell>
          <table:table-cell table:formula="of:=([.A2501]-[.B2501])*([.A2501]-[.B2501])" office:value-type="float" office:value="0.000334835570691764" calcext:value-type="float">
            <text:p>0.000334835570691764</text:p>
          </table:table-cell>
          <table:table-cell/>
        </table:table-row>
        <table:table-row table:style-name="ro1">
          <table:table-cell office:value-type="float" office:value="0.000262618" calcext:value-type="float">
            <text:p>0.000262618</text:p>
          </table:table-cell>
          <table:table-cell office:value-type="float" office:value="0.00384638" calcext:value-type="float">
            <text:p>0.00384638</text:p>
          </table:table-cell>
          <table:table-cell table:formula="of:=([.A2502]*[.A2502])" office:value-type="float" office:value="0.000000068968213924" calcext:value-type="float">
            <text:p>6.8968213924E-08</text:p>
          </table:table-cell>
          <table:table-cell table:formula="of:=([.A2502]-[.B2502])*([.A2502]-[.B2502])" office:value-type="float" office:value="0.000012843350072644" calcext:value-type="float">
            <text:p>1.2843350072644E-05</text:p>
          </table:table-cell>
          <table:table-cell/>
        </table:table-row>
        <table:table-row table:style-name="ro1">
          <table:table-cell office:value-type="float" office:value="0.000262618" calcext:value-type="float">
            <text:p>0.000262618</text:p>
          </table:table-cell>
          <table:table-cell office:value-type="float" office:value="0.0365276" calcext:value-type="float">
            <text:p>0.0365276</text:p>
          </table:table-cell>
          <table:table-cell table:formula="of:=([.A2503]*[.A2503])" office:value-type="float" office:value="0.000000068968213924" calcext:value-type="float">
            <text:p>6.8968213924E-08</text:p>
          </table:table-cell>
          <table:table-cell table:formula="of:=([.A2503]-[.B2503])*([.A2503]-[.B2503])" office:value-type="float" office:value="0.00131514891946032" calcext:value-type="float">
            <text:p>0.00131514891946032</text:p>
          </table:table-cell>
          <table:table-cell/>
        </table:table-row>
        <table:table-row table:style-name="ro1">
          <table:table-cell office:value-type="float" office:value="0.000262618" calcext:value-type="float">
            <text:p>0.000262618</text:p>
          </table:table-cell>
          <table:table-cell office:value-type="float" office:value="0.0584925" calcext:value-type="float">
            <text:p>0.0584925</text:p>
          </table:table-cell>
          <table:table-cell table:formula="of:=([.A2504]*[.A2504])" office:value-type="float" office:value="0.000000068968213924" calcext:value-type="float">
            <text:p>6.8968213924E-08</text:p>
          </table:table-cell>
          <table:table-cell table:formula="of:=([.A2504]-[.B2504])*([.A2504]-[.B2504])" office:value-type="float" office:value="0.00339071915773392" calcext:value-type="float">
            <text:p>0.00339071915773392</text:p>
          </table:table-cell>
          <table:table-cell/>
        </table:table-row>
        <table:table-row table:style-name="ro1">
          <table:table-cell office:value-type="float" office:value="0.000898421" calcext:value-type="float">
            <text:p>0.000898421</text:p>
          </table:table-cell>
          <table:table-cell office:value-type="float" office:value="0.0640221" calcext:value-type="float">
            <text:p>0.0640221</text:p>
          </table:table-cell>
          <table:table-cell table:formula="of:=([.A2505]*[.A2505])" office:value-type="float" office:value="0.000000807160293241" calcext:value-type="float">
            <text:p>8.07160293241E-07</text:p>
          </table:table-cell>
          <table:table-cell table:formula="of:=([.A2505]-[.B2505])*([.A2505]-[.B2505])" office:value-type="float" office:value="0.00398459885049504" calcext:value-type="float">
            <text:p>0.00398459885049504</text:p>
          </table:table-cell>
          <table:table-cell/>
        </table:table-row>
        <table:table-row table:style-name="ro1">
          <table:table-cell office:value-type="float" office:value="0.000898421" calcext:value-type="float">
            <text:p>0.000898421</text:p>
          </table:table-cell>
          <table:table-cell office:value-type="float" office:value="0.107639" calcext:value-type="float">
            <text:p>0.107639</text:p>
          </table:table-cell>
          <table:table-cell table:formula="of:=([.A2506]*[.A2506])" office:value-type="float" office:value="0.000000807160293241" calcext:value-type="float">
            <text:p>8.07160293241E-07</text:p>
          </table:table-cell>
          <table:table-cell table:formula="of:=([.A2506]-[.B2506])*([.A2506]-[.B2506])" office:value-type="float" office:value="0.0113935512052552" calcext:value-type="float">
            <text:p>0.0113935512052552</text:p>
          </table:table-cell>
          <table:table-cell/>
        </table:table-row>
        <table:table-row table:style-name="ro1">
          <table:table-cell office:value-type="float" office:value="0.000898421" calcext:value-type="float">
            <text:p>0.000898421</text:p>
          </table:table-cell>
          <table:table-cell office:value-type="float" office:value="0.1223" calcext:value-type="float">
            <text:p>0.1223</text:p>
          </table:table-cell>
          <table:table-cell table:formula="of:=([.A2507]*[.A2507])" office:value-type="float" office:value="0.000000807160293241" calcext:value-type="float">
            <text:p>8.07160293241E-07</text:p>
          </table:table-cell>
          <table:table-cell table:formula="of:=([.A2507]-[.B2507])*([.A2507]-[.B2507])" office:value-type="float" office:value="0.0147383433836932" calcext:value-type="float">
            <text:p>0.0147383433836932</text:p>
          </table:table-cell>
          <table:table-cell/>
        </table:table-row>
        <table:table-row table:style-name="ro1">
          <table:table-cell office:value-type="float" office:value="0.000195801" calcext:value-type="float">
            <text:p>0.000195801</text:p>
          </table:table-cell>
          <table:table-cell office:value-type="float" office:value="0.0164695" calcext:value-type="float">
            <text:p>0.0164695</text:p>
          </table:table-cell>
          <table:table-cell table:formula="of:=([.A2508]*[.A2508])" office:value-type="float" office:value="0.000000038338031601" calcext:value-type="float">
            <text:p>3.8338031601E-08</text:p>
          </table:table-cell>
          <table:table-cell table:formula="of:=([.A2508]-[.B2508])*([.A2508]-[.B2508])" office:value-type="float" office:value="0.000264833279142601" calcext:value-type="float">
            <text:p>0.000264833279142601</text:p>
          </table:table-cell>
          <table:table-cell/>
        </table:table-row>
        <table:table-row table:style-name="ro1">
          <table:table-cell office:value-type="float" office:value="0.00000244379" calcext:value-type="float">
            <text:p>0.00000244379</text:p>
          </table:table-cell>
          <table:table-cell office:value-type="float" office:value="0.148586" calcext:value-type="float">
            <text:p>0.148586</text:p>
          </table:table-cell>
          <table:table-cell table:formula="of:=([.A2509]*[.A2509])" office:value-type="float" office:value="0.00000000000597210956" calcext:value-type="float">
            <text:p>5.9721095641E-12</text:p>
          </table:table-cell>
          <table:table-cell table:formula="of:=([.A2509]-[.B2509])*([.A2509]-[.B2509])" office:value-type="float" office:value="0.0220770731760102" calcext:value-type="float">
            <text:p>0.0220770731760102</text:p>
          </table:table-cell>
          <table:table-cell/>
        </table:table-row>
        <table:table-row table:style-name="ro1">
          <table:table-cell office:value-type="float" office:value="0.00050813" calcext:value-type="float">
            <text:p>0.00050813</text:p>
          </table:table-cell>
          <table:table-cell office:value-type="float" office:value="0.0120251" calcext:value-type="float">
            <text:p>0.0120251</text:p>
          </table:table-cell>
          <table:table-cell table:formula="of:=([.A2510]*[.A2510])" office:value-type="float" office:value="0.0000002581960969" calcext:value-type="float">
            <text:p>0.0000002581960969</text:p>
          </table:table-cell>
          <table:table-cell table:formula="of:=([.A2510]-[.B2510])*([.A2510]-[.B2510])" office:value-type="float" office:value="0.0001326405979809" calcext:value-type="float">
            <text:p>0.0001326405979809</text:p>
          </table:table-cell>
          <table:table-cell/>
        </table:table-row>
        <table:table-row table:style-name="ro1">
          <table:table-cell office:value-type="float" office:value="0.00207072" calcext:value-type="float">
            <text:p>0.00207072</text:p>
          </table:table-cell>
          <table:table-cell office:value-type="float" office:value="0.00347245" calcext:value-type="float">
            <text:p>0.00347245</text:p>
          </table:table-cell>
          <table:table-cell table:formula="of:=([.A2511]*[.A2511])" office:value-type="float" office:value="0.0000042878813184" calcext:value-type="float">
            <text:p>0.0000042878813184</text:p>
          </table:table-cell>
          <table:table-cell table:formula="of:=([.A2511]-[.B2511])*([.A2511]-[.B2511])" office:value-type="float" office:value="0.0000019648469929" calcext:value-type="float">
            <text:p>0.0000019648469929</text:p>
          </table:table-cell>
          <table:table-cell/>
        </table:table-row>
        <table:table-row table:style-name="ro1">
          <table:table-cell office:value-type="float" office:value="0.000806808" calcext:value-type="float">
            <text:p>0.000806808</text:p>
          </table:table-cell>
          <table:table-cell office:value-type="float" office:value="0.0907326" calcext:value-type="float">
            <text:p>0.0907326</text:p>
          </table:table-cell>
          <table:table-cell table:formula="of:=([.A2512]*[.A2512])" office:value-type="float" office:value="0.000000650939148864" calcext:value-type="float">
            <text:p>6.50939148864E-07</text:p>
          </table:table-cell>
          <table:table-cell table:formula="of:=([.A2512]-[.B2512])*([.A2512]-[.B2512])" office:value-type="float" office:value="0.00808664806682726" calcext:value-type="float">
            <text:p>0.00808664806682726</text:p>
          </table:table-cell>
          <table:table-cell/>
        </table:table-row>
        <table:table-row table:style-name="ro1">
          <table:table-cell office:value-type="float" office:value="0.000254989" calcext:value-type="float">
            <text:p>0.000254989</text:p>
          </table:table-cell>
          <table:table-cell office:value-type="float" office:value="0.0313092" calcext:value-type="float">
            <text:p>0.0313092</text:p>
          </table:table-cell>
          <table:table-cell table:formula="of:=([.A2513]*[.A2513])" office:value-type="float" office:value="0.000000065019390121" calcext:value-type="float">
            <text:p>6.5019390121E-08</text:p>
          </table:table-cell>
          <table:table-cell table:formula="of:=([.A2513]-[.B2513])*([.A2513]-[.B2513])" office:value-type="float" office:value="0.000964364020832521" calcext:value-type="float">
            <text:p>0.000964364020832521</text:p>
          </table:table-cell>
          <table:table-cell/>
        </table:table-row>
        <table:table-row table:style-name="ro1">
          <table:table-cell office:value-type="float" office:value="0.000346482" calcext:value-type="float">
            <text:p>0.000346482</text:p>
          </table:table-cell>
          <table:table-cell office:value-type="float" office:value="0.0139919" calcext:value-type="float">
            <text:p>0.0139919</text:p>
          </table:table-cell>
          <table:table-cell table:formula="of:=([.A2514]*[.A2514])" office:value-type="float" office:value="0.000000120049776324" calcext:value-type="float">
            <text:p>1.20049776324E-07</text:p>
          </table:table-cell>
          <table:table-cell table:formula="of:=([.A2514]-[.B2514])*([.A2514]-[.B2514])" office:value-type="float" office:value="0.000186197432394724" calcext:value-type="float">
            <text:p>0.000186197432394724</text:p>
          </table:table-cell>
          <table:table-cell/>
        </table:table-row>
        <table:table-row table:style-name="ro1">
          <table:table-cell office:value-type="float" office:value="0.000346482" calcext:value-type="float">
            <text:p>0.000346482</text:p>
          </table:table-cell>
          <table:table-cell office:value-type="float" office:value="0.0130227" calcext:value-type="float">
            <text:p>0.0130227</text:p>
          </table:table-cell>
          <table:table-cell table:formula="of:=([.A2515]*[.A2515])" office:value-type="float" office:value="0.000000120049776324" calcext:value-type="float">
            <text:p>1.20049776324E-07</text:p>
          </table:table-cell>
          <table:table-cell table:formula="of:=([.A2515]-[.B2515])*([.A2515]-[.B2515])" office:value-type="float" office:value="0.000160686502783524" calcext:value-type="float">
            <text:p>0.000160686502783524</text:p>
          </table:table-cell>
          <table:table-cell/>
        </table:table-row>
        <table:table-row table:style-name="ro1">
          <table:table-cell office:value-type="float" office:value="0.000800192" calcext:value-type="float">
            <text:p>0.000800192</text:p>
          </table:table-cell>
          <table:table-cell office:value-type="float" office:value="0.122349" calcext:value-type="float">
            <text:p>0.122349</text:p>
          </table:table-cell>
          <table:table-cell table:formula="of:=([.A2516]*[.A2516])" office:value-type="float" office:value="0.000000640307236864" calcext:value-type="float">
            <text:p>6.40307236864E-07</text:p>
          </table:table-cell>
          <table:table-cell table:formula="of:=([.A2516]-[.B2516])*([.A2516]-[.B2516])" office:value-type="float" office:value="0.0147741127262209" calcext:value-type="float">
            <text:p>0.0147741127262209</text:p>
          </table:table-cell>
          <table:table-cell/>
        </table:table-row>
        <table:table-row table:style-name="ro1">
          <table:table-cell office:value-type="float" office:value="0.00135165" calcext:value-type="float">
            <text:p>0.00135165</text:p>
          </table:table-cell>
          <table:table-cell office:value-type="float" office:value="0.0214677" calcext:value-type="float">
            <text:p>0.0214677</text:p>
          </table:table-cell>
          <table:table-cell table:formula="of:=([.A2517]*[.A2517])" office:value-type="float" office:value="0.0000018269577225" calcext:value-type="float">
            <text:p>0.0000018269577225</text:p>
          </table:table-cell>
          <table:table-cell table:formula="of:=([.A2517]-[.B2517])*([.A2517]-[.B2517])" office:value-type="float" office:value="0.0004046554676025" calcext:value-type="float">
            <text:p>0.0004046554676025</text:p>
          </table:table-cell>
          <table:table-cell/>
        </table:table-row>
        <table:table-row table:style-name="ro1">
          <table:table-cell office:value-type="float" office:value="0.00135165" calcext:value-type="float">
            <text:p>0.00135165</text:p>
          </table:table-cell>
          <table:table-cell office:value-type="float" office:value="0.0168899" calcext:value-type="float">
            <text:p>0.0168899</text:p>
          </table:table-cell>
          <table:table-cell table:formula="of:=([.A2518]*[.A2518])" office:value-type="float" office:value="0.0000018269577225" calcext:value-type="float">
            <text:p>0.0000018269577225</text:p>
          </table:table-cell>
          <table:table-cell table:formula="of:=([.A2518]-[.B2518])*([.A2518]-[.B2518])" office:value-type="float" office:value="0.0002414372130625" calcext:value-type="float">
            <text:p>0.0002414372130625</text:p>
          </table:table-cell>
          <table:table-cell/>
        </table:table-row>
        <table:table-row table:style-name="ro1">
          <table:table-cell office:value-type="float" office:value="0.00244391" calcext:value-type="float">
            <text:p>0.00244391</text:p>
          </table:table-cell>
          <table:table-cell office:value-type="float" office:value="0.116637" calcext:value-type="float">
            <text:p>0.116637</text:p>
          </table:table-cell>
          <table:table-cell table:formula="of:=([.A2519]*[.A2519])" office:value-type="float" office:value="0.0000059726960881" calcext:value-type="float">
            <text:p>0.0000059726960881</text:p>
          </table:table-cell>
          <table:table-cell table:formula="of:=([.A2519]-[.B2519])*([.A2519]-[.B2519])" office:value-type="float" office:value="0.0130400618037481" calcext:value-type="float">
            <text:p>0.0130400618037481</text:p>
          </table:table-cell>
          <table:table-cell/>
        </table:table-row>
        <table:table-row table:style-name="ro1">
          <table:table-cell office:value-type="float" office:value="0.00538558" calcext:value-type="float">
            <text:p>0.00538558</text:p>
          </table:table-cell>
          <table:table-cell office:value-type="float" office:value="0.20528" calcext:value-type="float">
            <text:p>0.20528</text:p>
          </table:table-cell>
          <table:table-cell table:formula="of:=([.A2520]*[.A2520])" office:value-type="float" office:value="0.0000290044719364" calcext:value-type="float">
            <text:p>0.0000290044719364</text:p>
          </table:table-cell>
          <table:table-cell table:formula="of:=([.A2520]-[.B2520])*([.A2520]-[.B2520])" office:value-type="float" office:value="0.0399577791471364" calcext:value-type="float">
            <text:p>0.0399577791471364</text:p>
          </table:table-cell>
          <table:table-cell/>
        </table:table-row>
        <table:table-row table:style-name="ro1">
          <table:table-cell office:value-type="float" office:value="0.00538558" calcext:value-type="float">
            <text:p>0.00538558</text:p>
          </table:table-cell>
          <table:table-cell office:value-type="float" office:value="0.218052" calcext:value-type="float">
            <text:p>0.218052</text:p>
          </table:table-cell>
          <table:table-cell table:formula="of:=([.A2521]*[.A2521])" office:value-type="float" office:value="0.0000290044719364" calcext:value-type="float">
            <text:p>0.0000290044719364</text:p>
          </table:table-cell>
          <table:table-cell table:formula="of:=([.A2521]-[.B2521])*([.A2521]-[.B2521])" office:value-type="float" office:value="0.0452270061956164" calcext:value-type="float">
            <text:p>0.0452270061956164</text:p>
          </table:table-cell>
          <table:table-cell/>
        </table:table-row>
        <table:table-row table:style-name="ro1">
          <table:table-cell office:value-type="float" office:value="0.00428116" calcext:value-type="float">
            <text:p>0.00428116</text:p>
          </table:table-cell>
          <table:table-cell office:value-type="float" office:value="0.235914" calcext:value-type="float">
            <text:p>0.235914</text:p>
          </table:table-cell>
          <table:table-cell table:formula="of:=([.A2522]*[.A2522])" office:value-type="float" office:value="0.0000183283309456" calcext:value-type="float">
            <text:p>0.0000183283309456</text:p>
          </table:table-cell>
          <table:table-cell table:formula="of:=([.A2522]-[.B2522])*([.A2522]-[.B2522])" office:value-type="float" office:value="0.0536537725664656" calcext:value-type="float">
            <text:p>0.0536537725664656</text:p>
          </table:table-cell>
          <table:table-cell/>
        </table:table-row>
        <table:table-row table:style-name="ro1">
          <table:table-cell office:value-type="float" office:value="0.00853902" calcext:value-type="float">
            <text:p>0.00853902</text:p>
          </table:table-cell>
          <table:table-cell office:value-type="float" office:value="0.224873" calcext:value-type="float">
            <text:p>0.224873</text:p>
          </table:table-cell>
          <table:table-cell table:formula="of:=([.A2523]*[.A2523])" office:value-type="float" office:value="0.0000729148625604" calcext:value-type="float">
            <text:p>0.0000729148625604</text:p>
          </table:table-cell>
          <table:table-cell table:formula="of:=([.A2523]-[.B2523])*([.A2523]-[.B2523])" office:value-type="float" office:value="0.0468003909026404" calcext:value-type="float">
            <text:p>0.0468003909026404</text:p>
          </table:table-cell>
          <table:table-cell/>
        </table:table-row>
        <table:table-row table:style-name="ro1">
          <table:table-cell office:value-type="float" office:value="0.00750095" calcext:value-type="float">
            <text:p>0.00750095</text:p>
          </table:table-cell>
          <table:table-cell office:value-type="float" office:value="0.226096" calcext:value-type="float">
            <text:p>0.226096</text:p>
          </table:table-cell>
          <table:table-cell table:formula="of:=([.A2524]*[.A2524])" office:value-type="float" office:value="0.0000562642509025" calcext:value-type="float">
            <text:p>0.0000562642509025</text:p>
          </table:table-cell>
          <table:table-cell table:formula="of:=([.A2524]-[.B2524])*([.A2524]-[.B2524])" office:value-type="float" office:value="0.0477837958845025" calcext:value-type="float">
            <text:p>0.0477837958845025</text:p>
          </table:table-cell>
          <table:table-cell/>
        </table:table-row>
        <table:table-row table:style-name="ro1">
          <table:table-cell office:value-type="float" office:value="0.00893587" calcext:value-type="float">
            <text:p>0.00893587</text:p>
          </table:table-cell>
          <table:table-cell office:value-type="float" office:value="0.187058" calcext:value-type="float">
            <text:p>0.187058</text:p>
          </table:table-cell>
          <table:table-cell table:formula="of:=([.A2525]*[.A2525])" office:value-type="float" office:value="0.0000798497726569" calcext:value-type="float">
            <text:p>0.0000798497726569</text:p>
          </table:table-cell>
          <table:table-cell table:formula="of:=([.A2525]-[.B2525])*([.A2525]-[.B2525])" office:value-type="float" office:value="0.0317274931957369" calcext:value-type="float">
            <text:p>0.0317274931957369</text:p>
          </table:table-cell>
          <table:table-cell/>
        </table:table-row>
        <table:table-row table:style-name="ro1">
          <table:table-cell office:value-type="float" office:value="0.224871" calcext:value-type="float">
            <text:p>0.224871</text:p>
          </table:table-cell>
          <table:table-cell office:value-type="float" office:value="0.361603" calcext:value-type="float">
            <text:p>0.361603</text:p>
          </table:table-cell>
          <table:table-cell table:formula="of:=([.A2526]*[.A2526])" office:value-type="float" office:value="0.050566966641" calcext:value-type="float">
            <text:p>0.050566966641</text:p>
          </table:table-cell>
          <table:table-cell table:formula="of:=([.A2526]-[.B2526])*([.A2526]-[.B2526])" office:value-type="float" office:value="0.018695639824" calcext:value-type="float">
            <text:p>0.018695639824</text:p>
          </table:table-cell>
          <table:table-cell/>
        </table:table-row>
        <table:table-row table:style-name="ro1">
          <table:table-cell office:value-type="float" office:value="0.233938" calcext:value-type="float">
            <text:p>0.233938</text:p>
          </table:table-cell>
          <table:table-cell office:value-type="float" office:value="0.278237" calcext:value-type="float">
            <text:p>0.278237</text:p>
          </table:table-cell>
          <table:table-cell table:formula="of:=([.A2527]*[.A2527])" office:value-type="float" office:value="0.054726987844" calcext:value-type="float">
            <text:p>0.054726987844</text:p>
          </table:table-cell>
          <table:table-cell table:formula="of:=([.A2527]-[.B2527])*([.A2527]-[.B2527])" office:value-type="float" office:value="0.001962401401" calcext:value-type="float">
            <text:p>0.001962401401</text:p>
          </table:table-cell>
          <table:table-cell/>
        </table:table-row>
        <table:table-row table:style-name="ro1">
          <table:table-cell office:value-type="float" office:value="0.487408" calcext:value-type="float">
            <text:p>0.487408</text:p>
          </table:table-cell>
          <table:table-cell office:value-type="float" office:value="0.666992" calcext:value-type="float">
            <text:p>0.666992</text:p>
          </table:table-cell>
          <table:table-cell table:formula="of:=([.A2528]*[.A2528])" office:value-type="float" office:value="0.237566558464" calcext:value-type="float">
            <text:p>0.237566558464</text:p>
          </table:table-cell>
          <table:table-cell table:formula="of:=([.A2528]-[.B2528])*([.A2528]-[.B2528])" office:value-type="float" office:value="0.032250413056" calcext:value-type="float">
            <text:p>0.032250413056</text:p>
          </table:table-cell>
          <table:table-cell/>
        </table:table-row>
        <table:table-row table:style-name="ro1">
          <table:table-cell office:value-type="float" office:value="0.547877" calcext:value-type="float">
            <text:p>0.547877</text:p>
          </table:table-cell>
          <table:table-cell office:value-type="float" office:value="0.715351" calcext:value-type="float">
            <text:p>0.715351</text:p>
          </table:table-cell>
          <table:table-cell table:formula="of:=([.A2529]*[.A2529])" office:value-type="float" office:value="0.300169207129" calcext:value-type="float">
            <text:p>0.300169207129</text:p>
          </table:table-cell>
          <table:table-cell table:formula="of:=([.A2529]-[.B2529])*([.A2529]-[.B2529])" office:value-type="float" office:value="0.028047540676" calcext:value-type="float">
            <text:p>0.028047540676</text:p>
          </table:table-cell>
          <table:table-cell/>
        </table:table-row>
        <table:table-row table:style-name="ro1">
          <table:table-cell office:value-type="float" office:value="0.547877" calcext:value-type="float">
            <text:p>0.547877</text:p>
          </table:table-cell>
          <table:table-cell office:value-type="float" office:value="0.767837" calcext:value-type="float">
            <text:p>0.767837</text:p>
          </table:table-cell>
          <table:table-cell table:formula="of:=([.A2530]*[.A2530])" office:value-type="float" office:value="0.300169207129" calcext:value-type="float">
            <text:p>0.300169207129</text:p>
          </table:table-cell>
          <table:table-cell table:formula="of:=([.A2530]-[.B2530])*([.A2530]-[.B2530])" office:value-type="float" office:value="0.0483824016" calcext:value-type="float">
            <text:p>0.0483824016</text:p>
          </table:table-cell>
          <table:table-cell/>
        </table:table-row>
        <table:table-row table:style-name="ro1">
          <table:table-cell office:value-type="float" office:value="0.862249" calcext:value-type="float">
            <text:p>0.862249</text:p>
          </table:table-cell>
          <table:table-cell office:value-type="float" office:value="0.689451" calcext:value-type="float">
            <text:p>0.689451</text:p>
          </table:table-cell>
          <table:table-cell table:formula="of:=([.A2531]*[.A2531])" office:value-type="float" office:value="0.743473338001" calcext:value-type="float">
            <text:p>0.743473338001</text:p>
          </table:table-cell>
          <table:table-cell table:formula="of:=([.A2531]-[.B2531])*([.A2531]-[.B2531])" office:value-type="float" office:value="0.029859148804" calcext:value-type="float">
            <text:p>0.029859148804</text:p>
          </table:table-cell>
          <table:table-cell/>
        </table:table-row>
        <table:table-row table:style-name="ro1">
          <table:table-cell office:value-type="float" office:value="0.86225" calcext:value-type="float">
            <text:p>0.86225</text:p>
          </table:table-cell>
          <table:table-cell office:value-type="float" office:value="0.72176" calcext:value-type="float">
            <text:p>0.72176</text:p>
          </table:table-cell>
          <table:table-cell table:formula="of:=([.A2532]*[.A2532])" office:value-type="float" office:value="0.7434750625" calcext:value-type="float">
            <text:p>0.7434750625</text:p>
          </table:table-cell>
          <table:table-cell table:formula="of:=([.A2532]-[.B2532])*([.A2532]-[.B2532])" office:value-type="float" office:value="0.0197374401" calcext:value-type="float">
            <text:p>0.0197374401</text:p>
          </table:table-cell>
          <table:table-cell/>
        </table:table-row>
        <table:table-row table:style-name="ro1">
          <table:table-cell office:value-type="float" office:value="0.862249" calcext:value-type="float">
            <text:p>0.862249</text:p>
          </table:table-cell>
          <table:table-cell office:value-type="float" office:value="0.894692" calcext:value-type="float">
            <text:p>0.894692</text:p>
          </table:table-cell>
          <table:table-cell table:formula="of:=([.A2533]*[.A2533])" office:value-type="float" office:value="0.743473338001" calcext:value-type="float">
            <text:p>0.743473338001</text:p>
          </table:table-cell>
          <table:table-cell table:formula="of:=([.A2533]-[.B2533])*([.A2533]-[.B2533])" office:value-type="float" office:value="0.001052548249" calcext:value-type="float">
            <text:p>0.001052548249</text:p>
          </table:table-cell>
          <table:table-cell/>
        </table:table-row>
        <table:table-row table:style-name="ro1">
          <table:table-cell office:value-type="float" office:value="0.965991" calcext:value-type="float">
            <text:p>0.965991</text:p>
          </table:table-cell>
          <table:table-cell office:value-type="float" office:value="0.9242" calcext:value-type="float">
            <text:p>0.9242</text:p>
          </table:table-cell>
          <table:table-cell table:formula="of:=([.A2534]*[.A2534])" office:value-type="float" office:value="0.933138612081" calcext:value-type="float">
            <text:p>0.933138612081</text:p>
          </table:table-cell>
          <table:table-cell table:formula="of:=([.A2534]-[.B2534])*([.A2534]-[.B2534])" office:value-type="float" office:value="0.001746487681" calcext:value-type="float">
            <text:p>0.001746487681</text:p>
          </table:table-cell>
          <table:table-cell/>
        </table:table-row>
        <table:table-row table:style-name="ro1">
          <table:table-cell office:value-type="float" office:value="0.999157" calcext:value-type="float">
            <text:p>0.999157</text:p>
          </table:table-cell>
          <table:table-cell office:value-type="float" office:value="0.998192" calcext:value-type="float">
            <text:p>0.998192</text:p>
          </table:table-cell>
          <table:table-cell table:formula="of:=([.A2535]*[.A2535])" office:value-type="float" office:value="0.998314710649" calcext:value-type="float">
            <text:p>0.998314710649</text:p>
          </table:table-cell>
          <table:table-cell table:formula="of:=([.A2535]-[.B2535])*([.A2535]-[.B2535])" office:value-type="float" office:value="0.00000093122499999999" calcext:value-type="float">
            <text:p>9.31224999999988E-07</text:p>
          </table:table-cell>
          <table:table-cell/>
        </table:table-row>
        <table:table-row table:style-name="ro1">
          <table:table-cell office:value-type="float" office:value="0.999158" calcext:value-type="float">
            <text:p>0.999158</text:p>
          </table:table-cell>
          <table:table-cell office:value-type="float" office:value="0.999997" calcext:value-type="float">
            <text:p>0.999997</text:p>
          </table:table-cell>
          <table:table-cell table:formula="of:=([.A2536]*[.A2536])" office:value-type="float" office:value="0.998316708964" calcext:value-type="float">
            <text:p>0.998316708964</text:p>
          </table:table-cell>
          <table:table-cell table:formula="of:=([.A2536]-[.B2536])*([.A2536]-[.B2536])" office:value-type="float" office:value="0.00000070392100000006" calcext:value-type="float">
            <text:p>7.03921000000057E-07</text:p>
          </table:table-cell>
          <table:table-cell/>
        </table:table-row>
        <table:table-row table:style-name="ro1">
          <table:table-cell office:value-type="float" office:value="0.000000476837" calcext:value-type="float">
            <text:p>0.000000476837</text:p>
          </table:table-cell>
          <table:table-cell office:value-type="float" office:value="0.00000303222" calcext:value-type="float">
            <text:p>0.00000303222</text:p>
          </table:table-cell>
          <table:table-cell table:formula="of:=([.A2537]*[.A2537])" office:value-type="float" office:value="0.00000000000022737352" calcext:value-type="float">
            <text:p>2.27373524569E-13</text:p>
          </table:table-cell>
          <table:table-cell table:formula="of:=([.A2537]-[.B2537])*([.A2537]-[.B2537])" office:value-type="float" office:value="0.00000000000652998228" calcext:value-type="float">
            <text:p>6.529982276689E-12</text:p>
          </table:table-cell>
          <table:table-cell/>
        </table:table-row>
        <table:table-row table:style-name="ro1">
          <table:table-cell office:value-type="float" office:value="0.00000309944" calcext:value-type="float">
            <text:p>0.00000309944</text:p>
          </table:table-cell>
          <table:table-cell office:value-type="float" office:value="0.00180463" calcext:value-type="float">
            <text:p>0.00180463</text:p>
          </table:table-cell>
          <table:table-cell table:formula="of:=([.A2538]*[.A2538])" office:value-type="float" office:value="0.00000000000960652831" calcext:value-type="float">
            <text:p>9.6065283136E-12</text:p>
          </table:table-cell>
          <table:table-cell table:formula="of:=([.A2538]-[.B2538])*([.A2538]-[.B2538])" office:value-type="float" office:value="0.00000324551235861391" calcext:value-type="float">
            <text:p>3.24551235861391E-06</text:p>
          </table:table-cell>
          <table:table-cell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123009" calcext:value-type="float">
            <text:p>0.0123009</text:p>
          </table:table-cell>
          <table:table-cell table:formula="of:=([.A2539]*[.A2539])" office:value-type="float" office:value="0.000000000026275876" calcext:value-type="float">
            <text:p>2.6275876E-11</text:p>
          </table:table-cell>
          <table:table-cell table:formula="of:=([.A2539]-[.B2539])*([.A2539]-[.B2539])" office:value-type="float" office:value="0.000151186058259076" calcext:value-type="float">
            <text:p>0.000151186058259076</text:p>
          </table:table-cell>
          <table:table-cell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0321546" calcext:value-type="float">
            <text:p>0.00321546</text:p>
          </table:table-cell>
          <table:table-cell table:formula="of:=([.A2540]*[.A2540])" office:value-type="float" office:value="0.00000000000687803076" calcext:value-type="float">
            <text:p>6.87803076E-12</text:p>
          </table:table-cell>
          <table:table-cell table:formula="of:=([.A2540]-[.B2540])*([.A2540]-[.B2540])" office:value-type="float" office:value="0.0000103223241588388" calcext:value-type="float">
            <text:p>1.03223241588388E-05</text:p>
          </table:table-cell>
          <table:table-cell/>
        </table:table-row>
        <table:table-row table:style-name="ro1">
          <table:table-cell office:value-type="float" office:value="0.0000013113" calcext:value-type="float">
            <text:p>0.0000013113</text:p>
          </table:table-cell>
          <table:table-cell office:value-type="float" office:value="0.00840712" calcext:value-type="float">
            <text:p>0.00840712</text:p>
          </table:table-cell>
          <table:table-cell table:formula="of:=([.A2541]*[.A2541])" office:value-type="float" office:value="0.00000000000171950769" calcext:value-type="float">
            <text:p>1.71950769E-12</text:p>
          </table:table-cell>
          <table:table-cell table:formula="of:=([.A2541]-[.B2541])*([.A2541]-[.B2541])" office:value-type="float" office:value="0.0000706576199009957" calcext:value-type="float">
            <text:p>7.06576199009957E-05</text:p>
          </table:table-cell>
          <table:table-cell/>
        </table:table-row>
        <table:table-row table:style-name="ro1">
          <table:table-cell office:value-type="float" office:value="0.0000244975" calcext:value-type="float">
            <text:p>0.0000244975</text:p>
          </table:table-cell>
          <table:table-cell office:value-type="float" office:value="0.00116651" calcext:value-type="float">
            <text:p>0.00116651</text:p>
          </table:table-cell>
          <table:table-cell table:formula="of:=([.A2542]*[.A2542])" office:value-type="float" office:value="0.00000000060012750625" calcext:value-type="float">
            <text:p>6.0012750625E-10</text:p>
          </table:table-cell>
          <table:table-cell table:formula="of:=([.A2542]-[.B2542])*([.A2542]-[.B2542])" office:value-type="float" office:value="0.00000130419255015625" calcext:value-type="float">
            <text:p>1.30419255015625E-06</text:p>
          </table:table-cell>
          <table:table-cell/>
        </table:table-row>
        <table:table-row table:style-name="ro1">
          <table:table-cell office:value-type="float" office:value="0.000015974" calcext:value-type="float">
            <text:p>0.000015974</text:p>
          </table:table-cell>
          <table:table-cell office:value-type="float" office:value="0.00310949" calcext:value-type="float">
            <text:p>0.00310949</text:p>
          </table:table-cell>
          <table:table-cell table:formula="of:=([.A2543]*[.A2543])" office:value-type="float" office:value="0.000000000255168676" calcext:value-type="float">
            <text:p>2.55168676E-10</text:p>
          </table:table-cell>
          <table:table-cell table:formula="of:=([.A2543]-[.B2543])*([.A2543]-[.B2543])" office:value-type="float" office:value="0.000009569841242256" calcext:value-type="float">
            <text:p>9.569841242256E-06</text:p>
          </table:table-cell>
          <table:table-cell/>
        </table:table-row>
        <table:table-row table:style-name="ro1">
          <table:table-cell office:value-type="float" office:value="0.000294864" calcext:value-type="float">
            <text:p>0.000294864</text:p>
          </table:table-cell>
          <table:table-cell office:value-type="float" office:value="0.032014" calcext:value-type="float">
            <text:p>0.032014</text:p>
          </table:table-cell>
          <table:table-cell table:formula="of:=([.A2544]*[.A2544])" office:value-type="float" office:value="0.000000086944778496" calcext:value-type="float">
            <text:p>8.6944778496E-08</text:p>
          </table:table-cell>
          <table:table-cell table:formula="of:=([.A2544]-[.B2544])*([.A2544]-[.B2544])" office:value-type="float" office:value="0.0010061035885865" calcext:value-type="float">
            <text:p>0.0010061035885865</text:p>
          </table:table-cell>
          <table:table-cell/>
        </table:table-row>
        <table:table-row table:style-name="ro1">
          <table:table-cell office:value-type="float" office:value="0.000294864" calcext:value-type="float">
            <text:p>0.000294864</text:p>
          </table:table-cell>
          <table:table-cell office:value-type="float" office:value="0.0375899" calcext:value-type="float">
            <text:p>0.0375899</text:p>
          </table:table-cell>
          <table:table-cell table:formula="of:=([.A2545]*[.A2545])" office:value-type="float" office:value="0.000000086944778496" calcext:value-type="float">
            <text:p>8.6944778496E-08</text:p>
          </table:table-cell>
          <table:table-cell table:formula="of:=([.A2545]-[.B2545])*([.A2545]-[.B2545])" office:value-type="float" office:value="0.0013909197102413" calcext:value-type="float">
            <text:p>0.0013909197102413</text:p>
          </table:table-cell>
          <table:table-cell/>
        </table:table-row>
        <table:table-row table:style-name="ro1">
          <table:table-cell office:value-type="float" office:value="0.000215173" calcext:value-type="float">
            <text:p>0.000215173</text:p>
          </table:table-cell>
          <table:table-cell office:value-type="float" office:value="0.00563437" calcext:value-type="float">
            <text:p>0.00563437</text:p>
          </table:table-cell>
          <table:table-cell table:formula="of:=([.A2546]*[.A2546])" office:value-type="float" office:value="0.000000046299419929" calcext:value-type="float">
            <text:p>4.6299419929E-08</text:p>
          </table:table-cell>
          <table:table-cell table:formula="of:=([.A2546]-[.B2546])*([.A2546]-[.B2546])" office:value-type="float" office:value="0.000029367696124809" calcext:value-type="float">
            <text:p>2.9367696124809E-05</text:p>
          </table:table-cell>
          <table:table-cell/>
        </table:table-row>
        <table:table-row table:style-name="ro1">
          <table:table-cell office:value-type="float" office:value="0.0000467896" calcext:value-type="float">
            <text:p>0.0000467896</text:p>
          </table:table-cell>
          <table:table-cell office:value-type="float" office:value="0.0463407" calcext:value-type="float">
            <text:p>0.0463407</text:p>
          </table:table-cell>
          <table:table-cell table:formula="of:=([.A2547]*[.A2547])" office:value-type="float" office:value="0.00000000218926666816" calcext:value-type="float">
            <text:p>2.18926666816E-09</text:p>
          </table:table-cell>
          <table:table-cell table:formula="of:=([.A2547]-[.B2547])*([.A2547]-[.B2547])" office:value-type="float" office:value="0.00214312614012323" calcext:value-type="float">
            <text:p>0.00214312614012323</text:p>
          </table:table-cell>
          <table:table-cell/>
        </table:table-row>
        <table:table-row table:style-name="ro1">
          <table:table-cell office:value-type="float" office:value="0.0000467896" calcext:value-type="float">
            <text:p>0.0000467896</text:p>
          </table:table-cell>
          <table:table-cell office:value-type="float" office:value="0.0505896" calcext:value-type="float">
            <text:p>0.0505896</text:p>
          </table:table-cell>
          <table:table-cell table:formula="of:=([.A2548]*[.A2548])" office:value-type="float" office:value="0.00000000218926666816" calcext:value-type="float">
            <text:p>2.18926666816E-09</text:p>
          </table:table-cell>
          <table:table-cell table:formula="of:=([.A2548]-[.B2548])*([.A2548]-[.B2548])" office:value-type="float" office:value="0.00255457568313035" calcext:value-type="float">
            <text:p>0.00255457568313035</text:p>
          </table:table-cell>
          <table:table-cell/>
        </table:table-row>
        <table:table-row table:style-name="ro1">
          <table:table-cell office:value-type="float" office:value="0.000283539" calcext:value-type="float">
            <text:p>0.000283539</text:p>
          </table:table-cell>
          <table:table-cell office:value-type="float" office:value="0.0444107" calcext:value-type="float">
            <text:p>0.0444107</text:p>
          </table:table-cell>
          <table:table-cell table:formula="of:=([.A2549]*[.A2549])" office:value-type="float" office:value="0.000000080394364521" calcext:value-type="float">
            <text:p>8.0394364521E-08</text:p>
          </table:table-cell>
          <table:table-cell table:formula="of:=([.A2549]-[.B2549])*([.A2549]-[.B2549])" office:value-type="float" office:value="0.00194720633791992" calcext:value-type="float">
            <text:p>0.00194720633791992</text:p>
          </table:table-cell>
          <table:table-cell/>
        </table:table-row>
        <table:table-row table:style-name="ro1">
          <table:table-cell office:value-type="float" office:value="0.000283539" calcext:value-type="float">
            <text:p>0.000283539</text:p>
          </table:table-cell>
          <table:table-cell office:value-type="float" office:value="0.00237355" calcext:value-type="float">
            <text:p>0.00237355</text:p>
          </table:table-cell>
          <table:table-cell table:formula="of:=([.A2550]*[.A2550])" office:value-type="float" office:value="0.000000080394364521" calcext:value-type="float">
            <text:p>8.0394364521E-08</text:p>
          </table:table-cell>
          <table:table-cell table:formula="of:=([.A2550]-[.B2550])*([.A2550]-[.B2550])" office:value-type="float" office:value="0.000004368145980121" calcext:value-type="float">
            <text:p>4.368145980121E-06</text:p>
          </table:table-cell>
          <table:table-cell/>
        </table:table-row>
        <table:table-row table:style-name="ro1">
          <table:table-cell office:value-type="float" office:value="0.00120682" calcext:value-type="float">
            <text:p>0.00120682</text:p>
          </table:table-cell>
          <table:table-cell office:value-type="float" office:value="0.00914159" calcext:value-type="float">
            <text:p>0.00914159</text:p>
          </table:table-cell>
          <table:table-cell table:formula="of:=([.A2551]*[.A2551])" office:value-type="float" office:value="0.0000014564145124" calcext:value-type="float">
            <text:p>0.0000014564145124</text:p>
          </table:table-cell>
          <table:table-cell table:formula="of:=([.A2551]-[.B2551])*([.A2551]-[.B2551])" office:value-type="float" office:value="0.0000629605749529" calcext:value-type="float">
            <text:p>0.0000629605749529</text:p>
          </table:table-cell>
          <table:table-cell/>
        </table:table-row>
        <table:table-row table:style-name="ro1">
          <table:table-cell office:value-type="float" office:value="0.00119799" calcext:value-type="float">
            <text:p>0.00119799</text:p>
          </table:table-cell>
          <table:table-cell office:value-type="float" office:value="0.0129636" calcext:value-type="float">
            <text:p>0.0129636</text:p>
          </table:table-cell>
          <table:table-cell table:formula="of:=([.A2552]*[.A2552])" office:value-type="float" office:value="0.0000014351800401" calcext:value-type="float">
            <text:p>0.0000014351800401</text:p>
          </table:table-cell>
          <table:table-cell table:formula="of:=([.A2552]-[.B2552])*([.A2552]-[.B2552])" office:value-type="float" office:value="0.0001384295786721" calcext:value-type="float">
            <text:p>0.0001384295786721</text:p>
          </table:table-cell>
          <table:table-cell/>
        </table:table-row>
        <table:table-row table:style-name="ro1">
          <table:table-cell office:value-type="float" office:value="0.00474417" calcext:value-type="float">
            <text:p>0.00474417</text:p>
          </table:table-cell>
          <table:table-cell office:value-type="float" office:value="0.0297233" calcext:value-type="float">
            <text:p>0.0297233</text:p>
          </table:table-cell>
          <table:table-cell table:formula="of:=([.A2553]*[.A2553])" office:value-type="float" office:value="0.0000225071489889" calcext:value-type="float">
            <text:p>0.0000225071489889</text:p>
          </table:table-cell>
          <table:table-cell table:formula="of:=([.A2553]-[.B2553])*([.A2553]-[.B2553])" office:value-type="float" office:value="0.0006239569355569" calcext:value-type="float">
            <text:p>0.0006239569355569</text:p>
          </table:table-cell>
          <table:table-cell/>
        </table:table-row>
        <table:table-row table:style-name="ro1">
          <table:table-cell office:value-type="float" office:value="0.0123055" calcext:value-type="float">
            <text:p>0.0123055</text:p>
          </table:table-cell>
          <table:table-cell office:value-type="float" office:value="0.0707705" calcext:value-type="float">
            <text:p>0.0707705</text:p>
          </table:table-cell>
          <table:table-cell table:formula="of:=([.A2554]*[.A2554])" office:value-type="float" office:value="0.00015142533025" calcext:value-type="float">
            <text:p>0.00015142533025</text:p>
          </table:table-cell>
          <table:table-cell table:formula="of:=([.A2554]-[.B2554])*([.A2554]-[.B2554])" office:value-type="float" office:value="0.003418156225" calcext:value-type="float">
            <text:p>0.003418156225</text:p>
          </table:table-cell>
          <table:table-cell/>
        </table:table-row>
        <table:table-row table:style-name="ro1">
          <table:table-cell office:value-type="float" office:value="0.0644011" calcext:value-type="float">
            <text:p>0.0644011</text:p>
          </table:table-cell>
          <table:table-cell office:value-type="float" office:value="0.272957" calcext:value-type="float">
            <text:p>0.272957</text:p>
          </table:table-cell>
          <table:table-cell table:formula="of:=([.A2555]*[.A2555])" office:value-type="float" office:value="0.00414750168121" calcext:value-type="float">
            <text:p>0.00414750168121</text:p>
          </table:table-cell>
          <table:table-cell table:formula="of:=([.A2555]-[.B2555])*([.A2555]-[.B2555])" office:value-type="float" office:value="0.04349556342481" calcext:value-type="float">
            <text:p>0.04349556342481</text:p>
          </table:table-cell>
          <table:table-cell/>
        </table:table-row>
        <table:table-row table:style-name="ro1">
          <table:table-cell office:value-type="float" office:value="0.0644011" calcext:value-type="float">
            <text:p>0.0644011</text:p>
          </table:table-cell>
          <table:table-cell office:value-type="float" office:value="0.337392" calcext:value-type="float">
            <text:p>0.337392</text:p>
          </table:table-cell>
          <table:table-cell table:formula="of:=([.A2556]*[.A2556])" office:value-type="float" office:value="0.00414750168121" calcext:value-type="float">
            <text:p>0.00414750168121</text:p>
          </table:table-cell>
          <table:table-cell table:formula="of:=([.A2556]-[.B2556])*([.A2556]-[.B2556])" office:value-type="float" office:value="0.07452403148281" calcext:value-type="float">
            <text:p>0.07452403148281</text:p>
          </table:table-cell>
          <table:table-cell/>
        </table:table-row>
        <table:table-row table:style-name="ro1">
          <table:table-cell office:value-type="float" office:value="0.0644011" calcext:value-type="float">
            <text:p>0.0644011</text:p>
          </table:table-cell>
          <table:table-cell office:value-type="float" office:value="0.350662" calcext:value-type="float">
            <text:p>0.350662</text:p>
          </table:table-cell>
          <table:table-cell table:formula="of:=([.A2557]*[.A2557])" office:value-type="float" office:value="0.00414750168121" calcext:value-type="float">
            <text:p>0.00414750168121</text:p>
          </table:table-cell>
          <table:table-cell table:formula="of:=([.A2557]-[.B2557])*([.A2557]-[.B2557])" office:value-type="float" office:value="0.08194530286881" calcext:value-type="float">
            <text:p>0.08194530286881</text:p>
          </table:table-cell>
          <table:table-cell/>
        </table:table-row>
        <table:table-row table:style-name="ro1">
          <table:table-cell office:value-type="float" office:value="0.0644011" calcext:value-type="float">
            <text:p>0.0644011</text:p>
          </table:table-cell>
          <table:table-cell office:value-type="float" office:value="0.390563" calcext:value-type="float">
            <text:p>0.390563</text:p>
          </table:table-cell>
          <table:table-cell table:formula="of:=([.A2558]*[.A2558])" office:value-type="float" office:value="0.00414750168121" calcext:value-type="float">
            <text:p>0.00414750168121</text:p>
          </table:table-cell>
          <table:table-cell table:formula="of:=([.A2558]-[.B2558])*([.A2558]-[.B2558])" office:value-type="float" office:value="0.10638158501161" calcext:value-type="float">
            <text:p>0.10638158501161</text:p>
          </table:table-cell>
          <table:table-cell/>
        </table:table-row>
        <table:table-row table:style-name="ro1">
          <table:table-cell office:value-type="float" office:value="0.0644011" calcext:value-type="float">
            <text:p>0.0644011</text:p>
          </table:table-cell>
          <table:table-cell office:value-type="float" office:value="0.405201" calcext:value-type="float">
            <text:p>0.405201</text:p>
          </table:table-cell>
          <table:table-cell table:formula="of:=([.A2559]*[.A2559])" office:value-type="float" office:value="0.00414750168121" calcext:value-type="float">
            <text:p>0.00414750168121</text:p>
          </table:table-cell>
          <table:table-cell table:formula="of:=([.A2559]-[.B2559])*([.A2559]-[.B2559])" office:value-type="float" office:value="0.11614457184001" calcext:value-type="float">
            <text:p>0.11614457184001</text:p>
          </table:table-cell>
          <table:table-cell/>
        </table:table-row>
        <table:table-row table:style-name="ro1">
          <table:table-cell office:value-type="float" office:value="0.114205" calcext:value-type="float">
            <text:p>0.114205</text:p>
          </table:table-cell>
          <table:table-cell office:value-type="float" office:value="0.338626" calcext:value-type="float">
            <text:p>0.338626</text:p>
          </table:table-cell>
          <table:table-cell table:formula="of:=([.A2560]*[.A2560])" office:value-type="float" office:value="0.013042782025" calcext:value-type="float">
            <text:p>0.013042782025</text:p>
          </table:table-cell>
          <table:table-cell table:formula="of:=([.A2560]-[.B2560])*([.A2560]-[.B2560])" office:value-type="float" office:value="0.050364785241" calcext:value-type="float">
            <text:p>0.050364785241</text:p>
          </table:table-cell>
          <table:table-cell/>
        </table:table-row>
        <table:table-row table:style-name="ro1">
          <table:table-cell office:value-type="float" office:value="0.123369" calcext:value-type="float">
            <text:p>0.123369</text:p>
          </table:table-cell>
          <table:table-cell office:value-type="float" office:value="0.377437" calcext:value-type="float">
            <text:p>0.377437</text:p>
          </table:table-cell>
          <table:table-cell table:formula="of:=([.A2561]*[.A2561])" office:value-type="float" office:value="0.015219910161" calcext:value-type="float">
            <text:p>0.015219910161</text:p>
          </table:table-cell>
          <table:table-cell table:formula="of:=([.A2561]-[.B2561])*([.A2561]-[.B2561])" office:value-type="float" office:value="0.064550548624" calcext:value-type="float">
            <text:p>0.064550548624</text:p>
          </table:table-cell>
          <table:table-cell/>
        </table:table-row>
        <table:table-row table:style-name="ro1">
          <table:table-cell office:value-type="float" office:value="0.118711" calcext:value-type="float">
            <text:p>0.118711</text:p>
          </table:table-cell>
          <table:table-cell office:value-type="float" office:value="0.376162" calcext:value-type="float">
            <text:p>0.376162</text:p>
          </table:table-cell>
          <table:table-cell table:formula="of:=([.A2562]*[.A2562])" office:value-type="float" office:value="0.014092301521" calcext:value-type="float">
            <text:p>0.014092301521</text:p>
          </table:table-cell>
          <table:table-cell table:formula="of:=([.A2562]-[.B2562])*([.A2562]-[.B2562])" office:value-type="float" office:value="0.066281017401" calcext:value-type="float">
            <text:p>0.066281017401</text:p>
          </table:table-cell>
          <table:table-cell/>
        </table:table-row>
        <table:table-row table:style-name="ro1">
          <table:table-cell office:value-type="float" office:value="0.128476" calcext:value-type="float">
            <text:p>0.128476</text:p>
          </table:table-cell>
          <table:table-cell office:value-type="float" office:value="0.407925" calcext:value-type="float">
            <text:p>0.407925</text:p>
          </table:table-cell>
          <table:table-cell table:formula="of:=([.A2563]*[.A2563])" office:value-type="float" office:value="0.016506082576" calcext:value-type="float">
            <text:p>0.016506082576</text:p>
          </table:table-cell>
          <table:table-cell table:formula="of:=([.A2563]-[.B2563])*([.A2563]-[.B2563])" office:value-type="float" office:value="0.078091743601" calcext:value-type="float">
            <text:p>0.078091743601</text:p>
          </table:table-cell>
          <table:table-cell/>
        </table:table-row>
        <table:table-row table:style-name="ro1">
          <table:table-cell office:value-type="float" office:value="0.210899" calcext:value-type="float">
            <text:p>0.210899</text:p>
          </table:table-cell>
          <table:table-cell office:value-type="float" office:value="0.447927" calcext:value-type="float">
            <text:p>0.447927</text:p>
          </table:table-cell>
          <table:table-cell table:formula="of:=([.A2564]*[.A2564])" office:value-type="float" office:value="0.044478388201" calcext:value-type="float">
            <text:p>0.044478388201</text:p>
          </table:table-cell>
          <table:table-cell table:formula="of:=([.A2564]-[.B2564])*([.A2564]-[.B2564])" office:value-type="float" office:value="0.056182272784" calcext:value-type="float">
            <text:p>0.056182272784</text:p>
          </table:table-cell>
          <table:table-cell/>
        </table:table-row>
        <table:table-row table:style-name="ro1">
          <table:table-cell office:value-type="float" office:value="0.316243" calcext:value-type="float">
            <text:p>0.316243</text:p>
          </table:table-cell>
          <table:table-cell office:value-type="float" office:value="0.526814" calcext:value-type="float">
            <text:p>0.526814</text:p>
          </table:table-cell>
          <table:table-cell table:formula="of:=([.A2565]*[.A2565])" office:value-type="float" office:value="0.100009635049" calcext:value-type="float">
            <text:p>0.100009635049</text:p>
          </table:table-cell>
          <table:table-cell table:formula="of:=([.A2565]-[.B2565])*([.A2565]-[.B2565])" office:value-type="float" office:value="0.044340146041" calcext:value-type="float">
            <text:p>0.044340146041</text:p>
          </table:table-cell>
          <table:table-cell/>
        </table:table-row>
        <table:table-row table:style-name="ro1">
          <table:table-cell office:value-type="float" office:value="0.404609" calcext:value-type="float">
            <text:p>0.404609</text:p>
          </table:table-cell>
          <table:table-cell office:value-type="float" office:value="0.539387" calcext:value-type="float">
            <text:p>0.539387</text:p>
          </table:table-cell>
          <table:table-cell table:formula="of:=([.A2566]*[.A2566])" office:value-type="float" office:value="0.163708442881" calcext:value-type="float">
            <text:p>0.163708442881</text:p>
          </table:table-cell>
          <table:table-cell table:formula="of:=([.A2566]-[.B2566])*([.A2566]-[.B2566])" office:value-type="float" office:value="0.018165109284" calcext:value-type="float">
            <text:p>0.018165109284</text:p>
          </table:table-cell>
          <table:table-cell/>
        </table:table-row>
        <table:table-row table:style-name="ro1">
          <table:table-cell office:value-type="float" office:value="0.537101" calcext:value-type="float">
            <text:p>0.537101</text:p>
          </table:table-cell>
          <table:table-cell office:value-type="float" office:value="0.609344" calcext:value-type="float">
            <text:p>0.609344</text:p>
          </table:table-cell>
          <table:table-cell table:formula="of:=([.A2567]*[.A2567])" office:value-type="float" office:value="0.288477484201" calcext:value-type="float">
            <text:p>0.288477484201</text:p>
          </table:table-cell>
          <table:table-cell table:formula="of:=([.A2567]-[.B2567])*([.A2567]-[.B2567])" office:value-type="float" office:value="0.00521905104899999" calcext:value-type="float">
            <text:p>0.00521905104899999</text:p>
          </table:table-cell>
          <table:table-cell/>
        </table:table-row>
        <table:table-row table:style-name="ro1">
          <table:table-cell office:value-type="float" office:value="0.556331" calcext:value-type="float">
            <text:p>0.556331</text:p>
          </table:table-cell>
          <table:table-cell office:value-type="float" office:value="0.593141" calcext:value-type="float">
            <text:p>0.593141</text:p>
          </table:table-cell>
          <table:table-cell table:formula="of:=([.A2568]*[.A2568])" office:value-type="float" office:value="0.309504181561" calcext:value-type="float">
            <text:p>0.309504181561</text:p>
          </table:table-cell>
          <table:table-cell table:formula="of:=([.A2568]-[.B2568])*([.A2568]-[.B2568])" office:value-type="float" office:value="0.0013549761" calcext:value-type="float">
            <text:p>0.0013549761</text:p>
          </table:table-cell>
          <table:table-cell/>
        </table:table-row>
        <table:table-row table:style-name="ro1">
          <table:table-cell office:value-type="float" office:value="0.556331" calcext:value-type="float">
            <text:p>0.556331</text:p>
          </table:table-cell>
          <table:table-cell office:value-type="float" office:value="0.728026" calcext:value-type="float">
            <text:p>0.728026</text:p>
          </table:table-cell>
          <table:table-cell table:formula="of:=([.A2569]*[.A2569])" office:value-type="float" office:value="0.309504181561" calcext:value-type="float">
            <text:p>0.309504181561</text:p>
          </table:table-cell>
          <table:table-cell table:formula="of:=([.A2569]-[.B2569])*([.A2569]-[.B2569])" office:value-type="float" office:value="0.029479173025" calcext:value-type="float">
            <text:p>0.029479173025</text:p>
          </table:table-cell>
          <table:table-cell/>
        </table:table-row>
        <table:table-row table:style-name="ro1">
          <table:table-cell office:value-type="float" office:value="0.556331" calcext:value-type="float">
            <text:p>0.556331</text:p>
          </table:table-cell>
          <table:table-cell office:value-type="float" office:value="0.763184" calcext:value-type="float">
            <text:p>0.763184</text:p>
          </table:table-cell>
          <table:table-cell table:formula="of:=([.A2570]*[.A2570])" office:value-type="float" office:value="0.309504181561" calcext:value-type="float">
            <text:p>0.309504181561</text:p>
          </table:table-cell>
          <table:table-cell table:formula="of:=([.A2570]-[.B2570])*([.A2570]-[.B2570])" office:value-type="float" office:value="0.042788163609" calcext:value-type="float">
            <text:p>0.042788163609</text:p>
          </table:table-cell>
          <table:table-cell/>
        </table:table-row>
        <table:table-row table:style-name="ro1">
          <table:table-cell office:value-type="float" office:value="0.972038" calcext:value-type="float">
            <text:p>0.972038</text:p>
          </table:table-cell>
          <table:table-cell office:value-type="float" office:value="0.887301" calcext:value-type="float">
            <text:p>0.887301</text:p>
          </table:table-cell>
          <table:table-cell table:formula="of:=([.A2571]*[.A2571])" office:value-type="float" office:value="0.944857873444" calcext:value-type="float">
            <text:p>0.944857873444</text:p>
          </table:table-cell>
          <table:table-cell table:formula="of:=([.A2571]-[.B2571])*([.A2571]-[.B2571])" office:value-type="float" office:value="0.00718035916899999" calcext:value-type="float">
            <text:p>0.00718035916899999</text:p>
          </table:table-cell>
          <table:table-cell/>
        </table:table-row>
        <table:table-row table:style-name="ro1">
          <table:table-cell office:value-type="float" office:value="0.972038" calcext:value-type="float">
            <text:p>0.972038</text:p>
          </table:table-cell>
          <table:table-cell office:value-type="float" office:value="0.933521" calcext:value-type="float">
            <text:p>0.933521</text:p>
          </table:table-cell>
          <table:table-cell table:formula="of:=([.A2572]*[.A2572])" office:value-type="float" office:value="0.944857873444" calcext:value-type="float">
            <text:p>0.944857873444</text:p>
          </table:table-cell>
          <table:table-cell table:formula="of:=([.A2572]-[.B2572])*([.A2572]-[.B2572])" office:value-type="float" office:value="0.00148355928899999" calcext:value-type="float">
            <text:p>0.00148355928899999</text:p>
          </table:table-cell>
          <table:table-cell/>
        </table:table-row>
        <table:table-row table:style-name="ro1">
          <table:table-cell office:value-type="float" office:value="0.972038" calcext:value-type="float">
            <text:p>0.972038</text:p>
          </table:table-cell>
          <table:table-cell office:value-type="float" office:value="0.981036" calcext:value-type="float">
            <text:p>0.981036</text:p>
          </table:table-cell>
          <table:table-cell table:formula="of:=([.A2573]*[.A2573])" office:value-type="float" office:value="0.944857873444" calcext:value-type="float">
            <text:p>0.944857873444</text:p>
          </table:table-cell>
          <table:table-cell table:formula="of:=([.A2573]-[.B2573])*([.A2573]-[.B2573])" office:value-type="float" office:value="0.0000809640040000011" calcext:value-type="float">
            <text:p>8.09640040000011E-05</text:p>
          </table:table-cell>
          <table:table-cell/>
        </table:table-row>
        <table:table-row table:style-name="ro1">
          <table:table-cell office:value-type="float" office:value="0.999271" calcext:value-type="float">
            <text:p>0.999271</text:p>
          </table:table-cell>
          <table:table-cell office:value-type="float" office:value="0.991693" calcext:value-type="float">
            <text:p>0.991693</text:p>
          </table:table-cell>
          <table:table-cell table:formula="of:=([.A2574]*[.A2574])" office:value-type="float" office:value="0.998542531441" calcext:value-type="float">
            <text:p>0.998542531441</text:p>
          </table:table-cell>
          <table:table-cell table:formula="of:=([.A2574]-[.B2574])*([.A2574]-[.B2574])" office:value-type="float" office:value="0.0000574260839999996" calcext:value-type="float">
            <text:p>5.74260839999996E-05</text:p>
          </table:table-cell>
          <table:table-cell/>
        </table:table-row>
        <table:table-row table:style-name="ro1">
          <table:table-cell office:value-type="float" office:value="0.999271" calcext:value-type="float">
            <text:p>0.999271</text:p>
          </table:table-cell>
          <table:table-cell office:value-type="float" office:value="0.996263" calcext:value-type="float">
            <text:p>0.996263</text:p>
          </table:table-cell>
          <table:table-cell table:formula="of:=([.A2575]*[.A2575])" office:value-type="float" office:value="0.998542531441" calcext:value-type="float">
            <text:p>0.998542531441</text:p>
          </table:table-cell>
          <table:table-cell table:formula="of:=([.A2575]-[.B2575])*([.A2575]-[.B2575])" office:value-type="float" office:value="0.00000904806400000007" calcext:value-type="float">
            <text:p>9.04806400000007E-06</text:p>
          </table:table-cell>
          <table:table-cell/>
        </table:table-row>
        <table:table-row table:style-name="ro1">
          <table:table-cell office:value-type="float" office:value="0.00000429153" calcext:value-type="float">
            <text:p>0.00000429153</text:p>
          </table:table-cell>
          <table:table-cell office:value-type="float" office:value="0.00000303222" calcext:value-type="float">
            <text:p>0.00000303222</text:p>
          </table:table-cell>
          <table:table-cell table:formula="of:=([.A2576]*[.A2576])" office:value-type="float" office:value="0.00000000001841722974" calcext:value-type="float">
            <text:p>1.84172297409E-11</text:p>
          </table:table-cell>
          <table:table-cell table:formula="of:=([.A2576]-[.B2576])*([.A2576]-[.B2576])" office:value-type="float" office:value="0.00000000000158586168" calcext:value-type="float">
            <text:p>1.5858616761E-12</text:p>
          </table:table-cell>
          <table:table-cell/>
        </table:table-row>
        <table:table-row table:style-name="ro1">
          <table:table-cell office:value-type="float" office:value="0.0000038147" calcext:value-type="float">
            <text:p>0.0000038147</text:p>
          </table:table-cell>
          <table:table-cell office:value-type="float" office:value="0.0000473384" calcext:value-type="float">
            <text:p>0.0000473384</text:p>
          </table:table-cell>
          <table:table-cell table:formula="of:=([.A2577]*[.A2577])" office:value-type="float" office:value="0.00000000001455193609" calcext:value-type="float">
            <text:p>1.455193609E-11</text:p>
          </table:table-cell>
          <table:table-cell table:formula="of:=([.A2577]-[.B2577])*([.A2577]-[.B2577])" office:value-type="float" office:value="0.00000000189431246169" calcext:value-type="float">
            <text:p>1.89431246169E-09</text:p>
          </table:table-cell>
          <table:table-cell/>
        </table:table-row>
        <table:table-row table:style-name="ro1">
          <table:table-cell office:value-type="float" office:value="0.000013113" calcext:value-type="float">
            <text:p>0.000013113</text:p>
          </table:table-cell>
          <table:table-cell office:value-type="float" office:value="0.000217044" calcext:value-type="float">
            <text:p>0.000217044</text:p>
          </table:table-cell>
          <table:table-cell table:formula="of:=([.A2578]*[.A2578])" office:value-type="float" office:value="0.000000000171950769" calcext:value-type="float">
            <text:p>1.71950769E-10</text:p>
          </table:table-cell>
          <table:table-cell table:formula="of:=([.A2578]-[.B2578])*([.A2578]-[.B2578])" office:value-type="float" office:value="0.000000041587852761" calcext:value-type="float">
            <text:p>4.1587852761E-08</text:p>
          </table:table-cell>
          <table:table-cell/>
        </table:table-row>
        <table:table-row table:style-name="ro1">
          <table:table-cell office:value-type="float" office:value="0.0000428557" calcext:value-type="float">
            <text:p>0.0000428557</text:p>
          </table:table-cell>
          <table:table-cell office:value-type="float" office:value="0.0113143" calcext:value-type="float">
            <text:p>0.0113143</text:p>
          </table:table-cell>
          <table:table-cell table:formula="of:=([.A2579]*[.A2579])" office:value-type="float" office:value="0.00000000183661102249" calcext:value-type="float">
            <text:p>1.83661102249E-09</text:p>
          </table:table-cell>
          <table:table-cell table:formula="of:=([.A2579]-[.B2579])*([.A2579]-[.B2579])" office:value-type="float" office:value="0.000127045456608002" calcext:value-type="float">
            <text:p>0.000127045456608002</text:p>
          </table:table-cell>
          <table:table-cell/>
        </table:table-row>
        <table:table-row table:style-name="ro1">
          <table:table-cell office:value-type="float" office:value="0.0000297427" calcext:value-type="float">
            <text:p>0.0000297427</text:p>
          </table:table-cell>
          <table:table-cell office:value-type="float" office:value="0.0105498" calcext:value-type="float">
            <text:p>0.0105498</text:p>
          </table:table-cell>
          <table:table-cell table:formula="of:=([.A2580]*[.A2580])" office:value-type="float" office:value="0.00000000088462820329" calcext:value-type="float">
            <text:p>8.8462820329E-10</text:p>
          </table:table-cell>
          <table:table-cell table:formula="of:=([.A2580]-[.B2580])*([.A2580]-[.B2580])" office:value-type="float" office:value="0.000110671605595283" calcext:value-type="float">
            <text:p>0.000110671605595283</text:p>
          </table:table-cell>
          <table:table-cell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341032" calcext:value-type="float">
            <text:p>0.0341032</text:p>
          </table:table-cell>
          <table:table-cell table:formula="of:=([.A2581]*[.A2581])" office:value-type="float" office:value="0.00000000000028777002" calcext:value-type="float">
            <text:p>2.87770019364E-13</text:p>
          </table:table-cell>
          <table:table-cell table:formula="of:=([.A2581]-[.B2581])*([.A2581]-[.B2581])" office:value-type="float" office:value="0.00116299166175014" calcext:value-type="float">
            <text:p>0.00116299166175014</text:p>
          </table:table-cell>
          <table:table-cell/>
        </table:table-row>
        <table:table-row table:style-name="ro1">
          <table:table-cell office:value-type="float" office:value="0.00000149012" calcext:value-type="float">
            <text:p>0.00000149012</text:p>
          </table:table-cell>
          <table:table-cell office:value-type="float" office:value="0.0034393" calcext:value-type="float">
            <text:p>0.0034393</text:p>
          </table:table-cell>
          <table:table-cell table:formula="of:=([.A2582]*[.A2582])" office:value-type="float" office:value="0.00000000000222045761" calcext:value-type="float">
            <text:p>2.2204576144E-12</text:p>
          </table:table-cell>
          <table:table-cell table:formula="of:=([.A2582]-[.B2582])*([.A2582]-[.B2582])" office:value-type="float" office:value="0.0000118185367710256" calcext:value-type="float">
            <text:p>1.18185367710256E-05</text:p>
          </table:table-cell>
          <table:table-cell/>
        </table:table-row>
        <table:table-row table:style-name="ro1">
          <table:table-cell office:value-type="float" office:value="0.00000149012" calcext:value-type="float">
            <text:p>0.00000149012</text:p>
          </table:table-cell>
          <table:table-cell office:value-type="float" office:value="0.00520104" calcext:value-type="float">
            <text:p>0.00520104</text:p>
          </table:table-cell>
          <table:table-cell table:formula="of:=([.A2583]*[.A2583])" office:value-type="float" office:value="0.00000000000222045761" calcext:value-type="float">
            <text:p>2.2204576144E-12</text:p>
          </table:table-cell>
          <table:table-cell table:formula="of:=([.A2583]-[.B2583])*([.A2583]-[.B2583])" office:value-type="float" office:value="0.000027035318954608" calcext:value-type="float">
            <text:p>2.7035318954608E-05</text:p>
          </table:table-cell>
          <table:table-cell/>
        </table:table-row>
        <table:table-row table:style-name="ro1">
          <table:table-cell office:value-type="float" office:value="0.00000882149" calcext:value-type="float">
            <text:p>0.00000882149</text:p>
          </table:table-cell>
          <table:table-cell office:value-type="float" office:value="0.00555597" calcext:value-type="float">
            <text:p>0.00555597</text:p>
          </table:table-cell>
          <table:table-cell table:formula="of:=([.A2584]*[.A2584])" office:value-type="float" office:value="0.00000000007781868582" calcext:value-type="float">
            <text:p>7.78186858201E-11</text:p>
          </table:table-cell>
          <table:table-cell table:formula="of:=([.A2584]-[.B2584])*([.A2584]-[.B2584])" office:value-type="float" office:value="0.0000307708565919952" calcext:value-type="float">
            <text:p>3.07708565919952E-05</text:p>
          </table:table-cell>
          <table:table-cell/>
        </table:table-row>
        <table:table-row table:style-name="ro1">
          <table:table-cell office:value-type="float" office:value="0.0000566244" calcext:value-type="float">
            <text:p>0.0000566244</text:p>
          </table:table-cell>
          <table:table-cell office:value-type="float" office:value="0.0030234" calcext:value-type="float">
            <text:p>0.0030234</text:p>
          </table:table-cell>
          <table:table-cell table:formula="of:=([.A2585]*[.A2585])" office:value-type="float" office:value="0.00000000320632267536" calcext:value-type="float">
            <text:p>3.20632267536E-09</text:p>
          </table:table-cell>
          <table:table-cell table:formula="of:=([.A2585]-[.B2585])*([.A2585]-[.B2585])" office:value-type="float" office:value="0.00000880175746075536" calcext:value-type="float">
            <text:p>8.80175746075536E-06</text:p>
          </table:table-cell>
          <table:table-cell/>
        </table:table-row>
        <table:table-row table:style-name="ro1">
          <table:table-cell office:value-type="float" office:value="0.000105858" calcext:value-type="float">
            <text:p>0.000105858</text:p>
          </table:table-cell>
          <table:table-cell office:value-type="float" office:value="0.0057533" calcext:value-type="float">
            <text:p>0.0057533</text:p>
          </table:table-cell>
          <table:table-cell table:formula="of:=([.A2586]*[.A2586])" office:value-type="float" office:value="0.000000011205916164" calcext:value-type="float">
            <text:p>1.1205916164E-08</text:p>
          </table:table-cell>
          <table:table-cell table:formula="of:=([.A2586]-[.B2586])*([.A2586]-[.B2586])" office:value-type="float" office:value="0.000031893601143364" calcext:value-type="float">
            <text:p>3.1893601143364E-05</text:p>
          </table:table-cell>
          <table:table-cell/>
        </table:table-row>
        <table:table-row table:style-name="ro1">
          <table:table-cell office:value-type="float" office:value="0.000105858" calcext:value-type="float">
            <text:p>0.000105858</text:p>
          </table:table-cell>
          <table:table-cell office:value-type="float" office:value="0.0224923" calcext:value-type="float">
            <text:p>0.0224923</text:p>
          </table:table-cell>
          <table:table-cell table:formula="of:=([.A2587]*[.A2587])" office:value-type="float" office:value="0.000000011205916164" calcext:value-type="float">
            <text:p>1.1205916164E-08</text:p>
          </table:table-cell>
          <table:table-cell table:formula="of:=([.A2587]-[.B2587])*([.A2587]-[.B2587])" office:value-type="float" office:value="0.000501152785419364" calcext:value-type="float">
            <text:p>0.000501152785419364</text:p>
          </table:table-cell>
          <table:table-cell/>
        </table:table-row>
        <table:table-row table:style-name="ro1">
          <table:table-cell office:value-type="float" office:value="0.000105858" calcext:value-type="float">
            <text:p>0.000105858</text:p>
          </table:table-cell>
          <table:table-cell office:value-type="float" office:value="0.0233934" calcext:value-type="float">
            <text:p>0.0233934</text:p>
          </table:table-cell>
          <table:table-cell table:formula="of:=([.A2588]*[.A2588])" office:value-type="float" office:value="0.000000011205916164" calcext:value-type="float">
            <text:p>1.1205916164E-08</text:p>
          </table:table-cell>
          <table:table-cell table:formula="of:=([.A2588]-[.B2588])*([.A2588]-[.B2588])" office:value-type="float" office:value="0.000542309612401764" calcext:value-type="float">
            <text:p>0.000542309612401764</text:p>
          </table:table-cell>
          <table:table-cell/>
        </table:table-row>
        <table:table-row table:style-name="ro1">
          <table:table-cell office:value-type="float" office:value="0.00298798" calcext:value-type="float">
            <text:p>0.00298798</text:p>
          </table:table-cell>
          <table:table-cell office:value-type="float" office:value="0.00255173" calcext:value-type="float">
            <text:p>0.00255173</text:p>
          </table:table-cell>
          <table:table-cell table:formula="of:=([.A2589]*[.A2589])" office:value-type="float" office:value="0.0000089280244804" calcext:value-type="float">
            <text:p>0.0000089280244804</text:p>
          </table:table-cell>
          <table:table-cell table:formula="of:=([.A2589]-[.B2589])*([.A2589]-[.B2589])" office:value-type="float" office:value="0.0000001903140625" calcext:value-type="float">
            <text:p>0.0000001903140625</text:p>
          </table:table-cell>
          <table:table-cell/>
        </table:table-row>
        <table:table-row table:style-name="ro1">
          <table:table-cell office:value-type="float" office:value="0.0035587" calcext:value-type="float">
            <text:p>0.0035587</text:p>
          </table:table-cell>
          <table:table-cell office:value-type="float" office:value="0.0731848" calcext:value-type="float">
            <text:p>0.0731848</text:p>
          </table:table-cell>
          <table:table-cell table:formula="of:=([.A2590]*[.A2590])" office:value-type="float" office:value="0.00001266434569" calcext:value-type="float">
            <text:p>0.00001266434569</text:p>
          </table:table-cell>
          <table:table-cell table:formula="of:=([.A2590]-[.B2590])*([.A2590]-[.B2590])" office:value-type="float" office:value="0.00484779380121" calcext:value-type="float">
            <text:p>0.00484779380121</text:p>
          </table:table-cell>
          <table:table-cell/>
        </table:table-row>
        <table:table-row table:style-name="ro1">
          <table:table-cell office:value-type="float" office:value="0.0035587" calcext:value-type="float">
            <text:p>0.0035587</text:p>
          </table:table-cell>
          <table:table-cell office:value-type="float" office:value="0.0856128" calcext:value-type="float">
            <text:p>0.0856128</text:p>
          </table:table-cell>
          <table:table-cell table:formula="of:=([.A2591]*[.A2591])" office:value-type="float" office:value="0.00001266434569" calcext:value-type="float">
            <text:p>0.00001266434569</text:p>
          </table:table-cell>
          <table:table-cell table:formula="of:=([.A2591]-[.B2591])*([.A2591]-[.B2591])" office:value-type="float" office:value="0.00673287532681" calcext:value-type="float">
            <text:p>0.00673287532681</text:p>
          </table:table-cell>
          <table:table-cell/>
        </table:table-row>
        <table:table-row table:style-name="ro1">
          <table:table-cell office:value-type="float" office:value="0.0119133" calcext:value-type="float">
            <text:p>0.0119133</text:p>
          </table:table-cell>
          <table:table-cell office:value-type="float" office:value="0.206381" calcext:value-type="float">
            <text:p>0.206381</text:p>
          </table:table-cell>
          <table:table-cell table:formula="of:=([.A2592]*[.A2592])" office:value-type="float" office:value="0.00014192671689" calcext:value-type="float">
            <text:p>0.00014192671689</text:p>
          </table:table-cell>
          <table:table-cell table:formula="of:=([.A2592]-[.B2592])*([.A2592]-[.B2592])" office:value-type="float" office:value="0.03781768634329" calcext:value-type="float">
            <text:p>0.03781768634329</text:p>
          </table:table-cell>
          <table:table-cell/>
        </table:table-row>
        <table:table-row table:style-name="ro1">
          <table:table-cell office:value-type="float" office:value="0.0119133" calcext:value-type="float">
            <text:p>0.0119133</text:p>
          </table:table-cell>
          <table:table-cell office:value-type="float" office:value="0.230027" calcext:value-type="float">
            <text:p>0.230027</text:p>
          </table:table-cell>
          <table:table-cell table:formula="of:=([.A2593]*[.A2593])" office:value-type="float" office:value="0.00014192671689" calcext:value-type="float">
            <text:p>0.00014192671689</text:p>
          </table:table-cell>
          <table:table-cell table:formula="of:=([.A2593]-[.B2593])*([.A2593]-[.B2593])" office:value-type="float" office:value="0.04757358612769" calcext:value-type="float">
            <text:p>0.04757358612769</text:p>
          </table:table-cell>
          <table:table-cell/>
        </table:table-row>
        <table:table-row table:style-name="ro1">
          <table:table-cell office:value-type="float" office:value="0.0119133" calcext:value-type="float">
            <text:p>0.0119133</text:p>
          </table:table-cell>
          <table:table-cell office:value-type="float" office:value="0.170598" calcext:value-type="float">
            <text:p>0.170598</text:p>
          </table:table-cell>
          <table:table-cell table:formula="of:=([.A2594]*[.A2594])" office:value-type="float" office:value="0.00014192671689" calcext:value-type="float">
            <text:p>0.00014192671689</text:p>
          </table:table-cell>
          <table:table-cell table:formula="of:=([.A2594]-[.B2594])*([.A2594]-[.B2594])" office:value-type="float" office:value="0.02518083401409" calcext:value-type="float">
            <text:p>0.02518083401409</text:p>
          </table:table-cell>
          <table:table-cell/>
        </table:table-row>
        <table:table-row table:style-name="ro1">
          <table:table-cell office:value-type="float" office:value="0.0332778" calcext:value-type="float">
            <text:p>0.0332778</text:p>
          </table:table-cell>
          <table:table-cell office:value-type="float" office:value="0.242909" calcext:value-type="float">
            <text:p>0.242909</text:p>
          </table:table-cell>
          <table:table-cell table:formula="of:=([.A2595]*[.A2595])" office:value-type="float" office:value="0.00110741197284" calcext:value-type="float">
            <text:p>0.00110741197284</text:p>
          </table:table-cell>
          <table:table-cell table:formula="of:=([.A2595]-[.B2595])*([.A2595]-[.B2595])" office:value-type="float" office:value="0.04394524001344" calcext:value-type="float">
            <text:p>0.04394524001344</text:p>
          </table:table-cell>
          <table:table-cell/>
        </table:table-row>
        <table:table-row table:style-name="ro1">
          <table:table-cell office:value-type="float" office:value="0.0267106" calcext:value-type="float">
            <text:p>0.0267106</text:p>
          </table:table-cell>
          <table:table-cell office:value-type="float" office:value="0.242186" calcext:value-type="float">
            <text:p>0.242186</text:p>
          </table:table-cell>
          <table:table-cell table:formula="of:=([.A2596]*[.A2596])" office:value-type="float" office:value="0.00071345615236" calcext:value-type="float">
            <text:p>0.00071345615236</text:p>
          </table:table-cell>
          <table:table-cell table:formula="of:=([.A2596]-[.B2596])*([.A2596]-[.B2596])" office:value-type="float" office:value="0.04642964800516" calcext:value-type="float">
            <text:p>0.04642964800516</text:p>
          </table:table-cell>
          <table:table-cell/>
        </table:table-row>
        <table:table-row table:style-name="ro1">
          <table:table-cell office:value-type="float" office:value="0.0308754" calcext:value-type="float">
            <text:p>0.0308754</text:p>
          </table:table-cell>
          <table:table-cell office:value-type="float" office:value="0.263111" calcext:value-type="float">
            <text:p>0.263111</text:p>
          </table:table-cell>
          <table:table-cell table:formula="of:=([.A2597]*[.A2597])" office:value-type="float" office:value="0.00095329032516" calcext:value-type="float">
            <text:p>0.00095329032516</text:p>
          </table:table-cell>
          <table:table-cell table:formula="of:=([.A2597]-[.B2597])*([.A2597]-[.B2597])" office:value-type="float" office:value="0.05393337390736" calcext:value-type="float">
            <text:p>0.05393337390736</text:p>
          </table:table-cell>
          <table:table-cell/>
        </table:table-row>
        <table:table-row table:style-name="ro1">
          <table:table-cell office:value-type="float" office:value="0.057749" calcext:value-type="float">
            <text:p>0.057749</text:p>
          </table:table-cell>
          <table:table-cell office:value-type="float" office:value="0.392021" calcext:value-type="float">
            <text:p>0.392021</text:p>
          </table:table-cell>
          <table:table-cell table:formula="of:=([.A2598]*[.A2598])" office:value-type="float" office:value="0.003334947001" calcext:value-type="float">
            <text:p>0.003334947001</text:p>
          </table:table-cell>
          <table:table-cell table:formula="of:=([.A2598]-[.B2598])*([.A2598]-[.B2598])" office:value-type="float" office:value="0.111737769984" calcext:value-type="float">
            <text:p>0.111737769984</text:p>
          </table:table-cell>
          <table:table-cell/>
        </table:table-row>
        <table:table-row table:style-name="ro1">
          <table:table-cell office:value-type="float" office:value="0.168823" calcext:value-type="float">
            <text:p>0.168823</text:p>
          </table:table-cell>
          <table:table-cell office:value-type="float" office:value="0.402665" calcext:value-type="float">
            <text:p>0.402665</text:p>
          </table:table-cell>
          <table:table-cell table:formula="of:=([.A2599]*[.A2599])" office:value-type="float" office:value="0.028501205329" calcext:value-type="float">
            <text:p>0.028501205329</text:p>
          </table:table-cell>
          <table:table-cell table:formula="of:=([.A2599]-[.B2599])*([.A2599]-[.B2599])" office:value-type="float" office:value="0.054682080964" calcext:value-type="float">
            <text:p>0.054682080964</text:p>
          </table:table-cell>
          <table:table-cell/>
        </table:table-row>
        <table:table-row table:style-name="ro1">
          <table:table-cell office:value-type="float" office:value="0.211691" calcext:value-type="float">
            <text:p>0.211691</text:p>
          </table:table-cell>
          <table:table-cell office:value-type="float" office:value="0.418783" calcext:value-type="float">
            <text:p>0.418783</text:p>
          </table:table-cell>
          <table:table-cell table:formula="of:=([.A2600]*[.A2600])" office:value-type="float" office:value="0.044813079481" calcext:value-type="float">
            <text:p>0.044813079481</text:p>
          </table:table-cell>
          <table:table-cell table:formula="of:=([.A2600]-[.B2600])*([.A2600]-[.B2600])" office:value-type="float" office:value="0.042887096464" calcext:value-type="float">
            <text:p>0.042887096464</text:p>
          </table:table-cell>
          <table:table-cell/>
        </table:table-row>
        <table:table-row table:style-name="ro1">
          <table:table-cell office:value-type="float" office:value="0.235868" calcext:value-type="float">
            <text:p>0.235868</text:p>
          </table:table-cell>
          <table:table-cell office:value-type="float" office:value="0.434668" calcext:value-type="float">
            <text:p>0.434668</text:p>
          </table:table-cell>
          <table:table-cell table:formula="of:=([.A2601]*[.A2601])" office:value-type="float" office:value="0.055633713424" calcext:value-type="float">
            <text:p>0.055633713424</text:p>
          </table:table-cell>
          <table:table-cell table:formula="of:=([.A2601]-[.B2601])*([.A2601]-[.B2601])" office:value-type="float" office:value="0.03952144" calcext:value-type="float">
            <text:p>0.03952144</text:p>
          </table:table-cell>
          <table:table-cell/>
        </table:table-row>
        <table:table-row table:style-name="ro1">
          <table:table-cell office:value-type="float" office:value="0.330546" calcext:value-type="float">
            <text:p>0.330546</text:p>
          </table:table-cell>
          <table:table-cell office:value-type="float" office:value="0.362498" calcext:value-type="float">
            <text:p>0.362498</text:p>
          </table:table-cell>
          <table:table-cell table:formula="of:=([.A2602]*[.A2602])" office:value-type="float" office:value="0.109260658116" calcext:value-type="float">
            <text:p>0.109260658116</text:p>
          </table:table-cell>
          <table:table-cell table:formula="of:=([.A2602]-[.B2602])*([.A2602]-[.B2602])" office:value-type="float" office:value="0.001020930304" calcext:value-type="float">
            <text:p>0.001020930304</text:p>
          </table:table-cell>
          <table:table-cell/>
        </table:table-row>
        <table:table-row table:style-name="ro1">
          <table:table-cell office:value-type="float" office:value="0.502633" calcext:value-type="float">
            <text:p>0.502633</text:p>
          </table:table-cell>
          <table:table-cell office:value-type="float" office:value="0.530056" calcext:value-type="float">
            <text:p>0.530056</text:p>
          </table:table-cell>
          <table:table-cell table:formula="of:=([.A2603]*[.A2603])" office:value-type="float" office:value="0.252639932689" calcext:value-type="float">
            <text:p>0.252639932689</text:p>
          </table:table-cell>
          <table:table-cell table:formula="of:=([.A2603]-[.B2603])*([.A2603]-[.B2603])" office:value-type="float" office:value="0.000752020928999999" calcext:value-type="float">
            <text:p>0.000752020928999999</text:p>
          </table:table-cell>
          <table:table-cell/>
        </table:table-row>
        <table:table-row table:style-name="ro1">
          <table:table-cell office:value-type="float" office:value="0.502633" calcext:value-type="float">
            <text:p>0.502633</text:p>
          </table:table-cell>
          <table:table-cell office:value-type="float" office:value="0.519339" calcext:value-type="float">
            <text:p>0.519339</text:p>
          </table:table-cell>
          <table:table-cell table:formula="of:=([.A2604]*[.A2604])" office:value-type="float" office:value="0.252639932689" calcext:value-type="float">
            <text:p>0.252639932689</text:p>
          </table:table-cell>
          <table:table-cell table:formula="of:=([.A2604]-[.B2604])*([.A2604]-[.B2604])" office:value-type="float" office:value="0.000279090436" calcext:value-type="float">
            <text:p>0.000279090436</text:p>
          </table:table-cell>
          <table:table-cell/>
        </table:table-row>
        <table:table-row table:style-name="ro1">
          <table:table-cell office:value-type="float" office:value="0.693348" calcext:value-type="float">
            <text:p>0.693348</text:p>
          </table:table-cell>
          <table:table-cell office:value-type="float" office:value="0.633407" calcext:value-type="float">
            <text:p>0.633407</text:p>
          </table:table-cell>
          <table:table-cell table:formula="of:=([.A2605]*[.A2605])" office:value-type="float" office:value="0.480731449104" calcext:value-type="float">
            <text:p>0.480731449104</text:p>
          </table:table-cell>
          <table:table-cell table:formula="of:=([.A2605]-[.B2605])*([.A2605]-[.B2605])" office:value-type="float" office:value="0.00359292348099999" calcext:value-type="float">
            <text:p>0.00359292348099999</text:p>
          </table:table-cell>
          <table:table-cell/>
        </table:table-row>
        <table:table-row table:style-name="ro1">
          <table:table-cell office:value-type="float" office:value="0.693349" calcext:value-type="float">
            <text:p>0.693349</text:p>
          </table:table-cell>
          <table:table-cell office:value-type="float" office:value="0.66134" calcext:value-type="float">
            <text:p>0.66134</text:p>
          </table:table-cell>
          <table:table-cell table:formula="of:=([.A2606]*[.A2606])" office:value-type="float" office:value="0.480732835801" calcext:value-type="float">
            <text:p>0.480732835801</text:p>
          </table:table-cell>
          <table:table-cell table:formula="of:=([.A2606]-[.B2606])*([.A2606]-[.B2606])" office:value-type="float" office:value="0.001024576081" calcext:value-type="float">
            <text:p>0.001024576081</text:p>
          </table:table-cell>
          <table:table-cell/>
        </table:table-row>
        <table:table-row table:style-name="ro1">
          <table:table-cell office:value-type="float" office:value="0.693349" calcext:value-type="float">
            <text:p>0.693349</text:p>
          </table:table-cell>
          <table:table-cell office:value-type="float" office:value="0.691761" calcext:value-type="float">
            <text:p>0.691761</text:p>
          </table:table-cell>
          <table:table-cell table:formula="of:=([.A2607]*[.A2607])" office:value-type="float" office:value="0.480732835801" calcext:value-type="float">
            <text:p>0.480732835801</text:p>
          </table:table-cell>
          <table:table-cell table:formula="of:=([.A2607]-[.B2607])*([.A2607]-[.B2607])" office:value-type="float" office:value="0.00000252174400000011" calcext:value-type="float">
            <text:p>2.52174400000011E-06</text:p>
          </table:table-cell>
          <table:table-cell/>
        </table:table-row>
        <table:table-row table:style-name="ro1">
          <table:table-cell office:value-type="float" office:value="0.693348" calcext:value-type="float">
            <text:p>0.693348</text:p>
          </table:table-cell>
          <table:table-cell office:value-type="float" office:value="0.724697" calcext:value-type="float">
            <text:p>0.724697</text:p>
          </table:table-cell>
          <table:table-cell table:formula="of:=([.A2608]*[.A2608])" office:value-type="float" office:value="0.480731449104" calcext:value-type="float">
            <text:p>0.480731449104</text:p>
          </table:table-cell>
          <table:table-cell table:formula="of:=([.A2608]-[.B2608])*([.A2608]-[.B2608])" office:value-type="float" office:value="0.000982759801000005" calcext:value-type="float">
            <text:p>0.000982759801000005</text:p>
          </table:table-cell>
          <table:table-cell/>
        </table:table-row>
        <table:table-row table:style-name="ro1">
          <table:table-cell office:value-type="float" office:value="0.693348" calcext:value-type="float">
            <text:p>0.693348</text:p>
          </table:table-cell>
          <table:table-cell office:value-type="float" office:value="0.801949" calcext:value-type="float">
            <text:p>0.801949</text:p>
          </table:table-cell>
          <table:table-cell table:formula="of:=([.A2609]*[.A2609])" office:value-type="float" office:value="0.480731449104" calcext:value-type="float">
            <text:p>0.480731449104</text:p>
          </table:table-cell>
          <table:table-cell table:formula="of:=([.A2609]-[.B2609])*([.A2609]-[.B2609])" office:value-type="float" office:value="0.011794177201" calcext:value-type="float">
            <text:p>0.011794177201</text:p>
          </table:table-cell>
          <table:table-cell/>
        </table:table-row>
        <table:table-row table:style-name="ro1">
          <table:table-cell office:value-type="float" office:value="0.798829" calcext:value-type="float">
            <text:p>0.798829</text:p>
          </table:table-cell>
          <table:table-cell office:value-type="float" office:value="0.917905" calcext:value-type="float">
            <text:p>0.917905</text:p>
          </table:table-cell>
          <table:table-cell table:formula="of:=([.A2610]*[.A2610])" office:value-type="float" office:value="0.638127771241" calcext:value-type="float">
            <text:p>0.638127771241</text:p>
          </table:table-cell>
          <table:table-cell table:formula="of:=([.A2610]-[.B2610])*([.A2610]-[.B2610])" office:value-type="float" office:value="0.014179093776" calcext:value-type="float">
            <text:p>0.014179093776</text:p>
          </table:table-cell>
          <table:table-cell/>
        </table:table-row>
        <table:table-row table:style-name="ro1">
          <table:table-cell office:value-type="float" office:value="0.869577" calcext:value-type="float">
            <text:p>0.869577</text:p>
          </table:table-cell>
          <table:table-cell office:value-type="float" office:value="0.915879" calcext:value-type="float">
            <text:p>0.915879</text:p>
          </table:table-cell>
          <table:table-cell table:formula="of:=([.A2611]*[.A2611])" office:value-type="float" office:value="0.756164158929" calcext:value-type="float">
            <text:p>0.756164158929</text:p>
          </table:table-cell>
          <table:table-cell table:formula="of:=([.A2611]-[.B2611])*([.A2611]-[.B2611])" office:value-type="float" office:value="0.002143875204" calcext:value-type="float">
            <text:p>0.002143875204</text:p>
          </table:table-cell>
          <table:table-cell/>
        </table:table-row>
        <table:table-row table:style-name="ro1">
          <table:table-cell office:value-type="float" office:value="0.869575" calcext:value-type="float">
            <text:p>0.869575</text:p>
          </table:table-cell>
          <table:table-cell office:value-type="float" office:value="0.943422" calcext:value-type="float">
            <text:p>0.943422</text:p>
          </table:table-cell>
          <table:table-cell table:formula="of:=([.A2612]*[.A2612])" office:value-type="float" office:value="0.756160680625" calcext:value-type="float">
            <text:p>0.756160680625</text:p>
          </table:table-cell>
          <table:table-cell table:formula="of:=([.A2612]-[.B2612])*([.A2612]-[.B2612])" office:value-type="float" office:value="0.005453379409" calcext:value-type="float">
            <text:p>0.005453379409</text:p>
          </table:table-cell>
          <table:table-cell/>
        </table:table-row>
        <table:table-row table:style-name="ro1">
          <table:table-cell office:value-type="float" office:value="0.951274" calcext:value-type="float">
            <text:p>0.951274</text:p>
          </table:table-cell>
          <table:table-cell office:value-type="float" office:value="0.998192" calcext:value-type="float">
            <text:p>0.998192</text:p>
          </table:table-cell>
          <table:table-cell table:formula="of:=([.A2613]*[.A2613])" office:value-type="float" office:value="0.904922223076" calcext:value-type="float">
            <text:p>0.904922223076</text:p>
          </table:table-cell>
          <table:table-cell table:formula="of:=([.A2613]-[.B2613])*([.A2613]-[.B2613])" office:value-type="float" office:value="0.002201298724" calcext:value-type="float">
            <text:p>0.002201298724</text:p>
          </table:table-cell>
          <table:table-cell/>
        </table:table-row>
        <table:table-row table:style-name="ro1">
          <table:table-cell office:value-type="float" office:value="0.951274" calcext:value-type="float">
            <text:p>0.951274</text:p>
          </table:table-cell>
          <table:table-cell office:value-type="float" office:value="0.999997" calcext:value-type="float">
            <text:p>0.999997</text:p>
          </table:table-cell>
          <table:table-cell table:formula="of:=([.A2614]*[.A2614])" office:value-type="float" office:value="0.904922223076" calcext:value-type="float">
            <text:p>0.904922223076</text:p>
          </table:table-cell>
          <table:table-cell table:formula="of:=([.A2614]-[.B2614])*([.A2614]-[.B2614])" office:value-type="float" office:value="0.00237393072900001" calcext:value-type="float">
            <text:p>0.00237393072900001</text:p>
          </table:table-cell>
          <table:table-cell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000000727775" calcext:value-type="float">
            <text:p>0.00000000727775</text:p>
          </table:table-cell>
          <table:table-cell table:formula="of:=([.A2615]*[.A2615])" office:value-type="float" office:value="0.00000000000028777002" calcext:value-type="float">
            <text:p>2.87770019364E-13</text:p>
          </table:table-cell>
          <table:table-cell table:formula="of:=([.A2615]-[.B2615])*([.A2615]-[.B2615])" office:value-type="float" office:value="0.0000000000002800148" calcext:value-type="float">
            <text:p>2.80014803478062E-13</text:p>
          </table:table-cell>
          <table:table-cell/>
        </table:table-row>
        <table:table-row table:style-name="ro1">
          <table:table-cell office:value-type="float" office:value="0.00000077486" calcext:value-type="float">
            <text:p>0.00000077486</text:p>
          </table:table-cell>
          <table:table-cell office:value-type="float" office:value="0.0000119467" calcext:value-type="float">
            <text:p>0.0000119467</text:p>
          </table:table-cell>
          <table:table-cell table:formula="of:=([.A2616]*[.A2616])" office:value-type="float" office:value="0.00000000000060040802" calcext:value-type="float">
            <text:p>6.004080196E-13</text:p>
          </table:table-cell>
          <table:table-cell table:formula="of:=([.A2616]-[.B2616])*([.A2616]-[.B2616])" office:value-type="float" office:value="0.00000000012481000899" calcext:value-type="float">
            <text:p>1.248100089856E-10</text:p>
          </table:table-cell>
          <table:table-cell/>
        </table:table-row>
        <table:table-row table:style-name="ro1">
          <table:table-cell office:value-type="float" office:value="0.0000662208" calcext:value-type="float">
            <text:p>0.0000662208</text:p>
          </table:table-cell>
          <table:table-cell office:value-type="float" office:value="0.000000112094" calcext:value-type="float">
            <text:p>0.000000112094</text:p>
          </table:table-cell>
          <table:table-cell table:formula="of:=([.A2617]*[.A2617])" office:value-type="float" office:value="0.00000000438519435264" calcext:value-type="float">
            <text:p>4.38519435264E-09</text:p>
          </table:table-cell>
          <table:table-cell table:formula="of:=([.A2617]-[.B2617])*([.A2617]-[.B2617])" office:value-type="float" office:value="0.00000000437036100899" calcext:value-type="float">
            <text:p>4.37036100899444E-09</text:p>
          </table:table-cell>
          <table:table-cell/>
        </table:table-row>
        <table:table-row table:style-name="ro1">
          <table:table-cell office:value-type="float" office:value="0.00000762939" calcext:value-type="float">
            <text:p>0.00000762939</text:p>
          </table:table-cell>
          <table:table-cell office:value-type="float" office:value="0.000000432975" calcext:value-type="float">
            <text:p>0.000000432975</text:p>
          </table:table-cell>
          <table:table-cell table:formula="of:=([.A2618]*[.A2618])" office:value-type="float" office:value="0.00000000005820759177" calcext:value-type="float">
            <text:p>5.82075917721E-11</text:p>
          </table:table-cell>
          <table:table-cell table:formula="of:=([.A2618]-[.B2618])*([.A2618]-[.B2618])" office:value-type="float" office:value="0.00000000005178838885" calcext:value-type="float">
            <text:p>5.1788388852225E-11</text:p>
          </table:table-cell>
          <table:table-cell/>
        </table:table-row>
        <table:table-row table:style-name="ro1">
          <table:table-cell office:value-type="float" office:value="0.000000655651" calcext:value-type="float">
            <text:p>0.000000655651</text:p>
          </table:table-cell>
          <table:table-cell office:value-type="float" office:value="0.0000015813" calcext:value-type="float">
            <text:p>0.0000015813</text:p>
          </table:table-cell>
          <table:table-cell table:formula="of:=([.A2619]*[.A2619])" office:value-type="float" office:value="0.00000000000042987823" calcext:value-type="float">
            <text:p>4.29878233801E-13</text:p>
          </table:table-cell>
          <table:table-cell table:formula="of:=([.A2619]-[.B2619])*([.A2619]-[.B2619])" office:value-type="float" office:value="0.00000000000085682607" calcext:value-type="float">
            <text:p>8.56826071201E-13</text:p>
          </table:table-cell>
          <table:table-cell/>
        </table:table-row>
        <table:table-row table:style-name="ro1">
          <table:table-cell office:value-type="float" office:value="0.00000190735" calcext:value-type="float">
            <text:p>0.00000190735</text:p>
          </table:table-cell>
          <table:table-cell office:value-type="float" office:value="0.000162819" calcext:value-type="float">
            <text:p>0.000162819</text:p>
          </table:table-cell>
          <table:table-cell table:formula="of:=([.A2620]*[.A2620])" office:value-type="float" office:value="0.00000000000363798402" calcext:value-type="float">
            <text:p>3.6379840225E-12</text:p>
          </table:table-cell>
          <table:table-cell table:formula="of:=([.A2620]-[.B2620])*([.A2620]-[.B2620])" office:value-type="float" office:value="0.00000002589255910572" calcext:value-type="float">
            <text:p>2.58925591057225E-08</text:p>
          </table:table-cell>
          <table:table-cell/>
        </table:table-row>
        <table:table-row table:style-name="ro1">
          <table:table-cell office:value-type="float" office:value="0.00000190735" calcext:value-type="float">
            <text:p>0.00000190735</text:p>
          </table:table-cell>
          <table:table-cell office:value-type="float" office:value="0.000313929" calcext:value-type="float">
            <text:p>0.000313929</text:p>
          </table:table-cell>
          <table:table-cell table:formula="of:=([.A2621]*[.A2621])" office:value-type="float" office:value="0.00000000000363798402" calcext:value-type="float">
            <text:p>3.6379840225E-12</text:p>
          </table:table-cell>
          <table:table-cell table:formula="of:=([.A2621]-[.B2621])*([.A2621]-[.B2621])" office:value-type="float" office:value="0.00000009735751006872" calcext:value-type="float">
            <text:p>9.73575100687225E-08</text:p>
          </table:table-cell>
          <table:table-cell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0179897" calcext:value-type="float">
            <text:p>0.00179897</text:p>
          </table:table-cell>
          <table:table-cell table:formula="of:=([.A2622]*[.A2622])" office:value-type="float" office:value="0.00000000000102673636" calcext:value-type="float">
            <text:p>1.0267363584E-12</text:p>
          </table:table-cell>
          <table:table-cell table:formula="of:=([.A2622]-[.B2622])*([.A2622]-[.B2622])" office:value-type="float" office:value="0.00000323264836699316" calcext:value-type="float">
            <text:p>3.23264836699316E-06</text:p>
          </table:table-cell>
          <table:table-cell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0194043" calcext:value-type="float">
            <text:p>0.00194043</text:p>
          </table:table-cell>
          <table:table-cell table:formula="of:=([.A2623]*[.A2623])" office:value-type="float" office:value="0.00000000000102673636" calcext:value-type="float">
            <text:p>1.0267363584E-12</text:p>
          </table:table-cell>
          <table:table-cell table:formula="of:=([.A2623]-[.B2623])*([.A2623]-[.B2623])" office:value-type="float" office:value="0.00000376133721381556" calcext:value-type="float">
            <text:p>3.76133721381556E-06</text:p>
          </table:table-cell>
          <table:table-cell/>
        </table:table-row>
        <table:table-row table:style-name="ro1">
          <table:table-cell office:value-type="float" office:value="0.00000339746" calcext:value-type="float">
            <text:p>0.00000339746</text:p>
          </table:table-cell>
          <table:table-cell office:value-type="float" office:value="0.00025361" calcext:value-type="float">
            <text:p>0.00025361</text:p>
          </table:table-cell>
          <table:table-cell table:formula="of:=([.A2624]*[.A2624])" office:value-type="float" office:value="0.00000000001154273445" calcext:value-type="float">
            <text:p>1.15427344516E-11</text:p>
          </table:table-cell>
          <table:table-cell table:formula="of:=([.A2624]-[.B2624])*([.A2624]-[.B2624])" office:value-type="float" office:value="0.00000006260631517325" calcext:value-type="float">
            <text:p>6.26063151732516E-08</text:p>
          </table:table-cell>
          <table:table-cell/>
        </table:table-row>
        <table:table-row table:style-name="ro1">
          <table:table-cell office:value-type="float" office:value="0.00000286102" calcext:value-type="float">
            <text:p>0.00000286102</text:p>
          </table:table-cell>
          <table:table-cell office:value-type="float" office:value="0.000184766" calcext:value-type="float">
            <text:p>0.000184766</text:p>
          </table:table-cell>
          <table:table-cell table:formula="of:=([.A2625]*[.A2625])" office:value-type="float" office:value="0.00000000000818543544" calcext:value-type="float">
            <text:p>8.1854354404E-12</text:p>
          </table:table-cell>
          <table:table-cell table:formula="of:=([.A2625]-[.B2625])*([.A2625]-[.B2625])" office:value-type="float" office:value="0.0000000330894217488" calcext:value-type="float">
            <text:p>3.30894217488004E-08</text:p>
          </table:table-cell>
          <table:table-cell/>
        </table:table-row>
        <table:table-row table:style-name="ro1">
          <table:table-cell office:value-type="float" office:value="0.00000375509" calcext:value-type="float">
            <text:p>0.00000375509</text:p>
          </table:table-cell>
          <table:table-cell office:value-type="float" office:value="0.000139975" calcext:value-type="float">
            <text:p>0.000139975</text:p>
          </table:table-cell>
          <table:table-cell table:formula="of:=([.A2626]*[.A2626])" office:value-type="float" office:value="0.00000000001410070091" calcext:value-type="float">
            <text:p>1.41007009081E-11</text:p>
          </table:table-cell>
          <table:table-cell table:formula="of:=([.A2626]-[.B2626])*([.A2626]-[.B2626])" office:value-type="float" office:value="0.00000001855586388041" calcext:value-type="float">
            <text:p>1.85558638804081E-08</text:p>
          </table:table-cell>
          <table:table-cell/>
        </table:table-row>
        <table:table-row table:style-name="ro1">
          <table:table-cell office:value-type="float" office:value="0.00000375509" calcext:value-type="float">
            <text:p>0.00000375509</text:p>
          </table:table-cell>
          <table:table-cell office:value-type="float" office:value="0.00092728" calcext:value-type="float">
            <text:p>0.00092728</text:p>
          </table:table-cell>
          <table:table-cell table:formula="of:=([.A2627]*[.A2627])" office:value-type="float" office:value="0.00000000001410070091" calcext:value-type="float">
            <text:p>1.41007009081E-11</text:p>
          </table:table-cell>
          <table:table-cell table:formula="of:=([.A2627]-[.B2627])*([.A2627]-[.B2627])" office:value-type="float" office:value="0.00000085289825939051" calcext:value-type="float">
            <text:p>8.52898259390508E-07</text:p>
          </table:table-cell>
          <table:table-cell/>
        </table:table-row>
        <table:table-row table:style-name="ro1">
          <table:table-cell office:value-type="float" office:value="0.00000226498" calcext:value-type="float">
            <text:p>0.00000226498</text:p>
          </table:table-cell>
          <table:table-cell office:value-type="float" office:value="0.00189728" calcext:value-type="float">
            <text:p>0.00189728</text:p>
          </table:table-cell>
          <table:table-cell table:formula="of:=([.A2628]*[.A2628])" office:value-type="float" office:value="0.0000000000051301344" calcext:value-type="float">
            <text:p>5.1301344004E-12</text:p>
          </table:table-cell>
          <table:table-cell table:formula="of:=([.A2628]-[.B2628])*([.A2628]-[.B2628])" office:value-type="float" office:value="0.0000035910819260256" calcext:value-type="float">
            <text:p>3.5910819260256E-06</text:p>
          </table:table-cell>
          <table:table-cell/>
        </table:table-row>
        <table:table-row table:style-name="ro1">
          <table:table-cell office:value-type="float" office:value="0.0000203848" calcext:value-type="float">
            <text:p>0.0000203848</text:p>
          </table:table-cell>
          <table:table-cell office:value-type="float" office:value="0.0111042" calcext:value-type="float">
            <text:p>0.0111042</text:p>
          </table:table-cell>
          <table:table-cell table:formula="of:=([.A2629]*[.A2629])" office:value-type="float" office:value="0.00000000041554007104" calcext:value-type="float">
            <text:p>4.1554007104E-10</text:p>
          </table:table-cell>
          <table:table-cell table:formula="of:=([.A2629]-[.B2629])*([.A2629]-[.B2629])" office:value-type="float" office:value="0.000122850959387751" calcext:value-type="float">
            <text:p>0.000122850959387751</text:p>
          </table:table-cell>
          <table:table-cell/>
        </table:table-row>
        <table:table-row table:style-name="ro1">
          <table:table-cell office:value-type="float" office:value="0.000300109" calcext:value-type="float">
            <text:p>0.000300109</text:p>
          </table:table-cell>
          <table:table-cell office:value-type="float" office:value="0.0791094" calcext:value-type="float">
            <text:p>0.0791094</text:p>
          </table:table-cell>
          <table:table-cell table:formula="of:=([.A2630]*[.A2630])" office:value-type="float" office:value="0.000000090065411881" calcext:value-type="float">
            <text:p>9.0065411881E-08</text:p>
          </table:table-cell>
          <table:table-cell table:formula="of:=([.A2630]-[.B2630])*([.A2630]-[.B2630])" office:value-type="float" office:value="0.00621090434792268" calcext:value-type="float">
            <text:p>0.00621090434792268</text:p>
          </table:table-cell>
          <table:table-cell/>
        </table:table-row>
        <table:table-row table:style-name="ro1">
          <table:table-cell office:value-type="float" office:value="0.00956899" calcext:value-type="float">
            <text:p>0.00956899</text:p>
          </table:table-cell>
          <table:table-cell office:value-type="float" office:value="0.000258817" calcext:value-type="float">
            <text:p>0.000258817</text:p>
          </table:table-cell>
          <table:table-cell table:formula="of:=([.A2631]*[.A2631])" office:value-type="float" office:value="0.0000915655696201" calcext:value-type="float">
            <text:p>0.0000915655696201</text:p>
          </table:table-cell>
          <table:table-cell table:formula="of:=([.A2631]-[.B2631])*([.A2631]-[.B2631])" office:value-type="float" office:value="0.000086679321289929" calcext:value-type="float">
            <text:p>8.6679321289929E-05</text:p>
          </table:table-cell>
          <table:table-cell/>
        </table:table-row>
        <table:table-row table:style-name="ro1">
          <table:table-cell office:value-type="float" office:value="0.00956899" calcext:value-type="float">
            <text:p>0.00956899</text:p>
          </table:table-cell>
          <table:table-cell office:value-type="float" office:value="0.0149687" calcext:value-type="float">
            <text:p>0.0149687</text:p>
          </table:table-cell>
          <table:table-cell table:formula="of:=([.A2632]*[.A2632])" office:value-type="float" office:value="0.0000915655696201" calcext:value-type="float">
            <text:p>0.0000915655696201</text:p>
          </table:table-cell>
          <table:table-cell table:formula="of:=([.A2632]-[.B2632])*([.A2632]-[.B2632])" office:value-type="float" office:value="0.0000291568680841" calcext:value-type="float">
            <text:p>0.0000291568680841</text:p>
          </table:table-cell>
          <table:table-cell/>
        </table:table-row>
        <table:table-row table:style-name="ro1">
          <table:table-cell office:value-type="float" office:value="0.0120386" calcext:value-type="float">
            <text:p>0.0120386</text:p>
          </table:table-cell>
          <table:table-cell office:value-type="float" office:value="0.116076" calcext:value-type="float">
            <text:p>0.116076</text:p>
          </table:table-cell>
          <table:table-cell table:formula="of:=([.A2633]*[.A2633])" office:value-type="float" office:value="0.00014492788996" calcext:value-type="float">
            <text:p>0.00014492788996</text:p>
          </table:table-cell>
          <table:table-cell table:formula="of:=([.A2633]-[.B2633])*([.A2633]-[.B2633])" office:value-type="float" office:value="0.01082378059876" calcext:value-type="float">
            <text:p>0.01082378059876</text:p>
          </table:table-cell>
          <table:table-cell/>
        </table:table-row>
        <table:table-row table:style-name="ro1">
          <table:table-cell office:value-type="float" office:value="0.0707238" calcext:value-type="float">
            <text:p>0.0707238</text:p>
          </table:table-cell>
          <table:table-cell office:value-type="float" office:value="0.124243" calcext:value-type="float">
            <text:p>0.124243</text:p>
          </table:table-cell>
          <table:table-cell table:formula="of:=([.A2634]*[.A2634])" office:value-type="float" office:value="0.00500185588644" calcext:value-type="float">
            <text:p>0.00500185588644</text:p>
          </table:table-cell>
          <table:table-cell table:formula="of:=([.A2634]-[.B2634])*([.A2634]-[.B2634])" office:value-type="float" office:value="0.00286430476864" calcext:value-type="float">
            <text:p>0.00286430476864</text:p>
          </table:table-cell>
          <table:table-cell/>
        </table:table-row>
        <table:table-row table:style-name="ro1">
          <table:table-cell office:value-type="float" office:value="0.131136" calcext:value-type="float">
            <text:p>0.131136</text:p>
          </table:table-cell>
          <table:table-cell office:value-type="float" office:value="0.193111" calcext:value-type="float">
            <text:p>0.193111</text:p>
          </table:table-cell>
          <table:table-cell table:formula="of:=([.A2635]*[.A2635])" office:value-type="float" office:value="0.017196650496" calcext:value-type="float">
            <text:p>0.017196650496</text:p>
          </table:table-cell>
          <table:table-cell table:formula="of:=([.A2635]-[.B2635])*([.A2635]-[.B2635])" office:value-type="float" office:value="0.003840900625" calcext:value-type="float">
            <text:p>0.003840900625</text:p>
          </table:table-cell>
          <table:table-cell/>
        </table:table-row>
        <table:table-row table:style-name="ro1">
          <table:table-cell office:value-type="float" office:value="0.267004" calcext:value-type="float">
            <text:p>0.267004</text:p>
          </table:table-cell>
          <table:table-cell office:value-type="float" office:value="0.301493" calcext:value-type="float">
            <text:p>0.301493</text:p>
          </table:table-cell>
          <table:table-cell table:formula="of:=([.A2636]*[.A2636])" office:value-type="float" office:value="0.071291136016" calcext:value-type="float">
            <text:p>0.071291136016</text:p>
          </table:table-cell>
          <table:table-cell table:formula="of:=([.A2636]-[.B2636])*([.A2636]-[.B2636])" office:value-type="float" office:value="0.001189491121" calcext:value-type="float">
            <text:p>0.001189491121</text:p>
          </table:table-cell>
          <table:table-cell/>
        </table:table-row>
        <table:table-row table:style-name="ro1">
          <table:table-cell office:value-type="float" office:value="0.267003" calcext:value-type="float">
            <text:p>0.267003</text:p>
          </table:table-cell>
          <table:table-cell office:value-type="float" office:value="0.312792" calcext:value-type="float">
            <text:p>0.312792</text:p>
          </table:table-cell>
          <table:table-cell table:formula="of:=([.A2637]*[.A2637])" office:value-type="float" office:value="0.071290602009" calcext:value-type="float">
            <text:p>0.071290602009</text:p>
          </table:table-cell>
          <table:table-cell table:formula="of:=([.A2637]-[.B2637])*([.A2637]-[.B2637])" office:value-type="float" office:value="0.002096632521" calcext:value-type="float">
            <text:p>0.002096632521</text:p>
          </table:table-cell>
          <table:table-cell/>
        </table:table-row>
        <table:table-row table:style-name="ro1">
          <table:table-cell office:value-type="float" office:value="0.337018" calcext:value-type="float">
            <text:p>0.337018</text:p>
          </table:table-cell>
          <table:table-cell office:value-type="float" office:value="0.306393" calcext:value-type="float">
            <text:p>0.306393</text:p>
          </table:table-cell>
          <table:table-cell table:formula="of:=([.A2638]*[.A2638])" office:value-type="float" office:value="0.113581132324" calcext:value-type="float">
            <text:p>0.113581132324</text:p>
          </table:table-cell>
          <table:table-cell table:formula="of:=([.A2638]-[.B2638])*([.A2638]-[.B2638])" office:value-type="float" office:value="0.000937890624999997" calcext:value-type="float">
            <text:p>0.000937890624999997</text:p>
          </table:table-cell>
          <table:table-cell/>
        </table:table-row>
        <table:table-row table:style-name="ro1">
          <table:table-cell office:value-type="float" office:value="0.337018" calcext:value-type="float">
            <text:p>0.337018</text:p>
          </table:table-cell>
          <table:table-cell office:value-type="float" office:value="0.31778" calcext:value-type="float">
            <text:p>0.31778</text:p>
          </table:table-cell>
          <table:table-cell table:formula="of:=([.A2639]*[.A2639])" office:value-type="float" office:value="0.113581132324" calcext:value-type="float">
            <text:p>0.113581132324</text:p>
          </table:table-cell>
          <table:table-cell table:formula="of:=([.A2639]-[.B2639])*([.A2639]-[.B2639])" office:value-type="float" office:value="0.000370100643999999" calcext:value-type="float">
            <text:p>0.000370100643999999</text:p>
          </table:table-cell>
          <table:table-cell/>
        </table:table-row>
        <table:table-row table:style-name="ro1">
          <table:table-cell office:value-type="float" office:value="0.416497" calcext:value-type="float">
            <text:p>0.416497</text:p>
          </table:table-cell>
          <table:table-cell office:value-type="float" office:value="0.414392" calcext:value-type="float">
            <text:p>0.414392</text:p>
          </table:table-cell>
          <table:table-cell table:formula="of:=([.A2640]*[.A2640])" office:value-type="float" office:value="0.173469751009" calcext:value-type="float">
            <text:p>0.173469751009</text:p>
          </table:table-cell>
          <table:table-cell table:formula="of:=([.A2640]-[.B2640])*([.A2640]-[.B2640])" office:value-type="float" office:value="0.0000044310250000001" calcext:value-type="float">
            <text:p>4.4310250000001E-06</text:p>
          </table:table-cell>
          <table:table-cell/>
        </table:table-row>
        <table:table-row table:style-name="ro1">
          <table:table-cell office:value-type="float" office:value="0.535792" calcext:value-type="float">
            <text:p>0.535792</text:p>
          </table:table-cell>
          <table:table-cell office:value-type="float" office:value="0.467269" calcext:value-type="float">
            <text:p>0.467269</text:p>
          </table:table-cell>
          <table:table-cell table:formula="of:=([.A2641]*[.A2641])" office:value-type="float" office:value="0.287073067264" calcext:value-type="float">
            <text:p>0.287073067264</text:p>
          </table:table-cell>
          <table:table-cell table:formula="of:=([.A2641]-[.B2641])*([.A2641]-[.B2641])" office:value-type="float" office:value="0.00469540152900001" calcext:value-type="float">
            <text:p>0.00469540152900001</text:p>
          </table:table-cell>
          <table:table-cell/>
        </table:table-row>
        <table:table-row table:style-name="ro1">
          <table:table-cell office:value-type="float" office:value="0.535792" calcext:value-type="float">
            <text:p>0.535792</text:p>
          </table:table-cell>
          <table:table-cell office:value-type="float" office:value="0.497302" calcext:value-type="float">
            <text:p>0.497302</text:p>
          </table:table-cell>
          <table:table-cell table:formula="of:=([.A2642]*[.A2642])" office:value-type="float" office:value="0.287073067264" calcext:value-type="float">
            <text:p>0.287073067264</text:p>
          </table:table-cell>
          <table:table-cell table:formula="of:=([.A2642]-[.B2642])*([.A2642]-[.B2642])" office:value-type="float" office:value="0.0014814801" calcext:value-type="float">
            <text:p>0.0014814801</text:p>
          </table:table-cell>
          <table:table-cell/>
        </table:table-row>
        <table:table-row table:style-name="ro1">
          <table:table-cell office:value-type="float" office:value="0.535792" calcext:value-type="float">
            <text:p>0.535792</text:p>
          </table:table-cell>
          <table:table-cell office:value-type="float" office:value="0.5175" calcext:value-type="float">
            <text:p>0.5175</text:p>
          </table:table-cell>
          <table:table-cell table:formula="of:=([.A2643]*[.A2643])" office:value-type="float" office:value="0.287073067264" calcext:value-type="float">
            <text:p>0.287073067264</text:p>
          </table:table-cell>
          <table:table-cell table:formula="of:=([.A2643]-[.B2643])*([.A2643]-[.B2643])" office:value-type="float" office:value="0.000334597264000003" calcext:value-type="float">
            <text:p>0.000334597264000003</text:p>
          </table:table-cell>
          <table:table-cell/>
        </table:table-row>
        <table:table-row table:style-name="ro1">
          <table:table-cell office:value-type="float" office:value="0.502145" calcext:value-type="float">
            <text:p>0.502145</text:p>
          </table:table-cell>
          <table:table-cell office:value-type="float" office:value="0.551774" calcext:value-type="float">
            <text:p>0.551774</text:p>
          </table:table-cell>
          <table:table-cell table:formula="of:=([.A2644]*[.A2644])" office:value-type="float" office:value="0.252149601025" calcext:value-type="float">
            <text:p>0.252149601025</text:p>
          </table:table-cell>
          <table:table-cell table:formula="of:=([.A2644]-[.B2644])*([.A2644]-[.B2644])" office:value-type="float" office:value="0.002463037641" calcext:value-type="float">
            <text:p>0.002463037641</text:p>
          </table:table-cell>
          <table:table-cell/>
        </table:table-row>
        <table:table-row table:style-name="ro1">
          <table:table-cell office:value-type="float" office:value="0.592758" calcext:value-type="float">
            <text:p>0.592758</text:p>
          </table:table-cell>
          <table:table-cell office:value-type="float" office:value="0.694827" calcext:value-type="float">
            <text:p>0.694827</text:p>
          </table:table-cell>
          <table:table-cell table:formula="of:=([.A2645]*[.A2645])" office:value-type="float" office:value="0.351362046564" calcext:value-type="float">
            <text:p>0.351362046564</text:p>
          </table:table-cell>
          <table:table-cell table:formula="of:=([.A2645]-[.B2645])*([.A2645]-[.B2645])" office:value-type="float" office:value="0.010418080761" calcext:value-type="float">
            <text:p>0.010418080761</text:p>
          </table:table-cell>
          <table:table-cell/>
        </table:table-row>
        <table:table-row table:style-name="ro1">
          <table:table-cell office:value-type="float" office:value="0.592757" calcext:value-type="float">
            <text:p>0.592757</text:p>
          </table:table-cell>
          <table:table-cell office:value-type="float" office:value="0.726787" calcext:value-type="float">
            <text:p>0.726787</text:p>
          </table:table-cell>
          <table:table-cell table:formula="of:=([.A2646]*[.A2646])" office:value-type="float" office:value="0.351360861049" calcext:value-type="float">
            <text:p>0.351360861049</text:p>
          </table:table-cell>
          <table:table-cell table:formula="of:=([.A2646]-[.B2646])*([.A2646]-[.B2646])" office:value-type="float" office:value="0.0179640409" calcext:value-type="float">
            <text:p>0.0179640409</text:p>
          </table:table-cell>
          <table:table-cell/>
        </table:table-row>
        <table:table-row table:style-name="ro1">
          <table:table-cell office:value-type="float" office:value="0.592758" calcext:value-type="float">
            <text:p>0.592758</text:p>
          </table:table-cell>
          <table:table-cell office:value-type="float" office:value="0.751973" calcext:value-type="float">
            <text:p>0.751973</text:p>
          </table:table-cell>
          <table:table-cell table:formula="of:=([.A2647]*[.A2647])" office:value-type="float" office:value="0.351362046564" calcext:value-type="float">
            <text:p>0.351362046564</text:p>
          </table:table-cell>
          <table:table-cell table:formula="of:=([.A2647]-[.B2647])*([.A2647]-[.B2647])" office:value-type="float" office:value="0.025349416225" calcext:value-type="float">
            <text:p>0.025349416225</text:p>
          </table:table-cell>
          <table:table-cell/>
        </table:table-row>
        <table:table-row table:style-name="ro1">
          <table:table-cell office:value-type="float" office:value="0.805441" calcext:value-type="float">
            <text:p>0.805441</text:p>
          </table:table-cell>
          <table:table-cell office:value-type="float" office:value="0.68595" calcext:value-type="float">
            <text:p>0.68595</text:p>
          </table:table-cell>
          <table:table-cell table:formula="of:=([.A2648]*[.A2648])" office:value-type="float" office:value="0.648735204481" calcext:value-type="float">
            <text:p>0.648735204481</text:p>
          </table:table-cell>
          <table:table-cell table:formula="of:=([.A2648]-[.B2648])*([.A2648]-[.B2648])" office:value-type="float" office:value="0.014278099081" calcext:value-type="float">
            <text:p>0.014278099081</text:p>
          </table:table-cell>
          <table:table-cell/>
        </table:table-row>
        <table:table-row table:style-name="ro1">
          <table:table-cell office:value-type="float" office:value="0.858969" calcext:value-type="float">
            <text:p>0.858969</text:p>
          </table:table-cell>
          <table:table-cell office:value-type="float" office:value="0.868883" calcext:value-type="float">
            <text:p>0.868883</text:p>
          </table:table-cell>
          <table:table-cell table:formula="of:=([.A2649]*[.A2649])" office:value-type="float" office:value="0.737827742961" calcext:value-type="float">
            <text:p>0.737827742961</text:p>
          </table:table-cell>
          <table:table-cell table:formula="of:=([.A2649]-[.B2649])*([.A2649]-[.B2649])" office:value-type="float" office:value="0.0000982873959999996" calcext:value-type="float">
            <text:p>9.82873959999996E-05</text:p>
          </table:table-cell>
          <table:table-cell/>
        </table:table-row>
        <table:table-row table:style-name="ro1">
          <table:table-cell office:value-type="float" office:value="0.858969" calcext:value-type="float">
            <text:p>0.858969</text:p>
          </table:table-cell>
          <table:table-cell office:value-type="float" office:value="0.871072" calcext:value-type="float">
            <text:p>0.871072</text:p>
          </table:table-cell>
          <table:table-cell table:formula="of:=([.A2650]*[.A2650])" office:value-type="float" office:value="0.737827742961" calcext:value-type="float">
            <text:p>0.737827742961</text:p>
          </table:table-cell>
          <table:table-cell table:formula="of:=([.A2650]-[.B2650])*([.A2650]-[.B2650])" office:value-type="float" office:value="0.000146482608999999" calcext:value-type="float">
            <text:p>0.000146482608999999</text:p>
          </table:table-cell>
          <table:table-cell/>
        </table:table-row>
        <table:table-row table:style-name="ro1">
          <table:table-cell office:value-type="float" office:value="0.969398" calcext:value-type="float">
            <text:p>0.969398</text:p>
          </table:table-cell>
          <table:table-cell office:value-type="float" office:value="0.934729" calcext:value-type="float">
            <text:p>0.934729</text:p>
          </table:table-cell>
          <table:table-cell table:formula="of:=([.A2651]*[.A2651])" office:value-type="float" office:value="0.939732482404" calcext:value-type="float">
            <text:p>0.939732482404</text:p>
          </table:table-cell>
          <table:table-cell table:formula="of:=([.A2651]-[.B2651])*([.A2651]-[.B2651])" office:value-type="float" office:value="0.001201939561" calcext:value-type="float">
            <text:p>0.001201939561</text:p>
          </table:table-cell>
          <table:table-cell/>
        </table:table-row>
        <table:table-row table:style-name="ro1">
          <table:table-cell office:value-type="float" office:value="0.969398" calcext:value-type="float">
            <text:p>0.969398</text:p>
          </table:table-cell>
          <table:table-cell office:value-type="float" office:value="0.975983" calcext:value-type="float">
            <text:p>0.975983</text:p>
          </table:table-cell>
          <table:table-cell table:formula="of:=([.A2652]*[.A2652])" office:value-type="float" office:value="0.939732482404" calcext:value-type="float">
            <text:p>0.939732482404</text:p>
          </table:table-cell>
          <table:table-cell table:formula="of:=([.A2652]-[.B2652])*([.A2652]-[.B2652])" office:value-type="float" office:value="0.0000433622250000008" calcext:value-type="float">
            <text:p>4.33622250000008E-05</text:p>
          </table:table-cell>
          <table:table-cell/>
        </table:table-row>
        <table:table-row table:style-name="ro1">
          <table:table-cell office:value-type="float" office:value="0.994671" calcext:value-type="float">
            <text:p>0.994671</text:p>
          </table:table-cell>
          <table:table-cell office:value-type="float" office:value="0.999915" calcext:value-type="float">
            <text:p>0.999915</text:p>
          </table:table-cell>
          <table:table-cell table:formula="of:=([.A2653]*[.A2653])" office:value-type="float" office:value="0.989370398241" calcext:value-type="float">
            <text:p>0.989370398241</text:p>
          </table:table-cell>
          <table:table-cell table:formula="of:=([.A2653]-[.B2653])*([.A2653]-[.B2653])" office:value-type="float" office:value="0.0000274995360000003" calcext:value-type="float">
            <text:p>2.74995360000003E-05</text:p>
          </table:table-cell>
          <table:table-cell/>
        </table:table-row>
        <table:table-row table:style-name="ro1">
          <table:table-cell office:value-type="float" office:value="0.00000226498" calcext:value-type="float">
            <text:p>0.00000226498</text:p>
          </table:table-cell>
          <table:table-cell office:value-type="float" office:value="0.00000300859" calcext:value-type="float">
            <text:p>0.00000300859</text:p>
          </table:table-cell>
          <table:table-cell table:formula="of:=([.A2654]*[.A2654])" office:value-type="float" office:value="0.0000000000051301344" calcext:value-type="float">
            <text:p>5.1301344004E-12</text:p>
          </table:table-cell>
          <table:table-cell table:formula="of:=([.A2654]-[.B2654])*([.A2654]-[.B2654])" office:value-type="float" office:value="0.00000000000055295583" calcext:value-type="float">
            <text:p>5.529558321E-13</text:p>
          </table:table-cell>
          <table:table-cell/>
        </table:table-row>
        <table:table-row table:style-name="ro1">
          <table:table-cell office:value-type="float" office:value="0.00000584126" calcext:value-type="float">
            <text:p>0.00000584126</text:p>
          </table:table-cell>
          <table:table-cell office:value-type="float" office:value="0.00072847" calcext:value-type="float">
            <text:p>0.00072847</text:p>
          </table:table-cell>
          <table:table-cell table:formula="of:=([.A2655]*[.A2655])" office:value-type="float" office:value="0.00000000003412031839" calcext:value-type="float">
            <text:p>3.41203183876E-11</text:p>
          </table:table-cell>
          <table:table-cell table:formula="of:=([.A2655]-[.B2655])*([.A2655]-[.B2655])" office:value-type="float" office:value="0.00000052219229587399" calcext:value-type="float">
            <text:p>5.22192295873988E-07</text:p>
          </table:table-cell>
          <table:table-cell/>
        </table:table-row>
        <table:table-row table:style-name="ro1">
          <table:table-cell office:value-type="float" office:value="0.00000762939" calcext:value-type="float">
            <text:p>0.00000762939</text:p>
          </table:table-cell>
          <table:table-cell office:value-type="float" office:value="0.000759942" calcext:value-type="float">
            <text:p>0.000759942</text:p>
          </table:table-cell>
          <table:table-cell table:formula="of:=([.A2656]*[.A2656])" office:value-type="float" office:value="0.00000000005820759177" calcext:value-type="float">
            <text:p>5.82075917721E-11</text:p>
          </table:table-cell>
          <table:table-cell table:formula="of:=([.A2656]-[.B2656])*([.A2656]-[.B2656])" office:value-type="float" office:value="0.00000056597426316501" calcext:value-type="float">
            <text:p>5.65974263165012E-07</text:p>
          </table:table-cell>
          <table:table-cell/>
        </table:table-row>
        <table:table-row table:style-name="ro1">
          <table:table-cell office:value-type="float" office:value="0.0000219941" calcext:value-type="float">
            <text:p>0.0000219941</text:p>
          </table:table-cell>
          <table:table-cell office:value-type="float" office:value="0.000852833" calcext:value-type="float">
            <text:p>0.000852833</text:p>
          </table:table-cell>
          <table:table-cell table:formula="of:=([.A2657]*[.A2657])" office:value-type="float" office:value="0.00000000048374043481" calcext:value-type="float">
            <text:p>4.8374043481E-10</text:p>
          </table:table-cell>
          <table:table-cell table:formula="of:=([.A2657]-[.B2657])*([.A2657]-[.B2657])" office:value-type="float" office:value="0.00000069029327775321" calcext:value-type="float">
            <text:p>6.9029327775321E-07</text:p>
          </table:table-cell>
          <table:table-cell/>
        </table:table-row>
        <table:table-row table:style-name="ro1">
          <table:table-cell office:value-type="float" office:value="0.0000219941" calcext:value-type="float">
            <text:p>0.0000219941</text:p>
          </table:table-cell>
          <table:table-cell office:value-type="float" office:value="0.00156608" calcext:value-type="float">
            <text:p>0.00156608</text:p>
          </table:table-cell>
          <table:table-cell table:formula="of:=([.A2658]*[.A2658])" office:value-type="float" office:value="0.00000000048374043481" calcext:value-type="float">
            <text:p>4.8374043481E-10</text:p>
          </table:table-cell>
          <table:table-cell table:formula="of:=([.A2658]-[.B2658])*([.A2658]-[.B2658])" office:value-type="float" office:value="0.00000238420126657881" calcext:value-type="float">
            <text:p>2.38420126657881E-06</text:p>
          </table:table-cell>
          <table:table-cell/>
        </table:table-row>
        <table:table-row table:style-name="ro1">
          <table:table-cell office:value-type="float" office:value="0.000233233" calcext:value-type="float">
            <text:p>0.000233233</text:p>
          </table:table-cell>
          <table:table-cell office:value-type="float" office:value="0.00155364" calcext:value-type="float">
            <text:p>0.00155364</text:p>
          </table:table-cell>
          <table:table-cell table:formula="of:=([.A2659]*[.A2659])" office:value-type="float" office:value="0.000000054397632289" calcext:value-type="float">
            <text:p>5.4397632289E-08</text:p>
          </table:table-cell>
          <table:table-cell table:formula="of:=([.A2659]-[.B2659])*([.A2659]-[.B2659])" office:value-type="float" office:value="0.000001743474645649" calcext:value-type="float">
            <text:p>1.743474645649E-06</text:p>
          </table:table-cell>
          <table:table-cell/>
        </table:table-row>
        <table:table-row table:style-name="ro1">
          <table:table-cell office:value-type="float" office:value="0.000233233" calcext:value-type="float">
            <text:p>0.000233233</text:p>
          </table:table-cell>
          <table:table-cell office:value-type="float" office:value="0.00259332" calcext:value-type="float">
            <text:p>0.00259332</text:p>
          </table:table-cell>
          <table:table-cell table:formula="of:=([.A2660]*[.A2660])" office:value-type="float" office:value="0.000000054397632289" calcext:value-type="float">
            <text:p>5.4397632289E-08</text:p>
          </table:table-cell>
          <table:table-cell table:formula="of:=([.A2660]-[.B2660])*([.A2660]-[.B2660])" office:value-type="float" office:value="0.000005570010647569" calcext:value-type="float">
            <text:p>5.570010647569E-06</text:p>
          </table:table-cell>
          <table:table-cell/>
        </table:table-row>
        <table:table-row table:style-name="ro1">
          <table:table-cell office:value-type="float" office:value="0.000233233" calcext:value-type="float">
            <text:p>0.000233233</text:p>
          </table:table-cell>
          <table:table-cell office:value-type="float" office:value="0.023307" calcext:value-type="float">
            <text:p>0.023307</text:p>
          </table:table-cell>
          <table:table-cell table:formula="of:=([.A2661]*[.A2661])" office:value-type="float" office:value="0.000000054397632289" calcext:value-type="float">
            <text:p>5.4397632289E-08</text:p>
          </table:table-cell>
          <table:table-cell table:formula="of:=([.A2661]-[.B2661])*([.A2661]-[.B2661])" office:value-type="float" office:value="0.000532398723570289" calcext:value-type="float">
            <text:p>0.000532398723570289</text:p>
          </table:table-cell>
          <table:table-cell/>
        </table:table-row>
        <table:table-row table:style-name="ro1">
          <table:table-cell office:value-type="float" office:value="0.000364363" calcext:value-type="float">
            <text:p>0.000364363</text:p>
          </table:table-cell>
          <table:table-cell office:value-type="float" office:value="0.000939832" calcext:value-type="float">
            <text:p>0.000939832</text:p>
          </table:table-cell>
          <table:table-cell table:formula="of:=([.A2662]*[.A2662])" office:value-type="float" office:value="0.000000132760395769" calcext:value-type="float">
            <text:p>1.32760395769E-07</text:p>
          </table:table-cell>
          <table:table-cell table:formula="of:=([.A2662]-[.B2662])*([.A2662]-[.B2662])" office:value-type="float" office:value="0.000000331164569961" calcext:value-type="float">
            <text:p>3.31164569961E-07</text:p>
          </table:table-cell>
          <table:table-cell/>
        </table:table-row>
        <table:table-row table:style-name="ro1">
          <table:table-cell office:value-type="float" office:value="0.000364363" calcext:value-type="float">
            <text:p>0.000364363</text:p>
          </table:table-cell>
          <table:table-cell office:value-type="float" office:value="0.00287231" calcext:value-type="float">
            <text:p>0.00287231</text:p>
          </table:table-cell>
          <table:table-cell table:formula="of:=([.A2663]*[.A2663])" office:value-type="float" office:value="0.000000132760395769" calcext:value-type="float">
            <text:p>1.32760395769E-07</text:p>
          </table:table-cell>
          <table:table-cell table:formula="of:=([.A2663]-[.B2663])*([.A2663]-[.B2663])" office:value-type="float" office:value="0.000006289798154809" calcext:value-type="float">
            <text:p>6.289798154809E-06</text:p>
          </table:table-cell>
          <table:table-cell/>
        </table:table-row>
        <table:table-row table:style-name="ro1">
          <table:table-cell office:value-type="float" office:value="0.000364363" calcext:value-type="float">
            <text:p>0.000364363</text:p>
          </table:table-cell>
          <table:table-cell office:value-type="float" office:value="0.00290464" calcext:value-type="float">
            <text:p>0.00290464</text:p>
          </table:table-cell>
          <table:table-cell table:formula="of:=([.A2664]*[.A2664])" office:value-type="float" office:value="0.000000132760395769" calcext:value-type="float">
            <text:p>1.32760395769E-07</text:p>
          </table:table-cell>
          <table:table-cell table:formula="of:=([.A2664]-[.B2664])*([.A2664]-[.B2664])" office:value-type="float" office:value="0.000006453007236729" calcext:value-type="float">
            <text:p>6.453007236729E-06</text:p>
          </table:table-cell>
          <table:table-cell/>
        </table:table-row>
        <table:table-row table:style-name="ro1">
          <table:table-cell office:value-type="float" office:value="0.000364363" calcext:value-type="float">
            <text:p>0.000364363</text:p>
          </table:table-cell>
          <table:table-cell office:value-type="float" office:value="0.0297563" calcext:value-type="float">
            <text:p>0.0297563</text:p>
          </table:table-cell>
          <table:table-cell table:formula="of:=([.A2665]*[.A2665])" office:value-type="float" office:value="0.000000132760395769" calcext:value-type="float">
            <text:p>1.32760395769E-07</text:p>
          </table:table-cell>
          <table:table-cell table:formula="of:=([.A2665]-[.B2665])*([.A2665]-[.B2665])" office:value-type="float" office:value="0.000863885960611969" calcext:value-type="float">
            <text:p>0.000863885960611969</text:p>
          </table:table-cell>
          <table:table-cell/>
        </table:table-row>
        <table:table-row table:style-name="ro1">
          <table:table-cell office:value-type="float" office:value="0.000811994" calcext:value-type="float">
            <text:p>0.000811994</text:p>
          </table:table-cell>
          <table:table-cell office:value-type="float" office:value="0.0271859" calcext:value-type="float">
            <text:p>0.0271859</text:p>
          </table:table-cell>
          <table:table-cell table:formula="of:=([.A2666]*[.A2666])" office:value-type="float" office:value="0.000000659334256036" calcext:value-type="float">
            <text:p>6.59334256036E-07</text:p>
          </table:table-cell>
          <table:table-cell table:formula="of:=([.A2666]-[.B2666])*([.A2666]-[.B2666])" office:value-type="float" office:value="0.000695582917696836" calcext:value-type="float">
            <text:p>0.000695582917696836</text:p>
          </table:table-cell>
          <table:table-cell/>
        </table:table-row>
        <table:table-row table:style-name="ro1">
          <table:table-cell office:value-type="float" office:value="0.000932872" calcext:value-type="float">
            <text:p>0.000932872</text:p>
          </table:table-cell>
          <table:table-cell office:value-type="float" office:value="0.0858683" calcext:value-type="float">
            <text:p>0.0858683</text:p>
          </table:table-cell>
          <table:table-cell table:formula="of:=([.A2667]*[.A2667])" office:value-type="float" office:value="0.000000870250168384" calcext:value-type="float">
            <text:p>8.70250168384E-07</text:p>
          </table:table-cell>
          <table:table-cell table:formula="of:=([.A2667]-[.B2667])*([.A2667]-[.B2667])" office:value-type="float" office:value="0.00721402692954318" calcext:value-type="float">
            <text:p>0.00721402692954318</text:p>
          </table:table-cell>
          <table:table-cell/>
        </table:table-row>
        <table:table-row table:style-name="ro1">
          <table:table-cell office:value-type="float" office:value="0.00116396" calcext:value-type="float">
            <text:p>0.00116396</text:p>
          </table:table-cell>
          <table:table-cell office:value-type="float" office:value="0.216159" calcext:value-type="float">
            <text:p>0.216159</text:p>
          </table:table-cell>
          <table:table-cell table:formula="of:=([.A2668]*[.A2668])" office:value-type="float" office:value="0.0000013548028816" calcext:value-type="float">
            <text:p>0.0000013548028816</text:p>
          </table:table-cell>
          <table:table-cell table:formula="of:=([.A2668]-[.B2668])*([.A2668]-[.B2668])" office:value-type="float" office:value="0.0462228672246016" calcext:value-type="float">
            <text:p>0.0462228672246016</text:p>
          </table:table-cell>
          <table:table-cell/>
        </table:table-row>
        <table:table-row table:style-name="ro1">
          <table:table-cell office:value-type="float" office:value="0.00116396" calcext:value-type="float">
            <text:p>0.00116396</text:p>
          </table:table-cell>
          <table:table-cell office:value-type="float" office:value="0.175512" calcext:value-type="float">
            <text:p>0.175512</text:p>
          </table:table-cell>
          <table:table-cell table:formula="of:=([.A2669]*[.A2669])" office:value-type="float" office:value="0.0000013548028816" calcext:value-type="float">
            <text:p>0.0000013548028816</text:p>
          </table:table-cell>
          <table:table-cell table:formula="of:=([.A2669]-[.B2669])*([.A2669]-[.B2669])" office:value-type="float" office:value="0.0303972390518416" calcext:value-type="float">
            <text:p>0.0303972390518416</text:p>
          </table:table-cell>
          <table:table-cell/>
        </table:table-row>
        <table:table-row table:style-name="ro1">
          <table:table-cell office:value-type="float" office:value="0.000967503" calcext:value-type="float">
            <text:p>0.000967503</text:p>
          </table:table-cell>
          <table:table-cell office:value-type="float" office:value="0.0424862" calcext:value-type="float">
            <text:p>0.0424862</text:p>
          </table:table-cell>
          <table:table-cell table:formula="of:=([.A2670]*[.A2670])" office:value-type="float" office:value="0.000000936062055009" calcext:value-type="float">
            <text:p>9.36062055009E-07</text:p>
          </table:table-cell>
          <table:table-cell table:formula="of:=([.A2670]-[.B2670])*([.A2670]-[.B2670])" office:value-type="float" office:value="0.00172380220057781" calcext:value-type="float">
            <text:p>0.00172380220057781</text:p>
          </table:table-cell>
          <table:table-cell/>
        </table:table-row>
        <table:table-row table:style-name="ro1">
          <table:table-cell office:value-type="float" office:value="0.000895917" calcext:value-type="float">
            <text:p>0.000895917</text:p>
          </table:table-cell>
          <table:table-cell office:value-type="float" office:value="0.017886" calcext:value-type="float">
            <text:p>0.017886</text:p>
          </table:table-cell>
          <table:table-cell table:formula="of:=([.A2671]*[.A2671])" office:value-type="float" office:value="0.000000802667270889" calcext:value-type="float">
            <text:p>8.02667270889E-07</text:p>
          </table:table-cell>
          <table:table-cell table:formula="of:=([.A2671]-[.B2671])*([.A2671]-[.B2671])" office:value-type="float" office:value="0.000288662920346889" calcext:value-type="float">
            <text:p>0.000288662920346889</text:p>
          </table:table-cell>
          <table:table-cell/>
        </table:table-row>
        <table:table-row table:style-name="ro1">
          <table:table-cell office:value-type="float" office:value="0.0060634" calcext:value-type="float">
            <text:p>0.0060634</text:p>
          </table:table-cell>
          <table:table-cell office:value-type="float" office:value="0.011436" calcext:value-type="float">
            <text:p>0.011436</text:p>
          </table:table-cell>
          <table:table-cell table:formula="of:=([.A2672]*[.A2672])" office:value-type="float" office:value="0.00003676481956" calcext:value-type="float">
            <text:p>0.00003676481956</text:p>
          </table:table-cell>
          <table:table-cell table:formula="of:=([.A2672]-[.B2672])*([.A2672]-[.B2672])" office:value-type="float" office:value="0.00002886483076" calcext:value-type="float">
            <text:p>0.00002886483076</text:p>
          </table:table-cell>
          <table:table-cell/>
        </table:table-row>
        <table:table-row table:style-name="ro1">
          <table:table-cell office:value-type="float" office:value="0.0060634" calcext:value-type="float">
            <text:p>0.0060634</text:p>
          </table:table-cell>
          <table:table-cell office:value-type="float" office:value="0.00940992" calcext:value-type="float">
            <text:p>0.00940992</text:p>
          </table:table-cell>
          <table:table-cell table:formula="of:=([.A2673]*[.A2673])" office:value-type="float" office:value="0.00003676481956" calcext:value-type="float">
            <text:p>0.00003676481956</text:p>
          </table:table-cell>
          <table:table-cell table:formula="of:=([.A2673]-[.B2673])*([.A2673]-[.B2673])" office:value-type="float" office:value="0.0000111991961104" calcext:value-type="float">
            <text:p>0.0000111991961104</text:p>
          </table:table-cell>
          <table:table-cell/>
        </table:table-row>
        <table:table-row table:style-name="ro1">
          <table:table-cell office:value-type="float" office:value="0.0176206" calcext:value-type="float">
            <text:p>0.0176206</text:p>
          </table:table-cell>
          <table:table-cell office:value-type="float" office:value="0.0612989" calcext:value-type="float">
            <text:p>0.0612989</text:p>
          </table:table-cell>
          <table:table-cell table:formula="of:=([.A2674]*[.A2674])" office:value-type="float" office:value="0.00031048554436" calcext:value-type="float">
            <text:p>0.00031048554436</text:p>
          </table:table-cell>
          <table:table-cell table:formula="of:=([.A2674]-[.B2674])*([.A2674]-[.B2674])" office:value-type="float" office:value="0.00190779389089" calcext:value-type="float">
            <text:p>0.00190779389089</text:p>
          </table:table-cell>
          <table:table-cell/>
        </table:table-row>
        <table:table-row table:style-name="ro1">
          <table:table-cell office:value-type="float" office:value="0.0176206" calcext:value-type="float">
            <text:p>0.0176206</text:p>
          </table:table-cell>
          <table:table-cell office:value-type="float" office:value="0.00541025" calcext:value-type="float">
            <text:p>0.00541025</text:p>
          </table:table-cell>
          <table:table-cell table:formula="of:=([.A2675]*[.A2675])" office:value-type="float" office:value="0.00031048554436" calcext:value-type="float">
            <text:p>0.00031048554436</text:p>
          </table:table-cell>
          <table:table-cell table:formula="of:=([.A2675]-[.B2675])*([.A2675]-[.B2675])" office:value-type="float" office:value="0.0001490926471225" calcext:value-type="float">
            <text:p>0.0001490926471225</text:p>
          </table:table-cell>
          <table:table-cell/>
        </table:table-row>
        <table:table-row table:style-name="ro1">
          <table:table-cell office:value-type="float" office:value="0.0552309" calcext:value-type="float">
            <text:p>0.0552309</text:p>
          </table:table-cell>
          <table:table-cell office:value-type="float" office:value="0.366413" calcext:value-type="float">
            <text:p>0.366413</text:p>
          </table:table-cell>
          <table:table-cell table:formula="of:=([.A2676]*[.A2676])" office:value-type="float" office:value="0.00305045231481" calcext:value-type="float">
            <text:p>0.00305045231481</text:p>
          </table:table-cell>
          <table:table-cell table:formula="of:=([.A2676]-[.B2676])*([.A2676]-[.B2676])" office:value-type="float" office:value="0.09683429936041" calcext:value-type="float">
            <text:p>0.09683429936041</text:p>
          </table:table-cell>
          <table:table-cell/>
        </table:table-row>
        <table:table-row table:style-name="ro1">
          <table:table-cell office:value-type="float" office:value="0.0654495" calcext:value-type="float">
            <text:p>0.0654495</text:p>
          </table:table-cell>
          <table:table-cell office:value-type="float" office:value="0.290567" calcext:value-type="float">
            <text:p>0.290567</text:p>
          </table:table-cell>
          <table:table-cell table:formula="of:=([.A2677]*[.A2677])" office:value-type="float" office:value="0.00428363705025" calcext:value-type="float">
            <text:p>0.00428363705025</text:p>
          </table:table-cell>
          <table:table-cell table:formula="of:=([.A2677]-[.B2677])*([.A2677]-[.B2677])" office:value-type="float" office:value="0.05067788880625" calcext:value-type="float">
            <text:p>0.05067788880625</text:p>
          </table:table-cell>
          <table:table-cell/>
        </table:table-row>
        <table:table-row table:style-name="ro1">
          <table:table-cell office:value-type="float" office:value="0.0818821" calcext:value-type="float">
            <text:p>0.0818821</text:p>
          </table:table-cell>
          <table:table-cell office:value-type="float" office:value="0.353895" calcext:value-type="float">
            <text:p>0.353895</text:p>
          </table:table-cell>
          <table:table-cell table:formula="of:=([.A2678]*[.A2678])" office:value-type="float" office:value="0.00670467830041" calcext:value-type="float">
            <text:p>0.00670467830041</text:p>
          </table:table-cell>
          <table:table-cell table:formula="of:=([.A2678]-[.B2678])*([.A2678]-[.B2678])" office:value-type="float" office:value="0.07399101776641" calcext:value-type="float">
            <text:p>0.07399101776641</text:p>
          </table:table-cell>
          <table:table-cell/>
        </table:table-row>
        <table:table-row table:style-name="ro1">
          <table:table-cell office:value-type="float" office:value="0.0818821" calcext:value-type="float">
            <text:p>0.0818821</text:p>
          </table:table-cell>
          <table:table-cell office:value-type="float" office:value="0.353918" calcext:value-type="float">
            <text:p>0.353918</text:p>
          </table:table-cell>
          <table:table-cell table:formula="of:=([.A2679]*[.A2679])" office:value-type="float" office:value="0.00670467830041" calcext:value-type="float">
            <text:p>0.00670467830041</text:p>
          </table:table-cell>
          <table:table-cell table:formula="of:=([.A2679]-[.B2679])*([.A2679]-[.B2679])" office:value-type="float" office:value="0.07400353088881" calcext:value-type="float">
            <text:p>0.07400353088881</text:p>
          </table:table-cell>
          <table:table-cell/>
        </table:table-row>
        <table:table-row table:style-name="ro1">
          <table:table-cell office:value-type="float" office:value="0.0818821" calcext:value-type="float">
            <text:p>0.0818821</text:p>
          </table:table-cell>
          <table:table-cell office:value-type="float" office:value="0.36745" calcext:value-type="float">
            <text:p>0.36745</text:p>
          </table:table-cell>
          <table:table-cell table:formula="of:=([.A2680]*[.A2680])" office:value-type="float" office:value="0.00670467830041" calcext:value-type="float">
            <text:p>0.00670467830041</text:p>
          </table:table-cell>
          <table:table-cell table:formula="of:=([.A2680]-[.B2680])*([.A2680]-[.B2680])" office:value-type="float" office:value="0.08154902551041" calcext:value-type="float">
            <text:p>0.08154902551041</text:p>
          </table:table-cell>
          <table:table-cell/>
        </table:table-row>
        <table:table-row table:style-name="ro1">
          <table:table-cell office:value-type="float" office:value="0.129138" calcext:value-type="float">
            <text:p>0.129138</text:p>
          </table:table-cell>
          <table:table-cell office:value-type="float" office:value="0.446783" calcext:value-type="float">
            <text:p>0.446783</text:p>
          </table:table-cell>
          <table:table-cell table:formula="of:=([.A2681]*[.A2681])" office:value-type="float" office:value="0.016676623044" calcext:value-type="float">
            <text:p>0.016676623044</text:p>
          </table:table-cell>
          <table:table-cell table:formula="of:=([.A2681]-[.B2681])*([.A2681]-[.B2681])" office:value-type="float" office:value="0.100898346025" calcext:value-type="float">
            <text:p>0.100898346025</text:p>
          </table:table-cell>
          <table:table-cell/>
        </table:table-row>
        <table:table-row table:style-name="ro1">
          <table:table-cell office:value-type="float" office:value="0.260301" calcext:value-type="float">
            <text:p>0.260301</text:p>
          </table:table-cell>
          <table:table-cell office:value-type="float" office:value="0.550581" calcext:value-type="float">
            <text:p>0.550581</text:p>
          </table:table-cell>
          <table:table-cell table:formula="of:=([.A2682]*[.A2682])" office:value-type="float" office:value="0.067756610601" calcext:value-type="float">
            <text:p>0.067756610601</text:p>
          </table:table-cell>
          <table:table-cell table:formula="of:=([.A2682]-[.B2682])*([.A2682]-[.B2682])" office:value-type="float" office:value="0.0842624784" calcext:value-type="float">
            <text:p>0.0842624784</text:p>
          </table:table-cell>
          <table:table-cell/>
        </table:table-row>
        <table:table-row table:style-name="ro1">
          <table:table-cell office:value-type="float" office:value="0.349908" calcext:value-type="float">
            <text:p>0.349908</text:p>
          </table:table-cell>
          <table:table-cell office:value-type="float" office:value="0.646666" calcext:value-type="float">
            <text:p>0.646666</text:p>
          </table:table-cell>
          <table:table-cell table:formula="of:=([.A2683]*[.A2683])" office:value-type="float" office:value="0.122435608464" calcext:value-type="float">
            <text:p>0.122435608464</text:p>
          </table:table-cell>
          <table:table-cell table:formula="of:=([.A2683]-[.B2683])*([.A2683]-[.B2683])" office:value-type="float" office:value="0.088065310564" calcext:value-type="float">
            <text:p>0.088065310564</text:p>
          </table:table-cell>
          <table:table-cell/>
        </table:table-row>
        <table:table-row table:style-name="ro1">
          <table:table-cell office:value-type="float" office:value="0.494947" calcext:value-type="float">
            <text:p>0.494947</text:p>
          </table:table-cell>
          <table:table-cell office:value-type="float" office:value="0.564023" calcext:value-type="float">
            <text:p>0.564023</text:p>
          </table:table-cell>
          <table:table-cell table:formula="of:=([.A2684]*[.A2684])" office:value-type="float" office:value="0.244972532809" calcext:value-type="float">
            <text:p>0.244972532809</text:p>
          </table:table-cell>
          <table:table-cell table:formula="of:=([.A2684]-[.B2684])*([.A2684]-[.B2684])" office:value-type="float" office:value="0.004771493776" calcext:value-type="float">
            <text:p>0.004771493776</text:p>
          </table:table-cell>
          <table:table-cell/>
        </table:table-row>
        <table:table-row table:style-name="ro1">
          <table:table-cell office:value-type="float" office:value="0.605328" calcext:value-type="float">
            <text:p>0.605328</text:p>
          </table:table-cell>
          <table:table-cell office:value-type="float" office:value="0.536169" calcext:value-type="float">
            <text:p>0.536169</text:p>
          </table:table-cell>
          <table:table-cell table:formula="of:=([.A2685]*[.A2685])" office:value-type="float" office:value="0.366421987584" calcext:value-type="float">
            <text:p>0.366421987584</text:p>
          </table:table-cell>
          <table:table-cell table:formula="of:=([.A2685]-[.B2685])*([.A2685]-[.B2685])" office:value-type="float" office:value="0.004782967281" calcext:value-type="float">
            <text:p>0.004782967281</text:p>
          </table:table-cell>
          <table:table-cell/>
        </table:table-row>
        <table:table-row table:style-name="ro1">
          <table:table-cell office:value-type="float" office:value="0.605327" calcext:value-type="float">
            <text:p>0.605327</text:p>
          </table:table-cell>
          <table:table-cell office:value-type="float" office:value="0.710365" calcext:value-type="float">
            <text:p>0.710365</text:p>
          </table:table-cell>
          <table:table-cell table:formula="of:=([.A2686]*[.A2686])" office:value-type="float" office:value="0.366420776929" calcext:value-type="float">
            <text:p>0.366420776929</text:p>
          </table:table-cell>
          <table:table-cell table:formula="of:=([.A2686]-[.B2686])*([.A2686]-[.B2686])" office:value-type="float" office:value="0.011032981444" calcext:value-type="float">
            <text:p>0.011032981444</text:p>
          </table:table-cell>
          <table:table-cell/>
        </table:table-row>
        <table:table-row table:style-name="ro1">
          <table:table-cell office:value-type="float" office:value="0.656192" calcext:value-type="float">
            <text:p>0.656192</text:p>
          </table:table-cell>
          <table:table-cell office:value-type="float" office:value="0.814396" calcext:value-type="float">
            <text:p>0.814396</text:p>
          </table:table-cell>
          <table:table-cell table:formula="of:=([.A2687]*[.A2687])" office:value-type="float" office:value="0.430587940864" calcext:value-type="float">
            <text:p>0.430587940864</text:p>
          </table:table-cell>
          <table:table-cell table:formula="of:=([.A2687]-[.B2687])*([.A2687]-[.B2687])" office:value-type="float" office:value="0.025028505616" calcext:value-type="float">
            <text:p>0.025028505616</text:p>
          </table:table-cell>
          <table:table-cell/>
        </table:table-row>
        <table:table-row table:style-name="ro1">
          <table:table-cell office:value-type="float" office:value="0.656192" calcext:value-type="float">
            <text:p>0.656192</text:p>
          </table:table-cell>
          <table:table-cell office:value-type="float" office:value="0.901875" calcext:value-type="float">
            <text:p>0.901875</text:p>
          </table:table-cell>
          <table:table-cell table:formula="of:=([.A2688]*[.A2688])" office:value-type="float" office:value="0.430587940864" calcext:value-type="float">
            <text:p>0.430587940864</text:p>
          </table:table-cell>
          <table:table-cell table:formula="of:=([.A2688]-[.B2688])*([.A2688]-[.B2688])" office:value-type="float" office:value="0.060360136489" calcext:value-type="float">
            <text:p>0.060360136489</text:p>
          </table:table-cell>
          <table:table-cell/>
        </table:table-row>
        <table:table-row table:style-name="ro1">
          <table:table-cell office:value-type="float" office:value="0.784851" calcext:value-type="float">
            <text:p>0.784851</text:p>
          </table:table-cell>
          <table:table-cell office:value-type="float" office:value="0.913406" calcext:value-type="float">
            <text:p>0.913406</text:p>
          </table:table-cell>
          <table:table-cell table:formula="of:=([.A2689]*[.A2689])" office:value-type="float" office:value="0.615991092201" calcext:value-type="float">
            <text:p>0.615991092201</text:p>
          </table:table-cell>
          <table:table-cell table:formula="of:=([.A2689]-[.B2689])*([.A2689]-[.B2689])" office:value-type="float" office:value="0.016526388025" calcext:value-type="float">
            <text:p>0.016526388025</text:p>
          </table:table-cell>
          <table:table-cell/>
        </table:table-row>
        <table:table-row table:style-name="ro1">
          <table:table-cell office:value-type="float" office:value="0.899502" calcext:value-type="float">
            <text:p>0.899502</text:p>
          </table:table-cell>
          <table:table-cell office:value-type="float" office:value="0.917787" calcext:value-type="float">
            <text:p>0.917787</text:p>
          </table:table-cell>
          <table:table-cell table:formula="of:=([.A2690]*[.A2690])" office:value-type="float" office:value="0.809103848004" calcext:value-type="float">
            <text:p>0.809103848004</text:p>
          </table:table-cell>
          <table:table-cell table:formula="of:=([.A2690]-[.B2690])*([.A2690]-[.B2690])" office:value-type="float" office:value="0.000334341225" calcext:value-type="float">
            <text:p>0.000334341225</text:p>
          </table:table-cell>
          <table:table-cell/>
        </table:table-row>
        <table:table-row table:style-name="ro1">
          <table:table-cell office:value-type="float" office:value="0.989235" calcext:value-type="float">
            <text:p>0.989235</text:p>
          </table:table-cell>
          <table:table-cell office:value-type="float" office:value="0.986698" calcext:value-type="float">
            <text:p>0.986698</text:p>
          </table:table-cell>
          <table:table-cell table:formula="of:=([.A2691]*[.A2691])" office:value-type="float" office:value="0.978585885225" calcext:value-type="float">
            <text:p>0.978585885225</text:p>
          </table:table-cell>
          <table:table-cell table:formula="of:=([.A2691]-[.B2691])*([.A2691]-[.B2691])" office:value-type="float" office:value="0.00000643636900000006" calcext:value-type="float">
            <text:p>6.43636900000006E-06</text:p>
          </table:table-cell>
          <table:table-cell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96608" calcext:value-type="float">
            <text:p>0.996608</text:p>
          </table:table-cell>
          <table:table-cell table:formula="of:=([.A2692]*[.A2692])" office:value-type="float" office:value="0.999984000064" calcext:value-type="float">
            <text:p>0.999984000064</text:p>
          </table:table-cell>
          <table:table-cell table:formula="of:=([.A2692]-[.B2692])*([.A2692]-[.B2692])" office:value-type="float" office:value="0.0000114514559999996" calcext:value-type="float">
            <text:p>1.14514559999996E-05</text:p>
          </table:table-cell>
          <table:table-cell/>
        </table:table-row>
        <table:table-row table:style-name="ro1">
          <table:table-cell office:value-type="float" office:value="0.00000470877" calcext:value-type="float">
            <text:p>0.00000470877</text:p>
          </table:table-cell>
          <table:table-cell office:value-type="float" office:value="0.00000291466" calcext:value-type="float">
            <text:p>0.00000291466</text:p>
          </table:table-cell>
          <table:table-cell table:formula="of:=([.A2693]*[.A2693])" office:value-type="float" office:value="0.00000000002217251491" calcext:value-type="float">
            <text:p>2.21725149129E-11</text:p>
          </table:table-cell>
          <table:table-cell table:formula="of:=([.A2693]-[.B2693])*([.A2693]-[.B2693])" office:value-type="float" office:value="0.00000000000321883069" calcext:value-type="float">
            <text:p>3.2188306921E-12</text:p>
          </table:table-cell>
          <table:table-cell/>
        </table:table-row>
        <table:table-row table:style-name="ro1">
          <table:table-cell office:value-type="float" office:value="0.00000470877" calcext:value-type="float">
            <text:p>0.00000470877</text:p>
          </table:table-cell>
          <table:table-cell office:value-type="float" office:value="0.00173785" calcext:value-type="float">
            <text:p>0.00173785</text:p>
          </table:table-cell>
          <table:table-cell table:formula="of:=([.A2694]*[.A2694])" office:value-type="float" office:value="0.00000000002217251491" calcext:value-type="float">
            <text:p>2.21725149129E-11</text:p>
          </table:table-cell>
          <table:table-cell table:formula="of:=([.A2694]-[.B2694])*([.A2694]-[.B2694])" office:value-type="float" office:value="0.00000300377852312591" calcext:value-type="float">
            <text:p>3.00377852312591E-06</text:p>
          </table:table-cell>
          <table:table-cell/>
        </table:table-row>
        <table:table-row table:style-name="ro1">
          <table:table-cell office:value-type="float" office:value="0.00000089407" calcext:value-type="float">
            <text:p>0.00000089407</text:p>
          </table:table-cell>
          <table:table-cell office:value-type="float" office:value="0.00164821" calcext:value-type="float">
            <text:p>0.00164821</text:p>
          </table:table-cell>
          <table:table-cell table:formula="of:=([.A2695]*[.A2695])" office:value-type="float" office:value="0.00000000000079936116" calcext:value-type="float">
            <text:p>7.993611649E-13</text:p>
          </table:table-cell>
          <table:table-cell table:formula="of:=([.A2695]-[.B2695])*([.A2695]-[.B2695])" office:value-type="float" office:value="0.00000271364977323177" calcext:value-type="float">
            <text:p>2.71364977323177E-06</text:p>
          </table:table-cell>
          <table:table-cell/>
        </table:table-row>
        <table:table-row table:style-name="ro1">
          <table:table-cell office:value-type="float" office:value="0.00000691414" calcext:value-type="float">
            <text:p>0.00000691414</text:p>
          </table:table-cell>
          <table:table-cell office:value-type="float" office:value="0.00225957" calcext:value-type="float">
            <text:p>0.00225957</text:p>
          </table:table-cell>
          <table:table-cell table:formula="of:=([.A2696]*[.A2696])" office:value-type="float" office:value="0.00000000004780533194" calcext:value-type="float">
            <text:p>4.78053319396E-11</text:p>
          </table:table-cell>
          <table:table-cell table:formula="of:=([.A2696]-[.B2696])*([.A2696]-[.B2696])" office:value-type="float" office:value="0.00000507445842359234" calcext:value-type="float">
            <text:p>5.07445842359234E-06</text:p>
          </table:table-cell>
          <table:table-cell/>
        </table:table-row>
        <table:table-row table:style-name="ro1">
          <table:table-cell office:value-type="float" office:value="0.0000063777" calcext:value-type="float">
            <text:p>0.0000063777</text:p>
          </table:table-cell>
          <table:table-cell office:value-type="float" office:value="0.00234147" calcext:value-type="float">
            <text:p>0.00234147</text:p>
          </table:table-cell>
          <table:table-cell table:formula="of:=([.A2697]*[.A2697])" office:value-type="float" office:value="0.00000000004067505729" calcext:value-type="float">
            <text:p>4.067505729E-11</text:p>
          </table:table-cell>
          <table:table-cell table:formula="of:=([.A2697]-[.B2697])*([.A2697]-[.B2697])" office:value-type="float" office:value="0.00000545265604951929" calcext:value-type="float">
            <text:p>5.45265604951929E-06</text:p>
          </table:table-cell>
          <table:table-cell/>
        </table:table-row>
        <table:table-row table:style-name="ro1">
          <table:table-cell office:value-type="float" office:value="0.000023365" calcext:value-type="float">
            <text:p>0.000023365</text:p>
          </table:table-cell>
          <table:table-cell office:value-type="float" office:value="0.00585716" calcext:value-type="float">
            <text:p>0.00585716</text:p>
          </table:table-cell>
          <table:table-cell table:formula="of:=([.A2698]*[.A2698])" office:value-type="float" office:value="0.000000000545923225" calcext:value-type="float">
            <text:p>5.45923225E-10</text:p>
          </table:table-cell>
          <table:table-cell table:formula="of:=([.A2698]-[.B2698])*([.A2698]-[.B2698])" office:value-type="float" office:value="0.000034033164102025" calcext:value-type="float">
            <text:p>3.4033164102025E-05</text:p>
          </table:table-cell>
          <table:table-cell/>
        </table:table-row>
        <table:table-row table:style-name="ro1">
          <table:table-cell office:value-type="float" office:value="0.000130773" calcext:value-type="float">
            <text:p>0.000130773</text:p>
          </table:table-cell>
          <table:table-cell office:value-type="float" office:value="0.0036788" calcext:value-type="float">
            <text:p>0.0036788</text:p>
          </table:table-cell>
          <table:table-cell table:formula="of:=([.A2699]*[.A2699])" office:value-type="float" office:value="0.000000017101577529" calcext:value-type="float">
            <text:p>1.7101577529E-08</text:p>
          </table:table-cell>
          <table:table-cell table:formula="of:=([.A2699]-[.B2699])*([.A2699]-[.B2699])" office:value-type="float" office:value="0.000012588495592729" calcext:value-type="float">
            <text:p>1.2588495592729E-05</text:p>
          </table:table-cell>
          <table:table-cell/>
        </table:table-row>
        <table:table-row table:style-name="ro1">
          <table:table-cell office:value-type="float" office:value="0.000365496" calcext:value-type="float">
            <text:p>0.000365496</text:p>
          </table:table-cell>
          <table:table-cell office:value-type="float" office:value="0.0161403" calcext:value-type="float">
            <text:p>0.0161403</text:p>
          </table:table-cell>
          <table:table-cell table:formula="of:=([.A2700]*[.A2700])" office:value-type="float" office:value="0.000000133587326016" calcext:value-type="float">
            <text:p>1.33587326016E-07</text:p>
          </table:table-cell>
          <table:table-cell table:formula="of:=([.A2700]-[.B2700])*([.A2700]-[.B2700])" office:value-type="float" office:value="0.000248844441238416" calcext:value-type="float">
            <text:p>0.000248844441238416</text:p>
          </table:table-cell>
          <table:table-cell/>
        </table:table-row>
        <table:table-row table:style-name="ro1">
          <table:table-cell office:value-type="float" office:value="0.000145972" calcext:value-type="float">
            <text:p>0.000145972</text:p>
          </table:table-cell>
          <table:table-cell office:value-type="float" office:value="0.142427" calcext:value-type="float">
            <text:p>0.142427</text:p>
          </table:table-cell>
          <table:table-cell table:formula="of:=([.A2701]*[.A2701])" office:value-type="float" office:value="0.000000021307824784" calcext:value-type="float">
            <text:p>2.1307824784E-08</text:p>
          </table:table-cell>
          <table:table-cell table:formula="of:=([.A2701]-[.B2701])*([.A2701]-[.B2701])" office:value-type="float" office:value="0.0202438909287368" calcext:value-type="float">
            <text:p>0.0202438909287368</text:p>
          </table:table-cell>
          <table:table-cell/>
        </table:table-row>
        <table:table-row table:style-name="ro1">
          <table:table-cell office:value-type="float" office:value="0.000165999" calcext:value-type="float">
            <text:p>0.000165999</text:p>
          </table:table-cell>
          <table:table-cell office:value-type="float" office:value="0.105408" calcext:value-type="float">
            <text:p>0.105408</text:p>
          </table:table-cell>
          <table:table-cell table:formula="of:=([.A2702]*[.A2702])" office:value-type="float" office:value="0.000000027555668001" calcext:value-type="float">
            <text:p>2.7555668001E-08</text:p>
          </table:table-cell>
          <table:table-cell table:formula="of:=([.A2702]-[.B2702])*([.A2702]-[.B2702])" office:value-type="float" office:value="0.011075878774484" calcext:value-type="float">
            <text:p>0.011075878774484</text:p>
          </table:table-cell>
          <table:table-cell/>
        </table:table-row>
        <table:table-row table:style-name="ro1">
          <table:table-cell office:value-type="float" office:value="0.000232935" calcext:value-type="float">
            <text:p>0.000232935</text:p>
          </table:table-cell>
          <table:table-cell office:value-type="float" office:value="0.0709682" calcext:value-type="float">
            <text:p>0.0709682</text:p>
          </table:table-cell>
          <table:table-cell table:formula="of:=([.A2703]*[.A2703])" office:value-type="float" office:value="0.000000054258714225" calcext:value-type="float">
            <text:p>5.4258714225E-08</text:p>
          </table:table-cell>
          <table:table-cell table:formula="of:=([.A2703]-[.B2703])*([.A2703]-[.B2703])" office:value-type="float" office:value="0.00500347771462022" calcext:value-type="float">
            <text:p>0.00500347771462022</text:p>
          </table:table-cell>
          <table:table-cell/>
        </table:table-row>
        <table:table-row table:style-name="ro1">
          <table:table-cell office:value-type="float" office:value="0.000251055" calcext:value-type="float">
            <text:p>0.000251055</text:p>
          </table:table-cell>
          <table:table-cell office:value-type="float" office:value="0.167862" calcext:value-type="float">
            <text:p>0.167862</text:p>
          </table:table-cell>
          <table:table-cell table:formula="of:=([.A2704]*[.A2704])" office:value-type="float" office:value="0.000000063028613025" calcext:value-type="float">
            <text:p>6.3028613025E-08</text:p>
          </table:table-cell>
          <table:table-cell table:formula="of:=([.A2704]-[.B2704])*([.A2704]-[.B2704])" office:value-type="float" office:value="0.028093428883793" calcext:value-type="float">
            <text:p>0.028093428883793</text:p>
          </table:table-cell>
          <table:table-cell/>
        </table:table-row>
        <table:table-row table:style-name="ro1">
          <table:table-cell office:value-type="float" office:value="0.000163198" calcext:value-type="float">
            <text:p>0.000163198</text:p>
          </table:table-cell>
          <table:table-cell office:value-type="float" office:value="0.184179" calcext:value-type="float">
            <text:p>0.184179</text:p>
          </table:table-cell>
          <table:table-cell table:formula="of:=([.A2705]*[.A2705])" office:value-type="float" office:value="0.000000026633587204" calcext:value-type="float">
            <text:p>2.6633587204E-08</text:p>
          </table:table-cell>
          <table:table-cell table:formula="of:=([.A2705]-[.B2705])*([.A2705]-[.B2705])" office:value-type="float" office:value="0.0338618153857032" calcext:value-type="float">
            <text:p>0.0338618153857032</text:p>
          </table:table-cell>
          <table:table-cell/>
        </table:table-row>
        <table:table-row table:style-name="ro1">
          <table:table-cell office:value-type="float" office:value="0.00100446" calcext:value-type="float">
            <text:p>0.00100446</text:p>
          </table:table-cell>
          <table:table-cell office:value-type="float" office:value="0.174078" calcext:value-type="float">
            <text:p>0.174078</text:p>
          </table:table-cell>
          <table:table-cell table:formula="of:=([.A2706]*[.A2706])" office:value-type="float" office:value="0.0000010089398916" calcext:value-type="float">
            <text:p>0.0000010089398916</text:p>
          </table:table-cell>
          <table:table-cell table:formula="of:=([.A2706]-[.B2706])*([.A2706]-[.B2706])" office:value-type="float" office:value="0.0299544502481316" calcext:value-type="float">
            <text:p>0.0299544502481316</text:p>
          </table:table-cell>
          <table:table-cell/>
        </table:table-row>
        <table:table-row table:style-name="ro1">
          <table:table-cell office:value-type="float" office:value="0.00100446" calcext:value-type="float">
            <text:p>0.00100446</text:p>
          </table:table-cell>
          <table:table-cell office:value-type="float" office:value="0.184559" calcext:value-type="float">
            <text:p>0.184559</text:p>
          </table:table-cell>
          <table:table-cell table:formula="of:=([.A2707]*[.A2707])" office:value-type="float" office:value="0.0000010089398916" calcext:value-type="float">
            <text:p>0.0000010089398916</text:p>
          </table:table-cell>
          <table:table-cell table:formula="of:=([.A2707]-[.B2707])*([.A2707]-[.B2707])" office:value-type="float" office:value="0.0336922691546116" calcext:value-type="float">
            <text:p>0.0336922691546116</text:p>
          </table:table-cell>
          <table:table-cell/>
        </table:table-row>
        <table:table-row table:style-name="ro1">
          <table:table-cell office:value-type="float" office:value="0.00348896" calcext:value-type="float">
            <text:p>0.00348896</text:p>
          </table:table-cell>
          <table:table-cell office:value-type="float" office:value="0.182412" calcext:value-type="float">
            <text:p>0.182412</text:p>
          </table:table-cell>
          <table:table-cell table:formula="of:=([.A2708]*[.A2708])" office:value-type="float" office:value="0.0000121728418816" calcext:value-type="float">
            <text:p>0.0000121728418816</text:p>
          </table:table-cell>
          <table:table-cell table:formula="of:=([.A2708]-[.B2708])*([.A2708]-[.B2708])" office:value-type="float" office:value="0.0320134542428416" calcext:value-type="float">
            <text:p>0.0320134542428416</text:p>
          </table:table-cell>
          <table:table-cell/>
        </table:table-row>
        <table:table-row table:style-name="ro1">
          <table:table-cell office:value-type="float" office:value="0.00436491" calcext:value-type="float">
            <text:p>0.00436491</text:p>
          </table:table-cell>
          <table:table-cell office:value-type="float" office:value="0.122224" calcext:value-type="float">
            <text:p>0.122224</text:p>
          </table:table-cell>
          <table:table-cell table:formula="of:=([.A2709]*[.A2709])" office:value-type="float" office:value="0.0000190524393081" calcext:value-type="float">
            <text:p>0.0000190524393081</text:p>
          </table:table-cell>
          <table:table-cell table:formula="of:=([.A2709]-[.B2709])*([.A2709]-[.B2709])" office:value-type="float" office:value="0.0138907650956281" calcext:value-type="float">
            <text:p>0.0138907650956281</text:p>
          </table:table-cell>
          <table:table-cell/>
        </table:table-row>
        <table:table-row table:style-name="ro1">
          <table:table-cell office:value-type="float" office:value="0.00132519" calcext:value-type="float">
            <text:p>0.00132519</text:p>
          </table:table-cell>
          <table:table-cell office:value-type="float" office:value="0.147732" calcext:value-type="float">
            <text:p>0.147732</text:p>
          </table:table-cell>
          <table:table-cell table:formula="of:=([.A2710]*[.A2710])" office:value-type="float" office:value="0.0000017561285361" calcext:value-type="float">
            <text:p>0.0000017561285361</text:p>
          </table:table-cell>
          <table:table-cell table:formula="of:=([.A2710]-[.B2710])*([.A2710]-[.B2710])" office:value-type="float" office:value="0.0214349540143761" calcext:value-type="float">
            <text:p>0.0214349540143761</text:p>
          </table:table-cell>
          <table:table-cell/>
        </table:table-row>
        <table:table-row table:style-name="ro1">
          <table:table-cell office:value-type="float" office:value="0.00132519" calcext:value-type="float">
            <text:p>0.00132519</text:p>
          </table:table-cell>
          <table:table-cell office:value-type="float" office:value="0.1541" calcext:value-type="float">
            <text:p>0.1541</text:p>
          </table:table-cell>
          <table:table-cell table:formula="of:=([.A2711]*[.A2711])" office:value-type="float" office:value="0.0000017561285361" calcext:value-type="float">
            <text:p>0.0000017561285361</text:p>
          </table:table-cell>
          <table:table-cell table:formula="of:=([.A2711]-[.B2711])*([.A2711]-[.B2711])" office:value-type="float" office:value="0.0233401425705361" calcext:value-type="float">
            <text:p>0.0233401425705361</text:p>
          </table:table-cell>
          <table:table-cell/>
        </table:table-row>
        <table:table-row table:style-name="ro1">
          <table:table-cell office:value-type="float" office:value="0.00154114" calcext:value-type="float">
            <text:p>0.00154114</text:p>
          </table:table-cell>
          <table:table-cell office:value-type="float" office:value="0.171721" calcext:value-type="float">
            <text:p>0.171721</text:p>
          </table:table-cell>
          <table:table-cell table:formula="of:=([.A2712]*[.A2712])" office:value-type="float" office:value="0.0000023751124996" calcext:value-type="float">
            <text:p>0.0000023751124996</text:p>
          </table:table-cell>
          <table:table-cell table:formula="of:=([.A2712]-[.B2712])*([.A2712]-[.B2712])" office:value-type="float" office:value="0.0289611847496196" calcext:value-type="float">
            <text:p>0.0289611847496196</text:p>
          </table:table-cell>
          <table:table-cell/>
        </table:table-row>
        <table:table-row table:style-name="ro1">
          <table:table-cell office:value-type="float" office:value="0.00154114" calcext:value-type="float">
            <text:p>0.00154114</text:p>
          </table:table-cell>
          <table:table-cell office:value-type="float" office:value="0.149556" calcext:value-type="float">
            <text:p>0.149556</text:p>
          </table:table-cell>
          <table:table-cell table:formula="of:=([.A2713]*[.A2713])" office:value-type="float" office:value="0.0000023751124996" calcext:value-type="float">
            <text:p>0.0000023751124996</text:p>
          </table:table-cell>
          <table:table-cell table:formula="of:=([.A2713]-[.B2713])*([.A2713]-[.B2713])" office:value-type="float" office:value="0.0219083987808196" calcext:value-type="float">
            <text:p>0.0219083987808196</text:p>
          </table:table-cell>
          <table:table-cell/>
        </table:table-row>
        <table:table-row table:style-name="ro1">
          <table:table-cell office:value-type="float" office:value="0.00210416" calcext:value-type="float">
            <text:p>0.00210416</text:p>
          </table:table-cell>
          <table:table-cell office:value-type="float" office:value="0.177933" calcext:value-type="float">
            <text:p>0.177933</text:p>
          </table:table-cell>
          <table:table-cell table:formula="of:=([.A2714]*[.A2714])" office:value-type="float" office:value="0.0000044274893056" calcext:value-type="float">
            <text:p>0.0000044274893056</text:p>
          </table:table-cell>
          <table:table-cell table:formula="of:=([.A2714]-[.B2714])*([.A2714]-[.B2714])" office:value-type="float" office:value="0.0309157809757456" calcext:value-type="float">
            <text:p>0.0309157809757456</text:p>
          </table:table-cell>
          <table:table-cell/>
        </table:table-row>
        <table:table-row table:style-name="ro1">
          <table:table-cell office:value-type="float" office:value="0.00210416" calcext:value-type="float">
            <text:p>0.00210416</text:p>
          </table:table-cell>
          <table:table-cell office:value-type="float" office:value="0.054947" calcext:value-type="float">
            <text:p>0.054947</text:p>
          </table:table-cell>
          <table:table-cell table:formula="of:=([.A2715]*[.A2715])" office:value-type="float" office:value="0.0000044274893056" calcext:value-type="float">
            <text:p>0.0000044274893056</text:p>
          </table:table-cell>
          <table:table-cell table:formula="of:=([.A2715]-[.B2715])*([.A2715]-[.B2715])" office:value-type="float" office:value="0.0027923657392656" calcext:value-type="float">
            <text:p>0.0027923657392656</text:p>
          </table:table-cell>
          <table:table-cell/>
        </table:table-row>
        <table:table-row table:style-name="ro1">
          <table:table-cell office:value-type="float" office:value="0.0047484" calcext:value-type="float">
            <text:p>0.0047484</text:p>
          </table:table-cell>
          <table:table-cell office:value-type="float" office:value="0.0927289" calcext:value-type="float">
            <text:p>0.0927289</text:p>
          </table:table-cell>
          <table:table-cell table:formula="of:=([.A2716]*[.A2716])" office:value-type="float" office:value="0.00002254730256" calcext:value-type="float">
            <text:p>0.00002254730256</text:p>
          </table:table-cell>
          <table:table-cell table:formula="of:=([.A2716]-[.B2716])*([.A2716]-[.B2716])" office:value-type="float" office:value="0.00774056838025" calcext:value-type="float">
            <text:p>0.00774056838025</text:p>
          </table:table-cell>
          <table:table-cell/>
        </table:table-row>
        <table:table-row table:style-name="ro1">
          <table:table-cell office:value-type="float" office:value="0.0680543" calcext:value-type="float">
            <text:p>0.0680543</text:p>
          </table:table-cell>
          <table:table-cell office:value-type="float" office:value="0.165385" calcext:value-type="float">
            <text:p>0.165385</text:p>
          </table:table-cell>
          <table:table-cell table:formula="of:=([.A2717]*[.A2717])" office:value-type="float" office:value="0.00463138774849" calcext:value-type="float">
            <text:p>0.00463138774849</text:p>
          </table:table-cell>
          <table:table-cell table:formula="of:=([.A2717]-[.B2717])*([.A2717]-[.B2717])" office:value-type="float" office:value="0.00947326516249" calcext:value-type="float">
            <text:p>0.00947326516249</text:p>
          </table:table-cell>
          <table:table-cell/>
        </table:table-row>
        <table:table-row table:style-name="ro1">
          <table:table-cell office:value-type="float" office:value="0.093737" calcext:value-type="float">
            <text:p>0.093737</text:p>
          </table:table-cell>
          <table:table-cell office:value-type="float" office:value="0.335123" calcext:value-type="float">
            <text:p>0.335123</text:p>
          </table:table-cell>
          <table:table-cell table:formula="of:=([.A2718]*[.A2718])" office:value-type="float" office:value="0.008786625169" calcext:value-type="float">
            <text:p>0.008786625169</text:p>
          </table:table-cell>
          <table:table-cell table:formula="of:=([.A2718]-[.B2718])*([.A2718]-[.B2718])" office:value-type="float" office:value="0.058267200996" calcext:value-type="float">
            <text:p>0.058267200996</text:p>
          </table:table-cell>
          <table:table-cell/>
        </table:table-row>
        <table:table-row table:style-name="ro1">
          <table:table-cell office:value-type="float" office:value="0.115433" calcext:value-type="float">
            <text:p>0.115433</text:p>
          </table:table-cell>
          <table:table-cell office:value-type="float" office:value="0.367073" calcext:value-type="float">
            <text:p>0.367073</text:p>
          </table:table-cell>
          <table:table-cell table:formula="of:=([.A2719]*[.A2719])" office:value-type="float" office:value="0.013324777489" calcext:value-type="float">
            <text:p>0.013324777489</text:p>
          </table:table-cell>
          <table:table-cell table:formula="of:=([.A2719]-[.B2719])*([.A2719]-[.B2719])" office:value-type="float" office:value="0.0633226896" calcext:value-type="float">
            <text:p>0.0633226896</text:p>
          </table:table-cell>
          <table:table-cell/>
        </table:table-row>
        <table:table-row table:style-name="ro1">
          <table:table-cell office:value-type="float" office:value="0.235341" calcext:value-type="float">
            <text:p>0.235341</text:p>
          </table:table-cell>
          <table:table-cell office:value-type="float" office:value="0.538654" calcext:value-type="float">
            <text:p>0.538654</text:p>
          </table:table-cell>
          <table:table-cell table:formula="of:=([.A2720]*[.A2720])" office:value-type="float" office:value="0.055385386281" calcext:value-type="float">
            <text:p>0.055385386281</text:p>
          </table:table-cell>
          <table:table-cell table:formula="of:=([.A2720]-[.B2720])*([.A2720]-[.B2720])" office:value-type="float" office:value="0.091998775969" calcext:value-type="float">
            <text:p>0.091998775969</text:p>
          </table:table-cell>
          <table:table-cell/>
        </table:table-row>
        <table:table-row table:style-name="ro1">
          <table:table-cell office:value-type="float" office:value="0.235341" calcext:value-type="float">
            <text:p>0.235341</text:p>
          </table:table-cell>
          <table:table-cell office:value-type="float" office:value="0.560531" calcext:value-type="float">
            <text:p>0.560531</text:p>
          </table:table-cell>
          <table:table-cell table:formula="of:=([.A2721]*[.A2721])" office:value-type="float" office:value="0.055385386281" calcext:value-type="float">
            <text:p>0.055385386281</text:p>
          </table:table-cell>
          <table:table-cell table:formula="of:=([.A2721]-[.B2721])*([.A2721]-[.B2721])" office:value-type="float" office:value="0.1057485361" calcext:value-type="float">
            <text:p>0.1057485361</text:p>
          </table:table-cell>
          <table:table-cell/>
        </table:table-row>
        <table:table-row table:style-name="ro1">
          <table:table-cell office:value-type="float" office:value="0.204374" calcext:value-type="float">
            <text:p>0.204374</text:p>
          </table:table-cell>
          <table:table-cell office:value-type="float" office:value="0.49715" calcext:value-type="float">
            <text:p>0.49715</text:p>
          </table:table-cell>
          <table:table-cell table:formula="of:=([.A2722]*[.A2722])" office:value-type="float" office:value="0.041768731876" calcext:value-type="float">
            <text:p>0.041768731876</text:p>
          </table:table-cell>
          <table:table-cell table:formula="of:=([.A2722]-[.B2722])*([.A2722]-[.B2722])" office:value-type="float" office:value="0.085717786176" calcext:value-type="float">
            <text:p>0.085717786176</text:p>
          </table:table-cell>
          <table:table-cell/>
        </table:table-row>
        <table:table-row table:style-name="ro1">
          <table:table-cell office:value-type="float" office:value="0.316998" calcext:value-type="float">
            <text:p>0.316998</text:p>
          </table:table-cell>
          <table:table-cell office:value-type="float" office:value="0.381191" calcext:value-type="float">
            <text:p>0.381191</text:p>
          </table:table-cell>
          <table:table-cell table:formula="of:=([.A2723]*[.A2723])" office:value-type="float" office:value="0.100487732004" calcext:value-type="float">
            <text:p>0.100487732004</text:p>
          </table:table-cell>
          <table:table-cell table:formula="of:=([.A2723]-[.B2723])*([.A2723]-[.B2723])" office:value-type="float" office:value="0.004120741249" calcext:value-type="float">
            <text:p>0.004120741249</text:p>
          </table:table-cell>
          <table:table-cell/>
        </table:table-row>
        <table:table-row table:style-name="ro1">
          <table:table-cell office:value-type="float" office:value="0.388604" calcext:value-type="float">
            <text:p>0.388604</text:p>
          </table:table-cell>
          <table:table-cell office:value-type="float" office:value="0.398725" calcext:value-type="float">
            <text:p>0.398725</text:p>
          </table:table-cell>
          <table:table-cell table:formula="of:=([.A2724]*[.A2724])" office:value-type="float" office:value="0.151013068816" calcext:value-type="float">
            <text:p>0.151013068816</text:p>
          </table:table-cell>
          <table:table-cell table:formula="of:=([.A2724]-[.B2724])*([.A2724]-[.B2724])" office:value-type="float" office:value="0.000102434641" calcext:value-type="float">
            <text:p>0.000102434641</text:p>
          </table:table-cell>
          <table:table-cell/>
        </table:table-row>
        <table:table-row table:style-name="ro1">
          <table:table-cell office:value-type="float" office:value="0.495965" calcext:value-type="float">
            <text:p>0.495965</text:p>
          </table:table-cell>
          <table:table-cell office:value-type="float" office:value="0.684855" calcext:value-type="float">
            <text:p>0.684855</text:p>
          </table:table-cell>
          <table:table-cell table:formula="of:=([.A2725]*[.A2725])" office:value-type="float" office:value="0.245981281225" calcext:value-type="float">
            <text:p>0.245981281225</text:p>
          </table:table-cell>
          <table:table-cell table:formula="of:=([.A2725]-[.B2725])*([.A2725]-[.B2725])" office:value-type="float" office:value="0.0356794321" calcext:value-type="float">
            <text:p>0.0356794321</text:p>
          </table:table-cell>
          <table:table-cell/>
        </table:table-row>
        <table:table-row table:style-name="ro1">
          <table:table-cell office:value-type="float" office:value="0.800647" calcext:value-type="float">
            <text:p>0.800647</text:p>
          </table:table-cell>
          <table:table-cell office:value-type="float" office:value="0.667117" calcext:value-type="float">
            <text:p>0.667117</text:p>
          </table:table-cell>
          <table:table-cell table:formula="of:=([.A2726]*[.A2726])" office:value-type="float" office:value="0.641035618609" calcext:value-type="float">
            <text:p>0.641035618609</text:p>
          </table:table-cell>
          <table:table-cell table:formula="of:=([.A2726]-[.B2726])*([.A2726]-[.B2726])" office:value-type="float" office:value="0.0178302609" calcext:value-type="float">
            <text:p>0.0178302609</text:p>
          </table:table-cell>
          <table:table-cell/>
        </table:table-row>
        <table:table-row table:style-name="ro1">
          <table:table-cell office:value-type="float" office:value="0.690027" calcext:value-type="float">
            <text:p>0.690027</text:p>
          </table:table-cell>
          <table:table-cell office:value-type="float" office:value="0.772888" calcext:value-type="float">
            <text:p>0.772888</text:p>
          </table:table-cell>
          <table:table-cell table:formula="of:=([.A2727]*[.A2727])" office:value-type="float" office:value="0.476137260729" calcext:value-type="float">
            <text:p>0.476137260729</text:p>
          </table:table-cell>
          <table:table-cell table:formula="of:=([.A2727]-[.B2727])*([.A2727]-[.B2727])" office:value-type="float" office:value="0.00686594532100001" calcext:value-type="float">
            <text:p>0.00686594532100001</text:p>
          </table:table-cell>
          <table:table-cell/>
        </table:table-row>
        <table:table-row table:style-name="ro1">
          <table:table-cell office:value-type="float" office:value="0.904737" calcext:value-type="float">
            <text:p>0.904737</text:p>
          </table:table-cell>
          <table:table-cell office:value-type="float" office:value="0.906686" calcext:value-type="float">
            <text:p>0.906686</text:p>
          </table:table-cell>
          <table:table-cell table:formula="of:=([.A2728]*[.A2728])" office:value-type="float" office:value="0.818549039169" calcext:value-type="float">
            <text:p>0.818549039169</text:p>
          </table:table-cell>
          <table:table-cell table:formula="of:=([.A2728]-[.B2728])*([.A2728]-[.B2728])" office:value-type="float" office:value="0.00000379860099999992" calcext:value-type="float">
            <text:p>3.79860099999992E-06</text:p>
          </table:table-cell>
          <table:table-cell/>
        </table:table-row>
        <table:table-row table:style-name="ro1">
          <table:table-cell office:value-type="float" office:value="0.893109" calcext:value-type="float">
            <text:p>0.893109</text:p>
          </table:table-cell>
          <table:table-cell office:value-type="float" office:value="0.916853" calcext:value-type="float">
            <text:p>0.916853</text:p>
          </table:table-cell>
          <table:table-cell table:formula="of:=([.A2729]*[.A2729])" office:value-type="float" office:value="0.797643685881" calcext:value-type="float">
            <text:p>0.797643685881</text:p>
          </table:table-cell>
          <table:table-cell table:formula="of:=([.A2729]-[.B2729])*([.A2729]-[.B2729])" office:value-type="float" office:value="0.000563777535999999" calcext:value-type="float">
            <text:p>0.000563777535999999</text:p>
          </table:table-cell>
          <table:table-cell/>
        </table:table-row>
        <table:table-row table:style-name="ro1">
          <table:table-cell office:value-type="float" office:value="0.89311" calcext:value-type="float">
            <text:p>0.89311</text:p>
          </table:table-cell>
          <table:table-cell office:value-type="float" office:value="0.97691" calcext:value-type="float">
            <text:p>0.97691</text:p>
          </table:table-cell>
          <table:table-cell table:formula="of:=([.A2730]*[.A2730])" office:value-type="float" office:value="0.7976454721" calcext:value-type="float">
            <text:p>0.7976454721</text:p>
          </table:table-cell>
          <table:table-cell table:formula="of:=([.A2730]-[.B2730])*([.A2730]-[.B2730])" office:value-type="float" office:value="0.00702244" calcext:value-type="float">
            <text:p>0.00702244</text:p>
          </table:table-cell>
          <table:table-cell/>
        </table:table-row>
        <table:table-row table:style-name="ro1">
          <table:table-cell office:value-type="float" office:value="0.98114" calcext:value-type="float">
            <text:p>0.98114</text:p>
          </table:table-cell>
          <table:table-cell office:value-type="float" office:value="0.98981" calcext:value-type="float">
            <text:p>0.98981</text:p>
          </table:table-cell>
          <table:table-cell table:formula="of:=([.A2731]*[.A2731])" office:value-type="float" office:value="0.9626356996" calcext:value-type="float">
            <text:p>0.9626356996</text:p>
          </table:table-cell>
          <table:table-cell table:formula="of:=([.A2731]-[.B2731])*([.A2731]-[.B2731])" office:value-type="float" office:value="0.0000751688999999992" calcext:value-type="float">
            <text:p>7.51688999999992E-05</text:p>
          </table:table-cell>
          <table:table-cell/>
        </table:table-row>
        <table:table-row table:style-name="ro1">
          <table:table-cell office:value-type="float" office:value="0.0000366569" calcext:value-type="float">
            <text:p>0.0000366569</text:p>
          </table:table-cell>
          <table:table-cell office:value-type="float" office:value="0.00000297197" calcext:value-type="float">
            <text:p>0.00000297197</text:p>
          </table:table-cell>
          <table:table-cell table:formula="of:=([.A2732]*[.A2732])" office:value-type="float" office:value="0.00000000134372831761" calcext:value-type="float">
            <text:p>1.34372831761E-09</text:p>
          </table:table-cell>
          <table:table-cell table:formula="of:=([.A2732]-[.B2732])*([.A2732]-[.B2732])" office:value-type="float" office:value="0.0000000011346745091" calcext:value-type="float">
            <text:p>1.1346745091049E-09</text:p>
          </table:table-cell>
          <table:table-cell/>
        </table:table-row>
        <table:table-row table:style-name="ro1">
          <table:table-cell office:value-type="float" office:value="0.0000273585" calcext:value-type="float">
            <text:p>0.0000273585</text:p>
          </table:table-cell>
          <table:table-cell office:value-type="float" office:value="0.00177074" calcext:value-type="float">
            <text:p>0.00177074</text:p>
          </table:table-cell>
          <table:table-cell table:formula="of:=([.A2733]*[.A2733])" office:value-type="float" office:value="0.00000000074848752225" calcext:value-type="float">
            <text:p>7.4848752225E-10</text:p>
          </table:table-cell>
          <table:table-cell table:formula="of:=([.A2733]-[.B2733])*([.A2733]-[.B2733])" office:value-type="float" office:value="0.00000303937905454225" calcext:value-type="float">
            <text:p>3.03937905454225E-06</text:p>
          </table:table-cell>
          <table:table-cell/>
        </table:table-row>
        <table:table-row table:style-name="ro1">
          <table:table-cell office:value-type="float" office:value="0.0000273585" calcext:value-type="float">
            <text:p>0.0000273585</text:p>
          </table:table-cell>
          <table:table-cell office:value-type="float" office:value="0.014973" calcext:value-type="float">
            <text:p>0.014973</text:p>
          </table:table-cell>
          <table:table-cell table:formula="of:=([.A2734]*[.A2734])" office:value-type="float" office:value="0.00000000074848752225" calcext:value-type="float">
            <text:p>7.4848752225E-10</text:p>
          </table:table-cell>
          <table:table-cell table:formula="of:=([.A2734]-[.B2734])*([.A2734]-[.B2734])" office:value-type="float" office:value="0.000223372199846522" calcext:value-type="float">
            <text:p>0.000223372199846522</text:p>
          </table:table-cell>
          <table:table-cell/>
        </table:table-row>
        <table:table-row table:style-name="ro1">
          <table:table-cell office:value-type="float" office:value="0.00000268221" calcext:value-type="float">
            <text:p>0.00000268221</text:p>
          </table:table-cell>
          <table:table-cell office:value-type="float" office:value="0.0120063" calcext:value-type="float">
            <text:p>0.0120063</text:p>
          </table:table-cell>
          <table:table-cell table:formula="of:=([.A2735]*[.A2735])" office:value-type="float" office:value="0.00000000000719425048" calcext:value-type="float">
            <text:p>7.1942504841E-12</text:p>
          </table:table-cell>
          <table:table-cell table:formula="of:=([.A2735]-[.B2735])*([.A2735]-[.B2735])" office:value-type="float" office:value="0.000144086840048404" calcext:value-type="float">
            <text:p>0.000144086840048404</text:p>
          </table:table-cell>
          <table:table-cell/>
        </table:table-row>
        <table:table-row table:style-name="ro1">
          <table:table-cell office:value-type="float" office:value="0.00000268221" calcext:value-type="float">
            <text:p>0.00000268221</text:p>
          </table:table-cell>
          <table:table-cell office:value-type="float" office:value="0.00313693" calcext:value-type="float">
            <text:p>0.00313693</text:p>
          </table:table-cell>
          <table:table-cell table:formula="of:=([.A2736]*[.A2736])" office:value-type="float" office:value="0.00000000000719425048" calcext:value-type="float">
            <text:p>7.1942504841E-12</text:p>
          </table:table-cell>
          <table:table-cell table:formula="of:=([.A2736]-[.B2736])*([.A2736]-[.B2736])" office:value-type="float" office:value="0.00000982350920911989" calcext:value-type="float">
            <text:p>9.82350920911989E-06</text:p>
          </table:table-cell>
          <table:table-cell/>
        </table:table-row>
        <table:table-row table:style-name="ro1">
          <table:table-cell office:value-type="float" office:value="0.00000858307" calcext:value-type="float">
            <text:p>0.00000858307</text:p>
          </table:table-cell>
          <table:table-cell office:value-type="float" office:value="0.00322687" calcext:value-type="float">
            <text:p>0.00322687</text:p>
          </table:table-cell>
          <table:table-cell table:formula="of:=([.A2737]*[.A2737])" office:value-type="float" office:value="0.00000000007366909062" calcext:value-type="float">
            <text:p>7.36690906249E-11</text:p>
          </table:table-cell>
          <table:table-cell table:formula="of:=([.A2737]-[.B2737])*([.A2737]-[.B2737])" office:value-type="float" office:value="0.0000103573707638088" calcext:value-type="float">
            <text:p>1.03573707638088E-05</text:p>
          </table:table-cell>
          <table:table-cell/>
        </table:table-row>
        <table:table-row table:style-name="ro1">
          <table:table-cell office:value-type="float" office:value="0.0000767112" calcext:value-type="float">
            <text:p>0.0000767112</text:p>
          </table:table-cell>
          <table:table-cell office:value-type="float" office:value="0.00022504" calcext:value-type="float">
            <text:p>0.00022504</text:p>
          </table:table-cell>
          <table:table-cell table:formula="of:=([.A2738]*[.A2738])" office:value-type="float" office:value="0.00000000588460820544" calcext:value-type="float">
            <text:p>5.88460820544E-09</text:p>
          </table:table-cell>
          <table:table-cell table:formula="of:=([.A2738]-[.B2738])*([.A2738]-[.B2738])" office:value-type="float" office:value="0.00000002200143290944" calcext:value-type="float">
            <text:p>2.200143290944E-08</text:p>
          </table:table-cell>
          <table:table-cell/>
        </table:table-row>
        <table:table-row table:style-name="ro1">
          <table:table-cell office:value-type="float" office:value="0.0000172257" calcext:value-type="float">
            <text:p>0.0000172257</text:p>
          </table:table-cell>
          <table:table-cell office:value-type="float" office:value="0.0396886" calcext:value-type="float">
            <text:p>0.0396886</text:p>
          </table:table-cell>
          <table:table-cell table:formula="of:=([.A2739]*[.A2739])" office:value-type="float" office:value="0.00000000029672474049" calcext:value-type="float">
            <text:p>2.9672474049E-10</text:p>
          </table:table-cell>
          <table:table-cell table:formula="of:=([.A2739]-[.B2739])*([.A2739]-[.B2739])" office:value-type="float" office:value="0.0015738179388507" calcext:value-type="float">
            <text:p>0.0015738179388507</text:p>
          </table:table-cell>
          <table:table-cell/>
        </table:table-row>
        <table:table-row table:style-name="ro1">
          <table:table-cell office:value-type="float" office:value="0.00000965595" calcext:value-type="float">
            <text:p>0.00000965595</text:p>
          </table:table-cell>
          <table:table-cell office:value-type="float" office:value="0.00579781" calcext:value-type="float">
            <text:p>0.00579781</text:p>
          </table:table-cell>
          <table:table-cell table:formula="of:=([.A2740]*[.A2740])" office:value-type="float" office:value="0.0000000000932373704" calcext:value-type="float">
            <text:p>9.32373704025E-11</text:p>
          </table:table-cell>
          <table:table-cell table:formula="of:=([.A2740]-[.B2740])*([.A2740]-[.B2740])" office:value-type="float" office:value="0.0000335027273065314" calcext:value-type="float">
            <text:p>3.35027273065314E-05</text:p>
          </table:table-cell>
          <table:table-cell/>
        </table:table-row>
        <table:table-row table:style-name="ro1">
          <table:table-cell office:value-type="float" office:value="0.00000965595" calcext:value-type="float">
            <text:p>0.00000965595</text:p>
          </table:table-cell>
          <table:table-cell office:value-type="float" office:value="0.00017456" calcext:value-type="float">
            <text:p>0.00017456</text:p>
          </table:table-cell>
          <table:table-cell table:formula="of:=([.A2741]*[.A2741])" office:value-type="float" office:value="0.0000000000932373704" calcext:value-type="float">
            <text:p>9.32373704025E-11</text:p>
          </table:table-cell>
          <table:table-cell table:formula="of:=([.A2741]-[.B2741])*([.A2741]-[.B2741])" office:value-type="float" office:value="0.0000000271933457064" calcext:value-type="float">
            <text:p>2.71933457064025E-08</text:p>
          </table:table-cell>
          <table:table-cell/>
        </table:table-row>
        <table:table-row table:style-name="ro1">
          <table:table-cell office:value-type="float" office:value="0.0000679493" calcext:value-type="float">
            <text:p>0.0000679493</text:p>
          </table:table-cell>
          <table:table-cell office:value-type="float" office:value="0.00859205" calcext:value-type="float">
            <text:p>0.00859205</text:p>
          </table:table-cell>
          <table:table-cell table:formula="of:=([.A2742]*[.A2742])" office:value-type="float" office:value="0.00000000461710737049" calcext:value-type="float">
            <text:p>4.61710737049E-09</text:p>
          </table:table-cell>
          <table:table-cell table:formula="of:=([.A2742]-[.B2742])*([.A2742]-[.B2742])" office:value-type="float" office:value="0.0000726602927437405" calcext:value-type="float">
            <text:p>7.26602927437405E-05</text:p>
          </table:table-cell>
          <table:table-cell/>
        </table:table-row>
        <table:table-row table:style-name="ro1">
          <table:table-cell office:value-type="float" office:value="0.0000827312" calcext:value-type="float">
            <text:p>0.0000827312</text:p>
          </table:table-cell>
          <table:table-cell office:value-type="float" office:value="0.0157013" calcext:value-type="float">
            <text:p>0.0157013</text:p>
          </table:table-cell>
          <table:table-cell table:formula="of:=([.A2743]*[.A2743])" office:value-type="float" office:value="0.00000000684445145344" calcext:value-type="float">
            <text:p>6.84445145344E-09</text:p>
          </table:table-cell>
          <table:table-cell table:formula="of:=([.A2743]-[.B2743])*([.A2743]-[.B2743])" office:value-type="float" office:value="0.000243939691360333" calcext:value-type="float">
            <text:p>0.000243939691360333</text:p>
          </table:table-cell>
          <table:table-cell/>
        </table:table-row>
        <table:table-row table:style-name="ro1">
          <table:table-cell office:value-type="float" office:value="0.0000341535" calcext:value-type="float">
            <text:p>0.0000341535</text:p>
          </table:table-cell>
          <table:table-cell office:value-type="float" office:value="0.0147671" calcext:value-type="float">
            <text:p>0.0147671</text:p>
          </table:table-cell>
          <table:table-cell table:formula="of:=([.A2744]*[.A2744])" office:value-type="float" office:value="0.00000000116646156225" calcext:value-type="float">
            <text:p>1.16646156225E-09</text:p>
          </table:table-cell>
          <table:table-cell table:formula="of:=([.A2744]-[.B2744])*([.A2744]-[.B2744])" office:value-type="float" office:value="0.000217059712571862" calcext:value-type="float">
            <text:p>0.000217059712571862</text:p>
          </table:table-cell>
          <table:table-cell/>
        </table:table-row>
        <table:table-row table:style-name="ro1">
          <table:table-cell office:value-type="float" office:value="0.000248909" calcext:value-type="float">
            <text:p>0.000248909</text:p>
          </table:table-cell>
          <table:table-cell office:value-type="float" office:value="0.0278695" calcext:value-type="float">
            <text:p>0.0278695</text:p>
          </table:table-cell>
          <table:table-cell table:formula="of:=([.A2745]*[.A2745])" office:value-type="float" office:value="0.000000061955690281" calcext:value-type="float">
            <text:p>6.1955690281E-08</text:p>
          </table:table-cell>
          <table:table-cell table:formula="of:=([.A2745]-[.B2745])*([.A2745]-[.B2745])" office:value-type="float" office:value="0.000762897047189281" calcext:value-type="float">
            <text:p>0.000762897047189281</text:p>
          </table:table-cell>
          <table:table-cell/>
        </table:table-row>
        <table:table-row table:style-name="ro1">
          <table:table-cell office:value-type="float" office:value="0.000248909" calcext:value-type="float">
            <text:p>0.000248909</text:p>
          </table:table-cell>
          <table:table-cell office:value-type="float" office:value="0.00584649" calcext:value-type="float">
            <text:p>0.00584649</text:p>
          </table:table-cell>
          <table:table-cell table:formula="of:=([.A2746]*[.A2746])" office:value-type="float" office:value="0.000000061955690281" calcext:value-type="float">
            <text:p>6.1955690281E-08</text:p>
          </table:table-cell>
          <table:table-cell table:formula="of:=([.A2746]-[.B2746])*([.A2746]-[.B2746])" office:value-type="float" office:value="0.000031332913051561" calcext:value-type="float">
            <text:p>3.1332913051561E-05</text:p>
          </table:table-cell>
          <table:table-cell/>
        </table:table-row>
        <table:table-row table:style-name="ro1">
          <table:table-cell office:value-type="float" office:value="0.00026381" calcext:value-type="float">
            <text:p>0.00026381</text:p>
          </table:table-cell>
          <table:table-cell office:value-type="float" office:value="0.154993" calcext:value-type="float">
            <text:p>0.154993</text:p>
          </table:table-cell>
          <table:table-cell table:formula="of:=([.A2747]*[.A2747])" office:value-type="float" office:value="0.0000000695957161" calcext:value-type="float">
            <text:p>0.0000000695957161</text:p>
          </table:table-cell>
          <table:table-cell table:formula="of:=([.A2747]-[.B2747])*([.A2747]-[.B2747])" office:value-type="float" office:value="0.0239411222380561" calcext:value-type="float">
            <text:p>0.0239411222380561</text:p>
          </table:table-cell>
          <table:table-cell/>
        </table:table-row>
        <table:table-row table:style-name="ro1">
          <table:table-cell office:value-type="float" office:value="0.000512958" calcext:value-type="float">
            <text:p>0.000512958</text:p>
          </table:table-cell>
          <table:table-cell office:value-type="float" office:value="0.192065" calcext:value-type="float">
            <text:p>0.192065</text:p>
          </table:table-cell>
          <table:table-cell table:formula="of:=([.A2748]*[.A2748])" office:value-type="float" office:value="0.000000263125909764" calcext:value-type="float">
            <text:p>2.63125909764E-07</text:p>
          </table:table-cell>
          <table:table-cell table:formula="of:=([.A2748]-[.B2748])*([.A2748]-[.B2748])" office:value-type="float" office:value="0.0366921847943698" calcext:value-type="float">
            <text:p>0.0366921847943698</text:p>
          </table:table-cell>
          <table:table-cell/>
        </table:table-row>
        <table:table-row table:style-name="ro1">
          <table:table-cell office:value-type="float" office:value="0.000758708" calcext:value-type="float">
            <text:p>0.000758708</text:p>
          </table:table-cell>
          <table:table-cell office:value-type="float" office:value="0.108083" calcext:value-type="float">
            <text:p>0.108083</text:p>
          </table:table-cell>
          <table:table-cell table:formula="of:=([.A2749]*[.A2749])" office:value-type="float" office:value="0.000000575637829264" calcext:value-type="float">
            <text:p>5.75637829264E-07</text:p>
          </table:table-cell>
          <table:table-cell table:formula="of:=([.A2749]-[.B2749])*([.A2749]-[.B2749])" office:value-type="float" office:value="0.0115185036533013" calcext:value-type="float">
            <text:p>0.0115185036533013</text:p>
          </table:table-cell>
          <table:table-cell/>
        </table:table-row>
        <table:table-row table:style-name="ro1">
          <table:table-cell office:value-type="float" office:value="0.00290745" calcext:value-type="float">
            <text:p>0.00290745</text:p>
          </table:table-cell>
          <table:table-cell office:value-type="float" office:value="0.181026" calcext:value-type="float">
            <text:p>0.181026</text:p>
          </table:table-cell>
          <table:table-cell table:formula="of:=([.A2750]*[.A2750])" office:value-type="float" office:value="0.0000084532655025" calcext:value-type="float">
            <text:p>0.0000084532655025</text:p>
          </table:table-cell>
          <table:table-cell table:formula="of:=([.A2750]-[.B2750])*([.A2750]-[.B2750])" office:value-type="float" office:value="0.0317262178541025" calcext:value-type="float">
            <text:p>0.0317262178541025</text:p>
          </table:table-cell>
          <table:table-cell/>
        </table:table-row>
        <table:table-row table:style-name="ro1">
          <table:table-cell office:value-type="float" office:value="0.0487013" calcext:value-type="float">
            <text:p>0.0487013</text:p>
          </table:table-cell>
          <table:table-cell office:value-type="float" office:value="0.196097" calcext:value-type="float">
            <text:p>0.196097</text:p>
          </table:table-cell>
          <table:table-cell table:formula="of:=([.A2751]*[.A2751])" office:value-type="float" office:value="0.00237181662169" calcext:value-type="float">
            <text:p>0.00237181662169</text:p>
          </table:table-cell>
          <table:table-cell table:formula="of:=([.A2751]-[.B2751])*([.A2751]-[.B2751])" office:value-type="float" office:value="0.02172549237849" calcext:value-type="float">
            <text:p>0.02172549237849</text:p>
          </table:table-cell>
          <table:table-cell/>
        </table:table-row>
        <table:table-row table:style-name="ro1">
          <table:table-cell office:value-type="float" office:value="0.0536726" calcext:value-type="float">
            <text:p>0.0536726</text:p>
          </table:table-cell>
          <table:table-cell office:value-type="float" office:value="0.205565" calcext:value-type="float">
            <text:p>0.205565</text:p>
          </table:table-cell>
          <table:table-cell table:formula="of:=([.A2752]*[.A2752])" office:value-type="float" office:value="0.00288074799076" calcext:value-type="float">
            <text:p>0.00288074799076</text:p>
          </table:table-cell>
          <table:table-cell table:formula="of:=([.A2752]-[.B2752])*([.A2752]-[.B2752])" office:value-type="float" office:value="0.02307130117776" calcext:value-type="float">
            <text:p>0.02307130117776</text:p>
          </table:table-cell>
          <table:table-cell/>
        </table:table-row>
        <table:table-row table:style-name="ro1">
          <table:table-cell office:value-type="float" office:value="0.1544" calcext:value-type="float">
            <text:p>0.1544</text:p>
          </table:table-cell>
          <table:table-cell office:value-type="float" office:value="0.123289" calcext:value-type="float">
            <text:p>0.123289</text:p>
          </table:table-cell>
          <table:table-cell table:formula="of:=([.A2753]*[.A2753])" office:value-type="float" office:value="0.02383936" calcext:value-type="float">
            <text:p>0.02383936</text:p>
          </table:table-cell>
          <table:table-cell table:formula="of:=([.A2753]-[.B2753])*([.A2753]-[.B2753])" office:value-type="float" office:value="0.000967894321000001" calcext:value-type="float">
            <text:p>0.000967894321000001</text:p>
          </table:table-cell>
          <table:table-cell/>
        </table:table-row>
        <table:table-row table:style-name="ro1">
          <table:table-cell office:value-type="float" office:value="0.1544" calcext:value-type="float">
            <text:p>0.1544</text:p>
          </table:table-cell>
          <table:table-cell office:value-type="float" office:value="0.123299" calcext:value-type="float">
            <text:p>0.123299</text:p>
          </table:table-cell>
          <table:table-cell table:formula="of:=([.A2754]*[.A2754])" office:value-type="float" office:value="0.02383936" calcext:value-type="float">
            <text:p>0.02383936</text:p>
          </table:table-cell>
          <table:table-cell table:formula="of:=([.A2754]-[.B2754])*([.A2754]-[.B2754])" office:value-type="float" office:value="0.000967272201" calcext:value-type="float">
            <text:p>0.000967272201</text:p>
          </table:table-cell>
          <table:table-cell/>
        </table:table-row>
        <table:table-row table:style-name="ro1">
          <table:table-cell office:value-type="float" office:value="0.1544" calcext:value-type="float">
            <text:p>0.1544</text:p>
          </table:table-cell>
          <table:table-cell office:value-type="float" office:value="0.304589" calcext:value-type="float">
            <text:p>0.304589</text:p>
          </table:table-cell>
          <table:table-cell table:formula="of:=([.A2755]*[.A2755])" office:value-type="float" office:value="0.02383936" calcext:value-type="float">
            <text:p>0.02383936</text:p>
          </table:table-cell>
          <table:table-cell table:formula="of:=([.A2755]-[.B2755])*([.A2755]-[.B2755])" office:value-type="float" office:value="0.022556735721" calcext:value-type="float">
            <text:p>0.022556735721</text:p>
          </table:table-cell>
          <table:table-cell/>
        </table:table-row>
        <table:table-row table:style-name="ro1">
          <table:table-cell office:value-type="float" office:value="0.173378" calcext:value-type="float">
            <text:p>0.173378</text:p>
          </table:table-cell>
          <table:table-cell office:value-type="float" office:value="0.483882" calcext:value-type="float">
            <text:p>0.483882</text:p>
          </table:table-cell>
          <table:table-cell table:formula="of:=([.A2756]*[.A2756])" office:value-type="float" office:value="0.030059930884" calcext:value-type="float">
            <text:p>0.030059930884</text:p>
          </table:table-cell>
          <table:table-cell table:formula="of:=([.A2756]-[.B2756])*([.A2756]-[.B2756])" office:value-type="float" office:value="0.096412734016" calcext:value-type="float">
            <text:p>0.096412734016</text:p>
          </table:table-cell>
          <table:table-cell/>
        </table:table-row>
        <table:table-row table:style-name="ro1">
          <table:table-cell office:value-type="float" office:value="0.173378" calcext:value-type="float">
            <text:p>0.173378</text:p>
          </table:table-cell>
          <table:table-cell office:value-type="float" office:value="0.502042" calcext:value-type="float">
            <text:p>0.502042</text:p>
          </table:table-cell>
          <table:table-cell table:formula="of:=([.A2757]*[.A2757])" office:value-type="float" office:value="0.030059930884" calcext:value-type="float">
            <text:p>0.030059930884</text:p>
          </table:table-cell>
          <table:table-cell table:formula="of:=([.A2757]-[.B2757])*([.A2757]-[.B2757])" office:value-type="float" office:value="0.108020024896" calcext:value-type="float">
            <text:p>0.108020024896</text:p>
          </table:table-cell>
          <table:table-cell/>
        </table:table-row>
        <table:table-row table:style-name="ro1">
          <table:table-cell office:value-type="float" office:value="0.221065" calcext:value-type="float">
            <text:p>0.221065</text:p>
          </table:table-cell>
          <table:table-cell office:value-type="float" office:value="0.507754" calcext:value-type="float">
            <text:p>0.507754</text:p>
          </table:table-cell>
          <table:table-cell table:formula="of:=([.A2758]*[.A2758])" office:value-type="float" office:value="0.048869734225" calcext:value-type="float">
            <text:p>0.048869734225</text:p>
          </table:table-cell>
          <table:table-cell table:formula="of:=([.A2758]-[.B2758])*([.A2758]-[.B2758])" office:value-type="float" office:value="0.082190582721" calcext:value-type="float">
            <text:p>0.082190582721</text:p>
          </table:table-cell>
          <table:table-cell/>
        </table:table-row>
        <table:table-row table:style-name="ro1">
          <table:table-cell office:value-type="float" office:value="0.330859" calcext:value-type="float">
            <text:p>0.330859</text:p>
          </table:table-cell>
          <table:table-cell office:value-type="float" office:value="0.577342" calcext:value-type="float">
            <text:p>0.577342</text:p>
          </table:table-cell>
          <table:table-cell table:formula="of:=([.A2759]*[.A2759])" office:value-type="float" office:value="0.109467677881" calcext:value-type="float">
            <text:p>0.109467677881</text:p>
          </table:table-cell>
          <table:table-cell table:formula="of:=([.A2759]-[.B2759])*([.A2759]-[.B2759])" office:value-type="float" office:value="0.060753869289" calcext:value-type="float">
            <text:p>0.060753869289</text:p>
          </table:table-cell>
          <table:table-cell/>
        </table:table-row>
        <table:table-row table:style-name="ro1">
          <table:table-cell office:value-type="float" office:value="0.33086" calcext:value-type="float">
            <text:p>0.33086</text:p>
          </table:table-cell>
          <table:table-cell office:value-type="float" office:value="0.657422" calcext:value-type="float">
            <text:p>0.657422</text:p>
          </table:table-cell>
          <table:table-cell table:formula="of:=([.A2760]*[.A2760])" office:value-type="float" office:value="0.1094683396" calcext:value-type="float">
            <text:p>0.1094683396</text:p>
          </table:table-cell>
          <table:table-cell table:formula="of:=([.A2760]-[.B2760])*([.A2760]-[.B2760])" office:value-type="float" office:value="0.106642739844" calcext:value-type="float">
            <text:p>0.106642739844</text:p>
          </table:table-cell>
          <table:table-cell/>
        </table:table-row>
        <table:table-row table:style-name="ro1">
          <table:table-cell office:value-type="float" office:value="0.494171" calcext:value-type="float">
            <text:p>0.494171</text:p>
          </table:table-cell>
          <table:table-cell office:value-type="float" office:value="0.685199" calcext:value-type="float">
            <text:p>0.685199</text:p>
          </table:table-cell>
          <table:table-cell table:formula="of:=([.A2761]*[.A2761])" office:value-type="float" office:value="0.244204977241" calcext:value-type="float">
            <text:p>0.244204977241</text:p>
          </table:table-cell>
          <table:table-cell table:formula="of:=([.A2761]-[.B2761])*([.A2761]-[.B2761])" office:value-type="float" office:value="0.036491696784" calcext:value-type="float">
            <text:p>0.036491696784</text:p>
          </table:table-cell>
          <table:table-cell/>
        </table:table-row>
        <table:table-row table:style-name="ro1">
          <table:table-cell office:value-type="float" office:value="0.49417" calcext:value-type="float">
            <text:p>0.49417</text:p>
          </table:table-cell>
          <table:table-cell office:value-type="float" office:value="0.715417" calcext:value-type="float">
            <text:p>0.715417</text:p>
          </table:table-cell>
          <table:table-cell table:formula="of:=([.A2762]*[.A2762])" office:value-type="float" office:value="0.2442039889" calcext:value-type="float">
            <text:p>0.2442039889</text:p>
          </table:table-cell>
          <table:table-cell table:formula="of:=([.A2762]-[.B2762])*([.A2762]-[.B2762])" office:value-type="float" office:value="0.048950235009" calcext:value-type="float">
            <text:p>0.048950235009</text:p>
          </table:table-cell>
          <table:table-cell/>
        </table:table-row>
        <table:table-row table:style-name="ro1">
          <table:table-cell office:value-type="float" office:value="0.68459" calcext:value-type="float">
            <text:p>0.68459</text:p>
          </table:table-cell>
          <table:table-cell office:value-type="float" office:value="0.762938" calcext:value-type="float">
            <text:p>0.762938</text:p>
          </table:table-cell>
          <table:table-cell table:formula="of:=([.A2763]*[.A2763])" office:value-type="float" office:value="0.4686634681" calcext:value-type="float">
            <text:p>0.4686634681</text:p>
          </table:table-cell>
          <table:table-cell table:formula="of:=([.A2763]-[.B2763])*([.A2763]-[.B2763])" office:value-type="float" office:value="0.006138409104" calcext:value-type="float">
            <text:p>0.006138409104</text:p>
          </table:table-cell>
          <table:table-cell/>
        </table:table-row>
        <table:table-row table:style-name="ro1">
          <table:table-cell office:value-type="float" office:value="0.951888" calcext:value-type="float">
            <text:p>0.951888</text:p>
          </table:table-cell>
          <table:table-cell office:value-type="float" office:value="0.799263" calcext:value-type="float">
            <text:p>0.799263</text:p>
          </table:table-cell>
          <table:table-cell table:formula="of:=([.A2764]*[.A2764])" office:value-type="float" office:value="0.906090764544" calcext:value-type="float">
            <text:p>0.906090764544</text:p>
          </table:table-cell>
          <table:table-cell table:formula="of:=([.A2764]-[.B2764])*([.A2764]-[.B2764])" office:value-type="float" office:value="0.023294390625" calcext:value-type="float">
            <text:p>0.023294390625</text:p>
          </table:table-cell>
          <table:table-cell/>
        </table:table-row>
        <table:table-row table:style-name="ro1">
          <table:table-cell office:value-type="float" office:value="0.951888" calcext:value-type="float">
            <text:p>0.951888</text:p>
          </table:table-cell>
          <table:table-cell office:value-type="float" office:value="0.837861" calcext:value-type="float">
            <text:p>0.837861</text:p>
          </table:table-cell>
          <table:table-cell table:formula="of:=([.A2765]*[.A2765])" office:value-type="float" office:value="0.906090764544" calcext:value-type="float">
            <text:p>0.906090764544</text:p>
          </table:table-cell>
          <table:table-cell table:formula="of:=([.A2765]-[.B2765])*([.A2765]-[.B2765])" office:value-type="float" office:value="0.013002156729" calcext:value-type="float">
            <text:p>0.013002156729</text:p>
          </table:table-cell>
          <table:table-cell/>
        </table:table-row>
        <table:table-row table:style-name="ro1">
          <table:table-cell office:value-type="float" office:value="0.951887" calcext:value-type="float">
            <text:p>0.951887</text:p>
          </table:table-cell>
          <table:table-cell office:value-type="float" office:value="0.90286" calcext:value-type="float">
            <text:p>0.90286</text:p>
          </table:table-cell>
          <table:table-cell table:formula="of:=([.A2766]*[.A2766])" office:value-type="float" office:value="0.906088860769" calcext:value-type="float">
            <text:p>0.906088860769</text:p>
          </table:table-cell>
          <table:table-cell table:formula="of:=([.A2766]-[.B2766])*([.A2766]-[.B2766])" office:value-type="float" office:value="0.002403646729" calcext:value-type="float">
            <text:p>0.002403646729</text:p>
          </table:table-cell>
          <table:table-cell/>
        </table:table-row>
        <table:table-row table:style-name="ro1">
          <table:table-cell office:value-type="float" office:value="0.951887" calcext:value-type="float">
            <text:p>0.951887</text:p>
          </table:table-cell>
          <table:table-cell office:value-type="float" office:value="0.940295" calcext:value-type="float">
            <text:p>0.940295</text:p>
          </table:table-cell>
          <table:table-cell table:formula="of:=([.A2767]*[.A2767])" office:value-type="float" office:value="0.906088860769" calcext:value-type="float">
            <text:p>0.906088860769</text:p>
          </table:table-cell>
          <table:table-cell table:formula="of:=([.A2767]-[.B2767])*([.A2767]-[.B2767])" office:value-type="float" office:value="0.000134374464000001" calcext:value-type="float">
            <text:p>0.000134374464000001</text:p>
          </table:table-cell>
          <table:table-cell/>
        </table:table-row>
        <table:table-row table:style-name="ro1">
          <table:table-cell office:value-type="float" office:value="0.967365" calcext:value-type="float">
            <text:p>0.967365</text:p>
          </table:table-cell>
          <table:table-cell office:value-type="float" office:value="0.967617" calcext:value-type="float">
            <text:p>0.967617</text:p>
          </table:table-cell>
          <table:table-cell table:formula="of:=([.A2768]*[.A2768])" office:value-type="float" office:value="0.935795043225" calcext:value-type="float">
            <text:p>0.935795043225</text:p>
          </table:table-cell>
          <table:table-cell table:formula="of:=([.A2768]-[.B2768])*([.A2768]-[.B2768])" office:value-type="float" office:value="0.00000006350399999996" calcext:value-type="float">
            <text:p>6.35039999999592E-08</text:p>
          </table:table-cell>
          <table:table-cell/>
        </table:table-row>
        <table:table-row table:style-name="ro1">
          <table:table-cell office:value-type="float" office:value="0.967421" calcext:value-type="float">
            <text:p>0.967421</text:p>
          </table:table-cell>
          <table:table-cell office:value-type="float" office:value="0.980836" calcext:value-type="float">
            <text:p>0.980836</text:p>
          </table:table-cell>
          <table:table-cell table:formula="of:=([.A2769]*[.A2769])" office:value-type="float" office:value="0.935903391241" calcext:value-type="float">
            <text:p>0.935903391241</text:p>
          </table:table-cell>
          <table:table-cell table:formula="of:=([.A2769]-[.B2769])*([.A2769]-[.B2769])" office:value-type="float" office:value="0.000179962225000002" calcext:value-type="float">
            <text:p>0.000179962225000002</text:p>
          </table:table-cell>
          <table:table-cell/>
        </table:table-row>
        <table:table-row table:style-name="ro1">
          <table:table-cell office:value-type="float" office:value="0.967419" calcext:value-type="float">
            <text:p>0.967419</text:p>
          </table:table-cell>
          <table:table-cell office:value-type="float" office:value="0.997226" calcext:value-type="float">
            <text:p>0.997226</text:p>
          </table:table-cell>
          <table:table-cell table:formula="of:=([.A2770]*[.A2770])" office:value-type="float" office:value="0.935899521561" calcext:value-type="float">
            <text:p>0.935899521561</text:p>
          </table:table-cell>
          <table:table-cell table:formula="of:=([.A2770]-[.B2770])*([.A2770]-[.B2770])" office:value-type="float" office:value="0.000888457248999995" calcext:value-type="float">
            <text:p>0.000888457248999995</text:p>
          </table:table-cell>
          <table:table-cell/>
        </table:table-row>
        <table:table-row table:style-name="ro1">
          <table:table-cell office:value-type="float" office:value="0.0000541806" calcext:value-type="float">
            <text:p>0.0000541806</text:p>
          </table:table-cell>
          <table:table-cell office:value-type="float" office:value="0.000000458899" calcext:value-type="float">
            <text:p>0.000000458899</text:p>
          </table:table-cell>
          <table:table-cell table:formula="of:=([.A2771]*[.A2771])" office:value-type="float" office:value="0.00000000293553741636" calcext:value-type="float">
            <text:p>2.93553741636E-09</text:p>
          </table:table-cell>
          <table:table-cell table:formula="of:=([.A2771]-[.B2771])*([.A2771]-[.B2771])" office:value-type="float" office:value="0.00000000288602115833" calcext:value-type="float">
            <text:p>2.8860211583334E-09</text:p>
          </table:table-cell>
          <table:table-cell/>
        </table:table-row>
        <table:table-row table:style-name="ro1">
          <table:table-cell office:value-type="float" office:value="0.000020504" calcext:value-type="float">
            <text:p>0.000020504</text:p>
          </table:table-cell>
          <table:table-cell office:value-type="float" office:value="0.000102154" calcext:value-type="float">
            <text:p>0.000102154</text:p>
          </table:table-cell>
          <table:table-cell table:formula="of:=([.A2772]*[.A2772])" office:value-type="float" office:value="0.000000000420414016" calcext:value-type="float">
            <text:p>4.20414016E-10</text:p>
          </table:table-cell>
          <table:table-cell table:formula="of:=([.A2772]-[.B2772])*([.A2772]-[.B2772])" office:value-type="float" office:value="0.0000000066667225" calcext:value-type="float">
            <text:p>0.0000000066667225</text:p>
          </table:table-cell>
          <table:table-cell/>
        </table:table-row>
        <table:table-row table:style-name="ro1">
          <table:table-cell office:value-type="float" office:value="0.00000220537" calcext:value-type="float">
            <text:p>0.00000220537</text:p>
          </table:table-cell>
          <table:table-cell office:value-type="float" office:value="0.000513979" calcext:value-type="float">
            <text:p>0.000513979</text:p>
          </table:table-cell>
          <table:table-cell table:formula="of:=([.A2773]*[.A2773])" office:value-type="float" office:value="0.00000000000486365684" calcext:value-type="float">
            <text:p>4.8636568369E-12</text:p>
          </table:table-cell>
          <table:table-cell table:formula="of:=([.A2773]-[.B2773])*([.A2773]-[.B2773])" office:value-type="float" office:value="0.00000026191224836338" calcext:value-type="float">
            <text:p>2.61912248363377E-07</text:p>
          </table:table-cell>
          <table:table-cell/>
        </table:table-row>
        <table:table-row table:style-name="ro1">
          <table:table-cell office:value-type="float" office:value="0.000000476837" calcext:value-type="float">
            <text:p>0.000000476837</text:p>
          </table:table-cell>
          <table:table-cell office:value-type="float" office:value="0.00139466" calcext:value-type="float">
            <text:p>0.00139466</text:p>
          </table:table-cell>
          <table:table-cell table:formula="of:=([.A2774]*[.A2774])" office:value-type="float" office:value="0.00000000000022737352" calcext:value-type="float">
            <text:p>2.27373524569E-13</text:p>
          </table:table-cell>
          <table:table-cell table:formula="of:=([.A2774]-[.B2774])*([.A2774]-[.B2774])" office:value-type="float" office:value="0.00000194374669199268" calcext:value-type="float">
            <text:p>1.94374669199268E-06</text:p>
          </table:table-cell>
          <table:table-cell/>
        </table:table-row>
        <table:table-row table:style-name="ro1">
          <table:table-cell office:value-type="float" office:value="0.000000476837" calcext:value-type="float">
            <text:p>0.000000476837</text:p>
          </table:table-cell>
          <table:table-cell office:value-type="float" office:value="0.00259996" calcext:value-type="float">
            <text:p>0.00259996</text:p>
          </table:table-cell>
          <table:table-cell table:formula="of:=([.A2775]*[.A2775])" office:value-type="float" office:value="0.00000000000022737352" calcext:value-type="float">
            <text:p>2.27373524569E-13</text:p>
          </table:table-cell>
          <table:table-cell table:formula="of:=([.A2775]-[.B2775])*([.A2775]-[.B2775])" office:value-type="float" office:value="0.00000675731271472049" calcext:value-type="float">
            <text:p>6.75731271472049E-06</text:p>
          </table:table-cell>
          <table:table-cell/>
        </table:table-row>
        <table:table-row table:style-name="ro1">
          <table:table-cell office:value-type="float" office:value="0.0000306964" calcext:value-type="float">
            <text:p>0.0000306964</text:p>
          </table:table-cell>
          <table:table-cell office:value-type="float" office:value="0.0080945" calcext:value-type="float">
            <text:p>0.0080945</text:p>
          </table:table-cell>
          <table:table-cell table:formula="of:=([.A2776]*[.A2776])" office:value-type="float" office:value="0.00000000094226897296" calcext:value-type="float">
            <text:p>9.4226897296E-10</text:p>
          </table:table-cell>
          <table:table-cell table:formula="of:=([.A2776]-[.B2776])*([.A2776]-[.B2776])" office:value-type="float" office:value="0.0000650249284993729" calcext:value-type="float">
            <text:p>6.50249284993729E-05</text:p>
          </table:table-cell>
          <table:table-cell/>
        </table:table-row>
        <table:table-row table:style-name="ro1">
          <table:table-cell office:value-type="float" office:value="0.0000306964" calcext:value-type="float">
            <text:p>0.0000306964</text:p>
          </table:table-cell>
          <table:table-cell office:value-type="float" office:value="0.0107486" calcext:value-type="float">
            <text:p>0.0107486</text:p>
          </table:table-cell>
          <table:table-cell table:formula="of:=([.A2777]*[.A2777])" office:value-type="float" office:value="0.00000000094226897296" calcext:value-type="float">
            <text:p>9.4226897296E-10</text:p>
          </table:table-cell>
          <table:table-cell table:formula="of:=([.A2777]-[.B2777])*([.A2777]-[.B2777])" office:value-type="float" office:value="0.000114873457578893" calcext:value-type="float">
            <text:p>0.000114873457578893</text:p>
          </table:table-cell>
          <table:table-cell/>
        </table:table-row>
        <table:table-row table:style-name="ro1">
          <table:table-cell office:value-type="float" office:value="0.0000306964" calcext:value-type="float">
            <text:p>0.0000306964</text:p>
          </table:table-cell>
          <table:table-cell office:value-type="float" office:value="0.0132466" calcext:value-type="float">
            <text:p>0.0132466</text:p>
          </table:table-cell>
          <table:table-cell table:formula="of:=([.A2778]*[.A2778])" office:value-type="float" office:value="0.00000000094226897296" calcext:value-type="float">
            <text:p>9.4226897296E-10</text:p>
          </table:table-cell>
          <table:table-cell table:formula="of:=([.A2778]-[.B2778])*([.A2778]-[.B2778])" office:value-type="float" office:value="0.000174660107964493" calcext:value-type="float">
            <text:p>0.000174660107964493</text:p>
          </table:table-cell>
          <table:table-cell/>
        </table:table-row>
        <table:table-row table:style-name="ro1">
          <table:table-cell office:value-type="float" office:value="0.0000306964" calcext:value-type="float">
            <text:p>0.0000306964</text:p>
          </table:table-cell>
          <table:table-cell office:value-type="float" office:value="0.0155535" calcext:value-type="float">
            <text:p>0.0155535</text:p>
          </table:table-cell>
          <table:table-cell table:formula="of:=([.A2779]*[.A2779])" office:value-type="float" office:value="0.00000000094226897296" calcext:value-type="float">
            <text:p>9.4226897296E-10</text:p>
          </table:table-cell>
          <table:table-cell table:formula="of:=([.A2779]-[.B2779])*([.A2779]-[.B2779])" office:value-type="float" office:value="0.000240957431604173" calcext:value-type="float">
            <text:p>0.000240957431604173</text:p>
          </table:table-cell>
          <table:table-cell/>
        </table:table-row>
        <table:table-row table:style-name="ro1">
          <table:table-cell office:value-type="float" office:value="0.000730395" calcext:value-type="float">
            <text:p>0.000730395</text:p>
          </table:table-cell>
          <table:table-cell office:value-type="float" office:value="0.123616" calcext:value-type="float">
            <text:p>0.123616</text:p>
          </table:table-cell>
          <table:table-cell table:formula="of:=([.A2780]*[.A2780])" office:value-type="float" office:value="0.000000533476856025" calcext:value-type="float">
            <text:p>5.33476856025E-07</text:p>
          </table:table-cell>
          <table:table-cell table:formula="of:=([.A2780]-[.B2780])*([.A2780]-[.B2780])" office:value-type="float" office:value="0.015100871916216" calcext:value-type="float">
            <text:p>0.015100871916216</text:p>
          </table:table-cell>
          <table:table-cell/>
        </table:table-row>
        <table:table-row table:style-name="ro1">
          <table:table-cell office:value-type="float" office:value="0.00016427" calcext:value-type="float">
            <text:p>0.00016427</text:p>
          </table:table-cell>
          <table:table-cell office:value-type="float" office:value="0.157086" calcext:value-type="float">
            <text:p>0.157086</text:p>
          </table:table-cell>
          <table:table-cell table:formula="of:=([.A2781]*[.A2781])" office:value-type="float" office:value="0.0000000269846329" calcext:value-type="float">
            <text:p>0.0000000269846329</text:p>
          </table:table-cell>
          <table:table-cell table:formula="of:=([.A2781]-[.B2781])*([.A2781]-[.B2781])" office:value-type="float" office:value="0.0246244293461929" calcext:value-type="float">
            <text:p>0.0246244293461929</text:p>
          </table:table-cell>
          <table:table-cell/>
        </table:table-row>
        <table:table-row table:style-name="ro1">
          <table:table-cell office:value-type="float" office:value="0.000254393" calcext:value-type="float">
            <text:p>0.000254393</text:p>
          </table:table-cell>
          <table:table-cell office:value-type="float" office:value="0.019346" calcext:value-type="float">
            <text:p>0.019346</text:p>
          </table:table-cell>
          <table:table-cell table:formula="of:=([.A2782]*[.A2782])" office:value-type="float" office:value="0.000000064715798449" calcext:value-type="float">
            <text:p>6.4715798449E-08</text:p>
          </table:table-cell>
          <table:table-cell table:formula="of:=([.A2782]-[.B2782])*([.A2782]-[.B2782])" office:value-type="float" office:value="0.000364489457842449" calcext:value-type="float">
            <text:p>0.000364489457842449</text:p>
          </table:table-cell>
          <table:table-cell/>
        </table:table-row>
        <table:table-row table:style-name="ro1">
          <table:table-cell office:value-type="float" office:value="0.00250793" calcext:value-type="float">
            <text:p>0.00250793</text:p>
          </table:table-cell>
          <table:table-cell office:value-type="float" office:value="0.197096" calcext:value-type="float">
            <text:p>0.197096</text:p>
          </table:table-cell>
          <table:table-cell table:formula="of:=([.A2783]*[.A2783])" office:value-type="float" office:value="0.0000062897128849" calcext:value-type="float">
            <text:p>0.0000062897128849</text:p>
          </table:table-cell>
          <table:table-cell table:formula="of:=([.A2783]-[.B2783])*([.A2783]-[.B2783])" office:value-type="float" office:value="0.0378645169863249" calcext:value-type="float">
            <text:p>0.0378645169863249</text:p>
          </table:table-cell>
          <table:table-cell/>
        </table:table-row>
        <table:table-row table:style-name="ro1">
          <table:table-cell office:value-type="float" office:value="0.00382829" calcext:value-type="float">
            <text:p>0.00382829</text:p>
          </table:table-cell>
          <table:table-cell office:value-type="float" office:value="0.118052" calcext:value-type="float">
            <text:p>0.118052</text:p>
          </table:table-cell>
          <table:table-cell table:formula="of:=([.A2784]*[.A2784])" office:value-type="float" office:value="0.0000146558043241" calcext:value-type="float">
            <text:p>0.0000146558043241</text:p>
          </table:table-cell>
          <table:table-cell table:formula="of:=([.A2784]-[.B2784])*([.A2784]-[.B2784])" office:value-type="float" office:value="0.0130470559261641" calcext:value-type="float">
            <text:p>0.0130470559261641</text:p>
          </table:table-cell>
          <table:table-cell/>
        </table:table-row>
        <table:table-row table:style-name="ro1">
          <table:table-cell office:value-type="float" office:value="0.00278091" calcext:value-type="float">
            <text:p>0.00278091</text:p>
          </table:table-cell>
          <table:table-cell office:value-type="float" office:value="0.120285" calcext:value-type="float">
            <text:p>0.120285</text:p>
          </table:table-cell>
          <table:table-cell table:formula="of:=([.A2785]*[.A2785])" office:value-type="float" office:value="0.0000077334604281" calcext:value-type="float">
            <text:p>0.0000077334604281</text:p>
          </table:table-cell>
          <table:table-cell table:formula="of:=([.A2785]-[.B2785])*([.A2785]-[.B2785])" office:value-type="float" office:value="0.0138072111667281" calcext:value-type="float">
            <text:p>0.0138072111667281</text:p>
          </table:table-cell>
          <table:table-cell/>
        </table:table-row>
        <table:table-row table:style-name="ro1">
          <table:table-cell office:value-type="float" office:value="0.00278091" calcext:value-type="float">
            <text:p>0.00278091</text:p>
          </table:table-cell>
          <table:table-cell office:value-type="float" office:value="0.126807" calcext:value-type="float">
            <text:p>0.126807</text:p>
          </table:table-cell>
          <table:table-cell table:formula="of:=([.A2786]*[.A2786])" office:value-type="float" office:value="0.0000077334604281" calcext:value-type="float">
            <text:p>0.0000077334604281</text:p>
          </table:table-cell>
          <table:table-cell table:formula="of:=([.A2786]-[.B2786])*([.A2786]-[.B2786])" office:value-type="float" office:value="0.0153824710006881" calcext:value-type="float">
            <text:p>0.0153824710006881</text:p>
          </table:table-cell>
          <table:table-cell/>
        </table:table-row>
        <table:table-row table:style-name="ro1">
          <table:table-cell office:value-type="float" office:value="0.00278091" calcext:value-type="float">
            <text:p>0.00278091</text:p>
          </table:table-cell>
          <table:table-cell office:value-type="float" office:value="0.150492" calcext:value-type="float">
            <text:p>0.150492</text:p>
          </table:table-cell>
          <table:table-cell table:formula="of:=([.A2787]*[.A2787])" office:value-type="float" office:value="0.0000077334604281" calcext:value-type="float">
            <text:p>0.0000077334604281</text:p>
          </table:table-cell>
          <table:table-cell table:formula="of:=([.A2787]-[.B2787])*([.A2787]-[.B2787])" office:value-type="float" office:value="0.0218185661089881" calcext:value-type="float">
            <text:p>0.0218185661089881</text:p>
          </table:table-cell>
          <table:table-cell/>
        </table:table-row>
        <table:table-row table:style-name="ro1">
          <table:table-cell office:value-type="float" office:value="0.00278091" calcext:value-type="float">
            <text:p>0.00278091</text:p>
          </table:table-cell>
          <table:table-cell office:value-type="float" office:value="0.157403" calcext:value-type="float">
            <text:p>0.157403</text:p>
          </table:table-cell>
          <table:table-cell table:formula="of:=([.A2788]*[.A2788])" office:value-type="float" office:value="0.0000077334604281" calcext:value-type="float">
            <text:p>0.0000077334604281</text:p>
          </table:table-cell>
          <table:table-cell table:formula="of:=([.A2788]-[.B2788])*([.A2788]-[.B2788])" office:value-type="float" office:value="0.0239079907159681" calcext:value-type="float">
            <text:p>0.0239079907159681</text:p>
          </table:table-cell>
          <table:table-cell/>
        </table:table-row>
        <table:table-row table:style-name="ro1">
          <table:table-cell office:value-type="float" office:value="0.00484449" calcext:value-type="float">
            <text:p>0.00484449</text:p>
          </table:table-cell>
          <table:table-cell office:value-type="float" office:value="0.158314" calcext:value-type="float">
            <text:p>0.158314</text:p>
          </table:table-cell>
          <table:table-cell table:formula="of:=([.A2789]*[.A2789])" office:value-type="float" office:value="0.0000234690833601" calcext:value-type="float">
            <text:p>0.0000234690833601</text:p>
          </table:table-cell>
          <table:table-cell table:formula="of:=([.A2789]-[.B2789])*([.A2789]-[.B2789])" office:value-type="float" office:value="0.0235528904996401" calcext:value-type="float">
            <text:p>0.0235528904996401</text:p>
          </table:table-cell>
          <table:table-cell/>
        </table:table-row>
        <table:table-row table:style-name="ro1">
          <table:table-cell office:value-type="float" office:value="0.00484449" calcext:value-type="float">
            <text:p>0.00484449</text:p>
          </table:table-cell>
          <table:table-cell office:value-type="float" office:value="0.164795" calcext:value-type="float">
            <text:p>0.164795</text:p>
          </table:table-cell>
          <table:table-cell table:formula="of:=([.A2790]*[.A2790])" office:value-type="float" office:value="0.0000234690833601" calcext:value-type="float">
            <text:p>0.0000234690833601</text:p>
          </table:table-cell>
          <table:table-cell table:formula="of:=([.A2790]-[.B2790])*([.A2790]-[.B2790])" office:value-type="float" office:value="0.0255841656492601" calcext:value-type="float">
            <text:p>0.0255841656492601</text:p>
          </table:table-cell>
          <table:table-cell/>
        </table:table-row>
        <table:table-row table:style-name="ro1">
          <table:table-cell office:value-type="float" office:value="0.00484449" calcext:value-type="float">
            <text:p>0.00484449</text:p>
          </table:table-cell>
          <table:table-cell office:value-type="float" office:value="0.171277" calcext:value-type="float">
            <text:p>0.171277</text:p>
          </table:table-cell>
          <table:table-cell table:formula="of:=([.A2791]*[.A2791])" office:value-type="float" office:value="0.0000234690833601" calcext:value-type="float">
            <text:p>0.0000234690833601</text:p>
          </table:table-cell>
          <table:table-cell table:formula="of:=([.A2791]-[.B2791])*([.A2791]-[.B2791])" office:value-type="float" office:value="0.0276997803849001" calcext:value-type="float">
            <text:p>0.0276997803849001</text:p>
          </table:table-cell>
          <table:table-cell/>
        </table:table-row>
        <table:table-row table:style-name="ro1">
          <table:table-cell office:value-type="float" office:value="0.01582" calcext:value-type="float">
            <text:p>0.01582</text:p>
          </table:table-cell>
          <table:table-cell office:value-type="float" office:value="0.116549" calcext:value-type="float">
            <text:p>0.116549</text:p>
          </table:table-cell>
          <table:table-cell table:formula="of:=([.A2792]*[.A2792])" office:value-type="float" office:value="0.0002502724" calcext:value-type="float">
            <text:p>0.0002502724</text:p>
          </table:table-cell>
          <table:table-cell table:formula="of:=([.A2792]-[.B2792])*([.A2792]-[.B2792])" office:value-type="float" office:value="0.010146331441" calcext:value-type="float">
            <text:p>0.010146331441</text:p>
          </table:table-cell>
          <table:table-cell/>
        </table:table-row>
        <table:table-row table:style-name="ro1">
          <table:table-cell office:value-type="float" office:value="0.0135672" calcext:value-type="float">
            <text:p>0.0135672</text:p>
          </table:table-cell>
          <table:table-cell office:value-type="float" office:value="0.153015" calcext:value-type="float">
            <text:p>0.153015</text:p>
          </table:table-cell>
          <table:table-cell table:formula="of:=([.A2793]*[.A2793])" office:value-type="float" office:value="0.00018406891584" calcext:value-type="float">
            <text:p>0.00018406891584</text:p>
          </table:table-cell>
          <table:table-cell table:formula="of:=([.A2793]-[.B2793])*([.A2793]-[.B2793])" office:value-type="float" office:value="0.01944568892484" calcext:value-type="float">
            <text:p>0.01944568892484</text:p>
          </table:table-cell>
          <table:table-cell/>
        </table:table-row>
        <table:table-row table:style-name="ro1">
          <table:table-cell office:value-type="float" office:value="0.0135673" calcext:value-type="float">
            <text:p>0.0135673</text:p>
          </table:table-cell>
          <table:table-cell office:value-type="float" office:value="0.109475" calcext:value-type="float">
            <text:p>0.109475</text:p>
          </table:table-cell>
          <table:table-cell table:formula="of:=([.A2794]*[.A2794])" office:value-type="float" office:value="0.00018407162929" calcext:value-type="float">
            <text:p>0.00018407162929</text:p>
          </table:table-cell>
          <table:table-cell table:formula="of:=([.A2794]-[.B2794])*([.A2794]-[.B2794])" office:value-type="float" office:value="0.00919828691929" calcext:value-type="float">
            <text:p>0.00919828691929</text:p>
          </table:table-cell>
          <table:table-cell/>
        </table:table-row>
        <table:table-row table:style-name="ro1">
          <table:table-cell office:value-type="float" office:value="0.0135672" calcext:value-type="float">
            <text:p>0.0135672</text:p>
          </table:table-cell>
          <table:table-cell office:value-type="float" office:value="0.148312" calcext:value-type="float">
            <text:p>0.148312</text:p>
          </table:table-cell>
          <table:table-cell table:formula="of:=([.A2795]*[.A2795])" office:value-type="float" office:value="0.00018406891584" calcext:value-type="float">
            <text:p>0.00018406891584</text:p>
          </table:table-cell>
          <table:table-cell table:formula="of:=([.A2795]-[.B2795])*([.A2795]-[.B2795])" office:value-type="float" office:value="0.01815616112704" calcext:value-type="float">
            <text:p>0.01815616112704</text:p>
          </table:table-cell>
          <table:table-cell/>
        </table:table-row>
        <table:table-row table:style-name="ro1">
          <table:table-cell office:value-type="float" office:value="0.0187695" calcext:value-type="float">
            <text:p>0.0187695</text:p>
          </table:table-cell>
          <table:table-cell office:value-type="float" office:value="0.156913" calcext:value-type="float">
            <text:p>0.156913</text:p>
          </table:table-cell>
          <table:table-cell table:formula="of:=([.A2796]*[.A2796])" office:value-type="float" office:value="0.00035229413025" calcext:value-type="float">
            <text:p>0.00035229413025</text:p>
          </table:table-cell>
          <table:table-cell table:formula="of:=([.A2796]-[.B2796])*([.A2796]-[.B2796])" office:value-type="float" office:value="0.01908362659225" calcext:value-type="float">
            <text:p>0.01908362659225</text:p>
          </table:table-cell>
          <table:table-cell/>
        </table:table-row>
        <table:table-row table:style-name="ro1">
          <table:table-cell office:value-type="float" office:value="0.097647" calcext:value-type="float">
            <text:p>0.097647</text:p>
          </table:table-cell>
          <table:table-cell office:value-type="float" office:value="0.243755" calcext:value-type="float">
            <text:p>0.243755</text:p>
          </table:table-cell>
          <table:table-cell table:formula="of:=([.A2797]*[.A2797])" office:value-type="float" office:value="0.009534936609" calcext:value-type="float">
            <text:p>0.009534936609</text:p>
          </table:table-cell>
          <table:table-cell table:formula="of:=([.A2797]-[.B2797])*([.A2797]-[.B2797])" office:value-type="float" office:value="0.021347547664" calcext:value-type="float">
            <text:p>0.021347547664</text:p>
          </table:table-cell>
          <table:table-cell/>
        </table:table-row>
        <table:table-row table:style-name="ro1">
          <table:table-cell office:value-type="float" office:value="0.180889" calcext:value-type="float">
            <text:p>0.180889</text:p>
          </table:table-cell>
          <table:table-cell office:value-type="float" office:value="0.310473" calcext:value-type="float">
            <text:p>0.310473</text:p>
          </table:table-cell>
          <table:table-cell table:formula="of:=([.A2798]*[.A2798])" office:value-type="float" office:value="0.032720830321" calcext:value-type="float">
            <text:p>0.032720830321</text:p>
          </table:table-cell>
          <table:table-cell table:formula="of:=([.A2798]-[.B2798])*([.A2798]-[.B2798])" office:value-type="float" office:value="0.016792013056" calcext:value-type="float">
            <text:p>0.016792013056</text:p>
          </table:table-cell>
          <table:table-cell/>
        </table:table-row>
        <table:table-row table:style-name="ro1">
          <table:table-cell office:value-type="float" office:value="0.182888" calcext:value-type="float">
            <text:p>0.182888</text:p>
          </table:table-cell>
          <table:table-cell office:value-type="float" office:value="0.323474" calcext:value-type="float">
            <text:p>0.323474</text:p>
          </table:table-cell>
          <table:table-cell table:formula="of:=([.A2799]*[.A2799])" office:value-type="float" office:value="0.033448020544" calcext:value-type="float">
            <text:p>0.033448020544</text:p>
          </table:table-cell>
          <table:table-cell table:formula="of:=([.A2799]-[.B2799])*([.A2799]-[.B2799])" office:value-type="float" office:value="0.019764423396" calcext:value-type="float">
            <text:p>0.019764423396</text:p>
          </table:table-cell>
          <table:table-cell/>
        </table:table-row>
        <table:table-row table:style-name="ro1">
          <table:table-cell office:value-type="float" office:value="0.389086" calcext:value-type="float">
            <text:p>0.389086</text:p>
          </table:table-cell>
          <table:table-cell office:value-type="float" office:value="0.565015" calcext:value-type="float">
            <text:p>0.565015</text:p>
          </table:table-cell>
          <table:table-cell table:formula="of:=([.A2800]*[.A2800])" office:value-type="float" office:value="0.151387915396" calcext:value-type="float">
            <text:p>0.151387915396</text:p>
          </table:table-cell>
          <table:table-cell table:formula="of:=([.A2800]-[.B2800])*([.A2800]-[.B2800])" office:value-type="float" office:value="0.030951013041" calcext:value-type="float">
            <text:p>0.030951013041</text:p>
          </table:table-cell>
          <table:table-cell/>
        </table:table-row>
        <table:table-row table:style-name="ro1">
          <table:table-cell office:value-type="float" office:value="0.563543" calcext:value-type="float">
            <text:p>0.563543</text:p>
          </table:table-cell>
          <table:table-cell office:value-type="float" office:value="0.567922" calcext:value-type="float">
            <text:p>0.567922</text:p>
          </table:table-cell>
          <table:table-cell table:formula="of:=([.A2801]*[.A2801])" office:value-type="float" office:value="0.317580712849" calcext:value-type="float">
            <text:p>0.317580712849</text:p>
          </table:table-cell>
          <table:table-cell table:formula="of:=([.A2801]-[.B2801])*([.A2801]-[.B2801])" office:value-type="float" office:value="0.0000191756410000002" calcext:value-type="float">
            <text:p>1.91756410000002E-05</text:p>
          </table:table-cell>
          <table:table-cell/>
        </table:table-row>
        <table:table-row table:style-name="ro1">
          <table:table-cell office:value-type="float" office:value="0.66425" calcext:value-type="float">
            <text:p>0.66425</text:p>
          </table:table-cell>
          <table:table-cell office:value-type="float" office:value="0.621527" calcext:value-type="float">
            <text:p>0.621527</text:p>
          </table:table-cell>
          <table:table-cell table:formula="of:=([.A2802]*[.A2802])" office:value-type="float" office:value="0.4412280625" calcext:value-type="float">
            <text:p>0.4412280625</text:p>
          </table:table-cell>
          <table:table-cell table:formula="of:=([.A2802]-[.B2802])*([.A2802]-[.B2802])" office:value-type="float" office:value="0.001825254729" calcext:value-type="float">
            <text:p>0.001825254729</text:p>
          </table:table-cell>
          <table:table-cell/>
        </table:table-row>
        <table:table-row table:style-name="ro1">
          <table:table-cell office:value-type="float" office:value="0.687767" calcext:value-type="float">
            <text:p>0.687767</text:p>
          </table:table-cell>
          <table:table-cell office:value-type="float" office:value="0.692536" calcext:value-type="float">
            <text:p>0.692536</text:p>
          </table:table-cell>
          <table:table-cell table:formula="of:=([.A2803]*[.A2803])" office:value-type="float" office:value="0.473023446289" calcext:value-type="float">
            <text:p>0.473023446289</text:p>
          </table:table-cell>
          <table:table-cell table:formula="of:=([.A2803]-[.B2803])*([.A2803]-[.B2803])" office:value-type="float" office:value="0.0000227433610000002" calcext:value-type="float">
            <text:p>2.27433610000002E-05</text:p>
          </table:table-cell>
          <table:table-cell/>
        </table:table-row>
        <table:table-row table:style-name="ro1">
          <table:table-cell office:value-type="float" office:value="0.872526" calcext:value-type="float">
            <text:p>0.872526</text:p>
          </table:table-cell>
          <table:table-cell office:value-type="float" office:value="0.744142" calcext:value-type="float">
            <text:p>0.744142</text:p>
          </table:table-cell>
          <table:table-cell table:formula="of:=([.A2804]*[.A2804])" office:value-type="float" office:value="0.761301620676" calcext:value-type="float">
            <text:p>0.761301620676</text:p>
          </table:table-cell>
          <table:table-cell table:formula="of:=([.A2804]-[.B2804])*([.A2804]-[.B2804])" office:value-type="float" office:value="0.016482451456" calcext:value-type="float">
            <text:p>0.016482451456</text:p>
          </table:table-cell>
          <table:table-cell/>
        </table:table-row>
        <table:table-row table:style-name="ro1">
          <table:table-cell office:value-type="float" office:value="0.955913" calcext:value-type="float">
            <text:p>0.955913</text:p>
          </table:table-cell>
          <table:table-cell office:value-type="float" office:value="0.884383" calcext:value-type="float">
            <text:p>0.884383</text:p>
          </table:table-cell>
          <table:table-cell table:formula="of:=([.A2805]*[.A2805])" office:value-type="float" office:value="0.913769663569" calcext:value-type="float">
            <text:p>0.913769663569</text:p>
          </table:table-cell>
          <table:table-cell table:formula="of:=([.A2805]-[.B2805])*([.A2805]-[.B2805])" office:value-type="float" office:value="0.0051165409" calcext:value-type="float">
            <text:p>0.0051165409</text:p>
          </table:table-cell>
          <table:table-cell/>
        </table:table-row>
        <table:table-row table:style-name="ro1">
          <table:table-cell office:value-type="float" office:value="0.955913" calcext:value-type="float">
            <text:p>0.955913</text:p>
          </table:table-cell>
          <table:table-cell office:value-type="float" office:value="0.934898" calcext:value-type="float">
            <text:p>0.934898</text:p>
          </table:table-cell>
          <table:table-cell table:formula="of:=([.A2806]*[.A2806])" office:value-type="float" office:value="0.913769663569" calcext:value-type="float">
            <text:p>0.913769663569</text:p>
          </table:table-cell>
          <table:table-cell table:formula="of:=([.A2806]-[.B2806])*([.A2806]-[.B2806])" office:value-type="float" office:value="0.000441630225" calcext:value-type="float">
            <text:p>0.000441630225</text:p>
          </table:table-cell>
          <table:table-cell/>
        </table:table-row>
        <table:table-row table:style-name="ro1">
          <table:table-cell office:value-type="float" office:value="0.961426" calcext:value-type="float">
            <text:p>0.961426</text:p>
          </table:table-cell>
          <table:table-cell office:value-type="float" office:value="0.959489" calcext:value-type="float">
            <text:p>0.959489</text:p>
          </table:table-cell>
          <table:table-cell table:formula="of:=([.A2807]*[.A2807])" office:value-type="float" office:value="0.924339953476" calcext:value-type="float">
            <text:p>0.924339953476</text:p>
          </table:table-cell>
          <table:table-cell table:formula="of:=([.A2807]-[.B2807])*([.A2807]-[.B2807])" office:value-type="float" office:value="0.00000375196899999987" calcext:value-type="float">
            <text:p>3.75196899999987E-06</text:p>
          </table:table-cell>
          <table:table-cell/>
        </table:table-row>
        <table:table-row table:style-name="ro1">
          <table:table-cell office:value-type="float" office:value="0.961425" calcext:value-type="float">
            <text:p>0.961425</text:p>
          </table:table-cell>
          <table:table-cell office:value-type="float" office:value="0.980342" calcext:value-type="float">
            <text:p>0.980342</text:p>
          </table:table-cell>
          <table:table-cell table:formula="of:=([.A2808]*[.A2808])" office:value-type="float" office:value="0.924338030625" calcext:value-type="float">
            <text:p>0.924338030625</text:p>
          </table:table-cell>
          <table:table-cell table:formula="of:=([.A2808]-[.B2808])*([.A2808]-[.B2808])" office:value-type="float" office:value="0.000357852889000003" calcext:value-type="float">
            <text:p>0.000357852889000003</text:p>
          </table:table-cell>
          <table:table-cell/>
        </table:table-row>
        <table:table-row table:style-name="ro1">
          <table:table-cell office:value-type="float" office:value="0.990109" calcext:value-type="float">
            <text:p>0.990109</text:p>
          </table:table-cell>
          <table:table-cell office:value-type="float" office:value="0.994094" calcext:value-type="float">
            <text:p>0.994094</text:p>
          </table:table-cell>
          <table:table-cell table:formula="of:=([.A2809]*[.A2809])" office:value-type="float" office:value="0.980315831881" calcext:value-type="float">
            <text:p>0.980315831881</text:p>
          </table:table-cell>
          <table:table-cell table:formula="of:=([.A2809]-[.B2809])*([.A2809]-[.B2809])" office:value-type="float" office:value="0.0000158802250000001" calcext:value-type="float">
            <text:p>1.58802250000001E-05</text:p>
          </table:table-cell>
          <table:table-cell/>
        </table:table-row>
        <table:table-row table:style-name="ro1">
          <table:table-cell office:value-type="float" office:value="0.0000468493" calcext:value-type="float">
            <text:p>0.0000468493</text:p>
          </table:table-cell>
          <table:table-cell office:value-type="float" office:value="0.00000302722" calcext:value-type="float">
            <text:p>0.00000302722</text:p>
          </table:table-cell>
          <table:table-cell table:formula="of:=([.A2810]*[.A2810])" office:value-type="float" office:value="0.00000000219485691049" calcext:value-type="float">
            <text:p>2.19485691049E-09</text:p>
          </table:table-cell>
          <table:table-cell table:formula="of:=([.A2810]-[.B2810])*([.A2810]-[.B2810])" office:value-type="float" office:value="0.00000000192037469553" calcext:value-type="float">
            <text:p>1.9203746955264E-09</text:p>
          </table:table-cell>
          <table:table-cell/>
        </table:table-row>
        <table:table-row table:style-name="ro1">
          <table:table-cell office:value-type="float" office:value="0.0000297427" calcext:value-type="float">
            <text:p>0.0000297427</text:p>
          </table:table-cell>
          <table:table-cell office:value-type="float" office:value="0.00180077" calcext:value-type="float">
            <text:p>0.00180077</text:p>
          </table:table-cell>
          <table:table-cell table:formula="of:=([.A2811]*[.A2811])" office:value-type="float" office:value="0.00000000088462820329" calcext:value-type="float">
            <text:p>8.8462820329E-10</text:p>
          </table:table-cell>
          <table:table-cell table:formula="of:=([.A2811]-[.B2811])*([.A2811]-[.B2811])" office:value-type="float" office:value="0.00000313653769734529" calcext:value-type="float">
            <text:p>3.13653769734529E-06</text:p>
          </table:table-cell>
          <table:table-cell/>
        </table:table-row>
        <table:table-row table:style-name="ro1">
          <table:table-cell office:value-type="float" office:value="0.0000297427" calcext:value-type="float">
            <text:p>0.0000297427</text:p>
          </table:table-cell>
          <table:table-cell office:value-type="float" office:value="0.015227" calcext:value-type="float">
            <text:p>0.015227</text:p>
          </table:table-cell>
          <table:table-cell table:formula="of:=([.A2812]*[.A2812])" office:value-type="float" office:value="0.00000000088462820329" calcext:value-type="float">
            <text:p>8.8462820329E-10</text:p>
          </table:table-cell>
          <table:table-cell table:formula="of:=([.A2812]-[.B2812])*([.A2812]-[.B2812])" office:value-type="float" office:value="0.000230956629442403" calcext:value-type="float">
            <text:p>0.000230956629442403</text:p>
          </table:table-cell>
          <table:table-cell/>
        </table:table-row>
        <table:table-row table:style-name="ro1">
          <table:table-cell office:value-type="float" office:value="0.0000297427" calcext:value-type="float">
            <text:p>0.0000297427</text:p>
          </table:table-cell>
          <table:table-cell office:value-type="float" office:value="0.0438623" calcext:value-type="float">
            <text:p>0.0438623</text:p>
          </table:table-cell>
          <table:table-cell table:formula="of:=([.A2813]*[.A2813])" office:value-type="float" office:value="0.00000000088462820329" calcext:value-type="float">
            <text:p>8.8462820329E-10</text:p>
          </table:table-cell>
          <table:table-cell table:formula="of:=([.A2813]-[.B2813])*([.A2813]-[.B2813])" office:value-type="float" office:value="0.00192129307945778" calcext:value-type="float">
            <text:p>0.00192129307945778</text:p>
          </table:table-cell>
          <table:table-cell/>
        </table:table-row>
        <table:table-row table:style-name="ro1">
          <table:table-cell office:value-type="float" office:value="0.0000631213" calcext:value-type="float">
            <text:p>0.0000631213</text:p>
          </table:table-cell>
          <table:table-cell office:value-type="float" office:value="0.0799196" calcext:value-type="float">
            <text:p>0.0799196</text:p>
          </table:table-cell>
          <table:table-cell table:formula="of:=([.A2814]*[.A2814])" office:value-type="float" office:value="0.00000000398429851369" calcext:value-type="float">
            <text:p>3.98429851369E-09</text:p>
          </table:table-cell>
          <table:table-cell table:formula="of:=([.A2814]-[.B2814])*([.A2814]-[.B2814])" office:value-type="float" office:value="0.00637705719036355" calcext:value-type="float">
            <text:p>0.00637705719036355</text:p>
          </table:table-cell>
          <table:table-cell/>
        </table:table-row>
        <table:table-row table:style-name="ro1">
          <table:table-cell office:value-type="float" office:value="0.000109732" calcext:value-type="float">
            <text:p>0.000109732</text:p>
          </table:table-cell>
          <table:table-cell office:value-type="float" office:value="0.00637947" calcext:value-type="float">
            <text:p>0.00637947</text:p>
          </table:table-cell>
          <table:table-cell table:formula="of:=([.A2815]*[.A2815])" office:value-type="float" office:value="0.000000012041111824" calcext:value-type="float">
            <text:p>1.2041111824E-08</text:p>
          </table:table-cell>
          <table:table-cell table:formula="of:=([.A2815]-[.B2815])*([.A2815]-[.B2815])" office:value-type="float" office:value="0.000039309614588644" calcext:value-type="float">
            <text:p>3.9309614588644E-05</text:p>
          </table:table-cell>
          <table:table-cell/>
        </table:table-row>
        <table:table-row table:style-name="ro1">
          <table:table-cell office:value-type="float" office:value="0.000109732" calcext:value-type="float">
            <text:p>0.000109732</text:p>
          </table:table-cell>
          <table:table-cell office:value-type="float" office:value="0.00847129" calcext:value-type="float">
            <text:p>0.00847129</text:p>
          </table:table-cell>
          <table:table-cell table:formula="of:=([.A2816]*[.A2816])" office:value-type="float" office:value="0.000000012041111824" calcext:value-type="float">
            <text:p>1.2041111824E-08</text:p>
          </table:table-cell>
          <table:table-cell table:formula="of:=([.A2816]-[.B2816])*([.A2816]-[.B2816])" office:value-type="float" office:value="0.000069915652187364" calcext:value-type="float">
            <text:p>6.9915652187364E-05</text:p>
          </table:table-cell>
          <table:table-cell/>
        </table:table-row>
        <table:table-row table:style-name="ro1">
          <table:table-cell office:value-type="float" office:value="0.000109732" calcext:value-type="float">
            <text:p>0.000109732</text:p>
          </table:table-cell>
          <table:table-cell office:value-type="float" office:value="0.01044" calcext:value-type="float">
            <text:p>0.01044</text:p>
          </table:table-cell>
          <table:table-cell table:formula="of:=([.A2817]*[.A2817])" office:value-type="float" office:value="0.000000012041111824" calcext:value-type="float">
            <text:p>1.2041111824E-08</text:p>
          </table:table-cell>
          <table:table-cell table:formula="of:=([.A2817]-[.B2817])*([.A2817]-[.B2817])" office:value-type="float" office:value="0.000106714436951824" calcext:value-type="float">
            <text:p>0.000106714436951824</text:p>
          </table:table-cell>
          <table:table-cell/>
        </table:table-row>
        <table:table-row table:style-name="ro1">
          <table:table-cell office:value-type="float" office:value="0.00000375509" calcext:value-type="float">
            <text:p>0.00000375509</text:p>
          </table:table-cell>
          <table:table-cell office:value-type="float" office:value="0.0665452" calcext:value-type="float">
            <text:p>0.0665452</text:p>
          </table:table-cell>
          <table:table-cell table:formula="of:=([.A2818]*[.A2818])" office:value-type="float" office:value="0.00000000001410070091" calcext:value-type="float">
            <text:p>1.41007009081E-11</text:p>
          </table:table-cell>
          <table:table-cell table:formula="of:=([.A2818]-[.B2818])*([.A2818]-[.B2818])" office:value-type="float" office:value="0.00442776389071056" calcext:value-type="float">
            <text:p>0.00442776389071056</text:p>
          </table:table-cell>
          <table:table-cell/>
        </table:table-row>
        <table:table-row table:style-name="ro1">
          <table:table-cell office:value-type="float" office:value="0.00000631809" calcext:value-type="float">
            <text:p>0.00000631809</text:p>
          </table:table-cell>
          <table:table-cell office:value-type="float" office:value="0.036857" calcext:value-type="float">
            <text:p>0.036857</text:p>
          </table:table-cell>
          <table:table-cell table:formula="of:=([.A2819]*[.A2819])" office:value-type="float" office:value="0.00000000003991826125" calcext:value-type="float">
            <text:p>3.99182612481E-11</text:p>
          </table:table-cell>
          <table:table-cell table:formula="of:=([.A2819]-[.B2819])*([.A2819]-[.B2819])" office:value-type="float" office:value="0.001357972757232" calcext:value-type="float">
            <text:p>0.001357972757232</text:p>
          </table:table-cell>
          <table:table-cell/>
        </table:table-row>
        <table:table-row table:style-name="ro1">
          <table:table-cell office:value-type="float" office:value="0.0000101328" calcext:value-type="float">
            <text:p>0.0000101328</text:p>
          </table:table-cell>
          <table:table-cell office:value-type="float" office:value="0.0113977" calcext:value-type="float">
            <text:p>0.0113977</text:p>
          </table:table-cell>
          <table:table-cell table:formula="of:=([.A2820]*[.A2820])" office:value-type="float" office:value="0.00000000010267363584" calcext:value-type="float">
            <text:p>1.0267363584E-10</text:p>
          </table:table-cell>
          <table:table-cell table:formula="of:=([.A2820]-[.B2820])*([.A2820]-[.B2820])" office:value-type="float" office:value="0.000129676686734516" calcext:value-type="float">
            <text:p>0.000129676686734516</text:p>
          </table:table-cell>
          <table:table-cell/>
        </table:table-row>
        <table:table-row table:style-name="ro1">
          <table:table-cell office:value-type="float" office:value="0.000975847" calcext:value-type="float">
            <text:p>0.000975847</text:p>
          </table:table-cell>
          <table:table-cell office:value-type="float" office:value="0.0502523" calcext:value-type="float">
            <text:p>0.0502523</text:p>
          </table:table-cell>
          <table:table-cell table:formula="of:=([.A2821]*[.A2821])" office:value-type="float" office:value="0.000000952277367409" calcext:value-type="float">
            <text:p>9.52277367409E-07</text:p>
          </table:table-cell>
          <table:table-cell table:formula="of:=([.A2821]-[.B2821])*([.A2821]-[.B2821])" office:value-type="float" office:value="0.00242816882026121" calcext:value-type="float">
            <text:p>0.00242816882026121</text:p>
          </table:table-cell>
          <table:table-cell/>
        </table:table-row>
        <table:table-row table:style-name="ro1">
          <table:table-cell office:value-type="float" office:value="0.00201243" calcext:value-type="float">
            <text:p>0.00201243</text:p>
          </table:table-cell>
          <table:table-cell office:value-type="float" office:value="0.168884" calcext:value-type="float">
            <text:p>0.168884</text:p>
          </table:table-cell>
          <table:table-cell table:formula="of:=([.A2822]*[.A2822])" office:value-type="float" office:value="0.0000040498745049" calcext:value-type="float">
            <text:p>0.0000040498745049</text:p>
          </table:table-cell>
          <table:table-cell table:formula="of:=([.A2822]-[.B2822])*([.A2822]-[.B2822])" office:value-type="float" office:value="0.0278461208742649" calcext:value-type="float">
            <text:p>0.0278461208742649</text:p>
          </table:table-cell>
          <table:table-cell/>
        </table:table-row>
        <table:table-row table:style-name="ro1">
          <table:table-cell office:value-type="float" office:value="0.00254816" calcext:value-type="float">
            <text:p>0.00254816</text:p>
          </table:table-cell>
          <table:table-cell office:value-type="float" office:value="0.147299" calcext:value-type="float">
            <text:p>0.147299</text:p>
          </table:table-cell>
          <table:table-cell table:formula="of:=([.A2823]*[.A2823])" office:value-type="float" office:value="0.0000064931193856" calcext:value-type="float">
            <text:p>0.0000064931193856</text:p>
          </table:table-cell>
          <table:table-cell table:formula="of:=([.A2823]-[.B2823])*([.A2823]-[.B2823])" office:value-type="float" office:value="0.0209528056807056" calcext:value-type="float">
            <text:p>0.0209528056807056</text:p>
          </table:table-cell>
          <table:table-cell/>
        </table:table-row>
        <table:table-row table:style-name="ro1">
          <table:table-cell office:value-type="float" office:value="0.00946766" calcext:value-type="float">
            <text:p>0.00946766</text:p>
          </table:table-cell>
          <table:table-cell office:value-type="float" office:value="0.0887908" calcext:value-type="float">
            <text:p>0.0887908</text:p>
          </table:table-cell>
          <table:table-cell table:formula="of:=([.A2824]*[.A2824])" office:value-type="float" office:value="0.0000896365858756" calcext:value-type="float">
            <text:p>0.0000896365858756</text:p>
          </table:table-cell>
          <table:table-cell table:formula="of:=([.A2824]-[.B2824])*([.A2824]-[.B2824])" office:value-type="float" office:value="0.0062921605394596" calcext:value-type="float">
            <text:p>0.0062921605394596</text:p>
          </table:table-cell>
          <table:table-cell/>
        </table:table-row>
        <table:table-row table:style-name="ro1">
          <table:table-cell office:value-type="float" office:value="0.00946766" calcext:value-type="float">
            <text:p>0.00946766</text:p>
          </table:table-cell>
          <table:table-cell office:value-type="float" office:value="0.0917852" calcext:value-type="float">
            <text:p>0.0917852</text:p>
          </table:table-cell>
          <table:table-cell table:formula="of:=([.A2825]*[.A2825])" office:value-type="float" office:value="0.0000896365858756" calcext:value-type="float">
            <text:p>0.0000896365858756</text:p>
          </table:table-cell>
          <table:table-cell table:formula="of:=([.A2825]-[.B2825])*([.A2825]-[.B2825])" office:value-type="float" office:value="0.0067761773916516" calcext:value-type="float">
            <text:p>0.0067761773916516</text:p>
          </table:table-cell>
          <table:table-cell/>
        </table:table-row>
        <table:table-row table:style-name="ro1">
          <table:table-cell office:value-type="float" office:value="0.0141725" calcext:value-type="float">
            <text:p>0.0141725</text:p>
          </table:table-cell>
          <table:table-cell office:value-type="float" office:value="0.0468415" calcext:value-type="float">
            <text:p>0.0468415</text:p>
          </table:table-cell>
          <table:table-cell table:formula="of:=([.A2826]*[.A2826])" office:value-type="float" office:value="0.00020085975625" calcext:value-type="float">
            <text:p>0.00020085975625</text:p>
          </table:table-cell>
          <table:table-cell table:formula="of:=([.A2826]-[.B2826])*([.A2826]-[.B2826])" office:value-type="float" office:value="0.001067263561" calcext:value-type="float">
            <text:p>0.001067263561</text:p>
          </table:table-cell>
          <table:table-cell/>
        </table:table-row>
        <table:table-row table:style-name="ro1">
          <table:table-cell office:value-type="float" office:value="0.00646651" calcext:value-type="float">
            <text:p>0.00646651</text:p>
          </table:table-cell>
          <table:table-cell office:value-type="float" office:value="0.132764" calcext:value-type="float">
            <text:p>0.132764</text:p>
          </table:table-cell>
          <table:table-cell table:formula="of:=([.A2827]*[.A2827])" office:value-type="float" office:value="0.0000418157515801" calcext:value-type="float">
            <text:p>0.0000418157515801</text:p>
          </table:table-cell>
          <table:table-cell table:formula="of:=([.A2827]-[.B2827])*([.A2827]-[.B2827])" office:value-type="float" office:value="0.0159510559803001" calcext:value-type="float">
            <text:p>0.0159510559803001</text:p>
          </table:table-cell>
          <table:table-cell/>
        </table:table-row>
        <table:table-row table:style-name="ro1">
          <table:table-cell office:value-type="float" office:value="0.0116155" calcext:value-type="float">
            <text:p>0.0116155</text:p>
          </table:table-cell>
          <table:table-cell office:value-type="float" office:value="0.0362581" calcext:value-type="float">
            <text:p>0.0362581</text:p>
          </table:table-cell>
          <table:table-cell table:formula="of:=([.A2828]*[.A2828])" office:value-type="float" office:value="0.00013491984025" calcext:value-type="float">
            <text:p>0.00013491984025</text:p>
          </table:table-cell>
          <table:table-cell table:formula="of:=([.A2828]-[.B2828])*([.A2828]-[.B2828])" office:value-type="float" office:value="0.00060725773476" calcext:value-type="float">
            <text:p>0.00060725773476</text:p>
          </table:table-cell>
          <table:table-cell/>
        </table:table-row>
        <table:table-row table:style-name="ro1">
          <table:table-cell office:value-type="float" office:value="0.018522" calcext:value-type="float">
            <text:p>0.018522</text:p>
          </table:table-cell>
          <table:table-cell office:value-type="float" office:value="0.0357434" calcext:value-type="float">
            <text:p>0.0357434</text:p>
          </table:table-cell>
          <table:table-cell table:formula="of:=([.A2829]*[.A2829])" office:value-type="float" office:value="0.000343064484" calcext:value-type="float">
            <text:p>0.000343064484</text:p>
          </table:table-cell>
          <table:table-cell table:formula="of:=([.A2829]-[.B2829])*([.A2829]-[.B2829])" office:value-type="float" office:value="0.00029657661796" calcext:value-type="float">
            <text:p>0.00029657661796</text:p>
          </table:table-cell>
          <table:table-cell/>
        </table:table-row>
        <table:table-row table:style-name="ro1">
          <table:table-cell office:value-type="float" office:value="0.018522" calcext:value-type="float">
            <text:p>0.018522</text:p>
          </table:table-cell>
          <table:table-cell office:value-type="float" office:value="0.0371492" calcext:value-type="float">
            <text:p>0.0371492</text:p>
          </table:table-cell>
          <table:table-cell table:formula="of:=([.A2830]*[.A2830])" office:value-type="float" office:value="0.000343064484" calcext:value-type="float">
            <text:p>0.000343064484</text:p>
          </table:table-cell>
          <table:table-cell table:formula="of:=([.A2830]-[.B2830])*([.A2830]-[.B2830])" office:value-type="float" office:value="0.00034697257984" calcext:value-type="float">
            <text:p>0.00034697257984</text:p>
          </table:table-cell>
          <table:table-cell/>
        </table:table-row>
        <table:table-row table:style-name="ro1">
          <table:table-cell office:value-type="float" office:value="0.0155954" calcext:value-type="float">
            <text:p>0.0155954</text:p>
          </table:table-cell>
          <table:table-cell office:value-type="float" office:value="0.08094" calcext:value-type="float">
            <text:p>0.08094</text:p>
          </table:table-cell>
          <table:table-cell table:formula="of:=([.A2831]*[.A2831])" office:value-type="float" office:value="0.00024321650116" calcext:value-type="float">
            <text:p>0.00024321650116</text:p>
          </table:table-cell>
          <table:table-cell table:formula="of:=([.A2831]-[.B2831])*([.A2831]-[.B2831])" office:value-type="float" office:value="0.00426991674916" calcext:value-type="float">
            <text:p>0.00426991674916</text:p>
          </table:table-cell>
          <table:table-cell/>
        </table:table-row>
        <table:table-row table:style-name="ro1">
          <table:table-cell office:value-type="float" office:value="0.0188805" calcext:value-type="float">
            <text:p>0.0188805</text:p>
          </table:table-cell>
          <table:table-cell office:value-type="float" office:value="0.156813" calcext:value-type="float">
            <text:p>0.156813</text:p>
          </table:table-cell>
          <table:table-cell table:formula="of:=([.A2832]*[.A2832])" office:value-type="float" office:value="0.00035647328025" calcext:value-type="float">
            <text:p>0.00035647328025</text:p>
          </table:table-cell>
          <table:table-cell table:formula="of:=([.A2832]-[.B2832])*([.A2832]-[.B2832])" office:value-type="float" office:value="0.01902537455625" calcext:value-type="float">
            <text:p>0.01902537455625</text:p>
          </table:table-cell>
          <table:table-cell/>
        </table:table-row>
        <table:table-row table:style-name="ro1">
          <table:table-cell office:value-type="float" office:value="0.108303" calcext:value-type="float">
            <text:p>0.108303</text:p>
          </table:table-cell>
          <table:table-cell office:value-type="float" office:value="0.27091" calcext:value-type="float">
            <text:p>0.27091</text:p>
          </table:table-cell>
          <table:table-cell table:formula="of:=([.A2833]*[.A2833])" office:value-type="float" office:value="0.011729539809" calcext:value-type="float">
            <text:p>0.011729539809</text:p>
          </table:table-cell>
          <table:table-cell table:formula="of:=([.A2833]-[.B2833])*([.A2833]-[.B2833])" office:value-type="float" office:value="0.026441036449" calcext:value-type="float">
            <text:p>0.026441036449</text:p>
          </table:table-cell>
          <table:table-cell/>
        </table:table-row>
        <table:table-row table:style-name="ro1">
          <table:table-cell office:value-type="float" office:value="0.236235" calcext:value-type="float">
            <text:p>0.236235</text:p>
          </table:table-cell>
          <table:table-cell office:value-type="float" office:value="0.0967746" calcext:value-type="float">
            <text:p>0.0967746</text:p>
          </table:table-cell>
          <table:table-cell table:formula="of:=([.A2834]*[.A2834])" office:value-type="float" office:value="0.055806975225" calcext:value-type="float">
            <text:p>0.055806975225</text:p>
          </table:table-cell>
          <table:table-cell table:formula="of:=([.A2834]-[.B2834])*([.A2834]-[.B2834])" office:value-type="float" office:value="0.01944920316816" calcext:value-type="float">
            <text:p>0.01944920316816</text:p>
          </table:table-cell>
          <table:table-cell/>
        </table:table-row>
        <table:table-row table:style-name="ro1">
          <table:table-cell office:value-type="float" office:value="0.218207" calcext:value-type="float">
            <text:p>0.218207</text:p>
          </table:table-cell>
          <table:table-cell office:value-type="float" office:value="0.470673" calcext:value-type="float">
            <text:p>0.470673</text:p>
          </table:table-cell>
          <table:table-cell table:formula="of:=([.A2835]*[.A2835])" office:value-type="float" office:value="0.047614294849" calcext:value-type="float">
            <text:p>0.047614294849</text:p>
          </table:table-cell>
          <table:table-cell table:formula="of:=([.A2835]-[.B2835])*([.A2835]-[.B2835])" office:value-type="float" office:value="0.063739081156" calcext:value-type="float">
            <text:p>0.063739081156</text:p>
          </table:table-cell>
          <table:table-cell/>
        </table:table-row>
        <table:table-row table:style-name="ro1">
          <table:table-cell office:value-type="float" office:value="0.453672" calcext:value-type="float">
            <text:p>0.453672</text:p>
          </table:table-cell>
          <table:table-cell office:value-type="float" office:value="0.551743" calcext:value-type="float">
            <text:p>0.551743</text:p>
          </table:table-cell>
          <table:table-cell table:formula="of:=([.A2836]*[.A2836])" office:value-type="float" office:value="0.205818283584" calcext:value-type="float">
            <text:p>0.205818283584</text:p>
          </table:table-cell>
          <table:table-cell table:formula="of:=([.A2836]-[.B2836])*([.A2836]-[.B2836])" office:value-type="float" office:value="0.00961792104099999" calcext:value-type="float">
            <text:p>0.00961792104099999</text:p>
          </table:table-cell>
          <table:table-cell/>
        </table:table-row>
        <table:table-row table:style-name="ro1">
          <table:table-cell office:value-type="float" office:value="0.453672" calcext:value-type="float">
            <text:p>0.453672</text:p>
          </table:table-cell>
          <table:table-cell office:value-type="float" office:value="0.573407" calcext:value-type="float">
            <text:p>0.573407</text:p>
          </table:table-cell>
          <table:table-cell table:formula="of:=([.A2837]*[.A2837])" office:value-type="float" office:value="0.205818283584" calcext:value-type="float">
            <text:p>0.205818283584</text:p>
          </table:table-cell>
          <table:table-cell table:formula="of:=([.A2837]-[.B2837])*([.A2837]-[.B2837])" office:value-type="float" office:value="0.014336470225" calcext:value-type="float">
            <text:p>0.014336470225</text:p>
          </table:table-cell>
          <table:table-cell/>
        </table:table-row>
        <table:table-row table:style-name="ro1">
          <table:table-cell office:value-type="float" office:value="0.732348" calcext:value-type="float">
            <text:p>0.732348</text:p>
          </table:table-cell>
          <table:table-cell office:value-type="float" office:value="0.619515" calcext:value-type="float">
            <text:p>0.619515</text:p>
          </table:table-cell>
          <table:table-cell table:formula="of:=([.A2838]*[.A2838])" office:value-type="float" office:value="0.536333593104" calcext:value-type="float">
            <text:p>0.536333593104</text:p>
          </table:table-cell>
          <table:table-cell table:formula="of:=([.A2838]-[.B2838])*([.A2838]-[.B2838])" office:value-type="float" office:value="0.012731285889" calcext:value-type="float">
            <text:p>0.012731285889</text:p>
          </table:table-cell>
          <table:table-cell/>
        </table:table-row>
        <table:table-row table:style-name="ro1">
          <table:table-cell office:value-type="float" office:value="0.732348" calcext:value-type="float">
            <text:p>0.732348</text:p>
          </table:table-cell>
          <table:table-cell office:value-type="float" office:value="0.645691" calcext:value-type="float">
            <text:p>0.645691</text:p>
          </table:table-cell>
          <table:table-cell table:formula="of:=([.A2839]*[.A2839])" office:value-type="float" office:value="0.536333593104" calcext:value-type="float">
            <text:p>0.536333593104</text:p>
          </table:table-cell>
          <table:table-cell table:formula="of:=([.A2839]-[.B2839])*([.A2839]-[.B2839])" office:value-type="float" office:value="0.007509435649" calcext:value-type="float">
            <text:p>0.007509435649</text:p>
          </table:table-cell>
          <table:table-cell/>
        </table:table-row>
        <table:table-row table:style-name="ro1">
          <table:table-cell office:value-type="float" office:value="0.732348" calcext:value-type="float">
            <text:p>0.732348</text:p>
          </table:table-cell>
          <table:table-cell office:value-type="float" office:value="0.674166" calcext:value-type="float">
            <text:p>0.674166</text:p>
          </table:table-cell>
          <table:table-cell table:formula="of:=([.A2840]*[.A2840])" office:value-type="float" office:value="0.536333593104" calcext:value-type="float">
            <text:p>0.536333593104</text:p>
          </table:table-cell>
          <table:table-cell table:formula="of:=([.A2840]-[.B2840])*([.A2840]-[.B2840])" office:value-type="float" office:value="0.00338514512399999" calcext:value-type="float">
            <text:p>0.00338514512399999</text:p>
          </table:table-cell>
          <table:table-cell/>
        </table:table-row>
        <table:table-row table:style-name="ro1">
          <table:table-cell office:value-type="float" office:value="0.732348" calcext:value-type="float">
            <text:p>0.732348</text:p>
          </table:table-cell>
          <table:table-cell office:value-type="float" office:value="0.728087" calcext:value-type="float">
            <text:p>0.728087</text:p>
          </table:table-cell>
          <table:table-cell table:formula="of:=([.A2841]*[.A2841])" office:value-type="float" office:value="0.536333593104" calcext:value-type="float">
            <text:p>0.536333593104</text:p>
          </table:table-cell>
          <table:table-cell table:formula="of:=([.A2841]-[.B2841])*([.A2841]-[.B2841])" office:value-type="float" office:value="0.0000181561209999997" calcext:value-type="float">
            <text:p>1.81561209999997E-05</text:p>
          </table:table-cell>
          <table:table-cell/>
        </table:table-row>
        <table:table-row table:style-name="ro1">
          <table:table-cell office:value-type="float" office:value="0.809763" calcext:value-type="float">
            <text:p>0.809763</text:p>
          </table:table-cell>
          <table:table-cell office:value-type="float" office:value="0.777936" calcext:value-type="float">
            <text:p>0.777936</text:p>
          </table:table-cell>
          <table:table-cell table:formula="of:=([.A2842]*[.A2842])" office:value-type="float" office:value="0.655716116169" calcext:value-type="float">
            <text:p>0.655716116169</text:p>
          </table:table-cell>
          <table:table-cell table:formula="of:=([.A2842]-[.B2842])*([.A2842]-[.B2842])" office:value-type="float" office:value="0.001012957929" calcext:value-type="float">
            <text:p>0.001012957929</text:p>
          </table:table-cell>
          <table:table-cell/>
        </table:table-row>
        <table:table-row table:style-name="ro1">
          <table:table-cell office:value-type="float" office:value="0.821206" calcext:value-type="float">
            <text:p>0.821206</text:p>
          </table:table-cell>
          <table:table-cell office:value-type="float" office:value="0.815429" calcext:value-type="float">
            <text:p>0.815429</text:p>
          </table:table-cell>
          <table:table-cell table:formula="of:=([.A2843]*[.A2843])" office:value-type="float" office:value="0.674379294436" calcext:value-type="float">
            <text:p>0.674379294436</text:p>
          </table:table-cell>
          <table:table-cell table:formula="of:=([.A2843]-[.B2843])*([.A2843]-[.B2843])" office:value-type="float" office:value="0.0000333737290000004" calcext:value-type="float">
            <text:p>3.33737290000004E-05</text:p>
          </table:table-cell>
          <table:table-cell/>
        </table:table-row>
        <table:table-row table:style-name="ro1">
          <table:table-cell office:value-type="float" office:value="0.889375" calcext:value-type="float">
            <text:p>0.889375</text:p>
          </table:table-cell>
          <table:table-cell office:value-type="float" office:value="0.873876" calcext:value-type="float">
            <text:p>0.873876</text:p>
          </table:table-cell>
          <table:table-cell table:formula="of:=([.A2844]*[.A2844])" office:value-type="float" office:value="0.790987890625" calcext:value-type="float">
            <text:p>0.790987890625</text:p>
          </table:table-cell>
          <table:table-cell table:formula="of:=([.A2844]-[.B2844])*([.A2844]-[.B2844])" office:value-type="float" office:value="0.000240219001000001" calcext:value-type="float">
            <text:p>0.000240219001000001</text:p>
          </table:table-cell>
          <table:table-cell/>
        </table:table-row>
        <table:table-row table:style-name="ro1">
          <table:table-cell office:value-type="float" office:value="0.889375" calcext:value-type="float">
            <text:p>0.889375</text:p>
          </table:table-cell>
          <table:table-cell office:value-type="float" office:value="0.886677" calcext:value-type="float">
            <text:p>0.886677</text:p>
          </table:table-cell>
          <table:table-cell table:formula="of:=([.A2845]*[.A2845])" office:value-type="float" office:value="0.790987890625" calcext:value-type="float">
            <text:p>0.790987890625</text:p>
          </table:table-cell>
          <table:table-cell table:formula="of:=([.A2845]-[.B2845])*([.A2845]-[.B2845])" office:value-type="float" office:value="0.00000727920399999988" calcext:value-type="float">
            <text:p>7.27920399999988E-06</text:p>
          </table:table-cell>
          <table:table-cell/>
        </table:table-row>
        <table:table-row table:style-name="ro1">
          <table:table-cell office:value-type="float" office:value="0.968306" calcext:value-type="float">
            <text:p>0.968306</text:p>
          </table:table-cell>
          <table:table-cell office:value-type="float" office:value="0.917626" calcext:value-type="float">
            <text:p>0.917626</text:p>
          </table:table-cell>
          <table:table-cell table:formula="of:=([.A2846]*[.A2846])" office:value-type="float" office:value="0.937616509636" calcext:value-type="float">
            <text:p>0.937616509636</text:p>
          </table:table-cell>
          <table:table-cell table:formula="of:=([.A2846]-[.B2846])*([.A2846]-[.B2846])" office:value-type="float" office:value="0.00256846239999999" calcext:value-type="float">
            <text:p>0.00256846239999999</text:p>
          </table:table-cell>
          <table:table-cell/>
        </table:table-row>
        <table:table-row table:style-name="ro1">
          <table:table-cell office:value-type="float" office:value="0.968306" calcext:value-type="float">
            <text:p>0.968306</text:p>
          </table:table-cell>
          <table:table-cell office:value-type="float" office:value="0.998084" calcext:value-type="float">
            <text:p>0.998084</text:p>
          </table:table-cell>
          <table:table-cell table:formula="of:=([.A2847]*[.A2847])" office:value-type="float" office:value="0.937616509636" calcext:value-type="float">
            <text:p>0.937616509636</text:p>
          </table:table-cell>
          <table:table-cell table:formula="of:=([.A2847]-[.B2847])*([.A2847]-[.B2847])" office:value-type="float" office:value="0.000886729283999998" calcext:value-type="float">
            <text:p>0.000886729283999998</text:p>
          </table:table-cell>
          <table:table-cell/>
        </table:table-row>
        <table:table-row table:style-name="ro1">
          <table:table-cell office:value-type="float" office:value="0.994623" calcext:value-type="float">
            <text:p>0.994623</text:p>
          </table:table-cell>
          <table:table-cell office:value-type="float" office:value="0.999888" calcext:value-type="float">
            <text:p>0.999888</text:p>
          </table:table-cell>
          <table:table-cell table:formula="of:=([.A2848]*[.A2848])" office:value-type="float" office:value="0.989274912129" calcext:value-type="float">
            <text:p>0.989274912129</text:p>
          </table:table-cell>
          <table:table-cell table:formula="of:=([.A2848]-[.B2848])*([.A2848]-[.B2848])" office:value-type="float" office:value="0.0000277202249999996" calcext:value-type="float">
            <text:p>2.77202249999996E-05</text:p>
          </table:table-cell>
          <table:table-cell/>
        </table:table-row>
        <table:table-row table:style-name="ro1">
          <table:table-cell office:value-type="float" office:value="0.000000357628" calcext:value-type="float">
            <text:p>0.000000357628</text:p>
          </table:table-cell>
          <table:table-cell office:value-type="float" office:value="0.00000303222" calcext:value-type="float">
            <text:p>0.00000303222</text:p>
          </table:table-cell>
          <table:table-cell table:formula="of:=([.A2849]*[.A2849])" office:value-type="float" office:value="0.00000000000012789779" calcext:value-type="float">
            <text:p>1.27897786384E-13</text:p>
          </table:table-cell>
          <table:table-cell table:formula="of:=([.A2849]-[.B2849])*([.A2849]-[.B2849])" office:value-type="float" office:value="0.00000000000715344237" calcext:value-type="float">
            <text:p>7.153442366464E-12</text:p>
          </table:table-cell>
          <table:table-cell/>
        </table:table-row>
        <table:table-row table:style-name="ro1">
          <table:table-cell office:value-type="float" office:value="0.0000364184" calcext:value-type="float">
            <text:p>0.0000364184</text:p>
          </table:table-cell>
          <table:table-cell office:value-type="float" office:value="0.000407741" calcext:value-type="float">
            <text:p>0.000407741</text:p>
          </table:table-cell>
          <table:table-cell table:formula="of:=([.A2850]*[.A2850])" office:value-type="float" office:value="0.00000000132629985856" calcext:value-type="float">
            <text:p>1.32629985856E-09</text:p>
          </table:table-cell>
          <table:table-cell table:formula="of:=([.A2850]-[.B2850])*([.A2850]-[.B2850])" office:value-type="float" office:value="0.00000013788047327076" calcext:value-type="float">
            <text:p>1.3788047327076E-07</text:p>
          </table:table-cell>
          <table:table-cell/>
        </table:table-row>
        <table:table-row table:style-name="ro1">
          <table:table-cell office:value-type="float" office:value="0.000116765" calcext:value-type="float">
            <text:p>0.000116765</text:p>
          </table:table-cell>
          <table:table-cell office:value-type="float" office:value="0.00000418216" calcext:value-type="float">
            <text:p>0.00000418216</text:p>
          </table:table-cell>
          <table:table-cell table:formula="of:=([.A2851]*[.A2851])" office:value-type="float" office:value="0.000000013634065225" calcext:value-type="float">
            <text:p>1.3634065225E-08</text:p>
          </table:table-cell>
          <table:table-cell table:formula="of:=([.A2851]-[.B2851])*([.A2851]-[.B2851])" office:value-type="float" office:value="0.00000001267489586247" calcext:value-type="float">
            <text:p>1.26748958624656E-08</text:p>
          </table:table-cell>
          <table:table-cell/>
        </table:table-row>
        <table:table-row table:style-name="ro1">
          <table:table-cell office:value-type="float" office:value="0.0000723004" calcext:value-type="float">
            <text:p>0.0000723004</text:p>
          </table:table-cell>
          <table:table-cell office:value-type="float" office:value="0.0000701671" calcext:value-type="float">
            <text:p>0.0000701671</text:p>
          </table:table-cell>
          <table:table-cell table:formula="of:=([.A2852]*[.A2852])" office:value-type="float" office:value="0.00000000522734784016" calcext:value-type="float">
            <text:p>5.22734784016E-09</text:p>
          </table:table-cell>
          <table:table-cell table:formula="of:=([.A2852]-[.B2852])*([.A2852]-[.B2852])" office:value-type="float" office:value="0.00000000000455096889" calcext:value-type="float">
            <text:p>4.55096888999998E-12</text:p>
          </table:table-cell>
          <table:table-cell/>
        </table:table-row>
        <table:table-row table:style-name="ro1">
          <table:table-cell office:value-type="float" office:value="0.0000140071" calcext:value-type="float">
            <text:p>0.0000140071</text:p>
          </table:table-cell>
          <table:table-cell office:value-type="float" office:value="0.0000727784" calcext:value-type="float">
            <text:p>0.0000727784</text:p>
          </table:table-cell>
          <table:table-cell table:formula="of:=([.A2853]*[.A2853])" office:value-type="float" office:value="0.00000000019619885041" calcext:value-type="float">
            <text:p>1.9619885041E-10</text:p>
          </table:table-cell>
          <table:table-cell table:formula="of:=([.A2853]-[.B2853])*([.A2853]-[.B2853])" office:value-type="float" office:value="0.00000000345406570369" calcext:value-type="float">
            <text:p>3.45406570369E-09</text:p>
          </table:table-cell>
          <table:table-cell/>
        </table:table-row>
        <table:table-row table:style-name="ro1">
          <table:table-cell office:value-type="float" office:value="0.0000302792" calcext:value-type="float">
            <text:p>0.0000302792</text:p>
          </table:table-cell>
          <table:table-cell office:value-type="float" office:value="0.000620031" calcext:value-type="float">
            <text:p>0.000620031</text:p>
          </table:table-cell>
          <table:table-cell table:formula="of:=([.A2854]*[.A2854])" office:value-type="float" office:value="0.00000000091682995264" calcext:value-type="float">
            <text:p>9.1682995264E-10</text:p>
          </table:table-cell>
          <table:table-cell table:formula="of:=([.A2854]-[.B2854])*([.A2854]-[.B2854])" office:value-type="float" office:value="0.00000034780718560324" calcext:value-type="float">
            <text:p>3.4780718560324E-07</text:p>
          </table:table-cell>
          <table:table-cell/>
        </table:table-row>
        <table:table-row table:style-name="ro1">
          <table:table-cell office:value-type="float" office:value="0.0000831485" calcext:value-type="float">
            <text:p>0.0000831485</text:p>
          </table:table-cell>
          <table:table-cell office:value-type="float" office:value="0.000394394" calcext:value-type="float">
            <text:p>0.000394394</text:p>
          </table:table-cell>
          <table:table-cell table:formula="of:=([.A2855]*[.A2855])" office:value-type="float" office:value="0.00000000691367305225" calcext:value-type="float">
            <text:p>6.91367305225E-09</text:p>
          </table:table-cell>
          <table:table-cell table:formula="of:=([.A2855]-[.B2855])*([.A2855]-[.B2855])" office:value-type="float" office:value="0.00000009687376127025" calcext:value-type="float">
            <text:p>9.687376127025E-08</text:p>
          </table:table-cell>
          <table:table-cell/>
        </table:table-row>
        <table:table-row table:style-name="ro1">
          <table:table-cell office:value-type="float" office:value="0.0000846386" calcext:value-type="float">
            <text:p>0.0000846386</text:p>
          </table:table-cell>
          <table:table-cell office:value-type="float" office:value="0.026382" calcext:value-type="float">
            <text:p>0.026382</text:p>
          </table:table-cell>
          <table:table-cell table:formula="of:=([.A2856]*[.A2856])" office:value-type="float" office:value="0.00000000716369260996" calcext:value-type="float">
            <text:p>7.16369260996E-09</text:p>
          </table:table-cell>
          <table:table-cell table:formula="of:=([.A2856]-[.B2856])*([.A2856]-[.B2856])" office:value-type="float" office:value="0.00069155121660221" calcext:value-type="float">
            <text:p>0.00069155121660221</text:p>
          </table:table-cell>
          <table:table-cell/>
        </table:table-row>
        <table:table-row table:style-name="ro1">
          <table:table-cell office:value-type="float" office:value="0.0000667572" calcext:value-type="float">
            <text:p>0.0000667572</text:p>
          </table:table-cell>
          <table:table-cell office:value-type="float" office:value="0.0264898" calcext:value-type="float">
            <text:p>0.0264898</text:p>
          </table:table-cell>
          <table:table-cell table:formula="of:=([.A2857]*[.A2857])" office:value-type="float" office:value="0.00000000445652375184" calcext:value-type="float">
            <text:p>4.45652375184E-09</text:p>
          </table:table-cell>
          <table:table-cell table:formula="of:=([.A2857]-[.B2857])*([.A2857]-[.B2857])" office:value-type="float" office:value="0.000698177190810632" calcext:value-type="float">
            <text:p>0.000698177190810632</text:p>
          </table:table-cell>
          <table:table-cell/>
        </table:table-row>
        <table:table-row table:style-name="ro1">
          <table:table-cell office:value-type="float" office:value="0.0000667572" calcext:value-type="float">
            <text:p>0.0000667572</text:p>
          </table:table-cell>
          <table:table-cell office:value-type="float" office:value="0.0383033" calcext:value-type="float">
            <text:p>0.0383033</text:p>
          </table:table-cell>
          <table:table-cell table:formula="of:=([.A2858]*[.A2858])" office:value-type="float" office:value="0.00000000445652375184" calcext:value-type="float">
            <text:p>4.45652375184E-09</text:p>
          </table:table-cell>
          <table:table-cell table:formula="of:=([.A2858]-[.B2858])*([.A2858]-[.B2858])" office:value-type="float" office:value="0.00146203320529623" calcext:value-type="float">
            <text:p>0.00146203320529623</text:p>
          </table:table-cell>
          <table:table-cell/>
        </table:table-row>
        <table:table-row table:style-name="ro1">
          <table:table-cell office:value-type="float" office:value="0.000621915" calcext:value-type="float">
            <text:p>0.000621915</text:p>
          </table:table-cell>
          <table:table-cell office:value-type="float" office:value="0.165528" calcext:value-type="float">
            <text:p>0.165528</text:p>
          </table:table-cell>
          <table:table-cell table:formula="of:=([.A2859]*[.A2859])" office:value-type="float" office:value="0.000000386778267225" calcext:value-type="float">
            <text:p>3.86778267225E-07</text:p>
          </table:table-cell>
          <table:table-cell table:formula="of:=([.A2859]-[.B2859])*([.A2859]-[.B2859])" office:value-type="float" office:value="0.0271940168700272" calcext:value-type="float">
            <text:p>0.0271940168700272</text:p>
          </table:table-cell>
          <table:table-cell/>
        </table:table-row>
        <table:table-row table:style-name="ro1">
          <table:table-cell office:value-type="float" office:value="0.000621915" calcext:value-type="float">
            <text:p>0.000621915</text:p>
          </table:table-cell>
          <table:table-cell office:value-type="float" office:value="0.180705" calcext:value-type="float">
            <text:p>0.180705</text:p>
          </table:table-cell>
          <table:table-cell table:formula="of:=([.A2860]*[.A2860])" office:value-type="float" office:value="0.000000386778267225" calcext:value-type="float">
            <text:p>3.86778267225E-07</text:p>
          </table:table-cell>
          <table:table-cell table:formula="of:=([.A2860]-[.B2860])*([.A2860]-[.B2860])" office:value-type="float" office:value="0.0324299175031172" calcext:value-type="float">
            <text:p>0.0324299175031172</text:p>
          </table:table-cell>
          <table:table-cell/>
        </table:table-row>
        <table:table-row table:style-name="ro1">
          <table:table-cell office:value-type="float" office:value="0.000904977" calcext:value-type="float">
            <text:p>0.000904977</text:p>
          </table:table-cell>
          <table:table-cell office:value-type="float" office:value="0.0940614" calcext:value-type="float">
            <text:p>0.0940614</text:p>
          </table:table-cell>
          <table:table-cell table:formula="of:=([.A2861]*[.A2861])" office:value-type="float" office:value="0.000000818983370529" calcext:value-type="float">
            <text:p>8.18983370529E-07</text:p>
          </table:table-cell>
          <table:table-cell table:formula="of:=([.A2861]-[.B2861])*([.A2861]-[.B2861])" office:value-type="float" office:value="0.00867811914615493" calcext:value-type="float">
            <text:p>0.00867811914615493</text:p>
          </table:table-cell>
          <table:table-cell/>
        </table:table-row>
        <table:table-row table:style-name="ro1">
          <table:table-cell office:value-type="float" office:value="0.000793278" calcext:value-type="float">
            <text:p>0.000793278</text:p>
          </table:table-cell>
          <table:table-cell office:value-type="float" office:value="0.0813538" calcext:value-type="float">
            <text:p>0.0813538</text:p>
          </table:table-cell>
          <table:table-cell table:formula="of:=([.A2862]*[.A2862])" office:value-type="float" office:value="0.000000629289985284" calcext:value-type="float">
            <text:p>6.29289985284E-07</text:p>
          </table:table-cell>
          <table:table-cell table:formula="of:=([.A2862]-[.B2862])*([.A2862]-[.B2862])" office:value-type="float" office:value="0.00648999770491248" calcext:value-type="float">
            <text:p>0.00648999770491248</text:p>
          </table:table-cell>
          <table:table-cell/>
        </table:table-row>
        <table:table-row table:style-name="ro1">
          <table:table-cell office:value-type="float" office:value="0.00366777" calcext:value-type="float">
            <text:p>0.00366777</text:p>
          </table:table-cell>
          <table:table-cell office:value-type="float" office:value="0.0480214" calcext:value-type="float">
            <text:p>0.0480214</text:p>
          </table:table-cell>
          <table:table-cell table:formula="of:=([.A2863]*[.A2863])" office:value-type="float" office:value="0.0000134525367729" calcext:value-type="float">
            <text:p>0.0000134525367729</text:p>
          </table:table-cell>
          <table:table-cell table:formula="of:=([.A2863]-[.B2863])*([.A2863]-[.B2863])" office:value-type="float" office:value="0.0019672444941769" calcext:value-type="float">
            <text:p>0.0019672444941769</text:p>
          </table:table-cell>
          <table:table-cell/>
        </table:table-row>
        <table:table-row table:style-name="ro1">
          <table:table-cell office:value-type="float" office:value="0.00366777" calcext:value-type="float">
            <text:p>0.00366777</text:p>
          </table:table-cell>
          <table:table-cell office:value-type="float" office:value="0.0152392" calcext:value-type="float">
            <text:p>0.0152392</text:p>
          </table:table-cell>
          <table:table-cell table:formula="of:=([.A2864]*[.A2864])" office:value-type="float" office:value="0.0000134525367729" calcext:value-type="float">
            <text:p>0.0000134525367729</text:p>
          </table:table-cell>
          <table:table-cell table:formula="of:=([.A2864]-[.B2864])*([.A2864]-[.B2864])" office:value-type="float" office:value="0.0001338979922449" calcext:value-type="float">
            <text:p>0.0001338979922449</text:p>
          </table:table-cell>
          <table:table-cell/>
        </table:table-row>
        <table:table-row table:style-name="ro1">
          <table:table-cell office:value-type="float" office:value="0.00442672" calcext:value-type="float">
            <text:p>0.00442672</text:p>
          </table:table-cell>
          <table:table-cell office:value-type="float" office:value="0.0456834" calcext:value-type="float">
            <text:p>0.0456834</text:p>
          </table:table-cell>
          <table:table-cell table:formula="of:=([.A2865]*[.A2865])" office:value-type="float" office:value="0.0000195958499584" calcext:value-type="float">
            <text:p>0.0000195958499584</text:p>
          </table:table-cell>
          <table:table-cell table:formula="of:=([.A2865]-[.B2865])*([.A2865]-[.B2865])" office:value-type="float" office:value="0.0017021136446224" calcext:value-type="float">
            <text:p>0.0017021136446224</text:p>
          </table:table-cell>
          <table:table-cell/>
        </table:table-row>
        <table:table-row table:style-name="ro1">
          <table:table-cell office:value-type="float" office:value="0.00442672" calcext:value-type="float">
            <text:p>0.00442672</text:p>
          </table:table-cell>
          <table:table-cell office:value-type="float" office:value="0.236546" calcext:value-type="float">
            <text:p>0.236546</text:p>
          </table:table-cell>
          <table:table-cell table:formula="of:=([.A2866]*[.A2866])" office:value-type="float" office:value="0.0000195958499584" calcext:value-type="float">
            <text:p>0.0000195958499584</text:p>
          </table:table-cell>
          <table:table-cell table:formula="of:=([.A2866]-[.B2866])*([.A2866]-[.B2866])" office:value-type="float" office:value="0.0538793601477184" calcext:value-type="float">
            <text:p>0.0538793601477184</text:p>
          </table:table-cell>
          <table:table-cell/>
        </table:table-row>
        <table:table-row table:style-name="ro1">
          <table:table-cell office:value-type="float" office:value="0.0037998" calcext:value-type="float">
            <text:p>0.0037998</text:p>
          </table:table-cell>
          <table:table-cell office:value-type="float" office:value="0.122154" calcext:value-type="float">
            <text:p>0.122154</text:p>
          </table:table-cell>
          <table:table-cell table:formula="of:=([.A2867]*[.A2867])" office:value-type="float" office:value="0.00001443848004" calcext:value-type="float">
            <text:p>0.00001443848004</text:p>
          </table:table-cell>
          <table:table-cell table:formula="of:=([.A2867]-[.B2867])*([.A2867]-[.B2867])" office:value-type="float" office:value="0.01400771665764" calcext:value-type="float">
            <text:p>0.01400771665764</text:p>
          </table:table-cell>
          <table:table-cell/>
        </table:table-row>
        <table:table-row table:style-name="ro1">
          <table:table-cell office:value-type="float" office:value="0.0037998" calcext:value-type="float">
            <text:p>0.0037998</text:p>
          </table:table-cell>
          <table:table-cell office:value-type="float" office:value="0.171467" calcext:value-type="float">
            <text:p>0.171467</text:p>
          </table:table-cell>
          <table:table-cell table:formula="of:=([.A2868]*[.A2868])" office:value-type="float" office:value="0.00001443848004" calcext:value-type="float">
            <text:p>0.00001443848004</text:p>
          </table:table-cell>
          <table:table-cell table:formula="of:=([.A2868]-[.B2868])*([.A2868]-[.B2868])" office:value-type="float" office:value="0.02811228995584" calcext:value-type="float">
            <text:p>0.02811228995584</text:p>
          </table:table-cell>
          <table:table-cell/>
        </table:table-row>
        <table:table-row table:style-name="ro1">
          <table:table-cell office:value-type="float" office:value="0.0130603" calcext:value-type="float">
            <text:p>0.0130603</text:p>
          </table:table-cell>
          <table:table-cell office:value-type="float" office:value="0.203539" calcext:value-type="float">
            <text:p>0.203539</text:p>
          </table:table-cell>
          <table:table-cell table:formula="of:=([.A2869]*[.A2869])" office:value-type="float" office:value="0.00017057143609" calcext:value-type="float">
            <text:p>0.00017057143609</text:p>
          </table:table-cell>
          <table:table-cell table:formula="of:=([.A2869]-[.B2869])*([.A2869]-[.B2869])" office:value-type="float" office:value="0.03628213515369" calcext:value-type="float">
            <text:p>0.03628213515369</text:p>
          </table:table-cell>
          <table:table-cell/>
        </table:table-row>
        <table:table-row table:style-name="ro1">
          <table:table-cell office:value-type="float" office:value="0.014359" calcext:value-type="float">
            <text:p>0.014359</text:p>
          </table:table-cell>
          <table:table-cell office:value-type="float" office:value="0.1985" calcext:value-type="float">
            <text:p>0.1985</text:p>
          </table:table-cell>
          <table:table-cell table:formula="of:=([.A2870]*[.A2870])" office:value-type="float" office:value="0.000206180881" calcext:value-type="float">
            <text:p>0.000206180881</text:p>
          </table:table-cell>
          <table:table-cell table:formula="of:=([.A2870]-[.B2870])*([.A2870]-[.B2870])" office:value-type="float" office:value="0.033907907881" calcext:value-type="float">
            <text:p>0.033907907881</text:p>
          </table:table-cell>
          <table:table-cell/>
        </table:table-row>
        <table:table-row table:style-name="ro1">
          <table:table-cell office:value-type="float" office:value="0.0192138" calcext:value-type="float">
            <text:p>0.0192138</text:p>
          </table:table-cell>
          <table:table-cell office:value-type="float" office:value="0.0241773" calcext:value-type="float">
            <text:p>0.0241773</text:p>
          </table:table-cell>
          <table:table-cell table:formula="of:=([.A2871]*[.A2871])" office:value-type="float" office:value="0.00036917011044" calcext:value-type="float">
            <text:p>0.00036917011044</text:p>
          </table:table-cell>
          <table:table-cell table:formula="of:=([.A2871]-[.B2871])*([.A2871]-[.B2871])" office:value-type="float" office:value="0.00002463633225" calcext:value-type="float">
            <text:p>0.00002463633225</text:p>
          </table:table-cell>
          <table:table-cell/>
        </table:table-row>
        <table:table-row table:style-name="ro1">
          <table:table-cell office:value-type="float" office:value="0.122037" calcext:value-type="float">
            <text:p>0.122037</text:p>
          </table:table-cell>
          <table:table-cell office:value-type="float" office:value="0.356043" calcext:value-type="float">
            <text:p>0.356043</text:p>
          </table:table-cell>
          <table:table-cell table:formula="of:=([.A2872]*[.A2872])" office:value-type="float" office:value="0.014893029369" calcext:value-type="float">
            <text:p>0.014893029369</text:p>
          </table:table-cell>
          <table:table-cell table:formula="of:=([.A2872]-[.B2872])*([.A2872]-[.B2872])" office:value-type="float" office:value="0.054758808036" calcext:value-type="float">
            <text:p>0.054758808036</text:p>
          </table:table-cell>
          <table:table-cell/>
        </table:table-row>
        <table:table-row table:style-name="ro1">
          <table:table-cell office:value-type="float" office:value="0.151541" calcext:value-type="float">
            <text:p>0.151541</text:p>
          </table:table-cell>
          <table:table-cell office:value-type="float" office:value="0.457733" calcext:value-type="float">
            <text:p>0.457733</text:p>
          </table:table-cell>
          <table:table-cell table:formula="of:=([.A2873]*[.A2873])" office:value-type="float" office:value="0.022964674681" calcext:value-type="float">
            <text:p>0.022964674681</text:p>
          </table:table-cell>
          <table:table-cell table:formula="of:=([.A2873]-[.B2873])*([.A2873]-[.B2873])" office:value-type="float" office:value="0.093753540864" calcext:value-type="float">
            <text:p>0.093753540864</text:p>
          </table:table-cell>
          <table:table-cell/>
        </table:table-row>
        <table:table-row table:style-name="ro1">
          <table:table-cell office:value-type="float" office:value="0.375085" calcext:value-type="float">
            <text:p>0.375085</text:p>
          </table:table-cell>
          <table:table-cell office:value-type="float" office:value="0.526206" calcext:value-type="float">
            <text:p>0.526206</text:p>
          </table:table-cell>
          <table:table-cell table:formula="of:=([.A2874]*[.A2874])" office:value-type="float" office:value="0.140688757225" calcext:value-type="float">
            <text:p>0.140688757225</text:p>
          </table:table-cell>
          <table:table-cell table:formula="of:=([.A2874]-[.B2874])*([.A2874]-[.B2874])" office:value-type="float" office:value="0.022837556641" calcext:value-type="float">
            <text:p>0.022837556641</text:p>
          </table:table-cell>
          <table:table-cell/>
        </table:table-row>
        <table:table-row table:style-name="ro1">
          <table:table-cell office:value-type="float" office:value="0.379252" calcext:value-type="float">
            <text:p>0.379252</text:p>
          </table:table-cell>
          <table:table-cell office:value-type="float" office:value="0.379913" calcext:value-type="float">
            <text:p>0.379913</text:p>
          </table:table-cell>
          <table:table-cell table:formula="of:=([.A2875]*[.A2875])" office:value-type="float" office:value="0.143832079504" calcext:value-type="float">
            <text:p>0.143832079504</text:p>
          </table:table-cell>
          <table:table-cell table:formula="of:=([.A2875]-[.B2875])*([.A2875]-[.B2875])" office:value-type="float" office:value="0.00000043692100000003" calcext:value-type="float">
            <text:p>4.3692100000003E-07</text:p>
          </table:table-cell>
          <table:table-cell/>
        </table:table-row>
        <table:table-row table:style-name="ro1">
          <table:table-cell office:value-type="float" office:value="0.52247" calcext:value-type="float">
            <text:p>0.52247</text:p>
          </table:table-cell>
          <table:table-cell office:value-type="float" office:value="0.480051" calcext:value-type="float">
            <text:p>0.480051</text:p>
          </table:table-cell>
          <table:table-cell table:formula="of:=([.A2876]*[.A2876])" office:value-type="float" office:value="0.2729749009" calcext:value-type="float">
            <text:p>0.2729749009</text:p>
          </table:table-cell>
          <table:table-cell table:formula="of:=([.A2876]-[.B2876])*([.A2876]-[.B2876])" office:value-type="float" office:value="0.001799371561" calcext:value-type="float">
            <text:p>0.001799371561</text:p>
          </table:table-cell>
          <table:table-cell/>
        </table:table-row>
        <table:table-row table:style-name="ro1">
          <table:table-cell office:value-type="float" office:value="0.52247" calcext:value-type="float">
            <text:p>0.52247</text:p>
          </table:table-cell>
          <table:table-cell office:value-type="float" office:value="0.507865" calcext:value-type="float">
            <text:p>0.507865</text:p>
          </table:table-cell>
          <table:table-cell table:formula="of:=([.A2877]*[.A2877])" office:value-type="float" office:value="0.2729749009" calcext:value-type="float">
            <text:p>0.2729749009</text:p>
          </table:table-cell>
          <table:table-cell table:formula="of:=([.A2877]-[.B2877])*([.A2877]-[.B2877])" office:value-type="float" office:value="0.000213306024999999" calcext:value-type="float">
            <text:p>0.000213306024999999</text:p>
          </table:table-cell>
          <table:table-cell/>
        </table:table-row>
        <table:table-row table:style-name="ro1">
          <table:table-cell office:value-type="float" office:value="0.52247" calcext:value-type="float">
            <text:p>0.52247</text:p>
          </table:table-cell>
          <table:table-cell office:value-type="float" office:value="0.529323" calcext:value-type="float">
            <text:p>0.529323</text:p>
          </table:table-cell>
          <table:table-cell table:formula="of:=([.A2878]*[.A2878])" office:value-type="float" office:value="0.2729749009" calcext:value-type="float">
            <text:p>0.2729749009</text:p>
          </table:table-cell>
          <table:table-cell table:formula="of:=([.A2878]-[.B2878])*([.A2878]-[.B2878])" office:value-type="float" office:value="0.000046963609" calcext:value-type="float">
            <text:p>0.000046963609</text:p>
          </table:table-cell>
          <table:table-cell/>
        </table:table-row>
        <table:table-row table:style-name="ro1">
          <table:table-cell office:value-type="float" office:value="0.52247" calcext:value-type="float">
            <text:p>0.52247</text:p>
          </table:table-cell>
          <table:table-cell office:value-type="float" office:value="0.552666" calcext:value-type="float">
            <text:p>0.552666</text:p>
          </table:table-cell>
          <table:table-cell table:formula="of:=([.A2879]*[.A2879])" office:value-type="float" office:value="0.2729749009" calcext:value-type="float">
            <text:p>0.2729749009</text:p>
          </table:table-cell>
          <table:table-cell table:formula="of:=([.A2879]-[.B2879])*([.A2879]-[.B2879])" office:value-type="float" office:value="0.000911798416" calcext:value-type="float">
            <text:p>0.000911798416</text:p>
          </table:table-cell>
          <table:table-cell/>
        </table:table-row>
        <table:table-row table:style-name="ro1">
          <table:table-cell office:value-type="float" office:value="0.52247" calcext:value-type="float">
            <text:p>0.52247</text:p>
          </table:table-cell>
          <table:table-cell office:value-type="float" office:value="0.578089" calcext:value-type="float">
            <text:p>0.578089</text:p>
          </table:table-cell>
          <table:table-cell table:formula="of:=([.A2880]*[.A2880])" office:value-type="float" office:value="0.2729749009" calcext:value-type="float">
            <text:p>0.2729749009</text:p>
          </table:table-cell>
          <table:table-cell table:formula="of:=([.A2880]-[.B2880])*([.A2880]-[.B2880])" office:value-type="float" office:value="0.003093473161" calcext:value-type="float">
            <text:p>0.003093473161</text:p>
          </table:table-cell>
          <table:table-cell/>
        </table:table-row>
        <table:table-row table:style-name="ro1">
          <table:table-cell office:value-type="float" office:value="0.52247" calcext:value-type="float">
            <text:p>0.52247</text:p>
          </table:table-cell>
          <table:table-cell office:value-type="float" office:value="0.638612" calcext:value-type="float">
            <text:p>0.638612</text:p>
          </table:table-cell>
          <table:table-cell table:formula="of:=([.A2881]*[.A2881])" office:value-type="float" office:value="0.2729749009" calcext:value-type="float">
            <text:p>0.2729749009</text:p>
          </table:table-cell>
          <table:table-cell table:formula="of:=([.A2881]-[.B2881])*([.A2881]-[.B2881])" office:value-type="float" office:value="0.013488964164" calcext:value-type="float">
            <text:p>0.013488964164</text:p>
          </table:table-cell>
          <table:table-cell/>
        </table:table-row>
        <table:table-row table:style-name="ro1">
          <table:table-cell office:value-type="float" office:value="0.86792" calcext:value-type="float">
            <text:p>0.86792</text:p>
          </table:table-cell>
          <table:table-cell office:value-type="float" office:value="0.705932" calcext:value-type="float">
            <text:p>0.705932</text:p>
          </table:table-cell>
          <table:table-cell table:formula="of:=([.A2882]*[.A2882])" office:value-type="float" office:value="0.7532851264" calcext:value-type="float">
            <text:p>0.7532851264</text:p>
          </table:table-cell>
          <table:table-cell table:formula="of:=([.A2882]-[.B2882])*([.A2882]-[.B2882])" office:value-type="float" office:value="0.026240112144" calcext:value-type="float">
            <text:p>0.026240112144</text:p>
          </table:table-cell>
          <table:table-cell/>
        </table:table-row>
        <table:table-row table:style-name="ro1">
          <table:table-cell office:value-type="float" office:value="0.934408" calcext:value-type="float">
            <text:p>0.934408</text:p>
          </table:table-cell>
          <table:table-cell office:value-type="float" office:value="0.873909" calcext:value-type="float">
            <text:p>0.873909</text:p>
          </table:table-cell>
          <table:table-cell table:formula="of:=([.A2883]*[.A2883])" office:value-type="float" office:value="0.873118310464" calcext:value-type="float">
            <text:p>0.873118310464</text:p>
          </table:table-cell>
          <table:table-cell table:formula="of:=([.A2883]-[.B2883])*([.A2883]-[.B2883])" office:value-type="float" office:value="0.003660129001" calcext:value-type="float">
            <text:p>0.003660129001</text:p>
          </table:table-cell>
          <table:table-cell/>
        </table:table-row>
        <table:table-row table:style-name="ro1">
          <table:table-cell office:value-type="float" office:value="0.991464" calcext:value-type="float">
            <text:p>0.991464</text:p>
          </table:table-cell>
          <table:table-cell office:value-type="float" office:value="0.942549" calcext:value-type="float">
            <text:p>0.942549</text:p>
          </table:table-cell>
          <table:table-cell table:formula="of:=([.A2884]*[.A2884])" office:value-type="float" office:value="0.983000863296" calcext:value-type="float">
            <text:p>0.983000863296</text:p>
          </table:table-cell>
          <table:table-cell table:formula="of:=([.A2884]-[.B2884])*([.A2884]-[.B2884])" office:value-type="float" office:value="0.002392677225" calcext:value-type="float">
            <text:p>0.002392677225</text:p>
          </table:table-cell>
          <table:table-cell/>
        </table:table-row>
        <table:table-row table:style-name="ro1">
          <table:table-cell office:value-type="float" office:value="0.991464" calcext:value-type="float">
            <text:p>0.991464</text:p>
          </table:table-cell>
          <table:table-cell office:value-type="float" office:value="0.970895" calcext:value-type="float">
            <text:p>0.970895</text:p>
          </table:table-cell>
          <table:table-cell table:formula="of:=([.A2885]*[.A2885])" office:value-type="float" office:value="0.983000863296" calcext:value-type="float">
            <text:p>0.983000863296</text:p>
          </table:table-cell>
          <table:table-cell table:formula="of:=([.A2885]-[.B2885])*([.A2885]-[.B2885])" office:value-type="float" office:value="0.000423083761000002" calcext:value-type="float">
            <text:p>0.000423083761000002</text:p>
          </table:table-cell>
          <table:table-cell/>
        </table:table-row>
        <table:table-row table:style-name="ro1">
          <table:table-cell office:value-type="float" office:value="0.991464" calcext:value-type="float">
            <text:p>0.991464</text:p>
          </table:table-cell>
          <table:table-cell office:value-type="float" office:value="0.984186" calcext:value-type="float">
            <text:p>0.984186</text:p>
          </table:table-cell>
          <table:table-cell table:formula="of:=([.A2886]*[.A2886])" office:value-type="float" office:value="0.983000863296" calcext:value-type="float">
            <text:p>0.983000863296</text:p>
          </table:table-cell>
          <table:table-cell table:formula="of:=([.A2886]-[.B2886])*([.A2886]-[.B2886])" office:value-type="float" office:value="0.0000529692840000001" calcext:value-type="float">
            <text:p>0.0000529692840000001</text:p>
          </table:table-cell>
          <table:table-cell/>
        </table:table-row>
        <table:table-row table:style-name="ro1">
          <table:table-cell office:value-type="float" office:value="0.991464" calcext:value-type="float">
            <text:p>0.991464</text:p>
          </table:table-cell>
          <table:table-cell office:value-type="float" office:value="0.995719" calcext:value-type="float">
            <text:p>0.995719</text:p>
          </table:table-cell>
          <table:table-cell table:formula="of:=([.A2887]*[.A2887])" office:value-type="float" office:value="0.983000863296" calcext:value-type="float">
            <text:p>0.983000863296</text:p>
          </table:table-cell>
          <table:table-cell table:formula="of:=([.A2887]-[.B2887])*([.A2887]-[.B2887])" office:value-type="float" office:value="0.0000181050250000001" calcext:value-type="float">
            <text:p>1.81050250000001E-05</text:p>
          </table:table-cell>
          <table:table-cell/>
        </table:table-row>
        <table:table-row table:style-name="ro1">
          <table:table-cell office:value-type="float" office:value="0.000393331" calcext:value-type="float">
            <text:p>0.000393331</text:p>
          </table:table-cell>
          <table:table-cell office:value-type="float" office:value="0.00000303222" calcext:value-type="float">
            <text:p>0.00000303222</text:p>
          </table:table-cell>
          <table:table-cell table:formula="of:=([.A2888]*[.A2888])" office:value-type="float" office:value="0.000000154709275561" calcext:value-type="float">
            <text:p>1.54709275561E-07</text:p>
          </table:table-cell>
          <table:table-cell table:formula="of:=([.A2888]-[.B2888])*([.A2888]-[.B2888])" office:value-type="float" office:value="0.00000015233313766949" calcext:value-type="float">
            <text:p>1.52333137669488E-07</text:p>
          </table:table-cell>
          <table:table-cell/>
        </table:table-row>
        <table:table-row table:style-name="ro1">
          <table:table-cell office:value-type="float" office:value="0.000254273" calcext:value-type="float">
            <text:p>0.000254273</text:p>
          </table:table-cell>
          <table:table-cell office:value-type="float" office:value="0.0017843" calcext:value-type="float">
            <text:p>0.0017843</text:p>
          </table:table-cell>
          <table:table-cell table:formula="of:=([.A2889]*[.A2889])" office:value-type="float" office:value="0.000000064654758529" calcext:value-type="float">
            <text:p>6.4654758529E-08</text:p>
          </table:table-cell>
          <table:table-cell table:formula="of:=([.A2889]-[.B2889])*([.A2889]-[.B2889])" office:value-type="float" office:value="0.000002340982620729" calcext:value-type="float">
            <text:p>2.340982620729E-06</text:p>
          </table:table-cell>
          <table:table-cell/>
        </table:table-row>
        <table:table-row table:style-name="ro1">
          <table:table-cell office:value-type="float" office:value="0.000162005" calcext:value-type="float">
            <text:p>0.000162005</text:p>
          </table:table-cell>
          <table:table-cell office:value-type="float" office:value="0.0100942" calcext:value-type="float">
            <text:p>0.0100942</text:p>
          </table:table-cell>
          <table:table-cell table:formula="of:=([.A2890]*[.A2890])" office:value-type="float" office:value="0.000000026245620025" calcext:value-type="float">
            <text:p>2.6245620025E-08</text:p>
          </table:table-cell>
          <table:table-cell table:formula="of:=([.A2890]-[.B2890])*([.A2890]-[.B2890])" office:value-type="float" office:value="0.000098648497518025" calcext:value-type="float">
            <text:p>9.8648497518025E-05</text:p>
          </table:table-cell>
          <table:table-cell/>
        </table:table-row>
        <table:table-row table:style-name="ro1">
          <table:table-cell office:value-type="float" office:value="0.000139236" calcext:value-type="float">
            <text:p>0.000139236</text:p>
          </table:table-cell>
          <table:table-cell office:value-type="float" office:value="0.00697144" calcext:value-type="float">
            <text:p>0.00697144</text:p>
          </table:table-cell>
          <table:table-cell table:formula="of:=([.A2891]*[.A2891])" office:value-type="float" office:value="0.000000019386663696" calcext:value-type="float">
            <text:p>1.9386663696E-08</text:p>
          </table:table-cell>
          <table:table-cell table:formula="of:=([.A2891]-[.B2891])*([.A2891]-[.B2891])" office:value-type="float" office:value="0.000046679011497616" calcext:value-type="float">
            <text:p>4.6679011497616E-05</text:p>
          </table:table-cell>
          <table:table-cell/>
        </table:table-row>
        <table:table-row table:style-name="ro1">
          <table:table-cell office:value-type="float" office:value="0.000224829" calcext:value-type="float">
            <text:p>0.000224829</text:p>
          </table:table-cell>
          <table:table-cell office:value-type="float" office:value="0.0211826" calcext:value-type="float">
            <text:p>0.0211826</text:p>
          </table:table-cell>
          <table:table-cell table:formula="of:=([.A2892]*[.A2892])" office:value-type="float" office:value="0.000000050548079241" calcext:value-type="float">
            <text:p>5.0548079241E-08</text:p>
          </table:table-cell>
          <table:table-cell table:formula="of:=([.A2892]-[.B2892])*([.A2892]-[.B2892])" office:value-type="float" office:value="0.000439228165288441" calcext:value-type="float">
            <text:p>0.000439228165288441</text:p>
          </table:table-cell>
          <table:table-cell/>
        </table:table-row>
        <table:table-row table:style-name="ro1">
          <table:table-cell office:value-type="float" office:value="0.000408113" calcext:value-type="float">
            <text:p>0.000408113</text:p>
          </table:table-cell>
          <table:table-cell office:value-type="float" office:value="0.00570901" calcext:value-type="float">
            <text:p>0.00570901</text:p>
          </table:table-cell>
          <table:table-cell table:formula="of:=([.A2893]*[.A2893])" office:value-type="float" office:value="0.000000166556220769" calcext:value-type="float">
            <text:p>1.66556220769E-07</text:p>
          </table:table-cell>
          <table:table-cell table:formula="of:=([.A2893]-[.B2893])*([.A2893]-[.B2893])" office:value-type="float" office:value="0.000028099509004609" calcext:value-type="float">
            <text:p>2.8099509004609E-05</text:p>
          </table:table-cell>
          <table:table-cell/>
        </table:table-row>
        <table:table-row table:style-name="ro1">
          <table:table-cell office:value-type="float" office:value="0.0051809" calcext:value-type="float">
            <text:p>0.0051809</text:p>
          </table:table-cell>
          <table:table-cell office:value-type="float" office:value="0.0437762" calcext:value-type="float">
            <text:p>0.0437762</text:p>
          </table:table-cell>
          <table:table-cell table:formula="of:=([.A2894]*[.A2894])" office:value-type="float" office:value="0.00002684172481" calcext:value-type="float">
            <text:p>0.00002684172481</text:p>
          </table:table-cell>
          <table:table-cell table:formula="of:=([.A2894]-[.B2894])*([.A2894]-[.B2894])" office:value-type="float" office:value="0.00148959718209" calcext:value-type="float">
            <text:p>0.00148959718209</text:p>
          </table:table-cell>
          <table:table-cell/>
        </table:table-row>
        <table:table-row table:style-name="ro1">
          <table:table-cell office:value-type="float" office:value="0.000611126" calcext:value-type="float">
            <text:p>0.000611126</text:p>
          </table:table-cell>
          <table:table-cell office:value-type="float" office:value="0.032532" calcext:value-type="float">
            <text:p>0.032532</text:p>
          </table:table-cell>
          <table:table-cell table:formula="of:=([.A2895]*[.A2895])" office:value-type="float" office:value="0.000000373474987876" calcext:value-type="float">
            <text:p>3.73474987876E-07</text:p>
          </table:table-cell>
          <table:table-cell table:formula="of:=([.A2895]-[.B2895])*([.A2895]-[.B2895])" office:value-type="float" office:value="0.00101894219692388" calcext:value-type="float">
            <text:p>0.00101894219692388</text:p>
          </table:table-cell>
          <table:table-cell/>
        </table:table-row>
        <table:table-row table:style-name="ro1">
          <table:table-cell office:value-type="float" office:value="0.00049299" calcext:value-type="float">
            <text:p>0.00049299</text:p>
          </table:table-cell>
          <table:table-cell office:value-type="float" office:value="0.0637263" calcext:value-type="float">
            <text:p>0.0637263</text:p>
          </table:table-cell>
          <table:table-cell table:formula="of:=([.A2896]*[.A2896])" office:value-type="float" office:value="0.0000002430391401" calcext:value-type="float">
            <text:p>0.0000002430391401</text:p>
          </table:table-cell>
          <table:table-cell table:formula="of:=([.A2896]-[.B2896])*([.A2896]-[.B2896])" office:value-type="float" office:value="0.0039984514935561" calcext:value-type="float">
            <text:p>0.0039984514935561</text:p>
          </table:table-cell>
          <table:table-cell/>
        </table:table-row>
        <table:table-row table:style-name="ro1">
          <table:table-cell office:value-type="float" office:value="0.00124502" calcext:value-type="float">
            <text:p>0.00124502</text:p>
          </table:table-cell>
          <table:table-cell office:value-type="float" office:value="0.121103" calcext:value-type="float">
            <text:p>0.121103</text:p>
          </table:table-cell>
          <table:table-cell table:formula="of:=([.A2897]*[.A2897])" office:value-type="float" office:value="0.0000015500748004" calcext:value-type="float">
            <text:p>0.0000015500748004</text:p>
          </table:table-cell>
          <table:table-cell table:formula="of:=([.A2897]-[.B2897])*([.A2897]-[.B2897])" office:value-type="float" office:value="0.0143659353696804" calcext:value-type="float">
            <text:p>0.0143659353696804</text:p>
          </table:table-cell>
          <table:table-cell/>
        </table:table-row>
        <table:table-row table:style-name="ro1">
          <table:table-cell office:value-type="float" office:value="0.000487149" calcext:value-type="float">
            <text:p>0.000487149</text:p>
          </table:table-cell>
          <table:table-cell office:value-type="float" office:value="0.00641091" calcext:value-type="float">
            <text:p>0.00641091</text:p>
          </table:table-cell>
          <table:table-cell table:formula="of:=([.A2898]*[.A2898])" office:value-type="float" office:value="0.000000237314148201" calcext:value-type="float">
            <text:p>2.37314148201E-07</text:p>
          </table:table-cell>
          <table:table-cell table:formula="of:=([.A2898]-[.B2898])*([.A2898]-[.B2898])" office:value-type="float" office:value="0.000035090944385121" calcext:value-type="float">
            <text:p>3.5090944385121E-05</text:p>
          </table:table-cell>
          <table:table-cell/>
        </table:table-row>
        <table:table-row table:style-name="ro1">
          <table:table-cell office:value-type="float" office:value="0.000487149" calcext:value-type="float">
            <text:p>0.000487149</text:p>
          </table:table-cell>
          <table:table-cell office:value-type="float" office:value="0.00699874" calcext:value-type="float">
            <text:p>0.00699874</text:p>
          </table:table-cell>
          <table:table-cell table:formula="of:=([.A2899]*[.A2899])" office:value-type="float" office:value="0.000000237314148201" calcext:value-type="float">
            <text:p>2.37314148201E-07</text:p>
          </table:table-cell>
          <table:table-cell table:formula="of:=([.A2899]-[.B2899])*([.A2899]-[.B2899])" office:value-type="float" office:value="0.000042400817351281" calcext:value-type="float">
            <text:p>4.2400817351281E-05</text:p>
          </table:table-cell>
          <table:table-cell/>
        </table:table-row>
        <table:table-row table:style-name="ro1">
          <table:table-cell office:value-type="float" office:value="0.000487149" calcext:value-type="float">
            <text:p>0.000487149</text:p>
          </table:table-cell>
          <table:table-cell office:value-type="float" office:value="0.0114732" calcext:value-type="float">
            <text:p>0.0114732</text:p>
          </table:table-cell>
          <table:table-cell table:formula="of:=([.A2900]*[.A2900])" office:value-type="float" office:value="0.000000237314148201" calcext:value-type="float">
            <text:p>2.37314148201E-07</text:p>
          </table:table-cell>
          <table:table-cell table:formula="of:=([.A2900]-[.B2900])*([.A2900]-[.B2900])" office:value-type="float" office:value="0.000120693316574601" calcext:value-type="float">
            <text:p>0.000120693316574601</text:p>
          </table:table-cell>
          <table:table-cell/>
        </table:table-row>
        <table:table-row table:style-name="ro1">
          <table:table-cell office:value-type="float" office:value="0.000440776" calcext:value-type="float">
            <text:p>0.000440776</text:p>
          </table:table-cell>
          <table:table-cell office:value-type="float" office:value="0.203158" calcext:value-type="float">
            <text:p>0.203158</text:p>
          </table:table-cell>
          <table:table-cell table:formula="of:=([.A2901]*[.A2901])" office:value-type="float" office:value="0.000000194283482176" calcext:value-type="float">
            <text:p>1.94283482176E-07</text:p>
          </table:table-cell>
          <table:table-cell table:formula="of:=([.A2901]-[.B2901])*([.A2901]-[.B2901])" office:value-type="float" office:value="0.0410942729062662" calcext:value-type="float">
            <text:p>0.0410942729062662</text:p>
          </table:table-cell>
          <table:table-cell/>
        </table:table-row>
        <table:table-row table:style-name="ro1">
          <table:table-cell office:value-type="float" office:value="0.00112146" calcext:value-type="float">
            <text:p>0.00112146</text:p>
          </table:table-cell>
          <table:table-cell office:value-type="float" office:value="0.0565503" calcext:value-type="float">
            <text:p>0.0565503</text:p>
          </table:table-cell>
          <table:table-cell table:formula="of:=([.A2902]*[.A2902])" office:value-type="float" office:value="0.0000012576725316" calcext:value-type="float">
            <text:p>0.0000012576725316</text:p>
          </table:table-cell>
          <table:table-cell table:formula="of:=([.A2902]-[.B2902])*([.A2902]-[.B2902])" office:value-type="float" office:value="0.0030723563037456" calcext:value-type="float">
            <text:p>0.0030723563037456</text:p>
          </table:table-cell>
          <table:table-cell/>
        </table:table-row>
        <table:table-row table:style-name="ro1">
          <table:table-cell office:value-type="float" office:value="0.00993252" calcext:value-type="float">
            <text:p>0.00993252</text:p>
          </table:table-cell>
          <table:table-cell office:value-type="float" office:value="0.210038" calcext:value-type="float">
            <text:p>0.210038</text:p>
          </table:table-cell>
          <table:table-cell table:formula="of:=([.A2903]*[.A2903])" office:value-type="float" office:value="0.0000986549535504" calcext:value-type="float">
            <text:p>0.0000986549535504</text:p>
          </table:table-cell>
          <table:table-cell table:formula="of:=([.A2903]-[.B2903])*([.A2903]-[.B2903])" office:value-type="float" office:value="0.0400422031260304" calcext:value-type="float">
            <text:p>0.0400422031260304</text:p>
          </table:table-cell>
          <table:table-cell/>
        </table:table-row>
        <table:table-row table:style-name="ro1">
          <table:table-cell office:value-type="float" office:value="0.0134975" calcext:value-type="float">
            <text:p>0.0134975</text:p>
          </table:table-cell>
          <table:table-cell office:value-type="float" office:value="0.0907047" calcext:value-type="float">
            <text:p>0.0907047</text:p>
          </table:table-cell>
          <table:table-cell table:formula="of:=([.A2904]*[.A2904])" office:value-type="float" office:value="0.00018218250625" calcext:value-type="float">
            <text:p>0.00018218250625</text:p>
          </table:table-cell>
          <table:table-cell table:formula="of:=([.A2904]-[.B2904])*([.A2904]-[.B2904])" office:value-type="float" office:value="0.00596095173184" calcext:value-type="float">
            <text:p>0.00596095173184</text:p>
          </table:table-cell>
          <table:table-cell/>
        </table:table-row>
        <table:table-row table:style-name="ro1">
          <table:table-cell office:value-type="float" office:value="0.0236598" calcext:value-type="float">
            <text:p>0.0236598</text:p>
          </table:table-cell>
          <table:table-cell office:value-type="float" office:value="0.0752805" calcext:value-type="float">
            <text:p>0.0752805</text:p>
          </table:table-cell>
          <table:table-cell table:formula="of:=([.A2905]*[.A2905])" office:value-type="float" office:value="0.00055978613604" calcext:value-type="float">
            <text:p>0.00055978613604</text:p>
          </table:table-cell>
          <table:table-cell table:formula="of:=([.A2905]-[.B2905])*([.A2905]-[.B2905])" office:value-type="float" office:value="0.00266469666849" calcext:value-type="float">
            <text:p>0.00266469666849</text:p>
          </table:table-cell>
          <table:table-cell/>
        </table:table-row>
        <table:table-row table:style-name="ro1">
          <table:table-cell office:value-type="float" office:value="0.0261519" calcext:value-type="float">
            <text:p>0.0261519</text:p>
          </table:table-cell>
          <table:table-cell office:value-type="float" office:value="0.103667" calcext:value-type="float">
            <text:p>0.103667</text:p>
          </table:table-cell>
          <table:table-cell table:formula="of:=([.A2906]*[.A2906])" office:value-type="float" office:value="0.00068392187361" calcext:value-type="float">
            <text:p>0.00068392187361</text:p>
          </table:table-cell>
          <table:table-cell table:formula="of:=([.A2906]-[.B2906])*([.A2906]-[.B2906])" office:value-type="float" office:value="0.00600859072801" calcext:value-type="float">
            <text:p>0.00600859072801</text:p>
          </table:table-cell>
          <table:table-cell/>
        </table:table-row>
        <table:table-row table:style-name="ro1">
          <table:table-cell office:value-type="float" office:value="0.0261519" calcext:value-type="float">
            <text:p>0.0261519</text:p>
          </table:table-cell>
          <table:table-cell office:value-type="float" office:value="0.107911" calcext:value-type="float">
            <text:p>0.107911</text:p>
          </table:table-cell>
          <table:table-cell table:formula="of:=([.A2907]*[.A2907])" office:value-type="float" office:value="0.00068392187361" calcext:value-type="float">
            <text:p>0.00068392187361</text:p>
          </table:table-cell>
          <table:table-cell table:formula="of:=([.A2907]-[.B2907])*([.A2907]-[.B2907])" office:value-type="float" office:value="0.00668455043281" calcext:value-type="float">
            <text:p>0.00668455043281</text:p>
          </table:table-cell>
          <table:table-cell/>
        </table:table-row>
        <table:table-row table:style-name="ro1">
          <table:table-cell office:value-type="float" office:value="0.0286152" calcext:value-type="float">
            <text:p>0.0286152</text:p>
          </table:table-cell>
          <table:table-cell office:value-type="float" office:value="0.0615531" calcext:value-type="float">
            <text:p>0.0615531</text:p>
          </table:table-cell>
          <table:table-cell table:formula="of:=([.A2908]*[.A2908])" office:value-type="float" office:value="0.00081882967104" calcext:value-type="float">
            <text:p>0.00081882967104</text:p>
          </table:table-cell>
          <table:table-cell table:formula="of:=([.A2908]-[.B2908])*([.A2908]-[.B2908])" office:value-type="float" office:value="0.00108490525641" calcext:value-type="float">
            <text:p>0.00108490525641</text:p>
          </table:table-cell>
          <table:table-cell/>
        </table:table-row>
        <table:table-row table:style-name="ro1">
          <table:table-cell office:value-type="float" office:value="0.0707747" calcext:value-type="float">
            <text:p>0.0707747</text:p>
          </table:table-cell>
          <table:table-cell office:value-type="float" office:value="0.137161" calcext:value-type="float">
            <text:p>0.137161</text:p>
          </table:table-cell>
          <table:table-cell table:formula="of:=([.A2909]*[.A2909])" office:value-type="float" office:value="0.00500905816009" calcext:value-type="float">
            <text:p>0.00500905816009</text:p>
          </table:table-cell>
          <table:table-cell table:formula="of:=([.A2909]-[.B2909])*([.A2909]-[.B2909])" office:value-type="float" office:value="0.00440714082769" calcext:value-type="float">
            <text:p>0.00440714082769</text:p>
          </table:table-cell>
          <table:table-cell/>
        </table:table-row>
        <table:table-row table:style-name="ro1">
          <table:table-cell office:value-type="float" office:value="0.0707747" calcext:value-type="float">
            <text:p>0.0707747</text:p>
          </table:table-cell>
          <table:table-cell office:value-type="float" office:value="0.212017" calcext:value-type="float">
            <text:p>0.212017</text:p>
          </table:table-cell>
          <table:table-cell table:formula="of:=([.A2910]*[.A2910])" office:value-type="float" office:value="0.00500905816009" calcext:value-type="float">
            <text:p>0.00500905816009</text:p>
          </table:table-cell>
          <table:table-cell table:formula="of:=([.A2910]-[.B2910])*([.A2910]-[.B2910])" office:value-type="float" office:value="0.01994938730929" calcext:value-type="float">
            <text:p>0.01994938730929</text:p>
          </table:table-cell>
          <table:table-cell/>
        </table:table-row>
        <table:table-row table:style-name="ro1">
          <table:table-cell office:value-type="float" office:value="0.0707746" calcext:value-type="float">
            <text:p>0.0707746</text:p>
          </table:table-cell>
          <table:table-cell office:value-type="float" office:value="0.166528" calcext:value-type="float">
            <text:p>0.166528</text:p>
          </table:table-cell>
          <table:table-cell table:formula="of:=([.A2911]*[.A2911])" office:value-type="float" office:value="0.00500904400516" calcext:value-type="float">
            <text:p>0.00500904400516</text:p>
          </table:table-cell>
          <table:table-cell table:formula="of:=([.A2911]-[.B2911])*([.A2911]-[.B2911])" office:value-type="float" office:value="0.00916871361156" calcext:value-type="float">
            <text:p>0.00916871361156</text:p>
          </table:table-cell>
          <table:table-cell/>
        </table:table-row>
        <table:table-row table:style-name="ro1">
          <table:table-cell office:value-type="float" office:value="0.301391" calcext:value-type="float">
            <text:p>0.301391</text:p>
          </table:table-cell>
          <table:table-cell office:value-type="float" office:value="0.207155" calcext:value-type="float">
            <text:p>0.207155</text:p>
          </table:table-cell>
          <table:table-cell table:formula="of:=([.A2912]*[.A2912])" office:value-type="float" office:value="0.090836534881" calcext:value-type="float">
            <text:p>0.090836534881</text:p>
          </table:table-cell>
          <table:table-cell table:formula="of:=([.A2912]-[.B2912])*([.A2912]-[.B2912])" office:value-type="float" office:value="0.008880423696" calcext:value-type="float">
            <text:p>0.008880423696</text:p>
          </table:table-cell>
          <table:table-cell/>
        </table:table-row>
        <table:table-row table:style-name="ro1">
          <table:table-cell office:value-type="float" office:value="0.345559" calcext:value-type="float">
            <text:p>0.345559</text:p>
          </table:table-cell>
          <table:table-cell office:value-type="float" office:value="0.261157" calcext:value-type="float">
            <text:p>0.261157</text:p>
          </table:table-cell>
          <table:table-cell table:formula="of:=([.A2913]*[.A2913])" office:value-type="float" office:value="0.119411022481" calcext:value-type="float">
            <text:p>0.119411022481</text:p>
          </table:table-cell>
          <table:table-cell table:formula="of:=([.A2913]-[.B2913])*([.A2913]-[.B2913])" office:value-type="float" office:value="0.00712369760400001" calcext:value-type="float">
            <text:p>0.00712369760400001</text:p>
          </table:table-cell>
          <table:table-cell/>
        </table:table-row>
        <table:table-row table:style-name="ro1">
          <table:table-cell office:value-type="float" office:value="0.355263" calcext:value-type="float">
            <text:p>0.355263</text:p>
          </table:table-cell>
          <table:table-cell office:value-type="float" office:value="0.36965" calcext:value-type="float">
            <text:p>0.36965</text:p>
          </table:table-cell>
          <table:table-cell table:formula="of:=([.A2914]*[.A2914])" office:value-type="float" office:value="0.126211799169" calcext:value-type="float">
            <text:p>0.126211799169</text:p>
          </table:table-cell>
          <table:table-cell table:formula="of:=([.A2914]-[.B2914])*([.A2914]-[.B2914])" office:value-type="float" office:value="0.000206985769" calcext:value-type="float">
            <text:p>0.000206985769</text:p>
          </table:table-cell>
          <table:table-cell/>
        </table:table-row>
        <table:table-row table:style-name="ro1">
          <table:table-cell office:value-type="float" office:value="0.355263" calcext:value-type="float">
            <text:p>0.355263</text:p>
          </table:table-cell>
          <table:table-cell office:value-type="float" office:value="0.402313" calcext:value-type="float">
            <text:p>0.402313</text:p>
          </table:table-cell>
          <table:table-cell table:formula="of:=([.A2915]*[.A2915])" office:value-type="float" office:value="0.126211799169" calcext:value-type="float">
            <text:p>0.126211799169</text:p>
          </table:table-cell>
          <table:table-cell table:formula="of:=([.A2915]-[.B2915])*([.A2915]-[.B2915])" office:value-type="float" office:value="0.0022137025" calcext:value-type="float">
            <text:p>0.0022137025</text:p>
          </table:table-cell>
          <table:table-cell/>
        </table:table-row>
        <table:table-row table:style-name="ro1">
          <table:table-cell office:value-type="float" office:value="0.355263" calcext:value-type="float">
            <text:p>0.355263</text:p>
          </table:table-cell>
          <table:table-cell office:value-type="float" office:value="0.48961" calcext:value-type="float">
            <text:p>0.48961</text:p>
          </table:table-cell>
          <table:table-cell table:formula="of:=([.A2916]*[.A2916])" office:value-type="float" office:value="0.126211799169" calcext:value-type="float">
            <text:p>0.126211799169</text:p>
          </table:table-cell>
          <table:table-cell table:formula="of:=([.A2916]-[.B2916])*([.A2916]-[.B2916])" office:value-type="float" office:value="0.018049116409" calcext:value-type="float">
            <text:p>0.018049116409</text:p>
          </table:table-cell>
          <table:table-cell/>
        </table:table-row>
        <table:table-row table:style-name="ro1">
          <table:table-cell office:value-type="float" office:value="0.359177" calcext:value-type="float">
            <text:p>0.359177</text:p>
          </table:table-cell>
          <table:table-cell office:value-type="float" office:value="0.541575" calcext:value-type="float">
            <text:p>0.541575</text:p>
          </table:table-cell>
          <table:table-cell table:formula="of:=([.A2917]*[.A2917])" office:value-type="float" office:value="0.129008117329" calcext:value-type="float">
            <text:p>0.129008117329</text:p>
          </table:table-cell>
          <table:table-cell table:formula="of:=([.A2917]-[.B2917])*([.A2917]-[.B2917])" office:value-type="float" office:value="0.033269030404" calcext:value-type="float">
            <text:p>0.033269030404</text:p>
          </table:table-cell>
          <table:table-cell/>
        </table:table-row>
        <table:table-row table:style-name="ro1">
          <table:table-cell office:value-type="float" office:value="0.573792" calcext:value-type="float">
            <text:p>0.573792</text:p>
          </table:table-cell>
          <table:table-cell office:value-type="float" office:value="0.678036" calcext:value-type="float">
            <text:p>0.678036</text:p>
          </table:table-cell>
          <table:table-cell table:formula="of:=([.A2918]*[.A2918])" office:value-type="float" office:value="0.329237259264" calcext:value-type="float">
            <text:p>0.329237259264</text:p>
          </table:table-cell>
          <table:table-cell table:formula="of:=([.A2918]-[.B2918])*([.A2918]-[.B2918])" office:value-type="float" office:value="0.010866811536" calcext:value-type="float">
            <text:p>0.010866811536</text:p>
          </table:table-cell>
          <table:table-cell/>
        </table:table-row>
        <table:table-row table:style-name="ro1">
          <table:table-cell office:value-type="float" office:value="0.605885" calcext:value-type="float">
            <text:p>0.605885</text:p>
          </table:table-cell>
          <table:table-cell office:value-type="float" office:value="0.702515" calcext:value-type="float">
            <text:p>0.702515</text:p>
          </table:table-cell>
          <table:table-cell table:formula="of:=([.A2919]*[.A2919])" office:value-type="float" office:value="0.367096633225" calcext:value-type="float">
            <text:p>0.367096633225</text:p>
          </table:table-cell>
          <table:table-cell table:formula="of:=([.A2919]-[.B2919])*([.A2919]-[.B2919])" office:value-type="float" office:value="0.0093373569" calcext:value-type="float">
            <text:p>0.0093373569</text:p>
          </table:table-cell>
          <table:table-cell/>
        </table:table-row>
        <table:table-row table:style-name="ro1">
          <table:table-cell office:value-type="float" office:value="0.638181" calcext:value-type="float">
            <text:p>0.638181</text:p>
          </table:table-cell>
          <table:table-cell office:value-type="float" office:value="0.738872" calcext:value-type="float">
            <text:p>0.738872</text:p>
          </table:table-cell>
          <table:table-cell table:formula="of:=([.A2920]*[.A2920])" office:value-type="float" office:value="0.407274988761" calcext:value-type="float">
            <text:p>0.407274988761</text:p>
          </table:table-cell>
          <table:table-cell table:formula="of:=([.A2920]-[.B2920])*([.A2920]-[.B2920])" office:value-type="float" office:value="0.010138677481" calcext:value-type="float">
            <text:p>0.010138677481</text:p>
          </table:table-cell>
          <table:table-cell/>
        </table:table-row>
        <table:table-row table:style-name="ro1">
          <table:table-cell office:value-type="float" office:value="0.739717" calcext:value-type="float">
            <text:p>0.739717</text:p>
          </table:table-cell>
          <table:table-cell office:value-type="float" office:value="0.826899" calcext:value-type="float">
            <text:p>0.826899</text:p>
          </table:table-cell>
          <table:table-cell table:formula="of:=([.A2921]*[.A2921])" office:value-type="float" office:value="0.547181240089" calcext:value-type="float">
            <text:p>0.547181240089</text:p>
          </table:table-cell>
          <table:table-cell table:formula="of:=([.A2921]-[.B2921])*([.A2921]-[.B2921])" office:value-type="float" office:value="0.00760070112400002" calcext:value-type="float">
            <text:p>0.00760070112400002</text:p>
          </table:table-cell>
          <table:table-cell/>
        </table:table-row>
        <table:table-row table:style-name="ro1">
          <table:table-cell office:value-type="float" office:value="0.739717" calcext:value-type="float">
            <text:p>0.739717</text:p>
          </table:table-cell>
          <table:table-cell office:value-type="float" office:value="0.903208" calcext:value-type="float">
            <text:p>0.903208</text:p>
          </table:table-cell>
          <table:table-cell table:formula="of:=([.A2922]*[.A2922])" office:value-type="float" office:value="0.547181240089" calcext:value-type="float">
            <text:p>0.547181240089</text:p>
          </table:table-cell>
          <table:table-cell table:formula="of:=([.A2922]-[.B2922])*([.A2922]-[.B2922])" office:value-type="float" office:value="0.026729307081" calcext:value-type="float">
            <text:p>0.026729307081</text:p>
          </table:table-cell>
          <table:table-cell/>
        </table:table-row>
        <table:table-row table:style-name="ro1">
          <table:table-cell office:value-type="float" office:value="0.739717" calcext:value-type="float">
            <text:p>0.739717</text:p>
          </table:table-cell>
          <table:table-cell office:value-type="float" office:value="0.934666" calcext:value-type="float">
            <text:p>0.934666</text:p>
          </table:table-cell>
          <table:table-cell table:formula="of:=([.A2923]*[.A2923])" office:value-type="float" office:value="0.547181240089" calcext:value-type="float">
            <text:p>0.547181240089</text:p>
          </table:table-cell>
          <table:table-cell table:formula="of:=([.A2923]-[.B2923])*([.A2923]-[.B2923])" office:value-type="float" office:value="0.038005112601" calcext:value-type="float">
            <text:p>0.038005112601</text:p>
          </table:table-cell>
          <table:table-cell/>
        </table:table-row>
        <table:table-row table:style-name="ro1">
          <table:table-cell office:value-type="float" office:value="0.838041" calcext:value-type="float">
            <text:p>0.838041</text:p>
          </table:table-cell>
          <table:table-cell office:value-type="float" office:value="0.972214" calcext:value-type="float">
            <text:p>0.972214</text:p>
          </table:table-cell>
          <table:table-cell table:formula="of:=([.A2924]*[.A2924])" office:value-type="float" office:value="0.702312717681" calcext:value-type="float">
            <text:p>0.702312717681</text:p>
          </table:table-cell>
          <table:table-cell table:formula="of:=([.A2924]-[.B2924])*([.A2924]-[.B2924])" office:value-type="float" office:value="0.018002393929" calcext:value-type="float">
            <text:p>0.018002393929</text:p>
          </table:table-cell>
          <table:table-cell/>
        </table:table-row>
        <table:table-row table:style-name="ro1">
          <table:table-cell office:value-type="float" office:value="0.908402" calcext:value-type="float">
            <text:p>0.908402</text:p>
          </table:table-cell>
          <table:table-cell office:value-type="float" office:value="0.985523" calcext:value-type="float">
            <text:p>0.985523</text:p>
          </table:table-cell>
          <table:table-cell table:formula="of:=([.A2925]*[.A2925])" office:value-type="float" office:value="0.825194193604" calcext:value-type="float">
            <text:p>0.825194193604</text:p>
          </table:table-cell>
          <table:table-cell table:formula="of:=([.A2925]-[.B2925])*([.A2925]-[.B2925])" office:value-type="float" office:value="0.005947648641" calcext:value-type="float">
            <text:p>0.005947648641</text:p>
          </table:table-cell>
          <table:table-cell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8372" calcext:value-type="float">
            <text:p>0.998372</text:p>
          </table:table-cell>
          <table:table-cell table:formula="of:=([.A2926]*[.A2926])" office:value-type="float" office:value="0.999978000121" calcext:value-type="float">
            <text:p>0.999978000121</text:p>
          </table:table-cell>
          <table:table-cell table:formula="of:=([.A2926]-[.B2926])*([.A2926]-[.B2926])" office:value-type="float" office:value="0.00000261468899999993" calcext:value-type="float">
            <text:p>2.61468899999993E-06</text:p>
          </table:table-cell>
          <table:table-cell/>
        </table:table-row>
        <table:table-row table:style-name="ro1">
          <table:table-cell office:value-type="float" office:value="0.00000613928" calcext:value-type="float">
            <text:p>0.00000613928</text:p>
          </table:table-cell>
          <table:table-cell office:value-type="float" office:value="0.00000289364" calcext:value-type="float">
            <text:p>0.00000289364</text:p>
          </table:table-cell>
          <table:table-cell table:formula="of:=([.A2927]*[.A2927])" office:value-type="float" office:value="0.00000000003769075892" calcext:value-type="float">
            <text:p>3.76907589184E-11</text:p>
          </table:table-cell>
          <table:table-cell table:formula="of:=([.A2927]-[.B2927])*([.A2927]-[.B2927])" office:value-type="float" office:value="0.00000000001053417901" calcext:value-type="float">
            <text:p>1.05341790096E-11</text:p>
          </table:table-cell>
          <table:table-cell/>
        </table:table-row>
        <table:table-row table:style-name="ro1">
          <table:table-cell office:value-type="float" office:value="0.00000852346" calcext:value-type="float">
            <text:p>0.00000852346</text:p>
          </table:table-cell>
          <table:table-cell office:value-type="float" office:value="0.00172532" calcext:value-type="float">
            <text:p>0.00172532</text:p>
          </table:table-cell>
          <table:table-cell table:formula="of:=([.A2928]*[.A2928])" office:value-type="float" office:value="0.00000000007264937037" calcext:value-type="float">
            <text:p>7.26493703716E-11</text:p>
          </table:table-cell>
          <table:table-cell table:formula="of:=([.A2928]-[.B2928])*([.A2928]-[.B2928])" office:value-type="float" office:value="0.00000294739035975597" calcext:value-type="float">
            <text:p>2.94739035975597E-06</text:p>
          </table:table-cell>
          <table:table-cell/>
        </table:table-row>
        <table:table-row table:style-name="ro1">
          <table:table-cell office:value-type="float" office:value="0.00000840425" calcext:value-type="float">
            <text:p>0.00000840425</text:p>
          </table:table-cell>
          <table:table-cell office:value-type="float" office:value="0.00244311" calcext:value-type="float">
            <text:p>0.00244311</text:p>
          </table:table-cell>
          <table:table-cell table:formula="of:=([.A2929]*[.A2929])" office:value-type="float" office:value="0.00000000007063141806" calcext:value-type="float">
            <text:p>7.06314180625E-11</text:p>
          </table:table-cell>
          <table:table-cell table:formula="of:=([.A2929]-[.B2929])*([.A2929]-[.B2929])" office:value-type="float" office:value="0.00000592779208908306" calcext:value-type="float">
            <text:p>5.92779208908306E-06</text:p>
          </table:table-cell>
          <table:table-cell/>
        </table:table-row>
        <table:table-row table:style-name="ro1">
          <table:table-cell office:value-type="float" office:value="0.00000572205" calcext:value-type="float">
            <text:p>0.00000572205</text:p>
          </table:table-cell>
          <table:table-cell office:value-type="float" office:value="0.00328589" calcext:value-type="float">
            <text:p>0.00328589</text:p>
          </table:table-cell>
          <table:table-cell table:formula="of:=([.A2930]*[.A2930])" office:value-type="float" office:value="0.0000000000327418562" calcext:value-type="float">
            <text:p>3.27418562025E-11</text:p>
          </table:table-cell>
          <table:table-cell table:formula="of:=([.A2930]-[.B2930])*([.A2930]-[.B2930])" office:value-type="float" office:value="0.0000107595017802072" calcext:value-type="float">
            <text:p>1.07595017802072E-05</text:p>
          </table:table-cell>
          <table:table-cell/>
        </table:table-row>
        <table:table-row table:style-name="ro1">
          <table:table-cell office:value-type="float" office:value="0.0000013113" calcext:value-type="float">
            <text:p>0.0000013113</text:p>
          </table:table-cell>
          <table:table-cell office:value-type="float" office:value="0.000644316" calcext:value-type="float">
            <text:p>0.000644316</text:p>
          </table:table-cell>
          <table:table-cell table:formula="of:=([.A2931]*[.A2931])" office:value-type="float" office:value="0.00000000000171950769" calcext:value-type="float">
            <text:p>1.71950769E-12</text:p>
          </table:table-cell>
          <table:table-cell table:formula="of:=([.A2931]-[.B2931])*([.A2931]-[.B2931])" office:value-type="float" office:value="0.00000041345504422209" calcext:value-type="float">
            <text:p>4.1345504422209E-07</text:p>
          </table:table-cell>
          <table:table-cell/>
        </table:table-row>
        <table:table-row table:style-name="ro1">
          <table:table-cell office:value-type="float" office:value="0.0000287294" calcext:value-type="float">
            <text:p>0.0000287294</text:p>
          </table:table-cell>
          <table:table-cell office:value-type="float" office:value="0.000354772" calcext:value-type="float">
            <text:p>0.000354772</text:p>
          </table:table-cell>
          <table:table-cell table:formula="of:=([.A2932]*[.A2932])" office:value-type="float" office:value="0.00000000082537842436" calcext:value-type="float">
            <text:p>8.2537842436E-10</text:p>
          </table:table-cell>
          <table:table-cell table:formula="of:=([.A2932]-[.B2932])*([.A2932]-[.B2932])" office:value-type="float" office:value="0.00000010630377701476" calcext:value-type="float">
            <text:p>1.0630377701476E-07</text:p>
          </table:table-cell>
          <table:table-cell/>
        </table:table-row>
        <table:table-row table:style-name="ro1">
          <table:table-cell office:value-type="float" office:value="0.0000287294" calcext:value-type="float">
            <text:p>0.0000287294</text:p>
          </table:table-cell>
          <table:table-cell office:value-type="float" office:value="0.0004711" calcext:value-type="float">
            <text:p>0.0004711</text:p>
          </table:table-cell>
          <table:table-cell table:formula="of:=([.A2933]*[.A2933])" office:value-type="float" office:value="0.00000000082537842436" calcext:value-type="float">
            <text:p>8.2537842436E-10</text:p>
          </table:table-cell>
          <table:table-cell table:formula="of:=([.A2933]-[.B2933])*([.A2933]-[.B2933])" office:value-type="float" office:value="0.00000019569174774436" calcext:value-type="float">
            <text:p>1.9569174774436E-07</text:p>
          </table:table-cell>
          <table:table-cell/>
        </table:table-row>
        <table:table-row table:style-name="ro1">
          <table:table-cell office:value-type="float" office:value="0.0000270605" calcext:value-type="float">
            <text:p>0.0000270605</text:p>
          </table:table-cell>
          <table:table-cell office:value-type="float" office:value="0.00145341" calcext:value-type="float">
            <text:p>0.00145341</text:p>
          </table:table-cell>
          <table:table-cell table:formula="of:=([.A2934]*[.A2934])" office:value-type="float" office:value="0.00000000073227066025" calcext:value-type="float">
            <text:p>7.3227066025E-10</text:p>
          </table:table-cell>
          <table:table-cell table:formula="of:=([.A2934]-[.B2934])*([.A2934]-[.B2934])" office:value-type="float" office:value="0.00000203447289615025" calcext:value-type="float">
            <text:p>2.03447289615025E-06</text:p>
          </table:table-cell>
          <table:table-cell/>
        </table:table-row>
        <table:table-row table:style-name="ro1">
          <table:table-cell office:value-type="float" office:value="0.0000123978" calcext:value-type="float">
            <text:p>0.0000123978</text:p>
          </table:table-cell>
          <table:table-cell office:value-type="float" office:value="0.00764757" calcext:value-type="float">
            <text:p>0.00764757</text:p>
          </table:table-cell>
          <table:table-cell table:formula="of:=([.A2935]*[.A2935])" office:value-type="float" office:value="0.00000000015370544484" calcext:value-type="float">
            <text:p>1.5370544484E-10</text:p>
          </table:table-cell>
          <table:table-cell table:formula="of:=([.A2935]-[.B2935])*([.A2935]-[.B2935])" office:value-type="float" office:value="0.0000582958545236528" calcext:value-type="float">
            <text:p>5.82958545236528E-05</text:p>
          </table:table-cell>
          <table:table-cell/>
        </table:table-row>
        <table:table-row table:style-name="ro1">
          <table:table-cell office:value-type="float" office:value="0.0000129342" calcext:value-type="float">
            <text:p>0.0000129342</text:p>
          </table:table-cell>
          <table:table-cell office:value-type="float" office:value="0.099135" calcext:value-type="float">
            <text:p>0.099135</text:p>
          </table:table-cell>
          <table:table-cell table:formula="of:=([.A2936]*[.A2936])" office:value-type="float" office:value="0.00000000016729352964" calcext:value-type="float">
            <text:p>1.6729352964E-10</text:p>
          </table:table-cell>
          <table:table-cell table:formula="of:=([.A2936]-[.B2936])*([.A2936]-[.B2936])" office:value-type="float" office:value="0.00982518392845953" calcext:value-type="float">
            <text:p>0.00982518392845953</text:p>
          </table:table-cell>
          <table:table-cell/>
        </table:table-row>
        <table:table-row table:style-name="ro1">
          <table:table-cell office:value-type="float" office:value="0.0000129342" calcext:value-type="float">
            <text:p>0.0000129342</text:p>
          </table:table-cell>
          <table:table-cell office:value-type="float" office:value="0.00543019" calcext:value-type="float">
            <text:p>0.00543019</text:p>
          </table:table-cell>
          <table:table-cell table:formula="of:=([.A2937]*[.A2937])" office:value-type="float" office:value="0.00000000016729352964" calcext:value-type="float">
            <text:p>1.6729352964E-10</text:p>
          </table:table-cell>
          <table:table-cell table:formula="of:=([.A2937]-[.B2937])*([.A2937]-[.B2937])" office:value-type="float" office:value="0.0000293466604026336" calcext:value-type="float">
            <text:p>2.93466604026336E-05</text:p>
          </table:table-cell>
          <table:table-cell/>
        </table:table-row>
        <table:table-row table:style-name="ro1">
          <table:table-cell office:value-type="float" office:value="0.00000625849" calcext:value-type="float">
            <text:p>0.00000625849</text:p>
          </table:table-cell>
          <table:table-cell office:value-type="float" office:value="0.00154902" calcext:value-type="float">
            <text:p>0.00154902</text:p>
          </table:table-cell>
          <table:table-cell table:formula="of:=([.A2938]*[.A2938])" office:value-type="float" office:value="0.00000000003916869708" calcext:value-type="float">
            <text:p>3.91686970801E-11</text:p>
          </table:table-cell>
          <table:table-cell table:formula="of:=([.A2938]-[.B2938])*([.A2938]-[.B2938])" office:value-type="float" office:value="0.00000238011307673748" calcext:value-type="float">
            <text:p>2.38011307673748E-06</text:p>
          </table:table-cell>
          <table:table-cell/>
        </table:table-row>
        <table:table-row table:style-name="ro1">
          <table:table-cell office:value-type="float" office:value="0.0000533462" calcext:value-type="float">
            <text:p>0.0000533462</text:p>
          </table:table-cell>
          <table:table-cell office:value-type="float" office:value="0.168181" calcext:value-type="float">
            <text:p>0.168181</text:p>
          </table:table-cell>
          <table:table-cell table:formula="of:=([.A2939]*[.A2939])" office:value-type="float" office:value="0.00000000284581705444" calcext:value-type="float">
            <text:p>2.84581705444E-09</text:p>
          </table:table-cell>
          <table:table-cell table:formula="of:=([.A2939]-[.B2939])*([.A2939]-[.B2939])" office:value-type="float" office:value="0.0282669079722927" calcext:value-type="float">
            <text:p>0.0282669079722927</text:p>
          </table:table-cell>
          <table:table-cell/>
        </table:table-row>
        <table:table-row table:style-name="ro1">
          <table:table-cell office:value-type="float" office:value="0.00013566" calcext:value-type="float">
            <text:p>0.00013566</text:p>
          </table:table-cell>
          <table:table-cell office:value-type="float" office:value="0.00473078" calcext:value-type="float">
            <text:p>0.00473078</text:p>
          </table:table-cell>
          <table:table-cell table:formula="of:=([.A2940]*[.A2940])" office:value-type="float" office:value="0.0000000184036356" calcext:value-type="float">
            <text:p>0.0000000184036356</text:p>
          </table:table-cell>
          <table:table-cell table:formula="of:=([.A2940]-[.B2940])*([.A2940]-[.B2940])" office:value-type="float" office:value="0.0000211151278144" calcext:value-type="float">
            <text:p>0.0000211151278144</text:p>
          </table:table-cell>
          <table:table-cell/>
        </table:table-row>
        <table:table-row table:style-name="ro1">
          <table:table-cell office:value-type="float" office:value="0.000147045" calcext:value-type="float">
            <text:p>0.000147045</text:p>
          </table:table-cell>
          <table:table-cell office:value-type="float" office:value="0.149694" calcext:value-type="float">
            <text:p>0.149694</text:p>
          </table:table-cell>
          <table:table-cell table:formula="of:=([.A2941]*[.A2941])" office:value-type="float" office:value="0.000000021622232025" calcext:value-type="float">
            <text:p>2.1622232025E-08</text:p>
          </table:table-cell>
          <table:table-cell table:formula="of:=([.A2941]-[.B2941])*([.A2941]-[.B2941])" office:value-type="float" office:value="0.022364291749772" calcext:value-type="float">
            <text:p>0.022364291749772</text:p>
          </table:table-cell>
          <table:table-cell/>
        </table:table-row>
        <table:table-row table:style-name="ro1">
          <table:table-cell office:value-type="float" office:value="0.000147045" calcext:value-type="float">
            <text:p>0.000147045</text:p>
          </table:table-cell>
          <table:table-cell office:value-type="float" office:value="0.15781" calcext:value-type="float">
            <text:p>0.15781</text:p>
          </table:table-cell>
          <table:table-cell table:formula="of:=([.A2942]*[.A2942])" office:value-type="float" office:value="0.000000021622232025" calcext:value-type="float">
            <text:p>2.1622232025E-08</text:p>
          </table:table-cell>
          <table:table-cell table:formula="of:=([.A2942]-[.B2942])*([.A2942]-[.B2942])" office:value-type="float" office:value="0.024857607379332" calcext:value-type="float">
            <text:p>0.024857607379332</text:p>
          </table:table-cell>
          <table:table-cell/>
        </table:table-row>
        <table:table-row table:style-name="ro1">
          <table:table-cell office:value-type="float" office:value="0.00595671" calcext:value-type="float">
            <text:p>0.00595671</text:p>
          </table:table-cell>
          <table:table-cell office:value-type="float" office:value="0.0637806" calcext:value-type="float">
            <text:p>0.0637806</text:p>
          </table:table-cell>
          <table:table-cell table:formula="of:=([.A2943]*[.A2943])" office:value-type="float" office:value="0.0000354823940241" calcext:value-type="float">
            <text:p>0.0000354823940241</text:p>
          </table:table-cell>
          <table:table-cell table:formula="of:=([.A2943]-[.B2943])*([.A2943]-[.B2943])" office:value-type="float" office:value="0.0033436022547321" calcext:value-type="float">
            <text:p>0.0033436022547321</text:p>
          </table:table-cell>
          <table:table-cell/>
        </table:table-row>
        <table:table-row table:style-name="ro1">
          <table:table-cell office:value-type="float" office:value="0.00595671" calcext:value-type="float">
            <text:p>0.00595671</text:p>
          </table:table-cell>
          <table:table-cell office:value-type="float" office:value="0.0558817" calcext:value-type="float">
            <text:p>0.0558817</text:p>
          </table:table-cell>
          <table:table-cell table:formula="of:=([.A2944]*[.A2944])" office:value-type="float" office:value="0.0000354823940241" calcext:value-type="float">
            <text:p>0.0000354823940241</text:p>
          </table:table-cell>
          <table:table-cell table:formula="of:=([.A2944]-[.B2944])*([.A2944]-[.B2944])" office:value-type="float" office:value="0.0024925046265001" calcext:value-type="float">
            <text:p>0.0024925046265001</text:p>
          </table:table-cell>
          <table:table-cell/>
        </table:table-row>
        <table:table-row table:style-name="ro1">
          <table:table-cell office:value-type="float" office:value="0.00687826" calcext:value-type="float">
            <text:p>0.00687826</text:p>
          </table:table-cell>
          <table:table-cell office:value-type="float" office:value="0.103092" calcext:value-type="float">
            <text:p>0.103092</text:p>
          </table:table-cell>
          <table:table-cell table:formula="of:=([.A2945]*[.A2945])" office:value-type="float" office:value="0.0000473104606276" calcext:value-type="float">
            <text:p>0.0000473104606276</text:p>
          </table:table-cell>
          <table:table-cell table:formula="of:=([.A2945]-[.B2945])*([.A2945]-[.B2945])" office:value-type="float" office:value="0.0092570837647876" calcext:value-type="float">
            <text:p>0.0092570837647876</text:p>
          </table:table-cell>
          <table:table-cell/>
        </table:table-row>
        <table:table-row table:style-name="ro1">
          <table:table-cell office:value-type="float" office:value="0.00971228" calcext:value-type="float">
            <text:p>0.00971228</text:p>
          </table:table-cell>
          <table:table-cell office:value-type="float" office:value="0.213442" calcext:value-type="float">
            <text:p>0.213442</text:p>
          </table:table-cell>
          <table:table-cell table:formula="of:=([.A2946]*[.A2946])" office:value-type="float" office:value="0.0000943283827984" calcext:value-type="float">
            <text:p>0.0000943283827984</text:p>
          </table:table-cell>
          <table:table-cell table:formula="of:=([.A2946]-[.B2946])*([.A2946]-[.B2946])" office:value-type="float" office:value="0.0415057988112784" calcext:value-type="float">
            <text:p>0.0415057988112784</text:p>
          </table:table-cell>
          <table:table-cell/>
        </table:table-row>
        <table:table-row table:style-name="ro1">
          <table:table-cell office:value-type="float" office:value="0.00971228" calcext:value-type="float">
            <text:p>0.00971228</text:p>
          </table:table-cell>
          <table:table-cell office:value-type="float" office:value="0.221837" calcext:value-type="float">
            <text:p>0.221837</text:p>
          </table:table-cell>
          <table:table-cell table:formula="of:=([.A2947]*[.A2947])" office:value-type="float" office:value="0.0000943283827984" calcext:value-type="float">
            <text:p>0.0000943283827984</text:p>
          </table:table-cell>
          <table:table-cell table:formula="of:=([.A2947]-[.B2947])*([.A2947]-[.B2947])" office:value-type="float" office:value="0.0449968968350784" calcext:value-type="float">
            <text:p>0.0449968968350784</text:p>
          </table:table-cell>
          <table:table-cell/>
        </table:table-row>
        <table:table-row table:style-name="ro1">
          <table:table-cell office:value-type="float" office:value="0.00681257" calcext:value-type="float">
            <text:p>0.00681257</text:p>
          </table:table-cell>
          <table:table-cell office:value-type="float" office:value="0.246354" calcext:value-type="float">
            <text:p>0.246354</text:p>
          </table:table-cell>
          <table:table-cell table:formula="of:=([.A2948]*[.A2948])" office:value-type="float" office:value="0.0000464111100049" calcext:value-type="float">
            <text:p>0.0000464111100049</text:p>
          </table:table-cell>
          <table:table-cell table:formula="of:=([.A2948]-[.B2948])*([.A2948]-[.B2948])" office:value-type="float" office:value="0.0573800966864449" calcext:value-type="float">
            <text:p>0.0573800966864449</text:p>
          </table:table-cell>
          <table:table-cell/>
        </table:table-row>
        <table:table-row table:style-name="ro1">
          <table:table-cell office:value-type="float" office:value="0.0253645" calcext:value-type="float">
            <text:p>0.0253645</text:p>
          </table:table-cell>
          <table:table-cell office:value-type="float" office:value="0.158799" calcext:value-type="float">
            <text:p>0.158799</text:p>
          </table:table-cell>
          <table:table-cell table:formula="of:=([.A2949]*[.A2949])" office:value-type="float" office:value="0.00064335786025" calcext:value-type="float">
            <text:p>0.00064335786025</text:p>
          </table:table-cell>
          <table:table-cell table:formula="of:=([.A2949]-[.B2949])*([.A2949]-[.B2949])" office:value-type="float" office:value="0.01780476579025" calcext:value-type="float">
            <text:p>0.01780476579025</text:p>
          </table:table-cell>
          <table:table-cell/>
        </table:table-row>
        <table:table-row table:style-name="ro1">
          <table:table-cell office:value-type="float" office:value="0.0253645" calcext:value-type="float">
            <text:p>0.0253645</text:p>
          </table:table-cell>
          <table:table-cell office:value-type="float" office:value="0.146867" calcext:value-type="float">
            <text:p>0.146867</text:p>
          </table:table-cell>
          <table:table-cell table:formula="of:=([.A2950]*[.A2950])" office:value-type="float" office:value="0.00064335786025" calcext:value-type="float">
            <text:p>0.00064335786025</text:p>
          </table:table-cell>
          <table:table-cell table:formula="of:=([.A2950]-[.B2950])*([.A2950]-[.B2950])" office:value-type="float" office:value="0.01476285750625" calcext:value-type="float">
            <text:p>0.01476285750625</text:p>
          </table:table-cell>
          <table:table-cell/>
        </table:table-row>
        <table:table-row table:style-name="ro1">
          <table:table-cell office:value-type="float" office:value="0.0253646" calcext:value-type="float">
            <text:p>0.0253646</text:p>
          </table:table-cell>
          <table:table-cell office:value-type="float" office:value="0.25737" calcext:value-type="float">
            <text:p>0.25737</text:p>
          </table:table-cell>
          <table:table-cell table:formula="of:=([.A2951]*[.A2951])" office:value-type="float" office:value="0.00064336293316" calcext:value-type="float">
            <text:p>0.00064336293316</text:p>
          </table:table-cell>
          <table:table-cell table:formula="of:=([.A2951]-[.B2951])*([.A2951]-[.B2951])" office:value-type="float" office:value="0.05382650562916" calcext:value-type="float">
            <text:p>0.05382650562916</text:p>
          </table:table-cell>
          <table:table-cell/>
        </table:table-row>
        <table:table-row table:style-name="ro1">
          <table:table-cell office:value-type="float" office:value="0.037711" calcext:value-type="float">
            <text:p>0.037711</text:p>
          </table:table-cell>
          <table:table-cell office:value-type="float" office:value="0.19114" calcext:value-type="float">
            <text:p>0.19114</text:p>
          </table:table-cell>
          <table:table-cell table:formula="of:=([.A2952]*[.A2952])" office:value-type="float" office:value="0.001422119521" calcext:value-type="float">
            <text:p>0.001422119521</text:p>
          </table:table-cell>
          <table:table-cell table:formula="of:=([.A2952]-[.B2952])*([.A2952]-[.B2952])" office:value-type="float" office:value="0.023540458041" calcext:value-type="float">
            <text:p>0.023540458041</text:p>
          </table:table-cell>
          <table:table-cell/>
        </table:table-row>
        <table:table-row table:style-name="ro1">
          <table:table-cell office:value-type="float" office:value="0.037711" calcext:value-type="float">
            <text:p>0.037711</text:p>
          </table:table-cell>
          <table:table-cell office:value-type="float" office:value="0.176015" calcext:value-type="float">
            <text:p>0.176015</text:p>
          </table:table-cell>
          <table:table-cell table:formula="of:=([.A2953]*[.A2953])" office:value-type="float" office:value="0.001422119521" calcext:value-type="float">
            <text:p>0.001422119521</text:p>
          </table:table-cell>
          <table:table-cell table:formula="of:=([.A2953]-[.B2953])*([.A2953]-[.B2953])" office:value-type="float" office:value="0.019127996416" calcext:value-type="float">
            <text:p>0.019127996416</text:p>
          </table:table-cell>
          <table:table-cell/>
        </table:table-row>
        <table:table-row table:style-name="ro1">
          <table:table-cell office:value-type="float" office:value="0.154639" calcext:value-type="float">
            <text:p>0.154639</text:p>
          </table:table-cell>
          <table:table-cell office:value-type="float" office:value="0.321271" calcext:value-type="float">
            <text:p>0.321271</text:p>
          </table:table-cell>
          <table:table-cell table:formula="of:=([.A2954]*[.A2954])" office:value-type="float" office:value="0.023913220321" calcext:value-type="float">
            <text:p>0.023913220321</text:p>
          </table:table-cell>
          <table:table-cell table:formula="of:=([.A2954]-[.B2954])*([.A2954]-[.B2954])" office:value-type="float" office:value="0.027766223424" calcext:value-type="float">
            <text:p>0.027766223424</text:p>
          </table:table-cell>
          <table:table-cell/>
        </table:table-row>
        <table:table-row table:style-name="ro1">
          <table:table-cell office:value-type="float" office:value="0.276308" calcext:value-type="float">
            <text:p>0.276308</text:p>
          </table:table-cell>
          <table:table-cell office:value-type="float" office:value="0.503502" calcext:value-type="float">
            <text:p>0.503502</text:p>
          </table:table-cell>
          <table:table-cell table:formula="of:=([.A2955]*[.A2955])" office:value-type="float" office:value="0.076346110864" calcext:value-type="float">
            <text:p>0.076346110864</text:p>
          </table:table-cell>
          <table:table-cell table:formula="of:=([.A2955]-[.B2955])*([.A2955]-[.B2955])" office:value-type="float" office:value="0.051617113636" calcext:value-type="float">
            <text:p>0.051617113636</text:p>
          </table:table-cell>
          <table:table-cell/>
        </table:table-row>
        <table:table-row table:style-name="ro1">
          <table:table-cell office:value-type="float" office:value="0.325517" calcext:value-type="float">
            <text:p>0.325517</text:p>
          </table:table-cell>
          <table:table-cell office:value-type="float" office:value="0.512538" calcext:value-type="float">
            <text:p>0.512538</text:p>
          </table:table-cell>
          <table:table-cell table:formula="of:=([.A2956]*[.A2956])" office:value-type="float" office:value="0.105961317289" calcext:value-type="float">
            <text:p>0.105961317289</text:p>
          </table:table-cell>
          <table:table-cell table:formula="of:=([.A2956]-[.B2956])*([.A2956]-[.B2956])" office:value-type="float" office:value="0.034976854441" calcext:value-type="float">
            <text:p>0.034976854441</text:p>
          </table:table-cell>
          <table:table-cell/>
        </table:table-row>
        <table:table-row table:style-name="ro1">
          <table:table-cell office:value-type="float" office:value="0.701922" calcext:value-type="float">
            <text:p>0.701922</text:p>
          </table:table-cell>
          <table:table-cell office:value-type="float" office:value="0.6104" calcext:value-type="float">
            <text:p>0.6104</text:p>
          </table:table-cell>
          <table:table-cell table:formula="of:=([.A2957]*[.A2957])" office:value-type="float" office:value="0.492694494084" calcext:value-type="float">
            <text:p>0.492694494084</text:p>
          </table:table-cell>
          <table:table-cell table:formula="of:=([.A2957]-[.B2957])*([.A2957]-[.B2957])" office:value-type="float" office:value="0.008376276484" calcext:value-type="float">
            <text:p>0.008376276484</text:p>
          </table:table-cell>
          <table:table-cell/>
        </table:table-row>
        <table:table-row table:style-name="ro1">
          <table:table-cell office:value-type="float" office:value="0.701922" calcext:value-type="float">
            <text:p>0.701922</text:p>
          </table:table-cell>
          <table:table-cell office:value-type="float" office:value="0.71802" calcext:value-type="float">
            <text:p>0.71802</text:p>
          </table:table-cell>
          <table:table-cell table:formula="of:=([.A2958]*[.A2958])" office:value-type="float" office:value="0.492694494084" calcext:value-type="float">
            <text:p>0.492694494084</text:p>
          </table:table-cell>
          <table:table-cell table:formula="of:=([.A2958]-[.B2958])*([.A2958]-[.B2958])" office:value-type="float" office:value="0.000259145603999998" calcext:value-type="float">
            <text:p>0.000259145603999998</text:p>
          </table:table-cell>
          <table:table-cell/>
        </table:table-row>
        <table:table-row table:style-name="ro1">
          <table:table-cell office:value-type="float" office:value="0.701922" calcext:value-type="float">
            <text:p>0.701922</text:p>
          </table:table-cell>
          <table:table-cell office:value-type="float" office:value="0.752207" calcext:value-type="float">
            <text:p>0.752207</text:p>
          </table:table-cell>
          <table:table-cell table:formula="of:=([.A2959]*[.A2959])" office:value-type="float" office:value="0.492694494084" calcext:value-type="float">
            <text:p>0.492694494084</text:p>
          </table:table-cell>
          <table:table-cell table:formula="of:=([.A2959]-[.B2959])*([.A2959]-[.B2959])" office:value-type="float" office:value="0.00252858122499999" calcext:value-type="float">
            <text:p>0.00252858122499999</text:p>
          </table:table-cell>
          <table:table-cell/>
        </table:table-row>
        <table:table-row table:style-name="ro1">
          <table:table-cell office:value-type="float" office:value="0.760711" calcext:value-type="float">
            <text:p>0.760711</text:p>
          </table:table-cell>
          <table:table-cell office:value-type="float" office:value="0.800111" calcext:value-type="float">
            <text:p>0.800111</text:p>
          </table:table-cell>
          <table:table-cell table:formula="of:=([.A2960]*[.A2960])" office:value-type="float" office:value="0.578681225521" calcext:value-type="float">
            <text:p>0.578681225521</text:p>
          </table:table-cell>
          <table:table-cell table:formula="of:=([.A2960]-[.B2960])*([.A2960]-[.B2960])" office:value-type="float" office:value="0.00155236" calcext:value-type="float">
            <text:p>0.00155236</text:p>
          </table:table-cell>
          <table:table-cell/>
        </table:table-row>
        <table:table-row table:style-name="ro1">
          <table:table-cell office:value-type="float" office:value="0.815342" calcext:value-type="float">
            <text:p>0.815342</text:p>
          </table:table-cell>
          <table:table-cell office:value-type="float" office:value="0.861826" calcext:value-type="float">
            <text:p>0.861826</text:p>
          </table:table-cell>
          <table:table-cell table:formula="of:=([.A2961]*[.A2961])" office:value-type="float" office:value="0.664782576964" calcext:value-type="float">
            <text:p>0.664782576964</text:p>
          </table:table-cell>
          <table:table-cell table:formula="of:=([.A2961]-[.B2961])*([.A2961]-[.B2961])" office:value-type="float" office:value="0.002160762256" calcext:value-type="float">
            <text:p>0.002160762256</text:p>
          </table:table-cell>
          <table:table-cell/>
        </table:table-row>
        <table:table-row table:style-name="ro1">
          <table:table-cell office:value-type="float" office:value="0.815342" calcext:value-type="float">
            <text:p>0.815342</text:p>
          </table:table-cell>
          <table:table-cell office:value-type="float" office:value="0.951098" calcext:value-type="float">
            <text:p>0.951098</text:p>
          </table:table-cell>
          <table:table-cell table:formula="of:=([.A2962]*[.A2962])" office:value-type="float" office:value="0.664782576964" calcext:value-type="float">
            <text:p>0.664782576964</text:p>
          </table:table-cell>
          <table:table-cell table:formula="of:=([.A2962]-[.B2962])*([.A2962]-[.B2962])" office:value-type="float" office:value="0.018429691536" calcext:value-type="float">
            <text:p>0.018429691536</text:p>
          </table:table-cell>
          <table:table-cell/>
        </table:table-row>
        <table:table-row table:style-name="ro1">
          <table:table-cell office:value-type="float" office:value="0.809293" calcext:value-type="float">
            <text:p>0.809293</text:p>
          </table:table-cell>
          <table:table-cell office:value-type="float" office:value="0.977825" calcext:value-type="float">
            <text:p>0.977825</text:p>
          </table:table-cell>
          <table:table-cell table:formula="of:=([.A2963]*[.A2963])" office:value-type="float" office:value="0.654955159849" calcext:value-type="float">
            <text:p>0.654955159849</text:p>
          </table:table-cell>
          <table:table-cell table:formula="of:=([.A2963]-[.B2963])*([.A2963]-[.B2963])" office:value-type="float" office:value="0.028403035024" calcext:value-type="float">
            <text:p>0.028403035024</text:p>
          </table:table-cell>
          <table:table-cell/>
        </table:table-row>
        <table:table-row table:style-name="ro1">
          <table:table-cell office:value-type="float" office:value="0.848494" calcext:value-type="float">
            <text:p>0.848494</text:p>
          </table:table-cell>
          <table:table-cell office:value-type="float" office:value="0.98457" calcext:value-type="float">
            <text:p>0.98457</text:p>
          </table:table-cell>
          <table:table-cell table:formula="of:=([.A2964]*[.A2964])" office:value-type="float" office:value="0.719942068036" calcext:value-type="float">
            <text:p>0.719942068036</text:p>
          </table:table-cell>
          <table:table-cell table:formula="of:=([.A2964]-[.B2964])*([.A2964]-[.B2964])" office:value-type="float" office:value="0.018516677776" calcext:value-type="float">
            <text:p>0.018516677776</text:p>
          </table:table-cell>
          <table:table-cell/>
        </table:table-row>
        <table:table-row table:style-name="ro1">
          <table:table-cell office:value-type="float" office:value="0.986927" calcext:value-type="float">
            <text:p>0.986927</text:p>
          </table:table-cell>
          <table:table-cell office:value-type="float" office:value="0.973189" calcext:value-type="float">
            <text:p>0.973189</text:p>
          </table:table-cell>
          <table:table-cell table:formula="of:=([.A2965]*[.A2965])" office:value-type="float" office:value="0.974024903329" calcext:value-type="float">
            <text:p>0.974024903329</text:p>
          </table:table-cell>
          <table:table-cell table:formula="of:=([.A2965]-[.B2965])*([.A2965]-[.B2965])" office:value-type="float" office:value="0.000188732644000001" calcext:value-type="float">
            <text:p>0.000188732644000001</text:p>
          </table:table-cell>
          <table:table-cell/>
        </table:table-row>
        <table:table-row table:style-name="ro1">
          <table:table-cell office:value-type="float" office:value="0.0000201464" calcext:value-type="float">
            <text:p>0.0000201464</text:p>
          </table:table-cell>
          <table:table-cell office:value-type="float" office:value="0.00000268633" calcext:value-type="float">
            <text:p>0.00000268633</text:p>
          </table:table-cell>
          <table:table-cell table:formula="of:=([.A2966]*[.A2966])" office:value-type="float" office:value="0.00000000040587743296" calcext:value-type="float">
            <text:p>4.0587743296E-10</text:p>
          </table:table-cell>
          <table:table-cell table:formula="of:=([.A2966]-[.B2966])*([.A2966]-[.B2966])" office:value-type="float" office:value="0.0000000003048540444" calcext:value-type="float">
            <text:p>3.048540444049E-10</text:p>
          </table:table-cell>
          <table:table-cell/>
        </table:table-row>
        <table:table-row table:style-name="ro1">
          <table:table-cell office:value-type="float" office:value="0.00000870228" calcext:value-type="float">
            <text:p>0.00000870228</text:p>
          </table:table-cell>
          <table:table-cell office:value-type="float" office:value="0.0015602" calcext:value-type="float">
            <text:p>0.0015602</text:p>
          </table:table-cell>
          <table:table-cell table:formula="of:=([.A2967]*[.A2967])" office:value-type="float" office:value="0.0000000000757296772" calcext:value-type="float">
            <text:p>7.57296771984E-11</text:p>
          </table:table-cell>
          <table:table-cell table:formula="of:=([.A2967]-[.B2967])*([.A2967]-[.B2967])" office:value-type="float" office:value="0.0000024071451751652" calcext:value-type="float">
            <text:p>2.4071451751652E-06</text:p>
          </table:table-cell>
          <table:table-cell/>
        </table:table-row>
        <table:table-row table:style-name="ro1">
          <table:table-cell office:value-type="float" office:value="0.00000870228" calcext:value-type="float">
            <text:p>0.00000870228</text:p>
          </table:table-cell>
          <table:table-cell office:value-type="float" office:value="0.0131928" calcext:value-type="float">
            <text:p>0.0131928</text:p>
          </table:table-cell>
          <table:table-cell table:formula="of:=([.A2968]*[.A2968])" office:value-type="float" office:value="0.0000000000757296772" calcext:value-type="float">
            <text:p>7.57296771984E-11</text:p>
          </table:table-cell>
          <table:table-cell table:formula="of:=([.A2968]-[.B2968])*([.A2968]-[.B2968])" office:value-type="float" office:value="0.000173820432690509" calcext:value-type="float">
            <text:p>0.000173820432690509</text:p>
          </table:table-cell>
          <table:table-cell/>
        </table:table-row>
        <table:table-row table:style-name="ro1">
          <table:table-cell office:value-type="float" office:value="0.0000121593" calcext:value-type="float">
            <text:p>0.0000121593</text:p>
          </table:table-cell>
          <table:table-cell office:value-type="float" office:value="0.0380026" calcext:value-type="float">
            <text:p>0.0380026</text:p>
          </table:table-cell>
          <table:table-cell table:formula="of:=([.A2969]*[.A2969])" office:value-type="float" office:value="0.00000000014784857649" calcext:value-type="float">
            <text:p>1.4784857649E-10</text:p>
          </table:table-cell>
          <table:table-cell table:formula="of:=([.A2969]-[.B2969])*([.A2969]-[.B2969])" office:value-type="float" office:value="0.00144327358458022" calcext:value-type="float">
            <text:p>0.00144327358458022</text:p>
          </table:table-cell>
          <table:table-cell/>
        </table:table-row>
        <table:table-row table:style-name="ro1">
          <table:table-cell office:value-type="float" office:value="0.0000121593" calcext:value-type="float">
            <text:p>0.0000121593</text:p>
          </table:table-cell>
          <table:table-cell office:value-type="float" office:value="0.0708454" calcext:value-type="float">
            <text:p>0.0708454</text:p>
          </table:table-cell>
          <table:table-cell table:formula="of:=([.A2970]*[.A2970])" office:value-type="float" office:value="0.00000000014784857649" calcext:value-type="float">
            <text:p>1.4784857649E-10</text:p>
          </table:table-cell>
          <table:table-cell table:formula="of:=([.A2970]-[.B2970])*([.A2970]-[.B2970])" office:value-type="float" office:value="0.00501734798806414" calcext:value-type="float">
            <text:p>0.00501734798806414</text:p>
          </table:table-cell>
          <table:table-cell/>
        </table:table-row>
        <table:table-row table:style-name="ro1">
          <table:table-cell office:value-type="float" office:value="0.0000063777" calcext:value-type="float">
            <text:p>0.0000063777</text:p>
          </table:table-cell>
          <table:table-cell office:value-type="float" office:value="0.0960963" calcext:value-type="float">
            <text:p>0.0960963</text:p>
          </table:table-cell>
          <table:table-cell table:formula="of:=([.A2971]*[.A2971])" office:value-type="float" office:value="0.00000000004067505729" calcext:value-type="float">
            <text:p>4.067505729E-11</text:p>
          </table:table-cell>
          <table:table-cell table:formula="of:=([.A2971]-[.B2971])*([.A2971]-[.B2971])" office:value-type="float" office:value="0.00923327316762004" calcext:value-type="float">
            <text:p>0.00923327316762004</text:p>
          </table:table-cell>
          <table:table-cell/>
        </table:table-row>
        <table:table-row table:style-name="ro1">
          <table:table-cell office:value-type="float" office:value="0.00000327826" calcext:value-type="float">
            <text:p>0.00000327826</text:p>
          </table:table-cell>
          <table:table-cell office:value-type="float" office:value="0.0160359" calcext:value-type="float">
            <text:p>0.0160359</text:p>
          </table:table-cell>
          <table:table-cell table:formula="of:=([.A2972]*[.A2972])" office:value-type="float" office:value="0.00000000001074698863" calcext:value-type="float">
            <text:p>1.07469886276E-11</text:p>
          </table:table-cell>
          <table:table-cell table:formula="of:=([.A2972]-[.B2972])*([.A2972]-[.B2972])" office:value-type="float" office:value="0.000257044959857921" calcext:value-type="float">
            <text:p>0.000257044959857921</text:p>
          </table:table-cell>
          <table:table-cell/>
        </table:table-row>
        <table:table-row table:style-name="ro1">
          <table:table-cell office:value-type="float" office:value="0.00000327826" calcext:value-type="float">
            <text:p>0.00000327826</text:p>
          </table:table-cell>
          <table:table-cell office:value-type="float" office:value="0.163248" calcext:value-type="float">
            <text:p>0.163248</text:p>
          </table:table-cell>
          <table:table-cell table:formula="of:=([.A2973]*[.A2973])" office:value-type="float" office:value="0.00000000001074698863" calcext:value-type="float">
            <text:p>1.07469886276E-11</text:p>
          </table:table-cell>
          <table:table-cell table:formula="of:=([.A2973]-[.B2973])*([.A2973]-[.B2973])" office:value-type="float" office:value="0.02664883917597" calcext:value-type="float">
            <text:p>0.02664883917597</text:p>
          </table:table-cell>
          <table:table-cell/>
        </table:table-row>
        <table:table-row table:style-name="ro1">
          <table:table-cell office:value-type="float" office:value="0.00000166893" calcext:value-type="float">
            <text:p>0.00000166893</text:p>
          </table:table-cell>
          <table:table-cell office:value-type="float" office:value="0.01205" calcext:value-type="float">
            <text:p>0.01205</text:p>
          </table:table-cell>
          <table:table-cell table:formula="of:=([.A2974]*[.A2974])" office:value-type="float" office:value="0.00000000000278532734" calcext:value-type="float">
            <text:p>2.7853273449E-12</text:p>
          </table:table-cell>
          <table:table-cell table:formula="of:=([.A2974]-[.B2974])*([.A2974]-[.B2974])" office:value-type="float" office:value="0.000145162281572327" calcext:value-type="float">
            <text:p>0.000145162281572327</text:p>
          </table:table-cell>
          <table:table-cell/>
        </table:table-row>
        <table:table-row table:style-name="ro1">
          <table:table-cell office:value-type="float" office:value="0.00000572205" calcext:value-type="float">
            <text:p>0.00000572205</text:p>
          </table:table-cell>
          <table:table-cell office:value-type="float" office:value="0.000108535" calcext:value-type="float">
            <text:p>0.000108535</text:p>
          </table:table-cell>
          <table:table-cell table:formula="of:=([.A2975]*[.A2975])" office:value-type="float" office:value="0.0000000000327418562" calcext:value-type="float">
            <text:p>3.27418562025E-11</text:p>
          </table:table-cell>
          <table:table-cell table:formula="of:=([.A2975]-[.B2975])*([.A2975]-[.B2975])" office:value-type="float" office:value="0.0000000105705026877" calcext:value-type="float">
            <text:p>1.05705026877025E-08</text:p>
          </table:table-cell>
          <table:table-cell/>
        </table:table-row>
        <table:table-row table:style-name="ro1">
          <table:table-cell office:value-type="float" office:value="0.00000572205" calcext:value-type="float">
            <text:p>0.00000572205</text:p>
          </table:table-cell>
          <table:table-cell office:value-type="float" office:value="0.000120497" calcext:value-type="float">
            <text:p>0.000120497</text:p>
          </table:table-cell>
          <table:table-cell table:formula="of:=([.A2976]*[.A2976])" office:value-type="float" office:value="0.0000000000327418562" calcext:value-type="float">
            <text:p>3.27418562025E-11</text:p>
          </table:table-cell>
          <table:table-cell table:formula="of:=([.A2976]-[.B2976])*([.A2976]-[.B2976])" office:value-type="float" office:value="0.0000000131732891475" calcext:value-type="float">
            <text:p>1.31732891475025E-08</text:p>
          </table:table-cell>
          <table:table-cell/>
        </table:table-row>
        <table:table-row table:style-name="ro1">
          <table:table-cell office:value-type="float" office:value="0.000258982" calcext:value-type="float">
            <text:p>0.000258982</text:p>
          </table:table-cell>
          <table:table-cell office:value-type="float" office:value="0.000125127" calcext:value-type="float">
            <text:p>0.000125127</text:p>
          </table:table-cell>
          <table:table-cell table:formula="of:=([.A2977]*[.A2977])" office:value-type="float" office:value="0.000000067071676324" calcext:value-type="float">
            <text:p>6.7071676324E-08</text:p>
          </table:table-cell>
          <table:table-cell table:formula="of:=([.A2977]-[.B2977])*([.A2977]-[.B2977])" office:value-type="float" office:value="0.000000017917161025" calcext:value-type="float">
            <text:p>1.7917161025E-08</text:p>
          </table:table-cell>
          <table:table-cell/>
        </table:table-row>
        <table:table-row table:style-name="ro1">
          <table:table-cell office:value-type="float" office:value="0.000258982" calcext:value-type="float">
            <text:p>0.000258982</text:p>
          </table:table-cell>
          <table:table-cell office:value-type="float" office:value="0.00323288" calcext:value-type="float">
            <text:p>0.00323288</text:p>
          </table:table-cell>
          <table:table-cell table:formula="of:=([.A2978]*[.A2978])" office:value-type="float" office:value="0.000000067071676324" calcext:value-type="float">
            <text:p>6.7071676324E-08</text:p>
          </table:table-cell>
          <table:table-cell table:formula="of:=([.A2978]-[.B2978])*([.A2978]-[.B2978])" office:value-type="float" office:value="0.000008844069314404" calcext:value-type="float">
            <text:p>8.844069314404E-06</text:p>
          </table:table-cell>
          <table:table-cell/>
        </table:table-row>
        <table:table-row table:style-name="ro1">
          <table:table-cell office:value-type="float" office:value="0.0007267" calcext:value-type="float">
            <text:p>0.0007267</text:p>
          </table:table-cell>
          <table:table-cell office:value-type="float" office:value="0.0843255" calcext:value-type="float">
            <text:p>0.0843255</text:p>
          </table:table-cell>
          <table:table-cell table:formula="of:=([.A2979]*[.A2979])" office:value-type="float" office:value="0.00000052809289" calcext:value-type="float">
            <text:p>0.00000052809289</text:p>
          </table:table-cell>
          <table:table-cell table:formula="of:=([.A2979]-[.B2979])*([.A2979]-[.B2979])" office:value-type="float" office:value="0.00698875936144" calcext:value-type="float">
            <text:p>0.00698875936144</text:p>
          </table:table-cell>
          <table:table-cell/>
        </table:table-row>
        <table:table-row table:style-name="ro1">
          <table:table-cell office:value-type="float" office:value="0.00361717" calcext:value-type="float">
            <text:p>0.00361717</text:p>
          </table:table-cell>
          <table:table-cell office:value-type="float" office:value="0.0645307" calcext:value-type="float">
            <text:p>0.0645307</text:p>
          </table:table-cell>
          <table:table-cell table:formula="of:=([.A2980]*[.A2980])" office:value-type="float" office:value="0.0000130839188089" calcext:value-type="float">
            <text:p>0.0000130839188089</text:p>
          </table:table-cell>
          <table:table-cell table:formula="of:=([.A2980]-[.B2980])*([.A2980]-[.B2980])" office:value-type="float" office:value="0.0037104581370609" calcext:value-type="float">
            <text:p>0.0037104581370609</text:p>
          </table:table-cell>
          <table:table-cell/>
        </table:table-row>
        <table:table-row table:style-name="ro1">
          <table:table-cell office:value-type="float" office:value="0.000220776" calcext:value-type="float">
            <text:p>0.000220776</text:p>
          </table:table-cell>
          <table:table-cell office:value-type="float" office:value="0.135688" calcext:value-type="float">
            <text:p>0.135688</text:p>
          </table:table-cell>
          <table:table-cell table:formula="of:=([.A2981]*[.A2981])" office:value-type="float" office:value="0.000000048742042176" calcext:value-type="float">
            <text:p>4.8742042176E-08</text:p>
          </table:table-cell>
          <table:table-cell table:formula="of:=([.A2981]-[.B2981])*([.A2981]-[.B2981])" office:value-type="float" office:value="0.0183513687782662" calcext:value-type="float">
            <text:p>0.0183513687782662</text:p>
          </table:table-cell>
          <table:table-cell/>
        </table:table-row>
        <table:table-row table:style-name="ro1">
          <table:table-cell office:value-type="float" office:value="0.00332296" calcext:value-type="float">
            <text:p>0.00332296</text:p>
          </table:table-cell>
          <table:table-cell office:value-type="float" office:value="0.0718907" calcext:value-type="float">
            <text:p>0.0718907</text:p>
          </table:table-cell>
          <table:table-cell table:formula="of:=([.A2982]*[.A2982])" office:value-type="float" office:value="0.0000110420631616" calcext:value-type="float">
            <text:p>0.0000110420631616</text:p>
          </table:table-cell>
          <table:table-cell table:formula="of:=([.A2982]-[.B2982])*([.A2982]-[.B2982])" office:value-type="float" office:value="0.0047015349687076" calcext:value-type="float">
            <text:p>0.0047015349687076</text:p>
          </table:table-cell>
          <table:table-cell/>
        </table:table-row>
        <table:table-row table:style-name="ro1">
          <table:table-cell office:value-type="float" office:value="0.00274187" calcext:value-type="float">
            <text:p>0.00274187</text:p>
          </table:table-cell>
          <table:table-cell office:value-type="float" office:value="0.0695363" calcext:value-type="float">
            <text:p>0.0695363</text:p>
          </table:table-cell>
          <table:table-cell table:formula="of:=([.A2983]*[.A2983])" office:value-type="float" office:value="0.0000075178510969" calcext:value-type="float">
            <text:p>0.0000075178510969</text:p>
          </table:table-cell>
          <table:table-cell table:formula="of:=([.A2983]-[.B2983])*([.A2983]-[.B2983])" office:value-type="float" office:value="0.0044614958790249" calcext:value-type="float">
            <text:p>0.0044614958790249</text:p>
          </table:table-cell>
          <table:table-cell/>
        </table:table-row>
        <table:table-row table:style-name="ro1">
          <table:table-cell office:value-type="float" office:value="0.00714093" calcext:value-type="float">
            <text:p>0.00714093</text:p>
          </table:table-cell>
          <table:table-cell office:value-type="float" office:value="0.114551" calcext:value-type="float">
            <text:p>0.114551</text:p>
          </table:table-cell>
          <table:table-cell table:formula="of:=([.A2984]*[.A2984])" office:value-type="float" office:value="0.0000509928812649" calcext:value-type="float">
            <text:p>0.0000509928812649</text:p>
          </table:table-cell>
          <table:table-cell table:formula="of:=([.A2984]-[.B2984])*([.A2984]-[.B2984])" office:value-type="float" office:value="0.0115369231374049" calcext:value-type="float">
            <text:p>0.0115369231374049</text:p>
          </table:table-cell>
          <table:table-cell/>
        </table:table-row>
        <table:table-row table:style-name="ro1">
          <table:table-cell office:value-type="float" office:value="0.0494816" calcext:value-type="float">
            <text:p>0.0494816</text:p>
          </table:table-cell>
          <table:table-cell office:value-type="float" office:value="0.218091" calcext:value-type="float">
            <text:p>0.218091</text:p>
          </table:table-cell>
          <table:table-cell table:formula="of:=([.A2985]*[.A2985])" office:value-type="float" office:value="0.00244842873856" calcext:value-type="float">
            <text:p>0.00244842873856</text:p>
          </table:table-cell>
          <table:table-cell table:formula="of:=([.A2985]-[.B2985])*([.A2985]-[.B2985])" office:value-type="float" office:value="0.02842912976836" calcext:value-type="float">
            <text:p>0.02842912976836</text:p>
          </table:table-cell>
          <table:table-cell/>
        </table:table-row>
        <table:table-row table:style-name="ro1">
          <table:table-cell office:value-type="float" office:value="0.0610468" calcext:value-type="float">
            <text:p>0.0610468</text:p>
          </table:table-cell>
          <table:table-cell office:value-type="float" office:value="0.178924" calcext:value-type="float">
            <text:p>0.178924</text:p>
          </table:table-cell>
          <table:table-cell table:formula="of:=([.A2986]*[.A2986])" office:value-type="float" office:value="0.00372671179024" calcext:value-type="float">
            <text:p>0.00372671179024</text:p>
          </table:table-cell>
          <table:table-cell table:formula="of:=([.A2986]-[.B2986])*([.A2986]-[.B2986])" office:value-type="float" office:value="0.01389503427984" calcext:value-type="float">
            <text:p>0.01389503427984</text:p>
          </table:table-cell>
          <table:table-cell/>
        </table:table-row>
        <table:table-row table:style-name="ro1">
          <table:table-cell office:value-type="float" office:value="0.0568144" calcext:value-type="float">
            <text:p>0.0568144</text:p>
          </table:table-cell>
          <table:table-cell office:value-type="float" office:value="0.254465" calcext:value-type="float">
            <text:p>0.254465</text:p>
          </table:table-cell>
          <table:table-cell table:formula="of:=([.A2987]*[.A2987])" office:value-type="float" office:value="0.00322787604736" calcext:value-type="float">
            <text:p>0.00322787604736</text:p>
          </table:table-cell>
          <table:table-cell table:formula="of:=([.A2987]-[.B2987])*([.A2987]-[.B2987])" office:value-type="float" office:value="0.03906575968036" calcext:value-type="float">
            <text:p>0.03906575968036</text:p>
          </table:table-cell>
          <table:table-cell/>
        </table:table-row>
        <table:table-row table:style-name="ro1">
          <table:table-cell office:value-type="float" office:value="0.0568145" calcext:value-type="float">
            <text:p>0.0568145</text:p>
          </table:table-cell>
          <table:table-cell office:value-type="float" office:value="0.285189" calcext:value-type="float">
            <text:p>0.285189</text:p>
          </table:table-cell>
          <table:table-cell table:formula="of:=([.A2988]*[.A2988])" office:value-type="float" office:value="0.00322788741025" calcext:value-type="float">
            <text:p>0.00322788741025</text:p>
          </table:table-cell>
          <table:table-cell table:formula="of:=([.A2988]-[.B2988])*([.A2988]-[.B2988])" office:value-type="float" office:value="0.05215491225025" calcext:value-type="float">
            <text:p>0.05215491225025</text:p>
          </table:table-cell>
          <table:table-cell/>
        </table:table-row>
        <table:table-row table:style-name="ro1">
          <table:table-cell office:value-type="float" office:value="0.0940543" calcext:value-type="float">
            <text:p>0.0940543</text:p>
          </table:table-cell>
          <table:table-cell office:value-type="float" office:value="0.256379" calcext:value-type="float">
            <text:p>0.256379</text:p>
          </table:table-cell>
          <table:table-cell table:formula="of:=([.A2989]*[.A2989])" office:value-type="float" office:value="0.00884621134849" calcext:value-type="float">
            <text:p>0.00884621134849</text:p>
          </table:table-cell>
          <table:table-cell table:formula="of:=([.A2989]-[.B2989])*([.A2989]-[.B2989])" office:value-type="float" office:value="0.02634930823009" calcext:value-type="float">
            <text:p>0.02634930823009</text:p>
          </table:table-cell>
          <table:table-cell/>
        </table:table-row>
        <table:table-row table:style-name="ro1">
          <table:table-cell office:value-type="float" office:value="0.191085" calcext:value-type="float">
            <text:p>0.191085</text:p>
          </table:table-cell>
          <table:table-cell office:value-type="float" office:value="0.243543" calcext:value-type="float">
            <text:p>0.243543</text:p>
          </table:table-cell>
          <table:table-cell table:formula="of:=([.A2990]*[.A2990])" office:value-type="float" office:value="0.036513477225" calcext:value-type="float">
            <text:p>0.036513477225</text:p>
          </table:table-cell>
          <table:table-cell table:formula="of:=([.A2990]-[.B2990])*([.A2990]-[.B2990])" office:value-type="float" office:value="0.002751841764" calcext:value-type="float">
            <text:p>0.002751841764</text:p>
          </table:table-cell>
          <table:table-cell/>
        </table:table-row>
        <table:table-row table:style-name="ro1">
          <table:table-cell office:value-type="float" office:value="0.318101" calcext:value-type="float">
            <text:p>0.318101</text:p>
          </table:table-cell>
          <table:table-cell office:value-type="float" office:value="0.24114" calcext:value-type="float">
            <text:p>0.24114</text:p>
          </table:table-cell>
          <table:table-cell table:formula="of:=([.A2991]*[.A2991])" office:value-type="float" office:value="0.101188246201" calcext:value-type="float">
            <text:p>0.101188246201</text:p>
          </table:table-cell>
          <table:table-cell table:formula="of:=([.A2991]-[.B2991])*([.A2991]-[.B2991])" office:value-type="float" office:value="0.005922995521" calcext:value-type="float">
            <text:p>0.005922995521</text:p>
          </table:table-cell>
          <table:table-cell/>
        </table:table-row>
        <table:table-row table:style-name="ro1">
          <table:table-cell office:value-type="float" office:value="0.3181" calcext:value-type="float">
            <text:p>0.3181</text:p>
          </table:table-cell>
          <table:table-cell office:value-type="float" office:value="0.357667" calcext:value-type="float">
            <text:p>0.357667</text:p>
          </table:table-cell>
          <table:table-cell table:formula="of:=([.A2992]*[.A2992])" office:value-type="float" office:value="0.10118761" calcext:value-type="float">
            <text:p>0.10118761</text:p>
          </table:table-cell>
          <table:table-cell table:formula="of:=([.A2992]-[.B2992])*([.A2992]-[.B2992])" office:value-type="float" office:value="0.001565547489" calcext:value-type="float">
            <text:p>0.001565547489</text:p>
          </table:table-cell>
          <table:table-cell/>
        </table:table-row>
        <table:table-row table:style-name="ro1">
          <table:table-cell office:value-type="float" office:value="0.358162" calcext:value-type="float">
            <text:p>0.358162</text:p>
          </table:table-cell>
          <table:table-cell office:value-type="float" office:value="0.284724" calcext:value-type="float">
            <text:p>0.284724</text:p>
          </table:table-cell>
          <table:table-cell table:formula="of:=([.A2993]*[.A2993])" office:value-type="float" office:value="0.128280018244" calcext:value-type="float">
            <text:p>0.128280018244</text:p>
          </table:table-cell>
          <table:table-cell table:formula="of:=([.A2993]-[.B2993])*([.A2993]-[.B2993])" office:value-type="float" office:value="0.005393139844" calcext:value-type="float">
            <text:p>0.005393139844</text:p>
          </table:table-cell>
          <table:table-cell/>
        </table:table-row>
        <table:table-row table:style-name="ro1">
          <table:table-cell office:value-type="float" office:value="0.358162" calcext:value-type="float">
            <text:p>0.358162</text:p>
          </table:table-cell>
          <table:table-cell office:value-type="float" office:value="0.369751" calcext:value-type="float">
            <text:p>0.369751</text:p>
          </table:table-cell>
          <table:table-cell table:formula="of:=([.A2994]*[.A2994])" office:value-type="float" office:value="0.128280018244" calcext:value-type="float">
            <text:p>0.128280018244</text:p>
          </table:table-cell>
          <table:table-cell table:formula="of:=([.A2994]-[.B2994])*([.A2994]-[.B2994])" office:value-type="float" office:value="0.000134304921" calcext:value-type="float">
            <text:p>0.000134304921</text:p>
          </table:table-cell>
          <table:table-cell/>
        </table:table-row>
        <table:table-row table:style-name="ro1">
          <table:table-cell office:value-type="float" office:value="0.358162" calcext:value-type="float">
            <text:p>0.358162</text:p>
          </table:table-cell>
          <table:table-cell office:value-type="float" office:value="0.385373" calcext:value-type="float">
            <text:p>0.385373</text:p>
          </table:table-cell>
          <table:table-cell table:formula="of:=([.A2995]*[.A2995])" office:value-type="float" office:value="0.128280018244" calcext:value-type="float">
            <text:p>0.128280018244</text:p>
          </table:table-cell>
          <table:table-cell table:formula="of:=([.A2995]-[.B2995])*([.A2995]-[.B2995])" office:value-type="float" office:value="0.000740438521000002" calcext:value-type="float">
            <text:p>0.000740438521000002</text:p>
          </table:table-cell>
          <table:table-cell/>
        </table:table-row>
        <table:table-row table:style-name="ro1">
          <table:table-cell office:value-type="float" office:value="0.59951" calcext:value-type="float">
            <text:p>0.59951</text:p>
          </table:table-cell>
          <table:table-cell office:value-type="float" office:value="0.451298" calcext:value-type="float">
            <text:p>0.451298</text:p>
          </table:table-cell>
          <table:table-cell table:formula="of:=([.A2996]*[.A2996])" office:value-type="float" office:value="0.3594122401" calcext:value-type="float">
            <text:p>0.3594122401</text:p>
          </table:table-cell>
          <table:table-cell table:formula="of:=([.A2996]-[.B2996])*([.A2996]-[.B2996])" office:value-type="float" office:value="0.021966796944" calcext:value-type="float">
            <text:p>0.021966796944</text:p>
          </table:table-cell>
          <table:table-cell/>
        </table:table-row>
        <table:table-row table:style-name="ro1">
          <table:table-cell office:value-type="float" office:value="0.723136" calcext:value-type="float">
            <text:p>0.723136</text:p>
          </table:table-cell>
          <table:table-cell office:value-type="float" office:value="0.453868" calcext:value-type="float">
            <text:p>0.453868</text:p>
          </table:table-cell>
          <table:table-cell table:formula="of:=([.A2997]*[.A2997])" office:value-type="float" office:value="0.522925674496" calcext:value-type="float">
            <text:p>0.522925674496</text:p>
          </table:table-cell>
          <table:table-cell table:formula="of:=([.A2997]-[.B2997])*([.A2997]-[.B2997])" office:value-type="float" office:value="0.072505255824" calcext:value-type="float">
            <text:p>0.072505255824</text:p>
          </table:table-cell>
          <table:table-cell/>
        </table:table-row>
        <table:table-row table:style-name="ro1">
          <table:table-cell office:value-type="float" office:value="0.723135" calcext:value-type="float">
            <text:p>0.723135</text:p>
          </table:table-cell>
          <table:table-cell office:value-type="float" office:value="0.475477" calcext:value-type="float">
            <text:p>0.475477</text:p>
          </table:table-cell>
          <table:table-cell table:formula="of:=([.A2998]*[.A2998])" office:value-type="float" office:value="0.522924228225" calcext:value-type="float">
            <text:p>0.522924228225</text:p>
          </table:table-cell>
          <table:table-cell table:formula="of:=([.A2998]-[.B2998])*([.A2998]-[.B2998])" office:value-type="float" office:value="0.061334484964" calcext:value-type="float">
            <text:p>0.061334484964</text:p>
          </table:table-cell>
          <table:table-cell/>
        </table:table-row>
        <table:table-row table:style-name="ro1">
          <table:table-cell office:value-type="float" office:value="0.723135" calcext:value-type="float">
            <text:p>0.723135</text:p>
          </table:table-cell>
          <table:table-cell office:value-type="float" office:value="0.668814" calcext:value-type="float">
            <text:p>0.668814</text:p>
          </table:table-cell>
          <table:table-cell table:formula="of:=([.A2999]*[.A2999])" office:value-type="float" office:value="0.522924228225" calcext:value-type="float">
            <text:p>0.522924228225</text:p>
          </table:table-cell>
          <table:table-cell table:formula="of:=([.A2999]-[.B2999])*([.A2999]-[.B2999])" office:value-type="float" office:value="0.00295077104099999" calcext:value-type="float">
            <text:p>0.00295077104099999</text:p>
          </table:table-cell>
          <table:table-cell/>
        </table:table-row>
        <table:table-row table:style-name="ro1">
          <table:table-cell office:value-type="float" office:value="0.739728" calcext:value-type="float">
            <text:p>0.739728</text:p>
          </table:table-cell>
          <table:table-cell office:value-type="float" office:value="0.861479" calcext:value-type="float">
            <text:p>0.861479</text:p>
          </table:table-cell>
          <table:table-cell table:formula="of:=([.A3000]*[.A3000])" office:value-type="float" office:value="0.547197513984" calcext:value-type="float">
            <text:p>0.547197513984</text:p>
          </table:table-cell>
          <table:table-cell table:formula="of:=([.A3000]-[.B3000])*([.A3000]-[.B3000])" office:value-type="float" office:value="0.014823306001" calcext:value-type="float">
            <text:p>0.014823306001</text:p>
          </table:table-cell>
          <table:table-cell/>
        </table:table-row>
        <table:table-row table:style-name="ro1">
          <table:table-cell office:value-type="float" office:value="0.876007" calcext:value-type="float">
            <text:p>0.876007</text:p>
          </table:table-cell>
          <table:table-cell office:value-type="float" office:value="0.866733" calcext:value-type="float">
            <text:p>0.866733</text:p>
          </table:table-cell>
          <table:table-cell table:formula="of:=([.A3001]*[.A3001])" office:value-type="float" office:value="0.767388264049" calcext:value-type="float">
            <text:p>0.767388264049</text:p>
          </table:table-cell>
          <table:table-cell table:formula="of:=([.A3001]-[.B3001])*([.A3001]-[.B3001])" office:value-type="float" office:value="0.0000860070760000001" calcext:value-type="float">
            <text:p>0.0000860070760000001</text:p>
          </table:table-cell>
          <table:table-cell/>
        </table:table-row>
        <table:table-row table:style-name="ro1">
          <table:table-cell office:value-type="float" office:value="0.940521" calcext:value-type="float">
            <text:p>0.940521</text:p>
          </table:table-cell>
          <table:table-cell office:value-type="float" office:value="0.968738" calcext:value-type="float">
            <text:p>0.968738</text:p>
          </table:table-cell>
          <table:table-cell table:formula="of:=([.A3002]*[.A3002])" office:value-type="float" office:value="0.884579751441" calcext:value-type="float">
            <text:p>0.884579751441</text:p>
          </table:table-cell>
          <table:table-cell table:formula="of:=([.A3002]-[.B3002])*([.A3002]-[.B3002])" office:value-type="float" office:value="0.000796199088999996" calcext:value-type="float">
            <text:p>0.000796199088999996</text:p>
          </table:table-cell>
          <table:table-cell/>
        </table:table-row>
        <table:table-row table:style-name="ro1">
          <table:table-cell office:value-type="float" office:value="0.988164" calcext:value-type="float">
            <text:p>0.988164</text:p>
          </table:table-cell>
          <table:table-cell office:value-type="float" office:value="0.981999" calcext:value-type="float">
            <text:p>0.981999</text:p>
          </table:table-cell>
          <table:table-cell table:formula="of:=([.A3003]*[.A3003])" office:value-type="float" office:value="0.976468090896" calcext:value-type="float">
            <text:p>0.976468090896</text:p>
          </table:table-cell>
          <table:table-cell table:formula="of:=([.A3003]-[.B3003])*([.A3003]-[.B3003])" office:value-type="float" office:value="0.0000380072250000011" calcext:value-type="float">
            <text:p>3.80072250000011E-05</text:p>
          </table:table-cell>
          <table:table-cell/>
        </table:table-row>
        <table:table-row table:style-name="ro1">
          <table:table-cell office:value-type="float" office:value="0.988165" calcext:value-type="float">
            <text:p>0.988165</text:p>
          </table:table-cell>
          <table:table-cell office:value-type="float" office:value="0.992076" calcext:value-type="float">
            <text:p>0.992076</text:p>
          </table:table-cell>
          <table:table-cell table:formula="of:=([.A3004]*[.A3004])" office:value-type="float" office:value="0.976470067225" calcext:value-type="float">
            <text:p>0.976470067225</text:p>
          </table:table-cell>
          <table:table-cell table:formula="of:=([.A3004]-[.B3004])*([.A3004]-[.B3004])" office:value-type="float" office:value="0.000015295921" calcext:value-type="float">
            <text:p>0.000015295921</text:p>
          </table:table-cell>
          <table:table-cell/>
        </table:table-row>
        <table:table-row table:style-name="ro1">
          <table:table-cell office:value-type="float" office:value="0.00000494719" calcext:value-type="float">
            <text:p>0.00000494719</text:p>
          </table:table-cell>
          <table:table-cell office:value-type="float" office:value="0.00000303222" calcext:value-type="float">
            <text:p>0.00000303222</text:p>
          </table:table-cell>
          <table:table-cell table:formula="of:=([.A3005]*[.A3005])" office:value-type="float" office:value="0.0000000000244746889" calcext:value-type="float">
            <text:p>2.44746888961E-11</text:p>
          </table:table-cell>
          <table:table-cell table:formula="of:=([.A3005]-[.B3005])*([.A3005]-[.B3005])" office:value-type="float" office:value="0.0000000000036671101" calcext:value-type="float">
            <text:p>3.6671101009E-12</text:p>
          </table:table-cell>
          <table:table-cell/>
        </table:table-row>
        <table:table-row table:style-name="ro1">
          <table:table-cell office:value-type="float" office:value="0.00000494719" calcext:value-type="float">
            <text:p>0.00000494719</text:p>
          </table:table-cell>
          <table:table-cell office:value-type="float" office:value="0.00180795" calcext:value-type="float">
            <text:p>0.00180795</text:p>
          </table:table-cell>
          <table:table-cell table:formula="of:=([.A3006]*[.A3006])" office:value-type="float" office:value="0.0000000000244746889" calcext:value-type="float">
            <text:p>2.44746888961E-11</text:p>
          </table:table-cell>
          <table:table-cell table:formula="of:=([.A3006]-[.B3006])*([.A3006]-[.B3006])" office:value-type="float" office:value="0.0000032508191328679" calcext:value-type="float">
            <text:p>3.2508191328679E-06</text:p>
          </table:table-cell>
          <table:table-cell/>
        </table:table-row>
        <table:table-row table:style-name="ro1">
          <table:table-cell office:value-type="float" office:value="0.00000494719" calcext:value-type="float">
            <text:p>0.00000494719</text:p>
          </table:table-cell>
          <table:table-cell office:value-type="float" office:value="0.0152877" calcext:value-type="float">
            <text:p>0.0152877</text:p>
          </table:table-cell>
          <table:table-cell table:formula="of:=([.A3007]*[.A3007])" office:value-type="float" office:value="0.0000000000244746889" calcext:value-type="float">
            <text:p>2.44746888961E-11</text:p>
          </table:table-cell>
          <table:table-cell table:formula="of:=([.A3007]-[.B3007])*([.A3007]-[.B3007])" office:value-type="float" office:value="0.000233562533451563" calcext:value-type="float">
            <text:p>0.000233562533451563</text:p>
          </table:table-cell>
          <table:table-cell/>
        </table:table-row>
        <table:table-row table:style-name="ro1">
          <table:table-cell office:value-type="float" office:value="0.00000554323" calcext:value-type="float">
            <text:p>0.00000554323</text:p>
          </table:table-cell>
          <table:table-cell office:value-type="float" office:value="0.0127545" calcext:value-type="float">
            <text:p>0.0127545</text:p>
          </table:table-cell>
          <table:table-cell table:formula="of:=([.A3008]*[.A3008])" office:value-type="float" office:value="0.00000000003072739883" calcext:value-type="float">
            <text:p>3.07273988329E-11</text:p>
          </table:table-cell>
          <table:table-cell table:formula="of:=([.A3008]-[.B3008])*([.A3008]-[.B3008])" office:value-type="float" office:value="0.000162535898723329" calcext:value-type="float">
            <text:p>0.000162535898723329</text:p>
          </table:table-cell>
          <table:table-cell/>
        </table:table-row>
        <table:table-row table:style-name="ro1">
          <table:table-cell office:value-type="float" office:value="0.000103652" calcext:value-type="float">
            <text:p>0.000103652</text:p>
          </table:table-cell>
          <table:table-cell office:value-type="float" office:value="0.00392727" calcext:value-type="float">
            <text:p>0.00392727</text:p>
          </table:table-cell>
          <table:table-cell table:formula="of:=([.A3009]*[.A3009])" office:value-type="float" office:value="0.000000010743737104" calcext:value-type="float">
            <text:p>1.0743737104E-08</text:p>
          </table:table-cell>
          <table:table-cell table:formula="of:=([.A3009]-[.B3009])*([.A3009]-[.B3009])" office:value-type="float" office:value="0.000014620054609924" calcext:value-type="float">
            <text:p>1.4620054609924E-05</text:p>
          </table:table-cell>
          <table:table-cell/>
        </table:table-row>
        <table:table-row table:style-name="ro1">
          <table:table-cell office:value-type="float" office:value="0.0000953674" calcext:value-type="float">
            <text:p>0.0000953674</text:p>
          </table:table-cell>
          <table:table-cell office:value-type="float" office:value="0.00601553" calcext:value-type="float">
            <text:p>0.00601553</text:p>
          </table:table-cell>
          <table:table-cell table:formula="of:=([.A3010]*[.A3010])" office:value-type="float" office:value="0.00000000909494098276" calcext:value-type="float">
            <text:p>9.09494098276E-09</text:p>
          </table:table-cell>
          <table:table-cell table:formula="of:=([.A3010]-[.B3010])*([.A3010]-[.B3010])" office:value-type="float" office:value="0.0000350483252104388" calcext:value-type="float">
            <text:p>3.50483252104388E-05</text:p>
          </table:table-cell>
          <table:table-cell/>
        </table:table-row>
        <table:table-row table:style-name="ro1">
          <table:table-cell office:value-type="float" office:value="0.000259459" calcext:value-type="float">
            <text:p>0.000259459</text:p>
          </table:table-cell>
          <table:table-cell office:value-type="float" office:value="0.00243895" calcext:value-type="float">
            <text:p>0.00243895</text:p>
          </table:table-cell>
          <table:table-cell table:formula="of:=([.A3011]*[.A3011])" office:value-type="float" office:value="0.000000067318972681" calcext:value-type="float">
            <text:p>6.7318972681E-08</text:p>
          </table:table-cell>
          <table:table-cell table:formula="of:=([.A3011]-[.B3011])*([.A3011]-[.B3011])" office:value-type="float" office:value="0.000004750181019081" calcext:value-type="float">
            <text:p>4.750181019081E-06</text:p>
          </table:table-cell>
          <table:table-cell/>
        </table:table-row>
        <table:table-row table:style-name="ro1">
          <table:table-cell office:value-type="float" office:value="0.0000138283" calcext:value-type="float">
            <text:p>0.0000138283</text:p>
          </table:table-cell>
          <table:table-cell office:value-type="float" office:value="0.000557015" calcext:value-type="float">
            <text:p>0.000557015</text:p>
          </table:table-cell>
          <table:table-cell table:formula="of:=([.A3012]*[.A3012])" office:value-type="float" office:value="0.00000000019122188089" calcext:value-type="float">
            <text:p>1.9122188089E-10</text:p>
          </table:table-cell>
          <table:table-cell table:formula="of:=([.A3012]-[.B3012])*([.A3012]-[.B3012])" office:value-type="float" office:value="0.00000029505179105689" calcext:value-type="float">
            <text:p>2.9505179105689E-07</text:p>
          </table:table-cell>
          <table:table-cell/>
        </table:table-row>
        <table:table-row table:style-name="ro1">
          <table:table-cell office:value-type="float" office:value="0.00000786781" calcext:value-type="float">
            <text:p>0.00000786781</text:p>
          </table:table-cell>
          <table:table-cell office:value-type="float" office:value="0.000136994" calcext:value-type="float">
            <text:p>0.000136994</text:p>
          </table:table-cell>
          <table:table-cell table:formula="of:=([.A3013]*[.A3013])" office:value-type="float" office:value="0.0000000000619024342" calcext:value-type="float">
            <text:p>6.19024341961E-11</text:p>
          </table:table-cell>
          <table:table-cell table:formula="of:=([.A3013]-[.B3013])*([.A3013]-[.B3013])" office:value-type="float" office:value="0.00000001667357294392" calcext:value-type="float">
            <text:p>1.66735729439161E-08</text:p>
          </table:table-cell>
          <table:table-cell/>
        </table:table-row>
        <table:table-row table:style-name="ro1">
          <table:table-cell office:value-type="float" office:value="0.0000602603" calcext:value-type="float">
            <text:p>0.0000602603</text:p>
          </table:table-cell>
          <table:table-cell office:value-type="float" office:value="0.00217091" calcext:value-type="float">
            <text:p>0.00217091</text:p>
          </table:table-cell>
          <table:table-cell table:formula="of:=([.A3014]*[.A3014])" office:value-type="float" office:value="0.00000000363130375609" calcext:value-type="float">
            <text:p>3.63130375609E-09</text:p>
          </table:table-cell>
          <table:table-cell table:formula="of:=([.A3014]-[.B3014])*([.A3014]-[.B3014])" office:value-type="float" office:value="0.00000445484215611009" calcext:value-type="float">
            <text:p>4.45484215611009E-06</text:p>
          </table:table-cell>
          <table:table-cell/>
        </table:table-row>
        <table:table-row table:style-name="ro1">
          <table:table-cell office:value-type="float" office:value="0.0000560284" calcext:value-type="float">
            <text:p>0.0000560284</text:p>
          </table:table-cell>
          <table:table-cell office:value-type="float" office:value="0.0146462" calcext:value-type="float">
            <text:p>0.0146462</text:p>
          </table:table-cell>
          <table:table-cell table:formula="of:=([.A3015]*[.A3015])" office:value-type="float" office:value="0.00000000313918160656" calcext:value-type="float">
            <text:p>3.13918160656E-09</text:p>
          </table:table-cell>
          <table:table-cell table:formula="of:=([.A3015]-[.B3015])*([.A3015]-[.B3015])" office:value-type="float" office:value="0.000212873107317447" calcext:value-type="float">
            <text:p>0.000212873107317447</text:p>
          </table:table-cell>
          <table:table-cell/>
        </table:table-row>
        <table:table-row table:style-name="ro1">
          <table:table-cell office:value-type="float" office:value="0.000186205" calcext:value-type="float">
            <text:p>0.000186205</text:p>
          </table:table-cell>
          <table:table-cell office:value-type="float" office:value="0.0672766" calcext:value-type="float">
            <text:p>0.0672766</text:p>
          </table:table-cell>
          <table:table-cell table:formula="of:=([.A3016]*[.A3016])" office:value-type="float" office:value="0.000000034672302025" calcext:value-type="float">
            <text:p>3.4672302025E-08</text:p>
          </table:table-cell>
          <table:table-cell table:formula="of:=([.A3016]-[.B3016])*([.A3016]-[.B3016])" office:value-type="float" office:value="0.00450112110125603" calcext:value-type="float">
            <text:p>0.00450112110125603</text:p>
          </table:table-cell>
          <table:table-cell/>
        </table:table-row>
        <table:table-row table:style-name="ro1">
          <table:table-cell office:value-type="float" office:value="0.000186205" calcext:value-type="float">
            <text:p>0.000186205</text:p>
          </table:table-cell>
          <table:table-cell office:value-type="float" office:value="0.138105" calcext:value-type="float">
            <text:p>0.138105</text:p>
          </table:table-cell>
          <table:table-cell table:formula="of:=([.A3017]*[.A3017])" office:value-type="float" office:value="0.000000034672302025" calcext:value-type="float">
            <text:p>3.4672302025E-08</text:p>
          </table:table-cell>
          <table:table-cell table:formula="of:=([.A3017]-[.B3017])*([.A3017]-[.B3017])" office:value-type="float" office:value="0.019021594014252" calcext:value-type="float">
            <text:p>0.019021594014252</text:p>
          </table:table-cell>
          <table:table-cell/>
        </table:table-row>
        <table:table-row table:style-name="ro1">
          <table:table-cell office:value-type="float" office:value="0.000186205" calcext:value-type="float">
            <text:p>0.000186205</text:p>
          </table:table-cell>
          <table:table-cell office:value-type="float" office:value="0.0882272" calcext:value-type="float">
            <text:p>0.0882272</text:p>
          </table:table-cell>
          <table:table-cell table:formula="of:=([.A3018]*[.A3018])" office:value-type="float" office:value="0.000000034672302025" calcext:value-type="float">
            <text:p>3.4672302025E-08</text:p>
          </table:table-cell>
          <table:table-cell table:formula="of:=([.A3018]-[.B3018])*([.A3018]-[.B3018])" office:value-type="float" office:value="0.00775121680059003" calcext:value-type="float">
            <text:p>0.00775121680059003</text:p>
          </table:table-cell>
          <table:table-cell/>
        </table:table-row>
        <table:table-row table:style-name="ro1">
          <table:table-cell office:value-type="float" office:value="0.000464082" calcext:value-type="float">
            <text:p>0.000464082</text:p>
          </table:table-cell>
          <table:table-cell office:value-type="float" office:value="0.094362" calcext:value-type="float">
            <text:p>0.094362</text:p>
          </table:table-cell>
          <table:table-cell table:formula="of:=([.A3019]*[.A3019])" office:value-type="float" office:value="0.000000215372102724" calcext:value-type="float">
            <text:p>2.15372102724E-07</text:p>
          </table:table-cell>
          <table:table-cell table:formula="of:=([.A3019]-[.B3019])*([.A3019]-[.B3019])" office:value-type="float" office:value="0.00881681900473472" calcext:value-type="float">
            <text:p>0.00881681900473472</text:p>
          </table:table-cell>
          <table:table-cell/>
        </table:table-row>
        <table:table-row table:style-name="ro1">
          <table:table-cell office:value-type="float" office:value="0.00194335" calcext:value-type="float">
            <text:p>0.00194335</text:p>
          </table:table-cell>
          <table:table-cell office:value-type="float" office:value="0.0264365" calcext:value-type="float">
            <text:p>0.0264365</text:p>
          </table:table-cell>
          <table:table-cell table:formula="of:=([.A3020]*[.A3020])" office:value-type="float" office:value="0.0000037766092225" calcext:value-type="float">
            <text:p>0.0000037766092225</text:p>
          </table:table-cell>
          <table:table-cell table:formula="of:=([.A3020]-[.B3020])*([.A3020]-[.B3020])" office:value-type="float" office:value="0.0005999143969225" calcext:value-type="float">
            <text:p>0.0005999143969225</text:p>
          </table:table-cell>
          <table:table-cell/>
        </table:table-row>
        <table:table-row table:style-name="ro1">
          <table:table-cell office:value-type="float" office:value="0.00657964" calcext:value-type="float">
            <text:p>0.00657964</text:p>
          </table:table-cell>
          <table:table-cell office:value-type="float" office:value="0.117583" calcext:value-type="float">
            <text:p>0.117583</text:p>
          </table:table-cell>
          <table:table-cell table:formula="of:=([.A3021]*[.A3021])" office:value-type="float" office:value="0.0000432916625296" calcext:value-type="float">
            <text:p>0.0000432916625296</text:p>
          </table:table-cell>
          <table:table-cell table:formula="of:=([.A3021]-[.B3021])*([.A3021]-[.B3021])" office:value-type="float" office:value="0.0123217459312896" calcext:value-type="float">
            <text:p>0.0123217459312896</text:p>
          </table:table-cell>
          <table:table-cell/>
        </table:table-row>
        <table:table-row table:style-name="ro1">
          <table:table-cell office:value-type="float" office:value="0.00404793" calcext:value-type="float">
            <text:p>0.00404793</text:p>
          </table:table-cell>
          <table:table-cell office:value-type="float" office:value="0.24103" calcext:value-type="float">
            <text:p>0.24103</text:p>
          </table:table-cell>
          <table:table-cell table:formula="of:=([.A3022]*[.A3022])" office:value-type="float" office:value="0.0000163857372849" calcext:value-type="float">
            <text:p>0.0000163857372849</text:p>
          </table:table-cell>
          <table:table-cell table:formula="of:=([.A3022]-[.B3022])*([.A3022]-[.B3022])" office:value-type="float" office:value="0.0561605015014849" calcext:value-type="float">
            <text:p>0.0561605015014849</text:p>
          </table:table-cell>
          <table:table-cell/>
        </table:table-row>
        <table:table-row table:style-name="ro1">
          <table:table-cell office:value-type="float" office:value="0.00404793" calcext:value-type="float">
            <text:p>0.00404793</text:p>
          </table:table-cell>
          <table:table-cell office:value-type="float" office:value="0.117784" calcext:value-type="float">
            <text:p>0.117784</text:p>
          </table:table-cell>
          <table:table-cell table:formula="of:=([.A3023]*[.A3023])" office:value-type="float" office:value="0.0000163857372849" calcext:value-type="float">
            <text:p>0.0000163857372849</text:p>
          </table:table-cell>
          <table:table-cell table:formula="of:=([.A3023]-[.B3023])*([.A3023]-[.B3023])" office:value-type="float" office:value="0.0129358936190449" calcext:value-type="float">
            <text:p>0.0129358936190449</text:p>
          </table:table-cell>
          <table:table-cell/>
        </table:table-row>
        <table:table-row table:style-name="ro1">
          <table:table-cell office:value-type="float" office:value="0.00404793" calcext:value-type="float">
            <text:p>0.00404793</text:p>
          </table:table-cell>
          <table:table-cell office:value-type="float" office:value="0.198596" calcext:value-type="float">
            <text:p>0.198596</text:p>
          </table:table-cell>
          <table:table-cell table:formula="of:=([.A3024]*[.A3024])" office:value-type="float" office:value="0.0000163857372849" calcext:value-type="float">
            <text:p>0.0000163857372849</text:p>
          </table:table-cell>
          <table:table-cell table:formula="of:=([.A3024]-[.B3024])*([.A3024]-[.B3024])" office:value-type="float" office:value="0.0378489515407249" calcext:value-type="float">
            <text:p>0.0378489515407249</text:p>
          </table:table-cell>
          <table:table-cell/>
        </table:table-row>
        <table:table-row table:style-name="ro1">
          <table:table-cell office:value-type="float" office:value="0.00404793" calcext:value-type="float">
            <text:p>0.00404793</text:p>
          </table:table-cell>
          <table:table-cell office:value-type="float" office:value="0.0978678" calcext:value-type="float">
            <text:p>0.0978678</text:p>
          </table:table-cell>
          <table:table-cell table:formula="of:=([.A3025]*[.A3025])" office:value-type="float" office:value="0.0000163857372849" calcext:value-type="float">
            <text:p>0.0000163857372849</text:p>
          </table:table-cell>
          <table:table-cell table:formula="of:=([.A3025]-[.B3025])*([.A3025]-[.B3025])" office:value-type="float" office:value="0.0088021680068169" calcext:value-type="float">
            <text:p>0.0088021680068169</text:p>
          </table:table-cell>
          <table:table-cell/>
        </table:table-row>
        <table:table-row table:style-name="ro1">
          <table:table-cell office:value-type="float" office:value="0.00404793" calcext:value-type="float">
            <text:p>0.00404793</text:p>
          </table:table-cell>
          <table:table-cell office:value-type="float" office:value="0.101606" calcext:value-type="float">
            <text:p>0.101606</text:p>
          </table:table-cell>
          <table:table-cell table:formula="of:=([.A3026]*[.A3026])" office:value-type="float" office:value="0.0000163857372849" calcext:value-type="float">
            <text:p>0.0000163857372849</text:p>
          </table:table-cell>
          <table:table-cell table:formula="of:=([.A3026]-[.B3026])*([.A3026]-[.B3026])" office:value-type="float" office:value="0.0095175770221249" calcext:value-type="float">
            <text:p>0.0095175770221249</text:p>
          </table:table-cell>
          <table:table-cell/>
        </table:table-row>
        <table:table-row table:style-name="ro1">
          <table:table-cell office:value-type="float" office:value="0.00404793" calcext:value-type="float">
            <text:p>0.00404793</text:p>
          </table:table-cell>
          <table:table-cell office:value-type="float" office:value="0.105414" calcext:value-type="float">
            <text:p>0.105414</text:p>
          </table:table-cell>
          <table:table-cell table:formula="of:=([.A3027]*[.A3027])" office:value-type="float" office:value="0.0000163857372849" calcext:value-type="float">
            <text:p>0.0000163857372849</text:p>
          </table:table-cell>
          <table:table-cell table:formula="of:=([.A3027]-[.B3027])*([.A3027]-[.B3027])" office:value-type="float" office:value="0.0102750801472449" calcext:value-type="float">
            <text:p>0.0102750801472449</text:p>
          </table:table-cell>
          <table:table-cell/>
        </table:table-row>
        <table:table-row table:style-name="ro1">
          <table:table-cell office:value-type="float" office:value="0.0269584" calcext:value-type="float">
            <text:p>0.0269584</text:p>
          </table:table-cell>
          <table:table-cell office:value-type="float" office:value="0.145416" calcext:value-type="float">
            <text:p>0.145416</text:p>
          </table:table-cell>
          <table:table-cell table:formula="of:=([.A3028]*[.A3028])" office:value-type="float" office:value="0.00072675533056" calcext:value-type="float">
            <text:p>0.00072675533056</text:p>
          </table:table-cell>
          <table:table-cell table:formula="of:=([.A3028]-[.B3028])*([.A3028]-[.B3028])" office:value-type="float" office:value="0.01403220299776" calcext:value-type="float">
            <text:p>0.01403220299776</text:p>
          </table:table-cell>
          <table:table-cell/>
        </table:table-row>
        <table:table-row table:style-name="ro1">
          <table:table-cell office:value-type="float" office:value="0.0263216" calcext:value-type="float">
            <text:p>0.0263216</text:p>
          </table:table-cell>
          <table:table-cell office:value-type="float" office:value="0.311336" calcext:value-type="float">
            <text:p>0.311336</text:p>
          </table:table-cell>
          <table:table-cell table:formula="of:=([.A3029]*[.A3029])" office:value-type="float" office:value="0.00069282662656" calcext:value-type="float">
            <text:p>0.00069282662656</text:p>
          </table:table-cell>
          <table:table-cell table:formula="of:=([.A3029]-[.B3029])*([.A3029]-[.B3029])" office:value-type="float" office:value="0.08123320820736" calcext:value-type="float">
            <text:p>0.08123320820736</text:p>
          </table:table-cell>
          <table:table-cell/>
        </table:table-row>
        <table:table-row table:style-name="ro1">
          <table:table-cell office:value-type="float" office:value="0.0403948" calcext:value-type="float">
            <text:p>0.0403948</text:p>
          </table:table-cell>
          <table:table-cell office:value-type="float" office:value="0.285887" calcext:value-type="float">
            <text:p>0.285887</text:p>
          </table:table-cell>
          <table:table-cell table:formula="of:=([.A3030]*[.A3030])" office:value-type="float" office:value="0.00163173986704" calcext:value-type="float">
            <text:p>0.00163173986704</text:p>
          </table:table-cell>
          <table:table-cell table:formula="of:=([.A3030]-[.B3030])*([.A3030]-[.B3030])" office:value-type="float" office:value="0.06026642026084" calcext:value-type="float">
            <text:p>0.06026642026084</text:p>
          </table:table-cell>
          <table:table-cell/>
        </table:table-row>
        <table:table-row table:style-name="ro1">
          <table:table-cell office:value-type="float" office:value="0.0403948" calcext:value-type="float">
            <text:p>0.0403948</text:p>
          </table:table-cell>
          <table:table-cell office:value-type="float" office:value="0.309354" calcext:value-type="float">
            <text:p>0.309354</text:p>
          </table:table-cell>
          <table:table-cell table:formula="of:=([.A3031]*[.A3031])" office:value-type="float" office:value="0.00163173986704" calcext:value-type="float">
            <text:p>0.00163173986704</text:p>
          </table:table-cell>
          <table:table-cell table:formula="of:=([.A3031]-[.B3031])*([.A3031]-[.B3031])" office:value-type="float" office:value="0.07233905126464" calcext:value-type="float">
            <text:p>0.07233905126464</text:p>
          </table:table-cell>
          <table:table-cell/>
        </table:table-row>
        <table:table-row table:style-name="ro1">
          <table:table-cell office:value-type="float" office:value="0.0876735" calcext:value-type="float">
            <text:p>0.0876735</text:p>
          </table:table-cell>
          <table:table-cell office:value-type="float" office:value="0.392292" calcext:value-type="float">
            <text:p>0.392292</text:p>
          </table:table-cell>
          <table:table-cell table:formula="of:=([.A3032]*[.A3032])" office:value-type="float" office:value="0.00768664260225" calcext:value-type="float">
            <text:p>0.00768664260225</text:p>
          </table:table-cell>
          <table:table-cell table:formula="of:=([.A3032]-[.B3032])*([.A3032]-[.B3032])" office:value-type="float" office:value="0.09279243054225" calcext:value-type="float">
            <text:p>0.09279243054225</text:p>
          </table:table-cell>
          <table:table-cell/>
        </table:table-row>
        <table:table-row table:style-name="ro1">
          <table:table-cell office:value-type="float" office:value="0.132872" calcext:value-type="float">
            <text:p>0.132872</text:p>
          </table:table-cell>
          <table:table-cell office:value-type="float" office:value="0.610771" calcext:value-type="float">
            <text:p>0.610771</text:p>
          </table:table-cell>
          <table:table-cell table:formula="of:=([.A3033]*[.A3033])" office:value-type="float" office:value="0.017654968384" calcext:value-type="float">
            <text:p>0.017654968384</text:p>
          </table:table-cell>
          <table:table-cell table:formula="of:=([.A3033]-[.B3033])*([.A3033]-[.B3033])" office:value-type="float" office:value="0.228387454201" calcext:value-type="float">
            <text:p>0.228387454201</text:p>
          </table:table-cell>
          <table:table-cell/>
        </table:table-row>
        <table:table-row table:style-name="ro1">
          <table:table-cell office:value-type="float" office:value="0.452516" calcext:value-type="float">
            <text:p>0.452516</text:p>
          </table:table-cell>
          <table:table-cell office:value-type="float" office:value="0.570563" calcext:value-type="float">
            <text:p>0.570563</text:p>
          </table:table-cell>
          <table:table-cell table:formula="of:=([.A3034]*[.A3034])" office:value-type="float" office:value="0.204770730256" calcext:value-type="float">
            <text:p>0.204770730256</text:p>
          </table:table-cell>
          <table:table-cell table:formula="of:=([.A3034]-[.B3034])*([.A3034]-[.B3034])" office:value-type="float" office:value="0.013935094209" calcext:value-type="float">
            <text:p>0.013935094209</text:p>
          </table:table-cell>
          <table:table-cell/>
        </table:table-row>
        <table:table-row table:style-name="ro1">
          <table:table-cell office:value-type="float" office:value="0.452516" calcext:value-type="float">
            <text:p>0.452516</text:p>
          </table:table-cell>
          <table:table-cell office:value-type="float" office:value="0.718793" calcext:value-type="float">
            <text:p>0.718793</text:p>
          </table:table-cell>
          <table:table-cell table:formula="of:=([.A3035]*[.A3035])" office:value-type="float" office:value="0.204770730256" calcext:value-type="float">
            <text:p>0.204770730256</text:p>
          </table:table-cell>
          <table:table-cell table:formula="of:=([.A3035]-[.B3035])*([.A3035]-[.B3035])" office:value-type="float" office:value="0.070903440729" calcext:value-type="float">
            <text:p>0.070903440729</text:p>
          </table:table-cell>
          <table:table-cell/>
        </table:table-row>
        <table:table-row table:style-name="ro1">
          <table:table-cell office:value-type="float" office:value="0.592177" calcext:value-type="float">
            <text:p>0.592177</text:p>
          </table:table-cell>
          <table:table-cell office:value-type="float" office:value="0.72552" calcext:value-type="float">
            <text:p>0.72552</text:p>
          </table:table-cell>
          <table:table-cell table:formula="of:=([.A3036]*[.A3036])" office:value-type="float" office:value="0.350673599329" calcext:value-type="float">
            <text:p>0.350673599329</text:p>
          </table:table-cell>
          <table:table-cell table:formula="of:=([.A3036]-[.B3036])*([.A3036]-[.B3036])" office:value-type="float" office:value="0.017780355649" calcext:value-type="float">
            <text:p>0.017780355649</text:p>
          </table:table-cell>
          <table:table-cell/>
        </table:table-row>
        <table:table-row table:style-name="ro1">
          <table:table-cell office:value-type="float" office:value="0.594633" calcext:value-type="float">
            <text:p>0.594633</text:p>
          </table:table-cell>
          <table:table-cell office:value-type="float" office:value="0.763418" calcext:value-type="float">
            <text:p>0.763418</text:p>
          </table:table-cell>
          <table:table-cell table:formula="of:=([.A3037]*[.A3037])" office:value-type="float" office:value="0.353588404689" calcext:value-type="float">
            <text:p>0.353588404689</text:p>
          </table:table-cell>
          <table:table-cell table:formula="of:=([.A3037]-[.B3037])*([.A3037]-[.B3037])" office:value-type="float" office:value="0.028488376225" calcext:value-type="float">
            <text:p>0.028488376225</text:p>
          </table:table-cell>
          <table:table-cell/>
        </table:table-row>
        <table:table-row table:style-name="ro1">
          <table:table-cell office:value-type="float" office:value="0.64713" calcext:value-type="float">
            <text:p>0.64713</text:p>
          </table:table-cell>
          <table:table-cell office:value-type="float" office:value="0.861472" calcext:value-type="float">
            <text:p>0.861472</text:p>
          </table:table-cell>
          <table:table-cell table:formula="of:=([.A3038]*[.A3038])" office:value-type="float" office:value="0.4187772369" calcext:value-type="float">
            <text:p>0.4187772369</text:p>
          </table:table-cell>
          <table:table-cell table:formula="of:=([.A3038]-[.B3038])*([.A3038]-[.B3038])" office:value-type="float" office:value="0.045942492964" calcext:value-type="float">
            <text:p>0.045942492964</text:p>
          </table:table-cell>
          <table:table-cell/>
        </table:table-row>
        <table:table-row table:style-name="ro1">
          <table:table-cell office:value-type="float" office:value="0.651903" calcext:value-type="float">
            <text:p>0.651903</text:p>
          </table:table-cell>
          <table:table-cell office:value-type="float" office:value="0.89882" calcext:value-type="float">
            <text:p>0.89882</text:p>
          </table:table-cell>
          <table:table-cell table:formula="of:=([.A3039]*[.A3039])" office:value-type="float" office:value="0.424977521409" calcext:value-type="float">
            <text:p>0.424977521409</text:p>
          </table:table-cell>
          <table:table-cell table:formula="of:=([.A3039]-[.B3039])*([.A3039]-[.B3039])" office:value-type="float" office:value="0.060968004889" calcext:value-type="float">
            <text:p>0.060968004889</text:p>
          </table:table-cell>
          <table:table-cell/>
        </table:table-row>
        <table:table-row table:style-name="ro1">
          <table:table-cell office:value-type="float" office:value="0.874128" calcext:value-type="float">
            <text:p>0.874128</text:p>
          </table:table-cell>
          <table:table-cell office:value-type="float" office:value="0.841559" calcext:value-type="float">
            <text:p>0.841559</text:p>
          </table:table-cell>
          <table:table-cell table:formula="of:=([.A3040]*[.A3040])" office:value-type="float" office:value="0.764099760384" calcext:value-type="float">
            <text:p>0.764099760384</text:p>
          </table:table-cell>
          <table:table-cell table:formula="of:=([.A3040]-[.B3040])*([.A3040]-[.B3040])" office:value-type="float" office:value="0.001060739761" calcext:value-type="float">
            <text:p>0.001060739761</text:p>
          </table:table-cell>
          <table:table-cell/>
        </table:table-row>
        <table:table-row table:style-name="ro1">
          <table:table-cell office:value-type="float" office:value="0.842861" calcext:value-type="float">
            <text:p>0.842861</text:p>
          </table:table-cell>
          <table:table-cell office:value-type="float" office:value="0.872583" calcext:value-type="float">
            <text:p>0.872583</text:p>
          </table:table-cell>
          <table:table-cell table:formula="of:=([.A3041]*[.A3041])" office:value-type="float" office:value="0.710414665321" calcext:value-type="float">
            <text:p>0.710414665321</text:p>
          </table:table-cell>
          <table:table-cell table:formula="of:=([.A3041]-[.B3041])*([.A3041]-[.B3041])" office:value-type="float" office:value="0.000883397284000002" calcext:value-type="float">
            <text:p>0.000883397284000002</text:p>
          </table:table-cell>
          <table:table-cell/>
        </table:table-row>
        <table:table-row table:style-name="ro1">
          <table:table-cell office:value-type="float" office:value="0.967185" calcext:value-type="float">
            <text:p>0.967185</text:p>
          </table:table-cell>
          <table:table-cell office:value-type="float" office:value="0.964148" calcext:value-type="float">
            <text:p>0.964148</text:p>
          </table:table-cell>
          <table:table-cell table:formula="of:=([.A3042]*[.A3042])" office:value-type="float" office:value="0.935446824225" calcext:value-type="float">
            <text:p>0.935446824225</text:p>
          </table:table-cell>
          <table:table-cell table:formula="of:=([.A3042]-[.B3042])*([.A3042]-[.B3042])" office:value-type="float" office:value="0.00000922336899999974" calcext:value-type="float">
            <text:p>9.22336899999974E-06</text:p>
          </table:table-cell>
          <table:table-cell/>
        </table:table-row>
        <table:table-row table:style-name="ro1">
          <table:table-cell office:value-type="float" office:value="0.967185" calcext:value-type="float">
            <text:p>0.967185</text:p>
          </table:table-cell>
          <table:table-cell office:value-type="float" office:value="0.994947" calcext:value-type="float">
            <text:p>0.994947</text:p>
          </table:table-cell>
          <table:table-cell table:formula="of:=([.A3043]*[.A3043])" office:value-type="float" office:value="0.935446824225" calcext:value-type="float">
            <text:p>0.935446824225</text:p>
          </table:table-cell>
          <table:table-cell table:formula="of:=([.A3043]-[.B3043])*([.A3043]-[.B3043])" office:value-type="float" office:value="0.000770728644000004" calcext:value-type="float">
            <text:p>0.000770728644000004</text:p>
          </table:table-cell>
          <table:table-cell/>
        </table:table-row>
        <table:table-row table:style-name="ro1">
          <table:table-cell office:value-type="float" office:value="0.00000530481" calcext:value-type="float">
            <text:p>0.00000530481</text:p>
          </table:table-cell>
          <table:table-cell office:value-type="float" office:value="0.00000303222" calcext:value-type="float">
            <text:p>0.00000303222</text:p>
          </table:table-cell>
          <table:table-cell table:formula="of:=([.A3044]*[.A3044])" office:value-type="float" office:value="0.00000000002814100914" calcext:value-type="float">
            <text:p>2.81410091361E-11</text:p>
          </table:table-cell>
          <table:table-cell table:formula="of:=([.A3044]-[.B3044])*([.A3044]-[.B3044])" office:value-type="float" office:value="0.00000000000516466531" calcext:value-type="float">
            <text:p>5.1646653081E-12</text:p>
          </table:table-cell>
          <table:table-cell/>
        </table:table-row>
        <table:table-row table:style-name="ro1">
          <table:table-cell office:value-type="float" office:value="0.0000013113" calcext:value-type="float">
            <text:p>0.0000013113</text:p>
          </table:table-cell>
          <table:table-cell office:value-type="float" office:value="0.000625688" calcext:value-type="float">
            <text:p>0.000625688</text:p>
          </table:table-cell>
          <table:table-cell table:formula="of:=([.A3045]*[.A3045])" office:value-type="float" office:value="0.00000000000171950769" calcext:value-type="float">
            <text:p>1.71950769E-12</text:p>
          </table:table-cell>
          <table:table-cell table:formula="of:=([.A3045]-[.B3045])*([.A3045]-[.B3045])" office:value-type="float" office:value="0.00000038984626350289" calcext:value-type="float">
            <text:p>3.8984626350289E-07</text:p>
          </table:table-cell>
          <table:table-cell/>
        </table:table-row>
        <table:table-row table:style-name="ro1">
          <table:table-cell office:value-type="float" office:value="0.0000013113" calcext:value-type="float">
            <text:p>0.0000013113</text:p>
          </table:table-cell>
          <table:table-cell office:value-type="float" office:value="0.00529071" calcext:value-type="float">
            <text:p>0.00529071</text:p>
          </table:table-cell>
          <table:table-cell table:formula="of:=([.A3046]*[.A3046])" office:value-type="float" office:value="0.00000000000171950769" calcext:value-type="float">
            <text:p>1.71950769E-12</text:p>
          </table:table-cell>
          <table:table-cell table:formula="of:=([.A3046]-[.B3046])*([.A3046]-[.B3046])" office:value-type="float" office:value="0.0000279777386075617" calcext:value-type="float">
            <text:p>2.79777386075617E-05</text:p>
          </table:table-cell>
          <table:table-cell/>
        </table:table-row>
        <table:table-row table:style-name="ro1">
          <table:table-cell office:value-type="float" office:value="0.00000870228" calcext:value-type="float">
            <text:p>0.00000870228</text:p>
          </table:table-cell>
          <table:table-cell office:value-type="float" office:value="0.010597" calcext:value-type="float">
            <text:p>0.010597</text:p>
          </table:table-cell>
          <table:table-cell table:formula="of:=([.A3047]*[.A3047])" office:value-type="float" office:value="0.0000000000757296772" calcext:value-type="float">
            <text:p>7.57296771984E-11</text:p>
          </table:table-cell>
          <table:table-cell table:formula="of:=([.A3047]-[.B3047])*([.A3047]-[.B3047])" office:value-type="float" office:value="0.000112112048607357" calcext:value-type="float">
            <text:p>0.000112112048607357</text:p>
          </table:table-cell>
          <table:table-cell/>
        </table:table-row>
        <table:table-row table:style-name="ro1">
          <table:table-cell office:value-type="float" office:value="0.000014782" calcext:value-type="float">
            <text:p>0.000014782</text:p>
          </table:table-cell>
          <table:table-cell office:value-type="float" office:value="0.00310346" calcext:value-type="float">
            <text:p>0.00310346</text:p>
          </table:table-cell>
          <table:table-cell table:formula="of:=([.A3048]*[.A3048])" office:value-type="float" office:value="0.000000000218507524" calcext:value-type="float">
            <text:p>2.18507524E-10</text:p>
          </table:table-cell>
          <table:table-cell table:formula="of:=([.A3048]-[.B3048])*([.A3048]-[.B3048])" office:value-type="float" office:value="0.000009539931787684" calcext:value-type="float">
            <text:p>9.539931787684E-06</text:p>
          </table:table-cell>
          <table:table-cell/>
        </table:table-row>
        <table:table-row table:style-name="ro1">
          <table:table-cell office:value-type="float" office:value="0.000014782" calcext:value-type="float">
            <text:p>0.000014782</text:p>
          </table:table-cell>
          <table:table-cell office:value-type="float" office:value="0.0060518" calcext:value-type="float">
            <text:p>0.0060518</text:p>
          </table:table-cell>
          <table:table-cell table:formula="of:=([.A3049]*[.A3049])" office:value-type="float" office:value="0.000000000218507524" calcext:value-type="float">
            <text:p>2.18507524E-10</text:p>
          </table:table-cell>
          <table:table-cell table:formula="of:=([.A3049]-[.B3049])*([.A3049]-[.B3049])" office:value-type="float" office:value="0.000036445586332324" calcext:value-type="float">
            <text:p>3.6445586332324E-05</text:p>
          </table:table-cell>
          <table:table-cell/>
        </table:table-row>
        <table:table-row table:style-name="ro1">
          <table:table-cell office:value-type="float" office:value="0.000166118" calcext:value-type="float">
            <text:p>0.000166118</text:p>
          </table:table-cell>
          <table:table-cell office:value-type="float" office:value="0.000506044" calcext:value-type="float">
            <text:p>0.000506044</text:p>
          </table:table-cell>
          <table:table-cell table:formula="of:=([.A3050]*[.A3050])" office:value-type="float" office:value="0.000000027595189924" calcext:value-type="float">
            <text:p>2.7595189924E-08</text:p>
          </table:table-cell>
          <table:table-cell table:formula="of:=([.A3050]-[.B3050])*([.A3050]-[.B3050])" office:value-type="float" office:value="0.000000115549685476" calcext:value-type="float">
            <text:p>1.15549685476E-07</text:p>
          </table:table-cell>
          <table:table-cell/>
        </table:table-row>
        <table:table-row table:style-name="ro1">
          <table:table-cell office:value-type="float" office:value="0.0000380278" calcext:value-type="float">
            <text:p>0.0000380278</text:p>
          </table:table-cell>
          <table:table-cell office:value-type="float" office:value="0.0186053" calcext:value-type="float">
            <text:p>0.0186053</text:p>
          </table:table-cell>
          <table:table-cell table:formula="of:=([.A3051]*[.A3051])" office:value-type="float" office:value="0.00000000144611357284" calcext:value-type="float">
            <text:p>1.44611357284E-09</text:p>
          </table:table-cell>
          <table:table-cell table:formula="of:=([.A3051]-[.B3051])*([.A3051]-[.B3051])" office:value-type="float" office:value="0.000344743596948893" calcext:value-type="float">
            <text:p>0.000344743596948893</text:p>
          </table:table-cell>
          <table:table-cell/>
        </table:table-row>
        <table:table-row table:style-name="ro1">
          <table:table-cell office:value-type="float" office:value="0.0000511408" calcext:value-type="float">
            <text:p>0.0000511408</text:p>
          </table:table-cell>
          <table:table-cell office:value-type="float" office:value="0.04749" calcext:value-type="float">
            <text:p>0.04749</text:p>
          </table:table-cell>
          <table:table-cell table:formula="of:=([.A3052]*[.A3052])" office:value-type="float" office:value="0.00000000261538142464" calcext:value-type="float">
            <text:p>2.61538142464E-09</text:p>
          </table:table-cell>
          <table:table-cell table:formula="of:=([.A3052]-[.B3052])*([.A3052]-[.B3052])" office:value-type="float" office:value="0.00225044536219742" calcext:value-type="float">
            <text:p>0.00225044536219742</text:p>
          </table:table-cell>
          <table:table-cell/>
        </table:table-row>
        <table:table-row table:style-name="ro1">
          <table:table-cell office:value-type="float" office:value="0.000123858" calcext:value-type="float">
            <text:p>0.000123858</text:p>
          </table:table-cell>
          <table:table-cell office:value-type="float" office:value="0.0906044" calcext:value-type="float">
            <text:p>0.0906044</text:p>
          </table:table-cell>
          <table:table-cell table:formula="of:=([.A3053]*[.A3053])" office:value-type="float" office:value="0.000000015340804164" calcext:value-type="float">
            <text:p>1.5340804164E-08</text:p>
          </table:table-cell>
          <table:table-cell table:formula="of:=([.A3053]-[.B3053])*([.A3053]-[.B3053])" office:value-type="float" office:value="0.00818672848061376" calcext:value-type="float">
            <text:p>0.00818672848061376</text:p>
          </table:table-cell>
          <table:table-cell/>
        </table:table-row>
        <table:table-row table:style-name="ro1">
          <table:table-cell office:value-type="float" office:value="0.0000762939" calcext:value-type="float">
            <text:p>0.0000762939</text:p>
          </table:table-cell>
          <table:table-cell office:value-type="float" office:value="0.0307881" calcext:value-type="float">
            <text:p>0.0307881</text:p>
          </table:table-cell>
          <table:table-cell table:formula="of:=([.A3054]*[.A3054])" office:value-type="float" office:value="0.00000000582075917721" calcext:value-type="float">
            <text:p>5.82075917721E-09</text:p>
          </table:table-cell>
          <table:table-cell table:formula="of:=([.A3054]-[.B3054])*([.A3054]-[.B3054])" office:value-type="float" office:value="0.000943215033923997" calcext:value-type="float">
            <text:p>0.000943215033923997</text:p>
          </table:table-cell>
          <table:table-cell/>
        </table:table-row>
        <table:table-row table:style-name="ro1">
          <table:table-cell office:value-type="float" office:value="0.000149965" calcext:value-type="float">
            <text:p>0.000149965</text:p>
          </table:table-cell>
          <table:table-cell office:value-type="float" office:value="0.0152591" calcext:value-type="float">
            <text:p>0.0152591</text:p>
          </table:table-cell>
          <table:table-cell table:formula="of:=([.A3055]*[.A3055])" office:value-type="float" office:value="0.000000022489501225" calcext:value-type="float">
            <text:p>2.2489501225E-08</text:p>
          </table:table-cell>
          <table:table-cell table:formula="of:=([.A3055]-[.B3055])*([.A3055]-[.B3055])" office:value-type="float" office:value="0.000228285960448225" calcext:value-type="float">
            <text:p>0.000228285960448225</text:p>
          </table:table-cell>
          <table:table-cell/>
        </table:table-row>
        <table:table-row table:style-name="ro1">
          <table:table-cell office:value-type="float" office:value="0.000554442" calcext:value-type="float">
            <text:p>0.000554442</text:p>
          </table:table-cell>
          <table:table-cell office:value-type="float" office:value="0.0415842" calcext:value-type="float">
            <text:p>0.0415842</text:p>
          </table:table-cell>
          <table:table-cell table:formula="of:=([.A3056]*[.A3056])" office:value-type="float" office:value="0.000000307405931364" calcext:value-type="float">
            <text:p>3.07405931364E-07</text:p>
          </table:table-cell>
          <table:table-cell table:formula="of:=([.A3056]-[.B3056])*([.A3056]-[.B3056])" office:value-type="float" office:value="0.00168344104153856" calcext:value-type="float">
            <text:p>0.00168344104153856</text:p>
          </table:table-cell>
          <table:table-cell/>
        </table:table-row>
        <table:table-row table:style-name="ro1">
          <table:table-cell office:value-type="float" office:value="0.0010795" calcext:value-type="float">
            <text:p>0.0010795</text:p>
          </table:table-cell>
          <table:table-cell office:value-type="float" office:value="0.16069" calcext:value-type="float">
            <text:p>0.16069</text:p>
          </table:table-cell>
          <table:table-cell table:formula="of:=([.A3057]*[.A3057])" office:value-type="float" office:value="0.00000116532025" calcext:value-type="float">
            <text:p>0.00000116532025</text:p>
          </table:table-cell>
          <table:table-cell table:formula="of:=([.A3057]-[.B3057])*([.A3057]-[.B3057])" office:value-type="float" office:value="0.02547551171025" calcext:value-type="float">
            <text:p>0.02547551171025</text:p>
          </table:table-cell>
          <table:table-cell/>
        </table:table-row>
        <table:table-row table:style-name="ro1">
          <table:table-cell office:value-type="float" office:value="0.00069499" calcext:value-type="float">
            <text:p>0.00069499</text:p>
          </table:table-cell>
          <table:table-cell office:value-type="float" office:value="0.197611" calcext:value-type="float">
            <text:p>0.197611</text:p>
          </table:table-cell>
          <table:table-cell table:formula="of:=([.A3058]*[.A3058])" office:value-type="float" office:value="0.0000004830111001" calcext:value-type="float">
            <text:p>0.0000004830111001</text:p>
          </table:table-cell>
          <table:table-cell table:formula="of:=([.A3058]-[.B3058])*([.A3058]-[.B3058])" office:value-type="float" office:value="0.0387759149943201" calcext:value-type="float">
            <text:p>0.0387759149943201</text:p>
          </table:table-cell>
          <table:table-cell/>
        </table:table-row>
        <table:table-row table:style-name="ro1">
          <table:table-cell office:value-type="float" office:value="0.00271952" calcext:value-type="float">
            <text:p>0.00271952</text:p>
          </table:table-cell>
          <table:table-cell office:value-type="float" office:value="0.0632062" calcext:value-type="float">
            <text:p>0.0632062</text:p>
          </table:table-cell>
          <table:table-cell table:formula="of:=([.A3059]*[.A3059])" office:value-type="float" office:value="0.0000073957890304" calcext:value-type="float">
            <text:p>0.0000073957890304</text:p>
          </table:table-cell>
          <table:table-cell table:formula="of:=([.A3059]-[.B3059])*([.A3059]-[.B3059])" office:value-type="float" office:value="0.0036586384574224" calcext:value-type="float">
            <text:p>0.0036586384574224</text:p>
          </table:table-cell>
          <table:table-cell/>
        </table:table-row>
        <table:table-row table:style-name="ro1">
          <table:table-cell office:value-type="float" office:value="0.00406337" calcext:value-type="float">
            <text:p>0.00406337</text:p>
          </table:table-cell>
          <table:table-cell office:value-type="float" office:value="0.114767" calcext:value-type="float">
            <text:p>0.114767</text:p>
          </table:table-cell>
          <table:table-cell table:formula="of:=([.A3060]*[.A3060])" office:value-type="float" office:value="0.0000165109757569" calcext:value-type="float">
            <text:p>0.0000165109757569</text:p>
          </table:table-cell>
          <table:table-cell table:formula="of:=([.A3060]-[.B3060])*([.A3060]-[.B3060])" office:value-type="float" office:value="0.0122552936951769" calcext:value-type="float">
            <text:p>0.0122552936951769</text:p>
          </table:table-cell>
          <table:table-cell/>
        </table:table-row>
        <table:table-row table:style-name="ro1">
          <table:table-cell office:value-type="float" office:value="0.00406337" calcext:value-type="float">
            <text:p>0.00406337</text:p>
          </table:table-cell>
          <table:table-cell office:value-type="float" office:value="0.230384" calcext:value-type="float">
            <text:p>0.230384</text:p>
          </table:table-cell>
          <table:table-cell table:formula="of:=([.A3061]*[.A3061])" office:value-type="float" office:value="0.0000165109757569" calcext:value-type="float">
            <text:p>0.0000165109757569</text:p>
          </table:table-cell>
          <table:table-cell table:formula="of:=([.A3061]-[.B3061])*([.A3061]-[.B3061])" office:value-type="float" office:value="0.0512210275635969" calcext:value-type="float">
            <text:p>0.0512210275635969</text:p>
          </table:table-cell>
          <table:table-cell/>
        </table:table-row>
        <table:table-row table:style-name="ro1">
          <table:table-cell office:value-type="float" office:value="0.0047155" calcext:value-type="float">
            <text:p>0.0047155</text:p>
          </table:table-cell>
          <table:table-cell office:value-type="float" office:value="0.086922" calcext:value-type="float">
            <text:p>0.086922</text:p>
          </table:table-cell>
          <table:table-cell table:formula="of:=([.A3062]*[.A3062])" office:value-type="float" office:value="0.00002223594025" calcext:value-type="float">
            <text:p>0.00002223594025</text:p>
          </table:table-cell>
          <table:table-cell table:formula="of:=([.A3062]-[.B3062])*([.A3062]-[.B3062])" office:value-type="float" office:value="0.00675790864225" calcext:value-type="float">
            <text:p>0.00675790864225</text:p>
          </table:table-cell>
          <table:table-cell/>
        </table:table-row>
        <table:table-row table:style-name="ro1">
          <table:table-cell office:value-type="float" office:value="0.00914395" calcext:value-type="float">
            <text:p>0.00914395</text:p>
          </table:table-cell>
          <table:table-cell office:value-type="float" office:value="0.0965199" calcext:value-type="float">
            <text:p>0.0965199</text:p>
          </table:table-cell>
          <table:table-cell table:formula="of:=([.A3063]*[.A3063])" office:value-type="float" office:value="0.0000836118216025" calcext:value-type="float">
            <text:p>0.0000836118216025</text:p>
          </table:table-cell>
          <table:table-cell table:formula="of:=([.A3063]-[.B3063])*([.A3063]-[.B3063])" office:value-type="float" office:value="0.0076345566384025" calcext:value-type="float">
            <text:p>0.0076345566384025</text:p>
          </table:table-cell>
          <table:table-cell/>
        </table:table-row>
        <table:table-row table:style-name="ro1">
          <table:table-cell office:value-type="float" office:value="0.0214487" calcext:value-type="float">
            <text:p>0.0214487</text:p>
          </table:table-cell>
          <table:table-cell office:value-type="float" office:value="0.156379" calcext:value-type="float">
            <text:p>0.156379</text:p>
          </table:table-cell>
          <table:table-cell table:formula="of:=([.A3064]*[.A3064])" office:value-type="float" office:value="0.00046004673169" calcext:value-type="float">
            <text:p>0.00046004673169</text:p>
          </table:table-cell>
          <table:table-cell table:formula="of:=([.A3064]-[.B3064])*([.A3064]-[.B3064])" office:value-type="float" office:value="0.01820618585809" calcext:value-type="float">
            <text:p>0.01820618585809</text:p>
          </table:table-cell>
          <table:table-cell/>
        </table:table-row>
        <table:table-row table:style-name="ro1">
          <table:table-cell office:value-type="float" office:value="0.0310822" calcext:value-type="float">
            <text:p>0.0310822</text:p>
          </table:table-cell>
          <table:table-cell office:value-type="float" office:value="0.240373" calcext:value-type="float">
            <text:p>0.240373</text:p>
          </table:table-cell>
          <table:table-cell table:formula="of:=([.A3065]*[.A3065])" office:value-type="float" office:value="0.00096610315684" calcext:value-type="float">
            <text:p>0.00096610315684</text:p>
          </table:table-cell>
          <table:table-cell table:formula="of:=([.A3065]-[.B3065])*([.A3065]-[.B3065])" office:value-type="float" office:value="0.04380263896464" calcext:value-type="float">
            <text:p>0.04380263896464</text:p>
          </table:table-cell>
          <table:table-cell/>
        </table:table-row>
        <table:table-row table:style-name="ro1">
          <table:table-cell office:value-type="float" office:value="0.0484115" calcext:value-type="float">
            <text:p>0.0484115</text:p>
          </table:table-cell>
          <table:table-cell office:value-type="float" office:value="0.249132" calcext:value-type="float">
            <text:p>0.249132</text:p>
          </table:table-cell>
          <table:table-cell table:formula="of:=([.A3066]*[.A3066])" office:value-type="float" office:value="0.00234367333225" calcext:value-type="float">
            <text:p>0.00234367333225</text:p>
          </table:table-cell>
          <table:table-cell table:formula="of:=([.A3066]-[.B3066])*([.A3066]-[.B3066])" office:value-type="float" office:value="0.04028871912025" calcext:value-type="float">
            <text:p>0.04028871912025</text:p>
          </table:table-cell>
          <table:table-cell/>
        </table:table-row>
        <table:table-row table:style-name="ro1">
          <table:table-cell office:value-type="float" office:value="0.224806" calcext:value-type="float">
            <text:p>0.224806</text:p>
          </table:table-cell>
          <table:table-cell office:value-type="float" office:value="0.234751" calcext:value-type="float">
            <text:p>0.234751</text:p>
          </table:table-cell>
          <table:table-cell table:formula="of:=([.A3067]*[.A3067])" office:value-type="float" office:value="0.050537737636" calcext:value-type="float">
            <text:p>0.050537737636</text:p>
          </table:table-cell>
          <table:table-cell table:formula="of:=([.A3067]-[.B3067])*([.A3067]-[.B3067])" office:value-type="float" office:value="0.0000989030249999996" calcext:value-type="float">
            <text:p>9.89030249999996E-05</text:p>
          </table:table-cell>
          <table:table-cell/>
        </table:table-row>
        <table:table-row table:style-name="ro1">
          <table:table-cell office:value-type="float" office:value="0.224806" calcext:value-type="float">
            <text:p>0.224806</text:p>
          </table:table-cell>
          <table:table-cell office:value-type="float" office:value="0.243476" calcext:value-type="float">
            <text:p>0.243476</text:p>
          </table:table-cell>
          <table:table-cell table:formula="of:=([.A3068]*[.A3068])" office:value-type="float" office:value="0.050537737636" calcext:value-type="float">
            <text:p>0.050537737636</text:p>
          </table:table-cell>
          <table:table-cell table:formula="of:=([.A3068]-[.B3068])*([.A3068]-[.B3068])" office:value-type="float" office:value="0.0003485689" calcext:value-type="float">
            <text:p>0.0003485689</text:p>
          </table:table-cell>
          <table:table-cell/>
        </table:table-row>
        <table:table-row table:style-name="ro1">
          <table:table-cell office:value-type="float" office:value="0.341285" calcext:value-type="float">
            <text:p>0.341285</text:p>
          </table:table-cell>
          <table:table-cell office:value-type="float" office:value="0.255177" calcext:value-type="float">
            <text:p>0.255177</text:p>
          </table:table-cell>
          <table:table-cell table:formula="of:=([.A3069]*[.A3069])" office:value-type="float" office:value="0.116475451225" calcext:value-type="float">
            <text:p>0.116475451225</text:p>
          </table:table-cell>
          <table:table-cell table:formula="of:=([.A3069]-[.B3069])*([.A3069]-[.B3069])" office:value-type="float" office:value="0.007414587664" calcext:value-type="float">
            <text:p>0.007414587664</text:p>
          </table:table-cell>
          <table:table-cell/>
        </table:table-row>
        <table:table-row table:style-name="ro1">
          <table:table-cell office:value-type="float" office:value="0.333637" calcext:value-type="float">
            <text:p>0.333637</text:p>
          </table:table-cell>
          <table:table-cell office:value-type="float" office:value="0.347703" calcext:value-type="float">
            <text:p>0.347703</text:p>
          </table:table-cell>
          <table:table-cell table:formula="of:=([.A3070]*[.A3070])" office:value-type="float" office:value="0.111313647769" calcext:value-type="float">
            <text:p>0.111313647769</text:p>
          </table:table-cell>
          <table:table-cell table:formula="of:=([.A3070]-[.B3070])*([.A3070]-[.B3070])" office:value-type="float" office:value="0.000197852355999999" calcext:value-type="float">
            <text:p>0.000197852355999999</text:p>
          </table:table-cell>
          <table:table-cell/>
        </table:table-row>
        <table:table-row table:style-name="ro1">
          <table:table-cell office:value-type="float" office:value="0.333638" calcext:value-type="float">
            <text:p>0.333638</text:p>
          </table:table-cell>
          <table:table-cell office:value-type="float" office:value="0.361355" calcext:value-type="float">
            <text:p>0.361355</text:p>
          </table:table-cell>
          <table:table-cell table:formula="of:=([.A3071]*[.A3071])" office:value-type="float" office:value="0.111314315044" calcext:value-type="float">
            <text:p>0.111314315044</text:p>
          </table:table-cell>
          <table:table-cell table:formula="of:=([.A3071]-[.B3071])*([.A3071]-[.B3071])" office:value-type="float" office:value="0.000768232089" calcext:value-type="float">
            <text:p>0.000768232089</text:p>
          </table:table-cell>
          <table:table-cell/>
        </table:table-row>
        <table:table-row table:style-name="ro1">
          <table:table-cell office:value-type="float" office:value="0.333638" calcext:value-type="float">
            <text:p>0.333638</text:p>
          </table:table-cell>
          <table:table-cell office:value-type="float" office:value="0.369624" calcext:value-type="float">
            <text:p>0.369624</text:p>
          </table:table-cell>
          <table:table-cell table:formula="of:=([.A3072]*[.A3072])" office:value-type="float" office:value="0.111314315044" calcext:value-type="float">
            <text:p>0.111314315044</text:p>
          </table:table-cell>
          <table:table-cell table:formula="of:=([.A3072]-[.B3072])*([.A3072]-[.B3072])" office:value-type="float" office:value="0.001294992196" calcext:value-type="float">
            <text:p>0.001294992196</text:p>
          </table:table-cell>
          <table:table-cell/>
        </table:table-row>
        <table:table-row table:style-name="ro1">
          <table:table-cell office:value-type="float" office:value="0.907213" calcext:value-type="float">
            <text:p>0.907213</text:p>
          </table:table-cell>
          <table:table-cell office:value-type="float" office:value="0.621021" calcext:value-type="float">
            <text:p>0.621021</text:p>
          </table:table-cell>
          <table:table-cell table:formula="of:=([.A3073]*[.A3073])" office:value-type="float" office:value="0.823035427369" calcext:value-type="float">
            <text:p>0.823035427369</text:p>
          </table:table-cell>
          <table:table-cell table:formula="of:=([.A3073]-[.B3073])*([.A3073]-[.B3073])" office:value-type="float" office:value="0.081905860864" calcext:value-type="float">
            <text:p>0.081905860864</text:p>
          </table:table-cell>
          <table:table-cell/>
        </table:table-row>
        <table:table-row table:style-name="ro1">
          <table:table-cell office:value-type="float" office:value="0.907213" calcext:value-type="float">
            <text:p>0.907213</text:p>
          </table:table-cell>
          <table:table-cell office:value-type="float" office:value="0.671557" calcext:value-type="float">
            <text:p>0.671557</text:p>
          </table:table-cell>
          <table:table-cell table:formula="of:=([.A3074]*[.A3074])" office:value-type="float" office:value="0.823035427369" calcext:value-type="float">
            <text:p>0.823035427369</text:p>
          </table:table-cell>
          <table:table-cell table:formula="of:=([.A3074]-[.B3074])*([.A3074]-[.B3074])" office:value-type="float" office:value="0.055533750336" calcext:value-type="float">
            <text:p>0.055533750336</text:p>
          </table:table-cell>
          <table:table-cell/>
        </table:table-row>
        <table:table-row table:style-name="ro1">
          <table:table-cell office:value-type="float" office:value="0.907213" calcext:value-type="float">
            <text:p>0.907213</text:p>
          </table:table-cell>
          <table:table-cell office:value-type="float" office:value="0.719758" calcext:value-type="float">
            <text:p>0.719758</text:p>
          </table:table-cell>
          <table:table-cell table:formula="of:=([.A3075]*[.A3075])" office:value-type="float" office:value="0.823035427369" calcext:value-type="float">
            <text:p>0.823035427369</text:p>
          </table:table-cell>
          <table:table-cell table:formula="of:=([.A3075]-[.B3075])*([.A3075]-[.B3075])" office:value-type="float" office:value="0.035139377025" calcext:value-type="float">
            <text:p>0.035139377025</text:p>
          </table:table-cell>
          <table:table-cell/>
        </table:table-row>
        <table:table-row table:style-name="ro1">
          <table:table-cell office:value-type="float" office:value="0.907213" calcext:value-type="float">
            <text:p>0.907213</text:p>
          </table:table-cell>
          <table:table-cell office:value-type="float" office:value="0.754027" calcext:value-type="float">
            <text:p>0.754027</text:p>
          </table:table-cell>
          <table:table-cell table:formula="of:=([.A3076]*[.A3076])" office:value-type="float" office:value="0.823035427369" calcext:value-type="float">
            <text:p>0.823035427369</text:p>
          </table:table-cell>
          <table:table-cell table:formula="of:=([.A3076]-[.B3076])*([.A3076]-[.B3076])" office:value-type="float" office:value="0.023465950596" calcext:value-type="float">
            <text:p>0.023465950596</text:p>
          </table:table-cell>
          <table:table-cell/>
        </table:table-row>
        <table:table-row table:style-name="ro1">
          <table:table-cell office:value-type="float" office:value="0.991803" calcext:value-type="float">
            <text:p>0.991803</text:p>
          </table:table-cell>
          <table:table-cell office:value-type="float" office:value="0.855181" calcext:value-type="float">
            <text:p>0.855181</text:p>
          </table:table-cell>
          <table:table-cell table:formula="of:=([.A3077]*[.A3077])" office:value-type="float" office:value="0.983673190809" calcext:value-type="float">
            <text:p>0.983673190809</text:p>
          </table:table-cell>
          <table:table-cell table:formula="of:=([.A3077]-[.B3077])*([.A3077]-[.B3077])" office:value-type="float" office:value="0.018665570884" calcext:value-type="float">
            <text:p>0.018665570884</text:p>
          </table:table-cell>
          <table:table-cell/>
        </table:table-row>
        <table:table-row table:style-name="ro1">
          <table:table-cell office:value-type="float" office:value="0.991803" calcext:value-type="float">
            <text:p>0.991803</text:p>
          </table:table-cell>
          <table:table-cell office:value-type="float" office:value="0.895257" calcext:value-type="float">
            <text:p>0.895257</text:p>
          </table:table-cell>
          <table:table-cell table:formula="of:=([.A3078]*[.A3078])" office:value-type="float" office:value="0.983673190809" calcext:value-type="float">
            <text:p>0.983673190809</text:p>
          </table:table-cell>
          <table:table-cell table:formula="of:=([.A3078]-[.B3078])*([.A3078]-[.B3078])" office:value-type="float" office:value="0.009321130116" calcext:value-type="float">
            <text:p>0.009321130116</text:p>
          </table:table-cell>
          <table:table-cell/>
        </table:table-row>
        <table:table-row table:style-name="ro1">
          <table:table-cell office:value-type="float" office:value="0.991804" calcext:value-type="float">
            <text:p>0.991804</text:p>
          </table:table-cell>
          <table:table-cell office:value-type="float" office:value="0.932376" calcext:value-type="float">
            <text:p>0.932376</text:p>
          </table:table-cell>
          <table:table-cell table:formula="of:=([.A3079]*[.A3079])" office:value-type="float" office:value="0.983675174416" calcext:value-type="float">
            <text:p>0.983675174416</text:p>
          </table:table-cell>
          <table:table-cell table:formula="of:=([.A3079]-[.B3079])*([.A3079]-[.B3079])" office:value-type="float" office:value="0.003531687184" calcext:value-type="float">
            <text:p>0.003531687184</text:p>
          </table:table-cell>
          <table:table-cell/>
        </table:table-row>
        <table:table-row table:style-name="ro1">
          <table:table-cell office:value-type="float" office:value="0.991803" calcext:value-type="float">
            <text:p>0.991803</text:p>
          </table:table-cell>
          <table:table-cell office:value-type="float" office:value="0.984538" calcext:value-type="float">
            <text:p>0.984538</text:p>
          </table:table-cell>
          <table:table-cell table:formula="of:=([.A3080]*[.A3080])" office:value-type="float" office:value="0.983673190809" calcext:value-type="float">
            <text:p>0.983673190809</text:p>
          </table:table-cell>
          <table:table-cell table:formula="of:=([.A3080]-[.B3080])*([.A3080]-[.B3080])" office:value-type="float" office:value="0.0000527802249999995" calcext:value-type="float">
            <text:p>5.27802249999995E-05</text:p>
          </table:table-cell>
          <table:table-cell/>
        </table:table-row>
        <table:table-row table:style-name="ro1">
          <table:table-cell office:value-type="float" office:value="0.991804" calcext:value-type="float">
            <text:p>0.991804</text:p>
          </table:table-cell>
          <table:table-cell office:value-type="float" office:value="0.998015" calcext:value-type="float">
            <text:p>0.998015</text:p>
          </table:table-cell>
          <table:table-cell table:formula="of:=([.A3081]*[.A3081])" office:value-type="float" office:value="0.983675174416" calcext:value-type="float">
            <text:p>0.983675174416</text:p>
          </table:table-cell>
          <table:table-cell table:formula="of:=([.A3081]-[.B3081])*([.A3081]-[.B3081])" office:value-type="float" office:value="0.0000385765209999996" calcext:value-type="float">
            <text:p>3.85765209999996E-05</text:p>
          </table:table-cell>
          <table:table-cell/>
        </table:table-row>
        <table:table-row table:style-name="ro1">
          <table:table-cell office:value-type="float" office:value="0.991803" calcext:value-type="float">
            <text:p>0.991803</text:p>
          </table:table-cell>
          <table:table-cell office:value-type="float" office:value="0.99982" calcext:value-type="float">
            <text:p>0.99982</text:p>
          </table:table-cell>
          <table:table-cell table:formula="of:=([.A3082]*[.A3082])" office:value-type="float" office:value="0.983673190809" calcext:value-type="float">
            <text:p>0.983673190809</text:p>
          </table:table-cell>
          <table:table-cell table:formula="of:=([.A3082]-[.B3082])*([.A3082]-[.B3082])" office:value-type="float" office:value="0.0000642722890000008" calcext:value-type="float">
            <text:p>6.42722890000008E-05</text:p>
          </table:table-cell>
          <table:table-cell/>
        </table:table-row>
        <table:table-row table:style-name="ro1">
          <table:table-cell office:value-type="float" office:value="0.00000190735" calcext:value-type="float">
            <text:p>0.00000190735</text:p>
          </table:table-cell>
          <table:table-cell office:value-type="float" office:value="0.00000303222" calcext:value-type="float">
            <text:p>0.00000303222</text:p>
          </table:table-cell>
          <table:table-cell table:formula="of:=([.A3083]*[.A3083])" office:value-type="float" office:value="0.00000000000363798402" calcext:value-type="float">
            <text:p>3.6379840225E-12</text:p>
          </table:table-cell>
          <table:table-cell table:formula="of:=([.A3083]-[.B3083])*([.A3083]-[.B3083])" office:value-type="float" office:value="0.00000000000126533252" calcext:value-type="float">
            <text:p>1.2653325169E-12</text:p>
          </table:table-cell>
          <table:table-cell/>
        </table:table-row>
        <table:table-row table:style-name="ro1">
          <table:table-cell office:value-type="float" office:value="0.00000548363" calcext:value-type="float">
            <text:p>0.00000548363</text:p>
          </table:table-cell>
          <table:table-cell office:value-type="float" office:value="0.00093489" calcext:value-type="float">
            <text:p>0.00093489</text:p>
          </table:table-cell>
          <table:table-cell table:formula="of:=([.A3084]*[.A3084])" office:value-type="float" office:value="0.00000000003007019798" calcext:value-type="float">
            <text:p>3.00701979769E-11</text:p>
          </table:table-cell>
          <table:table-cell table:formula="of:=([.A3084]-[.B3084])*([.A3084]-[.B3084])" office:value-type="float" office:value="0.00000086379620059658" calcext:value-type="float">
            <text:p>8.63796200596577E-07</text:p>
          </table:table-cell>
          <table:table-cell/>
        </table:table-row>
        <table:table-row table:style-name="ro1">
          <table:table-cell office:value-type="float" office:value="0.000000357628" calcext:value-type="float">
            <text:p>0.000000357628</text:p>
          </table:table-cell>
          <table:table-cell office:value-type="float" office:value="0.000152321" calcext:value-type="float">
            <text:p>0.000152321</text:p>
          </table:table-cell>
          <table:table-cell table:formula="of:=([.A3085]*[.A3085])" office:value-type="float" office:value="0.00000000000012789779" calcext:value-type="float">
            <text:p>1.27897786384E-13</text:p>
          </table:table-cell>
          <table:table-cell table:formula="of:=([.A3085]-[.B3085])*([.A3085]-[.B3085])" office:value-type="float" office:value="0.00000002309286642961" calcext:value-type="float">
            <text:p>2.30928664296104E-08</text:p>
          </table:table-cell>
          <table:table-cell/>
        </table:table-row>
        <table:table-row table:style-name="ro1">
          <table:table-cell office:value-type="float" office:value="0.00000584126" calcext:value-type="float">
            <text:p>0.00000584126</text:p>
          </table:table-cell>
          <table:table-cell office:value-type="float" office:value="0.00753799" calcext:value-type="float">
            <text:p>0.00753799</text:p>
          </table:table-cell>
          <table:table-cell table:formula="of:=([.A3086]*[.A3086])" office:value-type="float" office:value="0.00000000003412031839" calcext:value-type="float">
            <text:p>3.41203183876E-11</text:p>
          </table:table-cell>
          <table:table-cell table:formula="of:=([.A3086]-[.B3086])*([.A3086]-[.B3086])" office:value-type="float" office:value="0.0000567332646414836" calcext:value-type="float">
            <text:p>5.67332646414836E-05</text:p>
          </table:table-cell>
          <table:table-cell/>
        </table:table-row>
        <table:table-row table:style-name="ro1">
          <table:table-cell office:value-type="float" office:value="0.00000548363" calcext:value-type="float">
            <text:p>0.00000548363</text:p>
          </table:table-cell>
          <table:table-cell office:value-type="float" office:value="0.0303065" calcext:value-type="float">
            <text:p>0.0303065</text:p>
          </table:table-cell>
          <table:table-cell table:formula="of:=([.A3087]*[.A3087])" office:value-type="float" office:value="0.00000000003007019798" calcext:value-type="float">
            <text:p>3.00701979769E-11</text:p>
          </table:table-cell>
          <table:table-cell table:formula="of:=([.A3087]-[.B3087])*([.A3087]-[.B3087])" office:value-type="float" office:value="0.000918151593055008" calcext:value-type="float">
            <text:p>0.000918151593055008</text:p>
          </table:table-cell>
          <table:table-cell/>
        </table:table-row>
        <table:table-row table:style-name="ro1">
          <table:table-cell office:value-type="float" office:value="0.0000136495" calcext:value-type="float">
            <text:p>0.0000136495</text:p>
          </table:table-cell>
          <table:table-cell office:value-type="float" office:value="0.0052598" calcext:value-type="float">
            <text:p>0.0052598</text:p>
          </table:table-cell>
          <table:table-cell table:formula="of:=([.A3088]*[.A3088])" office:value-type="float" office:value="0.00000000018630885025" calcext:value-type="float">
            <text:p>1.8630885025E-10</text:p>
          </table:table-cell>
          <table:table-cell table:formula="of:=([.A3088]-[.B3088])*([.A3088]-[.B3088])" office:value-type="float" office:value="0.0000275220950686503" calcext:value-type="float">
            <text:p>2.75220950686503E-05</text:p>
          </table:table-cell>
          <table:table-cell/>
        </table:table-row>
        <table:table-row table:style-name="ro1">
          <table:table-cell office:value-type="float" office:value="0.0000194907" calcext:value-type="float">
            <text:p>0.0000194907</text:p>
          </table:table-cell>
          <table:table-cell office:value-type="float" office:value="0.000759764" calcext:value-type="float">
            <text:p>0.000759764</text:p>
          </table:table-cell>
          <table:table-cell table:formula="of:=([.A3089]*[.A3089])" office:value-type="float" office:value="0.00000000037988738649" calcext:value-type="float">
            <text:p>3.7988738649E-10</text:p>
          </table:table-cell>
          <table:table-cell table:formula="of:=([.A3089]-[.B3089])*([.A3089]-[.B3089])" office:value-type="float" office:value="0.00000054800455869289" calcext:value-type="float">
            <text:p>5.4800455869289E-07</text:p>
          </table:table-cell>
          <table:table-cell/>
        </table:table-row>
        <table:table-row table:style-name="ro1">
          <table:table-cell office:value-type="float" office:value="0.0000260472" calcext:value-type="float">
            <text:p>0.0000260472</text:p>
          </table:table-cell>
          <table:table-cell office:value-type="float" office:value="0.000548771" calcext:value-type="float">
            <text:p>0.000548771</text:p>
          </table:table-cell>
          <table:table-cell table:formula="of:=([.A3090]*[.A3090])" office:value-type="float" office:value="0.00000000067845662784" calcext:value-type="float">
            <text:p>6.7845662784E-10</text:p>
          </table:table-cell>
          <table:table-cell table:formula="of:=([.A3090]-[.B3090])*([.A3090]-[.B3090])" office:value-type="float" office:value="0.00000027324017108644" calcext:value-type="float">
            <text:p>2.7324017108644E-07</text:p>
          </table:table-cell>
          <table:table-cell/>
        </table:table-row>
        <table:table-row table:style-name="ro1">
          <table:table-cell office:value-type="float" office:value="0.0000260472" calcext:value-type="float">
            <text:p>0.0000260472</text:p>
          </table:table-cell>
          <table:table-cell office:value-type="float" office:value="0.000373869" calcext:value-type="float">
            <text:p>0.000373869</text:p>
          </table:table-cell>
          <table:table-cell table:formula="of:=([.A3091]*[.A3091])" office:value-type="float" office:value="0.00000000067845662784" calcext:value-type="float">
            <text:p>6.7845662784E-10</text:p>
          </table:table-cell>
          <table:table-cell table:formula="of:=([.A3091]-[.B3091])*([.A3091]-[.B3091])" office:value-type="float" office:value="0.00000012098000455524" calcext:value-type="float">
            <text:p>1.2098000455524E-07</text:p>
          </table:table-cell>
          <table:table-cell/>
        </table:table-row>
        <table:table-row table:style-name="ro1">
          <table:table-cell office:value-type="float" office:value="0.0000260472" calcext:value-type="float">
            <text:p>0.0000260472</text:p>
          </table:table-cell>
          <table:table-cell office:value-type="float" office:value="0.000424791" calcext:value-type="float">
            <text:p>0.000424791</text:p>
          </table:table-cell>
          <table:table-cell table:formula="of:=([.A3092]*[.A3092])" office:value-type="float" office:value="0.00000000067845662784" calcext:value-type="float">
            <text:p>6.7845662784E-10</text:p>
          </table:table-cell>
          <table:table-cell table:formula="of:=([.A3092]-[.B3092])*([.A3092]-[.B3092])" office:value-type="float" office:value="0.00000015899661803844" calcext:value-type="float">
            <text:p>1.5899661803844E-07</text:p>
          </table:table-cell>
          <table:table-cell/>
        </table:table-row>
        <table:table-row table:style-name="ro1">
          <table:table-cell office:value-type="float" office:value="0.0000260472" calcext:value-type="float">
            <text:p>0.0000260472</text:p>
          </table:table-cell>
          <table:table-cell office:value-type="float" office:value="0.00695367" calcext:value-type="float">
            <text:p>0.00695367</text:p>
          </table:table-cell>
          <table:table-cell table:formula="of:=([.A3093]*[.A3093])" office:value-type="float" office:value="0.00000000067845662784" calcext:value-type="float">
            <text:p>6.7845662784E-10</text:p>
          </table:table-cell>
          <table:table-cell table:formula="of:=([.A3093]-[.B3093])*([.A3093]-[.B3093])" office:value-type="float" office:value="0.0000479919576590799" calcext:value-type="float">
            <text:p>4.79919576590799E-05</text:p>
          </table:table-cell>
          <table:table-cell/>
        </table:table-row>
        <table:table-row table:style-name="ro1">
          <table:table-cell office:value-type="float" office:value="0.0000768304" calcext:value-type="float">
            <text:p>0.0000768304</text:p>
          </table:table-cell>
          <table:table-cell office:value-type="float" office:value="0.0485357" calcext:value-type="float">
            <text:p>0.0485357</text:p>
          </table:table-cell>
          <table:table-cell table:formula="of:=([.A3094]*[.A3094])" office:value-type="float" office:value="0.00000000590291036416" calcext:value-type="float">
            <text:p>5.90291036416E-09</text:p>
          </table:table-cell>
          <table:table-cell table:formula="of:=([.A3094]-[.B3094])*([.A3094]-[.B3094])" office:value-type="float" office:value="0.0023482620429098" calcext:value-type="float">
            <text:p>0.0023482620429098</text:p>
          </table:table-cell>
          <table:table-cell/>
        </table:table-row>
        <table:table-row table:style-name="ro1">
          <table:table-cell office:value-type="float" office:value="0.000495076" calcext:value-type="float">
            <text:p>0.000495076</text:p>
          </table:table-cell>
          <table:table-cell office:value-type="float" office:value="0.127199" calcext:value-type="float">
            <text:p>0.127199</text:p>
          </table:table-cell>
          <table:table-cell table:formula="of:=([.A3095]*[.A3095])" office:value-type="float" office:value="0.000000245100245776" calcext:value-type="float">
            <text:p>2.45100245776E-07</text:p>
          </table:table-cell>
          <table:table-cell table:formula="of:=([.A3095]-[.B3095])*([.A3095]-[.B3095])" office:value-type="float" office:value="0.0160538843569978" calcext:value-type="float">
            <text:p>0.0160538843569978</text:p>
          </table:table-cell>
          <table:table-cell/>
        </table:table-row>
        <table:table-row table:style-name="ro1">
          <table:table-cell office:value-type="float" office:value="0.00121748" calcext:value-type="float">
            <text:p>0.00121748</text:p>
          </table:table-cell>
          <table:table-cell office:value-type="float" office:value="0.00432223" calcext:value-type="float">
            <text:p>0.00432223</text:p>
          </table:table-cell>
          <table:table-cell table:formula="of:=([.A3096]*[.A3096])" office:value-type="float" office:value="0.0000014822575504" calcext:value-type="float">
            <text:p>0.0000014822575504</text:p>
          </table:table-cell>
          <table:table-cell table:formula="of:=([.A3096]-[.B3096])*([.A3096]-[.B3096])" office:value-type="float" office:value="0.0000096394725625" calcext:value-type="float">
            <text:p>0.0000096394725625</text:p>
          </table:table-cell>
          <table:table-cell/>
        </table:table-row>
        <table:table-row table:style-name="ro1">
          <table:table-cell office:value-type="float" office:value="0.00121748" calcext:value-type="float">
            <text:p>0.00121748</text:p>
          </table:table-cell>
          <table:table-cell office:value-type="float" office:value="0.00435786" calcext:value-type="float">
            <text:p>0.00435786</text:p>
          </table:table-cell>
          <table:table-cell table:formula="of:=([.A3097]*[.A3097])" office:value-type="float" office:value="0.0000014822575504" calcext:value-type="float">
            <text:p>0.0000014822575504</text:p>
          </table:table-cell>
          <table:table-cell table:formula="of:=([.A3097]-[.B3097])*([.A3097]-[.B3097])" office:value-type="float" office:value="0.0000098619865444" calcext:value-type="float">
            <text:p>0.0000098619865444</text:p>
          </table:table-cell>
          <table:table-cell/>
        </table:table-row>
        <table:table-row table:style-name="ro1">
          <table:table-cell office:value-type="float" office:value="0.0023157" calcext:value-type="float">
            <text:p>0.0023157</text:p>
          </table:table-cell>
          <table:table-cell office:value-type="float" office:value="0.00557726" calcext:value-type="float">
            <text:p>0.00557726</text:p>
          </table:table-cell>
          <table:table-cell table:formula="of:=([.A3098]*[.A3098])" office:value-type="float" office:value="0.00000536246649" calcext:value-type="float">
            <text:p>0.00000536246649</text:p>
          </table:table-cell>
          <table:table-cell table:formula="of:=([.A3098]-[.B3098])*([.A3098]-[.B3098])" office:value-type="float" office:value="0.0000106377736336" calcext:value-type="float">
            <text:p>0.0000106377736336</text:p>
          </table:table-cell>
          <table:table-cell/>
        </table:table-row>
        <table:table-row table:style-name="ro1">
          <table:table-cell office:value-type="float" office:value="0.00383836" calcext:value-type="float">
            <text:p>0.00383836</text:p>
          </table:table-cell>
          <table:table-cell office:value-type="float" office:value="0.00260224" calcext:value-type="float">
            <text:p>0.00260224</text:p>
          </table:table-cell>
          <table:table-cell table:formula="of:=([.A3099]*[.A3099])" office:value-type="float" office:value="0.0000147330074896" calcext:value-type="float">
            <text:p>0.0000147330074896</text:p>
          </table:table-cell>
          <table:table-cell table:formula="of:=([.A3099]-[.B3099])*([.A3099]-[.B3099])" office:value-type="float" office:value="0.0000015279926544" calcext:value-type="float">
            <text:p>0.0000015279926544</text:p>
          </table:table-cell>
          <table:table-cell/>
        </table:table-row>
        <table:table-row table:style-name="ro1">
          <table:table-cell office:value-type="float" office:value="0.00383836" calcext:value-type="float">
            <text:p>0.00383836</text:p>
          </table:table-cell>
          <table:table-cell office:value-type="float" office:value="0.00401893" calcext:value-type="float">
            <text:p>0.00401893</text:p>
          </table:table-cell>
          <table:table-cell table:formula="of:=([.A3100]*[.A3100])" office:value-type="float" office:value="0.0000147330074896" calcext:value-type="float">
            <text:p>0.0000147330074896</text:p>
          </table:table-cell>
          <table:table-cell table:formula="of:=([.A3100]-[.B3100])*([.A3100]-[.B3100])" office:value-type="float" office:value="0.0000000326055249" calcext:value-type="float">
            <text:p>3.26055249000002E-08</text:p>
          </table:table-cell>
          <table:table-cell/>
        </table:table-row>
        <table:table-row table:style-name="ro1">
          <table:table-cell office:value-type="float" office:value="0.0050146" calcext:value-type="float">
            <text:p>0.0050146</text:p>
          </table:table-cell>
          <table:table-cell office:value-type="float" office:value="0.0124897" calcext:value-type="float">
            <text:p>0.0124897</text:p>
          </table:table-cell>
          <table:table-cell table:formula="of:=([.A3101]*[.A3101])" office:value-type="float" office:value="0.00002514621316" calcext:value-type="float">
            <text:p>0.00002514621316</text:p>
          </table:table-cell>
          <table:table-cell table:formula="of:=([.A3101]-[.B3101])*([.A3101]-[.B3101])" office:value-type="float" office:value="0.00005587712001" calcext:value-type="float">
            <text:p>0.00005587712001</text:p>
          </table:table-cell>
          <table:table-cell/>
        </table:table-row>
        <table:table-row table:style-name="ro1">
          <table:table-cell office:value-type="float" office:value="0.00580132" calcext:value-type="float">
            <text:p>0.00580132</text:p>
          </table:table-cell>
          <table:table-cell office:value-type="float" office:value="0.0120354" calcext:value-type="float">
            <text:p>0.0120354</text:p>
          </table:table-cell>
          <table:table-cell table:formula="of:=([.A3102]*[.A3102])" office:value-type="float" office:value="0.0000336553137424" calcext:value-type="float">
            <text:p>0.0000336553137424</text:p>
          </table:table-cell>
          <table:table-cell table:formula="of:=([.A3102]-[.B3102])*([.A3102]-[.B3102])" office:value-type="float" office:value="0.0000388637534464" calcext:value-type="float">
            <text:p>0.0000388637534464</text:p>
          </table:table-cell>
          <table:table-cell/>
        </table:table-row>
        <table:table-row table:style-name="ro1">
          <table:table-cell office:value-type="float" office:value="0.0058673" calcext:value-type="float">
            <text:p>0.0058673</text:p>
          </table:table-cell>
          <table:table-cell office:value-type="float" office:value="0.134928" calcext:value-type="float">
            <text:p>0.134928</text:p>
          </table:table-cell>
          <table:table-cell table:formula="of:=([.A3103]*[.A3103])" office:value-type="float" office:value="0.00003442520929" calcext:value-type="float">
            <text:p>0.00003442520929</text:p>
          </table:table-cell>
          <table:table-cell table:formula="of:=([.A3103]-[.B3103])*([.A3103]-[.B3103])" office:value-type="float" office:value="0.01665666428449" calcext:value-type="float">
            <text:p>0.01665666428449</text:p>
          </table:table-cell>
          <table:table-cell/>
        </table:table-row>
        <table:table-row table:style-name="ro1">
          <table:table-cell office:value-type="float" office:value="0.0058673" calcext:value-type="float">
            <text:p>0.0058673</text:p>
          </table:table-cell>
          <table:table-cell office:value-type="float" office:value="0.102162" calcext:value-type="float">
            <text:p>0.102162</text:p>
          </table:table-cell>
          <table:table-cell table:formula="of:=([.A3104]*[.A3104])" office:value-type="float" office:value="0.00003442520929" calcext:value-type="float">
            <text:p>0.00003442520929</text:p>
          </table:table-cell>
          <table:table-cell table:formula="of:=([.A3104]-[.B3104])*([.A3104]-[.B3104])" office:value-type="float" office:value="0.00927266924809" calcext:value-type="float">
            <text:p>0.00927266924809</text:p>
          </table:table-cell>
          <table:table-cell/>
        </table:table-row>
        <table:table-row table:style-name="ro1">
          <table:table-cell office:value-type="float" office:value="0.0107812" calcext:value-type="float">
            <text:p>0.0107812</text:p>
          </table:table-cell>
          <table:table-cell office:value-type="float" office:value="0.242083" calcext:value-type="float">
            <text:p>0.242083</text:p>
          </table:table-cell>
          <table:table-cell table:formula="of:=([.A3105]*[.A3105])" office:value-type="float" office:value="0.00011623427344" calcext:value-type="float">
            <text:p>0.00011623427344</text:p>
          </table:table-cell>
          <table:table-cell table:formula="of:=([.A3105]-[.B3105])*([.A3105]-[.B3105])" office:value-type="float" office:value="0.05350052268324" calcext:value-type="float">
            <text:p>0.05350052268324</text:p>
          </table:table-cell>
          <table:table-cell/>
        </table:table-row>
        <table:table-row table:style-name="ro1">
          <table:table-cell office:value-type="float" office:value="0.0107812" calcext:value-type="float">
            <text:p>0.0107812</text:p>
          </table:table-cell>
          <table:table-cell office:value-type="float" office:value="0.0881694" calcext:value-type="float">
            <text:p>0.0881694</text:p>
          </table:table-cell>
          <table:table-cell table:formula="of:=([.A3106]*[.A3106])" office:value-type="float" office:value="0.00011623427344" calcext:value-type="float">
            <text:p>0.00011623427344</text:p>
          </table:table-cell>
          <table:table-cell table:formula="of:=([.A3106]-[.B3106])*([.A3106]-[.B3106])" office:value-type="float" office:value="0.00598893349924" calcext:value-type="float">
            <text:p>0.00598893349924</text:p>
          </table:table-cell>
          <table:table-cell/>
        </table:table-row>
        <table:table-row table:style-name="ro1">
          <table:table-cell office:value-type="float" office:value="0.054118" calcext:value-type="float">
            <text:p>0.054118</text:p>
          </table:table-cell>
          <table:table-cell office:value-type="float" office:value="0.0725977" calcext:value-type="float">
            <text:p>0.0725977</text:p>
          </table:table-cell>
          <table:table-cell table:formula="of:=([.A3107]*[.A3107])" office:value-type="float" office:value="0.002928757924" calcext:value-type="float">
            <text:p>0.002928757924</text:p>
          </table:table-cell>
          <table:table-cell table:formula="of:=([.A3107]-[.B3107])*([.A3107]-[.B3107])" office:value-type="float" office:value="0.00034149931209" calcext:value-type="float">
            <text:p>0.00034149931209</text:p>
          </table:table-cell>
          <table:table-cell/>
        </table:table-row>
        <table:table-row table:style-name="ro1">
          <table:table-cell office:value-type="float" office:value="0.0575656" calcext:value-type="float">
            <text:p>0.0575656</text:p>
          </table:table-cell>
          <table:table-cell office:value-type="float" office:value="0.182981" calcext:value-type="float">
            <text:p>0.182981</text:p>
          </table:table-cell>
          <table:table-cell table:formula="of:=([.A3108]*[.A3108])" office:value-type="float" office:value="0.00331379830336" calcext:value-type="float">
            <text:p>0.00331379830336</text:p>
          </table:table-cell>
          <table:table-cell table:formula="of:=([.A3108]-[.B3108])*([.A3108]-[.B3108])" office:value-type="float" office:value="0.01572902255716" calcext:value-type="float">
            <text:p>0.01572902255716</text:p>
          </table:table-cell>
          <table:table-cell/>
        </table:table-row>
        <table:table-row table:style-name="ro1">
          <table:table-cell office:value-type="float" office:value="0.0575656" calcext:value-type="float">
            <text:p>0.0575656</text:p>
          </table:table-cell>
          <table:table-cell office:value-type="float" office:value="0.268095" calcext:value-type="float">
            <text:p>0.268095</text:p>
          </table:table-cell>
          <table:table-cell table:formula="of:=([.A3109]*[.A3109])" office:value-type="float" office:value="0.00331379830336" calcext:value-type="float">
            <text:p>0.00331379830336</text:p>
          </table:table-cell>
          <table:table-cell table:formula="of:=([.A3109]-[.B3109])*([.A3109]-[.B3109])" office:value-type="float" office:value="0.04432262826436" calcext:value-type="float">
            <text:p>0.04432262826436</text:p>
          </table:table-cell>
          <table:table-cell/>
        </table:table-row>
        <table:table-row table:style-name="ro1">
          <table:table-cell office:value-type="float" office:value="0.0768967" calcext:value-type="float">
            <text:p>0.0768967</text:p>
          </table:table-cell>
          <table:table-cell office:value-type="float" office:value="0.315976" calcext:value-type="float">
            <text:p>0.315976</text:p>
          </table:table-cell>
          <table:table-cell table:formula="of:=([.A3110]*[.A3110])" office:value-type="float" office:value="0.00591310247089" calcext:value-type="float">
            <text:p>0.00591310247089</text:p>
          </table:table-cell>
          <table:table-cell table:formula="of:=([.A3110]-[.B3110])*([.A3110]-[.B3110])" office:value-type="float" office:value="0.05715891168849" calcext:value-type="float">
            <text:p>0.05715891168849</text:p>
          </table:table-cell>
          <table:table-cell/>
        </table:table-row>
        <table:table-row table:style-name="ro1">
          <table:table-cell office:value-type="float" office:value="0.11725" calcext:value-type="float">
            <text:p>0.11725</text:p>
          </table:table-cell>
          <table:table-cell office:value-type="float" office:value="0.297511" calcext:value-type="float">
            <text:p>0.297511</text:p>
          </table:table-cell>
          <table:table-cell table:formula="of:=([.A3111]*[.A3111])" office:value-type="float" office:value="0.0137475625" calcext:value-type="float">
            <text:p>0.0137475625</text:p>
          </table:table-cell>
          <table:table-cell table:formula="of:=([.A3111]-[.B3111])*([.A3111]-[.B3111])" office:value-type="float" office:value="0.032494028121" calcext:value-type="float">
            <text:p>0.032494028121</text:p>
          </table:table-cell>
          <table:table-cell/>
        </table:table-row>
        <table:table-row table:style-name="ro1">
          <table:table-cell office:value-type="float" office:value="0.490126" calcext:value-type="float">
            <text:p>0.490126</text:p>
          </table:table-cell>
          <table:table-cell office:value-type="float" office:value="0.549365" calcext:value-type="float">
            <text:p>0.549365</text:p>
          </table:table-cell>
          <table:table-cell table:formula="of:=([.A3112]*[.A3112])" office:value-type="float" office:value="0.240223495876" calcext:value-type="float">
            <text:p>0.240223495876</text:p>
          </table:table-cell>
          <table:table-cell table:formula="of:=([.A3112]-[.B3112])*([.A3112]-[.B3112])" office:value-type="float" office:value="0.003509259121" calcext:value-type="float">
            <text:p>0.003509259121</text:p>
          </table:table-cell>
          <table:table-cell/>
        </table:table-row>
        <table:table-row table:style-name="ro1">
          <table:table-cell office:value-type="float" office:value="0.490126" calcext:value-type="float">
            <text:p>0.490126</text:p>
          </table:table-cell>
          <table:table-cell office:value-type="float" office:value="0.573593" calcext:value-type="float">
            <text:p>0.573593</text:p>
          </table:table-cell>
          <table:table-cell table:formula="of:=([.A3113]*[.A3113])" office:value-type="float" office:value="0.240223495876" calcext:value-type="float">
            <text:p>0.240223495876</text:p>
          </table:table-cell>
          <table:table-cell table:formula="of:=([.A3113]-[.B3113])*([.A3113]-[.B3113])" office:value-type="float" office:value="0.006966740089" calcext:value-type="float">
            <text:p>0.006966740089</text:p>
          </table:table-cell>
          <table:table-cell/>
        </table:table-row>
        <table:table-row table:style-name="ro1">
          <table:table-cell office:value-type="float" office:value="0.490126" calcext:value-type="float">
            <text:p>0.490126</text:p>
          </table:table-cell>
          <table:table-cell office:value-type="float" office:value="0.606304" calcext:value-type="float">
            <text:p>0.606304</text:p>
          </table:table-cell>
          <table:table-cell table:formula="of:=([.A3114]*[.A3114])" office:value-type="float" office:value="0.240223495876" calcext:value-type="float">
            <text:p>0.240223495876</text:p>
          </table:table-cell>
          <table:table-cell table:formula="of:=([.A3114]-[.B3114])*([.A3114]-[.B3114])" office:value-type="float" office:value="0.013497327684" calcext:value-type="float">
            <text:p>0.013497327684</text:p>
          </table:table-cell>
          <table:table-cell/>
        </table:table-row>
        <table:table-row table:style-name="ro1">
          <table:table-cell office:value-type="float" office:value="0.547743" calcext:value-type="float">
            <text:p>0.547743</text:p>
          </table:table-cell>
          <table:table-cell office:value-type="float" office:value="0.785391" calcext:value-type="float">
            <text:p>0.785391</text:p>
          </table:table-cell>
          <table:table-cell table:formula="of:=([.A3115]*[.A3115])" office:value-type="float" office:value="0.300022394049" calcext:value-type="float">
            <text:p>0.300022394049</text:p>
          </table:table-cell>
          <table:table-cell table:formula="of:=([.A3115]-[.B3115])*([.A3115]-[.B3115])" office:value-type="float" office:value="0.056476571904" calcext:value-type="float">
            <text:p>0.056476571904</text:p>
          </table:table-cell>
          <table:table-cell/>
        </table:table-row>
        <table:table-row table:style-name="ro1">
          <table:table-cell office:value-type="float" office:value="0.660215" calcext:value-type="float">
            <text:p>0.660215</text:p>
          </table:table-cell>
          <table:table-cell office:value-type="float" office:value="0.779781" calcext:value-type="float">
            <text:p>0.779781</text:p>
          </table:table-cell>
          <table:table-cell table:formula="of:=([.A3116]*[.A3116])" office:value-type="float" office:value="0.435883846225" calcext:value-type="float">
            <text:p>0.435883846225</text:p>
          </table:table-cell>
          <table:table-cell table:formula="of:=([.A3116]-[.B3116])*([.A3116]-[.B3116])" office:value-type="float" office:value="0.014296028356" calcext:value-type="float">
            <text:p>0.014296028356</text:p>
          </table:table-cell>
          <table:table-cell/>
        </table:table-row>
        <table:table-row table:style-name="ro1">
          <table:table-cell office:value-type="float" office:value="0.660215" calcext:value-type="float">
            <text:p>0.660215</text:p>
          </table:table-cell>
          <table:table-cell office:value-type="float" office:value="0.859819" calcext:value-type="float">
            <text:p>0.859819</text:p>
          </table:table-cell>
          <table:table-cell table:formula="of:=([.A3117]*[.A3117])" office:value-type="float" office:value="0.435883846225" calcext:value-type="float">
            <text:p>0.435883846225</text:p>
          </table:table-cell>
          <table:table-cell table:formula="of:=([.A3117]-[.B3117])*([.A3117]-[.B3117])" office:value-type="float" office:value="0.039841756816" calcext:value-type="float">
            <text:p>0.039841756816</text:p>
          </table:table-cell>
          <table:table-cell/>
        </table:table-row>
        <table:table-row table:style-name="ro1">
          <table:table-cell office:value-type="float" office:value="0.821668" calcext:value-type="float">
            <text:p>0.821668</text:p>
          </table:table-cell>
          <table:table-cell office:value-type="float" office:value="0.848703" calcext:value-type="float">
            <text:p>0.848703</text:p>
          </table:table-cell>
          <table:table-cell table:formula="of:=([.A3118]*[.A3118])" office:value-type="float" office:value="0.675138302224" calcext:value-type="float">
            <text:p>0.675138302224</text:p>
          </table:table-cell>
          <table:table-cell table:formula="of:=([.A3118]-[.B3118])*([.A3118]-[.B3118])" office:value-type="float" office:value="0.000730891225000002" calcext:value-type="float">
            <text:p>0.000730891225000002</text:p>
          </table:table-cell>
          <table:table-cell/>
        </table:table-row>
        <table:table-row table:style-name="ro1">
          <table:table-cell office:value-type="float" office:value="0.991843" calcext:value-type="float">
            <text:p>0.991843</text:p>
          </table:table-cell>
          <table:table-cell office:value-type="float" office:value="0.954466" calcext:value-type="float">
            <text:p>0.954466</text:p>
          </table:table-cell>
          <table:table-cell table:formula="of:=([.A3119]*[.A3119])" office:value-type="float" office:value="0.983752536649" calcext:value-type="float">
            <text:p>0.983752536649</text:p>
          </table:table-cell>
          <table:table-cell table:formula="of:=([.A3119]-[.B3119])*([.A3119]-[.B3119])" office:value-type="float" office:value="0.001397040129" calcext:value-type="float">
            <text:p>0.001397040129</text:p>
          </table:table-cell>
          <table:table-cell/>
        </table:table-row>
        <table:table-row table:style-name="ro1">
          <table:table-cell office:value-type="float" office:value="0.991843" calcext:value-type="float">
            <text:p>0.991843</text:p>
          </table:table-cell>
          <table:table-cell office:value-type="float" office:value="0.996745" calcext:value-type="float">
            <text:p>0.996745</text:p>
          </table:table-cell>
          <table:table-cell table:formula="of:=([.A3120]*[.A3120])" office:value-type="float" office:value="0.983752536649" calcext:value-type="float">
            <text:p>0.983752536649</text:p>
          </table:table-cell>
          <table:table-cell table:formula="of:=([.A3120]-[.B3120])*([.A3120]-[.B3120])" office:value-type="float" office:value="0.0000240296039999996" calcext:value-type="float">
            <text:p>2.40296039999996E-05</text:p>
          </table:table-cell>
          <table:table-cell/>
        </table:table-row>
        <table:table-row table:style-name="ro1">
          <table:table-cell office:value-type="float" office:value="0.991843" calcext:value-type="float">
            <text:p>0.991843</text:p>
          </table:table-cell>
          <table:table-cell office:value-type="float" office:value="0.998547" calcext:value-type="float">
            <text:p>0.998547</text:p>
          </table:table-cell>
          <table:table-cell table:formula="of:=([.A3121]*[.A3121])" office:value-type="float" office:value="0.983752536649" calcext:value-type="float">
            <text:p>0.983752536649</text:p>
          </table:table-cell>
          <table:table-cell table:formula="of:=([.A3121]-[.B3121])*([.A3121]-[.B3121])" office:value-type="float" office:value="0.0000449436159999991" calcext:value-type="float">
            <text:p>4.49436159999991E-05</text:p>
          </table:table-cell>
          <table:table-cell/>
        </table:table-row>
        <table:table-row table:style-name="ro1">
          <table:table-cell office:value-type="float" office:value="0.00000077486" calcext:value-type="float">
            <text:p>0.00000077486</text:p>
          </table:table-cell>
          <table:table-cell office:value-type="float" office:value="0.00000280997" calcext:value-type="float">
            <text:p>0.00000280997</text:p>
          </table:table-cell>
          <table:table-cell table:formula="of:=([.A3122]*[.A3122])" office:value-type="float" office:value="0.00000000000060040802" calcext:value-type="float">
            <text:p>6.004080196E-13</text:p>
          </table:table-cell>
          <table:table-cell table:formula="of:=([.A3122]-[.B3122])*([.A3122]-[.B3122])" office:value-type="float" office:value="0.00000000000414167271" calcext:value-type="float">
            <text:p>4.1416727121E-12</text:p>
          </table:table-cell>
          <table:table-cell/>
        </table:table-row>
        <table:table-row table:style-name="ro1">
          <table:table-cell office:value-type="float" office:value="0.00000303984" calcext:value-type="float">
            <text:p>0.00000303984</text:p>
          </table:table-cell>
          <table:table-cell office:value-type="float" office:value="0.00000102298" calcext:value-type="float">
            <text:p>0.00000102298</text:p>
          </table:table-cell>
          <table:table-cell table:formula="of:=([.A3123]*[.A3123])" office:value-type="float" office:value="0.00000000000924062723" calcext:value-type="float">
            <text:p>9.2406272256E-12</text:p>
          </table:table-cell>
          <table:table-cell table:formula="of:=([.A3123]-[.B3123])*([.A3123]-[.B3123])" office:value-type="float" office:value="0.00000000000406772426" calcext:value-type="float">
            <text:p>4.0677242596E-12</text:p>
          </table:table-cell>
          <table:table-cell/>
        </table:table-row>
        <table:table-row table:style-name="ro1">
          <table:table-cell office:value-type="float" office:value="0.0000165701" calcext:value-type="float">
            <text:p>0.0000165701</text:p>
          </table:table-cell>
          <table:table-cell office:value-type="float" office:value="0.0000355876" calcext:value-type="float">
            <text:p>0.0000355876</text:p>
          </table:table-cell>
          <table:table-cell table:formula="of:=([.A3124]*[.A3124])" office:value-type="float" office:value="0.00000000027456821401" calcext:value-type="float">
            <text:p>2.7456821401E-10</text:p>
          </table:table-cell>
          <table:table-cell table:formula="of:=([.A3124]-[.B3124])*([.A3124]-[.B3124])" office:value-type="float" office:value="0.00000000036166530625" calcext:value-type="float">
            <text:p>3.6166530625E-10</text:p>
          </table:table-cell>
          <table:table-cell/>
        </table:table-row>
        <table:table-row table:style-name="ro1">
          <table:table-cell office:value-type="float" office:value="0.0000194907" calcext:value-type="float">
            <text:p>0.0000194907</text:p>
          </table:table-cell>
          <table:table-cell office:value-type="float" office:value="0.000434257" calcext:value-type="float">
            <text:p>0.000434257</text:p>
          </table:table-cell>
          <table:table-cell table:formula="of:=([.A3125]*[.A3125])" office:value-type="float" office:value="0.00000000037988738649" calcext:value-type="float">
            <text:p>3.7988738649E-10</text:p>
          </table:table-cell>
          <table:table-cell table:formula="of:=([.A3125]-[.B3125])*([.A3125]-[.B3125])" office:value-type="float" office:value="0.00000017203108361569" calcext:value-type="float">
            <text:p>1.7203108361569E-07</text:p>
          </table:table-cell>
          <table:table-cell/>
        </table:table-row>
        <table:table-row table:style-name="ro1">
          <table:table-cell office:value-type="float" office:value="0.000123858" calcext:value-type="float">
            <text:p>0.000123858</text:p>
          </table:table-cell>
          <table:table-cell office:value-type="float" office:value="0.00753188" calcext:value-type="float">
            <text:p>0.00753188</text:p>
          </table:table-cell>
          <table:table-cell table:formula="of:=([.A3126]*[.A3126])" office:value-type="float" office:value="0.000000015340804164" calcext:value-type="float">
            <text:p>1.5340804164E-08</text:p>
          </table:table-cell>
          <table:table-cell table:formula="of:=([.A3126]-[.B3126])*([.A3126]-[.B3126])" office:value-type="float" office:value="0.000054878789952484" calcext:value-type="float">
            <text:p>5.4878789952484E-05</text:p>
          </table:table-cell>
          <table:table-cell/>
        </table:table-row>
        <table:table-row table:style-name="ro1">
          <table:table-cell office:value-type="float" office:value="0.0000396371" calcext:value-type="float">
            <text:p>0.0000396371</text:p>
          </table:table-cell>
          <table:table-cell office:value-type="float" office:value="0.00163045" calcext:value-type="float">
            <text:p>0.00163045</text:p>
          </table:table-cell>
          <table:table-cell table:formula="of:=([.A3127]*[.A3127])" office:value-type="float" office:value="0.00000000157109969641" calcext:value-type="float">
            <text:p>1.57109969641E-09</text:p>
          </table:table-cell>
          <table:table-cell table:formula="of:=([.A3127]-[.B3127])*([.A3127]-[.B3127])" office:value-type="float" office:value="0.00000253068568280641" calcext:value-type="float">
            <text:p>2.53068568280641E-06</text:p>
          </table:table-cell>
          <table:table-cell/>
        </table:table-row>
        <table:table-row table:style-name="ro1">
          <table:table-cell office:value-type="float" office:value="0.0000434518" calcext:value-type="float">
            <text:p>0.0000434518</text:p>
          </table:table-cell>
          <table:table-cell office:value-type="float" office:value="0.000602857" calcext:value-type="float">
            <text:p>0.000602857</text:p>
          </table:table-cell>
          <table:table-cell table:formula="of:=([.A3128]*[.A3128])" office:value-type="float" office:value="0.00000000188805892324" calcext:value-type="float">
            <text:p>1.88805892324E-09</text:p>
          </table:table-cell>
          <table:table-cell table:formula="of:=([.A3128]-[.B3128])*([.A3128]-[.B3128])" office:value-type="float" office:value="0.00000031293417778704" calcext:value-type="float">
            <text:p>3.1293417778704E-07</text:p>
          </table:table-cell>
          <table:table-cell/>
        </table:table-row>
        <table:table-row table:style-name="ro1">
          <table:table-cell office:value-type="float" office:value="0.0000120997" calcext:value-type="float">
            <text:p>0.0000120997</text:p>
          </table:table-cell>
          <table:table-cell office:value-type="float" office:value="0.0632538" calcext:value-type="float">
            <text:p>0.0632538</text:p>
          </table:table-cell>
          <table:table-cell table:formula="of:=([.A3129]*[.A3129])" office:value-type="float" office:value="0.00000000014640274009" calcext:value-type="float">
            <text:p>1.4640274009E-10</text:p>
          </table:table-cell>
          <table:table-cell table:formula="of:=([.A3129]-[.B3129])*([.A3129]-[.B3129])" office:value-type="float" office:value="0.00399951265683502" calcext:value-type="float">
            <text:p>0.00399951265683502</text:p>
          </table:table-cell>
          <table:table-cell/>
        </table:table-row>
        <table:table-row table:style-name="ro1">
          <table:table-cell office:value-type="float" office:value="0.000572562" calcext:value-type="float">
            <text:p>0.000572562</text:p>
          </table:table-cell>
          <table:table-cell office:value-type="float" office:value="0.000178791" calcext:value-type="float">
            <text:p>0.000178791</text:p>
          </table:table-cell>
          <table:table-cell table:formula="of:=([.A3130]*[.A3130])" office:value-type="float" office:value="0.000000327827243844" calcext:value-type="float">
            <text:p>3.27827243844E-07</text:p>
          </table:table-cell>
          <table:table-cell table:formula="of:=([.A3130]-[.B3130])*([.A3130]-[.B3130])" office:value-type="float" office:value="0.000000155055600441" calcext:value-type="float">
            <text:p>1.55055600441E-07</text:p>
          </table:table-cell>
          <table:table-cell/>
        </table:table-row>
        <table:table-row table:style-name="ro1">
          <table:table-cell office:value-type="float" office:value="0.000106573" calcext:value-type="float">
            <text:p>0.000106573</text:p>
          </table:table-cell>
          <table:table-cell office:value-type="float" office:value="0.00560498" calcext:value-type="float">
            <text:p>0.00560498</text:p>
          </table:table-cell>
          <table:table-cell table:formula="of:=([.A3131]*[.A3131])" office:value-type="float" office:value="0.000000011357804329" calcext:value-type="float">
            <text:p>1.1357804329E-08</text:p>
          </table:table-cell>
          <table:table-cell table:formula="of:=([.A3131]-[.B3131])*([.A3131]-[.B3131])" office:value-type="float" office:value="0.000030232479537649" calcext:value-type="float">
            <text:p>3.0232479537649E-05</text:p>
          </table:table-cell>
          <table:table-cell/>
        </table:table-row>
        <table:table-row table:style-name="ro1">
          <table:table-cell office:value-type="float" office:value="0.000457883" calcext:value-type="float">
            <text:p>0.000457883</text:p>
          </table:table-cell>
          <table:table-cell office:value-type="float" office:value="0.00199965" calcext:value-type="float">
            <text:p>0.00199965</text:p>
          </table:table-cell>
          <table:table-cell table:formula="of:=([.A3132]*[.A3132])" office:value-type="float" office:value="0.000000209656841689" calcext:value-type="float">
            <text:p>2.09656841689E-07</text:p>
          </table:table-cell>
          <table:table-cell table:formula="of:=([.A3132]-[.B3132])*([.A3132]-[.B3132])" office:value-type="float" office:value="0.000002377045482289" calcext:value-type="float">
            <text:p>2.377045482289E-06</text:p>
          </table:table-cell>
          <table:table-cell/>
        </table:table-row>
        <table:table-row table:style-name="ro1">
          <table:table-cell office:value-type="float" office:value="0.00118476" calcext:value-type="float">
            <text:p>0.00118476</text:p>
          </table:table-cell>
          <table:table-cell office:value-type="float" office:value="0.000852636" calcext:value-type="float">
            <text:p>0.000852636</text:p>
          </table:table-cell>
          <table:table-cell table:formula="of:=([.A3133]*[.A3133])" office:value-type="float" office:value="0.0000014036562576" calcext:value-type="float">
            <text:p>0.0000014036562576</text:p>
          </table:table-cell>
          <table:table-cell table:formula="of:=([.A3133]-[.B3133])*([.A3133]-[.B3133])" office:value-type="float" office:value="0.000000110306351376" calcext:value-type="float">
            <text:p>1.10306351376E-07</text:p>
          </table:table-cell>
          <table:table-cell/>
        </table:table-row>
        <table:table-row table:style-name="ro1">
          <table:table-cell office:value-type="float" office:value="0.00624973" calcext:value-type="float">
            <text:p>0.00624973</text:p>
          </table:table-cell>
          <table:table-cell office:value-type="float" office:value="0.00941506" calcext:value-type="float">
            <text:p>0.00941506</text:p>
          </table:table-cell>
          <table:table-cell table:formula="of:=([.A3134]*[.A3134])" office:value-type="float" office:value="0.0000390591250729" calcext:value-type="float">
            <text:p>0.0000390591250729</text:p>
          </table:table-cell>
          <table:table-cell table:formula="of:=([.A3134]-[.B3134])*([.A3134]-[.B3134])" office:value-type="float" office:value="0.0000100193140089" calcext:value-type="float">
            <text:p>0.0000100193140089</text:p>
          </table:table-cell>
          <table:table-cell/>
        </table:table-row>
        <table:table-row table:style-name="ro1">
          <table:table-cell office:value-type="float" office:value="0.00798863" calcext:value-type="float">
            <text:p>0.00798863</text:p>
          </table:table-cell>
          <table:table-cell office:value-type="float" office:value="0.00649728" calcext:value-type="float">
            <text:p>0.00649728</text:p>
          </table:table-cell>
          <table:table-cell table:formula="of:=([.A3135]*[.A3135])" office:value-type="float" office:value="0.0000638182092769" calcext:value-type="float">
            <text:p>0.0000638182092769</text:p>
          </table:table-cell>
          <table:table-cell table:formula="of:=([.A3135]-[.B3135])*([.A3135]-[.B3135])" office:value-type="float" office:value="0.0000022241248225" calcext:value-type="float">
            <text:p>0.0000022241248225</text:p>
          </table:table-cell>
          <table:table-cell/>
        </table:table-row>
        <table:table-row table:style-name="ro1">
          <table:table-cell office:value-type="float" office:value="0.00798863" calcext:value-type="float">
            <text:p>0.00798863</text:p>
          </table:table-cell>
          <table:table-cell office:value-type="float" office:value="0.0234621" calcext:value-type="float">
            <text:p>0.0234621</text:p>
          </table:table-cell>
          <table:table-cell table:formula="of:=([.A3136]*[.A3136])" office:value-type="float" office:value="0.0000638182092769" calcext:value-type="float">
            <text:p>0.0000638182092769</text:p>
          </table:table-cell>
          <table:table-cell table:formula="of:=([.A3136]-[.B3136])*([.A3136]-[.B3136])" office:value-type="float" office:value="0.0002394282738409" calcext:value-type="float">
            <text:p>0.0002394282738409</text:p>
          </table:table-cell>
          <table:table-cell/>
        </table:table-row>
        <table:table-row table:style-name="ro1">
          <table:table-cell office:value-type="float" office:value="0.0417299" calcext:value-type="float">
            <text:p>0.0417299</text:p>
          </table:table-cell>
          <table:table-cell office:value-type="float" office:value="0.0268103" calcext:value-type="float">
            <text:p>0.0268103</text:p>
          </table:table-cell>
          <table:table-cell table:formula="of:=([.A3137]*[.A3137])" office:value-type="float" office:value="0.00174138455401" calcext:value-type="float">
            <text:p>0.00174138455401</text:p>
          </table:table-cell>
          <table:table-cell table:formula="of:=([.A3137]-[.B3137])*([.A3137]-[.B3137])" office:value-type="float" office:value="0.00022259446416" calcext:value-type="float">
            <text:p>0.00022259446416</text:p>
          </table:table-cell>
          <table:table-cell/>
        </table:table-row>
        <table:table-row table:style-name="ro1">
          <table:table-cell office:value-type="float" office:value="0.134238" calcext:value-type="float">
            <text:p>0.134238</text:p>
          </table:table-cell>
          <table:table-cell office:value-type="float" office:value="0.141293" calcext:value-type="float">
            <text:p>0.141293</text:p>
          </table:table-cell>
          <table:table-cell table:formula="of:=([.A3138]*[.A3138])" office:value-type="float" office:value="0.018019840644" calcext:value-type="float">
            <text:p>0.018019840644</text:p>
          </table:table-cell>
          <table:table-cell table:formula="of:=([.A3138]-[.B3138])*([.A3138]-[.B3138])" office:value-type="float" office:value="0.0000497730250000001" calcext:value-type="float">
            <text:p>0.0000497730250000001</text:p>
          </table:table-cell>
          <table:table-cell/>
        </table:table-row>
        <table:table-row table:style-name="ro1">
          <table:table-cell office:value-type="float" office:value="0.140187" calcext:value-type="float">
            <text:p>0.140187</text:p>
          </table:table-cell>
          <table:table-cell office:value-type="float" office:value="0.111181" calcext:value-type="float">
            <text:p>0.111181</text:p>
          </table:table-cell>
          <table:table-cell table:formula="of:=([.A3139]*[.A3139])" office:value-type="float" office:value="0.019652394969" calcext:value-type="float">
            <text:p>0.019652394969</text:p>
          </table:table-cell>
          <table:table-cell table:formula="of:=([.A3139]-[.B3139])*([.A3139]-[.B3139])" office:value-type="float" office:value="0.000841348036" calcext:value-type="float">
            <text:p>0.000841348036</text:p>
          </table:table-cell>
          <table:table-cell/>
        </table:table-row>
        <table:table-row table:style-name="ro1">
          <table:table-cell office:value-type="float" office:value="0.140187" calcext:value-type="float">
            <text:p>0.140187</text:p>
          </table:table-cell>
          <table:table-cell office:value-type="float" office:value="0.161472" calcext:value-type="float">
            <text:p>0.161472</text:p>
          </table:table-cell>
          <table:table-cell table:formula="of:=([.A3140]*[.A3140])" office:value-type="float" office:value="0.019652394969" calcext:value-type="float">
            <text:p>0.019652394969</text:p>
          </table:table-cell>
          <table:table-cell table:formula="of:=([.A3140]-[.B3140])*([.A3140]-[.B3140])" office:value-type="float" office:value="0.000453051225" calcext:value-type="float">
            <text:p>0.000453051225</text:p>
          </table:table-cell>
          <table:table-cell/>
        </table:table-row>
        <table:table-row table:style-name="ro1">
          <table:table-cell office:value-type="float" office:value="0.140187" calcext:value-type="float">
            <text:p>0.140187</text:p>
          </table:table-cell>
          <table:table-cell office:value-type="float" office:value="0.20414" calcext:value-type="float">
            <text:p>0.20414</text:p>
          </table:table-cell>
          <table:table-cell table:formula="of:=([.A3141]*[.A3141])" office:value-type="float" office:value="0.019652394969" calcext:value-type="float">
            <text:p>0.019652394969</text:p>
          </table:table-cell>
          <table:table-cell table:formula="of:=([.A3141]-[.B3141])*([.A3141]-[.B3141])" office:value-type="float" office:value="0.004089986209" calcext:value-type="float">
            <text:p>0.004089986209</text:p>
          </table:table-cell>
          <table:table-cell/>
        </table:table-row>
        <table:table-row table:style-name="ro1">
          <table:table-cell office:value-type="float" office:value="0.0958123" calcext:value-type="float">
            <text:p>0.0958123</text:p>
          </table:table-cell>
          <table:table-cell office:value-type="float" office:value="0.220023" calcext:value-type="float">
            <text:p>0.220023</text:p>
          </table:table-cell>
          <table:table-cell table:formula="of:=([.A3142]*[.A3142])" office:value-type="float" office:value="0.00917999683129" calcext:value-type="float">
            <text:p>0.00917999683129</text:p>
          </table:table-cell>
          <table:table-cell table:formula="of:=([.A3142]-[.B3142])*([.A3142]-[.B3142])" office:value-type="float" office:value="0.01542829799449" calcext:value-type="float">
            <text:p>0.01542829799449</text:p>
          </table:table-cell>
          <table:table-cell/>
        </table:table-row>
        <table:table-row table:style-name="ro1">
          <table:table-cell office:value-type="float" office:value="0.0902182" calcext:value-type="float">
            <text:p>0.0902182</text:p>
          </table:table-cell>
          <table:table-cell office:value-type="float" office:value="0.223202" calcext:value-type="float">
            <text:p>0.223202</text:p>
          </table:table-cell>
          <table:table-cell table:formula="of:=([.A3143]*[.A3143])" office:value-type="float" office:value="0.00813932361124" calcext:value-type="float">
            <text:p>0.00813932361124</text:p>
          </table:table-cell>
          <table:table-cell table:formula="of:=([.A3143]-[.B3143])*([.A3143]-[.B3143])" office:value-type="float" office:value="0.01768469106244" calcext:value-type="float">
            <text:p>0.01768469106244</text:p>
          </table:table-cell>
          <table:table-cell/>
        </table:table-row>
        <table:table-row table:style-name="ro1">
          <table:table-cell office:value-type="float" office:value="0.0902182" calcext:value-type="float">
            <text:p>0.0902182</text:p>
          </table:table-cell>
          <table:table-cell office:value-type="float" office:value="0.197003" calcext:value-type="float">
            <text:p>0.197003</text:p>
          </table:table-cell>
          <table:table-cell table:formula="of:=([.A3144]*[.A3144])" office:value-type="float" office:value="0.00813932361124" calcext:value-type="float">
            <text:p>0.00813932361124</text:p>
          </table:table-cell>
          <table:table-cell table:formula="of:=([.A3144]-[.B3144])*([.A3144]-[.B3144])" office:value-type="float" office:value="0.01140299351104" calcext:value-type="float">
            <text:p>0.01140299351104</text:p>
          </table:table-cell>
          <table:table-cell/>
        </table:table-row>
        <table:table-row table:style-name="ro1">
          <table:table-cell office:value-type="float" office:value="0.0902182" calcext:value-type="float">
            <text:p>0.0902182</text:p>
          </table:table-cell>
          <table:table-cell office:value-type="float" office:value="0.20432" calcext:value-type="float">
            <text:p>0.20432</text:p>
          </table:table-cell>
          <table:table-cell table:formula="of:=([.A3145]*[.A3145])" office:value-type="float" office:value="0.00813932361124" calcext:value-type="float">
            <text:p>0.00813932361124</text:p>
          </table:table-cell>
          <table:table-cell table:formula="of:=([.A3145]-[.B3145])*([.A3145]-[.B3145])" office:value-type="float" office:value="0.01301922076324" calcext:value-type="float">
            <text:p>0.01301922076324</text:p>
          </table:table-cell>
          <table:table-cell/>
        </table:table-row>
        <table:table-row table:style-name="ro1">
          <table:table-cell office:value-type="float" office:value="0.0902182" calcext:value-type="float">
            <text:p>0.0902182</text:p>
          </table:table-cell>
          <table:table-cell office:value-type="float" office:value="0.247171" calcext:value-type="float">
            <text:p>0.247171</text:p>
          </table:table-cell>
          <table:table-cell table:formula="of:=([.A3146]*[.A3146])" office:value-type="float" office:value="0.00813932361124" calcext:value-type="float">
            <text:p>0.00813932361124</text:p>
          </table:table-cell>
          <table:table-cell table:formula="of:=([.A3146]-[.B3146])*([.A3146]-[.B3146])" office:value-type="float" office:value="0.02463418142784" calcext:value-type="float">
            <text:p>0.02463418142784</text:p>
          </table:table-cell>
          <table:table-cell/>
        </table:table-row>
        <table:table-row table:style-name="ro1">
          <table:table-cell office:value-type="float" office:value="0.109512" calcext:value-type="float">
            <text:p>0.109512</text:p>
          </table:table-cell>
          <table:table-cell office:value-type="float" office:value="0.328655" calcext:value-type="float">
            <text:p>0.328655</text:p>
          </table:table-cell>
          <table:table-cell table:formula="of:=([.A3147]*[.A3147])" office:value-type="float" office:value="0.011992878144" calcext:value-type="float">
            <text:p>0.011992878144</text:p>
          </table:table-cell>
          <table:table-cell table:formula="of:=([.A3147]-[.B3147])*([.A3147]-[.B3147])" office:value-type="float" office:value="0.048023654449" calcext:value-type="float">
            <text:p>0.048023654449</text:p>
          </table:table-cell>
          <table:table-cell/>
        </table:table-row>
        <table:table-row table:style-name="ro1">
          <table:table-cell office:value-type="float" office:value="0.112211" calcext:value-type="float">
            <text:p>0.112211</text:p>
          </table:table-cell>
          <table:table-cell office:value-type="float" office:value="0.367154" calcext:value-type="float">
            <text:p>0.367154</text:p>
          </table:table-cell>
          <table:table-cell table:formula="of:=([.A3148]*[.A3148])" office:value-type="float" office:value="0.012591308521" calcext:value-type="float">
            <text:p>0.012591308521</text:p>
          </table:table-cell>
          <table:table-cell table:formula="of:=([.A3148]-[.B3148])*([.A3148]-[.B3148])" office:value-type="float" office:value="0.064995933249" calcext:value-type="float">
            <text:p>0.064995933249</text:p>
          </table:table-cell>
          <table:table-cell/>
        </table:table-row>
        <table:table-row table:style-name="ro1">
          <table:table-cell office:value-type="float" office:value="0.534714" calcext:value-type="float">
            <text:p>0.534714</text:p>
          </table:table-cell>
          <table:table-cell office:value-type="float" office:value="0.481758" calcext:value-type="float">
            <text:p>0.481758</text:p>
          </table:table-cell>
          <table:table-cell table:formula="of:=([.A3149]*[.A3149])" office:value-type="float" office:value="0.285919061796" calcext:value-type="float">
            <text:p>0.285919061796</text:p>
          </table:table-cell>
          <table:table-cell table:formula="of:=([.A3149]-[.B3149])*([.A3149]-[.B3149])" office:value-type="float" office:value="0.002804337936" calcext:value-type="float">
            <text:p>0.002804337936</text:p>
          </table:table-cell>
          <table:table-cell/>
        </table:table-row>
        <table:table-row table:style-name="ro1">
          <table:table-cell office:value-type="float" office:value="0.534715" calcext:value-type="float">
            <text:p>0.534715</text:p>
          </table:table-cell>
          <table:table-cell office:value-type="float" office:value="0.572989" calcext:value-type="float">
            <text:p>0.572989</text:p>
          </table:table-cell>
          <table:table-cell table:formula="of:=([.A3150]*[.A3150])" office:value-type="float" office:value="0.285920131225" calcext:value-type="float">
            <text:p>0.285920131225</text:p>
          </table:table-cell>
          <table:table-cell table:formula="of:=([.A3150]-[.B3150])*([.A3150]-[.B3150])" office:value-type="float" office:value="0.00146489907599999" calcext:value-type="float">
            <text:p>0.00146489907599999</text:p>
          </table:table-cell>
          <table:table-cell/>
        </table:table-row>
        <table:table-row table:style-name="ro1">
          <table:table-cell office:value-type="float" office:value="0.534715" calcext:value-type="float">
            <text:p>0.534715</text:p>
          </table:table-cell>
          <table:table-cell office:value-type="float" office:value="0.633725" calcext:value-type="float">
            <text:p>0.633725</text:p>
          </table:table-cell>
          <table:table-cell table:formula="of:=([.A3151]*[.A3151])" office:value-type="float" office:value="0.285920131225" calcext:value-type="float">
            <text:p>0.285920131225</text:p>
          </table:table-cell>
          <table:table-cell table:formula="of:=([.A3151]-[.B3151])*([.A3151]-[.B3151])" office:value-type="float" office:value="0.00980298009999999" calcext:value-type="float">
            <text:p>0.00980298009999999</text:p>
          </table:table-cell>
          <table:table-cell/>
        </table:table-row>
        <table:table-row table:style-name="ro1">
          <table:table-cell office:value-type="float" office:value="0.706585" calcext:value-type="float">
            <text:p>0.706585</text:p>
          </table:table-cell>
          <table:table-cell office:value-type="float" office:value="0.682813" calcext:value-type="float">
            <text:p>0.682813</text:p>
          </table:table-cell>
          <table:table-cell table:formula="of:=([.A3152]*[.A3152])" office:value-type="float" office:value="0.499262362225" calcext:value-type="float">
            <text:p>0.499262362225</text:p>
          </table:table-cell>
          <table:table-cell table:formula="of:=([.A3152]-[.B3152])*([.A3152]-[.B3152])" office:value-type="float" office:value="0.000565107984000001" calcext:value-type="float">
            <text:p>0.000565107984000001</text:p>
          </table:table-cell>
          <table:table-cell/>
        </table:table-row>
        <table:table-row table:style-name="ro1">
          <table:table-cell office:value-type="float" office:value="0.706585" calcext:value-type="float">
            <text:p>0.706585</text:p>
          </table:table-cell>
          <table:table-cell office:value-type="float" office:value="0.733263" calcext:value-type="float">
            <text:p>0.733263</text:p>
          </table:table-cell>
          <table:table-cell table:formula="of:=([.A3153]*[.A3153])" office:value-type="float" office:value="0.499262362225" calcext:value-type="float">
            <text:p>0.499262362225</text:p>
          </table:table-cell>
          <table:table-cell table:formula="of:=([.A3153]-[.B3153])*([.A3153]-[.B3153])" office:value-type="float" office:value="0.000711715683999999" calcext:value-type="float">
            <text:p>0.000711715683999999</text:p>
          </table:table-cell>
          <table:table-cell/>
        </table:table-row>
        <table:table-row table:style-name="ro1">
          <table:table-cell office:value-type="float" office:value="0.706584" calcext:value-type="float">
            <text:p>0.706584</text:p>
          </table:table-cell>
          <table:table-cell office:value-type="float" office:value="0.768175" calcext:value-type="float">
            <text:p>0.768175</text:p>
          </table:table-cell>
          <table:table-cell table:formula="of:=([.A3154]*[.A3154])" office:value-type="float" office:value="0.499260949056" calcext:value-type="float">
            <text:p>0.499260949056</text:p>
          </table:table-cell>
          <table:table-cell table:formula="of:=([.A3154]-[.B3154])*([.A3154]-[.B3154])" office:value-type="float" office:value="0.00379345128100001" calcext:value-type="float">
            <text:p>0.00379345128100001</text:p>
          </table:table-cell>
          <table:table-cell/>
        </table:table-row>
        <table:table-row table:style-name="ro1">
          <table:table-cell office:value-type="float" office:value="0.810578" calcext:value-type="float">
            <text:p>0.810578</text:p>
          </table:table-cell>
          <table:table-cell office:value-type="float" office:value="0.846368" calcext:value-type="float">
            <text:p>0.846368</text:p>
          </table:table-cell>
          <table:table-cell table:formula="of:=([.A3155]*[.A3155])" office:value-type="float" office:value="0.657036694084" calcext:value-type="float">
            <text:p>0.657036694084</text:p>
          </table:table-cell>
          <table:table-cell table:formula="of:=([.A3155]-[.B3155])*([.A3155]-[.B3155])" office:value-type="float" office:value="0.0012809241" calcext:value-type="float">
            <text:p>0.0012809241</text:p>
          </table:table-cell>
          <table:table-cell/>
        </table:table-row>
        <table:table-row table:style-name="ro1">
          <table:table-cell office:value-type="float" office:value="0.906737" calcext:value-type="float">
            <text:p>0.906737</text:p>
          </table:table-cell>
          <table:table-cell office:value-type="float" office:value="0.856762" calcext:value-type="float">
            <text:p>0.856762</text:p>
          </table:table-cell>
          <table:table-cell table:formula="of:=([.A3156]*[.A3156])" office:value-type="float" office:value="0.822171987169" calcext:value-type="float">
            <text:p>0.822171987169</text:p>
          </table:table-cell>
          <table:table-cell table:formula="of:=([.A3156]-[.B3156])*([.A3156]-[.B3156])" office:value-type="float" office:value="0.002497500625" calcext:value-type="float">
            <text:p>0.002497500625</text:p>
          </table:table-cell>
          <table:table-cell/>
        </table:table-row>
        <table:table-row table:style-name="ro1">
          <table:table-cell office:value-type="float" office:value="0.906737" calcext:value-type="float">
            <text:p>0.906737</text:p>
          </table:table-cell>
          <table:table-cell office:value-type="float" office:value="0.922388" calcext:value-type="float">
            <text:p>0.922388</text:p>
          </table:table-cell>
          <table:table-cell table:formula="of:=([.A3157]*[.A3157])" office:value-type="float" office:value="0.822171987169" calcext:value-type="float">
            <text:p>0.822171987169</text:p>
          </table:table-cell>
          <table:table-cell table:formula="of:=([.A3157]-[.B3157])*([.A3157]-[.B3157])" office:value-type="float" office:value="0.000244953800999999" calcext:value-type="float">
            <text:p>0.000244953800999999</text:p>
          </table:table-cell>
          <table:table-cell/>
        </table:table-row>
        <table:table-row table:style-name="ro1">
          <table:table-cell office:value-type="float" office:value="0.953145" calcext:value-type="float">
            <text:p>0.953145</text:p>
          </table:table-cell>
          <table:table-cell office:value-type="float" office:value="0.968541" calcext:value-type="float">
            <text:p>0.968541</text:p>
          </table:table-cell>
          <table:table-cell table:formula="of:=([.A3158]*[.A3158])" office:value-type="float" office:value="0.908485391025" calcext:value-type="float">
            <text:p>0.908485391025</text:p>
          </table:table-cell>
          <table:table-cell table:formula="of:=([.A3158]-[.B3158])*([.A3158]-[.B3158])" office:value-type="float" office:value="0.000237036815999999" calcext:value-type="float">
            <text:p>0.000237036815999999</text:p>
          </table:table-cell>
          <table:table-cell/>
        </table:table-row>
        <table:table-row table:style-name="ro1">
          <table:table-cell office:value-type="float" office:value="0.953145" calcext:value-type="float">
            <text:p>0.953145</text:p>
          </table:table-cell>
          <table:table-cell office:value-type="float" office:value="0.979778" calcext:value-type="float">
            <text:p>0.979778</text:p>
          </table:table-cell>
          <table:table-cell table:formula="of:=([.A3159]*[.A3159])" office:value-type="float" office:value="0.908485391025" calcext:value-type="float">
            <text:p>0.908485391025</text:p>
          </table:table-cell>
          <table:table-cell table:formula="of:=([.A3159]-[.B3159])*([.A3159]-[.B3159])" office:value-type="float" office:value="0.000709316689000001" calcext:value-type="float">
            <text:p>0.000709316689000001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9997" calcext:value-type="float">
            <text:p>0.999997</text:p>
          </table:table-cell>
          <table:table-cell table:formula="of:=([.A3160]*[.A3160])" office:value-type="float" office:value="0.999986000049" calcext:value-type="float">
            <text:p>0.999986000049</text:p>
          </table:table-cell>
          <table:table-cell table:formula="of:=([.A3160]-[.B3160])*([.A3160]-[.B3160])" office:value-type="float" office:value="0.000000000016" calcext:value-type="float">
            <text:p>1.6000000000032E-11</text:p>
          </table:table-cell>
          <table:table-cell/>
        </table:table-row>
        <table:table-row table:style-name="ro1">
          <table:table-cell office:value-type="float" office:value="0.0000051856" calcext:value-type="float">
            <text:p>0.0000051856</text:p>
          </table:table-cell>
          <table:table-cell office:value-type="float" office:value="0.00000106373" calcext:value-type="float">
            <text:p>0.00000106373</text:p>
          </table:table-cell>
          <table:table-cell table:formula="of:=([.A3161]*[.A3161])" office:value-type="float" office:value="0.00000000002689044736" calcext:value-type="float">
            <text:p>2.689044736E-11</text:p>
          </table:table-cell>
          <table:table-cell table:formula="of:=([.A3161]-[.B3161])*([.A3161]-[.B3161])" office:value-type="float" office:value="0.0000000000169898123" calcext:value-type="float">
            <text:p>1.69898122969E-11</text:p>
          </table:table-cell>
          <table:table-cell/>
        </table:table-row>
        <table:table-row table:style-name="ro1">
          <table:table-cell office:value-type="float" office:value="0.0000051856" calcext:value-type="float">
            <text:p>0.0000051856</text:p>
          </table:table-cell>
          <table:table-cell office:value-type="float" office:value="0.000634246" calcext:value-type="float">
            <text:p>0.000634246</text:p>
          </table:table-cell>
          <table:table-cell table:formula="of:=([.A3162]*[.A3162])" office:value-type="float" office:value="0.00000000002689044736" calcext:value-type="float">
            <text:p>2.689044736E-11</text:p>
          </table:table-cell>
          <table:table-cell table:formula="of:=([.A3162]-[.B3162])*([.A3162]-[.B3162])" office:value-type="float" office:value="0.00000039571698684816" calcext:value-type="float">
            <text:p>3.9571698684816E-07</text:p>
          </table:table-cell>
          <table:table-cell/>
        </table:table-row>
        <table:table-row table:style-name="ro1">
          <table:table-cell office:value-type="float" office:value="0.0000144839" calcext:value-type="float">
            <text:p>0.0000144839</text:p>
          </table:table-cell>
          <table:table-cell office:value-type="float" office:value="0.0047758" calcext:value-type="float">
            <text:p>0.0047758</text:p>
          </table:table-cell>
          <table:table-cell table:formula="of:=([.A3163]*[.A3163])" office:value-type="float" office:value="0.00000000020978335921" calcext:value-type="float">
            <text:p>2.0978335921E-10</text:p>
          </table:table-cell>
          <table:table-cell table:formula="of:=([.A3163]-[.B3163])*([.A3163]-[.B3163])" office:value-type="float" office:value="0.0000226701310041192" calcext:value-type="float">
            <text:p>2.26701310041192E-05</text:p>
          </table:table-cell>
          <table:table-cell/>
        </table:table-row>
        <table:table-row table:style-name="ro1">
          <table:table-cell office:value-type="float" office:value="0.000442743" calcext:value-type="float">
            <text:p>0.000442743</text:p>
          </table:table-cell>
          <table:table-cell office:value-type="float" office:value="0.000995412" calcext:value-type="float">
            <text:p>0.000995412</text:p>
          </table:table-cell>
          <table:table-cell table:formula="of:=([.A3164]*[.A3164])" office:value-type="float" office:value="0.000000196021364049" calcext:value-type="float">
            <text:p>1.96021364049E-07</text:p>
          </table:table-cell>
          <table:table-cell table:formula="of:=([.A3164]-[.B3164])*([.A3164]-[.B3164])" office:value-type="float" office:value="0.000000305443023561" calcext:value-type="float">
            <text:p>3.05443023561E-07</text:p>
          </table:table-cell>
          <table:table-cell/>
        </table:table-row>
        <table:table-row table:style-name="ro1">
          <table:table-cell office:value-type="float" office:value="0.000558555" calcext:value-type="float">
            <text:p>0.000558555</text:p>
          </table:table-cell>
          <table:table-cell office:value-type="float" office:value="0.00287052" calcext:value-type="float">
            <text:p>0.00287052</text:p>
          </table:table-cell>
          <table:table-cell table:formula="of:=([.A3165]*[.A3165])" office:value-type="float" office:value="0.000000311983688025" calcext:value-type="float">
            <text:p>3.11983688025E-07</text:p>
          </table:table-cell>
          <table:table-cell table:formula="of:=([.A3165]-[.B3165])*([.A3165]-[.B3165])" office:value-type="float" office:value="0.000005345182161225" calcext:value-type="float">
            <text:p>5.345182161225E-06</text:p>
          </table:table-cell>
          <table:table-cell/>
        </table:table-row>
        <table:table-row table:style-name="ro1">
          <table:table-cell office:value-type="float" office:value="0.0000113845" calcext:value-type="float">
            <text:p>0.0000113845</text:p>
          </table:table-cell>
          <table:table-cell office:value-type="float" office:value="0.00312391" calcext:value-type="float">
            <text:p>0.00312391</text:p>
          </table:table-cell>
          <table:table-cell table:formula="of:=([.A3166]*[.A3166])" office:value-type="float" office:value="0.00000000012960684025" calcext:value-type="float">
            <text:p>1.2960684025E-10</text:p>
          </table:table-cell>
          <table:table-cell table:formula="of:=([.A3166]-[.B3166])*([.A3166]-[.B3166])" office:value-type="float" office:value="0.00000968781498815025" calcext:value-type="float">
            <text:p>9.68781498815025E-06</text:p>
          </table:table-cell>
          <table:table-cell/>
        </table:table-row>
        <table:table-row table:style-name="ro1">
          <table:table-cell office:value-type="float" office:value="0.0000193715" calcext:value-type="float">
            <text:p>0.0000193715</text:p>
          </table:table-cell>
          <table:table-cell office:value-type="float" office:value="0.0348404" calcext:value-type="float">
            <text:p>0.0348404</text:p>
          </table:table-cell>
          <table:table-cell table:formula="of:=([.A3167]*[.A3167])" office:value-type="float" office:value="0.00000000037525501225" calcext:value-type="float">
            <text:p>3.7525501225E-10</text:p>
          </table:table-cell>
          <table:table-cell table:formula="of:=([.A3167]-[.B3167])*([.A3167]-[.B3167])" office:value-type="float" office:value="0.00121250402579781" calcext:value-type="float">
            <text:p>0.00121250402579781</text:p>
          </table:table-cell>
          <table:table-cell/>
        </table:table-row>
        <table:table-row table:style-name="ro1">
          <table:table-cell office:value-type="float" office:value="0.000236392" calcext:value-type="float">
            <text:p>0.000236392</text:p>
          </table:table-cell>
          <table:table-cell office:value-type="float" office:value="0.0186598" calcext:value-type="float">
            <text:p>0.0186598</text:p>
          </table:table-cell>
          <table:table-cell table:formula="of:=([.A3168]*[.A3168])" office:value-type="float" office:value="0.000000055881177664" calcext:value-type="float">
            <text:p>5.5881177664E-08</text:p>
          </table:table-cell>
          <table:table-cell table:formula="of:=([.A3168]-[.B3168])*([.A3168]-[.B3168])" office:value-type="float" office:value="0.000339421962334464" calcext:value-type="float">
            <text:p>0.000339421962334464</text:p>
          </table:table-cell>
          <table:table-cell/>
        </table:table-row>
        <table:table-row table:style-name="ro1">
          <table:table-cell office:value-type="float" office:value="0.0000945926" calcext:value-type="float">
            <text:p>0.0000945926</text:p>
          </table:table-cell>
          <table:table-cell office:value-type="float" office:value="0.019365" calcext:value-type="float">
            <text:p>0.019365</text:p>
          </table:table-cell>
          <table:table-cell table:formula="of:=([.A3169]*[.A3169])" office:value-type="float" office:value="0.00000000894775997476" calcext:value-type="float">
            <text:p>8.94775997476E-09</text:p>
          </table:table-cell>
          <table:table-cell table:formula="of:=([.A3169]-[.B3169])*([.A3169]-[.B3169])" office:value-type="float" office:value="0.000371348601361975" calcext:value-type="float">
            <text:p>0.000371348601361975</text:p>
          </table:table-cell>
          <table:table-cell/>
        </table:table-row>
        <table:table-row table:style-name="ro1">
          <table:table-cell office:value-type="float" office:value="0.0000619888" calcext:value-type="float">
            <text:p>0.0000619888</text:p>
          </table:table-cell>
          <table:table-cell office:value-type="float" office:value="0.00558458" calcext:value-type="float">
            <text:p>0.00558458</text:p>
          </table:table-cell>
          <table:table-cell table:formula="of:=([.A3170]*[.A3170])" office:value-type="float" office:value="0.00000000384261132544" calcext:value-type="float">
            <text:p>3.84261132544E-09</text:p>
          </table:table-cell>
          <table:table-cell table:formula="of:=([.A3170]-[.B3170])*([.A3170]-[.B3170])" office:value-type="float" office:value="0.0000304990135623174" calcext:value-type="float">
            <text:p>3.04990135623174E-05</text:p>
          </table:table-cell>
          <table:table-cell/>
        </table:table-row>
        <table:table-row table:style-name="ro1">
          <table:table-cell office:value-type="float" office:value="0.000470579" calcext:value-type="float">
            <text:p>0.000470579</text:p>
          </table:table-cell>
          <table:table-cell office:value-type="float" office:value="0.0978053" calcext:value-type="float">
            <text:p>0.0978053</text:p>
          </table:table-cell>
          <table:table-cell table:formula="of:=([.A3171]*[.A3171])" office:value-type="float" office:value="0.000000221444595241" calcext:value-type="float">
            <text:p>2.21444595241E-07</text:p>
          </table:table-cell>
          <table:table-cell table:formula="of:=([.A3171]-[.B3171])*([.A3171]-[.B3171])" office:value-type="float" office:value="0.00947404791214784" calcext:value-type="float">
            <text:p>0.00947404791214784</text:p>
          </table:table-cell>
          <table:table-cell/>
        </table:table-row>
        <table:table-row table:style-name="ro1">
          <table:table-cell office:value-type="float" office:value="0.000110805" calcext:value-type="float">
            <text:p>0.000110805</text:p>
          </table:table-cell>
          <table:table-cell office:value-type="float" office:value="0.0160741" calcext:value-type="float">
            <text:p>0.0160741</text:p>
          </table:table-cell>
          <table:table-cell table:formula="of:=([.A3172]*[.A3172])" office:value-type="float" office:value="0.000000012277748025" calcext:value-type="float">
            <text:p>1.2277748025E-08</text:p>
          </table:table-cell>
          <table:table-cell table:formula="of:=([.A3172]-[.B3172])*([.A3172]-[.B3172])" office:value-type="float" office:value="0.000254826787257025" calcext:value-type="float">
            <text:p>0.000254826787257025</text:p>
          </table:table-cell>
          <table:table-cell/>
        </table:table-row>
        <table:table-row table:style-name="ro1">
          <table:table-cell office:value-type="float" office:value="0.000110865" calcext:value-type="float">
            <text:p>0.000110865</text:p>
          </table:table-cell>
          <table:table-cell office:value-type="float" office:value="0.049284" calcext:value-type="float">
            <text:p>0.049284</text:p>
          </table:table-cell>
          <table:table-cell table:formula="of:=([.A3173]*[.A3173])" office:value-type="float" office:value="0.000000012291048225" calcext:value-type="float">
            <text:p>1.2291048225E-08</text:p>
          </table:table-cell>
          <table:table-cell table:formula="of:=([.A3173]-[.B3173])*([.A3173]-[.B3173])" office:value-type="float" office:value="0.00241799720572822" calcext:value-type="float">
            <text:p>0.00241799720572822</text:p>
          </table:table-cell>
          <table:table-cell/>
        </table:table-row>
        <table:table-row table:style-name="ro1">
          <table:table-cell office:value-type="float" office:value="0.00191045" calcext:value-type="float">
            <text:p>0.00191045</text:p>
          </table:table-cell>
          <table:table-cell office:value-type="float" office:value="0.259264" calcext:value-type="float">
            <text:p>0.259264</text:p>
          </table:table-cell>
          <table:table-cell table:formula="of:=([.A3174]*[.A3174])" office:value-type="float" office:value="0.0000036498192025" calcext:value-type="float">
            <text:p>0.0000036498192025</text:p>
          </table:table-cell>
          <table:table-cell table:formula="of:=([.A3174]-[.B3174])*([.A3174]-[.B3174])" office:value-type="float" office:value="0.0662308496976025" calcext:value-type="float">
            <text:p>0.0662308496976025</text:p>
          </table:table-cell>
          <table:table-cell/>
        </table:table-row>
        <table:table-row table:style-name="ro1">
          <table:table-cell office:value-type="float" office:value="0.00191045" calcext:value-type="float">
            <text:p>0.00191045</text:p>
          </table:table-cell>
          <table:table-cell office:value-type="float" office:value="0.251621" calcext:value-type="float">
            <text:p>0.251621</text:p>
          </table:table-cell>
          <table:table-cell table:formula="of:=([.A3175]*[.A3175])" office:value-type="float" office:value="0.0000036498192025" calcext:value-type="float">
            <text:p>0.0000036498192025</text:p>
          </table:table-cell>
          <table:table-cell table:formula="of:=([.A3175]-[.B3175])*([.A3175]-[.B3175])" office:value-type="float" office:value="0.0623553587813025" calcext:value-type="float">
            <text:p>0.0623553587813025</text:p>
          </table:table-cell>
          <table:table-cell/>
        </table:table-row>
        <table:table-row table:style-name="ro1">
          <table:table-cell office:value-type="float" office:value="0.043228" calcext:value-type="float">
            <text:p>0.043228</text:p>
          </table:table-cell>
          <table:table-cell office:value-type="float" office:value="0.0387166" calcext:value-type="float">
            <text:p>0.0387166</text:p>
          </table:table-cell>
          <table:table-cell table:formula="of:=([.A3176]*[.A3176])" office:value-type="float" office:value="0.001868659984" calcext:value-type="float">
            <text:p>0.001868659984</text:p>
          </table:table-cell>
          <table:table-cell table:formula="of:=([.A3176]-[.B3176])*([.A3176]-[.B3176])" office:value-type="float" office:value="0.00002035272996" calcext:value-type="float">
            <text:p>0.00002035272996</text:p>
          </table:table-cell>
          <table:table-cell/>
        </table:table-row>
        <table:table-row table:style-name="ro1">
          <table:table-cell office:value-type="float" office:value="0.0885281" calcext:value-type="float">
            <text:p>0.0885281</text:p>
          </table:table-cell>
          <table:table-cell office:value-type="float" office:value="0.0186732" calcext:value-type="float">
            <text:p>0.0186732</text:p>
          </table:table-cell>
          <table:table-cell table:formula="of:=([.A3177]*[.A3177])" office:value-type="float" office:value="0.00783722448961" calcext:value-type="float">
            <text:p>0.00783722448961</text:p>
          </table:table-cell>
          <table:table-cell table:formula="of:=([.A3177]-[.B3177])*([.A3177]-[.B3177])" office:value-type="float" office:value="0.00487970705401" calcext:value-type="float">
            <text:p>0.00487970705401</text:p>
          </table:table-cell>
          <table:table-cell/>
        </table:table-row>
        <table:table-row table:style-name="ro1">
          <table:table-cell office:value-type="float" office:value="0.0885279" calcext:value-type="float">
            <text:p>0.0885279</text:p>
          </table:table-cell>
          <table:table-cell office:value-type="float" office:value="0.161553" calcext:value-type="float">
            <text:p>0.161553</text:p>
          </table:table-cell>
          <table:table-cell table:formula="of:=([.A3178]*[.A3178])" office:value-type="float" office:value="0.00783718907841" calcext:value-type="float">
            <text:p>0.00783718907841</text:p>
          </table:table-cell>
          <table:table-cell table:formula="of:=([.A3178]-[.B3178])*([.A3178]-[.B3178])" office:value-type="float" office:value="0.00533266523001" calcext:value-type="float">
            <text:p>0.00533266523001</text:p>
          </table:table-cell>
          <table:table-cell/>
        </table:table-row>
        <table:table-row table:style-name="ro1">
          <table:table-cell office:value-type="float" office:value="0.0885279" calcext:value-type="float">
            <text:p>0.0885279</text:p>
          </table:table-cell>
          <table:table-cell office:value-type="float" office:value="0.168517" calcext:value-type="float">
            <text:p>0.168517</text:p>
          </table:table-cell>
          <table:table-cell table:formula="of:=([.A3179]*[.A3179])" office:value-type="float" office:value="0.00783718907841" calcext:value-type="float">
            <text:p>0.00783718907841</text:p>
          </table:table-cell>
          <table:table-cell table:formula="of:=([.A3179]-[.B3179])*([.A3179]-[.B3179])" office:value-type="float" office:value="0.00639825611881" calcext:value-type="float">
            <text:p>0.00639825611881</text:p>
          </table:table-cell>
          <table:table-cell/>
        </table:table-row>
        <table:table-row table:style-name="ro1">
          <table:table-cell office:value-type="float" office:value="0.0934815" calcext:value-type="float">
            <text:p>0.0934815</text:p>
          </table:table-cell>
          <table:table-cell office:value-type="float" office:value="0.169923" calcext:value-type="float">
            <text:p>0.169923</text:p>
          </table:table-cell>
          <table:table-cell table:formula="of:=([.A3180]*[.A3180])" office:value-type="float" office:value="0.00873879084225" calcext:value-type="float">
            <text:p>0.00873879084225</text:p>
          </table:table-cell>
          <table:table-cell table:formula="of:=([.A3180]-[.B3180])*([.A3180]-[.B3180])" office:value-type="float" office:value="0.00584330292225" calcext:value-type="float">
            <text:p>0.00584330292225</text:p>
          </table:table-cell>
          <table:table-cell/>
        </table:table-row>
        <table:table-row table:style-name="ro1">
          <table:table-cell office:value-type="float" office:value="0.184004" calcext:value-type="float">
            <text:p>0.184004</text:p>
          </table:table-cell>
          <table:table-cell office:value-type="float" office:value="0.191881" calcext:value-type="float">
            <text:p>0.191881</text:p>
          </table:table-cell>
          <table:table-cell table:formula="of:=([.A3181]*[.A3181])" office:value-type="float" office:value="0.033857472016" calcext:value-type="float">
            <text:p>0.033857472016</text:p>
          </table:table-cell>
          <table:table-cell table:formula="of:=([.A3181]-[.B3181])*([.A3181]-[.B3181])" office:value-type="float" office:value="0.0000620471289999999" calcext:value-type="float">
            <text:p>0.0000620471289999999</text:p>
          </table:table-cell>
          <table:table-cell/>
        </table:table-row>
        <table:table-row table:style-name="ro1">
          <table:table-cell office:value-type="float" office:value="0.184004" calcext:value-type="float">
            <text:p>0.184004</text:p>
          </table:table-cell>
          <table:table-cell office:value-type="float" office:value="0.19921" calcext:value-type="float">
            <text:p>0.19921</text:p>
          </table:table-cell>
          <table:table-cell table:formula="of:=([.A3182]*[.A3182])" office:value-type="float" office:value="0.033857472016" calcext:value-type="float">
            <text:p>0.033857472016</text:p>
          </table:table-cell>
          <table:table-cell table:formula="of:=([.A3182]-[.B3182])*([.A3182]-[.B3182])" office:value-type="float" office:value="0.000231222436" calcext:value-type="float">
            <text:p>0.000231222436</text:p>
          </table:table-cell>
          <table:table-cell/>
        </table:table-row>
        <table:table-row table:style-name="ro1">
          <table:table-cell office:value-type="float" office:value="0.184004" calcext:value-type="float">
            <text:p>0.184004</text:p>
          </table:table-cell>
          <table:table-cell office:value-type="float" office:value="0.4504" calcext:value-type="float">
            <text:p>0.4504</text:p>
          </table:table-cell>
          <table:table-cell table:formula="of:=([.A3183]*[.A3183])" office:value-type="float" office:value="0.033857472016" calcext:value-type="float">
            <text:p>0.033857472016</text:p>
          </table:table-cell>
          <table:table-cell table:formula="of:=([.A3183]-[.B3183])*([.A3183]-[.B3183])" office:value-type="float" office:value="0.070966828816" calcext:value-type="float">
            <text:p>0.070966828816</text:p>
          </table:table-cell>
          <table:table-cell/>
        </table:table-row>
        <table:table-row table:style-name="ro1">
          <table:table-cell office:value-type="float" office:value="0.180197" calcext:value-type="float">
            <text:p>0.180197</text:p>
          </table:table-cell>
          <table:table-cell office:value-type="float" office:value="0.416304" calcext:value-type="float">
            <text:p>0.416304</text:p>
          </table:table-cell>
          <table:table-cell table:formula="of:=([.A3184]*[.A3184])" office:value-type="float" office:value="0.032470958809" calcext:value-type="float">
            <text:p>0.032470958809</text:p>
          </table:table-cell>
          <table:table-cell table:formula="of:=([.A3184]-[.B3184])*([.A3184]-[.B3184])" office:value-type="float" office:value="0.055746515449" calcext:value-type="float">
            <text:p>0.055746515449</text:p>
          </table:table-cell>
          <table:table-cell/>
        </table:table-row>
        <table:table-row table:style-name="ro1">
          <table:table-cell office:value-type="float" office:value="0.226087" calcext:value-type="float">
            <text:p>0.226087</text:p>
          </table:table-cell>
          <table:table-cell office:value-type="float" office:value="0.435594" calcext:value-type="float">
            <text:p>0.435594</text:p>
          </table:table-cell>
          <table:table-cell table:formula="of:=([.A3185]*[.A3185])" office:value-type="float" office:value="0.051115331569" calcext:value-type="float">
            <text:p>0.051115331569</text:p>
          </table:table-cell>
          <table:table-cell table:formula="of:=([.A3185]-[.B3185])*([.A3185]-[.B3185])" office:value-type="float" office:value="0.043893183049" calcext:value-type="float">
            <text:p>0.043893183049</text:p>
          </table:table-cell>
          <table:table-cell/>
        </table:table-row>
        <table:table-row table:style-name="ro1">
          <table:table-cell office:value-type="float" office:value="0.421388" calcext:value-type="float">
            <text:p>0.421388</text:p>
          </table:table-cell>
          <table:table-cell office:value-type="float" office:value="0.487098" calcext:value-type="float">
            <text:p>0.487098</text:p>
          </table:table-cell>
          <table:table-cell table:formula="of:=([.A3186]*[.A3186])" office:value-type="float" office:value="0.177567846544" calcext:value-type="float">
            <text:p>0.177567846544</text:p>
          </table:table-cell>
          <table:table-cell table:formula="of:=([.A3186]-[.B3186])*([.A3186]-[.B3186])" office:value-type="float" office:value="0.0043178041" calcext:value-type="float">
            <text:p>0.0043178041</text:p>
          </table:table-cell>
          <table:table-cell/>
        </table:table-row>
        <table:table-row table:style-name="ro1">
          <table:table-cell office:value-type="float" office:value="0.514648" calcext:value-type="float">
            <text:p>0.514648</text:p>
          </table:table-cell>
          <table:table-cell office:value-type="float" office:value="0.298622" calcext:value-type="float">
            <text:p>0.298622</text:p>
          </table:table-cell>
          <table:table-cell table:formula="of:=([.A3187]*[.A3187])" office:value-type="float" office:value="0.264862563904" calcext:value-type="float">
            <text:p>0.264862563904</text:p>
          </table:table-cell>
          <table:table-cell table:formula="of:=([.A3187]-[.B3187])*([.A3187]-[.B3187])" office:value-type="float" office:value="0.046667232676" calcext:value-type="float">
            <text:p>0.046667232676</text:p>
          </table:table-cell>
          <table:table-cell/>
        </table:table-row>
        <table:table-row table:style-name="ro1">
          <table:table-cell office:value-type="float" office:value="0.514648" calcext:value-type="float">
            <text:p>0.514648</text:p>
          </table:table-cell>
          <table:table-cell office:value-type="float" office:value="0.310347" calcext:value-type="float">
            <text:p>0.310347</text:p>
          </table:table-cell>
          <table:table-cell table:formula="of:=([.A3188]*[.A3188])" office:value-type="float" office:value="0.264862563904" calcext:value-type="float">
            <text:p>0.264862563904</text:p>
          </table:table-cell>
          <table:table-cell table:formula="of:=([.A3188]-[.B3188])*([.A3188]-[.B3188])" office:value-type="float" office:value="0.041738898601" calcext:value-type="float">
            <text:p>0.041738898601</text:p>
          </table:table-cell>
          <table:table-cell/>
        </table:table-row>
        <table:table-row table:style-name="ro1">
          <table:table-cell office:value-type="float" office:value="0.79495" calcext:value-type="float">
            <text:p>0.79495</text:p>
          </table:table-cell>
          <table:table-cell office:value-type="float" office:value="0.630372" calcext:value-type="float">
            <text:p>0.630372</text:p>
          </table:table-cell>
          <table:table-cell table:formula="of:=([.A3189]*[.A3189])" office:value-type="float" office:value="0.6319455025" calcext:value-type="float">
            <text:p>0.6319455025</text:p>
          </table:table-cell>
          <table:table-cell table:formula="of:=([.A3189]-[.B3189])*([.A3189]-[.B3189])" office:value-type="float" office:value="0.027085918084" calcext:value-type="float">
            <text:p>0.027085918084</text:p>
          </table:table-cell>
          <table:table-cell/>
        </table:table-row>
        <table:table-row table:style-name="ro1">
          <table:table-cell office:value-type="float" office:value="0.794949" calcext:value-type="float">
            <text:p>0.794949</text:p>
          </table:table-cell>
          <table:table-cell office:value-type="float" office:value="0.657006" calcext:value-type="float">
            <text:p>0.657006</text:p>
          </table:table-cell>
          <table:table-cell table:formula="of:=([.A3190]*[.A3190])" office:value-type="float" office:value="0.631943912601" calcext:value-type="float">
            <text:p>0.631943912601</text:p>
          </table:table-cell>
          <table:table-cell table:formula="of:=([.A3190]-[.B3190])*([.A3190]-[.B3190])" office:value-type="float" office:value="0.019028271249" calcext:value-type="float">
            <text:p>0.019028271249</text:p>
          </table:table-cell>
          <table:table-cell/>
        </table:table-row>
        <table:table-row table:style-name="ro1">
          <table:table-cell office:value-type="float" office:value="0.79495" calcext:value-type="float">
            <text:p>0.79495</text:p>
          </table:table-cell>
          <table:table-cell office:value-type="float" office:value="0.73973" calcext:value-type="float">
            <text:p>0.73973</text:p>
          </table:table-cell>
          <table:table-cell table:formula="of:=([.A3191]*[.A3191])" office:value-type="float" office:value="0.6319455025" calcext:value-type="float">
            <text:p>0.6319455025</text:p>
          </table:table-cell>
          <table:table-cell table:formula="of:=([.A3191]-[.B3191])*([.A3191]-[.B3191])" office:value-type="float" office:value="0.0030492484" calcext:value-type="float">
            <text:p>0.0030492484</text:p>
          </table:table-cell>
          <table:table-cell/>
        </table:table-row>
        <table:table-row table:style-name="ro1">
          <table:table-cell office:value-type="float" office:value="0.79495" calcext:value-type="float">
            <text:p>0.79495</text:p>
          </table:table-cell>
          <table:table-cell office:value-type="float" office:value="0.773757" calcext:value-type="float">
            <text:p>0.773757</text:p>
          </table:table-cell>
          <table:table-cell table:formula="of:=([.A3192]*[.A3192])" office:value-type="float" office:value="0.6319455025" calcext:value-type="float">
            <text:p>0.6319455025</text:p>
          </table:table-cell>
          <table:table-cell table:formula="of:=([.A3192]-[.B3192])*([.A3192]-[.B3192])" office:value-type="float" office:value="0.000449143249000001" calcext:value-type="float">
            <text:p>0.000449143249000001</text:p>
          </table:table-cell>
          <table:table-cell/>
        </table:table-row>
        <table:table-row table:style-name="ro1">
          <table:table-cell office:value-type="float" office:value="0.79495" calcext:value-type="float">
            <text:p>0.79495</text:p>
          </table:table-cell>
          <table:table-cell office:value-type="float" office:value="0.810597" calcext:value-type="float">
            <text:p>0.810597</text:p>
          </table:table-cell>
          <table:table-cell table:formula="of:=([.A3193]*[.A3193])" office:value-type="float" office:value="0.6319455025" calcext:value-type="float">
            <text:p>0.6319455025</text:p>
          </table:table-cell>
          <table:table-cell table:formula="of:=([.A3193]-[.B3193])*([.A3193]-[.B3193])" office:value-type="float" office:value="0.000244828608999999" calcext:value-type="float">
            <text:p>0.000244828608999999</text:p>
          </table:table-cell>
          <table:table-cell/>
        </table:table-row>
        <table:table-row table:style-name="ro1">
          <table:table-cell office:value-type="float" office:value="0.794951" calcext:value-type="float">
            <text:p>0.794951</text:p>
          </table:table-cell>
          <table:table-cell office:value-type="float" office:value="0.849742" calcext:value-type="float">
            <text:p>0.849742</text:p>
          </table:table-cell>
          <table:table-cell table:formula="of:=([.A3194]*[.A3194])" office:value-type="float" office:value="0.631947092401" calcext:value-type="float">
            <text:p>0.631947092401</text:p>
          </table:table-cell>
          <table:table-cell table:formula="of:=([.A3194]-[.B3194])*([.A3194]-[.B3194])" office:value-type="float" office:value="0.003002053681" calcext:value-type="float">
            <text:p>0.003002053681</text:p>
          </table:table-cell>
          <table:table-cell/>
        </table:table-row>
        <table:table-row table:style-name="ro1">
          <table:table-cell office:value-type="float" office:value="0.813293" calcext:value-type="float">
            <text:p>0.813293</text:p>
          </table:table-cell>
          <table:table-cell office:value-type="float" office:value="0.893696" calcext:value-type="float">
            <text:p>0.893696</text:p>
          </table:table-cell>
          <table:table-cell table:formula="of:=([.A3195]*[.A3195])" office:value-type="float" office:value="0.661445503849" calcext:value-type="float">
            <text:p>0.661445503849</text:p>
          </table:table-cell>
          <table:table-cell table:formula="of:=([.A3195]-[.B3195])*([.A3195]-[.B3195])" office:value-type="float" office:value="0.006464642409" calcext:value-type="float">
            <text:p>0.006464642409</text:p>
          </table:table-cell>
          <table:table-cell/>
        </table:table-row>
        <table:table-row table:style-name="ro1">
          <table:table-cell office:value-type="float" office:value="0.958996" calcext:value-type="float">
            <text:p>0.958996</text:p>
          </table:table-cell>
          <table:table-cell office:value-type="float" office:value="0.880106" calcext:value-type="float">
            <text:p>0.880106</text:p>
          </table:table-cell>
          <table:table-cell table:formula="of:=([.A3196]*[.A3196])" office:value-type="float" office:value="0.919673328016" calcext:value-type="float">
            <text:p>0.919673328016</text:p>
          </table:table-cell>
          <table:table-cell table:formula="of:=([.A3196]-[.B3196])*([.A3196]-[.B3196])" office:value-type="float" office:value="0.00622363209999998" calcext:value-type="float">
            <text:p>0.00622363209999998</text:p>
          </table:table-cell>
          <table:table-cell/>
        </table:table-row>
        <table:table-row table:style-name="ro1">
          <table:table-cell office:value-type="float" office:value="0.999995" calcext:value-type="float">
            <text:p>0.999995</text:p>
          </table:table-cell>
          <table:table-cell office:value-type="float" office:value="0.970161" calcext:value-type="float">
            <text:p>0.970161</text:p>
          </table:table-cell>
          <table:table-cell table:formula="of:=([.A3197]*[.A3197])" office:value-type="float" office:value="0.999990000025" calcext:value-type="float">
            <text:p>0.999990000025</text:p>
          </table:table-cell>
          <table:table-cell table:formula="of:=([.A3197]-[.B3197])*([.A3197]-[.B3197])" office:value-type="float" office:value="0.000890067555999995" calcext:value-type="float">
            <text:p>0.000890067555999995</text:p>
          </table:table-cell>
          <table:table-cell/>
        </table:table-row>
        <table:table-row table:style-name="ro1">
          <table:table-cell office:value-type="float" office:value="0.999995" calcext:value-type="float">
            <text:p>0.999995</text:p>
          </table:table-cell>
          <table:table-cell office:value-type="float" office:value="0.98864" calcext:value-type="float">
            <text:p>0.98864</text:p>
          </table:table-cell>
          <table:table-cell table:formula="of:=([.A3198]*[.A3198])" office:value-type="float" office:value="0.999990000025" calcext:value-type="float">
            <text:p>0.999990000025</text:p>
          </table:table-cell>
          <table:table-cell table:formula="of:=([.A3198]-[.B3198])*([.A3198]-[.B3198])" office:value-type="float" office:value="0.000128936025" calcext:value-type="float">
            <text:p>0.000128936025</text:p>
          </table:table-cell>
          <table:table-cell/>
        </table:table-row>
        <table:table-row table:style-name="ro1">
          <table:table-cell office:value-type="float" office:value="0.999994" calcext:value-type="float">
            <text:p>0.999994</text:p>
          </table:table-cell>
          <table:table-cell office:value-type="float" office:value="0.999997" calcext:value-type="float">
            <text:p>0.999997</text:p>
          </table:table-cell>
          <table:table-cell table:formula="of:=([.A3199]*[.A3199])" office:value-type="float" office:value="0.999988000036" calcext:value-type="float">
            <text:p>0.999988000036</text:p>
          </table:table-cell>
          <table:table-cell table:formula="of:=([.A3199]-[.B3199])*([.A3199]-[.B3199])" office:value-type="float" office:value="0.000000000009" calcext:value-type="float">
            <text:p>8.99999999985147E-12</text:p>
          </table:table-cell>
          <table:table-cell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000303222" calcext:value-type="float">
            <text:p>0.00000303222</text:p>
          </table:table-cell>
          <table:table-cell table:formula="of:=([.A3200]*[.A3200])" office:value-type="float" office:value="0.00000000000028777002" calcext:value-type="float">
            <text:p>2.87770019364E-13</text:p>
          </table:table-cell>
          <table:table-cell table:formula="of:=([.A3200]-[.B3200])*([.A3200]-[.B3200])" office:value-type="float" office:value="0.00000000000622890783" calcext:value-type="float">
            <text:p>6.228907825284E-12</text:p>
          </table:table-cell>
          <table:table-cell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180795" calcext:value-type="float">
            <text:p>0.00180795</text:p>
          </table:table-cell>
          <table:table-cell table:formula="of:=([.A3201]*[.A3201])" office:value-type="float" office:value="0.00000000000028777002" calcext:value-type="float">
            <text:p>2.87770019364E-13</text:p>
          </table:table-cell>
          <table:table-cell table:formula="of:=([.A3201]-[.B3201])*([.A3201]-[.B3201])" office:value-type="float" office:value="0.00000326674376964222" calcext:value-type="float">
            <text:p>3.26674376964222E-06</text:p>
          </table:table-cell>
          <table:table-cell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152877" calcext:value-type="float">
            <text:p>0.0152877</text:p>
          </table:table-cell>
          <table:table-cell table:formula="of:=([.A3202]*[.A3202])" office:value-type="float" office:value="0.00000000000028777002" calcext:value-type="float">
            <text:p>2.87770019364E-13</text:p>
          </table:table-cell>
          <table:table-cell table:formula="of:=([.A3202]-[.B3202])*([.A3202]-[.B3202])" office:value-type="float" office:value="0.000233697369649043" calcext:value-type="float">
            <text:p>0.000233697369649043</text:p>
          </table:table-cell>
          <table:table-cell/>
        </table:table-row>
        <table:table-row table:style-name="ro1">
          <table:table-cell office:value-type="float" office:value="0.0000421405" calcext:value-type="float">
            <text:p>0.0000421405</text:p>
          </table:table-cell>
          <table:table-cell office:value-type="float" office:value="0.00268495" calcext:value-type="float">
            <text:p>0.00268495</text:p>
          </table:table-cell>
          <table:table-cell table:formula="of:=([.A3203]*[.A3203])" office:value-type="float" office:value="0.00000000177582174025" calcext:value-type="float">
            <text:p>1.77582174025E-09</text:p>
          </table:table-cell>
          <table:table-cell table:formula="of:=([.A3203]-[.B3203])*([.A3203]-[.B3203])" office:value-type="float" office:value="0.00000698444205329025" calcext:value-type="float">
            <text:p>6.98444205329025E-06</text:p>
          </table:table-cell>
          <table:table-cell/>
        </table:table-row>
        <table:table-row table:style-name="ro1">
          <table:table-cell office:value-type="float" office:value="0.000144482" calcext:value-type="float">
            <text:p>0.000144482</text:p>
          </table:table-cell>
          <table:table-cell office:value-type="float" office:value="0.00513163" calcext:value-type="float">
            <text:p>0.00513163</text:p>
          </table:table-cell>
          <table:table-cell table:formula="of:=([.A3204]*[.A3204])" office:value-type="float" office:value="0.000000020875048324" calcext:value-type="float">
            <text:p>2.0875048324E-08</text:p>
          </table:table-cell>
          <table:table-cell table:formula="of:=([.A3204]-[.B3204])*([.A3204]-[.B3204])" office:value-type="float" office:value="0.000024871645173904" calcext:value-type="float">
            <text:p>2.4871645173904E-05</text:p>
          </table:table-cell>
          <table:table-cell/>
        </table:table-row>
        <table:table-row table:style-name="ro1">
          <table:table-cell office:value-type="float" office:value="0.000144482" calcext:value-type="float">
            <text:p>0.000144482</text:p>
          </table:table-cell>
          <table:table-cell office:value-type="float" office:value="0.00770007" calcext:value-type="float">
            <text:p>0.00770007</text:p>
          </table:table-cell>
          <table:table-cell table:formula="of:=([.A3205]*[.A3205])" office:value-type="float" office:value="0.000000020875048324" calcext:value-type="float">
            <text:p>2.0875048324E-08</text:p>
          </table:table-cell>
          <table:table-cell table:formula="of:=([.A3205]-[.B3205])*([.A3205]-[.B3205])" office:value-type="float" office:value="0.000057086910025744" calcext:value-type="float">
            <text:p>5.7086910025744E-05</text:p>
          </table:table-cell>
          <table:table-cell/>
        </table:table-row>
        <table:table-row table:style-name="ro1">
          <table:table-cell office:value-type="float" office:value="0.000346005" calcext:value-type="float">
            <text:p>0.000346005</text:p>
          </table:table-cell>
          <table:table-cell office:value-type="float" office:value="0.012483" calcext:value-type="float">
            <text:p>0.012483</text:p>
          </table:table-cell>
          <table:table-cell table:formula="of:=([.A3206]*[.A3206])" office:value-type="float" office:value="0.000000119719460025" calcext:value-type="float">
            <text:p>1.19719460025E-07</text:p>
          </table:table-cell>
          <table:table-cell table:formula="of:=([.A3206]-[.B3206])*([.A3206]-[.B3206])" office:value-type="float" office:value="0.000147306647630025" calcext:value-type="float">
            <text:p>0.000147306647630025</text:p>
          </table:table-cell>
          <table:table-cell/>
        </table:table-row>
        <table:table-row table:style-name="ro1">
          <table:table-cell office:value-type="float" office:value="0.000258148" calcext:value-type="float">
            <text:p>0.000258148</text:p>
          </table:table-cell>
          <table:table-cell office:value-type="float" office:value="0.145683" calcext:value-type="float">
            <text:p>0.145683</text:p>
          </table:table-cell>
          <table:table-cell table:formula="of:=([.A3207]*[.A3207])" office:value-type="float" office:value="0.000000066640389904" calcext:value-type="float">
            <text:p>6.6640389904E-08</text:p>
          </table:table-cell>
          <table:table-cell table:formula="of:=([.A3207]-[.B3207])*([.A3207]-[.B3207])" office:value-type="float" office:value="0.0211483875792219" calcext:value-type="float">
            <text:p>0.0211483875792219</text:p>
          </table:table-cell>
          <table:table-cell/>
        </table:table-row>
        <table:table-row table:style-name="ro1">
          <table:table-cell office:value-type="float" office:value="0.000181198" calcext:value-type="float">
            <text:p>0.000181198</text:p>
          </table:table-cell>
          <table:table-cell office:value-type="float" office:value="0.0994834" calcext:value-type="float">
            <text:p>0.0994834</text:p>
          </table:table-cell>
          <table:table-cell table:formula="of:=([.A3208]*[.A3208])" office:value-type="float" office:value="0.000000032832715204" calcext:value-type="float">
            <text:p>3.2832715204E-08</text:p>
          </table:table-cell>
          <table:table-cell table:formula="of:=([.A3208]-[.B3208])*([.A3208]-[.B3208])" office:value-type="float" office:value="0.0098609273220488" calcext:value-type="float">
            <text:p>0.0098609273220488</text:p>
          </table:table-cell>
          <table:table-cell/>
        </table:table-row>
        <table:table-row table:style-name="ro1">
          <table:table-cell office:value-type="float" office:value="0.0000713468" calcext:value-type="float">
            <text:p>0.0000713468</text:p>
          </table:table-cell>
          <table:table-cell office:value-type="float" office:value="0.0308527" calcext:value-type="float">
            <text:p>0.0308527</text:p>
          </table:table-cell>
          <table:table-cell table:formula="of:=([.A3209]*[.A3209])" office:value-type="float" office:value="0.00000000509036587024" calcext:value-type="float">
            <text:p>5.09036587024E-09</text:p>
          </table:table-cell>
          <table:table-cell table:formula="of:=([.A3209]-[.B3209])*([.A3209]-[.B3209])" office:value-type="float" office:value="0.00094749170482315" calcext:value-type="float">
            <text:p>0.00094749170482315</text:p>
          </table:table-cell>
          <table:table-cell/>
        </table:table-row>
        <table:table-row table:style-name="ro1">
          <table:table-cell office:value-type="float" office:value="0.0000644326" calcext:value-type="float">
            <text:p>0.0000644326</text:p>
          </table:table-cell>
          <table:table-cell office:value-type="float" office:value="0.0298326" calcext:value-type="float">
            <text:p>0.0298326</text:p>
          </table:table-cell>
          <table:table-cell table:formula="of:=([.A3210]*[.A3210])" office:value-type="float" office:value="0.00000000415155994276" calcext:value-type="float">
            <text:p>4.15155994276E-09</text:p>
          </table:table-cell>
          <table:table-cell table:formula="of:=([.A3210]-[.B3210])*([.A3210]-[.B3210])" office:value-type="float" office:value="0.000886143790354423" calcext:value-type="float">
            <text:p>0.000886143790354423</text:p>
          </table:table-cell>
          <table:table-cell/>
        </table:table-row>
        <table:table-row table:style-name="ro1">
          <table:table-cell office:value-type="float" office:value="0.0000644326" calcext:value-type="float">
            <text:p>0.0000644326</text:p>
          </table:table-cell>
          <table:table-cell office:value-type="float" office:value="0.027448" calcext:value-type="float">
            <text:p>0.027448</text:p>
          </table:table-cell>
          <table:table-cell table:formula="of:=([.A3211]*[.A3211])" office:value-type="float" office:value="0.00000000415155994276" calcext:value-type="float">
            <text:p>4.15155994276E-09</text:p>
          </table:table-cell>
          <table:table-cell table:formula="of:=([.A3211]-[.B3211])*([.A3211]-[.B3211])" office:value-type="float" office:value="0.000749859763550343" calcext:value-type="float">
            <text:p>0.000749859763550343</text:p>
          </table:table-cell>
          <table:table-cell/>
        </table:table-row>
        <table:table-row table:style-name="ro1">
          <table:table-cell office:value-type="float" office:value="0.000102282" calcext:value-type="float">
            <text:p>0.000102282</text:p>
          </table:table-cell>
          <table:table-cell office:value-type="float" office:value="0.00154907" calcext:value-type="float">
            <text:p>0.00154907</text:p>
          </table:table-cell>
          <table:table-cell table:formula="of:=([.A3212]*[.A3212])" office:value-type="float" office:value="0.000000010461607524" calcext:value-type="float">
            <text:p>1.0461607524E-08</text:p>
          </table:table-cell>
          <table:table-cell table:formula="of:=([.A3212]-[.B3212])*([.A3212]-[.B3212])" office:value-type="float" office:value="0.000002093195516944" calcext:value-type="float">
            <text:p>2.093195516944E-06</text:p>
          </table:table-cell>
          <table:table-cell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0237084" calcext:value-type="float">
            <text:p>0.00237084</text:p>
          </table:table-cell>
          <table:table-cell table:formula="of:=([.A3213]*[.A3213])" office:value-type="float" office:value="0.00000000000142107857" calcext:value-type="float">
            <text:p>1.4210785681E-12</text:p>
          </table:table-cell>
          <table:table-cell table:formula="of:=([.A3213]-[.B3213])*([.A3213]-[.B3213])" office:value-type="float" office:value="0.00000561523121736737" calcext:value-type="float">
            <text:p>5.61523121736737E-06</text:p>
          </table:table-cell>
          <table:table-cell/>
        </table:table-row>
        <table:table-row table:style-name="ro1">
          <table:table-cell office:value-type="float" office:value="0.000000655651" calcext:value-type="float">
            <text:p>0.000000655651</text:p>
          </table:table-cell>
          <table:table-cell office:value-type="float" office:value="0.00618594" calcext:value-type="float">
            <text:p>0.00618594</text:p>
          </table:table-cell>
          <table:table-cell table:formula="of:=([.A3214]*[.A3214])" office:value-type="float" office:value="0.00000000000042987823" calcext:value-type="float">
            <text:p>4.29878233801E-13</text:p>
          </table:table-cell>
          <table:table-cell table:formula="of:=([.A3214]-[.B3214])*([.A3214]-[.B3214])" office:value-type="float" office:value="0.0000382577424779843" calcext:value-type="float">
            <text:p>3.82577424779843E-05</text:p>
          </table:table-cell>
          <table:table-cell/>
        </table:table-row>
        <table:table-row table:style-name="ro1">
          <table:table-cell office:value-type="float" office:value="0.000271201" calcext:value-type="float">
            <text:p>0.000271201</text:p>
          </table:table-cell>
          <table:table-cell office:value-type="float" office:value="0.0216906" calcext:value-type="float">
            <text:p>0.0216906</text:p>
          </table:table-cell>
          <table:table-cell table:formula="of:=([.A3215]*[.A3215])" office:value-type="float" office:value="0.000000073549982401" calcext:value-type="float">
            <text:p>7.3549982401E-08</text:p>
          </table:table-cell>
          <table:table-cell table:formula="of:=([.A3215]-[.B3215])*([.A3215]-[.B3215])" office:value-type="float" office:value="0.000458790653521201" calcext:value-type="float">
            <text:p>0.000458790653521201</text:p>
          </table:table-cell>
          <table:table-cell/>
        </table:table-row>
        <table:table-row table:style-name="ro1">
          <table:table-cell office:value-type="float" office:value="0.000336349" calcext:value-type="float">
            <text:p>0.000336349</text:p>
          </table:table-cell>
          <table:table-cell office:value-type="float" office:value="0.00302997" calcext:value-type="float">
            <text:p>0.00302997</text:p>
          </table:table-cell>
          <table:table-cell table:formula="of:=([.A3216]*[.A3216])" office:value-type="float" office:value="0.000000113130649801" calcext:value-type="float">
            <text:p>1.13130649801E-07</text:p>
          </table:table-cell>
          <table:table-cell table:formula="of:=([.A3216]-[.B3216])*([.A3216]-[.B3216])" office:value-type="float" office:value="0.000007255594091641" calcext:value-type="float">
            <text:p>7.255594091641E-06</text:p>
          </table:table-cell>
          <table:table-cell/>
        </table:table-row>
        <table:table-row table:style-name="ro1">
          <table:table-cell office:value-type="float" office:value="0.00180429" calcext:value-type="float">
            <text:p>0.00180429</text:p>
          </table:table-cell>
          <table:table-cell office:value-type="float" office:value="0.0148564" calcext:value-type="float">
            <text:p>0.0148564</text:p>
          </table:table-cell>
          <table:table-cell table:formula="of:=([.A3217]*[.A3217])" office:value-type="float" office:value="0.0000032554624041" calcext:value-type="float">
            <text:p>0.0000032554624041</text:p>
          </table:table-cell>
          <table:table-cell table:formula="of:=([.A3217]-[.B3217])*([.A3217]-[.B3217])" office:value-type="float" office:value="0.0001703575754521" calcext:value-type="float">
            <text:p>0.0001703575754521</text:p>
          </table:table-cell>
          <table:table-cell/>
        </table:table-row>
        <table:table-row table:style-name="ro1">
          <table:table-cell office:value-type="float" office:value="0.00180429" calcext:value-type="float">
            <text:p>0.00180429</text:p>
          </table:table-cell>
          <table:table-cell office:value-type="float" office:value="0.0197853" calcext:value-type="float">
            <text:p>0.0197853</text:p>
          </table:table-cell>
          <table:table-cell table:formula="of:=([.A3218]*[.A3218])" office:value-type="float" office:value="0.0000032554624041" calcext:value-type="float">
            <text:p>0.0000032554624041</text:p>
          </table:table-cell>
          <table:table-cell table:formula="of:=([.A3218]-[.B3218])*([.A3218]-[.B3218])" office:value-type="float" office:value="0.0003233167206201" calcext:value-type="float">
            <text:p>0.0003233167206201</text:p>
          </table:table-cell>
          <table:table-cell/>
        </table:table-row>
        <table:table-row table:style-name="ro1">
          <table:table-cell office:value-type="float" office:value="0.00180429" calcext:value-type="float">
            <text:p>0.00180429</text:p>
          </table:table-cell>
          <table:table-cell office:value-type="float" office:value="0.155342" calcext:value-type="float">
            <text:p>0.155342</text:p>
          </table:table-cell>
          <table:table-cell table:formula="of:=([.A3219]*[.A3219])" office:value-type="float" office:value="0.0000032554624041" calcext:value-type="float">
            <text:p>0.0000032554624041</text:p>
          </table:table-cell>
          <table:table-cell table:formula="of:=([.A3219]-[.B3219])*([.A3219]-[.B3219])" office:value-type="float" office:value="0.0235738283920441" calcext:value-type="float">
            <text:p>0.0235738283920441</text:p>
          </table:table-cell>
          <table:table-cell/>
        </table:table-row>
        <table:table-row table:style-name="ro1">
          <table:table-cell office:value-type="float" office:value="0.0205559" calcext:value-type="float">
            <text:p>0.0205559</text:p>
          </table:table-cell>
          <table:table-cell office:value-type="float" office:value="0.137565" calcext:value-type="float">
            <text:p>0.137565</text:p>
          </table:table-cell>
          <table:table-cell table:formula="of:=([.A3220]*[.A3220])" office:value-type="float" office:value="0.00042254502481" calcext:value-type="float">
            <text:p>0.00042254502481</text:p>
          </table:table-cell>
          <table:table-cell table:formula="of:=([.A3220]-[.B3220])*([.A3220]-[.B3220])" office:value-type="float" office:value="0.01369112948281" calcext:value-type="float">
            <text:p>0.01369112948281</text:p>
          </table:table-cell>
          <table:table-cell/>
        </table:table-row>
        <table:table-row table:style-name="ro1">
          <table:table-cell office:value-type="float" office:value="0.0284953" calcext:value-type="float">
            <text:p>0.0284953</text:p>
          </table:table-cell>
          <table:table-cell office:value-type="float" office:value="0.0759393" calcext:value-type="float">
            <text:p>0.0759393</text:p>
          </table:table-cell>
          <table:table-cell table:formula="of:=([.A3221]*[.A3221])" office:value-type="float" office:value="0.00081198212209" calcext:value-type="float">
            <text:p>0.00081198212209</text:p>
          </table:table-cell>
          <table:table-cell table:formula="of:=([.A3221]-[.B3221])*([.A3221]-[.B3221])" office:value-type="float" office:value="0.002250933136" calcext:value-type="float">
            <text:p>0.002250933136</text:p>
          </table:table-cell>
          <table:table-cell/>
        </table:table-row>
        <table:table-row table:style-name="ro1">
          <table:table-cell office:value-type="float" office:value="0.0284952" calcext:value-type="float">
            <text:p>0.0284952</text:p>
          </table:table-cell>
          <table:table-cell office:value-type="float" office:value="0.0853142" calcext:value-type="float">
            <text:p>0.0853142</text:p>
          </table:table-cell>
          <table:table-cell table:formula="of:=([.A3222]*[.A3222])" office:value-type="float" office:value="0.00081197642304" calcext:value-type="float">
            <text:p>0.00081197642304</text:p>
          </table:table-cell>
          <table:table-cell table:formula="of:=([.A3222]-[.B3222])*([.A3222]-[.B3222])" office:value-type="float" office:value="0.003228398761" calcext:value-type="float">
            <text:p>0.003228398761</text:p>
          </table:table-cell>
          <table:table-cell/>
        </table:table-row>
        <table:table-row table:style-name="ro1">
          <table:table-cell office:value-type="float" office:value="0.0331874" calcext:value-type="float">
            <text:p>0.0331874</text:p>
          </table:table-cell>
          <table:table-cell office:value-type="float" office:value="0.151167" calcext:value-type="float">
            <text:p>0.151167</text:p>
          </table:table-cell>
          <table:table-cell table:formula="of:=([.A3223]*[.A3223])" office:value-type="float" office:value="0.00110140351876" calcext:value-type="float">
            <text:p>0.00110140351876</text:p>
          </table:table-cell>
          <table:table-cell table:formula="of:=([.A3223]-[.B3223])*([.A3223]-[.B3223])" office:value-type="float" office:value="0.01391918601616" calcext:value-type="float">
            <text:p>0.01391918601616</text:p>
          </table:table-cell>
          <table:table-cell/>
        </table:table-row>
        <table:table-row table:style-name="ro1">
          <table:table-cell office:value-type="float" office:value="0.0331874" calcext:value-type="float">
            <text:p>0.0331874</text:p>
          </table:table-cell>
          <table:table-cell office:value-type="float" office:value="0.21042" calcext:value-type="float">
            <text:p>0.21042</text:p>
          </table:table-cell>
          <table:table-cell table:formula="of:=([.A3224]*[.A3224])" office:value-type="float" office:value="0.00110140351876" calcext:value-type="float">
            <text:p>0.00110140351876</text:p>
          </table:table-cell>
          <table:table-cell table:formula="of:=([.A3224]-[.B3224])*([.A3224]-[.B3224])" office:value-type="float" office:value="0.03141139450276" calcext:value-type="float">
            <text:p>0.03141139450276</text:p>
          </table:table-cell>
          <table:table-cell/>
        </table:table-row>
        <table:table-row table:style-name="ro1">
          <table:table-cell office:value-type="float" office:value="0.0331874" calcext:value-type="float">
            <text:p>0.0331874</text:p>
          </table:table-cell>
          <table:table-cell office:value-type="float" office:value="0.156985" calcext:value-type="float">
            <text:p>0.156985</text:p>
          </table:table-cell>
          <table:table-cell table:formula="of:=([.A3225]*[.A3225])" office:value-type="float" office:value="0.00110140351876" calcext:value-type="float">
            <text:p>0.00110140351876</text:p>
          </table:table-cell>
          <table:table-cell table:formula="of:=([.A3225]-[.B3225])*([.A3225]-[.B3225])" office:value-type="float" office:value="0.01532584576576" calcext:value-type="float">
            <text:p>0.01532584576576</text:p>
          </table:table-cell>
          <table:table-cell/>
        </table:table-row>
        <table:table-row table:style-name="ro1">
          <table:table-cell office:value-type="float" office:value="0.0551402" calcext:value-type="float">
            <text:p>0.0551402</text:p>
          </table:table-cell>
          <table:table-cell office:value-type="float" office:value="0.195836" calcext:value-type="float">
            <text:p>0.195836</text:p>
          </table:table-cell>
          <table:table-cell table:formula="of:=([.A3226]*[.A3226])" office:value-type="float" office:value="0.00304044165604" calcext:value-type="float">
            <text:p>0.00304044165604</text:p>
          </table:table-cell>
          <table:table-cell table:formula="of:=([.A3226]-[.B3226])*([.A3226]-[.B3226])" office:value-type="float" office:value="0.01979530813764" calcext:value-type="float">
            <text:p>0.01979530813764</text:p>
          </table:table-cell>
          <table:table-cell/>
        </table:table-row>
        <table:table-row table:style-name="ro1">
          <table:table-cell office:value-type="float" office:value="0.146753" calcext:value-type="float">
            <text:p>0.146753</text:p>
          </table:table-cell>
          <table:table-cell office:value-type="float" office:value="0.252299" calcext:value-type="float">
            <text:p>0.252299</text:p>
          </table:table-cell>
          <table:table-cell table:formula="of:=([.A3227]*[.A3227])" office:value-type="float" office:value="0.021536443009" calcext:value-type="float">
            <text:p>0.021536443009</text:p>
          </table:table-cell>
          <table:table-cell table:formula="of:=([.A3227]-[.B3227])*([.A3227]-[.B3227])" office:value-type="float" office:value="0.011139958116" calcext:value-type="float">
            <text:p>0.011139958116</text:p>
          </table:table-cell>
          <table:table-cell/>
        </table:table-row>
        <table:table-row table:style-name="ro1">
          <table:table-cell office:value-type="float" office:value="0.213512" calcext:value-type="float">
            <text:p>0.213512</text:p>
          </table:table-cell>
          <table:table-cell office:value-type="float" office:value="0.323067" calcext:value-type="float">
            <text:p>0.323067</text:p>
          </table:table-cell>
          <table:table-cell table:formula="of:=([.A3228]*[.A3228])" office:value-type="float" office:value="0.045587374144" calcext:value-type="float">
            <text:p>0.045587374144</text:p>
          </table:table-cell>
          <table:table-cell table:formula="of:=([.A3228]-[.B3228])*([.A3228]-[.B3228])" office:value-type="float" office:value="0.012002298025" calcext:value-type="float">
            <text:p>0.012002298025</text:p>
          </table:table-cell>
          <table:table-cell/>
        </table:table-row>
        <table:table-row table:style-name="ro1">
          <table:table-cell office:value-type="float" office:value="0.227729" calcext:value-type="float">
            <text:p>0.227729</text:p>
          </table:table-cell>
          <table:table-cell office:value-type="float" office:value="0.465614" calcext:value-type="float">
            <text:p>0.465614</text:p>
          </table:table-cell>
          <table:table-cell table:formula="of:=([.A3229]*[.A3229])" office:value-type="float" office:value="0.051860497441" calcext:value-type="float">
            <text:p>0.051860497441</text:p>
          </table:table-cell>
          <table:table-cell table:formula="of:=([.A3229]-[.B3229])*([.A3229]-[.B3229])" office:value-type="float" office:value="0.056589273225" calcext:value-type="float">
            <text:p>0.056589273225</text:p>
          </table:table-cell>
          <table:table-cell/>
        </table:table-row>
        <table:table-row table:style-name="ro1">
          <table:table-cell office:value-type="float" office:value="0.254887" calcext:value-type="float">
            <text:p>0.254887</text:p>
          </table:table-cell>
          <table:table-cell office:value-type="float" office:value="0.503718" calcext:value-type="float">
            <text:p>0.503718</text:p>
          </table:table-cell>
          <table:table-cell table:formula="of:=([.A3230]*[.A3230])" office:value-type="float" office:value="0.064967382769" calcext:value-type="float">
            <text:p>0.064967382769</text:p>
          </table:table-cell>
          <table:table-cell table:formula="of:=([.A3230]-[.B3230])*([.A3230]-[.B3230])" office:value-type="float" office:value="0.061916866561" calcext:value-type="float">
            <text:p>0.061916866561</text:p>
          </table:table-cell>
          <table:table-cell/>
        </table:table-row>
        <table:table-row table:style-name="ro1">
          <table:table-cell office:value-type="float" office:value="0.263541" calcext:value-type="float">
            <text:p>0.263541</text:p>
          </table:table-cell>
          <table:table-cell office:value-type="float" office:value="0.441594" calcext:value-type="float">
            <text:p>0.441594</text:p>
          </table:table-cell>
          <table:table-cell table:formula="of:=([.A3231]*[.A3231])" office:value-type="float" office:value="0.069453858681" calcext:value-type="float">
            <text:p>0.069453858681</text:p>
          </table:table-cell>
          <table:table-cell table:formula="of:=([.A3231]-[.B3231])*([.A3231]-[.B3231])" office:value-type="float" office:value="0.031702870809" calcext:value-type="float">
            <text:p>0.031702870809</text:p>
          </table:table-cell>
          <table:table-cell/>
        </table:table-row>
        <table:table-row table:style-name="ro1">
          <table:table-cell office:value-type="float" office:value="0.42505" calcext:value-type="float">
            <text:p>0.42505</text:p>
          </table:table-cell>
          <table:table-cell office:value-type="float" office:value="0.672325" calcext:value-type="float">
            <text:p>0.672325</text:p>
          </table:table-cell>
          <table:table-cell table:formula="of:=([.A3232]*[.A3232])" office:value-type="float" office:value="0.1806675025" calcext:value-type="float">
            <text:p>0.1806675025</text:p>
          </table:table-cell>
          <table:table-cell table:formula="of:=([.A3232]-[.B3232])*([.A3232]-[.B3232])" office:value-type="float" office:value="0.061144925625" calcext:value-type="float">
            <text:p>0.061144925625</text:p>
          </table:table-cell>
          <table:table-cell/>
        </table:table-row>
        <table:table-row table:style-name="ro1">
          <table:table-cell office:value-type="float" office:value="0.509417" calcext:value-type="float">
            <text:p>0.509417</text:p>
          </table:table-cell>
          <table:table-cell office:value-type="float" office:value="0.693129" calcext:value-type="float">
            <text:p>0.693129</text:p>
          </table:table-cell>
          <table:table-cell table:formula="of:=([.A3233]*[.A3233])" office:value-type="float" office:value="0.259505679889" calcext:value-type="float">
            <text:p>0.259505679889</text:p>
          </table:table-cell>
          <table:table-cell table:formula="of:=([.A3233]-[.B3233])*([.A3233]-[.B3233])" office:value-type="float" office:value="0.033750098944" calcext:value-type="float">
            <text:p>0.033750098944</text:p>
          </table:table-cell>
          <table:table-cell/>
        </table:table-row>
        <table:table-row table:style-name="ro1">
          <table:table-cell office:value-type="float" office:value="0.666252" calcext:value-type="float">
            <text:p>0.666252</text:p>
          </table:table-cell>
          <table:table-cell office:value-type="float" office:value="0.711485" calcext:value-type="float">
            <text:p>0.711485</text:p>
          </table:table-cell>
          <table:table-cell table:formula="of:=([.A3234]*[.A3234])" office:value-type="float" office:value="0.443891727504" calcext:value-type="float">
            <text:p>0.443891727504</text:p>
          </table:table-cell>
          <table:table-cell table:formula="of:=([.A3234]-[.B3234])*([.A3234]-[.B3234])" office:value-type="float" office:value="0.00204602428900001" calcext:value-type="float">
            <text:p>0.00204602428900001</text:p>
          </table:table-cell>
          <table:table-cell/>
        </table:table-row>
        <table:table-row table:style-name="ro1">
          <table:table-cell office:value-type="float" office:value="0.811175" calcext:value-type="float">
            <text:p>0.811175</text:p>
          </table:table-cell>
          <table:table-cell office:value-type="float" office:value="0.783125" calcext:value-type="float">
            <text:p>0.783125</text:p>
          </table:table-cell>
          <table:table-cell table:formula="of:=([.A3235]*[.A3235])" office:value-type="float" office:value="0.658004880625" calcext:value-type="float">
            <text:p>0.658004880625</text:p>
          </table:table-cell>
          <table:table-cell table:formula="of:=([.A3235]-[.B3235])*([.A3235]-[.B3235])" office:value-type="float" office:value="0.000786802500000001" calcext:value-type="float">
            <text:p>0.000786802500000001</text:p>
          </table:table-cell>
          <table:table-cell/>
        </table:table-row>
        <table:table-row table:style-name="ro1">
          <table:table-cell office:value-type="float" office:value="0.905691" calcext:value-type="float">
            <text:p>0.905691</text:p>
          </table:table-cell>
          <table:table-cell office:value-type="float" office:value="0.753066" calcext:value-type="float">
            <text:p>0.753066</text:p>
          </table:table-cell>
          <table:table-cell table:formula="of:=([.A3236]*[.A3236])" office:value-type="float" office:value="0.820276187481" calcext:value-type="float">
            <text:p>0.820276187481</text:p>
          </table:table-cell>
          <table:table-cell table:formula="of:=([.A3236]-[.B3236])*([.A3236]-[.B3236])" office:value-type="float" office:value="0.023294390625" calcext:value-type="float">
            <text:p>0.023294390625</text:p>
          </table:table-cell>
          <table:table-cell/>
        </table:table-row>
        <table:table-row table:style-name="ro1">
          <table:table-cell office:value-type="float" office:value="0.998713" calcext:value-type="float">
            <text:p>0.998713</text:p>
          </table:table-cell>
          <table:table-cell office:value-type="float" office:value="0.988167" calcext:value-type="float">
            <text:p>0.988167</text:p>
          </table:table-cell>
          <table:table-cell table:formula="of:=([.A3237]*[.A3237])" office:value-type="float" office:value="0.997427656369" calcext:value-type="float">
            <text:p>0.997427656369</text:p>
          </table:table-cell>
          <table:table-cell table:formula="of:=([.A3237]-[.B3237])*([.A3237]-[.B3237])" office:value-type="float" office:value="0.000111218115999999" calcext:value-type="float">
            <text:p>0.000111218115999999</text:p>
          </table:table-cell>
          <table:table-cell/>
        </table:table-row>
        <table:table-row table:style-name="ro1">
          <table:table-cell office:value-type="float" office:value="0.998712" calcext:value-type="float">
            <text:p>0.998712</text:p>
          </table:table-cell>
          <table:table-cell office:value-type="float" office:value="0.998292" calcext:value-type="float">
            <text:p>0.998292</text:p>
          </table:table-cell>
          <table:table-cell table:formula="of:=([.A3238]*[.A3238])" office:value-type="float" office:value="0.997425658944" calcext:value-type="float">
            <text:p>0.997425658944</text:p>
          </table:table-cell>
          <table:table-cell table:formula="of:=([.A3238]-[.B3238])*([.A3238]-[.B3238])" office:value-type="float" office:value="0.00000017640000000007" calcext:value-type="float">
            <text:p>1.76400000000073E-07</text:p>
          </table:table-cell>
          <table:table-cell/>
        </table:table-row>
        <table:table-row table:style-name="ro1">
          <table:table-cell office:value-type="float" office:value="0.0000117421" calcext:value-type="float">
            <text:p>0.0000117421</text:p>
          </table:table-cell>
          <table:table-cell office:value-type="float" office:value="0.00000282261" calcext:value-type="float">
            <text:p>0.00000282261</text:p>
          </table:table-cell>
          <table:table-cell table:formula="of:=([.A3239]*[.A3239])" office:value-type="float" office:value="0.00000000013787691241" calcext:value-type="float">
            <text:p>1.3787691241E-10</text:p>
          </table:table-cell>
          <table:table-cell table:formula="of:=([.A3239]-[.B3239])*([.A3239]-[.B3239])" office:value-type="float" office:value="0.00000000007955730186" calcext:value-type="float">
            <text:p>7.95573018601E-11</text:p>
          </table:table-cell>
          <table:table-cell/>
        </table:table-row>
        <table:table-row table:style-name="ro1">
          <table:table-cell office:value-type="float" office:value="0.0000117421" calcext:value-type="float">
            <text:p>0.0000117421</text:p>
          </table:table-cell>
          <table:table-cell office:value-type="float" office:value="0.00168297" calcext:value-type="float">
            <text:p>0.00168297</text:p>
          </table:table-cell>
          <table:table-cell table:formula="of:=([.A3240]*[.A3240])" office:value-type="float" office:value="0.00000000013787691241" calcext:value-type="float">
            <text:p>1.3787691241E-10</text:p>
          </table:table-cell>
          <table:table-cell table:formula="of:=([.A3240]-[.B3240])*([.A3240]-[.B3240])" office:value-type="float" office:value="0.00000279300269373841" calcext:value-type="float">
            <text:p>2.79300269373841E-06</text:p>
          </table:table-cell>
          <table:table-cell/>
        </table:table-row>
        <table:table-row table:style-name="ro1">
          <table:table-cell office:value-type="float" office:value="0.00000751019" calcext:value-type="float">
            <text:p>0.00000751019</text:p>
          </table:table-cell>
          <table:table-cell office:value-type="float" office:value="0.00500847" calcext:value-type="float">
            <text:p>0.00500847</text:p>
          </table:table-cell>
          <table:table-cell table:formula="of:=([.A3241]*[.A3241])" office:value-type="float" office:value="0.00000000005640295384" calcext:value-type="float">
            <text:p>5.64029538361E-11</text:p>
          </table:table-cell>
          <table:table-cell table:formula="of:=([.A3241]-[.B3241])*([.A3241]-[.B3241])" office:value-type="float" office:value="0.0000250095990212352" calcext:value-type="float">
            <text:p>2.50095990212352E-05</text:p>
          </table:table-cell>
          <table:table-cell/>
        </table:table-row>
        <table:table-row table:style-name="ro1">
          <table:table-cell office:value-type="float" office:value="0.00000196695" calcext:value-type="float">
            <text:p>0.00000196695</text:p>
          </table:table-cell>
          <table:table-cell office:value-type="float" office:value="0.000640319" calcext:value-type="float">
            <text:p>0.000640319</text:p>
          </table:table-cell>
          <table:table-cell table:formula="of:=([.A3242]*[.A3242])" office:value-type="float" office:value="0.0000000000038688923" calcext:value-type="float">
            <text:p>3.8688923025E-12</text:p>
          </table:table-cell>
          <table:table-cell table:formula="of:=([.A3242]-[.B3242])*([.A3242]-[.B3242])" office:value-type="float" office:value="0.0000004074933397392" calcext:value-type="float">
            <text:p>4.07493339739203E-07</text:p>
          </table:table-cell>
          <table:table-cell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0605652" calcext:value-type="float">
            <text:p>0.000605652</text:p>
          </table:table-cell>
          <table:table-cell table:formula="of:=([.A3243]*[.A3243])" office:value-type="float" office:value="0.00000000000003197445" calcext:value-type="float">
            <text:p>3.1974446596E-14</text:p>
          </table:table-cell>
          <table:table-cell table:formula="of:=([.A3243]-[.B3243])*([.A3243]-[.B3243])" office:value-type="float" office:value="0.00000036659777896499" calcext:value-type="float">
            <text:p>3.66597778964991E-07</text:p>
          </table:table-cell>
          <table:table-cell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090635" calcext:value-type="float">
            <text:p>0.00090635</text:p>
          </table:table-cell>
          <table:table-cell table:formula="of:=([.A3244]*[.A3244])" office:value-type="float" office:value="3.55270834116E-015" calcext:value-type="float">
            <text:p>3.55270834116E-15</text:p>
          </table:table-cell>
          <table:table-cell table:formula="of:=([.A3244]-[.B3244])*([.A3244]-[.B3244])" office:value-type="float" office:value="0.00000082136228079429" calcext:value-type="float">
            <text:p>8.21362280794288E-07</text:p>
          </table:table-cell>
          <table:table-cell/>
        </table:table-row>
        <table:table-row table:style-name="ro1">
          <table:table-cell office:value-type="float" office:value="0.00000178814" calcext:value-type="float">
            <text:p>0.00000178814</text:p>
          </table:table-cell>
          <table:table-cell office:value-type="float" office:value="0.00117711" calcext:value-type="float">
            <text:p>0.00117711</text:p>
          </table:table-cell>
          <table:table-cell table:formula="of:=([.A3245]*[.A3245])" office:value-type="float" office:value="0.00000000000319744466" calcext:value-type="float">
            <text:p>3.1974446596E-12</text:p>
          </table:table-cell>
          <table:table-cell table:formula="of:=([.A3245]-[.B3245])*([.A3245]-[.B3245])" office:value-type="float" office:value="0.00000138138147459386" calcext:value-type="float">
            <text:p>1.38138147459386E-06</text:p>
          </table:table-cell>
          <table:table-cell/>
        </table:table-row>
        <table:table-row table:style-name="ro1">
          <table:table-cell office:value-type="float" office:value="0.00000786781" calcext:value-type="float">
            <text:p>0.00000786781</text:p>
          </table:table-cell>
          <table:table-cell office:value-type="float" office:value="0.00188989" calcext:value-type="float">
            <text:p>0.00188989</text:p>
          </table:table-cell>
          <table:table-cell table:formula="of:=([.A3246]*[.A3246])" office:value-type="float" office:value="0.0000000000619024342" calcext:value-type="float">
            <text:p>6.19024341961E-11</text:p>
          </table:table-cell>
          <table:table-cell table:formula="of:=([.A3246]-[.B3246])*([.A3246]-[.B3246])" office:value-type="float" office:value="0.0000035420075236524" calcext:value-type="float">
            <text:p>3.5420075236524E-06</text:p>
          </table:table-cell>
          <table:table-cell/>
        </table:table-row>
        <table:table-row table:style-name="ro1">
          <table:table-cell office:value-type="float" office:value="0.0000137687" calcext:value-type="float">
            <text:p>0.0000137687</text:p>
          </table:table-cell>
          <table:table-cell office:value-type="float" office:value="0.00257504" calcext:value-type="float">
            <text:p>0.00257504</text:p>
          </table:table-cell>
          <table:table-cell table:formula="of:=([.A3247]*[.A3247])" office:value-type="float" office:value="0.00000000018957709969" calcext:value-type="float">
            <text:p>1.8957709969E-10</text:p>
          </table:table-cell>
          <table:table-cell table:formula="of:=([.A3247]-[.B3247])*([.A3247]-[.B3247])" office:value-type="float" office:value="0.00000656011067220369" calcext:value-type="float">
            <text:p>6.56011067220369E-06</text:p>
          </table:table-cell>
          <table:table-cell/>
        </table:table-row>
        <table:table-row table:style-name="ro1">
          <table:table-cell office:value-type="float" office:value="0.0000137687" calcext:value-type="float">
            <text:p>0.0000137687</text:p>
          </table:table-cell>
          <table:table-cell office:value-type="float" office:value="0.00292581" calcext:value-type="float">
            <text:p>0.00292581</text:p>
          </table:table-cell>
          <table:table-cell table:formula="of:=([.A3248]*[.A3248])" office:value-type="float" office:value="0.00000000018957709969" calcext:value-type="float">
            <text:p>1.8957709969E-10</text:p>
          </table:table-cell>
          <table:table-cell table:formula="of:=([.A3248]-[.B3248])*([.A3248]-[.B3248])" office:value-type="float" office:value="0.00000847998453290569" calcext:value-type="float">
            <text:p>8.47998453290569E-06</text:p>
          </table:table-cell>
          <table:table-cell/>
        </table:table-row>
        <table:table-row table:style-name="ro1">
          <table:table-cell office:value-type="float" office:value="0.00000655651" calcext:value-type="float">
            <text:p>0.00000655651</text:p>
          </table:table-cell>
          <table:table-cell office:value-type="float" office:value="0.000526771" calcext:value-type="float">
            <text:p>0.000526771</text:p>
          </table:table-cell>
          <table:table-cell table:formula="of:=([.A3249]*[.A3249])" office:value-type="float" office:value="0.00000000004298782338" calcext:value-type="float">
            <text:p>4.29878233801E-11</text:p>
          </table:table-cell>
          <table:table-cell table:formula="of:=([.A3249]-[.B3249])*([.A3249]-[.B3249])" office:value-type="float" office:value="0.00000027062311560596" calcext:value-type="float">
            <text:p>2.7062311560596E-07</text:p>
          </table:table-cell>
          <table:table-cell/>
        </table:table-row>
        <table:table-row table:style-name="ro1">
          <table:table-cell office:value-type="float" office:value="0.0000217557" calcext:value-type="float">
            <text:p>0.0000217557</text:p>
          </table:table-cell>
          <table:table-cell office:value-type="float" office:value="0.00206413" calcext:value-type="float">
            <text:p>0.00206413</text:p>
          </table:table-cell>
          <table:table-cell table:formula="of:=([.A3250]*[.A3250])" office:value-type="float" office:value="0.00000000047331048249" calcext:value-type="float">
            <text:p>4.7331048249E-10</text:p>
          </table:table-cell>
          <table:table-cell table:formula="of:=([.A3250]-[.B3250])*([.A3250]-[.B3250])" office:value-type="float" office:value="0.00000417129278130049" calcext:value-type="float">
            <text:p>4.17129278130049E-06</text:p>
          </table:table-cell>
          <table:table-cell/>
        </table:table-row>
        <table:table-row table:style-name="ro1">
          <table:table-cell office:value-type="float" office:value="0.0000100732" calcext:value-type="float">
            <text:p>0.0000100732</text:p>
          </table:table-cell>
          <table:table-cell office:value-type="float" office:value="0.0970806" calcext:value-type="float">
            <text:p>0.0970806</text:p>
          </table:table-cell>
          <table:table-cell table:formula="of:=([.A3251]*[.A3251])" office:value-type="float" office:value="0.00000000010146935824" calcext:value-type="float">
            <text:p>1.0146935824E-10</text:p>
          </table:table-cell>
          <table:table-cell table:formula="of:=([.A3251]-[.B3251])*([.A3251]-[.B3251])" office:value-type="float" office:value="0.00942268717322952" calcext:value-type="float">
            <text:p>0.00942268717322952</text:p>
          </table:table-cell>
          <table:table-cell/>
        </table:table-row>
        <table:table-row table:style-name="ro1">
          <table:table-cell office:value-type="float" office:value="0.000483692" calcext:value-type="float">
            <text:p>0.000483692</text:p>
          </table:table-cell>
          <table:table-cell office:value-type="float" office:value="0.00152469" calcext:value-type="float">
            <text:p>0.00152469</text:p>
          </table:table-cell>
          <table:table-cell table:formula="of:=([.A3252]*[.A3252])" office:value-type="float" office:value="0.000000233957950864" calcext:value-type="float">
            <text:p>2.33957950864E-07</text:p>
          </table:table-cell>
          <table:table-cell table:formula="of:=([.A3252]-[.B3252])*([.A3252]-[.B3252])" office:value-type="float" office:value="0.000001083676836004" calcext:value-type="float">
            <text:p>1.083676836004E-06</text:p>
          </table:table-cell>
          <table:table-cell/>
        </table:table-row>
        <table:table-row table:style-name="ro1">
          <table:table-cell office:value-type="float" office:value="0.0031811" calcext:value-type="float">
            <text:p>0.0031811</text:p>
          </table:table-cell>
          <table:table-cell office:value-type="float" office:value="0.000306705" calcext:value-type="float">
            <text:p>0.000306705</text:p>
          </table:table-cell>
          <table:table-cell table:formula="of:=([.A3253]*[.A3253])" office:value-type="float" office:value="0.00001011939721" calcext:value-type="float">
            <text:p>0.00001011939721</text:p>
          </table:table-cell>
          <table:table-cell table:formula="of:=([.A3253]-[.B3253])*([.A3253]-[.B3253])" office:value-type="float" office:value="0.000008262146616025" calcext:value-type="float">
            <text:p>8.262146616025E-06</text:p>
          </table:table-cell>
          <table:table-cell/>
        </table:table-row>
        <table:table-row table:style-name="ro1">
          <table:table-cell office:value-type="float" office:value="0.00501245" calcext:value-type="float">
            <text:p>0.00501245</text:p>
          </table:table-cell>
          <table:table-cell office:value-type="float" office:value="0.101098" calcext:value-type="float">
            <text:p>0.101098</text:p>
          </table:table-cell>
          <table:table-cell table:formula="of:=([.A3254]*[.A3254])" office:value-type="float" office:value="0.0000251246550025" calcext:value-type="float">
            <text:p>0.0000251246550025</text:p>
          </table:table-cell>
          <table:table-cell table:formula="of:=([.A3254]-[.B3254])*([.A3254]-[.B3254])" office:value-type="float" office:value="0.0092324329188025" calcext:value-type="float">
            <text:p>0.0092324329188025</text:p>
          </table:table-cell>
          <table:table-cell/>
        </table:table-row>
        <table:table-row table:style-name="ro1">
          <table:table-cell office:value-type="float" office:value="0.0162919" calcext:value-type="float">
            <text:p>0.0162919</text:p>
          </table:table-cell>
          <table:table-cell office:value-type="float" office:value="0.0235185" calcext:value-type="float">
            <text:p>0.0235185</text:p>
          </table:table-cell>
          <table:table-cell table:formula="of:=([.A3255]*[.A3255])" office:value-type="float" office:value="0.00026542600561" calcext:value-type="float">
            <text:p>0.00026542600561</text:p>
          </table:table-cell>
          <table:table-cell table:formula="of:=([.A3255]-[.B3255])*([.A3255]-[.B3255])" office:value-type="float" office:value="0.00005222374756" calcext:value-type="float">
            <text:p>0.00005222374756</text:p>
          </table:table-cell>
          <table:table-cell/>
        </table:table-row>
        <table:table-row table:style-name="ro1">
          <table:table-cell office:value-type="float" office:value="0.0162919" calcext:value-type="float">
            <text:p>0.0162919</text:p>
          </table:table-cell>
          <table:table-cell office:value-type="float" office:value="0.0555152" calcext:value-type="float">
            <text:p>0.0555152</text:p>
          </table:table-cell>
          <table:table-cell table:formula="of:=([.A3256]*[.A3256])" office:value-type="float" office:value="0.00026542600561" calcext:value-type="float">
            <text:p>0.00026542600561</text:p>
          </table:table-cell>
          <table:table-cell table:formula="of:=([.A3256]-[.B3256])*([.A3256]-[.B3256])" office:value-type="float" office:value="0.00153846726289" calcext:value-type="float">
            <text:p>0.00153846726289</text:p>
          </table:table-cell>
          <table:table-cell/>
        </table:table-row>
        <table:table-row table:style-name="ro1">
          <table:table-cell office:value-type="float" office:value="0.0198726" calcext:value-type="float">
            <text:p>0.0198726</text:p>
          </table:table-cell>
          <table:table-cell office:value-type="float" office:value="0.179331" calcext:value-type="float">
            <text:p>0.179331</text:p>
          </table:table-cell>
          <table:table-cell table:formula="of:=([.A3257]*[.A3257])" office:value-type="float" office:value="0.00039492023076" calcext:value-type="float">
            <text:p>0.00039492023076</text:p>
          </table:table-cell>
          <table:table-cell table:formula="of:=([.A3257]-[.B3257])*([.A3257]-[.B3257])" office:value-type="float" office:value="0.02542698133056" calcext:value-type="float">
            <text:p>0.02542698133056</text:p>
          </table:table-cell>
          <table:table-cell/>
        </table:table-row>
        <table:table-row table:style-name="ro1">
          <table:table-cell office:value-type="float" office:value="0.0198726" calcext:value-type="float">
            <text:p>0.0198726</text:p>
          </table:table-cell>
          <table:table-cell office:value-type="float" office:value="0.102367" calcext:value-type="float">
            <text:p>0.102367</text:p>
          </table:table-cell>
          <table:table-cell table:formula="of:=([.A3258]*[.A3258])" office:value-type="float" office:value="0.00039492023076" calcext:value-type="float">
            <text:p>0.00039492023076</text:p>
          </table:table-cell>
          <table:table-cell table:formula="of:=([.A3258]-[.B3258])*([.A3258]-[.B3258])" office:value-type="float" office:value="0.00680532603136" calcext:value-type="float">
            <text:p>0.00680532603136</text:p>
          </table:table-cell>
          <table:table-cell/>
        </table:table-row>
        <table:table-row table:style-name="ro1">
          <table:table-cell office:value-type="float" office:value="0.0198726" calcext:value-type="float">
            <text:p>0.0198726</text:p>
          </table:table-cell>
          <table:table-cell office:value-type="float" office:value="0.181565" calcext:value-type="float">
            <text:p>0.181565</text:p>
          </table:table-cell>
          <table:table-cell table:formula="of:=([.A3259]*[.A3259])" office:value-type="float" office:value="0.00039492023076" calcext:value-type="float">
            <text:p>0.00039492023076</text:p>
          </table:table-cell>
          <table:table-cell table:formula="of:=([.A3259]-[.B3259])*([.A3259]-[.B3259])" office:value-type="float" office:value="0.02614443221776" calcext:value-type="float">
            <text:p>0.02614443221776</text:p>
          </table:table-cell>
          <table:table-cell/>
        </table:table-row>
        <table:table-row table:style-name="ro1">
          <table:table-cell office:value-type="float" office:value="0.0198726" calcext:value-type="float">
            <text:p>0.0198726</text:p>
          </table:table-cell>
          <table:table-cell office:value-type="float" office:value="0.267203" calcext:value-type="float">
            <text:p>0.267203</text:p>
          </table:table-cell>
          <table:table-cell table:formula="of:=([.A3260]*[.A3260])" office:value-type="float" office:value="0.00039492023076" calcext:value-type="float">
            <text:p>0.00039492023076</text:p>
          </table:table-cell>
          <table:table-cell table:formula="of:=([.A3260]-[.B3260])*([.A3260]-[.B3260])" office:value-type="float" office:value="0.06117232676416" calcext:value-type="float">
            <text:p>0.06117232676416</text:p>
          </table:table-cell>
          <table:table-cell/>
        </table:table-row>
        <table:table-row table:style-name="ro1">
          <table:table-cell office:value-type="float" office:value="0.0198725" calcext:value-type="float">
            <text:p>0.0198725</text:p>
          </table:table-cell>
          <table:table-cell office:value-type="float" office:value="0.277217" calcext:value-type="float">
            <text:p>0.277217</text:p>
          </table:table-cell>
          <table:table-cell table:formula="of:=([.A3261]*[.A3261])" office:value-type="float" office:value="0.00039491625625" calcext:value-type="float">
            <text:p>0.00039491625625</text:p>
          </table:table-cell>
          <table:table-cell table:formula="of:=([.A3261]-[.B3261])*([.A3261]-[.B3261])" office:value-type="float" office:value="0.06622619168025" calcext:value-type="float">
            <text:p>0.06622619168025</text:p>
          </table:table-cell>
          <table:table-cell/>
        </table:table-row>
        <table:table-row table:style-name="ro1">
          <table:table-cell office:value-type="float" office:value="0.0321416" calcext:value-type="float">
            <text:p>0.0321416</text:p>
          </table:table-cell>
          <table:table-cell office:value-type="float" office:value="0.273589" calcext:value-type="float">
            <text:p>0.273589</text:p>
          </table:table-cell>
          <table:table-cell table:formula="of:=([.A3262]*[.A3262])" office:value-type="float" office:value="0.00103308245056" calcext:value-type="float">
            <text:p>0.00103308245056</text:p>
          </table:table-cell>
          <table:table-cell table:formula="of:=([.A3262]-[.B3262])*([.A3262]-[.B3262])" office:value-type="float" office:value="0.05829684696676" calcext:value-type="float">
            <text:p>0.05829684696676</text:p>
          </table:table-cell>
          <table:table-cell/>
        </table:table-row>
        <table:table-row table:style-name="ro1">
          <table:table-cell office:value-type="float" office:value="0.142209" calcext:value-type="float">
            <text:p>0.142209</text:p>
          </table:table-cell>
          <table:table-cell office:value-type="float" office:value="0.320817" calcext:value-type="float">
            <text:p>0.320817</text:p>
          </table:table-cell>
          <table:table-cell table:formula="of:=([.A3263]*[.A3263])" office:value-type="float" office:value="0.020223399681" calcext:value-type="float">
            <text:p>0.020223399681</text:p>
          </table:table-cell>
          <table:table-cell table:formula="of:=([.A3263]-[.B3263])*([.A3263]-[.B3263])" office:value-type="float" office:value="0.031900817664" calcext:value-type="float">
            <text:p>0.031900817664</text:p>
          </table:table-cell>
          <table:table-cell/>
        </table:table-row>
        <table:table-row table:style-name="ro1">
          <table:table-cell office:value-type="float" office:value="0.127066" calcext:value-type="float">
            <text:p>0.127066</text:p>
          </table:table-cell>
          <table:table-cell office:value-type="float" office:value="0.284118" calcext:value-type="float">
            <text:p>0.284118</text:p>
          </table:table-cell>
          <table:table-cell table:formula="of:=([.A3264]*[.A3264])" office:value-type="float" office:value="0.016145768356" calcext:value-type="float">
            <text:p>0.016145768356</text:p>
          </table:table-cell>
          <table:table-cell table:formula="of:=([.A3264]-[.B3264])*([.A3264]-[.B3264])" office:value-type="float" office:value="0.024665330704" calcext:value-type="float">
            <text:p>0.024665330704</text:p>
          </table:table-cell>
          <table:table-cell/>
        </table:table-row>
        <table:table-row table:style-name="ro1">
          <table:table-cell office:value-type="float" office:value="0.127066" calcext:value-type="float">
            <text:p>0.127066</text:p>
          </table:table-cell>
          <table:table-cell office:value-type="float" office:value="0.293076" calcext:value-type="float">
            <text:p>0.293076</text:p>
          </table:table-cell>
          <table:table-cell table:formula="of:=([.A3265]*[.A3265])" office:value-type="float" office:value="0.016145768356" calcext:value-type="float">
            <text:p>0.016145768356</text:p>
          </table:table-cell>
          <table:table-cell table:formula="of:=([.A3265]-[.B3265])*([.A3265]-[.B3265])" office:value-type="float" office:value="0.0275593201" calcext:value-type="float">
            <text:p>0.0275593201</text:p>
          </table:table-cell>
          <table:table-cell/>
        </table:table-row>
        <table:table-row table:style-name="ro1">
          <table:table-cell office:value-type="float" office:value="0.127066" calcext:value-type="float">
            <text:p>0.127066</text:p>
          </table:table-cell>
          <table:table-cell office:value-type="float" office:value="0.397127" calcext:value-type="float">
            <text:p>0.397127</text:p>
          </table:table-cell>
          <table:table-cell table:formula="of:=([.A3266]*[.A3266])" office:value-type="float" office:value="0.016145768356" calcext:value-type="float">
            <text:p>0.016145768356</text:p>
          </table:table-cell>
          <table:table-cell table:formula="of:=([.A3266]-[.B3266])*([.A3266]-[.B3266])" office:value-type="float" office:value="0.072932943721" calcext:value-type="float">
            <text:p>0.072932943721</text:p>
          </table:table-cell>
          <table:table-cell/>
        </table:table-row>
        <table:table-row table:style-name="ro1">
          <table:table-cell office:value-type="float" office:value="0.263094" calcext:value-type="float">
            <text:p>0.263094</text:p>
          </table:table-cell>
          <table:table-cell office:value-type="float" office:value="0.451937" calcext:value-type="float">
            <text:p>0.451937</text:p>
          </table:table-cell>
          <table:table-cell table:formula="of:=([.A3267]*[.A3267])" office:value-type="float" office:value="0.069218452836" calcext:value-type="float">
            <text:p>0.069218452836</text:p>
          </table:table-cell>
          <table:table-cell table:formula="of:=([.A3267]-[.B3267])*([.A3267]-[.B3267])" office:value-type="float" office:value="0.035661678649" calcext:value-type="float">
            <text:p>0.035661678649</text:p>
          </table:table-cell>
          <table:table-cell/>
        </table:table-row>
        <table:table-row table:style-name="ro1">
          <table:table-cell office:value-type="float" office:value="0.48871" calcext:value-type="float">
            <text:p>0.48871</text:p>
          </table:table-cell>
          <table:table-cell office:value-type="float" office:value="0.532583" calcext:value-type="float">
            <text:p>0.532583</text:p>
          </table:table-cell>
          <table:table-cell table:formula="of:=([.A3268]*[.A3268])" office:value-type="float" office:value="0.2388374641" calcext:value-type="float">
            <text:p>0.2388374641</text:p>
          </table:table-cell>
          <table:table-cell table:formula="of:=([.A3268]-[.B3268])*([.A3268]-[.B3268])" office:value-type="float" office:value="0.001924840129" calcext:value-type="float">
            <text:p>0.001924840129</text:p>
          </table:table-cell>
          <table:table-cell/>
        </table:table-row>
        <table:table-row table:style-name="ro1">
          <table:table-cell office:value-type="float" office:value="0.48871" calcext:value-type="float">
            <text:p>0.48871</text:p>
          </table:table-cell>
          <table:table-cell office:value-type="float" office:value="0.632201" calcext:value-type="float">
            <text:p>0.632201</text:p>
          </table:table-cell>
          <table:table-cell table:formula="of:=([.A3269]*[.A3269])" office:value-type="float" office:value="0.2388374641" calcext:value-type="float">
            <text:p>0.2388374641</text:p>
          </table:table-cell>
          <table:table-cell table:formula="of:=([.A3269]-[.B3269])*([.A3269]-[.B3269])" office:value-type="float" office:value="0.020589667081" calcext:value-type="float">
            <text:p>0.020589667081</text:p>
          </table:table-cell>
          <table:table-cell/>
        </table:table-row>
        <table:table-row table:style-name="ro1">
          <table:table-cell office:value-type="float" office:value="0.666206" calcext:value-type="float">
            <text:p>0.666206</text:p>
          </table:table-cell>
          <table:table-cell office:value-type="float" office:value="0.652598" calcext:value-type="float">
            <text:p>0.652598</text:p>
          </table:table-cell>
          <table:table-cell table:formula="of:=([.A3270]*[.A3270])" office:value-type="float" office:value="0.443830434436" calcext:value-type="float">
            <text:p>0.443830434436</text:p>
          </table:table-cell>
          <table:table-cell table:formula="of:=([.A3270]-[.B3270])*([.A3270]-[.B3270])" office:value-type="float" office:value="0.000185177663999999" calcext:value-type="float">
            <text:p>0.000185177663999999</text:p>
          </table:table-cell>
          <table:table-cell/>
        </table:table-row>
        <table:table-row table:style-name="ro1">
          <table:table-cell office:value-type="float" office:value="0.666205" calcext:value-type="float">
            <text:p>0.666205</text:p>
          </table:table-cell>
          <table:table-cell office:value-type="float" office:value="0.711236" calcext:value-type="float">
            <text:p>0.711236</text:p>
          </table:table-cell>
          <table:table-cell table:formula="of:=([.A3271]*[.A3271])" office:value-type="float" office:value="0.443829102025" calcext:value-type="float">
            <text:p>0.443829102025</text:p>
          </table:table-cell>
          <table:table-cell table:formula="of:=([.A3271]-[.B3271])*([.A3271]-[.B3271])" office:value-type="float" office:value="0.00202779096099999" calcext:value-type="float">
            <text:p>0.00202779096099999</text:p>
          </table:table-cell>
          <table:table-cell/>
        </table:table-row>
        <table:table-row table:style-name="ro1">
          <table:table-cell office:value-type="float" office:value="0.666206" calcext:value-type="float">
            <text:p>0.666206</text:p>
          </table:table-cell>
          <table:table-cell office:value-type="float" office:value="0.832443" calcext:value-type="float">
            <text:p>0.832443</text:p>
          </table:table-cell>
          <table:table-cell table:formula="of:=([.A3272]*[.A3272])" office:value-type="float" office:value="0.443830434436" calcext:value-type="float">
            <text:p>0.443830434436</text:p>
          </table:table-cell>
          <table:table-cell table:formula="of:=([.A3272]-[.B3272])*([.A3272]-[.B3272])" office:value-type="float" office:value="0.027634740169" calcext:value-type="float">
            <text:p>0.027634740169</text:p>
          </table:table-cell>
          <table:table-cell/>
        </table:table-row>
        <table:table-row table:style-name="ro1">
          <table:table-cell office:value-type="float" office:value="0.711741" calcext:value-type="float">
            <text:p>0.711741</text:p>
          </table:table-cell>
          <table:table-cell office:value-type="float" office:value="0.881417" calcext:value-type="float">
            <text:p>0.881417</text:p>
          </table:table-cell>
          <table:table-cell table:formula="of:=([.A3273]*[.A3273])" office:value-type="float" office:value="0.506575251081" calcext:value-type="float">
            <text:p>0.506575251081</text:p>
          </table:table-cell>
          <table:table-cell table:formula="of:=([.A3273]-[.B3273])*([.A3273]-[.B3273])" office:value-type="float" office:value="0.028789944976" calcext:value-type="float">
            <text:p>0.028789944976</text:p>
          </table:table-cell>
          <table:table-cell/>
        </table:table-row>
        <table:table-row table:style-name="ro1">
          <table:table-cell office:value-type="float" office:value="0.750237" calcext:value-type="float">
            <text:p>0.750237</text:p>
          </table:table-cell>
          <table:table-cell office:value-type="float" office:value="0.943503" calcext:value-type="float">
            <text:p>0.943503</text:p>
          </table:table-cell>
          <table:table-cell table:formula="of:=([.A3274]*[.A3274])" office:value-type="float" office:value="0.562855556169" calcext:value-type="float">
            <text:p>0.562855556169</text:p>
          </table:table-cell>
          <table:table-cell table:formula="of:=([.A3274]-[.B3274])*([.A3274]-[.B3274])" office:value-type="float" office:value="0.037351746756" calcext:value-type="float">
            <text:p>0.037351746756</text:p>
          </table:table-cell>
          <table:table-cell/>
        </table:table-row>
        <table:table-row table:style-name="ro1">
          <table:table-cell office:value-type="float" office:value="0.785195" calcext:value-type="float">
            <text:p>0.785195</text:p>
          </table:table-cell>
          <table:table-cell office:value-type="float" office:value="0.984712" calcext:value-type="float">
            <text:p>0.984712</text:p>
          </table:table-cell>
          <table:table-cell table:formula="of:=([.A3275]*[.A3275])" office:value-type="float" office:value="0.616531188025" calcext:value-type="float">
            <text:p>0.616531188025</text:p>
          </table:table-cell>
          <table:table-cell table:formula="of:=([.A3275]-[.B3275])*([.A3275]-[.B3275])" office:value-type="float" office:value="0.039807033289" calcext:value-type="float">
            <text:p>0.039807033289</text:p>
          </table:table-cell>
          <table:table-cell/>
        </table:table-row>
        <table:table-row table:style-name="ro1">
          <table:table-cell office:value-type="float" office:value="0.952062" calcext:value-type="float">
            <text:p>0.952062</text:p>
          </table:table-cell>
          <table:table-cell office:value-type="float" office:value="0.995891" calcext:value-type="float">
            <text:p>0.995891</text:p>
          </table:table-cell>
          <table:table-cell table:formula="of:=([.A3276]*[.A3276])" office:value-type="float" office:value="0.906422051844" calcext:value-type="float">
            <text:p>0.906422051844</text:p>
          </table:table-cell>
          <table:table-cell table:formula="of:=([.A3276]-[.B3276])*([.A3276]-[.B3276])" office:value-type="float" office:value="0.001920981241" calcext:value-type="float">
            <text:p>0.001920981241</text:p>
          </table:table-cell>
          <table:table-cell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9186" calcext:value-type="float">
            <text:p>0.999186</text:p>
          </table:table-cell>
          <table:table-cell table:formula="of:=([.A3277]*[.A3277])" office:value-type="float" office:value="0.9999800001" calcext:value-type="float">
            <text:p>0.9999800001</text:p>
          </table:table-cell>
          <table:table-cell table:formula="of:=([.A3277]-[.B3277])*([.A3277]-[.B3277])" office:value-type="float" office:value="0.00000064641600000004" calcext:value-type="float">
            <text:p>6.46416000000043E-07</text:p>
          </table:table-cell>
          <table:table-cell/>
        </table:table-row>
        <table:table-row table:style-name="ro1">
          <table:table-cell office:value-type="float" office:value="0.0000012517" calcext:value-type="float">
            <text:p>0.0000012517</text:p>
          </table:table-cell>
          <table:table-cell office:value-type="float" office:value="0.000000827775" calcext:value-type="float">
            <text:p>0.000000827775</text:p>
          </table:table-cell>
          <table:table-cell table:formula="of:=([.A3278]*[.A3278])" office:value-type="float" office:value="0.00000000000156675289" calcext:value-type="float">
            <text:p>1.56675289E-12</text:p>
          </table:table-cell>
          <table:table-cell table:formula="of:=([.A3278]-[.B3278])*([.A3278]-[.B3278])" office:value-type="float" office:value="0.00000000000017971241" calcext:value-type="float">
            <text:p>1.79712405625E-13</text:p>
          </table:table-cell>
          <table:table-cell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10181" calcext:value-type="float">
            <text:p>0.0010181</text:p>
          </table:table-cell>
          <table:table-cell table:formula="of:=([.A3279]*[.A3279])" office:value-type="float" office:value="3.55270834116E-015" calcext:value-type="float">
            <text:p>3.55270834116E-15</text:p>
          </table:table-cell>
          <table:table-cell table:formula="of:=([.A3279]-[.B3279])*([.A3279]-[.B3279])" office:value-type="float" office:value="0.00000103640624666619" calcext:value-type="float">
            <text:p>1.03640624666619E-06</text:p>
          </table:table-cell>
          <table:table-cell/>
        </table:table-row>
        <table:table-row table:style-name="ro1">
          <table:table-cell office:value-type="float" office:value="0.00000530481" calcext:value-type="float">
            <text:p>0.00000530481</text:p>
          </table:table-cell>
          <table:table-cell office:value-type="float" office:value="0.00734303" calcext:value-type="float">
            <text:p>0.00734303</text:p>
          </table:table-cell>
          <table:table-cell table:formula="of:=([.A3280]*[.A3280])" office:value-type="float" office:value="0.00000000002814100914" calcext:value-type="float">
            <text:p>2.81410091361E-11</text:p>
          </table:table-cell>
          <table:table-cell table:formula="of:=([.A3280]-[.B3280])*([.A3280]-[.B3280])" office:value-type="float" office:value="0.0000538422109639605" calcext:value-type="float">
            <text:p>5.38422109639605E-05</text:p>
          </table:table-cell>
          <table:table-cell/>
        </table:table-row>
        <table:table-row table:style-name="ro1">
          <table:table-cell office:value-type="float" office:value="0.00000137091" calcext:value-type="float">
            <text:p>0.00000137091</text:p>
          </table:table-cell>
          <table:table-cell office:value-type="float" office:value="0.000417764" calcext:value-type="float">
            <text:p>0.000417764</text:p>
          </table:table-cell>
          <table:table-cell table:formula="of:=([.A3281]*[.A3281])" office:value-type="float" office:value="0.00000000000187939423" calcext:value-type="float">
            <text:p>1.8793942281E-12</text:p>
          </table:table-cell>
          <table:table-cell table:formula="of:=([.A3281]-[.B3281])*([.A3281]-[.B3281])" office:value-type="float" office:value="0.00000017338320539975" calcext:value-type="float">
            <text:p>1.73383205399748E-07</text:p>
          </table:table-cell>
          <table:table-cell/>
        </table:table-row>
        <table:table-row table:style-name="ro1">
          <table:table-cell office:value-type="float" office:value="0.000000357628" calcext:value-type="float">
            <text:p>0.000000357628</text:p>
          </table:table-cell>
          <table:table-cell office:value-type="float" office:value="0.000265546" calcext:value-type="float">
            <text:p>0.000265546</text:p>
          </table:table-cell>
          <table:table-cell table:formula="of:=([.A3282]*[.A3282])" office:value-type="float" office:value="0.00000000000012789779" calcext:value-type="float">
            <text:p>1.27897786384E-13</text:p>
          </table:table-cell>
          <table:table-cell table:formula="of:=([.A3282]-[.B3282])*([.A3282]-[.B3282])" office:value-type="float" office:value="0.00000007032487264401" calcext:value-type="float">
            <text:p>7.03248726440104E-08</text:p>
          </table:table-cell>
          <table:table-cell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0411696" calcext:value-type="float">
            <text:p>0.000411696</text:p>
          </table:table-cell>
          <table:table-cell table:formula="of:=([.A3283]*[.A3283])" office:value-type="float" office:value="0.00000000000008881771" calcext:value-type="float">
            <text:p>8.8817708529E-14</text:p>
          </table:table-cell>
          <table:table-cell table:formula="of:=([.A3283]-[.B3283])*([.A3283]-[.B3283])" office:value-type="float" office:value="0.00000016924829547969" calcext:value-type="float">
            <text:p>1.69248295479693E-07</text:p>
          </table:table-cell>
          <table:table-cell/>
        </table:table-row>
        <table:table-row table:style-name="ro1">
          <table:table-cell office:value-type="float" office:value="0.00000649691" calcext:value-type="float">
            <text:p>0.00000649691</text:p>
          </table:table-cell>
          <table:table-cell office:value-type="float" office:value="0.00572782" calcext:value-type="float">
            <text:p>0.00572782</text:p>
          </table:table-cell>
          <table:table-cell table:formula="of:=([.A3284]*[.A3284])" office:value-type="float" office:value="0.00000000004220983955" calcext:value-type="float">
            <text:p>4.22098395481E-11</text:p>
          </table:table-cell>
          <table:table-cell table:formula="of:=([.A3284]-[.B3284])*([.A3284]-[.B3284])" office:value-type="float" office:value="0.0000327335379001671" calcext:value-type="float">
            <text:p>3.27335379001671E-05</text:p>
          </table:table-cell>
          <table:table-cell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0270261" calcext:value-type="float">
            <text:p>0.00270261</text:p>
          </table:table-cell>
          <table:table-cell table:formula="of:=([.A3285]*[.A3285])" office:value-type="float" office:value="0.00000000000001421079" calcext:value-type="float">
            <text:p>1.4210785681E-14</text:p>
          </table:table-cell>
          <table:table-cell table:formula="of:=([.A3285]-[.B3285])*([.A3285]-[.B3285])" office:value-type="float" office:value="0.00000730345647543981" calcext:value-type="float">
            <text:p>7.30345647543981E-06</text:p>
          </table:table-cell>
          <table:table-cell/>
        </table:table-row>
        <table:table-row table:style-name="ro1">
          <table:table-cell office:value-type="float" office:value="0.000172973" calcext:value-type="float">
            <text:p>0.000172973</text:p>
          </table:table-cell>
          <table:table-cell office:value-type="float" office:value="0.0167552" calcext:value-type="float">
            <text:p>0.0167552</text:p>
          </table:table-cell>
          <table:table-cell table:formula="of:=([.A3286]*[.A3286])" office:value-type="float" office:value="0.000000029919658729" calcext:value-type="float">
            <text:p>2.9919658729E-08</text:p>
          </table:table-cell>
          <table:table-cell table:formula="of:=([.A3286]-[.B3286])*([.A3286]-[.B3286])" office:value-type="float" office:value="0.000274970252279529" calcext:value-type="float">
            <text:p>0.000274970252279529</text:p>
          </table:table-cell>
          <table:table-cell/>
        </table:table-row>
        <table:table-row table:style-name="ro1">
          <table:table-cell office:value-type="float" office:value="0.000175536" calcext:value-type="float">
            <text:p>0.000175536</text:p>
          </table:table-cell>
          <table:table-cell office:value-type="float" office:value="0.0149845" calcext:value-type="float">
            <text:p>0.0149845</text:p>
          </table:table-cell>
          <table:table-cell table:formula="of:=([.A3287]*[.A3287])" office:value-type="float" office:value="0.000000030812887296" calcext:value-type="float">
            <text:p>3.0812887296E-08</text:p>
          </table:table-cell>
          <table:table-cell table:formula="of:=([.A3287]-[.B3287])*([.A3287]-[.B3287])" office:value-type="float" office:value="0.000219305414753296" calcext:value-type="float">
            <text:p>0.000219305414753296</text:p>
          </table:table-cell>
          <table:table-cell/>
        </table:table-row>
        <table:table-row table:style-name="ro1">
          <table:table-cell office:value-type="float" office:value="0.000108421" calcext:value-type="float">
            <text:p>0.000108421</text:p>
          </table:table-cell>
          <table:table-cell office:value-type="float" office:value="0.0123087" calcext:value-type="float">
            <text:p>0.0123087</text:p>
          </table:table-cell>
          <table:table-cell table:formula="of:=([.A3288]*[.A3288])" office:value-type="float" office:value="0.000000011755113241" calcext:value-type="float">
            <text:p>1.1755113241E-08</text:p>
          </table:table-cell>
          <table:table-cell table:formula="of:=([.A3288]-[.B3288])*([.A3288]-[.B3288])" office:value-type="float" office:value="0.000148846807677841" calcext:value-type="float">
            <text:p>0.000148846807677841</text:p>
          </table:table-cell>
          <table:table-cell/>
        </table:table-row>
        <table:table-row table:style-name="ro1">
          <table:table-cell office:value-type="float" office:value="0.000457704" calcext:value-type="float">
            <text:p>0.000457704</text:p>
          </table:table-cell>
          <table:table-cell office:value-type="float" office:value="0.0329615" calcext:value-type="float">
            <text:p>0.0329615</text:p>
          </table:table-cell>
          <table:table-cell table:formula="of:=([.A3289]*[.A3289])" office:value-type="float" office:value="0.000000209492951616" calcext:value-type="float">
            <text:p>2.09492951616E-07</text:p>
          </table:table-cell>
          <table:table-cell table:formula="of:=([.A3289]-[.B3289])*([.A3289]-[.B3289])" office:value-type="float" office:value="0.00105649675440962" calcext:value-type="float">
            <text:p>0.00105649675440962</text:p>
          </table:table-cell>
          <table:table-cell/>
        </table:table-row>
        <table:table-row table:style-name="ro1">
          <table:table-cell office:value-type="float" office:value="0.00141472" calcext:value-type="float">
            <text:p>0.00141472</text:p>
          </table:table-cell>
          <table:table-cell office:value-type="float" office:value="0.0149913" calcext:value-type="float">
            <text:p>0.0149913</text:p>
          </table:table-cell>
          <table:table-cell table:formula="of:=([.A3290]*[.A3290])" office:value-type="float" office:value="0.0000020014326784" calcext:value-type="float">
            <text:p>0.0000020014326784</text:p>
          </table:table-cell>
          <table:table-cell table:formula="of:=([.A3290]-[.B3290])*([.A3290]-[.B3290])" office:value-type="float" office:value="0.0001843235244964" calcext:value-type="float">
            <text:p>0.0001843235244964</text:p>
          </table:table-cell>
          <table:table-cell/>
        </table:table-row>
        <table:table-row table:style-name="ro1">
          <table:table-cell office:value-type="float" office:value="0.000659525" calcext:value-type="float">
            <text:p>0.000659525</text:p>
          </table:table-cell>
          <table:table-cell office:value-type="float" office:value="0.0322236" calcext:value-type="float">
            <text:p>0.0322236</text:p>
          </table:table-cell>
          <table:table-cell table:formula="of:=([.A3291]*[.A3291])" office:value-type="float" office:value="0.000000434973225625" calcext:value-type="float">
            <text:p>4.34973225625E-07</text:p>
          </table:table-cell>
          <table:table-cell table:formula="of:=([.A3291]-[.B3291])*([.A3291]-[.B3291])" office:value-type="float" office:value="0.000996290830605625" calcext:value-type="float">
            <text:p>0.000996290830605625</text:p>
          </table:table-cell>
          <table:table-cell/>
        </table:table-row>
        <table:table-row table:style-name="ro1">
          <table:table-cell office:value-type="float" office:value="0.000409067" calcext:value-type="float">
            <text:p>0.000409067</text:p>
          </table:table-cell>
          <table:table-cell office:value-type="float" office:value="0.0125228" calcext:value-type="float">
            <text:p>0.0125228</text:p>
          </table:table-cell>
          <table:table-cell table:formula="of:=([.A3292]*[.A3292])" office:value-type="float" office:value="0.000000167335810489" calcext:value-type="float">
            <text:p>1.67335810489E-07</text:p>
          </table:table-cell>
          <table:table-cell table:formula="of:=([.A3292]-[.B3292])*([.A3292]-[.B3292])" office:value-type="float" office:value="0.000146742527195289" calcext:value-type="float">
            <text:p>0.000146742527195289</text:p>
          </table:table-cell>
          <table:table-cell/>
        </table:table-row>
        <table:table-row table:style-name="ro1">
          <table:table-cell office:value-type="float" office:value="0.00185221" calcext:value-type="float">
            <text:p>0.00185221</text:p>
          </table:table-cell>
          <table:table-cell office:value-type="float" office:value="0.134557" calcext:value-type="float">
            <text:p>0.134557</text:p>
          </table:table-cell>
          <table:table-cell table:formula="of:=([.A3293]*[.A3293])" office:value-type="float" office:value="0.0000034306818841" calcext:value-type="float">
            <text:p>0.0000034306818841</text:p>
          </table:table-cell>
          <table:table-cell table:formula="of:=([.A3293]-[.B3293])*([.A3293]-[.B3293])" office:value-type="float" office:value="0.0176105612889441" calcext:value-type="float">
            <text:p>0.0176105612889441</text:p>
          </table:table-cell>
          <table:table-cell/>
        </table:table-row>
        <table:table-row table:style-name="ro1">
          <table:table-cell office:value-type="float" office:value="0.00275892" calcext:value-type="float">
            <text:p>0.00275892</text:p>
          </table:table-cell>
          <table:table-cell office:value-type="float" office:value="0.198051" calcext:value-type="float">
            <text:p>0.198051</text:p>
          </table:table-cell>
          <table:table-cell table:formula="of:=([.A3294]*[.A3294])" office:value-type="float" office:value="0.0000076116395664" calcext:value-type="float">
            <text:p>0.0000076116395664</text:p>
          </table:table-cell>
          <table:table-cell table:formula="of:=([.A3294]-[.B3294])*([.A3294]-[.B3294])" office:value-type="float" office:value="0.0381389965107264" calcext:value-type="float">
            <text:p>0.0381389965107264</text:p>
          </table:table-cell>
          <table:table-cell/>
        </table:table-row>
        <table:table-row table:style-name="ro1">
          <table:table-cell office:value-type="float" office:value="0.0163354" calcext:value-type="float">
            <text:p>0.0163354</text:p>
          </table:table-cell>
          <table:table-cell office:value-type="float" office:value="0.0245712" calcext:value-type="float">
            <text:p>0.0245712</text:p>
          </table:table-cell>
          <table:table-cell table:formula="of:=([.A3295]*[.A3295])" office:value-type="float" office:value="0.00026684529316" calcext:value-type="float">
            <text:p>0.00026684529316</text:p>
          </table:table-cell>
          <table:table-cell table:formula="of:=([.A3295]-[.B3295])*([.A3295]-[.B3295])" office:value-type="float" office:value="0.00006782840164" calcext:value-type="float">
            <text:p>0.00006782840164</text:p>
          </table:table-cell>
          <table:table-cell/>
        </table:table-row>
        <table:table-row table:style-name="ro1">
          <table:table-cell office:value-type="float" office:value="0.00997066" calcext:value-type="float">
            <text:p>0.00997066</text:p>
          </table:table-cell>
          <table:table-cell office:value-type="float" office:value="0.0216214" calcext:value-type="float">
            <text:p>0.0216214</text:p>
          </table:table-cell>
          <table:table-cell table:formula="of:=([.A3296]*[.A3296])" office:value-type="float" office:value="0.0000994140608356" calcext:value-type="float">
            <text:p>0.0000994140608356</text:p>
          </table:table-cell>
          <table:table-cell table:formula="of:=([.A3296]-[.B3296])*([.A3296]-[.B3296])" office:value-type="float" office:value="0.0001357397425476" calcext:value-type="float">
            <text:p>0.0001357397425476</text:p>
          </table:table-cell>
          <table:table-cell/>
        </table:table-row>
        <table:table-row table:style-name="ro1">
          <table:table-cell office:value-type="float" office:value="0.0442653" calcext:value-type="float">
            <text:p>0.0442653</text:p>
          </table:table-cell>
          <table:table-cell office:value-type="float" office:value="0.0077368" calcext:value-type="float">
            <text:p>0.0077368</text:p>
          </table:table-cell>
          <table:table-cell table:formula="of:=([.A3297]*[.A3297])" office:value-type="float" office:value="0.00195941678409" calcext:value-type="float">
            <text:p>0.00195941678409</text:p>
          </table:table-cell>
          <table:table-cell table:formula="of:=([.A3297]-[.B3297])*([.A3297]-[.B3297])" office:value-type="float" office:value="0.00133433131225" calcext:value-type="float">
            <text:p>0.00133433131225</text:p>
          </table:table-cell>
          <table:table-cell/>
        </table:table-row>
        <table:table-row table:style-name="ro1">
          <table:table-cell office:value-type="float" office:value="0.0729504" calcext:value-type="float">
            <text:p>0.0729504</text:p>
          </table:table-cell>
          <table:table-cell office:value-type="float" office:value="0.164298" calcext:value-type="float">
            <text:p>0.164298</text:p>
          </table:table-cell>
          <table:table-cell table:formula="of:=([.A3298]*[.A3298])" office:value-type="float" office:value="0.00532176086016" calcext:value-type="float">
            <text:p>0.00532176086016</text:p>
          </table:table-cell>
          <table:table-cell table:formula="of:=([.A3298]-[.B3298])*([.A3298]-[.B3298])" office:value-type="float" office:value="0.00834438402576" calcext:value-type="float">
            <text:p>0.00834438402576</text:p>
          </table:table-cell>
          <table:table-cell/>
        </table:table-row>
        <table:table-row table:style-name="ro1">
          <table:table-cell office:value-type="float" office:value="0.171132" calcext:value-type="float">
            <text:p>0.171132</text:p>
          </table:table-cell>
          <table:table-cell office:value-type="float" office:value="0.166466" calcext:value-type="float">
            <text:p>0.166466</text:p>
          </table:table-cell>
          <table:table-cell table:formula="of:=([.A3299]*[.A3299])" office:value-type="float" office:value="0.029286161424" calcext:value-type="float">
            <text:p>0.029286161424</text:p>
          </table:table-cell>
          <table:table-cell table:formula="of:=([.A3299]-[.B3299])*([.A3299]-[.B3299])" office:value-type="float" office:value="0.000021771556" calcext:value-type="float">
            <text:p>0.000021771556</text:p>
          </table:table-cell>
          <table:table-cell/>
        </table:table-row>
        <table:table-row table:style-name="ro1">
          <table:table-cell office:value-type="float" office:value="0.202046" calcext:value-type="float">
            <text:p>0.202046</text:p>
          </table:table-cell>
          <table:table-cell office:value-type="float" office:value="0.139846" calcext:value-type="float">
            <text:p>0.139846</text:p>
          </table:table-cell>
          <table:table-cell table:formula="of:=([.A3300]*[.A3300])" office:value-type="float" office:value="0.040822586116" calcext:value-type="float">
            <text:p>0.040822586116</text:p>
          </table:table-cell>
          <table:table-cell table:formula="of:=([.A3300]-[.B3300])*([.A3300]-[.B3300])" office:value-type="float" office:value="0.00386884" calcext:value-type="float">
            <text:p>0.00386884</text:p>
          </table:table-cell>
          <table:table-cell/>
        </table:table-row>
        <table:table-row table:style-name="ro1">
          <table:table-cell office:value-type="float" office:value="0.210279" calcext:value-type="float">
            <text:p>0.210279</text:p>
          </table:table-cell>
          <table:table-cell office:value-type="float" office:value="0.0697602" calcext:value-type="float">
            <text:p>0.0697602</text:p>
          </table:table-cell>
          <table:table-cell table:formula="of:=([.A3301]*[.A3301])" office:value-type="float" office:value="0.044217257841" calcext:value-type="float">
            <text:p>0.044217257841</text:p>
          </table:table-cell>
          <table:table-cell table:formula="of:=([.A3301]-[.B3301])*([.A3301]-[.B3301])" office:value-type="float" office:value="0.01974553315344" calcext:value-type="float">
            <text:p>0.01974553315344</text:p>
          </table:table-cell>
          <table:table-cell/>
        </table:table-row>
        <table:table-row table:style-name="ro1">
          <table:table-cell office:value-type="float" office:value="0.292136" calcext:value-type="float">
            <text:p>0.292136</text:p>
          </table:table-cell>
          <table:table-cell office:value-type="float" office:value="0.235597" calcext:value-type="float">
            <text:p>0.235597</text:p>
          </table:table-cell>
          <table:table-cell table:formula="of:=([.A3302]*[.A3302])" office:value-type="float" office:value="0.085343442496" calcext:value-type="float">
            <text:p>0.085343442496</text:p>
          </table:table-cell>
          <table:table-cell table:formula="of:=([.A3302]-[.B3302])*([.A3302]-[.B3302])" office:value-type="float" office:value="0.003196658521" calcext:value-type="float">
            <text:p>0.003196658521</text:p>
          </table:table-cell>
          <table:table-cell/>
        </table:table-row>
        <table:table-row table:style-name="ro1">
          <table:table-cell office:value-type="float" office:value="0.348642" calcext:value-type="float">
            <text:p>0.348642</text:p>
          </table:table-cell>
          <table:table-cell office:value-type="float" office:value="0.238808" calcext:value-type="float">
            <text:p>0.238808</text:p>
          </table:table-cell>
          <table:table-cell table:formula="of:=([.A3303]*[.A3303])" office:value-type="float" office:value="0.121551244164" calcext:value-type="float">
            <text:p>0.121551244164</text:p>
          </table:table-cell>
          <table:table-cell table:formula="of:=([.A3303]-[.B3303])*([.A3303]-[.B3303])" office:value-type="float" office:value="0.012063507556" calcext:value-type="float">
            <text:p>0.012063507556</text:p>
          </table:table-cell>
          <table:table-cell/>
        </table:table-row>
        <table:table-row table:style-name="ro1">
          <table:table-cell office:value-type="float" office:value="0.38779" calcext:value-type="float">
            <text:p>0.38779</text:p>
          </table:table-cell>
          <table:table-cell office:value-type="float" office:value="0.238915" calcext:value-type="float">
            <text:p>0.238915</text:p>
          </table:table-cell>
          <table:table-cell table:formula="of:=([.A3304]*[.A3304])" office:value-type="float" office:value="0.1503810841" calcext:value-type="float">
            <text:p>0.1503810841</text:p>
          </table:table-cell>
          <table:table-cell table:formula="of:=([.A3304]-[.B3304])*([.A3304]-[.B3304])" office:value-type="float" office:value="0.022163765625" calcext:value-type="float">
            <text:p>0.022163765625</text:p>
          </table:table-cell>
          <table:table-cell/>
        </table:table-row>
        <table:table-row table:style-name="ro1">
          <table:table-cell office:value-type="float" office:value="0.38779" calcext:value-type="float">
            <text:p>0.38779</text:p>
          </table:table-cell>
          <table:table-cell office:value-type="float" office:value="0.269722" calcext:value-type="float">
            <text:p>0.269722</text:p>
          </table:table-cell>
          <table:table-cell table:formula="of:=([.A3305]*[.A3305])" office:value-type="float" office:value="0.1503810841" calcext:value-type="float">
            <text:p>0.1503810841</text:p>
          </table:table-cell>
          <table:table-cell table:formula="of:=([.A3305]-[.B3305])*([.A3305]-[.B3305])" office:value-type="float" office:value="0.013940052624" calcext:value-type="float">
            <text:p>0.013940052624</text:p>
          </table:table-cell>
          <table:table-cell/>
        </table:table-row>
        <table:table-row table:style-name="ro1">
          <table:table-cell office:value-type="float" office:value="0.370945" calcext:value-type="float">
            <text:p>0.370945</text:p>
          </table:table-cell>
          <table:table-cell office:value-type="float" office:value="0.481917" calcext:value-type="float">
            <text:p>0.481917</text:p>
          </table:table-cell>
          <table:table-cell table:formula="of:=([.A3306]*[.A3306])" office:value-type="float" office:value="0.137600193025" calcext:value-type="float">
            <text:p>0.137600193025</text:p>
          </table:table-cell>
          <table:table-cell table:formula="of:=([.A3306]-[.B3306])*([.A3306]-[.B3306])" office:value-type="float" office:value="0.012314784784" calcext:value-type="float">
            <text:p>0.012314784784</text:p>
          </table:table-cell>
          <table:table-cell/>
        </table:table-row>
        <table:table-row table:style-name="ro1">
          <table:table-cell office:value-type="float" office:value="0.480009" calcext:value-type="float">
            <text:p>0.480009</text:p>
          </table:table-cell>
          <table:table-cell office:value-type="float" office:value="0.511267" calcext:value-type="float">
            <text:p>0.511267</text:p>
          </table:table-cell>
          <table:table-cell table:formula="of:=([.A3307]*[.A3307])" office:value-type="float" office:value="0.230408640081" calcext:value-type="float">
            <text:p>0.230408640081</text:p>
          </table:table-cell>
          <table:table-cell table:formula="of:=([.A3307]-[.B3307])*([.A3307]-[.B3307])" office:value-type="float" office:value="0.000977062564" calcext:value-type="float">
            <text:p>0.000977062564</text:p>
          </table:table-cell>
          <table:table-cell/>
        </table:table-row>
        <table:table-row table:style-name="ro1">
          <table:table-cell office:value-type="float" office:value="0.540346" calcext:value-type="float">
            <text:p>0.540346</text:p>
          </table:table-cell>
          <table:table-cell office:value-type="float" office:value="0.585338" calcext:value-type="float">
            <text:p>0.585338</text:p>
          </table:table-cell>
          <table:table-cell table:formula="of:=([.A3308]*[.A3308])" office:value-type="float" office:value="0.291973799716" calcext:value-type="float">
            <text:p>0.291973799716</text:p>
          </table:table-cell>
          <table:table-cell table:formula="of:=([.A3308]-[.B3308])*([.A3308]-[.B3308])" office:value-type="float" office:value="0.002024280064" calcext:value-type="float">
            <text:p>0.002024280064</text:p>
          </table:table-cell>
          <table:table-cell/>
        </table:table-row>
        <table:table-row table:style-name="ro1">
          <table:table-cell office:value-type="float" office:value="0.540346" calcext:value-type="float">
            <text:p>0.540346</text:p>
          </table:table-cell>
          <table:table-cell office:value-type="float" office:value="0.615906" calcext:value-type="float">
            <text:p>0.615906</text:p>
          </table:table-cell>
          <table:table-cell table:formula="of:=([.A3309]*[.A3309])" office:value-type="float" office:value="0.291973799716" calcext:value-type="float">
            <text:p>0.291973799716</text:p>
          </table:table-cell>
          <table:table-cell table:formula="of:=([.A3309]-[.B3309])*([.A3309]-[.B3309])" office:value-type="float" office:value="0.00570931359999999" calcext:value-type="float">
            <text:p>0.00570931359999999</text:p>
          </table:table-cell>
          <table:table-cell/>
        </table:table-row>
        <table:table-row table:style-name="ro1">
          <table:table-cell office:value-type="float" office:value="0.776026" calcext:value-type="float">
            <text:p>0.776026</text:p>
          </table:table-cell>
          <table:table-cell office:value-type="float" office:value="0.743831" calcext:value-type="float">
            <text:p>0.743831</text:p>
          </table:table-cell>
          <table:table-cell table:formula="of:=([.A3310]*[.A3310])" office:value-type="float" office:value="0.602216352676" calcext:value-type="float">
            <text:p>0.602216352676</text:p>
          </table:table-cell>
          <table:table-cell table:formula="of:=([.A3310]-[.B3310])*([.A3310]-[.B3310])" office:value-type="float" office:value="0.001036518025" calcext:value-type="float">
            <text:p>0.001036518025</text:p>
          </table:table-cell>
          <table:table-cell/>
        </table:table-row>
        <table:table-row table:style-name="ro1">
          <table:table-cell office:value-type="float" office:value="0.857601" calcext:value-type="float">
            <text:p>0.857601</text:p>
          </table:table-cell>
          <table:table-cell office:value-type="float" office:value="0.80496" calcext:value-type="float">
            <text:p>0.80496</text:p>
          </table:table-cell>
          <table:table-cell table:formula="of:=([.A3311]*[.A3311])" office:value-type="float" office:value="0.735479475201" calcext:value-type="float">
            <text:p>0.735479475201</text:p>
          </table:table-cell>
          <table:table-cell table:formula="of:=([.A3311]-[.B3311])*([.A3311]-[.B3311])" office:value-type="float" office:value="0.00277107488099999" calcext:value-type="float">
            <text:p>0.00277107488099999</text:p>
          </table:table-cell>
          <table:table-cell/>
        </table:table-row>
        <table:table-row table:style-name="ro1">
          <table:table-cell office:value-type="float" office:value="0.8576" calcext:value-type="float">
            <text:p>0.8576</text:p>
          </table:table-cell>
          <table:table-cell office:value-type="float" office:value="0.842683" calcext:value-type="float">
            <text:p>0.842683</text:p>
          </table:table-cell>
          <table:table-cell table:formula="of:=([.A3312]*[.A3312])" office:value-type="float" office:value="0.73547776" calcext:value-type="float">
            <text:p>0.73547776</text:p>
          </table:table-cell>
          <table:table-cell table:formula="of:=([.A3312]-[.B3312])*([.A3312]-[.B3312])" office:value-type="float" office:value="0.000222516889000002" calcext:value-type="float">
            <text:p>0.000222516889000002</text:p>
          </table:table-cell>
          <table:table-cell/>
        </table:table-row>
        <table:table-row table:style-name="ro1">
          <table:table-cell office:value-type="float" office:value="0.857601" calcext:value-type="float">
            <text:p>0.857601</text:p>
          </table:table-cell>
          <table:table-cell office:value-type="float" office:value="0.904088" calcext:value-type="float">
            <text:p>0.904088</text:p>
          </table:table-cell>
          <table:table-cell table:formula="of:=([.A3313]*[.A3313])" office:value-type="float" office:value="0.735479475201" calcext:value-type="float">
            <text:p>0.735479475201</text:p>
          </table:table-cell>
          <table:table-cell table:formula="of:=([.A3313]-[.B3313])*([.A3313]-[.B3313])" office:value-type="float" office:value="0.002161041169" calcext:value-type="float">
            <text:p>0.002161041169</text:p>
          </table:table-cell>
          <table:table-cell/>
        </table:table-row>
        <table:table-row table:style-name="ro1">
          <table:table-cell office:value-type="float" office:value="0.857601" calcext:value-type="float">
            <text:p>0.857601</text:p>
          </table:table-cell>
          <table:table-cell office:value-type="float" office:value="0.891042" calcext:value-type="float">
            <text:p>0.891042</text:p>
          </table:table-cell>
          <table:table-cell table:formula="of:=([.A3314]*[.A3314])" office:value-type="float" office:value="0.735479475201" calcext:value-type="float">
            <text:p>0.735479475201</text:p>
          </table:table-cell>
          <table:table-cell table:formula="of:=([.A3314]-[.B3314])*([.A3314]-[.B3314])" office:value-type="float" office:value="0.001118300481" calcext:value-type="float">
            <text:p>0.001118300481</text:p>
          </table:table-cell>
          <table:table-cell/>
        </table:table-row>
        <table:table-row table:style-name="ro1">
          <table:table-cell office:value-type="float" office:value="0.993451" calcext:value-type="float">
            <text:p>0.993451</text:p>
          </table:table-cell>
          <table:table-cell office:value-type="float" office:value="0.969438" calcext:value-type="float">
            <text:p>0.969438</text:p>
          </table:table-cell>
          <table:table-cell table:formula="of:=([.A3315]*[.A3315])" office:value-type="float" office:value="0.986944889401" calcext:value-type="float">
            <text:p>0.986944889401</text:p>
          </table:table-cell>
          <table:table-cell table:formula="of:=([.A3315]-[.B3315])*([.A3315]-[.B3315])" office:value-type="float" office:value="0.000576624168999998" calcext:value-type="float">
            <text:p>0.000576624168999998</text:p>
          </table:table-cell>
          <table:table-cell/>
        </table:table-row>
        <table:table-row table:style-name="ro1">
          <table:table-cell office:value-type="float" office:value="0.99345" calcext:value-type="float">
            <text:p>0.99345</text:p>
          </table:table-cell>
          <table:table-cell office:value-type="float" office:value="0.97119" calcext:value-type="float">
            <text:p>0.97119</text:p>
          </table:table-cell>
          <table:table-cell table:formula="of:=([.A3316]*[.A3316])" office:value-type="float" office:value="0.9869429025" calcext:value-type="float">
            <text:p>0.9869429025</text:p>
          </table:table-cell>
          <table:table-cell table:formula="of:=([.A3316]-[.B3316])*([.A3316]-[.B3316])" office:value-type="float" office:value="0.000495507600000003" calcext:value-type="float">
            <text:p>0.000495507600000003</text:p>
          </table:table-cell>
          <table:table-cell/>
        </table:table-row>
        <table:table-row table:style-name="ro1">
          <table:table-cell office:value-type="float" office:value="0.00000691414" calcext:value-type="float">
            <text:p>0.00000691414</text:p>
          </table:table-cell>
          <table:table-cell office:value-type="float" office:value="0.00000303222" calcext:value-type="float">
            <text:p>0.00000303222</text:p>
          </table:table-cell>
          <table:table-cell table:formula="of:=([.A3317]*[.A3317])" office:value-type="float" office:value="0.00000000004780533194" calcext:value-type="float">
            <text:p>4.78053319396E-11</text:p>
          </table:table-cell>
          <table:table-cell table:formula="of:=([.A3317]-[.B3317])*([.A3317]-[.B3317])" office:value-type="float" office:value="0.00000000001506930289" calcext:value-type="float">
            <text:p>1.50693028864E-11</text:p>
          </table:table-cell>
          <table:table-cell/>
        </table:table-row>
        <table:table-row table:style-name="ro1">
          <table:table-cell office:value-type="float" office:value="0.0000132322" calcext:value-type="float">
            <text:p>0.0000132322</text:p>
          </table:table-cell>
          <table:table-cell office:value-type="float" office:value="0.000877371" calcext:value-type="float">
            <text:p>0.000877371</text:p>
          </table:table-cell>
          <table:table-cell table:formula="of:=([.A3318]*[.A3318])" office:value-type="float" office:value="0.00000000017509111684" calcext:value-type="float">
            <text:p>1.7509111684E-10</text:p>
          </table:table-cell>
          <table:table-cell table:formula="of:=([.A3318]-[.B3318])*([.A3318]-[.B3318])" office:value-type="float" office:value="0.00000074673586566544" calcext:value-type="float">
            <text:p>7.4673586566544E-07</text:p>
          </table:table-cell>
          <table:table-cell/>
        </table:table-row>
        <table:table-row table:style-name="ro1">
          <table:table-cell office:value-type="float" office:value="0.0000038147" calcext:value-type="float">
            <text:p>0.0000038147</text:p>
          </table:table-cell>
          <table:table-cell office:value-type="float" office:value="0.0140097" calcext:value-type="float">
            <text:p>0.0140097</text:p>
          </table:table-cell>
          <table:table-cell table:formula="of:=([.A3319]*[.A3319])" office:value-type="float" office:value="0.00000000001455193609" calcext:value-type="float">
            <text:p>1.455193609E-11</text:p>
          </table:table-cell>
          <table:table-cell table:formula="of:=([.A3319]-[.B3319])*([.A3319]-[.B3319])" office:value-type="float" office:value="0.000196164823036756" calcext:value-type="float">
            <text:p>0.000196164823036756</text:p>
          </table:table-cell>
          <table:table-cell/>
        </table:table-row>
        <table:table-row table:style-name="ro1">
          <table:table-cell office:value-type="float" office:value="0.0000038147" calcext:value-type="float">
            <text:p>0.0000038147</text:p>
          </table:table-cell>
          <table:table-cell office:value-type="float" office:value="0.0403558" calcext:value-type="float">
            <text:p>0.0403558</text:p>
          </table:table-cell>
          <table:table-cell table:formula="of:=([.A3320]*[.A3320])" office:value-type="float" office:value="0.00000000001455193609" calcext:value-type="float">
            <text:p>1.455193609E-11</text:p>
          </table:table-cell>
          <table:table-cell table:formula="of:=([.A3320]-[.B3320])*([.A3320]-[.B3320])" office:value-type="float" office:value="0.00162828271765142" calcext:value-type="float">
            <text:p>0.00162828271765142</text:p>
          </table:table-cell>
          <table:table-cell/>
        </table:table-row>
        <table:table-row table:style-name="ro1">
          <table:table-cell office:value-type="float" office:value="0.0000038147" calcext:value-type="float">
            <text:p>0.0000038147</text:p>
          </table:table-cell>
          <table:table-cell office:value-type="float" office:value="0.0752323" calcext:value-type="float">
            <text:p>0.0752323</text:p>
          </table:table-cell>
          <table:table-cell table:formula="of:=([.A3321]*[.A3321])" office:value-type="float" office:value="0.00000000001455193609" calcext:value-type="float">
            <text:p>1.455193609E-11</text:p>
          </table:table-cell>
          <table:table-cell table:formula="of:=([.A3321]-[.B3321])*([.A3321]-[.B3321])" office:value-type="float" office:value="0.00565932500053232" calcext:value-type="float">
            <text:p>0.00565932500053232</text:p>
          </table:table-cell>
          <table:table-cell/>
        </table:table-row>
        <table:table-row table:style-name="ro1">
          <table:table-cell office:value-type="float" office:value="0.00000733137" calcext:value-type="float">
            <text:p>0.00000733137</text:p>
          </table:table-cell>
          <table:table-cell office:value-type="float" office:value="0.00163825" calcext:value-type="float">
            <text:p>0.00163825</text:p>
          </table:table-cell>
          <table:table-cell table:formula="of:=([.A3322]*[.A3322])" office:value-type="float" office:value="0.00000000005374898608" calcext:value-type="float">
            <text:p>5.37489860769E-11</text:p>
          </table:table-cell>
          <table:table-cell table:formula="of:=([.A3322]-[.B3322])*([.A3322]-[.B3322])" office:value-type="float" office:value="0.00000265989557768108" calcext:value-type="float">
            <text:p>2.65989557768108E-06</text:p>
          </table:table-cell>
          <table:table-cell/>
        </table:table-row>
        <table:table-row table:style-name="ro1">
          <table:table-cell office:value-type="float" office:value="0.0000677109" calcext:value-type="float">
            <text:p>0.0000677109</text:p>
          </table:table-cell>
          <table:table-cell office:value-type="float" office:value="0.00477263" calcext:value-type="float">
            <text:p>0.00477263</text:p>
          </table:table-cell>
          <table:table-cell table:formula="of:=([.A3323]*[.A3323])" office:value-type="float" office:value="0.00000000458476597881" calcext:value-type="float">
            <text:p>4.58476597881E-09</text:p>
          </table:table-cell>
          <table:table-cell table:formula="of:=([.A3323]-[.B3323])*([.A3323]-[.B3323])" office:value-type="float" office:value="0.0000221362637375448" calcext:value-type="float">
            <text:p>2.21362637375448E-05</text:p>
          </table:table-cell>
          <table:table-cell/>
        </table:table-row>
        <table:table-row table:style-name="ro1">
          <table:table-cell office:value-type="float" office:value="0.000182748" calcext:value-type="float">
            <text:p>0.000182748</text:p>
          </table:table-cell>
          <table:table-cell office:value-type="float" office:value="0.000172471" calcext:value-type="float">
            <text:p>0.000172471</text:p>
          </table:table-cell>
          <table:table-cell table:formula="of:=([.A3324]*[.A3324])" office:value-type="float" office:value="0.000000033396831504" calcext:value-type="float">
            <text:p>3.3396831504E-08</text:p>
          </table:table-cell>
          <table:table-cell table:formula="of:=([.A3324]-[.B3324])*([.A3324]-[.B3324])" office:value-type="float" office:value="0.000000000105616729" calcext:value-type="float">
            <text:p>1.05616729E-10</text:p>
          </table:table-cell>
          <table:table-cell/>
        </table:table-row>
        <table:table-row table:style-name="ro1">
          <table:table-cell office:value-type="float" office:value="0.000206947" calcext:value-type="float">
            <text:p>0.000206947</text:p>
          </table:table-cell>
          <table:table-cell office:value-type="float" office:value="0.000237729" calcext:value-type="float">
            <text:p>0.000237729</text:p>
          </table:table-cell>
          <table:table-cell table:formula="of:=([.A3325]*[.A3325])" office:value-type="float" office:value="0.000000042827060809" calcext:value-type="float">
            <text:p>4.2827060809E-08</text:p>
          </table:table-cell>
          <table:table-cell table:formula="of:=([.A3325]-[.B3325])*([.A3325]-[.B3325])" office:value-type="float" office:value="0.000000000947531524" calcext:value-type="float">
            <text:p>9.47531524E-10</text:p>
          </table:table-cell>
          <table:table-cell/>
        </table:table-row>
        <table:table-row table:style-name="ro1">
          <table:table-cell office:value-type="float" office:value="0.000143707" calcext:value-type="float">
            <text:p>0.000143707</text:p>
          </table:table-cell>
          <table:table-cell office:value-type="float" office:value="0.00314611" calcext:value-type="float">
            <text:p>0.00314611</text:p>
          </table:table-cell>
          <table:table-cell table:formula="of:=([.A3326]*[.A3326])" office:value-type="float" office:value="0.000000020651701849" calcext:value-type="float">
            <text:p>2.0651701849E-08</text:p>
          </table:table-cell>
          <table:table-cell table:formula="of:=([.A3326]-[.B3326])*([.A3326]-[.B3326])" office:value-type="float" office:value="0.000009014423774409" calcext:value-type="float">
            <text:p>9.014423774409E-06</text:p>
          </table:table-cell>
          <table:table-cell/>
        </table:table-row>
        <table:table-row table:style-name="ro1">
          <table:table-cell office:value-type="float" office:value="0.000143707" calcext:value-type="float">
            <text:p>0.000143707</text:p>
          </table:table-cell>
          <table:table-cell office:value-type="float" office:value="0.00437462" calcext:value-type="float">
            <text:p>0.00437462</text:p>
          </table:table-cell>
          <table:table-cell table:formula="of:=([.A3327]*[.A3327])" office:value-type="float" office:value="0.000000020651701849" calcext:value-type="float">
            <text:p>2.0651701849E-08</text:p>
          </table:table-cell>
          <table:table-cell table:formula="of:=([.A3327]-[.B3327])*([.A3327]-[.B3327])" office:value-type="float" office:value="0.000017900624813569" calcext:value-type="float">
            <text:p>1.7900624813569E-05</text:p>
          </table:table-cell>
          <table:table-cell/>
        </table:table-row>
        <table:table-row table:style-name="ro1">
          <table:table-cell office:value-type="float" office:value="0.000190258" calcext:value-type="float">
            <text:p>0.000190258</text:p>
          </table:table-cell>
          <table:table-cell office:value-type="float" office:value="0.0111467" calcext:value-type="float">
            <text:p>0.0111467</text:p>
          </table:table-cell>
          <table:table-cell table:formula="of:=([.A3328]*[.A3328])" office:value-type="float" office:value="0.000000036198106564" calcext:value-type="float">
            <text:p>3.6198106564E-08</text:p>
          </table:table-cell>
          <table:table-cell table:formula="of:=([.A3328]-[.B3328])*([.A3328]-[.B3328])" office:value-type="float" office:value="0.000120043621299364" calcext:value-type="float">
            <text:p>0.000120043621299364</text:p>
          </table:table-cell>
          <table:table-cell/>
        </table:table-row>
        <table:table-row table:style-name="ro1">
          <table:table-cell office:value-type="float" office:value="0.000690699" calcext:value-type="float">
            <text:p>0.000690699</text:p>
          </table:table-cell>
          <table:table-cell office:value-type="float" office:value="0.00140469" calcext:value-type="float">
            <text:p>0.00140469</text:p>
          </table:table-cell>
          <table:table-cell table:formula="of:=([.A3329]*[.A3329])" office:value-type="float" office:value="0.000000477065108601" calcext:value-type="float">
            <text:p>4.77065108601E-07</text:p>
          </table:table-cell>
          <table:table-cell table:formula="of:=([.A3329]-[.B3329])*([.A3329]-[.B3329])" office:value-type="float" office:value="0.000000509783148081" calcext:value-type="float">
            <text:p>5.09783148081E-07</text:p>
          </table:table-cell>
          <table:table-cell/>
        </table:table-row>
        <table:table-row table:style-name="ro1">
          <table:table-cell office:value-type="float" office:value="0.0187174" calcext:value-type="float">
            <text:p>0.0187174</text:p>
          </table:table-cell>
          <table:table-cell office:value-type="float" office:value="0.161246" calcext:value-type="float">
            <text:p>0.161246</text:p>
          </table:table-cell>
          <table:table-cell table:formula="of:=([.A3330]*[.A3330])" office:value-type="float" office:value="0.00035034106276" calcext:value-type="float">
            <text:p>0.00035034106276</text:p>
          </table:table-cell>
          <table:table-cell table:formula="of:=([.A3330]-[.B3330])*([.A3330]-[.B3330])" office:value-type="float" office:value="0.02031440181796" calcext:value-type="float">
            <text:p>0.02031440181796</text:p>
          </table:table-cell>
          <table:table-cell/>
        </table:table-row>
        <table:table-row table:style-name="ro1">
          <table:table-cell office:value-type="float" office:value="0.0209978" calcext:value-type="float">
            <text:p>0.0209978</text:p>
          </table:table-cell>
          <table:table-cell office:value-type="float" office:value="0.101944" calcext:value-type="float">
            <text:p>0.101944</text:p>
          </table:table-cell>
          <table:table-cell table:formula="of:=([.A3331]*[.A3331])" office:value-type="float" office:value="0.00044090760484" calcext:value-type="float">
            <text:p>0.00044090760484</text:p>
          </table:table-cell>
          <table:table-cell table:formula="of:=([.A3331]-[.B3331])*([.A3331]-[.B3331])" office:value-type="float" office:value="0.00655228729444" calcext:value-type="float">
            <text:p>0.00655228729444</text:p>
          </table:table-cell>
          <table:table-cell/>
        </table:table-row>
        <table:table-row table:style-name="ro1">
          <table:table-cell office:value-type="float" office:value="0.0209978" calcext:value-type="float">
            <text:p>0.0209978</text:p>
          </table:table-cell>
          <table:table-cell office:value-type="float" office:value="0.107472" calcext:value-type="float">
            <text:p>0.107472</text:p>
          </table:table-cell>
          <table:table-cell table:formula="of:=([.A3332]*[.A3332])" office:value-type="float" office:value="0.00044090760484" calcext:value-type="float">
            <text:p>0.00044090760484</text:p>
          </table:table-cell>
          <table:table-cell table:formula="of:=([.A3332]-[.B3332])*([.A3332]-[.B3332])" office:value-type="float" office:value="0.00747778726564" calcext:value-type="float">
            <text:p>0.00747778726564</text:p>
          </table:table-cell>
          <table:table-cell/>
        </table:table-row>
        <table:table-row table:style-name="ro1">
          <table:table-cell office:value-type="float" office:value="0.0359847" calcext:value-type="float">
            <text:p>0.0359847</text:p>
          </table:table-cell>
          <table:table-cell office:value-type="float" office:value="0.100357" calcext:value-type="float">
            <text:p>0.100357</text:p>
          </table:table-cell>
          <table:table-cell table:formula="of:=([.A3333]*[.A3333])" office:value-type="float" office:value="0.00129489863409" calcext:value-type="float">
            <text:p>0.00129489863409</text:p>
          </table:table-cell>
          <table:table-cell table:formula="of:=([.A3333]-[.B3333])*([.A3333]-[.B3333])" office:value-type="float" office:value="0.00414379300729" calcext:value-type="float">
            <text:p>0.00414379300729</text:p>
          </table:table-cell>
          <table:table-cell/>
        </table:table-row>
        <table:table-row table:style-name="ro1">
          <table:table-cell office:value-type="float" office:value="0.0517277" calcext:value-type="float">
            <text:p>0.0517277</text:p>
          </table:table-cell>
          <table:table-cell office:value-type="float" office:value="0.205515" calcext:value-type="float">
            <text:p>0.205515</text:p>
          </table:table-cell>
          <table:table-cell table:formula="of:=([.A3334]*[.A3334])" office:value-type="float" office:value="0.00267575494729" calcext:value-type="float">
            <text:p>0.00267575494729</text:p>
          </table:table-cell>
          <table:table-cell table:formula="of:=([.A3334]-[.B3334])*([.A3334]-[.B3334])" office:value-type="float" office:value="0.02365053364129" calcext:value-type="float">
            <text:p>0.02365053364129</text:p>
          </table:table-cell>
          <table:table-cell/>
        </table:table-row>
        <table:table-row table:style-name="ro1">
          <table:table-cell office:value-type="float" office:value="0.0496107" calcext:value-type="float">
            <text:p>0.0496107</text:p>
          </table:table-cell>
          <table:table-cell office:value-type="float" office:value="0.204961" calcext:value-type="float">
            <text:p>0.204961</text:p>
          </table:table-cell>
          <table:table-cell table:formula="of:=([.A3335]*[.A3335])" office:value-type="float" office:value="0.00246122155449" calcext:value-type="float">
            <text:p>0.00246122155449</text:p>
          </table:table-cell>
          <table:table-cell table:formula="of:=([.A3335]-[.B3335])*([.A3335]-[.B3335])" office:value-type="float" office:value="0.02413371571009" calcext:value-type="float">
            <text:p>0.02413371571009</text:p>
          </table:table-cell>
          <table:table-cell/>
        </table:table-row>
        <table:table-row table:style-name="ro1">
          <table:table-cell office:value-type="float" office:value="0.0949222" calcext:value-type="float">
            <text:p>0.0949222</text:p>
          </table:table-cell>
          <table:table-cell office:value-type="float" office:value="0.284734" calcext:value-type="float">
            <text:p>0.284734</text:p>
          </table:table-cell>
          <table:table-cell table:formula="of:=([.A3336]*[.A3336])" office:value-type="float" office:value="0.00901022405284" calcext:value-type="float">
            <text:p>0.00901022405284</text:p>
          </table:table-cell>
          <table:table-cell table:formula="of:=([.A3336]-[.B3336])*([.A3336]-[.B3336])" office:value-type="float" office:value="0.03602851941924" calcext:value-type="float">
            <text:p>0.03602851941924</text:p>
          </table:table-cell>
          <table:table-cell/>
        </table:table-row>
        <table:table-row table:style-name="ro1">
          <table:table-cell office:value-type="float" office:value="0.1233" calcext:value-type="float">
            <text:p>0.1233</text:p>
          </table:table-cell>
          <table:table-cell office:value-type="float" office:value="0.264362" calcext:value-type="float">
            <text:p>0.264362</text:p>
          </table:table-cell>
          <table:table-cell table:formula="of:=([.A3337]*[.A3337])" office:value-type="float" office:value="0.01520289" calcext:value-type="float">
            <text:p>0.01520289</text:p>
          </table:table-cell>
          <table:table-cell table:formula="of:=([.A3337]-[.B3337])*([.A3337]-[.B3337])" office:value-type="float" office:value="0.019898487844" calcext:value-type="float">
            <text:p>0.019898487844</text:p>
          </table:table-cell>
          <table:table-cell/>
        </table:table-row>
        <table:table-row table:style-name="ro1">
          <table:table-cell office:value-type="float" office:value="0.137356" calcext:value-type="float">
            <text:p>0.137356</text:p>
          </table:table-cell>
          <table:table-cell office:value-type="float" office:value="0.265998" calcext:value-type="float">
            <text:p>0.265998</text:p>
          </table:table-cell>
          <table:table-cell table:formula="of:=([.A3338]*[.A3338])" office:value-type="float" office:value="0.018866670736" calcext:value-type="float">
            <text:p>0.018866670736</text:p>
          </table:table-cell>
          <table:table-cell table:formula="of:=([.A3338]-[.B3338])*([.A3338]-[.B3338])" office:value-type="float" office:value="0.016548764164" calcext:value-type="float">
            <text:p>0.016548764164</text:p>
          </table:table-cell>
          <table:table-cell/>
        </table:table-row>
        <table:table-row table:style-name="ro1">
          <table:table-cell office:value-type="float" office:value="0.177048" calcext:value-type="float">
            <text:p>0.177048</text:p>
          </table:table-cell>
          <table:table-cell office:value-type="float" office:value="0.319453" calcext:value-type="float">
            <text:p>0.319453</text:p>
          </table:table-cell>
          <table:table-cell table:formula="of:=([.A3339]*[.A3339])" office:value-type="float" office:value="0.031345994304" calcext:value-type="float">
            <text:p>0.031345994304</text:p>
          </table:table-cell>
          <table:table-cell table:formula="of:=([.A3339]-[.B3339])*([.A3339]-[.B3339])" office:value-type="float" office:value="0.020279184025" calcext:value-type="float">
            <text:p>0.020279184025</text:p>
          </table:table-cell>
          <table:table-cell/>
        </table:table-row>
        <table:table-row table:style-name="ro1">
          <table:table-cell office:value-type="float" office:value="0.267338" calcext:value-type="float">
            <text:p>0.267338</text:p>
          </table:table-cell>
          <table:table-cell office:value-type="float" office:value="0.366889" calcext:value-type="float">
            <text:p>0.366889</text:p>
          </table:table-cell>
          <table:table-cell table:formula="of:=([.A3340]*[.A3340])" office:value-type="float" office:value="0.071469606244" calcext:value-type="float">
            <text:p>0.071469606244</text:p>
          </table:table-cell>
          <table:table-cell table:formula="of:=([.A3340]-[.B3340])*([.A3340]-[.B3340])" office:value-type="float" office:value="0.009910401601" calcext:value-type="float">
            <text:p>0.009910401601</text:p>
          </table:table-cell>
          <table:table-cell/>
        </table:table-row>
        <table:table-row table:style-name="ro1">
          <table:table-cell office:value-type="float" office:value="0.267338" calcext:value-type="float">
            <text:p>0.267338</text:p>
          </table:table-cell>
          <table:table-cell office:value-type="float" office:value="0.345278" calcext:value-type="float">
            <text:p>0.345278</text:p>
          </table:table-cell>
          <table:table-cell table:formula="of:=([.A3341]*[.A3341])" office:value-type="float" office:value="0.071469606244" calcext:value-type="float">
            <text:p>0.071469606244</text:p>
          </table:table-cell>
          <table:table-cell table:formula="of:=([.A3341]-[.B3341])*([.A3341]-[.B3341])" office:value-type="float" office:value="0.00607464359999999" calcext:value-type="float">
            <text:p>0.00607464359999999</text:p>
          </table:table-cell>
          <table:table-cell/>
        </table:table-row>
        <table:table-row table:style-name="ro1">
          <table:table-cell office:value-type="float" office:value="0.388664" calcext:value-type="float">
            <text:p>0.388664</text:p>
          </table:table-cell>
          <table:table-cell office:value-type="float" office:value="0.41717" calcext:value-type="float">
            <text:p>0.41717</text:p>
          </table:table-cell>
          <table:table-cell table:formula="of:=([.A3342]*[.A3342])" office:value-type="float" office:value="0.151059704896" calcext:value-type="float">
            <text:p>0.151059704896</text:p>
          </table:table-cell>
          <table:table-cell table:formula="of:=([.A3342]-[.B3342])*([.A3342]-[.B3342])" office:value-type="float" office:value="0.000812592035999999" calcext:value-type="float">
            <text:p>0.000812592035999999</text:p>
          </table:table-cell>
          <table:table-cell/>
        </table:table-row>
        <table:table-row table:style-name="ro1">
          <table:table-cell office:value-type="float" office:value="0.388664" calcext:value-type="float">
            <text:p>0.388664</text:p>
          </table:table-cell>
          <table:table-cell office:value-type="float" office:value="0.43312" calcext:value-type="float">
            <text:p>0.43312</text:p>
          </table:table-cell>
          <table:table-cell table:formula="of:=([.A3343]*[.A3343])" office:value-type="float" office:value="0.151059704896" calcext:value-type="float">
            <text:p>0.151059704896</text:p>
          </table:table-cell>
          <table:table-cell table:formula="of:=([.A3343]-[.B3343])*([.A3343]-[.B3343])" office:value-type="float" office:value="0.001976335936" calcext:value-type="float">
            <text:p>0.001976335936</text:p>
          </table:table-cell>
          <table:table-cell/>
        </table:table-row>
        <table:table-row table:style-name="ro1">
          <table:table-cell office:value-type="float" office:value="0.449552" calcext:value-type="float">
            <text:p>0.449552</text:p>
          </table:table-cell>
          <table:table-cell office:value-type="float" office:value="0.599553" calcext:value-type="float">
            <text:p>0.599553</text:p>
          </table:table-cell>
          <table:table-cell table:formula="of:=([.A3344]*[.A3344])" office:value-type="float" office:value="0.202097000704" calcext:value-type="float">
            <text:p>0.202097000704</text:p>
          </table:table-cell>
          <table:table-cell table:formula="of:=([.A3344]-[.B3344])*([.A3344]-[.B3344])" office:value-type="float" office:value="0.022500300001" calcext:value-type="float">
            <text:p>0.022500300001</text:p>
          </table:table-cell>
          <table:table-cell/>
        </table:table-row>
        <table:table-row table:style-name="ro1">
          <table:table-cell office:value-type="float" office:value="0.749732" calcext:value-type="float">
            <text:p>0.749732</text:p>
          </table:table-cell>
          <table:table-cell office:value-type="float" office:value="0.50409" calcext:value-type="float">
            <text:p>0.50409</text:p>
          </table:table-cell>
          <table:table-cell table:formula="of:=([.A3345]*[.A3345])" office:value-type="float" office:value="0.562098071824" calcext:value-type="float">
            <text:p>0.562098071824</text:p>
          </table:table-cell>
          <table:table-cell table:formula="of:=([.A3345]-[.B3345])*([.A3345]-[.B3345])" office:value-type="float" office:value="0.060339992164" calcext:value-type="float">
            <text:p>0.060339992164</text:p>
          </table:table-cell>
          <table:table-cell/>
        </table:table-row>
        <table:table-row table:style-name="ro1">
          <table:table-cell office:value-type="float" office:value="0.749732" calcext:value-type="float">
            <text:p>0.749732</text:p>
          </table:table-cell>
          <table:table-cell office:value-type="float" office:value="0.525388" calcext:value-type="float">
            <text:p>0.525388</text:p>
          </table:table-cell>
          <table:table-cell table:formula="of:=([.A3346]*[.A3346])" office:value-type="float" office:value="0.562098071824" calcext:value-type="float">
            <text:p>0.562098071824</text:p>
          </table:table-cell>
          <table:table-cell table:formula="of:=([.A3346]-[.B3346])*([.A3346]-[.B3346])" office:value-type="float" office:value="0.050330230336" calcext:value-type="float">
            <text:p>0.050330230336</text:p>
          </table:table-cell>
          <table:table-cell/>
        </table:table-row>
        <table:table-row table:style-name="ro1">
          <table:table-cell office:value-type="float" office:value="0.857866" calcext:value-type="float">
            <text:p>0.857866</text:p>
          </table:table-cell>
          <table:table-cell office:value-type="float" office:value="0.550548" calcext:value-type="float">
            <text:p>0.550548</text:p>
          </table:table-cell>
          <table:table-cell table:formula="of:=([.A3347]*[.A3347])" office:value-type="float" office:value="0.735934073956" calcext:value-type="float">
            <text:p>0.735934073956</text:p>
          </table:table-cell>
          <table:table-cell table:formula="of:=([.A3347]-[.B3347])*([.A3347]-[.B3347])" office:value-type="float" office:value="0.094444353124" calcext:value-type="float">
            <text:p>0.094444353124</text:p>
          </table:table-cell>
          <table:table-cell/>
        </table:table-row>
        <table:table-row table:style-name="ro1">
          <table:table-cell office:value-type="float" office:value="0.857866" calcext:value-type="float">
            <text:p>0.857866</text:p>
          </table:table-cell>
          <table:table-cell office:value-type="float" office:value="0.615849" calcext:value-type="float">
            <text:p>0.615849</text:p>
          </table:table-cell>
          <table:table-cell table:formula="of:=([.A3348]*[.A3348])" office:value-type="float" office:value="0.735934073956" calcext:value-type="float">
            <text:p>0.735934073956</text:p>
          </table:table-cell>
          <table:table-cell table:formula="of:=([.A3348]-[.B3348])*([.A3348]-[.B3348])" office:value-type="float" office:value="0.058572228289" calcext:value-type="float">
            <text:p>0.058572228289</text:p>
          </table:table-cell>
          <table:table-cell/>
        </table:table-row>
        <table:table-row table:style-name="ro1">
          <table:table-cell office:value-type="float" office:value="0.857866" calcext:value-type="float">
            <text:p>0.857866</text:p>
          </table:table-cell>
          <table:table-cell office:value-type="float" office:value="0.80832" calcext:value-type="float">
            <text:p>0.80832</text:p>
          </table:table-cell>
          <table:table-cell table:formula="of:=([.A3349]*[.A3349])" office:value-type="float" office:value="0.735934073956" calcext:value-type="float">
            <text:p>0.735934073956</text:p>
          </table:table-cell>
          <table:table-cell table:formula="of:=([.A3349]-[.B3349])*([.A3349]-[.B3349])" office:value-type="float" office:value="0.002454806116" calcext:value-type="float">
            <text:p>0.002454806116</text:p>
          </table:table-cell>
          <table:table-cell/>
        </table:table-row>
        <table:table-row table:style-name="ro1">
          <table:table-cell office:value-type="float" office:value="0.857866" calcext:value-type="float">
            <text:p>0.857866</text:p>
          </table:table-cell>
          <table:table-cell office:value-type="float" office:value="0.847355" calcext:value-type="float">
            <text:p>0.847355</text:p>
          </table:table-cell>
          <table:table-cell table:formula="of:=([.A3350]*[.A3350])" office:value-type="float" office:value="0.735934073956" calcext:value-type="float">
            <text:p>0.735934073956</text:p>
          </table:table-cell>
          <table:table-cell table:formula="of:=([.A3350]-[.B3350])*([.A3350]-[.B3350])" office:value-type="float" office:value="0.000110481121000001" calcext:value-type="float">
            <text:p>0.000110481121000001</text:p>
          </table:table-cell>
          <table:table-cell/>
        </table:table-row>
        <table:table-row table:style-name="ro1">
          <table:table-cell office:value-type="float" office:value="0.857866" calcext:value-type="float">
            <text:p>0.857866</text:p>
          </table:table-cell>
          <table:table-cell office:value-type="float" office:value="0.887064" calcext:value-type="float">
            <text:p>0.887064</text:p>
          </table:table-cell>
          <table:table-cell table:formula="of:=([.A3351]*[.A3351])" office:value-type="float" office:value="0.735934073956" calcext:value-type="float">
            <text:p>0.735934073956</text:p>
          </table:table-cell>
          <table:table-cell table:formula="of:=([.A3351]-[.B3351])*([.A3351]-[.B3351])" office:value-type="float" office:value="0.000852523203999997" calcext:value-type="float">
            <text:p>0.000852523203999997</text:p>
          </table:table-cell>
          <table:table-cell/>
        </table:table-row>
        <table:table-row table:style-name="ro1">
          <table:table-cell office:value-type="float" office:value="0.870162" calcext:value-type="float">
            <text:p>0.870162</text:p>
          </table:table-cell>
          <table:table-cell office:value-type="float" office:value="0.955963" calcext:value-type="float">
            <text:p>0.955963</text:p>
          </table:table-cell>
          <table:table-cell table:formula="of:=([.A3352]*[.A3352])" office:value-type="float" office:value="0.757181906244" calcext:value-type="float">
            <text:p>0.757181906244</text:p>
          </table:table-cell>
          <table:table-cell table:formula="of:=([.A3352]-[.B3352])*([.A3352]-[.B3352])" office:value-type="float" office:value="0.007361811601" calcext:value-type="float">
            <text:p>0.007361811601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3414" calcext:value-type="float">
            <text:p>0.93414</text:p>
          </table:table-cell>
          <table:table-cell table:formula="of:=([.A3353]*[.A3353])" office:value-type="float" office:value="0.999986000049" calcext:value-type="float">
            <text:p>0.999986000049</text:p>
          </table:table-cell>
          <table:table-cell table:formula="of:=([.A3353]-[.B3353])*([.A3353]-[.B3353])" office:value-type="float" office:value="0.00433661760900001" calcext:value-type="float">
            <text:p>0.00433661760900001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8192" calcext:value-type="float">
            <text:p>0.998192</text:p>
          </table:table-cell>
          <table:table-cell table:formula="of:=([.A3354]*[.A3354])" office:value-type="float" office:value="0.999986000049" calcext:value-type="float">
            <text:p>0.999986000049</text:p>
          </table:table-cell>
          <table:table-cell table:formula="of:=([.A3354]-[.B3354])*([.A3354]-[.B3354])" office:value-type="float" office:value="0.00000324360100000019" calcext:value-type="float">
            <text:p>3.24360100000019E-06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9997" calcext:value-type="float">
            <text:p>0.999997</text:p>
          </table:table-cell>
          <table:table-cell table:formula="of:=([.A3355]*[.A3355])" office:value-type="float" office:value="0.999986000049" calcext:value-type="float">
            <text:p>0.999986000049</text:p>
          </table:table-cell>
          <table:table-cell table:formula="of:=([.A3355]-[.B3355])*([.A3355]-[.B3355])" office:value-type="float" office:value="0.000000000016" calcext:value-type="float">
            <text:p>1.6000000000032E-11</text:p>
          </table:table-cell>
          <table:table-cell/>
        </table:table-row>
        <table:table-row table:style-name="ro1">
          <table:table-cell office:value-type="float" office:value="0.00000715256" calcext:value-type="float">
            <text:p>0.00000715256</text:p>
          </table:table-cell>
          <table:table-cell office:value-type="float" office:value="0.00000291994" calcext:value-type="float">
            <text:p>0.00000291994</text:p>
          </table:table-cell>
          <table:table-cell table:formula="of:=([.A3356]*[.A3356])" office:value-type="float" office:value="0.00000000005115911455" calcext:value-type="float">
            <text:p>5.11591145536E-11</text:p>
          </table:table-cell>
          <table:table-cell table:formula="of:=([.A3356]-[.B3356])*([.A3356]-[.B3356])" office:value-type="float" office:value="0.00000000001791507206" calcext:value-type="float">
            <text:p>1.79150720644E-11</text:p>
          </table:table-cell>
          <table:table-cell/>
        </table:table-row>
        <table:table-row table:style-name="ro1">
          <table:table-cell office:value-type="float" office:value="0.00000715256" calcext:value-type="float">
            <text:p>0.00000715256</text:p>
          </table:table-cell>
          <table:table-cell office:value-type="float" office:value="0.001741" calcext:value-type="float">
            <text:p>0.001741</text:p>
          </table:table-cell>
          <table:table-cell table:formula="of:=([.A3357]*[.A3357])" office:value-type="float" office:value="0.00000000005115911455" calcext:value-type="float">
            <text:p>5.11591145536E-11</text:p>
          </table:table-cell>
          <table:table-cell table:formula="of:=([.A3357]-[.B3357])*([.A3357]-[.B3357])" office:value-type="float" office:value="0.00000300622694519455" calcext:value-type="float">
            <text:p>3.00622694519455E-06</text:p>
          </table:table-cell>
          <table:table-cell/>
        </table:table-row>
        <table:table-row table:style-name="ro1">
          <table:table-cell office:value-type="float" office:value="0.00000327826" calcext:value-type="float">
            <text:p>0.00000327826</text:p>
          </table:table-cell>
          <table:table-cell office:value-type="float" office:value="0.00119543" calcext:value-type="float">
            <text:p>0.00119543</text:p>
          </table:table-cell>
          <table:table-cell table:formula="of:=([.A3358]*[.A3358])" office:value-type="float" office:value="0.00000000001074698863" calcext:value-type="float">
            <text:p>1.07469886276E-11</text:p>
          </table:table-cell>
          <table:table-cell table:formula="of:=([.A3358]-[.B3358])*([.A3358]-[.B3358])" office:value-type="float" office:value="0.00000142122577118503" calcext:value-type="float">
            <text:p>1.42122577118503E-06</text:p>
          </table:table-cell>
          <table:table-cell/>
        </table:table-row>
        <table:table-row table:style-name="ro1">
          <table:table-cell office:value-type="float" office:value="0.00000470877" calcext:value-type="float">
            <text:p>0.00000470877</text:p>
          </table:table-cell>
          <table:table-cell office:value-type="float" office:value="0.00367864" calcext:value-type="float">
            <text:p>0.00367864</text:p>
          </table:table-cell>
          <table:table-cell table:formula="of:=([.A3359]*[.A3359])" office:value-type="float" office:value="0.00000000002217251491" calcext:value-type="float">
            <text:p>2.21725149129E-11</text:p>
          </table:table-cell>
          <table:table-cell table:formula="of:=([.A3359]-[.B3359])*([.A3359]-[.B3359])" office:value-type="float" office:value="0.0000134977706827693" calcext:value-type="float">
            <text:p>1.34977706827693E-05</text:p>
          </table:table-cell>
          <table:table-cell/>
        </table:table-row>
        <table:table-row table:style-name="ro1">
          <table:table-cell office:value-type="float" office:value="0.00000077486" calcext:value-type="float">
            <text:p>0.00000077486</text:p>
          </table:table-cell>
          <table:table-cell office:value-type="float" office:value="0.0087623" calcext:value-type="float">
            <text:p>0.0087623</text:p>
          </table:table-cell>
          <table:table-cell table:formula="of:=([.A3360]*[.A3360])" office:value-type="float" office:value="0.00000000000060040802" calcext:value-type="float">
            <text:p>6.004080196E-13</text:p>
          </table:table-cell>
          <table:table-cell table:formula="of:=([.A3360]-[.B3360])*([.A3360]-[.B3360])" office:value-type="float" office:value="0.000076764322778852" calcext:value-type="float">
            <text:p>7.6764322778852E-05</text:p>
          </table:table-cell>
          <table:table-cell/>
        </table:table-row>
        <table:table-row table:style-name="ro1">
          <table:table-cell office:value-type="float" office:value="0.00000077486" calcext:value-type="float">
            <text:p>0.00000077486</text:p>
          </table:table-cell>
          <table:table-cell office:value-type="float" office:value="0.0131479" calcext:value-type="float">
            <text:p>0.0131479</text:p>
          </table:table-cell>
          <table:table-cell table:formula="of:=([.A3361]*[.A3361])" office:value-type="float" office:value="0.00000000000060040802" calcext:value-type="float">
            <text:p>6.004080196E-13</text:p>
          </table:table-cell>
          <table:table-cell table:formula="of:=([.A3361]-[.B3361])*([.A3361]-[.B3361])" office:value-type="float" office:value="0.00017284689944682" calcext:value-type="float">
            <text:p>0.00017284689944682</text:p>
          </table:table-cell>
          <table:table-cell/>
        </table:table-row>
        <table:table-row table:style-name="ro1">
          <table:table-cell office:value-type="float" office:value="0.00000113249" calcext:value-type="float">
            <text:p>0.00000113249</text:p>
          </table:table-cell>
          <table:table-cell office:value-type="float" office:value="0.0162116" calcext:value-type="float">
            <text:p>0.0162116</text:p>
          </table:table-cell>
          <table:table-cell table:formula="of:=([.A3362]*[.A3362])" office:value-type="float" office:value="0.0000000000012825336" calcext:value-type="float">
            <text:p>1.2825336001E-12</text:p>
          </table:table-cell>
          <table:table-cell table:formula="of:=([.A3362]-[.B3362])*([.A3362]-[.B3362])" office:value-type="float" office:value="0.000262779256892766" calcext:value-type="float">
            <text:p>0.000262779256892766</text:p>
          </table:table-cell>
          <table:table-cell/>
        </table:table-row>
        <table:table-row table:style-name="ro1">
          <table:table-cell office:value-type="float" office:value="0.00000113249" calcext:value-type="float">
            <text:p>0.00000113249</text:p>
          </table:table-cell>
          <table:table-cell office:value-type="float" office:value="0.0199791" calcext:value-type="float">
            <text:p>0.0199791</text:p>
          </table:table-cell>
          <table:table-cell table:formula="of:=([.A3363]*[.A3363])" office:value-type="float" office:value="0.0000000000012825336" calcext:value-type="float">
            <text:p>1.2825336001E-12</text:p>
          </table:table-cell>
          <table:table-cell table:formula="of:=([.A3363]-[.B3363])*([.A3363]-[.B3363])" office:value-type="float" office:value="0.000399119185830616" calcext:value-type="float">
            <text:p>0.000399119185830616</text:p>
          </table:table-cell>
          <table:table-cell/>
        </table:table-row>
        <table:table-row table:style-name="ro1">
          <table:table-cell office:value-type="float" office:value="0.000235796" calcext:value-type="float">
            <text:p>0.000235796</text:p>
          </table:table-cell>
          <table:table-cell office:value-type="float" office:value="0.0185362" calcext:value-type="float">
            <text:p>0.0185362</text:p>
          </table:table-cell>
          <table:table-cell table:formula="of:=([.A3364]*[.A3364])" office:value-type="float" office:value="0.000000055599753616" calcext:value-type="float">
            <text:p>5.5599753616E-08</text:p>
          </table:table-cell>
          <table:table-cell table:formula="of:=([.A3364]-[.B3364])*([.A3364]-[.B3364])" office:value-type="float" office:value="0.000334904786563216" calcext:value-type="float">
            <text:p>0.000334904786563216</text:p>
          </table:table-cell>
          <table:table-cell/>
        </table:table-row>
        <table:table-row table:style-name="ro1">
          <table:table-cell office:value-type="float" office:value="0.0000763535" calcext:value-type="float">
            <text:p>0.0000763535</text:p>
          </table:table-cell>
          <table:table-cell office:value-type="float" office:value="0.0159637" calcext:value-type="float">
            <text:p>0.0159637</text:p>
          </table:table-cell>
          <table:table-cell table:formula="of:=([.A3365]*[.A3365])" office:value-type="float" office:value="0.00000000582985696225" calcext:value-type="float">
            <text:p>5.82985696225E-09</text:p>
          </table:table-cell>
          <table:table-cell table:formula="of:=([.A3365]-[.B3365])*([.A3365]-[.B3365])" office:value-type="float" office:value="0.000252407778811062" calcext:value-type="float">
            <text:p>0.000252407778811062</text:p>
          </table:table-cell>
          <table:table-cell/>
        </table:table-row>
        <table:table-row table:style-name="ro1">
          <table:table-cell office:value-type="float" office:value="0.0000207424" calcext:value-type="float">
            <text:p>0.0000207424</text:p>
          </table:table-cell>
          <table:table-cell office:value-type="float" office:value="0.00571162" calcext:value-type="float">
            <text:p>0.00571162</text:p>
          </table:table-cell>
          <table:table-cell table:formula="of:=([.A3366]*[.A3366])" office:value-type="float" office:value="0.00000000043024715776" calcext:value-type="float">
            <text:p>4.3024715776E-10</text:p>
          </table:table-cell>
          <table:table-cell table:formula="of:=([.A3366]-[.B3366])*([.A3366]-[.B3366])" office:value-type="float" office:value="0.0000323860878581818" calcext:value-type="float">
            <text:p>3.23860878581818E-05</text:p>
          </table:table-cell>
          <table:table-cell/>
        </table:table-row>
        <table:table-row table:style-name="ro1">
          <table:table-cell office:value-type="float" office:value="0.000317156" calcext:value-type="float">
            <text:p>0.000317156</text:p>
          </table:table-cell>
          <table:table-cell office:value-type="float" office:value="0.0146234" calcext:value-type="float">
            <text:p>0.0146234</text:p>
          </table:table-cell>
          <table:table-cell table:formula="of:=([.A3367]*[.A3367])" office:value-type="float" office:value="0.000000100587928336" calcext:value-type="float">
            <text:p>1.00587928336E-07</text:p>
          </table:table-cell>
          <table:table-cell table:formula="of:=([.A3367]-[.B3367])*([.A3367]-[.B3367])" office:value-type="float" office:value="0.000204668617387536" calcext:value-type="float">
            <text:p>0.000204668617387536</text:p>
          </table:table-cell>
          <table:table-cell/>
        </table:table-row>
        <table:table-row table:style-name="ro1">
          <table:table-cell office:value-type="float" office:value="0.000195503" calcext:value-type="float">
            <text:p>0.000195503</text:p>
          </table:table-cell>
          <table:table-cell office:value-type="float" office:value="0.0039183" calcext:value-type="float">
            <text:p>0.0039183</text:p>
          </table:table-cell>
          <table:table-cell table:formula="of:=([.A3368]*[.A3368])" office:value-type="float" office:value="0.000000038221423009" calcext:value-type="float">
            <text:p>3.8221423009E-08</text:p>
          </table:table-cell>
          <table:table-cell table:formula="of:=([.A3368]-[.B3368])*([.A3368]-[.B3368])" office:value-type="float" office:value="0.000013859217503209" calcext:value-type="float">
            <text:p>1.3859217503209E-05</text:p>
          </table:table-cell>
          <table:table-cell/>
        </table:table-row>
        <table:table-row table:style-name="ro1">
          <table:table-cell office:value-type="float" office:value="0.0010789" calcext:value-type="float">
            <text:p>0.0010789</text:p>
          </table:table-cell>
          <table:table-cell office:value-type="float" office:value="0.00957076" calcext:value-type="float">
            <text:p>0.00957076</text:p>
          </table:table-cell>
          <table:table-cell table:formula="of:=([.A3369]*[.A3369])" office:value-type="float" office:value="0.00000116402521" calcext:value-type="float">
            <text:p>0.00000116402521</text:p>
          </table:table-cell>
          <table:table-cell table:formula="of:=([.A3369]-[.B3369])*([.A3369]-[.B3369])" office:value-type="float" office:value="0.0000721116862596" calcext:value-type="float">
            <text:p>0.0000721116862596</text:p>
          </table:table-cell>
          <table:table-cell/>
        </table:table-row>
        <table:table-row table:style-name="ro1">
          <table:table-cell office:value-type="float" office:value="0.0010789" calcext:value-type="float">
            <text:p>0.0010789</text:p>
          </table:table-cell>
          <table:table-cell office:value-type="float" office:value="0.0142575" calcext:value-type="float">
            <text:p>0.0142575</text:p>
          </table:table-cell>
          <table:table-cell table:formula="of:=([.A3370]*[.A3370])" office:value-type="float" office:value="0.00000116402521" calcext:value-type="float">
            <text:p>0.00000116402521</text:p>
          </table:table-cell>
          <table:table-cell table:formula="of:=([.A3370]-[.B3370])*([.A3370]-[.B3370])" office:value-type="float" office:value="0.00017367549796" calcext:value-type="float">
            <text:p>0.00017367549796</text:p>
          </table:table-cell>
          <table:table-cell/>
        </table:table-row>
        <table:table-row table:style-name="ro1">
          <table:table-cell office:value-type="float" office:value="0.00115073" calcext:value-type="float">
            <text:p>0.00115073</text:p>
          </table:table-cell>
          <table:table-cell office:value-type="float" office:value="0.0172335" calcext:value-type="float">
            <text:p>0.0172335</text:p>
          </table:table-cell>
          <table:table-cell table:formula="of:=([.A3371]*[.A3371])" office:value-type="float" office:value="0.0000013241795329" calcext:value-type="float">
            <text:p>0.0000013241795329</text:p>
          </table:table-cell>
          <table:table-cell table:formula="of:=([.A3371]-[.B3371])*([.A3371]-[.B3371])" office:value-type="float" office:value="0.0002586554908729" calcext:value-type="float">
            <text:p>0.0002586554908729</text:p>
          </table:table-cell>
          <table:table-cell/>
        </table:table-row>
        <table:table-row table:style-name="ro1">
          <table:table-cell office:value-type="float" office:value="0.00115073" calcext:value-type="float">
            <text:p>0.00115073</text:p>
          </table:table-cell>
          <table:table-cell office:value-type="float" office:value="0.0180876" calcext:value-type="float">
            <text:p>0.0180876</text:p>
          </table:table-cell>
          <table:table-cell table:formula="of:=([.A3372]*[.A3372])" office:value-type="float" office:value="0.0000013241795329" calcext:value-type="float">
            <text:p>0.0000013241795329</text:p>
          </table:table-cell>
          <table:table-cell table:formula="of:=([.A3372]-[.B3372])*([.A3372]-[.B3372])" office:value-type="float" office:value="0.0002868575653969" calcext:value-type="float">
            <text:p>0.0002868575653969</text:p>
          </table:table-cell>
          <table:table-cell/>
        </table:table-row>
        <table:table-row table:style-name="ro1">
          <table:table-cell office:value-type="float" office:value="0.00296235" calcext:value-type="float">
            <text:p>0.00296235</text:p>
          </table:table-cell>
          <table:table-cell office:value-type="float" office:value="0.0207892" calcext:value-type="float">
            <text:p>0.0207892</text:p>
          </table:table-cell>
          <table:table-cell table:formula="of:=([.A3373]*[.A3373])" office:value-type="float" office:value="0.0000087755175225" calcext:value-type="float">
            <text:p>0.0000087755175225</text:p>
          </table:table-cell>
          <table:table-cell table:formula="of:=([.A3373]-[.B3373])*([.A3373]-[.B3373])" office:value-type="float" office:value="0.0003177965809225" calcext:value-type="float">
            <text:p>0.0003177965809225</text:p>
          </table:table-cell>
          <table:table-cell/>
        </table:table-row>
        <table:table-row table:style-name="ro1">
          <table:table-cell office:value-type="float" office:value="0.0262695" calcext:value-type="float">
            <text:p>0.0262695</text:p>
          </table:table-cell>
          <table:table-cell office:value-type="float" office:value="0.076739" calcext:value-type="float">
            <text:p>0.076739</text:p>
          </table:table-cell>
          <table:table-cell table:formula="of:=([.A3374]*[.A3374])" office:value-type="float" office:value="0.00069008663025" calcext:value-type="float">
            <text:p>0.00069008663025</text:p>
          </table:table-cell>
          <table:table-cell table:formula="of:=([.A3374]-[.B3374])*([.A3374]-[.B3374])" office:value-type="float" office:value="0.00254717043025" calcext:value-type="float">
            <text:p>0.00254717043025</text:p>
          </table:table-cell>
          <table:table-cell/>
        </table:table-row>
        <table:table-row table:style-name="ro1">
          <table:table-cell office:value-type="float" office:value="0.0262694" calcext:value-type="float">
            <text:p>0.0262694</text:p>
          </table:table-cell>
          <table:table-cell office:value-type="float" office:value="0.0632915" calcext:value-type="float">
            <text:p>0.0632915</text:p>
          </table:table-cell>
          <table:table-cell table:formula="of:=([.A3375]*[.A3375])" office:value-type="float" office:value="0.00069008137636" calcext:value-type="float">
            <text:p>0.00069008137636</text:p>
          </table:table-cell>
          <table:table-cell table:formula="of:=([.A3375]-[.B3375])*([.A3375]-[.B3375])" office:value-type="float" office:value="0.00137063588841" calcext:value-type="float">
            <text:p>0.00137063588841</text:p>
          </table:table-cell>
          <table:table-cell/>
        </table:table-row>
        <table:table-row table:style-name="ro1">
          <table:table-cell office:value-type="float" office:value="0.0262694" calcext:value-type="float">
            <text:p>0.0262694</text:p>
          </table:table-cell>
          <table:table-cell office:value-type="float" office:value="0.0657809" calcext:value-type="float">
            <text:p>0.0657809</text:p>
          </table:table-cell>
          <table:table-cell table:formula="of:=([.A3376]*[.A3376])" office:value-type="float" office:value="0.00069008137636" calcext:value-type="float">
            <text:p>0.00069008137636</text:p>
          </table:table-cell>
          <table:table-cell table:formula="of:=([.A3376]-[.B3376])*([.A3376]-[.B3376])" office:value-type="float" office:value="0.00156115863225" calcext:value-type="float">
            <text:p>0.00156115863225</text:p>
          </table:table-cell>
          <table:table-cell/>
        </table:table-row>
        <table:table-row table:style-name="ro1">
          <table:table-cell office:value-type="float" office:value="0.0674462" calcext:value-type="float">
            <text:p>0.0674462</text:p>
          </table:table-cell>
          <table:table-cell office:value-type="float" office:value="0.19404" calcext:value-type="float">
            <text:p>0.19404</text:p>
          </table:table-cell>
          <table:table-cell table:formula="of:=([.A3377]*[.A3377])" office:value-type="float" office:value="0.00454898989444" calcext:value-type="float">
            <text:p>0.00454898989444</text:p>
          </table:table-cell>
          <table:table-cell table:formula="of:=([.A3377]-[.B3377])*([.A3377]-[.B3377])" office:value-type="float" office:value="0.01602599019844" calcext:value-type="float">
            <text:p>0.01602599019844</text:p>
          </table:table-cell>
          <table:table-cell/>
        </table:table-row>
        <table:table-row table:style-name="ro1">
          <table:table-cell office:value-type="float" office:value="0.0674462" calcext:value-type="float">
            <text:p>0.0674462</text:p>
          </table:table-cell>
          <table:table-cell office:value-type="float" office:value="0.211323" calcext:value-type="float">
            <text:p>0.211323</text:p>
          </table:table-cell>
          <table:table-cell table:formula="of:=([.A3378]*[.A3378])" office:value-type="float" office:value="0.00454898989444" calcext:value-type="float">
            <text:p>0.00454898989444</text:p>
          </table:table-cell>
          <table:table-cell table:formula="of:=([.A3378]-[.B3378])*([.A3378]-[.B3378])" office:value-type="float" office:value="0.02070053357824" calcext:value-type="float">
            <text:p>0.02070053357824</text:p>
          </table:table-cell>
          <table:table-cell/>
        </table:table-row>
        <table:table-row table:style-name="ro1">
          <table:table-cell office:value-type="float" office:value="0.114118" calcext:value-type="float">
            <text:p>0.114118</text:p>
          </table:table-cell>
          <table:table-cell office:value-type="float" office:value="0.337971" calcext:value-type="float">
            <text:p>0.337971</text:p>
          </table:table-cell>
          <table:table-cell table:formula="of:=([.A3379]*[.A3379])" office:value-type="float" office:value="0.013022917924" calcext:value-type="float">
            <text:p>0.013022917924</text:p>
          </table:table-cell>
          <table:table-cell table:formula="of:=([.A3379]-[.B3379])*([.A3379]-[.B3379])" office:value-type="float" office:value="0.050110165609" calcext:value-type="float">
            <text:p>0.050110165609</text:p>
          </table:table-cell>
          <table:table-cell/>
        </table:table-row>
        <table:table-row table:style-name="ro1">
          <table:table-cell office:value-type="float" office:value="0.222062" calcext:value-type="float">
            <text:p>0.222062</text:p>
          </table:table-cell>
          <table:table-cell office:value-type="float" office:value="0.305575" calcext:value-type="float">
            <text:p>0.305575</text:p>
          </table:table-cell>
          <table:table-cell table:formula="of:=([.A3380]*[.A3380])" office:value-type="float" office:value="0.049311531844" calcext:value-type="float">
            <text:p>0.049311531844</text:p>
          </table:table-cell>
          <table:table-cell table:formula="of:=([.A3380]-[.B3380])*([.A3380]-[.B3380])" office:value-type="float" office:value="0.006974421169" calcext:value-type="float">
            <text:p>0.006974421169</text:p>
          </table:table-cell>
          <table:table-cell/>
        </table:table-row>
        <table:table-row table:style-name="ro1">
          <table:table-cell office:value-type="float" office:value="0.222062" calcext:value-type="float">
            <text:p>0.222062</text:p>
          </table:table-cell>
          <table:table-cell office:value-type="float" office:value="0.305595" calcext:value-type="float">
            <text:p>0.305595</text:p>
          </table:table-cell>
          <table:table-cell table:formula="of:=([.A3381]*[.A3381])" office:value-type="float" office:value="0.049311531844" calcext:value-type="float">
            <text:p>0.049311531844</text:p>
          </table:table-cell>
          <table:table-cell table:formula="of:=([.A3381]-[.B3381])*([.A3381]-[.B3381])" office:value-type="float" office:value="0.006977762089" calcext:value-type="float">
            <text:p>0.006977762089</text:p>
          </table:table-cell>
          <table:table-cell/>
        </table:table-row>
        <table:table-row table:style-name="ro1">
          <table:table-cell office:value-type="float" office:value="0.342184" calcext:value-type="float">
            <text:p>0.342184</text:p>
          </table:table-cell>
          <table:table-cell office:value-type="float" office:value="0.200419" calcext:value-type="float">
            <text:p>0.200419</text:p>
          </table:table-cell>
          <table:table-cell table:formula="of:=([.A3382]*[.A3382])" office:value-type="float" office:value="0.117089889856" calcext:value-type="float">
            <text:p>0.117089889856</text:p>
          </table:table-cell>
          <table:table-cell table:formula="of:=([.A3382]-[.B3382])*([.A3382]-[.B3382])" office:value-type="float" office:value="0.020097315225" calcext:value-type="float">
            <text:p>0.020097315225</text:p>
          </table:table-cell>
          <table:table-cell/>
        </table:table-row>
        <table:table-row table:style-name="ro1">
          <table:table-cell office:value-type="float" office:value="0.342184" calcext:value-type="float">
            <text:p>0.342184</text:p>
          </table:table-cell>
          <table:table-cell office:value-type="float" office:value="0.568896" calcext:value-type="float">
            <text:p>0.568896</text:p>
          </table:table-cell>
          <table:table-cell table:formula="of:=([.A3383]*[.A3383])" office:value-type="float" office:value="0.117089889856" calcext:value-type="float">
            <text:p>0.117089889856</text:p>
          </table:table-cell>
          <table:table-cell table:formula="of:=([.A3383]-[.B3383])*([.A3383]-[.B3383])" office:value-type="float" office:value="0.051398330944" calcext:value-type="float">
            <text:p>0.051398330944</text:p>
          </table:table-cell>
          <table:table-cell/>
        </table:table-row>
        <table:table-row table:style-name="ro1">
          <table:table-cell office:value-type="float" office:value="0.342184" calcext:value-type="float">
            <text:p>0.342184</text:p>
          </table:table-cell>
          <table:table-cell office:value-type="float" office:value="0.592002" calcext:value-type="float">
            <text:p>0.592002</text:p>
          </table:table-cell>
          <table:table-cell table:formula="of:=([.A3384]*[.A3384])" office:value-type="float" office:value="0.117089889856" calcext:value-type="float">
            <text:p>0.117089889856</text:p>
          </table:table-cell>
          <table:table-cell table:formula="of:=([.A3384]-[.B3384])*([.A3384]-[.B3384])" office:value-type="float" office:value="0.062409033124" calcext:value-type="float">
            <text:p>0.062409033124</text:p>
          </table:table-cell>
          <table:table-cell/>
        </table:table-row>
        <table:table-row table:style-name="ro1">
          <table:table-cell office:value-type="float" office:value="0.342184" calcext:value-type="float">
            <text:p>0.342184</text:p>
          </table:table-cell>
          <table:table-cell office:value-type="float" office:value="0.661325" calcext:value-type="float">
            <text:p>0.661325</text:p>
          </table:table-cell>
          <table:table-cell table:formula="of:=([.A3385]*[.A3385])" office:value-type="float" office:value="0.117089889856" calcext:value-type="float">
            <text:p>0.117089889856</text:p>
          </table:table-cell>
          <table:table-cell table:formula="of:=([.A3385]-[.B3385])*([.A3385]-[.B3385])" office:value-type="float" office:value="0.101850977881" calcext:value-type="float">
            <text:p>0.101850977881</text:p>
          </table:table-cell>
          <table:table-cell/>
        </table:table-row>
        <table:table-row table:style-name="ro1">
          <table:table-cell office:value-type="float" office:value="0.477791" calcext:value-type="float">
            <text:p>0.477791</text:p>
          </table:table-cell>
          <table:table-cell office:value-type="float" office:value="0.623887" calcext:value-type="float">
            <text:p>0.623887</text:p>
          </table:table-cell>
          <table:table-cell table:formula="of:=([.A3386]*[.A3386])" office:value-type="float" office:value="0.228284239681" calcext:value-type="float">
            <text:p>0.228284239681</text:p>
          </table:table-cell>
          <table:table-cell table:formula="of:=([.A3386]-[.B3386])*([.A3386]-[.B3386])" office:value-type="float" office:value="0.021344041216" calcext:value-type="float">
            <text:p>0.021344041216</text:p>
          </table:table-cell>
          <table:table-cell/>
        </table:table-row>
        <table:table-row table:style-name="ro1">
          <table:table-cell office:value-type="float" office:value="0.612981" calcext:value-type="float">
            <text:p>0.612981</text:p>
          </table:table-cell>
          <table:table-cell office:value-type="float" office:value="0.729691" calcext:value-type="float">
            <text:p>0.729691</text:p>
          </table:table-cell>
          <table:table-cell table:formula="of:=([.A3387]*[.A3387])" office:value-type="float" office:value="0.375745706361" calcext:value-type="float">
            <text:p>0.375745706361</text:p>
          </table:table-cell>
          <table:table-cell table:formula="of:=([.A3387]-[.B3387])*([.A3387]-[.B3387])" office:value-type="float" office:value="0.0136212241" calcext:value-type="float">
            <text:p>0.0136212241</text:p>
          </table:table-cell>
          <table:table-cell/>
        </table:table-row>
        <table:table-row table:style-name="ro1">
          <table:table-cell office:value-type="float" office:value="0.768876" calcext:value-type="float">
            <text:p>0.768876</text:p>
          </table:table-cell>
          <table:table-cell office:value-type="float" office:value="0.70979" calcext:value-type="float">
            <text:p>0.70979</text:p>
          </table:table-cell>
          <table:table-cell table:formula="of:=([.A3388]*[.A3388])" office:value-type="float" office:value="0.591170303376" calcext:value-type="float">
            <text:p>0.591170303376</text:p>
          </table:table-cell>
          <table:table-cell table:formula="of:=([.A3388]-[.B3388])*([.A3388]-[.B3388])" office:value-type="float" office:value="0.003491155396" calcext:value-type="float">
            <text:p>0.003491155396</text:p>
          </table:table-cell>
          <table:table-cell/>
        </table:table-row>
        <table:table-row table:style-name="ro1">
          <table:table-cell office:value-type="float" office:value="0.768876" calcext:value-type="float">
            <text:p>0.768876</text:p>
          </table:table-cell>
          <table:table-cell office:value-type="float" office:value="0.858311" calcext:value-type="float">
            <text:p>0.858311</text:p>
          </table:table-cell>
          <table:table-cell table:formula="of:=([.A3389]*[.A3389])" office:value-type="float" office:value="0.591170303376" calcext:value-type="float">
            <text:p>0.591170303376</text:p>
          </table:table-cell>
          <table:table-cell table:formula="of:=([.A3389]-[.B3389])*([.A3389]-[.B3389])" office:value-type="float" office:value="0.00799861922500001" calcext:value-type="float">
            <text:p>0.00799861922500001</text:p>
          </table:table-cell>
          <table:table-cell/>
        </table:table-row>
        <table:table-row table:style-name="ro1">
          <table:table-cell office:value-type="float" office:value="0.768876" calcext:value-type="float">
            <text:p>0.768876</text:p>
          </table:table-cell>
          <table:table-cell office:value-type="float" office:value="0.82329" calcext:value-type="float">
            <text:p>0.82329</text:p>
          </table:table-cell>
          <table:table-cell table:formula="of:=([.A3390]*[.A3390])" office:value-type="float" office:value="0.591170303376" calcext:value-type="float">
            <text:p>0.591170303376</text:p>
          </table:table-cell>
          <table:table-cell table:formula="of:=([.A3390]-[.B3390])*([.A3390]-[.B3390])" office:value-type="float" office:value="0.002960883396" calcext:value-type="float">
            <text:p>0.002960883396</text:p>
          </table:table-cell>
          <table:table-cell/>
        </table:table-row>
        <table:table-row table:style-name="ro1">
          <table:table-cell office:value-type="float" office:value="0.768876" calcext:value-type="float">
            <text:p>0.768876</text:p>
          </table:table-cell>
          <table:table-cell office:value-type="float" office:value="0.857425" calcext:value-type="float">
            <text:p>0.857425</text:p>
          </table:table-cell>
          <table:table-cell table:formula="of:=([.A3391]*[.A3391])" office:value-type="float" office:value="0.591170303376" calcext:value-type="float">
            <text:p>0.591170303376</text:p>
          </table:table-cell>
          <table:table-cell table:formula="of:=([.A3391]-[.B3391])*([.A3391]-[.B3391])" office:value-type="float" office:value="0.007840925401" calcext:value-type="float">
            <text:p>0.007840925401</text:p>
          </table:table-cell>
          <table:table-cell/>
        </table:table-row>
        <table:table-row table:style-name="ro1">
          <table:table-cell office:value-type="float" office:value="0.917716" calcext:value-type="float">
            <text:p>0.917716</text:p>
          </table:table-cell>
          <table:table-cell office:value-type="float" office:value="0.869621" calcext:value-type="float">
            <text:p>0.869621</text:p>
          </table:table-cell>
          <table:table-cell table:formula="of:=([.A3392]*[.A3392])" office:value-type="float" office:value="0.842202656656" calcext:value-type="float">
            <text:p>0.842202656656</text:p>
          </table:table-cell>
          <table:table-cell table:formula="of:=([.A3392]-[.B3392])*([.A3392]-[.B3392])" office:value-type="float" office:value="0.002313129025" calcext:value-type="float">
            <text:p>0.002313129025</text:p>
          </table:table-cell>
          <table:table-cell/>
        </table:table-row>
        <table:table-row table:style-name="ro1">
          <table:table-cell office:value-type="float" office:value="0.917715" calcext:value-type="float">
            <text:p>0.917715</text:p>
          </table:table-cell>
          <table:table-cell office:value-type="float" office:value="0.978525" calcext:value-type="float">
            <text:p>0.978525</text:p>
          </table:table-cell>
          <table:table-cell table:formula="of:=([.A3393]*[.A3393])" office:value-type="float" office:value="0.842200821225" calcext:value-type="float">
            <text:p>0.842200821225</text:p>
          </table:table-cell>
          <table:table-cell table:formula="of:=([.A3393]-[.B3393])*([.A3393]-[.B3393])" office:value-type="float" office:value="0.0036978561" calcext:value-type="float">
            <text:p>0.0036978561</text:p>
          </table:table-cell>
          <table:table-cell/>
        </table:table-row>
        <table:table-row table:style-name="ro1">
          <table:table-cell office:value-type="float" office:value="0.999994" calcext:value-type="float">
            <text:p>0.999994</text:p>
          </table:table-cell>
          <table:table-cell office:value-type="float" office:value="0.999997" calcext:value-type="float">
            <text:p>0.999997</text:p>
          </table:table-cell>
          <table:table-cell table:formula="of:=([.A3394]*[.A3394])" office:value-type="float" office:value="0.999988000036" calcext:value-type="float">
            <text:p>0.999988000036</text:p>
          </table:table-cell>
          <table:table-cell table:formula="of:=([.A3394]-[.B3394])*([.A3394]-[.B3394])" office:value-type="float" office:value="0.000000000009" calcext:value-type="float">
            <text:p>8.99999999985147E-12</text:p>
          </table:table-cell>
          <table:table-cell/>
        </table:table-row>
        <table:table-row table:style-name="ro1">
          <table:table-cell office:value-type="float" office:value="0.00000542402" calcext:value-type="float">
            <text:p>0.00000542402</text:p>
          </table:table-cell>
          <table:table-cell office:value-type="float" office:value="0.00000126834" calcext:value-type="float">
            <text:p>0.00000126834</text:p>
          </table:table-cell>
          <table:table-cell table:formula="of:=([.A3395]*[.A3395])" office:value-type="float" office:value="0.00000000002941999296" calcext:value-type="float">
            <text:p>2.94199929604E-11</text:p>
          </table:table-cell>
          <table:table-cell table:formula="of:=([.A3395]-[.B3395])*([.A3395]-[.B3395])" office:value-type="float" office:value="0.00000000001726967626" calcext:value-type="float">
            <text:p>1.72696762624E-11</text:p>
          </table:table-cell>
          <table:table-cell/>
        </table:table-row>
        <table:table-row table:style-name="ro1">
          <table:table-cell office:value-type="float" office:value="0.00000524521" calcext:value-type="float">
            <text:p>0.00000524521</text:p>
          </table:table-cell>
          <table:table-cell office:value-type="float" office:value="0.0000964344" calcext:value-type="float">
            <text:p>0.0000964344</text:p>
          </table:table-cell>
          <table:table-cell table:formula="of:=([.A3396]*[.A3396])" office:value-type="float" office:value="0.00000000002751222794" calcext:value-type="float">
            <text:p>2.75122279441E-11</text:p>
          </table:table-cell>
          <table:table-cell table:formula="of:=([.A3396]-[.B3396])*([.A3396]-[.B3396])" office:value-type="float" office:value="0.00000000831546837286" calcext:value-type="float">
            <text:p>8.3154683728561E-0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90496" calcext:value-type="float">
            <text:p>0.00190496</text:p>
          </table:table-cell>
          <table:table-cell table:formula="of:=([.A3397]*[.A3397])" office:value-type="float" office:value="0" calcext:value-type="float">
            <text:p>0</text:p>
          </table:table-cell>
          <table:table-cell table:formula="of:=([.A3397]-[.B3397])*([.A3397]-[.B3397])" office:value-type="float" office:value="0.0000036288726016" calcext:value-type="float">
            <text:p>0.00000362887260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548736" calcext:value-type="float">
            <text:p>0.00548736</text:p>
          </table:table-cell>
          <table:table-cell table:formula="of:=([.A3398]*[.A3398])" office:value-type="float" office:value="0" calcext:value-type="float">
            <text:p>0</text:p>
          </table:table-cell>
          <table:table-cell table:formula="of:=([.A3398]-[.B3398])*([.A3398]-[.B3398])" office:value-type="float" office:value="0.0000301111197696" calcext:value-type="float">
            <text:p>0.0000301111197696</text:p>
          </table:table-cell>
          <table:table-cell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811047" calcext:value-type="float">
            <text:p>0.00811047</text:p>
          </table:table-cell>
          <table:table-cell table:formula="of:=([.A3399]*[.A3399])" office:value-type="float" office:value="0.00000000000258994305" calcext:value-type="float">
            <text:p>2.5899430489E-12</text:p>
          </table:table-cell>
          <table:table-cell table:formula="of:=([.A3399]-[.B3399])*([.A3399]-[.B3399])" office:value-type="float" office:value="0.0000657536213654729" calcext:value-type="float">
            <text:p>6.57536213654729E-05</text:p>
          </table:table-cell>
          <table:table-cell/>
        </table:table-row>
        <table:table-row table:style-name="ro1">
          <table:table-cell office:value-type="float" office:value="0.00000208616" calcext:value-type="float">
            <text:p>0.00000208616</text:p>
          </table:table-cell>
          <table:table-cell office:value-type="float" office:value="0.0113296" calcext:value-type="float">
            <text:p>0.0113296</text:p>
          </table:table-cell>
          <table:table-cell table:formula="of:=([.A3400]*[.A3400])" office:value-type="float" office:value="0.00000000000435206355" calcext:value-type="float">
            <text:p>4.3520635456E-12</text:p>
          </table:table-cell>
          <table:table-cell table:formula="of:=([.A3400]-[.B3400])*([.A3400]-[.B3400])" office:value-type="float" office:value="0.000128312569795392" calcext:value-type="float">
            <text:p>0.000128312569795392</text:p>
          </table:table-cell>
          <table:table-cell/>
        </table:table-row>
        <table:table-row table:style-name="ro1">
          <table:table-cell office:value-type="float" office:value="0.00000613928" calcext:value-type="float">
            <text:p>0.00000613928</text:p>
          </table:table-cell>
          <table:table-cell office:value-type="float" office:value="0.00278402" calcext:value-type="float">
            <text:p>0.00278402</text:p>
          </table:table-cell>
          <table:table-cell table:formula="of:=([.A3401]*[.A3401])" office:value-type="float" office:value="0.00000000003769075892" calcext:value-type="float">
            <text:p>3.76907589184E-11</text:p>
          </table:table-cell>
          <table:table-cell table:formula="of:=([.A3401]-[.B3401])*([.A3401]-[.B3401])" office:value-type="float" office:value="0.00000771662129454772" calcext:value-type="float">
            <text:p>7.71662129454772E-06</text:p>
          </table:table-cell>
          <table:table-cell/>
        </table:table-row>
        <table:table-row table:style-name="ro1">
          <table:table-cell office:value-type="float" office:value="0.000000834465" calcext:value-type="float">
            <text:p>0.000000834465</text:p>
          </table:table-cell>
          <table:table-cell office:value-type="float" office:value="0.0229719" calcext:value-type="float">
            <text:p>0.0229719</text:p>
          </table:table-cell>
          <table:table-cell table:formula="of:=([.A3402]*[.A3402])" office:value-type="float" office:value="0.00000000000069633184" calcext:value-type="float">
            <text:p>6.96331836225E-13</text:p>
          </table:table-cell>
          <table:table-cell table:formula="of:=([.A3402]-[.B3402])*([.A3402]-[.B3402])" office:value-type="float" office:value="0.000527669851813265" calcext:value-type="float">
            <text:p>0.000527669851813265</text:p>
          </table:table-cell>
          <table:table-cell/>
        </table:table-row>
        <table:table-row table:style-name="ro1">
          <table:table-cell office:value-type="float" office:value="0.00000405312" calcext:value-type="float">
            <text:p>0.00000405312</text:p>
          </table:table-cell>
          <table:table-cell office:value-type="float" office:value="0.00268166" calcext:value-type="float">
            <text:p>0.00268166</text:p>
          </table:table-cell>
          <table:table-cell table:formula="of:=([.A3403]*[.A3403])" office:value-type="float" office:value="0.00000000001642778173" calcext:value-type="float">
            <text:p>1.64277817344E-11</text:p>
          </table:table-cell>
          <table:table-cell table:formula="of:=([.A3403]-[.B3403])*([.A3403]-[.B3403])" office:value-type="float" office:value="0.00000716957860382334" calcext:value-type="float">
            <text:p>7.16957860382334E-06</text:p>
          </table:table-cell>
          <table:table-cell/>
        </table:table-row>
        <table:table-row table:style-name="ro1">
          <table:table-cell office:value-type="float" office:value="0.0000724792" calcext:value-type="float">
            <text:p>0.0000724792</text:p>
          </table:table-cell>
          <table:table-cell office:value-type="float" office:value="0.0042027" calcext:value-type="float">
            <text:p>0.0042027</text:p>
          </table:table-cell>
          <table:table-cell table:formula="of:=([.A3404]*[.A3404])" office:value-type="float" office:value="0.00000000525323443264" calcext:value-type="float">
            <text:p>5.25323443264E-09</text:p>
          </table:table-cell>
          <table:table-cell table:formula="of:=([.A3404]-[.B3404])*([.A3404]-[.B3404])" office:value-type="float" office:value="0.0000170587238567526" calcext:value-type="float">
            <text:p>1.70587238567526E-05</text:p>
          </table:table-cell>
          <table:table-cell/>
        </table:table-row>
        <table:table-row table:style-name="ro1">
          <table:table-cell office:value-type="float" office:value="0.0000724792" calcext:value-type="float">
            <text:p>0.0000724792</text:p>
          </table:table-cell>
          <table:table-cell office:value-type="float" office:value="0.0118447" calcext:value-type="float">
            <text:p>0.0118447</text:p>
          </table:table-cell>
          <table:table-cell table:formula="of:=([.A3405]*[.A3405])" office:value-type="float" office:value="0.00000000525323443264" calcext:value-type="float">
            <text:p>5.25323443264E-09</text:p>
          </table:table-cell>
          <table:table-cell table:formula="of:=([.A3405]-[.B3405])*([.A3405]-[.B3405])" office:value-type="float" office:value="0.000138585182563953" calcext:value-type="float">
            <text:p>0.000138585182563953</text:p>
          </table:table-cell>
          <table:table-cell/>
        </table:table-row>
        <table:table-row table:style-name="ro1">
          <table:table-cell office:value-type="float" office:value="0.0000146031" calcext:value-type="float">
            <text:p>0.0000146031</text:p>
          </table:table-cell>
          <table:table-cell office:value-type="float" office:value="0.0244096" calcext:value-type="float">
            <text:p>0.0244096</text:p>
          </table:table-cell>
          <table:table-cell table:formula="of:=([.A3406]*[.A3406])" office:value-type="float" office:value="0.00000000021325052961" calcext:value-type="float">
            <text:p>2.1325052961E-10</text:p>
          </table:table-cell>
          <table:table-cell table:formula="of:=([.A3406]-[.B3406])*([.A3406]-[.B3406])" office:value-type="float" office:value="0.00059511587375101" calcext:value-type="float">
            <text:p>0.00059511587375101</text:p>
          </table:table-cell>
          <table:table-cell/>
        </table:table-row>
        <table:table-row table:style-name="ro1">
          <table:table-cell office:value-type="float" office:value="0.000205219" calcext:value-type="float">
            <text:p>0.000205219</text:p>
          </table:table-cell>
          <table:table-cell office:value-type="float" office:value="0.173079" calcext:value-type="float">
            <text:p>0.173079</text:p>
          </table:table-cell>
          <table:table-cell table:formula="of:=([.A3407]*[.A3407])" office:value-type="float" office:value="0.000000042114837961" calcext:value-type="float">
            <text:p>4.2114837961E-08</text:p>
          </table:table-cell>
          <table:table-cell table:formula="of:=([.A3407]-[.B3407])*([.A3407]-[.B3407])" office:value-type="float" office:value="0.029885344157236" calcext:value-type="float">
            <text:p>0.029885344157236</text:p>
          </table:table-cell>
          <table:table-cell/>
        </table:table-row>
        <table:table-row table:style-name="ro1">
          <table:table-cell office:value-type="float" office:value="0.000018239" calcext:value-type="float">
            <text:p>0.000018239</text:p>
          </table:table-cell>
          <table:table-cell office:value-type="float" office:value="0.0690012" calcext:value-type="float">
            <text:p>0.0690012</text:p>
          </table:table-cell>
          <table:table-cell table:formula="of:=([.A3408]*[.A3408])" office:value-type="float" office:value="0.000000000332661121" calcext:value-type="float">
            <text:p>3.32661121E-10</text:p>
          </table:table-cell>
          <table:table-cell table:formula="of:=([.A3408]-[.B3408])*([.A3408]-[.B3408])" office:value-type="float" office:value="0.00475864890832752" calcext:value-type="float">
            <text:p>0.00475864890832752</text:p>
          </table:table-cell>
          <table:table-cell/>
        </table:table-row>
        <table:table-row table:style-name="ro1">
          <table:table-cell office:value-type="float" office:value="0.000138938" calcext:value-type="float">
            <text:p>0.000138938</text:p>
          </table:table-cell>
          <table:table-cell office:value-type="float" office:value="0.0961657" calcext:value-type="float">
            <text:p>0.0961657</text:p>
          </table:table-cell>
          <table:table-cell table:formula="of:=([.A3409]*[.A3409])" office:value-type="float" office:value="0.000000019303767844" calcext:value-type="float">
            <text:p>1.9303767844E-08</text:p>
          </table:table-cell>
          <table:table-cell table:formula="of:=([.A3409]-[.B3409])*([.A3409]-[.B3409])" office:value-type="float" office:value="0.00922113902020464" calcext:value-type="float">
            <text:p>0.00922113902020464</text:p>
          </table:table-cell>
          <table:table-cell/>
        </table:table-row>
        <table:table-row table:style-name="ro1">
          <table:table-cell office:value-type="float" office:value="0.00375432" calcext:value-type="float">
            <text:p>0.00375432</text:p>
          </table:table-cell>
          <table:table-cell office:value-type="float" office:value="0.124998" calcext:value-type="float">
            <text:p>0.124998</text:p>
          </table:table-cell>
          <table:table-cell table:formula="of:=([.A3410]*[.A3410])" office:value-type="float" office:value="0.0000140949186624" calcext:value-type="float">
            <text:p>0.0000140949186624</text:p>
          </table:table-cell>
          <table:table-cell table:formula="of:=([.A3410]-[.B3410])*([.A3410]-[.B3410])" office:value-type="float" office:value="0.0147000299399424" calcext:value-type="float">
            <text:p>0.0147000299399424</text:p>
          </table:table-cell>
          <table:table-cell/>
        </table:table-row>
        <table:table-row table:style-name="ro1">
          <table:table-cell office:value-type="float" office:value="0.00375432" calcext:value-type="float">
            <text:p>0.00375432</text:p>
          </table:table-cell>
          <table:table-cell office:value-type="float" office:value="0.212037" calcext:value-type="float">
            <text:p>0.212037</text:p>
          </table:table-cell>
          <table:table-cell table:formula="of:=([.A3411]*[.A3411])" office:value-type="float" office:value="0.0000140949186624" calcext:value-type="float">
            <text:p>0.0000140949186624</text:p>
          </table:table-cell>
          <table:table-cell table:formula="of:=([.A3411]-[.B3411])*([.A3411]-[.B3411])" office:value-type="float" office:value="0.0433816747879824" calcext:value-type="float">
            <text:p>0.0433816747879824</text:p>
          </table:table-cell>
          <table:table-cell/>
        </table:table-row>
        <table:table-row table:style-name="ro1">
          <table:table-cell office:value-type="float" office:value="0.00894064" calcext:value-type="float">
            <text:p>0.00894064</text:p>
          </table:table-cell>
          <table:table-cell office:value-type="float" office:value="0.231646" calcext:value-type="float">
            <text:p>0.231646</text:p>
          </table:table-cell>
          <table:table-cell table:formula="of:=([.A3412]*[.A3412])" office:value-type="float" office:value="0.0000799350436096" calcext:value-type="float">
            <text:p>0.0000799350436096</text:p>
          </table:table-cell>
          <table:table-cell table:formula="of:=([.A3412]-[.B3412])*([.A3412]-[.B3412])" office:value-type="float" office:value="0.0495976773727296" calcext:value-type="float">
            <text:p>0.0495976773727296</text:p>
          </table:table-cell>
          <table:table-cell/>
        </table:table-row>
        <table:table-row table:style-name="ro1">
          <table:table-cell office:value-type="float" office:value="0.0140011" calcext:value-type="float">
            <text:p>0.0140011</text:p>
          </table:table-cell>
          <table:table-cell office:value-type="float" office:value="0.0246495" calcext:value-type="float">
            <text:p>0.0246495</text:p>
          </table:table-cell>
          <table:table-cell table:formula="of:=([.A3413]*[.A3413])" office:value-type="float" office:value="0.00019603080121" calcext:value-type="float">
            <text:p>0.00019603080121</text:p>
          </table:table-cell>
          <table:table-cell table:formula="of:=([.A3413]-[.B3413])*([.A3413]-[.B3413])" office:value-type="float" office:value="0.00011338842256" calcext:value-type="float">
            <text:p>0.00011338842256</text:p>
          </table:table-cell>
          <table:table-cell/>
        </table:table-row>
        <table:table-row table:style-name="ro1">
          <table:table-cell office:value-type="float" office:value="0.044086" calcext:value-type="float">
            <text:p>0.044086</text:p>
          </table:table-cell>
          <table:table-cell office:value-type="float" office:value="0.0286996" calcext:value-type="float">
            <text:p>0.0286996</text:p>
          </table:table-cell>
          <table:table-cell table:formula="of:=([.A3414]*[.A3414])" office:value-type="float" office:value="0.001943575396" calcext:value-type="float">
            <text:p>0.001943575396</text:p>
          </table:table-cell>
          <table:table-cell table:formula="of:=([.A3414]-[.B3414])*([.A3414]-[.B3414])" office:value-type="float" office:value="0.00023674130496" calcext:value-type="float">
            <text:p>0.00023674130496</text:p>
          </table:table-cell>
          <table:table-cell/>
        </table:table-row>
        <table:table-row table:style-name="ro1">
          <table:table-cell office:value-type="float" office:value="0.0653627" calcext:value-type="float">
            <text:p>0.0653627</text:p>
          </table:table-cell>
          <table:table-cell office:value-type="float" office:value="0.188538" calcext:value-type="float">
            <text:p>0.188538</text:p>
          </table:table-cell>
          <table:table-cell table:formula="of:=([.A3415]*[.A3415])" office:value-type="float" office:value="0.00427228255129" calcext:value-type="float">
            <text:p>0.00427228255129</text:p>
          </table:table-cell>
          <table:table-cell table:formula="of:=([.A3415]-[.B3415])*([.A3415]-[.B3415])" office:value-type="float" office:value="0.01517215453009" calcext:value-type="float">
            <text:p>0.01517215453009</text:p>
          </table:table-cell>
          <table:table-cell/>
        </table:table-row>
        <table:table-row table:style-name="ro1">
          <table:table-cell office:value-type="float" office:value="0.0957097" calcext:value-type="float">
            <text:p>0.0957097</text:p>
          </table:table-cell>
          <table:table-cell office:value-type="float" office:value="0.242721" calcext:value-type="float">
            <text:p>0.242721</text:p>
          </table:table-cell>
          <table:table-cell table:formula="of:=([.A3416]*[.A3416])" office:value-type="float" office:value="0.00916034667409" calcext:value-type="float">
            <text:p>0.00916034667409</text:p>
          </table:table-cell>
          <table:table-cell table:formula="of:=([.A3416]-[.B3416])*([.A3416]-[.B3416])" office:value-type="float" office:value="0.02161232232769" calcext:value-type="float">
            <text:p>0.02161232232769</text:p>
          </table:table-cell>
          <table:table-cell/>
        </table:table-row>
        <table:table-row table:style-name="ro1">
          <table:table-cell office:value-type="float" office:value="0.140044" calcext:value-type="float">
            <text:p>0.140044</text:p>
          </table:table-cell>
          <table:table-cell office:value-type="float" office:value="0.153559" calcext:value-type="float">
            <text:p>0.153559</text:p>
          </table:table-cell>
          <table:table-cell table:formula="of:=([.A3417]*[.A3417])" office:value-type="float" office:value="0.019612321936" calcext:value-type="float">
            <text:p>0.019612321936</text:p>
          </table:table-cell>
          <table:table-cell table:formula="of:=([.A3417]-[.B3417])*([.A3417]-[.B3417])" office:value-type="float" office:value="0.000182655225" calcext:value-type="float">
            <text:p>0.000182655225</text:p>
          </table:table-cell>
          <table:table-cell/>
        </table:table-row>
        <table:table-row table:style-name="ro1">
          <table:table-cell office:value-type="float" office:value="0.140044" calcext:value-type="float">
            <text:p>0.140044</text:p>
          </table:table-cell>
          <table:table-cell office:value-type="float" office:value="0.159262" calcext:value-type="float">
            <text:p>0.159262</text:p>
          </table:table-cell>
          <table:table-cell table:formula="of:=([.A3418]*[.A3418])" office:value-type="float" office:value="0.019612321936" calcext:value-type="float">
            <text:p>0.019612321936</text:p>
          </table:table-cell>
          <table:table-cell table:formula="of:=([.A3418]-[.B3418])*([.A3418]-[.B3418])" office:value-type="float" office:value="0.000369331523999999" calcext:value-type="float">
            <text:p>0.000369331523999999</text:p>
          </table:table-cell>
          <table:table-cell/>
        </table:table-row>
        <table:table-row table:style-name="ro1">
          <table:table-cell office:value-type="float" office:value="0.140044" calcext:value-type="float">
            <text:p>0.140044</text:p>
          </table:table-cell>
          <table:table-cell office:value-type="float" office:value="0.165181" calcext:value-type="float">
            <text:p>0.165181</text:p>
          </table:table-cell>
          <table:table-cell table:formula="of:=([.A3419]*[.A3419])" office:value-type="float" office:value="0.019612321936" calcext:value-type="float">
            <text:p>0.019612321936</text:p>
          </table:table-cell>
          <table:table-cell table:formula="of:=([.A3419]-[.B3419])*([.A3419]-[.B3419])" office:value-type="float" office:value="0.000631868769" calcext:value-type="float">
            <text:p>0.000631868769</text:p>
          </table:table-cell>
          <table:table-cell/>
        </table:table-row>
        <table:table-row table:style-name="ro1">
          <table:table-cell office:value-type="float" office:value="0.140044" calcext:value-type="float">
            <text:p>0.140044</text:p>
          </table:table-cell>
          <table:table-cell office:value-type="float" office:value="0.442908" calcext:value-type="float">
            <text:p>0.442908</text:p>
          </table:table-cell>
          <table:table-cell table:formula="of:=([.A3420]*[.A3420])" office:value-type="float" office:value="0.019612321936" calcext:value-type="float">
            <text:p>0.019612321936</text:p>
          </table:table-cell>
          <table:table-cell table:formula="of:=([.A3420]-[.B3420])*([.A3420]-[.B3420])" office:value-type="float" office:value="0.091726602496" calcext:value-type="float">
            <text:p>0.091726602496</text:p>
          </table:table-cell>
          <table:table-cell/>
        </table:table-row>
        <table:table-row table:style-name="ro1">
          <table:table-cell office:value-type="float" office:value="0.249956" calcext:value-type="float">
            <text:p>0.249956</text:p>
          </table:table-cell>
          <table:table-cell office:value-type="float" office:value="0.507701" calcext:value-type="float">
            <text:p>0.507701</text:p>
          </table:table-cell>
          <table:table-cell table:formula="of:=([.A3421]*[.A3421])" office:value-type="float" office:value="0.062478001936" calcext:value-type="float">
            <text:p>0.062478001936</text:p>
          </table:table-cell>
          <table:table-cell table:formula="of:=([.A3421]-[.B3421])*([.A3421]-[.B3421])" office:value-type="float" office:value="0.066432485025" calcext:value-type="float">
            <text:p>0.066432485025</text:p>
          </table:table-cell>
          <table:table-cell/>
        </table:table-row>
        <table:table-row table:style-name="ro1">
          <table:table-cell office:value-type="float" office:value="0.249956" calcext:value-type="float">
            <text:p>0.249956</text:p>
          </table:table-cell>
          <table:table-cell office:value-type="float" office:value="0.57312" calcext:value-type="float">
            <text:p>0.57312</text:p>
          </table:table-cell>
          <table:table-cell table:formula="of:=([.A3422]*[.A3422])" office:value-type="float" office:value="0.062478001936" calcext:value-type="float">
            <text:p>0.062478001936</text:p>
          </table:table-cell>
          <table:table-cell table:formula="of:=([.A3422]-[.B3422])*([.A3422]-[.B3422])" office:value-type="float" office:value="0.104434970896" calcext:value-type="float">
            <text:p>0.104434970896</text:p>
          </table:table-cell>
          <table:table-cell/>
        </table:table-row>
        <table:table-row table:style-name="ro1">
          <table:table-cell office:value-type="float" office:value="0.249956" calcext:value-type="float">
            <text:p>0.249956</text:p>
          </table:table-cell>
          <table:table-cell office:value-type="float" office:value="0.64088" calcext:value-type="float">
            <text:p>0.64088</text:p>
          </table:table-cell>
          <table:table-cell table:formula="of:=([.A3423]*[.A3423])" office:value-type="float" office:value="0.062478001936" calcext:value-type="float">
            <text:p>0.062478001936</text:p>
          </table:table-cell>
          <table:table-cell table:formula="of:=([.A3423]-[.B3423])*([.A3423]-[.B3423])" office:value-type="float" office:value="0.152821573776" calcext:value-type="float">
            <text:p>0.152821573776</text:p>
          </table:table-cell>
          <table:table-cell/>
        </table:table-row>
        <table:table-row table:style-name="ro1">
          <table:table-cell office:value-type="float" office:value="0.331245" calcext:value-type="float">
            <text:p>0.331245</text:p>
          </table:table-cell>
          <table:table-cell office:value-type="float" office:value="0.667958" calcext:value-type="float">
            <text:p>0.667958</text:p>
          </table:table-cell>
          <table:table-cell table:formula="of:=([.A3424]*[.A3424])" office:value-type="float" office:value="0.109723250025" calcext:value-type="float">
            <text:p>0.109723250025</text:p>
          </table:table-cell>
          <table:table-cell table:formula="of:=([.A3424]-[.B3424])*([.A3424]-[.B3424])" office:value-type="float" office:value="0.113375644369" calcext:value-type="float">
            <text:p>0.113375644369</text:p>
          </table:table-cell>
          <table:table-cell/>
        </table:table-row>
        <table:table-row table:style-name="ro1">
          <table:table-cell office:value-type="float" office:value="0.377283" calcext:value-type="float">
            <text:p>0.377283</text:p>
          </table:table-cell>
          <table:table-cell office:value-type="float" office:value="0.74084" calcext:value-type="float">
            <text:p>0.74084</text:p>
          </table:table-cell>
          <table:table-cell table:formula="of:=([.A3425]*[.A3425])" office:value-type="float" office:value="0.142342462089" calcext:value-type="float">
            <text:p>0.142342462089</text:p>
          </table:table-cell>
          <table:table-cell table:formula="of:=([.A3425]-[.B3425])*([.A3425]-[.B3425])" office:value-type="float" office:value="0.132173692249" calcext:value-type="float">
            <text:p>0.132173692249</text:p>
          </table:table-cell>
          <table:table-cell/>
        </table:table-row>
        <table:table-row table:style-name="ro1">
          <table:table-cell office:value-type="float" office:value="0.567879" calcext:value-type="float">
            <text:p>0.567879</text:p>
          </table:table-cell>
          <table:table-cell office:value-type="float" office:value="0.61897" calcext:value-type="float">
            <text:p>0.61897</text:p>
          </table:table-cell>
          <table:table-cell table:formula="of:=([.A3426]*[.A3426])" office:value-type="float" office:value="0.322486558641" calcext:value-type="float">
            <text:p>0.322486558641</text:p>
          </table:table-cell>
          <table:table-cell table:formula="of:=([.A3426]-[.B3426])*([.A3426]-[.B3426])" office:value-type="float" office:value="0.002610290281" calcext:value-type="float">
            <text:p>0.002610290281</text:p>
          </table:table-cell>
          <table:table-cell/>
        </table:table-row>
        <table:table-row table:style-name="ro1">
          <table:table-cell office:value-type="float" office:value="0.567879" calcext:value-type="float">
            <text:p>0.567879</text:p>
          </table:table-cell>
          <table:table-cell office:value-type="float" office:value="0.810605" calcext:value-type="float">
            <text:p>0.810605</text:p>
          </table:table-cell>
          <table:table-cell table:formula="of:=([.A3427]*[.A3427])" office:value-type="float" office:value="0.322486558641" calcext:value-type="float">
            <text:p>0.322486558641</text:p>
          </table:table-cell>
          <table:table-cell table:formula="of:=([.A3427]-[.B3427])*([.A3427]-[.B3427])" office:value-type="float" office:value="0.058915911076" calcext:value-type="float">
            <text:p>0.058915911076</text:p>
          </table:table-cell>
          <table:table-cell/>
        </table:table-row>
        <table:table-row table:style-name="ro1">
          <table:table-cell office:value-type="float" office:value="0.741205" calcext:value-type="float">
            <text:p>0.741205</text:p>
          </table:table-cell>
          <table:table-cell office:value-type="float" office:value="0.766604" calcext:value-type="float">
            <text:p>0.766604</text:p>
          </table:table-cell>
          <table:table-cell table:formula="of:=([.A3428]*[.A3428])" office:value-type="float" office:value="0.549384852025" calcext:value-type="float">
            <text:p>0.549384852025</text:p>
          </table:table-cell>
          <table:table-cell table:formula="of:=([.A3428]-[.B3428])*([.A3428]-[.B3428])" office:value-type="float" office:value="0.000645109200999997" calcext:value-type="float">
            <text:p>0.000645109200999997</text:p>
          </table:table-cell>
          <table:table-cell/>
        </table:table-row>
        <table:table-row table:style-name="ro1">
          <table:table-cell office:value-type="float" office:value="0.810817" calcext:value-type="float">
            <text:p>0.810817</text:p>
          </table:table-cell>
          <table:table-cell office:value-type="float" office:value="0.802529" calcext:value-type="float">
            <text:p>0.802529</text:p>
          </table:table-cell>
          <table:table-cell table:formula="of:=([.A3429]*[.A3429])" office:value-type="float" office:value="0.657424207489" calcext:value-type="float">
            <text:p>0.657424207489</text:p>
          </table:table-cell>
          <table:table-cell table:formula="of:=([.A3429]-[.B3429])*([.A3429]-[.B3429])" office:value-type="float" office:value="0.0000686909439999994" calcext:value-type="float">
            <text:p>6.86909439999994E-05</text:p>
          </table:table-cell>
          <table:table-cell/>
        </table:table-row>
        <table:table-row table:style-name="ro1">
          <table:table-cell office:value-type="float" office:value="0.810816" calcext:value-type="float">
            <text:p>0.810816</text:p>
          </table:table-cell>
          <table:table-cell office:value-type="float" office:value="0.954139" calcext:value-type="float">
            <text:p>0.954139</text:p>
          </table:table-cell>
          <table:table-cell table:formula="of:=([.A3430]*[.A3430])" office:value-type="float" office:value="0.657422585856" calcext:value-type="float">
            <text:p>0.657422585856</text:p>
          </table:table-cell>
          <table:table-cell table:formula="of:=([.A3430]-[.B3430])*([.A3430]-[.B3430])" office:value-type="float" office:value="0.020541482329" calcext:value-type="float">
            <text:p>0.020541482329</text:p>
          </table:table-cell>
          <table:table-cell/>
        </table:table-row>
        <table:table-row table:style-name="ro1">
          <table:table-cell office:value-type="float" office:value="0.940138" calcext:value-type="float">
            <text:p>0.940138</text:p>
          </table:table-cell>
          <table:table-cell office:value-type="float" office:value="0.915921" calcext:value-type="float">
            <text:p>0.915921</text:p>
          </table:table-cell>
          <table:table-cell table:formula="of:=([.A3431]*[.A3431])" office:value-type="float" office:value="0.883859459044" calcext:value-type="float">
            <text:p>0.883859459044</text:p>
          </table:table-cell>
          <table:table-cell table:formula="of:=([.A3431]-[.B3431])*([.A3431]-[.B3431])" office:value-type="float" office:value="0.000586463089000002" calcext:value-type="float">
            <text:p>0.000586463089000002</text:p>
          </table:table-cell>
          <table:table-cell/>
        </table:table-row>
        <table:table-row table:style-name="ro1">
          <table:table-cell office:value-type="float" office:value="0.940138" calcext:value-type="float">
            <text:p>0.940138</text:p>
          </table:table-cell>
          <table:table-cell office:value-type="float" office:value="0.992272" calcext:value-type="float">
            <text:p>0.992272</text:p>
          </table:table-cell>
          <table:table-cell table:formula="of:=([.A3432]*[.A3432])" office:value-type="float" office:value="0.883859459044" calcext:value-type="float">
            <text:p>0.883859459044</text:p>
          </table:table-cell>
          <table:table-cell table:formula="of:=([.A3432]-[.B3432])*([.A3432]-[.B3432])" office:value-type="float" office:value="0.002717953956" calcext:value-type="float">
            <text:p>0.002717953956</text:p>
          </table:table-cell>
          <table:table-cell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94066" calcext:value-type="float">
            <text:p>0.994066</text:p>
          </table:table-cell>
          <table:table-cell table:formula="of:=([.A3433]*[.A3433])" office:value-type="float" office:value="0.999984000064" calcext:value-type="float">
            <text:p>0.999984000064</text:p>
          </table:table-cell>
          <table:table-cell table:formula="of:=([.A3433]-[.B3433])*([.A3433]-[.B3433])" office:value-type="float" office:value="0.0000351174759999998" calcext:value-type="float">
            <text:p>3.51174759999998E-05</text:p>
          </table:table-cell>
          <table:table-cell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000000276497" calcext:value-type="float">
            <text:p>0.00000000276497</text:p>
          </table:table-cell>
          <table:table-cell table:formula="of:=([.A3434]*[.A3434])" office:value-type="float" office:value="0.00000000000258994305" calcext:value-type="float">
            <text:p>2.5899430489E-12</text:p>
          </table:table-cell>
          <table:table-cell table:formula="of:=([.A3434]-[.B3434])*([.A3434]-[.B3434])" office:value-type="float" office:value="0.0000000000025810512" calcext:value-type="float">
            <text:p>2.5810511956189E-12</text:p>
          </table:table-cell>
          <table:table-cell/>
        </table:table-row>
        <table:table-row table:style-name="ro1">
          <table:table-cell office:value-type="float" office:value="0.00000721216" calcext:value-type="float">
            <text:p>0.00000721216</text:p>
          </table:table-cell>
          <table:table-cell office:value-type="float" office:value="0.000675455" calcext:value-type="float">
            <text:p>0.000675455</text:p>
          </table:table-cell>
          <table:table-cell table:formula="of:=([.A3435]*[.A3435])" office:value-type="float" office:value="0.00000000005201525187" calcext:value-type="float">
            <text:p>5.20152518656E-11</text:p>
          </table:table-cell>
          <table:table-cell table:formula="of:=([.A3435]-[.B3435])*([.A3435]-[.B3435])" office:value-type="float" office:value="0.00000044654849321127" calcext:value-type="float">
            <text:p>4.46548493211266E-07</text:p>
          </table:table-cell>
          <table:table-cell/>
        </table:table-row>
        <table:table-row table:style-name="ro1">
          <table:table-cell office:value-type="float" office:value="0.00000959635" calcext:value-type="float">
            <text:p>0.00000959635</text:p>
          </table:table-cell>
          <table:table-cell office:value-type="float" office:value="0.00656913" calcext:value-type="float">
            <text:p>0.00656913</text:p>
          </table:table-cell>
          <table:table-cell table:formula="of:=([.A3436]*[.A3436])" office:value-type="float" office:value="0.00000000009208993332" calcext:value-type="float">
            <text:p>9.20899333225E-11</text:p>
          </table:table-cell>
          <table:table-cell table:formula="of:=([.A3436]-[.B3436])*([.A3436]-[.B3436])" office:value-type="float" office:value="0.0000430274817054823" calcext:value-type="float">
            <text:p>4.30274817054823E-05</text:p>
          </table:table-cell>
          <table:table-cell/>
        </table:table-row>
        <table:table-row table:style-name="ro1">
          <table:table-cell office:value-type="float" office:value="0.00000959635" calcext:value-type="float">
            <text:p>0.00000959635</text:p>
          </table:table-cell>
          <table:table-cell office:value-type="float" office:value="0.0189228" calcext:value-type="float">
            <text:p>0.0189228</text:p>
          </table:table-cell>
          <table:table-cell table:formula="of:=([.A3437]*[.A3437])" office:value-type="float" office:value="0.00000000009208993332" calcext:value-type="float">
            <text:p>9.20899333225E-11</text:p>
          </table:table-cell>
          <table:table-cell table:formula="of:=([.A3437]-[.B3437])*([.A3437]-[.B3437])" office:value-type="float" office:value="0.000357709272306373" calcext:value-type="float">
            <text:p>0.000357709272306373</text:p>
          </table:table-cell>
          <table:table-cell/>
        </table:table-row>
        <table:table-row table:style-name="ro1">
          <table:table-cell office:value-type="float" office:value="0.00000327826" calcext:value-type="float">
            <text:p>0.00000327826</text:p>
          </table:table-cell>
          <table:table-cell office:value-type="float" office:value="0.0231951" calcext:value-type="float">
            <text:p>0.0231951</text:p>
          </table:table-cell>
          <table:table-cell table:formula="of:=([.A3438]*[.A3438])" office:value-type="float" office:value="0.00000000001074698863" calcext:value-type="float">
            <text:p>1.07469886276E-11</text:p>
          </table:table-cell>
          <table:table-cell table:formula="of:=([.A3438]-[.B3438])*([.A3438]-[.B3438])" office:value-type="float" office:value="0.000537860595619937" calcext:value-type="float">
            <text:p>0.000537860595619937</text:p>
          </table:table-cell>
          <table:table-cell/>
        </table:table-row>
        <table:table-row table:style-name="ro1">
          <table:table-cell office:value-type="float" office:value="0.00000149012" calcext:value-type="float">
            <text:p>0.00000149012</text:p>
          </table:table-cell>
          <table:table-cell office:value-type="float" office:value="0.000431368" calcext:value-type="float">
            <text:p>0.000431368</text:p>
          </table:table-cell>
          <table:table-cell table:formula="of:=([.A3439]*[.A3439])" office:value-type="float" office:value="0.00000000000222045761" calcext:value-type="float">
            <text:p>2.2204576144E-12</text:p>
          </table:table-cell>
          <table:table-cell table:formula="of:=([.A3439]-[.B3439])*([.A3439]-[.B3439])" office:value-type="float" office:value="0.0000001847949917133" calcext:value-type="float">
            <text:p>1.84794991713294E-07</text:p>
          </table:table-cell>
          <table:table-cell/>
        </table:table-row>
        <table:table-row table:style-name="ro1">
          <table:table-cell office:value-type="float" office:value="0.000115812" calcext:value-type="float">
            <text:p>0.000115812</text:p>
          </table:table-cell>
          <table:table-cell office:value-type="float" office:value="0.000786837" calcext:value-type="float">
            <text:p>0.000786837</text:p>
          </table:table-cell>
          <table:table-cell table:formula="of:=([.A3440]*[.A3440])" office:value-type="float" office:value="0.000000013412419344" calcext:value-type="float">
            <text:p>1.3412419344E-08</text:p>
          </table:table-cell>
          <table:table-cell table:formula="of:=([.A3440]-[.B3440])*([.A3440]-[.B3440])" office:value-type="float" office:value="0.000000450274550625" calcext:value-type="float">
            <text:p>4.50274550625E-07</text:p>
          </table:table-cell>
          <table:table-cell/>
        </table:table-row>
        <table:table-row table:style-name="ro1">
          <table:table-cell office:value-type="float" office:value="0.0000327229" calcext:value-type="float">
            <text:p>0.0000327229</text:p>
          </table:table-cell>
          <table:table-cell office:value-type="float" office:value="0.00976479" calcext:value-type="float">
            <text:p>0.00976479</text:p>
          </table:table-cell>
          <table:table-cell table:formula="of:=([.A3441]*[.A3441])" office:value-type="float" office:value="0.00000000107078818441" calcext:value-type="float">
            <text:p>1.07078818441E-09</text:p>
          </table:table-cell>
          <table:table-cell table:formula="of:=([.A3441]-[.B3441])*([.A3441]-[.B3441])" office:value-type="float" office:value="0.0000947131300389024" calcext:value-type="float">
            <text:p>9.47131300389024E-05</text:p>
          </table:table-cell>
          <table:table-cell/>
        </table:table-row>
        <table:table-row table:style-name="ro1">
          <table:table-cell office:value-type="float" office:value="0.00000190735" calcext:value-type="float">
            <text:p>0.00000190735</text:p>
          </table:table-cell>
          <table:table-cell office:value-type="float" office:value="0.00706776" calcext:value-type="float">
            <text:p>0.00706776</text:p>
          </table:table-cell>
          <table:table-cell table:formula="of:=([.A3442]*[.A3442])" office:value-type="float" office:value="0.00000000000363798402" calcext:value-type="float">
            <text:p>3.6379840225E-12</text:p>
          </table:table-cell>
          <table:table-cell table:formula="of:=([.A3442]-[.B3442])*([.A3442]-[.B3442])" office:value-type="float" office:value="0.000049926273671512" calcext:value-type="float">
            <text:p>4.9926273671512E-05</text:p>
          </table:table-cell>
          <table:table-cell/>
        </table:table-row>
        <table:table-row table:style-name="ro1">
          <table:table-cell office:value-type="float" office:value="0.0000103712" calcext:value-type="float">
            <text:p>0.0000103712</text:p>
          </table:table-cell>
          <table:table-cell office:value-type="float" office:value="0.0250475" calcext:value-type="float">
            <text:p>0.0250475</text:p>
          </table:table-cell>
          <table:table-cell table:formula="of:=([.A3443]*[.A3443])" office:value-type="float" office:value="0.00000000010756178944" calcext:value-type="float">
            <text:p>1.0756178944E-10</text:p>
          </table:table-cell>
          <table:table-cell table:formula="of:=([.A3443]-[.B3443])*([.A3443]-[.B3443])" office:value-type="float" office:value="0.000626857818547789" calcext:value-type="float">
            <text:p>0.000626857818547789</text:p>
          </table:table-cell>
          <table:table-cell/>
        </table:table-row>
        <table:table-row table:style-name="ro1">
          <table:table-cell office:value-type="float" office:value="0.00195956" calcext:value-type="float">
            <text:p>0.00195956</text:p>
          </table:table-cell>
          <table:table-cell office:value-type="float" office:value="0.00288629" calcext:value-type="float">
            <text:p>0.00288629</text:p>
          </table:table-cell>
          <table:table-cell table:formula="of:=([.A3444]*[.A3444])" office:value-type="float" office:value="0.0000038398753936" calcext:value-type="float">
            <text:p>0.0000038398753936</text:p>
          </table:table-cell>
          <table:table-cell table:formula="of:=([.A3444]-[.B3444])*([.A3444]-[.B3444])" office:value-type="float" office:value="0.0000008588284929" calcext:value-type="float">
            <text:p>0.0000008588284929</text:p>
          </table:table-cell>
          <table:table-cell/>
        </table:table-row>
        <table:table-row table:style-name="ro1">
          <table:table-cell office:value-type="float" office:value="0.00220579" calcext:value-type="float">
            <text:p>0.00220579</text:p>
          </table:table-cell>
          <table:table-cell office:value-type="float" office:value="0.000971173" calcext:value-type="float">
            <text:p>0.000971173</text:p>
          </table:table-cell>
          <table:table-cell table:formula="of:=([.A3445]*[.A3445])" office:value-type="float" office:value="0.0000048655095241" calcext:value-type="float">
            <text:p>0.0000048655095241</text:p>
          </table:table-cell>
          <table:table-cell table:formula="of:=([.A3445]-[.B3445])*([.A3445]-[.B3445])" office:value-type="float" office:value="0.000001524279136689" calcext:value-type="float">
            <text:p>1.524279136689E-06</text:p>
          </table:table-cell>
          <table:table-cell/>
        </table:table-row>
        <table:table-row table:style-name="ro1">
          <table:table-cell office:value-type="float" office:value="0.00646865" calcext:value-type="float">
            <text:p>0.00646865</text:p>
          </table:table-cell>
          <table:table-cell office:value-type="float" office:value="0.000781391" calcext:value-type="float">
            <text:p>0.000781391</text:p>
          </table:table-cell>
          <table:table-cell table:formula="of:=([.A3446]*[.A3446])" office:value-type="float" office:value="0.0000418434328225" calcext:value-type="float">
            <text:p>0.0000418434328225</text:p>
          </table:table-cell>
          <table:table-cell table:formula="of:=([.A3446]-[.B3446])*([.A3446]-[.B3446])" office:value-type="float" office:value="0.000032344914933081" calcext:value-type="float">
            <text:p>3.2344914933081E-05</text:p>
          </table:table-cell>
          <table:table-cell/>
        </table:table-row>
        <table:table-row table:style-name="ro1">
          <table:table-cell office:value-type="float" office:value="0.00646859" calcext:value-type="float">
            <text:p>0.00646859</text:p>
          </table:table-cell>
          <table:table-cell office:value-type="float" office:value="0.0112043" calcext:value-type="float">
            <text:p>0.0112043</text:p>
          </table:table-cell>
          <table:table-cell table:formula="of:=([.A3447]*[.A3447])" office:value-type="float" office:value="0.0000418426565881" calcext:value-type="float">
            <text:p>0.0000418426565881</text:p>
          </table:table-cell>
          <table:table-cell table:formula="of:=([.A3447]-[.B3447])*([.A3447]-[.B3447])" office:value-type="float" office:value="0.0000224269492041" calcext:value-type="float">
            <text:p>0.0000224269492041</text:p>
          </table:table-cell>
          <table:table-cell/>
        </table:table-row>
        <table:table-row table:style-name="ro1">
          <table:table-cell office:value-type="float" office:value="0.00646859" calcext:value-type="float">
            <text:p>0.00646859</text:p>
          </table:table-cell>
          <table:table-cell office:value-type="float" office:value="0.00750927" calcext:value-type="float">
            <text:p>0.00750927</text:p>
          </table:table-cell>
          <table:table-cell table:formula="of:=([.A3448]*[.A3448])" office:value-type="float" office:value="0.0000418426565881" calcext:value-type="float">
            <text:p>0.0000418426565881</text:p>
          </table:table-cell>
          <table:table-cell table:formula="of:=([.A3448]-[.B3448])*([.A3448]-[.B3448])" office:value-type="float" office:value="0.0000010830148624" calcext:value-type="float">
            <text:p>0.0000010830148624</text:p>
          </table:table-cell>
          <table:table-cell/>
        </table:table-row>
        <table:table-row table:style-name="ro1">
          <table:table-cell office:value-type="float" office:value="0.00646859" calcext:value-type="float">
            <text:p>0.00646859</text:p>
          </table:table-cell>
          <table:table-cell office:value-type="float" office:value="0.0299629" calcext:value-type="float">
            <text:p>0.0299629</text:p>
          </table:table-cell>
          <table:table-cell table:formula="of:=([.A3449]*[.A3449])" office:value-type="float" office:value="0.0000418426565881" calcext:value-type="float">
            <text:p>0.0000418426565881</text:p>
          </table:table-cell>
          <table:table-cell table:formula="of:=([.A3449]-[.B3449])*([.A3449]-[.B3449])" office:value-type="float" office:value="0.0005519826023761" calcext:value-type="float">
            <text:p>0.0005519826023761</text:p>
          </table:table-cell>
          <table:table-cell/>
        </table:table-row>
        <table:table-row table:style-name="ro1">
          <table:table-cell office:value-type="float" office:value="0.00321883" calcext:value-type="float">
            <text:p>0.00321883</text:p>
          </table:table-cell>
          <table:table-cell office:value-type="float" office:value="0.0484789" calcext:value-type="float">
            <text:p>0.0484789</text:p>
          </table:table-cell>
          <table:table-cell table:formula="of:=([.A3450]*[.A3450])" office:value-type="float" office:value="0.0000103608665689" calcext:value-type="float">
            <text:p>0.0000103608665689</text:p>
          </table:table-cell>
          <table:table-cell table:formula="of:=([.A3450]-[.B3450])*([.A3450]-[.B3450])" office:value-type="float" office:value="0.0020484739364049" calcext:value-type="float">
            <text:p>0.0020484739364049</text:p>
          </table:table-cell>
          <table:table-cell/>
        </table:table-row>
        <table:table-row table:style-name="ro1">
          <table:table-cell office:value-type="float" office:value="0.00321883" calcext:value-type="float">
            <text:p>0.00321883</text:p>
          </table:table-cell>
          <table:table-cell office:value-type="float" office:value="0.0442116" calcext:value-type="float">
            <text:p>0.0442116</text:p>
          </table:table-cell>
          <table:table-cell table:formula="of:=([.A3451]*[.A3451])" office:value-type="float" office:value="0.0000103608665689" calcext:value-type="float">
            <text:p>0.0000103608665689</text:p>
          </table:table-cell>
          <table:table-cell table:formula="of:=([.A3451]-[.B3451])*([.A3451]-[.B3451])" office:value-type="float" office:value="0.0016804071922729" calcext:value-type="float">
            <text:p>0.0016804071922729</text:p>
          </table:table-cell>
          <table:table-cell/>
        </table:table-row>
        <table:table-row table:style-name="ro1">
          <table:table-cell office:value-type="float" office:value="0.00725538" calcext:value-type="float">
            <text:p>0.00725538</text:p>
          </table:table-cell>
          <table:table-cell office:value-type="float" office:value="0.0471983" calcext:value-type="float">
            <text:p>0.0471983</text:p>
          </table:table-cell>
          <table:table-cell table:formula="of:=([.A3452]*[.A3452])" office:value-type="float" office:value="0.0000526405389444" calcext:value-type="float">
            <text:p>0.0000526405389444</text:p>
          </table:table-cell>
          <table:table-cell table:formula="of:=([.A3452]-[.B3452])*([.A3452]-[.B3452])" office:value-type="float" office:value="0.0015954368581264" calcext:value-type="float">
            <text:p>0.0015954368581264</text:p>
          </table:table-cell>
          <table:table-cell/>
        </table:table-row>
        <table:table-row table:style-name="ro1">
          <table:table-cell office:value-type="float" office:value="0.00761598" calcext:value-type="float">
            <text:p>0.00761598</text:p>
          </table:table-cell>
          <table:table-cell office:value-type="float" office:value="0.0302502" calcext:value-type="float">
            <text:p>0.0302502</text:p>
          </table:table-cell>
          <table:table-cell table:formula="of:=([.A3453]*[.A3453])" office:value-type="float" office:value="0.0000580031513604" calcext:value-type="float">
            <text:p>0.0000580031513604</text:p>
          </table:table-cell>
          <table:table-cell table:formula="of:=([.A3453]-[.B3453])*([.A3453]-[.B3453])" office:value-type="float" office:value="0.0005123079150084" calcext:value-type="float">
            <text:p>0.0005123079150084</text:p>
          </table:table-cell>
          <table:table-cell/>
        </table:table-row>
        <table:table-row table:style-name="ro1">
          <table:table-cell office:value-type="float" office:value="0.00934911" calcext:value-type="float">
            <text:p>0.00934911</text:p>
          </table:table-cell>
          <table:table-cell office:value-type="float" office:value="0.0958807" calcext:value-type="float">
            <text:p>0.0958807</text:p>
          </table:table-cell>
          <table:table-cell table:formula="of:=([.A3454]*[.A3454])" office:value-type="float" office:value="0.0000874058577921" calcext:value-type="float">
            <text:p>0.0000874058577921</text:p>
          </table:table-cell>
          <table:table-cell table:formula="of:=([.A3454]-[.B3454])*([.A3454]-[.B3454])" office:value-type="float" office:value="0.0074877160679281" calcext:value-type="float">
            <text:p>0.0074877160679281</text:p>
          </table:table-cell>
          <table:table-cell/>
        </table:table-row>
        <table:table-row table:style-name="ro1">
          <table:table-cell office:value-type="float" office:value="0.0167422" calcext:value-type="float">
            <text:p>0.0167422</text:p>
          </table:table-cell>
          <table:table-cell office:value-type="float" office:value="0.069218" calcext:value-type="float">
            <text:p>0.069218</text:p>
          </table:table-cell>
          <table:table-cell table:formula="of:=([.A3455]*[.A3455])" office:value-type="float" office:value="0.00028030126084" calcext:value-type="float">
            <text:p>0.00028030126084</text:p>
          </table:table-cell>
          <table:table-cell table:formula="of:=([.A3455]-[.B3455])*([.A3455]-[.B3455])" office:value-type="float" office:value="0.00275370958564" calcext:value-type="float">
            <text:p>0.00275370958564</text:p>
          </table:table-cell>
          <table:table-cell/>
        </table:table-row>
        <table:table-row table:style-name="ro1">
          <table:table-cell office:value-type="float" office:value="0.0235111" calcext:value-type="float">
            <text:p>0.0235111</text:p>
          </table:table-cell>
          <table:table-cell office:value-type="float" office:value="0.114637" calcext:value-type="float">
            <text:p>0.114637</text:p>
          </table:table-cell>
          <table:table-cell table:formula="of:=([.A3456]*[.A3456])" office:value-type="float" office:value="0.00055277182321" calcext:value-type="float">
            <text:p>0.00055277182321</text:p>
          </table:table-cell>
          <table:table-cell table:formula="of:=([.A3456]-[.B3456])*([.A3456]-[.B3456])" office:value-type="float" office:value="0.00830392965081" calcext:value-type="float">
            <text:p>0.00830392965081</text:p>
          </table:table-cell>
          <table:table-cell/>
        </table:table-row>
        <table:table-row table:style-name="ro1">
          <table:table-cell office:value-type="float" office:value="0.048107" calcext:value-type="float">
            <text:p>0.048107</text:p>
          </table:table-cell>
          <table:table-cell office:value-type="float" office:value="0.116378" calcext:value-type="float">
            <text:p>0.116378</text:p>
          </table:table-cell>
          <table:table-cell table:formula="of:=([.A3457]*[.A3457])" office:value-type="float" office:value="0.002314283449" calcext:value-type="float">
            <text:p>0.002314283449</text:p>
          </table:table-cell>
          <table:table-cell table:formula="of:=([.A3457]-[.B3457])*([.A3457]-[.B3457])" office:value-type="float" office:value="0.004660929441" calcext:value-type="float">
            <text:p>0.004660929441</text:p>
          </table:table-cell>
          <table:table-cell/>
        </table:table-row>
        <table:table-row table:style-name="ro1">
          <table:table-cell office:value-type="float" office:value="0.0569537" calcext:value-type="float">
            <text:p>0.0569537</text:p>
          </table:table-cell>
          <table:table-cell office:value-type="float" office:value="0.0851346" calcext:value-type="float">
            <text:p>0.0851346</text:p>
          </table:table-cell>
          <table:table-cell table:formula="of:=([.A3458]*[.A3458])" office:value-type="float" office:value="0.00324372394369" calcext:value-type="float">
            <text:p>0.00324372394369</text:p>
          </table:table-cell>
          <table:table-cell table:formula="of:=([.A3458]-[.B3458])*([.A3458]-[.B3458])" office:value-type="float" office:value="0.00079416312481" calcext:value-type="float">
            <text:p>0.00079416312481</text:p>
          </table:table-cell>
          <table:table-cell/>
        </table:table-row>
        <table:table-row table:style-name="ro1">
          <table:table-cell office:value-type="float" office:value="0.0696712" calcext:value-type="float">
            <text:p>0.0696712</text:p>
          </table:table-cell>
          <table:table-cell office:value-type="float" office:value="0.0866132" calcext:value-type="float">
            <text:p>0.0866132</text:p>
          </table:table-cell>
          <table:table-cell table:formula="of:=([.A3459]*[.A3459])" office:value-type="float" office:value="0.00485407610944" calcext:value-type="float">
            <text:p>0.00485407610944</text:p>
          </table:table-cell>
          <table:table-cell table:formula="of:=([.A3459]-[.B3459])*([.A3459]-[.B3459])" office:value-type="float" office:value="0.000287031364" calcext:value-type="float">
            <text:p>0.000287031364</text:p>
          </table:table-cell>
          <table:table-cell/>
        </table:table-row>
        <table:table-row table:style-name="ro1">
          <table:table-cell office:value-type="float" office:value="0.286728" calcext:value-type="float">
            <text:p>0.286728</text:p>
          </table:table-cell>
          <table:table-cell office:value-type="float" office:value="0.0699018" calcext:value-type="float">
            <text:p>0.0699018</text:p>
          </table:table-cell>
          <table:table-cell table:formula="of:=([.A3460]*[.A3460])" office:value-type="float" office:value="0.082212945984" calcext:value-type="float">
            <text:p>0.082212945984</text:p>
          </table:table-cell>
          <table:table-cell table:formula="of:=([.A3460]-[.B3460])*([.A3460]-[.B3460])" office:value-type="float" office:value="0.04701360100644" calcext:value-type="float">
            <text:p>0.04701360100644</text:p>
          </table:table-cell>
          <table:table-cell/>
        </table:table-row>
        <table:table-row table:style-name="ro1">
          <table:table-cell office:value-type="float" office:value="0.380486" calcext:value-type="float">
            <text:p>0.380486</text:p>
          </table:table-cell>
          <table:table-cell office:value-type="float" office:value="0.127073" calcext:value-type="float">
            <text:p>0.127073</text:p>
          </table:table-cell>
          <table:table-cell table:formula="of:=([.A3461]*[.A3461])" office:value-type="float" office:value="0.144769596196" calcext:value-type="float">
            <text:p>0.144769596196</text:p>
          </table:table-cell>
          <table:table-cell table:formula="of:=([.A3461]-[.B3461])*([.A3461]-[.B3461])" office:value-type="float" office:value="0.064218148569" calcext:value-type="float">
            <text:p>0.064218148569</text:p>
          </table:table-cell>
          <table:table-cell/>
        </table:table-row>
        <table:table-row table:style-name="ro1">
          <table:table-cell office:value-type="float" office:value="0.543554" calcext:value-type="float">
            <text:p>0.543554</text:p>
          </table:table-cell>
          <table:table-cell office:value-type="float" office:value="0.140609" calcext:value-type="float">
            <text:p>0.140609</text:p>
          </table:table-cell>
          <table:table-cell table:formula="of:=([.A3462]*[.A3462])" office:value-type="float" office:value="0.295450950916" calcext:value-type="float">
            <text:p>0.295450950916</text:p>
          </table:table-cell>
          <table:table-cell table:formula="of:=([.A3462]-[.B3462])*([.A3462]-[.B3462])" office:value-type="float" office:value="0.162364673025" calcext:value-type="float">
            <text:p>0.162364673025</text:p>
          </table:table-cell>
          <table:table-cell/>
        </table:table-row>
        <table:table-row table:style-name="ro1">
          <table:table-cell office:value-type="float" office:value="0.543555" calcext:value-type="float">
            <text:p>0.543555</text:p>
          </table:table-cell>
          <table:table-cell office:value-type="float" office:value="0.15911" calcext:value-type="float">
            <text:p>0.15911</text:p>
          </table:table-cell>
          <table:table-cell table:formula="of:=([.A3463]*[.A3463])" office:value-type="float" office:value="0.295452038025" calcext:value-type="float">
            <text:p>0.295452038025</text:p>
          </table:table-cell>
          <table:table-cell table:formula="of:=([.A3463]-[.B3463])*([.A3463]-[.B3463])" office:value-type="float" office:value="0.147797958025" calcext:value-type="float">
            <text:p>0.147797958025</text:p>
          </table:table-cell>
          <table:table-cell/>
        </table:table-row>
        <table:table-row table:style-name="ro1">
          <table:table-cell office:value-type="float" office:value="0.543554" calcext:value-type="float">
            <text:p>0.543554</text:p>
          </table:table-cell>
          <table:table-cell office:value-type="float" office:value="0.203965" calcext:value-type="float">
            <text:p>0.203965</text:p>
          </table:table-cell>
          <table:table-cell table:formula="of:=([.A3464]*[.A3464])" office:value-type="float" office:value="0.295450950916" calcext:value-type="float">
            <text:p>0.295450950916</text:p>
          </table:table-cell>
          <table:table-cell table:formula="of:=([.A3464]-[.B3464])*([.A3464]-[.B3464])" office:value-type="float" office:value="0.115320688921" calcext:value-type="float">
            <text:p>0.115320688921</text:p>
          </table:table-cell>
          <table:table-cell/>
        </table:table-row>
        <table:table-row table:style-name="ro1">
          <table:table-cell office:value-type="float" office:value="0.543554" calcext:value-type="float">
            <text:p>0.543554</text:p>
          </table:table-cell>
          <table:table-cell office:value-type="float" office:value="0.274714" calcext:value-type="float">
            <text:p>0.274714</text:p>
          </table:table-cell>
          <table:table-cell table:formula="of:=([.A3465]*[.A3465])" office:value-type="float" office:value="0.295450950916" calcext:value-type="float">
            <text:p>0.295450950916</text:p>
          </table:table-cell>
          <table:table-cell table:formula="of:=([.A3465]-[.B3465])*([.A3465]-[.B3465])" office:value-type="float" office:value="0.0722749456" calcext:value-type="float">
            <text:p>0.0722749456</text:p>
          </table:table-cell>
          <table:table-cell/>
        </table:table-row>
        <table:table-row table:style-name="ro1">
          <table:table-cell office:value-type="float" office:value="0.592234" calcext:value-type="float">
            <text:p>0.592234</text:p>
          </table:table-cell>
          <table:table-cell office:value-type="float" office:value="0.793972" calcext:value-type="float">
            <text:p>0.793972</text:p>
          </table:table-cell>
          <table:table-cell table:formula="of:=([.A3466]*[.A3466])" office:value-type="float" office:value="0.350741110756" calcext:value-type="float">
            <text:p>0.350741110756</text:p>
          </table:table-cell>
          <table:table-cell table:formula="of:=([.A3466]-[.B3466])*([.A3466]-[.B3466])" office:value-type="float" office:value="0.040698220644" calcext:value-type="float">
            <text:p>0.040698220644</text:p>
          </table:table-cell>
          <table:table-cell/>
        </table:table-row>
        <table:table-row table:style-name="ro1">
          <table:table-cell office:value-type="float" office:value="0.68516" calcext:value-type="float">
            <text:p>0.68516</text:p>
          </table:table-cell>
          <table:table-cell office:value-type="float" office:value="0.850522" calcext:value-type="float">
            <text:p>0.850522</text:p>
          </table:table-cell>
          <table:table-cell table:formula="of:=([.A3467]*[.A3467])" office:value-type="float" office:value="0.4694442256" calcext:value-type="float">
            <text:p>0.4694442256</text:p>
          </table:table-cell>
          <table:table-cell table:formula="of:=([.A3467]-[.B3467])*([.A3467]-[.B3467])" office:value-type="float" office:value="0.027344591044" calcext:value-type="float">
            <text:p>0.027344591044</text:p>
          </table:table-cell>
          <table:table-cell/>
        </table:table-row>
        <table:table-row table:style-name="ro1">
          <table:table-cell office:value-type="float" office:value="0.697533" calcext:value-type="float">
            <text:p>0.697533</text:p>
          </table:table-cell>
          <table:table-cell office:value-type="float" office:value="0.889715" calcext:value-type="float">
            <text:p>0.889715</text:p>
          </table:table-cell>
          <table:table-cell table:formula="of:=([.A3468]*[.A3468])" office:value-type="float" office:value="0.486552286089" calcext:value-type="float">
            <text:p>0.486552286089</text:p>
          </table:table-cell>
          <table:table-cell table:formula="of:=([.A3468]-[.B3468])*([.A3468]-[.B3468])" office:value-type="float" office:value="0.036933921124" calcext:value-type="float">
            <text:p>0.036933921124</text:p>
          </table:table-cell>
          <table:table-cell/>
        </table:table-row>
        <table:table-row table:style-name="ro1">
          <table:table-cell office:value-type="float" office:value="0.688901" calcext:value-type="float">
            <text:p>0.688901</text:p>
          </table:table-cell>
          <table:table-cell office:value-type="float" office:value="0.930214" calcext:value-type="float">
            <text:p>0.930214</text:p>
          </table:table-cell>
          <table:table-cell table:formula="of:=([.A3469]*[.A3469])" office:value-type="float" office:value="0.474584587801" calcext:value-type="float">
            <text:p>0.474584587801</text:p>
          </table:table-cell>
          <table:table-cell table:formula="of:=([.A3469]-[.B3469])*([.A3469]-[.B3469])" office:value-type="float" office:value="0.058231963969" calcext:value-type="float">
            <text:p>0.058231963969</text:p>
          </table:table-cell>
          <table:table-cell/>
        </table:table-row>
        <table:table-row table:style-name="ro1">
          <table:table-cell office:value-type="float" office:value="0.811774" calcext:value-type="float">
            <text:p>0.811774</text:p>
          </table:table-cell>
          <table:table-cell office:value-type="float" office:value="0.941282" calcext:value-type="float">
            <text:p>0.941282</text:p>
          </table:table-cell>
          <table:table-cell table:formula="of:=([.A3470]*[.A3470])" office:value-type="float" office:value="0.658977027076" calcext:value-type="float">
            <text:p>0.658977027076</text:p>
          </table:table-cell>
          <table:table-cell table:formula="of:=([.A3470]-[.B3470])*([.A3470]-[.B3470])" office:value-type="float" office:value="0.016772322064" calcext:value-type="float">
            <text:p>0.016772322064</text:p>
          </table:table-cell>
          <table:table-cell/>
        </table:table-row>
        <table:table-row table:style-name="ro1">
          <table:table-cell office:value-type="float" office:value="0.934914" calcext:value-type="float">
            <text:p>0.934914</text:p>
          </table:table-cell>
          <table:table-cell office:value-type="float" office:value="0.956939" calcext:value-type="float">
            <text:p>0.956939</text:p>
          </table:table-cell>
          <table:table-cell table:formula="of:=([.A3471]*[.A3471])" office:value-type="float" office:value="0.874064187396" calcext:value-type="float">
            <text:p>0.874064187396</text:p>
          </table:table-cell>
          <table:table-cell table:formula="of:=([.A3471]-[.B3471])*([.A3471]-[.B3471])" office:value-type="float" office:value="0.000485100624999998" calcext:value-type="float">
            <text:p>0.000485100624999998</text:p>
          </table:table-cell>
          <table:table-cell/>
        </table:table-row>
        <table:table-row table:style-name="ro1">
          <table:table-cell office:value-type="float" office:value="0.969351" calcext:value-type="float">
            <text:p>0.969351</text:p>
          </table:table-cell>
          <table:table-cell office:value-type="float" office:value="0.988215" calcext:value-type="float">
            <text:p>0.988215</text:p>
          </table:table-cell>
          <table:table-cell table:formula="of:=([.A3472]*[.A3472])" office:value-type="float" office:value="0.939641361201" calcext:value-type="float">
            <text:p>0.939641361201</text:p>
          </table:table-cell>
          <table:table-cell table:formula="of:=([.A3472]-[.B3472])*([.A3472]-[.B3472])" office:value-type="float" office:value="0.000355850496" calcext:value-type="float">
            <text:p>0.000355850496</text:p>
          </table:table-cell>
          <table:table-cell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0000280177" calcext:value-type="float">
            <text:p>0.00000280177</text:p>
          </table:table-cell>
          <table:table-cell table:formula="of:=([.A3473]*[.A3473])" office:value-type="float" office:value="0.00000000000035527083" calcext:value-type="float">
            <text:p>3.55270834116E-13</text:p>
          </table:table-cell>
          <table:table-cell table:formula="of:=([.A3473]-[.B3473])*([.A3473]-[.B3473])" office:value-type="float" office:value="0.00000000000486521836" calcext:value-type="float">
            <text:p>4.865218364176E-12</text:p>
          </table:table-cell>
          <table:table-cell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0154601" calcext:value-type="float">
            <text:p>0.00154601</text:p>
          </table:table-cell>
          <table:table-cell table:formula="of:=([.A3474]*[.A3474])" office:value-type="float" office:value="0.00000000000001421079" calcext:value-type="float">
            <text:p>1.4210785681E-14</text:p>
          </table:table-cell>
          <table:table-cell table:formula="of:=([.A3474]-[.B3474])*([.A3474]-[.B3474])" office:value-type="float" office:value="0.00000238977833769861" calcext:value-type="float">
            <text:p>2.38977833769861E-06</text:p>
          </table:table-cell>
          <table:table-cell/>
        </table:table-row>
        <table:table-row table:style-name="ro1">
          <table:table-cell office:value-type="float" office:value="0.00000149012" calcext:value-type="float">
            <text:p>0.00000149012</text:p>
          </table:table-cell>
          <table:table-cell office:value-type="float" office:value="0.00842642" calcext:value-type="float">
            <text:p>0.00842642</text:p>
          </table:table-cell>
          <table:table-cell table:formula="of:=([.A3475]*[.A3475])" office:value-type="float" office:value="0.00000000000222045761" calcext:value-type="float">
            <text:p>2.2204576144E-12</text:p>
          </table:table-cell>
          <table:table-cell table:formula="of:=([.A3475]-[.B3475])*([.A3475]-[.B3475])" office:value-type="float" office:value="0.0000709794434829168" calcext:value-type="float">
            <text:p>7.09794434829168E-05</text:p>
          </table:table-cell>
          <table:table-cell/>
        </table:table-row>
        <table:table-row table:style-name="ro1">
          <table:table-cell office:value-type="float" office:value="0.00000149012" calcext:value-type="float">
            <text:p>0.00000149012</text:p>
          </table:table-cell>
          <table:table-cell office:value-type="float" office:value="0.0242728" calcext:value-type="float">
            <text:p>0.0242728</text:p>
          </table:table-cell>
          <table:table-cell table:formula="of:=([.A3476]*[.A3476])" office:value-type="float" office:value="0.00000000000222045761" calcext:value-type="float">
            <text:p>2.2204576144E-12</text:p>
          </table:table-cell>
          <table:table-cell table:formula="of:=([.A3476]-[.B3476])*([.A3476]-[.B3476])" office:value-type="float" office:value="0.000589096483290986" calcext:value-type="float">
            <text:p>0.000589096483290986</text:p>
          </table:table-cell>
          <table:table-cell/>
        </table:table-row>
        <table:table-row table:style-name="ro1">
          <table:table-cell office:value-type="float" office:value="0.0000186563" calcext:value-type="float">
            <text:p>0.0000186563</text:p>
          </table:table-cell>
          <table:table-cell office:value-type="float" office:value="0.000553654" calcext:value-type="float">
            <text:p>0.000553654</text:p>
          </table:table-cell>
          <table:table-cell table:formula="of:=([.A3477]*[.A3477])" office:value-type="float" office:value="0.00000000034805752969" calcext:value-type="float">
            <text:p>3.4805752969E-10</text:p>
          </table:table-cell>
          <table:table-cell table:formula="of:=([.A3477]-[.B3477])*([.A3477]-[.B3477])" office:value-type="float" office:value="0.00000028622253900529" calcext:value-type="float">
            <text:p>2.8622253900529E-07</text:p>
          </table:table-cell>
          <table:table-cell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303545" calcext:value-type="float">
            <text:p>0.0303545</text:p>
          </table:table-cell>
          <table:table-cell table:formula="of:=([.A3478]*[.A3478])" office:value-type="float" office:value="0.000000000026275876" calcext:value-type="float">
            <text:p>2.6275876E-11</text:p>
          </table:table-cell>
          <table:table-cell table:formula="of:=([.A3478]-[.B3478])*([.A3478]-[.B3478])" office:value-type="float" office:value="0.000921084502191876" calcext:value-type="float">
            <text:p>0.000921084502191876</text:p>
          </table:table-cell>
          <table:table-cell/>
        </table:table-row>
        <table:table-row table:style-name="ro1">
          <table:table-cell office:value-type="float" office:value="0.0000430942" calcext:value-type="float">
            <text:p>0.0000430942</text:p>
          </table:table-cell>
          <table:table-cell office:value-type="float" office:value="0.0416859" calcext:value-type="float">
            <text:p>0.0416859</text:p>
          </table:table-cell>
          <table:table-cell table:formula="of:=([.A3479]*[.A3479])" office:value-type="float" office:value="0.00000000185711007364" calcext:value-type="float">
            <text:p>1.85711007364E-09</text:p>
          </table:table-cell>
          <table:table-cell table:formula="of:=([.A3479]-[.B3479])*([.A3479]-[.B3479])" office:value-type="float" office:value="0.00173412327489651" calcext:value-type="float">
            <text:p>0.00173412327489651</text:p>
          </table:table-cell>
          <table:table-cell/>
        </table:table-row>
        <table:table-row table:style-name="ro1">
          <table:table-cell office:value-type="float" office:value="0.0000430942" calcext:value-type="float">
            <text:p>0.0000430942</text:p>
          </table:table-cell>
          <table:table-cell office:value-type="float" office:value="0.0953581" calcext:value-type="float">
            <text:p>0.0953581</text:p>
          </table:table-cell>
          <table:table-cell table:formula="of:=([.A3480]*[.A3480])" office:value-type="float" office:value="0.00000000185711007364" calcext:value-type="float">
            <text:p>1.85711007364E-09</text:p>
          </table:table-cell>
          <table:table-cell table:formula="of:=([.A3480]-[.B3480])*([.A3480]-[.B3480])" office:value-type="float" office:value="0.00908495033065404" calcext:value-type="float">
            <text:p>0.00908495033065404</text:p>
          </table:table-cell>
          <table:table-cell/>
        </table:table-row>
        <table:table-row table:style-name="ro1">
          <table:table-cell office:value-type="float" office:value="0.0000528097" calcext:value-type="float">
            <text:p>0.0000528097</text:p>
          </table:table-cell>
          <table:table-cell office:value-type="float" office:value="0.106938" calcext:value-type="float">
            <text:p>0.106938</text:p>
          </table:table-cell>
          <table:table-cell table:formula="of:=([.A3481]*[.A3481])" office:value-type="float" office:value="0.00000000278886441409" calcext:value-type="float">
            <text:p>2.78886441409E-09</text:p>
          </table:table-cell>
          <table:table-cell table:formula="of:=([.A3481]-[.B3481])*([.A3481]-[.B3481])" office:value-type="float" office:value="0.0114244439054672" calcext:value-type="float">
            <text:p>0.0114244439054672</text:p>
          </table:table-cell>
          <table:table-cell/>
        </table:table-row>
        <table:table-row table:style-name="ro1">
          <table:table-cell office:value-type="float" office:value="0.0000445843" calcext:value-type="float">
            <text:p>0.0000445843</text:p>
          </table:table-cell>
          <table:table-cell office:value-type="float" office:value="0.0263688" calcext:value-type="float">
            <text:p>0.0263688</text:p>
          </table:table-cell>
          <table:table-cell table:formula="of:=([.A3482]*[.A3482])" office:value-type="float" office:value="0.00000000198775980649" calcext:value-type="float">
            <text:p>1.98775980649E-09</text:p>
          </table:table-cell>
          <table:table-cell table:formula="of:=([.A3482]-[.B3482])*([.A3482]-[.B3482])" office:value-type="float" office:value="0.000692964332220127" calcext:value-type="float">
            <text:p>0.000692964332220127</text:p>
          </table:table-cell>
          <table:table-cell/>
        </table:table-row>
        <table:table-row table:style-name="ro1">
          <table:table-cell office:value-type="float" office:value="0.0000445843" calcext:value-type="float">
            <text:p>0.0000445843</text:p>
          </table:table-cell>
          <table:table-cell office:value-type="float" office:value="0.0292745" calcext:value-type="float">
            <text:p>0.0292745</text:p>
          </table:table-cell>
          <table:table-cell table:formula="of:=([.A3483]*[.A3483])" office:value-type="float" office:value="0.00000000198775980649" calcext:value-type="float">
            <text:p>1.98775980649E-09</text:p>
          </table:table-cell>
          <table:table-cell table:formula="of:=([.A3483]-[.B3483])*([.A3483]-[.B3483])" office:value-type="float" office:value="0.000854387971829106" calcext:value-type="float">
            <text:p>0.000854387971829106</text:p>
          </table:table-cell>
          <table:table-cell/>
        </table:table-row>
        <table:table-row table:style-name="ro1">
          <table:table-cell office:value-type="float" office:value="0.00105906" calcext:value-type="float">
            <text:p>0.00105906</text:p>
          </table:table-cell>
          <table:table-cell office:value-type="float" office:value="0.117715" calcext:value-type="float">
            <text:p>0.117715</text:p>
          </table:table-cell>
          <table:table-cell table:formula="of:=([.A3484]*[.A3484])" office:value-type="float" office:value="0.0000011216080836" calcext:value-type="float">
            <text:p>0.0000011216080836</text:p>
          </table:table-cell>
          <table:table-cell table:formula="of:=([.A3484]-[.B3484])*([.A3484]-[.B3484])" office:value-type="float" office:value="0.0136086083372836" calcext:value-type="float">
            <text:p>0.0136086083372836</text:p>
          </table:table-cell>
          <table:table-cell/>
        </table:table-row>
        <table:table-row table:style-name="ro1">
          <table:table-cell office:value-type="float" office:value="0.000142992" calcext:value-type="float">
            <text:p>0.000142992</text:p>
          </table:table-cell>
          <table:table-cell office:value-type="float" office:value="0.0929792" calcext:value-type="float">
            <text:p>0.0929792</text:p>
          </table:table-cell>
          <table:table-cell table:formula="of:=([.A3485]*[.A3485])" office:value-type="float" office:value="0.000000020446712064" calcext:value-type="float">
            <text:p>2.0446712064E-08</text:p>
          </table:table-cell>
          <table:table-cell table:formula="of:=([.A3485]-[.B3485])*([.A3485]-[.B3485])" office:value-type="float" office:value="0.00861856151581926" calcext:value-type="float">
            <text:p>0.00861856151581926</text:p>
          </table:table-cell>
          <table:table-cell/>
        </table:table-row>
        <table:table-row table:style-name="ro1">
          <table:table-cell office:value-type="float" office:value="0.0000327826" calcext:value-type="float">
            <text:p>0.0000327826</text:p>
          </table:table-cell>
          <table:table-cell office:value-type="float" office:value="0.0992417" calcext:value-type="float">
            <text:p>0.0992417</text:p>
          </table:table-cell>
          <table:table-cell table:formula="of:=([.A3486]*[.A3486])" office:value-type="float" office:value="0.00000000107469886276" calcext:value-type="float">
            <text:p>1.07469886276E-09</text:p>
          </table:table-cell>
          <table:table-cell table:formula="of:=([.A3486]-[.B3486])*([.A3486]-[.B3486])" office:value-type="float" office:value="0.00984240929168002" calcext:value-type="float">
            <text:p>0.00984240929168002</text:p>
          </table:table-cell>
          <table:table-cell/>
        </table:table-row>
        <table:table-row table:style-name="ro1">
          <table:table-cell office:value-type="float" office:value="0.0000333786" calcext:value-type="float">
            <text:p>0.0000333786</text:p>
          </table:table-cell>
          <table:table-cell office:value-type="float" office:value="0.131921" calcext:value-type="float">
            <text:p>0.131921</text:p>
          </table:table-cell>
          <table:table-cell table:formula="of:=([.A3487]*[.A3487])" office:value-type="float" office:value="0.00000000111413093796" calcext:value-type="float">
            <text:p>1.11413093796E-09</text:p>
          </table:table-cell>
          <table:table-cell table:formula="of:=([.A3487]-[.B3487])*([.A3487]-[.B3487])" office:value-type="float" office:value="0.0173943446785497" calcext:value-type="float">
            <text:p>0.0173943446785497</text:p>
          </table:table-cell>
          <table:table-cell/>
        </table:table-row>
        <table:table-row table:style-name="ro1">
          <table:table-cell office:value-type="float" office:value="0.00231558" calcext:value-type="float">
            <text:p>0.00231558</text:p>
          </table:table-cell>
          <table:table-cell office:value-type="float" office:value="0.123587" calcext:value-type="float">
            <text:p>0.123587</text:p>
          </table:table-cell>
          <table:table-cell table:formula="of:=([.A3488]*[.A3488])" office:value-type="float" office:value="0.0000053619107364" calcext:value-type="float">
            <text:p>0.0000053619107364</text:p>
          </table:table-cell>
          <table:table-cell table:formula="of:=([.A3488]-[.B3488])*([.A3488]-[.B3488])" office:value-type="float" office:value="0.0147067573088164" calcext:value-type="float">
            <text:p>0.0147067573088164</text:p>
          </table:table-cell>
          <table:table-cell/>
        </table:table-row>
        <table:table-row table:style-name="ro1">
          <table:table-cell office:value-type="float" office:value="0.0030666" calcext:value-type="float">
            <text:p>0.0030666</text:p>
          </table:table-cell>
          <table:table-cell office:value-type="float" office:value="0.117112" calcext:value-type="float">
            <text:p>0.117112</text:p>
          </table:table-cell>
          <table:table-cell table:formula="of:=([.A3489]*[.A3489])" office:value-type="float" office:value="0.00000940403556" calcext:value-type="float">
            <text:p>0.00000940403556</text:p>
          </table:table-cell>
          <table:table-cell table:formula="of:=([.A3489]-[.B3489])*([.A3489]-[.B3489])" office:value-type="float" office:value="0.01300635326116" calcext:value-type="float">
            <text:p>0.01300635326116</text:p>
          </table:table-cell>
          <table:table-cell/>
        </table:table-row>
        <table:table-row table:style-name="ro1">
          <table:table-cell office:value-type="float" office:value="0.00187397" calcext:value-type="float">
            <text:p>0.00187397</text:p>
          </table:table-cell>
          <table:table-cell office:value-type="float" office:value="0.189071" calcext:value-type="float">
            <text:p>0.189071</text:p>
          </table:table-cell>
          <table:table-cell table:formula="of:=([.A3490]*[.A3490])" office:value-type="float" office:value="0.0000035117635609" calcext:value-type="float">
            <text:p>0.0000035117635609</text:p>
          </table:table-cell>
          <table:table-cell table:formula="of:=([.A3490]-[.B3490])*([.A3490]-[.B3490])" office:value-type="float" office:value="0.0350427280408209" calcext:value-type="float">
            <text:p>0.0350427280408209</text:p>
          </table:table-cell>
          <table:table-cell/>
        </table:table-row>
        <table:table-row table:style-name="ro1">
          <table:table-cell office:value-type="float" office:value="0.00187397" calcext:value-type="float">
            <text:p>0.00187397</text:p>
          </table:table-cell>
          <table:table-cell office:value-type="float" office:value="0.091771" calcext:value-type="float">
            <text:p>0.091771</text:p>
          </table:table-cell>
          <table:table-cell table:formula="of:=([.A3491]*[.A3491])" office:value-type="float" office:value="0.0000035117635609" calcext:value-type="float">
            <text:p>0.0000035117635609</text:p>
          </table:table-cell>
          <table:table-cell table:formula="of:=([.A3491]-[.B3491])*([.A3491]-[.B3491])" office:value-type="float" office:value="0.0080814760028209" calcext:value-type="float">
            <text:p>0.0080814760028209</text:p>
          </table:table-cell>
          <table:table-cell/>
        </table:table-row>
        <table:table-row table:style-name="ro1">
          <table:table-cell office:value-type="float" office:value="0.00187397" calcext:value-type="float">
            <text:p>0.00187397</text:p>
          </table:table-cell>
          <table:table-cell office:value-type="float" office:value="0.224271" calcext:value-type="float">
            <text:p>0.224271</text:p>
          </table:table-cell>
          <table:table-cell table:formula="of:=([.A3492]*[.A3492])" office:value-type="float" office:value="0.0000035117635609" calcext:value-type="float">
            <text:p>0.0000035117635609</text:p>
          </table:table-cell>
          <table:table-cell table:formula="of:=([.A3492]-[.B3492])*([.A3492]-[.B3492])" office:value-type="float" office:value="0.0494604389528209" calcext:value-type="float">
            <text:p>0.0494604389528209</text:p>
          </table:table-cell>
          <table:table-cell/>
        </table:table-row>
        <table:table-row table:style-name="ro1">
          <table:table-cell office:value-type="float" office:value="0.00206071" calcext:value-type="float">
            <text:p>0.00206071</text:p>
          </table:table-cell>
          <table:table-cell office:value-type="float" office:value="0.223024" calcext:value-type="float">
            <text:p>0.223024</text:p>
          </table:table-cell>
          <table:table-cell table:formula="of:=([.A3493]*[.A3493])" office:value-type="float" office:value="0.0000042465257041" calcext:value-type="float">
            <text:p>0.0000042465257041</text:p>
          </table:table-cell>
          <table:table-cell table:formula="of:=([.A3493]-[.B3493])*([.A3493]-[.B3493])" office:value-type="float" office:value="0.0488247755276241" calcext:value-type="float">
            <text:p>0.0488247755276241</text:p>
          </table:table-cell>
          <table:table-cell/>
        </table:table-row>
        <table:table-row table:style-name="ro1">
          <table:table-cell office:value-type="float" office:value="0.00206071" calcext:value-type="float">
            <text:p>0.00206071</text:p>
          </table:table-cell>
          <table:table-cell office:value-type="float" office:value="0.231542" calcext:value-type="float">
            <text:p>0.231542</text:p>
          </table:table-cell>
          <table:table-cell table:formula="of:=([.A3494]*[.A3494])" office:value-type="float" office:value="0.0000042465257041" calcext:value-type="float">
            <text:p>0.0000042465257041</text:p>
          </table:table-cell>
          <table:table-cell table:formula="of:=([.A3494]-[.B3494])*([.A3494]-[.B3494])" office:value-type="float" office:value="0.0526616624600641" calcext:value-type="float">
            <text:p>0.0526616624600641</text:p>
          </table:table-cell>
          <table:table-cell/>
        </table:table-row>
        <table:table-row table:style-name="ro1">
          <table:table-cell office:value-type="float" office:value="0.00441849" calcext:value-type="float">
            <text:p>0.00441849</text:p>
          </table:table-cell>
          <table:table-cell office:value-type="float" office:value="0.230012" calcext:value-type="float">
            <text:p>0.230012</text:p>
          </table:table-cell>
          <table:table-cell table:formula="of:=([.A3495]*[.A3495])" office:value-type="float" office:value="0.0000195230538801" calcext:value-type="float">
            <text:p>0.0000195230538801</text:p>
          </table:table-cell>
          <table:table-cell table:formula="of:=([.A3495]-[.B3495])*([.A3495]-[.B3495])" office:value-type="float" office:value="0.0508924317541201" calcext:value-type="float">
            <text:p>0.0508924317541201</text:p>
          </table:table-cell>
          <table:table-cell/>
        </table:table-row>
        <table:table-row table:style-name="ro1">
          <table:table-cell office:value-type="float" office:value="0.0068025" calcext:value-type="float">
            <text:p>0.0068025</text:p>
          </table:table-cell>
          <table:table-cell office:value-type="float" office:value="0.190787" calcext:value-type="float">
            <text:p>0.190787</text:p>
          </table:table-cell>
          <table:table-cell table:formula="of:=([.A3496]*[.A3496])" office:value-type="float" office:value="0.00004627400625" calcext:value-type="float">
            <text:p>0.00004627400625</text:p>
          </table:table-cell>
          <table:table-cell table:formula="of:=([.A3496]-[.B3496])*([.A3496]-[.B3496])" office:value-type="float" office:value="0.03385029624025" calcext:value-type="float">
            <text:p>0.03385029624025</text:p>
          </table:table-cell>
          <table:table-cell/>
        </table:table-row>
        <table:table-row table:style-name="ro1">
          <table:table-cell office:value-type="float" office:value="0.00814974" calcext:value-type="float">
            <text:p>0.00814974</text:p>
          </table:table-cell>
          <table:table-cell office:value-type="float" office:value="0.252083" calcext:value-type="float">
            <text:p>0.252083</text:p>
          </table:table-cell>
          <table:table-cell table:formula="of:=([.A3497]*[.A3497])" office:value-type="float" office:value="0.0000664182620676" calcext:value-type="float">
            <text:p>0.0000664182620676</text:p>
          </table:table-cell>
          <table:table-cell table:formula="of:=([.A3497]-[.B3497])*([.A3497]-[.B3497])" office:value-type="float" office:value="0.0595034353342276" calcext:value-type="float">
            <text:p>0.0595034353342276</text:p>
          </table:table-cell>
          <table:table-cell/>
        </table:table-row>
        <table:table-row table:style-name="ro1">
          <table:table-cell office:value-type="float" office:value="0.0439222" calcext:value-type="float">
            <text:p>0.0439222</text:p>
          </table:table-cell>
          <table:table-cell office:value-type="float" office:value="0.236923" calcext:value-type="float">
            <text:p>0.236923</text:p>
          </table:table-cell>
          <table:table-cell table:formula="of:=([.A3498]*[.A3498])" office:value-type="float" office:value="0.00192915965284" calcext:value-type="float">
            <text:p>0.00192915965284</text:p>
          </table:table-cell>
          <table:table-cell table:formula="of:=([.A3498]-[.B3498])*([.A3498]-[.B3498])" office:value-type="float" office:value="0.03724930880064" calcext:value-type="float">
            <text:p>0.03724930880064</text:p>
          </table:table-cell>
          <table:table-cell/>
        </table:table-row>
        <table:table-row table:style-name="ro1">
          <table:table-cell office:value-type="float" office:value="0.0439222" calcext:value-type="float">
            <text:p>0.0439222</text:p>
          </table:table-cell>
          <table:table-cell office:value-type="float" office:value="0.289908" calcext:value-type="float">
            <text:p>0.289908</text:p>
          </table:table-cell>
          <table:table-cell table:formula="of:=([.A3499]*[.A3499])" office:value-type="float" office:value="0.00192915965284" calcext:value-type="float">
            <text:p>0.00192915965284</text:p>
          </table:table-cell>
          <table:table-cell table:formula="of:=([.A3499]-[.B3499])*([.A3499]-[.B3499])" office:value-type="float" office:value="0.06050901380164" calcext:value-type="float">
            <text:p>0.06050901380164</text:p>
          </table:table-cell>
          <table:table-cell/>
        </table:table-row>
        <table:table-row table:style-name="ro1">
          <table:table-cell office:value-type="float" office:value="0.227781" calcext:value-type="float">
            <text:p>0.227781</text:p>
          </table:table-cell>
          <table:table-cell office:value-type="float" office:value="0.366275" calcext:value-type="float">
            <text:p>0.366275</text:p>
          </table:table-cell>
          <table:table-cell table:formula="of:=([.A3500]*[.A3500])" office:value-type="float" office:value="0.051884183961" calcext:value-type="float">
            <text:p>0.051884183961</text:p>
          </table:table-cell>
          <table:table-cell table:formula="of:=([.A3500]-[.B3500])*([.A3500]-[.B3500])" office:value-type="float" office:value="0.019180588036" calcext:value-type="float">
            <text:p>0.019180588036</text:p>
          </table:table-cell>
          <table:table-cell/>
        </table:table-row>
        <table:table-row table:style-name="ro1">
          <table:table-cell office:value-type="float" office:value="0.227781" calcext:value-type="float">
            <text:p>0.227781</text:p>
          </table:table-cell>
          <table:table-cell office:value-type="float" office:value="0.473272" calcext:value-type="float">
            <text:p>0.473272</text:p>
          </table:table-cell>
          <table:table-cell table:formula="of:=([.A3501]*[.A3501])" office:value-type="float" office:value="0.051884183961" calcext:value-type="float">
            <text:p>0.051884183961</text:p>
          </table:table-cell>
          <table:table-cell table:formula="of:=([.A3501]-[.B3501])*([.A3501]-[.B3501])" office:value-type="float" office:value="0.060265831081" calcext:value-type="float">
            <text:p>0.060265831081</text:p>
          </table:table-cell>
          <table:table-cell/>
        </table:table-row>
        <table:table-row table:style-name="ro1">
          <table:table-cell office:value-type="float" office:value="0.500968" calcext:value-type="float">
            <text:p>0.500968</text:p>
          </table:table-cell>
          <table:table-cell office:value-type="float" office:value="0.522844" calcext:value-type="float">
            <text:p>0.522844</text:p>
          </table:table-cell>
          <table:table-cell table:formula="of:=([.A3502]*[.A3502])" office:value-type="float" office:value="0.250968937024" calcext:value-type="float">
            <text:p>0.250968937024</text:p>
          </table:table-cell>
          <table:table-cell table:formula="of:=([.A3502]-[.B3502])*([.A3502]-[.B3502])" office:value-type="float" office:value="0.000478559376" calcext:value-type="float">
            <text:p>0.000478559376</text:p>
          </table:table-cell>
          <table:table-cell/>
        </table:table-row>
        <table:table-row table:style-name="ro1">
          <table:table-cell office:value-type="float" office:value="0.654476" calcext:value-type="float">
            <text:p>0.654476</text:p>
          </table:table-cell>
          <table:table-cell office:value-type="float" office:value="0.575748" calcext:value-type="float">
            <text:p>0.575748</text:p>
          </table:table-cell>
          <table:table-cell table:formula="of:=([.A3503]*[.A3503])" office:value-type="float" office:value="0.428338834576" calcext:value-type="float">
            <text:p>0.428338834576</text:p>
          </table:table-cell>
          <table:table-cell table:formula="of:=([.A3503]-[.B3503])*([.A3503]-[.B3503])" office:value-type="float" office:value="0.00619809798399999" calcext:value-type="float">
            <text:p>0.00619809798399999</text:p>
          </table:table-cell>
          <table:table-cell/>
        </table:table-row>
        <table:table-row table:style-name="ro1">
          <table:table-cell office:value-type="float" office:value="0.654475" calcext:value-type="float">
            <text:p>0.654475</text:p>
          </table:table-cell>
          <table:table-cell office:value-type="float" office:value="0.642768" calcext:value-type="float">
            <text:p>0.642768</text:p>
          </table:table-cell>
          <table:table-cell table:formula="of:=([.A3504]*[.A3504])" office:value-type="float" office:value="0.428337525625" calcext:value-type="float">
            <text:p>0.428337525625</text:p>
          </table:table-cell>
          <table:table-cell table:formula="of:=([.A3504]-[.B3504])*([.A3504]-[.B3504])" office:value-type="float" office:value="0.000137053849000001" calcext:value-type="float">
            <text:p>0.000137053849000001</text:p>
          </table:table-cell>
          <table:table-cell/>
        </table:table-row>
        <table:table-row table:style-name="ro1">
          <table:table-cell office:value-type="float" office:value="0.654475" calcext:value-type="float">
            <text:p>0.654475</text:p>
          </table:table-cell>
          <table:table-cell office:value-type="float" office:value="0.673371" calcext:value-type="float">
            <text:p>0.673371</text:p>
          </table:table-cell>
          <table:table-cell table:formula="of:=([.A3505]*[.A3505])" office:value-type="float" office:value="0.428337525625" calcext:value-type="float">
            <text:p>0.428337525625</text:p>
          </table:table-cell>
          <table:table-cell table:formula="of:=([.A3505]-[.B3505])*([.A3505]-[.B3505])" office:value-type="float" office:value="0.000357058816000001" calcext:value-type="float">
            <text:p>0.000357058816000001</text:p>
          </table:table-cell>
          <table:table-cell/>
        </table:table-row>
        <table:table-row table:style-name="ro1">
          <table:table-cell office:value-type="float" office:value="0.654475" calcext:value-type="float">
            <text:p>0.654475</text:p>
          </table:table-cell>
          <table:table-cell office:value-type="float" office:value="0.850414" calcext:value-type="float">
            <text:p>0.850414</text:p>
          </table:table-cell>
          <table:table-cell table:formula="of:=([.A3506]*[.A3506])" office:value-type="float" office:value="0.428337525625" calcext:value-type="float">
            <text:p>0.428337525625</text:p>
          </table:table-cell>
          <table:table-cell table:formula="of:=([.A3506]-[.B3506])*([.A3506]-[.B3506])" office:value-type="float" office:value="0.038392091721" calcext:value-type="float">
            <text:p>0.038392091721</text:p>
          </table:table-cell>
          <table:table-cell/>
        </table:table-row>
        <table:table-row table:style-name="ro1">
          <table:table-cell office:value-type="float" office:value="0.743884" calcext:value-type="float">
            <text:p>0.743884</text:p>
          </table:table-cell>
          <table:table-cell office:value-type="float" office:value="0.890267" calcext:value-type="float">
            <text:p>0.890267</text:p>
          </table:table-cell>
          <table:table-cell table:formula="of:=([.A3507]*[.A3507])" office:value-type="float" office:value="0.553363405456" calcext:value-type="float">
            <text:p>0.553363405456</text:p>
          </table:table-cell>
          <table:table-cell table:formula="of:=([.A3507]-[.B3507])*([.A3507]-[.B3507])" office:value-type="float" office:value="0.021427982689" calcext:value-type="float">
            <text:p>0.021427982689</text:p>
          </table:table-cell>
          <table:table-cell/>
        </table:table-row>
        <table:table-row table:style-name="ro1">
          <table:table-cell office:value-type="float" office:value="0.743885" calcext:value-type="float">
            <text:p>0.743885</text:p>
          </table:table-cell>
          <table:table-cell office:value-type="float" office:value="0.927178" calcext:value-type="float">
            <text:p>0.927178</text:p>
          </table:table-cell>
          <table:table-cell table:formula="of:=([.A3508]*[.A3508])" office:value-type="float" office:value="0.553364893225" calcext:value-type="float">
            <text:p>0.553364893225</text:p>
          </table:table-cell>
          <table:table-cell table:formula="of:=([.A3508]-[.B3508])*([.A3508]-[.B3508])" office:value-type="float" office:value="0.033596323849" calcext:value-type="float">
            <text:p>0.033596323849</text:p>
          </table:table-cell>
          <table:table-cell/>
        </table:table-row>
        <table:table-row table:style-name="ro1">
          <table:table-cell office:value-type="float" office:value="0.800338" calcext:value-type="float">
            <text:p>0.800338</text:p>
          </table:table-cell>
          <table:table-cell office:value-type="float" office:value="0.967911" calcext:value-type="float">
            <text:p>0.967911</text:p>
          </table:table-cell>
          <table:table-cell table:formula="of:=([.A3509]*[.A3509])" office:value-type="float" office:value="0.640540914244" calcext:value-type="float">
            <text:p>0.640540914244</text:p>
          </table:table-cell>
          <table:table-cell table:formula="of:=([.A3509]-[.B3509])*([.A3509]-[.B3509])" office:value-type="float" office:value="0.028080710329" calcext:value-type="float">
            <text:p>0.028080710329</text:p>
          </table:table-cell>
          <table:table-cell/>
        </table:table-row>
        <table:table-row table:style-name="ro1">
          <table:table-cell office:value-type="float" office:value="0.919339" calcext:value-type="float">
            <text:p>0.919339</text:p>
          </table:table-cell>
          <table:table-cell office:value-type="float" office:value="0.956363" calcext:value-type="float">
            <text:p>0.956363</text:p>
          </table:table-cell>
          <table:table-cell table:formula="of:=([.A3510]*[.A3510])" office:value-type="float" office:value="0.845184196921" calcext:value-type="float">
            <text:p>0.845184196921</text:p>
          </table:table-cell>
          <table:table-cell table:formula="of:=([.A3510]-[.B3510])*([.A3510]-[.B3510])" office:value-type="float" office:value="0.001370776576" calcext:value-type="float">
            <text:p>0.001370776576</text:p>
          </table:table-cell>
          <table:table-cell/>
        </table:table-row>
        <table:table-row table:style-name="ro1">
          <table:table-cell office:value-type="float" office:value="0.935019" calcext:value-type="float">
            <text:p>0.935019</text:p>
          </table:table-cell>
          <table:table-cell office:value-type="float" office:value="0.999997" calcext:value-type="float">
            <text:p>0.999997</text:p>
          </table:table-cell>
          <table:table-cell table:formula="of:=([.A3511]*[.A3511])" office:value-type="float" office:value="0.874260530361" calcext:value-type="float">
            <text:p>0.874260530361</text:p>
          </table:table-cell>
          <table:table-cell table:formula="of:=([.A3511]-[.B3511])*([.A3511]-[.B3511])" office:value-type="float" office:value="0.004222140484" calcext:value-type="float">
            <text:p>0.004222140484</text:p>
          </table:table-cell>
          <table:table-cell/>
        </table:table-row>
        <table:table-row table:style-name="ro1">
          <table:table-cell office:value-type="float" office:value="0.00000089407" calcext:value-type="float">
            <text:p>0.00000089407</text:p>
          </table:table-cell>
          <table:table-cell office:value-type="float" office:value="0.00000303222" calcext:value-type="float">
            <text:p>0.00000303222</text:p>
          </table:table-cell>
          <table:table-cell table:formula="of:=([.A3512]*[.A3512])" office:value-type="float" office:value="0.00000000000079936116" calcext:value-type="float">
            <text:p>7.993611649E-13</text:p>
          </table:table-cell>
          <table:table-cell table:formula="of:=([.A3512]-[.B3512])*([.A3512]-[.B3512])" office:value-type="float" office:value="0.00000000000457168542" calcext:value-type="float">
            <text:p>4.5716854225E-12</text:p>
          </table:table-cell>
          <table:table-cell/>
        </table:table-row>
        <table:table-row table:style-name="ro1">
          <table:table-cell office:value-type="float" office:value="0.00000107288" calcext:value-type="float">
            <text:p>0.00000107288</text:p>
          </table:table-cell>
          <table:table-cell office:value-type="float" office:value="0.00168415" calcext:value-type="float">
            <text:p>0.00168415</text:p>
          </table:table-cell>
          <table:table-cell table:formula="of:=([.A3513]*[.A3513])" office:value-type="float" office:value="0.00000000000115107149" calcext:value-type="float">
            <text:p>1.1510714944E-12</text:p>
          </table:table-cell>
          <table:table-cell table:formula="of:=([.A3513]-[.B3513])*([.A3513]-[.B3513])" office:value-type="float" office:value="0.00000283274859186749" calcext:value-type="float">
            <text:p>2.83274859186749E-06</text:p>
          </table:table-cell>
          <table:table-cell/>
        </table:table-row>
        <table:table-row table:style-name="ro1">
          <table:table-cell office:value-type="float" office:value="0.0000508428" calcext:value-type="float">
            <text:p>0.0000508428</text:p>
          </table:table-cell>
          <table:table-cell office:value-type="float" office:value="0.0140529" calcext:value-type="float">
            <text:p>0.0140529</text:p>
          </table:table-cell>
          <table:table-cell table:formula="of:=([.A3514]*[.A3514])" office:value-type="float" office:value="0.00000000258499031184" calcext:value-type="float">
            <text:p>2.58499031184E-09</text:p>
          </table:table-cell>
          <table:table-cell table:formula="of:=([.A3514]-[.B3514])*([.A3514]-[.B3514])" office:value-type="float" office:value="0.000196057605832072" calcext:value-type="float">
            <text:p>0.000196057605832072</text:p>
          </table:table-cell>
          <table:table-cell/>
        </table:table-row>
        <table:table-row table:style-name="ro1">
          <table:table-cell office:value-type="float" office:value="0.0000197291" calcext:value-type="float">
            <text:p>0.0000197291</text:p>
          </table:table-cell>
          <table:table-cell office:value-type="float" office:value="0.00438331" calcext:value-type="float">
            <text:p>0.00438331</text:p>
          </table:table-cell>
          <table:table-cell table:formula="of:=([.A3515]*[.A3515])" office:value-type="float" office:value="0.00000000038923738681" calcext:value-type="float">
            <text:p>3.8923738681E-10</text:p>
          </table:table-cell>
          <table:table-cell table:formula="of:=([.A3515]-[.B3515])*([.A3515]-[.B3515])" office:value-type="float" office:value="0.0000190408382708448" calcext:value-type="float">
            <text:p>1.90408382708448E-05</text:p>
          </table:table-cell>
          <table:table-cell/>
        </table:table-row>
        <table:table-row table:style-name="ro1">
          <table:table-cell office:value-type="float" office:value="0.0000012517" calcext:value-type="float">
            <text:p>0.0000012517</text:p>
          </table:table-cell>
          <table:table-cell office:value-type="float" office:value="0.000437905" calcext:value-type="float">
            <text:p>0.000437905</text:p>
          </table:table-cell>
          <table:table-cell table:formula="of:=([.A3516]*[.A3516])" office:value-type="float" office:value="0.00000000000156675289" calcext:value-type="float">
            <text:p>1.56675289E-12</text:p>
          </table:table-cell>
          <table:table-cell table:formula="of:=([.A3516]-[.B3516])*([.A3516]-[.B3516])" office:value-type="float" office:value="0.00000019066610440089" calcext:value-type="float">
            <text:p>1.9066610440089E-07</text:p>
          </table:table-cell>
          <table:table-cell/>
        </table:table-row>
        <table:table-row table:style-name="ro1">
          <table:table-cell office:value-type="float" office:value="0.00000560284" calcext:value-type="float">
            <text:p>0.00000560284</text:p>
          </table:table-cell>
          <table:table-cell office:value-type="float" office:value="0.000530855" calcext:value-type="float">
            <text:p>0.000530855</text:p>
          </table:table-cell>
          <table:table-cell table:formula="of:=([.A3517]*[.A3517])" office:value-type="float" office:value="0.00000000003139181607" calcext:value-type="float">
            <text:p>3.13918160656E-11</text:p>
          </table:table-cell>
          <table:table-cell table:formula="of:=([.A3517]-[.B3517])*([.A3517]-[.B3517])" office:value-type="float" office:value="0.00000027588983158467" calcext:value-type="float">
            <text:p>2.75889831584666E-07</text:p>
          </table:table-cell>
          <table:table-cell/>
        </table:table-row>
        <table:table-row table:style-name="ro1">
          <table:table-cell office:value-type="float" office:value="0.00000858307" calcext:value-type="float">
            <text:p>0.00000858307</text:p>
          </table:table-cell>
          <table:table-cell office:value-type="float" office:value="0.000792254" calcext:value-type="float">
            <text:p>0.000792254</text:p>
          </table:table-cell>
          <table:table-cell table:formula="of:=([.A3518]*[.A3518])" office:value-type="float" office:value="0.00000000007366909062" calcext:value-type="float">
            <text:p>7.36690906249E-11</text:p>
          </table:table-cell>
          <table:table-cell table:formula="of:=([.A3518]-[.B3518])*([.A3518]-[.B3518])" office:value-type="float" office:value="0.00000061414012652707" calcext:value-type="float">
            <text:p>6.14140126527065E-07</text:p>
          </table:table-cell>
          <table:table-cell/>
        </table:table-row>
        <table:table-row table:style-name="ro1">
          <table:table-cell office:value-type="float" office:value="0.0000201464" calcext:value-type="float">
            <text:p>0.0000201464</text:p>
          </table:table-cell>
          <table:table-cell office:value-type="float" office:value="0.00289691" calcext:value-type="float">
            <text:p>0.00289691</text:p>
          </table:table-cell>
          <table:table-cell table:formula="of:=([.A3519]*[.A3519])" office:value-type="float" office:value="0.00000000040587743296" calcext:value-type="float">
            <text:p>4.0587743296E-10</text:p>
          </table:table-cell>
          <table:table-cell table:formula="of:=([.A3519]-[.B3519])*([.A3519]-[.B3519])" office:value-type="float" office:value="0.00000827576881028496" calcext:value-type="float">
            <text:p>8.27576881028496E-06</text:p>
          </table:table-cell>
          <table:table-cell/>
        </table:table-row>
        <table:table-row table:style-name="ro1">
          <table:table-cell office:value-type="float" office:value="0.0000407696" calcext:value-type="float">
            <text:p>0.0000407696</text:p>
          </table:table-cell>
          <table:table-cell office:value-type="float" office:value="0.0459616" calcext:value-type="float">
            <text:p>0.0459616</text:p>
          </table:table-cell>
          <table:table-cell table:formula="of:=([.A3520]*[.A3520])" office:value-type="float" office:value="0.00000000166216028416" calcext:value-type="float">
            <text:p>1.66216028416E-09</text:p>
          </table:table-cell>
          <table:table-cell table:formula="of:=([.A3520]-[.B3520])*([.A3520]-[.B3520])" office:value-type="float" office:value="0.00210872266462556" calcext:value-type="float">
            <text:p>0.00210872266462556</text:p>
          </table:table-cell>
          <table:table-cell/>
        </table:table-row>
        <table:table-row table:style-name="ro1">
          <table:table-cell office:value-type="float" office:value="0.0000224113" calcext:value-type="float">
            <text:p>0.0000224113</text:p>
          </table:table-cell>
          <table:table-cell office:value-type="float" office:value="0.00985709" calcext:value-type="float">
            <text:p>0.00985709</text:p>
          </table:table-cell>
          <table:table-cell table:formula="of:=([.A3521]*[.A3521])" office:value-type="float" office:value="0.00000000050226636769" calcext:value-type="float">
            <text:p>5.0226636769E-10</text:p>
          </table:table-cell>
          <table:table-cell table:formula="of:=([.A3521]-[.B3521])*([.A3521]-[.B3521])" office:value-type="float" office:value="0.0000967209051322337" calcext:value-type="float">
            <text:p>9.67209051322337E-05</text:p>
          </table:table-cell>
          <table:table-cell/>
        </table:table-row>
        <table:table-row table:style-name="ro1">
          <table:table-cell office:value-type="float" office:value="0.000130236" calcext:value-type="float">
            <text:p>0.000130236</text:p>
          </table:table-cell>
          <table:table-cell office:value-type="float" office:value="0.090866" calcext:value-type="float">
            <text:p>0.090866</text:p>
          </table:table-cell>
          <table:table-cell table:formula="of:=([.A3522]*[.A3522])" office:value-type="float" office:value="0.000000016961415696" calcext:value-type="float">
            <text:p>1.6961415696E-08</text:p>
          </table:table-cell>
          <table:table-cell table:formula="of:=([.A3522]-[.B3522])*([.A3522]-[.B3522])" office:value-type="float" office:value="0.0082329788686637" calcext:value-type="float">
            <text:p>0.0082329788686637</text:p>
          </table:table-cell>
          <table:table-cell/>
        </table:table-row>
        <table:table-row table:style-name="ro1">
          <table:table-cell office:value-type="float" office:value="0.000256181" calcext:value-type="float">
            <text:p>0.000256181</text:p>
          </table:table-cell>
          <table:table-cell office:value-type="float" office:value="0.0140281" calcext:value-type="float">
            <text:p>0.0140281</text:p>
          </table:table-cell>
          <table:table-cell table:formula="of:=([.A3523]*[.A3523])" office:value-type="float" office:value="0.000000065628704761" calcext:value-type="float">
            <text:p>6.5628704761E-08</text:p>
          </table:table-cell>
          <table:table-cell table:formula="of:=([.A3523]-[.B3523])*([.A3523]-[.B3523])" office:value-type="float" office:value="0.000189665752942561" calcext:value-type="float">
            <text:p>0.000189665752942561</text:p>
          </table:table-cell>
          <table:table-cell/>
        </table:table-row>
        <table:table-row table:style-name="ro1">
          <table:table-cell office:value-type="float" office:value="0.00119299" calcext:value-type="float">
            <text:p>0.00119299</text:p>
          </table:table-cell>
          <table:table-cell office:value-type="float" office:value="0.00637337" calcext:value-type="float">
            <text:p>0.00637337</text:p>
          </table:table-cell>
          <table:table-cell table:formula="of:=([.A3524]*[.A3524])" office:value-type="float" office:value="0.0000014232251401" calcext:value-type="float">
            <text:p>0.0000014232251401</text:p>
          </table:table-cell>
          <table:table-cell table:formula="of:=([.A3524]-[.B3524])*([.A3524]-[.B3524])" office:value-type="float" office:value="0.0000268363369444" calcext:value-type="float">
            <text:p>0.0000268363369444</text:p>
          </table:table-cell>
          <table:table-cell/>
        </table:table-row>
        <table:table-row table:style-name="ro1">
          <table:table-cell office:value-type="float" office:value="0.00119299" calcext:value-type="float">
            <text:p>0.00119299</text:p>
          </table:table-cell>
          <table:table-cell office:value-type="float" office:value="0.194275" calcext:value-type="float">
            <text:p>0.194275</text:p>
          </table:table-cell>
          <table:table-cell table:formula="of:=([.A3525]*[.A3525])" office:value-type="float" office:value="0.0000014232251401" calcext:value-type="float">
            <text:p>0.0000014232251401</text:p>
          </table:table-cell>
          <table:table-cell table:formula="of:=([.A3525]-[.B3525])*([.A3525]-[.B3525])" office:value-type="float" office:value="0.0372806625856401" calcext:value-type="float">
            <text:p>0.0372806625856401</text:p>
          </table:table-cell>
          <table:table-cell/>
        </table:table-row>
        <table:table-row table:style-name="ro1">
          <table:table-cell office:value-type="float" office:value="0.00119299" calcext:value-type="float">
            <text:p>0.00119299</text:p>
          </table:table-cell>
          <table:table-cell office:value-type="float" office:value="0.0466053" calcext:value-type="float">
            <text:p>0.0466053</text:p>
          </table:table-cell>
          <table:table-cell table:formula="of:=([.A3526]*[.A3526])" office:value-type="float" office:value="0.0000014232251401" calcext:value-type="float">
            <text:p>0.0000014232251401</text:p>
          </table:table-cell>
          <table:table-cell table:formula="of:=([.A3526]-[.B3526])*([.A3526]-[.B3526])" office:value-type="float" office:value="0.0020622778995361" calcext:value-type="float">
            <text:p>0.0020622778995361</text:p>
          </table:table-cell>
          <table:table-cell/>
        </table:table-row>
        <table:table-row table:style-name="ro1">
          <table:table-cell office:value-type="float" office:value="0.00119299" calcext:value-type="float">
            <text:p>0.00119299</text:p>
          </table:table-cell>
          <table:table-cell office:value-type="float" office:value="0.0377099" calcext:value-type="float">
            <text:p>0.0377099</text:p>
          </table:table-cell>
          <table:table-cell table:formula="of:=([.A3527]*[.A3527])" office:value-type="float" office:value="0.0000014232251401" calcext:value-type="float">
            <text:p>0.0000014232251401</text:p>
          </table:table-cell>
          <table:table-cell table:formula="of:=([.A3527]-[.B3527])*([.A3527]-[.B3527])" office:value-type="float" office:value="0.0013334847159481" calcext:value-type="float">
            <text:p>0.0013334847159481</text:p>
          </table:table-cell>
          <table:table-cell/>
        </table:table-row>
        <table:table-row table:style-name="ro1">
          <table:table-cell office:value-type="float" office:value="0.00119299" calcext:value-type="float">
            <text:p>0.00119299</text:p>
          </table:table-cell>
          <table:table-cell office:value-type="float" office:value="0.171383" calcext:value-type="float">
            <text:p>0.171383</text:p>
          </table:table-cell>
          <table:table-cell table:formula="of:=([.A3528]*[.A3528])" office:value-type="float" office:value="0.0000014232251401" calcext:value-type="float">
            <text:p>0.0000014232251401</text:p>
          </table:table-cell>
          <table:table-cell table:formula="of:=([.A3528]-[.B3528])*([.A3528]-[.B3528])" office:value-type="float" office:value="0.0289646395038001" calcext:value-type="float">
            <text:p>0.0289646395038001</text:p>
          </table:table-cell>
          <table:table-cell/>
        </table:table-row>
        <table:table-row table:style-name="ro1">
          <table:table-cell office:value-type="float" office:value="0.00119931" calcext:value-type="float">
            <text:p>0.00119931</text:p>
          </table:table-cell>
          <table:table-cell office:value-type="float" office:value="0.00750498" calcext:value-type="float">
            <text:p>0.00750498</text:p>
          </table:table-cell>
          <table:table-cell table:formula="of:=([.A3529]*[.A3529])" office:value-type="float" office:value="0.0000014383444761" calcext:value-type="float">
            <text:p>0.0000014383444761</text:p>
          </table:table-cell>
          <table:table-cell table:formula="of:=([.A3529]-[.B3529])*([.A3529]-[.B3529])" office:value-type="float" office:value="0.0000397614741489" calcext:value-type="float">
            <text:p>0.0000397614741489</text:p>
          </table:table-cell>
          <table:table-cell/>
        </table:table-row>
        <table:table-row table:style-name="ro1">
          <table:table-cell office:value-type="float" office:value="0.000975192" calcext:value-type="float">
            <text:p>0.000975192</text:p>
          </table:table-cell>
          <table:table-cell office:value-type="float" office:value="0.191209" calcext:value-type="float">
            <text:p>0.191209</text:p>
          </table:table-cell>
          <table:table-cell table:formula="of:=([.A3530]*[.A3530])" office:value-type="float" office:value="0.000000950999436864" calcext:value-type="float">
            <text:p>9.50999436864E-07</text:p>
          </table:table-cell>
          <table:table-cell table:formula="of:=([.A3530]-[.B3530])*([.A3530]-[.B3530])" office:value-type="float" office:value="0.0361889017061809" calcext:value-type="float">
            <text:p>0.0361889017061809</text:p>
          </table:table-cell>
          <table:table-cell/>
        </table:table-row>
        <table:table-row table:style-name="ro1">
          <table:table-cell office:value-type="float" office:value="0.00206423" calcext:value-type="float">
            <text:p>0.00206423</text:p>
          </table:table-cell>
          <table:table-cell office:value-type="float" office:value="0.15363" calcext:value-type="float">
            <text:p>0.15363</text:p>
          </table:table-cell>
          <table:table-cell table:formula="of:=([.A3531]*[.A3531])" office:value-type="float" office:value="0.0000042610454929" calcext:value-type="float">
            <text:p>0.0000042610454929</text:p>
          </table:table-cell>
          <table:table-cell table:formula="of:=([.A3531]-[.B3531])*([.A3531]-[.B3531])" office:value-type="float" office:value="0.0229721826356929" calcext:value-type="float">
            <text:p>0.0229721826356929</text:p>
          </table:table-cell>
          <table:table-cell/>
        </table:table-row>
        <table:table-row table:style-name="ro1">
          <table:table-cell office:value-type="float" office:value="0.00447965" calcext:value-type="float">
            <text:p>0.00447965</text:p>
          </table:table-cell>
          <table:table-cell office:value-type="float" office:value="0.210249" calcext:value-type="float">
            <text:p>0.210249</text:p>
          </table:table-cell>
          <table:table-cell table:formula="of:=([.A3532]*[.A3532])" office:value-type="float" office:value="0.0000200672641225" calcext:value-type="float">
            <text:p>0.0000200672641225</text:p>
          </table:table-cell>
          <table:table-cell table:formula="of:=([.A3532]-[.B3532])*([.A3532]-[.B3532])" office:value-type="float" office:value="0.0423410253994225" calcext:value-type="float">
            <text:p>0.0423410253994225</text:p>
          </table:table-cell>
          <table:table-cell/>
        </table:table-row>
        <table:table-row table:style-name="ro1">
          <table:table-cell office:value-type="float" office:value="0.00447965" calcext:value-type="float">
            <text:p>0.00447965</text:p>
          </table:table-cell>
          <table:table-cell office:value-type="float" office:value="0.146292" calcext:value-type="float">
            <text:p>0.146292</text:p>
          </table:table-cell>
          <table:table-cell table:formula="of:=([.A3533]*[.A3533])" office:value-type="float" office:value="0.0000200672641225" calcext:value-type="float">
            <text:p>0.0000200672641225</text:p>
          </table:table-cell>
          <table:table-cell table:formula="of:=([.A3533]-[.B3533])*([.A3533]-[.B3533])" office:value-type="float" office:value="0.0201107426125225" calcext:value-type="float">
            <text:p>0.0201107426125225</text:p>
          </table:table-cell>
          <table:table-cell/>
        </table:table-row>
        <table:table-row table:style-name="ro1">
          <table:table-cell office:value-type="float" office:value="0.0179697" calcext:value-type="float">
            <text:p>0.0179697</text:p>
          </table:table-cell>
          <table:table-cell office:value-type="float" office:value="0.206619" calcext:value-type="float">
            <text:p>0.206619</text:p>
          </table:table-cell>
          <table:table-cell table:formula="of:=([.A3534]*[.A3534])" office:value-type="float" office:value="0.00032291011809" calcext:value-type="float">
            <text:p>0.00032291011809</text:p>
          </table:table-cell>
          <table:table-cell table:formula="of:=([.A3534]-[.B3534])*([.A3534]-[.B3534])" office:value-type="float" office:value="0.03558855839049" calcext:value-type="float">
            <text:p>0.03558855839049</text:p>
          </table:table-cell>
          <table:table-cell/>
        </table:table-row>
        <table:table-row table:style-name="ro1">
          <table:table-cell office:value-type="float" office:value="0.0179697" calcext:value-type="float">
            <text:p>0.0179697</text:p>
          </table:table-cell>
          <table:table-cell office:value-type="float" office:value="0.24058" calcext:value-type="float">
            <text:p>0.24058</text:p>
          </table:table-cell>
          <table:table-cell table:formula="of:=([.A3535]*[.A3535])" office:value-type="float" office:value="0.00032291011809" calcext:value-type="float">
            <text:p>0.00032291011809</text:p>
          </table:table-cell>
          <table:table-cell table:formula="of:=([.A3535]-[.B3535])*([.A3535]-[.B3535])" office:value-type="float" office:value="0.04955534566609" calcext:value-type="float">
            <text:p>0.04955534566609</text:p>
          </table:table-cell>
          <table:table-cell/>
        </table:table-row>
        <table:table-row table:style-name="ro1">
          <table:table-cell office:value-type="float" office:value="0.0258685" calcext:value-type="float">
            <text:p>0.0258685</text:p>
          </table:table-cell>
          <table:table-cell office:value-type="float" office:value="0.145386" calcext:value-type="float">
            <text:p>0.145386</text:p>
          </table:table-cell>
          <table:table-cell table:formula="of:=([.A3536]*[.A3536])" office:value-type="float" office:value="0.00066917929225" calcext:value-type="float">
            <text:p>0.00066917929225</text:p>
          </table:table-cell>
          <table:table-cell table:formula="of:=([.A3536]-[.B3536])*([.A3536]-[.B3536])" office:value-type="float" office:value="0.01428443280625" calcext:value-type="float">
            <text:p>0.01428443280625</text:p>
          </table:table-cell>
          <table:table-cell/>
        </table:table-row>
        <table:table-row table:style-name="ro1">
          <table:table-cell office:value-type="float" office:value="0.0345287" calcext:value-type="float">
            <text:p>0.0345287</text:p>
          </table:table-cell>
          <table:table-cell office:value-type="float" office:value="0.231695" calcext:value-type="float">
            <text:p>0.231695</text:p>
          </table:table-cell>
          <table:table-cell table:formula="of:=([.A3537]*[.A3537])" office:value-type="float" office:value="0.00119223112369" calcext:value-type="float">
            <text:p>0.00119223112369</text:p>
          </table:table-cell>
          <table:table-cell table:formula="of:=([.A3537]-[.B3537])*([.A3537]-[.B3537])" office:value-type="float" office:value="0.03887454985569" calcext:value-type="float">
            <text:p>0.03887454985569</text:p>
          </table:table-cell>
          <table:table-cell/>
        </table:table-row>
        <table:table-row table:style-name="ro1">
          <table:table-cell office:value-type="float" office:value="0.133106" calcext:value-type="float">
            <text:p>0.133106</text:p>
          </table:table-cell>
          <table:table-cell office:value-type="float" office:value="0.252686" calcext:value-type="float">
            <text:p>0.252686</text:p>
          </table:table-cell>
          <table:table-cell table:formula="of:=([.A3538]*[.A3538])" office:value-type="float" office:value="0.017717207236" calcext:value-type="float">
            <text:p>0.017717207236</text:p>
          </table:table-cell>
          <table:table-cell table:formula="of:=([.A3538]-[.B3538])*([.A3538]-[.B3538])" office:value-type="float" office:value="0.0142993764" calcext:value-type="float">
            <text:p>0.0142993764</text:p>
          </table:table-cell>
          <table:table-cell/>
        </table:table-row>
        <table:table-row table:style-name="ro1">
          <table:table-cell office:value-type="float" office:value="0.299275" calcext:value-type="float">
            <text:p>0.299275</text:p>
          </table:table-cell>
          <table:table-cell office:value-type="float" office:value="0.168952" calcext:value-type="float">
            <text:p>0.168952</text:p>
          </table:table-cell>
          <table:table-cell table:formula="of:=([.A3539]*[.A3539])" office:value-type="float" office:value="0.089565525625" calcext:value-type="float">
            <text:p>0.089565525625</text:p>
          </table:table-cell>
          <table:table-cell table:formula="of:=([.A3539]-[.B3539])*([.A3539]-[.B3539])" office:value-type="float" office:value="0.016984084329" calcext:value-type="float">
            <text:p>0.016984084329</text:p>
          </table:table-cell>
          <table:table-cell/>
        </table:table-row>
        <table:table-row table:style-name="ro1">
          <table:table-cell office:value-type="float" office:value="0.350071" calcext:value-type="float">
            <text:p>0.350071</text:p>
          </table:table-cell>
          <table:table-cell office:value-type="float" office:value="0.275484" calcext:value-type="float">
            <text:p>0.275484</text:p>
          </table:table-cell>
          <table:table-cell table:formula="of:=([.A3540]*[.A3540])" office:value-type="float" office:value="0.122549705041" calcext:value-type="float">
            <text:p>0.122549705041</text:p>
          </table:table-cell>
          <table:table-cell table:formula="of:=([.A3540]-[.B3540])*([.A3540]-[.B3540])" office:value-type="float" office:value="0.005563220569" calcext:value-type="float">
            <text:p>0.005563220569</text:p>
          </table:table-cell>
          <table:table-cell/>
        </table:table-row>
        <table:table-row table:style-name="ro1">
          <table:table-cell office:value-type="float" office:value="0.398304" calcext:value-type="float">
            <text:p>0.398304</text:p>
          </table:table-cell>
          <table:table-cell office:value-type="float" office:value="0.336321" calcext:value-type="float">
            <text:p>0.336321</text:p>
          </table:table-cell>
          <table:table-cell table:formula="of:=([.A3541]*[.A3541])" office:value-type="float" office:value="0.158646076416" calcext:value-type="float">
            <text:p>0.158646076416</text:p>
          </table:table-cell>
          <table:table-cell table:formula="of:=([.A3541]-[.B3541])*([.A3541]-[.B3541])" office:value-type="float" office:value="0.003841892289" calcext:value-type="float">
            <text:p>0.003841892289</text:p>
          </table:table-cell>
          <table:table-cell/>
        </table:table-row>
        <table:table-row table:style-name="ro1">
          <table:table-cell office:value-type="float" office:value="0.594371" calcext:value-type="float">
            <text:p>0.594371</text:p>
          </table:table-cell>
          <table:table-cell office:value-type="float" office:value="0.534997" calcext:value-type="float">
            <text:p>0.534997</text:p>
          </table:table-cell>
          <table:table-cell table:formula="of:=([.A3542]*[.A3542])" office:value-type="float" office:value="0.353276885641" calcext:value-type="float">
            <text:p>0.353276885641</text:p>
          </table:table-cell>
          <table:table-cell table:formula="of:=([.A3542]-[.B3542])*([.A3542]-[.B3542])" office:value-type="float" office:value="0.003525271876" calcext:value-type="float">
            <text:p>0.003525271876</text:p>
          </table:table-cell>
          <table:table-cell/>
        </table:table-row>
        <table:table-row table:style-name="ro1">
          <table:table-cell office:value-type="float" office:value="0.728299" calcext:value-type="float">
            <text:p>0.728299</text:p>
          </table:table-cell>
          <table:table-cell office:value-type="float" office:value="0.689746" calcext:value-type="float">
            <text:p>0.689746</text:p>
          </table:table-cell>
          <table:table-cell table:formula="of:=([.A3543]*[.A3543])" office:value-type="float" office:value="0.530419433401" calcext:value-type="float">
            <text:p>0.530419433401</text:p>
          </table:table-cell>
          <table:table-cell table:formula="of:=([.A3543]-[.B3543])*([.A3543]-[.B3543])" office:value-type="float" office:value="0.001486333809" calcext:value-type="float">
            <text:p>0.001486333809</text:p>
          </table:table-cell>
          <table:table-cell/>
        </table:table-row>
        <table:table-row table:style-name="ro1">
          <table:table-cell office:value-type="float" office:value="0.784392" calcext:value-type="float">
            <text:p>0.784392</text:p>
          </table:table-cell>
          <table:table-cell office:value-type="float" office:value="0.705388" calcext:value-type="float">
            <text:p>0.705388</text:p>
          </table:table-cell>
          <table:table-cell table:formula="of:=([.A3544]*[.A3544])" office:value-type="float" office:value="0.615270809664" calcext:value-type="float">
            <text:p>0.615270809664</text:p>
          </table:table-cell>
          <table:table-cell table:formula="of:=([.A3544]-[.B3544])*([.A3544]-[.B3544])" office:value-type="float" office:value="0.00624163201599999" calcext:value-type="float">
            <text:p>0.00624163201599999</text:p>
          </table:table-cell>
          <table:table-cell/>
        </table:table-row>
        <table:table-row table:style-name="ro1">
          <table:table-cell office:value-type="float" office:value="0.87187" calcext:value-type="float">
            <text:p>0.87187</text:p>
          </table:table-cell>
          <table:table-cell office:value-type="float" office:value="0.739423" calcext:value-type="float">
            <text:p>0.739423</text:p>
          </table:table-cell>
          <table:table-cell table:formula="of:=([.A3545]*[.A3545])" office:value-type="float" office:value="0.7601572969" calcext:value-type="float">
            <text:p>0.7601572969</text:p>
          </table:table-cell>
          <table:table-cell table:formula="of:=([.A3545]-[.B3545])*([.A3545]-[.B3545])" office:value-type="float" office:value="0.017542207809" calcext:value-type="float">
            <text:p>0.017542207809</text:p>
          </table:table-cell>
          <table:table-cell/>
        </table:table-row>
        <table:table-row table:style-name="ro1">
          <table:table-cell office:value-type="float" office:value="0.928919" calcext:value-type="float">
            <text:p>0.928919</text:p>
          </table:table-cell>
          <table:table-cell office:value-type="float" office:value="0.817267" calcext:value-type="float">
            <text:p>0.817267</text:p>
          </table:table-cell>
          <table:table-cell table:formula="of:=([.A3546]*[.A3546])" office:value-type="float" office:value="0.862890508561" calcext:value-type="float">
            <text:p>0.862890508561</text:p>
          </table:table-cell>
          <table:table-cell table:formula="of:=([.A3546]-[.B3546])*([.A3546]-[.B3546])" office:value-type="float" office:value="0.012466169104" calcext:value-type="float">
            <text:p>0.012466169104</text:p>
          </table:table-cell>
          <table:table-cell/>
        </table:table-row>
        <table:table-row table:style-name="ro1">
          <table:table-cell office:value-type="float" office:value="0.987629" calcext:value-type="float">
            <text:p>0.987629</text:p>
          </table:table-cell>
          <table:table-cell office:value-type="float" office:value="0.880447" calcext:value-type="float">
            <text:p>0.880447</text:p>
          </table:table-cell>
          <table:table-cell table:formula="of:=([.A3547]*[.A3547])" office:value-type="float" office:value="0.975411041641" calcext:value-type="float">
            <text:p>0.975411041641</text:p>
          </table:table-cell>
          <table:table-cell table:formula="of:=([.A3547]-[.B3547])*([.A3547]-[.B3547])" office:value-type="float" office:value="0.011487981124" calcext:value-type="float">
            <text:p>0.011487981124</text:p>
          </table:table-cell>
          <table:table-cell/>
        </table:table-row>
        <table:table-row table:style-name="ro1">
          <table:table-cell office:value-type="float" office:value="0.987629" calcext:value-type="float">
            <text:p>0.987629</text:p>
          </table:table-cell>
          <table:table-cell office:value-type="float" office:value="0.96506" calcext:value-type="float">
            <text:p>0.96506</text:p>
          </table:table-cell>
          <table:table-cell table:formula="of:=([.A3548]*[.A3548])" office:value-type="float" office:value="0.975411041641" calcext:value-type="float">
            <text:p>0.975411041641</text:p>
          </table:table-cell>
          <table:table-cell table:formula="of:=([.A3548]-[.B3548])*([.A3548]-[.B3548])" office:value-type="float" office:value="0.000509359760999998" calcext:value-type="float">
            <text:p>0.000509359760999998</text:p>
          </table:table-cell>
          <table:table-cell/>
        </table:table-row>
        <table:table-row table:style-name="ro1">
          <table:table-cell office:value-type="float" office:value="0.987629" calcext:value-type="float">
            <text:p>0.987629</text:p>
          </table:table-cell>
          <table:table-cell office:value-type="float" office:value="0.994997" calcext:value-type="float">
            <text:p>0.994997</text:p>
          </table:table-cell>
          <table:table-cell table:formula="of:=([.A3549]*[.A3549])" office:value-type="float" office:value="0.975411041641" calcext:value-type="float">
            <text:p>0.975411041641</text:p>
          </table:table-cell>
          <table:table-cell table:formula="of:=([.A3549]-[.B3549])*([.A3549]-[.B3549])" office:value-type="float" office:value="0.0000542874240000006" calcext:value-type="float">
            <text:p>5.42874240000006E-05</text:p>
          </table:table-cell>
          <table:table-cell/>
        </table:table-row>
        <table:table-row table:style-name="ro1">
          <table:table-cell office:value-type="float" office:value="0.987628" calcext:value-type="float">
            <text:p>0.987628</text:p>
          </table:table-cell>
          <table:table-cell office:value-type="float" office:value="0.996796" calcext:value-type="float">
            <text:p>0.996796</text:p>
          </table:table-cell>
          <table:table-cell table:formula="of:=([.A3550]*[.A3550])" office:value-type="float" office:value="0.975409066384" calcext:value-type="float">
            <text:p>0.975409066384</text:p>
          </table:table-cell>
          <table:table-cell table:formula="of:=([.A3550]-[.B3550])*([.A3550]-[.B3550])" office:value-type="float" office:value="0.0000840522240000012" calcext:value-type="float">
            <text:p>8.40522240000012E-05</text:p>
          </table:table-cell>
          <table:table-cell/>
        </table:table-row>
        <table:table-row table:style-name="ro1">
          <table:table-cell office:value-type="float" office:value="0.00000321865" calcext:value-type="float">
            <text:p>0.00000321865</text:p>
          </table:table-cell>
          <table:table-cell office:value-type="float" office:value="0.00000300523" calcext:value-type="float">
            <text:p>0.00000300523</text:p>
          </table:table-cell>
          <table:table-cell table:formula="of:=([.A3551]*[.A3551])" office:value-type="float" office:value="0.00000000001035970782" calcext:value-type="float">
            <text:p>1.03597078225E-11</text:p>
          </table:table-cell>
          <table:table-cell table:formula="of:=([.A3551]-[.B3551])*([.A3551]-[.B3551])" office:value-type="float" office:value="0.0000000000000455481" calcext:value-type="float">
            <text:p>4.55480964E-14</text:p>
          </table:table-cell>
          <table:table-cell/>
        </table:table-row>
        <table:table-row table:style-name="ro1">
          <table:table-cell office:value-type="float" office:value="0.0000237823" calcext:value-type="float">
            <text:p>0.0000237823</text:p>
          </table:table-cell>
          <table:table-cell office:value-type="float" office:value="0.00156287" calcext:value-type="float">
            <text:p>0.00156287</text:p>
          </table:table-cell>
          <table:table-cell table:formula="of:=([.A3552]*[.A3552])" office:value-type="float" office:value="0.00000000056559779329" calcext:value-type="float">
            <text:p>5.6559779329E-10</text:p>
          </table:table-cell>
          <table:table-cell table:formula="of:=([.A3552]-[.B3552])*([.A3552]-[.B3552])" office:value-type="float" office:value="0.00000236879094829129" calcext:value-type="float">
            <text:p>2.36879094829129E-06</text:p>
          </table:table-cell>
          <table:table-cell/>
        </table:table-row>
        <table:table-row table:style-name="ro1">
          <table:table-cell office:value-type="float" office:value="0.0000104904" calcext:value-type="float">
            <text:p>0.0000104904</text:p>
          </table:table-cell>
          <table:table-cell office:value-type="float" office:value="0.000377147" calcext:value-type="float">
            <text:p>0.000377147</text:p>
          </table:table-cell>
          <table:table-cell table:formula="of:=([.A3553]*[.A3553])" office:value-type="float" office:value="0.00000000011004849216" calcext:value-type="float">
            <text:p>1.1004849216E-10</text:p>
          </table:table-cell>
          <table:table-cell table:formula="of:=([.A3553]-[.B3553])*([.A3553]-[.B3553])" office:value-type="float" office:value="0.00000013443706232356" calcext:value-type="float">
            <text:p>1.3443706232356E-07</text:p>
          </table:table-cell>
          <table:table-cell/>
        </table:table-row>
        <table:table-row table:style-name="ro1">
          <table:table-cell office:value-type="float" office:value="0.0000101924" calcext:value-type="float">
            <text:p>0.0000101924</text:p>
          </table:table-cell>
          <table:table-cell office:value-type="float" office:value="0.000395404" calcext:value-type="float">
            <text:p>0.000395404</text:p>
          </table:table-cell>
          <table:table-cell table:formula="of:=([.A3554]*[.A3554])" office:value-type="float" office:value="0.00000000010388501776" calcext:value-type="float">
            <text:p>1.0388501776E-10</text:p>
          </table:table-cell>
          <table:table-cell table:formula="of:=([.A3554]-[.B3554])*([.A3554]-[.B3554])" office:value-type="float" office:value="0.00000014838797677456" calcext:value-type="float">
            <text:p>1.4838797677456E-07</text:p>
          </table:table-cell>
          <table:table-cell/>
        </table:table-row>
        <table:table-row table:style-name="ro1">
          <table:table-cell office:value-type="float" office:value="0.0000101924" calcext:value-type="float">
            <text:p>0.0000101924</text:p>
          </table:table-cell>
          <table:table-cell office:value-type="float" office:value="0.000737122" calcext:value-type="float">
            <text:p>0.000737122</text:p>
          </table:table-cell>
          <table:table-cell table:formula="of:=([.A3555]*[.A3555])" office:value-type="float" office:value="0.00000000010388501776" calcext:value-type="float">
            <text:p>1.0388501776E-10</text:p>
          </table:table-cell>
          <table:table-cell table:formula="of:=([.A3555]-[.B3555])*([.A3555]-[.B3555])" office:value-type="float" office:value="0.00000052842664335616" calcext:value-type="float">
            <text:p>5.2842664335616E-07</text:p>
          </table:table-cell>
          <table:table-cell/>
        </table:table-row>
        <table:table-row table:style-name="ro1">
          <table:table-cell office:value-type="float" office:value="0.0000101924" calcext:value-type="float">
            <text:p>0.0000101924</text:p>
          </table:table-cell>
          <table:table-cell office:value-type="float" office:value="0.00110606" calcext:value-type="float">
            <text:p>0.00110606</text:p>
          </table:table-cell>
          <table:table-cell table:formula="of:=([.A3556]*[.A3556])" office:value-type="float" office:value="0.00000000010388501776" calcext:value-type="float">
            <text:p>1.0388501776E-10</text:p>
          </table:table-cell>
          <table:table-cell table:formula="of:=([.A3556]-[.B3556])*([.A3556]-[.B3556])" office:value-type="float" office:value="0.00000120092579672976" calcext:value-type="float">
            <text:p>1.20092579672976E-06</text:p>
          </table:table-cell>
          <table:table-cell/>
        </table:table-row>
        <table:table-row table:style-name="ro1">
          <table:table-cell office:value-type="float" office:value="0.00000077486" calcext:value-type="float">
            <text:p>0.00000077486</text:p>
          </table:table-cell>
          <table:table-cell office:value-type="float" office:value="0.0404242" calcext:value-type="float">
            <text:p>0.0404242</text:p>
          </table:table-cell>
          <table:table-cell table:formula="of:=([.A3557]*[.A3557])" office:value-type="float" office:value="0.00000000000060040802" calcext:value-type="float">
            <text:p>6.004080196E-13</text:p>
          </table:table-cell>
          <table:table-cell table:formula="of:=([.A3557]-[.B3557])*([.A3557]-[.B3557])" office:value-type="float" office:value="0.00163405330004918" calcext:value-type="float">
            <text:p>0.00163405330004918</text:p>
          </table:table-cell>
          <table:table-cell/>
        </table:table-row>
        <table:table-row table:style-name="ro1">
          <table:table-cell office:value-type="float" office:value="0.00000154972" calcext:value-type="float">
            <text:p>0.00000154972</text:p>
          </table:table-cell>
          <table:table-cell office:value-type="float" office:value="0.00877695" calcext:value-type="float">
            <text:p>0.00877695</text:p>
          </table:table-cell>
          <table:table-cell table:formula="of:=([.A3558]*[.A3558])" office:value-type="float" office:value="0.00000000000240163208" calcext:value-type="float">
            <text:p>2.4016320784E-12</text:p>
          </table:table-cell>
          <table:table-cell table:formula="of:=([.A3558]-[.B3558])*([.A3558]-[.B3558])" office:value-type="float" office:value="0.0000770076500742241" calcext:value-type="float">
            <text:p>7.70076500742241E-05</text:p>
          </table:table-cell>
          <table:table-cell/>
        </table:table-row>
        <table:table-row table:style-name="ro1">
          <table:table-cell office:value-type="float" office:value="0.00000154972" calcext:value-type="float">
            <text:p>0.00000154972</text:p>
          </table:table-cell>
          <table:table-cell office:value-type="float" office:value="0.0103056" calcext:value-type="float">
            <text:p>0.0103056</text:p>
          </table:table-cell>
          <table:table-cell table:formula="of:=([.A3559]*[.A3559])" office:value-type="float" office:value="0.00000000000240163208" calcext:value-type="float">
            <text:p>2.4016320784E-12</text:p>
          </table:table-cell>
          <table:table-cell table:formula="of:=([.A3559]-[.B3559])*([.A3559]-[.B3559])" office:value-type="float" office:value="0.000106173452172768" calcext:value-type="float">
            <text:p>0.000106173452172768</text:p>
          </table:table-cell>
          <table:table-cell/>
        </table:table-row>
        <table:table-row table:style-name="ro1">
          <table:table-cell office:value-type="float" office:value="0.00000154972" calcext:value-type="float">
            <text:p>0.00000154972</text:p>
          </table:table-cell>
          <table:table-cell office:value-type="float" office:value="0.0134558" calcext:value-type="float">
            <text:p>0.0134558</text:p>
          </table:table-cell>
          <table:table-cell table:formula="of:=([.A3560]*[.A3560])" office:value-type="float" office:value="0.00000000000240163208" calcext:value-type="float">
            <text:p>2.4016320784E-12</text:p>
          </table:table-cell>
          <table:table-cell table:formula="of:=([.A3560]-[.B3560])*([.A3560]-[.B3560])" office:value-type="float" office:value="0.00018101685059688" calcext:value-type="float">
            <text:p>0.00018101685059688</text:p>
          </table:table-cell>
          <table:table-cell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98652" calcext:value-type="float">
            <text:p>0.0098652</text:p>
          </table:table-cell>
          <table:table-cell table:formula="of:=([.A3561]*[.A3561])" office:value-type="float" office:value="0.00000000000410694543" calcext:value-type="float">
            <text:p>4.1069454336E-12</text:p>
          </table:table-cell>
          <table:table-cell table:formula="of:=([.A3561]-[.B3561])*([.A3561]-[.B3561])" office:value-type="float" office:value="0.0000972821903075214" calcext:value-type="float">
            <text:p>9.72821903075214E-05</text:p>
          </table:table-cell>
          <table:table-cell/>
        </table:table-row>
        <table:table-row table:style-name="ro1">
          <table:table-cell office:value-type="float" office:value="0.0000109673" calcext:value-type="float">
            <text:p>0.0000109673</text:p>
          </table:table-cell>
          <table:table-cell office:value-type="float" office:value="0.0078972" calcext:value-type="float">
            <text:p>0.0078972</text:p>
          </table:table-cell>
          <table:table-cell table:formula="of:=([.A3562]*[.A3562])" office:value-type="float" office:value="0.00000000012028166929" calcext:value-type="float">
            <text:p>1.2028166929E-10</text:p>
          </table:table-cell>
          <table:table-cell table:formula="of:=([.A3562]-[.B3562])*([.A3562]-[.B3562])" office:value-type="float" office:value="0.0000621926661985493" calcext:value-type="float">
            <text:p>6.21926661985493E-05</text:p>
          </table:table-cell>
          <table:table-cell/>
        </table:table-row>
        <table:table-row table:style-name="ro1">
          <table:table-cell office:value-type="float" office:value="0.000746369" calcext:value-type="float">
            <text:p>0.000746369</text:p>
          </table:table-cell>
          <table:table-cell office:value-type="float" office:value="0.0330934" calcext:value-type="float">
            <text:p>0.0330934</text:p>
          </table:table-cell>
          <table:table-cell table:formula="of:=([.A3563]*[.A3563])" office:value-type="float" office:value="0.000000557066684161" calcext:value-type="float">
            <text:p>5.57066684161E-07</text:p>
          </table:table-cell>
          <table:table-cell table:formula="of:=([.A3563]-[.B3563])*([.A3563]-[.B3563])" office:value-type="float" office:value="0.00104633041451496" calcext:value-type="float">
            <text:p>0.00104633041451496</text:p>
          </table:table-cell>
          <table:table-cell/>
        </table:table-row>
        <table:table-row table:style-name="ro1">
          <table:table-cell office:value-type="float" office:value="0.000684083" calcext:value-type="float">
            <text:p>0.000684083</text:p>
          </table:table-cell>
          <table:table-cell office:value-type="float" office:value="0.0300912" calcext:value-type="float">
            <text:p>0.0300912</text:p>
          </table:table-cell>
          <table:table-cell table:formula="of:=([.A3564]*[.A3564])" office:value-type="float" office:value="0.000000467969550889" calcext:value-type="float">
            <text:p>4.67969550889E-07</text:p>
          </table:table-cell>
          <table:table-cell table:formula="of:=([.A3564]-[.B3564])*([.A3564]-[.B3564])" office:value-type="float" office:value="0.000864778530251689" calcext:value-type="float">
            <text:p>0.000864778530251689</text:p>
          </table:table-cell>
          <table:table-cell/>
        </table:table-row>
        <table:table-row table:style-name="ro1">
          <table:table-cell office:value-type="float" office:value="0.00295371" calcext:value-type="float">
            <text:p>0.00295371</text:p>
          </table:table-cell>
          <table:table-cell office:value-type="float" office:value="0.122304" calcext:value-type="float">
            <text:p>0.122304</text:p>
          </table:table-cell>
          <table:table-cell table:formula="of:=([.A3565]*[.A3565])" office:value-type="float" office:value="0.0000087244027641" calcext:value-type="float">
            <text:p>0.0000087244027641</text:p>
          </table:table-cell>
          <table:table-cell table:formula="of:=([.A3565]-[.B3565])*([.A3565]-[.B3565])" office:value-type="float" office:value="0.0142444917230841" calcext:value-type="float">
            <text:p>0.0142444917230841</text:p>
          </table:table-cell>
          <table:table-cell/>
        </table:table-row>
        <table:table-row table:style-name="ro1">
          <table:table-cell office:value-type="float" office:value="0.000317872" calcext:value-type="float">
            <text:p>0.000317872</text:p>
          </table:table-cell>
          <table:table-cell office:value-type="float" office:value="0.120113" calcext:value-type="float">
            <text:p>0.120113</text:p>
          </table:table-cell>
          <table:table-cell table:formula="of:=([.A3566]*[.A3566])" office:value-type="float" office:value="0.000000101042608384" calcext:value-type="float">
            <text:p>1.01042608384E-07</text:p>
          </table:table-cell>
          <table:table-cell table:formula="of:=([.A3566]-[.B3566])*([.A3566]-[.B3566])" office:value-type="float" office:value="0.0143508726925364" calcext:value-type="float">
            <text:p>0.0143508726925364</text:p>
          </table:table-cell>
          <table:table-cell/>
        </table:table-row>
        <table:table-row table:style-name="ro1">
          <table:table-cell office:value-type="float" office:value="0.000376344" calcext:value-type="float">
            <text:p>0.000376344</text:p>
          </table:table-cell>
          <table:table-cell office:value-type="float" office:value="0.1349" calcext:value-type="float">
            <text:p>0.1349</text:p>
          </table:table-cell>
          <table:table-cell table:formula="of:=([.A3567]*[.A3567])" office:value-type="float" office:value="0.000000141634806336" calcext:value-type="float">
            <text:p>1.41634806336E-07</text:p>
          </table:table-cell>
          <table:table-cell table:formula="of:=([.A3567]-[.B3567])*([.A3567]-[.B3567])" office:value-type="float" office:value="0.0180966140236063" calcext:value-type="float">
            <text:p>0.0180966140236063</text:p>
          </table:table-cell>
          <table:table-cell/>
        </table:table-row>
        <table:table-row table:style-name="ro1">
          <table:table-cell office:value-type="float" office:value="0.000376344" calcext:value-type="float">
            <text:p>0.000376344</text:p>
          </table:table-cell>
          <table:table-cell office:value-type="float" office:value="0.141095" calcext:value-type="float">
            <text:p>0.141095</text:p>
          </table:table-cell>
          <table:table-cell table:formula="of:=([.A3568]*[.A3568])" office:value-type="float" office:value="0.000000141634806336" calcext:value-type="float">
            <text:p>1.41634806336E-07</text:p>
          </table:table-cell>
          <table:table-cell table:formula="of:=([.A3568]-[.B3568])*([.A3568]-[.B3568])" office:value-type="float" office:value="0.0198017401464463" calcext:value-type="float">
            <text:p>0.0198017401464463</text:p>
          </table:table-cell>
          <table:table-cell/>
        </table:table-row>
        <table:table-row table:style-name="ro1">
          <table:table-cell office:value-type="float" office:value="0.0132941" calcext:value-type="float">
            <text:p>0.0132941</text:p>
          </table:table-cell>
          <table:table-cell office:value-type="float" office:value="0.241554" calcext:value-type="float">
            <text:p>0.241554</text:p>
          </table:table-cell>
          <table:table-cell table:formula="of:=([.A3569]*[.A3569])" office:value-type="float" office:value="0.00017673309481" calcext:value-type="float">
            <text:p>0.00017673309481</text:p>
          </table:table-cell>
          <table:table-cell table:formula="of:=([.A3569]-[.B3569])*([.A3569]-[.B3569])" office:value-type="float" office:value="0.05210258194801" calcext:value-type="float">
            <text:p>0.05210258194801</text:p>
          </table:table-cell>
          <table:table-cell/>
        </table:table-row>
        <table:table-row table:style-name="ro1">
          <table:table-cell office:value-type="float" office:value="0.0194707" calcext:value-type="float">
            <text:p>0.0194707</text:p>
          </table:table-cell>
          <table:table-cell office:value-type="float" office:value="0.153527" calcext:value-type="float">
            <text:p>0.153527</text:p>
          </table:table-cell>
          <table:table-cell table:formula="of:=([.A3570]*[.A3570])" office:value-type="float" office:value="0.00037910815849" calcext:value-type="float">
            <text:p>0.00037910815849</text:p>
          </table:table-cell>
          <table:table-cell table:formula="of:=([.A3570]-[.B3570])*([.A3570]-[.B3570])" office:value-type="float" office:value="0.01797109156969" calcext:value-type="float">
            <text:p>0.01797109156969</text:p>
          </table:table-cell>
          <table:table-cell/>
        </table:table-row>
        <table:table-row table:style-name="ro1">
          <table:table-cell office:value-type="float" office:value="0.0272755" calcext:value-type="float">
            <text:p>0.0272755</text:p>
          </table:table-cell>
          <table:table-cell office:value-type="float" office:value="0.0437392" calcext:value-type="float">
            <text:p>0.0437392</text:p>
          </table:table-cell>
          <table:table-cell table:formula="of:=([.A3571]*[.A3571])" office:value-type="float" office:value="0.00074395290025" calcext:value-type="float">
            <text:p>0.00074395290025</text:p>
          </table:table-cell>
          <table:table-cell table:formula="of:=([.A3571]-[.B3571])*([.A3571]-[.B3571])" office:value-type="float" office:value="0.00027105341769" calcext:value-type="float">
            <text:p>0.00027105341769</text:p>
          </table:table-cell>
          <table:table-cell/>
        </table:table-row>
        <table:table-row table:style-name="ro1">
          <table:table-cell office:value-type="float" office:value="0.0272754" calcext:value-type="float">
            <text:p>0.0272754</text:p>
          </table:table-cell>
          <table:table-cell office:value-type="float" office:value="0.0454098" calcext:value-type="float">
            <text:p>0.0454098</text:p>
          </table:table-cell>
          <table:table-cell table:formula="of:=([.A3572]*[.A3572])" office:value-type="float" office:value="0.00074394744516" calcext:value-type="float">
            <text:p>0.00074394744516</text:p>
          </table:table-cell>
          <table:table-cell table:formula="of:=([.A3572]-[.B3572])*([.A3572]-[.B3572])" office:value-type="float" office:value="0.00032885646336" calcext:value-type="float">
            <text:p>0.00032885646336</text:p>
          </table:table-cell>
          <table:table-cell/>
        </table:table-row>
        <table:table-row table:style-name="ro1">
          <table:table-cell office:value-type="float" office:value="0.020034" calcext:value-type="float">
            <text:p>0.020034</text:p>
          </table:table-cell>
          <table:table-cell office:value-type="float" office:value="0.0327608" calcext:value-type="float">
            <text:p>0.0327608</text:p>
          </table:table-cell>
          <table:table-cell table:formula="of:=([.A3573]*[.A3573])" office:value-type="float" office:value="0.000401361156" calcext:value-type="float">
            <text:p>0.000401361156</text:p>
          </table:table-cell>
          <table:table-cell table:formula="of:=([.A3573]-[.B3573])*([.A3573]-[.B3573])" office:value-type="float" office:value="0.00016197143824" calcext:value-type="float">
            <text:p>0.00016197143824</text:p>
          </table:table-cell>
          <table:table-cell/>
        </table:table-row>
        <table:table-row table:style-name="ro1">
          <table:table-cell office:value-type="float" office:value="0.020034" calcext:value-type="float">
            <text:p>0.020034</text:p>
          </table:table-cell>
          <table:table-cell office:value-type="float" office:value="0.313072" calcext:value-type="float">
            <text:p>0.313072</text:p>
          </table:table-cell>
          <table:table-cell table:formula="of:=([.A3574]*[.A3574])" office:value-type="float" office:value="0.000401361156" calcext:value-type="float">
            <text:p>0.000401361156</text:p>
          </table:table-cell>
          <table:table-cell table:formula="of:=([.A3574]-[.B3574])*([.A3574]-[.B3574])" office:value-type="float" office:value="0.085871269444" calcext:value-type="float">
            <text:p>0.085871269444</text:p>
          </table:table-cell>
          <table:table-cell/>
        </table:table-row>
        <table:table-row table:style-name="ro1">
          <table:table-cell office:value-type="float" office:value="0.0156553" calcext:value-type="float">
            <text:p>0.0156553</text:p>
          </table:table-cell>
          <table:table-cell office:value-type="float" office:value="0.198397" calcext:value-type="float">
            <text:p>0.198397</text:p>
          </table:table-cell>
          <table:table-cell table:formula="of:=([.A3575]*[.A3575])" office:value-type="float" office:value="0.00024508841809" calcext:value-type="float">
            <text:p>0.00024508841809</text:p>
          </table:table-cell>
          <table:table-cell table:formula="of:=([.A3575]-[.B3575])*([.A3575]-[.B3575])" office:value-type="float" office:value="0.03339452891889" calcext:value-type="float">
            <text:p>0.03339452891889</text:p>
          </table:table-cell>
          <table:table-cell/>
        </table:table-row>
        <table:table-row table:style-name="ro1">
          <table:table-cell office:value-type="float" office:value="0.0187045" calcext:value-type="float">
            <text:p>0.0187045</text:p>
          </table:table-cell>
          <table:table-cell office:value-type="float" office:value="0.188224" calcext:value-type="float">
            <text:p>0.188224</text:p>
          </table:table-cell>
          <table:table-cell table:formula="of:=([.A3576]*[.A3576])" office:value-type="float" office:value="0.00034985832025" calcext:value-type="float">
            <text:p>0.00034985832025</text:p>
          </table:table-cell>
          <table:table-cell table:formula="of:=([.A3576]-[.B3576])*([.A3576]-[.B3576])" office:value-type="float" office:value="0.02873686088025" calcext:value-type="float">
            <text:p>0.02873686088025</text:p>
          </table:table-cell>
          <table:table-cell/>
        </table:table-row>
        <table:table-row table:style-name="ro1">
          <table:table-cell office:value-type="float" office:value="0.231277" calcext:value-type="float">
            <text:p>0.231277</text:p>
          </table:table-cell>
          <table:table-cell office:value-type="float" office:value="0.282333" calcext:value-type="float">
            <text:p>0.282333</text:p>
          </table:table-cell>
          <table:table-cell table:formula="of:=([.A3577]*[.A3577])" office:value-type="float" office:value="0.053489050729" calcext:value-type="float">
            <text:p>0.053489050729</text:p>
          </table:table-cell>
          <table:table-cell table:formula="of:=([.A3577]-[.B3577])*([.A3577]-[.B3577])" office:value-type="float" office:value="0.002606715136" calcext:value-type="float">
            <text:p>0.002606715136</text:p>
          </table:table-cell>
          <table:table-cell/>
        </table:table-row>
        <table:table-row table:style-name="ro1">
          <table:table-cell office:value-type="float" office:value="0.202967" calcext:value-type="float">
            <text:p>0.202967</text:p>
          </table:table-cell>
          <table:table-cell office:value-type="float" office:value="0.262441" calcext:value-type="float">
            <text:p>0.262441</text:p>
          </table:table-cell>
          <table:table-cell table:formula="of:=([.A3578]*[.A3578])" office:value-type="float" office:value="0.041195603089" calcext:value-type="float">
            <text:p>0.041195603089</text:p>
          </table:table-cell>
          <table:table-cell table:formula="of:=([.A3578]-[.B3578])*([.A3578]-[.B3578])" office:value-type="float" office:value="0.003537156676" calcext:value-type="float">
            <text:p>0.003537156676</text:p>
          </table:table-cell>
          <table:table-cell/>
        </table:table-row>
        <table:table-row table:style-name="ro1">
          <table:table-cell office:value-type="float" office:value="0.202967" calcext:value-type="float">
            <text:p>0.202967</text:p>
          </table:table-cell>
          <table:table-cell office:value-type="float" office:value="0.433615" calcext:value-type="float">
            <text:p>0.433615</text:p>
          </table:table-cell>
          <table:table-cell table:formula="of:=([.A3579]*[.A3579])" office:value-type="float" office:value="0.041195603089" calcext:value-type="float">
            <text:p>0.041195603089</text:p>
          </table:table-cell>
          <table:table-cell table:formula="of:=([.A3579]-[.B3579])*([.A3579]-[.B3579])" office:value-type="float" office:value="0.053198499904" calcext:value-type="float">
            <text:p>0.053198499904</text:p>
          </table:table-cell>
          <table:table-cell/>
        </table:table-row>
        <table:table-row table:style-name="ro1">
          <table:table-cell office:value-type="float" office:value="0.202967" calcext:value-type="float">
            <text:p>0.202967</text:p>
          </table:table-cell>
          <table:table-cell office:value-type="float" office:value="0.289194" calcext:value-type="float">
            <text:p>0.289194</text:p>
          </table:table-cell>
          <table:table-cell table:formula="of:=([.A3580]*[.A3580])" office:value-type="float" office:value="0.041195603089" calcext:value-type="float">
            <text:p>0.041195603089</text:p>
          </table:table-cell>
          <table:table-cell table:formula="of:=([.A3580]-[.B3580])*([.A3580]-[.B3580])" office:value-type="float" office:value="0.007435095529" calcext:value-type="float">
            <text:p>0.007435095529</text:p>
          </table:table-cell>
          <table:table-cell/>
        </table:table-row>
        <table:table-row table:style-name="ro1">
          <table:table-cell office:value-type="float" office:value="0.30993" calcext:value-type="float">
            <text:p>0.30993</text:p>
          </table:table-cell>
          <table:table-cell office:value-type="float" office:value="0.385075" calcext:value-type="float">
            <text:p>0.385075</text:p>
          </table:table-cell>
          <table:table-cell table:formula="of:=([.A3581]*[.A3581])" office:value-type="float" office:value="0.0960566049" calcext:value-type="float">
            <text:p>0.0960566049</text:p>
          </table:table-cell>
          <table:table-cell table:formula="of:=([.A3581]-[.B3581])*([.A3581]-[.B3581])" office:value-type="float" office:value="0.005646771025" calcext:value-type="float">
            <text:p>0.005646771025</text:p>
          </table:table-cell>
          <table:table-cell/>
        </table:table-row>
        <table:table-row table:style-name="ro1">
          <table:table-cell office:value-type="float" office:value="0.716992" calcext:value-type="float">
            <text:p>0.716992</text:p>
          </table:table-cell>
          <table:table-cell office:value-type="float" office:value="0.665665" calcext:value-type="float">
            <text:p>0.665665</text:p>
          </table:table-cell>
          <table:table-cell table:formula="of:=([.A3582]*[.A3582])" office:value-type="float" office:value="0.514077528064" calcext:value-type="float">
            <text:p>0.514077528064</text:p>
          </table:table-cell>
          <table:table-cell table:formula="of:=([.A3582]-[.B3582])*([.A3582]-[.B3582])" office:value-type="float" office:value="0.002634460929" calcext:value-type="float">
            <text:p>0.002634460929</text:p>
          </table:table-cell>
          <table:table-cell/>
        </table:table-row>
        <table:table-row table:style-name="ro1">
          <table:table-cell office:value-type="float" office:value="0.795653" calcext:value-type="float">
            <text:p>0.795653</text:p>
          </table:table-cell>
          <table:table-cell office:value-type="float" office:value="0.734676" calcext:value-type="float">
            <text:p>0.734676</text:p>
          </table:table-cell>
          <table:table-cell table:formula="of:=([.A3583]*[.A3583])" office:value-type="float" office:value="0.633063696409" calcext:value-type="float">
            <text:p>0.633063696409</text:p>
          </table:table-cell>
          <table:table-cell table:formula="of:=([.A3583]-[.B3583])*([.A3583]-[.B3583])" office:value-type="float" office:value="0.00371819452900001" calcext:value-type="float">
            <text:p>0.00371819452900001</text:p>
          </table:table-cell>
          <table:table-cell/>
        </table:table-row>
        <table:table-row table:style-name="ro1">
          <table:table-cell office:value-type="float" office:value="0.821528" calcext:value-type="float">
            <text:p>0.821528</text:p>
          </table:table-cell>
          <table:table-cell office:value-type="float" office:value="0.804472" calcext:value-type="float">
            <text:p>0.804472</text:p>
          </table:table-cell>
          <table:table-cell table:formula="of:=([.A3584]*[.A3584])" office:value-type="float" office:value="0.674908254784" calcext:value-type="float">
            <text:p>0.674908254784</text:p>
          </table:table-cell>
          <table:table-cell table:formula="of:=([.A3584]-[.B3584])*([.A3584]-[.B3584])" office:value-type="float" office:value="0.000290907136000002" calcext:value-type="float">
            <text:p>0.000290907136000002</text:p>
          </table:table-cell>
          <table:table-cell/>
        </table:table-row>
        <table:table-row table:style-name="ro1">
          <table:table-cell office:value-type="float" office:value="0.821527" calcext:value-type="float">
            <text:p>0.821527</text:p>
          </table:table-cell>
          <table:table-cell office:value-type="float" office:value="0.858927" calcext:value-type="float">
            <text:p>0.858927</text:p>
          </table:table-cell>
          <table:table-cell table:formula="of:=([.A3585]*[.A3585])" office:value-type="float" office:value="0.674906611729" calcext:value-type="float">
            <text:p>0.674906611729</text:p>
          </table:table-cell>
          <table:table-cell table:formula="of:=([.A3585]-[.B3585])*([.A3585]-[.B3585])" office:value-type="float" office:value="0.00139876" calcext:value-type="float">
            <text:p>0.00139876</text:p>
          </table:table-cell>
          <table:table-cell/>
        </table:table-row>
        <table:table-row table:style-name="ro1">
          <table:table-cell office:value-type="float" office:value="0.858513" calcext:value-type="float">
            <text:p>0.858513</text:p>
          </table:table-cell>
          <table:table-cell office:value-type="float" office:value="0.920908" calcext:value-type="float">
            <text:p>0.920908</text:p>
          </table:table-cell>
          <table:table-cell table:formula="of:=([.A3586]*[.A3586])" office:value-type="float" office:value="0.737044571169" calcext:value-type="float">
            <text:p>0.737044571169</text:p>
          </table:table-cell>
          <table:table-cell table:formula="of:=([.A3586]-[.B3586])*([.A3586]-[.B3586])" office:value-type="float" office:value="0.003893136025" calcext:value-type="float">
            <text:p>0.003893136025</text:p>
          </table:table-cell>
          <table:table-cell/>
        </table:table-row>
        <table:table-row table:style-name="ro1">
          <table:table-cell office:value-type="float" office:value="0.868763" calcext:value-type="float">
            <text:p>0.868763</text:p>
          </table:table-cell>
          <table:table-cell office:value-type="float" office:value="0.966715" calcext:value-type="float">
            <text:p>0.966715</text:p>
          </table:table-cell>
          <table:table-cell table:formula="of:=([.A3587]*[.A3587])" office:value-type="float" office:value="0.754749150169" calcext:value-type="float">
            <text:p>0.754749150169</text:p>
          </table:table-cell>
          <table:table-cell table:formula="of:=([.A3587]-[.B3587])*([.A3587]-[.B3587])" office:value-type="float" office:value="0.00959459430400001" calcext:value-type="float">
            <text:p>0.00959459430400001</text:p>
          </table:table-cell>
          <table:table-cell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8999" calcext:value-type="float">
            <text:p>0.98999</text:p>
          </table:table-cell>
          <table:table-cell table:formula="of:=([.A3588]*[.A3588])" office:value-type="float" office:value="0.999986000049" calcext:value-type="float">
            <text:p>0.999986000049</text:p>
          </table:table-cell>
          <table:table-cell table:formula="of:=([.A3588]-[.B3588])*([.A3588]-[.B3588])" office:value-type="float" office:value="0.000100060009" calcext:value-type="float">
            <text:p>0.000100060009</text:p>
          </table:table-cell>
          <table:table-cell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94323" calcext:value-type="float">
            <text:p>0.994323</text:p>
          </table:table-cell>
          <table:table-cell table:formula="of:=([.A3589]*[.A3589])" office:value-type="float" office:value="0.999984000064" calcext:value-type="float">
            <text:p>0.999984000064</text:p>
          </table:table-cell>
          <table:table-cell table:formula="of:=([.A3589]-[.B3589])*([.A3589]-[.B3589])" office:value-type="float" office:value="0.0000321375610000004" calcext:value-type="float">
            <text:p>3.21375610000004E-05</text:p>
          </table:table-cell>
          <table:table-cell/>
        </table:table-row>
        <table:table-row table:style-name="ro1">
          <table:table-cell office:value-type="float" office:value="0.00000286102" calcext:value-type="float">
            <text:p>0.00000286102</text:p>
          </table:table-cell>
          <table:table-cell office:value-type="float" office:value="0.00000303222" calcext:value-type="float">
            <text:p>0.00000303222</text:p>
          </table:table-cell>
          <table:table-cell table:formula="of:=([.A3590]*[.A3590])" office:value-type="float" office:value="0.00000000000818543544" calcext:value-type="float">
            <text:p>8.1854354404E-12</text:p>
          </table:table-cell>
          <table:table-cell table:formula="of:=([.A3590]-[.B3590])*([.A3590]-[.B3590])" office:value-type="float" office:value="0.00000000000002930944" calcext:value-type="float">
            <text:p>2.93094400000001E-14</text:p>
          </table:table-cell>
          <table:table-cell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176519" calcext:value-type="float">
            <text:p>0.00176519</text:p>
          </table:table-cell>
          <table:table-cell table:formula="of:=([.A3591]*[.A3591])" office:value-type="float" office:value="0.00000000000003197445" calcext:value-type="float">
            <text:p>3.1974446596E-14</text:p>
          </table:table-cell>
          <table:table-cell table:formula="of:=([.A3591]-[.B3591])*([.A3591]-[.B3591])" office:value-type="float" office:value="0.00000311526448670513" calcext:value-type="float">
            <text:p>3.11526448670513E-06</text:p>
          </table:table-cell>
          <table:table-cell/>
        </table:table-row>
        <table:table-row table:style-name="ro1">
          <table:table-cell office:value-type="float" office:value="0.00000143051" calcext:value-type="float">
            <text:p>0.00000143051</text:p>
          </table:table-cell>
          <table:table-cell office:value-type="float" office:value="0.0137766" calcext:value-type="float">
            <text:p>0.0137766</text:p>
          </table:table-cell>
          <table:table-cell table:formula="of:=([.A3592]*[.A3592])" office:value-type="float" office:value="0.00000000000204635886" calcext:value-type="float">
            <text:p>2.0463588601E-12</text:p>
          </table:table-cell>
          <table:table-cell table:formula="of:=([.A3592]-[.B3592])*([.A3592]-[.B3592])" office:value-type="float" office:value="0.000189755294478227" calcext:value-type="float">
            <text:p>0.000189755294478227</text:p>
          </table:table-cell>
          <table:table-cell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127862" calcext:value-type="float">
            <text:p>0.0127862</text:p>
          </table:table-cell>
          <table:table-cell table:formula="of:=([.A3593]*[.A3593])" office:value-type="float" office:value="0.00000000000001421079" calcext:value-type="float">
            <text:p>1.4210785681E-14</text:p>
          </table:table-cell>
          <table:table-cell table:formula="of:=([.A3593]-[.B3593])*([.A3593]-[.B3593])" office:value-type="float" office:value="0.000163483861993979" calcext:value-type="float">
            <text:p>0.000163483861993979</text:p>
          </table:table-cell>
          <table:table-cell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164658" calcext:value-type="float">
            <text:p>0.0164658</text:p>
          </table:table-cell>
          <table:table-cell table:formula="of:=([.A3594]*[.A3594])" office:value-type="float" office:value="3.55270834116E-015" calcext:value-type="float">
            <text:p>3.55270834116E-15</text:p>
          </table:table-cell>
          <table:table-cell table:formula="of:=([.A3594]-[.B3594])*([.A3594]-[.B3594])" office:value-type="float" office:value="0.000271120606768707" calcext:value-type="float">
            <text:p>0.00027112060676870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6892" calcext:value-type="float">
            <text:p>0.0316892</text:p>
          </table:table-cell>
          <table:table-cell table:formula="of:=([.A3595]*[.A3595])" office:value-type="float" office:value="0" calcext:value-type="float">
            <text:p>0</text:p>
          </table:table-cell>
          <table:table-cell table:formula="of:=([.A3595]-[.B3595])*([.A3595]-[.B3595])" office:value-type="float" office:value="0.00100420539664" calcext:value-type="float">
            <text:p>0.00100420539664</text:p>
          </table:table-cell>
          <table:table-cell/>
        </table:table-row>
        <table:table-row table:style-name="ro1">
          <table:table-cell office:value-type="float" office:value="0.0000210404" calcext:value-type="float">
            <text:p>0.0000210404</text:p>
          </table:table-cell>
          <table:table-cell office:value-type="float" office:value="0.00694326" calcext:value-type="float">
            <text:p>0.00694326</text:p>
          </table:table-cell>
          <table:table-cell table:formula="of:=([.A3596]*[.A3596])" office:value-type="float" office:value="0.00000000044269843216" calcext:value-type="float">
            <text:p>4.4269843216E-10</text:p>
          </table:table-cell>
          <table:table-cell table:formula="of:=([.A3596]-[.B3596])*([.A3596]-[.B3596])" office:value-type="float" office:value="0.0000479171241906242" calcext:value-type="float">
            <text:p>4.79171241906242E-05</text:p>
          </table:table-cell>
          <table:table-cell/>
        </table:table-row>
        <table:table-row table:style-name="ro1">
          <table:table-cell office:value-type="float" office:value="0.000106633" calcext:value-type="float">
            <text:p>0.000106633</text:p>
          </table:table-cell>
          <table:table-cell office:value-type="float" office:value="0.03852" calcext:value-type="float">
            <text:p>0.03852</text:p>
          </table:table-cell>
          <table:table-cell table:formula="of:=([.A3597]*[.A3597])" office:value-type="float" office:value="0.000000011370596689" calcext:value-type="float">
            <text:p>1.1370596689E-08</text:p>
          </table:table-cell>
          <table:table-cell table:formula="of:=([.A3597]-[.B3597])*([.A3597]-[.B3597])" office:value-type="float" office:value="0.00147558676427669" calcext:value-type="float">
            <text:p>0.00147558676427669</text:p>
          </table:table-cell>
          <table:table-cell/>
        </table:table-row>
        <table:table-row table:style-name="ro1">
          <table:table-cell office:value-type="float" office:value="0.000221372" calcext:value-type="float">
            <text:p>0.000221372</text:p>
          </table:table-cell>
          <table:table-cell office:value-type="float" office:value="0.0535727" calcext:value-type="float">
            <text:p>0.0535727</text:p>
          </table:table-cell>
          <table:table-cell table:formula="of:=([.A3598]*[.A3598])" office:value-type="float" office:value="0.000000049005562384" calcext:value-type="float">
            <text:p>4.9005562384E-08</text:p>
          </table:table-cell>
          <table:table-cell table:formula="of:=([.A3598]-[.B3598])*([.A3598]-[.B3598])" office:value-type="float" office:value="0.00284636419936358" calcext:value-type="float">
            <text:p>0.00284636419936358</text:p>
          </table:table-cell>
          <table:table-cell/>
        </table:table-row>
        <table:table-row table:style-name="ro1">
          <table:table-cell office:value-type="float" office:value="0.000221372" calcext:value-type="float">
            <text:p>0.000221372</text:p>
          </table:table-cell>
          <table:table-cell office:value-type="float" office:value="0.0425671" calcext:value-type="float">
            <text:p>0.0425671</text:p>
          </table:table-cell>
          <table:table-cell table:formula="of:=([.A3599]*[.A3599])" office:value-type="float" office:value="0.000000049005562384" calcext:value-type="float">
            <text:p>4.9005562384E-08</text:p>
          </table:table-cell>
          <table:table-cell table:formula="of:=([.A3599]-[.B3599])*([.A3599]-[.B3599])" office:value-type="float" office:value="0.00179316067984998" calcext:value-type="float">
            <text:p>0.00179316067984998</text:p>
          </table:table-cell>
          <table:table-cell/>
        </table:table-row>
        <table:table-row table:style-name="ro1">
          <table:table-cell office:value-type="float" office:value="0.000221372" calcext:value-type="float">
            <text:p>0.000221372</text:p>
          </table:table-cell>
          <table:table-cell office:value-type="float" office:value="0.0472577" calcext:value-type="float">
            <text:p>0.0472577</text:p>
          </table:table-cell>
          <table:table-cell table:formula="of:=([.A3600]*[.A3600])" office:value-type="float" office:value="0.000000049005562384" calcext:value-type="float">
            <text:p>4.9005562384E-08</text:p>
          </table:table-cell>
          <table:table-cell table:formula="of:=([.A3600]-[.B3600])*([.A3600]-[.B3600])" office:value-type="float" office:value="0.00221241615172358" calcext:value-type="float">
            <text:p>0.00221241615172358</text:p>
          </table:table-cell>
          <table:table-cell/>
        </table:table-row>
        <table:table-row table:style-name="ro1">
          <table:table-cell office:value-type="float" office:value="0.000221372" calcext:value-type="float">
            <text:p>0.000221372</text:p>
          </table:table-cell>
          <table:table-cell office:value-type="float" office:value="0.0514551" calcext:value-type="float">
            <text:p>0.0514551</text:p>
          </table:table-cell>
          <table:table-cell table:formula="of:=([.A3601]*[.A3601])" office:value-type="float" office:value="0.000000049005562384" calcext:value-type="float">
            <text:p>4.9005562384E-08</text:p>
          </table:table-cell>
          <table:table-cell table:formula="of:=([.A3601]-[.B3601])*([.A3601]-[.B3601])" office:value-type="float" office:value="0.00262489488477798" calcext:value-type="float">
            <text:p>0.00262489488477798</text:p>
          </table:table-cell>
          <table:table-cell/>
        </table:table-row>
        <table:table-row table:style-name="ro1">
          <table:table-cell office:value-type="float" office:value="0.000203431" calcext:value-type="float">
            <text:p>0.000203431</text:p>
          </table:table-cell>
          <table:table-cell office:value-type="float" office:value="0.0186561" calcext:value-type="float">
            <text:p>0.0186561</text:p>
          </table:table-cell>
          <table:table-cell table:formula="of:=([.A3602]*[.A3602])" office:value-type="float" office:value="0.000000041384171761" calcext:value-type="float">
            <text:p>4.1384171761E-08</text:p>
          </table:table-cell>
          <table:table-cell table:formula="of:=([.A3602]-[.B3602])*([.A3602]-[.B3602])" office:value-type="float" office:value="0.000340500993223561" calcext:value-type="float">
            <text:p>0.000340500993223561</text:p>
          </table:table-cell>
          <table:table-cell/>
        </table:table-row>
        <table:table-row table:style-name="ro1">
          <table:table-cell office:value-type="float" office:value="0.000536025" calcext:value-type="float">
            <text:p>0.000536025</text:p>
          </table:table-cell>
          <table:table-cell office:value-type="float" office:value="0.20343" calcext:value-type="float">
            <text:p>0.20343</text:p>
          </table:table-cell>
          <table:table-cell table:formula="of:=([.A3603]*[.A3603])" office:value-type="float" office:value="0.000000287322800625" calcext:value-type="float">
            <text:p>2.87322800625E-07</text:p>
          </table:table-cell>
          <table:table-cell table:formula="of:=([.A3603]-[.B3603])*([.A3603]-[.B3603])" office:value-type="float" office:value="0.0411659650913006" calcext:value-type="float">
            <text:p>0.0411659650913006</text:p>
          </table:table-cell>
          <table:table-cell/>
        </table:table-row>
        <table:table-row table:style-name="ro1">
          <table:table-cell office:value-type="float" office:value="0.000631273" calcext:value-type="float">
            <text:p>0.000631273</text:p>
          </table:table-cell>
          <table:table-cell office:value-type="float" office:value="0.0627829" calcext:value-type="float">
            <text:p>0.0627829</text:p>
          </table:table-cell>
          <table:table-cell table:formula="of:=([.A3604]*[.A3604])" office:value-type="float" office:value="0.000000398505600529" calcext:value-type="float">
            <text:p>3.98505600529E-07</text:p>
          </table:table-cell>
          <table:table-cell table:formula="of:=([.A3604]-[.B3604])*([.A3604]-[.B3604])" office:value-type="float" office:value="0.00386282473874713" calcext:value-type="float">
            <text:p>0.00386282473874713</text:p>
          </table:table-cell>
          <table:table-cell/>
        </table:table-row>
        <table:table-row table:style-name="ro1">
          <table:table-cell office:value-type="float" office:value="0.0010497" calcext:value-type="float">
            <text:p>0.0010497</text:p>
          </table:table-cell>
          <table:table-cell office:value-type="float" office:value="0.0144213" calcext:value-type="float">
            <text:p>0.0144213</text:p>
          </table:table-cell>
          <table:table-cell table:formula="of:=([.A3605]*[.A3605])" office:value-type="float" office:value="0.00000110187009" calcext:value-type="float">
            <text:p>0.00000110187009</text:p>
          </table:table-cell>
          <table:table-cell table:formula="of:=([.A3605]-[.B3605])*([.A3605]-[.B3605])" office:value-type="float" office:value="0.00017879968656" calcext:value-type="float">
            <text:p>0.00017879968656</text:p>
          </table:table-cell>
          <table:table-cell/>
        </table:table-row>
        <table:table-row table:style-name="ro1">
          <table:table-cell office:value-type="float" office:value="0.0010497" calcext:value-type="float">
            <text:p>0.0010497</text:p>
          </table:table-cell>
          <table:table-cell office:value-type="float" office:value="0.0133589" calcext:value-type="float">
            <text:p>0.0133589</text:p>
          </table:table-cell>
          <table:table-cell table:formula="of:=([.A3606]*[.A3606])" office:value-type="float" office:value="0.00000110187009" calcext:value-type="float">
            <text:p>0.00000110187009</text:p>
          </table:table-cell>
          <table:table-cell table:formula="of:=([.A3606]-[.B3606])*([.A3606]-[.B3606])" office:value-type="float" office:value="0.00015151640464" calcext:value-type="float">
            <text:p>0.00015151640464</text:p>
          </table:table-cell>
          <table:table-cell/>
        </table:table-row>
        <table:table-row table:style-name="ro1">
          <table:table-cell office:value-type="float" office:value="0.0010497" calcext:value-type="float">
            <text:p>0.0010497</text:p>
          </table:table-cell>
          <table:table-cell office:value-type="float" office:value="0.0139724" calcext:value-type="float">
            <text:p>0.0139724</text:p>
          </table:table-cell>
          <table:table-cell table:formula="of:=([.A3607]*[.A3607])" office:value-type="float" office:value="0.00000110187009" calcext:value-type="float">
            <text:p>0.00000110187009</text:p>
          </table:table-cell>
          <table:table-cell table:formula="of:=([.A3607]-[.B3607])*([.A3607]-[.B3607])" office:value-type="float" office:value="0.00016699617529" calcext:value-type="float">
            <text:p>0.00016699617529</text:p>
          </table:table-cell>
          <table:table-cell/>
        </table:table-row>
        <table:table-row table:style-name="ro1">
          <table:table-cell office:value-type="float" office:value="0.00242674" calcext:value-type="float">
            <text:p>0.00242674</text:p>
          </table:table-cell>
          <table:table-cell office:value-type="float" office:value="0.0177256" calcext:value-type="float">
            <text:p>0.0177256</text:p>
          </table:table-cell>
          <table:table-cell table:formula="of:=([.A3608]*[.A3608])" office:value-type="float" office:value="0.0000058890670276" calcext:value-type="float">
            <text:p>0.0000058890670276</text:p>
          </table:table-cell>
          <table:table-cell table:formula="of:=([.A3608]-[.B3608])*([.A3608]-[.B3608])" office:value-type="float" office:value="0.0002340551172996" calcext:value-type="float">
            <text:p>0.0002340551172996</text:p>
          </table:table-cell>
          <table:table-cell/>
        </table:table-row>
        <table:table-row table:style-name="ro1">
          <table:table-cell office:value-type="float" office:value="0.00275958" calcext:value-type="float">
            <text:p>0.00275958</text:p>
          </table:table-cell>
          <table:table-cell office:value-type="float" office:value="0.013293" calcext:value-type="float">
            <text:p>0.013293</text:p>
          </table:table-cell>
          <table:table-cell table:formula="of:=([.A3609]*[.A3609])" office:value-type="float" office:value="0.0000076152817764" calcext:value-type="float">
            <text:p>0.0000076152817764</text:p>
          </table:table-cell>
          <table:table-cell table:formula="of:=([.A3609]-[.B3609])*([.A3609]-[.B3609])" office:value-type="float" office:value="0.0001109529368964" calcext:value-type="float">
            <text:p>0.0001109529368964</text:p>
          </table:table-cell>
          <table:table-cell/>
        </table:table-row>
        <table:table-row table:style-name="ro1">
          <table:table-cell office:value-type="float" office:value="0.00828826" calcext:value-type="float">
            <text:p>0.00828826</text:p>
          </table:table-cell>
          <table:table-cell office:value-type="float" office:value="0.0221743" calcext:value-type="float">
            <text:p>0.0221743</text:p>
          </table:table-cell>
          <table:table-cell table:formula="of:=([.A3610]*[.A3610])" office:value-type="float" office:value="0.0000686952538276" calcext:value-type="float">
            <text:p>0.0000686952538276</text:p>
          </table:table-cell>
          <table:table-cell table:formula="of:=([.A3610]-[.B3610])*([.A3610]-[.B3610])" office:value-type="float" office:value="0.0001928221068816" calcext:value-type="float">
            <text:p>0.0001928221068816</text:p>
          </table:table-cell>
          <table:table-cell/>
        </table:table-row>
        <table:table-row table:style-name="ro1">
          <table:table-cell office:value-type="float" office:value="0.021994" calcext:value-type="float">
            <text:p>0.021994</text:p>
          </table:table-cell>
          <table:table-cell office:value-type="float" office:value="0.249597" calcext:value-type="float">
            <text:p>0.249597</text:p>
          </table:table-cell>
          <table:table-cell table:formula="of:=([.A3611]*[.A3611])" office:value-type="float" office:value="0.000483736036" calcext:value-type="float">
            <text:p>0.000483736036</text:p>
          </table:table-cell>
          <table:table-cell table:formula="of:=([.A3611]-[.B3611])*([.A3611]-[.B3611])" office:value-type="float" office:value="0.051803125609" calcext:value-type="float">
            <text:p>0.051803125609</text:p>
          </table:table-cell>
          <table:table-cell/>
        </table:table-row>
        <table:table-row table:style-name="ro1">
          <table:table-cell office:value-type="float" office:value="0.0446636" calcext:value-type="float">
            <text:p>0.0446636</text:p>
          </table:table-cell>
          <table:table-cell office:value-type="float" office:value="0.103418" calcext:value-type="float">
            <text:p>0.103418</text:p>
          </table:table-cell>
          <table:table-cell table:formula="of:=([.A3612]*[.A3612])" office:value-type="float" office:value="0.00199483716496" calcext:value-type="float">
            <text:p>0.00199483716496</text:p>
          </table:table-cell>
          <table:table-cell table:formula="of:=([.A3612]-[.B3612])*([.A3612]-[.B3612])" office:value-type="float" office:value="0.00345207951936" calcext:value-type="float">
            <text:p>0.00345207951936</text:p>
          </table:table-cell>
          <table:table-cell/>
        </table:table-row>
        <table:table-row table:style-name="ro1">
          <table:table-cell office:value-type="float" office:value="0.0911788" calcext:value-type="float">
            <text:p>0.0911788</text:p>
          </table:table-cell>
          <table:table-cell office:value-type="float" office:value="0.18075" calcext:value-type="float">
            <text:p>0.18075</text:p>
          </table:table-cell>
          <table:table-cell table:formula="of:=([.A3613]*[.A3613])" office:value-type="float" office:value="0.00831357356944" calcext:value-type="float">
            <text:p>0.00831357356944</text:p>
          </table:table-cell>
          <table:table-cell table:formula="of:=([.A3613]-[.B3613])*([.A3613]-[.B3613])" office:value-type="float" office:value="0.00802299986944" calcext:value-type="float">
            <text:p>0.00802299986944</text:p>
          </table:table-cell>
          <table:table-cell/>
        </table:table-row>
        <table:table-row table:style-name="ro1">
          <table:table-cell office:value-type="float" office:value="0.0911788" calcext:value-type="float">
            <text:p>0.0911788</text:p>
          </table:table-cell>
          <table:table-cell office:value-type="float" office:value="0.267972" calcext:value-type="float">
            <text:p>0.267972</text:p>
          </table:table-cell>
          <table:table-cell table:formula="of:=([.A3614]*[.A3614])" office:value-type="float" office:value="0.00831357356944" calcext:value-type="float">
            <text:p>0.00831357356944</text:p>
          </table:table-cell>
          <table:table-cell table:formula="of:=([.A3614]-[.B3614])*([.A3614]-[.B3614])" office:value-type="float" office:value="0.03125583556624" calcext:value-type="float">
            <text:p>0.03125583556624</text:p>
          </table:table-cell>
          <table:table-cell/>
        </table:table-row>
        <table:table-row table:style-name="ro1">
          <table:table-cell office:value-type="float" office:value="0.0911788" calcext:value-type="float">
            <text:p>0.0911788</text:p>
          </table:table-cell>
          <table:table-cell office:value-type="float" office:value="0.257151" calcext:value-type="float">
            <text:p>0.257151</text:p>
          </table:table-cell>
          <table:table-cell table:formula="of:=([.A3615]*[.A3615])" office:value-type="float" office:value="0.00831357356944" calcext:value-type="float">
            <text:p>0.00831357356944</text:p>
          </table:table-cell>
          <table:table-cell table:formula="of:=([.A3615]-[.B3615])*([.A3615]-[.B3615])" office:value-type="float" office:value="0.02754677117284" calcext:value-type="float">
            <text:p>0.02754677117284</text:p>
          </table:table-cell>
          <table:table-cell/>
        </table:table-row>
        <table:table-row table:style-name="ro1">
          <table:table-cell office:value-type="float" office:value="0.168151" calcext:value-type="float">
            <text:p>0.168151</text:p>
          </table:table-cell>
          <table:table-cell office:value-type="float" office:value="0.357829" calcext:value-type="float">
            <text:p>0.357829</text:p>
          </table:table-cell>
          <table:table-cell table:formula="of:=([.A3616]*[.A3616])" office:value-type="float" office:value="0.028274758801" calcext:value-type="float">
            <text:p>0.028274758801</text:p>
          </table:table-cell>
          <table:table-cell table:formula="of:=([.A3616]-[.B3616])*([.A3616]-[.B3616])" office:value-type="float" office:value="0.035977743684" calcext:value-type="float">
            <text:p>0.035977743684</text:p>
          </table:table-cell>
          <table:table-cell/>
        </table:table-row>
        <table:table-row table:style-name="ro1">
          <table:table-cell office:value-type="float" office:value="0.341251" calcext:value-type="float">
            <text:p>0.341251</text:p>
          </table:table-cell>
          <table:table-cell office:value-type="float" office:value="0.375126" calcext:value-type="float">
            <text:p>0.375126</text:p>
          </table:table-cell>
          <table:table-cell table:formula="of:=([.A3617]*[.A3617])" office:value-type="float" office:value="0.116452245001" calcext:value-type="float">
            <text:p>0.116452245001</text:p>
          </table:table-cell>
          <table:table-cell table:formula="of:=([.A3617]-[.B3617])*([.A3617]-[.B3617])" office:value-type="float" office:value="0.001147515625" calcext:value-type="float">
            <text:p>0.001147515625</text:p>
          </table:table-cell>
          <table:table-cell/>
        </table:table-row>
        <table:table-row table:style-name="ro1">
          <table:table-cell office:value-type="float" office:value="0.473951" calcext:value-type="float">
            <text:p>0.473951</text:p>
          </table:table-cell>
          <table:table-cell office:value-type="float" office:value="0.561541" calcext:value-type="float">
            <text:p>0.561541</text:p>
          </table:table-cell>
          <table:table-cell table:formula="of:=([.A3618]*[.A3618])" office:value-type="float" office:value="0.224629550401" calcext:value-type="float">
            <text:p>0.224629550401</text:p>
          </table:table-cell>
          <table:table-cell table:formula="of:=([.A3618]-[.B3618])*([.A3618]-[.B3618])" office:value-type="float" office:value="0.00767200809999999" calcext:value-type="float">
            <text:p>0.00767200809999999</text:p>
          </table:table-cell>
          <table:table-cell/>
        </table:table-row>
        <table:table-row table:style-name="ro1">
          <table:table-cell office:value-type="float" office:value="0.473951" calcext:value-type="float">
            <text:p>0.473951</text:p>
          </table:table-cell>
          <table:table-cell office:value-type="float" office:value="0.585267" calcext:value-type="float">
            <text:p>0.585267</text:p>
          </table:table-cell>
          <table:table-cell table:formula="of:=([.A3619]*[.A3619])" office:value-type="float" office:value="0.224629550401" calcext:value-type="float">
            <text:p>0.224629550401</text:p>
          </table:table-cell>
          <table:table-cell table:formula="of:=([.A3619]-[.B3619])*([.A3619]-[.B3619])" office:value-type="float" office:value="0.012391251856" calcext:value-type="float">
            <text:p>0.012391251856</text:p>
          </table:table-cell>
          <table:table-cell/>
        </table:table-row>
        <table:table-row table:style-name="ro1">
          <table:table-cell office:value-type="float" office:value="0.483257" calcext:value-type="float">
            <text:p>0.483257</text:p>
          </table:table-cell>
          <table:table-cell office:value-type="float" office:value="0.560497" calcext:value-type="float">
            <text:p>0.560497</text:p>
          </table:table-cell>
          <table:table-cell table:formula="of:=([.A3620]*[.A3620])" office:value-type="float" office:value="0.233537328049" calcext:value-type="float">
            <text:p>0.233537328049</text:p>
          </table:table-cell>
          <table:table-cell table:formula="of:=([.A3620]-[.B3620])*([.A3620]-[.B3620])" office:value-type="float" office:value="0.00596601760000001" calcext:value-type="float">
            <text:p>0.00596601760000001</text:p>
          </table:table-cell>
          <table:table-cell/>
        </table:table-row>
        <table:table-row table:style-name="ro1">
          <table:table-cell office:value-type="float" office:value="0.483257" calcext:value-type="float">
            <text:p>0.483257</text:p>
          </table:table-cell>
          <table:table-cell office:value-type="float" office:value="0.636344" calcext:value-type="float">
            <text:p>0.636344</text:p>
          </table:table-cell>
          <table:table-cell table:formula="of:=([.A3621]*[.A3621])" office:value-type="float" office:value="0.233537328049" calcext:value-type="float">
            <text:p>0.233537328049</text:p>
          </table:table-cell>
          <table:table-cell table:formula="of:=([.A3621]-[.B3621])*([.A3621]-[.B3621])" office:value-type="float" office:value="0.023435629569" calcext:value-type="float">
            <text:p>0.023435629569</text:p>
          </table:table-cell>
          <table:table-cell/>
        </table:table-row>
        <table:table-row table:style-name="ro1">
          <table:table-cell office:value-type="float" office:value="0.585449" calcext:value-type="float">
            <text:p>0.585449</text:p>
          </table:table-cell>
          <table:table-cell office:value-type="float" office:value="0.685448" calcext:value-type="float">
            <text:p>0.685448</text:p>
          </table:table-cell>
          <table:table-cell table:formula="of:=([.A3622]*[.A3622])" office:value-type="float" office:value="0.342750531601" calcext:value-type="float">
            <text:p>0.342750531601</text:p>
          </table:table-cell>
          <table:table-cell table:formula="of:=([.A3622]-[.B3622])*([.A3622]-[.B3622])" office:value-type="float" office:value="0.00999980000099999" calcext:value-type="float">
            <text:p>0.00999980000099999</text:p>
          </table:table-cell>
          <table:table-cell/>
        </table:table-row>
        <table:table-row table:style-name="ro1">
          <table:table-cell office:value-type="float" office:value="0.698593" calcext:value-type="float">
            <text:p>0.698593</text:p>
          </table:table-cell>
          <table:table-cell office:value-type="float" office:value="0.806557" calcext:value-type="float">
            <text:p>0.806557</text:p>
          </table:table-cell>
          <table:table-cell table:formula="of:=([.A3623]*[.A3623])" office:value-type="float" office:value="0.488032179649" calcext:value-type="float">
            <text:p>0.488032179649</text:p>
          </table:table-cell>
          <table:table-cell table:formula="of:=([.A3623]-[.B3623])*([.A3623]-[.B3623])" office:value-type="float" office:value="0.011656225296" calcext:value-type="float">
            <text:p>0.011656225296</text:p>
          </table:table-cell>
          <table:table-cell/>
        </table:table-row>
        <table:table-row table:style-name="ro1">
          <table:table-cell office:value-type="float" office:value="0.763134" calcext:value-type="float">
            <text:p>0.763134</text:p>
          </table:table-cell>
          <table:table-cell office:value-type="float" office:value="0.82566" calcext:value-type="float">
            <text:p>0.82566</text:p>
          </table:table-cell>
          <table:table-cell table:formula="of:=([.A3624]*[.A3624])" office:value-type="float" office:value="0.582373501956" calcext:value-type="float">
            <text:p>0.582373501956</text:p>
          </table:table-cell>
          <table:table-cell table:formula="of:=([.A3624]-[.B3624])*([.A3624]-[.B3624])" office:value-type="float" office:value="0.003909500676" calcext:value-type="float">
            <text:p>0.003909500676</text:p>
          </table:table-cell>
          <table:table-cell/>
        </table:table-row>
        <table:table-row table:style-name="ro1">
          <table:table-cell office:value-type="float" office:value="0.814761" calcext:value-type="float">
            <text:p>0.814761</text:p>
          </table:table-cell>
          <table:table-cell office:value-type="float" office:value="0.887459" calcext:value-type="float">
            <text:p>0.887459</text:p>
          </table:table-cell>
          <table:table-cell table:formula="of:=([.A3625]*[.A3625])" office:value-type="float" office:value="0.663835487121" calcext:value-type="float">
            <text:p>0.663835487121</text:p>
          </table:table-cell>
          <table:table-cell table:formula="of:=([.A3625]-[.B3625])*([.A3625]-[.B3625])" office:value-type="float" office:value="0.00528499920400001" calcext:value-type="float">
            <text:p>0.00528499920400001</text:p>
          </table:table-cell>
          <table:table-cell/>
        </table:table-row>
        <table:table-row table:style-name="ro1">
          <table:table-cell office:value-type="float" office:value="0.869675" calcext:value-type="float">
            <text:p>0.869675</text:p>
          </table:table-cell>
          <table:table-cell office:value-type="float" office:value="0.957138" calcext:value-type="float">
            <text:p>0.957138</text:p>
          </table:table-cell>
          <table:table-cell table:formula="of:=([.A3626]*[.A3626])" office:value-type="float" office:value="0.756334605625" calcext:value-type="float">
            <text:p>0.756334605625</text:p>
          </table:table-cell>
          <table:table-cell table:formula="of:=([.A3626]-[.B3626])*([.A3626]-[.B3626])" office:value-type="float" office:value="0.00764977636900001" calcext:value-type="float">
            <text:p>0.00764977636900001</text:p>
          </table:table-cell>
          <table:table-cell/>
        </table:table-row>
        <table:table-row table:style-name="ro1">
          <table:table-cell office:value-type="float" office:value="0.869674" calcext:value-type="float">
            <text:p>0.869674</text:p>
          </table:table-cell>
          <table:table-cell office:value-type="float" office:value="0.986152" calcext:value-type="float">
            <text:p>0.986152</text:p>
          </table:table-cell>
          <table:table-cell table:formula="of:=([.A3627]*[.A3627])" office:value-type="float" office:value="0.756332866276" calcext:value-type="float">
            <text:p>0.756332866276</text:p>
          </table:table-cell>
          <table:table-cell table:formula="of:=([.A3627]-[.B3627])*([.A3627]-[.B3627])" office:value-type="float" office:value="0.013567124484" calcext:value-type="float">
            <text:p>0.013567124484</text:p>
          </table:table-cell>
          <table:table-cell/>
        </table:table-row>
        <table:table-row table:style-name="ro1">
          <table:table-cell office:value-type="float" office:value="0.942929" calcext:value-type="float">
            <text:p>0.942929</text:p>
          </table:table-cell>
          <table:table-cell office:value-type="float" office:value="0.977487" calcext:value-type="float">
            <text:p>0.977487</text:p>
          </table:table-cell>
          <table:table-cell table:formula="of:=([.A3628]*[.A3628])" office:value-type="float" office:value="0.889115099041" calcext:value-type="float">
            <text:p>0.889115099041</text:p>
          </table:table-cell>
          <table:table-cell table:formula="of:=([.A3628]-[.B3628])*([.A3628]-[.B3628])" office:value-type="float" office:value="0.001194255364" calcext:value-type="float">
            <text:p>0.001194255364</text:p>
          </table:table-cell>
          <table:table-cell/>
        </table:table-row>
        <table:table-row table:style-name="ro1">
          <table:table-cell office:value-type="float" office:value="0.0000124574" calcext:value-type="float">
            <text:p>0.0000124574</text:p>
          </table:table-cell>
          <table:table-cell office:value-type="float" office:value="0.00000265855" calcext:value-type="float">
            <text:p>0.00000265855</text:p>
          </table:table-cell>
          <table:table-cell table:formula="of:=([.A3629]*[.A3629])" office:value-type="float" office:value="0.00000000015518681476" calcext:value-type="float">
            <text:p>1.5518681476E-10</text:p>
          </table:table-cell>
          <table:table-cell table:formula="of:=([.A3629]-[.B3629])*([.A3629]-[.B3629])" office:value-type="float" office:value="0.00000000009601746132" calcext:value-type="float">
            <text:p>9.60174613225E-11</text:p>
          </table:table-cell>
          <table:table-cell/>
        </table:table-row>
        <table:table-row table:style-name="ro1">
          <table:table-cell office:value-type="float" office:value="0.0000124574" calcext:value-type="float">
            <text:p>0.0000124574</text:p>
          </table:table-cell>
          <table:table-cell office:value-type="float" office:value="0.00158515" calcext:value-type="float">
            <text:p>0.00158515</text:p>
          </table:table-cell>
          <table:table-cell table:formula="of:=([.A3630]*[.A3630])" office:value-type="float" office:value="0.00000000015518681476" calcext:value-type="float">
            <text:p>1.5518681476E-10</text:p>
          </table:table-cell>
          <table:table-cell table:formula="of:=([.A3630]-[.B3630])*([.A3630]-[.B3630])" office:value-type="float" office:value="0.00000247336201409476" calcext:value-type="float">
            <text:p>2.47336201409476E-06</text:p>
          </table:table-cell>
          <table:table-cell/>
        </table:table-row>
        <table:table-row table:style-name="ro1">
          <table:table-cell office:value-type="float" office:value="0.0000124574" calcext:value-type="float">
            <text:p>0.0000124574</text:p>
          </table:table-cell>
          <table:table-cell office:value-type="float" office:value="0.0152877" calcext:value-type="float">
            <text:p>0.0152877</text:p>
          </table:table-cell>
          <table:table-cell table:formula="of:=([.A3631]*[.A3631])" office:value-type="float" office:value="0.00000000015518681476" calcext:value-type="float">
            <text:p>1.5518681476E-10</text:p>
          </table:table-cell>
          <table:table-cell table:formula="of:=([.A3631]-[.B3631])*([.A3631]-[.B3631])" office:value-type="float" office:value="0.000233333036488855" calcext:value-type="float">
            <text:p>0.000233333036488855</text:p>
          </table:table-cell>
          <table:table-cell/>
        </table:table-row>
        <table:table-row table:style-name="ro1">
          <table:table-cell office:value-type="float" office:value="0.0000135303" calcext:value-type="float">
            <text:p>0.0000135303</text:p>
          </table:table-cell>
          <table:table-cell office:value-type="float" office:value="0.00178273" calcext:value-type="float">
            <text:p>0.00178273</text:p>
          </table:table-cell>
          <table:table-cell table:formula="of:=([.A3632]*[.A3632])" office:value-type="float" office:value="0.00000000018306901809" calcext:value-type="float">
            <text:p>1.8306901809E-10</text:p>
          </table:table-cell>
          <table:table-cell table:formula="of:=([.A3632]-[.B3632])*([.A3632]-[.B3632])" office:value-type="float" office:value="0.00000313006757848009" calcext:value-type="float">
            <text:p>3.13006757848009E-06</text:p>
          </table:table-cell>
          <table:table-cell/>
        </table:table-row>
        <table:table-row table:style-name="ro1">
          <table:table-cell office:value-type="float" office:value="0.0000218749" calcext:value-type="float">
            <text:p>0.0000218749</text:p>
          </table:table-cell>
          <table:table-cell office:value-type="float" office:value="0.00223851" calcext:value-type="float">
            <text:p>0.00223851</text:p>
          </table:table-cell>
          <table:table-cell table:formula="of:=([.A3633]*[.A3633])" office:value-type="float" office:value="0.00000000047851125001" calcext:value-type="float">
            <text:p>4.7851125001E-10</text:p>
          </table:table-cell>
          <table:table-cell table:formula="of:=([.A3633]-[.B3633])*([.A3633]-[.B3633])" office:value-type="float" office:value="0.00000491347116655201" calcext:value-type="float">
            <text:p>4.91347116655201E-06</text:p>
          </table:table-cell>
          <table:table-cell/>
        </table:table-row>
        <table:table-row table:style-name="ro1">
          <table:table-cell office:value-type="float" office:value="0.0000218749" calcext:value-type="float">
            <text:p>0.0000218749</text:p>
          </table:table-cell>
          <table:table-cell office:value-type="float" office:value="0.0033589" calcext:value-type="float">
            <text:p>0.0033589</text:p>
          </table:table-cell>
          <table:table-cell table:formula="of:=([.A3634]*[.A3634])" office:value-type="float" office:value="0.00000000047851125001" calcext:value-type="float">
            <text:p>4.7851125001E-10</text:p>
          </table:table-cell>
          <table:table-cell table:formula="of:=([.A3634]-[.B3634])*([.A3634]-[.B3634])" office:value-type="float" office:value="0.00001113573651803" calcext:value-type="float">
            <text:p>1.113573651803E-05</text:p>
          </table:table-cell>
          <table:table-cell/>
        </table:table-row>
        <table:table-row table:style-name="ro1">
          <table:table-cell office:value-type="float" office:value="0.0000396967" calcext:value-type="float">
            <text:p>0.0000396967</text:p>
          </table:table-cell>
          <table:table-cell office:value-type="float" office:value="0.00104087" calcext:value-type="float">
            <text:p>0.00104087</text:p>
          </table:table-cell>
          <table:table-cell table:formula="of:=([.A3635]*[.A3635])" office:value-type="float" office:value="0.00000000157582799089" calcext:value-type="float">
            <text:p>1.57582799089E-09</text:p>
          </table:table-cell>
          <table:table-cell table:formula="of:=([.A3635]-[.B3635])*([.A3635]-[.B3635])" office:value-type="float" office:value="0.00000100234797663289" calcext:value-type="float">
            <text:p>1.00234797663289E-06</text:p>
          </table:table-cell>
          <table:table-cell/>
        </table:table-row>
        <table:table-row table:style-name="ro1">
          <table:table-cell office:value-type="float" office:value="0.0000228286" calcext:value-type="float">
            <text:p>0.0000228286</text:p>
          </table:table-cell>
          <table:table-cell office:value-type="float" office:value="0.0201646" calcext:value-type="float">
            <text:p>0.0201646</text:p>
          </table:table-cell>
          <table:table-cell table:formula="of:=([.A3636]*[.A3636])" office:value-type="float" office:value="0.00000000052114497796" calcext:value-type="float">
            <text:p>5.2114497796E-10</text:p>
          </table:table-cell>
          <table:table-cell table:formula="of:=([.A3636]-[.B3636])*([.A3636]-[.B3636])" office:value-type="float" office:value="0.000405690955129858" calcext:value-type="float">
            <text:p>0.000405690955129858</text:p>
          </table:table-cell>
          <table:table-cell/>
        </table:table-row>
        <table:table-row table:style-name="ro1">
          <table:table-cell office:value-type="float" office:value="0.00000715256" calcext:value-type="float">
            <text:p>0.00000715256</text:p>
          </table:table-cell>
          <table:table-cell office:value-type="float" office:value="0.11883" calcext:value-type="float">
            <text:p>0.11883</text:p>
          </table:table-cell>
          <table:table-cell table:formula="of:=([.A3637]*[.A3637])" office:value-type="float" office:value="0.00000000005115911455" calcext:value-type="float">
            <text:p>5.11591145536E-11</text:p>
          </table:table-cell>
          <table:table-cell table:formula="of:=([.A3637]-[.B3637])*([.A3637]-[.B3637])" office:value-type="float" office:value="0.0141188690737495" calcext:value-type="float">
            <text:p>0.0141188690737495</text:p>
          </table:table-cell>
          <table:table-cell/>
        </table:table-row>
        <table:table-row table:style-name="ro1">
          <table:table-cell office:value-type="float" office:value="0.0000135303" calcext:value-type="float">
            <text:p>0.0000135303</text:p>
          </table:table-cell>
          <table:table-cell office:value-type="float" office:value="0.0919065" calcext:value-type="float">
            <text:p>0.0919065</text:p>
          </table:table-cell>
          <table:table-cell table:formula="of:=([.A3638]*[.A3638])" office:value-type="float" office:value="0.00000000018306901809" calcext:value-type="float">
            <text:p>1.8306901809E-10</text:p>
          </table:table-cell>
          <table:table-cell table:formula="of:=([.A3638]-[.B3638])*([.A3638]-[.B3638])" office:value-type="float" office:value="0.00844431788028512" calcext:value-type="float">
            <text:p>0.00844431788028512</text:p>
          </table:table-cell>
          <table:table-cell/>
        </table:table-row>
        <table:table-row table:style-name="ro1">
          <table:table-cell office:value-type="float" office:value="0.00000816584" calcext:value-type="float">
            <text:p>0.00000816584</text:p>
          </table:table-cell>
          <table:table-cell office:value-type="float" office:value="0.00723953" calcext:value-type="float">
            <text:p>0.00723953</text:p>
          </table:table-cell>
          <table:table-cell table:formula="of:=([.A3639]*[.A3639])" office:value-type="float" office:value="0.00000000006668094291" calcext:value-type="float">
            <text:p>6.66809429056E-11</text:p>
          </table:table-cell>
          <table:table-cell table:formula="of:=([.A3639]-[.B3639])*([.A3639]-[.B3639])" office:value-type="float" office:value="0.0000522926276145325" calcext:value-type="float">
            <text:p>5.22926276145325E-05</text:p>
          </table:table-cell>
          <table:table-cell/>
        </table:table-row>
        <table:table-row table:style-name="ro1">
          <table:table-cell office:value-type="float" office:value="0.0000374317" calcext:value-type="float">
            <text:p>0.0000374317</text:p>
          </table:table-cell>
          <table:table-cell office:value-type="float" office:value="0.0219583" calcext:value-type="float">
            <text:p>0.0219583</text:p>
          </table:table-cell>
          <table:table-cell table:formula="of:=([.A3640]*[.A3640])" office:value-type="float" office:value="0.00000000140113216489" calcext:value-type="float">
            <text:p>1.40113216489E-09</text:p>
          </table:table-cell>
          <table:table-cell table:formula="of:=([.A3640]-[.B3640])*([.A3640]-[.B3640])" office:value-type="float" office:value="0.000480524467025945" calcext:value-type="float">
            <text:p>0.000480524467025945</text:p>
          </table:table-cell>
          <table:table-cell/>
        </table:table-row>
        <table:table-row table:style-name="ro1">
          <table:table-cell office:value-type="float" office:value="0.00000411272" calcext:value-type="float">
            <text:p>0.00000411272</text:p>
          </table:table-cell>
          <table:table-cell office:value-type="float" office:value="0.0818552" calcext:value-type="float">
            <text:p>0.0818552</text:p>
          </table:table-cell>
          <table:table-cell table:formula="of:=([.A3641]*[.A3641])" office:value-type="float" office:value="0.0000000000169144658" calcext:value-type="float">
            <text:p>1.69144657984E-11</text:p>
          </table:table-cell>
          <table:table-cell table:formula="of:=([.A3641]-[.B3641])*([.A3641]-[.B3641])" office:value-type="float" office:value="0.00669960048891818" calcext:value-type="float">
            <text:p>0.00669960048891818</text:p>
          </table:table-cell>
          <table:table-cell/>
        </table:table-row>
        <table:table-row table:style-name="ro1">
          <table:table-cell office:value-type="float" office:value="0.00000166893" calcext:value-type="float">
            <text:p>0.00000166893</text:p>
          </table:table-cell>
          <table:table-cell office:value-type="float" office:value="0.00557201" calcext:value-type="float">
            <text:p>0.00557201</text:p>
          </table:table-cell>
          <table:table-cell table:formula="of:=([.A3642]*[.A3642])" office:value-type="float" office:value="0.00000000000278532734" calcext:value-type="float">
            <text:p>2.7853273449E-12</text:p>
          </table:table-cell>
          <table:table-cell table:formula="of:=([.A3642]-[.B3642])*([.A3642]-[.B3642])" office:value-type="float" office:value="0.0000310286996361287" calcext:value-type="float">
            <text:p>3.10286996361287E-05</text:p>
          </table:table-cell>
          <table:table-cell/>
        </table:table-row>
        <table:table-row table:style-name="ro1">
          <table:table-cell office:value-type="float" office:value="0.00000166893" calcext:value-type="float">
            <text:p>0.00000166893</text:p>
          </table:table-cell>
          <table:table-cell office:value-type="float" office:value="0.00795112" calcext:value-type="float">
            <text:p>0.00795112</text:p>
          </table:table-cell>
          <table:table-cell table:formula="of:=([.A3643]*[.A3643])" office:value-type="float" office:value="0.00000000000278532734" calcext:value-type="float">
            <text:p>2.7853273449E-12</text:p>
          </table:table-cell>
          <table:table-cell table:formula="of:=([.A3643]-[.B3643])*([.A3643]-[.B3643])" office:value-type="float" office:value="0.0000631937723143242" calcext:value-type="float">
            <text:p>6.31937723143242E-05</text:p>
          </table:table-cell>
          <table:table-cell/>
        </table:table-row>
        <table:table-row table:style-name="ro1">
          <table:table-cell office:value-type="float" office:value="0.00000166893" calcext:value-type="float">
            <text:p>0.00000166893</text:p>
          </table:table-cell>
          <table:table-cell office:value-type="float" office:value="0.0436036" calcext:value-type="float">
            <text:p>0.0436036</text:p>
          </table:table-cell>
          <table:table-cell table:formula="of:=([.A3644]*[.A3644])" office:value-type="float" office:value="0.00000000000278532734" calcext:value-type="float">
            <text:p>2.7853273449E-12</text:p>
          </table:table-cell>
          <table:table-cell table:formula="of:=([.A3644]-[.B3644])*([.A3644]-[.B3644])" office:value-type="float" office:value="0.00190112839303303" calcext:value-type="float">
            <text:p>0.00190112839303303</text:p>
          </table:table-cell>
          <table:table-cell/>
        </table:table-row>
        <table:table-row table:style-name="ro1">
          <table:table-cell office:value-type="float" office:value="0.00000113249" calcext:value-type="float">
            <text:p>0.00000113249</text:p>
          </table:table-cell>
          <table:table-cell office:value-type="float" office:value="0.0222951" calcext:value-type="float">
            <text:p>0.0222951</text:p>
          </table:table-cell>
          <table:table-cell table:formula="of:=([.A3645]*[.A3645])" office:value-type="float" office:value="0.0000000000012825336" calcext:value-type="float">
            <text:p>1.2825336001E-12</text:p>
          </table:table-cell>
          <table:table-cell table:formula="of:=([.A3645]-[.B3645])*([.A3645]-[.B3645])" office:value-type="float" office:value="0.000497020987336936" calcext:value-type="float">
            <text:p>0.000497020987336936</text:p>
          </table:table-cell>
          <table:table-cell/>
        </table:table-row>
        <table:table-row table:style-name="ro1">
          <table:table-cell office:value-type="float" office:value="0.00000113249" calcext:value-type="float">
            <text:p>0.00000113249</text:p>
          </table:table-cell>
          <table:table-cell office:value-type="float" office:value="0.038854" calcext:value-type="float">
            <text:p>0.038854</text:p>
          </table:table-cell>
          <table:table-cell table:formula="of:=([.A3646]*[.A3646])" office:value-type="float" office:value="0.0000000000012825336" calcext:value-type="float">
            <text:p>1.2825336001E-12</text:p>
          </table:table-cell>
          <table:table-cell table:formula="of:=([.A3646]-[.B3646])*([.A3646]-[.B3646])" office:value-type="float" office:value="0.00150954531374961" calcext:value-type="float">
            <text:p>0.00150954531374961</text:p>
          </table:table-cell>
          <table:table-cell/>
        </table:table-row>
        <table:table-row table:style-name="ro1">
          <table:table-cell office:value-type="float" office:value="0.0000106096" calcext:value-type="float">
            <text:p>0.0000106096</text:p>
          </table:table-cell>
          <table:table-cell office:value-type="float" office:value="0.0345381" calcext:value-type="float">
            <text:p>0.0345381</text:p>
          </table:table-cell>
          <table:table-cell table:formula="of:=([.A3647]*[.A3647])" office:value-type="float" office:value="0.00000000011256361216" calcext:value-type="float">
            <text:p>1.1256361216E-10</text:p>
          </table:table-cell>
          <table:table-cell table:formula="of:=([.A3647]-[.B3647])*([.A3647]-[.B3647])" office:value-type="float" office:value="0.00119214759332209" calcext:value-type="float">
            <text:p>0.00119214759332209</text:p>
          </table:table-cell>
          <table:table-cell/>
        </table:table-row>
        <table:table-row table:style-name="ro1">
          <table:table-cell office:value-type="float" office:value="0.0000106096" calcext:value-type="float">
            <text:p>0.0000106096</text:p>
          </table:table-cell>
          <table:table-cell office:value-type="float" office:value="0.0334709" calcext:value-type="float">
            <text:p>0.0334709</text:p>
          </table:table-cell>
          <table:table-cell table:formula="of:=([.A3648]*[.A3648])" office:value-type="float" office:value="0.00000000011256361216" calcext:value-type="float">
            <text:p>1.1256361216E-10</text:p>
          </table:table-cell>
          <table:table-cell table:formula="of:=([.A3648]-[.B3648])*([.A3648]-[.B3648])" office:value-type="float" office:value="0.00111959103365233" calcext:value-type="float">
            <text:p>0.00111959103365233</text:p>
          </table:table-cell>
          <table:table-cell/>
        </table:table-row>
        <table:table-row table:style-name="ro1">
          <table:table-cell office:value-type="float" office:value="0.0000660419" calcext:value-type="float">
            <text:p>0.0000660419</text:p>
          </table:table-cell>
          <table:table-cell office:value-type="float" office:value="0.00306886" calcext:value-type="float">
            <text:p>0.00306886</text:p>
          </table:table-cell>
          <table:table-cell table:formula="of:=([.A3649]*[.A3649])" office:value-type="float" office:value="0.00000000436153255561" calcext:value-type="float">
            <text:p>4.36153255561E-09</text:p>
          </table:table-cell>
          <table:table-cell table:formula="of:=([.A3649]-[.B3649])*([.A3649]-[.B3649])" office:value-type="float" office:value="0.00000901691654168761" calcext:value-type="float">
            <text:p>9.01691654168761E-06</text:p>
          </table:table-cell>
          <table:table-cell/>
        </table:table-row>
        <table:table-row table:style-name="ro1">
          <table:table-cell office:value-type="float" office:value="0.00109726" calcext:value-type="float">
            <text:p>0.00109726</text:p>
          </table:table-cell>
          <table:table-cell office:value-type="float" office:value="0.0284087" calcext:value-type="float">
            <text:p>0.0284087</text:p>
          </table:table-cell>
          <table:table-cell table:formula="of:=([.A3650]*[.A3650])" office:value-type="float" office:value="0.0000012039795076" calcext:value-type="float">
            <text:p>0.0000012039795076</text:p>
          </table:table-cell>
          <table:table-cell table:formula="of:=([.A3650]-[.B3650])*([.A3650]-[.B3650])" office:value-type="float" office:value="0.0007459147548736" calcext:value-type="float">
            <text:p>0.0007459147548736</text:p>
          </table:table-cell>
          <table:table-cell/>
        </table:table-row>
        <table:table-row table:style-name="ro1">
          <table:table-cell office:value-type="float" office:value="0.00275648" calcext:value-type="float">
            <text:p>0.00275648</text:p>
          </table:table-cell>
          <table:table-cell office:value-type="float" office:value="0.249999" calcext:value-type="float">
            <text:p>0.249999</text:p>
          </table:table-cell>
          <table:table-cell table:formula="of:=([.A3651]*[.A3651])" office:value-type="float" office:value="0.0000075981819904" calcext:value-type="float">
            <text:p>0.0000075981819904</text:p>
          </table:table-cell>
          <table:table-cell table:formula="of:=([.A3651]-[.B3651])*([.A3651]-[.B3651])" office:value-type="float" office:value="0.0611288636959504" calcext:value-type="float">
            <text:p>0.0611288636959504</text:p>
          </table:table-cell>
          <table:table-cell/>
        </table:table-row>
        <table:table-row table:style-name="ro1">
          <table:table-cell office:value-type="float" office:value="0.0117831" calcext:value-type="float">
            <text:p>0.0117831</text:p>
          </table:table-cell>
          <table:table-cell office:value-type="float" office:value="0.193418" calcext:value-type="float">
            <text:p>0.193418</text:p>
          </table:table-cell>
          <table:table-cell table:formula="of:=([.A3652]*[.A3652])" office:value-type="float" office:value="0.00013884144561" calcext:value-type="float">
            <text:p>0.00013884144561</text:p>
          </table:table-cell>
          <table:table-cell table:formula="of:=([.A3652]-[.B3652])*([.A3652]-[.B3652])" office:value-type="float" office:value="0.03299123689801" calcext:value-type="float">
            <text:p>0.03299123689801</text:p>
          </table:table-cell>
          <table:table-cell/>
        </table:table-row>
        <table:table-row table:style-name="ro1">
          <table:table-cell office:value-type="float" office:value="0.0178857" calcext:value-type="float">
            <text:p>0.0178857</text:p>
          </table:table-cell>
          <table:table-cell office:value-type="float" office:value="0.223346" calcext:value-type="float">
            <text:p>0.223346</text:p>
          </table:table-cell>
          <table:table-cell table:formula="of:=([.A3653]*[.A3653])" office:value-type="float" office:value="0.00031989826449" calcext:value-type="float">
            <text:p>0.00031989826449</text:p>
          </table:table-cell>
          <table:table-cell table:formula="of:=([.A3653]-[.B3653])*([.A3653]-[.B3653])" office:value-type="float" office:value="0.04221393487609" calcext:value-type="float">
            <text:p>0.04221393487609</text:p>
          </table:table-cell>
          <table:table-cell/>
        </table:table-row>
        <table:table-row table:style-name="ro1">
          <table:table-cell office:value-type="float" office:value="0.0178857" calcext:value-type="float">
            <text:p>0.0178857</text:p>
          </table:table-cell>
          <table:table-cell office:value-type="float" office:value="0.257583" calcext:value-type="float">
            <text:p>0.257583</text:p>
          </table:table-cell>
          <table:table-cell table:formula="of:=([.A3654]*[.A3654])" office:value-type="float" office:value="0.00031989826449" calcext:value-type="float">
            <text:p>0.00031989826449</text:p>
          </table:table-cell>
          <table:table-cell table:formula="of:=([.A3654]-[.B3654])*([.A3654]-[.B3654])" office:value-type="float" office:value="0.05745479562729" calcext:value-type="float">
            <text:p>0.05745479562729</text:p>
          </table:table-cell>
          <table:table-cell/>
        </table:table-row>
        <table:table-row table:style-name="ro1">
          <table:table-cell office:value-type="float" office:value="0.0178857" calcext:value-type="float">
            <text:p>0.0178857</text:p>
          </table:table-cell>
          <table:table-cell office:value-type="float" office:value="0.236356" calcext:value-type="float">
            <text:p>0.236356</text:p>
          </table:table-cell>
          <table:table-cell table:formula="of:=([.A3655]*[.A3655])" office:value-type="float" office:value="0.00031989826449" calcext:value-type="float">
            <text:p>0.00031989826449</text:p>
          </table:table-cell>
          <table:table-cell table:formula="of:=([.A3655]-[.B3655])*([.A3655]-[.B3655])" office:value-type="float" office:value="0.04772927198209" calcext:value-type="float">
            <text:p>0.04772927198209</text:p>
          </table:table-cell>
          <table:table-cell/>
        </table:table-row>
        <table:table-row table:style-name="ro1">
          <table:table-cell office:value-type="float" office:value="0.0472825" calcext:value-type="float">
            <text:p>0.0472825</text:p>
          </table:table-cell>
          <table:table-cell office:value-type="float" office:value="0.234324" calcext:value-type="float">
            <text:p>0.234324</text:p>
          </table:table-cell>
          <table:table-cell table:formula="of:=([.A3656]*[.A3656])" office:value-type="float" office:value="0.00223563480625" calcext:value-type="float">
            <text:p>0.00223563480625</text:p>
          </table:table-cell>
          <table:table-cell table:formula="of:=([.A3656]-[.B3656])*([.A3656]-[.B3656])" office:value-type="float" office:value="0.03498452272225" calcext:value-type="float">
            <text:p>0.03498452272225</text:p>
          </table:table-cell>
          <table:table-cell/>
        </table:table-row>
        <table:table-row table:style-name="ro1">
          <table:table-cell office:value-type="float" office:value="0.177599" calcext:value-type="float">
            <text:p>0.177599</text:p>
          </table:table-cell>
          <table:table-cell office:value-type="float" office:value="0.299583" calcext:value-type="float">
            <text:p>0.299583</text:p>
          </table:table-cell>
          <table:table-cell table:formula="of:=([.A3657]*[.A3657])" office:value-type="float" office:value="0.031541404801" calcext:value-type="float">
            <text:p>0.031541404801</text:p>
          </table:table-cell>
          <table:table-cell table:formula="of:=([.A3657]-[.B3657])*([.A3657]-[.B3657])" office:value-type="float" office:value="0.014880096256" calcext:value-type="float">
            <text:p>0.014880096256</text:p>
          </table:table-cell>
          <table:table-cell/>
        </table:table-row>
        <table:table-row table:style-name="ro1">
          <table:table-cell office:value-type="float" office:value="0.363683" calcext:value-type="float">
            <text:p>0.363683</text:p>
          </table:table-cell>
          <table:table-cell office:value-type="float" office:value="0.36584" calcext:value-type="float">
            <text:p>0.36584</text:p>
          </table:table-cell>
          <table:table-cell table:formula="of:=([.A3658]*[.A3658])" office:value-type="float" office:value="0.132265324489" calcext:value-type="float">
            <text:p>0.132265324489</text:p>
          </table:table-cell>
          <table:table-cell table:formula="of:=([.A3658]-[.B3658])*([.A3658]-[.B3658])" office:value-type="float" office:value="0.00000465264900000009" calcext:value-type="float">
            <text:p>4.65264900000009E-06</text:p>
          </table:table-cell>
          <table:table-cell/>
        </table:table-row>
        <table:table-row table:style-name="ro1">
          <table:table-cell office:value-type="float" office:value="0.363683" calcext:value-type="float">
            <text:p>0.363683</text:p>
          </table:table-cell>
          <table:table-cell office:value-type="float" office:value="0.354434" calcext:value-type="float">
            <text:p>0.354434</text:p>
          </table:table-cell>
          <table:table-cell table:formula="of:=([.A3659]*[.A3659])" office:value-type="float" office:value="0.132265324489" calcext:value-type="float">
            <text:p>0.132265324489</text:p>
          </table:table-cell>
          <table:table-cell table:formula="of:=([.A3659]-[.B3659])*([.A3659]-[.B3659])" office:value-type="float" office:value="0.0000855440009999991" calcext:value-type="float">
            <text:p>8.55440009999991E-05</text:p>
          </table:table-cell>
          <table:table-cell/>
        </table:table-row>
        <table:table-row table:style-name="ro1">
          <table:table-cell office:value-type="float" office:value="0.440336" calcext:value-type="float">
            <text:p>0.440336</text:p>
          </table:table-cell>
          <table:table-cell office:value-type="float" office:value="0.731992" calcext:value-type="float">
            <text:p>0.731992</text:p>
          </table:table-cell>
          <table:table-cell table:formula="of:=([.A3660]*[.A3660])" office:value-type="float" office:value="0.193895792896" calcext:value-type="float">
            <text:p>0.193895792896</text:p>
          </table:table-cell>
          <table:table-cell table:formula="of:=([.A3660]-[.B3660])*([.A3660]-[.B3660])" office:value-type="float" office:value="0.085063222336" calcext:value-type="float">
            <text:p>0.085063222336</text:p>
          </table:table-cell>
          <table:table-cell/>
        </table:table-row>
        <table:table-row table:style-name="ro1">
          <table:table-cell office:value-type="float" office:value="0.440336" calcext:value-type="float">
            <text:p>0.440336</text:p>
          </table:table-cell>
          <table:table-cell office:value-type="float" office:value="0.756119" calcext:value-type="float">
            <text:p>0.756119</text:p>
          </table:table-cell>
          <table:table-cell table:formula="of:=([.A3661]*[.A3661])" office:value-type="float" office:value="0.193895792896" calcext:value-type="float">
            <text:p>0.193895792896</text:p>
          </table:table-cell>
          <table:table-cell table:formula="of:=([.A3661]-[.B3661])*([.A3661]-[.B3661])" office:value-type="float" office:value="0.099718903089" calcext:value-type="float">
            <text:p>0.099718903089</text:p>
          </table:table-cell>
          <table:table-cell/>
        </table:table-row>
        <table:table-row table:style-name="ro1">
          <table:table-cell office:value-type="float" office:value="0.488732" calcext:value-type="float">
            <text:p>0.488732</text:p>
          </table:table-cell>
          <table:table-cell office:value-type="float" office:value="0.793021" calcext:value-type="float">
            <text:p>0.793021</text:p>
          </table:table-cell>
          <table:table-cell table:formula="of:=([.A3662]*[.A3662])" office:value-type="float" office:value="0.238858967824" calcext:value-type="float">
            <text:p>0.238858967824</text:p>
          </table:table-cell>
          <table:table-cell table:formula="of:=([.A3662]-[.B3662])*([.A3662]-[.B3662])" office:value-type="float" office:value="0.092591795521" calcext:value-type="float">
            <text:p>0.092591795521</text:p>
          </table:table-cell>
          <table:table-cell/>
        </table:table-row>
        <table:table-row table:style-name="ro1">
          <table:table-cell office:value-type="float" office:value="0.488732" calcext:value-type="float">
            <text:p>0.488732</text:p>
          </table:table-cell>
          <table:table-cell office:value-type="float" office:value="0.861455" calcext:value-type="float">
            <text:p>0.861455</text:p>
          </table:table-cell>
          <table:table-cell table:formula="of:=([.A3663]*[.A3663])" office:value-type="float" office:value="0.238858967824" calcext:value-type="float">
            <text:p>0.238858967824</text:p>
          </table:table-cell>
          <table:table-cell table:formula="of:=([.A3663]-[.B3663])*([.A3663]-[.B3663])" office:value-type="float" office:value="0.138922434729" calcext:value-type="float">
            <text:p>0.138922434729</text:p>
          </table:table-cell>
          <table:table-cell/>
        </table:table-row>
        <table:table-row table:style-name="ro1">
          <table:table-cell office:value-type="float" office:value="0.820119" calcext:value-type="float">
            <text:p>0.820119</text:p>
          </table:table-cell>
          <table:table-cell office:value-type="float" office:value="0.941879" calcext:value-type="float">
            <text:p>0.941879</text:p>
          </table:table-cell>
          <table:table-cell table:formula="of:=([.A3664]*[.A3664])" office:value-type="float" office:value="0.672595174161" calcext:value-type="float">
            <text:p>0.672595174161</text:p>
          </table:table-cell>
          <table:table-cell table:formula="of:=([.A3664]-[.B3664])*([.A3664]-[.B3664])" office:value-type="float" office:value="0.0148254976" calcext:value-type="float">
            <text:p>0.0148254976</text:p>
          </table:table-cell>
          <table:table-cell/>
        </table:table-row>
        <table:table-row table:style-name="ro1">
          <table:table-cell office:value-type="float" office:value="0.874327" calcext:value-type="float">
            <text:p>0.874327</text:p>
          </table:table-cell>
          <table:table-cell office:value-type="float" office:value="0.978426" calcext:value-type="float">
            <text:p>0.978426</text:p>
          </table:table-cell>
          <table:table-cell table:formula="of:=([.A3665]*[.A3665])" office:value-type="float" office:value="0.764447702929" calcext:value-type="float">
            <text:p>0.764447702929</text:p>
          </table:table-cell>
          <table:table-cell table:formula="of:=([.A3665]-[.B3665])*([.A3665]-[.B3665])" office:value-type="float" office:value="0.010836601801" calcext:value-type="float">
            <text:p>0.010836601801</text:p>
          </table:table-cell>
          <table:table-cell/>
        </table:table-row>
        <table:table-row table:style-name="ro1">
          <table:table-cell office:value-type="float" office:value="0.92121" calcext:value-type="float">
            <text:p>0.92121</text:p>
          </table:table-cell>
          <table:table-cell office:value-type="float" office:value="0.963155" calcext:value-type="float">
            <text:p>0.963155</text:p>
          </table:table-cell>
          <table:table-cell table:formula="of:=([.A3666]*[.A3666])" office:value-type="float" office:value="0.8486278641" calcext:value-type="float">
            <text:p>0.8486278641</text:p>
          </table:table-cell>
          <table:table-cell table:formula="of:=([.A3666]-[.B3666])*([.A3666]-[.B3666])" office:value-type="float" office:value="0.001759383025" calcext:value-type="float">
            <text:p>0.001759383025</text:p>
          </table:table-cell>
          <table:table-cell/>
        </table:table-row>
        <table:table-row table:style-name="ro1">
          <table:table-cell office:value-type="float" office:value="0.938786" calcext:value-type="float">
            <text:p>0.938786</text:p>
          </table:table-cell>
          <table:table-cell office:value-type="float" office:value="0.978052" calcext:value-type="float">
            <text:p>0.978052</text:p>
          </table:table-cell>
          <table:table-cell table:formula="of:=([.A3667]*[.A3667])" office:value-type="float" office:value="0.881319153796" calcext:value-type="float">
            <text:p>0.881319153796</text:p>
          </table:table-cell>
          <table:table-cell table:formula="of:=([.A3667]-[.B3667])*([.A3667]-[.B3667])" office:value-type="float" office:value="0.001541818756" calcext:value-type="float">
            <text:p>0.001541818756</text:p>
          </table:table-cell>
          <table:table-cell/>
        </table:table-row>
        <table:table-row table:style-name="ro1">
          <table:table-cell office:value-type="float" office:value="0.0000135303" calcext:value-type="float">
            <text:p>0.0000135303</text:p>
          </table:table-cell>
          <table:table-cell office:value-type="float" office:value="0.0000000905305" calcext:value-type="float">
            <text:p>0.0000000905305</text:p>
          </table:table-cell>
          <table:table-cell table:formula="of:=([.A3668]*[.A3668])" office:value-type="float" office:value="0.00000000018306901809" calcext:value-type="float">
            <text:p>1.8306901809E-10</text:p>
          </table:table-cell>
          <table:table-cell table:formula="of:=([.A3668]-[.B3668])*([.A3668]-[.B3668])" office:value-type="float" office:value="0.00000000018062740421" calcext:value-type="float">
            <text:p>1.8062740421313E-10</text:p>
          </table:table-cell>
          <table:table-cell/>
        </table:table-row>
        <table:table-row table:style-name="ro1">
          <table:table-cell office:value-type="float" office:value="0.0000156164" calcext:value-type="float">
            <text:p>0.0000156164</text:p>
          </table:table-cell>
          <table:table-cell office:value-type="float" office:value="0.0000473172" calcext:value-type="float">
            <text:p>0.0000473172</text:p>
          </table:table-cell>
          <table:table-cell table:formula="of:=([.A3669]*[.A3669])" office:value-type="float" office:value="0.00000000024387194896" calcext:value-type="float">
            <text:p>2.4387194896E-10</text:p>
          </table:table-cell>
          <table:table-cell table:formula="of:=([.A3669]-[.B3669])*([.A3669]-[.B3669])" office:value-type="float" office:value="0.00000000100494072064" calcext:value-type="float">
            <text:p>1.00494072064E-09</text:p>
          </table:table-cell>
          <table:table-cell/>
        </table:table-row>
        <table:table-row table:style-name="ro1">
          <table:table-cell office:value-type="float" office:value="0.0000103116" calcext:value-type="float">
            <text:p>0.0000103116</text:p>
          </table:table-cell>
          <table:table-cell office:value-type="float" office:value="0.000236923" calcext:value-type="float">
            <text:p>0.000236923</text:p>
          </table:table-cell>
          <table:table-cell table:formula="of:=([.A3670]*[.A3670])" office:value-type="float" office:value="0.00000000010632909456" calcext:value-type="float">
            <text:p>1.0632909456E-10</text:p>
          </table:table-cell>
          <table:table-cell table:formula="of:=([.A3670]-[.B3670])*([.A3670]-[.B3670])" office:value-type="float" office:value="0.00000005135272660996" calcext:value-type="float">
            <text:p>5.135272660996E-08</text:p>
          </table:table-cell>
          <table:table-cell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01878" calcext:value-type="float">
            <text:p>0.0001878</text:p>
          </table:table-cell>
          <table:table-cell table:formula="of:=([.A3671]*[.A3671])" office:value-type="float" office:value="0.00000000000028777002" calcext:value-type="float">
            <text:p>2.87770019364E-13</text:p>
          </table:table-cell>
          <table:table-cell table:formula="of:=([.A3671]-[.B3671])*([.A3671]-[.B3671])" office:value-type="float" office:value="0.00000003506764015482" calcext:value-type="float">
            <text:p>3.50676401548194E-08</text:p>
          </table:table-cell>
          <table:table-cell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0306948" calcext:value-type="float">
            <text:p>0.00306948</text:p>
          </table:table-cell>
          <table:table-cell table:formula="of:=([.A3672]*[.A3672])" office:value-type="float" office:value="0.00000000000001421079" calcext:value-type="float">
            <text:p>1.4210785681E-14</text:p>
          </table:table-cell>
          <table:table-cell table:formula="of:=([.A3672]-[.B3672])*([.A3672]-[.B3672])" office:value-type="float" office:value="0.00000942097566532815" calcext:value-type="float">
            <text:p>9.42097566532815E-06</text:p>
          </table:table-cell>
          <table:table-cell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0193113" calcext:value-type="float">
            <text:p>0.00193113</text:p>
          </table:table-cell>
          <table:table-cell table:formula="of:=([.A3673]*[.A3673])" office:value-type="float" office:value="0.00000000000001421079" calcext:value-type="float">
            <text:p>1.4210785681E-14</text:p>
          </table:table-cell>
          <table:table-cell table:formula="of:=([.A3673]-[.B3673])*([.A3673]-[.B3673])" office:value-type="float" office:value="0.00000372880267495845" calcext:value-type="float">
            <text:p>3.72880267495845E-06</text:p>
          </table:table-cell>
          <table:table-cell/>
        </table:table-row>
        <table:table-row table:style-name="ro1">
          <table:table-cell office:value-type="float" office:value="0.00000166893" calcext:value-type="float">
            <text:p>0.00000166893</text:p>
          </table:table-cell>
          <table:table-cell office:value-type="float" office:value="0.00146499" calcext:value-type="float">
            <text:p>0.00146499</text:p>
          </table:table-cell>
          <table:table-cell table:formula="of:=([.A3674]*[.A3674])" office:value-type="float" office:value="0.00000000000278532734" calcext:value-type="float">
            <text:p>2.7853273449E-12</text:p>
          </table:table-cell>
          <table:table-cell table:formula="of:=([.A3674]-[.B3674])*([.A3674]-[.B3674])" office:value-type="float" office:value="0.00000214130855390594" calcext:value-type="float">
            <text:p>2.14130855390594E-06</text:p>
          </table:table-cell>
          <table:table-cell/>
        </table:table-row>
        <table:table-row table:style-name="ro1">
          <table:table-cell office:value-type="float" office:value="0.00000447035" calcext:value-type="float">
            <text:p>0.00000447035</text:p>
          </table:table-cell>
          <table:table-cell office:value-type="float" office:value="0.00228185" calcext:value-type="float">
            <text:p>0.00228185</text:p>
          </table:table-cell>
          <table:table-cell table:formula="of:=([.A3675]*[.A3675])" office:value-type="float" office:value="0.00000000001998402912" calcext:value-type="float">
            <text:p>1.99840291225E-11</text:p>
          </table:table-cell>
          <table:table-cell table:formula="of:=([.A3675]-[.B3675])*([.A3675]-[.B3675])" office:value-type="float" office:value="0.00000518645807023412" calcext:value-type="float">
            <text:p>5.18645807023412E-06</text:p>
          </table:table-cell>
          <table:table-cell/>
        </table:table-row>
        <table:table-row table:style-name="ro1">
          <table:table-cell office:value-type="float" office:value="0.000361383" calcext:value-type="float">
            <text:p>0.000361383</text:p>
          </table:table-cell>
          <table:table-cell office:value-type="float" office:value="0.0072635" calcext:value-type="float">
            <text:p>0.0072635</text:p>
          </table:table-cell>
          <table:table-cell table:formula="of:=([.A3676]*[.A3676])" office:value-type="float" office:value="0.000000130597672689" calcext:value-type="float">
            <text:p>1.30597672689E-07</text:p>
          </table:table-cell>
          <table:table-cell table:formula="of:=([.A3676]-[.B3676])*([.A3676]-[.B3676])" office:value-type="float" office:value="0.000047639219081689" calcext:value-type="float">
            <text:p>4.7639219081689E-05</text:p>
          </table:table-cell>
          <table:table-cell/>
        </table:table-row>
        <table:table-row table:style-name="ro1">
          <table:table-cell office:value-type="float" office:value="0.000133097" calcext:value-type="float">
            <text:p>0.000133097</text:p>
          </table:table-cell>
          <table:table-cell office:value-type="float" office:value="0.0234503" calcext:value-type="float">
            <text:p>0.0234503</text:p>
          </table:table-cell>
          <table:table-cell table:formula="of:=([.A3677]*[.A3677])" office:value-type="float" office:value="0.000000017714811409" calcext:value-type="float">
            <text:p>1.7714811409E-08</text:p>
          </table:table-cell>
          <table:table-cell table:formula="of:=([.A3677]-[.B3677])*([.A3677]-[.B3677])" office:value-type="float" office:value="0.000543691955743209" calcext:value-type="float">
            <text:p>0.000543691955743209</text:p>
          </table:table-cell>
          <table:table-cell/>
        </table:table-row>
        <table:table-row table:style-name="ro1">
          <table:table-cell office:value-type="float" office:value="0.00014919" calcext:value-type="float">
            <text:p>0.00014919</text:p>
          </table:table-cell>
          <table:table-cell office:value-type="float" office:value="0.0408501" calcext:value-type="float">
            <text:p>0.0408501</text:p>
          </table:table-cell>
          <table:table-cell table:formula="of:=([.A3678]*[.A3678])" office:value-type="float" office:value="0.0000000222576561" calcext:value-type="float">
            <text:p>0.0000000222576561</text:p>
          </table:table-cell>
          <table:table-cell table:formula="of:=([.A3678]-[.B3678])*([.A3678]-[.B3678])" office:value-type="float" office:value="0.0016565640748281" calcext:value-type="float">
            <text:p>0.0016565640748281</text:p>
          </table:table-cell>
          <table:table-cell/>
        </table:table-row>
        <table:table-row table:style-name="ro1">
          <table:table-cell office:value-type="float" office:value="0.000120997" calcext:value-type="float">
            <text:p>0.000120997</text:p>
          </table:table-cell>
          <table:table-cell office:value-type="float" office:value="0.049267" calcext:value-type="float">
            <text:p>0.049267</text:p>
          </table:table-cell>
          <table:table-cell table:formula="of:=([.A3679]*[.A3679])" office:value-type="float" office:value="0.000000014640274009" calcext:value-type="float">
            <text:p>1.4640274009E-08</text:p>
          </table:table-cell>
          <table:table-cell table:formula="of:=([.A3679]-[.B3679])*([.A3679]-[.B3679])" office:value-type="float" office:value="0.00241532961087601" calcext:value-type="float">
            <text:p>0.00241532961087601</text:p>
          </table:table-cell>
          <table:table-cell/>
        </table:table-row>
        <table:table-row table:style-name="ro1">
          <table:table-cell office:value-type="float" office:value="0.000376642" calcext:value-type="float">
            <text:p>0.000376642</text:p>
          </table:table-cell>
          <table:table-cell office:value-type="float" office:value="0.0216747" calcext:value-type="float">
            <text:p>0.0216747</text:p>
          </table:table-cell>
          <table:table-cell table:formula="of:=([.A3680]*[.A3680])" office:value-type="float" office:value="0.000000141859196164" calcext:value-type="float">
            <text:p>1.41859196164E-07</text:p>
          </table:table-cell>
          <table:table-cell table:formula="of:=([.A3680]-[.B3680])*([.A3680]-[.B3680])" office:value-type="float" office:value="0.000453607274571364" calcext:value-type="float">
            <text:p>0.000453607274571364</text:p>
          </table:table-cell>
          <table:table-cell/>
        </table:table-row>
        <table:table-row table:style-name="ro1">
          <table:table-cell office:value-type="float" office:value="0.000676692" calcext:value-type="float">
            <text:p>0.000676692</text:p>
          </table:table-cell>
          <table:table-cell office:value-type="float" office:value="0.084546" calcext:value-type="float">
            <text:p>0.084546</text:p>
          </table:table-cell>
          <table:table-cell table:formula="of:=([.A3681]*[.A3681])" office:value-type="float" office:value="0.000000457912062864" calcext:value-type="float">
            <text:p>4.57912062864E-07</text:p>
          </table:table-cell>
          <table:table-cell table:formula="of:=([.A3681]-[.B3681])*([.A3681]-[.B3681])" office:value-type="float" office:value="0.00703406082439886" calcext:value-type="float">
            <text:p>0.00703406082439886</text:p>
          </table:table-cell>
          <table:table-cell/>
        </table:table-row>
        <table:table-row table:style-name="ro1">
          <table:table-cell office:value-type="float" office:value="0.00249362" calcext:value-type="float">
            <text:p>0.00249362</text:p>
          </table:table-cell>
          <table:table-cell office:value-type="float" office:value="0.0217573" calcext:value-type="float">
            <text:p>0.0217573</text:p>
          </table:table-cell>
          <table:table-cell table:formula="of:=([.A3682]*[.A3682])" office:value-type="float" office:value="0.0000062181407044" calcext:value-type="float">
            <text:p>0.0000062181407044</text:p>
          </table:table-cell>
          <table:table-cell table:formula="of:=([.A3682]-[.B3682])*([.A3682]-[.B3682])" office:value-type="float" office:value="0.0003710893671424" calcext:value-type="float">
            <text:p>0.0003710893671424</text:p>
          </table:table-cell>
          <table:table-cell/>
        </table:table-row>
        <table:table-row table:style-name="ro1">
          <table:table-cell office:value-type="float" office:value="0.00754005" calcext:value-type="float">
            <text:p>0.00754005</text:p>
          </table:table-cell>
          <table:table-cell office:value-type="float" office:value="0.0557499" calcext:value-type="float">
            <text:p>0.0557499</text:p>
          </table:table-cell>
          <table:table-cell table:formula="of:=([.A3683]*[.A3683])" office:value-type="float" office:value="0.0000568523540025" calcext:value-type="float">
            <text:p>0.0000568523540025</text:p>
          </table:table-cell>
          <table:table-cell table:formula="of:=([.A3683]-[.B3683])*([.A3683]-[.B3683])" office:value-type="float" office:value="0.0023241896370225" calcext:value-type="float">
            <text:p>0.0023241896370225</text:p>
          </table:table-cell>
          <table:table-cell/>
        </table:table-row>
        <table:table-row table:style-name="ro1">
          <table:table-cell office:value-type="float" office:value="0.000204623" calcext:value-type="float">
            <text:p>0.000204623</text:p>
          </table:table-cell>
          <table:table-cell office:value-type="float" office:value="0.079441" calcext:value-type="float">
            <text:p>0.079441</text:p>
          </table:table-cell>
          <table:table-cell table:formula="of:=([.A3684]*[.A3684])" office:value-type="float" office:value="0.000000041870572129" calcext:value-type="float">
            <text:p>4.1870572129E-08</text:p>
          </table:table-cell>
          <table:table-cell table:formula="of:=([.A3684]-[.B3684])*([.A3684]-[.B3684])" office:value-type="float" office:value="0.00627840344008613" calcext:value-type="float">
            <text:p>0.00627840344008613</text:p>
          </table:table-cell>
          <table:table-cell/>
        </table:table-row>
        <table:table-row table:style-name="ro1">
          <table:table-cell office:value-type="float" office:value="0.000144958" calcext:value-type="float">
            <text:p>0.000144958</text:p>
          </table:table-cell>
          <table:table-cell office:value-type="float" office:value="0.00613133" calcext:value-type="float">
            <text:p>0.00613133</text:p>
          </table:table-cell>
          <table:table-cell table:formula="of:=([.A3685]*[.A3685])" office:value-type="float" office:value="0.000000021012821764" calcext:value-type="float">
            <text:p>2.1012821764E-08</text:p>
          </table:table-cell>
          <table:table-cell table:formula="of:=([.A3685]-[.B3685])*([.A3685]-[.B3685])" office:value-type="float" office:value="0.000035836649722384" calcext:value-type="float">
            <text:p>3.5836649722384E-05</text:p>
          </table:table-cell>
          <table:table-cell/>
        </table:table-row>
        <table:table-row table:style-name="ro1">
          <table:table-cell office:value-type="float" office:value="0.000989377" calcext:value-type="float">
            <text:p>0.000989377</text:p>
          </table:table-cell>
          <table:table-cell office:value-type="float" office:value="0.0400072" calcext:value-type="float">
            <text:p>0.0400072</text:p>
          </table:table-cell>
          <table:table-cell table:formula="of:=([.A3686]*[.A3686])" office:value-type="float" office:value="0.000000978866848129" calcext:value-type="float">
            <text:p>9.78866848129E-07</text:p>
          </table:table-cell>
          <table:table-cell table:formula="of:=([.A3686]-[.B3686])*([.A3686]-[.B3686])" office:value-type="float" office:value="0.00152239051165933" calcext:value-type="float">
            <text:p>0.00152239051165933</text:p>
          </table:table-cell>
          <table:table-cell/>
        </table:table-row>
        <table:table-row table:style-name="ro1">
          <table:table-cell office:value-type="float" office:value="0.00139445" calcext:value-type="float">
            <text:p>0.00139445</text:p>
          </table:table-cell>
          <table:table-cell office:value-type="float" office:value="0.0476684" calcext:value-type="float">
            <text:p>0.0476684</text:p>
          </table:table-cell>
          <table:table-cell table:formula="of:=([.A3687]*[.A3687])" office:value-type="float" office:value="0.0000019444908025" calcext:value-type="float">
            <text:p>0.0000019444908025</text:p>
          </table:table-cell>
          <table:table-cell table:formula="of:=([.A3687]-[.B3687])*([.A3687]-[.B3687])" office:value-type="float" office:value="0.0021412784486025" calcext:value-type="float">
            <text:p>0.0021412784486025</text:p>
          </table:table-cell>
          <table:table-cell/>
        </table:table-row>
        <table:table-row table:style-name="ro1">
          <table:table-cell office:value-type="float" office:value="0.203641" calcext:value-type="float">
            <text:p>0.203641</text:p>
          </table:table-cell>
          <table:table-cell office:value-type="float" office:value="0.0565844" calcext:value-type="float">
            <text:p>0.0565844</text:p>
          </table:table-cell>
          <table:table-cell table:formula="of:=([.A3688]*[.A3688])" office:value-type="float" office:value="0.041469656881" calcext:value-type="float">
            <text:p>0.041469656881</text:p>
          </table:table-cell>
          <table:table-cell table:formula="of:=([.A3688]-[.B3688])*([.A3688]-[.B3688])" office:value-type="float" office:value="0.02162564360356" calcext:value-type="float">
            <text:p>0.02162564360356</text:p>
          </table:table-cell>
          <table:table-cell/>
        </table:table-row>
        <table:table-row table:style-name="ro1">
          <table:table-cell office:value-type="float" office:value="0.454482" calcext:value-type="float">
            <text:p>0.454482</text:p>
          </table:table-cell>
          <table:table-cell office:value-type="float" office:value="0.216583" calcext:value-type="float">
            <text:p>0.216583</text:p>
          </table:table-cell>
          <table:table-cell table:formula="of:=([.A3689]*[.A3689])" office:value-type="float" office:value="0.206553888324" calcext:value-type="float">
            <text:p>0.206553888324</text:p>
          </table:table-cell>
          <table:table-cell table:formula="of:=([.A3689]-[.B3689])*([.A3689]-[.B3689])" office:value-type="float" office:value="0.056595934201" calcext:value-type="float">
            <text:p>0.056595934201</text:p>
          </table:table-cell>
          <table:table-cell/>
        </table:table-row>
        <table:table-row table:style-name="ro1">
          <table:table-cell office:value-type="float" office:value="0.460099" calcext:value-type="float">
            <text:p>0.460099</text:p>
          </table:table-cell>
          <table:table-cell office:value-type="float" office:value="0.207069" calcext:value-type="float">
            <text:p>0.207069</text:p>
          </table:table-cell>
          <table:table-cell table:formula="of:=([.A3690]*[.A3690])" office:value-type="float" office:value="0.211691089801" calcext:value-type="float">
            <text:p>0.211691089801</text:p>
          </table:table-cell>
          <table:table-cell table:formula="of:=([.A3690]-[.B3690])*([.A3690]-[.B3690])" office:value-type="float" office:value="0.0640241809" calcext:value-type="float">
            <text:p>0.0640241809</text:p>
          </table:table-cell>
          <table:table-cell/>
        </table:table-row>
        <table:table-row table:style-name="ro1">
          <table:table-cell office:value-type="float" office:value="0.460099" calcext:value-type="float">
            <text:p>0.460099</text:p>
          </table:table-cell>
          <table:table-cell office:value-type="float" office:value="0.413128" calcext:value-type="float">
            <text:p>0.413128</text:p>
          </table:table-cell>
          <table:table-cell table:formula="of:=([.A3691]*[.A3691])" office:value-type="float" office:value="0.211691089801" calcext:value-type="float">
            <text:p>0.211691089801</text:p>
          </table:table-cell>
          <table:table-cell table:formula="of:=([.A3691]-[.B3691])*([.A3691]-[.B3691])" office:value-type="float" office:value="0.002206274841" calcext:value-type="float">
            <text:p>0.002206274841</text:p>
          </table:table-cell>
          <table:table-cell/>
        </table:table-row>
        <table:table-row table:style-name="ro1">
          <table:table-cell office:value-type="float" office:value="0.752268" calcext:value-type="float">
            <text:p>0.752268</text:p>
          </table:table-cell>
          <table:table-cell office:value-type="float" office:value="0.537642" calcext:value-type="float">
            <text:p>0.537642</text:p>
          </table:table-cell>
          <table:table-cell table:formula="of:=([.A3692]*[.A3692])" office:value-type="float" office:value="0.565907143824" calcext:value-type="float">
            <text:p>0.565907143824</text:p>
          </table:table-cell>
          <table:table-cell table:formula="of:=([.A3692]-[.B3692])*([.A3692]-[.B3692])" office:value-type="float" office:value="0.046064319876" calcext:value-type="float">
            <text:p>0.046064319876</text:p>
          </table:table-cell>
          <table:table-cell/>
        </table:table-row>
        <table:table-row table:style-name="ro1">
          <table:table-cell office:value-type="float" office:value="0.752267" calcext:value-type="float">
            <text:p>0.752267</text:p>
          </table:table-cell>
          <table:table-cell office:value-type="float" office:value="0.55782" calcext:value-type="float">
            <text:p>0.55782</text:p>
          </table:table-cell>
          <table:table-cell table:formula="of:=([.A3693]*[.A3693])" office:value-type="float" office:value="0.565905639289" calcext:value-type="float">
            <text:p>0.565905639289</text:p>
          </table:table-cell>
          <table:table-cell table:formula="of:=([.A3693]-[.B3693])*([.A3693]-[.B3693])" office:value-type="float" office:value="0.037809635809" calcext:value-type="float">
            <text:p>0.037809635809</text:p>
          </table:table-cell>
          <table:table-cell/>
        </table:table-row>
        <table:table-row table:style-name="ro1">
          <table:table-cell office:value-type="float" office:value="0.752267" calcext:value-type="float">
            <text:p>0.752267</text:p>
          </table:table-cell>
          <table:table-cell office:value-type="float" office:value="0.579147" calcext:value-type="float">
            <text:p>0.579147</text:p>
          </table:table-cell>
          <table:table-cell table:formula="of:=([.A3694]*[.A3694])" office:value-type="float" office:value="0.565905639289" calcext:value-type="float">
            <text:p>0.565905639289</text:p>
          </table:table-cell>
          <table:table-cell table:formula="of:=([.A3694]-[.B3694])*([.A3694]-[.B3694])" office:value-type="float" office:value="0.0299705344" calcext:value-type="float">
            <text:p>0.0299705344</text:p>
          </table:table-cell>
          <table:table-cell/>
        </table:table-row>
        <table:table-row table:style-name="ro1">
          <table:table-cell office:value-type="float" office:value="0.752268" calcext:value-type="float">
            <text:p>0.752268</text:p>
          </table:table-cell>
          <table:table-cell office:value-type="float" office:value="0.601888" calcext:value-type="float">
            <text:p>0.601888</text:p>
          </table:table-cell>
          <table:table-cell table:formula="of:=([.A3695]*[.A3695])" office:value-type="float" office:value="0.565907143824" calcext:value-type="float">
            <text:p>0.565907143824</text:p>
          </table:table-cell>
          <table:table-cell table:formula="of:=([.A3695]-[.B3695])*([.A3695]-[.B3695])" office:value-type="float" office:value="0.0226141444" calcext:value-type="float">
            <text:p>0.0226141444</text:p>
          </table:table-cell>
          <table:table-cell/>
        </table:table-row>
        <table:table-row table:style-name="ro1">
          <table:table-cell office:value-type="float" office:value="0.752268" calcext:value-type="float">
            <text:p>0.752268</text:p>
          </table:table-cell>
          <table:table-cell office:value-type="float" office:value="0.626333" calcext:value-type="float">
            <text:p>0.626333</text:p>
          </table:table-cell>
          <table:table-cell table:formula="of:=([.A3696]*[.A3696])" office:value-type="float" office:value="0.565907143824" calcext:value-type="float">
            <text:p>0.565907143824</text:p>
          </table:table-cell>
          <table:table-cell table:formula="of:=([.A3696]-[.B3696])*([.A3696]-[.B3696])" office:value-type="float" office:value="0.015859624225" calcext:value-type="float">
            <text:p>0.015859624225</text:p>
          </table:table-cell>
          <table:table-cell/>
        </table:table-row>
        <table:table-row table:style-name="ro1">
          <table:table-cell office:value-type="float" office:value="0.86945" calcext:value-type="float">
            <text:p>0.86945</text:p>
          </table:table-cell>
          <table:table-cell office:value-type="float" office:value="0.67158" calcext:value-type="float">
            <text:p>0.67158</text:p>
          </table:table-cell>
          <table:table-cell table:formula="of:=([.A3697]*[.A3697])" office:value-type="float" office:value="0.7559433025" calcext:value-type="float">
            <text:p>0.7559433025</text:p>
          </table:table-cell>
          <table:table-cell table:formula="of:=([.A3697]-[.B3697])*([.A3697]-[.B3697])" office:value-type="float" office:value="0.0391525369" calcext:value-type="float">
            <text:p>0.0391525369</text:p>
          </table:table-cell>
          <table:table-cell/>
        </table:table-row>
        <table:table-row table:style-name="ro1">
          <table:table-cell office:value-type="float" office:value="0.86945" calcext:value-type="float">
            <text:p>0.86945</text:p>
          </table:table-cell>
          <table:table-cell office:value-type="float" office:value="0.701197" calcext:value-type="float">
            <text:p>0.701197</text:p>
          </table:table-cell>
          <table:table-cell table:formula="of:=([.A3698]*[.A3698])" office:value-type="float" office:value="0.7559433025" calcext:value-type="float">
            <text:p>0.7559433025</text:p>
          </table:table-cell>
          <table:table-cell table:formula="of:=([.A3698]-[.B3698])*([.A3698]-[.B3698])" office:value-type="float" office:value="0.028309072009" calcext:value-type="float">
            <text:p>0.028309072009</text:p>
          </table:table-cell>
          <table:table-cell/>
        </table:table-row>
        <table:table-row table:style-name="ro1">
          <table:table-cell office:value-type="float" office:value="0.869449" calcext:value-type="float">
            <text:p>0.869449</text:p>
          </table:table-cell>
          <table:table-cell office:value-type="float" office:value="0.733451" calcext:value-type="float">
            <text:p>0.733451</text:p>
          </table:table-cell>
          <table:table-cell table:formula="of:=([.A3699]*[.A3699])" office:value-type="float" office:value="0.755941563601" calcext:value-type="float">
            <text:p>0.755941563601</text:p>
          </table:table-cell>
          <table:table-cell table:formula="of:=([.A3699]-[.B3699])*([.A3699]-[.B3699])" office:value-type="float" office:value="0.018495456004" calcext:value-type="float">
            <text:p>0.018495456004</text:p>
          </table:table-cell>
          <table:table-cell/>
        </table:table-row>
        <table:table-row table:style-name="ro1">
          <table:table-cell office:value-type="float" office:value="0.86945" calcext:value-type="float">
            <text:p>0.86945</text:p>
          </table:table-cell>
          <table:table-cell office:value-type="float" office:value="0.751269" calcext:value-type="float">
            <text:p>0.751269</text:p>
          </table:table-cell>
          <table:table-cell table:formula="of:=([.A3700]*[.A3700])" office:value-type="float" office:value="0.7559433025" calcext:value-type="float">
            <text:p>0.7559433025</text:p>
          </table:table-cell>
          <table:table-cell table:formula="of:=([.A3700]-[.B3700])*([.A3700]-[.B3700])" office:value-type="float" office:value="0.013966748761" calcext:value-type="float">
            <text:p>0.013966748761</text:p>
          </table:table-cell>
          <table:table-cell/>
        </table:table-row>
        <table:table-row table:style-name="ro1">
          <table:table-cell office:value-type="float" office:value="0.86945" calcext:value-type="float">
            <text:p>0.86945</text:p>
          </table:table-cell>
          <table:table-cell office:value-type="float" office:value="0.787548" calcext:value-type="float">
            <text:p>0.787548</text:p>
          </table:table-cell>
          <table:table-cell table:formula="of:=([.A3701]*[.A3701])" office:value-type="float" office:value="0.7559433025" calcext:value-type="float">
            <text:p>0.7559433025</text:p>
          </table:table-cell>
          <table:table-cell table:formula="of:=([.A3701]-[.B3701])*([.A3701]-[.B3701])" office:value-type="float" office:value="0.00670793760399999" calcext:value-type="float">
            <text:p>0.00670793760399999</text:p>
          </table:table-cell>
          <table:table-cell/>
        </table:table-row>
        <table:table-row table:style-name="ro1">
          <table:table-cell office:value-type="float" office:value="0.86945" calcext:value-type="float">
            <text:p>0.86945</text:p>
          </table:table-cell>
          <table:table-cell office:value-type="float" office:value="0.824454" calcext:value-type="float">
            <text:p>0.824454</text:p>
          </table:table-cell>
          <table:table-cell table:formula="of:=([.A3702]*[.A3702])" office:value-type="float" office:value="0.7559433025" calcext:value-type="float">
            <text:p>0.7559433025</text:p>
          </table:table-cell>
          <table:table-cell table:formula="of:=([.A3702]-[.B3702])*([.A3702]-[.B3702])" office:value-type="float" office:value="0.00202464001599999" calcext:value-type="float">
            <text:p>0.00202464001599999</text:p>
          </table:table-cell>
          <table:table-cell/>
        </table:table-row>
        <table:table-row table:style-name="ro1">
          <table:table-cell office:value-type="float" office:value="0.912314" calcext:value-type="float">
            <text:p>0.912314</text:p>
          </table:table-cell>
          <table:table-cell office:value-type="float" office:value="0.923448" calcext:value-type="float">
            <text:p>0.923448</text:p>
          </table:table-cell>
          <table:table-cell table:formula="of:=([.A3703]*[.A3703])" office:value-type="float" office:value="0.832316834596" calcext:value-type="float">
            <text:p>0.832316834596</text:p>
          </table:table-cell>
          <table:table-cell table:formula="of:=([.A3703]-[.B3703])*([.A3703]-[.B3703])" office:value-type="float" office:value="0.000123965956000002" calcext:value-type="float">
            <text:p>0.000123965956000002</text:p>
          </table:table-cell>
          <table:table-cell/>
        </table:table-row>
        <table:table-row table:style-name="ro1">
          <table:table-cell office:value-type="float" office:value="0.912314" calcext:value-type="float">
            <text:p>0.912314</text:p>
          </table:table-cell>
          <table:table-cell office:value-type="float" office:value="0.95122" calcext:value-type="float">
            <text:p>0.95122</text:p>
          </table:table-cell>
          <table:table-cell table:formula="of:=([.A3704]*[.A3704])" office:value-type="float" office:value="0.832316834596" calcext:value-type="float">
            <text:p>0.832316834596</text:p>
          </table:table-cell>
          <table:table-cell table:formula="of:=([.A3704]-[.B3704])*([.A3704]-[.B3704])" office:value-type="float" office:value="0.001513676836" calcext:value-type="float">
            <text:p>0.001513676836</text:p>
          </table:table-cell>
          <table:table-cell/>
        </table:table-row>
        <table:table-row table:style-name="ro1">
          <table:table-cell office:value-type="float" office:value="0.912314" calcext:value-type="float">
            <text:p>0.912314</text:p>
          </table:table-cell>
          <table:table-cell office:value-type="float" office:value="0.986567" calcext:value-type="float">
            <text:p>0.986567</text:p>
          </table:table-cell>
          <table:table-cell table:formula="of:=([.A3705]*[.A3705])" office:value-type="float" office:value="0.832316834596" calcext:value-type="float">
            <text:p>0.832316834596</text:p>
          </table:table-cell>
          <table:table-cell table:formula="of:=([.A3705]-[.B3705])*([.A3705]-[.B3705])" office:value-type="float" office:value="0.005513508009" calcext:value-type="float">
            <text:p>0.005513508009</text:p>
          </table:table-cell>
          <table:table-cell/>
        </table:table-row>
        <table:table-row table:style-name="ro1">
          <table:table-cell office:value-type="float" office:value="0.977599" calcext:value-type="float">
            <text:p>0.977599</text:p>
          </table:table-cell>
          <table:table-cell office:value-type="float" office:value="0.999997" calcext:value-type="float">
            <text:p>0.999997</text:p>
          </table:table-cell>
          <table:table-cell table:formula="of:=([.A3706]*[.A3706])" office:value-type="float" office:value="0.955699804801" calcext:value-type="float">
            <text:p>0.955699804801</text:p>
          </table:table-cell>
          <table:table-cell table:formula="of:=([.A3706]-[.B3706])*([.A3706]-[.B3706])" office:value-type="float" office:value="0.000501670404000001" calcext:value-type="float">
            <text:p>0.000501670404000001</text:p>
          </table:table-cell>
          <table:table-cell/>
        </table:table-row>
        <table:table-row table:style-name="ro1">
          <table:table-cell office:value-type="float" office:value="0.0000167489" calcext:value-type="float">
            <text:p>0.0000167489</text:p>
          </table:table-cell>
          <table:table-cell office:value-type="float" office:value="0.0000000782954" calcext:value-type="float">
            <text:p>0.0000000782954</text:p>
          </table:table-cell>
          <table:table-cell table:formula="of:=([.A3707]*[.A3707])" office:value-type="float" office:value="0.00000000028052565121" calcext:value-type="float">
            <text:p>2.8052565121E-10</text:p>
          </table:table-cell>
          <table:table-cell table:formula="of:=([.A3707]-[.B3707])*([.A3707]-[.B3707])" office:value-type="float" office:value="0.00000000027790905773" calcext:value-type="float">
            <text:p>2.77909057729541E-10</text:p>
          </table:table-cell>
          <table:table-cell/>
        </table:table-row>
        <table:table-row table:style-name="ro1">
          <table:table-cell office:value-type="float" office:value="0.00000274181" calcext:value-type="float">
            <text:p>0.00000274181</text:p>
          </table:table-cell>
          <table:table-cell office:value-type="float" office:value="0.0000641204" calcext:value-type="float">
            <text:p>0.0000641204</text:p>
          </table:table-cell>
          <table:table-cell table:formula="of:=([.A3708]*[.A3708])" office:value-type="float" office:value="0.00000000000751752208" calcext:value-type="float">
            <text:p>7.5175220761E-12</text:p>
          </table:table-cell>
          <table:table-cell table:formula="of:=([.A3708]-[.B3708])*([.A3708]-[.B3708])" office:value-type="float" office:value="0.00000000376733131039" calcext:value-type="float">
            <text:p>3.7673313103881E-09</text:p>
          </table:table-cell>
          <table:table-cell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181824" calcext:value-type="float">
            <text:p>0.00181824</text:p>
          </table:table-cell>
          <table:table-cell table:formula="of:=([.A3709]*[.A3709])" office:value-type="float" office:value="0.00000000000258994305" calcext:value-type="float">
            <text:p>2.5899430489E-12</text:p>
          </table:table-cell>
          <table:table-cell table:formula="of:=([.A3709]-[.B3709])*([.A3709]-[.B3709])" office:value-type="float" office:value="0.00000330014699118465" calcext:value-type="float">
            <text:p>3.30014699118465E-06</text:p>
          </table:table-cell>
          <table:table-cell/>
        </table:table-row>
        <table:table-row table:style-name="ro1">
          <table:table-cell office:value-type="float" office:value="0.00000345707" calcext:value-type="float">
            <text:p>0.00000345707</text:p>
          </table:table-cell>
          <table:table-cell office:value-type="float" office:value="0.00559336" calcext:value-type="float">
            <text:p>0.00559336</text:p>
          </table:table-cell>
          <table:table-cell table:formula="of:=([.A3710]*[.A3710])" office:value-type="float" office:value="0.00000000001195133298" calcext:value-type="float">
            <text:p>1.19513329849E-11</text:p>
          </table:table-cell>
          <table:table-cell table:formula="of:=([.A3710]-[.B3710])*([.A3710]-[.B3710])" office:value-type="float" office:value="0.0000312470147668226" calcext:value-type="float">
            <text:p>3.12470147668226E-05</text:p>
          </table:table-cell>
          <table:table-cell/>
        </table:table-row>
        <table:table-row table:style-name="ro1">
          <table:table-cell office:value-type="float" office:value="0.0000188351" calcext:value-type="float">
            <text:p>0.0000188351</text:p>
          </table:table-cell>
          <table:table-cell office:value-type="float" office:value="0.000668158" calcext:value-type="float">
            <text:p>0.000668158</text:p>
          </table:table-cell>
          <table:table-cell table:formula="of:=([.A3711]*[.A3711])" office:value-type="float" office:value="0.00000000035476099201" calcext:value-type="float">
            <text:p>3.5476099201E-10</text:p>
          </table:table-cell>
          <table:table-cell table:formula="of:=([.A3711]-[.B3711])*([.A3711]-[.B3711])" office:value-type="float" office:value="0.00000042162022846441" calcext:value-type="float">
            <text:p>4.2162022846441E-07</text:p>
          </table:table-cell>
          <table:table-cell/>
        </table:table-row>
        <table:table-row table:style-name="ro1">
          <table:table-cell office:value-type="float" office:value="0.0000443459" calcext:value-type="float">
            <text:p>0.0000443459</text:p>
          </table:table-cell>
          <table:table-cell office:value-type="float" office:value="0.0000934336" calcext:value-type="float">
            <text:p>0.0000934336</text:p>
          </table:table-cell>
          <table:table-cell table:formula="of:=([.A3712]*[.A3712])" office:value-type="float" office:value="0.00000000196655884681" calcext:value-type="float">
            <text:p>1.96655884681E-09</text:p>
          </table:table-cell>
          <table:table-cell table:formula="of:=([.A3712]-[.B3712])*([.A3712]-[.B3712])" office:value-type="float" office:value="0.00000000240960229129" calcext:value-type="float">
            <text:p>2.40960229129E-09</text:p>
          </table:table-cell>
          <table:table-cell/>
        </table:table-row>
        <table:table-row table:style-name="ro1">
          <table:table-cell office:value-type="float" office:value="0.0000160336" calcext:value-type="float">
            <text:p>0.0000160336</text:p>
          </table:table-cell>
          <table:table-cell office:value-type="float" office:value="0.000112679" calcext:value-type="float">
            <text:p>0.000112679</text:p>
          </table:table-cell>
          <table:table-cell table:formula="of:=([.A3713]*[.A3713])" office:value-type="float" office:value="0.00000000025707632896" calcext:value-type="float">
            <text:p>2.5707632896E-10</text:p>
          </table:table-cell>
          <table:table-cell table:formula="of:=([.A3713]-[.B3713])*([.A3713]-[.B3713])" office:value-type="float" office:value="0.00000000934033334116" calcext:value-type="float">
            <text:p>9.34033334116E-09</text:p>
          </table:table-cell>
          <table:table-cell/>
        </table:table-row>
        <table:table-row table:style-name="ro1">
          <table:table-cell office:value-type="float" office:value="0.0000134706" calcext:value-type="float">
            <text:p>0.0000134706</text:p>
          </table:table-cell>
          <table:table-cell office:value-type="float" office:value="0.00162616" calcext:value-type="float">
            <text:p>0.00162616</text:p>
          </table:table-cell>
          <table:table-cell table:formula="of:=([.A3714]*[.A3714])" office:value-type="float" office:value="0.00000000018145706436" calcext:value-type="float">
            <text:p>1.8145706436E-10</text:p>
          </table:table-cell>
          <table:table-cell table:formula="of:=([.A3714]-[.B3714])*([.A3714]-[.B3714])" office:value-type="float" office:value="0.00000260076710087236" calcext:value-type="float">
            <text:p>2.60076710087236E-06</text:p>
          </table:table-cell>
          <table:table-cell/>
        </table:table-row>
        <table:table-row table:style-name="ro1">
          <table:table-cell office:value-type="float" office:value="0.0000496507" calcext:value-type="float">
            <text:p>0.0000496507</text:p>
          </table:table-cell>
          <table:table-cell office:value-type="float" office:value="0.00494542" calcext:value-type="float">
            <text:p>0.00494542</text:p>
          </table:table-cell>
          <table:table-cell table:formula="of:=([.A3715]*[.A3715])" office:value-type="float" office:value="0.00000000246519201049" calcext:value-type="float">
            <text:p>2.46519201049E-09</text:p>
          </table:table-cell>
          <table:table-cell table:formula="of:=([.A3715]-[.B3715])*([.A3715]-[.B3715])" office:value-type="float" office:value="0.0000239685570388225" calcext:value-type="float">
            <text:p>2.39685570388225E-05</text:p>
          </table:table-cell>
          <table:table-cell/>
        </table:table-row>
        <table:table-row table:style-name="ro1">
          <table:table-cell office:value-type="float" office:value="0.0000496507" calcext:value-type="float">
            <text:p>0.0000496507</text:p>
          </table:table-cell>
          <table:table-cell office:value-type="float" office:value="0.00561902" calcext:value-type="float">
            <text:p>0.00561902</text:p>
          </table:table-cell>
          <table:table-cell table:formula="of:=([.A3716]*[.A3716])" office:value-type="float" office:value="0.00000000246519201049" calcext:value-type="float">
            <text:p>2.46519201049E-09</text:p>
          </table:table-cell>
          <table:table-cell table:formula="of:=([.A3716]-[.B3716])*([.A3716]-[.B3716])" office:value-type="float" office:value="0.0000310178743997825" calcext:value-type="float">
            <text:p>3.10178743997825E-05</text:p>
          </table:table-cell>
          <table:table-cell/>
        </table:table-row>
        <table:table-row table:style-name="ro1">
          <table:table-cell office:value-type="float" office:value="0.0000496507" calcext:value-type="float">
            <text:p>0.0000496507</text:p>
          </table:table-cell>
          <table:table-cell office:value-type="float" office:value="0.0062382" calcext:value-type="float">
            <text:p>0.0062382</text:p>
          </table:table-cell>
          <table:table-cell table:formula="of:=([.A3717]*[.A3717])" office:value-type="float" office:value="0.00000000246519201049" calcext:value-type="float">
            <text:p>2.46519201049E-09</text:p>
          </table:table-cell>
          <table:table-cell table:formula="of:=([.A3717]-[.B3717])*([.A3717]-[.B3717])" office:value-type="float" office:value="0.0000382981424385305" calcext:value-type="float">
            <text:p>3.82981424385305E-05</text:p>
          </table:table-cell>
          <table:table-cell/>
        </table:table-row>
        <table:table-row table:style-name="ro1">
          <table:table-cell office:value-type="float" office:value="0.000147641" calcext:value-type="float">
            <text:p>0.000147641</text:p>
          </table:table-cell>
          <table:table-cell office:value-type="float" office:value="0.014378" calcext:value-type="float">
            <text:p>0.014378</text:p>
          </table:table-cell>
          <table:table-cell table:formula="of:=([.A3718]*[.A3718])" office:value-type="float" office:value="0.000000021797864881" calcext:value-type="float">
            <text:p>2.1797864881E-08</text:p>
          </table:table-cell>
          <table:table-cell table:formula="of:=([.A3718]-[.B3718])*([.A3718]-[.B3718])" office:value-type="float" office:value="0.000202503117268881" calcext:value-type="float">
            <text:p>0.000202503117268881</text:p>
          </table:table-cell>
          <table:table-cell/>
        </table:table-row>
        <table:table-row table:style-name="ro1">
          <table:table-cell office:value-type="float" office:value="0.000153422" calcext:value-type="float">
            <text:p>0.000153422</text:p>
          </table:table-cell>
          <table:table-cell office:value-type="float" office:value="0.00101808" calcext:value-type="float">
            <text:p>0.00101808</text:p>
          </table:table-cell>
          <table:table-cell table:formula="of:=([.A3719]*[.A3719])" office:value-type="float" office:value="0.000000023538310084" calcext:value-type="float">
            <text:p>2.3538310084E-08</text:p>
          </table:table-cell>
          <table:table-cell table:formula="of:=([.A3719]-[.B3719])*([.A3719]-[.B3719])" office:value-type="float" office:value="0.000000747633456964" calcext:value-type="float">
            <text:p>7.47633456964E-07</text:p>
          </table:table-cell>
          <table:table-cell/>
        </table:table-row>
        <table:table-row table:style-name="ro1">
          <table:table-cell office:value-type="float" office:value="0.000106692" calcext:value-type="float">
            <text:p>0.000106692</text:p>
          </table:table-cell>
          <table:table-cell office:value-type="float" office:value="0.0404906" calcext:value-type="float">
            <text:p>0.0404906</text:p>
          </table:table-cell>
          <table:table-cell table:formula="of:=([.A3720]*[.A3720])" office:value-type="float" office:value="0.000000011383182864" calcext:value-type="float">
            <text:p>1.1383182864E-08</text:p>
          </table:table-cell>
          <table:table-cell table:formula="of:=([.A3720]-[.B3720])*([.A3720]-[.B3720])" office:value-type="float" office:value="0.00163086002535246" calcext:value-type="float">
            <text:p>0.00163086002535246</text:p>
          </table:table-cell>
          <table:table-cell/>
        </table:table-row>
        <table:table-row table:style-name="ro1">
          <table:table-cell office:value-type="float" office:value="0.00445127" calcext:value-type="float">
            <text:p>0.00445127</text:p>
          </table:table-cell>
          <table:table-cell office:value-type="float" office:value="0.0306029" calcext:value-type="float">
            <text:p>0.0306029</text:p>
          </table:table-cell>
          <table:table-cell table:formula="of:=([.A3721]*[.A3721])" office:value-type="float" office:value="0.0000198138046129" calcext:value-type="float">
            <text:p>0.0000198138046129</text:p>
          </table:table-cell>
          <table:table-cell table:formula="of:=([.A3721]-[.B3721])*([.A3721]-[.B3721])" office:value-type="float" office:value="0.0006839077516569" calcext:value-type="float">
            <text:p>0.0006839077516569</text:p>
          </table:table-cell>
          <table:table-cell/>
        </table:table-row>
        <table:table-row table:style-name="ro1">
          <table:table-cell office:value-type="float" office:value="0.00264609" calcext:value-type="float">
            <text:p>0.00264609</text:p>
          </table:table-cell>
          <table:table-cell office:value-type="float" office:value="0.0181305" calcext:value-type="float">
            <text:p>0.0181305</text:p>
          </table:table-cell>
          <table:table-cell table:formula="of:=([.A3722]*[.A3722])" office:value-type="float" office:value="0.0000070017922881" calcext:value-type="float">
            <text:p>0.0000070017922881</text:p>
          </table:table-cell>
          <table:table-cell table:formula="of:=([.A3722]-[.B3722])*([.A3722]-[.B3722])" office:value-type="float" office:value="0.0002397669530481" calcext:value-type="float">
            <text:p>0.0002397669530481</text:p>
          </table:table-cell>
          <table:table-cell/>
        </table:table-row>
        <table:table-row table:style-name="ro1">
          <table:table-cell office:value-type="float" office:value="0.0139794" calcext:value-type="float">
            <text:p>0.0139794</text:p>
          </table:table-cell>
          <table:table-cell office:value-type="float" office:value="0.0013633" calcext:value-type="float">
            <text:p>0.0013633</text:p>
          </table:table-cell>
          <table:table-cell table:formula="of:=([.A3723]*[.A3723])" office:value-type="float" office:value="0.00019542362436" calcext:value-type="float">
            <text:p>0.00019542362436</text:p>
          </table:table-cell>
          <table:table-cell table:formula="of:=([.A3723]-[.B3723])*([.A3723]-[.B3723])" office:value-type="float" office:value="0.00015916597921" calcext:value-type="float">
            <text:p>0.00015916597921</text:p>
          </table:table-cell>
          <table:table-cell/>
        </table:table-row>
        <table:table-row table:style-name="ro1">
          <table:table-cell office:value-type="float" office:value="0.0269994" calcext:value-type="float">
            <text:p>0.0269994</text:p>
          </table:table-cell>
          <table:table-cell office:value-type="float" office:value="0.0979226" calcext:value-type="float">
            <text:p>0.0979226</text:p>
          </table:table-cell>
          <table:table-cell table:formula="of:=([.A3724]*[.A3724])" office:value-type="float" office:value="0.00072896760036" calcext:value-type="float">
            <text:p>0.00072896760036</text:p>
          </table:table-cell>
          <table:table-cell table:formula="of:=([.A3724]-[.B3724])*([.A3724]-[.B3724])" office:value-type="float" office:value="0.00503010029824" calcext:value-type="float">
            <text:p>0.00503010029824</text:p>
          </table:table-cell>
          <table:table-cell/>
        </table:table-row>
        <table:table-row table:style-name="ro1">
          <table:table-cell office:value-type="float" office:value="0.0388403" calcext:value-type="float">
            <text:p>0.0388403</text:p>
          </table:table-cell>
          <table:table-cell office:value-type="float" office:value="0.0861211" calcext:value-type="float">
            <text:p>0.0861211</text:p>
          </table:table-cell>
          <table:table-cell table:formula="of:=([.A3725]*[.A3725])" office:value-type="float" office:value="0.00150856890409" calcext:value-type="float">
            <text:p>0.00150856890409</text:p>
          </table:table-cell>
          <table:table-cell table:formula="of:=([.A3725]-[.B3725])*([.A3725]-[.B3725])" office:value-type="float" office:value="0.00223547404864" calcext:value-type="float">
            <text:p>0.00223547404864</text:p>
          </table:table-cell>
          <table:table-cell/>
        </table:table-row>
        <table:table-row table:style-name="ro1">
          <table:table-cell office:value-type="float" office:value="0.0905219" calcext:value-type="float">
            <text:p>0.0905219</text:p>
          </table:table-cell>
          <table:table-cell office:value-type="float" office:value="0.173786" calcext:value-type="float">
            <text:p>0.173786</text:p>
          </table:table-cell>
          <table:table-cell table:formula="of:=([.A3726]*[.A3726])" office:value-type="float" office:value="0.00819421437961" calcext:value-type="float">
            <text:p>0.00819421437961</text:p>
          </table:table-cell>
          <table:table-cell table:formula="of:=([.A3726]-[.B3726])*([.A3726]-[.B3726])" office:value-type="float" office:value="0.00693291034881" calcext:value-type="float">
            <text:p>0.00693291034881</text:p>
          </table:table-cell>
          <table:table-cell/>
        </table:table-row>
        <table:table-row table:style-name="ro1">
          <table:table-cell office:value-type="float" office:value="0.0905218" calcext:value-type="float">
            <text:p>0.0905218</text:p>
          </table:table-cell>
          <table:table-cell office:value-type="float" office:value="0.124923" calcext:value-type="float">
            <text:p>0.124923</text:p>
          </table:table-cell>
          <table:table-cell table:formula="of:=([.A3727]*[.A3727])" office:value-type="float" office:value="0.00819419627524" calcext:value-type="float">
            <text:p>0.00819419627524</text:p>
          </table:table-cell>
          <table:table-cell table:formula="of:=([.A3727]-[.B3727])*([.A3727]-[.B3727])" office:value-type="float" office:value="0.00118344256144" calcext:value-type="float">
            <text:p>0.00118344256144</text:p>
          </table:table-cell>
          <table:table-cell/>
        </table:table-row>
        <table:table-row table:style-name="ro1">
          <table:table-cell office:value-type="float" office:value="0.0905219" calcext:value-type="float">
            <text:p>0.0905219</text:p>
          </table:table-cell>
          <table:table-cell office:value-type="float" office:value="0.129694" calcext:value-type="float">
            <text:p>0.129694</text:p>
          </table:table-cell>
          <table:table-cell table:formula="of:=([.A3728]*[.A3728])" office:value-type="float" office:value="0.00819421437961" calcext:value-type="float">
            <text:p>0.00819421437961</text:p>
          </table:table-cell>
          <table:table-cell table:formula="of:=([.A3728]-[.B3728])*([.A3728]-[.B3728])" office:value-type="float" office:value="0.00153445341841" calcext:value-type="float">
            <text:p>0.00153445341841</text:p>
          </table:table-cell>
          <table:table-cell/>
        </table:table-row>
        <table:table-row table:style-name="ro1">
          <table:table-cell office:value-type="float" office:value="0.202253" calcext:value-type="float">
            <text:p>0.202253</text:p>
          </table:table-cell>
          <table:table-cell office:value-type="float" office:value="0.315012" calcext:value-type="float">
            <text:p>0.315012</text:p>
          </table:table-cell>
          <table:table-cell table:formula="of:=([.A3729]*[.A3729])" office:value-type="float" office:value="0.040906276009" calcext:value-type="float">
            <text:p>0.040906276009</text:p>
          </table:table-cell>
          <table:table-cell table:formula="of:=([.A3729]-[.B3729])*([.A3729]-[.B3729])" office:value-type="float" office:value="0.012714592081" calcext:value-type="float">
            <text:p>0.012714592081</text:p>
          </table:table-cell>
          <table:table-cell/>
        </table:table-row>
        <table:table-row table:style-name="ro1">
          <table:table-cell office:value-type="float" office:value="0.200524" calcext:value-type="float">
            <text:p>0.200524</text:p>
          </table:table-cell>
          <table:table-cell office:value-type="float" office:value="0.325516" calcext:value-type="float">
            <text:p>0.325516</text:p>
          </table:table-cell>
          <table:table-cell table:formula="of:=([.A3730]*[.A3730])" office:value-type="float" office:value="0.040209874576" calcext:value-type="float">
            <text:p>0.040209874576</text:p>
          </table:table-cell>
          <table:table-cell table:formula="of:=([.A3730]-[.B3730])*([.A3730]-[.B3730])" office:value-type="float" office:value="0.015623000064" calcext:value-type="float">
            <text:p>0.015623000064</text:p>
          </table:table-cell>
          <table:table-cell/>
        </table:table-row>
        <table:table-row table:style-name="ro1">
          <table:table-cell office:value-type="float" office:value="0.737625" calcext:value-type="float">
            <text:p>0.737625</text:p>
          </table:table-cell>
          <table:table-cell office:value-type="float" office:value="0.549828" calcext:value-type="float">
            <text:p>0.549828</text:p>
          </table:table-cell>
          <table:table-cell table:formula="of:=([.A3731]*[.A3731])" office:value-type="float" office:value="0.544090640625" calcext:value-type="float">
            <text:p>0.544090640625</text:p>
          </table:table-cell>
          <table:table-cell table:formula="of:=([.A3731]-[.B3731])*([.A3731]-[.B3731])" office:value-type="float" office:value="0.035267713209" calcext:value-type="float">
            <text:p>0.035267713209</text:p>
          </table:table-cell>
          <table:table-cell/>
        </table:table-row>
        <table:table-row table:style-name="ro1">
          <table:table-cell office:value-type="float" office:value="0.737625" calcext:value-type="float">
            <text:p>0.737625</text:p>
          </table:table-cell>
          <table:table-cell office:value-type="float" office:value="0.570463" calcext:value-type="float">
            <text:p>0.570463</text:p>
          </table:table-cell>
          <table:table-cell table:formula="of:=([.A3732]*[.A3732])" office:value-type="float" office:value="0.544090640625" calcext:value-type="float">
            <text:p>0.544090640625</text:p>
          </table:table-cell>
          <table:table-cell table:formula="of:=([.A3732]-[.B3732])*([.A3732]-[.B3732])" office:value-type="float" office:value="0.027943134244" calcext:value-type="float">
            <text:p>0.027943134244</text:p>
          </table:table-cell>
          <table:table-cell/>
        </table:table-row>
        <table:table-row table:style-name="ro1">
          <table:table-cell office:value-type="float" office:value="0.737625" calcext:value-type="float">
            <text:p>0.737625</text:p>
          </table:table-cell>
          <table:table-cell office:value-type="float" office:value="0.592274" calcext:value-type="float">
            <text:p>0.592274</text:p>
          </table:table-cell>
          <table:table-cell table:formula="of:=([.A3733]*[.A3733])" office:value-type="float" office:value="0.544090640625" calcext:value-type="float">
            <text:p>0.544090640625</text:p>
          </table:table-cell>
          <table:table-cell table:formula="of:=([.A3733]-[.B3733])*([.A3733]-[.B3733])" office:value-type="float" office:value="0.021126913201" calcext:value-type="float">
            <text:p>0.021126913201</text:p>
          </table:table-cell>
          <table:table-cell/>
        </table:table-row>
        <table:table-row table:style-name="ro1">
          <table:table-cell office:value-type="float" office:value="0.737625" calcext:value-type="float">
            <text:p>0.737625</text:p>
          </table:table-cell>
          <table:table-cell office:value-type="float" office:value="0.61553" calcext:value-type="float">
            <text:p>0.61553</text:p>
          </table:table-cell>
          <table:table-cell table:formula="of:=([.A3734]*[.A3734])" office:value-type="float" office:value="0.544090640625" calcext:value-type="float">
            <text:p>0.544090640625</text:p>
          </table:table-cell>
          <table:table-cell table:formula="of:=([.A3734]-[.B3734])*([.A3734]-[.B3734])" office:value-type="float" office:value="0.014907189025" calcext:value-type="float">
            <text:p>0.014907189025</text:p>
          </table:table-cell>
          <table:table-cell/>
        </table:table-row>
        <table:table-row table:style-name="ro1">
          <table:table-cell office:value-type="float" office:value="0.867144" calcext:value-type="float">
            <text:p>0.867144</text:p>
          </table:table-cell>
          <table:table-cell office:value-type="float" office:value="0.629289" calcext:value-type="float">
            <text:p>0.629289</text:p>
          </table:table-cell>
          <table:table-cell table:formula="of:=([.A3735]*[.A3735])" office:value-type="float" office:value="0.751938716736" calcext:value-type="float">
            <text:p>0.751938716736</text:p>
          </table:table-cell>
          <table:table-cell table:formula="of:=([.A3735]-[.B3735])*([.A3735]-[.B3735])" office:value-type="float" office:value="0.056575001025" calcext:value-type="float">
            <text:p>0.056575001025</text:p>
          </table:table-cell>
          <table:table-cell/>
        </table:table-row>
        <table:table-row table:style-name="ro1">
          <table:table-cell office:value-type="float" office:value="0.959854" calcext:value-type="float">
            <text:p>0.959854</text:p>
          </table:table-cell>
          <table:table-cell office:value-type="float" office:value="0.68824" calcext:value-type="float">
            <text:p>0.68824</text:p>
          </table:table-cell>
          <table:table-cell table:formula="of:=([.A3736]*[.A3736])" office:value-type="float" office:value="0.921319701316" calcext:value-type="float">
            <text:p>0.921319701316</text:p>
          </table:table-cell>
          <table:table-cell table:formula="of:=([.A3736]-[.B3736])*([.A3736]-[.B3736])" office:value-type="float" office:value="0.073774164996" calcext:value-type="float">
            <text:p>0.073774164996</text:p>
          </table:table-cell>
          <table:table-cell/>
        </table:table-row>
        <table:table-row table:style-name="ro1">
          <table:table-cell office:value-type="float" office:value="0.959852" calcext:value-type="float">
            <text:p>0.959852</text:p>
          </table:table-cell>
          <table:table-cell office:value-type="float" office:value="0.718592" calcext:value-type="float">
            <text:p>0.718592</text:p>
          </table:table-cell>
          <table:table-cell table:formula="of:=([.A3737]*[.A3737])" office:value-type="float" office:value="0.921315861904" calcext:value-type="float">
            <text:p>0.921315861904</text:p>
          </table:table-cell>
          <table:table-cell table:formula="of:=([.A3737]-[.B3737])*([.A3737]-[.B3737])" office:value-type="float" office:value="0.0582063876" calcext:value-type="float">
            <text:p>0.0582063876</text:p>
          </table:table-cell>
          <table:table-cell/>
        </table:table-row>
        <table:table-row table:style-name="ro1">
          <table:table-cell office:value-type="float" office:value="0.959853" calcext:value-type="float">
            <text:p>0.959853</text:p>
          </table:table-cell>
          <table:table-cell office:value-type="float" office:value="0.751646" calcext:value-type="float">
            <text:p>0.751646</text:p>
          </table:table-cell>
          <table:table-cell table:formula="of:=([.A3738]*[.A3738])" office:value-type="float" office:value="0.921317781609" calcext:value-type="float">
            <text:p>0.921317781609</text:p>
          </table:table-cell>
          <table:table-cell table:formula="of:=([.A3738]-[.B3738])*([.A3738]-[.B3738])" office:value-type="float" office:value="0.043350154849" calcext:value-type="float">
            <text:p>0.043350154849</text:p>
          </table:table-cell>
          <table:table-cell/>
        </table:table-row>
        <table:table-row table:style-name="ro1">
          <table:table-cell office:value-type="float" office:value="0.959853" calcext:value-type="float">
            <text:p>0.959853</text:p>
          </table:table-cell>
          <table:table-cell office:value-type="float" office:value="0.828151" calcext:value-type="float">
            <text:p>0.828151</text:p>
          </table:table-cell>
          <table:table-cell table:formula="of:=([.A3739]*[.A3739])" office:value-type="float" office:value="0.921317781609" calcext:value-type="float">
            <text:p>0.921317781609</text:p>
          </table:table-cell>
          <table:table-cell table:formula="of:=([.A3739]-[.B3739])*([.A3739]-[.B3739])" office:value-type="float" office:value="0.017345416804" calcext:value-type="float">
            <text:p>0.017345416804</text:p>
          </table:table-cell>
          <table:table-cell/>
        </table:table-row>
        <table:table-row table:style-name="ro1">
          <table:table-cell office:value-type="float" office:value="0.959853" calcext:value-type="float">
            <text:p>0.959853</text:p>
          </table:table-cell>
          <table:table-cell office:value-type="float" office:value="0.868144" calcext:value-type="float">
            <text:p>0.868144</text:p>
          </table:table-cell>
          <table:table-cell table:formula="of:=([.A3740]*[.A3740])" office:value-type="float" office:value="0.921317781609" calcext:value-type="float">
            <text:p>0.921317781609</text:p>
          </table:table-cell>
          <table:table-cell table:formula="of:=([.A3740]-[.B3740])*([.A3740]-[.B3740])" office:value-type="float" office:value="0.00841054068099999" calcext:value-type="float">
            <text:p>0.00841054068099999</text:p>
          </table:table-cell>
          <table:table-cell/>
        </table:table-row>
        <table:table-row table:style-name="ro1">
          <table:table-cell office:value-type="float" office:value="0.959852" calcext:value-type="float">
            <text:p>0.959852</text:p>
          </table:table-cell>
          <table:table-cell office:value-type="float" office:value="0.917172" calcext:value-type="float">
            <text:p>0.917172</text:p>
          </table:table-cell>
          <table:table-cell table:formula="of:=([.A3741]*[.A3741])" office:value-type="float" office:value="0.921315861904" calcext:value-type="float">
            <text:p>0.921315861904</text:p>
          </table:table-cell>
          <table:table-cell table:formula="of:=([.A3741]-[.B3741])*([.A3741]-[.B3741])" office:value-type="float" office:value="0.0018215824" calcext:value-type="float">
            <text:p>0.0018215824</text:p>
          </table:table-cell>
          <table:table-cell/>
        </table:table-row>
        <table:table-row table:style-name="ro1">
          <table:table-cell office:value-type="float" office:value="0.959852" calcext:value-type="float">
            <text:p>0.959852</text:p>
          </table:table-cell>
          <table:table-cell office:value-type="float" office:value="0.9552" calcext:value-type="float">
            <text:p>0.9552</text:p>
          </table:table-cell>
          <table:table-cell table:formula="of:=([.A3742]*[.A3742])" office:value-type="float" office:value="0.921315861904" calcext:value-type="float">
            <text:p>0.921315861904</text:p>
          </table:table-cell>
          <table:table-cell table:formula="of:=([.A3742]-[.B3742])*([.A3742]-[.B3742])" office:value-type="float" office:value="0.0000216411039999999" calcext:value-type="float">
            <text:p>2.16411039999999E-05</text:p>
          </table:table-cell>
          <table:table-cell/>
        </table:table-row>
        <table:table-row table:style-name="ro1">
          <table:table-cell office:value-type="float" office:value="0.959853" calcext:value-type="float">
            <text:p>0.959853</text:p>
          </table:table-cell>
          <table:table-cell office:value-type="float" office:value="0.983926" calcext:value-type="float">
            <text:p>0.983926</text:p>
          </table:table-cell>
          <table:table-cell table:formula="of:=([.A3743]*[.A3743])" office:value-type="float" office:value="0.921317781609" calcext:value-type="float">
            <text:p>0.921317781609</text:p>
          </table:table-cell>
          <table:table-cell table:formula="of:=([.A3743]-[.B3743])*([.A3743]-[.B3743])" office:value-type="float" office:value="0.000579509329000001" calcext:value-type="float">
            <text:p>0.000579509329000001</text:p>
          </table:table-cell>
          <table:table-cell/>
        </table:table-row>
        <table:table-row table:style-name="ro1">
          <table:table-cell office:value-type="float" office:value="0.959853" calcext:value-type="float">
            <text:p>0.959853</text:p>
          </table:table-cell>
          <table:table-cell office:value-type="float" office:value="0.997395" calcext:value-type="float">
            <text:p>0.997395</text:p>
          </table:table-cell>
          <table:table-cell table:formula="of:=([.A3744]*[.A3744])" office:value-type="float" office:value="0.921317781609" calcext:value-type="float">
            <text:p>0.921317781609</text:p>
          </table:table-cell>
          <table:table-cell table:formula="of:=([.A3744]-[.B3744])*([.A3744]-[.B3744])" office:value-type="float" office:value="0.00140940176400001" calcext:value-type="float">
            <text:p>0.00140940176400001</text:p>
          </table:table-cell>
          <table:table-cell/>
        </table:table-row>
        <table:table-row table:style-name="ro1">
          <table:table-cell office:value-type="float" office:value="0.999994" calcext:value-type="float">
            <text:p>0.999994</text:p>
          </table:table-cell>
          <table:table-cell office:value-type="float" office:value="0.999199" calcext:value-type="float">
            <text:p>0.999199</text:p>
          </table:table-cell>
          <table:table-cell table:formula="of:=([.A3745]*[.A3745])" office:value-type="float" office:value="0.999988000036" calcext:value-type="float">
            <text:p>0.999988000036</text:p>
          </table:table-cell>
          <table:table-cell table:formula="of:=([.A3745]-[.B3745])*([.A3745]-[.B3745])" office:value-type="float" office:value="0.00000063202500000016" calcext:value-type="float">
            <text:p>6.32025000000161E-07</text:p>
          </table:table-cell>
          <table:table-cell/>
        </table:table-row>
        <table:table-row table:style-name="ro1">
          <table:table-cell office:value-type="float" office:value="0.0000305176" calcext:value-type="float">
            <text:p>0.0000305176</text:p>
          </table:table-cell>
          <table:table-cell office:value-type="float" office:value="0.00000252252" calcext:value-type="float">
            <text:p>0.00000252252</text:p>
          </table:table-cell>
          <table:table-cell table:formula="of:=([.A3746]*[.A3746])" office:value-type="float" office:value="0.00000000093132390976" calcext:value-type="float">
            <text:p>9.3132390976E-10</text:p>
          </table:table-cell>
          <table:table-cell table:formula="of:=([.A3746]-[.B3746])*([.A3746]-[.B3746])" office:value-type="float" office:value="0.00000000078372450421" calcext:value-type="float">
            <text:p>7.837245042064E-10</text:p>
          </table:table-cell>
          <table:table-cell/>
        </table:table-row>
        <table:table-row table:style-name="ro1">
          <table:table-cell office:value-type="float" office:value="0.0000134706" calcext:value-type="float">
            <text:p>0.0000134706</text:p>
          </table:table-cell>
          <table:table-cell office:value-type="float" office:value="0.00148101" calcext:value-type="float">
            <text:p>0.00148101</text:p>
          </table:table-cell>
          <table:table-cell table:formula="of:=([.A3747]*[.A3747])" office:value-type="float" office:value="0.00000000018145706436" calcext:value-type="float">
            <text:p>1.8145706436E-10</text:p>
          </table:table-cell>
          <table:table-cell table:formula="of:=([.A3747]-[.B3747])*([.A3747]-[.B3747])" office:value-type="float" office:value="0.00000215367189055236" calcext:value-type="float">
            <text:p>2.15367189055236E-06</text:p>
          </table:table-cell>
          <table:table-cell/>
        </table:table-row>
        <table:table-row table:style-name="ro1">
          <table:table-cell office:value-type="float" office:value="0.00000560284" calcext:value-type="float">
            <text:p>0.00000560284</text:p>
          </table:table-cell>
          <table:table-cell office:value-type="float" office:value="0.0123456" calcext:value-type="float">
            <text:p>0.0123456</text:p>
          </table:table-cell>
          <table:table-cell table:formula="of:=([.A3748]*[.A3748])" office:value-type="float" office:value="0.00000000003139181607" calcext:value-type="float">
            <text:p>3.13918160656E-11</text:p>
          </table:table-cell>
          <table:table-cell table:formula="of:=([.A3748]-[.B3748])*([.A3748]-[.B3748])" office:value-type="float" office:value="0.000152275529908808" calcext:value-type="float">
            <text:p>0.000152275529908808</text:p>
          </table:table-cell>
          <table:table-cell/>
        </table:table-row>
        <table:table-row table:style-name="ro1">
          <table:table-cell office:value-type="float" office:value="0.00000560284" calcext:value-type="float">
            <text:p>0.00000560284</text:p>
          </table:table-cell>
          <table:table-cell office:value-type="float" office:value="0.0355623" calcext:value-type="float">
            <text:p>0.0355623</text:p>
          </table:table-cell>
          <table:table-cell table:formula="of:=([.A3749]*[.A3749])" office:value-type="float" office:value="0.00000000003139181607" calcext:value-type="float">
            <text:p>3.13918160656E-11</text:p>
          </table:table-cell>
          <table:table-cell table:formula="of:=([.A3749]-[.B3749])*([.A3749]-[.B3749])" office:value-type="float" office:value="0.00126427871292795" calcext:value-type="float">
            <text:p>0.00126427871292795</text:p>
          </table:table-cell>
          <table:table-cell/>
        </table:table-row>
        <table:table-row table:style-name="ro1">
          <table:table-cell office:value-type="float" office:value="0.0000063777" calcext:value-type="float">
            <text:p>0.0000063777</text:p>
          </table:table-cell>
          <table:table-cell office:value-type="float" office:value="0.0581753" calcext:value-type="float">
            <text:p>0.0581753</text:p>
          </table:table-cell>
          <table:table-cell table:formula="of:=([.A3750]*[.A3750])" office:value-type="float" office:value="0.00000000004067505729" calcext:value-type="float">
            <text:p>4.067505729E-11</text:p>
          </table:table-cell>
          <table:table-cell table:formula="of:=([.A3750]-[.B3750])*([.A3750]-[.B3750])" office:value-type="float" office:value="0.00338362352154344" calcext:value-type="float">
            <text:p>0.00338362352154344</text:p>
          </table:table-cell>
          <table:table-cell/>
        </table:table-row>
        <table:table-row table:style-name="ro1">
          <table:table-cell office:value-type="float" office:value="0.0000063777" calcext:value-type="float">
            <text:p>0.0000063777</text:p>
          </table:table-cell>
          <table:table-cell office:value-type="float" office:value="0.0872927" calcext:value-type="float">
            <text:p>0.0872927</text:p>
          </table:table-cell>
          <table:table-cell table:formula="of:=([.A3751]*[.A3751])" office:value-type="float" office:value="0.00000000004067505729" calcext:value-type="float">
            <text:p>4.067505729E-11</text:p>
          </table:table-cell>
          <table:table-cell table:formula="of:=([.A3751]-[.B3751])*([.A3751]-[.B3751])" office:value-type="float" office:value="0.00761890206065948" calcext:value-type="float">
            <text:p>0.00761890206065948</text:p>
          </table:table-cell>
          <table:table-cell/>
        </table:table-row>
        <table:table-row table:style-name="ro1">
          <table:table-cell office:value-type="float" office:value="0.00000220537" calcext:value-type="float">
            <text:p>0.00000220537</text:p>
          </table:table-cell>
          <table:table-cell office:value-type="float" office:value="0.0350554" calcext:value-type="float">
            <text:p>0.0350554</text:p>
          </table:table-cell>
          <table:table-cell table:formula="of:=([.A3752]*[.A3752])" office:value-type="float" office:value="0.00000000000486365684" calcext:value-type="float">
            <text:p>4.8636568369E-12</text:p>
          </table:table-cell>
          <table:table-cell table:formula="of:=([.A3752]-[.B3752])*([.A3752]-[.B3752])" office:value-type="float" office:value="0.00122872645376866" calcext:value-type="float">
            <text:p>0.00122872645376866</text:p>
          </table:table-cell>
          <table:table-cell/>
        </table:table-row>
        <table:table-row table:style-name="ro1">
          <table:table-cell office:value-type="float" office:value="0.000189722" calcext:value-type="float">
            <text:p>0.000189722</text:p>
          </table:table-cell>
          <table:table-cell office:value-type="float" office:value="0.0608435" calcext:value-type="float">
            <text:p>0.0608435</text:p>
          </table:table-cell>
          <table:table-cell table:formula="of:=([.A3753]*[.A3753])" office:value-type="float" office:value="0.000000035994437284" calcext:value-type="float">
            <text:p>3.5994437284E-08</text:p>
          </table:table-cell>
          <table:table-cell table:formula="of:=([.A3753]-[.B3753])*([.A3753]-[.B3753])" office:value-type="float" office:value="0.00367888078567328" calcext:value-type="float">
            <text:p>0.00367888078567328</text:p>
          </table:table-cell>
          <table:table-cell/>
        </table:table-row>
        <table:table-row table:style-name="ro1">
          <table:table-cell office:value-type="float" office:value="0.000189722" calcext:value-type="float">
            <text:p>0.000189722</text:p>
          </table:table-cell>
          <table:table-cell office:value-type="float" office:value="0.0714406" calcext:value-type="float">
            <text:p>0.0714406</text:p>
          </table:table-cell>
          <table:table-cell table:formula="of:=([.A3754]*[.A3754])" office:value-type="float" office:value="0.000000035994437284" calcext:value-type="float">
            <text:p>3.5994437284E-08</text:p>
          </table:table-cell>
          <table:table-cell table:formula="of:=([.A3754]-[.B3754])*([.A3754]-[.B3754])" office:value-type="float" office:value="0.00507668761577089" calcext:value-type="float">
            <text:p>0.00507668761577089</text:p>
          </table:table-cell>
          <table:table-cell/>
        </table:table-row>
        <table:table-row table:style-name="ro1">
          <table:table-cell office:value-type="float" office:value="0.000189722" calcext:value-type="float">
            <text:p>0.000189722</text:p>
          </table:table-cell>
          <table:table-cell office:value-type="float" office:value="0.0811711" calcext:value-type="float">
            <text:p>0.0811711</text:p>
          </table:table-cell>
          <table:table-cell table:formula="of:=([.A3755]*[.A3755])" office:value-type="float" office:value="0.000000035994437284" calcext:value-type="float">
            <text:p>3.5994437284E-08</text:p>
          </table:table-cell>
          <table:table-cell table:formula="of:=([.A3755]-[.B3755])*([.A3755]-[.B3755])" office:value-type="float" office:value="0.00655798358277888" calcext:value-type="float">
            <text:p>0.00655798358277888</text:p>
          </table:table-cell>
          <table:table-cell/>
        </table:table-row>
        <table:table-row table:style-name="ro1">
          <table:table-cell office:value-type="float" office:value="0.0000969172" calcext:value-type="float">
            <text:p>0.0000969172</text:p>
          </table:table-cell>
          <table:table-cell office:value-type="float" office:value="0.00000932025" calcext:value-type="float">
            <text:p>0.00000932025</text:p>
          </table:table-cell>
          <table:table-cell table:formula="of:=([.A3756]*[.A3756])" office:value-type="float" office:value="0.00000000939294365584" calcext:value-type="float">
            <text:p>9.39294365584E-09</text:p>
          </table:table-cell>
          <table:table-cell table:formula="of:=([.A3756]-[.B3756])*([.A3756]-[.B3756])" office:value-type="float" office:value="0.0000000076732256493" calcext:value-type="float">
            <text:p>7.6732256493025E-09</text:p>
          </table:table-cell>
          <table:table-cell/>
        </table:table-row>
        <table:table-row table:style-name="ro1">
          <table:table-cell office:value-type="float" office:value="0.0000430942" calcext:value-type="float">
            <text:p>0.0000430942</text:p>
          </table:table-cell>
          <table:table-cell office:value-type="float" office:value="0.000108924" calcext:value-type="float">
            <text:p>0.000108924</text:p>
          </table:table-cell>
          <table:table-cell table:formula="of:=([.A3757]*[.A3757])" office:value-type="float" office:value="0.00000000185711007364" calcext:value-type="float">
            <text:p>1.85711007364E-09</text:p>
          </table:table-cell>
          <table:table-cell table:formula="of:=([.A3757]-[.B3757])*([.A3757]-[.B3757])" office:value-type="float" office:value="0.00000000433356256804" calcext:value-type="float">
            <text:p>4.33356256804E-09</text:p>
          </table:table-cell>
          <table:table-cell/>
        </table:table-row>
        <table:table-row table:style-name="ro1">
          <table:table-cell office:value-type="float" office:value="0.000556111" calcext:value-type="float">
            <text:p>0.000556111</text:p>
          </table:table-cell>
          <table:table-cell office:value-type="float" office:value="0.0379952" calcext:value-type="float">
            <text:p>0.0379952</text:p>
          </table:table-cell>
          <table:table-cell table:formula="of:=([.A3758]*[.A3758])" office:value-type="float" office:value="0.000000309259444321" calcext:value-type="float">
            <text:p>3.09259444321E-07</text:p>
          </table:table-cell>
          <table:table-cell table:formula="of:=([.A3758]-[.B3758])*([.A3758]-[.B3758])" office:value-type="float" office:value="0.00140168538514992" calcext:value-type="float">
            <text:p>0.00140168538514992</text:p>
          </table:table-cell>
          <table:table-cell/>
        </table:table-row>
        <table:table-row table:style-name="ro1">
          <table:table-cell office:value-type="float" office:value="0.000564039" calcext:value-type="float">
            <text:p>0.000564039</text:p>
          </table:table-cell>
          <table:table-cell office:value-type="float" office:value="0.0081237" calcext:value-type="float">
            <text:p>0.0081237</text:p>
          </table:table-cell>
          <table:table-cell table:formula="of:=([.A3759]*[.A3759])" office:value-type="float" office:value="0.000000318139993521" calcext:value-type="float">
            <text:p>3.18139993521E-07</text:p>
          </table:table-cell>
          <table:table-cell table:formula="of:=([.A3759]-[.B3759])*([.A3759]-[.B3759])" office:value-type="float" office:value="0.000057148474434921" calcext:value-type="float">
            <text:p>5.7148474434921E-05</text:p>
          </table:table-cell>
          <table:table-cell/>
        </table:table-row>
        <table:table-row table:style-name="ro1">
          <table:table-cell office:value-type="float" office:value="0.000678301" calcext:value-type="float">
            <text:p>0.000678301</text:p>
          </table:table-cell>
          <table:table-cell office:value-type="float" office:value="0.0593747" calcext:value-type="float">
            <text:p>0.0593747</text:p>
          </table:table-cell>
          <table:table-cell table:formula="of:=([.A3760]*[.A3760])" office:value-type="float" office:value="0.000000460092246601" calcext:value-type="float">
            <text:p>4.60092246601E-07</text:p>
          </table:table-cell>
          <table:table-cell table:formula="of:=([.A3760]-[.B3760])*([.A3760]-[.B3760])" office:value-type="float" office:value="0.0034452672555672" calcext:value-type="float">
            <text:p>0.0034452672555672</text:p>
          </table:table-cell>
          <table:table-cell/>
        </table:table-row>
        <table:table-row table:style-name="ro1">
          <table:table-cell office:value-type="float" office:value="0.0000635386" calcext:value-type="float">
            <text:p>0.0000635386</text:p>
          </table:table-cell>
          <table:table-cell office:value-type="float" office:value="0.00693048" calcext:value-type="float">
            <text:p>0.00693048</text:p>
          </table:table-cell>
          <table:table-cell table:formula="of:=([.A3761]*[.A3761])" office:value-type="float" office:value="0.00000000403715368996" calcext:value-type="float">
            <text:p>4.03715368996E-09</text:p>
          </table:table-cell>
          <table:table-cell table:formula="of:=([.A3761]-[.B3761])*([.A3761]-[.B3761])" office:value-type="float" office:value="0.000047154884191034" calcext:value-type="float">
            <text:p>4.7154884191034E-05</text:p>
          </table:table-cell>
          <table:table-cell/>
        </table:table-row>
        <table:table-row table:style-name="ro1">
          <table:table-cell office:value-type="float" office:value="0.0000635386" calcext:value-type="float">
            <text:p>0.0000635386</text:p>
          </table:table-cell>
          <table:table-cell office:value-type="float" office:value="0.0485328" calcext:value-type="float">
            <text:p>0.0485328</text:p>
          </table:table-cell>
          <table:table-cell table:formula="of:=([.A3762]*[.A3762])" office:value-type="float" office:value="0.00000000403715368996" calcext:value-type="float">
            <text:p>4.03715368996E-09</text:p>
          </table:table-cell>
          <table:table-cell table:formula="of:=([.A3762]-[.B3762])*([.A3762]-[.B3762])" office:value-type="float" office:value="0.00234926930066153" calcext:value-type="float">
            <text:p>0.00234926930066153</text:p>
          </table:table-cell>
          <table:table-cell/>
        </table:table-row>
        <table:table-row table:style-name="ro1">
          <table:table-cell office:value-type="float" office:value="0.000101328" calcext:value-type="float">
            <text:p>0.000101328</text:p>
          </table:table-cell>
          <table:table-cell office:value-type="float" office:value="0.0491378" calcext:value-type="float">
            <text:p>0.0491378</text:p>
          </table:table-cell>
          <table:table-cell table:formula="of:=([.A3763]*[.A3763])" office:value-type="float" office:value="0.000000010267363584" calcext:value-type="float">
            <text:p>1.0267363584E-08</text:p>
          </table:table-cell>
          <table:table-cell table:formula="of:=([.A3763]-[.B3763])*([.A3763]-[.B3763])" office:value-type="float" office:value="0.00240457558620678" calcext:value-type="float">
            <text:p>0.00240457558620678</text:p>
          </table:table-cell>
          <table:table-cell/>
        </table:table-row>
        <table:table-row table:style-name="ro1">
          <table:table-cell office:value-type="float" office:value="0.000101328" calcext:value-type="float">
            <text:p>0.000101328</text:p>
          </table:table-cell>
          <table:table-cell office:value-type="float" office:value="0.0512557" calcext:value-type="float">
            <text:p>0.0512557</text:p>
          </table:table-cell>
          <table:table-cell table:formula="of:=([.A3764]*[.A3764])" office:value-type="float" office:value="0.000000010267363584" calcext:value-type="float">
            <text:p>1.0267363584E-08</text:p>
          </table:table-cell>
          <table:table-cell table:formula="of:=([.A3764]-[.B3764])*([.A3764]-[.B3764])" office:value-type="float" office:value="0.00261676977471438" calcext:value-type="float">
            <text:p>0.00261676977471438</text:p>
          </table:table-cell>
          <table:table-cell/>
        </table:table-row>
        <table:table-row table:style-name="ro1">
          <table:table-cell office:value-type="float" office:value="0.0415409" calcext:value-type="float">
            <text:p>0.0415409</text:p>
          </table:table-cell>
          <table:table-cell office:value-type="float" office:value="0.0362152" calcext:value-type="float">
            <text:p>0.0362152</text:p>
          </table:table-cell>
          <table:table-cell table:formula="of:=([.A3765]*[.A3765])" office:value-type="float" office:value="0.00172564637281" calcext:value-type="float">
            <text:p>0.00172564637281</text:p>
          </table:table-cell>
          <table:table-cell table:formula="of:=([.A3765]-[.B3765])*([.A3765]-[.B3765])" office:value-type="float" office:value="0.00002836308049" calcext:value-type="float">
            <text:p>0.00002836308049</text:p>
          </table:table-cell>
          <table:table-cell/>
        </table:table-row>
        <table:table-row table:style-name="ro1">
          <table:table-cell office:value-type="float" office:value="0.0359264" calcext:value-type="float">
            <text:p>0.0359264</text:p>
          </table:table-cell>
          <table:table-cell office:value-type="float" office:value="0.118418" calcext:value-type="float">
            <text:p>0.118418</text:p>
          </table:table-cell>
          <table:table-cell table:formula="of:=([.A3766]*[.A3766])" office:value-type="float" office:value="0.00129070621696" calcext:value-type="float">
            <text:p>0.00129070621696</text:p>
          </table:table-cell>
          <table:table-cell table:formula="of:=([.A3766]-[.B3766])*([.A3766]-[.B3766])" office:value-type="float" office:value="0.00680486407056" calcext:value-type="float">
            <text:p>0.00680486407056</text:p>
          </table:table-cell>
          <table:table-cell/>
        </table:table-row>
        <table:table-row table:style-name="ro1">
          <table:table-cell office:value-type="float" office:value="0.0380799" calcext:value-type="float">
            <text:p>0.0380799</text:p>
          </table:table-cell>
          <table:table-cell office:value-type="float" office:value="0.129364" calcext:value-type="float">
            <text:p>0.129364</text:p>
          </table:table-cell>
          <table:table-cell table:formula="of:=([.A3767]*[.A3767])" office:value-type="float" office:value="0.00145007878401" calcext:value-type="float">
            <text:p>0.00145007878401</text:p>
          </table:table-cell>
          <table:table-cell table:formula="of:=([.A3767]-[.B3767])*([.A3767]-[.B3767])" office:value-type="float" office:value="0.00833278691281" calcext:value-type="float">
            <text:p>0.00833278691281</text:p>
          </table:table-cell>
          <table:table-cell/>
        </table:table-row>
        <table:table-row table:style-name="ro1">
          <table:table-cell office:value-type="float" office:value="0.0720698" calcext:value-type="float">
            <text:p>0.0720698</text:p>
          </table:table-cell>
          <table:table-cell office:value-type="float" office:value="0.167131" calcext:value-type="float">
            <text:p>0.167131</text:p>
          </table:table-cell>
          <table:table-cell table:formula="of:=([.A3768]*[.A3768])" office:value-type="float" office:value="0.00519405607204" calcext:value-type="float">
            <text:p>0.00519405607204</text:p>
          </table:table-cell>
          <table:table-cell table:formula="of:=([.A3768]-[.B3768])*([.A3768]-[.B3768])" office:value-type="float" office:value="0.00903663174544" calcext:value-type="float">
            <text:p>0.00903663174544</text:p>
          </table:table-cell>
          <table:table-cell/>
        </table:table-row>
        <table:table-row table:style-name="ro1">
          <table:table-cell office:value-type="float" office:value="0.193228" calcext:value-type="float">
            <text:p>0.193228</text:p>
          </table:table-cell>
          <table:table-cell office:value-type="float" office:value="0.210002" calcext:value-type="float">
            <text:p>0.210002</text:p>
          </table:table-cell>
          <table:table-cell table:formula="of:=([.A3769]*[.A3769])" office:value-type="float" office:value="0.037337059984" calcext:value-type="float">
            <text:p>0.037337059984</text:p>
          </table:table-cell>
          <table:table-cell table:formula="of:=([.A3769]-[.B3769])*([.A3769]-[.B3769])" office:value-type="float" office:value="0.000281367075999999" calcext:value-type="float">
            <text:p>0.000281367075999999</text:p>
          </table:table-cell>
          <table:table-cell/>
        </table:table-row>
        <table:table-row table:style-name="ro1">
          <table:table-cell office:value-type="float" office:value="0.240595" calcext:value-type="float">
            <text:p>0.240595</text:p>
          </table:table-cell>
          <table:table-cell office:value-type="float" office:value="0.283493" calcext:value-type="float">
            <text:p>0.283493</text:p>
          </table:table-cell>
          <table:table-cell table:formula="of:=([.A3770]*[.A3770])" office:value-type="float" office:value="0.057885954025" calcext:value-type="float">
            <text:p>0.057885954025</text:p>
          </table:table-cell>
          <table:table-cell table:formula="of:=([.A3770]-[.B3770])*([.A3770]-[.B3770])" office:value-type="float" office:value="0.001840238404" calcext:value-type="float">
            <text:p>0.001840238404</text:p>
          </table:table-cell>
          <table:table-cell/>
        </table:table-row>
        <table:table-row table:style-name="ro1">
          <table:table-cell office:value-type="float" office:value="0.305822" calcext:value-type="float">
            <text:p>0.305822</text:p>
          </table:table-cell>
          <table:table-cell office:value-type="float" office:value="0.394055" calcext:value-type="float">
            <text:p>0.394055</text:p>
          </table:table-cell>
          <table:table-cell table:formula="of:=([.A3771]*[.A3771])" office:value-type="float" office:value="0.093527095684" calcext:value-type="float">
            <text:p>0.093527095684</text:p>
          </table:table-cell>
          <table:table-cell table:formula="of:=([.A3771]-[.B3771])*([.A3771]-[.B3771])" office:value-type="float" office:value="0.007785062289" calcext:value-type="float">
            <text:p>0.007785062289</text:p>
          </table:table-cell>
          <table:table-cell/>
        </table:table-row>
        <table:table-row table:style-name="ro1">
          <table:table-cell office:value-type="float" office:value="0.369634" calcext:value-type="float">
            <text:p>0.369634</text:p>
          </table:table-cell>
          <table:table-cell office:value-type="float" office:value="0.418888" calcext:value-type="float">
            <text:p>0.418888</text:p>
          </table:table-cell>
          <table:table-cell table:formula="of:=([.A3772]*[.A3772])" office:value-type="float" office:value="0.136629293956" calcext:value-type="float">
            <text:p>0.136629293956</text:p>
          </table:table-cell>
          <table:table-cell table:formula="of:=([.A3772]-[.B3772])*([.A3772]-[.B3772])" office:value-type="float" office:value="0.002425956516" calcext:value-type="float">
            <text:p>0.002425956516</text:p>
          </table:table-cell>
          <table:table-cell/>
        </table:table-row>
        <table:table-row table:style-name="ro1">
          <table:table-cell office:value-type="float" office:value="0.369634" calcext:value-type="float">
            <text:p>0.369634</text:p>
          </table:table-cell>
          <table:table-cell office:value-type="float" office:value="0.435335" calcext:value-type="float">
            <text:p>0.435335</text:p>
          </table:table-cell>
          <table:table-cell table:formula="of:=([.A3773]*[.A3773])" office:value-type="float" office:value="0.136629293956" calcext:value-type="float">
            <text:p>0.136629293956</text:p>
          </table:table-cell>
          <table:table-cell table:formula="of:=([.A3773]-[.B3773])*([.A3773]-[.B3773])" office:value-type="float" office:value="0.004316621401" calcext:value-type="float">
            <text:p>0.004316621401</text:p>
          </table:table-cell>
          <table:table-cell/>
        </table:table-row>
        <table:table-row table:style-name="ro1">
          <table:table-cell office:value-type="float" office:value="0.369634" calcext:value-type="float">
            <text:p>0.369634</text:p>
          </table:table-cell>
          <table:table-cell office:value-type="float" office:value="0.463748" calcext:value-type="float">
            <text:p>0.463748</text:p>
          </table:table-cell>
          <table:table-cell table:formula="of:=([.A3774]*[.A3774])" office:value-type="float" office:value="0.136629293956" calcext:value-type="float">
            <text:p>0.136629293956</text:p>
          </table:table-cell>
          <table:table-cell table:formula="of:=([.A3774]-[.B3774])*([.A3774]-[.B3774])" office:value-type="float" office:value="0.00885744499599999" calcext:value-type="float">
            <text:p>0.00885744499599999</text:p>
          </table:table-cell>
          <table:table-cell/>
        </table:table-row>
        <table:table-row table:style-name="ro1">
          <table:table-cell office:value-type="float" office:value="0.369634" calcext:value-type="float">
            <text:p>0.369634</text:p>
          </table:table-cell>
          <table:table-cell office:value-type="float" office:value="0.55242" calcext:value-type="float">
            <text:p>0.55242</text:p>
          </table:table-cell>
          <table:table-cell table:formula="of:=([.A3775]*[.A3775])" office:value-type="float" office:value="0.136629293956" calcext:value-type="float">
            <text:p>0.136629293956</text:p>
          </table:table-cell>
          <table:table-cell table:formula="of:=([.A3775]-[.B3775])*([.A3775]-[.B3775])" office:value-type="float" office:value="0.033410721796" calcext:value-type="float">
            <text:p>0.033410721796</text:p>
          </table:table-cell>
          <table:table-cell/>
        </table:table-row>
        <table:table-row table:style-name="ro1">
          <table:table-cell office:value-type="float" office:value="0.369634" calcext:value-type="float">
            <text:p>0.369634</text:p>
          </table:table-cell>
          <table:table-cell office:value-type="float" office:value="0.576782" calcext:value-type="float">
            <text:p>0.576782</text:p>
          </table:table-cell>
          <table:table-cell table:formula="of:=([.A3776]*[.A3776])" office:value-type="float" office:value="0.136629293956" calcext:value-type="float">
            <text:p>0.136629293956</text:p>
          </table:table-cell>
          <table:table-cell table:formula="of:=([.A3776]-[.B3776])*([.A3776]-[.B3776])" office:value-type="float" office:value="0.042910293904" calcext:value-type="float">
            <text:p>0.042910293904</text:p>
          </table:table-cell>
          <table:table-cell/>
        </table:table-row>
        <table:table-row table:style-name="ro1">
          <table:table-cell office:value-type="float" office:value="0.475669" calcext:value-type="float">
            <text:p>0.475669</text:p>
          </table:table-cell>
          <table:table-cell office:value-type="float" office:value="0.642001" calcext:value-type="float">
            <text:p>0.642001</text:p>
          </table:table-cell>
          <table:table-cell table:formula="of:=([.A3777]*[.A3777])" office:value-type="float" office:value="0.226260997561" calcext:value-type="float">
            <text:p>0.226260997561</text:p>
          </table:table-cell>
          <table:table-cell table:formula="of:=([.A3777]-[.B3777])*([.A3777]-[.B3777])" office:value-type="float" office:value="0.027666334224" calcext:value-type="float">
            <text:p>0.027666334224</text:p>
          </table:table-cell>
          <table:table-cell/>
        </table:table-row>
        <table:table-row table:style-name="ro1">
          <table:table-cell office:value-type="float" office:value="0.475668" calcext:value-type="float">
            <text:p>0.475668</text:p>
          </table:table-cell>
          <table:table-cell office:value-type="float" office:value="0.729738" calcext:value-type="float">
            <text:p>0.729738</text:p>
          </table:table-cell>
          <table:table-cell table:formula="of:=([.A3778]*[.A3778])" office:value-type="float" office:value="0.226260046224" calcext:value-type="float">
            <text:p>0.226260046224</text:p>
          </table:table-cell>
          <table:table-cell table:formula="of:=([.A3778]-[.B3778])*([.A3778]-[.B3778])" office:value-type="float" office:value="0.0645515649" calcext:value-type="float">
            <text:p>0.0645515649</text:p>
          </table:table-cell>
          <table:table-cell/>
        </table:table-row>
        <table:table-row table:style-name="ro1">
          <table:table-cell office:value-type="float" office:value="0.672128" calcext:value-type="float">
            <text:p>0.672128</text:p>
          </table:table-cell>
          <table:table-cell office:value-type="float" office:value="0.684205" calcext:value-type="float">
            <text:p>0.684205</text:p>
          </table:table-cell>
          <table:table-cell table:formula="of:=([.A3779]*[.A3779])" office:value-type="float" office:value="0.451756048384" calcext:value-type="float">
            <text:p>0.451756048384</text:p>
          </table:table-cell>
          <table:table-cell table:formula="of:=([.A3779]-[.B3779])*([.A3779]-[.B3779])" office:value-type="float" office:value="0.000145853929" calcext:value-type="float">
            <text:p>0.000145853929</text:p>
          </table:table-cell>
          <table:table-cell/>
        </table:table-row>
        <table:table-row table:style-name="ro1">
          <table:table-cell office:value-type="float" office:value="0.672128" calcext:value-type="float">
            <text:p>0.672128</text:p>
          </table:table-cell>
          <table:table-cell office:value-type="float" office:value="0.716269" calcext:value-type="float">
            <text:p>0.716269</text:p>
          </table:table-cell>
          <table:table-cell table:formula="of:=([.A3780]*[.A3780])" office:value-type="float" office:value="0.451756048384" calcext:value-type="float">
            <text:p>0.451756048384</text:p>
          </table:table-cell>
          <table:table-cell table:formula="of:=([.A3780]-[.B3780])*([.A3780]-[.B3780])" office:value-type="float" office:value="0.00194842788100001" calcext:value-type="float">
            <text:p>0.00194842788100001</text:p>
          </table:table-cell>
          <table:table-cell/>
        </table:table-row>
        <table:table-row table:style-name="ro1">
          <table:table-cell office:value-type="float" office:value="0.672128" calcext:value-type="float">
            <text:p>0.672128</text:p>
          </table:table-cell>
          <table:table-cell office:value-type="float" office:value="0.752256" calcext:value-type="float">
            <text:p>0.752256</text:p>
          </table:table-cell>
          <table:table-cell table:formula="of:=([.A3781]*[.A3781])" office:value-type="float" office:value="0.451756048384" calcext:value-type="float">
            <text:p>0.451756048384</text:p>
          </table:table-cell>
          <table:table-cell table:formula="of:=([.A3781]-[.B3781])*([.A3781]-[.B3781])" office:value-type="float" office:value="0.00642049638400001" calcext:value-type="float">
            <text:p>0.00642049638400001</text:p>
          </table:table-cell>
          <table:table-cell/>
        </table:table-row>
        <table:table-row table:style-name="ro1">
          <table:table-cell office:value-type="float" office:value="0.939647" calcext:value-type="float">
            <text:p>0.939647</text:p>
          </table:table-cell>
          <table:table-cell office:value-type="float" office:value="0.93964" calcext:value-type="float">
            <text:p>0.93964</text:p>
          </table:table-cell>
          <table:table-cell table:formula="of:=([.A3782]*[.A3782])" office:value-type="float" office:value="0.882936484609" calcext:value-type="float">
            <text:p>0.882936484609</text:p>
          </table:table-cell>
          <table:table-cell table:formula="of:=([.A3782]-[.B3782])*([.A3782]-[.B3782])" office:value-type="float" office:value="0.000000000049" calcext:value-type="float">
            <text:p>4.89999999997094E-11</text:p>
          </table:table-cell>
          <table:table-cell/>
        </table:table-row>
        <table:table-row table:style-name="ro1">
          <table:table-cell office:value-type="float" office:value="0.97861" calcext:value-type="float">
            <text:p>0.97861</text:p>
          </table:table-cell>
          <table:table-cell office:value-type="float" office:value="0.980348" calcext:value-type="float">
            <text:p>0.980348</text:p>
          </table:table-cell>
          <table:table-cell table:formula="of:=([.A3783]*[.A3783])" office:value-type="float" office:value="0.9576775321" calcext:value-type="float">
            <text:p>0.9576775321</text:p>
          </table:table-cell>
          <table:table-cell table:formula="of:=([.A3783]-[.B3783])*([.A3783]-[.B3783])" office:value-type="float" office:value="0.00000302064400000006" calcext:value-type="float">
            <text:p>3.02064400000006E-06</text:p>
          </table:table-cell>
          <table:table-cell/>
        </table:table-row>
        <table:table-row table:style-name="ro1">
          <table:table-cell office:value-type="float" office:value="0.978609" calcext:value-type="float">
            <text:p>0.978609</text:p>
          </table:table-cell>
          <table:table-cell office:value-type="float" office:value="0.994604" calcext:value-type="float">
            <text:p>0.994604</text:p>
          </table:table-cell>
          <table:table-cell table:formula="of:=([.A3784]*[.A3784])" office:value-type="float" office:value="0.957675574881" calcext:value-type="float">
            <text:p>0.957675574881</text:p>
          </table:table-cell>
          <table:table-cell table:formula="of:=([.A3784]-[.B3784])*([.A3784]-[.B3784])" office:value-type="float" office:value="0.000255840025000003" calcext:value-type="float">
            <text:p>0.000255840025000003</text:p>
          </table:table-cell>
          <table:table-cell/>
        </table:table-row>
        <table:table-row table:style-name="ro1">
          <table:table-cell office:value-type="float" office:value="0.00000196695" calcext:value-type="float">
            <text:p>0.00000196695</text:p>
          </table:table-cell>
          <table:table-cell office:value-type="float" office:value="0.00000108414" calcext:value-type="float">
            <text:p>0.00000108414</text:p>
          </table:table-cell>
          <table:table-cell table:formula="of:=([.A3785]*[.A3785])" office:value-type="float" office:value="0.0000000000038688923" calcext:value-type="float">
            <text:p>3.8688923025E-12</text:p>
          </table:table-cell>
          <table:table-cell table:formula="of:=([.A3785]-[.B3785])*([.A3785]-[.B3785])" office:value-type="float" office:value="0.0000000000007793535" calcext:value-type="float">
            <text:p>7.793534961E-13</text:p>
          </table:table-cell>
          <table:table-cell/>
        </table:table-row>
        <table:table-row table:style-name="ro1">
          <table:table-cell office:value-type="float" office:value="0.00000196695" calcext:value-type="float">
            <text:p>0.00000196695</text:p>
          </table:table-cell>
          <table:table-cell office:value-type="float" office:value="0.000646415" calcext:value-type="float">
            <text:p>0.000646415</text:p>
          </table:table-cell>
          <table:table-cell table:formula="of:=([.A3786]*[.A3786])" office:value-type="float" office:value="0.0000000000038688923" calcext:value-type="float">
            <text:p>3.8688923025E-12</text:p>
          </table:table-cell>
          <table:table-cell table:formula="of:=([.A3786]-[.B3786])*([.A3786]-[.B3786])" office:value-type="float" office:value="0.0000004153132891488" calcext:value-type="float">
            <text:p>4.15313289148803E-07</text:p>
          </table:table-cell>
          <table:table-cell/>
        </table:table-row>
        <table:table-row table:style-name="ro1">
          <table:table-cell office:value-type="float" office:value="0.00000196695" calcext:value-type="float">
            <text:p>0.00000196695</text:p>
          </table:table-cell>
          <table:table-cell office:value-type="float" office:value="0.00546597" calcext:value-type="float">
            <text:p>0.00546597</text:p>
          </table:table-cell>
          <table:table-cell table:formula="of:=([.A3787]*[.A3787])" office:value-type="float" office:value="0.0000000000038688923" calcext:value-type="float">
            <text:p>3.8688923025E-12</text:p>
          </table:table-cell>
          <table:table-cell table:formula="of:=([.A3787]-[.B3787])*([.A3787]-[.B3787])" office:value-type="float" office:value="0.0000298553293304093" calcext:value-type="float">
            <text:p>2.98553293304093E-05</text:p>
          </table:table-cell>
          <table:table-cell/>
        </table:table-row>
        <table:table-row table:style-name="ro1">
          <table:table-cell office:value-type="float" office:value="0.00011462" calcext:value-type="float">
            <text:p>0.00011462</text:p>
          </table:table-cell>
          <table:table-cell office:value-type="float" office:value="0.00165352" calcext:value-type="float">
            <text:p>0.00165352</text:p>
          </table:table-cell>
          <table:table-cell table:formula="of:=([.A3788]*[.A3788])" office:value-type="float" office:value="0.0000000131377444" calcext:value-type="float">
            <text:p>0.0000000131377444</text:p>
          </table:table-cell>
          <table:table-cell table:formula="of:=([.A3788]-[.B3788])*([.A3788]-[.B3788])" office:value-type="float" office:value="0.00000236821321" calcext:value-type="float">
            <text:p>0.00000236821321</text:p>
          </table:table-cell>
          <table:table-cell/>
        </table:table-row>
        <table:table-row table:style-name="ro1">
          <table:table-cell office:value-type="float" office:value="0.0000395775" calcext:value-type="float">
            <text:p>0.0000395775</text:p>
          </table:table-cell>
          <table:table-cell office:value-type="float" office:value="0.0260449" calcext:value-type="float">
            <text:p>0.0260449</text:p>
          </table:table-cell>
          <table:table-cell table:formula="of:=([.A3789]*[.A3789])" office:value-type="float" office:value="0.00000000156637850625" calcext:value-type="float">
            <text:p>1.56637850625E-09</text:p>
          </table:table-cell>
          <table:table-cell table:formula="of:=([.A3789]-[.B3789])*([.A3789]-[.B3789])" office:value-type="float" office:value="0.000676276798329006" calcext:value-type="float">
            <text:p>0.000676276798329006</text:p>
          </table:table-cell>
          <table:table-cell/>
        </table:table-row>
        <table:table-row table:style-name="ro1">
          <table:table-cell office:value-type="float" office:value="0.0000219345" calcext:value-type="float">
            <text:p>0.0000219345</text:p>
          </table:table-cell>
          <table:table-cell office:value-type="float" office:value="0.0221149" calcext:value-type="float">
            <text:p>0.0221149</text:p>
          </table:table-cell>
          <table:table-cell table:formula="of:=([.A3790]*[.A3790])" office:value-type="float" office:value="0.00000000048112229025" calcext:value-type="float">
            <text:p>4.8112229025E-10</text:p>
          </table:table-cell>
          <table:table-cell table:formula="of:=([.A3790]-[.B3790])*([.A3790]-[.B3790])" office:value-type="float" office:value="0.00048809912458419" calcext:value-type="float">
            <text:p>0.00048809912458419</text:p>
          </table:table-cell>
          <table:table-cell/>
        </table:table-row>
        <table:table-row table:style-name="ro1">
          <table:table-cell office:value-type="float" office:value="0.000484645" calcext:value-type="float">
            <text:p>0.000484645</text:p>
          </table:table-cell>
          <table:table-cell office:value-type="float" office:value="0.0508633" calcext:value-type="float">
            <text:p>0.0508633</text:p>
          </table:table-cell>
          <table:table-cell table:formula="of:=([.A3791]*[.A3791])" office:value-type="float" office:value="0.000000234880776025" calcext:value-type="float">
            <text:p>2.34880776025E-07</text:p>
          </table:table-cell>
          <table:table-cell table:formula="of:=([.A3791]-[.B3791])*([.A3791]-[.B3791])" office:value-type="float" office:value="0.00253800887960902" calcext:value-type="float">
            <text:p>0.00253800887960902</text:p>
          </table:table-cell>
          <table:table-cell/>
        </table:table-row>
        <table:table-row table:style-name="ro1">
          <table:table-cell office:value-type="float" office:value="0.000484645" calcext:value-type="float">
            <text:p>0.000484645</text:p>
          </table:table-cell>
          <table:table-cell office:value-type="float" office:value="0.0626836" calcext:value-type="float">
            <text:p>0.0626836</text:p>
          </table:table-cell>
          <table:table-cell table:formula="of:=([.A3792]*[.A3792])" office:value-type="float" office:value="0.000000234880776025" calcext:value-type="float">
            <text:p>2.34880776025E-07</text:p>
          </table:table-cell>
          <table:table-cell table:formula="of:=([.A3792]-[.B3792])*([.A3792]-[.B3792])" office:value-type="float" office:value="0.00386871000309203" calcext:value-type="float">
            <text:p>0.00386871000309203</text:p>
          </table:table-cell>
          <table:table-cell/>
        </table:table-row>
        <table:table-row table:style-name="ro1">
          <table:table-cell office:value-type="float" office:value="0.0000444651" calcext:value-type="float">
            <text:p>0.0000444651</text:p>
          </table:table-cell>
          <table:table-cell office:value-type="float" office:value="0.0534431" calcext:value-type="float">
            <text:p>0.0534431</text:p>
          </table:table-cell>
          <table:table-cell table:formula="of:=([.A3793]*[.A3793])" office:value-type="float" office:value="0.00000000197714511801" calcext:value-type="float">
            <text:p>1.97714511801E-09</text:p>
          </table:table-cell>
          <table:table-cell table:formula="of:=([.A3793]-[.B3793])*([.A3793]-[.B3793])" office:value-type="float" office:value="0.0028514142091835" calcext:value-type="float">
            <text:p>0.0028514142091835</text:p>
          </table:table-cell>
          <table:table-cell/>
        </table:table-row>
        <table:table-row table:style-name="ro1">
          <table:table-cell office:value-type="float" office:value="0.00000500679" calcext:value-type="float">
            <text:p>0.00000500679</text:p>
          </table:table-cell>
          <table:table-cell office:value-type="float" office:value="0.0282619" calcext:value-type="float">
            <text:p>0.0282619</text:p>
          </table:table-cell>
          <table:table-cell table:formula="of:=([.A3794]*[.A3794])" office:value-type="float" office:value="0.0000000000250679461" calcext:value-type="float">
            <text:p>2.50679461041E-11</text:p>
          </table:table-cell>
          <table:table-cell table:formula="of:=([.A3794]-[.B3794])*([.A3794]-[.B3794])" office:value-type="float" office:value="0.000798452013881344" calcext:value-type="float">
            <text:p>0.000798452013881344</text:p>
          </table:table-cell>
          <table:table-cell/>
        </table:table-row>
        <table:table-row table:style-name="ro1">
          <table:table-cell office:value-type="float" office:value="0.00000709295" calcext:value-type="float">
            <text:p>0.00000709295</text:p>
          </table:table-cell>
          <table:table-cell office:value-type="float" office:value="0.00099344" calcext:value-type="float">
            <text:p>0.00099344</text:p>
          </table:table-cell>
          <table:table-cell table:formula="of:=([.A3795]*[.A3795])" office:value-type="float" office:value="0.0000000000503099397" calcext:value-type="float">
            <text:p>5.03099397025E-11</text:p>
          </table:table-cell>
          <table:table-cell table:formula="of:=([.A3795]-[.B3795])*([.A3795]-[.B3795])" office:value-type="float" office:value="0.0000009728805030437" calcext:value-type="float">
            <text:p>9.72880503043702E-07</text:p>
          </table:table-cell>
          <table:table-cell/>
        </table:table-row>
        <table:table-row table:style-name="ro1">
          <table:table-cell office:value-type="float" office:value="0.00000709295" calcext:value-type="float">
            <text:p>0.00000709295</text:p>
          </table:table-cell>
          <table:table-cell office:value-type="float" office:value="0.0332505" calcext:value-type="float">
            <text:p>0.0332505</text:p>
          </table:table-cell>
          <table:table-cell table:formula="of:=([.A3796]*[.A3796])" office:value-type="float" office:value="0.0000000000503099397" calcext:value-type="float">
            <text:p>5.03099397025E-11</text:p>
          </table:table-cell>
          <table:table-cell table:formula="of:=([.A3796]-[.B3796])*([.A3796]-[.B3796])" office:value-type="float" office:value="0.00110512411229199" calcext:value-type="float">
            <text:p>0.00110512411229199</text:p>
          </table:table-cell>
          <table:table-cell/>
        </table:table-row>
        <table:table-row table:style-name="ro1">
          <table:table-cell office:value-type="float" office:value="0.0000100732" calcext:value-type="float">
            <text:p>0.0000100732</text:p>
          </table:table-cell>
          <table:table-cell office:value-type="float" office:value="0.062328" calcext:value-type="float">
            <text:p>0.062328</text:p>
          </table:table-cell>
          <table:table-cell table:formula="of:=([.A3797]*[.A3797])" office:value-type="float" office:value="0.00000000010146935824" calcext:value-type="float">
            <text:p>1.0146935824E-10</text:p>
          </table:table-cell>
          <table:table-cell table:formula="of:=([.A3797]-[.B3797])*([.A3797]-[.B3797])" office:value-type="float" office:value="0.00388352400065016" calcext:value-type="float">
            <text:p>0.00388352400065016</text:p>
          </table:table-cell>
          <table:table-cell/>
        </table:table-row>
        <table:table-row table:style-name="ro1">
          <table:table-cell office:value-type="float" office:value="0.0000100732" calcext:value-type="float">
            <text:p>0.0000100732</text:p>
          </table:table-cell>
          <table:table-cell office:value-type="float" office:value="0.0665641" calcext:value-type="float">
            <text:p>0.0665641</text:p>
          </table:table-cell>
          <table:table-cell table:formula="of:=([.A3798]*[.A3798])" office:value-type="float" office:value="0.00000000010146935824" calcext:value-type="float">
            <text:p>1.0146935824E-10</text:p>
          </table:table-cell>
          <table:table-cell table:formula="of:=([.A3798]-[.B3798])*([.A3798]-[.B3798])" office:value-type="float" office:value="0.00442943848329512" calcext:value-type="float">
            <text:p>0.00442943848329512</text:p>
          </table:table-cell>
          <table:table-cell/>
        </table:table-row>
        <table:table-row table:style-name="ro1">
          <table:table-cell office:value-type="float" office:value="0.000194609" calcext:value-type="float">
            <text:p>0.000194609</text:p>
          </table:table-cell>
          <table:table-cell office:value-type="float" office:value="0.0762843" calcext:value-type="float">
            <text:p>0.0762843</text:p>
          </table:table-cell>
          <table:table-cell table:formula="of:=([.A3799]*[.A3799])" office:value-type="float" office:value="0.000000037872662881" calcext:value-type="float">
            <text:p>3.7872662881E-08</text:p>
          </table:table-cell>
          <table:table-cell table:formula="of:=([.A3799]-[.B3799])*([.A3799]-[.B3799])" office:value-type="float" office:value="0.00578964107647548" calcext:value-type="float">
            <text:p>0.00578964107647548</text:p>
          </table:table-cell>
          <table:table-cell/>
        </table:table-row>
        <table:table-row table:style-name="ro1">
          <table:table-cell office:value-type="float" office:value="0.000307977" calcext:value-type="float">
            <text:p>0.000307977</text:p>
          </table:table-cell>
          <table:table-cell office:value-type="float" office:value="0.0948467" calcext:value-type="float">
            <text:p>0.0948467</text:p>
          </table:table-cell>
          <table:table-cell table:formula="of:=([.A3800]*[.A3800])" office:value-type="float" office:value="0.000000094849832529" calcext:value-type="float">
            <text:p>9.4849832529E-08</text:p>
          </table:table-cell>
          <table:table-cell table:formula="of:=([.A3800]-[.B3800])*([.A3800]-[.B3800])" office:value-type="float" office:value="0.00893757014647073" calcext:value-type="float">
            <text:p>0.00893757014647073</text:p>
          </table:table-cell>
          <table:table-cell/>
        </table:table-row>
        <table:table-row table:style-name="ro1">
          <table:table-cell office:value-type="float" office:value="0.000932097" calcext:value-type="float">
            <text:p>0.000932097</text:p>
          </table:table-cell>
          <table:table-cell office:value-type="float" office:value="0.118857" calcext:value-type="float">
            <text:p>0.118857</text:p>
          </table:table-cell>
          <table:table-cell table:formula="of:=([.A3801]*[.A3801])" office:value-type="float" office:value="0.000000868804817409" calcext:value-type="float">
            <text:p>8.68804817409E-07</text:p>
          </table:table-cell>
          <table:table-cell table:formula="of:=([.A3801]-[.B3801])*([.A3801]-[.B3801])" office:value-type="float" office:value="0.0139062827475594" calcext:value-type="float">
            <text:p>0.0139062827475594</text:p>
          </table:table-cell>
          <table:table-cell/>
        </table:table-row>
        <table:table-row table:style-name="ro1">
          <table:table-cell office:value-type="float" office:value="0.00637364" calcext:value-type="float">
            <text:p>0.00637364</text:p>
          </table:table-cell>
          <table:table-cell office:value-type="float" office:value="0.103877" calcext:value-type="float">
            <text:p>0.103877</text:p>
          </table:table-cell>
          <table:table-cell table:formula="of:=([.A3802]*[.A3802])" office:value-type="float" office:value="0.0000406232868496" calcext:value-type="float">
            <text:p>0.0000406232868496</text:p>
          </table:table-cell>
          <table:table-cell table:formula="of:=([.A3802]-[.B3802])*([.A3802]-[.B3802])" office:value-type="float" office:value="0.0095069052112896" calcext:value-type="float">
            <text:p>0.0095069052112896</text:p>
          </table:table-cell>
          <table:table-cell/>
        </table:table-row>
        <table:table-row table:style-name="ro1">
          <table:table-cell office:value-type="float" office:value="0.0117976" calcext:value-type="float">
            <text:p>0.0117976</text:p>
          </table:table-cell>
          <table:table-cell office:value-type="float" office:value="0.0125825" calcext:value-type="float">
            <text:p>0.0125825</text:p>
          </table:table-cell>
          <table:table-cell table:formula="of:=([.A3803]*[.A3803])" office:value-type="float" office:value="0.00013918336576" calcext:value-type="float">
            <text:p>0.00013918336576</text:p>
          </table:table-cell>
          <table:table-cell table:formula="of:=([.A3803]-[.B3803])*([.A3803]-[.B3803])" office:value-type="float" office:value="0.00000061606801" calcext:value-type="float">
            <text:p>0.00000061606801</text:p>
          </table:table-cell>
          <table:table-cell/>
        </table:table-row>
        <table:table-row table:style-name="ro1">
          <table:table-cell office:value-type="float" office:value="0.0328952" calcext:value-type="float">
            <text:p>0.0328952</text:p>
          </table:table-cell>
          <table:table-cell office:value-type="float" office:value="0.0106267" calcext:value-type="float">
            <text:p>0.0106267</text:p>
          </table:table-cell>
          <table:table-cell table:formula="of:=([.A3804]*[.A3804])" office:value-type="float" office:value="0.00108209418304" calcext:value-type="float">
            <text:p>0.00108209418304</text:p>
          </table:table-cell>
          <table:table-cell table:formula="of:=([.A3804]-[.B3804])*([.A3804]-[.B3804])" office:value-type="float" office:value="0.00049588609225" calcext:value-type="float">
            <text:p>0.00049588609225</text:p>
          </table:table-cell>
          <table:table-cell/>
        </table:table-row>
        <table:table-row table:style-name="ro1">
          <table:table-cell office:value-type="float" office:value="0.0328953" calcext:value-type="float">
            <text:p>0.0328953</text:p>
          </table:table-cell>
          <table:table-cell office:value-type="float" office:value="0.0615088" calcext:value-type="float">
            <text:p>0.0615088</text:p>
          </table:table-cell>
          <table:table-cell table:formula="of:=([.A3805]*[.A3805])" office:value-type="float" office:value="0.00108210076209" calcext:value-type="float">
            <text:p>0.00108210076209</text:p>
          </table:table-cell>
          <table:table-cell table:formula="of:=([.A3805]-[.B3805])*([.A3805]-[.B3805])" office:value-type="float" office:value="0.00081873238225" calcext:value-type="float">
            <text:p>0.00081873238225</text:p>
          </table:table-cell>
          <table:table-cell/>
        </table:table-row>
        <table:table-row table:style-name="ro1">
          <table:table-cell office:value-type="float" office:value="0.0464597" calcext:value-type="float">
            <text:p>0.0464597</text:p>
          </table:table-cell>
          <table:table-cell office:value-type="float" office:value="0.141429" calcext:value-type="float">
            <text:p>0.141429</text:p>
          </table:table-cell>
          <table:table-cell table:formula="of:=([.A3806]*[.A3806])" office:value-type="float" office:value="0.00215850372409" calcext:value-type="float">
            <text:p>0.00215850372409</text:p>
          </table:table-cell>
          <table:table-cell table:formula="of:=([.A3806]-[.B3806])*([.A3806]-[.B3806])" office:value-type="float" office:value="0.00901916794249" calcext:value-type="float">
            <text:p>0.00901916794249</text:p>
          </table:table-cell>
          <table:table-cell/>
        </table:table-row>
        <table:table-row table:style-name="ro1">
          <table:table-cell office:value-type="float" office:value="0.0464596" calcext:value-type="float">
            <text:p>0.0464596</text:p>
          </table:table-cell>
          <table:table-cell office:value-type="float" office:value="0.146729" calcext:value-type="float">
            <text:p>0.146729</text:p>
          </table:table-cell>
          <table:table-cell table:formula="of:=([.A3807]*[.A3807])" office:value-type="float" office:value="0.00215849443216" calcext:value-type="float">
            <text:p>0.00215849443216</text:p>
          </table:table-cell>
          <table:table-cell table:formula="of:=([.A3807]-[.B3807])*([.A3807]-[.B3807])" office:value-type="float" office:value="0.01005395257636" calcext:value-type="float">
            <text:p>0.01005395257636</text:p>
          </table:table-cell>
          <table:table-cell/>
        </table:table-row>
        <table:table-row table:style-name="ro1">
          <table:table-cell office:value-type="float" office:value="0.282063" calcext:value-type="float">
            <text:p>0.282063</text:p>
          </table:table-cell>
          <table:table-cell office:value-type="float" office:value="0.526343" calcext:value-type="float">
            <text:p>0.526343</text:p>
          </table:table-cell>
          <table:table-cell table:formula="of:=([.A3808]*[.A3808])" office:value-type="float" office:value="0.079559535969" calcext:value-type="float">
            <text:p>0.079559535969</text:p>
          </table:table-cell>
          <table:table-cell table:formula="of:=([.A3808]-[.B3808])*([.A3808]-[.B3808])" office:value-type="float" office:value="0.0596727184" calcext:value-type="float">
            <text:p>0.0596727184</text:p>
          </table:table-cell>
          <table:table-cell/>
        </table:table-row>
        <table:table-row table:style-name="ro1">
          <table:table-cell office:value-type="float" office:value="0.369611" calcext:value-type="float">
            <text:p>0.369611</text:p>
          </table:table-cell>
          <table:table-cell office:value-type="float" office:value="0.544404" calcext:value-type="float">
            <text:p>0.544404</text:p>
          </table:table-cell>
          <table:table-cell table:formula="of:=([.A3809]*[.A3809])" office:value-type="float" office:value="0.136612291321" calcext:value-type="float">
            <text:p>0.136612291321</text:p>
          </table:table-cell>
          <table:table-cell table:formula="of:=([.A3809]-[.B3809])*([.A3809]-[.B3809])" office:value-type="float" office:value="0.030552592849" calcext:value-type="float">
            <text:p>0.030552592849</text:p>
          </table:table-cell>
          <table:table-cell/>
        </table:table-row>
        <table:table-row table:style-name="ro1">
          <table:table-cell office:value-type="float" office:value="0.369611" calcext:value-type="float">
            <text:p>0.369611</text:p>
          </table:table-cell>
          <table:table-cell office:value-type="float" office:value="0.566393" calcext:value-type="float">
            <text:p>0.566393</text:p>
          </table:table-cell>
          <table:table-cell table:formula="of:=([.A3810]*[.A3810])" office:value-type="float" office:value="0.136612291321" calcext:value-type="float">
            <text:p>0.136612291321</text:p>
          </table:table-cell>
          <table:table-cell table:formula="of:=([.A3810]-[.B3810])*([.A3810]-[.B3810])" office:value-type="float" office:value="0.038723155524" calcext:value-type="float">
            <text:p>0.038723155524</text:p>
          </table:table-cell>
          <table:table-cell/>
        </table:table-row>
        <table:table-row table:style-name="ro1">
          <table:table-cell office:value-type="float" office:value="0.369611" calcext:value-type="float">
            <text:p>0.369611</text:p>
          </table:table-cell>
          <table:table-cell office:value-type="float" office:value="0.588049" calcext:value-type="float">
            <text:p>0.588049</text:p>
          </table:table-cell>
          <table:table-cell table:formula="of:=([.A3811]*[.A3811])" office:value-type="float" office:value="0.136612291321" calcext:value-type="float">
            <text:p>0.136612291321</text:p>
          </table:table-cell>
          <table:table-cell table:formula="of:=([.A3811]-[.B3811])*([.A3811]-[.B3811])" office:value-type="float" office:value="0.047715159844" calcext:value-type="float">
            <text:p>0.047715159844</text:p>
          </table:table-cell>
          <table:table-cell/>
        </table:table-row>
        <table:table-row table:style-name="ro1">
          <table:table-cell office:value-type="float" office:value="0.369611" calcext:value-type="float">
            <text:p>0.369611</text:p>
          </table:table-cell>
          <table:table-cell office:value-type="float" office:value="0.611138" calcext:value-type="float">
            <text:p>0.611138</text:p>
          </table:table-cell>
          <table:table-cell table:formula="of:=([.A3812]*[.A3812])" office:value-type="float" office:value="0.136612291321" calcext:value-type="float">
            <text:p>0.136612291321</text:p>
          </table:table-cell>
          <table:table-cell table:formula="of:=([.A3812]-[.B3812])*([.A3812]-[.B3812])" office:value-type="float" office:value="0.058335291729" calcext:value-type="float">
            <text:p>0.058335291729</text:p>
          </table:table-cell>
          <table:table-cell/>
        </table:table-row>
        <table:table-row table:style-name="ro1">
          <table:table-cell office:value-type="float" office:value="0.608908" calcext:value-type="float">
            <text:p>0.608908</text:p>
          </table:table-cell>
          <table:table-cell office:value-type="float" office:value="0.492021" calcext:value-type="float">
            <text:p>0.492021</text:p>
          </table:table-cell>
          <table:table-cell table:formula="of:=([.A3813]*[.A3813])" office:value-type="float" office:value="0.370768952464" calcext:value-type="float">
            <text:p>0.370768952464</text:p>
          </table:table-cell>
          <table:table-cell table:formula="of:=([.A3813]-[.B3813])*([.A3813]-[.B3813])" office:value-type="float" office:value="0.013662570769" calcext:value-type="float">
            <text:p>0.013662570769</text:p>
          </table:table-cell>
          <table:table-cell/>
        </table:table-row>
        <table:table-row table:style-name="ro1">
          <table:table-cell office:value-type="float" office:value="0.608908" calcext:value-type="float">
            <text:p>0.608908</text:p>
          </table:table-cell>
          <table:table-cell office:value-type="float" office:value="0.512809" calcext:value-type="float">
            <text:p>0.512809</text:p>
          </table:table-cell>
          <table:table-cell table:formula="of:=([.A3814]*[.A3814])" office:value-type="float" office:value="0.370768952464" calcext:value-type="float">
            <text:p>0.370768952464</text:p>
          </table:table-cell>
          <table:table-cell table:formula="of:=([.A3814]-[.B3814])*([.A3814]-[.B3814])" office:value-type="float" office:value="0.00923501780100001" calcext:value-type="float">
            <text:p>0.00923501780100001</text:p>
          </table:table-cell>
          <table:table-cell/>
        </table:table-row>
        <table:table-row table:style-name="ro1">
          <table:table-cell office:value-type="float" office:value="0.608909" calcext:value-type="float">
            <text:p>0.608909</text:p>
          </table:table-cell>
          <table:table-cell office:value-type="float" office:value="0.535425" calcext:value-type="float">
            <text:p>0.535425</text:p>
          </table:table-cell>
          <table:table-cell table:formula="of:=([.A3815]*[.A3815])" office:value-type="float" office:value="0.370770170281" calcext:value-type="float">
            <text:p>0.370770170281</text:p>
          </table:table-cell>
          <table:table-cell table:formula="of:=([.A3815]-[.B3815])*([.A3815]-[.B3815])" office:value-type="float" office:value="0.005399898256" calcext:value-type="float">
            <text:p>0.005399898256</text:p>
          </table:table-cell>
          <table:table-cell/>
        </table:table-row>
        <table:table-row table:style-name="ro1">
          <table:table-cell office:value-type="float" office:value="0.608908" calcext:value-type="float">
            <text:p>0.608908</text:p>
          </table:table-cell>
          <table:table-cell office:value-type="float" office:value="0.560053" calcext:value-type="float">
            <text:p>0.560053</text:p>
          </table:table-cell>
          <table:table-cell table:formula="of:=([.A3816]*[.A3816])" office:value-type="float" office:value="0.370768952464" calcext:value-type="float">
            <text:p>0.370768952464</text:p>
          </table:table-cell>
          <table:table-cell table:formula="of:=([.A3816]-[.B3816])*([.A3816]-[.B3816])" office:value-type="float" office:value="0.002386811025" calcext:value-type="float">
            <text:p>0.002386811025</text:p>
          </table:table-cell>
          <table:table-cell/>
        </table:table-row>
        <table:table-row table:style-name="ro1">
          <table:table-cell office:value-type="float" office:value="0.605031" calcext:value-type="float">
            <text:p>0.605031</text:p>
          </table:table-cell>
          <table:table-cell office:value-type="float" office:value="0.633078" calcext:value-type="float">
            <text:p>0.633078</text:p>
          </table:table-cell>
          <table:table-cell table:formula="of:=([.A3817]*[.A3817])" office:value-type="float" office:value="0.366062510961" calcext:value-type="float">
            <text:p>0.366062510961</text:p>
          </table:table-cell>
          <table:table-cell table:formula="of:=([.A3817]-[.B3817])*([.A3817]-[.B3817])" office:value-type="float" office:value="0.000786634209000002" calcext:value-type="float">
            <text:p>0.000786634209000002</text:p>
          </table:table-cell>
          <table:table-cell/>
        </table:table-row>
        <table:table-row table:style-name="ro1">
          <table:table-cell office:value-type="float" office:value="0.636055" calcext:value-type="float">
            <text:p>0.636055</text:p>
          </table:table-cell>
          <table:table-cell office:value-type="float" office:value="0.829298" calcext:value-type="float">
            <text:p>0.829298</text:p>
          </table:table-cell>
          <table:table-cell table:formula="of:=([.A3818]*[.A3818])" office:value-type="float" office:value="0.404565963025" calcext:value-type="float">
            <text:p>0.404565963025</text:p>
          </table:table-cell>
          <table:table-cell table:formula="of:=([.A3818]-[.B3818])*([.A3818]-[.B3818])" office:value-type="float" office:value="0.037342857049" calcext:value-type="float">
            <text:p>0.037342857049</text:p>
          </table:table-cell>
          <table:table-cell/>
        </table:table-row>
        <table:table-row table:style-name="ro1">
          <table:table-cell office:value-type="float" office:value="0.636055" calcext:value-type="float">
            <text:p>0.636055</text:p>
          </table:table-cell>
          <table:table-cell office:value-type="float" office:value="0.868161" calcext:value-type="float">
            <text:p>0.868161</text:p>
          </table:table-cell>
          <table:table-cell table:formula="of:=([.A3819]*[.A3819])" office:value-type="float" office:value="0.404565963025" calcext:value-type="float">
            <text:p>0.404565963025</text:p>
          </table:table-cell>
          <table:table-cell table:formula="of:=([.A3819]-[.B3819])*([.A3819]-[.B3819])" office:value-type="float" office:value="0.053873195236" calcext:value-type="float">
            <text:p>0.053873195236</text:p>
          </table:table-cell>
          <table:table-cell/>
        </table:table-row>
        <table:table-row table:style-name="ro1">
          <table:table-cell office:value-type="float" office:value="0.751692" calcext:value-type="float">
            <text:p>0.751692</text:p>
          </table:table-cell>
          <table:table-cell office:value-type="float" office:value="0.887287" calcext:value-type="float">
            <text:p>0.887287</text:p>
          </table:table-cell>
          <table:table-cell table:formula="of:=([.A3820]*[.A3820])" office:value-type="float" office:value="0.565040862864" calcext:value-type="float">
            <text:p>0.565040862864</text:p>
          </table:table-cell>
          <table:table-cell table:formula="of:=([.A3820]-[.B3820])*([.A3820]-[.B3820])" office:value-type="float" office:value="0.018386004025" calcext:value-type="float">
            <text:p>0.018386004025</text:p>
          </table:table-cell>
          <table:table-cell/>
        </table:table-row>
        <table:table-row table:style-name="ro1">
          <table:table-cell office:value-type="float" office:value="0.865633" calcext:value-type="float">
            <text:p>0.865633</text:p>
          </table:table-cell>
          <table:table-cell office:value-type="float" office:value="0.913193" calcext:value-type="float">
            <text:p>0.913193</text:p>
          </table:table-cell>
          <table:table-cell table:formula="of:=([.A3821]*[.A3821])" office:value-type="float" office:value="0.749320490689" calcext:value-type="float">
            <text:p>0.749320490689</text:p>
          </table:table-cell>
          <table:table-cell table:formula="of:=([.A3821]-[.B3821])*([.A3821]-[.B3821])" office:value-type="float" office:value="0.0022619536" calcext:value-type="float">
            <text:p>0.0022619536</text:p>
          </table:table-cell>
          <table:table-cell/>
        </table:table-row>
        <table:table-row table:style-name="ro1">
          <table:table-cell office:value-type="float" office:value="0.92323" calcext:value-type="float">
            <text:p>0.92323</text:p>
          </table:table-cell>
          <table:table-cell office:value-type="float" office:value="0.987094" calcext:value-type="float">
            <text:p>0.987094</text:p>
          </table:table-cell>
          <table:table-cell table:formula="of:=([.A3822]*[.A3822])" office:value-type="float" office:value="0.8523536329" calcext:value-type="float">
            <text:p>0.8523536329</text:p>
          </table:table-cell>
          <table:table-cell table:formula="of:=([.A3822]-[.B3822])*([.A3822]-[.B3822])" office:value-type="float" office:value="0.004078610496" calcext:value-type="float">
            <text:p>0.004078610496</text:p>
          </table:table-cell>
          <table:table-cell/>
        </table:table-row>
        <table:table-row table:style-name="ro1">
          <table:table-cell office:value-type="float" office:value="0.955174" calcext:value-type="float">
            <text:p>0.955174</text:p>
          </table:table-cell>
          <table:table-cell office:value-type="float" office:value="0.988451" calcext:value-type="float">
            <text:p>0.988451</text:p>
          </table:table-cell>
          <table:table-cell table:formula="of:=([.A3823]*[.A3823])" office:value-type="float" office:value="0.912357370276" calcext:value-type="float">
            <text:p>0.912357370276</text:p>
          </table:table-cell>
          <table:table-cell table:formula="of:=([.A3823]-[.B3823])*([.A3823]-[.B3823])" office:value-type="float" office:value="0.001107358729" calcext:value-type="float">
            <text:p>0.001107358729</text:p>
          </table:table-cell>
          <table:table-cell/>
        </table:table-row>
        <table:table-row table:style-name="ro1">
          <table:table-cell office:value-type="float" office:value="0.000002563" calcext:value-type="float">
            <text:p>0.000002563</text:p>
          </table:table-cell>
          <table:table-cell office:value-type="float" office:value="0.00000303222" calcext:value-type="float">
            <text:p>0.00000303222</text:p>
          </table:table-cell>
          <table:table-cell table:formula="of:=([.A3824]*[.A3824])" office:value-type="float" office:value="0.000000000006568969" calcext:value-type="float">
            <text:p>6.568969E-12</text:p>
          </table:table-cell>
          <table:table-cell table:formula="of:=([.A3824]-[.B3824])*([.A3824]-[.B3824])" office:value-type="float" office:value="0.00000000000022016741" calcext:value-type="float">
            <text:p>2.201674084E-13</text:p>
          </table:table-cell>
          <table:table-cell/>
        </table:table-row>
        <table:table-row table:style-name="ro1">
          <table:table-cell office:value-type="float" office:value="0.0000242591" calcext:value-type="float">
            <text:p>0.0000242591</text:p>
          </table:table-cell>
          <table:table-cell office:value-type="float" office:value="0.00169003" calcext:value-type="float">
            <text:p>0.00169003</text:p>
          </table:table-cell>
          <table:table-cell table:formula="of:=([.A3825]*[.A3825])" office:value-type="float" office:value="0.00000000058850393281" calcext:value-type="float">
            <text:p>5.8850393281E-10</text:p>
          </table:table-cell>
          <table:table-cell table:formula="of:=([.A3825]-[.B3825])*([.A3825]-[.B3825])" office:value-type="float" office:value="0.00000277479269128681" calcext:value-type="float">
            <text:p>2.77479269128681E-06</text:p>
          </table:table-cell>
          <table:table-cell/>
        </table:table-row>
        <table:table-row table:style-name="ro1">
          <table:table-cell office:value-type="float" office:value="0.0000113249" calcext:value-type="float">
            <text:p>0.0000113249</text:p>
          </table:table-cell>
          <table:table-cell office:value-type="float" office:value="0.00000472887" calcext:value-type="float">
            <text:p>0.00000472887</text:p>
          </table:table-cell>
          <table:table-cell table:formula="of:=([.A3826]*[.A3826])" office:value-type="float" office:value="0.00000000012825336001" calcext:value-type="float">
            <text:p>1.2825336001E-10</text:p>
          </table:table-cell>
          <table:table-cell table:formula="of:=([.A3826]-[.B3826])*([.A3826]-[.B3826])" office:value-type="float" office:value="0.00000000004350761176" calcext:value-type="float">
            <text:p>4.35076117609E-11</text:p>
          </table:table-cell>
          <table:table-cell/>
        </table:table-row>
        <table:table-row table:style-name="ro1">
          <table:table-cell office:value-type="float" office:value="0.0000736117" calcext:value-type="float">
            <text:p>0.0000736117</text:p>
          </table:table-cell>
          <table:table-cell office:value-type="float" office:value="0.00000254082" calcext:value-type="float">
            <text:p>0.00000254082</text:p>
          </table:table-cell>
          <table:table-cell table:formula="of:=([.A3827]*[.A3827])" office:value-type="float" office:value="0.00000000541868237689" calcext:value-type="float">
            <text:p>5.41868237689E-09</text:p>
          </table:table-cell>
          <table:table-cell table:formula="of:=([.A3827]-[.B3827])*([.A3827]-[.B3827])" office:value-type="float" office:value="0.00000000505106998397" calcext:value-type="float">
            <text:p>5.0510699839744E-09</text:p>
          </table:table-cell>
          <table:table-cell/>
        </table:table-row>
        <table:table-row table:style-name="ro1">
          <table:table-cell office:value-type="float" office:value="0.0000736117" calcext:value-type="float">
            <text:p>0.0000736117</text:p>
          </table:table-cell>
          <table:table-cell office:value-type="float" office:value="0.0000193625" calcext:value-type="float">
            <text:p>0.0000193625</text:p>
          </table:table-cell>
          <table:table-cell table:formula="of:=([.A3828]*[.A3828])" office:value-type="float" office:value="0.00000000541868237689" calcext:value-type="float">
            <text:p>5.41868237689E-09</text:p>
          </table:table-cell>
          <table:table-cell table:formula="of:=([.A3828]-[.B3828])*([.A3828]-[.B3828])" office:value-type="float" office:value="0.00000000294297570064" calcext:value-type="float">
            <text:p>2.94297570064E-09</text:p>
          </table:table-cell>
          <table:table-cell/>
        </table:table-row>
        <table:table-row table:style-name="ro1">
          <table:table-cell office:value-type="float" office:value="0.0000736117" calcext:value-type="float">
            <text:p>0.0000736117</text:p>
          </table:table-cell>
          <table:table-cell office:value-type="float" office:value="0.00544233" calcext:value-type="float">
            <text:p>0.00544233</text:p>
          </table:table-cell>
          <table:table-cell table:formula="of:=([.A3829]*[.A3829])" office:value-type="float" office:value="0.00000000541868237689" calcext:value-type="float">
            <text:p>5.41868237689E-09</text:p>
          </table:table-cell>
          <table:table-cell table:formula="of:=([.A3829]-[.B3829])*([.A3829]-[.B3829])" office:value-type="float" office:value="0.0000288231361847549" calcext:value-type="float">
            <text:p>2.88231361847549E-05</text:p>
          </table:table-cell>
          <table:table-cell/>
        </table:table-row>
        <table:table-row table:style-name="ro1">
          <table:table-cell office:value-type="float" office:value="0.0000736117" calcext:value-type="float">
            <text:p>0.0000736117</text:p>
          </table:table-cell>
          <table:table-cell office:value-type="float" office:value="0.00353798" calcext:value-type="float">
            <text:p>0.00353798</text:p>
          </table:table-cell>
          <table:table-cell table:formula="of:=([.A3830]*[.A3830])" office:value-type="float" office:value="0.00000000541868237689" calcext:value-type="float">
            <text:p>5.41868237689E-09</text:p>
          </table:table-cell>
          <table:table-cell table:formula="of:=([.A3830]-[.B3830])*([.A3830]-[.B3830])" office:value-type="float" office:value="0.0000120018477180449" calcext:value-type="float">
            <text:p>1.20018477180449E-05</text:p>
          </table:table-cell>
          <table:table-cell/>
        </table:table-row>
        <table:table-row table:style-name="ro1">
          <table:table-cell office:value-type="float" office:value="0.0000736117" calcext:value-type="float">
            <text:p>0.0000736117</text:p>
          </table:table-cell>
          <table:table-cell office:value-type="float" office:value="0.00436017" calcext:value-type="float">
            <text:p>0.00436017</text:p>
          </table:table-cell>
          <table:table-cell table:formula="of:=([.A3831]*[.A3831])" office:value-type="float" office:value="0.00000000541868237689" calcext:value-type="float">
            <text:p>5.41868237689E-09</text:p>
          </table:table-cell>
          <table:table-cell table:formula="of:=([.A3831]-[.B3831])*([.A3831]-[.B3831])" office:value-type="float" office:value="0.0000183745820592989" calcext:value-type="float">
            <text:p>1.83745820592989E-05</text:p>
          </table:table-cell>
          <table:table-cell/>
        </table:table-row>
        <table:table-row table:style-name="ro1">
          <table:table-cell office:value-type="float" office:value="0.0000498891" calcext:value-type="float">
            <text:p>0.0000498891</text:p>
          </table:table-cell>
          <table:table-cell office:value-type="float" office:value="0.0645953" calcext:value-type="float">
            <text:p>0.0645953</text:p>
          </table:table-cell>
          <table:table-cell table:formula="of:=([.A3832]*[.A3832])" office:value-type="float" office:value="0.00000000248892229881" calcext:value-type="float">
            <text:p>2.48892229881E-09</text:p>
          </table:table-cell>
          <table:table-cell table:formula="of:=([.A3832]-[.B3832])*([.A3832]-[.B3832])" office:value-type="float" office:value="0.00416611006824984" calcext:value-type="float">
            <text:p>0.00416611006824984</text:p>
          </table:table-cell>
          <table:table-cell/>
        </table:table-row>
        <table:table-row table:style-name="ro1">
          <table:table-cell office:value-type="float" office:value="0.0000498891" calcext:value-type="float">
            <text:p>0.0000498891</text:p>
          </table:table-cell>
          <table:table-cell office:value-type="float" office:value="0.104626" calcext:value-type="float">
            <text:p>0.104626</text:p>
          </table:table-cell>
          <table:table-cell table:formula="of:=([.A3833]*[.A3833])" office:value-type="float" office:value="0.00000000248892229881" calcext:value-type="float">
            <text:p>2.48892229881E-09</text:p>
          </table:table-cell>
          <table:table-cell table:formula="of:=([.A3833]-[.B3833])*([.A3833]-[.B3833])" office:value-type="float" office:value="0.0109361629709691" calcext:value-type="float">
            <text:p>0.0109361629709691</text:p>
          </table:table-cell>
          <table:table-cell/>
        </table:table-row>
        <table:table-row table:style-name="ro1">
          <table:table-cell office:value-type="float" office:value="0.000250995" calcext:value-type="float">
            <text:p>0.000250995</text:p>
          </table:table-cell>
          <table:table-cell office:value-type="float" office:value="0.0721107" calcext:value-type="float">
            <text:p>0.0721107</text:p>
          </table:table-cell>
          <table:table-cell table:formula="of:=([.A3834]*[.A3834])" office:value-type="float" office:value="0.000000062998490025" calcext:value-type="float">
            <text:p>6.2998490025E-08</text:p>
          </table:table-cell>
          <table:table-cell table:formula="of:=([.A3834]-[.B3834])*([.A3834]-[.B3834])" office:value-type="float" office:value="0.00516381720268702" calcext:value-type="float">
            <text:p>0.00516381720268702</text:p>
          </table:table-cell>
          <table:table-cell/>
        </table:table-row>
        <table:table-row table:style-name="ro1">
          <table:table-cell office:value-type="float" office:value="0.000250995" calcext:value-type="float">
            <text:p>0.000250995</text:p>
          </table:table-cell>
          <table:table-cell office:value-type="float" office:value="0.0787225" calcext:value-type="float">
            <text:p>0.0787225</text:p>
          </table:table-cell>
          <table:table-cell table:formula="of:=([.A3835]*[.A3835])" office:value-type="float" office:value="0.000000062998490025" calcext:value-type="float">
            <text:p>6.2998490025E-08</text:p>
          </table:table-cell>
          <table:table-cell table:formula="of:=([.A3835]-[.B3835])*([.A3835]-[.B3835])" office:value-type="float" office:value="0.00615777709696502" calcext:value-type="float">
            <text:p>0.00615777709696502</text:p>
          </table:table-cell>
          <table:table-cell/>
        </table:table-row>
        <table:table-row table:style-name="ro1">
          <table:table-cell office:value-type="float" office:value="0.000250995" calcext:value-type="float">
            <text:p>0.000250995</text:p>
          </table:table-cell>
          <table:table-cell office:value-type="float" office:value="0.0848732" calcext:value-type="float">
            <text:p>0.0848732</text:p>
          </table:table-cell>
          <table:table-cell table:formula="of:=([.A3836]*[.A3836])" office:value-type="float" office:value="0.000000062998490025" calcext:value-type="float">
            <text:p>6.2998490025E-08</text:p>
          </table:table-cell>
          <table:table-cell table:formula="of:=([.A3836]-[.B3836])*([.A3836]-[.B3836])" office:value-type="float" office:value="0.00716091757906202" calcext:value-type="float">
            <text:p>0.00716091757906202</text:p>
          </table:table-cell>
          <table:table-cell/>
        </table:table-row>
        <table:table-row table:style-name="ro1">
          <table:table-cell office:value-type="float" office:value="0.000194907" calcext:value-type="float">
            <text:p>0.000194907</text:p>
          </table:table-cell>
          <table:table-cell office:value-type="float" office:value="0.0154446" calcext:value-type="float">
            <text:p>0.0154446</text:p>
          </table:table-cell>
          <table:table-cell table:formula="of:=([.A3837]*[.A3837])" office:value-type="float" office:value="0.000000037988738649" calcext:value-type="float">
            <text:p>3.7988738649E-08</text:p>
          </table:table-cell>
          <table:table-cell table:formula="of:=([.A3837]-[.B3837])*([.A3837]-[.B3837])" office:value-type="float" office:value="0.000232553136594249" calcext:value-type="float">
            <text:p>0.000232553136594249</text:p>
          </table:table-cell>
          <table:table-cell/>
        </table:table-row>
        <table:table-row table:style-name="ro1">
          <table:table-cell office:value-type="float" office:value="0.000194907" calcext:value-type="float">
            <text:p>0.000194907</text:p>
          </table:table-cell>
          <table:table-cell office:value-type="float" office:value="0.111372" calcext:value-type="float">
            <text:p>0.111372</text:p>
          </table:table-cell>
          <table:table-cell table:formula="of:=([.A3838]*[.A3838])" office:value-type="float" office:value="0.000000037988738649" calcext:value-type="float">
            <text:p>3.7988738649E-08</text:p>
          </table:table-cell>
          <table:table-cell table:formula="of:=([.A3838]-[.B3838])*([.A3838]-[.B3838])" office:value-type="float" office:value="0.0123603460079307" calcext:value-type="float">
            <text:p>0.0123603460079307</text:p>
          </table:table-cell>
          <table:table-cell/>
        </table:table-row>
        <table:table-row table:style-name="ro1">
          <table:table-cell office:value-type="float" office:value="0.000315964" calcext:value-type="float">
            <text:p>0.000315964</text:p>
          </table:table-cell>
          <table:table-cell office:value-type="float" office:value="0.00706189" calcext:value-type="float">
            <text:p>0.00706189</text:p>
          </table:table-cell>
          <table:table-cell table:formula="of:=([.A3839]*[.A3839])" office:value-type="float" office:value="0.000000099833249296" calcext:value-type="float">
            <text:p>9.9833249296E-08</text:p>
          </table:table-cell>
          <table:table-cell table:formula="of:=([.A3839]-[.B3839])*([.A3839]-[.B3839])" office:value-type="float" office:value="0.000045507517597476" calcext:value-type="float">
            <text:p>4.5507517597476E-05</text:p>
          </table:table-cell>
          <table:table-cell/>
        </table:table-row>
        <table:table-row table:style-name="ro1">
          <table:table-cell office:value-type="float" office:value="0.00136536" calcext:value-type="float">
            <text:p>0.00136536</text:p>
          </table:table-cell>
          <table:table-cell office:value-type="float" office:value="0.0530836" calcext:value-type="float">
            <text:p>0.0530836</text:p>
          </table:table-cell>
          <table:table-cell table:formula="of:=([.A3840]*[.A3840])" office:value-type="float" office:value="0.0000018642079296" calcext:value-type="float">
            <text:p>0.0000018642079296</text:p>
          </table:table-cell>
          <table:table-cell table:formula="of:=([.A3840]-[.B3840])*([.A3840]-[.B3840])" office:value-type="float" office:value="0.0026747763486976" calcext:value-type="float">
            <text:p>0.0026747763486976</text:p>
          </table:table-cell>
          <table:table-cell/>
        </table:table-row>
        <table:table-row table:style-name="ro1">
          <table:table-cell office:value-type="float" office:value="0.00374055" calcext:value-type="float">
            <text:p>0.00374055</text:p>
          </table:table-cell>
          <table:table-cell office:value-type="float" office:value="0.191419" calcext:value-type="float">
            <text:p>0.191419</text:p>
          </table:table-cell>
          <table:table-cell table:formula="of:=([.A3841]*[.A3841])" office:value-type="float" office:value="0.0000139917143025" calcext:value-type="float">
            <text:p>0.0000139917143025</text:p>
          </table:table-cell>
          <table:table-cell table:formula="of:=([.A3841]-[.B3841])*([.A3841]-[.B3841])" office:value-type="float" office:value="0.0352232005944025" calcext:value-type="float">
            <text:p>0.0352232005944025</text:p>
          </table:table-cell>
          <table:table-cell/>
        </table:table-row>
        <table:table-row table:style-name="ro1">
          <table:table-cell office:value-type="float" office:value="0.00628299" calcext:value-type="float">
            <text:p>0.00628299</text:p>
          </table:table-cell>
          <table:table-cell office:value-type="float" office:value="0.240316" calcext:value-type="float">
            <text:p>0.240316</text:p>
          </table:table-cell>
          <table:table-cell table:formula="of:=([.A3842]*[.A3842])" office:value-type="float" office:value="0.0000394759633401" calcext:value-type="float">
            <text:p>0.0000394759633401</text:p>
          </table:table-cell>
          <table:table-cell table:formula="of:=([.A3842]-[.B3842])*([.A3842]-[.B3842])" office:value-type="float" office:value="0.0547714497696601" calcext:value-type="float">
            <text:p>0.0547714497696601</text:p>
          </table:table-cell>
          <table:table-cell/>
        </table:table-row>
        <table:table-row table:style-name="ro1">
          <table:table-cell office:value-type="float" office:value="0.019568" calcext:value-type="float">
            <text:p>0.019568</text:p>
          </table:table-cell>
          <table:table-cell office:value-type="float" office:value="0.155017" calcext:value-type="float">
            <text:p>0.155017</text:p>
          </table:table-cell>
          <table:table-cell table:formula="of:=([.A3843]*[.A3843])" office:value-type="float" office:value="0.000382906624" calcext:value-type="float">
            <text:p>0.000382906624</text:p>
          </table:table-cell>
          <table:table-cell table:formula="of:=([.A3843]-[.B3843])*([.A3843]-[.B3843])" office:value-type="float" office:value="0.018346431601" calcext:value-type="float">
            <text:p>0.018346431601</text:p>
          </table:table-cell>
          <table:table-cell/>
        </table:table-row>
        <table:table-row table:style-name="ro1">
          <table:table-cell office:value-type="float" office:value="0.019568" calcext:value-type="float">
            <text:p>0.019568</text:p>
          </table:table-cell>
          <table:table-cell office:value-type="float" office:value="0.210698" calcext:value-type="float">
            <text:p>0.210698</text:p>
          </table:table-cell>
          <table:table-cell table:formula="of:=([.A3844]*[.A3844])" office:value-type="float" office:value="0.000382906624" calcext:value-type="float">
            <text:p>0.000382906624</text:p>
          </table:table-cell>
          <table:table-cell table:formula="of:=([.A3844]-[.B3844])*([.A3844]-[.B3844])" office:value-type="float" office:value="0.0365306769" calcext:value-type="float">
            <text:p>0.0365306769</text:p>
          </table:table-cell>
          <table:table-cell/>
        </table:table-row>
        <table:table-row table:style-name="ro1">
          <table:table-cell office:value-type="float" office:value="0.019568" calcext:value-type="float">
            <text:p>0.019568</text:p>
          </table:table-cell>
          <table:table-cell office:value-type="float" office:value="0.137846" calcext:value-type="float">
            <text:p>0.137846</text:p>
          </table:table-cell>
          <table:table-cell table:formula="of:=([.A3845]*[.A3845])" office:value-type="float" office:value="0.000382906624" calcext:value-type="float">
            <text:p>0.000382906624</text:p>
          </table:table-cell>
          <table:table-cell table:formula="of:=([.A3845]-[.B3845])*([.A3845]-[.B3845])" office:value-type="float" office:value="0.013989685284" calcext:value-type="float">
            <text:p>0.013989685284</text:p>
          </table:table-cell>
          <table:table-cell/>
        </table:table-row>
        <table:table-row table:style-name="ro1">
          <table:table-cell office:value-type="float" office:value="0.019568" calcext:value-type="float">
            <text:p>0.019568</text:p>
          </table:table-cell>
          <table:table-cell office:value-type="float" office:value="0.22433" calcext:value-type="float">
            <text:p>0.22433</text:p>
          </table:table-cell>
          <table:table-cell table:formula="of:=([.A3846]*[.A3846])" office:value-type="float" office:value="0.000382906624" calcext:value-type="float">
            <text:p>0.000382906624</text:p>
          </table:table-cell>
          <table:table-cell table:formula="of:=([.A3846]-[.B3846])*([.A3846]-[.B3846])" office:value-type="float" office:value="0.041927476644" calcext:value-type="float">
            <text:p>0.041927476644</text:p>
          </table:table-cell>
          <table:table-cell/>
        </table:table-row>
        <table:table-row table:style-name="ro1">
          <table:table-cell office:value-type="float" office:value="0.185684" calcext:value-type="float">
            <text:p>0.185684</text:p>
          </table:table-cell>
          <table:table-cell office:value-type="float" office:value="0.25644" calcext:value-type="float">
            <text:p>0.25644</text:p>
          </table:table-cell>
          <table:table-cell table:formula="of:=([.A3847]*[.A3847])" office:value-type="float" office:value="0.034478547856" calcext:value-type="float">
            <text:p>0.034478547856</text:p>
          </table:table-cell>
          <table:table-cell table:formula="of:=([.A3847]-[.B3847])*([.A3847]-[.B3847])" office:value-type="float" office:value="0.005006411536" calcext:value-type="float">
            <text:p>0.005006411536</text:p>
          </table:table-cell>
          <table:table-cell/>
        </table:table-row>
        <table:table-row table:style-name="ro1">
          <table:table-cell office:value-type="float" office:value="0.0979482" calcext:value-type="float">
            <text:p>0.0979482</text:p>
          </table:table-cell>
          <table:table-cell office:value-type="float" office:value="0.23924" calcext:value-type="float">
            <text:p>0.23924</text:p>
          </table:table-cell>
          <table:table-cell table:formula="of:=([.A3848]*[.A3848])" office:value-type="float" office:value="0.00959384988324" calcext:value-type="float">
            <text:p>0.00959384988324</text:p>
          </table:table-cell>
          <table:table-cell table:formula="of:=([.A3848]-[.B3848])*([.A3848]-[.B3848])" office:value-type="float" office:value="0.01996337274724" calcext:value-type="float">
            <text:p>0.01996337274724</text:p>
          </table:table-cell>
          <table:table-cell/>
        </table:table-row>
        <table:table-row table:style-name="ro1">
          <table:table-cell office:value-type="float" office:value="0.347218" calcext:value-type="float">
            <text:p>0.347218</text:p>
          </table:table-cell>
          <table:table-cell office:value-type="float" office:value="0.505649" calcext:value-type="float">
            <text:p>0.505649</text:p>
          </table:table-cell>
          <table:table-cell table:formula="of:=([.A3849]*[.A3849])" office:value-type="float" office:value="0.120560339524" calcext:value-type="float">
            <text:p>0.120560339524</text:p>
          </table:table-cell>
          <table:table-cell table:formula="of:=([.A3849]-[.B3849])*([.A3849]-[.B3849])" office:value-type="float" office:value="0.025100381761" calcext:value-type="float">
            <text:p>0.025100381761</text:p>
          </table:table-cell>
          <table:table-cell/>
        </table:table-row>
        <table:table-row table:style-name="ro1">
          <table:table-cell office:value-type="float" office:value="0.347218" calcext:value-type="float">
            <text:p>0.347218</text:p>
          </table:table-cell>
          <table:table-cell office:value-type="float" office:value="0.262904" calcext:value-type="float">
            <text:p>0.262904</text:p>
          </table:table-cell>
          <table:table-cell table:formula="of:=([.A3850]*[.A3850])" office:value-type="float" office:value="0.120560339524" calcext:value-type="float">
            <text:p>0.120560339524</text:p>
          </table:table-cell>
          <table:table-cell table:formula="of:=([.A3850]-[.B3850])*([.A3850]-[.B3850])" office:value-type="float" office:value="0.007108850596" calcext:value-type="float">
            <text:p>0.007108850596</text:p>
          </table:table-cell>
          <table:table-cell/>
        </table:table-row>
        <table:table-row table:style-name="ro1">
          <table:table-cell office:value-type="float" office:value="0.361636" calcext:value-type="float">
            <text:p>0.361636</text:p>
          </table:table-cell>
          <table:table-cell office:value-type="float" office:value="0.343552" calcext:value-type="float">
            <text:p>0.343552</text:p>
          </table:table-cell>
          <table:table-cell table:formula="of:=([.A3851]*[.A3851])" office:value-type="float" office:value="0.130780596496" calcext:value-type="float">
            <text:p>0.130780596496</text:p>
          </table:table-cell>
          <table:table-cell table:formula="of:=([.A3851]-[.B3851])*([.A3851]-[.B3851])" office:value-type="float" office:value="0.000327031056" calcext:value-type="float">
            <text:p>0.000327031056</text:p>
          </table:table-cell>
          <table:table-cell/>
        </table:table-row>
        <table:table-row table:style-name="ro1">
          <table:table-cell office:value-type="float" office:value="0.372988" calcext:value-type="float">
            <text:p>0.372988</text:p>
          </table:table-cell>
          <table:table-cell office:value-type="float" office:value="0.364898" calcext:value-type="float">
            <text:p>0.364898</text:p>
          </table:table-cell>
          <table:table-cell table:formula="of:=([.A3852]*[.A3852])" office:value-type="float" office:value="0.139120048144" calcext:value-type="float">
            <text:p>0.139120048144</text:p>
          </table:table-cell>
          <table:table-cell table:formula="of:=([.A3852]-[.B3852])*([.A3852]-[.B3852])" office:value-type="float" office:value="0.0000654480999999998" calcext:value-type="float">
            <text:p>0.0000654480999999998</text:p>
          </table:table-cell>
          <table:table-cell/>
        </table:table-row>
        <table:table-row table:style-name="ro1">
          <table:table-cell office:value-type="float" office:value="0.387238" calcext:value-type="float">
            <text:p>0.387238</text:p>
          </table:table-cell>
          <table:table-cell office:value-type="float" office:value="0.474876" calcext:value-type="float">
            <text:p>0.474876</text:p>
          </table:table-cell>
          <table:table-cell table:formula="of:=([.A3853]*[.A3853])" office:value-type="float" office:value="0.149953268644" calcext:value-type="float">
            <text:p>0.149953268644</text:p>
          </table:table-cell>
          <table:table-cell table:formula="of:=([.A3853]-[.B3853])*([.A3853]-[.B3853])" office:value-type="float" office:value="0.007680419044" calcext:value-type="float">
            <text:p>0.007680419044</text:p>
          </table:table-cell>
          <table:table-cell/>
        </table:table-row>
        <table:table-row table:style-name="ro1">
          <table:table-cell office:value-type="float" office:value="0.387237" calcext:value-type="float">
            <text:p>0.387237</text:p>
          </table:table-cell>
          <table:table-cell office:value-type="float" office:value="0.489709" calcext:value-type="float">
            <text:p>0.489709</text:p>
          </table:table-cell>
          <table:table-cell table:formula="of:=([.A3854]*[.A3854])" office:value-type="float" office:value="0.149952494169" calcext:value-type="float">
            <text:p>0.149952494169</text:p>
          </table:table-cell>
          <table:table-cell table:formula="of:=([.A3854]-[.B3854])*([.A3854]-[.B3854])" office:value-type="float" office:value="0.010500510784" calcext:value-type="float">
            <text:p>0.010500510784</text:p>
          </table:table-cell>
          <table:table-cell/>
        </table:table-row>
        <table:table-row table:style-name="ro1">
          <table:table-cell office:value-type="float" office:value="0.75354" calcext:value-type="float">
            <text:p>0.75354</text:p>
          </table:table-cell>
          <table:table-cell office:value-type="float" office:value="0.719186" calcext:value-type="float">
            <text:p>0.719186</text:p>
          </table:table-cell>
          <table:table-cell table:formula="of:=([.A3855]*[.A3855])" office:value-type="float" office:value="0.5678225316" calcext:value-type="float">
            <text:p>0.5678225316</text:p>
          </table:table-cell>
          <table:table-cell table:formula="of:=([.A3855]-[.B3855])*([.A3855]-[.B3855])" office:value-type="float" office:value="0.001180197316" calcext:value-type="float">
            <text:p>0.001180197316</text:p>
          </table:table-cell>
          <table:table-cell/>
        </table:table-row>
        <table:table-row table:style-name="ro1">
          <table:table-cell office:value-type="float" office:value="0.75354" calcext:value-type="float">
            <text:p>0.75354</text:p>
          </table:table-cell>
          <table:table-cell office:value-type="float" office:value="0.650168" calcext:value-type="float">
            <text:p>0.650168</text:p>
          </table:table-cell>
          <table:table-cell table:formula="of:=([.A3856]*[.A3856])" office:value-type="float" office:value="0.5678225316" calcext:value-type="float">
            <text:p>0.5678225316</text:p>
          </table:table-cell>
          <table:table-cell table:formula="of:=([.A3856]-[.B3856])*([.A3856]-[.B3856])" office:value-type="float" office:value="0.010685770384" calcext:value-type="float">
            <text:p>0.010685770384</text:p>
          </table:table-cell>
          <table:table-cell/>
        </table:table-row>
        <table:table-row table:style-name="ro1">
          <table:table-cell office:value-type="float" office:value="0.854726" calcext:value-type="float">
            <text:p>0.854726</text:p>
          </table:table-cell>
          <table:table-cell office:value-type="float" office:value="0.678901" calcext:value-type="float">
            <text:p>0.678901</text:p>
          </table:table-cell>
          <table:table-cell table:formula="of:=([.A3857]*[.A3857])" office:value-type="float" office:value="0.730556535076" calcext:value-type="float">
            <text:p>0.730556535076</text:p>
          </table:table-cell>
          <table:table-cell table:formula="of:=([.A3857]-[.B3857])*([.A3857]-[.B3857])" office:value-type="float" office:value="0.030914430625" calcext:value-type="float">
            <text:p>0.030914430625</text:p>
          </table:table-cell>
          <table:table-cell/>
        </table:table-row>
        <table:table-row table:style-name="ro1">
          <table:table-cell office:value-type="float" office:value="0.854726" calcext:value-type="float">
            <text:p>0.854726</text:p>
          </table:table-cell>
          <table:table-cell office:value-type="float" office:value="0.732083" calcext:value-type="float">
            <text:p>0.732083</text:p>
          </table:table-cell>
          <table:table-cell table:formula="of:=([.A3858]*[.A3858])" office:value-type="float" office:value="0.730556535076" calcext:value-type="float">
            <text:p>0.730556535076</text:p>
          </table:table-cell>
          <table:table-cell table:formula="of:=([.A3858]-[.B3858])*([.A3858]-[.B3858])" office:value-type="float" office:value="0.015041305449" calcext:value-type="float">
            <text:p>0.015041305449</text:p>
          </table:table-cell>
          <table:table-cell/>
        </table:table-row>
        <table:table-row table:style-name="ro1">
          <table:table-cell office:value-type="float" office:value="0.905019" calcext:value-type="float">
            <text:p>0.905019</text:p>
          </table:table-cell>
          <table:table-cell office:value-type="float" office:value="0.931456" calcext:value-type="float">
            <text:p>0.931456</text:p>
          </table:table-cell>
          <table:table-cell table:formula="of:=([.A3859]*[.A3859])" office:value-type="float" office:value="0.819059390361" calcext:value-type="float">
            <text:p>0.819059390361</text:p>
          </table:table-cell>
          <table:table-cell table:formula="of:=([.A3859]-[.B3859])*([.A3859]-[.B3859])" office:value-type="float" office:value="0.000698914968999996" calcext:value-type="float">
            <text:p>0.000698914968999996</text:p>
          </table:table-cell>
          <table:table-cell/>
        </table:table-row>
        <table:table-row table:style-name="ro1">
          <table:table-cell office:value-type="float" office:value="0.951071" calcext:value-type="float">
            <text:p>0.951071</text:p>
          </table:table-cell>
          <table:table-cell office:value-type="float" office:value="0.95795" calcext:value-type="float">
            <text:p>0.95795</text:p>
          </table:table-cell>
          <table:table-cell table:formula="of:=([.A3860]*[.A3860])" office:value-type="float" office:value="0.904536047041" calcext:value-type="float">
            <text:p>0.904536047041</text:p>
          </table:table-cell>
          <table:table-cell table:formula="of:=([.A3860]-[.B3860])*([.A3860]-[.B3860])" office:value-type="float" office:value="0.0000473206409999996" calcext:value-type="float">
            <text:p>4.73206409999996E-05</text:p>
          </table:table-cell>
          <table:table-cell/>
        </table:table-row>
        <table:table-row table:style-name="ro1">
          <table:table-cell office:value-type="float" office:value="0.95107" calcext:value-type="float">
            <text:p>0.95107</text:p>
          </table:table-cell>
          <table:table-cell office:value-type="float" office:value="0.985677" calcext:value-type="float">
            <text:p>0.985677</text:p>
          </table:table-cell>
          <table:table-cell table:formula="of:=([.A3861]*[.A3861])" office:value-type="float" office:value="0.9045341449" calcext:value-type="float">
            <text:p>0.9045341449</text:p>
          </table:table-cell>
          <table:table-cell table:formula="of:=([.A3861]-[.B3861])*([.A3861]-[.B3861])" office:value-type="float" office:value="0.001197644449" calcext:value-type="float">
            <text:p>0.001197644449</text:p>
          </table:table-cell>
          <table:table-cell/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0.999997" calcext:value-type="float">
            <text:p>0.999997</text:p>
          </table:table-cell>
          <table:table-cell table:formula="of:=([.A3862]*[.A3862])" office:value-type="float" office:value="0.992127555136" calcext:value-type="float">
            <text:p>0.992127555136</text:p>
          </table:table-cell>
          <table:table-cell table:formula="of:=([.A3862]-[.B3862])*([.A3862]-[.B3862])" office:value-type="float" office:value="0.0000155314809999998" calcext:value-type="float">
            <text:p>1.55314809999998E-05</text:p>
          </table:table-cell>
          <table:table-cell/>
        </table:table-row>
        <table:table-row table:style-name="ro1">
          <table:table-cell office:value-type="float" office:value="0.000197172" calcext:value-type="float">
            <text:p>0.000197172</text:p>
          </table:table-cell>
          <table:table-cell office:value-type="float" office:value="0.00000302166" calcext:value-type="float">
            <text:p>0.00000302166</text:p>
          </table:table-cell>
          <table:table-cell table:formula="of:=([.A3863]*[.A3863])" office:value-type="float" office:value="0.000000038876797584" calcext:value-type="float">
            <text:p>3.8876797584E-08</text:p>
          </table:table-cell>
          <table:table-cell table:formula="of:=([.A3863]-[.B3863])*([.A3863]-[.B3863])" office:value-type="float" office:value="0.00000003769435452212" calcext:value-type="float">
            <text:p>3.76943545221156E-08</text:p>
          </table:table-cell>
          <table:table-cell/>
        </table:table-row>
        <table:table-row table:style-name="ro1">
          <table:table-cell office:value-type="float" office:value="0.000110567" calcext:value-type="float">
            <text:p>0.000110567</text:p>
          </table:table-cell>
          <table:table-cell office:value-type="float" office:value="0.0000859151" calcext:value-type="float">
            <text:p>0.0000859151</text:p>
          </table:table-cell>
          <table:table-cell table:formula="of:=([.A3864]*[.A3864])" office:value-type="float" office:value="0.000000012225061489" calcext:value-type="float">
            <text:p>1.2225061489E-08</text:p>
          </table:table-cell>
          <table:table-cell table:formula="of:=([.A3864]-[.B3864])*([.A3864]-[.B3864])" office:value-type="float" office:value="0.00000000060771617361" calcext:value-type="float">
            <text:p>6.0771617361E-10</text:p>
          </table:table-cell>
          <table:table-cell/>
        </table:table-row>
        <table:table-row table:style-name="ro1">
          <table:table-cell office:value-type="float" office:value="0.000023365" calcext:value-type="float">
            <text:p>0.000023365</text:p>
          </table:table-cell>
          <table:table-cell office:value-type="float" office:value="0.000144221" calcext:value-type="float">
            <text:p>0.000144221</text:p>
          </table:table-cell>
          <table:table-cell table:formula="of:=([.A3865]*[.A3865])" office:value-type="float" office:value="0.000000000545923225" calcext:value-type="float">
            <text:p>5.45923225E-10</text:p>
          </table:table-cell>
          <table:table-cell table:formula="of:=([.A3865]-[.B3865])*([.A3865]-[.B3865])" office:value-type="float" office:value="0.000000014606172736" calcext:value-type="float">
            <text:p>1.4606172736E-08</text:p>
          </table:table-cell>
          <table:table-cell/>
        </table:table-row>
        <table:table-row table:style-name="ro1">
          <table:table-cell office:value-type="float" office:value="0.00000089407" calcext:value-type="float">
            <text:p>0.00000089407</text:p>
          </table:table-cell>
          <table:table-cell office:value-type="float" office:value="0.000137689" calcext:value-type="float">
            <text:p>0.000137689</text:p>
          </table:table-cell>
          <table:table-cell table:formula="of:=([.A3866]*[.A3866])" office:value-type="float" office:value="0.00000000000079936116" calcext:value-type="float">
            <text:p>7.993611649E-13</text:p>
          </table:table-cell>
          <table:table-cell table:formula="of:=([.A3866]-[.B3866])*([.A3866]-[.B3866])" office:value-type="float" office:value="0.0000000187128528737" calcext:value-type="float">
            <text:p>1.87128528737049E-08</text:p>
          </table:table-cell>
          <table:table-cell/>
        </table:table-row>
        <table:table-row table:style-name="ro1">
          <table:table-cell office:value-type="float" office:value="0.0000226498" calcext:value-type="float">
            <text:p>0.0000226498</text:p>
          </table:table-cell>
          <table:table-cell office:value-type="float" office:value="0.000113393" calcext:value-type="float">
            <text:p>0.000113393</text:p>
          </table:table-cell>
          <table:table-cell table:formula="of:=([.A3867]*[.A3867])" office:value-type="float" office:value="0.00000000051301344004" calcext:value-type="float">
            <text:p>5.1301344004E-10</text:p>
          </table:table-cell>
          <table:table-cell table:formula="of:=([.A3867]-[.B3867])*([.A3867]-[.B3867])" office:value-type="float" office:value="0.00000000823432834624" calcext:value-type="float">
            <text:p>8.23432834624E-09</text:p>
          </table:table-cell>
          <table:table-cell/>
        </table:table-row>
        <table:table-row table:style-name="ro1">
          <table:table-cell office:value-type="float" office:value="0.000000655651" calcext:value-type="float">
            <text:p>0.000000655651</text:p>
          </table:table-cell>
          <table:table-cell office:value-type="float" office:value="0.0008001" calcext:value-type="float">
            <text:p>0.0008001</text:p>
          </table:table-cell>
          <table:table-cell table:formula="of:=([.A3868]*[.A3868])" office:value-type="float" office:value="0.00000000000042987823" calcext:value-type="float">
            <text:p>4.29878233801E-13</text:p>
          </table:table-cell>
          <table:table-cell table:formula="of:=([.A3868]-[.B3868])*([.A3868]-[.B3868])" office:value-type="float" office:value="0.00000063911126714803" calcext:value-type="float">
            <text:p>6.39111267148034E-07</text:p>
          </table:table-cell>
          <table:table-cell/>
        </table:table-row>
        <table:table-row table:style-name="ro1">
          <table:table-cell office:value-type="float" office:value="0.0000250936" calcext:value-type="float">
            <text:p>0.0000250936</text:p>
          </table:table-cell>
          <table:table-cell office:value-type="float" office:value="0.00287054" calcext:value-type="float">
            <text:p>0.00287054</text:p>
          </table:table-cell>
          <table:table-cell table:formula="of:=([.A3869]*[.A3869])" office:value-type="float" office:value="0.00000000062968876096" calcext:value-type="float">
            <text:p>6.2968876096E-10</text:p>
          </table:table-cell>
          <table:table-cell table:formula="of:=([.A3869]-[.B3869])*([.A3869]-[.B3869])" office:value-type="float" office:value="0.00000809656521527296" calcext:value-type="float">
            <text:p>8.09656521527296E-06</text:p>
          </table:table-cell>
          <table:table-cell/>
        </table:table-row>
        <table:table-row table:style-name="ro1">
          <table:table-cell office:value-type="float" office:value="0.000109911" calcext:value-type="float">
            <text:p>0.000109911</text:p>
          </table:table-cell>
          <table:table-cell office:value-type="float" office:value="0.00179925" calcext:value-type="float">
            <text:p>0.00179925</text:p>
          </table:table-cell>
          <table:table-cell table:formula="of:=([.A3870]*[.A3870])" office:value-type="float" office:value="0.000000012080427921" calcext:value-type="float">
            <text:p>1.2080427921E-08</text:p>
          </table:table-cell>
          <table:table-cell table:formula="of:=([.A3870]-[.B3870])*([.A3870]-[.B3870])" office:value-type="float" office:value="0.000002853866256921" calcext:value-type="float">
            <text:p>2.853866256921E-06</text:p>
          </table:table-cell>
          <table:table-cell/>
        </table:table-row>
        <table:table-row table:style-name="ro1">
          <table:table-cell office:value-type="float" office:value="0.0000300407" calcext:value-type="float">
            <text:p>0.0000300407</text:p>
          </table:table-cell>
          <table:table-cell office:value-type="float" office:value="0.00209882" calcext:value-type="float">
            <text:p>0.00209882</text:p>
          </table:table-cell>
          <table:table-cell table:formula="of:=([.A3871]*[.A3871])" office:value-type="float" office:value="0.00000000090244365649" calcext:value-type="float">
            <text:p>9.0244365649E-10</text:p>
          </table:table-cell>
          <table:table-cell table:formula="of:=([.A3871]-[.B3871])*([.A3871]-[.B3871])" office:value-type="float" office:value="0.00000427984779210849" calcext:value-type="float">
            <text:p>4.27984779210849E-06</text:p>
          </table:table-cell>
          <table:table-cell/>
        </table:table-row>
        <table:table-row table:style-name="ro1">
          <table:table-cell office:value-type="float" office:value="0.0000674129" calcext:value-type="float">
            <text:p>0.0000674129</text:p>
          </table:table-cell>
          <table:table-cell office:value-type="float" office:value="0.00693641" calcext:value-type="float">
            <text:p>0.00693641</text:p>
          </table:table-cell>
          <table:table-cell table:formula="of:=([.A3872]*[.A3872])" office:value-type="float" office:value="0.00000000454449908641" calcext:value-type="float">
            <text:p>4.54449908641E-09</text:p>
          </table:table-cell>
          <table:table-cell table:formula="of:=([.A3872]-[.B3872])*([.A3872]-[.B3872])" office:value-type="float" office:value="0.0000471831211598084" calcext:value-type="float">
            <text:p>4.71831211598084E-05</text:p>
          </table:table-cell>
          <table:table-cell/>
        </table:table-row>
        <table:table-row table:style-name="ro1">
          <table:table-cell office:value-type="float" office:value="0.0002231" calcext:value-type="float">
            <text:p>0.0002231</text:p>
          </table:table-cell>
          <table:table-cell office:value-type="float" office:value="0.00253931" calcext:value-type="float">
            <text:p>0.00253931</text:p>
          </table:table-cell>
          <table:table-cell table:formula="of:=([.A3873]*[.A3873])" office:value-type="float" office:value="0.00000004977361" calcext:value-type="float">
            <text:p>0.00000004977361</text:p>
          </table:table-cell>
          <table:table-cell table:formula="of:=([.A3873]-[.B3873])*([.A3873]-[.B3873])" office:value-type="float" office:value="0.0000053648287641" calcext:value-type="float">
            <text:p>0.0000053648287641</text:p>
          </table:table-cell>
          <table:table-cell/>
        </table:table-row>
        <table:table-row table:style-name="ro1">
          <table:table-cell office:value-type="float" office:value="0.0000980496" calcext:value-type="float">
            <text:p>0.0000980496</text:p>
          </table:table-cell>
          <table:table-cell office:value-type="float" office:value="0.0122898" calcext:value-type="float">
            <text:p>0.0122898</text:p>
          </table:table-cell>
          <table:table-cell table:formula="of:=([.A3874]*[.A3874])" office:value-type="float" office:value="0.00000000961372406016" calcext:value-type="float">
            <text:p>9.61372406016E-09</text:p>
          </table:table-cell>
          <table:table-cell table:formula="of:=([.A3874]-[.B3874])*([.A3874]-[.B3874])" office:value-type="float" office:value="0.0001486387778159" calcext:value-type="float">
            <text:p>0.0001486387778159</text:p>
          </table:table-cell>
          <table:table-cell/>
        </table:table-row>
        <table:table-row table:style-name="ro1">
          <table:table-cell office:value-type="float" office:value="0.000166416" calcext:value-type="float">
            <text:p>0.000166416</text:p>
          </table:table-cell>
          <table:table-cell office:value-type="float" office:value="0.0119248" calcext:value-type="float">
            <text:p>0.0119248</text:p>
          </table:table-cell>
          <table:table-cell table:formula="of:=([.A3875]*[.A3875])" office:value-type="float" office:value="0.000000027694285056" calcext:value-type="float">
            <text:p>2.7694285056E-08</text:p>
          </table:table-cell>
          <table:table-cell table:formula="of:=([.A3875]-[.B3875])*([.A3875]-[.B3875])" office:value-type="float" office:value="0.000138259594291456" calcext:value-type="float">
            <text:p>0.000138259594291456</text:p>
          </table:table-cell>
          <table:table-cell/>
        </table:table-row>
        <table:table-row table:style-name="ro1">
          <table:table-cell office:value-type="float" office:value="0.000666082" calcext:value-type="float">
            <text:p>0.000666082</text:p>
          </table:table-cell>
          <table:table-cell office:value-type="float" office:value="0.0222742" calcext:value-type="float">
            <text:p>0.0222742</text:p>
          </table:table-cell>
          <table:table-cell table:formula="of:=([.A3876]*[.A3876])" office:value-type="float" office:value="0.000000443665230724" calcext:value-type="float">
            <text:p>4.43665230724E-07</text:p>
          </table:table-cell>
          <table:table-cell table:formula="of:=([.A3876]-[.B3876])*([.A3876]-[.B3876])" office:value-type="float" office:value="0.000466910763501924" calcext:value-type="float">
            <text:p>0.000466910763501924</text:p>
          </table:table-cell>
          <table:table-cell/>
        </table:table-row>
        <table:table-row table:style-name="ro1">
          <table:table-cell office:value-type="float" office:value="0.00169647" calcext:value-type="float">
            <text:p>0.00169647</text:p>
          </table:table-cell>
          <table:table-cell office:value-type="float" office:value="0.0511147" calcext:value-type="float">
            <text:p>0.0511147</text:p>
          </table:table-cell>
          <table:table-cell table:formula="of:=([.A3877]*[.A3877])" office:value-type="float" office:value="0.0000028780104609" calcext:value-type="float">
            <text:p>0.0000028780104609</text:p>
          </table:table-cell>
          <table:table-cell table:formula="of:=([.A3877]-[.B3877])*([.A3877]-[.B3877])" office:value-type="float" office:value="0.0024421614563329" calcext:value-type="float">
            <text:p>0.0024421614563329</text:p>
          </table:table-cell>
          <table:table-cell/>
        </table:table-row>
        <table:table-row table:style-name="ro1">
          <table:table-cell office:value-type="float" office:value="0.00169647" calcext:value-type="float">
            <text:p>0.00169647</text:p>
          </table:table-cell>
          <table:table-cell office:value-type="float" office:value="0.112268" calcext:value-type="float">
            <text:p>0.112268</text:p>
          </table:table-cell>
          <table:table-cell table:formula="of:=([.A3878]*[.A3878])" office:value-type="float" office:value="0.0000028780104609" calcext:value-type="float">
            <text:p>0.0000028780104609</text:p>
          </table:table-cell>
          <table:table-cell table:formula="of:=([.A3878]-[.B3878])*([.A3878]-[.B3878])" office:value-type="float" office:value="0.0122260632465409" calcext:value-type="float">
            <text:p>0.0122260632465409</text:p>
          </table:table-cell>
          <table:table-cell/>
        </table:table-row>
        <table:table-row table:style-name="ro1">
          <table:table-cell office:value-type="float" office:value="0.00169647" calcext:value-type="float">
            <text:p>0.00169647</text:p>
          </table:table-cell>
          <table:table-cell office:value-type="float" office:value="0.117832" calcext:value-type="float">
            <text:p>0.117832</text:p>
          </table:table-cell>
          <table:table-cell table:formula="of:=([.A3879]*[.A3879])" office:value-type="float" office:value="0.0000028780104609" calcext:value-type="float">
            <text:p>0.0000028780104609</text:p>
          </table:table-cell>
          <table:table-cell table:formula="of:=([.A3879]-[.B3879])*([.A3879]-[.B3879])" office:value-type="float" office:value="0.0134874613283809" calcext:value-type="float">
            <text:p>0.0134874613283809</text:p>
          </table:table-cell>
          <table:table-cell/>
        </table:table-row>
        <table:table-row table:style-name="ro1">
          <table:table-cell office:value-type="float" office:value="0.00169647" calcext:value-type="float">
            <text:p>0.00169647</text:p>
          </table:table-cell>
          <table:table-cell office:value-type="float" office:value="0.123243" calcext:value-type="float">
            <text:p>0.123243</text:p>
          </table:table-cell>
          <table:table-cell table:formula="of:=([.A3880]*[.A3880])" office:value-type="float" office:value="0.0000028780104609" calcext:value-type="float">
            <text:p>0.0000028780104609</text:p>
          </table:table-cell>
          <table:table-cell table:formula="of:=([.A3880]-[.B3880])*([.A3880]-[.B3880])" office:value-type="float" office:value="0.0147735589550409" calcext:value-type="float">
            <text:p>0.0147735589550409</text:p>
          </table:table-cell>
          <table:table-cell/>
        </table:table-row>
        <table:table-row table:style-name="ro1">
          <table:table-cell office:value-type="float" office:value="0.0733669" calcext:value-type="float">
            <text:p>0.0733669</text:p>
          </table:table-cell>
          <table:table-cell office:value-type="float" office:value="0.0181527" calcext:value-type="float">
            <text:p>0.0181527</text:p>
          </table:table-cell>
          <table:table-cell table:formula="of:=([.A3881]*[.A3881])" office:value-type="float" office:value="0.00538270201561" calcext:value-type="float">
            <text:p>0.00538270201561</text:p>
          </table:table-cell>
          <table:table-cell table:formula="of:=([.A3881]-[.B3881])*([.A3881]-[.B3881])" office:value-type="float" office:value="0.00304860788164" calcext:value-type="float">
            <text:p>0.00304860788164</text:p>
          </table:table-cell>
          <table:table-cell/>
        </table:table-row>
        <table:table-row table:style-name="ro1">
          <table:table-cell office:value-type="float" office:value="0.095826" calcext:value-type="float">
            <text:p>0.095826</text:p>
          </table:table-cell>
          <table:table-cell office:value-type="float" office:value="0.113659" calcext:value-type="float">
            <text:p>0.113659</text:p>
          </table:table-cell>
          <table:table-cell table:formula="of:=([.A3882]*[.A3882])" office:value-type="float" office:value="0.009182622276" calcext:value-type="float">
            <text:p>0.009182622276</text:p>
          </table:table-cell>
          <table:table-cell table:formula="of:=([.A3882]-[.B3882])*([.A3882]-[.B3882])" office:value-type="float" office:value="0.000318015889" calcext:value-type="float">
            <text:p>0.000318015889</text:p>
          </table:table-cell>
          <table:table-cell/>
        </table:table-row>
        <table:table-row table:style-name="ro1">
          <table:table-cell office:value-type="float" office:value="0.117398" calcext:value-type="float">
            <text:p>0.117398</text:p>
          </table:table-cell>
          <table:table-cell office:value-type="float" office:value="0.280657" calcext:value-type="float">
            <text:p>0.280657</text:p>
          </table:table-cell>
          <table:table-cell table:formula="of:=([.A3883]*[.A3883])" office:value-type="float" office:value="0.013782290404" calcext:value-type="float">
            <text:p>0.013782290404</text:p>
          </table:table-cell>
          <table:table-cell table:formula="of:=([.A3883]-[.B3883])*([.A3883]-[.B3883])" office:value-type="float" office:value="0.026653501081" calcext:value-type="float">
            <text:p>0.026653501081</text:p>
          </table:table-cell>
          <table:table-cell/>
        </table:table-row>
        <table:table-row table:style-name="ro1">
          <table:table-cell office:value-type="float" office:value="0.117398" calcext:value-type="float">
            <text:p>0.117398</text:p>
          </table:table-cell>
          <table:table-cell office:value-type="float" office:value="0.364785" calcext:value-type="float">
            <text:p>0.364785</text:p>
          </table:table-cell>
          <table:table-cell table:formula="of:=([.A3884]*[.A3884])" office:value-type="float" office:value="0.013782290404" calcext:value-type="float">
            <text:p>0.013782290404</text:p>
          </table:table-cell>
          <table:table-cell table:formula="of:=([.A3884]-[.B3884])*([.A3884]-[.B3884])" office:value-type="float" office:value="0.061200327769" calcext:value-type="float">
            <text:p>0.061200327769</text:p>
          </table:table-cell>
          <table:table-cell/>
        </table:table-row>
        <table:table-row table:style-name="ro1">
          <table:table-cell office:value-type="float" office:value="0.172914" calcext:value-type="float">
            <text:p>0.172914</text:p>
          </table:table-cell>
          <table:table-cell office:value-type="float" office:value="0.197389" calcext:value-type="float">
            <text:p>0.197389</text:p>
          </table:table-cell>
          <table:table-cell table:formula="of:=([.A3885]*[.A3885])" office:value-type="float" office:value="0.029899251396" calcext:value-type="float">
            <text:p>0.029899251396</text:p>
          </table:table-cell>
          <table:table-cell table:formula="of:=([.A3885]-[.B3885])*([.A3885]-[.B3885])" office:value-type="float" office:value="0.000599025625" calcext:value-type="float">
            <text:p>0.000599025625</text:p>
          </table:table-cell>
          <table:table-cell/>
        </table:table-row>
        <table:table-row table:style-name="ro1">
          <table:table-cell office:value-type="float" office:value="0.172914" calcext:value-type="float">
            <text:p>0.172914</text:p>
          </table:table-cell>
          <table:table-cell office:value-type="float" office:value="0.258267" calcext:value-type="float">
            <text:p>0.258267</text:p>
          </table:table-cell>
          <table:table-cell table:formula="of:=([.A3886]*[.A3886])" office:value-type="float" office:value="0.029899251396" calcext:value-type="float">
            <text:p>0.029899251396</text:p>
          </table:table-cell>
          <table:table-cell table:formula="of:=([.A3886]-[.B3886])*([.A3886]-[.B3886])" office:value-type="float" office:value="0.007285134609" calcext:value-type="float">
            <text:p>0.007285134609</text:p>
          </table:table-cell>
          <table:table-cell/>
        </table:table-row>
        <table:table-row table:style-name="ro1">
          <table:table-cell office:value-type="float" office:value="0.172914" calcext:value-type="float">
            <text:p>0.172914</text:p>
          </table:table-cell>
          <table:table-cell office:value-type="float" office:value="0.213233" calcext:value-type="float">
            <text:p>0.213233</text:p>
          </table:table-cell>
          <table:table-cell table:formula="of:=([.A3887]*[.A3887])" office:value-type="float" office:value="0.029899251396" calcext:value-type="float">
            <text:p>0.029899251396</text:p>
          </table:table-cell>
          <table:table-cell table:formula="of:=([.A3887]-[.B3887])*([.A3887]-[.B3887])" office:value-type="float" office:value="0.001625621761" calcext:value-type="float">
            <text:p>0.001625621761</text:p>
          </table:table-cell>
          <table:table-cell/>
        </table:table-row>
        <table:table-row table:style-name="ro1">
          <table:table-cell office:value-type="float" office:value="0.188557" calcext:value-type="float">
            <text:p>0.188557</text:p>
          </table:table-cell>
          <table:table-cell office:value-type="float" office:value="0.256046" calcext:value-type="float">
            <text:p>0.256046</text:p>
          </table:table-cell>
          <table:table-cell table:formula="of:=([.A3888]*[.A3888])" office:value-type="float" office:value="0.035553742249" calcext:value-type="float">
            <text:p>0.035553742249</text:p>
          </table:table-cell>
          <table:table-cell table:formula="of:=([.A3888]-[.B3888])*([.A3888]-[.B3888])" office:value-type="float" office:value="0.004554765121" calcext:value-type="float">
            <text:p>0.004554765121</text:p>
          </table:table-cell>
          <table:table-cell/>
        </table:table-row>
        <table:table-row table:style-name="ro1">
          <table:table-cell office:value-type="float" office:value="0.199432" calcext:value-type="float">
            <text:p>0.199432</text:p>
          </table:table-cell>
          <table:table-cell office:value-type="float" office:value="0.378957" calcext:value-type="float">
            <text:p>0.378957</text:p>
          </table:table-cell>
          <table:table-cell table:formula="of:=([.A3889]*[.A3889])" office:value-type="float" office:value="0.039773122624" calcext:value-type="float">
            <text:p>0.039773122624</text:p>
          </table:table-cell>
          <table:table-cell table:formula="of:=([.A3889]-[.B3889])*([.A3889]-[.B3889])" office:value-type="float" office:value="0.032229225625" calcext:value-type="float">
            <text:p>0.032229225625</text:p>
          </table:table-cell>
          <table:table-cell/>
        </table:table-row>
        <table:table-row table:style-name="ro1">
          <table:table-cell office:value-type="float" office:value="0.262353" calcext:value-type="float">
            <text:p>0.262353</text:p>
          </table:table-cell>
          <table:table-cell office:value-type="float" office:value="0.42008" calcext:value-type="float">
            <text:p>0.42008</text:p>
          </table:table-cell>
          <table:table-cell table:formula="of:=([.A3890]*[.A3890])" office:value-type="float" office:value="0.068829096609" calcext:value-type="float">
            <text:p>0.068829096609</text:p>
          </table:table-cell>
          <table:table-cell table:formula="of:=([.A3890]-[.B3890])*([.A3890]-[.B3890])" office:value-type="float" office:value="0.024877806529" calcext:value-type="float">
            <text:p>0.024877806529</text:p>
          </table:table-cell>
          <table:table-cell/>
        </table:table-row>
        <table:table-row table:style-name="ro1">
          <table:table-cell office:value-type="float" office:value="0.319453" calcext:value-type="float">
            <text:p>0.319453</text:p>
          </table:table-cell>
          <table:table-cell office:value-type="float" office:value="0.521465" calcext:value-type="float">
            <text:p>0.521465</text:p>
          </table:table-cell>
          <table:table-cell table:formula="of:=([.A3891]*[.A3891])" office:value-type="float" office:value="0.102050219209" calcext:value-type="float">
            <text:p>0.102050219209</text:p>
          </table:table-cell>
          <table:table-cell table:formula="of:=([.A3891]-[.B3891])*([.A3891]-[.B3891])" office:value-type="float" office:value="0.040808848144" calcext:value-type="float">
            <text:p>0.040808848144</text:p>
          </table:table-cell>
          <table:table-cell/>
        </table:table-row>
        <table:table-row table:style-name="ro1">
          <table:table-cell office:value-type="float" office:value="0.350303" calcext:value-type="float">
            <text:p>0.350303</text:p>
          </table:table-cell>
          <table:table-cell office:value-type="float" office:value="0.440801" calcext:value-type="float">
            <text:p>0.440801</text:p>
          </table:table-cell>
          <table:table-cell table:formula="of:=([.A3892]*[.A3892])" office:value-type="float" office:value="0.122712191809" calcext:value-type="float">
            <text:p>0.122712191809</text:p>
          </table:table-cell>
          <table:table-cell table:formula="of:=([.A3892]-[.B3892])*([.A3892]-[.B3892])" office:value-type="float" office:value="0.008189888004" calcext:value-type="float">
            <text:p>0.008189888004</text:p>
          </table:table-cell>
          <table:table-cell/>
        </table:table-row>
        <table:table-row table:style-name="ro1">
          <table:table-cell office:value-type="float" office:value="0.440085" calcext:value-type="float">
            <text:p>0.440085</text:p>
          </table:table-cell>
          <table:table-cell office:value-type="float" office:value="0.517983" calcext:value-type="float">
            <text:p>0.517983</text:p>
          </table:table-cell>
          <table:table-cell table:formula="of:=([.A3893]*[.A3893])" office:value-type="float" office:value="0.193674807225" calcext:value-type="float">
            <text:p>0.193674807225</text:p>
          </table:table-cell>
          <table:table-cell table:formula="of:=([.A3893]-[.B3893])*([.A3893]-[.B3893])" office:value-type="float" office:value="0.006068098404" calcext:value-type="float">
            <text:p>0.006068098404</text:p>
          </table:table-cell>
          <table:table-cell/>
        </table:table-row>
        <table:table-row table:style-name="ro1">
          <table:table-cell office:value-type="float" office:value="0.643518" calcext:value-type="float">
            <text:p>0.643518</text:p>
          </table:table-cell>
          <table:table-cell office:value-type="float" office:value="0.669597" calcext:value-type="float">
            <text:p>0.669597</text:p>
          </table:table-cell>
          <table:table-cell table:formula="of:=([.A3894]*[.A3894])" office:value-type="float" office:value="0.414115416324" calcext:value-type="float">
            <text:p>0.414115416324</text:p>
          </table:table-cell>
          <table:table-cell table:formula="of:=([.A3894]-[.B3894])*([.A3894]-[.B3894])" office:value-type="float" office:value="0.000680114240999998" calcext:value-type="float">
            <text:p>0.000680114240999998</text:p>
          </table:table-cell>
          <table:table-cell/>
        </table:table-row>
        <table:table-row table:style-name="ro1">
          <table:table-cell office:value-type="float" office:value="0.643518" calcext:value-type="float">
            <text:p>0.643518</text:p>
          </table:table-cell>
          <table:table-cell office:value-type="float" office:value="0.760856" calcext:value-type="float">
            <text:p>0.760856</text:p>
          </table:table-cell>
          <table:table-cell table:formula="of:=([.A3895]*[.A3895])" office:value-type="float" office:value="0.414115416324" calcext:value-type="float">
            <text:p>0.414115416324</text:p>
          </table:table-cell>
          <table:table-cell table:formula="of:=([.A3895]-[.B3895])*([.A3895]-[.B3895])" office:value-type="float" office:value="0.013768206244" calcext:value-type="float">
            <text:p>0.013768206244</text:p>
          </table:table-cell>
          <table:table-cell/>
        </table:table-row>
        <table:table-row table:style-name="ro1">
          <table:table-cell office:value-type="float" office:value="0.643519" calcext:value-type="float">
            <text:p>0.643519</text:p>
          </table:table-cell>
          <table:table-cell office:value-type="float" office:value="0.797758" calcext:value-type="float">
            <text:p>0.797758</text:p>
          </table:table-cell>
          <table:table-cell table:formula="of:=([.A3896]*[.A3896])" office:value-type="float" office:value="0.414116703361" calcext:value-type="float">
            <text:p>0.414116703361</text:p>
          </table:table-cell>
          <table:table-cell table:formula="of:=([.A3896]-[.B3896])*([.A3896]-[.B3896])" office:value-type="float" office:value="0.023789669121" calcext:value-type="float">
            <text:p>0.023789669121</text:p>
          </table:table-cell>
          <table:table-cell/>
        </table:table-row>
        <table:table-row table:style-name="ro1">
          <table:table-cell office:value-type="float" office:value="0.742312" calcext:value-type="float">
            <text:p>0.742312</text:p>
          </table:table-cell>
          <table:table-cell office:value-type="float" office:value="0.859243" calcext:value-type="float">
            <text:p>0.859243</text:p>
          </table:table-cell>
          <table:table-cell table:formula="of:=([.A3897]*[.A3897])" office:value-type="float" office:value="0.551027105344" calcext:value-type="float">
            <text:p>0.551027105344</text:p>
          </table:table-cell>
          <table:table-cell table:formula="of:=([.A3897]-[.B3897])*([.A3897]-[.B3897])" office:value-type="float" office:value="0.013672858761" calcext:value-type="float">
            <text:p>0.013672858761</text:p>
          </table:table-cell>
          <table:table-cell/>
        </table:table-row>
        <table:table-row table:style-name="ro1">
          <table:table-cell office:value-type="float" office:value="0.98385" calcext:value-type="float">
            <text:p>0.98385</text:p>
          </table:table-cell>
          <table:table-cell office:value-type="float" office:value="0.808323" calcext:value-type="float">
            <text:p>0.808323</text:p>
          </table:table-cell>
          <table:table-cell table:formula="of:=([.A3898]*[.A3898])" office:value-type="float" office:value="0.9679608225" calcext:value-type="float">
            <text:p>0.9679608225</text:p>
          </table:table-cell>
          <table:table-cell table:formula="of:=([.A3898]-[.B3898])*([.A3898]-[.B3898])" office:value-type="float" office:value="0.030809727729" calcext:value-type="float">
            <text:p>0.030809727729</text:p>
          </table:table-cell>
          <table:table-cell/>
        </table:table-row>
        <table:table-row table:style-name="ro1">
          <table:table-cell office:value-type="float" office:value="0.98385" calcext:value-type="float">
            <text:p>0.98385</text:p>
          </table:table-cell>
          <table:table-cell office:value-type="float" office:value="0.953712" calcext:value-type="float">
            <text:p>0.953712</text:p>
          </table:table-cell>
          <table:table-cell table:formula="of:=([.A3899]*[.A3899])" office:value-type="float" office:value="0.9679608225" calcext:value-type="float">
            <text:p>0.9679608225</text:p>
          </table:table-cell>
          <table:table-cell table:formula="of:=([.A3899]-[.B3899])*([.A3899]-[.B3899])" office:value-type="float" office:value="0.000908299044" calcext:value-type="float">
            <text:p>0.000908299044</text:p>
          </table:table-cell>
          <table:table-cell/>
        </table:table-row>
        <table:table-row table:style-name="ro1">
          <table:table-cell office:value-type="float" office:value="0.98385" calcext:value-type="float">
            <text:p>0.98385</text:p>
          </table:table-cell>
          <table:table-cell office:value-type="float" office:value="0.989979" calcext:value-type="float">
            <text:p>0.989979</text:p>
          </table:table-cell>
          <table:table-cell table:formula="of:=([.A3900]*[.A3900])" office:value-type="float" office:value="0.9679608225" calcext:value-type="float">
            <text:p>0.9679608225</text:p>
          </table:table-cell>
          <table:table-cell table:formula="of:=([.A3900]-[.B3900])*([.A3900]-[.B3900])" office:value-type="float" office:value="0.0000375646410000006" calcext:value-type="float">
            <text:p>3.75646410000006E-05</text:p>
          </table:table-cell>
          <table:table-cell/>
        </table:table-row>
        <table:table-row table:style-name="ro1">
          <table:table-cell office:value-type="float" office:value="0.98385" calcext:value-type="float">
            <text:p>0.98385</text:p>
          </table:table-cell>
          <table:table-cell office:value-type="float" office:value="0.991769" calcext:value-type="float">
            <text:p>0.991769</text:p>
          </table:table-cell>
          <table:table-cell table:formula="of:=([.A3901]*[.A3901])" office:value-type="float" office:value="0.9679608225" calcext:value-type="float">
            <text:p>0.9679608225</text:p>
          </table:table-cell>
          <table:table-cell table:formula="of:=([.A3901]-[.B3901])*([.A3901]-[.B3901])" office:value-type="float" office:value="0.0000627105610000001" calcext:value-type="float">
            <text:p>0.0000627105610000001</text:p>
          </table:table-cell>
          <table:table-cell/>
        </table:table-row>
        <table:table-row table:style-name="ro1">
          <table:table-cell table:number-columns-repeated="2"/>
          <table:table-cell table:formula="of:=SUM([.C2:.C3901])" office:value-type="float" office:value="700.247890403504" calcext:value-type="float">
            <text:p>700.247890403504</text:p>
          </table:table-cell>
          <table:table-cell table:formula="of:=SUM([.D2:.D3901])" office:value-type="float" office:value="53.5240307198158" calcext:value-type="float">
            <text:p>53.5240307198158</text:p>
          </table:table-cell>
          <table:table-cell table:formula="of:=1-[.D3902]/[.C3902]" office:value-type="float" office:value="0.923564167128053" calcext:value-type="float">
            <text:p>0.9235641671280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31T14:00:58.211824225</dc:date>
    <meta:editing-duration>PT8M7S</meta:editing-duration>
    <meta:editing-cycles>1</meta:editing-cycles>
    <meta:document-statistic meta:table-count="1" meta:cell-count="15607" meta:object-count="0"/>
    <meta:generator>LibreOffice/7.3.7.2$Linux_X86_64 LibreOffice_project/30$Build-2</meta:generator>
  </office:meta>
</office:document-meta>
</file>